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78cm"/>
    </style:style>
    <style:style style:name="co3" style:family="table-column">
      <style:table-column-properties fo:break-before="auto" style:column-width="4.175cm"/>
    </style:style>
    <style:style style:name="co4" style:family="table-column">
      <style:table-column-properties fo:break-before="auto" style:column-width="5.156cm"/>
    </style:style>
    <style:style style:name="co5" style:family="table-column">
      <style:table-column-properties fo:break-before="auto" style:column-width="3.18cm"/>
    </style:style>
    <style:style style:name="co6" style:family="table-column">
      <style:table-column-properties fo:break-before="auto" style:column-width="3.152cm"/>
    </style:style>
    <style:style style:name="co7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47"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47"/>
    <style:style style:name="ce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36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36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Title" style:data-style-name="N36">
      <style:table-cell-properties fo:border-bottom="2.01pt solid #000000" fo:border-left="2.01pt solid #000000" fo:border-right="0.99pt solid #000000" fo:border-top="0.99pt solid #000000"/>
    </style:style>
    <style:style style:name="ce8" style:family="table-cell" style:parent-style-name="Pivot_20_Table_20_Category" style:data-style-name="N36">
      <style:table-cell-properties fo:border="none"/>
    </style:style>
    <style:style style:name="ce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3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4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5" style:family="table-cell" style:parent-style-name="Pivot_20_Table_20_Value" style:data-style-name="N0">
      <style:table-cell-properties fo:border="none"/>
    </style:style>
    <style:style style:name="ce1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7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8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0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1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ad 5.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dni</text:p>
          </table:table-cell>
          <table:table-cell office:value-type="string" calcext:value-type="string">
            <text:p>dzień i miesiąc</text:p>
          </table:table-cell>
          <table:table-cell office:value-type="string" calcext:value-type="string">
            <text:p>pora roku</text:p>
          </table:table-cell>
          <table:table-cell office:value-type="string" calcext:value-type="string">
            <text:p>wypożyczenie w procent</text:p>
          </table:table-cell>
          <table:table-cell office:value-type="string" calcext:value-type="string">
            <text:p>przychód</text:p>
          </table:table-cell>
          <table:table-cell office:value-type="string" calcext:value-type="string">
            <text:p>wydatki</text:p>
          </table:table-cell>
          <table:table-cell office:value-type="string" calcext:value-type="string">
            <text:p>kasa </text:p>
          </table:table-cell>
          <table:table-cell/>
          <table:table-cell office:value-type="string" calcext:value-type="string">
            <text:p>całkowity dochód</text:p>
          </table:table-cell>
          <table:table-cell/>
        </table:table-row>
        <table:table-row table:style-name="ro1">
          <table:table-cell table:style-name="ce1" office:value-type="date" office:date-value="2023-01-01" calcext:value-type="date">
            <text:p>1.01.2023</text:p>
          </table:table-cell>
          <table:table-cell table:formula="of:=[.A2]" office:value-type="date" office:date-value="2023-01-01" calcext:value-type="date">
            <text:p>01-01</text:p>
          </table:table-cell>
          <table:table-cell table:style-name="ce1" table:formula="of:=IF([.B2] &lt; DATE(YEAR([.A2]);3;21); &quot;ZIMA&quot;; IF([.B2] &lt; DATE(YEAR([.A2]);6;21);&quot;WIOSNA&quot; ; IF([.B2] &lt; DATE(YEAR([.A2]);9;23); &quot;LATO&quot;; IF([.B2] &lt; DATE(YEAR([.A2]);12;21);&quot;JESIEŃ&quot;; &quot;ZIMA&quot;))))" office:value-type="string" office:string-value="ZIMA" calcext:value-type="string">
            <text:p>ZIMA</text:p>
          </table:table-cell>
          <table:table-cell table:formula="of:=IF([.C2] = &quot;ZIMA&quot;; 0.2; IF([.C2] = &quot;WIOSNA&quot;; 0.5; IF([.C2] = &quot;LATO&quot;; 0.9; 0.4)))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8150" calcext:value-type="float">
            <text:p>8150</text:p>
          </table:table-cell>
          <table:table-cell table:formula="of:=[.E2]-[.F2]" office:value-type="float" office:value="-8150" calcext:value-type="float">
            <text:p>-8150</text:p>
          </table:table-cell>
          <table:table-cell/>
          <table:table-cell table:formula="of:=[.G732]" office:value-type="float" office:value="150022" calcext:value-type="float">
            <text:p>150022</text:p>
          </table:table-cell>
          <table:table-cell office:value-type="string" calcext:value-type="string">
            <text:p>ilość rowerów</text:p>
          </table:table-cell>
        </table:table-row>
        <table:table-row table:style-name="ro1">
          <table:table-cell table:style-name="ce1" office:value-type="date" office:date-value="2023-01-02" calcext:value-type="date">
            <text:p>2.01.2023</text:p>
          </table:table-cell>
          <table:table-cell table:formula="of:=[.A3]" office:value-type="date" office:date-value="2023-01-02" calcext:value-type="date">
            <text:p>01-02</text:p>
          </table:table-cell>
          <table:table-cell table:style-name="ce1" table:formula="of:=IF([.B3] &lt; DATE(YEAR([.A3]);3;21); &quot;ZIMA&quot;; IF([.B3] &lt; DATE(YEAR([.A3]);6;21);&quot;WIOSNA&quot; ; IF([.B3] &lt; DATE(YEAR([.A3]);9;23); &quot;LATO&quot;; IF([.B3] &lt; DATE(YEAR([.A3]);12;21);&quot;JESIEŃ&quot;; &quot;ZIMA&quot;))))" office:value-type="string" office:string-value="ZIMA" calcext:value-type="string">
            <text:p>ZIMA</text:p>
          </table:table-cell>
          <table:table-cell table:formula="of:=IF([.C3] = &quot;ZIMA&quot;; 0.2; IF([.C3] = &quot;WIOSNA&quot;; 0.5; IF([.C3] = &quot;LATO&quot;; 0.9; 0.4)))" office:value-type="float" office:value="0.2" calcext:value-type="float">
            <text:p>0,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G2] -[.F3] +[.E3]" office:value-type="float" office:value="-8090" calcext:value-type="float">
            <text:p>-8090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2023-01-03" calcext:value-type="date">
            <text:p>3.01.2023</text:p>
          </table:table-cell>
          <table:table-cell table:formula="of:=[.A4]" office:value-type="date" office:date-value="2023-01-03" calcext:value-type="date">
            <text:p>01-03</text:p>
          </table:table-cell>
          <table:table-cell table:style-name="ce1" table:formula="of:=IF([.B4] &lt; DATE(YEAR([.A4]);3;21); &quot;ZIMA&quot;; IF([.B4] &lt; DATE(YEAR([.A4]);6;21);&quot;WIOSNA&quot; ; IF([.B4] &lt; DATE(YEAR([.A4]);9;23); &quot;LATO&quot;; IF([.B4] &lt; DATE(YEAR([.A4]);12;21);&quot;JESIEŃ&quot;; &quot;ZIMA&quot;))))" office:value-type="string" office:string-value="ZIMA" calcext:value-type="string">
            <text:p>ZIMA</text:p>
          </table:table-cell>
          <table:table-cell table:formula="of:=IF([.C4] = &quot;ZIMA&quot;; 0.2; IF([.C4] = &quot;WIOSNA&quot;; 0.5; IF([.C4] = &quot;LATO&quot;; 0.9; 0.4)))" office:value-type="float" office:value="0.2" calcext:value-type="float">
            <text:p>0,2</text:p>
          </table:table-cell>
          <table:table-cell table:formula="of:=IF(WEEKDAY([.A4];2)&lt; 6; 1; 0) * [.$J$3] *[.D4] *[.$J$7]" office:value-type="float" office:value="132" calcext:value-type="float">
            <text:p>132</text:p>
          </table:table-cell>
          <table:table-cell table:formula="of:=IF(WEEKDAY([.A4];2) = 7; 150; 0)" office:value-type="float" office:value="0" calcext:value-type="float">
            <text:p>0</text:p>
          </table:table-cell>
          <table:table-cell table:formula="of:=[.G3] -[.F4] +[.E4]" office:value-type="float" office:value="-7958" calcext:value-type="float">
            <text:p>-7958</text:p>
          </table:table-cell>
          <table:table-cell table:number-columns-repeated="2"/>
          <table:table-cell office:value-type="string" calcext:value-type="string">
            <text:p>koszt roweru</text:p>
          </table:table-cell>
        </table:table-row>
        <table:table-row table:style-name="ro1">
          <table:table-cell table:style-name="ce1" office:value-type="date" office:date-value="2023-01-04" calcext:value-type="date">
            <text:p>4.01.2023</text:p>
          </table:table-cell>
          <table:table-cell table:formula="of:=[.A5]" office:value-type="date" office:date-value="2023-01-04" calcext:value-type="date">
            <text:p>01-04</text:p>
          </table:table-cell>
          <table:table-cell table:style-name="ce1" table:formula="of:=IF([.B5] &lt; DATE(YEAR([.A5]);3;21); &quot;ZIMA&quot;; IF([.B5] &lt; DATE(YEAR([.A5]);6;21);&quot;WIOSNA&quot; ; IF([.B5] &lt; DATE(YEAR([.A5]);9;23); &quot;LATO&quot;; IF([.B5] &lt; DATE(YEAR([.A5]);12;21);&quot;JESIEŃ&quot;; &quot;ZIMA&quot;))))" office:value-type="string" office:string-value="ZIMA" calcext:value-type="string">
            <text:p>ZIMA</text:p>
          </table:table-cell>
          <table:table-cell table:formula="of:=IF([.C5] = &quot;ZIMA&quot;; 0.2; IF([.C5] = &quot;WIOSNA&quot;; 0.5; IF([.C5] = &quot;LATO&quot;; 0.9; 0.4)))" office:value-type="float" office:value="0.2" calcext:value-type="float">
            <text:p>0,2</text:p>
          </table:table-cell>
          <table:table-cell table:formula="of:=IF(WEEKDAY([.A5];2)&lt; 6; 1; 0) * [.$J$3] *[.D5] *[.$J$7]" office:value-type="float" office:value="132" calcext:value-type="float">
            <text:p>132</text:p>
          </table:table-cell>
          <table:table-cell table:formula="of:=IF(WEEKDAY([.A5];2) = 7; 150; 0)" office:value-type="float" office:value="0" calcext:value-type="float">
            <text:p>0</text:p>
          </table:table-cell>
          <table:table-cell table:formula="of:=[.G4] -[.F5] +[.E5]" office:value-type="float" office:value="-7826" calcext:value-type="float">
            <text:p>-7826</text:p>
          </table:table-cell>
          <table:table-cell table:number-columns-repeated="2"/>
          <table:table-cell office:value-type="float" office:value="800" calcext:value-type="float">
            <text:p>800</text:p>
          </table:table-cell>
        </table:table-row>
        <table:table-row table:style-name="ro1">
          <table:table-cell table:style-name="ce1" office:value-type="date" office:date-value="2023-01-05" calcext:value-type="date">
            <text:p>5.01.2023</text:p>
          </table:table-cell>
          <table:table-cell table:formula="of:=[.A6]" office:value-type="date" office:date-value="2023-01-05" calcext:value-type="date">
            <text:p>01-05</text:p>
          </table:table-cell>
          <table:table-cell table:style-name="ce1" table:formula="of:=IF([.B6] &lt; DATE(YEAR([.A6]);3;21); &quot;ZIMA&quot;; IF([.B6] &lt; DATE(YEAR([.A6]);6;21);&quot;WIOSNA&quot; ; IF([.B6] &lt; DATE(YEAR([.A6]);9;23); &quot;LATO&quot;; IF([.B6] &lt; DATE(YEAR([.A6]);12;21);&quot;JESIEŃ&quot;; &quot;ZIMA&quot;))))" office:value-type="string" office:string-value="ZIMA" calcext:value-type="string">
            <text:p>ZIMA</text:p>
          </table:table-cell>
          <table:table-cell table:formula="of:=IF([.C6] = &quot;ZIMA&quot;; 0.2; IF([.C6] = &quot;WIOSNA&quot;; 0.5; IF([.C6] = &quot;LATO&quot;; 0.9; 0.4)))" office:value-type="float" office:value="0.2" calcext:value-type="float">
            <text:p>0,2</text:p>
          </table:table-cell>
          <table:table-cell table:formula="of:=IF(WEEKDAY([.A6];2)&lt; 6; 1; 0) * [.$J$3] *[.D6] *[.$J$7]" office:value-type="float" office:value="132" calcext:value-type="float">
            <text:p>132</text:p>
          </table:table-cell>
          <table:table-cell table:formula="of:=IF(WEEKDAY([.A6];2) = 7; 150; 0)" office:value-type="float" office:value="0" calcext:value-type="float">
            <text:p>0</text:p>
          </table:table-cell>
          <table:table-cell table:formula="of:=[.G5] -[.F6] +[.E6]" office:value-type="float" office:value="-7694" calcext:value-type="float">
            <text:p>-7694</text:p>
          </table:table-cell>
          <table:table-cell table:number-columns-repeated="2"/>
          <table:table-cell office:value-type="string" calcext:value-type="string">
            <text:p>za dzień </text:p>
          </table:table-cell>
        </table:table-row>
        <table:table-row table:style-name="ro1">
          <table:table-cell table:style-name="ce1" office:value-type="date" office:date-value="2023-01-06" calcext:value-type="date">
            <text:p>6.01.2023</text:p>
          </table:table-cell>
          <table:table-cell table:formula="of:=[.A7]" office:value-type="date" office:date-value="2023-01-06" calcext:value-type="date">
            <text:p>01-06</text:p>
          </table:table-cell>
          <table:table-cell table:style-name="ce1" table:formula="of:=IF([.B7] &lt; DATE(YEAR([.A7]);3;21); &quot;ZIMA&quot;; IF([.B7] &lt; DATE(YEAR([.A7]);6;21);&quot;WIOSNA&quot; ; IF([.B7] &lt; DATE(YEAR([.A7]);9;23); &quot;LATO&quot;; IF([.B7] &lt; DATE(YEAR([.A7]);12;21);&quot;JESIEŃ&quot;; &quot;ZIMA&quot;))))" office:value-type="string" office:string-value="ZIMA" calcext:value-type="string">
            <text:p>ZIMA</text:p>
          </table:table-cell>
          <table:table-cell table:formula="of:=IF([.C7] = &quot;ZIMA&quot;; 0.2; IF([.C7] = &quot;WIOSNA&quot;; 0.5; IF([.C7] = &quot;LATO&quot;; 0.9; 0.4)))" office:value-type="float" office:value="0.2" calcext:value-type="float">
            <text:p>0,2</text:p>
          </table:table-cell>
          <table:table-cell table:formula="of:=IF(WEEKDAY([.A7];2)&lt; 6; 1; 0) * [.$J$3] *[.D7] *[.$J$7]" office:value-type="float" office:value="132" calcext:value-type="float">
            <text:p>132</text:p>
          </table:table-cell>
          <table:table-cell table:formula="of:=IF(WEEKDAY([.A7];2) = 7; 150; 0)" office:value-type="float" office:value="0" calcext:value-type="float">
            <text:p>0</text:p>
          </table:table-cell>
          <table:table-cell table:formula="of:=[.G6] -[.F7] +[.E7]" office:value-type="float" office:value="-7562" calcext:value-type="float">
            <text:p>-7562</text:p>
          </table:table-cell>
          <table:table-cell table:number-columns-repeated="2"/>
          <table:table-cell office:value-type="float" office:value="66" calcext:value-type="float">
            <text:p>66</text:p>
          </table:table-cell>
        </table:table-row>
        <table:table-row table:style-name="ro1">
          <table:table-cell table:style-name="ce1" office:value-type="date" office:date-value="2023-01-07" calcext:value-type="date">
            <text:p>7.01.2023</text:p>
          </table:table-cell>
          <table:table-cell table:formula="of:=[.A8]" office:value-type="date" office:date-value="2023-01-07" calcext:value-type="date">
            <text:p>01-07</text:p>
          </table:table-cell>
          <table:table-cell table:style-name="ce1" table:formula="of:=IF([.B8] &lt; DATE(YEAR([.A8]);3;21); &quot;ZIMA&quot;; IF([.B8] &lt; DATE(YEAR([.A8]);6;21);&quot;WIOSNA&quot; ; IF([.B8] &lt; DATE(YEAR([.A8]);9;23); &quot;LATO&quot;; IF([.B8] &lt; DATE(YEAR([.A8]);12;21);&quot;JESIEŃ&quot;; &quot;ZIMA&quot;))))" office:value-type="string" office:string-value="ZIMA" calcext:value-type="string">
            <text:p>ZIMA</text:p>
          </table:table-cell>
          <table:table-cell table:formula="of:=IF([.C8] = &quot;ZIMA&quot;; 0.2; IF([.C8] = &quot;WIOSNA&quot;; 0.5; IF([.C8] = &quot;LATO&quot;; 0.9; 0.4)))" office:value-type="float" office:value="0.2" calcext:value-type="float">
            <text:p>0,2</text:p>
          </table:table-cell>
          <table:table-cell table:formula="of:=IF(WEEKDAY([.A8];2)&lt; 6; 1; 0) * [.$J$3] *[.D8] *[.$J$7]" office:value-type="float" office:value="0" calcext:value-type="float">
            <text:p>0</text:p>
          </table:table-cell>
          <table:table-cell table:formula="of:=IF(WEEKDAY([.A8];2) = 7; 150; 0)" office:value-type="float" office:value="0" calcext:value-type="float">
            <text:p>0</text:p>
          </table:table-cell>
          <table:table-cell table:formula="of:=[.G7] -[.F8] +[.E8]" office:value-type="float" office:value="-7562" calcext:value-type="float">
            <text:p>-7562</text:p>
          </table:table-cell>
          <table:table-cell table:number-columns-repeated="2"/>
          <table:table-cell office:value-type="string" calcext:value-type="string">
            <text:p>s, n nie działa</text:p>
          </table:table-cell>
        </table:table-row>
        <table:table-row table:style-name="ro1">
          <table:table-cell table:style-name="ce1" office:value-type="date" office:date-value="2023-01-08" calcext:value-type="date">
            <text:p>8.01.2023</text:p>
          </table:table-cell>
          <table:table-cell table:formula="of:=[.A9]" office:value-type="date" office:date-value="2023-01-08" calcext:value-type="date">
            <text:p>01-08</text:p>
          </table:table-cell>
          <table:table-cell table:style-name="ce1" table:formula="of:=IF([.B9] &lt; DATE(YEAR([.A9]);3;21); &quot;ZIMA&quot;; IF([.B9] &lt; DATE(YEAR([.A9]);6;21);&quot;WIOSNA&quot; ; IF([.B9] &lt; DATE(YEAR([.A9]);9;23); &quot;LATO&quot;; IF([.B9] &lt; DATE(YEAR([.A9]);12;21);&quot;JESIEŃ&quot;; &quot;ZIMA&quot;))))" office:value-type="string" office:string-value="ZIMA" calcext:value-type="string">
            <text:p>ZIMA</text:p>
          </table:table-cell>
          <table:table-cell table:formula="of:=IF([.C9] = &quot;ZIMA&quot;; 0.2; IF([.C9] = &quot;WIOSNA&quot;; 0.5; IF([.C9] = &quot;LATO&quot;; 0.9; 0.4)))" office:value-type="float" office:value="0.2" calcext:value-type="float">
            <text:p>0,2</text:p>
          </table:table-cell>
          <table:table-cell table:formula="of:=IF(WEEKDAY([.A9];2)&lt; 6; 1; 0) * [.$J$3] *[.D9] *[.$J$7]" office:value-type="float" office:value="0" calcext:value-type="float">
            <text:p>0</text:p>
          </table:table-cell>
          <table:table-cell table:formula="of:=IF(WEEKDAY([.A9];2) = 7; 150; 0)" office:value-type="float" office:value="150" calcext:value-type="float">
            <text:p>150</text:p>
          </table:table-cell>
          <table:table-cell table:formula="of:=[.G8] -[.F9] +[.E9]" office:value-type="float" office:value="-7712" calcext:value-type="float">
            <text:p>-7712</text:p>
          </table:table-cell>
          <table:table-cell table:number-columns-repeated="2"/>
          <table:table-cell office:value-type="string" calcext:value-type="string">
            <text:p>serwis </text:p>
          </table:table-cell>
        </table:table-row>
        <table:table-row table:style-name="ro1">
          <table:table-cell table:style-name="ce1" office:value-type="date" office:date-value="2023-01-09" calcext:value-type="date">
            <text:p>9.01.2023</text:p>
          </table:table-cell>
          <table:table-cell table:formula="of:=[.A10]" office:value-type="date" office:date-value="2023-01-09" calcext:value-type="date">
            <text:p>01-09</text:p>
          </table:table-cell>
          <table:table-cell table:style-name="ce1" table:formula="of:=IF([.B10] &lt; DATE(YEAR([.A10]);3;21); &quot;ZIMA&quot;; IF([.B10] &lt; DATE(YEAR([.A10]);6;21);&quot;WIOSNA&quot; ; IF([.B10] &lt; DATE(YEAR([.A10]);9;23); &quot;LATO&quot;; IF([.B10] &lt; DATE(YEAR([.A10]);12;21);&quot;JESIEŃ&quot;; &quot;ZIMA&quot;))))" office:value-type="string" office:string-value="ZIMA" calcext:value-type="string">
            <text:p>ZIMA</text:p>
          </table:table-cell>
          <table:table-cell table:formula="of:=IF([.C10] = &quot;ZIMA&quot;; 0.2; IF([.C10] = &quot;WIOSNA&quot;; 0.5; IF([.C10] = &quot;LATO&quot;; 0.9; 0.4)))" office:value-type="float" office:value="0.2" calcext:value-type="float">
            <text:p>0,2</text:p>
          </table:table-cell>
          <table:table-cell table:formula="of:=IF(WEEKDAY([.A10];2)&lt; 6; 1; 0) * [.$J$3] *[.D10] *[.$J$7]" office:value-type="float" office:value="132" calcext:value-type="float">
            <text:p>132</text:p>
          </table:table-cell>
          <table:table-cell table:formula="of:=IF(WEEKDAY([.A10];2) = 7; 150; 0)" office:value-type="float" office:value="0" calcext:value-type="float">
            <text:p>0</text:p>
          </table:table-cell>
          <table:table-cell table:formula="of:=[.G9] -[.F10] +[.E10]" office:value-type="float" office:value="-7580" calcext:value-type="float">
            <text:p>-7580</text:p>
          </table:table-cell>
          <table:table-cell table:number-columns-repeated="2"/>
          <table:table-cell office:value-type="string" calcext:value-type="string">
            <text:p>15 * ilość rowerów</text:p>
          </table:table-cell>
        </table:table-row>
        <table:table-row table:style-name="ro1">
          <table:table-cell table:style-name="ce1" office:value-type="date" office:date-value="2023-01-10" calcext:value-type="date">
            <text:p>10.01.2023</text:p>
          </table:table-cell>
          <table:table-cell table:formula="of:=[.A11]" office:value-type="date" office:date-value="2023-01-10" calcext:value-type="date">
            <text:p>01-10</text:p>
          </table:table-cell>
          <table:table-cell table:style-name="ce1" table:formula="of:=IF([.B11] &lt; DATE(YEAR([.A11]);3;21); &quot;ZIMA&quot;; IF([.B11] &lt; DATE(YEAR([.A11]);6;21);&quot;WIOSNA&quot; ; IF([.B11] &lt; DATE(YEAR([.A11]);9;23); &quot;LATO&quot;; IF([.B11] &lt; DATE(YEAR([.A11]);12;21);&quot;JESIEŃ&quot;; &quot;ZIMA&quot;))))" office:value-type="string" office:string-value="ZIMA" calcext:value-type="string">
            <text:p>ZIMA</text:p>
          </table:table-cell>
          <table:table-cell table:formula="of:=IF([.C11] = &quot;ZIMA&quot;; 0.2; IF([.C11] = &quot;WIOSNA&quot;; 0.5; IF([.C11] = &quot;LATO&quot;; 0.9; 0.4)))" office:value-type="float" office:value="0.2" calcext:value-type="float">
            <text:p>0,2</text:p>
          </table:table-cell>
          <table:table-cell table:formula="of:=IF(WEEKDAY([.A11];2)&lt; 6; 1; 0) * [.$J$3] *[.D11] *[.$J$7]" office:value-type="float" office:value="132" calcext:value-type="float">
            <text:p>132</text:p>
          </table:table-cell>
          <table:table-cell table:formula="of:=IF(WEEKDAY([.A11];2) = 7; 150; 0)" office:value-type="float" office:value="0" calcext:value-type="float">
            <text:p>0</text:p>
          </table:table-cell>
          <table:table-cell table:formula="of:=[.G10] -[.F11] +[.E11]" office:value-type="float" office:value="-7448" calcext:value-type="float">
            <text:p>-744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11" calcext:value-type="date">
            <text:p>11.01.2023</text:p>
          </table:table-cell>
          <table:table-cell table:formula="of:=[.A12]" office:value-type="date" office:date-value="2023-01-11" calcext:value-type="date">
            <text:p>01-11</text:p>
          </table:table-cell>
          <table:table-cell table:style-name="ce1" table:formula="of:=IF([.B12] &lt; DATE(YEAR([.A12]);3;21); &quot;ZIMA&quot;; IF([.B12] &lt; DATE(YEAR([.A12]);6;21);&quot;WIOSNA&quot; ; IF([.B12] &lt; DATE(YEAR([.A12]);9;23); &quot;LATO&quot;; IF([.B12] &lt; DATE(YEAR([.A12]);12;21);&quot;JESIEŃ&quot;; &quot;ZIMA&quot;))))" office:value-type="string" office:string-value="ZIMA" calcext:value-type="string">
            <text:p>ZIMA</text:p>
          </table:table-cell>
          <table:table-cell table:formula="of:=IF([.C12] = &quot;ZIMA&quot;; 0.2; IF([.C12] = &quot;WIOSNA&quot;; 0.5; IF([.C12] = &quot;LATO&quot;; 0.9; 0.4)))" office:value-type="float" office:value="0.2" calcext:value-type="float">
            <text:p>0,2</text:p>
          </table:table-cell>
          <table:table-cell table:formula="of:=IF(WEEKDAY([.A12];2)&lt; 6; 1; 0) * [.$J$3] *[.D12] *[.$J$7]" office:value-type="float" office:value="132" calcext:value-type="float">
            <text:p>132</text:p>
          </table:table-cell>
          <table:table-cell table:formula="of:=IF(WEEKDAY([.A12];2) = 7; 150; 0)" office:value-type="float" office:value="0" calcext:value-type="float">
            <text:p>0</text:p>
          </table:table-cell>
          <table:table-cell table:formula="of:=[.G11] -[.F12] +[.E12]" office:value-type="float" office:value="-7316" calcext:value-type="float">
            <text:p>-7316</text:p>
          </table:table-cell>
          <table:table-cell table:number-columns-repeated="2"/>
          <table:table-cell office:value-type="string" calcext:value-type="string">
            <text:p>W – 50, l – 90, j – 40, z - 20% </text:p>
          </table:table-cell>
        </table:table-row>
        <table:table-row table:style-name="ro1">
          <table:table-cell table:style-name="ce1" office:value-type="date" office:date-value="2023-01-12" calcext:value-type="date">
            <text:p>12.01.2023</text:p>
          </table:table-cell>
          <table:table-cell table:formula="of:=[.A13]" office:value-type="date" office:date-value="2023-01-12" calcext:value-type="date">
            <text:p>01-12</text:p>
          </table:table-cell>
          <table:table-cell table:style-name="ce1" table:formula="of:=IF([.B13] &lt; DATE(YEAR([.A13]);3;21); &quot;ZIMA&quot;; IF([.B13] &lt; DATE(YEAR([.A13]);6;21);&quot;WIOSNA&quot; ; IF([.B13] &lt; DATE(YEAR([.A13]);9;23); &quot;LATO&quot;; IF([.B13] &lt; DATE(YEAR([.A13]);12;21);&quot;JESIEŃ&quot;; &quot;ZIMA&quot;))))" office:value-type="string" office:string-value="ZIMA" calcext:value-type="string">
            <text:p>ZIMA</text:p>
          </table:table-cell>
          <table:table-cell table:formula="of:=IF([.C13] = &quot;ZIMA&quot;; 0.2; IF([.C13] = &quot;WIOSNA&quot;; 0.5; IF([.C13] = &quot;LATO&quot;; 0.9; 0.4)))" office:value-type="float" office:value="0.2" calcext:value-type="float">
            <text:p>0,2</text:p>
          </table:table-cell>
          <table:table-cell table:formula="of:=IF(WEEKDAY([.A13];2)&lt; 6; 1; 0) * [.$J$3] *[.D13] *[.$J$7]" office:value-type="float" office:value="132" calcext:value-type="float">
            <text:p>132</text:p>
          </table:table-cell>
          <table:table-cell table:formula="of:=IF(WEEKDAY([.A13];2) = 7; 150; 0)" office:value-type="float" office:value="0" calcext:value-type="float">
            <text:p>0</text:p>
          </table:table-cell>
          <table:table-cell table:formula="of:=[.G12] -[.F13] +[.E13]" office:value-type="float" office:value="-7184" calcext:value-type="float">
            <text:p>-718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13" calcext:value-type="date">
            <text:p>13.01.2023</text:p>
          </table:table-cell>
          <table:table-cell table:formula="of:=[.A14]" office:value-type="date" office:date-value="2023-01-13" calcext:value-type="date">
            <text:p>01-13</text:p>
          </table:table-cell>
          <table:table-cell table:style-name="ce1" table:formula="of:=IF([.B14] &lt; DATE(YEAR([.A14]);3;21); &quot;ZIMA&quot;; IF([.B14] &lt; DATE(YEAR([.A14]);6;21);&quot;WIOSNA&quot; ; IF([.B14] &lt; DATE(YEAR([.A14]);9;23); &quot;LATO&quot;; IF([.B14] &lt; DATE(YEAR([.A14]);12;21);&quot;JESIEŃ&quot;; &quot;ZIMA&quot;))))" office:value-type="string" office:string-value="ZIMA" calcext:value-type="string">
            <text:p>ZIMA</text:p>
          </table:table-cell>
          <table:table-cell table:formula="of:=IF([.C14] = &quot;ZIMA&quot;; 0.2; IF([.C14] = &quot;WIOSNA&quot;; 0.5; IF([.C14] = &quot;LATO&quot;; 0.9; 0.4)))" office:value-type="float" office:value="0.2" calcext:value-type="float">
            <text:p>0,2</text:p>
          </table:table-cell>
          <table:table-cell table:formula="of:=IF(WEEKDAY([.A14];2)&lt; 6; 1; 0) * [.$J$3] *[.D14] *[.$J$7]" office:value-type="float" office:value="132" calcext:value-type="float">
            <text:p>132</text:p>
          </table:table-cell>
          <table:table-cell table:formula="of:=IF(WEEKDAY([.A14];2) = 7; 150; 0)" office:value-type="float" office:value="0" calcext:value-type="float">
            <text:p>0</text:p>
          </table:table-cell>
          <table:table-cell table:formula="of:=[.G13] -[.F14] +[.E14]" office:value-type="float" office:value="-7052" calcext:value-type="float">
            <text:p>-705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14" calcext:value-type="date">
            <text:p>14.01.2023</text:p>
          </table:table-cell>
          <table:table-cell table:formula="of:=[.A15]" office:value-type="date" office:date-value="2023-01-14" calcext:value-type="date">
            <text:p>01-14</text:p>
          </table:table-cell>
          <table:table-cell table:style-name="ce1" table:formula="of:=IF([.B15] &lt; DATE(YEAR([.A15]);3;21); &quot;ZIMA&quot;; IF([.B15] &lt; DATE(YEAR([.A15]);6;21);&quot;WIOSNA&quot; ; IF([.B15] &lt; DATE(YEAR([.A15]);9;23); &quot;LATO&quot;; IF([.B15] &lt; DATE(YEAR([.A15]);12;21);&quot;JESIEŃ&quot;; &quot;ZIMA&quot;))))" office:value-type="string" office:string-value="ZIMA" calcext:value-type="string">
            <text:p>ZIMA</text:p>
          </table:table-cell>
          <table:table-cell table:formula="of:=IF([.C15] = &quot;ZIMA&quot;; 0.2; IF([.C15] = &quot;WIOSNA&quot;; 0.5; IF([.C15] = &quot;LATO&quot;; 0.9; 0.4)))" office:value-type="float" office:value="0.2" calcext:value-type="float">
            <text:p>0,2</text:p>
          </table:table-cell>
          <table:table-cell table:formula="of:=IF(WEEKDAY([.A15];2)&lt; 6; 1; 0) * [.$J$3] *[.D15] *[.$J$7]" office:value-type="float" office:value="0" calcext:value-type="float">
            <text:p>0</text:p>
          </table:table-cell>
          <table:table-cell table:formula="of:=IF(WEEKDAY([.A15];2) = 7; 150; 0)" office:value-type="float" office:value="0" calcext:value-type="float">
            <text:p>0</text:p>
          </table:table-cell>
          <table:table-cell table:formula="of:=[.G14] -[.F15] +[.E15]" office:value-type="float" office:value="-7052" calcext:value-type="float">
            <text:p>-705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15" calcext:value-type="date">
            <text:p>15.01.2023</text:p>
          </table:table-cell>
          <table:table-cell table:formula="of:=[.A16]" office:value-type="date" office:date-value="2023-01-15" calcext:value-type="date">
            <text:p>01-15</text:p>
          </table:table-cell>
          <table:table-cell table:style-name="ce1" table:formula="of:=IF([.B16] &lt; DATE(YEAR([.A16]);3;21); &quot;ZIMA&quot;; IF([.B16] &lt; DATE(YEAR([.A16]);6;21);&quot;WIOSNA&quot; ; IF([.B16] &lt; DATE(YEAR([.A16]);9;23); &quot;LATO&quot;; IF([.B16] &lt; DATE(YEAR([.A16]);12;21);&quot;JESIEŃ&quot;; &quot;ZIMA&quot;))))" office:value-type="string" office:string-value="ZIMA" calcext:value-type="string">
            <text:p>ZIMA</text:p>
          </table:table-cell>
          <table:table-cell table:formula="of:=IF([.C16] = &quot;ZIMA&quot;; 0.2; IF([.C16] = &quot;WIOSNA&quot;; 0.5; IF([.C16] = &quot;LATO&quot;; 0.9; 0.4)))" office:value-type="float" office:value="0.2" calcext:value-type="float">
            <text:p>0,2</text:p>
          </table:table-cell>
          <table:table-cell table:formula="of:=IF(WEEKDAY([.A16];2)&lt; 6; 1; 0) * [.$J$3] *[.D16] *[.$J$7]" office:value-type="float" office:value="0" calcext:value-type="float">
            <text:p>0</text:p>
          </table:table-cell>
          <table:table-cell table:formula="of:=IF(WEEKDAY([.A16];2) = 7; 150; 0)" office:value-type="float" office:value="150" calcext:value-type="float">
            <text:p>150</text:p>
          </table:table-cell>
          <table:table-cell table:formula="of:=[.G15] -[.F16] +[.E16]" office:value-type="float" office:value="-7202" calcext:value-type="float">
            <text:p>-720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16" calcext:value-type="date">
            <text:p>16.01.2023</text:p>
          </table:table-cell>
          <table:table-cell table:formula="of:=[.A17]" office:value-type="date" office:date-value="2023-01-16" calcext:value-type="date">
            <text:p>01-16</text:p>
          </table:table-cell>
          <table:table-cell table:style-name="ce1" table:formula="of:=IF([.B17] &lt; DATE(YEAR([.A17]);3;21); &quot;ZIMA&quot;; IF([.B17] &lt; DATE(YEAR([.A17]);6;21);&quot;WIOSNA&quot; ; IF([.B17] &lt; DATE(YEAR([.A17]);9;23); &quot;LATO&quot;; IF([.B17] &lt; DATE(YEAR([.A17]);12;21);&quot;JESIEŃ&quot;; &quot;ZIMA&quot;))))" office:value-type="string" office:string-value="ZIMA" calcext:value-type="string">
            <text:p>ZIMA</text:p>
          </table:table-cell>
          <table:table-cell table:formula="of:=IF([.C17] = &quot;ZIMA&quot;; 0.2; IF([.C17] = &quot;WIOSNA&quot;; 0.5; IF([.C17] = &quot;LATO&quot;; 0.9; 0.4)))" office:value-type="float" office:value="0.2" calcext:value-type="float">
            <text:p>0,2</text:p>
          </table:table-cell>
          <table:table-cell table:formula="of:=IF(WEEKDAY([.A17];2)&lt; 6; 1; 0) * [.$J$3] *[.D17] *[.$J$7]" office:value-type="float" office:value="132" calcext:value-type="float">
            <text:p>132</text:p>
          </table:table-cell>
          <table:table-cell table:formula="of:=IF(WEEKDAY([.A17];2) = 7; 150; 0)" office:value-type="float" office:value="0" calcext:value-type="float">
            <text:p>0</text:p>
          </table:table-cell>
          <table:table-cell table:formula="of:=[.G16] -[.F17] +[.E17]" office:value-type="float" office:value="-7070" calcext:value-type="float">
            <text:p>-70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17" calcext:value-type="date">
            <text:p>17.01.2023</text:p>
          </table:table-cell>
          <table:table-cell table:formula="of:=[.A18]" office:value-type="date" office:date-value="2023-01-17" calcext:value-type="date">
            <text:p>01-17</text:p>
          </table:table-cell>
          <table:table-cell table:style-name="ce1" table:formula="of:=IF([.B18] &lt; DATE(YEAR([.A18]);3;21); &quot;ZIMA&quot;; IF([.B18] &lt; DATE(YEAR([.A18]);6;21);&quot;WIOSNA&quot; ; IF([.B18] &lt; DATE(YEAR([.A18]);9;23); &quot;LATO&quot;; IF([.B18] &lt; DATE(YEAR([.A18]);12;21);&quot;JESIEŃ&quot;; &quot;ZIMA&quot;))))" office:value-type="string" office:string-value="ZIMA" calcext:value-type="string">
            <text:p>ZIMA</text:p>
          </table:table-cell>
          <table:table-cell table:formula="of:=IF([.C18] = &quot;ZIMA&quot;; 0.2; IF([.C18] = &quot;WIOSNA&quot;; 0.5; IF([.C18] = &quot;LATO&quot;; 0.9; 0.4)))" office:value-type="float" office:value="0.2" calcext:value-type="float">
            <text:p>0,2</text:p>
          </table:table-cell>
          <table:table-cell table:formula="of:=IF(WEEKDAY([.A18];2)&lt; 6; 1; 0) * [.$J$3] *[.D18] *[.$J$7]" office:value-type="float" office:value="132" calcext:value-type="float">
            <text:p>132</text:p>
          </table:table-cell>
          <table:table-cell table:formula="of:=IF(WEEKDAY([.A18];2) = 7; 150; 0)" office:value-type="float" office:value="0" calcext:value-type="float">
            <text:p>0</text:p>
          </table:table-cell>
          <table:table-cell table:formula="of:=[.G17] -[.F18] +[.E18]" office:value-type="float" office:value="-6938" calcext:value-type="float">
            <text:p>-693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18" calcext:value-type="date">
            <text:p>18.01.2023</text:p>
          </table:table-cell>
          <table:table-cell table:formula="of:=[.A19]" office:value-type="date" office:date-value="2023-01-18" calcext:value-type="date">
            <text:p>01-18</text:p>
          </table:table-cell>
          <table:table-cell table:style-name="ce1" table:formula="of:=IF([.B19] &lt; DATE(YEAR([.A19]);3;21); &quot;ZIMA&quot;; IF([.B19] &lt; DATE(YEAR([.A19]);6;21);&quot;WIOSNA&quot; ; IF([.B19] &lt; DATE(YEAR([.A19]);9;23); &quot;LATO&quot;; IF([.B19] &lt; DATE(YEAR([.A19]);12;21);&quot;JESIEŃ&quot;; &quot;ZIMA&quot;))))" office:value-type="string" office:string-value="ZIMA" calcext:value-type="string">
            <text:p>ZIMA</text:p>
          </table:table-cell>
          <table:table-cell table:formula="of:=IF([.C19] = &quot;ZIMA&quot;; 0.2; IF([.C19] = &quot;WIOSNA&quot;; 0.5; IF([.C19] = &quot;LATO&quot;; 0.9; 0.4)))" office:value-type="float" office:value="0.2" calcext:value-type="float">
            <text:p>0,2</text:p>
          </table:table-cell>
          <table:table-cell table:formula="of:=IF(WEEKDAY([.A19];2)&lt; 6; 1; 0) * [.$J$3] *[.D19] *[.$J$7]" office:value-type="float" office:value="132" calcext:value-type="float">
            <text:p>132</text:p>
          </table:table-cell>
          <table:table-cell table:formula="of:=IF(WEEKDAY([.A19];2) = 7; 150; 0)" office:value-type="float" office:value="0" calcext:value-type="float">
            <text:p>0</text:p>
          </table:table-cell>
          <table:table-cell table:formula="of:=[.G18] -[.F19] +[.E19]" office:value-type="float" office:value="-6806" calcext:value-type="float">
            <text:p>-680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19" calcext:value-type="date">
            <text:p>19.01.2023</text:p>
          </table:table-cell>
          <table:table-cell table:formula="of:=[.A20]" office:value-type="date" office:date-value="2023-01-19" calcext:value-type="date">
            <text:p>01-19</text:p>
          </table:table-cell>
          <table:table-cell table:style-name="ce1" table:formula="of:=IF([.B20] &lt; DATE(YEAR([.A20]);3;21); &quot;ZIMA&quot;; IF([.B20] &lt; DATE(YEAR([.A20]);6;21);&quot;WIOSNA&quot; ; IF([.B20] &lt; DATE(YEAR([.A20]);9;23); &quot;LATO&quot;; IF([.B20] &lt; DATE(YEAR([.A20]);12;21);&quot;JESIEŃ&quot;; &quot;ZIMA&quot;))))" office:value-type="string" office:string-value="ZIMA" calcext:value-type="string">
            <text:p>ZIMA</text:p>
          </table:table-cell>
          <table:table-cell table:formula="of:=IF([.C20] = &quot;ZIMA&quot;; 0.2; IF([.C20] = &quot;WIOSNA&quot;; 0.5; IF([.C20] = &quot;LATO&quot;; 0.9; 0.4)))" office:value-type="float" office:value="0.2" calcext:value-type="float">
            <text:p>0,2</text:p>
          </table:table-cell>
          <table:table-cell table:formula="of:=IF(WEEKDAY([.A20];2)&lt; 6; 1; 0) * [.$J$3] *[.D20] *[.$J$7]" office:value-type="float" office:value="132" calcext:value-type="float">
            <text:p>132</text:p>
          </table:table-cell>
          <table:table-cell table:formula="of:=IF(WEEKDAY([.A20];2) = 7; 150; 0)" office:value-type="float" office:value="0" calcext:value-type="float">
            <text:p>0</text:p>
          </table:table-cell>
          <table:table-cell table:formula="of:=[.G19] -[.F20] +[.E20]" office:value-type="float" office:value="-6674" calcext:value-type="float">
            <text:p>-667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20" calcext:value-type="date">
            <text:p>20.01.2023</text:p>
          </table:table-cell>
          <table:table-cell table:formula="of:=[.A21]" office:value-type="date" office:date-value="2023-01-20" calcext:value-type="date">
            <text:p>01-20</text:p>
          </table:table-cell>
          <table:table-cell table:style-name="ce1" table:formula="of:=IF([.B21] &lt; DATE(YEAR([.A21]);3;21); &quot;ZIMA&quot;; IF([.B21] &lt; DATE(YEAR([.A21]);6;21);&quot;WIOSNA&quot; ; IF([.B21] &lt; DATE(YEAR([.A21]);9;23); &quot;LATO&quot;; IF([.B21] &lt; DATE(YEAR([.A21]);12;21);&quot;JESIEŃ&quot;; &quot;ZIMA&quot;))))" office:value-type="string" office:string-value="ZIMA" calcext:value-type="string">
            <text:p>ZIMA</text:p>
          </table:table-cell>
          <table:table-cell table:formula="of:=IF([.C21] = &quot;ZIMA&quot;; 0.2; IF([.C21] = &quot;WIOSNA&quot;; 0.5; IF([.C21] = &quot;LATO&quot;; 0.9; 0.4)))" office:value-type="float" office:value="0.2" calcext:value-type="float">
            <text:p>0,2</text:p>
          </table:table-cell>
          <table:table-cell table:formula="of:=IF(WEEKDAY([.A21];2)&lt; 6; 1; 0) * [.$J$3] *[.D21] *[.$J$7]" office:value-type="float" office:value="132" calcext:value-type="float">
            <text:p>132</text:p>
          </table:table-cell>
          <table:table-cell table:formula="of:=IF(WEEKDAY([.A21];2) = 7; 150; 0)" office:value-type="float" office:value="0" calcext:value-type="float">
            <text:p>0</text:p>
          </table:table-cell>
          <table:table-cell table:formula="of:=[.G20] -[.F21] +[.E21]" office:value-type="float" office:value="-6542" calcext:value-type="float">
            <text:p>-654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21" calcext:value-type="date">
            <text:p>21.01.2023</text:p>
          </table:table-cell>
          <table:table-cell table:formula="of:=[.A22]" office:value-type="date" office:date-value="2023-01-21" calcext:value-type="date">
            <text:p>01-21</text:p>
          </table:table-cell>
          <table:table-cell table:style-name="ce1" table:formula="of:=IF([.B22] &lt; DATE(YEAR([.A22]);3;21); &quot;ZIMA&quot;; IF([.B22] &lt; DATE(YEAR([.A22]);6;21);&quot;WIOSNA&quot; ; IF([.B22] &lt; DATE(YEAR([.A22]);9;23); &quot;LATO&quot;; IF([.B22] &lt; DATE(YEAR([.A22]);12;21);&quot;JESIEŃ&quot;; &quot;ZIMA&quot;))))" office:value-type="string" office:string-value="ZIMA" calcext:value-type="string">
            <text:p>ZIMA</text:p>
          </table:table-cell>
          <table:table-cell table:formula="of:=IF([.C22] = &quot;ZIMA&quot;; 0.2; IF([.C22] = &quot;WIOSNA&quot;; 0.5; IF([.C22] = &quot;LATO&quot;; 0.9; 0.4)))" office:value-type="float" office:value="0.2" calcext:value-type="float">
            <text:p>0,2</text:p>
          </table:table-cell>
          <table:table-cell table:formula="of:=IF(WEEKDAY([.A22];2)&lt; 6; 1; 0) * [.$J$3] *[.D22] *[.$J$7]" office:value-type="float" office:value="0" calcext:value-type="float">
            <text:p>0</text:p>
          </table:table-cell>
          <table:table-cell table:formula="of:=IF(WEEKDAY([.A22];2) = 7; 150; 0)" office:value-type="float" office:value="0" calcext:value-type="float">
            <text:p>0</text:p>
          </table:table-cell>
          <table:table-cell table:formula="of:=[.G21] -[.F22] +[.E22]" office:value-type="float" office:value="-6542" calcext:value-type="float">
            <text:p>-654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22" calcext:value-type="date">
            <text:p>22.01.2023</text:p>
          </table:table-cell>
          <table:table-cell table:formula="of:=[.A23]" office:value-type="date" office:date-value="2023-01-22" calcext:value-type="date">
            <text:p>01-22</text:p>
          </table:table-cell>
          <table:table-cell table:style-name="ce1" table:formula="of:=IF([.B23] &lt; DATE(YEAR([.A23]);3;21); &quot;ZIMA&quot;; IF([.B23] &lt; DATE(YEAR([.A23]);6;21);&quot;WIOSNA&quot; ; IF([.B23] &lt; DATE(YEAR([.A23]);9;23); &quot;LATO&quot;; IF([.B23] &lt; DATE(YEAR([.A23]);12;21);&quot;JESIEŃ&quot;; &quot;ZIMA&quot;))))" office:value-type="string" office:string-value="ZIMA" calcext:value-type="string">
            <text:p>ZIMA</text:p>
          </table:table-cell>
          <table:table-cell table:formula="of:=IF([.C23] = &quot;ZIMA&quot;; 0.2; IF([.C23] = &quot;WIOSNA&quot;; 0.5; IF([.C23] = &quot;LATO&quot;; 0.9; 0.4)))" office:value-type="float" office:value="0.2" calcext:value-type="float">
            <text:p>0,2</text:p>
          </table:table-cell>
          <table:table-cell table:formula="of:=IF(WEEKDAY([.A23];2)&lt; 6; 1; 0) * [.$J$3] *[.D23] *[.$J$7]" office:value-type="float" office:value="0" calcext:value-type="float">
            <text:p>0</text:p>
          </table:table-cell>
          <table:table-cell table:formula="of:=IF(WEEKDAY([.A23];2) = 7; 150; 0)" office:value-type="float" office:value="150" calcext:value-type="float">
            <text:p>150</text:p>
          </table:table-cell>
          <table:table-cell table:formula="of:=[.G22] -[.F23] +[.E23]" office:value-type="float" office:value="-6692" calcext:value-type="float">
            <text:p>-669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23" calcext:value-type="date">
            <text:p>23.01.2023</text:p>
          </table:table-cell>
          <table:table-cell table:formula="of:=[.A24]" office:value-type="date" office:date-value="2023-01-23" calcext:value-type="date">
            <text:p>01-23</text:p>
          </table:table-cell>
          <table:table-cell table:style-name="ce1" table:formula="of:=IF([.B24] &lt; DATE(YEAR([.A24]);3;21); &quot;ZIMA&quot;; IF([.B24] &lt; DATE(YEAR([.A24]);6;21);&quot;WIOSNA&quot; ; IF([.B24] &lt; DATE(YEAR([.A24]);9;23); &quot;LATO&quot;; IF([.B24] &lt; DATE(YEAR([.A24]);12;21);&quot;JESIEŃ&quot;; &quot;ZIMA&quot;))))" office:value-type="string" office:string-value="ZIMA" calcext:value-type="string">
            <text:p>ZIMA</text:p>
          </table:table-cell>
          <table:table-cell table:formula="of:=IF([.C24] = &quot;ZIMA&quot;; 0.2; IF([.C24] = &quot;WIOSNA&quot;; 0.5; IF([.C24] = &quot;LATO&quot;; 0.9; 0.4)))" office:value-type="float" office:value="0.2" calcext:value-type="float">
            <text:p>0,2</text:p>
          </table:table-cell>
          <table:table-cell table:formula="of:=IF(WEEKDAY([.A24];2)&lt; 6; 1; 0) * [.$J$3] *[.D24] *[.$J$7]" office:value-type="float" office:value="132" calcext:value-type="float">
            <text:p>132</text:p>
          </table:table-cell>
          <table:table-cell table:formula="of:=IF(WEEKDAY([.A24];2) = 7; 150; 0)" office:value-type="float" office:value="0" calcext:value-type="float">
            <text:p>0</text:p>
          </table:table-cell>
          <table:table-cell table:formula="of:=[.G23] -[.F24] +[.E24]" office:value-type="float" office:value="-6560" calcext:value-type="float">
            <text:p>-65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24" calcext:value-type="date">
            <text:p>24.01.2023</text:p>
          </table:table-cell>
          <table:table-cell table:formula="of:=[.A25]" office:value-type="date" office:date-value="2023-01-24" calcext:value-type="date">
            <text:p>01-24</text:p>
          </table:table-cell>
          <table:table-cell table:style-name="ce1" table:formula="of:=IF([.B25] &lt; DATE(YEAR([.A25]);3;21); &quot;ZIMA&quot;; IF([.B25] &lt; DATE(YEAR([.A25]);6;21);&quot;WIOSNA&quot; ; IF([.B25] &lt; DATE(YEAR([.A25]);9;23); &quot;LATO&quot;; IF([.B25] &lt; DATE(YEAR([.A25]);12;21);&quot;JESIEŃ&quot;; &quot;ZIMA&quot;))))" office:value-type="string" office:string-value="ZIMA" calcext:value-type="string">
            <text:p>ZIMA</text:p>
          </table:table-cell>
          <table:table-cell table:formula="of:=IF([.C25] = &quot;ZIMA&quot;; 0.2; IF([.C25] = &quot;WIOSNA&quot;; 0.5; IF([.C25] = &quot;LATO&quot;; 0.9; 0.4)))" office:value-type="float" office:value="0.2" calcext:value-type="float">
            <text:p>0,2</text:p>
          </table:table-cell>
          <table:table-cell table:formula="of:=IF(WEEKDAY([.A25];2)&lt; 6; 1; 0) * [.$J$3] *[.D25] *[.$J$7]" office:value-type="float" office:value="132" calcext:value-type="float">
            <text:p>132</text:p>
          </table:table-cell>
          <table:table-cell table:formula="of:=IF(WEEKDAY([.A25];2) = 7; 150; 0)" office:value-type="float" office:value="0" calcext:value-type="float">
            <text:p>0</text:p>
          </table:table-cell>
          <table:table-cell table:formula="of:=[.G24] -[.F25] +[.E25]" office:value-type="float" office:value="-6428" calcext:value-type="float">
            <text:p>-642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25" calcext:value-type="date">
            <text:p>25.01.2023</text:p>
          </table:table-cell>
          <table:table-cell table:formula="of:=[.A26]" office:value-type="date" office:date-value="2023-01-25" calcext:value-type="date">
            <text:p>01-25</text:p>
          </table:table-cell>
          <table:table-cell table:style-name="ce1" table:formula="of:=IF([.B26] &lt; DATE(YEAR([.A26]);3;21); &quot;ZIMA&quot;; IF([.B26] &lt; DATE(YEAR([.A26]);6;21);&quot;WIOSNA&quot; ; IF([.B26] &lt; DATE(YEAR([.A26]);9;23); &quot;LATO&quot;; IF([.B26] &lt; DATE(YEAR([.A26]);12;21);&quot;JESIEŃ&quot;; &quot;ZIMA&quot;))))" office:value-type="string" office:string-value="ZIMA" calcext:value-type="string">
            <text:p>ZIMA</text:p>
          </table:table-cell>
          <table:table-cell table:formula="of:=IF([.C26] = &quot;ZIMA&quot;; 0.2; IF([.C26] = &quot;WIOSNA&quot;; 0.5; IF([.C26] = &quot;LATO&quot;; 0.9; 0.4)))" office:value-type="float" office:value="0.2" calcext:value-type="float">
            <text:p>0,2</text:p>
          </table:table-cell>
          <table:table-cell table:formula="of:=IF(WEEKDAY([.A26];2)&lt; 6; 1; 0) * [.$J$3] *[.D26] *[.$J$7]" office:value-type="float" office:value="132" calcext:value-type="float">
            <text:p>132</text:p>
          </table:table-cell>
          <table:table-cell table:formula="of:=IF(WEEKDAY([.A26];2) = 7; 150; 0)" office:value-type="float" office:value="0" calcext:value-type="float">
            <text:p>0</text:p>
          </table:table-cell>
          <table:table-cell table:formula="of:=[.G25] -[.F26] +[.E26]" office:value-type="float" office:value="-6296" calcext:value-type="float">
            <text:p>-629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26" calcext:value-type="date">
            <text:p>26.01.2023</text:p>
          </table:table-cell>
          <table:table-cell table:formula="of:=[.A27]" office:value-type="date" office:date-value="2023-01-26" calcext:value-type="date">
            <text:p>01-26</text:p>
          </table:table-cell>
          <table:table-cell table:style-name="ce1" table:formula="of:=IF([.B27] &lt; DATE(YEAR([.A27]);3;21); &quot;ZIMA&quot;; IF([.B27] &lt; DATE(YEAR([.A27]);6;21);&quot;WIOSNA&quot; ; IF([.B27] &lt; DATE(YEAR([.A27]);9;23); &quot;LATO&quot;; IF([.B27] &lt; DATE(YEAR([.A27]);12;21);&quot;JESIEŃ&quot;; &quot;ZIMA&quot;))))" office:value-type="string" office:string-value="ZIMA" calcext:value-type="string">
            <text:p>ZIMA</text:p>
          </table:table-cell>
          <table:table-cell table:formula="of:=IF([.C27] = &quot;ZIMA&quot;; 0.2; IF([.C27] = &quot;WIOSNA&quot;; 0.5; IF([.C27] = &quot;LATO&quot;; 0.9; 0.4)))" office:value-type="float" office:value="0.2" calcext:value-type="float">
            <text:p>0,2</text:p>
          </table:table-cell>
          <table:table-cell table:formula="of:=IF(WEEKDAY([.A27];2)&lt; 6; 1; 0) * [.$J$3] *[.D27] *[.$J$7]" office:value-type="float" office:value="132" calcext:value-type="float">
            <text:p>132</text:p>
          </table:table-cell>
          <table:table-cell table:formula="of:=IF(WEEKDAY([.A27];2) = 7; 150; 0)" office:value-type="float" office:value="0" calcext:value-type="float">
            <text:p>0</text:p>
          </table:table-cell>
          <table:table-cell table:formula="of:=[.G26] -[.F27] +[.E27]" office:value-type="float" office:value="-6164" calcext:value-type="float">
            <text:p>-61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27" calcext:value-type="date">
            <text:p>27.01.2023</text:p>
          </table:table-cell>
          <table:table-cell table:formula="of:=[.A28]" office:value-type="date" office:date-value="2023-01-27" calcext:value-type="date">
            <text:p>01-27</text:p>
          </table:table-cell>
          <table:table-cell table:style-name="ce1" table:formula="of:=IF([.B28] &lt; DATE(YEAR([.A28]);3;21); &quot;ZIMA&quot;; IF([.B28] &lt; DATE(YEAR([.A28]);6;21);&quot;WIOSNA&quot; ; IF([.B28] &lt; DATE(YEAR([.A28]);9;23); &quot;LATO&quot;; IF([.B28] &lt; DATE(YEAR([.A28]);12;21);&quot;JESIEŃ&quot;; &quot;ZIMA&quot;))))" office:value-type="string" office:string-value="ZIMA" calcext:value-type="string">
            <text:p>ZIMA</text:p>
          </table:table-cell>
          <table:table-cell table:formula="of:=IF([.C28] = &quot;ZIMA&quot;; 0.2; IF([.C28] = &quot;WIOSNA&quot;; 0.5; IF([.C28] = &quot;LATO&quot;; 0.9; 0.4)))" office:value-type="float" office:value="0.2" calcext:value-type="float">
            <text:p>0,2</text:p>
          </table:table-cell>
          <table:table-cell table:formula="of:=IF(WEEKDAY([.A28];2)&lt; 6; 1; 0) * [.$J$3] *[.D28] *[.$J$7]" office:value-type="float" office:value="132" calcext:value-type="float">
            <text:p>132</text:p>
          </table:table-cell>
          <table:table-cell table:formula="of:=IF(WEEKDAY([.A28];2) = 7; 150; 0)" office:value-type="float" office:value="0" calcext:value-type="float">
            <text:p>0</text:p>
          </table:table-cell>
          <table:table-cell table:formula="of:=[.G27] -[.F28] +[.E28]" office:value-type="float" office:value="-6032" calcext:value-type="float">
            <text:p>-603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28" calcext:value-type="date">
            <text:p>28.01.2023</text:p>
          </table:table-cell>
          <table:table-cell table:formula="of:=[.A29]" office:value-type="date" office:date-value="2023-01-28" calcext:value-type="date">
            <text:p>01-28</text:p>
          </table:table-cell>
          <table:table-cell table:style-name="ce1" table:formula="of:=IF([.B29] &lt; DATE(YEAR([.A29]);3;21); &quot;ZIMA&quot;; IF([.B29] &lt; DATE(YEAR([.A29]);6;21);&quot;WIOSNA&quot; ; IF([.B29] &lt; DATE(YEAR([.A29]);9;23); &quot;LATO&quot;; IF([.B29] &lt; DATE(YEAR([.A29]);12;21);&quot;JESIEŃ&quot;; &quot;ZIMA&quot;))))" office:value-type="string" office:string-value="ZIMA" calcext:value-type="string">
            <text:p>ZIMA</text:p>
          </table:table-cell>
          <table:table-cell table:formula="of:=IF([.C29] = &quot;ZIMA&quot;; 0.2; IF([.C29] = &quot;WIOSNA&quot;; 0.5; IF([.C29] = &quot;LATO&quot;; 0.9; 0.4)))" office:value-type="float" office:value="0.2" calcext:value-type="float">
            <text:p>0,2</text:p>
          </table:table-cell>
          <table:table-cell table:formula="of:=IF(WEEKDAY([.A29];2)&lt; 6; 1; 0) * [.$J$3] *[.D29] *[.$J$7]" office:value-type="float" office:value="0" calcext:value-type="float">
            <text:p>0</text:p>
          </table:table-cell>
          <table:table-cell table:formula="of:=IF(WEEKDAY([.A29];2) = 7; 150; 0)" office:value-type="float" office:value="0" calcext:value-type="float">
            <text:p>0</text:p>
          </table:table-cell>
          <table:table-cell table:formula="of:=[.G28] -[.F29] +[.E29]" office:value-type="float" office:value="-6032" calcext:value-type="float">
            <text:p>-603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29" calcext:value-type="date">
            <text:p>29.01.2023</text:p>
          </table:table-cell>
          <table:table-cell table:formula="of:=[.A30]" office:value-type="date" office:date-value="2023-01-29" calcext:value-type="date">
            <text:p>01-29</text:p>
          </table:table-cell>
          <table:table-cell table:style-name="ce1" table:formula="of:=IF([.B30] &lt; DATE(YEAR([.A30]);3;21); &quot;ZIMA&quot;; IF([.B30] &lt; DATE(YEAR([.A30]);6;21);&quot;WIOSNA&quot; ; IF([.B30] &lt; DATE(YEAR([.A30]);9;23); &quot;LATO&quot;; IF([.B30] &lt; DATE(YEAR([.A30]);12;21);&quot;JESIEŃ&quot;; &quot;ZIMA&quot;))))" office:value-type="string" office:string-value="ZIMA" calcext:value-type="string">
            <text:p>ZIMA</text:p>
          </table:table-cell>
          <table:table-cell table:formula="of:=IF([.C30] = &quot;ZIMA&quot;; 0.2; IF([.C30] = &quot;WIOSNA&quot;; 0.5; IF([.C30] = &quot;LATO&quot;; 0.9; 0.4)))" office:value-type="float" office:value="0.2" calcext:value-type="float">
            <text:p>0,2</text:p>
          </table:table-cell>
          <table:table-cell table:formula="of:=IF(WEEKDAY([.A30];2)&lt; 6; 1; 0) * [.$J$3] *[.D30] *[.$J$7]" office:value-type="float" office:value="0" calcext:value-type="float">
            <text:p>0</text:p>
          </table:table-cell>
          <table:table-cell table:formula="of:=IF(WEEKDAY([.A30];2) = 7; 150; 0)" office:value-type="float" office:value="150" calcext:value-type="float">
            <text:p>150</text:p>
          </table:table-cell>
          <table:table-cell table:formula="of:=[.G29] -[.F30] +[.E30]" office:value-type="float" office:value="-6182" calcext:value-type="float">
            <text:p>-618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30" calcext:value-type="date">
            <text:p>30.01.2023</text:p>
          </table:table-cell>
          <table:table-cell table:formula="of:=[.A31]" office:value-type="date" office:date-value="2023-01-30" calcext:value-type="date">
            <text:p>01-30</text:p>
          </table:table-cell>
          <table:table-cell table:style-name="ce1" table:formula="of:=IF([.B31] &lt; DATE(YEAR([.A31]);3;21); &quot;ZIMA&quot;; IF([.B31] &lt; DATE(YEAR([.A31]);6;21);&quot;WIOSNA&quot; ; IF([.B31] &lt; DATE(YEAR([.A31]);9;23); &quot;LATO&quot;; IF([.B31] &lt; DATE(YEAR([.A31]);12;21);&quot;JESIEŃ&quot;; &quot;ZIMA&quot;))))" office:value-type="string" office:string-value="ZIMA" calcext:value-type="string">
            <text:p>ZIMA</text:p>
          </table:table-cell>
          <table:table-cell table:formula="of:=IF([.C31] = &quot;ZIMA&quot;; 0.2; IF([.C31] = &quot;WIOSNA&quot;; 0.5; IF([.C31] = &quot;LATO&quot;; 0.9; 0.4)))" office:value-type="float" office:value="0.2" calcext:value-type="float">
            <text:p>0,2</text:p>
          </table:table-cell>
          <table:table-cell table:formula="of:=IF(WEEKDAY([.A31];2)&lt; 6; 1; 0) * [.$J$3] *[.D31] *[.$J$7]" office:value-type="float" office:value="132" calcext:value-type="float">
            <text:p>132</text:p>
          </table:table-cell>
          <table:table-cell table:formula="of:=IF(WEEKDAY([.A31];2) = 7; 150; 0)" office:value-type="float" office:value="0" calcext:value-type="float">
            <text:p>0</text:p>
          </table:table-cell>
          <table:table-cell table:formula="of:=[.G30] -[.F31] +[.E31]" office:value-type="float" office:value="-6050" calcext:value-type="float">
            <text:p>-60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31" calcext:value-type="date">
            <text:p>31.01.2023</text:p>
          </table:table-cell>
          <table:table-cell table:formula="of:=[.A32]" office:value-type="date" office:date-value="2023-01-31" calcext:value-type="date">
            <text:p>01-31</text:p>
          </table:table-cell>
          <table:table-cell table:style-name="ce1" table:formula="of:=IF([.B32] &lt; DATE(YEAR([.A32]);3;21); &quot;ZIMA&quot;; IF([.B32] &lt; DATE(YEAR([.A32]);6;21);&quot;WIOSNA&quot; ; IF([.B32] &lt; DATE(YEAR([.A32]);9;23); &quot;LATO&quot;; IF([.B32] &lt; DATE(YEAR([.A32]);12;21);&quot;JESIEŃ&quot;; &quot;ZIMA&quot;))))" office:value-type="string" office:string-value="ZIMA" calcext:value-type="string">
            <text:p>ZIMA</text:p>
          </table:table-cell>
          <table:table-cell table:formula="of:=IF([.C32] = &quot;ZIMA&quot;; 0.2; IF([.C32] = &quot;WIOSNA&quot;; 0.5; IF([.C32] = &quot;LATO&quot;; 0.9; 0.4)))" office:value-type="float" office:value="0.2" calcext:value-type="float">
            <text:p>0,2</text:p>
          </table:table-cell>
          <table:table-cell table:formula="of:=IF(WEEKDAY([.A32];2)&lt; 6; 1; 0) * [.$J$3] *[.D32] *[.$J$7]" office:value-type="float" office:value="132" calcext:value-type="float">
            <text:p>132</text:p>
          </table:table-cell>
          <table:table-cell table:formula="of:=IF(WEEKDAY([.A32];2) = 7; 150; 0)" office:value-type="float" office:value="0" calcext:value-type="float">
            <text:p>0</text:p>
          </table:table-cell>
          <table:table-cell table:formula="of:=[.G31] -[.F32] +[.E32]" office:value-type="float" office:value="-5918" calcext:value-type="float">
            <text:p>-591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01" calcext:value-type="date">
            <text:p>1.02.2023</text:p>
          </table:table-cell>
          <table:table-cell table:formula="of:=[.A33]" office:value-type="date" office:date-value="2023-02-01" calcext:value-type="date">
            <text:p>02-01</text:p>
          </table:table-cell>
          <table:table-cell table:style-name="ce1" table:formula="of:=IF([.B33] &lt; DATE(YEAR([.A33]);3;21); &quot;ZIMA&quot;; IF([.B33] &lt; DATE(YEAR([.A33]);6;21);&quot;WIOSNA&quot; ; IF([.B33] &lt; DATE(YEAR([.A33]);9;23); &quot;LATO&quot;; IF([.B33] &lt; DATE(YEAR([.A33]);12;21);&quot;JESIEŃ&quot;; &quot;ZIMA&quot;))))" office:value-type="string" office:string-value="ZIMA" calcext:value-type="string">
            <text:p>ZIMA</text:p>
          </table:table-cell>
          <table:table-cell table:formula="of:=IF([.C33] = &quot;ZIMA&quot;; 0.2; IF([.C33] = &quot;WIOSNA&quot;; 0.5; IF([.C33] = &quot;LATO&quot;; 0.9; 0.4)))" office:value-type="float" office:value="0.2" calcext:value-type="float">
            <text:p>0,2</text:p>
          </table:table-cell>
          <table:table-cell table:formula="of:=IF(WEEKDAY([.A33];2)&lt; 6; 1; 0) * [.$J$3] *[.D33] *[.$J$7]" office:value-type="float" office:value="132" calcext:value-type="float">
            <text:p>132</text:p>
          </table:table-cell>
          <table:table-cell table:formula="of:=IF(WEEKDAY([.A33];2) = 7; 150; 0)" office:value-type="float" office:value="0" calcext:value-type="float">
            <text:p>0</text:p>
          </table:table-cell>
          <table:table-cell table:formula="of:=[.G32] -[.F33] +[.E33]" office:value-type="float" office:value="-5786" calcext:value-type="float">
            <text:p>-578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02" calcext:value-type="date">
            <text:p>2.02.2023</text:p>
          </table:table-cell>
          <table:table-cell table:formula="of:=[.A34]" office:value-type="date" office:date-value="2023-02-02" calcext:value-type="date">
            <text:p>02-02</text:p>
          </table:table-cell>
          <table:table-cell table:style-name="ce1" table:formula="of:=IF([.B34] &lt; DATE(YEAR([.A34]);3;21); &quot;ZIMA&quot;; IF([.B34] &lt; DATE(YEAR([.A34]);6;21);&quot;WIOSNA&quot; ; IF([.B34] &lt; DATE(YEAR([.A34]);9;23); &quot;LATO&quot;; IF([.B34] &lt; DATE(YEAR([.A34]);12;21);&quot;JESIEŃ&quot;; &quot;ZIMA&quot;))))" office:value-type="string" office:string-value="ZIMA" calcext:value-type="string">
            <text:p>ZIMA</text:p>
          </table:table-cell>
          <table:table-cell table:formula="of:=IF([.C34] = &quot;ZIMA&quot;; 0.2; IF([.C34] = &quot;WIOSNA&quot;; 0.5; IF([.C34] = &quot;LATO&quot;; 0.9; 0.4)))" office:value-type="float" office:value="0.2" calcext:value-type="float">
            <text:p>0,2</text:p>
          </table:table-cell>
          <table:table-cell table:formula="of:=IF(WEEKDAY([.A34];2)&lt; 6; 1; 0) * [.$J$3] *[.D34] *[.$J$7]" office:value-type="float" office:value="132" calcext:value-type="float">
            <text:p>132</text:p>
          </table:table-cell>
          <table:table-cell table:formula="of:=IF(WEEKDAY([.A34];2) = 7; 150; 0)" office:value-type="float" office:value="0" calcext:value-type="float">
            <text:p>0</text:p>
          </table:table-cell>
          <table:table-cell table:formula="of:=[.G33] -[.F34] +[.E34]" office:value-type="float" office:value="-5654" calcext:value-type="float">
            <text:p>-565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03" calcext:value-type="date">
            <text:p>3.02.2023</text:p>
          </table:table-cell>
          <table:table-cell table:formula="of:=[.A35]" office:value-type="date" office:date-value="2023-02-03" calcext:value-type="date">
            <text:p>02-03</text:p>
          </table:table-cell>
          <table:table-cell table:style-name="ce1" table:formula="of:=IF([.B35] &lt; DATE(YEAR([.A35]);3;21); &quot;ZIMA&quot;; IF([.B35] &lt; DATE(YEAR([.A35]);6;21);&quot;WIOSNA&quot; ; IF([.B35] &lt; DATE(YEAR([.A35]);9;23); &quot;LATO&quot;; IF([.B35] &lt; DATE(YEAR([.A35]);12;21);&quot;JESIEŃ&quot;; &quot;ZIMA&quot;))))" office:value-type="string" office:string-value="ZIMA" calcext:value-type="string">
            <text:p>ZIMA</text:p>
          </table:table-cell>
          <table:table-cell table:formula="of:=IF([.C35] = &quot;ZIMA&quot;; 0.2; IF([.C35] = &quot;WIOSNA&quot;; 0.5; IF([.C35] = &quot;LATO&quot;; 0.9; 0.4)))" office:value-type="float" office:value="0.2" calcext:value-type="float">
            <text:p>0,2</text:p>
          </table:table-cell>
          <table:table-cell table:formula="of:=IF(WEEKDAY([.A35];2)&lt; 6; 1; 0) * [.$J$3] *[.D35] *[.$J$7]" office:value-type="float" office:value="132" calcext:value-type="float">
            <text:p>132</text:p>
          </table:table-cell>
          <table:table-cell table:formula="of:=IF(WEEKDAY([.A35];2) = 7; 150; 0)" office:value-type="float" office:value="0" calcext:value-type="float">
            <text:p>0</text:p>
          </table:table-cell>
          <table:table-cell table:formula="of:=[.G34] -[.F35] +[.E35]" office:value-type="float" office:value="-5522" calcext:value-type="float">
            <text:p>-552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04" calcext:value-type="date">
            <text:p>4.02.2023</text:p>
          </table:table-cell>
          <table:table-cell table:formula="of:=[.A36]" office:value-type="date" office:date-value="2023-02-04" calcext:value-type="date">
            <text:p>02-04</text:p>
          </table:table-cell>
          <table:table-cell table:style-name="ce1" table:formula="of:=IF([.B36] &lt; DATE(YEAR([.A36]);3;21); &quot;ZIMA&quot;; IF([.B36] &lt; DATE(YEAR([.A36]);6;21);&quot;WIOSNA&quot; ; IF([.B36] &lt; DATE(YEAR([.A36]);9;23); &quot;LATO&quot;; IF([.B36] &lt; DATE(YEAR([.A36]);12;21);&quot;JESIEŃ&quot;; &quot;ZIMA&quot;))))" office:value-type="string" office:string-value="ZIMA" calcext:value-type="string">
            <text:p>ZIMA</text:p>
          </table:table-cell>
          <table:table-cell table:formula="of:=IF([.C36] = &quot;ZIMA&quot;; 0.2; IF([.C36] = &quot;WIOSNA&quot;; 0.5; IF([.C36] = &quot;LATO&quot;; 0.9; 0.4)))" office:value-type="float" office:value="0.2" calcext:value-type="float">
            <text:p>0,2</text:p>
          </table:table-cell>
          <table:table-cell table:formula="of:=IF(WEEKDAY([.A36];2)&lt; 6; 1; 0) * [.$J$3] *[.D36] *[.$J$7]" office:value-type="float" office:value="0" calcext:value-type="float">
            <text:p>0</text:p>
          </table:table-cell>
          <table:table-cell table:formula="of:=IF(WEEKDAY([.A36];2) = 7; 150; 0)" office:value-type="float" office:value="0" calcext:value-type="float">
            <text:p>0</text:p>
          </table:table-cell>
          <table:table-cell table:formula="of:=[.G35] -[.F36] +[.E36]" office:value-type="float" office:value="-5522" calcext:value-type="float">
            <text:p>-552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05" calcext:value-type="date">
            <text:p>5.02.2023</text:p>
          </table:table-cell>
          <table:table-cell table:formula="of:=[.A37]" office:value-type="date" office:date-value="2023-02-05" calcext:value-type="date">
            <text:p>02-05</text:p>
          </table:table-cell>
          <table:table-cell table:style-name="ce1" table:formula="of:=IF([.B37] &lt; DATE(YEAR([.A37]);3;21); &quot;ZIMA&quot;; IF([.B37] &lt; DATE(YEAR([.A37]);6;21);&quot;WIOSNA&quot; ; IF([.B37] &lt; DATE(YEAR([.A37]);9;23); &quot;LATO&quot;; IF([.B37] &lt; DATE(YEAR([.A37]);12;21);&quot;JESIEŃ&quot;; &quot;ZIMA&quot;))))" office:value-type="string" office:string-value="ZIMA" calcext:value-type="string">
            <text:p>ZIMA</text:p>
          </table:table-cell>
          <table:table-cell table:formula="of:=IF([.C37] = &quot;ZIMA&quot;; 0.2; IF([.C37] = &quot;WIOSNA&quot;; 0.5; IF([.C37] = &quot;LATO&quot;; 0.9; 0.4)))" office:value-type="float" office:value="0.2" calcext:value-type="float">
            <text:p>0,2</text:p>
          </table:table-cell>
          <table:table-cell table:formula="of:=IF(WEEKDAY([.A37];2)&lt; 6; 1; 0) * [.$J$3] *[.D37] *[.$J$7]" office:value-type="float" office:value="0" calcext:value-type="float">
            <text:p>0</text:p>
          </table:table-cell>
          <table:table-cell table:formula="of:=IF(WEEKDAY([.A37];2) = 7; 150; 0)" office:value-type="float" office:value="150" calcext:value-type="float">
            <text:p>150</text:p>
          </table:table-cell>
          <table:table-cell table:formula="of:=[.G36] -[.F37] +[.E37]" office:value-type="float" office:value="-5672" calcext:value-type="float">
            <text:p>-567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06" calcext:value-type="date">
            <text:p>6.02.2023</text:p>
          </table:table-cell>
          <table:table-cell table:formula="of:=[.A38]" office:value-type="date" office:date-value="2023-02-06" calcext:value-type="date">
            <text:p>02-06</text:p>
          </table:table-cell>
          <table:table-cell table:style-name="ce1" table:formula="of:=IF([.B38] &lt; DATE(YEAR([.A38]);3;21); &quot;ZIMA&quot;; IF([.B38] &lt; DATE(YEAR([.A38]);6;21);&quot;WIOSNA&quot; ; IF([.B38] &lt; DATE(YEAR([.A38]);9;23); &quot;LATO&quot;; IF([.B38] &lt; DATE(YEAR([.A38]);12;21);&quot;JESIEŃ&quot;; &quot;ZIMA&quot;))))" office:value-type="string" office:string-value="ZIMA" calcext:value-type="string">
            <text:p>ZIMA</text:p>
          </table:table-cell>
          <table:table-cell table:formula="of:=IF([.C38] = &quot;ZIMA&quot;; 0.2; IF([.C38] = &quot;WIOSNA&quot;; 0.5; IF([.C38] = &quot;LATO&quot;; 0.9; 0.4)))" office:value-type="float" office:value="0.2" calcext:value-type="float">
            <text:p>0,2</text:p>
          </table:table-cell>
          <table:table-cell table:formula="of:=IF(WEEKDAY([.A38];2)&lt; 6; 1; 0) * [.$J$3] *[.D38] *[.$J$7]" office:value-type="float" office:value="132" calcext:value-type="float">
            <text:p>132</text:p>
          </table:table-cell>
          <table:table-cell table:formula="of:=IF(WEEKDAY([.A38];2) = 7; 150; 0)" office:value-type="float" office:value="0" calcext:value-type="float">
            <text:p>0</text:p>
          </table:table-cell>
          <table:table-cell table:formula="of:=[.G37] -[.F38] +[.E38]" office:value-type="float" office:value="-5540" calcext:value-type="float">
            <text:p>-55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07" calcext:value-type="date">
            <text:p>7.02.2023</text:p>
          </table:table-cell>
          <table:table-cell table:formula="of:=[.A39]" office:value-type="date" office:date-value="2023-02-07" calcext:value-type="date">
            <text:p>02-07</text:p>
          </table:table-cell>
          <table:table-cell table:style-name="ce1" table:formula="of:=IF([.B39] &lt; DATE(YEAR([.A39]);3;21); &quot;ZIMA&quot;; IF([.B39] &lt; DATE(YEAR([.A39]);6;21);&quot;WIOSNA&quot; ; IF([.B39] &lt; DATE(YEAR([.A39]);9;23); &quot;LATO&quot;; IF([.B39] &lt; DATE(YEAR([.A39]);12;21);&quot;JESIEŃ&quot;; &quot;ZIMA&quot;))))" office:value-type="string" office:string-value="ZIMA" calcext:value-type="string">
            <text:p>ZIMA</text:p>
          </table:table-cell>
          <table:table-cell table:formula="of:=IF([.C39] = &quot;ZIMA&quot;; 0.2; IF([.C39] = &quot;WIOSNA&quot;; 0.5; IF([.C39] = &quot;LATO&quot;; 0.9; 0.4)))" office:value-type="float" office:value="0.2" calcext:value-type="float">
            <text:p>0,2</text:p>
          </table:table-cell>
          <table:table-cell table:formula="of:=IF(WEEKDAY([.A39];2)&lt; 6; 1; 0) * [.$J$3] *[.D39] *[.$J$7]" office:value-type="float" office:value="132" calcext:value-type="float">
            <text:p>132</text:p>
          </table:table-cell>
          <table:table-cell table:formula="of:=IF(WEEKDAY([.A39];2) = 7; 150; 0)" office:value-type="float" office:value="0" calcext:value-type="float">
            <text:p>0</text:p>
          </table:table-cell>
          <table:table-cell table:formula="of:=[.G38] -[.F39] +[.E39]" office:value-type="float" office:value="-5408" calcext:value-type="float">
            <text:p>-540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08" calcext:value-type="date">
            <text:p>8.02.2023</text:p>
          </table:table-cell>
          <table:table-cell table:formula="of:=[.A40]" office:value-type="date" office:date-value="2023-02-08" calcext:value-type="date">
            <text:p>02-08</text:p>
          </table:table-cell>
          <table:table-cell table:style-name="ce1" table:formula="of:=IF([.B40] &lt; DATE(YEAR([.A40]);3;21); &quot;ZIMA&quot;; IF([.B40] &lt; DATE(YEAR([.A40]);6;21);&quot;WIOSNA&quot; ; IF([.B40] &lt; DATE(YEAR([.A40]);9;23); &quot;LATO&quot;; IF([.B40] &lt; DATE(YEAR([.A40]);12;21);&quot;JESIEŃ&quot;; &quot;ZIMA&quot;))))" office:value-type="string" office:string-value="ZIMA" calcext:value-type="string">
            <text:p>ZIMA</text:p>
          </table:table-cell>
          <table:table-cell table:formula="of:=IF([.C40] = &quot;ZIMA&quot;; 0.2; IF([.C40] = &quot;WIOSNA&quot;; 0.5; IF([.C40] = &quot;LATO&quot;; 0.9; 0.4)))" office:value-type="float" office:value="0.2" calcext:value-type="float">
            <text:p>0,2</text:p>
          </table:table-cell>
          <table:table-cell table:formula="of:=IF(WEEKDAY([.A40];2)&lt; 6; 1; 0) * [.$J$3] *[.D40] *[.$J$7]" office:value-type="float" office:value="132" calcext:value-type="float">
            <text:p>132</text:p>
          </table:table-cell>
          <table:table-cell table:formula="of:=IF(WEEKDAY([.A40];2) = 7; 150; 0)" office:value-type="float" office:value="0" calcext:value-type="float">
            <text:p>0</text:p>
          </table:table-cell>
          <table:table-cell table:formula="of:=[.G39] -[.F40] +[.E40]" office:value-type="float" office:value="-5276" calcext:value-type="float">
            <text:p>-527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09" calcext:value-type="date">
            <text:p>9.02.2023</text:p>
          </table:table-cell>
          <table:table-cell table:formula="of:=[.A41]" office:value-type="date" office:date-value="2023-02-09" calcext:value-type="date">
            <text:p>02-09</text:p>
          </table:table-cell>
          <table:table-cell table:style-name="ce1" table:formula="of:=IF([.B41] &lt; DATE(YEAR([.A41]);3;21); &quot;ZIMA&quot;; IF([.B41] &lt; DATE(YEAR([.A41]);6;21);&quot;WIOSNA&quot; ; IF([.B41] &lt; DATE(YEAR([.A41]);9;23); &quot;LATO&quot;; IF([.B41] &lt; DATE(YEAR([.A41]);12;21);&quot;JESIEŃ&quot;; &quot;ZIMA&quot;))))" office:value-type="string" office:string-value="ZIMA" calcext:value-type="string">
            <text:p>ZIMA</text:p>
          </table:table-cell>
          <table:table-cell table:formula="of:=IF([.C41] = &quot;ZIMA&quot;; 0.2; IF([.C41] = &quot;WIOSNA&quot;; 0.5; IF([.C41] = &quot;LATO&quot;; 0.9; 0.4)))" office:value-type="float" office:value="0.2" calcext:value-type="float">
            <text:p>0,2</text:p>
          </table:table-cell>
          <table:table-cell table:formula="of:=IF(WEEKDAY([.A41];2)&lt; 6; 1; 0) * [.$J$3] *[.D41] *[.$J$7]" office:value-type="float" office:value="132" calcext:value-type="float">
            <text:p>132</text:p>
          </table:table-cell>
          <table:table-cell table:formula="of:=IF(WEEKDAY([.A41];2) = 7; 150; 0)" office:value-type="float" office:value="0" calcext:value-type="float">
            <text:p>0</text:p>
          </table:table-cell>
          <table:table-cell table:formula="of:=[.G40] -[.F41] +[.E41]" office:value-type="float" office:value="-5144" calcext:value-type="float">
            <text:p>-514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10" calcext:value-type="date">
            <text:p>10.02.2023</text:p>
          </table:table-cell>
          <table:table-cell table:formula="of:=[.A42]" office:value-type="date" office:date-value="2023-02-10" calcext:value-type="date">
            <text:p>02-10</text:p>
          </table:table-cell>
          <table:table-cell table:style-name="ce1" table:formula="of:=IF([.B42] &lt; DATE(YEAR([.A42]);3;21); &quot;ZIMA&quot;; IF([.B42] &lt; DATE(YEAR([.A42]);6;21);&quot;WIOSNA&quot; ; IF([.B42] &lt; DATE(YEAR([.A42]);9;23); &quot;LATO&quot;; IF([.B42] &lt; DATE(YEAR([.A42]);12;21);&quot;JESIEŃ&quot;; &quot;ZIMA&quot;))))" office:value-type="string" office:string-value="ZIMA" calcext:value-type="string">
            <text:p>ZIMA</text:p>
          </table:table-cell>
          <table:table-cell table:formula="of:=IF([.C42] = &quot;ZIMA&quot;; 0.2; IF([.C42] = &quot;WIOSNA&quot;; 0.5; IF([.C42] = &quot;LATO&quot;; 0.9; 0.4)))" office:value-type="float" office:value="0.2" calcext:value-type="float">
            <text:p>0,2</text:p>
          </table:table-cell>
          <table:table-cell table:formula="of:=IF(WEEKDAY([.A42];2)&lt; 6; 1; 0) * [.$J$3] *[.D42] *[.$J$7]" office:value-type="float" office:value="132" calcext:value-type="float">
            <text:p>132</text:p>
          </table:table-cell>
          <table:table-cell table:formula="of:=IF(WEEKDAY([.A42];2) = 7; 150; 0)" office:value-type="float" office:value="0" calcext:value-type="float">
            <text:p>0</text:p>
          </table:table-cell>
          <table:table-cell table:formula="of:=[.G41] -[.F42] +[.E42]" office:value-type="float" office:value="-5012" calcext:value-type="float">
            <text:p>-501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11" calcext:value-type="date">
            <text:p>11.02.2023</text:p>
          </table:table-cell>
          <table:table-cell table:formula="of:=[.A43]" office:value-type="date" office:date-value="2023-02-11" calcext:value-type="date">
            <text:p>02-11</text:p>
          </table:table-cell>
          <table:table-cell table:style-name="ce1" table:formula="of:=IF([.B43] &lt; DATE(YEAR([.A43]);3;21); &quot;ZIMA&quot;; IF([.B43] &lt; DATE(YEAR([.A43]);6;21);&quot;WIOSNA&quot; ; IF([.B43] &lt; DATE(YEAR([.A43]);9;23); &quot;LATO&quot;; IF([.B43] &lt; DATE(YEAR([.A43]);12;21);&quot;JESIEŃ&quot;; &quot;ZIMA&quot;))))" office:value-type="string" office:string-value="ZIMA" calcext:value-type="string">
            <text:p>ZIMA</text:p>
          </table:table-cell>
          <table:table-cell table:formula="of:=IF([.C43] = &quot;ZIMA&quot;; 0.2; IF([.C43] = &quot;WIOSNA&quot;; 0.5; IF([.C43] = &quot;LATO&quot;; 0.9; 0.4)))" office:value-type="float" office:value="0.2" calcext:value-type="float">
            <text:p>0,2</text:p>
          </table:table-cell>
          <table:table-cell table:formula="of:=IF(WEEKDAY([.A43];2)&lt; 6; 1; 0) * [.$J$3] *[.D43] *[.$J$7]" office:value-type="float" office:value="0" calcext:value-type="float">
            <text:p>0</text:p>
          </table:table-cell>
          <table:table-cell table:formula="of:=IF(WEEKDAY([.A43];2) = 7; 150; 0)" office:value-type="float" office:value="0" calcext:value-type="float">
            <text:p>0</text:p>
          </table:table-cell>
          <table:table-cell table:formula="of:=[.G42] -[.F43] +[.E43]" office:value-type="float" office:value="-5012" calcext:value-type="float">
            <text:p>-501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12" calcext:value-type="date">
            <text:p>12.02.2023</text:p>
          </table:table-cell>
          <table:table-cell table:formula="of:=[.A44]" office:value-type="date" office:date-value="2023-02-12" calcext:value-type="date">
            <text:p>02-12</text:p>
          </table:table-cell>
          <table:table-cell table:style-name="ce1" table:formula="of:=IF([.B44] &lt; DATE(YEAR([.A44]);3;21); &quot;ZIMA&quot;; IF([.B44] &lt; DATE(YEAR([.A44]);6;21);&quot;WIOSNA&quot; ; IF([.B44] &lt; DATE(YEAR([.A44]);9;23); &quot;LATO&quot;; IF([.B44] &lt; DATE(YEAR([.A44]);12;21);&quot;JESIEŃ&quot;; &quot;ZIMA&quot;))))" office:value-type="string" office:string-value="ZIMA" calcext:value-type="string">
            <text:p>ZIMA</text:p>
          </table:table-cell>
          <table:table-cell table:formula="of:=IF([.C44] = &quot;ZIMA&quot;; 0.2; IF([.C44] = &quot;WIOSNA&quot;; 0.5; IF([.C44] = &quot;LATO&quot;; 0.9; 0.4)))" office:value-type="float" office:value="0.2" calcext:value-type="float">
            <text:p>0,2</text:p>
          </table:table-cell>
          <table:table-cell table:formula="of:=IF(WEEKDAY([.A44];2)&lt; 6; 1; 0) * [.$J$3] *[.D44] *[.$J$7]" office:value-type="float" office:value="0" calcext:value-type="float">
            <text:p>0</text:p>
          </table:table-cell>
          <table:table-cell table:formula="of:=IF(WEEKDAY([.A44];2) = 7; 150; 0)" office:value-type="float" office:value="150" calcext:value-type="float">
            <text:p>150</text:p>
          </table:table-cell>
          <table:table-cell table:formula="of:=[.G43] -[.F44] +[.E44]" office:value-type="float" office:value="-5162" calcext:value-type="float">
            <text:p>-516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13" calcext:value-type="date">
            <text:p>13.02.2023</text:p>
          </table:table-cell>
          <table:table-cell table:formula="of:=[.A45]" office:value-type="date" office:date-value="2023-02-13" calcext:value-type="date">
            <text:p>02-13</text:p>
          </table:table-cell>
          <table:table-cell table:style-name="ce1" table:formula="of:=IF([.B45] &lt; DATE(YEAR([.A45]);3;21); &quot;ZIMA&quot;; IF([.B45] &lt; DATE(YEAR([.A45]);6;21);&quot;WIOSNA&quot; ; IF([.B45] &lt; DATE(YEAR([.A45]);9;23); &quot;LATO&quot;; IF([.B45] &lt; DATE(YEAR([.A45]);12;21);&quot;JESIEŃ&quot;; &quot;ZIMA&quot;))))" office:value-type="string" office:string-value="ZIMA" calcext:value-type="string">
            <text:p>ZIMA</text:p>
          </table:table-cell>
          <table:table-cell table:formula="of:=IF([.C45] = &quot;ZIMA&quot;; 0.2; IF([.C45] = &quot;WIOSNA&quot;; 0.5; IF([.C45] = &quot;LATO&quot;; 0.9; 0.4)))" office:value-type="float" office:value="0.2" calcext:value-type="float">
            <text:p>0,2</text:p>
          </table:table-cell>
          <table:table-cell table:formula="of:=IF(WEEKDAY([.A45];2)&lt; 6; 1; 0) * [.$J$3] *[.D45] *[.$J$7]" office:value-type="float" office:value="132" calcext:value-type="float">
            <text:p>132</text:p>
          </table:table-cell>
          <table:table-cell table:formula="of:=IF(WEEKDAY([.A45];2) = 7; 150; 0)" office:value-type="float" office:value="0" calcext:value-type="float">
            <text:p>0</text:p>
          </table:table-cell>
          <table:table-cell table:formula="of:=[.G44] -[.F45] +[.E45]" office:value-type="float" office:value="-5030" calcext:value-type="float">
            <text:p>-503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14" calcext:value-type="date">
            <text:p>14.02.2023</text:p>
          </table:table-cell>
          <table:table-cell table:formula="of:=[.A46]" office:value-type="date" office:date-value="2023-02-14" calcext:value-type="date">
            <text:p>02-14</text:p>
          </table:table-cell>
          <table:table-cell table:style-name="ce1" table:formula="of:=IF([.B46] &lt; DATE(YEAR([.A46]);3;21); &quot;ZIMA&quot;; IF([.B46] &lt; DATE(YEAR([.A46]);6;21);&quot;WIOSNA&quot; ; IF([.B46] &lt; DATE(YEAR([.A46]);9;23); &quot;LATO&quot;; IF([.B46] &lt; DATE(YEAR([.A46]);12;21);&quot;JESIEŃ&quot;; &quot;ZIMA&quot;))))" office:value-type="string" office:string-value="ZIMA" calcext:value-type="string">
            <text:p>ZIMA</text:p>
          </table:table-cell>
          <table:table-cell table:formula="of:=IF([.C46] = &quot;ZIMA&quot;; 0.2; IF([.C46] = &quot;WIOSNA&quot;; 0.5; IF([.C46] = &quot;LATO&quot;; 0.9; 0.4)))" office:value-type="float" office:value="0.2" calcext:value-type="float">
            <text:p>0,2</text:p>
          </table:table-cell>
          <table:table-cell table:formula="of:=IF(WEEKDAY([.A46];2)&lt; 6; 1; 0) * [.$J$3] *[.D46] *[.$J$7]" office:value-type="float" office:value="132" calcext:value-type="float">
            <text:p>132</text:p>
          </table:table-cell>
          <table:table-cell table:formula="of:=IF(WEEKDAY([.A46];2) = 7; 150; 0)" office:value-type="float" office:value="0" calcext:value-type="float">
            <text:p>0</text:p>
          </table:table-cell>
          <table:table-cell table:formula="of:=[.G45] -[.F46] +[.E46]" office:value-type="float" office:value="-4898" calcext:value-type="float">
            <text:p>-489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15" calcext:value-type="date">
            <text:p>15.02.2023</text:p>
          </table:table-cell>
          <table:table-cell table:formula="of:=[.A47]" office:value-type="date" office:date-value="2023-02-15" calcext:value-type="date">
            <text:p>02-15</text:p>
          </table:table-cell>
          <table:table-cell table:style-name="ce1" table:formula="of:=IF([.B47] &lt; DATE(YEAR([.A47]);3;21); &quot;ZIMA&quot;; IF([.B47] &lt; DATE(YEAR([.A47]);6;21);&quot;WIOSNA&quot; ; IF([.B47] &lt; DATE(YEAR([.A47]);9;23); &quot;LATO&quot;; IF([.B47] &lt; DATE(YEAR([.A47]);12;21);&quot;JESIEŃ&quot;; &quot;ZIMA&quot;))))" office:value-type="string" office:string-value="ZIMA" calcext:value-type="string">
            <text:p>ZIMA</text:p>
          </table:table-cell>
          <table:table-cell table:formula="of:=IF([.C47] = &quot;ZIMA&quot;; 0.2; IF([.C47] = &quot;WIOSNA&quot;; 0.5; IF([.C47] = &quot;LATO&quot;; 0.9; 0.4)))" office:value-type="float" office:value="0.2" calcext:value-type="float">
            <text:p>0,2</text:p>
          </table:table-cell>
          <table:table-cell table:formula="of:=IF(WEEKDAY([.A47];2)&lt; 6; 1; 0) * [.$J$3] *[.D47] *[.$J$7]" office:value-type="float" office:value="132" calcext:value-type="float">
            <text:p>132</text:p>
          </table:table-cell>
          <table:table-cell table:formula="of:=IF(WEEKDAY([.A47];2) = 7; 150; 0)" office:value-type="float" office:value="0" calcext:value-type="float">
            <text:p>0</text:p>
          </table:table-cell>
          <table:table-cell table:formula="of:=[.G46] -[.F47] +[.E47]" office:value-type="float" office:value="-4766" calcext:value-type="float">
            <text:p>-476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16" calcext:value-type="date">
            <text:p>16.02.2023</text:p>
          </table:table-cell>
          <table:table-cell table:formula="of:=[.A48]" office:value-type="date" office:date-value="2023-02-16" calcext:value-type="date">
            <text:p>02-16</text:p>
          </table:table-cell>
          <table:table-cell table:style-name="ce1" table:formula="of:=IF([.B48] &lt; DATE(YEAR([.A48]);3;21); &quot;ZIMA&quot;; IF([.B48] &lt; DATE(YEAR([.A48]);6;21);&quot;WIOSNA&quot; ; IF([.B48] &lt; DATE(YEAR([.A48]);9;23); &quot;LATO&quot;; IF([.B48] &lt; DATE(YEAR([.A48]);12;21);&quot;JESIEŃ&quot;; &quot;ZIMA&quot;))))" office:value-type="string" office:string-value="ZIMA" calcext:value-type="string">
            <text:p>ZIMA</text:p>
          </table:table-cell>
          <table:table-cell table:formula="of:=IF([.C48] = &quot;ZIMA&quot;; 0.2; IF([.C48] = &quot;WIOSNA&quot;; 0.5; IF([.C48] = &quot;LATO&quot;; 0.9; 0.4)))" office:value-type="float" office:value="0.2" calcext:value-type="float">
            <text:p>0,2</text:p>
          </table:table-cell>
          <table:table-cell table:formula="of:=IF(WEEKDAY([.A48];2)&lt; 6; 1; 0) * [.$J$3] *[.D48] *[.$J$7]" office:value-type="float" office:value="132" calcext:value-type="float">
            <text:p>132</text:p>
          </table:table-cell>
          <table:table-cell table:formula="of:=IF(WEEKDAY([.A48];2) = 7; 150; 0)" office:value-type="float" office:value="0" calcext:value-type="float">
            <text:p>0</text:p>
          </table:table-cell>
          <table:table-cell table:formula="of:=[.G47] -[.F48] +[.E48]" office:value-type="float" office:value="-4634" calcext:value-type="float">
            <text:p>-463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17" calcext:value-type="date">
            <text:p>17.02.2023</text:p>
          </table:table-cell>
          <table:table-cell table:formula="of:=[.A49]" office:value-type="date" office:date-value="2023-02-17" calcext:value-type="date">
            <text:p>02-17</text:p>
          </table:table-cell>
          <table:table-cell table:style-name="ce1" table:formula="of:=IF([.B49] &lt; DATE(YEAR([.A49]);3;21); &quot;ZIMA&quot;; IF([.B49] &lt; DATE(YEAR([.A49]);6;21);&quot;WIOSNA&quot; ; IF([.B49] &lt; DATE(YEAR([.A49]);9;23); &quot;LATO&quot;; IF([.B49] &lt; DATE(YEAR([.A49]);12;21);&quot;JESIEŃ&quot;; &quot;ZIMA&quot;))))" office:value-type="string" office:string-value="ZIMA" calcext:value-type="string">
            <text:p>ZIMA</text:p>
          </table:table-cell>
          <table:table-cell table:formula="of:=IF([.C49] = &quot;ZIMA&quot;; 0.2; IF([.C49] = &quot;WIOSNA&quot;; 0.5; IF([.C49] = &quot;LATO&quot;; 0.9; 0.4)))" office:value-type="float" office:value="0.2" calcext:value-type="float">
            <text:p>0,2</text:p>
          </table:table-cell>
          <table:table-cell table:formula="of:=IF(WEEKDAY([.A49];2)&lt; 6; 1; 0) * [.$J$3] *[.D49] *[.$J$7]" office:value-type="float" office:value="132" calcext:value-type="float">
            <text:p>132</text:p>
          </table:table-cell>
          <table:table-cell table:formula="of:=IF(WEEKDAY([.A49];2) = 7; 150; 0)" office:value-type="float" office:value="0" calcext:value-type="float">
            <text:p>0</text:p>
          </table:table-cell>
          <table:table-cell table:formula="of:=[.G48] -[.F49] +[.E49]" office:value-type="float" office:value="-4502" calcext:value-type="float">
            <text:p>-450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18" calcext:value-type="date">
            <text:p>18.02.2023</text:p>
          </table:table-cell>
          <table:table-cell table:formula="of:=[.A50]" office:value-type="date" office:date-value="2023-02-18" calcext:value-type="date">
            <text:p>02-18</text:p>
          </table:table-cell>
          <table:table-cell table:style-name="ce1" table:formula="of:=IF([.B50] &lt; DATE(YEAR([.A50]);3;21); &quot;ZIMA&quot;; IF([.B50] &lt; DATE(YEAR([.A50]);6;21);&quot;WIOSNA&quot; ; IF([.B50] &lt; DATE(YEAR([.A50]);9;23); &quot;LATO&quot;; IF([.B50] &lt; DATE(YEAR([.A50]);12;21);&quot;JESIEŃ&quot;; &quot;ZIMA&quot;))))" office:value-type="string" office:string-value="ZIMA" calcext:value-type="string">
            <text:p>ZIMA</text:p>
          </table:table-cell>
          <table:table-cell table:formula="of:=IF([.C50] = &quot;ZIMA&quot;; 0.2; IF([.C50] = &quot;WIOSNA&quot;; 0.5; IF([.C50] = &quot;LATO&quot;; 0.9; 0.4)))" office:value-type="float" office:value="0.2" calcext:value-type="float">
            <text:p>0,2</text:p>
          </table:table-cell>
          <table:table-cell table:formula="of:=IF(WEEKDAY([.A50];2)&lt; 6; 1; 0) * [.$J$3] *[.D50] *[.$J$7]" office:value-type="float" office:value="0" calcext:value-type="float">
            <text:p>0</text:p>
          </table:table-cell>
          <table:table-cell table:formula="of:=IF(WEEKDAY([.A50];2) = 7; 150; 0)" office:value-type="float" office:value="0" calcext:value-type="float">
            <text:p>0</text:p>
          </table:table-cell>
          <table:table-cell table:formula="of:=[.G49] -[.F50] +[.E50]" office:value-type="float" office:value="-4502" calcext:value-type="float">
            <text:p>-450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19" calcext:value-type="date">
            <text:p>19.02.2023</text:p>
          </table:table-cell>
          <table:table-cell table:formula="of:=[.A51]" office:value-type="date" office:date-value="2023-02-19" calcext:value-type="date">
            <text:p>02-19</text:p>
          </table:table-cell>
          <table:table-cell table:style-name="ce1" table:formula="of:=IF([.B51] &lt; DATE(YEAR([.A51]);3;21); &quot;ZIMA&quot;; IF([.B51] &lt; DATE(YEAR([.A51]);6;21);&quot;WIOSNA&quot; ; IF([.B51] &lt; DATE(YEAR([.A51]);9;23); &quot;LATO&quot;; IF([.B51] &lt; DATE(YEAR([.A51]);12;21);&quot;JESIEŃ&quot;; &quot;ZIMA&quot;))))" office:value-type="string" office:string-value="ZIMA" calcext:value-type="string">
            <text:p>ZIMA</text:p>
          </table:table-cell>
          <table:table-cell table:formula="of:=IF([.C51] = &quot;ZIMA&quot;; 0.2; IF([.C51] = &quot;WIOSNA&quot;; 0.5; IF([.C51] = &quot;LATO&quot;; 0.9; 0.4)))" office:value-type="float" office:value="0.2" calcext:value-type="float">
            <text:p>0,2</text:p>
          </table:table-cell>
          <table:table-cell table:formula="of:=IF(WEEKDAY([.A51];2)&lt; 6; 1; 0) * [.$J$3] *[.D51] *[.$J$7]" office:value-type="float" office:value="0" calcext:value-type="float">
            <text:p>0</text:p>
          </table:table-cell>
          <table:table-cell table:formula="of:=IF(WEEKDAY([.A51];2) = 7; 150; 0)" office:value-type="float" office:value="150" calcext:value-type="float">
            <text:p>150</text:p>
          </table:table-cell>
          <table:table-cell table:formula="of:=[.G50] -[.F51] +[.E51]" office:value-type="float" office:value="-4652" calcext:value-type="float">
            <text:p>-465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20" calcext:value-type="date">
            <text:p>20.02.2023</text:p>
          </table:table-cell>
          <table:table-cell table:formula="of:=[.A52]" office:value-type="date" office:date-value="2023-02-20" calcext:value-type="date">
            <text:p>02-20</text:p>
          </table:table-cell>
          <table:table-cell table:style-name="ce1" table:formula="of:=IF([.B52] &lt; DATE(YEAR([.A52]);3;21); &quot;ZIMA&quot;; IF([.B52] &lt; DATE(YEAR([.A52]);6;21);&quot;WIOSNA&quot; ; IF([.B52] &lt; DATE(YEAR([.A52]);9;23); &quot;LATO&quot;; IF([.B52] &lt; DATE(YEAR([.A52]);12;21);&quot;JESIEŃ&quot;; &quot;ZIMA&quot;))))" office:value-type="string" office:string-value="ZIMA" calcext:value-type="string">
            <text:p>ZIMA</text:p>
          </table:table-cell>
          <table:table-cell table:formula="of:=IF([.C52] = &quot;ZIMA&quot;; 0.2; IF([.C52] = &quot;WIOSNA&quot;; 0.5; IF([.C52] = &quot;LATO&quot;; 0.9; 0.4)))" office:value-type="float" office:value="0.2" calcext:value-type="float">
            <text:p>0,2</text:p>
          </table:table-cell>
          <table:table-cell table:formula="of:=IF(WEEKDAY([.A52];2)&lt; 6; 1; 0) * [.$J$3] *[.D52] *[.$J$7]" office:value-type="float" office:value="132" calcext:value-type="float">
            <text:p>132</text:p>
          </table:table-cell>
          <table:table-cell table:formula="of:=IF(WEEKDAY([.A52];2) = 7; 150; 0)" office:value-type="float" office:value="0" calcext:value-type="float">
            <text:p>0</text:p>
          </table:table-cell>
          <table:table-cell table:formula="of:=[.G51] -[.F52] +[.E52]" office:value-type="float" office:value="-4520" calcext:value-type="float">
            <text:p>-45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21" calcext:value-type="date">
            <text:p>21.02.2023</text:p>
          </table:table-cell>
          <table:table-cell table:formula="of:=[.A53]" office:value-type="date" office:date-value="2023-02-21" calcext:value-type="date">
            <text:p>02-21</text:p>
          </table:table-cell>
          <table:table-cell table:style-name="ce1" table:formula="of:=IF([.B53] &lt; DATE(YEAR([.A53]);3;21); &quot;ZIMA&quot;; IF([.B53] &lt; DATE(YEAR([.A53]);6;21);&quot;WIOSNA&quot; ; IF([.B53] &lt; DATE(YEAR([.A53]);9;23); &quot;LATO&quot;; IF([.B53] &lt; DATE(YEAR([.A53]);12;21);&quot;JESIEŃ&quot;; &quot;ZIMA&quot;))))" office:value-type="string" office:string-value="ZIMA" calcext:value-type="string">
            <text:p>ZIMA</text:p>
          </table:table-cell>
          <table:table-cell table:formula="of:=IF([.C53] = &quot;ZIMA&quot;; 0.2; IF([.C53] = &quot;WIOSNA&quot;; 0.5; IF([.C53] = &quot;LATO&quot;; 0.9; 0.4)))" office:value-type="float" office:value="0.2" calcext:value-type="float">
            <text:p>0,2</text:p>
          </table:table-cell>
          <table:table-cell table:formula="of:=IF(WEEKDAY([.A53];2)&lt; 6; 1; 0) * [.$J$3] *[.D53] *[.$J$7]" office:value-type="float" office:value="132" calcext:value-type="float">
            <text:p>132</text:p>
          </table:table-cell>
          <table:table-cell table:formula="of:=IF(WEEKDAY([.A53];2) = 7; 150; 0)" office:value-type="float" office:value="0" calcext:value-type="float">
            <text:p>0</text:p>
          </table:table-cell>
          <table:table-cell table:formula="of:=[.G52] -[.F53] +[.E53]" office:value-type="float" office:value="-4388" calcext:value-type="float">
            <text:p>-438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22" calcext:value-type="date">
            <text:p>22.02.2023</text:p>
          </table:table-cell>
          <table:table-cell table:formula="of:=[.A54]" office:value-type="date" office:date-value="2023-02-22" calcext:value-type="date">
            <text:p>02-22</text:p>
          </table:table-cell>
          <table:table-cell table:style-name="ce1" table:formula="of:=IF([.B54] &lt; DATE(YEAR([.A54]);3;21); &quot;ZIMA&quot;; IF([.B54] &lt; DATE(YEAR([.A54]);6;21);&quot;WIOSNA&quot; ; IF([.B54] &lt; DATE(YEAR([.A54]);9;23); &quot;LATO&quot;; IF([.B54] &lt; DATE(YEAR([.A54]);12;21);&quot;JESIEŃ&quot;; &quot;ZIMA&quot;))))" office:value-type="string" office:string-value="ZIMA" calcext:value-type="string">
            <text:p>ZIMA</text:p>
          </table:table-cell>
          <table:table-cell table:formula="of:=IF([.C54] = &quot;ZIMA&quot;; 0.2; IF([.C54] = &quot;WIOSNA&quot;; 0.5; IF([.C54] = &quot;LATO&quot;; 0.9; 0.4)))" office:value-type="float" office:value="0.2" calcext:value-type="float">
            <text:p>0,2</text:p>
          </table:table-cell>
          <table:table-cell table:formula="of:=IF(WEEKDAY([.A54];2)&lt; 6; 1; 0) * [.$J$3] *[.D54] *[.$J$7]" office:value-type="float" office:value="132" calcext:value-type="float">
            <text:p>132</text:p>
          </table:table-cell>
          <table:table-cell table:formula="of:=IF(WEEKDAY([.A54];2) = 7; 150; 0)" office:value-type="float" office:value="0" calcext:value-type="float">
            <text:p>0</text:p>
          </table:table-cell>
          <table:table-cell table:formula="of:=[.G53] -[.F54] +[.E54]" office:value-type="float" office:value="-4256" calcext:value-type="float">
            <text:p>-425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23" calcext:value-type="date">
            <text:p>23.02.2023</text:p>
          </table:table-cell>
          <table:table-cell table:formula="of:=[.A55]" office:value-type="date" office:date-value="2023-02-23" calcext:value-type="date">
            <text:p>02-23</text:p>
          </table:table-cell>
          <table:table-cell table:style-name="ce1" table:formula="of:=IF([.B55] &lt; DATE(YEAR([.A55]);3;21); &quot;ZIMA&quot;; IF([.B55] &lt; DATE(YEAR([.A55]);6;21);&quot;WIOSNA&quot; ; IF([.B55] &lt; DATE(YEAR([.A55]);9;23); &quot;LATO&quot;; IF([.B55] &lt; DATE(YEAR([.A55]);12;21);&quot;JESIEŃ&quot;; &quot;ZIMA&quot;))))" office:value-type="string" office:string-value="ZIMA" calcext:value-type="string">
            <text:p>ZIMA</text:p>
          </table:table-cell>
          <table:table-cell table:formula="of:=IF([.C55] = &quot;ZIMA&quot;; 0.2; IF([.C55] = &quot;WIOSNA&quot;; 0.5; IF([.C55] = &quot;LATO&quot;; 0.9; 0.4)))" office:value-type="float" office:value="0.2" calcext:value-type="float">
            <text:p>0,2</text:p>
          </table:table-cell>
          <table:table-cell table:formula="of:=IF(WEEKDAY([.A55];2)&lt; 6; 1; 0) * [.$J$3] *[.D55] *[.$J$7]" office:value-type="float" office:value="132" calcext:value-type="float">
            <text:p>132</text:p>
          </table:table-cell>
          <table:table-cell table:formula="of:=IF(WEEKDAY([.A55];2) = 7; 150; 0)" office:value-type="float" office:value="0" calcext:value-type="float">
            <text:p>0</text:p>
          </table:table-cell>
          <table:table-cell table:formula="of:=[.G54] -[.F55] +[.E55]" office:value-type="float" office:value="-4124" calcext:value-type="float">
            <text:p>-412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24" calcext:value-type="date">
            <text:p>24.02.2023</text:p>
          </table:table-cell>
          <table:table-cell table:formula="of:=[.A56]" office:value-type="date" office:date-value="2023-02-24" calcext:value-type="date">
            <text:p>02-24</text:p>
          </table:table-cell>
          <table:table-cell table:style-name="ce1" table:formula="of:=IF([.B56] &lt; DATE(YEAR([.A56]);3;21); &quot;ZIMA&quot;; IF([.B56] &lt; DATE(YEAR([.A56]);6;21);&quot;WIOSNA&quot; ; IF([.B56] &lt; DATE(YEAR([.A56]);9;23); &quot;LATO&quot;; IF([.B56] &lt; DATE(YEAR([.A56]);12;21);&quot;JESIEŃ&quot;; &quot;ZIMA&quot;))))" office:value-type="string" office:string-value="ZIMA" calcext:value-type="string">
            <text:p>ZIMA</text:p>
          </table:table-cell>
          <table:table-cell table:formula="of:=IF([.C56] = &quot;ZIMA&quot;; 0.2; IF([.C56] = &quot;WIOSNA&quot;; 0.5; IF([.C56] = &quot;LATO&quot;; 0.9; 0.4)))" office:value-type="float" office:value="0.2" calcext:value-type="float">
            <text:p>0,2</text:p>
          </table:table-cell>
          <table:table-cell table:formula="of:=IF(WEEKDAY([.A56];2)&lt; 6; 1; 0) * [.$J$3] *[.D56] *[.$J$7]" office:value-type="float" office:value="132" calcext:value-type="float">
            <text:p>132</text:p>
          </table:table-cell>
          <table:table-cell table:formula="of:=IF(WEEKDAY([.A56];2) = 7; 150; 0)" office:value-type="float" office:value="0" calcext:value-type="float">
            <text:p>0</text:p>
          </table:table-cell>
          <table:table-cell table:formula="of:=[.G55] -[.F56] +[.E56]" office:value-type="float" office:value="-3992" calcext:value-type="float">
            <text:p>-399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25" calcext:value-type="date">
            <text:p>25.02.2023</text:p>
          </table:table-cell>
          <table:table-cell table:formula="of:=[.A57]" office:value-type="date" office:date-value="2023-02-25" calcext:value-type="date">
            <text:p>02-25</text:p>
          </table:table-cell>
          <table:table-cell table:style-name="ce1" table:formula="of:=IF([.B57] &lt; DATE(YEAR([.A57]);3;21); &quot;ZIMA&quot;; IF([.B57] &lt; DATE(YEAR([.A57]);6;21);&quot;WIOSNA&quot; ; IF([.B57] &lt; DATE(YEAR([.A57]);9;23); &quot;LATO&quot;; IF([.B57] &lt; DATE(YEAR([.A57]);12;21);&quot;JESIEŃ&quot;; &quot;ZIMA&quot;))))" office:value-type="string" office:string-value="ZIMA" calcext:value-type="string">
            <text:p>ZIMA</text:p>
          </table:table-cell>
          <table:table-cell table:formula="of:=IF([.C57] = &quot;ZIMA&quot;; 0.2; IF([.C57] = &quot;WIOSNA&quot;; 0.5; IF([.C57] = &quot;LATO&quot;; 0.9; 0.4)))" office:value-type="float" office:value="0.2" calcext:value-type="float">
            <text:p>0,2</text:p>
          </table:table-cell>
          <table:table-cell table:formula="of:=IF(WEEKDAY([.A57];2)&lt; 6; 1; 0) * [.$J$3] *[.D57] *[.$J$7]" office:value-type="float" office:value="0" calcext:value-type="float">
            <text:p>0</text:p>
          </table:table-cell>
          <table:table-cell table:formula="of:=IF(WEEKDAY([.A57];2) = 7; 150; 0)" office:value-type="float" office:value="0" calcext:value-type="float">
            <text:p>0</text:p>
          </table:table-cell>
          <table:table-cell table:formula="of:=[.G56] -[.F57] +[.E57]" office:value-type="float" office:value="-3992" calcext:value-type="float">
            <text:p>-399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26" calcext:value-type="date">
            <text:p>26.02.2023</text:p>
          </table:table-cell>
          <table:table-cell table:formula="of:=[.A58]" office:value-type="date" office:date-value="2023-02-26" calcext:value-type="date">
            <text:p>02-26</text:p>
          </table:table-cell>
          <table:table-cell table:style-name="ce1" table:formula="of:=IF([.B58] &lt; DATE(YEAR([.A58]);3;21); &quot;ZIMA&quot;; IF([.B58] &lt; DATE(YEAR([.A58]);6;21);&quot;WIOSNA&quot; ; IF([.B58] &lt; DATE(YEAR([.A58]);9;23); &quot;LATO&quot;; IF([.B58] &lt; DATE(YEAR([.A58]);12;21);&quot;JESIEŃ&quot;; &quot;ZIMA&quot;))))" office:value-type="string" office:string-value="ZIMA" calcext:value-type="string">
            <text:p>ZIMA</text:p>
          </table:table-cell>
          <table:table-cell table:formula="of:=IF([.C58] = &quot;ZIMA&quot;; 0.2; IF([.C58] = &quot;WIOSNA&quot;; 0.5; IF([.C58] = &quot;LATO&quot;; 0.9; 0.4)))" office:value-type="float" office:value="0.2" calcext:value-type="float">
            <text:p>0,2</text:p>
          </table:table-cell>
          <table:table-cell table:formula="of:=IF(WEEKDAY([.A58];2)&lt; 6; 1; 0) * [.$J$3] *[.D58] *[.$J$7]" office:value-type="float" office:value="0" calcext:value-type="float">
            <text:p>0</text:p>
          </table:table-cell>
          <table:table-cell table:formula="of:=IF(WEEKDAY([.A58];2) = 7; 150; 0)" office:value-type="float" office:value="150" calcext:value-type="float">
            <text:p>150</text:p>
          </table:table-cell>
          <table:table-cell table:formula="of:=[.G57] -[.F58] +[.E58]" office:value-type="float" office:value="-4142" calcext:value-type="float">
            <text:p>-414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27" calcext:value-type="date">
            <text:p>27.02.2023</text:p>
          </table:table-cell>
          <table:table-cell table:formula="of:=[.A59]" office:value-type="date" office:date-value="2023-02-27" calcext:value-type="date">
            <text:p>02-27</text:p>
          </table:table-cell>
          <table:table-cell table:style-name="ce1" table:formula="of:=IF([.B59] &lt; DATE(YEAR([.A59]);3;21); &quot;ZIMA&quot;; IF([.B59] &lt; DATE(YEAR([.A59]);6;21);&quot;WIOSNA&quot; ; IF([.B59] &lt; DATE(YEAR([.A59]);9;23); &quot;LATO&quot;; IF([.B59] &lt; DATE(YEAR([.A59]);12;21);&quot;JESIEŃ&quot;; &quot;ZIMA&quot;))))" office:value-type="string" office:string-value="ZIMA" calcext:value-type="string">
            <text:p>ZIMA</text:p>
          </table:table-cell>
          <table:table-cell table:formula="of:=IF([.C59] = &quot;ZIMA&quot;; 0.2; IF([.C59] = &quot;WIOSNA&quot;; 0.5; IF([.C59] = &quot;LATO&quot;; 0.9; 0.4)))" office:value-type="float" office:value="0.2" calcext:value-type="float">
            <text:p>0,2</text:p>
          </table:table-cell>
          <table:table-cell table:formula="of:=IF(WEEKDAY([.A59];2)&lt; 6; 1; 0) * [.$J$3] *[.D59] *[.$J$7]" office:value-type="float" office:value="132" calcext:value-type="float">
            <text:p>132</text:p>
          </table:table-cell>
          <table:table-cell table:formula="of:=IF(WEEKDAY([.A59];2) = 7; 150; 0)" office:value-type="float" office:value="0" calcext:value-type="float">
            <text:p>0</text:p>
          </table:table-cell>
          <table:table-cell table:formula="of:=[.G58] -[.F59] +[.E59]" office:value-type="float" office:value="-4010" calcext:value-type="float">
            <text:p>-40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28" calcext:value-type="date">
            <text:p>28.02.2023</text:p>
          </table:table-cell>
          <table:table-cell table:formula="of:=[.A60]" office:value-type="date" office:date-value="2023-02-28" calcext:value-type="date">
            <text:p>02-28</text:p>
          </table:table-cell>
          <table:table-cell table:style-name="ce1" table:formula="of:=IF([.B60] &lt; DATE(YEAR([.A60]);3;21); &quot;ZIMA&quot;; IF([.B60] &lt; DATE(YEAR([.A60]);6;21);&quot;WIOSNA&quot; ; IF([.B60] &lt; DATE(YEAR([.A60]);9;23); &quot;LATO&quot;; IF([.B60] &lt; DATE(YEAR([.A60]);12;21);&quot;JESIEŃ&quot;; &quot;ZIMA&quot;))))" office:value-type="string" office:string-value="ZIMA" calcext:value-type="string">
            <text:p>ZIMA</text:p>
          </table:table-cell>
          <table:table-cell table:formula="of:=IF([.C60] = &quot;ZIMA&quot;; 0.2; IF([.C60] = &quot;WIOSNA&quot;; 0.5; IF([.C60] = &quot;LATO&quot;; 0.9; 0.4)))" office:value-type="float" office:value="0.2" calcext:value-type="float">
            <text:p>0,2</text:p>
          </table:table-cell>
          <table:table-cell table:formula="of:=IF(WEEKDAY([.A60];2)&lt; 6; 1; 0) * [.$J$3] *[.D60] *[.$J$7]" office:value-type="float" office:value="132" calcext:value-type="float">
            <text:p>132</text:p>
          </table:table-cell>
          <table:table-cell table:formula="of:=IF(WEEKDAY([.A60];2) = 7; 150; 0)" office:value-type="float" office:value="0" calcext:value-type="float">
            <text:p>0</text:p>
          </table:table-cell>
          <table:table-cell table:formula="of:=[.G59] -[.F60] +[.E60]" office:value-type="float" office:value="-3878" calcext:value-type="float">
            <text:p>-387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01" calcext:value-type="date">
            <text:p>1.03.2023</text:p>
          </table:table-cell>
          <table:table-cell table:formula="of:=[.A61]" office:value-type="date" office:date-value="2023-03-01" calcext:value-type="date">
            <text:p>03-01</text:p>
          </table:table-cell>
          <table:table-cell table:style-name="ce1" table:formula="of:=IF([.B61] &lt; DATE(YEAR([.A61]);3;21); &quot;ZIMA&quot;; IF([.B61] &lt; DATE(YEAR([.A61]);6;21);&quot;WIOSNA&quot; ; IF([.B61] &lt; DATE(YEAR([.A61]);9;23); &quot;LATO&quot;; IF([.B61] &lt; DATE(YEAR([.A61]);12;21);&quot;JESIEŃ&quot;; &quot;ZIMA&quot;))))" office:value-type="string" office:string-value="ZIMA" calcext:value-type="string">
            <text:p>ZIMA</text:p>
          </table:table-cell>
          <table:table-cell table:formula="of:=IF([.C61] = &quot;ZIMA&quot;; 0.2; IF([.C61] = &quot;WIOSNA&quot;; 0.5; IF([.C61] = &quot;LATO&quot;; 0.9; 0.4)))" office:value-type="float" office:value="0.2" calcext:value-type="float">
            <text:p>0,2</text:p>
          </table:table-cell>
          <table:table-cell table:formula="of:=IF(WEEKDAY([.A61];2)&lt; 6; 1; 0) * [.$J$3] *[.D61] *[.$J$7]" office:value-type="float" office:value="132" calcext:value-type="float">
            <text:p>132</text:p>
          </table:table-cell>
          <table:table-cell table:formula="of:=IF(WEEKDAY([.A61];2) = 7; 150; 0)" office:value-type="float" office:value="0" calcext:value-type="float">
            <text:p>0</text:p>
          </table:table-cell>
          <table:table-cell table:formula="of:=[.G60] -[.F61] +[.E61]" office:value-type="float" office:value="-3746" calcext:value-type="float">
            <text:p>-374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02" calcext:value-type="date">
            <text:p>2.03.2023</text:p>
          </table:table-cell>
          <table:table-cell table:formula="of:=[.A62]" office:value-type="date" office:date-value="2023-03-02" calcext:value-type="date">
            <text:p>03-02</text:p>
          </table:table-cell>
          <table:table-cell table:style-name="ce1" table:formula="of:=IF([.B62] &lt; DATE(YEAR([.A62]);3;21); &quot;ZIMA&quot;; IF([.B62] &lt; DATE(YEAR([.A62]);6;21);&quot;WIOSNA&quot; ; IF([.B62] &lt; DATE(YEAR([.A62]);9;23); &quot;LATO&quot;; IF([.B62] &lt; DATE(YEAR([.A62]);12;21);&quot;JESIEŃ&quot;; &quot;ZIMA&quot;))))" office:value-type="string" office:string-value="ZIMA" calcext:value-type="string">
            <text:p>ZIMA</text:p>
          </table:table-cell>
          <table:table-cell table:formula="of:=IF([.C62] = &quot;ZIMA&quot;; 0.2; IF([.C62] = &quot;WIOSNA&quot;; 0.5; IF([.C62] = &quot;LATO&quot;; 0.9; 0.4)))" office:value-type="float" office:value="0.2" calcext:value-type="float">
            <text:p>0,2</text:p>
          </table:table-cell>
          <table:table-cell table:formula="of:=IF(WEEKDAY([.A62];2)&lt; 6; 1; 0) * [.$J$3] *[.D62] *[.$J$7]" office:value-type="float" office:value="132" calcext:value-type="float">
            <text:p>132</text:p>
          </table:table-cell>
          <table:table-cell table:formula="of:=IF(WEEKDAY([.A62];2) = 7; 150; 0)" office:value-type="float" office:value="0" calcext:value-type="float">
            <text:p>0</text:p>
          </table:table-cell>
          <table:table-cell table:formula="of:=[.G61] -[.F62] +[.E62]" office:value-type="float" office:value="-3614" calcext:value-type="float">
            <text:p>-361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03" calcext:value-type="date">
            <text:p>3.03.2023</text:p>
          </table:table-cell>
          <table:table-cell table:formula="of:=[.A63]" office:value-type="date" office:date-value="2023-03-03" calcext:value-type="date">
            <text:p>03-03</text:p>
          </table:table-cell>
          <table:table-cell table:style-name="ce1" table:formula="of:=IF([.B63] &lt; DATE(YEAR([.A63]);3;21); &quot;ZIMA&quot;; IF([.B63] &lt; DATE(YEAR([.A63]);6;21);&quot;WIOSNA&quot; ; IF([.B63] &lt; DATE(YEAR([.A63]);9;23); &quot;LATO&quot;; IF([.B63] &lt; DATE(YEAR([.A63]);12;21);&quot;JESIEŃ&quot;; &quot;ZIMA&quot;))))" office:value-type="string" office:string-value="ZIMA" calcext:value-type="string">
            <text:p>ZIMA</text:p>
          </table:table-cell>
          <table:table-cell table:formula="of:=IF([.C63] = &quot;ZIMA&quot;; 0.2; IF([.C63] = &quot;WIOSNA&quot;; 0.5; IF([.C63] = &quot;LATO&quot;; 0.9; 0.4)))" office:value-type="float" office:value="0.2" calcext:value-type="float">
            <text:p>0,2</text:p>
          </table:table-cell>
          <table:table-cell table:formula="of:=IF(WEEKDAY([.A63];2)&lt; 6; 1; 0) * [.$J$3] *[.D63] *[.$J$7]" office:value-type="float" office:value="132" calcext:value-type="float">
            <text:p>132</text:p>
          </table:table-cell>
          <table:table-cell table:formula="of:=IF(WEEKDAY([.A63];2) = 7; 150; 0)" office:value-type="float" office:value="0" calcext:value-type="float">
            <text:p>0</text:p>
          </table:table-cell>
          <table:table-cell table:formula="of:=[.G62] -[.F63] +[.E63]" office:value-type="float" office:value="-3482" calcext:value-type="float">
            <text:p>-348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04" calcext:value-type="date">
            <text:p>4.03.2023</text:p>
          </table:table-cell>
          <table:table-cell table:formula="of:=[.A64]" office:value-type="date" office:date-value="2023-03-04" calcext:value-type="date">
            <text:p>03-04</text:p>
          </table:table-cell>
          <table:table-cell table:style-name="ce1" table:formula="of:=IF([.B64] &lt; DATE(YEAR([.A64]);3;21); &quot;ZIMA&quot;; IF([.B64] &lt; DATE(YEAR([.A64]);6;21);&quot;WIOSNA&quot; ; IF([.B64] &lt; DATE(YEAR([.A64]);9;23); &quot;LATO&quot;; IF([.B64] &lt; DATE(YEAR([.A64]);12;21);&quot;JESIEŃ&quot;; &quot;ZIMA&quot;))))" office:value-type="string" office:string-value="ZIMA" calcext:value-type="string">
            <text:p>ZIMA</text:p>
          </table:table-cell>
          <table:table-cell table:formula="of:=IF([.C64] = &quot;ZIMA&quot;; 0.2; IF([.C64] = &quot;WIOSNA&quot;; 0.5; IF([.C64] = &quot;LATO&quot;; 0.9; 0.4)))" office:value-type="float" office:value="0.2" calcext:value-type="float">
            <text:p>0,2</text:p>
          </table:table-cell>
          <table:table-cell table:formula="of:=IF(WEEKDAY([.A64];2)&lt; 6; 1; 0) * [.$J$3] *[.D64] *[.$J$7]" office:value-type="float" office:value="0" calcext:value-type="float">
            <text:p>0</text:p>
          </table:table-cell>
          <table:table-cell table:formula="of:=IF(WEEKDAY([.A64];2) = 7; 150; 0)" office:value-type="float" office:value="0" calcext:value-type="float">
            <text:p>0</text:p>
          </table:table-cell>
          <table:table-cell table:formula="of:=[.G63] -[.F64] +[.E64]" office:value-type="float" office:value="-3482" calcext:value-type="float">
            <text:p>-348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05" calcext:value-type="date">
            <text:p>5.03.2023</text:p>
          </table:table-cell>
          <table:table-cell table:formula="of:=[.A65]" office:value-type="date" office:date-value="2023-03-05" calcext:value-type="date">
            <text:p>03-05</text:p>
          </table:table-cell>
          <table:table-cell table:style-name="ce1" table:formula="of:=IF([.B65] &lt; DATE(YEAR([.A65]);3;21); &quot;ZIMA&quot;; IF([.B65] &lt; DATE(YEAR([.A65]);6;21);&quot;WIOSNA&quot; ; IF([.B65] &lt; DATE(YEAR([.A65]);9;23); &quot;LATO&quot;; IF([.B65] &lt; DATE(YEAR([.A65]);12;21);&quot;JESIEŃ&quot;; &quot;ZIMA&quot;))))" office:value-type="string" office:string-value="ZIMA" calcext:value-type="string">
            <text:p>ZIMA</text:p>
          </table:table-cell>
          <table:table-cell table:formula="of:=IF([.C65] = &quot;ZIMA&quot;; 0.2; IF([.C65] = &quot;WIOSNA&quot;; 0.5; IF([.C65] = &quot;LATO&quot;; 0.9; 0.4)))" office:value-type="float" office:value="0.2" calcext:value-type="float">
            <text:p>0,2</text:p>
          </table:table-cell>
          <table:table-cell table:formula="of:=IF(WEEKDAY([.A65];2)&lt; 6; 1; 0) * [.$J$3] *[.D65] *[.$J$7]" office:value-type="float" office:value="0" calcext:value-type="float">
            <text:p>0</text:p>
          </table:table-cell>
          <table:table-cell table:formula="of:=IF(WEEKDAY([.A65];2) = 7; 150; 0)" office:value-type="float" office:value="150" calcext:value-type="float">
            <text:p>150</text:p>
          </table:table-cell>
          <table:table-cell table:formula="of:=[.G64] -[.F65] +[.E65]" office:value-type="float" office:value="-3632" calcext:value-type="float">
            <text:p>-363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06" calcext:value-type="date">
            <text:p>6.03.2023</text:p>
          </table:table-cell>
          <table:table-cell table:formula="of:=[.A66]" office:value-type="date" office:date-value="2023-03-06" calcext:value-type="date">
            <text:p>03-06</text:p>
          </table:table-cell>
          <table:table-cell table:style-name="ce1" table:formula="of:=IF([.B66] &lt; DATE(YEAR([.A66]);3;21); &quot;ZIMA&quot;; IF([.B66] &lt; DATE(YEAR([.A66]);6;21);&quot;WIOSNA&quot; ; IF([.B66] &lt; DATE(YEAR([.A66]);9;23); &quot;LATO&quot;; IF([.B66] &lt; DATE(YEAR([.A66]);12;21);&quot;JESIEŃ&quot;; &quot;ZIMA&quot;))))" office:value-type="string" office:string-value="ZIMA" calcext:value-type="string">
            <text:p>ZIMA</text:p>
          </table:table-cell>
          <table:table-cell table:formula="of:=IF([.C66] = &quot;ZIMA&quot;; 0.2; IF([.C66] = &quot;WIOSNA&quot;; 0.5; IF([.C66] = &quot;LATO&quot;; 0.9; 0.4)))" office:value-type="float" office:value="0.2" calcext:value-type="float">
            <text:p>0,2</text:p>
          </table:table-cell>
          <table:table-cell table:formula="of:=IF(WEEKDAY([.A66];2)&lt; 6; 1; 0) * [.$J$3] *[.D66] *[.$J$7]" office:value-type="float" office:value="132" calcext:value-type="float">
            <text:p>132</text:p>
          </table:table-cell>
          <table:table-cell table:formula="of:=IF(WEEKDAY([.A66];2) = 7; 150; 0)" office:value-type="float" office:value="0" calcext:value-type="float">
            <text:p>0</text:p>
          </table:table-cell>
          <table:table-cell table:formula="of:=[.G65] -[.F66] +[.E66]" office:value-type="float" office:value="-3500" calcext:value-type="float">
            <text:p>-35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07" calcext:value-type="date">
            <text:p>7.03.2023</text:p>
          </table:table-cell>
          <table:table-cell table:formula="of:=[.A67]" office:value-type="date" office:date-value="2023-03-07" calcext:value-type="date">
            <text:p>03-07</text:p>
          </table:table-cell>
          <table:table-cell table:style-name="ce1" table:formula="of:=IF([.B67] &lt; DATE(YEAR([.A67]);3;21); &quot;ZIMA&quot;; IF([.B67] &lt; DATE(YEAR([.A67]);6;21);&quot;WIOSNA&quot; ; IF([.B67] &lt; DATE(YEAR([.A67]);9;23); &quot;LATO&quot;; IF([.B67] &lt; DATE(YEAR([.A67]);12;21);&quot;JESIEŃ&quot;; &quot;ZIMA&quot;))))" office:value-type="string" office:string-value="ZIMA" calcext:value-type="string">
            <text:p>ZIMA</text:p>
          </table:table-cell>
          <table:table-cell table:formula="of:=IF([.C67] = &quot;ZIMA&quot;; 0.2; IF([.C67] = &quot;WIOSNA&quot;; 0.5; IF([.C67] = &quot;LATO&quot;; 0.9; 0.4)))" office:value-type="float" office:value="0.2" calcext:value-type="float">
            <text:p>0,2</text:p>
          </table:table-cell>
          <table:table-cell table:formula="of:=IF(WEEKDAY([.A67];2)&lt; 6; 1; 0) * [.$J$3] *[.D67] *[.$J$7]" office:value-type="float" office:value="132" calcext:value-type="float">
            <text:p>132</text:p>
          </table:table-cell>
          <table:table-cell table:formula="of:=IF(WEEKDAY([.A67];2) = 7; 150; 0)" office:value-type="float" office:value="0" calcext:value-type="float">
            <text:p>0</text:p>
          </table:table-cell>
          <table:table-cell table:formula="of:=[.G66] -[.F67] +[.E67]" office:value-type="float" office:value="-3368" calcext:value-type="float">
            <text:p>-336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08" calcext:value-type="date">
            <text:p>8.03.2023</text:p>
          </table:table-cell>
          <table:table-cell table:formula="of:=[.A68]" office:value-type="date" office:date-value="2023-03-08" calcext:value-type="date">
            <text:p>03-08</text:p>
          </table:table-cell>
          <table:table-cell table:style-name="ce1" table:formula="of:=IF([.B68] &lt; DATE(YEAR([.A68]);3;21); &quot;ZIMA&quot;; IF([.B68] &lt; DATE(YEAR([.A68]);6;21);&quot;WIOSNA&quot; ; IF([.B68] &lt; DATE(YEAR([.A68]);9;23); &quot;LATO&quot;; IF([.B68] &lt; DATE(YEAR([.A68]);12;21);&quot;JESIEŃ&quot;; &quot;ZIMA&quot;))))" office:value-type="string" office:string-value="ZIMA" calcext:value-type="string">
            <text:p>ZIMA</text:p>
          </table:table-cell>
          <table:table-cell table:formula="of:=IF([.C68] = &quot;ZIMA&quot;; 0.2; IF([.C68] = &quot;WIOSNA&quot;; 0.5; IF([.C68] = &quot;LATO&quot;; 0.9; 0.4)))" office:value-type="float" office:value="0.2" calcext:value-type="float">
            <text:p>0,2</text:p>
          </table:table-cell>
          <table:table-cell table:formula="of:=IF(WEEKDAY([.A68];2)&lt; 6; 1; 0) * [.$J$3] *[.D68] *[.$J$7]" office:value-type="float" office:value="132" calcext:value-type="float">
            <text:p>132</text:p>
          </table:table-cell>
          <table:table-cell table:formula="of:=IF(WEEKDAY([.A68];2) = 7; 150; 0)" office:value-type="float" office:value="0" calcext:value-type="float">
            <text:p>0</text:p>
          </table:table-cell>
          <table:table-cell table:formula="of:=[.G67] -[.F68] +[.E68]" office:value-type="float" office:value="-3236" calcext:value-type="float">
            <text:p>-323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09" calcext:value-type="date">
            <text:p>9.03.2023</text:p>
          </table:table-cell>
          <table:table-cell table:formula="of:=[.A69]" office:value-type="date" office:date-value="2023-03-09" calcext:value-type="date">
            <text:p>03-09</text:p>
          </table:table-cell>
          <table:table-cell table:style-name="ce1" table:formula="of:=IF([.B69] &lt; DATE(YEAR([.A69]);3;21); &quot;ZIMA&quot;; IF([.B69] &lt; DATE(YEAR([.A69]);6;21);&quot;WIOSNA&quot; ; IF([.B69] &lt; DATE(YEAR([.A69]);9;23); &quot;LATO&quot;; IF([.B69] &lt; DATE(YEAR([.A69]);12;21);&quot;JESIEŃ&quot;; &quot;ZIMA&quot;))))" office:value-type="string" office:string-value="ZIMA" calcext:value-type="string">
            <text:p>ZIMA</text:p>
          </table:table-cell>
          <table:table-cell table:formula="of:=IF([.C69] = &quot;ZIMA&quot;; 0.2; IF([.C69] = &quot;WIOSNA&quot;; 0.5; IF([.C69] = &quot;LATO&quot;; 0.9; 0.4)))" office:value-type="float" office:value="0.2" calcext:value-type="float">
            <text:p>0,2</text:p>
          </table:table-cell>
          <table:table-cell table:formula="of:=IF(WEEKDAY([.A69];2)&lt; 6; 1; 0) * [.$J$3] *[.D69] *[.$J$7]" office:value-type="float" office:value="132" calcext:value-type="float">
            <text:p>132</text:p>
          </table:table-cell>
          <table:table-cell table:formula="of:=IF(WEEKDAY([.A69];2) = 7; 150; 0)" office:value-type="float" office:value="0" calcext:value-type="float">
            <text:p>0</text:p>
          </table:table-cell>
          <table:table-cell table:formula="of:=[.G68] -[.F69] +[.E69]" office:value-type="float" office:value="-3104" calcext:value-type="float">
            <text:p>-310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10" calcext:value-type="date">
            <text:p>10.03.2023</text:p>
          </table:table-cell>
          <table:table-cell table:formula="of:=[.A70]" office:value-type="date" office:date-value="2023-03-10" calcext:value-type="date">
            <text:p>03-10</text:p>
          </table:table-cell>
          <table:table-cell table:style-name="ce1" table:formula="of:=IF([.B70] &lt; DATE(YEAR([.A70]);3;21); &quot;ZIMA&quot;; IF([.B70] &lt; DATE(YEAR([.A70]);6;21);&quot;WIOSNA&quot; ; IF([.B70] &lt; DATE(YEAR([.A70]);9;23); &quot;LATO&quot;; IF([.B70] &lt; DATE(YEAR([.A70]);12;21);&quot;JESIEŃ&quot;; &quot;ZIMA&quot;))))" office:value-type="string" office:string-value="ZIMA" calcext:value-type="string">
            <text:p>ZIMA</text:p>
          </table:table-cell>
          <table:table-cell table:formula="of:=IF([.C70] = &quot;ZIMA&quot;; 0.2; IF([.C70] = &quot;WIOSNA&quot;; 0.5; IF([.C70] = &quot;LATO&quot;; 0.9; 0.4)))" office:value-type="float" office:value="0.2" calcext:value-type="float">
            <text:p>0,2</text:p>
          </table:table-cell>
          <table:table-cell table:formula="of:=IF(WEEKDAY([.A70];2)&lt; 6; 1; 0) * [.$J$3] *[.D70] *[.$J$7]" office:value-type="float" office:value="132" calcext:value-type="float">
            <text:p>132</text:p>
          </table:table-cell>
          <table:table-cell table:formula="of:=IF(WEEKDAY([.A70];2) = 7; 150; 0)" office:value-type="float" office:value="0" calcext:value-type="float">
            <text:p>0</text:p>
          </table:table-cell>
          <table:table-cell table:formula="of:=[.G69] -[.F70] +[.E70]" office:value-type="float" office:value="-2972" calcext:value-type="float">
            <text:p>-297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11" calcext:value-type="date">
            <text:p>11.03.2023</text:p>
          </table:table-cell>
          <table:table-cell table:formula="of:=[.A71]" office:value-type="date" office:date-value="2023-03-11" calcext:value-type="date">
            <text:p>03-11</text:p>
          </table:table-cell>
          <table:table-cell table:style-name="ce1" table:formula="of:=IF([.B71] &lt; DATE(YEAR([.A71]);3;21); &quot;ZIMA&quot;; IF([.B71] &lt; DATE(YEAR([.A71]);6;21);&quot;WIOSNA&quot; ; IF([.B71] &lt; DATE(YEAR([.A71]);9;23); &quot;LATO&quot;; IF([.B71] &lt; DATE(YEAR([.A71]);12;21);&quot;JESIEŃ&quot;; &quot;ZIMA&quot;))))" office:value-type="string" office:string-value="ZIMA" calcext:value-type="string">
            <text:p>ZIMA</text:p>
          </table:table-cell>
          <table:table-cell table:formula="of:=IF([.C71] = &quot;ZIMA&quot;; 0.2; IF([.C71] = &quot;WIOSNA&quot;; 0.5; IF([.C71] = &quot;LATO&quot;; 0.9; 0.4)))" office:value-type="float" office:value="0.2" calcext:value-type="float">
            <text:p>0,2</text:p>
          </table:table-cell>
          <table:table-cell table:formula="of:=IF(WEEKDAY([.A71];2)&lt; 6; 1; 0) * [.$J$3] *[.D71] *[.$J$7]" office:value-type="float" office:value="0" calcext:value-type="float">
            <text:p>0</text:p>
          </table:table-cell>
          <table:table-cell table:formula="of:=IF(WEEKDAY([.A71];2) = 7; 150; 0)" office:value-type="float" office:value="0" calcext:value-type="float">
            <text:p>0</text:p>
          </table:table-cell>
          <table:table-cell table:formula="of:=[.G70] -[.F71] +[.E71]" office:value-type="float" office:value="-2972" calcext:value-type="float">
            <text:p>-297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12" calcext:value-type="date">
            <text:p>12.03.2023</text:p>
          </table:table-cell>
          <table:table-cell table:formula="of:=[.A72]" office:value-type="date" office:date-value="2023-03-12" calcext:value-type="date">
            <text:p>03-12</text:p>
          </table:table-cell>
          <table:table-cell table:style-name="ce1" table:formula="of:=IF([.B72] &lt; DATE(YEAR([.A72]);3;21); &quot;ZIMA&quot;; IF([.B72] &lt; DATE(YEAR([.A72]);6;21);&quot;WIOSNA&quot; ; IF([.B72] &lt; DATE(YEAR([.A72]);9;23); &quot;LATO&quot;; IF([.B72] &lt; DATE(YEAR([.A72]);12;21);&quot;JESIEŃ&quot;; &quot;ZIMA&quot;))))" office:value-type="string" office:string-value="ZIMA" calcext:value-type="string">
            <text:p>ZIMA</text:p>
          </table:table-cell>
          <table:table-cell table:formula="of:=IF([.C72] = &quot;ZIMA&quot;; 0.2; IF([.C72] = &quot;WIOSNA&quot;; 0.5; IF([.C72] = &quot;LATO&quot;; 0.9; 0.4)))" office:value-type="float" office:value="0.2" calcext:value-type="float">
            <text:p>0,2</text:p>
          </table:table-cell>
          <table:table-cell table:formula="of:=IF(WEEKDAY([.A72];2)&lt; 6; 1; 0) * [.$J$3] *[.D72] *[.$J$7]" office:value-type="float" office:value="0" calcext:value-type="float">
            <text:p>0</text:p>
          </table:table-cell>
          <table:table-cell table:formula="of:=IF(WEEKDAY([.A72];2) = 7; 150; 0)" office:value-type="float" office:value="150" calcext:value-type="float">
            <text:p>150</text:p>
          </table:table-cell>
          <table:table-cell table:formula="of:=[.G71] -[.F72] +[.E72]" office:value-type="float" office:value="-3122" calcext:value-type="float">
            <text:p>-312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13" calcext:value-type="date">
            <text:p>13.03.2023</text:p>
          </table:table-cell>
          <table:table-cell table:formula="of:=[.A73]" office:value-type="date" office:date-value="2023-03-13" calcext:value-type="date">
            <text:p>03-13</text:p>
          </table:table-cell>
          <table:table-cell table:style-name="ce1" table:formula="of:=IF([.B73] &lt; DATE(YEAR([.A73]);3;21); &quot;ZIMA&quot;; IF([.B73] &lt; DATE(YEAR([.A73]);6;21);&quot;WIOSNA&quot; ; IF([.B73] &lt; DATE(YEAR([.A73]);9;23); &quot;LATO&quot;; IF([.B73] &lt; DATE(YEAR([.A73]);12;21);&quot;JESIEŃ&quot;; &quot;ZIMA&quot;))))" office:value-type="string" office:string-value="ZIMA" calcext:value-type="string">
            <text:p>ZIMA</text:p>
          </table:table-cell>
          <table:table-cell table:formula="of:=IF([.C73] = &quot;ZIMA&quot;; 0.2; IF([.C73] = &quot;WIOSNA&quot;; 0.5; IF([.C73] = &quot;LATO&quot;; 0.9; 0.4)))" office:value-type="float" office:value="0.2" calcext:value-type="float">
            <text:p>0,2</text:p>
          </table:table-cell>
          <table:table-cell table:formula="of:=IF(WEEKDAY([.A73];2)&lt; 6; 1; 0) * [.$J$3] *[.D73] *[.$J$7]" office:value-type="float" office:value="132" calcext:value-type="float">
            <text:p>132</text:p>
          </table:table-cell>
          <table:table-cell table:formula="of:=IF(WEEKDAY([.A73];2) = 7; 150; 0)" office:value-type="float" office:value="0" calcext:value-type="float">
            <text:p>0</text:p>
          </table:table-cell>
          <table:table-cell table:formula="of:=[.G72] -[.F73] +[.E73]" office:value-type="float" office:value="-2990" calcext:value-type="float">
            <text:p>-29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14" calcext:value-type="date">
            <text:p>14.03.2023</text:p>
          </table:table-cell>
          <table:table-cell table:formula="of:=[.A74]" office:value-type="date" office:date-value="2023-03-14" calcext:value-type="date">
            <text:p>03-14</text:p>
          </table:table-cell>
          <table:table-cell table:style-name="ce1" table:formula="of:=IF([.B74] &lt; DATE(YEAR([.A74]);3;21); &quot;ZIMA&quot;; IF([.B74] &lt; DATE(YEAR([.A74]);6;21);&quot;WIOSNA&quot; ; IF([.B74] &lt; DATE(YEAR([.A74]);9;23); &quot;LATO&quot;; IF([.B74] &lt; DATE(YEAR([.A74]);12;21);&quot;JESIEŃ&quot;; &quot;ZIMA&quot;))))" office:value-type="string" office:string-value="ZIMA" calcext:value-type="string">
            <text:p>ZIMA</text:p>
          </table:table-cell>
          <table:table-cell table:formula="of:=IF([.C74] = &quot;ZIMA&quot;; 0.2; IF([.C74] = &quot;WIOSNA&quot;; 0.5; IF([.C74] = &quot;LATO&quot;; 0.9; 0.4)))" office:value-type="float" office:value="0.2" calcext:value-type="float">
            <text:p>0,2</text:p>
          </table:table-cell>
          <table:table-cell table:formula="of:=IF(WEEKDAY([.A74];2)&lt; 6; 1; 0) * [.$J$3] *[.D74] *[.$J$7]" office:value-type="float" office:value="132" calcext:value-type="float">
            <text:p>132</text:p>
          </table:table-cell>
          <table:table-cell table:formula="of:=IF(WEEKDAY([.A74];2) = 7; 150; 0)" office:value-type="float" office:value="0" calcext:value-type="float">
            <text:p>0</text:p>
          </table:table-cell>
          <table:table-cell table:formula="of:=[.G73] -[.F74] +[.E74]" office:value-type="float" office:value="-2858" calcext:value-type="float">
            <text:p>-285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15" calcext:value-type="date">
            <text:p>15.03.2023</text:p>
          </table:table-cell>
          <table:table-cell table:formula="of:=[.A75]" office:value-type="date" office:date-value="2023-03-15" calcext:value-type="date">
            <text:p>03-15</text:p>
          </table:table-cell>
          <table:table-cell table:style-name="ce1" table:formula="of:=IF([.B75] &lt; DATE(YEAR([.A75]);3;21); &quot;ZIMA&quot;; IF([.B75] &lt; DATE(YEAR([.A75]);6;21);&quot;WIOSNA&quot; ; IF([.B75] &lt; DATE(YEAR([.A75]);9;23); &quot;LATO&quot;; IF([.B75] &lt; DATE(YEAR([.A75]);12;21);&quot;JESIEŃ&quot;; &quot;ZIMA&quot;))))" office:value-type="string" office:string-value="ZIMA" calcext:value-type="string">
            <text:p>ZIMA</text:p>
          </table:table-cell>
          <table:table-cell table:formula="of:=IF([.C75] = &quot;ZIMA&quot;; 0.2; IF([.C75] = &quot;WIOSNA&quot;; 0.5; IF([.C75] = &quot;LATO&quot;; 0.9; 0.4)))" office:value-type="float" office:value="0.2" calcext:value-type="float">
            <text:p>0,2</text:p>
          </table:table-cell>
          <table:table-cell table:formula="of:=IF(WEEKDAY([.A75];2)&lt; 6; 1; 0) * [.$J$3] *[.D75] *[.$J$7]" office:value-type="float" office:value="132" calcext:value-type="float">
            <text:p>132</text:p>
          </table:table-cell>
          <table:table-cell table:formula="of:=IF(WEEKDAY([.A75];2) = 7; 150; 0)" office:value-type="float" office:value="0" calcext:value-type="float">
            <text:p>0</text:p>
          </table:table-cell>
          <table:table-cell table:formula="of:=[.G74] -[.F75] +[.E75]" office:value-type="float" office:value="-2726" calcext:value-type="float">
            <text:p>-272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16" calcext:value-type="date">
            <text:p>16.03.2023</text:p>
          </table:table-cell>
          <table:table-cell table:formula="of:=[.A76]" office:value-type="date" office:date-value="2023-03-16" calcext:value-type="date">
            <text:p>03-16</text:p>
          </table:table-cell>
          <table:table-cell table:style-name="ce1" table:formula="of:=IF([.B76] &lt; DATE(YEAR([.A76]);3;21); &quot;ZIMA&quot;; IF([.B76] &lt; DATE(YEAR([.A76]);6;21);&quot;WIOSNA&quot; ; IF([.B76] &lt; DATE(YEAR([.A76]);9;23); &quot;LATO&quot;; IF([.B76] &lt; DATE(YEAR([.A76]);12;21);&quot;JESIEŃ&quot;; &quot;ZIMA&quot;))))" office:value-type="string" office:string-value="ZIMA" calcext:value-type="string">
            <text:p>ZIMA</text:p>
          </table:table-cell>
          <table:table-cell table:formula="of:=IF([.C76] = &quot;ZIMA&quot;; 0.2; IF([.C76] = &quot;WIOSNA&quot;; 0.5; IF([.C76] = &quot;LATO&quot;; 0.9; 0.4)))" office:value-type="float" office:value="0.2" calcext:value-type="float">
            <text:p>0,2</text:p>
          </table:table-cell>
          <table:table-cell table:formula="of:=IF(WEEKDAY([.A76];2)&lt; 6; 1; 0) * [.$J$3] *[.D76] *[.$J$7]" office:value-type="float" office:value="132" calcext:value-type="float">
            <text:p>132</text:p>
          </table:table-cell>
          <table:table-cell table:formula="of:=IF(WEEKDAY([.A76];2) = 7; 150; 0)" office:value-type="float" office:value="0" calcext:value-type="float">
            <text:p>0</text:p>
          </table:table-cell>
          <table:table-cell table:formula="of:=[.G75] -[.F76] +[.E76]" office:value-type="float" office:value="-2594" calcext:value-type="float">
            <text:p>-259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17" calcext:value-type="date">
            <text:p>17.03.2023</text:p>
          </table:table-cell>
          <table:table-cell table:formula="of:=[.A77]" office:value-type="date" office:date-value="2023-03-17" calcext:value-type="date">
            <text:p>03-17</text:p>
          </table:table-cell>
          <table:table-cell table:style-name="ce1" table:formula="of:=IF([.B77] &lt; DATE(YEAR([.A77]);3;21); &quot;ZIMA&quot;; IF([.B77] &lt; DATE(YEAR([.A77]);6;21);&quot;WIOSNA&quot; ; IF([.B77] &lt; DATE(YEAR([.A77]);9;23); &quot;LATO&quot;; IF([.B77] &lt; DATE(YEAR([.A77]);12;21);&quot;JESIEŃ&quot;; &quot;ZIMA&quot;))))" office:value-type="string" office:string-value="ZIMA" calcext:value-type="string">
            <text:p>ZIMA</text:p>
          </table:table-cell>
          <table:table-cell table:formula="of:=IF([.C77] = &quot;ZIMA&quot;; 0.2; IF([.C77] = &quot;WIOSNA&quot;; 0.5; IF([.C77] = &quot;LATO&quot;; 0.9; 0.4)))" office:value-type="float" office:value="0.2" calcext:value-type="float">
            <text:p>0,2</text:p>
          </table:table-cell>
          <table:table-cell table:formula="of:=IF(WEEKDAY([.A77];2)&lt; 6; 1; 0) * [.$J$3] *[.D77] *[.$J$7]" office:value-type="float" office:value="132" calcext:value-type="float">
            <text:p>132</text:p>
          </table:table-cell>
          <table:table-cell table:formula="of:=IF(WEEKDAY([.A77];2) = 7; 150; 0)" office:value-type="float" office:value="0" calcext:value-type="float">
            <text:p>0</text:p>
          </table:table-cell>
          <table:table-cell table:formula="of:=[.G76] -[.F77] +[.E77]" office:value-type="float" office:value="-2462" calcext:value-type="float">
            <text:p>-246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18" calcext:value-type="date">
            <text:p>18.03.2023</text:p>
          </table:table-cell>
          <table:table-cell table:formula="of:=[.A78]" office:value-type="date" office:date-value="2023-03-18" calcext:value-type="date">
            <text:p>03-18</text:p>
          </table:table-cell>
          <table:table-cell table:style-name="ce1" table:formula="of:=IF([.B78] &lt; DATE(YEAR([.A78]);3;21); &quot;ZIMA&quot;; IF([.B78] &lt; DATE(YEAR([.A78]);6;21);&quot;WIOSNA&quot; ; IF([.B78] &lt; DATE(YEAR([.A78]);9;23); &quot;LATO&quot;; IF([.B78] &lt; DATE(YEAR([.A78]);12;21);&quot;JESIEŃ&quot;; &quot;ZIMA&quot;))))" office:value-type="string" office:string-value="ZIMA" calcext:value-type="string">
            <text:p>ZIMA</text:p>
          </table:table-cell>
          <table:table-cell table:formula="of:=IF([.C78] = &quot;ZIMA&quot;; 0.2; IF([.C78] = &quot;WIOSNA&quot;; 0.5; IF([.C78] = &quot;LATO&quot;; 0.9; 0.4)))" office:value-type="float" office:value="0.2" calcext:value-type="float">
            <text:p>0,2</text:p>
          </table:table-cell>
          <table:table-cell table:formula="of:=IF(WEEKDAY([.A78];2)&lt; 6; 1; 0) * [.$J$3] *[.D78] *[.$J$7]" office:value-type="float" office:value="0" calcext:value-type="float">
            <text:p>0</text:p>
          </table:table-cell>
          <table:table-cell table:formula="of:=IF(WEEKDAY([.A78];2) = 7; 150; 0)" office:value-type="float" office:value="0" calcext:value-type="float">
            <text:p>0</text:p>
          </table:table-cell>
          <table:table-cell table:formula="of:=[.G77] -[.F78] +[.E78]" office:value-type="float" office:value="-2462" calcext:value-type="float">
            <text:p>-246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19" calcext:value-type="date">
            <text:p>19.03.2023</text:p>
          </table:table-cell>
          <table:table-cell table:formula="of:=[.A79]" office:value-type="date" office:date-value="2023-03-19" calcext:value-type="date">
            <text:p>03-19</text:p>
          </table:table-cell>
          <table:table-cell table:style-name="ce1" table:formula="of:=IF([.B79] &lt; DATE(YEAR([.A79]);3;21); &quot;ZIMA&quot;; IF([.B79] &lt; DATE(YEAR([.A79]);6;21);&quot;WIOSNA&quot; ; IF([.B79] &lt; DATE(YEAR([.A79]);9;23); &quot;LATO&quot;; IF([.B79] &lt; DATE(YEAR([.A79]);12;21);&quot;JESIEŃ&quot;; &quot;ZIMA&quot;))))" office:value-type="string" office:string-value="ZIMA" calcext:value-type="string">
            <text:p>ZIMA</text:p>
          </table:table-cell>
          <table:table-cell table:formula="of:=IF([.C79] = &quot;ZIMA&quot;; 0.2; IF([.C79] = &quot;WIOSNA&quot;; 0.5; IF([.C79] = &quot;LATO&quot;; 0.9; 0.4)))" office:value-type="float" office:value="0.2" calcext:value-type="float">
            <text:p>0,2</text:p>
          </table:table-cell>
          <table:table-cell table:formula="of:=IF(WEEKDAY([.A79];2)&lt; 6; 1; 0) * [.$J$3] *[.D79] *[.$J$7]" office:value-type="float" office:value="0" calcext:value-type="float">
            <text:p>0</text:p>
          </table:table-cell>
          <table:table-cell table:formula="of:=IF(WEEKDAY([.A79];2) = 7; 150; 0)" office:value-type="float" office:value="150" calcext:value-type="float">
            <text:p>150</text:p>
          </table:table-cell>
          <table:table-cell table:formula="of:=[.G78] -[.F79] +[.E79]" office:value-type="float" office:value="-2612" calcext:value-type="float">
            <text:p>-261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20" calcext:value-type="date">
            <text:p>20.03.2023</text:p>
          </table:table-cell>
          <table:table-cell table:formula="of:=[.A80]" office:value-type="date" office:date-value="2023-03-20" calcext:value-type="date">
            <text:p>03-20</text:p>
          </table:table-cell>
          <table:table-cell table:style-name="ce1" table:formula="of:=IF([.B80] &lt; DATE(YEAR([.A80]);3;21); &quot;ZIMA&quot;; IF([.B80] &lt; DATE(YEAR([.A80]);6;21);&quot;WIOSNA&quot; ; IF([.B80] &lt; DATE(YEAR([.A80]);9;23); &quot;LATO&quot;; IF([.B80] &lt; DATE(YEAR([.A80]);12;21);&quot;JESIEŃ&quot;; &quot;ZIMA&quot;))))" office:value-type="string" office:string-value="ZIMA" calcext:value-type="string">
            <text:p>ZIMA</text:p>
          </table:table-cell>
          <table:table-cell table:formula="of:=IF([.C80] = &quot;ZIMA&quot;; 0.2; IF([.C80] = &quot;WIOSNA&quot;; 0.5; IF([.C80] = &quot;LATO&quot;; 0.9; 0.4)))" office:value-type="float" office:value="0.2" calcext:value-type="float">
            <text:p>0,2</text:p>
          </table:table-cell>
          <table:table-cell table:formula="of:=IF(WEEKDAY([.A80];2)&lt; 6; 1; 0) * [.$J$3] *[.D80] *[.$J$7]" office:value-type="float" office:value="132" calcext:value-type="float">
            <text:p>132</text:p>
          </table:table-cell>
          <table:table-cell table:formula="of:=IF(WEEKDAY([.A80];2) = 7; 150; 0)" office:value-type="float" office:value="0" calcext:value-type="float">
            <text:p>0</text:p>
          </table:table-cell>
          <table:table-cell table:formula="of:=[.G79] -[.F80] +[.E80]" office:value-type="float" office:value="-2480" calcext:value-type="float">
            <text:p>-24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21" calcext:value-type="date">
            <text:p>21.03.2023</text:p>
          </table:table-cell>
          <table:table-cell table:formula="of:=[.A81]" office:value-type="date" office:date-value="2023-03-21" calcext:value-type="date">
            <text:p>03-21</text:p>
          </table:table-cell>
          <table:table-cell table:style-name="ce1" table:formula="of:=IF([.B81] &lt; DATE(YEAR([.A81]);3;21); &quot;ZIMA&quot;; IF([.B81] &lt; DATE(YEAR([.A81]);6;21);&quot;WIOSNA&quot; ; IF([.B81] &lt; DATE(YEAR([.A81]);9;23); &quot;LATO&quot;; IF([.B81] &lt; DATE(YEAR([.A81]);12;21);&quot;JESIEŃ&quot;; &quot;ZIMA&quot;))))" office:value-type="string" office:string-value="WIOSNA" calcext:value-type="string">
            <text:p>WIOSNA</text:p>
          </table:table-cell>
          <table:table-cell table:formula="of:=IF([.C81] = &quot;ZIMA&quot;; 0.2; IF([.C81] = &quot;WIOSNA&quot;; 0.5; IF([.C81] = &quot;LATO&quot;; 0.9; 0.4)))" office:value-type="float" office:value="0.5" calcext:value-type="float">
            <text:p>0,5</text:p>
          </table:table-cell>
          <table:table-cell table:formula="of:=IF(WEEKDAY([.A81];2)&lt; 6; 1; 0) * [.$J$3] *[.D81] *[.$J$7]" office:value-type="float" office:value="330" calcext:value-type="float">
            <text:p>330</text:p>
          </table:table-cell>
          <table:table-cell table:formula="of:=IF(WEEKDAY([.A81];2) = 7; 150; 0)" office:value-type="float" office:value="0" calcext:value-type="float">
            <text:p>0</text:p>
          </table:table-cell>
          <table:table-cell table:formula="of:=[.G80] -[.F81] +[.E81]" office:value-type="float" office:value="-2150" calcext:value-type="float">
            <text:p>-21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22" calcext:value-type="date">
            <text:p>22.03.2023</text:p>
          </table:table-cell>
          <table:table-cell table:formula="of:=[.A82]" office:value-type="date" office:date-value="2023-03-22" calcext:value-type="date">
            <text:p>03-22</text:p>
          </table:table-cell>
          <table:table-cell table:style-name="ce1" table:formula="of:=IF([.B82] &lt; DATE(YEAR([.A82]);3;21); &quot;ZIMA&quot;; IF([.B82] &lt; DATE(YEAR([.A82]);6;21);&quot;WIOSNA&quot; ; IF([.B82] &lt; DATE(YEAR([.A82]);9;23); &quot;LATO&quot;; IF([.B82] &lt; DATE(YEAR([.A82]);12;21);&quot;JESIEŃ&quot;; &quot;ZIMA&quot;))))" office:value-type="string" office:string-value="WIOSNA" calcext:value-type="string">
            <text:p>WIOSNA</text:p>
          </table:table-cell>
          <table:table-cell table:formula="of:=IF([.C82] = &quot;ZIMA&quot;; 0.2; IF([.C82] = &quot;WIOSNA&quot;; 0.5; IF([.C82] = &quot;LATO&quot;; 0.9; 0.4)))" office:value-type="float" office:value="0.5" calcext:value-type="float">
            <text:p>0,5</text:p>
          </table:table-cell>
          <table:table-cell table:formula="of:=IF(WEEKDAY([.A82];2)&lt; 6; 1; 0) * [.$J$3] *[.D82] *[.$J$7]" office:value-type="float" office:value="330" calcext:value-type="float">
            <text:p>330</text:p>
          </table:table-cell>
          <table:table-cell table:formula="of:=IF(WEEKDAY([.A82];2) = 7; 150; 0)" office:value-type="float" office:value="0" calcext:value-type="float">
            <text:p>0</text:p>
          </table:table-cell>
          <table:table-cell table:formula="of:=[.G81] -[.F82] +[.E82]" office:value-type="float" office:value="-1820" calcext:value-type="float">
            <text:p>-18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23" calcext:value-type="date">
            <text:p>23.03.2023</text:p>
          </table:table-cell>
          <table:table-cell table:formula="of:=[.A83]" office:value-type="date" office:date-value="2023-03-23" calcext:value-type="date">
            <text:p>03-23</text:p>
          </table:table-cell>
          <table:table-cell table:style-name="ce1" table:formula="of:=IF([.B83] &lt; DATE(YEAR([.A83]);3;21); &quot;ZIMA&quot;; IF([.B83] &lt; DATE(YEAR([.A83]);6;21);&quot;WIOSNA&quot; ; IF([.B83] &lt; DATE(YEAR([.A83]);9;23); &quot;LATO&quot;; IF([.B83] &lt; DATE(YEAR([.A83]);12;21);&quot;JESIEŃ&quot;; &quot;ZIMA&quot;))))" office:value-type="string" office:string-value="WIOSNA" calcext:value-type="string">
            <text:p>WIOSNA</text:p>
          </table:table-cell>
          <table:table-cell table:formula="of:=IF([.C83] = &quot;ZIMA&quot;; 0.2; IF([.C83] = &quot;WIOSNA&quot;; 0.5; IF([.C83] = &quot;LATO&quot;; 0.9; 0.4)))" office:value-type="float" office:value="0.5" calcext:value-type="float">
            <text:p>0,5</text:p>
          </table:table-cell>
          <table:table-cell table:formula="of:=IF(WEEKDAY([.A83];2)&lt; 6; 1; 0) * [.$J$3] *[.D83] *[.$J$7]" office:value-type="float" office:value="330" calcext:value-type="float">
            <text:p>330</text:p>
          </table:table-cell>
          <table:table-cell table:formula="of:=IF(WEEKDAY([.A83];2) = 7; 150; 0)" office:value-type="float" office:value="0" calcext:value-type="float">
            <text:p>0</text:p>
          </table:table-cell>
          <table:table-cell table:formula="of:=[.G82] -[.F83] +[.E83]" office:value-type="float" office:value="-1490" calcext:value-type="float">
            <text:p>-14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24" calcext:value-type="date">
            <text:p>24.03.2023</text:p>
          </table:table-cell>
          <table:table-cell table:formula="of:=[.A84]" office:value-type="date" office:date-value="2023-03-24" calcext:value-type="date">
            <text:p>03-24</text:p>
          </table:table-cell>
          <table:table-cell table:style-name="ce1" table:formula="of:=IF([.B84] &lt; DATE(YEAR([.A84]);3;21); &quot;ZIMA&quot;; IF([.B84] &lt; DATE(YEAR([.A84]);6;21);&quot;WIOSNA&quot; ; IF([.B84] &lt; DATE(YEAR([.A84]);9;23); &quot;LATO&quot;; IF([.B84] &lt; DATE(YEAR([.A84]);12;21);&quot;JESIEŃ&quot;; &quot;ZIMA&quot;))))" office:value-type="string" office:string-value="WIOSNA" calcext:value-type="string">
            <text:p>WIOSNA</text:p>
          </table:table-cell>
          <table:table-cell table:formula="of:=IF([.C84] = &quot;ZIMA&quot;; 0.2; IF([.C84] = &quot;WIOSNA&quot;; 0.5; IF([.C84] = &quot;LATO&quot;; 0.9; 0.4)))" office:value-type="float" office:value="0.5" calcext:value-type="float">
            <text:p>0,5</text:p>
          </table:table-cell>
          <table:table-cell table:formula="of:=IF(WEEKDAY([.A84];2)&lt; 6; 1; 0) * [.$J$3] *[.D84] *[.$J$7]" office:value-type="float" office:value="330" calcext:value-type="float">
            <text:p>330</text:p>
          </table:table-cell>
          <table:table-cell table:formula="of:=IF(WEEKDAY([.A84];2) = 7; 150; 0)" office:value-type="float" office:value="0" calcext:value-type="float">
            <text:p>0</text:p>
          </table:table-cell>
          <table:table-cell table:formula="of:=[.G83] -[.F84] +[.E84]" office:value-type="float" office:value="-1160" calcext:value-type="float">
            <text:p>-11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25" calcext:value-type="date">
            <text:p>25.03.2023</text:p>
          </table:table-cell>
          <table:table-cell table:formula="of:=[.A85]" office:value-type="date" office:date-value="2023-03-25" calcext:value-type="date">
            <text:p>03-25</text:p>
          </table:table-cell>
          <table:table-cell table:style-name="ce1" table:formula="of:=IF([.B85] &lt; DATE(YEAR([.A85]);3;21); &quot;ZIMA&quot;; IF([.B85] &lt; DATE(YEAR([.A85]);6;21);&quot;WIOSNA&quot; ; IF([.B85] &lt; DATE(YEAR([.A85]);9;23); &quot;LATO&quot;; IF([.B85] &lt; DATE(YEAR([.A85]);12;21);&quot;JESIEŃ&quot;; &quot;ZIMA&quot;))))" office:value-type="string" office:string-value="WIOSNA" calcext:value-type="string">
            <text:p>WIOSNA</text:p>
          </table:table-cell>
          <table:table-cell table:formula="of:=IF([.C85] = &quot;ZIMA&quot;; 0.2; IF([.C85] = &quot;WIOSNA&quot;; 0.5; IF([.C85] = &quot;LATO&quot;; 0.9; 0.4)))" office:value-type="float" office:value="0.5" calcext:value-type="float">
            <text:p>0,5</text:p>
          </table:table-cell>
          <table:table-cell table:formula="of:=IF(WEEKDAY([.A85];2)&lt; 6; 1; 0) * [.$J$3] *[.D85] *[.$J$7]" office:value-type="float" office:value="0" calcext:value-type="float">
            <text:p>0</text:p>
          </table:table-cell>
          <table:table-cell table:formula="of:=IF(WEEKDAY([.A85];2) = 7; 150; 0)" office:value-type="float" office:value="0" calcext:value-type="float">
            <text:p>0</text:p>
          </table:table-cell>
          <table:table-cell table:formula="of:=[.G84] -[.F85] +[.E85]" office:value-type="float" office:value="-1160" calcext:value-type="float">
            <text:p>-11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26" calcext:value-type="date">
            <text:p>26.03.2023</text:p>
          </table:table-cell>
          <table:table-cell table:formula="of:=[.A86]" office:value-type="date" office:date-value="2023-03-26" calcext:value-type="date">
            <text:p>03-26</text:p>
          </table:table-cell>
          <table:table-cell table:style-name="ce1" table:formula="of:=IF([.B86] &lt; DATE(YEAR([.A86]);3;21); &quot;ZIMA&quot;; IF([.B86] &lt; DATE(YEAR([.A86]);6;21);&quot;WIOSNA&quot; ; IF([.B86] &lt; DATE(YEAR([.A86]);9;23); &quot;LATO&quot;; IF([.B86] &lt; DATE(YEAR([.A86]);12;21);&quot;JESIEŃ&quot;; &quot;ZIMA&quot;))))" office:value-type="string" office:string-value="WIOSNA" calcext:value-type="string">
            <text:p>WIOSNA</text:p>
          </table:table-cell>
          <table:table-cell table:formula="of:=IF([.C86] = &quot;ZIMA&quot;; 0.2; IF([.C86] = &quot;WIOSNA&quot;; 0.5; IF([.C86] = &quot;LATO&quot;; 0.9; 0.4)))" office:value-type="float" office:value="0.5" calcext:value-type="float">
            <text:p>0,5</text:p>
          </table:table-cell>
          <table:table-cell table:formula="of:=IF(WEEKDAY([.A86];2)&lt; 6; 1; 0) * [.$J$3] *[.D86] *[.$J$7]" office:value-type="float" office:value="0" calcext:value-type="float">
            <text:p>0</text:p>
          </table:table-cell>
          <table:table-cell table:formula="of:=IF(WEEKDAY([.A86];2) = 7; 150; 0)" office:value-type="float" office:value="150" calcext:value-type="float">
            <text:p>150</text:p>
          </table:table-cell>
          <table:table-cell table:formula="of:=[.G85] -[.F86] +[.E86]" office:value-type="float" office:value="-1310" calcext:value-type="float">
            <text:p>-13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27" calcext:value-type="date">
            <text:p>27.03.2023</text:p>
          </table:table-cell>
          <table:table-cell table:formula="of:=[.A87]" office:value-type="date" office:date-value="2023-03-27" calcext:value-type="date">
            <text:p>03-27</text:p>
          </table:table-cell>
          <table:table-cell table:style-name="ce1" table:formula="of:=IF([.B87] &lt; DATE(YEAR([.A87]);3;21); &quot;ZIMA&quot;; IF([.B87] &lt; DATE(YEAR([.A87]);6;21);&quot;WIOSNA&quot; ; IF([.B87] &lt; DATE(YEAR([.A87]);9;23); &quot;LATO&quot;; IF([.B87] &lt; DATE(YEAR([.A87]);12;21);&quot;JESIEŃ&quot;; &quot;ZIMA&quot;))))" office:value-type="string" office:string-value="WIOSNA" calcext:value-type="string">
            <text:p>WIOSNA</text:p>
          </table:table-cell>
          <table:table-cell table:formula="of:=IF([.C87] = &quot;ZIMA&quot;; 0.2; IF([.C87] = &quot;WIOSNA&quot;; 0.5; IF([.C87] = &quot;LATO&quot;; 0.9; 0.4)))" office:value-type="float" office:value="0.5" calcext:value-type="float">
            <text:p>0,5</text:p>
          </table:table-cell>
          <table:table-cell table:formula="of:=IF(WEEKDAY([.A87];2)&lt; 6; 1; 0) * [.$J$3] *[.D87] *[.$J$7]" office:value-type="float" office:value="330" calcext:value-type="float">
            <text:p>330</text:p>
          </table:table-cell>
          <table:table-cell table:formula="of:=IF(WEEKDAY([.A87];2) = 7; 150; 0)" office:value-type="float" office:value="0" calcext:value-type="float">
            <text:p>0</text:p>
          </table:table-cell>
          <table:table-cell table:formula="of:=[.G86] -[.F87] +[.E87]" office:value-type="float" office:value="-980" calcext:value-type="float">
            <text:p>-9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28" calcext:value-type="date">
            <text:p>28.03.2023</text:p>
          </table:table-cell>
          <table:table-cell table:formula="of:=[.A88]" office:value-type="date" office:date-value="2023-03-28" calcext:value-type="date">
            <text:p>03-28</text:p>
          </table:table-cell>
          <table:table-cell table:style-name="ce1" table:formula="of:=IF([.B88] &lt; DATE(YEAR([.A88]);3;21); &quot;ZIMA&quot;; IF([.B88] &lt; DATE(YEAR([.A88]);6;21);&quot;WIOSNA&quot; ; IF([.B88] &lt; DATE(YEAR([.A88]);9;23); &quot;LATO&quot;; IF([.B88] &lt; DATE(YEAR([.A88]);12;21);&quot;JESIEŃ&quot;; &quot;ZIMA&quot;))))" office:value-type="string" office:string-value="WIOSNA" calcext:value-type="string">
            <text:p>WIOSNA</text:p>
          </table:table-cell>
          <table:table-cell table:formula="of:=IF([.C88] = &quot;ZIMA&quot;; 0.2; IF([.C88] = &quot;WIOSNA&quot;; 0.5; IF([.C88] = &quot;LATO&quot;; 0.9; 0.4)))" office:value-type="float" office:value="0.5" calcext:value-type="float">
            <text:p>0,5</text:p>
          </table:table-cell>
          <table:table-cell table:formula="of:=IF(WEEKDAY([.A88];2)&lt; 6; 1; 0) * [.$J$3] *[.D88] *[.$J$7]" office:value-type="float" office:value="330" calcext:value-type="float">
            <text:p>330</text:p>
          </table:table-cell>
          <table:table-cell table:formula="of:=IF(WEEKDAY([.A88];2) = 7; 150; 0)" office:value-type="float" office:value="0" calcext:value-type="float">
            <text:p>0</text:p>
          </table:table-cell>
          <table:table-cell table:formula="of:=[.G87] -[.F88] +[.E88]" office:value-type="float" office:value="-650" calcext:value-type="float">
            <text:p>-6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29" calcext:value-type="date">
            <text:p>29.03.2023</text:p>
          </table:table-cell>
          <table:table-cell table:formula="of:=[.A89]" office:value-type="date" office:date-value="2023-03-29" calcext:value-type="date">
            <text:p>03-29</text:p>
          </table:table-cell>
          <table:table-cell table:style-name="ce1" table:formula="of:=IF([.B89] &lt; DATE(YEAR([.A89]);3;21); &quot;ZIMA&quot;; IF([.B89] &lt; DATE(YEAR([.A89]);6;21);&quot;WIOSNA&quot; ; IF([.B89] &lt; DATE(YEAR([.A89]);9;23); &quot;LATO&quot;; IF([.B89] &lt; DATE(YEAR([.A89]);12;21);&quot;JESIEŃ&quot;; &quot;ZIMA&quot;))))" office:value-type="string" office:string-value="WIOSNA" calcext:value-type="string">
            <text:p>WIOSNA</text:p>
          </table:table-cell>
          <table:table-cell table:formula="of:=IF([.C89] = &quot;ZIMA&quot;; 0.2; IF([.C89] = &quot;WIOSNA&quot;; 0.5; IF([.C89] = &quot;LATO&quot;; 0.9; 0.4)))" office:value-type="float" office:value="0.5" calcext:value-type="float">
            <text:p>0,5</text:p>
          </table:table-cell>
          <table:table-cell table:formula="of:=IF(WEEKDAY([.A89];2)&lt; 6; 1; 0) * [.$J$3] *[.D89] *[.$J$7]" office:value-type="float" office:value="330" calcext:value-type="float">
            <text:p>330</text:p>
          </table:table-cell>
          <table:table-cell table:formula="of:=IF(WEEKDAY([.A89];2) = 7; 150; 0)" office:value-type="float" office:value="0" calcext:value-type="float">
            <text:p>0</text:p>
          </table:table-cell>
          <table:table-cell table:formula="of:=[.G88] -[.F89] +[.E89]" office:value-type="float" office:value="-320" calcext:value-type="float">
            <text:p>-3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30" calcext:value-type="date">
            <text:p>30.03.2023</text:p>
          </table:table-cell>
          <table:table-cell table:formula="of:=[.A90]" office:value-type="date" office:date-value="2023-03-30" calcext:value-type="date">
            <text:p>03-30</text:p>
          </table:table-cell>
          <table:table-cell table:style-name="ce1" table:formula="of:=IF([.B90] &lt; DATE(YEAR([.A90]);3;21); &quot;ZIMA&quot;; IF([.B90] &lt; DATE(YEAR([.A90]);6;21);&quot;WIOSNA&quot; ; IF([.B90] &lt; DATE(YEAR([.A90]);9;23); &quot;LATO&quot;; IF([.B90] &lt; DATE(YEAR([.A90]);12;21);&quot;JESIEŃ&quot;; &quot;ZIMA&quot;))))" office:value-type="string" office:string-value="WIOSNA" calcext:value-type="string">
            <text:p>WIOSNA</text:p>
          </table:table-cell>
          <table:table-cell table:formula="of:=IF([.C90] = &quot;ZIMA&quot;; 0.2; IF([.C90] = &quot;WIOSNA&quot;; 0.5; IF([.C90] = &quot;LATO&quot;; 0.9; 0.4)))" office:value-type="float" office:value="0.5" calcext:value-type="float">
            <text:p>0,5</text:p>
          </table:table-cell>
          <table:table-cell table:formula="of:=IF(WEEKDAY([.A90];2)&lt; 6; 1; 0) * [.$J$3] *[.D90] *[.$J$7]" office:value-type="float" office:value="330" calcext:value-type="float">
            <text:p>330</text:p>
          </table:table-cell>
          <table:table-cell table:formula="of:=IF(WEEKDAY([.A90];2) = 7; 150; 0)" office:value-type="float" office:value="0" calcext:value-type="float">
            <text:p>0</text:p>
          </table:table-cell>
          <table:table-cell table:formula="of:=[.G89] -[.F90] +[.E9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31" calcext:value-type="date">
            <text:p>31.03.2023</text:p>
          </table:table-cell>
          <table:table-cell table:formula="of:=[.A91]" office:value-type="date" office:date-value="2023-03-31" calcext:value-type="date">
            <text:p>03-31</text:p>
          </table:table-cell>
          <table:table-cell table:style-name="ce1" table:formula="of:=IF([.B91] &lt; DATE(YEAR([.A91]);3;21); &quot;ZIMA&quot;; IF([.B91] &lt; DATE(YEAR([.A91]);6;21);&quot;WIOSNA&quot; ; IF([.B91] &lt; DATE(YEAR([.A91]);9;23); &quot;LATO&quot;; IF([.B91] &lt; DATE(YEAR([.A91]);12;21);&quot;JESIEŃ&quot;; &quot;ZIMA&quot;))))" office:value-type="string" office:string-value="WIOSNA" calcext:value-type="string">
            <text:p>WIOSNA</text:p>
          </table:table-cell>
          <table:table-cell table:formula="of:=IF([.C91] = &quot;ZIMA&quot;; 0.2; IF([.C91] = &quot;WIOSNA&quot;; 0.5; IF([.C91] = &quot;LATO&quot;; 0.9; 0.4)))" office:value-type="float" office:value="0.5" calcext:value-type="float">
            <text:p>0,5</text:p>
          </table:table-cell>
          <table:table-cell table:formula="of:=IF(WEEKDAY([.A91];2)&lt; 6; 1; 0) * [.$J$3] *[.D91] *[.$J$7]" office:value-type="float" office:value="330" calcext:value-type="float">
            <text:p>330</text:p>
          </table:table-cell>
          <table:table-cell table:formula="of:=IF(WEEKDAY([.A91];2) = 7; 150; 0)" office:value-type="float" office:value="0" calcext:value-type="float">
            <text:p>0</text:p>
          </table:table-cell>
          <table:table-cell table:formula="of:=[.G90] -[.F91] +[.E91]"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01" calcext:value-type="date">
            <text:p>1.04.2023</text:p>
          </table:table-cell>
          <table:table-cell table:formula="of:=[.A92]" office:value-type="date" office:date-value="2023-04-01" calcext:value-type="date">
            <text:p>04-01</text:p>
          </table:table-cell>
          <table:table-cell table:style-name="ce1" table:formula="of:=IF([.B92] &lt; DATE(YEAR([.A92]);3;21); &quot;ZIMA&quot;; IF([.B92] &lt; DATE(YEAR([.A92]);6;21);&quot;WIOSNA&quot; ; IF([.B92] &lt; DATE(YEAR([.A92]);9;23); &quot;LATO&quot;; IF([.B92] &lt; DATE(YEAR([.A92]);12;21);&quot;JESIEŃ&quot;; &quot;ZIMA&quot;))))" office:value-type="string" office:string-value="WIOSNA" calcext:value-type="string">
            <text:p>WIOSNA</text:p>
          </table:table-cell>
          <table:table-cell table:formula="of:=IF([.C92] = &quot;ZIMA&quot;; 0.2; IF([.C92] = &quot;WIOSNA&quot;; 0.5; IF([.C92] = &quot;LATO&quot;; 0.9; 0.4)))" office:value-type="float" office:value="0.5" calcext:value-type="float">
            <text:p>0,5</text:p>
          </table:table-cell>
          <table:table-cell table:formula="of:=IF(WEEKDAY([.A92];2)&lt; 6; 1; 0) * [.$J$3] *[.D92] *[.$J$7]" office:value-type="float" office:value="0" calcext:value-type="float">
            <text:p>0</text:p>
          </table:table-cell>
          <table:table-cell table:formula="of:=IF(WEEKDAY([.A92];2) = 7; 150; 0)" office:value-type="float" office:value="0" calcext:value-type="float">
            <text:p>0</text:p>
          </table:table-cell>
          <table:table-cell table:formula="of:=[.G91] -[.F92] +[.E92]"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02" calcext:value-type="date">
            <text:p>2.04.2023</text:p>
          </table:table-cell>
          <table:table-cell table:formula="of:=[.A93]" office:value-type="date" office:date-value="2023-04-02" calcext:value-type="date">
            <text:p>04-02</text:p>
          </table:table-cell>
          <table:table-cell table:style-name="ce1" table:formula="of:=IF([.B93] &lt; DATE(YEAR([.A93]);3;21); &quot;ZIMA&quot;; IF([.B93] &lt; DATE(YEAR([.A93]);6;21);&quot;WIOSNA&quot; ; IF([.B93] &lt; DATE(YEAR([.A93]);9;23); &quot;LATO&quot;; IF([.B93] &lt; DATE(YEAR([.A93]);12;21);&quot;JESIEŃ&quot;; &quot;ZIMA&quot;))))" office:value-type="string" office:string-value="WIOSNA" calcext:value-type="string">
            <text:p>WIOSNA</text:p>
          </table:table-cell>
          <table:table-cell table:formula="of:=IF([.C93] = &quot;ZIMA&quot;; 0.2; IF([.C93] = &quot;WIOSNA&quot;; 0.5; IF([.C93] = &quot;LATO&quot;; 0.9; 0.4)))" office:value-type="float" office:value="0.5" calcext:value-type="float">
            <text:p>0,5</text:p>
          </table:table-cell>
          <table:table-cell table:formula="of:=IF(WEEKDAY([.A93];2)&lt; 6; 1; 0) * [.$J$3] *[.D93] *[.$J$7]" office:value-type="float" office:value="0" calcext:value-type="float">
            <text:p>0</text:p>
          </table:table-cell>
          <table:table-cell table:formula="of:=IF(WEEKDAY([.A93];2) = 7; 150; 0)" office:value-type="float" office:value="150" calcext:value-type="float">
            <text:p>150</text:p>
          </table:table-cell>
          <table:table-cell table:formula="of:=[.G92] -[.F93] +[.E93]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03" calcext:value-type="date">
            <text:p>3.04.2023</text:p>
          </table:table-cell>
          <table:table-cell table:formula="of:=[.A94]" office:value-type="date" office:date-value="2023-04-03" calcext:value-type="date">
            <text:p>04-03</text:p>
          </table:table-cell>
          <table:table-cell table:style-name="ce1" table:formula="of:=IF([.B94] &lt; DATE(YEAR([.A94]);3;21); &quot;ZIMA&quot;; IF([.B94] &lt; DATE(YEAR([.A94]);6;21);&quot;WIOSNA&quot; ; IF([.B94] &lt; DATE(YEAR([.A94]);9;23); &quot;LATO&quot;; IF([.B94] &lt; DATE(YEAR([.A94]);12;21);&quot;JESIEŃ&quot;; &quot;ZIMA&quot;))))" office:value-type="string" office:string-value="WIOSNA" calcext:value-type="string">
            <text:p>WIOSNA</text:p>
          </table:table-cell>
          <table:table-cell table:formula="of:=IF([.C94] = &quot;ZIMA&quot;; 0.2; IF([.C94] = &quot;WIOSNA&quot;; 0.5; IF([.C94] = &quot;LATO&quot;; 0.9; 0.4)))" office:value-type="float" office:value="0.5" calcext:value-type="float">
            <text:p>0,5</text:p>
          </table:table-cell>
          <table:table-cell table:formula="of:=IF(WEEKDAY([.A94];2)&lt; 6; 1; 0) * [.$J$3] *[.D94] *[.$J$7]" office:value-type="float" office:value="330" calcext:value-type="float">
            <text:p>330</text:p>
          </table:table-cell>
          <table:table-cell table:formula="of:=IF(WEEKDAY([.A94];2) = 7; 150; 0)" office:value-type="float" office:value="0" calcext:value-type="float">
            <text:p>0</text:p>
          </table:table-cell>
          <table:table-cell table:formula="of:=[.G93] -[.F94] +[.E94]"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04" calcext:value-type="date">
            <text:p>4.04.2023</text:p>
          </table:table-cell>
          <table:table-cell table:formula="of:=[.A95]" office:value-type="date" office:date-value="2023-04-04" calcext:value-type="date">
            <text:p>04-04</text:p>
          </table:table-cell>
          <table:table-cell table:style-name="ce1" table:formula="of:=IF([.B95] &lt; DATE(YEAR([.A95]);3;21); &quot;ZIMA&quot;; IF([.B95] &lt; DATE(YEAR([.A95]);6;21);&quot;WIOSNA&quot; ; IF([.B95] &lt; DATE(YEAR([.A95]);9;23); &quot;LATO&quot;; IF([.B95] &lt; DATE(YEAR([.A95]);12;21);&quot;JESIEŃ&quot;; &quot;ZIMA&quot;))))" office:value-type="string" office:string-value="WIOSNA" calcext:value-type="string">
            <text:p>WIOSNA</text:p>
          </table:table-cell>
          <table:table-cell table:formula="of:=IF([.C95] = &quot;ZIMA&quot;; 0.2; IF([.C95] = &quot;WIOSNA&quot;; 0.5; IF([.C95] = &quot;LATO&quot;; 0.9; 0.4)))" office:value-type="float" office:value="0.5" calcext:value-type="float">
            <text:p>0,5</text:p>
          </table:table-cell>
          <table:table-cell table:formula="of:=IF(WEEKDAY([.A95];2)&lt; 6; 1; 0) * [.$J$3] *[.D95] *[.$J$7]" office:value-type="float" office:value="330" calcext:value-type="float">
            <text:p>330</text:p>
          </table:table-cell>
          <table:table-cell table:formula="of:=IF(WEEKDAY([.A95];2) = 7; 150; 0)" office:value-type="float" office:value="0" calcext:value-type="float">
            <text:p>0</text:p>
          </table:table-cell>
          <table:table-cell table:formula="of:=[.G94] -[.F95] +[.E95]" office:value-type="float" office:value="850" calcext:value-type="float">
            <text:p>8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05" calcext:value-type="date">
            <text:p>5.04.2023</text:p>
          </table:table-cell>
          <table:table-cell table:formula="of:=[.A96]" office:value-type="date" office:date-value="2023-04-05" calcext:value-type="date">
            <text:p>04-05</text:p>
          </table:table-cell>
          <table:table-cell table:style-name="ce1" table:formula="of:=IF([.B96] &lt; DATE(YEAR([.A96]);3;21); &quot;ZIMA&quot;; IF([.B96] &lt; DATE(YEAR([.A96]);6;21);&quot;WIOSNA&quot; ; IF([.B96] &lt; DATE(YEAR([.A96]);9;23); &quot;LATO&quot;; IF([.B96] &lt; DATE(YEAR([.A96]);12;21);&quot;JESIEŃ&quot;; &quot;ZIMA&quot;))))" office:value-type="string" office:string-value="WIOSNA" calcext:value-type="string">
            <text:p>WIOSNA</text:p>
          </table:table-cell>
          <table:table-cell table:formula="of:=IF([.C96] = &quot;ZIMA&quot;; 0.2; IF([.C96] = &quot;WIOSNA&quot;; 0.5; IF([.C96] = &quot;LATO&quot;; 0.9; 0.4)))" office:value-type="float" office:value="0.5" calcext:value-type="float">
            <text:p>0,5</text:p>
          </table:table-cell>
          <table:table-cell table:formula="of:=IF(WEEKDAY([.A96];2)&lt; 6; 1; 0) * [.$J$3] *[.D96] *[.$J$7]" office:value-type="float" office:value="330" calcext:value-type="float">
            <text:p>330</text:p>
          </table:table-cell>
          <table:table-cell table:formula="of:=IF(WEEKDAY([.A96];2) = 7; 150; 0)" office:value-type="float" office:value="0" calcext:value-type="float">
            <text:p>0</text:p>
          </table:table-cell>
          <table:table-cell table:formula="of:=[.G95] -[.F96] +[.E96]" office:value-type="float" office:value="1180" calcext:value-type="float">
            <text:p>11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06" calcext:value-type="date">
            <text:p>6.04.2023</text:p>
          </table:table-cell>
          <table:table-cell table:formula="of:=[.A97]" office:value-type="date" office:date-value="2023-04-06" calcext:value-type="date">
            <text:p>04-06</text:p>
          </table:table-cell>
          <table:table-cell table:style-name="ce1" table:formula="of:=IF([.B97] &lt; DATE(YEAR([.A97]);3;21); &quot;ZIMA&quot;; IF([.B97] &lt; DATE(YEAR([.A97]);6;21);&quot;WIOSNA&quot; ; IF([.B97] &lt; DATE(YEAR([.A97]);9;23); &quot;LATO&quot;; IF([.B97] &lt; DATE(YEAR([.A97]);12;21);&quot;JESIEŃ&quot;; &quot;ZIMA&quot;))))" office:value-type="string" office:string-value="WIOSNA" calcext:value-type="string">
            <text:p>WIOSNA</text:p>
          </table:table-cell>
          <table:table-cell table:formula="of:=IF([.C97] = &quot;ZIMA&quot;; 0.2; IF([.C97] = &quot;WIOSNA&quot;; 0.5; IF([.C97] = &quot;LATO&quot;; 0.9; 0.4)))" office:value-type="float" office:value="0.5" calcext:value-type="float">
            <text:p>0,5</text:p>
          </table:table-cell>
          <table:table-cell table:formula="of:=IF(WEEKDAY([.A97];2)&lt; 6; 1; 0) * [.$J$3] *[.D97] *[.$J$7]" office:value-type="float" office:value="330" calcext:value-type="float">
            <text:p>330</text:p>
          </table:table-cell>
          <table:table-cell table:formula="of:=IF(WEEKDAY([.A97];2) = 7; 150; 0)" office:value-type="float" office:value="0" calcext:value-type="float">
            <text:p>0</text:p>
          </table:table-cell>
          <table:table-cell table:formula="of:=[.G96] -[.F97] +[.E97]" office:value-type="float" office:value="1510" calcext:value-type="float">
            <text:p>15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07" calcext:value-type="date">
            <text:p>7.04.2023</text:p>
          </table:table-cell>
          <table:table-cell table:formula="of:=[.A98]" office:value-type="date" office:date-value="2023-04-07" calcext:value-type="date">
            <text:p>04-07</text:p>
          </table:table-cell>
          <table:table-cell table:style-name="ce1" table:formula="of:=IF([.B98] &lt; DATE(YEAR([.A98]);3;21); &quot;ZIMA&quot;; IF([.B98] &lt; DATE(YEAR([.A98]);6;21);&quot;WIOSNA&quot; ; IF([.B98] &lt; DATE(YEAR([.A98]);9;23); &quot;LATO&quot;; IF([.B98] &lt; DATE(YEAR([.A98]);12;21);&quot;JESIEŃ&quot;; &quot;ZIMA&quot;))))" office:value-type="string" office:string-value="WIOSNA" calcext:value-type="string">
            <text:p>WIOSNA</text:p>
          </table:table-cell>
          <table:table-cell table:formula="of:=IF([.C98] = &quot;ZIMA&quot;; 0.2; IF([.C98] = &quot;WIOSNA&quot;; 0.5; IF([.C98] = &quot;LATO&quot;; 0.9; 0.4)))" office:value-type="float" office:value="0.5" calcext:value-type="float">
            <text:p>0,5</text:p>
          </table:table-cell>
          <table:table-cell table:formula="of:=IF(WEEKDAY([.A98];2)&lt; 6; 1; 0) * [.$J$3] *[.D98] *[.$J$7]" office:value-type="float" office:value="330" calcext:value-type="float">
            <text:p>330</text:p>
          </table:table-cell>
          <table:table-cell table:formula="of:=IF(WEEKDAY([.A98];2) = 7; 150; 0)" office:value-type="float" office:value="0" calcext:value-type="float">
            <text:p>0</text:p>
          </table:table-cell>
          <table:table-cell table:formula="of:=[.G97] -[.F98] +[.E98]" office:value-type="float" office:value="1840" calcext:value-type="float">
            <text:p>18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08" calcext:value-type="date">
            <text:p>8.04.2023</text:p>
          </table:table-cell>
          <table:table-cell table:formula="of:=[.A99]" office:value-type="date" office:date-value="2023-04-08" calcext:value-type="date">
            <text:p>04-08</text:p>
          </table:table-cell>
          <table:table-cell table:style-name="ce1" table:formula="of:=IF([.B99] &lt; DATE(YEAR([.A99]);3;21); &quot;ZIMA&quot;; IF([.B99] &lt; DATE(YEAR([.A99]);6;21);&quot;WIOSNA&quot; ; IF([.B99] &lt; DATE(YEAR([.A99]);9;23); &quot;LATO&quot;; IF([.B99] &lt; DATE(YEAR([.A99]);12;21);&quot;JESIEŃ&quot;; &quot;ZIMA&quot;))))" office:value-type="string" office:string-value="WIOSNA" calcext:value-type="string">
            <text:p>WIOSNA</text:p>
          </table:table-cell>
          <table:table-cell table:formula="of:=IF([.C99] = &quot;ZIMA&quot;; 0.2; IF([.C99] = &quot;WIOSNA&quot;; 0.5; IF([.C99] = &quot;LATO&quot;; 0.9; 0.4)))" office:value-type="float" office:value="0.5" calcext:value-type="float">
            <text:p>0,5</text:p>
          </table:table-cell>
          <table:table-cell table:formula="of:=IF(WEEKDAY([.A99];2)&lt; 6; 1; 0) * [.$J$3] *[.D99] *[.$J$7]" office:value-type="float" office:value="0" calcext:value-type="float">
            <text:p>0</text:p>
          </table:table-cell>
          <table:table-cell table:formula="of:=IF(WEEKDAY([.A99];2) = 7; 150; 0)" office:value-type="float" office:value="0" calcext:value-type="float">
            <text:p>0</text:p>
          </table:table-cell>
          <table:table-cell table:formula="of:=[.G98] -[.F99] +[.E99]" office:value-type="float" office:value="1840" calcext:value-type="float">
            <text:p>18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09" calcext:value-type="date">
            <text:p>9.04.2023</text:p>
          </table:table-cell>
          <table:table-cell table:formula="of:=[.A100]" office:value-type="date" office:date-value="2023-04-09" calcext:value-type="date">
            <text:p>04-09</text:p>
          </table:table-cell>
          <table:table-cell table:style-name="ce1" table:formula="of:=IF([.B100] &lt; DATE(YEAR([.A100]);3;21); &quot;ZIMA&quot;; IF([.B100] &lt; DATE(YEAR([.A100]);6;21);&quot;WIOSNA&quot; ; IF([.B100] &lt; DATE(YEAR([.A100]);9;23); &quot;LATO&quot;; IF([.B100] &lt; DATE(YEAR([.A100]);12;21);&quot;JESIEŃ&quot;; &quot;ZIMA&quot;))))" office:value-type="string" office:string-value="WIOSNA" calcext:value-type="string">
            <text:p>WIOSNA</text:p>
          </table:table-cell>
          <table:table-cell table:formula="of:=IF([.C100] = &quot;ZIMA&quot;; 0.2; IF([.C100] = &quot;WIOSNA&quot;; 0.5; IF([.C100] = &quot;LATO&quot;; 0.9; 0.4)))" office:value-type="float" office:value="0.5" calcext:value-type="float">
            <text:p>0,5</text:p>
          </table:table-cell>
          <table:table-cell table:formula="of:=IF(WEEKDAY([.A100];2)&lt; 6; 1; 0) * [.$J$3] *[.D100] *[.$J$7]" office:value-type="float" office:value="0" calcext:value-type="float">
            <text:p>0</text:p>
          </table:table-cell>
          <table:table-cell table:formula="of:=IF(WEEKDAY([.A100];2) = 7; 150; 0)" office:value-type="float" office:value="150" calcext:value-type="float">
            <text:p>150</text:p>
          </table:table-cell>
          <table:table-cell table:formula="of:=[.G99] -[.F100] +[.E100]" office:value-type="float" office:value="1690" calcext:value-type="float">
            <text:p>16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10" calcext:value-type="date">
            <text:p>10.04.2023</text:p>
          </table:table-cell>
          <table:table-cell table:formula="of:=[.A101]" office:value-type="date" office:date-value="2023-04-10" calcext:value-type="date">
            <text:p>04-10</text:p>
          </table:table-cell>
          <table:table-cell table:style-name="ce1" table:formula="of:=IF([.B101] &lt; DATE(YEAR([.A101]);3;21); &quot;ZIMA&quot;; IF([.B101] &lt; DATE(YEAR([.A101]);6;21);&quot;WIOSNA&quot; ; IF([.B101] &lt; DATE(YEAR([.A101]);9;23); &quot;LATO&quot;; IF([.B101] &lt; DATE(YEAR([.A101]);12;21);&quot;JESIEŃ&quot;; &quot;ZIMA&quot;))))" office:value-type="string" office:string-value="WIOSNA" calcext:value-type="string">
            <text:p>WIOSNA</text:p>
          </table:table-cell>
          <table:table-cell table:formula="of:=IF([.C101] = &quot;ZIMA&quot;; 0.2; IF([.C101] = &quot;WIOSNA&quot;; 0.5; IF([.C101] = &quot;LATO&quot;; 0.9; 0.4)))" office:value-type="float" office:value="0.5" calcext:value-type="float">
            <text:p>0,5</text:p>
          </table:table-cell>
          <table:table-cell table:formula="of:=IF(WEEKDAY([.A101];2)&lt; 6; 1; 0) * [.$J$3] *[.D101] *[.$J$7]" office:value-type="float" office:value="330" calcext:value-type="float">
            <text:p>330</text:p>
          </table:table-cell>
          <table:table-cell table:formula="of:=IF(WEEKDAY([.A101];2) = 7; 150; 0)" office:value-type="float" office:value="0" calcext:value-type="float">
            <text:p>0</text:p>
          </table:table-cell>
          <table:table-cell table:formula="of:=[.G100] -[.F101] +[.E101]" office:value-type="float" office:value="2020" calcext:value-type="float">
            <text:p>20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11" calcext:value-type="date">
            <text:p>11.04.2023</text:p>
          </table:table-cell>
          <table:table-cell table:formula="of:=[.A102]" office:value-type="date" office:date-value="2023-04-11" calcext:value-type="date">
            <text:p>04-11</text:p>
          </table:table-cell>
          <table:table-cell table:style-name="ce1" table:formula="of:=IF([.B102] &lt; DATE(YEAR([.A102]);3;21); &quot;ZIMA&quot;; IF([.B102] &lt; DATE(YEAR([.A102]);6;21);&quot;WIOSNA&quot; ; IF([.B102] &lt; DATE(YEAR([.A102]);9;23); &quot;LATO&quot;; IF([.B102] &lt; DATE(YEAR([.A102]);12;21);&quot;JESIEŃ&quot;; &quot;ZIMA&quot;))))" office:value-type="string" office:string-value="WIOSNA" calcext:value-type="string">
            <text:p>WIOSNA</text:p>
          </table:table-cell>
          <table:table-cell table:formula="of:=IF([.C102] = &quot;ZIMA&quot;; 0.2; IF([.C102] = &quot;WIOSNA&quot;; 0.5; IF([.C102] = &quot;LATO&quot;; 0.9; 0.4)))" office:value-type="float" office:value="0.5" calcext:value-type="float">
            <text:p>0,5</text:p>
          </table:table-cell>
          <table:table-cell table:formula="of:=IF(WEEKDAY([.A102];2)&lt; 6; 1; 0) * [.$J$3] *[.D102] *[.$J$7]" office:value-type="float" office:value="330" calcext:value-type="float">
            <text:p>330</text:p>
          </table:table-cell>
          <table:table-cell table:formula="of:=IF(WEEKDAY([.A102];2) = 7; 150; 0)" office:value-type="float" office:value="0" calcext:value-type="float">
            <text:p>0</text:p>
          </table:table-cell>
          <table:table-cell table:formula="of:=[.G101] -[.F102] +[.E102]" office:value-type="float" office:value="2350" calcext:value-type="float">
            <text:p>23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12" calcext:value-type="date">
            <text:p>12.04.2023</text:p>
          </table:table-cell>
          <table:table-cell table:formula="of:=[.A103]" office:value-type="date" office:date-value="2023-04-12" calcext:value-type="date">
            <text:p>04-12</text:p>
          </table:table-cell>
          <table:table-cell table:style-name="ce1" table:formula="of:=IF([.B103] &lt; DATE(YEAR([.A103]);3;21); &quot;ZIMA&quot;; IF([.B103] &lt; DATE(YEAR([.A103]);6;21);&quot;WIOSNA&quot; ; IF([.B103] &lt; DATE(YEAR([.A103]);9;23); &quot;LATO&quot;; IF([.B103] &lt; DATE(YEAR([.A103]);12;21);&quot;JESIEŃ&quot;; &quot;ZIMA&quot;))))" office:value-type="string" office:string-value="WIOSNA" calcext:value-type="string">
            <text:p>WIOSNA</text:p>
          </table:table-cell>
          <table:table-cell table:formula="of:=IF([.C103] = &quot;ZIMA&quot;; 0.2; IF([.C103] = &quot;WIOSNA&quot;; 0.5; IF([.C103] = &quot;LATO&quot;; 0.9; 0.4)))" office:value-type="float" office:value="0.5" calcext:value-type="float">
            <text:p>0,5</text:p>
          </table:table-cell>
          <table:table-cell table:formula="of:=IF(WEEKDAY([.A103];2)&lt; 6; 1; 0) * [.$J$3] *[.D103] *[.$J$7]" office:value-type="float" office:value="330" calcext:value-type="float">
            <text:p>330</text:p>
          </table:table-cell>
          <table:table-cell table:formula="of:=IF(WEEKDAY([.A103];2) = 7; 150; 0)" office:value-type="float" office:value="0" calcext:value-type="float">
            <text:p>0</text:p>
          </table:table-cell>
          <table:table-cell table:formula="of:=[.G102] -[.F103] +[.E103]" office:value-type="float" office:value="2680" calcext:value-type="float">
            <text:p>26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13" calcext:value-type="date">
            <text:p>13.04.2023</text:p>
          </table:table-cell>
          <table:table-cell table:formula="of:=[.A104]" office:value-type="date" office:date-value="2023-04-13" calcext:value-type="date">
            <text:p>04-13</text:p>
          </table:table-cell>
          <table:table-cell table:style-name="ce1" table:formula="of:=IF([.B104] &lt; DATE(YEAR([.A104]);3;21); &quot;ZIMA&quot;; IF([.B104] &lt; DATE(YEAR([.A104]);6;21);&quot;WIOSNA&quot; ; IF([.B104] &lt; DATE(YEAR([.A104]);9;23); &quot;LATO&quot;; IF([.B104] &lt; DATE(YEAR([.A104]);12;21);&quot;JESIEŃ&quot;; &quot;ZIMA&quot;))))" office:value-type="string" office:string-value="WIOSNA" calcext:value-type="string">
            <text:p>WIOSNA</text:p>
          </table:table-cell>
          <table:table-cell table:formula="of:=IF([.C104] = &quot;ZIMA&quot;; 0.2; IF([.C104] = &quot;WIOSNA&quot;; 0.5; IF([.C104] = &quot;LATO&quot;; 0.9; 0.4)))" office:value-type="float" office:value="0.5" calcext:value-type="float">
            <text:p>0,5</text:p>
          </table:table-cell>
          <table:table-cell table:formula="of:=IF(WEEKDAY([.A104];2)&lt; 6; 1; 0) * [.$J$3] *[.D104] *[.$J$7]" office:value-type="float" office:value="330" calcext:value-type="float">
            <text:p>330</text:p>
          </table:table-cell>
          <table:table-cell table:formula="of:=IF(WEEKDAY([.A104];2) = 7; 150; 0)" office:value-type="float" office:value="0" calcext:value-type="float">
            <text:p>0</text:p>
          </table:table-cell>
          <table:table-cell table:formula="of:=[.G103] -[.F104] +[.E104]" office:value-type="float" office:value="3010" calcext:value-type="float">
            <text:p>30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14" calcext:value-type="date">
            <text:p>14.04.2023</text:p>
          </table:table-cell>
          <table:table-cell table:formula="of:=[.A105]" office:value-type="date" office:date-value="2023-04-14" calcext:value-type="date">
            <text:p>04-14</text:p>
          </table:table-cell>
          <table:table-cell table:style-name="ce1" table:formula="of:=IF([.B105] &lt; DATE(YEAR([.A105]);3;21); &quot;ZIMA&quot;; IF([.B105] &lt; DATE(YEAR([.A105]);6;21);&quot;WIOSNA&quot; ; IF([.B105] &lt; DATE(YEAR([.A105]);9;23); &quot;LATO&quot;; IF([.B105] &lt; DATE(YEAR([.A105]);12;21);&quot;JESIEŃ&quot;; &quot;ZIMA&quot;))))" office:value-type="string" office:string-value="WIOSNA" calcext:value-type="string">
            <text:p>WIOSNA</text:p>
          </table:table-cell>
          <table:table-cell table:formula="of:=IF([.C105] = &quot;ZIMA&quot;; 0.2; IF([.C105] = &quot;WIOSNA&quot;; 0.5; IF([.C105] = &quot;LATO&quot;; 0.9; 0.4)))" office:value-type="float" office:value="0.5" calcext:value-type="float">
            <text:p>0,5</text:p>
          </table:table-cell>
          <table:table-cell table:formula="of:=IF(WEEKDAY([.A105];2)&lt; 6; 1; 0) * [.$J$3] *[.D105] *[.$J$7]" office:value-type="float" office:value="330" calcext:value-type="float">
            <text:p>330</text:p>
          </table:table-cell>
          <table:table-cell table:formula="of:=IF(WEEKDAY([.A105];2) = 7; 150; 0)" office:value-type="float" office:value="0" calcext:value-type="float">
            <text:p>0</text:p>
          </table:table-cell>
          <table:table-cell table:formula="of:=[.G104] -[.F105] +[.E105]" office:value-type="float" office:value="3340" calcext:value-type="float">
            <text:p>33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15" calcext:value-type="date">
            <text:p>15.04.2023</text:p>
          </table:table-cell>
          <table:table-cell table:formula="of:=[.A106]" office:value-type="date" office:date-value="2023-04-15" calcext:value-type="date">
            <text:p>04-15</text:p>
          </table:table-cell>
          <table:table-cell table:style-name="ce1" table:formula="of:=IF([.B106] &lt; DATE(YEAR([.A106]);3;21); &quot;ZIMA&quot;; IF([.B106] &lt; DATE(YEAR([.A106]);6;21);&quot;WIOSNA&quot; ; IF([.B106] &lt; DATE(YEAR([.A106]);9;23); &quot;LATO&quot;; IF([.B106] &lt; DATE(YEAR([.A106]);12;21);&quot;JESIEŃ&quot;; &quot;ZIMA&quot;))))" office:value-type="string" office:string-value="WIOSNA" calcext:value-type="string">
            <text:p>WIOSNA</text:p>
          </table:table-cell>
          <table:table-cell table:formula="of:=IF([.C106] = &quot;ZIMA&quot;; 0.2; IF([.C106] = &quot;WIOSNA&quot;; 0.5; IF([.C106] = &quot;LATO&quot;; 0.9; 0.4)))" office:value-type="float" office:value="0.5" calcext:value-type="float">
            <text:p>0,5</text:p>
          </table:table-cell>
          <table:table-cell table:formula="of:=IF(WEEKDAY([.A106];2)&lt; 6; 1; 0) * [.$J$3] *[.D106] *[.$J$7]" office:value-type="float" office:value="0" calcext:value-type="float">
            <text:p>0</text:p>
          </table:table-cell>
          <table:table-cell table:formula="of:=IF(WEEKDAY([.A106];2) = 7; 150; 0)" office:value-type="float" office:value="0" calcext:value-type="float">
            <text:p>0</text:p>
          </table:table-cell>
          <table:table-cell table:formula="of:=[.G105] -[.F106] +[.E106]" office:value-type="float" office:value="3340" calcext:value-type="float">
            <text:p>33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16" calcext:value-type="date">
            <text:p>16.04.2023</text:p>
          </table:table-cell>
          <table:table-cell table:formula="of:=[.A107]" office:value-type="date" office:date-value="2023-04-16" calcext:value-type="date">
            <text:p>04-16</text:p>
          </table:table-cell>
          <table:table-cell table:style-name="ce1" table:formula="of:=IF([.B107] &lt; DATE(YEAR([.A107]);3;21); &quot;ZIMA&quot;; IF([.B107] &lt; DATE(YEAR([.A107]);6;21);&quot;WIOSNA&quot; ; IF([.B107] &lt; DATE(YEAR([.A107]);9;23); &quot;LATO&quot;; IF([.B107] &lt; DATE(YEAR([.A107]);12;21);&quot;JESIEŃ&quot;; &quot;ZIMA&quot;))))" office:value-type="string" office:string-value="WIOSNA" calcext:value-type="string">
            <text:p>WIOSNA</text:p>
          </table:table-cell>
          <table:table-cell table:formula="of:=IF([.C107] = &quot;ZIMA&quot;; 0.2; IF([.C107] = &quot;WIOSNA&quot;; 0.5; IF([.C107] = &quot;LATO&quot;; 0.9; 0.4)))" office:value-type="float" office:value="0.5" calcext:value-type="float">
            <text:p>0,5</text:p>
          </table:table-cell>
          <table:table-cell table:formula="of:=IF(WEEKDAY([.A107];2)&lt; 6; 1; 0) * [.$J$3] *[.D107] *[.$J$7]" office:value-type="float" office:value="0" calcext:value-type="float">
            <text:p>0</text:p>
          </table:table-cell>
          <table:table-cell table:formula="of:=IF(WEEKDAY([.A107];2) = 7; 150; 0)" office:value-type="float" office:value="150" calcext:value-type="float">
            <text:p>150</text:p>
          </table:table-cell>
          <table:table-cell table:formula="of:=[.G106] -[.F107] +[.E107]" office:value-type="float" office:value="3190" calcext:value-type="float">
            <text:p>31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17" calcext:value-type="date">
            <text:p>17.04.2023</text:p>
          </table:table-cell>
          <table:table-cell table:formula="of:=[.A108]" office:value-type="date" office:date-value="2023-04-17" calcext:value-type="date">
            <text:p>04-17</text:p>
          </table:table-cell>
          <table:table-cell table:style-name="ce1" table:formula="of:=IF([.B108] &lt; DATE(YEAR([.A108]);3;21); &quot;ZIMA&quot;; IF([.B108] &lt; DATE(YEAR([.A108]);6;21);&quot;WIOSNA&quot; ; IF([.B108] &lt; DATE(YEAR([.A108]);9;23); &quot;LATO&quot;; IF([.B108] &lt; DATE(YEAR([.A108]);12;21);&quot;JESIEŃ&quot;; &quot;ZIMA&quot;))))" office:value-type="string" office:string-value="WIOSNA" calcext:value-type="string">
            <text:p>WIOSNA</text:p>
          </table:table-cell>
          <table:table-cell table:formula="of:=IF([.C108] = &quot;ZIMA&quot;; 0.2; IF([.C108] = &quot;WIOSNA&quot;; 0.5; IF([.C108] = &quot;LATO&quot;; 0.9; 0.4)))" office:value-type="float" office:value="0.5" calcext:value-type="float">
            <text:p>0,5</text:p>
          </table:table-cell>
          <table:table-cell table:formula="of:=IF(WEEKDAY([.A108];2)&lt; 6; 1; 0) * [.$J$3] *[.D108] *[.$J$7]" office:value-type="float" office:value="330" calcext:value-type="float">
            <text:p>330</text:p>
          </table:table-cell>
          <table:table-cell table:formula="of:=IF(WEEKDAY([.A108];2) = 7; 150; 0)" office:value-type="float" office:value="0" calcext:value-type="float">
            <text:p>0</text:p>
          </table:table-cell>
          <table:table-cell table:formula="of:=[.G107] -[.F108] +[.E108]" office:value-type="float" office:value="3520" calcext:value-type="float">
            <text:p>35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18" calcext:value-type="date">
            <text:p>18.04.2023</text:p>
          </table:table-cell>
          <table:table-cell table:formula="of:=[.A109]" office:value-type="date" office:date-value="2023-04-18" calcext:value-type="date">
            <text:p>04-18</text:p>
          </table:table-cell>
          <table:table-cell table:style-name="ce1" table:formula="of:=IF([.B109] &lt; DATE(YEAR([.A109]);3;21); &quot;ZIMA&quot;; IF([.B109] &lt; DATE(YEAR([.A109]);6;21);&quot;WIOSNA&quot; ; IF([.B109] &lt; DATE(YEAR([.A109]);9;23); &quot;LATO&quot;; IF([.B109] &lt; DATE(YEAR([.A109]);12;21);&quot;JESIEŃ&quot;; &quot;ZIMA&quot;))))" office:value-type="string" office:string-value="WIOSNA" calcext:value-type="string">
            <text:p>WIOSNA</text:p>
          </table:table-cell>
          <table:table-cell table:formula="of:=IF([.C109] = &quot;ZIMA&quot;; 0.2; IF([.C109] = &quot;WIOSNA&quot;; 0.5; IF([.C109] = &quot;LATO&quot;; 0.9; 0.4)))" office:value-type="float" office:value="0.5" calcext:value-type="float">
            <text:p>0,5</text:p>
          </table:table-cell>
          <table:table-cell table:formula="of:=IF(WEEKDAY([.A109];2)&lt; 6; 1; 0) * [.$J$3] *[.D109] *[.$J$7]" office:value-type="float" office:value="330" calcext:value-type="float">
            <text:p>330</text:p>
          </table:table-cell>
          <table:table-cell table:formula="of:=IF(WEEKDAY([.A109];2) = 7; 150; 0)" office:value-type="float" office:value="0" calcext:value-type="float">
            <text:p>0</text:p>
          </table:table-cell>
          <table:table-cell table:formula="of:=[.G108] -[.F109] +[.E109]" office:value-type="float" office:value="3850" calcext:value-type="float">
            <text:p>38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19" calcext:value-type="date">
            <text:p>19.04.2023</text:p>
          </table:table-cell>
          <table:table-cell table:formula="of:=[.A110]" office:value-type="date" office:date-value="2023-04-19" calcext:value-type="date">
            <text:p>04-19</text:p>
          </table:table-cell>
          <table:table-cell table:style-name="ce1" table:formula="of:=IF([.B110] &lt; DATE(YEAR([.A110]);3;21); &quot;ZIMA&quot;; IF([.B110] &lt; DATE(YEAR([.A110]);6;21);&quot;WIOSNA&quot; ; IF([.B110] &lt; DATE(YEAR([.A110]);9;23); &quot;LATO&quot;; IF([.B110] &lt; DATE(YEAR([.A110]);12;21);&quot;JESIEŃ&quot;; &quot;ZIMA&quot;))))" office:value-type="string" office:string-value="WIOSNA" calcext:value-type="string">
            <text:p>WIOSNA</text:p>
          </table:table-cell>
          <table:table-cell table:formula="of:=IF([.C110] = &quot;ZIMA&quot;; 0.2; IF([.C110] = &quot;WIOSNA&quot;; 0.5; IF([.C110] = &quot;LATO&quot;; 0.9; 0.4)))" office:value-type="float" office:value="0.5" calcext:value-type="float">
            <text:p>0,5</text:p>
          </table:table-cell>
          <table:table-cell table:formula="of:=IF(WEEKDAY([.A110];2)&lt; 6; 1; 0) * [.$J$3] *[.D110] *[.$J$7]" office:value-type="float" office:value="330" calcext:value-type="float">
            <text:p>330</text:p>
          </table:table-cell>
          <table:table-cell table:formula="of:=IF(WEEKDAY([.A110];2) = 7; 150; 0)" office:value-type="float" office:value="0" calcext:value-type="float">
            <text:p>0</text:p>
          </table:table-cell>
          <table:table-cell table:formula="of:=[.G109] -[.F110] +[.E110]" office:value-type="float" office:value="4180" calcext:value-type="float">
            <text:p>41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20" calcext:value-type="date">
            <text:p>20.04.2023</text:p>
          </table:table-cell>
          <table:table-cell table:formula="of:=[.A111]" office:value-type="date" office:date-value="2023-04-20" calcext:value-type="date">
            <text:p>04-20</text:p>
          </table:table-cell>
          <table:table-cell table:style-name="ce1" table:formula="of:=IF([.B111] &lt; DATE(YEAR([.A111]);3;21); &quot;ZIMA&quot;; IF([.B111] &lt; DATE(YEAR([.A111]);6;21);&quot;WIOSNA&quot; ; IF([.B111] &lt; DATE(YEAR([.A111]);9;23); &quot;LATO&quot;; IF([.B111] &lt; DATE(YEAR([.A111]);12;21);&quot;JESIEŃ&quot;; &quot;ZIMA&quot;))))" office:value-type="string" office:string-value="WIOSNA" calcext:value-type="string">
            <text:p>WIOSNA</text:p>
          </table:table-cell>
          <table:table-cell table:formula="of:=IF([.C111] = &quot;ZIMA&quot;; 0.2; IF([.C111] = &quot;WIOSNA&quot;; 0.5; IF([.C111] = &quot;LATO&quot;; 0.9; 0.4)))" office:value-type="float" office:value="0.5" calcext:value-type="float">
            <text:p>0,5</text:p>
          </table:table-cell>
          <table:table-cell table:formula="of:=IF(WEEKDAY([.A111];2)&lt; 6; 1; 0) * [.$J$3] *[.D111] *[.$J$7]" office:value-type="float" office:value="330" calcext:value-type="float">
            <text:p>330</text:p>
          </table:table-cell>
          <table:table-cell table:formula="of:=IF(WEEKDAY([.A111];2) = 7; 150; 0)" office:value-type="float" office:value="0" calcext:value-type="float">
            <text:p>0</text:p>
          </table:table-cell>
          <table:table-cell table:formula="of:=[.G110] -[.F111] +[.E111]" office:value-type="float" office:value="4510" calcext:value-type="float">
            <text:p>45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21" calcext:value-type="date">
            <text:p>21.04.2023</text:p>
          </table:table-cell>
          <table:table-cell table:formula="of:=[.A112]" office:value-type="date" office:date-value="2023-04-21" calcext:value-type="date">
            <text:p>04-21</text:p>
          </table:table-cell>
          <table:table-cell table:style-name="ce1" table:formula="of:=IF([.B112] &lt; DATE(YEAR([.A112]);3;21); &quot;ZIMA&quot;; IF([.B112] &lt; DATE(YEAR([.A112]);6;21);&quot;WIOSNA&quot; ; IF([.B112] &lt; DATE(YEAR([.A112]);9;23); &quot;LATO&quot;; IF([.B112] &lt; DATE(YEAR([.A112]);12;21);&quot;JESIEŃ&quot;; &quot;ZIMA&quot;))))" office:value-type="string" office:string-value="WIOSNA" calcext:value-type="string">
            <text:p>WIOSNA</text:p>
          </table:table-cell>
          <table:table-cell table:formula="of:=IF([.C112] = &quot;ZIMA&quot;; 0.2; IF([.C112] = &quot;WIOSNA&quot;; 0.5; IF([.C112] = &quot;LATO&quot;; 0.9; 0.4)))" office:value-type="float" office:value="0.5" calcext:value-type="float">
            <text:p>0,5</text:p>
          </table:table-cell>
          <table:table-cell table:formula="of:=IF(WEEKDAY([.A112];2)&lt; 6; 1; 0) * [.$J$3] *[.D112] *[.$J$7]" office:value-type="float" office:value="330" calcext:value-type="float">
            <text:p>330</text:p>
          </table:table-cell>
          <table:table-cell table:formula="of:=IF(WEEKDAY([.A112];2) = 7; 150; 0)" office:value-type="float" office:value="0" calcext:value-type="float">
            <text:p>0</text:p>
          </table:table-cell>
          <table:table-cell table:formula="of:=[.G111] -[.F112] +[.E112]" office:value-type="float" office:value="4840" calcext:value-type="float">
            <text:p>48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22" calcext:value-type="date">
            <text:p>22.04.2023</text:p>
          </table:table-cell>
          <table:table-cell table:formula="of:=[.A113]" office:value-type="date" office:date-value="2023-04-22" calcext:value-type="date">
            <text:p>04-22</text:p>
          </table:table-cell>
          <table:table-cell table:style-name="ce1" table:formula="of:=IF([.B113] &lt; DATE(YEAR([.A113]);3;21); &quot;ZIMA&quot;; IF([.B113] &lt; DATE(YEAR([.A113]);6;21);&quot;WIOSNA&quot; ; IF([.B113] &lt; DATE(YEAR([.A113]);9;23); &quot;LATO&quot;; IF([.B113] &lt; DATE(YEAR([.A113]);12;21);&quot;JESIEŃ&quot;; &quot;ZIMA&quot;))))" office:value-type="string" office:string-value="WIOSNA" calcext:value-type="string">
            <text:p>WIOSNA</text:p>
          </table:table-cell>
          <table:table-cell table:formula="of:=IF([.C113] = &quot;ZIMA&quot;; 0.2; IF([.C113] = &quot;WIOSNA&quot;; 0.5; IF([.C113] = &quot;LATO&quot;; 0.9; 0.4)))" office:value-type="float" office:value="0.5" calcext:value-type="float">
            <text:p>0,5</text:p>
          </table:table-cell>
          <table:table-cell table:formula="of:=IF(WEEKDAY([.A113];2)&lt; 6; 1; 0) * [.$J$3] *[.D113] *[.$J$7]" office:value-type="float" office:value="0" calcext:value-type="float">
            <text:p>0</text:p>
          </table:table-cell>
          <table:table-cell table:formula="of:=IF(WEEKDAY([.A113];2) = 7; 150; 0)" office:value-type="float" office:value="0" calcext:value-type="float">
            <text:p>0</text:p>
          </table:table-cell>
          <table:table-cell table:formula="of:=[.G112] -[.F113] +[.E113]" office:value-type="float" office:value="4840" calcext:value-type="float">
            <text:p>48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23" calcext:value-type="date">
            <text:p>23.04.2023</text:p>
          </table:table-cell>
          <table:table-cell table:formula="of:=[.A114]" office:value-type="date" office:date-value="2023-04-23" calcext:value-type="date">
            <text:p>04-23</text:p>
          </table:table-cell>
          <table:table-cell table:style-name="ce1" table:formula="of:=IF([.B114] &lt; DATE(YEAR([.A114]);3;21); &quot;ZIMA&quot;; IF([.B114] &lt; DATE(YEAR([.A114]);6;21);&quot;WIOSNA&quot; ; IF([.B114] &lt; DATE(YEAR([.A114]);9;23); &quot;LATO&quot;; IF([.B114] &lt; DATE(YEAR([.A114]);12;21);&quot;JESIEŃ&quot;; &quot;ZIMA&quot;))))" office:value-type="string" office:string-value="WIOSNA" calcext:value-type="string">
            <text:p>WIOSNA</text:p>
          </table:table-cell>
          <table:table-cell table:formula="of:=IF([.C114] = &quot;ZIMA&quot;; 0.2; IF([.C114] = &quot;WIOSNA&quot;; 0.5; IF([.C114] = &quot;LATO&quot;; 0.9; 0.4)))" office:value-type="float" office:value="0.5" calcext:value-type="float">
            <text:p>0,5</text:p>
          </table:table-cell>
          <table:table-cell table:formula="of:=IF(WEEKDAY([.A114];2)&lt; 6; 1; 0) * [.$J$3] *[.D114] *[.$J$7]" office:value-type="float" office:value="0" calcext:value-type="float">
            <text:p>0</text:p>
          </table:table-cell>
          <table:table-cell table:formula="of:=IF(WEEKDAY([.A114];2) = 7; 150; 0)" office:value-type="float" office:value="150" calcext:value-type="float">
            <text:p>150</text:p>
          </table:table-cell>
          <table:table-cell table:formula="of:=[.G113] -[.F114] +[.E114]" office:value-type="float" office:value="4690" calcext:value-type="float">
            <text:p>46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24" calcext:value-type="date">
            <text:p>24.04.2023</text:p>
          </table:table-cell>
          <table:table-cell table:formula="of:=[.A115]" office:value-type="date" office:date-value="2023-04-24" calcext:value-type="date">
            <text:p>04-24</text:p>
          </table:table-cell>
          <table:table-cell table:style-name="ce1" table:formula="of:=IF([.B115] &lt; DATE(YEAR([.A115]);3;21); &quot;ZIMA&quot;; IF([.B115] &lt; DATE(YEAR([.A115]);6;21);&quot;WIOSNA&quot; ; IF([.B115] &lt; DATE(YEAR([.A115]);9;23); &quot;LATO&quot;; IF([.B115] &lt; DATE(YEAR([.A115]);12;21);&quot;JESIEŃ&quot;; &quot;ZIMA&quot;))))" office:value-type="string" office:string-value="WIOSNA" calcext:value-type="string">
            <text:p>WIOSNA</text:p>
          </table:table-cell>
          <table:table-cell table:formula="of:=IF([.C115] = &quot;ZIMA&quot;; 0.2; IF([.C115] = &quot;WIOSNA&quot;; 0.5; IF([.C115] = &quot;LATO&quot;; 0.9; 0.4)))" office:value-type="float" office:value="0.5" calcext:value-type="float">
            <text:p>0,5</text:p>
          </table:table-cell>
          <table:table-cell table:formula="of:=IF(WEEKDAY([.A115];2)&lt; 6; 1; 0) * [.$J$3] *[.D115] *[.$J$7]" office:value-type="float" office:value="330" calcext:value-type="float">
            <text:p>330</text:p>
          </table:table-cell>
          <table:table-cell table:formula="of:=IF(WEEKDAY([.A115];2) = 7; 150; 0)" office:value-type="float" office:value="0" calcext:value-type="float">
            <text:p>0</text:p>
          </table:table-cell>
          <table:table-cell table:formula="of:=[.G114] -[.F115] +[.E115]" office:value-type="float" office:value="5020" calcext:value-type="float">
            <text:p>50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25" calcext:value-type="date">
            <text:p>25.04.2023</text:p>
          </table:table-cell>
          <table:table-cell table:formula="of:=[.A116]" office:value-type="date" office:date-value="2023-04-25" calcext:value-type="date">
            <text:p>04-25</text:p>
          </table:table-cell>
          <table:table-cell table:style-name="ce1" table:formula="of:=IF([.B116] &lt; DATE(YEAR([.A116]);3;21); &quot;ZIMA&quot;; IF([.B116] &lt; DATE(YEAR([.A116]);6;21);&quot;WIOSNA&quot; ; IF([.B116] &lt; DATE(YEAR([.A116]);9;23); &quot;LATO&quot;; IF([.B116] &lt; DATE(YEAR([.A116]);12;21);&quot;JESIEŃ&quot;; &quot;ZIMA&quot;))))" office:value-type="string" office:string-value="WIOSNA" calcext:value-type="string">
            <text:p>WIOSNA</text:p>
          </table:table-cell>
          <table:table-cell table:formula="of:=IF([.C116] = &quot;ZIMA&quot;; 0.2; IF([.C116] = &quot;WIOSNA&quot;; 0.5; IF([.C116] = &quot;LATO&quot;; 0.9; 0.4)))" office:value-type="float" office:value="0.5" calcext:value-type="float">
            <text:p>0,5</text:p>
          </table:table-cell>
          <table:table-cell table:formula="of:=IF(WEEKDAY([.A116];2)&lt; 6; 1; 0) * [.$J$3] *[.D116] *[.$J$7]" office:value-type="float" office:value="330" calcext:value-type="float">
            <text:p>330</text:p>
          </table:table-cell>
          <table:table-cell table:formula="of:=IF(WEEKDAY([.A116];2) = 7; 150; 0)" office:value-type="float" office:value="0" calcext:value-type="float">
            <text:p>0</text:p>
          </table:table-cell>
          <table:table-cell table:formula="of:=[.G115] -[.F116] +[.E116]" office:value-type="float" office:value="5350" calcext:value-type="float">
            <text:p>53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26" calcext:value-type="date">
            <text:p>26.04.2023</text:p>
          </table:table-cell>
          <table:table-cell table:formula="of:=[.A117]" office:value-type="date" office:date-value="2023-04-26" calcext:value-type="date">
            <text:p>04-26</text:p>
          </table:table-cell>
          <table:table-cell table:style-name="ce1" table:formula="of:=IF([.B117] &lt; DATE(YEAR([.A117]);3;21); &quot;ZIMA&quot;; IF([.B117] &lt; DATE(YEAR([.A117]);6;21);&quot;WIOSNA&quot; ; IF([.B117] &lt; DATE(YEAR([.A117]);9;23); &quot;LATO&quot;; IF([.B117] &lt; DATE(YEAR([.A117]);12;21);&quot;JESIEŃ&quot;; &quot;ZIMA&quot;))))" office:value-type="string" office:string-value="WIOSNA" calcext:value-type="string">
            <text:p>WIOSNA</text:p>
          </table:table-cell>
          <table:table-cell table:formula="of:=IF([.C117] = &quot;ZIMA&quot;; 0.2; IF([.C117] = &quot;WIOSNA&quot;; 0.5; IF([.C117] = &quot;LATO&quot;; 0.9; 0.4)))" office:value-type="float" office:value="0.5" calcext:value-type="float">
            <text:p>0,5</text:p>
          </table:table-cell>
          <table:table-cell table:formula="of:=IF(WEEKDAY([.A117];2)&lt; 6; 1; 0) * [.$J$3] *[.D117] *[.$J$7]" office:value-type="float" office:value="330" calcext:value-type="float">
            <text:p>330</text:p>
          </table:table-cell>
          <table:table-cell table:formula="of:=IF(WEEKDAY([.A117];2) = 7; 150; 0)" office:value-type="float" office:value="0" calcext:value-type="float">
            <text:p>0</text:p>
          </table:table-cell>
          <table:table-cell table:formula="of:=[.G116] -[.F117] +[.E117]" office:value-type="float" office:value="5680" calcext:value-type="float">
            <text:p>56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27" calcext:value-type="date">
            <text:p>27.04.2023</text:p>
          </table:table-cell>
          <table:table-cell table:formula="of:=[.A118]" office:value-type="date" office:date-value="2023-04-27" calcext:value-type="date">
            <text:p>04-27</text:p>
          </table:table-cell>
          <table:table-cell table:style-name="ce1" table:formula="of:=IF([.B118] &lt; DATE(YEAR([.A118]);3;21); &quot;ZIMA&quot;; IF([.B118] &lt; DATE(YEAR([.A118]);6;21);&quot;WIOSNA&quot; ; IF([.B118] &lt; DATE(YEAR([.A118]);9;23); &quot;LATO&quot;; IF([.B118] &lt; DATE(YEAR([.A118]);12;21);&quot;JESIEŃ&quot;; &quot;ZIMA&quot;))))" office:value-type="string" office:string-value="WIOSNA" calcext:value-type="string">
            <text:p>WIOSNA</text:p>
          </table:table-cell>
          <table:table-cell table:formula="of:=IF([.C118] = &quot;ZIMA&quot;; 0.2; IF([.C118] = &quot;WIOSNA&quot;; 0.5; IF([.C118] = &quot;LATO&quot;; 0.9; 0.4)))" office:value-type="float" office:value="0.5" calcext:value-type="float">
            <text:p>0,5</text:p>
          </table:table-cell>
          <table:table-cell table:formula="of:=IF(WEEKDAY([.A118];2)&lt; 6; 1; 0) * [.$J$3] *[.D118] *[.$J$7]" office:value-type="float" office:value="330" calcext:value-type="float">
            <text:p>330</text:p>
          </table:table-cell>
          <table:table-cell table:formula="of:=IF(WEEKDAY([.A118];2) = 7; 150; 0)" office:value-type="float" office:value="0" calcext:value-type="float">
            <text:p>0</text:p>
          </table:table-cell>
          <table:table-cell table:formula="of:=[.G117] -[.F118] +[.E118]" office:value-type="float" office:value="6010" calcext:value-type="float">
            <text:p>60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28" calcext:value-type="date">
            <text:p>28.04.2023</text:p>
          </table:table-cell>
          <table:table-cell table:formula="of:=[.A119]" office:value-type="date" office:date-value="2023-04-28" calcext:value-type="date">
            <text:p>04-28</text:p>
          </table:table-cell>
          <table:table-cell table:style-name="ce1" table:formula="of:=IF([.B119] &lt; DATE(YEAR([.A119]);3;21); &quot;ZIMA&quot;; IF([.B119] &lt; DATE(YEAR([.A119]);6;21);&quot;WIOSNA&quot; ; IF([.B119] &lt; DATE(YEAR([.A119]);9;23); &quot;LATO&quot;; IF([.B119] &lt; DATE(YEAR([.A119]);12;21);&quot;JESIEŃ&quot;; &quot;ZIMA&quot;))))" office:value-type="string" office:string-value="WIOSNA" calcext:value-type="string">
            <text:p>WIOSNA</text:p>
          </table:table-cell>
          <table:table-cell table:formula="of:=IF([.C119] = &quot;ZIMA&quot;; 0.2; IF([.C119] = &quot;WIOSNA&quot;; 0.5; IF([.C119] = &quot;LATO&quot;; 0.9; 0.4)))" office:value-type="float" office:value="0.5" calcext:value-type="float">
            <text:p>0,5</text:p>
          </table:table-cell>
          <table:table-cell table:formula="of:=IF(WEEKDAY([.A119];2)&lt; 6; 1; 0) * [.$J$3] *[.D119] *[.$J$7]" office:value-type="float" office:value="330" calcext:value-type="float">
            <text:p>330</text:p>
          </table:table-cell>
          <table:table-cell table:formula="of:=IF(WEEKDAY([.A119];2) = 7; 150; 0)" office:value-type="float" office:value="0" calcext:value-type="float">
            <text:p>0</text:p>
          </table:table-cell>
          <table:table-cell table:formula="of:=[.G118] -[.F119] +[.E119]" office:value-type="float" office:value="6340" calcext:value-type="float">
            <text:p>63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29" calcext:value-type="date">
            <text:p>29.04.2023</text:p>
          </table:table-cell>
          <table:table-cell table:formula="of:=[.A120]" office:value-type="date" office:date-value="2023-04-29" calcext:value-type="date">
            <text:p>04-29</text:p>
          </table:table-cell>
          <table:table-cell table:style-name="ce1" table:formula="of:=IF([.B120] &lt; DATE(YEAR([.A120]);3;21); &quot;ZIMA&quot;; IF([.B120] &lt; DATE(YEAR([.A120]);6;21);&quot;WIOSNA&quot; ; IF([.B120] &lt; DATE(YEAR([.A120]);9;23); &quot;LATO&quot;; IF([.B120] &lt; DATE(YEAR([.A120]);12;21);&quot;JESIEŃ&quot;; &quot;ZIMA&quot;))))" office:value-type="string" office:string-value="WIOSNA" calcext:value-type="string">
            <text:p>WIOSNA</text:p>
          </table:table-cell>
          <table:table-cell table:formula="of:=IF([.C120] = &quot;ZIMA&quot;; 0.2; IF([.C120] = &quot;WIOSNA&quot;; 0.5; IF([.C120] = &quot;LATO&quot;; 0.9; 0.4)))" office:value-type="float" office:value="0.5" calcext:value-type="float">
            <text:p>0,5</text:p>
          </table:table-cell>
          <table:table-cell table:formula="of:=IF(WEEKDAY([.A120];2)&lt; 6; 1; 0) * [.$J$3] *[.D120] *[.$J$7]" office:value-type="float" office:value="0" calcext:value-type="float">
            <text:p>0</text:p>
          </table:table-cell>
          <table:table-cell table:formula="of:=IF(WEEKDAY([.A120];2) = 7; 150; 0)" office:value-type="float" office:value="0" calcext:value-type="float">
            <text:p>0</text:p>
          </table:table-cell>
          <table:table-cell table:formula="of:=[.G119] -[.F120] +[.E120]" office:value-type="float" office:value="6340" calcext:value-type="float">
            <text:p>63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30" calcext:value-type="date">
            <text:p>30.04.2023</text:p>
          </table:table-cell>
          <table:table-cell table:formula="of:=[.A121]" office:value-type="date" office:date-value="2023-04-30" calcext:value-type="date">
            <text:p>04-30</text:p>
          </table:table-cell>
          <table:table-cell table:style-name="ce1" table:formula="of:=IF([.B121] &lt; DATE(YEAR([.A121]);3;21); &quot;ZIMA&quot;; IF([.B121] &lt; DATE(YEAR([.A121]);6;21);&quot;WIOSNA&quot; ; IF([.B121] &lt; DATE(YEAR([.A121]);9;23); &quot;LATO&quot;; IF([.B121] &lt; DATE(YEAR([.A121]);12;21);&quot;JESIEŃ&quot;; &quot;ZIMA&quot;))))" office:value-type="string" office:string-value="WIOSNA" calcext:value-type="string">
            <text:p>WIOSNA</text:p>
          </table:table-cell>
          <table:table-cell table:formula="of:=IF([.C121] = &quot;ZIMA&quot;; 0.2; IF([.C121] = &quot;WIOSNA&quot;; 0.5; IF([.C121] = &quot;LATO&quot;; 0.9; 0.4)))" office:value-type="float" office:value="0.5" calcext:value-type="float">
            <text:p>0,5</text:p>
          </table:table-cell>
          <table:table-cell table:formula="of:=IF(WEEKDAY([.A121];2)&lt; 6; 1; 0) * [.$J$3] *[.D121] *[.$J$7]" office:value-type="float" office:value="0" calcext:value-type="float">
            <text:p>0</text:p>
          </table:table-cell>
          <table:table-cell table:formula="of:=IF(WEEKDAY([.A121];2) = 7; 150; 0)" office:value-type="float" office:value="150" calcext:value-type="float">
            <text:p>150</text:p>
          </table:table-cell>
          <table:table-cell table:formula="of:=[.G120] -[.F121] +[.E121]" office:value-type="float" office:value="6190" calcext:value-type="float">
            <text:p>61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01" calcext:value-type="date">
            <text:p>1.05.2023</text:p>
          </table:table-cell>
          <table:table-cell table:formula="of:=[.A122]" office:value-type="date" office:date-value="2023-05-01" calcext:value-type="date">
            <text:p>05-01</text:p>
          </table:table-cell>
          <table:table-cell table:style-name="ce1" table:formula="of:=IF([.B122] &lt; DATE(YEAR([.A122]);3;21); &quot;ZIMA&quot;; IF([.B122] &lt; DATE(YEAR([.A122]);6;21);&quot;WIOSNA&quot; ; IF([.B122] &lt; DATE(YEAR([.A122]);9;23); &quot;LATO&quot;; IF([.B122] &lt; DATE(YEAR([.A122]);12;21);&quot;JESIEŃ&quot;; &quot;ZIMA&quot;))))" office:value-type="string" office:string-value="WIOSNA" calcext:value-type="string">
            <text:p>WIOSNA</text:p>
          </table:table-cell>
          <table:table-cell table:formula="of:=IF([.C122] = &quot;ZIMA&quot;; 0.2; IF([.C122] = &quot;WIOSNA&quot;; 0.5; IF([.C122] = &quot;LATO&quot;; 0.9; 0.4)))" office:value-type="float" office:value="0.5" calcext:value-type="float">
            <text:p>0,5</text:p>
          </table:table-cell>
          <table:table-cell table:formula="of:=IF(WEEKDAY([.A122];2)&lt; 6; 1; 0) * [.$J$3] *[.D122] *[.$J$7]" office:value-type="float" office:value="330" calcext:value-type="float">
            <text:p>330</text:p>
          </table:table-cell>
          <table:table-cell table:formula="of:=IF(WEEKDAY([.A122];2) = 7; 150; 0)" office:value-type="float" office:value="0" calcext:value-type="float">
            <text:p>0</text:p>
          </table:table-cell>
          <table:table-cell table:formula="of:=[.G121] -[.F122] +[.E122]" office:value-type="float" office:value="6520" calcext:value-type="float">
            <text:p>65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02" calcext:value-type="date">
            <text:p>2.05.2023</text:p>
          </table:table-cell>
          <table:table-cell table:formula="of:=[.A123]" office:value-type="date" office:date-value="2023-05-02" calcext:value-type="date">
            <text:p>05-02</text:p>
          </table:table-cell>
          <table:table-cell table:style-name="ce1" table:formula="of:=IF([.B123] &lt; DATE(YEAR([.A123]);3;21); &quot;ZIMA&quot;; IF([.B123] &lt; DATE(YEAR([.A123]);6;21);&quot;WIOSNA&quot; ; IF([.B123] &lt; DATE(YEAR([.A123]);9;23); &quot;LATO&quot;; IF([.B123] &lt; DATE(YEAR([.A123]);12;21);&quot;JESIEŃ&quot;; &quot;ZIMA&quot;))))" office:value-type="string" office:string-value="WIOSNA" calcext:value-type="string">
            <text:p>WIOSNA</text:p>
          </table:table-cell>
          <table:table-cell table:formula="of:=IF([.C123] = &quot;ZIMA&quot;; 0.2; IF([.C123] = &quot;WIOSNA&quot;; 0.5; IF([.C123] = &quot;LATO&quot;; 0.9; 0.4)))" office:value-type="float" office:value="0.5" calcext:value-type="float">
            <text:p>0,5</text:p>
          </table:table-cell>
          <table:table-cell table:formula="of:=IF(WEEKDAY([.A123];2)&lt; 6; 1; 0) * [.$J$3] *[.D123] *[.$J$7]" office:value-type="float" office:value="330" calcext:value-type="float">
            <text:p>330</text:p>
          </table:table-cell>
          <table:table-cell table:formula="of:=IF(WEEKDAY([.A123];2) = 7; 150; 0)" office:value-type="float" office:value="0" calcext:value-type="float">
            <text:p>0</text:p>
          </table:table-cell>
          <table:table-cell table:formula="of:=[.G122] -[.F123] +[.E123]" office:value-type="float" office:value="6850" calcext:value-type="float">
            <text:p>68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03" calcext:value-type="date">
            <text:p>3.05.2023</text:p>
          </table:table-cell>
          <table:table-cell table:formula="of:=[.A124]" office:value-type="date" office:date-value="2023-05-03" calcext:value-type="date">
            <text:p>05-03</text:p>
          </table:table-cell>
          <table:table-cell table:style-name="ce1" table:formula="of:=IF([.B124] &lt; DATE(YEAR([.A124]);3;21); &quot;ZIMA&quot;; IF([.B124] &lt; DATE(YEAR([.A124]);6;21);&quot;WIOSNA&quot; ; IF([.B124] &lt; DATE(YEAR([.A124]);9;23); &quot;LATO&quot;; IF([.B124] &lt; DATE(YEAR([.A124]);12;21);&quot;JESIEŃ&quot;; &quot;ZIMA&quot;))))" office:value-type="string" office:string-value="WIOSNA" calcext:value-type="string">
            <text:p>WIOSNA</text:p>
          </table:table-cell>
          <table:table-cell table:formula="of:=IF([.C124] = &quot;ZIMA&quot;; 0.2; IF([.C124] = &quot;WIOSNA&quot;; 0.5; IF([.C124] = &quot;LATO&quot;; 0.9; 0.4)))" office:value-type="float" office:value="0.5" calcext:value-type="float">
            <text:p>0,5</text:p>
          </table:table-cell>
          <table:table-cell table:formula="of:=IF(WEEKDAY([.A124];2)&lt; 6; 1; 0) * [.$J$3] *[.D124] *[.$J$7]" office:value-type="float" office:value="330" calcext:value-type="float">
            <text:p>330</text:p>
          </table:table-cell>
          <table:table-cell table:formula="of:=IF(WEEKDAY([.A124];2) = 7; 150; 0)" office:value-type="float" office:value="0" calcext:value-type="float">
            <text:p>0</text:p>
          </table:table-cell>
          <table:table-cell table:formula="of:=[.G123] -[.F124] +[.E124]" office:value-type="float" office:value="7180" calcext:value-type="float">
            <text:p>71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04" calcext:value-type="date">
            <text:p>4.05.2023</text:p>
          </table:table-cell>
          <table:table-cell table:formula="of:=[.A125]" office:value-type="date" office:date-value="2023-05-04" calcext:value-type="date">
            <text:p>05-04</text:p>
          </table:table-cell>
          <table:table-cell table:style-name="ce1" table:formula="of:=IF([.B125] &lt; DATE(YEAR([.A125]);3;21); &quot;ZIMA&quot;; IF([.B125] &lt; DATE(YEAR([.A125]);6;21);&quot;WIOSNA&quot; ; IF([.B125] &lt; DATE(YEAR([.A125]);9;23); &quot;LATO&quot;; IF([.B125] &lt; DATE(YEAR([.A125]);12;21);&quot;JESIEŃ&quot;; &quot;ZIMA&quot;))))" office:value-type="string" office:string-value="WIOSNA" calcext:value-type="string">
            <text:p>WIOSNA</text:p>
          </table:table-cell>
          <table:table-cell table:formula="of:=IF([.C125] = &quot;ZIMA&quot;; 0.2; IF([.C125] = &quot;WIOSNA&quot;; 0.5; IF([.C125] = &quot;LATO&quot;; 0.9; 0.4)))" office:value-type="float" office:value="0.5" calcext:value-type="float">
            <text:p>0,5</text:p>
          </table:table-cell>
          <table:table-cell table:formula="of:=IF(WEEKDAY([.A125];2)&lt; 6; 1; 0) * [.$J$3] *[.D125] *[.$J$7]" office:value-type="float" office:value="330" calcext:value-type="float">
            <text:p>330</text:p>
          </table:table-cell>
          <table:table-cell table:formula="of:=IF(WEEKDAY([.A125];2) = 7; 150; 0)" office:value-type="float" office:value="0" calcext:value-type="float">
            <text:p>0</text:p>
          </table:table-cell>
          <table:table-cell table:formula="of:=[.G124] -[.F125] +[.E125]" office:value-type="float" office:value="7510" calcext:value-type="float">
            <text:p>75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05" calcext:value-type="date">
            <text:p>5.05.2023</text:p>
          </table:table-cell>
          <table:table-cell table:formula="of:=[.A126]" office:value-type="date" office:date-value="2023-05-05" calcext:value-type="date">
            <text:p>05-05</text:p>
          </table:table-cell>
          <table:table-cell table:style-name="ce1" table:formula="of:=IF([.B126] &lt; DATE(YEAR([.A126]);3;21); &quot;ZIMA&quot;; IF([.B126] &lt; DATE(YEAR([.A126]);6;21);&quot;WIOSNA&quot; ; IF([.B126] &lt; DATE(YEAR([.A126]);9;23); &quot;LATO&quot;; IF([.B126] &lt; DATE(YEAR([.A126]);12;21);&quot;JESIEŃ&quot;; &quot;ZIMA&quot;))))" office:value-type="string" office:string-value="WIOSNA" calcext:value-type="string">
            <text:p>WIOSNA</text:p>
          </table:table-cell>
          <table:table-cell table:formula="of:=IF([.C126] = &quot;ZIMA&quot;; 0.2; IF([.C126] = &quot;WIOSNA&quot;; 0.5; IF([.C126] = &quot;LATO&quot;; 0.9; 0.4)))" office:value-type="float" office:value="0.5" calcext:value-type="float">
            <text:p>0,5</text:p>
          </table:table-cell>
          <table:table-cell table:formula="of:=IF(WEEKDAY([.A126];2)&lt; 6; 1; 0) * [.$J$3] *[.D126] *[.$J$7]" office:value-type="float" office:value="330" calcext:value-type="float">
            <text:p>330</text:p>
          </table:table-cell>
          <table:table-cell table:formula="of:=IF(WEEKDAY([.A126];2) = 7; 150; 0)" office:value-type="float" office:value="0" calcext:value-type="float">
            <text:p>0</text:p>
          </table:table-cell>
          <table:table-cell table:formula="of:=[.G125] -[.F126] +[.E126]" office:value-type="float" office:value="7840" calcext:value-type="float">
            <text:p>78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06" calcext:value-type="date">
            <text:p>6.05.2023</text:p>
          </table:table-cell>
          <table:table-cell table:formula="of:=[.A127]" office:value-type="date" office:date-value="2023-05-06" calcext:value-type="date">
            <text:p>05-06</text:p>
          </table:table-cell>
          <table:table-cell table:style-name="ce1" table:formula="of:=IF([.B127] &lt; DATE(YEAR([.A127]);3;21); &quot;ZIMA&quot;; IF([.B127] &lt; DATE(YEAR([.A127]);6;21);&quot;WIOSNA&quot; ; IF([.B127] &lt; DATE(YEAR([.A127]);9;23); &quot;LATO&quot;; IF([.B127] &lt; DATE(YEAR([.A127]);12;21);&quot;JESIEŃ&quot;; &quot;ZIMA&quot;))))" office:value-type="string" office:string-value="WIOSNA" calcext:value-type="string">
            <text:p>WIOSNA</text:p>
          </table:table-cell>
          <table:table-cell table:formula="of:=IF([.C127] = &quot;ZIMA&quot;; 0.2; IF([.C127] = &quot;WIOSNA&quot;; 0.5; IF([.C127] = &quot;LATO&quot;; 0.9; 0.4)))" office:value-type="float" office:value="0.5" calcext:value-type="float">
            <text:p>0,5</text:p>
          </table:table-cell>
          <table:table-cell table:formula="of:=IF(WEEKDAY([.A127];2)&lt; 6; 1; 0) * [.$J$3] *[.D127] *[.$J$7]" office:value-type="float" office:value="0" calcext:value-type="float">
            <text:p>0</text:p>
          </table:table-cell>
          <table:table-cell table:formula="of:=IF(WEEKDAY([.A127];2) = 7; 150; 0)" office:value-type="float" office:value="0" calcext:value-type="float">
            <text:p>0</text:p>
          </table:table-cell>
          <table:table-cell table:formula="of:=[.G126] -[.F127] +[.E127]" office:value-type="float" office:value="7840" calcext:value-type="float">
            <text:p>78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07" calcext:value-type="date">
            <text:p>7.05.2023</text:p>
          </table:table-cell>
          <table:table-cell table:formula="of:=[.A128]" office:value-type="date" office:date-value="2023-05-07" calcext:value-type="date">
            <text:p>05-07</text:p>
          </table:table-cell>
          <table:table-cell table:style-name="ce1" table:formula="of:=IF([.B128] &lt; DATE(YEAR([.A128]);3;21); &quot;ZIMA&quot;; IF([.B128] &lt; DATE(YEAR([.A128]);6;21);&quot;WIOSNA&quot; ; IF([.B128] &lt; DATE(YEAR([.A128]);9;23); &quot;LATO&quot;; IF([.B128] &lt; DATE(YEAR([.A128]);12;21);&quot;JESIEŃ&quot;; &quot;ZIMA&quot;))))" office:value-type="string" office:string-value="WIOSNA" calcext:value-type="string">
            <text:p>WIOSNA</text:p>
          </table:table-cell>
          <table:table-cell table:formula="of:=IF([.C128] = &quot;ZIMA&quot;; 0.2; IF([.C128] = &quot;WIOSNA&quot;; 0.5; IF([.C128] = &quot;LATO&quot;; 0.9; 0.4)))" office:value-type="float" office:value="0.5" calcext:value-type="float">
            <text:p>0,5</text:p>
          </table:table-cell>
          <table:table-cell table:formula="of:=IF(WEEKDAY([.A128];2)&lt; 6; 1; 0) * [.$J$3] *[.D128] *[.$J$7]" office:value-type="float" office:value="0" calcext:value-type="float">
            <text:p>0</text:p>
          </table:table-cell>
          <table:table-cell table:formula="of:=IF(WEEKDAY([.A128];2) = 7; 150; 0)" office:value-type="float" office:value="150" calcext:value-type="float">
            <text:p>150</text:p>
          </table:table-cell>
          <table:table-cell table:formula="of:=[.G127] -[.F128] +[.E128]" office:value-type="float" office:value="7690" calcext:value-type="float">
            <text:p>76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08" calcext:value-type="date">
            <text:p>8.05.2023</text:p>
          </table:table-cell>
          <table:table-cell table:formula="of:=[.A129]" office:value-type="date" office:date-value="2023-05-08" calcext:value-type="date">
            <text:p>05-08</text:p>
          </table:table-cell>
          <table:table-cell table:style-name="ce1" table:formula="of:=IF([.B129] &lt; DATE(YEAR([.A129]);3;21); &quot;ZIMA&quot;; IF([.B129] &lt; DATE(YEAR([.A129]);6;21);&quot;WIOSNA&quot; ; IF([.B129] &lt; DATE(YEAR([.A129]);9;23); &quot;LATO&quot;; IF([.B129] &lt; DATE(YEAR([.A129]);12;21);&quot;JESIEŃ&quot;; &quot;ZIMA&quot;))))" office:value-type="string" office:string-value="WIOSNA" calcext:value-type="string">
            <text:p>WIOSNA</text:p>
          </table:table-cell>
          <table:table-cell table:formula="of:=IF([.C129] = &quot;ZIMA&quot;; 0.2; IF([.C129] = &quot;WIOSNA&quot;; 0.5; IF([.C129] = &quot;LATO&quot;; 0.9; 0.4)))" office:value-type="float" office:value="0.5" calcext:value-type="float">
            <text:p>0,5</text:p>
          </table:table-cell>
          <table:table-cell table:formula="of:=IF(WEEKDAY([.A129];2)&lt; 6; 1; 0) * [.$J$3] *[.D129] *[.$J$7]" office:value-type="float" office:value="330" calcext:value-type="float">
            <text:p>330</text:p>
          </table:table-cell>
          <table:table-cell table:formula="of:=IF(WEEKDAY([.A129];2) = 7; 150; 0)" office:value-type="float" office:value="0" calcext:value-type="float">
            <text:p>0</text:p>
          </table:table-cell>
          <table:table-cell table:formula="of:=[.G128] -[.F129] +[.E129]" office:value-type="float" office:value="8020" calcext:value-type="float">
            <text:p>80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09" calcext:value-type="date">
            <text:p>9.05.2023</text:p>
          </table:table-cell>
          <table:table-cell table:formula="of:=[.A130]" office:value-type="date" office:date-value="2023-05-09" calcext:value-type="date">
            <text:p>05-09</text:p>
          </table:table-cell>
          <table:table-cell table:style-name="ce1" table:formula="of:=IF([.B130] &lt; DATE(YEAR([.A130]);3;21); &quot;ZIMA&quot;; IF([.B130] &lt; DATE(YEAR([.A130]);6;21);&quot;WIOSNA&quot; ; IF([.B130] &lt; DATE(YEAR([.A130]);9;23); &quot;LATO&quot;; IF([.B130] &lt; DATE(YEAR([.A130]);12;21);&quot;JESIEŃ&quot;; &quot;ZIMA&quot;))))" office:value-type="string" office:string-value="WIOSNA" calcext:value-type="string">
            <text:p>WIOSNA</text:p>
          </table:table-cell>
          <table:table-cell table:formula="of:=IF([.C130] = &quot;ZIMA&quot;; 0.2; IF([.C130] = &quot;WIOSNA&quot;; 0.5; IF([.C130] = &quot;LATO&quot;; 0.9; 0.4)))" office:value-type="float" office:value="0.5" calcext:value-type="float">
            <text:p>0,5</text:p>
          </table:table-cell>
          <table:table-cell table:formula="of:=IF(WEEKDAY([.A130];2)&lt; 6; 1; 0) * [.$J$3] *[.D130] *[.$J$7]" office:value-type="float" office:value="330" calcext:value-type="float">
            <text:p>330</text:p>
          </table:table-cell>
          <table:table-cell table:formula="of:=IF(WEEKDAY([.A130];2) = 7; 150; 0)" office:value-type="float" office:value="0" calcext:value-type="float">
            <text:p>0</text:p>
          </table:table-cell>
          <table:table-cell table:formula="of:=[.G129] -[.F130] +[.E130]" office:value-type="float" office:value="8350" calcext:value-type="float">
            <text:p>83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10" calcext:value-type="date">
            <text:p>10.05.2023</text:p>
          </table:table-cell>
          <table:table-cell table:formula="of:=[.A131]" office:value-type="date" office:date-value="2023-05-10" calcext:value-type="date">
            <text:p>05-10</text:p>
          </table:table-cell>
          <table:table-cell table:style-name="ce1" table:formula="of:=IF([.B131] &lt; DATE(YEAR([.A131]);3;21); &quot;ZIMA&quot;; IF([.B131] &lt; DATE(YEAR([.A131]);6;21);&quot;WIOSNA&quot; ; IF([.B131] &lt; DATE(YEAR([.A131]);9;23); &quot;LATO&quot;; IF([.B131] &lt; DATE(YEAR([.A131]);12;21);&quot;JESIEŃ&quot;; &quot;ZIMA&quot;))))" office:value-type="string" office:string-value="WIOSNA" calcext:value-type="string">
            <text:p>WIOSNA</text:p>
          </table:table-cell>
          <table:table-cell table:formula="of:=IF([.C131] = &quot;ZIMA&quot;; 0.2; IF([.C131] = &quot;WIOSNA&quot;; 0.5; IF([.C131] = &quot;LATO&quot;; 0.9; 0.4)))" office:value-type="float" office:value="0.5" calcext:value-type="float">
            <text:p>0,5</text:p>
          </table:table-cell>
          <table:table-cell table:formula="of:=IF(WEEKDAY([.A131];2)&lt; 6; 1; 0) * [.$J$3] *[.D131] *[.$J$7]" office:value-type="float" office:value="330" calcext:value-type="float">
            <text:p>330</text:p>
          </table:table-cell>
          <table:table-cell table:formula="of:=IF(WEEKDAY([.A131];2) = 7; 150; 0)" office:value-type="float" office:value="0" calcext:value-type="float">
            <text:p>0</text:p>
          </table:table-cell>
          <table:table-cell table:formula="of:=[.G130] -[.F131] +[.E131]" office:value-type="float" office:value="8680" calcext:value-type="float">
            <text:p>86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11" calcext:value-type="date">
            <text:p>11.05.2023</text:p>
          </table:table-cell>
          <table:table-cell table:formula="of:=[.A132]" office:value-type="date" office:date-value="2023-05-11" calcext:value-type="date">
            <text:p>05-11</text:p>
          </table:table-cell>
          <table:table-cell table:style-name="ce1" table:formula="of:=IF([.B132] &lt; DATE(YEAR([.A132]);3;21); &quot;ZIMA&quot;; IF([.B132] &lt; DATE(YEAR([.A132]);6;21);&quot;WIOSNA&quot; ; IF([.B132] &lt; DATE(YEAR([.A132]);9;23); &quot;LATO&quot;; IF([.B132] &lt; DATE(YEAR([.A132]);12;21);&quot;JESIEŃ&quot;; &quot;ZIMA&quot;))))" office:value-type="string" office:string-value="WIOSNA" calcext:value-type="string">
            <text:p>WIOSNA</text:p>
          </table:table-cell>
          <table:table-cell table:formula="of:=IF([.C132] = &quot;ZIMA&quot;; 0.2; IF([.C132] = &quot;WIOSNA&quot;; 0.5; IF([.C132] = &quot;LATO&quot;; 0.9; 0.4)))" office:value-type="float" office:value="0.5" calcext:value-type="float">
            <text:p>0,5</text:p>
          </table:table-cell>
          <table:table-cell table:formula="of:=IF(WEEKDAY([.A132];2)&lt; 6; 1; 0) * [.$J$3] *[.D132] *[.$J$7]" office:value-type="float" office:value="330" calcext:value-type="float">
            <text:p>330</text:p>
          </table:table-cell>
          <table:table-cell table:formula="of:=IF(WEEKDAY([.A132];2) = 7; 150; 0)" office:value-type="float" office:value="0" calcext:value-type="float">
            <text:p>0</text:p>
          </table:table-cell>
          <table:table-cell table:formula="of:=[.G131] -[.F132] +[.E132]" office:value-type="float" office:value="9010" calcext:value-type="float">
            <text:p>90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12" calcext:value-type="date">
            <text:p>12.05.2023</text:p>
          </table:table-cell>
          <table:table-cell table:formula="of:=[.A133]" office:value-type="date" office:date-value="2023-05-12" calcext:value-type="date">
            <text:p>05-12</text:p>
          </table:table-cell>
          <table:table-cell table:style-name="ce1" table:formula="of:=IF([.B133] &lt; DATE(YEAR([.A133]);3;21); &quot;ZIMA&quot;; IF([.B133] &lt; DATE(YEAR([.A133]);6;21);&quot;WIOSNA&quot; ; IF([.B133] &lt; DATE(YEAR([.A133]);9;23); &quot;LATO&quot;; IF([.B133] &lt; DATE(YEAR([.A133]);12;21);&quot;JESIEŃ&quot;; &quot;ZIMA&quot;))))" office:value-type="string" office:string-value="WIOSNA" calcext:value-type="string">
            <text:p>WIOSNA</text:p>
          </table:table-cell>
          <table:table-cell table:formula="of:=IF([.C133] = &quot;ZIMA&quot;; 0.2; IF([.C133] = &quot;WIOSNA&quot;; 0.5; IF([.C133] = &quot;LATO&quot;; 0.9; 0.4)))" office:value-type="float" office:value="0.5" calcext:value-type="float">
            <text:p>0,5</text:p>
          </table:table-cell>
          <table:table-cell table:formula="of:=IF(WEEKDAY([.A133];2)&lt; 6; 1; 0) * [.$J$3] *[.D133] *[.$J$7]" office:value-type="float" office:value="330" calcext:value-type="float">
            <text:p>330</text:p>
          </table:table-cell>
          <table:table-cell table:formula="of:=IF(WEEKDAY([.A133];2) = 7; 150; 0)" office:value-type="float" office:value="0" calcext:value-type="float">
            <text:p>0</text:p>
          </table:table-cell>
          <table:table-cell table:formula="of:=[.G132] -[.F133] +[.E133]" office:value-type="float" office:value="9340" calcext:value-type="float">
            <text:p>93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13" calcext:value-type="date">
            <text:p>13.05.2023</text:p>
          </table:table-cell>
          <table:table-cell table:formula="of:=[.A134]" office:value-type="date" office:date-value="2023-05-13" calcext:value-type="date">
            <text:p>05-13</text:p>
          </table:table-cell>
          <table:table-cell table:style-name="ce1" table:formula="of:=IF([.B134] &lt; DATE(YEAR([.A134]);3;21); &quot;ZIMA&quot;; IF([.B134] &lt; DATE(YEAR([.A134]);6;21);&quot;WIOSNA&quot; ; IF([.B134] &lt; DATE(YEAR([.A134]);9;23); &quot;LATO&quot;; IF([.B134] &lt; DATE(YEAR([.A134]);12;21);&quot;JESIEŃ&quot;; &quot;ZIMA&quot;))))" office:value-type="string" office:string-value="WIOSNA" calcext:value-type="string">
            <text:p>WIOSNA</text:p>
          </table:table-cell>
          <table:table-cell table:formula="of:=IF([.C134] = &quot;ZIMA&quot;; 0.2; IF([.C134] = &quot;WIOSNA&quot;; 0.5; IF([.C134] = &quot;LATO&quot;; 0.9; 0.4)))" office:value-type="float" office:value="0.5" calcext:value-type="float">
            <text:p>0,5</text:p>
          </table:table-cell>
          <table:table-cell table:formula="of:=IF(WEEKDAY([.A134];2)&lt; 6; 1; 0) * [.$J$3] *[.D134] *[.$J$7]" office:value-type="float" office:value="0" calcext:value-type="float">
            <text:p>0</text:p>
          </table:table-cell>
          <table:table-cell table:formula="of:=IF(WEEKDAY([.A134];2) = 7; 150; 0)" office:value-type="float" office:value="0" calcext:value-type="float">
            <text:p>0</text:p>
          </table:table-cell>
          <table:table-cell table:formula="of:=[.G133] -[.F134] +[.E134]" office:value-type="float" office:value="9340" calcext:value-type="float">
            <text:p>93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14" calcext:value-type="date">
            <text:p>14.05.2023</text:p>
          </table:table-cell>
          <table:table-cell table:formula="of:=[.A135]" office:value-type="date" office:date-value="2023-05-14" calcext:value-type="date">
            <text:p>05-14</text:p>
          </table:table-cell>
          <table:table-cell table:style-name="ce1" table:formula="of:=IF([.B135] &lt; DATE(YEAR([.A135]);3;21); &quot;ZIMA&quot;; IF([.B135] &lt; DATE(YEAR([.A135]);6;21);&quot;WIOSNA&quot; ; IF([.B135] &lt; DATE(YEAR([.A135]);9;23); &quot;LATO&quot;; IF([.B135] &lt; DATE(YEAR([.A135]);12;21);&quot;JESIEŃ&quot;; &quot;ZIMA&quot;))))" office:value-type="string" office:string-value="WIOSNA" calcext:value-type="string">
            <text:p>WIOSNA</text:p>
          </table:table-cell>
          <table:table-cell table:formula="of:=IF([.C135] = &quot;ZIMA&quot;; 0.2; IF([.C135] = &quot;WIOSNA&quot;; 0.5; IF([.C135] = &quot;LATO&quot;; 0.9; 0.4)))" office:value-type="float" office:value="0.5" calcext:value-type="float">
            <text:p>0,5</text:p>
          </table:table-cell>
          <table:table-cell table:formula="of:=IF(WEEKDAY([.A135];2)&lt; 6; 1; 0) * [.$J$3] *[.D135] *[.$J$7]" office:value-type="float" office:value="0" calcext:value-type="float">
            <text:p>0</text:p>
          </table:table-cell>
          <table:table-cell table:formula="of:=IF(WEEKDAY([.A135];2) = 7; 150; 0)" office:value-type="float" office:value="150" calcext:value-type="float">
            <text:p>150</text:p>
          </table:table-cell>
          <table:table-cell table:formula="of:=[.G134] -[.F135] +[.E135]" office:value-type="float" office:value="9190" calcext:value-type="float">
            <text:p>91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15" calcext:value-type="date">
            <text:p>15.05.2023</text:p>
          </table:table-cell>
          <table:table-cell table:formula="of:=[.A136]" office:value-type="date" office:date-value="2023-05-15" calcext:value-type="date">
            <text:p>05-15</text:p>
          </table:table-cell>
          <table:table-cell table:style-name="ce1" table:formula="of:=IF([.B136] &lt; DATE(YEAR([.A136]);3;21); &quot;ZIMA&quot;; IF([.B136] &lt; DATE(YEAR([.A136]);6;21);&quot;WIOSNA&quot; ; IF([.B136] &lt; DATE(YEAR([.A136]);9;23); &quot;LATO&quot;; IF([.B136] &lt; DATE(YEAR([.A136]);12;21);&quot;JESIEŃ&quot;; &quot;ZIMA&quot;))))" office:value-type="string" office:string-value="WIOSNA" calcext:value-type="string">
            <text:p>WIOSNA</text:p>
          </table:table-cell>
          <table:table-cell table:formula="of:=IF([.C136] = &quot;ZIMA&quot;; 0.2; IF([.C136] = &quot;WIOSNA&quot;; 0.5; IF([.C136] = &quot;LATO&quot;; 0.9; 0.4)))" office:value-type="float" office:value="0.5" calcext:value-type="float">
            <text:p>0,5</text:p>
          </table:table-cell>
          <table:table-cell table:formula="of:=IF(WEEKDAY([.A136];2)&lt; 6; 1; 0) * [.$J$3] *[.D136] *[.$J$7]" office:value-type="float" office:value="330" calcext:value-type="float">
            <text:p>330</text:p>
          </table:table-cell>
          <table:table-cell table:formula="of:=IF(WEEKDAY([.A136];2) = 7; 150; 0)" office:value-type="float" office:value="0" calcext:value-type="float">
            <text:p>0</text:p>
          </table:table-cell>
          <table:table-cell table:formula="of:=[.G135] -[.F136] +[.E136]" office:value-type="float" office:value="9520" calcext:value-type="float">
            <text:p>95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16" calcext:value-type="date">
            <text:p>16.05.2023</text:p>
          </table:table-cell>
          <table:table-cell table:formula="of:=[.A137]" office:value-type="date" office:date-value="2023-05-16" calcext:value-type="date">
            <text:p>05-16</text:p>
          </table:table-cell>
          <table:table-cell table:style-name="ce1" table:formula="of:=IF([.B137] &lt; DATE(YEAR([.A137]);3;21); &quot;ZIMA&quot;; IF([.B137] &lt; DATE(YEAR([.A137]);6;21);&quot;WIOSNA&quot; ; IF([.B137] &lt; DATE(YEAR([.A137]);9;23); &quot;LATO&quot;; IF([.B137] &lt; DATE(YEAR([.A137]);12;21);&quot;JESIEŃ&quot;; &quot;ZIMA&quot;))))" office:value-type="string" office:string-value="WIOSNA" calcext:value-type="string">
            <text:p>WIOSNA</text:p>
          </table:table-cell>
          <table:table-cell table:formula="of:=IF([.C137] = &quot;ZIMA&quot;; 0.2; IF([.C137] = &quot;WIOSNA&quot;; 0.5; IF([.C137] = &quot;LATO&quot;; 0.9; 0.4)))" office:value-type="float" office:value="0.5" calcext:value-type="float">
            <text:p>0,5</text:p>
          </table:table-cell>
          <table:table-cell table:formula="of:=IF(WEEKDAY([.A137];2)&lt; 6; 1; 0) * [.$J$3] *[.D137] *[.$J$7]" office:value-type="float" office:value="330" calcext:value-type="float">
            <text:p>330</text:p>
          </table:table-cell>
          <table:table-cell table:formula="of:=IF(WEEKDAY([.A137];2) = 7; 150; 0)" office:value-type="float" office:value="0" calcext:value-type="float">
            <text:p>0</text:p>
          </table:table-cell>
          <table:table-cell table:formula="of:=[.G136] -[.F137] +[.E137]" office:value-type="float" office:value="9850" calcext:value-type="float">
            <text:p>98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17" calcext:value-type="date">
            <text:p>17.05.2023</text:p>
          </table:table-cell>
          <table:table-cell table:formula="of:=[.A138]" office:value-type="date" office:date-value="2023-05-17" calcext:value-type="date">
            <text:p>05-17</text:p>
          </table:table-cell>
          <table:table-cell table:style-name="ce1" table:formula="of:=IF([.B138] &lt; DATE(YEAR([.A138]);3;21); &quot;ZIMA&quot;; IF([.B138] &lt; DATE(YEAR([.A138]);6;21);&quot;WIOSNA&quot; ; IF([.B138] &lt; DATE(YEAR([.A138]);9;23); &quot;LATO&quot;; IF([.B138] &lt; DATE(YEAR([.A138]);12;21);&quot;JESIEŃ&quot;; &quot;ZIMA&quot;))))" office:value-type="string" office:string-value="WIOSNA" calcext:value-type="string">
            <text:p>WIOSNA</text:p>
          </table:table-cell>
          <table:table-cell table:formula="of:=IF([.C138] = &quot;ZIMA&quot;; 0.2; IF([.C138] = &quot;WIOSNA&quot;; 0.5; IF([.C138] = &quot;LATO&quot;; 0.9; 0.4)))" office:value-type="float" office:value="0.5" calcext:value-type="float">
            <text:p>0,5</text:p>
          </table:table-cell>
          <table:table-cell table:formula="of:=IF(WEEKDAY([.A138];2)&lt; 6; 1; 0) * [.$J$3] *[.D138] *[.$J$7]" office:value-type="float" office:value="330" calcext:value-type="float">
            <text:p>330</text:p>
          </table:table-cell>
          <table:table-cell table:formula="of:=IF(WEEKDAY([.A138];2) = 7; 150; 0)" office:value-type="float" office:value="0" calcext:value-type="float">
            <text:p>0</text:p>
          </table:table-cell>
          <table:table-cell table:formula="of:=[.G137] -[.F138] +[.E138]" office:value-type="float" office:value="10180" calcext:value-type="float">
            <text:p>101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18" calcext:value-type="date">
            <text:p>18.05.2023</text:p>
          </table:table-cell>
          <table:table-cell table:formula="of:=[.A139]" office:value-type="date" office:date-value="2023-05-18" calcext:value-type="date">
            <text:p>05-18</text:p>
          </table:table-cell>
          <table:table-cell table:style-name="ce1" table:formula="of:=IF([.B139] &lt; DATE(YEAR([.A139]);3;21); &quot;ZIMA&quot;; IF([.B139] &lt; DATE(YEAR([.A139]);6;21);&quot;WIOSNA&quot; ; IF([.B139] &lt; DATE(YEAR([.A139]);9;23); &quot;LATO&quot;; IF([.B139] &lt; DATE(YEAR([.A139]);12;21);&quot;JESIEŃ&quot;; &quot;ZIMA&quot;))))" office:value-type="string" office:string-value="WIOSNA" calcext:value-type="string">
            <text:p>WIOSNA</text:p>
          </table:table-cell>
          <table:table-cell table:formula="of:=IF([.C139] = &quot;ZIMA&quot;; 0.2; IF([.C139] = &quot;WIOSNA&quot;; 0.5; IF([.C139] = &quot;LATO&quot;; 0.9; 0.4)))" office:value-type="float" office:value="0.5" calcext:value-type="float">
            <text:p>0,5</text:p>
          </table:table-cell>
          <table:table-cell table:formula="of:=IF(WEEKDAY([.A139];2)&lt; 6; 1; 0) * [.$J$3] *[.D139] *[.$J$7]" office:value-type="float" office:value="330" calcext:value-type="float">
            <text:p>330</text:p>
          </table:table-cell>
          <table:table-cell table:formula="of:=IF(WEEKDAY([.A139];2) = 7; 150; 0)" office:value-type="float" office:value="0" calcext:value-type="float">
            <text:p>0</text:p>
          </table:table-cell>
          <table:table-cell table:formula="of:=[.G138] -[.F139] +[.E139]" office:value-type="float" office:value="10510" calcext:value-type="float">
            <text:p>105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19" calcext:value-type="date">
            <text:p>19.05.2023</text:p>
          </table:table-cell>
          <table:table-cell table:formula="of:=[.A140]" office:value-type="date" office:date-value="2023-05-19" calcext:value-type="date">
            <text:p>05-19</text:p>
          </table:table-cell>
          <table:table-cell table:style-name="ce1" table:formula="of:=IF([.B140] &lt; DATE(YEAR([.A140]);3;21); &quot;ZIMA&quot;; IF([.B140] &lt; DATE(YEAR([.A140]);6;21);&quot;WIOSNA&quot; ; IF([.B140] &lt; DATE(YEAR([.A140]);9;23); &quot;LATO&quot;; IF([.B140] &lt; DATE(YEAR([.A140]);12;21);&quot;JESIEŃ&quot;; &quot;ZIMA&quot;))))" office:value-type="string" office:string-value="WIOSNA" calcext:value-type="string">
            <text:p>WIOSNA</text:p>
          </table:table-cell>
          <table:table-cell table:formula="of:=IF([.C140] = &quot;ZIMA&quot;; 0.2; IF([.C140] = &quot;WIOSNA&quot;; 0.5; IF([.C140] = &quot;LATO&quot;; 0.9; 0.4)))" office:value-type="float" office:value="0.5" calcext:value-type="float">
            <text:p>0,5</text:p>
          </table:table-cell>
          <table:table-cell table:formula="of:=IF(WEEKDAY([.A140];2)&lt; 6; 1; 0) * [.$J$3] *[.D140] *[.$J$7]" office:value-type="float" office:value="330" calcext:value-type="float">
            <text:p>330</text:p>
          </table:table-cell>
          <table:table-cell table:formula="of:=IF(WEEKDAY([.A140];2) = 7; 150; 0)" office:value-type="float" office:value="0" calcext:value-type="float">
            <text:p>0</text:p>
          </table:table-cell>
          <table:table-cell table:formula="of:=[.G139] -[.F140] +[.E140]" office:value-type="float" office:value="10840" calcext:value-type="float">
            <text:p>108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20" calcext:value-type="date">
            <text:p>20.05.2023</text:p>
          </table:table-cell>
          <table:table-cell table:formula="of:=[.A141]" office:value-type="date" office:date-value="2023-05-20" calcext:value-type="date">
            <text:p>05-20</text:p>
          </table:table-cell>
          <table:table-cell table:style-name="ce1" table:formula="of:=IF([.B141] &lt; DATE(YEAR([.A141]);3;21); &quot;ZIMA&quot;; IF([.B141] &lt; DATE(YEAR([.A141]);6;21);&quot;WIOSNA&quot; ; IF([.B141] &lt; DATE(YEAR([.A141]);9;23); &quot;LATO&quot;; IF([.B141] &lt; DATE(YEAR([.A141]);12;21);&quot;JESIEŃ&quot;; &quot;ZIMA&quot;))))" office:value-type="string" office:string-value="WIOSNA" calcext:value-type="string">
            <text:p>WIOSNA</text:p>
          </table:table-cell>
          <table:table-cell table:formula="of:=IF([.C141] = &quot;ZIMA&quot;; 0.2; IF([.C141] = &quot;WIOSNA&quot;; 0.5; IF([.C141] = &quot;LATO&quot;; 0.9; 0.4)))" office:value-type="float" office:value="0.5" calcext:value-type="float">
            <text:p>0,5</text:p>
          </table:table-cell>
          <table:table-cell table:formula="of:=IF(WEEKDAY([.A141];2)&lt; 6; 1; 0) * [.$J$3] *[.D141] *[.$J$7]" office:value-type="float" office:value="0" calcext:value-type="float">
            <text:p>0</text:p>
          </table:table-cell>
          <table:table-cell table:formula="of:=IF(WEEKDAY([.A141];2) = 7; 150; 0)" office:value-type="float" office:value="0" calcext:value-type="float">
            <text:p>0</text:p>
          </table:table-cell>
          <table:table-cell table:formula="of:=[.G140] -[.F141] +[.E141]" office:value-type="float" office:value="10840" calcext:value-type="float">
            <text:p>108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21" calcext:value-type="date">
            <text:p>21.05.2023</text:p>
          </table:table-cell>
          <table:table-cell table:formula="of:=[.A142]" office:value-type="date" office:date-value="2023-05-21" calcext:value-type="date">
            <text:p>05-21</text:p>
          </table:table-cell>
          <table:table-cell table:style-name="ce1" table:formula="of:=IF([.B142] &lt; DATE(YEAR([.A142]);3;21); &quot;ZIMA&quot;; IF([.B142] &lt; DATE(YEAR([.A142]);6;21);&quot;WIOSNA&quot; ; IF([.B142] &lt; DATE(YEAR([.A142]);9;23); &quot;LATO&quot;; IF([.B142] &lt; DATE(YEAR([.A142]);12;21);&quot;JESIEŃ&quot;; &quot;ZIMA&quot;))))" office:value-type="string" office:string-value="WIOSNA" calcext:value-type="string">
            <text:p>WIOSNA</text:p>
          </table:table-cell>
          <table:table-cell table:formula="of:=IF([.C142] = &quot;ZIMA&quot;; 0.2; IF([.C142] = &quot;WIOSNA&quot;; 0.5; IF([.C142] = &quot;LATO&quot;; 0.9; 0.4)))" office:value-type="float" office:value="0.5" calcext:value-type="float">
            <text:p>0,5</text:p>
          </table:table-cell>
          <table:table-cell table:formula="of:=IF(WEEKDAY([.A142];2)&lt; 6; 1; 0) * [.$J$3] *[.D142] *[.$J$7]" office:value-type="float" office:value="0" calcext:value-type="float">
            <text:p>0</text:p>
          </table:table-cell>
          <table:table-cell table:formula="of:=IF(WEEKDAY([.A142];2) = 7; 150; 0)" office:value-type="float" office:value="150" calcext:value-type="float">
            <text:p>150</text:p>
          </table:table-cell>
          <table:table-cell table:formula="of:=[.G141] -[.F142] +[.E142]" office:value-type="float" office:value="10690" calcext:value-type="float">
            <text:p>106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22" calcext:value-type="date">
            <text:p>22.05.2023</text:p>
          </table:table-cell>
          <table:table-cell table:formula="of:=[.A143]" office:value-type="date" office:date-value="2023-05-22" calcext:value-type="date">
            <text:p>05-22</text:p>
          </table:table-cell>
          <table:table-cell table:style-name="ce1" table:formula="of:=IF([.B143] &lt; DATE(YEAR([.A143]);3;21); &quot;ZIMA&quot;; IF([.B143] &lt; DATE(YEAR([.A143]);6;21);&quot;WIOSNA&quot; ; IF([.B143] &lt; DATE(YEAR([.A143]);9;23); &quot;LATO&quot;; IF([.B143] &lt; DATE(YEAR([.A143]);12;21);&quot;JESIEŃ&quot;; &quot;ZIMA&quot;))))" office:value-type="string" office:string-value="WIOSNA" calcext:value-type="string">
            <text:p>WIOSNA</text:p>
          </table:table-cell>
          <table:table-cell table:formula="of:=IF([.C143] = &quot;ZIMA&quot;; 0.2; IF([.C143] = &quot;WIOSNA&quot;; 0.5; IF([.C143] = &quot;LATO&quot;; 0.9; 0.4)))" office:value-type="float" office:value="0.5" calcext:value-type="float">
            <text:p>0,5</text:p>
          </table:table-cell>
          <table:table-cell table:formula="of:=IF(WEEKDAY([.A143];2)&lt; 6; 1; 0) * [.$J$3] *[.D143] *[.$J$7]" office:value-type="float" office:value="330" calcext:value-type="float">
            <text:p>330</text:p>
          </table:table-cell>
          <table:table-cell table:formula="of:=IF(WEEKDAY([.A143];2) = 7; 150; 0)" office:value-type="float" office:value="0" calcext:value-type="float">
            <text:p>0</text:p>
          </table:table-cell>
          <table:table-cell table:formula="of:=[.G142] -[.F143] +[.E143]" office:value-type="float" office:value="11020" calcext:value-type="float">
            <text:p>110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23" calcext:value-type="date">
            <text:p>23.05.2023</text:p>
          </table:table-cell>
          <table:table-cell table:formula="of:=[.A144]" office:value-type="date" office:date-value="2023-05-23" calcext:value-type="date">
            <text:p>05-23</text:p>
          </table:table-cell>
          <table:table-cell table:style-name="ce1" table:formula="of:=IF([.B144] &lt; DATE(YEAR([.A144]);3;21); &quot;ZIMA&quot;; IF([.B144] &lt; DATE(YEAR([.A144]);6;21);&quot;WIOSNA&quot; ; IF([.B144] &lt; DATE(YEAR([.A144]);9;23); &quot;LATO&quot;; IF([.B144] &lt; DATE(YEAR([.A144]);12;21);&quot;JESIEŃ&quot;; &quot;ZIMA&quot;))))" office:value-type="string" office:string-value="WIOSNA" calcext:value-type="string">
            <text:p>WIOSNA</text:p>
          </table:table-cell>
          <table:table-cell table:formula="of:=IF([.C144] = &quot;ZIMA&quot;; 0.2; IF([.C144] = &quot;WIOSNA&quot;; 0.5; IF([.C144] = &quot;LATO&quot;; 0.9; 0.4)))" office:value-type="float" office:value="0.5" calcext:value-type="float">
            <text:p>0,5</text:p>
          </table:table-cell>
          <table:table-cell table:formula="of:=IF(WEEKDAY([.A144];2)&lt; 6; 1; 0) * [.$J$3] *[.D144] *[.$J$7]" office:value-type="float" office:value="330" calcext:value-type="float">
            <text:p>330</text:p>
          </table:table-cell>
          <table:table-cell table:formula="of:=IF(WEEKDAY([.A144];2) = 7; 150; 0)" office:value-type="float" office:value="0" calcext:value-type="float">
            <text:p>0</text:p>
          </table:table-cell>
          <table:table-cell table:formula="of:=[.G143] -[.F144] +[.E144]" office:value-type="float" office:value="11350" calcext:value-type="float">
            <text:p>113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24" calcext:value-type="date">
            <text:p>24.05.2023</text:p>
          </table:table-cell>
          <table:table-cell table:formula="of:=[.A145]" office:value-type="date" office:date-value="2023-05-24" calcext:value-type="date">
            <text:p>05-24</text:p>
          </table:table-cell>
          <table:table-cell table:style-name="ce1" table:formula="of:=IF([.B145] &lt; DATE(YEAR([.A145]);3;21); &quot;ZIMA&quot;; IF([.B145] &lt; DATE(YEAR([.A145]);6;21);&quot;WIOSNA&quot; ; IF([.B145] &lt; DATE(YEAR([.A145]);9;23); &quot;LATO&quot;; IF([.B145] &lt; DATE(YEAR([.A145]);12;21);&quot;JESIEŃ&quot;; &quot;ZIMA&quot;))))" office:value-type="string" office:string-value="WIOSNA" calcext:value-type="string">
            <text:p>WIOSNA</text:p>
          </table:table-cell>
          <table:table-cell table:formula="of:=IF([.C145] = &quot;ZIMA&quot;; 0.2; IF([.C145] = &quot;WIOSNA&quot;; 0.5; IF([.C145] = &quot;LATO&quot;; 0.9; 0.4)))" office:value-type="float" office:value="0.5" calcext:value-type="float">
            <text:p>0,5</text:p>
          </table:table-cell>
          <table:table-cell table:formula="of:=IF(WEEKDAY([.A145];2)&lt; 6; 1; 0) * [.$J$3] *[.D145] *[.$J$7]" office:value-type="float" office:value="330" calcext:value-type="float">
            <text:p>330</text:p>
          </table:table-cell>
          <table:table-cell table:formula="of:=IF(WEEKDAY([.A145];2) = 7; 150; 0)" office:value-type="float" office:value="0" calcext:value-type="float">
            <text:p>0</text:p>
          </table:table-cell>
          <table:table-cell table:formula="of:=[.G144] -[.F145] +[.E145]" office:value-type="float" office:value="11680" calcext:value-type="float">
            <text:p>116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25" calcext:value-type="date">
            <text:p>25.05.2023</text:p>
          </table:table-cell>
          <table:table-cell table:formula="of:=[.A146]" office:value-type="date" office:date-value="2023-05-25" calcext:value-type="date">
            <text:p>05-25</text:p>
          </table:table-cell>
          <table:table-cell table:style-name="ce1" table:formula="of:=IF([.B146] &lt; DATE(YEAR([.A146]);3;21); &quot;ZIMA&quot;; IF([.B146] &lt; DATE(YEAR([.A146]);6;21);&quot;WIOSNA&quot; ; IF([.B146] &lt; DATE(YEAR([.A146]);9;23); &quot;LATO&quot;; IF([.B146] &lt; DATE(YEAR([.A146]);12;21);&quot;JESIEŃ&quot;; &quot;ZIMA&quot;))))" office:value-type="string" office:string-value="WIOSNA" calcext:value-type="string">
            <text:p>WIOSNA</text:p>
          </table:table-cell>
          <table:table-cell table:formula="of:=IF([.C146] = &quot;ZIMA&quot;; 0.2; IF([.C146] = &quot;WIOSNA&quot;; 0.5; IF([.C146] = &quot;LATO&quot;; 0.9; 0.4)))" office:value-type="float" office:value="0.5" calcext:value-type="float">
            <text:p>0,5</text:p>
          </table:table-cell>
          <table:table-cell table:formula="of:=IF(WEEKDAY([.A146];2)&lt; 6; 1; 0) * [.$J$3] *[.D146] *[.$J$7]" office:value-type="float" office:value="330" calcext:value-type="float">
            <text:p>330</text:p>
          </table:table-cell>
          <table:table-cell table:formula="of:=IF(WEEKDAY([.A146];2) = 7; 150; 0)" office:value-type="float" office:value="0" calcext:value-type="float">
            <text:p>0</text:p>
          </table:table-cell>
          <table:table-cell table:formula="of:=[.G145] -[.F146] +[.E146]" office:value-type="float" office:value="12010" calcext:value-type="float">
            <text:p>120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26" calcext:value-type="date">
            <text:p>26.05.2023</text:p>
          </table:table-cell>
          <table:table-cell table:formula="of:=[.A147]" office:value-type="date" office:date-value="2023-05-26" calcext:value-type="date">
            <text:p>05-26</text:p>
          </table:table-cell>
          <table:table-cell table:style-name="ce1" table:formula="of:=IF([.B147] &lt; DATE(YEAR([.A147]);3;21); &quot;ZIMA&quot;; IF([.B147] &lt; DATE(YEAR([.A147]);6;21);&quot;WIOSNA&quot; ; IF([.B147] &lt; DATE(YEAR([.A147]);9;23); &quot;LATO&quot;; IF([.B147] &lt; DATE(YEAR([.A147]);12;21);&quot;JESIEŃ&quot;; &quot;ZIMA&quot;))))" office:value-type="string" office:string-value="WIOSNA" calcext:value-type="string">
            <text:p>WIOSNA</text:p>
          </table:table-cell>
          <table:table-cell table:formula="of:=IF([.C147] = &quot;ZIMA&quot;; 0.2; IF([.C147] = &quot;WIOSNA&quot;; 0.5; IF([.C147] = &quot;LATO&quot;; 0.9; 0.4)))" office:value-type="float" office:value="0.5" calcext:value-type="float">
            <text:p>0,5</text:p>
          </table:table-cell>
          <table:table-cell table:formula="of:=IF(WEEKDAY([.A147];2)&lt; 6; 1; 0) * [.$J$3] *[.D147] *[.$J$7]" office:value-type="float" office:value="330" calcext:value-type="float">
            <text:p>330</text:p>
          </table:table-cell>
          <table:table-cell table:formula="of:=IF(WEEKDAY([.A147];2) = 7; 150; 0)" office:value-type="float" office:value="0" calcext:value-type="float">
            <text:p>0</text:p>
          </table:table-cell>
          <table:table-cell table:formula="of:=[.G146] -[.F147] +[.E147]" office:value-type="float" office:value="12340" calcext:value-type="float">
            <text:p>123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27" calcext:value-type="date">
            <text:p>27.05.2023</text:p>
          </table:table-cell>
          <table:table-cell table:formula="of:=[.A148]" office:value-type="date" office:date-value="2023-05-27" calcext:value-type="date">
            <text:p>05-27</text:p>
          </table:table-cell>
          <table:table-cell table:style-name="ce1" table:formula="of:=IF([.B148] &lt; DATE(YEAR([.A148]);3;21); &quot;ZIMA&quot;; IF([.B148] &lt; DATE(YEAR([.A148]);6;21);&quot;WIOSNA&quot; ; IF([.B148] &lt; DATE(YEAR([.A148]);9;23); &quot;LATO&quot;; IF([.B148] &lt; DATE(YEAR([.A148]);12;21);&quot;JESIEŃ&quot;; &quot;ZIMA&quot;))))" office:value-type="string" office:string-value="WIOSNA" calcext:value-type="string">
            <text:p>WIOSNA</text:p>
          </table:table-cell>
          <table:table-cell table:formula="of:=IF([.C148] = &quot;ZIMA&quot;; 0.2; IF([.C148] = &quot;WIOSNA&quot;; 0.5; IF([.C148] = &quot;LATO&quot;; 0.9; 0.4)))" office:value-type="float" office:value="0.5" calcext:value-type="float">
            <text:p>0,5</text:p>
          </table:table-cell>
          <table:table-cell table:formula="of:=IF(WEEKDAY([.A148];2)&lt; 6; 1; 0) * [.$J$3] *[.D148] *[.$J$7]" office:value-type="float" office:value="0" calcext:value-type="float">
            <text:p>0</text:p>
          </table:table-cell>
          <table:table-cell table:formula="of:=IF(WEEKDAY([.A148];2) = 7; 150; 0)" office:value-type="float" office:value="0" calcext:value-type="float">
            <text:p>0</text:p>
          </table:table-cell>
          <table:table-cell table:formula="of:=[.G147] -[.F148] +[.E148]" office:value-type="float" office:value="12340" calcext:value-type="float">
            <text:p>123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28" calcext:value-type="date">
            <text:p>28.05.2023</text:p>
          </table:table-cell>
          <table:table-cell table:formula="of:=[.A149]" office:value-type="date" office:date-value="2023-05-28" calcext:value-type="date">
            <text:p>05-28</text:p>
          </table:table-cell>
          <table:table-cell table:style-name="ce1" table:formula="of:=IF([.B149] &lt; DATE(YEAR([.A149]);3;21); &quot;ZIMA&quot;; IF([.B149] &lt; DATE(YEAR([.A149]);6;21);&quot;WIOSNA&quot; ; IF([.B149] &lt; DATE(YEAR([.A149]);9;23); &quot;LATO&quot;; IF([.B149] &lt; DATE(YEAR([.A149]);12;21);&quot;JESIEŃ&quot;; &quot;ZIMA&quot;))))" office:value-type="string" office:string-value="WIOSNA" calcext:value-type="string">
            <text:p>WIOSNA</text:p>
          </table:table-cell>
          <table:table-cell table:formula="of:=IF([.C149] = &quot;ZIMA&quot;; 0.2; IF([.C149] = &quot;WIOSNA&quot;; 0.5; IF([.C149] = &quot;LATO&quot;; 0.9; 0.4)))" office:value-type="float" office:value="0.5" calcext:value-type="float">
            <text:p>0,5</text:p>
          </table:table-cell>
          <table:table-cell table:formula="of:=IF(WEEKDAY([.A149];2)&lt; 6; 1; 0) * [.$J$3] *[.D149] *[.$J$7]" office:value-type="float" office:value="0" calcext:value-type="float">
            <text:p>0</text:p>
          </table:table-cell>
          <table:table-cell table:formula="of:=IF(WEEKDAY([.A149];2) = 7; 150; 0)" office:value-type="float" office:value="150" calcext:value-type="float">
            <text:p>150</text:p>
          </table:table-cell>
          <table:table-cell table:formula="of:=[.G148] -[.F149] +[.E149]" office:value-type="float" office:value="12190" calcext:value-type="float">
            <text:p>121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29" calcext:value-type="date">
            <text:p>29.05.2023</text:p>
          </table:table-cell>
          <table:table-cell table:formula="of:=[.A150]" office:value-type="date" office:date-value="2023-05-29" calcext:value-type="date">
            <text:p>05-29</text:p>
          </table:table-cell>
          <table:table-cell table:style-name="ce1" table:formula="of:=IF([.B150] &lt; DATE(YEAR([.A150]);3;21); &quot;ZIMA&quot;; IF([.B150] &lt; DATE(YEAR([.A150]);6;21);&quot;WIOSNA&quot; ; IF([.B150] &lt; DATE(YEAR([.A150]);9;23); &quot;LATO&quot;; IF([.B150] &lt; DATE(YEAR([.A150]);12;21);&quot;JESIEŃ&quot;; &quot;ZIMA&quot;))))" office:value-type="string" office:string-value="WIOSNA" calcext:value-type="string">
            <text:p>WIOSNA</text:p>
          </table:table-cell>
          <table:table-cell table:formula="of:=IF([.C150] = &quot;ZIMA&quot;; 0.2; IF([.C150] = &quot;WIOSNA&quot;; 0.5; IF([.C150] = &quot;LATO&quot;; 0.9; 0.4)))" office:value-type="float" office:value="0.5" calcext:value-type="float">
            <text:p>0,5</text:p>
          </table:table-cell>
          <table:table-cell table:formula="of:=IF(WEEKDAY([.A150];2)&lt; 6; 1; 0) * [.$J$3] *[.D150] *[.$J$7]" office:value-type="float" office:value="330" calcext:value-type="float">
            <text:p>330</text:p>
          </table:table-cell>
          <table:table-cell table:formula="of:=IF(WEEKDAY([.A150];2) = 7; 150; 0)" office:value-type="float" office:value="0" calcext:value-type="float">
            <text:p>0</text:p>
          </table:table-cell>
          <table:table-cell table:formula="of:=[.G149] -[.F150] +[.E150]" office:value-type="float" office:value="12520" calcext:value-type="float">
            <text:p>125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30" calcext:value-type="date">
            <text:p>30.05.2023</text:p>
          </table:table-cell>
          <table:table-cell table:formula="of:=[.A151]" office:value-type="date" office:date-value="2023-05-30" calcext:value-type="date">
            <text:p>05-30</text:p>
          </table:table-cell>
          <table:table-cell table:style-name="ce1" table:formula="of:=IF([.B151] &lt; DATE(YEAR([.A151]);3;21); &quot;ZIMA&quot;; IF([.B151] &lt; DATE(YEAR([.A151]);6;21);&quot;WIOSNA&quot; ; IF([.B151] &lt; DATE(YEAR([.A151]);9;23); &quot;LATO&quot;; IF([.B151] &lt; DATE(YEAR([.A151]);12;21);&quot;JESIEŃ&quot;; &quot;ZIMA&quot;))))" office:value-type="string" office:string-value="WIOSNA" calcext:value-type="string">
            <text:p>WIOSNA</text:p>
          </table:table-cell>
          <table:table-cell table:formula="of:=IF([.C151] = &quot;ZIMA&quot;; 0.2; IF([.C151] = &quot;WIOSNA&quot;; 0.5; IF([.C151] = &quot;LATO&quot;; 0.9; 0.4)))" office:value-type="float" office:value="0.5" calcext:value-type="float">
            <text:p>0,5</text:p>
          </table:table-cell>
          <table:table-cell table:formula="of:=IF(WEEKDAY([.A151];2)&lt; 6; 1; 0) * [.$J$3] *[.D151] *[.$J$7]" office:value-type="float" office:value="330" calcext:value-type="float">
            <text:p>330</text:p>
          </table:table-cell>
          <table:table-cell table:formula="of:=IF(WEEKDAY([.A151];2) = 7; 150; 0)" office:value-type="float" office:value="0" calcext:value-type="float">
            <text:p>0</text:p>
          </table:table-cell>
          <table:table-cell table:formula="of:=[.G150] -[.F151] +[.E151]" office:value-type="float" office:value="12850" calcext:value-type="float">
            <text:p>128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31" calcext:value-type="date">
            <text:p>31.05.2023</text:p>
          </table:table-cell>
          <table:table-cell table:formula="of:=[.A152]" office:value-type="date" office:date-value="2023-05-31" calcext:value-type="date">
            <text:p>05-31</text:p>
          </table:table-cell>
          <table:table-cell table:style-name="ce1" table:formula="of:=IF([.B152] &lt; DATE(YEAR([.A152]);3;21); &quot;ZIMA&quot;; IF([.B152] &lt; DATE(YEAR([.A152]);6;21);&quot;WIOSNA&quot; ; IF([.B152] &lt; DATE(YEAR([.A152]);9;23); &quot;LATO&quot;; IF([.B152] &lt; DATE(YEAR([.A152]);12;21);&quot;JESIEŃ&quot;; &quot;ZIMA&quot;))))" office:value-type="string" office:string-value="WIOSNA" calcext:value-type="string">
            <text:p>WIOSNA</text:p>
          </table:table-cell>
          <table:table-cell table:formula="of:=IF([.C152] = &quot;ZIMA&quot;; 0.2; IF([.C152] = &quot;WIOSNA&quot;; 0.5; IF([.C152] = &quot;LATO&quot;; 0.9; 0.4)))" office:value-type="float" office:value="0.5" calcext:value-type="float">
            <text:p>0,5</text:p>
          </table:table-cell>
          <table:table-cell table:formula="of:=IF(WEEKDAY([.A152];2)&lt; 6; 1; 0) * [.$J$3] *[.D152] *[.$J$7]" office:value-type="float" office:value="330" calcext:value-type="float">
            <text:p>330</text:p>
          </table:table-cell>
          <table:table-cell table:formula="of:=IF(WEEKDAY([.A152];2) = 7; 150; 0)" office:value-type="float" office:value="0" calcext:value-type="float">
            <text:p>0</text:p>
          </table:table-cell>
          <table:table-cell table:formula="of:=[.G151] -[.F152] +[.E152]" office:value-type="float" office:value="13180" calcext:value-type="float">
            <text:p>131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01" calcext:value-type="date">
            <text:p>1.06.2023</text:p>
          </table:table-cell>
          <table:table-cell table:formula="of:=[.A153]" office:value-type="date" office:date-value="2023-06-01" calcext:value-type="date">
            <text:p>06-01</text:p>
          </table:table-cell>
          <table:table-cell table:style-name="ce1" table:formula="of:=IF([.B153] &lt; DATE(YEAR([.A153]);3;21); &quot;ZIMA&quot;; IF([.B153] &lt; DATE(YEAR([.A153]);6;21);&quot;WIOSNA&quot; ; IF([.B153] &lt; DATE(YEAR([.A153]);9;23); &quot;LATO&quot;; IF([.B153] &lt; DATE(YEAR([.A153]);12;21);&quot;JESIEŃ&quot;; &quot;ZIMA&quot;))))" office:value-type="string" office:string-value="WIOSNA" calcext:value-type="string">
            <text:p>WIOSNA</text:p>
          </table:table-cell>
          <table:table-cell table:formula="of:=IF([.C153] = &quot;ZIMA&quot;; 0.2; IF([.C153] = &quot;WIOSNA&quot;; 0.5; IF([.C153] = &quot;LATO&quot;; 0.9; 0.4)))" office:value-type="float" office:value="0.5" calcext:value-type="float">
            <text:p>0,5</text:p>
          </table:table-cell>
          <table:table-cell table:formula="of:=IF(WEEKDAY([.A153];2)&lt; 6; 1; 0) * [.$J$3] *[.D153] *[.$J$7]" office:value-type="float" office:value="330" calcext:value-type="float">
            <text:p>330</text:p>
          </table:table-cell>
          <table:table-cell table:formula="of:=IF(WEEKDAY([.A153];2) = 7; 150; 0)" office:value-type="float" office:value="0" calcext:value-type="float">
            <text:p>0</text:p>
          </table:table-cell>
          <table:table-cell table:formula="of:=[.G152] -[.F153] +[.E153]" office:value-type="float" office:value="13510" calcext:value-type="float">
            <text:p>135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02" calcext:value-type="date">
            <text:p>2.06.2023</text:p>
          </table:table-cell>
          <table:table-cell table:formula="of:=[.A154]" office:value-type="date" office:date-value="2023-06-02" calcext:value-type="date">
            <text:p>06-02</text:p>
          </table:table-cell>
          <table:table-cell table:style-name="ce1" table:formula="of:=IF([.B154] &lt; DATE(YEAR([.A154]);3;21); &quot;ZIMA&quot;; IF([.B154] &lt; DATE(YEAR([.A154]);6;21);&quot;WIOSNA&quot; ; IF([.B154] &lt; DATE(YEAR([.A154]);9;23); &quot;LATO&quot;; IF([.B154] &lt; DATE(YEAR([.A154]);12;21);&quot;JESIEŃ&quot;; &quot;ZIMA&quot;))))" office:value-type="string" office:string-value="WIOSNA" calcext:value-type="string">
            <text:p>WIOSNA</text:p>
          </table:table-cell>
          <table:table-cell table:formula="of:=IF([.C154] = &quot;ZIMA&quot;; 0.2; IF([.C154] = &quot;WIOSNA&quot;; 0.5; IF([.C154] = &quot;LATO&quot;; 0.9; 0.4)))" office:value-type="float" office:value="0.5" calcext:value-type="float">
            <text:p>0,5</text:p>
          </table:table-cell>
          <table:table-cell table:formula="of:=IF(WEEKDAY([.A154];2)&lt; 6; 1; 0) * [.$J$3] *[.D154] *[.$J$7]" office:value-type="float" office:value="330" calcext:value-type="float">
            <text:p>330</text:p>
          </table:table-cell>
          <table:table-cell table:formula="of:=IF(WEEKDAY([.A154];2) = 7; 150; 0)" office:value-type="float" office:value="0" calcext:value-type="float">
            <text:p>0</text:p>
          </table:table-cell>
          <table:table-cell table:formula="of:=[.G153] -[.F154] +[.E154]" office:value-type="float" office:value="13840" calcext:value-type="float">
            <text:p>138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03" calcext:value-type="date">
            <text:p>3.06.2023</text:p>
          </table:table-cell>
          <table:table-cell table:formula="of:=[.A155]" office:value-type="date" office:date-value="2023-06-03" calcext:value-type="date">
            <text:p>06-03</text:p>
          </table:table-cell>
          <table:table-cell table:style-name="ce1" table:formula="of:=IF([.B155] &lt; DATE(YEAR([.A155]);3;21); &quot;ZIMA&quot;; IF([.B155] &lt; DATE(YEAR([.A155]);6;21);&quot;WIOSNA&quot; ; IF([.B155] &lt; DATE(YEAR([.A155]);9;23); &quot;LATO&quot;; IF([.B155] &lt; DATE(YEAR([.A155]);12;21);&quot;JESIEŃ&quot;; &quot;ZIMA&quot;))))" office:value-type="string" office:string-value="WIOSNA" calcext:value-type="string">
            <text:p>WIOSNA</text:p>
          </table:table-cell>
          <table:table-cell table:formula="of:=IF([.C155] = &quot;ZIMA&quot;; 0.2; IF([.C155] = &quot;WIOSNA&quot;; 0.5; IF([.C155] = &quot;LATO&quot;; 0.9; 0.4)))" office:value-type="float" office:value="0.5" calcext:value-type="float">
            <text:p>0,5</text:p>
          </table:table-cell>
          <table:table-cell table:formula="of:=IF(WEEKDAY([.A155];2)&lt; 6; 1; 0) * [.$J$3] *[.D155] *[.$J$7]" office:value-type="float" office:value="0" calcext:value-type="float">
            <text:p>0</text:p>
          </table:table-cell>
          <table:table-cell table:formula="of:=IF(WEEKDAY([.A155];2) = 7; 150; 0)" office:value-type="float" office:value="0" calcext:value-type="float">
            <text:p>0</text:p>
          </table:table-cell>
          <table:table-cell table:formula="of:=[.G154] -[.F155] +[.E155]" office:value-type="float" office:value="13840" calcext:value-type="float">
            <text:p>138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04" calcext:value-type="date">
            <text:p>4.06.2023</text:p>
          </table:table-cell>
          <table:table-cell table:formula="of:=[.A156]" office:value-type="date" office:date-value="2023-06-04" calcext:value-type="date">
            <text:p>06-04</text:p>
          </table:table-cell>
          <table:table-cell table:style-name="ce1" table:formula="of:=IF([.B156] &lt; DATE(YEAR([.A156]);3;21); &quot;ZIMA&quot;; IF([.B156] &lt; DATE(YEAR([.A156]);6;21);&quot;WIOSNA&quot; ; IF([.B156] &lt; DATE(YEAR([.A156]);9;23); &quot;LATO&quot;; IF([.B156] &lt; DATE(YEAR([.A156]);12;21);&quot;JESIEŃ&quot;; &quot;ZIMA&quot;))))" office:value-type="string" office:string-value="WIOSNA" calcext:value-type="string">
            <text:p>WIOSNA</text:p>
          </table:table-cell>
          <table:table-cell table:formula="of:=IF([.C156] = &quot;ZIMA&quot;; 0.2; IF([.C156] = &quot;WIOSNA&quot;; 0.5; IF([.C156] = &quot;LATO&quot;; 0.9; 0.4)))" office:value-type="float" office:value="0.5" calcext:value-type="float">
            <text:p>0,5</text:p>
          </table:table-cell>
          <table:table-cell table:formula="of:=IF(WEEKDAY([.A156];2)&lt; 6; 1; 0) * [.$J$3] *[.D156] *[.$J$7]" office:value-type="float" office:value="0" calcext:value-type="float">
            <text:p>0</text:p>
          </table:table-cell>
          <table:table-cell table:formula="of:=IF(WEEKDAY([.A156];2) = 7; 150; 0)" office:value-type="float" office:value="150" calcext:value-type="float">
            <text:p>150</text:p>
          </table:table-cell>
          <table:table-cell table:formula="of:=[.G155] -[.F156] +[.E156]" office:value-type="float" office:value="13690" calcext:value-type="float">
            <text:p>136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05" calcext:value-type="date">
            <text:p>5.06.2023</text:p>
          </table:table-cell>
          <table:table-cell table:formula="of:=[.A157]" office:value-type="date" office:date-value="2023-06-05" calcext:value-type="date">
            <text:p>06-05</text:p>
          </table:table-cell>
          <table:table-cell table:style-name="ce1" table:formula="of:=IF([.B157] &lt; DATE(YEAR([.A157]);3;21); &quot;ZIMA&quot;; IF([.B157] &lt; DATE(YEAR([.A157]);6;21);&quot;WIOSNA&quot; ; IF([.B157] &lt; DATE(YEAR([.A157]);9;23); &quot;LATO&quot;; IF([.B157] &lt; DATE(YEAR([.A157]);12;21);&quot;JESIEŃ&quot;; &quot;ZIMA&quot;))))" office:value-type="string" office:string-value="WIOSNA" calcext:value-type="string">
            <text:p>WIOSNA</text:p>
          </table:table-cell>
          <table:table-cell table:formula="of:=IF([.C157] = &quot;ZIMA&quot;; 0.2; IF([.C157] = &quot;WIOSNA&quot;; 0.5; IF([.C157] = &quot;LATO&quot;; 0.9; 0.4)))" office:value-type="float" office:value="0.5" calcext:value-type="float">
            <text:p>0,5</text:p>
          </table:table-cell>
          <table:table-cell table:formula="of:=IF(WEEKDAY([.A157];2)&lt; 6; 1; 0) * [.$J$3] *[.D157] *[.$J$7]" office:value-type="float" office:value="330" calcext:value-type="float">
            <text:p>330</text:p>
          </table:table-cell>
          <table:table-cell table:formula="of:=IF(WEEKDAY([.A157];2) = 7; 150; 0)" office:value-type="float" office:value="0" calcext:value-type="float">
            <text:p>0</text:p>
          </table:table-cell>
          <table:table-cell table:formula="of:=[.G156] -[.F157] +[.E157]" office:value-type="float" office:value="14020" calcext:value-type="float">
            <text:p>140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06" calcext:value-type="date">
            <text:p>6.06.2023</text:p>
          </table:table-cell>
          <table:table-cell table:formula="of:=[.A158]" office:value-type="date" office:date-value="2023-06-06" calcext:value-type="date">
            <text:p>06-06</text:p>
          </table:table-cell>
          <table:table-cell table:style-name="ce1" table:formula="of:=IF([.B158] &lt; DATE(YEAR([.A158]);3;21); &quot;ZIMA&quot;; IF([.B158] &lt; DATE(YEAR([.A158]);6;21);&quot;WIOSNA&quot; ; IF([.B158] &lt; DATE(YEAR([.A158]);9;23); &quot;LATO&quot;; IF([.B158] &lt; DATE(YEAR([.A158]);12;21);&quot;JESIEŃ&quot;; &quot;ZIMA&quot;))))" office:value-type="string" office:string-value="WIOSNA" calcext:value-type="string">
            <text:p>WIOSNA</text:p>
          </table:table-cell>
          <table:table-cell table:formula="of:=IF([.C158] = &quot;ZIMA&quot;; 0.2; IF([.C158] = &quot;WIOSNA&quot;; 0.5; IF([.C158] = &quot;LATO&quot;; 0.9; 0.4)))" office:value-type="float" office:value="0.5" calcext:value-type="float">
            <text:p>0,5</text:p>
          </table:table-cell>
          <table:table-cell table:formula="of:=IF(WEEKDAY([.A158];2)&lt; 6; 1; 0) * [.$J$3] *[.D158] *[.$J$7]" office:value-type="float" office:value="330" calcext:value-type="float">
            <text:p>330</text:p>
          </table:table-cell>
          <table:table-cell table:formula="of:=IF(WEEKDAY([.A158];2) = 7; 150; 0)" office:value-type="float" office:value="0" calcext:value-type="float">
            <text:p>0</text:p>
          </table:table-cell>
          <table:table-cell table:formula="of:=[.G157] -[.F158] +[.E158]" office:value-type="float" office:value="14350" calcext:value-type="float">
            <text:p>143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07" calcext:value-type="date">
            <text:p>7.06.2023</text:p>
          </table:table-cell>
          <table:table-cell table:formula="of:=[.A159]" office:value-type="date" office:date-value="2023-06-07" calcext:value-type="date">
            <text:p>06-07</text:p>
          </table:table-cell>
          <table:table-cell table:style-name="ce1" table:formula="of:=IF([.B159] &lt; DATE(YEAR([.A159]);3;21); &quot;ZIMA&quot;; IF([.B159] &lt; DATE(YEAR([.A159]);6;21);&quot;WIOSNA&quot; ; IF([.B159] &lt; DATE(YEAR([.A159]);9;23); &quot;LATO&quot;; IF([.B159] &lt; DATE(YEAR([.A159]);12;21);&quot;JESIEŃ&quot;; &quot;ZIMA&quot;))))" office:value-type="string" office:string-value="WIOSNA" calcext:value-type="string">
            <text:p>WIOSNA</text:p>
          </table:table-cell>
          <table:table-cell table:formula="of:=IF([.C159] = &quot;ZIMA&quot;; 0.2; IF([.C159] = &quot;WIOSNA&quot;; 0.5; IF([.C159] = &quot;LATO&quot;; 0.9; 0.4)))" office:value-type="float" office:value="0.5" calcext:value-type="float">
            <text:p>0,5</text:p>
          </table:table-cell>
          <table:table-cell table:formula="of:=IF(WEEKDAY([.A159];2)&lt; 6; 1; 0) * [.$J$3] *[.D159] *[.$J$7]" office:value-type="float" office:value="330" calcext:value-type="float">
            <text:p>330</text:p>
          </table:table-cell>
          <table:table-cell table:formula="of:=IF(WEEKDAY([.A159];2) = 7; 150; 0)" office:value-type="float" office:value="0" calcext:value-type="float">
            <text:p>0</text:p>
          </table:table-cell>
          <table:table-cell table:formula="of:=[.G158] -[.F159] +[.E159]" office:value-type="float" office:value="14680" calcext:value-type="float">
            <text:p>146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08" calcext:value-type="date">
            <text:p>8.06.2023</text:p>
          </table:table-cell>
          <table:table-cell table:formula="of:=[.A160]" office:value-type="date" office:date-value="2023-06-08" calcext:value-type="date">
            <text:p>06-08</text:p>
          </table:table-cell>
          <table:table-cell table:style-name="ce1" table:formula="of:=IF([.B160] &lt; DATE(YEAR([.A160]);3;21); &quot;ZIMA&quot;; IF([.B160] &lt; DATE(YEAR([.A160]);6;21);&quot;WIOSNA&quot; ; IF([.B160] &lt; DATE(YEAR([.A160]);9;23); &quot;LATO&quot;; IF([.B160] &lt; DATE(YEAR([.A160]);12;21);&quot;JESIEŃ&quot;; &quot;ZIMA&quot;))))" office:value-type="string" office:string-value="WIOSNA" calcext:value-type="string">
            <text:p>WIOSNA</text:p>
          </table:table-cell>
          <table:table-cell table:formula="of:=IF([.C160] = &quot;ZIMA&quot;; 0.2; IF([.C160] = &quot;WIOSNA&quot;; 0.5; IF([.C160] = &quot;LATO&quot;; 0.9; 0.4)))" office:value-type="float" office:value="0.5" calcext:value-type="float">
            <text:p>0,5</text:p>
          </table:table-cell>
          <table:table-cell table:formula="of:=IF(WEEKDAY([.A160];2)&lt; 6; 1; 0) * [.$J$3] *[.D160] *[.$J$7]" office:value-type="float" office:value="330" calcext:value-type="float">
            <text:p>330</text:p>
          </table:table-cell>
          <table:table-cell table:formula="of:=IF(WEEKDAY([.A160];2) = 7; 150; 0)" office:value-type="float" office:value="0" calcext:value-type="float">
            <text:p>0</text:p>
          </table:table-cell>
          <table:table-cell table:formula="of:=[.G159] -[.F160] +[.E160]" office:value-type="float" office:value="15010" calcext:value-type="float">
            <text:p>150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09" calcext:value-type="date">
            <text:p>9.06.2023</text:p>
          </table:table-cell>
          <table:table-cell table:formula="of:=[.A161]" office:value-type="date" office:date-value="2023-06-09" calcext:value-type="date">
            <text:p>06-09</text:p>
          </table:table-cell>
          <table:table-cell table:style-name="ce1" table:formula="of:=IF([.B161] &lt; DATE(YEAR([.A161]);3;21); &quot;ZIMA&quot;; IF([.B161] &lt; DATE(YEAR([.A161]);6;21);&quot;WIOSNA&quot; ; IF([.B161] &lt; DATE(YEAR([.A161]);9;23); &quot;LATO&quot;; IF([.B161] &lt; DATE(YEAR([.A161]);12;21);&quot;JESIEŃ&quot;; &quot;ZIMA&quot;))))" office:value-type="string" office:string-value="WIOSNA" calcext:value-type="string">
            <text:p>WIOSNA</text:p>
          </table:table-cell>
          <table:table-cell table:formula="of:=IF([.C161] = &quot;ZIMA&quot;; 0.2; IF([.C161] = &quot;WIOSNA&quot;; 0.5; IF([.C161] = &quot;LATO&quot;; 0.9; 0.4)))" office:value-type="float" office:value="0.5" calcext:value-type="float">
            <text:p>0,5</text:p>
          </table:table-cell>
          <table:table-cell table:formula="of:=IF(WEEKDAY([.A161];2)&lt; 6; 1; 0) * [.$J$3] *[.D161] *[.$J$7]" office:value-type="float" office:value="330" calcext:value-type="float">
            <text:p>330</text:p>
          </table:table-cell>
          <table:table-cell table:formula="of:=IF(WEEKDAY([.A161];2) = 7; 150; 0)" office:value-type="float" office:value="0" calcext:value-type="float">
            <text:p>0</text:p>
          </table:table-cell>
          <table:table-cell table:formula="of:=[.G160] -[.F161] +[.E161]" office:value-type="float" office:value="15340" calcext:value-type="float">
            <text:p>153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10" calcext:value-type="date">
            <text:p>10.06.2023</text:p>
          </table:table-cell>
          <table:table-cell table:formula="of:=[.A162]" office:value-type="date" office:date-value="2023-06-10" calcext:value-type="date">
            <text:p>06-10</text:p>
          </table:table-cell>
          <table:table-cell table:style-name="ce1" table:formula="of:=IF([.B162] &lt; DATE(YEAR([.A162]);3;21); &quot;ZIMA&quot;; IF([.B162] &lt; DATE(YEAR([.A162]);6;21);&quot;WIOSNA&quot; ; IF([.B162] &lt; DATE(YEAR([.A162]);9;23); &quot;LATO&quot;; IF([.B162] &lt; DATE(YEAR([.A162]);12;21);&quot;JESIEŃ&quot;; &quot;ZIMA&quot;))))" office:value-type="string" office:string-value="WIOSNA" calcext:value-type="string">
            <text:p>WIOSNA</text:p>
          </table:table-cell>
          <table:table-cell table:formula="of:=IF([.C162] = &quot;ZIMA&quot;; 0.2; IF([.C162] = &quot;WIOSNA&quot;; 0.5; IF([.C162] = &quot;LATO&quot;; 0.9; 0.4)))" office:value-type="float" office:value="0.5" calcext:value-type="float">
            <text:p>0,5</text:p>
          </table:table-cell>
          <table:table-cell table:formula="of:=IF(WEEKDAY([.A162];2)&lt; 6; 1; 0) * [.$J$3] *[.D162] *[.$J$7]" office:value-type="float" office:value="0" calcext:value-type="float">
            <text:p>0</text:p>
          </table:table-cell>
          <table:table-cell table:formula="of:=IF(WEEKDAY([.A162];2) = 7; 150; 0)" office:value-type="float" office:value="0" calcext:value-type="float">
            <text:p>0</text:p>
          </table:table-cell>
          <table:table-cell table:formula="of:=[.G161] -[.F162] +[.E162]" office:value-type="float" office:value="15340" calcext:value-type="float">
            <text:p>153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11" calcext:value-type="date">
            <text:p>11.06.2023</text:p>
          </table:table-cell>
          <table:table-cell table:formula="of:=[.A163]" office:value-type="date" office:date-value="2023-06-11" calcext:value-type="date">
            <text:p>06-11</text:p>
          </table:table-cell>
          <table:table-cell table:style-name="ce1" table:formula="of:=IF([.B163] &lt; DATE(YEAR([.A163]);3;21); &quot;ZIMA&quot;; IF([.B163] &lt; DATE(YEAR([.A163]);6;21);&quot;WIOSNA&quot; ; IF([.B163] &lt; DATE(YEAR([.A163]);9;23); &quot;LATO&quot;; IF([.B163] &lt; DATE(YEAR([.A163]);12;21);&quot;JESIEŃ&quot;; &quot;ZIMA&quot;))))" office:value-type="string" office:string-value="WIOSNA" calcext:value-type="string">
            <text:p>WIOSNA</text:p>
          </table:table-cell>
          <table:table-cell table:formula="of:=IF([.C163] = &quot;ZIMA&quot;; 0.2; IF([.C163] = &quot;WIOSNA&quot;; 0.5; IF([.C163] = &quot;LATO&quot;; 0.9; 0.4)))" office:value-type="float" office:value="0.5" calcext:value-type="float">
            <text:p>0,5</text:p>
          </table:table-cell>
          <table:table-cell table:formula="of:=IF(WEEKDAY([.A163];2)&lt; 6; 1; 0) * [.$J$3] *[.D163] *[.$J$7]" office:value-type="float" office:value="0" calcext:value-type="float">
            <text:p>0</text:p>
          </table:table-cell>
          <table:table-cell table:formula="of:=IF(WEEKDAY([.A163];2) = 7; 150; 0)" office:value-type="float" office:value="150" calcext:value-type="float">
            <text:p>150</text:p>
          </table:table-cell>
          <table:table-cell table:formula="of:=[.G162] -[.F163] +[.E163]" office:value-type="float" office:value="15190" calcext:value-type="float">
            <text:p>151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12" calcext:value-type="date">
            <text:p>12.06.2023</text:p>
          </table:table-cell>
          <table:table-cell table:formula="of:=[.A164]" office:value-type="date" office:date-value="2023-06-12" calcext:value-type="date">
            <text:p>06-12</text:p>
          </table:table-cell>
          <table:table-cell table:style-name="ce1" table:formula="of:=IF([.B164] &lt; DATE(YEAR([.A164]);3;21); &quot;ZIMA&quot;; IF([.B164] &lt; DATE(YEAR([.A164]);6;21);&quot;WIOSNA&quot; ; IF([.B164] &lt; DATE(YEAR([.A164]);9;23); &quot;LATO&quot;; IF([.B164] &lt; DATE(YEAR([.A164]);12;21);&quot;JESIEŃ&quot;; &quot;ZIMA&quot;))))" office:value-type="string" office:string-value="WIOSNA" calcext:value-type="string">
            <text:p>WIOSNA</text:p>
          </table:table-cell>
          <table:table-cell table:formula="of:=IF([.C164] = &quot;ZIMA&quot;; 0.2; IF([.C164] = &quot;WIOSNA&quot;; 0.5; IF([.C164] = &quot;LATO&quot;; 0.9; 0.4)))" office:value-type="float" office:value="0.5" calcext:value-type="float">
            <text:p>0,5</text:p>
          </table:table-cell>
          <table:table-cell table:formula="of:=IF(WEEKDAY([.A164];2)&lt; 6; 1; 0) * [.$J$3] *[.D164] *[.$J$7]" office:value-type="float" office:value="330" calcext:value-type="float">
            <text:p>330</text:p>
          </table:table-cell>
          <table:table-cell table:formula="of:=IF(WEEKDAY([.A164];2) = 7; 150; 0)" office:value-type="float" office:value="0" calcext:value-type="float">
            <text:p>0</text:p>
          </table:table-cell>
          <table:table-cell table:formula="of:=[.G163] -[.F164] +[.E164]" office:value-type="float" office:value="15520" calcext:value-type="float">
            <text:p>155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13" calcext:value-type="date">
            <text:p>13.06.2023</text:p>
          </table:table-cell>
          <table:table-cell table:formula="of:=[.A165]" office:value-type="date" office:date-value="2023-06-13" calcext:value-type="date">
            <text:p>06-13</text:p>
          </table:table-cell>
          <table:table-cell table:style-name="ce1" table:formula="of:=IF([.B165] &lt; DATE(YEAR([.A165]);3;21); &quot;ZIMA&quot;; IF([.B165] &lt; DATE(YEAR([.A165]);6;21);&quot;WIOSNA&quot; ; IF([.B165] &lt; DATE(YEAR([.A165]);9;23); &quot;LATO&quot;; IF([.B165] &lt; DATE(YEAR([.A165]);12;21);&quot;JESIEŃ&quot;; &quot;ZIMA&quot;))))" office:value-type="string" office:string-value="WIOSNA" calcext:value-type="string">
            <text:p>WIOSNA</text:p>
          </table:table-cell>
          <table:table-cell table:formula="of:=IF([.C165] = &quot;ZIMA&quot;; 0.2; IF([.C165] = &quot;WIOSNA&quot;; 0.5; IF([.C165] = &quot;LATO&quot;; 0.9; 0.4)))" office:value-type="float" office:value="0.5" calcext:value-type="float">
            <text:p>0,5</text:p>
          </table:table-cell>
          <table:table-cell table:formula="of:=IF(WEEKDAY([.A165];2)&lt; 6; 1; 0) * [.$J$3] *[.D165] *[.$J$7]" office:value-type="float" office:value="330" calcext:value-type="float">
            <text:p>330</text:p>
          </table:table-cell>
          <table:table-cell table:formula="of:=IF(WEEKDAY([.A165];2) = 7; 150; 0)" office:value-type="float" office:value="0" calcext:value-type="float">
            <text:p>0</text:p>
          </table:table-cell>
          <table:table-cell table:formula="of:=[.G164] -[.F165] +[.E165]" office:value-type="float" office:value="15850" calcext:value-type="float">
            <text:p>158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14" calcext:value-type="date">
            <text:p>14.06.2023</text:p>
          </table:table-cell>
          <table:table-cell table:formula="of:=[.A166]" office:value-type="date" office:date-value="2023-06-14" calcext:value-type="date">
            <text:p>06-14</text:p>
          </table:table-cell>
          <table:table-cell table:style-name="ce1" table:formula="of:=IF([.B166] &lt; DATE(YEAR([.A166]);3;21); &quot;ZIMA&quot;; IF([.B166] &lt; DATE(YEAR([.A166]);6;21);&quot;WIOSNA&quot; ; IF([.B166] &lt; DATE(YEAR([.A166]);9;23); &quot;LATO&quot;; IF([.B166] &lt; DATE(YEAR([.A166]);12;21);&quot;JESIEŃ&quot;; &quot;ZIMA&quot;))))" office:value-type="string" office:string-value="WIOSNA" calcext:value-type="string">
            <text:p>WIOSNA</text:p>
          </table:table-cell>
          <table:table-cell table:formula="of:=IF([.C166] = &quot;ZIMA&quot;; 0.2; IF([.C166] = &quot;WIOSNA&quot;; 0.5; IF([.C166] = &quot;LATO&quot;; 0.9; 0.4)))" office:value-type="float" office:value="0.5" calcext:value-type="float">
            <text:p>0,5</text:p>
          </table:table-cell>
          <table:table-cell table:formula="of:=IF(WEEKDAY([.A166];2)&lt; 6; 1; 0) * [.$J$3] *[.D166] *[.$J$7]" office:value-type="float" office:value="330" calcext:value-type="float">
            <text:p>330</text:p>
          </table:table-cell>
          <table:table-cell table:formula="of:=IF(WEEKDAY([.A166];2) = 7; 150; 0)" office:value-type="float" office:value="0" calcext:value-type="float">
            <text:p>0</text:p>
          </table:table-cell>
          <table:table-cell table:formula="of:=[.G165] -[.F166] +[.E166]" office:value-type="float" office:value="16180" calcext:value-type="float">
            <text:p>161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15" calcext:value-type="date">
            <text:p>15.06.2023</text:p>
          </table:table-cell>
          <table:table-cell table:formula="of:=[.A167]" office:value-type="date" office:date-value="2023-06-15" calcext:value-type="date">
            <text:p>06-15</text:p>
          </table:table-cell>
          <table:table-cell table:style-name="ce1" table:formula="of:=IF([.B167] &lt; DATE(YEAR([.A167]);3;21); &quot;ZIMA&quot;; IF([.B167] &lt; DATE(YEAR([.A167]);6;21);&quot;WIOSNA&quot; ; IF([.B167] &lt; DATE(YEAR([.A167]);9;23); &quot;LATO&quot;; IF([.B167] &lt; DATE(YEAR([.A167]);12;21);&quot;JESIEŃ&quot;; &quot;ZIMA&quot;))))" office:value-type="string" office:string-value="WIOSNA" calcext:value-type="string">
            <text:p>WIOSNA</text:p>
          </table:table-cell>
          <table:table-cell table:formula="of:=IF([.C167] = &quot;ZIMA&quot;; 0.2; IF([.C167] = &quot;WIOSNA&quot;; 0.5; IF([.C167] = &quot;LATO&quot;; 0.9; 0.4)))" office:value-type="float" office:value="0.5" calcext:value-type="float">
            <text:p>0,5</text:p>
          </table:table-cell>
          <table:table-cell table:formula="of:=IF(WEEKDAY([.A167];2)&lt; 6; 1; 0) * [.$J$3] *[.D167] *[.$J$7]" office:value-type="float" office:value="330" calcext:value-type="float">
            <text:p>330</text:p>
          </table:table-cell>
          <table:table-cell table:formula="of:=IF(WEEKDAY([.A167];2) = 7; 150; 0)" office:value-type="float" office:value="0" calcext:value-type="float">
            <text:p>0</text:p>
          </table:table-cell>
          <table:table-cell table:formula="of:=[.G166] -[.F167] +[.E167]" office:value-type="float" office:value="16510" calcext:value-type="float">
            <text:p>165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16" calcext:value-type="date">
            <text:p>16.06.2023</text:p>
          </table:table-cell>
          <table:table-cell table:formula="of:=[.A168]" office:value-type="date" office:date-value="2023-06-16" calcext:value-type="date">
            <text:p>06-16</text:p>
          </table:table-cell>
          <table:table-cell table:style-name="ce1" table:formula="of:=IF([.B168] &lt; DATE(YEAR([.A168]);3;21); &quot;ZIMA&quot;; IF([.B168] &lt; DATE(YEAR([.A168]);6;21);&quot;WIOSNA&quot; ; IF([.B168] &lt; DATE(YEAR([.A168]);9;23); &quot;LATO&quot;; IF([.B168] &lt; DATE(YEAR([.A168]);12;21);&quot;JESIEŃ&quot;; &quot;ZIMA&quot;))))" office:value-type="string" office:string-value="WIOSNA" calcext:value-type="string">
            <text:p>WIOSNA</text:p>
          </table:table-cell>
          <table:table-cell table:formula="of:=IF([.C168] = &quot;ZIMA&quot;; 0.2; IF([.C168] = &quot;WIOSNA&quot;; 0.5; IF([.C168] = &quot;LATO&quot;; 0.9; 0.4)))" office:value-type="float" office:value="0.5" calcext:value-type="float">
            <text:p>0,5</text:p>
          </table:table-cell>
          <table:table-cell table:formula="of:=IF(WEEKDAY([.A168];2)&lt; 6; 1; 0) * [.$J$3] *[.D168] *[.$J$7]" office:value-type="float" office:value="330" calcext:value-type="float">
            <text:p>330</text:p>
          </table:table-cell>
          <table:table-cell table:formula="of:=IF(WEEKDAY([.A168];2) = 7; 150; 0)" office:value-type="float" office:value="0" calcext:value-type="float">
            <text:p>0</text:p>
          </table:table-cell>
          <table:table-cell table:formula="of:=[.G167] -[.F168] +[.E168]" office:value-type="float" office:value="16840" calcext:value-type="float">
            <text:p>168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17" calcext:value-type="date">
            <text:p>17.06.2023</text:p>
          </table:table-cell>
          <table:table-cell table:formula="of:=[.A169]" office:value-type="date" office:date-value="2023-06-17" calcext:value-type="date">
            <text:p>06-17</text:p>
          </table:table-cell>
          <table:table-cell table:style-name="ce1" table:formula="of:=IF([.B169] &lt; DATE(YEAR([.A169]);3;21); &quot;ZIMA&quot;; IF([.B169] &lt; DATE(YEAR([.A169]);6;21);&quot;WIOSNA&quot; ; IF([.B169] &lt; DATE(YEAR([.A169]);9;23); &quot;LATO&quot;; IF([.B169] &lt; DATE(YEAR([.A169]);12;21);&quot;JESIEŃ&quot;; &quot;ZIMA&quot;))))" office:value-type="string" office:string-value="WIOSNA" calcext:value-type="string">
            <text:p>WIOSNA</text:p>
          </table:table-cell>
          <table:table-cell table:formula="of:=IF([.C169] = &quot;ZIMA&quot;; 0.2; IF([.C169] = &quot;WIOSNA&quot;; 0.5; IF([.C169] = &quot;LATO&quot;; 0.9; 0.4)))" office:value-type="float" office:value="0.5" calcext:value-type="float">
            <text:p>0,5</text:p>
          </table:table-cell>
          <table:table-cell table:formula="of:=IF(WEEKDAY([.A169];2)&lt; 6; 1; 0) * [.$J$3] *[.D169] *[.$J$7]" office:value-type="float" office:value="0" calcext:value-type="float">
            <text:p>0</text:p>
          </table:table-cell>
          <table:table-cell table:formula="of:=IF(WEEKDAY([.A169];2) = 7; 150; 0)" office:value-type="float" office:value="0" calcext:value-type="float">
            <text:p>0</text:p>
          </table:table-cell>
          <table:table-cell table:formula="of:=[.G168] -[.F169] +[.E169]" office:value-type="float" office:value="16840" calcext:value-type="float">
            <text:p>168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18" calcext:value-type="date">
            <text:p>18.06.2023</text:p>
          </table:table-cell>
          <table:table-cell table:formula="of:=[.A170]" office:value-type="date" office:date-value="2023-06-18" calcext:value-type="date">
            <text:p>06-18</text:p>
          </table:table-cell>
          <table:table-cell table:style-name="ce1" table:formula="of:=IF([.B170] &lt; DATE(YEAR([.A170]);3;21); &quot;ZIMA&quot;; IF([.B170] &lt; DATE(YEAR([.A170]);6;21);&quot;WIOSNA&quot; ; IF([.B170] &lt; DATE(YEAR([.A170]);9;23); &quot;LATO&quot;; IF([.B170] &lt; DATE(YEAR([.A170]);12;21);&quot;JESIEŃ&quot;; &quot;ZIMA&quot;))))" office:value-type="string" office:string-value="WIOSNA" calcext:value-type="string">
            <text:p>WIOSNA</text:p>
          </table:table-cell>
          <table:table-cell table:formula="of:=IF([.C170] = &quot;ZIMA&quot;; 0.2; IF([.C170] = &quot;WIOSNA&quot;; 0.5; IF([.C170] = &quot;LATO&quot;; 0.9; 0.4)))" office:value-type="float" office:value="0.5" calcext:value-type="float">
            <text:p>0,5</text:p>
          </table:table-cell>
          <table:table-cell table:formula="of:=IF(WEEKDAY([.A170];2)&lt; 6; 1; 0) * [.$J$3] *[.D170] *[.$J$7]" office:value-type="float" office:value="0" calcext:value-type="float">
            <text:p>0</text:p>
          </table:table-cell>
          <table:table-cell table:formula="of:=IF(WEEKDAY([.A170];2) = 7; 150; 0)" office:value-type="float" office:value="150" calcext:value-type="float">
            <text:p>150</text:p>
          </table:table-cell>
          <table:table-cell table:formula="of:=[.G169] -[.F170] +[.E170]" office:value-type="float" office:value="16690" calcext:value-type="float">
            <text:p>166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19" calcext:value-type="date">
            <text:p>19.06.2023</text:p>
          </table:table-cell>
          <table:table-cell table:formula="of:=[.A171]" office:value-type="date" office:date-value="2023-06-19" calcext:value-type="date">
            <text:p>06-19</text:p>
          </table:table-cell>
          <table:table-cell table:style-name="ce1" table:formula="of:=IF([.B171] &lt; DATE(YEAR([.A171]);3;21); &quot;ZIMA&quot;; IF([.B171] &lt; DATE(YEAR([.A171]);6;21);&quot;WIOSNA&quot; ; IF([.B171] &lt; DATE(YEAR([.A171]);9;23); &quot;LATO&quot;; IF([.B171] &lt; DATE(YEAR([.A171]);12;21);&quot;JESIEŃ&quot;; &quot;ZIMA&quot;))))" office:value-type="string" office:string-value="WIOSNA" calcext:value-type="string">
            <text:p>WIOSNA</text:p>
          </table:table-cell>
          <table:table-cell table:formula="of:=IF([.C171] = &quot;ZIMA&quot;; 0.2; IF([.C171] = &quot;WIOSNA&quot;; 0.5; IF([.C171] = &quot;LATO&quot;; 0.9; 0.4)))" office:value-type="float" office:value="0.5" calcext:value-type="float">
            <text:p>0,5</text:p>
          </table:table-cell>
          <table:table-cell table:formula="of:=IF(WEEKDAY([.A171];2)&lt; 6; 1; 0) * [.$J$3] *[.D171] *[.$J$7]" office:value-type="float" office:value="330" calcext:value-type="float">
            <text:p>330</text:p>
          </table:table-cell>
          <table:table-cell table:formula="of:=IF(WEEKDAY([.A171];2) = 7; 150; 0)" office:value-type="float" office:value="0" calcext:value-type="float">
            <text:p>0</text:p>
          </table:table-cell>
          <table:table-cell table:formula="of:=[.G170] -[.F171] +[.E171]" office:value-type="float" office:value="17020" calcext:value-type="float">
            <text:p>170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20" calcext:value-type="date">
            <text:p>20.06.2023</text:p>
          </table:table-cell>
          <table:table-cell table:formula="of:=[.A172]" office:value-type="date" office:date-value="2023-06-20" calcext:value-type="date">
            <text:p>06-20</text:p>
          </table:table-cell>
          <table:table-cell table:style-name="ce1" table:formula="of:=IF([.B172] &lt; DATE(YEAR([.A172]);3;21); &quot;ZIMA&quot;; IF([.B172] &lt; DATE(YEAR([.A172]);6;21);&quot;WIOSNA&quot; ; IF([.B172] &lt; DATE(YEAR([.A172]);9;23); &quot;LATO&quot;; IF([.B172] &lt; DATE(YEAR([.A172]);12;21);&quot;JESIEŃ&quot;; &quot;ZIMA&quot;))))" office:value-type="string" office:string-value="WIOSNA" calcext:value-type="string">
            <text:p>WIOSNA</text:p>
          </table:table-cell>
          <table:table-cell table:formula="of:=IF([.C172] = &quot;ZIMA&quot;; 0.2; IF([.C172] = &quot;WIOSNA&quot;; 0.5; IF([.C172] = &quot;LATO&quot;; 0.9; 0.4)))" office:value-type="float" office:value="0.5" calcext:value-type="float">
            <text:p>0,5</text:p>
          </table:table-cell>
          <table:table-cell table:formula="of:=IF(WEEKDAY([.A172];2)&lt; 6; 1; 0) * [.$J$3] *[.D172] *[.$J$7]" office:value-type="float" office:value="330" calcext:value-type="float">
            <text:p>330</text:p>
          </table:table-cell>
          <table:table-cell table:formula="of:=IF(WEEKDAY([.A172];2) = 7; 150; 0)" office:value-type="float" office:value="0" calcext:value-type="float">
            <text:p>0</text:p>
          </table:table-cell>
          <table:table-cell table:formula="of:=[.G171] -[.F172] +[.E172]" office:value-type="float" office:value="17350" calcext:value-type="float">
            <text:p>173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21" calcext:value-type="date">
            <text:p>21.06.2023</text:p>
          </table:table-cell>
          <table:table-cell table:formula="of:=[.A173]" office:value-type="date" office:date-value="2023-06-21" calcext:value-type="date">
            <text:p>06-21</text:p>
          </table:table-cell>
          <table:table-cell table:style-name="ce1" table:formula="of:=IF([.B173] &lt; DATE(YEAR([.A173]);3;21); &quot;ZIMA&quot;; IF([.B173] &lt; DATE(YEAR([.A173]);6;21);&quot;WIOSNA&quot; ; IF([.B173] &lt; DATE(YEAR([.A173]);9;23); &quot;LATO&quot;; IF([.B173] &lt; DATE(YEAR([.A173]);12;21);&quot;JESIEŃ&quot;; &quot;ZIMA&quot;))))" office:value-type="string" office:string-value="LATO" calcext:value-type="string">
            <text:p>LATO</text:p>
          </table:table-cell>
          <table:table-cell table:formula="of:=IF([.C173] = &quot;ZIMA&quot;; 0.2; IF([.C173] = &quot;WIOSNA&quot;; 0.5; IF([.C173] = &quot;LATO&quot;; 0.9; 0.4)))" office:value-type="float" office:value="0.9" calcext:value-type="float">
            <text:p>0,9</text:p>
          </table:table-cell>
          <table:table-cell table:formula="of:=IF(WEEKDAY([.A173];2)&lt; 6; 1; 0) * [.$J$3] *[.D173] *[.$J$7]" office:value-type="float" office:value="594" calcext:value-type="float">
            <text:p>594</text:p>
          </table:table-cell>
          <table:table-cell table:formula="of:=IF(WEEKDAY([.A173];2) = 7; 150; 0)" office:value-type="float" office:value="0" calcext:value-type="float">
            <text:p>0</text:p>
          </table:table-cell>
          <table:table-cell table:formula="of:=[.G172] -[.F173] +[.E173]" office:value-type="float" office:value="17944" calcext:value-type="float">
            <text:p>1794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22" calcext:value-type="date">
            <text:p>22.06.2023</text:p>
          </table:table-cell>
          <table:table-cell table:formula="of:=[.A174]" office:value-type="date" office:date-value="2023-06-22" calcext:value-type="date">
            <text:p>06-22</text:p>
          </table:table-cell>
          <table:table-cell table:style-name="ce1" table:formula="of:=IF([.B174] &lt; DATE(YEAR([.A174]);3;21); &quot;ZIMA&quot;; IF([.B174] &lt; DATE(YEAR([.A174]);6;21);&quot;WIOSNA&quot; ; IF([.B174] &lt; DATE(YEAR([.A174]);9;23); &quot;LATO&quot;; IF([.B174] &lt; DATE(YEAR([.A174]);12;21);&quot;JESIEŃ&quot;; &quot;ZIMA&quot;))))" office:value-type="string" office:string-value="LATO" calcext:value-type="string">
            <text:p>LATO</text:p>
          </table:table-cell>
          <table:table-cell table:formula="of:=IF([.C174] = &quot;ZIMA&quot;; 0.2; IF([.C174] = &quot;WIOSNA&quot;; 0.5; IF([.C174] = &quot;LATO&quot;; 0.9; 0.4)))" office:value-type="float" office:value="0.9" calcext:value-type="float">
            <text:p>0,9</text:p>
          </table:table-cell>
          <table:table-cell table:formula="of:=IF(WEEKDAY([.A174];2)&lt; 6; 1; 0) * [.$J$3] *[.D174] *[.$J$7]" office:value-type="float" office:value="594" calcext:value-type="float">
            <text:p>594</text:p>
          </table:table-cell>
          <table:table-cell table:formula="of:=IF(WEEKDAY([.A174];2) = 7; 150; 0)" office:value-type="float" office:value="0" calcext:value-type="float">
            <text:p>0</text:p>
          </table:table-cell>
          <table:table-cell table:formula="of:=[.G173] -[.F174] +[.E174]" office:value-type="float" office:value="18538" calcext:value-type="float">
            <text:p>1853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23" calcext:value-type="date">
            <text:p>23.06.2023</text:p>
          </table:table-cell>
          <table:table-cell table:formula="of:=[.A175]" office:value-type="date" office:date-value="2023-06-23" calcext:value-type="date">
            <text:p>06-23</text:p>
          </table:table-cell>
          <table:table-cell table:style-name="ce1" table:formula="of:=IF([.B175] &lt; DATE(YEAR([.A175]);3;21); &quot;ZIMA&quot;; IF([.B175] &lt; DATE(YEAR([.A175]);6;21);&quot;WIOSNA&quot; ; IF([.B175] &lt; DATE(YEAR([.A175]);9;23); &quot;LATO&quot;; IF([.B175] &lt; DATE(YEAR([.A175]);12;21);&quot;JESIEŃ&quot;; &quot;ZIMA&quot;))))" office:value-type="string" office:string-value="LATO" calcext:value-type="string">
            <text:p>LATO</text:p>
          </table:table-cell>
          <table:table-cell table:formula="of:=IF([.C175] = &quot;ZIMA&quot;; 0.2; IF([.C175] = &quot;WIOSNA&quot;; 0.5; IF([.C175] = &quot;LATO&quot;; 0.9; 0.4)))" office:value-type="float" office:value="0.9" calcext:value-type="float">
            <text:p>0,9</text:p>
          </table:table-cell>
          <table:table-cell table:formula="of:=IF(WEEKDAY([.A175];2)&lt; 6; 1; 0) * [.$J$3] *[.D175] *[.$J$7]" office:value-type="float" office:value="594" calcext:value-type="float">
            <text:p>594</text:p>
          </table:table-cell>
          <table:table-cell table:formula="of:=IF(WEEKDAY([.A175];2) = 7; 150; 0)" office:value-type="float" office:value="0" calcext:value-type="float">
            <text:p>0</text:p>
          </table:table-cell>
          <table:table-cell table:formula="of:=[.G174] -[.F175] +[.E175]" office:value-type="float" office:value="19132" calcext:value-type="float">
            <text:p>1913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24" calcext:value-type="date">
            <text:p>24.06.2023</text:p>
          </table:table-cell>
          <table:table-cell table:formula="of:=[.A176]" office:value-type="date" office:date-value="2023-06-24" calcext:value-type="date">
            <text:p>06-24</text:p>
          </table:table-cell>
          <table:table-cell table:style-name="ce1" table:formula="of:=IF([.B176] &lt; DATE(YEAR([.A176]);3;21); &quot;ZIMA&quot;; IF([.B176] &lt; DATE(YEAR([.A176]);6;21);&quot;WIOSNA&quot; ; IF([.B176] &lt; DATE(YEAR([.A176]);9;23); &quot;LATO&quot;; IF([.B176] &lt; DATE(YEAR([.A176]);12;21);&quot;JESIEŃ&quot;; &quot;ZIMA&quot;))))" office:value-type="string" office:string-value="LATO" calcext:value-type="string">
            <text:p>LATO</text:p>
          </table:table-cell>
          <table:table-cell table:formula="of:=IF([.C176] = &quot;ZIMA&quot;; 0.2; IF([.C176] = &quot;WIOSNA&quot;; 0.5; IF([.C176] = &quot;LATO&quot;; 0.9; 0.4)))" office:value-type="float" office:value="0.9" calcext:value-type="float">
            <text:p>0,9</text:p>
          </table:table-cell>
          <table:table-cell table:formula="of:=IF(WEEKDAY([.A176];2)&lt; 6; 1; 0) * [.$J$3] *[.D176] *[.$J$7]" office:value-type="float" office:value="0" calcext:value-type="float">
            <text:p>0</text:p>
          </table:table-cell>
          <table:table-cell table:formula="of:=IF(WEEKDAY([.A176];2) = 7; 150; 0)" office:value-type="float" office:value="0" calcext:value-type="float">
            <text:p>0</text:p>
          </table:table-cell>
          <table:table-cell table:formula="of:=[.G175] -[.F176] +[.E176]" office:value-type="float" office:value="19132" calcext:value-type="float">
            <text:p>1913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25" calcext:value-type="date">
            <text:p>25.06.2023</text:p>
          </table:table-cell>
          <table:table-cell table:formula="of:=[.A177]" office:value-type="date" office:date-value="2023-06-25" calcext:value-type="date">
            <text:p>06-25</text:p>
          </table:table-cell>
          <table:table-cell table:style-name="ce1" table:formula="of:=IF([.B177] &lt; DATE(YEAR([.A177]);3;21); &quot;ZIMA&quot;; IF([.B177] &lt; DATE(YEAR([.A177]);6;21);&quot;WIOSNA&quot; ; IF([.B177] &lt; DATE(YEAR([.A177]);9;23); &quot;LATO&quot;; IF([.B177] &lt; DATE(YEAR([.A177]);12;21);&quot;JESIEŃ&quot;; &quot;ZIMA&quot;))))" office:value-type="string" office:string-value="LATO" calcext:value-type="string">
            <text:p>LATO</text:p>
          </table:table-cell>
          <table:table-cell table:formula="of:=IF([.C177] = &quot;ZIMA&quot;; 0.2; IF([.C177] = &quot;WIOSNA&quot;; 0.5; IF([.C177] = &quot;LATO&quot;; 0.9; 0.4)))" office:value-type="float" office:value="0.9" calcext:value-type="float">
            <text:p>0,9</text:p>
          </table:table-cell>
          <table:table-cell table:formula="of:=IF(WEEKDAY([.A177];2)&lt; 6; 1; 0) * [.$J$3] *[.D177] *[.$J$7]" office:value-type="float" office:value="0" calcext:value-type="float">
            <text:p>0</text:p>
          </table:table-cell>
          <table:table-cell table:formula="of:=IF(WEEKDAY([.A177];2) = 7; 150; 0)" office:value-type="float" office:value="150" calcext:value-type="float">
            <text:p>150</text:p>
          </table:table-cell>
          <table:table-cell table:formula="of:=[.G176] -[.F177] +[.E177]" office:value-type="float" office:value="18982" calcext:value-type="float">
            <text:p>1898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26" calcext:value-type="date">
            <text:p>26.06.2023</text:p>
          </table:table-cell>
          <table:table-cell table:formula="of:=[.A178]" office:value-type="date" office:date-value="2023-06-26" calcext:value-type="date">
            <text:p>06-26</text:p>
          </table:table-cell>
          <table:table-cell table:style-name="ce1" table:formula="of:=IF([.B178] &lt; DATE(YEAR([.A178]);3;21); &quot;ZIMA&quot;; IF([.B178] &lt; DATE(YEAR([.A178]);6;21);&quot;WIOSNA&quot; ; IF([.B178] &lt; DATE(YEAR([.A178]);9;23); &quot;LATO&quot;; IF([.B178] &lt; DATE(YEAR([.A178]);12;21);&quot;JESIEŃ&quot;; &quot;ZIMA&quot;))))" office:value-type="string" office:string-value="LATO" calcext:value-type="string">
            <text:p>LATO</text:p>
          </table:table-cell>
          <table:table-cell table:formula="of:=IF([.C178] = &quot;ZIMA&quot;; 0.2; IF([.C178] = &quot;WIOSNA&quot;; 0.5; IF([.C178] = &quot;LATO&quot;; 0.9; 0.4)))" office:value-type="float" office:value="0.9" calcext:value-type="float">
            <text:p>0,9</text:p>
          </table:table-cell>
          <table:table-cell table:formula="of:=IF(WEEKDAY([.A178];2)&lt; 6; 1; 0) * [.$J$3] *[.D178] *[.$J$7]" office:value-type="float" office:value="594" calcext:value-type="float">
            <text:p>594</text:p>
          </table:table-cell>
          <table:table-cell table:formula="of:=IF(WEEKDAY([.A178];2) = 7; 150; 0)" office:value-type="float" office:value="0" calcext:value-type="float">
            <text:p>0</text:p>
          </table:table-cell>
          <table:table-cell table:formula="of:=[.G177] -[.F178] +[.E178]" office:value-type="float" office:value="19576" calcext:value-type="float">
            <text:p>1957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27" calcext:value-type="date">
            <text:p>27.06.2023</text:p>
          </table:table-cell>
          <table:table-cell table:formula="of:=[.A179]" office:value-type="date" office:date-value="2023-06-27" calcext:value-type="date">
            <text:p>06-27</text:p>
          </table:table-cell>
          <table:table-cell table:style-name="ce1" table:formula="of:=IF([.B179] &lt; DATE(YEAR([.A179]);3;21); &quot;ZIMA&quot;; IF([.B179] &lt; DATE(YEAR([.A179]);6;21);&quot;WIOSNA&quot; ; IF([.B179] &lt; DATE(YEAR([.A179]);9;23); &quot;LATO&quot;; IF([.B179] &lt; DATE(YEAR([.A179]);12;21);&quot;JESIEŃ&quot;; &quot;ZIMA&quot;))))" office:value-type="string" office:string-value="LATO" calcext:value-type="string">
            <text:p>LATO</text:p>
          </table:table-cell>
          <table:table-cell table:formula="of:=IF([.C179] = &quot;ZIMA&quot;; 0.2; IF([.C179] = &quot;WIOSNA&quot;; 0.5; IF([.C179] = &quot;LATO&quot;; 0.9; 0.4)))" office:value-type="float" office:value="0.9" calcext:value-type="float">
            <text:p>0,9</text:p>
          </table:table-cell>
          <table:table-cell table:formula="of:=IF(WEEKDAY([.A179];2)&lt; 6; 1; 0) * [.$J$3] *[.D179] *[.$J$7]" office:value-type="float" office:value="594" calcext:value-type="float">
            <text:p>594</text:p>
          </table:table-cell>
          <table:table-cell table:formula="of:=IF(WEEKDAY([.A179];2) = 7; 150; 0)" office:value-type="float" office:value="0" calcext:value-type="float">
            <text:p>0</text:p>
          </table:table-cell>
          <table:table-cell table:formula="of:=[.G178] -[.F179] +[.E179]" office:value-type="float" office:value="20170" calcext:value-type="float">
            <text:p>201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28" calcext:value-type="date">
            <text:p>28.06.2023</text:p>
          </table:table-cell>
          <table:table-cell table:formula="of:=[.A180]" office:value-type="date" office:date-value="2023-06-28" calcext:value-type="date">
            <text:p>06-28</text:p>
          </table:table-cell>
          <table:table-cell table:style-name="ce1" table:formula="of:=IF([.B180] &lt; DATE(YEAR([.A180]);3;21); &quot;ZIMA&quot;; IF([.B180] &lt; DATE(YEAR([.A180]);6;21);&quot;WIOSNA&quot; ; IF([.B180] &lt; DATE(YEAR([.A180]);9;23); &quot;LATO&quot;; IF([.B180] &lt; DATE(YEAR([.A180]);12;21);&quot;JESIEŃ&quot;; &quot;ZIMA&quot;))))" office:value-type="string" office:string-value="LATO" calcext:value-type="string">
            <text:p>LATO</text:p>
          </table:table-cell>
          <table:table-cell table:formula="of:=IF([.C180] = &quot;ZIMA&quot;; 0.2; IF([.C180] = &quot;WIOSNA&quot;; 0.5; IF([.C180] = &quot;LATO&quot;; 0.9; 0.4)))" office:value-type="float" office:value="0.9" calcext:value-type="float">
            <text:p>0,9</text:p>
          </table:table-cell>
          <table:table-cell table:formula="of:=IF(WEEKDAY([.A180];2)&lt; 6; 1; 0) * [.$J$3] *[.D180] *[.$J$7]" office:value-type="float" office:value="594" calcext:value-type="float">
            <text:p>594</text:p>
          </table:table-cell>
          <table:table-cell table:formula="of:=IF(WEEKDAY([.A180];2) = 7; 150; 0)" office:value-type="float" office:value="0" calcext:value-type="float">
            <text:p>0</text:p>
          </table:table-cell>
          <table:table-cell table:formula="of:=[.G179] -[.F180] +[.E180]" office:value-type="float" office:value="20764" calcext:value-type="float">
            <text:p>207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29" calcext:value-type="date">
            <text:p>29.06.2023</text:p>
          </table:table-cell>
          <table:table-cell table:formula="of:=[.A181]" office:value-type="date" office:date-value="2023-06-29" calcext:value-type="date">
            <text:p>06-29</text:p>
          </table:table-cell>
          <table:table-cell table:style-name="ce1" table:formula="of:=IF([.B181] &lt; DATE(YEAR([.A181]);3;21); &quot;ZIMA&quot;; IF([.B181] &lt; DATE(YEAR([.A181]);6;21);&quot;WIOSNA&quot; ; IF([.B181] &lt; DATE(YEAR([.A181]);9;23); &quot;LATO&quot;; IF([.B181] &lt; DATE(YEAR([.A181]);12;21);&quot;JESIEŃ&quot;; &quot;ZIMA&quot;))))" office:value-type="string" office:string-value="LATO" calcext:value-type="string">
            <text:p>LATO</text:p>
          </table:table-cell>
          <table:table-cell table:formula="of:=IF([.C181] = &quot;ZIMA&quot;; 0.2; IF([.C181] = &quot;WIOSNA&quot;; 0.5; IF([.C181] = &quot;LATO&quot;; 0.9; 0.4)))" office:value-type="float" office:value="0.9" calcext:value-type="float">
            <text:p>0,9</text:p>
          </table:table-cell>
          <table:table-cell table:formula="of:=IF(WEEKDAY([.A181];2)&lt; 6; 1; 0) * [.$J$3] *[.D181] *[.$J$7]" office:value-type="float" office:value="594" calcext:value-type="float">
            <text:p>594</text:p>
          </table:table-cell>
          <table:table-cell table:formula="of:=IF(WEEKDAY([.A181];2) = 7; 150; 0)" office:value-type="float" office:value="0" calcext:value-type="float">
            <text:p>0</text:p>
          </table:table-cell>
          <table:table-cell table:formula="of:=[.G180] -[.F181] +[.E181]" office:value-type="float" office:value="21358" calcext:value-type="float">
            <text:p>2135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30" calcext:value-type="date">
            <text:p>30.06.2023</text:p>
          </table:table-cell>
          <table:table-cell table:formula="of:=[.A182]" office:value-type="date" office:date-value="2023-06-30" calcext:value-type="date">
            <text:p>06-30</text:p>
          </table:table-cell>
          <table:table-cell table:style-name="ce1" table:formula="of:=IF([.B182] &lt; DATE(YEAR([.A182]);3;21); &quot;ZIMA&quot;; IF([.B182] &lt; DATE(YEAR([.A182]);6;21);&quot;WIOSNA&quot; ; IF([.B182] &lt; DATE(YEAR([.A182]);9;23); &quot;LATO&quot;; IF([.B182] &lt; DATE(YEAR([.A182]);12;21);&quot;JESIEŃ&quot;; &quot;ZIMA&quot;))))" office:value-type="string" office:string-value="LATO" calcext:value-type="string">
            <text:p>LATO</text:p>
          </table:table-cell>
          <table:table-cell table:formula="of:=IF([.C182] = &quot;ZIMA&quot;; 0.2; IF([.C182] = &quot;WIOSNA&quot;; 0.5; IF([.C182] = &quot;LATO&quot;; 0.9; 0.4)))" office:value-type="float" office:value="0.9" calcext:value-type="float">
            <text:p>0,9</text:p>
          </table:table-cell>
          <table:table-cell table:formula="of:=IF(WEEKDAY([.A182];2)&lt; 6; 1; 0) * [.$J$3] *[.D182] *[.$J$7]" office:value-type="float" office:value="594" calcext:value-type="float">
            <text:p>594</text:p>
          </table:table-cell>
          <table:table-cell table:formula="of:=IF(WEEKDAY([.A182];2) = 7; 150; 0)" office:value-type="float" office:value="0" calcext:value-type="float">
            <text:p>0</text:p>
          </table:table-cell>
          <table:table-cell table:formula="of:=[.G181] -[.F182] +[.E182]" office:value-type="float" office:value="21952" calcext:value-type="float">
            <text:p>2195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01" calcext:value-type="date">
            <text:p>1.07.2023</text:p>
          </table:table-cell>
          <table:table-cell table:formula="of:=[.A183]" office:value-type="date" office:date-value="2023-07-01" calcext:value-type="date">
            <text:p>07-01</text:p>
          </table:table-cell>
          <table:table-cell table:style-name="ce1" table:formula="of:=IF([.B183] &lt; DATE(YEAR([.A183]);3;21); &quot;ZIMA&quot;; IF([.B183] &lt; DATE(YEAR([.A183]);6;21);&quot;WIOSNA&quot; ; IF([.B183] &lt; DATE(YEAR([.A183]);9;23); &quot;LATO&quot;; IF([.B183] &lt; DATE(YEAR([.A183]);12;21);&quot;JESIEŃ&quot;; &quot;ZIMA&quot;))))" office:value-type="string" office:string-value="LATO" calcext:value-type="string">
            <text:p>LATO</text:p>
          </table:table-cell>
          <table:table-cell table:formula="of:=IF([.C183] = &quot;ZIMA&quot;; 0.2; IF([.C183] = &quot;WIOSNA&quot;; 0.5; IF([.C183] = &quot;LATO&quot;; 0.9; 0.4)))" office:value-type="float" office:value="0.9" calcext:value-type="float">
            <text:p>0,9</text:p>
          </table:table-cell>
          <table:table-cell table:formula="of:=IF(WEEKDAY([.A183];2)&lt; 6; 1; 0) * [.$J$3] *[.D183] *[.$J$7]" office:value-type="float" office:value="0" calcext:value-type="float">
            <text:p>0</text:p>
          </table:table-cell>
          <table:table-cell table:formula="of:=IF(WEEKDAY([.A183];2) = 7; 150; 0)" office:value-type="float" office:value="0" calcext:value-type="float">
            <text:p>0</text:p>
          </table:table-cell>
          <table:table-cell table:formula="of:=[.G182] -[.F183] +[.E183]" office:value-type="float" office:value="21952" calcext:value-type="float">
            <text:p>2195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02" calcext:value-type="date">
            <text:p>2.07.2023</text:p>
          </table:table-cell>
          <table:table-cell table:formula="of:=[.A184]" office:value-type="date" office:date-value="2023-07-02" calcext:value-type="date">
            <text:p>07-02</text:p>
          </table:table-cell>
          <table:table-cell table:style-name="ce1" table:formula="of:=IF([.B184] &lt; DATE(YEAR([.A184]);3;21); &quot;ZIMA&quot;; IF([.B184] &lt; DATE(YEAR([.A184]);6;21);&quot;WIOSNA&quot; ; IF([.B184] &lt; DATE(YEAR([.A184]);9;23); &quot;LATO&quot;; IF([.B184] &lt; DATE(YEAR([.A184]);12;21);&quot;JESIEŃ&quot;; &quot;ZIMA&quot;))))" office:value-type="string" office:string-value="LATO" calcext:value-type="string">
            <text:p>LATO</text:p>
          </table:table-cell>
          <table:table-cell table:formula="of:=IF([.C184] = &quot;ZIMA&quot;; 0.2; IF([.C184] = &quot;WIOSNA&quot;; 0.5; IF([.C184] = &quot;LATO&quot;; 0.9; 0.4)))" office:value-type="float" office:value="0.9" calcext:value-type="float">
            <text:p>0,9</text:p>
          </table:table-cell>
          <table:table-cell table:formula="of:=IF(WEEKDAY([.A184];2)&lt; 6; 1; 0) * [.$J$3] *[.D184] *[.$J$7]" office:value-type="float" office:value="0" calcext:value-type="float">
            <text:p>0</text:p>
          </table:table-cell>
          <table:table-cell table:formula="of:=IF(WEEKDAY([.A184];2) = 7; 150; 0)" office:value-type="float" office:value="150" calcext:value-type="float">
            <text:p>150</text:p>
          </table:table-cell>
          <table:table-cell table:formula="of:=[.G183] -[.F184] +[.E184]" office:value-type="float" office:value="21802" calcext:value-type="float">
            <text:p>2180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03" calcext:value-type="date">
            <text:p>3.07.2023</text:p>
          </table:table-cell>
          <table:table-cell table:formula="of:=[.A185]" office:value-type="date" office:date-value="2023-07-03" calcext:value-type="date">
            <text:p>07-03</text:p>
          </table:table-cell>
          <table:table-cell table:style-name="ce1" table:formula="of:=IF([.B185] &lt; DATE(YEAR([.A185]);3;21); &quot;ZIMA&quot;; IF([.B185] &lt; DATE(YEAR([.A185]);6;21);&quot;WIOSNA&quot; ; IF([.B185] &lt; DATE(YEAR([.A185]);9;23); &quot;LATO&quot;; IF([.B185] &lt; DATE(YEAR([.A185]);12;21);&quot;JESIEŃ&quot;; &quot;ZIMA&quot;))))" office:value-type="string" office:string-value="LATO" calcext:value-type="string">
            <text:p>LATO</text:p>
          </table:table-cell>
          <table:table-cell table:formula="of:=IF([.C185] = &quot;ZIMA&quot;; 0.2; IF([.C185] = &quot;WIOSNA&quot;; 0.5; IF([.C185] = &quot;LATO&quot;; 0.9; 0.4)))" office:value-type="float" office:value="0.9" calcext:value-type="float">
            <text:p>0,9</text:p>
          </table:table-cell>
          <table:table-cell table:formula="of:=IF(WEEKDAY([.A185];2)&lt; 6; 1; 0) * [.$J$3] *[.D185] *[.$J$7]" office:value-type="float" office:value="594" calcext:value-type="float">
            <text:p>594</text:p>
          </table:table-cell>
          <table:table-cell table:formula="of:=IF(WEEKDAY([.A185];2) = 7; 150; 0)" office:value-type="float" office:value="0" calcext:value-type="float">
            <text:p>0</text:p>
          </table:table-cell>
          <table:table-cell table:formula="of:=[.G184] -[.F185] +[.E185]" office:value-type="float" office:value="22396" calcext:value-type="float">
            <text:p>2239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04" calcext:value-type="date">
            <text:p>4.07.2023</text:p>
          </table:table-cell>
          <table:table-cell table:formula="of:=[.A186]" office:value-type="date" office:date-value="2023-07-04" calcext:value-type="date">
            <text:p>07-04</text:p>
          </table:table-cell>
          <table:table-cell table:style-name="ce1" table:formula="of:=IF([.B186] &lt; DATE(YEAR([.A186]);3;21); &quot;ZIMA&quot;; IF([.B186] &lt; DATE(YEAR([.A186]);6;21);&quot;WIOSNA&quot; ; IF([.B186] &lt; DATE(YEAR([.A186]);9;23); &quot;LATO&quot;; IF([.B186] &lt; DATE(YEAR([.A186]);12;21);&quot;JESIEŃ&quot;; &quot;ZIMA&quot;))))" office:value-type="string" office:string-value="LATO" calcext:value-type="string">
            <text:p>LATO</text:p>
          </table:table-cell>
          <table:table-cell table:formula="of:=IF([.C186] = &quot;ZIMA&quot;; 0.2; IF([.C186] = &quot;WIOSNA&quot;; 0.5; IF([.C186] = &quot;LATO&quot;; 0.9; 0.4)))" office:value-type="float" office:value="0.9" calcext:value-type="float">
            <text:p>0,9</text:p>
          </table:table-cell>
          <table:table-cell table:formula="of:=IF(WEEKDAY([.A186];2)&lt; 6; 1; 0) * [.$J$3] *[.D186] *[.$J$7]" office:value-type="float" office:value="594" calcext:value-type="float">
            <text:p>594</text:p>
          </table:table-cell>
          <table:table-cell table:formula="of:=IF(WEEKDAY([.A186];2) = 7; 150; 0)" office:value-type="float" office:value="0" calcext:value-type="float">
            <text:p>0</text:p>
          </table:table-cell>
          <table:table-cell table:formula="of:=[.G185] -[.F186] +[.E186]" office:value-type="float" office:value="22990" calcext:value-type="float">
            <text:p>229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05" calcext:value-type="date">
            <text:p>5.07.2023</text:p>
          </table:table-cell>
          <table:table-cell table:formula="of:=[.A187]" office:value-type="date" office:date-value="2023-07-05" calcext:value-type="date">
            <text:p>07-05</text:p>
          </table:table-cell>
          <table:table-cell table:style-name="ce1" table:formula="of:=IF([.B187] &lt; DATE(YEAR([.A187]);3;21); &quot;ZIMA&quot;; IF([.B187] &lt; DATE(YEAR([.A187]);6;21);&quot;WIOSNA&quot; ; IF([.B187] &lt; DATE(YEAR([.A187]);9;23); &quot;LATO&quot;; IF([.B187] &lt; DATE(YEAR([.A187]);12;21);&quot;JESIEŃ&quot;; &quot;ZIMA&quot;))))" office:value-type="string" office:string-value="LATO" calcext:value-type="string">
            <text:p>LATO</text:p>
          </table:table-cell>
          <table:table-cell table:formula="of:=IF([.C187] = &quot;ZIMA&quot;; 0.2; IF([.C187] = &quot;WIOSNA&quot;; 0.5; IF([.C187] = &quot;LATO&quot;; 0.9; 0.4)))" office:value-type="float" office:value="0.9" calcext:value-type="float">
            <text:p>0,9</text:p>
          </table:table-cell>
          <table:table-cell table:formula="of:=IF(WEEKDAY([.A187];2)&lt; 6; 1; 0) * [.$J$3] *[.D187] *[.$J$7]" office:value-type="float" office:value="594" calcext:value-type="float">
            <text:p>594</text:p>
          </table:table-cell>
          <table:table-cell table:formula="of:=IF(WEEKDAY([.A187];2) = 7; 150; 0)" office:value-type="float" office:value="0" calcext:value-type="float">
            <text:p>0</text:p>
          </table:table-cell>
          <table:table-cell table:formula="of:=[.G186] -[.F187] +[.E187]" office:value-type="float" office:value="23584" calcext:value-type="float">
            <text:p>2358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06" calcext:value-type="date">
            <text:p>6.07.2023</text:p>
          </table:table-cell>
          <table:table-cell table:formula="of:=[.A188]" office:value-type="date" office:date-value="2023-07-06" calcext:value-type="date">
            <text:p>07-06</text:p>
          </table:table-cell>
          <table:table-cell table:style-name="ce1" table:formula="of:=IF([.B188] &lt; DATE(YEAR([.A188]);3;21); &quot;ZIMA&quot;; IF([.B188] &lt; DATE(YEAR([.A188]);6;21);&quot;WIOSNA&quot; ; IF([.B188] &lt; DATE(YEAR([.A188]);9;23); &quot;LATO&quot;; IF([.B188] &lt; DATE(YEAR([.A188]);12;21);&quot;JESIEŃ&quot;; &quot;ZIMA&quot;))))" office:value-type="string" office:string-value="LATO" calcext:value-type="string">
            <text:p>LATO</text:p>
          </table:table-cell>
          <table:table-cell table:formula="of:=IF([.C188] = &quot;ZIMA&quot;; 0.2; IF([.C188] = &quot;WIOSNA&quot;; 0.5; IF([.C188] = &quot;LATO&quot;; 0.9; 0.4)))" office:value-type="float" office:value="0.9" calcext:value-type="float">
            <text:p>0,9</text:p>
          </table:table-cell>
          <table:table-cell table:formula="of:=IF(WEEKDAY([.A188];2)&lt; 6; 1; 0) * [.$J$3] *[.D188] *[.$J$7]" office:value-type="float" office:value="594" calcext:value-type="float">
            <text:p>594</text:p>
          </table:table-cell>
          <table:table-cell table:formula="of:=IF(WEEKDAY([.A188];2) = 7; 150; 0)" office:value-type="float" office:value="0" calcext:value-type="float">
            <text:p>0</text:p>
          </table:table-cell>
          <table:table-cell table:formula="of:=[.G187] -[.F188] +[.E188]" office:value-type="float" office:value="24178" calcext:value-type="float">
            <text:p>2417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07" calcext:value-type="date">
            <text:p>7.07.2023</text:p>
          </table:table-cell>
          <table:table-cell table:formula="of:=[.A189]" office:value-type="date" office:date-value="2023-07-07" calcext:value-type="date">
            <text:p>07-07</text:p>
          </table:table-cell>
          <table:table-cell table:style-name="ce1" table:formula="of:=IF([.B189] &lt; DATE(YEAR([.A189]);3;21); &quot;ZIMA&quot;; IF([.B189] &lt; DATE(YEAR([.A189]);6;21);&quot;WIOSNA&quot; ; IF([.B189] &lt; DATE(YEAR([.A189]);9;23); &quot;LATO&quot;; IF([.B189] &lt; DATE(YEAR([.A189]);12;21);&quot;JESIEŃ&quot;; &quot;ZIMA&quot;))))" office:value-type="string" office:string-value="LATO" calcext:value-type="string">
            <text:p>LATO</text:p>
          </table:table-cell>
          <table:table-cell table:formula="of:=IF([.C189] = &quot;ZIMA&quot;; 0.2; IF([.C189] = &quot;WIOSNA&quot;; 0.5; IF([.C189] = &quot;LATO&quot;; 0.9; 0.4)))" office:value-type="float" office:value="0.9" calcext:value-type="float">
            <text:p>0,9</text:p>
          </table:table-cell>
          <table:table-cell table:formula="of:=IF(WEEKDAY([.A189];2)&lt; 6; 1; 0) * [.$J$3] *[.D189] *[.$J$7]" office:value-type="float" office:value="594" calcext:value-type="float">
            <text:p>594</text:p>
          </table:table-cell>
          <table:table-cell table:formula="of:=IF(WEEKDAY([.A189];2) = 7; 150; 0)" office:value-type="float" office:value="0" calcext:value-type="float">
            <text:p>0</text:p>
          </table:table-cell>
          <table:table-cell table:formula="of:=[.G188] -[.F189] +[.E189]" office:value-type="float" office:value="24772" calcext:value-type="float">
            <text:p>2477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08" calcext:value-type="date">
            <text:p>8.07.2023</text:p>
          </table:table-cell>
          <table:table-cell table:formula="of:=[.A190]" office:value-type="date" office:date-value="2023-07-08" calcext:value-type="date">
            <text:p>07-08</text:p>
          </table:table-cell>
          <table:table-cell table:style-name="ce1" table:formula="of:=IF([.B190] &lt; DATE(YEAR([.A190]);3;21); &quot;ZIMA&quot;; IF([.B190] &lt; DATE(YEAR([.A190]);6;21);&quot;WIOSNA&quot; ; IF([.B190] &lt; DATE(YEAR([.A190]);9;23); &quot;LATO&quot;; IF([.B190] &lt; DATE(YEAR([.A190]);12;21);&quot;JESIEŃ&quot;; &quot;ZIMA&quot;))))" office:value-type="string" office:string-value="LATO" calcext:value-type="string">
            <text:p>LATO</text:p>
          </table:table-cell>
          <table:table-cell table:formula="of:=IF([.C190] = &quot;ZIMA&quot;; 0.2; IF([.C190] = &quot;WIOSNA&quot;; 0.5; IF([.C190] = &quot;LATO&quot;; 0.9; 0.4)))" office:value-type="float" office:value="0.9" calcext:value-type="float">
            <text:p>0,9</text:p>
          </table:table-cell>
          <table:table-cell table:formula="of:=IF(WEEKDAY([.A190];2)&lt; 6; 1; 0) * [.$J$3] *[.D190] *[.$J$7]" office:value-type="float" office:value="0" calcext:value-type="float">
            <text:p>0</text:p>
          </table:table-cell>
          <table:table-cell table:formula="of:=IF(WEEKDAY([.A190];2) = 7; 150; 0)" office:value-type="float" office:value="0" calcext:value-type="float">
            <text:p>0</text:p>
          </table:table-cell>
          <table:table-cell table:formula="of:=[.G189] -[.F190] +[.E190]" office:value-type="float" office:value="24772" calcext:value-type="float">
            <text:p>2477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09" calcext:value-type="date">
            <text:p>9.07.2023</text:p>
          </table:table-cell>
          <table:table-cell table:formula="of:=[.A191]" office:value-type="date" office:date-value="2023-07-09" calcext:value-type="date">
            <text:p>07-09</text:p>
          </table:table-cell>
          <table:table-cell table:style-name="ce1" table:formula="of:=IF([.B191] &lt; DATE(YEAR([.A191]);3;21); &quot;ZIMA&quot;; IF([.B191] &lt; DATE(YEAR([.A191]);6;21);&quot;WIOSNA&quot; ; IF([.B191] &lt; DATE(YEAR([.A191]);9;23); &quot;LATO&quot;; IF([.B191] &lt; DATE(YEAR([.A191]);12;21);&quot;JESIEŃ&quot;; &quot;ZIMA&quot;))))" office:value-type="string" office:string-value="LATO" calcext:value-type="string">
            <text:p>LATO</text:p>
          </table:table-cell>
          <table:table-cell table:formula="of:=IF([.C191] = &quot;ZIMA&quot;; 0.2; IF([.C191] = &quot;WIOSNA&quot;; 0.5; IF([.C191] = &quot;LATO&quot;; 0.9; 0.4)))" office:value-type="float" office:value="0.9" calcext:value-type="float">
            <text:p>0,9</text:p>
          </table:table-cell>
          <table:table-cell table:formula="of:=IF(WEEKDAY([.A191];2)&lt; 6; 1; 0) * [.$J$3] *[.D191] *[.$J$7]" office:value-type="float" office:value="0" calcext:value-type="float">
            <text:p>0</text:p>
          </table:table-cell>
          <table:table-cell table:formula="of:=IF(WEEKDAY([.A191];2) = 7; 150; 0)" office:value-type="float" office:value="150" calcext:value-type="float">
            <text:p>150</text:p>
          </table:table-cell>
          <table:table-cell table:formula="of:=[.G190] -[.F191] +[.E191]" office:value-type="float" office:value="24622" calcext:value-type="float">
            <text:p>2462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10" calcext:value-type="date">
            <text:p>10.07.2023</text:p>
          </table:table-cell>
          <table:table-cell table:formula="of:=[.A192]" office:value-type="date" office:date-value="2023-07-10" calcext:value-type="date">
            <text:p>07-10</text:p>
          </table:table-cell>
          <table:table-cell table:style-name="ce1" table:formula="of:=IF([.B192] &lt; DATE(YEAR([.A192]);3;21); &quot;ZIMA&quot;; IF([.B192] &lt; DATE(YEAR([.A192]);6;21);&quot;WIOSNA&quot; ; IF([.B192] &lt; DATE(YEAR([.A192]);9;23); &quot;LATO&quot;; IF([.B192] &lt; DATE(YEAR([.A192]);12;21);&quot;JESIEŃ&quot;; &quot;ZIMA&quot;))))" office:value-type="string" office:string-value="LATO" calcext:value-type="string">
            <text:p>LATO</text:p>
          </table:table-cell>
          <table:table-cell table:formula="of:=IF([.C192] = &quot;ZIMA&quot;; 0.2; IF([.C192] = &quot;WIOSNA&quot;; 0.5; IF([.C192] = &quot;LATO&quot;; 0.9; 0.4)))" office:value-type="float" office:value="0.9" calcext:value-type="float">
            <text:p>0,9</text:p>
          </table:table-cell>
          <table:table-cell table:formula="of:=IF(WEEKDAY([.A192];2)&lt; 6; 1; 0) * [.$J$3] *[.D192] *[.$J$7]" office:value-type="float" office:value="594" calcext:value-type="float">
            <text:p>594</text:p>
          </table:table-cell>
          <table:table-cell table:formula="of:=IF(WEEKDAY([.A192];2) = 7; 150; 0)" office:value-type="float" office:value="0" calcext:value-type="float">
            <text:p>0</text:p>
          </table:table-cell>
          <table:table-cell table:formula="of:=[.G191] -[.F192] +[.E192]" office:value-type="float" office:value="25216" calcext:value-type="float">
            <text:p>2521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11" calcext:value-type="date">
            <text:p>11.07.2023</text:p>
          </table:table-cell>
          <table:table-cell table:formula="of:=[.A193]" office:value-type="date" office:date-value="2023-07-11" calcext:value-type="date">
            <text:p>07-11</text:p>
          </table:table-cell>
          <table:table-cell table:style-name="ce1" table:formula="of:=IF([.B193] &lt; DATE(YEAR([.A193]);3;21); &quot;ZIMA&quot;; IF([.B193] &lt; DATE(YEAR([.A193]);6;21);&quot;WIOSNA&quot; ; IF([.B193] &lt; DATE(YEAR([.A193]);9;23); &quot;LATO&quot;; IF([.B193] &lt; DATE(YEAR([.A193]);12;21);&quot;JESIEŃ&quot;; &quot;ZIMA&quot;))))" office:value-type="string" office:string-value="LATO" calcext:value-type="string">
            <text:p>LATO</text:p>
          </table:table-cell>
          <table:table-cell table:formula="of:=IF([.C193] = &quot;ZIMA&quot;; 0.2; IF([.C193] = &quot;WIOSNA&quot;; 0.5; IF([.C193] = &quot;LATO&quot;; 0.9; 0.4)))" office:value-type="float" office:value="0.9" calcext:value-type="float">
            <text:p>0,9</text:p>
          </table:table-cell>
          <table:table-cell table:formula="of:=IF(WEEKDAY([.A193];2)&lt; 6; 1; 0) * [.$J$3] *[.D193] *[.$J$7]" office:value-type="float" office:value="594" calcext:value-type="float">
            <text:p>594</text:p>
          </table:table-cell>
          <table:table-cell table:formula="of:=IF(WEEKDAY([.A193];2) = 7; 150; 0)" office:value-type="float" office:value="0" calcext:value-type="float">
            <text:p>0</text:p>
          </table:table-cell>
          <table:table-cell table:formula="of:=[.G192] -[.F193] +[.E193]" office:value-type="float" office:value="25810" calcext:value-type="float">
            <text:p>258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12" calcext:value-type="date">
            <text:p>12.07.2023</text:p>
          </table:table-cell>
          <table:table-cell table:formula="of:=[.A194]" office:value-type="date" office:date-value="2023-07-12" calcext:value-type="date">
            <text:p>07-12</text:p>
          </table:table-cell>
          <table:table-cell table:style-name="ce1" table:formula="of:=IF([.B194] &lt; DATE(YEAR([.A194]);3;21); &quot;ZIMA&quot;; IF([.B194] &lt; DATE(YEAR([.A194]);6;21);&quot;WIOSNA&quot; ; IF([.B194] &lt; DATE(YEAR([.A194]);9;23); &quot;LATO&quot;; IF([.B194] &lt; DATE(YEAR([.A194]);12;21);&quot;JESIEŃ&quot;; &quot;ZIMA&quot;))))" office:value-type="string" office:string-value="LATO" calcext:value-type="string">
            <text:p>LATO</text:p>
          </table:table-cell>
          <table:table-cell table:formula="of:=IF([.C194] = &quot;ZIMA&quot;; 0.2; IF([.C194] = &quot;WIOSNA&quot;; 0.5; IF([.C194] = &quot;LATO&quot;; 0.9; 0.4)))" office:value-type="float" office:value="0.9" calcext:value-type="float">
            <text:p>0,9</text:p>
          </table:table-cell>
          <table:table-cell table:formula="of:=IF(WEEKDAY([.A194];2)&lt; 6; 1; 0) * [.$J$3] *[.D194] *[.$J$7]" office:value-type="float" office:value="594" calcext:value-type="float">
            <text:p>594</text:p>
          </table:table-cell>
          <table:table-cell table:formula="of:=IF(WEEKDAY([.A194];2) = 7; 150; 0)" office:value-type="float" office:value="0" calcext:value-type="float">
            <text:p>0</text:p>
          </table:table-cell>
          <table:table-cell table:formula="of:=[.G193] -[.F194] +[.E194]" office:value-type="float" office:value="26404" calcext:value-type="float">
            <text:p>2640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13" calcext:value-type="date">
            <text:p>13.07.2023</text:p>
          </table:table-cell>
          <table:table-cell table:formula="of:=[.A195]" office:value-type="date" office:date-value="2023-07-13" calcext:value-type="date">
            <text:p>07-13</text:p>
          </table:table-cell>
          <table:table-cell table:style-name="ce1" table:formula="of:=IF([.B195] &lt; DATE(YEAR([.A195]);3;21); &quot;ZIMA&quot;; IF([.B195] &lt; DATE(YEAR([.A195]);6;21);&quot;WIOSNA&quot; ; IF([.B195] &lt; DATE(YEAR([.A195]);9;23); &quot;LATO&quot;; IF([.B195] &lt; DATE(YEAR([.A195]);12;21);&quot;JESIEŃ&quot;; &quot;ZIMA&quot;))))" office:value-type="string" office:string-value="LATO" calcext:value-type="string">
            <text:p>LATO</text:p>
          </table:table-cell>
          <table:table-cell table:formula="of:=IF([.C195] = &quot;ZIMA&quot;; 0.2; IF([.C195] = &quot;WIOSNA&quot;; 0.5; IF([.C195] = &quot;LATO&quot;; 0.9; 0.4)))" office:value-type="float" office:value="0.9" calcext:value-type="float">
            <text:p>0,9</text:p>
          </table:table-cell>
          <table:table-cell table:formula="of:=IF(WEEKDAY([.A195];2)&lt; 6; 1; 0) * [.$J$3] *[.D195] *[.$J$7]" office:value-type="float" office:value="594" calcext:value-type="float">
            <text:p>594</text:p>
          </table:table-cell>
          <table:table-cell table:formula="of:=IF(WEEKDAY([.A195];2) = 7; 150; 0)" office:value-type="float" office:value="0" calcext:value-type="float">
            <text:p>0</text:p>
          </table:table-cell>
          <table:table-cell table:formula="of:=[.G194] -[.F195] +[.E195]" office:value-type="float" office:value="26998" calcext:value-type="float">
            <text:p>2699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14" calcext:value-type="date">
            <text:p>14.07.2023</text:p>
          </table:table-cell>
          <table:table-cell table:formula="of:=[.A196]" office:value-type="date" office:date-value="2023-07-14" calcext:value-type="date">
            <text:p>07-14</text:p>
          </table:table-cell>
          <table:table-cell table:style-name="ce1" table:formula="of:=IF([.B196] &lt; DATE(YEAR([.A196]);3;21); &quot;ZIMA&quot;; IF([.B196] &lt; DATE(YEAR([.A196]);6;21);&quot;WIOSNA&quot; ; IF([.B196] &lt; DATE(YEAR([.A196]);9;23); &quot;LATO&quot;; IF([.B196] &lt; DATE(YEAR([.A196]);12;21);&quot;JESIEŃ&quot;; &quot;ZIMA&quot;))))" office:value-type="string" office:string-value="LATO" calcext:value-type="string">
            <text:p>LATO</text:p>
          </table:table-cell>
          <table:table-cell table:formula="of:=IF([.C196] = &quot;ZIMA&quot;; 0.2; IF([.C196] = &quot;WIOSNA&quot;; 0.5; IF([.C196] = &quot;LATO&quot;; 0.9; 0.4)))" office:value-type="float" office:value="0.9" calcext:value-type="float">
            <text:p>0,9</text:p>
          </table:table-cell>
          <table:table-cell table:formula="of:=IF(WEEKDAY([.A196];2)&lt; 6; 1; 0) * [.$J$3] *[.D196] *[.$J$7]" office:value-type="float" office:value="594" calcext:value-type="float">
            <text:p>594</text:p>
          </table:table-cell>
          <table:table-cell table:formula="of:=IF(WEEKDAY([.A196];2) = 7; 150; 0)" office:value-type="float" office:value="0" calcext:value-type="float">
            <text:p>0</text:p>
          </table:table-cell>
          <table:table-cell table:formula="of:=[.G195] -[.F196] +[.E196]" office:value-type="float" office:value="27592" calcext:value-type="float">
            <text:p>2759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15" calcext:value-type="date">
            <text:p>15.07.2023</text:p>
          </table:table-cell>
          <table:table-cell table:formula="of:=[.A197]" office:value-type="date" office:date-value="2023-07-15" calcext:value-type="date">
            <text:p>07-15</text:p>
          </table:table-cell>
          <table:table-cell table:style-name="ce1" table:formula="of:=IF([.B197] &lt; DATE(YEAR([.A197]);3;21); &quot;ZIMA&quot;; IF([.B197] &lt; DATE(YEAR([.A197]);6;21);&quot;WIOSNA&quot; ; IF([.B197] &lt; DATE(YEAR([.A197]);9;23); &quot;LATO&quot;; IF([.B197] &lt; DATE(YEAR([.A197]);12;21);&quot;JESIEŃ&quot;; &quot;ZIMA&quot;))))" office:value-type="string" office:string-value="LATO" calcext:value-type="string">
            <text:p>LATO</text:p>
          </table:table-cell>
          <table:table-cell table:formula="of:=IF([.C197] = &quot;ZIMA&quot;; 0.2; IF([.C197] = &quot;WIOSNA&quot;; 0.5; IF([.C197] = &quot;LATO&quot;; 0.9; 0.4)))" office:value-type="float" office:value="0.9" calcext:value-type="float">
            <text:p>0,9</text:p>
          </table:table-cell>
          <table:table-cell table:formula="of:=IF(WEEKDAY([.A197];2)&lt; 6; 1; 0) * [.$J$3] *[.D197] *[.$J$7]" office:value-type="float" office:value="0" calcext:value-type="float">
            <text:p>0</text:p>
          </table:table-cell>
          <table:table-cell table:formula="of:=IF(WEEKDAY([.A197];2) = 7; 150; 0)" office:value-type="float" office:value="0" calcext:value-type="float">
            <text:p>0</text:p>
          </table:table-cell>
          <table:table-cell table:formula="of:=[.G196] -[.F197] +[.E197]" office:value-type="float" office:value="27592" calcext:value-type="float">
            <text:p>2759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16" calcext:value-type="date">
            <text:p>16.07.2023</text:p>
          </table:table-cell>
          <table:table-cell table:formula="of:=[.A198]" office:value-type="date" office:date-value="2023-07-16" calcext:value-type="date">
            <text:p>07-16</text:p>
          </table:table-cell>
          <table:table-cell table:style-name="ce1" table:formula="of:=IF([.B198] &lt; DATE(YEAR([.A198]);3;21); &quot;ZIMA&quot;; IF([.B198] &lt; DATE(YEAR([.A198]);6;21);&quot;WIOSNA&quot; ; IF([.B198] &lt; DATE(YEAR([.A198]);9;23); &quot;LATO&quot;; IF([.B198] &lt; DATE(YEAR([.A198]);12;21);&quot;JESIEŃ&quot;; &quot;ZIMA&quot;))))" office:value-type="string" office:string-value="LATO" calcext:value-type="string">
            <text:p>LATO</text:p>
          </table:table-cell>
          <table:table-cell table:formula="of:=IF([.C198] = &quot;ZIMA&quot;; 0.2; IF([.C198] = &quot;WIOSNA&quot;; 0.5; IF([.C198] = &quot;LATO&quot;; 0.9; 0.4)))" office:value-type="float" office:value="0.9" calcext:value-type="float">
            <text:p>0,9</text:p>
          </table:table-cell>
          <table:table-cell table:formula="of:=IF(WEEKDAY([.A198];2)&lt; 6; 1; 0) * [.$J$3] *[.D198] *[.$J$7]" office:value-type="float" office:value="0" calcext:value-type="float">
            <text:p>0</text:p>
          </table:table-cell>
          <table:table-cell table:formula="of:=IF(WEEKDAY([.A198];2) = 7; 150; 0)" office:value-type="float" office:value="150" calcext:value-type="float">
            <text:p>150</text:p>
          </table:table-cell>
          <table:table-cell table:formula="of:=[.G197] -[.F198] +[.E198]" office:value-type="float" office:value="27442" calcext:value-type="float">
            <text:p>2744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17" calcext:value-type="date">
            <text:p>17.07.2023</text:p>
          </table:table-cell>
          <table:table-cell table:formula="of:=[.A199]" office:value-type="date" office:date-value="2023-07-17" calcext:value-type="date">
            <text:p>07-17</text:p>
          </table:table-cell>
          <table:table-cell table:style-name="ce1" table:formula="of:=IF([.B199] &lt; DATE(YEAR([.A199]);3;21); &quot;ZIMA&quot;; IF([.B199] &lt; DATE(YEAR([.A199]);6;21);&quot;WIOSNA&quot; ; IF([.B199] &lt; DATE(YEAR([.A199]);9;23); &quot;LATO&quot;; IF([.B199] &lt; DATE(YEAR([.A199]);12;21);&quot;JESIEŃ&quot;; &quot;ZIMA&quot;))))" office:value-type="string" office:string-value="LATO" calcext:value-type="string">
            <text:p>LATO</text:p>
          </table:table-cell>
          <table:table-cell table:formula="of:=IF([.C199] = &quot;ZIMA&quot;; 0.2; IF([.C199] = &quot;WIOSNA&quot;; 0.5; IF([.C199] = &quot;LATO&quot;; 0.9; 0.4)))" office:value-type="float" office:value="0.9" calcext:value-type="float">
            <text:p>0,9</text:p>
          </table:table-cell>
          <table:table-cell table:formula="of:=IF(WEEKDAY([.A199];2)&lt; 6; 1; 0) * [.$J$3] *[.D199] *[.$J$7]" office:value-type="float" office:value="594" calcext:value-type="float">
            <text:p>594</text:p>
          </table:table-cell>
          <table:table-cell table:formula="of:=IF(WEEKDAY([.A199];2) = 7; 150; 0)" office:value-type="float" office:value="0" calcext:value-type="float">
            <text:p>0</text:p>
          </table:table-cell>
          <table:table-cell table:formula="of:=[.G198] -[.F199] +[.E199]" office:value-type="float" office:value="28036" calcext:value-type="float">
            <text:p>2803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18" calcext:value-type="date">
            <text:p>18.07.2023</text:p>
          </table:table-cell>
          <table:table-cell table:formula="of:=[.A200]" office:value-type="date" office:date-value="2023-07-18" calcext:value-type="date">
            <text:p>07-18</text:p>
          </table:table-cell>
          <table:table-cell table:style-name="ce1" table:formula="of:=IF([.B200] &lt; DATE(YEAR([.A200]);3;21); &quot;ZIMA&quot;; IF([.B200] &lt; DATE(YEAR([.A200]);6;21);&quot;WIOSNA&quot; ; IF([.B200] &lt; DATE(YEAR([.A200]);9;23); &quot;LATO&quot;; IF([.B200] &lt; DATE(YEAR([.A200]);12;21);&quot;JESIEŃ&quot;; &quot;ZIMA&quot;))))" office:value-type="string" office:string-value="LATO" calcext:value-type="string">
            <text:p>LATO</text:p>
          </table:table-cell>
          <table:table-cell table:formula="of:=IF([.C200] = &quot;ZIMA&quot;; 0.2; IF([.C200] = &quot;WIOSNA&quot;; 0.5; IF([.C200] = &quot;LATO&quot;; 0.9; 0.4)))" office:value-type="float" office:value="0.9" calcext:value-type="float">
            <text:p>0,9</text:p>
          </table:table-cell>
          <table:table-cell table:formula="of:=IF(WEEKDAY([.A200];2)&lt; 6; 1; 0) * [.$J$3] *[.D200] *[.$J$7]" office:value-type="float" office:value="594" calcext:value-type="float">
            <text:p>594</text:p>
          </table:table-cell>
          <table:table-cell table:formula="of:=IF(WEEKDAY([.A200];2) = 7; 150; 0)" office:value-type="float" office:value="0" calcext:value-type="float">
            <text:p>0</text:p>
          </table:table-cell>
          <table:table-cell table:formula="of:=[.G199] -[.F200] +[.E200]" office:value-type="float" office:value="28630" calcext:value-type="float">
            <text:p>2863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19" calcext:value-type="date">
            <text:p>19.07.2023</text:p>
          </table:table-cell>
          <table:table-cell table:formula="of:=[.A201]" office:value-type="date" office:date-value="2023-07-19" calcext:value-type="date">
            <text:p>07-19</text:p>
          </table:table-cell>
          <table:table-cell table:style-name="ce1" table:formula="of:=IF([.B201] &lt; DATE(YEAR([.A201]);3;21); &quot;ZIMA&quot;; IF([.B201] &lt; DATE(YEAR([.A201]);6;21);&quot;WIOSNA&quot; ; IF([.B201] &lt; DATE(YEAR([.A201]);9;23); &quot;LATO&quot;; IF([.B201] &lt; DATE(YEAR([.A201]);12;21);&quot;JESIEŃ&quot;; &quot;ZIMA&quot;))))" office:value-type="string" office:string-value="LATO" calcext:value-type="string">
            <text:p>LATO</text:p>
          </table:table-cell>
          <table:table-cell table:formula="of:=IF([.C201] = &quot;ZIMA&quot;; 0.2; IF([.C201] = &quot;WIOSNA&quot;; 0.5; IF([.C201] = &quot;LATO&quot;; 0.9; 0.4)))" office:value-type="float" office:value="0.9" calcext:value-type="float">
            <text:p>0,9</text:p>
          </table:table-cell>
          <table:table-cell table:formula="of:=IF(WEEKDAY([.A201];2)&lt; 6; 1; 0) * [.$J$3] *[.D201] *[.$J$7]" office:value-type="float" office:value="594" calcext:value-type="float">
            <text:p>594</text:p>
          </table:table-cell>
          <table:table-cell table:formula="of:=IF(WEEKDAY([.A201];2) = 7; 150; 0)" office:value-type="float" office:value="0" calcext:value-type="float">
            <text:p>0</text:p>
          </table:table-cell>
          <table:table-cell table:formula="of:=[.G200] -[.F201] +[.E201]" office:value-type="float" office:value="29224" calcext:value-type="float">
            <text:p>2922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20" calcext:value-type="date">
            <text:p>20.07.2023</text:p>
          </table:table-cell>
          <table:table-cell table:formula="of:=[.A202]" office:value-type="date" office:date-value="2023-07-20" calcext:value-type="date">
            <text:p>07-20</text:p>
          </table:table-cell>
          <table:table-cell table:style-name="ce1" table:formula="of:=IF([.B202] &lt; DATE(YEAR([.A202]);3;21); &quot;ZIMA&quot;; IF([.B202] &lt; DATE(YEAR([.A202]);6;21);&quot;WIOSNA&quot; ; IF([.B202] &lt; DATE(YEAR([.A202]);9;23); &quot;LATO&quot;; IF([.B202] &lt; DATE(YEAR([.A202]);12;21);&quot;JESIEŃ&quot;; &quot;ZIMA&quot;))))" office:value-type="string" office:string-value="LATO" calcext:value-type="string">
            <text:p>LATO</text:p>
          </table:table-cell>
          <table:table-cell table:formula="of:=IF([.C202] = &quot;ZIMA&quot;; 0.2; IF([.C202] = &quot;WIOSNA&quot;; 0.5; IF([.C202] = &quot;LATO&quot;; 0.9; 0.4)))" office:value-type="float" office:value="0.9" calcext:value-type="float">
            <text:p>0,9</text:p>
          </table:table-cell>
          <table:table-cell table:formula="of:=IF(WEEKDAY([.A202];2)&lt; 6; 1; 0) * [.$J$3] *[.D202] *[.$J$7]" office:value-type="float" office:value="594" calcext:value-type="float">
            <text:p>594</text:p>
          </table:table-cell>
          <table:table-cell table:formula="of:=IF(WEEKDAY([.A202];2) = 7; 150; 0)" office:value-type="float" office:value="0" calcext:value-type="float">
            <text:p>0</text:p>
          </table:table-cell>
          <table:table-cell table:formula="of:=[.G201] -[.F202] +[.E202]" office:value-type="float" office:value="29818" calcext:value-type="float">
            <text:p>2981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21" calcext:value-type="date">
            <text:p>21.07.2023</text:p>
          </table:table-cell>
          <table:table-cell table:formula="of:=[.A203]" office:value-type="date" office:date-value="2023-07-21" calcext:value-type="date">
            <text:p>07-21</text:p>
          </table:table-cell>
          <table:table-cell table:style-name="ce1" table:formula="of:=IF([.B203] &lt; DATE(YEAR([.A203]);3;21); &quot;ZIMA&quot;; IF([.B203] &lt; DATE(YEAR([.A203]);6;21);&quot;WIOSNA&quot; ; IF([.B203] &lt; DATE(YEAR([.A203]);9;23); &quot;LATO&quot;; IF([.B203] &lt; DATE(YEAR([.A203]);12;21);&quot;JESIEŃ&quot;; &quot;ZIMA&quot;))))" office:value-type="string" office:string-value="LATO" calcext:value-type="string">
            <text:p>LATO</text:p>
          </table:table-cell>
          <table:table-cell table:formula="of:=IF([.C203] = &quot;ZIMA&quot;; 0.2; IF([.C203] = &quot;WIOSNA&quot;; 0.5; IF([.C203] = &quot;LATO&quot;; 0.9; 0.4)))" office:value-type="float" office:value="0.9" calcext:value-type="float">
            <text:p>0,9</text:p>
          </table:table-cell>
          <table:table-cell table:formula="of:=IF(WEEKDAY([.A203];2)&lt; 6; 1; 0) * [.$J$3] *[.D203] *[.$J$7]" office:value-type="float" office:value="594" calcext:value-type="float">
            <text:p>594</text:p>
          </table:table-cell>
          <table:table-cell table:formula="of:=IF(WEEKDAY([.A203];2) = 7; 150; 0)" office:value-type="float" office:value="0" calcext:value-type="float">
            <text:p>0</text:p>
          </table:table-cell>
          <table:table-cell table:formula="of:=[.G202] -[.F203] +[.E203]" office:value-type="float" office:value="30412" calcext:value-type="float">
            <text:p>3041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22" calcext:value-type="date">
            <text:p>22.07.2023</text:p>
          </table:table-cell>
          <table:table-cell table:formula="of:=[.A204]" office:value-type="date" office:date-value="2023-07-22" calcext:value-type="date">
            <text:p>07-22</text:p>
          </table:table-cell>
          <table:table-cell table:style-name="ce1" table:formula="of:=IF([.B204] &lt; DATE(YEAR([.A204]);3;21); &quot;ZIMA&quot;; IF([.B204] &lt; DATE(YEAR([.A204]);6;21);&quot;WIOSNA&quot; ; IF([.B204] &lt; DATE(YEAR([.A204]);9;23); &quot;LATO&quot;; IF([.B204] &lt; DATE(YEAR([.A204]);12;21);&quot;JESIEŃ&quot;; &quot;ZIMA&quot;))))" office:value-type="string" office:string-value="LATO" calcext:value-type="string">
            <text:p>LATO</text:p>
          </table:table-cell>
          <table:table-cell table:formula="of:=IF([.C204] = &quot;ZIMA&quot;; 0.2; IF([.C204] = &quot;WIOSNA&quot;; 0.5; IF([.C204] = &quot;LATO&quot;; 0.9; 0.4)))" office:value-type="float" office:value="0.9" calcext:value-type="float">
            <text:p>0,9</text:p>
          </table:table-cell>
          <table:table-cell table:formula="of:=IF(WEEKDAY([.A204];2)&lt; 6; 1; 0) * [.$J$3] *[.D204] *[.$J$7]" office:value-type="float" office:value="0" calcext:value-type="float">
            <text:p>0</text:p>
          </table:table-cell>
          <table:table-cell table:formula="of:=IF(WEEKDAY([.A204];2) = 7; 150; 0)" office:value-type="float" office:value="0" calcext:value-type="float">
            <text:p>0</text:p>
          </table:table-cell>
          <table:table-cell table:formula="of:=[.G203] -[.F204] +[.E204]" office:value-type="float" office:value="30412" calcext:value-type="float">
            <text:p>3041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23" calcext:value-type="date">
            <text:p>23.07.2023</text:p>
          </table:table-cell>
          <table:table-cell table:formula="of:=[.A205]" office:value-type="date" office:date-value="2023-07-23" calcext:value-type="date">
            <text:p>07-23</text:p>
          </table:table-cell>
          <table:table-cell table:style-name="ce1" table:formula="of:=IF([.B205] &lt; DATE(YEAR([.A205]);3;21); &quot;ZIMA&quot;; IF([.B205] &lt; DATE(YEAR([.A205]);6;21);&quot;WIOSNA&quot; ; IF([.B205] &lt; DATE(YEAR([.A205]);9;23); &quot;LATO&quot;; IF([.B205] &lt; DATE(YEAR([.A205]);12;21);&quot;JESIEŃ&quot;; &quot;ZIMA&quot;))))" office:value-type="string" office:string-value="LATO" calcext:value-type="string">
            <text:p>LATO</text:p>
          </table:table-cell>
          <table:table-cell table:formula="of:=IF([.C205] = &quot;ZIMA&quot;; 0.2; IF([.C205] = &quot;WIOSNA&quot;; 0.5; IF([.C205] = &quot;LATO&quot;; 0.9; 0.4)))" office:value-type="float" office:value="0.9" calcext:value-type="float">
            <text:p>0,9</text:p>
          </table:table-cell>
          <table:table-cell table:formula="of:=IF(WEEKDAY([.A205];2)&lt; 6; 1; 0) * [.$J$3] *[.D205] *[.$J$7]" office:value-type="float" office:value="0" calcext:value-type="float">
            <text:p>0</text:p>
          </table:table-cell>
          <table:table-cell table:formula="of:=IF(WEEKDAY([.A205];2) = 7; 150; 0)" office:value-type="float" office:value="150" calcext:value-type="float">
            <text:p>150</text:p>
          </table:table-cell>
          <table:table-cell table:formula="of:=[.G204] -[.F205] +[.E205]" office:value-type="float" office:value="30262" calcext:value-type="float">
            <text:p>3026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24" calcext:value-type="date">
            <text:p>24.07.2023</text:p>
          </table:table-cell>
          <table:table-cell table:formula="of:=[.A206]" office:value-type="date" office:date-value="2023-07-24" calcext:value-type="date">
            <text:p>07-24</text:p>
          </table:table-cell>
          <table:table-cell table:style-name="ce1" table:formula="of:=IF([.B206] &lt; DATE(YEAR([.A206]);3;21); &quot;ZIMA&quot;; IF([.B206] &lt; DATE(YEAR([.A206]);6;21);&quot;WIOSNA&quot; ; IF([.B206] &lt; DATE(YEAR([.A206]);9;23); &quot;LATO&quot;; IF([.B206] &lt; DATE(YEAR([.A206]);12;21);&quot;JESIEŃ&quot;; &quot;ZIMA&quot;))))" office:value-type="string" office:string-value="LATO" calcext:value-type="string">
            <text:p>LATO</text:p>
          </table:table-cell>
          <table:table-cell table:formula="of:=IF([.C206] = &quot;ZIMA&quot;; 0.2; IF([.C206] = &quot;WIOSNA&quot;; 0.5; IF([.C206] = &quot;LATO&quot;; 0.9; 0.4)))" office:value-type="float" office:value="0.9" calcext:value-type="float">
            <text:p>0,9</text:p>
          </table:table-cell>
          <table:table-cell table:formula="of:=IF(WEEKDAY([.A206];2)&lt; 6; 1; 0) * [.$J$3] *[.D206] *[.$J$7]" office:value-type="float" office:value="594" calcext:value-type="float">
            <text:p>594</text:p>
          </table:table-cell>
          <table:table-cell table:formula="of:=IF(WEEKDAY([.A206];2) = 7; 150; 0)" office:value-type="float" office:value="0" calcext:value-type="float">
            <text:p>0</text:p>
          </table:table-cell>
          <table:table-cell table:formula="of:=[.G205] -[.F206] +[.E206]" office:value-type="float" office:value="30856" calcext:value-type="float">
            <text:p>3085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25" calcext:value-type="date">
            <text:p>25.07.2023</text:p>
          </table:table-cell>
          <table:table-cell table:formula="of:=[.A207]" office:value-type="date" office:date-value="2023-07-25" calcext:value-type="date">
            <text:p>07-25</text:p>
          </table:table-cell>
          <table:table-cell table:style-name="ce1" table:formula="of:=IF([.B207] &lt; DATE(YEAR([.A207]);3;21); &quot;ZIMA&quot;; IF([.B207] &lt; DATE(YEAR([.A207]);6;21);&quot;WIOSNA&quot; ; IF([.B207] &lt; DATE(YEAR([.A207]);9;23); &quot;LATO&quot;; IF([.B207] &lt; DATE(YEAR([.A207]);12;21);&quot;JESIEŃ&quot;; &quot;ZIMA&quot;))))" office:value-type="string" office:string-value="LATO" calcext:value-type="string">
            <text:p>LATO</text:p>
          </table:table-cell>
          <table:table-cell table:formula="of:=IF([.C207] = &quot;ZIMA&quot;; 0.2; IF([.C207] = &quot;WIOSNA&quot;; 0.5; IF([.C207] = &quot;LATO&quot;; 0.9; 0.4)))" office:value-type="float" office:value="0.9" calcext:value-type="float">
            <text:p>0,9</text:p>
          </table:table-cell>
          <table:table-cell table:formula="of:=IF(WEEKDAY([.A207];2)&lt; 6; 1; 0) * [.$J$3] *[.D207] *[.$J$7]" office:value-type="float" office:value="594" calcext:value-type="float">
            <text:p>594</text:p>
          </table:table-cell>
          <table:table-cell table:formula="of:=IF(WEEKDAY([.A207];2) = 7; 150; 0)" office:value-type="float" office:value="0" calcext:value-type="float">
            <text:p>0</text:p>
          </table:table-cell>
          <table:table-cell table:formula="of:=[.G206] -[.F207] +[.E207]" office:value-type="float" office:value="31450" calcext:value-type="float">
            <text:p>314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26" calcext:value-type="date">
            <text:p>26.07.2023</text:p>
          </table:table-cell>
          <table:table-cell table:formula="of:=[.A208]" office:value-type="date" office:date-value="2023-07-26" calcext:value-type="date">
            <text:p>07-26</text:p>
          </table:table-cell>
          <table:table-cell table:style-name="ce1" table:formula="of:=IF([.B208] &lt; DATE(YEAR([.A208]);3;21); &quot;ZIMA&quot;; IF([.B208] &lt; DATE(YEAR([.A208]);6;21);&quot;WIOSNA&quot; ; IF([.B208] &lt; DATE(YEAR([.A208]);9;23); &quot;LATO&quot;; IF([.B208] &lt; DATE(YEAR([.A208]);12;21);&quot;JESIEŃ&quot;; &quot;ZIMA&quot;))))" office:value-type="string" office:string-value="LATO" calcext:value-type="string">
            <text:p>LATO</text:p>
          </table:table-cell>
          <table:table-cell table:formula="of:=IF([.C208] = &quot;ZIMA&quot;; 0.2; IF([.C208] = &quot;WIOSNA&quot;; 0.5; IF([.C208] = &quot;LATO&quot;; 0.9; 0.4)))" office:value-type="float" office:value="0.9" calcext:value-type="float">
            <text:p>0,9</text:p>
          </table:table-cell>
          <table:table-cell table:formula="of:=IF(WEEKDAY([.A208];2)&lt; 6; 1; 0) * [.$J$3] *[.D208] *[.$J$7]" office:value-type="float" office:value="594" calcext:value-type="float">
            <text:p>594</text:p>
          </table:table-cell>
          <table:table-cell table:formula="of:=IF(WEEKDAY([.A208];2) = 7; 150; 0)" office:value-type="float" office:value="0" calcext:value-type="float">
            <text:p>0</text:p>
          </table:table-cell>
          <table:table-cell table:formula="of:=[.G207] -[.F208] +[.E208]" office:value-type="float" office:value="32044" calcext:value-type="float">
            <text:p>3204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27" calcext:value-type="date">
            <text:p>27.07.2023</text:p>
          </table:table-cell>
          <table:table-cell table:formula="of:=[.A209]" office:value-type="date" office:date-value="2023-07-27" calcext:value-type="date">
            <text:p>07-27</text:p>
          </table:table-cell>
          <table:table-cell table:style-name="ce1" table:formula="of:=IF([.B209] &lt; DATE(YEAR([.A209]);3;21); &quot;ZIMA&quot;; IF([.B209] &lt; DATE(YEAR([.A209]);6;21);&quot;WIOSNA&quot; ; IF([.B209] &lt; DATE(YEAR([.A209]);9;23); &quot;LATO&quot;; IF([.B209] &lt; DATE(YEAR([.A209]);12;21);&quot;JESIEŃ&quot;; &quot;ZIMA&quot;))))" office:value-type="string" office:string-value="LATO" calcext:value-type="string">
            <text:p>LATO</text:p>
          </table:table-cell>
          <table:table-cell table:formula="of:=IF([.C209] = &quot;ZIMA&quot;; 0.2; IF([.C209] = &quot;WIOSNA&quot;; 0.5; IF([.C209] = &quot;LATO&quot;; 0.9; 0.4)))" office:value-type="float" office:value="0.9" calcext:value-type="float">
            <text:p>0,9</text:p>
          </table:table-cell>
          <table:table-cell table:formula="of:=IF(WEEKDAY([.A209];2)&lt; 6; 1; 0) * [.$J$3] *[.D209] *[.$J$7]" office:value-type="float" office:value="594" calcext:value-type="float">
            <text:p>594</text:p>
          </table:table-cell>
          <table:table-cell table:formula="of:=IF(WEEKDAY([.A209];2) = 7; 150; 0)" office:value-type="float" office:value="0" calcext:value-type="float">
            <text:p>0</text:p>
          </table:table-cell>
          <table:table-cell table:formula="of:=[.G208] -[.F209] +[.E209]" office:value-type="float" office:value="32638" calcext:value-type="float">
            <text:p>3263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28" calcext:value-type="date">
            <text:p>28.07.2023</text:p>
          </table:table-cell>
          <table:table-cell table:formula="of:=[.A210]" office:value-type="date" office:date-value="2023-07-28" calcext:value-type="date">
            <text:p>07-28</text:p>
          </table:table-cell>
          <table:table-cell table:style-name="ce1" table:formula="of:=IF([.B210] &lt; DATE(YEAR([.A210]);3;21); &quot;ZIMA&quot;; IF([.B210] &lt; DATE(YEAR([.A210]);6;21);&quot;WIOSNA&quot; ; IF([.B210] &lt; DATE(YEAR([.A210]);9;23); &quot;LATO&quot;; IF([.B210] &lt; DATE(YEAR([.A210]);12;21);&quot;JESIEŃ&quot;; &quot;ZIMA&quot;))))" office:value-type="string" office:string-value="LATO" calcext:value-type="string">
            <text:p>LATO</text:p>
          </table:table-cell>
          <table:table-cell table:formula="of:=IF([.C210] = &quot;ZIMA&quot;; 0.2; IF([.C210] = &quot;WIOSNA&quot;; 0.5; IF([.C210] = &quot;LATO&quot;; 0.9; 0.4)))" office:value-type="float" office:value="0.9" calcext:value-type="float">
            <text:p>0,9</text:p>
          </table:table-cell>
          <table:table-cell table:formula="of:=IF(WEEKDAY([.A210];2)&lt; 6; 1; 0) * [.$J$3] *[.D210] *[.$J$7]" office:value-type="float" office:value="594" calcext:value-type="float">
            <text:p>594</text:p>
          </table:table-cell>
          <table:table-cell table:formula="of:=IF(WEEKDAY([.A210];2) = 7; 150; 0)" office:value-type="float" office:value="0" calcext:value-type="float">
            <text:p>0</text:p>
          </table:table-cell>
          <table:table-cell table:formula="of:=[.G209] -[.F210] +[.E210]" office:value-type="float" office:value="33232" calcext:value-type="float">
            <text:p>3323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29" calcext:value-type="date">
            <text:p>29.07.2023</text:p>
          </table:table-cell>
          <table:table-cell table:formula="of:=[.A211]" office:value-type="date" office:date-value="2023-07-29" calcext:value-type="date">
            <text:p>07-29</text:p>
          </table:table-cell>
          <table:table-cell table:style-name="ce1" table:formula="of:=IF([.B211] &lt; DATE(YEAR([.A211]);3;21); &quot;ZIMA&quot;; IF([.B211] &lt; DATE(YEAR([.A211]);6;21);&quot;WIOSNA&quot; ; IF([.B211] &lt; DATE(YEAR([.A211]);9;23); &quot;LATO&quot;; IF([.B211] &lt; DATE(YEAR([.A211]);12;21);&quot;JESIEŃ&quot;; &quot;ZIMA&quot;))))" office:value-type="string" office:string-value="LATO" calcext:value-type="string">
            <text:p>LATO</text:p>
          </table:table-cell>
          <table:table-cell table:formula="of:=IF([.C211] = &quot;ZIMA&quot;; 0.2; IF([.C211] = &quot;WIOSNA&quot;; 0.5; IF([.C211] = &quot;LATO&quot;; 0.9; 0.4)))" office:value-type="float" office:value="0.9" calcext:value-type="float">
            <text:p>0,9</text:p>
          </table:table-cell>
          <table:table-cell table:formula="of:=IF(WEEKDAY([.A211];2)&lt; 6; 1; 0) * [.$J$3] *[.D211] *[.$J$7]" office:value-type="float" office:value="0" calcext:value-type="float">
            <text:p>0</text:p>
          </table:table-cell>
          <table:table-cell table:formula="of:=IF(WEEKDAY([.A211];2) = 7; 150; 0)" office:value-type="float" office:value="0" calcext:value-type="float">
            <text:p>0</text:p>
          </table:table-cell>
          <table:table-cell table:formula="of:=[.G210] -[.F211] +[.E211]" office:value-type="float" office:value="33232" calcext:value-type="float">
            <text:p>3323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30" calcext:value-type="date">
            <text:p>30.07.2023</text:p>
          </table:table-cell>
          <table:table-cell table:formula="of:=[.A212]" office:value-type="date" office:date-value="2023-07-30" calcext:value-type="date">
            <text:p>07-30</text:p>
          </table:table-cell>
          <table:table-cell table:style-name="ce1" table:formula="of:=IF([.B212] &lt; DATE(YEAR([.A212]);3;21); &quot;ZIMA&quot;; IF([.B212] &lt; DATE(YEAR([.A212]);6;21);&quot;WIOSNA&quot; ; IF([.B212] &lt; DATE(YEAR([.A212]);9;23); &quot;LATO&quot;; IF([.B212] &lt; DATE(YEAR([.A212]);12;21);&quot;JESIEŃ&quot;; &quot;ZIMA&quot;))))" office:value-type="string" office:string-value="LATO" calcext:value-type="string">
            <text:p>LATO</text:p>
          </table:table-cell>
          <table:table-cell table:formula="of:=IF([.C212] = &quot;ZIMA&quot;; 0.2; IF([.C212] = &quot;WIOSNA&quot;; 0.5; IF([.C212] = &quot;LATO&quot;; 0.9; 0.4)))" office:value-type="float" office:value="0.9" calcext:value-type="float">
            <text:p>0,9</text:p>
          </table:table-cell>
          <table:table-cell table:formula="of:=IF(WEEKDAY([.A212];2)&lt; 6; 1; 0) * [.$J$3] *[.D212] *[.$J$7]" office:value-type="float" office:value="0" calcext:value-type="float">
            <text:p>0</text:p>
          </table:table-cell>
          <table:table-cell table:formula="of:=IF(WEEKDAY([.A212];2) = 7; 150; 0)" office:value-type="float" office:value="150" calcext:value-type="float">
            <text:p>150</text:p>
          </table:table-cell>
          <table:table-cell table:formula="of:=[.G211] -[.F212] +[.E212]" office:value-type="float" office:value="33082" calcext:value-type="float">
            <text:p>3308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31" calcext:value-type="date">
            <text:p>31.07.2023</text:p>
          </table:table-cell>
          <table:table-cell table:formula="of:=[.A213]" office:value-type="date" office:date-value="2023-07-31" calcext:value-type="date">
            <text:p>07-31</text:p>
          </table:table-cell>
          <table:table-cell table:style-name="ce1" table:formula="of:=IF([.B213] &lt; DATE(YEAR([.A213]);3;21); &quot;ZIMA&quot;; IF([.B213] &lt; DATE(YEAR([.A213]);6;21);&quot;WIOSNA&quot; ; IF([.B213] &lt; DATE(YEAR([.A213]);9;23); &quot;LATO&quot;; IF([.B213] &lt; DATE(YEAR([.A213]);12;21);&quot;JESIEŃ&quot;; &quot;ZIMA&quot;))))" office:value-type="string" office:string-value="LATO" calcext:value-type="string">
            <text:p>LATO</text:p>
          </table:table-cell>
          <table:table-cell table:formula="of:=IF([.C213] = &quot;ZIMA&quot;; 0.2; IF([.C213] = &quot;WIOSNA&quot;; 0.5; IF([.C213] = &quot;LATO&quot;; 0.9; 0.4)))" office:value-type="float" office:value="0.9" calcext:value-type="float">
            <text:p>0,9</text:p>
          </table:table-cell>
          <table:table-cell table:formula="of:=IF(WEEKDAY([.A213];2)&lt; 6; 1; 0) * [.$J$3] *[.D213] *[.$J$7]" office:value-type="float" office:value="594" calcext:value-type="float">
            <text:p>594</text:p>
          </table:table-cell>
          <table:table-cell table:formula="of:=IF(WEEKDAY([.A213];2) = 7; 150; 0)" office:value-type="float" office:value="0" calcext:value-type="float">
            <text:p>0</text:p>
          </table:table-cell>
          <table:table-cell table:formula="of:=[.G212] -[.F213] +[.E213]" office:value-type="float" office:value="33676" calcext:value-type="float">
            <text:p>3367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01" calcext:value-type="date">
            <text:p>1.08.2023</text:p>
          </table:table-cell>
          <table:table-cell table:formula="of:=[.A214]" office:value-type="date" office:date-value="2023-08-01" calcext:value-type="date">
            <text:p>08-01</text:p>
          </table:table-cell>
          <table:table-cell table:style-name="ce1" table:formula="of:=IF([.B214] &lt; DATE(YEAR([.A214]);3;21); &quot;ZIMA&quot;; IF([.B214] &lt; DATE(YEAR([.A214]);6;21);&quot;WIOSNA&quot; ; IF([.B214] &lt; DATE(YEAR([.A214]);9;23); &quot;LATO&quot;; IF([.B214] &lt; DATE(YEAR([.A214]);12;21);&quot;JESIEŃ&quot;; &quot;ZIMA&quot;))))" office:value-type="string" office:string-value="LATO" calcext:value-type="string">
            <text:p>LATO</text:p>
          </table:table-cell>
          <table:table-cell table:formula="of:=IF([.C214] = &quot;ZIMA&quot;; 0.2; IF([.C214] = &quot;WIOSNA&quot;; 0.5; IF([.C214] = &quot;LATO&quot;; 0.9; 0.4)))" office:value-type="float" office:value="0.9" calcext:value-type="float">
            <text:p>0,9</text:p>
          </table:table-cell>
          <table:table-cell table:formula="of:=IF(WEEKDAY([.A214];2)&lt; 6; 1; 0) * [.$J$3] *[.D214] *[.$J$7]" office:value-type="float" office:value="594" calcext:value-type="float">
            <text:p>594</text:p>
          </table:table-cell>
          <table:table-cell table:formula="of:=IF(WEEKDAY([.A214];2) = 7; 150; 0)" office:value-type="float" office:value="0" calcext:value-type="float">
            <text:p>0</text:p>
          </table:table-cell>
          <table:table-cell table:formula="of:=[.G213] -[.F214] +[.E214]" office:value-type="float" office:value="34270" calcext:value-type="float">
            <text:p>342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02" calcext:value-type="date">
            <text:p>2.08.2023</text:p>
          </table:table-cell>
          <table:table-cell table:formula="of:=[.A215]" office:value-type="date" office:date-value="2023-08-02" calcext:value-type="date">
            <text:p>08-02</text:p>
          </table:table-cell>
          <table:table-cell table:style-name="ce1" table:formula="of:=IF([.B215] &lt; DATE(YEAR([.A215]);3;21); &quot;ZIMA&quot;; IF([.B215] &lt; DATE(YEAR([.A215]);6;21);&quot;WIOSNA&quot; ; IF([.B215] &lt; DATE(YEAR([.A215]);9;23); &quot;LATO&quot;; IF([.B215] &lt; DATE(YEAR([.A215]);12;21);&quot;JESIEŃ&quot;; &quot;ZIMA&quot;))))" office:value-type="string" office:string-value="LATO" calcext:value-type="string">
            <text:p>LATO</text:p>
          </table:table-cell>
          <table:table-cell table:formula="of:=IF([.C215] = &quot;ZIMA&quot;; 0.2; IF([.C215] = &quot;WIOSNA&quot;; 0.5; IF([.C215] = &quot;LATO&quot;; 0.9; 0.4)))" office:value-type="float" office:value="0.9" calcext:value-type="float">
            <text:p>0,9</text:p>
          </table:table-cell>
          <table:table-cell table:formula="of:=IF(WEEKDAY([.A215];2)&lt; 6; 1; 0) * [.$J$3] *[.D215] *[.$J$7]" office:value-type="float" office:value="594" calcext:value-type="float">
            <text:p>594</text:p>
          </table:table-cell>
          <table:table-cell table:formula="of:=IF(WEEKDAY([.A215];2) = 7; 150; 0)" office:value-type="float" office:value="0" calcext:value-type="float">
            <text:p>0</text:p>
          </table:table-cell>
          <table:table-cell table:formula="of:=[.G214] -[.F215] +[.E215]" office:value-type="float" office:value="34864" calcext:value-type="float">
            <text:p>348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03" calcext:value-type="date">
            <text:p>3.08.2023</text:p>
          </table:table-cell>
          <table:table-cell table:formula="of:=[.A216]" office:value-type="date" office:date-value="2023-08-03" calcext:value-type="date">
            <text:p>08-03</text:p>
          </table:table-cell>
          <table:table-cell table:style-name="ce1" table:formula="of:=IF([.B216] &lt; DATE(YEAR([.A216]);3;21); &quot;ZIMA&quot;; IF([.B216] &lt; DATE(YEAR([.A216]);6;21);&quot;WIOSNA&quot; ; IF([.B216] &lt; DATE(YEAR([.A216]);9;23); &quot;LATO&quot;; IF([.B216] &lt; DATE(YEAR([.A216]);12;21);&quot;JESIEŃ&quot;; &quot;ZIMA&quot;))))" office:value-type="string" office:string-value="LATO" calcext:value-type="string">
            <text:p>LATO</text:p>
          </table:table-cell>
          <table:table-cell table:formula="of:=IF([.C216] = &quot;ZIMA&quot;; 0.2; IF([.C216] = &quot;WIOSNA&quot;; 0.5; IF([.C216] = &quot;LATO&quot;; 0.9; 0.4)))" office:value-type="float" office:value="0.9" calcext:value-type="float">
            <text:p>0,9</text:p>
          </table:table-cell>
          <table:table-cell table:formula="of:=IF(WEEKDAY([.A216];2)&lt; 6; 1; 0) * [.$J$3] *[.D216] *[.$J$7]" office:value-type="float" office:value="594" calcext:value-type="float">
            <text:p>594</text:p>
          </table:table-cell>
          <table:table-cell table:formula="of:=IF(WEEKDAY([.A216];2) = 7; 150; 0)" office:value-type="float" office:value="0" calcext:value-type="float">
            <text:p>0</text:p>
          </table:table-cell>
          <table:table-cell table:formula="of:=[.G215] -[.F216] +[.E216]" office:value-type="float" office:value="35458" calcext:value-type="float">
            <text:p>3545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04" calcext:value-type="date">
            <text:p>4.08.2023</text:p>
          </table:table-cell>
          <table:table-cell table:formula="of:=[.A217]" office:value-type="date" office:date-value="2023-08-04" calcext:value-type="date">
            <text:p>08-04</text:p>
          </table:table-cell>
          <table:table-cell table:style-name="ce1" table:formula="of:=IF([.B217] &lt; DATE(YEAR([.A217]);3;21); &quot;ZIMA&quot;; IF([.B217] &lt; DATE(YEAR([.A217]);6;21);&quot;WIOSNA&quot; ; IF([.B217] &lt; DATE(YEAR([.A217]);9;23); &quot;LATO&quot;; IF([.B217] &lt; DATE(YEAR([.A217]);12;21);&quot;JESIEŃ&quot;; &quot;ZIMA&quot;))))" office:value-type="string" office:string-value="LATO" calcext:value-type="string">
            <text:p>LATO</text:p>
          </table:table-cell>
          <table:table-cell table:formula="of:=IF([.C217] = &quot;ZIMA&quot;; 0.2; IF([.C217] = &quot;WIOSNA&quot;; 0.5; IF([.C217] = &quot;LATO&quot;; 0.9; 0.4)))" office:value-type="float" office:value="0.9" calcext:value-type="float">
            <text:p>0,9</text:p>
          </table:table-cell>
          <table:table-cell table:formula="of:=IF(WEEKDAY([.A217];2)&lt; 6; 1; 0) * [.$J$3] *[.D217] *[.$J$7]" office:value-type="float" office:value="594" calcext:value-type="float">
            <text:p>594</text:p>
          </table:table-cell>
          <table:table-cell table:formula="of:=IF(WEEKDAY([.A217];2) = 7; 150; 0)" office:value-type="float" office:value="0" calcext:value-type="float">
            <text:p>0</text:p>
          </table:table-cell>
          <table:table-cell table:formula="of:=[.G216] -[.F217] +[.E217]" office:value-type="float" office:value="36052" calcext:value-type="float">
            <text:p>3605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05" calcext:value-type="date">
            <text:p>5.08.2023</text:p>
          </table:table-cell>
          <table:table-cell table:formula="of:=[.A218]" office:value-type="date" office:date-value="2023-08-05" calcext:value-type="date">
            <text:p>08-05</text:p>
          </table:table-cell>
          <table:table-cell table:style-name="ce1" table:formula="of:=IF([.B218] &lt; DATE(YEAR([.A218]);3;21); &quot;ZIMA&quot;; IF([.B218] &lt; DATE(YEAR([.A218]);6;21);&quot;WIOSNA&quot; ; IF([.B218] &lt; DATE(YEAR([.A218]);9;23); &quot;LATO&quot;; IF([.B218] &lt; DATE(YEAR([.A218]);12;21);&quot;JESIEŃ&quot;; &quot;ZIMA&quot;))))" office:value-type="string" office:string-value="LATO" calcext:value-type="string">
            <text:p>LATO</text:p>
          </table:table-cell>
          <table:table-cell table:formula="of:=IF([.C218] = &quot;ZIMA&quot;; 0.2; IF([.C218] = &quot;WIOSNA&quot;; 0.5; IF([.C218] = &quot;LATO&quot;; 0.9; 0.4)))" office:value-type="float" office:value="0.9" calcext:value-type="float">
            <text:p>0,9</text:p>
          </table:table-cell>
          <table:table-cell table:formula="of:=IF(WEEKDAY([.A218];2)&lt; 6; 1; 0) * [.$J$3] *[.D218] *[.$J$7]" office:value-type="float" office:value="0" calcext:value-type="float">
            <text:p>0</text:p>
          </table:table-cell>
          <table:table-cell table:formula="of:=IF(WEEKDAY([.A218];2) = 7; 150; 0)" office:value-type="float" office:value="0" calcext:value-type="float">
            <text:p>0</text:p>
          </table:table-cell>
          <table:table-cell table:formula="of:=[.G217] -[.F218] +[.E218]" office:value-type="float" office:value="36052" calcext:value-type="float">
            <text:p>3605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06" calcext:value-type="date">
            <text:p>6.08.2023</text:p>
          </table:table-cell>
          <table:table-cell table:formula="of:=[.A219]" office:value-type="date" office:date-value="2023-08-06" calcext:value-type="date">
            <text:p>08-06</text:p>
          </table:table-cell>
          <table:table-cell table:style-name="ce1" table:formula="of:=IF([.B219] &lt; DATE(YEAR([.A219]);3;21); &quot;ZIMA&quot;; IF([.B219] &lt; DATE(YEAR([.A219]);6;21);&quot;WIOSNA&quot; ; IF([.B219] &lt; DATE(YEAR([.A219]);9;23); &quot;LATO&quot;; IF([.B219] &lt; DATE(YEAR([.A219]);12;21);&quot;JESIEŃ&quot;; &quot;ZIMA&quot;))))" office:value-type="string" office:string-value="LATO" calcext:value-type="string">
            <text:p>LATO</text:p>
          </table:table-cell>
          <table:table-cell table:formula="of:=IF([.C219] = &quot;ZIMA&quot;; 0.2; IF([.C219] = &quot;WIOSNA&quot;; 0.5; IF([.C219] = &quot;LATO&quot;; 0.9; 0.4)))" office:value-type="float" office:value="0.9" calcext:value-type="float">
            <text:p>0,9</text:p>
          </table:table-cell>
          <table:table-cell table:formula="of:=IF(WEEKDAY([.A219];2)&lt; 6; 1; 0) * [.$J$3] *[.D219] *[.$J$7]" office:value-type="float" office:value="0" calcext:value-type="float">
            <text:p>0</text:p>
          </table:table-cell>
          <table:table-cell table:formula="of:=IF(WEEKDAY([.A219];2) = 7; 150; 0)" office:value-type="float" office:value="150" calcext:value-type="float">
            <text:p>150</text:p>
          </table:table-cell>
          <table:table-cell table:formula="of:=[.G218] -[.F219] +[.E219]" office:value-type="float" office:value="35902" calcext:value-type="float">
            <text:p>3590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07" calcext:value-type="date">
            <text:p>7.08.2023</text:p>
          </table:table-cell>
          <table:table-cell table:formula="of:=[.A220]" office:value-type="date" office:date-value="2023-08-07" calcext:value-type="date">
            <text:p>08-07</text:p>
          </table:table-cell>
          <table:table-cell table:style-name="ce1" table:formula="of:=IF([.B220] &lt; DATE(YEAR([.A220]);3;21); &quot;ZIMA&quot;; IF([.B220] &lt; DATE(YEAR([.A220]);6;21);&quot;WIOSNA&quot; ; IF([.B220] &lt; DATE(YEAR([.A220]);9;23); &quot;LATO&quot;; IF([.B220] &lt; DATE(YEAR([.A220]);12;21);&quot;JESIEŃ&quot;; &quot;ZIMA&quot;))))" office:value-type="string" office:string-value="LATO" calcext:value-type="string">
            <text:p>LATO</text:p>
          </table:table-cell>
          <table:table-cell table:formula="of:=IF([.C220] = &quot;ZIMA&quot;; 0.2; IF([.C220] = &quot;WIOSNA&quot;; 0.5; IF([.C220] = &quot;LATO&quot;; 0.9; 0.4)))" office:value-type="float" office:value="0.9" calcext:value-type="float">
            <text:p>0,9</text:p>
          </table:table-cell>
          <table:table-cell table:formula="of:=IF(WEEKDAY([.A220];2)&lt; 6; 1; 0) * [.$J$3] *[.D220] *[.$J$7]" office:value-type="float" office:value="594" calcext:value-type="float">
            <text:p>594</text:p>
          </table:table-cell>
          <table:table-cell table:formula="of:=IF(WEEKDAY([.A220];2) = 7; 150; 0)" office:value-type="float" office:value="0" calcext:value-type="float">
            <text:p>0</text:p>
          </table:table-cell>
          <table:table-cell table:formula="of:=[.G219] -[.F220] +[.E220]" office:value-type="float" office:value="36496" calcext:value-type="float">
            <text:p>3649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08" calcext:value-type="date">
            <text:p>8.08.2023</text:p>
          </table:table-cell>
          <table:table-cell table:formula="of:=[.A221]" office:value-type="date" office:date-value="2023-08-08" calcext:value-type="date">
            <text:p>08-08</text:p>
          </table:table-cell>
          <table:table-cell table:style-name="ce1" table:formula="of:=IF([.B221] &lt; DATE(YEAR([.A221]);3;21); &quot;ZIMA&quot;; IF([.B221] &lt; DATE(YEAR([.A221]);6;21);&quot;WIOSNA&quot; ; IF([.B221] &lt; DATE(YEAR([.A221]);9;23); &quot;LATO&quot;; IF([.B221] &lt; DATE(YEAR([.A221]);12;21);&quot;JESIEŃ&quot;; &quot;ZIMA&quot;))))" office:value-type="string" office:string-value="LATO" calcext:value-type="string">
            <text:p>LATO</text:p>
          </table:table-cell>
          <table:table-cell table:formula="of:=IF([.C221] = &quot;ZIMA&quot;; 0.2; IF([.C221] = &quot;WIOSNA&quot;; 0.5; IF([.C221] = &quot;LATO&quot;; 0.9; 0.4)))" office:value-type="float" office:value="0.9" calcext:value-type="float">
            <text:p>0,9</text:p>
          </table:table-cell>
          <table:table-cell table:formula="of:=IF(WEEKDAY([.A221];2)&lt; 6; 1; 0) * [.$J$3] *[.D221] *[.$J$7]" office:value-type="float" office:value="594" calcext:value-type="float">
            <text:p>594</text:p>
          </table:table-cell>
          <table:table-cell table:formula="of:=IF(WEEKDAY([.A221];2) = 7; 150; 0)" office:value-type="float" office:value="0" calcext:value-type="float">
            <text:p>0</text:p>
          </table:table-cell>
          <table:table-cell table:formula="of:=[.G220] -[.F221] +[.E221]" office:value-type="float" office:value="37090" calcext:value-type="float">
            <text:p>370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09" calcext:value-type="date">
            <text:p>9.08.2023</text:p>
          </table:table-cell>
          <table:table-cell table:formula="of:=[.A222]" office:value-type="date" office:date-value="2023-08-09" calcext:value-type="date">
            <text:p>08-09</text:p>
          </table:table-cell>
          <table:table-cell table:style-name="ce1" table:formula="of:=IF([.B222] &lt; DATE(YEAR([.A222]);3;21); &quot;ZIMA&quot;; IF([.B222] &lt; DATE(YEAR([.A222]);6;21);&quot;WIOSNA&quot; ; IF([.B222] &lt; DATE(YEAR([.A222]);9;23); &quot;LATO&quot;; IF([.B222] &lt; DATE(YEAR([.A222]);12;21);&quot;JESIEŃ&quot;; &quot;ZIMA&quot;))))" office:value-type="string" office:string-value="LATO" calcext:value-type="string">
            <text:p>LATO</text:p>
          </table:table-cell>
          <table:table-cell table:formula="of:=IF([.C222] = &quot;ZIMA&quot;; 0.2; IF([.C222] = &quot;WIOSNA&quot;; 0.5; IF([.C222] = &quot;LATO&quot;; 0.9; 0.4)))" office:value-type="float" office:value="0.9" calcext:value-type="float">
            <text:p>0,9</text:p>
          </table:table-cell>
          <table:table-cell table:formula="of:=IF(WEEKDAY([.A222];2)&lt; 6; 1; 0) * [.$J$3] *[.D222] *[.$J$7]" office:value-type="float" office:value="594" calcext:value-type="float">
            <text:p>594</text:p>
          </table:table-cell>
          <table:table-cell table:formula="of:=IF(WEEKDAY([.A222];2) = 7; 150; 0)" office:value-type="float" office:value="0" calcext:value-type="float">
            <text:p>0</text:p>
          </table:table-cell>
          <table:table-cell table:formula="of:=[.G221] -[.F222] +[.E222]" office:value-type="float" office:value="37684" calcext:value-type="float">
            <text:p>3768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10" calcext:value-type="date">
            <text:p>10.08.2023</text:p>
          </table:table-cell>
          <table:table-cell table:formula="of:=[.A223]" office:value-type="date" office:date-value="2023-08-10" calcext:value-type="date">
            <text:p>08-10</text:p>
          </table:table-cell>
          <table:table-cell table:style-name="ce1" table:formula="of:=IF([.B223] &lt; DATE(YEAR([.A223]);3;21); &quot;ZIMA&quot;; IF([.B223] &lt; DATE(YEAR([.A223]);6;21);&quot;WIOSNA&quot; ; IF([.B223] &lt; DATE(YEAR([.A223]);9;23); &quot;LATO&quot;; IF([.B223] &lt; DATE(YEAR([.A223]);12;21);&quot;JESIEŃ&quot;; &quot;ZIMA&quot;))))" office:value-type="string" office:string-value="LATO" calcext:value-type="string">
            <text:p>LATO</text:p>
          </table:table-cell>
          <table:table-cell table:formula="of:=IF([.C223] = &quot;ZIMA&quot;; 0.2; IF([.C223] = &quot;WIOSNA&quot;; 0.5; IF([.C223] = &quot;LATO&quot;; 0.9; 0.4)))" office:value-type="float" office:value="0.9" calcext:value-type="float">
            <text:p>0,9</text:p>
          </table:table-cell>
          <table:table-cell table:formula="of:=IF(WEEKDAY([.A223];2)&lt; 6; 1; 0) * [.$J$3] *[.D223] *[.$J$7]" office:value-type="float" office:value="594" calcext:value-type="float">
            <text:p>594</text:p>
          </table:table-cell>
          <table:table-cell table:formula="of:=IF(WEEKDAY([.A223];2) = 7; 150; 0)" office:value-type="float" office:value="0" calcext:value-type="float">
            <text:p>0</text:p>
          </table:table-cell>
          <table:table-cell table:formula="of:=[.G222] -[.F223] +[.E223]" office:value-type="float" office:value="38278" calcext:value-type="float">
            <text:p>3827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11" calcext:value-type="date">
            <text:p>11.08.2023</text:p>
          </table:table-cell>
          <table:table-cell table:formula="of:=[.A224]" office:value-type="date" office:date-value="2023-08-11" calcext:value-type="date">
            <text:p>08-11</text:p>
          </table:table-cell>
          <table:table-cell table:style-name="ce1" table:formula="of:=IF([.B224] &lt; DATE(YEAR([.A224]);3;21); &quot;ZIMA&quot;; IF([.B224] &lt; DATE(YEAR([.A224]);6;21);&quot;WIOSNA&quot; ; IF([.B224] &lt; DATE(YEAR([.A224]);9;23); &quot;LATO&quot;; IF([.B224] &lt; DATE(YEAR([.A224]);12;21);&quot;JESIEŃ&quot;; &quot;ZIMA&quot;))))" office:value-type="string" office:string-value="LATO" calcext:value-type="string">
            <text:p>LATO</text:p>
          </table:table-cell>
          <table:table-cell table:formula="of:=IF([.C224] = &quot;ZIMA&quot;; 0.2; IF([.C224] = &quot;WIOSNA&quot;; 0.5; IF([.C224] = &quot;LATO&quot;; 0.9; 0.4)))" office:value-type="float" office:value="0.9" calcext:value-type="float">
            <text:p>0,9</text:p>
          </table:table-cell>
          <table:table-cell table:formula="of:=IF(WEEKDAY([.A224];2)&lt; 6; 1; 0) * [.$J$3] *[.D224] *[.$J$7]" office:value-type="float" office:value="594" calcext:value-type="float">
            <text:p>594</text:p>
          </table:table-cell>
          <table:table-cell table:formula="of:=IF(WEEKDAY([.A224];2) = 7; 150; 0)" office:value-type="float" office:value="0" calcext:value-type="float">
            <text:p>0</text:p>
          </table:table-cell>
          <table:table-cell table:formula="of:=[.G223] -[.F224] +[.E224]" office:value-type="float" office:value="38872" calcext:value-type="float">
            <text:p>3887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12" calcext:value-type="date">
            <text:p>12.08.2023</text:p>
          </table:table-cell>
          <table:table-cell table:formula="of:=[.A225]" office:value-type="date" office:date-value="2023-08-12" calcext:value-type="date">
            <text:p>08-12</text:p>
          </table:table-cell>
          <table:table-cell table:style-name="ce1" table:formula="of:=IF([.B225] &lt; DATE(YEAR([.A225]);3;21); &quot;ZIMA&quot;; IF([.B225] &lt; DATE(YEAR([.A225]);6;21);&quot;WIOSNA&quot; ; IF([.B225] &lt; DATE(YEAR([.A225]);9;23); &quot;LATO&quot;; IF([.B225] &lt; DATE(YEAR([.A225]);12;21);&quot;JESIEŃ&quot;; &quot;ZIMA&quot;))))" office:value-type="string" office:string-value="LATO" calcext:value-type="string">
            <text:p>LATO</text:p>
          </table:table-cell>
          <table:table-cell table:formula="of:=IF([.C225] = &quot;ZIMA&quot;; 0.2; IF([.C225] = &quot;WIOSNA&quot;; 0.5; IF([.C225] = &quot;LATO&quot;; 0.9; 0.4)))" office:value-type="float" office:value="0.9" calcext:value-type="float">
            <text:p>0,9</text:p>
          </table:table-cell>
          <table:table-cell table:formula="of:=IF(WEEKDAY([.A225];2)&lt; 6; 1; 0) * [.$J$3] *[.D225] *[.$J$7]" office:value-type="float" office:value="0" calcext:value-type="float">
            <text:p>0</text:p>
          </table:table-cell>
          <table:table-cell table:formula="of:=IF(WEEKDAY([.A225];2) = 7; 150; 0)" office:value-type="float" office:value="0" calcext:value-type="float">
            <text:p>0</text:p>
          </table:table-cell>
          <table:table-cell table:formula="of:=[.G224] -[.F225] +[.E225]" office:value-type="float" office:value="38872" calcext:value-type="float">
            <text:p>3887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13" calcext:value-type="date">
            <text:p>13.08.2023</text:p>
          </table:table-cell>
          <table:table-cell table:formula="of:=[.A226]" office:value-type="date" office:date-value="2023-08-13" calcext:value-type="date">
            <text:p>08-13</text:p>
          </table:table-cell>
          <table:table-cell table:style-name="ce1" table:formula="of:=IF([.B226] &lt; DATE(YEAR([.A226]);3;21); &quot;ZIMA&quot;; IF([.B226] &lt; DATE(YEAR([.A226]);6;21);&quot;WIOSNA&quot; ; IF([.B226] &lt; DATE(YEAR([.A226]);9;23); &quot;LATO&quot;; IF([.B226] &lt; DATE(YEAR([.A226]);12;21);&quot;JESIEŃ&quot;; &quot;ZIMA&quot;))))" office:value-type="string" office:string-value="LATO" calcext:value-type="string">
            <text:p>LATO</text:p>
          </table:table-cell>
          <table:table-cell table:formula="of:=IF([.C226] = &quot;ZIMA&quot;; 0.2; IF([.C226] = &quot;WIOSNA&quot;; 0.5; IF([.C226] = &quot;LATO&quot;; 0.9; 0.4)))" office:value-type="float" office:value="0.9" calcext:value-type="float">
            <text:p>0,9</text:p>
          </table:table-cell>
          <table:table-cell table:formula="of:=IF(WEEKDAY([.A226];2)&lt; 6; 1; 0) * [.$J$3] *[.D226] *[.$J$7]" office:value-type="float" office:value="0" calcext:value-type="float">
            <text:p>0</text:p>
          </table:table-cell>
          <table:table-cell table:formula="of:=IF(WEEKDAY([.A226];2) = 7; 150; 0)" office:value-type="float" office:value="150" calcext:value-type="float">
            <text:p>150</text:p>
          </table:table-cell>
          <table:table-cell table:formula="of:=[.G225] -[.F226] +[.E226]" office:value-type="float" office:value="38722" calcext:value-type="float">
            <text:p>3872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14" calcext:value-type="date">
            <text:p>14.08.2023</text:p>
          </table:table-cell>
          <table:table-cell table:formula="of:=[.A227]" office:value-type="date" office:date-value="2023-08-14" calcext:value-type="date">
            <text:p>08-14</text:p>
          </table:table-cell>
          <table:table-cell table:style-name="ce1" table:formula="of:=IF([.B227] &lt; DATE(YEAR([.A227]);3;21); &quot;ZIMA&quot;; IF([.B227] &lt; DATE(YEAR([.A227]);6;21);&quot;WIOSNA&quot; ; IF([.B227] &lt; DATE(YEAR([.A227]);9;23); &quot;LATO&quot;; IF([.B227] &lt; DATE(YEAR([.A227]);12;21);&quot;JESIEŃ&quot;; &quot;ZIMA&quot;))))" office:value-type="string" office:string-value="LATO" calcext:value-type="string">
            <text:p>LATO</text:p>
          </table:table-cell>
          <table:table-cell table:formula="of:=IF([.C227] = &quot;ZIMA&quot;; 0.2; IF([.C227] = &quot;WIOSNA&quot;; 0.5; IF([.C227] = &quot;LATO&quot;; 0.9; 0.4)))" office:value-type="float" office:value="0.9" calcext:value-type="float">
            <text:p>0,9</text:p>
          </table:table-cell>
          <table:table-cell table:formula="of:=IF(WEEKDAY([.A227];2)&lt; 6; 1; 0) * [.$J$3] *[.D227] *[.$J$7]" office:value-type="float" office:value="594" calcext:value-type="float">
            <text:p>594</text:p>
          </table:table-cell>
          <table:table-cell table:formula="of:=IF(WEEKDAY([.A227];2) = 7; 150; 0)" office:value-type="float" office:value="0" calcext:value-type="float">
            <text:p>0</text:p>
          </table:table-cell>
          <table:table-cell table:formula="of:=[.G226] -[.F227] +[.E227]" office:value-type="float" office:value="39316" calcext:value-type="float">
            <text:p>3931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15" calcext:value-type="date">
            <text:p>15.08.2023</text:p>
          </table:table-cell>
          <table:table-cell table:formula="of:=[.A228]" office:value-type="date" office:date-value="2023-08-15" calcext:value-type="date">
            <text:p>08-15</text:p>
          </table:table-cell>
          <table:table-cell table:style-name="ce1" table:formula="of:=IF([.B228] &lt; DATE(YEAR([.A228]);3;21); &quot;ZIMA&quot;; IF([.B228] &lt; DATE(YEAR([.A228]);6;21);&quot;WIOSNA&quot; ; IF([.B228] &lt; DATE(YEAR([.A228]);9;23); &quot;LATO&quot;; IF([.B228] &lt; DATE(YEAR([.A228]);12;21);&quot;JESIEŃ&quot;; &quot;ZIMA&quot;))))" office:value-type="string" office:string-value="LATO" calcext:value-type="string">
            <text:p>LATO</text:p>
          </table:table-cell>
          <table:table-cell table:formula="of:=IF([.C228] = &quot;ZIMA&quot;; 0.2; IF([.C228] = &quot;WIOSNA&quot;; 0.5; IF([.C228] = &quot;LATO&quot;; 0.9; 0.4)))" office:value-type="float" office:value="0.9" calcext:value-type="float">
            <text:p>0,9</text:p>
          </table:table-cell>
          <table:table-cell table:formula="of:=IF(WEEKDAY([.A228];2)&lt; 6; 1; 0) * [.$J$3] *[.D228] *[.$J$7]" office:value-type="float" office:value="594" calcext:value-type="float">
            <text:p>594</text:p>
          </table:table-cell>
          <table:table-cell table:formula="of:=IF(WEEKDAY([.A228];2) = 7; 150; 0)" office:value-type="float" office:value="0" calcext:value-type="float">
            <text:p>0</text:p>
          </table:table-cell>
          <table:table-cell table:formula="of:=[.G227] -[.F228] +[.E228]" office:value-type="float" office:value="39910" calcext:value-type="float">
            <text:p>399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16" calcext:value-type="date">
            <text:p>16.08.2023</text:p>
          </table:table-cell>
          <table:table-cell table:formula="of:=[.A229]" office:value-type="date" office:date-value="2023-08-16" calcext:value-type="date">
            <text:p>08-16</text:p>
          </table:table-cell>
          <table:table-cell table:style-name="ce1" table:formula="of:=IF([.B229] &lt; DATE(YEAR([.A229]);3;21); &quot;ZIMA&quot;; IF([.B229] &lt; DATE(YEAR([.A229]);6;21);&quot;WIOSNA&quot; ; IF([.B229] &lt; DATE(YEAR([.A229]);9;23); &quot;LATO&quot;; IF([.B229] &lt; DATE(YEAR([.A229]);12;21);&quot;JESIEŃ&quot;; &quot;ZIMA&quot;))))" office:value-type="string" office:string-value="LATO" calcext:value-type="string">
            <text:p>LATO</text:p>
          </table:table-cell>
          <table:table-cell table:formula="of:=IF([.C229] = &quot;ZIMA&quot;; 0.2; IF([.C229] = &quot;WIOSNA&quot;; 0.5; IF([.C229] = &quot;LATO&quot;; 0.9; 0.4)))" office:value-type="float" office:value="0.9" calcext:value-type="float">
            <text:p>0,9</text:p>
          </table:table-cell>
          <table:table-cell table:formula="of:=IF(WEEKDAY([.A229];2)&lt; 6; 1; 0) * [.$J$3] *[.D229] *[.$J$7]" office:value-type="float" office:value="594" calcext:value-type="float">
            <text:p>594</text:p>
          </table:table-cell>
          <table:table-cell table:formula="of:=IF(WEEKDAY([.A229];2) = 7; 150; 0)" office:value-type="float" office:value="0" calcext:value-type="float">
            <text:p>0</text:p>
          </table:table-cell>
          <table:table-cell table:formula="of:=[.G228] -[.F229] +[.E229]" office:value-type="float" office:value="40504" calcext:value-type="float">
            <text:p>4050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17" calcext:value-type="date">
            <text:p>17.08.2023</text:p>
          </table:table-cell>
          <table:table-cell table:formula="of:=[.A230]" office:value-type="date" office:date-value="2023-08-17" calcext:value-type="date">
            <text:p>08-17</text:p>
          </table:table-cell>
          <table:table-cell table:style-name="ce1" table:formula="of:=IF([.B230] &lt; DATE(YEAR([.A230]);3;21); &quot;ZIMA&quot;; IF([.B230] &lt; DATE(YEAR([.A230]);6;21);&quot;WIOSNA&quot; ; IF([.B230] &lt; DATE(YEAR([.A230]);9;23); &quot;LATO&quot;; IF([.B230] &lt; DATE(YEAR([.A230]);12;21);&quot;JESIEŃ&quot;; &quot;ZIMA&quot;))))" office:value-type="string" office:string-value="LATO" calcext:value-type="string">
            <text:p>LATO</text:p>
          </table:table-cell>
          <table:table-cell table:formula="of:=IF([.C230] = &quot;ZIMA&quot;; 0.2; IF([.C230] = &quot;WIOSNA&quot;; 0.5; IF([.C230] = &quot;LATO&quot;; 0.9; 0.4)))" office:value-type="float" office:value="0.9" calcext:value-type="float">
            <text:p>0,9</text:p>
          </table:table-cell>
          <table:table-cell table:formula="of:=IF(WEEKDAY([.A230];2)&lt; 6; 1; 0) * [.$J$3] *[.D230] *[.$J$7]" office:value-type="float" office:value="594" calcext:value-type="float">
            <text:p>594</text:p>
          </table:table-cell>
          <table:table-cell table:formula="of:=IF(WEEKDAY([.A230];2) = 7; 150; 0)" office:value-type="float" office:value="0" calcext:value-type="float">
            <text:p>0</text:p>
          </table:table-cell>
          <table:table-cell table:formula="of:=[.G229] -[.F230] +[.E230]" office:value-type="float" office:value="41098" calcext:value-type="float">
            <text:p>4109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18" calcext:value-type="date">
            <text:p>18.08.2023</text:p>
          </table:table-cell>
          <table:table-cell table:formula="of:=[.A231]" office:value-type="date" office:date-value="2023-08-18" calcext:value-type="date">
            <text:p>08-18</text:p>
          </table:table-cell>
          <table:table-cell table:style-name="ce1" table:formula="of:=IF([.B231] &lt; DATE(YEAR([.A231]);3;21); &quot;ZIMA&quot;; IF([.B231] &lt; DATE(YEAR([.A231]);6;21);&quot;WIOSNA&quot; ; IF([.B231] &lt; DATE(YEAR([.A231]);9;23); &quot;LATO&quot;; IF([.B231] &lt; DATE(YEAR([.A231]);12;21);&quot;JESIEŃ&quot;; &quot;ZIMA&quot;))))" office:value-type="string" office:string-value="LATO" calcext:value-type="string">
            <text:p>LATO</text:p>
          </table:table-cell>
          <table:table-cell table:formula="of:=IF([.C231] = &quot;ZIMA&quot;; 0.2; IF([.C231] = &quot;WIOSNA&quot;; 0.5; IF([.C231] = &quot;LATO&quot;; 0.9; 0.4)))" office:value-type="float" office:value="0.9" calcext:value-type="float">
            <text:p>0,9</text:p>
          </table:table-cell>
          <table:table-cell table:formula="of:=IF(WEEKDAY([.A231];2)&lt; 6; 1; 0) * [.$J$3] *[.D231] *[.$J$7]" office:value-type="float" office:value="594" calcext:value-type="float">
            <text:p>594</text:p>
          </table:table-cell>
          <table:table-cell table:formula="of:=IF(WEEKDAY([.A231];2) = 7; 150; 0)" office:value-type="float" office:value="0" calcext:value-type="float">
            <text:p>0</text:p>
          </table:table-cell>
          <table:table-cell table:formula="of:=[.G230] -[.F231] +[.E231]" office:value-type="float" office:value="41692" calcext:value-type="float">
            <text:p>4169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19" calcext:value-type="date">
            <text:p>19.08.2023</text:p>
          </table:table-cell>
          <table:table-cell table:formula="of:=[.A232]" office:value-type="date" office:date-value="2023-08-19" calcext:value-type="date">
            <text:p>08-19</text:p>
          </table:table-cell>
          <table:table-cell table:style-name="ce1" table:formula="of:=IF([.B232] &lt; DATE(YEAR([.A232]);3;21); &quot;ZIMA&quot;; IF([.B232] &lt; DATE(YEAR([.A232]);6;21);&quot;WIOSNA&quot; ; IF([.B232] &lt; DATE(YEAR([.A232]);9;23); &quot;LATO&quot;; IF([.B232] &lt; DATE(YEAR([.A232]);12;21);&quot;JESIEŃ&quot;; &quot;ZIMA&quot;))))" office:value-type="string" office:string-value="LATO" calcext:value-type="string">
            <text:p>LATO</text:p>
          </table:table-cell>
          <table:table-cell table:formula="of:=IF([.C232] = &quot;ZIMA&quot;; 0.2; IF([.C232] = &quot;WIOSNA&quot;; 0.5; IF([.C232] = &quot;LATO&quot;; 0.9; 0.4)))" office:value-type="float" office:value="0.9" calcext:value-type="float">
            <text:p>0,9</text:p>
          </table:table-cell>
          <table:table-cell table:formula="of:=IF(WEEKDAY([.A232];2)&lt; 6; 1; 0) * [.$J$3] *[.D232] *[.$J$7]" office:value-type="float" office:value="0" calcext:value-type="float">
            <text:p>0</text:p>
          </table:table-cell>
          <table:table-cell table:formula="of:=IF(WEEKDAY([.A232];2) = 7; 150; 0)" office:value-type="float" office:value="0" calcext:value-type="float">
            <text:p>0</text:p>
          </table:table-cell>
          <table:table-cell table:formula="of:=[.G231] -[.F232] +[.E232]" office:value-type="float" office:value="41692" calcext:value-type="float">
            <text:p>4169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20" calcext:value-type="date">
            <text:p>20.08.2023</text:p>
          </table:table-cell>
          <table:table-cell table:formula="of:=[.A233]" office:value-type="date" office:date-value="2023-08-20" calcext:value-type="date">
            <text:p>08-20</text:p>
          </table:table-cell>
          <table:table-cell table:style-name="ce1" table:formula="of:=IF([.B233] &lt; DATE(YEAR([.A233]);3;21); &quot;ZIMA&quot;; IF([.B233] &lt; DATE(YEAR([.A233]);6;21);&quot;WIOSNA&quot; ; IF([.B233] &lt; DATE(YEAR([.A233]);9;23); &quot;LATO&quot;; IF([.B233] &lt; DATE(YEAR([.A233]);12;21);&quot;JESIEŃ&quot;; &quot;ZIMA&quot;))))" office:value-type="string" office:string-value="LATO" calcext:value-type="string">
            <text:p>LATO</text:p>
          </table:table-cell>
          <table:table-cell table:formula="of:=IF([.C233] = &quot;ZIMA&quot;; 0.2; IF([.C233] = &quot;WIOSNA&quot;; 0.5; IF([.C233] = &quot;LATO&quot;; 0.9; 0.4)))" office:value-type="float" office:value="0.9" calcext:value-type="float">
            <text:p>0,9</text:p>
          </table:table-cell>
          <table:table-cell table:formula="of:=IF(WEEKDAY([.A233];2)&lt; 6; 1; 0) * [.$J$3] *[.D233] *[.$J$7]" office:value-type="float" office:value="0" calcext:value-type="float">
            <text:p>0</text:p>
          </table:table-cell>
          <table:table-cell table:formula="of:=IF(WEEKDAY([.A233];2) = 7; 150; 0)" office:value-type="float" office:value="150" calcext:value-type="float">
            <text:p>150</text:p>
          </table:table-cell>
          <table:table-cell table:formula="of:=[.G232] -[.F233] +[.E233]" office:value-type="float" office:value="41542" calcext:value-type="float">
            <text:p>4154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21" calcext:value-type="date">
            <text:p>21.08.2023</text:p>
          </table:table-cell>
          <table:table-cell table:formula="of:=[.A234]" office:value-type="date" office:date-value="2023-08-21" calcext:value-type="date">
            <text:p>08-21</text:p>
          </table:table-cell>
          <table:table-cell table:style-name="ce1" table:formula="of:=IF([.B234] &lt; DATE(YEAR([.A234]);3;21); &quot;ZIMA&quot;; IF([.B234] &lt; DATE(YEAR([.A234]);6;21);&quot;WIOSNA&quot; ; IF([.B234] &lt; DATE(YEAR([.A234]);9;23); &quot;LATO&quot;; IF([.B234] &lt; DATE(YEAR([.A234]);12;21);&quot;JESIEŃ&quot;; &quot;ZIMA&quot;))))" office:value-type="string" office:string-value="LATO" calcext:value-type="string">
            <text:p>LATO</text:p>
          </table:table-cell>
          <table:table-cell table:formula="of:=IF([.C234] = &quot;ZIMA&quot;; 0.2; IF([.C234] = &quot;WIOSNA&quot;; 0.5; IF([.C234] = &quot;LATO&quot;; 0.9; 0.4)))" office:value-type="float" office:value="0.9" calcext:value-type="float">
            <text:p>0,9</text:p>
          </table:table-cell>
          <table:table-cell table:formula="of:=IF(WEEKDAY([.A234];2)&lt; 6; 1; 0) * [.$J$3] *[.D234] *[.$J$7]" office:value-type="float" office:value="594" calcext:value-type="float">
            <text:p>594</text:p>
          </table:table-cell>
          <table:table-cell table:formula="of:=IF(WEEKDAY([.A234];2) = 7; 150; 0)" office:value-type="float" office:value="0" calcext:value-type="float">
            <text:p>0</text:p>
          </table:table-cell>
          <table:table-cell table:formula="of:=[.G233] -[.F234] +[.E234]" office:value-type="float" office:value="42136" calcext:value-type="float">
            <text:p>4213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22" calcext:value-type="date">
            <text:p>22.08.2023</text:p>
          </table:table-cell>
          <table:table-cell table:formula="of:=[.A235]" office:value-type="date" office:date-value="2023-08-22" calcext:value-type="date">
            <text:p>08-22</text:p>
          </table:table-cell>
          <table:table-cell table:style-name="ce1" table:formula="of:=IF([.B235] &lt; DATE(YEAR([.A235]);3;21); &quot;ZIMA&quot;; IF([.B235] &lt; DATE(YEAR([.A235]);6;21);&quot;WIOSNA&quot; ; IF([.B235] &lt; DATE(YEAR([.A235]);9;23); &quot;LATO&quot;; IF([.B235] &lt; DATE(YEAR([.A235]);12;21);&quot;JESIEŃ&quot;; &quot;ZIMA&quot;))))" office:value-type="string" office:string-value="LATO" calcext:value-type="string">
            <text:p>LATO</text:p>
          </table:table-cell>
          <table:table-cell table:formula="of:=IF([.C235] = &quot;ZIMA&quot;; 0.2; IF([.C235] = &quot;WIOSNA&quot;; 0.5; IF([.C235] = &quot;LATO&quot;; 0.9; 0.4)))" office:value-type="float" office:value="0.9" calcext:value-type="float">
            <text:p>0,9</text:p>
          </table:table-cell>
          <table:table-cell table:formula="of:=IF(WEEKDAY([.A235];2)&lt; 6; 1; 0) * [.$J$3] *[.D235] *[.$J$7]" office:value-type="float" office:value="594" calcext:value-type="float">
            <text:p>594</text:p>
          </table:table-cell>
          <table:table-cell table:formula="of:=IF(WEEKDAY([.A235];2) = 7; 150; 0)" office:value-type="float" office:value="0" calcext:value-type="float">
            <text:p>0</text:p>
          </table:table-cell>
          <table:table-cell table:formula="of:=[.G234] -[.F235] +[.E235]" office:value-type="float" office:value="42730" calcext:value-type="float">
            <text:p>4273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23" calcext:value-type="date">
            <text:p>23.08.2023</text:p>
          </table:table-cell>
          <table:table-cell table:formula="of:=[.A236]" office:value-type="date" office:date-value="2023-08-23" calcext:value-type="date">
            <text:p>08-23</text:p>
          </table:table-cell>
          <table:table-cell table:style-name="ce1" table:formula="of:=IF([.B236] &lt; DATE(YEAR([.A236]);3;21); &quot;ZIMA&quot;; IF([.B236] &lt; DATE(YEAR([.A236]);6;21);&quot;WIOSNA&quot; ; IF([.B236] &lt; DATE(YEAR([.A236]);9;23); &quot;LATO&quot;; IF([.B236] &lt; DATE(YEAR([.A236]);12;21);&quot;JESIEŃ&quot;; &quot;ZIMA&quot;))))" office:value-type="string" office:string-value="LATO" calcext:value-type="string">
            <text:p>LATO</text:p>
          </table:table-cell>
          <table:table-cell table:formula="of:=IF([.C236] = &quot;ZIMA&quot;; 0.2; IF([.C236] = &quot;WIOSNA&quot;; 0.5; IF([.C236] = &quot;LATO&quot;; 0.9; 0.4)))" office:value-type="float" office:value="0.9" calcext:value-type="float">
            <text:p>0,9</text:p>
          </table:table-cell>
          <table:table-cell table:formula="of:=IF(WEEKDAY([.A236];2)&lt; 6; 1; 0) * [.$J$3] *[.D236] *[.$J$7]" office:value-type="float" office:value="594" calcext:value-type="float">
            <text:p>594</text:p>
          </table:table-cell>
          <table:table-cell table:formula="of:=IF(WEEKDAY([.A236];2) = 7; 150; 0)" office:value-type="float" office:value="0" calcext:value-type="float">
            <text:p>0</text:p>
          </table:table-cell>
          <table:table-cell table:formula="of:=[.G235] -[.F236] +[.E236]" office:value-type="float" office:value="43324" calcext:value-type="float">
            <text:p>4332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24" calcext:value-type="date">
            <text:p>24.08.2023</text:p>
          </table:table-cell>
          <table:table-cell table:formula="of:=[.A237]" office:value-type="date" office:date-value="2023-08-24" calcext:value-type="date">
            <text:p>08-24</text:p>
          </table:table-cell>
          <table:table-cell table:style-name="ce1" table:formula="of:=IF([.B237] &lt; DATE(YEAR([.A237]);3;21); &quot;ZIMA&quot;; IF([.B237] &lt; DATE(YEAR([.A237]);6;21);&quot;WIOSNA&quot; ; IF([.B237] &lt; DATE(YEAR([.A237]);9;23); &quot;LATO&quot;; IF([.B237] &lt; DATE(YEAR([.A237]);12;21);&quot;JESIEŃ&quot;; &quot;ZIMA&quot;))))" office:value-type="string" office:string-value="LATO" calcext:value-type="string">
            <text:p>LATO</text:p>
          </table:table-cell>
          <table:table-cell table:formula="of:=IF([.C237] = &quot;ZIMA&quot;; 0.2; IF([.C237] = &quot;WIOSNA&quot;; 0.5; IF([.C237] = &quot;LATO&quot;; 0.9; 0.4)))" office:value-type="float" office:value="0.9" calcext:value-type="float">
            <text:p>0,9</text:p>
          </table:table-cell>
          <table:table-cell table:formula="of:=IF(WEEKDAY([.A237];2)&lt; 6; 1; 0) * [.$J$3] *[.D237] *[.$J$7]" office:value-type="float" office:value="594" calcext:value-type="float">
            <text:p>594</text:p>
          </table:table-cell>
          <table:table-cell table:formula="of:=IF(WEEKDAY([.A237];2) = 7; 150; 0)" office:value-type="float" office:value="0" calcext:value-type="float">
            <text:p>0</text:p>
          </table:table-cell>
          <table:table-cell table:formula="of:=[.G236] -[.F237] +[.E237]" office:value-type="float" office:value="43918" calcext:value-type="float">
            <text:p>4391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25" calcext:value-type="date">
            <text:p>25.08.2023</text:p>
          </table:table-cell>
          <table:table-cell table:formula="of:=[.A238]" office:value-type="date" office:date-value="2023-08-25" calcext:value-type="date">
            <text:p>08-25</text:p>
          </table:table-cell>
          <table:table-cell table:style-name="ce1" table:formula="of:=IF([.B238] &lt; DATE(YEAR([.A238]);3;21); &quot;ZIMA&quot;; IF([.B238] &lt; DATE(YEAR([.A238]);6;21);&quot;WIOSNA&quot; ; IF([.B238] &lt; DATE(YEAR([.A238]);9;23); &quot;LATO&quot;; IF([.B238] &lt; DATE(YEAR([.A238]);12;21);&quot;JESIEŃ&quot;; &quot;ZIMA&quot;))))" office:value-type="string" office:string-value="LATO" calcext:value-type="string">
            <text:p>LATO</text:p>
          </table:table-cell>
          <table:table-cell table:formula="of:=IF([.C238] = &quot;ZIMA&quot;; 0.2; IF([.C238] = &quot;WIOSNA&quot;; 0.5; IF([.C238] = &quot;LATO&quot;; 0.9; 0.4)))" office:value-type="float" office:value="0.9" calcext:value-type="float">
            <text:p>0,9</text:p>
          </table:table-cell>
          <table:table-cell table:formula="of:=IF(WEEKDAY([.A238];2)&lt; 6; 1; 0) * [.$J$3] *[.D238] *[.$J$7]" office:value-type="float" office:value="594" calcext:value-type="float">
            <text:p>594</text:p>
          </table:table-cell>
          <table:table-cell table:formula="of:=IF(WEEKDAY([.A238];2) = 7; 150; 0)" office:value-type="float" office:value="0" calcext:value-type="float">
            <text:p>0</text:p>
          </table:table-cell>
          <table:table-cell table:formula="of:=[.G237] -[.F238] +[.E238]" office:value-type="float" office:value="44512" calcext:value-type="float">
            <text:p>4451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26" calcext:value-type="date">
            <text:p>26.08.2023</text:p>
          </table:table-cell>
          <table:table-cell table:formula="of:=[.A239]" office:value-type="date" office:date-value="2023-08-26" calcext:value-type="date">
            <text:p>08-26</text:p>
          </table:table-cell>
          <table:table-cell table:style-name="ce1" table:formula="of:=IF([.B239] &lt; DATE(YEAR([.A239]);3;21); &quot;ZIMA&quot;; IF([.B239] &lt; DATE(YEAR([.A239]);6;21);&quot;WIOSNA&quot; ; IF([.B239] &lt; DATE(YEAR([.A239]);9;23); &quot;LATO&quot;; IF([.B239] &lt; DATE(YEAR([.A239]);12;21);&quot;JESIEŃ&quot;; &quot;ZIMA&quot;))))" office:value-type="string" office:string-value="LATO" calcext:value-type="string">
            <text:p>LATO</text:p>
          </table:table-cell>
          <table:table-cell table:formula="of:=IF([.C239] = &quot;ZIMA&quot;; 0.2; IF([.C239] = &quot;WIOSNA&quot;; 0.5; IF([.C239] = &quot;LATO&quot;; 0.9; 0.4)))" office:value-type="float" office:value="0.9" calcext:value-type="float">
            <text:p>0,9</text:p>
          </table:table-cell>
          <table:table-cell table:formula="of:=IF(WEEKDAY([.A239];2)&lt; 6; 1; 0) * [.$J$3] *[.D239] *[.$J$7]" office:value-type="float" office:value="0" calcext:value-type="float">
            <text:p>0</text:p>
          </table:table-cell>
          <table:table-cell table:formula="of:=IF(WEEKDAY([.A239];2) = 7; 150; 0)" office:value-type="float" office:value="0" calcext:value-type="float">
            <text:p>0</text:p>
          </table:table-cell>
          <table:table-cell table:formula="of:=[.G238] -[.F239] +[.E239]" office:value-type="float" office:value="44512" calcext:value-type="float">
            <text:p>4451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27" calcext:value-type="date">
            <text:p>27.08.2023</text:p>
          </table:table-cell>
          <table:table-cell table:formula="of:=[.A240]" office:value-type="date" office:date-value="2023-08-27" calcext:value-type="date">
            <text:p>08-27</text:p>
          </table:table-cell>
          <table:table-cell table:style-name="ce1" table:formula="of:=IF([.B240] &lt; DATE(YEAR([.A240]);3;21); &quot;ZIMA&quot;; IF([.B240] &lt; DATE(YEAR([.A240]);6;21);&quot;WIOSNA&quot; ; IF([.B240] &lt; DATE(YEAR([.A240]);9;23); &quot;LATO&quot;; IF([.B240] &lt; DATE(YEAR([.A240]);12;21);&quot;JESIEŃ&quot;; &quot;ZIMA&quot;))))" office:value-type="string" office:string-value="LATO" calcext:value-type="string">
            <text:p>LATO</text:p>
          </table:table-cell>
          <table:table-cell table:formula="of:=IF([.C240] = &quot;ZIMA&quot;; 0.2; IF([.C240] = &quot;WIOSNA&quot;; 0.5; IF([.C240] = &quot;LATO&quot;; 0.9; 0.4)))" office:value-type="float" office:value="0.9" calcext:value-type="float">
            <text:p>0,9</text:p>
          </table:table-cell>
          <table:table-cell table:formula="of:=IF(WEEKDAY([.A240];2)&lt; 6; 1; 0) * [.$J$3] *[.D240] *[.$J$7]" office:value-type="float" office:value="0" calcext:value-type="float">
            <text:p>0</text:p>
          </table:table-cell>
          <table:table-cell table:formula="of:=IF(WEEKDAY([.A240];2) = 7; 150; 0)" office:value-type="float" office:value="150" calcext:value-type="float">
            <text:p>150</text:p>
          </table:table-cell>
          <table:table-cell table:formula="of:=[.G239] -[.F240] +[.E240]" office:value-type="float" office:value="44362" calcext:value-type="float">
            <text:p>4436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28" calcext:value-type="date">
            <text:p>28.08.2023</text:p>
          </table:table-cell>
          <table:table-cell table:formula="of:=[.A241]" office:value-type="date" office:date-value="2023-08-28" calcext:value-type="date">
            <text:p>08-28</text:p>
          </table:table-cell>
          <table:table-cell table:style-name="ce1" table:formula="of:=IF([.B241] &lt; DATE(YEAR([.A241]);3;21); &quot;ZIMA&quot;; IF([.B241] &lt; DATE(YEAR([.A241]);6;21);&quot;WIOSNA&quot; ; IF([.B241] &lt; DATE(YEAR([.A241]);9;23); &quot;LATO&quot;; IF([.B241] &lt; DATE(YEAR([.A241]);12;21);&quot;JESIEŃ&quot;; &quot;ZIMA&quot;))))" office:value-type="string" office:string-value="LATO" calcext:value-type="string">
            <text:p>LATO</text:p>
          </table:table-cell>
          <table:table-cell table:formula="of:=IF([.C241] = &quot;ZIMA&quot;; 0.2; IF([.C241] = &quot;WIOSNA&quot;; 0.5; IF([.C241] = &quot;LATO&quot;; 0.9; 0.4)))" office:value-type="float" office:value="0.9" calcext:value-type="float">
            <text:p>0,9</text:p>
          </table:table-cell>
          <table:table-cell table:formula="of:=IF(WEEKDAY([.A241];2)&lt; 6; 1; 0) * [.$J$3] *[.D241] *[.$J$7]" office:value-type="float" office:value="594" calcext:value-type="float">
            <text:p>594</text:p>
          </table:table-cell>
          <table:table-cell table:formula="of:=IF(WEEKDAY([.A241];2) = 7; 150; 0)" office:value-type="float" office:value="0" calcext:value-type="float">
            <text:p>0</text:p>
          </table:table-cell>
          <table:table-cell table:formula="of:=[.G240] -[.F241] +[.E241]" office:value-type="float" office:value="44956" calcext:value-type="float">
            <text:p>4495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29" calcext:value-type="date">
            <text:p>29.08.2023</text:p>
          </table:table-cell>
          <table:table-cell table:formula="of:=[.A242]" office:value-type="date" office:date-value="2023-08-29" calcext:value-type="date">
            <text:p>08-29</text:p>
          </table:table-cell>
          <table:table-cell table:style-name="ce1" table:formula="of:=IF([.B242] &lt; DATE(YEAR([.A242]);3;21); &quot;ZIMA&quot;; IF([.B242] &lt; DATE(YEAR([.A242]);6;21);&quot;WIOSNA&quot; ; IF([.B242] &lt; DATE(YEAR([.A242]);9;23); &quot;LATO&quot;; IF([.B242] &lt; DATE(YEAR([.A242]);12;21);&quot;JESIEŃ&quot;; &quot;ZIMA&quot;))))" office:value-type="string" office:string-value="LATO" calcext:value-type="string">
            <text:p>LATO</text:p>
          </table:table-cell>
          <table:table-cell table:formula="of:=IF([.C242] = &quot;ZIMA&quot;; 0.2; IF([.C242] = &quot;WIOSNA&quot;; 0.5; IF([.C242] = &quot;LATO&quot;; 0.9; 0.4)))" office:value-type="float" office:value="0.9" calcext:value-type="float">
            <text:p>0,9</text:p>
          </table:table-cell>
          <table:table-cell table:formula="of:=IF(WEEKDAY([.A242];2)&lt; 6; 1; 0) * [.$J$3] *[.D242] *[.$J$7]" office:value-type="float" office:value="594" calcext:value-type="float">
            <text:p>594</text:p>
          </table:table-cell>
          <table:table-cell table:formula="of:=IF(WEEKDAY([.A242];2) = 7; 150; 0)" office:value-type="float" office:value="0" calcext:value-type="float">
            <text:p>0</text:p>
          </table:table-cell>
          <table:table-cell table:formula="of:=[.G241] -[.F242] +[.E242]" office:value-type="float" office:value="45550" calcext:value-type="float">
            <text:p>455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30" calcext:value-type="date">
            <text:p>30.08.2023</text:p>
          </table:table-cell>
          <table:table-cell table:formula="of:=[.A243]" office:value-type="date" office:date-value="2023-08-30" calcext:value-type="date">
            <text:p>08-30</text:p>
          </table:table-cell>
          <table:table-cell table:style-name="ce1" table:formula="of:=IF([.B243] &lt; DATE(YEAR([.A243]);3;21); &quot;ZIMA&quot;; IF([.B243] &lt; DATE(YEAR([.A243]);6;21);&quot;WIOSNA&quot; ; IF([.B243] &lt; DATE(YEAR([.A243]);9;23); &quot;LATO&quot;; IF([.B243] &lt; DATE(YEAR([.A243]);12;21);&quot;JESIEŃ&quot;; &quot;ZIMA&quot;))))" office:value-type="string" office:string-value="LATO" calcext:value-type="string">
            <text:p>LATO</text:p>
          </table:table-cell>
          <table:table-cell table:formula="of:=IF([.C243] = &quot;ZIMA&quot;; 0.2; IF([.C243] = &quot;WIOSNA&quot;; 0.5; IF([.C243] = &quot;LATO&quot;; 0.9; 0.4)))" office:value-type="float" office:value="0.9" calcext:value-type="float">
            <text:p>0,9</text:p>
          </table:table-cell>
          <table:table-cell table:formula="of:=IF(WEEKDAY([.A243];2)&lt; 6; 1; 0) * [.$J$3] *[.D243] *[.$J$7]" office:value-type="float" office:value="594" calcext:value-type="float">
            <text:p>594</text:p>
          </table:table-cell>
          <table:table-cell table:formula="of:=IF(WEEKDAY([.A243];2) = 7; 150; 0)" office:value-type="float" office:value="0" calcext:value-type="float">
            <text:p>0</text:p>
          </table:table-cell>
          <table:table-cell table:formula="of:=[.G242] -[.F243] +[.E243]" office:value-type="float" office:value="46144" calcext:value-type="float">
            <text:p>4614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31" calcext:value-type="date">
            <text:p>31.08.2023</text:p>
          </table:table-cell>
          <table:table-cell table:formula="of:=[.A244]" office:value-type="date" office:date-value="2023-08-31" calcext:value-type="date">
            <text:p>08-31</text:p>
          </table:table-cell>
          <table:table-cell table:style-name="ce1" table:formula="of:=IF([.B244] &lt; DATE(YEAR([.A244]);3;21); &quot;ZIMA&quot;; IF([.B244] &lt; DATE(YEAR([.A244]);6;21);&quot;WIOSNA&quot; ; IF([.B244] &lt; DATE(YEAR([.A244]);9;23); &quot;LATO&quot;; IF([.B244] &lt; DATE(YEAR([.A244]);12;21);&quot;JESIEŃ&quot;; &quot;ZIMA&quot;))))" office:value-type="string" office:string-value="LATO" calcext:value-type="string">
            <text:p>LATO</text:p>
          </table:table-cell>
          <table:table-cell table:formula="of:=IF([.C244] = &quot;ZIMA&quot;; 0.2; IF([.C244] = &quot;WIOSNA&quot;; 0.5; IF([.C244] = &quot;LATO&quot;; 0.9; 0.4)))" office:value-type="float" office:value="0.9" calcext:value-type="float">
            <text:p>0,9</text:p>
          </table:table-cell>
          <table:table-cell table:formula="of:=IF(WEEKDAY([.A244];2)&lt; 6; 1; 0) * [.$J$3] *[.D244] *[.$J$7]" office:value-type="float" office:value="594" calcext:value-type="float">
            <text:p>594</text:p>
          </table:table-cell>
          <table:table-cell table:formula="of:=IF(WEEKDAY([.A244];2) = 7; 150; 0)" office:value-type="float" office:value="0" calcext:value-type="float">
            <text:p>0</text:p>
          </table:table-cell>
          <table:table-cell table:formula="of:=[.G243] -[.F244] +[.E244]" office:value-type="float" office:value="46738" calcext:value-type="float">
            <text:p>4673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01" calcext:value-type="date">
            <text:p>1.09.2023</text:p>
          </table:table-cell>
          <table:table-cell table:formula="of:=[.A245]" office:value-type="date" office:date-value="2023-09-01" calcext:value-type="date">
            <text:p>09-01</text:p>
          </table:table-cell>
          <table:table-cell table:style-name="ce1" table:formula="of:=IF([.B245] &lt; DATE(YEAR([.A245]);3;21); &quot;ZIMA&quot;; IF([.B245] &lt; DATE(YEAR([.A245]);6;21);&quot;WIOSNA&quot; ; IF([.B245] &lt; DATE(YEAR([.A245]);9;23); &quot;LATO&quot;; IF([.B245] &lt; DATE(YEAR([.A245]);12;21);&quot;JESIEŃ&quot;; &quot;ZIMA&quot;))))" office:value-type="string" office:string-value="LATO" calcext:value-type="string">
            <text:p>LATO</text:p>
          </table:table-cell>
          <table:table-cell table:formula="of:=IF([.C245] = &quot;ZIMA&quot;; 0.2; IF([.C245] = &quot;WIOSNA&quot;; 0.5; IF([.C245] = &quot;LATO&quot;; 0.9; 0.4)))" office:value-type="float" office:value="0.9" calcext:value-type="float">
            <text:p>0,9</text:p>
          </table:table-cell>
          <table:table-cell table:formula="of:=IF(WEEKDAY([.A245];2)&lt; 6; 1; 0) * [.$J$3] *[.D245] *[.$J$7]" office:value-type="float" office:value="594" calcext:value-type="float">
            <text:p>594</text:p>
          </table:table-cell>
          <table:table-cell table:formula="of:=IF(WEEKDAY([.A245];2) = 7; 150; 0)" office:value-type="float" office:value="0" calcext:value-type="float">
            <text:p>0</text:p>
          </table:table-cell>
          <table:table-cell table:formula="of:=[.G244] -[.F245] +[.E245]" office:value-type="float" office:value="47332" calcext:value-type="float">
            <text:p>4733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02" calcext:value-type="date">
            <text:p>2.09.2023</text:p>
          </table:table-cell>
          <table:table-cell table:formula="of:=[.A246]" office:value-type="date" office:date-value="2023-09-02" calcext:value-type="date">
            <text:p>09-02</text:p>
          </table:table-cell>
          <table:table-cell table:style-name="ce1" table:formula="of:=IF([.B246] &lt; DATE(YEAR([.A246]);3;21); &quot;ZIMA&quot;; IF([.B246] &lt; DATE(YEAR([.A246]);6;21);&quot;WIOSNA&quot; ; IF([.B246] &lt; DATE(YEAR([.A246]);9;23); &quot;LATO&quot;; IF([.B246] &lt; DATE(YEAR([.A246]);12;21);&quot;JESIEŃ&quot;; &quot;ZIMA&quot;))))" office:value-type="string" office:string-value="LATO" calcext:value-type="string">
            <text:p>LATO</text:p>
          </table:table-cell>
          <table:table-cell table:formula="of:=IF([.C246] = &quot;ZIMA&quot;; 0.2; IF([.C246] = &quot;WIOSNA&quot;; 0.5; IF([.C246] = &quot;LATO&quot;; 0.9; 0.4)))" office:value-type="float" office:value="0.9" calcext:value-type="float">
            <text:p>0,9</text:p>
          </table:table-cell>
          <table:table-cell table:formula="of:=IF(WEEKDAY([.A246];2)&lt; 6; 1; 0) * [.$J$3] *[.D246] *[.$J$7]" office:value-type="float" office:value="0" calcext:value-type="float">
            <text:p>0</text:p>
          </table:table-cell>
          <table:table-cell table:formula="of:=IF(WEEKDAY([.A246];2) = 7; 150; 0)" office:value-type="float" office:value="0" calcext:value-type="float">
            <text:p>0</text:p>
          </table:table-cell>
          <table:table-cell table:formula="of:=[.G245] -[.F246] +[.E246]" office:value-type="float" office:value="47332" calcext:value-type="float">
            <text:p>4733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03" calcext:value-type="date">
            <text:p>3.09.2023</text:p>
          </table:table-cell>
          <table:table-cell table:formula="of:=[.A247]" office:value-type="date" office:date-value="2023-09-03" calcext:value-type="date">
            <text:p>09-03</text:p>
          </table:table-cell>
          <table:table-cell table:style-name="ce1" table:formula="of:=IF([.B247] &lt; DATE(YEAR([.A247]);3;21); &quot;ZIMA&quot;; IF([.B247] &lt; DATE(YEAR([.A247]);6;21);&quot;WIOSNA&quot; ; IF([.B247] &lt; DATE(YEAR([.A247]);9;23); &quot;LATO&quot;; IF([.B247] &lt; DATE(YEAR([.A247]);12;21);&quot;JESIEŃ&quot;; &quot;ZIMA&quot;))))" office:value-type="string" office:string-value="LATO" calcext:value-type="string">
            <text:p>LATO</text:p>
          </table:table-cell>
          <table:table-cell table:formula="of:=IF([.C247] = &quot;ZIMA&quot;; 0.2; IF([.C247] = &quot;WIOSNA&quot;; 0.5; IF([.C247] = &quot;LATO&quot;; 0.9; 0.4)))" office:value-type="float" office:value="0.9" calcext:value-type="float">
            <text:p>0,9</text:p>
          </table:table-cell>
          <table:table-cell table:formula="of:=IF(WEEKDAY([.A247];2)&lt; 6; 1; 0) * [.$J$3] *[.D247] *[.$J$7]" office:value-type="float" office:value="0" calcext:value-type="float">
            <text:p>0</text:p>
          </table:table-cell>
          <table:table-cell table:formula="of:=IF(WEEKDAY([.A247];2) = 7; 150; 0)" office:value-type="float" office:value="150" calcext:value-type="float">
            <text:p>150</text:p>
          </table:table-cell>
          <table:table-cell table:formula="of:=[.G246] -[.F247] +[.E247]" office:value-type="float" office:value="47182" calcext:value-type="float">
            <text:p>4718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04" calcext:value-type="date">
            <text:p>4.09.2023</text:p>
          </table:table-cell>
          <table:table-cell table:formula="of:=[.A248]" office:value-type="date" office:date-value="2023-09-04" calcext:value-type="date">
            <text:p>09-04</text:p>
          </table:table-cell>
          <table:table-cell table:style-name="ce1" table:formula="of:=IF([.B248] &lt; DATE(YEAR([.A248]);3;21); &quot;ZIMA&quot;; IF([.B248] &lt; DATE(YEAR([.A248]);6;21);&quot;WIOSNA&quot; ; IF([.B248] &lt; DATE(YEAR([.A248]);9;23); &quot;LATO&quot;; IF([.B248] &lt; DATE(YEAR([.A248]);12;21);&quot;JESIEŃ&quot;; &quot;ZIMA&quot;))))" office:value-type="string" office:string-value="LATO" calcext:value-type="string">
            <text:p>LATO</text:p>
          </table:table-cell>
          <table:table-cell table:formula="of:=IF([.C248] = &quot;ZIMA&quot;; 0.2; IF([.C248] = &quot;WIOSNA&quot;; 0.5; IF([.C248] = &quot;LATO&quot;; 0.9; 0.4)))" office:value-type="float" office:value="0.9" calcext:value-type="float">
            <text:p>0,9</text:p>
          </table:table-cell>
          <table:table-cell table:formula="of:=IF(WEEKDAY([.A248];2)&lt; 6; 1; 0) * [.$J$3] *[.D248] *[.$J$7]" office:value-type="float" office:value="594" calcext:value-type="float">
            <text:p>594</text:p>
          </table:table-cell>
          <table:table-cell table:formula="of:=IF(WEEKDAY([.A248];2) = 7; 150; 0)" office:value-type="float" office:value="0" calcext:value-type="float">
            <text:p>0</text:p>
          </table:table-cell>
          <table:table-cell table:formula="of:=[.G247] -[.F248] +[.E248]" office:value-type="float" office:value="47776" calcext:value-type="float">
            <text:p>4777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05" calcext:value-type="date">
            <text:p>5.09.2023</text:p>
          </table:table-cell>
          <table:table-cell table:formula="of:=[.A249]" office:value-type="date" office:date-value="2023-09-05" calcext:value-type="date">
            <text:p>09-05</text:p>
          </table:table-cell>
          <table:table-cell table:style-name="ce1" table:formula="of:=IF([.B249] &lt; DATE(YEAR([.A249]);3;21); &quot;ZIMA&quot;; IF([.B249] &lt; DATE(YEAR([.A249]);6;21);&quot;WIOSNA&quot; ; IF([.B249] &lt; DATE(YEAR([.A249]);9;23); &quot;LATO&quot;; IF([.B249] &lt; DATE(YEAR([.A249]);12;21);&quot;JESIEŃ&quot;; &quot;ZIMA&quot;))))" office:value-type="string" office:string-value="LATO" calcext:value-type="string">
            <text:p>LATO</text:p>
          </table:table-cell>
          <table:table-cell table:formula="of:=IF([.C249] = &quot;ZIMA&quot;; 0.2; IF([.C249] = &quot;WIOSNA&quot;; 0.5; IF([.C249] = &quot;LATO&quot;; 0.9; 0.4)))" office:value-type="float" office:value="0.9" calcext:value-type="float">
            <text:p>0,9</text:p>
          </table:table-cell>
          <table:table-cell table:formula="of:=IF(WEEKDAY([.A249];2)&lt; 6; 1; 0) * [.$J$3] *[.D249] *[.$J$7]" office:value-type="float" office:value="594" calcext:value-type="float">
            <text:p>594</text:p>
          </table:table-cell>
          <table:table-cell table:formula="of:=IF(WEEKDAY([.A249];2) = 7; 150; 0)" office:value-type="float" office:value="0" calcext:value-type="float">
            <text:p>0</text:p>
          </table:table-cell>
          <table:table-cell table:formula="of:=[.G248] -[.F249] +[.E249]" office:value-type="float" office:value="48370" calcext:value-type="float">
            <text:p>483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06" calcext:value-type="date">
            <text:p>6.09.2023</text:p>
          </table:table-cell>
          <table:table-cell table:formula="of:=[.A250]" office:value-type="date" office:date-value="2023-09-06" calcext:value-type="date">
            <text:p>09-06</text:p>
          </table:table-cell>
          <table:table-cell table:style-name="ce1" table:formula="of:=IF([.B250] &lt; DATE(YEAR([.A250]);3;21); &quot;ZIMA&quot;; IF([.B250] &lt; DATE(YEAR([.A250]);6;21);&quot;WIOSNA&quot; ; IF([.B250] &lt; DATE(YEAR([.A250]);9;23); &quot;LATO&quot;; IF([.B250] &lt; DATE(YEAR([.A250]);12;21);&quot;JESIEŃ&quot;; &quot;ZIMA&quot;))))" office:value-type="string" office:string-value="LATO" calcext:value-type="string">
            <text:p>LATO</text:p>
          </table:table-cell>
          <table:table-cell table:formula="of:=IF([.C250] = &quot;ZIMA&quot;; 0.2; IF([.C250] = &quot;WIOSNA&quot;; 0.5; IF([.C250] = &quot;LATO&quot;; 0.9; 0.4)))" office:value-type="float" office:value="0.9" calcext:value-type="float">
            <text:p>0,9</text:p>
          </table:table-cell>
          <table:table-cell table:formula="of:=IF(WEEKDAY([.A250];2)&lt; 6; 1; 0) * [.$J$3] *[.D250] *[.$J$7]" office:value-type="float" office:value="594" calcext:value-type="float">
            <text:p>594</text:p>
          </table:table-cell>
          <table:table-cell table:formula="of:=IF(WEEKDAY([.A250];2) = 7; 150; 0)" office:value-type="float" office:value="0" calcext:value-type="float">
            <text:p>0</text:p>
          </table:table-cell>
          <table:table-cell table:formula="of:=[.G249] -[.F250] +[.E250]" office:value-type="float" office:value="48964" calcext:value-type="float">
            <text:p>489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07" calcext:value-type="date">
            <text:p>7.09.2023</text:p>
          </table:table-cell>
          <table:table-cell table:formula="of:=[.A251]" office:value-type="date" office:date-value="2023-09-07" calcext:value-type="date">
            <text:p>09-07</text:p>
          </table:table-cell>
          <table:table-cell table:style-name="ce1" table:formula="of:=IF([.B251] &lt; DATE(YEAR([.A251]);3;21); &quot;ZIMA&quot;; IF([.B251] &lt; DATE(YEAR([.A251]);6;21);&quot;WIOSNA&quot; ; IF([.B251] &lt; DATE(YEAR([.A251]);9;23); &quot;LATO&quot;; IF([.B251] &lt; DATE(YEAR([.A251]);12;21);&quot;JESIEŃ&quot;; &quot;ZIMA&quot;))))" office:value-type="string" office:string-value="LATO" calcext:value-type="string">
            <text:p>LATO</text:p>
          </table:table-cell>
          <table:table-cell table:formula="of:=IF([.C251] = &quot;ZIMA&quot;; 0.2; IF([.C251] = &quot;WIOSNA&quot;; 0.5; IF([.C251] = &quot;LATO&quot;; 0.9; 0.4)))" office:value-type="float" office:value="0.9" calcext:value-type="float">
            <text:p>0,9</text:p>
          </table:table-cell>
          <table:table-cell table:formula="of:=IF(WEEKDAY([.A251];2)&lt; 6; 1; 0) * [.$J$3] *[.D251] *[.$J$7]" office:value-type="float" office:value="594" calcext:value-type="float">
            <text:p>594</text:p>
          </table:table-cell>
          <table:table-cell table:formula="of:=IF(WEEKDAY([.A251];2) = 7; 150; 0)" office:value-type="float" office:value="0" calcext:value-type="float">
            <text:p>0</text:p>
          </table:table-cell>
          <table:table-cell table:formula="of:=[.G250] -[.F251] +[.E251]" office:value-type="float" office:value="49558" calcext:value-type="float">
            <text:p>4955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08" calcext:value-type="date">
            <text:p>8.09.2023</text:p>
          </table:table-cell>
          <table:table-cell table:formula="of:=[.A252]" office:value-type="date" office:date-value="2023-09-08" calcext:value-type="date">
            <text:p>09-08</text:p>
          </table:table-cell>
          <table:table-cell table:style-name="ce1" table:formula="of:=IF([.B252] &lt; DATE(YEAR([.A252]);3;21); &quot;ZIMA&quot;; IF([.B252] &lt; DATE(YEAR([.A252]);6;21);&quot;WIOSNA&quot; ; IF([.B252] &lt; DATE(YEAR([.A252]);9;23); &quot;LATO&quot;; IF([.B252] &lt; DATE(YEAR([.A252]);12;21);&quot;JESIEŃ&quot;; &quot;ZIMA&quot;))))" office:value-type="string" office:string-value="LATO" calcext:value-type="string">
            <text:p>LATO</text:p>
          </table:table-cell>
          <table:table-cell table:formula="of:=IF([.C252] = &quot;ZIMA&quot;; 0.2; IF([.C252] = &quot;WIOSNA&quot;; 0.5; IF([.C252] = &quot;LATO&quot;; 0.9; 0.4)))" office:value-type="float" office:value="0.9" calcext:value-type="float">
            <text:p>0,9</text:p>
          </table:table-cell>
          <table:table-cell table:formula="of:=IF(WEEKDAY([.A252];2)&lt; 6; 1; 0) * [.$J$3] *[.D252] *[.$J$7]" office:value-type="float" office:value="594" calcext:value-type="float">
            <text:p>594</text:p>
          </table:table-cell>
          <table:table-cell table:formula="of:=IF(WEEKDAY([.A252];2) = 7; 150; 0)" office:value-type="float" office:value="0" calcext:value-type="float">
            <text:p>0</text:p>
          </table:table-cell>
          <table:table-cell table:formula="of:=[.G251] -[.F252] +[.E252]" office:value-type="float" office:value="50152" calcext:value-type="float">
            <text:p>5015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09" calcext:value-type="date">
            <text:p>9.09.2023</text:p>
          </table:table-cell>
          <table:table-cell table:formula="of:=[.A253]" office:value-type="date" office:date-value="2023-09-09" calcext:value-type="date">
            <text:p>09-09</text:p>
          </table:table-cell>
          <table:table-cell table:style-name="ce1" table:formula="of:=IF([.B253] &lt; DATE(YEAR([.A253]);3;21); &quot;ZIMA&quot;; IF([.B253] &lt; DATE(YEAR([.A253]);6;21);&quot;WIOSNA&quot; ; IF([.B253] &lt; DATE(YEAR([.A253]);9;23); &quot;LATO&quot;; IF([.B253] &lt; DATE(YEAR([.A253]);12;21);&quot;JESIEŃ&quot;; &quot;ZIMA&quot;))))" office:value-type="string" office:string-value="LATO" calcext:value-type="string">
            <text:p>LATO</text:p>
          </table:table-cell>
          <table:table-cell table:formula="of:=IF([.C253] = &quot;ZIMA&quot;; 0.2; IF([.C253] = &quot;WIOSNA&quot;; 0.5; IF([.C253] = &quot;LATO&quot;; 0.9; 0.4)))" office:value-type="float" office:value="0.9" calcext:value-type="float">
            <text:p>0,9</text:p>
          </table:table-cell>
          <table:table-cell table:formula="of:=IF(WEEKDAY([.A253];2)&lt; 6; 1; 0) * [.$J$3] *[.D253] *[.$J$7]" office:value-type="float" office:value="0" calcext:value-type="float">
            <text:p>0</text:p>
          </table:table-cell>
          <table:table-cell table:formula="of:=IF(WEEKDAY([.A253];2) = 7; 150; 0)" office:value-type="float" office:value="0" calcext:value-type="float">
            <text:p>0</text:p>
          </table:table-cell>
          <table:table-cell table:formula="of:=[.G252] -[.F253] +[.E253]" office:value-type="float" office:value="50152" calcext:value-type="float">
            <text:p>5015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10" calcext:value-type="date">
            <text:p>10.09.2023</text:p>
          </table:table-cell>
          <table:table-cell table:formula="of:=[.A254]" office:value-type="date" office:date-value="2023-09-10" calcext:value-type="date">
            <text:p>09-10</text:p>
          </table:table-cell>
          <table:table-cell table:style-name="ce1" table:formula="of:=IF([.B254] &lt; DATE(YEAR([.A254]);3;21); &quot;ZIMA&quot;; IF([.B254] &lt; DATE(YEAR([.A254]);6;21);&quot;WIOSNA&quot; ; IF([.B254] &lt; DATE(YEAR([.A254]);9;23); &quot;LATO&quot;; IF([.B254] &lt; DATE(YEAR([.A254]);12;21);&quot;JESIEŃ&quot;; &quot;ZIMA&quot;))))" office:value-type="string" office:string-value="LATO" calcext:value-type="string">
            <text:p>LATO</text:p>
          </table:table-cell>
          <table:table-cell table:formula="of:=IF([.C254] = &quot;ZIMA&quot;; 0.2; IF([.C254] = &quot;WIOSNA&quot;; 0.5; IF([.C254] = &quot;LATO&quot;; 0.9; 0.4)))" office:value-type="float" office:value="0.9" calcext:value-type="float">
            <text:p>0,9</text:p>
          </table:table-cell>
          <table:table-cell table:formula="of:=IF(WEEKDAY([.A254];2)&lt; 6; 1; 0) * [.$J$3] *[.D254] *[.$J$7]" office:value-type="float" office:value="0" calcext:value-type="float">
            <text:p>0</text:p>
          </table:table-cell>
          <table:table-cell table:formula="of:=IF(WEEKDAY([.A254];2) = 7; 150; 0)" office:value-type="float" office:value="150" calcext:value-type="float">
            <text:p>150</text:p>
          </table:table-cell>
          <table:table-cell table:formula="of:=[.G253] -[.F254] +[.E254]" office:value-type="float" office:value="50002" calcext:value-type="float">
            <text:p>5000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11" calcext:value-type="date">
            <text:p>11.09.2023</text:p>
          </table:table-cell>
          <table:table-cell table:formula="of:=[.A255]" office:value-type="date" office:date-value="2023-09-11" calcext:value-type="date">
            <text:p>09-11</text:p>
          </table:table-cell>
          <table:table-cell table:style-name="ce1" table:formula="of:=IF([.B255] &lt; DATE(YEAR([.A255]);3;21); &quot;ZIMA&quot;; IF([.B255] &lt; DATE(YEAR([.A255]);6;21);&quot;WIOSNA&quot; ; IF([.B255] &lt; DATE(YEAR([.A255]);9;23); &quot;LATO&quot;; IF([.B255] &lt; DATE(YEAR([.A255]);12;21);&quot;JESIEŃ&quot;; &quot;ZIMA&quot;))))" office:value-type="string" office:string-value="LATO" calcext:value-type="string">
            <text:p>LATO</text:p>
          </table:table-cell>
          <table:table-cell table:formula="of:=IF([.C255] = &quot;ZIMA&quot;; 0.2; IF([.C255] = &quot;WIOSNA&quot;; 0.5; IF([.C255] = &quot;LATO&quot;; 0.9; 0.4)))" office:value-type="float" office:value="0.9" calcext:value-type="float">
            <text:p>0,9</text:p>
          </table:table-cell>
          <table:table-cell table:formula="of:=IF(WEEKDAY([.A255];2)&lt; 6; 1; 0) * [.$J$3] *[.D255] *[.$J$7]" office:value-type="float" office:value="594" calcext:value-type="float">
            <text:p>594</text:p>
          </table:table-cell>
          <table:table-cell table:formula="of:=IF(WEEKDAY([.A255];2) = 7; 150; 0)" office:value-type="float" office:value="0" calcext:value-type="float">
            <text:p>0</text:p>
          </table:table-cell>
          <table:table-cell table:formula="of:=[.G254] -[.F255] +[.E255]" office:value-type="float" office:value="50596" calcext:value-type="float">
            <text:p>5059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12" calcext:value-type="date">
            <text:p>12.09.2023</text:p>
          </table:table-cell>
          <table:table-cell table:formula="of:=[.A256]" office:value-type="date" office:date-value="2023-09-12" calcext:value-type="date">
            <text:p>09-12</text:p>
          </table:table-cell>
          <table:table-cell table:style-name="ce1" table:formula="of:=IF([.B256] &lt; DATE(YEAR([.A256]);3;21); &quot;ZIMA&quot;; IF([.B256] &lt; DATE(YEAR([.A256]);6;21);&quot;WIOSNA&quot; ; IF([.B256] &lt; DATE(YEAR([.A256]);9;23); &quot;LATO&quot;; IF([.B256] &lt; DATE(YEAR([.A256]);12;21);&quot;JESIEŃ&quot;; &quot;ZIMA&quot;))))" office:value-type="string" office:string-value="LATO" calcext:value-type="string">
            <text:p>LATO</text:p>
          </table:table-cell>
          <table:table-cell table:formula="of:=IF([.C256] = &quot;ZIMA&quot;; 0.2; IF([.C256] = &quot;WIOSNA&quot;; 0.5; IF([.C256] = &quot;LATO&quot;; 0.9; 0.4)))" office:value-type="float" office:value="0.9" calcext:value-type="float">
            <text:p>0,9</text:p>
          </table:table-cell>
          <table:table-cell table:formula="of:=IF(WEEKDAY([.A256];2)&lt; 6; 1; 0) * [.$J$3] *[.D256] *[.$J$7]" office:value-type="float" office:value="594" calcext:value-type="float">
            <text:p>594</text:p>
          </table:table-cell>
          <table:table-cell table:formula="of:=IF(WEEKDAY([.A256];2) = 7; 150; 0)" office:value-type="float" office:value="0" calcext:value-type="float">
            <text:p>0</text:p>
          </table:table-cell>
          <table:table-cell table:formula="of:=[.G255] -[.F256] +[.E256]" office:value-type="float" office:value="51190" calcext:value-type="float">
            <text:p>511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13" calcext:value-type="date">
            <text:p>13.09.2023</text:p>
          </table:table-cell>
          <table:table-cell table:formula="of:=[.A257]" office:value-type="date" office:date-value="2023-09-13" calcext:value-type="date">
            <text:p>09-13</text:p>
          </table:table-cell>
          <table:table-cell table:style-name="ce1" table:formula="of:=IF([.B257] &lt; DATE(YEAR([.A257]);3;21); &quot;ZIMA&quot;; IF([.B257] &lt; DATE(YEAR([.A257]);6;21);&quot;WIOSNA&quot; ; IF([.B257] &lt; DATE(YEAR([.A257]);9;23); &quot;LATO&quot;; IF([.B257] &lt; DATE(YEAR([.A257]);12;21);&quot;JESIEŃ&quot;; &quot;ZIMA&quot;))))" office:value-type="string" office:string-value="LATO" calcext:value-type="string">
            <text:p>LATO</text:p>
          </table:table-cell>
          <table:table-cell table:formula="of:=IF([.C257] = &quot;ZIMA&quot;; 0.2; IF([.C257] = &quot;WIOSNA&quot;; 0.5; IF([.C257] = &quot;LATO&quot;; 0.9; 0.4)))" office:value-type="float" office:value="0.9" calcext:value-type="float">
            <text:p>0,9</text:p>
          </table:table-cell>
          <table:table-cell table:formula="of:=IF(WEEKDAY([.A257];2)&lt; 6; 1; 0) * [.$J$3] *[.D257] *[.$J$7]" office:value-type="float" office:value="594" calcext:value-type="float">
            <text:p>594</text:p>
          </table:table-cell>
          <table:table-cell table:formula="of:=IF(WEEKDAY([.A257];2) = 7; 150; 0)" office:value-type="float" office:value="0" calcext:value-type="float">
            <text:p>0</text:p>
          </table:table-cell>
          <table:table-cell table:formula="of:=[.G256] -[.F257] +[.E257]" office:value-type="float" office:value="51784" calcext:value-type="float">
            <text:p>5178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14" calcext:value-type="date">
            <text:p>14.09.2023</text:p>
          </table:table-cell>
          <table:table-cell table:formula="of:=[.A258]" office:value-type="date" office:date-value="2023-09-14" calcext:value-type="date">
            <text:p>09-14</text:p>
          </table:table-cell>
          <table:table-cell table:style-name="ce1" table:formula="of:=IF([.B258] &lt; DATE(YEAR([.A258]);3;21); &quot;ZIMA&quot;; IF([.B258] &lt; DATE(YEAR([.A258]);6;21);&quot;WIOSNA&quot; ; IF([.B258] &lt; DATE(YEAR([.A258]);9;23); &quot;LATO&quot;; IF([.B258] &lt; DATE(YEAR([.A258]);12;21);&quot;JESIEŃ&quot;; &quot;ZIMA&quot;))))" office:value-type="string" office:string-value="LATO" calcext:value-type="string">
            <text:p>LATO</text:p>
          </table:table-cell>
          <table:table-cell table:formula="of:=IF([.C258] = &quot;ZIMA&quot;; 0.2; IF([.C258] = &quot;WIOSNA&quot;; 0.5; IF([.C258] = &quot;LATO&quot;; 0.9; 0.4)))" office:value-type="float" office:value="0.9" calcext:value-type="float">
            <text:p>0,9</text:p>
          </table:table-cell>
          <table:table-cell table:formula="of:=IF(WEEKDAY([.A258];2)&lt; 6; 1; 0) * [.$J$3] *[.D258] *[.$J$7]" office:value-type="float" office:value="594" calcext:value-type="float">
            <text:p>594</text:p>
          </table:table-cell>
          <table:table-cell table:formula="of:=IF(WEEKDAY([.A258];2) = 7; 150; 0)" office:value-type="float" office:value="0" calcext:value-type="float">
            <text:p>0</text:p>
          </table:table-cell>
          <table:table-cell table:formula="of:=[.G257] -[.F258] +[.E258]" office:value-type="float" office:value="52378" calcext:value-type="float">
            <text:p>5237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15" calcext:value-type="date">
            <text:p>15.09.2023</text:p>
          </table:table-cell>
          <table:table-cell table:formula="of:=[.A259]" office:value-type="date" office:date-value="2023-09-15" calcext:value-type="date">
            <text:p>09-15</text:p>
          </table:table-cell>
          <table:table-cell table:style-name="ce1" table:formula="of:=IF([.B259] &lt; DATE(YEAR([.A259]);3;21); &quot;ZIMA&quot;; IF([.B259] &lt; DATE(YEAR([.A259]);6;21);&quot;WIOSNA&quot; ; IF([.B259] &lt; DATE(YEAR([.A259]);9;23); &quot;LATO&quot;; IF([.B259] &lt; DATE(YEAR([.A259]);12;21);&quot;JESIEŃ&quot;; &quot;ZIMA&quot;))))" office:value-type="string" office:string-value="LATO" calcext:value-type="string">
            <text:p>LATO</text:p>
          </table:table-cell>
          <table:table-cell table:formula="of:=IF([.C259] = &quot;ZIMA&quot;; 0.2; IF([.C259] = &quot;WIOSNA&quot;; 0.5; IF([.C259] = &quot;LATO&quot;; 0.9; 0.4)))" office:value-type="float" office:value="0.9" calcext:value-type="float">
            <text:p>0,9</text:p>
          </table:table-cell>
          <table:table-cell table:formula="of:=IF(WEEKDAY([.A259];2)&lt; 6; 1; 0) * [.$J$3] *[.D259] *[.$J$7]" office:value-type="float" office:value="594" calcext:value-type="float">
            <text:p>594</text:p>
          </table:table-cell>
          <table:table-cell table:formula="of:=IF(WEEKDAY([.A259];2) = 7; 150; 0)" office:value-type="float" office:value="0" calcext:value-type="float">
            <text:p>0</text:p>
          </table:table-cell>
          <table:table-cell table:formula="of:=[.G258] -[.F259] +[.E259]" office:value-type="float" office:value="52972" calcext:value-type="float">
            <text:p>5297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16" calcext:value-type="date">
            <text:p>16.09.2023</text:p>
          </table:table-cell>
          <table:table-cell table:formula="of:=[.A260]" office:value-type="date" office:date-value="2023-09-16" calcext:value-type="date">
            <text:p>09-16</text:p>
          </table:table-cell>
          <table:table-cell table:style-name="ce1" table:formula="of:=IF([.B260] &lt; DATE(YEAR([.A260]);3;21); &quot;ZIMA&quot;; IF([.B260] &lt; DATE(YEAR([.A260]);6;21);&quot;WIOSNA&quot; ; IF([.B260] &lt; DATE(YEAR([.A260]);9;23); &quot;LATO&quot;; IF([.B260] &lt; DATE(YEAR([.A260]);12;21);&quot;JESIEŃ&quot;; &quot;ZIMA&quot;))))" office:value-type="string" office:string-value="LATO" calcext:value-type="string">
            <text:p>LATO</text:p>
          </table:table-cell>
          <table:table-cell table:formula="of:=IF([.C260] = &quot;ZIMA&quot;; 0.2; IF([.C260] = &quot;WIOSNA&quot;; 0.5; IF([.C260] = &quot;LATO&quot;; 0.9; 0.4)))" office:value-type="float" office:value="0.9" calcext:value-type="float">
            <text:p>0,9</text:p>
          </table:table-cell>
          <table:table-cell table:formula="of:=IF(WEEKDAY([.A260];2)&lt; 6; 1; 0) * [.$J$3] *[.D260] *[.$J$7]" office:value-type="float" office:value="0" calcext:value-type="float">
            <text:p>0</text:p>
          </table:table-cell>
          <table:table-cell table:formula="of:=IF(WEEKDAY([.A260];2) = 7; 150; 0)" office:value-type="float" office:value="0" calcext:value-type="float">
            <text:p>0</text:p>
          </table:table-cell>
          <table:table-cell table:formula="of:=[.G259] -[.F260] +[.E260]" office:value-type="float" office:value="52972" calcext:value-type="float">
            <text:p>5297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17" calcext:value-type="date">
            <text:p>17.09.2023</text:p>
          </table:table-cell>
          <table:table-cell table:formula="of:=[.A261]" office:value-type="date" office:date-value="2023-09-17" calcext:value-type="date">
            <text:p>09-17</text:p>
          </table:table-cell>
          <table:table-cell table:style-name="ce1" table:formula="of:=IF([.B261] &lt; DATE(YEAR([.A261]);3;21); &quot;ZIMA&quot;; IF([.B261] &lt; DATE(YEAR([.A261]);6;21);&quot;WIOSNA&quot; ; IF([.B261] &lt; DATE(YEAR([.A261]);9;23); &quot;LATO&quot;; IF([.B261] &lt; DATE(YEAR([.A261]);12;21);&quot;JESIEŃ&quot;; &quot;ZIMA&quot;))))" office:value-type="string" office:string-value="LATO" calcext:value-type="string">
            <text:p>LATO</text:p>
          </table:table-cell>
          <table:table-cell table:formula="of:=IF([.C261] = &quot;ZIMA&quot;; 0.2; IF([.C261] = &quot;WIOSNA&quot;; 0.5; IF([.C261] = &quot;LATO&quot;; 0.9; 0.4)))" office:value-type="float" office:value="0.9" calcext:value-type="float">
            <text:p>0,9</text:p>
          </table:table-cell>
          <table:table-cell table:formula="of:=IF(WEEKDAY([.A261];2)&lt; 6; 1; 0) * [.$J$3] *[.D261] *[.$J$7]" office:value-type="float" office:value="0" calcext:value-type="float">
            <text:p>0</text:p>
          </table:table-cell>
          <table:table-cell table:formula="of:=IF(WEEKDAY([.A261];2) = 7; 150; 0)" office:value-type="float" office:value="150" calcext:value-type="float">
            <text:p>150</text:p>
          </table:table-cell>
          <table:table-cell table:formula="of:=[.G260] -[.F261] +[.E261]" office:value-type="float" office:value="52822" calcext:value-type="float">
            <text:p>5282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18" calcext:value-type="date">
            <text:p>18.09.2023</text:p>
          </table:table-cell>
          <table:table-cell table:formula="of:=[.A262]" office:value-type="date" office:date-value="2023-09-18" calcext:value-type="date">
            <text:p>09-18</text:p>
          </table:table-cell>
          <table:table-cell table:style-name="ce1" table:formula="of:=IF([.B262] &lt; DATE(YEAR([.A262]);3;21); &quot;ZIMA&quot;; IF([.B262] &lt; DATE(YEAR([.A262]);6;21);&quot;WIOSNA&quot; ; IF([.B262] &lt; DATE(YEAR([.A262]);9;23); &quot;LATO&quot;; IF([.B262] &lt; DATE(YEAR([.A262]);12;21);&quot;JESIEŃ&quot;; &quot;ZIMA&quot;))))" office:value-type="string" office:string-value="LATO" calcext:value-type="string">
            <text:p>LATO</text:p>
          </table:table-cell>
          <table:table-cell table:formula="of:=IF([.C262] = &quot;ZIMA&quot;; 0.2; IF([.C262] = &quot;WIOSNA&quot;; 0.5; IF([.C262] = &quot;LATO&quot;; 0.9; 0.4)))" office:value-type="float" office:value="0.9" calcext:value-type="float">
            <text:p>0,9</text:p>
          </table:table-cell>
          <table:table-cell table:formula="of:=IF(WEEKDAY([.A262];2)&lt; 6; 1; 0) * [.$J$3] *[.D262] *[.$J$7]" office:value-type="float" office:value="594" calcext:value-type="float">
            <text:p>594</text:p>
          </table:table-cell>
          <table:table-cell table:formula="of:=IF(WEEKDAY([.A262];2) = 7; 150; 0)" office:value-type="float" office:value="0" calcext:value-type="float">
            <text:p>0</text:p>
          </table:table-cell>
          <table:table-cell table:formula="of:=[.G261] -[.F262] +[.E262]" office:value-type="float" office:value="53416" calcext:value-type="float">
            <text:p>5341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19" calcext:value-type="date">
            <text:p>19.09.2023</text:p>
          </table:table-cell>
          <table:table-cell table:formula="of:=[.A263]" office:value-type="date" office:date-value="2023-09-19" calcext:value-type="date">
            <text:p>09-19</text:p>
          </table:table-cell>
          <table:table-cell table:style-name="ce1" table:formula="of:=IF([.B263] &lt; DATE(YEAR([.A263]);3;21); &quot;ZIMA&quot;; IF([.B263] &lt; DATE(YEAR([.A263]);6;21);&quot;WIOSNA&quot; ; IF([.B263] &lt; DATE(YEAR([.A263]);9;23); &quot;LATO&quot;; IF([.B263] &lt; DATE(YEAR([.A263]);12;21);&quot;JESIEŃ&quot;; &quot;ZIMA&quot;))))" office:value-type="string" office:string-value="LATO" calcext:value-type="string">
            <text:p>LATO</text:p>
          </table:table-cell>
          <table:table-cell table:formula="of:=IF([.C263] = &quot;ZIMA&quot;; 0.2; IF([.C263] = &quot;WIOSNA&quot;; 0.5; IF([.C263] = &quot;LATO&quot;; 0.9; 0.4)))" office:value-type="float" office:value="0.9" calcext:value-type="float">
            <text:p>0,9</text:p>
          </table:table-cell>
          <table:table-cell table:formula="of:=IF(WEEKDAY([.A263];2)&lt; 6; 1; 0) * [.$J$3] *[.D263] *[.$J$7]" office:value-type="float" office:value="594" calcext:value-type="float">
            <text:p>594</text:p>
          </table:table-cell>
          <table:table-cell table:formula="of:=IF(WEEKDAY([.A263];2) = 7; 150; 0)" office:value-type="float" office:value="0" calcext:value-type="float">
            <text:p>0</text:p>
          </table:table-cell>
          <table:table-cell table:formula="of:=[.G262] -[.F263] +[.E263]" office:value-type="float" office:value="54010" calcext:value-type="float">
            <text:p>540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20" calcext:value-type="date">
            <text:p>20.09.2023</text:p>
          </table:table-cell>
          <table:table-cell table:formula="of:=[.A264]" office:value-type="date" office:date-value="2023-09-20" calcext:value-type="date">
            <text:p>09-20</text:p>
          </table:table-cell>
          <table:table-cell table:style-name="ce1" table:formula="of:=IF([.B264] &lt; DATE(YEAR([.A264]);3;21); &quot;ZIMA&quot;; IF([.B264] &lt; DATE(YEAR([.A264]);6;21);&quot;WIOSNA&quot; ; IF([.B264] &lt; DATE(YEAR([.A264]);9;23); &quot;LATO&quot;; IF([.B264] &lt; DATE(YEAR([.A264]);12;21);&quot;JESIEŃ&quot;; &quot;ZIMA&quot;))))" office:value-type="string" office:string-value="LATO" calcext:value-type="string">
            <text:p>LATO</text:p>
          </table:table-cell>
          <table:table-cell table:formula="of:=IF([.C264] = &quot;ZIMA&quot;; 0.2; IF([.C264] = &quot;WIOSNA&quot;; 0.5; IF([.C264] = &quot;LATO&quot;; 0.9; 0.4)))" office:value-type="float" office:value="0.9" calcext:value-type="float">
            <text:p>0,9</text:p>
          </table:table-cell>
          <table:table-cell table:formula="of:=IF(WEEKDAY([.A264];2)&lt; 6; 1; 0) * [.$J$3] *[.D264] *[.$J$7]" office:value-type="float" office:value="594" calcext:value-type="float">
            <text:p>594</text:p>
          </table:table-cell>
          <table:table-cell table:formula="of:=IF(WEEKDAY([.A264];2) = 7; 150; 0)" office:value-type="float" office:value="0" calcext:value-type="float">
            <text:p>0</text:p>
          </table:table-cell>
          <table:table-cell table:formula="of:=[.G263] -[.F264] +[.E264]" office:value-type="float" office:value="54604" calcext:value-type="float">
            <text:p>5460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21" calcext:value-type="date">
            <text:p>21.09.2023</text:p>
          </table:table-cell>
          <table:table-cell table:formula="of:=[.A265]" office:value-type="date" office:date-value="2023-09-21" calcext:value-type="date">
            <text:p>09-21</text:p>
          </table:table-cell>
          <table:table-cell table:style-name="ce1" table:formula="of:=IF([.B265] &lt; DATE(YEAR([.A265]);3;21); &quot;ZIMA&quot;; IF([.B265] &lt; DATE(YEAR([.A265]);6;21);&quot;WIOSNA&quot; ; IF([.B265] &lt; DATE(YEAR([.A265]);9;23); &quot;LATO&quot;; IF([.B265] &lt; DATE(YEAR([.A265]);12;21);&quot;JESIEŃ&quot;; &quot;ZIMA&quot;))))" office:value-type="string" office:string-value="LATO" calcext:value-type="string">
            <text:p>LATO</text:p>
          </table:table-cell>
          <table:table-cell table:formula="of:=IF([.C265] = &quot;ZIMA&quot;; 0.2; IF([.C265] = &quot;WIOSNA&quot;; 0.5; IF([.C265] = &quot;LATO&quot;; 0.9; 0.4)))" office:value-type="float" office:value="0.9" calcext:value-type="float">
            <text:p>0,9</text:p>
          </table:table-cell>
          <table:table-cell table:formula="of:=IF(WEEKDAY([.A265];2)&lt; 6; 1; 0) * [.$J$3] *[.D265] *[.$J$7]" office:value-type="float" office:value="594" calcext:value-type="float">
            <text:p>594</text:p>
          </table:table-cell>
          <table:table-cell table:formula="of:=IF(WEEKDAY([.A265];2) = 7; 150; 0)" office:value-type="float" office:value="0" calcext:value-type="float">
            <text:p>0</text:p>
          </table:table-cell>
          <table:table-cell table:formula="of:=[.G264] -[.F265] +[.E265]" office:value-type="float" office:value="55198" calcext:value-type="float">
            <text:p>5519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22" calcext:value-type="date">
            <text:p>22.09.2023</text:p>
          </table:table-cell>
          <table:table-cell table:formula="of:=[.A266]" office:value-type="date" office:date-value="2023-09-22" calcext:value-type="date">
            <text:p>09-22</text:p>
          </table:table-cell>
          <table:table-cell table:style-name="ce1" table:formula="of:=IF([.B266] &lt; DATE(YEAR([.A266]);3;21); &quot;ZIMA&quot;; IF([.B266] &lt; DATE(YEAR([.A266]);6;21);&quot;WIOSNA&quot; ; IF([.B266] &lt; DATE(YEAR([.A266]);9;23); &quot;LATO&quot;; IF([.B266] &lt; DATE(YEAR([.A266]);12;21);&quot;JESIEŃ&quot;; &quot;ZIMA&quot;))))" office:value-type="string" office:string-value="LATO" calcext:value-type="string">
            <text:p>LATO</text:p>
          </table:table-cell>
          <table:table-cell table:formula="of:=IF([.C266] = &quot;ZIMA&quot;; 0.2; IF([.C266] = &quot;WIOSNA&quot;; 0.5; IF([.C266] = &quot;LATO&quot;; 0.9; 0.4)))" office:value-type="float" office:value="0.9" calcext:value-type="float">
            <text:p>0,9</text:p>
          </table:table-cell>
          <table:table-cell table:formula="of:=IF(WEEKDAY([.A266];2)&lt; 6; 1; 0) * [.$J$3] *[.D266] *[.$J$7]" office:value-type="float" office:value="594" calcext:value-type="float">
            <text:p>594</text:p>
          </table:table-cell>
          <table:table-cell table:formula="of:=IF(WEEKDAY([.A266];2) = 7; 150; 0)" office:value-type="float" office:value="0" calcext:value-type="float">
            <text:p>0</text:p>
          </table:table-cell>
          <table:table-cell table:formula="of:=[.G265] -[.F266] +[.E266]" office:value-type="float" office:value="55792" calcext:value-type="float">
            <text:p>5579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23" calcext:value-type="date">
            <text:p>23.09.2023</text:p>
          </table:table-cell>
          <table:table-cell table:formula="of:=[.A267]" office:value-type="date" office:date-value="2023-09-23" calcext:value-type="date">
            <text:p>09-23</text:p>
          </table:table-cell>
          <table:table-cell table:style-name="ce1" table:formula="of:=IF([.B267] &lt; DATE(YEAR([.A267]);3;21); &quot;ZIMA&quot;; IF([.B267] &lt; DATE(YEAR([.A267]);6;21);&quot;WIOSNA&quot; ; IF([.B267] &lt; DATE(YEAR([.A267]);9;23); &quot;LATO&quot;; IF([.B267] &lt; DATE(YEAR([.A267]);12;21);&quot;JESIEŃ&quot;; &quot;ZIMA&quot;))))" office:value-type="string" office:string-value="JESIEŃ" calcext:value-type="string">
            <text:p>JESIEŃ</text:p>
          </table:table-cell>
          <table:table-cell table:formula="of:=IF([.C267] = &quot;ZIMA&quot;; 0.2; IF([.C267] = &quot;WIOSNA&quot;; 0.5; IF([.C267] = &quot;LATO&quot;; 0.9; 0.4)))" office:value-type="float" office:value="0.4" calcext:value-type="float">
            <text:p>0,4</text:p>
          </table:table-cell>
          <table:table-cell table:formula="of:=IF(WEEKDAY([.A267];2)&lt; 6; 1; 0) * [.$J$3] *[.D267] *[.$J$7]" office:value-type="float" office:value="0" calcext:value-type="float">
            <text:p>0</text:p>
          </table:table-cell>
          <table:table-cell table:formula="of:=IF(WEEKDAY([.A267];2) = 7; 150; 0)" office:value-type="float" office:value="0" calcext:value-type="float">
            <text:p>0</text:p>
          </table:table-cell>
          <table:table-cell table:formula="of:=[.G266] -[.F267] +[.E267]" office:value-type="float" office:value="55792" calcext:value-type="float">
            <text:p>5579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24" calcext:value-type="date">
            <text:p>24.09.2023</text:p>
          </table:table-cell>
          <table:table-cell table:formula="of:=[.A268]" office:value-type="date" office:date-value="2023-09-24" calcext:value-type="date">
            <text:p>09-24</text:p>
          </table:table-cell>
          <table:table-cell table:style-name="ce1" table:formula="of:=IF([.B268] &lt; DATE(YEAR([.A268]);3;21); &quot;ZIMA&quot;; IF([.B268] &lt; DATE(YEAR([.A268]);6;21);&quot;WIOSNA&quot; ; IF([.B268] &lt; DATE(YEAR([.A268]);9;23); &quot;LATO&quot;; IF([.B268] &lt; DATE(YEAR([.A268]);12;21);&quot;JESIEŃ&quot;; &quot;ZIMA&quot;))))" office:value-type="string" office:string-value="JESIEŃ" calcext:value-type="string">
            <text:p>JESIEŃ</text:p>
          </table:table-cell>
          <table:table-cell table:formula="of:=IF([.C268] = &quot;ZIMA&quot;; 0.2; IF([.C268] = &quot;WIOSNA&quot;; 0.5; IF([.C268] = &quot;LATO&quot;; 0.9; 0.4)))" office:value-type="float" office:value="0.4" calcext:value-type="float">
            <text:p>0,4</text:p>
          </table:table-cell>
          <table:table-cell table:formula="of:=IF(WEEKDAY([.A268];2)&lt; 6; 1; 0) * [.$J$3] *[.D268] *[.$J$7]" office:value-type="float" office:value="0" calcext:value-type="float">
            <text:p>0</text:p>
          </table:table-cell>
          <table:table-cell table:formula="of:=IF(WEEKDAY([.A268];2) = 7; 150; 0)" office:value-type="float" office:value="150" calcext:value-type="float">
            <text:p>150</text:p>
          </table:table-cell>
          <table:table-cell table:formula="of:=[.G267] -[.F268] +[.E268]" office:value-type="float" office:value="55642" calcext:value-type="float">
            <text:p>5564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25" calcext:value-type="date">
            <text:p>25.09.2023</text:p>
          </table:table-cell>
          <table:table-cell table:formula="of:=[.A269]" office:value-type="date" office:date-value="2023-09-25" calcext:value-type="date">
            <text:p>09-25</text:p>
          </table:table-cell>
          <table:table-cell table:style-name="ce1" table:formula="of:=IF([.B269] &lt; DATE(YEAR([.A269]);3;21); &quot;ZIMA&quot;; IF([.B269] &lt; DATE(YEAR([.A269]);6;21);&quot;WIOSNA&quot; ; IF([.B269] &lt; DATE(YEAR([.A269]);9;23); &quot;LATO&quot;; IF([.B269] &lt; DATE(YEAR([.A269]);12;21);&quot;JESIEŃ&quot;; &quot;ZIMA&quot;))))" office:value-type="string" office:string-value="JESIEŃ" calcext:value-type="string">
            <text:p>JESIEŃ</text:p>
          </table:table-cell>
          <table:table-cell table:formula="of:=IF([.C269] = &quot;ZIMA&quot;; 0.2; IF([.C269] = &quot;WIOSNA&quot;; 0.5; IF([.C269] = &quot;LATO&quot;; 0.9; 0.4)))" office:value-type="float" office:value="0.4" calcext:value-type="float">
            <text:p>0,4</text:p>
          </table:table-cell>
          <table:table-cell table:formula="of:=IF(WEEKDAY([.A269];2)&lt; 6; 1; 0) * [.$J$3] *[.D269] *[.$J$7]" office:value-type="float" office:value="264" calcext:value-type="float">
            <text:p>264</text:p>
          </table:table-cell>
          <table:table-cell table:formula="of:=IF(WEEKDAY([.A269];2) = 7; 150; 0)" office:value-type="float" office:value="0" calcext:value-type="float">
            <text:p>0</text:p>
          </table:table-cell>
          <table:table-cell table:formula="of:=[.G268] -[.F269] +[.E269]" office:value-type="float" office:value="55906" calcext:value-type="float">
            <text:p>5590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26" calcext:value-type="date">
            <text:p>26.09.2023</text:p>
          </table:table-cell>
          <table:table-cell table:formula="of:=[.A270]" office:value-type="date" office:date-value="2023-09-26" calcext:value-type="date">
            <text:p>09-26</text:p>
          </table:table-cell>
          <table:table-cell table:style-name="ce1" table:formula="of:=IF([.B270] &lt; DATE(YEAR([.A270]);3;21); &quot;ZIMA&quot;; IF([.B270] &lt; DATE(YEAR([.A270]);6;21);&quot;WIOSNA&quot; ; IF([.B270] &lt; DATE(YEAR([.A270]);9;23); &quot;LATO&quot;; IF([.B270] &lt; DATE(YEAR([.A270]);12;21);&quot;JESIEŃ&quot;; &quot;ZIMA&quot;))))" office:value-type="string" office:string-value="JESIEŃ" calcext:value-type="string">
            <text:p>JESIEŃ</text:p>
          </table:table-cell>
          <table:table-cell table:formula="of:=IF([.C270] = &quot;ZIMA&quot;; 0.2; IF([.C270] = &quot;WIOSNA&quot;; 0.5; IF([.C270] = &quot;LATO&quot;; 0.9; 0.4)))" office:value-type="float" office:value="0.4" calcext:value-type="float">
            <text:p>0,4</text:p>
          </table:table-cell>
          <table:table-cell table:formula="of:=IF(WEEKDAY([.A270];2)&lt; 6; 1; 0) * [.$J$3] *[.D270] *[.$J$7]" office:value-type="float" office:value="264" calcext:value-type="float">
            <text:p>264</text:p>
          </table:table-cell>
          <table:table-cell table:formula="of:=IF(WEEKDAY([.A270];2) = 7; 150; 0)" office:value-type="float" office:value="0" calcext:value-type="float">
            <text:p>0</text:p>
          </table:table-cell>
          <table:table-cell table:formula="of:=[.G269] -[.F270] +[.E270]" office:value-type="float" office:value="56170" calcext:value-type="float">
            <text:p>561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27" calcext:value-type="date">
            <text:p>27.09.2023</text:p>
          </table:table-cell>
          <table:table-cell table:formula="of:=[.A271]" office:value-type="date" office:date-value="2023-09-27" calcext:value-type="date">
            <text:p>09-27</text:p>
          </table:table-cell>
          <table:table-cell table:style-name="ce1" table:formula="of:=IF([.B271] &lt; DATE(YEAR([.A271]);3;21); &quot;ZIMA&quot;; IF([.B271] &lt; DATE(YEAR([.A271]);6;21);&quot;WIOSNA&quot; ; IF([.B271] &lt; DATE(YEAR([.A271]);9;23); &quot;LATO&quot;; IF([.B271] &lt; DATE(YEAR([.A271]);12;21);&quot;JESIEŃ&quot;; &quot;ZIMA&quot;))))" office:value-type="string" office:string-value="JESIEŃ" calcext:value-type="string">
            <text:p>JESIEŃ</text:p>
          </table:table-cell>
          <table:table-cell table:formula="of:=IF([.C271] = &quot;ZIMA&quot;; 0.2; IF([.C271] = &quot;WIOSNA&quot;; 0.5; IF([.C271] = &quot;LATO&quot;; 0.9; 0.4)))" office:value-type="float" office:value="0.4" calcext:value-type="float">
            <text:p>0,4</text:p>
          </table:table-cell>
          <table:table-cell table:formula="of:=IF(WEEKDAY([.A271];2)&lt; 6; 1; 0) * [.$J$3] *[.D271] *[.$J$7]" office:value-type="float" office:value="264" calcext:value-type="float">
            <text:p>264</text:p>
          </table:table-cell>
          <table:table-cell table:formula="of:=IF(WEEKDAY([.A271];2) = 7; 150; 0)" office:value-type="float" office:value="0" calcext:value-type="float">
            <text:p>0</text:p>
          </table:table-cell>
          <table:table-cell table:formula="of:=[.G270] -[.F271] +[.E271]" office:value-type="float" office:value="56434" calcext:value-type="float">
            <text:p>5643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28" calcext:value-type="date">
            <text:p>28.09.2023</text:p>
          </table:table-cell>
          <table:table-cell table:formula="of:=[.A272]" office:value-type="date" office:date-value="2023-09-28" calcext:value-type="date">
            <text:p>09-28</text:p>
          </table:table-cell>
          <table:table-cell table:style-name="ce1" table:formula="of:=IF([.B272] &lt; DATE(YEAR([.A272]);3;21); &quot;ZIMA&quot;; IF([.B272] &lt; DATE(YEAR([.A272]);6;21);&quot;WIOSNA&quot; ; IF([.B272] &lt; DATE(YEAR([.A272]);9;23); &quot;LATO&quot;; IF([.B272] &lt; DATE(YEAR([.A272]);12;21);&quot;JESIEŃ&quot;; &quot;ZIMA&quot;))))" office:value-type="string" office:string-value="JESIEŃ" calcext:value-type="string">
            <text:p>JESIEŃ</text:p>
          </table:table-cell>
          <table:table-cell table:formula="of:=IF([.C272] = &quot;ZIMA&quot;; 0.2; IF([.C272] = &quot;WIOSNA&quot;; 0.5; IF([.C272] = &quot;LATO&quot;; 0.9; 0.4)))" office:value-type="float" office:value="0.4" calcext:value-type="float">
            <text:p>0,4</text:p>
          </table:table-cell>
          <table:table-cell table:formula="of:=IF(WEEKDAY([.A272];2)&lt; 6; 1; 0) * [.$J$3] *[.D272] *[.$J$7]" office:value-type="float" office:value="264" calcext:value-type="float">
            <text:p>264</text:p>
          </table:table-cell>
          <table:table-cell table:formula="of:=IF(WEEKDAY([.A272];2) = 7; 150; 0)" office:value-type="float" office:value="0" calcext:value-type="float">
            <text:p>0</text:p>
          </table:table-cell>
          <table:table-cell table:formula="of:=[.G271] -[.F272] +[.E272]" office:value-type="float" office:value="56698" calcext:value-type="float">
            <text:p>5669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29" calcext:value-type="date">
            <text:p>29.09.2023</text:p>
          </table:table-cell>
          <table:table-cell table:formula="of:=[.A273]" office:value-type="date" office:date-value="2023-09-29" calcext:value-type="date">
            <text:p>09-29</text:p>
          </table:table-cell>
          <table:table-cell table:style-name="ce1" table:formula="of:=IF([.B273] &lt; DATE(YEAR([.A273]);3;21); &quot;ZIMA&quot;; IF([.B273] &lt; DATE(YEAR([.A273]);6;21);&quot;WIOSNA&quot; ; IF([.B273] &lt; DATE(YEAR([.A273]);9;23); &quot;LATO&quot;; IF([.B273] &lt; DATE(YEAR([.A273]);12;21);&quot;JESIEŃ&quot;; &quot;ZIMA&quot;))))" office:value-type="string" office:string-value="JESIEŃ" calcext:value-type="string">
            <text:p>JESIEŃ</text:p>
          </table:table-cell>
          <table:table-cell table:formula="of:=IF([.C273] = &quot;ZIMA&quot;; 0.2; IF([.C273] = &quot;WIOSNA&quot;; 0.5; IF([.C273] = &quot;LATO&quot;; 0.9; 0.4)))" office:value-type="float" office:value="0.4" calcext:value-type="float">
            <text:p>0,4</text:p>
          </table:table-cell>
          <table:table-cell table:formula="of:=IF(WEEKDAY([.A273];2)&lt; 6; 1; 0) * [.$J$3] *[.D273] *[.$J$7]" office:value-type="float" office:value="264" calcext:value-type="float">
            <text:p>264</text:p>
          </table:table-cell>
          <table:table-cell table:formula="of:=IF(WEEKDAY([.A273];2) = 7; 150; 0)" office:value-type="float" office:value="0" calcext:value-type="float">
            <text:p>0</text:p>
          </table:table-cell>
          <table:table-cell table:formula="of:=[.G272] -[.F273] +[.E273]" office:value-type="float" office:value="56962" calcext:value-type="float">
            <text:p>5696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30" calcext:value-type="date">
            <text:p>30.09.2023</text:p>
          </table:table-cell>
          <table:table-cell table:formula="of:=[.A274]" office:value-type="date" office:date-value="2023-09-30" calcext:value-type="date">
            <text:p>09-30</text:p>
          </table:table-cell>
          <table:table-cell table:style-name="ce1" table:formula="of:=IF([.B274] &lt; DATE(YEAR([.A274]);3;21); &quot;ZIMA&quot;; IF([.B274] &lt; DATE(YEAR([.A274]);6;21);&quot;WIOSNA&quot; ; IF([.B274] &lt; DATE(YEAR([.A274]);9;23); &quot;LATO&quot;; IF([.B274] &lt; DATE(YEAR([.A274]);12;21);&quot;JESIEŃ&quot;; &quot;ZIMA&quot;))))" office:value-type="string" office:string-value="JESIEŃ" calcext:value-type="string">
            <text:p>JESIEŃ</text:p>
          </table:table-cell>
          <table:table-cell table:formula="of:=IF([.C274] = &quot;ZIMA&quot;; 0.2; IF([.C274] = &quot;WIOSNA&quot;; 0.5; IF([.C274] = &quot;LATO&quot;; 0.9; 0.4)))" office:value-type="float" office:value="0.4" calcext:value-type="float">
            <text:p>0,4</text:p>
          </table:table-cell>
          <table:table-cell table:formula="of:=IF(WEEKDAY([.A274];2)&lt; 6; 1; 0) * [.$J$3] *[.D274] *[.$J$7]" office:value-type="float" office:value="0" calcext:value-type="float">
            <text:p>0</text:p>
          </table:table-cell>
          <table:table-cell table:formula="of:=IF(WEEKDAY([.A274];2) = 7; 150; 0)" office:value-type="float" office:value="0" calcext:value-type="float">
            <text:p>0</text:p>
          </table:table-cell>
          <table:table-cell table:formula="of:=[.G273] -[.F274] +[.E274]" office:value-type="float" office:value="56962" calcext:value-type="float">
            <text:p>5696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01" calcext:value-type="date">
            <text:p>1.10.2023</text:p>
          </table:table-cell>
          <table:table-cell table:formula="of:=[.A275]" office:value-type="date" office:date-value="2023-10-01" calcext:value-type="date">
            <text:p>10-01</text:p>
          </table:table-cell>
          <table:table-cell table:style-name="ce1" table:formula="of:=IF([.B275] &lt; DATE(YEAR([.A275]);3;21); &quot;ZIMA&quot;; IF([.B275] &lt; DATE(YEAR([.A275]);6;21);&quot;WIOSNA&quot; ; IF([.B275] &lt; DATE(YEAR([.A275]);9;23); &quot;LATO&quot;; IF([.B275] &lt; DATE(YEAR([.A275]);12;21);&quot;JESIEŃ&quot;; &quot;ZIMA&quot;))))" office:value-type="string" office:string-value="JESIEŃ" calcext:value-type="string">
            <text:p>JESIEŃ</text:p>
          </table:table-cell>
          <table:table-cell table:formula="of:=IF([.C275] = &quot;ZIMA&quot;; 0.2; IF([.C275] = &quot;WIOSNA&quot;; 0.5; IF([.C275] = &quot;LATO&quot;; 0.9; 0.4)))" office:value-type="float" office:value="0.4" calcext:value-type="float">
            <text:p>0,4</text:p>
          </table:table-cell>
          <table:table-cell table:formula="of:=IF(WEEKDAY([.A275];2)&lt; 6; 1; 0) * [.$J$3] *[.D275] *[.$J$7]" office:value-type="float" office:value="0" calcext:value-type="float">
            <text:p>0</text:p>
          </table:table-cell>
          <table:table-cell table:formula="of:=IF(WEEKDAY([.A275];2) = 7; 150; 0)" office:value-type="float" office:value="150" calcext:value-type="float">
            <text:p>150</text:p>
          </table:table-cell>
          <table:table-cell table:formula="of:=[.G274] -[.F275] +[.E275]" office:value-type="float" office:value="56812" calcext:value-type="float">
            <text:p>5681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02" calcext:value-type="date">
            <text:p>2.10.2023</text:p>
          </table:table-cell>
          <table:table-cell table:formula="of:=[.A276]" office:value-type="date" office:date-value="2023-10-02" calcext:value-type="date">
            <text:p>10-02</text:p>
          </table:table-cell>
          <table:table-cell table:style-name="ce1" table:formula="of:=IF([.B276] &lt; DATE(YEAR([.A276]);3;21); &quot;ZIMA&quot;; IF([.B276] &lt; DATE(YEAR([.A276]);6;21);&quot;WIOSNA&quot; ; IF([.B276] &lt; DATE(YEAR([.A276]);9;23); &quot;LATO&quot;; IF([.B276] &lt; DATE(YEAR([.A276]);12;21);&quot;JESIEŃ&quot;; &quot;ZIMA&quot;))))" office:value-type="string" office:string-value="JESIEŃ" calcext:value-type="string">
            <text:p>JESIEŃ</text:p>
          </table:table-cell>
          <table:table-cell table:formula="of:=IF([.C276] = &quot;ZIMA&quot;; 0.2; IF([.C276] = &quot;WIOSNA&quot;; 0.5; IF([.C276] = &quot;LATO&quot;; 0.9; 0.4)))" office:value-type="float" office:value="0.4" calcext:value-type="float">
            <text:p>0,4</text:p>
          </table:table-cell>
          <table:table-cell table:formula="of:=IF(WEEKDAY([.A276];2)&lt; 6; 1; 0) * [.$J$3] *[.D276] *[.$J$7]" office:value-type="float" office:value="264" calcext:value-type="float">
            <text:p>264</text:p>
          </table:table-cell>
          <table:table-cell table:formula="of:=IF(WEEKDAY([.A276];2) = 7; 150; 0)" office:value-type="float" office:value="0" calcext:value-type="float">
            <text:p>0</text:p>
          </table:table-cell>
          <table:table-cell table:formula="of:=[.G275] -[.F276] +[.E276]" office:value-type="float" office:value="57076" calcext:value-type="float">
            <text:p>5707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03" calcext:value-type="date">
            <text:p>3.10.2023</text:p>
          </table:table-cell>
          <table:table-cell table:formula="of:=[.A277]" office:value-type="date" office:date-value="2023-10-03" calcext:value-type="date">
            <text:p>10-03</text:p>
          </table:table-cell>
          <table:table-cell table:style-name="ce1" table:formula="of:=IF([.B277] &lt; DATE(YEAR([.A277]);3;21); &quot;ZIMA&quot;; IF([.B277] &lt; DATE(YEAR([.A277]);6;21);&quot;WIOSNA&quot; ; IF([.B277] &lt; DATE(YEAR([.A277]);9;23); &quot;LATO&quot;; IF([.B277] &lt; DATE(YEAR([.A277]);12;21);&quot;JESIEŃ&quot;; &quot;ZIMA&quot;))))" office:value-type="string" office:string-value="JESIEŃ" calcext:value-type="string">
            <text:p>JESIEŃ</text:p>
          </table:table-cell>
          <table:table-cell table:formula="of:=IF([.C277] = &quot;ZIMA&quot;; 0.2; IF([.C277] = &quot;WIOSNA&quot;; 0.5; IF([.C277] = &quot;LATO&quot;; 0.9; 0.4)))" office:value-type="float" office:value="0.4" calcext:value-type="float">
            <text:p>0,4</text:p>
          </table:table-cell>
          <table:table-cell table:formula="of:=IF(WEEKDAY([.A277];2)&lt; 6; 1; 0) * [.$J$3] *[.D277] *[.$J$7]" office:value-type="float" office:value="264" calcext:value-type="float">
            <text:p>264</text:p>
          </table:table-cell>
          <table:table-cell table:formula="of:=IF(WEEKDAY([.A277];2) = 7; 150; 0)" office:value-type="float" office:value="0" calcext:value-type="float">
            <text:p>0</text:p>
          </table:table-cell>
          <table:table-cell table:formula="of:=[.G276] -[.F277] +[.E277]" office:value-type="float" office:value="57340" calcext:value-type="float">
            <text:p>573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04" calcext:value-type="date">
            <text:p>4.10.2023</text:p>
          </table:table-cell>
          <table:table-cell table:formula="of:=[.A278]" office:value-type="date" office:date-value="2023-10-04" calcext:value-type="date">
            <text:p>10-04</text:p>
          </table:table-cell>
          <table:table-cell table:style-name="ce1" table:formula="of:=IF([.B278] &lt; DATE(YEAR([.A278]);3;21); &quot;ZIMA&quot;; IF([.B278] &lt; DATE(YEAR([.A278]);6;21);&quot;WIOSNA&quot; ; IF([.B278] &lt; DATE(YEAR([.A278]);9;23); &quot;LATO&quot;; IF([.B278] &lt; DATE(YEAR([.A278]);12;21);&quot;JESIEŃ&quot;; &quot;ZIMA&quot;))))" office:value-type="string" office:string-value="JESIEŃ" calcext:value-type="string">
            <text:p>JESIEŃ</text:p>
          </table:table-cell>
          <table:table-cell table:formula="of:=IF([.C278] = &quot;ZIMA&quot;; 0.2; IF([.C278] = &quot;WIOSNA&quot;; 0.5; IF([.C278] = &quot;LATO&quot;; 0.9; 0.4)))" office:value-type="float" office:value="0.4" calcext:value-type="float">
            <text:p>0,4</text:p>
          </table:table-cell>
          <table:table-cell table:formula="of:=IF(WEEKDAY([.A278];2)&lt; 6; 1; 0) * [.$J$3] *[.D278] *[.$J$7]" office:value-type="float" office:value="264" calcext:value-type="float">
            <text:p>264</text:p>
          </table:table-cell>
          <table:table-cell table:formula="of:=IF(WEEKDAY([.A278];2) = 7; 150; 0)" office:value-type="float" office:value="0" calcext:value-type="float">
            <text:p>0</text:p>
          </table:table-cell>
          <table:table-cell table:formula="of:=[.G277] -[.F278] +[.E278]" office:value-type="float" office:value="57604" calcext:value-type="float">
            <text:p>5760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05" calcext:value-type="date">
            <text:p>5.10.2023</text:p>
          </table:table-cell>
          <table:table-cell table:formula="of:=[.A279]" office:value-type="date" office:date-value="2023-10-05" calcext:value-type="date">
            <text:p>10-05</text:p>
          </table:table-cell>
          <table:table-cell table:style-name="ce1" table:formula="of:=IF([.B279] &lt; DATE(YEAR([.A279]);3;21); &quot;ZIMA&quot;; IF([.B279] &lt; DATE(YEAR([.A279]);6;21);&quot;WIOSNA&quot; ; IF([.B279] &lt; DATE(YEAR([.A279]);9;23); &quot;LATO&quot;; IF([.B279] &lt; DATE(YEAR([.A279]);12;21);&quot;JESIEŃ&quot;; &quot;ZIMA&quot;))))" office:value-type="string" office:string-value="JESIEŃ" calcext:value-type="string">
            <text:p>JESIEŃ</text:p>
          </table:table-cell>
          <table:table-cell table:formula="of:=IF([.C279] = &quot;ZIMA&quot;; 0.2; IF([.C279] = &quot;WIOSNA&quot;; 0.5; IF([.C279] = &quot;LATO&quot;; 0.9; 0.4)))" office:value-type="float" office:value="0.4" calcext:value-type="float">
            <text:p>0,4</text:p>
          </table:table-cell>
          <table:table-cell table:formula="of:=IF(WEEKDAY([.A279];2)&lt; 6; 1; 0) * [.$J$3] *[.D279] *[.$J$7]" office:value-type="float" office:value="264" calcext:value-type="float">
            <text:p>264</text:p>
          </table:table-cell>
          <table:table-cell table:formula="of:=IF(WEEKDAY([.A279];2) = 7; 150; 0)" office:value-type="float" office:value="0" calcext:value-type="float">
            <text:p>0</text:p>
          </table:table-cell>
          <table:table-cell table:formula="of:=[.G278] -[.F279] +[.E279]" office:value-type="float" office:value="57868" calcext:value-type="float">
            <text:p>5786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06" calcext:value-type="date">
            <text:p>6.10.2023</text:p>
          </table:table-cell>
          <table:table-cell table:formula="of:=[.A280]" office:value-type="date" office:date-value="2023-10-06" calcext:value-type="date">
            <text:p>10-06</text:p>
          </table:table-cell>
          <table:table-cell table:style-name="ce1" table:formula="of:=IF([.B280] &lt; DATE(YEAR([.A280]);3;21); &quot;ZIMA&quot;; IF([.B280] &lt; DATE(YEAR([.A280]);6;21);&quot;WIOSNA&quot; ; IF([.B280] &lt; DATE(YEAR([.A280]);9;23); &quot;LATO&quot;; IF([.B280] &lt; DATE(YEAR([.A280]);12;21);&quot;JESIEŃ&quot;; &quot;ZIMA&quot;))))" office:value-type="string" office:string-value="JESIEŃ" calcext:value-type="string">
            <text:p>JESIEŃ</text:p>
          </table:table-cell>
          <table:table-cell table:formula="of:=IF([.C280] = &quot;ZIMA&quot;; 0.2; IF([.C280] = &quot;WIOSNA&quot;; 0.5; IF([.C280] = &quot;LATO&quot;; 0.9; 0.4)))" office:value-type="float" office:value="0.4" calcext:value-type="float">
            <text:p>0,4</text:p>
          </table:table-cell>
          <table:table-cell table:formula="of:=IF(WEEKDAY([.A280];2)&lt; 6; 1; 0) * [.$J$3] *[.D280] *[.$J$7]" office:value-type="float" office:value="264" calcext:value-type="float">
            <text:p>264</text:p>
          </table:table-cell>
          <table:table-cell table:formula="of:=IF(WEEKDAY([.A280];2) = 7; 150; 0)" office:value-type="float" office:value="0" calcext:value-type="float">
            <text:p>0</text:p>
          </table:table-cell>
          <table:table-cell table:formula="of:=[.G279] -[.F280] +[.E280]" office:value-type="float" office:value="58132" calcext:value-type="float">
            <text:p>5813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07" calcext:value-type="date">
            <text:p>7.10.2023</text:p>
          </table:table-cell>
          <table:table-cell table:formula="of:=[.A281]" office:value-type="date" office:date-value="2023-10-07" calcext:value-type="date">
            <text:p>10-07</text:p>
          </table:table-cell>
          <table:table-cell table:style-name="ce1" table:formula="of:=IF([.B281] &lt; DATE(YEAR([.A281]);3;21); &quot;ZIMA&quot;; IF([.B281] &lt; DATE(YEAR([.A281]);6;21);&quot;WIOSNA&quot; ; IF([.B281] &lt; DATE(YEAR([.A281]);9;23); &quot;LATO&quot;; IF([.B281] &lt; DATE(YEAR([.A281]);12;21);&quot;JESIEŃ&quot;; &quot;ZIMA&quot;))))" office:value-type="string" office:string-value="JESIEŃ" calcext:value-type="string">
            <text:p>JESIEŃ</text:p>
          </table:table-cell>
          <table:table-cell table:formula="of:=IF([.C281] = &quot;ZIMA&quot;; 0.2; IF([.C281] = &quot;WIOSNA&quot;; 0.5; IF([.C281] = &quot;LATO&quot;; 0.9; 0.4)))" office:value-type="float" office:value="0.4" calcext:value-type="float">
            <text:p>0,4</text:p>
          </table:table-cell>
          <table:table-cell table:formula="of:=IF(WEEKDAY([.A281];2)&lt; 6; 1; 0) * [.$J$3] *[.D281] *[.$J$7]" office:value-type="float" office:value="0" calcext:value-type="float">
            <text:p>0</text:p>
          </table:table-cell>
          <table:table-cell table:formula="of:=IF(WEEKDAY([.A281];2) = 7; 150; 0)" office:value-type="float" office:value="0" calcext:value-type="float">
            <text:p>0</text:p>
          </table:table-cell>
          <table:table-cell table:formula="of:=[.G280] -[.F281] +[.E281]" office:value-type="float" office:value="58132" calcext:value-type="float">
            <text:p>5813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08" calcext:value-type="date">
            <text:p>8.10.2023</text:p>
          </table:table-cell>
          <table:table-cell table:formula="of:=[.A282]" office:value-type="date" office:date-value="2023-10-08" calcext:value-type="date">
            <text:p>10-08</text:p>
          </table:table-cell>
          <table:table-cell table:style-name="ce1" table:formula="of:=IF([.B282] &lt; DATE(YEAR([.A282]);3;21); &quot;ZIMA&quot;; IF([.B282] &lt; DATE(YEAR([.A282]);6;21);&quot;WIOSNA&quot; ; IF([.B282] &lt; DATE(YEAR([.A282]);9;23); &quot;LATO&quot;; IF([.B282] &lt; DATE(YEAR([.A282]);12;21);&quot;JESIEŃ&quot;; &quot;ZIMA&quot;))))" office:value-type="string" office:string-value="JESIEŃ" calcext:value-type="string">
            <text:p>JESIEŃ</text:p>
          </table:table-cell>
          <table:table-cell table:formula="of:=IF([.C282] = &quot;ZIMA&quot;; 0.2; IF([.C282] = &quot;WIOSNA&quot;; 0.5; IF([.C282] = &quot;LATO&quot;; 0.9; 0.4)))" office:value-type="float" office:value="0.4" calcext:value-type="float">
            <text:p>0,4</text:p>
          </table:table-cell>
          <table:table-cell table:formula="of:=IF(WEEKDAY([.A282];2)&lt; 6; 1; 0) * [.$J$3] *[.D282] *[.$J$7]" office:value-type="float" office:value="0" calcext:value-type="float">
            <text:p>0</text:p>
          </table:table-cell>
          <table:table-cell table:formula="of:=IF(WEEKDAY([.A282];2) = 7; 150; 0)" office:value-type="float" office:value="150" calcext:value-type="float">
            <text:p>150</text:p>
          </table:table-cell>
          <table:table-cell table:formula="of:=[.G281] -[.F282] +[.E282]" office:value-type="float" office:value="57982" calcext:value-type="float">
            <text:p>5798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09" calcext:value-type="date">
            <text:p>9.10.2023</text:p>
          </table:table-cell>
          <table:table-cell table:formula="of:=[.A283]" office:value-type="date" office:date-value="2023-10-09" calcext:value-type="date">
            <text:p>10-09</text:p>
          </table:table-cell>
          <table:table-cell table:style-name="ce1" table:formula="of:=IF([.B283] &lt; DATE(YEAR([.A283]);3;21); &quot;ZIMA&quot;; IF([.B283] &lt; DATE(YEAR([.A283]);6;21);&quot;WIOSNA&quot; ; IF([.B283] &lt; DATE(YEAR([.A283]);9;23); &quot;LATO&quot;; IF([.B283] &lt; DATE(YEAR([.A283]);12;21);&quot;JESIEŃ&quot;; &quot;ZIMA&quot;))))" office:value-type="string" office:string-value="JESIEŃ" calcext:value-type="string">
            <text:p>JESIEŃ</text:p>
          </table:table-cell>
          <table:table-cell table:formula="of:=IF([.C283] = &quot;ZIMA&quot;; 0.2; IF([.C283] = &quot;WIOSNA&quot;; 0.5; IF([.C283] = &quot;LATO&quot;; 0.9; 0.4)))" office:value-type="float" office:value="0.4" calcext:value-type="float">
            <text:p>0,4</text:p>
          </table:table-cell>
          <table:table-cell table:formula="of:=IF(WEEKDAY([.A283];2)&lt; 6; 1; 0) * [.$J$3] *[.D283] *[.$J$7]" office:value-type="float" office:value="264" calcext:value-type="float">
            <text:p>264</text:p>
          </table:table-cell>
          <table:table-cell table:formula="of:=IF(WEEKDAY([.A283];2) = 7; 150; 0)" office:value-type="float" office:value="0" calcext:value-type="float">
            <text:p>0</text:p>
          </table:table-cell>
          <table:table-cell table:formula="of:=[.G282] -[.F283] +[.E283]" office:value-type="float" office:value="58246" calcext:value-type="float">
            <text:p>5824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10" calcext:value-type="date">
            <text:p>10.10.2023</text:p>
          </table:table-cell>
          <table:table-cell table:formula="of:=[.A284]" office:value-type="date" office:date-value="2023-10-10" calcext:value-type="date">
            <text:p>10-10</text:p>
          </table:table-cell>
          <table:table-cell table:style-name="ce1" table:formula="of:=IF([.B284] &lt; DATE(YEAR([.A284]);3;21); &quot;ZIMA&quot;; IF([.B284] &lt; DATE(YEAR([.A284]);6;21);&quot;WIOSNA&quot; ; IF([.B284] &lt; DATE(YEAR([.A284]);9;23); &quot;LATO&quot;; IF([.B284] &lt; DATE(YEAR([.A284]);12;21);&quot;JESIEŃ&quot;; &quot;ZIMA&quot;))))" office:value-type="string" office:string-value="JESIEŃ" calcext:value-type="string">
            <text:p>JESIEŃ</text:p>
          </table:table-cell>
          <table:table-cell table:formula="of:=IF([.C284] = &quot;ZIMA&quot;; 0.2; IF([.C284] = &quot;WIOSNA&quot;; 0.5; IF([.C284] = &quot;LATO&quot;; 0.9; 0.4)))" office:value-type="float" office:value="0.4" calcext:value-type="float">
            <text:p>0,4</text:p>
          </table:table-cell>
          <table:table-cell table:formula="of:=IF(WEEKDAY([.A284];2)&lt; 6; 1; 0) * [.$J$3] *[.D284] *[.$J$7]" office:value-type="float" office:value="264" calcext:value-type="float">
            <text:p>264</text:p>
          </table:table-cell>
          <table:table-cell table:formula="of:=IF(WEEKDAY([.A284];2) = 7; 150; 0)" office:value-type="float" office:value="0" calcext:value-type="float">
            <text:p>0</text:p>
          </table:table-cell>
          <table:table-cell table:formula="of:=[.G283] -[.F284] +[.E284]" office:value-type="float" office:value="58510" calcext:value-type="float">
            <text:p>585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11" calcext:value-type="date">
            <text:p>11.10.2023</text:p>
          </table:table-cell>
          <table:table-cell table:formula="of:=[.A285]" office:value-type="date" office:date-value="2023-10-11" calcext:value-type="date">
            <text:p>10-11</text:p>
          </table:table-cell>
          <table:table-cell table:style-name="ce1" table:formula="of:=IF([.B285] &lt; DATE(YEAR([.A285]);3;21); &quot;ZIMA&quot;; IF([.B285] &lt; DATE(YEAR([.A285]);6;21);&quot;WIOSNA&quot; ; IF([.B285] &lt; DATE(YEAR([.A285]);9;23); &quot;LATO&quot;; IF([.B285] &lt; DATE(YEAR([.A285]);12;21);&quot;JESIEŃ&quot;; &quot;ZIMA&quot;))))" office:value-type="string" office:string-value="JESIEŃ" calcext:value-type="string">
            <text:p>JESIEŃ</text:p>
          </table:table-cell>
          <table:table-cell table:formula="of:=IF([.C285] = &quot;ZIMA&quot;; 0.2; IF([.C285] = &quot;WIOSNA&quot;; 0.5; IF([.C285] = &quot;LATO&quot;; 0.9; 0.4)))" office:value-type="float" office:value="0.4" calcext:value-type="float">
            <text:p>0,4</text:p>
          </table:table-cell>
          <table:table-cell table:formula="of:=IF(WEEKDAY([.A285];2)&lt; 6; 1; 0) * [.$J$3] *[.D285] *[.$J$7]" office:value-type="float" office:value="264" calcext:value-type="float">
            <text:p>264</text:p>
          </table:table-cell>
          <table:table-cell table:formula="of:=IF(WEEKDAY([.A285];2) = 7; 150; 0)" office:value-type="float" office:value="0" calcext:value-type="float">
            <text:p>0</text:p>
          </table:table-cell>
          <table:table-cell table:formula="of:=[.G284] -[.F285] +[.E285]" office:value-type="float" office:value="58774" calcext:value-type="float">
            <text:p>5877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12" calcext:value-type="date">
            <text:p>12.10.2023</text:p>
          </table:table-cell>
          <table:table-cell table:formula="of:=[.A286]" office:value-type="date" office:date-value="2023-10-12" calcext:value-type="date">
            <text:p>10-12</text:p>
          </table:table-cell>
          <table:table-cell table:style-name="ce1" table:formula="of:=IF([.B286] &lt; DATE(YEAR([.A286]);3;21); &quot;ZIMA&quot;; IF([.B286] &lt; DATE(YEAR([.A286]);6;21);&quot;WIOSNA&quot; ; IF([.B286] &lt; DATE(YEAR([.A286]);9;23); &quot;LATO&quot;; IF([.B286] &lt; DATE(YEAR([.A286]);12;21);&quot;JESIEŃ&quot;; &quot;ZIMA&quot;))))" office:value-type="string" office:string-value="JESIEŃ" calcext:value-type="string">
            <text:p>JESIEŃ</text:p>
          </table:table-cell>
          <table:table-cell table:formula="of:=IF([.C286] = &quot;ZIMA&quot;; 0.2; IF([.C286] = &quot;WIOSNA&quot;; 0.5; IF([.C286] = &quot;LATO&quot;; 0.9; 0.4)))" office:value-type="float" office:value="0.4" calcext:value-type="float">
            <text:p>0,4</text:p>
          </table:table-cell>
          <table:table-cell table:formula="of:=IF(WEEKDAY([.A286];2)&lt; 6; 1; 0) * [.$J$3] *[.D286] *[.$J$7]" office:value-type="float" office:value="264" calcext:value-type="float">
            <text:p>264</text:p>
          </table:table-cell>
          <table:table-cell table:formula="of:=IF(WEEKDAY([.A286];2) = 7; 150; 0)" office:value-type="float" office:value="0" calcext:value-type="float">
            <text:p>0</text:p>
          </table:table-cell>
          <table:table-cell table:formula="of:=[.G285] -[.F286] +[.E286]" office:value-type="float" office:value="59038" calcext:value-type="float">
            <text:p>5903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13" calcext:value-type="date">
            <text:p>13.10.2023</text:p>
          </table:table-cell>
          <table:table-cell table:formula="of:=[.A287]" office:value-type="date" office:date-value="2023-10-13" calcext:value-type="date">
            <text:p>10-13</text:p>
          </table:table-cell>
          <table:table-cell table:style-name="ce1" table:formula="of:=IF([.B287] &lt; DATE(YEAR([.A287]);3;21); &quot;ZIMA&quot;; IF([.B287] &lt; DATE(YEAR([.A287]);6;21);&quot;WIOSNA&quot; ; IF([.B287] &lt; DATE(YEAR([.A287]);9;23); &quot;LATO&quot;; IF([.B287] &lt; DATE(YEAR([.A287]);12;21);&quot;JESIEŃ&quot;; &quot;ZIMA&quot;))))" office:value-type="string" office:string-value="JESIEŃ" calcext:value-type="string">
            <text:p>JESIEŃ</text:p>
          </table:table-cell>
          <table:table-cell table:formula="of:=IF([.C287] = &quot;ZIMA&quot;; 0.2; IF([.C287] = &quot;WIOSNA&quot;; 0.5; IF([.C287] = &quot;LATO&quot;; 0.9; 0.4)))" office:value-type="float" office:value="0.4" calcext:value-type="float">
            <text:p>0,4</text:p>
          </table:table-cell>
          <table:table-cell table:formula="of:=IF(WEEKDAY([.A287];2)&lt; 6; 1; 0) * [.$J$3] *[.D287] *[.$J$7]" office:value-type="float" office:value="264" calcext:value-type="float">
            <text:p>264</text:p>
          </table:table-cell>
          <table:table-cell table:formula="of:=IF(WEEKDAY([.A287];2) = 7; 150; 0)" office:value-type="float" office:value="0" calcext:value-type="float">
            <text:p>0</text:p>
          </table:table-cell>
          <table:table-cell table:formula="of:=[.G286] -[.F287] +[.E287]" office:value-type="float" office:value="59302" calcext:value-type="float">
            <text:p>5930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14" calcext:value-type="date">
            <text:p>14.10.2023</text:p>
          </table:table-cell>
          <table:table-cell table:formula="of:=[.A288]" office:value-type="date" office:date-value="2023-10-14" calcext:value-type="date">
            <text:p>10-14</text:p>
          </table:table-cell>
          <table:table-cell table:style-name="ce1" table:formula="of:=IF([.B288] &lt; DATE(YEAR([.A288]);3;21); &quot;ZIMA&quot;; IF([.B288] &lt; DATE(YEAR([.A288]);6;21);&quot;WIOSNA&quot; ; IF([.B288] &lt; DATE(YEAR([.A288]);9;23); &quot;LATO&quot;; IF([.B288] &lt; DATE(YEAR([.A288]);12;21);&quot;JESIEŃ&quot;; &quot;ZIMA&quot;))))" office:value-type="string" office:string-value="JESIEŃ" calcext:value-type="string">
            <text:p>JESIEŃ</text:p>
          </table:table-cell>
          <table:table-cell table:formula="of:=IF([.C288] = &quot;ZIMA&quot;; 0.2; IF([.C288] = &quot;WIOSNA&quot;; 0.5; IF([.C288] = &quot;LATO&quot;; 0.9; 0.4)))" office:value-type="float" office:value="0.4" calcext:value-type="float">
            <text:p>0,4</text:p>
          </table:table-cell>
          <table:table-cell table:formula="of:=IF(WEEKDAY([.A288];2)&lt; 6; 1; 0) * [.$J$3] *[.D288] *[.$J$7]" office:value-type="float" office:value="0" calcext:value-type="float">
            <text:p>0</text:p>
          </table:table-cell>
          <table:table-cell table:formula="of:=IF(WEEKDAY([.A288];2) = 7; 150; 0)" office:value-type="float" office:value="0" calcext:value-type="float">
            <text:p>0</text:p>
          </table:table-cell>
          <table:table-cell table:formula="of:=[.G287] -[.F288] +[.E288]" office:value-type="float" office:value="59302" calcext:value-type="float">
            <text:p>5930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15" calcext:value-type="date">
            <text:p>15.10.2023</text:p>
          </table:table-cell>
          <table:table-cell table:formula="of:=[.A289]" office:value-type="date" office:date-value="2023-10-15" calcext:value-type="date">
            <text:p>10-15</text:p>
          </table:table-cell>
          <table:table-cell table:style-name="ce1" table:formula="of:=IF([.B289] &lt; DATE(YEAR([.A289]);3;21); &quot;ZIMA&quot;; IF([.B289] &lt; DATE(YEAR([.A289]);6;21);&quot;WIOSNA&quot; ; IF([.B289] &lt; DATE(YEAR([.A289]);9;23); &quot;LATO&quot;; IF([.B289] &lt; DATE(YEAR([.A289]);12;21);&quot;JESIEŃ&quot;; &quot;ZIMA&quot;))))" office:value-type="string" office:string-value="JESIEŃ" calcext:value-type="string">
            <text:p>JESIEŃ</text:p>
          </table:table-cell>
          <table:table-cell table:formula="of:=IF([.C289] = &quot;ZIMA&quot;; 0.2; IF([.C289] = &quot;WIOSNA&quot;; 0.5; IF([.C289] = &quot;LATO&quot;; 0.9; 0.4)))" office:value-type="float" office:value="0.4" calcext:value-type="float">
            <text:p>0,4</text:p>
          </table:table-cell>
          <table:table-cell table:formula="of:=IF(WEEKDAY([.A289];2)&lt; 6; 1; 0) * [.$J$3] *[.D289] *[.$J$7]" office:value-type="float" office:value="0" calcext:value-type="float">
            <text:p>0</text:p>
          </table:table-cell>
          <table:table-cell table:formula="of:=IF(WEEKDAY([.A289];2) = 7; 150; 0)" office:value-type="float" office:value="150" calcext:value-type="float">
            <text:p>150</text:p>
          </table:table-cell>
          <table:table-cell table:formula="of:=[.G288] -[.F289] +[.E289]" office:value-type="float" office:value="59152" calcext:value-type="float">
            <text:p>5915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16" calcext:value-type="date">
            <text:p>16.10.2023</text:p>
          </table:table-cell>
          <table:table-cell table:formula="of:=[.A290]" office:value-type="date" office:date-value="2023-10-16" calcext:value-type="date">
            <text:p>10-16</text:p>
          </table:table-cell>
          <table:table-cell table:style-name="ce1" table:formula="of:=IF([.B290] &lt; DATE(YEAR([.A290]);3;21); &quot;ZIMA&quot;; IF([.B290] &lt; DATE(YEAR([.A290]);6;21);&quot;WIOSNA&quot; ; IF([.B290] &lt; DATE(YEAR([.A290]);9;23); &quot;LATO&quot;; IF([.B290] &lt; DATE(YEAR([.A290]);12;21);&quot;JESIEŃ&quot;; &quot;ZIMA&quot;))))" office:value-type="string" office:string-value="JESIEŃ" calcext:value-type="string">
            <text:p>JESIEŃ</text:p>
          </table:table-cell>
          <table:table-cell table:formula="of:=IF([.C290] = &quot;ZIMA&quot;; 0.2; IF([.C290] = &quot;WIOSNA&quot;; 0.5; IF([.C290] = &quot;LATO&quot;; 0.9; 0.4)))" office:value-type="float" office:value="0.4" calcext:value-type="float">
            <text:p>0,4</text:p>
          </table:table-cell>
          <table:table-cell table:formula="of:=IF(WEEKDAY([.A290];2)&lt; 6; 1; 0) * [.$J$3] *[.D290] *[.$J$7]" office:value-type="float" office:value="264" calcext:value-type="float">
            <text:p>264</text:p>
          </table:table-cell>
          <table:table-cell table:formula="of:=IF(WEEKDAY([.A290];2) = 7; 150; 0)" office:value-type="float" office:value="0" calcext:value-type="float">
            <text:p>0</text:p>
          </table:table-cell>
          <table:table-cell table:formula="of:=[.G289] -[.F290] +[.E290]" office:value-type="float" office:value="59416" calcext:value-type="float">
            <text:p>5941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17" calcext:value-type="date">
            <text:p>17.10.2023</text:p>
          </table:table-cell>
          <table:table-cell table:formula="of:=[.A291]" office:value-type="date" office:date-value="2023-10-17" calcext:value-type="date">
            <text:p>10-17</text:p>
          </table:table-cell>
          <table:table-cell table:style-name="ce1" table:formula="of:=IF([.B291] &lt; DATE(YEAR([.A291]);3;21); &quot;ZIMA&quot;; IF([.B291] &lt; DATE(YEAR([.A291]);6;21);&quot;WIOSNA&quot; ; IF([.B291] &lt; DATE(YEAR([.A291]);9;23); &quot;LATO&quot;; IF([.B291] &lt; DATE(YEAR([.A291]);12;21);&quot;JESIEŃ&quot;; &quot;ZIMA&quot;))))" office:value-type="string" office:string-value="JESIEŃ" calcext:value-type="string">
            <text:p>JESIEŃ</text:p>
          </table:table-cell>
          <table:table-cell table:formula="of:=IF([.C291] = &quot;ZIMA&quot;; 0.2; IF([.C291] = &quot;WIOSNA&quot;; 0.5; IF([.C291] = &quot;LATO&quot;; 0.9; 0.4)))" office:value-type="float" office:value="0.4" calcext:value-type="float">
            <text:p>0,4</text:p>
          </table:table-cell>
          <table:table-cell table:formula="of:=IF(WEEKDAY([.A291];2)&lt; 6; 1; 0) * [.$J$3] *[.D291] *[.$J$7]" office:value-type="float" office:value="264" calcext:value-type="float">
            <text:p>264</text:p>
          </table:table-cell>
          <table:table-cell table:formula="of:=IF(WEEKDAY([.A291];2) = 7; 150; 0)" office:value-type="float" office:value="0" calcext:value-type="float">
            <text:p>0</text:p>
          </table:table-cell>
          <table:table-cell table:formula="of:=[.G290] -[.F291] +[.E291]" office:value-type="float" office:value="59680" calcext:value-type="float">
            <text:p>596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18" calcext:value-type="date">
            <text:p>18.10.2023</text:p>
          </table:table-cell>
          <table:table-cell table:formula="of:=[.A292]" office:value-type="date" office:date-value="2023-10-18" calcext:value-type="date">
            <text:p>10-18</text:p>
          </table:table-cell>
          <table:table-cell table:style-name="ce1" table:formula="of:=IF([.B292] &lt; DATE(YEAR([.A292]);3;21); &quot;ZIMA&quot;; IF([.B292] &lt; DATE(YEAR([.A292]);6;21);&quot;WIOSNA&quot; ; IF([.B292] &lt; DATE(YEAR([.A292]);9;23); &quot;LATO&quot;; IF([.B292] &lt; DATE(YEAR([.A292]);12;21);&quot;JESIEŃ&quot;; &quot;ZIMA&quot;))))" office:value-type="string" office:string-value="JESIEŃ" calcext:value-type="string">
            <text:p>JESIEŃ</text:p>
          </table:table-cell>
          <table:table-cell table:formula="of:=IF([.C292] = &quot;ZIMA&quot;; 0.2; IF([.C292] = &quot;WIOSNA&quot;; 0.5; IF([.C292] = &quot;LATO&quot;; 0.9; 0.4)))" office:value-type="float" office:value="0.4" calcext:value-type="float">
            <text:p>0,4</text:p>
          </table:table-cell>
          <table:table-cell table:formula="of:=IF(WEEKDAY([.A292];2)&lt; 6; 1; 0) * [.$J$3] *[.D292] *[.$J$7]" office:value-type="float" office:value="264" calcext:value-type="float">
            <text:p>264</text:p>
          </table:table-cell>
          <table:table-cell table:formula="of:=IF(WEEKDAY([.A292];2) = 7; 150; 0)" office:value-type="float" office:value="0" calcext:value-type="float">
            <text:p>0</text:p>
          </table:table-cell>
          <table:table-cell table:formula="of:=[.G291] -[.F292] +[.E292]" office:value-type="float" office:value="59944" calcext:value-type="float">
            <text:p>5994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19" calcext:value-type="date">
            <text:p>19.10.2023</text:p>
          </table:table-cell>
          <table:table-cell table:formula="of:=[.A293]" office:value-type="date" office:date-value="2023-10-19" calcext:value-type="date">
            <text:p>10-19</text:p>
          </table:table-cell>
          <table:table-cell table:style-name="ce1" table:formula="of:=IF([.B293] &lt; DATE(YEAR([.A293]);3;21); &quot;ZIMA&quot;; IF([.B293] &lt; DATE(YEAR([.A293]);6;21);&quot;WIOSNA&quot; ; IF([.B293] &lt; DATE(YEAR([.A293]);9;23); &quot;LATO&quot;; IF([.B293] &lt; DATE(YEAR([.A293]);12;21);&quot;JESIEŃ&quot;; &quot;ZIMA&quot;))))" office:value-type="string" office:string-value="JESIEŃ" calcext:value-type="string">
            <text:p>JESIEŃ</text:p>
          </table:table-cell>
          <table:table-cell table:formula="of:=IF([.C293] = &quot;ZIMA&quot;; 0.2; IF([.C293] = &quot;WIOSNA&quot;; 0.5; IF([.C293] = &quot;LATO&quot;; 0.9; 0.4)))" office:value-type="float" office:value="0.4" calcext:value-type="float">
            <text:p>0,4</text:p>
          </table:table-cell>
          <table:table-cell table:formula="of:=IF(WEEKDAY([.A293];2)&lt; 6; 1; 0) * [.$J$3] *[.D293] *[.$J$7]" office:value-type="float" office:value="264" calcext:value-type="float">
            <text:p>264</text:p>
          </table:table-cell>
          <table:table-cell table:formula="of:=IF(WEEKDAY([.A293];2) = 7; 150; 0)" office:value-type="float" office:value="0" calcext:value-type="float">
            <text:p>0</text:p>
          </table:table-cell>
          <table:table-cell table:formula="of:=[.G292] -[.F293] +[.E293]" office:value-type="float" office:value="60208" calcext:value-type="float">
            <text:p>6020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20" calcext:value-type="date">
            <text:p>20.10.2023</text:p>
          </table:table-cell>
          <table:table-cell table:formula="of:=[.A294]" office:value-type="date" office:date-value="2023-10-20" calcext:value-type="date">
            <text:p>10-20</text:p>
          </table:table-cell>
          <table:table-cell table:style-name="ce1" table:formula="of:=IF([.B294] &lt; DATE(YEAR([.A294]);3;21); &quot;ZIMA&quot;; IF([.B294] &lt; DATE(YEAR([.A294]);6;21);&quot;WIOSNA&quot; ; IF([.B294] &lt; DATE(YEAR([.A294]);9;23); &quot;LATO&quot;; IF([.B294] &lt; DATE(YEAR([.A294]);12;21);&quot;JESIEŃ&quot;; &quot;ZIMA&quot;))))" office:value-type="string" office:string-value="JESIEŃ" calcext:value-type="string">
            <text:p>JESIEŃ</text:p>
          </table:table-cell>
          <table:table-cell table:formula="of:=IF([.C294] = &quot;ZIMA&quot;; 0.2; IF([.C294] = &quot;WIOSNA&quot;; 0.5; IF([.C294] = &quot;LATO&quot;; 0.9; 0.4)))" office:value-type="float" office:value="0.4" calcext:value-type="float">
            <text:p>0,4</text:p>
          </table:table-cell>
          <table:table-cell table:formula="of:=IF(WEEKDAY([.A294];2)&lt; 6; 1; 0) * [.$J$3] *[.D294] *[.$J$7]" office:value-type="float" office:value="264" calcext:value-type="float">
            <text:p>264</text:p>
          </table:table-cell>
          <table:table-cell table:formula="of:=IF(WEEKDAY([.A294];2) = 7; 150; 0)" office:value-type="float" office:value="0" calcext:value-type="float">
            <text:p>0</text:p>
          </table:table-cell>
          <table:table-cell table:formula="of:=[.G293] -[.F294] +[.E294]" office:value-type="float" office:value="60472" calcext:value-type="float">
            <text:p>6047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21" calcext:value-type="date">
            <text:p>21.10.2023</text:p>
          </table:table-cell>
          <table:table-cell table:formula="of:=[.A295]" office:value-type="date" office:date-value="2023-10-21" calcext:value-type="date">
            <text:p>10-21</text:p>
          </table:table-cell>
          <table:table-cell table:style-name="ce1" table:formula="of:=IF([.B295] &lt; DATE(YEAR([.A295]);3;21); &quot;ZIMA&quot;; IF([.B295] &lt; DATE(YEAR([.A295]);6;21);&quot;WIOSNA&quot; ; IF([.B295] &lt; DATE(YEAR([.A295]);9;23); &quot;LATO&quot;; IF([.B295] &lt; DATE(YEAR([.A295]);12;21);&quot;JESIEŃ&quot;; &quot;ZIMA&quot;))))" office:value-type="string" office:string-value="JESIEŃ" calcext:value-type="string">
            <text:p>JESIEŃ</text:p>
          </table:table-cell>
          <table:table-cell table:formula="of:=IF([.C295] = &quot;ZIMA&quot;; 0.2; IF([.C295] = &quot;WIOSNA&quot;; 0.5; IF([.C295] = &quot;LATO&quot;; 0.9; 0.4)))" office:value-type="float" office:value="0.4" calcext:value-type="float">
            <text:p>0,4</text:p>
          </table:table-cell>
          <table:table-cell table:formula="of:=IF(WEEKDAY([.A295];2)&lt; 6; 1; 0) * [.$J$3] *[.D295] *[.$J$7]" office:value-type="float" office:value="0" calcext:value-type="float">
            <text:p>0</text:p>
          </table:table-cell>
          <table:table-cell table:formula="of:=IF(WEEKDAY([.A295];2) = 7; 150; 0)" office:value-type="float" office:value="0" calcext:value-type="float">
            <text:p>0</text:p>
          </table:table-cell>
          <table:table-cell table:formula="of:=[.G294] -[.F295] +[.E295]" office:value-type="float" office:value="60472" calcext:value-type="float">
            <text:p>6047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22" calcext:value-type="date">
            <text:p>22.10.2023</text:p>
          </table:table-cell>
          <table:table-cell table:formula="of:=[.A296]" office:value-type="date" office:date-value="2023-10-22" calcext:value-type="date">
            <text:p>10-22</text:p>
          </table:table-cell>
          <table:table-cell table:style-name="ce1" table:formula="of:=IF([.B296] &lt; DATE(YEAR([.A296]);3;21); &quot;ZIMA&quot;; IF([.B296] &lt; DATE(YEAR([.A296]);6;21);&quot;WIOSNA&quot; ; IF([.B296] &lt; DATE(YEAR([.A296]);9;23); &quot;LATO&quot;; IF([.B296] &lt; DATE(YEAR([.A296]);12;21);&quot;JESIEŃ&quot;; &quot;ZIMA&quot;))))" office:value-type="string" office:string-value="JESIEŃ" calcext:value-type="string">
            <text:p>JESIEŃ</text:p>
          </table:table-cell>
          <table:table-cell table:formula="of:=IF([.C296] = &quot;ZIMA&quot;; 0.2; IF([.C296] = &quot;WIOSNA&quot;; 0.5; IF([.C296] = &quot;LATO&quot;; 0.9; 0.4)))" office:value-type="float" office:value="0.4" calcext:value-type="float">
            <text:p>0,4</text:p>
          </table:table-cell>
          <table:table-cell table:formula="of:=IF(WEEKDAY([.A296];2)&lt; 6; 1; 0) * [.$J$3] *[.D296] *[.$J$7]" office:value-type="float" office:value="0" calcext:value-type="float">
            <text:p>0</text:p>
          </table:table-cell>
          <table:table-cell table:formula="of:=IF(WEEKDAY([.A296];2) = 7; 150; 0)" office:value-type="float" office:value="150" calcext:value-type="float">
            <text:p>150</text:p>
          </table:table-cell>
          <table:table-cell table:formula="of:=[.G295] -[.F296] +[.E296]" office:value-type="float" office:value="60322" calcext:value-type="float">
            <text:p>6032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23" calcext:value-type="date">
            <text:p>23.10.2023</text:p>
          </table:table-cell>
          <table:table-cell table:formula="of:=[.A297]" office:value-type="date" office:date-value="2023-10-23" calcext:value-type="date">
            <text:p>10-23</text:p>
          </table:table-cell>
          <table:table-cell table:style-name="ce1" table:formula="of:=IF([.B297] &lt; DATE(YEAR([.A297]);3;21); &quot;ZIMA&quot;; IF([.B297] &lt; DATE(YEAR([.A297]);6;21);&quot;WIOSNA&quot; ; IF([.B297] &lt; DATE(YEAR([.A297]);9;23); &quot;LATO&quot;; IF([.B297] &lt; DATE(YEAR([.A297]);12;21);&quot;JESIEŃ&quot;; &quot;ZIMA&quot;))))" office:value-type="string" office:string-value="JESIEŃ" calcext:value-type="string">
            <text:p>JESIEŃ</text:p>
          </table:table-cell>
          <table:table-cell table:formula="of:=IF([.C297] = &quot;ZIMA&quot;; 0.2; IF([.C297] = &quot;WIOSNA&quot;; 0.5; IF([.C297] = &quot;LATO&quot;; 0.9; 0.4)))" office:value-type="float" office:value="0.4" calcext:value-type="float">
            <text:p>0,4</text:p>
          </table:table-cell>
          <table:table-cell table:formula="of:=IF(WEEKDAY([.A297];2)&lt; 6; 1; 0) * [.$J$3] *[.D297] *[.$J$7]" office:value-type="float" office:value="264" calcext:value-type="float">
            <text:p>264</text:p>
          </table:table-cell>
          <table:table-cell table:formula="of:=IF(WEEKDAY([.A297];2) = 7; 150; 0)" office:value-type="float" office:value="0" calcext:value-type="float">
            <text:p>0</text:p>
          </table:table-cell>
          <table:table-cell table:formula="of:=[.G296] -[.F297] +[.E297]" office:value-type="float" office:value="60586" calcext:value-type="float">
            <text:p>6058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24" calcext:value-type="date">
            <text:p>24.10.2023</text:p>
          </table:table-cell>
          <table:table-cell table:formula="of:=[.A298]" office:value-type="date" office:date-value="2023-10-24" calcext:value-type="date">
            <text:p>10-24</text:p>
          </table:table-cell>
          <table:table-cell table:style-name="ce1" table:formula="of:=IF([.B298] &lt; DATE(YEAR([.A298]);3;21); &quot;ZIMA&quot;; IF([.B298] &lt; DATE(YEAR([.A298]);6;21);&quot;WIOSNA&quot; ; IF([.B298] &lt; DATE(YEAR([.A298]);9;23); &quot;LATO&quot;; IF([.B298] &lt; DATE(YEAR([.A298]);12;21);&quot;JESIEŃ&quot;; &quot;ZIMA&quot;))))" office:value-type="string" office:string-value="JESIEŃ" calcext:value-type="string">
            <text:p>JESIEŃ</text:p>
          </table:table-cell>
          <table:table-cell table:formula="of:=IF([.C298] = &quot;ZIMA&quot;; 0.2; IF([.C298] = &quot;WIOSNA&quot;; 0.5; IF([.C298] = &quot;LATO&quot;; 0.9; 0.4)))" office:value-type="float" office:value="0.4" calcext:value-type="float">
            <text:p>0,4</text:p>
          </table:table-cell>
          <table:table-cell table:formula="of:=IF(WEEKDAY([.A298];2)&lt; 6; 1; 0) * [.$J$3] *[.D298] *[.$J$7]" office:value-type="float" office:value="264" calcext:value-type="float">
            <text:p>264</text:p>
          </table:table-cell>
          <table:table-cell table:formula="of:=IF(WEEKDAY([.A298];2) = 7; 150; 0)" office:value-type="float" office:value="0" calcext:value-type="float">
            <text:p>0</text:p>
          </table:table-cell>
          <table:table-cell table:formula="of:=[.G297] -[.F298] +[.E298]" office:value-type="float" office:value="60850" calcext:value-type="float">
            <text:p>608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25" calcext:value-type="date">
            <text:p>25.10.2023</text:p>
          </table:table-cell>
          <table:table-cell table:formula="of:=[.A299]" office:value-type="date" office:date-value="2023-10-25" calcext:value-type="date">
            <text:p>10-25</text:p>
          </table:table-cell>
          <table:table-cell table:style-name="ce1" table:formula="of:=IF([.B299] &lt; DATE(YEAR([.A299]);3;21); &quot;ZIMA&quot;; IF([.B299] &lt; DATE(YEAR([.A299]);6;21);&quot;WIOSNA&quot; ; IF([.B299] &lt; DATE(YEAR([.A299]);9;23); &quot;LATO&quot;; IF([.B299] &lt; DATE(YEAR([.A299]);12;21);&quot;JESIEŃ&quot;; &quot;ZIMA&quot;))))" office:value-type="string" office:string-value="JESIEŃ" calcext:value-type="string">
            <text:p>JESIEŃ</text:p>
          </table:table-cell>
          <table:table-cell table:formula="of:=IF([.C299] = &quot;ZIMA&quot;; 0.2; IF([.C299] = &quot;WIOSNA&quot;; 0.5; IF([.C299] = &quot;LATO&quot;; 0.9; 0.4)))" office:value-type="float" office:value="0.4" calcext:value-type="float">
            <text:p>0,4</text:p>
          </table:table-cell>
          <table:table-cell table:formula="of:=IF(WEEKDAY([.A299];2)&lt; 6; 1; 0) * [.$J$3] *[.D299] *[.$J$7]" office:value-type="float" office:value="264" calcext:value-type="float">
            <text:p>264</text:p>
          </table:table-cell>
          <table:table-cell table:formula="of:=IF(WEEKDAY([.A299];2) = 7; 150; 0)" office:value-type="float" office:value="0" calcext:value-type="float">
            <text:p>0</text:p>
          </table:table-cell>
          <table:table-cell table:formula="of:=[.G298] -[.F299] +[.E299]" office:value-type="float" office:value="61114" calcext:value-type="float">
            <text:p>6111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26" calcext:value-type="date">
            <text:p>26.10.2023</text:p>
          </table:table-cell>
          <table:table-cell table:formula="of:=[.A300]" office:value-type="date" office:date-value="2023-10-26" calcext:value-type="date">
            <text:p>10-26</text:p>
          </table:table-cell>
          <table:table-cell table:style-name="ce1" table:formula="of:=IF([.B300] &lt; DATE(YEAR([.A300]);3;21); &quot;ZIMA&quot;; IF([.B300] &lt; DATE(YEAR([.A300]);6;21);&quot;WIOSNA&quot; ; IF([.B300] &lt; DATE(YEAR([.A300]);9;23); &quot;LATO&quot;; IF([.B300] &lt; DATE(YEAR([.A300]);12;21);&quot;JESIEŃ&quot;; &quot;ZIMA&quot;))))" office:value-type="string" office:string-value="JESIEŃ" calcext:value-type="string">
            <text:p>JESIEŃ</text:p>
          </table:table-cell>
          <table:table-cell table:formula="of:=IF([.C300] = &quot;ZIMA&quot;; 0.2; IF([.C300] = &quot;WIOSNA&quot;; 0.5; IF([.C300] = &quot;LATO&quot;; 0.9; 0.4)))" office:value-type="float" office:value="0.4" calcext:value-type="float">
            <text:p>0,4</text:p>
          </table:table-cell>
          <table:table-cell table:formula="of:=IF(WEEKDAY([.A300];2)&lt; 6; 1; 0) * [.$J$3] *[.D300] *[.$J$7]" office:value-type="float" office:value="264" calcext:value-type="float">
            <text:p>264</text:p>
          </table:table-cell>
          <table:table-cell table:formula="of:=IF(WEEKDAY([.A300];2) = 7; 150; 0)" office:value-type="float" office:value="0" calcext:value-type="float">
            <text:p>0</text:p>
          </table:table-cell>
          <table:table-cell table:formula="of:=[.G299] -[.F300] +[.E300]" office:value-type="float" office:value="61378" calcext:value-type="float">
            <text:p>6137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27" calcext:value-type="date">
            <text:p>27.10.2023</text:p>
          </table:table-cell>
          <table:table-cell table:formula="of:=[.A301]" office:value-type="date" office:date-value="2023-10-27" calcext:value-type="date">
            <text:p>10-27</text:p>
          </table:table-cell>
          <table:table-cell table:style-name="ce1" table:formula="of:=IF([.B301] &lt; DATE(YEAR([.A301]);3;21); &quot;ZIMA&quot;; IF([.B301] &lt; DATE(YEAR([.A301]);6;21);&quot;WIOSNA&quot; ; IF([.B301] &lt; DATE(YEAR([.A301]);9;23); &quot;LATO&quot;; IF([.B301] &lt; DATE(YEAR([.A301]);12;21);&quot;JESIEŃ&quot;; &quot;ZIMA&quot;))))" office:value-type="string" office:string-value="JESIEŃ" calcext:value-type="string">
            <text:p>JESIEŃ</text:p>
          </table:table-cell>
          <table:table-cell table:formula="of:=IF([.C301] = &quot;ZIMA&quot;; 0.2; IF([.C301] = &quot;WIOSNA&quot;; 0.5; IF([.C301] = &quot;LATO&quot;; 0.9; 0.4)))" office:value-type="float" office:value="0.4" calcext:value-type="float">
            <text:p>0,4</text:p>
          </table:table-cell>
          <table:table-cell table:formula="of:=IF(WEEKDAY([.A301];2)&lt; 6; 1; 0) * [.$J$3] *[.D301] *[.$J$7]" office:value-type="float" office:value="264" calcext:value-type="float">
            <text:p>264</text:p>
          </table:table-cell>
          <table:table-cell table:formula="of:=IF(WEEKDAY([.A301];2) = 7; 150; 0)" office:value-type="float" office:value="0" calcext:value-type="float">
            <text:p>0</text:p>
          </table:table-cell>
          <table:table-cell table:formula="of:=[.G300] -[.F301] +[.E301]" office:value-type="float" office:value="61642" calcext:value-type="float">
            <text:p>6164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28" calcext:value-type="date">
            <text:p>28.10.2023</text:p>
          </table:table-cell>
          <table:table-cell table:formula="of:=[.A302]" office:value-type="date" office:date-value="2023-10-28" calcext:value-type="date">
            <text:p>10-28</text:p>
          </table:table-cell>
          <table:table-cell table:style-name="ce1" table:formula="of:=IF([.B302] &lt; DATE(YEAR([.A302]);3;21); &quot;ZIMA&quot;; IF([.B302] &lt; DATE(YEAR([.A302]);6;21);&quot;WIOSNA&quot; ; IF([.B302] &lt; DATE(YEAR([.A302]);9;23); &quot;LATO&quot;; IF([.B302] &lt; DATE(YEAR([.A302]);12;21);&quot;JESIEŃ&quot;; &quot;ZIMA&quot;))))" office:value-type="string" office:string-value="JESIEŃ" calcext:value-type="string">
            <text:p>JESIEŃ</text:p>
          </table:table-cell>
          <table:table-cell table:formula="of:=IF([.C302] = &quot;ZIMA&quot;; 0.2; IF([.C302] = &quot;WIOSNA&quot;; 0.5; IF([.C302] = &quot;LATO&quot;; 0.9; 0.4)))" office:value-type="float" office:value="0.4" calcext:value-type="float">
            <text:p>0,4</text:p>
          </table:table-cell>
          <table:table-cell table:formula="of:=IF(WEEKDAY([.A302];2)&lt; 6; 1; 0) * [.$J$3] *[.D302] *[.$J$7]" office:value-type="float" office:value="0" calcext:value-type="float">
            <text:p>0</text:p>
          </table:table-cell>
          <table:table-cell table:formula="of:=IF(WEEKDAY([.A302];2) = 7; 150; 0)" office:value-type="float" office:value="0" calcext:value-type="float">
            <text:p>0</text:p>
          </table:table-cell>
          <table:table-cell table:formula="of:=[.G301] -[.F302] +[.E302]" office:value-type="float" office:value="61642" calcext:value-type="float">
            <text:p>6164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29" calcext:value-type="date">
            <text:p>29.10.2023</text:p>
          </table:table-cell>
          <table:table-cell table:formula="of:=[.A303]" office:value-type="date" office:date-value="2023-10-29" calcext:value-type="date">
            <text:p>10-29</text:p>
          </table:table-cell>
          <table:table-cell table:style-name="ce1" table:formula="of:=IF([.B303] &lt; DATE(YEAR([.A303]);3;21); &quot;ZIMA&quot;; IF([.B303] &lt; DATE(YEAR([.A303]);6;21);&quot;WIOSNA&quot; ; IF([.B303] &lt; DATE(YEAR([.A303]);9;23); &quot;LATO&quot;; IF([.B303] &lt; DATE(YEAR([.A303]);12;21);&quot;JESIEŃ&quot;; &quot;ZIMA&quot;))))" office:value-type="string" office:string-value="JESIEŃ" calcext:value-type="string">
            <text:p>JESIEŃ</text:p>
          </table:table-cell>
          <table:table-cell table:formula="of:=IF([.C303] = &quot;ZIMA&quot;; 0.2; IF([.C303] = &quot;WIOSNA&quot;; 0.5; IF([.C303] = &quot;LATO&quot;; 0.9; 0.4)))" office:value-type="float" office:value="0.4" calcext:value-type="float">
            <text:p>0,4</text:p>
          </table:table-cell>
          <table:table-cell table:formula="of:=IF(WEEKDAY([.A303];2)&lt; 6; 1; 0) * [.$J$3] *[.D303] *[.$J$7]" office:value-type="float" office:value="0" calcext:value-type="float">
            <text:p>0</text:p>
          </table:table-cell>
          <table:table-cell table:formula="of:=IF(WEEKDAY([.A303];2) = 7; 150; 0)" office:value-type="float" office:value="150" calcext:value-type="float">
            <text:p>150</text:p>
          </table:table-cell>
          <table:table-cell table:formula="of:=[.G302] -[.F303] +[.E303]" office:value-type="float" office:value="61492" calcext:value-type="float">
            <text:p>6149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30" calcext:value-type="date">
            <text:p>30.10.2023</text:p>
          </table:table-cell>
          <table:table-cell table:formula="of:=[.A304]" office:value-type="date" office:date-value="2023-10-30" calcext:value-type="date">
            <text:p>10-30</text:p>
          </table:table-cell>
          <table:table-cell table:style-name="ce1" table:formula="of:=IF([.B304] &lt; DATE(YEAR([.A304]);3;21); &quot;ZIMA&quot;; IF([.B304] &lt; DATE(YEAR([.A304]);6;21);&quot;WIOSNA&quot; ; IF([.B304] &lt; DATE(YEAR([.A304]);9;23); &quot;LATO&quot;; IF([.B304] &lt; DATE(YEAR([.A304]);12;21);&quot;JESIEŃ&quot;; &quot;ZIMA&quot;))))" office:value-type="string" office:string-value="JESIEŃ" calcext:value-type="string">
            <text:p>JESIEŃ</text:p>
          </table:table-cell>
          <table:table-cell table:formula="of:=IF([.C304] = &quot;ZIMA&quot;; 0.2; IF([.C304] = &quot;WIOSNA&quot;; 0.5; IF([.C304] = &quot;LATO&quot;; 0.9; 0.4)))" office:value-type="float" office:value="0.4" calcext:value-type="float">
            <text:p>0,4</text:p>
          </table:table-cell>
          <table:table-cell table:formula="of:=IF(WEEKDAY([.A304];2)&lt; 6; 1; 0) * [.$J$3] *[.D304] *[.$J$7]" office:value-type="float" office:value="264" calcext:value-type="float">
            <text:p>264</text:p>
          </table:table-cell>
          <table:table-cell table:formula="of:=IF(WEEKDAY([.A304];2) = 7; 150; 0)" office:value-type="float" office:value="0" calcext:value-type="float">
            <text:p>0</text:p>
          </table:table-cell>
          <table:table-cell table:formula="of:=[.G303] -[.F304] +[.E304]" office:value-type="float" office:value="61756" calcext:value-type="float">
            <text:p>6175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31" calcext:value-type="date">
            <text:p>31.10.2023</text:p>
          </table:table-cell>
          <table:table-cell table:formula="of:=[.A305]" office:value-type="date" office:date-value="2023-10-31" calcext:value-type="date">
            <text:p>10-31</text:p>
          </table:table-cell>
          <table:table-cell table:style-name="ce1" table:formula="of:=IF([.B305] &lt; DATE(YEAR([.A305]);3;21); &quot;ZIMA&quot;; IF([.B305] &lt; DATE(YEAR([.A305]);6;21);&quot;WIOSNA&quot; ; IF([.B305] &lt; DATE(YEAR([.A305]);9;23); &quot;LATO&quot;; IF([.B305] &lt; DATE(YEAR([.A305]);12;21);&quot;JESIEŃ&quot;; &quot;ZIMA&quot;))))" office:value-type="string" office:string-value="JESIEŃ" calcext:value-type="string">
            <text:p>JESIEŃ</text:p>
          </table:table-cell>
          <table:table-cell table:formula="of:=IF([.C305] = &quot;ZIMA&quot;; 0.2; IF([.C305] = &quot;WIOSNA&quot;; 0.5; IF([.C305] = &quot;LATO&quot;; 0.9; 0.4)))" office:value-type="float" office:value="0.4" calcext:value-type="float">
            <text:p>0,4</text:p>
          </table:table-cell>
          <table:table-cell table:formula="of:=IF(WEEKDAY([.A305];2)&lt; 6; 1; 0) * [.$J$3] *[.D305] *[.$J$7]" office:value-type="float" office:value="264" calcext:value-type="float">
            <text:p>264</text:p>
          </table:table-cell>
          <table:table-cell table:formula="of:=IF(WEEKDAY([.A305];2) = 7; 150; 0)" office:value-type="float" office:value="0" calcext:value-type="float">
            <text:p>0</text:p>
          </table:table-cell>
          <table:table-cell table:formula="of:=[.G304] -[.F305] +[.E305]" office:value-type="float" office:value="62020" calcext:value-type="float">
            <text:p>620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01" calcext:value-type="date">
            <text:p>1.11.2023</text:p>
          </table:table-cell>
          <table:table-cell table:formula="of:=[.A306]" office:value-type="date" office:date-value="2023-11-01" calcext:value-type="date">
            <text:p>11-01</text:p>
          </table:table-cell>
          <table:table-cell table:style-name="ce1" table:formula="of:=IF([.B306] &lt; DATE(YEAR([.A306]);3;21); &quot;ZIMA&quot;; IF([.B306] &lt; DATE(YEAR([.A306]);6;21);&quot;WIOSNA&quot; ; IF([.B306] &lt; DATE(YEAR([.A306]);9;23); &quot;LATO&quot;; IF([.B306] &lt; DATE(YEAR([.A306]);12;21);&quot;JESIEŃ&quot;; &quot;ZIMA&quot;))))" office:value-type="string" office:string-value="JESIEŃ" calcext:value-type="string">
            <text:p>JESIEŃ</text:p>
          </table:table-cell>
          <table:table-cell table:formula="of:=IF([.C306] = &quot;ZIMA&quot;; 0.2; IF([.C306] = &quot;WIOSNA&quot;; 0.5; IF([.C306] = &quot;LATO&quot;; 0.9; 0.4)))" office:value-type="float" office:value="0.4" calcext:value-type="float">
            <text:p>0,4</text:p>
          </table:table-cell>
          <table:table-cell table:formula="of:=IF(WEEKDAY([.A306];2)&lt; 6; 1; 0) * [.$J$3] *[.D306] *[.$J$7]" office:value-type="float" office:value="264" calcext:value-type="float">
            <text:p>264</text:p>
          </table:table-cell>
          <table:table-cell table:formula="of:=IF(WEEKDAY([.A306];2) = 7; 150; 0)" office:value-type="float" office:value="0" calcext:value-type="float">
            <text:p>0</text:p>
          </table:table-cell>
          <table:table-cell table:formula="of:=[.G305] -[.F306] +[.E306]" office:value-type="float" office:value="62284" calcext:value-type="float">
            <text:p>6228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02" calcext:value-type="date">
            <text:p>2.11.2023</text:p>
          </table:table-cell>
          <table:table-cell table:formula="of:=[.A307]" office:value-type="date" office:date-value="2023-11-02" calcext:value-type="date">
            <text:p>11-02</text:p>
          </table:table-cell>
          <table:table-cell table:style-name="ce1" table:formula="of:=IF([.B307] &lt; DATE(YEAR([.A307]);3;21); &quot;ZIMA&quot;; IF([.B307] &lt; DATE(YEAR([.A307]);6;21);&quot;WIOSNA&quot; ; IF([.B307] &lt; DATE(YEAR([.A307]);9;23); &quot;LATO&quot;; IF([.B307] &lt; DATE(YEAR([.A307]);12;21);&quot;JESIEŃ&quot;; &quot;ZIMA&quot;))))" office:value-type="string" office:string-value="JESIEŃ" calcext:value-type="string">
            <text:p>JESIEŃ</text:p>
          </table:table-cell>
          <table:table-cell table:formula="of:=IF([.C307] = &quot;ZIMA&quot;; 0.2; IF([.C307] = &quot;WIOSNA&quot;; 0.5; IF([.C307] = &quot;LATO&quot;; 0.9; 0.4)))" office:value-type="float" office:value="0.4" calcext:value-type="float">
            <text:p>0,4</text:p>
          </table:table-cell>
          <table:table-cell table:formula="of:=IF(WEEKDAY([.A307];2)&lt; 6; 1; 0) * [.$J$3] *[.D307] *[.$J$7]" office:value-type="float" office:value="264" calcext:value-type="float">
            <text:p>264</text:p>
          </table:table-cell>
          <table:table-cell table:formula="of:=IF(WEEKDAY([.A307];2) = 7; 150; 0)" office:value-type="float" office:value="0" calcext:value-type="float">
            <text:p>0</text:p>
          </table:table-cell>
          <table:table-cell table:formula="of:=[.G306] -[.F307] +[.E307]" office:value-type="float" office:value="62548" calcext:value-type="float">
            <text:p>6254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03" calcext:value-type="date">
            <text:p>3.11.2023</text:p>
          </table:table-cell>
          <table:table-cell table:formula="of:=[.A308]" office:value-type="date" office:date-value="2023-11-03" calcext:value-type="date">
            <text:p>11-03</text:p>
          </table:table-cell>
          <table:table-cell table:style-name="ce1" table:formula="of:=IF([.B308] &lt; DATE(YEAR([.A308]);3;21); &quot;ZIMA&quot;; IF([.B308] &lt; DATE(YEAR([.A308]);6;21);&quot;WIOSNA&quot; ; IF([.B308] &lt; DATE(YEAR([.A308]);9;23); &quot;LATO&quot;; IF([.B308] &lt; DATE(YEAR([.A308]);12;21);&quot;JESIEŃ&quot;; &quot;ZIMA&quot;))))" office:value-type="string" office:string-value="JESIEŃ" calcext:value-type="string">
            <text:p>JESIEŃ</text:p>
          </table:table-cell>
          <table:table-cell table:formula="of:=IF([.C308] = &quot;ZIMA&quot;; 0.2; IF([.C308] = &quot;WIOSNA&quot;; 0.5; IF([.C308] = &quot;LATO&quot;; 0.9; 0.4)))" office:value-type="float" office:value="0.4" calcext:value-type="float">
            <text:p>0,4</text:p>
          </table:table-cell>
          <table:table-cell table:formula="of:=IF(WEEKDAY([.A308];2)&lt; 6; 1; 0) * [.$J$3] *[.D308] *[.$J$7]" office:value-type="float" office:value="264" calcext:value-type="float">
            <text:p>264</text:p>
          </table:table-cell>
          <table:table-cell table:formula="of:=IF(WEEKDAY([.A308];2) = 7; 150; 0)" office:value-type="float" office:value="0" calcext:value-type="float">
            <text:p>0</text:p>
          </table:table-cell>
          <table:table-cell table:formula="of:=[.G307] -[.F308] +[.E308]" office:value-type="float" office:value="62812" calcext:value-type="float">
            <text:p>6281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04" calcext:value-type="date">
            <text:p>4.11.2023</text:p>
          </table:table-cell>
          <table:table-cell table:formula="of:=[.A309]" office:value-type="date" office:date-value="2023-11-04" calcext:value-type="date">
            <text:p>11-04</text:p>
          </table:table-cell>
          <table:table-cell table:style-name="ce1" table:formula="of:=IF([.B309] &lt; DATE(YEAR([.A309]);3;21); &quot;ZIMA&quot;; IF([.B309] &lt; DATE(YEAR([.A309]);6;21);&quot;WIOSNA&quot; ; IF([.B309] &lt; DATE(YEAR([.A309]);9;23); &quot;LATO&quot;; IF([.B309] &lt; DATE(YEAR([.A309]);12;21);&quot;JESIEŃ&quot;; &quot;ZIMA&quot;))))" office:value-type="string" office:string-value="JESIEŃ" calcext:value-type="string">
            <text:p>JESIEŃ</text:p>
          </table:table-cell>
          <table:table-cell table:formula="of:=IF([.C309] = &quot;ZIMA&quot;; 0.2; IF([.C309] = &quot;WIOSNA&quot;; 0.5; IF([.C309] = &quot;LATO&quot;; 0.9; 0.4)))" office:value-type="float" office:value="0.4" calcext:value-type="float">
            <text:p>0,4</text:p>
          </table:table-cell>
          <table:table-cell table:formula="of:=IF(WEEKDAY([.A309];2)&lt; 6; 1; 0) * [.$J$3] *[.D309] *[.$J$7]" office:value-type="float" office:value="0" calcext:value-type="float">
            <text:p>0</text:p>
          </table:table-cell>
          <table:table-cell table:formula="of:=IF(WEEKDAY([.A309];2) = 7; 150; 0)" office:value-type="float" office:value="0" calcext:value-type="float">
            <text:p>0</text:p>
          </table:table-cell>
          <table:table-cell table:formula="of:=[.G308] -[.F309] +[.E309]" office:value-type="float" office:value="62812" calcext:value-type="float">
            <text:p>6281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05" calcext:value-type="date">
            <text:p>5.11.2023</text:p>
          </table:table-cell>
          <table:table-cell table:formula="of:=[.A310]" office:value-type="date" office:date-value="2023-11-05" calcext:value-type="date">
            <text:p>11-05</text:p>
          </table:table-cell>
          <table:table-cell table:style-name="ce1" table:formula="of:=IF([.B310] &lt; DATE(YEAR([.A310]);3;21); &quot;ZIMA&quot;; IF([.B310] &lt; DATE(YEAR([.A310]);6;21);&quot;WIOSNA&quot; ; IF([.B310] &lt; DATE(YEAR([.A310]);9;23); &quot;LATO&quot;; IF([.B310] &lt; DATE(YEAR([.A310]);12;21);&quot;JESIEŃ&quot;; &quot;ZIMA&quot;))))" office:value-type="string" office:string-value="JESIEŃ" calcext:value-type="string">
            <text:p>JESIEŃ</text:p>
          </table:table-cell>
          <table:table-cell table:formula="of:=IF([.C310] = &quot;ZIMA&quot;; 0.2; IF([.C310] = &quot;WIOSNA&quot;; 0.5; IF([.C310] = &quot;LATO&quot;; 0.9; 0.4)))" office:value-type="float" office:value="0.4" calcext:value-type="float">
            <text:p>0,4</text:p>
          </table:table-cell>
          <table:table-cell table:formula="of:=IF(WEEKDAY([.A310];2)&lt; 6; 1; 0) * [.$J$3] *[.D310] *[.$J$7]" office:value-type="float" office:value="0" calcext:value-type="float">
            <text:p>0</text:p>
          </table:table-cell>
          <table:table-cell table:formula="of:=IF(WEEKDAY([.A310];2) = 7; 150; 0)" office:value-type="float" office:value="150" calcext:value-type="float">
            <text:p>150</text:p>
          </table:table-cell>
          <table:table-cell table:formula="of:=[.G309] -[.F310] +[.E310]" office:value-type="float" office:value="62662" calcext:value-type="float">
            <text:p>6266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06" calcext:value-type="date">
            <text:p>6.11.2023</text:p>
          </table:table-cell>
          <table:table-cell table:formula="of:=[.A311]" office:value-type="date" office:date-value="2023-11-06" calcext:value-type="date">
            <text:p>11-06</text:p>
          </table:table-cell>
          <table:table-cell table:style-name="ce1" table:formula="of:=IF([.B311] &lt; DATE(YEAR([.A311]);3;21); &quot;ZIMA&quot;; IF([.B311] &lt; DATE(YEAR([.A311]);6;21);&quot;WIOSNA&quot; ; IF([.B311] &lt; DATE(YEAR([.A311]);9;23); &quot;LATO&quot;; IF([.B311] &lt; DATE(YEAR([.A311]);12;21);&quot;JESIEŃ&quot;; &quot;ZIMA&quot;))))" office:value-type="string" office:string-value="JESIEŃ" calcext:value-type="string">
            <text:p>JESIEŃ</text:p>
          </table:table-cell>
          <table:table-cell table:formula="of:=IF([.C311] = &quot;ZIMA&quot;; 0.2; IF([.C311] = &quot;WIOSNA&quot;; 0.5; IF([.C311] = &quot;LATO&quot;; 0.9; 0.4)))" office:value-type="float" office:value="0.4" calcext:value-type="float">
            <text:p>0,4</text:p>
          </table:table-cell>
          <table:table-cell table:formula="of:=IF(WEEKDAY([.A311];2)&lt; 6; 1; 0) * [.$J$3] *[.D311] *[.$J$7]" office:value-type="float" office:value="264" calcext:value-type="float">
            <text:p>264</text:p>
          </table:table-cell>
          <table:table-cell table:formula="of:=IF(WEEKDAY([.A311];2) = 7; 150; 0)" office:value-type="float" office:value="0" calcext:value-type="float">
            <text:p>0</text:p>
          </table:table-cell>
          <table:table-cell table:formula="of:=[.G310] -[.F311] +[.E311]" office:value-type="float" office:value="62926" calcext:value-type="float">
            <text:p>6292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07" calcext:value-type="date">
            <text:p>7.11.2023</text:p>
          </table:table-cell>
          <table:table-cell table:formula="of:=[.A312]" office:value-type="date" office:date-value="2023-11-07" calcext:value-type="date">
            <text:p>11-07</text:p>
          </table:table-cell>
          <table:table-cell table:style-name="ce1" table:formula="of:=IF([.B312] &lt; DATE(YEAR([.A312]);3;21); &quot;ZIMA&quot;; IF([.B312] &lt; DATE(YEAR([.A312]);6;21);&quot;WIOSNA&quot; ; IF([.B312] &lt; DATE(YEAR([.A312]);9;23); &quot;LATO&quot;; IF([.B312] &lt; DATE(YEAR([.A312]);12;21);&quot;JESIEŃ&quot;; &quot;ZIMA&quot;))))" office:value-type="string" office:string-value="JESIEŃ" calcext:value-type="string">
            <text:p>JESIEŃ</text:p>
          </table:table-cell>
          <table:table-cell table:formula="of:=IF([.C312] = &quot;ZIMA&quot;; 0.2; IF([.C312] = &quot;WIOSNA&quot;; 0.5; IF([.C312] = &quot;LATO&quot;; 0.9; 0.4)))" office:value-type="float" office:value="0.4" calcext:value-type="float">
            <text:p>0,4</text:p>
          </table:table-cell>
          <table:table-cell table:formula="of:=IF(WEEKDAY([.A312];2)&lt; 6; 1; 0) * [.$J$3] *[.D312] *[.$J$7]" office:value-type="float" office:value="264" calcext:value-type="float">
            <text:p>264</text:p>
          </table:table-cell>
          <table:table-cell table:formula="of:=IF(WEEKDAY([.A312];2) = 7; 150; 0)" office:value-type="float" office:value="0" calcext:value-type="float">
            <text:p>0</text:p>
          </table:table-cell>
          <table:table-cell table:formula="of:=[.G311] -[.F312] +[.E312]" office:value-type="float" office:value="63190" calcext:value-type="float">
            <text:p>631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08" calcext:value-type="date">
            <text:p>8.11.2023</text:p>
          </table:table-cell>
          <table:table-cell table:formula="of:=[.A313]" office:value-type="date" office:date-value="2023-11-08" calcext:value-type="date">
            <text:p>11-08</text:p>
          </table:table-cell>
          <table:table-cell table:style-name="ce1" table:formula="of:=IF([.B313] &lt; DATE(YEAR([.A313]);3;21); &quot;ZIMA&quot;; IF([.B313] &lt; DATE(YEAR([.A313]);6;21);&quot;WIOSNA&quot; ; IF([.B313] &lt; DATE(YEAR([.A313]);9;23); &quot;LATO&quot;; IF([.B313] &lt; DATE(YEAR([.A313]);12;21);&quot;JESIEŃ&quot;; &quot;ZIMA&quot;))))" office:value-type="string" office:string-value="JESIEŃ" calcext:value-type="string">
            <text:p>JESIEŃ</text:p>
          </table:table-cell>
          <table:table-cell table:formula="of:=IF([.C313] = &quot;ZIMA&quot;; 0.2; IF([.C313] = &quot;WIOSNA&quot;; 0.5; IF([.C313] = &quot;LATO&quot;; 0.9; 0.4)))" office:value-type="float" office:value="0.4" calcext:value-type="float">
            <text:p>0,4</text:p>
          </table:table-cell>
          <table:table-cell table:formula="of:=IF(WEEKDAY([.A313];2)&lt; 6; 1; 0) * [.$J$3] *[.D313] *[.$J$7]" office:value-type="float" office:value="264" calcext:value-type="float">
            <text:p>264</text:p>
          </table:table-cell>
          <table:table-cell table:formula="of:=IF(WEEKDAY([.A313];2) = 7; 150; 0)" office:value-type="float" office:value="0" calcext:value-type="float">
            <text:p>0</text:p>
          </table:table-cell>
          <table:table-cell table:formula="of:=[.G312] -[.F313] +[.E313]" office:value-type="float" office:value="63454" calcext:value-type="float">
            <text:p>6345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09" calcext:value-type="date">
            <text:p>9.11.2023</text:p>
          </table:table-cell>
          <table:table-cell table:formula="of:=[.A314]" office:value-type="date" office:date-value="2023-11-09" calcext:value-type="date">
            <text:p>11-09</text:p>
          </table:table-cell>
          <table:table-cell table:style-name="ce1" table:formula="of:=IF([.B314] &lt; DATE(YEAR([.A314]);3;21); &quot;ZIMA&quot;; IF([.B314] &lt; DATE(YEAR([.A314]);6;21);&quot;WIOSNA&quot; ; IF([.B314] &lt; DATE(YEAR([.A314]);9;23); &quot;LATO&quot;; IF([.B314] &lt; DATE(YEAR([.A314]);12;21);&quot;JESIEŃ&quot;; &quot;ZIMA&quot;))))" office:value-type="string" office:string-value="JESIEŃ" calcext:value-type="string">
            <text:p>JESIEŃ</text:p>
          </table:table-cell>
          <table:table-cell table:formula="of:=IF([.C314] = &quot;ZIMA&quot;; 0.2; IF([.C314] = &quot;WIOSNA&quot;; 0.5; IF([.C314] = &quot;LATO&quot;; 0.9; 0.4)))" office:value-type="float" office:value="0.4" calcext:value-type="float">
            <text:p>0,4</text:p>
          </table:table-cell>
          <table:table-cell table:formula="of:=IF(WEEKDAY([.A314];2)&lt; 6; 1; 0) * [.$J$3] *[.D314] *[.$J$7]" office:value-type="float" office:value="264" calcext:value-type="float">
            <text:p>264</text:p>
          </table:table-cell>
          <table:table-cell table:formula="of:=IF(WEEKDAY([.A314];2) = 7; 150; 0)" office:value-type="float" office:value="0" calcext:value-type="float">
            <text:p>0</text:p>
          </table:table-cell>
          <table:table-cell table:formula="of:=[.G313] -[.F314] +[.E314]" office:value-type="float" office:value="63718" calcext:value-type="float">
            <text:p>6371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10" calcext:value-type="date">
            <text:p>10.11.2023</text:p>
          </table:table-cell>
          <table:table-cell table:formula="of:=[.A315]" office:value-type="date" office:date-value="2023-11-10" calcext:value-type="date">
            <text:p>11-10</text:p>
          </table:table-cell>
          <table:table-cell table:style-name="ce1" table:formula="of:=IF([.B315] &lt; DATE(YEAR([.A315]);3;21); &quot;ZIMA&quot;; IF([.B315] &lt; DATE(YEAR([.A315]);6;21);&quot;WIOSNA&quot; ; IF([.B315] &lt; DATE(YEAR([.A315]);9;23); &quot;LATO&quot;; IF([.B315] &lt; DATE(YEAR([.A315]);12;21);&quot;JESIEŃ&quot;; &quot;ZIMA&quot;))))" office:value-type="string" office:string-value="JESIEŃ" calcext:value-type="string">
            <text:p>JESIEŃ</text:p>
          </table:table-cell>
          <table:table-cell table:formula="of:=IF([.C315] = &quot;ZIMA&quot;; 0.2; IF([.C315] = &quot;WIOSNA&quot;; 0.5; IF([.C315] = &quot;LATO&quot;; 0.9; 0.4)))" office:value-type="float" office:value="0.4" calcext:value-type="float">
            <text:p>0,4</text:p>
          </table:table-cell>
          <table:table-cell table:formula="of:=IF(WEEKDAY([.A315];2)&lt; 6; 1; 0) * [.$J$3] *[.D315] *[.$J$7]" office:value-type="float" office:value="264" calcext:value-type="float">
            <text:p>264</text:p>
          </table:table-cell>
          <table:table-cell table:formula="of:=IF(WEEKDAY([.A315];2) = 7; 150; 0)" office:value-type="float" office:value="0" calcext:value-type="float">
            <text:p>0</text:p>
          </table:table-cell>
          <table:table-cell table:formula="of:=[.G314] -[.F315] +[.E315]" office:value-type="float" office:value="63982" calcext:value-type="float">
            <text:p>6398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11" calcext:value-type="date">
            <text:p>11.11.2023</text:p>
          </table:table-cell>
          <table:table-cell table:formula="of:=[.A316]" office:value-type="date" office:date-value="2023-11-11" calcext:value-type="date">
            <text:p>11-11</text:p>
          </table:table-cell>
          <table:table-cell table:style-name="ce1" table:formula="of:=IF([.B316] &lt; DATE(YEAR([.A316]);3;21); &quot;ZIMA&quot;; IF([.B316] &lt; DATE(YEAR([.A316]);6;21);&quot;WIOSNA&quot; ; IF([.B316] &lt; DATE(YEAR([.A316]);9;23); &quot;LATO&quot;; IF([.B316] &lt; DATE(YEAR([.A316]);12;21);&quot;JESIEŃ&quot;; &quot;ZIMA&quot;))))" office:value-type="string" office:string-value="JESIEŃ" calcext:value-type="string">
            <text:p>JESIEŃ</text:p>
          </table:table-cell>
          <table:table-cell table:formula="of:=IF([.C316] = &quot;ZIMA&quot;; 0.2; IF([.C316] = &quot;WIOSNA&quot;; 0.5; IF([.C316] = &quot;LATO&quot;; 0.9; 0.4)))" office:value-type="float" office:value="0.4" calcext:value-type="float">
            <text:p>0,4</text:p>
          </table:table-cell>
          <table:table-cell table:formula="of:=IF(WEEKDAY([.A316];2)&lt; 6; 1; 0) * [.$J$3] *[.D316] *[.$J$7]" office:value-type="float" office:value="0" calcext:value-type="float">
            <text:p>0</text:p>
          </table:table-cell>
          <table:table-cell table:formula="of:=IF(WEEKDAY([.A316];2) = 7; 150; 0)" office:value-type="float" office:value="0" calcext:value-type="float">
            <text:p>0</text:p>
          </table:table-cell>
          <table:table-cell table:formula="of:=[.G315] -[.F316] +[.E316]" office:value-type="float" office:value="63982" calcext:value-type="float">
            <text:p>6398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12" calcext:value-type="date">
            <text:p>12.11.2023</text:p>
          </table:table-cell>
          <table:table-cell table:formula="of:=[.A317]" office:value-type="date" office:date-value="2023-11-12" calcext:value-type="date">
            <text:p>11-12</text:p>
          </table:table-cell>
          <table:table-cell table:style-name="ce1" table:formula="of:=IF([.B317] &lt; DATE(YEAR([.A317]);3;21); &quot;ZIMA&quot;; IF([.B317] &lt; DATE(YEAR([.A317]);6;21);&quot;WIOSNA&quot; ; IF([.B317] &lt; DATE(YEAR([.A317]);9;23); &quot;LATO&quot;; IF([.B317] &lt; DATE(YEAR([.A317]);12;21);&quot;JESIEŃ&quot;; &quot;ZIMA&quot;))))" office:value-type="string" office:string-value="JESIEŃ" calcext:value-type="string">
            <text:p>JESIEŃ</text:p>
          </table:table-cell>
          <table:table-cell table:formula="of:=IF([.C317] = &quot;ZIMA&quot;; 0.2; IF([.C317] = &quot;WIOSNA&quot;; 0.5; IF([.C317] = &quot;LATO&quot;; 0.9; 0.4)))" office:value-type="float" office:value="0.4" calcext:value-type="float">
            <text:p>0,4</text:p>
          </table:table-cell>
          <table:table-cell table:formula="of:=IF(WEEKDAY([.A317];2)&lt; 6; 1; 0) * [.$J$3] *[.D317] *[.$J$7]" office:value-type="float" office:value="0" calcext:value-type="float">
            <text:p>0</text:p>
          </table:table-cell>
          <table:table-cell table:formula="of:=IF(WEEKDAY([.A317];2) = 7; 150; 0)" office:value-type="float" office:value="150" calcext:value-type="float">
            <text:p>150</text:p>
          </table:table-cell>
          <table:table-cell table:formula="of:=[.G316] -[.F317] +[.E317]" office:value-type="float" office:value="63832" calcext:value-type="float">
            <text:p>6383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13" calcext:value-type="date">
            <text:p>13.11.2023</text:p>
          </table:table-cell>
          <table:table-cell table:formula="of:=[.A318]" office:value-type="date" office:date-value="2023-11-13" calcext:value-type="date">
            <text:p>11-13</text:p>
          </table:table-cell>
          <table:table-cell table:style-name="ce1" table:formula="of:=IF([.B318] &lt; DATE(YEAR([.A318]);3;21); &quot;ZIMA&quot;; IF([.B318] &lt; DATE(YEAR([.A318]);6;21);&quot;WIOSNA&quot; ; IF([.B318] &lt; DATE(YEAR([.A318]);9;23); &quot;LATO&quot;; IF([.B318] &lt; DATE(YEAR([.A318]);12;21);&quot;JESIEŃ&quot;; &quot;ZIMA&quot;))))" office:value-type="string" office:string-value="JESIEŃ" calcext:value-type="string">
            <text:p>JESIEŃ</text:p>
          </table:table-cell>
          <table:table-cell table:formula="of:=IF([.C318] = &quot;ZIMA&quot;; 0.2; IF([.C318] = &quot;WIOSNA&quot;; 0.5; IF([.C318] = &quot;LATO&quot;; 0.9; 0.4)))" office:value-type="float" office:value="0.4" calcext:value-type="float">
            <text:p>0,4</text:p>
          </table:table-cell>
          <table:table-cell table:formula="of:=IF(WEEKDAY([.A318];2)&lt; 6; 1; 0) * [.$J$3] *[.D318] *[.$J$7]" office:value-type="float" office:value="264" calcext:value-type="float">
            <text:p>264</text:p>
          </table:table-cell>
          <table:table-cell table:formula="of:=IF(WEEKDAY([.A318];2) = 7; 150; 0)" office:value-type="float" office:value="0" calcext:value-type="float">
            <text:p>0</text:p>
          </table:table-cell>
          <table:table-cell table:formula="of:=[.G317] -[.F318] +[.E318]" office:value-type="float" office:value="64096" calcext:value-type="float">
            <text:p>6409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14" calcext:value-type="date">
            <text:p>14.11.2023</text:p>
          </table:table-cell>
          <table:table-cell table:formula="of:=[.A319]" office:value-type="date" office:date-value="2023-11-14" calcext:value-type="date">
            <text:p>11-14</text:p>
          </table:table-cell>
          <table:table-cell table:style-name="ce1" table:formula="of:=IF([.B319] &lt; DATE(YEAR([.A319]);3;21); &quot;ZIMA&quot;; IF([.B319] &lt; DATE(YEAR([.A319]);6;21);&quot;WIOSNA&quot; ; IF([.B319] &lt; DATE(YEAR([.A319]);9;23); &quot;LATO&quot;; IF([.B319] &lt; DATE(YEAR([.A319]);12;21);&quot;JESIEŃ&quot;; &quot;ZIMA&quot;))))" office:value-type="string" office:string-value="JESIEŃ" calcext:value-type="string">
            <text:p>JESIEŃ</text:p>
          </table:table-cell>
          <table:table-cell table:formula="of:=IF([.C319] = &quot;ZIMA&quot;; 0.2; IF([.C319] = &quot;WIOSNA&quot;; 0.5; IF([.C319] = &quot;LATO&quot;; 0.9; 0.4)))" office:value-type="float" office:value="0.4" calcext:value-type="float">
            <text:p>0,4</text:p>
          </table:table-cell>
          <table:table-cell table:formula="of:=IF(WEEKDAY([.A319];2)&lt; 6; 1; 0) * [.$J$3] *[.D319] *[.$J$7]" office:value-type="float" office:value="264" calcext:value-type="float">
            <text:p>264</text:p>
          </table:table-cell>
          <table:table-cell table:formula="of:=IF(WEEKDAY([.A319];2) = 7; 150; 0)" office:value-type="float" office:value="0" calcext:value-type="float">
            <text:p>0</text:p>
          </table:table-cell>
          <table:table-cell table:formula="of:=[.G318] -[.F319] +[.E319]" office:value-type="float" office:value="64360" calcext:value-type="float">
            <text:p>643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15" calcext:value-type="date">
            <text:p>15.11.2023</text:p>
          </table:table-cell>
          <table:table-cell table:formula="of:=[.A320]" office:value-type="date" office:date-value="2023-11-15" calcext:value-type="date">
            <text:p>11-15</text:p>
          </table:table-cell>
          <table:table-cell table:style-name="ce1" table:formula="of:=IF([.B320] &lt; DATE(YEAR([.A320]);3;21); &quot;ZIMA&quot;; IF([.B320] &lt; DATE(YEAR([.A320]);6;21);&quot;WIOSNA&quot; ; IF([.B320] &lt; DATE(YEAR([.A320]);9;23); &quot;LATO&quot;; IF([.B320] &lt; DATE(YEAR([.A320]);12;21);&quot;JESIEŃ&quot;; &quot;ZIMA&quot;))))" office:value-type="string" office:string-value="JESIEŃ" calcext:value-type="string">
            <text:p>JESIEŃ</text:p>
          </table:table-cell>
          <table:table-cell table:formula="of:=IF([.C320] = &quot;ZIMA&quot;; 0.2; IF([.C320] = &quot;WIOSNA&quot;; 0.5; IF([.C320] = &quot;LATO&quot;; 0.9; 0.4)))" office:value-type="float" office:value="0.4" calcext:value-type="float">
            <text:p>0,4</text:p>
          </table:table-cell>
          <table:table-cell table:formula="of:=IF(WEEKDAY([.A320];2)&lt; 6; 1; 0) * [.$J$3] *[.D320] *[.$J$7]" office:value-type="float" office:value="264" calcext:value-type="float">
            <text:p>264</text:p>
          </table:table-cell>
          <table:table-cell table:formula="of:=IF(WEEKDAY([.A320];2) = 7; 150; 0)" office:value-type="float" office:value="0" calcext:value-type="float">
            <text:p>0</text:p>
          </table:table-cell>
          <table:table-cell table:formula="of:=[.G319] -[.F320] +[.E320]" office:value-type="float" office:value="64624" calcext:value-type="float">
            <text:p>6462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16" calcext:value-type="date">
            <text:p>16.11.2023</text:p>
          </table:table-cell>
          <table:table-cell table:formula="of:=[.A321]" office:value-type="date" office:date-value="2023-11-16" calcext:value-type="date">
            <text:p>11-16</text:p>
          </table:table-cell>
          <table:table-cell table:style-name="ce1" table:formula="of:=IF([.B321] &lt; DATE(YEAR([.A321]);3;21); &quot;ZIMA&quot;; IF([.B321] &lt; DATE(YEAR([.A321]);6;21);&quot;WIOSNA&quot; ; IF([.B321] &lt; DATE(YEAR([.A321]);9;23); &quot;LATO&quot;; IF([.B321] &lt; DATE(YEAR([.A321]);12;21);&quot;JESIEŃ&quot;; &quot;ZIMA&quot;))))" office:value-type="string" office:string-value="JESIEŃ" calcext:value-type="string">
            <text:p>JESIEŃ</text:p>
          </table:table-cell>
          <table:table-cell table:formula="of:=IF([.C321] = &quot;ZIMA&quot;; 0.2; IF([.C321] = &quot;WIOSNA&quot;; 0.5; IF([.C321] = &quot;LATO&quot;; 0.9; 0.4)))" office:value-type="float" office:value="0.4" calcext:value-type="float">
            <text:p>0,4</text:p>
          </table:table-cell>
          <table:table-cell table:formula="of:=IF(WEEKDAY([.A321];2)&lt; 6; 1; 0) * [.$J$3] *[.D321] *[.$J$7]" office:value-type="float" office:value="264" calcext:value-type="float">
            <text:p>264</text:p>
          </table:table-cell>
          <table:table-cell table:formula="of:=IF(WEEKDAY([.A321];2) = 7; 150; 0)" office:value-type="float" office:value="0" calcext:value-type="float">
            <text:p>0</text:p>
          </table:table-cell>
          <table:table-cell table:formula="of:=[.G320] -[.F321] +[.E321]" office:value-type="float" office:value="64888" calcext:value-type="float">
            <text:p>6488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17" calcext:value-type="date">
            <text:p>17.11.2023</text:p>
          </table:table-cell>
          <table:table-cell table:formula="of:=[.A322]" office:value-type="date" office:date-value="2023-11-17" calcext:value-type="date">
            <text:p>11-17</text:p>
          </table:table-cell>
          <table:table-cell table:style-name="ce1" table:formula="of:=IF([.B322] &lt; DATE(YEAR([.A322]);3;21); &quot;ZIMA&quot;; IF([.B322] &lt; DATE(YEAR([.A322]);6;21);&quot;WIOSNA&quot; ; IF([.B322] &lt; DATE(YEAR([.A322]);9;23); &quot;LATO&quot;; IF([.B322] &lt; DATE(YEAR([.A322]);12;21);&quot;JESIEŃ&quot;; &quot;ZIMA&quot;))))" office:value-type="string" office:string-value="JESIEŃ" calcext:value-type="string">
            <text:p>JESIEŃ</text:p>
          </table:table-cell>
          <table:table-cell table:formula="of:=IF([.C322] = &quot;ZIMA&quot;; 0.2; IF([.C322] = &quot;WIOSNA&quot;; 0.5; IF([.C322] = &quot;LATO&quot;; 0.9; 0.4)))" office:value-type="float" office:value="0.4" calcext:value-type="float">
            <text:p>0,4</text:p>
          </table:table-cell>
          <table:table-cell table:formula="of:=IF(WEEKDAY([.A322];2)&lt; 6; 1; 0) * [.$J$3] *[.D322] *[.$J$7]" office:value-type="float" office:value="264" calcext:value-type="float">
            <text:p>264</text:p>
          </table:table-cell>
          <table:table-cell table:formula="of:=IF(WEEKDAY([.A322];2) = 7; 150; 0)" office:value-type="float" office:value="0" calcext:value-type="float">
            <text:p>0</text:p>
          </table:table-cell>
          <table:table-cell table:formula="of:=[.G321] -[.F322] +[.E322]" office:value-type="float" office:value="65152" calcext:value-type="float">
            <text:p>6515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18" calcext:value-type="date">
            <text:p>18.11.2023</text:p>
          </table:table-cell>
          <table:table-cell table:formula="of:=[.A323]" office:value-type="date" office:date-value="2023-11-18" calcext:value-type="date">
            <text:p>11-18</text:p>
          </table:table-cell>
          <table:table-cell table:style-name="ce1" table:formula="of:=IF([.B323] &lt; DATE(YEAR([.A323]);3;21); &quot;ZIMA&quot;; IF([.B323] &lt; DATE(YEAR([.A323]);6;21);&quot;WIOSNA&quot; ; IF([.B323] &lt; DATE(YEAR([.A323]);9;23); &quot;LATO&quot;; IF([.B323] &lt; DATE(YEAR([.A323]);12;21);&quot;JESIEŃ&quot;; &quot;ZIMA&quot;))))" office:value-type="string" office:string-value="JESIEŃ" calcext:value-type="string">
            <text:p>JESIEŃ</text:p>
          </table:table-cell>
          <table:table-cell table:formula="of:=IF([.C323] = &quot;ZIMA&quot;; 0.2; IF([.C323] = &quot;WIOSNA&quot;; 0.5; IF([.C323] = &quot;LATO&quot;; 0.9; 0.4)))" office:value-type="float" office:value="0.4" calcext:value-type="float">
            <text:p>0,4</text:p>
          </table:table-cell>
          <table:table-cell table:formula="of:=IF(WEEKDAY([.A323];2)&lt; 6; 1; 0) * [.$J$3] *[.D323] *[.$J$7]" office:value-type="float" office:value="0" calcext:value-type="float">
            <text:p>0</text:p>
          </table:table-cell>
          <table:table-cell table:formula="of:=IF(WEEKDAY([.A323];2) = 7; 150; 0)" office:value-type="float" office:value="0" calcext:value-type="float">
            <text:p>0</text:p>
          </table:table-cell>
          <table:table-cell table:formula="of:=[.G322] -[.F323] +[.E323]" office:value-type="float" office:value="65152" calcext:value-type="float">
            <text:p>6515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19" calcext:value-type="date">
            <text:p>19.11.2023</text:p>
          </table:table-cell>
          <table:table-cell table:formula="of:=[.A324]" office:value-type="date" office:date-value="2023-11-19" calcext:value-type="date">
            <text:p>11-19</text:p>
          </table:table-cell>
          <table:table-cell table:style-name="ce1" table:formula="of:=IF([.B324] &lt; DATE(YEAR([.A324]);3;21); &quot;ZIMA&quot;; IF([.B324] &lt; DATE(YEAR([.A324]);6;21);&quot;WIOSNA&quot; ; IF([.B324] &lt; DATE(YEAR([.A324]);9;23); &quot;LATO&quot;; IF([.B324] &lt; DATE(YEAR([.A324]);12;21);&quot;JESIEŃ&quot;; &quot;ZIMA&quot;))))" office:value-type="string" office:string-value="JESIEŃ" calcext:value-type="string">
            <text:p>JESIEŃ</text:p>
          </table:table-cell>
          <table:table-cell table:formula="of:=IF([.C324] = &quot;ZIMA&quot;; 0.2; IF([.C324] = &quot;WIOSNA&quot;; 0.5; IF([.C324] = &quot;LATO&quot;; 0.9; 0.4)))" office:value-type="float" office:value="0.4" calcext:value-type="float">
            <text:p>0,4</text:p>
          </table:table-cell>
          <table:table-cell table:formula="of:=IF(WEEKDAY([.A324];2)&lt; 6; 1; 0) * [.$J$3] *[.D324] *[.$J$7]" office:value-type="float" office:value="0" calcext:value-type="float">
            <text:p>0</text:p>
          </table:table-cell>
          <table:table-cell table:formula="of:=IF(WEEKDAY([.A324];2) = 7; 150; 0)" office:value-type="float" office:value="150" calcext:value-type="float">
            <text:p>150</text:p>
          </table:table-cell>
          <table:table-cell table:formula="of:=[.G323] -[.F324] +[.E324]" office:value-type="float" office:value="65002" calcext:value-type="float">
            <text:p>6500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20" calcext:value-type="date">
            <text:p>20.11.2023</text:p>
          </table:table-cell>
          <table:table-cell table:formula="of:=[.A325]" office:value-type="date" office:date-value="2023-11-20" calcext:value-type="date">
            <text:p>11-20</text:p>
          </table:table-cell>
          <table:table-cell table:style-name="ce1" table:formula="of:=IF([.B325] &lt; DATE(YEAR([.A325]);3;21); &quot;ZIMA&quot;; IF([.B325] &lt; DATE(YEAR([.A325]);6;21);&quot;WIOSNA&quot; ; IF([.B325] &lt; DATE(YEAR([.A325]);9;23); &quot;LATO&quot;; IF([.B325] &lt; DATE(YEAR([.A325]);12;21);&quot;JESIEŃ&quot;; &quot;ZIMA&quot;))))" office:value-type="string" office:string-value="JESIEŃ" calcext:value-type="string">
            <text:p>JESIEŃ</text:p>
          </table:table-cell>
          <table:table-cell table:formula="of:=IF([.C325] = &quot;ZIMA&quot;; 0.2; IF([.C325] = &quot;WIOSNA&quot;; 0.5; IF([.C325] = &quot;LATO&quot;; 0.9; 0.4)))" office:value-type="float" office:value="0.4" calcext:value-type="float">
            <text:p>0,4</text:p>
          </table:table-cell>
          <table:table-cell table:formula="of:=IF(WEEKDAY([.A325];2)&lt; 6; 1; 0) * [.$J$3] *[.D325] *[.$J$7]" office:value-type="float" office:value="264" calcext:value-type="float">
            <text:p>264</text:p>
          </table:table-cell>
          <table:table-cell table:formula="of:=IF(WEEKDAY([.A325];2) = 7; 150; 0)" office:value-type="float" office:value="0" calcext:value-type="float">
            <text:p>0</text:p>
          </table:table-cell>
          <table:table-cell table:formula="of:=[.G324] -[.F325] +[.E325]" office:value-type="float" office:value="65266" calcext:value-type="float">
            <text:p>6526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21" calcext:value-type="date">
            <text:p>21.11.2023</text:p>
          </table:table-cell>
          <table:table-cell table:formula="of:=[.A326]" office:value-type="date" office:date-value="2023-11-21" calcext:value-type="date">
            <text:p>11-21</text:p>
          </table:table-cell>
          <table:table-cell table:style-name="ce1" table:formula="of:=IF([.B326] &lt; DATE(YEAR([.A326]);3;21); &quot;ZIMA&quot;; IF([.B326] &lt; DATE(YEAR([.A326]);6;21);&quot;WIOSNA&quot; ; IF([.B326] &lt; DATE(YEAR([.A326]);9;23); &quot;LATO&quot;; IF([.B326] &lt; DATE(YEAR([.A326]);12;21);&quot;JESIEŃ&quot;; &quot;ZIMA&quot;))))" office:value-type="string" office:string-value="JESIEŃ" calcext:value-type="string">
            <text:p>JESIEŃ</text:p>
          </table:table-cell>
          <table:table-cell table:formula="of:=IF([.C326] = &quot;ZIMA&quot;; 0.2; IF([.C326] = &quot;WIOSNA&quot;; 0.5; IF([.C326] = &quot;LATO&quot;; 0.9; 0.4)))" office:value-type="float" office:value="0.4" calcext:value-type="float">
            <text:p>0,4</text:p>
          </table:table-cell>
          <table:table-cell table:formula="of:=IF(WEEKDAY([.A326];2)&lt; 6; 1; 0) * [.$J$3] *[.D326] *[.$J$7]" office:value-type="float" office:value="264" calcext:value-type="float">
            <text:p>264</text:p>
          </table:table-cell>
          <table:table-cell table:formula="of:=IF(WEEKDAY([.A326];2) = 7; 150; 0)" office:value-type="float" office:value="0" calcext:value-type="float">
            <text:p>0</text:p>
          </table:table-cell>
          <table:table-cell table:formula="of:=[.G325] -[.F326] +[.E326]" office:value-type="float" office:value="65530" calcext:value-type="float">
            <text:p>6553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22" calcext:value-type="date">
            <text:p>22.11.2023</text:p>
          </table:table-cell>
          <table:table-cell table:formula="of:=[.A327]" office:value-type="date" office:date-value="2023-11-22" calcext:value-type="date">
            <text:p>11-22</text:p>
          </table:table-cell>
          <table:table-cell table:style-name="ce1" table:formula="of:=IF([.B327] &lt; DATE(YEAR([.A327]);3;21); &quot;ZIMA&quot;; IF([.B327] &lt; DATE(YEAR([.A327]);6;21);&quot;WIOSNA&quot; ; IF([.B327] &lt; DATE(YEAR([.A327]);9;23); &quot;LATO&quot;; IF([.B327] &lt; DATE(YEAR([.A327]);12;21);&quot;JESIEŃ&quot;; &quot;ZIMA&quot;))))" office:value-type="string" office:string-value="JESIEŃ" calcext:value-type="string">
            <text:p>JESIEŃ</text:p>
          </table:table-cell>
          <table:table-cell table:formula="of:=IF([.C327] = &quot;ZIMA&quot;; 0.2; IF([.C327] = &quot;WIOSNA&quot;; 0.5; IF([.C327] = &quot;LATO&quot;; 0.9; 0.4)))" office:value-type="float" office:value="0.4" calcext:value-type="float">
            <text:p>0,4</text:p>
          </table:table-cell>
          <table:table-cell table:formula="of:=IF(WEEKDAY([.A327];2)&lt; 6; 1; 0) * [.$J$3] *[.D327] *[.$J$7]" office:value-type="float" office:value="264" calcext:value-type="float">
            <text:p>264</text:p>
          </table:table-cell>
          <table:table-cell table:formula="of:=IF(WEEKDAY([.A327];2) = 7; 150; 0)" office:value-type="float" office:value="0" calcext:value-type="float">
            <text:p>0</text:p>
          </table:table-cell>
          <table:table-cell table:formula="of:=[.G326] -[.F327] +[.E327]" office:value-type="float" office:value="65794" calcext:value-type="float">
            <text:p>6579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23" calcext:value-type="date">
            <text:p>23.11.2023</text:p>
          </table:table-cell>
          <table:table-cell table:formula="of:=[.A328]" office:value-type="date" office:date-value="2023-11-23" calcext:value-type="date">
            <text:p>11-23</text:p>
          </table:table-cell>
          <table:table-cell table:style-name="ce1" table:formula="of:=IF([.B328] &lt; DATE(YEAR([.A328]);3;21); &quot;ZIMA&quot;; IF([.B328] &lt; DATE(YEAR([.A328]);6;21);&quot;WIOSNA&quot; ; IF([.B328] &lt; DATE(YEAR([.A328]);9;23); &quot;LATO&quot;; IF([.B328] &lt; DATE(YEAR([.A328]);12;21);&quot;JESIEŃ&quot;; &quot;ZIMA&quot;))))" office:value-type="string" office:string-value="JESIEŃ" calcext:value-type="string">
            <text:p>JESIEŃ</text:p>
          </table:table-cell>
          <table:table-cell table:formula="of:=IF([.C328] = &quot;ZIMA&quot;; 0.2; IF([.C328] = &quot;WIOSNA&quot;; 0.5; IF([.C328] = &quot;LATO&quot;; 0.9; 0.4)))" office:value-type="float" office:value="0.4" calcext:value-type="float">
            <text:p>0,4</text:p>
          </table:table-cell>
          <table:table-cell table:formula="of:=IF(WEEKDAY([.A328];2)&lt; 6; 1; 0) * [.$J$3] *[.D328] *[.$J$7]" office:value-type="float" office:value="264" calcext:value-type="float">
            <text:p>264</text:p>
          </table:table-cell>
          <table:table-cell table:formula="of:=IF(WEEKDAY([.A328];2) = 7; 150; 0)" office:value-type="float" office:value="0" calcext:value-type="float">
            <text:p>0</text:p>
          </table:table-cell>
          <table:table-cell table:formula="of:=[.G327] -[.F328] +[.E328]" office:value-type="float" office:value="66058" calcext:value-type="float">
            <text:p>6605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24" calcext:value-type="date">
            <text:p>24.11.2023</text:p>
          </table:table-cell>
          <table:table-cell table:formula="of:=[.A329]" office:value-type="date" office:date-value="2023-11-24" calcext:value-type="date">
            <text:p>11-24</text:p>
          </table:table-cell>
          <table:table-cell table:style-name="ce1" table:formula="of:=IF([.B329] &lt; DATE(YEAR([.A329]);3;21); &quot;ZIMA&quot;; IF([.B329] &lt; DATE(YEAR([.A329]);6;21);&quot;WIOSNA&quot; ; IF([.B329] &lt; DATE(YEAR([.A329]);9;23); &quot;LATO&quot;; IF([.B329] &lt; DATE(YEAR([.A329]);12;21);&quot;JESIEŃ&quot;; &quot;ZIMA&quot;))))" office:value-type="string" office:string-value="JESIEŃ" calcext:value-type="string">
            <text:p>JESIEŃ</text:p>
          </table:table-cell>
          <table:table-cell table:formula="of:=IF([.C329] = &quot;ZIMA&quot;; 0.2; IF([.C329] = &quot;WIOSNA&quot;; 0.5; IF([.C329] = &quot;LATO&quot;; 0.9; 0.4)))" office:value-type="float" office:value="0.4" calcext:value-type="float">
            <text:p>0,4</text:p>
          </table:table-cell>
          <table:table-cell table:formula="of:=IF(WEEKDAY([.A329];2)&lt; 6; 1; 0) * [.$J$3] *[.D329] *[.$J$7]" office:value-type="float" office:value="264" calcext:value-type="float">
            <text:p>264</text:p>
          </table:table-cell>
          <table:table-cell table:formula="of:=IF(WEEKDAY([.A329];2) = 7; 150; 0)" office:value-type="float" office:value="0" calcext:value-type="float">
            <text:p>0</text:p>
          </table:table-cell>
          <table:table-cell table:formula="of:=[.G328] -[.F329] +[.E329]" office:value-type="float" office:value="66322" calcext:value-type="float">
            <text:p>6632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25" calcext:value-type="date">
            <text:p>25.11.2023</text:p>
          </table:table-cell>
          <table:table-cell table:formula="of:=[.A330]" office:value-type="date" office:date-value="2023-11-25" calcext:value-type="date">
            <text:p>11-25</text:p>
          </table:table-cell>
          <table:table-cell table:style-name="ce1" table:formula="of:=IF([.B330] &lt; DATE(YEAR([.A330]);3;21); &quot;ZIMA&quot;; IF([.B330] &lt; DATE(YEAR([.A330]);6;21);&quot;WIOSNA&quot; ; IF([.B330] &lt; DATE(YEAR([.A330]);9;23); &quot;LATO&quot;; IF([.B330] &lt; DATE(YEAR([.A330]);12;21);&quot;JESIEŃ&quot;; &quot;ZIMA&quot;))))" office:value-type="string" office:string-value="JESIEŃ" calcext:value-type="string">
            <text:p>JESIEŃ</text:p>
          </table:table-cell>
          <table:table-cell table:formula="of:=IF([.C330] = &quot;ZIMA&quot;; 0.2; IF([.C330] = &quot;WIOSNA&quot;; 0.5; IF([.C330] = &quot;LATO&quot;; 0.9; 0.4)))" office:value-type="float" office:value="0.4" calcext:value-type="float">
            <text:p>0,4</text:p>
          </table:table-cell>
          <table:table-cell table:formula="of:=IF(WEEKDAY([.A330];2)&lt; 6; 1; 0) * [.$J$3] *[.D330] *[.$J$7]" office:value-type="float" office:value="0" calcext:value-type="float">
            <text:p>0</text:p>
          </table:table-cell>
          <table:table-cell table:formula="of:=IF(WEEKDAY([.A330];2) = 7; 150; 0)" office:value-type="float" office:value="0" calcext:value-type="float">
            <text:p>0</text:p>
          </table:table-cell>
          <table:table-cell table:formula="of:=[.G329] -[.F330] +[.E330]" office:value-type="float" office:value="66322" calcext:value-type="float">
            <text:p>6632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26" calcext:value-type="date">
            <text:p>26.11.2023</text:p>
          </table:table-cell>
          <table:table-cell table:formula="of:=[.A331]" office:value-type="date" office:date-value="2023-11-26" calcext:value-type="date">
            <text:p>11-26</text:p>
          </table:table-cell>
          <table:table-cell table:style-name="ce1" table:formula="of:=IF([.B331] &lt; DATE(YEAR([.A331]);3;21); &quot;ZIMA&quot;; IF([.B331] &lt; DATE(YEAR([.A331]);6;21);&quot;WIOSNA&quot; ; IF([.B331] &lt; DATE(YEAR([.A331]);9;23); &quot;LATO&quot;; IF([.B331] &lt; DATE(YEAR([.A331]);12;21);&quot;JESIEŃ&quot;; &quot;ZIMA&quot;))))" office:value-type="string" office:string-value="JESIEŃ" calcext:value-type="string">
            <text:p>JESIEŃ</text:p>
          </table:table-cell>
          <table:table-cell table:formula="of:=IF([.C331] = &quot;ZIMA&quot;; 0.2; IF([.C331] = &quot;WIOSNA&quot;; 0.5; IF([.C331] = &quot;LATO&quot;; 0.9; 0.4)))" office:value-type="float" office:value="0.4" calcext:value-type="float">
            <text:p>0,4</text:p>
          </table:table-cell>
          <table:table-cell table:formula="of:=IF(WEEKDAY([.A331];2)&lt; 6; 1; 0) * [.$J$3] *[.D331] *[.$J$7]" office:value-type="float" office:value="0" calcext:value-type="float">
            <text:p>0</text:p>
          </table:table-cell>
          <table:table-cell table:formula="of:=IF(WEEKDAY([.A331];2) = 7; 150; 0)" office:value-type="float" office:value="150" calcext:value-type="float">
            <text:p>150</text:p>
          </table:table-cell>
          <table:table-cell table:formula="of:=[.G330] -[.F331] +[.E331]" office:value-type="float" office:value="66172" calcext:value-type="float">
            <text:p>6617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27" calcext:value-type="date">
            <text:p>27.11.2023</text:p>
          </table:table-cell>
          <table:table-cell table:formula="of:=[.A332]" office:value-type="date" office:date-value="2023-11-27" calcext:value-type="date">
            <text:p>11-27</text:p>
          </table:table-cell>
          <table:table-cell table:style-name="ce1" table:formula="of:=IF([.B332] &lt; DATE(YEAR([.A332]);3;21); &quot;ZIMA&quot;; IF([.B332] &lt; DATE(YEAR([.A332]);6;21);&quot;WIOSNA&quot; ; IF([.B332] &lt; DATE(YEAR([.A332]);9;23); &quot;LATO&quot;; IF([.B332] &lt; DATE(YEAR([.A332]);12;21);&quot;JESIEŃ&quot;; &quot;ZIMA&quot;))))" office:value-type="string" office:string-value="JESIEŃ" calcext:value-type="string">
            <text:p>JESIEŃ</text:p>
          </table:table-cell>
          <table:table-cell table:formula="of:=IF([.C332] = &quot;ZIMA&quot;; 0.2; IF([.C332] = &quot;WIOSNA&quot;; 0.5; IF([.C332] = &quot;LATO&quot;; 0.9; 0.4)))" office:value-type="float" office:value="0.4" calcext:value-type="float">
            <text:p>0,4</text:p>
          </table:table-cell>
          <table:table-cell table:formula="of:=IF(WEEKDAY([.A332];2)&lt; 6; 1; 0) * [.$J$3] *[.D332] *[.$J$7]" office:value-type="float" office:value="264" calcext:value-type="float">
            <text:p>264</text:p>
          </table:table-cell>
          <table:table-cell table:formula="of:=IF(WEEKDAY([.A332];2) = 7; 150; 0)" office:value-type="float" office:value="0" calcext:value-type="float">
            <text:p>0</text:p>
          </table:table-cell>
          <table:table-cell table:formula="of:=[.G331] -[.F332] +[.E332]" office:value-type="float" office:value="66436" calcext:value-type="float">
            <text:p>6643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28" calcext:value-type="date">
            <text:p>28.11.2023</text:p>
          </table:table-cell>
          <table:table-cell table:formula="of:=[.A333]" office:value-type="date" office:date-value="2023-11-28" calcext:value-type="date">
            <text:p>11-28</text:p>
          </table:table-cell>
          <table:table-cell table:style-name="ce1" table:formula="of:=IF([.B333] &lt; DATE(YEAR([.A333]);3;21); &quot;ZIMA&quot;; IF([.B333] &lt; DATE(YEAR([.A333]);6;21);&quot;WIOSNA&quot; ; IF([.B333] &lt; DATE(YEAR([.A333]);9;23); &quot;LATO&quot;; IF([.B333] &lt; DATE(YEAR([.A333]);12;21);&quot;JESIEŃ&quot;; &quot;ZIMA&quot;))))" office:value-type="string" office:string-value="JESIEŃ" calcext:value-type="string">
            <text:p>JESIEŃ</text:p>
          </table:table-cell>
          <table:table-cell table:formula="of:=IF([.C333] = &quot;ZIMA&quot;; 0.2; IF([.C333] = &quot;WIOSNA&quot;; 0.5; IF([.C333] = &quot;LATO&quot;; 0.9; 0.4)))" office:value-type="float" office:value="0.4" calcext:value-type="float">
            <text:p>0,4</text:p>
          </table:table-cell>
          <table:table-cell table:formula="of:=IF(WEEKDAY([.A333];2)&lt; 6; 1; 0) * [.$J$3] *[.D333] *[.$J$7]" office:value-type="float" office:value="264" calcext:value-type="float">
            <text:p>264</text:p>
          </table:table-cell>
          <table:table-cell table:formula="of:=IF(WEEKDAY([.A333];2) = 7; 150; 0)" office:value-type="float" office:value="0" calcext:value-type="float">
            <text:p>0</text:p>
          </table:table-cell>
          <table:table-cell table:formula="of:=[.G332] -[.F333] +[.E333]" office:value-type="float" office:value="66700" calcext:value-type="float">
            <text:p>667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29" calcext:value-type="date">
            <text:p>29.11.2023</text:p>
          </table:table-cell>
          <table:table-cell table:formula="of:=[.A334]" office:value-type="date" office:date-value="2023-11-29" calcext:value-type="date">
            <text:p>11-29</text:p>
          </table:table-cell>
          <table:table-cell table:style-name="ce1" table:formula="of:=IF([.B334] &lt; DATE(YEAR([.A334]);3;21); &quot;ZIMA&quot;; IF([.B334] &lt; DATE(YEAR([.A334]);6;21);&quot;WIOSNA&quot; ; IF([.B334] &lt; DATE(YEAR([.A334]);9;23); &quot;LATO&quot;; IF([.B334] &lt; DATE(YEAR([.A334]);12;21);&quot;JESIEŃ&quot;; &quot;ZIMA&quot;))))" office:value-type="string" office:string-value="JESIEŃ" calcext:value-type="string">
            <text:p>JESIEŃ</text:p>
          </table:table-cell>
          <table:table-cell table:formula="of:=IF([.C334] = &quot;ZIMA&quot;; 0.2; IF([.C334] = &quot;WIOSNA&quot;; 0.5; IF([.C334] = &quot;LATO&quot;; 0.9; 0.4)))" office:value-type="float" office:value="0.4" calcext:value-type="float">
            <text:p>0,4</text:p>
          </table:table-cell>
          <table:table-cell table:formula="of:=IF(WEEKDAY([.A334];2)&lt; 6; 1; 0) * [.$J$3] *[.D334] *[.$J$7]" office:value-type="float" office:value="264" calcext:value-type="float">
            <text:p>264</text:p>
          </table:table-cell>
          <table:table-cell table:formula="of:=IF(WEEKDAY([.A334];2) = 7; 150; 0)" office:value-type="float" office:value="0" calcext:value-type="float">
            <text:p>0</text:p>
          </table:table-cell>
          <table:table-cell table:formula="of:=[.G333] -[.F334] +[.E334]" office:value-type="float" office:value="66964" calcext:value-type="float">
            <text:p>669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30" calcext:value-type="date">
            <text:p>30.11.2023</text:p>
          </table:table-cell>
          <table:table-cell table:formula="of:=[.A335]" office:value-type="date" office:date-value="2023-11-30" calcext:value-type="date">
            <text:p>11-30</text:p>
          </table:table-cell>
          <table:table-cell table:style-name="ce1" table:formula="of:=IF([.B335] &lt; DATE(YEAR([.A335]);3;21); &quot;ZIMA&quot;; IF([.B335] &lt; DATE(YEAR([.A335]);6;21);&quot;WIOSNA&quot; ; IF([.B335] &lt; DATE(YEAR([.A335]);9;23); &quot;LATO&quot;; IF([.B335] &lt; DATE(YEAR([.A335]);12;21);&quot;JESIEŃ&quot;; &quot;ZIMA&quot;))))" office:value-type="string" office:string-value="JESIEŃ" calcext:value-type="string">
            <text:p>JESIEŃ</text:p>
          </table:table-cell>
          <table:table-cell table:formula="of:=IF([.C335] = &quot;ZIMA&quot;; 0.2; IF([.C335] = &quot;WIOSNA&quot;; 0.5; IF([.C335] = &quot;LATO&quot;; 0.9; 0.4)))" office:value-type="float" office:value="0.4" calcext:value-type="float">
            <text:p>0,4</text:p>
          </table:table-cell>
          <table:table-cell table:formula="of:=IF(WEEKDAY([.A335];2)&lt; 6; 1; 0) * [.$J$3] *[.D335] *[.$J$7]" office:value-type="float" office:value="264" calcext:value-type="float">
            <text:p>264</text:p>
          </table:table-cell>
          <table:table-cell table:formula="of:=IF(WEEKDAY([.A335];2) = 7; 150; 0)" office:value-type="float" office:value="0" calcext:value-type="float">
            <text:p>0</text:p>
          </table:table-cell>
          <table:table-cell table:formula="of:=[.G334] -[.F335] +[.E335]" office:value-type="float" office:value="67228" calcext:value-type="float">
            <text:p>6722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01" calcext:value-type="date">
            <text:p>1.12.2023</text:p>
          </table:table-cell>
          <table:table-cell table:formula="of:=[.A336]" office:value-type="date" office:date-value="2023-12-01" calcext:value-type="date">
            <text:p>12-01</text:p>
          </table:table-cell>
          <table:table-cell table:style-name="ce1" table:formula="of:=IF([.B336] &lt; DATE(YEAR([.A336]);3;21); &quot;ZIMA&quot;; IF([.B336] &lt; DATE(YEAR([.A336]);6;21);&quot;WIOSNA&quot; ; IF([.B336] &lt; DATE(YEAR([.A336]);9;23); &quot;LATO&quot;; IF([.B336] &lt; DATE(YEAR([.A336]);12;21);&quot;JESIEŃ&quot;; &quot;ZIMA&quot;))))" office:value-type="string" office:string-value="JESIEŃ" calcext:value-type="string">
            <text:p>JESIEŃ</text:p>
          </table:table-cell>
          <table:table-cell table:formula="of:=IF([.C336] = &quot;ZIMA&quot;; 0.2; IF([.C336] = &quot;WIOSNA&quot;; 0.5; IF([.C336] = &quot;LATO&quot;; 0.9; 0.4)))" office:value-type="float" office:value="0.4" calcext:value-type="float">
            <text:p>0,4</text:p>
          </table:table-cell>
          <table:table-cell table:formula="of:=IF(WEEKDAY([.A336];2)&lt; 6; 1; 0) * [.$J$3] *[.D336] *[.$J$7]" office:value-type="float" office:value="264" calcext:value-type="float">
            <text:p>264</text:p>
          </table:table-cell>
          <table:table-cell table:formula="of:=IF(WEEKDAY([.A336];2) = 7; 150; 0)" office:value-type="float" office:value="0" calcext:value-type="float">
            <text:p>0</text:p>
          </table:table-cell>
          <table:table-cell table:formula="of:=[.G335] -[.F336] +[.E336]" office:value-type="float" office:value="67492" calcext:value-type="float">
            <text:p>6749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02" calcext:value-type="date">
            <text:p>2.12.2023</text:p>
          </table:table-cell>
          <table:table-cell table:formula="of:=[.A337]" office:value-type="date" office:date-value="2023-12-02" calcext:value-type="date">
            <text:p>12-02</text:p>
          </table:table-cell>
          <table:table-cell table:style-name="ce1" table:formula="of:=IF([.B337] &lt; DATE(YEAR([.A337]);3;21); &quot;ZIMA&quot;; IF([.B337] &lt; DATE(YEAR([.A337]);6;21);&quot;WIOSNA&quot; ; IF([.B337] &lt; DATE(YEAR([.A337]);9;23); &quot;LATO&quot;; IF([.B337] &lt; DATE(YEAR([.A337]);12;21);&quot;JESIEŃ&quot;; &quot;ZIMA&quot;))))" office:value-type="string" office:string-value="JESIEŃ" calcext:value-type="string">
            <text:p>JESIEŃ</text:p>
          </table:table-cell>
          <table:table-cell table:formula="of:=IF([.C337] = &quot;ZIMA&quot;; 0.2; IF([.C337] = &quot;WIOSNA&quot;; 0.5; IF([.C337] = &quot;LATO&quot;; 0.9; 0.4)))" office:value-type="float" office:value="0.4" calcext:value-type="float">
            <text:p>0,4</text:p>
          </table:table-cell>
          <table:table-cell table:formula="of:=IF(WEEKDAY([.A337];2)&lt; 6; 1; 0) * [.$J$3] *[.D337] *[.$J$7]" office:value-type="float" office:value="0" calcext:value-type="float">
            <text:p>0</text:p>
          </table:table-cell>
          <table:table-cell table:formula="of:=IF(WEEKDAY([.A337];2) = 7; 150; 0)" office:value-type="float" office:value="0" calcext:value-type="float">
            <text:p>0</text:p>
          </table:table-cell>
          <table:table-cell table:formula="of:=[.G336] -[.F337] +[.E337]" office:value-type="float" office:value="67492" calcext:value-type="float">
            <text:p>6749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03" calcext:value-type="date">
            <text:p>3.12.2023</text:p>
          </table:table-cell>
          <table:table-cell table:formula="of:=[.A338]" office:value-type="date" office:date-value="2023-12-03" calcext:value-type="date">
            <text:p>12-03</text:p>
          </table:table-cell>
          <table:table-cell table:style-name="ce1" table:formula="of:=IF([.B338] &lt; DATE(YEAR([.A338]);3;21); &quot;ZIMA&quot;; IF([.B338] &lt; DATE(YEAR([.A338]);6;21);&quot;WIOSNA&quot; ; IF([.B338] &lt; DATE(YEAR([.A338]);9;23); &quot;LATO&quot;; IF([.B338] &lt; DATE(YEAR([.A338]);12;21);&quot;JESIEŃ&quot;; &quot;ZIMA&quot;))))" office:value-type="string" office:string-value="JESIEŃ" calcext:value-type="string">
            <text:p>JESIEŃ</text:p>
          </table:table-cell>
          <table:table-cell table:formula="of:=IF([.C338] = &quot;ZIMA&quot;; 0.2; IF([.C338] = &quot;WIOSNA&quot;; 0.5; IF([.C338] = &quot;LATO&quot;; 0.9; 0.4)))" office:value-type="float" office:value="0.4" calcext:value-type="float">
            <text:p>0,4</text:p>
          </table:table-cell>
          <table:table-cell table:formula="of:=IF(WEEKDAY([.A338];2)&lt; 6; 1; 0) * [.$J$3] *[.D338] *[.$J$7]" office:value-type="float" office:value="0" calcext:value-type="float">
            <text:p>0</text:p>
          </table:table-cell>
          <table:table-cell table:formula="of:=IF(WEEKDAY([.A338];2) = 7; 150; 0)" office:value-type="float" office:value="150" calcext:value-type="float">
            <text:p>150</text:p>
          </table:table-cell>
          <table:table-cell table:formula="of:=[.G337] -[.F338] +[.E338]" office:value-type="float" office:value="67342" calcext:value-type="float">
            <text:p>6734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04" calcext:value-type="date">
            <text:p>4.12.2023</text:p>
          </table:table-cell>
          <table:table-cell table:formula="of:=[.A339]" office:value-type="date" office:date-value="2023-12-04" calcext:value-type="date">
            <text:p>12-04</text:p>
          </table:table-cell>
          <table:table-cell table:style-name="ce1" table:formula="of:=IF([.B339] &lt; DATE(YEAR([.A339]);3;21); &quot;ZIMA&quot;; IF([.B339] &lt; DATE(YEAR([.A339]);6;21);&quot;WIOSNA&quot; ; IF([.B339] &lt; DATE(YEAR([.A339]);9;23); &quot;LATO&quot;; IF([.B339] &lt; DATE(YEAR([.A339]);12;21);&quot;JESIEŃ&quot;; &quot;ZIMA&quot;))))" office:value-type="string" office:string-value="JESIEŃ" calcext:value-type="string">
            <text:p>JESIEŃ</text:p>
          </table:table-cell>
          <table:table-cell table:formula="of:=IF([.C339] = &quot;ZIMA&quot;; 0.2; IF([.C339] = &quot;WIOSNA&quot;; 0.5; IF([.C339] = &quot;LATO&quot;; 0.9; 0.4)))" office:value-type="float" office:value="0.4" calcext:value-type="float">
            <text:p>0,4</text:p>
          </table:table-cell>
          <table:table-cell table:formula="of:=IF(WEEKDAY([.A339];2)&lt; 6; 1; 0) * [.$J$3] *[.D339] *[.$J$7]" office:value-type="float" office:value="264" calcext:value-type="float">
            <text:p>264</text:p>
          </table:table-cell>
          <table:table-cell table:formula="of:=IF(WEEKDAY([.A339];2) = 7; 150; 0)" office:value-type="float" office:value="0" calcext:value-type="float">
            <text:p>0</text:p>
          </table:table-cell>
          <table:table-cell table:formula="of:=[.G338] -[.F339] +[.E339]" office:value-type="float" office:value="67606" calcext:value-type="float">
            <text:p>6760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05" calcext:value-type="date">
            <text:p>5.12.2023</text:p>
          </table:table-cell>
          <table:table-cell table:formula="of:=[.A340]" office:value-type="date" office:date-value="2023-12-05" calcext:value-type="date">
            <text:p>12-05</text:p>
          </table:table-cell>
          <table:table-cell table:style-name="ce1" table:formula="of:=IF([.B340] &lt; DATE(YEAR([.A340]);3;21); &quot;ZIMA&quot;; IF([.B340] &lt; DATE(YEAR([.A340]);6;21);&quot;WIOSNA&quot; ; IF([.B340] &lt; DATE(YEAR([.A340]);9;23); &quot;LATO&quot;; IF([.B340] &lt; DATE(YEAR([.A340]);12;21);&quot;JESIEŃ&quot;; &quot;ZIMA&quot;))))" office:value-type="string" office:string-value="JESIEŃ" calcext:value-type="string">
            <text:p>JESIEŃ</text:p>
          </table:table-cell>
          <table:table-cell table:formula="of:=IF([.C340] = &quot;ZIMA&quot;; 0.2; IF([.C340] = &quot;WIOSNA&quot;; 0.5; IF([.C340] = &quot;LATO&quot;; 0.9; 0.4)))" office:value-type="float" office:value="0.4" calcext:value-type="float">
            <text:p>0,4</text:p>
          </table:table-cell>
          <table:table-cell table:formula="of:=IF(WEEKDAY([.A340];2)&lt; 6; 1; 0) * [.$J$3] *[.D340] *[.$J$7]" office:value-type="float" office:value="264" calcext:value-type="float">
            <text:p>264</text:p>
          </table:table-cell>
          <table:table-cell table:formula="of:=IF(WEEKDAY([.A340];2) = 7; 150; 0)" office:value-type="float" office:value="0" calcext:value-type="float">
            <text:p>0</text:p>
          </table:table-cell>
          <table:table-cell table:formula="of:=[.G339] -[.F340] +[.E340]" office:value-type="float" office:value="67870" calcext:value-type="float">
            <text:p>678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06" calcext:value-type="date">
            <text:p>6.12.2023</text:p>
          </table:table-cell>
          <table:table-cell table:formula="of:=[.A341]" office:value-type="date" office:date-value="2023-12-06" calcext:value-type="date">
            <text:p>12-06</text:p>
          </table:table-cell>
          <table:table-cell table:style-name="ce1" table:formula="of:=IF([.B341] &lt; DATE(YEAR([.A341]);3;21); &quot;ZIMA&quot;; IF([.B341] &lt; DATE(YEAR([.A341]);6;21);&quot;WIOSNA&quot; ; IF([.B341] &lt; DATE(YEAR([.A341]);9;23); &quot;LATO&quot;; IF([.B341] &lt; DATE(YEAR([.A341]);12;21);&quot;JESIEŃ&quot;; &quot;ZIMA&quot;))))" office:value-type="string" office:string-value="JESIEŃ" calcext:value-type="string">
            <text:p>JESIEŃ</text:p>
          </table:table-cell>
          <table:table-cell table:formula="of:=IF([.C341] = &quot;ZIMA&quot;; 0.2; IF([.C341] = &quot;WIOSNA&quot;; 0.5; IF([.C341] = &quot;LATO&quot;; 0.9; 0.4)))" office:value-type="float" office:value="0.4" calcext:value-type="float">
            <text:p>0,4</text:p>
          </table:table-cell>
          <table:table-cell table:formula="of:=IF(WEEKDAY([.A341];2)&lt; 6; 1; 0) * [.$J$3] *[.D341] *[.$J$7]" office:value-type="float" office:value="264" calcext:value-type="float">
            <text:p>264</text:p>
          </table:table-cell>
          <table:table-cell table:formula="of:=IF(WEEKDAY([.A341];2) = 7; 150; 0)" office:value-type="float" office:value="0" calcext:value-type="float">
            <text:p>0</text:p>
          </table:table-cell>
          <table:table-cell table:formula="of:=[.G340] -[.F341] +[.E341]" office:value-type="float" office:value="68134" calcext:value-type="float">
            <text:p>6813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07" calcext:value-type="date">
            <text:p>7.12.2023</text:p>
          </table:table-cell>
          <table:table-cell table:formula="of:=[.A342]" office:value-type="date" office:date-value="2023-12-07" calcext:value-type="date">
            <text:p>12-07</text:p>
          </table:table-cell>
          <table:table-cell table:style-name="ce1" table:formula="of:=IF([.B342] &lt; DATE(YEAR([.A342]);3;21); &quot;ZIMA&quot;; IF([.B342] &lt; DATE(YEAR([.A342]);6;21);&quot;WIOSNA&quot; ; IF([.B342] &lt; DATE(YEAR([.A342]);9;23); &quot;LATO&quot;; IF([.B342] &lt; DATE(YEAR([.A342]);12;21);&quot;JESIEŃ&quot;; &quot;ZIMA&quot;))))" office:value-type="string" office:string-value="JESIEŃ" calcext:value-type="string">
            <text:p>JESIEŃ</text:p>
          </table:table-cell>
          <table:table-cell table:formula="of:=IF([.C342] = &quot;ZIMA&quot;; 0.2; IF([.C342] = &quot;WIOSNA&quot;; 0.5; IF([.C342] = &quot;LATO&quot;; 0.9; 0.4)))" office:value-type="float" office:value="0.4" calcext:value-type="float">
            <text:p>0,4</text:p>
          </table:table-cell>
          <table:table-cell table:formula="of:=IF(WEEKDAY([.A342];2)&lt; 6; 1; 0) * [.$J$3] *[.D342] *[.$J$7]" office:value-type="float" office:value="264" calcext:value-type="float">
            <text:p>264</text:p>
          </table:table-cell>
          <table:table-cell table:formula="of:=IF(WEEKDAY([.A342];2) = 7; 150; 0)" office:value-type="float" office:value="0" calcext:value-type="float">
            <text:p>0</text:p>
          </table:table-cell>
          <table:table-cell table:formula="of:=[.G341] -[.F342] +[.E342]" office:value-type="float" office:value="68398" calcext:value-type="float">
            <text:p>6839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08" calcext:value-type="date">
            <text:p>8.12.2023</text:p>
          </table:table-cell>
          <table:table-cell table:formula="of:=[.A343]" office:value-type="date" office:date-value="2023-12-08" calcext:value-type="date">
            <text:p>12-08</text:p>
          </table:table-cell>
          <table:table-cell table:style-name="ce1" table:formula="of:=IF([.B343] &lt; DATE(YEAR([.A343]);3;21); &quot;ZIMA&quot;; IF([.B343] &lt; DATE(YEAR([.A343]);6;21);&quot;WIOSNA&quot; ; IF([.B343] &lt; DATE(YEAR([.A343]);9;23); &quot;LATO&quot;; IF([.B343] &lt; DATE(YEAR([.A343]);12;21);&quot;JESIEŃ&quot;; &quot;ZIMA&quot;))))" office:value-type="string" office:string-value="JESIEŃ" calcext:value-type="string">
            <text:p>JESIEŃ</text:p>
          </table:table-cell>
          <table:table-cell table:formula="of:=IF([.C343] = &quot;ZIMA&quot;; 0.2; IF([.C343] = &quot;WIOSNA&quot;; 0.5; IF([.C343] = &quot;LATO&quot;; 0.9; 0.4)))" office:value-type="float" office:value="0.4" calcext:value-type="float">
            <text:p>0,4</text:p>
          </table:table-cell>
          <table:table-cell table:formula="of:=IF(WEEKDAY([.A343];2)&lt; 6; 1; 0) * [.$J$3] *[.D343] *[.$J$7]" office:value-type="float" office:value="264" calcext:value-type="float">
            <text:p>264</text:p>
          </table:table-cell>
          <table:table-cell table:formula="of:=IF(WEEKDAY([.A343];2) = 7; 150; 0)" office:value-type="float" office:value="0" calcext:value-type="float">
            <text:p>0</text:p>
          </table:table-cell>
          <table:table-cell table:formula="of:=[.G342] -[.F343] +[.E343]" office:value-type="float" office:value="68662" calcext:value-type="float">
            <text:p>6866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09" calcext:value-type="date">
            <text:p>9.12.2023</text:p>
          </table:table-cell>
          <table:table-cell table:formula="of:=[.A344]" office:value-type="date" office:date-value="2023-12-09" calcext:value-type="date">
            <text:p>12-09</text:p>
          </table:table-cell>
          <table:table-cell table:style-name="ce1" table:formula="of:=IF([.B344] &lt; DATE(YEAR([.A344]);3;21); &quot;ZIMA&quot;; IF([.B344] &lt; DATE(YEAR([.A344]);6;21);&quot;WIOSNA&quot; ; IF([.B344] &lt; DATE(YEAR([.A344]);9;23); &quot;LATO&quot;; IF([.B344] &lt; DATE(YEAR([.A344]);12;21);&quot;JESIEŃ&quot;; &quot;ZIMA&quot;))))" office:value-type="string" office:string-value="JESIEŃ" calcext:value-type="string">
            <text:p>JESIEŃ</text:p>
          </table:table-cell>
          <table:table-cell table:formula="of:=IF([.C344] = &quot;ZIMA&quot;; 0.2; IF([.C344] = &quot;WIOSNA&quot;; 0.5; IF([.C344] = &quot;LATO&quot;; 0.9; 0.4)))" office:value-type="float" office:value="0.4" calcext:value-type="float">
            <text:p>0,4</text:p>
          </table:table-cell>
          <table:table-cell table:formula="of:=IF(WEEKDAY([.A344];2)&lt; 6; 1; 0) * [.$J$3] *[.D344] *[.$J$7]" office:value-type="float" office:value="0" calcext:value-type="float">
            <text:p>0</text:p>
          </table:table-cell>
          <table:table-cell table:formula="of:=IF(WEEKDAY([.A344];2) = 7; 150; 0)" office:value-type="float" office:value="0" calcext:value-type="float">
            <text:p>0</text:p>
          </table:table-cell>
          <table:table-cell table:formula="of:=[.G343] -[.F344] +[.E344]" office:value-type="float" office:value="68662" calcext:value-type="float">
            <text:p>6866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10" calcext:value-type="date">
            <text:p>10.12.2023</text:p>
          </table:table-cell>
          <table:table-cell table:formula="of:=[.A345]" office:value-type="date" office:date-value="2023-12-10" calcext:value-type="date">
            <text:p>12-10</text:p>
          </table:table-cell>
          <table:table-cell table:style-name="ce1" table:formula="of:=IF([.B345] &lt; DATE(YEAR([.A345]);3;21); &quot;ZIMA&quot;; IF([.B345] &lt; DATE(YEAR([.A345]);6;21);&quot;WIOSNA&quot; ; IF([.B345] &lt; DATE(YEAR([.A345]);9;23); &quot;LATO&quot;; IF([.B345] &lt; DATE(YEAR([.A345]);12;21);&quot;JESIEŃ&quot;; &quot;ZIMA&quot;))))" office:value-type="string" office:string-value="JESIEŃ" calcext:value-type="string">
            <text:p>JESIEŃ</text:p>
          </table:table-cell>
          <table:table-cell table:formula="of:=IF([.C345] = &quot;ZIMA&quot;; 0.2; IF([.C345] = &quot;WIOSNA&quot;; 0.5; IF([.C345] = &quot;LATO&quot;; 0.9; 0.4)))" office:value-type="float" office:value="0.4" calcext:value-type="float">
            <text:p>0,4</text:p>
          </table:table-cell>
          <table:table-cell table:formula="of:=IF(WEEKDAY([.A345];2)&lt; 6; 1; 0) * [.$J$3] *[.D345] *[.$J$7]" office:value-type="float" office:value="0" calcext:value-type="float">
            <text:p>0</text:p>
          </table:table-cell>
          <table:table-cell table:formula="of:=IF(WEEKDAY([.A345];2) = 7; 150; 0)" office:value-type="float" office:value="150" calcext:value-type="float">
            <text:p>150</text:p>
          </table:table-cell>
          <table:table-cell table:formula="of:=[.G344] -[.F345] +[.E345]" office:value-type="float" office:value="68512" calcext:value-type="float">
            <text:p>6851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11" calcext:value-type="date">
            <text:p>11.12.2023</text:p>
          </table:table-cell>
          <table:table-cell table:formula="of:=[.A346]" office:value-type="date" office:date-value="2023-12-11" calcext:value-type="date">
            <text:p>12-11</text:p>
          </table:table-cell>
          <table:table-cell table:style-name="ce1" table:formula="of:=IF([.B346] &lt; DATE(YEAR([.A346]);3;21); &quot;ZIMA&quot;; IF([.B346] &lt; DATE(YEAR([.A346]);6;21);&quot;WIOSNA&quot; ; IF([.B346] &lt; DATE(YEAR([.A346]);9;23); &quot;LATO&quot;; IF([.B346] &lt; DATE(YEAR([.A346]);12;21);&quot;JESIEŃ&quot;; &quot;ZIMA&quot;))))" office:value-type="string" office:string-value="JESIEŃ" calcext:value-type="string">
            <text:p>JESIEŃ</text:p>
          </table:table-cell>
          <table:table-cell table:formula="of:=IF([.C346] = &quot;ZIMA&quot;; 0.2; IF([.C346] = &quot;WIOSNA&quot;; 0.5; IF([.C346] = &quot;LATO&quot;; 0.9; 0.4)))" office:value-type="float" office:value="0.4" calcext:value-type="float">
            <text:p>0,4</text:p>
          </table:table-cell>
          <table:table-cell table:formula="of:=IF(WEEKDAY([.A346];2)&lt; 6; 1; 0) * [.$J$3] *[.D346] *[.$J$7]" office:value-type="float" office:value="264" calcext:value-type="float">
            <text:p>264</text:p>
          </table:table-cell>
          <table:table-cell table:formula="of:=IF(WEEKDAY([.A346];2) = 7; 150; 0)" office:value-type="float" office:value="0" calcext:value-type="float">
            <text:p>0</text:p>
          </table:table-cell>
          <table:table-cell table:formula="of:=[.G345] -[.F346] +[.E346]" office:value-type="float" office:value="68776" calcext:value-type="float">
            <text:p>6877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12" calcext:value-type="date">
            <text:p>12.12.2023</text:p>
          </table:table-cell>
          <table:table-cell table:formula="of:=[.A347]" office:value-type="date" office:date-value="2023-12-12" calcext:value-type="date">
            <text:p>12-12</text:p>
          </table:table-cell>
          <table:table-cell table:style-name="ce1" table:formula="of:=IF([.B347] &lt; DATE(YEAR([.A347]);3;21); &quot;ZIMA&quot;; IF([.B347] &lt; DATE(YEAR([.A347]);6;21);&quot;WIOSNA&quot; ; IF([.B347] &lt; DATE(YEAR([.A347]);9;23); &quot;LATO&quot;; IF([.B347] &lt; DATE(YEAR([.A347]);12;21);&quot;JESIEŃ&quot;; &quot;ZIMA&quot;))))" office:value-type="string" office:string-value="JESIEŃ" calcext:value-type="string">
            <text:p>JESIEŃ</text:p>
          </table:table-cell>
          <table:table-cell table:formula="of:=IF([.C347] = &quot;ZIMA&quot;; 0.2; IF([.C347] = &quot;WIOSNA&quot;; 0.5; IF([.C347] = &quot;LATO&quot;; 0.9; 0.4)))" office:value-type="float" office:value="0.4" calcext:value-type="float">
            <text:p>0,4</text:p>
          </table:table-cell>
          <table:table-cell table:formula="of:=IF(WEEKDAY([.A347];2)&lt; 6; 1; 0) * [.$J$3] *[.D347] *[.$J$7]" office:value-type="float" office:value="264" calcext:value-type="float">
            <text:p>264</text:p>
          </table:table-cell>
          <table:table-cell table:formula="of:=IF(WEEKDAY([.A347];2) = 7; 150; 0)" office:value-type="float" office:value="0" calcext:value-type="float">
            <text:p>0</text:p>
          </table:table-cell>
          <table:table-cell table:formula="of:=[.G346] -[.F347] +[.E347]" office:value-type="float" office:value="69040" calcext:value-type="float">
            <text:p>690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13" calcext:value-type="date">
            <text:p>13.12.2023</text:p>
          </table:table-cell>
          <table:table-cell table:formula="of:=[.A348]" office:value-type="date" office:date-value="2023-12-13" calcext:value-type="date">
            <text:p>12-13</text:p>
          </table:table-cell>
          <table:table-cell table:style-name="ce1" table:formula="of:=IF([.B348] &lt; DATE(YEAR([.A348]);3;21); &quot;ZIMA&quot;; IF([.B348] &lt; DATE(YEAR([.A348]);6;21);&quot;WIOSNA&quot; ; IF([.B348] &lt; DATE(YEAR([.A348]);9;23); &quot;LATO&quot;; IF([.B348] &lt; DATE(YEAR([.A348]);12;21);&quot;JESIEŃ&quot;; &quot;ZIMA&quot;))))" office:value-type="string" office:string-value="JESIEŃ" calcext:value-type="string">
            <text:p>JESIEŃ</text:p>
          </table:table-cell>
          <table:table-cell table:formula="of:=IF([.C348] = &quot;ZIMA&quot;; 0.2; IF([.C348] = &quot;WIOSNA&quot;; 0.5; IF([.C348] = &quot;LATO&quot;; 0.9; 0.4)))" office:value-type="float" office:value="0.4" calcext:value-type="float">
            <text:p>0,4</text:p>
          </table:table-cell>
          <table:table-cell table:formula="of:=IF(WEEKDAY([.A348];2)&lt; 6; 1; 0) * [.$J$3] *[.D348] *[.$J$7]" office:value-type="float" office:value="264" calcext:value-type="float">
            <text:p>264</text:p>
          </table:table-cell>
          <table:table-cell table:formula="of:=IF(WEEKDAY([.A348];2) = 7; 150; 0)" office:value-type="float" office:value="0" calcext:value-type="float">
            <text:p>0</text:p>
          </table:table-cell>
          <table:table-cell table:formula="of:=[.G347] -[.F348] +[.E348]" office:value-type="float" office:value="69304" calcext:value-type="float">
            <text:p>6930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14" calcext:value-type="date">
            <text:p>14.12.2023</text:p>
          </table:table-cell>
          <table:table-cell table:formula="of:=[.A349]" office:value-type="date" office:date-value="2023-12-14" calcext:value-type="date">
            <text:p>12-14</text:p>
          </table:table-cell>
          <table:table-cell table:style-name="ce1" table:formula="of:=IF([.B349] &lt; DATE(YEAR([.A349]);3;21); &quot;ZIMA&quot;; IF([.B349] &lt; DATE(YEAR([.A349]);6;21);&quot;WIOSNA&quot; ; IF([.B349] &lt; DATE(YEAR([.A349]);9;23); &quot;LATO&quot;; IF([.B349] &lt; DATE(YEAR([.A349]);12;21);&quot;JESIEŃ&quot;; &quot;ZIMA&quot;))))" office:value-type="string" office:string-value="JESIEŃ" calcext:value-type="string">
            <text:p>JESIEŃ</text:p>
          </table:table-cell>
          <table:table-cell table:formula="of:=IF([.C349] = &quot;ZIMA&quot;; 0.2; IF([.C349] = &quot;WIOSNA&quot;; 0.5; IF([.C349] = &quot;LATO&quot;; 0.9; 0.4)))" office:value-type="float" office:value="0.4" calcext:value-type="float">
            <text:p>0,4</text:p>
          </table:table-cell>
          <table:table-cell table:formula="of:=IF(WEEKDAY([.A349];2)&lt; 6; 1; 0) * [.$J$3] *[.D349] *[.$J$7]" office:value-type="float" office:value="264" calcext:value-type="float">
            <text:p>264</text:p>
          </table:table-cell>
          <table:table-cell table:formula="of:=IF(WEEKDAY([.A349];2) = 7; 150; 0)" office:value-type="float" office:value="0" calcext:value-type="float">
            <text:p>0</text:p>
          </table:table-cell>
          <table:table-cell table:formula="of:=[.G348] -[.F349] +[.E349]" office:value-type="float" office:value="69568" calcext:value-type="float">
            <text:p>6956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15" calcext:value-type="date">
            <text:p>15.12.2023</text:p>
          </table:table-cell>
          <table:table-cell table:formula="of:=[.A350]" office:value-type="date" office:date-value="2023-12-15" calcext:value-type="date">
            <text:p>12-15</text:p>
          </table:table-cell>
          <table:table-cell table:style-name="ce1" table:formula="of:=IF([.B350] &lt; DATE(YEAR([.A350]);3;21); &quot;ZIMA&quot;; IF([.B350] &lt; DATE(YEAR([.A350]);6;21);&quot;WIOSNA&quot; ; IF([.B350] &lt; DATE(YEAR([.A350]);9;23); &quot;LATO&quot;; IF([.B350] &lt; DATE(YEAR([.A350]);12;21);&quot;JESIEŃ&quot;; &quot;ZIMA&quot;))))" office:value-type="string" office:string-value="JESIEŃ" calcext:value-type="string">
            <text:p>JESIEŃ</text:p>
          </table:table-cell>
          <table:table-cell table:formula="of:=IF([.C350] = &quot;ZIMA&quot;; 0.2; IF([.C350] = &quot;WIOSNA&quot;; 0.5; IF([.C350] = &quot;LATO&quot;; 0.9; 0.4)))" office:value-type="float" office:value="0.4" calcext:value-type="float">
            <text:p>0,4</text:p>
          </table:table-cell>
          <table:table-cell table:formula="of:=IF(WEEKDAY([.A350];2)&lt; 6; 1; 0) * [.$J$3] *[.D350] *[.$J$7]" office:value-type="float" office:value="264" calcext:value-type="float">
            <text:p>264</text:p>
          </table:table-cell>
          <table:table-cell table:formula="of:=IF(WEEKDAY([.A350];2) = 7; 150; 0)" office:value-type="float" office:value="0" calcext:value-type="float">
            <text:p>0</text:p>
          </table:table-cell>
          <table:table-cell table:formula="of:=[.G349] -[.F350] +[.E350]" office:value-type="float" office:value="69832" calcext:value-type="float">
            <text:p>6983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16" calcext:value-type="date">
            <text:p>16.12.2023</text:p>
          </table:table-cell>
          <table:table-cell table:formula="of:=[.A351]" office:value-type="date" office:date-value="2023-12-16" calcext:value-type="date">
            <text:p>12-16</text:p>
          </table:table-cell>
          <table:table-cell table:style-name="ce1" table:formula="of:=IF([.B351] &lt; DATE(YEAR([.A351]);3;21); &quot;ZIMA&quot;; IF([.B351] &lt; DATE(YEAR([.A351]);6;21);&quot;WIOSNA&quot; ; IF([.B351] &lt; DATE(YEAR([.A351]);9;23); &quot;LATO&quot;; IF([.B351] &lt; DATE(YEAR([.A351]);12;21);&quot;JESIEŃ&quot;; &quot;ZIMA&quot;))))" office:value-type="string" office:string-value="JESIEŃ" calcext:value-type="string">
            <text:p>JESIEŃ</text:p>
          </table:table-cell>
          <table:table-cell table:formula="of:=IF([.C351] = &quot;ZIMA&quot;; 0.2; IF([.C351] = &quot;WIOSNA&quot;; 0.5; IF([.C351] = &quot;LATO&quot;; 0.9; 0.4)))" office:value-type="float" office:value="0.4" calcext:value-type="float">
            <text:p>0,4</text:p>
          </table:table-cell>
          <table:table-cell table:formula="of:=IF(WEEKDAY([.A351];2)&lt; 6; 1; 0) * [.$J$3] *[.D351] *[.$J$7]" office:value-type="float" office:value="0" calcext:value-type="float">
            <text:p>0</text:p>
          </table:table-cell>
          <table:table-cell table:formula="of:=IF(WEEKDAY([.A351];2) = 7; 150; 0)" office:value-type="float" office:value="0" calcext:value-type="float">
            <text:p>0</text:p>
          </table:table-cell>
          <table:table-cell table:formula="of:=[.G350] -[.F351] +[.E351]" office:value-type="float" office:value="69832" calcext:value-type="float">
            <text:p>6983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17" calcext:value-type="date">
            <text:p>17.12.2023</text:p>
          </table:table-cell>
          <table:table-cell table:formula="of:=[.A352]" office:value-type="date" office:date-value="2023-12-17" calcext:value-type="date">
            <text:p>12-17</text:p>
          </table:table-cell>
          <table:table-cell table:style-name="ce1" table:formula="of:=IF([.B352] &lt; DATE(YEAR([.A352]);3;21); &quot;ZIMA&quot;; IF([.B352] &lt; DATE(YEAR([.A352]);6;21);&quot;WIOSNA&quot; ; IF([.B352] &lt; DATE(YEAR([.A352]);9;23); &quot;LATO&quot;; IF([.B352] &lt; DATE(YEAR([.A352]);12;21);&quot;JESIEŃ&quot;; &quot;ZIMA&quot;))))" office:value-type="string" office:string-value="JESIEŃ" calcext:value-type="string">
            <text:p>JESIEŃ</text:p>
          </table:table-cell>
          <table:table-cell table:formula="of:=IF([.C352] = &quot;ZIMA&quot;; 0.2; IF([.C352] = &quot;WIOSNA&quot;; 0.5; IF([.C352] = &quot;LATO&quot;; 0.9; 0.4)))" office:value-type="float" office:value="0.4" calcext:value-type="float">
            <text:p>0,4</text:p>
          </table:table-cell>
          <table:table-cell table:formula="of:=IF(WEEKDAY([.A352];2)&lt; 6; 1; 0) * [.$J$3] *[.D352] *[.$J$7]" office:value-type="float" office:value="0" calcext:value-type="float">
            <text:p>0</text:p>
          </table:table-cell>
          <table:table-cell table:formula="of:=IF(WEEKDAY([.A352];2) = 7; 150; 0)" office:value-type="float" office:value="150" calcext:value-type="float">
            <text:p>150</text:p>
          </table:table-cell>
          <table:table-cell table:formula="of:=[.G351] -[.F352] +[.E352]" office:value-type="float" office:value="69682" calcext:value-type="float">
            <text:p>6968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18" calcext:value-type="date">
            <text:p>18.12.2023</text:p>
          </table:table-cell>
          <table:table-cell table:formula="of:=[.A353]" office:value-type="date" office:date-value="2023-12-18" calcext:value-type="date">
            <text:p>12-18</text:p>
          </table:table-cell>
          <table:table-cell table:style-name="ce1" table:formula="of:=IF([.B353] &lt; DATE(YEAR([.A353]);3;21); &quot;ZIMA&quot;; IF([.B353] &lt; DATE(YEAR([.A353]);6;21);&quot;WIOSNA&quot; ; IF([.B353] &lt; DATE(YEAR([.A353]);9;23); &quot;LATO&quot;; IF([.B353] &lt; DATE(YEAR([.A353]);12;21);&quot;JESIEŃ&quot;; &quot;ZIMA&quot;))))" office:value-type="string" office:string-value="JESIEŃ" calcext:value-type="string">
            <text:p>JESIEŃ</text:p>
          </table:table-cell>
          <table:table-cell table:formula="of:=IF([.C353] = &quot;ZIMA&quot;; 0.2; IF([.C353] = &quot;WIOSNA&quot;; 0.5; IF([.C353] = &quot;LATO&quot;; 0.9; 0.4)))" office:value-type="float" office:value="0.4" calcext:value-type="float">
            <text:p>0,4</text:p>
          </table:table-cell>
          <table:table-cell table:formula="of:=IF(WEEKDAY([.A353];2)&lt; 6; 1; 0) * [.$J$3] *[.D353] *[.$J$7]" office:value-type="float" office:value="264" calcext:value-type="float">
            <text:p>264</text:p>
          </table:table-cell>
          <table:table-cell table:formula="of:=IF(WEEKDAY([.A353];2) = 7; 150; 0)" office:value-type="float" office:value="0" calcext:value-type="float">
            <text:p>0</text:p>
          </table:table-cell>
          <table:table-cell table:formula="of:=[.G352] -[.F353] +[.E353]" office:value-type="float" office:value="69946" calcext:value-type="float">
            <text:p>6994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19" calcext:value-type="date">
            <text:p>19.12.2023</text:p>
          </table:table-cell>
          <table:table-cell table:formula="of:=[.A354]" office:value-type="date" office:date-value="2023-12-19" calcext:value-type="date">
            <text:p>12-19</text:p>
          </table:table-cell>
          <table:table-cell table:style-name="ce1" table:formula="of:=IF([.B354] &lt; DATE(YEAR([.A354]);3;21); &quot;ZIMA&quot;; IF([.B354] &lt; DATE(YEAR([.A354]);6;21);&quot;WIOSNA&quot; ; IF([.B354] &lt; DATE(YEAR([.A354]);9;23); &quot;LATO&quot;; IF([.B354] &lt; DATE(YEAR([.A354]);12;21);&quot;JESIEŃ&quot;; &quot;ZIMA&quot;))))" office:value-type="string" office:string-value="JESIEŃ" calcext:value-type="string">
            <text:p>JESIEŃ</text:p>
          </table:table-cell>
          <table:table-cell table:formula="of:=IF([.C354] = &quot;ZIMA&quot;; 0.2; IF([.C354] = &quot;WIOSNA&quot;; 0.5; IF([.C354] = &quot;LATO&quot;; 0.9; 0.4)))" office:value-type="float" office:value="0.4" calcext:value-type="float">
            <text:p>0,4</text:p>
          </table:table-cell>
          <table:table-cell table:formula="of:=IF(WEEKDAY([.A354];2)&lt; 6; 1; 0) * [.$J$3] *[.D354] *[.$J$7]" office:value-type="float" office:value="264" calcext:value-type="float">
            <text:p>264</text:p>
          </table:table-cell>
          <table:table-cell table:formula="of:=IF(WEEKDAY([.A354];2) = 7; 150; 0)" office:value-type="float" office:value="0" calcext:value-type="float">
            <text:p>0</text:p>
          </table:table-cell>
          <table:table-cell table:formula="of:=[.G353] -[.F354] +[.E354]" office:value-type="float" office:value="70210" calcext:value-type="float">
            <text:p>702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20" calcext:value-type="date">
            <text:p>20.12.2023</text:p>
          </table:table-cell>
          <table:table-cell table:formula="of:=[.A355]" office:value-type="date" office:date-value="2023-12-20" calcext:value-type="date">
            <text:p>12-20</text:p>
          </table:table-cell>
          <table:table-cell table:style-name="ce1" table:formula="of:=IF([.B355] &lt; DATE(YEAR([.A355]);3;21); &quot;ZIMA&quot;; IF([.B355] &lt; DATE(YEAR([.A355]);6;21);&quot;WIOSNA&quot; ; IF([.B355] &lt; DATE(YEAR([.A355]);9;23); &quot;LATO&quot;; IF([.B355] &lt; DATE(YEAR([.A355]);12;21);&quot;JESIEŃ&quot;; &quot;ZIMA&quot;))))" office:value-type="string" office:string-value="JESIEŃ" calcext:value-type="string">
            <text:p>JESIEŃ</text:p>
          </table:table-cell>
          <table:table-cell table:formula="of:=IF([.C355] = &quot;ZIMA&quot;; 0.2; IF([.C355] = &quot;WIOSNA&quot;; 0.5; IF([.C355] = &quot;LATO&quot;; 0.9; 0.4)))" office:value-type="float" office:value="0.4" calcext:value-type="float">
            <text:p>0,4</text:p>
          </table:table-cell>
          <table:table-cell table:formula="of:=IF(WEEKDAY([.A355];2)&lt; 6; 1; 0) * [.$J$3] *[.D355] *[.$J$7]" office:value-type="float" office:value="264" calcext:value-type="float">
            <text:p>264</text:p>
          </table:table-cell>
          <table:table-cell table:formula="of:=IF(WEEKDAY([.A355];2) = 7; 150; 0)" office:value-type="float" office:value="0" calcext:value-type="float">
            <text:p>0</text:p>
          </table:table-cell>
          <table:table-cell table:formula="of:=[.G354] -[.F355] +[.E355]" office:value-type="float" office:value="70474" calcext:value-type="float">
            <text:p>7047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21" calcext:value-type="date">
            <text:p>21.12.2023</text:p>
          </table:table-cell>
          <table:table-cell table:formula="of:=[.A356]" office:value-type="date" office:date-value="2023-12-21" calcext:value-type="date">
            <text:p>12-21</text:p>
          </table:table-cell>
          <table:table-cell table:style-name="ce1" table:formula="of:=IF([.B356] &lt; DATE(YEAR([.A356]);3;21); &quot;ZIMA&quot;; IF([.B356] &lt; DATE(YEAR([.A356]);6;21);&quot;WIOSNA&quot; ; IF([.B356] &lt; DATE(YEAR([.A356]);9;23); &quot;LATO&quot;; IF([.B356] &lt; DATE(YEAR([.A356]);12;21);&quot;JESIEŃ&quot;; &quot;ZIMA&quot;))))" office:value-type="string" office:string-value="ZIMA" calcext:value-type="string">
            <text:p>ZIMA</text:p>
          </table:table-cell>
          <table:table-cell table:formula="of:=IF([.C356] = &quot;ZIMA&quot;; 0.2; IF([.C356] = &quot;WIOSNA&quot;; 0.5; IF([.C356] = &quot;LATO&quot;; 0.9; 0.4)))" office:value-type="float" office:value="0.2" calcext:value-type="float">
            <text:p>0,2</text:p>
          </table:table-cell>
          <table:table-cell table:formula="of:=IF(WEEKDAY([.A356];2)&lt; 6; 1; 0) * [.$J$3] *[.D356] *[.$J$7]" office:value-type="float" office:value="132" calcext:value-type="float">
            <text:p>132</text:p>
          </table:table-cell>
          <table:table-cell table:formula="of:=IF(WEEKDAY([.A356];2) = 7; 150; 0)" office:value-type="float" office:value="0" calcext:value-type="float">
            <text:p>0</text:p>
          </table:table-cell>
          <table:table-cell table:formula="of:=[.G355] -[.F356] +[.E356]" office:value-type="float" office:value="70606" calcext:value-type="float">
            <text:p>7060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22" calcext:value-type="date">
            <text:p>22.12.2023</text:p>
          </table:table-cell>
          <table:table-cell table:formula="of:=[.A357]" office:value-type="date" office:date-value="2023-12-22" calcext:value-type="date">
            <text:p>12-22</text:p>
          </table:table-cell>
          <table:table-cell table:style-name="ce1" table:formula="of:=IF([.B357] &lt; DATE(YEAR([.A357]);3;21); &quot;ZIMA&quot;; IF([.B357] &lt; DATE(YEAR([.A357]);6;21);&quot;WIOSNA&quot; ; IF([.B357] &lt; DATE(YEAR([.A357]);9;23); &quot;LATO&quot;; IF([.B357] &lt; DATE(YEAR([.A357]);12;21);&quot;JESIEŃ&quot;; &quot;ZIMA&quot;))))" office:value-type="string" office:string-value="ZIMA" calcext:value-type="string">
            <text:p>ZIMA</text:p>
          </table:table-cell>
          <table:table-cell table:formula="of:=IF([.C357] = &quot;ZIMA&quot;; 0.2; IF([.C357] = &quot;WIOSNA&quot;; 0.5; IF([.C357] = &quot;LATO&quot;; 0.9; 0.4)))" office:value-type="float" office:value="0.2" calcext:value-type="float">
            <text:p>0,2</text:p>
          </table:table-cell>
          <table:table-cell table:formula="of:=IF(WEEKDAY([.A357];2)&lt; 6; 1; 0) * [.$J$3] *[.D357] *[.$J$7]" office:value-type="float" office:value="132" calcext:value-type="float">
            <text:p>132</text:p>
          </table:table-cell>
          <table:table-cell table:formula="of:=IF(WEEKDAY([.A357];2) = 7; 150; 0)" office:value-type="float" office:value="0" calcext:value-type="float">
            <text:p>0</text:p>
          </table:table-cell>
          <table:table-cell table:formula="of:=[.G356] -[.F357] +[.E357]" office:value-type="float" office:value="70738" calcext:value-type="float">
            <text:p>7073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23" calcext:value-type="date">
            <text:p>23.12.2023</text:p>
          </table:table-cell>
          <table:table-cell table:formula="of:=[.A358]" office:value-type="date" office:date-value="2023-12-23" calcext:value-type="date">
            <text:p>12-23</text:p>
          </table:table-cell>
          <table:table-cell table:style-name="ce1" table:formula="of:=IF([.B358] &lt; DATE(YEAR([.A358]);3;21); &quot;ZIMA&quot;; IF([.B358] &lt; DATE(YEAR([.A358]);6;21);&quot;WIOSNA&quot; ; IF([.B358] &lt; DATE(YEAR([.A358]);9;23); &quot;LATO&quot;; IF([.B358] &lt; DATE(YEAR([.A358]);12;21);&quot;JESIEŃ&quot;; &quot;ZIMA&quot;))))" office:value-type="string" office:string-value="ZIMA" calcext:value-type="string">
            <text:p>ZIMA</text:p>
          </table:table-cell>
          <table:table-cell table:formula="of:=IF([.C358] = &quot;ZIMA&quot;; 0.2; IF([.C358] = &quot;WIOSNA&quot;; 0.5; IF([.C358] = &quot;LATO&quot;; 0.9; 0.4)))" office:value-type="float" office:value="0.2" calcext:value-type="float">
            <text:p>0,2</text:p>
          </table:table-cell>
          <table:table-cell table:formula="of:=IF(WEEKDAY([.A358];2)&lt; 6; 1; 0) * [.$J$3] *[.D358] *[.$J$7]" office:value-type="float" office:value="0" calcext:value-type="float">
            <text:p>0</text:p>
          </table:table-cell>
          <table:table-cell table:formula="of:=IF(WEEKDAY([.A358];2) = 7; 150; 0)" office:value-type="float" office:value="0" calcext:value-type="float">
            <text:p>0</text:p>
          </table:table-cell>
          <table:table-cell table:formula="of:=[.G357] -[.F358] +[.E358]" office:value-type="float" office:value="70738" calcext:value-type="float">
            <text:p>7073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24" calcext:value-type="date">
            <text:p>24.12.2023</text:p>
          </table:table-cell>
          <table:table-cell table:formula="of:=[.A359]" office:value-type="date" office:date-value="2023-12-24" calcext:value-type="date">
            <text:p>12-24</text:p>
          </table:table-cell>
          <table:table-cell table:style-name="ce1" table:formula="of:=IF([.B359] &lt; DATE(YEAR([.A359]);3;21); &quot;ZIMA&quot;; IF([.B359] &lt; DATE(YEAR([.A359]);6;21);&quot;WIOSNA&quot; ; IF([.B359] &lt; DATE(YEAR([.A359]);9;23); &quot;LATO&quot;; IF([.B359] &lt; DATE(YEAR([.A359]);12;21);&quot;JESIEŃ&quot;; &quot;ZIMA&quot;))))" office:value-type="string" office:string-value="ZIMA" calcext:value-type="string">
            <text:p>ZIMA</text:p>
          </table:table-cell>
          <table:table-cell table:formula="of:=IF([.C359] = &quot;ZIMA&quot;; 0.2; IF([.C359] = &quot;WIOSNA&quot;; 0.5; IF([.C359] = &quot;LATO&quot;; 0.9; 0.4)))" office:value-type="float" office:value="0.2" calcext:value-type="float">
            <text:p>0,2</text:p>
          </table:table-cell>
          <table:table-cell table:formula="of:=IF(WEEKDAY([.A359];2)&lt; 6; 1; 0) * [.$J$3] *[.D359] *[.$J$7]" office:value-type="float" office:value="0" calcext:value-type="float">
            <text:p>0</text:p>
          </table:table-cell>
          <table:table-cell table:formula="of:=IF(WEEKDAY([.A359];2) = 7; 150; 0)" office:value-type="float" office:value="150" calcext:value-type="float">
            <text:p>150</text:p>
          </table:table-cell>
          <table:table-cell table:formula="of:=[.G358] -[.F359] +[.E359]" office:value-type="float" office:value="70588" calcext:value-type="float">
            <text:p>7058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25" calcext:value-type="date">
            <text:p>25.12.2023</text:p>
          </table:table-cell>
          <table:table-cell table:formula="of:=[.A360]" office:value-type="date" office:date-value="2023-12-25" calcext:value-type="date">
            <text:p>12-25</text:p>
          </table:table-cell>
          <table:table-cell table:style-name="ce1" table:formula="of:=IF([.B360] &lt; DATE(YEAR([.A360]);3;21); &quot;ZIMA&quot;; IF([.B360] &lt; DATE(YEAR([.A360]);6;21);&quot;WIOSNA&quot; ; IF([.B360] &lt; DATE(YEAR([.A360]);9;23); &quot;LATO&quot;; IF([.B360] &lt; DATE(YEAR([.A360]);12;21);&quot;JESIEŃ&quot;; &quot;ZIMA&quot;))))" office:value-type="string" office:string-value="ZIMA" calcext:value-type="string">
            <text:p>ZIMA</text:p>
          </table:table-cell>
          <table:table-cell table:formula="of:=IF([.C360] = &quot;ZIMA&quot;; 0.2; IF([.C360] = &quot;WIOSNA&quot;; 0.5; IF([.C360] = &quot;LATO&quot;; 0.9; 0.4)))" office:value-type="float" office:value="0.2" calcext:value-type="float">
            <text:p>0,2</text:p>
          </table:table-cell>
          <table:table-cell table:formula="of:=IF(WEEKDAY([.A360];2)&lt; 6; 1; 0) * [.$J$3] *[.D360] *[.$J$7]" office:value-type="float" office:value="132" calcext:value-type="float">
            <text:p>132</text:p>
          </table:table-cell>
          <table:table-cell table:formula="of:=IF(WEEKDAY([.A360];2) = 7; 150; 0)" office:value-type="float" office:value="0" calcext:value-type="float">
            <text:p>0</text:p>
          </table:table-cell>
          <table:table-cell table:formula="of:=[.G359] -[.F360] +[.E360]" office:value-type="float" office:value="70720" calcext:value-type="float">
            <text:p>707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26" calcext:value-type="date">
            <text:p>26.12.2023</text:p>
          </table:table-cell>
          <table:table-cell table:formula="of:=[.A361]" office:value-type="date" office:date-value="2023-12-26" calcext:value-type="date">
            <text:p>12-26</text:p>
          </table:table-cell>
          <table:table-cell table:style-name="ce1" table:formula="of:=IF([.B361] &lt; DATE(YEAR([.A361]);3;21); &quot;ZIMA&quot;; IF([.B361] &lt; DATE(YEAR([.A361]);6;21);&quot;WIOSNA&quot; ; IF([.B361] &lt; DATE(YEAR([.A361]);9;23); &quot;LATO&quot;; IF([.B361] &lt; DATE(YEAR([.A361]);12;21);&quot;JESIEŃ&quot;; &quot;ZIMA&quot;))))" office:value-type="string" office:string-value="ZIMA" calcext:value-type="string">
            <text:p>ZIMA</text:p>
          </table:table-cell>
          <table:table-cell table:formula="of:=IF([.C361] = &quot;ZIMA&quot;; 0.2; IF([.C361] = &quot;WIOSNA&quot;; 0.5; IF([.C361] = &quot;LATO&quot;; 0.9; 0.4)))" office:value-type="float" office:value="0.2" calcext:value-type="float">
            <text:p>0,2</text:p>
          </table:table-cell>
          <table:table-cell table:formula="of:=IF(WEEKDAY([.A361];2)&lt; 6; 1; 0) * [.$J$3] *[.D361] *[.$J$7]" office:value-type="float" office:value="132" calcext:value-type="float">
            <text:p>132</text:p>
          </table:table-cell>
          <table:table-cell table:formula="of:=IF(WEEKDAY([.A361];2) = 7; 150; 0)" office:value-type="float" office:value="0" calcext:value-type="float">
            <text:p>0</text:p>
          </table:table-cell>
          <table:table-cell table:formula="of:=[.G360] -[.F361] +[.E361]" office:value-type="float" office:value="70852" calcext:value-type="float">
            <text:p>7085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27" calcext:value-type="date">
            <text:p>27.12.2023</text:p>
          </table:table-cell>
          <table:table-cell table:formula="of:=[.A362]" office:value-type="date" office:date-value="2023-12-27" calcext:value-type="date">
            <text:p>12-27</text:p>
          </table:table-cell>
          <table:table-cell table:style-name="ce1" table:formula="of:=IF([.B362] &lt; DATE(YEAR([.A362]);3;21); &quot;ZIMA&quot;; IF([.B362] &lt; DATE(YEAR([.A362]);6;21);&quot;WIOSNA&quot; ; IF([.B362] &lt; DATE(YEAR([.A362]);9;23); &quot;LATO&quot;; IF([.B362] &lt; DATE(YEAR([.A362]);12;21);&quot;JESIEŃ&quot;; &quot;ZIMA&quot;))))" office:value-type="string" office:string-value="ZIMA" calcext:value-type="string">
            <text:p>ZIMA</text:p>
          </table:table-cell>
          <table:table-cell table:formula="of:=IF([.C362] = &quot;ZIMA&quot;; 0.2; IF([.C362] = &quot;WIOSNA&quot;; 0.5; IF([.C362] = &quot;LATO&quot;; 0.9; 0.4)))" office:value-type="float" office:value="0.2" calcext:value-type="float">
            <text:p>0,2</text:p>
          </table:table-cell>
          <table:table-cell table:formula="of:=IF(WEEKDAY([.A362];2)&lt; 6; 1; 0) * [.$J$3] *[.D362] *[.$J$7]" office:value-type="float" office:value="132" calcext:value-type="float">
            <text:p>132</text:p>
          </table:table-cell>
          <table:table-cell table:formula="of:=IF(WEEKDAY([.A362];2) = 7; 150; 0)" office:value-type="float" office:value="0" calcext:value-type="float">
            <text:p>0</text:p>
          </table:table-cell>
          <table:table-cell table:formula="of:=[.G361] -[.F362] +[.E362]" office:value-type="float" office:value="70984" calcext:value-type="float">
            <text:p>7098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28" calcext:value-type="date">
            <text:p>28.12.2023</text:p>
          </table:table-cell>
          <table:table-cell table:formula="of:=[.A363]" office:value-type="date" office:date-value="2023-12-28" calcext:value-type="date">
            <text:p>12-28</text:p>
          </table:table-cell>
          <table:table-cell table:style-name="ce1" table:formula="of:=IF([.B363] &lt; DATE(YEAR([.A363]);3;21); &quot;ZIMA&quot;; IF([.B363] &lt; DATE(YEAR([.A363]);6;21);&quot;WIOSNA&quot; ; IF([.B363] &lt; DATE(YEAR([.A363]);9;23); &quot;LATO&quot;; IF([.B363] &lt; DATE(YEAR([.A363]);12;21);&quot;JESIEŃ&quot;; &quot;ZIMA&quot;))))" office:value-type="string" office:string-value="ZIMA" calcext:value-type="string">
            <text:p>ZIMA</text:p>
          </table:table-cell>
          <table:table-cell table:formula="of:=IF([.C363] = &quot;ZIMA&quot;; 0.2; IF([.C363] = &quot;WIOSNA&quot;; 0.5; IF([.C363] = &quot;LATO&quot;; 0.9; 0.4)))" office:value-type="float" office:value="0.2" calcext:value-type="float">
            <text:p>0,2</text:p>
          </table:table-cell>
          <table:table-cell table:formula="of:=IF(WEEKDAY([.A363];2)&lt; 6; 1; 0) * [.$J$3] *[.D363] *[.$J$7]" office:value-type="float" office:value="132" calcext:value-type="float">
            <text:p>132</text:p>
          </table:table-cell>
          <table:table-cell table:formula="of:=IF(WEEKDAY([.A363];2) = 7; 150; 0)" office:value-type="float" office:value="0" calcext:value-type="float">
            <text:p>0</text:p>
          </table:table-cell>
          <table:table-cell table:formula="of:=[.G362] -[.F363] +[.E363]" office:value-type="float" office:value="71116" calcext:value-type="float">
            <text:p>7111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29" calcext:value-type="date">
            <text:p>29.12.2023</text:p>
          </table:table-cell>
          <table:table-cell table:formula="of:=[.A364]" office:value-type="date" office:date-value="2023-12-29" calcext:value-type="date">
            <text:p>12-29</text:p>
          </table:table-cell>
          <table:table-cell table:style-name="ce1" table:formula="of:=IF([.B364] &lt; DATE(YEAR([.A364]);3;21); &quot;ZIMA&quot;; IF([.B364] &lt; DATE(YEAR([.A364]);6;21);&quot;WIOSNA&quot; ; IF([.B364] &lt; DATE(YEAR([.A364]);9;23); &quot;LATO&quot;; IF([.B364] &lt; DATE(YEAR([.A364]);12;21);&quot;JESIEŃ&quot;; &quot;ZIMA&quot;))))" office:value-type="string" office:string-value="ZIMA" calcext:value-type="string">
            <text:p>ZIMA</text:p>
          </table:table-cell>
          <table:table-cell table:formula="of:=IF([.C364] = &quot;ZIMA&quot;; 0.2; IF([.C364] = &quot;WIOSNA&quot;; 0.5; IF([.C364] = &quot;LATO&quot;; 0.9; 0.4)))" office:value-type="float" office:value="0.2" calcext:value-type="float">
            <text:p>0,2</text:p>
          </table:table-cell>
          <table:table-cell table:formula="of:=IF(WEEKDAY([.A364];2)&lt; 6; 1; 0) * [.$J$3] *[.D364] *[.$J$7]" office:value-type="float" office:value="132" calcext:value-type="float">
            <text:p>132</text:p>
          </table:table-cell>
          <table:table-cell table:formula="of:=IF(WEEKDAY([.A364];2) = 7; 150; 0)" office:value-type="float" office:value="0" calcext:value-type="float">
            <text:p>0</text:p>
          </table:table-cell>
          <table:table-cell table:formula="of:=[.G363] -[.F364] +[.E364]" office:value-type="float" office:value="71248" calcext:value-type="float">
            <text:p>7124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30" calcext:value-type="date">
            <text:p>30.12.2023</text:p>
          </table:table-cell>
          <table:table-cell table:formula="of:=[.A365]" office:value-type="date" office:date-value="2023-12-30" calcext:value-type="date">
            <text:p>12-30</text:p>
          </table:table-cell>
          <table:table-cell table:style-name="ce1" table:formula="of:=IF([.B365] &lt; DATE(YEAR([.A365]);3;21); &quot;ZIMA&quot;; IF([.B365] &lt; DATE(YEAR([.A365]);6;21);&quot;WIOSNA&quot; ; IF([.B365] &lt; DATE(YEAR([.A365]);9;23); &quot;LATO&quot;; IF([.B365] &lt; DATE(YEAR([.A365]);12;21);&quot;JESIEŃ&quot;; &quot;ZIMA&quot;))))" office:value-type="string" office:string-value="ZIMA" calcext:value-type="string">
            <text:p>ZIMA</text:p>
          </table:table-cell>
          <table:table-cell table:formula="of:=IF([.C365] = &quot;ZIMA&quot;; 0.2; IF([.C365] = &quot;WIOSNA&quot;; 0.5; IF([.C365] = &quot;LATO&quot;; 0.9; 0.4)))" office:value-type="float" office:value="0.2" calcext:value-type="float">
            <text:p>0,2</text:p>
          </table:table-cell>
          <table:table-cell table:formula="of:=IF(WEEKDAY([.A365];2)&lt; 6; 1; 0) * [.$J$3] *[.D365] *[.$J$7]" office:value-type="float" office:value="0" calcext:value-type="float">
            <text:p>0</text:p>
          </table:table-cell>
          <table:table-cell table:formula="of:=IF(WEEKDAY([.A365];2) = 7; 150; 0)" office:value-type="float" office:value="0" calcext:value-type="float">
            <text:p>0</text:p>
          </table:table-cell>
          <table:table-cell table:formula="of:=[.G364] -[.F365] +[.E365]" office:value-type="float" office:value="71248" calcext:value-type="float">
            <text:p>7124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31" calcext:value-type="date">
            <text:p>31.12.2023</text:p>
          </table:table-cell>
          <table:table-cell table:formula="of:=[.A366]" office:value-type="date" office:date-value="2023-12-31" calcext:value-type="date">
            <text:p>12-31</text:p>
          </table:table-cell>
          <table:table-cell table:style-name="ce1" table:formula="of:=IF([.B366] &lt; DATE(YEAR([.A366]);3;21); &quot;ZIMA&quot;; IF([.B366] &lt; DATE(YEAR([.A366]);6;21);&quot;WIOSNA&quot; ; IF([.B366] &lt; DATE(YEAR([.A366]);9;23); &quot;LATO&quot;; IF([.B366] &lt; DATE(YEAR([.A366]);12;21);&quot;JESIEŃ&quot;; &quot;ZIMA&quot;))))" office:value-type="string" office:string-value="ZIMA" calcext:value-type="string">
            <text:p>ZIMA</text:p>
          </table:table-cell>
          <table:table-cell table:formula="of:=IF([.C366] = &quot;ZIMA&quot;; 0.2; IF([.C366] = &quot;WIOSNA&quot;; 0.5; IF([.C366] = &quot;LATO&quot;; 0.9; 0.4)))" office:value-type="float" office:value="0.2" calcext:value-type="float">
            <text:p>0,2</text:p>
          </table:table-cell>
          <table:table-cell table:formula="of:=IF(WEEKDAY([.A366];2)&lt; 6; 1; 0) * [.$J$3] *[.D366] *[.$J$7]" office:value-type="float" office:value="0" calcext:value-type="float">
            <text:p>0</text:p>
          </table:table-cell>
          <table:table-cell table:formula="of:=IF(WEEKDAY([.A366];2) = 7; 150; 0)" office:value-type="float" office:value="150" calcext:value-type="float">
            <text:p>150</text:p>
          </table:table-cell>
          <table:table-cell table:formula="of:=[.G365] -[.F366] +[.E366]" office:value-type="float" office:value="71098" calcext:value-type="float">
            <text:p>7109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01" calcext:value-type="date">
            <text:p>1.01.2024</text:p>
          </table:table-cell>
          <table:table-cell table:formula="of:=[.A367]" office:value-type="date" office:date-value="2024-01-01" calcext:value-type="date">
            <text:p>01-01</text:p>
          </table:table-cell>
          <table:table-cell table:style-name="ce1" table:formula="of:=IF([.B367] &lt; DATE(YEAR([.A367]);3;21); &quot;ZIMA&quot;; IF([.B367] &lt; DATE(YEAR([.A367]);6;21);&quot;WIOSNA&quot; ; IF([.B367] &lt; DATE(YEAR([.A367]);9;23); &quot;LATO&quot;; IF([.B367] &lt; DATE(YEAR([.A367]);12;21);&quot;JESIEŃ&quot;; &quot;ZIMA&quot;))))" office:value-type="string" office:string-value="ZIMA" calcext:value-type="string">
            <text:p>ZIMA</text:p>
          </table:table-cell>
          <table:table-cell table:formula="of:=IF([.C367] = &quot;ZIMA&quot;; 0.2; IF([.C367] = &quot;WIOSNA&quot;; 0.5; IF([.C367] = &quot;LATO&quot;; 0.9; 0.4)))" office:value-type="float" office:value="0.2" calcext:value-type="float">
            <text:p>0,2</text:p>
          </table:table-cell>
          <table:table-cell table:formula="of:=IF(WEEKDAY([.A367];2)&lt; 6; 1; 0) * [.$J$3] *[.D367] *[.$J$7]" office:value-type="float" office:value="132" calcext:value-type="float">
            <text:p>132</text:p>
          </table:table-cell>
          <table:table-cell table:formula="of:=IF(WEEKDAY([.A367];2) = 7; 150; 0)" office:value-type="float" office:value="0" calcext:value-type="float">
            <text:p>0</text:p>
          </table:table-cell>
          <table:table-cell table:formula="of:=[.G366] -[.F367] +[.E367]" office:value-type="float" office:value="71230" calcext:value-type="float">
            <text:p>7123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02" calcext:value-type="date">
            <text:p>2.01.2024</text:p>
          </table:table-cell>
          <table:table-cell table:formula="of:=[.A368]" office:value-type="date" office:date-value="2024-01-02" calcext:value-type="date">
            <text:p>01-02</text:p>
          </table:table-cell>
          <table:table-cell table:style-name="ce1" table:formula="of:=IF([.B368] &lt; DATE(YEAR([.A368]);3;21); &quot;ZIMA&quot;; IF([.B368] &lt; DATE(YEAR([.A368]);6;21);&quot;WIOSNA&quot; ; IF([.B368] &lt; DATE(YEAR([.A368]);9;23); &quot;LATO&quot;; IF([.B368] &lt; DATE(YEAR([.A368]);12;21);&quot;JESIEŃ&quot;; &quot;ZIMA&quot;))))" office:value-type="string" office:string-value="ZIMA" calcext:value-type="string">
            <text:p>ZIMA</text:p>
          </table:table-cell>
          <table:table-cell table:formula="of:=IF([.C368] = &quot;ZIMA&quot;; 0.2; IF([.C368] = &quot;WIOSNA&quot;; 0.5; IF([.C368] = &quot;LATO&quot;; 0.9; 0.4)))" office:value-type="float" office:value="0.2" calcext:value-type="float">
            <text:p>0,2</text:p>
          </table:table-cell>
          <table:table-cell table:formula="of:=IF(WEEKDAY([.A368];2)&lt; 6; 1; 0) * [.$J$3] *[.D368] *[.$J$7]" office:value-type="float" office:value="132" calcext:value-type="float">
            <text:p>132</text:p>
          </table:table-cell>
          <table:table-cell table:formula="of:=IF(WEEKDAY([.A368];2) = 7; 150; 0)" office:value-type="float" office:value="0" calcext:value-type="float">
            <text:p>0</text:p>
          </table:table-cell>
          <table:table-cell table:formula="of:=[.G367] -[.F368] +[.E368]" office:value-type="float" office:value="71362" calcext:value-type="float">
            <text:p>7136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03" calcext:value-type="date">
            <text:p>3.01.2024</text:p>
          </table:table-cell>
          <table:table-cell table:formula="of:=[.A369]" office:value-type="date" office:date-value="2024-01-03" calcext:value-type="date">
            <text:p>01-03</text:p>
          </table:table-cell>
          <table:table-cell table:style-name="ce1" table:formula="of:=IF([.B369] &lt; DATE(YEAR([.A369]);3;21); &quot;ZIMA&quot;; IF([.B369] &lt; DATE(YEAR([.A369]);6;21);&quot;WIOSNA&quot; ; IF([.B369] &lt; DATE(YEAR([.A369]);9;23); &quot;LATO&quot;; IF([.B369] &lt; DATE(YEAR([.A369]);12;21);&quot;JESIEŃ&quot;; &quot;ZIMA&quot;))))" office:value-type="string" office:string-value="ZIMA" calcext:value-type="string">
            <text:p>ZIMA</text:p>
          </table:table-cell>
          <table:table-cell table:formula="of:=IF([.C369] = &quot;ZIMA&quot;; 0.2; IF([.C369] = &quot;WIOSNA&quot;; 0.5; IF([.C369] = &quot;LATO&quot;; 0.9; 0.4)))" office:value-type="float" office:value="0.2" calcext:value-type="float">
            <text:p>0,2</text:p>
          </table:table-cell>
          <table:table-cell table:formula="of:=IF(WEEKDAY([.A369];2)&lt; 6; 1; 0) * [.$J$3] *[.D369] *[.$J$7]" office:value-type="float" office:value="132" calcext:value-type="float">
            <text:p>132</text:p>
          </table:table-cell>
          <table:table-cell table:formula="of:=IF(WEEKDAY([.A369];2) = 7; 150; 0)" office:value-type="float" office:value="0" calcext:value-type="float">
            <text:p>0</text:p>
          </table:table-cell>
          <table:table-cell table:formula="of:=[.G368] -[.F369] +[.E369]" office:value-type="float" office:value="71494" calcext:value-type="float">
            <text:p>7149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04" calcext:value-type="date">
            <text:p>4.01.2024</text:p>
          </table:table-cell>
          <table:table-cell table:formula="of:=[.A370]" office:value-type="date" office:date-value="2024-01-04" calcext:value-type="date">
            <text:p>01-04</text:p>
          </table:table-cell>
          <table:table-cell table:style-name="ce1" table:formula="of:=IF([.B370] &lt; DATE(YEAR([.A370]);3;21); &quot;ZIMA&quot;; IF([.B370] &lt; DATE(YEAR([.A370]);6;21);&quot;WIOSNA&quot; ; IF([.B370] &lt; DATE(YEAR([.A370]);9;23); &quot;LATO&quot;; IF([.B370] &lt; DATE(YEAR([.A370]);12;21);&quot;JESIEŃ&quot;; &quot;ZIMA&quot;))))" office:value-type="string" office:string-value="ZIMA" calcext:value-type="string">
            <text:p>ZIMA</text:p>
          </table:table-cell>
          <table:table-cell table:formula="of:=IF([.C370] = &quot;ZIMA&quot;; 0.2; IF([.C370] = &quot;WIOSNA&quot;; 0.5; IF([.C370] = &quot;LATO&quot;; 0.9; 0.4)))" office:value-type="float" office:value="0.2" calcext:value-type="float">
            <text:p>0,2</text:p>
          </table:table-cell>
          <table:table-cell table:formula="of:=IF(WEEKDAY([.A370];2)&lt; 6; 1; 0) * [.$J$3] *[.D370] *[.$J$7]" office:value-type="float" office:value="132" calcext:value-type="float">
            <text:p>132</text:p>
          </table:table-cell>
          <table:table-cell table:formula="of:=IF(WEEKDAY([.A370];2) = 7; 150; 0)" office:value-type="float" office:value="0" calcext:value-type="float">
            <text:p>0</text:p>
          </table:table-cell>
          <table:table-cell table:formula="of:=[.G369] -[.F370] +[.E370]" office:value-type="float" office:value="71626" calcext:value-type="float">
            <text:p>7162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05" calcext:value-type="date">
            <text:p>5.01.2024</text:p>
          </table:table-cell>
          <table:table-cell table:formula="of:=[.A371]" office:value-type="date" office:date-value="2024-01-05" calcext:value-type="date">
            <text:p>01-05</text:p>
          </table:table-cell>
          <table:table-cell table:style-name="ce1" table:formula="of:=IF([.B371] &lt; DATE(YEAR([.A371]);3;21); &quot;ZIMA&quot;; IF([.B371] &lt; DATE(YEAR([.A371]);6;21);&quot;WIOSNA&quot; ; IF([.B371] &lt; DATE(YEAR([.A371]);9;23); &quot;LATO&quot;; IF([.B371] &lt; DATE(YEAR([.A371]);12;21);&quot;JESIEŃ&quot;; &quot;ZIMA&quot;))))" office:value-type="string" office:string-value="ZIMA" calcext:value-type="string">
            <text:p>ZIMA</text:p>
          </table:table-cell>
          <table:table-cell table:formula="of:=IF([.C371] = &quot;ZIMA&quot;; 0.2; IF([.C371] = &quot;WIOSNA&quot;; 0.5; IF([.C371] = &quot;LATO&quot;; 0.9; 0.4)))" office:value-type="float" office:value="0.2" calcext:value-type="float">
            <text:p>0,2</text:p>
          </table:table-cell>
          <table:table-cell table:formula="of:=IF(WEEKDAY([.A371];2)&lt; 6; 1; 0) * [.$J$3] *[.D371] *[.$J$7]" office:value-type="float" office:value="132" calcext:value-type="float">
            <text:p>132</text:p>
          </table:table-cell>
          <table:table-cell table:formula="of:=IF(WEEKDAY([.A371];2) = 7; 150; 0)" office:value-type="float" office:value="0" calcext:value-type="float">
            <text:p>0</text:p>
          </table:table-cell>
          <table:table-cell table:formula="of:=[.G370] -[.F371] +[.E371]" office:value-type="float" office:value="71758" calcext:value-type="float">
            <text:p>7175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06" calcext:value-type="date">
            <text:p>6.01.2024</text:p>
          </table:table-cell>
          <table:table-cell table:formula="of:=[.A372]" office:value-type="date" office:date-value="2024-01-06" calcext:value-type="date">
            <text:p>01-06</text:p>
          </table:table-cell>
          <table:table-cell table:style-name="ce1" table:formula="of:=IF([.B372] &lt; DATE(YEAR([.A372]);3;21); &quot;ZIMA&quot;; IF([.B372] &lt; DATE(YEAR([.A372]);6;21);&quot;WIOSNA&quot; ; IF([.B372] &lt; DATE(YEAR([.A372]);9;23); &quot;LATO&quot;; IF([.B372] &lt; DATE(YEAR([.A372]);12;21);&quot;JESIEŃ&quot;; &quot;ZIMA&quot;))))" office:value-type="string" office:string-value="ZIMA" calcext:value-type="string">
            <text:p>ZIMA</text:p>
          </table:table-cell>
          <table:table-cell table:formula="of:=IF([.C372] = &quot;ZIMA&quot;; 0.2; IF([.C372] = &quot;WIOSNA&quot;; 0.5; IF([.C372] = &quot;LATO&quot;; 0.9; 0.4)))" office:value-type="float" office:value="0.2" calcext:value-type="float">
            <text:p>0,2</text:p>
          </table:table-cell>
          <table:table-cell table:formula="of:=IF(WEEKDAY([.A372];2)&lt; 6; 1; 0) * [.$J$3] *[.D372] *[.$J$7]" office:value-type="float" office:value="0" calcext:value-type="float">
            <text:p>0</text:p>
          </table:table-cell>
          <table:table-cell table:formula="of:=IF(WEEKDAY([.A372];2) = 7; 150; 0)" office:value-type="float" office:value="0" calcext:value-type="float">
            <text:p>0</text:p>
          </table:table-cell>
          <table:table-cell table:formula="of:=[.G371] -[.F372] +[.E372]" office:value-type="float" office:value="71758" calcext:value-type="float">
            <text:p>7175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07" calcext:value-type="date">
            <text:p>7.01.2024</text:p>
          </table:table-cell>
          <table:table-cell table:formula="of:=[.A373]" office:value-type="date" office:date-value="2024-01-07" calcext:value-type="date">
            <text:p>01-07</text:p>
          </table:table-cell>
          <table:table-cell table:style-name="ce1" table:formula="of:=IF([.B373] &lt; DATE(YEAR([.A373]);3;21); &quot;ZIMA&quot;; IF([.B373] &lt; DATE(YEAR([.A373]);6;21);&quot;WIOSNA&quot; ; IF([.B373] &lt; DATE(YEAR([.A373]);9;23); &quot;LATO&quot;; IF([.B373] &lt; DATE(YEAR([.A373]);12;21);&quot;JESIEŃ&quot;; &quot;ZIMA&quot;))))" office:value-type="string" office:string-value="ZIMA" calcext:value-type="string">
            <text:p>ZIMA</text:p>
          </table:table-cell>
          <table:table-cell table:formula="of:=IF([.C373] = &quot;ZIMA&quot;; 0.2; IF([.C373] = &quot;WIOSNA&quot;; 0.5; IF([.C373] = &quot;LATO&quot;; 0.9; 0.4)))" office:value-type="float" office:value="0.2" calcext:value-type="float">
            <text:p>0,2</text:p>
          </table:table-cell>
          <table:table-cell table:formula="of:=IF(WEEKDAY([.A373];2)&lt; 6; 1; 0) * [.$J$3] *[.D373] *[.$J$7]" office:value-type="float" office:value="0" calcext:value-type="float">
            <text:p>0</text:p>
          </table:table-cell>
          <table:table-cell table:formula="of:=IF(WEEKDAY([.A373];2) = 7; 150; 0)" office:value-type="float" office:value="150" calcext:value-type="float">
            <text:p>150</text:p>
          </table:table-cell>
          <table:table-cell table:formula="of:=[.G372] -[.F373] +[.E373]" office:value-type="float" office:value="71608" calcext:value-type="float">
            <text:p>7160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08" calcext:value-type="date">
            <text:p>8.01.2024</text:p>
          </table:table-cell>
          <table:table-cell table:formula="of:=[.A374]" office:value-type="date" office:date-value="2024-01-08" calcext:value-type="date">
            <text:p>01-08</text:p>
          </table:table-cell>
          <table:table-cell table:style-name="ce1" table:formula="of:=IF([.B374] &lt; DATE(YEAR([.A374]);3;21); &quot;ZIMA&quot;; IF([.B374] &lt; DATE(YEAR([.A374]);6;21);&quot;WIOSNA&quot; ; IF([.B374] &lt; DATE(YEAR([.A374]);9;23); &quot;LATO&quot;; IF([.B374] &lt; DATE(YEAR([.A374]);12;21);&quot;JESIEŃ&quot;; &quot;ZIMA&quot;))))" office:value-type="string" office:string-value="ZIMA" calcext:value-type="string">
            <text:p>ZIMA</text:p>
          </table:table-cell>
          <table:table-cell table:formula="of:=IF([.C374] = &quot;ZIMA&quot;; 0.2; IF([.C374] = &quot;WIOSNA&quot;; 0.5; IF([.C374] = &quot;LATO&quot;; 0.9; 0.4)))" office:value-type="float" office:value="0.2" calcext:value-type="float">
            <text:p>0,2</text:p>
          </table:table-cell>
          <table:table-cell table:formula="of:=IF(WEEKDAY([.A374];2)&lt; 6; 1; 0) * [.$J$3] *[.D374] *[.$J$7]" office:value-type="float" office:value="132" calcext:value-type="float">
            <text:p>132</text:p>
          </table:table-cell>
          <table:table-cell table:formula="of:=IF(WEEKDAY([.A374];2) = 7; 150; 0)" office:value-type="float" office:value="0" calcext:value-type="float">
            <text:p>0</text:p>
          </table:table-cell>
          <table:table-cell table:formula="of:=[.G373] -[.F374] +[.E374]" office:value-type="float" office:value="71740" calcext:value-type="float">
            <text:p>717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09" calcext:value-type="date">
            <text:p>9.01.2024</text:p>
          </table:table-cell>
          <table:table-cell table:formula="of:=[.A375]" office:value-type="date" office:date-value="2024-01-09" calcext:value-type="date">
            <text:p>01-09</text:p>
          </table:table-cell>
          <table:table-cell table:style-name="ce1" table:formula="of:=IF([.B375] &lt; DATE(YEAR([.A375]);3;21); &quot;ZIMA&quot;; IF([.B375] &lt; DATE(YEAR([.A375]);6;21);&quot;WIOSNA&quot; ; IF([.B375] &lt; DATE(YEAR([.A375]);9;23); &quot;LATO&quot;; IF([.B375] &lt; DATE(YEAR([.A375]);12;21);&quot;JESIEŃ&quot;; &quot;ZIMA&quot;))))" office:value-type="string" office:string-value="ZIMA" calcext:value-type="string">
            <text:p>ZIMA</text:p>
          </table:table-cell>
          <table:table-cell table:formula="of:=IF([.C375] = &quot;ZIMA&quot;; 0.2; IF([.C375] = &quot;WIOSNA&quot;; 0.5; IF([.C375] = &quot;LATO&quot;; 0.9; 0.4)))" office:value-type="float" office:value="0.2" calcext:value-type="float">
            <text:p>0,2</text:p>
          </table:table-cell>
          <table:table-cell table:formula="of:=IF(WEEKDAY([.A375];2)&lt; 6; 1; 0) * [.$J$3] *[.D375] *[.$J$7]" office:value-type="float" office:value="132" calcext:value-type="float">
            <text:p>132</text:p>
          </table:table-cell>
          <table:table-cell table:formula="of:=IF(WEEKDAY([.A375];2) = 7; 150; 0)" office:value-type="float" office:value="0" calcext:value-type="float">
            <text:p>0</text:p>
          </table:table-cell>
          <table:table-cell table:formula="of:=[.G374] -[.F375] +[.E375]" office:value-type="float" office:value="71872" calcext:value-type="float">
            <text:p>7187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10" calcext:value-type="date">
            <text:p>10.01.2024</text:p>
          </table:table-cell>
          <table:table-cell table:formula="of:=[.A376]" office:value-type="date" office:date-value="2024-01-10" calcext:value-type="date">
            <text:p>01-10</text:p>
          </table:table-cell>
          <table:table-cell table:style-name="ce1" table:formula="of:=IF([.B376] &lt; DATE(YEAR([.A376]);3;21); &quot;ZIMA&quot;; IF([.B376] &lt; DATE(YEAR([.A376]);6;21);&quot;WIOSNA&quot; ; IF([.B376] &lt; DATE(YEAR([.A376]);9;23); &quot;LATO&quot;; IF([.B376] &lt; DATE(YEAR([.A376]);12;21);&quot;JESIEŃ&quot;; &quot;ZIMA&quot;))))" office:value-type="string" office:string-value="ZIMA" calcext:value-type="string">
            <text:p>ZIMA</text:p>
          </table:table-cell>
          <table:table-cell table:formula="of:=IF([.C376] = &quot;ZIMA&quot;; 0.2; IF([.C376] = &quot;WIOSNA&quot;; 0.5; IF([.C376] = &quot;LATO&quot;; 0.9; 0.4)))" office:value-type="float" office:value="0.2" calcext:value-type="float">
            <text:p>0,2</text:p>
          </table:table-cell>
          <table:table-cell table:formula="of:=IF(WEEKDAY([.A376];2)&lt; 6; 1; 0) * [.$J$3] *[.D376] *[.$J$7]" office:value-type="float" office:value="132" calcext:value-type="float">
            <text:p>132</text:p>
          </table:table-cell>
          <table:table-cell table:formula="of:=IF(WEEKDAY([.A376];2) = 7; 150; 0)" office:value-type="float" office:value="0" calcext:value-type="float">
            <text:p>0</text:p>
          </table:table-cell>
          <table:table-cell table:formula="of:=[.G375] -[.F376] +[.E376]" office:value-type="float" office:value="72004" calcext:value-type="float">
            <text:p>7200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11" calcext:value-type="date">
            <text:p>11.01.2024</text:p>
          </table:table-cell>
          <table:table-cell table:formula="of:=[.A377]" office:value-type="date" office:date-value="2024-01-11" calcext:value-type="date">
            <text:p>01-11</text:p>
          </table:table-cell>
          <table:table-cell table:style-name="ce1" table:formula="of:=IF([.B377] &lt; DATE(YEAR([.A377]);3;21); &quot;ZIMA&quot;; IF([.B377] &lt; DATE(YEAR([.A377]);6;21);&quot;WIOSNA&quot; ; IF([.B377] &lt; DATE(YEAR([.A377]);9;23); &quot;LATO&quot;; IF([.B377] &lt; DATE(YEAR([.A377]);12;21);&quot;JESIEŃ&quot;; &quot;ZIMA&quot;))))" office:value-type="string" office:string-value="ZIMA" calcext:value-type="string">
            <text:p>ZIMA</text:p>
          </table:table-cell>
          <table:table-cell table:formula="of:=IF([.C377] = &quot;ZIMA&quot;; 0.2; IF([.C377] = &quot;WIOSNA&quot;; 0.5; IF([.C377] = &quot;LATO&quot;; 0.9; 0.4)))" office:value-type="float" office:value="0.2" calcext:value-type="float">
            <text:p>0,2</text:p>
          </table:table-cell>
          <table:table-cell table:formula="of:=IF(WEEKDAY([.A377];2)&lt; 6; 1; 0) * [.$J$3] *[.D377] *[.$J$7]" office:value-type="float" office:value="132" calcext:value-type="float">
            <text:p>132</text:p>
          </table:table-cell>
          <table:table-cell table:formula="of:=IF(WEEKDAY([.A377];2) = 7; 150; 0)" office:value-type="float" office:value="0" calcext:value-type="float">
            <text:p>0</text:p>
          </table:table-cell>
          <table:table-cell table:formula="of:=[.G376] -[.F377] +[.E377]" office:value-type="float" office:value="72136" calcext:value-type="float">
            <text:p>7213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12" calcext:value-type="date">
            <text:p>12.01.2024</text:p>
          </table:table-cell>
          <table:table-cell table:formula="of:=[.A378]" office:value-type="date" office:date-value="2024-01-12" calcext:value-type="date">
            <text:p>01-12</text:p>
          </table:table-cell>
          <table:table-cell table:style-name="ce1" table:formula="of:=IF([.B378] &lt; DATE(YEAR([.A378]);3;21); &quot;ZIMA&quot;; IF([.B378] &lt; DATE(YEAR([.A378]);6;21);&quot;WIOSNA&quot; ; IF([.B378] &lt; DATE(YEAR([.A378]);9;23); &quot;LATO&quot;; IF([.B378] &lt; DATE(YEAR([.A378]);12;21);&quot;JESIEŃ&quot;; &quot;ZIMA&quot;))))" office:value-type="string" office:string-value="ZIMA" calcext:value-type="string">
            <text:p>ZIMA</text:p>
          </table:table-cell>
          <table:table-cell table:formula="of:=IF([.C378] = &quot;ZIMA&quot;; 0.2; IF([.C378] = &quot;WIOSNA&quot;; 0.5; IF([.C378] = &quot;LATO&quot;; 0.9; 0.4)))" office:value-type="float" office:value="0.2" calcext:value-type="float">
            <text:p>0,2</text:p>
          </table:table-cell>
          <table:table-cell table:formula="of:=IF(WEEKDAY([.A378];2)&lt; 6; 1; 0) * [.$J$3] *[.D378] *[.$J$7]" office:value-type="float" office:value="132" calcext:value-type="float">
            <text:p>132</text:p>
          </table:table-cell>
          <table:table-cell table:formula="of:=IF(WEEKDAY([.A378];2) = 7; 150; 0)" office:value-type="float" office:value="0" calcext:value-type="float">
            <text:p>0</text:p>
          </table:table-cell>
          <table:table-cell table:formula="of:=[.G377] -[.F378] +[.E378]" office:value-type="float" office:value="72268" calcext:value-type="float">
            <text:p>7226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13" calcext:value-type="date">
            <text:p>13.01.2024</text:p>
          </table:table-cell>
          <table:table-cell table:formula="of:=[.A379]" office:value-type="date" office:date-value="2024-01-13" calcext:value-type="date">
            <text:p>01-13</text:p>
          </table:table-cell>
          <table:table-cell table:style-name="ce1" table:formula="of:=IF([.B379] &lt; DATE(YEAR([.A379]);3;21); &quot;ZIMA&quot;; IF([.B379] &lt; DATE(YEAR([.A379]);6;21);&quot;WIOSNA&quot; ; IF([.B379] &lt; DATE(YEAR([.A379]);9;23); &quot;LATO&quot;; IF([.B379] &lt; DATE(YEAR([.A379]);12;21);&quot;JESIEŃ&quot;; &quot;ZIMA&quot;))))" office:value-type="string" office:string-value="ZIMA" calcext:value-type="string">
            <text:p>ZIMA</text:p>
          </table:table-cell>
          <table:table-cell table:formula="of:=IF([.C379] = &quot;ZIMA&quot;; 0.2; IF([.C379] = &quot;WIOSNA&quot;; 0.5; IF([.C379] = &quot;LATO&quot;; 0.9; 0.4)))" office:value-type="float" office:value="0.2" calcext:value-type="float">
            <text:p>0,2</text:p>
          </table:table-cell>
          <table:table-cell table:formula="of:=IF(WEEKDAY([.A379];2)&lt; 6; 1; 0) * [.$J$3] *[.D379] *[.$J$7]" office:value-type="float" office:value="0" calcext:value-type="float">
            <text:p>0</text:p>
          </table:table-cell>
          <table:table-cell table:formula="of:=IF(WEEKDAY([.A379];2) = 7; 150; 0)" office:value-type="float" office:value="0" calcext:value-type="float">
            <text:p>0</text:p>
          </table:table-cell>
          <table:table-cell table:formula="of:=[.G378] -[.F379] +[.E379]" office:value-type="float" office:value="72268" calcext:value-type="float">
            <text:p>7226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14" calcext:value-type="date">
            <text:p>14.01.2024</text:p>
          </table:table-cell>
          <table:table-cell table:formula="of:=[.A380]" office:value-type="date" office:date-value="2024-01-14" calcext:value-type="date">
            <text:p>01-14</text:p>
          </table:table-cell>
          <table:table-cell table:style-name="ce1" table:formula="of:=IF([.B380] &lt; DATE(YEAR([.A380]);3;21); &quot;ZIMA&quot;; IF([.B380] &lt; DATE(YEAR([.A380]);6;21);&quot;WIOSNA&quot; ; IF([.B380] &lt; DATE(YEAR([.A380]);9;23); &quot;LATO&quot;; IF([.B380] &lt; DATE(YEAR([.A380]);12;21);&quot;JESIEŃ&quot;; &quot;ZIMA&quot;))))" office:value-type="string" office:string-value="ZIMA" calcext:value-type="string">
            <text:p>ZIMA</text:p>
          </table:table-cell>
          <table:table-cell table:formula="of:=IF([.C380] = &quot;ZIMA&quot;; 0.2; IF([.C380] = &quot;WIOSNA&quot;; 0.5; IF([.C380] = &quot;LATO&quot;; 0.9; 0.4)))" office:value-type="float" office:value="0.2" calcext:value-type="float">
            <text:p>0,2</text:p>
          </table:table-cell>
          <table:table-cell table:formula="of:=IF(WEEKDAY([.A380];2)&lt; 6; 1; 0) * [.$J$3] *[.D380] *[.$J$7]" office:value-type="float" office:value="0" calcext:value-type="float">
            <text:p>0</text:p>
          </table:table-cell>
          <table:table-cell table:formula="of:=IF(WEEKDAY([.A380];2) = 7; 150; 0)" office:value-type="float" office:value="150" calcext:value-type="float">
            <text:p>150</text:p>
          </table:table-cell>
          <table:table-cell table:formula="of:=[.G379] -[.F380] +[.E380]" office:value-type="float" office:value="72118" calcext:value-type="float">
            <text:p>7211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15" calcext:value-type="date">
            <text:p>15.01.2024</text:p>
          </table:table-cell>
          <table:table-cell table:formula="of:=[.A381]" office:value-type="date" office:date-value="2024-01-15" calcext:value-type="date">
            <text:p>01-15</text:p>
          </table:table-cell>
          <table:table-cell table:style-name="ce1" table:formula="of:=IF([.B381] &lt; DATE(YEAR([.A381]);3;21); &quot;ZIMA&quot;; IF([.B381] &lt; DATE(YEAR([.A381]);6;21);&quot;WIOSNA&quot; ; IF([.B381] &lt; DATE(YEAR([.A381]);9;23); &quot;LATO&quot;; IF([.B381] &lt; DATE(YEAR([.A381]);12;21);&quot;JESIEŃ&quot;; &quot;ZIMA&quot;))))" office:value-type="string" office:string-value="ZIMA" calcext:value-type="string">
            <text:p>ZIMA</text:p>
          </table:table-cell>
          <table:table-cell table:formula="of:=IF([.C381] = &quot;ZIMA&quot;; 0.2; IF([.C381] = &quot;WIOSNA&quot;; 0.5; IF([.C381] = &quot;LATO&quot;; 0.9; 0.4)))" office:value-type="float" office:value="0.2" calcext:value-type="float">
            <text:p>0,2</text:p>
          </table:table-cell>
          <table:table-cell table:formula="of:=IF(WEEKDAY([.A381];2)&lt; 6; 1; 0) * [.$J$3] *[.D381] *[.$J$7]" office:value-type="float" office:value="132" calcext:value-type="float">
            <text:p>132</text:p>
          </table:table-cell>
          <table:table-cell table:formula="of:=IF(WEEKDAY([.A381];2) = 7; 150; 0)" office:value-type="float" office:value="0" calcext:value-type="float">
            <text:p>0</text:p>
          </table:table-cell>
          <table:table-cell table:formula="of:=[.G380] -[.F381] +[.E381]" office:value-type="float" office:value="72250" calcext:value-type="float">
            <text:p>722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16" calcext:value-type="date">
            <text:p>16.01.2024</text:p>
          </table:table-cell>
          <table:table-cell table:formula="of:=[.A382]" office:value-type="date" office:date-value="2024-01-16" calcext:value-type="date">
            <text:p>01-16</text:p>
          </table:table-cell>
          <table:table-cell table:style-name="ce1" table:formula="of:=IF([.B382] &lt; DATE(YEAR([.A382]);3;21); &quot;ZIMA&quot;; IF([.B382] &lt; DATE(YEAR([.A382]);6;21);&quot;WIOSNA&quot; ; IF([.B382] &lt; DATE(YEAR([.A382]);9;23); &quot;LATO&quot;; IF([.B382] &lt; DATE(YEAR([.A382]);12;21);&quot;JESIEŃ&quot;; &quot;ZIMA&quot;))))" office:value-type="string" office:string-value="ZIMA" calcext:value-type="string">
            <text:p>ZIMA</text:p>
          </table:table-cell>
          <table:table-cell table:formula="of:=IF([.C382] = &quot;ZIMA&quot;; 0.2; IF([.C382] = &quot;WIOSNA&quot;; 0.5; IF([.C382] = &quot;LATO&quot;; 0.9; 0.4)))" office:value-type="float" office:value="0.2" calcext:value-type="float">
            <text:p>0,2</text:p>
          </table:table-cell>
          <table:table-cell table:formula="of:=IF(WEEKDAY([.A382];2)&lt; 6; 1; 0) * [.$J$3] *[.D382] *[.$J$7]" office:value-type="float" office:value="132" calcext:value-type="float">
            <text:p>132</text:p>
          </table:table-cell>
          <table:table-cell table:formula="of:=IF(WEEKDAY([.A382];2) = 7; 150; 0)" office:value-type="float" office:value="0" calcext:value-type="float">
            <text:p>0</text:p>
          </table:table-cell>
          <table:table-cell table:formula="of:=[.G381] -[.F382] +[.E382]" office:value-type="float" office:value="72382" calcext:value-type="float">
            <text:p>7238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17" calcext:value-type="date">
            <text:p>17.01.2024</text:p>
          </table:table-cell>
          <table:table-cell table:formula="of:=[.A383]" office:value-type="date" office:date-value="2024-01-17" calcext:value-type="date">
            <text:p>01-17</text:p>
          </table:table-cell>
          <table:table-cell table:style-name="ce1" table:formula="of:=IF([.B383] &lt; DATE(YEAR([.A383]);3;21); &quot;ZIMA&quot;; IF([.B383] &lt; DATE(YEAR([.A383]);6;21);&quot;WIOSNA&quot; ; IF([.B383] &lt; DATE(YEAR([.A383]);9;23); &quot;LATO&quot;; IF([.B383] &lt; DATE(YEAR([.A383]);12;21);&quot;JESIEŃ&quot;; &quot;ZIMA&quot;))))" office:value-type="string" office:string-value="ZIMA" calcext:value-type="string">
            <text:p>ZIMA</text:p>
          </table:table-cell>
          <table:table-cell table:formula="of:=IF([.C383] = &quot;ZIMA&quot;; 0.2; IF([.C383] = &quot;WIOSNA&quot;; 0.5; IF([.C383] = &quot;LATO&quot;; 0.9; 0.4)))" office:value-type="float" office:value="0.2" calcext:value-type="float">
            <text:p>0,2</text:p>
          </table:table-cell>
          <table:table-cell table:formula="of:=IF(WEEKDAY([.A383];2)&lt; 6; 1; 0) * [.$J$3] *[.D383] *[.$J$7]" office:value-type="float" office:value="132" calcext:value-type="float">
            <text:p>132</text:p>
          </table:table-cell>
          <table:table-cell table:formula="of:=IF(WEEKDAY([.A383];2) = 7; 150; 0)" office:value-type="float" office:value="0" calcext:value-type="float">
            <text:p>0</text:p>
          </table:table-cell>
          <table:table-cell table:formula="of:=[.G382] -[.F383] +[.E383]" office:value-type="float" office:value="72514" calcext:value-type="float">
            <text:p>7251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18" calcext:value-type="date">
            <text:p>18.01.2024</text:p>
          </table:table-cell>
          <table:table-cell table:formula="of:=[.A384]" office:value-type="date" office:date-value="2024-01-18" calcext:value-type="date">
            <text:p>01-18</text:p>
          </table:table-cell>
          <table:table-cell table:style-name="ce1" table:formula="of:=IF([.B384] &lt; DATE(YEAR([.A384]);3;21); &quot;ZIMA&quot;; IF([.B384] &lt; DATE(YEAR([.A384]);6;21);&quot;WIOSNA&quot; ; IF([.B384] &lt; DATE(YEAR([.A384]);9;23); &quot;LATO&quot;; IF([.B384] &lt; DATE(YEAR([.A384]);12;21);&quot;JESIEŃ&quot;; &quot;ZIMA&quot;))))" office:value-type="string" office:string-value="ZIMA" calcext:value-type="string">
            <text:p>ZIMA</text:p>
          </table:table-cell>
          <table:table-cell table:formula="of:=IF([.C384] = &quot;ZIMA&quot;; 0.2; IF([.C384] = &quot;WIOSNA&quot;; 0.5; IF([.C384] = &quot;LATO&quot;; 0.9; 0.4)))" office:value-type="float" office:value="0.2" calcext:value-type="float">
            <text:p>0,2</text:p>
          </table:table-cell>
          <table:table-cell table:formula="of:=IF(WEEKDAY([.A384];2)&lt; 6; 1; 0) * [.$J$3] *[.D384] *[.$J$7]" office:value-type="float" office:value="132" calcext:value-type="float">
            <text:p>132</text:p>
          </table:table-cell>
          <table:table-cell table:formula="of:=IF(WEEKDAY([.A384];2) = 7; 150; 0)" office:value-type="float" office:value="0" calcext:value-type="float">
            <text:p>0</text:p>
          </table:table-cell>
          <table:table-cell table:formula="of:=[.G383] -[.F384] +[.E384]" office:value-type="float" office:value="72646" calcext:value-type="float">
            <text:p>7264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19" calcext:value-type="date">
            <text:p>19.01.2024</text:p>
          </table:table-cell>
          <table:table-cell table:formula="of:=[.A385]" office:value-type="date" office:date-value="2024-01-19" calcext:value-type="date">
            <text:p>01-19</text:p>
          </table:table-cell>
          <table:table-cell table:style-name="ce1" table:formula="of:=IF([.B385] &lt; DATE(YEAR([.A385]);3;21); &quot;ZIMA&quot;; IF([.B385] &lt; DATE(YEAR([.A385]);6;21);&quot;WIOSNA&quot; ; IF([.B385] &lt; DATE(YEAR([.A385]);9;23); &quot;LATO&quot;; IF([.B385] &lt; DATE(YEAR([.A385]);12;21);&quot;JESIEŃ&quot;; &quot;ZIMA&quot;))))" office:value-type="string" office:string-value="ZIMA" calcext:value-type="string">
            <text:p>ZIMA</text:p>
          </table:table-cell>
          <table:table-cell table:formula="of:=IF([.C385] = &quot;ZIMA&quot;; 0.2; IF([.C385] = &quot;WIOSNA&quot;; 0.5; IF([.C385] = &quot;LATO&quot;; 0.9; 0.4)))" office:value-type="float" office:value="0.2" calcext:value-type="float">
            <text:p>0,2</text:p>
          </table:table-cell>
          <table:table-cell table:formula="of:=IF(WEEKDAY([.A385];2)&lt; 6; 1; 0) * [.$J$3] *[.D385] *[.$J$7]" office:value-type="float" office:value="132" calcext:value-type="float">
            <text:p>132</text:p>
          </table:table-cell>
          <table:table-cell table:formula="of:=IF(WEEKDAY([.A385];2) = 7; 150; 0)" office:value-type="float" office:value="0" calcext:value-type="float">
            <text:p>0</text:p>
          </table:table-cell>
          <table:table-cell table:formula="of:=[.G384] -[.F385] +[.E385]" office:value-type="float" office:value="72778" calcext:value-type="float">
            <text:p>7277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20" calcext:value-type="date">
            <text:p>20.01.2024</text:p>
          </table:table-cell>
          <table:table-cell table:formula="of:=[.A386]" office:value-type="date" office:date-value="2024-01-20" calcext:value-type="date">
            <text:p>01-20</text:p>
          </table:table-cell>
          <table:table-cell table:style-name="ce1" table:formula="of:=IF([.B386] &lt; DATE(YEAR([.A386]);3;21); &quot;ZIMA&quot;; IF([.B386] &lt; DATE(YEAR([.A386]);6;21);&quot;WIOSNA&quot; ; IF([.B386] &lt; DATE(YEAR([.A386]);9;23); &quot;LATO&quot;; IF([.B386] &lt; DATE(YEAR([.A386]);12;21);&quot;JESIEŃ&quot;; &quot;ZIMA&quot;))))" office:value-type="string" office:string-value="ZIMA" calcext:value-type="string">
            <text:p>ZIMA</text:p>
          </table:table-cell>
          <table:table-cell table:formula="of:=IF([.C386] = &quot;ZIMA&quot;; 0.2; IF([.C386] = &quot;WIOSNA&quot;; 0.5; IF([.C386] = &quot;LATO&quot;; 0.9; 0.4)))" office:value-type="float" office:value="0.2" calcext:value-type="float">
            <text:p>0,2</text:p>
          </table:table-cell>
          <table:table-cell table:formula="of:=IF(WEEKDAY([.A386];2)&lt; 6; 1; 0) * [.$J$3] *[.D386] *[.$J$7]" office:value-type="float" office:value="0" calcext:value-type="float">
            <text:p>0</text:p>
          </table:table-cell>
          <table:table-cell table:formula="of:=IF(WEEKDAY([.A386];2) = 7; 150; 0)" office:value-type="float" office:value="0" calcext:value-type="float">
            <text:p>0</text:p>
          </table:table-cell>
          <table:table-cell table:formula="of:=[.G385] -[.F386] +[.E386]" office:value-type="float" office:value="72778" calcext:value-type="float">
            <text:p>7277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21" calcext:value-type="date">
            <text:p>21.01.2024</text:p>
          </table:table-cell>
          <table:table-cell table:formula="of:=[.A387]" office:value-type="date" office:date-value="2024-01-21" calcext:value-type="date">
            <text:p>01-21</text:p>
          </table:table-cell>
          <table:table-cell table:style-name="ce1" table:formula="of:=IF([.B387] &lt; DATE(YEAR([.A387]);3;21); &quot;ZIMA&quot;; IF([.B387] &lt; DATE(YEAR([.A387]);6;21);&quot;WIOSNA&quot; ; IF([.B387] &lt; DATE(YEAR([.A387]);9;23); &quot;LATO&quot;; IF([.B387] &lt; DATE(YEAR([.A387]);12;21);&quot;JESIEŃ&quot;; &quot;ZIMA&quot;))))" office:value-type="string" office:string-value="ZIMA" calcext:value-type="string">
            <text:p>ZIMA</text:p>
          </table:table-cell>
          <table:table-cell table:formula="of:=IF([.C387] = &quot;ZIMA&quot;; 0.2; IF([.C387] = &quot;WIOSNA&quot;; 0.5; IF([.C387] = &quot;LATO&quot;; 0.9; 0.4)))" office:value-type="float" office:value="0.2" calcext:value-type="float">
            <text:p>0,2</text:p>
          </table:table-cell>
          <table:table-cell table:formula="of:=IF(WEEKDAY([.A387];2)&lt; 6; 1; 0) * [.$J$3] *[.D387] *[.$J$7]" office:value-type="float" office:value="0" calcext:value-type="float">
            <text:p>0</text:p>
          </table:table-cell>
          <table:table-cell table:formula="of:=IF(WEEKDAY([.A387];2) = 7; 150; 0)" office:value-type="float" office:value="150" calcext:value-type="float">
            <text:p>150</text:p>
          </table:table-cell>
          <table:table-cell table:formula="of:=[.G386] -[.F387] +[.E387]" office:value-type="float" office:value="72628" calcext:value-type="float">
            <text:p>7262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22" calcext:value-type="date">
            <text:p>22.01.2024</text:p>
          </table:table-cell>
          <table:table-cell table:formula="of:=[.A388]" office:value-type="date" office:date-value="2024-01-22" calcext:value-type="date">
            <text:p>01-22</text:p>
          </table:table-cell>
          <table:table-cell table:style-name="ce1" table:formula="of:=IF([.B388] &lt; DATE(YEAR([.A388]);3;21); &quot;ZIMA&quot;; IF([.B388] &lt; DATE(YEAR([.A388]);6;21);&quot;WIOSNA&quot; ; IF([.B388] &lt; DATE(YEAR([.A388]);9;23); &quot;LATO&quot;; IF([.B388] &lt; DATE(YEAR([.A388]);12;21);&quot;JESIEŃ&quot;; &quot;ZIMA&quot;))))" office:value-type="string" office:string-value="ZIMA" calcext:value-type="string">
            <text:p>ZIMA</text:p>
          </table:table-cell>
          <table:table-cell table:formula="of:=IF([.C388] = &quot;ZIMA&quot;; 0.2; IF([.C388] = &quot;WIOSNA&quot;; 0.5; IF([.C388] = &quot;LATO&quot;; 0.9; 0.4)))" office:value-type="float" office:value="0.2" calcext:value-type="float">
            <text:p>0,2</text:p>
          </table:table-cell>
          <table:table-cell table:formula="of:=IF(WEEKDAY([.A388];2)&lt; 6; 1; 0) * [.$J$3] *[.D388] *[.$J$7]" office:value-type="float" office:value="132" calcext:value-type="float">
            <text:p>132</text:p>
          </table:table-cell>
          <table:table-cell table:formula="of:=IF(WEEKDAY([.A388];2) = 7; 150; 0)" office:value-type="float" office:value="0" calcext:value-type="float">
            <text:p>0</text:p>
          </table:table-cell>
          <table:table-cell table:formula="of:=[.G387] -[.F388] +[.E388]" office:value-type="float" office:value="72760" calcext:value-type="float">
            <text:p>727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23" calcext:value-type="date">
            <text:p>23.01.2024</text:p>
          </table:table-cell>
          <table:table-cell table:formula="of:=[.A389]" office:value-type="date" office:date-value="2024-01-23" calcext:value-type="date">
            <text:p>01-23</text:p>
          </table:table-cell>
          <table:table-cell table:style-name="ce1" table:formula="of:=IF([.B389] &lt; DATE(YEAR([.A389]);3;21); &quot;ZIMA&quot;; IF([.B389] &lt; DATE(YEAR([.A389]);6;21);&quot;WIOSNA&quot; ; IF([.B389] &lt; DATE(YEAR([.A389]);9;23); &quot;LATO&quot;; IF([.B389] &lt; DATE(YEAR([.A389]);12;21);&quot;JESIEŃ&quot;; &quot;ZIMA&quot;))))" office:value-type="string" office:string-value="ZIMA" calcext:value-type="string">
            <text:p>ZIMA</text:p>
          </table:table-cell>
          <table:table-cell table:formula="of:=IF([.C389] = &quot;ZIMA&quot;; 0.2; IF([.C389] = &quot;WIOSNA&quot;; 0.5; IF([.C389] = &quot;LATO&quot;; 0.9; 0.4)))" office:value-type="float" office:value="0.2" calcext:value-type="float">
            <text:p>0,2</text:p>
          </table:table-cell>
          <table:table-cell table:formula="of:=IF(WEEKDAY([.A389];2)&lt; 6; 1; 0) * [.$J$3] *[.D389] *[.$J$7]" office:value-type="float" office:value="132" calcext:value-type="float">
            <text:p>132</text:p>
          </table:table-cell>
          <table:table-cell table:formula="of:=IF(WEEKDAY([.A389];2) = 7; 150; 0)" office:value-type="float" office:value="0" calcext:value-type="float">
            <text:p>0</text:p>
          </table:table-cell>
          <table:table-cell table:formula="of:=[.G388] -[.F389] +[.E389]" office:value-type="float" office:value="72892" calcext:value-type="float">
            <text:p>7289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24" calcext:value-type="date">
            <text:p>24.01.2024</text:p>
          </table:table-cell>
          <table:table-cell table:formula="of:=[.A390]" office:value-type="date" office:date-value="2024-01-24" calcext:value-type="date">
            <text:p>01-24</text:p>
          </table:table-cell>
          <table:table-cell table:style-name="ce1" table:formula="of:=IF([.B390] &lt; DATE(YEAR([.A390]);3;21); &quot;ZIMA&quot;; IF([.B390] &lt; DATE(YEAR([.A390]);6;21);&quot;WIOSNA&quot; ; IF([.B390] &lt; DATE(YEAR([.A390]);9;23); &quot;LATO&quot;; IF([.B390] &lt; DATE(YEAR([.A390]);12;21);&quot;JESIEŃ&quot;; &quot;ZIMA&quot;))))" office:value-type="string" office:string-value="ZIMA" calcext:value-type="string">
            <text:p>ZIMA</text:p>
          </table:table-cell>
          <table:table-cell table:formula="of:=IF([.C390] = &quot;ZIMA&quot;; 0.2; IF([.C390] = &quot;WIOSNA&quot;; 0.5; IF([.C390] = &quot;LATO&quot;; 0.9; 0.4)))" office:value-type="float" office:value="0.2" calcext:value-type="float">
            <text:p>0,2</text:p>
          </table:table-cell>
          <table:table-cell table:formula="of:=IF(WEEKDAY([.A390];2)&lt; 6; 1; 0) * [.$J$3] *[.D390] *[.$J$7]" office:value-type="float" office:value="132" calcext:value-type="float">
            <text:p>132</text:p>
          </table:table-cell>
          <table:table-cell table:formula="of:=IF(WEEKDAY([.A390];2) = 7; 150; 0)" office:value-type="float" office:value="0" calcext:value-type="float">
            <text:p>0</text:p>
          </table:table-cell>
          <table:table-cell table:formula="of:=[.G389] -[.F390] +[.E390]" office:value-type="float" office:value="73024" calcext:value-type="float">
            <text:p>7302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25" calcext:value-type="date">
            <text:p>25.01.2024</text:p>
          </table:table-cell>
          <table:table-cell table:formula="of:=[.A391]" office:value-type="date" office:date-value="2024-01-25" calcext:value-type="date">
            <text:p>01-25</text:p>
          </table:table-cell>
          <table:table-cell table:style-name="ce1" table:formula="of:=IF([.B391] &lt; DATE(YEAR([.A391]);3;21); &quot;ZIMA&quot;; IF([.B391] &lt; DATE(YEAR([.A391]);6;21);&quot;WIOSNA&quot; ; IF([.B391] &lt; DATE(YEAR([.A391]);9;23); &quot;LATO&quot;; IF([.B391] &lt; DATE(YEAR([.A391]);12;21);&quot;JESIEŃ&quot;; &quot;ZIMA&quot;))))" office:value-type="string" office:string-value="ZIMA" calcext:value-type="string">
            <text:p>ZIMA</text:p>
          </table:table-cell>
          <table:table-cell table:formula="of:=IF([.C391] = &quot;ZIMA&quot;; 0.2; IF([.C391] = &quot;WIOSNA&quot;; 0.5; IF([.C391] = &quot;LATO&quot;; 0.9; 0.4)))" office:value-type="float" office:value="0.2" calcext:value-type="float">
            <text:p>0,2</text:p>
          </table:table-cell>
          <table:table-cell table:formula="of:=IF(WEEKDAY([.A391];2)&lt; 6; 1; 0) * [.$J$3] *[.D391] *[.$J$7]" office:value-type="float" office:value="132" calcext:value-type="float">
            <text:p>132</text:p>
          </table:table-cell>
          <table:table-cell table:formula="of:=IF(WEEKDAY([.A391];2) = 7; 150; 0)" office:value-type="float" office:value="0" calcext:value-type="float">
            <text:p>0</text:p>
          </table:table-cell>
          <table:table-cell table:formula="of:=[.G390] -[.F391] +[.E391]" office:value-type="float" office:value="73156" calcext:value-type="float">
            <text:p>7315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26" calcext:value-type="date">
            <text:p>26.01.2024</text:p>
          </table:table-cell>
          <table:table-cell table:formula="of:=[.A392]" office:value-type="date" office:date-value="2024-01-26" calcext:value-type="date">
            <text:p>01-26</text:p>
          </table:table-cell>
          <table:table-cell table:style-name="ce1" table:formula="of:=IF([.B392] &lt; DATE(YEAR([.A392]);3;21); &quot;ZIMA&quot;; IF([.B392] &lt; DATE(YEAR([.A392]);6;21);&quot;WIOSNA&quot; ; IF([.B392] &lt; DATE(YEAR([.A392]);9;23); &quot;LATO&quot;; IF([.B392] &lt; DATE(YEAR([.A392]);12;21);&quot;JESIEŃ&quot;; &quot;ZIMA&quot;))))" office:value-type="string" office:string-value="ZIMA" calcext:value-type="string">
            <text:p>ZIMA</text:p>
          </table:table-cell>
          <table:table-cell table:formula="of:=IF([.C392] = &quot;ZIMA&quot;; 0.2; IF([.C392] = &quot;WIOSNA&quot;; 0.5; IF([.C392] = &quot;LATO&quot;; 0.9; 0.4)))" office:value-type="float" office:value="0.2" calcext:value-type="float">
            <text:p>0,2</text:p>
          </table:table-cell>
          <table:table-cell table:formula="of:=IF(WEEKDAY([.A392];2)&lt; 6; 1; 0) * [.$J$3] *[.D392] *[.$J$7]" office:value-type="float" office:value="132" calcext:value-type="float">
            <text:p>132</text:p>
          </table:table-cell>
          <table:table-cell table:formula="of:=IF(WEEKDAY([.A392];2) = 7; 150; 0)" office:value-type="float" office:value="0" calcext:value-type="float">
            <text:p>0</text:p>
          </table:table-cell>
          <table:table-cell table:formula="of:=[.G391] -[.F392] +[.E392]" office:value-type="float" office:value="73288" calcext:value-type="float">
            <text:p>7328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27" calcext:value-type="date">
            <text:p>27.01.2024</text:p>
          </table:table-cell>
          <table:table-cell table:formula="of:=[.A393]" office:value-type="date" office:date-value="2024-01-27" calcext:value-type="date">
            <text:p>01-27</text:p>
          </table:table-cell>
          <table:table-cell table:style-name="ce1" table:formula="of:=IF([.B393] &lt; DATE(YEAR([.A393]);3;21); &quot;ZIMA&quot;; IF([.B393] &lt; DATE(YEAR([.A393]);6;21);&quot;WIOSNA&quot; ; IF([.B393] &lt; DATE(YEAR([.A393]);9;23); &quot;LATO&quot;; IF([.B393] &lt; DATE(YEAR([.A393]);12;21);&quot;JESIEŃ&quot;; &quot;ZIMA&quot;))))" office:value-type="string" office:string-value="ZIMA" calcext:value-type="string">
            <text:p>ZIMA</text:p>
          </table:table-cell>
          <table:table-cell table:formula="of:=IF([.C393] = &quot;ZIMA&quot;; 0.2; IF([.C393] = &quot;WIOSNA&quot;; 0.5; IF([.C393] = &quot;LATO&quot;; 0.9; 0.4)))" office:value-type="float" office:value="0.2" calcext:value-type="float">
            <text:p>0,2</text:p>
          </table:table-cell>
          <table:table-cell table:formula="of:=IF(WEEKDAY([.A393];2)&lt; 6; 1; 0) * [.$J$3] *[.D393] *[.$J$7]" office:value-type="float" office:value="0" calcext:value-type="float">
            <text:p>0</text:p>
          </table:table-cell>
          <table:table-cell table:formula="of:=IF(WEEKDAY([.A393];2) = 7; 150; 0)" office:value-type="float" office:value="0" calcext:value-type="float">
            <text:p>0</text:p>
          </table:table-cell>
          <table:table-cell table:formula="of:=[.G392] -[.F393] +[.E393]" office:value-type="float" office:value="73288" calcext:value-type="float">
            <text:p>7328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28" calcext:value-type="date">
            <text:p>28.01.2024</text:p>
          </table:table-cell>
          <table:table-cell table:formula="of:=[.A394]" office:value-type="date" office:date-value="2024-01-28" calcext:value-type="date">
            <text:p>01-28</text:p>
          </table:table-cell>
          <table:table-cell table:style-name="ce1" table:formula="of:=IF([.B394] &lt; DATE(YEAR([.A394]);3;21); &quot;ZIMA&quot;; IF([.B394] &lt; DATE(YEAR([.A394]);6;21);&quot;WIOSNA&quot; ; IF([.B394] &lt; DATE(YEAR([.A394]);9;23); &quot;LATO&quot;; IF([.B394] &lt; DATE(YEAR([.A394]);12;21);&quot;JESIEŃ&quot;; &quot;ZIMA&quot;))))" office:value-type="string" office:string-value="ZIMA" calcext:value-type="string">
            <text:p>ZIMA</text:p>
          </table:table-cell>
          <table:table-cell table:formula="of:=IF([.C394] = &quot;ZIMA&quot;; 0.2; IF([.C394] = &quot;WIOSNA&quot;; 0.5; IF([.C394] = &quot;LATO&quot;; 0.9; 0.4)))" office:value-type="float" office:value="0.2" calcext:value-type="float">
            <text:p>0,2</text:p>
          </table:table-cell>
          <table:table-cell table:formula="of:=IF(WEEKDAY([.A394];2)&lt; 6; 1; 0) * [.$J$3] *[.D394] *[.$J$7]" office:value-type="float" office:value="0" calcext:value-type="float">
            <text:p>0</text:p>
          </table:table-cell>
          <table:table-cell table:formula="of:=IF(WEEKDAY([.A394];2) = 7; 150; 0)" office:value-type="float" office:value="150" calcext:value-type="float">
            <text:p>150</text:p>
          </table:table-cell>
          <table:table-cell table:formula="of:=[.G393] -[.F394] +[.E394]" office:value-type="float" office:value="73138" calcext:value-type="float">
            <text:p>7313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29" calcext:value-type="date">
            <text:p>29.01.2024</text:p>
          </table:table-cell>
          <table:table-cell table:formula="of:=[.A395]" office:value-type="date" office:date-value="2024-01-29" calcext:value-type="date">
            <text:p>01-29</text:p>
          </table:table-cell>
          <table:table-cell table:style-name="ce1" table:formula="of:=IF([.B395] &lt; DATE(YEAR([.A395]);3;21); &quot;ZIMA&quot;; IF([.B395] &lt; DATE(YEAR([.A395]);6;21);&quot;WIOSNA&quot; ; IF([.B395] &lt; DATE(YEAR([.A395]);9;23); &quot;LATO&quot;; IF([.B395] &lt; DATE(YEAR([.A395]);12;21);&quot;JESIEŃ&quot;; &quot;ZIMA&quot;))))" office:value-type="string" office:string-value="ZIMA" calcext:value-type="string">
            <text:p>ZIMA</text:p>
          </table:table-cell>
          <table:table-cell table:formula="of:=IF([.C395] = &quot;ZIMA&quot;; 0.2; IF([.C395] = &quot;WIOSNA&quot;; 0.5; IF([.C395] = &quot;LATO&quot;; 0.9; 0.4)))" office:value-type="float" office:value="0.2" calcext:value-type="float">
            <text:p>0,2</text:p>
          </table:table-cell>
          <table:table-cell table:formula="of:=IF(WEEKDAY([.A395];2)&lt; 6; 1; 0) * [.$J$3] *[.D395] *[.$J$7]" office:value-type="float" office:value="132" calcext:value-type="float">
            <text:p>132</text:p>
          </table:table-cell>
          <table:table-cell table:formula="of:=IF(WEEKDAY([.A395];2) = 7; 150; 0)" office:value-type="float" office:value="0" calcext:value-type="float">
            <text:p>0</text:p>
          </table:table-cell>
          <table:table-cell table:formula="of:=[.G394] -[.F395] +[.E395]" office:value-type="float" office:value="73270" calcext:value-type="float">
            <text:p>732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30" calcext:value-type="date">
            <text:p>30.01.2024</text:p>
          </table:table-cell>
          <table:table-cell table:formula="of:=[.A396]" office:value-type="date" office:date-value="2024-01-30" calcext:value-type="date">
            <text:p>01-30</text:p>
          </table:table-cell>
          <table:table-cell table:style-name="ce1" table:formula="of:=IF([.B396] &lt; DATE(YEAR([.A396]);3;21); &quot;ZIMA&quot;; IF([.B396] &lt; DATE(YEAR([.A396]);6;21);&quot;WIOSNA&quot; ; IF([.B396] &lt; DATE(YEAR([.A396]);9;23); &quot;LATO&quot;; IF([.B396] &lt; DATE(YEAR([.A396]);12;21);&quot;JESIEŃ&quot;; &quot;ZIMA&quot;))))" office:value-type="string" office:string-value="ZIMA" calcext:value-type="string">
            <text:p>ZIMA</text:p>
          </table:table-cell>
          <table:table-cell table:formula="of:=IF([.C396] = &quot;ZIMA&quot;; 0.2; IF([.C396] = &quot;WIOSNA&quot;; 0.5; IF([.C396] = &quot;LATO&quot;; 0.9; 0.4)))" office:value-type="float" office:value="0.2" calcext:value-type="float">
            <text:p>0,2</text:p>
          </table:table-cell>
          <table:table-cell table:formula="of:=IF(WEEKDAY([.A396];2)&lt; 6; 1; 0) * [.$J$3] *[.D396] *[.$J$7]" office:value-type="float" office:value="132" calcext:value-type="float">
            <text:p>132</text:p>
          </table:table-cell>
          <table:table-cell table:formula="of:=IF(WEEKDAY([.A396];2) = 7; 150; 0)" office:value-type="float" office:value="0" calcext:value-type="float">
            <text:p>0</text:p>
          </table:table-cell>
          <table:table-cell table:formula="of:=[.G395] -[.F396] +[.E396]" office:value-type="float" office:value="73402" calcext:value-type="float">
            <text:p>7340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31" calcext:value-type="date">
            <text:p>31.01.2024</text:p>
          </table:table-cell>
          <table:table-cell table:formula="of:=[.A397]" office:value-type="date" office:date-value="2024-01-31" calcext:value-type="date">
            <text:p>01-31</text:p>
          </table:table-cell>
          <table:table-cell table:style-name="ce1" table:formula="of:=IF([.B397] &lt; DATE(YEAR([.A397]);3;21); &quot;ZIMA&quot;; IF([.B397] &lt; DATE(YEAR([.A397]);6;21);&quot;WIOSNA&quot; ; IF([.B397] &lt; DATE(YEAR([.A397]);9;23); &quot;LATO&quot;; IF([.B397] &lt; DATE(YEAR([.A397]);12;21);&quot;JESIEŃ&quot;; &quot;ZIMA&quot;))))" office:value-type="string" office:string-value="ZIMA" calcext:value-type="string">
            <text:p>ZIMA</text:p>
          </table:table-cell>
          <table:table-cell table:formula="of:=IF([.C397] = &quot;ZIMA&quot;; 0.2; IF([.C397] = &quot;WIOSNA&quot;; 0.5; IF([.C397] = &quot;LATO&quot;; 0.9; 0.4)))" office:value-type="float" office:value="0.2" calcext:value-type="float">
            <text:p>0,2</text:p>
          </table:table-cell>
          <table:table-cell table:formula="of:=IF(WEEKDAY([.A397];2)&lt; 6; 1; 0) * [.$J$3] *[.D397] *[.$J$7]" office:value-type="float" office:value="132" calcext:value-type="float">
            <text:p>132</text:p>
          </table:table-cell>
          <table:table-cell table:formula="of:=IF(WEEKDAY([.A397];2) = 7; 150; 0)" office:value-type="float" office:value="0" calcext:value-type="float">
            <text:p>0</text:p>
          </table:table-cell>
          <table:table-cell table:formula="of:=[.G396] -[.F397] +[.E397]" office:value-type="float" office:value="73534" calcext:value-type="float">
            <text:p>7353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01" calcext:value-type="date">
            <text:p>1.02.2024</text:p>
          </table:table-cell>
          <table:table-cell table:formula="of:=[.A398]" office:value-type="date" office:date-value="2024-02-01" calcext:value-type="date">
            <text:p>02-01</text:p>
          </table:table-cell>
          <table:table-cell table:style-name="ce1" table:formula="of:=IF([.B398] &lt; DATE(YEAR([.A398]);3;21); &quot;ZIMA&quot;; IF([.B398] &lt; DATE(YEAR([.A398]);6;21);&quot;WIOSNA&quot; ; IF([.B398] &lt; DATE(YEAR([.A398]);9;23); &quot;LATO&quot;; IF([.B398] &lt; DATE(YEAR([.A398]);12;21);&quot;JESIEŃ&quot;; &quot;ZIMA&quot;))))" office:value-type="string" office:string-value="ZIMA" calcext:value-type="string">
            <text:p>ZIMA</text:p>
          </table:table-cell>
          <table:table-cell table:formula="of:=IF([.C398] = &quot;ZIMA&quot;; 0.2; IF([.C398] = &quot;WIOSNA&quot;; 0.5; IF([.C398] = &quot;LATO&quot;; 0.9; 0.4)))" office:value-type="float" office:value="0.2" calcext:value-type="float">
            <text:p>0,2</text:p>
          </table:table-cell>
          <table:table-cell table:formula="of:=IF(WEEKDAY([.A398];2)&lt; 6; 1; 0) * [.$J$3] *[.D398] *[.$J$7]" office:value-type="float" office:value="132" calcext:value-type="float">
            <text:p>132</text:p>
          </table:table-cell>
          <table:table-cell table:formula="of:=IF(WEEKDAY([.A398];2) = 7; 150; 0)" office:value-type="float" office:value="0" calcext:value-type="float">
            <text:p>0</text:p>
          </table:table-cell>
          <table:table-cell table:formula="of:=[.G397] -[.F398] +[.E398]" office:value-type="float" office:value="73666" calcext:value-type="float">
            <text:p>7366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02" calcext:value-type="date">
            <text:p>2.02.2024</text:p>
          </table:table-cell>
          <table:table-cell table:formula="of:=[.A399]" office:value-type="date" office:date-value="2024-02-02" calcext:value-type="date">
            <text:p>02-02</text:p>
          </table:table-cell>
          <table:table-cell table:style-name="ce1" table:formula="of:=IF([.B399] &lt; DATE(YEAR([.A399]);3;21); &quot;ZIMA&quot;; IF([.B399] &lt; DATE(YEAR([.A399]);6;21);&quot;WIOSNA&quot; ; IF([.B399] &lt; DATE(YEAR([.A399]);9;23); &quot;LATO&quot;; IF([.B399] &lt; DATE(YEAR([.A399]);12;21);&quot;JESIEŃ&quot;; &quot;ZIMA&quot;))))" office:value-type="string" office:string-value="ZIMA" calcext:value-type="string">
            <text:p>ZIMA</text:p>
          </table:table-cell>
          <table:table-cell table:formula="of:=IF([.C399] = &quot;ZIMA&quot;; 0.2; IF([.C399] = &quot;WIOSNA&quot;; 0.5; IF([.C399] = &quot;LATO&quot;; 0.9; 0.4)))" office:value-type="float" office:value="0.2" calcext:value-type="float">
            <text:p>0,2</text:p>
          </table:table-cell>
          <table:table-cell table:formula="of:=IF(WEEKDAY([.A399];2)&lt; 6; 1; 0) * [.$J$3] *[.D399] *[.$J$7]" office:value-type="float" office:value="132" calcext:value-type="float">
            <text:p>132</text:p>
          </table:table-cell>
          <table:table-cell table:formula="of:=IF(WEEKDAY([.A399];2) = 7; 150; 0)" office:value-type="float" office:value="0" calcext:value-type="float">
            <text:p>0</text:p>
          </table:table-cell>
          <table:table-cell table:formula="of:=[.G398] -[.F399] +[.E399]" office:value-type="float" office:value="73798" calcext:value-type="float">
            <text:p>7379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03" calcext:value-type="date">
            <text:p>3.02.2024</text:p>
          </table:table-cell>
          <table:table-cell table:formula="of:=[.A400]" office:value-type="date" office:date-value="2024-02-03" calcext:value-type="date">
            <text:p>02-03</text:p>
          </table:table-cell>
          <table:table-cell table:style-name="ce1" table:formula="of:=IF([.B400] &lt; DATE(YEAR([.A400]);3;21); &quot;ZIMA&quot;; IF([.B400] &lt; DATE(YEAR([.A400]);6;21);&quot;WIOSNA&quot; ; IF([.B400] &lt; DATE(YEAR([.A400]);9;23); &quot;LATO&quot;; IF([.B400] &lt; DATE(YEAR([.A400]);12;21);&quot;JESIEŃ&quot;; &quot;ZIMA&quot;))))" office:value-type="string" office:string-value="ZIMA" calcext:value-type="string">
            <text:p>ZIMA</text:p>
          </table:table-cell>
          <table:table-cell table:formula="of:=IF([.C400] = &quot;ZIMA&quot;; 0.2; IF([.C400] = &quot;WIOSNA&quot;; 0.5; IF([.C400] = &quot;LATO&quot;; 0.9; 0.4)))" office:value-type="float" office:value="0.2" calcext:value-type="float">
            <text:p>0,2</text:p>
          </table:table-cell>
          <table:table-cell table:formula="of:=IF(WEEKDAY([.A400];2)&lt; 6; 1; 0) * [.$J$3] *[.D400] *[.$J$7]" office:value-type="float" office:value="0" calcext:value-type="float">
            <text:p>0</text:p>
          </table:table-cell>
          <table:table-cell table:formula="of:=IF(WEEKDAY([.A400];2) = 7; 150; 0)" office:value-type="float" office:value="0" calcext:value-type="float">
            <text:p>0</text:p>
          </table:table-cell>
          <table:table-cell table:formula="of:=[.G399] -[.F400] +[.E400]" office:value-type="float" office:value="73798" calcext:value-type="float">
            <text:p>7379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04" calcext:value-type="date">
            <text:p>4.02.2024</text:p>
          </table:table-cell>
          <table:table-cell table:formula="of:=[.A401]" office:value-type="date" office:date-value="2024-02-04" calcext:value-type="date">
            <text:p>02-04</text:p>
          </table:table-cell>
          <table:table-cell table:style-name="ce1" table:formula="of:=IF([.B401] &lt; DATE(YEAR([.A401]);3;21); &quot;ZIMA&quot;; IF([.B401] &lt; DATE(YEAR([.A401]);6;21);&quot;WIOSNA&quot; ; IF([.B401] &lt; DATE(YEAR([.A401]);9;23); &quot;LATO&quot;; IF([.B401] &lt; DATE(YEAR([.A401]);12;21);&quot;JESIEŃ&quot;; &quot;ZIMA&quot;))))" office:value-type="string" office:string-value="ZIMA" calcext:value-type="string">
            <text:p>ZIMA</text:p>
          </table:table-cell>
          <table:table-cell table:formula="of:=IF([.C401] = &quot;ZIMA&quot;; 0.2; IF([.C401] = &quot;WIOSNA&quot;; 0.5; IF([.C401] = &quot;LATO&quot;; 0.9; 0.4)))" office:value-type="float" office:value="0.2" calcext:value-type="float">
            <text:p>0,2</text:p>
          </table:table-cell>
          <table:table-cell table:formula="of:=IF(WEEKDAY([.A401];2)&lt; 6; 1; 0) * [.$J$3] *[.D401] *[.$J$7]" office:value-type="float" office:value="0" calcext:value-type="float">
            <text:p>0</text:p>
          </table:table-cell>
          <table:table-cell table:formula="of:=IF(WEEKDAY([.A401];2) = 7; 150; 0)" office:value-type="float" office:value="150" calcext:value-type="float">
            <text:p>150</text:p>
          </table:table-cell>
          <table:table-cell table:formula="of:=[.G400] -[.F401] +[.E401]" office:value-type="float" office:value="73648" calcext:value-type="float">
            <text:p>7364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05" calcext:value-type="date">
            <text:p>5.02.2024</text:p>
          </table:table-cell>
          <table:table-cell table:formula="of:=[.A402]" office:value-type="date" office:date-value="2024-02-05" calcext:value-type="date">
            <text:p>02-05</text:p>
          </table:table-cell>
          <table:table-cell table:style-name="ce1" table:formula="of:=IF([.B402] &lt; DATE(YEAR([.A402]);3;21); &quot;ZIMA&quot;; IF([.B402] &lt; DATE(YEAR([.A402]);6;21);&quot;WIOSNA&quot; ; IF([.B402] &lt; DATE(YEAR([.A402]);9;23); &quot;LATO&quot;; IF([.B402] &lt; DATE(YEAR([.A402]);12;21);&quot;JESIEŃ&quot;; &quot;ZIMA&quot;))))" office:value-type="string" office:string-value="ZIMA" calcext:value-type="string">
            <text:p>ZIMA</text:p>
          </table:table-cell>
          <table:table-cell table:formula="of:=IF([.C402] = &quot;ZIMA&quot;; 0.2; IF([.C402] = &quot;WIOSNA&quot;; 0.5; IF([.C402] = &quot;LATO&quot;; 0.9; 0.4)))" office:value-type="float" office:value="0.2" calcext:value-type="float">
            <text:p>0,2</text:p>
          </table:table-cell>
          <table:table-cell table:formula="of:=IF(WEEKDAY([.A402];2)&lt; 6; 1; 0) * [.$J$3] *[.D402] *[.$J$7]" office:value-type="float" office:value="132" calcext:value-type="float">
            <text:p>132</text:p>
          </table:table-cell>
          <table:table-cell table:formula="of:=IF(WEEKDAY([.A402];2) = 7; 150; 0)" office:value-type="float" office:value="0" calcext:value-type="float">
            <text:p>0</text:p>
          </table:table-cell>
          <table:table-cell table:formula="of:=[.G401] -[.F402] +[.E402]" office:value-type="float" office:value="73780" calcext:value-type="float">
            <text:p>737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06" calcext:value-type="date">
            <text:p>6.02.2024</text:p>
          </table:table-cell>
          <table:table-cell table:formula="of:=[.A403]" office:value-type="date" office:date-value="2024-02-06" calcext:value-type="date">
            <text:p>02-06</text:p>
          </table:table-cell>
          <table:table-cell table:style-name="ce1" table:formula="of:=IF([.B403] &lt; DATE(YEAR([.A403]);3;21); &quot;ZIMA&quot;; IF([.B403] &lt; DATE(YEAR([.A403]);6;21);&quot;WIOSNA&quot; ; IF([.B403] &lt; DATE(YEAR([.A403]);9;23); &quot;LATO&quot;; IF([.B403] &lt; DATE(YEAR([.A403]);12;21);&quot;JESIEŃ&quot;; &quot;ZIMA&quot;))))" office:value-type="string" office:string-value="ZIMA" calcext:value-type="string">
            <text:p>ZIMA</text:p>
          </table:table-cell>
          <table:table-cell table:formula="of:=IF([.C403] = &quot;ZIMA&quot;; 0.2; IF([.C403] = &quot;WIOSNA&quot;; 0.5; IF([.C403] = &quot;LATO&quot;; 0.9; 0.4)))" office:value-type="float" office:value="0.2" calcext:value-type="float">
            <text:p>0,2</text:p>
          </table:table-cell>
          <table:table-cell table:formula="of:=IF(WEEKDAY([.A403];2)&lt; 6; 1; 0) * [.$J$3] *[.D403] *[.$J$7]" office:value-type="float" office:value="132" calcext:value-type="float">
            <text:p>132</text:p>
          </table:table-cell>
          <table:table-cell table:formula="of:=IF(WEEKDAY([.A403];2) = 7; 150; 0)" office:value-type="float" office:value="0" calcext:value-type="float">
            <text:p>0</text:p>
          </table:table-cell>
          <table:table-cell table:formula="of:=[.G402] -[.F403] +[.E403]" office:value-type="float" office:value="73912" calcext:value-type="float">
            <text:p>7391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07" calcext:value-type="date">
            <text:p>7.02.2024</text:p>
          </table:table-cell>
          <table:table-cell table:formula="of:=[.A404]" office:value-type="date" office:date-value="2024-02-07" calcext:value-type="date">
            <text:p>02-07</text:p>
          </table:table-cell>
          <table:table-cell table:style-name="ce1" table:formula="of:=IF([.B404] &lt; DATE(YEAR([.A404]);3;21); &quot;ZIMA&quot;; IF([.B404] &lt; DATE(YEAR([.A404]);6;21);&quot;WIOSNA&quot; ; IF([.B404] &lt; DATE(YEAR([.A404]);9;23); &quot;LATO&quot;; IF([.B404] &lt; DATE(YEAR([.A404]);12;21);&quot;JESIEŃ&quot;; &quot;ZIMA&quot;))))" office:value-type="string" office:string-value="ZIMA" calcext:value-type="string">
            <text:p>ZIMA</text:p>
          </table:table-cell>
          <table:table-cell table:formula="of:=IF([.C404] = &quot;ZIMA&quot;; 0.2; IF([.C404] = &quot;WIOSNA&quot;; 0.5; IF([.C404] = &quot;LATO&quot;; 0.9; 0.4)))" office:value-type="float" office:value="0.2" calcext:value-type="float">
            <text:p>0,2</text:p>
          </table:table-cell>
          <table:table-cell table:formula="of:=IF(WEEKDAY([.A404];2)&lt; 6; 1; 0) * [.$J$3] *[.D404] *[.$J$7]" office:value-type="float" office:value="132" calcext:value-type="float">
            <text:p>132</text:p>
          </table:table-cell>
          <table:table-cell table:formula="of:=IF(WEEKDAY([.A404];2) = 7; 150; 0)" office:value-type="float" office:value="0" calcext:value-type="float">
            <text:p>0</text:p>
          </table:table-cell>
          <table:table-cell table:formula="of:=[.G403] -[.F404] +[.E404]" office:value-type="float" office:value="74044" calcext:value-type="float">
            <text:p>7404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08" calcext:value-type="date">
            <text:p>8.02.2024</text:p>
          </table:table-cell>
          <table:table-cell table:formula="of:=[.A405]" office:value-type="date" office:date-value="2024-02-08" calcext:value-type="date">
            <text:p>02-08</text:p>
          </table:table-cell>
          <table:table-cell table:style-name="ce1" table:formula="of:=IF([.B405] &lt; DATE(YEAR([.A405]);3;21); &quot;ZIMA&quot;; IF([.B405] &lt; DATE(YEAR([.A405]);6;21);&quot;WIOSNA&quot; ; IF([.B405] &lt; DATE(YEAR([.A405]);9;23); &quot;LATO&quot;; IF([.B405] &lt; DATE(YEAR([.A405]);12;21);&quot;JESIEŃ&quot;; &quot;ZIMA&quot;))))" office:value-type="string" office:string-value="ZIMA" calcext:value-type="string">
            <text:p>ZIMA</text:p>
          </table:table-cell>
          <table:table-cell table:formula="of:=IF([.C405] = &quot;ZIMA&quot;; 0.2; IF([.C405] = &quot;WIOSNA&quot;; 0.5; IF([.C405] = &quot;LATO&quot;; 0.9; 0.4)))" office:value-type="float" office:value="0.2" calcext:value-type="float">
            <text:p>0,2</text:p>
          </table:table-cell>
          <table:table-cell table:formula="of:=IF(WEEKDAY([.A405];2)&lt; 6; 1; 0) * [.$J$3] *[.D405] *[.$J$7]" office:value-type="float" office:value="132" calcext:value-type="float">
            <text:p>132</text:p>
          </table:table-cell>
          <table:table-cell table:formula="of:=IF(WEEKDAY([.A405];2) = 7; 150; 0)" office:value-type="float" office:value="0" calcext:value-type="float">
            <text:p>0</text:p>
          </table:table-cell>
          <table:table-cell table:formula="of:=[.G404] -[.F405] +[.E405]" office:value-type="float" office:value="74176" calcext:value-type="float">
            <text:p>7417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09" calcext:value-type="date">
            <text:p>9.02.2024</text:p>
          </table:table-cell>
          <table:table-cell table:formula="of:=[.A406]" office:value-type="date" office:date-value="2024-02-09" calcext:value-type="date">
            <text:p>02-09</text:p>
          </table:table-cell>
          <table:table-cell table:style-name="ce1" table:formula="of:=IF([.B406] &lt; DATE(YEAR([.A406]);3;21); &quot;ZIMA&quot;; IF([.B406] &lt; DATE(YEAR([.A406]);6;21);&quot;WIOSNA&quot; ; IF([.B406] &lt; DATE(YEAR([.A406]);9;23); &quot;LATO&quot;; IF([.B406] &lt; DATE(YEAR([.A406]);12;21);&quot;JESIEŃ&quot;; &quot;ZIMA&quot;))))" office:value-type="string" office:string-value="ZIMA" calcext:value-type="string">
            <text:p>ZIMA</text:p>
          </table:table-cell>
          <table:table-cell table:formula="of:=IF([.C406] = &quot;ZIMA&quot;; 0.2; IF([.C406] = &quot;WIOSNA&quot;; 0.5; IF([.C406] = &quot;LATO&quot;; 0.9; 0.4)))" office:value-type="float" office:value="0.2" calcext:value-type="float">
            <text:p>0,2</text:p>
          </table:table-cell>
          <table:table-cell table:formula="of:=IF(WEEKDAY([.A406];2)&lt; 6; 1; 0) * [.$J$3] *[.D406] *[.$J$7]" office:value-type="float" office:value="132" calcext:value-type="float">
            <text:p>132</text:p>
          </table:table-cell>
          <table:table-cell table:formula="of:=IF(WEEKDAY([.A406];2) = 7; 150; 0)" office:value-type="float" office:value="0" calcext:value-type="float">
            <text:p>0</text:p>
          </table:table-cell>
          <table:table-cell table:formula="of:=[.G405] -[.F406] +[.E406]" office:value-type="float" office:value="74308" calcext:value-type="float">
            <text:p>7430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10" calcext:value-type="date">
            <text:p>10.02.2024</text:p>
          </table:table-cell>
          <table:table-cell table:formula="of:=[.A407]" office:value-type="date" office:date-value="2024-02-10" calcext:value-type="date">
            <text:p>02-10</text:p>
          </table:table-cell>
          <table:table-cell table:style-name="ce1" table:formula="of:=IF([.B407] &lt; DATE(YEAR([.A407]);3;21); &quot;ZIMA&quot;; IF([.B407] &lt; DATE(YEAR([.A407]);6;21);&quot;WIOSNA&quot; ; IF([.B407] &lt; DATE(YEAR([.A407]);9;23); &quot;LATO&quot;; IF([.B407] &lt; DATE(YEAR([.A407]);12;21);&quot;JESIEŃ&quot;; &quot;ZIMA&quot;))))" office:value-type="string" office:string-value="ZIMA" calcext:value-type="string">
            <text:p>ZIMA</text:p>
          </table:table-cell>
          <table:table-cell table:formula="of:=IF([.C407] = &quot;ZIMA&quot;; 0.2; IF([.C407] = &quot;WIOSNA&quot;; 0.5; IF([.C407] = &quot;LATO&quot;; 0.9; 0.4)))" office:value-type="float" office:value="0.2" calcext:value-type="float">
            <text:p>0,2</text:p>
          </table:table-cell>
          <table:table-cell table:formula="of:=IF(WEEKDAY([.A407];2)&lt; 6; 1; 0) * [.$J$3] *[.D407] *[.$J$7]" office:value-type="float" office:value="0" calcext:value-type="float">
            <text:p>0</text:p>
          </table:table-cell>
          <table:table-cell table:formula="of:=IF(WEEKDAY([.A407];2) = 7; 150; 0)" office:value-type="float" office:value="0" calcext:value-type="float">
            <text:p>0</text:p>
          </table:table-cell>
          <table:table-cell table:formula="of:=[.G406] -[.F407] +[.E407]" office:value-type="float" office:value="74308" calcext:value-type="float">
            <text:p>7430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11" calcext:value-type="date">
            <text:p>11.02.2024</text:p>
          </table:table-cell>
          <table:table-cell table:formula="of:=[.A408]" office:value-type="date" office:date-value="2024-02-11" calcext:value-type="date">
            <text:p>02-11</text:p>
          </table:table-cell>
          <table:table-cell table:style-name="ce1" table:formula="of:=IF([.B408] &lt; DATE(YEAR([.A408]);3;21); &quot;ZIMA&quot;; IF([.B408] &lt; DATE(YEAR([.A408]);6;21);&quot;WIOSNA&quot; ; IF([.B408] &lt; DATE(YEAR([.A408]);9;23); &quot;LATO&quot;; IF([.B408] &lt; DATE(YEAR([.A408]);12;21);&quot;JESIEŃ&quot;; &quot;ZIMA&quot;))))" office:value-type="string" office:string-value="ZIMA" calcext:value-type="string">
            <text:p>ZIMA</text:p>
          </table:table-cell>
          <table:table-cell table:formula="of:=IF([.C408] = &quot;ZIMA&quot;; 0.2; IF([.C408] = &quot;WIOSNA&quot;; 0.5; IF([.C408] = &quot;LATO&quot;; 0.9; 0.4)))" office:value-type="float" office:value="0.2" calcext:value-type="float">
            <text:p>0,2</text:p>
          </table:table-cell>
          <table:table-cell table:formula="of:=IF(WEEKDAY([.A408];2)&lt; 6; 1; 0) * [.$J$3] *[.D408] *[.$J$7]" office:value-type="float" office:value="0" calcext:value-type="float">
            <text:p>0</text:p>
          </table:table-cell>
          <table:table-cell table:formula="of:=IF(WEEKDAY([.A408];2) = 7; 150; 0)" office:value-type="float" office:value="150" calcext:value-type="float">
            <text:p>150</text:p>
          </table:table-cell>
          <table:table-cell table:formula="of:=[.G407] -[.F408] +[.E408]" office:value-type="float" office:value="74158" calcext:value-type="float">
            <text:p>7415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12" calcext:value-type="date">
            <text:p>12.02.2024</text:p>
          </table:table-cell>
          <table:table-cell table:formula="of:=[.A409]" office:value-type="date" office:date-value="2024-02-12" calcext:value-type="date">
            <text:p>02-12</text:p>
          </table:table-cell>
          <table:table-cell table:style-name="ce1" table:formula="of:=IF([.B409] &lt; DATE(YEAR([.A409]);3;21); &quot;ZIMA&quot;; IF([.B409] &lt; DATE(YEAR([.A409]);6;21);&quot;WIOSNA&quot; ; IF([.B409] &lt; DATE(YEAR([.A409]);9;23); &quot;LATO&quot;; IF([.B409] &lt; DATE(YEAR([.A409]);12;21);&quot;JESIEŃ&quot;; &quot;ZIMA&quot;))))" office:value-type="string" office:string-value="ZIMA" calcext:value-type="string">
            <text:p>ZIMA</text:p>
          </table:table-cell>
          <table:table-cell table:formula="of:=IF([.C409] = &quot;ZIMA&quot;; 0.2; IF([.C409] = &quot;WIOSNA&quot;; 0.5; IF([.C409] = &quot;LATO&quot;; 0.9; 0.4)))" office:value-type="float" office:value="0.2" calcext:value-type="float">
            <text:p>0,2</text:p>
          </table:table-cell>
          <table:table-cell table:formula="of:=IF(WEEKDAY([.A409];2)&lt; 6; 1; 0) * [.$J$3] *[.D409] *[.$J$7]" office:value-type="float" office:value="132" calcext:value-type="float">
            <text:p>132</text:p>
          </table:table-cell>
          <table:table-cell table:formula="of:=IF(WEEKDAY([.A409];2) = 7; 150; 0)" office:value-type="float" office:value="0" calcext:value-type="float">
            <text:p>0</text:p>
          </table:table-cell>
          <table:table-cell table:formula="of:=[.G408] -[.F409] +[.E409]" office:value-type="float" office:value="74290" calcext:value-type="float">
            <text:p>742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13" calcext:value-type="date">
            <text:p>13.02.2024</text:p>
          </table:table-cell>
          <table:table-cell table:formula="of:=[.A410]" office:value-type="date" office:date-value="2024-02-13" calcext:value-type="date">
            <text:p>02-13</text:p>
          </table:table-cell>
          <table:table-cell table:style-name="ce1" table:formula="of:=IF([.B410] &lt; DATE(YEAR([.A410]);3;21); &quot;ZIMA&quot;; IF([.B410] &lt; DATE(YEAR([.A410]);6;21);&quot;WIOSNA&quot; ; IF([.B410] &lt; DATE(YEAR([.A410]);9;23); &quot;LATO&quot;; IF([.B410] &lt; DATE(YEAR([.A410]);12;21);&quot;JESIEŃ&quot;; &quot;ZIMA&quot;))))" office:value-type="string" office:string-value="ZIMA" calcext:value-type="string">
            <text:p>ZIMA</text:p>
          </table:table-cell>
          <table:table-cell table:formula="of:=IF([.C410] = &quot;ZIMA&quot;; 0.2; IF([.C410] = &quot;WIOSNA&quot;; 0.5; IF([.C410] = &quot;LATO&quot;; 0.9; 0.4)))" office:value-type="float" office:value="0.2" calcext:value-type="float">
            <text:p>0,2</text:p>
          </table:table-cell>
          <table:table-cell table:formula="of:=IF(WEEKDAY([.A410];2)&lt; 6; 1; 0) * [.$J$3] *[.D410] *[.$J$7]" office:value-type="float" office:value="132" calcext:value-type="float">
            <text:p>132</text:p>
          </table:table-cell>
          <table:table-cell table:formula="of:=IF(WEEKDAY([.A410];2) = 7; 150; 0)" office:value-type="float" office:value="0" calcext:value-type="float">
            <text:p>0</text:p>
          </table:table-cell>
          <table:table-cell table:formula="of:=[.G409] -[.F410] +[.E410]" office:value-type="float" office:value="74422" calcext:value-type="float">
            <text:p>7442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14" calcext:value-type="date">
            <text:p>14.02.2024</text:p>
          </table:table-cell>
          <table:table-cell table:formula="of:=[.A411]" office:value-type="date" office:date-value="2024-02-14" calcext:value-type="date">
            <text:p>02-14</text:p>
          </table:table-cell>
          <table:table-cell table:style-name="ce1" table:formula="of:=IF([.B411] &lt; DATE(YEAR([.A411]);3;21); &quot;ZIMA&quot;; IF([.B411] &lt; DATE(YEAR([.A411]);6;21);&quot;WIOSNA&quot; ; IF([.B411] &lt; DATE(YEAR([.A411]);9;23); &quot;LATO&quot;; IF([.B411] &lt; DATE(YEAR([.A411]);12;21);&quot;JESIEŃ&quot;; &quot;ZIMA&quot;))))" office:value-type="string" office:string-value="ZIMA" calcext:value-type="string">
            <text:p>ZIMA</text:p>
          </table:table-cell>
          <table:table-cell table:formula="of:=IF([.C411] = &quot;ZIMA&quot;; 0.2; IF([.C411] = &quot;WIOSNA&quot;; 0.5; IF([.C411] = &quot;LATO&quot;; 0.9; 0.4)))" office:value-type="float" office:value="0.2" calcext:value-type="float">
            <text:p>0,2</text:p>
          </table:table-cell>
          <table:table-cell table:formula="of:=IF(WEEKDAY([.A411];2)&lt; 6; 1; 0) * [.$J$3] *[.D411] *[.$J$7]" office:value-type="float" office:value="132" calcext:value-type="float">
            <text:p>132</text:p>
          </table:table-cell>
          <table:table-cell table:formula="of:=IF(WEEKDAY([.A411];2) = 7; 150; 0)" office:value-type="float" office:value="0" calcext:value-type="float">
            <text:p>0</text:p>
          </table:table-cell>
          <table:table-cell table:formula="of:=[.G410] -[.F411] +[.E411]" office:value-type="float" office:value="74554" calcext:value-type="float">
            <text:p>7455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15" calcext:value-type="date">
            <text:p>15.02.2024</text:p>
          </table:table-cell>
          <table:table-cell table:formula="of:=[.A412]" office:value-type="date" office:date-value="2024-02-15" calcext:value-type="date">
            <text:p>02-15</text:p>
          </table:table-cell>
          <table:table-cell table:style-name="ce1" table:formula="of:=IF([.B412] &lt; DATE(YEAR([.A412]);3;21); &quot;ZIMA&quot;; IF([.B412] &lt; DATE(YEAR([.A412]);6;21);&quot;WIOSNA&quot; ; IF([.B412] &lt; DATE(YEAR([.A412]);9;23); &quot;LATO&quot;; IF([.B412] &lt; DATE(YEAR([.A412]);12;21);&quot;JESIEŃ&quot;; &quot;ZIMA&quot;))))" office:value-type="string" office:string-value="ZIMA" calcext:value-type="string">
            <text:p>ZIMA</text:p>
          </table:table-cell>
          <table:table-cell table:formula="of:=IF([.C412] = &quot;ZIMA&quot;; 0.2; IF([.C412] = &quot;WIOSNA&quot;; 0.5; IF([.C412] = &quot;LATO&quot;; 0.9; 0.4)))" office:value-type="float" office:value="0.2" calcext:value-type="float">
            <text:p>0,2</text:p>
          </table:table-cell>
          <table:table-cell table:formula="of:=IF(WEEKDAY([.A412];2)&lt; 6; 1; 0) * [.$J$3] *[.D412] *[.$J$7]" office:value-type="float" office:value="132" calcext:value-type="float">
            <text:p>132</text:p>
          </table:table-cell>
          <table:table-cell table:formula="of:=IF(WEEKDAY([.A412];2) = 7; 150; 0)" office:value-type="float" office:value="0" calcext:value-type="float">
            <text:p>0</text:p>
          </table:table-cell>
          <table:table-cell table:formula="of:=[.G411] -[.F412] +[.E412]" office:value-type="float" office:value="74686" calcext:value-type="float">
            <text:p>7468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16" calcext:value-type="date">
            <text:p>16.02.2024</text:p>
          </table:table-cell>
          <table:table-cell table:formula="of:=[.A413]" office:value-type="date" office:date-value="2024-02-16" calcext:value-type="date">
            <text:p>02-16</text:p>
          </table:table-cell>
          <table:table-cell table:style-name="ce1" table:formula="of:=IF([.B413] &lt; DATE(YEAR([.A413]);3;21); &quot;ZIMA&quot;; IF([.B413] &lt; DATE(YEAR([.A413]);6;21);&quot;WIOSNA&quot; ; IF([.B413] &lt; DATE(YEAR([.A413]);9;23); &quot;LATO&quot;; IF([.B413] &lt; DATE(YEAR([.A413]);12;21);&quot;JESIEŃ&quot;; &quot;ZIMA&quot;))))" office:value-type="string" office:string-value="ZIMA" calcext:value-type="string">
            <text:p>ZIMA</text:p>
          </table:table-cell>
          <table:table-cell table:formula="of:=IF([.C413] = &quot;ZIMA&quot;; 0.2; IF([.C413] = &quot;WIOSNA&quot;; 0.5; IF([.C413] = &quot;LATO&quot;; 0.9; 0.4)))" office:value-type="float" office:value="0.2" calcext:value-type="float">
            <text:p>0,2</text:p>
          </table:table-cell>
          <table:table-cell table:formula="of:=IF(WEEKDAY([.A413];2)&lt; 6; 1; 0) * [.$J$3] *[.D413] *[.$J$7]" office:value-type="float" office:value="132" calcext:value-type="float">
            <text:p>132</text:p>
          </table:table-cell>
          <table:table-cell table:formula="of:=IF(WEEKDAY([.A413];2) = 7; 150; 0)" office:value-type="float" office:value="0" calcext:value-type="float">
            <text:p>0</text:p>
          </table:table-cell>
          <table:table-cell table:formula="of:=[.G412] -[.F413] +[.E413]" office:value-type="float" office:value="74818" calcext:value-type="float">
            <text:p>7481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17" calcext:value-type="date">
            <text:p>17.02.2024</text:p>
          </table:table-cell>
          <table:table-cell table:formula="of:=[.A414]" office:value-type="date" office:date-value="2024-02-17" calcext:value-type="date">
            <text:p>02-17</text:p>
          </table:table-cell>
          <table:table-cell table:style-name="ce1" table:formula="of:=IF([.B414] &lt; DATE(YEAR([.A414]);3;21); &quot;ZIMA&quot;; IF([.B414] &lt; DATE(YEAR([.A414]);6;21);&quot;WIOSNA&quot; ; IF([.B414] &lt; DATE(YEAR([.A414]);9;23); &quot;LATO&quot;; IF([.B414] &lt; DATE(YEAR([.A414]);12;21);&quot;JESIEŃ&quot;; &quot;ZIMA&quot;))))" office:value-type="string" office:string-value="ZIMA" calcext:value-type="string">
            <text:p>ZIMA</text:p>
          </table:table-cell>
          <table:table-cell table:formula="of:=IF([.C414] = &quot;ZIMA&quot;; 0.2; IF([.C414] = &quot;WIOSNA&quot;; 0.5; IF([.C414] = &quot;LATO&quot;; 0.9; 0.4)))" office:value-type="float" office:value="0.2" calcext:value-type="float">
            <text:p>0,2</text:p>
          </table:table-cell>
          <table:table-cell table:formula="of:=IF(WEEKDAY([.A414];2)&lt; 6; 1; 0) * [.$J$3] *[.D414] *[.$J$7]" office:value-type="float" office:value="0" calcext:value-type="float">
            <text:p>0</text:p>
          </table:table-cell>
          <table:table-cell table:formula="of:=IF(WEEKDAY([.A414];2) = 7; 150; 0)" office:value-type="float" office:value="0" calcext:value-type="float">
            <text:p>0</text:p>
          </table:table-cell>
          <table:table-cell table:formula="of:=[.G413] -[.F414] +[.E414]" office:value-type="float" office:value="74818" calcext:value-type="float">
            <text:p>7481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18" calcext:value-type="date">
            <text:p>18.02.2024</text:p>
          </table:table-cell>
          <table:table-cell table:formula="of:=[.A415]" office:value-type="date" office:date-value="2024-02-18" calcext:value-type="date">
            <text:p>02-18</text:p>
          </table:table-cell>
          <table:table-cell table:style-name="ce1" table:formula="of:=IF([.B415] &lt; DATE(YEAR([.A415]);3;21); &quot;ZIMA&quot;; IF([.B415] &lt; DATE(YEAR([.A415]);6;21);&quot;WIOSNA&quot; ; IF([.B415] &lt; DATE(YEAR([.A415]);9;23); &quot;LATO&quot;; IF([.B415] &lt; DATE(YEAR([.A415]);12;21);&quot;JESIEŃ&quot;; &quot;ZIMA&quot;))))" office:value-type="string" office:string-value="ZIMA" calcext:value-type="string">
            <text:p>ZIMA</text:p>
          </table:table-cell>
          <table:table-cell table:formula="of:=IF([.C415] = &quot;ZIMA&quot;; 0.2; IF([.C415] = &quot;WIOSNA&quot;; 0.5; IF([.C415] = &quot;LATO&quot;; 0.9; 0.4)))" office:value-type="float" office:value="0.2" calcext:value-type="float">
            <text:p>0,2</text:p>
          </table:table-cell>
          <table:table-cell table:formula="of:=IF(WEEKDAY([.A415];2)&lt; 6; 1; 0) * [.$J$3] *[.D415] *[.$J$7]" office:value-type="float" office:value="0" calcext:value-type="float">
            <text:p>0</text:p>
          </table:table-cell>
          <table:table-cell table:formula="of:=IF(WEEKDAY([.A415];2) = 7; 150; 0)" office:value-type="float" office:value="150" calcext:value-type="float">
            <text:p>150</text:p>
          </table:table-cell>
          <table:table-cell table:formula="of:=[.G414] -[.F415] +[.E415]" office:value-type="float" office:value="74668" calcext:value-type="float">
            <text:p>7466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19" calcext:value-type="date">
            <text:p>19.02.2024</text:p>
          </table:table-cell>
          <table:table-cell table:formula="of:=[.A416]" office:value-type="date" office:date-value="2024-02-19" calcext:value-type="date">
            <text:p>02-19</text:p>
          </table:table-cell>
          <table:table-cell table:style-name="ce1" table:formula="of:=IF([.B416] &lt; DATE(YEAR([.A416]);3;21); &quot;ZIMA&quot;; IF([.B416] &lt; DATE(YEAR([.A416]);6;21);&quot;WIOSNA&quot; ; IF([.B416] &lt; DATE(YEAR([.A416]);9;23); &quot;LATO&quot;; IF([.B416] &lt; DATE(YEAR([.A416]);12;21);&quot;JESIEŃ&quot;; &quot;ZIMA&quot;))))" office:value-type="string" office:string-value="ZIMA" calcext:value-type="string">
            <text:p>ZIMA</text:p>
          </table:table-cell>
          <table:table-cell table:formula="of:=IF([.C416] = &quot;ZIMA&quot;; 0.2; IF([.C416] = &quot;WIOSNA&quot;; 0.5; IF([.C416] = &quot;LATO&quot;; 0.9; 0.4)))" office:value-type="float" office:value="0.2" calcext:value-type="float">
            <text:p>0,2</text:p>
          </table:table-cell>
          <table:table-cell table:formula="of:=IF(WEEKDAY([.A416];2)&lt; 6; 1; 0) * [.$J$3] *[.D416] *[.$J$7]" office:value-type="float" office:value="132" calcext:value-type="float">
            <text:p>132</text:p>
          </table:table-cell>
          <table:table-cell table:formula="of:=IF(WEEKDAY([.A416];2) = 7; 150; 0)" office:value-type="float" office:value="0" calcext:value-type="float">
            <text:p>0</text:p>
          </table:table-cell>
          <table:table-cell table:formula="of:=[.G415] -[.F416] +[.E416]" office:value-type="float" office:value="74800" calcext:value-type="float">
            <text:p>748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20" calcext:value-type="date">
            <text:p>20.02.2024</text:p>
          </table:table-cell>
          <table:table-cell table:formula="of:=[.A417]" office:value-type="date" office:date-value="2024-02-20" calcext:value-type="date">
            <text:p>02-20</text:p>
          </table:table-cell>
          <table:table-cell table:style-name="ce1" table:formula="of:=IF([.B417] &lt; DATE(YEAR([.A417]);3;21); &quot;ZIMA&quot;; IF([.B417] &lt; DATE(YEAR([.A417]);6;21);&quot;WIOSNA&quot; ; IF([.B417] &lt; DATE(YEAR([.A417]);9;23); &quot;LATO&quot;; IF([.B417] &lt; DATE(YEAR([.A417]);12;21);&quot;JESIEŃ&quot;; &quot;ZIMA&quot;))))" office:value-type="string" office:string-value="ZIMA" calcext:value-type="string">
            <text:p>ZIMA</text:p>
          </table:table-cell>
          <table:table-cell table:formula="of:=IF([.C417] = &quot;ZIMA&quot;; 0.2; IF([.C417] = &quot;WIOSNA&quot;; 0.5; IF([.C417] = &quot;LATO&quot;; 0.9; 0.4)))" office:value-type="float" office:value="0.2" calcext:value-type="float">
            <text:p>0,2</text:p>
          </table:table-cell>
          <table:table-cell table:formula="of:=IF(WEEKDAY([.A417];2)&lt; 6; 1; 0) * [.$J$3] *[.D417] *[.$J$7]" office:value-type="float" office:value="132" calcext:value-type="float">
            <text:p>132</text:p>
          </table:table-cell>
          <table:table-cell table:formula="of:=IF(WEEKDAY([.A417];2) = 7; 150; 0)" office:value-type="float" office:value="0" calcext:value-type="float">
            <text:p>0</text:p>
          </table:table-cell>
          <table:table-cell table:formula="of:=[.G416] -[.F417] +[.E417]" office:value-type="float" office:value="74932" calcext:value-type="float">
            <text:p>7493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21" calcext:value-type="date">
            <text:p>21.02.2024</text:p>
          </table:table-cell>
          <table:table-cell table:formula="of:=[.A418]" office:value-type="date" office:date-value="2024-02-21" calcext:value-type="date">
            <text:p>02-21</text:p>
          </table:table-cell>
          <table:table-cell table:style-name="ce1" table:formula="of:=IF([.B418] &lt; DATE(YEAR([.A418]);3;21); &quot;ZIMA&quot;; IF([.B418] &lt; DATE(YEAR([.A418]);6;21);&quot;WIOSNA&quot; ; IF([.B418] &lt; DATE(YEAR([.A418]);9;23); &quot;LATO&quot;; IF([.B418] &lt; DATE(YEAR([.A418]);12;21);&quot;JESIEŃ&quot;; &quot;ZIMA&quot;))))" office:value-type="string" office:string-value="ZIMA" calcext:value-type="string">
            <text:p>ZIMA</text:p>
          </table:table-cell>
          <table:table-cell table:formula="of:=IF([.C418] = &quot;ZIMA&quot;; 0.2; IF([.C418] = &quot;WIOSNA&quot;; 0.5; IF([.C418] = &quot;LATO&quot;; 0.9; 0.4)))" office:value-type="float" office:value="0.2" calcext:value-type="float">
            <text:p>0,2</text:p>
          </table:table-cell>
          <table:table-cell table:formula="of:=IF(WEEKDAY([.A418];2)&lt; 6; 1; 0) * [.$J$3] *[.D418] *[.$J$7]" office:value-type="float" office:value="132" calcext:value-type="float">
            <text:p>132</text:p>
          </table:table-cell>
          <table:table-cell table:formula="of:=IF(WEEKDAY([.A418];2) = 7; 150; 0)" office:value-type="float" office:value="0" calcext:value-type="float">
            <text:p>0</text:p>
          </table:table-cell>
          <table:table-cell table:formula="of:=[.G417] -[.F418] +[.E418]" office:value-type="float" office:value="75064" calcext:value-type="float">
            <text:p>750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22" calcext:value-type="date">
            <text:p>22.02.2024</text:p>
          </table:table-cell>
          <table:table-cell table:formula="of:=[.A419]" office:value-type="date" office:date-value="2024-02-22" calcext:value-type="date">
            <text:p>02-22</text:p>
          </table:table-cell>
          <table:table-cell table:style-name="ce1" table:formula="of:=IF([.B419] &lt; DATE(YEAR([.A419]);3;21); &quot;ZIMA&quot;; IF([.B419] &lt; DATE(YEAR([.A419]);6;21);&quot;WIOSNA&quot; ; IF([.B419] &lt; DATE(YEAR([.A419]);9;23); &quot;LATO&quot;; IF([.B419] &lt; DATE(YEAR([.A419]);12;21);&quot;JESIEŃ&quot;; &quot;ZIMA&quot;))))" office:value-type="string" office:string-value="ZIMA" calcext:value-type="string">
            <text:p>ZIMA</text:p>
          </table:table-cell>
          <table:table-cell table:formula="of:=IF([.C419] = &quot;ZIMA&quot;; 0.2; IF([.C419] = &quot;WIOSNA&quot;; 0.5; IF([.C419] = &quot;LATO&quot;; 0.9; 0.4)))" office:value-type="float" office:value="0.2" calcext:value-type="float">
            <text:p>0,2</text:p>
          </table:table-cell>
          <table:table-cell table:formula="of:=IF(WEEKDAY([.A419];2)&lt; 6; 1; 0) * [.$J$3] *[.D419] *[.$J$7]" office:value-type="float" office:value="132" calcext:value-type="float">
            <text:p>132</text:p>
          </table:table-cell>
          <table:table-cell table:formula="of:=IF(WEEKDAY([.A419];2) = 7; 150; 0)" office:value-type="float" office:value="0" calcext:value-type="float">
            <text:p>0</text:p>
          </table:table-cell>
          <table:table-cell table:formula="of:=[.G418] -[.F419] +[.E419]" office:value-type="float" office:value="75196" calcext:value-type="float">
            <text:p>7519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23" calcext:value-type="date">
            <text:p>23.02.2024</text:p>
          </table:table-cell>
          <table:table-cell table:formula="of:=[.A420]" office:value-type="date" office:date-value="2024-02-23" calcext:value-type="date">
            <text:p>02-23</text:p>
          </table:table-cell>
          <table:table-cell table:style-name="ce1" table:formula="of:=IF([.B420] &lt; DATE(YEAR([.A420]);3;21); &quot;ZIMA&quot;; IF([.B420] &lt; DATE(YEAR([.A420]);6;21);&quot;WIOSNA&quot; ; IF([.B420] &lt; DATE(YEAR([.A420]);9;23); &quot;LATO&quot;; IF([.B420] &lt; DATE(YEAR([.A420]);12;21);&quot;JESIEŃ&quot;; &quot;ZIMA&quot;))))" office:value-type="string" office:string-value="ZIMA" calcext:value-type="string">
            <text:p>ZIMA</text:p>
          </table:table-cell>
          <table:table-cell table:formula="of:=IF([.C420] = &quot;ZIMA&quot;; 0.2; IF([.C420] = &quot;WIOSNA&quot;; 0.5; IF([.C420] = &quot;LATO&quot;; 0.9; 0.4)))" office:value-type="float" office:value="0.2" calcext:value-type="float">
            <text:p>0,2</text:p>
          </table:table-cell>
          <table:table-cell table:formula="of:=IF(WEEKDAY([.A420];2)&lt; 6; 1; 0) * [.$J$3] *[.D420] *[.$J$7]" office:value-type="float" office:value="132" calcext:value-type="float">
            <text:p>132</text:p>
          </table:table-cell>
          <table:table-cell table:formula="of:=IF(WEEKDAY([.A420];2) = 7; 150; 0)" office:value-type="float" office:value="0" calcext:value-type="float">
            <text:p>0</text:p>
          </table:table-cell>
          <table:table-cell table:formula="of:=[.G419] -[.F420] +[.E420]" office:value-type="float" office:value="75328" calcext:value-type="float">
            <text:p>7532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24" calcext:value-type="date">
            <text:p>24.02.2024</text:p>
          </table:table-cell>
          <table:table-cell table:formula="of:=[.A421]" office:value-type="date" office:date-value="2024-02-24" calcext:value-type="date">
            <text:p>02-24</text:p>
          </table:table-cell>
          <table:table-cell table:style-name="ce1" table:formula="of:=IF([.B421] &lt; DATE(YEAR([.A421]);3;21); &quot;ZIMA&quot;; IF([.B421] &lt; DATE(YEAR([.A421]);6;21);&quot;WIOSNA&quot; ; IF([.B421] &lt; DATE(YEAR([.A421]);9;23); &quot;LATO&quot;; IF([.B421] &lt; DATE(YEAR([.A421]);12;21);&quot;JESIEŃ&quot;; &quot;ZIMA&quot;))))" office:value-type="string" office:string-value="ZIMA" calcext:value-type="string">
            <text:p>ZIMA</text:p>
          </table:table-cell>
          <table:table-cell table:formula="of:=IF([.C421] = &quot;ZIMA&quot;; 0.2; IF([.C421] = &quot;WIOSNA&quot;; 0.5; IF([.C421] = &quot;LATO&quot;; 0.9; 0.4)))" office:value-type="float" office:value="0.2" calcext:value-type="float">
            <text:p>0,2</text:p>
          </table:table-cell>
          <table:table-cell table:formula="of:=IF(WEEKDAY([.A421];2)&lt; 6; 1; 0) * [.$J$3] *[.D421] *[.$J$7]" office:value-type="float" office:value="0" calcext:value-type="float">
            <text:p>0</text:p>
          </table:table-cell>
          <table:table-cell table:formula="of:=IF(WEEKDAY([.A421];2) = 7; 150; 0)" office:value-type="float" office:value="0" calcext:value-type="float">
            <text:p>0</text:p>
          </table:table-cell>
          <table:table-cell table:formula="of:=[.G420] -[.F421] +[.E421]" office:value-type="float" office:value="75328" calcext:value-type="float">
            <text:p>7532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25" calcext:value-type="date">
            <text:p>25.02.2024</text:p>
          </table:table-cell>
          <table:table-cell table:formula="of:=[.A422]" office:value-type="date" office:date-value="2024-02-25" calcext:value-type="date">
            <text:p>02-25</text:p>
          </table:table-cell>
          <table:table-cell table:style-name="ce1" table:formula="of:=IF([.B422] &lt; DATE(YEAR([.A422]);3;21); &quot;ZIMA&quot;; IF([.B422] &lt; DATE(YEAR([.A422]);6;21);&quot;WIOSNA&quot; ; IF([.B422] &lt; DATE(YEAR([.A422]);9;23); &quot;LATO&quot;; IF([.B422] &lt; DATE(YEAR([.A422]);12;21);&quot;JESIEŃ&quot;; &quot;ZIMA&quot;))))" office:value-type="string" office:string-value="ZIMA" calcext:value-type="string">
            <text:p>ZIMA</text:p>
          </table:table-cell>
          <table:table-cell table:formula="of:=IF([.C422] = &quot;ZIMA&quot;; 0.2; IF([.C422] = &quot;WIOSNA&quot;; 0.5; IF([.C422] = &quot;LATO&quot;; 0.9; 0.4)))" office:value-type="float" office:value="0.2" calcext:value-type="float">
            <text:p>0,2</text:p>
          </table:table-cell>
          <table:table-cell table:formula="of:=IF(WEEKDAY([.A422];2)&lt; 6; 1; 0) * [.$J$3] *[.D422] *[.$J$7]" office:value-type="float" office:value="0" calcext:value-type="float">
            <text:p>0</text:p>
          </table:table-cell>
          <table:table-cell table:formula="of:=IF(WEEKDAY([.A422];2) = 7; 150; 0)" office:value-type="float" office:value="150" calcext:value-type="float">
            <text:p>150</text:p>
          </table:table-cell>
          <table:table-cell table:formula="of:=[.G421] -[.F422] +[.E422]" office:value-type="float" office:value="75178" calcext:value-type="float">
            <text:p>7517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26" calcext:value-type="date">
            <text:p>26.02.2024</text:p>
          </table:table-cell>
          <table:table-cell table:formula="of:=[.A423]" office:value-type="date" office:date-value="2024-02-26" calcext:value-type="date">
            <text:p>02-26</text:p>
          </table:table-cell>
          <table:table-cell table:style-name="ce1" table:formula="of:=IF([.B423] &lt; DATE(YEAR([.A423]);3;21); &quot;ZIMA&quot;; IF([.B423] &lt; DATE(YEAR([.A423]);6;21);&quot;WIOSNA&quot; ; IF([.B423] &lt; DATE(YEAR([.A423]);9;23); &quot;LATO&quot;; IF([.B423] &lt; DATE(YEAR([.A423]);12;21);&quot;JESIEŃ&quot;; &quot;ZIMA&quot;))))" office:value-type="string" office:string-value="ZIMA" calcext:value-type="string">
            <text:p>ZIMA</text:p>
          </table:table-cell>
          <table:table-cell table:formula="of:=IF([.C423] = &quot;ZIMA&quot;; 0.2; IF([.C423] = &quot;WIOSNA&quot;; 0.5; IF([.C423] = &quot;LATO&quot;; 0.9; 0.4)))" office:value-type="float" office:value="0.2" calcext:value-type="float">
            <text:p>0,2</text:p>
          </table:table-cell>
          <table:table-cell table:formula="of:=IF(WEEKDAY([.A423];2)&lt; 6; 1; 0) * [.$J$3] *[.D423] *[.$J$7]" office:value-type="float" office:value="132" calcext:value-type="float">
            <text:p>132</text:p>
          </table:table-cell>
          <table:table-cell table:formula="of:=IF(WEEKDAY([.A423];2) = 7; 150; 0)" office:value-type="float" office:value="0" calcext:value-type="float">
            <text:p>0</text:p>
          </table:table-cell>
          <table:table-cell table:formula="of:=[.G422] -[.F423] +[.E423]" office:value-type="float" office:value="75310" calcext:value-type="float">
            <text:p>753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27" calcext:value-type="date">
            <text:p>27.02.2024</text:p>
          </table:table-cell>
          <table:table-cell table:formula="of:=[.A424]" office:value-type="date" office:date-value="2024-02-27" calcext:value-type="date">
            <text:p>02-27</text:p>
          </table:table-cell>
          <table:table-cell table:style-name="ce1" table:formula="of:=IF([.B424] &lt; DATE(YEAR([.A424]);3;21); &quot;ZIMA&quot;; IF([.B424] &lt; DATE(YEAR([.A424]);6;21);&quot;WIOSNA&quot; ; IF([.B424] &lt; DATE(YEAR([.A424]);9;23); &quot;LATO&quot;; IF([.B424] &lt; DATE(YEAR([.A424]);12;21);&quot;JESIEŃ&quot;; &quot;ZIMA&quot;))))" office:value-type="string" office:string-value="ZIMA" calcext:value-type="string">
            <text:p>ZIMA</text:p>
          </table:table-cell>
          <table:table-cell table:formula="of:=IF([.C424] = &quot;ZIMA&quot;; 0.2; IF([.C424] = &quot;WIOSNA&quot;; 0.5; IF([.C424] = &quot;LATO&quot;; 0.9; 0.4)))" office:value-type="float" office:value="0.2" calcext:value-type="float">
            <text:p>0,2</text:p>
          </table:table-cell>
          <table:table-cell table:formula="of:=IF(WEEKDAY([.A424];2)&lt; 6; 1; 0) * [.$J$3] *[.D424] *[.$J$7]" office:value-type="float" office:value="132" calcext:value-type="float">
            <text:p>132</text:p>
          </table:table-cell>
          <table:table-cell table:formula="of:=IF(WEEKDAY([.A424];2) = 7; 150; 0)" office:value-type="float" office:value="0" calcext:value-type="float">
            <text:p>0</text:p>
          </table:table-cell>
          <table:table-cell table:formula="of:=[.G423] -[.F424] +[.E424]" office:value-type="float" office:value="75442" calcext:value-type="float">
            <text:p>7544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28" calcext:value-type="date">
            <text:p>28.02.2024</text:p>
          </table:table-cell>
          <table:table-cell table:formula="of:=[.A425]" office:value-type="date" office:date-value="2024-02-28" calcext:value-type="date">
            <text:p>02-28</text:p>
          </table:table-cell>
          <table:table-cell table:style-name="ce1" table:formula="of:=IF([.B425] &lt; DATE(YEAR([.A425]);3;21); &quot;ZIMA&quot;; IF([.B425] &lt; DATE(YEAR([.A425]);6;21);&quot;WIOSNA&quot; ; IF([.B425] &lt; DATE(YEAR([.A425]);9;23); &quot;LATO&quot;; IF([.B425] &lt; DATE(YEAR([.A425]);12;21);&quot;JESIEŃ&quot;; &quot;ZIMA&quot;))))" office:value-type="string" office:string-value="ZIMA" calcext:value-type="string">
            <text:p>ZIMA</text:p>
          </table:table-cell>
          <table:table-cell table:formula="of:=IF([.C425] = &quot;ZIMA&quot;; 0.2; IF([.C425] = &quot;WIOSNA&quot;; 0.5; IF([.C425] = &quot;LATO&quot;; 0.9; 0.4)))" office:value-type="float" office:value="0.2" calcext:value-type="float">
            <text:p>0,2</text:p>
          </table:table-cell>
          <table:table-cell table:formula="of:=IF(WEEKDAY([.A425];2)&lt; 6; 1; 0) * [.$J$3] *[.D425] *[.$J$7]" office:value-type="float" office:value="132" calcext:value-type="float">
            <text:p>132</text:p>
          </table:table-cell>
          <table:table-cell table:formula="of:=IF(WEEKDAY([.A425];2) = 7; 150; 0)" office:value-type="float" office:value="0" calcext:value-type="float">
            <text:p>0</text:p>
          </table:table-cell>
          <table:table-cell table:formula="of:=[.G424] -[.F425] +[.E425]" office:value-type="float" office:value="75574" calcext:value-type="float">
            <text:p>7557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29" calcext:value-type="date">
            <text:p>29.02.2024</text:p>
          </table:table-cell>
          <table:table-cell table:formula="of:=[.A426]" office:value-type="date" office:date-value="2024-02-29" calcext:value-type="date">
            <text:p>02-29</text:p>
          </table:table-cell>
          <table:table-cell table:style-name="ce1" table:formula="of:=IF([.B426] &lt; DATE(YEAR([.A426]);3;21); &quot;ZIMA&quot;; IF([.B426] &lt; DATE(YEAR([.A426]);6;21);&quot;WIOSNA&quot; ; IF([.B426] &lt; DATE(YEAR([.A426]);9;23); &quot;LATO&quot;; IF([.B426] &lt; DATE(YEAR([.A426]);12;21);&quot;JESIEŃ&quot;; &quot;ZIMA&quot;))))" office:value-type="string" office:string-value="ZIMA" calcext:value-type="string">
            <text:p>ZIMA</text:p>
          </table:table-cell>
          <table:table-cell table:formula="of:=IF([.C426] = &quot;ZIMA&quot;; 0.2; IF([.C426] = &quot;WIOSNA&quot;; 0.5; IF([.C426] = &quot;LATO&quot;; 0.9; 0.4)))" office:value-type="float" office:value="0.2" calcext:value-type="float">
            <text:p>0,2</text:p>
          </table:table-cell>
          <table:table-cell table:formula="of:=IF(WEEKDAY([.A426];2)&lt; 6; 1; 0) * [.$J$3] *[.D426] *[.$J$7]" office:value-type="float" office:value="132" calcext:value-type="float">
            <text:p>132</text:p>
          </table:table-cell>
          <table:table-cell table:formula="of:=IF(WEEKDAY([.A426];2) = 7; 150; 0)" office:value-type="float" office:value="0" calcext:value-type="float">
            <text:p>0</text:p>
          </table:table-cell>
          <table:table-cell table:formula="of:=[.G425] -[.F426] +[.E426]" office:value-type="float" office:value="75706" calcext:value-type="float">
            <text:p>7570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01" calcext:value-type="date">
            <text:p>1.03.2024</text:p>
          </table:table-cell>
          <table:table-cell table:formula="of:=[.A427]" office:value-type="date" office:date-value="2024-03-01" calcext:value-type="date">
            <text:p>03-01</text:p>
          </table:table-cell>
          <table:table-cell table:style-name="ce1" table:formula="of:=IF([.B427] &lt; DATE(YEAR([.A427]);3;21); &quot;ZIMA&quot;; IF([.B427] &lt; DATE(YEAR([.A427]);6;21);&quot;WIOSNA&quot; ; IF([.B427] &lt; DATE(YEAR([.A427]);9;23); &quot;LATO&quot;; IF([.B427] &lt; DATE(YEAR([.A427]);12;21);&quot;JESIEŃ&quot;; &quot;ZIMA&quot;))))" office:value-type="string" office:string-value="ZIMA" calcext:value-type="string">
            <text:p>ZIMA</text:p>
          </table:table-cell>
          <table:table-cell table:formula="of:=IF([.C427] = &quot;ZIMA&quot;; 0.2; IF([.C427] = &quot;WIOSNA&quot;; 0.5; IF([.C427] = &quot;LATO&quot;; 0.9; 0.4)))" office:value-type="float" office:value="0.2" calcext:value-type="float">
            <text:p>0,2</text:p>
          </table:table-cell>
          <table:table-cell table:formula="of:=IF(WEEKDAY([.A427];2)&lt; 6; 1; 0) * [.$J$3] *[.D427] *[.$J$7]" office:value-type="float" office:value="132" calcext:value-type="float">
            <text:p>132</text:p>
          </table:table-cell>
          <table:table-cell table:formula="of:=IF(WEEKDAY([.A427];2) = 7; 150; 0)" office:value-type="float" office:value="0" calcext:value-type="float">
            <text:p>0</text:p>
          </table:table-cell>
          <table:table-cell table:formula="of:=[.G426] -[.F427] +[.E427]" office:value-type="float" office:value="75838" calcext:value-type="float">
            <text:p>7583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02" calcext:value-type="date">
            <text:p>2.03.2024</text:p>
          </table:table-cell>
          <table:table-cell table:formula="of:=[.A428]" office:value-type="date" office:date-value="2024-03-02" calcext:value-type="date">
            <text:p>03-02</text:p>
          </table:table-cell>
          <table:table-cell table:style-name="ce1" table:formula="of:=IF([.B428] &lt; DATE(YEAR([.A428]);3;21); &quot;ZIMA&quot;; IF([.B428] &lt; DATE(YEAR([.A428]);6;21);&quot;WIOSNA&quot; ; IF([.B428] &lt; DATE(YEAR([.A428]);9;23); &quot;LATO&quot;; IF([.B428] &lt; DATE(YEAR([.A428]);12;21);&quot;JESIEŃ&quot;; &quot;ZIMA&quot;))))" office:value-type="string" office:string-value="ZIMA" calcext:value-type="string">
            <text:p>ZIMA</text:p>
          </table:table-cell>
          <table:table-cell table:formula="of:=IF([.C428] = &quot;ZIMA&quot;; 0.2; IF([.C428] = &quot;WIOSNA&quot;; 0.5; IF([.C428] = &quot;LATO&quot;; 0.9; 0.4)))" office:value-type="float" office:value="0.2" calcext:value-type="float">
            <text:p>0,2</text:p>
          </table:table-cell>
          <table:table-cell table:formula="of:=IF(WEEKDAY([.A428];2)&lt; 6; 1; 0) * [.$J$3] *[.D428] *[.$J$7]" office:value-type="float" office:value="0" calcext:value-type="float">
            <text:p>0</text:p>
          </table:table-cell>
          <table:table-cell table:formula="of:=IF(WEEKDAY([.A428];2) = 7; 150; 0)" office:value-type="float" office:value="0" calcext:value-type="float">
            <text:p>0</text:p>
          </table:table-cell>
          <table:table-cell table:formula="of:=[.G427] -[.F428] +[.E428]" office:value-type="float" office:value="75838" calcext:value-type="float">
            <text:p>7583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03" calcext:value-type="date">
            <text:p>3.03.2024</text:p>
          </table:table-cell>
          <table:table-cell table:formula="of:=[.A429]" office:value-type="date" office:date-value="2024-03-03" calcext:value-type="date">
            <text:p>03-03</text:p>
          </table:table-cell>
          <table:table-cell table:style-name="ce1" table:formula="of:=IF([.B429] &lt; DATE(YEAR([.A429]);3;21); &quot;ZIMA&quot;; IF([.B429] &lt; DATE(YEAR([.A429]);6;21);&quot;WIOSNA&quot; ; IF([.B429] &lt; DATE(YEAR([.A429]);9;23); &quot;LATO&quot;; IF([.B429] &lt; DATE(YEAR([.A429]);12;21);&quot;JESIEŃ&quot;; &quot;ZIMA&quot;))))" office:value-type="string" office:string-value="ZIMA" calcext:value-type="string">
            <text:p>ZIMA</text:p>
          </table:table-cell>
          <table:table-cell table:formula="of:=IF([.C429] = &quot;ZIMA&quot;; 0.2; IF([.C429] = &quot;WIOSNA&quot;; 0.5; IF([.C429] = &quot;LATO&quot;; 0.9; 0.4)))" office:value-type="float" office:value="0.2" calcext:value-type="float">
            <text:p>0,2</text:p>
          </table:table-cell>
          <table:table-cell table:formula="of:=IF(WEEKDAY([.A429];2)&lt; 6; 1; 0) * [.$J$3] *[.D429] *[.$J$7]" office:value-type="float" office:value="0" calcext:value-type="float">
            <text:p>0</text:p>
          </table:table-cell>
          <table:table-cell table:formula="of:=IF(WEEKDAY([.A429];2) = 7; 150; 0)" office:value-type="float" office:value="150" calcext:value-type="float">
            <text:p>150</text:p>
          </table:table-cell>
          <table:table-cell table:formula="of:=[.G428] -[.F429] +[.E429]" office:value-type="float" office:value="75688" calcext:value-type="float">
            <text:p>7568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04" calcext:value-type="date">
            <text:p>4.03.2024</text:p>
          </table:table-cell>
          <table:table-cell table:formula="of:=[.A430]" office:value-type="date" office:date-value="2024-03-04" calcext:value-type="date">
            <text:p>03-04</text:p>
          </table:table-cell>
          <table:table-cell table:style-name="ce1" table:formula="of:=IF([.B430] &lt; DATE(YEAR([.A430]);3;21); &quot;ZIMA&quot;; IF([.B430] &lt; DATE(YEAR([.A430]);6;21);&quot;WIOSNA&quot; ; IF([.B430] &lt; DATE(YEAR([.A430]);9;23); &quot;LATO&quot;; IF([.B430] &lt; DATE(YEAR([.A430]);12;21);&quot;JESIEŃ&quot;; &quot;ZIMA&quot;))))" office:value-type="string" office:string-value="ZIMA" calcext:value-type="string">
            <text:p>ZIMA</text:p>
          </table:table-cell>
          <table:table-cell table:formula="of:=IF([.C430] = &quot;ZIMA&quot;; 0.2; IF([.C430] = &quot;WIOSNA&quot;; 0.5; IF([.C430] = &quot;LATO&quot;; 0.9; 0.4)))" office:value-type="float" office:value="0.2" calcext:value-type="float">
            <text:p>0,2</text:p>
          </table:table-cell>
          <table:table-cell table:formula="of:=IF(WEEKDAY([.A430];2)&lt; 6; 1; 0) * [.$J$3] *[.D430] *[.$J$7]" office:value-type="float" office:value="132" calcext:value-type="float">
            <text:p>132</text:p>
          </table:table-cell>
          <table:table-cell table:formula="of:=IF(WEEKDAY([.A430];2) = 7; 150; 0)" office:value-type="float" office:value="0" calcext:value-type="float">
            <text:p>0</text:p>
          </table:table-cell>
          <table:table-cell table:formula="of:=[.G429] -[.F430] +[.E430]" office:value-type="float" office:value="75820" calcext:value-type="float">
            <text:p>758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05" calcext:value-type="date">
            <text:p>5.03.2024</text:p>
          </table:table-cell>
          <table:table-cell table:formula="of:=[.A431]" office:value-type="date" office:date-value="2024-03-05" calcext:value-type="date">
            <text:p>03-05</text:p>
          </table:table-cell>
          <table:table-cell table:style-name="ce1" table:formula="of:=IF([.B431] &lt; DATE(YEAR([.A431]);3;21); &quot;ZIMA&quot;; IF([.B431] &lt; DATE(YEAR([.A431]);6;21);&quot;WIOSNA&quot; ; IF([.B431] &lt; DATE(YEAR([.A431]);9;23); &quot;LATO&quot;; IF([.B431] &lt; DATE(YEAR([.A431]);12;21);&quot;JESIEŃ&quot;; &quot;ZIMA&quot;))))" office:value-type="string" office:string-value="ZIMA" calcext:value-type="string">
            <text:p>ZIMA</text:p>
          </table:table-cell>
          <table:table-cell table:formula="of:=IF([.C431] = &quot;ZIMA&quot;; 0.2; IF([.C431] = &quot;WIOSNA&quot;; 0.5; IF([.C431] = &quot;LATO&quot;; 0.9; 0.4)))" office:value-type="float" office:value="0.2" calcext:value-type="float">
            <text:p>0,2</text:p>
          </table:table-cell>
          <table:table-cell table:formula="of:=IF(WEEKDAY([.A431];2)&lt; 6; 1; 0) * [.$J$3] *[.D431] *[.$J$7]" office:value-type="float" office:value="132" calcext:value-type="float">
            <text:p>132</text:p>
          </table:table-cell>
          <table:table-cell table:formula="of:=IF(WEEKDAY([.A431];2) = 7; 150; 0)" office:value-type="float" office:value="0" calcext:value-type="float">
            <text:p>0</text:p>
          </table:table-cell>
          <table:table-cell table:formula="of:=[.G430] -[.F431] +[.E431]" office:value-type="float" office:value="75952" calcext:value-type="float">
            <text:p>7595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06" calcext:value-type="date">
            <text:p>6.03.2024</text:p>
          </table:table-cell>
          <table:table-cell table:formula="of:=[.A432]" office:value-type="date" office:date-value="2024-03-06" calcext:value-type="date">
            <text:p>03-06</text:p>
          </table:table-cell>
          <table:table-cell table:style-name="ce1" table:formula="of:=IF([.B432] &lt; DATE(YEAR([.A432]);3;21); &quot;ZIMA&quot;; IF([.B432] &lt; DATE(YEAR([.A432]);6;21);&quot;WIOSNA&quot; ; IF([.B432] &lt; DATE(YEAR([.A432]);9;23); &quot;LATO&quot;; IF([.B432] &lt; DATE(YEAR([.A432]);12;21);&quot;JESIEŃ&quot;; &quot;ZIMA&quot;))))" office:value-type="string" office:string-value="ZIMA" calcext:value-type="string">
            <text:p>ZIMA</text:p>
          </table:table-cell>
          <table:table-cell table:formula="of:=IF([.C432] = &quot;ZIMA&quot;; 0.2; IF([.C432] = &quot;WIOSNA&quot;; 0.5; IF([.C432] = &quot;LATO&quot;; 0.9; 0.4)))" office:value-type="float" office:value="0.2" calcext:value-type="float">
            <text:p>0,2</text:p>
          </table:table-cell>
          <table:table-cell table:formula="of:=IF(WEEKDAY([.A432];2)&lt; 6; 1; 0) * [.$J$3] *[.D432] *[.$J$7]" office:value-type="float" office:value="132" calcext:value-type="float">
            <text:p>132</text:p>
          </table:table-cell>
          <table:table-cell table:formula="of:=IF(WEEKDAY([.A432];2) = 7; 150; 0)" office:value-type="float" office:value="0" calcext:value-type="float">
            <text:p>0</text:p>
          </table:table-cell>
          <table:table-cell table:formula="of:=[.G431] -[.F432] +[.E432]" office:value-type="float" office:value="76084" calcext:value-type="float">
            <text:p>7608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07" calcext:value-type="date">
            <text:p>7.03.2024</text:p>
          </table:table-cell>
          <table:table-cell table:formula="of:=[.A433]" office:value-type="date" office:date-value="2024-03-07" calcext:value-type="date">
            <text:p>03-07</text:p>
          </table:table-cell>
          <table:table-cell table:style-name="ce1" table:formula="of:=IF([.B433] &lt; DATE(YEAR([.A433]);3;21); &quot;ZIMA&quot;; IF([.B433] &lt; DATE(YEAR([.A433]);6;21);&quot;WIOSNA&quot; ; IF([.B433] &lt; DATE(YEAR([.A433]);9;23); &quot;LATO&quot;; IF([.B433] &lt; DATE(YEAR([.A433]);12;21);&quot;JESIEŃ&quot;; &quot;ZIMA&quot;))))" office:value-type="string" office:string-value="ZIMA" calcext:value-type="string">
            <text:p>ZIMA</text:p>
          </table:table-cell>
          <table:table-cell table:formula="of:=IF([.C433] = &quot;ZIMA&quot;; 0.2; IF([.C433] = &quot;WIOSNA&quot;; 0.5; IF([.C433] = &quot;LATO&quot;; 0.9; 0.4)))" office:value-type="float" office:value="0.2" calcext:value-type="float">
            <text:p>0,2</text:p>
          </table:table-cell>
          <table:table-cell table:formula="of:=IF(WEEKDAY([.A433];2)&lt; 6; 1; 0) * [.$J$3] *[.D433] *[.$J$7]" office:value-type="float" office:value="132" calcext:value-type="float">
            <text:p>132</text:p>
          </table:table-cell>
          <table:table-cell table:formula="of:=IF(WEEKDAY([.A433];2) = 7; 150; 0)" office:value-type="float" office:value="0" calcext:value-type="float">
            <text:p>0</text:p>
          </table:table-cell>
          <table:table-cell table:formula="of:=[.G432] -[.F433] +[.E433]" office:value-type="float" office:value="76216" calcext:value-type="float">
            <text:p>7621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08" calcext:value-type="date">
            <text:p>8.03.2024</text:p>
          </table:table-cell>
          <table:table-cell table:formula="of:=[.A434]" office:value-type="date" office:date-value="2024-03-08" calcext:value-type="date">
            <text:p>03-08</text:p>
          </table:table-cell>
          <table:table-cell table:style-name="ce1" table:formula="of:=IF([.B434] &lt; DATE(YEAR([.A434]);3;21); &quot;ZIMA&quot;; IF([.B434] &lt; DATE(YEAR([.A434]);6;21);&quot;WIOSNA&quot; ; IF([.B434] &lt; DATE(YEAR([.A434]);9;23); &quot;LATO&quot;; IF([.B434] &lt; DATE(YEAR([.A434]);12;21);&quot;JESIEŃ&quot;; &quot;ZIMA&quot;))))" office:value-type="string" office:string-value="ZIMA" calcext:value-type="string">
            <text:p>ZIMA</text:p>
          </table:table-cell>
          <table:table-cell table:formula="of:=IF([.C434] = &quot;ZIMA&quot;; 0.2; IF([.C434] = &quot;WIOSNA&quot;; 0.5; IF([.C434] = &quot;LATO&quot;; 0.9; 0.4)))" office:value-type="float" office:value="0.2" calcext:value-type="float">
            <text:p>0,2</text:p>
          </table:table-cell>
          <table:table-cell table:formula="of:=IF(WEEKDAY([.A434];2)&lt; 6; 1; 0) * [.$J$3] *[.D434] *[.$J$7]" office:value-type="float" office:value="132" calcext:value-type="float">
            <text:p>132</text:p>
          </table:table-cell>
          <table:table-cell table:formula="of:=IF(WEEKDAY([.A434];2) = 7; 150; 0)" office:value-type="float" office:value="0" calcext:value-type="float">
            <text:p>0</text:p>
          </table:table-cell>
          <table:table-cell table:formula="of:=[.G433] -[.F434] +[.E434]" office:value-type="float" office:value="76348" calcext:value-type="float">
            <text:p>7634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09" calcext:value-type="date">
            <text:p>9.03.2024</text:p>
          </table:table-cell>
          <table:table-cell table:formula="of:=[.A435]" office:value-type="date" office:date-value="2024-03-09" calcext:value-type="date">
            <text:p>03-09</text:p>
          </table:table-cell>
          <table:table-cell table:style-name="ce1" table:formula="of:=IF([.B435] &lt; DATE(YEAR([.A435]);3;21); &quot;ZIMA&quot;; IF([.B435] &lt; DATE(YEAR([.A435]);6;21);&quot;WIOSNA&quot; ; IF([.B435] &lt; DATE(YEAR([.A435]);9;23); &quot;LATO&quot;; IF([.B435] &lt; DATE(YEAR([.A435]);12;21);&quot;JESIEŃ&quot;; &quot;ZIMA&quot;))))" office:value-type="string" office:string-value="ZIMA" calcext:value-type="string">
            <text:p>ZIMA</text:p>
          </table:table-cell>
          <table:table-cell table:formula="of:=IF([.C435] = &quot;ZIMA&quot;; 0.2; IF([.C435] = &quot;WIOSNA&quot;; 0.5; IF([.C435] = &quot;LATO&quot;; 0.9; 0.4)))" office:value-type="float" office:value="0.2" calcext:value-type="float">
            <text:p>0,2</text:p>
          </table:table-cell>
          <table:table-cell table:formula="of:=IF(WEEKDAY([.A435];2)&lt; 6; 1; 0) * [.$J$3] *[.D435] *[.$J$7]" office:value-type="float" office:value="0" calcext:value-type="float">
            <text:p>0</text:p>
          </table:table-cell>
          <table:table-cell table:formula="of:=IF(WEEKDAY([.A435];2) = 7; 150; 0)" office:value-type="float" office:value="0" calcext:value-type="float">
            <text:p>0</text:p>
          </table:table-cell>
          <table:table-cell table:formula="of:=[.G434] -[.F435] +[.E435]" office:value-type="float" office:value="76348" calcext:value-type="float">
            <text:p>7634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10" calcext:value-type="date">
            <text:p>10.03.2024</text:p>
          </table:table-cell>
          <table:table-cell table:formula="of:=[.A436]" office:value-type="date" office:date-value="2024-03-10" calcext:value-type="date">
            <text:p>03-10</text:p>
          </table:table-cell>
          <table:table-cell table:style-name="ce1" table:formula="of:=IF([.B436] &lt; DATE(YEAR([.A436]);3;21); &quot;ZIMA&quot;; IF([.B436] &lt; DATE(YEAR([.A436]);6;21);&quot;WIOSNA&quot; ; IF([.B436] &lt; DATE(YEAR([.A436]);9;23); &quot;LATO&quot;; IF([.B436] &lt; DATE(YEAR([.A436]);12;21);&quot;JESIEŃ&quot;; &quot;ZIMA&quot;))))" office:value-type="string" office:string-value="ZIMA" calcext:value-type="string">
            <text:p>ZIMA</text:p>
          </table:table-cell>
          <table:table-cell table:formula="of:=IF([.C436] = &quot;ZIMA&quot;; 0.2; IF([.C436] = &quot;WIOSNA&quot;; 0.5; IF([.C436] = &quot;LATO&quot;; 0.9; 0.4)))" office:value-type="float" office:value="0.2" calcext:value-type="float">
            <text:p>0,2</text:p>
          </table:table-cell>
          <table:table-cell table:formula="of:=IF(WEEKDAY([.A436];2)&lt; 6; 1; 0) * [.$J$3] *[.D436] *[.$J$7]" office:value-type="float" office:value="0" calcext:value-type="float">
            <text:p>0</text:p>
          </table:table-cell>
          <table:table-cell table:formula="of:=IF(WEEKDAY([.A436];2) = 7; 150; 0)" office:value-type="float" office:value="150" calcext:value-type="float">
            <text:p>150</text:p>
          </table:table-cell>
          <table:table-cell table:formula="of:=[.G435] -[.F436] +[.E436]" office:value-type="float" office:value="76198" calcext:value-type="float">
            <text:p>7619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11" calcext:value-type="date">
            <text:p>11.03.2024</text:p>
          </table:table-cell>
          <table:table-cell table:formula="of:=[.A437]" office:value-type="date" office:date-value="2024-03-11" calcext:value-type="date">
            <text:p>03-11</text:p>
          </table:table-cell>
          <table:table-cell table:style-name="ce1" table:formula="of:=IF([.B437] &lt; DATE(YEAR([.A437]);3;21); &quot;ZIMA&quot;; IF([.B437] &lt; DATE(YEAR([.A437]);6;21);&quot;WIOSNA&quot; ; IF([.B437] &lt; DATE(YEAR([.A437]);9;23); &quot;LATO&quot;; IF([.B437] &lt; DATE(YEAR([.A437]);12;21);&quot;JESIEŃ&quot;; &quot;ZIMA&quot;))))" office:value-type="string" office:string-value="ZIMA" calcext:value-type="string">
            <text:p>ZIMA</text:p>
          </table:table-cell>
          <table:table-cell table:formula="of:=IF([.C437] = &quot;ZIMA&quot;; 0.2; IF([.C437] = &quot;WIOSNA&quot;; 0.5; IF([.C437] = &quot;LATO&quot;; 0.9; 0.4)))" office:value-type="float" office:value="0.2" calcext:value-type="float">
            <text:p>0,2</text:p>
          </table:table-cell>
          <table:table-cell table:formula="of:=IF(WEEKDAY([.A437];2)&lt; 6; 1; 0) * [.$J$3] *[.D437] *[.$J$7]" office:value-type="float" office:value="132" calcext:value-type="float">
            <text:p>132</text:p>
          </table:table-cell>
          <table:table-cell table:formula="of:=IF(WEEKDAY([.A437];2) = 7; 150; 0)" office:value-type="float" office:value="0" calcext:value-type="float">
            <text:p>0</text:p>
          </table:table-cell>
          <table:table-cell table:formula="of:=[.G436] -[.F437] +[.E437]" office:value-type="float" office:value="76330" calcext:value-type="float">
            <text:p>7633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12" calcext:value-type="date">
            <text:p>12.03.2024</text:p>
          </table:table-cell>
          <table:table-cell table:formula="of:=[.A438]" office:value-type="date" office:date-value="2024-03-12" calcext:value-type="date">
            <text:p>03-12</text:p>
          </table:table-cell>
          <table:table-cell table:style-name="ce1" table:formula="of:=IF([.B438] &lt; DATE(YEAR([.A438]);3;21); &quot;ZIMA&quot;; IF([.B438] &lt; DATE(YEAR([.A438]);6;21);&quot;WIOSNA&quot; ; IF([.B438] &lt; DATE(YEAR([.A438]);9;23); &quot;LATO&quot;; IF([.B438] &lt; DATE(YEAR([.A438]);12;21);&quot;JESIEŃ&quot;; &quot;ZIMA&quot;))))" office:value-type="string" office:string-value="ZIMA" calcext:value-type="string">
            <text:p>ZIMA</text:p>
          </table:table-cell>
          <table:table-cell table:formula="of:=IF([.C438] = &quot;ZIMA&quot;; 0.2; IF([.C438] = &quot;WIOSNA&quot;; 0.5; IF([.C438] = &quot;LATO&quot;; 0.9; 0.4)))" office:value-type="float" office:value="0.2" calcext:value-type="float">
            <text:p>0,2</text:p>
          </table:table-cell>
          <table:table-cell table:formula="of:=IF(WEEKDAY([.A438];2)&lt; 6; 1; 0) * [.$J$3] *[.D438] *[.$J$7]" office:value-type="float" office:value="132" calcext:value-type="float">
            <text:p>132</text:p>
          </table:table-cell>
          <table:table-cell table:formula="of:=IF(WEEKDAY([.A438];2) = 7; 150; 0)" office:value-type="float" office:value="0" calcext:value-type="float">
            <text:p>0</text:p>
          </table:table-cell>
          <table:table-cell table:formula="of:=[.G437] -[.F438] +[.E438]" office:value-type="float" office:value="76462" calcext:value-type="float">
            <text:p>7646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13" calcext:value-type="date">
            <text:p>13.03.2024</text:p>
          </table:table-cell>
          <table:table-cell table:formula="of:=[.A439]" office:value-type="date" office:date-value="2024-03-13" calcext:value-type="date">
            <text:p>03-13</text:p>
          </table:table-cell>
          <table:table-cell table:style-name="ce1" table:formula="of:=IF([.B439] &lt; DATE(YEAR([.A439]);3;21); &quot;ZIMA&quot;; IF([.B439] &lt; DATE(YEAR([.A439]);6;21);&quot;WIOSNA&quot; ; IF([.B439] &lt; DATE(YEAR([.A439]);9;23); &quot;LATO&quot;; IF([.B439] &lt; DATE(YEAR([.A439]);12;21);&quot;JESIEŃ&quot;; &quot;ZIMA&quot;))))" office:value-type="string" office:string-value="ZIMA" calcext:value-type="string">
            <text:p>ZIMA</text:p>
          </table:table-cell>
          <table:table-cell table:formula="of:=IF([.C439] = &quot;ZIMA&quot;; 0.2; IF([.C439] = &quot;WIOSNA&quot;; 0.5; IF([.C439] = &quot;LATO&quot;; 0.9; 0.4)))" office:value-type="float" office:value="0.2" calcext:value-type="float">
            <text:p>0,2</text:p>
          </table:table-cell>
          <table:table-cell table:formula="of:=IF(WEEKDAY([.A439];2)&lt; 6; 1; 0) * [.$J$3] *[.D439] *[.$J$7]" office:value-type="float" office:value="132" calcext:value-type="float">
            <text:p>132</text:p>
          </table:table-cell>
          <table:table-cell table:formula="of:=IF(WEEKDAY([.A439];2) = 7; 150; 0)" office:value-type="float" office:value="0" calcext:value-type="float">
            <text:p>0</text:p>
          </table:table-cell>
          <table:table-cell table:formula="of:=[.G438] -[.F439] +[.E439]" office:value-type="float" office:value="76594" calcext:value-type="float">
            <text:p>7659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14" calcext:value-type="date">
            <text:p>14.03.2024</text:p>
          </table:table-cell>
          <table:table-cell table:formula="of:=[.A440]" office:value-type="date" office:date-value="2024-03-14" calcext:value-type="date">
            <text:p>03-14</text:p>
          </table:table-cell>
          <table:table-cell table:style-name="ce1" table:formula="of:=IF([.B440] &lt; DATE(YEAR([.A440]);3;21); &quot;ZIMA&quot;; IF([.B440] &lt; DATE(YEAR([.A440]);6;21);&quot;WIOSNA&quot; ; IF([.B440] &lt; DATE(YEAR([.A440]);9;23); &quot;LATO&quot;; IF([.B440] &lt; DATE(YEAR([.A440]);12;21);&quot;JESIEŃ&quot;; &quot;ZIMA&quot;))))" office:value-type="string" office:string-value="ZIMA" calcext:value-type="string">
            <text:p>ZIMA</text:p>
          </table:table-cell>
          <table:table-cell table:formula="of:=IF([.C440] = &quot;ZIMA&quot;; 0.2; IF([.C440] = &quot;WIOSNA&quot;; 0.5; IF([.C440] = &quot;LATO&quot;; 0.9; 0.4)))" office:value-type="float" office:value="0.2" calcext:value-type="float">
            <text:p>0,2</text:p>
          </table:table-cell>
          <table:table-cell table:formula="of:=IF(WEEKDAY([.A440];2)&lt; 6; 1; 0) * [.$J$3] *[.D440] *[.$J$7]" office:value-type="float" office:value="132" calcext:value-type="float">
            <text:p>132</text:p>
          </table:table-cell>
          <table:table-cell table:formula="of:=IF(WEEKDAY([.A440];2) = 7; 150; 0)" office:value-type="float" office:value="0" calcext:value-type="float">
            <text:p>0</text:p>
          </table:table-cell>
          <table:table-cell table:formula="of:=[.G439] -[.F440] +[.E440]" office:value-type="float" office:value="76726" calcext:value-type="float">
            <text:p>7672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15" calcext:value-type="date">
            <text:p>15.03.2024</text:p>
          </table:table-cell>
          <table:table-cell table:formula="of:=[.A441]" office:value-type="date" office:date-value="2024-03-15" calcext:value-type="date">
            <text:p>03-15</text:p>
          </table:table-cell>
          <table:table-cell table:style-name="ce1" table:formula="of:=IF([.B441] &lt; DATE(YEAR([.A441]);3;21); &quot;ZIMA&quot;; IF([.B441] &lt; DATE(YEAR([.A441]);6;21);&quot;WIOSNA&quot; ; IF([.B441] &lt; DATE(YEAR([.A441]);9;23); &quot;LATO&quot;; IF([.B441] &lt; DATE(YEAR([.A441]);12;21);&quot;JESIEŃ&quot;; &quot;ZIMA&quot;))))" office:value-type="string" office:string-value="ZIMA" calcext:value-type="string">
            <text:p>ZIMA</text:p>
          </table:table-cell>
          <table:table-cell table:formula="of:=IF([.C441] = &quot;ZIMA&quot;; 0.2; IF([.C441] = &quot;WIOSNA&quot;; 0.5; IF([.C441] = &quot;LATO&quot;; 0.9; 0.4)))" office:value-type="float" office:value="0.2" calcext:value-type="float">
            <text:p>0,2</text:p>
          </table:table-cell>
          <table:table-cell table:formula="of:=IF(WEEKDAY([.A441];2)&lt; 6; 1; 0) * [.$J$3] *[.D441] *[.$J$7]" office:value-type="float" office:value="132" calcext:value-type="float">
            <text:p>132</text:p>
          </table:table-cell>
          <table:table-cell table:formula="of:=IF(WEEKDAY([.A441];2) = 7; 150; 0)" office:value-type="float" office:value="0" calcext:value-type="float">
            <text:p>0</text:p>
          </table:table-cell>
          <table:table-cell table:formula="of:=[.G440] -[.F441] +[.E441]" office:value-type="float" office:value="76858" calcext:value-type="float">
            <text:p>7685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16" calcext:value-type="date">
            <text:p>16.03.2024</text:p>
          </table:table-cell>
          <table:table-cell table:formula="of:=[.A442]" office:value-type="date" office:date-value="2024-03-16" calcext:value-type="date">
            <text:p>03-16</text:p>
          </table:table-cell>
          <table:table-cell table:style-name="ce1" table:formula="of:=IF([.B442] &lt; DATE(YEAR([.A442]);3;21); &quot;ZIMA&quot;; IF([.B442] &lt; DATE(YEAR([.A442]);6;21);&quot;WIOSNA&quot; ; IF([.B442] &lt; DATE(YEAR([.A442]);9;23); &quot;LATO&quot;; IF([.B442] &lt; DATE(YEAR([.A442]);12;21);&quot;JESIEŃ&quot;; &quot;ZIMA&quot;))))" office:value-type="string" office:string-value="ZIMA" calcext:value-type="string">
            <text:p>ZIMA</text:p>
          </table:table-cell>
          <table:table-cell table:formula="of:=IF([.C442] = &quot;ZIMA&quot;; 0.2; IF([.C442] = &quot;WIOSNA&quot;; 0.5; IF([.C442] = &quot;LATO&quot;; 0.9; 0.4)))" office:value-type="float" office:value="0.2" calcext:value-type="float">
            <text:p>0,2</text:p>
          </table:table-cell>
          <table:table-cell table:formula="of:=IF(WEEKDAY([.A442];2)&lt; 6; 1; 0) * [.$J$3] *[.D442] *[.$J$7]" office:value-type="float" office:value="0" calcext:value-type="float">
            <text:p>0</text:p>
          </table:table-cell>
          <table:table-cell table:formula="of:=IF(WEEKDAY([.A442];2) = 7; 150; 0)" office:value-type="float" office:value="0" calcext:value-type="float">
            <text:p>0</text:p>
          </table:table-cell>
          <table:table-cell table:formula="of:=[.G441] -[.F442] +[.E442]" office:value-type="float" office:value="76858" calcext:value-type="float">
            <text:p>7685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17" calcext:value-type="date">
            <text:p>17.03.2024</text:p>
          </table:table-cell>
          <table:table-cell table:formula="of:=[.A443]" office:value-type="date" office:date-value="2024-03-17" calcext:value-type="date">
            <text:p>03-17</text:p>
          </table:table-cell>
          <table:table-cell table:style-name="ce1" table:formula="of:=IF([.B443] &lt; DATE(YEAR([.A443]);3;21); &quot;ZIMA&quot;; IF([.B443] &lt; DATE(YEAR([.A443]);6;21);&quot;WIOSNA&quot; ; IF([.B443] &lt; DATE(YEAR([.A443]);9;23); &quot;LATO&quot;; IF([.B443] &lt; DATE(YEAR([.A443]);12;21);&quot;JESIEŃ&quot;; &quot;ZIMA&quot;))))" office:value-type="string" office:string-value="ZIMA" calcext:value-type="string">
            <text:p>ZIMA</text:p>
          </table:table-cell>
          <table:table-cell table:formula="of:=IF([.C443] = &quot;ZIMA&quot;; 0.2; IF([.C443] = &quot;WIOSNA&quot;; 0.5; IF([.C443] = &quot;LATO&quot;; 0.9; 0.4)))" office:value-type="float" office:value="0.2" calcext:value-type="float">
            <text:p>0,2</text:p>
          </table:table-cell>
          <table:table-cell table:formula="of:=IF(WEEKDAY([.A443];2)&lt; 6; 1; 0) * [.$J$3] *[.D443] *[.$J$7]" office:value-type="float" office:value="0" calcext:value-type="float">
            <text:p>0</text:p>
          </table:table-cell>
          <table:table-cell table:formula="of:=IF(WEEKDAY([.A443];2) = 7; 150; 0)" office:value-type="float" office:value="150" calcext:value-type="float">
            <text:p>150</text:p>
          </table:table-cell>
          <table:table-cell table:formula="of:=[.G442] -[.F443] +[.E443]" office:value-type="float" office:value="76708" calcext:value-type="float">
            <text:p>7670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18" calcext:value-type="date">
            <text:p>18.03.2024</text:p>
          </table:table-cell>
          <table:table-cell table:formula="of:=[.A444]" office:value-type="date" office:date-value="2024-03-18" calcext:value-type="date">
            <text:p>03-18</text:p>
          </table:table-cell>
          <table:table-cell table:style-name="ce1" table:formula="of:=IF([.B444] &lt; DATE(YEAR([.A444]);3;21); &quot;ZIMA&quot;; IF([.B444] &lt; DATE(YEAR([.A444]);6;21);&quot;WIOSNA&quot; ; IF([.B444] &lt; DATE(YEAR([.A444]);9;23); &quot;LATO&quot;; IF([.B444] &lt; DATE(YEAR([.A444]);12;21);&quot;JESIEŃ&quot;; &quot;ZIMA&quot;))))" office:value-type="string" office:string-value="ZIMA" calcext:value-type="string">
            <text:p>ZIMA</text:p>
          </table:table-cell>
          <table:table-cell table:formula="of:=IF([.C444] = &quot;ZIMA&quot;; 0.2; IF([.C444] = &quot;WIOSNA&quot;; 0.5; IF([.C444] = &quot;LATO&quot;; 0.9; 0.4)))" office:value-type="float" office:value="0.2" calcext:value-type="float">
            <text:p>0,2</text:p>
          </table:table-cell>
          <table:table-cell table:formula="of:=IF(WEEKDAY([.A444];2)&lt; 6; 1; 0) * [.$J$3] *[.D444] *[.$J$7]" office:value-type="float" office:value="132" calcext:value-type="float">
            <text:p>132</text:p>
          </table:table-cell>
          <table:table-cell table:formula="of:=IF(WEEKDAY([.A444];2) = 7; 150; 0)" office:value-type="float" office:value="0" calcext:value-type="float">
            <text:p>0</text:p>
          </table:table-cell>
          <table:table-cell table:formula="of:=[.G443] -[.F444] +[.E444]" office:value-type="float" office:value="76840" calcext:value-type="float">
            <text:p>768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19" calcext:value-type="date">
            <text:p>19.03.2024</text:p>
          </table:table-cell>
          <table:table-cell table:formula="of:=[.A445]" office:value-type="date" office:date-value="2024-03-19" calcext:value-type="date">
            <text:p>03-19</text:p>
          </table:table-cell>
          <table:table-cell table:style-name="ce1" table:formula="of:=IF([.B445] &lt; DATE(YEAR([.A445]);3;21); &quot;ZIMA&quot;; IF([.B445] &lt; DATE(YEAR([.A445]);6;21);&quot;WIOSNA&quot; ; IF([.B445] &lt; DATE(YEAR([.A445]);9;23); &quot;LATO&quot;; IF([.B445] &lt; DATE(YEAR([.A445]);12;21);&quot;JESIEŃ&quot;; &quot;ZIMA&quot;))))" office:value-type="string" office:string-value="ZIMA" calcext:value-type="string">
            <text:p>ZIMA</text:p>
          </table:table-cell>
          <table:table-cell table:formula="of:=IF([.C445] = &quot;ZIMA&quot;; 0.2; IF([.C445] = &quot;WIOSNA&quot;; 0.5; IF([.C445] = &quot;LATO&quot;; 0.9; 0.4)))" office:value-type="float" office:value="0.2" calcext:value-type="float">
            <text:p>0,2</text:p>
          </table:table-cell>
          <table:table-cell table:formula="of:=IF(WEEKDAY([.A445];2)&lt; 6; 1; 0) * [.$J$3] *[.D445] *[.$J$7]" office:value-type="float" office:value="132" calcext:value-type="float">
            <text:p>132</text:p>
          </table:table-cell>
          <table:table-cell table:formula="of:=IF(WEEKDAY([.A445];2) = 7; 150; 0)" office:value-type="float" office:value="0" calcext:value-type="float">
            <text:p>0</text:p>
          </table:table-cell>
          <table:table-cell table:formula="of:=[.G444] -[.F445] +[.E445]" office:value-type="float" office:value="76972" calcext:value-type="float">
            <text:p>7697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20" calcext:value-type="date">
            <text:p>20.03.2024</text:p>
          </table:table-cell>
          <table:table-cell table:formula="of:=[.A446]" office:value-type="date" office:date-value="2024-03-20" calcext:value-type="date">
            <text:p>03-20</text:p>
          </table:table-cell>
          <table:table-cell table:style-name="ce1" table:formula="of:=IF([.B446] &lt; DATE(YEAR([.A446]);3;21); &quot;ZIMA&quot;; IF([.B446] &lt; DATE(YEAR([.A446]);6;21);&quot;WIOSNA&quot; ; IF([.B446] &lt; DATE(YEAR([.A446]);9;23); &quot;LATO&quot;; IF([.B446] &lt; DATE(YEAR([.A446]);12;21);&quot;JESIEŃ&quot;; &quot;ZIMA&quot;))))" office:value-type="string" office:string-value="ZIMA" calcext:value-type="string">
            <text:p>ZIMA</text:p>
          </table:table-cell>
          <table:table-cell table:formula="of:=IF([.C446] = &quot;ZIMA&quot;; 0.2; IF([.C446] = &quot;WIOSNA&quot;; 0.5; IF([.C446] = &quot;LATO&quot;; 0.9; 0.4)))" office:value-type="float" office:value="0.2" calcext:value-type="float">
            <text:p>0,2</text:p>
          </table:table-cell>
          <table:table-cell table:formula="of:=IF(WEEKDAY([.A446];2)&lt; 6; 1; 0) * [.$J$3] *[.D446] *[.$J$7]" office:value-type="float" office:value="132" calcext:value-type="float">
            <text:p>132</text:p>
          </table:table-cell>
          <table:table-cell table:formula="of:=IF(WEEKDAY([.A446];2) = 7; 150; 0)" office:value-type="float" office:value="0" calcext:value-type="float">
            <text:p>0</text:p>
          </table:table-cell>
          <table:table-cell table:formula="of:=[.G445] -[.F446] +[.E446]" office:value-type="float" office:value="77104" calcext:value-type="float">
            <text:p>7710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21" calcext:value-type="date">
            <text:p>21.03.2024</text:p>
          </table:table-cell>
          <table:table-cell table:formula="of:=[.A447]" office:value-type="date" office:date-value="2024-03-21" calcext:value-type="date">
            <text:p>03-21</text:p>
          </table:table-cell>
          <table:table-cell table:style-name="ce1" table:formula="of:=IF([.B447] &lt; DATE(YEAR([.A447]);3;21); &quot;ZIMA&quot;; IF([.B447] &lt; DATE(YEAR([.A447]);6;21);&quot;WIOSNA&quot; ; IF([.B447] &lt; DATE(YEAR([.A447]);9;23); &quot;LATO&quot;; IF([.B447] &lt; DATE(YEAR([.A447]);12;21);&quot;JESIEŃ&quot;; &quot;ZIMA&quot;))))" office:value-type="string" office:string-value="WIOSNA" calcext:value-type="string">
            <text:p>WIOSNA</text:p>
          </table:table-cell>
          <table:table-cell table:formula="of:=IF([.C447] = &quot;ZIMA&quot;; 0.2; IF([.C447] = &quot;WIOSNA&quot;; 0.5; IF([.C447] = &quot;LATO&quot;; 0.9; 0.4)))" office:value-type="float" office:value="0.5" calcext:value-type="float">
            <text:p>0,5</text:p>
          </table:table-cell>
          <table:table-cell table:formula="of:=IF(WEEKDAY([.A447];2)&lt; 6; 1; 0) * [.$J$3] *[.D447] *[.$J$7]" office:value-type="float" office:value="330" calcext:value-type="float">
            <text:p>330</text:p>
          </table:table-cell>
          <table:table-cell table:formula="of:=IF(WEEKDAY([.A447];2) = 7; 150; 0)" office:value-type="float" office:value="0" calcext:value-type="float">
            <text:p>0</text:p>
          </table:table-cell>
          <table:table-cell table:formula="of:=[.G446] -[.F447] +[.E447]" office:value-type="float" office:value="77434" calcext:value-type="float">
            <text:p>7743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22" calcext:value-type="date">
            <text:p>22.03.2024</text:p>
          </table:table-cell>
          <table:table-cell table:formula="of:=[.A448]" office:value-type="date" office:date-value="2024-03-22" calcext:value-type="date">
            <text:p>03-22</text:p>
          </table:table-cell>
          <table:table-cell table:style-name="ce1" table:formula="of:=IF([.B448] &lt; DATE(YEAR([.A448]);3;21); &quot;ZIMA&quot;; IF([.B448] &lt; DATE(YEAR([.A448]);6;21);&quot;WIOSNA&quot; ; IF([.B448] &lt; DATE(YEAR([.A448]);9;23); &quot;LATO&quot;; IF([.B448] &lt; DATE(YEAR([.A448]);12;21);&quot;JESIEŃ&quot;; &quot;ZIMA&quot;))))" office:value-type="string" office:string-value="WIOSNA" calcext:value-type="string">
            <text:p>WIOSNA</text:p>
          </table:table-cell>
          <table:table-cell table:formula="of:=IF([.C448] = &quot;ZIMA&quot;; 0.2; IF([.C448] = &quot;WIOSNA&quot;; 0.5; IF([.C448] = &quot;LATO&quot;; 0.9; 0.4)))" office:value-type="float" office:value="0.5" calcext:value-type="float">
            <text:p>0,5</text:p>
          </table:table-cell>
          <table:table-cell table:formula="of:=IF(WEEKDAY([.A448];2)&lt; 6; 1; 0) * [.$J$3] *[.D448] *[.$J$7]" office:value-type="float" office:value="330" calcext:value-type="float">
            <text:p>330</text:p>
          </table:table-cell>
          <table:table-cell table:formula="of:=IF(WEEKDAY([.A448];2) = 7; 150; 0)" office:value-type="float" office:value="0" calcext:value-type="float">
            <text:p>0</text:p>
          </table:table-cell>
          <table:table-cell table:formula="of:=[.G447] -[.F448] +[.E448]" office:value-type="float" office:value="77764" calcext:value-type="float">
            <text:p>777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23" calcext:value-type="date">
            <text:p>23.03.2024</text:p>
          </table:table-cell>
          <table:table-cell table:formula="of:=[.A449]" office:value-type="date" office:date-value="2024-03-23" calcext:value-type="date">
            <text:p>03-23</text:p>
          </table:table-cell>
          <table:table-cell table:style-name="ce1" table:formula="of:=IF([.B449] &lt; DATE(YEAR([.A449]);3;21); &quot;ZIMA&quot;; IF([.B449] &lt; DATE(YEAR([.A449]);6;21);&quot;WIOSNA&quot; ; IF([.B449] &lt; DATE(YEAR([.A449]);9;23); &quot;LATO&quot;; IF([.B449] &lt; DATE(YEAR([.A449]);12;21);&quot;JESIEŃ&quot;; &quot;ZIMA&quot;))))" office:value-type="string" office:string-value="WIOSNA" calcext:value-type="string">
            <text:p>WIOSNA</text:p>
          </table:table-cell>
          <table:table-cell table:formula="of:=IF([.C449] = &quot;ZIMA&quot;; 0.2; IF([.C449] = &quot;WIOSNA&quot;; 0.5; IF([.C449] = &quot;LATO&quot;; 0.9; 0.4)))" office:value-type="float" office:value="0.5" calcext:value-type="float">
            <text:p>0,5</text:p>
          </table:table-cell>
          <table:table-cell table:formula="of:=IF(WEEKDAY([.A449];2)&lt; 6; 1; 0) * [.$J$3] *[.D449] *[.$J$7]" office:value-type="float" office:value="0" calcext:value-type="float">
            <text:p>0</text:p>
          </table:table-cell>
          <table:table-cell table:formula="of:=IF(WEEKDAY([.A449];2) = 7; 150; 0)" office:value-type="float" office:value="0" calcext:value-type="float">
            <text:p>0</text:p>
          </table:table-cell>
          <table:table-cell table:formula="of:=[.G448] -[.F449] +[.E449]" office:value-type="float" office:value="77764" calcext:value-type="float">
            <text:p>777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24" calcext:value-type="date">
            <text:p>24.03.2024</text:p>
          </table:table-cell>
          <table:table-cell table:formula="of:=[.A450]" office:value-type="date" office:date-value="2024-03-24" calcext:value-type="date">
            <text:p>03-24</text:p>
          </table:table-cell>
          <table:table-cell table:style-name="ce1" table:formula="of:=IF([.B450] &lt; DATE(YEAR([.A450]);3;21); &quot;ZIMA&quot;; IF([.B450] &lt; DATE(YEAR([.A450]);6;21);&quot;WIOSNA&quot; ; IF([.B450] &lt; DATE(YEAR([.A450]);9;23); &quot;LATO&quot;; IF([.B450] &lt; DATE(YEAR([.A450]);12;21);&quot;JESIEŃ&quot;; &quot;ZIMA&quot;))))" office:value-type="string" office:string-value="WIOSNA" calcext:value-type="string">
            <text:p>WIOSNA</text:p>
          </table:table-cell>
          <table:table-cell table:formula="of:=IF([.C450] = &quot;ZIMA&quot;; 0.2; IF([.C450] = &quot;WIOSNA&quot;; 0.5; IF([.C450] = &quot;LATO&quot;; 0.9; 0.4)))" office:value-type="float" office:value="0.5" calcext:value-type="float">
            <text:p>0,5</text:p>
          </table:table-cell>
          <table:table-cell table:formula="of:=IF(WEEKDAY([.A450];2)&lt; 6; 1; 0) * [.$J$3] *[.D450] *[.$J$7]" office:value-type="float" office:value="0" calcext:value-type="float">
            <text:p>0</text:p>
          </table:table-cell>
          <table:table-cell table:formula="of:=IF(WEEKDAY([.A450];2) = 7; 150; 0)" office:value-type="float" office:value="150" calcext:value-type="float">
            <text:p>150</text:p>
          </table:table-cell>
          <table:table-cell table:formula="of:=[.G449] -[.F450] +[.E450]" office:value-type="float" office:value="77614" calcext:value-type="float">
            <text:p>7761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25" calcext:value-type="date">
            <text:p>25.03.2024</text:p>
          </table:table-cell>
          <table:table-cell table:formula="of:=[.A451]" office:value-type="date" office:date-value="2024-03-25" calcext:value-type="date">
            <text:p>03-25</text:p>
          </table:table-cell>
          <table:table-cell table:style-name="ce1" table:formula="of:=IF([.B451] &lt; DATE(YEAR([.A451]);3;21); &quot;ZIMA&quot;; IF([.B451] &lt; DATE(YEAR([.A451]);6;21);&quot;WIOSNA&quot; ; IF([.B451] &lt; DATE(YEAR([.A451]);9;23); &quot;LATO&quot;; IF([.B451] &lt; DATE(YEAR([.A451]);12;21);&quot;JESIEŃ&quot;; &quot;ZIMA&quot;))))" office:value-type="string" office:string-value="WIOSNA" calcext:value-type="string">
            <text:p>WIOSNA</text:p>
          </table:table-cell>
          <table:table-cell table:formula="of:=IF([.C451] = &quot;ZIMA&quot;; 0.2; IF([.C451] = &quot;WIOSNA&quot;; 0.5; IF([.C451] = &quot;LATO&quot;; 0.9; 0.4)))" office:value-type="float" office:value="0.5" calcext:value-type="float">
            <text:p>0,5</text:p>
          </table:table-cell>
          <table:table-cell table:formula="of:=IF(WEEKDAY([.A451];2)&lt; 6; 1; 0) * [.$J$3] *[.D451] *[.$J$7]" office:value-type="float" office:value="330" calcext:value-type="float">
            <text:p>330</text:p>
          </table:table-cell>
          <table:table-cell table:formula="of:=IF(WEEKDAY([.A451];2) = 7; 150; 0)" office:value-type="float" office:value="0" calcext:value-type="float">
            <text:p>0</text:p>
          </table:table-cell>
          <table:table-cell table:formula="of:=[.G450] -[.F451] +[.E451]" office:value-type="float" office:value="77944" calcext:value-type="float">
            <text:p>7794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26" calcext:value-type="date">
            <text:p>26.03.2024</text:p>
          </table:table-cell>
          <table:table-cell table:formula="of:=[.A452]" office:value-type="date" office:date-value="2024-03-26" calcext:value-type="date">
            <text:p>03-26</text:p>
          </table:table-cell>
          <table:table-cell table:style-name="ce1" table:formula="of:=IF([.B452] &lt; DATE(YEAR([.A452]);3;21); &quot;ZIMA&quot;; IF([.B452] &lt; DATE(YEAR([.A452]);6;21);&quot;WIOSNA&quot; ; IF([.B452] &lt; DATE(YEAR([.A452]);9;23); &quot;LATO&quot;; IF([.B452] &lt; DATE(YEAR([.A452]);12;21);&quot;JESIEŃ&quot;; &quot;ZIMA&quot;))))" office:value-type="string" office:string-value="WIOSNA" calcext:value-type="string">
            <text:p>WIOSNA</text:p>
          </table:table-cell>
          <table:table-cell table:formula="of:=IF([.C452] = &quot;ZIMA&quot;; 0.2; IF([.C452] = &quot;WIOSNA&quot;; 0.5; IF([.C452] = &quot;LATO&quot;; 0.9; 0.4)))" office:value-type="float" office:value="0.5" calcext:value-type="float">
            <text:p>0,5</text:p>
          </table:table-cell>
          <table:table-cell table:formula="of:=IF(WEEKDAY([.A452];2)&lt; 6; 1; 0) * [.$J$3] *[.D452] *[.$J$7]" office:value-type="float" office:value="330" calcext:value-type="float">
            <text:p>330</text:p>
          </table:table-cell>
          <table:table-cell table:formula="of:=IF(WEEKDAY([.A452];2) = 7; 150; 0)" office:value-type="float" office:value="0" calcext:value-type="float">
            <text:p>0</text:p>
          </table:table-cell>
          <table:table-cell table:formula="of:=[.G451] -[.F452] +[.E452]" office:value-type="float" office:value="78274" calcext:value-type="float">
            <text:p>7827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27" calcext:value-type="date">
            <text:p>27.03.2024</text:p>
          </table:table-cell>
          <table:table-cell table:formula="of:=[.A453]" office:value-type="date" office:date-value="2024-03-27" calcext:value-type="date">
            <text:p>03-27</text:p>
          </table:table-cell>
          <table:table-cell table:style-name="ce1" table:formula="of:=IF([.B453] &lt; DATE(YEAR([.A453]);3;21); &quot;ZIMA&quot;; IF([.B453] &lt; DATE(YEAR([.A453]);6;21);&quot;WIOSNA&quot; ; IF([.B453] &lt; DATE(YEAR([.A453]);9;23); &quot;LATO&quot;; IF([.B453] &lt; DATE(YEAR([.A453]);12;21);&quot;JESIEŃ&quot;; &quot;ZIMA&quot;))))" office:value-type="string" office:string-value="WIOSNA" calcext:value-type="string">
            <text:p>WIOSNA</text:p>
          </table:table-cell>
          <table:table-cell table:formula="of:=IF([.C453] = &quot;ZIMA&quot;; 0.2; IF([.C453] = &quot;WIOSNA&quot;; 0.5; IF([.C453] = &quot;LATO&quot;; 0.9; 0.4)))" office:value-type="float" office:value="0.5" calcext:value-type="float">
            <text:p>0,5</text:p>
          </table:table-cell>
          <table:table-cell table:formula="of:=IF(WEEKDAY([.A453];2)&lt; 6; 1; 0) * [.$J$3] *[.D453] *[.$J$7]" office:value-type="float" office:value="330" calcext:value-type="float">
            <text:p>330</text:p>
          </table:table-cell>
          <table:table-cell table:formula="of:=IF(WEEKDAY([.A453];2) = 7; 150; 0)" office:value-type="float" office:value="0" calcext:value-type="float">
            <text:p>0</text:p>
          </table:table-cell>
          <table:table-cell table:formula="of:=[.G452] -[.F453] +[.E453]" office:value-type="float" office:value="78604" calcext:value-type="float">
            <text:p>7860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28" calcext:value-type="date">
            <text:p>28.03.2024</text:p>
          </table:table-cell>
          <table:table-cell table:formula="of:=[.A454]" office:value-type="date" office:date-value="2024-03-28" calcext:value-type="date">
            <text:p>03-28</text:p>
          </table:table-cell>
          <table:table-cell table:style-name="ce1" table:formula="of:=IF([.B454] &lt; DATE(YEAR([.A454]);3;21); &quot;ZIMA&quot;; IF([.B454] &lt; DATE(YEAR([.A454]);6;21);&quot;WIOSNA&quot; ; IF([.B454] &lt; DATE(YEAR([.A454]);9;23); &quot;LATO&quot;; IF([.B454] &lt; DATE(YEAR([.A454]);12;21);&quot;JESIEŃ&quot;; &quot;ZIMA&quot;))))" office:value-type="string" office:string-value="WIOSNA" calcext:value-type="string">
            <text:p>WIOSNA</text:p>
          </table:table-cell>
          <table:table-cell table:formula="of:=IF([.C454] = &quot;ZIMA&quot;; 0.2; IF([.C454] = &quot;WIOSNA&quot;; 0.5; IF([.C454] = &quot;LATO&quot;; 0.9; 0.4)))" office:value-type="float" office:value="0.5" calcext:value-type="float">
            <text:p>0,5</text:p>
          </table:table-cell>
          <table:table-cell table:formula="of:=IF(WEEKDAY([.A454];2)&lt; 6; 1; 0) * [.$J$3] *[.D454] *[.$J$7]" office:value-type="float" office:value="330" calcext:value-type="float">
            <text:p>330</text:p>
          </table:table-cell>
          <table:table-cell table:formula="of:=IF(WEEKDAY([.A454];2) = 7; 150; 0)" office:value-type="float" office:value="0" calcext:value-type="float">
            <text:p>0</text:p>
          </table:table-cell>
          <table:table-cell table:formula="of:=[.G453] -[.F454] +[.E454]" office:value-type="float" office:value="78934" calcext:value-type="float">
            <text:p>7893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29" calcext:value-type="date">
            <text:p>29.03.2024</text:p>
          </table:table-cell>
          <table:table-cell table:formula="of:=[.A455]" office:value-type="date" office:date-value="2024-03-29" calcext:value-type="date">
            <text:p>03-29</text:p>
          </table:table-cell>
          <table:table-cell table:style-name="ce1" table:formula="of:=IF([.B455] &lt; DATE(YEAR([.A455]);3;21); &quot;ZIMA&quot;; IF([.B455] &lt; DATE(YEAR([.A455]);6;21);&quot;WIOSNA&quot; ; IF([.B455] &lt; DATE(YEAR([.A455]);9;23); &quot;LATO&quot;; IF([.B455] &lt; DATE(YEAR([.A455]);12;21);&quot;JESIEŃ&quot;; &quot;ZIMA&quot;))))" office:value-type="string" office:string-value="WIOSNA" calcext:value-type="string">
            <text:p>WIOSNA</text:p>
          </table:table-cell>
          <table:table-cell table:formula="of:=IF([.C455] = &quot;ZIMA&quot;; 0.2; IF([.C455] = &quot;WIOSNA&quot;; 0.5; IF([.C455] = &quot;LATO&quot;; 0.9; 0.4)))" office:value-type="float" office:value="0.5" calcext:value-type="float">
            <text:p>0,5</text:p>
          </table:table-cell>
          <table:table-cell table:formula="of:=IF(WEEKDAY([.A455];2)&lt; 6; 1; 0) * [.$J$3] *[.D455] *[.$J$7]" office:value-type="float" office:value="330" calcext:value-type="float">
            <text:p>330</text:p>
          </table:table-cell>
          <table:table-cell table:formula="of:=IF(WEEKDAY([.A455];2) = 7; 150; 0)" office:value-type="float" office:value="0" calcext:value-type="float">
            <text:p>0</text:p>
          </table:table-cell>
          <table:table-cell table:formula="of:=[.G454] -[.F455] +[.E455]" office:value-type="float" office:value="79264" calcext:value-type="float">
            <text:p>792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30" calcext:value-type="date">
            <text:p>30.03.2024</text:p>
          </table:table-cell>
          <table:table-cell table:formula="of:=[.A456]" office:value-type="date" office:date-value="2024-03-30" calcext:value-type="date">
            <text:p>03-30</text:p>
          </table:table-cell>
          <table:table-cell table:style-name="ce1" table:formula="of:=IF([.B456] &lt; DATE(YEAR([.A456]);3;21); &quot;ZIMA&quot;; IF([.B456] &lt; DATE(YEAR([.A456]);6;21);&quot;WIOSNA&quot; ; IF([.B456] &lt; DATE(YEAR([.A456]);9;23); &quot;LATO&quot;; IF([.B456] &lt; DATE(YEAR([.A456]);12;21);&quot;JESIEŃ&quot;; &quot;ZIMA&quot;))))" office:value-type="string" office:string-value="WIOSNA" calcext:value-type="string">
            <text:p>WIOSNA</text:p>
          </table:table-cell>
          <table:table-cell table:formula="of:=IF([.C456] = &quot;ZIMA&quot;; 0.2; IF([.C456] = &quot;WIOSNA&quot;; 0.5; IF([.C456] = &quot;LATO&quot;; 0.9; 0.4)))" office:value-type="float" office:value="0.5" calcext:value-type="float">
            <text:p>0,5</text:p>
          </table:table-cell>
          <table:table-cell table:formula="of:=IF(WEEKDAY([.A456];2)&lt; 6; 1; 0) * [.$J$3] *[.D456] *[.$J$7]" office:value-type="float" office:value="0" calcext:value-type="float">
            <text:p>0</text:p>
          </table:table-cell>
          <table:table-cell table:formula="of:=IF(WEEKDAY([.A456];2) = 7; 150; 0)" office:value-type="float" office:value="0" calcext:value-type="float">
            <text:p>0</text:p>
          </table:table-cell>
          <table:table-cell table:formula="of:=[.G455] -[.F456] +[.E456]" office:value-type="float" office:value="79264" calcext:value-type="float">
            <text:p>792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31" calcext:value-type="date">
            <text:p>31.03.2024</text:p>
          </table:table-cell>
          <table:table-cell table:formula="of:=[.A457]" office:value-type="date" office:date-value="2024-03-31" calcext:value-type="date">
            <text:p>03-31</text:p>
          </table:table-cell>
          <table:table-cell table:style-name="ce1" table:formula="of:=IF([.B457] &lt; DATE(YEAR([.A457]);3;21); &quot;ZIMA&quot;; IF([.B457] &lt; DATE(YEAR([.A457]);6;21);&quot;WIOSNA&quot; ; IF([.B457] &lt; DATE(YEAR([.A457]);9;23); &quot;LATO&quot;; IF([.B457] &lt; DATE(YEAR([.A457]);12;21);&quot;JESIEŃ&quot;; &quot;ZIMA&quot;))))" office:value-type="string" office:string-value="WIOSNA" calcext:value-type="string">
            <text:p>WIOSNA</text:p>
          </table:table-cell>
          <table:table-cell table:formula="of:=IF([.C457] = &quot;ZIMA&quot;; 0.2; IF([.C457] = &quot;WIOSNA&quot;; 0.5; IF([.C457] = &quot;LATO&quot;; 0.9; 0.4)))" office:value-type="float" office:value="0.5" calcext:value-type="float">
            <text:p>0,5</text:p>
          </table:table-cell>
          <table:table-cell table:formula="of:=IF(WEEKDAY([.A457];2)&lt; 6; 1; 0) * [.$J$3] *[.D457] *[.$J$7]" office:value-type="float" office:value="0" calcext:value-type="float">
            <text:p>0</text:p>
          </table:table-cell>
          <table:table-cell table:formula="of:=IF(WEEKDAY([.A457];2) = 7; 150; 0)" office:value-type="float" office:value="150" calcext:value-type="float">
            <text:p>150</text:p>
          </table:table-cell>
          <table:table-cell table:formula="of:=[.G456] -[.F457] +[.E457]" office:value-type="float" office:value="79114" calcext:value-type="float">
            <text:p>7911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01" calcext:value-type="date">
            <text:p>1.04.2024</text:p>
          </table:table-cell>
          <table:table-cell table:formula="of:=[.A458]" office:value-type="date" office:date-value="2024-04-01" calcext:value-type="date">
            <text:p>04-01</text:p>
          </table:table-cell>
          <table:table-cell table:style-name="ce1" table:formula="of:=IF([.B458] &lt; DATE(YEAR([.A458]);3;21); &quot;ZIMA&quot;; IF([.B458] &lt; DATE(YEAR([.A458]);6;21);&quot;WIOSNA&quot; ; IF([.B458] &lt; DATE(YEAR([.A458]);9;23); &quot;LATO&quot;; IF([.B458] &lt; DATE(YEAR([.A458]);12;21);&quot;JESIEŃ&quot;; &quot;ZIMA&quot;))))" office:value-type="string" office:string-value="WIOSNA" calcext:value-type="string">
            <text:p>WIOSNA</text:p>
          </table:table-cell>
          <table:table-cell table:formula="of:=IF([.C458] = &quot;ZIMA&quot;; 0.2; IF([.C458] = &quot;WIOSNA&quot;; 0.5; IF([.C458] = &quot;LATO&quot;; 0.9; 0.4)))" office:value-type="float" office:value="0.5" calcext:value-type="float">
            <text:p>0,5</text:p>
          </table:table-cell>
          <table:table-cell table:formula="of:=IF(WEEKDAY([.A458];2)&lt; 6; 1; 0) * [.$J$3] *[.D458] *[.$J$7]" office:value-type="float" office:value="330" calcext:value-type="float">
            <text:p>330</text:p>
          </table:table-cell>
          <table:table-cell table:formula="of:=IF(WEEKDAY([.A458];2) = 7; 150; 0)" office:value-type="float" office:value="0" calcext:value-type="float">
            <text:p>0</text:p>
          </table:table-cell>
          <table:table-cell table:formula="of:=[.G457] -[.F458] +[.E458]" office:value-type="float" office:value="79444" calcext:value-type="float">
            <text:p>7944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02" calcext:value-type="date">
            <text:p>2.04.2024</text:p>
          </table:table-cell>
          <table:table-cell table:formula="of:=[.A459]" office:value-type="date" office:date-value="2024-04-02" calcext:value-type="date">
            <text:p>04-02</text:p>
          </table:table-cell>
          <table:table-cell table:style-name="ce1" table:formula="of:=IF([.B459] &lt; DATE(YEAR([.A459]);3;21); &quot;ZIMA&quot;; IF([.B459] &lt; DATE(YEAR([.A459]);6;21);&quot;WIOSNA&quot; ; IF([.B459] &lt; DATE(YEAR([.A459]);9;23); &quot;LATO&quot;; IF([.B459] &lt; DATE(YEAR([.A459]);12;21);&quot;JESIEŃ&quot;; &quot;ZIMA&quot;))))" office:value-type="string" office:string-value="WIOSNA" calcext:value-type="string">
            <text:p>WIOSNA</text:p>
          </table:table-cell>
          <table:table-cell table:formula="of:=IF([.C459] = &quot;ZIMA&quot;; 0.2; IF([.C459] = &quot;WIOSNA&quot;; 0.5; IF([.C459] = &quot;LATO&quot;; 0.9; 0.4)))" office:value-type="float" office:value="0.5" calcext:value-type="float">
            <text:p>0,5</text:p>
          </table:table-cell>
          <table:table-cell table:formula="of:=IF(WEEKDAY([.A459];2)&lt; 6; 1; 0) * [.$J$3] *[.D459] *[.$J$7]" office:value-type="float" office:value="330" calcext:value-type="float">
            <text:p>330</text:p>
          </table:table-cell>
          <table:table-cell table:formula="of:=IF(WEEKDAY([.A459];2) = 7; 150; 0)" office:value-type="float" office:value="0" calcext:value-type="float">
            <text:p>0</text:p>
          </table:table-cell>
          <table:table-cell table:formula="of:=[.G458] -[.F459] +[.E459]" office:value-type="float" office:value="79774" calcext:value-type="float">
            <text:p>7977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03" calcext:value-type="date">
            <text:p>3.04.2024</text:p>
          </table:table-cell>
          <table:table-cell table:formula="of:=[.A460]" office:value-type="date" office:date-value="2024-04-03" calcext:value-type="date">
            <text:p>04-03</text:p>
          </table:table-cell>
          <table:table-cell table:style-name="ce1" table:formula="of:=IF([.B460] &lt; DATE(YEAR([.A460]);3;21); &quot;ZIMA&quot;; IF([.B460] &lt; DATE(YEAR([.A460]);6;21);&quot;WIOSNA&quot; ; IF([.B460] &lt; DATE(YEAR([.A460]);9;23); &quot;LATO&quot;; IF([.B460] &lt; DATE(YEAR([.A460]);12;21);&quot;JESIEŃ&quot;; &quot;ZIMA&quot;))))" office:value-type="string" office:string-value="WIOSNA" calcext:value-type="string">
            <text:p>WIOSNA</text:p>
          </table:table-cell>
          <table:table-cell table:formula="of:=IF([.C460] = &quot;ZIMA&quot;; 0.2; IF([.C460] = &quot;WIOSNA&quot;; 0.5; IF([.C460] = &quot;LATO&quot;; 0.9; 0.4)))" office:value-type="float" office:value="0.5" calcext:value-type="float">
            <text:p>0,5</text:p>
          </table:table-cell>
          <table:table-cell table:formula="of:=IF(WEEKDAY([.A460];2)&lt; 6; 1; 0) * [.$J$3] *[.D460] *[.$J$7]" office:value-type="float" office:value="330" calcext:value-type="float">
            <text:p>330</text:p>
          </table:table-cell>
          <table:table-cell table:formula="of:=IF(WEEKDAY([.A460];2) = 7; 150; 0)" office:value-type="float" office:value="0" calcext:value-type="float">
            <text:p>0</text:p>
          </table:table-cell>
          <table:table-cell table:formula="of:=[.G459] -[.F460] +[.E460]" office:value-type="float" office:value="80104" calcext:value-type="float">
            <text:p>8010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04" calcext:value-type="date">
            <text:p>4.04.2024</text:p>
          </table:table-cell>
          <table:table-cell table:formula="of:=[.A461]" office:value-type="date" office:date-value="2024-04-04" calcext:value-type="date">
            <text:p>04-04</text:p>
          </table:table-cell>
          <table:table-cell table:style-name="ce1" table:formula="of:=IF([.B461] &lt; DATE(YEAR([.A461]);3;21); &quot;ZIMA&quot;; IF([.B461] &lt; DATE(YEAR([.A461]);6;21);&quot;WIOSNA&quot; ; IF([.B461] &lt; DATE(YEAR([.A461]);9;23); &quot;LATO&quot;; IF([.B461] &lt; DATE(YEAR([.A461]);12;21);&quot;JESIEŃ&quot;; &quot;ZIMA&quot;))))" office:value-type="string" office:string-value="WIOSNA" calcext:value-type="string">
            <text:p>WIOSNA</text:p>
          </table:table-cell>
          <table:table-cell table:formula="of:=IF([.C461] = &quot;ZIMA&quot;; 0.2; IF([.C461] = &quot;WIOSNA&quot;; 0.5; IF([.C461] = &quot;LATO&quot;; 0.9; 0.4)))" office:value-type="float" office:value="0.5" calcext:value-type="float">
            <text:p>0,5</text:p>
          </table:table-cell>
          <table:table-cell table:formula="of:=IF(WEEKDAY([.A461];2)&lt; 6; 1; 0) * [.$J$3] *[.D461] *[.$J$7]" office:value-type="float" office:value="330" calcext:value-type="float">
            <text:p>330</text:p>
          </table:table-cell>
          <table:table-cell table:formula="of:=IF(WEEKDAY([.A461];2) = 7; 150; 0)" office:value-type="float" office:value="0" calcext:value-type="float">
            <text:p>0</text:p>
          </table:table-cell>
          <table:table-cell table:formula="of:=[.G460] -[.F461] +[.E461]" office:value-type="float" office:value="80434" calcext:value-type="float">
            <text:p>8043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05" calcext:value-type="date">
            <text:p>5.04.2024</text:p>
          </table:table-cell>
          <table:table-cell table:formula="of:=[.A462]" office:value-type="date" office:date-value="2024-04-05" calcext:value-type="date">
            <text:p>04-05</text:p>
          </table:table-cell>
          <table:table-cell table:style-name="ce1" table:formula="of:=IF([.B462] &lt; DATE(YEAR([.A462]);3;21); &quot;ZIMA&quot;; IF([.B462] &lt; DATE(YEAR([.A462]);6;21);&quot;WIOSNA&quot; ; IF([.B462] &lt; DATE(YEAR([.A462]);9;23); &quot;LATO&quot;; IF([.B462] &lt; DATE(YEAR([.A462]);12;21);&quot;JESIEŃ&quot;; &quot;ZIMA&quot;))))" office:value-type="string" office:string-value="WIOSNA" calcext:value-type="string">
            <text:p>WIOSNA</text:p>
          </table:table-cell>
          <table:table-cell table:formula="of:=IF([.C462] = &quot;ZIMA&quot;; 0.2; IF([.C462] = &quot;WIOSNA&quot;; 0.5; IF([.C462] = &quot;LATO&quot;; 0.9; 0.4)))" office:value-type="float" office:value="0.5" calcext:value-type="float">
            <text:p>0,5</text:p>
          </table:table-cell>
          <table:table-cell table:formula="of:=IF(WEEKDAY([.A462];2)&lt; 6; 1; 0) * [.$J$3] *[.D462] *[.$J$7]" office:value-type="float" office:value="330" calcext:value-type="float">
            <text:p>330</text:p>
          </table:table-cell>
          <table:table-cell table:formula="of:=IF(WEEKDAY([.A462];2) = 7; 150; 0)" office:value-type="float" office:value="0" calcext:value-type="float">
            <text:p>0</text:p>
          </table:table-cell>
          <table:table-cell table:formula="of:=[.G461] -[.F462] +[.E462]" office:value-type="float" office:value="80764" calcext:value-type="float">
            <text:p>807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06" calcext:value-type="date">
            <text:p>6.04.2024</text:p>
          </table:table-cell>
          <table:table-cell table:formula="of:=[.A463]" office:value-type="date" office:date-value="2024-04-06" calcext:value-type="date">
            <text:p>04-06</text:p>
          </table:table-cell>
          <table:table-cell table:style-name="ce1" table:formula="of:=IF([.B463] &lt; DATE(YEAR([.A463]);3;21); &quot;ZIMA&quot;; IF([.B463] &lt; DATE(YEAR([.A463]);6;21);&quot;WIOSNA&quot; ; IF([.B463] &lt; DATE(YEAR([.A463]);9;23); &quot;LATO&quot;; IF([.B463] &lt; DATE(YEAR([.A463]);12;21);&quot;JESIEŃ&quot;; &quot;ZIMA&quot;))))" office:value-type="string" office:string-value="WIOSNA" calcext:value-type="string">
            <text:p>WIOSNA</text:p>
          </table:table-cell>
          <table:table-cell table:formula="of:=IF([.C463] = &quot;ZIMA&quot;; 0.2; IF([.C463] = &quot;WIOSNA&quot;; 0.5; IF([.C463] = &quot;LATO&quot;; 0.9; 0.4)))" office:value-type="float" office:value="0.5" calcext:value-type="float">
            <text:p>0,5</text:p>
          </table:table-cell>
          <table:table-cell table:formula="of:=IF(WEEKDAY([.A463];2)&lt; 6; 1; 0) * [.$J$3] *[.D463] *[.$J$7]" office:value-type="float" office:value="0" calcext:value-type="float">
            <text:p>0</text:p>
          </table:table-cell>
          <table:table-cell table:formula="of:=IF(WEEKDAY([.A463];2) = 7; 150; 0)" office:value-type="float" office:value="0" calcext:value-type="float">
            <text:p>0</text:p>
          </table:table-cell>
          <table:table-cell table:formula="of:=[.G462] -[.F463] +[.E463]" office:value-type="float" office:value="80764" calcext:value-type="float">
            <text:p>807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07" calcext:value-type="date">
            <text:p>7.04.2024</text:p>
          </table:table-cell>
          <table:table-cell table:formula="of:=[.A464]" office:value-type="date" office:date-value="2024-04-07" calcext:value-type="date">
            <text:p>04-07</text:p>
          </table:table-cell>
          <table:table-cell table:style-name="ce1" table:formula="of:=IF([.B464] &lt; DATE(YEAR([.A464]);3;21); &quot;ZIMA&quot;; IF([.B464] &lt; DATE(YEAR([.A464]);6;21);&quot;WIOSNA&quot; ; IF([.B464] &lt; DATE(YEAR([.A464]);9;23); &quot;LATO&quot;; IF([.B464] &lt; DATE(YEAR([.A464]);12;21);&quot;JESIEŃ&quot;; &quot;ZIMA&quot;))))" office:value-type="string" office:string-value="WIOSNA" calcext:value-type="string">
            <text:p>WIOSNA</text:p>
          </table:table-cell>
          <table:table-cell table:formula="of:=IF([.C464] = &quot;ZIMA&quot;; 0.2; IF([.C464] = &quot;WIOSNA&quot;; 0.5; IF([.C464] = &quot;LATO&quot;; 0.9; 0.4)))" office:value-type="float" office:value="0.5" calcext:value-type="float">
            <text:p>0,5</text:p>
          </table:table-cell>
          <table:table-cell table:formula="of:=IF(WEEKDAY([.A464];2)&lt; 6; 1; 0) * [.$J$3] *[.D464] *[.$J$7]" office:value-type="float" office:value="0" calcext:value-type="float">
            <text:p>0</text:p>
          </table:table-cell>
          <table:table-cell table:formula="of:=IF(WEEKDAY([.A464];2) = 7; 150; 0)" office:value-type="float" office:value="150" calcext:value-type="float">
            <text:p>150</text:p>
          </table:table-cell>
          <table:table-cell table:formula="of:=[.G463] -[.F464] +[.E464]" office:value-type="float" office:value="80614" calcext:value-type="float">
            <text:p>8061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08" calcext:value-type="date">
            <text:p>8.04.2024</text:p>
          </table:table-cell>
          <table:table-cell table:formula="of:=[.A465]" office:value-type="date" office:date-value="2024-04-08" calcext:value-type="date">
            <text:p>04-08</text:p>
          </table:table-cell>
          <table:table-cell table:style-name="ce1" table:formula="of:=IF([.B465] &lt; DATE(YEAR([.A465]);3;21); &quot;ZIMA&quot;; IF([.B465] &lt; DATE(YEAR([.A465]);6;21);&quot;WIOSNA&quot; ; IF([.B465] &lt; DATE(YEAR([.A465]);9;23); &quot;LATO&quot;; IF([.B465] &lt; DATE(YEAR([.A465]);12;21);&quot;JESIEŃ&quot;; &quot;ZIMA&quot;))))" office:value-type="string" office:string-value="WIOSNA" calcext:value-type="string">
            <text:p>WIOSNA</text:p>
          </table:table-cell>
          <table:table-cell table:formula="of:=IF([.C465] = &quot;ZIMA&quot;; 0.2; IF([.C465] = &quot;WIOSNA&quot;; 0.5; IF([.C465] = &quot;LATO&quot;; 0.9; 0.4)))" office:value-type="float" office:value="0.5" calcext:value-type="float">
            <text:p>0,5</text:p>
          </table:table-cell>
          <table:table-cell table:formula="of:=IF(WEEKDAY([.A465];2)&lt; 6; 1; 0) * [.$J$3] *[.D465] *[.$J$7]" office:value-type="float" office:value="330" calcext:value-type="float">
            <text:p>330</text:p>
          </table:table-cell>
          <table:table-cell table:formula="of:=IF(WEEKDAY([.A465];2) = 7; 150; 0)" office:value-type="float" office:value="0" calcext:value-type="float">
            <text:p>0</text:p>
          </table:table-cell>
          <table:table-cell table:formula="of:=[.G464] -[.F465] +[.E465]" office:value-type="float" office:value="80944" calcext:value-type="float">
            <text:p>8094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09" calcext:value-type="date">
            <text:p>9.04.2024</text:p>
          </table:table-cell>
          <table:table-cell table:formula="of:=[.A466]" office:value-type="date" office:date-value="2024-04-09" calcext:value-type="date">
            <text:p>04-09</text:p>
          </table:table-cell>
          <table:table-cell table:style-name="ce1" table:formula="of:=IF([.B466] &lt; DATE(YEAR([.A466]);3;21); &quot;ZIMA&quot;; IF([.B466] &lt; DATE(YEAR([.A466]);6;21);&quot;WIOSNA&quot; ; IF([.B466] &lt; DATE(YEAR([.A466]);9;23); &quot;LATO&quot;; IF([.B466] &lt; DATE(YEAR([.A466]);12;21);&quot;JESIEŃ&quot;; &quot;ZIMA&quot;))))" office:value-type="string" office:string-value="WIOSNA" calcext:value-type="string">
            <text:p>WIOSNA</text:p>
          </table:table-cell>
          <table:table-cell table:formula="of:=IF([.C466] = &quot;ZIMA&quot;; 0.2; IF([.C466] = &quot;WIOSNA&quot;; 0.5; IF([.C466] = &quot;LATO&quot;; 0.9; 0.4)))" office:value-type="float" office:value="0.5" calcext:value-type="float">
            <text:p>0,5</text:p>
          </table:table-cell>
          <table:table-cell table:formula="of:=IF(WEEKDAY([.A466];2)&lt; 6; 1; 0) * [.$J$3] *[.D466] *[.$J$7]" office:value-type="float" office:value="330" calcext:value-type="float">
            <text:p>330</text:p>
          </table:table-cell>
          <table:table-cell table:formula="of:=IF(WEEKDAY([.A466];2) = 7; 150; 0)" office:value-type="float" office:value="0" calcext:value-type="float">
            <text:p>0</text:p>
          </table:table-cell>
          <table:table-cell table:formula="of:=[.G465] -[.F466] +[.E466]" office:value-type="float" office:value="81274" calcext:value-type="float">
            <text:p>8127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10" calcext:value-type="date">
            <text:p>10.04.2024</text:p>
          </table:table-cell>
          <table:table-cell table:formula="of:=[.A467]" office:value-type="date" office:date-value="2024-04-10" calcext:value-type="date">
            <text:p>04-10</text:p>
          </table:table-cell>
          <table:table-cell table:style-name="ce1" table:formula="of:=IF([.B467] &lt; DATE(YEAR([.A467]);3;21); &quot;ZIMA&quot;; IF([.B467] &lt; DATE(YEAR([.A467]);6;21);&quot;WIOSNA&quot; ; IF([.B467] &lt; DATE(YEAR([.A467]);9;23); &quot;LATO&quot;; IF([.B467] &lt; DATE(YEAR([.A467]);12;21);&quot;JESIEŃ&quot;; &quot;ZIMA&quot;))))" office:value-type="string" office:string-value="WIOSNA" calcext:value-type="string">
            <text:p>WIOSNA</text:p>
          </table:table-cell>
          <table:table-cell table:formula="of:=IF([.C467] = &quot;ZIMA&quot;; 0.2; IF([.C467] = &quot;WIOSNA&quot;; 0.5; IF([.C467] = &quot;LATO&quot;; 0.9; 0.4)))" office:value-type="float" office:value="0.5" calcext:value-type="float">
            <text:p>0,5</text:p>
          </table:table-cell>
          <table:table-cell table:formula="of:=IF(WEEKDAY([.A467];2)&lt; 6; 1; 0) * [.$J$3] *[.D467] *[.$J$7]" office:value-type="float" office:value="330" calcext:value-type="float">
            <text:p>330</text:p>
          </table:table-cell>
          <table:table-cell table:formula="of:=IF(WEEKDAY([.A467];2) = 7; 150; 0)" office:value-type="float" office:value="0" calcext:value-type="float">
            <text:p>0</text:p>
          </table:table-cell>
          <table:table-cell table:formula="of:=[.G466] -[.F467] +[.E467]" office:value-type="float" office:value="81604" calcext:value-type="float">
            <text:p>8160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11" calcext:value-type="date">
            <text:p>11.04.2024</text:p>
          </table:table-cell>
          <table:table-cell table:formula="of:=[.A468]" office:value-type="date" office:date-value="2024-04-11" calcext:value-type="date">
            <text:p>04-11</text:p>
          </table:table-cell>
          <table:table-cell table:style-name="ce1" table:formula="of:=IF([.B468] &lt; DATE(YEAR([.A468]);3;21); &quot;ZIMA&quot;; IF([.B468] &lt; DATE(YEAR([.A468]);6;21);&quot;WIOSNA&quot; ; IF([.B468] &lt; DATE(YEAR([.A468]);9;23); &quot;LATO&quot;; IF([.B468] &lt; DATE(YEAR([.A468]);12;21);&quot;JESIEŃ&quot;; &quot;ZIMA&quot;))))" office:value-type="string" office:string-value="WIOSNA" calcext:value-type="string">
            <text:p>WIOSNA</text:p>
          </table:table-cell>
          <table:table-cell table:formula="of:=IF([.C468] = &quot;ZIMA&quot;; 0.2; IF([.C468] = &quot;WIOSNA&quot;; 0.5; IF([.C468] = &quot;LATO&quot;; 0.9; 0.4)))" office:value-type="float" office:value="0.5" calcext:value-type="float">
            <text:p>0,5</text:p>
          </table:table-cell>
          <table:table-cell table:formula="of:=IF(WEEKDAY([.A468];2)&lt; 6; 1; 0) * [.$J$3] *[.D468] *[.$J$7]" office:value-type="float" office:value="330" calcext:value-type="float">
            <text:p>330</text:p>
          </table:table-cell>
          <table:table-cell table:formula="of:=IF(WEEKDAY([.A468];2) = 7; 150; 0)" office:value-type="float" office:value="0" calcext:value-type="float">
            <text:p>0</text:p>
          </table:table-cell>
          <table:table-cell table:formula="of:=[.G467] -[.F468] +[.E468]" office:value-type="float" office:value="81934" calcext:value-type="float">
            <text:p>8193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12" calcext:value-type="date">
            <text:p>12.04.2024</text:p>
          </table:table-cell>
          <table:table-cell table:formula="of:=[.A469]" office:value-type="date" office:date-value="2024-04-12" calcext:value-type="date">
            <text:p>04-12</text:p>
          </table:table-cell>
          <table:table-cell table:style-name="ce1" table:formula="of:=IF([.B469] &lt; DATE(YEAR([.A469]);3;21); &quot;ZIMA&quot;; IF([.B469] &lt; DATE(YEAR([.A469]);6;21);&quot;WIOSNA&quot; ; IF([.B469] &lt; DATE(YEAR([.A469]);9;23); &quot;LATO&quot;; IF([.B469] &lt; DATE(YEAR([.A469]);12;21);&quot;JESIEŃ&quot;; &quot;ZIMA&quot;))))" office:value-type="string" office:string-value="WIOSNA" calcext:value-type="string">
            <text:p>WIOSNA</text:p>
          </table:table-cell>
          <table:table-cell table:formula="of:=IF([.C469] = &quot;ZIMA&quot;; 0.2; IF([.C469] = &quot;WIOSNA&quot;; 0.5; IF([.C469] = &quot;LATO&quot;; 0.9; 0.4)))" office:value-type="float" office:value="0.5" calcext:value-type="float">
            <text:p>0,5</text:p>
          </table:table-cell>
          <table:table-cell table:formula="of:=IF(WEEKDAY([.A469];2)&lt; 6; 1; 0) * [.$J$3] *[.D469] *[.$J$7]" office:value-type="float" office:value="330" calcext:value-type="float">
            <text:p>330</text:p>
          </table:table-cell>
          <table:table-cell table:formula="of:=IF(WEEKDAY([.A469];2) = 7; 150; 0)" office:value-type="float" office:value="0" calcext:value-type="float">
            <text:p>0</text:p>
          </table:table-cell>
          <table:table-cell table:formula="of:=[.G468] -[.F469] +[.E469]" office:value-type="float" office:value="82264" calcext:value-type="float">
            <text:p>822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13" calcext:value-type="date">
            <text:p>13.04.2024</text:p>
          </table:table-cell>
          <table:table-cell table:formula="of:=[.A470]" office:value-type="date" office:date-value="2024-04-13" calcext:value-type="date">
            <text:p>04-13</text:p>
          </table:table-cell>
          <table:table-cell table:style-name="ce1" table:formula="of:=IF([.B470] &lt; DATE(YEAR([.A470]);3;21); &quot;ZIMA&quot;; IF([.B470] &lt; DATE(YEAR([.A470]);6;21);&quot;WIOSNA&quot; ; IF([.B470] &lt; DATE(YEAR([.A470]);9;23); &quot;LATO&quot;; IF([.B470] &lt; DATE(YEAR([.A470]);12;21);&quot;JESIEŃ&quot;; &quot;ZIMA&quot;))))" office:value-type="string" office:string-value="WIOSNA" calcext:value-type="string">
            <text:p>WIOSNA</text:p>
          </table:table-cell>
          <table:table-cell table:formula="of:=IF([.C470] = &quot;ZIMA&quot;; 0.2; IF([.C470] = &quot;WIOSNA&quot;; 0.5; IF([.C470] = &quot;LATO&quot;; 0.9; 0.4)))" office:value-type="float" office:value="0.5" calcext:value-type="float">
            <text:p>0,5</text:p>
          </table:table-cell>
          <table:table-cell table:formula="of:=IF(WEEKDAY([.A470];2)&lt; 6; 1; 0) * [.$J$3] *[.D470] *[.$J$7]" office:value-type="float" office:value="0" calcext:value-type="float">
            <text:p>0</text:p>
          </table:table-cell>
          <table:table-cell table:formula="of:=IF(WEEKDAY([.A470];2) = 7; 150; 0)" office:value-type="float" office:value="0" calcext:value-type="float">
            <text:p>0</text:p>
          </table:table-cell>
          <table:table-cell table:formula="of:=[.G469] -[.F470] +[.E470]" office:value-type="float" office:value="82264" calcext:value-type="float">
            <text:p>822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14" calcext:value-type="date">
            <text:p>14.04.2024</text:p>
          </table:table-cell>
          <table:table-cell table:formula="of:=[.A471]" office:value-type="date" office:date-value="2024-04-14" calcext:value-type="date">
            <text:p>04-14</text:p>
          </table:table-cell>
          <table:table-cell table:style-name="ce1" table:formula="of:=IF([.B471] &lt; DATE(YEAR([.A471]);3;21); &quot;ZIMA&quot;; IF([.B471] &lt; DATE(YEAR([.A471]);6;21);&quot;WIOSNA&quot; ; IF([.B471] &lt; DATE(YEAR([.A471]);9;23); &quot;LATO&quot;; IF([.B471] &lt; DATE(YEAR([.A471]);12;21);&quot;JESIEŃ&quot;; &quot;ZIMA&quot;))))" office:value-type="string" office:string-value="WIOSNA" calcext:value-type="string">
            <text:p>WIOSNA</text:p>
          </table:table-cell>
          <table:table-cell table:formula="of:=IF([.C471] = &quot;ZIMA&quot;; 0.2; IF([.C471] = &quot;WIOSNA&quot;; 0.5; IF([.C471] = &quot;LATO&quot;; 0.9; 0.4)))" office:value-type="float" office:value="0.5" calcext:value-type="float">
            <text:p>0,5</text:p>
          </table:table-cell>
          <table:table-cell table:formula="of:=IF(WEEKDAY([.A471];2)&lt; 6; 1; 0) * [.$J$3] *[.D471] *[.$J$7]" office:value-type="float" office:value="0" calcext:value-type="float">
            <text:p>0</text:p>
          </table:table-cell>
          <table:table-cell table:formula="of:=IF(WEEKDAY([.A471];2) = 7; 150; 0)" office:value-type="float" office:value="150" calcext:value-type="float">
            <text:p>150</text:p>
          </table:table-cell>
          <table:table-cell table:formula="of:=[.G470] -[.F471] +[.E471]" office:value-type="float" office:value="82114" calcext:value-type="float">
            <text:p>8211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15" calcext:value-type="date">
            <text:p>15.04.2024</text:p>
          </table:table-cell>
          <table:table-cell table:formula="of:=[.A472]" office:value-type="date" office:date-value="2024-04-15" calcext:value-type="date">
            <text:p>04-15</text:p>
          </table:table-cell>
          <table:table-cell table:style-name="ce1" table:formula="of:=IF([.B472] &lt; DATE(YEAR([.A472]);3;21); &quot;ZIMA&quot;; IF([.B472] &lt; DATE(YEAR([.A472]);6;21);&quot;WIOSNA&quot; ; IF([.B472] &lt; DATE(YEAR([.A472]);9;23); &quot;LATO&quot;; IF([.B472] &lt; DATE(YEAR([.A472]);12;21);&quot;JESIEŃ&quot;; &quot;ZIMA&quot;))))" office:value-type="string" office:string-value="WIOSNA" calcext:value-type="string">
            <text:p>WIOSNA</text:p>
          </table:table-cell>
          <table:table-cell table:formula="of:=IF([.C472] = &quot;ZIMA&quot;; 0.2; IF([.C472] = &quot;WIOSNA&quot;; 0.5; IF([.C472] = &quot;LATO&quot;; 0.9; 0.4)))" office:value-type="float" office:value="0.5" calcext:value-type="float">
            <text:p>0,5</text:p>
          </table:table-cell>
          <table:table-cell table:formula="of:=IF(WEEKDAY([.A472];2)&lt; 6; 1; 0) * [.$J$3] *[.D472] *[.$J$7]" office:value-type="float" office:value="330" calcext:value-type="float">
            <text:p>330</text:p>
          </table:table-cell>
          <table:table-cell table:formula="of:=IF(WEEKDAY([.A472];2) = 7; 150; 0)" office:value-type="float" office:value="0" calcext:value-type="float">
            <text:p>0</text:p>
          </table:table-cell>
          <table:table-cell table:formula="of:=[.G471] -[.F472] +[.E472]" office:value-type="float" office:value="82444" calcext:value-type="float">
            <text:p>8244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16" calcext:value-type="date">
            <text:p>16.04.2024</text:p>
          </table:table-cell>
          <table:table-cell table:formula="of:=[.A473]" office:value-type="date" office:date-value="2024-04-16" calcext:value-type="date">
            <text:p>04-16</text:p>
          </table:table-cell>
          <table:table-cell table:style-name="ce1" table:formula="of:=IF([.B473] &lt; DATE(YEAR([.A473]);3;21); &quot;ZIMA&quot;; IF([.B473] &lt; DATE(YEAR([.A473]);6;21);&quot;WIOSNA&quot; ; IF([.B473] &lt; DATE(YEAR([.A473]);9;23); &quot;LATO&quot;; IF([.B473] &lt; DATE(YEAR([.A473]);12;21);&quot;JESIEŃ&quot;; &quot;ZIMA&quot;))))" office:value-type="string" office:string-value="WIOSNA" calcext:value-type="string">
            <text:p>WIOSNA</text:p>
          </table:table-cell>
          <table:table-cell table:formula="of:=IF([.C473] = &quot;ZIMA&quot;; 0.2; IF([.C473] = &quot;WIOSNA&quot;; 0.5; IF([.C473] = &quot;LATO&quot;; 0.9; 0.4)))" office:value-type="float" office:value="0.5" calcext:value-type="float">
            <text:p>0,5</text:p>
          </table:table-cell>
          <table:table-cell table:formula="of:=IF(WEEKDAY([.A473];2)&lt; 6; 1; 0) * [.$J$3] *[.D473] *[.$J$7]" office:value-type="float" office:value="330" calcext:value-type="float">
            <text:p>330</text:p>
          </table:table-cell>
          <table:table-cell table:formula="of:=IF(WEEKDAY([.A473];2) = 7; 150; 0)" office:value-type="float" office:value="0" calcext:value-type="float">
            <text:p>0</text:p>
          </table:table-cell>
          <table:table-cell table:formula="of:=[.G472] -[.F473] +[.E473]" office:value-type="float" office:value="82774" calcext:value-type="float">
            <text:p>8277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17" calcext:value-type="date">
            <text:p>17.04.2024</text:p>
          </table:table-cell>
          <table:table-cell table:formula="of:=[.A474]" office:value-type="date" office:date-value="2024-04-17" calcext:value-type="date">
            <text:p>04-17</text:p>
          </table:table-cell>
          <table:table-cell table:style-name="ce1" table:formula="of:=IF([.B474] &lt; DATE(YEAR([.A474]);3;21); &quot;ZIMA&quot;; IF([.B474] &lt; DATE(YEAR([.A474]);6;21);&quot;WIOSNA&quot; ; IF([.B474] &lt; DATE(YEAR([.A474]);9;23); &quot;LATO&quot;; IF([.B474] &lt; DATE(YEAR([.A474]);12;21);&quot;JESIEŃ&quot;; &quot;ZIMA&quot;))))" office:value-type="string" office:string-value="WIOSNA" calcext:value-type="string">
            <text:p>WIOSNA</text:p>
          </table:table-cell>
          <table:table-cell table:formula="of:=IF([.C474] = &quot;ZIMA&quot;; 0.2; IF([.C474] = &quot;WIOSNA&quot;; 0.5; IF([.C474] = &quot;LATO&quot;; 0.9; 0.4)))" office:value-type="float" office:value="0.5" calcext:value-type="float">
            <text:p>0,5</text:p>
          </table:table-cell>
          <table:table-cell table:formula="of:=IF(WEEKDAY([.A474];2)&lt; 6; 1; 0) * [.$J$3] *[.D474] *[.$J$7]" office:value-type="float" office:value="330" calcext:value-type="float">
            <text:p>330</text:p>
          </table:table-cell>
          <table:table-cell table:formula="of:=IF(WEEKDAY([.A474];2) = 7; 150; 0)" office:value-type="float" office:value="0" calcext:value-type="float">
            <text:p>0</text:p>
          </table:table-cell>
          <table:table-cell table:formula="of:=[.G473] -[.F474] +[.E474]" office:value-type="float" office:value="83104" calcext:value-type="float">
            <text:p>8310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18" calcext:value-type="date">
            <text:p>18.04.2024</text:p>
          </table:table-cell>
          <table:table-cell table:formula="of:=[.A475]" office:value-type="date" office:date-value="2024-04-18" calcext:value-type="date">
            <text:p>04-18</text:p>
          </table:table-cell>
          <table:table-cell table:style-name="ce1" table:formula="of:=IF([.B475] &lt; DATE(YEAR([.A475]);3;21); &quot;ZIMA&quot;; IF([.B475] &lt; DATE(YEAR([.A475]);6;21);&quot;WIOSNA&quot; ; IF([.B475] &lt; DATE(YEAR([.A475]);9;23); &quot;LATO&quot;; IF([.B475] &lt; DATE(YEAR([.A475]);12;21);&quot;JESIEŃ&quot;; &quot;ZIMA&quot;))))" office:value-type="string" office:string-value="WIOSNA" calcext:value-type="string">
            <text:p>WIOSNA</text:p>
          </table:table-cell>
          <table:table-cell table:formula="of:=IF([.C475] = &quot;ZIMA&quot;; 0.2; IF([.C475] = &quot;WIOSNA&quot;; 0.5; IF([.C475] = &quot;LATO&quot;; 0.9; 0.4)))" office:value-type="float" office:value="0.5" calcext:value-type="float">
            <text:p>0,5</text:p>
          </table:table-cell>
          <table:table-cell table:formula="of:=IF(WEEKDAY([.A475];2)&lt; 6; 1; 0) * [.$J$3] *[.D475] *[.$J$7]" office:value-type="float" office:value="330" calcext:value-type="float">
            <text:p>330</text:p>
          </table:table-cell>
          <table:table-cell table:formula="of:=IF(WEEKDAY([.A475];2) = 7; 150; 0)" office:value-type="float" office:value="0" calcext:value-type="float">
            <text:p>0</text:p>
          </table:table-cell>
          <table:table-cell table:formula="of:=[.G474] -[.F475] +[.E475]" office:value-type="float" office:value="83434" calcext:value-type="float">
            <text:p>8343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19" calcext:value-type="date">
            <text:p>19.04.2024</text:p>
          </table:table-cell>
          <table:table-cell table:formula="of:=[.A476]" office:value-type="date" office:date-value="2024-04-19" calcext:value-type="date">
            <text:p>04-19</text:p>
          </table:table-cell>
          <table:table-cell table:style-name="ce1" table:formula="of:=IF([.B476] &lt; DATE(YEAR([.A476]);3;21); &quot;ZIMA&quot;; IF([.B476] &lt; DATE(YEAR([.A476]);6;21);&quot;WIOSNA&quot; ; IF([.B476] &lt; DATE(YEAR([.A476]);9;23); &quot;LATO&quot;; IF([.B476] &lt; DATE(YEAR([.A476]);12;21);&quot;JESIEŃ&quot;; &quot;ZIMA&quot;))))" office:value-type="string" office:string-value="WIOSNA" calcext:value-type="string">
            <text:p>WIOSNA</text:p>
          </table:table-cell>
          <table:table-cell table:formula="of:=IF([.C476] = &quot;ZIMA&quot;; 0.2; IF([.C476] = &quot;WIOSNA&quot;; 0.5; IF([.C476] = &quot;LATO&quot;; 0.9; 0.4)))" office:value-type="float" office:value="0.5" calcext:value-type="float">
            <text:p>0,5</text:p>
          </table:table-cell>
          <table:table-cell table:formula="of:=IF(WEEKDAY([.A476];2)&lt; 6; 1; 0) * [.$J$3] *[.D476] *[.$J$7]" office:value-type="float" office:value="330" calcext:value-type="float">
            <text:p>330</text:p>
          </table:table-cell>
          <table:table-cell table:formula="of:=IF(WEEKDAY([.A476];2) = 7; 150; 0)" office:value-type="float" office:value="0" calcext:value-type="float">
            <text:p>0</text:p>
          </table:table-cell>
          <table:table-cell table:formula="of:=[.G475] -[.F476] +[.E476]" office:value-type="float" office:value="83764" calcext:value-type="float">
            <text:p>837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20" calcext:value-type="date">
            <text:p>20.04.2024</text:p>
          </table:table-cell>
          <table:table-cell table:formula="of:=[.A477]" office:value-type="date" office:date-value="2024-04-20" calcext:value-type="date">
            <text:p>04-20</text:p>
          </table:table-cell>
          <table:table-cell table:style-name="ce1" table:formula="of:=IF([.B477] &lt; DATE(YEAR([.A477]);3;21); &quot;ZIMA&quot;; IF([.B477] &lt; DATE(YEAR([.A477]);6;21);&quot;WIOSNA&quot; ; IF([.B477] &lt; DATE(YEAR([.A477]);9;23); &quot;LATO&quot;; IF([.B477] &lt; DATE(YEAR([.A477]);12;21);&quot;JESIEŃ&quot;; &quot;ZIMA&quot;))))" office:value-type="string" office:string-value="WIOSNA" calcext:value-type="string">
            <text:p>WIOSNA</text:p>
          </table:table-cell>
          <table:table-cell table:formula="of:=IF([.C477] = &quot;ZIMA&quot;; 0.2; IF([.C477] = &quot;WIOSNA&quot;; 0.5; IF([.C477] = &quot;LATO&quot;; 0.9; 0.4)))" office:value-type="float" office:value="0.5" calcext:value-type="float">
            <text:p>0,5</text:p>
          </table:table-cell>
          <table:table-cell table:formula="of:=IF(WEEKDAY([.A477];2)&lt; 6; 1; 0) * [.$J$3] *[.D477] *[.$J$7]" office:value-type="float" office:value="0" calcext:value-type="float">
            <text:p>0</text:p>
          </table:table-cell>
          <table:table-cell table:formula="of:=IF(WEEKDAY([.A477];2) = 7; 150; 0)" office:value-type="float" office:value="0" calcext:value-type="float">
            <text:p>0</text:p>
          </table:table-cell>
          <table:table-cell table:formula="of:=[.G476] -[.F477] +[.E477]" office:value-type="float" office:value="83764" calcext:value-type="float">
            <text:p>837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21" calcext:value-type="date">
            <text:p>21.04.2024</text:p>
          </table:table-cell>
          <table:table-cell table:formula="of:=[.A478]" office:value-type="date" office:date-value="2024-04-21" calcext:value-type="date">
            <text:p>04-21</text:p>
          </table:table-cell>
          <table:table-cell table:style-name="ce1" table:formula="of:=IF([.B478] &lt; DATE(YEAR([.A478]);3;21); &quot;ZIMA&quot;; IF([.B478] &lt; DATE(YEAR([.A478]);6;21);&quot;WIOSNA&quot; ; IF([.B478] &lt; DATE(YEAR([.A478]);9;23); &quot;LATO&quot;; IF([.B478] &lt; DATE(YEAR([.A478]);12;21);&quot;JESIEŃ&quot;; &quot;ZIMA&quot;))))" office:value-type="string" office:string-value="WIOSNA" calcext:value-type="string">
            <text:p>WIOSNA</text:p>
          </table:table-cell>
          <table:table-cell table:formula="of:=IF([.C478] = &quot;ZIMA&quot;; 0.2; IF([.C478] = &quot;WIOSNA&quot;; 0.5; IF([.C478] = &quot;LATO&quot;; 0.9; 0.4)))" office:value-type="float" office:value="0.5" calcext:value-type="float">
            <text:p>0,5</text:p>
          </table:table-cell>
          <table:table-cell table:formula="of:=IF(WEEKDAY([.A478];2)&lt; 6; 1; 0) * [.$J$3] *[.D478] *[.$J$7]" office:value-type="float" office:value="0" calcext:value-type="float">
            <text:p>0</text:p>
          </table:table-cell>
          <table:table-cell table:formula="of:=IF(WEEKDAY([.A478];2) = 7; 150; 0)" office:value-type="float" office:value="150" calcext:value-type="float">
            <text:p>150</text:p>
          </table:table-cell>
          <table:table-cell table:formula="of:=[.G477] -[.F478] +[.E478]" office:value-type="float" office:value="83614" calcext:value-type="float">
            <text:p>8361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22" calcext:value-type="date">
            <text:p>22.04.2024</text:p>
          </table:table-cell>
          <table:table-cell table:formula="of:=[.A479]" office:value-type="date" office:date-value="2024-04-22" calcext:value-type="date">
            <text:p>04-22</text:p>
          </table:table-cell>
          <table:table-cell table:style-name="ce1" table:formula="of:=IF([.B479] &lt; DATE(YEAR([.A479]);3;21); &quot;ZIMA&quot;; IF([.B479] &lt; DATE(YEAR([.A479]);6;21);&quot;WIOSNA&quot; ; IF([.B479] &lt; DATE(YEAR([.A479]);9;23); &quot;LATO&quot;; IF([.B479] &lt; DATE(YEAR([.A479]);12;21);&quot;JESIEŃ&quot;; &quot;ZIMA&quot;))))" office:value-type="string" office:string-value="WIOSNA" calcext:value-type="string">
            <text:p>WIOSNA</text:p>
          </table:table-cell>
          <table:table-cell table:formula="of:=IF([.C479] = &quot;ZIMA&quot;; 0.2; IF([.C479] = &quot;WIOSNA&quot;; 0.5; IF([.C479] = &quot;LATO&quot;; 0.9; 0.4)))" office:value-type="float" office:value="0.5" calcext:value-type="float">
            <text:p>0,5</text:p>
          </table:table-cell>
          <table:table-cell table:formula="of:=IF(WEEKDAY([.A479];2)&lt; 6; 1; 0) * [.$J$3] *[.D479] *[.$J$7]" office:value-type="float" office:value="330" calcext:value-type="float">
            <text:p>330</text:p>
          </table:table-cell>
          <table:table-cell table:formula="of:=IF(WEEKDAY([.A479];2) = 7; 150; 0)" office:value-type="float" office:value="0" calcext:value-type="float">
            <text:p>0</text:p>
          </table:table-cell>
          <table:table-cell table:formula="of:=[.G478] -[.F479] +[.E479]" office:value-type="float" office:value="83944" calcext:value-type="float">
            <text:p>8394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23" calcext:value-type="date">
            <text:p>23.04.2024</text:p>
          </table:table-cell>
          <table:table-cell table:formula="of:=[.A480]" office:value-type="date" office:date-value="2024-04-23" calcext:value-type="date">
            <text:p>04-23</text:p>
          </table:table-cell>
          <table:table-cell table:style-name="ce1" table:formula="of:=IF([.B480] &lt; DATE(YEAR([.A480]);3;21); &quot;ZIMA&quot;; IF([.B480] &lt; DATE(YEAR([.A480]);6;21);&quot;WIOSNA&quot; ; IF([.B480] &lt; DATE(YEAR([.A480]);9;23); &quot;LATO&quot;; IF([.B480] &lt; DATE(YEAR([.A480]);12;21);&quot;JESIEŃ&quot;; &quot;ZIMA&quot;))))" office:value-type="string" office:string-value="WIOSNA" calcext:value-type="string">
            <text:p>WIOSNA</text:p>
          </table:table-cell>
          <table:table-cell table:formula="of:=IF([.C480] = &quot;ZIMA&quot;; 0.2; IF([.C480] = &quot;WIOSNA&quot;; 0.5; IF([.C480] = &quot;LATO&quot;; 0.9; 0.4)))" office:value-type="float" office:value="0.5" calcext:value-type="float">
            <text:p>0,5</text:p>
          </table:table-cell>
          <table:table-cell table:formula="of:=IF(WEEKDAY([.A480];2)&lt; 6; 1; 0) * [.$J$3] *[.D480] *[.$J$7]" office:value-type="float" office:value="330" calcext:value-type="float">
            <text:p>330</text:p>
          </table:table-cell>
          <table:table-cell table:formula="of:=IF(WEEKDAY([.A480];2) = 7; 150; 0)" office:value-type="float" office:value="0" calcext:value-type="float">
            <text:p>0</text:p>
          </table:table-cell>
          <table:table-cell table:formula="of:=[.G479] -[.F480] +[.E480]" office:value-type="float" office:value="84274" calcext:value-type="float">
            <text:p>8427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24" calcext:value-type="date">
            <text:p>24.04.2024</text:p>
          </table:table-cell>
          <table:table-cell table:formula="of:=[.A481]" office:value-type="date" office:date-value="2024-04-24" calcext:value-type="date">
            <text:p>04-24</text:p>
          </table:table-cell>
          <table:table-cell table:style-name="ce1" table:formula="of:=IF([.B481] &lt; DATE(YEAR([.A481]);3;21); &quot;ZIMA&quot;; IF([.B481] &lt; DATE(YEAR([.A481]);6;21);&quot;WIOSNA&quot; ; IF([.B481] &lt; DATE(YEAR([.A481]);9;23); &quot;LATO&quot;; IF([.B481] &lt; DATE(YEAR([.A481]);12;21);&quot;JESIEŃ&quot;; &quot;ZIMA&quot;))))" office:value-type="string" office:string-value="WIOSNA" calcext:value-type="string">
            <text:p>WIOSNA</text:p>
          </table:table-cell>
          <table:table-cell table:formula="of:=IF([.C481] = &quot;ZIMA&quot;; 0.2; IF([.C481] = &quot;WIOSNA&quot;; 0.5; IF([.C481] = &quot;LATO&quot;; 0.9; 0.4)))" office:value-type="float" office:value="0.5" calcext:value-type="float">
            <text:p>0,5</text:p>
          </table:table-cell>
          <table:table-cell table:formula="of:=IF(WEEKDAY([.A481];2)&lt; 6; 1; 0) * [.$J$3] *[.D481] *[.$J$7]" office:value-type="float" office:value="330" calcext:value-type="float">
            <text:p>330</text:p>
          </table:table-cell>
          <table:table-cell table:formula="of:=IF(WEEKDAY([.A481];2) = 7; 150; 0)" office:value-type="float" office:value="0" calcext:value-type="float">
            <text:p>0</text:p>
          </table:table-cell>
          <table:table-cell table:formula="of:=[.G480] -[.F481] +[.E481]" office:value-type="float" office:value="84604" calcext:value-type="float">
            <text:p>8460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25" calcext:value-type="date">
            <text:p>25.04.2024</text:p>
          </table:table-cell>
          <table:table-cell table:formula="of:=[.A482]" office:value-type="date" office:date-value="2024-04-25" calcext:value-type="date">
            <text:p>04-25</text:p>
          </table:table-cell>
          <table:table-cell table:style-name="ce1" table:formula="of:=IF([.B482] &lt; DATE(YEAR([.A482]);3;21); &quot;ZIMA&quot;; IF([.B482] &lt; DATE(YEAR([.A482]);6;21);&quot;WIOSNA&quot; ; IF([.B482] &lt; DATE(YEAR([.A482]);9;23); &quot;LATO&quot;; IF([.B482] &lt; DATE(YEAR([.A482]);12;21);&quot;JESIEŃ&quot;; &quot;ZIMA&quot;))))" office:value-type="string" office:string-value="WIOSNA" calcext:value-type="string">
            <text:p>WIOSNA</text:p>
          </table:table-cell>
          <table:table-cell table:formula="of:=IF([.C482] = &quot;ZIMA&quot;; 0.2; IF([.C482] = &quot;WIOSNA&quot;; 0.5; IF([.C482] = &quot;LATO&quot;; 0.9; 0.4)))" office:value-type="float" office:value="0.5" calcext:value-type="float">
            <text:p>0,5</text:p>
          </table:table-cell>
          <table:table-cell table:formula="of:=IF(WEEKDAY([.A482];2)&lt; 6; 1; 0) * [.$J$3] *[.D482] *[.$J$7]" office:value-type="float" office:value="330" calcext:value-type="float">
            <text:p>330</text:p>
          </table:table-cell>
          <table:table-cell table:formula="of:=IF(WEEKDAY([.A482];2) = 7; 150; 0)" office:value-type="float" office:value="0" calcext:value-type="float">
            <text:p>0</text:p>
          </table:table-cell>
          <table:table-cell table:formula="of:=[.G481] -[.F482] +[.E482]" office:value-type="float" office:value="84934" calcext:value-type="float">
            <text:p>8493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26" calcext:value-type="date">
            <text:p>26.04.2024</text:p>
          </table:table-cell>
          <table:table-cell table:formula="of:=[.A483]" office:value-type="date" office:date-value="2024-04-26" calcext:value-type="date">
            <text:p>04-26</text:p>
          </table:table-cell>
          <table:table-cell table:style-name="ce1" table:formula="of:=IF([.B483] &lt; DATE(YEAR([.A483]);3;21); &quot;ZIMA&quot;; IF([.B483] &lt; DATE(YEAR([.A483]);6;21);&quot;WIOSNA&quot; ; IF([.B483] &lt; DATE(YEAR([.A483]);9;23); &quot;LATO&quot;; IF([.B483] &lt; DATE(YEAR([.A483]);12;21);&quot;JESIEŃ&quot;; &quot;ZIMA&quot;))))" office:value-type="string" office:string-value="WIOSNA" calcext:value-type="string">
            <text:p>WIOSNA</text:p>
          </table:table-cell>
          <table:table-cell table:formula="of:=IF([.C483] = &quot;ZIMA&quot;; 0.2; IF([.C483] = &quot;WIOSNA&quot;; 0.5; IF([.C483] = &quot;LATO&quot;; 0.9; 0.4)))" office:value-type="float" office:value="0.5" calcext:value-type="float">
            <text:p>0,5</text:p>
          </table:table-cell>
          <table:table-cell table:formula="of:=IF(WEEKDAY([.A483];2)&lt; 6; 1; 0) * [.$J$3] *[.D483] *[.$J$7]" office:value-type="float" office:value="330" calcext:value-type="float">
            <text:p>330</text:p>
          </table:table-cell>
          <table:table-cell table:formula="of:=IF(WEEKDAY([.A483];2) = 7; 150; 0)" office:value-type="float" office:value="0" calcext:value-type="float">
            <text:p>0</text:p>
          </table:table-cell>
          <table:table-cell table:formula="of:=[.G482] -[.F483] +[.E483]" office:value-type="float" office:value="85264" calcext:value-type="float">
            <text:p>852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27" calcext:value-type="date">
            <text:p>27.04.2024</text:p>
          </table:table-cell>
          <table:table-cell table:formula="of:=[.A484]" office:value-type="date" office:date-value="2024-04-27" calcext:value-type="date">
            <text:p>04-27</text:p>
          </table:table-cell>
          <table:table-cell table:style-name="ce1" table:formula="of:=IF([.B484] &lt; DATE(YEAR([.A484]);3;21); &quot;ZIMA&quot;; IF([.B484] &lt; DATE(YEAR([.A484]);6;21);&quot;WIOSNA&quot; ; IF([.B484] &lt; DATE(YEAR([.A484]);9;23); &quot;LATO&quot;; IF([.B484] &lt; DATE(YEAR([.A484]);12;21);&quot;JESIEŃ&quot;; &quot;ZIMA&quot;))))" office:value-type="string" office:string-value="WIOSNA" calcext:value-type="string">
            <text:p>WIOSNA</text:p>
          </table:table-cell>
          <table:table-cell table:formula="of:=IF([.C484] = &quot;ZIMA&quot;; 0.2; IF([.C484] = &quot;WIOSNA&quot;; 0.5; IF([.C484] = &quot;LATO&quot;; 0.9; 0.4)))" office:value-type="float" office:value="0.5" calcext:value-type="float">
            <text:p>0,5</text:p>
          </table:table-cell>
          <table:table-cell table:formula="of:=IF(WEEKDAY([.A484];2)&lt; 6; 1; 0) * [.$J$3] *[.D484] *[.$J$7]" office:value-type="float" office:value="0" calcext:value-type="float">
            <text:p>0</text:p>
          </table:table-cell>
          <table:table-cell table:formula="of:=IF(WEEKDAY([.A484];2) = 7; 150; 0)" office:value-type="float" office:value="0" calcext:value-type="float">
            <text:p>0</text:p>
          </table:table-cell>
          <table:table-cell table:formula="of:=[.G483] -[.F484] +[.E484]" office:value-type="float" office:value="85264" calcext:value-type="float">
            <text:p>852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28" calcext:value-type="date">
            <text:p>28.04.2024</text:p>
          </table:table-cell>
          <table:table-cell table:formula="of:=[.A485]" office:value-type="date" office:date-value="2024-04-28" calcext:value-type="date">
            <text:p>04-28</text:p>
          </table:table-cell>
          <table:table-cell table:style-name="ce1" table:formula="of:=IF([.B485] &lt; DATE(YEAR([.A485]);3;21); &quot;ZIMA&quot;; IF([.B485] &lt; DATE(YEAR([.A485]);6;21);&quot;WIOSNA&quot; ; IF([.B485] &lt; DATE(YEAR([.A485]);9;23); &quot;LATO&quot;; IF([.B485] &lt; DATE(YEAR([.A485]);12;21);&quot;JESIEŃ&quot;; &quot;ZIMA&quot;))))" office:value-type="string" office:string-value="WIOSNA" calcext:value-type="string">
            <text:p>WIOSNA</text:p>
          </table:table-cell>
          <table:table-cell table:formula="of:=IF([.C485] = &quot;ZIMA&quot;; 0.2; IF([.C485] = &quot;WIOSNA&quot;; 0.5; IF([.C485] = &quot;LATO&quot;; 0.9; 0.4)))" office:value-type="float" office:value="0.5" calcext:value-type="float">
            <text:p>0,5</text:p>
          </table:table-cell>
          <table:table-cell table:formula="of:=IF(WEEKDAY([.A485];2)&lt; 6; 1; 0) * [.$J$3] *[.D485] *[.$J$7]" office:value-type="float" office:value="0" calcext:value-type="float">
            <text:p>0</text:p>
          </table:table-cell>
          <table:table-cell table:formula="of:=IF(WEEKDAY([.A485];2) = 7; 150; 0)" office:value-type="float" office:value="150" calcext:value-type="float">
            <text:p>150</text:p>
          </table:table-cell>
          <table:table-cell table:formula="of:=[.G484] -[.F485] +[.E485]" office:value-type="float" office:value="85114" calcext:value-type="float">
            <text:p>8511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29" calcext:value-type="date">
            <text:p>29.04.2024</text:p>
          </table:table-cell>
          <table:table-cell table:formula="of:=[.A486]" office:value-type="date" office:date-value="2024-04-29" calcext:value-type="date">
            <text:p>04-29</text:p>
          </table:table-cell>
          <table:table-cell table:style-name="ce1" table:formula="of:=IF([.B486] &lt; DATE(YEAR([.A486]);3;21); &quot;ZIMA&quot;; IF([.B486] &lt; DATE(YEAR([.A486]);6;21);&quot;WIOSNA&quot; ; IF([.B486] &lt; DATE(YEAR([.A486]);9;23); &quot;LATO&quot;; IF([.B486] &lt; DATE(YEAR([.A486]);12;21);&quot;JESIEŃ&quot;; &quot;ZIMA&quot;))))" office:value-type="string" office:string-value="WIOSNA" calcext:value-type="string">
            <text:p>WIOSNA</text:p>
          </table:table-cell>
          <table:table-cell table:formula="of:=IF([.C486] = &quot;ZIMA&quot;; 0.2; IF([.C486] = &quot;WIOSNA&quot;; 0.5; IF([.C486] = &quot;LATO&quot;; 0.9; 0.4)))" office:value-type="float" office:value="0.5" calcext:value-type="float">
            <text:p>0,5</text:p>
          </table:table-cell>
          <table:table-cell table:formula="of:=IF(WEEKDAY([.A486];2)&lt; 6; 1; 0) * [.$J$3] *[.D486] *[.$J$7]" office:value-type="float" office:value="330" calcext:value-type="float">
            <text:p>330</text:p>
          </table:table-cell>
          <table:table-cell table:formula="of:=IF(WEEKDAY([.A486];2) = 7; 150; 0)" office:value-type="float" office:value="0" calcext:value-type="float">
            <text:p>0</text:p>
          </table:table-cell>
          <table:table-cell table:formula="of:=[.G485] -[.F486] +[.E486]" office:value-type="float" office:value="85444" calcext:value-type="float">
            <text:p>8544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30" calcext:value-type="date">
            <text:p>30.04.2024</text:p>
          </table:table-cell>
          <table:table-cell table:formula="of:=[.A487]" office:value-type="date" office:date-value="2024-04-30" calcext:value-type="date">
            <text:p>04-30</text:p>
          </table:table-cell>
          <table:table-cell table:style-name="ce1" table:formula="of:=IF([.B487] &lt; DATE(YEAR([.A487]);3;21); &quot;ZIMA&quot;; IF([.B487] &lt; DATE(YEAR([.A487]);6;21);&quot;WIOSNA&quot; ; IF([.B487] &lt; DATE(YEAR([.A487]);9;23); &quot;LATO&quot;; IF([.B487] &lt; DATE(YEAR([.A487]);12;21);&quot;JESIEŃ&quot;; &quot;ZIMA&quot;))))" office:value-type="string" office:string-value="WIOSNA" calcext:value-type="string">
            <text:p>WIOSNA</text:p>
          </table:table-cell>
          <table:table-cell table:formula="of:=IF([.C487] = &quot;ZIMA&quot;; 0.2; IF([.C487] = &quot;WIOSNA&quot;; 0.5; IF([.C487] = &quot;LATO&quot;; 0.9; 0.4)))" office:value-type="float" office:value="0.5" calcext:value-type="float">
            <text:p>0,5</text:p>
          </table:table-cell>
          <table:table-cell table:formula="of:=IF(WEEKDAY([.A487];2)&lt; 6; 1; 0) * [.$J$3] *[.D487] *[.$J$7]" office:value-type="float" office:value="330" calcext:value-type="float">
            <text:p>330</text:p>
          </table:table-cell>
          <table:table-cell table:formula="of:=IF(WEEKDAY([.A487];2) = 7; 150; 0)" office:value-type="float" office:value="0" calcext:value-type="float">
            <text:p>0</text:p>
          </table:table-cell>
          <table:table-cell table:formula="of:=[.G486] -[.F487] +[.E487]" office:value-type="float" office:value="85774" calcext:value-type="float">
            <text:p>8577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01" calcext:value-type="date">
            <text:p>1.05.2024</text:p>
          </table:table-cell>
          <table:table-cell table:formula="of:=[.A488]" office:value-type="date" office:date-value="2024-05-01" calcext:value-type="date">
            <text:p>05-01</text:p>
          </table:table-cell>
          <table:table-cell table:style-name="ce1" table:formula="of:=IF([.B488] &lt; DATE(YEAR([.A488]);3;21); &quot;ZIMA&quot;; IF([.B488] &lt; DATE(YEAR([.A488]);6;21);&quot;WIOSNA&quot; ; IF([.B488] &lt; DATE(YEAR([.A488]);9;23); &quot;LATO&quot;; IF([.B488] &lt; DATE(YEAR([.A488]);12;21);&quot;JESIEŃ&quot;; &quot;ZIMA&quot;))))" office:value-type="string" office:string-value="WIOSNA" calcext:value-type="string">
            <text:p>WIOSNA</text:p>
          </table:table-cell>
          <table:table-cell table:formula="of:=IF([.C488] = &quot;ZIMA&quot;; 0.2; IF([.C488] = &quot;WIOSNA&quot;; 0.5; IF([.C488] = &quot;LATO&quot;; 0.9; 0.4)))" office:value-type="float" office:value="0.5" calcext:value-type="float">
            <text:p>0,5</text:p>
          </table:table-cell>
          <table:table-cell table:formula="of:=IF(WEEKDAY([.A488];2)&lt; 6; 1; 0) * [.$J$3] *[.D488] *[.$J$7]" office:value-type="float" office:value="330" calcext:value-type="float">
            <text:p>330</text:p>
          </table:table-cell>
          <table:table-cell table:formula="of:=IF(WEEKDAY([.A488];2) = 7; 150; 0)" office:value-type="float" office:value="0" calcext:value-type="float">
            <text:p>0</text:p>
          </table:table-cell>
          <table:table-cell table:formula="of:=[.G487] -[.F488] +[.E488]" office:value-type="float" office:value="86104" calcext:value-type="float">
            <text:p>8610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02" calcext:value-type="date">
            <text:p>2.05.2024</text:p>
          </table:table-cell>
          <table:table-cell table:formula="of:=[.A489]" office:value-type="date" office:date-value="2024-05-02" calcext:value-type="date">
            <text:p>05-02</text:p>
          </table:table-cell>
          <table:table-cell table:style-name="ce1" table:formula="of:=IF([.B489] &lt; DATE(YEAR([.A489]);3;21); &quot;ZIMA&quot;; IF([.B489] &lt; DATE(YEAR([.A489]);6;21);&quot;WIOSNA&quot; ; IF([.B489] &lt; DATE(YEAR([.A489]);9;23); &quot;LATO&quot;; IF([.B489] &lt; DATE(YEAR([.A489]);12;21);&quot;JESIEŃ&quot;; &quot;ZIMA&quot;))))" office:value-type="string" office:string-value="WIOSNA" calcext:value-type="string">
            <text:p>WIOSNA</text:p>
          </table:table-cell>
          <table:table-cell table:formula="of:=IF([.C489] = &quot;ZIMA&quot;; 0.2; IF([.C489] = &quot;WIOSNA&quot;; 0.5; IF([.C489] = &quot;LATO&quot;; 0.9; 0.4)))" office:value-type="float" office:value="0.5" calcext:value-type="float">
            <text:p>0,5</text:p>
          </table:table-cell>
          <table:table-cell table:formula="of:=IF(WEEKDAY([.A489];2)&lt; 6; 1; 0) * [.$J$3] *[.D489] *[.$J$7]" office:value-type="float" office:value="330" calcext:value-type="float">
            <text:p>330</text:p>
          </table:table-cell>
          <table:table-cell table:formula="of:=IF(WEEKDAY([.A489];2) = 7; 150; 0)" office:value-type="float" office:value="0" calcext:value-type="float">
            <text:p>0</text:p>
          </table:table-cell>
          <table:table-cell table:formula="of:=[.G488] -[.F489] +[.E489]" office:value-type="float" office:value="86434" calcext:value-type="float">
            <text:p>8643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03" calcext:value-type="date">
            <text:p>3.05.2024</text:p>
          </table:table-cell>
          <table:table-cell table:formula="of:=[.A490]" office:value-type="date" office:date-value="2024-05-03" calcext:value-type="date">
            <text:p>05-03</text:p>
          </table:table-cell>
          <table:table-cell table:style-name="ce1" table:formula="of:=IF([.B490] &lt; DATE(YEAR([.A490]);3;21); &quot;ZIMA&quot;; IF([.B490] &lt; DATE(YEAR([.A490]);6;21);&quot;WIOSNA&quot; ; IF([.B490] &lt; DATE(YEAR([.A490]);9;23); &quot;LATO&quot;; IF([.B490] &lt; DATE(YEAR([.A490]);12;21);&quot;JESIEŃ&quot;; &quot;ZIMA&quot;))))" office:value-type="string" office:string-value="WIOSNA" calcext:value-type="string">
            <text:p>WIOSNA</text:p>
          </table:table-cell>
          <table:table-cell table:formula="of:=IF([.C490] = &quot;ZIMA&quot;; 0.2; IF([.C490] = &quot;WIOSNA&quot;; 0.5; IF([.C490] = &quot;LATO&quot;; 0.9; 0.4)))" office:value-type="float" office:value="0.5" calcext:value-type="float">
            <text:p>0,5</text:p>
          </table:table-cell>
          <table:table-cell table:formula="of:=IF(WEEKDAY([.A490];2)&lt; 6; 1; 0) * [.$J$3] *[.D490] *[.$J$7]" office:value-type="float" office:value="330" calcext:value-type="float">
            <text:p>330</text:p>
          </table:table-cell>
          <table:table-cell table:formula="of:=IF(WEEKDAY([.A490];2) = 7; 150; 0)" office:value-type="float" office:value="0" calcext:value-type="float">
            <text:p>0</text:p>
          </table:table-cell>
          <table:table-cell table:formula="of:=[.G489] -[.F490] +[.E490]" office:value-type="float" office:value="86764" calcext:value-type="float">
            <text:p>867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04" calcext:value-type="date">
            <text:p>4.05.2024</text:p>
          </table:table-cell>
          <table:table-cell table:formula="of:=[.A491]" office:value-type="date" office:date-value="2024-05-04" calcext:value-type="date">
            <text:p>05-04</text:p>
          </table:table-cell>
          <table:table-cell table:style-name="ce1" table:formula="of:=IF([.B491] &lt; DATE(YEAR([.A491]);3;21); &quot;ZIMA&quot;; IF([.B491] &lt; DATE(YEAR([.A491]);6;21);&quot;WIOSNA&quot; ; IF([.B491] &lt; DATE(YEAR([.A491]);9;23); &quot;LATO&quot;; IF([.B491] &lt; DATE(YEAR([.A491]);12;21);&quot;JESIEŃ&quot;; &quot;ZIMA&quot;))))" office:value-type="string" office:string-value="WIOSNA" calcext:value-type="string">
            <text:p>WIOSNA</text:p>
          </table:table-cell>
          <table:table-cell table:formula="of:=IF([.C491] = &quot;ZIMA&quot;; 0.2; IF([.C491] = &quot;WIOSNA&quot;; 0.5; IF([.C491] = &quot;LATO&quot;; 0.9; 0.4)))" office:value-type="float" office:value="0.5" calcext:value-type="float">
            <text:p>0,5</text:p>
          </table:table-cell>
          <table:table-cell table:formula="of:=IF(WEEKDAY([.A491];2)&lt; 6; 1; 0) * [.$J$3] *[.D491] *[.$J$7]" office:value-type="float" office:value="0" calcext:value-type="float">
            <text:p>0</text:p>
          </table:table-cell>
          <table:table-cell table:formula="of:=IF(WEEKDAY([.A491];2) = 7; 150; 0)" office:value-type="float" office:value="0" calcext:value-type="float">
            <text:p>0</text:p>
          </table:table-cell>
          <table:table-cell table:formula="of:=[.G490] -[.F491] +[.E491]" office:value-type="float" office:value="86764" calcext:value-type="float">
            <text:p>867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05" calcext:value-type="date">
            <text:p>5.05.2024</text:p>
          </table:table-cell>
          <table:table-cell table:formula="of:=[.A492]" office:value-type="date" office:date-value="2024-05-05" calcext:value-type="date">
            <text:p>05-05</text:p>
          </table:table-cell>
          <table:table-cell table:style-name="ce1" table:formula="of:=IF([.B492] &lt; DATE(YEAR([.A492]);3;21); &quot;ZIMA&quot;; IF([.B492] &lt; DATE(YEAR([.A492]);6;21);&quot;WIOSNA&quot; ; IF([.B492] &lt; DATE(YEAR([.A492]);9;23); &quot;LATO&quot;; IF([.B492] &lt; DATE(YEAR([.A492]);12;21);&quot;JESIEŃ&quot;; &quot;ZIMA&quot;))))" office:value-type="string" office:string-value="WIOSNA" calcext:value-type="string">
            <text:p>WIOSNA</text:p>
          </table:table-cell>
          <table:table-cell table:formula="of:=IF([.C492] = &quot;ZIMA&quot;; 0.2; IF([.C492] = &quot;WIOSNA&quot;; 0.5; IF([.C492] = &quot;LATO&quot;; 0.9; 0.4)))" office:value-type="float" office:value="0.5" calcext:value-type="float">
            <text:p>0,5</text:p>
          </table:table-cell>
          <table:table-cell table:formula="of:=IF(WEEKDAY([.A492];2)&lt; 6; 1; 0) * [.$J$3] *[.D492] *[.$J$7]" office:value-type="float" office:value="0" calcext:value-type="float">
            <text:p>0</text:p>
          </table:table-cell>
          <table:table-cell table:formula="of:=IF(WEEKDAY([.A492];2) = 7; 150; 0)" office:value-type="float" office:value="150" calcext:value-type="float">
            <text:p>150</text:p>
          </table:table-cell>
          <table:table-cell table:formula="of:=[.G491] -[.F492] +[.E492]" office:value-type="float" office:value="86614" calcext:value-type="float">
            <text:p>8661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06" calcext:value-type="date">
            <text:p>6.05.2024</text:p>
          </table:table-cell>
          <table:table-cell table:formula="of:=[.A493]" office:value-type="date" office:date-value="2024-05-06" calcext:value-type="date">
            <text:p>05-06</text:p>
          </table:table-cell>
          <table:table-cell table:style-name="ce1" table:formula="of:=IF([.B493] &lt; DATE(YEAR([.A493]);3;21); &quot;ZIMA&quot;; IF([.B493] &lt; DATE(YEAR([.A493]);6;21);&quot;WIOSNA&quot; ; IF([.B493] &lt; DATE(YEAR([.A493]);9;23); &quot;LATO&quot;; IF([.B493] &lt; DATE(YEAR([.A493]);12;21);&quot;JESIEŃ&quot;; &quot;ZIMA&quot;))))" office:value-type="string" office:string-value="WIOSNA" calcext:value-type="string">
            <text:p>WIOSNA</text:p>
          </table:table-cell>
          <table:table-cell table:formula="of:=IF([.C493] = &quot;ZIMA&quot;; 0.2; IF([.C493] = &quot;WIOSNA&quot;; 0.5; IF([.C493] = &quot;LATO&quot;; 0.9; 0.4)))" office:value-type="float" office:value="0.5" calcext:value-type="float">
            <text:p>0,5</text:p>
          </table:table-cell>
          <table:table-cell table:formula="of:=IF(WEEKDAY([.A493];2)&lt; 6; 1; 0) * [.$J$3] *[.D493] *[.$J$7]" office:value-type="float" office:value="330" calcext:value-type="float">
            <text:p>330</text:p>
          </table:table-cell>
          <table:table-cell table:formula="of:=IF(WEEKDAY([.A493];2) = 7; 150; 0)" office:value-type="float" office:value="0" calcext:value-type="float">
            <text:p>0</text:p>
          </table:table-cell>
          <table:table-cell table:formula="of:=[.G492] -[.F493] +[.E493]" office:value-type="float" office:value="86944" calcext:value-type="float">
            <text:p>8694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07" calcext:value-type="date">
            <text:p>7.05.2024</text:p>
          </table:table-cell>
          <table:table-cell table:formula="of:=[.A494]" office:value-type="date" office:date-value="2024-05-07" calcext:value-type="date">
            <text:p>05-07</text:p>
          </table:table-cell>
          <table:table-cell table:style-name="ce1" table:formula="of:=IF([.B494] &lt; DATE(YEAR([.A494]);3;21); &quot;ZIMA&quot;; IF([.B494] &lt; DATE(YEAR([.A494]);6;21);&quot;WIOSNA&quot; ; IF([.B494] &lt; DATE(YEAR([.A494]);9;23); &quot;LATO&quot;; IF([.B494] &lt; DATE(YEAR([.A494]);12;21);&quot;JESIEŃ&quot;; &quot;ZIMA&quot;))))" office:value-type="string" office:string-value="WIOSNA" calcext:value-type="string">
            <text:p>WIOSNA</text:p>
          </table:table-cell>
          <table:table-cell table:formula="of:=IF([.C494] = &quot;ZIMA&quot;; 0.2; IF([.C494] = &quot;WIOSNA&quot;; 0.5; IF([.C494] = &quot;LATO&quot;; 0.9; 0.4)))" office:value-type="float" office:value="0.5" calcext:value-type="float">
            <text:p>0,5</text:p>
          </table:table-cell>
          <table:table-cell table:formula="of:=IF(WEEKDAY([.A494];2)&lt; 6; 1; 0) * [.$J$3] *[.D494] *[.$J$7]" office:value-type="float" office:value="330" calcext:value-type="float">
            <text:p>330</text:p>
          </table:table-cell>
          <table:table-cell table:formula="of:=IF(WEEKDAY([.A494];2) = 7; 150; 0)" office:value-type="float" office:value="0" calcext:value-type="float">
            <text:p>0</text:p>
          </table:table-cell>
          <table:table-cell table:formula="of:=[.G493] -[.F494] +[.E494]" office:value-type="float" office:value="87274" calcext:value-type="float">
            <text:p>8727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08" calcext:value-type="date">
            <text:p>8.05.2024</text:p>
          </table:table-cell>
          <table:table-cell table:formula="of:=[.A495]" office:value-type="date" office:date-value="2024-05-08" calcext:value-type="date">
            <text:p>05-08</text:p>
          </table:table-cell>
          <table:table-cell table:style-name="ce1" table:formula="of:=IF([.B495] &lt; DATE(YEAR([.A495]);3;21); &quot;ZIMA&quot;; IF([.B495] &lt; DATE(YEAR([.A495]);6;21);&quot;WIOSNA&quot; ; IF([.B495] &lt; DATE(YEAR([.A495]);9;23); &quot;LATO&quot;; IF([.B495] &lt; DATE(YEAR([.A495]);12;21);&quot;JESIEŃ&quot;; &quot;ZIMA&quot;))))" office:value-type="string" office:string-value="WIOSNA" calcext:value-type="string">
            <text:p>WIOSNA</text:p>
          </table:table-cell>
          <table:table-cell table:formula="of:=IF([.C495] = &quot;ZIMA&quot;; 0.2; IF([.C495] = &quot;WIOSNA&quot;; 0.5; IF([.C495] = &quot;LATO&quot;; 0.9; 0.4)))" office:value-type="float" office:value="0.5" calcext:value-type="float">
            <text:p>0,5</text:p>
          </table:table-cell>
          <table:table-cell table:formula="of:=IF(WEEKDAY([.A495];2)&lt; 6; 1; 0) * [.$J$3] *[.D495] *[.$J$7]" office:value-type="float" office:value="330" calcext:value-type="float">
            <text:p>330</text:p>
          </table:table-cell>
          <table:table-cell table:formula="of:=IF(WEEKDAY([.A495];2) = 7; 150; 0)" office:value-type="float" office:value="0" calcext:value-type="float">
            <text:p>0</text:p>
          </table:table-cell>
          <table:table-cell table:formula="of:=[.G494] -[.F495] +[.E495]" office:value-type="float" office:value="87604" calcext:value-type="float">
            <text:p>8760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09" calcext:value-type="date">
            <text:p>9.05.2024</text:p>
          </table:table-cell>
          <table:table-cell table:formula="of:=[.A496]" office:value-type="date" office:date-value="2024-05-09" calcext:value-type="date">
            <text:p>05-09</text:p>
          </table:table-cell>
          <table:table-cell table:style-name="ce1" table:formula="of:=IF([.B496] &lt; DATE(YEAR([.A496]);3;21); &quot;ZIMA&quot;; IF([.B496] &lt; DATE(YEAR([.A496]);6;21);&quot;WIOSNA&quot; ; IF([.B496] &lt; DATE(YEAR([.A496]);9;23); &quot;LATO&quot;; IF([.B496] &lt; DATE(YEAR([.A496]);12;21);&quot;JESIEŃ&quot;; &quot;ZIMA&quot;))))" office:value-type="string" office:string-value="WIOSNA" calcext:value-type="string">
            <text:p>WIOSNA</text:p>
          </table:table-cell>
          <table:table-cell table:formula="of:=IF([.C496] = &quot;ZIMA&quot;; 0.2; IF([.C496] = &quot;WIOSNA&quot;; 0.5; IF([.C496] = &quot;LATO&quot;; 0.9; 0.4)))" office:value-type="float" office:value="0.5" calcext:value-type="float">
            <text:p>0,5</text:p>
          </table:table-cell>
          <table:table-cell table:formula="of:=IF(WEEKDAY([.A496];2)&lt; 6; 1; 0) * [.$J$3] *[.D496] *[.$J$7]" office:value-type="float" office:value="330" calcext:value-type="float">
            <text:p>330</text:p>
          </table:table-cell>
          <table:table-cell table:formula="of:=IF(WEEKDAY([.A496];2) = 7; 150; 0)" office:value-type="float" office:value="0" calcext:value-type="float">
            <text:p>0</text:p>
          </table:table-cell>
          <table:table-cell table:formula="of:=[.G495] -[.F496] +[.E496]" office:value-type="float" office:value="87934" calcext:value-type="float">
            <text:p>8793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10" calcext:value-type="date">
            <text:p>10.05.2024</text:p>
          </table:table-cell>
          <table:table-cell table:formula="of:=[.A497]" office:value-type="date" office:date-value="2024-05-10" calcext:value-type="date">
            <text:p>05-10</text:p>
          </table:table-cell>
          <table:table-cell table:style-name="ce1" table:formula="of:=IF([.B497] &lt; DATE(YEAR([.A497]);3;21); &quot;ZIMA&quot;; IF([.B497] &lt; DATE(YEAR([.A497]);6;21);&quot;WIOSNA&quot; ; IF([.B497] &lt; DATE(YEAR([.A497]);9;23); &quot;LATO&quot;; IF([.B497] &lt; DATE(YEAR([.A497]);12;21);&quot;JESIEŃ&quot;; &quot;ZIMA&quot;))))" office:value-type="string" office:string-value="WIOSNA" calcext:value-type="string">
            <text:p>WIOSNA</text:p>
          </table:table-cell>
          <table:table-cell table:formula="of:=IF([.C497] = &quot;ZIMA&quot;; 0.2; IF([.C497] = &quot;WIOSNA&quot;; 0.5; IF([.C497] = &quot;LATO&quot;; 0.9; 0.4)))" office:value-type="float" office:value="0.5" calcext:value-type="float">
            <text:p>0,5</text:p>
          </table:table-cell>
          <table:table-cell table:formula="of:=IF(WEEKDAY([.A497];2)&lt; 6; 1; 0) * [.$J$3] *[.D497] *[.$J$7]" office:value-type="float" office:value="330" calcext:value-type="float">
            <text:p>330</text:p>
          </table:table-cell>
          <table:table-cell table:formula="of:=IF(WEEKDAY([.A497];2) = 7; 150; 0)" office:value-type="float" office:value="0" calcext:value-type="float">
            <text:p>0</text:p>
          </table:table-cell>
          <table:table-cell table:formula="of:=[.G496] -[.F497] +[.E497]" office:value-type="float" office:value="88264" calcext:value-type="float">
            <text:p>882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11" calcext:value-type="date">
            <text:p>11.05.2024</text:p>
          </table:table-cell>
          <table:table-cell table:formula="of:=[.A498]" office:value-type="date" office:date-value="2024-05-11" calcext:value-type="date">
            <text:p>05-11</text:p>
          </table:table-cell>
          <table:table-cell table:style-name="ce1" table:formula="of:=IF([.B498] &lt; DATE(YEAR([.A498]);3;21); &quot;ZIMA&quot;; IF([.B498] &lt; DATE(YEAR([.A498]);6;21);&quot;WIOSNA&quot; ; IF([.B498] &lt; DATE(YEAR([.A498]);9;23); &quot;LATO&quot;; IF([.B498] &lt; DATE(YEAR([.A498]);12;21);&quot;JESIEŃ&quot;; &quot;ZIMA&quot;))))" office:value-type="string" office:string-value="WIOSNA" calcext:value-type="string">
            <text:p>WIOSNA</text:p>
          </table:table-cell>
          <table:table-cell table:formula="of:=IF([.C498] = &quot;ZIMA&quot;; 0.2; IF([.C498] = &quot;WIOSNA&quot;; 0.5; IF([.C498] = &quot;LATO&quot;; 0.9; 0.4)))" office:value-type="float" office:value="0.5" calcext:value-type="float">
            <text:p>0,5</text:p>
          </table:table-cell>
          <table:table-cell table:formula="of:=IF(WEEKDAY([.A498];2)&lt; 6; 1; 0) * [.$J$3] *[.D498] *[.$J$7]" office:value-type="float" office:value="0" calcext:value-type="float">
            <text:p>0</text:p>
          </table:table-cell>
          <table:table-cell table:formula="of:=IF(WEEKDAY([.A498];2) = 7; 150; 0)" office:value-type="float" office:value="0" calcext:value-type="float">
            <text:p>0</text:p>
          </table:table-cell>
          <table:table-cell table:formula="of:=[.G497] -[.F498] +[.E498]" office:value-type="float" office:value="88264" calcext:value-type="float">
            <text:p>882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12" calcext:value-type="date">
            <text:p>12.05.2024</text:p>
          </table:table-cell>
          <table:table-cell table:formula="of:=[.A499]" office:value-type="date" office:date-value="2024-05-12" calcext:value-type="date">
            <text:p>05-12</text:p>
          </table:table-cell>
          <table:table-cell table:style-name="ce1" table:formula="of:=IF([.B499] &lt; DATE(YEAR([.A499]);3;21); &quot;ZIMA&quot;; IF([.B499] &lt; DATE(YEAR([.A499]);6;21);&quot;WIOSNA&quot; ; IF([.B499] &lt; DATE(YEAR([.A499]);9;23); &quot;LATO&quot;; IF([.B499] &lt; DATE(YEAR([.A499]);12;21);&quot;JESIEŃ&quot;; &quot;ZIMA&quot;))))" office:value-type="string" office:string-value="WIOSNA" calcext:value-type="string">
            <text:p>WIOSNA</text:p>
          </table:table-cell>
          <table:table-cell table:formula="of:=IF([.C499] = &quot;ZIMA&quot;; 0.2; IF([.C499] = &quot;WIOSNA&quot;; 0.5; IF([.C499] = &quot;LATO&quot;; 0.9; 0.4)))" office:value-type="float" office:value="0.5" calcext:value-type="float">
            <text:p>0,5</text:p>
          </table:table-cell>
          <table:table-cell table:formula="of:=IF(WEEKDAY([.A499];2)&lt; 6; 1; 0) * [.$J$3] *[.D499] *[.$J$7]" office:value-type="float" office:value="0" calcext:value-type="float">
            <text:p>0</text:p>
          </table:table-cell>
          <table:table-cell table:formula="of:=IF(WEEKDAY([.A499];2) = 7; 150; 0)" office:value-type="float" office:value="150" calcext:value-type="float">
            <text:p>150</text:p>
          </table:table-cell>
          <table:table-cell table:formula="of:=[.G498] -[.F499] +[.E499]" office:value-type="float" office:value="88114" calcext:value-type="float">
            <text:p>8811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13" calcext:value-type="date">
            <text:p>13.05.2024</text:p>
          </table:table-cell>
          <table:table-cell table:formula="of:=[.A500]" office:value-type="date" office:date-value="2024-05-13" calcext:value-type="date">
            <text:p>05-13</text:p>
          </table:table-cell>
          <table:table-cell table:style-name="ce1" table:formula="of:=IF([.B500] &lt; DATE(YEAR([.A500]);3;21); &quot;ZIMA&quot;; IF([.B500] &lt; DATE(YEAR([.A500]);6;21);&quot;WIOSNA&quot; ; IF([.B500] &lt; DATE(YEAR([.A500]);9;23); &quot;LATO&quot;; IF([.B500] &lt; DATE(YEAR([.A500]);12;21);&quot;JESIEŃ&quot;; &quot;ZIMA&quot;))))" office:value-type="string" office:string-value="WIOSNA" calcext:value-type="string">
            <text:p>WIOSNA</text:p>
          </table:table-cell>
          <table:table-cell table:formula="of:=IF([.C500] = &quot;ZIMA&quot;; 0.2; IF([.C500] = &quot;WIOSNA&quot;; 0.5; IF([.C500] = &quot;LATO&quot;; 0.9; 0.4)))" office:value-type="float" office:value="0.5" calcext:value-type="float">
            <text:p>0,5</text:p>
          </table:table-cell>
          <table:table-cell table:formula="of:=IF(WEEKDAY([.A500];2)&lt; 6; 1; 0) * [.$J$3] *[.D500] *[.$J$7]" office:value-type="float" office:value="330" calcext:value-type="float">
            <text:p>330</text:p>
          </table:table-cell>
          <table:table-cell table:formula="of:=IF(WEEKDAY([.A500];2) = 7; 150; 0)" office:value-type="float" office:value="0" calcext:value-type="float">
            <text:p>0</text:p>
          </table:table-cell>
          <table:table-cell table:formula="of:=[.G499] -[.F500] +[.E500]" office:value-type="float" office:value="88444" calcext:value-type="float">
            <text:p>8844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14" calcext:value-type="date">
            <text:p>14.05.2024</text:p>
          </table:table-cell>
          <table:table-cell table:formula="of:=[.A501]" office:value-type="date" office:date-value="2024-05-14" calcext:value-type="date">
            <text:p>05-14</text:p>
          </table:table-cell>
          <table:table-cell table:style-name="ce1" table:formula="of:=IF([.B501] &lt; DATE(YEAR([.A501]);3;21); &quot;ZIMA&quot;; IF([.B501] &lt; DATE(YEAR([.A501]);6;21);&quot;WIOSNA&quot; ; IF([.B501] &lt; DATE(YEAR([.A501]);9;23); &quot;LATO&quot;; IF([.B501] &lt; DATE(YEAR([.A501]);12;21);&quot;JESIEŃ&quot;; &quot;ZIMA&quot;))))" office:value-type="string" office:string-value="WIOSNA" calcext:value-type="string">
            <text:p>WIOSNA</text:p>
          </table:table-cell>
          <table:table-cell table:formula="of:=IF([.C501] = &quot;ZIMA&quot;; 0.2; IF([.C501] = &quot;WIOSNA&quot;; 0.5; IF([.C501] = &quot;LATO&quot;; 0.9; 0.4)))" office:value-type="float" office:value="0.5" calcext:value-type="float">
            <text:p>0,5</text:p>
          </table:table-cell>
          <table:table-cell table:formula="of:=IF(WEEKDAY([.A501];2)&lt; 6; 1; 0) * [.$J$3] *[.D501] *[.$J$7]" office:value-type="float" office:value="330" calcext:value-type="float">
            <text:p>330</text:p>
          </table:table-cell>
          <table:table-cell table:formula="of:=IF(WEEKDAY([.A501];2) = 7; 150; 0)" office:value-type="float" office:value="0" calcext:value-type="float">
            <text:p>0</text:p>
          </table:table-cell>
          <table:table-cell table:formula="of:=[.G500] -[.F501] +[.E501]" office:value-type="float" office:value="88774" calcext:value-type="float">
            <text:p>8877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15" calcext:value-type="date">
            <text:p>15.05.2024</text:p>
          </table:table-cell>
          <table:table-cell table:formula="of:=[.A502]" office:value-type="date" office:date-value="2024-05-15" calcext:value-type="date">
            <text:p>05-15</text:p>
          </table:table-cell>
          <table:table-cell table:style-name="ce1" table:formula="of:=IF([.B502] &lt; DATE(YEAR([.A502]);3;21); &quot;ZIMA&quot;; IF([.B502] &lt; DATE(YEAR([.A502]);6;21);&quot;WIOSNA&quot; ; IF([.B502] &lt; DATE(YEAR([.A502]);9;23); &quot;LATO&quot;; IF([.B502] &lt; DATE(YEAR([.A502]);12;21);&quot;JESIEŃ&quot;; &quot;ZIMA&quot;))))" office:value-type="string" office:string-value="WIOSNA" calcext:value-type="string">
            <text:p>WIOSNA</text:p>
          </table:table-cell>
          <table:table-cell table:formula="of:=IF([.C502] = &quot;ZIMA&quot;; 0.2; IF([.C502] = &quot;WIOSNA&quot;; 0.5; IF([.C502] = &quot;LATO&quot;; 0.9; 0.4)))" office:value-type="float" office:value="0.5" calcext:value-type="float">
            <text:p>0,5</text:p>
          </table:table-cell>
          <table:table-cell table:formula="of:=IF(WEEKDAY([.A502];2)&lt; 6; 1; 0) * [.$J$3] *[.D502] *[.$J$7]" office:value-type="float" office:value="330" calcext:value-type="float">
            <text:p>330</text:p>
          </table:table-cell>
          <table:table-cell table:formula="of:=IF(WEEKDAY([.A502];2) = 7; 150; 0)" office:value-type="float" office:value="0" calcext:value-type="float">
            <text:p>0</text:p>
          </table:table-cell>
          <table:table-cell table:formula="of:=[.G501] -[.F502] +[.E502]" office:value-type="float" office:value="89104" calcext:value-type="float">
            <text:p>8910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16" calcext:value-type="date">
            <text:p>16.05.2024</text:p>
          </table:table-cell>
          <table:table-cell table:formula="of:=[.A503]" office:value-type="date" office:date-value="2024-05-16" calcext:value-type="date">
            <text:p>05-16</text:p>
          </table:table-cell>
          <table:table-cell table:style-name="ce1" table:formula="of:=IF([.B503] &lt; DATE(YEAR([.A503]);3;21); &quot;ZIMA&quot;; IF([.B503] &lt; DATE(YEAR([.A503]);6;21);&quot;WIOSNA&quot; ; IF([.B503] &lt; DATE(YEAR([.A503]);9;23); &quot;LATO&quot;; IF([.B503] &lt; DATE(YEAR([.A503]);12;21);&quot;JESIEŃ&quot;; &quot;ZIMA&quot;))))" office:value-type="string" office:string-value="WIOSNA" calcext:value-type="string">
            <text:p>WIOSNA</text:p>
          </table:table-cell>
          <table:table-cell table:formula="of:=IF([.C503] = &quot;ZIMA&quot;; 0.2; IF([.C503] = &quot;WIOSNA&quot;; 0.5; IF([.C503] = &quot;LATO&quot;; 0.9; 0.4)))" office:value-type="float" office:value="0.5" calcext:value-type="float">
            <text:p>0,5</text:p>
          </table:table-cell>
          <table:table-cell table:formula="of:=IF(WEEKDAY([.A503];2)&lt; 6; 1; 0) * [.$J$3] *[.D503] *[.$J$7]" office:value-type="float" office:value="330" calcext:value-type="float">
            <text:p>330</text:p>
          </table:table-cell>
          <table:table-cell table:formula="of:=IF(WEEKDAY([.A503];2) = 7; 150; 0)" office:value-type="float" office:value="0" calcext:value-type="float">
            <text:p>0</text:p>
          </table:table-cell>
          <table:table-cell table:formula="of:=[.G502] -[.F503] +[.E503]" office:value-type="float" office:value="89434" calcext:value-type="float">
            <text:p>8943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17" calcext:value-type="date">
            <text:p>17.05.2024</text:p>
          </table:table-cell>
          <table:table-cell table:formula="of:=[.A504]" office:value-type="date" office:date-value="2024-05-17" calcext:value-type="date">
            <text:p>05-17</text:p>
          </table:table-cell>
          <table:table-cell table:style-name="ce1" table:formula="of:=IF([.B504] &lt; DATE(YEAR([.A504]);3;21); &quot;ZIMA&quot;; IF([.B504] &lt; DATE(YEAR([.A504]);6;21);&quot;WIOSNA&quot; ; IF([.B504] &lt; DATE(YEAR([.A504]);9;23); &quot;LATO&quot;; IF([.B504] &lt; DATE(YEAR([.A504]);12;21);&quot;JESIEŃ&quot;; &quot;ZIMA&quot;))))" office:value-type="string" office:string-value="WIOSNA" calcext:value-type="string">
            <text:p>WIOSNA</text:p>
          </table:table-cell>
          <table:table-cell table:formula="of:=IF([.C504] = &quot;ZIMA&quot;; 0.2; IF([.C504] = &quot;WIOSNA&quot;; 0.5; IF([.C504] = &quot;LATO&quot;; 0.9; 0.4)))" office:value-type="float" office:value="0.5" calcext:value-type="float">
            <text:p>0,5</text:p>
          </table:table-cell>
          <table:table-cell table:formula="of:=IF(WEEKDAY([.A504];2)&lt; 6; 1; 0) * [.$J$3] *[.D504] *[.$J$7]" office:value-type="float" office:value="330" calcext:value-type="float">
            <text:p>330</text:p>
          </table:table-cell>
          <table:table-cell table:formula="of:=IF(WEEKDAY([.A504];2) = 7; 150; 0)" office:value-type="float" office:value="0" calcext:value-type="float">
            <text:p>0</text:p>
          </table:table-cell>
          <table:table-cell table:formula="of:=[.G503] -[.F504] +[.E504]" office:value-type="float" office:value="89764" calcext:value-type="float">
            <text:p>897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18" calcext:value-type="date">
            <text:p>18.05.2024</text:p>
          </table:table-cell>
          <table:table-cell table:formula="of:=[.A505]" office:value-type="date" office:date-value="2024-05-18" calcext:value-type="date">
            <text:p>05-18</text:p>
          </table:table-cell>
          <table:table-cell table:style-name="ce1" table:formula="of:=IF([.B505] &lt; DATE(YEAR([.A505]);3;21); &quot;ZIMA&quot;; IF([.B505] &lt; DATE(YEAR([.A505]);6;21);&quot;WIOSNA&quot; ; IF([.B505] &lt; DATE(YEAR([.A505]);9;23); &quot;LATO&quot;; IF([.B505] &lt; DATE(YEAR([.A505]);12;21);&quot;JESIEŃ&quot;; &quot;ZIMA&quot;))))" office:value-type="string" office:string-value="WIOSNA" calcext:value-type="string">
            <text:p>WIOSNA</text:p>
          </table:table-cell>
          <table:table-cell table:formula="of:=IF([.C505] = &quot;ZIMA&quot;; 0.2; IF([.C505] = &quot;WIOSNA&quot;; 0.5; IF([.C505] = &quot;LATO&quot;; 0.9; 0.4)))" office:value-type="float" office:value="0.5" calcext:value-type="float">
            <text:p>0,5</text:p>
          </table:table-cell>
          <table:table-cell table:formula="of:=IF(WEEKDAY([.A505];2)&lt; 6; 1; 0) * [.$J$3] *[.D505] *[.$J$7]" office:value-type="float" office:value="0" calcext:value-type="float">
            <text:p>0</text:p>
          </table:table-cell>
          <table:table-cell table:formula="of:=IF(WEEKDAY([.A505];2) = 7; 150; 0)" office:value-type="float" office:value="0" calcext:value-type="float">
            <text:p>0</text:p>
          </table:table-cell>
          <table:table-cell table:formula="of:=[.G504] -[.F505] +[.E505]" office:value-type="float" office:value="89764" calcext:value-type="float">
            <text:p>897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19" calcext:value-type="date">
            <text:p>19.05.2024</text:p>
          </table:table-cell>
          <table:table-cell table:formula="of:=[.A506]" office:value-type="date" office:date-value="2024-05-19" calcext:value-type="date">
            <text:p>05-19</text:p>
          </table:table-cell>
          <table:table-cell table:style-name="ce1" table:formula="of:=IF([.B506] &lt; DATE(YEAR([.A506]);3;21); &quot;ZIMA&quot;; IF([.B506] &lt; DATE(YEAR([.A506]);6;21);&quot;WIOSNA&quot; ; IF([.B506] &lt; DATE(YEAR([.A506]);9;23); &quot;LATO&quot;; IF([.B506] &lt; DATE(YEAR([.A506]);12;21);&quot;JESIEŃ&quot;; &quot;ZIMA&quot;))))" office:value-type="string" office:string-value="WIOSNA" calcext:value-type="string">
            <text:p>WIOSNA</text:p>
          </table:table-cell>
          <table:table-cell table:formula="of:=IF([.C506] = &quot;ZIMA&quot;; 0.2; IF([.C506] = &quot;WIOSNA&quot;; 0.5; IF([.C506] = &quot;LATO&quot;; 0.9; 0.4)))" office:value-type="float" office:value="0.5" calcext:value-type="float">
            <text:p>0,5</text:p>
          </table:table-cell>
          <table:table-cell table:formula="of:=IF(WEEKDAY([.A506];2)&lt; 6; 1; 0) * [.$J$3] *[.D506] *[.$J$7]" office:value-type="float" office:value="0" calcext:value-type="float">
            <text:p>0</text:p>
          </table:table-cell>
          <table:table-cell table:formula="of:=IF(WEEKDAY([.A506];2) = 7; 150; 0)" office:value-type="float" office:value="150" calcext:value-type="float">
            <text:p>150</text:p>
          </table:table-cell>
          <table:table-cell table:formula="of:=[.G505] -[.F506] +[.E506]" office:value-type="float" office:value="89614" calcext:value-type="float">
            <text:p>8961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20" calcext:value-type="date">
            <text:p>20.05.2024</text:p>
          </table:table-cell>
          <table:table-cell table:formula="of:=[.A507]" office:value-type="date" office:date-value="2024-05-20" calcext:value-type="date">
            <text:p>05-20</text:p>
          </table:table-cell>
          <table:table-cell table:style-name="ce1" table:formula="of:=IF([.B507] &lt; DATE(YEAR([.A507]);3;21); &quot;ZIMA&quot;; IF([.B507] &lt; DATE(YEAR([.A507]);6;21);&quot;WIOSNA&quot; ; IF([.B507] &lt; DATE(YEAR([.A507]);9;23); &quot;LATO&quot;; IF([.B507] &lt; DATE(YEAR([.A507]);12;21);&quot;JESIEŃ&quot;; &quot;ZIMA&quot;))))" office:value-type="string" office:string-value="WIOSNA" calcext:value-type="string">
            <text:p>WIOSNA</text:p>
          </table:table-cell>
          <table:table-cell table:formula="of:=IF([.C507] = &quot;ZIMA&quot;; 0.2; IF([.C507] = &quot;WIOSNA&quot;; 0.5; IF([.C507] = &quot;LATO&quot;; 0.9; 0.4)))" office:value-type="float" office:value="0.5" calcext:value-type="float">
            <text:p>0,5</text:p>
          </table:table-cell>
          <table:table-cell table:formula="of:=IF(WEEKDAY([.A507];2)&lt; 6; 1; 0) * [.$J$3] *[.D507] *[.$J$7]" office:value-type="float" office:value="330" calcext:value-type="float">
            <text:p>330</text:p>
          </table:table-cell>
          <table:table-cell table:formula="of:=IF(WEEKDAY([.A507];2) = 7; 150; 0)" office:value-type="float" office:value="0" calcext:value-type="float">
            <text:p>0</text:p>
          </table:table-cell>
          <table:table-cell table:formula="of:=[.G506] -[.F507] +[.E507]" office:value-type="float" office:value="89944" calcext:value-type="float">
            <text:p>8994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21" calcext:value-type="date">
            <text:p>21.05.2024</text:p>
          </table:table-cell>
          <table:table-cell table:formula="of:=[.A508]" office:value-type="date" office:date-value="2024-05-21" calcext:value-type="date">
            <text:p>05-21</text:p>
          </table:table-cell>
          <table:table-cell table:style-name="ce1" table:formula="of:=IF([.B508] &lt; DATE(YEAR([.A508]);3;21); &quot;ZIMA&quot;; IF([.B508] &lt; DATE(YEAR([.A508]);6;21);&quot;WIOSNA&quot; ; IF([.B508] &lt; DATE(YEAR([.A508]);9;23); &quot;LATO&quot;; IF([.B508] &lt; DATE(YEAR([.A508]);12;21);&quot;JESIEŃ&quot;; &quot;ZIMA&quot;))))" office:value-type="string" office:string-value="WIOSNA" calcext:value-type="string">
            <text:p>WIOSNA</text:p>
          </table:table-cell>
          <table:table-cell table:formula="of:=IF([.C508] = &quot;ZIMA&quot;; 0.2; IF([.C508] = &quot;WIOSNA&quot;; 0.5; IF([.C508] = &quot;LATO&quot;; 0.9; 0.4)))" office:value-type="float" office:value="0.5" calcext:value-type="float">
            <text:p>0,5</text:p>
          </table:table-cell>
          <table:table-cell table:formula="of:=IF(WEEKDAY([.A508];2)&lt; 6; 1; 0) * [.$J$3] *[.D508] *[.$J$7]" office:value-type="float" office:value="330" calcext:value-type="float">
            <text:p>330</text:p>
          </table:table-cell>
          <table:table-cell table:formula="of:=IF(WEEKDAY([.A508];2) = 7; 150; 0)" office:value-type="float" office:value="0" calcext:value-type="float">
            <text:p>0</text:p>
          </table:table-cell>
          <table:table-cell table:formula="of:=[.G507] -[.F508] +[.E508]" office:value-type="float" office:value="90274" calcext:value-type="float">
            <text:p>9027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22" calcext:value-type="date">
            <text:p>22.05.2024</text:p>
          </table:table-cell>
          <table:table-cell table:formula="of:=[.A509]" office:value-type="date" office:date-value="2024-05-22" calcext:value-type="date">
            <text:p>05-22</text:p>
          </table:table-cell>
          <table:table-cell table:style-name="ce1" table:formula="of:=IF([.B509] &lt; DATE(YEAR([.A509]);3;21); &quot;ZIMA&quot;; IF([.B509] &lt; DATE(YEAR([.A509]);6;21);&quot;WIOSNA&quot; ; IF([.B509] &lt; DATE(YEAR([.A509]);9;23); &quot;LATO&quot;; IF([.B509] &lt; DATE(YEAR([.A509]);12;21);&quot;JESIEŃ&quot;; &quot;ZIMA&quot;))))" office:value-type="string" office:string-value="WIOSNA" calcext:value-type="string">
            <text:p>WIOSNA</text:p>
          </table:table-cell>
          <table:table-cell table:formula="of:=IF([.C509] = &quot;ZIMA&quot;; 0.2; IF([.C509] = &quot;WIOSNA&quot;; 0.5; IF([.C509] = &quot;LATO&quot;; 0.9; 0.4)))" office:value-type="float" office:value="0.5" calcext:value-type="float">
            <text:p>0,5</text:p>
          </table:table-cell>
          <table:table-cell table:formula="of:=IF(WEEKDAY([.A509];2)&lt; 6; 1; 0) * [.$J$3] *[.D509] *[.$J$7]" office:value-type="float" office:value="330" calcext:value-type="float">
            <text:p>330</text:p>
          </table:table-cell>
          <table:table-cell table:formula="of:=IF(WEEKDAY([.A509];2) = 7; 150; 0)" office:value-type="float" office:value="0" calcext:value-type="float">
            <text:p>0</text:p>
          </table:table-cell>
          <table:table-cell table:formula="of:=[.G508] -[.F509] +[.E509]" office:value-type="float" office:value="90604" calcext:value-type="float">
            <text:p>9060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23" calcext:value-type="date">
            <text:p>23.05.2024</text:p>
          </table:table-cell>
          <table:table-cell table:formula="of:=[.A510]" office:value-type="date" office:date-value="2024-05-23" calcext:value-type="date">
            <text:p>05-23</text:p>
          </table:table-cell>
          <table:table-cell table:style-name="ce1" table:formula="of:=IF([.B510] &lt; DATE(YEAR([.A510]);3;21); &quot;ZIMA&quot;; IF([.B510] &lt; DATE(YEAR([.A510]);6;21);&quot;WIOSNA&quot; ; IF([.B510] &lt; DATE(YEAR([.A510]);9;23); &quot;LATO&quot;; IF([.B510] &lt; DATE(YEAR([.A510]);12;21);&quot;JESIEŃ&quot;; &quot;ZIMA&quot;))))" office:value-type="string" office:string-value="WIOSNA" calcext:value-type="string">
            <text:p>WIOSNA</text:p>
          </table:table-cell>
          <table:table-cell table:formula="of:=IF([.C510] = &quot;ZIMA&quot;; 0.2; IF([.C510] = &quot;WIOSNA&quot;; 0.5; IF([.C510] = &quot;LATO&quot;; 0.9; 0.4)))" office:value-type="float" office:value="0.5" calcext:value-type="float">
            <text:p>0,5</text:p>
          </table:table-cell>
          <table:table-cell table:formula="of:=IF(WEEKDAY([.A510];2)&lt; 6; 1; 0) * [.$J$3] *[.D510] *[.$J$7]" office:value-type="float" office:value="330" calcext:value-type="float">
            <text:p>330</text:p>
          </table:table-cell>
          <table:table-cell table:formula="of:=IF(WEEKDAY([.A510];2) = 7; 150; 0)" office:value-type="float" office:value="0" calcext:value-type="float">
            <text:p>0</text:p>
          </table:table-cell>
          <table:table-cell table:formula="of:=[.G509] -[.F510] +[.E510]" office:value-type="float" office:value="90934" calcext:value-type="float">
            <text:p>9093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24" calcext:value-type="date">
            <text:p>24.05.2024</text:p>
          </table:table-cell>
          <table:table-cell table:formula="of:=[.A511]" office:value-type="date" office:date-value="2024-05-24" calcext:value-type="date">
            <text:p>05-24</text:p>
          </table:table-cell>
          <table:table-cell table:style-name="ce1" table:formula="of:=IF([.B511] &lt; DATE(YEAR([.A511]);3;21); &quot;ZIMA&quot;; IF([.B511] &lt; DATE(YEAR([.A511]);6;21);&quot;WIOSNA&quot; ; IF([.B511] &lt; DATE(YEAR([.A511]);9;23); &quot;LATO&quot;; IF([.B511] &lt; DATE(YEAR([.A511]);12;21);&quot;JESIEŃ&quot;; &quot;ZIMA&quot;))))" office:value-type="string" office:string-value="WIOSNA" calcext:value-type="string">
            <text:p>WIOSNA</text:p>
          </table:table-cell>
          <table:table-cell table:formula="of:=IF([.C511] = &quot;ZIMA&quot;; 0.2; IF([.C511] = &quot;WIOSNA&quot;; 0.5; IF([.C511] = &quot;LATO&quot;; 0.9; 0.4)))" office:value-type="float" office:value="0.5" calcext:value-type="float">
            <text:p>0,5</text:p>
          </table:table-cell>
          <table:table-cell table:formula="of:=IF(WEEKDAY([.A511];2)&lt; 6; 1; 0) * [.$J$3] *[.D511] *[.$J$7]" office:value-type="float" office:value="330" calcext:value-type="float">
            <text:p>330</text:p>
          </table:table-cell>
          <table:table-cell table:formula="of:=IF(WEEKDAY([.A511];2) = 7; 150; 0)" office:value-type="float" office:value="0" calcext:value-type="float">
            <text:p>0</text:p>
          </table:table-cell>
          <table:table-cell table:formula="of:=[.G510] -[.F511] +[.E511]" office:value-type="float" office:value="91264" calcext:value-type="float">
            <text:p>912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25" calcext:value-type="date">
            <text:p>25.05.2024</text:p>
          </table:table-cell>
          <table:table-cell table:formula="of:=[.A512]" office:value-type="date" office:date-value="2024-05-25" calcext:value-type="date">
            <text:p>05-25</text:p>
          </table:table-cell>
          <table:table-cell table:style-name="ce1" table:formula="of:=IF([.B512] &lt; DATE(YEAR([.A512]);3;21); &quot;ZIMA&quot;; IF([.B512] &lt; DATE(YEAR([.A512]);6;21);&quot;WIOSNA&quot; ; IF([.B512] &lt; DATE(YEAR([.A512]);9;23); &quot;LATO&quot;; IF([.B512] &lt; DATE(YEAR([.A512]);12;21);&quot;JESIEŃ&quot;; &quot;ZIMA&quot;))))" office:value-type="string" office:string-value="WIOSNA" calcext:value-type="string">
            <text:p>WIOSNA</text:p>
          </table:table-cell>
          <table:table-cell table:formula="of:=IF([.C512] = &quot;ZIMA&quot;; 0.2; IF([.C512] = &quot;WIOSNA&quot;; 0.5; IF([.C512] = &quot;LATO&quot;; 0.9; 0.4)))" office:value-type="float" office:value="0.5" calcext:value-type="float">
            <text:p>0,5</text:p>
          </table:table-cell>
          <table:table-cell table:formula="of:=IF(WEEKDAY([.A512];2)&lt; 6; 1; 0) * [.$J$3] *[.D512] *[.$J$7]" office:value-type="float" office:value="0" calcext:value-type="float">
            <text:p>0</text:p>
          </table:table-cell>
          <table:table-cell table:formula="of:=IF(WEEKDAY([.A512];2) = 7; 150; 0)" office:value-type="float" office:value="0" calcext:value-type="float">
            <text:p>0</text:p>
          </table:table-cell>
          <table:table-cell table:formula="of:=[.G511] -[.F512] +[.E512]" office:value-type="float" office:value="91264" calcext:value-type="float">
            <text:p>912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26" calcext:value-type="date">
            <text:p>26.05.2024</text:p>
          </table:table-cell>
          <table:table-cell table:formula="of:=[.A513]" office:value-type="date" office:date-value="2024-05-26" calcext:value-type="date">
            <text:p>05-26</text:p>
          </table:table-cell>
          <table:table-cell table:style-name="ce1" table:formula="of:=IF([.B513] &lt; DATE(YEAR([.A513]);3;21); &quot;ZIMA&quot;; IF([.B513] &lt; DATE(YEAR([.A513]);6;21);&quot;WIOSNA&quot; ; IF([.B513] &lt; DATE(YEAR([.A513]);9;23); &quot;LATO&quot;; IF([.B513] &lt; DATE(YEAR([.A513]);12;21);&quot;JESIEŃ&quot;; &quot;ZIMA&quot;))))" office:value-type="string" office:string-value="WIOSNA" calcext:value-type="string">
            <text:p>WIOSNA</text:p>
          </table:table-cell>
          <table:table-cell table:formula="of:=IF([.C513] = &quot;ZIMA&quot;; 0.2; IF([.C513] = &quot;WIOSNA&quot;; 0.5; IF([.C513] = &quot;LATO&quot;; 0.9; 0.4)))" office:value-type="float" office:value="0.5" calcext:value-type="float">
            <text:p>0,5</text:p>
          </table:table-cell>
          <table:table-cell table:formula="of:=IF(WEEKDAY([.A513];2)&lt; 6; 1; 0) * [.$J$3] *[.D513] *[.$J$7]" office:value-type="float" office:value="0" calcext:value-type="float">
            <text:p>0</text:p>
          </table:table-cell>
          <table:table-cell table:formula="of:=IF(WEEKDAY([.A513];2) = 7; 150; 0)" office:value-type="float" office:value="150" calcext:value-type="float">
            <text:p>150</text:p>
          </table:table-cell>
          <table:table-cell table:formula="of:=[.G512] -[.F513] +[.E513]" office:value-type="float" office:value="91114" calcext:value-type="float">
            <text:p>9111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27" calcext:value-type="date">
            <text:p>27.05.2024</text:p>
          </table:table-cell>
          <table:table-cell table:formula="of:=[.A514]" office:value-type="date" office:date-value="2024-05-27" calcext:value-type="date">
            <text:p>05-27</text:p>
          </table:table-cell>
          <table:table-cell table:style-name="ce1" table:formula="of:=IF([.B514] &lt; DATE(YEAR([.A514]);3;21); &quot;ZIMA&quot;; IF([.B514] &lt; DATE(YEAR([.A514]);6;21);&quot;WIOSNA&quot; ; IF([.B514] &lt; DATE(YEAR([.A514]);9;23); &quot;LATO&quot;; IF([.B514] &lt; DATE(YEAR([.A514]);12;21);&quot;JESIEŃ&quot;; &quot;ZIMA&quot;))))" office:value-type="string" office:string-value="WIOSNA" calcext:value-type="string">
            <text:p>WIOSNA</text:p>
          </table:table-cell>
          <table:table-cell table:formula="of:=IF([.C514] = &quot;ZIMA&quot;; 0.2; IF([.C514] = &quot;WIOSNA&quot;; 0.5; IF([.C514] = &quot;LATO&quot;; 0.9; 0.4)))" office:value-type="float" office:value="0.5" calcext:value-type="float">
            <text:p>0,5</text:p>
          </table:table-cell>
          <table:table-cell table:formula="of:=IF(WEEKDAY([.A514];2)&lt; 6; 1; 0) * [.$J$3] *[.D514] *[.$J$7]" office:value-type="float" office:value="330" calcext:value-type="float">
            <text:p>330</text:p>
          </table:table-cell>
          <table:table-cell table:formula="of:=IF(WEEKDAY([.A514];2) = 7; 150; 0)" office:value-type="float" office:value="0" calcext:value-type="float">
            <text:p>0</text:p>
          </table:table-cell>
          <table:table-cell table:formula="of:=[.G513] -[.F514] +[.E514]" office:value-type="float" office:value="91444" calcext:value-type="float">
            <text:p>9144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28" calcext:value-type="date">
            <text:p>28.05.2024</text:p>
          </table:table-cell>
          <table:table-cell table:formula="of:=[.A515]" office:value-type="date" office:date-value="2024-05-28" calcext:value-type="date">
            <text:p>05-28</text:p>
          </table:table-cell>
          <table:table-cell table:style-name="ce1" table:formula="of:=IF([.B515] &lt; DATE(YEAR([.A515]);3;21); &quot;ZIMA&quot;; IF([.B515] &lt; DATE(YEAR([.A515]);6;21);&quot;WIOSNA&quot; ; IF([.B515] &lt; DATE(YEAR([.A515]);9;23); &quot;LATO&quot;; IF([.B515] &lt; DATE(YEAR([.A515]);12;21);&quot;JESIEŃ&quot;; &quot;ZIMA&quot;))))" office:value-type="string" office:string-value="WIOSNA" calcext:value-type="string">
            <text:p>WIOSNA</text:p>
          </table:table-cell>
          <table:table-cell table:formula="of:=IF([.C515] = &quot;ZIMA&quot;; 0.2; IF([.C515] = &quot;WIOSNA&quot;; 0.5; IF([.C515] = &quot;LATO&quot;; 0.9; 0.4)))" office:value-type="float" office:value="0.5" calcext:value-type="float">
            <text:p>0,5</text:p>
          </table:table-cell>
          <table:table-cell table:formula="of:=IF(WEEKDAY([.A515];2)&lt; 6; 1; 0) * [.$J$3] *[.D515] *[.$J$7]" office:value-type="float" office:value="330" calcext:value-type="float">
            <text:p>330</text:p>
          </table:table-cell>
          <table:table-cell table:formula="of:=IF(WEEKDAY([.A515];2) = 7; 150; 0)" office:value-type="float" office:value="0" calcext:value-type="float">
            <text:p>0</text:p>
          </table:table-cell>
          <table:table-cell table:formula="of:=[.G514] -[.F515] +[.E515]" office:value-type="float" office:value="91774" calcext:value-type="float">
            <text:p>9177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29" calcext:value-type="date">
            <text:p>29.05.2024</text:p>
          </table:table-cell>
          <table:table-cell table:formula="of:=[.A516]" office:value-type="date" office:date-value="2024-05-29" calcext:value-type="date">
            <text:p>05-29</text:p>
          </table:table-cell>
          <table:table-cell table:style-name="ce1" table:formula="of:=IF([.B516] &lt; DATE(YEAR([.A516]);3;21); &quot;ZIMA&quot;; IF([.B516] &lt; DATE(YEAR([.A516]);6;21);&quot;WIOSNA&quot; ; IF([.B516] &lt; DATE(YEAR([.A516]);9;23); &quot;LATO&quot;; IF([.B516] &lt; DATE(YEAR([.A516]);12;21);&quot;JESIEŃ&quot;; &quot;ZIMA&quot;))))" office:value-type="string" office:string-value="WIOSNA" calcext:value-type="string">
            <text:p>WIOSNA</text:p>
          </table:table-cell>
          <table:table-cell table:formula="of:=IF([.C516] = &quot;ZIMA&quot;; 0.2; IF([.C516] = &quot;WIOSNA&quot;; 0.5; IF([.C516] = &quot;LATO&quot;; 0.9; 0.4)))" office:value-type="float" office:value="0.5" calcext:value-type="float">
            <text:p>0,5</text:p>
          </table:table-cell>
          <table:table-cell table:formula="of:=IF(WEEKDAY([.A516];2)&lt; 6; 1; 0) * [.$J$3] *[.D516] *[.$J$7]" office:value-type="float" office:value="330" calcext:value-type="float">
            <text:p>330</text:p>
          </table:table-cell>
          <table:table-cell table:formula="of:=IF(WEEKDAY([.A516];2) = 7; 150; 0)" office:value-type="float" office:value="0" calcext:value-type="float">
            <text:p>0</text:p>
          </table:table-cell>
          <table:table-cell table:formula="of:=[.G515] -[.F516] +[.E516]" office:value-type="float" office:value="92104" calcext:value-type="float">
            <text:p>9210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30" calcext:value-type="date">
            <text:p>30.05.2024</text:p>
          </table:table-cell>
          <table:table-cell table:formula="of:=[.A517]" office:value-type="date" office:date-value="2024-05-30" calcext:value-type="date">
            <text:p>05-30</text:p>
          </table:table-cell>
          <table:table-cell table:style-name="ce1" table:formula="of:=IF([.B517] &lt; DATE(YEAR([.A517]);3;21); &quot;ZIMA&quot;; IF([.B517] &lt; DATE(YEAR([.A517]);6;21);&quot;WIOSNA&quot; ; IF([.B517] &lt; DATE(YEAR([.A517]);9;23); &quot;LATO&quot;; IF([.B517] &lt; DATE(YEAR([.A517]);12;21);&quot;JESIEŃ&quot;; &quot;ZIMA&quot;))))" office:value-type="string" office:string-value="WIOSNA" calcext:value-type="string">
            <text:p>WIOSNA</text:p>
          </table:table-cell>
          <table:table-cell table:formula="of:=IF([.C517] = &quot;ZIMA&quot;; 0.2; IF([.C517] = &quot;WIOSNA&quot;; 0.5; IF([.C517] = &quot;LATO&quot;; 0.9; 0.4)))" office:value-type="float" office:value="0.5" calcext:value-type="float">
            <text:p>0,5</text:p>
          </table:table-cell>
          <table:table-cell table:formula="of:=IF(WEEKDAY([.A517];2)&lt; 6; 1; 0) * [.$J$3] *[.D517] *[.$J$7]" office:value-type="float" office:value="330" calcext:value-type="float">
            <text:p>330</text:p>
          </table:table-cell>
          <table:table-cell table:formula="of:=IF(WEEKDAY([.A517];2) = 7; 150; 0)" office:value-type="float" office:value="0" calcext:value-type="float">
            <text:p>0</text:p>
          </table:table-cell>
          <table:table-cell table:formula="of:=[.G516] -[.F517] +[.E517]" office:value-type="float" office:value="92434" calcext:value-type="float">
            <text:p>9243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31" calcext:value-type="date">
            <text:p>31.05.2024</text:p>
          </table:table-cell>
          <table:table-cell table:formula="of:=[.A518]" office:value-type="date" office:date-value="2024-05-31" calcext:value-type="date">
            <text:p>05-31</text:p>
          </table:table-cell>
          <table:table-cell table:style-name="ce1" table:formula="of:=IF([.B518] &lt; DATE(YEAR([.A518]);3;21); &quot;ZIMA&quot;; IF([.B518] &lt; DATE(YEAR([.A518]);6;21);&quot;WIOSNA&quot; ; IF([.B518] &lt; DATE(YEAR([.A518]);9;23); &quot;LATO&quot;; IF([.B518] &lt; DATE(YEAR([.A518]);12;21);&quot;JESIEŃ&quot;; &quot;ZIMA&quot;))))" office:value-type="string" office:string-value="WIOSNA" calcext:value-type="string">
            <text:p>WIOSNA</text:p>
          </table:table-cell>
          <table:table-cell table:formula="of:=IF([.C518] = &quot;ZIMA&quot;; 0.2; IF([.C518] = &quot;WIOSNA&quot;; 0.5; IF([.C518] = &quot;LATO&quot;; 0.9; 0.4)))" office:value-type="float" office:value="0.5" calcext:value-type="float">
            <text:p>0,5</text:p>
          </table:table-cell>
          <table:table-cell table:formula="of:=IF(WEEKDAY([.A518];2)&lt; 6; 1; 0) * [.$J$3] *[.D518] *[.$J$7]" office:value-type="float" office:value="330" calcext:value-type="float">
            <text:p>330</text:p>
          </table:table-cell>
          <table:table-cell table:formula="of:=IF(WEEKDAY([.A518];2) = 7; 150; 0)" office:value-type="float" office:value="0" calcext:value-type="float">
            <text:p>0</text:p>
          </table:table-cell>
          <table:table-cell table:formula="of:=[.G517] -[.F518] +[.E518]" office:value-type="float" office:value="92764" calcext:value-type="float">
            <text:p>927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01" calcext:value-type="date">
            <text:p>1.06.2024</text:p>
          </table:table-cell>
          <table:table-cell table:formula="of:=[.A519]" office:value-type="date" office:date-value="2024-06-01" calcext:value-type="date">
            <text:p>06-01</text:p>
          </table:table-cell>
          <table:table-cell table:style-name="ce1" table:formula="of:=IF([.B519] &lt; DATE(YEAR([.A519]);3;21); &quot;ZIMA&quot;; IF([.B519] &lt; DATE(YEAR([.A519]);6;21);&quot;WIOSNA&quot; ; IF([.B519] &lt; DATE(YEAR([.A519]);9;23); &quot;LATO&quot;; IF([.B519] &lt; DATE(YEAR([.A519]);12;21);&quot;JESIEŃ&quot;; &quot;ZIMA&quot;))))" office:value-type="string" office:string-value="WIOSNA" calcext:value-type="string">
            <text:p>WIOSNA</text:p>
          </table:table-cell>
          <table:table-cell table:formula="of:=IF([.C519] = &quot;ZIMA&quot;; 0.2; IF([.C519] = &quot;WIOSNA&quot;; 0.5; IF([.C519] = &quot;LATO&quot;; 0.9; 0.4)))" office:value-type="float" office:value="0.5" calcext:value-type="float">
            <text:p>0,5</text:p>
          </table:table-cell>
          <table:table-cell table:formula="of:=IF(WEEKDAY([.A519];2)&lt; 6; 1; 0) * [.$J$3] *[.D519] *[.$J$7]" office:value-type="float" office:value="0" calcext:value-type="float">
            <text:p>0</text:p>
          </table:table-cell>
          <table:table-cell table:formula="of:=IF(WEEKDAY([.A519];2) = 7; 150; 0)" office:value-type="float" office:value="0" calcext:value-type="float">
            <text:p>0</text:p>
          </table:table-cell>
          <table:table-cell table:formula="of:=[.G518] -[.F519] +[.E519]" office:value-type="float" office:value="92764" calcext:value-type="float">
            <text:p>927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02" calcext:value-type="date">
            <text:p>2.06.2024</text:p>
          </table:table-cell>
          <table:table-cell table:formula="of:=[.A520]" office:value-type="date" office:date-value="2024-06-02" calcext:value-type="date">
            <text:p>06-02</text:p>
          </table:table-cell>
          <table:table-cell table:style-name="ce1" table:formula="of:=IF([.B520] &lt; DATE(YEAR([.A520]);3;21); &quot;ZIMA&quot;; IF([.B520] &lt; DATE(YEAR([.A520]);6;21);&quot;WIOSNA&quot; ; IF([.B520] &lt; DATE(YEAR([.A520]);9;23); &quot;LATO&quot;; IF([.B520] &lt; DATE(YEAR([.A520]);12;21);&quot;JESIEŃ&quot;; &quot;ZIMA&quot;))))" office:value-type="string" office:string-value="WIOSNA" calcext:value-type="string">
            <text:p>WIOSNA</text:p>
          </table:table-cell>
          <table:table-cell table:formula="of:=IF([.C520] = &quot;ZIMA&quot;; 0.2; IF([.C520] = &quot;WIOSNA&quot;; 0.5; IF([.C520] = &quot;LATO&quot;; 0.9; 0.4)))" office:value-type="float" office:value="0.5" calcext:value-type="float">
            <text:p>0,5</text:p>
          </table:table-cell>
          <table:table-cell table:formula="of:=IF(WEEKDAY([.A520];2)&lt; 6; 1; 0) * [.$J$3] *[.D520] *[.$J$7]" office:value-type="float" office:value="0" calcext:value-type="float">
            <text:p>0</text:p>
          </table:table-cell>
          <table:table-cell table:formula="of:=IF(WEEKDAY([.A520];2) = 7; 150; 0)" office:value-type="float" office:value="150" calcext:value-type="float">
            <text:p>150</text:p>
          </table:table-cell>
          <table:table-cell table:formula="of:=[.G519] -[.F520] +[.E520]" office:value-type="float" office:value="92614" calcext:value-type="float">
            <text:p>9261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03" calcext:value-type="date">
            <text:p>3.06.2024</text:p>
          </table:table-cell>
          <table:table-cell table:formula="of:=[.A521]" office:value-type="date" office:date-value="2024-06-03" calcext:value-type="date">
            <text:p>06-03</text:p>
          </table:table-cell>
          <table:table-cell table:style-name="ce1" table:formula="of:=IF([.B521] &lt; DATE(YEAR([.A521]);3;21); &quot;ZIMA&quot;; IF([.B521] &lt; DATE(YEAR([.A521]);6;21);&quot;WIOSNA&quot; ; IF([.B521] &lt; DATE(YEAR([.A521]);9;23); &quot;LATO&quot;; IF([.B521] &lt; DATE(YEAR([.A521]);12;21);&quot;JESIEŃ&quot;; &quot;ZIMA&quot;))))" office:value-type="string" office:string-value="WIOSNA" calcext:value-type="string">
            <text:p>WIOSNA</text:p>
          </table:table-cell>
          <table:table-cell table:formula="of:=IF([.C521] = &quot;ZIMA&quot;; 0.2; IF([.C521] = &quot;WIOSNA&quot;; 0.5; IF([.C521] = &quot;LATO&quot;; 0.9; 0.4)))" office:value-type="float" office:value="0.5" calcext:value-type="float">
            <text:p>0,5</text:p>
          </table:table-cell>
          <table:table-cell table:formula="of:=IF(WEEKDAY([.A521];2)&lt; 6; 1; 0) * [.$J$3] *[.D521] *[.$J$7]" office:value-type="float" office:value="330" calcext:value-type="float">
            <text:p>330</text:p>
          </table:table-cell>
          <table:table-cell table:formula="of:=IF(WEEKDAY([.A521];2) = 7; 150; 0)" office:value-type="float" office:value="0" calcext:value-type="float">
            <text:p>0</text:p>
          </table:table-cell>
          <table:table-cell table:formula="of:=[.G520] -[.F521] +[.E521]" office:value-type="float" office:value="92944" calcext:value-type="float">
            <text:p>9294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04" calcext:value-type="date">
            <text:p>4.06.2024</text:p>
          </table:table-cell>
          <table:table-cell table:formula="of:=[.A522]" office:value-type="date" office:date-value="2024-06-04" calcext:value-type="date">
            <text:p>06-04</text:p>
          </table:table-cell>
          <table:table-cell table:style-name="ce1" table:formula="of:=IF([.B522] &lt; DATE(YEAR([.A522]);3;21); &quot;ZIMA&quot;; IF([.B522] &lt; DATE(YEAR([.A522]);6;21);&quot;WIOSNA&quot; ; IF([.B522] &lt; DATE(YEAR([.A522]);9;23); &quot;LATO&quot;; IF([.B522] &lt; DATE(YEAR([.A522]);12;21);&quot;JESIEŃ&quot;; &quot;ZIMA&quot;))))" office:value-type="string" office:string-value="WIOSNA" calcext:value-type="string">
            <text:p>WIOSNA</text:p>
          </table:table-cell>
          <table:table-cell table:formula="of:=IF([.C522] = &quot;ZIMA&quot;; 0.2; IF([.C522] = &quot;WIOSNA&quot;; 0.5; IF([.C522] = &quot;LATO&quot;; 0.9; 0.4)))" office:value-type="float" office:value="0.5" calcext:value-type="float">
            <text:p>0,5</text:p>
          </table:table-cell>
          <table:table-cell table:formula="of:=IF(WEEKDAY([.A522];2)&lt; 6; 1; 0) * [.$J$3] *[.D522] *[.$J$7]" office:value-type="float" office:value="330" calcext:value-type="float">
            <text:p>330</text:p>
          </table:table-cell>
          <table:table-cell table:formula="of:=IF(WEEKDAY([.A522];2) = 7; 150; 0)" office:value-type="float" office:value="0" calcext:value-type="float">
            <text:p>0</text:p>
          </table:table-cell>
          <table:table-cell table:formula="of:=[.G521] -[.F522] +[.E522]" office:value-type="float" office:value="93274" calcext:value-type="float">
            <text:p>9327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05" calcext:value-type="date">
            <text:p>5.06.2024</text:p>
          </table:table-cell>
          <table:table-cell table:formula="of:=[.A523]" office:value-type="date" office:date-value="2024-06-05" calcext:value-type="date">
            <text:p>06-05</text:p>
          </table:table-cell>
          <table:table-cell table:style-name="ce1" table:formula="of:=IF([.B523] &lt; DATE(YEAR([.A523]);3;21); &quot;ZIMA&quot;; IF([.B523] &lt; DATE(YEAR([.A523]);6;21);&quot;WIOSNA&quot; ; IF([.B523] &lt; DATE(YEAR([.A523]);9;23); &quot;LATO&quot;; IF([.B523] &lt; DATE(YEAR([.A523]);12;21);&quot;JESIEŃ&quot;; &quot;ZIMA&quot;))))" office:value-type="string" office:string-value="WIOSNA" calcext:value-type="string">
            <text:p>WIOSNA</text:p>
          </table:table-cell>
          <table:table-cell table:formula="of:=IF([.C523] = &quot;ZIMA&quot;; 0.2; IF([.C523] = &quot;WIOSNA&quot;; 0.5; IF([.C523] = &quot;LATO&quot;; 0.9; 0.4)))" office:value-type="float" office:value="0.5" calcext:value-type="float">
            <text:p>0,5</text:p>
          </table:table-cell>
          <table:table-cell table:formula="of:=IF(WEEKDAY([.A523];2)&lt; 6; 1; 0) * [.$J$3] *[.D523] *[.$J$7]" office:value-type="float" office:value="330" calcext:value-type="float">
            <text:p>330</text:p>
          </table:table-cell>
          <table:table-cell table:formula="of:=IF(WEEKDAY([.A523];2) = 7; 150; 0)" office:value-type="float" office:value="0" calcext:value-type="float">
            <text:p>0</text:p>
          </table:table-cell>
          <table:table-cell table:formula="of:=[.G522] -[.F523] +[.E523]" office:value-type="float" office:value="93604" calcext:value-type="float">
            <text:p>9360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06" calcext:value-type="date">
            <text:p>6.06.2024</text:p>
          </table:table-cell>
          <table:table-cell table:formula="of:=[.A524]" office:value-type="date" office:date-value="2024-06-06" calcext:value-type="date">
            <text:p>06-06</text:p>
          </table:table-cell>
          <table:table-cell table:style-name="ce1" table:formula="of:=IF([.B524] &lt; DATE(YEAR([.A524]);3;21); &quot;ZIMA&quot;; IF([.B524] &lt; DATE(YEAR([.A524]);6;21);&quot;WIOSNA&quot; ; IF([.B524] &lt; DATE(YEAR([.A524]);9;23); &quot;LATO&quot;; IF([.B524] &lt; DATE(YEAR([.A524]);12;21);&quot;JESIEŃ&quot;; &quot;ZIMA&quot;))))" office:value-type="string" office:string-value="WIOSNA" calcext:value-type="string">
            <text:p>WIOSNA</text:p>
          </table:table-cell>
          <table:table-cell table:formula="of:=IF([.C524] = &quot;ZIMA&quot;; 0.2; IF([.C524] = &quot;WIOSNA&quot;; 0.5; IF([.C524] = &quot;LATO&quot;; 0.9; 0.4)))" office:value-type="float" office:value="0.5" calcext:value-type="float">
            <text:p>0,5</text:p>
          </table:table-cell>
          <table:table-cell table:formula="of:=IF(WEEKDAY([.A524];2)&lt; 6; 1; 0) * [.$J$3] *[.D524] *[.$J$7]" office:value-type="float" office:value="330" calcext:value-type="float">
            <text:p>330</text:p>
          </table:table-cell>
          <table:table-cell table:formula="of:=IF(WEEKDAY([.A524];2) = 7; 150; 0)" office:value-type="float" office:value="0" calcext:value-type="float">
            <text:p>0</text:p>
          </table:table-cell>
          <table:table-cell table:formula="of:=[.G523] -[.F524] +[.E524]" office:value-type="float" office:value="93934" calcext:value-type="float">
            <text:p>9393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07" calcext:value-type="date">
            <text:p>7.06.2024</text:p>
          </table:table-cell>
          <table:table-cell table:formula="of:=[.A525]" office:value-type="date" office:date-value="2024-06-07" calcext:value-type="date">
            <text:p>06-07</text:p>
          </table:table-cell>
          <table:table-cell table:style-name="ce1" table:formula="of:=IF([.B525] &lt; DATE(YEAR([.A525]);3;21); &quot;ZIMA&quot;; IF([.B525] &lt; DATE(YEAR([.A525]);6;21);&quot;WIOSNA&quot; ; IF([.B525] &lt; DATE(YEAR([.A525]);9;23); &quot;LATO&quot;; IF([.B525] &lt; DATE(YEAR([.A525]);12;21);&quot;JESIEŃ&quot;; &quot;ZIMA&quot;))))" office:value-type="string" office:string-value="WIOSNA" calcext:value-type="string">
            <text:p>WIOSNA</text:p>
          </table:table-cell>
          <table:table-cell table:formula="of:=IF([.C525] = &quot;ZIMA&quot;; 0.2; IF([.C525] = &quot;WIOSNA&quot;; 0.5; IF([.C525] = &quot;LATO&quot;; 0.9; 0.4)))" office:value-type="float" office:value="0.5" calcext:value-type="float">
            <text:p>0,5</text:p>
          </table:table-cell>
          <table:table-cell table:formula="of:=IF(WEEKDAY([.A525];2)&lt; 6; 1; 0) * [.$J$3] *[.D525] *[.$J$7]" office:value-type="float" office:value="330" calcext:value-type="float">
            <text:p>330</text:p>
          </table:table-cell>
          <table:table-cell table:formula="of:=IF(WEEKDAY([.A525];2) = 7; 150; 0)" office:value-type="float" office:value="0" calcext:value-type="float">
            <text:p>0</text:p>
          </table:table-cell>
          <table:table-cell table:formula="of:=[.G524] -[.F525] +[.E525]" office:value-type="float" office:value="94264" calcext:value-type="float">
            <text:p>942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08" calcext:value-type="date">
            <text:p>8.06.2024</text:p>
          </table:table-cell>
          <table:table-cell table:formula="of:=[.A526]" office:value-type="date" office:date-value="2024-06-08" calcext:value-type="date">
            <text:p>06-08</text:p>
          </table:table-cell>
          <table:table-cell table:style-name="ce1" table:formula="of:=IF([.B526] &lt; DATE(YEAR([.A526]);3;21); &quot;ZIMA&quot;; IF([.B526] &lt; DATE(YEAR([.A526]);6;21);&quot;WIOSNA&quot; ; IF([.B526] &lt; DATE(YEAR([.A526]);9;23); &quot;LATO&quot;; IF([.B526] &lt; DATE(YEAR([.A526]);12;21);&quot;JESIEŃ&quot;; &quot;ZIMA&quot;))))" office:value-type="string" office:string-value="WIOSNA" calcext:value-type="string">
            <text:p>WIOSNA</text:p>
          </table:table-cell>
          <table:table-cell table:formula="of:=IF([.C526] = &quot;ZIMA&quot;; 0.2; IF([.C526] = &quot;WIOSNA&quot;; 0.5; IF([.C526] = &quot;LATO&quot;; 0.9; 0.4)))" office:value-type="float" office:value="0.5" calcext:value-type="float">
            <text:p>0,5</text:p>
          </table:table-cell>
          <table:table-cell table:formula="of:=IF(WEEKDAY([.A526];2)&lt; 6; 1; 0) * [.$J$3] *[.D526] *[.$J$7]" office:value-type="float" office:value="0" calcext:value-type="float">
            <text:p>0</text:p>
          </table:table-cell>
          <table:table-cell table:formula="of:=IF(WEEKDAY([.A526];2) = 7; 150; 0)" office:value-type="float" office:value="0" calcext:value-type="float">
            <text:p>0</text:p>
          </table:table-cell>
          <table:table-cell table:formula="of:=[.G525] -[.F526] +[.E526]" office:value-type="float" office:value="94264" calcext:value-type="float">
            <text:p>942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09" calcext:value-type="date">
            <text:p>9.06.2024</text:p>
          </table:table-cell>
          <table:table-cell table:formula="of:=[.A527]" office:value-type="date" office:date-value="2024-06-09" calcext:value-type="date">
            <text:p>06-09</text:p>
          </table:table-cell>
          <table:table-cell table:style-name="ce1" table:formula="of:=IF([.B527] &lt; DATE(YEAR([.A527]);3;21); &quot;ZIMA&quot;; IF([.B527] &lt; DATE(YEAR([.A527]);6;21);&quot;WIOSNA&quot; ; IF([.B527] &lt; DATE(YEAR([.A527]);9;23); &quot;LATO&quot;; IF([.B527] &lt; DATE(YEAR([.A527]);12;21);&quot;JESIEŃ&quot;; &quot;ZIMA&quot;))))" office:value-type="string" office:string-value="WIOSNA" calcext:value-type="string">
            <text:p>WIOSNA</text:p>
          </table:table-cell>
          <table:table-cell table:formula="of:=IF([.C527] = &quot;ZIMA&quot;; 0.2; IF([.C527] = &quot;WIOSNA&quot;; 0.5; IF([.C527] = &quot;LATO&quot;; 0.9; 0.4)))" office:value-type="float" office:value="0.5" calcext:value-type="float">
            <text:p>0,5</text:p>
          </table:table-cell>
          <table:table-cell table:formula="of:=IF(WEEKDAY([.A527];2)&lt; 6; 1; 0) * [.$J$3] *[.D527] *[.$J$7]" office:value-type="float" office:value="0" calcext:value-type="float">
            <text:p>0</text:p>
          </table:table-cell>
          <table:table-cell table:formula="of:=IF(WEEKDAY([.A527];2) = 7; 150; 0)" office:value-type="float" office:value="150" calcext:value-type="float">
            <text:p>150</text:p>
          </table:table-cell>
          <table:table-cell table:formula="of:=[.G526] -[.F527] +[.E527]" office:value-type="float" office:value="94114" calcext:value-type="float">
            <text:p>9411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10" calcext:value-type="date">
            <text:p>10.06.2024</text:p>
          </table:table-cell>
          <table:table-cell table:formula="of:=[.A528]" office:value-type="date" office:date-value="2024-06-10" calcext:value-type="date">
            <text:p>06-10</text:p>
          </table:table-cell>
          <table:table-cell table:style-name="ce1" table:formula="of:=IF([.B528] &lt; DATE(YEAR([.A528]);3;21); &quot;ZIMA&quot;; IF([.B528] &lt; DATE(YEAR([.A528]);6;21);&quot;WIOSNA&quot; ; IF([.B528] &lt; DATE(YEAR([.A528]);9;23); &quot;LATO&quot;; IF([.B528] &lt; DATE(YEAR([.A528]);12;21);&quot;JESIEŃ&quot;; &quot;ZIMA&quot;))))" office:value-type="string" office:string-value="WIOSNA" calcext:value-type="string">
            <text:p>WIOSNA</text:p>
          </table:table-cell>
          <table:table-cell table:formula="of:=IF([.C528] = &quot;ZIMA&quot;; 0.2; IF([.C528] = &quot;WIOSNA&quot;; 0.5; IF([.C528] = &quot;LATO&quot;; 0.9; 0.4)))" office:value-type="float" office:value="0.5" calcext:value-type="float">
            <text:p>0,5</text:p>
          </table:table-cell>
          <table:table-cell table:formula="of:=IF(WEEKDAY([.A528];2)&lt; 6; 1; 0) * [.$J$3] *[.D528] *[.$J$7]" office:value-type="float" office:value="330" calcext:value-type="float">
            <text:p>330</text:p>
          </table:table-cell>
          <table:table-cell table:formula="of:=IF(WEEKDAY([.A528];2) = 7; 150; 0)" office:value-type="float" office:value="0" calcext:value-type="float">
            <text:p>0</text:p>
          </table:table-cell>
          <table:table-cell table:formula="of:=[.G527] -[.F528] +[.E528]" office:value-type="float" office:value="94444" calcext:value-type="float">
            <text:p>9444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11" calcext:value-type="date">
            <text:p>11.06.2024</text:p>
          </table:table-cell>
          <table:table-cell table:formula="of:=[.A529]" office:value-type="date" office:date-value="2024-06-11" calcext:value-type="date">
            <text:p>06-11</text:p>
          </table:table-cell>
          <table:table-cell table:style-name="ce1" table:formula="of:=IF([.B529] &lt; DATE(YEAR([.A529]);3;21); &quot;ZIMA&quot;; IF([.B529] &lt; DATE(YEAR([.A529]);6;21);&quot;WIOSNA&quot; ; IF([.B529] &lt; DATE(YEAR([.A529]);9;23); &quot;LATO&quot;; IF([.B529] &lt; DATE(YEAR([.A529]);12;21);&quot;JESIEŃ&quot;; &quot;ZIMA&quot;))))" office:value-type="string" office:string-value="WIOSNA" calcext:value-type="string">
            <text:p>WIOSNA</text:p>
          </table:table-cell>
          <table:table-cell table:formula="of:=IF([.C529] = &quot;ZIMA&quot;; 0.2; IF([.C529] = &quot;WIOSNA&quot;; 0.5; IF([.C529] = &quot;LATO&quot;; 0.9; 0.4)))" office:value-type="float" office:value="0.5" calcext:value-type="float">
            <text:p>0,5</text:p>
          </table:table-cell>
          <table:table-cell table:formula="of:=IF(WEEKDAY([.A529];2)&lt; 6; 1; 0) * [.$J$3] *[.D529] *[.$J$7]" office:value-type="float" office:value="330" calcext:value-type="float">
            <text:p>330</text:p>
          </table:table-cell>
          <table:table-cell table:formula="of:=IF(WEEKDAY([.A529];2) = 7; 150; 0)" office:value-type="float" office:value="0" calcext:value-type="float">
            <text:p>0</text:p>
          </table:table-cell>
          <table:table-cell table:formula="of:=[.G528] -[.F529] +[.E529]" office:value-type="float" office:value="94774" calcext:value-type="float">
            <text:p>9477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12" calcext:value-type="date">
            <text:p>12.06.2024</text:p>
          </table:table-cell>
          <table:table-cell table:formula="of:=[.A530]" office:value-type="date" office:date-value="2024-06-12" calcext:value-type="date">
            <text:p>06-12</text:p>
          </table:table-cell>
          <table:table-cell table:style-name="ce1" table:formula="of:=IF([.B530] &lt; DATE(YEAR([.A530]);3;21); &quot;ZIMA&quot;; IF([.B530] &lt; DATE(YEAR([.A530]);6;21);&quot;WIOSNA&quot; ; IF([.B530] &lt; DATE(YEAR([.A530]);9;23); &quot;LATO&quot;; IF([.B530] &lt; DATE(YEAR([.A530]);12;21);&quot;JESIEŃ&quot;; &quot;ZIMA&quot;))))" office:value-type="string" office:string-value="WIOSNA" calcext:value-type="string">
            <text:p>WIOSNA</text:p>
          </table:table-cell>
          <table:table-cell table:formula="of:=IF([.C530] = &quot;ZIMA&quot;; 0.2; IF([.C530] = &quot;WIOSNA&quot;; 0.5; IF([.C530] = &quot;LATO&quot;; 0.9; 0.4)))" office:value-type="float" office:value="0.5" calcext:value-type="float">
            <text:p>0,5</text:p>
          </table:table-cell>
          <table:table-cell table:formula="of:=IF(WEEKDAY([.A530];2)&lt; 6; 1; 0) * [.$J$3] *[.D530] *[.$J$7]" office:value-type="float" office:value="330" calcext:value-type="float">
            <text:p>330</text:p>
          </table:table-cell>
          <table:table-cell table:formula="of:=IF(WEEKDAY([.A530];2) = 7; 150; 0)" office:value-type="float" office:value="0" calcext:value-type="float">
            <text:p>0</text:p>
          </table:table-cell>
          <table:table-cell table:formula="of:=[.G529] -[.F530] +[.E530]" office:value-type="float" office:value="95104" calcext:value-type="float">
            <text:p>9510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13" calcext:value-type="date">
            <text:p>13.06.2024</text:p>
          </table:table-cell>
          <table:table-cell table:formula="of:=[.A531]" office:value-type="date" office:date-value="2024-06-13" calcext:value-type="date">
            <text:p>06-13</text:p>
          </table:table-cell>
          <table:table-cell table:style-name="ce1" table:formula="of:=IF([.B531] &lt; DATE(YEAR([.A531]);3;21); &quot;ZIMA&quot;; IF([.B531] &lt; DATE(YEAR([.A531]);6;21);&quot;WIOSNA&quot; ; IF([.B531] &lt; DATE(YEAR([.A531]);9;23); &quot;LATO&quot;; IF([.B531] &lt; DATE(YEAR([.A531]);12;21);&quot;JESIEŃ&quot;; &quot;ZIMA&quot;))))" office:value-type="string" office:string-value="WIOSNA" calcext:value-type="string">
            <text:p>WIOSNA</text:p>
          </table:table-cell>
          <table:table-cell table:formula="of:=IF([.C531] = &quot;ZIMA&quot;; 0.2; IF([.C531] = &quot;WIOSNA&quot;; 0.5; IF([.C531] = &quot;LATO&quot;; 0.9; 0.4)))" office:value-type="float" office:value="0.5" calcext:value-type="float">
            <text:p>0,5</text:p>
          </table:table-cell>
          <table:table-cell table:formula="of:=IF(WEEKDAY([.A531];2)&lt; 6; 1; 0) * [.$J$3] *[.D531] *[.$J$7]" office:value-type="float" office:value="330" calcext:value-type="float">
            <text:p>330</text:p>
          </table:table-cell>
          <table:table-cell table:formula="of:=IF(WEEKDAY([.A531];2) = 7; 150; 0)" office:value-type="float" office:value="0" calcext:value-type="float">
            <text:p>0</text:p>
          </table:table-cell>
          <table:table-cell table:formula="of:=[.G530] -[.F531] +[.E531]" office:value-type="float" office:value="95434" calcext:value-type="float">
            <text:p>9543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14" calcext:value-type="date">
            <text:p>14.06.2024</text:p>
          </table:table-cell>
          <table:table-cell table:formula="of:=[.A532]" office:value-type="date" office:date-value="2024-06-14" calcext:value-type="date">
            <text:p>06-14</text:p>
          </table:table-cell>
          <table:table-cell table:style-name="ce1" table:formula="of:=IF([.B532] &lt; DATE(YEAR([.A532]);3;21); &quot;ZIMA&quot;; IF([.B532] &lt; DATE(YEAR([.A532]);6;21);&quot;WIOSNA&quot; ; IF([.B532] &lt; DATE(YEAR([.A532]);9;23); &quot;LATO&quot;; IF([.B532] &lt; DATE(YEAR([.A532]);12;21);&quot;JESIEŃ&quot;; &quot;ZIMA&quot;))))" office:value-type="string" office:string-value="WIOSNA" calcext:value-type="string">
            <text:p>WIOSNA</text:p>
          </table:table-cell>
          <table:table-cell table:formula="of:=IF([.C532] = &quot;ZIMA&quot;; 0.2; IF([.C532] = &quot;WIOSNA&quot;; 0.5; IF([.C532] = &quot;LATO&quot;; 0.9; 0.4)))" office:value-type="float" office:value="0.5" calcext:value-type="float">
            <text:p>0,5</text:p>
          </table:table-cell>
          <table:table-cell table:formula="of:=IF(WEEKDAY([.A532];2)&lt; 6; 1; 0) * [.$J$3] *[.D532] *[.$J$7]" office:value-type="float" office:value="330" calcext:value-type="float">
            <text:p>330</text:p>
          </table:table-cell>
          <table:table-cell table:formula="of:=IF(WEEKDAY([.A532];2) = 7; 150; 0)" office:value-type="float" office:value="0" calcext:value-type="float">
            <text:p>0</text:p>
          </table:table-cell>
          <table:table-cell table:formula="of:=[.G531] -[.F532] +[.E532]" office:value-type="float" office:value="95764" calcext:value-type="float">
            <text:p>957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15" calcext:value-type="date">
            <text:p>15.06.2024</text:p>
          </table:table-cell>
          <table:table-cell table:formula="of:=[.A533]" office:value-type="date" office:date-value="2024-06-15" calcext:value-type="date">
            <text:p>06-15</text:p>
          </table:table-cell>
          <table:table-cell table:style-name="ce1" table:formula="of:=IF([.B533] &lt; DATE(YEAR([.A533]);3;21); &quot;ZIMA&quot;; IF([.B533] &lt; DATE(YEAR([.A533]);6;21);&quot;WIOSNA&quot; ; IF([.B533] &lt; DATE(YEAR([.A533]);9;23); &quot;LATO&quot;; IF([.B533] &lt; DATE(YEAR([.A533]);12;21);&quot;JESIEŃ&quot;; &quot;ZIMA&quot;))))" office:value-type="string" office:string-value="WIOSNA" calcext:value-type="string">
            <text:p>WIOSNA</text:p>
          </table:table-cell>
          <table:table-cell table:formula="of:=IF([.C533] = &quot;ZIMA&quot;; 0.2; IF([.C533] = &quot;WIOSNA&quot;; 0.5; IF([.C533] = &quot;LATO&quot;; 0.9; 0.4)))" office:value-type="float" office:value="0.5" calcext:value-type="float">
            <text:p>0,5</text:p>
          </table:table-cell>
          <table:table-cell table:formula="of:=IF(WEEKDAY([.A533];2)&lt; 6; 1; 0) * [.$J$3] *[.D533] *[.$J$7]" office:value-type="float" office:value="0" calcext:value-type="float">
            <text:p>0</text:p>
          </table:table-cell>
          <table:table-cell table:formula="of:=IF(WEEKDAY([.A533];2) = 7; 150; 0)" office:value-type="float" office:value="0" calcext:value-type="float">
            <text:p>0</text:p>
          </table:table-cell>
          <table:table-cell table:formula="of:=[.G532] -[.F533] +[.E533]" office:value-type="float" office:value="95764" calcext:value-type="float">
            <text:p>957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16" calcext:value-type="date">
            <text:p>16.06.2024</text:p>
          </table:table-cell>
          <table:table-cell table:formula="of:=[.A534]" office:value-type="date" office:date-value="2024-06-16" calcext:value-type="date">
            <text:p>06-16</text:p>
          </table:table-cell>
          <table:table-cell table:style-name="ce1" table:formula="of:=IF([.B534] &lt; DATE(YEAR([.A534]);3;21); &quot;ZIMA&quot;; IF([.B534] &lt; DATE(YEAR([.A534]);6;21);&quot;WIOSNA&quot; ; IF([.B534] &lt; DATE(YEAR([.A534]);9;23); &quot;LATO&quot;; IF([.B534] &lt; DATE(YEAR([.A534]);12;21);&quot;JESIEŃ&quot;; &quot;ZIMA&quot;))))" office:value-type="string" office:string-value="WIOSNA" calcext:value-type="string">
            <text:p>WIOSNA</text:p>
          </table:table-cell>
          <table:table-cell table:formula="of:=IF([.C534] = &quot;ZIMA&quot;; 0.2; IF([.C534] = &quot;WIOSNA&quot;; 0.5; IF([.C534] = &quot;LATO&quot;; 0.9; 0.4)))" office:value-type="float" office:value="0.5" calcext:value-type="float">
            <text:p>0,5</text:p>
          </table:table-cell>
          <table:table-cell table:formula="of:=IF(WEEKDAY([.A534];2)&lt; 6; 1; 0) * [.$J$3] *[.D534] *[.$J$7]" office:value-type="float" office:value="0" calcext:value-type="float">
            <text:p>0</text:p>
          </table:table-cell>
          <table:table-cell table:formula="of:=IF(WEEKDAY([.A534];2) = 7; 150; 0)" office:value-type="float" office:value="150" calcext:value-type="float">
            <text:p>150</text:p>
          </table:table-cell>
          <table:table-cell table:formula="of:=[.G533] -[.F534] +[.E534]" office:value-type="float" office:value="95614" calcext:value-type="float">
            <text:p>9561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17" calcext:value-type="date">
            <text:p>17.06.2024</text:p>
          </table:table-cell>
          <table:table-cell table:formula="of:=[.A535]" office:value-type="date" office:date-value="2024-06-17" calcext:value-type="date">
            <text:p>06-17</text:p>
          </table:table-cell>
          <table:table-cell table:style-name="ce1" table:formula="of:=IF([.B535] &lt; DATE(YEAR([.A535]);3;21); &quot;ZIMA&quot;; IF([.B535] &lt; DATE(YEAR([.A535]);6;21);&quot;WIOSNA&quot; ; IF([.B535] &lt; DATE(YEAR([.A535]);9;23); &quot;LATO&quot;; IF([.B535] &lt; DATE(YEAR([.A535]);12;21);&quot;JESIEŃ&quot;; &quot;ZIMA&quot;))))" office:value-type="string" office:string-value="WIOSNA" calcext:value-type="string">
            <text:p>WIOSNA</text:p>
          </table:table-cell>
          <table:table-cell table:formula="of:=IF([.C535] = &quot;ZIMA&quot;; 0.2; IF([.C535] = &quot;WIOSNA&quot;; 0.5; IF([.C535] = &quot;LATO&quot;; 0.9; 0.4)))" office:value-type="float" office:value="0.5" calcext:value-type="float">
            <text:p>0,5</text:p>
          </table:table-cell>
          <table:table-cell table:formula="of:=IF(WEEKDAY([.A535];2)&lt; 6; 1; 0) * [.$J$3] *[.D535] *[.$J$7]" office:value-type="float" office:value="330" calcext:value-type="float">
            <text:p>330</text:p>
          </table:table-cell>
          <table:table-cell table:formula="of:=IF(WEEKDAY([.A535];2) = 7; 150; 0)" office:value-type="float" office:value="0" calcext:value-type="float">
            <text:p>0</text:p>
          </table:table-cell>
          <table:table-cell table:formula="of:=[.G534] -[.F535] +[.E535]" office:value-type="float" office:value="95944" calcext:value-type="float">
            <text:p>9594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18" calcext:value-type="date">
            <text:p>18.06.2024</text:p>
          </table:table-cell>
          <table:table-cell table:formula="of:=[.A536]" office:value-type="date" office:date-value="2024-06-18" calcext:value-type="date">
            <text:p>06-18</text:p>
          </table:table-cell>
          <table:table-cell table:style-name="ce1" table:formula="of:=IF([.B536] &lt; DATE(YEAR([.A536]);3;21); &quot;ZIMA&quot;; IF([.B536] &lt; DATE(YEAR([.A536]);6;21);&quot;WIOSNA&quot; ; IF([.B536] &lt; DATE(YEAR([.A536]);9;23); &quot;LATO&quot;; IF([.B536] &lt; DATE(YEAR([.A536]);12;21);&quot;JESIEŃ&quot;; &quot;ZIMA&quot;))))" office:value-type="string" office:string-value="WIOSNA" calcext:value-type="string">
            <text:p>WIOSNA</text:p>
          </table:table-cell>
          <table:table-cell table:formula="of:=IF([.C536] = &quot;ZIMA&quot;; 0.2; IF([.C536] = &quot;WIOSNA&quot;; 0.5; IF([.C536] = &quot;LATO&quot;; 0.9; 0.4)))" office:value-type="float" office:value="0.5" calcext:value-type="float">
            <text:p>0,5</text:p>
          </table:table-cell>
          <table:table-cell table:formula="of:=IF(WEEKDAY([.A536];2)&lt; 6; 1; 0) * [.$J$3] *[.D536] *[.$J$7]" office:value-type="float" office:value="330" calcext:value-type="float">
            <text:p>330</text:p>
          </table:table-cell>
          <table:table-cell table:formula="of:=IF(WEEKDAY([.A536];2) = 7; 150; 0)" office:value-type="float" office:value="0" calcext:value-type="float">
            <text:p>0</text:p>
          </table:table-cell>
          <table:table-cell table:formula="of:=[.G535] -[.F536] +[.E536]" office:value-type="float" office:value="96274" calcext:value-type="float">
            <text:p>9627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19" calcext:value-type="date">
            <text:p>19.06.2024</text:p>
          </table:table-cell>
          <table:table-cell table:formula="of:=[.A537]" office:value-type="date" office:date-value="2024-06-19" calcext:value-type="date">
            <text:p>06-19</text:p>
          </table:table-cell>
          <table:table-cell table:style-name="ce1" table:formula="of:=IF([.B537] &lt; DATE(YEAR([.A537]);3;21); &quot;ZIMA&quot;; IF([.B537] &lt; DATE(YEAR([.A537]);6;21);&quot;WIOSNA&quot; ; IF([.B537] &lt; DATE(YEAR([.A537]);9;23); &quot;LATO&quot;; IF([.B537] &lt; DATE(YEAR([.A537]);12;21);&quot;JESIEŃ&quot;; &quot;ZIMA&quot;))))" office:value-type="string" office:string-value="WIOSNA" calcext:value-type="string">
            <text:p>WIOSNA</text:p>
          </table:table-cell>
          <table:table-cell table:formula="of:=IF([.C537] = &quot;ZIMA&quot;; 0.2; IF([.C537] = &quot;WIOSNA&quot;; 0.5; IF([.C537] = &quot;LATO&quot;; 0.9; 0.4)))" office:value-type="float" office:value="0.5" calcext:value-type="float">
            <text:p>0,5</text:p>
          </table:table-cell>
          <table:table-cell table:formula="of:=IF(WEEKDAY([.A537];2)&lt; 6; 1; 0) * [.$J$3] *[.D537] *[.$J$7]" office:value-type="float" office:value="330" calcext:value-type="float">
            <text:p>330</text:p>
          </table:table-cell>
          <table:table-cell table:formula="of:=IF(WEEKDAY([.A537];2) = 7; 150; 0)" office:value-type="float" office:value="0" calcext:value-type="float">
            <text:p>0</text:p>
          </table:table-cell>
          <table:table-cell table:formula="of:=[.G536] -[.F537] +[.E537]" office:value-type="float" office:value="96604" calcext:value-type="float">
            <text:p>9660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20" calcext:value-type="date">
            <text:p>20.06.2024</text:p>
          </table:table-cell>
          <table:table-cell table:formula="of:=[.A538]" office:value-type="date" office:date-value="2024-06-20" calcext:value-type="date">
            <text:p>06-20</text:p>
          </table:table-cell>
          <table:table-cell table:style-name="ce1" table:formula="of:=IF([.B538] &lt; DATE(YEAR([.A538]);3;21); &quot;ZIMA&quot;; IF([.B538] &lt; DATE(YEAR([.A538]);6;21);&quot;WIOSNA&quot; ; IF([.B538] &lt; DATE(YEAR([.A538]);9;23); &quot;LATO&quot;; IF([.B538] &lt; DATE(YEAR([.A538]);12;21);&quot;JESIEŃ&quot;; &quot;ZIMA&quot;))))" office:value-type="string" office:string-value="WIOSNA" calcext:value-type="string">
            <text:p>WIOSNA</text:p>
          </table:table-cell>
          <table:table-cell table:formula="of:=IF([.C538] = &quot;ZIMA&quot;; 0.2; IF([.C538] = &quot;WIOSNA&quot;; 0.5; IF([.C538] = &quot;LATO&quot;; 0.9; 0.4)))" office:value-type="float" office:value="0.5" calcext:value-type="float">
            <text:p>0,5</text:p>
          </table:table-cell>
          <table:table-cell table:formula="of:=IF(WEEKDAY([.A538];2)&lt; 6; 1; 0) * [.$J$3] *[.D538] *[.$J$7]" office:value-type="float" office:value="330" calcext:value-type="float">
            <text:p>330</text:p>
          </table:table-cell>
          <table:table-cell table:formula="of:=IF(WEEKDAY([.A538];2) = 7; 150; 0)" office:value-type="float" office:value="0" calcext:value-type="float">
            <text:p>0</text:p>
          </table:table-cell>
          <table:table-cell table:formula="of:=[.G537] -[.F538] +[.E538]" office:value-type="float" office:value="96934" calcext:value-type="float">
            <text:p>9693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21" calcext:value-type="date">
            <text:p>21.06.2024</text:p>
          </table:table-cell>
          <table:table-cell table:formula="of:=[.A539]" office:value-type="date" office:date-value="2024-06-21" calcext:value-type="date">
            <text:p>06-21</text:p>
          </table:table-cell>
          <table:table-cell table:style-name="ce1" table:formula="of:=IF([.B539] &lt; DATE(YEAR([.A539]);3;21); &quot;ZIMA&quot;; IF([.B539] &lt; DATE(YEAR([.A539]);6;21);&quot;WIOSNA&quot; ; IF([.B539] &lt; DATE(YEAR([.A539]);9;23); &quot;LATO&quot;; IF([.B539] &lt; DATE(YEAR([.A539]);12;21);&quot;JESIEŃ&quot;; &quot;ZIMA&quot;))))" office:value-type="string" office:string-value="LATO" calcext:value-type="string">
            <text:p>LATO</text:p>
          </table:table-cell>
          <table:table-cell table:formula="of:=IF([.C539] = &quot;ZIMA&quot;; 0.2; IF([.C539] = &quot;WIOSNA&quot;; 0.5; IF([.C539] = &quot;LATO&quot;; 0.9; 0.4)))" office:value-type="float" office:value="0.9" calcext:value-type="float">
            <text:p>0,9</text:p>
          </table:table-cell>
          <table:table-cell table:formula="of:=IF(WEEKDAY([.A539];2)&lt; 6; 1; 0) * [.$J$3] *[.D539] *[.$J$7]" office:value-type="float" office:value="594" calcext:value-type="float">
            <text:p>594</text:p>
          </table:table-cell>
          <table:table-cell table:formula="of:=IF(WEEKDAY([.A539];2) = 7; 150; 0)" office:value-type="float" office:value="0" calcext:value-type="float">
            <text:p>0</text:p>
          </table:table-cell>
          <table:table-cell table:formula="of:=[.G538] -[.F539] +[.E539]" office:value-type="float" office:value="97528" calcext:value-type="float">
            <text:p>9752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22" calcext:value-type="date">
            <text:p>22.06.2024</text:p>
          </table:table-cell>
          <table:table-cell table:formula="of:=[.A540]" office:value-type="date" office:date-value="2024-06-22" calcext:value-type="date">
            <text:p>06-22</text:p>
          </table:table-cell>
          <table:table-cell table:style-name="ce1" table:formula="of:=IF([.B540] &lt; DATE(YEAR([.A540]);3;21); &quot;ZIMA&quot;; IF([.B540] &lt; DATE(YEAR([.A540]);6;21);&quot;WIOSNA&quot; ; IF([.B540] &lt; DATE(YEAR([.A540]);9;23); &quot;LATO&quot;; IF([.B540] &lt; DATE(YEAR([.A540]);12;21);&quot;JESIEŃ&quot;; &quot;ZIMA&quot;))))" office:value-type="string" office:string-value="LATO" calcext:value-type="string">
            <text:p>LATO</text:p>
          </table:table-cell>
          <table:table-cell table:formula="of:=IF([.C540] = &quot;ZIMA&quot;; 0.2; IF([.C540] = &quot;WIOSNA&quot;; 0.5; IF([.C540] = &quot;LATO&quot;; 0.9; 0.4)))" office:value-type="float" office:value="0.9" calcext:value-type="float">
            <text:p>0,9</text:p>
          </table:table-cell>
          <table:table-cell table:formula="of:=IF(WEEKDAY([.A540];2)&lt; 6; 1; 0) * [.$J$3] *[.D540] *[.$J$7]" office:value-type="float" office:value="0" calcext:value-type="float">
            <text:p>0</text:p>
          </table:table-cell>
          <table:table-cell table:formula="of:=IF(WEEKDAY([.A540];2) = 7; 150; 0)" office:value-type="float" office:value="0" calcext:value-type="float">
            <text:p>0</text:p>
          </table:table-cell>
          <table:table-cell table:formula="of:=[.G539] -[.F540] +[.E540]" office:value-type="float" office:value="97528" calcext:value-type="float">
            <text:p>9752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23" calcext:value-type="date">
            <text:p>23.06.2024</text:p>
          </table:table-cell>
          <table:table-cell table:formula="of:=[.A541]" office:value-type="date" office:date-value="2024-06-23" calcext:value-type="date">
            <text:p>06-23</text:p>
          </table:table-cell>
          <table:table-cell table:style-name="ce1" table:formula="of:=IF([.B541] &lt; DATE(YEAR([.A541]);3;21); &quot;ZIMA&quot;; IF([.B541] &lt; DATE(YEAR([.A541]);6;21);&quot;WIOSNA&quot; ; IF([.B541] &lt; DATE(YEAR([.A541]);9;23); &quot;LATO&quot;; IF([.B541] &lt; DATE(YEAR([.A541]);12;21);&quot;JESIEŃ&quot;; &quot;ZIMA&quot;))))" office:value-type="string" office:string-value="LATO" calcext:value-type="string">
            <text:p>LATO</text:p>
          </table:table-cell>
          <table:table-cell table:formula="of:=IF([.C541] = &quot;ZIMA&quot;; 0.2; IF([.C541] = &quot;WIOSNA&quot;; 0.5; IF([.C541] = &quot;LATO&quot;; 0.9; 0.4)))" office:value-type="float" office:value="0.9" calcext:value-type="float">
            <text:p>0,9</text:p>
          </table:table-cell>
          <table:table-cell table:formula="of:=IF(WEEKDAY([.A541];2)&lt; 6; 1; 0) * [.$J$3] *[.D541] *[.$J$7]" office:value-type="float" office:value="0" calcext:value-type="float">
            <text:p>0</text:p>
          </table:table-cell>
          <table:table-cell table:formula="of:=IF(WEEKDAY([.A541];2) = 7; 150; 0)" office:value-type="float" office:value="150" calcext:value-type="float">
            <text:p>150</text:p>
          </table:table-cell>
          <table:table-cell table:formula="of:=[.G540] -[.F541] +[.E541]" office:value-type="float" office:value="97378" calcext:value-type="float">
            <text:p>9737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24" calcext:value-type="date">
            <text:p>24.06.2024</text:p>
          </table:table-cell>
          <table:table-cell table:formula="of:=[.A542]" office:value-type="date" office:date-value="2024-06-24" calcext:value-type="date">
            <text:p>06-24</text:p>
          </table:table-cell>
          <table:table-cell table:style-name="ce1" table:formula="of:=IF([.B542] &lt; DATE(YEAR([.A542]);3;21); &quot;ZIMA&quot;; IF([.B542] &lt; DATE(YEAR([.A542]);6;21);&quot;WIOSNA&quot; ; IF([.B542] &lt; DATE(YEAR([.A542]);9;23); &quot;LATO&quot;; IF([.B542] &lt; DATE(YEAR([.A542]);12;21);&quot;JESIEŃ&quot;; &quot;ZIMA&quot;))))" office:value-type="string" office:string-value="LATO" calcext:value-type="string">
            <text:p>LATO</text:p>
          </table:table-cell>
          <table:table-cell table:formula="of:=IF([.C542] = &quot;ZIMA&quot;; 0.2; IF([.C542] = &quot;WIOSNA&quot;; 0.5; IF([.C542] = &quot;LATO&quot;; 0.9; 0.4)))" office:value-type="float" office:value="0.9" calcext:value-type="float">
            <text:p>0,9</text:p>
          </table:table-cell>
          <table:table-cell table:formula="of:=IF(WEEKDAY([.A542];2)&lt; 6; 1; 0) * [.$J$3] *[.D542] *[.$J$7]" office:value-type="float" office:value="594" calcext:value-type="float">
            <text:p>594</text:p>
          </table:table-cell>
          <table:table-cell table:formula="of:=IF(WEEKDAY([.A542];2) = 7; 150; 0)" office:value-type="float" office:value="0" calcext:value-type="float">
            <text:p>0</text:p>
          </table:table-cell>
          <table:table-cell table:formula="of:=[.G541] -[.F542] +[.E542]" office:value-type="float" office:value="97972" calcext:value-type="float">
            <text:p>9797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25" calcext:value-type="date">
            <text:p>25.06.2024</text:p>
          </table:table-cell>
          <table:table-cell table:formula="of:=[.A543]" office:value-type="date" office:date-value="2024-06-25" calcext:value-type="date">
            <text:p>06-25</text:p>
          </table:table-cell>
          <table:table-cell table:style-name="ce1" table:formula="of:=IF([.B543] &lt; DATE(YEAR([.A543]);3;21); &quot;ZIMA&quot;; IF([.B543] &lt; DATE(YEAR([.A543]);6;21);&quot;WIOSNA&quot; ; IF([.B543] &lt; DATE(YEAR([.A543]);9;23); &quot;LATO&quot;; IF([.B543] &lt; DATE(YEAR([.A543]);12;21);&quot;JESIEŃ&quot;; &quot;ZIMA&quot;))))" office:value-type="string" office:string-value="LATO" calcext:value-type="string">
            <text:p>LATO</text:p>
          </table:table-cell>
          <table:table-cell table:formula="of:=IF([.C543] = &quot;ZIMA&quot;; 0.2; IF([.C543] = &quot;WIOSNA&quot;; 0.5; IF([.C543] = &quot;LATO&quot;; 0.9; 0.4)))" office:value-type="float" office:value="0.9" calcext:value-type="float">
            <text:p>0,9</text:p>
          </table:table-cell>
          <table:table-cell table:formula="of:=IF(WEEKDAY([.A543];2)&lt; 6; 1; 0) * [.$J$3] *[.D543] *[.$J$7]" office:value-type="float" office:value="594" calcext:value-type="float">
            <text:p>594</text:p>
          </table:table-cell>
          <table:table-cell table:formula="of:=IF(WEEKDAY([.A543];2) = 7; 150; 0)" office:value-type="float" office:value="0" calcext:value-type="float">
            <text:p>0</text:p>
          </table:table-cell>
          <table:table-cell table:formula="of:=[.G542] -[.F543] +[.E543]" office:value-type="float" office:value="98566" calcext:value-type="float">
            <text:p>9856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26" calcext:value-type="date">
            <text:p>26.06.2024</text:p>
          </table:table-cell>
          <table:table-cell table:formula="of:=[.A544]" office:value-type="date" office:date-value="2024-06-26" calcext:value-type="date">
            <text:p>06-26</text:p>
          </table:table-cell>
          <table:table-cell table:style-name="ce1" table:formula="of:=IF([.B544] &lt; DATE(YEAR([.A544]);3;21); &quot;ZIMA&quot;; IF([.B544] &lt; DATE(YEAR([.A544]);6;21);&quot;WIOSNA&quot; ; IF([.B544] &lt; DATE(YEAR([.A544]);9;23); &quot;LATO&quot;; IF([.B544] &lt; DATE(YEAR([.A544]);12;21);&quot;JESIEŃ&quot;; &quot;ZIMA&quot;))))" office:value-type="string" office:string-value="LATO" calcext:value-type="string">
            <text:p>LATO</text:p>
          </table:table-cell>
          <table:table-cell table:formula="of:=IF([.C544] = &quot;ZIMA&quot;; 0.2; IF([.C544] = &quot;WIOSNA&quot;; 0.5; IF([.C544] = &quot;LATO&quot;; 0.9; 0.4)))" office:value-type="float" office:value="0.9" calcext:value-type="float">
            <text:p>0,9</text:p>
          </table:table-cell>
          <table:table-cell table:formula="of:=IF(WEEKDAY([.A544];2)&lt; 6; 1; 0) * [.$J$3] *[.D544] *[.$J$7]" office:value-type="float" office:value="594" calcext:value-type="float">
            <text:p>594</text:p>
          </table:table-cell>
          <table:table-cell table:formula="of:=IF(WEEKDAY([.A544];2) = 7; 150; 0)" office:value-type="float" office:value="0" calcext:value-type="float">
            <text:p>0</text:p>
          </table:table-cell>
          <table:table-cell table:formula="of:=[.G543] -[.F544] +[.E544]" office:value-type="float" office:value="99160" calcext:value-type="float">
            <text:p>991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27" calcext:value-type="date">
            <text:p>27.06.2024</text:p>
          </table:table-cell>
          <table:table-cell table:formula="of:=[.A545]" office:value-type="date" office:date-value="2024-06-27" calcext:value-type="date">
            <text:p>06-27</text:p>
          </table:table-cell>
          <table:table-cell table:style-name="ce1" table:formula="of:=IF([.B545] &lt; DATE(YEAR([.A545]);3;21); &quot;ZIMA&quot;; IF([.B545] &lt; DATE(YEAR([.A545]);6;21);&quot;WIOSNA&quot; ; IF([.B545] &lt; DATE(YEAR([.A545]);9;23); &quot;LATO&quot;; IF([.B545] &lt; DATE(YEAR([.A545]);12;21);&quot;JESIEŃ&quot;; &quot;ZIMA&quot;))))" office:value-type="string" office:string-value="LATO" calcext:value-type="string">
            <text:p>LATO</text:p>
          </table:table-cell>
          <table:table-cell table:formula="of:=IF([.C545] = &quot;ZIMA&quot;; 0.2; IF([.C545] = &quot;WIOSNA&quot;; 0.5; IF([.C545] = &quot;LATO&quot;; 0.9; 0.4)))" office:value-type="float" office:value="0.9" calcext:value-type="float">
            <text:p>0,9</text:p>
          </table:table-cell>
          <table:table-cell table:formula="of:=IF(WEEKDAY([.A545];2)&lt; 6; 1; 0) * [.$J$3] *[.D545] *[.$J$7]" office:value-type="float" office:value="594" calcext:value-type="float">
            <text:p>594</text:p>
          </table:table-cell>
          <table:table-cell table:formula="of:=IF(WEEKDAY([.A545];2) = 7; 150; 0)" office:value-type="float" office:value="0" calcext:value-type="float">
            <text:p>0</text:p>
          </table:table-cell>
          <table:table-cell table:formula="of:=[.G544] -[.F545] +[.E545]" office:value-type="float" office:value="99754" calcext:value-type="float">
            <text:p>9975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28" calcext:value-type="date">
            <text:p>28.06.2024</text:p>
          </table:table-cell>
          <table:table-cell table:formula="of:=[.A546]" office:value-type="date" office:date-value="2024-06-28" calcext:value-type="date">
            <text:p>06-28</text:p>
          </table:table-cell>
          <table:table-cell table:style-name="ce1" table:formula="of:=IF([.B546] &lt; DATE(YEAR([.A546]);3;21); &quot;ZIMA&quot;; IF([.B546] &lt; DATE(YEAR([.A546]);6;21);&quot;WIOSNA&quot; ; IF([.B546] &lt; DATE(YEAR([.A546]);9;23); &quot;LATO&quot;; IF([.B546] &lt; DATE(YEAR([.A546]);12;21);&quot;JESIEŃ&quot;; &quot;ZIMA&quot;))))" office:value-type="string" office:string-value="LATO" calcext:value-type="string">
            <text:p>LATO</text:p>
          </table:table-cell>
          <table:table-cell table:formula="of:=IF([.C546] = &quot;ZIMA&quot;; 0.2; IF([.C546] = &quot;WIOSNA&quot;; 0.5; IF([.C546] = &quot;LATO&quot;; 0.9; 0.4)))" office:value-type="float" office:value="0.9" calcext:value-type="float">
            <text:p>0,9</text:p>
          </table:table-cell>
          <table:table-cell table:formula="of:=IF(WEEKDAY([.A546];2)&lt; 6; 1; 0) * [.$J$3] *[.D546] *[.$J$7]" office:value-type="float" office:value="594" calcext:value-type="float">
            <text:p>594</text:p>
          </table:table-cell>
          <table:table-cell table:formula="of:=IF(WEEKDAY([.A546];2) = 7; 150; 0)" office:value-type="float" office:value="0" calcext:value-type="float">
            <text:p>0</text:p>
          </table:table-cell>
          <table:table-cell table:formula="of:=[.G545] -[.F546] +[.E546]" office:value-type="float" office:value="100348" calcext:value-type="float">
            <text:p>10034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29" calcext:value-type="date">
            <text:p>29.06.2024</text:p>
          </table:table-cell>
          <table:table-cell table:formula="of:=[.A547]" office:value-type="date" office:date-value="2024-06-29" calcext:value-type="date">
            <text:p>06-29</text:p>
          </table:table-cell>
          <table:table-cell table:style-name="ce1" table:formula="of:=IF([.B547] &lt; DATE(YEAR([.A547]);3;21); &quot;ZIMA&quot;; IF([.B547] &lt; DATE(YEAR([.A547]);6;21);&quot;WIOSNA&quot; ; IF([.B547] &lt; DATE(YEAR([.A547]);9;23); &quot;LATO&quot;; IF([.B547] &lt; DATE(YEAR([.A547]);12;21);&quot;JESIEŃ&quot;; &quot;ZIMA&quot;))))" office:value-type="string" office:string-value="LATO" calcext:value-type="string">
            <text:p>LATO</text:p>
          </table:table-cell>
          <table:table-cell table:formula="of:=IF([.C547] = &quot;ZIMA&quot;; 0.2; IF([.C547] = &quot;WIOSNA&quot;; 0.5; IF([.C547] = &quot;LATO&quot;; 0.9; 0.4)))" office:value-type="float" office:value="0.9" calcext:value-type="float">
            <text:p>0,9</text:p>
          </table:table-cell>
          <table:table-cell table:formula="of:=IF(WEEKDAY([.A547];2)&lt; 6; 1; 0) * [.$J$3] *[.D547] *[.$J$7]" office:value-type="float" office:value="0" calcext:value-type="float">
            <text:p>0</text:p>
          </table:table-cell>
          <table:table-cell table:formula="of:=IF(WEEKDAY([.A547];2) = 7; 150; 0)" office:value-type="float" office:value="0" calcext:value-type="float">
            <text:p>0</text:p>
          </table:table-cell>
          <table:table-cell table:formula="of:=[.G546] -[.F547] +[.E547]" office:value-type="float" office:value="100348" calcext:value-type="float">
            <text:p>10034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30" calcext:value-type="date">
            <text:p>30.06.2024</text:p>
          </table:table-cell>
          <table:table-cell table:formula="of:=[.A548]" office:value-type="date" office:date-value="2024-06-30" calcext:value-type="date">
            <text:p>06-30</text:p>
          </table:table-cell>
          <table:table-cell table:style-name="ce1" table:formula="of:=IF([.B548] &lt; DATE(YEAR([.A548]);3;21); &quot;ZIMA&quot;; IF([.B548] &lt; DATE(YEAR([.A548]);6;21);&quot;WIOSNA&quot; ; IF([.B548] &lt; DATE(YEAR([.A548]);9;23); &quot;LATO&quot;; IF([.B548] &lt; DATE(YEAR([.A548]);12;21);&quot;JESIEŃ&quot;; &quot;ZIMA&quot;))))" office:value-type="string" office:string-value="LATO" calcext:value-type="string">
            <text:p>LATO</text:p>
          </table:table-cell>
          <table:table-cell table:formula="of:=IF([.C548] = &quot;ZIMA&quot;; 0.2; IF([.C548] = &quot;WIOSNA&quot;; 0.5; IF([.C548] = &quot;LATO&quot;; 0.9; 0.4)))" office:value-type="float" office:value="0.9" calcext:value-type="float">
            <text:p>0,9</text:p>
          </table:table-cell>
          <table:table-cell table:formula="of:=IF(WEEKDAY([.A548];2)&lt; 6; 1; 0) * [.$J$3] *[.D548] *[.$J$7]" office:value-type="float" office:value="0" calcext:value-type="float">
            <text:p>0</text:p>
          </table:table-cell>
          <table:table-cell table:formula="of:=IF(WEEKDAY([.A548];2) = 7; 150; 0)" office:value-type="float" office:value="150" calcext:value-type="float">
            <text:p>150</text:p>
          </table:table-cell>
          <table:table-cell table:formula="of:=[.G547] -[.F548] +[.E548]" office:value-type="float" office:value="100198" calcext:value-type="float">
            <text:p>10019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01" calcext:value-type="date">
            <text:p>1.07.2024</text:p>
          </table:table-cell>
          <table:table-cell table:formula="of:=[.A549]" office:value-type="date" office:date-value="2024-07-01" calcext:value-type="date">
            <text:p>07-01</text:p>
          </table:table-cell>
          <table:table-cell table:style-name="ce1" table:formula="of:=IF([.B549] &lt; DATE(YEAR([.A549]);3;21); &quot;ZIMA&quot;; IF([.B549] &lt; DATE(YEAR([.A549]);6;21);&quot;WIOSNA&quot; ; IF([.B549] &lt; DATE(YEAR([.A549]);9;23); &quot;LATO&quot;; IF([.B549] &lt; DATE(YEAR([.A549]);12;21);&quot;JESIEŃ&quot;; &quot;ZIMA&quot;))))" office:value-type="string" office:string-value="LATO" calcext:value-type="string">
            <text:p>LATO</text:p>
          </table:table-cell>
          <table:table-cell table:formula="of:=IF([.C549] = &quot;ZIMA&quot;; 0.2; IF([.C549] = &quot;WIOSNA&quot;; 0.5; IF([.C549] = &quot;LATO&quot;; 0.9; 0.4)))" office:value-type="float" office:value="0.9" calcext:value-type="float">
            <text:p>0,9</text:p>
          </table:table-cell>
          <table:table-cell table:formula="of:=IF(WEEKDAY([.A549];2)&lt; 6; 1; 0) * [.$J$3] *[.D549] *[.$J$7]" office:value-type="float" office:value="594" calcext:value-type="float">
            <text:p>594</text:p>
          </table:table-cell>
          <table:table-cell table:formula="of:=IF(WEEKDAY([.A549];2) = 7; 150; 0)" office:value-type="float" office:value="0" calcext:value-type="float">
            <text:p>0</text:p>
          </table:table-cell>
          <table:table-cell table:formula="of:=[.G548] -[.F549] +[.E549]" office:value-type="float" office:value="100792" calcext:value-type="float">
            <text:p>10079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02" calcext:value-type="date">
            <text:p>2.07.2024</text:p>
          </table:table-cell>
          <table:table-cell table:formula="of:=[.A550]" office:value-type="date" office:date-value="2024-07-02" calcext:value-type="date">
            <text:p>07-02</text:p>
          </table:table-cell>
          <table:table-cell table:style-name="ce1" table:formula="of:=IF([.B550] &lt; DATE(YEAR([.A550]);3;21); &quot;ZIMA&quot;; IF([.B550] &lt; DATE(YEAR([.A550]);6;21);&quot;WIOSNA&quot; ; IF([.B550] &lt; DATE(YEAR([.A550]);9;23); &quot;LATO&quot;; IF([.B550] &lt; DATE(YEAR([.A550]);12;21);&quot;JESIEŃ&quot;; &quot;ZIMA&quot;))))" office:value-type="string" office:string-value="LATO" calcext:value-type="string">
            <text:p>LATO</text:p>
          </table:table-cell>
          <table:table-cell table:formula="of:=IF([.C550] = &quot;ZIMA&quot;; 0.2; IF([.C550] = &quot;WIOSNA&quot;; 0.5; IF([.C550] = &quot;LATO&quot;; 0.9; 0.4)))" office:value-type="float" office:value="0.9" calcext:value-type="float">
            <text:p>0,9</text:p>
          </table:table-cell>
          <table:table-cell table:formula="of:=IF(WEEKDAY([.A550];2)&lt; 6; 1; 0) * [.$J$3] *[.D550] *[.$J$7]" office:value-type="float" office:value="594" calcext:value-type="float">
            <text:p>594</text:p>
          </table:table-cell>
          <table:table-cell table:formula="of:=IF(WEEKDAY([.A550];2) = 7; 150; 0)" office:value-type="float" office:value="0" calcext:value-type="float">
            <text:p>0</text:p>
          </table:table-cell>
          <table:table-cell table:formula="of:=[.G549] -[.F550] +[.E550]" office:value-type="float" office:value="101386" calcext:value-type="float">
            <text:p>10138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03" calcext:value-type="date">
            <text:p>3.07.2024</text:p>
          </table:table-cell>
          <table:table-cell table:formula="of:=[.A551]" office:value-type="date" office:date-value="2024-07-03" calcext:value-type="date">
            <text:p>07-03</text:p>
          </table:table-cell>
          <table:table-cell table:style-name="ce1" table:formula="of:=IF([.B551] &lt; DATE(YEAR([.A551]);3;21); &quot;ZIMA&quot;; IF([.B551] &lt; DATE(YEAR([.A551]);6;21);&quot;WIOSNA&quot; ; IF([.B551] &lt; DATE(YEAR([.A551]);9;23); &quot;LATO&quot;; IF([.B551] &lt; DATE(YEAR([.A551]);12;21);&quot;JESIEŃ&quot;; &quot;ZIMA&quot;))))" office:value-type="string" office:string-value="LATO" calcext:value-type="string">
            <text:p>LATO</text:p>
          </table:table-cell>
          <table:table-cell table:formula="of:=IF([.C551] = &quot;ZIMA&quot;; 0.2; IF([.C551] = &quot;WIOSNA&quot;; 0.5; IF([.C551] = &quot;LATO&quot;; 0.9; 0.4)))" office:value-type="float" office:value="0.9" calcext:value-type="float">
            <text:p>0,9</text:p>
          </table:table-cell>
          <table:table-cell table:formula="of:=IF(WEEKDAY([.A551];2)&lt; 6; 1; 0) * [.$J$3] *[.D551] *[.$J$7]" office:value-type="float" office:value="594" calcext:value-type="float">
            <text:p>594</text:p>
          </table:table-cell>
          <table:table-cell table:formula="of:=IF(WEEKDAY([.A551];2) = 7; 150; 0)" office:value-type="float" office:value="0" calcext:value-type="float">
            <text:p>0</text:p>
          </table:table-cell>
          <table:table-cell table:formula="of:=[.G550] -[.F551] +[.E551]" office:value-type="float" office:value="101980" calcext:value-type="float">
            <text:p>1019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04" calcext:value-type="date">
            <text:p>4.07.2024</text:p>
          </table:table-cell>
          <table:table-cell table:formula="of:=[.A552]" office:value-type="date" office:date-value="2024-07-04" calcext:value-type="date">
            <text:p>07-04</text:p>
          </table:table-cell>
          <table:table-cell table:style-name="ce1" table:formula="of:=IF([.B552] &lt; DATE(YEAR([.A552]);3;21); &quot;ZIMA&quot;; IF([.B552] &lt; DATE(YEAR([.A552]);6;21);&quot;WIOSNA&quot; ; IF([.B552] &lt; DATE(YEAR([.A552]);9;23); &quot;LATO&quot;; IF([.B552] &lt; DATE(YEAR([.A552]);12;21);&quot;JESIEŃ&quot;; &quot;ZIMA&quot;))))" office:value-type="string" office:string-value="LATO" calcext:value-type="string">
            <text:p>LATO</text:p>
          </table:table-cell>
          <table:table-cell table:formula="of:=IF([.C552] = &quot;ZIMA&quot;; 0.2; IF([.C552] = &quot;WIOSNA&quot;; 0.5; IF([.C552] = &quot;LATO&quot;; 0.9; 0.4)))" office:value-type="float" office:value="0.9" calcext:value-type="float">
            <text:p>0,9</text:p>
          </table:table-cell>
          <table:table-cell table:formula="of:=IF(WEEKDAY([.A552];2)&lt; 6; 1; 0) * [.$J$3] *[.D552] *[.$J$7]" office:value-type="float" office:value="594" calcext:value-type="float">
            <text:p>594</text:p>
          </table:table-cell>
          <table:table-cell table:formula="of:=IF(WEEKDAY([.A552];2) = 7; 150; 0)" office:value-type="float" office:value="0" calcext:value-type="float">
            <text:p>0</text:p>
          </table:table-cell>
          <table:table-cell table:formula="of:=[.G551] -[.F552] +[.E552]" office:value-type="float" office:value="102574" calcext:value-type="float">
            <text:p>10257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05" calcext:value-type="date">
            <text:p>5.07.2024</text:p>
          </table:table-cell>
          <table:table-cell table:formula="of:=[.A553]" office:value-type="date" office:date-value="2024-07-05" calcext:value-type="date">
            <text:p>07-05</text:p>
          </table:table-cell>
          <table:table-cell table:style-name="ce1" table:formula="of:=IF([.B553] &lt; DATE(YEAR([.A553]);3;21); &quot;ZIMA&quot;; IF([.B553] &lt; DATE(YEAR([.A553]);6;21);&quot;WIOSNA&quot; ; IF([.B553] &lt; DATE(YEAR([.A553]);9;23); &quot;LATO&quot;; IF([.B553] &lt; DATE(YEAR([.A553]);12;21);&quot;JESIEŃ&quot;; &quot;ZIMA&quot;))))" office:value-type="string" office:string-value="LATO" calcext:value-type="string">
            <text:p>LATO</text:p>
          </table:table-cell>
          <table:table-cell table:formula="of:=IF([.C553] = &quot;ZIMA&quot;; 0.2; IF([.C553] = &quot;WIOSNA&quot;; 0.5; IF([.C553] = &quot;LATO&quot;; 0.9; 0.4)))" office:value-type="float" office:value="0.9" calcext:value-type="float">
            <text:p>0,9</text:p>
          </table:table-cell>
          <table:table-cell table:formula="of:=IF(WEEKDAY([.A553];2)&lt; 6; 1; 0) * [.$J$3] *[.D553] *[.$J$7]" office:value-type="float" office:value="594" calcext:value-type="float">
            <text:p>594</text:p>
          </table:table-cell>
          <table:table-cell table:formula="of:=IF(WEEKDAY([.A553];2) = 7; 150; 0)" office:value-type="float" office:value="0" calcext:value-type="float">
            <text:p>0</text:p>
          </table:table-cell>
          <table:table-cell table:formula="of:=[.G552] -[.F553] +[.E553]" office:value-type="float" office:value="103168" calcext:value-type="float">
            <text:p>10316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06" calcext:value-type="date">
            <text:p>6.07.2024</text:p>
          </table:table-cell>
          <table:table-cell table:formula="of:=[.A554]" office:value-type="date" office:date-value="2024-07-06" calcext:value-type="date">
            <text:p>07-06</text:p>
          </table:table-cell>
          <table:table-cell table:style-name="ce1" table:formula="of:=IF([.B554] &lt; DATE(YEAR([.A554]);3;21); &quot;ZIMA&quot;; IF([.B554] &lt; DATE(YEAR([.A554]);6;21);&quot;WIOSNA&quot; ; IF([.B554] &lt; DATE(YEAR([.A554]);9;23); &quot;LATO&quot;; IF([.B554] &lt; DATE(YEAR([.A554]);12;21);&quot;JESIEŃ&quot;; &quot;ZIMA&quot;))))" office:value-type="string" office:string-value="LATO" calcext:value-type="string">
            <text:p>LATO</text:p>
          </table:table-cell>
          <table:table-cell table:formula="of:=IF([.C554] = &quot;ZIMA&quot;; 0.2; IF([.C554] = &quot;WIOSNA&quot;; 0.5; IF([.C554] = &quot;LATO&quot;; 0.9; 0.4)))" office:value-type="float" office:value="0.9" calcext:value-type="float">
            <text:p>0,9</text:p>
          </table:table-cell>
          <table:table-cell table:formula="of:=IF(WEEKDAY([.A554];2)&lt; 6; 1; 0) * [.$J$3] *[.D554] *[.$J$7]" office:value-type="float" office:value="0" calcext:value-type="float">
            <text:p>0</text:p>
          </table:table-cell>
          <table:table-cell table:formula="of:=IF(WEEKDAY([.A554];2) = 7; 150; 0)" office:value-type="float" office:value="0" calcext:value-type="float">
            <text:p>0</text:p>
          </table:table-cell>
          <table:table-cell table:formula="of:=[.G553] -[.F554] +[.E554]" office:value-type="float" office:value="103168" calcext:value-type="float">
            <text:p>10316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07" calcext:value-type="date">
            <text:p>7.07.2024</text:p>
          </table:table-cell>
          <table:table-cell table:formula="of:=[.A555]" office:value-type="date" office:date-value="2024-07-07" calcext:value-type="date">
            <text:p>07-07</text:p>
          </table:table-cell>
          <table:table-cell table:style-name="ce1" table:formula="of:=IF([.B555] &lt; DATE(YEAR([.A555]);3;21); &quot;ZIMA&quot;; IF([.B555] &lt; DATE(YEAR([.A555]);6;21);&quot;WIOSNA&quot; ; IF([.B555] &lt; DATE(YEAR([.A555]);9;23); &quot;LATO&quot;; IF([.B555] &lt; DATE(YEAR([.A555]);12;21);&quot;JESIEŃ&quot;; &quot;ZIMA&quot;))))" office:value-type="string" office:string-value="LATO" calcext:value-type="string">
            <text:p>LATO</text:p>
          </table:table-cell>
          <table:table-cell table:formula="of:=IF([.C555] = &quot;ZIMA&quot;; 0.2; IF([.C555] = &quot;WIOSNA&quot;; 0.5; IF([.C555] = &quot;LATO&quot;; 0.9; 0.4)))" office:value-type="float" office:value="0.9" calcext:value-type="float">
            <text:p>0,9</text:p>
          </table:table-cell>
          <table:table-cell table:formula="of:=IF(WEEKDAY([.A555];2)&lt; 6; 1; 0) * [.$J$3] *[.D555] *[.$J$7]" office:value-type="float" office:value="0" calcext:value-type="float">
            <text:p>0</text:p>
          </table:table-cell>
          <table:table-cell table:formula="of:=IF(WEEKDAY([.A555];2) = 7; 150; 0)" office:value-type="float" office:value="150" calcext:value-type="float">
            <text:p>150</text:p>
          </table:table-cell>
          <table:table-cell table:formula="of:=[.G554] -[.F555] +[.E555]" office:value-type="float" office:value="103018" calcext:value-type="float">
            <text:p>10301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08" calcext:value-type="date">
            <text:p>8.07.2024</text:p>
          </table:table-cell>
          <table:table-cell table:formula="of:=[.A556]" office:value-type="date" office:date-value="2024-07-08" calcext:value-type="date">
            <text:p>07-08</text:p>
          </table:table-cell>
          <table:table-cell table:style-name="ce1" table:formula="of:=IF([.B556] &lt; DATE(YEAR([.A556]);3;21); &quot;ZIMA&quot;; IF([.B556] &lt; DATE(YEAR([.A556]);6;21);&quot;WIOSNA&quot; ; IF([.B556] &lt; DATE(YEAR([.A556]);9;23); &quot;LATO&quot;; IF([.B556] &lt; DATE(YEAR([.A556]);12;21);&quot;JESIEŃ&quot;; &quot;ZIMA&quot;))))" office:value-type="string" office:string-value="LATO" calcext:value-type="string">
            <text:p>LATO</text:p>
          </table:table-cell>
          <table:table-cell table:formula="of:=IF([.C556] = &quot;ZIMA&quot;; 0.2; IF([.C556] = &quot;WIOSNA&quot;; 0.5; IF([.C556] = &quot;LATO&quot;; 0.9; 0.4)))" office:value-type="float" office:value="0.9" calcext:value-type="float">
            <text:p>0,9</text:p>
          </table:table-cell>
          <table:table-cell table:formula="of:=IF(WEEKDAY([.A556];2)&lt; 6; 1; 0) * [.$J$3] *[.D556] *[.$J$7]" office:value-type="float" office:value="594" calcext:value-type="float">
            <text:p>594</text:p>
          </table:table-cell>
          <table:table-cell table:formula="of:=IF(WEEKDAY([.A556];2) = 7; 150; 0)" office:value-type="float" office:value="0" calcext:value-type="float">
            <text:p>0</text:p>
          </table:table-cell>
          <table:table-cell table:formula="of:=[.G555] -[.F556] +[.E556]" office:value-type="float" office:value="103612" calcext:value-type="float">
            <text:p>10361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09" calcext:value-type="date">
            <text:p>9.07.2024</text:p>
          </table:table-cell>
          <table:table-cell table:formula="of:=[.A557]" office:value-type="date" office:date-value="2024-07-09" calcext:value-type="date">
            <text:p>07-09</text:p>
          </table:table-cell>
          <table:table-cell table:style-name="ce1" table:formula="of:=IF([.B557] &lt; DATE(YEAR([.A557]);3;21); &quot;ZIMA&quot;; IF([.B557] &lt; DATE(YEAR([.A557]);6;21);&quot;WIOSNA&quot; ; IF([.B557] &lt; DATE(YEAR([.A557]);9;23); &quot;LATO&quot;; IF([.B557] &lt; DATE(YEAR([.A557]);12;21);&quot;JESIEŃ&quot;; &quot;ZIMA&quot;))))" office:value-type="string" office:string-value="LATO" calcext:value-type="string">
            <text:p>LATO</text:p>
          </table:table-cell>
          <table:table-cell table:formula="of:=IF([.C557] = &quot;ZIMA&quot;; 0.2; IF([.C557] = &quot;WIOSNA&quot;; 0.5; IF([.C557] = &quot;LATO&quot;; 0.9; 0.4)))" office:value-type="float" office:value="0.9" calcext:value-type="float">
            <text:p>0,9</text:p>
          </table:table-cell>
          <table:table-cell table:formula="of:=IF(WEEKDAY([.A557];2)&lt; 6; 1; 0) * [.$J$3] *[.D557] *[.$J$7]" office:value-type="float" office:value="594" calcext:value-type="float">
            <text:p>594</text:p>
          </table:table-cell>
          <table:table-cell table:formula="of:=IF(WEEKDAY([.A557];2) = 7; 150; 0)" office:value-type="float" office:value="0" calcext:value-type="float">
            <text:p>0</text:p>
          </table:table-cell>
          <table:table-cell table:formula="of:=[.G556] -[.F557] +[.E557]" office:value-type="float" office:value="104206" calcext:value-type="float">
            <text:p>10420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10" calcext:value-type="date">
            <text:p>10.07.2024</text:p>
          </table:table-cell>
          <table:table-cell table:formula="of:=[.A558]" office:value-type="date" office:date-value="2024-07-10" calcext:value-type="date">
            <text:p>07-10</text:p>
          </table:table-cell>
          <table:table-cell table:style-name="ce1" table:formula="of:=IF([.B558] &lt; DATE(YEAR([.A558]);3;21); &quot;ZIMA&quot;; IF([.B558] &lt; DATE(YEAR([.A558]);6;21);&quot;WIOSNA&quot; ; IF([.B558] &lt; DATE(YEAR([.A558]);9;23); &quot;LATO&quot;; IF([.B558] &lt; DATE(YEAR([.A558]);12;21);&quot;JESIEŃ&quot;; &quot;ZIMA&quot;))))" office:value-type="string" office:string-value="LATO" calcext:value-type="string">
            <text:p>LATO</text:p>
          </table:table-cell>
          <table:table-cell table:formula="of:=IF([.C558] = &quot;ZIMA&quot;; 0.2; IF([.C558] = &quot;WIOSNA&quot;; 0.5; IF([.C558] = &quot;LATO&quot;; 0.9; 0.4)))" office:value-type="float" office:value="0.9" calcext:value-type="float">
            <text:p>0,9</text:p>
          </table:table-cell>
          <table:table-cell table:formula="of:=IF(WEEKDAY([.A558];2)&lt; 6; 1; 0) * [.$J$3] *[.D558] *[.$J$7]" office:value-type="float" office:value="594" calcext:value-type="float">
            <text:p>594</text:p>
          </table:table-cell>
          <table:table-cell table:formula="of:=IF(WEEKDAY([.A558];2) = 7; 150; 0)" office:value-type="float" office:value="0" calcext:value-type="float">
            <text:p>0</text:p>
          </table:table-cell>
          <table:table-cell table:formula="of:=[.G557] -[.F558] +[.E558]" office:value-type="float" office:value="104800" calcext:value-type="float">
            <text:p>1048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11" calcext:value-type="date">
            <text:p>11.07.2024</text:p>
          </table:table-cell>
          <table:table-cell table:formula="of:=[.A559]" office:value-type="date" office:date-value="2024-07-11" calcext:value-type="date">
            <text:p>07-11</text:p>
          </table:table-cell>
          <table:table-cell table:style-name="ce1" table:formula="of:=IF([.B559] &lt; DATE(YEAR([.A559]);3;21); &quot;ZIMA&quot;; IF([.B559] &lt; DATE(YEAR([.A559]);6;21);&quot;WIOSNA&quot; ; IF([.B559] &lt; DATE(YEAR([.A559]);9;23); &quot;LATO&quot;; IF([.B559] &lt; DATE(YEAR([.A559]);12;21);&quot;JESIEŃ&quot;; &quot;ZIMA&quot;))))" office:value-type="string" office:string-value="LATO" calcext:value-type="string">
            <text:p>LATO</text:p>
          </table:table-cell>
          <table:table-cell table:formula="of:=IF([.C559] = &quot;ZIMA&quot;; 0.2; IF([.C559] = &quot;WIOSNA&quot;; 0.5; IF([.C559] = &quot;LATO&quot;; 0.9; 0.4)))" office:value-type="float" office:value="0.9" calcext:value-type="float">
            <text:p>0,9</text:p>
          </table:table-cell>
          <table:table-cell table:formula="of:=IF(WEEKDAY([.A559];2)&lt; 6; 1; 0) * [.$J$3] *[.D559] *[.$J$7]" office:value-type="float" office:value="594" calcext:value-type="float">
            <text:p>594</text:p>
          </table:table-cell>
          <table:table-cell table:formula="of:=IF(WEEKDAY([.A559];2) = 7; 150; 0)" office:value-type="float" office:value="0" calcext:value-type="float">
            <text:p>0</text:p>
          </table:table-cell>
          <table:table-cell table:formula="of:=[.G558] -[.F559] +[.E559]" office:value-type="float" office:value="105394" calcext:value-type="float">
            <text:p>10539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12" calcext:value-type="date">
            <text:p>12.07.2024</text:p>
          </table:table-cell>
          <table:table-cell table:formula="of:=[.A560]" office:value-type="date" office:date-value="2024-07-12" calcext:value-type="date">
            <text:p>07-12</text:p>
          </table:table-cell>
          <table:table-cell table:style-name="ce1" table:formula="of:=IF([.B560] &lt; DATE(YEAR([.A560]);3;21); &quot;ZIMA&quot;; IF([.B560] &lt; DATE(YEAR([.A560]);6;21);&quot;WIOSNA&quot; ; IF([.B560] &lt; DATE(YEAR([.A560]);9;23); &quot;LATO&quot;; IF([.B560] &lt; DATE(YEAR([.A560]);12;21);&quot;JESIEŃ&quot;; &quot;ZIMA&quot;))))" office:value-type="string" office:string-value="LATO" calcext:value-type="string">
            <text:p>LATO</text:p>
          </table:table-cell>
          <table:table-cell table:formula="of:=IF([.C560] = &quot;ZIMA&quot;; 0.2; IF([.C560] = &quot;WIOSNA&quot;; 0.5; IF([.C560] = &quot;LATO&quot;; 0.9; 0.4)))" office:value-type="float" office:value="0.9" calcext:value-type="float">
            <text:p>0,9</text:p>
          </table:table-cell>
          <table:table-cell table:formula="of:=IF(WEEKDAY([.A560];2)&lt; 6; 1; 0) * [.$J$3] *[.D560] *[.$J$7]" office:value-type="float" office:value="594" calcext:value-type="float">
            <text:p>594</text:p>
          </table:table-cell>
          <table:table-cell table:formula="of:=IF(WEEKDAY([.A560];2) = 7; 150; 0)" office:value-type="float" office:value="0" calcext:value-type="float">
            <text:p>0</text:p>
          </table:table-cell>
          <table:table-cell table:formula="of:=[.G559] -[.F560] +[.E560]" office:value-type="float" office:value="105988" calcext:value-type="float">
            <text:p>10598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13" calcext:value-type="date">
            <text:p>13.07.2024</text:p>
          </table:table-cell>
          <table:table-cell table:formula="of:=[.A561]" office:value-type="date" office:date-value="2024-07-13" calcext:value-type="date">
            <text:p>07-13</text:p>
          </table:table-cell>
          <table:table-cell table:style-name="ce1" table:formula="of:=IF([.B561] &lt; DATE(YEAR([.A561]);3;21); &quot;ZIMA&quot;; IF([.B561] &lt; DATE(YEAR([.A561]);6;21);&quot;WIOSNA&quot; ; IF([.B561] &lt; DATE(YEAR([.A561]);9;23); &quot;LATO&quot;; IF([.B561] &lt; DATE(YEAR([.A561]);12;21);&quot;JESIEŃ&quot;; &quot;ZIMA&quot;))))" office:value-type="string" office:string-value="LATO" calcext:value-type="string">
            <text:p>LATO</text:p>
          </table:table-cell>
          <table:table-cell table:formula="of:=IF([.C561] = &quot;ZIMA&quot;; 0.2; IF([.C561] = &quot;WIOSNA&quot;; 0.5; IF([.C561] = &quot;LATO&quot;; 0.9; 0.4)))" office:value-type="float" office:value="0.9" calcext:value-type="float">
            <text:p>0,9</text:p>
          </table:table-cell>
          <table:table-cell table:formula="of:=IF(WEEKDAY([.A561];2)&lt; 6; 1; 0) * [.$J$3] *[.D561] *[.$J$7]" office:value-type="float" office:value="0" calcext:value-type="float">
            <text:p>0</text:p>
          </table:table-cell>
          <table:table-cell table:formula="of:=IF(WEEKDAY([.A561];2) = 7; 150; 0)" office:value-type="float" office:value="0" calcext:value-type="float">
            <text:p>0</text:p>
          </table:table-cell>
          <table:table-cell table:formula="of:=[.G560] -[.F561] +[.E561]" office:value-type="float" office:value="105988" calcext:value-type="float">
            <text:p>10598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14" calcext:value-type="date">
            <text:p>14.07.2024</text:p>
          </table:table-cell>
          <table:table-cell table:formula="of:=[.A562]" office:value-type="date" office:date-value="2024-07-14" calcext:value-type="date">
            <text:p>07-14</text:p>
          </table:table-cell>
          <table:table-cell table:style-name="ce1" table:formula="of:=IF([.B562] &lt; DATE(YEAR([.A562]);3;21); &quot;ZIMA&quot;; IF([.B562] &lt; DATE(YEAR([.A562]);6;21);&quot;WIOSNA&quot; ; IF([.B562] &lt; DATE(YEAR([.A562]);9;23); &quot;LATO&quot;; IF([.B562] &lt; DATE(YEAR([.A562]);12;21);&quot;JESIEŃ&quot;; &quot;ZIMA&quot;))))" office:value-type="string" office:string-value="LATO" calcext:value-type="string">
            <text:p>LATO</text:p>
          </table:table-cell>
          <table:table-cell table:formula="of:=IF([.C562] = &quot;ZIMA&quot;; 0.2; IF([.C562] = &quot;WIOSNA&quot;; 0.5; IF([.C562] = &quot;LATO&quot;; 0.9; 0.4)))" office:value-type="float" office:value="0.9" calcext:value-type="float">
            <text:p>0,9</text:p>
          </table:table-cell>
          <table:table-cell table:formula="of:=IF(WEEKDAY([.A562];2)&lt; 6; 1; 0) * [.$J$3] *[.D562] *[.$J$7]" office:value-type="float" office:value="0" calcext:value-type="float">
            <text:p>0</text:p>
          </table:table-cell>
          <table:table-cell table:formula="of:=IF(WEEKDAY([.A562];2) = 7; 150; 0)" office:value-type="float" office:value="150" calcext:value-type="float">
            <text:p>150</text:p>
          </table:table-cell>
          <table:table-cell table:formula="of:=[.G561] -[.F562] +[.E562]" office:value-type="float" office:value="105838" calcext:value-type="float">
            <text:p>10583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15" calcext:value-type="date">
            <text:p>15.07.2024</text:p>
          </table:table-cell>
          <table:table-cell table:formula="of:=[.A563]" office:value-type="date" office:date-value="2024-07-15" calcext:value-type="date">
            <text:p>07-15</text:p>
          </table:table-cell>
          <table:table-cell table:style-name="ce1" table:formula="of:=IF([.B563] &lt; DATE(YEAR([.A563]);3;21); &quot;ZIMA&quot;; IF([.B563] &lt; DATE(YEAR([.A563]);6;21);&quot;WIOSNA&quot; ; IF([.B563] &lt; DATE(YEAR([.A563]);9;23); &quot;LATO&quot;; IF([.B563] &lt; DATE(YEAR([.A563]);12;21);&quot;JESIEŃ&quot;; &quot;ZIMA&quot;))))" office:value-type="string" office:string-value="LATO" calcext:value-type="string">
            <text:p>LATO</text:p>
          </table:table-cell>
          <table:table-cell table:formula="of:=IF([.C563] = &quot;ZIMA&quot;; 0.2; IF([.C563] = &quot;WIOSNA&quot;; 0.5; IF([.C563] = &quot;LATO&quot;; 0.9; 0.4)))" office:value-type="float" office:value="0.9" calcext:value-type="float">
            <text:p>0,9</text:p>
          </table:table-cell>
          <table:table-cell table:formula="of:=IF(WEEKDAY([.A563];2)&lt; 6; 1; 0) * [.$J$3] *[.D563] *[.$J$7]" office:value-type="float" office:value="594" calcext:value-type="float">
            <text:p>594</text:p>
          </table:table-cell>
          <table:table-cell table:formula="of:=IF(WEEKDAY([.A563];2) = 7; 150; 0)" office:value-type="float" office:value="0" calcext:value-type="float">
            <text:p>0</text:p>
          </table:table-cell>
          <table:table-cell table:formula="of:=[.G562] -[.F563] +[.E563]" office:value-type="float" office:value="106432" calcext:value-type="float">
            <text:p>10643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16" calcext:value-type="date">
            <text:p>16.07.2024</text:p>
          </table:table-cell>
          <table:table-cell table:formula="of:=[.A564]" office:value-type="date" office:date-value="2024-07-16" calcext:value-type="date">
            <text:p>07-16</text:p>
          </table:table-cell>
          <table:table-cell table:style-name="ce1" table:formula="of:=IF([.B564] &lt; DATE(YEAR([.A564]);3;21); &quot;ZIMA&quot;; IF([.B564] &lt; DATE(YEAR([.A564]);6;21);&quot;WIOSNA&quot; ; IF([.B564] &lt; DATE(YEAR([.A564]);9;23); &quot;LATO&quot;; IF([.B564] &lt; DATE(YEAR([.A564]);12;21);&quot;JESIEŃ&quot;; &quot;ZIMA&quot;))))" office:value-type="string" office:string-value="LATO" calcext:value-type="string">
            <text:p>LATO</text:p>
          </table:table-cell>
          <table:table-cell table:formula="of:=IF([.C564] = &quot;ZIMA&quot;; 0.2; IF([.C564] = &quot;WIOSNA&quot;; 0.5; IF([.C564] = &quot;LATO&quot;; 0.9; 0.4)))" office:value-type="float" office:value="0.9" calcext:value-type="float">
            <text:p>0,9</text:p>
          </table:table-cell>
          <table:table-cell table:formula="of:=IF(WEEKDAY([.A564];2)&lt; 6; 1; 0) * [.$J$3] *[.D564] *[.$J$7]" office:value-type="float" office:value="594" calcext:value-type="float">
            <text:p>594</text:p>
          </table:table-cell>
          <table:table-cell table:formula="of:=IF(WEEKDAY([.A564];2) = 7; 150; 0)" office:value-type="float" office:value="0" calcext:value-type="float">
            <text:p>0</text:p>
          </table:table-cell>
          <table:table-cell table:formula="of:=[.G563] -[.F564] +[.E564]" office:value-type="float" office:value="107026" calcext:value-type="float">
            <text:p>10702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17" calcext:value-type="date">
            <text:p>17.07.2024</text:p>
          </table:table-cell>
          <table:table-cell table:formula="of:=[.A565]" office:value-type="date" office:date-value="2024-07-17" calcext:value-type="date">
            <text:p>07-17</text:p>
          </table:table-cell>
          <table:table-cell table:style-name="ce1" table:formula="of:=IF([.B565] &lt; DATE(YEAR([.A565]);3;21); &quot;ZIMA&quot;; IF([.B565] &lt; DATE(YEAR([.A565]);6;21);&quot;WIOSNA&quot; ; IF([.B565] &lt; DATE(YEAR([.A565]);9;23); &quot;LATO&quot;; IF([.B565] &lt; DATE(YEAR([.A565]);12;21);&quot;JESIEŃ&quot;; &quot;ZIMA&quot;))))" office:value-type="string" office:string-value="LATO" calcext:value-type="string">
            <text:p>LATO</text:p>
          </table:table-cell>
          <table:table-cell table:formula="of:=IF([.C565] = &quot;ZIMA&quot;; 0.2; IF([.C565] = &quot;WIOSNA&quot;; 0.5; IF([.C565] = &quot;LATO&quot;; 0.9; 0.4)))" office:value-type="float" office:value="0.9" calcext:value-type="float">
            <text:p>0,9</text:p>
          </table:table-cell>
          <table:table-cell table:formula="of:=IF(WEEKDAY([.A565];2)&lt; 6; 1; 0) * [.$J$3] *[.D565] *[.$J$7]" office:value-type="float" office:value="594" calcext:value-type="float">
            <text:p>594</text:p>
          </table:table-cell>
          <table:table-cell table:formula="of:=IF(WEEKDAY([.A565];2) = 7; 150; 0)" office:value-type="float" office:value="0" calcext:value-type="float">
            <text:p>0</text:p>
          </table:table-cell>
          <table:table-cell table:formula="of:=[.G564] -[.F565] +[.E565]" office:value-type="float" office:value="107620" calcext:value-type="float">
            <text:p>1076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18" calcext:value-type="date">
            <text:p>18.07.2024</text:p>
          </table:table-cell>
          <table:table-cell table:formula="of:=[.A566]" office:value-type="date" office:date-value="2024-07-18" calcext:value-type="date">
            <text:p>07-18</text:p>
          </table:table-cell>
          <table:table-cell table:style-name="ce1" table:formula="of:=IF([.B566] &lt; DATE(YEAR([.A566]);3;21); &quot;ZIMA&quot;; IF([.B566] &lt; DATE(YEAR([.A566]);6;21);&quot;WIOSNA&quot; ; IF([.B566] &lt; DATE(YEAR([.A566]);9;23); &quot;LATO&quot;; IF([.B566] &lt; DATE(YEAR([.A566]);12;21);&quot;JESIEŃ&quot;; &quot;ZIMA&quot;))))" office:value-type="string" office:string-value="LATO" calcext:value-type="string">
            <text:p>LATO</text:p>
          </table:table-cell>
          <table:table-cell table:formula="of:=IF([.C566] = &quot;ZIMA&quot;; 0.2; IF([.C566] = &quot;WIOSNA&quot;; 0.5; IF([.C566] = &quot;LATO&quot;; 0.9; 0.4)))" office:value-type="float" office:value="0.9" calcext:value-type="float">
            <text:p>0,9</text:p>
          </table:table-cell>
          <table:table-cell table:formula="of:=IF(WEEKDAY([.A566];2)&lt; 6; 1; 0) * [.$J$3] *[.D566] *[.$J$7]" office:value-type="float" office:value="594" calcext:value-type="float">
            <text:p>594</text:p>
          </table:table-cell>
          <table:table-cell table:formula="of:=IF(WEEKDAY([.A566];2) = 7; 150; 0)" office:value-type="float" office:value="0" calcext:value-type="float">
            <text:p>0</text:p>
          </table:table-cell>
          <table:table-cell table:formula="of:=[.G565] -[.F566] +[.E566]" office:value-type="float" office:value="108214" calcext:value-type="float">
            <text:p>10821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19" calcext:value-type="date">
            <text:p>19.07.2024</text:p>
          </table:table-cell>
          <table:table-cell table:formula="of:=[.A567]" office:value-type="date" office:date-value="2024-07-19" calcext:value-type="date">
            <text:p>07-19</text:p>
          </table:table-cell>
          <table:table-cell table:style-name="ce1" table:formula="of:=IF([.B567] &lt; DATE(YEAR([.A567]);3;21); &quot;ZIMA&quot;; IF([.B567] &lt; DATE(YEAR([.A567]);6;21);&quot;WIOSNA&quot; ; IF([.B567] &lt; DATE(YEAR([.A567]);9;23); &quot;LATO&quot;; IF([.B567] &lt; DATE(YEAR([.A567]);12;21);&quot;JESIEŃ&quot;; &quot;ZIMA&quot;))))" office:value-type="string" office:string-value="LATO" calcext:value-type="string">
            <text:p>LATO</text:p>
          </table:table-cell>
          <table:table-cell table:formula="of:=IF([.C567] = &quot;ZIMA&quot;; 0.2; IF([.C567] = &quot;WIOSNA&quot;; 0.5; IF([.C567] = &quot;LATO&quot;; 0.9; 0.4)))" office:value-type="float" office:value="0.9" calcext:value-type="float">
            <text:p>0,9</text:p>
          </table:table-cell>
          <table:table-cell table:formula="of:=IF(WEEKDAY([.A567];2)&lt; 6; 1; 0) * [.$J$3] *[.D567] *[.$J$7]" office:value-type="float" office:value="594" calcext:value-type="float">
            <text:p>594</text:p>
          </table:table-cell>
          <table:table-cell table:formula="of:=IF(WEEKDAY([.A567];2) = 7; 150; 0)" office:value-type="float" office:value="0" calcext:value-type="float">
            <text:p>0</text:p>
          </table:table-cell>
          <table:table-cell table:formula="of:=[.G566] -[.F567] +[.E567]" office:value-type="float" office:value="108808" calcext:value-type="float">
            <text:p>10880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20" calcext:value-type="date">
            <text:p>20.07.2024</text:p>
          </table:table-cell>
          <table:table-cell table:formula="of:=[.A568]" office:value-type="date" office:date-value="2024-07-20" calcext:value-type="date">
            <text:p>07-20</text:p>
          </table:table-cell>
          <table:table-cell table:style-name="ce1" table:formula="of:=IF([.B568] &lt; DATE(YEAR([.A568]);3;21); &quot;ZIMA&quot;; IF([.B568] &lt; DATE(YEAR([.A568]);6;21);&quot;WIOSNA&quot; ; IF([.B568] &lt; DATE(YEAR([.A568]);9;23); &quot;LATO&quot;; IF([.B568] &lt; DATE(YEAR([.A568]);12;21);&quot;JESIEŃ&quot;; &quot;ZIMA&quot;))))" office:value-type="string" office:string-value="LATO" calcext:value-type="string">
            <text:p>LATO</text:p>
          </table:table-cell>
          <table:table-cell table:formula="of:=IF([.C568] = &quot;ZIMA&quot;; 0.2; IF([.C568] = &quot;WIOSNA&quot;; 0.5; IF([.C568] = &quot;LATO&quot;; 0.9; 0.4)))" office:value-type="float" office:value="0.9" calcext:value-type="float">
            <text:p>0,9</text:p>
          </table:table-cell>
          <table:table-cell table:formula="of:=IF(WEEKDAY([.A568];2)&lt; 6; 1; 0) * [.$J$3] *[.D568] *[.$J$7]" office:value-type="float" office:value="0" calcext:value-type="float">
            <text:p>0</text:p>
          </table:table-cell>
          <table:table-cell table:formula="of:=IF(WEEKDAY([.A568];2) = 7; 150; 0)" office:value-type="float" office:value="0" calcext:value-type="float">
            <text:p>0</text:p>
          </table:table-cell>
          <table:table-cell table:formula="of:=[.G567] -[.F568] +[.E568]" office:value-type="float" office:value="108808" calcext:value-type="float">
            <text:p>10880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21" calcext:value-type="date">
            <text:p>21.07.2024</text:p>
          </table:table-cell>
          <table:table-cell table:formula="of:=[.A569]" office:value-type="date" office:date-value="2024-07-21" calcext:value-type="date">
            <text:p>07-21</text:p>
          </table:table-cell>
          <table:table-cell table:style-name="ce1" table:formula="of:=IF([.B569] &lt; DATE(YEAR([.A569]);3;21); &quot;ZIMA&quot;; IF([.B569] &lt; DATE(YEAR([.A569]);6;21);&quot;WIOSNA&quot; ; IF([.B569] &lt; DATE(YEAR([.A569]);9;23); &quot;LATO&quot;; IF([.B569] &lt; DATE(YEAR([.A569]);12;21);&quot;JESIEŃ&quot;; &quot;ZIMA&quot;))))" office:value-type="string" office:string-value="LATO" calcext:value-type="string">
            <text:p>LATO</text:p>
          </table:table-cell>
          <table:table-cell table:formula="of:=IF([.C569] = &quot;ZIMA&quot;; 0.2; IF([.C569] = &quot;WIOSNA&quot;; 0.5; IF([.C569] = &quot;LATO&quot;; 0.9; 0.4)))" office:value-type="float" office:value="0.9" calcext:value-type="float">
            <text:p>0,9</text:p>
          </table:table-cell>
          <table:table-cell table:formula="of:=IF(WEEKDAY([.A569];2)&lt; 6; 1; 0) * [.$J$3] *[.D569] *[.$J$7]" office:value-type="float" office:value="0" calcext:value-type="float">
            <text:p>0</text:p>
          </table:table-cell>
          <table:table-cell table:formula="of:=IF(WEEKDAY([.A569];2) = 7; 150; 0)" office:value-type="float" office:value="150" calcext:value-type="float">
            <text:p>150</text:p>
          </table:table-cell>
          <table:table-cell table:formula="of:=[.G568] -[.F569] +[.E569]" office:value-type="float" office:value="108658" calcext:value-type="float">
            <text:p>10865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22" calcext:value-type="date">
            <text:p>22.07.2024</text:p>
          </table:table-cell>
          <table:table-cell table:formula="of:=[.A570]" office:value-type="date" office:date-value="2024-07-22" calcext:value-type="date">
            <text:p>07-22</text:p>
          </table:table-cell>
          <table:table-cell table:style-name="ce1" table:formula="of:=IF([.B570] &lt; DATE(YEAR([.A570]);3;21); &quot;ZIMA&quot;; IF([.B570] &lt; DATE(YEAR([.A570]);6;21);&quot;WIOSNA&quot; ; IF([.B570] &lt; DATE(YEAR([.A570]);9;23); &quot;LATO&quot;; IF([.B570] &lt; DATE(YEAR([.A570]);12;21);&quot;JESIEŃ&quot;; &quot;ZIMA&quot;))))" office:value-type="string" office:string-value="LATO" calcext:value-type="string">
            <text:p>LATO</text:p>
          </table:table-cell>
          <table:table-cell table:formula="of:=IF([.C570] = &quot;ZIMA&quot;; 0.2; IF([.C570] = &quot;WIOSNA&quot;; 0.5; IF([.C570] = &quot;LATO&quot;; 0.9; 0.4)))" office:value-type="float" office:value="0.9" calcext:value-type="float">
            <text:p>0,9</text:p>
          </table:table-cell>
          <table:table-cell table:formula="of:=IF(WEEKDAY([.A570];2)&lt; 6; 1; 0) * [.$J$3] *[.D570] *[.$J$7]" office:value-type="float" office:value="594" calcext:value-type="float">
            <text:p>594</text:p>
          </table:table-cell>
          <table:table-cell table:formula="of:=IF(WEEKDAY([.A570];2) = 7; 150; 0)" office:value-type="float" office:value="0" calcext:value-type="float">
            <text:p>0</text:p>
          </table:table-cell>
          <table:table-cell table:formula="of:=[.G569] -[.F570] +[.E570]" office:value-type="float" office:value="109252" calcext:value-type="float">
            <text:p>10925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23" calcext:value-type="date">
            <text:p>23.07.2024</text:p>
          </table:table-cell>
          <table:table-cell table:formula="of:=[.A571]" office:value-type="date" office:date-value="2024-07-23" calcext:value-type="date">
            <text:p>07-23</text:p>
          </table:table-cell>
          <table:table-cell table:style-name="ce1" table:formula="of:=IF([.B571] &lt; DATE(YEAR([.A571]);3;21); &quot;ZIMA&quot;; IF([.B571] &lt; DATE(YEAR([.A571]);6;21);&quot;WIOSNA&quot; ; IF([.B571] &lt; DATE(YEAR([.A571]);9;23); &quot;LATO&quot;; IF([.B571] &lt; DATE(YEAR([.A571]);12;21);&quot;JESIEŃ&quot;; &quot;ZIMA&quot;))))" office:value-type="string" office:string-value="LATO" calcext:value-type="string">
            <text:p>LATO</text:p>
          </table:table-cell>
          <table:table-cell table:formula="of:=IF([.C571] = &quot;ZIMA&quot;; 0.2; IF([.C571] = &quot;WIOSNA&quot;; 0.5; IF([.C571] = &quot;LATO&quot;; 0.9; 0.4)))" office:value-type="float" office:value="0.9" calcext:value-type="float">
            <text:p>0,9</text:p>
          </table:table-cell>
          <table:table-cell table:formula="of:=IF(WEEKDAY([.A571];2)&lt; 6; 1; 0) * [.$J$3] *[.D571] *[.$J$7]" office:value-type="float" office:value="594" calcext:value-type="float">
            <text:p>594</text:p>
          </table:table-cell>
          <table:table-cell table:formula="of:=IF(WEEKDAY([.A571];2) = 7; 150; 0)" office:value-type="float" office:value="0" calcext:value-type="float">
            <text:p>0</text:p>
          </table:table-cell>
          <table:table-cell table:formula="of:=[.G570] -[.F571] +[.E571]" office:value-type="float" office:value="109846" calcext:value-type="float">
            <text:p>10984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24" calcext:value-type="date">
            <text:p>24.07.2024</text:p>
          </table:table-cell>
          <table:table-cell table:formula="of:=[.A572]" office:value-type="date" office:date-value="2024-07-24" calcext:value-type="date">
            <text:p>07-24</text:p>
          </table:table-cell>
          <table:table-cell table:style-name="ce1" table:formula="of:=IF([.B572] &lt; DATE(YEAR([.A572]);3;21); &quot;ZIMA&quot;; IF([.B572] &lt; DATE(YEAR([.A572]);6;21);&quot;WIOSNA&quot; ; IF([.B572] &lt; DATE(YEAR([.A572]);9;23); &quot;LATO&quot;; IF([.B572] &lt; DATE(YEAR([.A572]);12;21);&quot;JESIEŃ&quot;; &quot;ZIMA&quot;))))" office:value-type="string" office:string-value="LATO" calcext:value-type="string">
            <text:p>LATO</text:p>
          </table:table-cell>
          <table:table-cell table:formula="of:=IF([.C572] = &quot;ZIMA&quot;; 0.2; IF([.C572] = &quot;WIOSNA&quot;; 0.5; IF([.C572] = &quot;LATO&quot;; 0.9; 0.4)))" office:value-type="float" office:value="0.9" calcext:value-type="float">
            <text:p>0,9</text:p>
          </table:table-cell>
          <table:table-cell table:formula="of:=IF(WEEKDAY([.A572];2)&lt; 6; 1; 0) * [.$J$3] *[.D572] *[.$J$7]" office:value-type="float" office:value="594" calcext:value-type="float">
            <text:p>594</text:p>
          </table:table-cell>
          <table:table-cell table:formula="of:=IF(WEEKDAY([.A572];2) = 7; 150; 0)" office:value-type="float" office:value="0" calcext:value-type="float">
            <text:p>0</text:p>
          </table:table-cell>
          <table:table-cell table:formula="of:=[.G571] -[.F572] +[.E572]" office:value-type="float" office:value="110440" calcext:value-type="float">
            <text:p>1104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25" calcext:value-type="date">
            <text:p>25.07.2024</text:p>
          </table:table-cell>
          <table:table-cell table:formula="of:=[.A573]" office:value-type="date" office:date-value="2024-07-25" calcext:value-type="date">
            <text:p>07-25</text:p>
          </table:table-cell>
          <table:table-cell table:style-name="ce1" table:formula="of:=IF([.B573] &lt; DATE(YEAR([.A573]);3;21); &quot;ZIMA&quot;; IF([.B573] &lt; DATE(YEAR([.A573]);6;21);&quot;WIOSNA&quot; ; IF([.B573] &lt; DATE(YEAR([.A573]);9;23); &quot;LATO&quot;; IF([.B573] &lt; DATE(YEAR([.A573]);12;21);&quot;JESIEŃ&quot;; &quot;ZIMA&quot;))))" office:value-type="string" office:string-value="LATO" calcext:value-type="string">
            <text:p>LATO</text:p>
          </table:table-cell>
          <table:table-cell table:formula="of:=IF([.C573] = &quot;ZIMA&quot;; 0.2; IF([.C573] = &quot;WIOSNA&quot;; 0.5; IF([.C573] = &quot;LATO&quot;; 0.9; 0.4)))" office:value-type="float" office:value="0.9" calcext:value-type="float">
            <text:p>0,9</text:p>
          </table:table-cell>
          <table:table-cell table:formula="of:=IF(WEEKDAY([.A573];2)&lt; 6; 1; 0) * [.$J$3] *[.D573] *[.$J$7]" office:value-type="float" office:value="594" calcext:value-type="float">
            <text:p>594</text:p>
          </table:table-cell>
          <table:table-cell table:formula="of:=IF(WEEKDAY([.A573];2) = 7; 150; 0)" office:value-type="float" office:value="0" calcext:value-type="float">
            <text:p>0</text:p>
          </table:table-cell>
          <table:table-cell table:formula="of:=[.G572] -[.F573] +[.E573]" office:value-type="float" office:value="111034" calcext:value-type="float">
            <text:p>11103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26" calcext:value-type="date">
            <text:p>26.07.2024</text:p>
          </table:table-cell>
          <table:table-cell table:formula="of:=[.A574]" office:value-type="date" office:date-value="2024-07-26" calcext:value-type="date">
            <text:p>07-26</text:p>
          </table:table-cell>
          <table:table-cell table:style-name="ce1" table:formula="of:=IF([.B574] &lt; DATE(YEAR([.A574]);3;21); &quot;ZIMA&quot;; IF([.B574] &lt; DATE(YEAR([.A574]);6;21);&quot;WIOSNA&quot; ; IF([.B574] &lt; DATE(YEAR([.A574]);9;23); &quot;LATO&quot;; IF([.B574] &lt; DATE(YEAR([.A574]);12;21);&quot;JESIEŃ&quot;; &quot;ZIMA&quot;))))" office:value-type="string" office:string-value="LATO" calcext:value-type="string">
            <text:p>LATO</text:p>
          </table:table-cell>
          <table:table-cell table:formula="of:=IF([.C574] = &quot;ZIMA&quot;; 0.2; IF([.C574] = &quot;WIOSNA&quot;; 0.5; IF([.C574] = &quot;LATO&quot;; 0.9; 0.4)))" office:value-type="float" office:value="0.9" calcext:value-type="float">
            <text:p>0,9</text:p>
          </table:table-cell>
          <table:table-cell table:formula="of:=IF(WEEKDAY([.A574];2)&lt; 6; 1; 0) * [.$J$3] *[.D574] *[.$J$7]" office:value-type="float" office:value="594" calcext:value-type="float">
            <text:p>594</text:p>
          </table:table-cell>
          <table:table-cell table:formula="of:=IF(WEEKDAY([.A574];2) = 7; 150; 0)" office:value-type="float" office:value="0" calcext:value-type="float">
            <text:p>0</text:p>
          </table:table-cell>
          <table:table-cell table:formula="of:=[.G573] -[.F574] +[.E574]" office:value-type="float" office:value="111628" calcext:value-type="float">
            <text:p>11162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27" calcext:value-type="date">
            <text:p>27.07.2024</text:p>
          </table:table-cell>
          <table:table-cell table:formula="of:=[.A575]" office:value-type="date" office:date-value="2024-07-27" calcext:value-type="date">
            <text:p>07-27</text:p>
          </table:table-cell>
          <table:table-cell table:style-name="ce1" table:formula="of:=IF([.B575] &lt; DATE(YEAR([.A575]);3;21); &quot;ZIMA&quot;; IF([.B575] &lt; DATE(YEAR([.A575]);6;21);&quot;WIOSNA&quot; ; IF([.B575] &lt; DATE(YEAR([.A575]);9;23); &quot;LATO&quot;; IF([.B575] &lt; DATE(YEAR([.A575]);12;21);&quot;JESIEŃ&quot;; &quot;ZIMA&quot;))))" office:value-type="string" office:string-value="LATO" calcext:value-type="string">
            <text:p>LATO</text:p>
          </table:table-cell>
          <table:table-cell table:formula="of:=IF([.C575] = &quot;ZIMA&quot;; 0.2; IF([.C575] = &quot;WIOSNA&quot;; 0.5; IF([.C575] = &quot;LATO&quot;; 0.9; 0.4)))" office:value-type="float" office:value="0.9" calcext:value-type="float">
            <text:p>0,9</text:p>
          </table:table-cell>
          <table:table-cell table:formula="of:=IF(WEEKDAY([.A575];2)&lt; 6; 1; 0) * [.$J$3] *[.D575] *[.$J$7]" office:value-type="float" office:value="0" calcext:value-type="float">
            <text:p>0</text:p>
          </table:table-cell>
          <table:table-cell table:formula="of:=IF(WEEKDAY([.A575];2) = 7; 150; 0)" office:value-type="float" office:value="0" calcext:value-type="float">
            <text:p>0</text:p>
          </table:table-cell>
          <table:table-cell table:formula="of:=[.G574] -[.F575] +[.E575]" office:value-type="float" office:value="111628" calcext:value-type="float">
            <text:p>11162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28" calcext:value-type="date">
            <text:p>28.07.2024</text:p>
          </table:table-cell>
          <table:table-cell table:formula="of:=[.A576]" office:value-type="date" office:date-value="2024-07-28" calcext:value-type="date">
            <text:p>07-28</text:p>
          </table:table-cell>
          <table:table-cell table:style-name="ce1" table:formula="of:=IF([.B576] &lt; DATE(YEAR([.A576]);3;21); &quot;ZIMA&quot;; IF([.B576] &lt; DATE(YEAR([.A576]);6;21);&quot;WIOSNA&quot; ; IF([.B576] &lt; DATE(YEAR([.A576]);9;23); &quot;LATO&quot;; IF([.B576] &lt; DATE(YEAR([.A576]);12;21);&quot;JESIEŃ&quot;; &quot;ZIMA&quot;))))" office:value-type="string" office:string-value="LATO" calcext:value-type="string">
            <text:p>LATO</text:p>
          </table:table-cell>
          <table:table-cell table:formula="of:=IF([.C576] = &quot;ZIMA&quot;; 0.2; IF([.C576] = &quot;WIOSNA&quot;; 0.5; IF([.C576] = &quot;LATO&quot;; 0.9; 0.4)))" office:value-type="float" office:value="0.9" calcext:value-type="float">
            <text:p>0,9</text:p>
          </table:table-cell>
          <table:table-cell table:formula="of:=IF(WEEKDAY([.A576];2)&lt; 6; 1; 0) * [.$J$3] *[.D576] *[.$J$7]" office:value-type="float" office:value="0" calcext:value-type="float">
            <text:p>0</text:p>
          </table:table-cell>
          <table:table-cell table:formula="of:=IF(WEEKDAY([.A576];2) = 7; 150; 0)" office:value-type="float" office:value="150" calcext:value-type="float">
            <text:p>150</text:p>
          </table:table-cell>
          <table:table-cell table:formula="of:=[.G575] -[.F576] +[.E576]" office:value-type="float" office:value="111478" calcext:value-type="float">
            <text:p>11147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29" calcext:value-type="date">
            <text:p>29.07.2024</text:p>
          </table:table-cell>
          <table:table-cell table:formula="of:=[.A577]" office:value-type="date" office:date-value="2024-07-29" calcext:value-type="date">
            <text:p>07-29</text:p>
          </table:table-cell>
          <table:table-cell table:style-name="ce1" table:formula="of:=IF([.B577] &lt; DATE(YEAR([.A577]);3;21); &quot;ZIMA&quot;; IF([.B577] &lt; DATE(YEAR([.A577]);6;21);&quot;WIOSNA&quot; ; IF([.B577] &lt; DATE(YEAR([.A577]);9;23); &quot;LATO&quot;; IF([.B577] &lt; DATE(YEAR([.A577]);12;21);&quot;JESIEŃ&quot;; &quot;ZIMA&quot;))))" office:value-type="string" office:string-value="LATO" calcext:value-type="string">
            <text:p>LATO</text:p>
          </table:table-cell>
          <table:table-cell table:formula="of:=IF([.C577] = &quot;ZIMA&quot;; 0.2; IF([.C577] = &quot;WIOSNA&quot;; 0.5; IF([.C577] = &quot;LATO&quot;; 0.9; 0.4)))" office:value-type="float" office:value="0.9" calcext:value-type="float">
            <text:p>0,9</text:p>
          </table:table-cell>
          <table:table-cell table:formula="of:=IF(WEEKDAY([.A577];2)&lt; 6; 1; 0) * [.$J$3] *[.D577] *[.$J$7]" office:value-type="float" office:value="594" calcext:value-type="float">
            <text:p>594</text:p>
          </table:table-cell>
          <table:table-cell table:formula="of:=IF(WEEKDAY([.A577];2) = 7; 150; 0)" office:value-type="float" office:value="0" calcext:value-type="float">
            <text:p>0</text:p>
          </table:table-cell>
          <table:table-cell table:formula="of:=[.G576] -[.F577] +[.E577]" office:value-type="float" office:value="112072" calcext:value-type="float">
            <text:p>11207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30" calcext:value-type="date">
            <text:p>30.07.2024</text:p>
          </table:table-cell>
          <table:table-cell table:formula="of:=[.A578]" office:value-type="date" office:date-value="2024-07-30" calcext:value-type="date">
            <text:p>07-30</text:p>
          </table:table-cell>
          <table:table-cell table:style-name="ce1" table:formula="of:=IF([.B578] &lt; DATE(YEAR([.A578]);3;21); &quot;ZIMA&quot;; IF([.B578] &lt; DATE(YEAR([.A578]);6;21);&quot;WIOSNA&quot; ; IF([.B578] &lt; DATE(YEAR([.A578]);9;23); &quot;LATO&quot;; IF([.B578] &lt; DATE(YEAR([.A578]);12;21);&quot;JESIEŃ&quot;; &quot;ZIMA&quot;))))" office:value-type="string" office:string-value="LATO" calcext:value-type="string">
            <text:p>LATO</text:p>
          </table:table-cell>
          <table:table-cell table:formula="of:=IF([.C578] = &quot;ZIMA&quot;; 0.2; IF([.C578] = &quot;WIOSNA&quot;; 0.5; IF([.C578] = &quot;LATO&quot;; 0.9; 0.4)))" office:value-type="float" office:value="0.9" calcext:value-type="float">
            <text:p>0,9</text:p>
          </table:table-cell>
          <table:table-cell table:formula="of:=IF(WEEKDAY([.A578];2)&lt; 6; 1; 0) * [.$J$3] *[.D578] *[.$J$7]" office:value-type="float" office:value="594" calcext:value-type="float">
            <text:p>594</text:p>
          </table:table-cell>
          <table:table-cell table:formula="of:=IF(WEEKDAY([.A578];2) = 7; 150; 0)" office:value-type="float" office:value="0" calcext:value-type="float">
            <text:p>0</text:p>
          </table:table-cell>
          <table:table-cell table:formula="of:=[.G577] -[.F578] +[.E578]" office:value-type="float" office:value="112666" calcext:value-type="float">
            <text:p>11266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31" calcext:value-type="date">
            <text:p>31.07.2024</text:p>
          </table:table-cell>
          <table:table-cell table:formula="of:=[.A579]" office:value-type="date" office:date-value="2024-07-31" calcext:value-type="date">
            <text:p>07-31</text:p>
          </table:table-cell>
          <table:table-cell table:style-name="ce1" table:formula="of:=IF([.B579] &lt; DATE(YEAR([.A579]);3;21); &quot;ZIMA&quot;; IF([.B579] &lt; DATE(YEAR([.A579]);6;21);&quot;WIOSNA&quot; ; IF([.B579] &lt; DATE(YEAR([.A579]);9;23); &quot;LATO&quot;; IF([.B579] &lt; DATE(YEAR([.A579]);12;21);&quot;JESIEŃ&quot;; &quot;ZIMA&quot;))))" office:value-type="string" office:string-value="LATO" calcext:value-type="string">
            <text:p>LATO</text:p>
          </table:table-cell>
          <table:table-cell table:formula="of:=IF([.C579] = &quot;ZIMA&quot;; 0.2; IF([.C579] = &quot;WIOSNA&quot;; 0.5; IF([.C579] = &quot;LATO&quot;; 0.9; 0.4)))" office:value-type="float" office:value="0.9" calcext:value-type="float">
            <text:p>0,9</text:p>
          </table:table-cell>
          <table:table-cell table:formula="of:=IF(WEEKDAY([.A579];2)&lt; 6; 1; 0) * [.$J$3] *[.D579] *[.$J$7]" office:value-type="float" office:value="594" calcext:value-type="float">
            <text:p>594</text:p>
          </table:table-cell>
          <table:table-cell table:formula="of:=IF(WEEKDAY([.A579];2) = 7; 150; 0)" office:value-type="float" office:value="0" calcext:value-type="float">
            <text:p>0</text:p>
          </table:table-cell>
          <table:table-cell table:formula="of:=[.G578] -[.F579] +[.E579]" office:value-type="float" office:value="113260" calcext:value-type="float">
            <text:p>1132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01" calcext:value-type="date">
            <text:p>1.08.2024</text:p>
          </table:table-cell>
          <table:table-cell table:formula="of:=[.A580]" office:value-type="date" office:date-value="2024-08-01" calcext:value-type="date">
            <text:p>08-01</text:p>
          </table:table-cell>
          <table:table-cell table:style-name="ce1" table:formula="of:=IF([.B580] &lt; DATE(YEAR([.A580]);3;21); &quot;ZIMA&quot;; IF([.B580] &lt; DATE(YEAR([.A580]);6;21);&quot;WIOSNA&quot; ; IF([.B580] &lt; DATE(YEAR([.A580]);9;23); &quot;LATO&quot;; IF([.B580] &lt; DATE(YEAR([.A580]);12;21);&quot;JESIEŃ&quot;; &quot;ZIMA&quot;))))" office:value-type="string" office:string-value="LATO" calcext:value-type="string">
            <text:p>LATO</text:p>
          </table:table-cell>
          <table:table-cell table:formula="of:=IF([.C580] = &quot;ZIMA&quot;; 0.2; IF([.C580] = &quot;WIOSNA&quot;; 0.5; IF([.C580] = &quot;LATO&quot;; 0.9; 0.4)))" office:value-type="float" office:value="0.9" calcext:value-type="float">
            <text:p>0,9</text:p>
          </table:table-cell>
          <table:table-cell table:formula="of:=IF(WEEKDAY([.A580];2)&lt; 6; 1; 0) * [.$J$3] *[.D580] *[.$J$7]" office:value-type="float" office:value="594" calcext:value-type="float">
            <text:p>594</text:p>
          </table:table-cell>
          <table:table-cell table:formula="of:=IF(WEEKDAY([.A580];2) = 7; 150; 0)" office:value-type="float" office:value="0" calcext:value-type="float">
            <text:p>0</text:p>
          </table:table-cell>
          <table:table-cell table:formula="of:=[.G579] -[.F580] +[.E580]" office:value-type="float" office:value="113854" calcext:value-type="float">
            <text:p>11385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02" calcext:value-type="date">
            <text:p>2.08.2024</text:p>
          </table:table-cell>
          <table:table-cell table:formula="of:=[.A581]" office:value-type="date" office:date-value="2024-08-02" calcext:value-type="date">
            <text:p>08-02</text:p>
          </table:table-cell>
          <table:table-cell table:style-name="ce1" table:formula="of:=IF([.B581] &lt; DATE(YEAR([.A581]);3;21); &quot;ZIMA&quot;; IF([.B581] &lt; DATE(YEAR([.A581]);6;21);&quot;WIOSNA&quot; ; IF([.B581] &lt; DATE(YEAR([.A581]);9;23); &quot;LATO&quot;; IF([.B581] &lt; DATE(YEAR([.A581]);12;21);&quot;JESIEŃ&quot;; &quot;ZIMA&quot;))))" office:value-type="string" office:string-value="LATO" calcext:value-type="string">
            <text:p>LATO</text:p>
          </table:table-cell>
          <table:table-cell table:formula="of:=IF([.C581] = &quot;ZIMA&quot;; 0.2; IF([.C581] = &quot;WIOSNA&quot;; 0.5; IF([.C581] = &quot;LATO&quot;; 0.9; 0.4)))" office:value-type="float" office:value="0.9" calcext:value-type="float">
            <text:p>0,9</text:p>
          </table:table-cell>
          <table:table-cell table:formula="of:=IF(WEEKDAY([.A581];2)&lt; 6; 1; 0) * [.$J$3] *[.D581] *[.$J$7]" office:value-type="float" office:value="594" calcext:value-type="float">
            <text:p>594</text:p>
          </table:table-cell>
          <table:table-cell table:formula="of:=IF(WEEKDAY([.A581];2) = 7; 150; 0)" office:value-type="float" office:value="0" calcext:value-type="float">
            <text:p>0</text:p>
          </table:table-cell>
          <table:table-cell table:formula="of:=[.G580] -[.F581] +[.E581]" office:value-type="float" office:value="114448" calcext:value-type="float">
            <text:p>11444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03" calcext:value-type="date">
            <text:p>3.08.2024</text:p>
          </table:table-cell>
          <table:table-cell table:formula="of:=[.A582]" office:value-type="date" office:date-value="2024-08-03" calcext:value-type="date">
            <text:p>08-03</text:p>
          </table:table-cell>
          <table:table-cell table:style-name="ce1" table:formula="of:=IF([.B582] &lt; DATE(YEAR([.A582]);3;21); &quot;ZIMA&quot;; IF([.B582] &lt; DATE(YEAR([.A582]);6;21);&quot;WIOSNA&quot; ; IF([.B582] &lt; DATE(YEAR([.A582]);9;23); &quot;LATO&quot;; IF([.B582] &lt; DATE(YEAR([.A582]);12;21);&quot;JESIEŃ&quot;; &quot;ZIMA&quot;))))" office:value-type="string" office:string-value="LATO" calcext:value-type="string">
            <text:p>LATO</text:p>
          </table:table-cell>
          <table:table-cell table:formula="of:=IF([.C582] = &quot;ZIMA&quot;; 0.2; IF([.C582] = &quot;WIOSNA&quot;; 0.5; IF([.C582] = &quot;LATO&quot;; 0.9; 0.4)))" office:value-type="float" office:value="0.9" calcext:value-type="float">
            <text:p>0,9</text:p>
          </table:table-cell>
          <table:table-cell table:formula="of:=IF(WEEKDAY([.A582];2)&lt; 6; 1; 0) * [.$J$3] *[.D582] *[.$J$7]" office:value-type="float" office:value="0" calcext:value-type="float">
            <text:p>0</text:p>
          </table:table-cell>
          <table:table-cell table:formula="of:=IF(WEEKDAY([.A582];2) = 7; 150; 0)" office:value-type="float" office:value="0" calcext:value-type="float">
            <text:p>0</text:p>
          </table:table-cell>
          <table:table-cell table:formula="of:=[.G581] -[.F582] +[.E582]" office:value-type="float" office:value="114448" calcext:value-type="float">
            <text:p>11444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04" calcext:value-type="date">
            <text:p>4.08.2024</text:p>
          </table:table-cell>
          <table:table-cell table:formula="of:=[.A583]" office:value-type="date" office:date-value="2024-08-04" calcext:value-type="date">
            <text:p>08-04</text:p>
          </table:table-cell>
          <table:table-cell table:style-name="ce1" table:formula="of:=IF([.B583] &lt; DATE(YEAR([.A583]);3;21); &quot;ZIMA&quot;; IF([.B583] &lt; DATE(YEAR([.A583]);6;21);&quot;WIOSNA&quot; ; IF([.B583] &lt; DATE(YEAR([.A583]);9;23); &quot;LATO&quot;; IF([.B583] &lt; DATE(YEAR([.A583]);12;21);&quot;JESIEŃ&quot;; &quot;ZIMA&quot;))))" office:value-type="string" office:string-value="LATO" calcext:value-type="string">
            <text:p>LATO</text:p>
          </table:table-cell>
          <table:table-cell table:formula="of:=IF([.C583] = &quot;ZIMA&quot;; 0.2; IF([.C583] = &quot;WIOSNA&quot;; 0.5; IF([.C583] = &quot;LATO&quot;; 0.9; 0.4)))" office:value-type="float" office:value="0.9" calcext:value-type="float">
            <text:p>0,9</text:p>
          </table:table-cell>
          <table:table-cell table:formula="of:=IF(WEEKDAY([.A583];2)&lt; 6; 1; 0) * [.$J$3] *[.D583] *[.$J$7]" office:value-type="float" office:value="0" calcext:value-type="float">
            <text:p>0</text:p>
          </table:table-cell>
          <table:table-cell table:formula="of:=IF(WEEKDAY([.A583];2) = 7; 150; 0)" office:value-type="float" office:value="150" calcext:value-type="float">
            <text:p>150</text:p>
          </table:table-cell>
          <table:table-cell table:formula="of:=[.G582] -[.F583] +[.E583]" office:value-type="float" office:value="114298" calcext:value-type="float">
            <text:p>11429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05" calcext:value-type="date">
            <text:p>5.08.2024</text:p>
          </table:table-cell>
          <table:table-cell table:formula="of:=[.A584]" office:value-type="date" office:date-value="2024-08-05" calcext:value-type="date">
            <text:p>08-05</text:p>
          </table:table-cell>
          <table:table-cell table:style-name="ce1" table:formula="of:=IF([.B584] &lt; DATE(YEAR([.A584]);3;21); &quot;ZIMA&quot;; IF([.B584] &lt; DATE(YEAR([.A584]);6;21);&quot;WIOSNA&quot; ; IF([.B584] &lt; DATE(YEAR([.A584]);9;23); &quot;LATO&quot;; IF([.B584] &lt; DATE(YEAR([.A584]);12;21);&quot;JESIEŃ&quot;; &quot;ZIMA&quot;))))" office:value-type="string" office:string-value="LATO" calcext:value-type="string">
            <text:p>LATO</text:p>
          </table:table-cell>
          <table:table-cell table:formula="of:=IF([.C584] = &quot;ZIMA&quot;; 0.2; IF([.C584] = &quot;WIOSNA&quot;; 0.5; IF([.C584] = &quot;LATO&quot;; 0.9; 0.4)))" office:value-type="float" office:value="0.9" calcext:value-type="float">
            <text:p>0,9</text:p>
          </table:table-cell>
          <table:table-cell table:formula="of:=IF(WEEKDAY([.A584];2)&lt; 6; 1; 0) * [.$J$3] *[.D584] *[.$J$7]" office:value-type="float" office:value="594" calcext:value-type="float">
            <text:p>594</text:p>
          </table:table-cell>
          <table:table-cell table:formula="of:=IF(WEEKDAY([.A584];2) = 7; 150; 0)" office:value-type="float" office:value="0" calcext:value-type="float">
            <text:p>0</text:p>
          </table:table-cell>
          <table:table-cell table:formula="of:=[.G583] -[.F584] +[.E584]" office:value-type="float" office:value="114892" calcext:value-type="float">
            <text:p>11489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06" calcext:value-type="date">
            <text:p>6.08.2024</text:p>
          </table:table-cell>
          <table:table-cell table:formula="of:=[.A585]" office:value-type="date" office:date-value="2024-08-06" calcext:value-type="date">
            <text:p>08-06</text:p>
          </table:table-cell>
          <table:table-cell table:style-name="ce1" table:formula="of:=IF([.B585] &lt; DATE(YEAR([.A585]);3;21); &quot;ZIMA&quot;; IF([.B585] &lt; DATE(YEAR([.A585]);6;21);&quot;WIOSNA&quot; ; IF([.B585] &lt; DATE(YEAR([.A585]);9;23); &quot;LATO&quot;; IF([.B585] &lt; DATE(YEAR([.A585]);12;21);&quot;JESIEŃ&quot;; &quot;ZIMA&quot;))))" office:value-type="string" office:string-value="LATO" calcext:value-type="string">
            <text:p>LATO</text:p>
          </table:table-cell>
          <table:table-cell table:formula="of:=IF([.C585] = &quot;ZIMA&quot;; 0.2; IF([.C585] = &quot;WIOSNA&quot;; 0.5; IF([.C585] = &quot;LATO&quot;; 0.9; 0.4)))" office:value-type="float" office:value="0.9" calcext:value-type="float">
            <text:p>0,9</text:p>
          </table:table-cell>
          <table:table-cell table:formula="of:=IF(WEEKDAY([.A585];2)&lt; 6; 1; 0) * [.$J$3] *[.D585] *[.$J$7]" office:value-type="float" office:value="594" calcext:value-type="float">
            <text:p>594</text:p>
          </table:table-cell>
          <table:table-cell table:formula="of:=IF(WEEKDAY([.A585];2) = 7; 150; 0)" office:value-type="float" office:value="0" calcext:value-type="float">
            <text:p>0</text:p>
          </table:table-cell>
          <table:table-cell table:formula="of:=[.G584] -[.F585] +[.E585]" office:value-type="float" office:value="115486" calcext:value-type="float">
            <text:p>11548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07" calcext:value-type="date">
            <text:p>7.08.2024</text:p>
          </table:table-cell>
          <table:table-cell table:formula="of:=[.A586]" office:value-type="date" office:date-value="2024-08-07" calcext:value-type="date">
            <text:p>08-07</text:p>
          </table:table-cell>
          <table:table-cell table:style-name="ce1" table:formula="of:=IF([.B586] &lt; DATE(YEAR([.A586]);3;21); &quot;ZIMA&quot;; IF([.B586] &lt; DATE(YEAR([.A586]);6;21);&quot;WIOSNA&quot; ; IF([.B586] &lt; DATE(YEAR([.A586]);9;23); &quot;LATO&quot;; IF([.B586] &lt; DATE(YEAR([.A586]);12;21);&quot;JESIEŃ&quot;; &quot;ZIMA&quot;))))" office:value-type="string" office:string-value="LATO" calcext:value-type="string">
            <text:p>LATO</text:p>
          </table:table-cell>
          <table:table-cell table:formula="of:=IF([.C586] = &quot;ZIMA&quot;; 0.2; IF([.C586] = &quot;WIOSNA&quot;; 0.5; IF([.C586] = &quot;LATO&quot;; 0.9; 0.4)))" office:value-type="float" office:value="0.9" calcext:value-type="float">
            <text:p>0,9</text:p>
          </table:table-cell>
          <table:table-cell table:formula="of:=IF(WEEKDAY([.A586];2)&lt; 6; 1; 0) * [.$J$3] *[.D586] *[.$J$7]" office:value-type="float" office:value="594" calcext:value-type="float">
            <text:p>594</text:p>
          </table:table-cell>
          <table:table-cell table:formula="of:=IF(WEEKDAY([.A586];2) = 7; 150; 0)" office:value-type="float" office:value="0" calcext:value-type="float">
            <text:p>0</text:p>
          </table:table-cell>
          <table:table-cell table:formula="of:=[.G585] -[.F586] +[.E586]" office:value-type="float" office:value="116080" calcext:value-type="float">
            <text:p>1160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08" calcext:value-type="date">
            <text:p>8.08.2024</text:p>
          </table:table-cell>
          <table:table-cell table:formula="of:=[.A587]" office:value-type="date" office:date-value="2024-08-08" calcext:value-type="date">
            <text:p>08-08</text:p>
          </table:table-cell>
          <table:table-cell table:style-name="ce1" table:formula="of:=IF([.B587] &lt; DATE(YEAR([.A587]);3;21); &quot;ZIMA&quot;; IF([.B587] &lt; DATE(YEAR([.A587]);6;21);&quot;WIOSNA&quot; ; IF([.B587] &lt; DATE(YEAR([.A587]);9;23); &quot;LATO&quot;; IF([.B587] &lt; DATE(YEAR([.A587]);12;21);&quot;JESIEŃ&quot;; &quot;ZIMA&quot;))))" office:value-type="string" office:string-value="LATO" calcext:value-type="string">
            <text:p>LATO</text:p>
          </table:table-cell>
          <table:table-cell table:formula="of:=IF([.C587] = &quot;ZIMA&quot;; 0.2; IF([.C587] = &quot;WIOSNA&quot;; 0.5; IF([.C587] = &quot;LATO&quot;; 0.9; 0.4)))" office:value-type="float" office:value="0.9" calcext:value-type="float">
            <text:p>0,9</text:p>
          </table:table-cell>
          <table:table-cell table:formula="of:=IF(WEEKDAY([.A587];2)&lt; 6; 1; 0) * [.$J$3] *[.D587] *[.$J$7]" office:value-type="float" office:value="594" calcext:value-type="float">
            <text:p>594</text:p>
          </table:table-cell>
          <table:table-cell table:formula="of:=IF(WEEKDAY([.A587];2) = 7; 150; 0)" office:value-type="float" office:value="0" calcext:value-type="float">
            <text:p>0</text:p>
          </table:table-cell>
          <table:table-cell table:formula="of:=[.G586] -[.F587] +[.E587]" office:value-type="float" office:value="116674" calcext:value-type="float">
            <text:p>11667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09" calcext:value-type="date">
            <text:p>9.08.2024</text:p>
          </table:table-cell>
          <table:table-cell table:formula="of:=[.A588]" office:value-type="date" office:date-value="2024-08-09" calcext:value-type="date">
            <text:p>08-09</text:p>
          </table:table-cell>
          <table:table-cell table:style-name="ce1" table:formula="of:=IF([.B588] &lt; DATE(YEAR([.A588]);3;21); &quot;ZIMA&quot;; IF([.B588] &lt; DATE(YEAR([.A588]);6;21);&quot;WIOSNA&quot; ; IF([.B588] &lt; DATE(YEAR([.A588]);9;23); &quot;LATO&quot;; IF([.B588] &lt; DATE(YEAR([.A588]);12;21);&quot;JESIEŃ&quot;; &quot;ZIMA&quot;))))" office:value-type="string" office:string-value="LATO" calcext:value-type="string">
            <text:p>LATO</text:p>
          </table:table-cell>
          <table:table-cell table:formula="of:=IF([.C588] = &quot;ZIMA&quot;; 0.2; IF([.C588] = &quot;WIOSNA&quot;; 0.5; IF([.C588] = &quot;LATO&quot;; 0.9; 0.4)))" office:value-type="float" office:value="0.9" calcext:value-type="float">
            <text:p>0,9</text:p>
          </table:table-cell>
          <table:table-cell table:formula="of:=IF(WEEKDAY([.A588];2)&lt; 6; 1; 0) * [.$J$3] *[.D588] *[.$J$7]" office:value-type="float" office:value="594" calcext:value-type="float">
            <text:p>594</text:p>
          </table:table-cell>
          <table:table-cell table:formula="of:=IF(WEEKDAY([.A588];2) = 7; 150; 0)" office:value-type="float" office:value="0" calcext:value-type="float">
            <text:p>0</text:p>
          </table:table-cell>
          <table:table-cell table:formula="of:=[.G587] -[.F588] +[.E588]" office:value-type="float" office:value="117268" calcext:value-type="float">
            <text:p>11726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10" calcext:value-type="date">
            <text:p>10.08.2024</text:p>
          </table:table-cell>
          <table:table-cell table:formula="of:=[.A589]" office:value-type="date" office:date-value="2024-08-10" calcext:value-type="date">
            <text:p>08-10</text:p>
          </table:table-cell>
          <table:table-cell table:style-name="ce1" table:formula="of:=IF([.B589] &lt; DATE(YEAR([.A589]);3;21); &quot;ZIMA&quot;; IF([.B589] &lt; DATE(YEAR([.A589]);6;21);&quot;WIOSNA&quot; ; IF([.B589] &lt; DATE(YEAR([.A589]);9;23); &quot;LATO&quot;; IF([.B589] &lt; DATE(YEAR([.A589]);12;21);&quot;JESIEŃ&quot;; &quot;ZIMA&quot;))))" office:value-type="string" office:string-value="LATO" calcext:value-type="string">
            <text:p>LATO</text:p>
          </table:table-cell>
          <table:table-cell table:formula="of:=IF([.C589] = &quot;ZIMA&quot;; 0.2; IF([.C589] = &quot;WIOSNA&quot;; 0.5; IF([.C589] = &quot;LATO&quot;; 0.9; 0.4)))" office:value-type="float" office:value="0.9" calcext:value-type="float">
            <text:p>0,9</text:p>
          </table:table-cell>
          <table:table-cell table:formula="of:=IF(WEEKDAY([.A589];2)&lt; 6; 1; 0) * [.$J$3] *[.D589] *[.$J$7]" office:value-type="float" office:value="0" calcext:value-type="float">
            <text:p>0</text:p>
          </table:table-cell>
          <table:table-cell table:formula="of:=IF(WEEKDAY([.A589];2) = 7; 150; 0)" office:value-type="float" office:value="0" calcext:value-type="float">
            <text:p>0</text:p>
          </table:table-cell>
          <table:table-cell table:formula="of:=[.G588] -[.F589] +[.E589]" office:value-type="float" office:value="117268" calcext:value-type="float">
            <text:p>11726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11" calcext:value-type="date">
            <text:p>11.08.2024</text:p>
          </table:table-cell>
          <table:table-cell table:formula="of:=[.A590]" office:value-type="date" office:date-value="2024-08-11" calcext:value-type="date">
            <text:p>08-11</text:p>
          </table:table-cell>
          <table:table-cell table:style-name="ce1" table:formula="of:=IF([.B590] &lt; DATE(YEAR([.A590]);3;21); &quot;ZIMA&quot;; IF([.B590] &lt; DATE(YEAR([.A590]);6;21);&quot;WIOSNA&quot; ; IF([.B590] &lt; DATE(YEAR([.A590]);9;23); &quot;LATO&quot;; IF([.B590] &lt; DATE(YEAR([.A590]);12;21);&quot;JESIEŃ&quot;; &quot;ZIMA&quot;))))" office:value-type="string" office:string-value="LATO" calcext:value-type="string">
            <text:p>LATO</text:p>
          </table:table-cell>
          <table:table-cell table:formula="of:=IF([.C590] = &quot;ZIMA&quot;; 0.2; IF([.C590] = &quot;WIOSNA&quot;; 0.5; IF([.C590] = &quot;LATO&quot;; 0.9; 0.4)))" office:value-type="float" office:value="0.9" calcext:value-type="float">
            <text:p>0,9</text:p>
          </table:table-cell>
          <table:table-cell table:formula="of:=IF(WEEKDAY([.A590];2)&lt; 6; 1; 0) * [.$J$3] *[.D590] *[.$J$7]" office:value-type="float" office:value="0" calcext:value-type="float">
            <text:p>0</text:p>
          </table:table-cell>
          <table:table-cell table:formula="of:=IF(WEEKDAY([.A590];2) = 7; 150; 0)" office:value-type="float" office:value="150" calcext:value-type="float">
            <text:p>150</text:p>
          </table:table-cell>
          <table:table-cell table:formula="of:=[.G589] -[.F590] +[.E590]" office:value-type="float" office:value="117118" calcext:value-type="float">
            <text:p>11711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12" calcext:value-type="date">
            <text:p>12.08.2024</text:p>
          </table:table-cell>
          <table:table-cell table:formula="of:=[.A591]" office:value-type="date" office:date-value="2024-08-12" calcext:value-type="date">
            <text:p>08-12</text:p>
          </table:table-cell>
          <table:table-cell table:style-name="ce1" table:formula="of:=IF([.B591] &lt; DATE(YEAR([.A591]);3;21); &quot;ZIMA&quot;; IF([.B591] &lt; DATE(YEAR([.A591]);6;21);&quot;WIOSNA&quot; ; IF([.B591] &lt; DATE(YEAR([.A591]);9;23); &quot;LATO&quot;; IF([.B591] &lt; DATE(YEAR([.A591]);12;21);&quot;JESIEŃ&quot;; &quot;ZIMA&quot;))))" office:value-type="string" office:string-value="LATO" calcext:value-type="string">
            <text:p>LATO</text:p>
          </table:table-cell>
          <table:table-cell table:formula="of:=IF([.C591] = &quot;ZIMA&quot;; 0.2; IF([.C591] = &quot;WIOSNA&quot;; 0.5; IF([.C591] = &quot;LATO&quot;; 0.9; 0.4)))" office:value-type="float" office:value="0.9" calcext:value-type="float">
            <text:p>0,9</text:p>
          </table:table-cell>
          <table:table-cell table:formula="of:=IF(WEEKDAY([.A591];2)&lt; 6; 1; 0) * [.$J$3] *[.D591] *[.$J$7]" office:value-type="float" office:value="594" calcext:value-type="float">
            <text:p>594</text:p>
          </table:table-cell>
          <table:table-cell table:formula="of:=IF(WEEKDAY([.A591];2) = 7; 150; 0)" office:value-type="float" office:value="0" calcext:value-type="float">
            <text:p>0</text:p>
          </table:table-cell>
          <table:table-cell table:formula="of:=[.G590] -[.F591] +[.E591]" office:value-type="float" office:value="117712" calcext:value-type="float">
            <text:p>11771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13" calcext:value-type="date">
            <text:p>13.08.2024</text:p>
          </table:table-cell>
          <table:table-cell table:formula="of:=[.A592]" office:value-type="date" office:date-value="2024-08-13" calcext:value-type="date">
            <text:p>08-13</text:p>
          </table:table-cell>
          <table:table-cell table:style-name="ce1" table:formula="of:=IF([.B592] &lt; DATE(YEAR([.A592]);3;21); &quot;ZIMA&quot;; IF([.B592] &lt; DATE(YEAR([.A592]);6;21);&quot;WIOSNA&quot; ; IF([.B592] &lt; DATE(YEAR([.A592]);9;23); &quot;LATO&quot;; IF([.B592] &lt; DATE(YEAR([.A592]);12;21);&quot;JESIEŃ&quot;; &quot;ZIMA&quot;))))" office:value-type="string" office:string-value="LATO" calcext:value-type="string">
            <text:p>LATO</text:p>
          </table:table-cell>
          <table:table-cell table:formula="of:=IF([.C592] = &quot;ZIMA&quot;; 0.2; IF([.C592] = &quot;WIOSNA&quot;; 0.5; IF([.C592] = &quot;LATO&quot;; 0.9; 0.4)))" office:value-type="float" office:value="0.9" calcext:value-type="float">
            <text:p>0,9</text:p>
          </table:table-cell>
          <table:table-cell table:formula="of:=IF(WEEKDAY([.A592];2)&lt; 6; 1; 0) * [.$J$3] *[.D592] *[.$J$7]" office:value-type="float" office:value="594" calcext:value-type="float">
            <text:p>594</text:p>
          </table:table-cell>
          <table:table-cell table:formula="of:=IF(WEEKDAY([.A592];2) = 7; 150; 0)" office:value-type="float" office:value="0" calcext:value-type="float">
            <text:p>0</text:p>
          </table:table-cell>
          <table:table-cell table:formula="of:=[.G591] -[.F592] +[.E592]" office:value-type="float" office:value="118306" calcext:value-type="float">
            <text:p>11830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14" calcext:value-type="date">
            <text:p>14.08.2024</text:p>
          </table:table-cell>
          <table:table-cell table:formula="of:=[.A593]" office:value-type="date" office:date-value="2024-08-14" calcext:value-type="date">
            <text:p>08-14</text:p>
          </table:table-cell>
          <table:table-cell table:style-name="ce1" table:formula="of:=IF([.B593] &lt; DATE(YEAR([.A593]);3;21); &quot;ZIMA&quot;; IF([.B593] &lt; DATE(YEAR([.A593]);6;21);&quot;WIOSNA&quot; ; IF([.B593] &lt; DATE(YEAR([.A593]);9;23); &quot;LATO&quot;; IF([.B593] &lt; DATE(YEAR([.A593]);12;21);&quot;JESIEŃ&quot;; &quot;ZIMA&quot;))))" office:value-type="string" office:string-value="LATO" calcext:value-type="string">
            <text:p>LATO</text:p>
          </table:table-cell>
          <table:table-cell table:formula="of:=IF([.C593] = &quot;ZIMA&quot;; 0.2; IF([.C593] = &quot;WIOSNA&quot;; 0.5; IF([.C593] = &quot;LATO&quot;; 0.9; 0.4)))" office:value-type="float" office:value="0.9" calcext:value-type="float">
            <text:p>0,9</text:p>
          </table:table-cell>
          <table:table-cell table:formula="of:=IF(WEEKDAY([.A593];2)&lt; 6; 1; 0) * [.$J$3] *[.D593] *[.$J$7]" office:value-type="float" office:value="594" calcext:value-type="float">
            <text:p>594</text:p>
          </table:table-cell>
          <table:table-cell table:formula="of:=IF(WEEKDAY([.A593];2) = 7; 150; 0)" office:value-type="float" office:value="0" calcext:value-type="float">
            <text:p>0</text:p>
          </table:table-cell>
          <table:table-cell table:formula="of:=[.G592] -[.F593] +[.E593]" office:value-type="float" office:value="118900" calcext:value-type="float">
            <text:p>1189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15" calcext:value-type="date">
            <text:p>15.08.2024</text:p>
          </table:table-cell>
          <table:table-cell table:formula="of:=[.A594]" office:value-type="date" office:date-value="2024-08-15" calcext:value-type="date">
            <text:p>08-15</text:p>
          </table:table-cell>
          <table:table-cell table:style-name="ce1" table:formula="of:=IF([.B594] &lt; DATE(YEAR([.A594]);3;21); &quot;ZIMA&quot;; IF([.B594] &lt; DATE(YEAR([.A594]);6;21);&quot;WIOSNA&quot; ; IF([.B594] &lt; DATE(YEAR([.A594]);9;23); &quot;LATO&quot;; IF([.B594] &lt; DATE(YEAR([.A594]);12;21);&quot;JESIEŃ&quot;; &quot;ZIMA&quot;))))" office:value-type="string" office:string-value="LATO" calcext:value-type="string">
            <text:p>LATO</text:p>
          </table:table-cell>
          <table:table-cell table:formula="of:=IF([.C594] = &quot;ZIMA&quot;; 0.2; IF([.C594] = &quot;WIOSNA&quot;; 0.5; IF([.C594] = &quot;LATO&quot;; 0.9; 0.4)))" office:value-type="float" office:value="0.9" calcext:value-type="float">
            <text:p>0,9</text:p>
          </table:table-cell>
          <table:table-cell table:formula="of:=IF(WEEKDAY([.A594];2)&lt; 6; 1; 0) * [.$J$3] *[.D594] *[.$J$7]" office:value-type="float" office:value="594" calcext:value-type="float">
            <text:p>594</text:p>
          </table:table-cell>
          <table:table-cell table:formula="of:=IF(WEEKDAY([.A594];2) = 7; 150; 0)" office:value-type="float" office:value="0" calcext:value-type="float">
            <text:p>0</text:p>
          </table:table-cell>
          <table:table-cell table:formula="of:=[.G593] -[.F594] +[.E594]" office:value-type="float" office:value="119494" calcext:value-type="float">
            <text:p>11949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16" calcext:value-type="date">
            <text:p>16.08.2024</text:p>
          </table:table-cell>
          <table:table-cell table:formula="of:=[.A595]" office:value-type="date" office:date-value="2024-08-16" calcext:value-type="date">
            <text:p>08-16</text:p>
          </table:table-cell>
          <table:table-cell table:style-name="ce1" table:formula="of:=IF([.B595] &lt; DATE(YEAR([.A595]);3;21); &quot;ZIMA&quot;; IF([.B595] &lt; DATE(YEAR([.A595]);6;21);&quot;WIOSNA&quot; ; IF([.B595] &lt; DATE(YEAR([.A595]);9;23); &quot;LATO&quot;; IF([.B595] &lt; DATE(YEAR([.A595]);12;21);&quot;JESIEŃ&quot;; &quot;ZIMA&quot;))))" office:value-type="string" office:string-value="LATO" calcext:value-type="string">
            <text:p>LATO</text:p>
          </table:table-cell>
          <table:table-cell table:formula="of:=IF([.C595] = &quot;ZIMA&quot;; 0.2; IF([.C595] = &quot;WIOSNA&quot;; 0.5; IF([.C595] = &quot;LATO&quot;; 0.9; 0.4)))" office:value-type="float" office:value="0.9" calcext:value-type="float">
            <text:p>0,9</text:p>
          </table:table-cell>
          <table:table-cell table:formula="of:=IF(WEEKDAY([.A595];2)&lt; 6; 1; 0) * [.$J$3] *[.D595] *[.$J$7]" office:value-type="float" office:value="594" calcext:value-type="float">
            <text:p>594</text:p>
          </table:table-cell>
          <table:table-cell table:formula="of:=IF(WEEKDAY([.A595];2) = 7; 150; 0)" office:value-type="float" office:value="0" calcext:value-type="float">
            <text:p>0</text:p>
          </table:table-cell>
          <table:table-cell table:formula="of:=[.G594] -[.F595] +[.E595]" office:value-type="float" office:value="120088" calcext:value-type="float">
            <text:p>12008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17" calcext:value-type="date">
            <text:p>17.08.2024</text:p>
          </table:table-cell>
          <table:table-cell table:formula="of:=[.A596]" office:value-type="date" office:date-value="2024-08-17" calcext:value-type="date">
            <text:p>08-17</text:p>
          </table:table-cell>
          <table:table-cell table:style-name="ce1" table:formula="of:=IF([.B596] &lt; DATE(YEAR([.A596]);3;21); &quot;ZIMA&quot;; IF([.B596] &lt; DATE(YEAR([.A596]);6;21);&quot;WIOSNA&quot; ; IF([.B596] &lt; DATE(YEAR([.A596]);9;23); &quot;LATO&quot;; IF([.B596] &lt; DATE(YEAR([.A596]);12;21);&quot;JESIEŃ&quot;; &quot;ZIMA&quot;))))" office:value-type="string" office:string-value="LATO" calcext:value-type="string">
            <text:p>LATO</text:p>
          </table:table-cell>
          <table:table-cell table:formula="of:=IF([.C596] = &quot;ZIMA&quot;; 0.2; IF([.C596] = &quot;WIOSNA&quot;; 0.5; IF([.C596] = &quot;LATO&quot;; 0.9; 0.4)))" office:value-type="float" office:value="0.9" calcext:value-type="float">
            <text:p>0,9</text:p>
          </table:table-cell>
          <table:table-cell table:formula="of:=IF(WEEKDAY([.A596];2)&lt; 6; 1; 0) * [.$J$3] *[.D596] *[.$J$7]" office:value-type="float" office:value="0" calcext:value-type="float">
            <text:p>0</text:p>
          </table:table-cell>
          <table:table-cell table:formula="of:=IF(WEEKDAY([.A596];2) = 7; 150; 0)" office:value-type="float" office:value="0" calcext:value-type="float">
            <text:p>0</text:p>
          </table:table-cell>
          <table:table-cell table:formula="of:=[.G595] -[.F596] +[.E596]" office:value-type="float" office:value="120088" calcext:value-type="float">
            <text:p>12008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18" calcext:value-type="date">
            <text:p>18.08.2024</text:p>
          </table:table-cell>
          <table:table-cell table:formula="of:=[.A597]" office:value-type="date" office:date-value="2024-08-18" calcext:value-type="date">
            <text:p>08-18</text:p>
          </table:table-cell>
          <table:table-cell table:style-name="ce1" table:formula="of:=IF([.B597] &lt; DATE(YEAR([.A597]);3;21); &quot;ZIMA&quot;; IF([.B597] &lt; DATE(YEAR([.A597]);6;21);&quot;WIOSNA&quot; ; IF([.B597] &lt; DATE(YEAR([.A597]);9;23); &quot;LATO&quot;; IF([.B597] &lt; DATE(YEAR([.A597]);12;21);&quot;JESIEŃ&quot;; &quot;ZIMA&quot;))))" office:value-type="string" office:string-value="LATO" calcext:value-type="string">
            <text:p>LATO</text:p>
          </table:table-cell>
          <table:table-cell table:formula="of:=IF([.C597] = &quot;ZIMA&quot;; 0.2; IF([.C597] = &quot;WIOSNA&quot;; 0.5; IF([.C597] = &quot;LATO&quot;; 0.9; 0.4)))" office:value-type="float" office:value="0.9" calcext:value-type="float">
            <text:p>0,9</text:p>
          </table:table-cell>
          <table:table-cell table:formula="of:=IF(WEEKDAY([.A597];2)&lt; 6; 1; 0) * [.$J$3] *[.D597] *[.$J$7]" office:value-type="float" office:value="0" calcext:value-type="float">
            <text:p>0</text:p>
          </table:table-cell>
          <table:table-cell table:formula="of:=IF(WEEKDAY([.A597];2) = 7; 150; 0)" office:value-type="float" office:value="150" calcext:value-type="float">
            <text:p>150</text:p>
          </table:table-cell>
          <table:table-cell table:formula="of:=[.G596] -[.F597] +[.E597]" office:value-type="float" office:value="119938" calcext:value-type="float">
            <text:p>11993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19" calcext:value-type="date">
            <text:p>19.08.2024</text:p>
          </table:table-cell>
          <table:table-cell table:formula="of:=[.A598]" office:value-type="date" office:date-value="2024-08-19" calcext:value-type="date">
            <text:p>08-19</text:p>
          </table:table-cell>
          <table:table-cell table:style-name="ce1" table:formula="of:=IF([.B598] &lt; DATE(YEAR([.A598]);3;21); &quot;ZIMA&quot;; IF([.B598] &lt; DATE(YEAR([.A598]);6;21);&quot;WIOSNA&quot; ; IF([.B598] &lt; DATE(YEAR([.A598]);9;23); &quot;LATO&quot;; IF([.B598] &lt; DATE(YEAR([.A598]);12;21);&quot;JESIEŃ&quot;; &quot;ZIMA&quot;))))" office:value-type="string" office:string-value="LATO" calcext:value-type="string">
            <text:p>LATO</text:p>
          </table:table-cell>
          <table:table-cell table:formula="of:=IF([.C598] = &quot;ZIMA&quot;; 0.2; IF([.C598] = &quot;WIOSNA&quot;; 0.5; IF([.C598] = &quot;LATO&quot;; 0.9; 0.4)))" office:value-type="float" office:value="0.9" calcext:value-type="float">
            <text:p>0,9</text:p>
          </table:table-cell>
          <table:table-cell table:formula="of:=IF(WEEKDAY([.A598];2)&lt; 6; 1; 0) * [.$J$3] *[.D598] *[.$J$7]" office:value-type="float" office:value="594" calcext:value-type="float">
            <text:p>594</text:p>
          </table:table-cell>
          <table:table-cell table:formula="of:=IF(WEEKDAY([.A598];2) = 7; 150; 0)" office:value-type="float" office:value="0" calcext:value-type="float">
            <text:p>0</text:p>
          </table:table-cell>
          <table:table-cell table:formula="of:=[.G597] -[.F598] +[.E598]" office:value-type="float" office:value="120532" calcext:value-type="float">
            <text:p>12053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20" calcext:value-type="date">
            <text:p>20.08.2024</text:p>
          </table:table-cell>
          <table:table-cell table:formula="of:=[.A599]" office:value-type="date" office:date-value="2024-08-20" calcext:value-type="date">
            <text:p>08-20</text:p>
          </table:table-cell>
          <table:table-cell table:style-name="ce1" table:formula="of:=IF([.B599] &lt; DATE(YEAR([.A599]);3;21); &quot;ZIMA&quot;; IF([.B599] &lt; DATE(YEAR([.A599]);6;21);&quot;WIOSNA&quot; ; IF([.B599] &lt; DATE(YEAR([.A599]);9;23); &quot;LATO&quot;; IF([.B599] &lt; DATE(YEAR([.A599]);12;21);&quot;JESIEŃ&quot;; &quot;ZIMA&quot;))))" office:value-type="string" office:string-value="LATO" calcext:value-type="string">
            <text:p>LATO</text:p>
          </table:table-cell>
          <table:table-cell table:formula="of:=IF([.C599] = &quot;ZIMA&quot;; 0.2; IF([.C599] = &quot;WIOSNA&quot;; 0.5; IF([.C599] = &quot;LATO&quot;; 0.9; 0.4)))" office:value-type="float" office:value="0.9" calcext:value-type="float">
            <text:p>0,9</text:p>
          </table:table-cell>
          <table:table-cell table:formula="of:=IF(WEEKDAY([.A599];2)&lt; 6; 1; 0) * [.$J$3] *[.D599] *[.$J$7]" office:value-type="float" office:value="594" calcext:value-type="float">
            <text:p>594</text:p>
          </table:table-cell>
          <table:table-cell table:formula="of:=IF(WEEKDAY([.A599];2) = 7; 150; 0)" office:value-type="float" office:value="0" calcext:value-type="float">
            <text:p>0</text:p>
          </table:table-cell>
          <table:table-cell table:formula="of:=[.G598] -[.F599] +[.E599]" office:value-type="float" office:value="121126" calcext:value-type="float">
            <text:p>12112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21" calcext:value-type="date">
            <text:p>21.08.2024</text:p>
          </table:table-cell>
          <table:table-cell table:formula="of:=[.A600]" office:value-type="date" office:date-value="2024-08-21" calcext:value-type="date">
            <text:p>08-21</text:p>
          </table:table-cell>
          <table:table-cell table:style-name="ce1" table:formula="of:=IF([.B600] &lt; DATE(YEAR([.A600]);3;21); &quot;ZIMA&quot;; IF([.B600] &lt; DATE(YEAR([.A600]);6;21);&quot;WIOSNA&quot; ; IF([.B600] &lt; DATE(YEAR([.A600]);9;23); &quot;LATO&quot;; IF([.B600] &lt; DATE(YEAR([.A600]);12;21);&quot;JESIEŃ&quot;; &quot;ZIMA&quot;))))" office:value-type="string" office:string-value="LATO" calcext:value-type="string">
            <text:p>LATO</text:p>
          </table:table-cell>
          <table:table-cell table:formula="of:=IF([.C600] = &quot;ZIMA&quot;; 0.2; IF([.C600] = &quot;WIOSNA&quot;; 0.5; IF([.C600] = &quot;LATO&quot;; 0.9; 0.4)))" office:value-type="float" office:value="0.9" calcext:value-type="float">
            <text:p>0,9</text:p>
          </table:table-cell>
          <table:table-cell table:formula="of:=IF(WEEKDAY([.A600];2)&lt; 6; 1; 0) * [.$J$3] *[.D600] *[.$J$7]" office:value-type="float" office:value="594" calcext:value-type="float">
            <text:p>594</text:p>
          </table:table-cell>
          <table:table-cell table:formula="of:=IF(WEEKDAY([.A600];2) = 7; 150; 0)" office:value-type="float" office:value="0" calcext:value-type="float">
            <text:p>0</text:p>
          </table:table-cell>
          <table:table-cell table:formula="of:=[.G599] -[.F600] +[.E600]" office:value-type="float" office:value="121720" calcext:value-type="float">
            <text:p>1217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22" calcext:value-type="date">
            <text:p>22.08.2024</text:p>
          </table:table-cell>
          <table:table-cell table:formula="of:=[.A601]" office:value-type="date" office:date-value="2024-08-22" calcext:value-type="date">
            <text:p>08-22</text:p>
          </table:table-cell>
          <table:table-cell table:style-name="ce1" table:formula="of:=IF([.B601] &lt; DATE(YEAR([.A601]);3;21); &quot;ZIMA&quot;; IF([.B601] &lt; DATE(YEAR([.A601]);6;21);&quot;WIOSNA&quot; ; IF([.B601] &lt; DATE(YEAR([.A601]);9;23); &quot;LATO&quot;; IF([.B601] &lt; DATE(YEAR([.A601]);12;21);&quot;JESIEŃ&quot;; &quot;ZIMA&quot;))))" office:value-type="string" office:string-value="LATO" calcext:value-type="string">
            <text:p>LATO</text:p>
          </table:table-cell>
          <table:table-cell table:formula="of:=IF([.C601] = &quot;ZIMA&quot;; 0.2; IF([.C601] = &quot;WIOSNA&quot;; 0.5; IF([.C601] = &quot;LATO&quot;; 0.9; 0.4)))" office:value-type="float" office:value="0.9" calcext:value-type="float">
            <text:p>0,9</text:p>
          </table:table-cell>
          <table:table-cell table:formula="of:=IF(WEEKDAY([.A601];2)&lt; 6; 1; 0) * [.$J$3] *[.D601] *[.$J$7]" office:value-type="float" office:value="594" calcext:value-type="float">
            <text:p>594</text:p>
          </table:table-cell>
          <table:table-cell table:formula="of:=IF(WEEKDAY([.A601];2) = 7; 150; 0)" office:value-type="float" office:value="0" calcext:value-type="float">
            <text:p>0</text:p>
          </table:table-cell>
          <table:table-cell table:formula="of:=[.G600] -[.F601] +[.E601]" office:value-type="float" office:value="122314" calcext:value-type="float">
            <text:p>12231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23" calcext:value-type="date">
            <text:p>23.08.2024</text:p>
          </table:table-cell>
          <table:table-cell table:formula="of:=[.A602]" office:value-type="date" office:date-value="2024-08-23" calcext:value-type="date">
            <text:p>08-23</text:p>
          </table:table-cell>
          <table:table-cell table:style-name="ce1" table:formula="of:=IF([.B602] &lt; DATE(YEAR([.A602]);3;21); &quot;ZIMA&quot;; IF([.B602] &lt; DATE(YEAR([.A602]);6;21);&quot;WIOSNA&quot; ; IF([.B602] &lt; DATE(YEAR([.A602]);9;23); &quot;LATO&quot;; IF([.B602] &lt; DATE(YEAR([.A602]);12;21);&quot;JESIEŃ&quot;; &quot;ZIMA&quot;))))" office:value-type="string" office:string-value="LATO" calcext:value-type="string">
            <text:p>LATO</text:p>
          </table:table-cell>
          <table:table-cell table:formula="of:=IF([.C602] = &quot;ZIMA&quot;; 0.2; IF([.C602] = &quot;WIOSNA&quot;; 0.5; IF([.C602] = &quot;LATO&quot;; 0.9; 0.4)))" office:value-type="float" office:value="0.9" calcext:value-type="float">
            <text:p>0,9</text:p>
          </table:table-cell>
          <table:table-cell table:formula="of:=IF(WEEKDAY([.A602];2)&lt; 6; 1; 0) * [.$J$3] *[.D602] *[.$J$7]" office:value-type="float" office:value="594" calcext:value-type="float">
            <text:p>594</text:p>
          </table:table-cell>
          <table:table-cell table:formula="of:=IF(WEEKDAY([.A602];2) = 7; 150; 0)" office:value-type="float" office:value="0" calcext:value-type="float">
            <text:p>0</text:p>
          </table:table-cell>
          <table:table-cell table:formula="of:=[.G601] -[.F602] +[.E602]" office:value-type="float" office:value="122908" calcext:value-type="float">
            <text:p>12290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24" calcext:value-type="date">
            <text:p>24.08.2024</text:p>
          </table:table-cell>
          <table:table-cell table:formula="of:=[.A603]" office:value-type="date" office:date-value="2024-08-24" calcext:value-type="date">
            <text:p>08-24</text:p>
          </table:table-cell>
          <table:table-cell table:style-name="ce1" table:formula="of:=IF([.B603] &lt; DATE(YEAR([.A603]);3;21); &quot;ZIMA&quot;; IF([.B603] &lt; DATE(YEAR([.A603]);6;21);&quot;WIOSNA&quot; ; IF([.B603] &lt; DATE(YEAR([.A603]);9;23); &quot;LATO&quot;; IF([.B603] &lt; DATE(YEAR([.A603]);12;21);&quot;JESIEŃ&quot;; &quot;ZIMA&quot;))))" office:value-type="string" office:string-value="LATO" calcext:value-type="string">
            <text:p>LATO</text:p>
          </table:table-cell>
          <table:table-cell table:formula="of:=IF([.C603] = &quot;ZIMA&quot;; 0.2; IF([.C603] = &quot;WIOSNA&quot;; 0.5; IF([.C603] = &quot;LATO&quot;; 0.9; 0.4)))" office:value-type="float" office:value="0.9" calcext:value-type="float">
            <text:p>0,9</text:p>
          </table:table-cell>
          <table:table-cell table:formula="of:=IF(WEEKDAY([.A603];2)&lt; 6; 1; 0) * [.$J$3] *[.D603] *[.$J$7]" office:value-type="float" office:value="0" calcext:value-type="float">
            <text:p>0</text:p>
          </table:table-cell>
          <table:table-cell table:formula="of:=IF(WEEKDAY([.A603];2) = 7; 150; 0)" office:value-type="float" office:value="0" calcext:value-type="float">
            <text:p>0</text:p>
          </table:table-cell>
          <table:table-cell table:formula="of:=[.G602] -[.F603] +[.E603]" office:value-type="float" office:value="122908" calcext:value-type="float">
            <text:p>12290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25" calcext:value-type="date">
            <text:p>25.08.2024</text:p>
          </table:table-cell>
          <table:table-cell table:formula="of:=[.A604]" office:value-type="date" office:date-value="2024-08-25" calcext:value-type="date">
            <text:p>08-25</text:p>
          </table:table-cell>
          <table:table-cell table:style-name="ce1" table:formula="of:=IF([.B604] &lt; DATE(YEAR([.A604]);3;21); &quot;ZIMA&quot;; IF([.B604] &lt; DATE(YEAR([.A604]);6;21);&quot;WIOSNA&quot; ; IF([.B604] &lt; DATE(YEAR([.A604]);9;23); &quot;LATO&quot;; IF([.B604] &lt; DATE(YEAR([.A604]);12;21);&quot;JESIEŃ&quot;; &quot;ZIMA&quot;))))" office:value-type="string" office:string-value="LATO" calcext:value-type="string">
            <text:p>LATO</text:p>
          </table:table-cell>
          <table:table-cell table:formula="of:=IF([.C604] = &quot;ZIMA&quot;; 0.2; IF([.C604] = &quot;WIOSNA&quot;; 0.5; IF([.C604] = &quot;LATO&quot;; 0.9; 0.4)))" office:value-type="float" office:value="0.9" calcext:value-type="float">
            <text:p>0,9</text:p>
          </table:table-cell>
          <table:table-cell table:formula="of:=IF(WEEKDAY([.A604];2)&lt; 6; 1; 0) * [.$J$3] *[.D604] *[.$J$7]" office:value-type="float" office:value="0" calcext:value-type="float">
            <text:p>0</text:p>
          </table:table-cell>
          <table:table-cell table:formula="of:=IF(WEEKDAY([.A604];2) = 7; 150; 0)" office:value-type="float" office:value="150" calcext:value-type="float">
            <text:p>150</text:p>
          </table:table-cell>
          <table:table-cell table:formula="of:=[.G603] -[.F604] +[.E604]" office:value-type="float" office:value="122758" calcext:value-type="float">
            <text:p>12275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26" calcext:value-type="date">
            <text:p>26.08.2024</text:p>
          </table:table-cell>
          <table:table-cell table:formula="of:=[.A605]" office:value-type="date" office:date-value="2024-08-26" calcext:value-type="date">
            <text:p>08-26</text:p>
          </table:table-cell>
          <table:table-cell table:style-name="ce1" table:formula="of:=IF([.B605] &lt; DATE(YEAR([.A605]);3;21); &quot;ZIMA&quot;; IF([.B605] &lt; DATE(YEAR([.A605]);6;21);&quot;WIOSNA&quot; ; IF([.B605] &lt; DATE(YEAR([.A605]);9;23); &quot;LATO&quot;; IF([.B605] &lt; DATE(YEAR([.A605]);12;21);&quot;JESIEŃ&quot;; &quot;ZIMA&quot;))))" office:value-type="string" office:string-value="LATO" calcext:value-type="string">
            <text:p>LATO</text:p>
          </table:table-cell>
          <table:table-cell table:formula="of:=IF([.C605] = &quot;ZIMA&quot;; 0.2; IF([.C605] = &quot;WIOSNA&quot;; 0.5; IF([.C605] = &quot;LATO&quot;; 0.9; 0.4)))" office:value-type="float" office:value="0.9" calcext:value-type="float">
            <text:p>0,9</text:p>
          </table:table-cell>
          <table:table-cell table:formula="of:=IF(WEEKDAY([.A605];2)&lt; 6; 1; 0) * [.$J$3] *[.D605] *[.$J$7]" office:value-type="float" office:value="594" calcext:value-type="float">
            <text:p>594</text:p>
          </table:table-cell>
          <table:table-cell table:formula="of:=IF(WEEKDAY([.A605];2) = 7; 150; 0)" office:value-type="float" office:value="0" calcext:value-type="float">
            <text:p>0</text:p>
          </table:table-cell>
          <table:table-cell table:formula="of:=[.G604] -[.F605] +[.E605]" office:value-type="float" office:value="123352" calcext:value-type="float">
            <text:p>12335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27" calcext:value-type="date">
            <text:p>27.08.2024</text:p>
          </table:table-cell>
          <table:table-cell table:formula="of:=[.A606]" office:value-type="date" office:date-value="2024-08-27" calcext:value-type="date">
            <text:p>08-27</text:p>
          </table:table-cell>
          <table:table-cell table:style-name="ce1" table:formula="of:=IF([.B606] &lt; DATE(YEAR([.A606]);3;21); &quot;ZIMA&quot;; IF([.B606] &lt; DATE(YEAR([.A606]);6;21);&quot;WIOSNA&quot; ; IF([.B606] &lt; DATE(YEAR([.A606]);9;23); &quot;LATO&quot;; IF([.B606] &lt; DATE(YEAR([.A606]);12;21);&quot;JESIEŃ&quot;; &quot;ZIMA&quot;))))" office:value-type="string" office:string-value="LATO" calcext:value-type="string">
            <text:p>LATO</text:p>
          </table:table-cell>
          <table:table-cell table:formula="of:=IF([.C606] = &quot;ZIMA&quot;; 0.2; IF([.C606] = &quot;WIOSNA&quot;; 0.5; IF([.C606] = &quot;LATO&quot;; 0.9; 0.4)))" office:value-type="float" office:value="0.9" calcext:value-type="float">
            <text:p>0,9</text:p>
          </table:table-cell>
          <table:table-cell table:formula="of:=IF(WEEKDAY([.A606];2)&lt; 6; 1; 0) * [.$J$3] *[.D606] *[.$J$7]" office:value-type="float" office:value="594" calcext:value-type="float">
            <text:p>594</text:p>
          </table:table-cell>
          <table:table-cell table:formula="of:=IF(WEEKDAY([.A606];2) = 7; 150; 0)" office:value-type="float" office:value="0" calcext:value-type="float">
            <text:p>0</text:p>
          </table:table-cell>
          <table:table-cell table:formula="of:=[.G605] -[.F606] +[.E606]" office:value-type="float" office:value="123946" calcext:value-type="float">
            <text:p>12394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28" calcext:value-type="date">
            <text:p>28.08.2024</text:p>
          </table:table-cell>
          <table:table-cell table:formula="of:=[.A607]" office:value-type="date" office:date-value="2024-08-28" calcext:value-type="date">
            <text:p>08-28</text:p>
          </table:table-cell>
          <table:table-cell table:style-name="ce1" table:formula="of:=IF([.B607] &lt; DATE(YEAR([.A607]);3;21); &quot;ZIMA&quot;; IF([.B607] &lt; DATE(YEAR([.A607]);6;21);&quot;WIOSNA&quot; ; IF([.B607] &lt; DATE(YEAR([.A607]);9;23); &quot;LATO&quot;; IF([.B607] &lt; DATE(YEAR([.A607]);12;21);&quot;JESIEŃ&quot;; &quot;ZIMA&quot;))))" office:value-type="string" office:string-value="LATO" calcext:value-type="string">
            <text:p>LATO</text:p>
          </table:table-cell>
          <table:table-cell table:formula="of:=IF([.C607] = &quot;ZIMA&quot;; 0.2; IF([.C607] = &quot;WIOSNA&quot;; 0.5; IF([.C607] = &quot;LATO&quot;; 0.9; 0.4)))" office:value-type="float" office:value="0.9" calcext:value-type="float">
            <text:p>0,9</text:p>
          </table:table-cell>
          <table:table-cell table:formula="of:=IF(WEEKDAY([.A607];2)&lt; 6; 1; 0) * [.$J$3] *[.D607] *[.$J$7]" office:value-type="float" office:value="594" calcext:value-type="float">
            <text:p>594</text:p>
          </table:table-cell>
          <table:table-cell table:formula="of:=IF(WEEKDAY([.A607];2) = 7; 150; 0)" office:value-type="float" office:value="0" calcext:value-type="float">
            <text:p>0</text:p>
          </table:table-cell>
          <table:table-cell table:formula="of:=[.G606] -[.F607] +[.E607]" office:value-type="float" office:value="124540" calcext:value-type="float">
            <text:p>1245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29" calcext:value-type="date">
            <text:p>29.08.2024</text:p>
          </table:table-cell>
          <table:table-cell table:formula="of:=[.A608]" office:value-type="date" office:date-value="2024-08-29" calcext:value-type="date">
            <text:p>08-29</text:p>
          </table:table-cell>
          <table:table-cell table:style-name="ce1" table:formula="of:=IF([.B608] &lt; DATE(YEAR([.A608]);3;21); &quot;ZIMA&quot;; IF([.B608] &lt; DATE(YEAR([.A608]);6;21);&quot;WIOSNA&quot; ; IF([.B608] &lt; DATE(YEAR([.A608]);9;23); &quot;LATO&quot;; IF([.B608] &lt; DATE(YEAR([.A608]);12;21);&quot;JESIEŃ&quot;; &quot;ZIMA&quot;))))" office:value-type="string" office:string-value="LATO" calcext:value-type="string">
            <text:p>LATO</text:p>
          </table:table-cell>
          <table:table-cell table:formula="of:=IF([.C608] = &quot;ZIMA&quot;; 0.2; IF([.C608] = &quot;WIOSNA&quot;; 0.5; IF([.C608] = &quot;LATO&quot;; 0.9; 0.4)))" office:value-type="float" office:value="0.9" calcext:value-type="float">
            <text:p>0,9</text:p>
          </table:table-cell>
          <table:table-cell table:formula="of:=IF(WEEKDAY([.A608];2)&lt; 6; 1; 0) * [.$J$3] *[.D608] *[.$J$7]" office:value-type="float" office:value="594" calcext:value-type="float">
            <text:p>594</text:p>
          </table:table-cell>
          <table:table-cell table:formula="of:=IF(WEEKDAY([.A608];2) = 7; 150; 0)" office:value-type="float" office:value="0" calcext:value-type="float">
            <text:p>0</text:p>
          </table:table-cell>
          <table:table-cell table:formula="of:=[.G607] -[.F608] +[.E608]" office:value-type="float" office:value="125134" calcext:value-type="float">
            <text:p>12513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30" calcext:value-type="date">
            <text:p>30.08.2024</text:p>
          </table:table-cell>
          <table:table-cell table:formula="of:=[.A609]" office:value-type="date" office:date-value="2024-08-30" calcext:value-type="date">
            <text:p>08-30</text:p>
          </table:table-cell>
          <table:table-cell table:style-name="ce1" table:formula="of:=IF([.B609] &lt; DATE(YEAR([.A609]);3;21); &quot;ZIMA&quot;; IF([.B609] &lt; DATE(YEAR([.A609]);6;21);&quot;WIOSNA&quot; ; IF([.B609] &lt; DATE(YEAR([.A609]);9;23); &quot;LATO&quot;; IF([.B609] &lt; DATE(YEAR([.A609]);12;21);&quot;JESIEŃ&quot;; &quot;ZIMA&quot;))))" office:value-type="string" office:string-value="LATO" calcext:value-type="string">
            <text:p>LATO</text:p>
          </table:table-cell>
          <table:table-cell table:formula="of:=IF([.C609] = &quot;ZIMA&quot;; 0.2; IF([.C609] = &quot;WIOSNA&quot;; 0.5; IF([.C609] = &quot;LATO&quot;; 0.9; 0.4)))" office:value-type="float" office:value="0.9" calcext:value-type="float">
            <text:p>0,9</text:p>
          </table:table-cell>
          <table:table-cell table:formula="of:=IF(WEEKDAY([.A609];2)&lt; 6; 1; 0) * [.$J$3] *[.D609] *[.$J$7]" office:value-type="float" office:value="594" calcext:value-type="float">
            <text:p>594</text:p>
          </table:table-cell>
          <table:table-cell table:formula="of:=IF(WEEKDAY([.A609];2) = 7; 150; 0)" office:value-type="float" office:value="0" calcext:value-type="float">
            <text:p>0</text:p>
          </table:table-cell>
          <table:table-cell table:formula="of:=[.G608] -[.F609] +[.E609]" office:value-type="float" office:value="125728" calcext:value-type="float">
            <text:p>12572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31" calcext:value-type="date">
            <text:p>31.08.2024</text:p>
          </table:table-cell>
          <table:table-cell table:formula="of:=[.A610]" office:value-type="date" office:date-value="2024-08-31" calcext:value-type="date">
            <text:p>08-31</text:p>
          </table:table-cell>
          <table:table-cell table:style-name="ce1" table:formula="of:=IF([.B610] &lt; DATE(YEAR([.A610]);3;21); &quot;ZIMA&quot;; IF([.B610] &lt; DATE(YEAR([.A610]);6;21);&quot;WIOSNA&quot; ; IF([.B610] &lt; DATE(YEAR([.A610]);9;23); &quot;LATO&quot;; IF([.B610] &lt; DATE(YEAR([.A610]);12;21);&quot;JESIEŃ&quot;; &quot;ZIMA&quot;))))" office:value-type="string" office:string-value="LATO" calcext:value-type="string">
            <text:p>LATO</text:p>
          </table:table-cell>
          <table:table-cell table:formula="of:=IF([.C610] = &quot;ZIMA&quot;; 0.2; IF([.C610] = &quot;WIOSNA&quot;; 0.5; IF([.C610] = &quot;LATO&quot;; 0.9; 0.4)))" office:value-type="float" office:value="0.9" calcext:value-type="float">
            <text:p>0,9</text:p>
          </table:table-cell>
          <table:table-cell table:formula="of:=IF(WEEKDAY([.A610];2)&lt; 6; 1; 0) * [.$J$3] *[.D610] *[.$J$7]" office:value-type="float" office:value="0" calcext:value-type="float">
            <text:p>0</text:p>
          </table:table-cell>
          <table:table-cell table:formula="of:=IF(WEEKDAY([.A610];2) = 7; 150; 0)" office:value-type="float" office:value="0" calcext:value-type="float">
            <text:p>0</text:p>
          </table:table-cell>
          <table:table-cell table:formula="of:=[.G609] -[.F610] +[.E610]" office:value-type="float" office:value="125728" calcext:value-type="float">
            <text:p>12572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01" calcext:value-type="date">
            <text:p>1.09.2024</text:p>
          </table:table-cell>
          <table:table-cell table:formula="of:=[.A611]" office:value-type="date" office:date-value="2024-09-01" calcext:value-type="date">
            <text:p>09-01</text:p>
          </table:table-cell>
          <table:table-cell table:style-name="ce1" table:formula="of:=IF([.B611] &lt; DATE(YEAR([.A611]);3;21); &quot;ZIMA&quot;; IF([.B611] &lt; DATE(YEAR([.A611]);6;21);&quot;WIOSNA&quot; ; IF([.B611] &lt; DATE(YEAR([.A611]);9;23); &quot;LATO&quot;; IF([.B611] &lt; DATE(YEAR([.A611]);12;21);&quot;JESIEŃ&quot;; &quot;ZIMA&quot;))))" office:value-type="string" office:string-value="LATO" calcext:value-type="string">
            <text:p>LATO</text:p>
          </table:table-cell>
          <table:table-cell table:formula="of:=IF([.C611] = &quot;ZIMA&quot;; 0.2; IF([.C611] = &quot;WIOSNA&quot;; 0.5; IF([.C611] = &quot;LATO&quot;; 0.9; 0.4)))" office:value-type="float" office:value="0.9" calcext:value-type="float">
            <text:p>0,9</text:p>
          </table:table-cell>
          <table:table-cell table:formula="of:=IF(WEEKDAY([.A611];2)&lt; 6; 1; 0) * [.$J$3] *[.D611] *[.$J$7]" office:value-type="float" office:value="0" calcext:value-type="float">
            <text:p>0</text:p>
          </table:table-cell>
          <table:table-cell table:formula="of:=IF(WEEKDAY([.A611];2) = 7; 150; 0)" office:value-type="float" office:value="150" calcext:value-type="float">
            <text:p>150</text:p>
          </table:table-cell>
          <table:table-cell table:formula="of:=[.G610] -[.F611] +[.E611]" office:value-type="float" office:value="125578" calcext:value-type="float">
            <text:p>12557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02" calcext:value-type="date">
            <text:p>2.09.2024</text:p>
          </table:table-cell>
          <table:table-cell table:formula="of:=[.A612]" office:value-type="date" office:date-value="2024-09-02" calcext:value-type="date">
            <text:p>09-02</text:p>
          </table:table-cell>
          <table:table-cell table:style-name="ce1" table:formula="of:=IF([.B612] &lt; DATE(YEAR([.A612]);3;21); &quot;ZIMA&quot;; IF([.B612] &lt; DATE(YEAR([.A612]);6;21);&quot;WIOSNA&quot; ; IF([.B612] &lt; DATE(YEAR([.A612]);9;23); &quot;LATO&quot;; IF([.B612] &lt; DATE(YEAR([.A612]);12;21);&quot;JESIEŃ&quot;; &quot;ZIMA&quot;))))" office:value-type="string" office:string-value="LATO" calcext:value-type="string">
            <text:p>LATO</text:p>
          </table:table-cell>
          <table:table-cell table:formula="of:=IF([.C612] = &quot;ZIMA&quot;; 0.2; IF([.C612] = &quot;WIOSNA&quot;; 0.5; IF([.C612] = &quot;LATO&quot;; 0.9; 0.4)))" office:value-type="float" office:value="0.9" calcext:value-type="float">
            <text:p>0,9</text:p>
          </table:table-cell>
          <table:table-cell table:formula="of:=IF(WEEKDAY([.A612];2)&lt; 6; 1; 0) * [.$J$3] *[.D612] *[.$J$7]" office:value-type="float" office:value="594" calcext:value-type="float">
            <text:p>594</text:p>
          </table:table-cell>
          <table:table-cell table:formula="of:=IF(WEEKDAY([.A612];2) = 7; 150; 0)" office:value-type="float" office:value="0" calcext:value-type="float">
            <text:p>0</text:p>
          </table:table-cell>
          <table:table-cell table:formula="of:=[.G611] -[.F612] +[.E612]" office:value-type="float" office:value="126172" calcext:value-type="float">
            <text:p>12617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03" calcext:value-type="date">
            <text:p>3.09.2024</text:p>
          </table:table-cell>
          <table:table-cell table:formula="of:=[.A613]" office:value-type="date" office:date-value="2024-09-03" calcext:value-type="date">
            <text:p>09-03</text:p>
          </table:table-cell>
          <table:table-cell table:style-name="ce1" table:formula="of:=IF([.B613] &lt; DATE(YEAR([.A613]);3;21); &quot;ZIMA&quot;; IF([.B613] &lt; DATE(YEAR([.A613]);6;21);&quot;WIOSNA&quot; ; IF([.B613] &lt; DATE(YEAR([.A613]);9;23); &quot;LATO&quot;; IF([.B613] &lt; DATE(YEAR([.A613]);12;21);&quot;JESIEŃ&quot;; &quot;ZIMA&quot;))))" office:value-type="string" office:string-value="LATO" calcext:value-type="string">
            <text:p>LATO</text:p>
          </table:table-cell>
          <table:table-cell table:formula="of:=IF([.C613] = &quot;ZIMA&quot;; 0.2; IF([.C613] = &quot;WIOSNA&quot;; 0.5; IF([.C613] = &quot;LATO&quot;; 0.9; 0.4)))" office:value-type="float" office:value="0.9" calcext:value-type="float">
            <text:p>0,9</text:p>
          </table:table-cell>
          <table:table-cell table:formula="of:=IF(WEEKDAY([.A613];2)&lt; 6; 1; 0) * [.$J$3] *[.D613] *[.$J$7]" office:value-type="float" office:value="594" calcext:value-type="float">
            <text:p>594</text:p>
          </table:table-cell>
          <table:table-cell table:formula="of:=IF(WEEKDAY([.A613];2) = 7; 150; 0)" office:value-type="float" office:value="0" calcext:value-type="float">
            <text:p>0</text:p>
          </table:table-cell>
          <table:table-cell table:formula="of:=[.G612] -[.F613] +[.E613]" office:value-type="float" office:value="126766" calcext:value-type="float">
            <text:p>12676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04" calcext:value-type="date">
            <text:p>4.09.2024</text:p>
          </table:table-cell>
          <table:table-cell table:formula="of:=[.A614]" office:value-type="date" office:date-value="2024-09-04" calcext:value-type="date">
            <text:p>09-04</text:p>
          </table:table-cell>
          <table:table-cell table:style-name="ce1" table:formula="of:=IF([.B614] &lt; DATE(YEAR([.A614]);3;21); &quot;ZIMA&quot;; IF([.B614] &lt; DATE(YEAR([.A614]);6;21);&quot;WIOSNA&quot; ; IF([.B614] &lt; DATE(YEAR([.A614]);9;23); &quot;LATO&quot;; IF([.B614] &lt; DATE(YEAR([.A614]);12;21);&quot;JESIEŃ&quot;; &quot;ZIMA&quot;))))" office:value-type="string" office:string-value="LATO" calcext:value-type="string">
            <text:p>LATO</text:p>
          </table:table-cell>
          <table:table-cell table:formula="of:=IF([.C614] = &quot;ZIMA&quot;; 0.2; IF([.C614] = &quot;WIOSNA&quot;; 0.5; IF([.C614] = &quot;LATO&quot;; 0.9; 0.4)))" office:value-type="float" office:value="0.9" calcext:value-type="float">
            <text:p>0,9</text:p>
          </table:table-cell>
          <table:table-cell table:formula="of:=IF(WEEKDAY([.A614];2)&lt; 6; 1; 0) * [.$J$3] *[.D614] *[.$J$7]" office:value-type="float" office:value="594" calcext:value-type="float">
            <text:p>594</text:p>
          </table:table-cell>
          <table:table-cell table:formula="of:=IF(WEEKDAY([.A614];2) = 7; 150; 0)" office:value-type="float" office:value="0" calcext:value-type="float">
            <text:p>0</text:p>
          </table:table-cell>
          <table:table-cell table:formula="of:=[.G613] -[.F614] +[.E614]" office:value-type="float" office:value="127360" calcext:value-type="float">
            <text:p>1273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05" calcext:value-type="date">
            <text:p>5.09.2024</text:p>
          </table:table-cell>
          <table:table-cell table:formula="of:=[.A615]" office:value-type="date" office:date-value="2024-09-05" calcext:value-type="date">
            <text:p>09-05</text:p>
          </table:table-cell>
          <table:table-cell table:style-name="ce1" table:formula="of:=IF([.B615] &lt; DATE(YEAR([.A615]);3;21); &quot;ZIMA&quot;; IF([.B615] &lt; DATE(YEAR([.A615]);6;21);&quot;WIOSNA&quot; ; IF([.B615] &lt; DATE(YEAR([.A615]);9;23); &quot;LATO&quot;; IF([.B615] &lt; DATE(YEAR([.A615]);12;21);&quot;JESIEŃ&quot;; &quot;ZIMA&quot;))))" office:value-type="string" office:string-value="LATO" calcext:value-type="string">
            <text:p>LATO</text:p>
          </table:table-cell>
          <table:table-cell table:formula="of:=IF([.C615] = &quot;ZIMA&quot;; 0.2; IF([.C615] = &quot;WIOSNA&quot;; 0.5; IF([.C615] = &quot;LATO&quot;; 0.9; 0.4)))" office:value-type="float" office:value="0.9" calcext:value-type="float">
            <text:p>0,9</text:p>
          </table:table-cell>
          <table:table-cell table:formula="of:=IF(WEEKDAY([.A615];2)&lt; 6; 1; 0) * [.$J$3] *[.D615] *[.$J$7]" office:value-type="float" office:value="594" calcext:value-type="float">
            <text:p>594</text:p>
          </table:table-cell>
          <table:table-cell table:formula="of:=IF(WEEKDAY([.A615];2) = 7; 150; 0)" office:value-type="float" office:value="0" calcext:value-type="float">
            <text:p>0</text:p>
          </table:table-cell>
          <table:table-cell table:formula="of:=[.G614] -[.F615] +[.E615]" office:value-type="float" office:value="127954" calcext:value-type="float">
            <text:p>12795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06" calcext:value-type="date">
            <text:p>6.09.2024</text:p>
          </table:table-cell>
          <table:table-cell table:formula="of:=[.A616]" office:value-type="date" office:date-value="2024-09-06" calcext:value-type="date">
            <text:p>09-06</text:p>
          </table:table-cell>
          <table:table-cell table:style-name="ce1" table:formula="of:=IF([.B616] &lt; DATE(YEAR([.A616]);3;21); &quot;ZIMA&quot;; IF([.B616] &lt; DATE(YEAR([.A616]);6;21);&quot;WIOSNA&quot; ; IF([.B616] &lt; DATE(YEAR([.A616]);9;23); &quot;LATO&quot;; IF([.B616] &lt; DATE(YEAR([.A616]);12;21);&quot;JESIEŃ&quot;; &quot;ZIMA&quot;))))" office:value-type="string" office:string-value="LATO" calcext:value-type="string">
            <text:p>LATO</text:p>
          </table:table-cell>
          <table:table-cell table:formula="of:=IF([.C616] = &quot;ZIMA&quot;; 0.2; IF([.C616] = &quot;WIOSNA&quot;; 0.5; IF([.C616] = &quot;LATO&quot;; 0.9; 0.4)))" office:value-type="float" office:value="0.9" calcext:value-type="float">
            <text:p>0,9</text:p>
          </table:table-cell>
          <table:table-cell table:formula="of:=IF(WEEKDAY([.A616];2)&lt; 6; 1; 0) * [.$J$3] *[.D616] *[.$J$7]" office:value-type="float" office:value="594" calcext:value-type="float">
            <text:p>594</text:p>
          </table:table-cell>
          <table:table-cell table:formula="of:=IF(WEEKDAY([.A616];2) = 7; 150; 0)" office:value-type="float" office:value="0" calcext:value-type="float">
            <text:p>0</text:p>
          </table:table-cell>
          <table:table-cell table:formula="of:=[.G615] -[.F616] +[.E616]" office:value-type="float" office:value="128548" calcext:value-type="float">
            <text:p>12854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07" calcext:value-type="date">
            <text:p>7.09.2024</text:p>
          </table:table-cell>
          <table:table-cell table:formula="of:=[.A617]" office:value-type="date" office:date-value="2024-09-07" calcext:value-type="date">
            <text:p>09-07</text:p>
          </table:table-cell>
          <table:table-cell table:style-name="ce1" table:formula="of:=IF([.B617] &lt; DATE(YEAR([.A617]);3;21); &quot;ZIMA&quot;; IF([.B617] &lt; DATE(YEAR([.A617]);6;21);&quot;WIOSNA&quot; ; IF([.B617] &lt; DATE(YEAR([.A617]);9;23); &quot;LATO&quot;; IF([.B617] &lt; DATE(YEAR([.A617]);12;21);&quot;JESIEŃ&quot;; &quot;ZIMA&quot;))))" office:value-type="string" office:string-value="LATO" calcext:value-type="string">
            <text:p>LATO</text:p>
          </table:table-cell>
          <table:table-cell table:formula="of:=IF([.C617] = &quot;ZIMA&quot;; 0.2; IF([.C617] = &quot;WIOSNA&quot;; 0.5; IF([.C617] = &quot;LATO&quot;; 0.9; 0.4)))" office:value-type="float" office:value="0.9" calcext:value-type="float">
            <text:p>0,9</text:p>
          </table:table-cell>
          <table:table-cell table:formula="of:=IF(WEEKDAY([.A617];2)&lt; 6; 1; 0) * [.$J$3] *[.D617] *[.$J$7]" office:value-type="float" office:value="0" calcext:value-type="float">
            <text:p>0</text:p>
          </table:table-cell>
          <table:table-cell table:formula="of:=IF(WEEKDAY([.A617];2) = 7; 150; 0)" office:value-type="float" office:value="0" calcext:value-type="float">
            <text:p>0</text:p>
          </table:table-cell>
          <table:table-cell table:formula="of:=[.G616] -[.F617] +[.E617]" office:value-type="float" office:value="128548" calcext:value-type="float">
            <text:p>12854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08" calcext:value-type="date">
            <text:p>8.09.2024</text:p>
          </table:table-cell>
          <table:table-cell table:formula="of:=[.A618]" office:value-type="date" office:date-value="2024-09-08" calcext:value-type="date">
            <text:p>09-08</text:p>
          </table:table-cell>
          <table:table-cell table:style-name="ce1" table:formula="of:=IF([.B618] &lt; DATE(YEAR([.A618]);3;21); &quot;ZIMA&quot;; IF([.B618] &lt; DATE(YEAR([.A618]);6;21);&quot;WIOSNA&quot; ; IF([.B618] &lt; DATE(YEAR([.A618]);9;23); &quot;LATO&quot;; IF([.B618] &lt; DATE(YEAR([.A618]);12;21);&quot;JESIEŃ&quot;; &quot;ZIMA&quot;))))" office:value-type="string" office:string-value="LATO" calcext:value-type="string">
            <text:p>LATO</text:p>
          </table:table-cell>
          <table:table-cell table:formula="of:=IF([.C618] = &quot;ZIMA&quot;; 0.2; IF([.C618] = &quot;WIOSNA&quot;; 0.5; IF([.C618] = &quot;LATO&quot;; 0.9; 0.4)))" office:value-type="float" office:value="0.9" calcext:value-type="float">
            <text:p>0,9</text:p>
          </table:table-cell>
          <table:table-cell table:formula="of:=IF(WEEKDAY([.A618];2)&lt; 6; 1; 0) * [.$J$3] *[.D618] *[.$J$7]" office:value-type="float" office:value="0" calcext:value-type="float">
            <text:p>0</text:p>
          </table:table-cell>
          <table:table-cell table:formula="of:=IF(WEEKDAY([.A618];2) = 7; 150; 0)" office:value-type="float" office:value="150" calcext:value-type="float">
            <text:p>150</text:p>
          </table:table-cell>
          <table:table-cell table:formula="of:=[.G617] -[.F618] +[.E618]" office:value-type="float" office:value="128398" calcext:value-type="float">
            <text:p>12839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09" calcext:value-type="date">
            <text:p>9.09.2024</text:p>
          </table:table-cell>
          <table:table-cell table:formula="of:=[.A619]" office:value-type="date" office:date-value="2024-09-09" calcext:value-type="date">
            <text:p>09-09</text:p>
          </table:table-cell>
          <table:table-cell table:style-name="ce1" table:formula="of:=IF([.B619] &lt; DATE(YEAR([.A619]);3;21); &quot;ZIMA&quot;; IF([.B619] &lt; DATE(YEAR([.A619]);6;21);&quot;WIOSNA&quot; ; IF([.B619] &lt; DATE(YEAR([.A619]);9;23); &quot;LATO&quot;; IF([.B619] &lt; DATE(YEAR([.A619]);12;21);&quot;JESIEŃ&quot;; &quot;ZIMA&quot;))))" office:value-type="string" office:string-value="LATO" calcext:value-type="string">
            <text:p>LATO</text:p>
          </table:table-cell>
          <table:table-cell table:formula="of:=IF([.C619] = &quot;ZIMA&quot;; 0.2; IF([.C619] = &quot;WIOSNA&quot;; 0.5; IF([.C619] = &quot;LATO&quot;; 0.9; 0.4)))" office:value-type="float" office:value="0.9" calcext:value-type="float">
            <text:p>0,9</text:p>
          </table:table-cell>
          <table:table-cell table:formula="of:=IF(WEEKDAY([.A619];2)&lt; 6; 1; 0) * [.$J$3] *[.D619] *[.$J$7]" office:value-type="float" office:value="594" calcext:value-type="float">
            <text:p>594</text:p>
          </table:table-cell>
          <table:table-cell table:formula="of:=IF(WEEKDAY([.A619];2) = 7; 150; 0)" office:value-type="float" office:value="0" calcext:value-type="float">
            <text:p>0</text:p>
          </table:table-cell>
          <table:table-cell table:formula="of:=[.G618] -[.F619] +[.E619]" office:value-type="float" office:value="128992" calcext:value-type="float">
            <text:p>12899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10" calcext:value-type="date">
            <text:p>10.09.2024</text:p>
          </table:table-cell>
          <table:table-cell table:formula="of:=[.A620]" office:value-type="date" office:date-value="2024-09-10" calcext:value-type="date">
            <text:p>09-10</text:p>
          </table:table-cell>
          <table:table-cell table:style-name="ce1" table:formula="of:=IF([.B620] &lt; DATE(YEAR([.A620]);3;21); &quot;ZIMA&quot;; IF([.B620] &lt; DATE(YEAR([.A620]);6;21);&quot;WIOSNA&quot; ; IF([.B620] &lt; DATE(YEAR([.A620]);9;23); &quot;LATO&quot;; IF([.B620] &lt; DATE(YEAR([.A620]);12;21);&quot;JESIEŃ&quot;; &quot;ZIMA&quot;))))" office:value-type="string" office:string-value="LATO" calcext:value-type="string">
            <text:p>LATO</text:p>
          </table:table-cell>
          <table:table-cell table:formula="of:=IF([.C620] = &quot;ZIMA&quot;; 0.2; IF([.C620] = &quot;WIOSNA&quot;; 0.5; IF([.C620] = &quot;LATO&quot;; 0.9; 0.4)))" office:value-type="float" office:value="0.9" calcext:value-type="float">
            <text:p>0,9</text:p>
          </table:table-cell>
          <table:table-cell table:formula="of:=IF(WEEKDAY([.A620];2)&lt; 6; 1; 0) * [.$J$3] *[.D620] *[.$J$7]" office:value-type="float" office:value="594" calcext:value-type="float">
            <text:p>594</text:p>
          </table:table-cell>
          <table:table-cell table:formula="of:=IF(WEEKDAY([.A620];2) = 7; 150; 0)" office:value-type="float" office:value="0" calcext:value-type="float">
            <text:p>0</text:p>
          </table:table-cell>
          <table:table-cell table:formula="of:=[.G619] -[.F620] +[.E620]" office:value-type="float" office:value="129586" calcext:value-type="float">
            <text:p>12958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11" calcext:value-type="date">
            <text:p>11.09.2024</text:p>
          </table:table-cell>
          <table:table-cell table:formula="of:=[.A621]" office:value-type="date" office:date-value="2024-09-11" calcext:value-type="date">
            <text:p>09-11</text:p>
          </table:table-cell>
          <table:table-cell table:style-name="ce1" table:formula="of:=IF([.B621] &lt; DATE(YEAR([.A621]);3;21); &quot;ZIMA&quot;; IF([.B621] &lt; DATE(YEAR([.A621]);6;21);&quot;WIOSNA&quot; ; IF([.B621] &lt; DATE(YEAR([.A621]);9;23); &quot;LATO&quot;; IF([.B621] &lt; DATE(YEAR([.A621]);12;21);&quot;JESIEŃ&quot;; &quot;ZIMA&quot;))))" office:value-type="string" office:string-value="LATO" calcext:value-type="string">
            <text:p>LATO</text:p>
          </table:table-cell>
          <table:table-cell table:formula="of:=IF([.C621] = &quot;ZIMA&quot;; 0.2; IF([.C621] = &quot;WIOSNA&quot;; 0.5; IF([.C621] = &quot;LATO&quot;; 0.9; 0.4)))" office:value-type="float" office:value="0.9" calcext:value-type="float">
            <text:p>0,9</text:p>
          </table:table-cell>
          <table:table-cell table:formula="of:=IF(WEEKDAY([.A621];2)&lt; 6; 1; 0) * [.$J$3] *[.D621] *[.$J$7]" office:value-type="float" office:value="594" calcext:value-type="float">
            <text:p>594</text:p>
          </table:table-cell>
          <table:table-cell table:formula="of:=IF(WEEKDAY([.A621];2) = 7; 150; 0)" office:value-type="float" office:value="0" calcext:value-type="float">
            <text:p>0</text:p>
          </table:table-cell>
          <table:table-cell table:formula="of:=[.G620] -[.F621] +[.E621]" office:value-type="float" office:value="130180" calcext:value-type="float">
            <text:p>1301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12" calcext:value-type="date">
            <text:p>12.09.2024</text:p>
          </table:table-cell>
          <table:table-cell table:formula="of:=[.A622]" office:value-type="date" office:date-value="2024-09-12" calcext:value-type="date">
            <text:p>09-12</text:p>
          </table:table-cell>
          <table:table-cell table:style-name="ce1" table:formula="of:=IF([.B622] &lt; DATE(YEAR([.A622]);3;21); &quot;ZIMA&quot;; IF([.B622] &lt; DATE(YEAR([.A622]);6;21);&quot;WIOSNA&quot; ; IF([.B622] &lt; DATE(YEAR([.A622]);9;23); &quot;LATO&quot;; IF([.B622] &lt; DATE(YEAR([.A622]);12;21);&quot;JESIEŃ&quot;; &quot;ZIMA&quot;))))" office:value-type="string" office:string-value="LATO" calcext:value-type="string">
            <text:p>LATO</text:p>
          </table:table-cell>
          <table:table-cell table:formula="of:=IF([.C622] = &quot;ZIMA&quot;; 0.2; IF([.C622] = &quot;WIOSNA&quot;; 0.5; IF([.C622] = &quot;LATO&quot;; 0.9; 0.4)))" office:value-type="float" office:value="0.9" calcext:value-type="float">
            <text:p>0,9</text:p>
          </table:table-cell>
          <table:table-cell table:formula="of:=IF(WEEKDAY([.A622];2)&lt; 6; 1; 0) * [.$J$3] *[.D622] *[.$J$7]" office:value-type="float" office:value="594" calcext:value-type="float">
            <text:p>594</text:p>
          </table:table-cell>
          <table:table-cell table:formula="of:=IF(WEEKDAY([.A622];2) = 7; 150; 0)" office:value-type="float" office:value="0" calcext:value-type="float">
            <text:p>0</text:p>
          </table:table-cell>
          <table:table-cell table:formula="of:=[.G621] -[.F622] +[.E622]" office:value-type="float" office:value="130774" calcext:value-type="float">
            <text:p>13077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13" calcext:value-type="date">
            <text:p>13.09.2024</text:p>
          </table:table-cell>
          <table:table-cell table:formula="of:=[.A623]" office:value-type="date" office:date-value="2024-09-13" calcext:value-type="date">
            <text:p>09-13</text:p>
          </table:table-cell>
          <table:table-cell table:style-name="ce1" table:formula="of:=IF([.B623] &lt; DATE(YEAR([.A623]);3;21); &quot;ZIMA&quot;; IF([.B623] &lt; DATE(YEAR([.A623]);6;21);&quot;WIOSNA&quot; ; IF([.B623] &lt; DATE(YEAR([.A623]);9;23); &quot;LATO&quot;; IF([.B623] &lt; DATE(YEAR([.A623]);12;21);&quot;JESIEŃ&quot;; &quot;ZIMA&quot;))))" office:value-type="string" office:string-value="LATO" calcext:value-type="string">
            <text:p>LATO</text:p>
          </table:table-cell>
          <table:table-cell table:formula="of:=IF([.C623] = &quot;ZIMA&quot;; 0.2; IF([.C623] = &quot;WIOSNA&quot;; 0.5; IF([.C623] = &quot;LATO&quot;; 0.9; 0.4)))" office:value-type="float" office:value="0.9" calcext:value-type="float">
            <text:p>0,9</text:p>
          </table:table-cell>
          <table:table-cell table:formula="of:=IF(WEEKDAY([.A623];2)&lt; 6; 1; 0) * [.$J$3] *[.D623] *[.$J$7]" office:value-type="float" office:value="594" calcext:value-type="float">
            <text:p>594</text:p>
          </table:table-cell>
          <table:table-cell table:formula="of:=IF(WEEKDAY([.A623];2) = 7; 150; 0)" office:value-type="float" office:value="0" calcext:value-type="float">
            <text:p>0</text:p>
          </table:table-cell>
          <table:table-cell table:formula="of:=[.G622] -[.F623] +[.E623]" office:value-type="float" office:value="131368" calcext:value-type="float">
            <text:p>13136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14" calcext:value-type="date">
            <text:p>14.09.2024</text:p>
          </table:table-cell>
          <table:table-cell table:formula="of:=[.A624]" office:value-type="date" office:date-value="2024-09-14" calcext:value-type="date">
            <text:p>09-14</text:p>
          </table:table-cell>
          <table:table-cell table:style-name="ce1" table:formula="of:=IF([.B624] &lt; DATE(YEAR([.A624]);3;21); &quot;ZIMA&quot;; IF([.B624] &lt; DATE(YEAR([.A624]);6;21);&quot;WIOSNA&quot; ; IF([.B624] &lt; DATE(YEAR([.A624]);9;23); &quot;LATO&quot;; IF([.B624] &lt; DATE(YEAR([.A624]);12;21);&quot;JESIEŃ&quot;; &quot;ZIMA&quot;))))" office:value-type="string" office:string-value="LATO" calcext:value-type="string">
            <text:p>LATO</text:p>
          </table:table-cell>
          <table:table-cell table:formula="of:=IF([.C624] = &quot;ZIMA&quot;; 0.2; IF([.C624] = &quot;WIOSNA&quot;; 0.5; IF([.C624] = &quot;LATO&quot;; 0.9; 0.4)))" office:value-type="float" office:value="0.9" calcext:value-type="float">
            <text:p>0,9</text:p>
          </table:table-cell>
          <table:table-cell table:formula="of:=IF(WEEKDAY([.A624];2)&lt; 6; 1; 0) * [.$J$3] *[.D624] *[.$J$7]" office:value-type="float" office:value="0" calcext:value-type="float">
            <text:p>0</text:p>
          </table:table-cell>
          <table:table-cell table:formula="of:=IF(WEEKDAY([.A624];2) = 7; 150; 0)" office:value-type="float" office:value="0" calcext:value-type="float">
            <text:p>0</text:p>
          </table:table-cell>
          <table:table-cell table:formula="of:=[.G623] -[.F624] +[.E624]" office:value-type="float" office:value="131368" calcext:value-type="float">
            <text:p>13136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15" calcext:value-type="date">
            <text:p>15.09.2024</text:p>
          </table:table-cell>
          <table:table-cell table:formula="of:=[.A625]" office:value-type="date" office:date-value="2024-09-15" calcext:value-type="date">
            <text:p>09-15</text:p>
          </table:table-cell>
          <table:table-cell table:style-name="ce1" table:formula="of:=IF([.B625] &lt; DATE(YEAR([.A625]);3;21); &quot;ZIMA&quot;; IF([.B625] &lt; DATE(YEAR([.A625]);6;21);&quot;WIOSNA&quot; ; IF([.B625] &lt; DATE(YEAR([.A625]);9;23); &quot;LATO&quot;; IF([.B625] &lt; DATE(YEAR([.A625]);12;21);&quot;JESIEŃ&quot;; &quot;ZIMA&quot;))))" office:value-type="string" office:string-value="LATO" calcext:value-type="string">
            <text:p>LATO</text:p>
          </table:table-cell>
          <table:table-cell table:formula="of:=IF([.C625] = &quot;ZIMA&quot;; 0.2; IF([.C625] = &quot;WIOSNA&quot;; 0.5; IF([.C625] = &quot;LATO&quot;; 0.9; 0.4)))" office:value-type="float" office:value="0.9" calcext:value-type="float">
            <text:p>0,9</text:p>
          </table:table-cell>
          <table:table-cell table:formula="of:=IF(WEEKDAY([.A625];2)&lt; 6; 1; 0) * [.$J$3] *[.D625] *[.$J$7]" office:value-type="float" office:value="0" calcext:value-type="float">
            <text:p>0</text:p>
          </table:table-cell>
          <table:table-cell table:formula="of:=IF(WEEKDAY([.A625];2) = 7; 150; 0)" office:value-type="float" office:value="150" calcext:value-type="float">
            <text:p>150</text:p>
          </table:table-cell>
          <table:table-cell table:formula="of:=[.G624] -[.F625] +[.E625]" office:value-type="float" office:value="131218" calcext:value-type="float">
            <text:p>13121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16" calcext:value-type="date">
            <text:p>16.09.2024</text:p>
          </table:table-cell>
          <table:table-cell table:formula="of:=[.A626]" office:value-type="date" office:date-value="2024-09-16" calcext:value-type="date">
            <text:p>09-16</text:p>
          </table:table-cell>
          <table:table-cell table:style-name="ce1" table:formula="of:=IF([.B626] &lt; DATE(YEAR([.A626]);3;21); &quot;ZIMA&quot;; IF([.B626] &lt; DATE(YEAR([.A626]);6;21);&quot;WIOSNA&quot; ; IF([.B626] &lt; DATE(YEAR([.A626]);9;23); &quot;LATO&quot;; IF([.B626] &lt; DATE(YEAR([.A626]);12;21);&quot;JESIEŃ&quot;; &quot;ZIMA&quot;))))" office:value-type="string" office:string-value="LATO" calcext:value-type="string">
            <text:p>LATO</text:p>
          </table:table-cell>
          <table:table-cell table:formula="of:=IF([.C626] = &quot;ZIMA&quot;; 0.2; IF([.C626] = &quot;WIOSNA&quot;; 0.5; IF([.C626] = &quot;LATO&quot;; 0.9; 0.4)))" office:value-type="float" office:value="0.9" calcext:value-type="float">
            <text:p>0,9</text:p>
          </table:table-cell>
          <table:table-cell table:formula="of:=IF(WEEKDAY([.A626];2)&lt; 6; 1; 0) * [.$J$3] *[.D626] *[.$J$7]" office:value-type="float" office:value="594" calcext:value-type="float">
            <text:p>594</text:p>
          </table:table-cell>
          <table:table-cell table:formula="of:=IF(WEEKDAY([.A626];2) = 7; 150; 0)" office:value-type="float" office:value="0" calcext:value-type="float">
            <text:p>0</text:p>
          </table:table-cell>
          <table:table-cell table:formula="of:=[.G625] -[.F626] +[.E626]" office:value-type="float" office:value="131812" calcext:value-type="float">
            <text:p>13181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17" calcext:value-type="date">
            <text:p>17.09.2024</text:p>
          </table:table-cell>
          <table:table-cell table:formula="of:=[.A627]" office:value-type="date" office:date-value="2024-09-17" calcext:value-type="date">
            <text:p>09-17</text:p>
          </table:table-cell>
          <table:table-cell table:style-name="ce1" table:formula="of:=IF([.B627] &lt; DATE(YEAR([.A627]);3;21); &quot;ZIMA&quot;; IF([.B627] &lt; DATE(YEAR([.A627]);6;21);&quot;WIOSNA&quot; ; IF([.B627] &lt; DATE(YEAR([.A627]);9;23); &quot;LATO&quot;; IF([.B627] &lt; DATE(YEAR([.A627]);12;21);&quot;JESIEŃ&quot;; &quot;ZIMA&quot;))))" office:value-type="string" office:string-value="LATO" calcext:value-type="string">
            <text:p>LATO</text:p>
          </table:table-cell>
          <table:table-cell table:formula="of:=IF([.C627] = &quot;ZIMA&quot;; 0.2; IF([.C627] = &quot;WIOSNA&quot;; 0.5; IF([.C627] = &quot;LATO&quot;; 0.9; 0.4)))" office:value-type="float" office:value="0.9" calcext:value-type="float">
            <text:p>0,9</text:p>
          </table:table-cell>
          <table:table-cell table:formula="of:=IF(WEEKDAY([.A627];2)&lt; 6; 1; 0) * [.$J$3] *[.D627] *[.$J$7]" office:value-type="float" office:value="594" calcext:value-type="float">
            <text:p>594</text:p>
          </table:table-cell>
          <table:table-cell table:formula="of:=IF(WEEKDAY([.A627];2) = 7; 150; 0)" office:value-type="float" office:value="0" calcext:value-type="float">
            <text:p>0</text:p>
          </table:table-cell>
          <table:table-cell table:formula="of:=[.G626] -[.F627] +[.E627]" office:value-type="float" office:value="132406" calcext:value-type="float">
            <text:p>13240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18" calcext:value-type="date">
            <text:p>18.09.2024</text:p>
          </table:table-cell>
          <table:table-cell table:formula="of:=[.A628]" office:value-type="date" office:date-value="2024-09-18" calcext:value-type="date">
            <text:p>09-18</text:p>
          </table:table-cell>
          <table:table-cell table:style-name="ce1" table:formula="of:=IF([.B628] &lt; DATE(YEAR([.A628]);3;21); &quot;ZIMA&quot;; IF([.B628] &lt; DATE(YEAR([.A628]);6;21);&quot;WIOSNA&quot; ; IF([.B628] &lt; DATE(YEAR([.A628]);9;23); &quot;LATO&quot;; IF([.B628] &lt; DATE(YEAR([.A628]);12;21);&quot;JESIEŃ&quot;; &quot;ZIMA&quot;))))" office:value-type="string" office:string-value="LATO" calcext:value-type="string">
            <text:p>LATO</text:p>
          </table:table-cell>
          <table:table-cell table:formula="of:=IF([.C628] = &quot;ZIMA&quot;; 0.2; IF([.C628] = &quot;WIOSNA&quot;; 0.5; IF([.C628] = &quot;LATO&quot;; 0.9; 0.4)))" office:value-type="float" office:value="0.9" calcext:value-type="float">
            <text:p>0,9</text:p>
          </table:table-cell>
          <table:table-cell table:formula="of:=IF(WEEKDAY([.A628];2)&lt; 6; 1; 0) * [.$J$3] *[.D628] *[.$J$7]" office:value-type="float" office:value="594" calcext:value-type="float">
            <text:p>594</text:p>
          </table:table-cell>
          <table:table-cell table:formula="of:=IF(WEEKDAY([.A628];2) = 7; 150; 0)" office:value-type="float" office:value="0" calcext:value-type="float">
            <text:p>0</text:p>
          </table:table-cell>
          <table:table-cell table:formula="of:=[.G627] -[.F628] +[.E628]" office:value-type="float" office:value="133000" calcext:value-type="float">
            <text:p>1330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19" calcext:value-type="date">
            <text:p>19.09.2024</text:p>
          </table:table-cell>
          <table:table-cell table:formula="of:=[.A629]" office:value-type="date" office:date-value="2024-09-19" calcext:value-type="date">
            <text:p>09-19</text:p>
          </table:table-cell>
          <table:table-cell table:style-name="ce1" table:formula="of:=IF([.B629] &lt; DATE(YEAR([.A629]);3;21); &quot;ZIMA&quot;; IF([.B629] &lt; DATE(YEAR([.A629]);6;21);&quot;WIOSNA&quot; ; IF([.B629] &lt; DATE(YEAR([.A629]);9;23); &quot;LATO&quot;; IF([.B629] &lt; DATE(YEAR([.A629]);12;21);&quot;JESIEŃ&quot;; &quot;ZIMA&quot;))))" office:value-type="string" office:string-value="LATO" calcext:value-type="string">
            <text:p>LATO</text:p>
          </table:table-cell>
          <table:table-cell table:formula="of:=IF([.C629] = &quot;ZIMA&quot;; 0.2; IF([.C629] = &quot;WIOSNA&quot;; 0.5; IF([.C629] = &quot;LATO&quot;; 0.9; 0.4)))" office:value-type="float" office:value="0.9" calcext:value-type="float">
            <text:p>0,9</text:p>
          </table:table-cell>
          <table:table-cell table:formula="of:=IF(WEEKDAY([.A629];2)&lt; 6; 1; 0) * [.$J$3] *[.D629] *[.$J$7]" office:value-type="float" office:value="594" calcext:value-type="float">
            <text:p>594</text:p>
          </table:table-cell>
          <table:table-cell table:formula="of:=IF(WEEKDAY([.A629];2) = 7; 150; 0)" office:value-type="float" office:value="0" calcext:value-type="float">
            <text:p>0</text:p>
          </table:table-cell>
          <table:table-cell table:formula="of:=[.G628] -[.F629] +[.E629]" office:value-type="float" office:value="133594" calcext:value-type="float">
            <text:p>13359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20" calcext:value-type="date">
            <text:p>20.09.2024</text:p>
          </table:table-cell>
          <table:table-cell table:formula="of:=[.A630]" office:value-type="date" office:date-value="2024-09-20" calcext:value-type="date">
            <text:p>09-20</text:p>
          </table:table-cell>
          <table:table-cell table:style-name="ce1" table:formula="of:=IF([.B630] &lt; DATE(YEAR([.A630]);3;21); &quot;ZIMA&quot;; IF([.B630] &lt; DATE(YEAR([.A630]);6;21);&quot;WIOSNA&quot; ; IF([.B630] &lt; DATE(YEAR([.A630]);9;23); &quot;LATO&quot;; IF([.B630] &lt; DATE(YEAR([.A630]);12;21);&quot;JESIEŃ&quot;; &quot;ZIMA&quot;))))" office:value-type="string" office:string-value="LATO" calcext:value-type="string">
            <text:p>LATO</text:p>
          </table:table-cell>
          <table:table-cell table:formula="of:=IF([.C630] = &quot;ZIMA&quot;; 0.2; IF([.C630] = &quot;WIOSNA&quot;; 0.5; IF([.C630] = &quot;LATO&quot;; 0.9; 0.4)))" office:value-type="float" office:value="0.9" calcext:value-type="float">
            <text:p>0,9</text:p>
          </table:table-cell>
          <table:table-cell table:formula="of:=IF(WEEKDAY([.A630];2)&lt; 6; 1; 0) * [.$J$3] *[.D630] *[.$J$7]" office:value-type="float" office:value="594" calcext:value-type="float">
            <text:p>594</text:p>
          </table:table-cell>
          <table:table-cell table:formula="of:=IF(WEEKDAY([.A630];2) = 7; 150; 0)" office:value-type="float" office:value="0" calcext:value-type="float">
            <text:p>0</text:p>
          </table:table-cell>
          <table:table-cell table:formula="of:=[.G629] -[.F630] +[.E630]" office:value-type="float" office:value="134188" calcext:value-type="float">
            <text:p>13418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21" calcext:value-type="date">
            <text:p>21.09.2024</text:p>
          </table:table-cell>
          <table:table-cell table:formula="of:=[.A631]" office:value-type="date" office:date-value="2024-09-21" calcext:value-type="date">
            <text:p>09-21</text:p>
          </table:table-cell>
          <table:table-cell table:style-name="ce1" table:formula="of:=IF([.B631] &lt; DATE(YEAR([.A631]);3;21); &quot;ZIMA&quot;; IF([.B631] &lt; DATE(YEAR([.A631]);6;21);&quot;WIOSNA&quot; ; IF([.B631] &lt; DATE(YEAR([.A631]);9;23); &quot;LATO&quot;; IF([.B631] &lt; DATE(YEAR([.A631]);12;21);&quot;JESIEŃ&quot;; &quot;ZIMA&quot;))))" office:value-type="string" office:string-value="LATO" calcext:value-type="string">
            <text:p>LATO</text:p>
          </table:table-cell>
          <table:table-cell table:formula="of:=IF([.C631] = &quot;ZIMA&quot;; 0.2; IF([.C631] = &quot;WIOSNA&quot;; 0.5; IF([.C631] = &quot;LATO&quot;; 0.9; 0.4)))" office:value-type="float" office:value="0.9" calcext:value-type="float">
            <text:p>0,9</text:p>
          </table:table-cell>
          <table:table-cell table:formula="of:=IF(WEEKDAY([.A631];2)&lt; 6; 1; 0) * [.$J$3] *[.D631] *[.$J$7]" office:value-type="float" office:value="0" calcext:value-type="float">
            <text:p>0</text:p>
          </table:table-cell>
          <table:table-cell table:formula="of:=IF(WEEKDAY([.A631];2) = 7; 150; 0)" office:value-type="float" office:value="0" calcext:value-type="float">
            <text:p>0</text:p>
          </table:table-cell>
          <table:table-cell table:formula="of:=[.G630] -[.F631] +[.E631]" office:value-type="float" office:value="134188" calcext:value-type="float">
            <text:p>13418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22" calcext:value-type="date">
            <text:p>22.09.2024</text:p>
          </table:table-cell>
          <table:table-cell table:formula="of:=[.A632]" office:value-type="date" office:date-value="2024-09-22" calcext:value-type="date">
            <text:p>09-22</text:p>
          </table:table-cell>
          <table:table-cell table:style-name="ce1" table:formula="of:=IF([.B632] &lt; DATE(YEAR([.A632]);3;21); &quot;ZIMA&quot;; IF([.B632] &lt; DATE(YEAR([.A632]);6;21);&quot;WIOSNA&quot; ; IF([.B632] &lt; DATE(YEAR([.A632]);9;23); &quot;LATO&quot;; IF([.B632] &lt; DATE(YEAR([.A632]);12;21);&quot;JESIEŃ&quot;; &quot;ZIMA&quot;))))" office:value-type="string" office:string-value="LATO" calcext:value-type="string">
            <text:p>LATO</text:p>
          </table:table-cell>
          <table:table-cell table:formula="of:=IF([.C632] = &quot;ZIMA&quot;; 0.2; IF([.C632] = &quot;WIOSNA&quot;; 0.5; IF([.C632] = &quot;LATO&quot;; 0.9; 0.4)))" office:value-type="float" office:value="0.9" calcext:value-type="float">
            <text:p>0,9</text:p>
          </table:table-cell>
          <table:table-cell table:formula="of:=IF(WEEKDAY([.A632];2)&lt; 6; 1; 0) * [.$J$3] *[.D632] *[.$J$7]" office:value-type="float" office:value="0" calcext:value-type="float">
            <text:p>0</text:p>
          </table:table-cell>
          <table:table-cell table:formula="of:=IF(WEEKDAY([.A632];2) = 7; 150; 0)" office:value-type="float" office:value="150" calcext:value-type="float">
            <text:p>150</text:p>
          </table:table-cell>
          <table:table-cell table:formula="of:=[.G631] -[.F632] +[.E632]" office:value-type="float" office:value="134038" calcext:value-type="float">
            <text:p>13403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23" calcext:value-type="date">
            <text:p>23.09.2024</text:p>
          </table:table-cell>
          <table:table-cell table:formula="of:=[.A633]" office:value-type="date" office:date-value="2024-09-23" calcext:value-type="date">
            <text:p>09-23</text:p>
          </table:table-cell>
          <table:table-cell table:style-name="ce1" table:formula="of:=IF([.B633] &lt; DATE(YEAR([.A633]);3;21); &quot;ZIMA&quot;; IF([.B633] &lt; DATE(YEAR([.A633]);6;21);&quot;WIOSNA&quot; ; IF([.B633] &lt; DATE(YEAR([.A633]);9;23); &quot;LATO&quot;; IF([.B633] &lt; DATE(YEAR([.A633]);12;21);&quot;JESIEŃ&quot;; &quot;ZIMA&quot;))))" office:value-type="string" office:string-value="JESIEŃ" calcext:value-type="string">
            <text:p>JESIEŃ</text:p>
          </table:table-cell>
          <table:table-cell table:formula="of:=IF([.C633] = &quot;ZIMA&quot;; 0.2; IF([.C633] = &quot;WIOSNA&quot;; 0.5; IF([.C633] = &quot;LATO&quot;; 0.9; 0.4)))" office:value-type="float" office:value="0.4" calcext:value-type="float">
            <text:p>0,4</text:p>
          </table:table-cell>
          <table:table-cell table:formula="of:=IF(WEEKDAY([.A633];2)&lt; 6; 1; 0) * [.$J$3] *[.D633] *[.$J$7]" office:value-type="float" office:value="264" calcext:value-type="float">
            <text:p>264</text:p>
          </table:table-cell>
          <table:table-cell table:formula="of:=IF(WEEKDAY([.A633];2) = 7; 150; 0)" office:value-type="float" office:value="0" calcext:value-type="float">
            <text:p>0</text:p>
          </table:table-cell>
          <table:table-cell table:formula="of:=[.G632] -[.F633] +[.E633]" office:value-type="float" office:value="134302" calcext:value-type="float">
            <text:p>13430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24" calcext:value-type="date">
            <text:p>24.09.2024</text:p>
          </table:table-cell>
          <table:table-cell table:formula="of:=[.A634]" office:value-type="date" office:date-value="2024-09-24" calcext:value-type="date">
            <text:p>09-24</text:p>
          </table:table-cell>
          <table:table-cell table:style-name="ce1" table:formula="of:=IF([.B634] &lt; DATE(YEAR([.A634]);3;21); &quot;ZIMA&quot;; IF([.B634] &lt; DATE(YEAR([.A634]);6;21);&quot;WIOSNA&quot; ; IF([.B634] &lt; DATE(YEAR([.A634]);9;23); &quot;LATO&quot;; IF([.B634] &lt; DATE(YEAR([.A634]);12;21);&quot;JESIEŃ&quot;; &quot;ZIMA&quot;))))" office:value-type="string" office:string-value="JESIEŃ" calcext:value-type="string">
            <text:p>JESIEŃ</text:p>
          </table:table-cell>
          <table:table-cell table:formula="of:=IF([.C634] = &quot;ZIMA&quot;; 0.2; IF([.C634] = &quot;WIOSNA&quot;; 0.5; IF([.C634] = &quot;LATO&quot;; 0.9; 0.4)))" office:value-type="float" office:value="0.4" calcext:value-type="float">
            <text:p>0,4</text:p>
          </table:table-cell>
          <table:table-cell table:formula="of:=IF(WEEKDAY([.A634];2)&lt; 6; 1; 0) * [.$J$3] *[.D634] *[.$J$7]" office:value-type="float" office:value="264" calcext:value-type="float">
            <text:p>264</text:p>
          </table:table-cell>
          <table:table-cell table:formula="of:=IF(WEEKDAY([.A634];2) = 7; 150; 0)" office:value-type="float" office:value="0" calcext:value-type="float">
            <text:p>0</text:p>
          </table:table-cell>
          <table:table-cell table:formula="of:=[.G633] -[.F634] +[.E634]" office:value-type="float" office:value="134566" calcext:value-type="float">
            <text:p>13456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25" calcext:value-type="date">
            <text:p>25.09.2024</text:p>
          </table:table-cell>
          <table:table-cell table:formula="of:=[.A635]" office:value-type="date" office:date-value="2024-09-25" calcext:value-type="date">
            <text:p>09-25</text:p>
          </table:table-cell>
          <table:table-cell table:style-name="ce1" table:formula="of:=IF([.B635] &lt; DATE(YEAR([.A635]);3;21); &quot;ZIMA&quot;; IF([.B635] &lt; DATE(YEAR([.A635]);6;21);&quot;WIOSNA&quot; ; IF([.B635] &lt; DATE(YEAR([.A635]);9;23); &quot;LATO&quot;; IF([.B635] &lt; DATE(YEAR([.A635]);12;21);&quot;JESIEŃ&quot;; &quot;ZIMA&quot;))))" office:value-type="string" office:string-value="JESIEŃ" calcext:value-type="string">
            <text:p>JESIEŃ</text:p>
          </table:table-cell>
          <table:table-cell table:formula="of:=IF([.C635] = &quot;ZIMA&quot;; 0.2; IF([.C635] = &quot;WIOSNA&quot;; 0.5; IF([.C635] = &quot;LATO&quot;; 0.9; 0.4)))" office:value-type="float" office:value="0.4" calcext:value-type="float">
            <text:p>0,4</text:p>
          </table:table-cell>
          <table:table-cell table:formula="of:=IF(WEEKDAY([.A635];2)&lt; 6; 1; 0) * [.$J$3] *[.D635] *[.$J$7]" office:value-type="float" office:value="264" calcext:value-type="float">
            <text:p>264</text:p>
          </table:table-cell>
          <table:table-cell table:formula="of:=IF(WEEKDAY([.A635];2) = 7; 150; 0)" office:value-type="float" office:value="0" calcext:value-type="float">
            <text:p>0</text:p>
          </table:table-cell>
          <table:table-cell table:formula="of:=[.G634] -[.F635] +[.E635]" office:value-type="float" office:value="134830" calcext:value-type="float">
            <text:p>13483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26" calcext:value-type="date">
            <text:p>26.09.2024</text:p>
          </table:table-cell>
          <table:table-cell table:formula="of:=[.A636]" office:value-type="date" office:date-value="2024-09-26" calcext:value-type="date">
            <text:p>09-26</text:p>
          </table:table-cell>
          <table:table-cell table:style-name="ce1" table:formula="of:=IF([.B636] &lt; DATE(YEAR([.A636]);3;21); &quot;ZIMA&quot;; IF([.B636] &lt; DATE(YEAR([.A636]);6;21);&quot;WIOSNA&quot; ; IF([.B636] &lt; DATE(YEAR([.A636]);9;23); &quot;LATO&quot;; IF([.B636] &lt; DATE(YEAR([.A636]);12;21);&quot;JESIEŃ&quot;; &quot;ZIMA&quot;))))" office:value-type="string" office:string-value="JESIEŃ" calcext:value-type="string">
            <text:p>JESIEŃ</text:p>
          </table:table-cell>
          <table:table-cell table:formula="of:=IF([.C636] = &quot;ZIMA&quot;; 0.2; IF([.C636] = &quot;WIOSNA&quot;; 0.5; IF([.C636] = &quot;LATO&quot;; 0.9; 0.4)))" office:value-type="float" office:value="0.4" calcext:value-type="float">
            <text:p>0,4</text:p>
          </table:table-cell>
          <table:table-cell table:formula="of:=IF(WEEKDAY([.A636];2)&lt; 6; 1; 0) * [.$J$3] *[.D636] *[.$J$7]" office:value-type="float" office:value="264" calcext:value-type="float">
            <text:p>264</text:p>
          </table:table-cell>
          <table:table-cell table:formula="of:=IF(WEEKDAY([.A636];2) = 7; 150; 0)" office:value-type="float" office:value="0" calcext:value-type="float">
            <text:p>0</text:p>
          </table:table-cell>
          <table:table-cell table:formula="of:=[.G635] -[.F636] +[.E636]" office:value-type="float" office:value="135094" calcext:value-type="float">
            <text:p>13509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27" calcext:value-type="date">
            <text:p>27.09.2024</text:p>
          </table:table-cell>
          <table:table-cell table:formula="of:=[.A637]" office:value-type="date" office:date-value="2024-09-27" calcext:value-type="date">
            <text:p>09-27</text:p>
          </table:table-cell>
          <table:table-cell table:style-name="ce1" table:formula="of:=IF([.B637] &lt; DATE(YEAR([.A637]);3;21); &quot;ZIMA&quot;; IF([.B637] &lt; DATE(YEAR([.A637]);6;21);&quot;WIOSNA&quot; ; IF([.B637] &lt; DATE(YEAR([.A637]);9;23); &quot;LATO&quot;; IF([.B637] &lt; DATE(YEAR([.A637]);12;21);&quot;JESIEŃ&quot;; &quot;ZIMA&quot;))))" office:value-type="string" office:string-value="JESIEŃ" calcext:value-type="string">
            <text:p>JESIEŃ</text:p>
          </table:table-cell>
          <table:table-cell table:formula="of:=IF([.C637] = &quot;ZIMA&quot;; 0.2; IF([.C637] = &quot;WIOSNA&quot;; 0.5; IF([.C637] = &quot;LATO&quot;; 0.9; 0.4)))" office:value-type="float" office:value="0.4" calcext:value-type="float">
            <text:p>0,4</text:p>
          </table:table-cell>
          <table:table-cell table:formula="of:=IF(WEEKDAY([.A637];2)&lt; 6; 1; 0) * [.$J$3] *[.D637] *[.$J$7]" office:value-type="float" office:value="264" calcext:value-type="float">
            <text:p>264</text:p>
          </table:table-cell>
          <table:table-cell table:formula="of:=IF(WEEKDAY([.A637];2) = 7; 150; 0)" office:value-type="float" office:value="0" calcext:value-type="float">
            <text:p>0</text:p>
          </table:table-cell>
          <table:table-cell table:formula="of:=[.G636] -[.F637] +[.E637]" office:value-type="float" office:value="135358" calcext:value-type="float">
            <text:p>13535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28" calcext:value-type="date">
            <text:p>28.09.2024</text:p>
          </table:table-cell>
          <table:table-cell table:formula="of:=[.A638]" office:value-type="date" office:date-value="2024-09-28" calcext:value-type="date">
            <text:p>09-28</text:p>
          </table:table-cell>
          <table:table-cell table:style-name="ce1" table:formula="of:=IF([.B638] &lt; DATE(YEAR([.A638]);3;21); &quot;ZIMA&quot;; IF([.B638] &lt; DATE(YEAR([.A638]);6;21);&quot;WIOSNA&quot; ; IF([.B638] &lt; DATE(YEAR([.A638]);9;23); &quot;LATO&quot;; IF([.B638] &lt; DATE(YEAR([.A638]);12;21);&quot;JESIEŃ&quot;; &quot;ZIMA&quot;))))" office:value-type="string" office:string-value="JESIEŃ" calcext:value-type="string">
            <text:p>JESIEŃ</text:p>
          </table:table-cell>
          <table:table-cell table:formula="of:=IF([.C638] = &quot;ZIMA&quot;; 0.2; IF([.C638] = &quot;WIOSNA&quot;; 0.5; IF([.C638] = &quot;LATO&quot;; 0.9; 0.4)))" office:value-type="float" office:value="0.4" calcext:value-type="float">
            <text:p>0,4</text:p>
          </table:table-cell>
          <table:table-cell table:formula="of:=IF(WEEKDAY([.A638];2)&lt; 6; 1; 0) * [.$J$3] *[.D638] *[.$J$7]" office:value-type="float" office:value="0" calcext:value-type="float">
            <text:p>0</text:p>
          </table:table-cell>
          <table:table-cell table:formula="of:=IF(WEEKDAY([.A638];2) = 7; 150; 0)" office:value-type="float" office:value="0" calcext:value-type="float">
            <text:p>0</text:p>
          </table:table-cell>
          <table:table-cell table:formula="of:=[.G637] -[.F638] +[.E638]" office:value-type="float" office:value="135358" calcext:value-type="float">
            <text:p>13535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29" calcext:value-type="date">
            <text:p>29.09.2024</text:p>
          </table:table-cell>
          <table:table-cell table:formula="of:=[.A639]" office:value-type="date" office:date-value="2024-09-29" calcext:value-type="date">
            <text:p>09-29</text:p>
          </table:table-cell>
          <table:table-cell table:style-name="ce1" table:formula="of:=IF([.B639] &lt; DATE(YEAR([.A639]);3;21); &quot;ZIMA&quot;; IF([.B639] &lt; DATE(YEAR([.A639]);6;21);&quot;WIOSNA&quot; ; IF([.B639] &lt; DATE(YEAR([.A639]);9;23); &quot;LATO&quot;; IF([.B639] &lt; DATE(YEAR([.A639]);12;21);&quot;JESIEŃ&quot;; &quot;ZIMA&quot;))))" office:value-type="string" office:string-value="JESIEŃ" calcext:value-type="string">
            <text:p>JESIEŃ</text:p>
          </table:table-cell>
          <table:table-cell table:formula="of:=IF([.C639] = &quot;ZIMA&quot;; 0.2; IF([.C639] = &quot;WIOSNA&quot;; 0.5; IF([.C639] = &quot;LATO&quot;; 0.9; 0.4)))" office:value-type="float" office:value="0.4" calcext:value-type="float">
            <text:p>0,4</text:p>
          </table:table-cell>
          <table:table-cell table:formula="of:=IF(WEEKDAY([.A639];2)&lt; 6; 1; 0) * [.$J$3] *[.D639] *[.$J$7]" office:value-type="float" office:value="0" calcext:value-type="float">
            <text:p>0</text:p>
          </table:table-cell>
          <table:table-cell table:formula="of:=IF(WEEKDAY([.A639];2) = 7; 150; 0)" office:value-type="float" office:value="150" calcext:value-type="float">
            <text:p>150</text:p>
          </table:table-cell>
          <table:table-cell table:formula="of:=[.G638] -[.F639] +[.E639]" office:value-type="float" office:value="135208" calcext:value-type="float">
            <text:p>13520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30" calcext:value-type="date">
            <text:p>30.09.2024</text:p>
          </table:table-cell>
          <table:table-cell table:formula="of:=[.A640]" office:value-type="date" office:date-value="2024-09-30" calcext:value-type="date">
            <text:p>09-30</text:p>
          </table:table-cell>
          <table:table-cell table:style-name="ce1" table:formula="of:=IF([.B640] &lt; DATE(YEAR([.A640]);3;21); &quot;ZIMA&quot;; IF([.B640] &lt; DATE(YEAR([.A640]);6;21);&quot;WIOSNA&quot; ; IF([.B640] &lt; DATE(YEAR([.A640]);9;23); &quot;LATO&quot;; IF([.B640] &lt; DATE(YEAR([.A640]);12;21);&quot;JESIEŃ&quot;; &quot;ZIMA&quot;))))" office:value-type="string" office:string-value="JESIEŃ" calcext:value-type="string">
            <text:p>JESIEŃ</text:p>
          </table:table-cell>
          <table:table-cell table:formula="of:=IF([.C640] = &quot;ZIMA&quot;; 0.2; IF([.C640] = &quot;WIOSNA&quot;; 0.5; IF([.C640] = &quot;LATO&quot;; 0.9; 0.4)))" office:value-type="float" office:value="0.4" calcext:value-type="float">
            <text:p>0,4</text:p>
          </table:table-cell>
          <table:table-cell table:formula="of:=IF(WEEKDAY([.A640];2)&lt; 6; 1; 0) * [.$J$3] *[.D640] *[.$J$7]" office:value-type="float" office:value="264" calcext:value-type="float">
            <text:p>264</text:p>
          </table:table-cell>
          <table:table-cell table:formula="of:=IF(WEEKDAY([.A640];2) = 7; 150; 0)" office:value-type="float" office:value="0" calcext:value-type="float">
            <text:p>0</text:p>
          </table:table-cell>
          <table:table-cell table:formula="of:=[.G639] -[.F640] +[.E640]" office:value-type="float" office:value="135472" calcext:value-type="float">
            <text:p>13547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01" calcext:value-type="date">
            <text:p>1.10.2024</text:p>
          </table:table-cell>
          <table:table-cell table:formula="of:=[.A641]" office:value-type="date" office:date-value="2024-10-01" calcext:value-type="date">
            <text:p>10-01</text:p>
          </table:table-cell>
          <table:table-cell table:style-name="ce1" table:formula="of:=IF([.B641] &lt; DATE(YEAR([.A641]);3;21); &quot;ZIMA&quot;; IF([.B641] &lt; DATE(YEAR([.A641]);6;21);&quot;WIOSNA&quot; ; IF([.B641] &lt; DATE(YEAR([.A641]);9;23); &quot;LATO&quot;; IF([.B641] &lt; DATE(YEAR([.A641]);12;21);&quot;JESIEŃ&quot;; &quot;ZIMA&quot;))))" office:value-type="string" office:string-value="JESIEŃ" calcext:value-type="string">
            <text:p>JESIEŃ</text:p>
          </table:table-cell>
          <table:table-cell table:formula="of:=IF([.C641] = &quot;ZIMA&quot;; 0.2; IF([.C641] = &quot;WIOSNA&quot;; 0.5; IF([.C641] = &quot;LATO&quot;; 0.9; 0.4)))" office:value-type="float" office:value="0.4" calcext:value-type="float">
            <text:p>0,4</text:p>
          </table:table-cell>
          <table:table-cell table:formula="of:=IF(WEEKDAY([.A641];2)&lt; 6; 1; 0) * [.$J$3] *[.D641] *[.$J$7]" office:value-type="float" office:value="264" calcext:value-type="float">
            <text:p>264</text:p>
          </table:table-cell>
          <table:table-cell table:formula="of:=IF(WEEKDAY([.A641];2) = 7; 150; 0)" office:value-type="float" office:value="0" calcext:value-type="float">
            <text:p>0</text:p>
          </table:table-cell>
          <table:table-cell table:formula="of:=[.G640] -[.F641] +[.E641]" office:value-type="float" office:value="135736" calcext:value-type="float">
            <text:p>13573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02" calcext:value-type="date">
            <text:p>2.10.2024</text:p>
          </table:table-cell>
          <table:table-cell table:formula="of:=[.A642]" office:value-type="date" office:date-value="2024-10-02" calcext:value-type="date">
            <text:p>10-02</text:p>
          </table:table-cell>
          <table:table-cell table:style-name="ce1" table:formula="of:=IF([.B642] &lt; DATE(YEAR([.A642]);3;21); &quot;ZIMA&quot;; IF([.B642] &lt; DATE(YEAR([.A642]);6;21);&quot;WIOSNA&quot; ; IF([.B642] &lt; DATE(YEAR([.A642]);9;23); &quot;LATO&quot;; IF([.B642] &lt; DATE(YEAR([.A642]);12;21);&quot;JESIEŃ&quot;; &quot;ZIMA&quot;))))" office:value-type="string" office:string-value="JESIEŃ" calcext:value-type="string">
            <text:p>JESIEŃ</text:p>
          </table:table-cell>
          <table:table-cell table:formula="of:=IF([.C642] = &quot;ZIMA&quot;; 0.2; IF([.C642] = &quot;WIOSNA&quot;; 0.5; IF([.C642] = &quot;LATO&quot;; 0.9; 0.4)))" office:value-type="float" office:value="0.4" calcext:value-type="float">
            <text:p>0,4</text:p>
          </table:table-cell>
          <table:table-cell table:formula="of:=IF(WEEKDAY([.A642];2)&lt; 6; 1; 0) * [.$J$3] *[.D642] *[.$J$7]" office:value-type="float" office:value="264" calcext:value-type="float">
            <text:p>264</text:p>
          </table:table-cell>
          <table:table-cell table:formula="of:=IF(WEEKDAY([.A642];2) = 7; 150; 0)" office:value-type="float" office:value="0" calcext:value-type="float">
            <text:p>0</text:p>
          </table:table-cell>
          <table:table-cell table:formula="of:=[.G641] -[.F642] +[.E642]" office:value-type="float" office:value="136000" calcext:value-type="float">
            <text:p>1360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03" calcext:value-type="date">
            <text:p>3.10.2024</text:p>
          </table:table-cell>
          <table:table-cell table:formula="of:=[.A643]" office:value-type="date" office:date-value="2024-10-03" calcext:value-type="date">
            <text:p>10-03</text:p>
          </table:table-cell>
          <table:table-cell table:style-name="ce1" table:formula="of:=IF([.B643] &lt; DATE(YEAR([.A643]);3;21); &quot;ZIMA&quot;; IF([.B643] &lt; DATE(YEAR([.A643]);6;21);&quot;WIOSNA&quot; ; IF([.B643] &lt; DATE(YEAR([.A643]);9;23); &quot;LATO&quot;; IF([.B643] &lt; DATE(YEAR([.A643]);12;21);&quot;JESIEŃ&quot;; &quot;ZIMA&quot;))))" office:value-type="string" office:string-value="JESIEŃ" calcext:value-type="string">
            <text:p>JESIEŃ</text:p>
          </table:table-cell>
          <table:table-cell table:formula="of:=IF([.C643] = &quot;ZIMA&quot;; 0.2; IF([.C643] = &quot;WIOSNA&quot;; 0.5; IF([.C643] = &quot;LATO&quot;; 0.9; 0.4)))" office:value-type="float" office:value="0.4" calcext:value-type="float">
            <text:p>0,4</text:p>
          </table:table-cell>
          <table:table-cell table:formula="of:=IF(WEEKDAY([.A643];2)&lt; 6; 1; 0) * [.$J$3] *[.D643] *[.$J$7]" office:value-type="float" office:value="264" calcext:value-type="float">
            <text:p>264</text:p>
          </table:table-cell>
          <table:table-cell table:formula="of:=IF(WEEKDAY([.A643];2) = 7; 150; 0)" office:value-type="float" office:value="0" calcext:value-type="float">
            <text:p>0</text:p>
          </table:table-cell>
          <table:table-cell table:formula="of:=[.G642] -[.F643] +[.E643]" office:value-type="float" office:value="136264" calcext:value-type="float">
            <text:p>1362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04" calcext:value-type="date">
            <text:p>4.10.2024</text:p>
          </table:table-cell>
          <table:table-cell table:formula="of:=[.A644]" office:value-type="date" office:date-value="2024-10-04" calcext:value-type="date">
            <text:p>10-04</text:p>
          </table:table-cell>
          <table:table-cell table:style-name="ce1" table:formula="of:=IF([.B644] &lt; DATE(YEAR([.A644]);3;21); &quot;ZIMA&quot;; IF([.B644] &lt; DATE(YEAR([.A644]);6;21);&quot;WIOSNA&quot; ; IF([.B644] &lt; DATE(YEAR([.A644]);9;23); &quot;LATO&quot;; IF([.B644] &lt; DATE(YEAR([.A644]);12;21);&quot;JESIEŃ&quot;; &quot;ZIMA&quot;))))" office:value-type="string" office:string-value="JESIEŃ" calcext:value-type="string">
            <text:p>JESIEŃ</text:p>
          </table:table-cell>
          <table:table-cell table:formula="of:=IF([.C644] = &quot;ZIMA&quot;; 0.2; IF([.C644] = &quot;WIOSNA&quot;; 0.5; IF([.C644] = &quot;LATO&quot;; 0.9; 0.4)))" office:value-type="float" office:value="0.4" calcext:value-type="float">
            <text:p>0,4</text:p>
          </table:table-cell>
          <table:table-cell table:formula="of:=IF(WEEKDAY([.A644];2)&lt; 6; 1; 0) * [.$J$3] *[.D644] *[.$J$7]" office:value-type="float" office:value="264" calcext:value-type="float">
            <text:p>264</text:p>
          </table:table-cell>
          <table:table-cell table:formula="of:=IF(WEEKDAY([.A644];2) = 7; 150; 0)" office:value-type="float" office:value="0" calcext:value-type="float">
            <text:p>0</text:p>
          </table:table-cell>
          <table:table-cell table:formula="of:=[.G643] -[.F644] +[.E644]" office:value-type="float" office:value="136528" calcext:value-type="float">
            <text:p>13652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05" calcext:value-type="date">
            <text:p>5.10.2024</text:p>
          </table:table-cell>
          <table:table-cell table:formula="of:=[.A645]" office:value-type="date" office:date-value="2024-10-05" calcext:value-type="date">
            <text:p>10-05</text:p>
          </table:table-cell>
          <table:table-cell table:style-name="ce1" table:formula="of:=IF([.B645] &lt; DATE(YEAR([.A645]);3;21); &quot;ZIMA&quot;; IF([.B645] &lt; DATE(YEAR([.A645]);6;21);&quot;WIOSNA&quot; ; IF([.B645] &lt; DATE(YEAR([.A645]);9;23); &quot;LATO&quot;; IF([.B645] &lt; DATE(YEAR([.A645]);12;21);&quot;JESIEŃ&quot;; &quot;ZIMA&quot;))))" office:value-type="string" office:string-value="JESIEŃ" calcext:value-type="string">
            <text:p>JESIEŃ</text:p>
          </table:table-cell>
          <table:table-cell table:formula="of:=IF([.C645] = &quot;ZIMA&quot;; 0.2; IF([.C645] = &quot;WIOSNA&quot;; 0.5; IF([.C645] = &quot;LATO&quot;; 0.9; 0.4)))" office:value-type="float" office:value="0.4" calcext:value-type="float">
            <text:p>0,4</text:p>
          </table:table-cell>
          <table:table-cell table:formula="of:=IF(WEEKDAY([.A645];2)&lt; 6; 1; 0) * [.$J$3] *[.D645] *[.$J$7]" office:value-type="float" office:value="0" calcext:value-type="float">
            <text:p>0</text:p>
          </table:table-cell>
          <table:table-cell table:formula="of:=IF(WEEKDAY([.A645];2) = 7; 150; 0)" office:value-type="float" office:value="0" calcext:value-type="float">
            <text:p>0</text:p>
          </table:table-cell>
          <table:table-cell table:formula="of:=[.G644] -[.F645] +[.E645]" office:value-type="float" office:value="136528" calcext:value-type="float">
            <text:p>13652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06" calcext:value-type="date">
            <text:p>6.10.2024</text:p>
          </table:table-cell>
          <table:table-cell table:formula="of:=[.A646]" office:value-type="date" office:date-value="2024-10-06" calcext:value-type="date">
            <text:p>10-06</text:p>
          </table:table-cell>
          <table:table-cell table:style-name="ce1" table:formula="of:=IF([.B646] &lt; DATE(YEAR([.A646]);3;21); &quot;ZIMA&quot;; IF([.B646] &lt; DATE(YEAR([.A646]);6;21);&quot;WIOSNA&quot; ; IF([.B646] &lt; DATE(YEAR([.A646]);9;23); &quot;LATO&quot;; IF([.B646] &lt; DATE(YEAR([.A646]);12;21);&quot;JESIEŃ&quot;; &quot;ZIMA&quot;))))" office:value-type="string" office:string-value="JESIEŃ" calcext:value-type="string">
            <text:p>JESIEŃ</text:p>
          </table:table-cell>
          <table:table-cell table:formula="of:=IF([.C646] = &quot;ZIMA&quot;; 0.2; IF([.C646] = &quot;WIOSNA&quot;; 0.5; IF([.C646] = &quot;LATO&quot;; 0.9; 0.4)))" office:value-type="float" office:value="0.4" calcext:value-type="float">
            <text:p>0,4</text:p>
          </table:table-cell>
          <table:table-cell table:formula="of:=IF(WEEKDAY([.A646];2)&lt; 6; 1; 0) * [.$J$3] *[.D646] *[.$J$7]" office:value-type="float" office:value="0" calcext:value-type="float">
            <text:p>0</text:p>
          </table:table-cell>
          <table:table-cell table:formula="of:=IF(WEEKDAY([.A646];2) = 7; 150; 0)" office:value-type="float" office:value="150" calcext:value-type="float">
            <text:p>150</text:p>
          </table:table-cell>
          <table:table-cell table:formula="of:=[.G645] -[.F646] +[.E646]" office:value-type="float" office:value="136378" calcext:value-type="float">
            <text:p>13637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07" calcext:value-type="date">
            <text:p>7.10.2024</text:p>
          </table:table-cell>
          <table:table-cell table:formula="of:=[.A647]" office:value-type="date" office:date-value="2024-10-07" calcext:value-type="date">
            <text:p>10-07</text:p>
          </table:table-cell>
          <table:table-cell table:style-name="ce1" table:formula="of:=IF([.B647] &lt; DATE(YEAR([.A647]);3;21); &quot;ZIMA&quot;; IF([.B647] &lt; DATE(YEAR([.A647]);6;21);&quot;WIOSNA&quot; ; IF([.B647] &lt; DATE(YEAR([.A647]);9;23); &quot;LATO&quot;; IF([.B647] &lt; DATE(YEAR([.A647]);12;21);&quot;JESIEŃ&quot;; &quot;ZIMA&quot;))))" office:value-type="string" office:string-value="JESIEŃ" calcext:value-type="string">
            <text:p>JESIEŃ</text:p>
          </table:table-cell>
          <table:table-cell table:formula="of:=IF([.C647] = &quot;ZIMA&quot;; 0.2; IF([.C647] = &quot;WIOSNA&quot;; 0.5; IF([.C647] = &quot;LATO&quot;; 0.9; 0.4)))" office:value-type="float" office:value="0.4" calcext:value-type="float">
            <text:p>0,4</text:p>
          </table:table-cell>
          <table:table-cell table:formula="of:=IF(WEEKDAY([.A647];2)&lt; 6; 1; 0) * [.$J$3] *[.D647] *[.$J$7]" office:value-type="float" office:value="264" calcext:value-type="float">
            <text:p>264</text:p>
          </table:table-cell>
          <table:table-cell table:formula="of:=IF(WEEKDAY([.A647];2) = 7; 150; 0)" office:value-type="float" office:value="0" calcext:value-type="float">
            <text:p>0</text:p>
          </table:table-cell>
          <table:table-cell table:formula="of:=[.G646] -[.F647] +[.E647]" office:value-type="float" office:value="136642" calcext:value-type="float">
            <text:p>13664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08" calcext:value-type="date">
            <text:p>8.10.2024</text:p>
          </table:table-cell>
          <table:table-cell table:formula="of:=[.A648]" office:value-type="date" office:date-value="2024-10-08" calcext:value-type="date">
            <text:p>10-08</text:p>
          </table:table-cell>
          <table:table-cell table:style-name="ce1" table:formula="of:=IF([.B648] &lt; DATE(YEAR([.A648]);3;21); &quot;ZIMA&quot;; IF([.B648] &lt; DATE(YEAR([.A648]);6;21);&quot;WIOSNA&quot; ; IF([.B648] &lt; DATE(YEAR([.A648]);9;23); &quot;LATO&quot;; IF([.B648] &lt; DATE(YEAR([.A648]);12;21);&quot;JESIEŃ&quot;; &quot;ZIMA&quot;))))" office:value-type="string" office:string-value="JESIEŃ" calcext:value-type="string">
            <text:p>JESIEŃ</text:p>
          </table:table-cell>
          <table:table-cell table:formula="of:=IF([.C648] = &quot;ZIMA&quot;; 0.2; IF([.C648] = &quot;WIOSNA&quot;; 0.5; IF([.C648] = &quot;LATO&quot;; 0.9; 0.4)))" office:value-type="float" office:value="0.4" calcext:value-type="float">
            <text:p>0,4</text:p>
          </table:table-cell>
          <table:table-cell table:formula="of:=IF(WEEKDAY([.A648];2)&lt; 6; 1; 0) * [.$J$3] *[.D648] *[.$J$7]" office:value-type="float" office:value="264" calcext:value-type="float">
            <text:p>264</text:p>
          </table:table-cell>
          <table:table-cell table:formula="of:=IF(WEEKDAY([.A648];2) = 7; 150; 0)" office:value-type="float" office:value="0" calcext:value-type="float">
            <text:p>0</text:p>
          </table:table-cell>
          <table:table-cell table:formula="of:=[.G647] -[.F648] +[.E648]" office:value-type="float" office:value="136906" calcext:value-type="float">
            <text:p>13690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09" calcext:value-type="date">
            <text:p>9.10.2024</text:p>
          </table:table-cell>
          <table:table-cell table:formula="of:=[.A649]" office:value-type="date" office:date-value="2024-10-09" calcext:value-type="date">
            <text:p>10-09</text:p>
          </table:table-cell>
          <table:table-cell table:style-name="ce1" table:formula="of:=IF([.B649] &lt; DATE(YEAR([.A649]);3;21); &quot;ZIMA&quot;; IF([.B649] &lt; DATE(YEAR([.A649]);6;21);&quot;WIOSNA&quot; ; IF([.B649] &lt; DATE(YEAR([.A649]);9;23); &quot;LATO&quot;; IF([.B649] &lt; DATE(YEAR([.A649]);12;21);&quot;JESIEŃ&quot;; &quot;ZIMA&quot;))))" office:value-type="string" office:string-value="JESIEŃ" calcext:value-type="string">
            <text:p>JESIEŃ</text:p>
          </table:table-cell>
          <table:table-cell table:formula="of:=IF([.C649] = &quot;ZIMA&quot;; 0.2; IF([.C649] = &quot;WIOSNA&quot;; 0.5; IF([.C649] = &quot;LATO&quot;; 0.9; 0.4)))" office:value-type="float" office:value="0.4" calcext:value-type="float">
            <text:p>0,4</text:p>
          </table:table-cell>
          <table:table-cell table:formula="of:=IF(WEEKDAY([.A649];2)&lt; 6; 1; 0) * [.$J$3] *[.D649] *[.$J$7]" office:value-type="float" office:value="264" calcext:value-type="float">
            <text:p>264</text:p>
          </table:table-cell>
          <table:table-cell table:formula="of:=IF(WEEKDAY([.A649];2) = 7; 150; 0)" office:value-type="float" office:value="0" calcext:value-type="float">
            <text:p>0</text:p>
          </table:table-cell>
          <table:table-cell table:formula="of:=[.G648] -[.F649] +[.E649]" office:value-type="float" office:value="137170" calcext:value-type="float">
            <text:p>1371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10" calcext:value-type="date">
            <text:p>10.10.2024</text:p>
          </table:table-cell>
          <table:table-cell table:formula="of:=[.A650]" office:value-type="date" office:date-value="2024-10-10" calcext:value-type="date">
            <text:p>10-10</text:p>
          </table:table-cell>
          <table:table-cell table:style-name="ce1" table:formula="of:=IF([.B650] &lt; DATE(YEAR([.A650]);3;21); &quot;ZIMA&quot;; IF([.B650] &lt; DATE(YEAR([.A650]);6;21);&quot;WIOSNA&quot; ; IF([.B650] &lt; DATE(YEAR([.A650]);9;23); &quot;LATO&quot;; IF([.B650] &lt; DATE(YEAR([.A650]);12;21);&quot;JESIEŃ&quot;; &quot;ZIMA&quot;))))" office:value-type="string" office:string-value="JESIEŃ" calcext:value-type="string">
            <text:p>JESIEŃ</text:p>
          </table:table-cell>
          <table:table-cell table:formula="of:=IF([.C650] = &quot;ZIMA&quot;; 0.2; IF([.C650] = &quot;WIOSNA&quot;; 0.5; IF([.C650] = &quot;LATO&quot;; 0.9; 0.4)))" office:value-type="float" office:value="0.4" calcext:value-type="float">
            <text:p>0,4</text:p>
          </table:table-cell>
          <table:table-cell table:formula="of:=IF(WEEKDAY([.A650];2)&lt; 6; 1; 0) * [.$J$3] *[.D650] *[.$J$7]" office:value-type="float" office:value="264" calcext:value-type="float">
            <text:p>264</text:p>
          </table:table-cell>
          <table:table-cell table:formula="of:=IF(WEEKDAY([.A650];2) = 7; 150; 0)" office:value-type="float" office:value="0" calcext:value-type="float">
            <text:p>0</text:p>
          </table:table-cell>
          <table:table-cell table:formula="of:=[.G649] -[.F650] +[.E650]" office:value-type="float" office:value="137434" calcext:value-type="float">
            <text:p>13743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11" calcext:value-type="date">
            <text:p>11.10.2024</text:p>
          </table:table-cell>
          <table:table-cell table:formula="of:=[.A651]" office:value-type="date" office:date-value="2024-10-11" calcext:value-type="date">
            <text:p>10-11</text:p>
          </table:table-cell>
          <table:table-cell table:style-name="ce1" table:formula="of:=IF([.B651] &lt; DATE(YEAR([.A651]);3;21); &quot;ZIMA&quot;; IF([.B651] &lt; DATE(YEAR([.A651]);6;21);&quot;WIOSNA&quot; ; IF([.B651] &lt; DATE(YEAR([.A651]);9;23); &quot;LATO&quot;; IF([.B651] &lt; DATE(YEAR([.A651]);12;21);&quot;JESIEŃ&quot;; &quot;ZIMA&quot;))))" office:value-type="string" office:string-value="JESIEŃ" calcext:value-type="string">
            <text:p>JESIEŃ</text:p>
          </table:table-cell>
          <table:table-cell table:formula="of:=IF([.C651] = &quot;ZIMA&quot;; 0.2; IF([.C651] = &quot;WIOSNA&quot;; 0.5; IF([.C651] = &quot;LATO&quot;; 0.9; 0.4)))" office:value-type="float" office:value="0.4" calcext:value-type="float">
            <text:p>0,4</text:p>
          </table:table-cell>
          <table:table-cell table:formula="of:=IF(WEEKDAY([.A651];2)&lt; 6; 1; 0) * [.$J$3] *[.D651] *[.$J$7]" office:value-type="float" office:value="264" calcext:value-type="float">
            <text:p>264</text:p>
          </table:table-cell>
          <table:table-cell table:formula="of:=IF(WEEKDAY([.A651];2) = 7; 150; 0)" office:value-type="float" office:value="0" calcext:value-type="float">
            <text:p>0</text:p>
          </table:table-cell>
          <table:table-cell table:formula="of:=[.G650] -[.F651] +[.E651]" office:value-type="float" office:value="137698" calcext:value-type="float">
            <text:p>13769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12" calcext:value-type="date">
            <text:p>12.10.2024</text:p>
          </table:table-cell>
          <table:table-cell table:formula="of:=[.A652]" office:value-type="date" office:date-value="2024-10-12" calcext:value-type="date">
            <text:p>10-12</text:p>
          </table:table-cell>
          <table:table-cell table:style-name="ce1" table:formula="of:=IF([.B652] &lt; DATE(YEAR([.A652]);3;21); &quot;ZIMA&quot;; IF([.B652] &lt; DATE(YEAR([.A652]);6;21);&quot;WIOSNA&quot; ; IF([.B652] &lt; DATE(YEAR([.A652]);9;23); &quot;LATO&quot;; IF([.B652] &lt; DATE(YEAR([.A652]);12;21);&quot;JESIEŃ&quot;; &quot;ZIMA&quot;))))" office:value-type="string" office:string-value="JESIEŃ" calcext:value-type="string">
            <text:p>JESIEŃ</text:p>
          </table:table-cell>
          <table:table-cell table:formula="of:=IF([.C652] = &quot;ZIMA&quot;; 0.2; IF([.C652] = &quot;WIOSNA&quot;; 0.5; IF([.C652] = &quot;LATO&quot;; 0.9; 0.4)))" office:value-type="float" office:value="0.4" calcext:value-type="float">
            <text:p>0,4</text:p>
          </table:table-cell>
          <table:table-cell table:formula="of:=IF(WEEKDAY([.A652];2)&lt; 6; 1; 0) * [.$J$3] *[.D652] *[.$J$7]" office:value-type="float" office:value="0" calcext:value-type="float">
            <text:p>0</text:p>
          </table:table-cell>
          <table:table-cell table:formula="of:=IF(WEEKDAY([.A652];2) = 7; 150; 0)" office:value-type="float" office:value="0" calcext:value-type="float">
            <text:p>0</text:p>
          </table:table-cell>
          <table:table-cell table:formula="of:=[.G651] -[.F652] +[.E652]" office:value-type="float" office:value="137698" calcext:value-type="float">
            <text:p>13769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13" calcext:value-type="date">
            <text:p>13.10.2024</text:p>
          </table:table-cell>
          <table:table-cell table:formula="of:=[.A653]" office:value-type="date" office:date-value="2024-10-13" calcext:value-type="date">
            <text:p>10-13</text:p>
          </table:table-cell>
          <table:table-cell table:style-name="ce1" table:formula="of:=IF([.B653] &lt; DATE(YEAR([.A653]);3;21); &quot;ZIMA&quot;; IF([.B653] &lt; DATE(YEAR([.A653]);6;21);&quot;WIOSNA&quot; ; IF([.B653] &lt; DATE(YEAR([.A653]);9;23); &quot;LATO&quot;; IF([.B653] &lt; DATE(YEAR([.A653]);12;21);&quot;JESIEŃ&quot;; &quot;ZIMA&quot;))))" office:value-type="string" office:string-value="JESIEŃ" calcext:value-type="string">
            <text:p>JESIEŃ</text:p>
          </table:table-cell>
          <table:table-cell table:formula="of:=IF([.C653] = &quot;ZIMA&quot;; 0.2; IF([.C653] = &quot;WIOSNA&quot;; 0.5; IF([.C653] = &quot;LATO&quot;; 0.9; 0.4)))" office:value-type="float" office:value="0.4" calcext:value-type="float">
            <text:p>0,4</text:p>
          </table:table-cell>
          <table:table-cell table:formula="of:=IF(WEEKDAY([.A653];2)&lt; 6; 1; 0) * [.$J$3] *[.D653] *[.$J$7]" office:value-type="float" office:value="0" calcext:value-type="float">
            <text:p>0</text:p>
          </table:table-cell>
          <table:table-cell table:formula="of:=IF(WEEKDAY([.A653];2) = 7; 150; 0)" office:value-type="float" office:value="150" calcext:value-type="float">
            <text:p>150</text:p>
          </table:table-cell>
          <table:table-cell table:formula="of:=[.G652] -[.F653] +[.E653]" office:value-type="float" office:value="137548" calcext:value-type="float">
            <text:p>13754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14" calcext:value-type="date">
            <text:p>14.10.2024</text:p>
          </table:table-cell>
          <table:table-cell table:formula="of:=[.A654]" office:value-type="date" office:date-value="2024-10-14" calcext:value-type="date">
            <text:p>10-14</text:p>
          </table:table-cell>
          <table:table-cell table:style-name="ce1" table:formula="of:=IF([.B654] &lt; DATE(YEAR([.A654]);3;21); &quot;ZIMA&quot;; IF([.B654] &lt; DATE(YEAR([.A654]);6;21);&quot;WIOSNA&quot; ; IF([.B654] &lt; DATE(YEAR([.A654]);9;23); &quot;LATO&quot;; IF([.B654] &lt; DATE(YEAR([.A654]);12;21);&quot;JESIEŃ&quot;; &quot;ZIMA&quot;))))" office:value-type="string" office:string-value="JESIEŃ" calcext:value-type="string">
            <text:p>JESIEŃ</text:p>
          </table:table-cell>
          <table:table-cell table:formula="of:=IF([.C654] = &quot;ZIMA&quot;; 0.2; IF([.C654] = &quot;WIOSNA&quot;; 0.5; IF([.C654] = &quot;LATO&quot;; 0.9; 0.4)))" office:value-type="float" office:value="0.4" calcext:value-type="float">
            <text:p>0,4</text:p>
          </table:table-cell>
          <table:table-cell table:formula="of:=IF(WEEKDAY([.A654];2)&lt; 6; 1; 0) * [.$J$3] *[.D654] *[.$J$7]" office:value-type="float" office:value="264" calcext:value-type="float">
            <text:p>264</text:p>
          </table:table-cell>
          <table:table-cell table:formula="of:=IF(WEEKDAY([.A654];2) = 7; 150; 0)" office:value-type="float" office:value="0" calcext:value-type="float">
            <text:p>0</text:p>
          </table:table-cell>
          <table:table-cell table:formula="of:=[.G653] -[.F654] +[.E654]" office:value-type="float" office:value="137812" calcext:value-type="float">
            <text:p>13781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15" calcext:value-type="date">
            <text:p>15.10.2024</text:p>
          </table:table-cell>
          <table:table-cell table:formula="of:=[.A655]" office:value-type="date" office:date-value="2024-10-15" calcext:value-type="date">
            <text:p>10-15</text:p>
          </table:table-cell>
          <table:table-cell table:style-name="ce1" table:formula="of:=IF([.B655] &lt; DATE(YEAR([.A655]);3;21); &quot;ZIMA&quot;; IF([.B655] &lt; DATE(YEAR([.A655]);6;21);&quot;WIOSNA&quot; ; IF([.B655] &lt; DATE(YEAR([.A655]);9;23); &quot;LATO&quot;; IF([.B655] &lt; DATE(YEAR([.A655]);12;21);&quot;JESIEŃ&quot;; &quot;ZIMA&quot;))))" office:value-type="string" office:string-value="JESIEŃ" calcext:value-type="string">
            <text:p>JESIEŃ</text:p>
          </table:table-cell>
          <table:table-cell table:formula="of:=IF([.C655] = &quot;ZIMA&quot;; 0.2; IF([.C655] = &quot;WIOSNA&quot;; 0.5; IF([.C655] = &quot;LATO&quot;; 0.9; 0.4)))" office:value-type="float" office:value="0.4" calcext:value-type="float">
            <text:p>0,4</text:p>
          </table:table-cell>
          <table:table-cell table:formula="of:=IF(WEEKDAY([.A655];2)&lt; 6; 1; 0) * [.$J$3] *[.D655] *[.$J$7]" office:value-type="float" office:value="264" calcext:value-type="float">
            <text:p>264</text:p>
          </table:table-cell>
          <table:table-cell table:formula="of:=IF(WEEKDAY([.A655];2) = 7; 150; 0)" office:value-type="float" office:value="0" calcext:value-type="float">
            <text:p>0</text:p>
          </table:table-cell>
          <table:table-cell table:formula="of:=[.G654] -[.F655] +[.E655]" office:value-type="float" office:value="138076" calcext:value-type="float">
            <text:p>13807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16" calcext:value-type="date">
            <text:p>16.10.2024</text:p>
          </table:table-cell>
          <table:table-cell table:formula="of:=[.A656]" office:value-type="date" office:date-value="2024-10-16" calcext:value-type="date">
            <text:p>10-16</text:p>
          </table:table-cell>
          <table:table-cell table:style-name="ce1" table:formula="of:=IF([.B656] &lt; DATE(YEAR([.A656]);3;21); &quot;ZIMA&quot;; IF([.B656] &lt; DATE(YEAR([.A656]);6;21);&quot;WIOSNA&quot; ; IF([.B656] &lt; DATE(YEAR([.A656]);9;23); &quot;LATO&quot;; IF([.B656] &lt; DATE(YEAR([.A656]);12;21);&quot;JESIEŃ&quot;; &quot;ZIMA&quot;))))" office:value-type="string" office:string-value="JESIEŃ" calcext:value-type="string">
            <text:p>JESIEŃ</text:p>
          </table:table-cell>
          <table:table-cell table:formula="of:=IF([.C656] = &quot;ZIMA&quot;; 0.2; IF([.C656] = &quot;WIOSNA&quot;; 0.5; IF([.C656] = &quot;LATO&quot;; 0.9; 0.4)))" office:value-type="float" office:value="0.4" calcext:value-type="float">
            <text:p>0,4</text:p>
          </table:table-cell>
          <table:table-cell table:formula="of:=IF(WEEKDAY([.A656];2)&lt; 6; 1; 0) * [.$J$3] *[.D656] *[.$J$7]" office:value-type="float" office:value="264" calcext:value-type="float">
            <text:p>264</text:p>
          </table:table-cell>
          <table:table-cell table:formula="of:=IF(WEEKDAY([.A656];2) = 7; 150; 0)" office:value-type="float" office:value="0" calcext:value-type="float">
            <text:p>0</text:p>
          </table:table-cell>
          <table:table-cell table:formula="of:=[.G655] -[.F656] +[.E656]" office:value-type="float" office:value="138340" calcext:value-type="float">
            <text:p>1383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17" calcext:value-type="date">
            <text:p>17.10.2024</text:p>
          </table:table-cell>
          <table:table-cell table:formula="of:=[.A657]" office:value-type="date" office:date-value="2024-10-17" calcext:value-type="date">
            <text:p>10-17</text:p>
          </table:table-cell>
          <table:table-cell table:style-name="ce1" table:formula="of:=IF([.B657] &lt; DATE(YEAR([.A657]);3;21); &quot;ZIMA&quot;; IF([.B657] &lt; DATE(YEAR([.A657]);6;21);&quot;WIOSNA&quot; ; IF([.B657] &lt; DATE(YEAR([.A657]);9;23); &quot;LATO&quot;; IF([.B657] &lt; DATE(YEAR([.A657]);12;21);&quot;JESIEŃ&quot;; &quot;ZIMA&quot;))))" office:value-type="string" office:string-value="JESIEŃ" calcext:value-type="string">
            <text:p>JESIEŃ</text:p>
          </table:table-cell>
          <table:table-cell table:formula="of:=IF([.C657] = &quot;ZIMA&quot;; 0.2; IF([.C657] = &quot;WIOSNA&quot;; 0.5; IF([.C657] = &quot;LATO&quot;; 0.9; 0.4)))" office:value-type="float" office:value="0.4" calcext:value-type="float">
            <text:p>0,4</text:p>
          </table:table-cell>
          <table:table-cell table:formula="of:=IF(WEEKDAY([.A657];2)&lt; 6; 1; 0) * [.$J$3] *[.D657] *[.$J$7]" office:value-type="float" office:value="264" calcext:value-type="float">
            <text:p>264</text:p>
          </table:table-cell>
          <table:table-cell table:formula="of:=IF(WEEKDAY([.A657];2) = 7; 150; 0)" office:value-type="float" office:value="0" calcext:value-type="float">
            <text:p>0</text:p>
          </table:table-cell>
          <table:table-cell table:formula="of:=[.G656] -[.F657] +[.E657]" office:value-type="float" office:value="138604" calcext:value-type="float">
            <text:p>13860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18" calcext:value-type="date">
            <text:p>18.10.2024</text:p>
          </table:table-cell>
          <table:table-cell table:formula="of:=[.A658]" office:value-type="date" office:date-value="2024-10-18" calcext:value-type="date">
            <text:p>10-18</text:p>
          </table:table-cell>
          <table:table-cell table:style-name="ce1" table:formula="of:=IF([.B658] &lt; DATE(YEAR([.A658]);3;21); &quot;ZIMA&quot;; IF([.B658] &lt; DATE(YEAR([.A658]);6;21);&quot;WIOSNA&quot; ; IF([.B658] &lt; DATE(YEAR([.A658]);9;23); &quot;LATO&quot;; IF([.B658] &lt; DATE(YEAR([.A658]);12;21);&quot;JESIEŃ&quot;; &quot;ZIMA&quot;))))" office:value-type="string" office:string-value="JESIEŃ" calcext:value-type="string">
            <text:p>JESIEŃ</text:p>
          </table:table-cell>
          <table:table-cell table:formula="of:=IF([.C658] = &quot;ZIMA&quot;; 0.2; IF([.C658] = &quot;WIOSNA&quot;; 0.5; IF([.C658] = &quot;LATO&quot;; 0.9; 0.4)))" office:value-type="float" office:value="0.4" calcext:value-type="float">
            <text:p>0,4</text:p>
          </table:table-cell>
          <table:table-cell table:formula="of:=IF(WEEKDAY([.A658];2)&lt; 6; 1; 0) * [.$J$3] *[.D658] *[.$J$7]" office:value-type="float" office:value="264" calcext:value-type="float">
            <text:p>264</text:p>
          </table:table-cell>
          <table:table-cell table:formula="of:=IF(WEEKDAY([.A658];2) = 7; 150; 0)" office:value-type="float" office:value="0" calcext:value-type="float">
            <text:p>0</text:p>
          </table:table-cell>
          <table:table-cell table:formula="of:=[.G657] -[.F658] +[.E658]" office:value-type="float" office:value="138868" calcext:value-type="float">
            <text:p>13886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19" calcext:value-type="date">
            <text:p>19.10.2024</text:p>
          </table:table-cell>
          <table:table-cell table:formula="of:=[.A659]" office:value-type="date" office:date-value="2024-10-19" calcext:value-type="date">
            <text:p>10-19</text:p>
          </table:table-cell>
          <table:table-cell table:style-name="ce1" table:formula="of:=IF([.B659] &lt; DATE(YEAR([.A659]);3;21); &quot;ZIMA&quot;; IF([.B659] &lt; DATE(YEAR([.A659]);6;21);&quot;WIOSNA&quot; ; IF([.B659] &lt; DATE(YEAR([.A659]);9;23); &quot;LATO&quot;; IF([.B659] &lt; DATE(YEAR([.A659]);12;21);&quot;JESIEŃ&quot;; &quot;ZIMA&quot;))))" office:value-type="string" office:string-value="JESIEŃ" calcext:value-type="string">
            <text:p>JESIEŃ</text:p>
          </table:table-cell>
          <table:table-cell table:formula="of:=IF([.C659] = &quot;ZIMA&quot;; 0.2; IF([.C659] = &quot;WIOSNA&quot;; 0.5; IF([.C659] = &quot;LATO&quot;; 0.9; 0.4)))" office:value-type="float" office:value="0.4" calcext:value-type="float">
            <text:p>0,4</text:p>
          </table:table-cell>
          <table:table-cell table:formula="of:=IF(WEEKDAY([.A659];2)&lt; 6; 1; 0) * [.$J$3] *[.D659] *[.$J$7]" office:value-type="float" office:value="0" calcext:value-type="float">
            <text:p>0</text:p>
          </table:table-cell>
          <table:table-cell table:formula="of:=IF(WEEKDAY([.A659];2) = 7; 150; 0)" office:value-type="float" office:value="0" calcext:value-type="float">
            <text:p>0</text:p>
          </table:table-cell>
          <table:table-cell table:formula="of:=[.G658] -[.F659] +[.E659]" office:value-type="float" office:value="138868" calcext:value-type="float">
            <text:p>13886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20" calcext:value-type="date">
            <text:p>20.10.2024</text:p>
          </table:table-cell>
          <table:table-cell table:formula="of:=[.A660]" office:value-type="date" office:date-value="2024-10-20" calcext:value-type="date">
            <text:p>10-20</text:p>
          </table:table-cell>
          <table:table-cell table:style-name="ce1" table:formula="of:=IF([.B660] &lt; DATE(YEAR([.A660]);3;21); &quot;ZIMA&quot;; IF([.B660] &lt; DATE(YEAR([.A660]);6;21);&quot;WIOSNA&quot; ; IF([.B660] &lt; DATE(YEAR([.A660]);9;23); &quot;LATO&quot;; IF([.B660] &lt; DATE(YEAR([.A660]);12;21);&quot;JESIEŃ&quot;; &quot;ZIMA&quot;))))" office:value-type="string" office:string-value="JESIEŃ" calcext:value-type="string">
            <text:p>JESIEŃ</text:p>
          </table:table-cell>
          <table:table-cell table:formula="of:=IF([.C660] = &quot;ZIMA&quot;; 0.2; IF([.C660] = &quot;WIOSNA&quot;; 0.5; IF([.C660] = &quot;LATO&quot;; 0.9; 0.4)))" office:value-type="float" office:value="0.4" calcext:value-type="float">
            <text:p>0,4</text:p>
          </table:table-cell>
          <table:table-cell table:formula="of:=IF(WEEKDAY([.A660];2)&lt; 6; 1; 0) * [.$J$3] *[.D660] *[.$J$7]" office:value-type="float" office:value="0" calcext:value-type="float">
            <text:p>0</text:p>
          </table:table-cell>
          <table:table-cell table:formula="of:=IF(WEEKDAY([.A660];2) = 7; 150; 0)" office:value-type="float" office:value="150" calcext:value-type="float">
            <text:p>150</text:p>
          </table:table-cell>
          <table:table-cell table:formula="of:=[.G659] -[.F660] +[.E660]" office:value-type="float" office:value="138718" calcext:value-type="float">
            <text:p>13871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21" calcext:value-type="date">
            <text:p>21.10.2024</text:p>
          </table:table-cell>
          <table:table-cell table:formula="of:=[.A661]" office:value-type="date" office:date-value="2024-10-21" calcext:value-type="date">
            <text:p>10-21</text:p>
          </table:table-cell>
          <table:table-cell table:style-name="ce1" table:formula="of:=IF([.B661] &lt; DATE(YEAR([.A661]);3;21); &quot;ZIMA&quot;; IF([.B661] &lt; DATE(YEAR([.A661]);6;21);&quot;WIOSNA&quot; ; IF([.B661] &lt; DATE(YEAR([.A661]);9;23); &quot;LATO&quot;; IF([.B661] &lt; DATE(YEAR([.A661]);12;21);&quot;JESIEŃ&quot;; &quot;ZIMA&quot;))))" office:value-type="string" office:string-value="JESIEŃ" calcext:value-type="string">
            <text:p>JESIEŃ</text:p>
          </table:table-cell>
          <table:table-cell table:formula="of:=IF([.C661] = &quot;ZIMA&quot;; 0.2; IF([.C661] = &quot;WIOSNA&quot;; 0.5; IF([.C661] = &quot;LATO&quot;; 0.9; 0.4)))" office:value-type="float" office:value="0.4" calcext:value-type="float">
            <text:p>0,4</text:p>
          </table:table-cell>
          <table:table-cell table:formula="of:=IF(WEEKDAY([.A661];2)&lt; 6; 1; 0) * [.$J$3] *[.D661] *[.$J$7]" office:value-type="float" office:value="264" calcext:value-type="float">
            <text:p>264</text:p>
          </table:table-cell>
          <table:table-cell table:formula="of:=IF(WEEKDAY([.A661];2) = 7; 150; 0)" office:value-type="float" office:value="0" calcext:value-type="float">
            <text:p>0</text:p>
          </table:table-cell>
          <table:table-cell table:formula="of:=[.G660] -[.F661] +[.E661]" office:value-type="float" office:value="138982" calcext:value-type="float">
            <text:p>13898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22" calcext:value-type="date">
            <text:p>22.10.2024</text:p>
          </table:table-cell>
          <table:table-cell table:formula="of:=[.A662]" office:value-type="date" office:date-value="2024-10-22" calcext:value-type="date">
            <text:p>10-22</text:p>
          </table:table-cell>
          <table:table-cell table:style-name="ce1" table:formula="of:=IF([.B662] &lt; DATE(YEAR([.A662]);3;21); &quot;ZIMA&quot;; IF([.B662] &lt; DATE(YEAR([.A662]);6;21);&quot;WIOSNA&quot; ; IF([.B662] &lt; DATE(YEAR([.A662]);9;23); &quot;LATO&quot;; IF([.B662] &lt; DATE(YEAR([.A662]);12;21);&quot;JESIEŃ&quot;; &quot;ZIMA&quot;))))" office:value-type="string" office:string-value="JESIEŃ" calcext:value-type="string">
            <text:p>JESIEŃ</text:p>
          </table:table-cell>
          <table:table-cell table:formula="of:=IF([.C662] = &quot;ZIMA&quot;; 0.2; IF([.C662] = &quot;WIOSNA&quot;; 0.5; IF([.C662] = &quot;LATO&quot;; 0.9; 0.4)))" office:value-type="float" office:value="0.4" calcext:value-type="float">
            <text:p>0,4</text:p>
          </table:table-cell>
          <table:table-cell table:formula="of:=IF(WEEKDAY([.A662];2)&lt; 6; 1; 0) * [.$J$3] *[.D662] *[.$J$7]" office:value-type="float" office:value="264" calcext:value-type="float">
            <text:p>264</text:p>
          </table:table-cell>
          <table:table-cell table:formula="of:=IF(WEEKDAY([.A662];2) = 7; 150; 0)" office:value-type="float" office:value="0" calcext:value-type="float">
            <text:p>0</text:p>
          </table:table-cell>
          <table:table-cell table:formula="of:=[.G661] -[.F662] +[.E662]" office:value-type="float" office:value="139246" calcext:value-type="float">
            <text:p>13924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23" calcext:value-type="date">
            <text:p>23.10.2024</text:p>
          </table:table-cell>
          <table:table-cell table:formula="of:=[.A663]" office:value-type="date" office:date-value="2024-10-23" calcext:value-type="date">
            <text:p>10-23</text:p>
          </table:table-cell>
          <table:table-cell table:style-name="ce1" table:formula="of:=IF([.B663] &lt; DATE(YEAR([.A663]);3;21); &quot;ZIMA&quot;; IF([.B663] &lt; DATE(YEAR([.A663]);6;21);&quot;WIOSNA&quot; ; IF([.B663] &lt; DATE(YEAR([.A663]);9;23); &quot;LATO&quot;; IF([.B663] &lt; DATE(YEAR([.A663]);12;21);&quot;JESIEŃ&quot;; &quot;ZIMA&quot;))))" office:value-type="string" office:string-value="JESIEŃ" calcext:value-type="string">
            <text:p>JESIEŃ</text:p>
          </table:table-cell>
          <table:table-cell table:formula="of:=IF([.C663] = &quot;ZIMA&quot;; 0.2; IF([.C663] = &quot;WIOSNA&quot;; 0.5; IF([.C663] = &quot;LATO&quot;; 0.9; 0.4)))" office:value-type="float" office:value="0.4" calcext:value-type="float">
            <text:p>0,4</text:p>
          </table:table-cell>
          <table:table-cell table:formula="of:=IF(WEEKDAY([.A663];2)&lt; 6; 1; 0) * [.$J$3] *[.D663] *[.$J$7]" office:value-type="float" office:value="264" calcext:value-type="float">
            <text:p>264</text:p>
          </table:table-cell>
          <table:table-cell table:formula="of:=IF(WEEKDAY([.A663];2) = 7; 150; 0)" office:value-type="float" office:value="0" calcext:value-type="float">
            <text:p>0</text:p>
          </table:table-cell>
          <table:table-cell table:formula="of:=[.G662] -[.F663] +[.E663]" office:value-type="float" office:value="139510" calcext:value-type="float">
            <text:p>1395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24" calcext:value-type="date">
            <text:p>24.10.2024</text:p>
          </table:table-cell>
          <table:table-cell table:formula="of:=[.A664]" office:value-type="date" office:date-value="2024-10-24" calcext:value-type="date">
            <text:p>10-24</text:p>
          </table:table-cell>
          <table:table-cell table:style-name="ce1" table:formula="of:=IF([.B664] &lt; DATE(YEAR([.A664]);3;21); &quot;ZIMA&quot;; IF([.B664] &lt; DATE(YEAR([.A664]);6;21);&quot;WIOSNA&quot; ; IF([.B664] &lt; DATE(YEAR([.A664]);9;23); &quot;LATO&quot;; IF([.B664] &lt; DATE(YEAR([.A664]);12;21);&quot;JESIEŃ&quot;; &quot;ZIMA&quot;))))" office:value-type="string" office:string-value="JESIEŃ" calcext:value-type="string">
            <text:p>JESIEŃ</text:p>
          </table:table-cell>
          <table:table-cell table:formula="of:=IF([.C664] = &quot;ZIMA&quot;; 0.2; IF([.C664] = &quot;WIOSNA&quot;; 0.5; IF([.C664] = &quot;LATO&quot;; 0.9; 0.4)))" office:value-type="float" office:value="0.4" calcext:value-type="float">
            <text:p>0,4</text:p>
          </table:table-cell>
          <table:table-cell table:formula="of:=IF(WEEKDAY([.A664];2)&lt; 6; 1; 0) * [.$J$3] *[.D664] *[.$J$7]" office:value-type="float" office:value="264" calcext:value-type="float">
            <text:p>264</text:p>
          </table:table-cell>
          <table:table-cell table:formula="of:=IF(WEEKDAY([.A664];2) = 7; 150; 0)" office:value-type="float" office:value="0" calcext:value-type="float">
            <text:p>0</text:p>
          </table:table-cell>
          <table:table-cell table:formula="of:=[.G663] -[.F664] +[.E664]" office:value-type="float" office:value="139774" calcext:value-type="float">
            <text:p>13977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25" calcext:value-type="date">
            <text:p>25.10.2024</text:p>
          </table:table-cell>
          <table:table-cell table:formula="of:=[.A665]" office:value-type="date" office:date-value="2024-10-25" calcext:value-type="date">
            <text:p>10-25</text:p>
          </table:table-cell>
          <table:table-cell table:style-name="ce1" table:formula="of:=IF([.B665] &lt; DATE(YEAR([.A665]);3;21); &quot;ZIMA&quot;; IF([.B665] &lt; DATE(YEAR([.A665]);6;21);&quot;WIOSNA&quot; ; IF([.B665] &lt; DATE(YEAR([.A665]);9;23); &quot;LATO&quot;; IF([.B665] &lt; DATE(YEAR([.A665]);12;21);&quot;JESIEŃ&quot;; &quot;ZIMA&quot;))))" office:value-type="string" office:string-value="JESIEŃ" calcext:value-type="string">
            <text:p>JESIEŃ</text:p>
          </table:table-cell>
          <table:table-cell table:formula="of:=IF([.C665] = &quot;ZIMA&quot;; 0.2; IF([.C665] = &quot;WIOSNA&quot;; 0.5; IF([.C665] = &quot;LATO&quot;; 0.9; 0.4)))" office:value-type="float" office:value="0.4" calcext:value-type="float">
            <text:p>0,4</text:p>
          </table:table-cell>
          <table:table-cell table:formula="of:=IF(WEEKDAY([.A665];2)&lt; 6; 1; 0) * [.$J$3] *[.D665] *[.$J$7]" office:value-type="float" office:value="264" calcext:value-type="float">
            <text:p>264</text:p>
          </table:table-cell>
          <table:table-cell table:formula="of:=IF(WEEKDAY([.A665];2) = 7; 150; 0)" office:value-type="float" office:value="0" calcext:value-type="float">
            <text:p>0</text:p>
          </table:table-cell>
          <table:table-cell table:formula="of:=[.G664] -[.F665] +[.E665]" office:value-type="float" office:value="140038" calcext:value-type="float">
            <text:p>14003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26" calcext:value-type="date">
            <text:p>26.10.2024</text:p>
          </table:table-cell>
          <table:table-cell table:formula="of:=[.A666]" office:value-type="date" office:date-value="2024-10-26" calcext:value-type="date">
            <text:p>10-26</text:p>
          </table:table-cell>
          <table:table-cell table:style-name="ce1" table:formula="of:=IF([.B666] &lt; DATE(YEAR([.A666]);3;21); &quot;ZIMA&quot;; IF([.B666] &lt; DATE(YEAR([.A666]);6;21);&quot;WIOSNA&quot; ; IF([.B666] &lt; DATE(YEAR([.A666]);9;23); &quot;LATO&quot;; IF([.B666] &lt; DATE(YEAR([.A666]);12;21);&quot;JESIEŃ&quot;; &quot;ZIMA&quot;))))" office:value-type="string" office:string-value="JESIEŃ" calcext:value-type="string">
            <text:p>JESIEŃ</text:p>
          </table:table-cell>
          <table:table-cell table:formula="of:=IF([.C666] = &quot;ZIMA&quot;; 0.2; IF([.C666] = &quot;WIOSNA&quot;; 0.5; IF([.C666] = &quot;LATO&quot;; 0.9; 0.4)))" office:value-type="float" office:value="0.4" calcext:value-type="float">
            <text:p>0,4</text:p>
          </table:table-cell>
          <table:table-cell table:formula="of:=IF(WEEKDAY([.A666];2)&lt; 6; 1; 0) * [.$J$3] *[.D666] *[.$J$7]" office:value-type="float" office:value="0" calcext:value-type="float">
            <text:p>0</text:p>
          </table:table-cell>
          <table:table-cell table:formula="of:=IF(WEEKDAY([.A666];2) = 7; 150; 0)" office:value-type="float" office:value="0" calcext:value-type="float">
            <text:p>0</text:p>
          </table:table-cell>
          <table:table-cell table:formula="of:=[.G665] -[.F666] +[.E666]" office:value-type="float" office:value="140038" calcext:value-type="float">
            <text:p>14003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27" calcext:value-type="date">
            <text:p>27.10.2024</text:p>
          </table:table-cell>
          <table:table-cell table:formula="of:=[.A667]" office:value-type="date" office:date-value="2024-10-27" calcext:value-type="date">
            <text:p>10-27</text:p>
          </table:table-cell>
          <table:table-cell table:style-name="ce1" table:formula="of:=IF([.B667] &lt; DATE(YEAR([.A667]);3;21); &quot;ZIMA&quot;; IF([.B667] &lt; DATE(YEAR([.A667]);6;21);&quot;WIOSNA&quot; ; IF([.B667] &lt; DATE(YEAR([.A667]);9;23); &quot;LATO&quot;; IF([.B667] &lt; DATE(YEAR([.A667]);12;21);&quot;JESIEŃ&quot;; &quot;ZIMA&quot;))))" office:value-type="string" office:string-value="JESIEŃ" calcext:value-type="string">
            <text:p>JESIEŃ</text:p>
          </table:table-cell>
          <table:table-cell table:formula="of:=IF([.C667] = &quot;ZIMA&quot;; 0.2; IF([.C667] = &quot;WIOSNA&quot;; 0.5; IF([.C667] = &quot;LATO&quot;; 0.9; 0.4)))" office:value-type="float" office:value="0.4" calcext:value-type="float">
            <text:p>0,4</text:p>
          </table:table-cell>
          <table:table-cell table:formula="of:=IF(WEEKDAY([.A667];2)&lt; 6; 1; 0) * [.$J$3] *[.D667] *[.$J$7]" office:value-type="float" office:value="0" calcext:value-type="float">
            <text:p>0</text:p>
          </table:table-cell>
          <table:table-cell table:formula="of:=IF(WEEKDAY([.A667];2) = 7; 150; 0)" office:value-type="float" office:value="150" calcext:value-type="float">
            <text:p>150</text:p>
          </table:table-cell>
          <table:table-cell table:formula="of:=[.G666] -[.F667] +[.E667]" office:value-type="float" office:value="139888" calcext:value-type="float">
            <text:p>13988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28" calcext:value-type="date">
            <text:p>28.10.2024</text:p>
          </table:table-cell>
          <table:table-cell table:formula="of:=[.A668]" office:value-type="date" office:date-value="2024-10-28" calcext:value-type="date">
            <text:p>10-28</text:p>
          </table:table-cell>
          <table:table-cell table:style-name="ce1" table:formula="of:=IF([.B668] &lt; DATE(YEAR([.A668]);3;21); &quot;ZIMA&quot;; IF([.B668] &lt; DATE(YEAR([.A668]);6;21);&quot;WIOSNA&quot; ; IF([.B668] &lt; DATE(YEAR([.A668]);9;23); &quot;LATO&quot;; IF([.B668] &lt; DATE(YEAR([.A668]);12;21);&quot;JESIEŃ&quot;; &quot;ZIMA&quot;))))" office:value-type="string" office:string-value="JESIEŃ" calcext:value-type="string">
            <text:p>JESIEŃ</text:p>
          </table:table-cell>
          <table:table-cell table:formula="of:=IF([.C668] = &quot;ZIMA&quot;; 0.2; IF([.C668] = &quot;WIOSNA&quot;; 0.5; IF([.C668] = &quot;LATO&quot;; 0.9; 0.4)))" office:value-type="float" office:value="0.4" calcext:value-type="float">
            <text:p>0,4</text:p>
          </table:table-cell>
          <table:table-cell table:formula="of:=IF(WEEKDAY([.A668];2)&lt; 6; 1; 0) * [.$J$3] *[.D668] *[.$J$7]" office:value-type="float" office:value="264" calcext:value-type="float">
            <text:p>264</text:p>
          </table:table-cell>
          <table:table-cell table:formula="of:=IF(WEEKDAY([.A668];2) = 7; 150; 0)" office:value-type="float" office:value="0" calcext:value-type="float">
            <text:p>0</text:p>
          </table:table-cell>
          <table:table-cell table:formula="of:=[.G667] -[.F668] +[.E668]" office:value-type="float" office:value="140152" calcext:value-type="float">
            <text:p>14015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29" calcext:value-type="date">
            <text:p>29.10.2024</text:p>
          </table:table-cell>
          <table:table-cell table:formula="of:=[.A669]" office:value-type="date" office:date-value="2024-10-29" calcext:value-type="date">
            <text:p>10-29</text:p>
          </table:table-cell>
          <table:table-cell table:style-name="ce1" table:formula="of:=IF([.B669] &lt; DATE(YEAR([.A669]);3;21); &quot;ZIMA&quot;; IF([.B669] &lt; DATE(YEAR([.A669]);6;21);&quot;WIOSNA&quot; ; IF([.B669] &lt; DATE(YEAR([.A669]);9;23); &quot;LATO&quot;; IF([.B669] &lt; DATE(YEAR([.A669]);12;21);&quot;JESIEŃ&quot;; &quot;ZIMA&quot;))))" office:value-type="string" office:string-value="JESIEŃ" calcext:value-type="string">
            <text:p>JESIEŃ</text:p>
          </table:table-cell>
          <table:table-cell table:formula="of:=IF([.C669] = &quot;ZIMA&quot;; 0.2; IF([.C669] = &quot;WIOSNA&quot;; 0.5; IF([.C669] = &quot;LATO&quot;; 0.9; 0.4)))" office:value-type="float" office:value="0.4" calcext:value-type="float">
            <text:p>0,4</text:p>
          </table:table-cell>
          <table:table-cell table:formula="of:=IF(WEEKDAY([.A669];2)&lt; 6; 1; 0) * [.$J$3] *[.D669] *[.$J$7]" office:value-type="float" office:value="264" calcext:value-type="float">
            <text:p>264</text:p>
          </table:table-cell>
          <table:table-cell table:formula="of:=IF(WEEKDAY([.A669];2) = 7; 150; 0)" office:value-type="float" office:value="0" calcext:value-type="float">
            <text:p>0</text:p>
          </table:table-cell>
          <table:table-cell table:formula="of:=[.G668] -[.F669] +[.E669]" office:value-type="float" office:value="140416" calcext:value-type="float">
            <text:p>14041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30" calcext:value-type="date">
            <text:p>30.10.2024</text:p>
          </table:table-cell>
          <table:table-cell table:formula="of:=[.A670]" office:value-type="date" office:date-value="2024-10-30" calcext:value-type="date">
            <text:p>10-30</text:p>
          </table:table-cell>
          <table:table-cell table:style-name="ce1" table:formula="of:=IF([.B670] &lt; DATE(YEAR([.A670]);3;21); &quot;ZIMA&quot;; IF([.B670] &lt; DATE(YEAR([.A670]);6;21);&quot;WIOSNA&quot; ; IF([.B670] &lt; DATE(YEAR([.A670]);9;23); &quot;LATO&quot;; IF([.B670] &lt; DATE(YEAR([.A670]);12;21);&quot;JESIEŃ&quot;; &quot;ZIMA&quot;))))" office:value-type="string" office:string-value="JESIEŃ" calcext:value-type="string">
            <text:p>JESIEŃ</text:p>
          </table:table-cell>
          <table:table-cell table:formula="of:=IF([.C670] = &quot;ZIMA&quot;; 0.2; IF([.C670] = &quot;WIOSNA&quot;; 0.5; IF([.C670] = &quot;LATO&quot;; 0.9; 0.4)))" office:value-type="float" office:value="0.4" calcext:value-type="float">
            <text:p>0,4</text:p>
          </table:table-cell>
          <table:table-cell table:formula="of:=IF(WEEKDAY([.A670];2)&lt; 6; 1; 0) * [.$J$3] *[.D670] *[.$J$7]" office:value-type="float" office:value="264" calcext:value-type="float">
            <text:p>264</text:p>
          </table:table-cell>
          <table:table-cell table:formula="of:=IF(WEEKDAY([.A670];2) = 7; 150; 0)" office:value-type="float" office:value="0" calcext:value-type="float">
            <text:p>0</text:p>
          </table:table-cell>
          <table:table-cell table:formula="of:=[.G669] -[.F670] +[.E670]" office:value-type="float" office:value="140680" calcext:value-type="float">
            <text:p>1406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31" calcext:value-type="date">
            <text:p>31.10.2024</text:p>
          </table:table-cell>
          <table:table-cell table:formula="of:=[.A671]" office:value-type="date" office:date-value="2024-10-31" calcext:value-type="date">
            <text:p>10-31</text:p>
          </table:table-cell>
          <table:table-cell table:style-name="ce1" table:formula="of:=IF([.B671] &lt; DATE(YEAR([.A671]);3;21); &quot;ZIMA&quot;; IF([.B671] &lt; DATE(YEAR([.A671]);6;21);&quot;WIOSNA&quot; ; IF([.B671] &lt; DATE(YEAR([.A671]);9;23); &quot;LATO&quot;; IF([.B671] &lt; DATE(YEAR([.A671]);12;21);&quot;JESIEŃ&quot;; &quot;ZIMA&quot;))))" office:value-type="string" office:string-value="JESIEŃ" calcext:value-type="string">
            <text:p>JESIEŃ</text:p>
          </table:table-cell>
          <table:table-cell table:formula="of:=IF([.C671] = &quot;ZIMA&quot;; 0.2; IF([.C671] = &quot;WIOSNA&quot;; 0.5; IF([.C671] = &quot;LATO&quot;; 0.9; 0.4)))" office:value-type="float" office:value="0.4" calcext:value-type="float">
            <text:p>0,4</text:p>
          </table:table-cell>
          <table:table-cell table:formula="of:=IF(WEEKDAY([.A671];2)&lt; 6; 1; 0) * [.$J$3] *[.D671] *[.$J$7]" office:value-type="float" office:value="264" calcext:value-type="float">
            <text:p>264</text:p>
          </table:table-cell>
          <table:table-cell table:formula="of:=IF(WEEKDAY([.A671];2) = 7; 150; 0)" office:value-type="float" office:value="0" calcext:value-type="float">
            <text:p>0</text:p>
          </table:table-cell>
          <table:table-cell table:formula="of:=[.G670] -[.F671] +[.E671]" office:value-type="float" office:value="140944" calcext:value-type="float">
            <text:p>14094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01" calcext:value-type="date">
            <text:p>1.11.2024</text:p>
          </table:table-cell>
          <table:table-cell table:formula="of:=[.A672]" office:value-type="date" office:date-value="2024-11-01" calcext:value-type="date">
            <text:p>11-01</text:p>
          </table:table-cell>
          <table:table-cell table:style-name="ce1" table:formula="of:=IF([.B672] &lt; DATE(YEAR([.A672]);3;21); &quot;ZIMA&quot;; IF([.B672] &lt; DATE(YEAR([.A672]);6;21);&quot;WIOSNA&quot; ; IF([.B672] &lt; DATE(YEAR([.A672]);9;23); &quot;LATO&quot;; IF([.B672] &lt; DATE(YEAR([.A672]);12;21);&quot;JESIEŃ&quot;; &quot;ZIMA&quot;))))" office:value-type="string" office:string-value="JESIEŃ" calcext:value-type="string">
            <text:p>JESIEŃ</text:p>
          </table:table-cell>
          <table:table-cell table:formula="of:=IF([.C672] = &quot;ZIMA&quot;; 0.2; IF([.C672] = &quot;WIOSNA&quot;; 0.5; IF([.C672] = &quot;LATO&quot;; 0.9; 0.4)))" office:value-type="float" office:value="0.4" calcext:value-type="float">
            <text:p>0,4</text:p>
          </table:table-cell>
          <table:table-cell table:formula="of:=IF(WEEKDAY([.A672];2)&lt; 6; 1; 0) * [.$J$3] *[.D672] *[.$J$7]" office:value-type="float" office:value="264" calcext:value-type="float">
            <text:p>264</text:p>
          </table:table-cell>
          <table:table-cell table:formula="of:=IF(WEEKDAY([.A672];2) = 7; 150; 0)" office:value-type="float" office:value="0" calcext:value-type="float">
            <text:p>0</text:p>
          </table:table-cell>
          <table:table-cell table:formula="of:=[.G671] -[.F672] +[.E672]" office:value-type="float" office:value="141208" calcext:value-type="float">
            <text:p>14120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02" calcext:value-type="date">
            <text:p>2.11.2024</text:p>
          </table:table-cell>
          <table:table-cell table:formula="of:=[.A673]" office:value-type="date" office:date-value="2024-11-02" calcext:value-type="date">
            <text:p>11-02</text:p>
          </table:table-cell>
          <table:table-cell table:style-name="ce1" table:formula="of:=IF([.B673] &lt; DATE(YEAR([.A673]);3;21); &quot;ZIMA&quot;; IF([.B673] &lt; DATE(YEAR([.A673]);6;21);&quot;WIOSNA&quot; ; IF([.B673] &lt; DATE(YEAR([.A673]);9;23); &quot;LATO&quot;; IF([.B673] &lt; DATE(YEAR([.A673]);12;21);&quot;JESIEŃ&quot;; &quot;ZIMA&quot;))))" office:value-type="string" office:string-value="JESIEŃ" calcext:value-type="string">
            <text:p>JESIEŃ</text:p>
          </table:table-cell>
          <table:table-cell table:formula="of:=IF([.C673] = &quot;ZIMA&quot;; 0.2; IF([.C673] = &quot;WIOSNA&quot;; 0.5; IF([.C673] = &quot;LATO&quot;; 0.9; 0.4)))" office:value-type="float" office:value="0.4" calcext:value-type="float">
            <text:p>0,4</text:p>
          </table:table-cell>
          <table:table-cell table:formula="of:=IF(WEEKDAY([.A673];2)&lt; 6; 1; 0) * [.$J$3] *[.D673] *[.$J$7]" office:value-type="float" office:value="0" calcext:value-type="float">
            <text:p>0</text:p>
          </table:table-cell>
          <table:table-cell table:formula="of:=IF(WEEKDAY([.A673];2) = 7; 150; 0)" office:value-type="float" office:value="0" calcext:value-type="float">
            <text:p>0</text:p>
          </table:table-cell>
          <table:table-cell table:formula="of:=[.G672] -[.F673] +[.E673]" office:value-type="float" office:value="141208" calcext:value-type="float">
            <text:p>14120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03" calcext:value-type="date">
            <text:p>3.11.2024</text:p>
          </table:table-cell>
          <table:table-cell table:formula="of:=[.A674]" office:value-type="date" office:date-value="2024-11-03" calcext:value-type="date">
            <text:p>11-03</text:p>
          </table:table-cell>
          <table:table-cell table:style-name="ce1" table:formula="of:=IF([.B674] &lt; DATE(YEAR([.A674]);3;21); &quot;ZIMA&quot;; IF([.B674] &lt; DATE(YEAR([.A674]);6;21);&quot;WIOSNA&quot; ; IF([.B674] &lt; DATE(YEAR([.A674]);9;23); &quot;LATO&quot;; IF([.B674] &lt; DATE(YEAR([.A674]);12;21);&quot;JESIEŃ&quot;; &quot;ZIMA&quot;))))" office:value-type="string" office:string-value="JESIEŃ" calcext:value-type="string">
            <text:p>JESIEŃ</text:p>
          </table:table-cell>
          <table:table-cell table:formula="of:=IF([.C674] = &quot;ZIMA&quot;; 0.2; IF([.C674] = &quot;WIOSNA&quot;; 0.5; IF([.C674] = &quot;LATO&quot;; 0.9; 0.4)))" office:value-type="float" office:value="0.4" calcext:value-type="float">
            <text:p>0,4</text:p>
          </table:table-cell>
          <table:table-cell table:formula="of:=IF(WEEKDAY([.A674];2)&lt; 6; 1; 0) * [.$J$3] *[.D674] *[.$J$7]" office:value-type="float" office:value="0" calcext:value-type="float">
            <text:p>0</text:p>
          </table:table-cell>
          <table:table-cell table:formula="of:=IF(WEEKDAY([.A674];2) = 7; 150; 0)" office:value-type="float" office:value="150" calcext:value-type="float">
            <text:p>150</text:p>
          </table:table-cell>
          <table:table-cell table:formula="of:=[.G673] -[.F674] +[.E674]" office:value-type="float" office:value="141058" calcext:value-type="float">
            <text:p>14105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04" calcext:value-type="date">
            <text:p>4.11.2024</text:p>
          </table:table-cell>
          <table:table-cell table:formula="of:=[.A675]" office:value-type="date" office:date-value="2024-11-04" calcext:value-type="date">
            <text:p>11-04</text:p>
          </table:table-cell>
          <table:table-cell table:style-name="ce1" table:formula="of:=IF([.B675] &lt; DATE(YEAR([.A675]);3;21); &quot;ZIMA&quot;; IF([.B675] &lt; DATE(YEAR([.A675]);6;21);&quot;WIOSNA&quot; ; IF([.B675] &lt; DATE(YEAR([.A675]);9;23); &quot;LATO&quot;; IF([.B675] &lt; DATE(YEAR([.A675]);12;21);&quot;JESIEŃ&quot;; &quot;ZIMA&quot;))))" office:value-type="string" office:string-value="JESIEŃ" calcext:value-type="string">
            <text:p>JESIEŃ</text:p>
          </table:table-cell>
          <table:table-cell table:formula="of:=IF([.C675] = &quot;ZIMA&quot;; 0.2; IF([.C675] = &quot;WIOSNA&quot;; 0.5; IF([.C675] = &quot;LATO&quot;; 0.9; 0.4)))" office:value-type="float" office:value="0.4" calcext:value-type="float">
            <text:p>0,4</text:p>
          </table:table-cell>
          <table:table-cell table:formula="of:=IF(WEEKDAY([.A675];2)&lt; 6; 1; 0) * [.$J$3] *[.D675] *[.$J$7]" office:value-type="float" office:value="264" calcext:value-type="float">
            <text:p>264</text:p>
          </table:table-cell>
          <table:table-cell table:formula="of:=IF(WEEKDAY([.A675];2) = 7; 150; 0)" office:value-type="float" office:value="0" calcext:value-type="float">
            <text:p>0</text:p>
          </table:table-cell>
          <table:table-cell table:formula="of:=[.G674] -[.F675] +[.E675]" office:value-type="float" office:value="141322" calcext:value-type="float">
            <text:p>14132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05" calcext:value-type="date">
            <text:p>5.11.2024</text:p>
          </table:table-cell>
          <table:table-cell table:formula="of:=[.A676]" office:value-type="date" office:date-value="2024-11-05" calcext:value-type="date">
            <text:p>11-05</text:p>
          </table:table-cell>
          <table:table-cell table:style-name="ce1" table:formula="of:=IF([.B676] &lt; DATE(YEAR([.A676]);3;21); &quot;ZIMA&quot;; IF([.B676] &lt; DATE(YEAR([.A676]);6;21);&quot;WIOSNA&quot; ; IF([.B676] &lt; DATE(YEAR([.A676]);9;23); &quot;LATO&quot;; IF([.B676] &lt; DATE(YEAR([.A676]);12;21);&quot;JESIEŃ&quot;; &quot;ZIMA&quot;))))" office:value-type="string" office:string-value="JESIEŃ" calcext:value-type="string">
            <text:p>JESIEŃ</text:p>
          </table:table-cell>
          <table:table-cell table:formula="of:=IF([.C676] = &quot;ZIMA&quot;; 0.2; IF([.C676] = &quot;WIOSNA&quot;; 0.5; IF([.C676] = &quot;LATO&quot;; 0.9; 0.4)))" office:value-type="float" office:value="0.4" calcext:value-type="float">
            <text:p>0,4</text:p>
          </table:table-cell>
          <table:table-cell table:formula="of:=IF(WEEKDAY([.A676];2)&lt; 6; 1; 0) * [.$J$3] *[.D676] *[.$J$7]" office:value-type="float" office:value="264" calcext:value-type="float">
            <text:p>264</text:p>
          </table:table-cell>
          <table:table-cell table:formula="of:=IF(WEEKDAY([.A676];2) = 7; 150; 0)" office:value-type="float" office:value="0" calcext:value-type="float">
            <text:p>0</text:p>
          </table:table-cell>
          <table:table-cell table:formula="of:=[.G675] -[.F676] +[.E676]" office:value-type="float" office:value="141586" calcext:value-type="float">
            <text:p>14158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06" calcext:value-type="date">
            <text:p>6.11.2024</text:p>
          </table:table-cell>
          <table:table-cell table:formula="of:=[.A677]" office:value-type="date" office:date-value="2024-11-06" calcext:value-type="date">
            <text:p>11-06</text:p>
          </table:table-cell>
          <table:table-cell table:style-name="ce1" table:formula="of:=IF([.B677] &lt; DATE(YEAR([.A677]);3;21); &quot;ZIMA&quot;; IF([.B677] &lt; DATE(YEAR([.A677]);6;21);&quot;WIOSNA&quot; ; IF([.B677] &lt; DATE(YEAR([.A677]);9;23); &quot;LATO&quot;; IF([.B677] &lt; DATE(YEAR([.A677]);12;21);&quot;JESIEŃ&quot;; &quot;ZIMA&quot;))))" office:value-type="string" office:string-value="JESIEŃ" calcext:value-type="string">
            <text:p>JESIEŃ</text:p>
          </table:table-cell>
          <table:table-cell table:formula="of:=IF([.C677] = &quot;ZIMA&quot;; 0.2; IF([.C677] = &quot;WIOSNA&quot;; 0.5; IF([.C677] = &quot;LATO&quot;; 0.9; 0.4)))" office:value-type="float" office:value="0.4" calcext:value-type="float">
            <text:p>0,4</text:p>
          </table:table-cell>
          <table:table-cell table:formula="of:=IF(WEEKDAY([.A677];2)&lt; 6; 1; 0) * [.$J$3] *[.D677] *[.$J$7]" office:value-type="float" office:value="264" calcext:value-type="float">
            <text:p>264</text:p>
          </table:table-cell>
          <table:table-cell table:formula="of:=IF(WEEKDAY([.A677];2) = 7; 150; 0)" office:value-type="float" office:value="0" calcext:value-type="float">
            <text:p>0</text:p>
          </table:table-cell>
          <table:table-cell table:formula="of:=[.G676] -[.F677] +[.E677]" office:value-type="float" office:value="141850" calcext:value-type="float">
            <text:p>1418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07" calcext:value-type="date">
            <text:p>7.11.2024</text:p>
          </table:table-cell>
          <table:table-cell table:formula="of:=[.A678]" office:value-type="date" office:date-value="2024-11-07" calcext:value-type="date">
            <text:p>11-07</text:p>
          </table:table-cell>
          <table:table-cell table:style-name="ce1" table:formula="of:=IF([.B678] &lt; DATE(YEAR([.A678]);3;21); &quot;ZIMA&quot;; IF([.B678] &lt; DATE(YEAR([.A678]);6;21);&quot;WIOSNA&quot; ; IF([.B678] &lt; DATE(YEAR([.A678]);9;23); &quot;LATO&quot;; IF([.B678] &lt; DATE(YEAR([.A678]);12;21);&quot;JESIEŃ&quot;; &quot;ZIMA&quot;))))" office:value-type="string" office:string-value="JESIEŃ" calcext:value-type="string">
            <text:p>JESIEŃ</text:p>
          </table:table-cell>
          <table:table-cell table:formula="of:=IF([.C678] = &quot;ZIMA&quot;; 0.2; IF([.C678] = &quot;WIOSNA&quot;; 0.5; IF([.C678] = &quot;LATO&quot;; 0.9; 0.4)))" office:value-type="float" office:value="0.4" calcext:value-type="float">
            <text:p>0,4</text:p>
          </table:table-cell>
          <table:table-cell table:formula="of:=IF(WEEKDAY([.A678];2)&lt; 6; 1; 0) * [.$J$3] *[.D678] *[.$J$7]" office:value-type="float" office:value="264" calcext:value-type="float">
            <text:p>264</text:p>
          </table:table-cell>
          <table:table-cell table:formula="of:=IF(WEEKDAY([.A678];2) = 7; 150; 0)" office:value-type="float" office:value="0" calcext:value-type="float">
            <text:p>0</text:p>
          </table:table-cell>
          <table:table-cell table:formula="of:=[.G677] -[.F678] +[.E678]" office:value-type="float" office:value="142114" calcext:value-type="float">
            <text:p>14211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08" calcext:value-type="date">
            <text:p>8.11.2024</text:p>
          </table:table-cell>
          <table:table-cell table:formula="of:=[.A679]" office:value-type="date" office:date-value="2024-11-08" calcext:value-type="date">
            <text:p>11-08</text:p>
          </table:table-cell>
          <table:table-cell table:style-name="ce1" table:formula="of:=IF([.B679] &lt; DATE(YEAR([.A679]);3;21); &quot;ZIMA&quot;; IF([.B679] &lt; DATE(YEAR([.A679]);6;21);&quot;WIOSNA&quot; ; IF([.B679] &lt; DATE(YEAR([.A679]);9;23); &quot;LATO&quot;; IF([.B679] &lt; DATE(YEAR([.A679]);12;21);&quot;JESIEŃ&quot;; &quot;ZIMA&quot;))))" office:value-type="string" office:string-value="JESIEŃ" calcext:value-type="string">
            <text:p>JESIEŃ</text:p>
          </table:table-cell>
          <table:table-cell table:formula="of:=IF([.C679] = &quot;ZIMA&quot;; 0.2; IF([.C679] = &quot;WIOSNA&quot;; 0.5; IF([.C679] = &quot;LATO&quot;; 0.9; 0.4)))" office:value-type="float" office:value="0.4" calcext:value-type="float">
            <text:p>0,4</text:p>
          </table:table-cell>
          <table:table-cell table:formula="of:=IF(WEEKDAY([.A679];2)&lt; 6; 1; 0) * [.$J$3] *[.D679] *[.$J$7]" office:value-type="float" office:value="264" calcext:value-type="float">
            <text:p>264</text:p>
          </table:table-cell>
          <table:table-cell table:formula="of:=IF(WEEKDAY([.A679];2) = 7; 150; 0)" office:value-type="float" office:value="0" calcext:value-type="float">
            <text:p>0</text:p>
          </table:table-cell>
          <table:table-cell table:formula="of:=[.G678] -[.F679] +[.E679]" office:value-type="float" office:value="142378" calcext:value-type="float">
            <text:p>14237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09" calcext:value-type="date">
            <text:p>9.11.2024</text:p>
          </table:table-cell>
          <table:table-cell table:formula="of:=[.A680]" office:value-type="date" office:date-value="2024-11-09" calcext:value-type="date">
            <text:p>11-09</text:p>
          </table:table-cell>
          <table:table-cell table:style-name="ce1" table:formula="of:=IF([.B680] &lt; DATE(YEAR([.A680]);3;21); &quot;ZIMA&quot;; IF([.B680] &lt; DATE(YEAR([.A680]);6;21);&quot;WIOSNA&quot; ; IF([.B680] &lt; DATE(YEAR([.A680]);9;23); &quot;LATO&quot;; IF([.B680] &lt; DATE(YEAR([.A680]);12;21);&quot;JESIEŃ&quot;; &quot;ZIMA&quot;))))" office:value-type="string" office:string-value="JESIEŃ" calcext:value-type="string">
            <text:p>JESIEŃ</text:p>
          </table:table-cell>
          <table:table-cell table:formula="of:=IF([.C680] = &quot;ZIMA&quot;; 0.2; IF([.C680] = &quot;WIOSNA&quot;; 0.5; IF([.C680] = &quot;LATO&quot;; 0.9; 0.4)))" office:value-type="float" office:value="0.4" calcext:value-type="float">
            <text:p>0,4</text:p>
          </table:table-cell>
          <table:table-cell table:formula="of:=IF(WEEKDAY([.A680];2)&lt; 6; 1; 0) * [.$J$3] *[.D680] *[.$J$7]" office:value-type="float" office:value="0" calcext:value-type="float">
            <text:p>0</text:p>
          </table:table-cell>
          <table:table-cell table:formula="of:=IF(WEEKDAY([.A680];2) = 7; 150; 0)" office:value-type="float" office:value="0" calcext:value-type="float">
            <text:p>0</text:p>
          </table:table-cell>
          <table:table-cell table:formula="of:=[.G679] -[.F680] +[.E680]" office:value-type="float" office:value="142378" calcext:value-type="float">
            <text:p>14237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10" calcext:value-type="date">
            <text:p>10.11.2024</text:p>
          </table:table-cell>
          <table:table-cell table:formula="of:=[.A681]" office:value-type="date" office:date-value="2024-11-10" calcext:value-type="date">
            <text:p>11-10</text:p>
          </table:table-cell>
          <table:table-cell table:style-name="ce1" table:formula="of:=IF([.B681] &lt; DATE(YEAR([.A681]);3;21); &quot;ZIMA&quot;; IF([.B681] &lt; DATE(YEAR([.A681]);6;21);&quot;WIOSNA&quot; ; IF([.B681] &lt; DATE(YEAR([.A681]);9;23); &quot;LATO&quot;; IF([.B681] &lt; DATE(YEAR([.A681]);12;21);&quot;JESIEŃ&quot;; &quot;ZIMA&quot;))))" office:value-type="string" office:string-value="JESIEŃ" calcext:value-type="string">
            <text:p>JESIEŃ</text:p>
          </table:table-cell>
          <table:table-cell table:formula="of:=IF([.C681] = &quot;ZIMA&quot;; 0.2; IF([.C681] = &quot;WIOSNA&quot;; 0.5; IF([.C681] = &quot;LATO&quot;; 0.9; 0.4)))" office:value-type="float" office:value="0.4" calcext:value-type="float">
            <text:p>0,4</text:p>
          </table:table-cell>
          <table:table-cell table:formula="of:=IF(WEEKDAY([.A681];2)&lt; 6; 1; 0) * [.$J$3] *[.D681] *[.$J$7]" office:value-type="float" office:value="0" calcext:value-type="float">
            <text:p>0</text:p>
          </table:table-cell>
          <table:table-cell table:formula="of:=IF(WEEKDAY([.A681];2) = 7; 150; 0)" office:value-type="float" office:value="150" calcext:value-type="float">
            <text:p>150</text:p>
          </table:table-cell>
          <table:table-cell table:formula="of:=[.G680] -[.F681] +[.E681]" office:value-type="float" office:value="142228" calcext:value-type="float">
            <text:p>14222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11" calcext:value-type="date">
            <text:p>11.11.2024</text:p>
          </table:table-cell>
          <table:table-cell table:formula="of:=[.A682]" office:value-type="date" office:date-value="2024-11-11" calcext:value-type="date">
            <text:p>11-11</text:p>
          </table:table-cell>
          <table:table-cell table:style-name="ce1" table:formula="of:=IF([.B682] &lt; DATE(YEAR([.A682]);3;21); &quot;ZIMA&quot;; IF([.B682] &lt; DATE(YEAR([.A682]);6;21);&quot;WIOSNA&quot; ; IF([.B682] &lt; DATE(YEAR([.A682]);9;23); &quot;LATO&quot;; IF([.B682] &lt; DATE(YEAR([.A682]);12;21);&quot;JESIEŃ&quot;; &quot;ZIMA&quot;))))" office:value-type="string" office:string-value="JESIEŃ" calcext:value-type="string">
            <text:p>JESIEŃ</text:p>
          </table:table-cell>
          <table:table-cell table:formula="of:=IF([.C682] = &quot;ZIMA&quot;; 0.2; IF([.C682] = &quot;WIOSNA&quot;; 0.5; IF([.C682] = &quot;LATO&quot;; 0.9; 0.4)))" office:value-type="float" office:value="0.4" calcext:value-type="float">
            <text:p>0,4</text:p>
          </table:table-cell>
          <table:table-cell table:formula="of:=IF(WEEKDAY([.A682];2)&lt; 6; 1; 0) * [.$J$3] *[.D682] *[.$J$7]" office:value-type="float" office:value="264" calcext:value-type="float">
            <text:p>264</text:p>
          </table:table-cell>
          <table:table-cell table:formula="of:=IF(WEEKDAY([.A682];2) = 7; 150; 0)" office:value-type="float" office:value="0" calcext:value-type="float">
            <text:p>0</text:p>
          </table:table-cell>
          <table:table-cell table:formula="of:=[.G681] -[.F682] +[.E682]" office:value-type="float" office:value="142492" calcext:value-type="float">
            <text:p>14249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12" calcext:value-type="date">
            <text:p>12.11.2024</text:p>
          </table:table-cell>
          <table:table-cell table:formula="of:=[.A683]" office:value-type="date" office:date-value="2024-11-12" calcext:value-type="date">
            <text:p>11-12</text:p>
          </table:table-cell>
          <table:table-cell table:style-name="ce1" table:formula="of:=IF([.B683] &lt; DATE(YEAR([.A683]);3;21); &quot;ZIMA&quot;; IF([.B683] &lt; DATE(YEAR([.A683]);6;21);&quot;WIOSNA&quot; ; IF([.B683] &lt; DATE(YEAR([.A683]);9;23); &quot;LATO&quot;; IF([.B683] &lt; DATE(YEAR([.A683]);12;21);&quot;JESIEŃ&quot;; &quot;ZIMA&quot;))))" office:value-type="string" office:string-value="JESIEŃ" calcext:value-type="string">
            <text:p>JESIEŃ</text:p>
          </table:table-cell>
          <table:table-cell table:formula="of:=IF([.C683] = &quot;ZIMA&quot;; 0.2; IF([.C683] = &quot;WIOSNA&quot;; 0.5; IF([.C683] = &quot;LATO&quot;; 0.9; 0.4)))" office:value-type="float" office:value="0.4" calcext:value-type="float">
            <text:p>0,4</text:p>
          </table:table-cell>
          <table:table-cell table:formula="of:=IF(WEEKDAY([.A683];2)&lt; 6; 1; 0) * [.$J$3] *[.D683] *[.$J$7]" office:value-type="float" office:value="264" calcext:value-type="float">
            <text:p>264</text:p>
          </table:table-cell>
          <table:table-cell table:formula="of:=IF(WEEKDAY([.A683];2) = 7; 150; 0)" office:value-type="float" office:value="0" calcext:value-type="float">
            <text:p>0</text:p>
          </table:table-cell>
          <table:table-cell table:formula="of:=[.G682] -[.F683] +[.E683]" office:value-type="float" office:value="142756" calcext:value-type="float">
            <text:p>14275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13" calcext:value-type="date">
            <text:p>13.11.2024</text:p>
          </table:table-cell>
          <table:table-cell table:formula="of:=[.A684]" office:value-type="date" office:date-value="2024-11-13" calcext:value-type="date">
            <text:p>11-13</text:p>
          </table:table-cell>
          <table:table-cell table:style-name="ce1" table:formula="of:=IF([.B684] &lt; DATE(YEAR([.A684]);3;21); &quot;ZIMA&quot;; IF([.B684] &lt; DATE(YEAR([.A684]);6;21);&quot;WIOSNA&quot; ; IF([.B684] &lt; DATE(YEAR([.A684]);9;23); &quot;LATO&quot;; IF([.B684] &lt; DATE(YEAR([.A684]);12;21);&quot;JESIEŃ&quot;; &quot;ZIMA&quot;))))" office:value-type="string" office:string-value="JESIEŃ" calcext:value-type="string">
            <text:p>JESIEŃ</text:p>
          </table:table-cell>
          <table:table-cell table:formula="of:=IF([.C684] = &quot;ZIMA&quot;; 0.2; IF([.C684] = &quot;WIOSNA&quot;; 0.5; IF([.C684] = &quot;LATO&quot;; 0.9; 0.4)))" office:value-type="float" office:value="0.4" calcext:value-type="float">
            <text:p>0,4</text:p>
          </table:table-cell>
          <table:table-cell table:formula="of:=IF(WEEKDAY([.A684];2)&lt; 6; 1; 0) * [.$J$3] *[.D684] *[.$J$7]" office:value-type="float" office:value="264" calcext:value-type="float">
            <text:p>264</text:p>
          </table:table-cell>
          <table:table-cell table:formula="of:=IF(WEEKDAY([.A684];2) = 7; 150; 0)" office:value-type="float" office:value="0" calcext:value-type="float">
            <text:p>0</text:p>
          </table:table-cell>
          <table:table-cell table:formula="of:=[.G683] -[.F684] +[.E684]" office:value-type="float" office:value="143020" calcext:value-type="float">
            <text:p>1430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14" calcext:value-type="date">
            <text:p>14.11.2024</text:p>
          </table:table-cell>
          <table:table-cell table:formula="of:=[.A685]" office:value-type="date" office:date-value="2024-11-14" calcext:value-type="date">
            <text:p>11-14</text:p>
          </table:table-cell>
          <table:table-cell table:style-name="ce1" table:formula="of:=IF([.B685] &lt; DATE(YEAR([.A685]);3;21); &quot;ZIMA&quot;; IF([.B685] &lt; DATE(YEAR([.A685]);6;21);&quot;WIOSNA&quot; ; IF([.B685] &lt; DATE(YEAR([.A685]);9;23); &quot;LATO&quot;; IF([.B685] &lt; DATE(YEAR([.A685]);12;21);&quot;JESIEŃ&quot;; &quot;ZIMA&quot;))))" office:value-type="string" office:string-value="JESIEŃ" calcext:value-type="string">
            <text:p>JESIEŃ</text:p>
          </table:table-cell>
          <table:table-cell table:formula="of:=IF([.C685] = &quot;ZIMA&quot;; 0.2; IF([.C685] = &quot;WIOSNA&quot;; 0.5; IF([.C685] = &quot;LATO&quot;; 0.9; 0.4)))" office:value-type="float" office:value="0.4" calcext:value-type="float">
            <text:p>0,4</text:p>
          </table:table-cell>
          <table:table-cell table:formula="of:=IF(WEEKDAY([.A685];2)&lt; 6; 1; 0) * [.$J$3] *[.D685] *[.$J$7]" office:value-type="float" office:value="264" calcext:value-type="float">
            <text:p>264</text:p>
          </table:table-cell>
          <table:table-cell table:formula="of:=IF(WEEKDAY([.A685];2) = 7; 150; 0)" office:value-type="float" office:value="0" calcext:value-type="float">
            <text:p>0</text:p>
          </table:table-cell>
          <table:table-cell table:formula="of:=[.G684] -[.F685] +[.E685]" office:value-type="float" office:value="143284" calcext:value-type="float">
            <text:p>14328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15" calcext:value-type="date">
            <text:p>15.11.2024</text:p>
          </table:table-cell>
          <table:table-cell table:formula="of:=[.A686]" office:value-type="date" office:date-value="2024-11-15" calcext:value-type="date">
            <text:p>11-15</text:p>
          </table:table-cell>
          <table:table-cell table:style-name="ce1" table:formula="of:=IF([.B686] &lt; DATE(YEAR([.A686]);3;21); &quot;ZIMA&quot;; IF([.B686] &lt; DATE(YEAR([.A686]);6;21);&quot;WIOSNA&quot; ; IF([.B686] &lt; DATE(YEAR([.A686]);9;23); &quot;LATO&quot;; IF([.B686] &lt; DATE(YEAR([.A686]);12;21);&quot;JESIEŃ&quot;; &quot;ZIMA&quot;))))" office:value-type="string" office:string-value="JESIEŃ" calcext:value-type="string">
            <text:p>JESIEŃ</text:p>
          </table:table-cell>
          <table:table-cell table:formula="of:=IF([.C686] = &quot;ZIMA&quot;; 0.2; IF([.C686] = &quot;WIOSNA&quot;; 0.5; IF([.C686] = &quot;LATO&quot;; 0.9; 0.4)))" office:value-type="float" office:value="0.4" calcext:value-type="float">
            <text:p>0,4</text:p>
          </table:table-cell>
          <table:table-cell table:formula="of:=IF(WEEKDAY([.A686];2)&lt; 6; 1; 0) * [.$J$3] *[.D686] *[.$J$7]" office:value-type="float" office:value="264" calcext:value-type="float">
            <text:p>264</text:p>
          </table:table-cell>
          <table:table-cell table:formula="of:=IF(WEEKDAY([.A686];2) = 7; 150; 0)" office:value-type="float" office:value="0" calcext:value-type="float">
            <text:p>0</text:p>
          </table:table-cell>
          <table:table-cell table:formula="of:=[.G685] -[.F686] +[.E686]" office:value-type="float" office:value="143548" calcext:value-type="float">
            <text:p>14354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16" calcext:value-type="date">
            <text:p>16.11.2024</text:p>
          </table:table-cell>
          <table:table-cell table:formula="of:=[.A687]" office:value-type="date" office:date-value="2024-11-16" calcext:value-type="date">
            <text:p>11-16</text:p>
          </table:table-cell>
          <table:table-cell table:style-name="ce1" table:formula="of:=IF([.B687] &lt; DATE(YEAR([.A687]);3;21); &quot;ZIMA&quot;; IF([.B687] &lt; DATE(YEAR([.A687]);6;21);&quot;WIOSNA&quot; ; IF([.B687] &lt; DATE(YEAR([.A687]);9;23); &quot;LATO&quot;; IF([.B687] &lt; DATE(YEAR([.A687]);12;21);&quot;JESIEŃ&quot;; &quot;ZIMA&quot;))))" office:value-type="string" office:string-value="JESIEŃ" calcext:value-type="string">
            <text:p>JESIEŃ</text:p>
          </table:table-cell>
          <table:table-cell table:formula="of:=IF([.C687] = &quot;ZIMA&quot;; 0.2; IF([.C687] = &quot;WIOSNA&quot;; 0.5; IF([.C687] = &quot;LATO&quot;; 0.9; 0.4)))" office:value-type="float" office:value="0.4" calcext:value-type="float">
            <text:p>0,4</text:p>
          </table:table-cell>
          <table:table-cell table:formula="of:=IF(WEEKDAY([.A687];2)&lt; 6; 1; 0) * [.$J$3] *[.D687] *[.$J$7]" office:value-type="float" office:value="0" calcext:value-type="float">
            <text:p>0</text:p>
          </table:table-cell>
          <table:table-cell table:formula="of:=IF(WEEKDAY([.A687];2) = 7; 150; 0)" office:value-type="float" office:value="0" calcext:value-type="float">
            <text:p>0</text:p>
          </table:table-cell>
          <table:table-cell table:formula="of:=[.G686] -[.F687] +[.E687]" office:value-type="float" office:value="143548" calcext:value-type="float">
            <text:p>14354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17" calcext:value-type="date">
            <text:p>17.11.2024</text:p>
          </table:table-cell>
          <table:table-cell table:formula="of:=[.A688]" office:value-type="date" office:date-value="2024-11-17" calcext:value-type="date">
            <text:p>11-17</text:p>
          </table:table-cell>
          <table:table-cell table:style-name="ce1" table:formula="of:=IF([.B688] &lt; DATE(YEAR([.A688]);3;21); &quot;ZIMA&quot;; IF([.B688] &lt; DATE(YEAR([.A688]);6;21);&quot;WIOSNA&quot; ; IF([.B688] &lt; DATE(YEAR([.A688]);9;23); &quot;LATO&quot;; IF([.B688] &lt; DATE(YEAR([.A688]);12;21);&quot;JESIEŃ&quot;; &quot;ZIMA&quot;))))" office:value-type="string" office:string-value="JESIEŃ" calcext:value-type="string">
            <text:p>JESIEŃ</text:p>
          </table:table-cell>
          <table:table-cell table:formula="of:=IF([.C688] = &quot;ZIMA&quot;; 0.2; IF([.C688] = &quot;WIOSNA&quot;; 0.5; IF([.C688] = &quot;LATO&quot;; 0.9; 0.4)))" office:value-type="float" office:value="0.4" calcext:value-type="float">
            <text:p>0,4</text:p>
          </table:table-cell>
          <table:table-cell table:formula="of:=IF(WEEKDAY([.A688];2)&lt; 6; 1; 0) * [.$J$3] *[.D688] *[.$J$7]" office:value-type="float" office:value="0" calcext:value-type="float">
            <text:p>0</text:p>
          </table:table-cell>
          <table:table-cell table:formula="of:=IF(WEEKDAY([.A688];2) = 7; 150; 0)" office:value-type="float" office:value="150" calcext:value-type="float">
            <text:p>150</text:p>
          </table:table-cell>
          <table:table-cell table:formula="of:=[.G687] -[.F688] +[.E688]" office:value-type="float" office:value="143398" calcext:value-type="float">
            <text:p>14339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18" calcext:value-type="date">
            <text:p>18.11.2024</text:p>
          </table:table-cell>
          <table:table-cell table:formula="of:=[.A689]" office:value-type="date" office:date-value="2024-11-18" calcext:value-type="date">
            <text:p>11-18</text:p>
          </table:table-cell>
          <table:table-cell table:style-name="ce1" table:formula="of:=IF([.B689] &lt; DATE(YEAR([.A689]);3;21); &quot;ZIMA&quot;; IF([.B689] &lt; DATE(YEAR([.A689]);6;21);&quot;WIOSNA&quot; ; IF([.B689] &lt; DATE(YEAR([.A689]);9;23); &quot;LATO&quot;; IF([.B689] &lt; DATE(YEAR([.A689]);12;21);&quot;JESIEŃ&quot;; &quot;ZIMA&quot;))))" office:value-type="string" office:string-value="JESIEŃ" calcext:value-type="string">
            <text:p>JESIEŃ</text:p>
          </table:table-cell>
          <table:table-cell table:formula="of:=IF([.C689] = &quot;ZIMA&quot;; 0.2; IF([.C689] = &quot;WIOSNA&quot;; 0.5; IF([.C689] = &quot;LATO&quot;; 0.9; 0.4)))" office:value-type="float" office:value="0.4" calcext:value-type="float">
            <text:p>0,4</text:p>
          </table:table-cell>
          <table:table-cell table:formula="of:=IF(WEEKDAY([.A689];2)&lt; 6; 1; 0) * [.$J$3] *[.D689] *[.$J$7]" office:value-type="float" office:value="264" calcext:value-type="float">
            <text:p>264</text:p>
          </table:table-cell>
          <table:table-cell table:formula="of:=IF(WEEKDAY([.A689];2) = 7; 150; 0)" office:value-type="float" office:value="0" calcext:value-type="float">
            <text:p>0</text:p>
          </table:table-cell>
          <table:table-cell table:formula="of:=[.G688] -[.F689] +[.E689]" office:value-type="float" office:value="143662" calcext:value-type="float">
            <text:p>14366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19" calcext:value-type="date">
            <text:p>19.11.2024</text:p>
          </table:table-cell>
          <table:table-cell table:formula="of:=[.A690]" office:value-type="date" office:date-value="2024-11-19" calcext:value-type="date">
            <text:p>11-19</text:p>
          </table:table-cell>
          <table:table-cell table:style-name="ce1" table:formula="of:=IF([.B690] &lt; DATE(YEAR([.A690]);3;21); &quot;ZIMA&quot;; IF([.B690] &lt; DATE(YEAR([.A690]);6;21);&quot;WIOSNA&quot; ; IF([.B690] &lt; DATE(YEAR([.A690]);9;23); &quot;LATO&quot;; IF([.B690] &lt; DATE(YEAR([.A690]);12;21);&quot;JESIEŃ&quot;; &quot;ZIMA&quot;))))" office:value-type="string" office:string-value="JESIEŃ" calcext:value-type="string">
            <text:p>JESIEŃ</text:p>
          </table:table-cell>
          <table:table-cell table:formula="of:=IF([.C690] = &quot;ZIMA&quot;; 0.2; IF([.C690] = &quot;WIOSNA&quot;; 0.5; IF([.C690] = &quot;LATO&quot;; 0.9; 0.4)))" office:value-type="float" office:value="0.4" calcext:value-type="float">
            <text:p>0,4</text:p>
          </table:table-cell>
          <table:table-cell table:formula="of:=IF(WEEKDAY([.A690];2)&lt; 6; 1; 0) * [.$J$3] *[.D690] *[.$J$7]" office:value-type="float" office:value="264" calcext:value-type="float">
            <text:p>264</text:p>
          </table:table-cell>
          <table:table-cell table:formula="of:=IF(WEEKDAY([.A690];2) = 7; 150; 0)" office:value-type="float" office:value="0" calcext:value-type="float">
            <text:p>0</text:p>
          </table:table-cell>
          <table:table-cell table:formula="of:=[.G689] -[.F690] +[.E690]" office:value-type="float" office:value="143926" calcext:value-type="float">
            <text:p>14392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0" calcext:value-type="date">
            <text:p>20.11.2024</text:p>
          </table:table-cell>
          <table:table-cell table:formula="of:=[.A691]" office:value-type="date" office:date-value="2024-11-20" calcext:value-type="date">
            <text:p>11-20</text:p>
          </table:table-cell>
          <table:table-cell table:style-name="ce1" table:formula="of:=IF([.B691] &lt; DATE(YEAR([.A691]);3;21); &quot;ZIMA&quot;; IF([.B691] &lt; DATE(YEAR([.A691]);6;21);&quot;WIOSNA&quot; ; IF([.B691] &lt; DATE(YEAR([.A691]);9;23); &quot;LATO&quot;; IF([.B691] &lt; DATE(YEAR([.A691]);12;21);&quot;JESIEŃ&quot;; &quot;ZIMA&quot;))))" office:value-type="string" office:string-value="JESIEŃ" calcext:value-type="string">
            <text:p>JESIEŃ</text:p>
          </table:table-cell>
          <table:table-cell table:formula="of:=IF([.C691] = &quot;ZIMA&quot;; 0.2; IF([.C691] = &quot;WIOSNA&quot;; 0.5; IF([.C691] = &quot;LATO&quot;; 0.9; 0.4)))" office:value-type="float" office:value="0.4" calcext:value-type="float">
            <text:p>0,4</text:p>
          </table:table-cell>
          <table:table-cell table:formula="of:=IF(WEEKDAY([.A691];2)&lt; 6; 1; 0) * [.$J$3] *[.D691] *[.$J$7]" office:value-type="float" office:value="264" calcext:value-type="float">
            <text:p>264</text:p>
          </table:table-cell>
          <table:table-cell table:formula="of:=IF(WEEKDAY([.A691];2) = 7; 150; 0)" office:value-type="float" office:value="0" calcext:value-type="float">
            <text:p>0</text:p>
          </table:table-cell>
          <table:table-cell table:formula="of:=[.G690] -[.F691] +[.E691]" office:value-type="float" office:value="144190" calcext:value-type="float">
            <text:p>1441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1" calcext:value-type="date">
            <text:p>21.11.2024</text:p>
          </table:table-cell>
          <table:table-cell table:formula="of:=[.A692]" office:value-type="date" office:date-value="2024-11-21" calcext:value-type="date">
            <text:p>11-21</text:p>
          </table:table-cell>
          <table:table-cell table:style-name="ce1" table:formula="of:=IF([.B692] &lt; DATE(YEAR([.A692]);3;21); &quot;ZIMA&quot;; IF([.B692] &lt; DATE(YEAR([.A692]);6;21);&quot;WIOSNA&quot; ; IF([.B692] &lt; DATE(YEAR([.A692]);9;23); &quot;LATO&quot;; IF([.B692] &lt; DATE(YEAR([.A692]);12;21);&quot;JESIEŃ&quot;; &quot;ZIMA&quot;))))" office:value-type="string" office:string-value="JESIEŃ" calcext:value-type="string">
            <text:p>JESIEŃ</text:p>
          </table:table-cell>
          <table:table-cell table:formula="of:=IF([.C692] = &quot;ZIMA&quot;; 0.2; IF([.C692] = &quot;WIOSNA&quot;; 0.5; IF([.C692] = &quot;LATO&quot;; 0.9; 0.4)))" office:value-type="float" office:value="0.4" calcext:value-type="float">
            <text:p>0,4</text:p>
          </table:table-cell>
          <table:table-cell table:formula="of:=IF(WEEKDAY([.A692];2)&lt; 6; 1; 0) * [.$J$3] *[.D692] *[.$J$7]" office:value-type="float" office:value="264" calcext:value-type="float">
            <text:p>264</text:p>
          </table:table-cell>
          <table:table-cell table:formula="of:=IF(WEEKDAY([.A692];2) = 7; 150; 0)" office:value-type="float" office:value="0" calcext:value-type="float">
            <text:p>0</text:p>
          </table:table-cell>
          <table:table-cell table:formula="of:=[.G691] -[.F692] +[.E692]" office:value-type="float" office:value="144454" calcext:value-type="float">
            <text:p>14445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2" calcext:value-type="date">
            <text:p>22.11.2024</text:p>
          </table:table-cell>
          <table:table-cell table:formula="of:=[.A693]" office:value-type="date" office:date-value="2024-11-22" calcext:value-type="date">
            <text:p>11-22</text:p>
          </table:table-cell>
          <table:table-cell table:style-name="ce1" table:formula="of:=IF([.B693] &lt; DATE(YEAR([.A693]);3;21); &quot;ZIMA&quot;; IF([.B693] &lt; DATE(YEAR([.A693]);6;21);&quot;WIOSNA&quot; ; IF([.B693] &lt; DATE(YEAR([.A693]);9;23); &quot;LATO&quot;; IF([.B693] &lt; DATE(YEAR([.A693]);12;21);&quot;JESIEŃ&quot;; &quot;ZIMA&quot;))))" office:value-type="string" office:string-value="JESIEŃ" calcext:value-type="string">
            <text:p>JESIEŃ</text:p>
          </table:table-cell>
          <table:table-cell table:formula="of:=IF([.C693] = &quot;ZIMA&quot;; 0.2; IF([.C693] = &quot;WIOSNA&quot;; 0.5; IF([.C693] = &quot;LATO&quot;; 0.9; 0.4)))" office:value-type="float" office:value="0.4" calcext:value-type="float">
            <text:p>0,4</text:p>
          </table:table-cell>
          <table:table-cell table:formula="of:=IF(WEEKDAY([.A693];2)&lt; 6; 1; 0) * [.$J$3] *[.D693] *[.$J$7]" office:value-type="float" office:value="264" calcext:value-type="float">
            <text:p>264</text:p>
          </table:table-cell>
          <table:table-cell table:formula="of:=IF(WEEKDAY([.A693];2) = 7; 150; 0)" office:value-type="float" office:value="0" calcext:value-type="float">
            <text:p>0</text:p>
          </table:table-cell>
          <table:table-cell table:formula="of:=[.G692] -[.F693] +[.E693]" office:value-type="float" office:value="144718" calcext:value-type="float">
            <text:p>14471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3" calcext:value-type="date">
            <text:p>23.11.2024</text:p>
          </table:table-cell>
          <table:table-cell table:formula="of:=[.A694]" office:value-type="date" office:date-value="2024-11-23" calcext:value-type="date">
            <text:p>11-23</text:p>
          </table:table-cell>
          <table:table-cell table:style-name="ce1" table:formula="of:=IF([.B694] &lt; DATE(YEAR([.A694]);3;21); &quot;ZIMA&quot;; IF([.B694] &lt; DATE(YEAR([.A694]);6;21);&quot;WIOSNA&quot; ; IF([.B694] &lt; DATE(YEAR([.A694]);9;23); &quot;LATO&quot;; IF([.B694] &lt; DATE(YEAR([.A694]);12;21);&quot;JESIEŃ&quot;; &quot;ZIMA&quot;))))" office:value-type="string" office:string-value="JESIEŃ" calcext:value-type="string">
            <text:p>JESIEŃ</text:p>
          </table:table-cell>
          <table:table-cell table:formula="of:=IF([.C694] = &quot;ZIMA&quot;; 0.2; IF([.C694] = &quot;WIOSNA&quot;; 0.5; IF([.C694] = &quot;LATO&quot;; 0.9; 0.4)))" office:value-type="float" office:value="0.4" calcext:value-type="float">
            <text:p>0,4</text:p>
          </table:table-cell>
          <table:table-cell table:formula="of:=IF(WEEKDAY([.A694];2)&lt; 6; 1; 0) * [.$J$3] *[.D694] *[.$J$7]" office:value-type="float" office:value="0" calcext:value-type="float">
            <text:p>0</text:p>
          </table:table-cell>
          <table:table-cell table:formula="of:=IF(WEEKDAY([.A694];2) = 7; 150; 0)" office:value-type="float" office:value="0" calcext:value-type="float">
            <text:p>0</text:p>
          </table:table-cell>
          <table:table-cell table:formula="of:=[.G693] -[.F694] +[.E694]" office:value-type="float" office:value="144718" calcext:value-type="float">
            <text:p>14471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4" calcext:value-type="date">
            <text:p>24.11.2024</text:p>
          </table:table-cell>
          <table:table-cell table:formula="of:=[.A695]" office:value-type="date" office:date-value="2024-11-24" calcext:value-type="date">
            <text:p>11-24</text:p>
          </table:table-cell>
          <table:table-cell table:style-name="ce1" table:formula="of:=IF([.B695] &lt; DATE(YEAR([.A695]);3;21); &quot;ZIMA&quot;; IF([.B695] &lt; DATE(YEAR([.A695]);6;21);&quot;WIOSNA&quot; ; IF([.B695] &lt; DATE(YEAR([.A695]);9;23); &quot;LATO&quot;; IF([.B695] &lt; DATE(YEAR([.A695]);12;21);&quot;JESIEŃ&quot;; &quot;ZIMA&quot;))))" office:value-type="string" office:string-value="JESIEŃ" calcext:value-type="string">
            <text:p>JESIEŃ</text:p>
          </table:table-cell>
          <table:table-cell table:formula="of:=IF([.C695] = &quot;ZIMA&quot;; 0.2; IF([.C695] = &quot;WIOSNA&quot;; 0.5; IF([.C695] = &quot;LATO&quot;; 0.9; 0.4)))" office:value-type="float" office:value="0.4" calcext:value-type="float">
            <text:p>0,4</text:p>
          </table:table-cell>
          <table:table-cell table:formula="of:=IF(WEEKDAY([.A695];2)&lt; 6; 1; 0) * [.$J$3] *[.D695] *[.$J$7]" office:value-type="float" office:value="0" calcext:value-type="float">
            <text:p>0</text:p>
          </table:table-cell>
          <table:table-cell table:formula="of:=IF(WEEKDAY([.A695];2) = 7; 150; 0)" office:value-type="float" office:value="150" calcext:value-type="float">
            <text:p>150</text:p>
          </table:table-cell>
          <table:table-cell table:formula="of:=[.G694] -[.F695] +[.E695]" office:value-type="float" office:value="144568" calcext:value-type="float">
            <text:p>14456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5" calcext:value-type="date">
            <text:p>25.11.2024</text:p>
          </table:table-cell>
          <table:table-cell table:formula="of:=[.A696]" office:value-type="date" office:date-value="2024-11-25" calcext:value-type="date">
            <text:p>11-25</text:p>
          </table:table-cell>
          <table:table-cell table:style-name="ce1" table:formula="of:=IF([.B696] &lt; DATE(YEAR([.A696]);3;21); &quot;ZIMA&quot;; IF([.B696] &lt; DATE(YEAR([.A696]);6;21);&quot;WIOSNA&quot; ; IF([.B696] &lt; DATE(YEAR([.A696]);9;23); &quot;LATO&quot;; IF([.B696] &lt; DATE(YEAR([.A696]);12;21);&quot;JESIEŃ&quot;; &quot;ZIMA&quot;))))" office:value-type="string" office:string-value="JESIEŃ" calcext:value-type="string">
            <text:p>JESIEŃ</text:p>
          </table:table-cell>
          <table:table-cell table:formula="of:=IF([.C696] = &quot;ZIMA&quot;; 0.2; IF([.C696] = &quot;WIOSNA&quot;; 0.5; IF([.C696] = &quot;LATO&quot;; 0.9; 0.4)))" office:value-type="float" office:value="0.4" calcext:value-type="float">
            <text:p>0,4</text:p>
          </table:table-cell>
          <table:table-cell table:formula="of:=IF(WEEKDAY([.A696];2)&lt; 6; 1; 0) * [.$J$3] *[.D696] *[.$J$7]" office:value-type="float" office:value="264" calcext:value-type="float">
            <text:p>264</text:p>
          </table:table-cell>
          <table:table-cell table:formula="of:=IF(WEEKDAY([.A696];2) = 7; 150; 0)" office:value-type="float" office:value="0" calcext:value-type="float">
            <text:p>0</text:p>
          </table:table-cell>
          <table:table-cell table:formula="of:=[.G695] -[.F696] +[.E696]" office:value-type="float" office:value="144832" calcext:value-type="float">
            <text:p>14483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6" calcext:value-type="date">
            <text:p>26.11.2024</text:p>
          </table:table-cell>
          <table:table-cell table:formula="of:=[.A697]" office:value-type="date" office:date-value="2024-11-26" calcext:value-type="date">
            <text:p>11-26</text:p>
          </table:table-cell>
          <table:table-cell table:style-name="ce1" table:formula="of:=IF([.B697] &lt; DATE(YEAR([.A697]);3;21); &quot;ZIMA&quot;; IF([.B697] &lt; DATE(YEAR([.A697]);6;21);&quot;WIOSNA&quot; ; IF([.B697] &lt; DATE(YEAR([.A697]);9;23); &quot;LATO&quot;; IF([.B697] &lt; DATE(YEAR([.A697]);12;21);&quot;JESIEŃ&quot;; &quot;ZIMA&quot;))))" office:value-type="string" office:string-value="JESIEŃ" calcext:value-type="string">
            <text:p>JESIEŃ</text:p>
          </table:table-cell>
          <table:table-cell table:formula="of:=IF([.C697] = &quot;ZIMA&quot;; 0.2; IF([.C697] = &quot;WIOSNA&quot;; 0.5; IF([.C697] = &quot;LATO&quot;; 0.9; 0.4)))" office:value-type="float" office:value="0.4" calcext:value-type="float">
            <text:p>0,4</text:p>
          </table:table-cell>
          <table:table-cell table:formula="of:=IF(WEEKDAY([.A697];2)&lt; 6; 1; 0) * [.$J$3] *[.D697] *[.$J$7]" office:value-type="float" office:value="264" calcext:value-type="float">
            <text:p>264</text:p>
          </table:table-cell>
          <table:table-cell table:formula="of:=IF(WEEKDAY([.A697];2) = 7; 150; 0)" office:value-type="float" office:value="0" calcext:value-type="float">
            <text:p>0</text:p>
          </table:table-cell>
          <table:table-cell table:formula="of:=[.G696] -[.F697] +[.E697]" office:value-type="float" office:value="145096" calcext:value-type="float">
            <text:p>14509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7" calcext:value-type="date">
            <text:p>27.11.2024</text:p>
          </table:table-cell>
          <table:table-cell table:formula="of:=[.A698]" office:value-type="date" office:date-value="2024-11-27" calcext:value-type="date">
            <text:p>11-27</text:p>
          </table:table-cell>
          <table:table-cell table:style-name="ce1" table:formula="of:=IF([.B698] &lt; DATE(YEAR([.A698]);3;21); &quot;ZIMA&quot;; IF([.B698] &lt; DATE(YEAR([.A698]);6;21);&quot;WIOSNA&quot; ; IF([.B698] &lt; DATE(YEAR([.A698]);9;23); &quot;LATO&quot;; IF([.B698] &lt; DATE(YEAR([.A698]);12;21);&quot;JESIEŃ&quot;; &quot;ZIMA&quot;))))" office:value-type="string" office:string-value="JESIEŃ" calcext:value-type="string">
            <text:p>JESIEŃ</text:p>
          </table:table-cell>
          <table:table-cell table:formula="of:=IF([.C698] = &quot;ZIMA&quot;; 0.2; IF([.C698] = &quot;WIOSNA&quot;; 0.5; IF([.C698] = &quot;LATO&quot;; 0.9; 0.4)))" office:value-type="float" office:value="0.4" calcext:value-type="float">
            <text:p>0,4</text:p>
          </table:table-cell>
          <table:table-cell table:formula="of:=IF(WEEKDAY([.A698];2)&lt; 6; 1; 0) * [.$J$3] *[.D698] *[.$J$7]" office:value-type="float" office:value="264" calcext:value-type="float">
            <text:p>264</text:p>
          </table:table-cell>
          <table:table-cell table:formula="of:=IF(WEEKDAY([.A698];2) = 7; 150; 0)" office:value-type="float" office:value="0" calcext:value-type="float">
            <text:p>0</text:p>
          </table:table-cell>
          <table:table-cell table:formula="of:=[.G697] -[.F698] +[.E698]" office:value-type="float" office:value="145360" calcext:value-type="float">
            <text:p>1453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8" calcext:value-type="date">
            <text:p>28.11.2024</text:p>
          </table:table-cell>
          <table:table-cell table:formula="of:=[.A699]" office:value-type="date" office:date-value="2024-11-28" calcext:value-type="date">
            <text:p>11-28</text:p>
          </table:table-cell>
          <table:table-cell table:style-name="ce1" table:formula="of:=IF([.B699] &lt; DATE(YEAR([.A699]);3;21); &quot;ZIMA&quot;; IF([.B699] &lt; DATE(YEAR([.A699]);6;21);&quot;WIOSNA&quot; ; IF([.B699] &lt; DATE(YEAR([.A699]);9;23); &quot;LATO&quot;; IF([.B699] &lt; DATE(YEAR([.A699]);12;21);&quot;JESIEŃ&quot;; &quot;ZIMA&quot;))))" office:value-type="string" office:string-value="JESIEŃ" calcext:value-type="string">
            <text:p>JESIEŃ</text:p>
          </table:table-cell>
          <table:table-cell table:formula="of:=IF([.C699] = &quot;ZIMA&quot;; 0.2; IF([.C699] = &quot;WIOSNA&quot;; 0.5; IF([.C699] = &quot;LATO&quot;; 0.9; 0.4)))" office:value-type="float" office:value="0.4" calcext:value-type="float">
            <text:p>0,4</text:p>
          </table:table-cell>
          <table:table-cell table:formula="of:=IF(WEEKDAY([.A699];2)&lt; 6; 1; 0) * [.$J$3] *[.D699] *[.$J$7]" office:value-type="float" office:value="264" calcext:value-type="float">
            <text:p>264</text:p>
          </table:table-cell>
          <table:table-cell table:formula="of:=IF(WEEKDAY([.A699];2) = 7; 150; 0)" office:value-type="float" office:value="0" calcext:value-type="float">
            <text:p>0</text:p>
          </table:table-cell>
          <table:table-cell table:formula="of:=[.G698] -[.F699] +[.E699]" office:value-type="float" office:value="145624" calcext:value-type="float">
            <text:p>14562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9" calcext:value-type="date">
            <text:p>29.11.2024</text:p>
          </table:table-cell>
          <table:table-cell table:formula="of:=[.A700]" office:value-type="date" office:date-value="2024-11-29" calcext:value-type="date">
            <text:p>11-29</text:p>
          </table:table-cell>
          <table:table-cell table:style-name="ce1" table:formula="of:=IF([.B700] &lt; DATE(YEAR([.A700]);3;21); &quot;ZIMA&quot;; IF([.B700] &lt; DATE(YEAR([.A700]);6;21);&quot;WIOSNA&quot; ; IF([.B700] &lt; DATE(YEAR([.A700]);9;23); &quot;LATO&quot;; IF([.B700] &lt; DATE(YEAR([.A700]);12;21);&quot;JESIEŃ&quot;; &quot;ZIMA&quot;))))" office:value-type="string" office:string-value="JESIEŃ" calcext:value-type="string">
            <text:p>JESIEŃ</text:p>
          </table:table-cell>
          <table:table-cell table:formula="of:=IF([.C700] = &quot;ZIMA&quot;; 0.2; IF([.C700] = &quot;WIOSNA&quot;; 0.5; IF([.C700] = &quot;LATO&quot;; 0.9; 0.4)))" office:value-type="float" office:value="0.4" calcext:value-type="float">
            <text:p>0,4</text:p>
          </table:table-cell>
          <table:table-cell table:formula="of:=IF(WEEKDAY([.A700];2)&lt; 6; 1; 0) * [.$J$3] *[.D700] *[.$J$7]" office:value-type="float" office:value="264" calcext:value-type="float">
            <text:p>264</text:p>
          </table:table-cell>
          <table:table-cell table:formula="of:=IF(WEEKDAY([.A700];2) = 7; 150; 0)" office:value-type="float" office:value="0" calcext:value-type="float">
            <text:p>0</text:p>
          </table:table-cell>
          <table:table-cell table:formula="of:=[.G699] -[.F700] +[.E700]" office:value-type="float" office:value="145888" calcext:value-type="float">
            <text:p>14588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30" calcext:value-type="date">
            <text:p>30.11.2024</text:p>
          </table:table-cell>
          <table:table-cell table:formula="of:=[.A701]" office:value-type="date" office:date-value="2024-11-30" calcext:value-type="date">
            <text:p>11-30</text:p>
          </table:table-cell>
          <table:table-cell table:style-name="ce1" table:formula="of:=IF([.B701] &lt; DATE(YEAR([.A701]);3;21); &quot;ZIMA&quot;; IF([.B701] &lt; DATE(YEAR([.A701]);6;21);&quot;WIOSNA&quot; ; IF([.B701] &lt; DATE(YEAR([.A701]);9;23); &quot;LATO&quot;; IF([.B701] &lt; DATE(YEAR([.A701]);12;21);&quot;JESIEŃ&quot;; &quot;ZIMA&quot;))))" office:value-type="string" office:string-value="JESIEŃ" calcext:value-type="string">
            <text:p>JESIEŃ</text:p>
          </table:table-cell>
          <table:table-cell table:formula="of:=IF([.C701] = &quot;ZIMA&quot;; 0.2; IF([.C701] = &quot;WIOSNA&quot;; 0.5; IF([.C701] = &quot;LATO&quot;; 0.9; 0.4)))" office:value-type="float" office:value="0.4" calcext:value-type="float">
            <text:p>0,4</text:p>
          </table:table-cell>
          <table:table-cell table:formula="of:=IF(WEEKDAY([.A701];2)&lt; 6; 1; 0) * [.$J$3] *[.D701] *[.$J$7]" office:value-type="float" office:value="0" calcext:value-type="float">
            <text:p>0</text:p>
          </table:table-cell>
          <table:table-cell table:formula="of:=IF(WEEKDAY([.A701];2) = 7; 150; 0)" office:value-type="float" office:value="0" calcext:value-type="float">
            <text:p>0</text:p>
          </table:table-cell>
          <table:table-cell table:formula="of:=[.G700] -[.F701] +[.E701]" office:value-type="float" office:value="145888" calcext:value-type="float">
            <text:p>14588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1" calcext:value-type="date">
            <text:p>1.12.2024</text:p>
          </table:table-cell>
          <table:table-cell table:formula="of:=[.A702]" office:value-type="date" office:date-value="2024-12-01" calcext:value-type="date">
            <text:p>12-01</text:p>
          </table:table-cell>
          <table:table-cell table:style-name="ce1" table:formula="of:=IF([.B702] &lt; DATE(YEAR([.A702]);3;21); &quot;ZIMA&quot;; IF([.B702] &lt; DATE(YEAR([.A702]);6;21);&quot;WIOSNA&quot; ; IF([.B702] &lt; DATE(YEAR([.A702]);9;23); &quot;LATO&quot;; IF([.B702] &lt; DATE(YEAR([.A702]);12;21);&quot;JESIEŃ&quot;; &quot;ZIMA&quot;))))" office:value-type="string" office:string-value="JESIEŃ" calcext:value-type="string">
            <text:p>JESIEŃ</text:p>
          </table:table-cell>
          <table:table-cell table:formula="of:=IF([.C702] = &quot;ZIMA&quot;; 0.2; IF([.C702] = &quot;WIOSNA&quot;; 0.5; IF([.C702] = &quot;LATO&quot;; 0.9; 0.4)))" office:value-type="float" office:value="0.4" calcext:value-type="float">
            <text:p>0,4</text:p>
          </table:table-cell>
          <table:table-cell table:formula="of:=IF(WEEKDAY([.A702];2)&lt; 6; 1; 0) * [.$J$3] *[.D702] *[.$J$7]" office:value-type="float" office:value="0" calcext:value-type="float">
            <text:p>0</text:p>
          </table:table-cell>
          <table:table-cell table:formula="of:=IF(WEEKDAY([.A702];2) = 7; 150; 0)" office:value-type="float" office:value="150" calcext:value-type="float">
            <text:p>150</text:p>
          </table:table-cell>
          <table:table-cell table:formula="of:=[.G701] -[.F702] +[.E702]" office:value-type="float" office:value="145738" calcext:value-type="float">
            <text:p>14573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2" calcext:value-type="date">
            <text:p>2.12.2024</text:p>
          </table:table-cell>
          <table:table-cell table:formula="of:=[.A703]" office:value-type="date" office:date-value="2024-12-02" calcext:value-type="date">
            <text:p>12-02</text:p>
          </table:table-cell>
          <table:table-cell table:style-name="ce1" table:formula="of:=IF([.B703] &lt; DATE(YEAR([.A703]);3;21); &quot;ZIMA&quot;; IF([.B703] &lt; DATE(YEAR([.A703]);6;21);&quot;WIOSNA&quot; ; IF([.B703] &lt; DATE(YEAR([.A703]);9;23); &quot;LATO&quot;; IF([.B703] &lt; DATE(YEAR([.A703]);12;21);&quot;JESIEŃ&quot;; &quot;ZIMA&quot;))))" office:value-type="string" office:string-value="JESIEŃ" calcext:value-type="string">
            <text:p>JESIEŃ</text:p>
          </table:table-cell>
          <table:table-cell table:formula="of:=IF([.C703] = &quot;ZIMA&quot;; 0.2; IF([.C703] = &quot;WIOSNA&quot;; 0.5; IF([.C703] = &quot;LATO&quot;; 0.9; 0.4)))" office:value-type="float" office:value="0.4" calcext:value-type="float">
            <text:p>0,4</text:p>
          </table:table-cell>
          <table:table-cell table:formula="of:=IF(WEEKDAY([.A703];2)&lt; 6; 1; 0) * [.$J$3] *[.D703] *[.$J$7]" office:value-type="float" office:value="264" calcext:value-type="float">
            <text:p>264</text:p>
          </table:table-cell>
          <table:table-cell table:formula="of:=IF(WEEKDAY([.A703];2) = 7; 150; 0)" office:value-type="float" office:value="0" calcext:value-type="float">
            <text:p>0</text:p>
          </table:table-cell>
          <table:table-cell table:formula="of:=[.G702] -[.F703] +[.E703]" office:value-type="float" office:value="146002" calcext:value-type="float">
            <text:p>14600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3" calcext:value-type="date">
            <text:p>3.12.2024</text:p>
          </table:table-cell>
          <table:table-cell table:formula="of:=[.A704]" office:value-type="date" office:date-value="2024-12-03" calcext:value-type="date">
            <text:p>12-03</text:p>
          </table:table-cell>
          <table:table-cell table:style-name="ce1" table:formula="of:=IF([.B704] &lt; DATE(YEAR([.A704]);3;21); &quot;ZIMA&quot;; IF([.B704] &lt; DATE(YEAR([.A704]);6;21);&quot;WIOSNA&quot; ; IF([.B704] &lt; DATE(YEAR([.A704]);9;23); &quot;LATO&quot;; IF([.B704] &lt; DATE(YEAR([.A704]);12;21);&quot;JESIEŃ&quot;; &quot;ZIMA&quot;))))" office:value-type="string" office:string-value="JESIEŃ" calcext:value-type="string">
            <text:p>JESIEŃ</text:p>
          </table:table-cell>
          <table:table-cell table:formula="of:=IF([.C704] = &quot;ZIMA&quot;; 0.2; IF([.C704] = &quot;WIOSNA&quot;; 0.5; IF([.C704] = &quot;LATO&quot;; 0.9; 0.4)))" office:value-type="float" office:value="0.4" calcext:value-type="float">
            <text:p>0,4</text:p>
          </table:table-cell>
          <table:table-cell table:formula="of:=IF(WEEKDAY([.A704];2)&lt; 6; 1; 0) * [.$J$3] *[.D704] *[.$J$7]" office:value-type="float" office:value="264" calcext:value-type="float">
            <text:p>264</text:p>
          </table:table-cell>
          <table:table-cell table:formula="of:=IF(WEEKDAY([.A704];2) = 7; 150; 0)" office:value-type="float" office:value="0" calcext:value-type="float">
            <text:p>0</text:p>
          </table:table-cell>
          <table:table-cell table:formula="of:=[.G703] -[.F704] +[.E704]" office:value-type="float" office:value="146266" calcext:value-type="float">
            <text:p>14626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4" calcext:value-type="date">
            <text:p>4.12.2024</text:p>
          </table:table-cell>
          <table:table-cell table:formula="of:=[.A705]" office:value-type="date" office:date-value="2024-12-04" calcext:value-type="date">
            <text:p>12-04</text:p>
          </table:table-cell>
          <table:table-cell table:style-name="ce1" table:formula="of:=IF([.B705] &lt; DATE(YEAR([.A705]);3;21); &quot;ZIMA&quot;; IF([.B705] &lt; DATE(YEAR([.A705]);6;21);&quot;WIOSNA&quot; ; IF([.B705] &lt; DATE(YEAR([.A705]);9;23); &quot;LATO&quot;; IF([.B705] &lt; DATE(YEAR([.A705]);12;21);&quot;JESIEŃ&quot;; &quot;ZIMA&quot;))))" office:value-type="string" office:string-value="JESIEŃ" calcext:value-type="string">
            <text:p>JESIEŃ</text:p>
          </table:table-cell>
          <table:table-cell table:formula="of:=IF([.C705] = &quot;ZIMA&quot;; 0.2; IF([.C705] = &quot;WIOSNA&quot;; 0.5; IF([.C705] = &quot;LATO&quot;; 0.9; 0.4)))" office:value-type="float" office:value="0.4" calcext:value-type="float">
            <text:p>0,4</text:p>
          </table:table-cell>
          <table:table-cell table:formula="of:=IF(WEEKDAY([.A705];2)&lt; 6; 1; 0) * [.$J$3] *[.D705] *[.$J$7]" office:value-type="float" office:value="264" calcext:value-type="float">
            <text:p>264</text:p>
          </table:table-cell>
          <table:table-cell table:formula="of:=IF(WEEKDAY([.A705];2) = 7; 150; 0)" office:value-type="float" office:value="0" calcext:value-type="float">
            <text:p>0</text:p>
          </table:table-cell>
          <table:table-cell table:formula="of:=[.G704] -[.F705] +[.E705]" office:value-type="float" office:value="146530" calcext:value-type="float">
            <text:p>14653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5" calcext:value-type="date">
            <text:p>5.12.2024</text:p>
          </table:table-cell>
          <table:table-cell table:formula="of:=[.A706]" office:value-type="date" office:date-value="2024-12-05" calcext:value-type="date">
            <text:p>12-05</text:p>
          </table:table-cell>
          <table:table-cell table:style-name="ce1" table:formula="of:=IF([.B706] &lt; DATE(YEAR([.A706]);3;21); &quot;ZIMA&quot;; IF([.B706] &lt; DATE(YEAR([.A706]);6;21);&quot;WIOSNA&quot; ; IF([.B706] &lt; DATE(YEAR([.A706]);9;23); &quot;LATO&quot;; IF([.B706] &lt; DATE(YEAR([.A706]);12;21);&quot;JESIEŃ&quot;; &quot;ZIMA&quot;))))" office:value-type="string" office:string-value="JESIEŃ" calcext:value-type="string">
            <text:p>JESIEŃ</text:p>
          </table:table-cell>
          <table:table-cell table:formula="of:=IF([.C706] = &quot;ZIMA&quot;; 0.2; IF([.C706] = &quot;WIOSNA&quot;; 0.5; IF([.C706] = &quot;LATO&quot;; 0.9; 0.4)))" office:value-type="float" office:value="0.4" calcext:value-type="float">
            <text:p>0,4</text:p>
          </table:table-cell>
          <table:table-cell table:formula="of:=IF(WEEKDAY([.A706];2)&lt; 6; 1; 0) * [.$J$3] *[.D706] *[.$J$7]" office:value-type="float" office:value="264" calcext:value-type="float">
            <text:p>264</text:p>
          </table:table-cell>
          <table:table-cell table:formula="of:=IF(WEEKDAY([.A706];2) = 7; 150; 0)" office:value-type="float" office:value="0" calcext:value-type="float">
            <text:p>0</text:p>
          </table:table-cell>
          <table:table-cell table:formula="of:=[.G705] -[.F706] +[.E706]" office:value-type="float" office:value="146794" calcext:value-type="float">
            <text:p>14679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6" calcext:value-type="date">
            <text:p>6.12.2024</text:p>
          </table:table-cell>
          <table:table-cell table:formula="of:=[.A707]" office:value-type="date" office:date-value="2024-12-06" calcext:value-type="date">
            <text:p>12-06</text:p>
          </table:table-cell>
          <table:table-cell table:style-name="ce1" table:formula="of:=IF([.B707] &lt; DATE(YEAR([.A707]);3;21); &quot;ZIMA&quot;; IF([.B707] &lt; DATE(YEAR([.A707]);6;21);&quot;WIOSNA&quot; ; IF([.B707] &lt; DATE(YEAR([.A707]);9;23); &quot;LATO&quot;; IF([.B707] &lt; DATE(YEAR([.A707]);12;21);&quot;JESIEŃ&quot;; &quot;ZIMA&quot;))))" office:value-type="string" office:string-value="JESIEŃ" calcext:value-type="string">
            <text:p>JESIEŃ</text:p>
          </table:table-cell>
          <table:table-cell table:formula="of:=IF([.C707] = &quot;ZIMA&quot;; 0.2; IF([.C707] = &quot;WIOSNA&quot;; 0.5; IF([.C707] = &quot;LATO&quot;; 0.9; 0.4)))" office:value-type="float" office:value="0.4" calcext:value-type="float">
            <text:p>0,4</text:p>
          </table:table-cell>
          <table:table-cell table:formula="of:=IF(WEEKDAY([.A707];2)&lt; 6; 1; 0) * [.$J$3] *[.D707] *[.$J$7]" office:value-type="float" office:value="264" calcext:value-type="float">
            <text:p>264</text:p>
          </table:table-cell>
          <table:table-cell table:formula="of:=IF(WEEKDAY([.A707];2) = 7; 150; 0)" office:value-type="float" office:value="0" calcext:value-type="float">
            <text:p>0</text:p>
          </table:table-cell>
          <table:table-cell table:formula="of:=[.G706] -[.F707] +[.E707]" office:value-type="float" office:value="147058" calcext:value-type="float">
            <text:p>14705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7" calcext:value-type="date">
            <text:p>7.12.2024</text:p>
          </table:table-cell>
          <table:table-cell table:formula="of:=[.A708]" office:value-type="date" office:date-value="2024-12-07" calcext:value-type="date">
            <text:p>12-07</text:p>
          </table:table-cell>
          <table:table-cell table:style-name="ce1" table:formula="of:=IF([.B708] &lt; DATE(YEAR([.A708]);3;21); &quot;ZIMA&quot;; IF([.B708] &lt; DATE(YEAR([.A708]);6;21);&quot;WIOSNA&quot; ; IF([.B708] &lt; DATE(YEAR([.A708]);9;23); &quot;LATO&quot;; IF([.B708] &lt; DATE(YEAR([.A708]);12;21);&quot;JESIEŃ&quot;; &quot;ZIMA&quot;))))" office:value-type="string" office:string-value="JESIEŃ" calcext:value-type="string">
            <text:p>JESIEŃ</text:p>
          </table:table-cell>
          <table:table-cell table:formula="of:=IF([.C708] = &quot;ZIMA&quot;; 0.2; IF([.C708] = &quot;WIOSNA&quot;; 0.5; IF([.C708] = &quot;LATO&quot;; 0.9; 0.4)))" office:value-type="float" office:value="0.4" calcext:value-type="float">
            <text:p>0,4</text:p>
          </table:table-cell>
          <table:table-cell table:formula="of:=IF(WEEKDAY([.A708];2)&lt; 6; 1; 0) * [.$J$3] *[.D708] *[.$J$7]" office:value-type="float" office:value="0" calcext:value-type="float">
            <text:p>0</text:p>
          </table:table-cell>
          <table:table-cell table:formula="of:=IF(WEEKDAY([.A708];2) = 7; 150; 0)" office:value-type="float" office:value="0" calcext:value-type="float">
            <text:p>0</text:p>
          </table:table-cell>
          <table:table-cell table:formula="of:=[.G707] -[.F708] +[.E708]" office:value-type="float" office:value="147058" calcext:value-type="float">
            <text:p>14705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8" calcext:value-type="date">
            <text:p>8.12.2024</text:p>
          </table:table-cell>
          <table:table-cell table:formula="of:=[.A709]" office:value-type="date" office:date-value="2024-12-08" calcext:value-type="date">
            <text:p>12-08</text:p>
          </table:table-cell>
          <table:table-cell table:style-name="ce1" table:formula="of:=IF([.B709] &lt; DATE(YEAR([.A709]);3;21); &quot;ZIMA&quot;; IF([.B709] &lt; DATE(YEAR([.A709]);6;21);&quot;WIOSNA&quot; ; IF([.B709] &lt; DATE(YEAR([.A709]);9;23); &quot;LATO&quot;; IF([.B709] &lt; DATE(YEAR([.A709]);12;21);&quot;JESIEŃ&quot;; &quot;ZIMA&quot;))))" office:value-type="string" office:string-value="JESIEŃ" calcext:value-type="string">
            <text:p>JESIEŃ</text:p>
          </table:table-cell>
          <table:table-cell table:formula="of:=IF([.C709] = &quot;ZIMA&quot;; 0.2; IF([.C709] = &quot;WIOSNA&quot;; 0.5; IF([.C709] = &quot;LATO&quot;; 0.9; 0.4)))" office:value-type="float" office:value="0.4" calcext:value-type="float">
            <text:p>0,4</text:p>
          </table:table-cell>
          <table:table-cell table:formula="of:=IF(WEEKDAY([.A709];2)&lt; 6; 1; 0) * [.$J$3] *[.D709] *[.$J$7]" office:value-type="float" office:value="0" calcext:value-type="float">
            <text:p>0</text:p>
          </table:table-cell>
          <table:table-cell table:formula="of:=IF(WEEKDAY([.A709];2) = 7; 150; 0)" office:value-type="float" office:value="150" calcext:value-type="float">
            <text:p>150</text:p>
          </table:table-cell>
          <table:table-cell table:formula="of:=[.G708] -[.F709] +[.E709]" office:value-type="float" office:value="146908" calcext:value-type="float">
            <text:p>14690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9" calcext:value-type="date">
            <text:p>9.12.2024</text:p>
          </table:table-cell>
          <table:table-cell table:formula="of:=[.A710]" office:value-type="date" office:date-value="2024-12-09" calcext:value-type="date">
            <text:p>12-09</text:p>
          </table:table-cell>
          <table:table-cell table:style-name="ce1" table:formula="of:=IF([.B710] &lt; DATE(YEAR([.A710]);3;21); &quot;ZIMA&quot;; IF([.B710] &lt; DATE(YEAR([.A710]);6;21);&quot;WIOSNA&quot; ; IF([.B710] &lt; DATE(YEAR([.A710]);9;23); &quot;LATO&quot;; IF([.B710] &lt; DATE(YEAR([.A710]);12;21);&quot;JESIEŃ&quot;; &quot;ZIMA&quot;))))" office:value-type="string" office:string-value="JESIEŃ" calcext:value-type="string">
            <text:p>JESIEŃ</text:p>
          </table:table-cell>
          <table:table-cell table:formula="of:=IF([.C710] = &quot;ZIMA&quot;; 0.2; IF([.C710] = &quot;WIOSNA&quot;; 0.5; IF([.C710] = &quot;LATO&quot;; 0.9; 0.4)))" office:value-type="float" office:value="0.4" calcext:value-type="float">
            <text:p>0,4</text:p>
          </table:table-cell>
          <table:table-cell table:formula="of:=IF(WEEKDAY([.A710];2)&lt; 6; 1; 0) * [.$J$3] *[.D710] *[.$J$7]" office:value-type="float" office:value="264" calcext:value-type="float">
            <text:p>264</text:p>
          </table:table-cell>
          <table:table-cell table:formula="of:=IF(WEEKDAY([.A710];2) = 7; 150; 0)" office:value-type="float" office:value="0" calcext:value-type="float">
            <text:p>0</text:p>
          </table:table-cell>
          <table:table-cell table:formula="of:=[.G709] -[.F710] +[.E710]" office:value-type="float" office:value="147172" calcext:value-type="float">
            <text:p>14717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0" calcext:value-type="date">
            <text:p>10.12.2024</text:p>
          </table:table-cell>
          <table:table-cell table:formula="of:=[.A711]" office:value-type="date" office:date-value="2024-12-10" calcext:value-type="date">
            <text:p>12-10</text:p>
          </table:table-cell>
          <table:table-cell table:style-name="ce1" table:formula="of:=IF([.B711] &lt; DATE(YEAR([.A711]);3;21); &quot;ZIMA&quot;; IF([.B711] &lt; DATE(YEAR([.A711]);6;21);&quot;WIOSNA&quot; ; IF([.B711] &lt; DATE(YEAR([.A711]);9;23); &quot;LATO&quot;; IF([.B711] &lt; DATE(YEAR([.A711]);12;21);&quot;JESIEŃ&quot;; &quot;ZIMA&quot;))))" office:value-type="string" office:string-value="JESIEŃ" calcext:value-type="string">
            <text:p>JESIEŃ</text:p>
          </table:table-cell>
          <table:table-cell table:formula="of:=IF([.C711] = &quot;ZIMA&quot;; 0.2; IF([.C711] = &quot;WIOSNA&quot;; 0.5; IF([.C711] = &quot;LATO&quot;; 0.9; 0.4)))" office:value-type="float" office:value="0.4" calcext:value-type="float">
            <text:p>0,4</text:p>
          </table:table-cell>
          <table:table-cell table:formula="of:=IF(WEEKDAY([.A711];2)&lt; 6; 1; 0) * [.$J$3] *[.D711] *[.$J$7]" office:value-type="float" office:value="264" calcext:value-type="float">
            <text:p>264</text:p>
          </table:table-cell>
          <table:table-cell table:formula="of:=IF(WEEKDAY([.A711];2) = 7; 150; 0)" office:value-type="float" office:value="0" calcext:value-type="float">
            <text:p>0</text:p>
          </table:table-cell>
          <table:table-cell table:formula="of:=[.G710] -[.F711] +[.E711]" office:value-type="float" office:value="147436" calcext:value-type="float">
            <text:p>14743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1" calcext:value-type="date">
            <text:p>11.12.2024</text:p>
          </table:table-cell>
          <table:table-cell table:formula="of:=[.A712]" office:value-type="date" office:date-value="2024-12-11" calcext:value-type="date">
            <text:p>12-11</text:p>
          </table:table-cell>
          <table:table-cell table:style-name="ce1" table:formula="of:=IF([.B712] &lt; DATE(YEAR([.A712]);3;21); &quot;ZIMA&quot;; IF([.B712] &lt; DATE(YEAR([.A712]);6;21);&quot;WIOSNA&quot; ; IF([.B712] &lt; DATE(YEAR([.A712]);9;23); &quot;LATO&quot;; IF([.B712] &lt; DATE(YEAR([.A712]);12;21);&quot;JESIEŃ&quot;; &quot;ZIMA&quot;))))" office:value-type="string" office:string-value="JESIEŃ" calcext:value-type="string">
            <text:p>JESIEŃ</text:p>
          </table:table-cell>
          <table:table-cell table:formula="of:=IF([.C712] = &quot;ZIMA&quot;; 0.2; IF([.C712] = &quot;WIOSNA&quot;; 0.5; IF([.C712] = &quot;LATO&quot;; 0.9; 0.4)))" office:value-type="float" office:value="0.4" calcext:value-type="float">
            <text:p>0,4</text:p>
          </table:table-cell>
          <table:table-cell table:formula="of:=IF(WEEKDAY([.A712];2)&lt; 6; 1; 0) * [.$J$3] *[.D712] *[.$J$7]" office:value-type="float" office:value="264" calcext:value-type="float">
            <text:p>264</text:p>
          </table:table-cell>
          <table:table-cell table:formula="of:=IF(WEEKDAY([.A712];2) = 7; 150; 0)" office:value-type="float" office:value="0" calcext:value-type="float">
            <text:p>0</text:p>
          </table:table-cell>
          <table:table-cell table:formula="of:=[.G711] -[.F712] +[.E712]" office:value-type="float" office:value="147700" calcext:value-type="float">
            <text:p>1477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2" calcext:value-type="date">
            <text:p>12.12.2024</text:p>
          </table:table-cell>
          <table:table-cell table:formula="of:=[.A713]" office:value-type="date" office:date-value="2024-12-12" calcext:value-type="date">
            <text:p>12-12</text:p>
          </table:table-cell>
          <table:table-cell table:style-name="ce1" table:formula="of:=IF([.B713] &lt; DATE(YEAR([.A713]);3;21); &quot;ZIMA&quot;; IF([.B713] &lt; DATE(YEAR([.A713]);6;21);&quot;WIOSNA&quot; ; IF([.B713] &lt; DATE(YEAR([.A713]);9;23); &quot;LATO&quot;; IF([.B713] &lt; DATE(YEAR([.A713]);12;21);&quot;JESIEŃ&quot;; &quot;ZIMA&quot;))))" office:value-type="string" office:string-value="JESIEŃ" calcext:value-type="string">
            <text:p>JESIEŃ</text:p>
          </table:table-cell>
          <table:table-cell table:formula="of:=IF([.C713] = &quot;ZIMA&quot;; 0.2; IF([.C713] = &quot;WIOSNA&quot;; 0.5; IF([.C713] = &quot;LATO&quot;; 0.9; 0.4)))" office:value-type="float" office:value="0.4" calcext:value-type="float">
            <text:p>0,4</text:p>
          </table:table-cell>
          <table:table-cell table:formula="of:=IF(WEEKDAY([.A713];2)&lt; 6; 1; 0) * [.$J$3] *[.D713] *[.$J$7]" office:value-type="float" office:value="264" calcext:value-type="float">
            <text:p>264</text:p>
          </table:table-cell>
          <table:table-cell table:formula="of:=IF(WEEKDAY([.A713];2) = 7; 150; 0)" office:value-type="float" office:value="0" calcext:value-type="float">
            <text:p>0</text:p>
          </table:table-cell>
          <table:table-cell table:formula="of:=[.G712] -[.F713] +[.E713]" office:value-type="float" office:value="147964" calcext:value-type="float">
            <text:p>1479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3" calcext:value-type="date">
            <text:p>13.12.2024</text:p>
          </table:table-cell>
          <table:table-cell table:formula="of:=[.A714]" office:value-type="date" office:date-value="2024-12-13" calcext:value-type="date">
            <text:p>12-13</text:p>
          </table:table-cell>
          <table:table-cell table:style-name="ce1" table:formula="of:=IF([.B714] &lt; DATE(YEAR([.A714]);3;21); &quot;ZIMA&quot;; IF([.B714] &lt; DATE(YEAR([.A714]);6;21);&quot;WIOSNA&quot; ; IF([.B714] &lt; DATE(YEAR([.A714]);9;23); &quot;LATO&quot;; IF([.B714] &lt; DATE(YEAR([.A714]);12;21);&quot;JESIEŃ&quot;; &quot;ZIMA&quot;))))" office:value-type="string" office:string-value="JESIEŃ" calcext:value-type="string">
            <text:p>JESIEŃ</text:p>
          </table:table-cell>
          <table:table-cell table:formula="of:=IF([.C714] = &quot;ZIMA&quot;; 0.2; IF([.C714] = &quot;WIOSNA&quot;; 0.5; IF([.C714] = &quot;LATO&quot;; 0.9; 0.4)))" office:value-type="float" office:value="0.4" calcext:value-type="float">
            <text:p>0,4</text:p>
          </table:table-cell>
          <table:table-cell table:formula="of:=IF(WEEKDAY([.A714];2)&lt; 6; 1; 0) * [.$J$3] *[.D714] *[.$J$7]" office:value-type="float" office:value="264" calcext:value-type="float">
            <text:p>264</text:p>
          </table:table-cell>
          <table:table-cell table:formula="of:=IF(WEEKDAY([.A714];2) = 7; 150; 0)" office:value-type="float" office:value="0" calcext:value-type="float">
            <text:p>0</text:p>
          </table:table-cell>
          <table:table-cell table:formula="of:=[.G713] -[.F714] +[.E714]" office:value-type="float" office:value="148228" calcext:value-type="float">
            <text:p>14822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4" calcext:value-type="date">
            <text:p>14.12.2024</text:p>
          </table:table-cell>
          <table:table-cell table:formula="of:=[.A715]" office:value-type="date" office:date-value="2024-12-14" calcext:value-type="date">
            <text:p>12-14</text:p>
          </table:table-cell>
          <table:table-cell table:style-name="ce1" table:formula="of:=IF([.B715] &lt; DATE(YEAR([.A715]);3;21); &quot;ZIMA&quot;; IF([.B715] &lt; DATE(YEAR([.A715]);6;21);&quot;WIOSNA&quot; ; IF([.B715] &lt; DATE(YEAR([.A715]);9;23); &quot;LATO&quot;; IF([.B715] &lt; DATE(YEAR([.A715]);12;21);&quot;JESIEŃ&quot;; &quot;ZIMA&quot;))))" office:value-type="string" office:string-value="JESIEŃ" calcext:value-type="string">
            <text:p>JESIEŃ</text:p>
          </table:table-cell>
          <table:table-cell table:formula="of:=IF([.C715] = &quot;ZIMA&quot;; 0.2; IF([.C715] = &quot;WIOSNA&quot;; 0.5; IF([.C715] = &quot;LATO&quot;; 0.9; 0.4)))" office:value-type="float" office:value="0.4" calcext:value-type="float">
            <text:p>0,4</text:p>
          </table:table-cell>
          <table:table-cell table:formula="of:=IF(WEEKDAY([.A715];2)&lt; 6; 1; 0) * [.$J$3] *[.D715] *[.$J$7]" office:value-type="float" office:value="0" calcext:value-type="float">
            <text:p>0</text:p>
          </table:table-cell>
          <table:table-cell table:formula="of:=IF(WEEKDAY([.A715];2) = 7; 150; 0)" office:value-type="float" office:value="0" calcext:value-type="float">
            <text:p>0</text:p>
          </table:table-cell>
          <table:table-cell table:formula="of:=[.G714] -[.F715] +[.E715]" office:value-type="float" office:value="148228" calcext:value-type="float">
            <text:p>14822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5" calcext:value-type="date">
            <text:p>15.12.2024</text:p>
          </table:table-cell>
          <table:table-cell table:formula="of:=[.A716]" office:value-type="date" office:date-value="2024-12-15" calcext:value-type="date">
            <text:p>12-15</text:p>
          </table:table-cell>
          <table:table-cell table:style-name="ce1" table:formula="of:=IF([.B716] &lt; DATE(YEAR([.A716]);3;21); &quot;ZIMA&quot;; IF([.B716] &lt; DATE(YEAR([.A716]);6;21);&quot;WIOSNA&quot; ; IF([.B716] &lt; DATE(YEAR([.A716]);9;23); &quot;LATO&quot;; IF([.B716] &lt; DATE(YEAR([.A716]);12;21);&quot;JESIEŃ&quot;; &quot;ZIMA&quot;))))" office:value-type="string" office:string-value="JESIEŃ" calcext:value-type="string">
            <text:p>JESIEŃ</text:p>
          </table:table-cell>
          <table:table-cell table:formula="of:=IF([.C716] = &quot;ZIMA&quot;; 0.2; IF([.C716] = &quot;WIOSNA&quot;; 0.5; IF([.C716] = &quot;LATO&quot;; 0.9; 0.4)))" office:value-type="float" office:value="0.4" calcext:value-type="float">
            <text:p>0,4</text:p>
          </table:table-cell>
          <table:table-cell table:formula="of:=IF(WEEKDAY([.A716];2)&lt; 6; 1; 0) * [.$J$3] *[.D716] *[.$J$7]" office:value-type="float" office:value="0" calcext:value-type="float">
            <text:p>0</text:p>
          </table:table-cell>
          <table:table-cell table:formula="of:=IF(WEEKDAY([.A716];2) = 7; 150; 0)" office:value-type="float" office:value="150" calcext:value-type="float">
            <text:p>150</text:p>
          </table:table-cell>
          <table:table-cell table:formula="of:=[.G715] -[.F716] +[.E716]" office:value-type="float" office:value="148078" calcext:value-type="float">
            <text:p>14807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6" calcext:value-type="date">
            <text:p>16.12.2024</text:p>
          </table:table-cell>
          <table:table-cell table:formula="of:=[.A717]" office:value-type="date" office:date-value="2024-12-16" calcext:value-type="date">
            <text:p>12-16</text:p>
          </table:table-cell>
          <table:table-cell table:style-name="ce1" table:formula="of:=IF([.B717] &lt; DATE(YEAR([.A717]);3;21); &quot;ZIMA&quot;; IF([.B717] &lt; DATE(YEAR([.A717]);6;21);&quot;WIOSNA&quot; ; IF([.B717] &lt; DATE(YEAR([.A717]);9;23); &quot;LATO&quot;; IF([.B717] &lt; DATE(YEAR([.A717]);12;21);&quot;JESIEŃ&quot;; &quot;ZIMA&quot;))))" office:value-type="string" office:string-value="JESIEŃ" calcext:value-type="string">
            <text:p>JESIEŃ</text:p>
          </table:table-cell>
          <table:table-cell table:formula="of:=IF([.C717] = &quot;ZIMA&quot;; 0.2; IF([.C717] = &quot;WIOSNA&quot;; 0.5; IF([.C717] = &quot;LATO&quot;; 0.9; 0.4)))" office:value-type="float" office:value="0.4" calcext:value-type="float">
            <text:p>0,4</text:p>
          </table:table-cell>
          <table:table-cell table:formula="of:=IF(WEEKDAY([.A717];2)&lt; 6; 1; 0) * [.$J$3] *[.D717] *[.$J$7]" office:value-type="float" office:value="264" calcext:value-type="float">
            <text:p>264</text:p>
          </table:table-cell>
          <table:table-cell table:formula="of:=IF(WEEKDAY([.A717];2) = 7; 150; 0)" office:value-type="float" office:value="0" calcext:value-type="float">
            <text:p>0</text:p>
          </table:table-cell>
          <table:table-cell table:formula="of:=[.G716] -[.F717] +[.E717]" office:value-type="float" office:value="148342" calcext:value-type="float">
            <text:p>14834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7" calcext:value-type="date">
            <text:p>17.12.2024</text:p>
          </table:table-cell>
          <table:table-cell table:formula="of:=[.A718]" office:value-type="date" office:date-value="2024-12-17" calcext:value-type="date">
            <text:p>12-17</text:p>
          </table:table-cell>
          <table:table-cell table:style-name="ce1" table:formula="of:=IF([.B718] &lt; DATE(YEAR([.A718]);3;21); &quot;ZIMA&quot;; IF([.B718] &lt; DATE(YEAR([.A718]);6;21);&quot;WIOSNA&quot; ; IF([.B718] &lt; DATE(YEAR([.A718]);9;23); &quot;LATO&quot;; IF([.B718] &lt; DATE(YEAR([.A718]);12;21);&quot;JESIEŃ&quot;; &quot;ZIMA&quot;))))" office:value-type="string" office:string-value="JESIEŃ" calcext:value-type="string">
            <text:p>JESIEŃ</text:p>
          </table:table-cell>
          <table:table-cell table:formula="of:=IF([.C718] = &quot;ZIMA&quot;; 0.2; IF([.C718] = &quot;WIOSNA&quot;; 0.5; IF([.C718] = &quot;LATO&quot;; 0.9; 0.4)))" office:value-type="float" office:value="0.4" calcext:value-type="float">
            <text:p>0,4</text:p>
          </table:table-cell>
          <table:table-cell table:formula="of:=IF(WEEKDAY([.A718];2)&lt; 6; 1; 0) * [.$J$3] *[.D718] *[.$J$7]" office:value-type="float" office:value="264" calcext:value-type="float">
            <text:p>264</text:p>
          </table:table-cell>
          <table:table-cell table:formula="of:=IF(WEEKDAY([.A718];2) = 7; 150; 0)" office:value-type="float" office:value="0" calcext:value-type="float">
            <text:p>0</text:p>
          </table:table-cell>
          <table:table-cell table:formula="of:=[.G717] -[.F718] +[.E718]" office:value-type="float" office:value="148606" calcext:value-type="float">
            <text:p>14860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8" calcext:value-type="date">
            <text:p>18.12.2024</text:p>
          </table:table-cell>
          <table:table-cell table:formula="of:=[.A719]" office:value-type="date" office:date-value="2024-12-18" calcext:value-type="date">
            <text:p>12-18</text:p>
          </table:table-cell>
          <table:table-cell table:style-name="ce1" table:formula="of:=IF([.B719] &lt; DATE(YEAR([.A719]);3;21); &quot;ZIMA&quot;; IF([.B719] &lt; DATE(YEAR([.A719]);6;21);&quot;WIOSNA&quot; ; IF([.B719] &lt; DATE(YEAR([.A719]);9;23); &quot;LATO&quot;; IF([.B719] &lt; DATE(YEAR([.A719]);12;21);&quot;JESIEŃ&quot;; &quot;ZIMA&quot;))))" office:value-type="string" office:string-value="JESIEŃ" calcext:value-type="string">
            <text:p>JESIEŃ</text:p>
          </table:table-cell>
          <table:table-cell table:formula="of:=IF([.C719] = &quot;ZIMA&quot;; 0.2; IF([.C719] = &quot;WIOSNA&quot;; 0.5; IF([.C719] = &quot;LATO&quot;; 0.9; 0.4)))" office:value-type="float" office:value="0.4" calcext:value-type="float">
            <text:p>0,4</text:p>
          </table:table-cell>
          <table:table-cell table:formula="of:=IF(WEEKDAY([.A719];2)&lt; 6; 1; 0) * [.$J$3] *[.D719] *[.$J$7]" office:value-type="float" office:value="264" calcext:value-type="float">
            <text:p>264</text:p>
          </table:table-cell>
          <table:table-cell table:formula="of:=IF(WEEKDAY([.A719];2) = 7; 150; 0)" office:value-type="float" office:value="0" calcext:value-type="float">
            <text:p>0</text:p>
          </table:table-cell>
          <table:table-cell table:formula="of:=[.G718] -[.F719] +[.E719]" office:value-type="float" office:value="148870" calcext:value-type="float">
            <text:p>1488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9" calcext:value-type="date">
            <text:p>19.12.2024</text:p>
          </table:table-cell>
          <table:table-cell table:formula="of:=[.A720]" office:value-type="date" office:date-value="2024-12-19" calcext:value-type="date">
            <text:p>12-19</text:p>
          </table:table-cell>
          <table:table-cell table:style-name="ce1" table:formula="of:=IF([.B720] &lt; DATE(YEAR([.A720]);3;21); &quot;ZIMA&quot;; IF([.B720] &lt; DATE(YEAR([.A720]);6;21);&quot;WIOSNA&quot; ; IF([.B720] &lt; DATE(YEAR([.A720]);9;23); &quot;LATO&quot;; IF([.B720] &lt; DATE(YEAR([.A720]);12;21);&quot;JESIEŃ&quot;; &quot;ZIMA&quot;))))" office:value-type="string" office:string-value="JESIEŃ" calcext:value-type="string">
            <text:p>JESIEŃ</text:p>
          </table:table-cell>
          <table:table-cell table:formula="of:=IF([.C720] = &quot;ZIMA&quot;; 0.2; IF([.C720] = &quot;WIOSNA&quot;; 0.5; IF([.C720] = &quot;LATO&quot;; 0.9; 0.4)))" office:value-type="float" office:value="0.4" calcext:value-type="float">
            <text:p>0,4</text:p>
          </table:table-cell>
          <table:table-cell table:formula="of:=IF(WEEKDAY([.A720];2)&lt; 6; 1; 0) * [.$J$3] *[.D720] *[.$J$7]" office:value-type="float" office:value="264" calcext:value-type="float">
            <text:p>264</text:p>
          </table:table-cell>
          <table:table-cell table:formula="of:=IF(WEEKDAY([.A720];2) = 7; 150; 0)" office:value-type="float" office:value="0" calcext:value-type="float">
            <text:p>0</text:p>
          </table:table-cell>
          <table:table-cell table:formula="of:=[.G719] -[.F720] +[.E720]" office:value-type="float" office:value="149134" calcext:value-type="float">
            <text:p>14913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20" calcext:value-type="date">
            <text:p>20.12.2024</text:p>
          </table:table-cell>
          <table:table-cell table:formula="of:=[.A721]" office:value-type="date" office:date-value="2024-12-20" calcext:value-type="date">
            <text:p>12-20</text:p>
          </table:table-cell>
          <table:table-cell table:style-name="ce1" table:formula="of:=IF([.B721] &lt; DATE(YEAR([.A721]);3;21); &quot;ZIMA&quot;; IF([.B721] &lt; DATE(YEAR([.A721]);6;21);&quot;WIOSNA&quot; ; IF([.B721] &lt; DATE(YEAR([.A721]);9;23); &quot;LATO&quot;; IF([.B721] &lt; DATE(YEAR([.A721]);12;21);&quot;JESIEŃ&quot;; &quot;ZIMA&quot;))))" office:value-type="string" office:string-value="JESIEŃ" calcext:value-type="string">
            <text:p>JESIEŃ</text:p>
          </table:table-cell>
          <table:table-cell table:formula="of:=IF([.C721] = &quot;ZIMA&quot;; 0.2; IF([.C721] = &quot;WIOSNA&quot;; 0.5; IF([.C721] = &quot;LATO&quot;; 0.9; 0.4)))" office:value-type="float" office:value="0.4" calcext:value-type="float">
            <text:p>0,4</text:p>
          </table:table-cell>
          <table:table-cell table:formula="of:=IF(WEEKDAY([.A721];2)&lt; 6; 1; 0) * [.$J$3] *[.D721] *[.$J$7]" office:value-type="float" office:value="264" calcext:value-type="float">
            <text:p>264</text:p>
          </table:table-cell>
          <table:table-cell table:formula="of:=IF(WEEKDAY([.A721];2) = 7; 150; 0)" office:value-type="float" office:value="0" calcext:value-type="float">
            <text:p>0</text:p>
          </table:table-cell>
          <table:table-cell table:formula="of:=[.G720] -[.F721] +[.E721]" office:value-type="float" office:value="149398" calcext:value-type="float">
            <text:p>14939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21" calcext:value-type="date">
            <text:p>21.12.2024</text:p>
          </table:table-cell>
          <table:table-cell table:formula="of:=[.A722]" office:value-type="date" office:date-value="2024-12-21" calcext:value-type="date">
            <text:p>12-21</text:p>
          </table:table-cell>
          <table:table-cell table:style-name="ce1" table:formula="of:=IF([.B722] &lt; DATE(YEAR([.A722]);3;21); &quot;ZIMA&quot;; IF([.B722] &lt; DATE(YEAR([.A722]);6;21);&quot;WIOSNA&quot; ; IF([.B722] &lt; DATE(YEAR([.A722]);9;23); &quot;LATO&quot;; IF([.B722] &lt; DATE(YEAR([.A722]);12;21);&quot;JESIEŃ&quot;; &quot;ZIMA&quot;))))" office:value-type="string" office:string-value="ZIMA" calcext:value-type="string">
            <text:p>ZIMA</text:p>
          </table:table-cell>
          <table:table-cell table:formula="of:=IF([.C722] = &quot;ZIMA&quot;; 0.2; IF([.C722] = &quot;WIOSNA&quot;; 0.5; IF([.C722] = &quot;LATO&quot;; 0.9; 0.4)))" office:value-type="float" office:value="0.2" calcext:value-type="float">
            <text:p>0,2</text:p>
          </table:table-cell>
          <table:table-cell table:formula="of:=IF(WEEKDAY([.A722];2)&lt; 6; 1; 0) * [.$J$3] *[.D722] *[.$J$7]" office:value-type="float" office:value="0" calcext:value-type="float">
            <text:p>0</text:p>
          </table:table-cell>
          <table:table-cell table:formula="of:=IF(WEEKDAY([.A722];2) = 7; 150; 0)" office:value-type="float" office:value="0" calcext:value-type="float">
            <text:p>0</text:p>
          </table:table-cell>
          <table:table-cell table:formula="of:=[.G721] -[.F722] +[.E722]" office:value-type="float" office:value="149398" calcext:value-type="float">
            <text:p>14939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22" calcext:value-type="date">
            <text:p>22.12.2024</text:p>
          </table:table-cell>
          <table:table-cell table:formula="of:=[.A723]" office:value-type="date" office:date-value="2024-12-22" calcext:value-type="date">
            <text:p>12-22</text:p>
          </table:table-cell>
          <table:table-cell table:style-name="ce1" table:formula="of:=IF([.B723] &lt; DATE(YEAR([.A723]);3;21); &quot;ZIMA&quot;; IF([.B723] &lt; DATE(YEAR([.A723]);6;21);&quot;WIOSNA&quot; ; IF([.B723] &lt; DATE(YEAR([.A723]);9;23); &quot;LATO&quot;; IF([.B723] &lt; DATE(YEAR([.A723]);12;21);&quot;JESIEŃ&quot;; &quot;ZIMA&quot;))))" office:value-type="string" office:string-value="ZIMA" calcext:value-type="string">
            <text:p>ZIMA</text:p>
          </table:table-cell>
          <table:table-cell table:formula="of:=IF([.C723] = &quot;ZIMA&quot;; 0.2; IF([.C723] = &quot;WIOSNA&quot;; 0.5; IF([.C723] = &quot;LATO&quot;; 0.9; 0.4)))" office:value-type="float" office:value="0.2" calcext:value-type="float">
            <text:p>0,2</text:p>
          </table:table-cell>
          <table:table-cell table:formula="of:=IF(WEEKDAY([.A723];2)&lt; 6; 1; 0) * [.$J$3] *[.D723] *[.$J$7]" office:value-type="float" office:value="0" calcext:value-type="float">
            <text:p>0</text:p>
          </table:table-cell>
          <table:table-cell table:formula="of:=IF(WEEKDAY([.A723];2) = 7; 150; 0)" office:value-type="float" office:value="150" calcext:value-type="float">
            <text:p>150</text:p>
          </table:table-cell>
          <table:table-cell table:formula="of:=[.G722] -[.F723] +[.E723]" office:value-type="float" office:value="149248" calcext:value-type="float">
            <text:p>14924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23" calcext:value-type="date">
            <text:p>23.12.2024</text:p>
          </table:table-cell>
          <table:table-cell table:formula="of:=[.A724]" office:value-type="date" office:date-value="2024-12-23" calcext:value-type="date">
            <text:p>12-23</text:p>
          </table:table-cell>
          <table:table-cell table:style-name="ce1" table:formula="of:=IF([.B724] &lt; DATE(YEAR([.A724]);3;21); &quot;ZIMA&quot;; IF([.B724] &lt; DATE(YEAR([.A724]);6;21);&quot;WIOSNA&quot; ; IF([.B724] &lt; DATE(YEAR([.A724]);9;23); &quot;LATO&quot;; IF([.B724] &lt; DATE(YEAR([.A724]);12;21);&quot;JESIEŃ&quot;; &quot;ZIMA&quot;))))" office:value-type="string" office:string-value="ZIMA" calcext:value-type="string">
            <text:p>ZIMA</text:p>
          </table:table-cell>
          <table:table-cell table:formula="of:=IF([.C724] = &quot;ZIMA&quot;; 0.2; IF([.C724] = &quot;WIOSNA&quot;; 0.5; IF([.C724] = &quot;LATO&quot;; 0.9; 0.4)))" office:value-type="float" office:value="0.2" calcext:value-type="float">
            <text:p>0,2</text:p>
          </table:table-cell>
          <table:table-cell table:formula="of:=IF(WEEKDAY([.A724];2)&lt; 6; 1; 0) * [.$J$3] *[.D724] *[.$J$7]" office:value-type="float" office:value="132" calcext:value-type="float">
            <text:p>132</text:p>
          </table:table-cell>
          <table:table-cell table:formula="of:=IF(WEEKDAY([.A724];2) = 7; 150; 0)" office:value-type="float" office:value="0" calcext:value-type="float">
            <text:p>0</text:p>
          </table:table-cell>
          <table:table-cell table:formula="of:=[.G723] -[.F724] +[.E724]" office:value-type="float" office:value="149380" calcext:value-type="float">
            <text:p>1493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24" calcext:value-type="date">
            <text:p>24.12.2024</text:p>
          </table:table-cell>
          <table:table-cell table:formula="of:=[.A725]" office:value-type="date" office:date-value="2024-12-24" calcext:value-type="date">
            <text:p>12-24</text:p>
          </table:table-cell>
          <table:table-cell table:style-name="ce1" table:formula="of:=IF([.B725] &lt; DATE(YEAR([.A725]);3;21); &quot;ZIMA&quot;; IF([.B725] &lt; DATE(YEAR([.A725]);6;21);&quot;WIOSNA&quot; ; IF([.B725] &lt; DATE(YEAR([.A725]);9;23); &quot;LATO&quot;; IF([.B725] &lt; DATE(YEAR([.A725]);12;21);&quot;JESIEŃ&quot;; &quot;ZIMA&quot;))))" office:value-type="string" office:string-value="ZIMA" calcext:value-type="string">
            <text:p>ZIMA</text:p>
          </table:table-cell>
          <table:table-cell table:formula="of:=IF([.C725] = &quot;ZIMA&quot;; 0.2; IF([.C725] = &quot;WIOSNA&quot;; 0.5; IF([.C725] = &quot;LATO&quot;; 0.9; 0.4)))" office:value-type="float" office:value="0.2" calcext:value-type="float">
            <text:p>0,2</text:p>
          </table:table-cell>
          <table:table-cell table:formula="of:=IF(WEEKDAY([.A725];2)&lt; 6; 1; 0) * [.$J$3] *[.D725] *[.$J$7]" office:value-type="float" office:value="132" calcext:value-type="float">
            <text:p>132</text:p>
          </table:table-cell>
          <table:table-cell table:formula="of:=IF(WEEKDAY([.A725];2) = 7; 150; 0)" office:value-type="float" office:value="0" calcext:value-type="float">
            <text:p>0</text:p>
          </table:table-cell>
          <table:table-cell table:formula="of:=[.G724] -[.F725] +[.E725]" office:value-type="float" office:value="149512" calcext:value-type="float">
            <text:p>14951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25" calcext:value-type="date">
            <text:p>25.12.2024</text:p>
          </table:table-cell>
          <table:table-cell table:formula="of:=[.A726]" office:value-type="date" office:date-value="2024-12-25" calcext:value-type="date">
            <text:p>12-25</text:p>
          </table:table-cell>
          <table:table-cell table:style-name="ce1" table:formula="of:=IF([.B726] &lt; DATE(YEAR([.A726]);3;21); &quot;ZIMA&quot;; IF([.B726] &lt; DATE(YEAR([.A726]);6;21);&quot;WIOSNA&quot; ; IF([.B726] &lt; DATE(YEAR([.A726]);9;23); &quot;LATO&quot;; IF([.B726] &lt; DATE(YEAR([.A726]);12;21);&quot;JESIEŃ&quot;; &quot;ZIMA&quot;))))" office:value-type="string" office:string-value="ZIMA" calcext:value-type="string">
            <text:p>ZIMA</text:p>
          </table:table-cell>
          <table:table-cell table:formula="of:=IF([.C726] = &quot;ZIMA&quot;; 0.2; IF([.C726] = &quot;WIOSNA&quot;; 0.5; IF([.C726] = &quot;LATO&quot;; 0.9; 0.4)))" office:value-type="float" office:value="0.2" calcext:value-type="float">
            <text:p>0,2</text:p>
          </table:table-cell>
          <table:table-cell table:formula="of:=IF(WEEKDAY([.A726];2)&lt; 6; 1; 0) * [.$J$3] *[.D726] *[.$J$7]" office:value-type="float" office:value="132" calcext:value-type="float">
            <text:p>132</text:p>
          </table:table-cell>
          <table:table-cell table:formula="of:=IF(WEEKDAY([.A726];2) = 7; 150; 0)" office:value-type="float" office:value="0" calcext:value-type="float">
            <text:p>0</text:p>
          </table:table-cell>
          <table:table-cell table:formula="of:=[.G725] -[.F726] +[.E726]" office:value-type="float" office:value="149644" calcext:value-type="float">
            <text:p>14964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26" calcext:value-type="date">
            <text:p>26.12.2024</text:p>
          </table:table-cell>
          <table:table-cell table:formula="of:=[.A727]" office:value-type="date" office:date-value="2024-12-26" calcext:value-type="date">
            <text:p>12-26</text:p>
          </table:table-cell>
          <table:table-cell table:style-name="ce1" table:formula="of:=IF([.B727] &lt; DATE(YEAR([.A727]);3;21); &quot;ZIMA&quot;; IF([.B727] &lt; DATE(YEAR([.A727]);6;21);&quot;WIOSNA&quot; ; IF([.B727] &lt; DATE(YEAR([.A727]);9;23); &quot;LATO&quot;; IF([.B727] &lt; DATE(YEAR([.A727]);12;21);&quot;JESIEŃ&quot;; &quot;ZIMA&quot;))))" office:value-type="string" office:string-value="ZIMA" calcext:value-type="string">
            <text:p>ZIMA</text:p>
          </table:table-cell>
          <table:table-cell table:formula="of:=IF([.C727] = &quot;ZIMA&quot;; 0.2; IF([.C727] = &quot;WIOSNA&quot;; 0.5; IF([.C727] = &quot;LATO&quot;; 0.9; 0.4)))" office:value-type="float" office:value="0.2" calcext:value-type="float">
            <text:p>0,2</text:p>
          </table:table-cell>
          <table:table-cell table:formula="of:=IF(WEEKDAY([.A727];2)&lt; 6; 1; 0) * [.$J$3] *[.D727] *[.$J$7]" office:value-type="float" office:value="132" calcext:value-type="float">
            <text:p>132</text:p>
          </table:table-cell>
          <table:table-cell table:formula="of:=IF(WEEKDAY([.A727];2) = 7; 150; 0)" office:value-type="float" office:value="0" calcext:value-type="float">
            <text:p>0</text:p>
          </table:table-cell>
          <table:table-cell table:formula="of:=[.G726] -[.F727] +[.E727]" office:value-type="float" office:value="149776" calcext:value-type="float">
            <text:p>14977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27" calcext:value-type="date">
            <text:p>27.12.2024</text:p>
          </table:table-cell>
          <table:table-cell table:formula="of:=[.A728]" office:value-type="date" office:date-value="2024-12-27" calcext:value-type="date">
            <text:p>12-27</text:p>
          </table:table-cell>
          <table:table-cell table:style-name="ce1" table:formula="of:=IF([.B728] &lt; DATE(YEAR([.A728]);3;21); &quot;ZIMA&quot;; IF([.B728] &lt; DATE(YEAR([.A728]);6;21);&quot;WIOSNA&quot; ; IF([.B728] &lt; DATE(YEAR([.A728]);9;23); &quot;LATO&quot;; IF([.B728] &lt; DATE(YEAR([.A728]);12;21);&quot;JESIEŃ&quot;; &quot;ZIMA&quot;))))" office:value-type="string" office:string-value="ZIMA" calcext:value-type="string">
            <text:p>ZIMA</text:p>
          </table:table-cell>
          <table:table-cell table:formula="of:=IF([.C728] = &quot;ZIMA&quot;; 0.2; IF([.C728] = &quot;WIOSNA&quot;; 0.5; IF([.C728] = &quot;LATO&quot;; 0.9; 0.4)))" office:value-type="float" office:value="0.2" calcext:value-type="float">
            <text:p>0,2</text:p>
          </table:table-cell>
          <table:table-cell table:formula="of:=IF(WEEKDAY([.A728];2)&lt; 6; 1; 0) * [.$J$3] *[.D728] *[.$J$7]" office:value-type="float" office:value="132" calcext:value-type="float">
            <text:p>132</text:p>
          </table:table-cell>
          <table:table-cell table:formula="of:=IF(WEEKDAY([.A728];2) = 7; 150; 0)" office:value-type="float" office:value="0" calcext:value-type="float">
            <text:p>0</text:p>
          </table:table-cell>
          <table:table-cell table:formula="of:=[.G727] -[.F728] +[.E728]" office:value-type="float" office:value="149908" calcext:value-type="float">
            <text:p>14990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28" calcext:value-type="date">
            <text:p>28.12.2024</text:p>
          </table:table-cell>
          <table:table-cell table:formula="of:=[.A729]" office:value-type="date" office:date-value="2024-12-28" calcext:value-type="date">
            <text:p>12-28</text:p>
          </table:table-cell>
          <table:table-cell table:style-name="ce1" table:formula="of:=IF([.B729] &lt; DATE(YEAR([.A729]);3;21); &quot;ZIMA&quot;; IF([.B729] &lt; DATE(YEAR([.A729]);6;21);&quot;WIOSNA&quot; ; IF([.B729] &lt; DATE(YEAR([.A729]);9;23); &quot;LATO&quot;; IF([.B729] &lt; DATE(YEAR([.A729]);12;21);&quot;JESIEŃ&quot;; &quot;ZIMA&quot;))))" office:value-type="string" office:string-value="ZIMA" calcext:value-type="string">
            <text:p>ZIMA</text:p>
          </table:table-cell>
          <table:table-cell table:formula="of:=IF([.C729] = &quot;ZIMA&quot;; 0.2; IF([.C729] = &quot;WIOSNA&quot;; 0.5; IF([.C729] = &quot;LATO&quot;; 0.9; 0.4)))" office:value-type="float" office:value="0.2" calcext:value-type="float">
            <text:p>0,2</text:p>
          </table:table-cell>
          <table:table-cell table:formula="of:=IF(WEEKDAY([.A729];2)&lt; 6; 1; 0) * [.$J$3] *[.D729] *[.$J$7]" office:value-type="float" office:value="0" calcext:value-type="float">
            <text:p>0</text:p>
          </table:table-cell>
          <table:table-cell table:formula="of:=IF(WEEKDAY([.A729];2) = 7; 150; 0)" office:value-type="float" office:value="0" calcext:value-type="float">
            <text:p>0</text:p>
          </table:table-cell>
          <table:table-cell table:formula="of:=[.G728] -[.F729] +[.E729]" office:value-type="float" office:value="149908" calcext:value-type="float">
            <text:p>14990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29" calcext:value-type="date">
            <text:p>29.12.2024</text:p>
          </table:table-cell>
          <table:table-cell table:formula="of:=[.A730]" office:value-type="date" office:date-value="2024-12-29" calcext:value-type="date">
            <text:p>12-29</text:p>
          </table:table-cell>
          <table:table-cell table:style-name="ce1" table:formula="of:=IF([.B730] &lt; DATE(YEAR([.A730]);3;21); &quot;ZIMA&quot;; IF([.B730] &lt; DATE(YEAR([.A730]);6;21);&quot;WIOSNA&quot; ; IF([.B730] &lt; DATE(YEAR([.A730]);9;23); &quot;LATO&quot;; IF([.B730] &lt; DATE(YEAR([.A730]);12;21);&quot;JESIEŃ&quot;; &quot;ZIMA&quot;))))" office:value-type="string" office:string-value="ZIMA" calcext:value-type="string">
            <text:p>ZIMA</text:p>
          </table:table-cell>
          <table:table-cell table:formula="of:=IF([.C730] = &quot;ZIMA&quot;; 0.2; IF([.C730] = &quot;WIOSNA&quot;; 0.5; IF([.C730] = &quot;LATO&quot;; 0.9; 0.4)))" office:value-type="float" office:value="0.2" calcext:value-type="float">
            <text:p>0,2</text:p>
          </table:table-cell>
          <table:table-cell table:formula="of:=IF(WEEKDAY([.A730];2)&lt; 6; 1; 0) * [.$J$3] *[.D730] *[.$J$7]" office:value-type="float" office:value="0" calcext:value-type="float">
            <text:p>0</text:p>
          </table:table-cell>
          <table:table-cell table:formula="of:=IF(WEEKDAY([.A730];2) = 7; 150; 0)" office:value-type="float" office:value="150" calcext:value-type="float">
            <text:p>150</text:p>
          </table:table-cell>
          <table:table-cell table:formula="of:=[.G729] -[.F730] +[.E730]" office:value-type="float" office:value="149758" calcext:value-type="float">
            <text:p>14975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30" calcext:value-type="date">
            <text:p>30.12.2024</text:p>
          </table:table-cell>
          <table:table-cell table:formula="of:=[.A731]" office:value-type="date" office:date-value="2024-12-30" calcext:value-type="date">
            <text:p>12-30</text:p>
          </table:table-cell>
          <table:table-cell table:style-name="ce1" table:formula="of:=IF([.B731] &lt; DATE(YEAR([.A731]);3;21); &quot;ZIMA&quot;; IF([.B731] &lt; DATE(YEAR([.A731]);6;21);&quot;WIOSNA&quot; ; IF([.B731] &lt; DATE(YEAR([.A731]);9;23); &quot;LATO&quot;; IF([.B731] &lt; DATE(YEAR([.A731]);12;21);&quot;JESIEŃ&quot;; &quot;ZIMA&quot;))))" office:value-type="string" office:string-value="ZIMA" calcext:value-type="string">
            <text:p>ZIMA</text:p>
          </table:table-cell>
          <table:table-cell table:formula="of:=IF([.C731] = &quot;ZIMA&quot;; 0.2; IF([.C731] = &quot;WIOSNA&quot;; 0.5; IF([.C731] = &quot;LATO&quot;; 0.9; 0.4)))" office:value-type="float" office:value="0.2" calcext:value-type="float">
            <text:p>0,2</text:p>
          </table:table-cell>
          <table:table-cell table:formula="of:=IF(WEEKDAY([.A731];2)&lt; 6; 1; 0) * [.$J$3] *[.D731] *[.$J$7]" office:value-type="float" office:value="132" calcext:value-type="float">
            <text:p>132</text:p>
          </table:table-cell>
          <table:table-cell table:formula="of:=IF(WEEKDAY([.A731];2) = 7; 150; 0)" office:value-type="float" office:value="0" calcext:value-type="float">
            <text:p>0</text:p>
          </table:table-cell>
          <table:table-cell table:formula="of:=[.G730] -[.F731] +[.E731]" office:value-type="float" office:value="149890" calcext:value-type="float">
            <text:p>1498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31" calcext:value-type="date">
            <text:p>31.12.2024</text:p>
          </table:table-cell>
          <table:table-cell table:formula="of:=[.A732]" office:value-type="date" office:date-value="2024-12-31" calcext:value-type="date">
            <text:p>12-31</text:p>
          </table:table-cell>
          <table:table-cell table:style-name="ce1" table:formula="of:=IF([.B732] &lt; DATE(YEAR([.A732]);3;21); &quot;ZIMA&quot;; IF([.B732] &lt; DATE(YEAR([.A732]);6;21);&quot;WIOSNA&quot; ; IF([.B732] &lt; DATE(YEAR([.A732]);9;23); &quot;LATO&quot;; IF([.B732] &lt; DATE(YEAR([.A732]);12;21);&quot;JESIEŃ&quot;; &quot;ZIMA&quot;))))" office:value-type="string" office:string-value="ZIMA" calcext:value-type="string">
            <text:p>ZIMA</text:p>
          </table:table-cell>
          <table:table-cell table:formula="of:=IF([.C732] = &quot;ZIMA&quot;; 0.2; IF([.C732] = &quot;WIOSNA&quot;; 0.5; IF([.C732] = &quot;LATO&quot;; 0.9; 0.4)))" office:value-type="float" office:value="0.2" calcext:value-type="float">
            <text:p>0,2</text:p>
          </table:table-cell>
          <table:table-cell table:formula="of:=IF(WEEKDAY([.A732];2)&lt; 6; 1; 0) * [.$J$3] *[.D732] *[.$J$7]" office:value-type="float" office:value="132" calcext:value-type="float">
            <text:p>132</text:p>
          </table:table-cell>
          <table:table-cell table:formula="of:=IF(WEEKDAY([.A732];2) = 7; 150; 0)" office:value-type="float" office:value="0" calcext:value-type="float">
            <text:p>0</text:p>
          </table:table-cell>
          <table:table-cell table:formula="of:=[.G731] -[.F732] +[.E732]" office:value-type="float" office:value="150022" calcext:value-type="float">
            <text:p>150022</text:p>
          </table:table-cell>
          <table:table-cell table:number-columns-repeated="3"/>
        </table:table-row>
        <table:table-row table:style-name="ro1" table:number-rows-repeated="104784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zad 5.2" table:style-name="ta1">
        <table:shapes>
          <draw:frame draw:z-index="0" draw:name="miesięczny dochód 2023" draw:style-name="gr1" draw:text-style-name="P1" svg:width="16.007cm" svg:height="8.975cm" svg:x="12.331cm" svg:y="3.471cm">
            <draw:object draw:notify-on-update-of-ranges="'zad 5.2'.A18:'zad 5.2'.A29 'zad 5.2'.D17:'zad 5.2'.D17 'zad 5.2'.D18:'zad 5.2'.D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8"/>
        <table:table-column table:style-name="co6" table:default-cell-style-name="ce15"/>
        <table:table-column table:style-name="co7" table:default-cell-style-name="ce15"/>
        <table:table-column table:style-name="co1" table:default-cell-style-name="Default"/>
        <table:table-row table:style-name="ro1">
          <table:table-cell table:style-name="ce3"/>
          <table:table-cell table:style-name="ce9" office:value-type="string" calcext:value-type="string">
            <text:p>Dane</text:p>
          </table:table-cell>
          <table:table-cell table:style-name="ce16"/>
          <table:table-cell/>
        </table:table-row>
        <table:table-row table:style-name="ro1">
          <table:table-cell table:style-name="ce4" office:value-type="string" calcext:value-type="string">
            <text:p>dni</text:p>
          </table:table-cell>
          <table:table-cell table:style-name="ce10" office:value-type="string" calcext:value-type="string">
            <text:p>Suma - przychód</text:p>
          </table:table-cell>
          <table:table-cell table:style-name="ce17" office:value-type="string" calcext:value-type="string">
            <text:p>Suma - wydatki</text:p>
          </table:table-cell>
          <table:table-cell/>
        </table:table-row>
        <table:table-row table:style-name="ro1">
          <table:table-cell table:style-name="ce5" office:value-type="string" calcext:value-type="string">
            <text:p>I</text:p>
          </table:table-cell>
          <table:table-cell table:style-name="ce11" office:value-type="float" office:value="1320" calcext:value-type="float">
            <text:p>1320</text:p>
          </table:table-cell>
          <table:table-cell table:style-name="ce18" office:value-type="float" office:value="8750" calcext:value-type="float">
            <text:p>8750</text:p>
          </table:table-cell>
          <table:table-cell/>
        </table:table-row>
        <table:table-row table:style-name="ro1">
          <table:table-cell table:style-name="ce6" office:value-type="string" calcext:value-type="string">
            <text:p>II</text:p>
          </table:table-cell>
          <table:table-cell table:style-name="ce12" office:value-type="float" office:value="1200" calcext:value-type="float">
            <text:p>1200</text:p>
          </table:table-cell>
          <table:table-cell table:style-name="ce19" office:value-type="float" office:value="600" calcext:value-type="float">
            <text:p>600</text:p>
          </table:table-cell>
          <table:table-cell/>
        </table:table-row>
        <table:table-row table:style-name="ro1">
          <table:table-cell table:style-name="ce6" office:value-type="string" calcext:value-type="string">
            <text:p>III</text:p>
          </table:table-cell>
          <table:table-cell table:style-name="ce12" office:value-type="float" office:value="2190" calcext:value-type="float">
            <text:p>2190</text:p>
          </table:table-cell>
          <table:table-cell table:style-name="ce19" office:value-type="float" office:value="600" calcext:value-type="float">
            <text:p>600</text:p>
          </table:table-cell>
          <table:table-cell/>
        </table:table-row>
        <table:table-row table:style-name="ro1">
          <table:table-cell table:style-name="ce6" office:value-type="string" calcext:value-type="string">
            <text:p>IV</text:p>
          </table:table-cell>
          <table:table-cell table:style-name="ce12" office:value-type="float" office:value="3000" calcext:value-type="float">
            <text:p>3000</text:p>
          </table:table-cell>
          <table:table-cell table:style-name="ce19" office:value-type="float" office:value="750" calcext:value-type="float">
            <text:p>750</text:p>
          </table:table-cell>
          <table:table-cell/>
        </table:table-row>
        <table:table-row table:style-name="ro1">
          <table:table-cell table:style-name="ce6" office:value-type="string" calcext:value-type="string">
            <text:p>V</text:p>
          </table:table-cell>
          <table:table-cell table:style-name="ce12" office:value-type="float" office:value="3450" calcext:value-type="float">
            <text:p>3450</text:p>
          </table:table-cell>
          <table:table-cell table:style-name="ce19" office:value-type="float" office:value="600" calcext:value-type="float">
            <text:p>600</text:p>
          </table:table-cell>
          <table:table-cell/>
        </table:table-row>
        <table:table-row table:style-name="ro1">
          <table:table-cell table:style-name="ce6" office:value-type="string" calcext:value-type="string">
            <text:p>VI</text:p>
          </table:table-cell>
          <table:table-cell table:style-name="ce12" office:value-type="float" office:value="4260" calcext:value-type="float">
            <text:p>4260</text:p>
          </table:table-cell>
          <table:table-cell table:style-name="ce19" office:value-type="float" office:value="600" calcext:value-type="float">
            <text:p>600</text:p>
          </table:table-cell>
          <table:table-cell/>
        </table:table-row>
        <table:table-row table:style-name="ro1">
          <table:table-cell table:style-name="ce6" office:value-type="string" calcext:value-type="string">
            <text:p>VII</text:p>
          </table:table-cell>
          <table:table-cell table:style-name="ce12" office:value-type="float" office:value="5670" calcext:value-type="float">
            <text:p>5670</text:p>
          </table:table-cell>
          <table:table-cell table:style-name="ce19" office:value-type="float" office:value="750" calcext:value-type="float">
            <text:p>750</text:p>
          </table:table-cell>
          <table:table-cell/>
        </table:table-row>
        <table:table-row table:style-name="ro1">
          <table:table-cell table:style-name="ce6" office:value-type="string" calcext:value-type="string">
            <text:p>VIII</text:p>
          </table:table-cell>
          <table:table-cell table:style-name="ce12" office:value-type="float" office:value="6210" calcext:value-type="float">
            <text:p>6210</text:p>
          </table:table-cell>
          <table:table-cell table:style-name="ce19" office:value-type="float" office:value="600" calcext:value-type="float">
            <text:p>600</text:p>
          </table:table-cell>
          <table:table-cell/>
        </table:table-row>
        <table:table-row table:style-name="ro1">
          <table:table-cell table:style-name="ce6" office:value-type="string" calcext:value-type="string">
            <text:p>IX</text:p>
          </table:table-cell>
          <table:table-cell table:style-name="ce12" office:value-type="float" office:value="4920" calcext:value-type="float">
            <text:p>4920</text:p>
          </table:table-cell>
          <table:table-cell table:style-name="ce19" office:value-type="float" office:value="600" calcext:value-type="float">
            <text:p>600</text:p>
          </table:table-cell>
          <table:table-cell/>
        </table:table-row>
        <table:table-row table:style-name="ro1">
          <table:table-cell table:style-name="ce6" office:value-type="string" calcext:value-type="string">
            <text:p>X</text:p>
          </table:table-cell>
          <table:table-cell table:style-name="ce12" office:value-type="float" office:value="2640" calcext:value-type="float">
            <text:p>2640</text:p>
          </table:table-cell>
          <table:table-cell table:style-name="ce19" office:value-type="float" office:value="750" calcext:value-type="float">
            <text:p>750</text:p>
          </table:table-cell>
          <table:table-cell/>
        </table:table-row>
        <table:table-row table:style-name="ro1">
          <table:table-cell table:style-name="ce6" office:value-type="string" calcext:value-type="string">
            <text:p>XI</text:p>
          </table:table-cell>
          <table:table-cell table:style-name="ce12" office:value-type="float" office:value="2640" calcext:value-type="float">
            <text:p>2640</text:p>
          </table:table-cell>
          <table:table-cell table:style-name="ce19" office:value-type="float" office:value="600" calcext:value-type="float">
            <text:p>600</text:p>
          </table:table-cell>
          <table:table-cell/>
        </table:table-row>
        <table:table-row table:style-name="ro1">
          <table:table-cell table:style-name="ce6" office:value-type="string" calcext:value-type="string">
            <text:p>XII</text:p>
          </table:table-cell>
          <table:table-cell table:style-name="ce13" office:value-type="float" office:value="2100" calcext:value-type="float">
            <text:p>2100</text:p>
          </table:table-cell>
          <table:table-cell table:style-name="ce20" office:value-type="float" office:value="750" calcext:value-type="float">
            <text:p>750</text:p>
          </table:table-cell>
          <table:table-cell/>
        </table:table-row>
        <table:table-row table:style-name="ro1">
          <table:table-cell table:style-name="ce7" office:value-type="string" calcext:value-type="string">
            <text:p>Razem Wynik</text:p>
          </table:table-cell>
          <table:table-cell table:style-name="ce14" office:value-type="float" office:value="39600" calcext:value-type="float">
            <text:p>39600</text:p>
          </table:table-cell>
          <table:table-cell table:style-name="ce21" office:value-type="float" office:value="15950" calcext:value-type="float">
            <text:p>15950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3"/>
          <table:table-cell office:value-type="string" calcext:value-type="string">
            <text:p>kalkulacja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20" calcext:value-type="float">
            <text:p>1320</text:p>
          </table:table-cell>
          <table:table-cell office:value-type="float" office:value="8750" calcext:value-type="float">
            <text:p>8750</text:p>
          </table:table-cell>
          <table:table-cell table:formula="of:=[.B18] - [.C18]" office:value-type="float" office:value="-7430" calcext:value-type="float">
            <text:p>-7430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1200" calcext:value-type="float">
            <text:p>1200</text:p>
          </table:table-cell>
          <table:table-cell office:value-type="float" office:value="600" calcext:value-type="float">
            <text:p>600</text:p>
          </table:table-cell>
          <table:table-cell table:formula="of:=[.B19] - [.C19]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2190" calcext:value-type="float">
            <text:p>2190</text:p>
          </table:table-cell>
          <table:table-cell office:value-type="float" office:value="600" calcext:value-type="float">
            <text:p>600</text:p>
          </table:table-cell>
          <table:table-cell table:formula="of:=[.B20] - [.C20]" office:value-type="float" office:value="1590" calcext:value-type="float">
            <text:p>1590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3000" calcext:value-type="float">
            <text:p>3000</text:p>
          </table:table-cell>
          <table:table-cell office:value-type="float" office:value="750" calcext:value-type="float">
            <text:p>750</text:p>
          </table:table-cell>
          <table:table-cell table:formula="of:=[.B21] - [.C21]" office:value-type="float" office:value="2250" calcext:value-type="float">
            <text:p>225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450" calcext:value-type="float">
            <text:p>3450</text:p>
          </table:table-cell>
          <table:table-cell office:value-type="float" office:value="600" calcext:value-type="float">
            <text:p>600</text:p>
          </table:table-cell>
          <table:table-cell table:formula="of:=[.B22] - [.C22]" office:value-type="float" office:value="2850" calcext:value-type="float">
            <text:p>2850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4260" calcext:value-type="float">
            <text:p>4260</text:p>
          </table:table-cell>
          <table:table-cell office:value-type="float" office:value="600" calcext:value-type="float">
            <text:p>600</text:p>
          </table:table-cell>
          <table:table-cell table:formula="of:=[.B23] - [.C23]" office:value-type="float" office:value="3660" calcext:value-type="float">
            <text:p>3660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office:value-type="float" office:value="5670" calcext:value-type="float">
            <text:p>5670</text:p>
          </table:table-cell>
          <table:table-cell office:value-type="float" office:value="750" calcext:value-type="float">
            <text:p>750</text:p>
          </table:table-cell>
          <table:table-cell table:formula="of:=[.B24] - [.C24]" office:value-type="float" office:value="4920" calcext:value-type="float">
            <text:p>4920</text:p>
          </table:table-cell>
        </table:table-row>
        <table:table-row table:style-name="ro1">
          <table:table-cell office:value-type="string" calcext:value-type="string">
            <text:p>VIII</text:p>
          </table:table-cell>
          <table:table-cell office:value-type="float" office:value="6210" calcext:value-type="float">
            <text:p>6210</text:p>
          </table:table-cell>
          <table:table-cell office:value-type="float" office:value="600" calcext:value-type="float">
            <text:p>600</text:p>
          </table:table-cell>
          <table:table-cell table:formula="of:=[.B25] - [.C25]" office:value-type="float" office:value="5610" calcext:value-type="float">
            <text:p>5610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office:value-type="float" office:value="4920" calcext:value-type="float">
            <text:p>4920</text:p>
          </table:table-cell>
          <table:table-cell office:value-type="float" office:value="600" calcext:value-type="float">
            <text:p>600</text:p>
          </table:table-cell>
          <table:table-cell table:formula="of:=[.B26] - [.C26]" office:value-type="float" office:value="4320" calcext:value-type="float">
            <text:p>432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640" calcext:value-type="float">
            <text:p>2640</text:p>
          </table:table-cell>
          <table:table-cell office:value-type="float" office:value="750" calcext:value-type="float">
            <text:p>750</text:p>
          </table:table-cell>
          <table:table-cell table:formula="of:=[.B27] - [.C27]" office:value-type="float" office:value="1890" calcext:value-type="float">
            <text:p>1890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2640" calcext:value-type="float">
            <text:p>2640</text:p>
          </table:table-cell>
          <table:table-cell office:value-type="float" office:value="600" calcext:value-type="float">
            <text:p>600</text:p>
          </table:table-cell>
          <table:table-cell table:formula="of:=[.B28] - [.C28]"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XII</text:p>
          </table:table-cell>
          <table:table-cell office:value-type="float" office:value="2100" calcext:value-type="float">
            <text:p>2100</text:p>
          </table:table-cell>
          <table:table-cell office:value-type="float" office:value="750" calcext:value-type="float">
            <text:p>750</text:p>
          </table:table-cell>
          <table:table-cell table:formula="of:=[.B29] - [.C29]" office:value-type="float" office:value="1350" calcext:value-type="float">
            <text:p>1350</text:p>
          </table:table-cell>
        </table:table-row>
      </table:table>
      <table:table table:name="zad 5.4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dni</text:p>
          </table:table-cell>
          <table:table-cell office:value-type="string" calcext:value-type="string">
            <text:p>dzień i miesiąc</text:p>
          </table:table-cell>
          <table:table-cell office:value-type="string" calcext:value-type="string">
            <text:p>pora roku</text:p>
          </table:table-cell>
          <table:table-cell office:value-type="string" calcext:value-type="string">
            <text:p>wypożyczenie w procent</text:p>
          </table:table-cell>
          <table:table-cell office:value-type="string" calcext:value-type="string">
            <text:p>rowery</text:p>
          </table:table-cell>
          <table:table-cell office:value-type="string" calcext:value-type="string">
            <text:p>przychód</text:p>
          </table:table-cell>
          <table:table-cell office:value-type="string" calcext:value-type="string">
            <text:p>wydatki</text:p>
          </table:table-cell>
          <table:table-cell office:value-type="string" calcext:value-type="string">
            <text:p>kasa </text:p>
          </table:table-cell>
          <table:table-cell/>
          <table:table-cell office:value-type="string" calcext:value-type="string">
            <text:p>całkowity dochód</text:p>
          </table:table-cell>
          <table:table-cell/>
        </table:table-row>
        <table:table-row table:style-name="ro1">
          <table:table-cell table:style-name="ce1" office:value-type="date" office:date-value="2023-01-01" calcext:value-type="date">
            <text:p>1.01.2023</text:p>
          </table:table-cell>
          <table:table-cell table:formula="of:=[.A2]" office:value-type="date" office:date-value="2023-01-01" calcext:value-type="date">
            <text:p>01-01</text:p>
          </table:table-cell>
          <table:table-cell table:style-name="ce1" table:formula="of:=IF([.B2] &lt; DATE(YEAR([.A2]);3;21); &quot;ZIMA&quot;; IF([.B2] &lt; DATE(YEAR([.A2]);6;21);&quot;WIOSNA&quot; ; IF([.B2] &lt; DATE(YEAR([.A2]);9;23); &quot;LATO&quot;; IF([.B2] &lt; DATE(YEAR([.A2]);12;21);&quot;JESIEŃ&quot;; &quot;ZIMA&quot;))))" office:value-type="string" office:string-value="ZIMA" calcext:value-type="string">
            <text:p>ZIMA</text:p>
          </table:table-cell>
          <table:table-cell table:formula="of:=IF([.C2] = &quot;ZIMA&quot;; 0.2; IF([.C2] = &quot;WIOSNA&quot;; 0.5; IF([.C2] = &quot;LATO&quot;; 0.9; 0.4)))"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150" calcext:value-type="float">
            <text:p>8150</text:p>
          </table:table-cell>
          <table:table-cell table:formula="of:=[.F2]-[.G2]" office:value-type="float" office:value="-8150" calcext:value-type="float">
            <text:p>-8150</text:p>
          </table:table-cell>
          <table:table-cell/>
          <table:table-cell table:formula="of:=[.H732]" office:value-type="float" office:value="133765" calcext:value-type="float">
            <text:p>133765</text:p>
          </table:table-cell>
          <table:table-cell office:value-type="string" calcext:value-type="string">
            <text:p>ilość rowerów</text:p>
          </table:table-cell>
        </table:table-row>
        <table:table-row table:style-name="ro1">
          <table:table-cell table:style-name="ce1" office:value-type="date" office:date-value="2023-01-02" calcext:value-type="date">
            <text:p>2.01.2023</text:p>
          </table:table-cell>
          <table:table-cell table:formula="of:=[.A3]" office:value-type="date" office:date-value="2023-01-02" calcext:value-type="date">
            <text:p>01-02</text:p>
          </table:table-cell>
          <table:table-cell table:style-name="ce1" table:formula="of:=IF([.B3] &lt; DATE(YEAR([.A3]);3;21); &quot;ZIMA&quot;; IF([.B3] &lt; DATE(YEAR([.A3]);6;21);&quot;WIOSNA&quot; ; IF([.B3] &lt; DATE(YEAR([.A3]);9;23); &quot;LATO&quot;; IF([.B3] &lt; DATE(YEAR([.A3]);12;21);&quot;JESIEŃ&quot;; &quot;ZIMA&quot;))))" office:value-type="string" office:string-value="ZIMA" calcext:value-type="string">
            <text:p>ZIMA</text:p>
          </table:table-cell>
          <table:table-cell table:formula="of:=IF([.C3] = &quot;ZIMA&quot;; 0.2; IF([.C3] = &quot;WIOSNA&quot;; 0.5; IF([.C3] = &quot;LATO&quot;; 0.9; 0.4)))"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H2] -[.G3] +[.F3]" office:value-type="float" office:value="-8090" calcext:value-type="float">
            <text:p>-8090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2023-01-03" calcext:value-type="date">
            <text:p>3.01.2023</text:p>
          </table:table-cell>
          <table:table-cell table:formula="of:=[.A4]" office:value-type="date" office:date-value="2023-01-03" calcext:value-type="date">
            <text:p>01-03</text:p>
          </table:table-cell>
          <table:table-cell table:style-name="ce1" table:formula="of:=IF([.B4] &lt; DATE(YEAR([.A4]);3;21); &quot;ZIMA&quot;; IF([.B4] &lt; DATE(YEAR([.A4]);6;21);&quot;WIOSNA&quot; ; IF([.B4] &lt; DATE(YEAR([.A4]);9;23); &quot;LATO&quot;; IF([.B4] &lt; DATE(YEAR([.A4]);12;21);&quot;JESIEŃ&quot;; &quot;ZIMA&quot;))))" office:value-type="string" office:string-value="ZIMA" calcext:value-type="string">
            <text:p>ZIMA</text:p>
          </table:table-cell>
          <table:table-cell table:formula="of:=IF([.C4] = &quot;ZIMA&quot;; 0.2; IF([.C4] = &quot;WIOSNA&quot;; 0.5; IF([.C4] = &quot;LATO&quot;; 0.9; 0.4)))"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table:formula="of:=IF(WEEKDAY([.A4];2)&lt; 6; 1; 0) * FLOOR([.E4] *[.D4]) *[.$K$7]" office:value-type="float" office:value="60" calcext:value-type="float">
            <text:p>60</text:p>
          </table:table-cell>
          <table:table-cell table:formula="of:=IF(WEEKDAY([.A4];2) = 7; ([.E3]*15); 0) + IF([.H3]&gt;= 2400; IF(NOT(MONTH([.A4]) = MONTH([.A5]));2400; 0);0)" office:value-type="float" office:value="0" calcext:value-type="float">
            <text:p>0</text:p>
          </table:table-cell>
          <table:table-cell table:formula="of:=[.H3] -[.G4] +[.F4]" office:value-type="float" office:value="-8030" calcext:value-type="float">
            <text:p>-8030</text:p>
          </table:table-cell>
          <table:table-cell table:number-columns-repeated="2"/>
          <table:table-cell office:value-type="string" calcext:value-type="string">
            <text:p>koszt roweru</text:p>
          </table:table-cell>
        </table:table-row>
        <table:table-row table:style-name="ro1">
          <table:table-cell table:style-name="ce1" office:value-type="date" office:date-value="2023-01-04" calcext:value-type="date">
            <text:p>4.01.2023</text:p>
          </table:table-cell>
          <table:table-cell table:formula="of:=[.A5]" office:value-type="date" office:date-value="2023-01-04" calcext:value-type="date">
            <text:p>01-04</text:p>
          </table:table-cell>
          <table:table-cell table:style-name="ce1" table:formula="of:=IF([.B5] &lt; DATE(YEAR([.A5]);3;21); &quot;ZIMA&quot;; IF([.B5] &lt; DATE(YEAR([.A5]);6;21);&quot;WIOSNA&quot; ; IF([.B5] &lt; DATE(YEAR([.A5]);9;23); &quot;LATO&quot;; IF([.B5] &lt; DATE(YEAR([.A5]);12;21);&quot;JESIEŃ&quot;; &quot;ZIMA&quot;))))" office:value-type="string" office:string-value="ZIMA" calcext:value-type="string">
            <text:p>ZIMA</text:p>
          </table:table-cell>
          <table:table-cell table:formula="of:=IF([.C5] = &quot;ZIMA&quot;; 0.2; IF([.C5] = &quot;WIOSNA&quot;; 0.5; IF([.C5] = &quot;LATO&quot;; 0.9; 0.4)))"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table:formula="of:=IF(WEEKDAY([.A5];2)&lt; 6; 1; 0) * FLOOR([.E5] *[.D5]) *[.$K$7]" office:value-type="float" office:value="60" calcext:value-type="float">
            <text:p>60</text:p>
          </table:table-cell>
          <table:table-cell table:formula="of:=IF(WEEKDAY([.A5];2) = 7; ([.E4]*15); 0) + IF([.H4]&gt;= 2400; IF(NOT(MONTH([.A5]) = MONTH([.A6]));2400; 0);0)" office:value-type="float" office:value="0" calcext:value-type="float">
            <text:p>0</text:p>
          </table:table-cell>
          <table:table-cell table:formula="of:=[.H4] -[.G5] +[.F5]" office:value-type="float" office:value="-7970" calcext:value-type="float">
            <text:p>-7970</text:p>
          </table:table-cell>
          <table:table-cell table:number-columns-repeated="2"/>
          <table:table-cell office:value-type="float" office:value="800" calcext:value-type="float">
            <text:p>800</text:p>
          </table:table-cell>
        </table:table-row>
        <table:table-row table:style-name="ro1">
          <table:table-cell table:style-name="ce1" office:value-type="date" office:date-value="2023-01-05" calcext:value-type="date">
            <text:p>5.01.2023</text:p>
          </table:table-cell>
          <table:table-cell table:formula="of:=[.A6]" office:value-type="date" office:date-value="2023-01-05" calcext:value-type="date">
            <text:p>01-05</text:p>
          </table:table-cell>
          <table:table-cell table:style-name="ce1" table:formula="of:=IF([.B6] &lt; DATE(YEAR([.A6]);3;21); &quot;ZIMA&quot;; IF([.B6] &lt; DATE(YEAR([.A6]);6;21);&quot;WIOSNA&quot; ; IF([.B6] &lt; DATE(YEAR([.A6]);9;23); &quot;LATO&quot;; IF([.B6] &lt; DATE(YEAR([.A6]);12;21);&quot;JESIEŃ&quot;; &quot;ZIMA&quot;))))" office:value-type="string" office:string-value="ZIMA" calcext:value-type="string">
            <text:p>ZIMA</text:p>
          </table:table-cell>
          <table:table-cell table:formula="of:=IF([.C6] = &quot;ZIMA&quot;; 0.2; IF([.C6] = &quot;WIOSNA&quot;; 0.5; IF([.C6] = &quot;LATO&quot;; 0.9; 0.4)))"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table:formula="of:=IF(WEEKDAY([.A6];2)&lt; 6; 1; 0) * FLOOR([.E6] *[.D6]) *[.$K$7]" office:value-type="float" office:value="60" calcext:value-type="float">
            <text:p>60</text:p>
          </table:table-cell>
          <table:table-cell table:formula="of:=IF(WEEKDAY([.A6];2) = 7; ([.E5]*15); 0) + IF([.H5]&gt;= 2400; IF(NOT(MONTH([.A6]) = MONTH([.A7]));2400; 0);0)" office:value-type="float" office:value="0" calcext:value-type="float">
            <text:p>0</text:p>
          </table:table-cell>
          <table:table-cell table:formula="of:=[.H5] -[.G6] +[.F6]" office:value-type="float" office:value="-7910" calcext:value-type="float">
            <text:p>-7910</text:p>
          </table:table-cell>
          <table:table-cell table:number-columns-repeated="2"/>
          <table:table-cell office:value-type="string" calcext:value-type="string">
            <text:p>za dzień </text:p>
          </table:table-cell>
        </table:table-row>
        <table:table-row table:style-name="ro1">
          <table:table-cell table:style-name="ce1" office:value-type="date" office:date-value="2023-01-06" calcext:value-type="date">
            <text:p>6.01.2023</text:p>
          </table:table-cell>
          <table:table-cell table:formula="of:=[.A7]" office:value-type="date" office:date-value="2023-01-06" calcext:value-type="date">
            <text:p>01-06</text:p>
          </table:table-cell>
          <table:table-cell table:style-name="ce1" table:formula="of:=IF([.B7] &lt; DATE(YEAR([.A7]);3;21); &quot;ZIMA&quot;; IF([.B7] &lt; DATE(YEAR([.A7]);6;21);&quot;WIOSNA&quot; ; IF([.B7] &lt; DATE(YEAR([.A7]);9;23); &quot;LATO&quot;; IF([.B7] &lt; DATE(YEAR([.A7]);12;21);&quot;JESIEŃ&quot;; &quot;ZIMA&quot;))))" office:value-type="string" office:string-value="ZIMA" calcext:value-type="string">
            <text:p>ZIMA</text:p>
          </table:table-cell>
          <table:table-cell table:formula="of:=IF([.C7] = &quot;ZIMA&quot;; 0.2; IF([.C7] = &quot;WIOSNA&quot;; 0.5; IF([.C7] = &quot;LATO&quot;; 0.9; 0.4)))"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table:formula="of:=IF(WEEKDAY([.A7];2)&lt; 6; 1; 0) * FLOOR([.E7] *[.D7]) *[.$K$7]" office:value-type="float" office:value="60" calcext:value-type="float">
            <text:p>60</text:p>
          </table:table-cell>
          <table:table-cell table:formula="of:=IF(WEEKDAY([.A7];2) = 7; ([.E6]*15); 0) + IF([.H6]&gt;= 2400; IF(NOT(MONTH([.A7]) = MONTH([.A8]));2400; 0);0)" office:value-type="float" office:value="0" calcext:value-type="float">
            <text:p>0</text:p>
          </table:table-cell>
          <table:table-cell table:formula="of:=[.H6] -[.G7] +[.F7]" office:value-type="float" office:value="-7850" calcext:value-type="float">
            <text:p>-7850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23-01-07" calcext:value-type="date">
            <text:p>7.01.2023</text:p>
          </table:table-cell>
          <table:table-cell table:formula="of:=[.A8]" office:value-type="date" office:date-value="2023-01-07" calcext:value-type="date">
            <text:p>01-07</text:p>
          </table:table-cell>
          <table:table-cell table:style-name="ce1" table:formula="of:=IF([.B8] &lt; DATE(YEAR([.A8]);3;21); &quot;ZIMA&quot;; IF([.B8] &lt; DATE(YEAR([.A8]);6;21);&quot;WIOSNA&quot; ; IF([.B8] &lt; DATE(YEAR([.A8]);9;23); &quot;LATO&quot;; IF([.B8] &lt; DATE(YEAR([.A8]);12;21);&quot;JESIEŃ&quot;; &quot;ZIMA&quot;))))" office:value-type="string" office:string-value="ZIMA" calcext:value-type="string">
            <text:p>ZIMA</text:p>
          </table:table-cell>
          <table:table-cell table:formula="of:=IF([.C8] = &quot;ZIMA&quot;; 0.2; IF([.C8] = &quot;WIOSNA&quot;; 0.5; IF([.C8] = &quot;LATO&quot;; 0.9; 0.4)))"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table:formula="of:=IF(WEEKDAY([.A8];2)&lt; 6; 1; 0) * FLOOR([.E8] *[.D8]) *[.$K$7]" office:value-type="float" office:value="0" calcext:value-type="float">
            <text:p>0</text:p>
          </table:table-cell>
          <table:table-cell table:formula="of:=IF(WEEKDAY([.A8];2) = 7; ([.E7]*15); 0) + IF([.H7]&gt;= 2400; IF(NOT(MONTH([.A8]) = MONTH([.A9]));2400; 0);0)" office:value-type="float" office:value="0" calcext:value-type="float">
            <text:p>0</text:p>
          </table:table-cell>
          <table:table-cell table:formula="of:=[.H7] -[.G8] +[.F8]" office:value-type="float" office:value="-7850" calcext:value-type="float">
            <text:p>-7850</text:p>
          </table:table-cell>
          <table:table-cell table:number-columns-repeated="2"/>
          <table:table-cell office:value-type="string" calcext:value-type="string">
            <text:p>s, n nie działa</text:p>
          </table:table-cell>
        </table:table-row>
        <table:table-row table:style-name="ro1">
          <table:table-cell table:style-name="ce1" office:value-type="date" office:date-value="2023-01-08" calcext:value-type="date">
            <text:p>8.01.2023</text:p>
          </table:table-cell>
          <table:table-cell table:formula="of:=[.A9]" office:value-type="date" office:date-value="2023-01-08" calcext:value-type="date">
            <text:p>01-08</text:p>
          </table:table-cell>
          <table:table-cell table:style-name="ce1" table:formula="of:=IF([.B9] &lt; DATE(YEAR([.A9]);3;21); &quot;ZIMA&quot;; IF([.B9] &lt; DATE(YEAR([.A9]);6;21);&quot;WIOSNA&quot; ; IF([.B9] &lt; DATE(YEAR([.A9]);9;23); &quot;LATO&quot;; IF([.B9] &lt; DATE(YEAR([.A9]);12;21);&quot;JESIEŃ&quot;; &quot;ZIMA&quot;))))" office:value-type="string" office:string-value="ZIMA" calcext:value-type="string">
            <text:p>ZIMA</text:p>
          </table:table-cell>
          <table:table-cell table:formula="of:=IF([.C9] = &quot;ZIMA&quot;; 0.2; IF([.C9] = &quot;WIOSNA&quot;; 0.5; IF([.C9] = &quot;LATO&quot;; 0.9; 0.4)))"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table:formula="of:=IF(WEEKDAY([.A9];2)&lt; 6; 1; 0) * FLOOR([.E9] *[.D9]) *[.$K$7]" office:value-type="float" office:value="0" calcext:value-type="float">
            <text:p>0</text:p>
          </table:table-cell>
          <table:table-cell table:formula="of:=IF(WEEKDAY([.A9];2) = 7; ([.E8]*15); 0) + IF([.H8]&gt;= 2400; IF(NOT(MONTH([.A9]) = MONTH([.A10]));2400; 0);0)" office:value-type="float" office:value="150" calcext:value-type="float">
            <text:p>150</text:p>
          </table:table-cell>
          <table:table-cell table:formula="of:=[.H8] -[.G9] +[.F9]" office:value-type="float" office:value="-8000" calcext:value-type="float">
            <text:p>-8000</text:p>
          </table:table-cell>
          <table:table-cell table:number-columns-repeated="2"/>
          <table:table-cell office:value-type="string" calcext:value-type="string">
            <text:p>serwis </text:p>
          </table:table-cell>
        </table:table-row>
        <table:table-row table:style-name="ro1">
          <table:table-cell table:style-name="ce1" office:value-type="date" office:date-value="2023-01-09" calcext:value-type="date">
            <text:p>9.01.2023</text:p>
          </table:table-cell>
          <table:table-cell table:formula="of:=[.A10]" office:value-type="date" office:date-value="2023-01-09" calcext:value-type="date">
            <text:p>01-09</text:p>
          </table:table-cell>
          <table:table-cell table:style-name="ce1" table:formula="of:=IF([.B10] &lt; DATE(YEAR([.A10]);3;21); &quot;ZIMA&quot;; IF([.B10] &lt; DATE(YEAR([.A10]);6;21);&quot;WIOSNA&quot; ; IF([.B10] &lt; DATE(YEAR([.A10]);9;23); &quot;LATO&quot;; IF([.B10] &lt; DATE(YEAR([.A10]);12;21);&quot;JESIEŃ&quot;; &quot;ZIMA&quot;))))" office:value-type="string" office:string-value="ZIMA" calcext:value-type="string">
            <text:p>ZIMA</text:p>
          </table:table-cell>
          <table:table-cell table:formula="of:=IF([.C10] = &quot;ZIMA&quot;; 0.2; IF([.C10] = &quot;WIOSNA&quot;; 0.5; IF([.C10] = &quot;LATO&quot;; 0.9; 0.4)))"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table:formula="of:=IF(WEEKDAY([.A10];2)&lt; 6; 1; 0) * FLOOR([.E10] *[.D10]) *[.$K$7]" office:value-type="float" office:value="60" calcext:value-type="float">
            <text:p>60</text:p>
          </table:table-cell>
          <table:table-cell table:formula="of:=IF(WEEKDAY([.A10];2) = 7; ([.E9]*15); 0) + IF([.H9]&gt;= 2400; IF(NOT(MONTH([.A10]) = MONTH([.A11]));2400; 0);0)" office:value-type="float" office:value="0" calcext:value-type="float">
            <text:p>0</text:p>
          </table:table-cell>
          <table:table-cell table:formula="of:=[.H9] -[.G10] +[.F10]" office:value-type="float" office:value="-7940" calcext:value-type="float">
            <text:p>-7940</text:p>
          </table:table-cell>
          <table:table-cell table:number-columns-repeated="2"/>
          <table:table-cell office:value-type="string" calcext:value-type="string">
            <text:p>15 * ilość rowerów</text:p>
          </table:table-cell>
        </table:table-row>
        <table:table-row table:style-name="ro1">
          <table:table-cell table:style-name="ce1" office:value-type="date" office:date-value="2023-01-10" calcext:value-type="date">
            <text:p>10.01.2023</text:p>
          </table:table-cell>
          <table:table-cell table:formula="of:=[.A11]" office:value-type="date" office:date-value="2023-01-10" calcext:value-type="date">
            <text:p>01-10</text:p>
          </table:table-cell>
          <table:table-cell table:style-name="ce1" table:formula="of:=IF([.B11] &lt; DATE(YEAR([.A11]);3;21); &quot;ZIMA&quot;; IF([.B11] &lt; DATE(YEAR([.A11]);6;21);&quot;WIOSNA&quot; ; IF([.B11] &lt; DATE(YEAR([.A11]);9;23); &quot;LATO&quot;; IF([.B11] &lt; DATE(YEAR([.A11]);12;21);&quot;JESIEŃ&quot;; &quot;ZIMA&quot;))))" office:value-type="string" office:string-value="ZIMA" calcext:value-type="string">
            <text:p>ZIMA</text:p>
          </table:table-cell>
          <table:table-cell table:formula="of:=IF([.C11] = &quot;ZIMA&quot;; 0.2; IF([.C11] = &quot;WIOSNA&quot;; 0.5; IF([.C11] = &quot;LATO&quot;; 0.9; 0.4)))"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table:formula="of:=IF(WEEKDAY([.A11];2)&lt; 6; 1; 0) * FLOOR([.E11] *[.D11]) *[.$K$7]" office:value-type="float" office:value="60" calcext:value-type="float">
            <text:p>60</text:p>
          </table:table-cell>
          <table:table-cell table:formula="of:=IF(WEEKDAY([.A11];2) = 7; ([.E10]*15); 0) + IF([.H10]&gt;= 2400; IF(NOT(MONTH([.A11]) = MONTH([.A12]));2400; 0);0)" office:value-type="float" office:value="0" calcext:value-type="float">
            <text:p>0</text:p>
          </table:table-cell>
          <table:table-cell table:formula="of:=[.H10] -[.G11] +[.F11]" office:value-type="float" office:value="-7880" calcext:value-type="float">
            <text:p>-78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11" calcext:value-type="date">
            <text:p>11.01.2023</text:p>
          </table:table-cell>
          <table:table-cell table:formula="of:=[.A12]" office:value-type="date" office:date-value="2023-01-11" calcext:value-type="date">
            <text:p>01-11</text:p>
          </table:table-cell>
          <table:table-cell table:style-name="ce1" table:formula="of:=IF([.B12] &lt; DATE(YEAR([.A12]);3;21); &quot;ZIMA&quot;; IF([.B12] &lt; DATE(YEAR([.A12]);6;21);&quot;WIOSNA&quot; ; IF([.B12] &lt; DATE(YEAR([.A12]);9;23); &quot;LATO&quot;; IF([.B12] &lt; DATE(YEAR([.A12]);12;21);&quot;JESIEŃ&quot;; &quot;ZIMA&quot;))))" office:value-type="string" office:string-value="ZIMA" calcext:value-type="string">
            <text:p>ZIMA</text:p>
          </table:table-cell>
          <table:table-cell table:formula="of:=IF([.C12] = &quot;ZIMA&quot;; 0.2; IF([.C12] = &quot;WIOSNA&quot;; 0.5; IF([.C12] = &quot;LATO&quot;; 0.9; 0.4)))"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table:formula="of:=IF(WEEKDAY([.A12];2)&lt; 6; 1; 0) * FLOOR([.E12] *[.D12]) *[.$K$7]" office:value-type="float" office:value="60" calcext:value-type="float">
            <text:p>60</text:p>
          </table:table-cell>
          <table:table-cell table:formula="of:=IF(WEEKDAY([.A12];2) = 7; ([.E11]*15); 0) + IF([.H11]&gt;= 2400; IF(NOT(MONTH([.A12]) = MONTH([.A13]));2400; 0);0)" office:value-type="float" office:value="0" calcext:value-type="float">
            <text:p>0</text:p>
          </table:table-cell>
          <table:table-cell table:formula="of:=[.H11] -[.G12] +[.F12]" office:value-type="float" office:value="-7820" calcext:value-type="float">
            <text:p>-7820</text:p>
          </table:table-cell>
          <table:table-cell table:number-columns-repeated="2"/>
          <table:table-cell office:value-type="string" calcext:value-type="string">
            <text:p>W – 50, l – 90, j – 40, z - 20% </text:p>
          </table:table-cell>
        </table:table-row>
        <table:table-row table:style-name="ro1">
          <table:table-cell table:style-name="ce1" office:value-type="date" office:date-value="2023-01-12" calcext:value-type="date">
            <text:p>12.01.2023</text:p>
          </table:table-cell>
          <table:table-cell table:formula="of:=[.A13]" office:value-type="date" office:date-value="2023-01-12" calcext:value-type="date">
            <text:p>01-12</text:p>
          </table:table-cell>
          <table:table-cell table:style-name="ce1" table:formula="of:=IF([.B13] &lt; DATE(YEAR([.A13]);3;21); &quot;ZIMA&quot;; IF([.B13] &lt; DATE(YEAR([.A13]);6;21);&quot;WIOSNA&quot; ; IF([.B13] &lt; DATE(YEAR([.A13]);9;23); &quot;LATO&quot;; IF([.B13] &lt; DATE(YEAR([.A13]);12;21);&quot;JESIEŃ&quot;; &quot;ZIMA&quot;))))" office:value-type="string" office:string-value="ZIMA" calcext:value-type="string">
            <text:p>ZIMA</text:p>
          </table:table-cell>
          <table:table-cell table:formula="of:=IF([.C13] = &quot;ZIMA&quot;; 0.2; IF([.C13] = &quot;WIOSNA&quot;; 0.5; IF([.C13] = &quot;LATO&quot;; 0.9; 0.4)))"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table:formula="of:=IF(WEEKDAY([.A13];2)&lt; 6; 1; 0) * FLOOR([.E13] *[.D13]) *[.$K$7]" office:value-type="float" office:value="60" calcext:value-type="float">
            <text:p>60</text:p>
          </table:table-cell>
          <table:table-cell table:formula="of:=IF(WEEKDAY([.A13];2) = 7; ([.E12]*15); 0) + IF([.H12]&gt;= 2400; IF(NOT(MONTH([.A13]) = MONTH([.A14]));2400; 0);0)" office:value-type="float" office:value="0" calcext:value-type="float">
            <text:p>0</text:p>
          </table:table-cell>
          <table:table-cell table:formula="of:=[.H12] -[.G13] +[.F13]" office:value-type="float" office:value="-7760" calcext:value-type="float">
            <text:p>-77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13" calcext:value-type="date">
            <text:p>13.01.2023</text:p>
          </table:table-cell>
          <table:table-cell table:formula="of:=[.A14]" office:value-type="date" office:date-value="2023-01-13" calcext:value-type="date">
            <text:p>01-13</text:p>
          </table:table-cell>
          <table:table-cell table:style-name="ce1" table:formula="of:=IF([.B14] &lt; DATE(YEAR([.A14]);3;21); &quot;ZIMA&quot;; IF([.B14] &lt; DATE(YEAR([.A14]);6;21);&quot;WIOSNA&quot; ; IF([.B14] &lt; DATE(YEAR([.A14]);9;23); &quot;LATO&quot;; IF([.B14] &lt; DATE(YEAR([.A14]);12;21);&quot;JESIEŃ&quot;; &quot;ZIMA&quot;))))" office:value-type="string" office:string-value="ZIMA" calcext:value-type="string">
            <text:p>ZIMA</text:p>
          </table:table-cell>
          <table:table-cell table:formula="of:=IF([.C14] = &quot;ZIMA&quot;; 0.2; IF([.C14] = &quot;WIOSNA&quot;; 0.5; IF([.C14] = &quot;LATO&quot;; 0.9; 0.4)))"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table:formula="of:=IF(WEEKDAY([.A14];2)&lt; 6; 1; 0) * FLOOR([.E14] *[.D14]) *[.$K$7]" office:value-type="float" office:value="60" calcext:value-type="float">
            <text:p>60</text:p>
          </table:table-cell>
          <table:table-cell table:formula="of:=IF(WEEKDAY([.A14];2) = 7; ([.E13]*15); 0) + IF([.H13]&gt;= 2400; IF(NOT(MONTH([.A14]) = MONTH([.A15]));2400; 0);0)" office:value-type="float" office:value="0" calcext:value-type="float">
            <text:p>0</text:p>
          </table:table-cell>
          <table:table-cell table:formula="of:=[.H13] -[.G14] +[.F14]" office:value-type="float" office:value="-7700" calcext:value-type="float">
            <text:p>-77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14" calcext:value-type="date">
            <text:p>14.01.2023</text:p>
          </table:table-cell>
          <table:table-cell table:formula="of:=[.A15]" office:value-type="date" office:date-value="2023-01-14" calcext:value-type="date">
            <text:p>01-14</text:p>
          </table:table-cell>
          <table:table-cell table:style-name="ce1" table:formula="of:=IF([.B15] &lt; DATE(YEAR([.A15]);3;21); &quot;ZIMA&quot;; IF([.B15] &lt; DATE(YEAR([.A15]);6;21);&quot;WIOSNA&quot; ; IF([.B15] &lt; DATE(YEAR([.A15]);9;23); &quot;LATO&quot;; IF([.B15] &lt; DATE(YEAR([.A15]);12;21);&quot;JESIEŃ&quot;; &quot;ZIMA&quot;))))" office:value-type="string" office:string-value="ZIMA" calcext:value-type="string">
            <text:p>ZIMA</text:p>
          </table:table-cell>
          <table:table-cell table:formula="of:=IF([.C15] = &quot;ZIMA&quot;; 0.2; IF([.C15] = &quot;WIOSNA&quot;; 0.5; IF([.C15] = &quot;LATO&quot;; 0.9; 0.4)))"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table:formula="of:=IF(WEEKDAY([.A15];2)&lt; 6; 1; 0) * FLOOR([.E15] *[.D15]) *[.$K$7]" office:value-type="float" office:value="0" calcext:value-type="float">
            <text:p>0</text:p>
          </table:table-cell>
          <table:table-cell table:formula="of:=IF(WEEKDAY([.A15];2) = 7; ([.E14]*15); 0) + IF([.H14]&gt;= 2400; IF(NOT(MONTH([.A15]) = MONTH([.A16]));2400; 0);0)" office:value-type="float" office:value="0" calcext:value-type="float">
            <text:p>0</text:p>
          </table:table-cell>
          <table:table-cell table:formula="of:=[.H14] -[.G15] +[.F15]" office:value-type="float" office:value="-7700" calcext:value-type="float">
            <text:p>-77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15" calcext:value-type="date">
            <text:p>15.01.2023</text:p>
          </table:table-cell>
          <table:table-cell table:formula="of:=[.A16]" office:value-type="date" office:date-value="2023-01-15" calcext:value-type="date">
            <text:p>01-15</text:p>
          </table:table-cell>
          <table:table-cell table:style-name="ce1" table:formula="of:=IF([.B16] &lt; DATE(YEAR([.A16]);3;21); &quot;ZIMA&quot;; IF([.B16] &lt; DATE(YEAR([.A16]);6;21);&quot;WIOSNA&quot; ; IF([.B16] &lt; DATE(YEAR([.A16]);9;23); &quot;LATO&quot;; IF([.B16] &lt; DATE(YEAR([.A16]);12;21);&quot;JESIEŃ&quot;; &quot;ZIMA&quot;))))" office:value-type="string" office:string-value="ZIMA" calcext:value-type="string">
            <text:p>ZIMA</text:p>
          </table:table-cell>
          <table:table-cell table:formula="of:=IF([.C16] = &quot;ZIMA&quot;; 0.2; IF([.C16] = &quot;WIOSNA&quot;; 0.5; IF([.C16] = &quot;LATO&quot;; 0.9; 0.4)))"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table:formula="of:=IF(WEEKDAY([.A16];2)&lt; 6; 1; 0) * FLOOR([.E16] *[.D16]) *[.$K$7]" office:value-type="float" office:value="0" calcext:value-type="float">
            <text:p>0</text:p>
          </table:table-cell>
          <table:table-cell table:formula="of:=IF(WEEKDAY([.A16];2) = 7; ([.E15]*15); 0) + IF([.H15]&gt;= 2400; IF(NOT(MONTH([.A16]) = MONTH([.A17]));2400; 0);0)" office:value-type="float" office:value="150" calcext:value-type="float">
            <text:p>150</text:p>
          </table:table-cell>
          <table:table-cell table:formula="of:=[.H15] -[.G16] +[.F16]" office:value-type="float" office:value="-7850" calcext:value-type="float">
            <text:p>-78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16" calcext:value-type="date">
            <text:p>16.01.2023</text:p>
          </table:table-cell>
          <table:table-cell table:formula="of:=[.A17]" office:value-type="date" office:date-value="2023-01-16" calcext:value-type="date">
            <text:p>01-16</text:p>
          </table:table-cell>
          <table:table-cell table:style-name="ce1" table:formula="of:=IF([.B17] &lt; DATE(YEAR([.A17]);3;21); &quot;ZIMA&quot;; IF([.B17] &lt; DATE(YEAR([.A17]);6;21);&quot;WIOSNA&quot; ; IF([.B17] &lt; DATE(YEAR([.A17]);9;23); &quot;LATO&quot;; IF([.B17] &lt; DATE(YEAR([.A17]);12;21);&quot;JESIEŃ&quot;; &quot;ZIMA&quot;))))" office:value-type="string" office:string-value="ZIMA" calcext:value-type="string">
            <text:p>ZIMA</text:p>
          </table:table-cell>
          <table:table-cell table:formula="of:=IF([.C17] = &quot;ZIMA&quot;; 0.2; IF([.C17] = &quot;WIOSNA&quot;; 0.5; IF([.C17] = &quot;LATO&quot;; 0.9; 0.4)))"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table:formula="of:=IF(WEEKDAY([.A17];2)&lt; 6; 1; 0) * FLOOR([.E17] *[.D17]) *[.$K$7]" office:value-type="float" office:value="60" calcext:value-type="float">
            <text:p>60</text:p>
          </table:table-cell>
          <table:table-cell table:formula="of:=IF(WEEKDAY([.A17];2) = 7; ([.E16]*15); 0) + IF([.H16]&gt;= 2400; IF(NOT(MONTH([.A17]) = MONTH([.A18]));2400; 0);0)" office:value-type="float" office:value="0" calcext:value-type="float">
            <text:p>0</text:p>
          </table:table-cell>
          <table:table-cell table:formula="of:=[.H16] -[.G17] +[.F17]" office:value-type="float" office:value="-7790" calcext:value-type="float">
            <text:p>-77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17" calcext:value-type="date">
            <text:p>17.01.2023</text:p>
          </table:table-cell>
          <table:table-cell table:formula="of:=[.A18]" office:value-type="date" office:date-value="2023-01-17" calcext:value-type="date">
            <text:p>01-17</text:p>
          </table:table-cell>
          <table:table-cell table:style-name="ce1" table:formula="of:=IF([.B18] &lt; DATE(YEAR([.A18]);3;21); &quot;ZIMA&quot;; IF([.B18] &lt; DATE(YEAR([.A18]);6;21);&quot;WIOSNA&quot; ; IF([.B18] &lt; DATE(YEAR([.A18]);9;23); &quot;LATO&quot;; IF([.B18] &lt; DATE(YEAR([.A18]);12;21);&quot;JESIEŃ&quot;; &quot;ZIMA&quot;))))" office:value-type="string" office:string-value="ZIMA" calcext:value-type="string">
            <text:p>ZIMA</text:p>
          </table:table-cell>
          <table:table-cell table:formula="of:=IF([.C18] = &quot;ZIMA&quot;; 0.2; IF([.C18] = &quot;WIOSNA&quot;; 0.5; IF([.C18] = &quot;LATO&quot;; 0.9; 0.4)))"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table:formula="of:=IF(WEEKDAY([.A18];2)&lt; 6; 1; 0) * FLOOR([.E18] *[.D18]) *[.$K$7]" office:value-type="float" office:value="60" calcext:value-type="float">
            <text:p>60</text:p>
          </table:table-cell>
          <table:table-cell table:formula="of:=IF(WEEKDAY([.A18];2) = 7; ([.E17]*15); 0) + IF([.H17]&gt;= 2400; IF(NOT(MONTH([.A18]) = MONTH([.A19]));2400; 0);0)" office:value-type="float" office:value="0" calcext:value-type="float">
            <text:p>0</text:p>
          </table:table-cell>
          <table:table-cell table:formula="of:=[.H17] -[.G18] +[.F18]" office:value-type="float" office:value="-7730" calcext:value-type="float">
            <text:p>-773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18" calcext:value-type="date">
            <text:p>18.01.2023</text:p>
          </table:table-cell>
          <table:table-cell table:formula="of:=[.A19]" office:value-type="date" office:date-value="2023-01-18" calcext:value-type="date">
            <text:p>01-18</text:p>
          </table:table-cell>
          <table:table-cell table:style-name="ce1" table:formula="of:=IF([.B19] &lt; DATE(YEAR([.A19]);3;21); &quot;ZIMA&quot;; IF([.B19] &lt; DATE(YEAR([.A19]);6;21);&quot;WIOSNA&quot; ; IF([.B19] &lt; DATE(YEAR([.A19]);9;23); &quot;LATO&quot;; IF([.B19] &lt; DATE(YEAR([.A19]);12;21);&quot;JESIEŃ&quot;; &quot;ZIMA&quot;))))" office:value-type="string" office:string-value="ZIMA" calcext:value-type="string">
            <text:p>ZIMA</text:p>
          </table:table-cell>
          <table:table-cell table:formula="of:=IF([.C19] = &quot;ZIMA&quot;; 0.2; IF([.C19] = &quot;WIOSNA&quot;; 0.5; IF([.C19] = &quot;LATO&quot;; 0.9; 0.4)))"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table:formula="of:=IF(WEEKDAY([.A19];2)&lt; 6; 1; 0) * FLOOR([.E19] *[.D19]) *[.$K$7]" office:value-type="float" office:value="60" calcext:value-type="float">
            <text:p>60</text:p>
          </table:table-cell>
          <table:table-cell table:formula="of:=IF(WEEKDAY([.A19];2) = 7; ([.E18]*15); 0) + IF([.H18]&gt;= 2400; IF(NOT(MONTH([.A19]) = MONTH([.A20]));2400; 0);0)" office:value-type="float" office:value="0" calcext:value-type="float">
            <text:p>0</text:p>
          </table:table-cell>
          <table:table-cell table:formula="of:=[.H18] -[.G19] +[.F19]" office:value-type="float" office:value="-7670" calcext:value-type="float">
            <text:p>-76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19" calcext:value-type="date">
            <text:p>19.01.2023</text:p>
          </table:table-cell>
          <table:table-cell table:formula="of:=[.A20]" office:value-type="date" office:date-value="2023-01-19" calcext:value-type="date">
            <text:p>01-19</text:p>
          </table:table-cell>
          <table:table-cell table:style-name="ce1" table:formula="of:=IF([.B20] &lt; DATE(YEAR([.A20]);3;21); &quot;ZIMA&quot;; IF([.B20] &lt; DATE(YEAR([.A20]);6;21);&quot;WIOSNA&quot; ; IF([.B20] &lt; DATE(YEAR([.A20]);9;23); &quot;LATO&quot;; IF([.B20] &lt; DATE(YEAR([.A20]);12;21);&quot;JESIEŃ&quot;; &quot;ZIMA&quot;))))" office:value-type="string" office:string-value="ZIMA" calcext:value-type="string">
            <text:p>ZIMA</text:p>
          </table:table-cell>
          <table:table-cell table:formula="of:=IF([.C20] = &quot;ZIMA&quot;; 0.2; IF([.C20] = &quot;WIOSNA&quot;; 0.5; IF([.C20] = &quot;LATO&quot;; 0.9; 0.4)))"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table:formula="of:=IF(WEEKDAY([.A20];2)&lt; 6; 1; 0) * FLOOR([.E20] *[.D20]) *[.$K$7]" office:value-type="float" office:value="60" calcext:value-type="float">
            <text:p>60</text:p>
          </table:table-cell>
          <table:table-cell table:formula="of:=IF(WEEKDAY([.A20];2) = 7; ([.E19]*15); 0) + IF([.H19]&gt;= 2400; IF(NOT(MONTH([.A20]) = MONTH([.A21]));2400; 0);0)" office:value-type="float" office:value="0" calcext:value-type="float">
            <text:p>0</text:p>
          </table:table-cell>
          <table:table-cell table:formula="of:=[.H19] -[.G20] +[.F20]" office:value-type="float" office:value="-7610" calcext:value-type="float">
            <text:p>-76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20" calcext:value-type="date">
            <text:p>20.01.2023</text:p>
          </table:table-cell>
          <table:table-cell table:formula="of:=[.A21]" office:value-type="date" office:date-value="2023-01-20" calcext:value-type="date">
            <text:p>01-20</text:p>
          </table:table-cell>
          <table:table-cell table:style-name="ce1" table:formula="of:=IF([.B21] &lt; DATE(YEAR([.A21]);3;21); &quot;ZIMA&quot;; IF([.B21] &lt; DATE(YEAR([.A21]);6;21);&quot;WIOSNA&quot; ; IF([.B21] &lt; DATE(YEAR([.A21]);9;23); &quot;LATO&quot;; IF([.B21] &lt; DATE(YEAR([.A21]);12;21);&quot;JESIEŃ&quot;; &quot;ZIMA&quot;))))" office:value-type="string" office:string-value="ZIMA" calcext:value-type="string">
            <text:p>ZIMA</text:p>
          </table:table-cell>
          <table:table-cell table:formula="of:=IF([.C21] = &quot;ZIMA&quot;; 0.2; IF([.C21] = &quot;WIOSNA&quot;; 0.5; IF([.C21] = &quot;LATO&quot;; 0.9; 0.4)))"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table:formula="of:=IF(WEEKDAY([.A21];2)&lt; 6; 1; 0) * FLOOR([.E21] *[.D21]) *[.$K$7]" office:value-type="float" office:value="60" calcext:value-type="float">
            <text:p>60</text:p>
          </table:table-cell>
          <table:table-cell table:formula="of:=IF(WEEKDAY([.A21];2) = 7; ([.E20]*15); 0) + IF([.H20]&gt;= 2400; IF(NOT(MONTH([.A21]) = MONTH([.A22]));2400; 0);0)" office:value-type="float" office:value="0" calcext:value-type="float">
            <text:p>0</text:p>
          </table:table-cell>
          <table:table-cell table:formula="of:=[.H20] -[.G21] +[.F21]" office:value-type="float" office:value="-7550" calcext:value-type="float">
            <text:p>-75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21" calcext:value-type="date">
            <text:p>21.01.2023</text:p>
          </table:table-cell>
          <table:table-cell table:formula="of:=[.A22]" office:value-type="date" office:date-value="2023-01-21" calcext:value-type="date">
            <text:p>01-21</text:p>
          </table:table-cell>
          <table:table-cell table:style-name="ce1" table:formula="of:=IF([.B22] &lt; DATE(YEAR([.A22]);3;21); &quot;ZIMA&quot;; IF([.B22] &lt; DATE(YEAR([.A22]);6;21);&quot;WIOSNA&quot; ; IF([.B22] &lt; DATE(YEAR([.A22]);9;23); &quot;LATO&quot;; IF([.B22] &lt; DATE(YEAR([.A22]);12;21);&quot;JESIEŃ&quot;; &quot;ZIMA&quot;))))" office:value-type="string" office:string-value="ZIMA" calcext:value-type="string">
            <text:p>ZIMA</text:p>
          </table:table-cell>
          <table:table-cell table:formula="of:=IF([.C22] = &quot;ZIMA&quot;; 0.2; IF([.C22] = &quot;WIOSNA&quot;; 0.5; IF([.C22] = &quot;LATO&quot;; 0.9; 0.4)))"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table:formula="of:=IF(WEEKDAY([.A22];2)&lt; 6; 1; 0) * FLOOR([.E22] *[.D22]) *[.$K$7]" office:value-type="float" office:value="0" calcext:value-type="float">
            <text:p>0</text:p>
          </table:table-cell>
          <table:table-cell table:formula="of:=IF(WEEKDAY([.A22];2) = 7; ([.E21]*15); 0) + IF([.H21]&gt;= 2400; IF(NOT(MONTH([.A22]) = MONTH([.A23]));2400; 0);0)" office:value-type="float" office:value="0" calcext:value-type="float">
            <text:p>0</text:p>
          </table:table-cell>
          <table:table-cell table:formula="of:=[.H21] -[.G22] +[.F22]" office:value-type="float" office:value="-7550" calcext:value-type="float">
            <text:p>-75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22" calcext:value-type="date">
            <text:p>22.01.2023</text:p>
          </table:table-cell>
          <table:table-cell table:formula="of:=[.A23]" office:value-type="date" office:date-value="2023-01-22" calcext:value-type="date">
            <text:p>01-22</text:p>
          </table:table-cell>
          <table:table-cell table:style-name="ce1" table:formula="of:=IF([.B23] &lt; DATE(YEAR([.A23]);3;21); &quot;ZIMA&quot;; IF([.B23] &lt; DATE(YEAR([.A23]);6;21);&quot;WIOSNA&quot; ; IF([.B23] &lt; DATE(YEAR([.A23]);9;23); &quot;LATO&quot;; IF([.B23] &lt; DATE(YEAR([.A23]);12;21);&quot;JESIEŃ&quot;; &quot;ZIMA&quot;))))" office:value-type="string" office:string-value="ZIMA" calcext:value-type="string">
            <text:p>ZIMA</text:p>
          </table:table-cell>
          <table:table-cell table:formula="of:=IF([.C23] = &quot;ZIMA&quot;; 0.2; IF([.C23] = &quot;WIOSNA&quot;; 0.5; IF([.C23] = &quot;LATO&quot;; 0.9; 0.4)))"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table:formula="of:=IF(WEEKDAY([.A23];2)&lt; 6; 1; 0) * FLOOR([.E23] *[.D23]) *[.$K$7]" office:value-type="float" office:value="0" calcext:value-type="float">
            <text:p>0</text:p>
          </table:table-cell>
          <table:table-cell table:formula="of:=IF(WEEKDAY([.A23];2) = 7; ([.E22]*15); 0) + IF([.H22]&gt;= 2400; IF(NOT(MONTH([.A23]) = MONTH([.A24]));2400; 0);0)" office:value-type="float" office:value="150" calcext:value-type="float">
            <text:p>150</text:p>
          </table:table-cell>
          <table:table-cell table:formula="of:=[.H22] -[.G23] +[.F23]" office:value-type="float" office:value="-7700" calcext:value-type="float">
            <text:p>-77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23" calcext:value-type="date">
            <text:p>23.01.2023</text:p>
          </table:table-cell>
          <table:table-cell table:formula="of:=[.A24]" office:value-type="date" office:date-value="2023-01-23" calcext:value-type="date">
            <text:p>01-23</text:p>
          </table:table-cell>
          <table:table-cell table:style-name="ce1" table:formula="of:=IF([.B24] &lt; DATE(YEAR([.A24]);3;21); &quot;ZIMA&quot;; IF([.B24] &lt; DATE(YEAR([.A24]);6;21);&quot;WIOSNA&quot; ; IF([.B24] &lt; DATE(YEAR([.A24]);9;23); &quot;LATO&quot;; IF([.B24] &lt; DATE(YEAR([.A24]);12;21);&quot;JESIEŃ&quot;; &quot;ZIMA&quot;))))" office:value-type="string" office:string-value="ZIMA" calcext:value-type="string">
            <text:p>ZIMA</text:p>
          </table:table-cell>
          <table:table-cell table:formula="of:=IF([.C24] = &quot;ZIMA&quot;; 0.2; IF([.C24] = &quot;WIOSNA&quot;; 0.5; IF([.C24] = &quot;LATO&quot;; 0.9; 0.4)))"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table:formula="of:=IF(WEEKDAY([.A24];2)&lt; 6; 1; 0) * FLOOR([.E24] *[.D24]) *[.$K$7]" office:value-type="float" office:value="60" calcext:value-type="float">
            <text:p>60</text:p>
          </table:table-cell>
          <table:table-cell table:formula="of:=IF(WEEKDAY([.A24];2) = 7; ([.E23]*15); 0) + IF([.H23]&gt;= 2400; IF(NOT(MONTH([.A24]) = MONTH([.A25]));2400; 0);0)" office:value-type="float" office:value="0" calcext:value-type="float">
            <text:p>0</text:p>
          </table:table-cell>
          <table:table-cell table:formula="of:=[.H23] -[.G24] +[.F24]" office:value-type="float" office:value="-7640" calcext:value-type="float">
            <text:p>-76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24" calcext:value-type="date">
            <text:p>24.01.2023</text:p>
          </table:table-cell>
          <table:table-cell table:formula="of:=[.A25]" office:value-type="date" office:date-value="2023-01-24" calcext:value-type="date">
            <text:p>01-24</text:p>
          </table:table-cell>
          <table:table-cell table:style-name="ce1" table:formula="of:=IF([.B25] &lt; DATE(YEAR([.A25]);3;21); &quot;ZIMA&quot;; IF([.B25] &lt; DATE(YEAR([.A25]);6;21);&quot;WIOSNA&quot; ; IF([.B25] &lt; DATE(YEAR([.A25]);9;23); &quot;LATO&quot;; IF([.B25] &lt; DATE(YEAR([.A25]);12;21);&quot;JESIEŃ&quot;; &quot;ZIMA&quot;))))" office:value-type="string" office:string-value="ZIMA" calcext:value-type="string">
            <text:p>ZIMA</text:p>
          </table:table-cell>
          <table:table-cell table:formula="of:=IF([.C25] = &quot;ZIMA&quot;; 0.2; IF([.C25] = &quot;WIOSNA&quot;; 0.5; IF([.C25] = &quot;LATO&quot;; 0.9; 0.4)))"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table:formula="of:=IF(WEEKDAY([.A25];2)&lt; 6; 1; 0) * FLOOR([.E25] *[.D25]) *[.$K$7]" office:value-type="float" office:value="60" calcext:value-type="float">
            <text:p>60</text:p>
          </table:table-cell>
          <table:table-cell table:formula="of:=IF(WEEKDAY([.A25];2) = 7; ([.E24]*15); 0) + IF([.H24]&gt;= 2400; IF(NOT(MONTH([.A25]) = MONTH([.A26]));2400; 0);0)" office:value-type="float" office:value="0" calcext:value-type="float">
            <text:p>0</text:p>
          </table:table-cell>
          <table:table-cell table:formula="of:=[.H24] -[.G25] +[.F25]" office:value-type="float" office:value="-7580" calcext:value-type="float">
            <text:p>-75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25" calcext:value-type="date">
            <text:p>25.01.2023</text:p>
          </table:table-cell>
          <table:table-cell table:formula="of:=[.A26]" office:value-type="date" office:date-value="2023-01-25" calcext:value-type="date">
            <text:p>01-25</text:p>
          </table:table-cell>
          <table:table-cell table:style-name="ce1" table:formula="of:=IF([.B26] &lt; DATE(YEAR([.A26]);3;21); &quot;ZIMA&quot;; IF([.B26] &lt; DATE(YEAR([.A26]);6;21);&quot;WIOSNA&quot; ; IF([.B26] &lt; DATE(YEAR([.A26]);9;23); &quot;LATO&quot;; IF([.B26] &lt; DATE(YEAR([.A26]);12;21);&quot;JESIEŃ&quot;; &quot;ZIMA&quot;))))" office:value-type="string" office:string-value="ZIMA" calcext:value-type="string">
            <text:p>ZIMA</text:p>
          </table:table-cell>
          <table:table-cell table:formula="of:=IF([.C26] = &quot;ZIMA&quot;; 0.2; IF([.C26] = &quot;WIOSNA&quot;; 0.5; IF([.C26] = &quot;LATO&quot;; 0.9; 0.4)))"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table:formula="of:=IF(WEEKDAY([.A26];2)&lt; 6; 1; 0) * FLOOR([.E26] *[.D26]) *[.$K$7]" office:value-type="float" office:value="60" calcext:value-type="float">
            <text:p>60</text:p>
          </table:table-cell>
          <table:table-cell table:formula="of:=IF(WEEKDAY([.A26];2) = 7; ([.E25]*15); 0) + IF([.H25]&gt;= 2400; IF(NOT(MONTH([.A26]) = MONTH([.A27]));2400; 0);0)" office:value-type="float" office:value="0" calcext:value-type="float">
            <text:p>0</text:p>
          </table:table-cell>
          <table:table-cell table:formula="of:=[.H25] -[.G26] +[.F26]" office:value-type="float" office:value="-7520" calcext:value-type="float">
            <text:p>-75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26" calcext:value-type="date">
            <text:p>26.01.2023</text:p>
          </table:table-cell>
          <table:table-cell table:formula="of:=[.A27]" office:value-type="date" office:date-value="2023-01-26" calcext:value-type="date">
            <text:p>01-26</text:p>
          </table:table-cell>
          <table:table-cell table:style-name="ce1" table:formula="of:=IF([.B27] &lt; DATE(YEAR([.A27]);3;21); &quot;ZIMA&quot;; IF([.B27] &lt; DATE(YEAR([.A27]);6;21);&quot;WIOSNA&quot; ; IF([.B27] &lt; DATE(YEAR([.A27]);9;23); &quot;LATO&quot;; IF([.B27] &lt; DATE(YEAR([.A27]);12;21);&quot;JESIEŃ&quot;; &quot;ZIMA&quot;))))" office:value-type="string" office:string-value="ZIMA" calcext:value-type="string">
            <text:p>ZIMA</text:p>
          </table:table-cell>
          <table:table-cell table:formula="of:=IF([.C27] = &quot;ZIMA&quot;; 0.2; IF([.C27] = &quot;WIOSNA&quot;; 0.5; IF([.C27] = &quot;LATO&quot;; 0.9; 0.4)))"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table:formula="of:=IF(WEEKDAY([.A27];2)&lt; 6; 1; 0) * FLOOR([.E27] *[.D27]) *[.$K$7]" office:value-type="float" office:value="60" calcext:value-type="float">
            <text:p>60</text:p>
          </table:table-cell>
          <table:table-cell table:formula="of:=IF(WEEKDAY([.A27];2) = 7; ([.E26]*15); 0) + IF([.H26]&gt;= 2400; IF(NOT(MONTH([.A27]) = MONTH([.A28]));2400; 0);0)" office:value-type="float" office:value="0" calcext:value-type="float">
            <text:p>0</text:p>
          </table:table-cell>
          <table:table-cell table:formula="of:=[.H26] -[.G27] +[.F27]" office:value-type="float" office:value="-7460" calcext:value-type="float">
            <text:p>-74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27" calcext:value-type="date">
            <text:p>27.01.2023</text:p>
          </table:table-cell>
          <table:table-cell table:formula="of:=[.A28]" office:value-type="date" office:date-value="2023-01-27" calcext:value-type="date">
            <text:p>01-27</text:p>
          </table:table-cell>
          <table:table-cell table:style-name="ce1" table:formula="of:=IF([.B28] &lt; DATE(YEAR([.A28]);3;21); &quot;ZIMA&quot;; IF([.B28] &lt; DATE(YEAR([.A28]);6;21);&quot;WIOSNA&quot; ; IF([.B28] &lt; DATE(YEAR([.A28]);9;23); &quot;LATO&quot;; IF([.B28] &lt; DATE(YEAR([.A28]);12;21);&quot;JESIEŃ&quot;; &quot;ZIMA&quot;))))" office:value-type="string" office:string-value="ZIMA" calcext:value-type="string">
            <text:p>ZIMA</text:p>
          </table:table-cell>
          <table:table-cell table:formula="of:=IF([.C28] = &quot;ZIMA&quot;; 0.2; IF([.C28] = &quot;WIOSNA&quot;; 0.5; IF([.C28] = &quot;LATO&quot;; 0.9; 0.4)))"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table:formula="of:=IF(WEEKDAY([.A28];2)&lt; 6; 1; 0) * FLOOR([.E28] *[.D28]) *[.$K$7]" office:value-type="float" office:value="60" calcext:value-type="float">
            <text:p>60</text:p>
          </table:table-cell>
          <table:table-cell table:formula="of:=IF(WEEKDAY([.A28];2) = 7; ([.E27]*15); 0) + IF([.H27]&gt;= 2400; IF(NOT(MONTH([.A28]) = MONTH([.A29]));2400; 0);0)" office:value-type="float" office:value="0" calcext:value-type="float">
            <text:p>0</text:p>
          </table:table-cell>
          <table:table-cell table:formula="of:=[.H27] -[.G28] +[.F28]" office:value-type="float" office:value="-7400" calcext:value-type="float">
            <text:p>-74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28" calcext:value-type="date">
            <text:p>28.01.2023</text:p>
          </table:table-cell>
          <table:table-cell table:formula="of:=[.A29]" office:value-type="date" office:date-value="2023-01-28" calcext:value-type="date">
            <text:p>01-28</text:p>
          </table:table-cell>
          <table:table-cell table:style-name="ce1" table:formula="of:=IF([.B29] &lt; DATE(YEAR([.A29]);3;21); &quot;ZIMA&quot;; IF([.B29] &lt; DATE(YEAR([.A29]);6;21);&quot;WIOSNA&quot; ; IF([.B29] &lt; DATE(YEAR([.A29]);9;23); &quot;LATO&quot;; IF([.B29] &lt; DATE(YEAR([.A29]);12;21);&quot;JESIEŃ&quot;; &quot;ZIMA&quot;))))" office:value-type="string" office:string-value="ZIMA" calcext:value-type="string">
            <text:p>ZIMA</text:p>
          </table:table-cell>
          <table:table-cell table:formula="of:=IF([.C29] = &quot;ZIMA&quot;; 0.2; IF([.C29] = &quot;WIOSNA&quot;; 0.5; IF([.C29] = &quot;LATO&quot;; 0.9; 0.4)))"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table:formula="of:=IF(WEEKDAY([.A29];2)&lt; 6; 1; 0) * FLOOR([.E29] *[.D29]) *[.$K$7]" office:value-type="float" office:value="0" calcext:value-type="float">
            <text:p>0</text:p>
          </table:table-cell>
          <table:table-cell table:formula="of:=IF(WEEKDAY([.A29];2) = 7; ([.E28]*15); 0) + IF([.H28]&gt;= 2400; IF(NOT(MONTH([.A29]) = MONTH([.A30]));2400; 0);0)" office:value-type="float" office:value="0" calcext:value-type="float">
            <text:p>0</text:p>
          </table:table-cell>
          <table:table-cell table:formula="of:=[.H28] -[.G29] +[.F29]" office:value-type="float" office:value="-7400" calcext:value-type="float">
            <text:p>-74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29" calcext:value-type="date">
            <text:p>29.01.2023</text:p>
          </table:table-cell>
          <table:table-cell table:formula="of:=[.A30]" office:value-type="date" office:date-value="2023-01-29" calcext:value-type="date">
            <text:p>01-29</text:p>
          </table:table-cell>
          <table:table-cell table:style-name="ce1" table:formula="of:=IF([.B30] &lt; DATE(YEAR([.A30]);3;21); &quot;ZIMA&quot;; IF([.B30] &lt; DATE(YEAR([.A30]);6;21);&quot;WIOSNA&quot; ; IF([.B30] &lt; DATE(YEAR([.A30]);9;23); &quot;LATO&quot;; IF([.B30] &lt; DATE(YEAR([.A30]);12;21);&quot;JESIEŃ&quot;; &quot;ZIMA&quot;))))" office:value-type="string" office:string-value="ZIMA" calcext:value-type="string">
            <text:p>ZIMA</text:p>
          </table:table-cell>
          <table:table-cell table:formula="of:=IF([.C30] = &quot;ZIMA&quot;; 0.2; IF([.C30] = &quot;WIOSNA&quot;; 0.5; IF([.C30] = &quot;LATO&quot;; 0.9; 0.4)))"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table:formula="of:=IF(WEEKDAY([.A30];2)&lt; 6; 1; 0) * FLOOR([.E30] *[.D30]) *[.$K$7]" office:value-type="float" office:value="0" calcext:value-type="float">
            <text:p>0</text:p>
          </table:table-cell>
          <table:table-cell table:formula="of:=IF(WEEKDAY([.A30];2) = 7; ([.E29]*15); 0) + IF([.H29]&gt;= 2400; IF(NOT(MONTH([.A30]) = MONTH([.A31]));2400; 0);0)" office:value-type="float" office:value="150" calcext:value-type="float">
            <text:p>150</text:p>
          </table:table-cell>
          <table:table-cell table:formula="of:=[.H29] -[.G30] +[.F30]" office:value-type="float" office:value="-7550" calcext:value-type="float">
            <text:p>-75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30" calcext:value-type="date">
            <text:p>30.01.2023</text:p>
          </table:table-cell>
          <table:table-cell table:formula="of:=[.A31]" office:value-type="date" office:date-value="2023-01-30" calcext:value-type="date">
            <text:p>01-30</text:p>
          </table:table-cell>
          <table:table-cell table:style-name="ce1" table:formula="of:=IF([.B31] &lt; DATE(YEAR([.A31]);3;21); &quot;ZIMA&quot;; IF([.B31] &lt; DATE(YEAR([.A31]);6;21);&quot;WIOSNA&quot; ; IF([.B31] &lt; DATE(YEAR([.A31]);9;23); &quot;LATO&quot;; IF([.B31] &lt; DATE(YEAR([.A31]);12;21);&quot;JESIEŃ&quot;; &quot;ZIMA&quot;))))" office:value-type="string" office:string-value="ZIMA" calcext:value-type="string">
            <text:p>ZIMA</text:p>
          </table:table-cell>
          <table:table-cell table:formula="of:=IF([.C31] = &quot;ZIMA&quot;; 0.2; IF([.C31] = &quot;WIOSNA&quot;; 0.5; IF([.C31] = &quot;LATO&quot;; 0.9; 0.4)))"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table:formula="of:=IF(WEEKDAY([.A31];2)&lt; 6; 1; 0) * FLOOR([.E31] *[.D31]) *[.$K$7]" office:value-type="float" office:value="60" calcext:value-type="float">
            <text:p>60</text:p>
          </table:table-cell>
          <table:table-cell table:formula="of:=IF(WEEKDAY([.A31];2) = 7; ([.E30]*15); 0) + IF([.H30]&gt;= 2400; IF(NOT(MONTH([.A31]) = MONTH([.A32]));2400; 0);0)" office:value-type="float" office:value="0" calcext:value-type="float">
            <text:p>0</text:p>
          </table:table-cell>
          <table:table-cell table:formula="of:=[.H30] -[.G31] +[.F31]" office:value-type="float" office:value="-7490" calcext:value-type="float">
            <text:p>-74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31" calcext:value-type="date">
            <text:p>31.01.2023</text:p>
          </table:table-cell>
          <table:table-cell table:formula="of:=[.A32]" office:value-type="date" office:date-value="2023-01-31" calcext:value-type="date">
            <text:p>01-31</text:p>
          </table:table-cell>
          <table:table-cell table:style-name="ce1" table:formula="of:=IF([.B32] &lt; DATE(YEAR([.A32]);3;21); &quot;ZIMA&quot;; IF([.B32] &lt; DATE(YEAR([.A32]);6;21);&quot;WIOSNA&quot; ; IF([.B32] &lt; DATE(YEAR([.A32]);9;23); &quot;LATO&quot;; IF([.B32] &lt; DATE(YEAR([.A32]);12;21);&quot;JESIEŃ&quot;; &quot;ZIMA&quot;))))" office:value-type="string" office:string-value="ZIMA" calcext:value-type="string">
            <text:p>ZIMA</text:p>
          </table:table-cell>
          <table:table-cell table:formula="of:=IF([.C32] = &quot;ZIMA&quot;; 0.2; IF([.C32] = &quot;WIOSNA&quot;; 0.5; IF([.C32] = &quot;LATO&quot;; 0.9; 0.4)))"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table:formula="of:=IF(WEEKDAY([.A32];2)&lt; 6; 1; 0) * FLOOR([.E32] *[.D32]) *[.$K$7]" office:value-type="float" office:value="60" calcext:value-type="float">
            <text:p>60</text:p>
          </table:table-cell>
          <table:table-cell table:formula="of:=IF(WEEKDAY([.A32];2) = 7; ([.E31]*15); 0) + IF([.H31]&gt;= 2400; IF(NOT(MONTH([.A32]) = MONTH([.A33]));2400; 0);0)" office:value-type="float" office:value="0" calcext:value-type="float">
            <text:p>0</text:p>
          </table:table-cell>
          <table:table-cell table:formula="of:=[.H31] -[.G32] +[.F32]" office:value-type="float" office:value="-7430" calcext:value-type="float">
            <text:p>-743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01" calcext:value-type="date">
            <text:p>1.02.2023</text:p>
          </table:table-cell>
          <table:table-cell table:formula="of:=[.A33]" office:value-type="date" office:date-value="2023-02-01" calcext:value-type="date">
            <text:p>02-01</text:p>
          </table:table-cell>
          <table:table-cell table:style-name="ce1" table:formula="of:=IF([.B33] &lt; DATE(YEAR([.A33]);3;21); &quot;ZIMA&quot;; IF([.B33] &lt; DATE(YEAR([.A33]);6;21);&quot;WIOSNA&quot; ; IF([.B33] &lt; DATE(YEAR([.A33]);9;23); &quot;LATO&quot;; IF([.B33] &lt; DATE(YEAR([.A33]);12;21);&quot;JESIEŃ&quot;; &quot;ZIMA&quot;))))" office:value-type="string" office:string-value="ZIMA" calcext:value-type="string">
            <text:p>ZIMA</text:p>
          </table:table-cell>
          <table:table-cell table:formula="of:=IF([.C33] = &quot;ZIMA&quot;; 0.2; IF([.C33] = &quot;WIOSNA&quot;; 0.5; IF([.C33] = &quot;LATO&quot;; 0.9; 0.4)))" office:value-type="float" office:value="0.2" calcext:value-type="float">
            <text:p>0,2</text:p>
          </table:table-cell>
          <table:table-cell table:style-name="ce22" table:formula="of:=IF([.H32]&gt; 2400 ;IF(NOT(MONTH([.A33]) = MONTH([.A32]));[.E32]+3; [.E32]); [.E32])" office:value-type="float" office:value="10" calcext:value-type="float">
            <text:p>10</text:p>
          </table:table-cell>
          <table:table-cell table:formula="of:=IF(WEEKDAY([.A33];2)&lt; 6; 1; 0) * FLOOR([.E33] *[.D33]) *[.$K$7]" office:value-type="float" office:value="60" calcext:value-type="float">
            <text:p>60</text:p>
          </table:table-cell>
          <table:table-cell table:formula="of:=IF(WEEKDAY([.A33];2) = 7; ([.E32]*15); 0) + IF([.H32]&gt;= 2400; IF(NOT(MONTH([.A33]) = MONTH([.A34]));2400; 0);0)" office:value-type="float" office:value="0" calcext:value-type="float">
            <text:p>0</text:p>
          </table:table-cell>
          <table:table-cell table:formula="of:=[.H32] -[.G33] +[.F33]" office:value-type="float" office:value="-7370" calcext:value-type="float">
            <text:p>-73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02" calcext:value-type="date">
            <text:p>2.02.2023</text:p>
          </table:table-cell>
          <table:table-cell table:formula="of:=[.A34]" office:value-type="date" office:date-value="2023-02-02" calcext:value-type="date">
            <text:p>02-02</text:p>
          </table:table-cell>
          <table:table-cell table:style-name="ce1" table:formula="of:=IF([.B34] &lt; DATE(YEAR([.A34]);3;21); &quot;ZIMA&quot;; IF([.B34] &lt; DATE(YEAR([.A34]);6;21);&quot;WIOSNA&quot; ; IF([.B34] &lt; DATE(YEAR([.A34]);9;23); &quot;LATO&quot;; IF([.B34] &lt; DATE(YEAR([.A34]);12;21);&quot;JESIEŃ&quot;; &quot;ZIMA&quot;))))" office:value-type="string" office:string-value="ZIMA" calcext:value-type="string">
            <text:p>ZIMA</text:p>
          </table:table-cell>
          <table:table-cell table:formula="of:=IF([.C34] = &quot;ZIMA&quot;; 0.2; IF([.C34] = &quot;WIOSNA&quot;; 0.5; IF([.C34] = &quot;LATO&quot;; 0.9; 0.4)))" office:value-type="float" office:value="0.2" calcext:value-type="float">
            <text:p>0,2</text:p>
          </table:table-cell>
          <table:table-cell table:style-name="ce22" table:formula="of:=IF([.H33]&gt; 2400 ;IF(NOT(MONTH([.A34]) = MONTH([.A33]));[.E33]+3; [.E33]); [.E33])" office:value-type="float" office:value="10" calcext:value-type="float">
            <text:p>10</text:p>
          </table:table-cell>
          <table:table-cell table:formula="of:=IF(WEEKDAY([.A34];2)&lt; 6; 1; 0) * FLOOR([.E34] *[.D34]) *[.$K$7]" office:value-type="float" office:value="60" calcext:value-type="float">
            <text:p>60</text:p>
          </table:table-cell>
          <table:table-cell table:formula="of:=IF(WEEKDAY([.A34];2) = 7; ([.E33]*15); 0) + IF([.H33]&gt;= 2400; IF(NOT(MONTH([.A34]) = MONTH([.A35]));2400; 0);0)" office:value-type="float" office:value="0" calcext:value-type="float">
            <text:p>0</text:p>
          </table:table-cell>
          <table:table-cell table:formula="of:=[.H33] -[.G34] +[.F34]" office:value-type="float" office:value="-7310" calcext:value-type="float">
            <text:p>-73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03" calcext:value-type="date">
            <text:p>3.02.2023</text:p>
          </table:table-cell>
          <table:table-cell table:formula="of:=[.A35]" office:value-type="date" office:date-value="2023-02-03" calcext:value-type="date">
            <text:p>02-03</text:p>
          </table:table-cell>
          <table:table-cell table:style-name="ce1" table:formula="of:=IF([.B35] &lt; DATE(YEAR([.A35]);3;21); &quot;ZIMA&quot;; IF([.B35] &lt; DATE(YEAR([.A35]);6;21);&quot;WIOSNA&quot; ; IF([.B35] &lt; DATE(YEAR([.A35]);9;23); &quot;LATO&quot;; IF([.B35] &lt; DATE(YEAR([.A35]);12;21);&quot;JESIEŃ&quot;; &quot;ZIMA&quot;))))" office:value-type="string" office:string-value="ZIMA" calcext:value-type="string">
            <text:p>ZIMA</text:p>
          </table:table-cell>
          <table:table-cell table:formula="of:=IF([.C35] = &quot;ZIMA&quot;; 0.2; IF([.C35] = &quot;WIOSNA&quot;; 0.5; IF([.C35] = &quot;LATO&quot;; 0.9; 0.4)))" office:value-type="float" office:value="0.2" calcext:value-type="float">
            <text:p>0,2</text:p>
          </table:table-cell>
          <table:table-cell table:style-name="ce22" table:formula="of:=IF([.H34]&gt; 2400 ;IF(NOT(MONTH([.A35]) = MONTH([.A34]));[.E34]+3; [.E34]); [.E34])" office:value-type="float" office:value="10" calcext:value-type="float">
            <text:p>10</text:p>
          </table:table-cell>
          <table:table-cell table:formula="of:=IF(WEEKDAY([.A35];2)&lt; 6; 1; 0) * FLOOR([.E35] *[.D35]) *[.$K$7]" office:value-type="float" office:value="60" calcext:value-type="float">
            <text:p>60</text:p>
          </table:table-cell>
          <table:table-cell table:formula="of:=IF(WEEKDAY([.A35];2) = 7; ([.E34]*15); 0) + IF([.H34]&gt;= 2400; IF(NOT(MONTH([.A35]) = MONTH([.A36]));2400; 0);0)" office:value-type="float" office:value="0" calcext:value-type="float">
            <text:p>0</text:p>
          </table:table-cell>
          <table:table-cell table:formula="of:=[.H34] -[.G35] +[.F35]" office:value-type="float" office:value="-7250" calcext:value-type="float">
            <text:p>-72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04" calcext:value-type="date">
            <text:p>4.02.2023</text:p>
          </table:table-cell>
          <table:table-cell table:formula="of:=[.A36]" office:value-type="date" office:date-value="2023-02-04" calcext:value-type="date">
            <text:p>02-04</text:p>
          </table:table-cell>
          <table:table-cell table:style-name="ce1" table:formula="of:=IF([.B36] &lt; DATE(YEAR([.A36]);3;21); &quot;ZIMA&quot;; IF([.B36] &lt; DATE(YEAR([.A36]);6;21);&quot;WIOSNA&quot; ; IF([.B36] &lt; DATE(YEAR([.A36]);9;23); &quot;LATO&quot;; IF([.B36] &lt; DATE(YEAR([.A36]);12;21);&quot;JESIEŃ&quot;; &quot;ZIMA&quot;))))" office:value-type="string" office:string-value="ZIMA" calcext:value-type="string">
            <text:p>ZIMA</text:p>
          </table:table-cell>
          <table:table-cell table:formula="of:=IF([.C36] = &quot;ZIMA&quot;; 0.2; IF([.C36] = &quot;WIOSNA&quot;; 0.5; IF([.C36] = &quot;LATO&quot;; 0.9; 0.4)))" office:value-type="float" office:value="0.2" calcext:value-type="float">
            <text:p>0,2</text:p>
          </table:table-cell>
          <table:table-cell table:style-name="ce22" table:formula="of:=IF([.H35]&gt; 2400 ;IF(NOT(MONTH([.A36]) = MONTH([.A35]));[.E35]+3; [.E35]); [.E35])" office:value-type="float" office:value="10" calcext:value-type="float">
            <text:p>10</text:p>
          </table:table-cell>
          <table:table-cell table:formula="of:=IF(WEEKDAY([.A36];2)&lt; 6; 1; 0) * FLOOR([.E36] *[.D36]) *[.$K$7]" office:value-type="float" office:value="0" calcext:value-type="float">
            <text:p>0</text:p>
          </table:table-cell>
          <table:table-cell table:formula="of:=IF(WEEKDAY([.A36];2) = 7; ([.E35]*15); 0) + IF([.H35]&gt;= 2400; IF(NOT(MONTH([.A36]) = MONTH([.A37]));2400; 0);0)" office:value-type="float" office:value="0" calcext:value-type="float">
            <text:p>0</text:p>
          </table:table-cell>
          <table:table-cell table:formula="of:=[.H35] -[.G36] +[.F36]" office:value-type="float" office:value="-7250" calcext:value-type="float">
            <text:p>-72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05" calcext:value-type="date">
            <text:p>5.02.2023</text:p>
          </table:table-cell>
          <table:table-cell table:formula="of:=[.A37]" office:value-type="date" office:date-value="2023-02-05" calcext:value-type="date">
            <text:p>02-05</text:p>
          </table:table-cell>
          <table:table-cell table:style-name="ce1" table:formula="of:=IF([.B37] &lt; DATE(YEAR([.A37]);3;21); &quot;ZIMA&quot;; IF([.B37] &lt; DATE(YEAR([.A37]);6;21);&quot;WIOSNA&quot; ; IF([.B37] &lt; DATE(YEAR([.A37]);9;23); &quot;LATO&quot;; IF([.B37] &lt; DATE(YEAR([.A37]);12;21);&quot;JESIEŃ&quot;; &quot;ZIMA&quot;))))" office:value-type="string" office:string-value="ZIMA" calcext:value-type="string">
            <text:p>ZIMA</text:p>
          </table:table-cell>
          <table:table-cell table:formula="of:=IF([.C37] = &quot;ZIMA&quot;; 0.2; IF([.C37] = &quot;WIOSNA&quot;; 0.5; IF([.C37] = &quot;LATO&quot;; 0.9; 0.4)))" office:value-type="float" office:value="0.2" calcext:value-type="float">
            <text:p>0,2</text:p>
          </table:table-cell>
          <table:table-cell table:style-name="ce22" table:formula="of:=IF([.H36]&gt; 2400 ;IF(NOT(MONTH([.A37]) = MONTH([.A36]));[.E36]+3; [.E36]); [.E36])" office:value-type="float" office:value="10" calcext:value-type="float">
            <text:p>10</text:p>
          </table:table-cell>
          <table:table-cell table:formula="of:=IF(WEEKDAY([.A37];2)&lt; 6; 1; 0) * FLOOR([.E37] *[.D37]) *[.$K$7]" office:value-type="float" office:value="0" calcext:value-type="float">
            <text:p>0</text:p>
          </table:table-cell>
          <table:table-cell table:formula="of:=IF(WEEKDAY([.A37];2) = 7; ([.E36]*15); 0) + IF([.H36]&gt;= 2400; IF(NOT(MONTH([.A37]) = MONTH([.A38]));2400; 0);0)" office:value-type="float" office:value="150" calcext:value-type="float">
            <text:p>150</text:p>
          </table:table-cell>
          <table:table-cell table:formula="of:=[.H36] -[.G37] +[.F37]" office:value-type="float" office:value="-7400" calcext:value-type="float">
            <text:p>-74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06" calcext:value-type="date">
            <text:p>6.02.2023</text:p>
          </table:table-cell>
          <table:table-cell table:formula="of:=[.A38]" office:value-type="date" office:date-value="2023-02-06" calcext:value-type="date">
            <text:p>02-06</text:p>
          </table:table-cell>
          <table:table-cell table:style-name="ce1" table:formula="of:=IF([.B38] &lt; DATE(YEAR([.A38]);3;21); &quot;ZIMA&quot;; IF([.B38] &lt; DATE(YEAR([.A38]);6;21);&quot;WIOSNA&quot; ; IF([.B38] &lt; DATE(YEAR([.A38]);9;23); &quot;LATO&quot;; IF([.B38] &lt; DATE(YEAR([.A38]);12;21);&quot;JESIEŃ&quot;; &quot;ZIMA&quot;))))" office:value-type="string" office:string-value="ZIMA" calcext:value-type="string">
            <text:p>ZIMA</text:p>
          </table:table-cell>
          <table:table-cell table:formula="of:=IF([.C38] = &quot;ZIMA&quot;; 0.2; IF([.C38] = &quot;WIOSNA&quot;; 0.5; IF([.C38] = &quot;LATO&quot;; 0.9; 0.4)))" office:value-type="float" office:value="0.2" calcext:value-type="float">
            <text:p>0,2</text:p>
          </table:table-cell>
          <table:table-cell table:style-name="ce22" table:formula="of:=IF([.H37]&gt; 2400 ;IF(NOT(MONTH([.A38]) = MONTH([.A37]));[.E37]+3; [.E37]); [.E37])" office:value-type="float" office:value="10" calcext:value-type="float">
            <text:p>10</text:p>
          </table:table-cell>
          <table:table-cell table:formula="of:=IF(WEEKDAY([.A38];2)&lt; 6; 1; 0) * FLOOR([.E38] *[.D38]) *[.$K$7]" office:value-type="float" office:value="60" calcext:value-type="float">
            <text:p>60</text:p>
          </table:table-cell>
          <table:table-cell table:formula="of:=IF(WEEKDAY([.A38];2) = 7; ([.E37]*15); 0) + IF([.H37]&gt;= 2400; IF(NOT(MONTH([.A38]) = MONTH([.A39]));2400; 0);0)" office:value-type="float" office:value="0" calcext:value-type="float">
            <text:p>0</text:p>
          </table:table-cell>
          <table:table-cell table:formula="of:=[.H37] -[.G38] +[.F38]" office:value-type="float" office:value="-7340" calcext:value-type="float">
            <text:p>-73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07" calcext:value-type="date">
            <text:p>7.02.2023</text:p>
          </table:table-cell>
          <table:table-cell table:formula="of:=[.A39]" office:value-type="date" office:date-value="2023-02-07" calcext:value-type="date">
            <text:p>02-07</text:p>
          </table:table-cell>
          <table:table-cell table:style-name="ce1" table:formula="of:=IF([.B39] &lt; DATE(YEAR([.A39]);3;21); &quot;ZIMA&quot;; IF([.B39] &lt; DATE(YEAR([.A39]);6;21);&quot;WIOSNA&quot; ; IF([.B39] &lt; DATE(YEAR([.A39]);9;23); &quot;LATO&quot;; IF([.B39] &lt; DATE(YEAR([.A39]);12;21);&quot;JESIEŃ&quot;; &quot;ZIMA&quot;))))" office:value-type="string" office:string-value="ZIMA" calcext:value-type="string">
            <text:p>ZIMA</text:p>
          </table:table-cell>
          <table:table-cell table:formula="of:=IF([.C39] = &quot;ZIMA&quot;; 0.2; IF([.C39] = &quot;WIOSNA&quot;; 0.5; IF([.C39] = &quot;LATO&quot;; 0.9; 0.4)))" office:value-type="float" office:value="0.2" calcext:value-type="float">
            <text:p>0,2</text:p>
          </table:table-cell>
          <table:table-cell table:style-name="ce22" table:formula="of:=IF([.H38]&gt; 2400 ;IF(NOT(MONTH([.A39]) = MONTH([.A38]));[.E38]+3; [.E38]); [.E38])" office:value-type="float" office:value="10" calcext:value-type="float">
            <text:p>10</text:p>
          </table:table-cell>
          <table:table-cell table:formula="of:=IF(WEEKDAY([.A39];2)&lt; 6; 1; 0) * FLOOR([.E39] *[.D39]) *[.$K$7]" office:value-type="float" office:value="60" calcext:value-type="float">
            <text:p>60</text:p>
          </table:table-cell>
          <table:table-cell table:formula="of:=IF(WEEKDAY([.A39];2) = 7; ([.E38]*15); 0) + IF([.H38]&gt;= 2400; IF(NOT(MONTH([.A39]) = MONTH([.A40]));2400; 0);0)" office:value-type="float" office:value="0" calcext:value-type="float">
            <text:p>0</text:p>
          </table:table-cell>
          <table:table-cell table:formula="of:=[.H38] -[.G39] +[.F39]" office:value-type="float" office:value="-7280" calcext:value-type="float">
            <text:p>-72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08" calcext:value-type="date">
            <text:p>8.02.2023</text:p>
          </table:table-cell>
          <table:table-cell table:formula="of:=[.A40]" office:value-type="date" office:date-value="2023-02-08" calcext:value-type="date">
            <text:p>02-08</text:p>
          </table:table-cell>
          <table:table-cell table:style-name="ce1" table:formula="of:=IF([.B40] &lt; DATE(YEAR([.A40]);3;21); &quot;ZIMA&quot;; IF([.B40] &lt; DATE(YEAR([.A40]);6;21);&quot;WIOSNA&quot; ; IF([.B40] &lt; DATE(YEAR([.A40]);9;23); &quot;LATO&quot;; IF([.B40] &lt; DATE(YEAR([.A40]);12;21);&quot;JESIEŃ&quot;; &quot;ZIMA&quot;))))" office:value-type="string" office:string-value="ZIMA" calcext:value-type="string">
            <text:p>ZIMA</text:p>
          </table:table-cell>
          <table:table-cell table:formula="of:=IF([.C40] = &quot;ZIMA&quot;; 0.2; IF([.C40] = &quot;WIOSNA&quot;; 0.5; IF([.C40] = &quot;LATO&quot;; 0.9; 0.4)))" office:value-type="float" office:value="0.2" calcext:value-type="float">
            <text:p>0,2</text:p>
          </table:table-cell>
          <table:table-cell table:style-name="ce22" table:formula="of:=IF([.H39]&gt; 2400 ;IF(NOT(MONTH([.A40]) = MONTH([.A39]));[.E39]+3; [.E39]); [.E39])" office:value-type="float" office:value="10" calcext:value-type="float">
            <text:p>10</text:p>
          </table:table-cell>
          <table:table-cell table:formula="of:=IF(WEEKDAY([.A40];2)&lt; 6; 1; 0) * FLOOR([.E40] *[.D40]) *[.$K$7]" office:value-type="float" office:value="60" calcext:value-type="float">
            <text:p>60</text:p>
          </table:table-cell>
          <table:table-cell table:formula="of:=IF(WEEKDAY([.A40];2) = 7; ([.E39]*15); 0) + IF([.H39]&gt;= 2400; IF(NOT(MONTH([.A40]) = MONTH([.A41]));2400; 0);0)" office:value-type="float" office:value="0" calcext:value-type="float">
            <text:p>0</text:p>
          </table:table-cell>
          <table:table-cell table:formula="of:=[.H39] -[.G40] +[.F40]" office:value-type="float" office:value="-7220" calcext:value-type="float">
            <text:p>-72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09" calcext:value-type="date">
            <text:p>9.02.2023</text:p>
          </table:table-cell>
          <table:table-cell table:formula="of:=[.A41]" office:value-type="date" office:date-value="2023-02-09" calcext:value-type="date">
            <text:p>02-09</text:p>
          </table:table-cell>
          <table:table-cell table:style-name="ce1" table:formula="of:=IF([.B41] &lt; DATE(YEAR([.A41]);3;21); &quot;ZIMA&quot;; IF([.B41] &lt; DATE(YEAR([.A41]);6;21);&quot;WIOSNA&quot; ; IF([.B41] &lt; DATE(YEAR([.A41]);9;23); &quot;LATO&quot;; IF([.B41] &lt; DATE(YEAR([.A41]);12;21);&quot;JESIEŃ&quot;; &quot;ZIMA&quot;))))" office:value-type="string" office:string-value="ZIMA" calcext:value-type="string">
            <text:p>ZIMA</text:p>
          </table:table-cell>
          <table:table-cell table:formula="of:=IF([.C41] = &quot;ZIMA&quot;; 0.2; IF([.C41] = &quot;WIOSNA&quot;; 0.5; IF([.C41] = &quot;LATO&quot;; 0.9; 0.4)))" office:value-type="float" office:value="0.2" calcext:value-type="float">
            <text:p>0,2</text:p>
          </table:table-cell>
          <table:table-cell table:style-name="ce22" table:formula="of:=IF([.H40]&gt; 2400 ;IF(NOT(MONTH([.A41]) = MONTH([.A40]));[.E40]+3; [.E40]); [.E40])" office:value-type="float" office:value="10" calcext:value-type="float">
            <text:p>10</text:p>
          </table:table-cell>
          <table:table-cell table:formula="of:=IF(WEEKDAY([.A41];2)&lt; 6; 1; 0) * FLOOR([.E41] *[.D41]) *[.$K$7]" office:value-type="float" office:value="60" calcext:value-type="float">
            <text:p>60</text:p>
          </table:table-cell>
          <table:table-cell table:formula="of:=IF(WEEKDAY([.A41];2) = 7; ([.E40]*15); 0) + IF([.H40]&gt;= 2400; IF(NOT(MONTH([.A41]) = MONTH([.A42]));2400; 0);0)" office:value-type="float" office:value="0" calcext:value-type="float">
            <text:p>0</text:p>
          </table:table-cell>
          <table:table-cell table:formula="of:=[.H40] -[.G41] +[.F41]" office:value-type="float" office:value="-7160" calcext:value-type="float">
            <text:p>-71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10" calcext:value-type="date">
            <text:p>10.02.2023</text:p>
          </table:table-cell>
          <table:table-cell table:formula="of:=[.A42]" office:value-type="date" office:date-value="2023-02-10" calcext:value-type="date">
            <text:p>02-10</text:p>
          </table:table-cell>
          <table:table-cell table:style-name="ce1" table:formula="of:=IF([.B42] &lt; DATE(YEAR([.A42]);3;21); &quot;ZIMA&quot;; IF([.B42] &lt; DATE(YEAR([.A42]);6;21);&quot;WIOSNA&quot; ; IF([.B42] &lt; DATE(YEAR([.A42]);9;23); &quot;LATO&quot;; IF([.B42] &lt; DATE(YEAR([.A42]);12;21);&quot;JESIEŃ&quot;; &quot;ZIMA&quot;))))" office:value-type="string" office:string-value="ZIMA" calcext:value-type="string">
            <text:p>ZIMA</text:p>
          </table:table-cell>
          <table:table-cell table:formula="of:=IF([.C42] = &quot;ZIMA&quot;; 0.2; IF([.C42] = &quot;WIOSNA&quot;; 0.5; IF([.C42] = &quot;LATO&quot;; 0.9; 0.4)))" office:value-type="float" office:value="0.2" calcext:value-type="float">
            <text:p>0,2</text:p>
          </table:table-cell>
          <table:table-cell table:style-name="ce22" table:formula="of:=IF([.H41]&gt; 2400 ;IF(NOT(MONTH([.A42]) = MONTH([.A41]));[.E41]+3; [.E41]); [.E41])" office:value-type="float" office:value="10" calcext:value-type="float">
            <text:p>10</text:p>
          </table:table-cell>
          <table:table-cell table:formula="of:=IF(WEEKDAY([.A42];2)&lt; 6; 1; 0) * FLOOR([.E42] *[.D42]) *[.$K$7]" office:value-type="float" office:value="60" calcext:value-type="float">
            <text:p>60</text:p>
          </table:table-cell>
          <table:table-cell table:formula="of:=IF(WEEKDAY([.A42];2) = 7; ([.E41]*15); 0) + IF([.H41]&gt;= 2400; IF(NOT(MONTH([.A42]) = MONTH([.A43]));2400; 0);0)" office:value-type="float" office:value="0" calcext:value-type="float">
            <text:p>0</text:p>
          </table:table-cell>
          <table:table-cell table:formula="of:=[.H41] -[.G42] +[.F42]" office:value-type="float" office:value="-7100" calcext:value-type="float">
            <text:p>-71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11" calcext:value-type="date">
            <text:p>11.02.2023</text:p>
          </table:table-cell>
          <table:table-cell table:formula="of:=[.A43]" office:value-type="date" office:date-value="2023-02-11" calcext:value-type="date">
            <text:p>02-11</text:p>
          </table:table-cell>
          <table:table-cell table:style-name="ce1" table:formula="of:=IF([.B43] &lt; DATE(YEAR([.A43]);3;21); &quot;ZIMA&quot;; IF([.B43] &lt; DATE(YEAR([.A43]);6;21);&quot;WIOSNA&quot; ; IF([.B43] &lt; DATE(YEAR([.A43]);9;23); &quot;LATO&quot;; IF([.B43] &lt; DATE(YEAR([.A43]);12;21);&quot;JESIEŃ&quot;; &quot;ZIMA&quot;))))" office:value-type="string" office:string-value="ZIMA" calcext:value-type="string">
            <text:p>ZIMA</text:p>
          </table:table-cell>
          <table:table-cell table:formula="of:=IF([.C43] = &quot;ZIMA&quot;; 0.2; IF([.C43] = &quot;WIOSNA&quot;; 0.5; IF([.C43] = &quot;LATO&quot;; 0.9; 0.4)))" office:value-type="float" office:value="0.2" calcext:value-type="float">
            <text:p>0,2</text:p>
          </table:table-cell>
          <table:table-cell table:style-name="ce22" table:formula="of:=IF([.H42]&gt; 2400 ;IF(NOT(MONTH([.A43]) = MONTH([.A42]));[.E42]+3; [.E42]); [.E42])" office:value-type="float" office:value="10" calcext:value-type="float">
            <text:p>10</text:p>
          </table:table-cell>
          <table:table-cell table:formula="of:=IF(WEEKDAY([.A43];2)&lt; 6; 1; 0) * FLOOR([.E43] *[.D43]) *[.$K$7]" office:value-type="float" office:value="0" calcext:value-type="float">
            <text:p>0</text:p>
          </table:table-cell>
          <table:table-cell table:formula="of:=IF(WEEKDAY([.A43];2) = 7; ([.E42]*15); 0) + IF([.H42]&gt;= 2400; IF(NOT(MONTH([.A43]) = MONTH([.A44]));2400; 0);0)" office:value-type="float" office:value="0" calcext:value-type="float">
            <text:p>0</text:p>
          </table:table-cell>
          <table:table-cell table:formula="of:=[.H42] -[.G43] +[.F43]" office:value-type="float" office:value="-7100" calcext:value-type="float">
            <text:p>-71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12" calcext:value-type="date">
            <text:p>12.02.2023</text:p>
          </table:table-cell>
          <table:table-cell table:formula="of:=[.A44]" office:value-type="date" office:date-value="2023-02-12" calcext:value-type="date">
            <text:p>02-12</text:p>
          </table:table-cell>
          <table:table-cell table:style-name="ce1" table:formula="of:=IF([.B44] &lt; DATE(YEAR([.A44]);3;21); &quot;ZIMA&quot;; IF([.B44] &lt; DATE(YEAR([.A44]);6;21);&quot;WIOSNA&quot; ; IF([.B44] &lt; DATE(YEAR([.A44]);9;23); &quot;LATO&quot;; IF([.B44] &lt; DATE(YEAR([.A44]);12;21);&quot;JESIEŃ&quot;; &quot;ZIMA&quot;))))" office:value-type="string" office:string-value="ZIMA" calcext:value-type="string">
            <text:p>ZIMA</text:p>
          </table:table-cell>
          <table:table-cell table:formula="of:=IF([.C44] = &quot;ZIMA&quot;; 0.2; IF([.C44] = &quot;WIOSNA&quot;; 0.5; IF([.C44] = &quot;LATO&quot;; 0.9; 0.4)))" office:value-type="float" office:value="0.2" calcext:value-type="float">
            <text:p>0,2</text:p>
          </table:table-cell>
          <table:table-cell table:style-name="ce22" table:formula="of:=IF([.H43]&gt; 2400 ;IF(NOT(MONTH([.A44]) = MONTH([.A43]));[.E43]+3; [.E43]); [.E43])" office:value-type="float" office:value="10" calcext:value-type="float">
            <text:p>10</text:p>
          </table:table-cell>
          <table:table-cell table:formula="of:=IF(WEEKDAY([.A44];2)&lt; 6; 1; 0) * FLOOR([.E44] *[.D44]) *[.$K$7]" office:value-type="float" office:value="0" calcext:value-type="float">
            <text:p>0</text:p>
          </table:table-cell>
          <table:table-cell table:formula="of:=IF(WEEKDAY([.A44];2) = 7; ([.E43]*15); 0) + IF([.H43]&gt;= 2400; IF(NOT(MONTH([.A44]) = MONTH([.A45]));2400; 0);0)" office:value-type="float" office:value="150" calcext:value-type="float">
            <text:p>150</text:p>
          </table:table-cell>
          <table:table-cell table:formula="of:=[.H43] -[.G44] +[.F44]" office:value-type="float" office:value="-7250" calcext:value-type="float">
            <text:p>-72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13" calcext:value-type="date">
            <text:p>13.02.2023</text:p>
          </table:table-cell>
          <table:table-cell table:formula="of:=[.A45]" office:value-type="date" office:date-value="2023-02-13" calcext:value-type="date">
            <text:p>02-13</text:p>
          </table:table-cell>
          <table:table-cell table:style-name="ce1" table:formula="of:=IF([.B45] &lt; DATE(YEAR([.A45]);3;21); &quot;ZIMA&quot;; IF([.B45] &lt; DATE(YEAR([.A45]);6;21);&quot;WIOSNA&quot; ; IF([.B45] &lt; DATE(YEAR([.A45]);9;23); &quot;LATO&quot;; IF([.B45] &lt; DATE(YEAR([.A45]);12;21);&quot;JESIEŃ&quot;; &quot;ZIMA&quot;))))" office:value-type="string" office:string-value="ZIMA" calcext:value-type="string">
            <text:p>ZIMA</text:p>
          </table:table-cell>
          <table:table-cell table:formula="of:=IF([.C45] = &quot;ZIMA&quot;; 0.2; IF([.C45] = &quot;WIOSNA&quot;; 0.5; IF([.C45] = &quot;LATO&quot;; 0.9; 0.4)))" office:value-type="float" office:value="0.2" calcext:value-type="float">
            <text:p>0,2</text:p>
          </table:table-cell>
          <table:table-cell table:style-name="ce22" table:formula="of:=IF([.H44]&gt; 2400 ;IF(NOT(MONTH([.A45]) = MONTH([.A44]));[.E44]+3; [.E44]); [.E44])" office:value-type="float" office:value="10" calcext:value-type="float">
            <text:p>10</text:p>
          </table:table-cell>
          <table:table-cell table:formula="of:=IF(WEEKDAY([.A45];2)&lt; 6; 1; 0) * FLOOR([.E45] *[.D45]) *[.$K$7]" office:value-type="float" office:value="60" calcext:value-type="float">
            <text:p>60</text:p>
          </table:table-cell>
          <table:table-cell table:formula="of:=IF(WEEKDAY([.A45];2) = 7; ([.E44]*15); 0) + IF([.H44]&gt;= 2400; IF(NOT(MONTH([.A45]) = MONTH([.A46]));2400; 0);0)" office:value-type="float" office:value="0" calcext:value-type="float">
            <text:p>0</text:p>
          </table:table-cell>
          <table:table-cell table:formula="of:=[.H44] -[.G45] +[.F45]" office:value-type="float" office:value="-7190" calcext:value-type="float">
            <text:p>-71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14" calcext:value-type="date">
            <text:p>14.02.2023</text:p>
          </table:table-cell>
          <table:table-cell table:formula="of:=[.A46]" office:value-type="date" office:date-value="2023-02-14" calcext:value-type="date">
            <text:p>02-14</text:p>
          </table:table-cell>
          <table:table-cell table:style-name="ce1" table:formula="of:=IF([.B46] &lt; DATE(YEAR([.A46]);3;21); &quot;ZIMA&quot;; IF([.B46] &lt; DATE(YEAR([.A46]);6;21);&quot;WIOSNA&quot; ; IF([.B46] &lt; DATE(YEAR([.A46]);9;23); &quot;LATO&quot;; IF([.B46] &lt; DATE(YEAR([.A46]);12;21);&quot;JESIEŃ&quot;; &quot;ZIMA&quot;))))" office:value-type="string" office:string-value="ZIMA" calcext:value-type="string">
            <text:p>ZIMA</text:p>
          </table:table-cell>
          <table:table-cell table:formula="of:=IF([.C46] = &quot;ZIMA&quot;; 0.2; IF([.C46] = &quot;WIOSNA&quot;; 0.5; IF([.C46] = &quot;LATO&quot;; 0.9; 0.4)))" office:value-type="float" office:value="0.2" calcext:value-type="float">
            <text:p>0,2</text:p>
          </table:table-cell>
          <table:table-cell table:style-name="ce22" table:formula="of:=IF([.H45]&gt; 2400 ;IF(NOT(MONTH([.A46]) = MONTH([.A45]));[.E45]+3; [.E45]); [.E45])" office:value-type="float" office:value="10" calcext:value-type="float">
            <text:p>10</text:p>
          </table:table-cell>
          <table:table-cell table:formula="of:=IF(WEEKDAY([.A46];2)&lt; 6; 1; 0) * FLOOR([.E46] *[.D46]) *[.$K$7]" office:value-type="float" office:value="60" calcext:value-type="float">
            <text:p>60</text:p>
          </table:table-cell>
          <table:table-cell table:formula="of:=IF(WEEKDAY([.A46];2) = 7; ([.E45]*15); 0) + IF([.H45]&gt;= 2400; IF(NOT(MONTH([.A46]) = MONTH([.A47]));2400; 0);0)" office:value-type="float" office:value="0" calcext:value-type="float">
            <text:p>0</text:p>
          </table:table-cell>
          <table:table-cell table:formula="of:=[.H45] -[.G46] +[.F46]" office:value-type="float" office:value="-7130" calcext:value-type="float">
            <text:p>-713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15" calcext:value-type="date">
            <text:p>15.02.2023</text:p>
          </table:table-cell>
          <table:table-cell table:formula="of:=[.A47]" office:value-type="date" office:date-value="2023-02-15" calcext:value-type="date">
            <text:p>02-15</text:p>
          </table:table-cell>
          <table:table-cell table:style-name="ce1" table:formula="of:=IF([.B47] &lt; DATE(YEAR([.A47]);3;21); &quot;ZIMA&quot;; IF([.B47] &lt; DATE(YEAR([.A47]);6;21);&quot;WIOSNA&quot; ; IF([.B47] &lt; DATE(YEAR([.A47]);9;23); &quot;LATO&quot;; IF([.B47] &lt; DATE(YEAR([.A47]);12;21);&quot;JESIEŃ&quot;; &quot;ZIMA&quot;))))" office:value-type="string" office:string-value="ZIMA" calcext:value-type="string">
            <text:p>ZIMA</text:p>
          </table:table-cell>
          <table:table-cell table:formula="of:=IF([.C47] = &quot;ZIMA&quot;; 0.2; IF([.C47] = &quot;WIOSNA&quot;; 0.5; IF([.C47] = &quot;LATO&quot;; 0.9; 0.4)))" office:value-type="float" office:value="0.2" calcext:value-type="float">
            <text:p>0,2</text:p>
          </table:table-cell>
          <table:table-cell table:style-name="ce22" table:formula="of:=IF([.H46]&gt; 2400 ;IF(NOT(MONTH([.A47]) = MONTH([.A46]));[.E46]+3; [.E46]); [.E46])" office:value-type="float" office:value="10" calcext:value-type="float">
            <text:p>10</text:p>
          </table:table-cell>
          <table:table-cell table:formula="of:=IF(WEEKDAY([.A47];2)&lt; 6; 1; 0) * FLOOR([.E47] *[.D47]) *[.$K$7]" office:value-type="float" office:value="60" calcext:value-type="float">
            <text:p>60</text:p>
          </table:table-cell>
          <table:table-cell table:formula="of:=IF(WEEKDAY([.A47];2) = 7; ([.E46]*15); 0) + IF([.H46]&gt;= 2400; IF(NOT(MONTH([.A47]) = MONTH([.A48]));2400; 0);0)" office:value-type="float" office:value="0" calcext:value-type="float">
            <text:p>0</text:p>
          </table:table-cell>
          <table:table-cell table:formula="of:=[.H46] -[.G47] +[.F47]" office:value-type="float" office:value="-7070" calcext:value-type="float">
            <text:p>-70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16" calcext:value-type="date">
            <text:p>16.02.2023</text:p>
          </table:table-cell>
          <table:table-cell table:formula="of:=[.A48]" office:value-type="date" office:date-value="2023-02-16" calcext:value-type="date">
            <text:p>02-16</text:p>
          </table:table-cell>
          <table:table-cell table:style-name="ce1" table:formula="of:=IF([.B48] &lt; DATE(YEAR([.A48]);3;21); &quot;ZIMA&quot;; IF([.B48] &lt; DATE(YEAR([.A48]);6;21);&quot;WIOSNA&quot; ; IF([.B48] &lt; DATE(YEAR([.A48]);9;23); &quot;LATO&quot;; IF([.B48] &lt; DATE(YEAR([.A48]);12;21);&quot;JESIEŃ&quot;; &quot;ZIMA&quot;))))" office:value-type="string" office:string-value="ZIMA" calcext:value-type="string">
            <text:p>ZIMA</text:p>
          </table:table-cell>
          <table:table-cell table:formula="of:=IF([.C48] = &quot;ZIMA&quot;; 0.2; IF([.C48] = &quot;WIOSNA&quot;; 0.5; IF([.C48] = &quot;LATO&quot;; 0.9; 0.4)))" office:value-type="float" office:value="0.2" calcext:value-type="float">
            <text:p>0,2</text:p>
          </table:table-cell>
          <table:table-cell table:style-name="ce22" table:formula="of:=IF([.H47]&gt; 2400 ;IF(NOT(MONTH([.A48]) = MONTH([.A47]));[.E47]+3; [.E47]); [.E47])" office:value-type="float" office:value="10" calcext:value-type="float">
            <text:p>10</text:p>
          </table:table-cell>
          <table:table-cell table:formula="of:=IF(WEEKDAY([.A48];2)&lt; 6; 1; 0) * FLOOR([.E48] *[.D48]) *[.$K$7]" office:value-type="float" office:value="60" calcext:value-type="float">
            <text:p>60</text:p>
          </table:table-cell>
          <table:table-cell table:formula="of:=IF(WEEKDAY([.A48];2) = 7; ([.E47]*15); 0) + IF([.H47]&gt;= 2400; IF(NOT(MONTH([.A48]) = MONTH([.A49]));2400; 0);0)" office:value-type="float" office:value="0" calcext:value-type="float">
            <text:p>0</text:p>
          </table:table-cell>
          <table:table-cell table:formula="of:=[.H47] -[.G48] +[.F48]" office:value-type="float" office:value="-7010" calcext:value-type="float">
            <text:p>-70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17" calcext:value-type="date">
            <text:p>17.02.2023</text:p>
          </table:table-cell>
          <table:table-cell table:formula="of:=[.A49]" office:value-type="date" office:date-value="2023-02-17" calcext:value-type="date">
            <text:p>02-17</text:p>
          </table:table-cell>
          <table:table-cell table:style-name="ce1" table:formula="of:=IF([.B49] &lt; DATE(YEAR([.A49]);3;21); &quot;ZIMA&quot;; IF([.B49] &lt; DATE(YEAR([.A49]);6;21);&quot;WIOSNA&quot; ; IF([.B49] &lt; DATE(YEAR([.A49]);9;23); &quot;LATO&quot;; IF([.B49] &lt; DATE(YEAR([.A49]);12;21);&quot;JESIEŃ&quot;; &quot;ZIMA&quot;))))" office:value-type="string" office:string-value="ZIMA" calcext:value-type="string">
            <text:p>ZIMA</text:p>
          </table:table-cell>
          <table:table-cell table:formula="of:=IF([.C49] = &quot;ZIMA&quot;; 0.2; IF([.C49] = &quot;WIOSNA&quot;; 0.5; IF([.C49] = &quot;LATO&quot;; 0.9; 0.4)))" office:value-type="float" office:value="0.2" calcext:value-type="float">
            <text:p>0,2</text:p>
          </table:table-cell>
          <table:table-cell table:style-name="ce22" table:formula="of:=IF([.H48]&gt; 2400 ;IF(NOT(MONTH([.A49]) = MONTH([.A48]));[.E48]+3; [.E48]); [.E48])" office:value-type="float" office:value="10" calcext:value-type="float">
            <text:p>10</text:p>
          </table:table-cell>
          <table:table-cell table:formula="of:=IF(WEEKDAY([.A49];2)&lt; 6; 1; 0) * FLOOR([.E49] *[.D49]) *[.$K$7]" office:value-type="float" office:value="60" calcext:value-type="float">
            <text:p>60</text:p>
          </table:table-cell>
          <table:table-cell table:formula="of:=IF(WEEKDAY([.A49];2) = 7; ([.E48]*15); 0) + IF([.H48]&gt;= 2400; IF(NOT(MONTH([.A49]) = MONTH([.A50]));2400; 0);0)" office:value-type="float" office:value="0" calcext:value-type="float">
            <text:p>0</text:p>
          </table:table-cell>
          <table:table-cell table:formula="of:=[.H48] -[.G49] +[.F49]" office:value-type="float" office:value="-6950" calcext:value-type="float">
            <text:p>-69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18" calcext:value-type="date">
            <text:p>18.02.2023</text:p>
          </table:table-cell>
          <table:table-cell table:formula="of:=[.A50]" office:value-type="date" office:date-value="2023-02-18" calcext:value-type="date">
            <text:p>02-18</text:p>
          </table:table-cell>
          <table:table-cell table:style-name="ce1" table:formula="of:=IF([.B50] &lt; DATE(YEAR([.A50]);3;21); &quot;ZIMA&quot;; IF([.B50] &lt; DATE(YEAR([.A50]);6;21);&quot;WIOSNA&quot; ; IF([.B50] &lt; DATE(YEAR([.A50]);9;23); &quot;LATO&quot;; IF([.B50] &lt; DATE(YEAR([.A50]);12;21);&quot;JESIEŃ&quot;; &quot;ZIMA&quot;))))" office:value-type="string" office:string-value="ZIMA" calcext:value-type="string">
            <text:p>ZIMA</text:p>
          </table:table-cell>
          <table:table-cell table:formula="of:=IF([.C50] = &quot;ZIMA&quot;; 0.2; IF([.C50] = &quot;WIOSNA&quot;; 0.5; IF([.C50] = &quot;LATO&quot;; 0.9; 0.4)))" office:value-type="float" office:value="0.2" calcext:value-type="float">
            <text:p>0,2</text:p>
          </table:table-cell>
          <table:table-cell table:style-name="ce22" table:formula="of:=IF([.H49]&gt; 2400 ;IF(NOT(MONTH([.A50]) = MONTH([.A49]));[.E49]+3; [.E49]); [.E49])" office:value-type="float" office:value="10" calcext:value-type="float">
            <text:p>10</text:p>
          </table:table-cell>
          <table:table-cell table:formula="of:=IF(WEEKDAY([.A50];2)&lt; 6; 1; 0) * FLOOR([.E50] *[.D50]) *[.$K$7]" office:value-type="float" office:value="0" calcext:value-type="float">
            <text:p>0</text:p>
          </table:table-cell>
          <table:table-cell table:formula="of:=IF(WEEKDAY([.A50];2) = 7; ([.E49]*15); 0) + IF([.H49]&gt;= 2400; IF(NOT(MONTH([.A50]) = MONTH([.A51]));2400; 0);0)" office:value-type="float" office:value="0" calcext:value-type="float">
            <text:p>0</text:p>
          </table:table-cell>
          <table:table-cell table:formula="of:=[.H49] -[.G50] +[.F50]" office:value-type="float" office:value="-6950" calcext:value-type="float">
            <text:p>-69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19" calcext:value-type="date">
            <text:p>19.02.2023</text:p>
          </table:table-cell>
          <table:table-cell table:formula="of:=[.A51]" office:value-type="date" office:date-value="2023-02-19" calcext:value-type="date">
            <text:p>02-19</text:p>
          </table:table-cell>
          <table:table-cell table:style-name="ce1" table:formula="of:=IF([.B51] &lt; DATE(YEAR([.A51]);3;21); &quot;ZIMA&quot;; IF([.B51] &lt; DATE(YEAR([.A51]);6;21);&quot;WIOSNA&quot; ; IF([.B51] &lt; DATE(YEAR([.A51]);9;23); &quot;LATO&quot;; IF([.B51] &lt; DATE(YEAR([.A51]);12;21);&quot;JESIEŃ&quot;; &quot;ZIMA&quot;))))" office:value-type="string" office:string-value="ZIMA" calcext:value-type="string">
            <text:p>ZIMA</text:p>
          </table:table-cell>
          <table:table-cell table:formula="of:=IF([.C51] = &quot;ZIMA&quot;; 0.2; IF([.C51] = &quot;WIOSNA&quot;; 0.5; IF([.C51] = &quot;LATO&quot;; 0.9; 0.4)))" office:value-type="float" office:value="0.2" calcext:value-type="float">
            <text:p>0,2</text:p>
          </table:table-cell>
          <table:table-cell table:style-name="ce22" table:formula="of:=IF([.H50]&gt; 2400 ;IF(NOT(MONTH([.A51]) = MONTH([.A50]));[.E50]+3; [.E50]); [.E50])" office:value-type="float" office:value="10" calcext:value-type="float">
            <text:p>10</text:p>
          </table:table-cell>
          <table:table-cell table:formula="of:=IF(WEEKDAY([.A51];2)&lt; 6; 1; 0) * FLOOR([.E51] *[.D51]) *[.$K$7]" office:value-type="float" office:value="0" calcext:value-type="float">
            <text:p>0</text:p>
          </table:table-cell>
          <table:table-cell table:formula="of:=IF(WEEKDAY([.A51];2) = 7; ([.E50]*15); 0) + IF([.H50]&gt;= 2400; IF(NOT(MONTH([.A51]) = MONTH([.A52]));2400; 0);0)" office:value-type="float" office:value="150" calcext:value-type="float">
            <text:p>150</text:p>
          </table:table-cell>
          <table:table-cell table:formula="of:=[.H50] -[.G51] +[.F51]" office:value-type="float" office:value="-7100" calcext:value-type="float">
            <text:p>-71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20" calcext:value-type="date">
            <text:p>20.02.2023</text:p>
          </table:table-cell>
          <table:table-cell table:formula="of:=[.A52]" office:value-type="date" office:date-value="2023-02-20" calcext:value-type="date">
            <text:p>02-20</text:p>
          </table:table-cell>
          <table:table-cell table:style-name="ce1" table:formula="of:=IF([.B52] &lt; DATE(YEAR([.A52]);3;21); &quot;ZIMA&quot;; IF([.B52] &lt; DATE(YEAR([.A52]);6;21);&quot;WIOSNA&quot; ; IF([.B52] &lt; DATE(YEAR([.A52]);9;23); &quot;LATO&quot;; IF([.B52] &lt; DATE(YEAR([.A52]);12;21);&quot;JESIEŃ&quot;; &quot;ZIMA&quot;))))" office:value-type="string" office:string-value="ZIMA" calcext:value-type="string">
            <text:p>ZIMA</text:p>
          </table:table-cell>
          <table:table-cell table:formula="of:=IF([.C52] = &quot;ZIMA&quot;; 0.2; IF([.C52] = &quot;WIOSNA&quot;; 0.5; IF([.C52] = &quot;LATO&quot;; 0.9; 0.4)))" office:value-type="float" office:value="0.2" calcext:value-type="float">
            <text:p>0,2</text:p>
          </table:table-cell>
          <table:table-cell table:style-name="ce22" table:formula="of:=IF([.H51]&gt; 2400 ;IF(NOT(MONTH([.A52]) = MONTH([.A51]));[.E51]+3; [.E51]); [.E51])" office:value-type="float" office:value="10" calcext:value-type="float">
            <text:p>10</text:p>
          </table:table-cell>
          <table:table-cell table:formula="of:=IF(WEEKDAY([.A52];2)&lt; 6; 1; 0) * FLOOR([.E52] *[.D52]) *[.$K$7]" office:value-type="float" office:value="60" calcext:value-type="float">
            <text:p>60</text:p>
          </table:table-cell>
          <table:table-cell table:formula="of:=IF(WEEKDAY([.A52];2) = 7; ([.E51]*15); 0) + IF([.H51]&gt;= 2400; IF(NOT(MONTH([.A52]) = MONTH([.A53]));2400; 0);0)" office:value-type="float" office:value="0" calcext:value-type="float">
            <text:p>0</text:p>
          </table:table-cell>
          <table:table-cell table:formula="of:=[.H51] -[.G52] +[.F52]" office:value-type="float" office:value="-7040" calcext:value-type="float">
            <text:p>-70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21" calcext:value-type="date">
            <text:p>21.02.2023</text:p>
          </table:table-cell>
          <table:table-cell table:formula="of:=[.A53]" office:value-type="date" office:date-value="2023-02-21" calcext:value-type="date">
            <text:p>02-21</text:p>
          </table:table-cell>
          <table:table-cell table:style-name="ce1" table:formula="of:=IF([.B53] &lt; DATE(YEAR([.A53]);3;21); &quot;ZIMA&quot;; IF([.B53] &lt; DATE(YEAR([.A53]);6;21);&quot;WIOSNA&quot; ; IF([.B53] &lt; DATE(YEAR([.A53]);9;23); &quot;LATO&quot;; IF([.B53] &lt; DATE(YEAR([.A53]);12;21);&quot;JESIEŃ&quot;; &quot;ZIMA&quot;))))" office:value-type="string" office:string-value="ZIMA" calcext:value-type="string">
            <text:p>ZIMA</text:p>
          </table:table-cell>
          <table:table-cell table:formula="of:=IF([.C53] = &quot;ZIMA&quot;; 0.2; IF([.C53] = &quot;WIOSNA&quot;; 0.5; IF([.C53] = &quot;LATO&quot;; 0.9; 0.4)))" office:value-type="float" office:value="0.2" calcext:value-type="float">
            <text:p>0,2</text:p>
          </table:table-cell>
          <table:table-cell table:style-name="ce22" table:formula="of:=IF([.H52]&gt; 2400 ;IF(NOT(MONTH([.A53]) = MONTH([.A52]));[.E52]+3; [.E52]); [.E52])" office:value-type="float" office:value="10" calcext:value-type="float">
            <text:p>10</text:p>
          </table:table-cell>
          <table:table-cell table:formula="of:=IF(WEEKDAY([.A53];2)&lt; 6; 1; 0) * FLOOR([.E53] *[.D53]) *[.$K$7]" office:value-type="float" office:value="60" calcext:value-type="float">
            <text:p>60</text:p>
          </table:table-cell>
          <table:table-cell table:formula="of:=IF(WEEKDAY([.A53];2) = 7; ([.E52]*15); 0) + IF([.H52]&gt;= 2400; IF(NOT(MONTH([.A53]) = MONTH([.A54]));2400; 0);0)" office:value-type="float" office:value="0" calcext:value-type="float">
            <text:p>0</text:p>
          </table:table-cell>
          <table:table-cell table:formula="of:=[.H52] -[.G53] +[.F53]" office:value-type="float" office:value="-6980" calcext:value-type="float">
            <text:p>-69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22" calcext:value-type="date">
            <text:p>22.02.2023</text:p>
          </table:table-cell>
          <table:table-cell table:formula="of:=[.A54]" office:value-type="date" office:date-value="2023-02-22" calcext:value-type="date">
            <text:p>02-22</text:p>
          </table:table-cell>
          <table:table-cell table:style-name="ce1" table:formula="of:=IF([.B54] &lt; DATE(YEAR([.A54]);3;21); &quot;ZIMA&quot;; IF([.B54] &lt; DATE(YEAR([.A54]);6;21);&quot;WIOSNA&quot; ; IF([.B54] &lt; DATE(YEAR([.A54]);9;23); &quot;LATO&quot;; IF([.B54] &lt; DATE(YEAR([.A54]);12;21);&quot;JESIEŃ&quot;; &quot;ZIMA&quot;))))" office:value-type="string" office:string-value="ZIMA" calcext:value-type="string">
            <text:p>ZIMA</text:p>
          </table:table-cell>
          <table:table-cell table:formula="of:=IF([.C54] = &quot;ZIMA&quot;; 0.2; IF([.C54] = &quot;WIOSNA&quot;; 0.5; IF([.C54] = &quot;LATO&quot;; 0.9; 0.4)))" office:value-type="float" office:value="0.2" calcext:value-type="float">
            <text:p>0,2</text:p>
          </table:table-cell>
          <table:table-cell table:style-name="ce22" table:formula="of:=IF([.H53]&gt; 2400 ;IF(NOT(MONTH([.A54]) = MONTH([.A53]));[.E53]+3; [.E53]); [.E53])" office:value-type="float" office:value="10" calcext:value-type="float">
            <text:p>10</text:p>
          </table:table-cell>
          <table:table-cell table:formula="of:=IF(WEEKDAY([.A54];2)&lt; 6; 1; 0) * FLOOR([.E54] *[.D54]) *[.$K$7]" office:value-type="float" office:value="60" calcext:value-type="float">
            <text:p>60</text:p>
          </table:table-cell>
          <table:table-cell table:formula="of:=IF(WEEKDAY([.A54];2) = 7; ([.E53]*15); 0) + IF([.H53]&gt;= 2400; IF(NOT(MONTH([.A54]) = MONTH([.A55]));2400; 0);0)" office:value-type="float" office:value="0" calcext:value-type="float">
            <text:p>0</text:p>
          </table:table-cell>
          <table:table-cell table:formula="of:=[.H53] -[.G54] +[.F54]" office:value-type="float" office:value="-6920" calcext:value-type="float">
            <text:p>-69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23" calcext:value-type="date">
            <text:p>23.02.2023</text:p>
          </table:table-cell>
          <table:table-cell table:formula="of:=[.A55]" office:value-type="date" office:date-value="2023-02-23" calcext:value-type="date">
            <text:p>02-23</text:p>
          </table:table-cell>
          <table:table-cell table:style-name="ce1" table:formula="of:=IF([.B55] &lt; DATE(YEAR([.A55]);3;21); &quot;ZIMA&quot;; IF([.B55] &lt; DATE(YEAR([.A55]);6;21);&quot;WIOSNA&quot; ; IF([.B55] &lt; DATE(YEAR([.A55]);9;23); &quot;LATO&quot;; IF([.B55] &lt; DATE(YEAR([.A55]);12;21);&quot;JESIEŃ&quot;; &quot;ZIMA&quot;))))" office:value-type="string" office:string-value="ZIMA" calcext:value-type="string">
            <text:p>ZIMA</text:p>
          </table:table-cell>
          <table:table-cell table:formula="of:=IF([.C55] = &quot;ZIMA&quot;; 0.2; IF([.C55] = &quot;WIOSNA&quot;; 0.5; IF([.C55] = &quot;LATO&quot;; 0.9; 0.4)))" office:value-type="float" office:value="0.2" calcext:value-type="float">
            <text:p>0,2</text:p>
          </table:table-cell>
          <table:table-cell table:style-name="ce22" table:formula="of:=IF([.H54]&gt; 2400 ;IF(NOT(MONTH([.A55]) = MONTH([.A54]));[.E54]+3; [.E54]); [.E54])" office:value-type="float" office:value="10" calcext:value-type="float">
            <text:p>10</text:p>
          </table:table-cell>
          <table:table-cell table:formula="of:=IF(WEEKDAY([.A55];2)&lt; 6; 1; 0) * FLOOR([.E55] *[.D55]) *[.$K$7]" office:value-type="float" office:value="60" calcext:value-type="float">
            <text:p>60</text:p>
          </table:table-cell>
          <table:table-cell table:formula="of:=IF(WEEKDAY([.A55];2) = 7; ([.E54]*15); 0) + IF([.H54]&gt;= 2400; IF(NOT(MONTH([.A55]) = MONTH([.A56]));2400; 0);0)" office:value-type="float" office:value="0" calcext:value-type="float">
            <text:p>0</text:p>
          </table:table-cell>
          <table:table-cell table:formula="of:=[.H54] -[.G55] +[.F55]" office:value-type="float" office:value="-6860" calcext:value-type="float">
            <text:p>-68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24" calcext:value-type="date">
            <text:p>24.02.2023</text:p>
          </table:table-cell>
          <table:table-cell table:formula="of:=[.A56]" office:value-type="date" office:date-value="2023-02-24" calcext:value-type="date">
            <text:p>02-24</text:p>
          </table:table-cell>
          <table:table-cell table:style-name="ce1" table:formula="of:=IF([.B56] &lt; DATE(YEAR([.A56]);3;21); &quot;ZIMA&quot;; IF([.B56] &lt; DATE(YEAR([.A56]);6;21);&quot;WIOSNA&quot; ; IF([.B56] &lt; DATE(YEAR([.A56]);9;23); &quot;LATO&quot;; IF([.B56] &lt; DATE(YEAR([.A56]);12;21);&quot;JESIEŃ&quot;; &quot;ZIMA&quot;))))" office:value-type="string" office:string-value="ZIMA" calcext:value-type="string">
            <text:p>ZIMA</text:p>
          </table:table-cell>
          <table:table-cell table:formula="of:=IF([.C56] = &quot;ZIMA&quot;; 0.2; IF([.C56] = &quot;WIOSNA&quot;; 0.5; IF([.C56] = &quot;LATO&quot;; 0.9; 0.4)))" office:value-type="float" office:value="0.2" calcext:value-type="float">
            <text:p>0,2</text:p>
          </table:table-cell>
          <table:table-cell table:style-name="ce22" table:formula="of:=IF([.H55]&gt; 2400 ;IF(NOT(MONTH([.A56]) = MONTH([.A55]));[.E55]+3; [.E55]); [.E55])" office:value-type="float" office:value="10" calcext:value-type="float">
            <text:p>10</text:p>
          </table:table-cell>
          <table:table-cell table:formula="of:=IF(WEEKDAY([.A56];2)&lt; 6; 1; 0) * FLOOR([.E56] *[.D56]) *[.$K$7]" office:value-type="float" office:value="60" calcext:value-type="float">
            <text:p>60</text:p>
          </table:table-cell>
          <table:table-cell table:formula="of:=IF(WEEKDAY([.A56];2) = 7; ([.E55]*15); 0) + IF([.H55]&gt;= 2400; IF(NOT(MONTH([.A56]) = MONTH([.A57]));2400; 0);0)" office:value-type="float" office:value="0" calcext:value-type="float">
            <text:p>0</text:p>
          </table:table-cell>
          <table:table-cell table:formula="of:=[.H55] -[.G56] +[.F56]" office:value-type="float" office:value="-6800" calcext:value-type="float">
            <text:p>-68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25" calcext:value-type="date">
            <text:p>25.02.2023</text:p>
          </table:table-cell>
          <table:table-cell table:formula="of:=[.A57]" office:value-type="date" office:date-value="2023-02-25" calcext:value-type="date">
            <text:p>02-25</text:p>
          </table:table-cell>
          <table:table-cell table:style-name="ce1" table:formula="of:=IF([.B57] &lt; DATE(YEAR([.A57]);3;21); &quot;ZIMA&quot;; IF([.B57] &lt; DATE(YEAR([.A57]);6;21);&quot;WIOSNA&quot; ; IF([.B57] &lt; DATE(YEAR([.A57]);9;23); &quot;LATO&quot;; IF([.B57] &lt; DATE(YEAR([.A57]);12;21);&quot;JESIEŃ&quot;; &quot;ZIMA&quot;))))" office:value-type="string" office:string-value="ZIMA" calcext:value-type="string">
            <text:p>ZIMA</text:p>
          </table:table-cell>
          <table:table-cell table:formula="of:=IF([.C57] = &quot;ZIMA&quot;; 0.2; IF([.C57] = &quot;WIOSNA&quot;; 0.5; IF([.C57] = &quot;LATO&quot;; 0.9; 0.4)))" office:value-type="float" office:value="0.2" calcext:value-type="float">
            <text:p>0,2</text:p>
          </table:table-cell>
          <table:table-cell table:style-name="ce22" table:formula="of:=IF([.H56]&gt; 2400 ;IF(NOT(MONTH([.A57]) = MONTH([.A56]));[.E56]+3; [.E56]); [.E56])" office:value-type="float" office:value="10" calcext:value-type="float">
            <text:p>10</text:p>
          </table:table-cell>
          <table:table-cell table:formula="of:=IF(WEEKDAY([.A57];2)&lt; 6; 1; 0) * FLOOR([.E57] *[.D57]) *[.$K$7]" office:value-type="float" office:value="0" calcext:value-type="float">
            <text:p>0</text:p>
          </table:table-cell>
          <table:table-cell table:formula="of:=IF(WEEKDAY([.A57];2) = 7; ([.E56]*15); 0) + IF([.H56]&gt;= 2400; IF(NOT(MONTH([.A57]) = MONTH([.A58]));2400; 0);0)" office:value-type="float" office:value="0" calcext:value-type="float">
            <text:p>0</text:p>
          </table:table-cell>
          <table:table-cell table:formula="of:=[.H56] -[.G57] +[.F57]" office:value-type="float" office:value="-6800" calcext:value-type="float">
            <text:p>-68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26" calcext:value-type="date">
            <text:p>26.02.2023</text:p>
          </table:table-cell>
          <table:table-cell table:formula="of:=[.A58]" office:value-type="date" office:date-value="2023-02-26" calcext:value-type="date">
            <text:p>02-26</text:p>
          </table:table-cell>
          <table:table-cell table:style-name="ce1" table:formula="of:=IF([.B58] &lt; DATE(YEAR([.A58]);3;21); &quot;ZIMA&quot;; IF([.B58] &lt; DATE(YEAR([.A58]);6;21);&quot;WIOSNA&quot; ; IF([.B58] &lt; DATE(YEAR([.A58]);9;23); &quot;LATO&quot;; IF([.B58] &lt; DATE(YEAR([.A58]);12;21);&quot;JESIEŃ&quot;; &quot;ZIMA&quot;))))" office:value-type="string" office:string-value="ZIMA" calcext:value-type="string">
            <text:p>ZIMA</text:p>
          </table:table-cell>
          <table:table-cell table:formula="of:=IF([.C58] = &quot;ZIMA&quot;; 0.2; IF([.C58] = &quot;WIOSNA&quot;; 0.5; IF([.C58] = &quot;LATO&quot;; 0.9; 0.4)))" office:value-type="float" office:value="0.2" calcext:value-type="float">
            <text:p>0,2</text:p>
          </table:table-cell>
          <table:table-cell table:style-name="ce22" table:formula="of:=IF([.H57]&gt; 2400 ;IF(NOT(MONTH([.A58]) = MONTH([.A57]));[.E57]+3; [.E57]); [.E57])" office:value-type="float" office:value="10" calcext:value-type="float">
            <text:p>10</text:p>
          </table:table-cell>
          <table:table-cell table:formula="of:=IF(WEEKDAY([.A58];2)&lt; 6; 1; 0) * FLOOR([.E58] *[.D58]) *[.$K$7]" office:value-type="float" office:value="0" calcext:value-type="float">
            <text:p>0</text:p>
          </table:table-cell>
          <table:table-cell table:formula="of:=IF(WEEKDAY([.A58];2) = 7; ([.E57]*15); 0) + IF([.H57]&gt;= 2400; IF(NOT(MONTH([.A58]) = MONTH([.A59]));2400; 0);0)" office:value-type="float" office:value="150" calcext:value-type="float">
            <text:p>150</text:p>
          </table:table-cell>
          <table:table-cell table:formula="of:=[.H57] -[.G58] +[.F58]" office:value-type="float" office:value="-6950" calcext:value-type="float">
            <text:p>-69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27" calcext:value-type="date">
            <text:p>27.02.2023</text:p>
          </table:table-cell>
          <table:table-cell table:formula="of:=[.A59]" office:value-type="date" office:date-value="2023-02-27" calcext:value-type="date">
            <text:p>02-27</text:p>
          </table:table-cell>
          <table:table-cell table:style-name="ce1" table:formula="of:=IF([.B59] &lt; DATE(YEAR([.A59]);3;21); &quot;ZIMA&quot;; IF([.B59] &lt; DATE(YEAR([.A59]);6;21);&quot;WIOSNA&quot; ; IF([.B59] &lt; DATE(YEAR([.A59]);9;23); &quot;LATO&quot;; IF([.B59] &lt; DATE(YEAR([.A59]);12;21);&quot;JESIEŃ&quot;; &quot;ZIMA&quot;))))" office:value-type="string" office:string-value="ZIMA" calcext:value-type="string">
            <text:p>ZIMA</text:p>
          </table:table-cell>
          <table:table-cell table:formula="of:=IF([.C59] = &quot;ZIMA&quot;; 0.2; IF([.C59] = &quot;WIOSNA&quot;; 0.5; IF([.C59] = &quot;LATO&quot;; 0.9; 0.4)))" office:value-type="float" office:value="0.2" calcext:value-type="float">
            <text:p>0,2</text:p>
          </table:table-cell>
          <table:table-cell table:style-name="ce22" table:formula="of:=IF([.H58]&gt; 2400 ;IF(NOT(MONTH([.A59]) = MONTH([.A58]));[.E58]+3; [.E58]); [.E58])" office:value-type="float" office:value="10" calcext:value-type="float">
            <text:p>10</text:p>
          </table:table-cell>
          <table:table-cell table:formula="of:=IF(WEEKDAY([.A59];2)&lt; 6; 1; 0) * FLOOR([.E59] *[.D59]) *[.$K$7]" office:value-type="float" office:value="60" calcext:value-type="float">
            <text:p>60</text:p>
          </table:table-cell>
          <table:table-cell table:formula="of:=IF(WEEKDAY([.A59];2) = 7; ([.E58]*15); 0) + IF([.H58]&gt;= 2400; IF(NOT(MONTH([.A59]) = MONTH([.A60]));2400; 0);0)" office:value-type="float" office:value="0" calcext:value-type="float">
            <text:p>0</text:p>
          </table:table-cell>
          <table:table-cell table:formula="of:=[.H58] -[.G59] +[.F59]" office:value-type="float" office:value="-6890" calcext:value-type="float">
            <text:p>-68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28" calcext:value-type="date">
            <text:p>28.02.2023</text:p>
          </table:table-cell>
          <table:table-cell table:formula="of:=[.A60]" office:value-type="date" office:date-value="2023-02-28" calcext:value-type="date">
            <text:p>02-28</text:p>
          </table:table-cell>
          <table:table-cell table:style-name="ce1" table:formula="of:=IF([.B60] &lt; DATE(YEAR([.A60]);3;21); &quot;ZIMA&quot;; IF([.B60] &lt; DATE(YEAR([.A60]);6;21);&quot;WIOSNA&quot; ; IF([.B60] &lt; DATE(YEAR([.A60]);9;23); &quot;LATO&quot;; IF([.B60] &lt; DATE(YEAR([.A60]);12;21);&quot;JESIEŃ&quot;; &quot;ZIMA&quot;))))" office:value-type="string" office:string-value="ZIMA" calcext:value-type="string">
            <text:p>ZIMA</text:p>
          </table:table-cell>
          <table:table-cell table:formula="of:=IF([.C60] = &quot;ZIMA&quot;; 0.2; IF([.C60] = &quot;WIOSNA&quot;; 0.5; IF([.C60] = &quot;LATO&quot;; 0.9; 0.4)))" office:value-type="float" office:value="0.2" calcext:value-type="float">
            <text:p>0,2</text:p>
          </table:table-cell>
          <table:table-cell table:style-name="ce22" table:formula="of:=IF([.H59]&gt; 2400 ;IF(NOT(MONTH([.A60]) = MONTH([.A59]));[.E59]+3; [.E59]); [.E59])" office:value-type="float" office:value="10" calcext:value-type="float">
            <text:p>10</text:p>
          </table:table-cell>
          <table:table-cell table:formula="of:=IF(WEEKDAY([.A60];2)&lt; 6; 1; 0) * FLOOR([.E60] *[.D60]) *[.$K$7]" office:value-type="float" office:value="60" calcext:value-type="float">
            <text:p>60</text:p>
          </table:table-cell>
          <table:table-cell table:formula="of:=IF(WEEKDAY([.A60];2) = 7; ([.E59]*15); 0) + IF([.H59]&gt;= 2400; IF(NOT(MONTH([.A60]) = MONTH([.A61]));2400; 0);0)" office:value-type="float" office:value="0" calcext:value-type="float">
            <text:p>0</text:p>
          </table:table-cell>
          <table:table-cell table:formula="of:=[.H59] -[.G60] +[.F60]" office:value-type="float" office:value="-6830" calcext:value-type="float">
            <text:p>-683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01" calcext:value-type="date">
            <text:p>1.03.2023</text:p>
          </table:table-cell>
          <table:table-cell table:formula="of:=[.A61]" office:value-type="date" office:date-value="2023-03-01" calcext:value-type="date">
            <text:p>03-01</text:p>
          </table:table-cell>
          <table:table-cell table:style-name="ce1" table:formula="of:=IF([.B61] &lt; DATE(YEAR([.A61]);3;21); &quot;ZIMA&quot;; IF([.B61] &lt; DATE(YEAR([.A61]);6;21);&quot;WIOSNA&quot; ; IF([.B61] &lt; DATE(YEAR([.A61]);9;23); &quot;LATO&quot;; IF([.B61] &lt; DATE(YEAR([.A61]);12;21);&quot;JESIEŃ&quot;; &quot;ZIMA&quot;))))" office:value-type="string" office:string-value="ZIMA" calcext:value-type="string">
            <text:p>ZIMA</text:p>
          </table:table-cell>
          <table:table-cell table:formula="of:=IF([.C61] = &quot;ZIMA&quot;; 0.2; IF([.C61] = &quot;WIOSNA&quot;; 0.5; IF([.C61] = &quot;LATO&quot;; 0.9; 0.4)))" office:value-type="float" office:value="0.2" calcext:value-type="float">
            <text:p>0,2</text:p>
          </table:table-cell>
          <table:table-cell table:style-name="ce22" table:formula="of:=IF([.H60]&gt; 2400 ;IF(NOT(MONTH([.A61]) = MONTH([.A60]));[.E60]+3; [.E60]); [.E60])" office:value-type="float" office:value="10" calcext:value-type="float">
            <text:p>10</text:p>
          </table:table-cell>
          <table:table-cell table:formula="of:=IF(WEEKDAY([.A61];2)&lt; 6; 1; 0) * FLOOR([.E61] *[.D61]) *[.$K$7]" office:value-type="float" office:value="60" calcext:value-type="float">
            <text:p>60</text:p>
          </table:table-cell>
          <table:table-cell table:formula="of:=IF(WEEKDAY([.A61];2) = 7; ([.E60]*15); 0) + IF([.H60]&gt;= 2400; IF(NOT(MONTH([.A61]) = MONTH([.A62]));2400; 0);0)" office:value-type="float" office:value="0" calcext:value-type="float">
            <text:p>0</text:p>
          </table:table-cell>
          <table:table-cell table:formula="of:=[.H60] -[.G61] +[.F61]" office:value-type="float" office:value="-6770" calcext:value-type="float">
            <text:p>-67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02" calcext:value-type="date">
            <text:p>2.03.2023</text:p>
          </table:table-cell>
          <table:table-cell table:formula="of:=[.A62]" office:value-type="date" office:date-value="2023-03-02" calcext:value-type="date">
            <text:p>03-02</text:p>
          </table:table-cell>
          <table:table-cell table:style-name="ce1" table:formula="of:=IF([.B62] &lt; DATE(YEAR([.A62]);3;21); &quot;ZIMA&quot;; IF([.B62] &lt; DATE(YEAR([.A62]);6;21);&quot;WIOSNA&quot; ; IF([.B62] &lt; DATE(YEAR([.A62]);9;23); &quot;LATO&quot;; IF([.B62] &lt; DATE(YEAR([.A62]);12;21);&quot;JESIEŃ&quot;; &quot;ZIMA&quot;))))" office:value-type="string" office:string-value="ZIMA" calcext:value-type="string">
            <text:p>ZIMA</text:p>
          </table:table-cell>
          <table:table-cell table:formula="of:=IF([.C62] = &quot;ZIMA&quot;; 0.2; IF([.C62] = &quot;WIOSNA&quot;; 0.5; IF([.C62] = &quot;LATO&quot;; 0.9; 0.4)))" office:value-type="float" office:value="0.2" calcext:value-type="float">
            <text:p>0,2</text:p>
          </table:table-cell>
          <table:table-cell table:style-name="ce22" table:formula="of:=IF([.H61]&gt; 2400 ;IF(NOT(MONTH([.A62]) = MONTH([.A61]));[.E61]+3; [.E61]); [.E61])" office:value-type="float" office:value="10" calcext:value-type="float">
            <text:p>10</text:p>
          </table:table-cell>
          <table:table-cell table:formula="of:=IF(WEEKDAY([.A62];2)&lt; 6; 1; 0) * FLOOR([.E62] *[.D62]) *[.$K$7]" office:value-type="float" office:value="60" calcext:value-type="float">
            <text:p>60</text:p>
          </table:table-cell>
          <table:table-cell table:formula="of:=IF(WEEKDAY([.A62];2) = 7; ([.E61]*15); 0) + IF([.H61]&gt;= 2400; IF(NOT(MONTH([.A62]) = MONTH([.A63]));2400; 0);0)" office:value-type="float" office:value="0" calcext:value-type="float">
            <text:p>0</text:p>
          </table:table-cell>
          <table:table-cell table:formula="of:=[.H61] -[.G62] +[.F62]" office:value-type="float" office:value="-6710" calcext:value-type="float">
            <text:p>-67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03" calcext:value-type="date">
            <text:p>3.03.2023</text:p>
          </table:table-cell>
          <table:table-cell table:formula="of:=[.A63]" office:value-type="date" office:date-value="2023-03-03" calcext:value-type="date">
            <text:p>03-03</text:p>
          </table:table-cell>
          <table:table-cell table:style-name="ce1" table:formula="of:=IF([.B63] &lt; DATE(YEAR([.A63]);3;21); &quot;ZIMA&quot;; IF([.B63] &lt; DATE(YEAR([.A63]);6;21);&quot;WIOSNA&quot; ; IF([.B63] &lt; DATE(YEAR([.A63]);9;23); &quot;LATO&quot;; IF([.B63] &lt; DATE(YEAR([.A63]);12;21);&quot;JESIEŃ&quot;; &quot;ZIMA&quot;))))" office:value-type="string" office:string-value="ZIMA" calcext:value-type="string">
            <text:p>ZIMA</text:p>
          </table:table-cell>
          <table:table-cell table:formula="of:=IF([.C63] = &quot;ZIMA&quot;; 0.2; IF([.C63] = &quot;WIOSNA&quot;; 0.5; IF([.C63] = &quot;LATO&quot;; 0.9; 0.4)))" office:value-type="float" office:value="0.2" calcext:value-type="float">
            <text:p>0,2</text:p>
          </table:table-cell>
          <table:table-cell table:style-name="ce22" table:formula="of:=IF([.H62]&gt; 2400 ;IF(NOT(MONTH([.A63]) = MONTH([.A62]));[.E62]+3; [.E62]); [.E62])" office:value-type="float" office:value="10" calcext:value-type="float">
            <text:p>10</text:p>
          </table:table-cell>
          <table:table-cell table:formula="of:=IF(WEEKDAY([.A63];2)&lt; 6; 1; 0) * FLOOR([.E63] *[.D63]) *[.$K$7]" office:value-type="float" office:value="60" calcext:value-type="float">
            <text:p>60</text:p>
          </table:table-cell>
          <table:table-cell table:formula="of:=IF(WEEKDAY([.A63];2) = 7; ([.E62]*15); 0) + IF([.H62]&gt;= 2400; IF(NOT(MONTH([.A63]) = MONTH([.A64]));2400; 0);0)" office:value-type="float" office:value="0" calcext:value-type="float">
            <text:p>0</text:p>
          </table:table-cell>
          <table:table-cell table:formula="of:=[.H62] -[.G63] +[.F63]" office:value-type="float" office:value="-6650" calcext:value-type="float">
            <text:p>-66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04" calcext:value-type="date">
            <text:p>4.03.2023</text:p>
          </table:table-cell>
          <table:table-cell table:formula="of:=[.A64]" office:value-type="date" office:date-value="2023-03-04" calcext:value-type="date">
            <text:p>03-04</text:p>
          </table:table-cell>
          <table:table-cell table:style-name="ce1" table:formula="of:=IF([.B64] &lt; DATE(YEAR([.A64]);3;21); &quot;ZIMA&quot;; IF([.B64] &lt; DATE(YEAR([.A64]);6;21);&quot;WIOSNA&quot; ; IF([.B64] &lt; DATE(YEAR([.A64]);9;23); &quot;LATO&quot;; IF([.B64] &lt; DATE(YEAR([.A64]);12;21);&quot;JESIEŃ&quot;; &quot;ZIMA&quot;))))" office:value-type="string" office:string-value="ZIMA" calcext:value-type="string">
            <text:p>ZIMA</text:p>
          </table:table-cell>
          <table:table-cell table:formula="of:=IF([.C64] = &quot;ZIMA&quot;; 0.2; IF([.C64] = &quot;WIOSNA&quot;; 0.5; IF([.C64] = &quot;LATO&quot;; 0.9; 0.4)))" office:value-type="float" office:value="0.2" calcext:value-type="float">
            <text:p>0,2</text:p>
          </table:table-cell>
          <table:table-cell table:style-name="ce22" table:formula="of:=IF([.H63]&gt; 2400 ;IF(NOT(MONTH([.A64]) = MONTH([.A63]));[.E63]+3; [.E63]); [.E63])" office:value-type="float" office:value="10" calcext:value-type="float">
            <text:p>10</text:p>
          </table:table-cell>
          <table:table-cell table:formula="of:=IF(WEEKDAY([.A64];2)&lt; 6; 1; 0) * FLOOR([.E64] *[.D64]) *[.$K$7]" office:value-type="float" office:value="0" calcext:value-type="float">
            <text:p>0</text:p>
          </table:table-cell>
          <table:table-cell table:formula="of:=IF(WEEKDAY([.A64];2) = 7; ([.E63]*15); 0) + IF([.H63]&gt;= 2400; IF(NOT(MONTH([.A64]) = MONTH([.A65]));2400; 0);0)" office:value-type="float" office:value="0" calcext:value-type="float">
            <text:p>0</text:p>
          </table:table-cell>
          <table:table-cell table:formula="of:=[.H63] -[.G64] +[.F64]" office:value-type="float" office:value="-6650" calcext:value-type="float">
            <text:p>-66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05" calcext:value-type="date">
            <text:p>5.03.2023</text:p>
          </table:table-cell>
          <table:table-cell table:formula="of:=[.A65]" office:value-type="date" office:date-value="2023-03-05" calcext:value-type="date">
            <text:p>03-05</text:p>
          </table:table-cell>
          <table:table-cell table:style-name="ce1" table:formula="of:=IF([.B65] &lt; DATE(YEAR([.A65]);3;21); &quot;ZIMA&quot;; IF([.B65] &lt; DATE(YEAR([.A65]);6;21);&quot;WIOSNA&quot; ; IF([.B65] &lt; DATE(YEAR([.A65]);9;23); &quot;LATO&quot;; IF([.B65] &lt; DATE(YEAR([.A65]);12;21);&quot;JESIEŃ&quot;; &quot;ZIMA&quot;))))" office:value-type="string" office:string-value="ZIMA" calcext:value-type="string">
            <text:p>ZIMA</text:p>
          </table:table-cell>
          <table:table-cell table:formula="of:=IF([.C65] = &quot;ZIMA&quot;; 0.2; IF([.C65] = &quot;WIOSNA&quot;; 0.5; IF([.C65] = &quot;LATO&quot;; 0.9; 0.4)))" office:value-type="float" office:value="0.2" calcext:value-type="float">
            <text:p>0,2</text:p>
          </table:table-cell>
          <table:table-cell table:style-name="ce22" table:formula="of:=IF([.H64]&gt; 2400 ;IF(NOT(MONTH([.A65]) = MONTH([.A64]));[.E64]+3; [.E64]); [.E64])" office:value-type="float" office:value="10" calcext:value-type="float">
            <text:p>10</text:p>
          </table:table-cell>
          <table:table-cell table:formula="of:=IF(WEEKDAY([.A65];2)&lt; 6; 1; 0) * FLOOR([.E65] *[.D65]) *[.$K$7]" office:value-type="float" office:value="0" calcext:value-type="float">
            <text:p>0</text:p>
          </table:table-cell>
          <table:table-cell table:formula="of:=IF(WEEKDAY([.A65];2) = 7; ([.E64]*15); 0) + IF([.H64]&gt;= 2400; IF(NOT(MONTH([.A65]) = MONTH([.A66]));2400; 0);0)" office:value-type="float" office:value="150" calcext:value-type="float">
            <text:p>150</text:p>
          </table:table-cell>
          <table:table-cell table:formula="of:=[.H64] -[.G65] +[.F65]" office:value-type="float" office:value="-6800" calcext:value-type="float">
            <text:p>-68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06" calcext:value-type="date">
            <text:p>6.03.2023</text:p>
          </table:table-cell>
          <table:table-cell table:formula="of:=[.A66]" office:value-type="date" office:date-value="2023-03-06" calcext:value-type="date">
            <text:p>03-06</text:p>
          </table:table-cell>
          <table:table-cell table:style-name="ce1" table:formula="of:=IF([.B66] &lt; DATE(YEAR([.A66]);3;21); &quot;ZIMA&quot;; IF([.B66] &lt; DATE(YEAR([.A66]);6;21);&quot;WIOSNA&quot; ; IF([.B66] &lt; DATE(YEAR([.A66]);9;23); &quot;LATO&quot;; IF([.B66] &lt; DATE(YEAR([.A66]);12;21);&quot;JESIEŃ&quot;; &quot;ZIMA&quot;))))" office:value-type="string" office:string-value="ZIMA" calcext:value-type="string">
            <text:p>ZIMA</text:p>
          </table:table-cell>
          <table:table-cell table:formula="of:=IF([.C66] = &quot;ZIMA&quot;; 0.2; IF([.C66] = &quot;WIOSNA&quot;; 0.5; IF([.C66] = &quot;LATO&quot;; 0.9; 0.4)))" office:value-type="float" office:value="0.2" calcext:value-type="float">
            <text:p>0,2</text:p>
          </table:table-cell>
          <table:table-cell table:style-name="ce22" table:formula="of:=IF([.H65]&gt; 2400 ;IF(NOT(MONTH([.A66]) = MONTH([.A65]));[.E65]+3; [.E65]); [.E65])" office:value-type="float" office:value="10" calcext:value-type="float">
            <text:p>10</text:p>
          </table:table-cell>
          <table:table-cell table:formula="of:=IF(WEEKDAY([.A66];2)&lt; 6; 1; 0) * FLOOR([.E66] *[.D66]) *[.$K$7]" office:value-type="float" office:value="60" calcext:value-type="float">
            <text:p>60</text:p>
          </table:table-cell>
          <table:table-cell table:formula="of:=IF(WEEKDAY([.A66];2) = 7; ([.E65]*15); 0) + IF([.H65]&gt;= 2400; IF(NOT(MONTH([.A66]) = MONTH([.A67]));2400; 0);0)" office:value-type="float" office:value="0" calcext:value-type="float">
            <text:p>0</text:p>
          </table:table-cell>
          <table:table-cell table:formula="of:=[.H65] -[.G66] +[.F66]" office:value-type="float" office:value="-6740" calcext:value-type="float">
            <text:p>-67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07" calcext:value-type="date">
            <text:p>7.03.2023</text:p>
          </table:table-cell>
          <table:table-cell table:formula="of:=[.A67]" office:value-type="date" office:date-value="2023-03-07" calcext:value-type="date">
            <text:p>03-07</text:p>
          </table:table-cell>
          <table:table-cell table:style-name="ce1" table:formula="of:=IF([.B67] &lt; DATE(YEAR([.A67]);3;21); &quot;ZIMA&quot;; IF([.B67] &lt; DATE(YEAR([.A67]);6;21);&quot;WIOSNA&quot; ; IF([.B67] &lt; DATE(YEAR([.A67]);9;23); &quot;LATO&quot;; IF([.B67] &lt; DATE(YEAR([.A67]);12;21);&quot;JESIEŃ&quot;; &quot;ZIMA&quot;))))" office:value-type="string" office:string-value="ZIMA" calcext:value-type="string">
            <text:p>ZIMA</text:p>
          </table:table-cell>
          <table:table-cell table:formula="of:=IF([.C67] = &quot;ZIMA&quot;; 0.2; IF([.C67] = &quot;WIOSNA&quot;; 0.5; IF([.C67] = &quot;LATO&quot;; 0.9; 0.4)))" office:value-type="float" office:value="0.2" calcext:value-type="float">
            <text:p>0,2</text:p>
          </table:table-cell>
          <table:table-cell table:style-name="ce22" table:formula="of:=IF([.H66]&gt; 2400 ;IF(NOT(MONTH([.A67]) = MONTH([.A66]));[.E66]+3; [.E66]); [.E66])" office:value-type="float" office:value="10" calcext:value-type="float">
            <text:p>10</text:p>
          </table:table-cell>
          <table:table-cell table:formula="of:=IF(WEEKDAY([.A67];2)&lt; 6; 1; 0) * FLOOR([.E67] *[.D67]) *[.$K$7]" office:value-type="float" office:value="60" calcext:value-type="float">
            <text:p>60</text:p>
          </table:table-cell>
          <table:table-cell table:formula="of:=IF(WEEKDAY([.A67];2) = 7; ([.E66]*15); 0) + IF([.H66]&gt;= 2400; IF(NOT(MONTH([.A67]) = MONTH([.A68]));2400; 0);0)" office:value-type="float" office:value="0" calcext:value-type="float">
            <text:p>0</text:p>
          </table:table-cell>
          <table:table-cell table:formula="of:=[.H66] -[.G67] +[.F67]" office:value-type="float" office:value="-6680" calcext:value-type="float">
            <text:p>-66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08" calcext:value-type="date">
            <text:p>8.03.2023</text:p>
          </table:table-cell>
          <table:table-cell table:formula="of:=[.A68]" office:value-type="date" office:date-value="2023-03-08" calcext:value-type="date">
            <text:p>03-08</text:p>
          </table:table-cell>
          <table:table-cell table:style-name="ce1" table:formula="of:=IF([.B68] &lt; DATE(YEAR([.A68]);3;21); &quot;ZIMA&quot;; IF([.B68] &lt; DATE(YEAR([.A68]);6;21);&quot;WIOSNA&quot; ; IF([.B68] &lt; DATE(YEAR([.A68]);9;23); &quot;LATO&quot;; IF([.B68] &lt; DATE(YEAR([.A68]);12;21);&quot;JESIEŃ&quot;; &quot;ZIMA&quot;))))" office:value-type="string" office:string-value="ZIMA" calcext:value-type="string">
            <text:p>ZIMA</text:p>
          </table:table-cell>
          <table:table-cell table:formula="of:=IF([.C68] = &quot;ZIMA&quot;; 0.2; IF([.C68] = &quot;WIOSNA&quot;; 0.5; IF([.C68] = &quot;LATO&quot;; 0.9; 0.4)))" office:value-type="float" office:value="0.2" calcext:value-type="float">
            <text:p>0,2</text:p>
          </table:table-cell>
          <table:table-cell table:style-name="ce22" table:formula="of:=IF([.H67]&gt; 2400 ;IF(NOT(MONTH([.A68]) = MONTH([.A67]));[.E67]+3; [.E67]); [.E67])" office:value-type="float" office:value="10" calcext:value-type="float">
            <text:p>10</text:p>
          </table:table-cell>
          <table:table-cell table:formula="of:=IF(WEEKDAY([.A68];2)&lt; 6; 1; 0) * FLOOR([.E68] *[.D68]) *[.$K$7]" office:value-type="float" office:value="60" calcext:value-type="float">
            <text:p>60</text:p>
          </table:table-cell>
          <table:table-cell table:formula="of:=IF(WEEKDAY([.A68];2) = 7; ([.E67]*15); 0) + IF([.H67]&gt;= 2400; IF(NOT(MONTH([.A68]) = MONTH([.A69]));2400; 0);0)" office:value-type="float" office:value="0" calcext:value-type="float">
            <text:p>0</text:p>
          </table:table-cell>
          <table:table-cell table:formula="of:=[.H67] -[.G68] +[.F68]" office:value-type="float" office:value="-6620" calcext:value-type="float">
            <text:p>-66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09" calcext:value-type="date">
            <text:p>9.03.2023</text:p>
          </table:table-cell>
          <table:table-cell table:formula="of:=[.A69]" office:value-type="date" office:date-value="2023-03-09" calcext:value-type="date">
            <text:p>03-09</text:p>
          </table:table-cell>
          <table:table-cell table:style-name="ce1" table:formula="of:=IF([.B69] &lt; DATE(YEAR([.A69]);3;21); &quot;ZIMA&quot;; IF([.B69] &lt; DATE(YEAR([.A69]);6;21);&quot;WIOSNA&quot; ; IF([.B69] &lt; DATE(YEAR([.A69]);9;23); &quot;LATO&quot;; IF([.B69] &lt; DATE(YEAR([.A69]);12;21);&quot;JESIEŃ&quot;; &quot;ZIMA&quot;))))" office:value-type="string" office:string-value="ZIMA" calcext:value-type="string">
            <text:p>ZIMA</text:p>
          </table:table-cell>
          <table:table-cell table:formula="of:=IF([.C69] = &quot;ZIMA&quot;; 0.2; IF([.C69] = &quot;WIOSNA&quot;; 0.5; IF([.C69] = &quot;LATO&quot;; 0.9; 0.4)))" office:value-type="float" office:value="0.2" calcext:value-type="float">
            <text:p>0,2</text:p>
          </table:table-cell>
          <table:table-cell table:style-name="ce22" table:formula="of:=IF([.H68]&gt; 2400 ;IF(NOT(MONTH([.A69]) = MONTH([.A68]));[.E68]+3; [.E68]); [.E68])" office:value-type="float" office:value="10" calcext:value-type="float">
            <text:p>10</text:p>
          </table:table-cell>
          <table:table-cell table:formula="of:=IF(WEEKDAY([.A69];2)&lt; 6; 1; 0) * FLOOR([.E69] *[.D69]) *[.$K$7]" office:value-type="float" office:value="60" calcext:value-type="float">
            <text:p>60</text:p>
          </table:table-cell>
          <table:table-cell table:formula="of:=IF(WEEKDAY([.A69];2) = 7; ([.E68]*15); 0) + IF([.H68]&gt;= 2400; IF(NOT(MONTH([.A69]) = MONTH([.A70]));2400; 0);0)" office:value-type="float" office:value="0" calcext:value-type="float">
            <text:p>0</text:p>
          </table:table-cell>
          <table:table-cell table:formula="of:=[.H68] -[.G69] +[.F69]" office:value-type="float" office:value="-6560" calcext:value-type="float">
            <text:p>-65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10" calcext:value-type="date">
            <text:p>10.03.2023</text:p>
          </table:table-cell>
          <table:table-cell table:formula="of:=[.A70]" office:value-type="date" office:date-value="2023-03-10" calcext:value-type="date">
            <text:p>03-10</text:p>
          </table:table-cell>
          <table:table-cell table:style-name="ce1" table:formula="of:=IF([.B70] &lt; DATE(YEAR([.A70]);3;21); &quot;ZIMA&quot;; IF([.B70] &lt; DATE(YEAR([.A70]);6;21);&quot;WIOSNA&quot; ; IF([.B70] &lt; DATE(YEAR([.A70]);9;23); &quot;LATO&quot;; IF([.B70] &lt; DATE(YEAR([.A70]);12;21);&quot;JESIEŃ&quot;; &quot;ZIMA&quot;))))" office:value-type="string" office:string-value="ZIMA" calcext:value-type="string">
            <text:p>ZIMA</text:p>
          </table:table-cell>
          <table:table-cell table:formula="of:=IF([.C70] = &quot;ZIMA&quot;; 0.2; IF([.C70] = &quot;WIOSNA&quot;; 0.5; IF([.C70] = &quot;LATO&quot;; 0.9; 0.4)))" office:value-type="float" office:value="0.2" calcext:value-type="float">
            <text:p>0,2</text:p>
          </table:table-cell>
          <table:table-cell table:style-name="ce22" table:formula="of:=IF([.H69]&gt; 2400 ;IF(NOT(MONTH([.A70]) = MONTH([.A69]));[.E69]+3; [.E69]); [.E69])" office:value-type="float" office:value="10" calcext:value-type="float">
            <text:p>10</text:p>
          </table:table-cell>
          <table:table-cell table:formula="of:=IF(WEEKDAY([.A70];2)&lt; 6; 1; 0) * FLOOR([.E70] *[.D70]) *[.$K$7]" office:value-type="float" office:value="60" calcext:value-type="float">
            <text:p>60</text:p>
          </table:table-cell>
          <table:table-cell table:formula="of:=IF(WEEKDAY([.A70];2) = 7; ([.E69]*15); 0) + IF([.H69]&gt;= 2400; IF(NOT(MONTH([.A70]) = MONTH([.A71]));2400; 0);0)" office:value-type="float" office:value="0" calcext:value-type="float">
            <text:p>0</text:p>
          </table:table-cell>
          <table:table-cell table:formula="of:=[.H69] -[.G70] +[.F70]" office:value-type="float" office:value="-6500" calcext:value-type="float">
            <text:p>-65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11" calcext:value-type="date">
            <text:p>11.03.2023</text:p>
          </table:table-cell>
          <table:table-cell table:formula="of:=[.A71]" office:value-type="date" office:date-value="2023-03-11" calcext:value-type="date">
            <text:p>03-11</text:p>
          </table:table-cell>
          <table:table-cell table:style-name="ce1" table:formula="of:=IF([.B71] &lt; DATE(YEAR([.A71]);3;21); &quot;ZIMA&quot;; IF([.B71] &lt; DATE(YEAR([.A71]);6;21);&quot;WIOSNA&quot; ; IF([.B71] &lt; DATE(YEAR([.A71]);9;23); &quot;LATO&quot;; IF([.B71] &lt; DATE(YEAR([.A71]);12;21);&quot;JESIEŃ&quot;; &quot;ZIMA&quot;))))" office:value-type="string" office:string-value="ZIMA" calcext:value-type="string">
            <text:p>ZIMA</text:p>
          </table:table-cell>
          <table:table-cell table:formula="of:=IF([.C71] = &quot;ZIMA&quot;; 0.2; IF([.C71] = &quot;WIOSNA&quot;; 0.5; IF([.C71] = &quot;LATO&quot;; 0.9; 0.4)))" office:value-type="float" office:value="0.2" calcext:value-type="float">
            <text:p>0,2</text:p>
          </table:table-cell>
          <table:table-cell table:style-name="ce22" table:formula="of:=IF([.H70]&gt; 2400 ;IF(NOT(MONTH([.A71]) = MONTH([.A70]));[.E70]+3; [.E70]); [.E70])" office:value-type="float" office:value="10" calcext:value-type="float">
            <text:p>10</text:p>
          </table:table-cell>
          <table:table-cell table:formula="of:=IF(WEEKDAY([.A71];2)&lt; 6; 1; 0) * FLOOR([.E71] *[.D71]) *[.$K$7]" office:value-type="float" office:value="0" calcext:value-type="float">
            <text:p>0</text:p>
          </table:table-cell>
          <table:table-cell table:formula="of:=IF(WEEKDAY([.A71];2) = 7; ([.E70]*15); 0) + IF([.H70]&gt;= 2400; IF(NOT(MONTH([.A71]) = MONTH([.A72]));2400; 0);0)" office:value-type="float" office:value="0" calcext:value-type="float">
            <text:p>0</text:p>
          </table:table-cell>
          <table:table-cell table:formula="of:=[.H70] -[.G71] +[.F71]" office:value-type="float" office:value="-6500" calcext:value-type="float">
            <text:p>-65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12" calcext:value-type="date">
            <text:p>12.03.2023</text:p>
          </table:table-cell>
          <table:table-cell table:formula="of:=[.A72]" office:value-type="date" office:date-value="2023-03-12" calcext:value-type="date">
            <text:p>03-12</text:p>
          </table:table-cell>
          <table:table-cell table:style-name="ce1" table:formula="of:=IF([.B72] &lt; DATE(YEAR([.A72]);3;21); &quot;ZIMA&quot;; IF([.B72] &lt; DATE(YEAR([.A72]);6;21);&quot;WIOSNA&quot; ; IF([.B72] &lt; DATE(YEAR([.A72]);9;23); &quot;LATO&quot;; IF([.B72] &lt; DATE(YEAR([.A72]);12;21);&quot;JESIEŃ&quot;; &quot;ZIMA&quot;))))" office:value-type="string" office:string-value="ZIMA" calcext:value-type="string">
            <text:p>ZIMA</text:p>
          </table:table-cell>
          <table:table-cell table:formula="of:=IF([.C72] = &quot;ZIMA&quot;; 0.2; IF([.C72] = &quot;WIOSNA&quot;; 0.5; IF([.C72] = &quot;LATO&quot;; 0.9; 0.4)))" office:value-type="float" office:value="0.2" calcext:value-type="float">
            <text:p>0,2</text:p>
          </table:table-cell>
          <table:table-cell table:style-name="ce22" table:formula="of:=IF([.H71]&gt; 2400 ;IF(NOT(MONTH([.A72]) = MONTH([.A71]));[.E71]+3; [.E71]); [.E71])" office:value-type="float" office:value="10" calcext:value-type="float">
            <text:p>10</text:p>
          </table:table-cell>
          <table:table-cell table:formula="of:=IF(WEEKDAY([.A72];2)&lt; 6; 1; 0) * FLOOR([.E72] *[.D72]) *[.$K$7]" office:value-type="float" office:value="0" calcext:value-type="float">
            <text:p>0</text:p>
          </table:table-cell>
          <table:table-cell table:formula="of:=IF(WEEKDAY([.A72];2) = 7; ([.E71]*15); 0) + IF([.H71]&gt;= 2400; IF(NOT(MONTH([.A72]) = MONTH([.A73]));2400; 0);0)" office:value-type="float" office:value="150" calcext:value-type="float">
            <text:p>150</text:p>
          </table:table-cell>
          <table:table-cell table:formula="of:=[.H71] -[.G72] +[.F72]" office:value-type="float" office:value="-6650" calcext:value-type="float">
            <text:p>-66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13" calcext:value-type="date">
            <text:p>13.03.2023</text:p>
          </table:table-cell>
          <table:table-cell table:formula="of:=[.A73]" office:value-type="date" office:date-value="2023-03-13" calcext:value-type="date">
            <text:p>03-13</text:p>
          </table:table-cell>
          <table:table-cell table:style-name="ce1" table:formula="of:=IF([.B73] &lt; DATE(YEAR([.A73]);3;21); &quot;ZIMA&quot;; IF([.B73] &lt; DATE(YEAR([.A73]);6;21);&quot;WIOSNA&quot; ; IF([.B73] &lt; DATE(YEAR([.A73]);9;23); &quot;LATO&quot;; IF([.B73] &lt; DATE(YEAR([.A73]);12;21);&quot;JESIEŃ&quot;; &quot;ZIMA&quot;))))" office:value-type="string" office:string-value="ZIMA" calcext:value-type="string">
            <text:p>ZIMA</text:p>
          </table:table-cell>
          <table:table-cell table:formula="of:=IF([.C73] = &quot;ZIMA&quot;; 0.2; IF([.C73] = &quot;WIOSNA&quot;; 0.5; IF([.C73] = &quot;LATO&quot;; 0.9; 0.4)))" office:value-type="float" office:value="0.2" calcext:value-type="float">
            <text:p>0,2</text:p>
          </table:table-cell>
          <table:table-cell table:style-name="ce22" table:formula="of:=IF([.H72]&gt; 2400 ;IF(NOT(MONTH([.A73]) = MONTH([.A72]));[.E72]+3; [.E72]); [.E72])" office:value-type="float" office:value="10" calcext:value-type="float">
            <text:p>10</text:p>
          </table:table-cell>
          <table:table-cell table:formula="of:=IF(WEEKDAY([.A73];2)&lt; 6; 1; 0) * FLOOR([.E73] *[.D73]) *[.$K$7]" office:value-type="float" office:value="60" calcext:value-type="float">
            <text:p>60</text:p>
          </table:table-cell>
          <table:table-cell table:formula="of:=IF(WEEKDAY([.A73];2) = 7; ([.E72]*15); 0) + IF([.H72]&gt;= 2400; IF(NOT(MONTH([.A73]) = MONTH([.A74]));2400; 0);0)" office:value-type="float" office:value="0" calcext:value-type="float">
            <text:p>0</text:p>
          </table:table-cell>
          <table:table-cell table:formula="of:=[.H72] -[.G73] +[.F73]" office:value-type="float" office:value="-6590" calcext:value-type="float">
            <text:p>-65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14" calcext:value-type="date">
            <text:p>14.03.2023</text:p>
          </table:table-cell>
          <table:table-cell table:formula="of:=[.A74]" office:value-type="date" office:date-value="2023-03-14" calcext:value-type="date">
            <text:p>03-14</text:p>
          </table:table-cell>
          <table:table-cell table:style-name="ce1" table:formula="of:=IF([.B74] &lt; DATE(YEAR([.A74]);3;21); &quot;ZIMA&quot;; IF([.B74] &lt; DATE(YEAR([.A74]);6;21);&quot;WIOSNA&quot; ; IF([.B74] &lt; DATE(YEAR([.A74]);9;23); &quot;LATO&quot;; IF([.B74] &lt; DATE(YEAR([.A74]);12;21);&quot;JESIEŃ&quot;; &quot;ZIMA&quot;))))" office:value-type="string" office:string-value="ZIMA" calcext:value-type="string">
            <text:p>ZIMA</text:p>
          </table:table-cell>
          <table:table-cell table:formula="of:=IF([.C74] = &quot;ZIMA&quot;; 0.2; IF([.C74] = &quot;WIOSNA&quot;; 0.5; IF([.C74] = &quot;LATO&quot;; 0.9; 0.4)))" office:value-type="float" office:value="0.2" calcext:value-type="float">
            <text:p>0,2</text:p>
          </table:table-cell>
          <table:table-cell table:style-name="ce22" table:formula="of:=IF([.H73]&gt; 2400 ;IF(NOT(MONTH([.A74]) = MONTH([.A73]));[.E73]+3; [.E73]); [.E73])" office:value-type="float" office:value="10" calcext:value-type="float">
            <text:p>10</text:p>
          </table:table-cell>
          <table:table-cell table:formula="of:=IF(WEEKDAY([.A74];2)&lt; 6; 1; 0) * FLOOR([.E74] *[.D74]) *[.$K$7]" office:value-type="float" office:value="60" calcext:value-type="float">
            <text:p>60</text:p>
          </table:table-cell>
          <table:table-cell table:formula="of:=IF(WEEKDAY([.A74];2) = 7; ([.E73]*15); 0) + IF([.H73]&gt;= 2400; IF(NOT(MONTH([.A74]) = MONTH([.A75]));2400; 0);0)" office:value-type="float" office:value="0" calcext:value-type="float">
            <text:p>0</text:p>
          </table:table-cell>
          <table:table-cell table:formula="of:=[.H73] -[.G74] +[.F74]" office:value-type="float" office:value="-6530" calcext:value-type="float">
            <text:p>-653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15" calcext:value-type="date">
            <text:p>15.03.2023</text:p>
          </table:table-cell>
          <table:table-cell table:formula="of:=[.A75]" office:value-type="date" office:date-value="2023-03-15" calcext:value-type="date">
            <text:p>03-15</text:p>
          </table:table-cell>
          <table:table-cell table:style-name="ce1" table:formula="of:=IF([.B75] &lt; DATE(YEAR([.A75]);3;21); &quot;ZIMA&quot;; IF([.B75] &lt; DATE(YEAR([.A75]);6;21);&quot;WIOSNA&quot; ; IF([.B75] &lt; DATE(YEAR([.A75]);9;23); &quot;LATO&quot;; IF([.B75] &lt; DATE(YEAR([.A75]);12;21);&quot;JESIEŃ&quot;; &quot;ZIMA&quot;))))" office:value-type="string" office:string-value="ZIMA" calcext:value-type="string">
            <text:p>ZIMA</text:p>
          </table:table-cell>
          <table:table-cell table:formula="of:=IF([.C75] = &quot;ZIMA&quot;; 0.2; IF([.C75] = &quot;WIOSNA&quot;; 0.5; IF([.C75] = &quot;LATO&quot;; 0.9; 0.4)))" office:value-type="float" office:value="0.2" calcext:value-type="float">
            <text:p>0,2</text:p>
          </table:table-cell>
          <table:table-cell table:style-name="ce22" table:formula="of:=IF([.H74]&gt; 2400 ;IF(NOT(MONTH([.A75]) = MONTH([.A74]));[.E74]+3; [.E74]); [.E74])" office:value-type="float" office:value="10" calcext:value-type="float">
            <text:p>10</text:p>
          </table:table-cell>
          <table:table-cell table:formula="of:=IF(WEEKDAY([.A75];2)&lt; 6; 1; 0) * FLOOR([.E75] *[.D75]) *[.$K$7]" office:value-type="float" office:value="60" calcext:value-type="float">
            <text:p>60</text:p>
          </table:table-cell>
          <table:table-cell table:formula="of:=IF(WEEKDAY([.A75];2) = 7; ([.E74]*15); 0) + IF([.H74]&gt;= 2400; IF(NOT(MONTH([.A75]) = MONTH([.A76]));2400; 0);0)" office:value-type="float" office:value="0" calcext:value-type="float">
            <text:p>0</text:p>
          </table:table-cell>
          <table:table-cell table:formula="of:=[.H74] -[.G75] +[.F75]" office:value-type="float" office:value="-6470" calcext:value-type="float">
            <text:p>-64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16" calcext:value-type="date">
            <text:p>16.03.2023</text:p>
          </table:table-cell>
          <table:table-cell table:formula="of:=[.A76]" office:value-type="date" office:date-value="2023-03-16" calcext:value-type="date">
            <text:p>03-16</text:p>
          </table:table-cell>
          <table:table-cell table:style-name="ce1" table:formula="of:=IF([.B76] &lt; DATE(YEAR([.A76]);3;21); &quot;ZIMA&quot;; IF([.B76] &lt; DATE(YEAR([.A76]);6;21);&quot;WIOSNA&quot; ; IF([.B76] &lt; DATE(YEAR([.A76]);9;23); &quot;LATO&quot;; IF([.B76] &lt; DATE(YEAR([.A76]);12;21);&quot;JESIEŃ&quot;; &quot;ZIMA&quot;))))" office:value-type="string" office:string-value="ZIMA" calcext:value-type="string">
            <text:p>ZIMA</text:p>
          </table:table-cell>
          <table:table-cell table:formula="of:=IF([.C76] = &quot;ZIMA&quot;; 0.2; IF([.C76] = &quot;WIOSNA&quot;; 0.5; IF([.C76] = &quot;LATO&quot;; 0.9; 0.4)))" office:value-type="float" office:value="0.2" calcext:value-type="float">
            <text:p>0,2</text:p>
          </table:table-cell>
          <table:table-cell table:style-name="ce22" table:formula="of:=IF([.H75]&gt; 2400 ;IF(NOT(MONTH([.A76]) = MONTH([.A75]));[.E75]+3; [.E75]); [.E75])" office:value-type="float" office:value="10" calcext:value-type="float">
            <text:p>10</text:p>
          </table:table-cell>
          <table:table-cell table:formula="of:=IF(WEEKDAY([.A76];2)&lt; 6; 1; 0) * FLOOR([.E76] *[.D76]) *[.$K$7]" office:value-type="float" office:value="60" calcext:value-type="float">
            <text:p>60</text:p>
          </table:table-cell>
          <table:table-cell table:formula="of:=IF(WEEKDAY([.A76];2) = 7; ([.E75]*15); 0) + IF([.H75]&gt;= 2400; IF(NOT(MONTH([.A76]) = MONTH([.A77]));2400; 0);0)" office:value-type="float" office:value="0" calcext:value-type="float">
            <text:p>0</text:p>
          </table:table-cell>
          <table:table-cell table:formula="of:=[.H75] -[.G76] +[.F76]" office:value-type="float" office:value="-6410" calcext:value-type="float">
            <text:p>-64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17" calcext:value-type="date">
            <text:p>17.03.2023</text:p>
          </table:table-cell>
          <table:table-cell table:formula="of:=[.A77]" office:value-type="date" office:date-value="2023-03-17" calcext:value-type="date">
            <text:p>03-17</text:p>
          </table:table-cell>
          <table:table-cell table:style-name="ce1" table:formula="of:=IF([.B77] &lt; DATE(YEAR([.A77]);3;21); &quot;ZIMA&quot;; IF([.B77] &lt; DATE(YEAR([.A77]);6;21);&quot;WIOSNA&quot; ; IF([.B77] &lt; DATE(YEAR([.A77]);9;23); &quot;LATO&quot;; IF([.B77] &lt; DATE(YEAR([.A77]);12;21);&quot;JESIEŃ&quot;; &quot;ZIMA&quot;))))" office:value-type="string" office:string-value="ZIMA" calcext:value-type="string">
            <text:p>ZIMA</text:p>
          </table:table-cell>
          <table:table-cell table:formula="of:=IF([.C77] = &quot;ZIMA&quot;; 0.2; IF([.C77] = &quot;WIOSNA&quot;; 0.5; IF([.C77] = &quot;LATO&quot;; 0.9; 0.4)))" office:value-type="float" office:value="0.2" calcext:value-type="float">
            <text:p>0,2</text:p>
          </table:table-cell>
          <table:table-cell table:style-name="ce22" table:formula="of:=IF([.H76]&gt; 2400 ;IF(NOT(MONTH([.A77]) = MONTH([.A76]));[.E76]+3; [.E76]); [.E76])" office:value-type="float" office:value="10" calcext:value-type="float">
            <text:p>10</text:p>
          </table:table-cell>
          <table:table-cell table:formula="of:=IF(WEEKDAY([.A77];2)&lt; 6; 1; 0) * FLOOR([.E77] *[.D77]) *[.$K$7]" office:value-type="float" office:value="60" calcext:value-type="float">
            <text:p>60</text:p>
          </table:table-cell>
          <table:table-cell table:formula="of:=IF(WEEKDAY([.A77];2) = 7; ([.E76]*15); 0) + IF([.H76]&gt;= 2400; IF(NOT(MONTH([.A77]) = MONTH([.A78]));2400; 0);0)" office:value-type="float" office:value="0" calcext:value-type="float">
            <text:p>0</text:p>
          </table:table-cell>
          <table:table-cell table:formula="of:=[.H76] -[.G77] +[.F77]" office:value-type="float" office:value="-6350" calcext:value-type="float">
            <text:p>-63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18" calcext:value-type="date">
            <text:p>18.03.2023</text:p>
          </table:table-cell>
          <table:table-cell table:formula="of:=[.A78]" office:value-type="date" office:date-value="2023-03-18" calcext:value-type="date">
            <text:p>03-18</text:p>
          </table:table-cell>
          <table:table-cell table:style-name="ce1" table:formula="of:=IF([.B78] &lt; DATE(YEAR([.A78]);3;21); &quot;ZIMA&quot;; IF([.B78] &lt; DATE(YEAR([.A78]);6;21);&quot;WIOSNA&quot; ; IF([.B78] &lt; DATE(YEAR([.A78]);9;23); &quot;LATO&quot;; IF([.B78] &lt; DATE(YEAR([.A78]);12;21);&quot;JESIEŃ&quot;; &quot;ZIMA&quot;))))" office:value-type="string" office:string-value="ZIMA" calcext:value-type="string">
            <text:p>ZIMA</text:p>
          </table:table-cell>
          <table:table-cell table:formula="of:=IF([.C78] = &quot;ZIMA&quot;; 0.2; IF([.C78] = &quot;WIOSNA&quot;; 0.5; IF([.C78] = &quot;LATO&quot;; 0.9; 0.4)))" office:value-type="float" office:value="0.2" calcext:value-type="float">
            <text:p>0,2</text:p>
          </table:table-cell>
          <table:table-cell table:style-name="ce22" table:formula="of:=IF([.H77]&gt; 2400 ;IF(NOT(MONTH([.A78]) = MONTH([.A77]));[.E77]+3; [.E77]); [.E77])" office:value-type="float" office:value="10" calcext:value-type="float">
            <text:p>10</text:p>
          </table:table-cell>
          <table:table-cell table:formula="of:=IF(WEEKDAY([.A78];2)&lt; 6; 1; 0) * FLOOR([.E78] *[.D78]) *[.$K$7]" office:value-type="float" office:value="0" calcext:value-type="float">
            <text:p>0</text:p>
          </table:table-cell>
          <table:table-cell table:formula="of:=IF(WEEKDAY([.A78];2) = 7; ([.E77]*15); 0) + IF([.H77]&gt;= 2400; IF(NOT(MONTH([.A78]) = MONTH([.A79]));2400; 0);0)" office:value-type="float" office:value="0" calcext:value-type="float">
            <text:p>0</text:p>
          </table:table-cell>
          <table:table-cell table:formula="of:=[.H77] -[.G78] +[.F78]" office:value-type="float" office:value="-6350" calcext:value-type="float">
            <text:p>-63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19" calcext:value-type="date">
            <text:p>19.03.2023</text:p>
          </table:table-cell>
          <table:table-cell table:formula="of:=[.A79]" office:value-type="date" office:date-value="2023-03-19" calcext:value-type="date">
            <text:p>03-19</text:p>
          </table:table-cell>
          <table:table-cell table:style-name="ce1" table:formula="of:=IF([.B79] &lt; DATE(YEAR([.A79]);3;21); &quot;ZIMA&quot;; IF([.B79] &lt; DATE(YEAR([.A79]);6;21);&quot;WIOSNA&quot; ; IF([.B79] &lt; DATE(YEAR([.A79]);9;23); &quot;LATO&quot;; IF([.B79] &lt; DATE(YEAR([.A79]);12;21);&quot;JESIEŃ&quot;; &quot;ZIMA&quot;))))" office:value-type="string" office:string-value="ZIMA" calcext:value-type="string">
            <text:p>ZIMA</text:p>
          </table:table-cell>
          <table:table-cell table:formula="of:=IF([.C79] = &quot;ZIMA&quot;; 0.2; IF([.C79] = &quot;WIOSNA&quot;; 0.5; IF([.C79] = &quot;LATO&quot;; 0.9; 0.4)))" office:value-type="float" office:value="0.2" calcext:value-type="float">
            <text:p>0,2</text:p>
          </table:table-cell>
          <table:table-cell table:style-name="ce22" table:formula="of:=IF([.H78]&gt; 2400 ;IF(NOT(MONTH([.A79]) = MONTH([.A78]));[.E78]+3; [.E78]); [.E78])" office:value-type="float" office:value="10" calcext:value-type="float">
            <text:p>10</text:p>
          </table:table-cell>
          <table:table-cell table:formula="of:=IF(WEEKDAY([.A79];2)&lt; 6; 1; 0) * FLOOR([.E79] *[.D79]) *[.$K$7]" office:value-type="float" office:value="0" calcext:value-type="float">
            <text:p>0</text:p>
          </table:table-cell>
          <table:table-cell table:formula="of:=IF(WEEKDAY([.A79];2) = 7; ([.E78]*15); 0) + IF([.H78]&gt;= 2400; IF(NOT(MONTH([.A79]) = MONTH([.A80]));2400; 0);0)" office:value-type="float" office:value="150" calcext:value-type="float">
            <text:p>150</text:p>
          </table:table-cell>
          <table:table-cell table:formula="of:=[.H78] -[.G79] +[.F79]" office:value-type="float" office:value="-6500" calcext:value-type="float">
            <text:p>-65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20" calcext:value-type="date">
            <text:p>20.03.2023</text:p>
          </table:table-cell>
          <table:table-cell table:formula="of:=[.A80]" office:value-type="date" office:date-value="2023-03-20" calcext:value-type="date">
            <text:p>03-20</text:p>
          </table:table-cell>
          <table:table-cell table:style-name="ce1" table:formula="of:=IF([.B80] &lt; DATE(YEAR([.A80]);3;21); &quot;ZIMA&quot;; IF([.B80] &lt; DATE(YEAR([.A80]);6;21);&quot;WIOSNA&quot; ; IF([.B80] &lt; DATE(YEAR([.A80]);9;23); &quot;LATO&quot;; IF([.B80] &lt; DATE(YEAR([.A80]);12;21);&quot;JESIEŃ&quot;; &quot;ZIMA&quot;))))" office:value-type="string" office:string-value="ZIMA" calcext:value-type="string">
            <text:p>ZIMA</text:p>
          </table:table-cell>
          <table:table-cell table:formula="of:=IF([.C80] = &quot;ZIMA&quot;; 0.2; IF([.C80] = &quot;WIOSNA&quot;; 0.5; IF([.C80] = &quot;LATO&quot;; 0.9; 0.4)))" office:value-type="float" office:value="0.2" calcext:value-type="float">
            <text:p>0,2</text:p>
          </table:table-cell>
          <table:table-cell table:style-name="ce22" table:formula="of:=IF([.H79]&gt; 2400 ;IF(NOT(MONTH([.A80]) = MONTH([.A79]));[.E79]+3; [.E79]); [.E79])" office:value-type="float" office:value="10" calcext:value-type="float">
            <text:p>10</text:p>
          </table:table-cell>
          <table:table-cell table:formula="of:=IF(WEEKDAY([.A80];2)&lt; 6; 1; 0) * FLOOR([.E80] *[.D80]) *[.$K$7]" office:value-type="float" office:value="60" calcext:value-type="float">
            <text:p>60</text:p>
          </table:table-cell>
          <table:table-cell table:formula="of:=IF(WEEKDAY([.A80];2) = 7; ([.E79]*15); 0) + IF([.H79]&gt;= 2400; IF(NOT(MONTH([.A80]) = MONTH([.A81]));2400; 0);0)" office:value-type="float" office:value="0" calcext:value-type="float">
            <text:p>0</text:p>
          </table:table-cell>
          <table:table-cell table:formula="of:=[.H79] -[.G80] +[.F80]" office:value-type="float" office:value="-6440" calcext:value-type="float">
            <text:p>-64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21" calcext:value-type="date">
            <text:p>21.03.2023</text:p>
          </table:table-cell>
          <table:table-cell table:formula="of:=[.A81]" office:value-type="date" office:date-value="2023-03-21" calcext:value-type="date">
            <text:p>03-21</text:p>
          </table:table-cell>
          <table:table-cell table:style-name="ce1" table:formula="of:=IF([.B81] &lt; DATE(YEAR([.A81]);3;21); &quot;ZIMA&quot;; IF([.B81] &lt; DATE(YEAR([.A81]);6;21);&quot;WIOSNA&quot; ; IF([.B81] &lt; DATE(YEAR([.A81]);9;23); &quot;LATO&quot;; IF([.B81] &lt; DATE(YEAR([.A81]);12;21);&quot;JESIEŃ&quot;; &quot;ZIMA&quot;))))" office:value-type="string" office:string-value="WIOSNA" calcext:value-type="string">
            <text:p>WIOSNA</text:p>
          </table:table-cell>
          <table:table-cell table:formula="of:=IF([.C81] = &quot;ZIMA&quot;; 0.2; IF([.C81] = &quot;WIOSNA&quot;; 0.5; IF([.C81] = &quot;LATO&quot;; 0.9; 0.4)))" office:value-type="float" office:value="0.5" calcext:value-type="float">
            <text:p>0,5</text:p>
          </table:table-cell>
          <table:table-cell table:style-name="ce22" table:formula="of:=IF([.H80]&gt; 2400 ;IF(NOT(MONTH([.A81]) = MONTH([.A80]));[.E80]+3; [.E80]); [.E80])" office:value-type="float" office:value="10" calcext:value-type="float">
            <text:p>10</text:p>
          </table:table-cell>
          <table:table-cell table:formula="of:=IF(WEEKDAY([.A81];2)&lt; 6; 1; 0) * FLOOR([.E81] *[.D81]) *[.$K$7]" office:value-type="float" office:value="150" calcext:value-type="float">
            <text:p>150</text:p>
          </table:table-cell>
          <table:table-cell table:formula="of:=IF(WEEKDAY([.A81];2) = 7; ([.E80]*15); 0) + IF([.H80]&gt;= 2400; IF(NOT(MONTH([.A81]) = MONTH([.A82]));2400; 0);0)" office:value-type="float" office:value="0" calcext:value-type="float">
            <text:p>0</text:p>
          </table:table-cell>
          <table:table-cell table:formula="of:=[.H80] -[.G81] +[.F81]" office:value-type="float" office:value="-6290" calcext:value-type="float">
            <text:p>-62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22" calcext:value-type="date">
            <text:p>22.03.2023</text:p>
          </table:table-cell>
          <table:table-cell table:formula="of:=[.A82]" office:value-type="date" office:date-value="2023-03-22" calcext:value-type="date">
            <text:p>03-22</text:p>
          </table:table-cell>
          <table:table-cell table:style-name="ce1" table:formula="of:=IF([.B82] &lt; DATE(YEAR([.A82]);3;21); &quot;ZIMA&quot;; IF([.B82] &lt; DATE(YEAR([.A82]);6;21);&quot;WIOSNA&quot; ; IF([.B82] &lt; DATE(YEAR([.A82]);9;23); &quot;LATO&quot;; IF([.B82] &lt; DATE(YEAR([.A82]);12;21);&quot;JESIEŃ&quot;; &quot;ZIMA&quot;))))" office:value-type="string" office:string-value="WIOSNA" calcext:value-type="string">
            <text:p>WIOSNA</text:p>
          </table:table-cell>
          <table:table-cell table:formula="of:=IF([.C82] = &quot;ZIMA&quot;; 0.2; IF([.C82] = &quot;WIOSNA&quot;; 0.5; IF([.C82] = &quot;LATO&quot;; 0.9; 0.4)))" office:value-type="float" office:value="0.5" calcext:value-type="float">
            <text:p>0,5</text:p>
          </table:table-cell>
          <table:table-cell table:style-name="ce22" table:formula="of:=IF([.H81]&gt; 2400 ;IF(NOT(MONTH([.A82]) = MONTH([.A81]));[.E81]+3; [.E81]); [.E81])" office:value-type="float" office:value="10" calcext:value-type="float">
            <text:p>10</text:p>
          </table:table-cell>
          <table:table-cell table:formula="of:=IF(WEEKDAY([.A82];2)&lt; 6; 1; 0) * FLOOR([.E82] *[.D82]) *[.$K$7]" office:value-type="float" office:value="150" calcext:value-type="float">
            <text:p>150</text:p>
          </table:table-cell>
          <table:table-cell table:formula="of:=IF(WEEKDAY([.A82];2) = 7; ([.E81]*15); 0) + IF([.H81]&gt;= 2400; IF(NOT(MONTH([.A82]) = MONTH([.A83]));2400; 0);0)" office:value-type="float" office:value="0" calcext:value-type="float">
            <text:p>0</text:p>
          </table:table-cell>
          <table:table-cell table:formula="of:=[.H81] -[.G82] +[.F82]" office:value-type="float" office:value="-6140" calcext:value-type="float">
            <text:p>-61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23" calcext:value-type="date">
            <text:p>23.03.2023</text:p>
          </table:table-cell>
          <table:table-cell table:formula="of:=[.A83]" office:value-type="date" office:date-value="2023-03-23" calcext:value-type="date">
            <text:p>03-23</text:p>
          </table:table-cell>
          <table:table-cell table:style-name="ce1" table:formula="of:=IF([.B83] &lt; DATE(YEAR([.A83]);3;21); &quot;ZIMA&quot;; IF([.B83] &lt; DATE(YEAR([.A83]);6;21);&quot;WIOSNA&quot; ; IF([.B83] &lt; DATE(YEAR([.A83]);9;23); &quot;LATO&quot;; IF([.B83] &lt; DATE(YEAR([.A83]);12;21);&quot;JESIEŃ&quot;; &quot;ZIMA&quot;))))" office:value-type="string" office:string-value="WIOSNA" calcext:value-type="string">
            <text:p>WIOSNA</text:p>
          </table:table-cell>
          <table:table-cell table:formula="of:=IF([.C83] = &quot;ZIMA&quot;; 0.2; IF([.C83] = &quot;WIOSNA&quot;; 0.5; IF([.C83] = &quot;LATO&quot;; 0.9; 0.4)))" office:value-type="float" office:value="0.5" calcext:value-type="float">
            <text:p>0,5</text:p>
          </table:table-cell>
          <table:table-cell table:style-name="ce22" table:formula="of:=IF([.H82]&gt; 2400 ;IF(NOT(MONTH([.A83]) = MONTH([.A82]));[.E82]+3; [.E82]); [.E82])" office:value-type="float" office:value="10" calcext:value-type="float">
            <text:p>10</text:p>
          </table:table-cell>
          <table:table-cell table:formula="of:=IF(WEEKDAY([.A83];2)&lt; 6; 1; 0) * FLOOR([.E83] *[.D83]) *[.$K$7]" office:value-type="float" office:value="150" calcext:value-type="float">
            <text:p>150</text:p>
          </table:table-cell>
          <table:table-cell table:formula="of:=IF(WEEKDAY([.A83];2) = 7; ([.E82]*15); 0) + IF([.H82]&gt;= 2400; IF(NOT(MONTH([.A83]) = MONTH([.A84]));2400; 0);0)" office:value-type="float" office:value="0" calcext:value-type="float">
            <text:p>0</text:p>
          </table:table-cell>
          <table:table-cell table:formula="of:=[.H82] -[.G83] +[.F83]" office:value-type="float" office:value="-5990" calcext:value-type="float">
            <text:p>-59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24" calcext:value-type="date">
            <text:p>24.03.2023</text:p>
          </table:table-cell>
          <table:table-cell table:formula="of:=[.A84]" office:value-type="date" office:date-value="2023-03-24" calcext:value-type="date">
            <text:p>03-24</text:p>
          </table:table-cell>
          <table:table-cell table:style-name="ce1" table:formula="of:=IF([.B84] &lt; DATE(YEAR([.A84]);3;21); &quot;ZIMA&quot;; IF([.B84] &lt; DATE(YEAR([.A84]);6;21);&quot;WIOSNA&quot; ; IF([.B84] &lt; DATE(YEAR([.A84]);9;23); &quot;LATO&quot;; IF([.B84] &lt; DATE(YEAR([.A84]);12;21);&quot;JESIEŃ&quot;; &quot;ZIMA&quot;))))" office:value-type="string" office:string-value="WIOSNA" calcext:value-type="string">
            <text:p>WIOSNA</text:p>
          </table:table-cell>
          <table:table-cell table:formula="of:=IF([.C84] = &quot;ZIMA&quot;; 0.2; IF([.C84] = &quot;WIOSNA&quot;; 0.5; IF([.C84] = &quot;LATO&quot;; 0.9; 0.4)))" office:value-type="float" office:value="0.5" calcext:value-type="float">
            <text:p>0,5</text:p>
          </table:table-cell>
          <table:table-cell table:style-name="ce22" table:formula="of:=IF([.H83]&gt; 2400 ;IF(NOT(MONTH([.A84]) = MONTH([.A83]));[.E83]+3; [.E83]); [.E83])" office:value-type="float" office:value="10" calcext:value-type="float">
            <text:p>10</text:p>
          </table:table-cell>
          <table:table-cell table:formula="of:=IF(WEEKDAY([.A84];2)&lt; 6; 1; 0) * FLOOR([.E84] *[.D84]) *[.$K$7]" office:value-type="float" office:value="150" calcext:value-type="float">
            <text:p>150</text:p>
          </table:table-cell>
          <table:table-cell table:formula="of:=IF(WEEKDAY([.A84];2) = 7; ([.E83]*15); 0) + IF([.H83]&gt;= 2400; IF(NOT(MONTH([.A84]) = MONTH([.A85]));2400; 0);0)" office:value-type="float" office:value="0" calcext:value-type="float">
            <text:p>0</text:p>
          </table:table-cell>
          <table:table-cell table:formula="of:=[.H83] -[.G84] +[.F84]" office:value-type="float" office:value="-5840" calcext:value-type="float">
            <text:p>-58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25" calcext:value-type="date">
            <text:p>25.03.2023</text:p>
          </table:table-cell>
          <table:table-cell table:formula="of:=[.A85]" office:value-type="date" office:date-value="2023-03-25" calcext:value-type="date">
            <text:p>03-25</text:p>
          </table:table-cell>
          <table:table-cell table:style-name="ce1" table:formula="of:=IF([.B85] &lt; DATE(YEAR([.A85]);3;21); &quot;ZIMA&quot;; IF([.B85] &lt; DATE(YEAR([.A85]);6;21);&quot;WIOSNA&quot; ; IF([.B85] &lt; DATE(YEAR([.A85]);9;23); &quot;LATO&quot;; IF([.B85] &lt; DATE(YEAR([.A85]);12;21);&quot;JESIEŃ&quot;; &quot;ZIMA&quot;))))" office:value-type="string" office:string-value="WIOSNA" calcext:value-type="string">
            <text:p>WIOSNA</text:p>
          </table:table-cell>
          <table:table-cell table:formula="of:=IF([.C85] = &quot;ZIMA&quot;; 0.2; IF([.C85] = &quot;WIOSNA&quot;; 0.5; IF([.C85] = &quot;LATO&quot;; 0.9; 0.4)))" office:value-type="float" office:value="0.5" calcext:value-type="float">
            <text:p>0,5</text:p>
          </table:table-cell>
          <table:table-cell table:style-name="ce22" table:formula="of:=IF([.H84]&gt; 2400 ;IF(NOT(MONTH([.A85]) = MONTH([.A84]));[.E84]+3; [.E84]); [.E84])" office:value-type="float" office:value="10" calcext:value-type="float">
            <text:p>10</text:p>
          </table:table-cell>
          <table:table-cell table:formula="of:=IF(WEEKDAY([.A85];2)&lt; 6; 1; 0) * FLOOR([.E85] *[.D85]) *[.$K$7]" office:value-type="float" office:value="0" calcext:value-type="float">
            <text:p>0</text:p>
          </table:table-cell>
          <table:table-cell table:formula="of:=IF(WEEKDAY([.A85];2) = 7; ([.E84]*15); 0) + IF([.H84]&gt;= 2400; IF(NOT(MONTH([.A85]) = MONTH([.A86]));2400; 0);0)" office:value-type="float" office:value="0" calcext:value-type="float">
            <text:p>0</text:p>
          </table:table-cell>
          <table:table-cell table:formula="of:=[.H84] -[.G85] +[.F85]" office:value-type="float" office:value="-5840" calcext:value-type="float">
            <text:p>-58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26" calcext:value-type="date">
            <text:p>26.03.2023</text:p>
          </table:table-cell>
          <table:table-cell table:formula="of:=[.A86]" office:value-type="date" office:date-value="2023-03-26" calcext:value-type="date">
            <text:p>03-26</text:p>
          </table:table-cell>
          <table:table-cell table:style-name="ce1" table:formula="of:=IF([.B86] &lt; DATE(YEAR([.A86]);3;21); &quot;ZIMA&quot;; IF([.B86] &lt; DATE(YEAR([.A86]);6;21);&quot;WIOSNA&quot; ; IF([.B86] &lt; DATE(YEAR([.A86]);9;23); &quot;LATO&quot;; IF([.B86] &lt; DATE(YEAR([.A86]);12;21);&quot;JESIEŃ&quot;; &quot;ZIMA&quot;))))" office:value-type="string" office:string-value="WIOSNA" calcext:value-type="string">
            <text:p>WIOSNA</text:p>
          </table:table-cell>
          <table:table-cell table:formula="of:=IF([.C86] = &quot;ZIMA&quot;; 0.2; IF([.C86] = &quot;WIOSNA&quot;; 0.5; IF([.C86] = &quot;LATO&quot;; 0.9; 0.4)))" office:value-type="float" office:value="0.5" calcext:value-type="float">
            <text:p>0,5</text:p>
          </table:table-cell>
          <table:table-cell table:style-name="ce22" table:formula="of:=IF([.H85]&gt; 2400 ;IF(NOT(MONTH([.A86]) = MONTH([.A85]));[.E85]+3; [.E85]); [.E85])" office:value-type="float" office:value="10" calcext:value-type="float">
            <text:p>10</text:p>
          </table:table-cell>
          <table:table-cell table:formula="of:=IF(WEEKDAY([.A86];2)&lt; 6; 1; 0) * FLOOR([.E86] *[.D86]) *[.$K$7]" office:value-type="float" office:value="0" calcext:value-type="float">
            <text:p>0</text:p>
          </table:table-cell>
          <table:table-cell table:formula="of:=IF(WEEKDAY([.A86];2) = 7; ([.E85]*15); 0) + IF([.H85]&gt;= 2400; IF(NOT(MONTH([.A86]) = MONTH([.A87]));2400; 0);0)" office:value-type="float" office:value="150" calcext:value-type="float">
            <text:p>150</text:p>
          </table:table-cell>
          <table:table-cell table:formula="of:=[.H85] -[.G86] +[.F86]" office:value-type="float" office:value="-5990" calcext:value-type="float">
            <text:p>-59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27" calcext:value-type="date">
            <text:p>27.03.2023</text:p>
          </table:table-cell>
          <table:table-cell table:formula="of:=[.A87]" office:value-type="date" office:date-value="2023-03-27" calcext:value-type="date">
            <text:p>03-27</text:p>
          </table:table-cell>
          <table:table-cell table:style-name="ce1" table:formula="of:=IF([.B87] &lt; DATE(YEAR([.A87]);3;21); &quot;ZIMA&quot;; IF([.B87] &lt; DATE(YEAR([.A87]);6;21);&quot;WIOSNA&quot; ; IF([.B87] &lt; DATE(YEAR([.A87]);9;23); &quot;LATO&quot;; IF([.B87] &lt; DATE(YEAR([.A87]);12;21);&quot;JESIEŃ&quot;; &quot;ZIMA&quot;))))" office:value-type="string" office:string-value="WIOSNA" calcext:value-type="string">
            <text:p>WIOSNA</text:p>
          </table:table-cell>
          <table:table-cell table:formula="of:=IF([.C87] = &quot;ZIMA&quot;; 0.2; IF([.C87] = &quot;WIOSNA&quot;; 0.5; IF([.C87] = &quot;LATO&quot;; 0.9; 0.4)))" office:value-type="float" office:value="0.5" calcext:value-type="float">
            <text:p>0,5</text:p>
          </table:table-cell>
          <table:table-cell table:style-name="ce22" table:formula="of:=IF([.H86]&gt; 2400 ;IF(NOT(MONTH([.A87]) = MONTH([.A86]));[.E86]+3; [.E86]); [.E86])" office:value-type="float" office:value="10" calcext:value-type="float">
            <text:p>10</text:p>
          </table:table-cell>
          <table:table-cell table:formula="of:=IF(WEEKDAY([.A87];2)&lt; 6; 1; 0) * FLOOR([.E87] *[.D87]) *[.$K$7]" office:value-type="float" office:value="150" calcext:value-type="float">
            <text:p>150</text:p>
          </table:table-cell>
          <table:table-cell table:formula="of:=IF(WEEKDAY([.A87];2) = 7; ([.E86]*15); 0) + IF([.H86]&gt;= 2400; IF(NOT(MONTH([.A87]) = MONTH([.A88]));2400; 0);0)" office:value-type="float" office:value="0" calcext:value-type="float">
            <text:p>0</text:p>
          </table:table-cell>
          <table:table-cell table:formula="of:=[.H86] -[.G87] +[.F87]" office:value-type="float" office:value="-5840" calcext:value-type="float">
            <text:p>-58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28" calcext:value-type="date">
            <text:p>28.03.2023</text:p>
          </table:table-cell>
          <table:table-cell table:formula="of:=[.A88]" office:value-type="date" office:date-value="2023-03-28" calcext:value-type="date">
            <text:p>03-28</text:p>
          </table:table-cell>
          <table:table-cell table:style-name="ce1" table:formula="of:=IF([.B88] &lt; DATE(YEAR([.A88]);3;21); &quot;ZIMA&quot;; IF([.B88] &lt; DATE(YEAR([.A88]);6;21);&quot;WIOSNA&quot; ; IF([.B88] &lt; DATE(YEAR([.A88]);9;23); &quot;LATO&quot;; IF([.B88] &lt; DATE(YEAR([.A88]);12;21);&quot;JESIEŃ&quot;; &quot;ZIMA&quot;))))" office:value-type="string" office:string-value="WIOSNA" calcext:value-type="string">
            <text:p>WIOSNA</text:p>
          </table:table-cell>
          <table:table-cell table:formula="of:=IF([.C88] = &quot;ZIMA&quot;; 0.2; IF([.C88] = &quot;WIOSNA&quot;; 0.5; IF([.C88] = &quot;LATO&quot;; 0.9; 0.4)))" office:value-type="float" office:value="0.5" calcext:value-type="float">
            <text:p>0,5</text:p>
          </table:table-cell>
          <table:table-cell table:style-name="ce22" table:formula="of:=IF([.H87]&gt; 2400 ;IF(NOT(MONTH([.A88]) = MONTH([.A87]));[.E87]+3; [.E87]); [.E87])" office:value-type="float" office:value="10" calcext:value-type="float">
            <text:p>10</text:p>
          </table:table-cell>
          <table:table-cell table:formula="of:=IF(WEEKDAY([.A88];2)&lt; 6; 1; 0) * FLOOR([.E88] *[.D88]) *[.$K$7]" office:value-type="float" office:value="150" calcext:value-type="float">
            <text:p>150</text:p>
          </table:table-cell>
          <table:table-cell table:formula="of:=IF(WEEKDAY([.A88];2) = 7; ([.E87]*15); 0) + IF([.H87]&gt;= 2400; IF(NOT(MONTH([.A88]) = MONTH([.A89]));2400; 0);0)" office:value-type="float" office:value="0" calcext:value-type="float">
            <text:p>0</text:p>
          </table:table-cell>
          <table:table-cell table:formula="of:=[.H87] -[.G88] +[.F88]" office:value-type="float" office:value="-5690" calcext:value-type="float">
            <text:p>-56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29" calcext:value-type="date">
            <text:p>29.03.2023</text:p>
          </table:table-cell>
          <table:table-cell table:formula="of:=[.A89]" office:value-type="date" office:date-value="2023-03-29" calcext:value-type="date">
            <text:p>03-29</text:p>
          </table:table-cell>
          <table:table-cell table:style-name="ce1" table:formula="of:=IF([.B89] &lt; DATE(YEAR([.A89]);3;21); &quot;ZIMA&quot;; IF([.B89] &lt; DATE(YEAR([.A89]);6;21);&quot;WIOSNA&quot; ; IF([.B89] &lt; DATE(YEAR([.A89]);9;23); &quot;LATO&quot;; IF([.B89] &lt; DATE(YEAR([.A89]);12;21);&quot;JESIEŃ&quot;; &quot;ZIMA&quot;))))" office:value-type="string" office:string-value="WIOSNA" calcext:value-type="string">
            <text:p>WIOSNA</text:p>
          </table:table-cell>
          <table:table-cell table:formula="of:=IF([.C89] = &quot;ZIMA&quot;; 0.2; IF([.C89] = &quot;WIOSNA&quot;; 0.5; IF([.C89] = &quot;LATO&quot;; 0.9; 0.4)))" office:value-type="float" office:value="0.5" calcext:value-type="float">
            <text:p>0,5</text:p>
          </table:table-cell>
          <table:table-cell table:style-name="ce22" table:formula="of:=IF([.H88]&gt; 2400 ;IF(NOT(MONTH([.A89]) = MONTH([.A88]));[.E88]+3; [.E88]); [.E88])" office:value-type="float" office:value="10" calcext:value-type="float">
            <text:p>10</text:p>
          </table:table-cell>
          <table:table-cell table:formula="of:=IF(WEEKDAY([.A89];2)&lt; 6; 1; 0) * FLOOR([.E89] *[.D89]) *[.$K$7]" office:value-type="float" office:value="150" calcext:value-type="float">
            <text:p>150</text:p>
          </table:table-cell>
          <table:table-cell table:formula="of:=IF(WEEKDAY([.A89];2) = 7; ([.E88]*15); 0) + IF([.H88]&gt;= 2400; IF(NOT(MONTH([.A89]) = MONTH([.A90]));2400; 0);0)" office:value-type="float" office:value="0" calcext:value-type="float">
            <text:p>0</text:p>
          </table:table-cell>
          <table:table-cell table:formula="of:=[.H88] -[.G89] +[.F89]" office:value-type="float" office:value="-5540" calcext:value-type="float">
            <text:p>-55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30" calcext:value-type="date">
            <text:p>30.03.2023</text:p>
          </table:table-cell>
          <table:table-cell table:formula="of:=[.A90]" office:value-type="date" office:date-value="2023-03-30" calcext:value-type="date">
            <text:p>03-30</text:p>
          </table:table-cell>
          <table:table-cell table:style-name="ce1" table:formula="of:=IF([.B90] &lt; DATE(YEAR([.A90]);3;21); &quot;ZIMA&quot;; IF([.B90] &lt; DATE(YEAR([.A90]);6;21);&quot;WIOSNA&quot; ; IF([.B90] &lt; DATE(YEAR([.A90]);9;23); &quot;LATO&quot;; IF([.B90] &lt; DATE(YEAR([.A90]);12;21);&quot;JESIEŃ&quot;; &quot;ZIMA&quot;))))" office:value-type="string" office:string-value="WIOSNA" calcext:value-type="string">
            <text:p>WIOSNA</text:p>
          </table:table-cell>
          <table:table-cell table:formula="of:=IF([.C90] = &quot;ZIMA&quot;; 0.2; IF([.C90] = &quot;WIOSNA&quot;; 0.5; IF([.C90] = &quot;LATO&quot;; 0.9; 0.4)))" office:value-type="float" office:value="0.5" calcext:value-type="float">
            <text:p>0,5</text:p>
          </table:table-cell>
          <table:table-cell table:style-name="ce22" table:formula="of:=IF([.H89]&gt; 2400 ;IF(NOT(MONTH([.A90]) = MONTH([.A89]));[.E89]+3; [.E89]); [.E89])" office:value-type="float" office:value="10" calcext:value-type="float">
            <text:p>10</text:p>
          </table:table-cell>
          <table:table-cell table:formula="of:=IF(WEEKDAY([.A90];2)&lt; 6; 1; 0) * FLOOR([.E90] *[.D90]) *[.$K$7]" office:value-type="float" office:value="150" calcext:value-type="float">
            <text:p>150</text:p>
          </table:table-cell>
          <table:table-cell table:formula="of:=IF(WEEKDAY([.A90];2) = 7; ([.E89]*15); 0) + IF([.H89]&gt;= 2400; IF(NOT(MONTH([.A90]) = MONTH([.A91]));2400; 0);0)" office:value-type="float" office:value="0" calcext:value-type="float">
            <text:p>0</text:p>
          </table:table-cell>
          <table:table-cell table:formula="of:=[.H89] -[.G90] +[.F90]" office:value-type="float" office:value="-5390" calcext:value-type="float">
            <text:p>-53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31" calcext:value-type="date">
            <text:p>31.03.2023</text:p>
          </table:table-cell>
          <table:table-cell table:formula="of:=[.A91]" office:value-type="date" office:date-value="2023-03-31" calcext:value-type="date">
            <text:p>03-31</text:p>
          </table:table-cell>
          <table:table-cell table:style-name="ce1" table:formula="of:=IF([.B91] &lt; DATE(YEAR([.A91]);3;21); &quot;ZIMA&quot;; IF([.B91] &lt; DATE(YEAR([.A91]);6;21);&quot;WIOSNA&quot; ; IF([.B91] &lt; DATE(YEAR([.A91]);9;23); &quot;LATO&quot;; IF([.B91] &lt; DATE(YEAR([.A91]);12;21);&quot;JESIEŃ&quot;; &quot;ZIMA&quot;))))" office:value-type="string" office:string-value="WIOSNA" calcext:value-type="string">
            <text:p>WIOSNA</text:p>
          </table:table-cell>
          <table:table-cell table:formula="of:=IF([.C91] = &quot;ZIMA&quot;; 0.2; IF([.C91] = &quot;WIOSNA&quot;; 0.5; IF([.C91] = &quot;LATO&quot;; 0.9; 0.4)))" office:value-type="float" office:value="0.5" calcext:value-type="float">
            <text:p>0,5</text:p>
          </table:table-cell>
          <table:table-cell table:style-name="ce22" table:formula="of:=IF([.H90]&gt; 2400 ;IF(NOT(MONTH([.A91]) = MONTH([.A90]));[.E90]+3; [.E90]); [.E90])" office:value-type="float" office:value="10" calcext:value-type="float">
            <text:p>10</text:p>
          </table:table-cell>
          <table:table-cell table:formula="of:=IF(WEEKDAY([.A91];2)&lt; 6; 1; 0) * FLOOR([.E91] *[.D91]) *[.$K$7]" office:value-type="float" office:value="150" calcext:value-type="float">
            <text:p>150</text:p>
          </table:table-cell>
          <table:table-cell table:formula="of:=IF(WEEKDAY([.A91];2) = 7; ([.E90]*15); 0) + IF([.H90]&gt;= 2400; IF(NOT(MONTH([.A91]) = MONTH([.A92]));2400; 0);0)" office:value-type="float" office:value="0" calcext:value-type="float">
            <text:p>0</text:p>
          </table:table-cell>
          <table:table-cell table:formula="of:=[.H90] -[.G91] +[.F91]" office:value-type="float" office:value="-5240" calcext:value-type="float">
            <text:p>-52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01" calcext:value-type="date">
            <text:p>1.04.2023</text:p>
          </table:table-cell>
          <table:table-cell table:formula="of:=[.A92]" office:value-type="date" office:date-value="2023-04-01" calcext:value-type="date">
            <text:p>04-01</text:p>
          </table:table-cell>
          <table:table-cell table:style-name="ce1" table:formula="of:=IF([.B92] &lt; DATE(YEAR([.A92]);3;21); &quot;ZIMA&quot;; IF([.B92] &lt; DATE(YEAR([.A92]);6;21);&quot;WIOSNA&quot; ; IF([.B92] &lt; DATE(YEAR([.A92]);9;23); &quot;LATO&quot;; IF([.B92] &lt; DATE(YEAR([.A92]);12;21);&quot;JESIEŃ&quot;; &quot;ZIMA&quot;))))" office:value-type="string" office:string-value="WIOSNA" calcext:value-type="string">
            <text:p>WIOSNA</text:p>
          </table:table-cell>
          <table:table-cell table:formula="of:=IF([.C92] = &quot;ZIMA&quot;; 0.2; IF([.C92] = &quot;WIOSNA&quot;; 0.5; IF([.C92] = &quot;LATO&quot;; 0.9; 0.4)))" office:value-type="float" office:value="0.5" calcext:value-type="float">
            <text:p>0,5</text:p>
          </table:table-cell>
          <table:table-cell table:style-name="ce22" table:formula="of:=IF([.H91]&gt; 2400 ;IF(NOT(MONTH([.A92]) = MONTH([.A91]));[.E91]+3; [.E91]); [.E91])" office:value-type="float" office:value="10" calcext:value-type="float">
            <text:p>10</text:p>
          </table:table-cell>
          <table:table-cell table:formula="of:=IF(WEEKDAY([.A92];2)&lt; 6; 1; 0) * FLOOR([.E92] *[.D92]) *[.$K$7]" office:value-type="float" office:value="0" calcext:value-type="float">
            <text:p>0</text:p>
          </table:table-cell>
          <table:table-cell table:formula="of:=IF(WEEKDAY([.A92];2) = 7; ([.E91]*15); 0) + IF([.H91]&gt;= 2400; IF(NOT(MONTH([.A92]) = MONTH([.A93]));2400; 0);0)" office:value-type="float" office:value="0" calcext:value-type="float">
            <text:p>0</text:p>
          </table:table-cell>
          <table:table-cell table:formula="of:=[.H91] -[.G92] +[.F92]" office:value-type="float" office:value="-5240" calcext:value-type="float">
            <text:p>-52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02" calcext:value-type="date">
            <text:p>2.04.2023</text:p>
          </table:table-cell>
          <table:table-cell table:formula="of:=[.A93]" office:value-type="date" office:date-value="2023-04-02" calcext:value-type="date">
            <text:p>04-02</text:p>
          </table:table-cell>
          <table:table-cell table:style-name="ce1" table:formula="of:=IF([.B93] &lt; DATE(YEAR([.A93]);3;21); &quot;ZIMA&quot;; IF([.B93] &lt; DATE(YEAR([.A93]);6;21);&quot;WIOSNA&quot; ; IF([.B93] &lt; DATE(YEAR([.A93]);9;23); &quot;LATO&quot;; IF([.B93] &lt; DATE(YEAR([.A93]);12;21);&quot;JESIEŃ&quot;; &quot;ZIMA&quot;))))" office:value-type="string" office:string-value="WIOSNA" calcext:value-type="string">
            <text:p>WIOSNA</text:p>
          </table:table-cell>
          <table:table-cell table:formula="of:=IF([.C93] = &quot;ZIMA&quot;; 0.2; IF([.C93] = &quot;WIOSNA&quot;; 0.5; IF([.C93] = &quot;LATO&quot;; 0.9; 0.4)))" office:value-type="float" office:value="0.5" calcext:value-type="float">
            <text:p>0,5</text:p>
          </table:table-cell>
          <table:table-cell table:style-name="ce22" table:formula="of:=IF([.H92]&gt; 2400 ;IF(NOT(MONTH([.A93]) = MONTH([.A92]));[.E92]+3; [.E92]); [.E92])" office:value-type="float" office:value="10" calcext:value-type="float">
            <text:p>10</text:p>
          </table:table-cell>
          <table:table-cell table:formula="of:=IF(WEEKDAY([.A93];2)&lt; 6; 1; 0) * FLOOR([.E93] *[.D93]) *[.$K$7]" office:value-type="float" office:value="0" calcext:value-type="float">
            <text:p>0</text:p>
          </table:table-cell>
          <table:table-cell table:formula="of:=IF(WEEKDAY([.A93];2) = 7; ([.E92]*15); 0) + IF([.H92]&gt;= 2400; IF(NOT(MONTH([.A93]) = MONTH([.A94]));2400; 0);0)" office:value-type="float" office:value="150" calcext:value-type="float">
            <text:p>150</text:p>
          </table:table-cell>
          <table:table-cell table:formula="of:=[.H92] -[.G93] +[.F93]" office:value-type="float" office:value="-5390" calcext:value-type="float">
            <text:p>-53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03" calcext:value-type="date">
            <text:p>3.04.2023</text:p>
          </table:table-cell>
          <table:table-cell table:formula="of:=[.A94]" office:value-type="date" office:date-value="2023-04-03" calcext:value-type="date">
            <text:p>04-03</text:p>
          </table:table-cell>
          <table:table-cell table:style-name="ce1" table:formula="of:=IF([.B94] &lt; DATE(YEAR([.A94]);3;21); &quot;ZIMA&quot;; IF([.B94] &lt; DATE(YEAR([.A94]);6;21);&quot;WIOSNA&quot; ; IF([.B94] &lt; DATE(YEAR([.A94]);9;23); &quot;LATO&quot;; IF([.B94] &lt; DATE(YEAR([.A94]);12;21);&quot;JESIEŃ&quot;; &quot;ZIMA&quot;))))" office:value-type="string" office:string-value="WIOSNA" calcext:value-type="string">
            <text:p>WIOSNA</text:p>
          </table:table-cell>
          <table:table-cell table:formula="of:=IF([.C94] = &quot;ZIMA&quot;; 0.2; IF([.C94] = &quot;WIOSNA&quot;; 0.5; IF([.C94] = &quot;LATO&quot;; 0.9; 0.4)))" office:value-type="float" office:value="0.5" calcext:value-type="float">
            <text:p>0,5</text:p>
          </table:table-cell>
          <table:table-cell table:style-name="ce22" table:formula="of:=IF([.H93]&gt; 2400 ;IF(NOT(MONTH([.A94]) = MONTH([.A93]));[.E93]+3; [.E93]); [.E93])" office:value-type="float" office:value="10" calcext:value-type="float">
            <text:p>10</text:p>
          </table:table-cell>
          <table:table-cell table:formula="of:=IF(WEEKDAY([.A94];2)&lt; 6; 1; 0) * FLOOR([.E94] *[.D94]) *[.$K$7]" office:value-type="float" office:value="150" calcext:value-type="float">
            <text:p>150</text:p>
          </table:table-cell>
          <table:table-cell table:formula="of:=IF(WEEKDAY([.A94];2) = 7; ([.E93]*15); 0) + IF([.H93]&gt;= 2400; IF(NOT(MONTH([.A94]) = MONTH([.A95]));2400; 0);0)" office:value-type="float" office:value="0" calcext:value-type="float">
            <text:p>0</text:p>
          </table:table-cell>
          <table:table-cell table:formula="of:=[.H93] -[.G94] +[.F94]" office:value-type="float" office:value="-5240" calcext:value-type="float">
            <text:p>-52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04" calcext:value-type="date">
            <text:p>4.04.2023</text:p>
          </table:table-cell>
          <table:table-cell table:formula="of:=[.A95]" office:value-type="date" office:date-value="2023-04-04" calcext:value-type="date">
            <text:p>04-04</text:p>
          </table:table-cell>
          <table:table-cell table:style-name="ce1" table:formula="of:=IF([.B95] &lt; DATE(YEAR([.A95]);3;21); &quot;ZIMA&quot;; IF([.B95] &lt; DATE(YEAR([.A95]);6;21);&quot;WIOSNA&quot; ; IF([.B95] &lt; DATE(YEAR([.A95]);9;23); &quot;LATO&quot;; IF([.B95] &lt; DATE(YEAR([.A95]);12;21);&quot;JESIEŃ&quot;; &quot;ZIMA&quot;))))" office:value-type="string" office:string-value="WIOSNA" calcext:value-type="string">
            <text:p>WIOSNA</text:p>
          </table:table-cell>
          <table:table-cell table:formula="of:=IF([.C95] = &quot;ZIMA&quot;; 0.2; IF([.C95] = &quot;WIOSNA&quot;; 0.5; IF([.C95] = &quot;LATO&quot;; 0.9; 0.4)))" office:value-type="float" office:value="0.5" calcext:value-type="float">
            <text:p>0,5</text:p>
          </table:table-cell>
          <table:table-cell table:style-name="ce22" table:formula="of:=IF([.H94]&gt; 2400 ;IF(NOT(MONTH([.A95]) = MONTH([.A94]));[.E94]+3; [.E94]); [.E94])" office:value-type="float" office:value="10" calcext:value-type="float">
            <text:p>10</text:p>
          </table:table-cell>
          <table:table-cell table:formula="of:=IF(WEEKDAY([.A95];2)&lt; 6; 1; 0) * FLOOR([.E95] *[.D95]) *[.$K$7]" office:value-type="float" office:value="150" calcext:value-type="float">
            <text:p>150</text:p>
          </table:table-cell>
          <table:table-cell table:formula="of:=IF(WEEKDAY([.A95];2) = 7; ([.E94]*15); 0) + IF([.H94]&gt;= 2400; IF(NOT(MONTH([.A95]) = MONTH([.A96]));2400; 0);0)" office:value-type="float" office:value="0" calcext:value-type="float">
            <text:p>0</text:p>
          </table:table-cell>
          <table:table-cell table:formula="of:=[.H94] -[.G95] +[.F95]" office:value-type="float" office:value="-5090" calcext:value-type="float">
            <text:p>-50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05" calcext:value-type="date">
            <text:p>5.04.2023</text:p>
          </table:table-cell>
          <table:table-cell table:formula="of:=[.A96]" office:value-type="date" office:date-value="2023-04-05" calcext:value-type="date">
            <text:p>04-05</text:p>
          </table:table-cell>
          <table:table-cell table:style-name="ce1" table:formula="of:=IF([.B96] &lt; DATE(YEAR([.A96]);3;21); &quot;ZIMA&quot;; IF([.B96] &lt; DATE(YEAR([.A96]);6;21);&quot;WIOSNA&quot; ; IF([.B96] &lt; DATE(YEAR([.A96]);9;23); &quot;LATO&quot;; IF([.B96] &lt; DATE(YEAR([.A96]);12;21);&quot;JESIEŃ&quot;; &quot;ZIMA&quot;))))" office:value-type="string" office:string-value="WIOSNA" calcext:value-type="string">
            <text:p>WIOSNA</text:p>
          </table:table-cell>
          <table:table-cell table:formula="of:=IF([.C96] = &quot;ZIMA&quot;; 0.2; IF([.C96] = &quot;WIOSNA&quot;; 0.5; IF([.C96] = &quot;LATO&quot;; 0.9; 0.4)))" office:value-type="float" office:value="0.5" calcext:value-type="float">
            <text:p>0,5</text:p>
          </table:table-cell>
          <table:table-cell table:style-name="ce22" table:formula="of:=IF([.H95]&gt; 2400 ;IF(NOT(MONTH([.A96]) = MONTH([.A95]));[.E95]+3; [.E95]); [.E95])" office:value-type="float" office:value="10" calcext:value-type="float">
            <text:p>10</text:p>
          </table:table-cell>
          <table:table-cell table:formula="of:=IF(WEEKDAY([.A96];2)&lt; 6; 1; 0) * FLOOR([.E96] *[.D96]) *[.$K$7]" office:value-type="float" office:value="150" calcext:value-type="float">
            <text:p>150</text:p>
          </table:table-cell>
          <table:table-cell table:formula="of:=IF(WEEKDAY([.A96];2) = 7; ([.E95]*15); 0) + IF([.H95]&gt;= 2400; IF(NOT(MONTH([.A96]) = MONTH([.A97]));2400; 0);0)" office:value-type="float" office:value="0" calcext:value-type="float">
            <text:p>0</text:p>
          </table:table-cell>
          <table:table-cell table:formula="of:=[.H95] -[.G96] +[.F96]" office:value-type="float" office:value="-4940" calcext:value-type="float">
            <text:p>-49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06" calcext:value-type="date">
            <text:p>6.04.2023</text:p>
          </table:table-cell>
          <table:table-cell table:formula="of:=[.A97]" office:value-type="date" office:date-value="2023-04-06" calcext:value-type="date">
            <text:p>04-06</text:p>
          </table:table-cell>
          <table:table-cell table:style-name="ce1" table:formula="of:=IF([.B97] &lt; DATE(YEAR([.A97]);3;21); &quot;ZIMA&quot;; IF([.B97] &lt; DATE(YEAR([.A97]);6;21);&quot;WIOSNA&quot; ; IF([.B97] &lt; DATE(YEAR([.A97]);9;23); &quot;LATO&quot;; IF([.B97] &lt; DATE(YEAR([.A97]);12;21);&quot;JESIEŃ&quot;; &quot;ZIMA&quot;))))" office:value-type="string" office:string-value="WIOSNA" calcext:value-type="string">
            <text:p>WIOSNA</text:p>
          </table:table-cell>
          <table:table-cell table:formula="of:=IF([.C97] = &quot;ZIMA&quot;; 0.2; IF([.C97] = &quot;WIOSNA&quot;; 0.5; IF([.C97] = &quot;LATO&quot;; 0.9; 0.4)))" office:value-type="float" office:value="0.5" calcext:value-type="float">
            <text:p>0,5</text:p>
          </table:table-cell>
          <table:table-cell table:style-name="ce22" table:formula="of:=IF([.H96]&gt; 2400 ;IF(NOT(MONTH([.A97]) = MONTH([.A96]));[.E96]+3; [.E96]); [.E96])" office:value-type="float" office:value="10" calcext:value-type="float">
            <text:p>10</text:p>
          </table:table-cell>
          <table:table-cell table:formula="of:=IF(WEEKDAY([.A97];2)&lt; 6; 1; 0) * FLOOR([.E97] *[.D97]) *[.$K$7]" office:value-type="float" office:value="150" calcext:value-type="float">
            <text:p>150</text:p>
          </table:table-cell>
          <table:table-cell table:formula="of:=IF(WEEKDAY([.A97];2) = 7; ([.E96]*15); 0) + IF([.H96]&gt;= 2400; IF(NOT(MONTH([.A97]) = MONTH([.A98]));2400; 0);0)" office:value-type="float" office:value="0" calcext:value-type="float">
            <text:p>0</text:p>
          </table:table-cell>
          <table:table-cell table:formula="of:=[.H96] -[.G97] +[.F97]" office:value-type="float" office:value="-4790" calcext:value-type="float">
            <text:p>-47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07" calcext:value-type="date">
            <text:p>7.04.2023</text:p>
          </table:table-cell>
          <table:table-cell table:formula="of:=[.A98]" office:value-type="date" office:date-value="2023-04-07" calcext:value-type="date">
            <text:p>04-07</text:p>
          </table:table-cell>
          <table:table-cell table:style-name="ce1" table:formula="of:=IF([.B98] &lt; DATE(YEAR([.A98]);3;21); &quot;ZIMA&quot;; IF([.B98] &lt; DATE(YEAR([.A98]);6;21);&quot;WIOSNA&quot; ; IF([.B98] &lt; DATE(YEAR([.A98]);9;23); &quot;LATO&quot;; IF([.B98] &lt; DATE(YEAR([.A98]);12;21);&quot;JESIEŃ&quot;; &quot;ZIMA&quot;))))" office:value-type="string" office:string-value="WIOSNA" calcext:value-type="string">
            <text:p>WIOSNA</text:p>
          </table:table-cell>
          <table:table-cell table:formula="of:=IF([.C98] = &quot;ZIMA&quot;; 0.2; IF([.C98] = &quot;WIOSNA&quot;; 0.5; IF([.C98] = &quot;LATO&quot;; 0.9; 0.4)))" office:value-type="float" office:value="0.5" calcext:value-type="float">
            <text:p>0,5</text:p>
          </table:table-cell>
          <table:table-cell table:style-name="ce22" table:formula="of:=IF([.H97]&gt; 2400 ;IF(NOT(MONTH([.A98]) = MONTH([.A97]));[.E97]+3; [.E97]); [.E97])" office:value-type="float" office:value="10" calcext:value-type="float">
            <text:p>10</text:p>
          </table:table-cell>
          <table:table-cell table:formula="of:=IF(WEEKDAY([.A98];2)&lt; 6; 1; 0) * FLOOR([.E98] *[.D98]) *[.$K$7]" office:value-type="float" office:value="150" calcext:value-type="float">
            <text:p>150</text:p>
          </table:table-cell>
          <table:table-cell table:formula="of:=IF(WEEKDAY([.A98];2) = 7; ([.E97]*15); 0) + IF([.H97]&gt;= 2400; IF(NOT(MONTH([.A98]) = MONTH([.A99]));2400; 0);0)" office:value-type="float" office:value="0" calcext:value-type="float">
            <text:p>0</text:p>
          </table:table-cell>
          <table:table-cell table:formula="of:=[.H97] -[.G98] +[.F98]" office:value-type="float" office:value="-4640" calcext:value-type="float">
            <text:p>-46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08" calcext:value-type="date">
            <text:p>8.04.2023</text:p>
          </table:table-cell>
          <table:table-cell table:formula="of:=[.A99]" office:value-type="date" office:date-value="2023-04-08" calcext:value-type="date">
            <text:p>04-08</text:p>
          </table:table-cell>
          <table:table-cell table:style-name="ce1" table:formula="of:=IF([.B99] &lt; DATE(YEAR([.A99]);3;21); &quot;ZIMA&quot;; IF([.B99] &lt; DATE(YEAR([.A99]);6;21);&quot;WIOSNA&quot; ; IF([.B99] &lt; DATE(YEAR([.A99]);9;23); &quot;LATO&quot;; IF([.B99] &lt; DATE(YEAR([.A99]);12;21);&quot;JESIEŃ&quot;; &quot;ZIMA&quot;))))" office:value-type="string" office:string-value="WIOSNA" calcext:value-type="string">
            <text:p>WIOSNA</text:p>
          </table:table-cell>
          <table:table-cell table:formula="of:=IF([.C99] = &quot;ZIMA&quot;; 0.2; IF([.C99] = &quot;WIOSNA&quot;; 0.5; IF([.C99] = &quot;LATO&quot;; 0.9; 0.4)))" office:value-type="float" office:value="0.5" calcext:value-type="float">
            <text:p>0,5</text:p>
          </table:table-cell>
          <table:table-cell table:style-name="ce22" table:formula="of:=IF([.H98]&gt; 2400 ;IF(NOT(MONTH([.A99]) = MONTH([.A98]));[.E98]+3; [.E98]); [.E98])" office:value-type="float" office:value="10" calcext:value-type="float">
            <text:p>10</text:p>
          </table:table-cell>
          <table:table-cell table:formula="of:=IF(WEEKDAY([.A99];2)&lt; 6; 1; 0) * FLOOR([.E99] *[.D99]) *[.$K$7]" office:value-type="float" office:value="0" calcext:value-type="float">
            <text:p>0</text:p>
          </table:table-cell>
          <table:table-cell table:formula="of:=IF(WEEKDAY([.A99];2) = 7; ([.E98]*15); 0) + IF([.H98]&gt;= 2400; IF(NOT(MONTH([.A99]) = MONTH([.A100]));2400; 0);0)" office:value-type="float" office:value="0" calcext:value-type="float">
            <text:p>0</text:p>
          </table:table-cell>
          <table:table-cell table:formula="of:=[.H98] -[.G99] +[.F99]" office:value-type="float" office:value="-4640" calcext:value-type="float">
            <text:p>-46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09" calcext:value-type="date">
            <text:p>9.04.2023</text:p>
          </table:table-cell>
          <table:table-cell table:formula="of:=[.A100]" office:value-type="date" office:date-value="2023-04-09" calcext:value-type="date">
            <text:p>04-09</text:p>
          </table:table-cell>
          <table:table-cell table:style-name="ce1" table:formula="of:=IF([.B100] &lt; DATE(YEAR([.A100]);3;21); &quot;ZIMA&quot;; IF([.B100] &lt; DATE(YEAR([.A100]);6;21);&quot;WIOSNA&quot; ; IF([.B100] &lt; DATE(YEAR([.A100]);9;23); &quot;LATO&quot;; IF([.B100] &lt; DATE(YEAR([.A100]);12;21);&quot;JESIEŃ&quot;; &quot;ZIMA&quot;))))" office:value-type="string" office:string-value="WIOSNA" calcext:value-type="string">
            <text:p>WIOSNA</text:p>
          </table:table-cell>
          <table:table-cell table:formula="of:=IF([.C100] = &quot;ZIMA&quot;; 0.2; IF([.C100] = &quot;WIOSNA&quot;; 0.5; IF([.C100] = &quot;LATO&quot;; 0.9; 0.4)))" office:value-type="float" office:value="0.5" calcext:value-type="float">
            <text:p>0,5</text:p>
          </table:table-cell>
          <table:table-cell table:style-name="ce22" table:formula="of:=IF([.H99]&gt; 2400 ;IF(NOT(MONTH([.A100]) = MONTH([.A99]));[.E99]+3; [.E99]); [.E99])" office:value-type="float" office:value="10" calcext:value-type="float">
            <text:p>10</text:p>
          </table:table-cell>
          <table:table-cell table:formula="of:=IF(WEEKDAY([.A100];2)&lt; 6; 1; 0) * FLOOR([.E100] *[.D100]) *[.$K$7]" office:value-type="float" office:value="0" calcext:value-type="float">
            <text:p>0</text:p>
          </table:table-cell>
          <table:table-cell table:formula="of:=IF(WEEKDAY([.A100];2) = 7; ([.E99]*15); 0) + IF([.H99]&gt;= 2400; IF(NOT(MONTH([.A100]) = MONTH([.A101]));2400; 0);0)" office:value-type="float" office:value="150" calcext:value-type="float">
            <text:p>150</text:p>
          </table:table-cell>
          <table:table-cell table:formula="of:=[.H99] -[.G100] +[.F100]" office:value-type="float" office:value="-4790" calcext:value-type="float">
            <text:p>-47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10" calcext:value-type="date">
            <text:p>10.04.2023</text:p>
          </table:table-cell>
          <table:table-cell table:formula="of:=[.A101]" office:value-type="date" office:date-value="2023-04-10" calcext:value-type="date">
            <text:p>04-10</text:p>
          </table:table-cell>
          <table:table-cell table:style-name="ce1" table:formula="of:=IF([.B101] &lt; DATE(YEAR([.A101]);3;21); &quot;ZIMA&quot;; IF([.B101] &lt; DATE(YEAR([.A101]);6;21);&quot;WIOSNA&quot; ; IF([.B101] &lt; DATE(YEAR([.A101]);9;23); &quot;LATO&quot;; IF([.B101] &lt; DATE(YEAR([.A101]);12;21);&quot;JESIEŃ&quot;; &quot;ZIMA&quot;))))" office:value-type="string" office:string-value="WIOSNA" calcext:value-type="string">
            <text:p>WIOSNA</text:p>
          </table:table-cell>
          <table:table-cell table:formula="of:=IF([.C101] = &quot;ZIMA&quot;; 0.2; IF([.C101] = &quot;WIOSNA&quot;; 0.5; IF([.C101] = &quot;LATO&quot;; 0.9; 0.4)))" office:value-type="float" office:value="0.5" calcext:value-type="float">
            <text:p>0,5</text:p>
          </table:table-cell>
          <table:table-cell table:style-name="ce22" table:formula="of:=IF([.H100]&gt; 2400 ;IF(NOT(MONTH([.A101]) = MONTH([.A100]));[.E100]+3; [.E100]); [.E100])" office:value-type="float" office:value="10" calcext:value-type="float">
            <text:p>10</text:p>
          </table:table-cell>
          <table:table-cell table:formula="of:=IF(WEEKDAY([.A101];2)&lt; 6; 1; 0) * FLOOR([.E101] *[.D101]) *[.$K$7]" office:value-type="float" office:value="150" calcext:value-type="float">
            <text:p>150</text:p>
          </table:table-cell>
          <table:table-cell table:formula="of:=IF(WEEKDAY([.A101];2) = 7; ([.E100]*15); 0) + IF([.H100]&gt;= 2400; IF(NOT(MONTH([.A101]) = MONTH([.A102]));2400; 0);0)" office:value-type="float" office:value="0" calcext:value-type="float">
            <text:p>0</text:p>
          </table:table-cell>
          <table:table-cell table:formula="of:=[.H100] -[.G101] +[.F101]" office:value-type="float" office:value="-4640" calcext:value-type="float">
            <text:p>-46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11" calcext:value-type="date">
            <text:p>11.04.2023</text:p>
          </table:table-cell>
          <table:table-cell table:formula="of:=[.A102]" office:value-type="date" office:date-value="2023-04-11" calcext:value-type="date">
            <text:p>04-11</text:p>
          </table:table-cell>
          <table:table-cell table:style-name="ce1" table:formula="of:=IF([.B102] &lt; DATE(YEAR([.A102]);3;21); &quot;ZIMA&quot;; IF([.B102] &lt; DATE(YEAR([.A102]);6;21);&quot;WIOSNA&quot; ; IF([.B102] &lt; DATE(YEAR([.A102]);9;23); &quot;LATO&quot;; IF([.B102] &lt; DATE(YEAR([.A102]);12;21);&quot;JESIEŃ&quot;; &quot;ZIMA&quot;))))" office:value-type="string" office:string-value="WIOSNA" calcext:value-type="string">
            <text:p>WIOSNA</text:p>
          </table:table-cell>
          <table:table-cell table:formula="of:=IF([.C102] = &quot;ZIMA&quot;; 0.2; IF([.C102] = &quot;WIOSNA&quot;; 0.5; IF([.C102] = &quot;LATO&quot;; 0.9; 0.4)))" office:value-type="float" office:value="0.5" calcext:value-type="float">
            <text:p>0,5</text:p>
          </table:table-cell>
          <table:table-cell table:style-name="ce22" table:formula="of:=IF([.H101]&gt; 2400 ;IF(NOT(MONTH([.A102]) = MONTH([.A101]));[.E101]+3; [.E101]); [.E101])" office:value-type="float" office:value="10" calcext:value-type="float">
            <text:p>10</text:p>
          </table:table-cell>
          <table:table-cell table:formula="of:=IF(WEEKDAY([.A102];2)&lt; 6; 1; 0) * FLOOR([.E102] *[.D102]) *[.$K$7]" office:value-type="float" office:value="150" calcext:value-type="float">
            <text:p>150</text:p>
          </table:table-cell>
          <table:table-cell table:formula="of:=IF(WEEKDAY([.A102];2) = 7; ([.E101]*15); 0) + IF([.H101]&gt;= 2400; IF(NOT(MONTH([.A102]) = MONTH([.A103]));2400; 0);0)" office:value-type="float" office:value="0" calcext:value-type="float">
            <text:p>0</text:p>
          </table:table-cell>
          <table:table-cell table:formula="of:=[.H101] -[.G102] +[.F102]" office:value-type="float" office:value="-4490" calcext:value-type="float">
            <text:p>-44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12" calcext:value-type="date">
            <text:p>12.04.2023</text:p>
          </table:table-cell>
          <table:table-cell table:formula="of:=[.A103]" office:value-type="date" office:date-value="2023-04-12" calcext:value-type="date">
            <text:p>04-12</text:p>
          </table:table-cell>
          <table:table-cell table:style-name="ce1" table:formula="of:=IF([.B103] &lt; DATE(YEAR([.A103]);3;21); &quot;ZIMA&quot;; IF([.B103] &lt; DATE(YEAR([.A103]);6;21);&quot;WIOSNA&quot; ; IF([.B103] &lt; DATE(YEAR([.A103]);9;23); &quot;LATO&quot;; IF([.B103] &lt; DATE(YEAR([.A103]);12;21);&quot;JESIEŃ&quot;; &quot;ZIMA&quot;))))" office:value-type="string" office:string-value="WIOSNA" calcext:value-type="string">
            <text:p>WIOSNA</text:p>
          </table:table-cell>
          <table:table-cell table:formula="of:=IF([.C103] = &quot;ZIMA&quot;; 0.2; IF([.C103] = &quot;WIOSNA&quot;; 0.5; IF([.C103] = &quot;LATO&quot;; 0.9; 0.4)))" office:value-type="float" office:value="0.5" calcext:value-type="float">
            <text:p>0,5</text:p>
          </table:table-cell>
          <table:table-cell table:style-name="ce22" table:formula="of:=IF([.H102]&gt; 2400 ;IF(NOT(MONTH([.A103]) = MONTH([.A102]));[.E102]+3; [.E102]); [.E102])" office:value-type="float" office:value="10" calcext:value-type="float">
            <text:p>10</text:p>
          </table:table-cell>
          <table:table-cell table:formula="of:=IF(WEEKDAY([.A103];2)&lt; 6; 1; 0) * FLOOR([.E103] *[.D103]) *[.$K$7]" office:value-type="float" office:value="150" calcext:value-type="float">
            <text:p>150</text:p>
          </table:table-cell>
          <table:table-cell table:formula="of:=IF(WEEKDAY([.A103];2) = 7; ([.E102]*15); 0) + IF([.H102]&gt;= 2400; IF(NOT(MONTH([.A103]) = MONTH([.A104]));2400; 0);0)" office:value-type="float" office:value="0" calcext:value-type="float">
            <text:p>0</text:p>
          </table:table-cell>
          <table:table-cell table:formula="of:=[.H102] -[.G103] +[.F103]" office:value-type="float" office:value="-4340" calcext:value-type="float">
            <text:p>-43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13" calcext:value-type="date">
            <text:p>13.04.2023</text:p>
          </table:table-cell>
          <table:table-cell table:formula="of:=[.A104]" office:value-type="date" office:date-value="2023-04-13" calcext:value-type="date">
            <text:p>04-13</text:p>
          </table:table-cell>
          <table:table-cell table:style-name="ce1" table:formula="of:=IF([.B104] &lt; DATE(YEAR([.A104]);3;21); &quot;ZIMA&quot;; IF([.B104] &lt; DATE(YEAR([.A104]);6;21);&quot;WIOSNA&quot; ; IF([.B104] &lt; DATE(YEAR([.A104]);9;23); &quot;LATO&quot;; IF([.B104] &lt; DATE(YEAR([.A104]);12;21);&quot;JESIEŃ&quot;; &quot;ZIMA&quot;))))" office:value-type="string" office:string-value="WIOSNA" calcext:value-type="string">
            <text:p>WIOSNA</text:p>
          </table:table-cell>
          <table:table-cell table:formula="of:=IF([.C104] = &quot;ZIMA&quot;; 0.2; IF([.C104] = &quot;WIOSNA&quot;; 0.5; IF([.C104] = &quot;LATO&quot;; 0.9; 0.4)))" office:value-type="float" office:value="0.5" calcext:value-type="float">
            <text:p>0,5</text:p>
          </table:table-cell>
          <table:table-cell table:style-name="ce22" table:formula="of:=IF([.H103]&gt; 2400 ;IF(NOT(MONTH([.A104]) = MONTH([.A103]));[.E103]+3; [.E103]); [.E103])" office:value-type="float" office:value="10" calcext:value-type="float">
            <text:p>10</text:p>
          </table:table-cell>
          <table:table-cell table:formula="of:=IF(WEEKDAY([.A104];2)&lt; 6; 1; 0) * FLOOR([.E104] *[.D104]) *[.$K$7]" office:value-type="float" office:value="150" calcext:value-type="float">
            <text:p>150</text:p>
          </table:table-cell>
          <table:table-cell table:formula="of:=IF(WEEKDAY([.A104];2) = 7; ([.E103]*15); 0) + IF([.H103]&gt;= 2400; IF(NOT(MONTH([.A104]) = MONTH([.A105]));2400; 0);0)" office:value-type="float" office:value="0" calcext:value-type="float">
            <text:p>0</text:p>
          </table:table-cell>
          <table:table-cell table:formula="of:=[.H103] -[.G104] +[.F104]" office:value-type="float" office:value="-4190" calcext:value-type="float">
            <text:p>-41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14" calcext:value-type="date">
            <text:p>14.04.2023</text:p>
          </table:table-cell>
          <table:table-cell table:formula="of:=[.A105]" office:value-type="date" office:date-value="2023-04-14" calcext:value-type="date">
            <text:p>04-14</text:p>
          </table:table-cell>
          <table:table-cell table:style-name="ce1" table:formula="of:=IF([.B105] &lt; DATE(YEAR([.A105]);3;21); &quot;ZIMA&quot;; IF([.B105] &lt; DATE(YEAR([.A105]);6;21);&quot;WIOSNA&quot; ; IF([.B105] &lt; DATE(YEAR([.A105]);9;23); &quot;LATO&quot;; IF([.B105] &lt; DATE(YEAR([.A105]);12;21);&quot;JESIEŃ&quot;; &quot;ZIMA&quot;))))" office:value-type="string" office:string-value="WIOSNA" calcext:value-type="string">
            <text:p>WIOSNA</text:p>
          </table:table-cell>
          <table:table-cell table:formula="of:=IF([.C105] = &quot;ZIMA&quot;; 0.2; IF([.C105] = &quot;WIOSNA&quot;; 0.5; IF([.C105] = &quot;LATO&quot;; 0.9; 0.4)))" office:value-type="float" office:value="0.5" calcext:value-type="float">
            <text:p>0,5</text:p>
          </table:table-cell>
          <table:table-cell table:style-name="ce22" table:formula="of:=IF([.H104]&gt; 2400 ;IF(NOT(MONTH([.A105]) = MONTH([.A104]));[.E104]+3; [.E104]); [.E104])" office:value-type="float" office:value="10" calcext:value-type="float">
            <text:p>10</text:p>
          </table:table-cell>
          <table:table-cell table:formula="of:=IF(WEEKDAY([.A105];2)&lt; 6; 1; 0) * FLOOR([.E105] *[.D105]) *[.$K$7]" office:value-type="float" office:value="150" calcext:value-type="float">
            <text:p>150</text:p>
          </table:table-cell>
          <table:table-cell table:formula="of:=IF(WEEKDAY([.A105];2) = 7; ([.E104]*15); 0) + IF([.H104]&gt;= 2400; IF(NOT(MONTH([.A105]) = MONTH([.A106]));2400; 0);0)" office:value-type="float" office:value="0" calcext:value-type="float">
            <text:p>0</text:p>
          </table:table-cell>
          <table:table-cell table:formula="of:=[.H104] -[.G105] +[.F105]" office:value-type="float" office:value="-4040" calcext:value-type="float">
            <text:p>-40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15" calcext:value-type="date">
            <text:p>15.04.2023</text:p>
          </table:table-cell>
          <table:table-cell table:formula="of:=[.A106]" office:value-type="date" office:date-value="2023-04-15" calcext:value-type="date">
            <text:p>04-15</text:p>
          </table:table-cell>
          <table:table-cell table:style-name="ce1" table:formula="of:=IF([.B106] &lt; DATE(YEAR([.A106]);3;21); &quot;ZIMA&quot;; IF([.B106] &lt; DATE(YEAR([.A106]);6;21);&quot;WIOSNA&quot; ; IF([.B106] &lt; DATE(YEAR([.A106]);9;23); &quot;LATO&quot;; IF([.B106] &lt; DATE(YEAR([.A106]);12;21);&quot;JESIEŃ&quot;; &quot;ZIMA&quot;))))" office:value-type="string" office:string-value="WIOSNA" calcext:value-type="string">
            <text:p>WIOSNA</text:p>
          </table:table-cell>
          <table:table-cell table:formula="of:=IF([.C106] = &quot;ZIMA&quot;; 0.2; IF([.C106] = &quot;WIOSNA&quot;; 0.5; IF([.C106] = &quot;LATO&quot;; 0.9; 0.4)))" office:value-type="float" office:value="0.5" calcext:value-type="float">
            <text:p>0,5</text:p>
          </table:table-cell>
          <table:table-cell table:style-name="ce22" table:formula="of:=IF([.H105]&gt; 2400 ;IF(NOT(MONTH([.A106]) = MONTH([.A105]));[.E105]+3; [.E105]); [.E105])" office:value-type="float" office:value="10" calcext:value-type="float">
            <text:p>10</text:p>
          </table:table-cell>
          <table:table-cell table:formula="of:=IF(WEEKDAY([.A106];2)&lt; 6; 1; 0) * FLOOR([.E106] *[.D106]) *[.$K$7]" office:value-type="float" office:value="0" calcext:value-type="float">
            <text:p>0</text:p>
          </table:table-cell>
          <table:table-cell table:formula="of:=IF(WEEKDAY([.A106];2) = 7; ([.E105]*15); 0) + IF([.H105]&gt;= 2400; IF(NOT(MONTH([.A106]) = MONTH([.A107]));2400; 0);0)" office:value-type="float" office:value="0" calcext:value-type="float">
            <text:p>0</text:p>
          </table:table-cell>
          <table:table-cell table:formula="of:=[.H105] -[.G106] +[.F106]" office:value-type="float" office:value="-4040" calcext:value-type="float">
            <text:p>-40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16" calcext:value-type="date">
            <text:p>16.04.2023</text:p>
          </table:table-cell>
          <table:table-cell table:formula="of:=[.A107]" office:value-type="date" office:date-value="2023-04-16" calcext:value-type="date">
            <text:p>04-16</text:p>
          </table:table-cell>
          <table:table-cell table:style-name="ce1" table:formula="of:=IF([.B107] &lt; DATE(YEAR([.A107]);3;21); &quot;ZIMA&quot;; IF([.B107] &lt; DATE(YEAR([.A107]);6;21);&quot;WIOSNA&quot; ; IF([.B107] &lt; DATE(YEAR([.A107]);9;23); &quot;LATO&quot;; IF([.B107] &lt; DATE(YEAR([.A107]);12;21);&quot;JESIEŃ&quot;; &quot;ZIMA&quot;))))" office:value-type="string" office:string-value="WIOSNA" calcext:value-type="string">
            <text:p>WIOSNA</text:p>
          </table:table-cell>
          <table:table-cell table:formula="of:=IF([.C107] = &quot;ZIMA&quot;; 0.2; IF([.C107] = &quot;WIOSNA&quot;; 0.5; IF([.C107] = &quot;LATO&quot;; 0.9; 0.4)))" office:value-type="float" office:value="0.5" calcext:value-type="float">
            <text:p>0,5</text:p>
          </table:table-cell>
          <table:table-cell table:style-name="ce22" table:formula="of:=IF([.H106]&gt; 2400 ;IF(NOT(MONTH([.A107]) = MONTH([.A106]));[.E106]+3; [.E106]); [.E106])" office:value-type="float" office:value="10" calcext:value-type="float">
            <text:p>10</text:p>
          </table:table-cell>
          <table:table-cell table:formula="of:=IF(WEEKDAY([.A107];2)&lt; 6; 1; 0) * FLOOR([.E107] *[.D107]) *[.$K$7]" office:value-type="float" office:value="0" calcext:value-type="float">
            <text:p>0</text:p>
          </table:table-cell>
          <table:table-cell table:formula="of:=IF(WEEKDAY([.A107];2) = 7; ([.E106]*15); 0) + IF([.H106]&gt;= 2400; IF(NOT(MONTH([.A107]) = MONTH([.A108]));2400; 0);0)" office:value-type="float" office:value="150" calcext:value-type="float">
            <text:p>150</text:p>
          </table:table-cell>
          <table:table-cell table:formula="of:=[.H106] -[.G107] +[.F107]" office:value-type="float" office:value="-4190" calcext:value-type="float">
            <text:p>-41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17" calcext:value-type="date">
            <text:p>17.04.2023</text:p>
          </table:table-cell>
          <table:table-cell table:formula="of:=[.A108]" office:value-type="date" office:date-value="2023-04-17" calcext:value-type="date">
            <text:p>04-17</text:p>
          </table:table-cell>
          <table:table-cell table:style-name="ce1" table:formula="of:=IF([.B108] &lt; DATE(YEAR([.A108]);3;21); &quot;ZIMA&quot;; IF([.B108] &lt; DATE(YEAR([.A108]);6;21);&quot;WIOSNA&quot; ; IF([.B108] &lt; DATE(YEAR([.A108]);9;23); &quot;LATO&quot;; IF([.B108] &lt; DATE(YEAR([.A108]);12;21);&quot;JESIEŃ&quot;; &quot;ZIMA&quot;))))" office:value-type="string" office:string-value="WIOSNA" calcext:value-type="string">
            <text:p>WIOSNA</text:p>
          </table:table-cell>
          <table:table-cell table:formula="of:=IF([.C108] = &quot;ZIMA&quot;; 0.2; IF([.C108] = &quot;WIOSNA&quot;; 0.5; IF([.C108] = &quot;LATO&quot;; 0.9; 0.4)))" office:value-type="float" office:value="0.5" calcext:value-type="float">
            <text:p>0,5</text:p>
          </table:table-cell>
          <table:table-cell table:style-name="ce22" table:formula="of:=IF([.H107]&gt; 2400 ;IF(NOT(MONTH([.A108]) = MONTH([.A107]));[.E107]+3; [.E107]); [.E107])" office:value-type="float" office:value="10" calcext:value-type="float">
            <text:p>10</text:p>
          </table:table-cell>
          <table:table-cell table:formula="of:=IF(WEEKDAY([.A108];2)&lt; 6; 1; 0) * FLOOR([.E108] *[.D108]) *[.$K$7]" office:value-type="float" office:value="150" calcext:value-type="float">
            <text:p>150</text:p>
          </table:table-cell>
          <table:table-cell table:formula="of:=IF(WEEKDAY([.A108];2) = 7; ([.E107]*15); 0) + IF([.H107]&gt;= 2400; IF(NOT(MONTH([.A108]) = MONTH([.A109]));2400; 0);0)" office:value-type="float" office:value="0" calcext:value-type="float">
            <text:p>0</text:p>
          </table:table-cell>
          <table:table-cell table:formula="of:=[.H107] -[.G108] +[.F108]" office:value-type="float" office:value="-4040" calcext:value-type="float">
            <text:p>-40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18" calcext:value-type="date">
            <text:p>18.04.2023</text:p>
          </table:table-cell>
          <table:table-cell table:formula="of:=[.A109]" office:value-type="date" office:date-value="2023-04-18" calcext:value-type="date">
            <text:p>04-18</text:p>
          </table:table-cell>
          <table:table-cell table:style-name="ce1" table:formula="of:=IF([.B109] &lt; DATE(YEAR([.A109]);3;21); &quot;ZIMA&quot;; IF([.B109] &lt; DATE(YEAR([.A109]);6;21);&quot;WIOSNA&quot; ; IF([.B109] &lt; DATE(YEAR([.A109]);9;23); &quot;LATO&quot;; IF([.B109] &lt; DATE(YEAR([.A109]);12;21);&quot;JESIEŃ&quot;; &quot;ZIMA&quot;))))" office:value-type="string" office:string-value="WIOSNA" calcext:value-type="string">
            <text:p>WIOSNA</text:p>
          </table:table-cell>
          <table:table-cell table:formula="of:=IF([.C109] = &quot;ZIMA&quot;; 0.2; IF([.C109] = &quot;WIOSNA&quot;; 0.5; IF([.C109] = &quot;LATO&quot;; 0.9; 0.4)))" office:value-type="float" office:value="0.5" calcext:value-type="float">
            <text:p>0,5</text:p>
          </table:table-cell>
          <table:table-cell table:style-name="ce22" table:formula="of:=IF([.H108]&gt; 2400 ;IF(NOT(MONTH([.A109]) = MONTH([.A108]));[.E108]+3; [.E108]); [.E108])" office:value-type="float" office:value="10" calcext:value-type="float">
            <text:p>10</text:p>
          </table:table-cell>
          <table:table-cell table:formula="of:=IF(WEEKDAY([.A109];2)&lt; 6; 1; 0) * FLOOR([.E109] *[.D109]) *[.$K$7]" office:value-type="float" office:value="150" calcext:value-type="float">
            <text:p>150</text:p>
          </table:table-cell>
          <table:table-cell table:formula="of:=IF(WEEKDAY([.A109];2) = 7; ([.E108]*15); 0) + IF([.H108]&gt;= 2400; IF(NOT(MONTH([.A109]) = MONTH([.A110]));2400; 0);0)" office:value-type="float" office:value="0" calcext:value-type="float">
            <text:p>0</text:p>
          </table:table-cell>
          <table:table-cell table:formula="of:=[.H108] -[.G109] +[.F109]" office:value-type="float" office:value="-3890" calcext:value-type="float">
            <text:p>-38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19" calcext:value-type="date">
            <text:p>19.04.2023</text:p>
          </table:table-cell>
          <table:table-cell table:formula="of:=[.A110]" office:value-type="date" office:date-value="2023-04-19" calcext:value-type="date">
            <text:p>04-19</text:p>
          </table:table-cell>
          <table:table-cell table:style-name="ce1" table:formula="of:=IF([.B110] &lt; DATE(YEAR([.A110]);3;21); &quot;ZIMA&quot;; IF([.B110] &lt; DATE(YEAR([.A110]);6;21);&quot;WIOSNA&quot; ; IF([.B110] &lt; DATE(YEAR([.A110]);9;23); &quot;LATO&quot;; IF([.B110] &lt; DATE(YEAR([.A110]);12;21);&quot;JESIEŃ&quot;; &quot;ZIMA&quot;))))" office:value-type="string" office:string-value="WIOSNA" calcext:value-type="string">
            <text:p>WIOSNA</text:p>
          </table:table-cell>
          <table:table-cell table:formula="of:=IF([.C110] = &quot;ZIMA&quot;; 0.2; IF([.C110] = &quot;WIOSNA&quot;; 0.5; IF([.C110] = &quot;LATO&quot;; 0.9; 0.4)))" office:value-type="float" office:value="0.5" calcext:value-type="float">
            <text:p>0,5</text:p>
          </table:table-cell>
          <table:table-cell table:style-name="ce22" table:formula="of:=IF([.H109]&gt; 2400 ;IF(NOT(MONTH([.A110]) = MONTH([.A109]));[.E109]+3; [.E109]); [.E109])" office:value-type="float" office:value="10" calcext:value-type="float">
            <text:p>10</text:p>
          </table:table-cell>
          <table:table-cell table:formula="of:=IF(WEEKDAY([.A110];2)&lt; 6; 1; 0) * FLOOR([.E110] *[.D110]) *[.$K$7]" office:value-type="float" office:value="150" calcext:value-type="float">
            <text:p>150</text:p>
          </table:table-cell>
          <table:table-cell table:formula="of:=IF(WEEKDAY([.A110];2) = 7; ([.E109]*15); 0) + IF([.H109]&gt;= 2400; IF(NOT(MONTH([.A110]) = MONTH([.A111]));2400; 0);0)" office:value-type="float" office:value="0" calcext:value-type="float">
            <text:p>0</text:p>
          </table:table-cell>
          <table:table-cell table:formula="of:=[.H109] -[.G110] +[.F110]" office:value-type="float" office:value="-3740" calcext:value-type="float">
            <text:p>-37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20" calcext:value-type="date">
            <text:p>20.04.2023</text:p>
          </table:table-cell>
          <table:table-cell table:formula="of:=[.A111]" office:value-type="date" office:date-value="2023-04-20" calcext:value-type="date">
            <text:p>04-20</text:p>
          </table:table-cell>
          <table:table-cell table:style-name="ce1" table:formula="of:=IF([.B111] &lt; DATE(YEAR([.A111]);3;21); &quot;ZIMA&quot;; IF([.B111] &lt; DATE(YEAR([.A111]);6;21);&quot;WIOSNA&quot; ; IF([.B111] &lt; DATE(YEAR([.A111]);9;23); &quot;LATO&quot;; IF([.B111] &lt; DATE(YEAR([.A111]);12;21);&quot;JESIEŃ&quot;; &quot;ZIMA&quot;))))" office:value-type="string" office:string-value="WIOSNA" calcext:value-type="string">
            <text:p>WIOSNA</text:p>
          </table:table-cell>
          <table:table-cell table:formula="of:=IF([.C111] = &quot;ZIMA&quot;; 0.2; IF([.C111] = &quot;WIOSNA&quot;; 0.5; IF([.C111] = &quot;LATO&quot;; 0.9; 0.4)))" office:value-type="float" office:value="0.5" calcext:value-type="float">
            <text:p>0,5</text:p>
          </table:table-cell>
          <table:table-cell table:style-name="ce22" table:formula="of:=IF([.H110]&gt; 2400 ;IF(NOT(MONTH([.A111]) = MONTH([.A110]));[.E110]+3; [.E110]); [.E110])" office:value-type="float" office:value="10" calcext:value-type="float">
            <text:p>10</text:p>
          </table:table-cell>
          <table:table-cell table:formula="of:=IF(WEEKDAY([.A111];2)&lt; 6; 1; 0) * FLOOR([.E111] *[.D111]) *[.$K$7]" office:value-type="float" office:value="150" calcext:value-type="float">
            <text:p>150</text:p>
          </table:table-cell>
          <table:table-cell table:formula="of:=IF(WEEKDAY([.A111];2) = 7; ([.E110]*15); 0) + IF([.H110]&gt;= 2400; IF(NOT(MONTH([.A111]) = MONTH([.A112]));2400; 0);0)" office:value-type="float" office:value="0" calcext:value-type="float">
            <text:p>0</text:p>
          </table:table-cell>
          <table:table-cell table:formula="of:=[.H110] -[.G111] +[.F111]" office:value-type="float" office:value="-3590" calcext:value-type="float">
            <text:p>-35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21" calcext:value-type="date">
            <text:p>21.04.2023</text:p>
          </table:table-cell>
          <table:table-cell table:formula="of:=[.A112]" office:value-type="date" office:date-value="2023-04-21" calcext:value-type="date">
            <text:p>04-21</text:p>
          </table:table-cell>
          <table:table-cell table:style-name="ce1" table:formula="of:=IF([.B112] &lt; DATE(YEAR([.A112]);3;21); &quot;ZIMA&quot;; IF([.B112] &lt; DATE(YEAR([.A112]);6;21);&quot;WIOSNA&quot; ; IF([.B112] &lt; DATE(YEAR([.A112]);9;23); &quot;LATO&quot;; IF([.B112] &lt; DATE(YEAR([.A112]);12;21);&quot;JESIEŃ&quot;; &quot;ZIMA&quot;))))" office:value-type="string" office:string-value="WIOSNA" calcext:value-type="string">
            <text:p>WIOSNA</text:p>
          </table:table-cell>
          <table:table-cell table:formula="of:=IF([.C112] = &quot;ZIMA&quot;; 0.2; IF([.C112] = &quot;WIOSNA&quot;; 0.5; IF([.C112] = &quot;LATO&quot;; 0.9; 0.4)))" office:value-type="float" office:value="0.5" calcext:value-type="float">
            <text:p>0,5</text:p>
          </table:table-cell>
          <table:table-cell table:style-name="ce22" table:formula="of:=IF([.H111]&gt; 2400 ;IF(NOT(MONTH([.A112]) = MONTH([.A111]));[.E111]+3; [.E111]); [.E111])" office:value-type="float" office:value="10" calcext:value-type="float">
            <text:p>10</text:p>
          </table:table-cell>
          <table:table-cell table:formula="of:=IF(WEEKDAY([.A112];2)&lt; 6; 1; 0) * FLOOR([.E112] *[.D112]) *[.$K$7]" office:value-type="float" office:value="150" calcext:value-type="float">
            <text:p>150</text:p>
          </table:table-cell>
          <table:table-cell table:formula="of:=IF(WEEKDAY([.A112];2) = 7; ([.E111]*15); 0) + IF([.H111]&gt;= 2400; IF(NOT(MONTH([.A112]) = MONTH([.A113]));2400; 0);0)" office:value-type="float" office:value="0" calcext:value-type="float">
            <text:p>0</text:p>
          </table:table-cell>
          <table:table-cell table:formula="of:=[.H111] -[.G112] +[.F112]" office:value-type="float" office:value="-3440" calcext:value-type="float">
            <text:p>-34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22" calcext:value-type="date">
            <text:p>22.04.2023</text:p>
          </table:table-cell>
          <table:table-cell table:formula="of:=[.A113]" office:value-type="date" office:date-value="2023-04-22" calcext:value-type="date">
            <text:p>04-22</text:p>
          </table:table-cell>
          <table:table-cell table:style-name="ce1" table:formula="of:=IF([.B113] &lt; DATE(YEAR([.A113]);3;21); &quot;ZIMA&quot;; IF([.B113] &lt; DATE(YEAR([.A113]);6;21);&quot;WIOSNA&quot; ; IF([.B113] &lt; DATE(YEAR([.A113]);9;23); &quot;LATO&quot;; IF([.B113] &lt; DATE(YEAR([.A113]);12;21);&quot;JESIEŃ&quot;; &quot;ZIMA&quot;))))" office:value-type="string" office:string-value="WIOSNA" calcext:value-type="string">
            <text:p>WIOSNA</text:p>
          </table:table-cell>
          <table:table-cell table:formula="of:=IF([.C113] = &quot;ZIMA&quot;; 0.2; IF([.C113] = &quot;WIOSNA&quot;; 0.5; IF([.C113] = &quot;LATO&quot;; 0.9; 0.4)))" office:value-type="float" office:value="0.5" calcext:value-type="float">
            <text:p>0,5</text:p>
          </table:table-cell>
          <table:table-cell table:style-name="ce22" table:formula="of:=IF([.H112]&gt; 2400 ;IF(NOT(MONTH([.A113]) = MONTH([.A112]));[.E112]+3; [.E112]); [.E112])" office:value-type="float" office:value="10" calcext:value-type="float">
            <text:p>10</text:p>
          </table:table-cell>
          <table:table-cell table:formula="of:=IF(WEEKDAY([.A113];2)&lt; 6; 1; 0) * FLOOR([.E113] *[.D113]) *[.$K$7]" office:value-type="float" office:value="0" calcext:value-type="float">
            <text:p>0</text:p>
          </table:table-cell>
          <table:table-cell table:formula="of:=IF(WEEKDAY([.A113];2) = 7; ([.E112]*15); 0) + IF([.H112]&gt;= 2400; IF(NOT(MONTH([.A113]) = MONTH([.A114]));2400; 0);0)" office:value-type="float" office:value="0" calcext:value-type="float">
            <text:p>0</text:p>
          </table:table-cell>
          <table:table-cell table:formula="of:=[.H112] -[.G113] +[.F113]" office:value-type="float" office:value="-3440" calcext:value-type="float">
            <text:p>-34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23" calcext:value-type="date">
            <text:p>23.04.2023</text:p>
          </table:table-cell>
          <table:table-cell table:formula="of:=[.A114]" office:value-type="date" office:date-value="2023-04-23" calcext:value-type="date">
            <text:p>04-23</text:p>
          </table:table-cell>
          <table:table-cell table:style-name="ce1" table:formula="of:=IF([.B114] &lt; DATE(YEAR([.A114]);3;21); &quot;ZIMA&quot;; IF([.B114] &lt; DATE(YEAR([.A114]);6;21);&quot;WIOSNA&quot; ; IF([.B114] &lt; DATE(YEAR([.A114]);9;23); &quot;LATO&quot;; IF([.B114] &lt; DATE(YEAR([.A114]);12;21);&quot;JESIEŃ&quot;; &quot;ZIMA&quot;))))" office:value-type="string" office:string-value="WIOSNA" calcext:value-type="string">
            <text:p>WIOSNA</text:p>
          </table:table-cell>
          <table:table-cell table:formula="of:=IF([.C114] = &quot;ZIMA&quot;; 0.2; IF([.C114] = &quot;WIOSNA&quot;; 0.5; IF([.C114] = &quot;LATO&quot;; 0.9; 0.4)))" office:value-type="float" office:value="0.5" calcext:value-type="float">
            <text:p>0,5</text:p>
          </table:table-cell>
          <table:table-cell table:style-name="ce22" table:formula="of:=IF([.H113]&gt; 2400 ;IF(NOT(MONTH([.A114]) = MONTH([.A113]));[.E113]+3; [.E113]); [.E113])" office:value-type="float" office:value="10" calcext:value-type="float">
            <text:p>10</text:p>
          </table:table-cell>
          <table:table-cell table:formula="of:=IF(WEEKDAY([.A114];2)&lt; 6; 1; 0) * FLOOR([.E114] *[.D114]) *[.$K$7]" office:value-type="float" office:value="0" calcext:value-type="float">
            <text:p>0</text:p>
          </table:table-cell>
          <table:table-cell table:formula="of:=IF(WEEKDAY([.A114];2) = 7; ([.E113]*15); 0) + IF([.H113]&gt;= 2400; IF(NOT(MONTH([.A114]) = MONTH([.A115]));2400; 0);0)" office:value-type="float" office:value="150" calcext:value-type="float">
            <text:p>150</text:p>
          </table:table-cell>
          <table:table-cell table:formula="of:=[.H113] -[.G114] +[.F114]" office:value-type="float" office:value="-3590" calcext:value-type="float">
            <text:p>-35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24" calcext:value-type="date">
            <text:p>24.04.2023</text:p>
          </table:table-cell>
          <table:table-cell table:formula="of:=[.A115]" office:value-type="date" office:date-value="2023-04-24" calcext:value-type="date">
            <text:p>04-24</text:p>
          </table:table-cell>
          <table:table-cell table:style-name="ce1" table:formula="of:=IF([.B115] &lt; DATE(YEAR([.A115]);3;21); &quot;ZIMA&quot;; IF([.B115] &lt; DATE(YEAR([.A115]);6;21);&quot;WIOSNA&quot; ; IF([.B115] &lt; DATE(YEAR([.A115]);9;23); &quot;LATO&quot;; IF([.B115] &lt; DATE(YEAR([.A115]);12;21);&quot;JESIEŃ&quot;; &quot;ZIMA&quot;))))" office:value-type="string" office:string-value="WIOSNA" calcext:value-type="string">
            <text:p>WIOSNA</text:p>
          </table:table-cell>
          <table:table-cell table:formula="of:=IF([.C115] = &quot;ZIMA&quot;; 0.2; IF([.C115] = &quot;WIOSNA&quot;; 0.5; IF([.C115] = &quot;LATO&quot;; 0.9; 0.4)))" office:value-type="float" office:value="0.5" calcext:value-type="float">
            <text:p>0,5</text:p>
          </table:table-cell>
          <table:table-cell table:style-name="ce22" table:formula="of:=IF([.H114]&gt; 2400 ;IF(NOT(MONTH([.A115]) = MONTH([.A114]));[.E114]+3; [.E114]); [.E114])" office:value-type="float" office:value="10" calcext:value-type="float">
            <text:p>10</text:p>
          </table:table-cell>
          <table:table-cell table:formula="of:=IF(WEEKDAY([.A115];2)&lt; 6; 1; 0) * FLOOR([.E115] *[.D115]) *[.$K$7]" office:value-type="float" office:value="150" calcext:value-type="float">
            <text:p>150</text:p>
          </table:table-cell>
          <table:table-cell table:formula="of:=IF(WEEKDAY([.A115];2) = 7; ([.E114]*15); 0) + IF([.H114]&gt;= 2400; IF(NOT(MONTH([.A115]) = MONTH([.A116]));2400; 0);0)" office:value-type="float" office:value="0" calcext:value-type="float">
            <text:p>0</text:p>
          </table:table-cell>
          <table:table-cell table:formula="of:=[.H114] -[.G115] +[.F115]" office:value-type="float" office:value="-3440" calcext:value-type="float">
            <text:p>-34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25" calcext:value-type="date">
            <text:p>25.04.2023</text:p>
          </table:table-cell>
          <table:table-cell table:formula="of:=[.A116]" office:value-type="date" office:date-value="2023-04-25" calcext:value-type="date">
            <text:p>04-25</text:p>
          </table:table-cell>
          <table:table-cell table:style-name="ce1" table:formula="of:=IF([.B116] &lt; DATE(YEAR([.A116]);3;21); &quot;ZIMA&quot;; IF([.B116] &lt; DATE(YEAR([.A116]);6;21);&quot;WIOSNA&quot; ; IF([.B116] &lt; DATE(YEAR([.A116]);9;23); &quot;LATO&quot;; IF([.B116] &lt; DATE(YEAR([.A116]);12;21);&quot;JESIEŃ&quot;; &quot;ZIMA&quot;))))" office:value-type="string" office:string-value="WIOSNA" calcext:value-type="string">
            <text:p>WIOSNA</text:p>
          </table:table-cell>
          <table:table-cell table:formula="of:=IF([.C116] = &quot;ZIMA&quot;; 0.2; IF([.C116] = &quot;WIOSNA&quot;; 0.5; IF([.C116] = &quot;LATO&quot;; 0.9; 0.4)))" office:value-type="float" office:value="0.5" calcext:value-type="float">
            <text:p>0,5</text:p>
          </table:table-cell>
          <table:table-cell table:style-name="ce22" table:formula="of:=IF([.H115]&gt; 2400 ;IF(NOT(MONTH([.A116]) = MONTH([.A115]));[.E115]+3; [.E115]); [.E115])" office:value-type="float" office:value="10" calcext:value-type="float">
            <text:p>10</text:p>
          </table:table-cell>
          <table:table-cell table:formula="of:=IF(WEEKDAY([.A116];2)&lt; 6; 1; 0) * FLOOR([.E116] *[.D116]) *[.$K$7]" office:value-type="float" office:value="150" calcext:value-type="float">
            <text:p>150</text:p>
          </table:table-cell>
          <table:table-cell table:formula="of:=IF(WEEKDAY([.A116];2) = 7; ([.E115]*15); 0) + IF([.H115]&gt;= 2400; IF(NOT(MONTH([.A116]) = MONTH([.A117]));2400; 0);0)" office:value-type="float" office:value="0" calcext:value-type="float">
            <text:p>0</text:p>
          </table:table-cell>
          <table:table-cell table:formula="of:=[.H115] -[.G116] +[.F116]" office:value-type="float" office:value="-3290" calcext:value-type="float">
            <text:p>-32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26" calcext:value-type="date">
            <text:p>26.04.2023</text:p>
          </table:table-cell>
          <table:table-cell table:formula="of:=[.A117]" office:value-type="date" office:date-value="2023-04-26" calcext:value-type="date">
            <text:p>04-26</text:p>
          </table:table-cell>
          <table:table-cell table:style-name="ce1" table:formula="of:=IF([.B117] &lt; DATE(YEAR([.A117]);3;21); &quot;ZIMA&quot;; IF([.B117] &lt; DATE(YEAR([.A117]);6;21);&quot;WIOSNA&quot; ; IF([.B117] &lt; DATE(YEAR([.A117]);9;23); &quot;LATO&quot;; IF([.B117] &lt; DATE(YEAR([.A117]);12;21);&quot;JESIEŃ&quot;; &quot;ZIMA&quot;))))" office:value-type="string" office:string-value="WIOSNA" calcext:value-type="string">
            <text:p>WIOSNA</text:p>
          </table:table-cell>
          <table:table-cell table:formula="of:=IF([.C117] = &quot;ZIMA&quot;; 0.2; IF([.C117] = &quot;WIOSNA&quot;; 0.5; IF([.C117] = &quot;LATO&quot;; 0.9; 0.4)))" office:value-type="float" office:value="0.5" calcext:value-type="float">
            <text:p>0,5</text:p>
          </table:table-cell>
          <table:table-cell table:style-name="ce22" table:formula="of:=IF([.H116]&gt; 2400 ;IF(NOT(MONTH([.A117]) = MONTH([.A116]));[.E116]+3; [.E116]); [.E116])" office:value-type="float" office:value="10" calcext:value-type="float">
            <text:p>10</text:p>
          </table:table-cell>
          <table:table-cell table:formula="of:=IF(WEEKDAY([.A117];2)&lt; 6; 1; 0) * FLOOR([.E117] *[.D117]) *[.$K$7]" office:value-type="float" office:value="150" calcext:value-type="float">
            <text:p>150</text:p>
          </table:table-cell>
          <table:table-cell table:formula="of:=IF(WEEKDAY([.A117];2) = 7; ([.E116]*15); 0) + IF([.H116]&gt;= 2400; IF(NOT(MONTH([.A117]) = MONTH([.A118]));2400; 0);0)" office:value-type="float" office:value="0" calcext:value-type="float">
            <text:p>0</text:p>
          </table:table-cell>
          <table:table-cell table:formula="of:=[.H116] -[.G117] +[.F117]" office:value-type="float" office:value="-3140" calcext:value-type="float">
            <text:p>-31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27" calcext:value-type="date">
            <text:p>27.04.2023</text:p>
          </table:table-cell>
          <table:table-cell table:formula="of:=[.A118]" office:value-type="date" office:date-value="2023-04-27" calcext:value-type="date">
            <text:p>04-27</text:p>
          </table:table-cell>
          <table:table-cell table:style-name="ce1" table:formula="of:=IF([.B118] &lt; DATE(YEAR([.A118]);3;21); &quot;ZIMA&quot;; IF([.B118] &lt; DATE(YEAR([.A118]);6;21);&quot;WIOSNA&quot; ; IF([.B118] &lt; DATE(YEAR([.A118]);9;23); &quot;LATO&quot;; IF([.B118] &lt; DATE(YEAR([.A118]);12;21);&quot;JESIEŃ&quot;; &quot;ZIMA&quot;))))" office:value-type="string" office:string-value="WIOSNA" calcext:value-type="string">
            <text:p>WIOSNA</text:p>
          </table:table-cell>
          <table:table-cell table:formula="of:=IF([.C118] = &quot;ZIMA&quot;; 0.2; IF([.C118] = &quot;WIOSNA&quot;; 0.5; IF([.C118] = &quot;LATO&quot;; 0.9; 0.4)))" office:value-type="float" office:value="0.5" calcext:value-type="float">
            <text:p>0,5</text:p>
          </table:table-cell>
          <table:table-cell table:style-name="ce22" table:formula="of:=IF([.H117]&gt; 2400 ;IF(NOT(MONTH([.A118]) = MONTH([.A117]));[.E117]+3; [.E117]); [.E117])" office:value-type="float" office:value="10" calcext:value-type="float">
            <text:p>10</text:p>
          </table:table-cell>
          <table:table-cell table:formula="of:=IF(WEEKDAY([.A118];2)&lt; 6; 1; 0) * FLOOR([.E118] *[.D118]) *[.$K$7]" office:value-type="float" office:value="150" calcext:value-type="float">
            <text:p>150</text:p>
          </table:table-cell>
          <table:table-cell table:formula="of:=IF(WEEKDAY([.A118];2) = 7; ([.E117]*15); 0) + IF([.H117]&gt;= 2400; IF(NOT(MONTH([.A118]) = MONTH([.A119]));2400; 0);0)" office:value-type="float" office:value="0" calcext:value-type="float">
            <text:p>0</text:p>
          </table:table-cell>
          <table:table-cell table:formula="of:=[.H117] -[.G118] +[.F118]" office:value-type="float" office:value="-2990" calcext:value-type="float">
            <text:p>-29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28" calcext:value-type="date">
            <text:p>28.04.2023</text:p>
          </table:table-cell>
          <table:table-cell table:formula="of:=[.A119]" office:value-type="date" office:date-value="2023-04-28" calcext:value-type="date">
            <text:p>04-28</text:p>
          </table:table-cell>
          <table:table-cell table:style-name="ce1" table:formula="of:=IF([.B119] &lt; DATE(YEAR([.A119]);3;21); &quot;ZIMA&quot;; IF([.B119] &lt; DATE(YEAR([.A119]);6;21);&quot;WIOSNA&quot; ; IF([.B119] &lt; DATE(YEAR([.A119]);9;23); &quot;LATO&quot;; IF([.B119] &lt; DATE(YEAR([.A119]);12;21);&quot;JESIEŃ&quot;; &quot;ZIMA&quot;))))" office:value-type="string" office:string-value="WIOSNA" calcext:value-type="string">
            <text:p>WIOSNA</text:p>
          </table:table-cell>
          <table:table-cell table:formula="of:=IF([.C119] = &quot;ZIMA&quot;; 0.2; IF([.C119] = &quot;WIOSNA&quot;; 0.5; IF([.C119] = &quot;LATO&quot;; 0.9; 0.4)))" office:value-type="float" office:value="0.5" calcext:value-type="float">
            <text:p>0,5</text:p>
          </table:table-cell>
          <table:table-cell table:style-name="ce22" table:formula="of:=IF([.H118]&gt; 2400 ;IF(NOT(MONTH([.A119]) = MONTH([.A118]));[.E118]+3; [.E118]); [.E118])" office:value-type="float" office:value="10" calcext:value-type="float">
            <text:p>10</text:p>
          </table:table-cell>
          <table:table-cell table:formula="of:=IF(WEEKDAY([.A119];2)&lt; 6; 1; 0) * FLOOR([.E119] *[.D119]) *[.$K$7]" office:value-type="float" office:value="150" calcext:value-type="float">
            <text:p>150</text:p>
          </table:table-cell>
          <table:table-cell table:formula="of:=IF(WEEKDAY([.A119];2) = 7; ([.E118]*15); 0) + IF([.H118]&gt;= 2400; IF(NOT(MONTH([.A119]) = MONTH([.A120]));2400; 0);0)" office:value-type="float" office:value="0" calcext:value-type="float">
            <text:p>0</text:p>
          </table:table-cell>
          <table:table-cell table:formula="of:=[.H118] -[.G119] +[.F119]" office:value-type="float" office:value="-2840" calcext:value-type="float">
            <text:p>-28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29" calcext:value-type="date">
            <text:p>29.04.2023</text:p>
          </table:table-cell>
          <table:table-cell table:formula="of:=[.A120]" office:value-type="date" office:date-value="2023-04-29" calcext:value-type="date">
            <text:p>04-29</text:p>
          </table:table-cell>
          <table:table-cell table:style-name="ce1" table:formula="of:=IF([.B120] &lt; DATE(YEAR([.A120]);3;21); &quot;ZIMA&quot;; IF([.B120] &lt; DATE(YEAR([.A120]);6;21);&quot;WIOSNA&quot; ; IF([.B120] &lt; DATE(YEAR([.A120]);9;23); &quot;LATO&quot;; IF([.B120] &lt; DATE(YEAR([.A120]);12;21);&quot;JESIEŃ&quot;; &quot;ZIMA&quot;))))" office:value-type="string" office:string-value="WIOSNA" calcext:value-type="string">
            <text:p>WIOSNA</text:p>
          </table:table-cell>
          <table:table-cell table:formula="of:=IF([.C120] = &quot;ZIMA&quot;; 0.2; IF([.C120] = &quot;WIOSNA&quot;; 0.5; IF([.C120] = &quot;LATO&quot;; 0.9; 0.4)))" office:value-type="float" office:value="0.5" calcext:value-type="float">
            <text:p>0,5</text:p>
          </table:table-cell>
          <table:table-cell table:style-name="ce22" table:formula="of:=IF([.H119]&gt; 2400 ;IF(NOT(MONTH([.A120]) = MONTH([.A119]));[.E119]+3; [.E119]); [.E119])" office:value-type="float" office:value="10" calcext:value-type="float">
            <text:p>10</text:p>
          </table:table-cell>
          <table:table-cell table:formula="of:=IF(WEEKDAY([.A120];2)&lt; 6; 1; 0) * FLOOR([.E120] *[.D120]) *[.$K$7]" office:value-type="float" office:value="0" calcext:value-type="float">
            <text:p>0</text:p>
          </table:table-cell>
          <table:table-cell table:formula="of:=IF(WEEKDAY([.A120];2) = 7; ([.E119]*15); 0) + IF([.H119]&gt;= 2400; IF(NOT(MONTH([.A120]) = MONTH([.A121]));2400; 0);0)" office:value-type="float" office:value="0" calcext:value-type="float">
            <text:p>0</text:p>
          </table:table-cell>
          <table:table-cell table:formula="of:=[.H119] -[.G120] +[.F120]" office:value-type="float" office:value="-2840" calcext:value-type="float">
            <text:p>-28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30" calcext:value-type="date">
            <text:p>30.04.2023</text:p>
          </table:table-cell>
          <table:table-cell table:formula="of:=[.A121]" office:value-type="date" office:date-value="2023-04-30" calcext:value-type="date">
            <text:p>04-30</text:p>
          </table:table-cell>
          <table:table-cell table:style-name="ce1" table:formula="of:=IF([.B121] &lt; DATE(YEAR([.A121]);3;21); &quot;ZIMA&quot;; IF([.B121] &lt; DATE(YEAR([.A121]);6;21);&quot;WIOSNA&quot; ; IF([.B121] &lt; DATE(YEAR([.A121]);9;23); &quot;LATO&quot;; IF([.B121] &lt; DATE(YEAR([.A121]);12;21);&quot;JESIEŃ&quot;; &quot;ZIMA&quot;))))" office:value-type="string" office:string-value="WIOSNA" calcext:value-type="string">
            <text:p>WIOSNA</text:p>
          </table:table-cell>
          <table:table-cell table:formula="of:=IF([.C121] = &quot;ZIMA&quot;; 0.2; IF([.C121] = &quot;WIOSNA&quot;; 0.5; IF([.C121] = &quot;LATO&quot;; 0.9; 0.4)))" office:value-type="float" office:value="0.5" calcext:value-type="float">
            <text:p>0,5</text:p>
          </table:table-cell>
          <table:table-cell table:style-name="ce22" table:formula="of:=IF([.H120]&gt; 2400 ;IF(NOT(MONTH([.A121]) = MONTH([.A120]));[.E120]+3; [.E120]); [.E120])" office:value-type="float" office:value="10" calcext:value-type="float">
            <text:p>10</text:p>
          </table:table-cell>
          <table:table-cell table:formula="of:=IF(WEEKDAY([.A121];2)&lt; 6; 1; 0) * FLOOR([.E121] *[.D121]) *[.$K$7]" office:value-type="float" office:value="0" calcext:value-type="float">
            <text:p>0</text:p>
          </table:table-cell>
          <table:table-cell table:formula="of:=IF(WEEKDAY([.A121];2) = 7; ([.E120]*15); 0) + IF([.H120]&gt;= 2400; IF(NOT(MONTH([.A121]) = MONTH([.A122]));2400; 0);0)" office:value-type="float" office:value="150" calcext:value-type="float">
            <text:p>150</text:p>
          </table:table-cell>
          <table:table-cell table:formula="of:=[.H120] -[.G121] +[.F121]" office:value-type="float" office:value="-2990" calcext:value-type="float">
            <text:p>-29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01" calcext:value-type="date">
            <text:p>1.05.2023</text:p>
          </table:table-cell>
          <table:table-cell table:formula="of:=[.A122]" office:value-type="date" office:date-value="2023-05-01" calcext:value-type="date">
            <text:p>05-01</text:p>
          </table:table-cell>
          <table:table-cell table:style-name="ce1" table:formula="of:=IF([.B122] &lt; DATE(YEAR([.A122]);3;21); &quot;ZIMA&quot;; IF([.B122] &lt; DATE(YEAR([.A122]);6;21);&quot;WIOSNA&quot; ; IF([.B122] &lt; DATE(YEAR([.A122]);9;23); &quot;LATO&quot;; IF([.B122] &lt; DATE(YEAR([.A122]);12;21);&quot;JESIEŃ&quot;; &quot;ZIMA&quot;))))" office:value-type="string" office:string-value="WIOSNA" calcext:value-type="string">
            <text:p>WIOSNA</text:p>
          </table:table-cell>
          <table:table-cell table:formula="of:=IF([.C122] = &quot;ZIMA&quot;; 0.2; IF([.C122] = &quot;WIOSNA&quot;; 0.5; IF([.C122] = &quot;LATO&quot;; 0.9; 0.4)))" office:value-type="float" office:value="0.5" calcext:value-type="float">
            <text:p>0,5</text:p>
          </table:table-cell>
          <table:table-cell table:style-name="ce22" table:formula="of:=IF([.H121]&gt; 2400 ;IF(NOT(MONTH([.A122]) = MONTH([.A121]));[.E121]+3; [.E121]); [.E121])" office:value-type="float" office:value="10" calcext:value-type="float">
            <text:p>10</text:p>
          </table:table-cell>
          <table:table-cell table:formula="of:=IF(WEEKDAY([.A122];2)&lt; 6; 1; 0) * FLOOR([.E122] *[.D122]) *[.$K$7]" office:value-type="float" office:value="150" calcext:value-type="float">
            <text:p>150</text:p>
          </table:table-cell>
          <table:table-cell table:formula="of:=IF(WEEKDAY([.A122];2) = 7; ([.E121]*15); 0) + IF([.H121]&gt;= 2400; IF(NOT(MONTH([.A122]) = MONTH([.A123]));2400; 0);0)" office:value-type="float" office:value="0" calcext:value-type="float">
            <text:p>0</text:p>
          </table:table-cell>
          <table:table-cell table:formula="of:=[.H121] -[.G122] +[.F122]" office:value-type="float" office:value="-2840" calcext:value-type="float">
            <text:p>-28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02" calcext:value-type="date">
            <text:p>2.05.2023</text:p>
          </table:table-cell>
          <table:table-cell table:formula="of:=[.A123]" office:value-type="date" office:date-value="2023-05-02" calcext:value-type="date">
            <text:p>05-02</text:p>
          </table:table-cell>
          <table:table-cell table:style-name="ce1" table:formula="of:=IF([.B123] &lt; DATE(YEAR([.A123]);3;21); &quot;ZIMA&quot;; IF([.B123] &lt; DATE(YEAR([.A123]);6;21);&quot;WIOSNA&quot; ; IF([.B123] &lt; DATE(YEAR([.A123]);9;23); &quot;LATO&quot;; IF([.B123] &lt; DATE(YEAR([.A123]);12;21);&quot;JESIEŃ&quot;; &quot;ZIMA&quot;))))" office:value-type="string" office:string-value="WIOSNA" calcext:value-type="string">
            <text:p>WIOSNA</text:p>
          </table:table-cell>
          <table:table-cell table:formula="of:=IF([.C123] = &quot;ZIMA&quot;; 0.2; IF([.C123] = &quot;WIOSNA&quot;; 0.5; IF([.C123] = &quot;LATO&quot;; 0.9; 0.4)))" office:value-type="float" office:value="0.5" calcext:value-type="float">
            <text:p>0,5</text:p>
          </table:table-cell>
          <table:table-cell table:style-name="ce22" table:formula="of:=IF([.H122]&gt; 2400 ;IF(NOT(MONTH([.A123]) = MONTH([.A122]));[.E122]+3; [.E122]); [.E122])" office:value-type="float" office:value="10" calcext:value-type="float">
            <text:p>10</text:p>
          </table:table-cell>
          <table:table-cell table:formula="of:=IF(WEEKDAY([.A123];2)&lt; 6; 1; 0) * FLOOR([.E123] *[.D123]) *[.$K$7]" office:value-type="float" office:value="150" calcext:value-type="float">
            <text:p>150</text:p>
          </table:table-cell>
          <table:table-cell table:formula="of:=IF(WEEKDAY([.A123];2) = 7; ([.E122]*15); 0) + IF([.H122]&gt;= 2400; IF(NOT(MONTH([.A123]) = MONTH([.A124]));2400; 0);0)" office:value-type="float" office:value="0" calcext:value-type="float">
            <text:p>0</text:p>
          </table:table-cell>
          <table:table-cell table:formula="of:=[.H122] -[.G123] +[.F123]" office:value-type="float" office:value="-2690" calcext:value-type="float">
            <text:p>-26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03" calcext:value-type="date">
            <text:p>3.05.2023</text:p>
          </table:table-cell>
          <table:table-cell table:formula="of:=[.A124]" office:value-type="date" office:date-value="2023-05-03" calcext:value-type="date">
            <text:p>05-03</text:p>
          </table:table-cell>
          <table:table-cell table:style-name="ce1" table:formula="of:=IF([.B124] &lt; DATE(YEAR([.A124]);3;21); &quot;ZIMA&quot;; IF([.B124] &lt; DATE(YEAR([.A124]);6;21);&quot;WIOSNA&quot; ; IF([.B124] &lt; DATE(YEAR([.A124]);9;23); &quot;LATO&quot;; IF([.B124] &lt; DATE(YEAR([.A124]);12;21);&quot;JESIEŃ&quot;; &quot;ZIMA&quot;))))" office:value-type="string" office:string-value="WIOSNA" calcext:value-type="string">
            <text:p>WIOSNA</text:p>
          </table:table-cell>
          <table:table-cell table:formula="of:=IF([.C124] = &quot;ZIMA&quot;; 0.2; IF([.C124] = &quot;WIOSNA&quot;; 0.5; IF([.C124] = &quot;LATO&quot;; 0.9; 0.4)))" office:value-type="float" office:value="0.5" calcext:value-type="float">
            <text:p>0,5</text:p>
          </table:table-cell>
          <table:table-cell table:style-name="ce22" table:formula="of:=IF([.H123]&gt; 2400 ;IF(NOT(MONTH([.A124]) = MONTH([.A123]));[.E123]+3; [.E123]); [.E123])" office:value-type="float" office:value="10" calcext:value-type="float">
            <text:p>10</text:p>
          </table:table-cell>
          <table:table-cell table:formula="of:=IF(WEEKDAY([.A124];2)&lt; 6; 1; 0) * FLOOR([.E124] *[.D124]) *[.$K$7]" office:value-type="float" office:value="150" calcext:value-type="float">
            <text:p>150</text:p>
          </table:table-cell>
          <table:table-cell table:formula="of:=IF(WEEKDAY([.A124];2) = 7; ([.E123]*15); 0) + IF([.H123]&gt;= 2400; IF(NOT(MONTH([.A124]) = MONTH([.A125]));2400; 0);0)" office:value-type="float" office:value="0" calcext:value-type="float">
            <text:p>0</text:p>
          </table:table-cell>
          <table:table-cell table:formula="of:=[.H123] -[.G124] +[.F124]" office:value-type="float" office:value="-2540" calcext:value-type="float">
            <text:p>-25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04" calcext:value-type="date">
            <text:p>4.05.2023</text:p>
          </table:table-cell>
          <table:table-cell table:formula="of:=[.A125]" office:value-type="date" office:date-value="2023-05-04" calcext:value-type="date">
            <text:p>05-04</text:p>
          </table:table-cell>
          <table:table-cell table:style-name="ce1" table:formula="of:=IF([.B125] &lt; DATE(YEAR([.A125]);3;21); &quot;ZIMA&quot;; IF([.B125] &lt; DATE(YEAR([.A125]);6;21);&quot;WIOSNA&quot; ; IF([.B125] &lt; DATE(YEAR([.A125]);9;23); &quot;LATO&quot;; IF([.B125] &lt; DATE(YEAR([.A125]);12;21);&quot;JESIEŃ&quot;; &quot;ZIMA&quot;))))" office:value-type="string" office:string-value="WIOSNA" calcext:value-type="string">
            <text:p>WIOSNA</text:p>
          </table:table-cell>
          <table:table-cell table:formula="of:=IF([.C125] = &quot;ZIMA&quot;; 0.2; IF([.C125] = &quot;WIOSNA&quot;; 0.5; IF([.C125] = &quot;LATO&quot;; 0.9; 0.4)))" office:value-type="float" office:value="0.5" calcext:value-type="float">
            <text:p>0,5</text:p>
          </table:table-cell>
          <table:table-cell table:style-name="ce22" table:formula="of:=IF([.H124]&gt; 2400 ;IF(NOT(MONTH([.A125]) = MONTH([.A124]));[.E124]+3; [.E124]); [.E124])" office:value-type="float" office:value="10" calcext:value-type="float">
            <text:p>10</text:p>
          </table:table-cell>
          <table:table-cell table:formula="of:=IF(WEEKDAY([.A125];2)&lt; 6; 1; 0) * FLOOR([.E125] *[.D125]) *[.$K$7]" office:value-type="float" office:value="150" calcext:value-type="float">
            <text:p>150</text:p>
          </table:table-cell>
          <table:table-cell table:formula="of:=IF(WEEKDAY([.A125];2) = 7; ([.E124]*15); 0) + IF([.H124]&gt;= 2400; IF(NOT(MONTH([.A125]) = MONTH([.A126]));2400; 0);0)" office:value-type="float" office:value="0" calcext:value-type="float">
            <text:p>0</text:p>
          </table:table-cell>
          <table:table-cell table:formula="of:=[.H124] -[.G125] +[.F125]" office:value-type="float" office:value="-2390" calcext:value-type="float">
            <text:p>-23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05" calcext:value-type="date">
            <text:p>5.05.2023</text:p>
          </table:table-cell>
          <table:table-cell table:formula="of:=[.A126]" office:value-type="date" office:date-value="2023-05-05" calcext:value-type="date">
            <text:p>05-05</text:p>
          </table:table-cell>
          <table:table-cell table:style-name="ce1" table:formula="of:=IF([.B126] &lt; DATE(YEAR([.A126]);3;21); &quot;ZIMA&quot;; IF([.B126] &lt; DATE(YEAR([.A126]);6;21);&quot;WIOSNA&quot; ; IF([.B126] &lt; DATE(YEAR([.A126]);9;23); &quot;LATO&quot;; IF([.B126] &lt; DATE(YEAR([.A126]);12;21);&quot;JESIEŃ&quot;; &quot;ZIMA&quot;))))" office:value-type="string" office:string-value="WIOSNA" calcext:value-type="string">
            <text:p>WIOSNA</text:p>
          </table:table-cell>
          <table:table-cell table:formula="of:=IF([.C126] = &quot;ZIMA&quot;; 0.2; IF([.C126] = &quot;WIOSNA&quot;; 0.5; IF([.C126] = &quot;LATO&quot;; 0.9; 0.4)))" office:value-type="float" office:value="0.5" calcext:value-type="float">
            <text:p>0,5</text:p>
          </table:table-cell>
          <table:table-cell table:style-name="ce22" table:formula="of:=IF([.H125]&gt; 2400 ;IF(NOT(MONTH([.A126]) = MONTH([.A125]));[.E125]+3; [.E125]); [.E125])" office:value-type="float" office:value="10" calcext:value-type="float">
            <text:p>10</text:p>
          </table:table-cell>
          <table:table-cell table:formula="of:=IF(WEEKDAY([.A126];2)&lt; 6; 1; 0) * FLOOR([.E126] *[.D126]) *[.$K$7]" office:value-type="float" office:value="150" calcext:value-type="float">
            <text:p>150</text:p>
          </table:table-cell>
          <table:table-cell table:formula="of:=IF(WEEKDAY([.A126];2) = 7; ([.E125]*15); 0) + IF([.H125]&gt;= 2400; IF(NOT(MONTH([.A126]) = MONTH([.A127]));2400; 0);0)" office:value-type="float" office:value="0" calcext:value-type="float">
            <text:p>0</text:p>
          </table:table-cell>
          <table:table-cell table:formula="of:=[.H125] -[.G126] +[.F126]" office:value-type="float" office:value="-2240" calcext:value-type="float">
            <text:p>-22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06" calcext:value-type="date">
            <text:p>6.05.2023</text:p>
          </table:table-cell>
          <table:table-cell table:formula="of:=[.A127]" office:value-type="date" office:date-value="2023-05-06" calcext:value-type="date">
            <text:p>05-06</text:p>
          </table:table-cell>
          <table:table-cell table:style-name="ce1" table:formula="of:=IF([.B127] &lt; DATE(YEAR([.A127]);3;21); &quot;ZIMA&quot;; IF([.B127] &lt; DATE(YEAR([.A127]);6;21);&quot;WIOSNA&quot; ; IF([.B127] &lt; DATE(YEAR([.A127]);9;23); &quot;LATO&quot;; IF([.B127] &lt; DATE(YEAR([.A127]);12;21);&quot;JESIEŃ&quot;; &quot;ZIMA&quot;))))" office:value-type="string" office:string-value="WIOSNA" calcext:value-type="string">
            <text:p>WIOSNA</text:p>
          </table:table-cell>
          <table:table-cell table:formula="of:=IF([.C127] = &quot;ZIMA&quot;; 0.2; IF([.C127] = &quot;WIOSNA&quot;; 0.5; IF([.C127] = &quot;LATO&quot;; 0.9; 0.4)))" office:value-type="float" office:value="0.5" calcext:value-type="float">
            <text:p>0,5</text:p>
          </table:table-cell>
          <table:table-cell table:style-name="ce22" table:formula="of:=IF([.H126]&gt; 2400 ;IF(NOT(MONTH([.A127]) = MONTH([.A126]));[.E126]+3; [.E126]); [.E126])" office:value-type="float" office:value="10" calcext:value-type="float">
            <text:p>10</text:p>
          </table:table-cell>
          <table:table-cell table:formula="of:=IF(WEEKDAY([.A127];2)&lt; 6; 1; 0) * FLOOR([.E127] *[.D127]) *[.$K$7]" office:value-type="float" office:value="0" calcext:value-type="float">
            <text:p>0</text:p>
          </table:table-cell>
          <table:table-cell table:formula="of:=IF(WEEKDAY([.A127];2) = 7; ([.E126]*15); 0) + IF([.H126]&gt;= 2400; IF(NOT(MONTH([.A127]) = MONTH([.A128]));2400; 0);0)" office:value-type="float" office:value="0" calcext:value-type="float">
            <text:p>0</text:p>
          </table:table-cell>
          <table:table-cell table:formula="of:=[.H126] -[.G127] +[.F127]" office:value-type="float" office:value="-2240" calcext:value-type="float">
            <text:p>-22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07" calcext:value-type="date">
            <text:p>7.05.2023</text:p>
          </table:table-cell>
          <table:table-cell table:formula="of:=[.A128]" office:value-type="date" office:date-value="2023-05-07" calcext:value-type="date">
            <text:p>05-07</text:p>
          </table:table-cell>
          <table:table-cell table:style-name="ce1" table:formula="of:=IF([.B128] &lt; DATE(YEAR([.A128]);3;21); &quot;ZIMA&quot;; IF([.B128] &lt; DATE(YEAR([.A128]);6;21);&quot;WIOSNA&quot; ; IF([.B128] &lt; DATE(YEAR([.A128]);9;23); &quot;LATO&quot;; IF([.B128] &lt; DATE(YEAR([.A128]);12;21);&quot;JESIEŃ&quot;; &quot;ZIMA&quot;))))" office:value-type="string" office:string-value="WIOSNA" calcext:value-type="string">
            <text:p>WIOSNA</text:p>
          </table:table-cell>
          <table:table-cell table:formula="of:=IF([.C128] = &quot;ZIMA&quot;; 0.2; IF([.C128] = &quot;WIOSNA&quot;; 0.5; IF([.C128] = &quot;LATO&quot;; 0.9; 0.4)))" office:value-type="float" office:value="0.5" calcext:value-type="float">
            <text:p>0,5</text:p>
          </table:table-cell>
          <table:table-cell table:style-name="ce22" table:formula="of:=IF([.H127]&gt; 2400 ;IF(NOT(MONTH([.A128]) = MONTH([.A127]));[.E127]+3; [.E127]); [.E127])" office:value-type="float" office:value="10" calcext:value-type="float">
            <text:p>10</text:p>
          </table:table-cell>
          <table:table-cell table:formula="of:=IF(WEEKDAY([.A128];2)&lt; 6; 1; 0) * FLOOR([.E128] *[.D128]) *[.$K$7]" office:value-type="float" office:value="0" calcext:value-type="float">
            <text:p>0</text:p>
          </table:table-cell>
          <table:table-cell table:formula="of:=IF(WEEKDAY([.A128];2) = 7; ([.E127]*15); 0) + IF([.H127]&gt;= 2400; IF(NOT(MONTH([.A128]) = MONTH([.A129]));2400; 0);0)" office:value-type="float" office:value="150" calcext:value-type="float">
            <text:p>150</text:p>
          </table:table-cell>
          <table:table-cell table:formula="of:=[.H127] -[.G128] +[.F128]" office:value-type="float" office:value="-2390" calcext:value-type="float">
            <text:p>-23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08" calcext:value-type="date">
            <text:p>8.05.2023</text:p>
          </table:table-cell>
          <table:table-cell table:formula="of:=[.A129]" office:value-type="date" office:date-value="2023-05-08" calcext:value-type="date">
            <text:p>05-08</text:p>
          </table:table-cell>
          <table:table-cell table:style-name="ce1" table:formula="of:=IF([.B129] &lt; DATE(YEAR([.A129]);3;21); &quot;ZIMA&quot;; IF([.B129] &lt; DATE(YEAR([.A129]);6;21);&quot;WIOSNA&quot; ; IF([.B129] &lt; DATE(YEAR([.A129]);9;23); &quot;LATO&quot;; IF([.B129] &lt; DATE(YEAR([.A129]);12;21);&quot;JESIEŃ&quot;; &quot;ZIMA&quot;))))" office:value-type="string" office:string-value="WIOSNA" calcext:value-type="string">
            <text:p>WIOSNA</text:p>
          </table:table-cell>
          <table:table-cell table:formula="of:=IF([.C129] = &quot;ZIMA&quot;; 0.2; IF([.C129] = &quot;WIOSNA&quot;; 0.5; IF([.C129] = &quot;LATO&quot;; 0.9; 0.4)))" office:value-type="float" office:value="0.5" calcext:value-type="float">
            <text:p>0,5</text:p>
          </table:table-cell>
          <table:table-cell table:style-name="ce22" table:formula="of:=IF([.H128]&gt; 2400 ;IF(NOT(MONTH([.A129]) = MONTH([.A128]));[.E128]+3; [.E128]); [.E128])" office:value-type="float" office:value="10" calcext:value-type="float">
            <text:p>10</text:p>
          </table:table-cell>
          <table:table-cell table:formula="of:=IF(WEEKDAY([.A129];2)&lt; 6; 1; 0) * FLOOR([.E129] *[.D129]) *[.$K$7]" office:value-type="float" office:value="150" calcext:value-type="float">
            <text:p>150</text:p>
          </table:table-cell>
          <table:table-cell table:formula="of:=IF(WEEKDAY([.A129];2) = 7; ([.E128]*15); 0) + IF([.H128]&gt;= 2400; IF(NOT(MONTH([.A129]) = MONTH([.A130]));2400; 0);0)" office:value-type="float" office:value="0" calcext:value-type="float">
            <text:p>0</text:p>
          </table:table-cell>
          <table:table-cell table:formula="of:=[.H128] -[.G129] +[.F129]" office:value-type="float" office:value="-2240" calcext:value-type="float">
            <text:p>-22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09" calcext:value-type="date">
            <text:p>9.05.2023</text:p>
          </table:table-cell>
          <table:table-cell table:formula="of:=[.A130]" office:value-type="date" office:date-value="2023-05-09" calcext:value-type="date">
            <text:p>05-09</text:p>
          </table:table-cell>
          <table:table-cell table:style-name="ce1" table:formula="of:=IF([.B130] &lt; DATE(YEAR([.A130]);3;21); &quot;ZIMA&quot;; IF([.B130] &lt; DATE(YEAR([.A130]);6;21);&quot;WIOSNA&quot; ; IF([.B130] &lt; DATE(YEAR([.A130]);9;23); &quot;LATO&quot;; IF([.B130] &lt; DATE(YEAR([.A130]);12;21);&quot;JESIEŃ&quot;; &quot;ZIMA&quot;))))" office:value-type="string" office:string-value="WIOSNA" calcext:value-type="string">
            <text:p>WIOSNA</text:p>
          </table:table-cell>
          <table:table-cell table:formula="of:=IF([.C130] = &quot;ZIMA&quot;; 0.2; IF([.C130] = &quot;WIOSNA&quot;; 0.5; IF([.C130] = &quot;LATO&quot;; 0.9; 0.4)))" office:value-type="float" office:value="0.5" calcext:value-type="float">
            <text:p>0,5</text:p>
          </table:table-cell>
          <table:table-cell table:style-name="ce22" table:formula="of:=IF([.H129]&gt; 2400 ;IF(NOT(MONTH([.A130]) = MONTH([.A129]));[.E129]+3; [.E129]); [.E129])" office:value-type="float" office:value="10" calcext:value-type="float">
            <text:p>10</text:p>
          </table:table-cell>
          <table:table-cell table:formula="of:=IF(WEEKDAY([.A130];2)&lt; 6; 1; 0) * FLOOR([.E130] *[.D130]) *[.$K$7]" office:value-type="float" office:value="150" calcext:value-type="float">
            <text:p>150</text:p>
          </table:table-cell>
          <table:table-cell table:formula="of:=IF(WEEKDAY([.A130];2) = 7; ([.E129]*15); 0) + IF([.H129]&gt;= 2400; IF(NOT(MONTH([.A130]) = MONTH([.A131]));2400; 0);0)" office:value-type="float" office:value="0" calcext:value-type="float">
            <text:p>0</text:p>
          </table:table-cell>
          <table:table-cell table:formula="of:=[.H129] -[.G130] +[.F130]" office:value-type="float" office:value="-2090" calcext:value-type="float">
            <text:p>-20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10" calcext:value-type="date">
            <text:p>10.05.2023</text:p>
          </table:table-cell>
          <table:table-cell table:formula="of:=[.A131]" office:value-type="date" office:date-value="2023-05-10" calcext:value-type="date">
            <text:p>05-10</text:p>
          </table:table-cell>
          <table:table-cell table:style-name="ce1" table:formula="of:=IF([.B131] &lt; DATE(YEAR([.A131]);3;21); &quot;ZIMA&quot;; IF([.B131] &lt; DATE(YEAR([.A131]);6;21);&quot;WIOSNA&quot; ; IF([.B131] &lt; DATE(YEAR([.A131]);9;23); &quot;LATO&quot;; IF([.B131] &lt; DATE(YEAR([.A131]);12;21);&quot;JESIEŃ&quot;; &quot;ZIMA&quot;))))" office:value-type="string" office:string-value="WIOSNA" calcext:value-type="string">
            <text:p>WIOSNA</text:p>
          </table:table-cell>
          <table:table-cell table:formula="of:=IF([.C131] = &quot;ZIMA&quot;; 0.2; IF([.C131] = &quot;WIOSNA&quot;; 0.5; IF([.C131] = &quot;LATO&quot;; 0.9; 0.4)))" office:value-type="float" office:value="0.5" calcext:value-type="float">
            <text:p>0,5</text:p>
          </table:table-cell>
          <table:table-cell table:style-name="ce22" table:formula="of:=IF([.H130]&gt; 2400 ;IF(NOT(MONTH([.A131]) = MONTH([.A130]));[.E130]+3; [.E130]); [.E130])" office:value-type="float" office:value="10" calcext:value-type="float">
            <text:p>10</text:p>
          </table:table-cell>
          <table:table-cell table:formula="of:=IF(WEEKDAY([.A131];2)&lt; 6; 1; 0) * FLOOR([.E131] *[.D131]) *[.$K$7]" office:value-type="float" office:value="150" calcext:value-type="float">
            <text:p>150</text:p>
          </table:table-cell>
          <table:table-cell table:formula="of:=IF(WEEKDAY([.A131];2) = 7; ([.E130]*15); 0) + IF([.H130]&gt;= 2400; IF(NOT(MONTH([.A131]) = MONTH([.A132]));2400; 0);0)" office:value-type="float" office:value="0" calcext:value-type="float">
            <text:p>0</text:p>
          </table:table-cell>
          <table:table-cell table:formula="of:=[.H130] -[.G131] +[.F131]" office:value-type="float" office:value="-1940" calcext:value-type="float">
            <text:p>-19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11" calcext:value-type="date">
            <text:p>11.05.2023</text:p>
          </table:table-cell>
          <table:table-cell table:formula="of:=[.A132]" office:value-type="date" office:date-value="2023-05-11" calcext:value-type="date">
            <text:p>05-11</text:p>
          </table:table-cell>
          <table:table-cell table:style-name="ce1" table:formula="of:=IF([.B132] &lt; DATE(YEAR([.A132]);3;21); &quot;ZIMA&quot;; IF([.B132] &lt; DATE(YEAR([.A132]);6;21);&quot;WIOSNA&quot; ; IF([.B132] &lt; DATE(YEAR([.A132]);9;23); &quot;LATO&quot;; IF([.B132] &lt; DATE(YEAR([.A132]);12;21);&quot;JESIEŃ&quot;; &quot;ZIMA&quot;))))" office:value-type="string" office:string-value="WIOSNA" calcext:value-type="string">
            <text:p>WIOSNA</text:p>
          </table:table-cell>
          <table:table-cell table:formula="of:=IF([.C132] = &quot;ZIMA&quot;; 0.2; IF([.C132] = &quot;WIOSNA&quot;; 0.5; IF([.C132] = &quot;LATO&quot;; 0.9; 0.4)))" office:value-type="float" office:value="0.5" calcext:value-type="float">
            <text:p>0,5</text:p>
          </table:table-cell>
          <table:table-cell table:style-name="ce22" table:formula="of:=IF([.H131]&gt; 2400 ;IF(NOT(MONTH([.A132]) = MONTH([.A131]));[.E131]+3; [.E131]); [.E131])" office:value-type="float" office:value="10" calcext:value-type="float">
            <text:p>10</text:p>
          </table:table-cell>
          <table:table-cell table:formula="of:=IF(WEEKDAY([.A132];2)&lt; 6; 1; 0) * FLOOR([.E132] *[.D132]) *[.$K$7]" office:value-type="float" office:value="150" calcext:value-type="float">
            <text:p>150</text:p>
          </table:table-cell>
          <table:table-cell table:formula="of:=IF(WEEKDAY([.A132];2) = 7; ([.E131]*15); 0) + IF([.H131]&gt;= 2400; IF(NOT(MONTH([.A132]) = MONTH([.A133]));2400; 0);0)" office:value-type="float" office:value="0" calcext:value-type="float">
            <text:p>0</text:p>
          </table:table-cell>
          <table:table-cell table:formula="of:=[.H131] -[.G132] +[.F132]" office:value-type="float" office:value="-1790" calcext:value-type="float">
            <text:p>-17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12" calcext:value-type="date">
            <text:p>12.05.2023</text:p>
          </table:table-cell>
          <table:table-cell table:formula="of:=[.A133]" office:value-type="date" office:date-value="2023-05-12" calcext:value-type="date">
            <text:p>05-12</text:p>
          </table:table-cell>
          <table:table-cell table:style-name="ce1" table:formula="of:=IF([.B133] &lt; DATE(YEAR([.A133]);3;21); &quot;ZIMA&quot;; IF([.B133] &lt; DATE(YEAR([.A133]);6;21);&quot;WIOSNA&quot; ; IF([.B133] &lt; DATE(YEAR([.A133]);9;23); &quot;LATO&quot;; IF([.B133] &lt; DATE(YEAR([.A133]);12;21);&quot;JESIEŃ&quot;; &quot;ZIMA&quot;))))" office:value-type="string" office:string-value="WIOSNA" calcext:value-type="string">
            <text:p>WIOSNA</text:p>
          </table:table-cell>
          <table:table-cell table:formula="of:=IF([.C133] = &quot;ZIMA&quot;; 0.2; IF([.C133] = &quot;WIOSNA&quot;; 0.5; IF([.C133] = &quot;LATO&quot;; 0.9; 0.4)))" office:value-type="float" office:value="0.5" calcext:value-type="float">
            <text:p>0,5</text:p>
          </table:table-cell>
          <table:table-cell table:style-name="ce22" table:formula="of:=IF([.H132]&gt; 2400 ;IF(NOT(MONTH([.A133]) = MONTH([.A132]));[.E132]+3; [.E132]); [.E132])" office:value-type="float" office:value="10" calcext:value-type="float">
            <text:p>10</text:p>
          </table:table-cell>
          <table:table-cell table:formula="of:=IF(WEEKDAY([.A133];2)&lt; 6; 1; 0) * FLOOR([.E133] *[.D133]) *[.$K$7]" office:value-type="float" office:value="150" calcext:value-type="float">
            <text:p>150</text:p>
          </table:table-cell>
          <table:table-cell table:formula="of:=IF(WEEKDAY([.A133];2) = 7; ([.E132]*15); 0) + IF([.H132]&gt;= 2400; IF(NOT(MONTH([.A133]) = MONTH([.A134]));2400; 0);0)" office:value-type="float" office:value="0" calcext:value-type="float">
            <text:p>0</text:p>
          </table:table-cell>
          <table:table-cell table:formula="of:=[.H132] -[.G133] +[.F133]" office:value-type="float" office:value="-1640" calcext:value-type="float">
            <text:p>-16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13" calcext:value-type="date">
            <text:p>13.05.2023</text:p>
          </table:table-cell>
          <table:table-cell table:formula="of:=[.A134]" office:value-type="date" office:date-value="2023-05-13" calcext:value-type="date">
            <text:p>05-13</text:p>
          </table:table-cell>
          <table:table-cell table:style-name="ce1" table:formula="of:=IF([.B134] &lt; DATE(YEAR([.A134]);3;21); &quot;ZIMA&quot;; IF([.B134] &lt; DATE(YEAR([.A134]);6;21);&quot;WIOSNA&quot; ; IF([.B134] &lt; DATE(YEAR([.A134]);9;23); &quot;LATO&quot;; IF([.B134] &lt; DATE(YEAR([.A134]);12;21);&quot;JESIEŃ&quot;; &quot;ZIMA&quot;))))" office:value-type="string" office:string-value="WIOSNA" calcext:value-type="string">
            <text:p>WIOSNA</text:p>
          </table:table-cell>
          <table:table-cell table:formula="of:=IF([.C134] = &quot;ZIMA&quot;; 0.2; IF([.C134] = &quot;WIOSNA&quot;; 0.5; IF([.C134] = &quot;LATO&quot;; 0.9; 0.4)))" office:value-type="float" office:value="0.5" calcext:value-type="float">
            <text:p>0,5</text:p>
          </table:table-cell>
          <table:table-cell table:style-name="ce22" table:formula="of:=IF([.H133]&gt; 2400 ;IF(NOT(MONTH([.A134]) = MONTH([.A133]));[.E133]+3; [.E133]); [.E133])" office:value-type="float" office:value="10" calcext:value-type="float">
            <text:p>10</text:p>
          </table:table-cell>
          <table:table-cell table:formula="of:=IF(WEEKDAY([.A134];2)&lt; 6; 1; 0) * FLOOR([.E134] *[.D134]) *[.$K$7]" office:value-type="float" office:value="0" calcext:value-type="float">
            <text:p>0</text:p>
          </table:table-cell>
          <table:table-cell table:formula="of:=IF(WEEKDAY([.A134];2) = 7; ([.E133]*15); 0) + IF([.H133]&gt;= 2400; IF(NOT(MONTH([.A134]) = MONTH([.A135]));2400; 0);0)" office:value-type="float" office:value="0" calcext:value-type="float">
            <text:p>0</text:p>
          </table:table-cell>
          <table:table-cell table:formula="of:=[.H133] -[.G134] +[.F134]" office:value-type="float" office:value="-1640" calcext:value-type="float">
            <text:p>-16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14" calcext:value-type="date">
            <text:p>14.05.2023</text:p>
          </table:table-cell>
          <table:table-cell table:formula="of:=[.A135]" office:value-type="date" office:date-value="2023-05-14" calcext:value-type="date">
            <text:p>05-14</text:p>
          </table:table-cell>
          <table:table-cell table:style-name="ce1" table:formula="of:=IF([.B135] &lt; DATE(YEAR([.A135]);3;21); &quot;ZIMA&quot;; IF([.B135] &lt; DATE(YEAR([.A135]);6;21);&quot;WIOSNA&quot; ; IF([.B135] &lt; DATE(YEAR([.A135]);9;23); &quot;LATO&quot;; IF([.B135] &lt; DATE(YEAR([.A135]);12;21);&quot;JESIEŃ&quot;; &quot;ZIMA&quot;))))" office:value-type="string" office:string-value="WIOSNA" calcext:value-type="string">
            <text:p>WIOSNA</text:p>
          </table:table-cell>
          <table:table-cell table:formula="of:=IF([.C135] = &quot;ZIMA&quot;; 0.2; IF([.C135] = &quot;WIOSNA&quot;; 0.5; IF([.C135] = &quot;LATO&quot;; 0.9; 0.4)))" office:value-type="float" office:value="0.5" calcext:value-type="float">
            <text:p>0,5</text:p>
          </table:table-cell>
          <table:table-cell table:style-name="ce22" table:formula="of:=IF([.H134]&gt; 2400 ;IF(NOT(MONTH([.A135]) = MONTH([.A134]));[.E134]+3; [.E134]); [.E134])" office:value-type="float" office:value="10" calcext:value-type="float">
            <text:p>10</text:p>
          </table:table-cell>
          <table:table-cell table:formula="of:=IF(WEEKDAY([.A135];2)&lt; 6; 1; 0) * FLOOR([.E135] *[.D135]) *[.$K$7]" office:value-type="float" office:value="0" calcext:value-type="float">
            <text:p>0</text:p>
          </table:table-cell>
          <table:table-cell table:formula="of:=IF(WEEKDAY([.A135];2) = 7; ([.E134]*15); 0) + IF([.H134]&gt;= 2400; IF(NOT(MONTH([.A135]) = MONTH([.A136]));2400; 0);0)" office:value-type="float" office:value="150" calcext:value-type="float">
            <text:p>150</text:p>
          </table:table-cell>
          <table:table-cell table:formula="of:=[.H134] -[.G135] +[.F135]" office:value-type="float" office:value="-1790" calcext:value-type="float">
            <text:p>-17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15" calcext:value-type="date">
            <text:p>15.05.2023</text:p>
          </table:table-cell>
          <table:table-cell table:formula="of:=[.A136]" office:value-type="date" office:date-value="2023-05-15" calcext:value-type="date">
            <text:p>05-15</text:p>
          </table:table-cell>
          <table:table-cell table:style-name="ce1" table:formula="of:=IF([.B136] &lt; DATE(YEAR([.A136]);3;21); &quot;ZIMA&quot;; IF([.B136] &lt; DATE(YEAR([.A136]);6;21);&quot;WIOSNA&quot; ; IF([.B136] &lt; DATE(YEAR([.A136]);9;23); &quot;LATO&quot;; IF([.B136] &lt; DATE(YEAR([.A136]);12;21);&quot;JESIEŃ&quot;; &quot;ZIMA&quot;))))" office:value-type="string" office:string-value="WIOSNA" calcext:value-type="string">
            <text:p>WIOSNA</text:p>
          </table:table-cell>
          <table:table-cell table:formula="of:=IF([.C136] = &quot;ZIMA&quot;; 0.2; IF([.C136] = &quot;WIOSNA&quot;; 0.5; IF([.C136] = &quot;LATO&quot;; 0.9; 0.4)))" office:value-type="float" office:value="0.5" calcext:value-type="float">
            <text:p>0,5</text:p>
          </table:table-cell>
          <table:table-cell table:style-name="ce22" table:formula="of:=IF([.H135]&gt; 2400 ;IF(NOT(MONTH([.A136]) = MONTH([.A135]));[.E135]+3; [.E135]); [.E135])" office:value-type="float" office:value="10" calcext:value-type="float">
            <text:p>10</text:p>
          </table:table-cell>
          <table:table-cell table:formula="of:=IF(WEEKDAY([.A136];2)&lt; 6; 1; 0) * FLOOR([.E136] *[.D136]) *[.$K$7]" office:value-type="float" office:value="150" calcext:value-type="float">
            <text:p>150</text:p>
          </table:table-cell>
          <table:table-cell table:formula="of:=IF(WEEKDAY([.A136];2) = 7; ([.E135]*15); 0) + IF([.H135]&gt;= 2400; IF(NOT(MONTH([.A136]) = MONTH([.A137]));2400; 0);0)" office:value-type="float" office:value="0" calcext:value-type="float">
            <text:p>0</text:p>
          </table:table-cell>
          <table:table-cell table:formula="of:=[.H135] -[.G136] +[.F136]" office:value-type="float" office:value="-1640" calcext:value-type="float">
            <text:p>-16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16" calcext:value-type="date">
            <text:p>16.05.2023</text:p>
          </table:table-cell>
          <table:table-cell table:formula="of:=[.A137]" office:value-type="date" office:date-value="2023-05-16" calcext:value-type="date">
            <text:p>05-16</text:p>
          </table:table-cell>
          <table:table-cell table:style-name="ce1" table:formula="of:=IF([.B137] &lt; DATE(YEAR([.A137]);3;21); &quot;ZIMA&quot;; IF([.B137] &lt; DATE(YEAR([.A137]);6;21);&quot;WIOSNA&quot; ; IF([.B137] &lt; DATE(YEAR([.A137]);9;23); &quot;LATO&quot;; IF([.B137] &lt; DATE(YEAR([.A137]);12;21);&quot;JESIEŃ&quot;; &quot;ZIMA&quot;))))" office:value-type="string" office:string-value="WIOSNA" calcext:value-type="string">
            <text:p>WIOSNA</text:p>
          </table:table-cell>
          <table:table-cell table:formula="of:=IF([.C137] = &quot;ZIMA&quot;; 0.2; IF([.C137] = &quot;WIOSNA&quot;; 0.5; IF([.C137] = &quot;LATO&quot;; 0.9; 0.4)))" office:value-type="float" office:value="0.5" calcext:value-type="float">
            <text:p>0,5</text:p>
          </table:table-cell>
          <table:table-cell table:style-name="ce22" table:formula="of:=IF([.H136]&gt; 2400 ;IF(NOT(MONTH([.A137]) = MONTH([.A136]));[.E136]+3; [.E136]); [.E136])" office:value-type="float" office:value="10" calcext:value-type="float">
            <text:p>10</text:p>
          </table:table-cell>
          <table:table-cell table:formula="of:=IF(WEEKDAY([.A137];2)&lt; 6; 1; 0) * FLOOR([.E137] *[.D137]) *[.$K$7]" office:value-type="float" office:value="150" calcext:value-type="float">
            <text:p>150</text:p>
          </table:table-cell>
          <table:table-cell table:formula="of:=IF(WEEKDAY([.A137];2) = 7; ([.E136]*15); 0) + IF([.H136]&gt;= 2400; IF(NOT(MONTH([.A137]) = MONTH([.A138]));2400; 0);0)" office:value-type="float" office:value="0" calcext:value-type="float">
            <text:p>0</text:p>
          </table:table-cell>
          <table:table-cell table:formula="of:=[.H136] -[.G137] +[.F137]" office:value-type="float" office:value="-1490" calcext:value-type="float">
            <text:p>-14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17" calcext:value-type="date">
            <text:p>17.05.2023</text:p>
          </table:table-cell>
          <table:table-cell table:formula="of:=[.A138]" office:value-type="date" office:date-value="2023-05-17" calcext:value-type="date">
            <text:p>05-17</text:p>
          </table:table-cell>
          <table:table-cell table:style-name="ce1" table:formula="of:=IF([.B138] &lt; DATE(YEAR([.A138]);3;21); &quot;ZIMA&quot;; IF([.B138] &lt; DATE(YEAR([.A138]);6;21);&quot;WIOSNA&quot; ; IF([.B138] &lt; DATE(YEAR([.A138]);9;23); &quot;LATO&quot;; IF([.B138] &lt; DATE(YEAR([.A138]);12;21);&quot;JESIEŃ&quot;; &quot;ZIMA&quot;))))" office:value-type="string" office:string-value="WIOSNA" calcext:value-type="string">
            <text:p>WIOSNA</text:p>
          </table:table-cell>
          <table:table-cell table:formula="of:=IF([.C138] = &quot;ZIMA&quot;; 0.2; IF([.C138] = &quot;WIOSNA&quot;; 0.5; IF([.C138] = &quot;LATO&quot;; 0.9; 0.4)))" office:value-type="float" office:value="0.5" calcext:value-type="float">
            <text:p>0,5</text:p>
          </table:table-cell>
          <table:table-cell table:style-name="ce22" table:formula="of:=IF([.H137]&gt; 2400 ;IF(NOT(MONTH([.A138]) = MONTH([.A137]));[.E137]+3; [.E137]); [.E137])" office:value-type="float" office:value="10" calcext:value-type="float">
            <text:p>10</text:p>
          </table:table-cell>
          <table:table-cell table:formula="of:=IF(WEEKDAY([.A138];2)&lt; 6; 1; 0) * FLOOR([.E138] *[.D138]) *[.$K$7]" office:value-type="float" office:value="150" calcext:value-type="float">
            <text:p>150</text:p>
          </table:table-cell>
          <table:table-cell table:formula="of:=IF(WEEKDAY([.A138];2) = 7; ([.E137]*15); 0) + IF([.H137]&gt;= 2400; IF(NOT(MONTH([.A138]) = MONTH([.A139]));2400; 0);0)" office:value-type="float" office:value="0" calcext:value-type="float">
            <text:p>0</text:p>
          </table:table-cell>
          <table:table-cell table:formula="of:=[.H137] -[.G138] +[.F138]" office:value-type="float" office:value="-1340" calcext:value-type="float">
            <text:p>-13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18" calcext:value-type="date">
            <text:p>18.05.2023</text:p>
          </table:table-cell>
          <table:table-cell table:formula="of:=[.A139]" office:value-type="date" office:date-value="2023-05-18" calcext:value-type="date">
            <text:p>05-18</text:p>
          </table:table-cell>
          <table:table-cell table:style-name="ce1" table:formula="of:=IF([.B139] &lt; DATE(YEAR([.A139]);3;21); &quot;ZIMA&quot;; IF([.B139] &lt; DATE(YEAR([.A139]);6;21);&quot;WIOSNA&quot; ; IF([.B139] &lt; DATE(YEAR([.A139]);9;23); &quot;LATO&quot;; IF([.B139] &lt; DATE(YEAR([.A139]);12;21);&quot;JESIEŃ&quot;; &quot;ZIMA&quot;))))" office:value-type="string" office:string-value="WIOSNA" calcext:value-type="string">
            <text:p>WIOSNA</text:p>
          </table:table-cell>
          <table:table-cell table:formula="of:=IF([.C139] = &quot;ZIMA&quot;; 0.2; IF([.C139] = &quot;WIOSNA&quot;; 0.5; IF([.C139] = &quot;LATO&quot;; 0.9; 0.4)))" office:value-type="float" office:value="0.5" calcext:value-type="float">
            <text:p>0,5</text:p>
          </table:table-cell>
          <table:table-cell table:style-name="ce22" table:formula="of:=IF([.H138]&gt; 2400 ;IF(NOT(MONTH([.A139]) = MONTH([.A138]));[.E138]+3; [.E138]); [.E138])" office:value-type="float" office:value="10" calcext:value-type="float">
            <text:p>10</text:p>
          </table:table-cell>
          <table:table-cell table:formula="of:=IF(WEEKDAY([.A139];2)&lt; 6; 1; 0) * FLOOR([.E139] *[.D139]) *[.$K$7]" office:value-type="float" office:value="150" calcext:value-type="float">
            <text:p>150</text:p>
          </table:table-cell>
          <table:table-cell table:formula="of:=IF(WEEKDAY([.A139];2) = 7; ([.E138]*15); 0) + IF([.H138]&gt;= 2400; IF(NOT(MONTH([.A139]) = MONTH([.A140]));2400; 0);0)" office:value-type="float" office:value="0" calcext:value-type="float">
            <text:p>0</text:p>
          </table:table-cell>
          <table:table-cell table:formula="of:=[.H138] -[.G139] +[.F139]" office:value-type="float" office:value="-1190" calcext:value-type="float">
            <text:p>-11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19" calcext:value-type="date">
            <text:p>19.05.2023</text:p>
          </table:table-cell>
          <table:table-cell table:formula="of:=[.A140]" office:value-type="date" office:date-value="2023-05-19" calcext:value-type="date">
            <text:p>05-19</text:p>
          </table:table-cell>
          <table:table-cell table:style-name="ce1" table:formula="of:=IF([.B140] &lt; DATE(YEAR([.A140]);3;21); &quot;ZIMA&quot;; IF([.B140] &lt; DATE(YEAR([.A140]);6;21);&quot;WIOSNA&quot; ; IF([.B140] &lt; DATE(YEAR([.A140]);9;23); &quot;LATO&quot;; IF([.B140] &lt; DATE(YEAR([.A140]);12;21);&quot;JESIEŃ&quot;; &quot;ZIMA&quot;))))" office:value-type="string" office:string-value="WIOSNA" calcext:value-type="string">
            <text:p>WIOSNA</text:p>
          </table:table-cell>
          <table:table-cell table:formula="of:=IF([.C140] = &quot;ZIMA&quot;; 0.2; IF([.C140] = &quot;WIOSNA&quot;; 0.5; IF([.C140] = &quot;LATO&quot;; 0.9; 0.4)))" office:value-type="float" office:value="0.5" calcext:value-type="float">
            <text:p>0,5</text:p>
          </table:table-cell>
          <table:table-cell table:style-name="ce22" table:formula="of:=IF([.H139]&gt; 2400 ;IF(NOT(MONTH([.A140]) = MONTH([.A139]));[.E139]+3; [.E139]); [.E139])" office:value-type="float" office:value="10" calcext:value-type="float">
            <text:p>10</text:p>
          </table:table-cell>
          <table:table-cell table:formula="of:=IF(WEEKDAY([.A140];2)&lt; 6; 1; 0) * FLOOR([.E140] *[.D140]) *[.$K$7]" office:value-type="float" office:value="150" calcext:value-type="float">
            <text:p>150</text:p>
          </table:table-cell>
          <table:table-cell table:formula="of:=IF(WEEKDAY([.A140];2) = 7; ([.E139]*15); 0) + IF([.H139]&gt;= 2400; IF(NOT(MONTH([.A140]) = MONTH([.A141]));2400; 0);0)" office:value-type="float" office:value="0" calcext:value-type="float">
            <text:p>0</text:p>
          </table:table-cell>
          <table:table-cell table:formula="of:=[.H139] -[.G140] +[.F140]" office:value-type="float" office:value="-1040" calcext:value-type="float">
            <text:p>-10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20" calcext:value-type="date">
            <text:p>20.05.2023</text:p>
          </table:table-cell>
          <table:table-cell table:formula="of:=[.A141]" office:value-type="date" office:date-value="2023-05-20" calcext:value-type="date">
            <text:p>05-20</text:p>
          </table:table-cell>
          <table:table-cell table:style-name="ce1" table:formula="of:=IF([.B141] &lt; DATE(YEAR([.A141]);3;21); &quot;ZIMA&quot;; IF([.B141] &lt; DATE(YEAR([.A141]);6;21);&quot;WIOSNA&quot; ; IF([.B141] &lt; DATE(YEAR([.A141]);9;23); &quot;LATO&quot;; IF([.B141] &lt; DATE(YEAR([.A141]);12;21);&quot;JESIEŃ&quot;; &quot;ZIMA&quot;))))" office:value-type="string" office:string-value="WIOSNA" calcext:value-type="string">
            <text:p>WIOSNA</text:p>
          </table:table-cell>
          <table:table-cell table:formula="of:=IF([.C141] = &quot;ZIMA&quot;; 0.2; IF([.C141] = &quot;WIOSNA&quot;; 0.5; IF([.C141] = &quot;LATO&quot;; 0.9; 0.4)))" office:value-type="float" office:value="0.5" calcext:value-type="float">
            <text:p>0,5</text:p>
          </table:table-cell>
          <table:table-cell table:style-name="ce22" table:formula="of:=IF([.H140]&gt; 2400 ;IF(NOT(MONTH([.A141]) = MONTH([.A140]));[.E140]+3; [.E140]); [.E140])" office:value-type="float" office:value="10" calcext:value-type="float">
            <text:p>10</text:p>
          </table:table-cell>
          <table:table-cell table:formula="of:=IF(WEEKDAY([.A141];2)&lt; 6; 1; 0) * FLOOR([.E141] *[.D141]) *[.$K$7]" office:value-type="float" office:value="0" calcext:value-type="float">
            <text:p>0</text:p>
          </table:table-cell>
          <table:table-cell table:formula="of:=IF(WEEKDAY([.A141];2) = 7; ([.E140]*15); 0) + IF([.H140]&gt;= 2400; IF(NOT(MONTH([.A141]) = MONTH([.A142]));2400; 0);0)" office:value-type="float" office:value="0" calcext:value-type="float">
            <text:p>0</text:p>
          </table:table-cell>
          <table:table-cell table:formula="of:=[.H140] -[.G141] +[.F141]" office:value-type="float" office:value="-1040" calcext:value-type="float">
            <text:p>-10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21" calcext:value-type="date">
            <text:p>21.05.2023</text:p>
          </table:table-cell>
          <table:table-cell table:formula="of:=[.A142]" office:value-type="date" office:date-value="2023-05-21" calcext:value-type="date">
            <text:p>05-21</text:p>
          </table:table-cell>
          <table:table-cell table:style-name="ce1" table:formula="of:=IF([.B142] &lt; DATE(YEAR([.A142]);3;21); &quot;ZIMA&quot;; IF([.B142] &lt; DATE(YEAR([.A142]);6;21);&quot;WIOSNA&quot; ; IF([.B142] &lt; DATE(YEAR([.A142]);9;23); &quot;LATO&quot;; IF([.B142] &lt; DATE(YEAR([.A142]);12;21);&quot;JESIEŃ&quot;; &quot;ZIMA&quot;))))" office:value-type="string" office:string-value="WIOSNA" calcext:value-type="string">
            <text:p>WIOSNA</text:p>
          </table:table-cell>
          <table:table-cell table:formula="of:=IF([.C142] = &quot;ZIMA&quot;; 0.2; IF([.C142] = &quot;WIOSNA&quot;; 0.5; IF([.C142] = &quot;LATO&quot;; 0.9; 0.4)))" office:value-type="float" office:value="0.5" calcext:value-type="float">
            <text:p>0,5</text:p>
          </table:table-cell>
          <table:table-cell table:style-name="ce22" table:formula="of:=IF([.H141]&gt; 2400 ;IF(NOT(MONTH([.A142]) = MONTH([.A141]));[.E141]+3; [.E141]); [.E141])" office:value-type="float" office:value="10" calcext:value-type="float">
            <text:p>10</text:p>
          </table:table-cell>
          <table:table-cell table:formula="of:=IF(WEEKDAY([.A142];2)&lt; 6; 1; 0) * FLOOR([.E142] *[.D142]) *[.$K$7]" office:value-type="float" office:value="0" calcext:value-type="float">
            <text:p>0</text:p>
          </table:table-cell>
          <table:table-cell table:formula="of:=IF(WEEKDAY([.A142];2) = 7; ([.E141]*15); 0) + IF([.H141]&gt;= 2400; IF(NOT(MONTH([.A142]) = MONTH([.A143]));2400; 0);0)" office:value-type="float" office:value="150" calcext:value-type="float">
            <text:p>150</text:p>
          </table:table-cell>
          <table:table-cell table:formula="of:=[.H141] -[.G142] +[.F142]" office:value-type="float" office:value="-1190" calcext:value-type="float">
            <text:p>-11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22" calcext:value-type="date">
            <text:p>22.05.2023</text:p>
          </table:table-cell>
          <table:table-cell table:formula="of:=[.A143]" office:value-type="date" office:date-value="2023-05-22" calcext:value-type="date">
            <text:p>05-22</text:p>
          </table:table-cell>
          <table:table-cell table:style-name="ce1" table:formula="of:=IF([.B143] &lt; DATE(YEAR([.A143]);3;21); &quot;ZIMA&quot;; IF([.B143] &lt; DATE(YEAR([.A143]);6;21);&quot;WIOSNA&quot; ; IF([.B143] &lt; DATE(YEAR([.A143]);9;23); &quot;LATO&quot;; IF([.B143] &lt; DATE(YEAR([.A143]);12;21);&quot;JESIEŃ&quot;; &quot;ZIMA&quot;))))" office:value-type="string" office:string-value="WIOSNA" calcext:value-type="string">
            <text:p>WIOSNA</text:p>
          </table:table-cell>
          <table:table-cell table:formula="of:=IF([.C143] = &quot;ZIMA&quot;; 0.2; IF([.C143] = &quot;WIOSNA&quot;; 0.5; IF([.C143] = &quot;LATO&quot;; 0.9; 0.4)))" office:value-type="float" office:value="0.5" calcext:value-type="float">
            <text:p>0,5</text:p>
          </table:table-cell>
          <table:table-cell table:style-name="ce22" table:formula="of:=IF([.H142]&gt; 2400 ;IF(NOT(MONTH([.A143]) = MONTH([.A142]));[.E142]+3; [.E142]); [.E142])" office:value-type="float" office:value="10" calcext:value-type="float">
            <text:p>10</text:p>
          </table:table-cell>
          <table:table-cell table:formula="of:=IF(WEEKDAY([.A143];2)&lt; 6; 1; 0) * FLOOR([.E143] *[.D143]) *[.$K$7]" office:value-type="float" office:value="150" calcext:value-type="float">
            <text:p>150</text:p>
          </table:table-cell>
          <table:table-cell table:formula="of:=IF(WEEKDAY([.A143];2) = 7; ([.E142]*15); 0) + IF([.H142]&gt;= 2400; IF(NOT(MONTH([.A143]) = MONTH([.A144]));2400; 0);0)" office:value-type="float" office:value="0" calcext:value-type="float">
            <text:p>0</text:p>
          </table:table-cell>
          <table:table-cell table:formula="of:=[.H142] -[.G143] +[.F143]" office:value-type="float" office:value="-1040" calcext:value-type="float">
            <text:p>-10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23" calcext:value-type="date">
            <text:p>23.05.2023</text:p>
          </table:table-cell>
          <table:table-cell table:formula="of:=[.A144]" office:value-type="date" office:date-value="2023-05-23" calcext:value-type="date">
            <text:p>05-23</text:p>
          </table:table-cell>
          <table:table-cell table:style-name="ce1" table:formula="of:=IF([.B144] &lt; DATE(YEAR([.A144]);3;21); &quot;ZIMA&quot;; IF([.B144] &lt; DATE(YEAR([.A144]);6;21);&quot;WIOSNA&quot; ; IF([.B144] &lt; DATE(YEAR([.A144]);9;23); &quot;LATO&quot;; IF([.B144] &lt; DATE(YEAR([.A144]);12;21);&quot;JESIEŃ&quot;; &quot;ZIMA&quot;))))" office:value-type="string" office:string-value="WIOSNA" calcext:value-type="string">
            <text:p>WIOSNA</text:p>
          </table:table-cell>
          <table:table-cell table:formula="of:=IF([.C144] = &quot;ZIMA&quot;; 0.2; IF([.C144] = &quot;WIOSNA&quot;; 0.5; IF([.C144] = &quot;LATO&quot;; 0.9; 0.4)))" office:value-type="float" office:value="0.5" calcext:value-type="float">
            <text:p>0,5</text:p>
          </table:table-cell>
          <table:table-cell table:style-name="ce22" table:formula="of:=IF([.H143]&gt; 2400 ;IF(NOT(MONTH([.A144]) = MONTH([.A143]));[.E143]+3; [.E143]); [.E143])" office:value-type="float" office:value="10" calcext:value-type="float">
            <text:p>10</text:p>
          </table:table-cell>
          <table:table-cell table:formula="of:=IF(WEEKDAY([.A144];2)&lt; 6; 1; 0) * FLOOR([.E144] *[.D144]) *[.$K$7]" office:value-type="float" office:value="150" calcext:value-type="float">
            <text:p>150</text:p>
          </table:table-cell>
          <table:table-cell table:formula="of:=IF(WEEKDAY([.A144];2) = 7; ([.E143]*15); 0) + IF([.H143]&gt;= 2400; IF(NOT(MONTH([.A144]) = MONTH([.A145]));2400; 0);0)" office:value-type="float" office:value="0" calcext:value-type="float">
            <text:p>0</text:p>
          </table:table-cell>
          <table:table-cell table:formula="of:=[.H143] -[.G144] +[.F144]" office:value-type="float" office:value="-890" calcext:value-type="float">
            <text:p>-8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24" calcext:value-type="date">
            <text:p>24.05.2023</text:p>
          </table:table-cell>
          <table:table-cell table:formula="of:=[.A145]" office:value-type="date" office:date-value="2023-05-24" calcext:value-type="date">
            <text:p>05-24</text:p>
          </table:table-cell>
          <table:table-cell table:style-name="ce1" table:formula="of:=IF([.B145] &lt; DATE(YEAR([.A145]);3;21); &quot;ZIMA&quot;; IF([.B145] &lt; DATE(YEAR([.A145]);6;21);&quot;WIOSNA&quot; ; IF([.B145] &lt; DATE(YEAR([.A145]);9;23); &quot;LATO&quot;; IF([.B145] &lt; DATE(YEAR([.A145]);12;21);&quot;JESIEŃ&quot;; &quot;ZIMA&quot;))))" office:value-type="string" office:string-value="WIOSNA" calcext:value-type="string">
            <text:p>WIOSNA</text:p>
          </table:table-cell>
          <table:table-cell table:formula="of:=IF([.C145] = &quot;ZIMA&quot;; 0.2; IF([.C145] = &quot;WIOSNA&quot;; 0.5; IF([.C145] = &quot;LATO&quot;; 0.9; 0.4)))" office:value-type="float" office:value="0.5" calcext:value-type="float">
            <text:p>0,5</text:p>
          </table:table-cell>
          <table:table-cell table:style-name="ce22" table:formula="of:=IF([.H144]&gt; 2400 ;IF(NOT(MONTH([.A145]) = MONTH([.A144]));[.E144]+3; [.E144]); [.E144])" office:value-type="float" office:value="10" calcext:value-type="float">
            <text:p>10</text:p>
          </table:table-cell>
          <table:table-cell table:formula="of:=IF(WEEKDAY([.A145];2)&lt; 6; 1; 0) * FLOOR([.E145] *[.D145]) *[.$K$7]" office:value-type="float" office:value="150" calcext:value-type="float">
            <text:p>150</text:p>
          </table:table-cell>
          <table:table-cell table:formula="of:=IF(WEEKDAY([.A145];2) = 7; ([.E144]*15); 0) + IF([.H144]&gt;= 2400; IF(NOT(MONTH([.A145]) = MONTH([.A146]));2400; 0);0)" office:value-type="float" office:value="0" calcext:value-type="float">
            <text:p>0</text:p>
          </table:table-cell>
          <table:table-cell table:formula="of:=[.H144] -[.G145] +[.F145]" office:value-type="float" office:value="-740" calcext:value-type="float">
            <text:p>-7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25" calcext:value-type="date">
            <text:p>25.05.2023</text:p>
          </table:table-cell>
          <table:table-cell table:formula="of:=[.A146]" office:value-type="date" office:date-value="2023-05-25" calcext:value-type="date">
            <text:p>05-25</text:p>
          </table:table-cell>
          <table:table-cell table:style-name="ce1" table:formula="of:=IF([.B146] &lt; DATE(YEAR([.A146]);3;21); &quot;ZIMA&quot;; IF([.B146] &lt; DATE(YEAR([.A146]);6;21);&quot;WIOSNA&quot; ; IF([.B146] &lt; DATE(YEAR([.A146]);9;23); &quot;LATO&quot;; IF([.B146] &lt; DATE(YEAR([.A146]);12;21);&quot;JESIEŃ&quot;; &quot;ZIMA&quot;))))" office:value-type="string" office:string-value="WIOSNA" calcext:value-type="string">
            <text:p>WIOSNA</text:p>
          </table:table-cell>
          <table:table-cell table:formula="of:=IF([.C146] = &quot;ZIMA&quot;; 0.2; IF([.C146] = &quot;WIOSNA&quot;; 0.5; IF([.C146] = &quot;LATO&quot;; 0.9; 0.4)))" office:value-type="float" office:value="0.5" calcext:value-type="float">
            <text:p>0,5</text:p>
          </table:table-cell>
          <table:table-cell table:style-name="ce22" table:formula="of:=IF([.H145]&gt; 2400 ;IF(NOT(MONTH([.A146]) = MONTH([.A145]));[.E145]+3; [.E145]); [.E145])" office:value-type="float" office:value="10" calcext:value-type="float">
            <text:p>10</text:p>
          </table:table-cell>
          <table:table-cell table:formula="of:=IF(WEEKDAY([.A146];2)&lt; 6; 1; 0) * FLOOR([.E146] *[.D146]) *[.$K$7]" office:value-type="float" office:value="150" calcext:value-type="float">
            <text:p>150</text:p>
          </table:table-cell>
          <table:table-cell table:formula="of:=IF(WEEKDAY([.A146];2) = 7; ([.E145]*15); 0) + IF([.H145]&gt;= 2400; IF(NOT(MONTH([.A146]) = MONTH([.A147]));2400; 0);0)" office:value-type="float" office:value="0" calcext:value-type="float">
            <text:p>0</text:p>
          </table:table-cell>
          <table:table-cell table:formula="of:=[.H145] -[.G146] +[.F146]" office:value-type="float" office:value="-590" calcext:value-type="float">
            <text:p>-5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26" calcext:value-type="date">
            <text:p>26.05.2023</text:p>
          </table:table-cell>
          <table:table-cell table:formula="of:=[.A147]" office:value-type="date" office:date-value="2023-05-26" calcext:value-type="date">
            <text:p>05-26</text:p>
          </table:table-cell>
          <table:table-cell table:style-name="ce1" table:formula="of:=IF([.B147] &lt; DATE(YEAR([.A147]);3;21); &quot;ZIMA&quot;; IF([.B147] &lt; DATE(YEAR([.A147]);6;21);&quot;WIOSNA&quot; ; IF([.B147] &lt; DATE(YEAR([.A147]);9;23); &quot;LATO&quot;; IF([.B147] &lt; DATE(YEAR([.A147]);12;21);&quot;JESIEŃ&quot;; &quot;ZIMA&quot;))))" office:value-type="string" office:string-value="WIOSNA" calcext:value-type="string">
            <text:p>WIOSNA</text:p>
          </table:table-cell>
          <table:table-cell table:formula="of:=IF([.C147] = &quot;ZIMA&quot;; 0.2; IF([.C147] = &quot;WIOSNA&quot;; 0.5; IF([.C147] = &quot;LATO&quot;; 0.9; 0.4)))" office:value-type="float" office:value="0.5" calcext:value-type="float">
            <text:p>0,5</text:p>
          </table:table-cell>
          <table:table-cell table:style-name="ce22" table:formula="of:=IF([.H146]&gt; 2400 ;IF(NOT(MONTH([.A147]) = MONTH([.A146]));[.E146]+3; [.E146]); [.E146])" office:value-type="float" office:value="10" calcext:value-type="float">
            <text:p>10</text:p>
          </table:table-cell>
          <table:table-cell table:formula="of:=IF(WEEKDAY([.A147];2)&lt; 6; 1; 0) * FLOOR([.E147] *[.D147]) *[.$K$7]" office:value-type="float" office:value="150" calcext:value-type="float">
            <text:p>150</text:p>
          </table:table-cell>
          <table:table-cell table:formula="of:=IF(WEEKDAY([.A147];2) = 7; ([.E146]*15); 0) + IF([.H146]&gt;= 2400; IF(NOT(MONTH([.A147]) = MONTH([.A148]));2400; 0);0)" office:value-type="float" office:value="0" calcext:value-type="float">
            <text:p>0</text:p>
          </table:table-cell>
          <table:table-cell table:formula="of:=[.H146] -[.G147] +[.F147]" office:value-type="float" office:value="-440" calcext:value-type="float">
            <text:p>-4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27" calcext:value-type="date">
            <text:p>27.05.2023</text:p>
          </table:table-cell>
          <table:table-cell table:formula="of:=[.A148]" office:value-type="date" office:date-value="2023-05-27" calcext:value-type="date">
            <text:p>05-27</text:p>
          </table:table-cell>
          <table:table-cell table:style-name="ce1" table:formula="of:=IF([.B148] &lt; DATE(YEAR([.A148]);3;21); &quot;ZIMA&quot;; IF([.B148] &lt; DATE(YEAR([.A148]);6;21);&quot;WIOSNA&quot; ; IF([.B148] &lt; DATE(YEAR([.A148]);9;23); &quot;LATO&quot;; IF([.B148] &lt; DATE(YEAR([.A148]);12;21);&quot;JESIEŃ&quot;; &quot;ZIMA&quot;))))" office:value-type="string" office:string-value="WIOSNA" calcext:value-type="string">
            <text:p>WIOSNA</text:p>
          </table:table-cell>
          <table:table-cell table:formula="of:=IF([.C148] = &quot;ZIMA&quot;; 0.2; IF([.C148] = &quot;WIOSNA&quot;; 0.5; IF([.C148] = &quot;LATO&quot;; 0.9; 0.4)))" office:value-type="float" office:value="0.5" calcext:value-type="float">
            <text:p>0,5</text:p>
          </table:table-cell>
          <table:table-cell table:style-name="ce22" table:formula="of:=IF([.H147]&gt; 2400 ;IF(NOT(MONTH([.A148]) = MONTH([.A147]));[.E147]+3; [.E147]); [.E147])" office:value-type="float" office:value="10" calcext:value-type="float">
            <text:p>10</text:p>
          </table:table-cell>
          <table:table-cell table:formula="of:=IF(WEEKDAY([.A148];2)&lt; 6; 1; 0) * FLOOR([.E148] *[.D148]) *[.$K$7]" office:value-type="float" office:value="0" calcext:value-type="float">
            <text:p>0</text:p>
          </table:table-cell>
          <table:table-cell table:formula="of:=IF(WEEKDAY([.A148];2) = 7; ([.E147]*15); 0) + IF([.H147]&gt;= 2400; IF(NOT(MONTH([.A148]) = MONTH([.A149]));2400; 0);0)" office:value-type="float" office:value="0" calcext:value-type="float">
            <text:p>0</text:p>
          </table:table-cell>
          <table:table-cell table:formula="of:=[.H147] -[.G148] +[.F148]" office:value-type="float" office:value="-440" calcext:value-type="float">
            <text:p>-4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28" calcext:value-type="date">
            <text:p>28.05.2023</text:p>
          </table:table-cell>
          <table:table-cell table:formula="of:=[.A149]" office:value-type="date" office:date-value="2023-05-28" calcext:value-type="date">
            <text:p>05-28</text:p>
          </table:table-cell>
          <table:table-cell table:style-name="ce1" table:formula="of:=IF([.B149] &lt; DATE(YEAR([.A149]);3;21); &quot;ZIMA&quot;; IF([.B149] &lt; DATE(YEAR([.A149]);6;21);&quot;WIOSNA&quot; ; IF([.B149] &lt; DATE(YEAR([.A149]);9;23); &quot;LATO&quot;; IF([.B149] &lt; DATE(YEAR([.A149]);12;21);&quot;JESIEŃ&quot;; &quot;ZIMA&quot;))))" office:value-type="string" office:string-value="WIOSNA" calcext:value-type="string">
            <text:p>WIOSNA</text:p>
          </table:table-cell>
          <table:table-cell table:formula="of:=IF([.C149] = &quot;ZIMA&quot;; 0.2; IF([.C149] = &quot;WIOSNA&quot;; 0.5; IF([.C149] = &quot;LATO&quot;; 0.9; 0.4)))" office:value-type="float" office:value="0.5" calcext:value-type="float">
            <text:p>0,5</text:p>
          </table:table-cell>
          <table:table-cell table:style-name="ce22" table:formula="of:=IF([.H148]&gt; 2400 ;IF(NOT(MONTH([.A149]) = MONTH([.A148]));[.E148]+3; [.E148]); [.E148])" office:value-type="float" office:value="10" calcext:value-type="float">
            <text:p>10</text:p>
          </table:table-cell>
          <table:table-cell table:formula="of:=IF(WEEKDAY([.A149];2)&lt; 6; 1; 0) * FLOOR([.E149] *[.D149]) *[.$K$7]" office:value-type="float" office:value="0" calcext:value-type="float">
            <text:p>0</text:p>
          </table:table-cell>
          <table:table-cell table:formula="of:=IF(WEEKDAY([.A149];2) = 7; ([.E148]*15); 0) + IF([.H148]&gt;= 2400; IF(NOT(MONTH([.A149]) = MONTH([.A150]));2400; 0);0)" office:value-type="float" office:value="150" calcext:value-type="float">
            <text:p>150</text:p>
          </table:table-cell>
          <table:table-cell table:formula="of:=[.H148] -[.G149] +[.F149]" office:value-type="float" office:value="-590" calcext:value-type="float">
            <text:p>-5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29" calcext:value-type="date">
            <text:p>29.05.2023</text:p>
          </table:table-cell>
          <table:table-cell table:formula="of:=[.A150]" office:value-type="date" office:date-value="2023-05-29" calcext:value-type="date">
            <text:p>05-29</text:p>
          </table:table-cell>
          <table:table-cell table:style-name="ce1" table:formula="of:=IF([.B150] &lt; DATE(YEAR([.A150]);3;21); &quot;ZIMA&quot;; IF([.B150] &lt; DATE(YEAR([.A150]);6;21);&quot;WIOSNA&quot; ; IF([.B150] &lt; DATE(YEAR([.A150]);9;23); &quot;LATO&quot;; IF([.B150] &lt; DATE(YEAR([.A150]);12;21);&quot;JESIEŃ&quot;; &quot;ZIMA&quot;))))" office:value-type="string" office:string-value="WIOSNA" calcext:value-type="string">
            <text:p>WIOSNA</text:p>
          </table:table-cell>
          <table:table-cell table:formula="of:=IF([.C150] = &quot;ZIMA&quot;; 0.2; IF([.C150] = &quot;WIOSNA&quot;; 0.5; IF([.C150] = &quot;LATO&quot;; 0.9; 0.4)))" office:value-type="float" office:value="0.5" calcext:value-type="float">
            <text:p>0,5</text:p>
          </table:table-cell>
          <table:table-cell table:style-name="ce22" table:formula="of:=IF([.H149]&gt; 2400 ;IF(NOT(MONTH([.A150]) = MONTH([.A149]));[.E149]+3; [.E149]); [.E149])" office:value-type="float" office:value="10" calcext:value-type="float">
            <text:p>10</text:p>
          </table:table-cell>
          <table:table-cell table:formula="of:=IF(WEEKDAY([.A150];2)&lt; 6; 1; 0) * FLOOR([.E150] *[.D150]) *[.$K$7]" office:value-type="float" office:value="150" calcext:value-type="float">
            <text:p>150</text:p>
          </table:table-cell>
          <table:table-cell table:formula="of:=IF(WEEKDAY([.A150];2) = 7; ([.E149]*15); 0) + IF([.H149]&gt;= 2400; IF(NOT(MONTH([.A150]) = MONTH([.A151]));2400; 0);0)" office:value-type="float" office:value="0" calcext:value-type="float">
            <text:p>0</text:p>
          </table:table-cell>
          <table:table-cell table:formula="of:=[.H149] -[.G150] +[.F150]" office:value-type="float" office:value="-440" calcext:value-type="float">
            <text:p>-4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30" calcext:value-type="date">
            <text:p>30.05.2023</text:p>
          </table:table-cell>
          <table:table-cell table:formula="of:=[.A151]" office:value-type="date" office:date-value="2023-05-30" calcext:value-type="date">
            <text:p>05-30</text:p>
          </table:table-cell>
          <table:table-cell table:style-name="ce1" table:formula="of:=IF([.B151] &lt; DATE(YEAR([.A151]);3;21); &quot;ZIMA&quot;; IF([.B151] &lt; DATE(YEAR([.A151]);6;21);&quot;WIOSNA&quot; ; IF([.B151] &lt; DATE(YEAR([.A151]);9;23); &quot;LATO&quot;; IF([.B151] &lt; DATE(YEAR([.A151]);12;21);&quot;JESIEŃ&quot;; &quot;ZIMA&quot;))))" office:value-type="string" office:string-value="WIOSNA" calcext:value-type="string">
            <text:p>WIOSNA</text:p>
          </table:table-cell>
          <table:table-cell table:formula="of:=IF([.C151] = &quot;ZIMA&quot;; 0.2; IF([.C151] = &quot;WIOSNA&quot;; 0.5; IF([.C151] = &quot;LATO&quot;; 0.9; 0.4)))" office:value-type="float" office:value="0.5" calcext:value-type="float">
            <text:p>0,5</text:p>
          </table:table-cell>
          <table:table-cell table:style-name="ce22" table:formula="of:=IF([.H150]&gt; 2400 ;IF(NOT(MONTH([.A151]) = MONTH([.A150]));[.E150]+3; [.E150]); [.E150])" office:value-type="float" office:value="10" calcext:value-type="float">
            <text:p>10</text:p>
          </table:table-cell>
          <table:table-cell table:formula="of:=IF(WEEKDAY([.A151];2)&lt; 6; 1; 0) * FLOOR([.E151] *[.D151]) *[.$K$7]" office:value-type="float" office:value="150" calcext:value-type="float">
            <text:p>150</text:p>
          </table:table-cell>
          <table:table-cell table:formula="of:=IF(WEEKDAY([.A151];2) = 7; ([.E150]*15); 0) + IF([.H150]&gt;= 2400; IF(NOT(MONTH([.A151]) = MONTH([.A152]));2400; 0);0)" office:value-type="float" office:value="0" calcext:value-type="float">
            <text:p>0</text:p>
          </table:table-cell>
          <table:table-cell table:formula="of:=[.H150] -[.G151] +[.F151]" office:value-type="float" office:value="-290" calcext:value-type="float">
            <text:p>-2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31" calcext:value-type="date">
            <text:p>31.05.2023</text:p>
          </table:table-cell>
          <table:table-cell table:formula="of:=[.A152]" office:value-type="date" office:date-value="2023-05-31" calcext:value-type="date">
            <text:p>05-31</text:p>
          </table:table-cell>
          <table:table-cell table:style-name="ce1" table:formula="of:=IF([.B152] &lt; DATE(YEAR([.A152]);3;21); &quot;ZIMA&quot;; IF([.B152] &lt; DATE(YEAR([.A152]);6;21);&quot;WIOSNA&quot; ; IF([.B152] &lt; DATE(YEAR([.A152]);9;23); &quot;LATO&quot;; IF([.B152] &lt; DATE(YEAR([.A152]);12;21);&quot;JESIEŃ&quot;; &quot;ZIMA&quot;))))" office:value-type="string" office:string-value="WIOSNA" calcext:value-type="string">
            <text:p>WIOSNA</text:p>
          </table:table-cell>
          <table:table-cell table:formula="of:=IF([.C152] = &quot;ZIMA&quot;; 0.2; IF([.C152] = &quot;WIOSNA&quot;; 0.5; IF([.C152] = &quot;LATO&quot;; 0.9; 0.4)))" office:value-type="float" office:value="0.5" calcext:value-type="float">
            <text:p>0,5</text:p>
          </table:table-cell>
          <table:table-cell table:style-name="ce22" table:formula="of:=IF([.H151]&gt; 2400 ;IF(NOT(MONTH([.A152]) = MONTH([.A151]));[.E151]+3; [.E151]); [.E151])" office:value-type="float" office:value="10" calcext:value-type="float">
            <text:p>10</text:p>
          </table:table-cell>
          <table:table-cell table:formula="of:=IF(WEEKDAY([.A152];2)&lt; 6; 1; 0) * FLOOR([.E152] *[.D152]) *[.$K$7]" office:value-type="float" office:value="150" calcext:value-type="float">
            <text:p>150</text:p>
          </table:table-cell>
          <table:table-cell table:formula="of:=IF(WEEKDAY([.A152];2) = 7; ([.E151]*15); 0) + IF([.H151]&gt;= 2400; IF(NOT(MONTH([.A152]) = MONTH([.A153]));2400; 0);0)" office:value-type="float" office:value="0" calcext:value-type="float">
            <text:p>0</text:p>
          </table:table-cell>
          <table:table-cell table:formula="of:=[.H151] -[.G152] +[.F152]" office:value-type="float" office:value="-140" calcext:value-type="float">
            <text:p>-1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01" calcext:value-type="date">
            <text:p>1.06.2023</text:p>
          </table:table-cell>
          <table:table-cell table:formula="of:=[.A153]" office:value-type="date" office:date-value="2023-06-01" calcext:value-type="date">
            <text:p>06-01</text:p>
          </table:table-cell>
          <table:table-cell table:style-name="ce1" table:formula="of:=IF([.B153] &lt; DATE(YEAR([.A153]);3;21); &quot;ZIMA&quot;; IF([.B153] &lt; DATE(YEAR([.A153]);6;21);&quot;WIOSNA&quot; ; IF([.B153] &lt; DATE(YEAR([.A153]);9;23); &quot;LATO&quot;; IF([.B153] &lt; DATE(YEAR([.A153]);12;21);&quot;JESIEŃ&quot;; &quot;ZIMA&quot;))))" office:value-type="string" office:string-value="WIOSNA" calcext:value-type="string">
            <text:p>WIOSNA</text:p>
          </table:table-cell>
          <table:table-cell table:formula="of:=IF([.C153] = &quot;ZIMA&quot;; 0.2; IF([.C153] = &quot;WIOSNA&quot;; 0.5; IF([.C153] = &quot;LATO&quot;; 0.9; 0.4)))" office:value-type="float" office:value="0.5" calcext:value-type="float">
            <text:p>0,5</text:p>
          </table:table-cell>
          <table:table-cell table:style-name="ce22" table:formula="of:=IF([.H152]&gt; 2400 ;IF(NOT(MONTH([.A153]) = MONTH([.A152]));[.E152]+3; [.E152]); [.E152])" office:value-type="float" office:value="10" calcext:value-type="float">
            <text:p>10</text:p>
          </table:table-cell>
          <table:table-cell table:formula="of:=IF(WEEKDAY([.A153];2)&lt; 6; 1; 0) * FLOOR([.E153] *[.D153]) *[.$K$7]" office:value-type="float" office:value="150" calcext:value-type="float">
            <text:p>150</text:p>
          </table:table-cell>
          <table:table-cell table:formula="of:=IF(WEEKDAY([.A153];2) = 7; ([.E152]*15); 0) + IF([.H152]&gt;= 2400; IF(NOT(MONTH([.A153]) = MONTH([.A154]));2400; 0);0)" office:value-type="float" office:value="0" calcext:value-type="float">
            <text:p>0</text:p>
          </table:table-cell>
          <table:table-cell table:formula="of:=[.H152] -[.G153] +[.F15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02" calcext:value-type="date">
            <text:p>2.06.2023</text:p>
          </table:table-cell>
          <table:table-cell table:formula="of:=[.A154]" office:value-type="date" office:date-value="2023-06-02" calcext:value-type="date">
            <text:p>06-02</text:p>
          </table:table-cell>
          <table:table-cell table:style-name="ce1" table:formula="of:=IF([.B154] &lt; DATE(YEAR([.A154]);3;21); &quot;ZIMA&quot;; IF([.B154] &lt; DATE(YEAR([.A154]);6;21);&quot;WIOSNA&quot; ; IF([.B154] &lt; DATE(YEAR([.A154]);9;23); &quot;LATO&quot;; IF([.B154] &lt; DATE(YEAR([.A154]);12;21);&quot;JESIEŃ&quot;; &quot;ZIMA&quot;))))" office:value-type="string" office:string-value="WIOSNA" calcext:value-type="string">
            <text:p>WIOSNA</text:p>
          </table:table-cell>
          <table:table-cell table:formula="of:=IF([.C154] = &quot;ZIMA&quot;; 0.2; IF([.C154] = &quot;WIOSNA&quot;; 0.5; IF([.C154] = &quot;LATO&quot;; 0.9; 0.4)))" office:value-type="float" office:value="0.5" calcext:value-type="float">
            <text:p>0,5</text:p>
          </table:table-cell>
          <table:table-cell table:style-name="ce22" table:formula="of:=IF([.H153]&gt; 2400 ;IF(NOT(MONTH([.A154]) = MONTH([.A153]));[.E153]+3; [.E153]); [.E153])" office:value-type="float" office:value="10" calcext:value-type="float">
            <text:p>10</text:p>
          </table:table-cell>
          <table:table-cell table:formula="of:=IF(WEEKDAY([.A154];2)&lt; 6; 1; 0) * FLOOR([.E154] *[.D154]) *[.$K$7]" office:value-type="float" office:value="150" calcext:value-type="float">
            <text:p>150</text:p>
          </table:table-cell>
          <table:table-cell table:formula="of:=IF(WEEKDAY([.A154];2) = 7; ([.E153]*15); 0) + IF([.H153]&gt;= 2400; IF(NOT(MONTH([.A154]) = MONTH([.A155]));2400; 0);0)" office:value-type="float" office:value="0" calcext:value-type="float">
            <text:p>0</text:p>
          </table:table-cell>
          <table:table-cell table:formula="of:=[.H153] -[.G154] +[.F154]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03" calcext:value-type="date">
            <text:p>3.06.2023</text:p>
          </table:table-cell>
          <table:table-cell table:formula="of:=[.A155]" office:value-type="date" office:date-value="2023-06-03" calcext:value-type="date">
            <text:p>06-03</text:p>
          </table:table-cell>
          <table:table-cell table:style-name="ce1" table:formula="of:=IF([.B155] &lt; DATE(YEAR([.A155]);3;21); &quot;ZIMA&quot;; IF([.B155] &lt; DATE(YEAR([.A155]);6;21);&quot;WIOSNA&quot; ; IF([.B155] &lt; DATE(YEAR([.A155]);9;23); &quot;LATO&quot;; IF([.B155] &lt; DATE(YEAR([.A155]);12;21);&quot;JESIEŃ&quot;; &quot;ZIMA&quot;))))" office:value-type="string" office:string-value="WIOSNA" calcext:value-type="string">
            <text:p>WIOSNA</text:p>
          </table:table-cell>
          <table:table-cell table:formula="of:=IF([.C155] = &quot;ZIMA&quot;; 0.2; IF([.C155] = &quot;WIOSNA&quot;; 0.5; IF([.C155] = &quot;LATO&quot;; 0.9; 0.4)))" office:value-type="float" office:value="0.5" calcext:value-type="float">
            <text:p>0,5</text:p>
          </table:table-cell>
          <table:table-cell table:style-name="ce22" table:formula="of:=IF([.H154]&gt; 2400 ;IF(NOT(MONTH([.A155]) = MONTH([.A154]));[.E154]+3; [.E154]); [.E154])" office:value-type="float" office:value="10" calcext:value-type="float">
            <text:p>10</text:p>
          </table:table-cell>
          <table:table-cell table:formula="of:=IF(WEEKDAY([.A155];2)&lt; 6; 1; 0) * FLOOR([.E155] *[.D155]) *[.$K$7]" office:value-type="float" office:value="0" calcext:value-type="float">
            <text:p>0</text:p>
          </table:table-cell>
          <table:table-cell table:formula="of:=IF(WEEKDAY([.A155];2) = 7; ([.E154]*15); 0) + IF([.H154]&gt;= 2400; IF(NOT(MONTH([.A155]) = MONTH([.A156]));2400; 0);0)" office:value-type="float" office:value="0" calcext:value-type="float">
            <text:p>0</text:p>
          </table:table-cell>
          <table:table-cell table:formula="of:=[.H154] -[.G155] +[.F155]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04" calcext:value-type="date">
            <text:p>4.06.2023</text:p>
          </table:table-cell>
          <table:table-cell table:formula="of:=[.A156]" office:value-type="date" office:date-value="2023-06-04" calcext:value-type="date">
            <text:p>06-04</text:p>
          </table:table-cell>
          <table:table-cell table:style-name="ce1" table:formula="of:=IF([.B156] &lt; DATE(YEAR([.A156]);3;21); &quot;ZIMA&quot;; IF([.B156] &lt; DATE(YEAR([.A156]);6;21);&quot;WIOSNA&quot; ; IF([.B156] &lt; DATE(YEAR([.A156]);9;23); &quot;LATO&quot;; IF([.B156] &lt; DATE(YEAR([.A156]);12;21);&quot;JESIEŃ&quot;; &quot;ZIMA&quot;))))" office:value-type="string" office:string-value="WIOSNA" calcext:value-type="string">
            <text:p>WIOSNA</text:p>
          </table:table-cell>
          <table:table-cell table:formula="of:=IF([.C156] = &quot;ZIMA&quot;; 0.2; IF([.C156] = &quot;WIOSNA&quot;; 0.5; IF([.C156] = &quot;LATO&quot;; 0.9; 0.4)))" office:value-type="float" office:value="0.5" calcext:value-type="float">
            <text:p>0,5</text:p>
          </table:table-cell>
          <table:table-cell table:style-name="ce22" table:formula="of:=IF([.H155]&gt; 2400 ;IF(NOT(MONTH([.A156]) = MONTH([.A155]));[.E155]+3; [.E155]); [.E155])" office:value-type="float" office:value="10" calcext:value-type="float">
            <text:p>10</text:p>
          </table:table-cell>
          <table:table-cell table:formula="of:=IF(WEEKDAY([.A156];2)&lt; 6; 1; 0) * FLOOR([.E156] *[.D156]) *[.$K$7]" office:value-type="float" office:value="0" calcext:value-type="float">
            <text:p>0</text:p>
          </table:table-cell>
          <table:table-cell table:formula="of:=IF(WEEKDAY([.A156];2) = 7; ([.E155]*15); 0) + IF([.H155]&gt;= 2400; IF(NOT(MONTH([.A156]) = MONTH([.A157]));2400; 0);0)" office:value-type="float" office:value="150" calcext:value-type="float">
            <text:p>150</text:p>
          </table:table-cell>
          <table:table-cell table:formula="of:=[.H155] -[.G156] +[.F15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05" calcext:value-type="date">
            <text:p>5.06.2023</text:p>
          </table:table-cell>
          <table:table-cell table:formula="of:=[.A157]" office:value-type="date" office:date-value="2023-06-05" calcext:value-type="date">
            <text:p>06-05</text:p>
          </table:table-cell>
          <table:table-cell table:style-name="ce1" table:formula="of:=IF([.B157] &lt; DATE(YEAR([.A157]);3;21); &quot;ZIMA&quot;; IF([.B157] &lt; DATE(YEAR([.A157]);6;21);&quot;WIOSNA&quot; ; IF([.B157] &lt; DATE(YEAR([.A157]);9;23); &quot;LATO&quot;; IF([.B157] &lt; DATE(YEAR([.A157]);12;21);&quot;JESIEŃ&quot;; &quot;ZIMA&quot;))))" office:value-type="string" office:string-value="WIOSNA" calcext:value-type="string">
            <text:p>WIOSNA</text:p>
          </table:table-cell>
          <table:table-cell table:formula="of:=IF([.C157] = &quot;ZIMA&quot;; 0.2; IF([.C157] = &quot;WIOSNA&quot;; 0.5; IF([.C157] = &quot;LATO&quot;; 0.9; 0.4)))" office:value-type="float" office:value="0.5" calcext:value-type="float">
            <text:p>0,5</text:p>
          </table:table-cell>
          <table:table-cell table:style-name="ce22" table:formula="of:=IF([.H156]&gt; 2400 ;IF(NOT(MONTH([.A157]) = MONTH([.A156]));[.E156]+3; [.E156]); [.E156])" office:value-type="float" office:value="10" calcext:value-type="float">
            <text:p>10</text:p>
          </table:table-cell>
          <table:table-cell table:formula="of:=IF(WEEKDAY([.A157];2)&lt; 6; 1; 0) * FLOOR([.E157] *[.D157]) *[.$K$7]" office:value-type="float" office:value="150" calcext:value-type="float">
            <text:p>150</text:p>
          </table:table-cell>
          <table:table-cell table:formula="of:=IF(WEEKDAY([.A157];2) = 7; ([.E156]*15); 0) + IF([.H156]&gt;= 2400; IF(NOT(MONTH([.A157]) = MONTH([.A158]));2400; 0);0)" office:value-type="float" office:value="0" calcext:value-type="float">
            <text:p>0</text:p>
          </table:table-cell>
          <table:table-cell table:formula="of:=[.H156] -[.G157] +[.F157]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06" calcext:value-type="date">
            <text:p>6.06.2023</text:p>
          </table:table-cell>
          <table:table-cell table:formula="of:=[.A158]" office:value-type="date" office:date-value="2023-06-06" calcext:value-type="date">
            <text:p>06-06</text:p>
          </table:table-cell>
          <table:table-cell table:style-name="ce1" table:formula="of:=IF([.B158] &lt; DATE(YEAR([.A158]);3;21); &quot;ZIMA&quot;; IF([.B158] &lt; DATE(YEAR([.A158]);6;21);&quot;WIOSNA&quot; ; IF([.B158] &lt; DATE(YEAR([.A158]);9;23); &quot;LATO&quot;; IF([.B158] &lt; DATE(YEAR([.A158]);12;21);&quot;JESIEŃ&quot;; &quot;ZIMA&quot;))))" office:value-type="string" office:string-value="WIOSNA" calcext:value-type="string">
            <text:p>WIOSNA</text:p>
          </table:table-cell>
          <table:table-cell table:formula="of:=IF([.C158] = &quot;ZIMA&quot;; 0.2; IF([.C158] = &quot;WIOSNA&quot;; 0.5; IF([.C158] = &quot;LATO&quot;; 0.9; 0.4)))" office:value-type="float" office:value="0.5" calcext:value-type="float">
            <text:p>0,5</text:p>
          </table:table-cell>
          <table:table-cell table:style-name="ce22" table:formula="of:=IF([.H157]&gt; 2400 ;IF(NOT(MONTH([.A158]) = MONTH([.A157]));[.E157]+3; [.E157]); [.E157])" office:value-type="float" office:value="10" calcext:value-type="float">
            <text:p>10</text:p>
          </table:table-cell>
          <table:table-cell table:formula="of:=IF(WEEKDAY([.A158];2)&lt; 6; 1; 0) * FLOOR([.E158] *[.D158]) *[.$K$7]" office:value-type="float" office:value="150" calcext:value-type="float">
            <text:p>150</text:p>
          </table:table-cell>
          <table:table-cell table:formula="of:=IF(WEEKDAY([.A158];2) = 7; ([.E157]*15); 0) + IF([.H157]&gt;= 2400; IF(NOT(MONTH([.A158]) = MONTH([.A159]));2400; 0);0)" office:value-type="float" office:value="0" calcext:value-type="float">
            <text:p>0</text:p>
          </table:table-cell>
          <table:table-cell table:formula="of:=[.H157] -[.G158] +[.F158]"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07" calcext:value-type="date">
            <text:p>7.06.2023</text:p>
          </table:table-cell>
          <table:table-cell table:formula="of:=[.A159]" office:value-type="date" office:date-value="2023-06-07" calcext:value-type="date">
            <text:p>06-07</text:p>
          </table:table-cell>
          <table:table-cell table:style-name="ce1" table:formula="of:=IF([.B159] &lt; DATE(YEAR([.A159]);3;21); &quot;ZIMA&quot;; IF([.B159] &lt; DATE(YEAR([.A159]);6;21);&quot;WIOSNA&quot; ; IF([.B159] &lt; DATE(YEAR([.A159]);9;23); &quot;LATO&quot;; IF([.B159] &lt; DATE(YEAR([.A159]);12;21);&quot;JESIEŃ&quot;; &quot;ZIMA&quot;))))" office:value-type="string" office:string-value="WIOSNA" calcext:value-type="string">
            <text:p>WIOSNA</text:p>
          </table:table-cell>
          <table:table-cell table:formula="of:=IF([.C159] = &quot;ZIMA&quot;; 0.2; IF([.C159] = &quot;WIOSNA&quot;; 0.5; IF([.C159] = &quot;LATO&quot;; 0.9; 0.4)))" office:value-type="float" office:value="0.5" calcext:value-type="float">
            <text:p>0,5</text:p>
          </table:table-cell>
          <table:table-cell table:style-name="ce22" table:formula="of:=IF([.H158]&gt; 2400 ;IF(NOT(MONTH([.A159]) = MONTH([.A158]));[.E158]+3; [.E158]); [.E158])" office:value-type="float" office:value="10" calcext:value-type="float">
            <text:p>10</text:p>
          </table:table-cell>
          <table:table-cell table:formula="of:=IF(WEEKDAY([.A159];2)&lt; 6; 1; 0) * FLOOR([.E159] *[.D159]) *[.$K$7]" office:value-type="float" office:value="150" calcext:value-type="float">
            <text:p>150</text:p>
          </table:table-cell>
          <table:table-cell table:formula="of:=IF(WEEKDAY([.A159];2) = 7; ([.E158]*15); 0) + IF([.H158]&gt;= 2400; IF(NOT(MONTH([.A159]) = MONTH([.A160]));2400; 0);0)" office:value-type="float" office:value="0" calcext:value-type="float">
            <text:p>0</text:p>
          </table:table-cell>
          <table:table-cell table:formula="of:=[.H158] -[.G159] +[.F159]" office:value-type="float" office:value="460" calcext:value-type="float">
            <text:p>4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08" calcext:value-type="date">
            <text:p>8.06.2023</text:p>
          </table:table-cell>
          <table:table-cell table:formula="of:=[.A160]" office:value-type="date" office:date-value="2023-06-08" calcext:value-type="date">
            <text:p>06-08</text:p>
          </table:table-cell>
          <table:table-cell table:style-name="ce1" table:formula="of:=IF([.B160] &lt; DATE(YEAR([.A160]);3;21); &quot;ZIMA&quot;; IF([.B160] &lt; DATE(YEAR([.A160]);6;21);&quot;WIOSNA&quot; ; IF([.B160] &lt; DATE(YEAR([.A160]);9;23); &quot;LATO&quot;; IF([.B160] &lt; DATE(YEAR([.A160]);12;21);&quot;JESIEŃ&quot;; &quot;ZIMA&quot;))))" office:value-type="string" office:string-value="WIOSNA" calcext:value-type="string">
            <text:p>WIOSNA</text:p>
          </table:table-cell>
          <table:table-cell table:formula="of:=IF([.C160] = &quot;ZIMA&quot;; 0.2; IF([.C160] = &quot;WIOSNA&quot;; 0.5; IF([.C160] = &quot;LATO&quot;; 0.9; 0.4)))" office:value-type="float" office:value="0.5" calcext:value-type="float">
            <text:p>0,5</text:p>
          </table:table-cell>
          <table:table-cell table:style-name="ce22" table:formula="of:=IF([.H159]&gt; 2400 ;IF(NOT(MONTH([.A160]) = MONTH([.A159]));[.E159]+3; [.E159]); [.E159])" office:value-type="float" office:value="10" calcext:value-type="float">
            <text:p>10</text:p>
          </table:table-cell>
          <table:table-cell table:formula="of:=IF(WEEKDAY([.A160];2)&lt; 6; 1; 0) * FLOOR([.E160] *[.D160]) *[.$K$7]" office:value-type="float" office:value="150" calcext:value-type="float">
            <text:p>150</text:p>
          </table:table-cell>
          <table:table-cell table:formula="of:=IF(WEEKDAY([.A160];2) = 7; ([.E159]*15); 0) + IF([.H159]&gt;= 2400; IF(NOT(MONTH([.A160]) = MONTH([.A161]));2400; 0);0)" office:value-type="float" office:value="0" calcext:value-type="float">
            <text:p>0</text:p>
          </table:table-cell>
          <table:table-cell table:formula="of:=[.H159] -[.G160] +[.F160]" office:value-type="float" office:value="610" calcext:value-type="float">
            <text:p>6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09" calcext:value-type="date">
            <text:p>9.06.2023</text:p>
          </table:table-cell>
          <table:table-cell table:formula="of:=[.A161]" office:value-type="date" office:date-value="2023-06-09" calcext:value-type="date">
            <text:p>06-09</text:p>
          </table:table-cell>
          <table:table-cell table:style-name="ce1" table:formula="of:=IF([.B161] &lt; DATE(YEAR([.A161]);3;21); &quot;ZIMA&quot;; IF([.B161] &lt; DATE(YEAR([.A161]);6;21);&quot;WIOSNA&quot; ; IF([.B161] &lt; DATE(YEAR([.A161]);9;23); &quot;LATO&quot;; IF([.B161] &lt; DATE(YEAR([.A161]);12;21);&quot;JESIEŃ&quot;; &quot;ZIMA&quot;))))" office:value-type="string" office:string-value="WIOSNA" calcext:value-type="string">
            <text:p>WIOSNA</text:p>
          </table:table-cell>
          <table:table-cell table:formula="of:=IF([.C161] = &quot;ZIMA&quot;; 0.2; IF([.C161] = &quot;WIOSNA&quot;; 0.5; IF([.C161] = &quot;LATO&quot;; 0.9; 0.4)))" office:value-type="float" office:value="0.5" calcext:value-type="float">
            <text:p>0,5</text:p>
          </table:table-cell>
          <table:table-cell table:style-name="ce22" table:formula="of:=IF([.H160]&gt; 2400 ;IF(NOT(MONTH([.A161]) = MONTH([.A160]));[.E160]+3; [.E160]); [.E160])" office:value-type="float" office:value="10" calcext:value-type="float">
            <text:p>10</text:p>
          </table:table-cell>
          <table:table-cell table:formula="of:=IF(WEEKDAY([.A161];2)&lt; 6; 1; 0) * FLOOR([.E161] *[.D161]) *[.$K$7]" office:value-type="float" office:value="150" calcext:value-type="float">
            <text:p>150</text:p>
          </table:table-cell>
          <table:table-cell table:formula="of:=IF(WEEKDAY([.A161];2) = 7; ([.E160]*15); 0) + IF([.H160]&gt;= 2400; IF(NOT(MONTH([.A161]) = MONTH([.A162]));2400; 0);0)" office:value-type="float" office:value="0" calcext:value-type="float">
            <text:p>0</text:p>
          </table:table-cell>
          <table:table-cell table:formula="of:=[.H160] -[.G161] +[.F161]" office:value-type="float" office:value="760" calcext:value-type="float">
            <text:p>7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10" calcext:value-type="date">
            <text:p>10.06.2023</text:p>
          </table:table-cell>
          <table:table-cell table:formula="of:=[.A162]" office:value-type="date" office:date-value="2023-06-10" calcext:value-type="date">
            <text:p>06-10</text:p>
          </table:table-cell>
          <table:table-cell table:style-name="ce1" table:formula="of:=IF([.B162] &lt; DATE(YEAR([.A162]);3;21); &quot;ZIMA&quot;; IF([.B162] &lt; DATE(YEAR([.A162]);6;21);&quot;WIOSNA&quot; ; IF([.B162] &lt; DATE(YEAR([.A162]);9;23); &quot;LATO&quot;; IF([.B162] &lt; DATE(YEAR([.A162]);12;21);&quot;JESIEŃ&quot;; &quot;ZIMA&quot;))))" office:value-type="string" office:string-value="WIOSNA" calcext:value-type="string">
            <text:p>WIOSNA</text:p>
          </table:table-cell>
          <table:table-cell table:formula="of:=IF([.C162] = &quot;ZIMA&quot;; 0.2; IF([.C162] = &quot;WIOSNA&quot;; 0.5; IF([.C162] = &quot;LATO&quot;; 0.9; 0.4)))" office:value-type="float" office:value="0.5" calcext:value-type="float">
            <text:p>0,5</text:p>
          </table:table-cell>
          <table:table-cell table:style-name="ce22" table:formula="of:=IF([.H161]&gt; 2400 ;IF(NOT(MONTH([.A162]) = MONTH([.A161]));[.E161]+3; [.E161]); [.E161])" office:value-type="float" office:value="10" calcext:value-type="float">
            <text:p>10</text:p>
          </table:table-cell>
          <table:table-cell table:formula="of:=IF(WEEKDAY([.A162];2)&lt; 6; 1; 0) * FLOOR([.E162] *[.D162]) *[.$K$7]" office:value-type="float" office:value="0" calcext:value-type="float">
            <text:p>0</text:p>
          </table:table-cell>
          <table:table-cell table:formula="of:=IF(WEEKDAY([.A162];2) = 7; ([.E161]*15); 0) + IF([.H161]&gt;= 2400; IF(NOT(MONTH([.A162]) = MONTH([.A163]));2400; 0);0)" office:value-type="float" office:value="0" calcext:value-type="float">
            <text:p>0</text:p>
          </table:table-cell>
          <table:table-cell table:formula="of:=[.H161] -[.G162] +[.F162]" office:value-type="float" office:value="760" calcext:value-type="float">
            <text:p>7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11" calcext:value-type="date">
            <text:p>11.06.2023</text:p>
          </table:table-cell>
          <table:table-cell table:formula="of:=[.A163]" office:value-type="date" office:date-value="2023-06-11" calcext:value-type="date">
            <text:p>06-11</text:p>
          </table:table-cell>
          <table:table-cell table:style-name="ce1" table:formula="of:=IF([.B163] &lt; DATE(YEAR([.A163]);3;21); &quot;ZIMA&quot;; IF([.B163] &lt; DATE(YEAR([.A163]);6;21);&quot;WIOSNA&quot; ; IF([.B163] &lt; DATE(YEAR([.A163]);9;23); &quot;LATO&quot;; IF([.B163] &lt; DATE(YEAR([.A163]);12;21);&quot;JESIEŃ&quot;; &quot;ZIMA&quot;))))" office:value-type="string" office:string-value="WIOSNA" calcext:value-type="string">
            <text:p>WIOSNA</text:p>
          </table:table-cell>
          <table:table-cell table:formula="of:=IF([.C163] = &quot;ZIMA&quot;; 0.2; IF([.C163] = &quot;WIOSNA&quot;; 0.5; IF([.C163] = &quot;LATO&quot;; 0.9; 0.4)))" office:value-type="float" office:value="0.5" calcext:value-type="float">
            <text:p>0,5</text:p>
          </table:table-cell>
          <table:table-cell table:style-name="ce22" table:formula="of:=IF([.H162]&gt; 2400 ;IF(NOT(MONTH([.A163]) = MONTH([.A162]));[.E162]+3; [.E162]); [.E162])" office:value-type="float" office:value="10" calcext:value-type="float">
            <text:p>10</text:p>
          </table:table-cell>
          <table:table-cell table:formula="of:=IF(WEEKDAY([.A163];2)&lt; 6; 1; 0) * FLOOR([.E163] *[.D163]) *[.$K$7]" office:value-type="float" office:value="0" calcext:value-type="float">
            <text:p>0</text:p>
          </table:table-cell>
          <table:table-cell table:formula="of:=IF(WEEKDAY([.A163];2) = 7; ([.E162]*15); 0) + IF([.H162]&gt;= 2400; IF(NOT(MONTH([.A163]) = MONTH([.A164]));2400; 0);0)" office:value-type="float" office:value="150" calcext:value-type="float">
            <text:p>150</text:p>
          </table:table-cell>
          <table:table-cell table:formula="of:=[.H162] -[.G163] +[.F163]" office:value-type="float" office:value="610" calcext:value-type="float">
            <text:p>6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12" calcext:value-type="date">
            <text:p>12.06.2023</text:p>
          </table:table-cell>
          <table:table-cell table:formula="of:=[.A164]" office:value-type="date" office:date-value="2023-06-12" calcext:value-type="date">
            <text:p>06-12</text:p>
          </table:table-cell>
          <table:table-cell table:style-name="ce1" table:formula="of:=IF([.B164] &lt; DATE(YEAR([.A164]);3;21); &quot;ZIMA&quot;; IF([.B164] &lt; DATE(YEAR([.A164]);6;21);&quot;WIOSNA&quot; ; IF([.B164] &lt; DATE(YEAR([.A164]);9;23); &quot;LATO&quot;; IF([.B164] &lt; DATE(YEAR([.A164]);12;21);&quot;JESIEŃ&quot;; &quot;ZIMA&quot;))))" office:value-type="string" office:string-value="WIOSNA" calcext:value-type="string">
            <text:p>WIOSNA</text:p>
          </table:table-cell>
          <table:table-cell table:formula="of:=IF([.C164] = &quot;ZIMA&quot;; 0.2; IF([.C164] = &quot;WIOSNA&quot;; 0.5; IF([.C164] = &quot;LATO&quot;; 0.9; 0.4)))" office:value-type="float" office:value="0.5" calcext:value-type="float">
            <text:p>0,5</text:p>
          </table:table-cell>
          <table:table-cell table:style-name="ce22" table:formula="of:=IF([.H163]&gt; 2400 ;IF(NOT(MONTH([.A164]) = MONTH([.A163]));[.E163]+3; [.E163]); [.E163])" office:value-type="float" office:value="10" calcext:value-type="float">
            <text:p>10</text:p>
          </table:table-cell>
          <table:table-cell table:formula="of:=IF(WEEKDAY([.A164];2)&lt; 6; 1; 0) * FLOOR([.E164] *[.D164]) *[.$K$7]" office:value-type="float" office:value="150" calcext:value-type="float">
            <text:p>150</text:p>
          </table:table-cell>
          <table:table-cell table:formula="of:=IF(WEEKDAY([.A164];2) = 7; ([.E163]*15); 0) + IF([.H163]&gt;= 2400; IF(NOT(MONTH([.A164]) = MONTH([.A165]));2400; 0);0)" office:value-type="float" office:value="0" calcext:value-type="float">
            <text:p>0</text:p>
          </table:table-cell>
          <table:table-cell table:formula="of:=[.H163] -[.G164] +[.F164]" office:value-type="float" office:value="760" calcext:value-type="float">
            <text:p>7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13" calcext:value-type="date">
            <text:p>13.06.2023</text:p>
          </table:table-cell>
          <table:table-cell table:formula="of:=[.A165]" office:value-type="date" office:date-value="2023-06-13" calcext:value-type="date">
            <text:p>06-13</text:p>
          </table:table-cell>
          <table:table-cell table:style-name="ce1" table:formula="of:=IF([.B165] &lt; DATE(YEAR([.A165]);3;21); &quot;ZIMA&quot;; IF([.B165] &lt; DATE(YEAR([.A165]);6;21);&quot;WIOSNA&quot; ; IF([.B165] &lt; DATE(YEAR([.A165]);9;23); &quot;LATO&quot;; IF([.B165] &lt; DATE(YEAR([.A165]);12;21);&quot;JESIEŃ&quot;; &quot;ZIMA&quot;))))" office:value-type="string" office:string-value="WIOSNA" calcext:value-type="string">
            <text:p>WIOSNA</text:p>
          </table:table-cell>
          <table:table-cell table:formula="of:=IF([.C165] = &quot;ZIMA&quot;; 0.2; IF([.C165] = &quot;WIOSNA&quot;; 0.5; IF([.C165] = &quot;LATO&quot;; 0.9; 0.4)))" office:value-type="float" office:value="0.5" calcext:value-type="float">
            <text:p>0,5</text:p>
          </table:table-cell>
          <table:table-cell table:style-name="ce22" table:formula="of:=IF([.H164]&gt; 2400 ;IF(NOT(MONTH([.A165]) = MONTH([.A164]));[.E164]+3; [.E164]); [.E164])" office:value-type="float" office:value="10" calcext:value-type="float">
            <text:p>10</text:p>
          </table:table-cell>
          <table:table-cell table:formula="of:=IF(WEEKDAY([.A165];2)&lt; 6; 1; 0) * FLOOR([.E165] *[.D165]) *[.$K$7]" office:value-type="float" office:value="150" calcext:value-type="float">
            <text:p>150</text:p>
          </table:table-cell>
          <table:table-cell table:formula="of:=IF(WEEKDAY([.A165];2) = 7; ([.E164]*15); 0) + IF([.H164]&gt;= 2400; IF(NOT(MONTH([.A165]) = MONTH([.A166]));2400; 0);0)" office:value-type="float" office:value="0" calcext:value-type="float">
            <text:p>0</text:p>
          </table:table-cell>
          <table:table-cell table:formula="of:=[.H164] -[.G165] +[.F165]" office:value-type="float" office:value="910" calcext:value-type="float">
            <text:p>9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14" calcext:value-type="date">
            <text:p>14.06.2023</text:p>
          </table:table-cell>
          <table:table-cell table:formula="of:=[.A166]" office:value-type="date" office:date-value="2023-06-14" calcext:value-type="date">
            <text:p>06-14</text:p>
          </table:table-cell>
          <table:table-cell table:style-name="ce1" table:formula="of:=IF([.B166] &lt; DATE(YEAR([.A166]);3;21); &quot;ZIMA&quot;; IF([.B166] &lt; DATE(YEAR([.A166]);6;21);&quot;WIOSNA&quot; ; IF([.B166] &lt; DATE(YEAR([.A166]);9;23); &quot;LATO&quot;; IF([.B166] &lt; DATE(YEAR([.A166]);12;21);&quot;JESIEŃ&quot;; &quot;ZIMA&quot;))))" office:value-type="string" office:string-value="WIOSNA" calcext:value-type="string">
            <text:p>WIOSNA</text:p>
          </table:table-cell>
          <table:table-cell table:formula="of:=IF([.C166] = &quot;ZIMA&quot;; 0.2; IF([.C166] = &quot;WIOSNA&quot;; 0.5; IF([.C166] = &quot;LATO&quot;; 0.9; 0.4)))" office:value-type="float" office:value="0.5" calcext:value-type="float">
            <text:p>0,5</text:p>
          </table:table-cell>
          <table:table-cell table:style-name="ce22" table:formula="of:=IF([.H165]&gt; 2400 ;IF(NOT(MONTH([.A166]) = MONTH([.A165]));[.E165]+3; [.E165]); [.E165])" office:value-type="float" office:value="10" calcext:value-type="float">
            <text:p>10</text:p>
          </table:table-cell>
          <table:table-cell table:formula="of:=IF(WEEKDAY([.A166];2)&lt; 6; 1; 0) * FLOOR([.E166] *[.D166]) *[.$K$7]" office:value-type="float" office:value="150" calcext:value-type="float">
            <text:p>150</text:p>
          </table:table-cell>
          <table:table-cell table:formula="of:=IF(WEEKDAY([.A166];2) = 7; ([.E165]*15); 0) + IF([.H165]&gt;= 2400; IF(NOT(MONTH([.A166]) = MONTH([.A167]));2400; 0);0)" office:value-type="float" office:value="0" calcext:value-type="float">
            <text:p>0</text:p>
          </table:table-cell>
          <table:table-cell table:formula="of:=[.H165] -[.G166] +[.F166]" office:value-type="float" office:value="1060" calcext:value-type="float">
            <text:p>10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15" calcext:value-type="date">
            <text:p>15.06.2023</text:p>
          </table:table-cell>
          <table:table-cell table:formula="of:=[.A167]" office:value-type="date" office:date-value="2023-06-15" calcext:value-type="date">
            <text:p>06-15</text:p>
          </table:table-cell>
          <table:table-cell table:style-name="ce1" table:formula="of:=IF([.B167] &lt; DATE(YEAR([.A167]);3;21); &quot;ZIMA&quot;; IF([.B167] &lt; DATE(YEAR([.A167]);6;21);&quot;WIOSNA&quot; ; IF([.B167] &lt; DATE(YEAR([.A167]);9;23); &quot;LATO&quot;; IF([.B167] &lt; DATE(YEAR([.A167]);12;21);&quot;JESIEŃ&quot;; &quot;ZIMA&quot;))))" office:value-type="string" office:string-value="WIOSNA" calcext:value-type="string">
            <text:p>WIOSNA</text:p>
          </table:table-cell>
          <table:table-cell table:formula="of:=IF([.C167] = &quot;ZIMA&quot;; 0.2; IF([.C167] = &quot;WIOSNA&quot;; 0.5; IF([.C167] = &quot;LATO&quot;; 0.9; 0.4)))" office:value-type="float" office:value="0.5" calcext:value-type="float">
            <text:p>0,5</text:p>
          </table:table-cell>
          <table:table-cell table:style-name="ce22" table:formula="of:=IF([.H166]&gt; 2400 ;IF(NOT(MONTH([.A167]) = MONTH([.A166]));[.E166]+3; [.E166]); [.E166])" office:value-type="float" office:value="10" calcext:value-type="float">
            <text:p>10</text:p>
          </table:table-cell>
          <table:table-cell table:formula="of:=IF(WEEKDAY([.A167];2)&lt; 6; 1; 0) * FLOOR([.E167] *[.D167]) *[.$K$7]" office:value-type="float" office:value="150" calcext:value-type="float">
            <text:p>150</text:p>
          </table:table-cell>
          <table:table-cell table:formula="of:=IF(WEEKDAY([.A167];2) = 7; ([.E166]*15); 0) + IF([.H166]&gt;= 2400; IF(NOT(MONTH([.A167]) = MONTH([.A168]));2400; 0);0)" office:value-type="float" office:value="0" calcext:value-type="float">
            <text:p>0</text:p>
          </table:table-cell>
          <table:table-cell table:formula="of:=[.H166] -[.G167] +[.F167]" office:value-type="float" office:value="1210" calcext:value-type="float">
            <text:p>12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16" calcext:value-type="date">
            <text:p>16.06.2023</text:p>
          </table:table-cell>
          <table:table-cell table:formula="of:=[.A168]" office:value-type="date" office:date-value="2023-06-16" calcext:value-type="date">
            <text:p>06-16</text:p>
          </table:table-cell>
          <table:table-cell table:style-name="ce1" table:formula="of:=IF([.B168] &lt; DATE(YEAR([.A168]);3;21); &quot;ZIMA&quot;; IF([.B168] &lt; DATE(YEAR([.A168]);6;21);&quot;WIOSNA&quot; ; IF([.B168] &lt; DATE(YEAR([.A168]);9;23); &quot;LATO&quot;; IF([.B168] &lt; DATE(YEAR([.A168]);12;21);&quot;JESIEŃ&quot;; &quot;ZIMA&quot;))))" office:value-type="string" office:string-value="WIOSNA" calcext:value-type="string">
            <text:p>WIOSNA</text:p>
          </table:table-cell>
          <table:table-cell table:formula="of:=IF([.C168] = &quot;ZIMA&quot;; 0.2; IF([.C168] = &quot;WIOSNA&quot;; 0.5; IF([.C168] = &quot;LATO&quot;; 0.9; 0.4)))" office:value-type="float" office:value="0.5" calcext:value-type="float">
            <text:p>0,5</text:p>
          </table:table-cell>
          <table:table-cell table:style-name="ce22" table:formula="of:=IF([.H167]&gt; 2400 ;IF(NOT(MONTH([.A168]) = MONTH([.A167]));[.E167]+3; [.E167]); [.E167])" office:value-type="float" office:value="10" calcext:value-type="float">
            <text:p>10</text:p>
          </table:table-cell>
          <table:table-cell table:formula="of:=IF(WEEKDAY([.A168];2)&lt; 6; 1; 0) * FLOOR([.E168] *[.D168]) *[.$K$7]" office:value-type="float" office:value="150" calcext:value-type="float">
            <text:p>150</text:p>
          </table:table-cell>
          <table:table-cell table:formula="of:=IF(WEEKDAY([.A168];2) = 7; ([.E167]*15); 0) + IF([.H167]&gt;= 2400; IF(NOT(MONTH([.A168]) = MONTH([.A169]));2400; 0);0)" office:value-type="float" office:value="0" calcext:value-type="float">
            <text:p>0</text:p>
          </table:table-cell>
          <table:table-cell table:formula="of:=[.H167] -[.G168] +[.F168]" office:value-type="float" office:value="1360" calcext:value-type="float">
            <text:p>13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17" calcext:value-type="date">
            <text:p>17.06.2023</text:p>
          </table:table-cell>
          <table:table-cell table:formula="of:=[.A169]" office:value-type="date" office:date-value="2023-06-17" calcext:value-type="date">
            <text:p>06-17</text:p>
          </table:table-cell>
          <table:table-cell table:style-name="ce1" table:formula="of:=IF([.B169] &lt; DATE(YEAR([.A169]);3;21); &quot;ZIMA&quot;; IF([.B169] &lt; DATE(YEAR([.A169]);6;21);&quot;WIOSNA&quot; ; IF([.B169] &lt; DATE(YEAR([.A169]);9;23); &quot;LATO&quot;; IF([.B169] &lt; DATE(YEAR([.A169]);12;21);&quot;JESIEŃ&quot;; &quot;ZIMA&quot;))))" office:value-type="string" office:string-value="WIOSNA" calcext:value-type="string">
            <text:p>WIOSNA</text:p>
          </table:table-cell>
          <table:table-cell table:formula="of:=IF([.C169] = &quot;ZIMA&quot;; 0.2; IF([.C169] = &quot;WIOSNA&quot;; 0.5; IF([.C169] = &quot;LATO&quot;; 0.9; 0.4)))" office:value-type="float" office:value="0.5" calcext:value-type="float">
            <text:p>0,5</text:p>
          </table:table-cell>
          <table:table-cell table:style-name="ce22" table:formula="of:=IF([.H168]&gt; 2400 ;IF(NOT(MONTH([.A169]) = MONTH([.A168]));[.E168]+3; [.E168]); [.E168])" office:value-type="float" office:value="10" calcext:value-type="float">
            <text:p>10</text:p>
          </table:table-cell>
          <table:table-cell table:formula="of:=IF(WEEKDAY([.A169];2)&lt; 6; 1; 0) * FLOOR([.E169] *[.D169]) *[.$K$7]" office:value-type="float" office:value="0" calcext:value-type="float">
            <text:p>0</text:p>
          </table:table-cell>
          <table:table-cell table:formula="of:=IF(WEEKDAY([.A169];2) = 7; ([.E168]*15); 0) + IF([.H168]&gt;= 2400; IF(NOT(MONTH([.A169]) = MONTH([.A170]));2400; 0);0)" office:value-type="float" office:value="0" calcext:value-type="float">
            <text:p>0</text:p>
          </table:table-cell>
          <table:table-cell table:formula="of:=[.H168] -[.G169] +[.F169]" office:value-type="float" office:value="1360" calcext:value-type="float">
            <text:p>13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18" calcext:value-type="date">
            <text:p>18.06.2023</text:p>
          </table:table-cell>
          <table:table-cell table:formula="of:=[.A170]" office:value-type="date" office:date-value="2023-06-18" calcext:value-type="date">
            <text:p>06-18</text:p>
          </table:table-cell>
          <table:table-cell table:style-name="ce1" table:formula="of:=IF([.B170] &lt; DATE(YEAR([.A170]);3;21); &quot;ZIMA&quot;; IF([.B170] &lt; DATE(YEAR([.A170]);6;21);&quot;WIOSNA&quot; ; IF([.B170] &lt; DATE(YEAR([.A170]);9;23); &quot;LATO&quot;; IF([.B170] &lt; DATE(YEAR([.A170]);12;21);&quot;JESIEŃ&quot;; &quot;ZIMA&quot;))))" office:value-type="string" office:string-value="WIOSNA" calcext:value-type="string">
            <text:p>WIOSNA</text:p>
          </table:table-cell>
          <table:table-cell table:formula="of:=IF([.C170] = &quot;ZIMA&quot;; 0.2; IF([.C170] = &quot;WIOSNA&quot;; 0.5; IF([.C170] = &quot;LATO&quot;; 0.9; 0.4)))" office:value-type="float" office:value="0.5" calcext:value-type="float">
            <text:p>0,5</text:p>
          </table:table-cell>
          <table:table-cell table:style-name="ce22" table:formula="of:=IF([.H169]&gt; 2400 ;IF(NOT(MONTH([.A170]) = MONTH([.A169]));[.E169]+3; [.E169]); [.E169])" office:value-type="float" office:value="10" calcext:value-type="float">
            <text:p>10</text:p>
          </table:table-cell>
          <table:table-cell table:formula="of:=IF(WEEKDAY([.A170];2)&lt; 6; 1; 0) * FLOOR([.E170] *[.D170]) *[.$K$7]" office:value-type="float" office:value="0" calcext:value-type="float">
            <text:p>0</text:p>
          </table:table-cell>
          <table:table-cell table:formula="of:=IF(WEEKDAY([.A170];2) = 7; ([.E169]*15); 0) + IF([.H169]&gt;= 2400; IF(NOT(MONTH([.A170]) = MONTH([.A171]));2400; 0);0)" office:value-type="float" office:value="150" calcext:value-type="float">
            <text:p>150</text:p>
          </table:table-cell>
          <table:table-cell table:formula="of:=[.H169] -[.G170] +[.F170]" office:value-type="float" office:value="1210" calcext:value-type="float">
            <text:p>12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19" calcext:value-type="date">
            <text:p>19.06.2023</text:p>
          </table:table-cell>
          <table:table-cell table:formula="of:=[.A171]" office:value-type="date" office:date-value="2023-06-19" calcext:value-type="date">
            <text:p>06-19</text:p>
          </table:table-cell>
          <table:table-cell table:style-name="ce1" table:formula="of:=IF([.B171] &lt; DATE(YEAR([.A171]);3;21); &quot;ZIMA&quot;; IF([.B171] &lt; DATE(YEAR([.A171]);6;21);&quot;WIOSNA&quot; ; IF([.B171] &lt; DATE(YEAR([.A171]);9;23); &quot;LATO&quot;; IF([.B171] &lt; DATE(YEAR([.A171]);12;21);&quot;JESIEŃ&quot;; &quot;ZIMA&quot;))))" office:value-type="string" office:string-value="WIOSNA" calcext:value-type="string">
            <text:p>WIOSNA</text:p>
          </table:table-cell>
          <table:table-cell table:formula="of:=IF([.C171] = &quot;ZIMA&quot;; 0.2; IF([.C171] = &quot;WIOSNA&quot;; 0.5; IF([.C171] = &quot;LATO&quot;; 0.9; 0.4)))" office:value-type="float" office:value="0.5" calcext:value-type="float">
            <text:p>0,5</text:p>
          </table:table-cell>
          <table:table-cell table:style-name="ce22" table:formula="of:=IF([.H170]&gt; 2400 ;IF(NOT(MONTH([.A171]) = MONTH([.A170]));[.E170]+3; [.E170]); [.E170])" office:value-type="float" office:value="10" calcext:value-type="float">
            <text:p>10</text:p>
          </table:table-cell>
          <table:table-cell table:formula="of:=IF(WEEKDAY([.A171];2)&lt; 6; 1; 0) * FLOOR([.E171] *[.D171]) *[.$K$7]" office:value-type="float" office:value="150" calcext:value-type="float">
            <text:p>150</text:p>
          </table:table-cell>
          <table:table-cell table:formula="of:=IF(WEEKDAY([.A171];2) = 7; ([.E170]*15); 0) + IF([.H170]&gt;= 2400; IF(NOT(MONTH([.A171]) = MONTH([.A172]));2400; 0);0)" office:value-type="float" office:value="0" calcext:value-type="float">
            <text:p>0</text:p>
          </table:table-cell>
          <table:table-cell table:formula="of:=[.H170] -[.G171] +[.F171]" office:value-type="float" office:value="1360" calcext:value-type="float">
            <text:p>13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20" calcext:value-type="date">
            <text:p>20.06.2023</text:p>
          </table:table-cell>
          <table:table-cell table:formula="of:=[.A172]" office:value-type="date" office:date-value="2023-06-20" calcext:value-type="date">
            <text:p>06-20</text:p>
          </table:table-cell>
          <table:table-cell table:style-name="ce1" table:formula="of:=IF([.B172] &lt; DATE(YEAR([.A172]);3;21); &quot;ZIMA&quot;; IF([.B172] &lt; DATE(YEAR([.A172]);6;21);&quot;WIOSNA&quot; ; IF([.B172] &lt; DATE(YEAR([.A172]);9;23); &quot;LATO&quot;; IF([.B172] &lt; DATE(YEAR([.A172]);12;21);&quot;JESIEŃ&quot;; &quot;ZIMA&quot;))))" office:value-type="string" office:string-value="WIOSNA" calcext:value-type="string">
            <text:p>WIOSNA</text:p>
          </table:table-cell>
          <table:table-cell table:formula="of:=IF([.C172] = &quot;ZIMA&quot;; 0.2; IF([.C172] = &quot;WIOSNA&quot;; 0.5; IF([.C172] = &quot;LATO&quot;; 0.9; 0.4)))" office:value-type="float" office:value="0.5" calcext:value-type="float">
            <text:p>0,5</text:p>
          </table:table-cell>
          <table:table-cell table:style-name="ce22" table:formula="of:=IF([.H171]&gt; 2400 ;IF(NOT(MONTH([.A172]) = MONTH([.A171]));[.E171]+3; [.E171]); [.E171])" office:value-type="float" office:value="10" calcext:value-type="float">
            <text:p>10</text:p>
          </table:table-cell>
          <table:table-cell table:formula="of:=IF(WEEKDAY([.A172];2)&lt; 6; 1; 0) * FLOOR([.E172] *[.D172]) *[.$K$7]" office:value-type="float" office:value="150" calcext:value-type="float">
            <text:p>150</text:p>
          </table:table-cell>
          <table:table-cell table:formula="of:=IF(WEEKDAY([.A172];2) = 7; ([.E171]*15); 0) + IF([.H171]&gt;= 2400; IF(NOT(MONTH([.A172]) = MONTH([.A173]));2400; 0);0)" office:value-type="float" office:value="0" calcext:value-type="float">
            <text:p>0</text:p>
          </table:table-cell>
          <table:table-cell table:formula="of:=[.H171] -[.G172] +[.F172]" office:value-type="float" office:value="1510" calcext:value-type="float">
            <text:p>15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21" calcext:value-type="date">
            <text:p>21.06.2023</text:p>
          </table:table-cell>
          <table:table-cell table:formula="of:=[.A173]" office:value-type="date" office:date-value="2023-06-21" calcext:value-type="date">
            <text:p>06-21</text:p>
          </table:table-cell>
          <table:table-cell table:style-name="ce1" table:formula="of:=IF([.B173] &lt; DATE(YEAR([.A173]);3;21); &quot;ZIMA&quot;; IF([.B173] &lt; DATE(YEAR([.A173]);6;21);&quot;WIOSNA&quot; ; IF([.B173] &lt; DATE(YEAR([.A173]);9;23); &quot;LATO&quot;; IF([.B173] &lt; DATE(YEAR([.A173]);12;21);&quot;JESIEŃ&quot;; &quot;ZIMA&quot;))))" office:value-type="string" office:string-value="LATO" calcext:value-type="string">
            <text:p>LATO</text:p>
          </table:table-cell>
          <table:table-cell table:formula="of:=IF([.C173] = &quot;ZIMA&quot;; 0.2; IF([.C173] = &quot;WIOSNA&quot;; 0.5; IF([.C173] = &quot;LATO&quot;; 0.9; 0.4)))" office:value-type="float" office:value="0.9" calcext:value-type="float">
            <text:p>0,9</text:p>
          </table:table-cell>
          <table:table-cell table:style-name="ce22" table:formula="of:=IF([.H172]&gt; 2400 ;IF(NOT(MONTH([.A173]) = MONTH([.A172]));[.E172]+3; [.E172]); [.E172])" office:value-type="float" office:value="10" calcext:value-type="float">
            <text:p>10</text:p>
          </table:table-cell>
          <table:table-cell table:formula="of:=IF(WEEKDAY([.A173];2)&lt; 6; 1; 0) * FLOOR([.E173] *[.D173]) *[.$K$7]" office:value-type="float" office:value="270" calcext:value-type="float">
            <text:p>270</text:p>
          </table:table-cell>
          <table:table-cell table:formula="of:=IF(WEEKDAY([.A173];2) = 7; ([.E172]*15); 0) + IF([.H172]&gt;= 2400; IF(NOT(MONTH([.A173]) = MONTH([.A174]));2400; 0);0)" office:value-type="float" office:value="0" calcext:value-type="float">
            <text:p>0</text:p>
          </table:table-cell>
          <table:table-cell table:formula="of:=[.H172] -[.G173] +[.F173]" office:value-type="float" office:value="1780" calcext:value-type="float">
            <text:p>17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22" calcext:value-type="date">
            <text:p>22.06.2023</text:p>
          </table:table-cell>
          <table:table-cell table:formula="of:=[.A174]" office:value-type="date" office:date-value="2023-06-22" calcext:value-type="date">
            <text:p>06-22</text:p>
          </table:table-cell>
          <table:table-cell table:style-name="ce1" table:formula="of:=IF([.B174] &lt; DATE(YEAR([.A174]);3;21); &quot;ZIMA&quot;; IF([.B174] &lt; DATE(YEAR([.A174]);6;21);&quot;WIOSNA&quot; ; IF([.B174] &lt; DATE(YEAR([.A174]);9;23); &quot;LATO&quot;; IF([.B174] &lt; DATE(YEAR([.A174]);12;21);&quot;JESIEŃ&quot;; &quot;ZIMA&quot;))))" office:value-type="string" office:string-value="LATO" calcext:value-type="string">
            <text:p>LATO</text:p>
          </table:table-cell>
          <table:table-cell table:formula="of:=IF([.C174] = &quot;ZIMA&quot;; 0.2; IF([.C174] = &quot;WIOSNA&quot;; 0.5; IF([.C174] = &quot;LATO&quot;; 0.9; 0.4)))" office:value-type="float" office:value="0.9" calcext:value-type="float">
            <text:p>0,9</text:p>
          </table:table-cell>
          <table:table-cell table:style-name="ce22" table:formula="of:=IF([.H173]&gt; 2400 ;IF(NOT(MONTH([.A174]) = MONTH([.A173]));[.E173]+3; [.E173]); [.E173])" office:value-type="float" office:value="10" calcext:value-type="float">
            <text:p>10</text:p>
          </table:table-cell>
          <table:table-cell table:formula="of:=IF(WEEKDAY([.A174];2)&lt; 6; 1; 0) * FLOOR([.E174] *[.D174]) *[.$K$7]" office:value-type="float" office:value="270" calcext:value-type="float">
            <text:p>270</text:p>
          </table:table-cell>
          <table:table-cell table:formula="of:=IF(WEEKDAY([.A174];2) = 7; ([.E173]*15); 0) + IF([.H173]&gt;= 2400; IF(NOT(MONTH([.A174]) = MONTH([.A175]));2400; 0);0)" office:value-type="float" office:value="0" calcext:value-type="float">
            <text:p>0</text:p>
          </table:table-cell>
          <table:table-cell table:formula="of:=[.H173] -[.G174] +[.F174]" office:value-type="float" office:value="2050" calcext:value-type="float">
            <text:p>20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23" calcext:value-type="date">
            <text:p>23.06.2023</text:p>
          </table:table-cell>
          <table:table-cell table:formula="of:=[.A175]" office:value-type="date" office:date-value="2023-06-23" calcext:value-type="date">
            <text:p>06-23</text:p>
          </table:table-cell>
          <table:table-cell table:style-name="ce1" table:formula="of:=IF([.B175] &lt; DATE(YEAR([.A175]);3;21); &quot;ZIMA&quot;; IF([.B175] &lt; DATE(YEAR([.A175]);6;21);&quot;WIOSNA&quot; ; IF([.B175] &lt; DATE(YEAR([.A175]);9;23); &quot;LATO&quot;; IF([.B175] &lt; DATE(YEAR([.A175]);12;21);&quot;JESIEŃ&quot;; &quot;ZIMA&quot;))))" office:value-type="string" office:string-value="LATO" calcext:value-type="string">
            <text:p>LATO</text:p>
          </table:table-cell>
          <table:table-cell table:formula="of:=IF([.C175] = &quot;ZIMA&quot;; 0.2; IF([.C175] = &quot;WIOSNA&quot;; 0.5; IF([.C175] = &quot;LATO&quot;; 0.9; 0.4)))" office:value-type="float" office:value="0.9" calcext:value-type="float">
            <text:p>0,9</text:p>
          </table:table-cell>
          <table:table-cell table:style-name="ce22" table:formula="of:=IF([.H174]&gt; 2400 ;IF(NOT(MONTH([.A175]) = MONTH([.A174]));[.E174]+3; [.E174]); [.E174])" office:value-type="float" office:value="10" calcext:value-type="float">
            <text:p>10</text:p>
          </table:table-cell>
          <table:table-cell table:formula="of:=IF(WEEKDAY([.A175];2)&lt; 6; 1; 0) * FLOOR([.E175] *[.D175]) *[.$K$7]" office:value-type="float" office:value="270" calcext:value-type="float">
            <text:p>270</text:p>
          </table:table-cell>
          <table:table-cell table:formula="of:=IF(WEEKDAY([.A175];2) = 7; ([.E174]*15); 0) + IF([.H174]&gt;= 2400; IF(NOT(MONTH([.A175]) = MONTH([.A176]));2400; 0);0)" office:value-type="float" office:value="0" calcext:value-type="float">
            <text:p>0</text:p>
          </table:table-cell>
          <table:table-cell table:formula="of:=[.H174] -[.G175] +[.F175]" office:value-type="float" office:value="2320" calcext:value-type="float">
            <text:p>23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24" calcext:value-type="date">
            <text:p>24.06.2023</text:p>
          </table:table-cell>
          <table:table-cell table:formula="of:=[.A176]" office:value-type="date" office:date-value="2023-06-24" calcext:value-type="date">
            <text:p>06-24</text:p>
          </table:table-cell>
          <table:table-cell table:style-name="ce1" table:formula="of:=IF([.B176] &lt; DATE(YEAR([.A176]);3;21); &quot;ZIMA&quot;; IF([.B176] &lt; DATE(YEAR([.A176]);6;21);&quot;WIOSNA&quot; ; IF([.B176] &lt; DATE(YEAR([.A176]);9;23); &quot;LATO&quot;; IF([.B176] &lt; DATE(YEAR([.A176]);12;21);&quot;JESIEŃ&quot;; &quot;ZIMA&quot;))))" office:value-type="string" office:string-value="LATO" calcext:value-type="string">
            <text:p>LATO</text:p>
          </table:table-cell>
          <table:table-cell table:formula="of:=IF([.C176] = &quot;ZIMA&quot;; 0.2; IF([.C176] = &quot;WIOSNA&quot;; 0.5; IF([.C176] = &quot;LATO&quot;; 0.9; 0.4)))" office:value-type="float" office:value="0.9" calcext:value-type="float">
            <text:p>0,9</text:p>
          </table:table-cell>
          <table:table-cell table:style-name="ce22" table:formula="of:=IF([.H175]&gt; 2400 ;IF(NOT(MONTH([.A176]) = MONTH([.A175]));[.E175]+3; [.E175]); [.E175])" office:value-type="float" office:value="10" calcext:value-type="float">
            <text:p>10</text:p>
          </table:table-cell>
          <table:table-cell table:formula="of:=IF(WEEKDAY([.A176];2)&lt; 6; 1; 0) * FLOOR([.E176] *[.D176]) *[.$K$7]" office:value-type="float" office:value="0" calcext:value-type="float">
            <text:p>0</text:p>
          </table:table-cell>
          <table:table-cell table:formula="of:=IF(WEEKDAY([.A176];2) = 7; ([.E175]*15); 0) + IF([.H175]&gt;= 2400; IF(NOT(MONTH([.A176]) = MONTH([.A177]));2400; 0);0)" office:value-type="float" office:value="0" calcext:value-type="float">
            <text:p>0</text:p>
          </table:table-cell>
          <table:table-cell table:formula="of:=[.H175] -[.G176] +[.F176]" office:value-type="float" office:value="2320" calcext:value-type="float">
            <text:p>23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25" calcext:value-type="date">
            <text:p>25.06.2023</text:p>
          </table:table-cell>
          <table:table-cell table:formula="of:=[.A177]" office:value-type="date" office:date-value="2023-06-25" calcext:value-type="date">
            <text:p>06-25</text:p>
          </table:table-cell>
          <table:table-cell table:style-name="ce1" table:formula="of:=IF([.B177] &lt; DATE(YEAR([.A177]);3;21); &quot;ZIMA&quot;; IF([.B177] &lt; DATE(YEAR([.A177]);6;21);&quot;WIOSNA&quot; ; IF([.B177] &lt; DATE(YEAR([.A177]);9;23); &quot;LATO&quot;; IF([.B177] &lt; DATE(YEAR([.A177]);12;21);&quot;JESIEŃ&quot;; &quot;ZIMA&quot;))))" office:value-type="string" office:string-value="LATO" calcext:value-type="string">
            <text:p>LATO</text:p>
          </table:table-cell>
          <table:table-cell table:formula="of:=IF([.C177] = &quot;ZIMA&quot;; 0.2; IF([.C177] = &quot;WIOSNA&quot;; 0.5; IF([.C177] = &quot;LATO&quot;; 0.9; 0.4)))" office:value-type="float" office:value="0.9" calcext:value-type="float">
            <text:p>0,9</text:p>
          </table:table-cell>
          <table:table-cell table:style-name="ce22" table:formula="of:=IF([.H176]&gt; 2400 ;IF(NOT(MONTH([.A177]) = MONTH([.A176]));[.E176]+3; [.E176]); [.E176])" office:value-type="float" office:value="10" calcext:value-type="float">
            <text:p>10</text:p>
          </table:table-cell>
          <table:table-cell table:formula="of:=IF(WEEKDAY([.A177];2)&lt; 6; 1; 0) * FLOOR([.E177] *[.D177]) *[.$K$7]" office:value-type="float" office:value="0" calcext:value-type="float">
            <text:p>0</text:p>
          </table:table-cell>
          <table:table-cell table:formula="of:=IF(WEEKDAY([.A177];2) = 7; ([.E176]*15); 0) + IF([.H176]&gt;= 2400; IF(NOT(MONTH([.A177]) = MONTH([.A178]));2400; 0);0)" office:value-type="float" office:value="150" calcext:value-type="float">
            <text:p>150</text:p>
          </table:table-cell>
          <table:table-cell table:formula="of:=[.H176] -[.G177] +[.F177]" office:value-type="float" office:value="2170" calcext:value-type="float">
            <text:p>21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26" calcext:value-type="date">
            <text:p>26.06.2023</text:p>
          </table:table-cell>
          <table:table-cell table:formula="of:=[.A178]" office:value-type="date" office:date-value="2023-06-26" calcext:value-type="date">
            <text:p>06-26</text:p>
          </table:table-cell>
          <table:table-cell table:style-name="ce1" table:formula="of:=IF([.B178] &lt; DATE(YEAR([.A178]);3;21); &quot;ZIMA&quot;; IF([.B178] &lt; DATE(YEAR([.A178]);6;21);&quot;WIOSNA&quot; ; IF([.B178] &lt; DATE(YEAR([.A178]);9;23); &quot;LATO&quot;; IF([.B178] &lt; DATE(YEAR([.A178]);12;21);&quot;JESIEŃ&quot;; &quot;ZIMA&quot;))))" office:value-type="string" office:string-value="LATO" calcext:value-type="string">
            <text:p>LATO</text:p>
          </table:table-cell>
          <table:table-cell table:formula="of:=IF([.C178] = &quot;ZIMA&quot;; 0.2; IF([.C178] = &quot;WIOSNA&quot;; 0.5; IF([.C178] = &quot;LATO&quot;; 0.9; 0.4)))" office:value-type="float" office:value="0.9" calcext:value-type="float">
            <text:p>0,9</text:p>
          </table:table-cell>
          <table:table-cell table:style-name="ce22" table:formula="of:=IF([.H177]&gt; 2400 ;IF(NOT(MONTH([.A178]) = MONTH([.A177]));[.E177]+3; [.E177]); [.E177])" office:value-type="float" office:value="10" calcext:value-type="float">
            <text:p>10</text:p>
          </table:table-cell>
          <table:table-cell table:formula="of:=IF(WEEKDAY([.A178];2)&lt; 6; 1; 0) * FLOOR([.E178] *[.D178]) *[.$K$7]" office:value-type="float" office:value="270" calcext:value-type="float">
            <text:p>270</text:p>
          </table:table-cell>
          <table:table-cell table:formula="of:=IF(WEEKDAY([.A178];2) = 7; ([.E177]*15); 0) + IF([.H177]&gt;= 2400; IF(NOT(MONTH([.A178]) = MONTH([.A179]));2400; 0);0)" office:value-type="float" office:value="0" calcext:value-type="float">
            <text:p>0</text:p>
          </table:table-cell>
          <table:table-cell table:formula="of:=[.H177] -[.G178] +[.F178]" office:value-type="float" office:value="2440" calcext:value-type="float">
            <text:p>24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27" calcext:value-type="date">
            <text:p>27.06.2023</text:p>
          </table:table-cell>
          <table:table-cell table:formula="of:=[.A179]" office:value-type="date" office:date-value="2023-06-27" calcext:value-type="date">
            <text:p>06-27</text:p>
          </table:table-cell>
          <table:table-cell table:style-name="ce1" table:formula="of:=IF([.B179] &lt; DATE(YEAR([.A179]);3;21); &quot;ZIMA&quot;; IF([.B179] &lt; DATE(YEAR([.A179]);6;21);&quot;WIOSNA&quot; ; IF([.B179] &lt; DATE(YEAR([.A179]);9;23); &quot;LATO&quot;; IF([.B179] &lt; DATE(YEAR([.A179]);12;21);&quot;JESIEŃ&quot;; &quot;ZIMA&quot;))))" office:value-type="string" office:string-value="LATO" calcext:value-type="string">
            <text:p>LATO</text:p>
          </table:table-cell>
          <table:table-cell table:formula="of:=IF([.C179] = &quot;ZIMA&quot;; 0.2; IF([.C179] = &quot;WIOSNA&quot;; 0.5; IF([.C179] = &quot;LATO&quot;; 0.9; 0.4)))" office:value-type="float" office:value="0.9" calcext:value-type="float">
            <text:p>0,9</text:p>
          </table:table-cell>
          <table:table-cell table:style-name="ce22" table:formula="of:=IF([.H178]&gt; 2400 ;IF(NOT(MONTH([.A179]) = MONTH([.A178]));[.E178]+3; [.E178]); [.E178])" office:value-type="float" office:value="10" calcext:value-type="float">
            <text:p>10</text:p>
          </table:table-cell>
          <table:table-cell table:formula="of:=IF(WEEKDAY([.A179];2)&lt; 6; 1; 0) * FLOOR([.E179] *[.D179]) *[.$K$7]" office:value-type="float" office:value="270" calcext:value-type="float">
            <text:p>270</text:p>
          </table:table-cell>
          <table:table-cell table:formula="of:=IF(WEEKDAY([.A179];2) = 7; ([.E178]*15); 0) + IF([.H178]&gt;= 2400; IF(NOT(MONTH([.A179]) = MONTH([.A180]));2400; 0);0)" office:value-type="float" office:value="0" calcext:value-type="float">
            <text:p>0</text:p>
          </table:table-cell>
          <table:table-cell table:formula="of:=[.H178] -[.G179] +[.F179]" office:value-type="float" office:value="2710" calcext:value-type="float">
            <text:p>27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28" calcext:value-type="date">
            <text:p>28.06.2023</text:p>
          </table:table-cell>
          <table:table-cell table:formula="of:=[.A180]" office:value-type="date" office:date-value="2023-06-28" calcext:value-type="date">
            <text:p>06-28</text:p>
          </table:table-cell>
          <table:table-cell table:style-name="ce1" table:formula="of:=IF([.B180] &lt; DATE(YEAR([.A180]);3;21); &quot;ZIMA&quot;; IF([.B180] &lt; DATE(YEAR([.A180]);6;21);&quot;WIOSNA&quot; ; IF([.B180] &lt; DATE(YEAR([.A180]);9;23); &quot;LATO&quot;; IF([.B180] &lt; DATE(YEAR([.A180]);12;21);&quot;JESIEŃ&quot;; &quot;ZIMA&quot;))))" office:value-type="string" office:string-value="LATO" calcext:value-type="string">
            <text:p>LATO</text:p>
          </table:table-cell>
          <table:table-cell table:formula="of:=IF([.C180] = &quot;ZIMA&quot;; 0.2; IF([.C180] = &quot;WIOSNA&quot;; 0.5; IF([.C180] = &quot;LATO&quot;; 0.9; 0.4)))" office:value-type="float" office:value="0.9" calcext:value-type="float">
            <text:p>0,9</text:p>
          </table:table-cell>
          <table:table-cell table:style-name="ce22" table:formula="of:=IF([.H179]&gt; 2400 ;IF(NOT(MONTH([.A180]) = MONTH([.A179]));[.E179]+3; [.E179]); [.E179])" office:value-type="float" office:value="10" calcext:value-type="float">
            <text:p>10</text:p>
          </table:table-cell>
          <table:table-cell table:formula="of:=IF(WEEKDAY([.A180];2)&lt; 6; 1; 0) * FLOOR([.E180] *[.D180]) *[.$K$7]" office:value-type="float" office:value="270" calcext:value-type="float">
            <text:p>270</text:p>
          </table:table-cell>
          <table:table-cell table:formula="of:=IF(WEEKDAY([.A180];2) = 7; ([.E179]*15); 0) + IF([.H179]&gt;= 2400; IF(NOT(MONTH([.A180]) = MONTH([.A181]));2400; 0);0)" office:value-type="float" office:value="0" calcext:value-type="float">
            <text:p>0</text:p>
          </table:table-cell>
          <table:table-cell table:formula="of:=[.H179] -[.G180] +[.F180]" office:value-type="float" office:value="2980" calcext:value-type="float">
            <text:p>29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29" calcext:value-type="date">
            <text:p>29.06.2023</text:p>
          </table:table-cell>
          <table:table-cell table:formula="of:=[.A181]" office:value-type="date" office:date-value="2023-06-29" calcext:value-type="date">
            <text:p>06-29</text:p>
          </table:table-cell>
          <table:table-cell table:style-name="ce1" table:formula="of:=IF([.B181] &lt; DATE(YEAR([.A181]);3;21); &quot;ZIMA&quot;; IF([.B181] &lt; DATE(YEAR([.A181]);6;21);&quot;WIOSNA&quot; ; IF([.B181] &lt; DATE(YEAR([.A181]);9;23); &quot;LATO&quot;; IF([.B181] &lt; DATE(YEAR([.A181]);12;21);&quot;JESIEŃ&quot;; &quot;ZIMA&quot;))))" office:value-type="string" office:string-value="LATO" calcext:value-type="string">
            <text:p>LATO</text:p>
          </table:table-cell>
          <table:table-cell table:formula="of:=IF([.C181] = &quot;ZIMA&quot;; 0.2; IF([.C181] = &quot;WIOSNA&quot;; 0.5; IF([.C181] = &quot;LATO&quot;; 0.9; 0.4)))" office:value-type="float" office:value="0.9" calcext:value-type="float">
            <text:p>0,9</text:p>
          </table:table-cell>
          <table:table-cell table:style-name="ce22" table:formula="of:=IF([.H180]&gt; 2400 ;IF(NOT(MONTH([.A181]) = MONTH([.A180]));[.E180]+3; [.E180]); [.E180])" office:value-type="float" office:value="10" calcext:value-type="float">
            <text:p>10</text:p>
          </table:table-cell>
          <table:table-cell table:formula="of:=IF(WEEKDAY([.A181];2)&lt; 6; 1; 0) * FLOOR([.E181] *[.D181]) *[.$K$7]" office:value-type="float" office:value="270" calcext:value-type="float">
            <text:p>270</text:p>
          </table:table-cell>
          <table:table-cell table:formula="of:=IF(WEEKDAY([.A181];2) = 7; ([.E180]*15); 0) + IF([.H180]&gt;= 2400; IF(NOT(MONTH([.A181]) = MONTH([.A182]));2400; 0);0)" office:value-type="float" office:value="0" calcext:value-type="float">
            <text:p>0</text:p>
          </table:table-cell>
          <table:table-cell table:formula="of:=[.H180] -[.G181] +[.F181]" office:value-type="float" office:value="3250" calcext:value-type="float">
            <text:p>32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30" calcext:value-type="date">
            <text:p>30.06.2023</text:p>
          </table:table-cell>
          <table:table-cell table:formula="of:=[.A182]" office:value-type="date" office:date-value="2023-06-30" calcext:value-type="date">
            <text:p>06-30</text:p>
          </table:table-cell>
          <table:table-cell table:style-name="ce1" table:formula="of:=IF([.B182] &lt; DATE(YEAR([.A182]);3;21); &quot;ZIMA&quot;; IF([.B182] &lt; DATE(YEAR([.A182]);6;21);&quot;WIOSNA&quot; ; IF([.B182] &lt; DATE(YEAR([.A182]);9;23); &quot;LATO&quot;; IF([.B182] &lt; DATE(YEAR([.A182]);12;21);&quot;JESIEŃ&quot;; &quot;ZIMA&quot;))))" office:value-type="string" office:string-value="LATO" calcext:value-type="string">
            <text:p>LATO</text:p>
          </table:table-cell>
          <table:table-cell table:formula="of:=IF([.C182] = &quot;ZIMA&quot;; 0.2; IF([.C182] = &quot;WIOSNA&quot;; 0.5; IF([.C182] = &quot;LATO&quot;; 0.9; 0.4)))" office:value-type="float" office:value="0.9" calcext:value-type="float">
            <text:p>0,9</text:p>
          </table:table-cell>
          <table:table-cell table:style-name="ce22" table:formula="of:=IF([.H181]&gt; 2400 ;IF(NOT(MONTH([.A182]) = MONTH([.A181]));[.E181]+3; [.E181]); [.E181])" office:value-type="float" office:value="10" calcext:value-type="float">
            <text:p>10</text:p>
          </table:table-cell>
          <table:table-cell table:formula="of:=IF(WEEKDAY([.A182];2)&lt; 6; 1; 0) * FLOOR([.E182] *[.D182]) *[.$K$7]" office:value-type="float" office:value="270" calcext:value-type="float">
            <text:p>270</text:p>
          </table:table-cell>
          <table:table-cell table:formula="of:=IF(WEEKDAY([.A182];2) = 7; ([.E181]*15); 0) + IF([.H181]&gt;= 2400; IF(NOT(MONTH([.A182]) = MONTH([.A183]));2400; 0);0)" office:value-type="float" office:value="2400" calcext:value-type="float">
            <text:p>2400</text:p>
          </table:table-cell>
          <table:table-cell table:formula="of:=[.H181] -[.G182] +[.F182]" office:value-type="float" office:value="1120" calcext:value-type="float">
            <text:p>11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01" calcext:value-type="date">
            <text:p>1.07.2023</text:p>
          </table:table-cell>
          <table:table-cell table:formula="of:=[.A183]" office:value-type="date" office:date-value="2023-07-01" calcext:value-type="date">
            <text:p>07-01</text:p>
          </table:table-cell>
          <table:table-cell table:style-name="ce1" table:formula="of:=IF([.B183] &lt; DATE(YEAR([.A183]);3;21); &quot;ZIMA&quot;; IF([.B183] &lt; DATE(YEAR([.A183]);6;21);&quot;WIOSNA&quot; ; IF([.B183] &lt; DATE(YEAR([.A183]);9;23); &quot;LATO&quot;; IF([.B183] &lt; DATE(YEAR([.A183]);12;21);&quot;JESIEŃ&quot;; &quot;ZIMA&quot;))))" office:value-type="string" office:string-value="LATO" calcext:value-type="string">
            <text:p>LATO</text:p>
          </table:table-cell>
          <table:table-cell table:formula="of:=IF([.C183] = &quot;ZIMA&quot;; 0.2; IF([.C183] = &quot;WIOSNA&quot;; 0.5; IF([.C183] = &quot;LATO&quot;; 0.9; 0.4)))" office:value-type="float" office:value="0.9" calcext:value-type="float">
            <text:p>0,9</text:p>
          </table:table-cell>
          <table:table-cell table:style-name="ce22" table:formula="of:=IF([.H182]&gt; 2400 ;IF(NOT(MONTH([.A183]) = MONTH([.A182]));[.E182]+3; [.E182]); [.E182])" office:value-type="float" office:value="10" calcext:value-type="float">
            <text:p>10</text:p>
          </table:table-cell>
          <table:table-cell table:formula="of:=IF(WEEKDAY([.A183];2)&lt; 6; 1; 0) * FLOOR([.E183] *[.D183]) *[.$K$7]" office:value-type="float" office:value="0" calcext:value-type="float">
            <text:p>0</text:p>
          </table:table-cell>
          <table:table-cell table:formula="of:=IF(WEEKDAY([.A183];2) = 7; ([.E182]*15); 0) + IF([.H182]&gt;= 2400; IF(NOT(MONTH([.A183]) = MONTH([.A184]));2400; 0);0)" office:value-type="float" office:value="0" calcext:value-type="float">
            <text:p>0</text:p>
          </table:table-cell>
          <table:table-cell table:formula="of:=[.H182] -[.G183] +[.F183]" office:value-type="float" office:value="1120" calcext:value-type="float">
            <text:p>11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02" calcext:value-type="date">
            <text:p>2.07.2023</text:p>
          </table:table-cell>
          <table:table-cell table:formula="of:=[.A184]" office:value-type="date" office:date-value="2023-07-02" calcext:value-type="date">
            <text:p>07-02</text:p>
          </table:table-cell>
          <table:table-cell table:style-name="ce1" table:formula="of:=IF([.B184] &lt; DATE(YEAR([.A184]);3;21); &quot;ZIMA&quot;; IF([.B184] &lt; DATE(YEAR([.A184]);6;21);&quot;WIOSNA&quot; ; IF([.B184] &lt; DATE(YEAR([.A184]);9;23); &quot;LATO&quot;; IF([.B184] &lt; DATE(YEAR([.A184]);12;21);&quot;JESIEŃ&quot;; &quot;ZIMA&quot;))))" office:value-type="string" office:string-value="LATO" calcext:value-type="string">
            <text:p>LATO</text:p>
          </table:table-cell>
          <table:table-cell table:formula="of:=IF([.C184] = &quot;ZIMA&quot;; 0.2; IF([.C184] = &quot;WIOSNA&quot;; 0.5; IF([.C184] = &quot;LATO&quot;; 0.9; 0.4)))" office:value-type="float" office:value="0.9" calcext:value-type="float">
            <text:p>0,9</text:p>
          </table:table-cell>
          <table:table-cell table:style-name="ce22" table:formula="of:=IF([.H183]&gt; 2400 ;IF(NOT(MONTH([.A184]) = MONTH([.A183]));[.E183]+3; [.E183]); [.E183])" office:value-type="float" office:value="10" calcext:value-type="float">
            <text:p>10</text:p>
          </table:table-cell>
          <table:table-cell table:formula="of:=IF(WEEKDAY([.A184];2)&lt; 6; 1; 0) * FLOOR([.E184] *[.D184]) *[.$K$7]" office:value-type="float" office:value="0" calcext:value-type="float">
            <text:p>0</text:p>
          </table:table-cell>
          <table:table-cell table:formula="of:=IF(WEEKDAY([.A184];2) = 7; ([.E183]*15); 0) + IF([.H183]&gt;= 2400; IF(NOT(MONTH([.A184]) = MONTH([.A185]));2400; 0);0)" office:value-type="float" office:value="150" calcext:value-type="float">
            <text:p>150</text:p>
          </table:table-cell>
          <table:table-cell table:formula="of:=[.H183] -[.G184] +[.F184]" office:value-type="float" office:value="970" calcext:value-type="float">
            <text:p>9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03" calcext:value-type="date">
            <text:p>3.07.2023</text:p>
          </table:table-cell>
          <table:table-cell table:formula="of:=[.A185]" office:value-type="date" office:date-value="2023-07-03" calcext:value-type="date">
            <text:p>07-03</text:p>
          </table:table-cell>
          <table:table-cell table:style-name="ce1" table:formula="of:=IF([.B185] &lt; DATE(YEAR([.A185]);3;21); &quot;ZIMA&quot;; IF([.B185] &lt; DATE(YEAR([.A185]);6;21);&quot;WIOSNA&quot; ; IF([.B185] &lt; DATE(YEAR([.A185]);9;23); &quot;LATO&quot;; IF([.B185] &lt; DATE(YEAR([.A185]);12;21);&quot;JESIEŃ&quot;; &quot;ZIMA&quot;))))" office:value-type="string" office:string-value="LATO" calcext:value-type="string">
            <text:p>LATO</text:p>
          </table:table-cell>
          <table:table-cell table:formula="of:=IF([.C185] = &quot;ZIMA&quot;; 0.2; IF([.C185] = &quot;WIOSNA&quot;; 0.5; IF([.C185] = &quot;LATO&quot;; 0.9; 0.4)))" office:value-type="float" office:value="0.9" calcext:value-type="float">
            <text:p>0,9</text:p>
          </table:table-cell>
          <table:table-cell table:style-name="ce22" table:formula="of:=IF([.H184]&gt; 2400 ;IF(NOT(MONTH([.A185]) = MONTH([.A184]));[.E184]+3; [.E184]); [.E184])" office:value-type="float" office:value="10" calcext:value-type="float">
            <text:p>10</text:p>
          </table:table-cell>
          <table:table-cell table:formula="of:=IF(WEEKDAY([.A185];2)&lt; 6; 1; 0) * FLOOR([.E185] *[.D185]) *[.$K$7]" office:value-type="float" office:value="270" calcext:value-type="float">
            <text:p>270</text:p>
          </table:table-cell>
          <table:table-cell table:formula="of:=IF(WEEKDAY([.A185];2) = 7; ([.E184]*15); 0) + IF([.H184]&gt;= 2400; IF(NOT(MONTH([.A185]) = MONTH([.A186]));2400; 0);0)" office:value-type="float" office:value="0" calcext:value-type="float">
            <text:p>0</text:p>
          </table:table-cell>
          <table:table-cell table:formula="of:=[.H184] -[.G185] +[.F185]" office:value-type="float" office:value="1240" calcext:value-type="float">
            <text:p>12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04" calcext:value-type="date">
            <text:p>4.07.2023</text:p>
          </table:table-cell>
          <table:table-cell table:formula="of:=[.A186]" office:value-type="date" office:date-value="2023-07-04" calcext:value-type="date">
            <text:p>07-04</text:p>
          </table:table-cell>
          <table:table-cell table:style-name="ce1" table:formula="of:=IF([.B186] &lt; DATE(YEAR([.A186]);3;21); &quot;ZIMA&quot;; IF([.B186] &lt; DATE(YEAR([.A186]);6;21);&quot;WIOSNA&quot; ; IF([.B186] &lt; DATE(YEAR([.A186]);9;23); &quot;LATO&quot;; IF([.B186] &lt; DATE(YEAR([.A186]);12;21);&quot;JESIEŃ&quot;; &quot;ZIMA&quot;))))" office:value-type="string" office:string-value="LATO" calcext:value-type="string">
            <text:p>LATO</text:p>
          </table:table-cell>
          <table:table-cell table:formula="of:=IF([.C186] = &quot;ZIMA&quot;; 0.2; IF([.C186] = &quot;WIOSNA&quot;; 0.5; IF([.C186] = &quot;LATO&quot;; 0.9; 0.4)))" office:value-type="float" office:value="0.9" calcext:value-type="float">
            <text:p>0,9</text:p>
          </table:table-cell>
          <table:table-cell table:style-name="ce22" table:formula="of:=IF([.H185]&gt; 2400 ;IF(NOT(MONTH([.A186]) = MONTH([.A185]));[.E185]+3; [.E185]); [.E185])" office:value-type="float" office:value="10" calcext:value-type="float">
            <text:p>10</text:p>
          </table:table-cell>
          <table:table-cell table:formula="of:=IF(WEEKDAY([.A186];2)&lt; 6; 1; 0) * FLOOR([.E186] *[.D186]) *[.$K$7]" office:value-type="float" office:value="270" calcext:value-type="float">
            <text:p>270</text:p>
          </table:table-cell>
          <table:table-cell table:formula="of:=IF(WEEKDAY([.A186];2) = 7; ([.E185]*15); 0) + IF([.H185]&gt;= 2400; IF(NOT(MONTH([.A186]) = MONTH([.A187]));2400; 0);0)" office:value-type="float" office:value="0" calcext:value-type="float">
            <text:p>0</text:p>
          </table:table-cell>
          <table:table-cell table:formula="of:=[.H185] -[.G186] +[.F186]" office:value-type="float" office:value="1510" calcext:value-type="float">
            <text:p>15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05" calcext:value-type="date">
            <text:p>5.07.2023</text:p>
          </table:table-cell>
          <table:table-cell table:formula="of:=[.A187]" office:value-type="date" office:date-value="2023-07-05" calcext:value-type="date">
            <text:p>07-05</text:p>
          </table:table-cell>
          <table:table-cell table:style-name="ce1" table:formula="of:=IF([.B187] &lt; DATE(YEAR([.A187]);3;21); &quot;ZIMA&quot;; IF([.B187] &lt; DATE(YEAR([.A187]);6;21);&quot;WIOSNA&quot; ; IF([.B187] &lt; DATE(YEAR([.A187]);9;23); &quot;LATO&quot;; IF([.B187] &lt; DATE(YEAR([.A187]);12;21);&quot;JESIEŃ&quot;; &quot;ZIMA&quot;))))" office:value-type="string" office:string-value="LATO" calcext:value-type="string">
            <text:p>LATO</text:p>
          </table:table-cell>
          <table:table-cell table:formula="of:=IF([.C187] = &quot;ZIMA&quot;; 0.2; IF([.C187] = &quot;WIOSNA&quot;; 0.5; IF([.C187] = &quot;LATO&quot;; 0.9; 0.4)))" office:value-type="float" office:value="0.9" calcext:value-type="float">
            <text:p>0,9</text:p>
          </table:table-cell>
          <table:table-cell table:style-name="ce22" table:formula="of:=IF([.H186]&gt; 2400 ;IF(NOT(MONTH([.A187]) = MONTH([.A186]));[.E186]+3; [.E186]); [.E186])" office:value-type="float" office:value="10" calcext:value-type="float">
            <text:p>10</text:p>
          </table:table-cell>
          <table:table-cell table:formula="of:=IF(WEEKDAY([.A187];2)&lt; 6; 1; 0) * FLOOR([.E187] *[.D187]) *[.$K$7]" office:value-type="float" office:value="270" calcext:value-type="float">
            <text:p>270</text:p>
          </table:table-cell>
          <table:table-cell table:formula="of:=IF(WEEKDAY([.A187];2) = 7; ([.E186]*15); 0) + IF([.H186]&gt;= 2400; IF(NOT(MONTH([.A187]) = MONTH([.A188]));2400; 0);0)" office:value-type="float" office:value="0" calcext:value-type="float">
            <text:p>0</text:p>
          </table:table-cell>
          <table:table-cell table:formula="of:=[.H186] -[.G187] +[.F187]" office:value-type="float" office:value="1780" calcext:value-type="float">
            <text:p>17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06" calcext:value-type="date">
            <text:p>6.07.2023</text:p>
          </table:table-cell>
          <table:table-cell table:formula="of:=[.A188]" office:value-type="date" office:date-value="2023-07-06" calcext:value-type="date">
            <text:p>07-06</text:p>
          </table:table-cell>
          <table:table-cell table:style-name="ce1" table:formula="of:=IF([.B188] &lt; DATE(YEAR([.A188]);3;21); &quot;ZIMA&quot;; IF([.B188] &lt; DATE(YEAR([.A188]);6;21);&quot;WIOSNA&quot; ; IF([.B188] &lt; DATE(YEAR([.A188]);9;23); &quot;LATO&quot;; IF([.B188] &lt; DATE(YEAR([.A188]);12;21);&quot;JESIEŃ&quot;; &quot;ZIMA&quot;))))" office:value-type="string" office:string-value="LATO" calcext:value-type="string">
            <text:p>LATO</text:p>
          </table:table-cell>
          <table:table-cell table:formula="of:=IF([.C188] = &quot;ZIMA&quot;; 0.2; IF([.C188] = &quot;WIOSNA&quot;; 0.5; IF([.C188] = &quot;LATO&quot;; 0.9; 0.4)))" office:value-type="float" office:value="0.9" calcext:value-type="float">
            <text:p>0,9</text:p>
          </table:table-cell>
          <table:table-cell table:style-name="ce22" table:formula="of:=IF([.H187]&gt; 2400 ;IF(NOT(MONTH([.A188]) = MONTH([.A187]));[.E187]+3; [.E187]); [.E187])" office:value-type="float" office:value="10" calcext:value-type="float">
            <text:p>10</text:p>
          </table:table-cell>
          <table:table-cell table:formula="of:=IF(WEEKDAY([.A188];2)&lt; 6; 1; 0) * FLOOR([.E188] *[.D188]) *[.$K$7]" office:value-type="float" office:value="270" calcext:value-type="float">
            <text:p>270</text:p>
          </table:table-cell>
          <table:table-cell table:formula="of:=IF(WEEKDAY([.A188];2) = 7; ([.E187]*15); 0) + IF([.H187]&gt;= 2400; IF(NOT(MONTH([.A188]) = MONTH([.A189]));2400; 0);0)" office:value-type="float" office:value="0" calcext:value-type="float">
            <text:p>0</text:p>
          </table:table-cell>
          <table:table-cell table:formula="of:=[.H187] -[.G188] +[.F188]" office:value-type="float" office:value="2050" calcext:value-type="float">
            <text:p>20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07" calcext:value-type="date">
            <text:p>7.07.2023</text:p>
          </table:table-cell>
          <table:table-cell table:formula="of:=[.A189]" office:value-type="date" office:date-value="2023-07-07" calcext:value-type="date">
            <text:p>07-07</text:p>
          </table:table-cell>
          <table:table-cell table:style-name="ce1" table:formula="of:=IF([.B189] &lt; DATE(YEAR([.A189]);3;21); &quot;ZIMA&quot;; IF([.B189] &lt; DATE(YEAR([.A189]);6;21);&quot;WIOSNA&quot; ; IF([.B189] &lt; DATE(YEAR([.A189]);9;23); &quot;LATO&quot;; IF([.B189] &lt; DATE(YEAR([.A189]);12;21);&quot;JESIEŃ&quot;; &quot;ZIMA&quot;))))" office:value-type="string" office:string-value="LATO" calcext:value-type="string">
            <text:p>LATO</text:p>
          </table:table-cell>
          <table:table-cell table:formula="of:=IF([.C189] = &quot;ZIMA&quot;; 0.2; IF([.C189] = &quot;WIOSNA&quot;; 0.5; IF([.C189] = &quot;LATO&quot;; 0.9; 0.4)))" office:value-type="float" office:value="0.9" calcext:value-type="float">
            <text:p>0,9</text:p>
          </table:table-cell>
          <table:table-cell table:style-name="ce22" table:formula="of:=IF([.H188]&gt; 2400 ;IF(NOT(MONTH([.A189]) = MONTH([.A188]));[.E188]+3; [.E188]); [.E188])" office:value-type="float" office:value="10" calcext:value-type="float">
            <text:p>10</text:p>
          </table:table-cell>
          <table:table-cell table:formula="of:=IF(WEEKDAY([.A189];2)&lt; 6; 1; 0) * FLOOR([.E189] *[.D189]) *[.$K$7]" office:value-type="float" office:value="270" calcext:value-type="float">
            <text:p>270</text:p>
          </table:table-cell>
          <table:table-cell table:formula="of:=IF(WEEKDAY([.A189];2) = 7; ([.E188]*15); 0) + IF([.H188]&gt;= 2400; IF(NOT(MONTH([.A189]) = MONTH([.A190]));2400; 0);0)" office:value-type="float" office:value="0" calcext:value-type="float">
            <text:p>0</text:p>
          </table:table-cell>
          <table:table-cell table:formula="of:=[.H188] -[.G189] +[.F189]" office:value-type="float" office:value="2320" calcext:value-type="float">
            <text:p>23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08" calcext:value-type="date">
            <text:p>8.07.2023</text:p>
          </table:table-cell>
          <table:table-cell table:formula="of:=[.A190]" office:value-type="date" office:date-value="2023-07-08" calcext:value-type="date">
            <text:p>07-08</text:p>
          </table:table-cell>
          <table:table-cell table:style-name="ce1" table:formula="of:=IF([.B190] &lt; DATE(YEAR([.A190]);3;21); &quot;ZIMA&quot;; IF([.B190] &lt; DATE(YEAR([.A190]);6;21);&quot;WIOSNA&quot; ; IF([.B190] &lt; DATE(YEAR([.A190]);9;23); &quot;LATO&quot;; IF([.B190] &lt; DATE(YEAR([.A190]);12;21);&quot;JESIEŃ&quot;; &quot;ZIMA&quot;))))" office:value-type="string" office:string-value="LATO" calcext:value-type="string">
            <text:p>LATO</text:p>
          </table:table-cell>
          <table:table-cell table:formula="of:=IF([.C190] = &quot;ZIMA&quot;; 0.2; IF([.C190] = &quot;WIOSNA&quot;; 0.5; IF([.C190] = &quot;LATO&quot;; 0.9; 0.4)))" office:value-type="float" office:value="0.9" calcext:value-type="float">
            <text:p>0,9</text:p>
          </table:table-cell>
          <table:table-cell table:style-name="ce22" table:formula="of:=IF([.H189]&gt; 2400 ;IF(NOT(MONTH([.A190]) = MONTH([.A189]));[.E189]+3; [.E189]); [.E189])" office:value-type="float" office:value="10" calcext:value-type="float">
            <text:p>10</text:p>
          </table:table-cell>
          <table:table-cell table:formula="of:=IF(WEEKDAY([.A190];2)&lt; 6; 1; 0) * FLOOR([.E190] *[.D190]) *[.$K$7]" office:value-type="float" office:value="0" calcext:value-type="float">
            <text:p>0</text:p>
          </table:table-cell>
          <table:table-cell table:formula="of:=IF(WEEKDAY([.A190];2) = 7; ([.E189]*15); 0) + IF([.H189]&gt;= 2400; IF(NOT(MONTH([.A190]) = MONTH([.A191]));2400; 0);0)" office:value-type="float" office:value="0" calcext:value-type="float">
            <text:p>0</text:p>
          </table:table-cell>
          <table:table-cell table:formula="of:=[.H189] -[.G190] +[.F190]" office:value-type="float" office:value="2320" calcext:value-type="float">
            <text:p>23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09" calcext:value-type="date">
            <text:p>9.07.2023</text:p>
          </table:table-cell>
          <table:table-cell table:formula="of:=[.A191]" office:value-type="date" office:date-value="2023-07-09" calcext:value-type="date">
            <text:p>07-09</text:p>
          </table:table-cell>
          <table:table-cell table:style-name="ce1" table:formula="of:=IF([.B191] &lt; DATE(YEAR([.A191]);3;21); &quot;ZIMA&quot;; IF([.B191] &lt; DATE(YEAR([.A191]);6;21);&quot;WIOSNA&quot; ; IF([.B191] &lt; DATE(YEAR([.A191]);9;23); &quot;LATO&quot;; IF([.B191] &lt; DATE(YEAR([.A191]);12;21);&quot;JESIEŃ&quot;; &quot;ZIMA&quot;))))" office:value-type="string" office:string-value="LATO" calcext:value-type="string">
            <text:p>LATO</text:p>
          </table:table-cell>
          <table:table-cell table:formula="of:=IF([.C191] = &quot;ZIMA&quot;; 0.2; IF([.C191] = &quot;WIOSNA&quot;; 0.5; IF([.C191] = &quot;LATO&quot;; 0.9; 0.4)))" office:value-type="float" office:value="0.9" calcext:value-type="float">
            <text:p>0,9</text:p>
          </table:table-cell>
          <table:table-cell table:style-name="ce22" table:formula="of:=IF([.H190]&gt; 2400 ;IF(NOT(MONTH([.A191]) = MONTH([.A190]));[.E190]+3; [.E190]); [.E190])" office:value-type="float" office:value="10" calcext:value-type="float">
            <text:p>10</text:p>
          </table:table-cell>
          <table:table-cell table:formula="of:=IF(WEEKDAY([.A191];2)&lt; 6; 1; 0) * FLOOR([.E191] *[.D191]) *[.$K$7]" office:value-type="float" office:value="0" calcext:value-type="float">
            <text:p>0</text:p>
          </table:table-cell>
          <table:table-cell table:formula="of:=IF(WEEKDAY([.A191];2) = 7; ([.E190]*15); 0) + IF([.H190]&gt;= 2400; IF(NOT(MONTH([.A191]) = MONTH([.A192]));2400; 0);0)" office:value-type="float" office:value="150" calcext:value-type="float">
            <text:p>150</text:p>
          </table:table-cell>
          <table:table-cell table:formula="of:=[.H190] -[.G191] +[.F191]" office:value-type="float" office:value="2170" calcext:value-type="float">
            <text:p>21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10" calcext:value-type="date">
            <text:p>10.07.2023</text:p>
          </table:table-cell>
          <table:table-cell table:formula="of:=[.A192]" office:value-type="date" office:date-value="2023-07-10" calcext:value-type="date">
            <text:p>07-10</text:p>
          </table:table-cell>
          <table:table-cell table:style-name="ce1" table:formula="of:=IF([.B192] &lt; DATE(YEAR([.A192]);3;21); &quot;ZIMA&quot;; IF([.B192] &lt; DATE(YEAR([.A192]);6;21);&quot;WIOSNA&quot; ; IF([.B192] &lt; DATE(YEAR([.A192]);9;23); &quot;LATO&quot;; IF([.B192] &lt; DATE(YEAR([.A192]);12;21);&quot;JESIEŃ&quot;; &quot;ZIMA&quot;))))" office:value-type="string" office:string-value="LATO" calcext:value-type="string">
            <text:p>LATO</text:p>
          </table:table-cell>
          <table:table-cell table:formula="of:=IF([.C192] = &quot;ZIMA&quot;; 0.2; IF([.C192] = &quot;WIOSNA&quot;; 0.5; IF([.C192] = &quot;LATO&quot;; 0.9; 0.4)))" office:value-type="float" office:value="0.9" calcext:value-type="float">
            <text:p>0,9</text:p>
          </table:table-cell>
          <table:table-cell table:style-name="ce22" table:formula="of:=IF([.H191]&gt; 2400 ;IF(NOT(MONTH([.A192]) = MONTH([.A191]));[.E191]+3; [.E191]); [.E191])" office:value-type="float" office:value="10" calcext:value-type="float">
            <text:p>10</text:p>
          </table:table-cell>
          <table:table-cell table:formula="of:=IF(WEEKDAY([.A192];2)&lt; 6; 1; 0) * FLOOR([.E192] *[.D192]) *[.$K$7]" office:value-type="float" office:value="270" calcext:value-type="float">
            <text:p>270</text:p>
          </table:table-cell>
          <table:table-cell table:formula="of:=IF(WEEKDAY([.A192];2) = 7; ([.E191]*15); 0) + IF([.H191]&gt;= 2400; IF(NOT(MONTH([.A192]) = MONTH([.A193]));2400; 0);0)" office:value-type="float" office:value="0" calcext:value-type="float">
            <text:p>0</text:p>
          </table:table-cell>
          <table:table-cell table:formula="of:=[.H191] -[.G192] +[.F192]" office:value-type="float" office:value="2440" calcext:value-type="float">
            <text:p>24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11" calcext:value-type="date">
            <text:p>11.07.2023</text:p>
          </table:table-cell>
          <table:table-cell table:formula="of:=[.A193]" office:value-type="date" office:date-value="2023-07-11" calcext:value-type="date">
            <text:p>07-11</text:p>
          </table:table-cell>
          <table:table-cell table:style-name="ce1" table:formula="of:=IF([.B193] &lt; DATE(YEAR([.A193]);3;21); &quot;ZIMA&quot;; IF([.B193] &lt; DATE(YEAR([.A193]);6;21);&quot;WIOSNA&quot; ; IF([.B193] &lt; DATE(YEAR([.A193]);9;23); &quot;LATO&quot;; IF([.B193] &lt; DATE(YEAR([.A193]);12;21);&quot;JESIEŃ&quot;; &quot;ZIMA&quot;))))" office:value-type="string" office:string-value="LATO" calcext:value-type="string">
            <text:p>LATO</text:p>
          </table:table-cell>
          <table:table-cell table:formula="of:=IF([.C193] = &quot;ZIMA&quot;; 0.2; IF([.C193] = &quot;WIOSNA&quot;; 0.5; IF([.C193] = &quot;LATO&quot;; 0.9; 0.4)))" office:value-type="float" office:value="0.9" calcext:value-type="float">
            <text:p>0,9</text:p>
          </table:table-cell>
          <table:table-cell table:style-name="ce22" table:formula="of:=IF([.H192]&gt; 2400 ;IF(NOT(MONTH([.A193]) = MONTH([.A192]));[.E192]+3; [.E192]); [.E192])" office:value-type="float" office:value="10" calcext:value-type="float">
            <text:p>10</text:p>
          </table:table-cell>
          <table:table-cell table:formula="of:=IF(WEEKDAY([.A193];2)&lt; 6; 1; 0) * FLOOR([.E193] *[.D193]) *[.$K$7]" office:value-type="float" office:value="270" calcext:value-type="float">
            <text:p>270</text:p>
          </table:table-cell>
          <table:table-cell table:formula="of:=IF(WEEKDAY([.A193];2) = 7; ([.E192]*15); 0) + IF([.H192]&gt;= 2400; IF(NOT(MONTH([.A193]) = MONTH([.A194]));2400; 0);0)" office:value-type="float" office:value="0" calcext:value-type="float">
            <text:p>0</text:p>
          </table:table-cell>
          <table:table-cell table:formula="of:=[.H192] -[.G193] +[.F193]" office:value-type="float" office:value="2710" calcext:value-type="float">
            <text:p>27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12" calcext:value-type="date">
            <text:p>12.07.2023</text:p>
          </table:table-cell>
          <table:table-cell table:formula="of:=[.A194]" office:value-type="date" office:date-value="2023-07-12" calcext:value-type="date">
            <text:p>07-12</text:p>
          </table:table-cell>
          <table:table-cell table:style-name="ce1" table:formula="of:=IF([.B194] &lt; DATE(YEAR([.A194]);3;21); &quot;ZIMA&quot;; IF([.B194] &lt; DATE(YEAR([.A194]);6;21);&quot;WIOSNA&quot; ; IF([.B194] &lt; DATE(YEAR([.A194]);9;23); &quot;LATO&quot;; IF([.B194] &lt; DATE(YEAR([.A194]);12;21);&quot;JESIEŃ&quot;; &quot;ZIMA&quot;))))" office:value-type="string" office:string-value="LATO" calcext:value-type="string">
            <text:p>LATO</text:p>
          </table:table-cell>
          <table:table-cell table:formula="of:=IF([.C194] = &quot;ZIMA&quot;; 0.2; IF([.C194] = &quot;WIOSNA&quot;; 0.5; IF([.C194] = &quot;LATO&quot;; 0.9; 0.4)))" office:value-type="float" office:value="0.9" calcext:value-type="float">
            <text:p>0,9</text:p>
          </table:table-cell>
          <table:table-cell table:style-name="ce22" table:formula="of:=IF([.H193]&gt; 2400 ;IF(NOT(MONTH([.A194]) = MONTH([.A193]));[.E193]+3; [.E193]); [.E193])" office:value-type="float" office:value="10" calcext:value-type="float">
            <text:p>10</text:p>
          </table:table-cell>
          <table:table-cell table:formula="of:=IF(WEEKDAY([.A194];2)&lt; 6; 1; 0) * FLOOR([.E194] *[.D194]) *[.$K$7]" office:value-type="float" office:value="270" calcext:value-type="float">
            <text:p>270</text:p>
          </table:table-cell>
          <table:table-cell table:formula="of:=IF(WEEKDAY([.A194];2) = 7; ([.E193]*15); 0) + IF([.H193]&gt;= 2400; IF(NOT(MONTH([.A194]) = MONTH([.A195]));2400; 0);0)" office:value-type="float" office:value="0" calcext:value-type="float">
            <text:p>0</text:p>
          </table:table-cell>
          <table:table-cell table:formula="of:=[.H193] -[.G194] +[.F194]" office:value-type="float" office:value="2980" calcext:value-type="float">
            <text:p>29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13" calcext:value-type="date">
            <text:p>13.07.2023</text:p>
          </table:table-cell>
          <table:table-cell table:formula="of:=[.A195]" office:value-type="date" office:date-value="2023-07-13" calcext:value-type="date">
            <text:p>07-13</text:p>
          </table:table-cell>
          <table:table-cell table:style-name="ce1" table:formula="of:=IF([.B195] &lt; DATE(YEAR([.A195]);3;21); &quot;ZIMA&quot;; IF([.B195] &lt; DATE(YEAR([.A195]);6;21);&quot;WIOSNA&quot; ; IF([.B195] &lt; DATE(YEAR([.A195]);9;23); &quot;LATO&quot;; IF([.B195] &lt; DATE(YEAR([.A195]);12;21);&quot;JESIEŃ&quot;; &quot;ZIMA&quot;))))" office:value-type="string" office:string-value="LATO" calcext:value-type="string">
            <text:p>LATO</text:p>
          </table:table-cell>
          <table:table-cell table:formula="of:=IF([.C195] = &quot;ZIMA&quot;; 0.2; IF([.C195] = &quot;WIOSNA&quot;; 0.5; IF([.C195] = &quot;LATO&quot;; 0.9; 0.4)))" office:value-type="float" office:value="0.9" calcext:value-type="float">
            <text:p>0,9</text:p>
          </table:table-cell>
          <table:table-cell table:style-name="ce22" table:formula="of:=IF([.H194]&gt; 2400 ;IF(NOT(MONTH([.A195]) = MONTH([.A194]));[.E194]+3; [.E194]); [.E194])" office:value-type="float" office:value="10" calcext:value-type="float">
            <text:p>10</text:p>
          </table:table-cell>
          <table:table-cell table:formula="of:=IF(WEEKDAY([.A195];2)&lt; 6; 1; 0) * FLOOR([.E195] *[.D195]) *[.$K$7]" office:value-type="float" office:value="270" calcext:value-type="float">
            <text:p>270</text:p>
          </table:table-cell>
          <table:table-cell table:formula="of:=IF(WEEKDAY([.A195];2) = 7; ([.E194]*15); 0) + IF([.H194]&gt;= 2400; IF(NOT(MONTH([.A195]) = MONTH([.A196]));2400; 0);0)" office:value-type="float" office:value="0" calcext:value-type="float">
            <text:p>0</text:p>
          </table:table-cell>
          <table:table-cell table:formula="of:=[.H194] -[.G195] +[.F195]" office:value-type="float" office:value="3250" calcext:value-type="float">
            <text:p>32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14" calcext:value-type="date">
            <text:p>14.07.2023</text:p>
          </table:table-cell>
          <table:table-cell table:formula="of:=[.A196]" office:value-type="date" office:date-value="2023-07-14" calcext:value-type="date">
            <text:p>07-14</text:p>
          </table:table-cell>
          <table:table-cell table:style-name="ce1" table:formula="of:=IF([.B196] &lt; DATE(YEAR([.A196]);3;21); &quot;ZIMA&quot;; IF([.B196] &lt; DATE(YEAR([.A196]);6;21);&quot;WIOSNA&quot; ; IF([.B196] &lt; DATE(YEAR([.A196]);9;23); &quot;LATO&quot;; IF([.B196] &lt; DATE(YEAR([.A196]);12;21);&quot;JESIEŃ&quot;; &quot;ZIMA&quot;))))" office:value-type="string" office:string-value="LATO" calcext:value-type="string">
            <text:p>LATO</text:p>
          </table:table-cell>
          <table:table-cell table:formula="of:=IF([.C196] = &quot;ZIMA&quot;; 0.2; IF([.C196] = &quot;WIOSNA&quot;; 0.5; IF([.C196] = &quot;LATO&quot;; 0.9; 0.4)))" office:value-type="float" office:value="0.9" calcext:value-type="float">
            <text:p>0,9</text:p>
          </table:table-cell>
          <table:table-cell table:style-name="ce22" table:formula="of:=IF([.H195]&gt; 2400 ;IF(NOT(MONTH([.A196]) = MONTH([.A195]));[.E195]+3; [.E195]); [.E195])" office:value-type="float" office:value="10" calcext:value-type="float">
            <text:p>10</text:p>
          </table:table-cell>
          <table:table-cell table:formula="of:=IF(WEEKDAY([.A196];2)&lt; 6; 1; 0) * FLOOR([.E196] *[.D196]) *[.$K$7]" office:value-type="float" office:value="270" calcext:value-type="float">
            <text:p>270</text:p>
          </table:table-cell>
          <table:table-cell table:formula="of:=IF(WEEKDAY([.A196];2) = 7; ([.E195]*15); 0) + IF([.H195]&gt;= 2400; IF(NOT(MONTH([.A196]) = MONTH([.A197]));2400; 0);0)" office:value-type="float" office:value="0" calcext:value-type="float">
            <text:p>0</text:p>
          </table:table-cell>
          <table:table-cell table:formula="of:=[.H195] -[.G196] +[.F196]" office:value-type="float" office:value="3520" calcext:value-type="float">
            <text:p>35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15" calcext:value-type="date">
            <text:p>15.07.2023</text:p>
          </table:table-cell>
          <table:table-cell table:formula="of:=[.A197]" office:value-type="date" office:date-value="2023-07-15" calcext:value-type="date">
            <text:p>07-15</text:p>
          </table:table-cell>
          <table:table-cell table:style-name="ce1" table:formula="of:=IF([.B197] &lt; DATE(YEAR([.A197]);3;21); &quot;ZIMA&quot;; IF([.B197] &lt; DATE(YEAR([.A197]);6;21);&quot;WIOSNA&quot; ; IF([.B197] &lt; DATE(YEAR([.A197]);9;23); &quot;LATO&quot;; IF([.B197] &lt; DATE(YEAR([.A197]);12;21);&quot;JESIEŃ&quot;; &quot;ZIMA&quot;))))" office:value-type="string" office:string-value="LATO" calcext:value-type="string">
            <text:p>LATO</text:p>
          </table:table-cell>
          <table:table-cell table:formula="of:=IF([.C197] = &quot;ZIMA&quot;; 0.2; IF([.C197] = &quot;WIOSNA&quot;; 0.5; IF([.C197] = &quot;LATO&quot;; 0.9; 0.4)))" office:value-type="float" office:value="0.9" calcext:value-type="float">
            <text:p>0,9</text:p>
          </table:table-cell>
          <table:table-cell table:style-name="ce22" table:formula="of:=IF([.H196]&gt; 2400 ;IF(NOT(MONTH([.A197]) = MONTH([.A196]));[.E196]+3; [.E196]); [.E196])" office:value-type="float" office:value="10" calcext:value-type="float">
            <text:p>10</text:p>
          </table:table-cell>
          <table:table-cell table:formula="of:=IF(WEEKDAY([.A197];2)&lt; 6; 1; 0) * FLOOR([.E197] *[.D197]) *[.$K$7]" office:value-type="float" office:value="0" calcext:value-type="float">
            <text:p>0</text:p>
          </table:table-cell>
          <table:table-cell table:formula="of:=IF(WEEKDAY([.A197];2) = 7; ([.E196]*15); 0) + IF([.H196]&gt;= 2400; IF(NOT(MONTH([.A197]) = MONTH([.A198]));2400; 0);0)" office:value-type="float" office:value="0" calcext:value-type="float">
            <text:p>0</text:p>
          </table:table-cell>
          <table:table-cell table:formula="of:=[.H196] -[.G197] +[.F197]" office:value-type="float" office:value="3520" calcext:value-type="float">
            <text:p>35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16" calcext:value-type="date">
            <text:p>16.07.2023</text:p>
          </table:table-cell>
          <table:table-cell table:formula="of:=[.A198]" office:value-type="date" office:date-value="2023-07-16" calcext:value-type="date">
            <text:p>07-16</text:p>
          </table:table-cell>
          <table:table-cell table:style-name="ce1" table:formula="of:=IF([.B198] &lt; DATE(YEAR([.A198]);3;21); &quot;ZIMA&quot;; IF([.B198] &lt; DATE(YEAR([.A198]);6;21);&quot;WIOSNA&quot; ; IF([.B198] &lt; DATE(YEAR([.A198]);9;23); &quot;LATO&quot;; IF([.B198] &lt; DATE(YEAR([.A198]);12;21);&quot;JESIEŃ&quot;; &quot;ZIMA&quot;))))" office:value-type="string" office:string-value="LATO" calcext:value-type="string">
            <text:p>LATO</text:p>
          </table:table-cell>
          <table:table-cell table:formula="of:=IF([.C198] = &quot;ZIMA&quot;; 0.2; IF([.C198] = &quot;WIOSNA&quot;; 0.5; IF([.C198] = &quot;LATO&quot;; 0.9; 0.4)))" office:value-type="float" office:value="0.9" calcext:value-type="float">
            <text:p>0,9</text:p>
          </table:table-cell>
          <table:table-cell table:style-name="ce22" table:formula="of:=IF([.H197]&gt; 2400 ;IF(NOT(MONTH([.A198]) = MONTH([.A197]));[.E197]+3; [.E197]); [.E197])" office:value-type="float" office:value="10" calcext:value-type="float">
            <text:p>10</text:p>
          </table:table-cell>
          <table:table-cell table:formula="of:=IF(WEEKDAY([.A198];2)&lt; 6; 1; 0) * FLOOR([.E198] *[.D198]) *[.$K$7]" office:value-type="float" office:value="0" calcext:value-type="float">
            <text:p>0</text:p>
          </table:table-cell>
          <table:table-cell table:formula="of:=IF(WEEKDAY([.A198];2) = 7; ([.E197]*15); 0) + IF([.H197]&gt;= 2400; IF(NOT(MONTH([.A198]) = MONTH([.A199]));2400; 0);0)" office:value-type="float" office:value="150" calcext:value-type="float">
            <text:p>150</text:p>
          </table:table-cell>
          <table:table-cell table:formula="of:=[.H197] -[.G198] +[.F198]" office:value-type="float" office:value="3370" calcext:value-type="float">
            <text:p>33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17" calcext:value-type="date">
            <text:p>17.07.2023</text:p>
          </table:table-cell>
          <table:table-cell table:formula="of:=[.A199]" office:value-type="date" office:date-value="2023-07-17" calcext:value-type="date">
            <text:p>07-17</text:p>
          </table:table-cell>
          <table:table-cell table:style-name="ce1" table:formula="of:=IF([.B199] &lt; DATE(YEAR([.A199]);3;21); &quot;ZIMA&quot;; IF([.B199] &lt; DATE(YEAR([.A199]);6;21);&quot;WIOSNA&quot; ; IF([.B199] &lt; DATE(YEAR([.A199]);9;23); &quot;LATO&quot;; IF([.B199] &lt; DATE(YEAR([.A199]);12;21);&quot;JESIEŃ&quot;; &quot;ZIMA&quot;))))" office:value-type="string" office:string-value="LATO" calcext:value-type="string">
            <text:p>LATO</text:p>
          </table:table-cell>
          <table:table-cell table:formula="of:=IF([.C199] = &quot;ZIMA&quot;; 0.2; IF([.C199] = &quot;WIOSNA&quot;; 0.5; IF([.C199] = &quot;LATO&quot;; 0.9; 0.4)))" office:value-type="float" office:value="0.9" calcext:value-type="float">
            <text:p>0,9</text:p>
          </table:table-cell>
          <table:table-cell table:style-name="ce22" table:formula="of:=IF([.H198]&gt; 2400 ;IF(NOT(MONTH([.A199]) = MONTH([.A198]));[.E198]+3; [.E198]); [.E198])" office:value-type="float" office:value="10" calcext:value-type="float">
            <text:p>10</text:p>
          </table:table-cell>
          <table:table-cell table:formula="of:=IF(WEEKDAY([.A199];2)&lt; 6; 1; 0) * FLOOR([.E199] *[.D199]) *[.$K$7]" office:value-type="float" office:value="270" calcext:value-type="float">
            <text:p>270</text:p>
          </table:table-cell>
          <table:table-cell table:formula="of:=IF(WEEKDAY([.A199];2) = 7; ([.E198]*15); 0) + IF([.H198]&gt;= 2400; IF(NOT(MONTH([.A199]) = MONTH([.A200]));2400; 0);0)" office:value-type="float" office:value="0" calcext:value-type="float">
            <text:p>0</text:p>
          </table:table-cell>
          <table:table-cell table:formula="of:=[.H198] -[.G199] +[.F199]" office:value-type="float" office:value="3640" calcext:value-type="float">
            <text:p>36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18" calcext:value-type="date">
            <text:p>18.07.2023</text:p>
          </table:table-cell>
          <table:table-cell table:formula="of:=[.A200]" office:value-type="date" office:date-value="2023-07-18" calcext:value-type="date">
            <text:p>07-18</text:p>
          </table:table-cell>
          <table:table-cell table:style-name="ce1" table:formula="of:=IF([.B200] &lt; DATE(YEAR([.A200]);3;21); &quot;ZIMA&quot;; IF([.B200] &lt; DATE(YEAR([.A200]);6;21);&quot;WIOSNA&quot; ; IF([.B200] &lt; DATE(YEAR([.A200]);9;23); &quot;LATO&quot;; IF([.B200] &lt; DATE(YEAR([.A200]);12;21);&quot;JESIEŃ&quot;; &quot;ZIMA&quot;))))" office:value-type="string" office:string-value="LATO" calcext:value-type="string">
            <text:p>LATO</text:p>
          </table:table-cell>
          <table:table-cell table:formula="of:=IF([.C200] = &quot;ZIMA&quot;; 0.2; IF([.C200] = &quot;WIOSNA&quot;; 0.5; IF([.C200] = &quot;LATO&quot;; 0.9; 0.4)))" office:value-type="float" office:value="0.9" calcext:value-type="float">
            <text:p>0,9</text:p>
          </table:table-cell>
          <table:table-cell table:style-name="ce22" table:formula="of:=IF([.H199]&gt; 2400 ;IF(NOT(MONTH([.A200]) = MONTH([.A199]));[.E199]+3; [.E199]); [.E199])" office:value-type="float" office:value="10" calcext:value-type="float">
            <text:p>10</text:p>
          </table:table-cell>
          <table:table-cell table:formula="of:=IF(WEEKDAY([.A200];2)&lt; 6; 1; 0) * FLOOR([.E200] *[.D200]) *[.$K$7]" office:value-type="float" office:value="270" calcext:value-type="float">
            <text:p>270</text:p>
          </table:table-cell>
          <table:table-cell table:formula="of:=IF(WEEKDAY([.A200];2) = 7; ([.E199]*15); 0) + IF([.H199]&gt;= 2400; IF(NOT(MONTH([.A200]) = MONTH([.A201]));2400; 0);0)" office:value-type="float" office:value="0" calcext:value-type="float">
            <text:p>0</text:p>
          </table:table-cell>
          <table:table-cell table:formula="of:=[.H199] -[.G200] +[.F200]" office:value-type="float" office:value="3910" calcext:value-type="float">
            <text:p>39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19" calcext:value-type="date">
            <text:p>19.07.2023</text:p>
          </table:table-cell>
          <table:table-cell table:formula="of:=[.A201]" office:value-type="date" office:date-value="2023-07-19" calcext:value-type="date">
            <text:p>07-19</text:p>
          </table:table-cell>
          <table:table-cell table:style-name="ce1" table:formula="of:=IF([.B201] &lt; DATE(YEAR([.A201]);3;21); &quot;ZIMA&quot;; IF([.B201] &lt; DATE(YEAR([.A201]);6;21);&quot;WIOSNA&quot; ; IF([.B201] &lt; DATE(YEAR([.A201]);9;23); &quot;LATO&quot;; IF([.B201] &lt; DATE(YEAR([.A201]);12;21);&quot;JESIEŃ&quot;; &quot;ZIMA&quot;))))" office:value-type="string" office:string-value="LATO" calcext:value-type="string">
            <text:p>LATO</text:p>
          </table:table-cell>
          <table:table-cell table:formula="of:=IF([.C201] = &quot;ZIMA&quot;; 0.2; IF([.C201] = &quot;WIOSNA&quot;; 0.5; IF([.C201] = &quot;LATO&quot;; 0.9; 0.4)))" office:value-type="float" office:value="0.9" calcext:value-type="float">
            <text:p>0,9</text:p>
          </table:table-cell>
          <table:table-cell table:style-name="ce22" table:formula="of:=IF([.H200]&gt; 2400 ;IF(NOT(MONTH([.A201]) = MONTH([.A200]));[.E200]+3; [.E200]); [.E200])" office:value-type="float" office:value="10" calcext:value-type="float">
            <text:p>10</text:p>
          </table:table-cell>
          <table:table-cell table:formula="of:=IF(WEEKDAY([.A201];2)&lt; 6; 1; 0) * FLOOR([.E201] *[.D201]) *[.$K$7]" office:value-type="float" office:value="270" calcext:value-type="float">
            <text:p>270</text:p>
          </table:table-cell>
          <table:table-cell table:formula="of:=IF(WEEKDAY([.A201];2) = 7; ([.E200]*15); 0) + IF([.H200]&gt;= 2400; IF(NOT(MONTH([.A201]) = MONTH([.A202]));2400; 0);0)" office:value-type="float" office:value="0" calcext:value-type="float">
            <text:p>0</text:p>
          </table:table-cell>
          <table:table-cell table:formula="of:=[.H200] -[.G201] +[.F201]" office:value-type="float" office:value="4180" calcext:value-type="float">
            <text:p>41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20" calcext:value-type="date">
            <text:p>20.07.2023</text:p>
          </table:table-cell>
          <table:table-cell table:formula="of:=[.A202]" office:value-type="date" office:date-value="2023-07-20" calcext:value-type="date">
            <text:p>07-20</text:p>
          </table:table-cell>
          <table:table-cell table:style-name="ce1" table:formula="of:=IF([.B202] &lt; DATE(YEAR([.A202]);3;21); &quot;ZIMA&quot;; IF([.B202] &lt; DATE(YEAR([.A202]);6;21);&quot;WIOSNA&quot; ; IF([.B202] &lt; DATE(YEAR([.A202]);9;23); &quot;LATO&quot;; IF([.B202] &lt; DATE(YEAR([.A202]);12;21);&quot;JESIEŃ&quot;; &quot;ZIMA&quot;))))" office:value-type="string" office:string-value="LATO" calcext:value-type="string">
            <text:p>LATO</text:p>
          </table:table-cell>
          <table:table-cell table:formula="of:=IF([.C202] = &quot;ZIMA&quot;; 0.2; IF([.C202] = &quot;WIOSNA&quot;; 0.5; IF([.C202] = &quot;LATO&quot;; 0.9; 0.4)))" office:value-type="float" office:value="0.9" calcext:value-type="float">
            <text:p>0,9</text:p>
          </table:table-cell>
          <table:table-cell table:style-name="ce22" table:formula="of:=IF([.H201]&gt; 2400 ;IF(NOT(MONTH([.A202]) = MONTH([.A201]));[.E201]+3; [.E201]); [.E201])" office:value-type="float" office:value="10" calcext:value-type="float">
            <text:p>10</text:p>
          </table:table-cell>
          <table:table-cell table:formula="of:=IF(WEEKDAY([.A202];2)&lt; 6; 1; 0) * FLOOR([.E202] *[.D202]) *[.$K$7]" office:value-type="float" office:value="270" calcext:value-type="float">
            <text:p>270</text:p>
          </table:table-cell>
          <table:table-cell table:formula="of:=IF(WEEKDAY([.A202];2) = 7; ([.E201]*15); 0) + IF([.H201]&gt;= 2400; IF(NOT(MONTH([.A202]) = MONTH([.A203]));2400; 0);0)" office:value-type="float" office:value="0" calcext:value-type="float">
            <text:p>0</text:p>
          </table:table-cell>
          <table:table-cell table:formula="of:=[.H201] -[.G202] +[.F202]" office:value-type="float" office:value="4450" calcext:value-type="float">
            <text:p>44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21" calcext:value-type="date">
            <text:p>21.07.2023</text:p>
          </table:table-cell>
          <table:table-cell table:formula="of:=[.A203]" office:value-type="date" office:date-value="2023-07-21" calcext:value-type="date">
            <text:p>07-21</text:p>
          </table:table-cell>
          <table:table-cell table:style-name="ce1" table:formula="of:=IF([.B203] &lt; DATE(YEAR([.A203]);3;21); &quot;ZIMA&quot;; IF([.B203] &lt; DATE(YEAR([.A203]);6;21);&quot;WIOSNA&quot; ; IF([.B203] &lt; DATE(YEAR([.A203]);9;23); &quot;LATO&quot;; IF([.B203] &lt; DATE(YEAR([.A203]);12;21);&quot;JESIEŃ&quot;; &quot;ZIMA&quot;))))" office:value-type="string" office:string-value="LATO" calcext:value-type="string">
            <text:p>LATO</text:p>
          </table:table-cell>
          <table:table-cell table:formula="of:=IF([.C203] = &quot;ZIMA&quot;; 0.2; IF([.C203] = &quot;WIOSNA&quot;; 0.5; IF([.C203] = &quot;LATO&quot;; 0.9; 0.4)))" office:value-type="float" office:value="0.9" calcext:value-type="float">
            <text:p>0,9</text:p>
          </table:table-cell>
          <table:table-cell table:style-name="ce22" table:formula="of:=IF([.H202]&gt; 2400 ;IF(NOT(MONTH([.A203]) = MONTH([.A202]));[.E202]+3; [.E202]); [.E202])" office:value-type="float" office:value="10" calcext:value-type="float">
            <text:p>10</text:p>
          </table:table-cell>
          <table:table-cell table:formula="of:=IF(WEEKDAY([.A203];2)&lt; 6; 1; 0) * FLOOR([.E203] *[.D203]) *[.$K$7]" office:value-type="float" office:value="270" calcext:value-type="float">
            <text:p>270</text:p>
          </table:table-cell>
          <table:table-cell table:formula="of:=IF(WEEKDAY([.A203];2) = 7; ([.E202]*15); 0) + IF([.H202]&gt;= 2400; IF(NOT(MONTH([.A203]) = MONTH([.A204]));2400; 0);0)" office:value-type="float" office:value="0" calcext:value-type="float">
            <text:p>0</text:p>
          </table:table-cell>
          <table:table-cell table:formula="of:=[.H202] -[.G203] +[.F203]" office:value-type="float" office:value="4720" calcext:value-type="float">
            <text:p>47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22" calcext:value-type="date">
            <text:p>22.07.2023</text:p>
          </table:table-cell>
          <table:table-cell table:formula="of:=[.A204]" office:value-type="date" office:date-value="2023-07-22" calcext:value-type="date">
            <text:p>07-22</text:p>
          </table:table-cell>
          <table:table-cell table:style-name="ce1" table:formula="of:=IF([.B204] &lt; DATE(YEAR([.A204]);3;21); &quot;ZIMA&quot;; IF([.B204] &lt; DATE(YEAR([.A204]);6;21);&quot;WIOSNA&quot; ; IF([.B204] &lt; DATE(YEAR([.A204]);9;23); &quot;LATO&quot;; IF([.B204] &lt; DATE(YEAR([.A204]);12;21);&quot;JESIEŃ&quot;; &quot;ZIMA&quot;))))" office:value-type="string" office:string-value="LATO" calcext:value-type="string">
            <text:p>LATO</text:p>
          </table:table-cell>
          <table:table-cell table:formula="of:=IF([.C204] = &quot;ZIMA&quot;; 0.2; IF([.C204] = &quot;WIOSNA&quot;; 0.5; IF([.C204] = &quot;LATO&quot;; 0.9; 0.4)))" office:value-type="float" office:value="0.9" calcext:value-type="float">
            <text:p>0,9</text:p>
          </table:table-cell>
          <table:table-cell table:style-name="ce22" table:formula="of:=IF([.H203]&gt; 2400 ;IF(NOT(MONTH([.A204]) = MONTH([.A203]));[.E203]+3; [.E203]); [.E203])" office:value-type="float" office:value="10" calcext:value-type="float">
            <text:p>10</text:p>
          </table:table-cell>
          <table:table-cell table:formula="of:=IF(WEEKDAY([.A204];2)&lt; 6; 1; 0) * FLOOR([.E204] *[.D204]) *[.$K$7]" office:value-type="float" office:value="0" calcext:value-type="float">
            <text:p>0</text:p>
          </table:table-cell>
          <table:table-cell table:formula="of:=IF(WEEKDAY([.A204];2) = 7; ([.E203]*15); 0) + IF([.H203]&gt;= 2400; IF(NOT(MONTH([.A204]) = MONTH([.A205]));2400; 0);0)" office:value-type="float" office:value="0" calcext:value-type="float">
            <text:p>0</text:p>
          </table:table-cell>
          <table:table-cell table:formula="of:=[.H203] -[.G204] +[.F204]" office:value-type="float" office:value="4720" calcext:value-type="float">
            <text:p>47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23" calcext:value-type="date">
            <text:p>23.07.2023</text:p>
          </table:table-cell>
          <table:table-cell table:formula="of:=[.A205]" office:value-type="date" office:date-value="2023-07-23" calcext:value-type="date">
            <text:p>07-23</text:p>
          </table:table-cell>
          <table:table-cell table:style-name="ce1" table:formula="of:=IF([.B205] &lt; DATE(YEAR([.A205]);3;21); &quot;ZIMA&quot;; IF([.B205] &lt; DATE(YEAR([.A205]);6;21);&quot;WIOSNA&quot; ; IF([.B205] &lt; DATE(YEAR([.A205]);9;23); &quot;LATO&quot;; IF([.B205] &lt; DATE(YEAR([.A205]);12;21);&quot;JESIEŃ&quot;; &quot;ZIMA&quot;))))" office:value-type="string" office:string-value="LATO" calcext:value-type="string">
            <text:p>LATO</text:p>
          </table:table-cell>
          <table:table-cell table:formula="of:=IF([.C205] = &quot;ZIMA&quot;; 0.2; IF([.C205] = &quot;WIOSNA&quot;; 0.5; IF([.C205] = &quot;LATO&quot;; 0.9; 0.4)))" office:value-type="float" office:value="0.9" calcext:value-type="float">
            <text:p>0,9</text:p>
          </table:table-cell>
          <table:table-cell table:style-name="ce22" table:formula="of:=IF([.H204]&gt; 2400 ;IF(NOT(MONTH([.A205]) = MONTH([.A204]));[.E204]+3; [.E204]); [.E204])" office:value-type="float" office:value="10" calcext:value-type="float">
            <text:p>10</text:p>
          </table:table-cell>
          <table:table-cell table:formula="of:=IF(WEEKDAY([.A205];2)&lt; 6; 1; 0) * FLOOR([.E205] *[.D205]) *[.$K$7]" office:value-type="float" office:value="0" calcext:value-type="float">
            <text:p>0</text:p>
          </table:table-cell>
          <table:table-cell table:formula="of:=IF(WEEKDAY([.A205];2) = 7; ([.E204]*15); 0) + IF([.H204]&gt;= 2400; IF(NOT(MONTH([.A205]) = MONTH([.A206]));2400; 0);0)" office:value-type="float" office:value="150" calcext:value-type="float">
            <text:p>150</text:p>
          </table:table-cell>
          <table:table-cell table:formula="of:=[.H204] -[.G205] +[.F205]" office:value-type="float" office:value="4570" calcext:value-type="float">
            <text:p>45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24" calcext:value-type="date">
            <text:p>24.07.2023</text:p>
          </table:table-cell>
          <table:table-cell table:formula="of:=[.A206]" office:value-type="date" office:date-value="2023-07-24" calcext:value-type="date">
            <text:p>07-24</text:p>
          </table:table-cell>
          <table:table-cell table:style-name="ce1" table:formula="of:=IF([.B206] &lt; DATE(YEAR([.A206]);3;21); &quot;ZIMA&quot;; IF([.B206] &lt; DATE(YEAR([.A206]);6;21);&quot;WIOSNA&quot; ; IF([.B206] &lt; DATE(YEAR([.A206]);9;23); &quot;LATO&quot;; IF([.B206] &lt; DATE(YEAR([.A206]);12;21);&quot;JESIEŃ&quot;; &quot;ZIMA&quot;))))" office:value-type="string" office:string-value="LATO" calcext:value-type="string">
            <text:p>LATO</text:p>
          </table:table-cell>
          <table:table-cell table:formula="of:=IF([.C206] = &quot;ZIMA&quot;; 0.2; IF([.C206] = &quot;WIOSNA&quot;; 0.5; IF([.C206] = &quot;LATO&quot;; 0.9; 0.4)))" office:value-type="float" office:value="0.9" calcext:value-type="float">
            <text:p>0,9</text:p>
          </table:table-cell>
          <table:table-cell table:style-name="ce22" table:formula="of:=IF([.H205]&gt; 2400 ;IF(NOT(MONTH([.A206]) = MONTH([.A205]));[.E205]+3; [.E205]); [.E205])" office:value-type="float" office:value="10" calcext:value-type="float">
            <text:p>10</text:p>
          </table:table-cell>
          <table:table-cell table:formula="of:=IF(WEEKDAY([.A206];2)&lt; 6; 1; 0) * FLOOR([.E206] *[.D206]) *[.$K$7]" office:value-type="float" office:value="270" calcext:value-type="float">
            <text:p>270</text:p>
          </table:table-cell>
          <table:table-cell table:formula="of:=IF(WEEKDAY([.A206];2) = 7; ([.E205]*15); 0) + IF([.H205]&gt;= 2400; IF(NOT(MONTH([.A206]) = MONTH([.A207]));2400; 0);0)" office:value-type="float" office:value="0" calcext:value-type="float">
            <text:p>0</text:p>
          </table:table-cell>
          <table:table-cell table:formula="of:=[.H205] -[.G206] +[.F206]" office:value-type="float" office:value="4840" calcext:value-type="float">
            <text:p>48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25" calcext:value-type="date">
            <text:p>25.07.2023</text:p>
          </table:table-cell>
          <table:table-cell table:formula="of:=[.A207]" office:value-type="date" office:date-value="2023-07-25" calcext:value-type="date">
            <text:p>07-25</text:p>
          </table:table-cell>
          <table:table-cell table:style-name="ce1" table:formula="of:=IF([.B207] &lt; DATE(YEAR([.A207]);3;21); &quot;ZIMA&quot;; IF([.B207] &lt; DATE(YEAR([.A207]);6;21);&quot;WIOSNA&quot; ; IF([.B207] &lt; DATE(YEAR([.A207]);9;23); &quot;LATO&quot;; IF([.B207] &lt; DATE(YEAR([.A207]);12;21);&quot;JESIEŃ&quot;; &quot;ZIMA&quot;))))" office:value-type="string" office:string-value="LATO" calcext:value-type="string">
            <text:p>LATO</text:p>
          </table:table-cell>
          <table:table-cell table:formula="of:=IF([.C207] = &quot;ZIMA&quot;; 0.2; IF([.C207] = &quot;WIOSNA&quot;; 0.5; IF([.C207] = &quot;LATO&quot;; 0.9; 0.4)))" office:value-type="float" office:value="0.9" calcext:value-type="float">
            <text:p>0,9</text:p>
          </table:table-cell>
          <table:table-cell table:style-name="ce22" table:formula="of:=IF([.H206]&gt; 2400 ;IF(NOT(MONTH([.A207]) = MONTH([.A206]));[.E206]+3; [.E206]); [.E206])" office:value-type="float" office:value="10" calcext:value-type="float">
            <text:p>10</text:p>
          </table:table-cell>
          <table:table-cell table:formula="of:=IF(WEEKDAY([.A207];2)&lt; 6; 1; 0) * FLOOR([.E207] *[.D207]) *[.$K$7]" office:value-type="float" office:value="270" calcext:value-type="float">
            <text:p>270</text:p>
          </table:table-cell>
          <table:table-cell table:formula="of:=IF(WEEKDAY([.A207];2) = 7; ([.E206]*15); 0) + IF([.H206]&gt;= 2400; IF(NOT(MONTH([.A207]) = MONTH([.A208]));2400; 0);0)" office:value-type="float" office:value="0" calcext:value-type="float">
            <text:p>0</text:p>
          </table:table-cell>
          <table:table-cell table:formula="of:=[.H206] -[.G207] +[.F207]" office:value-type="float" office:value="5110" calcext:value-type="float">
            <text:p>51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26" calcext:value-type="date">
            <text:p>26.07.2023</text:p>
          </table:table-cell>
          <table:table-cell table:formula="of:=[.A208]" office:value-type="date" office:date-value="2023-07-26" calcext:value-type="date">
            <text:p>07-26</text:p>
          </table:table-cell>
          <table:table-cell table:style-name="ce1" table:formula="of:=IF([.B208] &lt; DATE(YEAR([.A208]);3;21); &quot;ZIMA&quot;; IF([.B208] &lt; DATE(YEAR([.A208]);6;21);&quot;WIOSNA&quot; ; IF([.B208] &lt; DATE(YEAR([.A208]);9;23); &quot;LATO&quot;; IF([.B208] &lt; DATE(YEAR([.A208]);12;21);&quot;JESIEŃ&quot;; &quot;ZIMA&quot;))))" office:value-type="string" office:string-value="LATO" calcext:value-type="string">
            <text:p>LATO</text:p>
          </table:table-cell>
          <table:table-cell table:formula="of:=IF([.C208] = &quot;ZIMA&quot;; 0.2; IF([.C208] = &quot;WIOSNA&quot;; 0.5; IF([.C208] = &quot;LATO&quot;; 0.9; 0.4)))" office:value-type="float" office:value="0.9" calcext:value-type="float">
            <text:p>0,9</text:p>
          </table:table-cell>
          <table:table-cell table:style-name="ce22" table:formula="of:=IF([.H207]&gt; 2400 ;IF(NOT(MONTH([.A208]) = MONTH([.A207]));[.E207]+3; [.E207]); [.E207])" office:value-type="float" office:value="10" calcext:value-type="float">
            <text:p>10</text:p>
          </table:table-cell>
          <table:table-cell table:formula="of:=IF(WEEKDAY([.A208];2)&lt; 6; 1; 0) * FLOOR([.E208] *[.D208]) *[.$K$7]" office:value-type="float" office:value="270" calcext:value-type="float">
            <text:p>270</text:p>
          </table:table-cell>
          <table:table-cell table:formula="of:=IF(WEEKDAY([.A208];2) = 7; ([.E207]*15); 0) + IF([.H207]&gt;= 2400; IF(NOT(MONTH([.A208]) = MONTH([.A209]));2400; 0);0)" office:value-type="float" office:value="0" calcext:value-type="float">
            <text:p>0</text:p>
          </table:table-cell>
          <table:table-cell table:formula="of:=[.H207] -[.G208] +[.F208]" office:value-type="float" office:value="5380" calcext:value-type="float">
            <text:p>53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27" calcext:value-type="date">
            <text:p>27.07.2023</text:p>
          </table:table-cell>
          <table:table-cell table:formula="of:=[.A209]" office:value-type="date" office:date-value="2023-07-27" calcext:value-type="date">
            <text:p>07-27</text:p>
          </table:table-cell>
          <table:table-cell table:style-name="ce1" table:formula="of:=IF([.B209] &lt; DATE(YEAR([.A209]);3;21); &quot;ZIMA&quot;; IF([.B209] &lt; DATE(YEAR([.A209]);6;21);&quot;WIOSNA&quot; ; IF([.B209] &lt; DATE(YEAR([.A209]);9;23); &quot;LATO&quot;; IF([.B209] &lt; DATE(YEAR([.A209]);12;21);&quot;JESIEŃ&quot;; &quot;ZIMA&quot;))))" office:value-type="string" office:string-value="LATO" calcext:value-type="string">
            <text:p>LATO</text:p>
          </table:table-cell>
          <table:table-cell table:formula="of:=IF([.C209] = &quot;ZIMA&quot;; 0.2; IF([.C209] = &quot;WIOSNA&quot;; 0.5; IF([.C209] = &quot;LATO&quot;; 0.9; 0.4)))" office:value-type="float" office:value="0.9" calcext:value-type="float">
            <text:p>0,9</text:p>
          </table:table-cell>
          <table:table-cell table:style-name="ce22" table:formula="of:=IF([.H208]&gt; 2400 ;IF(NOT(MONTH([.A209]) = MONTH([.A208]));[.E208]+3; [.E208]); [.E208])" office:value-type="float" office:value="10" calcext:value-type="float">
            <text:p>10</text:p>
          </table:table-cell>
          <table:table-cell table:formula="of:=IF(WEEKDAY([.A209];2)&lt; 6; 1; 0) * FLOOR([.E209] *[.D209]) *[.$K$7]" office:value-type="float" office:value="270" calcext:value-type="float">
            <text:p>270</text:p>
          </table:table-cell>
          <table:table-cell table:formula="of:=IF(WEEKDAY([.A209];2) = 7; ([.E208]*15); 0) + IF([.H208]&gt;= 2400; IF(NOT(MONTH([.A209]) = MONTH([.A210]));2400; 0);0)" office:value-type="float" office:value="0" calcext:value-type="float">
            <text:p>0</text:p>
          </table:table-cell>
          <table:table-cell table:formula="of:=[.H208] -[.G209] +[.F209]" office:value-type="float" office:value="5650" calcext:value-type="float">
            <text:p>56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28" calcext:value-type="date">
            <text:p>28.07.2023</text:p>
          </table:table-cell>
          <table:table-cell table:formula="of:=[.A210]" office:value-type="date" office:date-value="2023-07-28" calcext:value-type="date">
            <text:p>07-28</text:p>
          </table:table-cell>
          <table:table-cell table:style-name="ce1" table:formula="of:=IF([.B210] &lt; DATE(YEAR([.A210]);3;21); &quot;ZIMA&quot;; IF([.B210] &lt; DATE(YEAR([.A210]);6;21);&quot;WIOSNA&quot; ; IF([.B210] &lt; DATE(YEAR([.A210]);9;23); &quot;LATO&quot;; IF([.B210] &lt; DATE(YEAR([.A210]);12;21);&quot;JESIEŃ&quot;; &quot;ZIMA&quot;))))" office:value-type="string" office:string-value="LATO" calcext:value-type="string">
            <text:p>LATO</text:p>
          </table:table-cell>
          <table:table-cell table:formula="of:=IF([.C210] = &quot;ZIMA&quot;; 0.2; IF([.C210] = &quot;WIOSNA&quot;; 0.5; IF([.C210] = &quot;LATO&quot;; 0.9; 0.4)))" office:value-type="float" office:value="0.9" calcext:value-type="float">
            <text:p>0,9</text:p>
          </table:table-cell>
          <table:table-cell table:style-name="ce22" table:formula="of:=IF([.H209]&gt; 2400 ;IF(NOT(MONTH([.A210]) = MONTH([.A209]));[.E209]+3; [.E209]); [.E209])" office:value-type="float" office:value="10" calcext:value-type="float">
            <text:p>10</text:p>
          </table:table-cell>
          <table:table-cell table:formula="of:=IF(WEEKDAY([.A210];2)&lt; 6; 1; 0) * FLOOR([.E210] *[.D210]) *[.$K$7]" office:value-type="float" office:value="270" calcext:value-type="float">
            <text:p>270</text:p>
          </table:table-cell>
          <table:table-cell table:formula="of:=IF(WEEKDAY([.A210];2) = 7; ([.E209]*15); 0) + IF([.H209]&gt;= 2400; IF(NOT(MONTH([.A210]) = MONTH([.A211]));2400; 0);0)" office:value-type="float" office:value="0" calcext:value-type="float">
            <text:p>0</text:p>
          </table:table-cell>
          <table:table-cell table:formula="of:=[.H209] -[.G210] +[.F210]" office:value-type="float" office:value="5920" calcext:value-type="float">
            <text:p>59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29" calcext:value-type="date">
            <text:p>29.07.2023</text:p>
          </table:table-cell>
          <table:table-cell table:formula="of:=[.A211]" office:value-type="date" office:date-value="2023-07-29" calcext:value-type="date">
            <text:p>07-29</text:p>
          </table:table-cell>
          <table:table-cell table:style-name="ce1" table:formula="of:=IF([.B211] &lt; DATE(YEAR([.A211]);3;21); &quot;ZIMA&quot;; IF([.B211] &lt; DATE(YEAR([.A211]);6;21);&quot;WIOSNA&quot; ; IF([.B211] &lt; DATE(YEAR([.A211]);9;23); &quot;LATO&quot;; IF([.B211] &lt; DATE(YEAR([.A211]);12;21);&quot;JESIEŃ&quot;; &quot;ZIMA&quot;))))" office:value-type="string" office:string-value="LATO" calcext:value-type="string">
            <text:p>LATO</text:p>
          </table:table-cell>
          <table:table-cell table:formula="of:=IF([.C211] = &quot;ZIMA&quot;; 0.2; IF([.C211] = &quot;WIOSNA&quot;; 0.5; IF([.C211] = &quot;LATO&quot;; 0.9; 0.4)))" office:value-type="float" office:value="0.9" calcext:value-type="float">
            <text:p>0,9</text:p>
          </table:table-cell>
          <table:table-cell table:style-name="ce22" table:formula="of:=IF([.H210]&gt; 2400 ;IF(NOT(MONTH([.A211]) = MONTH([.A210]));[.E210]+3; [.E210]); [.E210])" office:value-type="float" office:value="10" calcext:value-type="float">
            <text:p>10</text:p>
          </table:table-cell>
          <table:table-cell table:formula="of:=IF(WEEKDAY([.A211];2)&lt; 6; 1; 0) * FLOOR([.E211] *[.D211]) *[.$K$7]" office:value-type="float" office:value="0" calcext:value-type="float">
            <text:p>0</text:p>
          </table:table-cell>
          <table:table-cell table:formula="of:=IF(WEEKDAY([.A211];2) = 7; ([.E210]*15); 0) + IF([.H210]&gt;= 2400; IF(NOT(MONTH([.A211]) = MONTH([.A212]));2400; 0);0)" office:value-type="float" office:value="0" calcext:value-type="float">
            <text:p>0</text:p>
          </table:table-cell>
          <table:table-cell table:formula="of:=[.H210] -[.G211] +[.F211]" office:value-type="float" office:value="5920" calcext:value-type="float">
            <text:p>59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30" calcext:value-type="date">
            <text:p>30.07.2023</text:p>
          </table:table-cell>
          <table:table-cell table:formula="of:=[.A212]" office:value-type="date" office:date-value="2023-07-30" calcext:value-type="date">
            <text:p>07-30</text:p>
          </table:table-cell>
          <table:table-cell table:style-name="ce1" table:formula="of:=IF([.B212] &lt; DATE(YEAR([.A212]);3;21); &quot;ZIMA&quot;; IF([.B212] &lt; DATE(YEAR([.A212]);6;21);&quot;WIOSNA&quot; ; IF([.B212] &lt; DATE(YEAR([.A212]);9;23); &quot;LATO&quot;; IF([.B212] &lt; DATE(YEAR([.A212]);12;21);&quot;JESIEŃ&quot;; &quot;ZIMA&quot;))))" office:value-type="string" office:string-value="LATO" calcext:value-type="string">
            <text:p>LATO</text:p>
          </table:table-cell>
          <table:table-cell table:formula="of:=IF([.C212] = &quot;ZIMA&quot;; 0.2; IF([.C212] = &quot;WIOSNA&quot;; 0.5; IF([.C212] = &quot;LATO&quot;; 0.9; 0.4)))" office:value-type="float" office:value="0.9" calcext:value-type="float">
            <text:p>0,9</text:p>
          </table:table-cell>
          <table:table-cell table:style-name="ce22" table:formula="of:=IF([.H211]&gt; 2400 ;IF(NOT(MONTH([.A212]) = MONTH([.A211]));[.E211]+3; [.E211]); [.E211])" office:value-type="float" office:value="10" calcext:value-type="float">
            <text:p>10</text:p>
          </table:table-cell>
          <table:table-cell table:formula="of:=IF(WEEKDAY([.A212];2)&lt; 6; 1; 0) * FLOOR([.E212] *[.D212]) *[.$K$7]" office:value-type="float" office:value="0" calcext:value-type="float">
            <text:p>0</text:p>
          </table:table-cell>
          <table:table-cell table:formula="of:=IF(WEEKDAY([.A212];2) = 7; ([.E211]*15); 0) + IF([.H211]&gt;= 2400; IF(NOT(MONTH([.A212]) = MONTH([.A213]));2400; 0);0)" office:value-type="float" office:value="150" calcext:value-type="float">
            <text:p>150</text:p>
          </table:table-cell>
          <table:table-cell table:formula="of:=[.H211] -[.G212] +[.F212]" office:value-type="float" office:value="5770" calcext:value-type="float">
            <text:p>57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31" calcext:value-type="date">
            <text:p>31.07.2023</text:p>
          </table:table-cell>
          <table:table-cell table:formula="of:=[.A213]" office:value-type="date" office:date-value="2023-07-31" calcext:value-type="date">
            <text:p>07-31</text:p>
          </table:table-cell>
          <table:table-cell table:style-name="ce1" table:formula="of:=IF([.B213] &lt; DATE(YEAR([.A213]);3;21); &quot;ZIMA&quot;; IF([.B213] &lt; DATE(YEAR([.A213]);6;21);&quot;WIOSNA&quot; ; IF([.B213] &lt; DATE(YEAR([.A213]);9;23); &quot;LATO&quot;; IF([.B213] &lt; DATE(YEAR([.A213]);12;21);&quot;JESIEŃ&quot;; &quot;ZIMA&quot;))))" office:value-type="string" office:string-value="LATO" calcext:value-type="string">
            <text:p>LATO</text:p>
          </table:table-cell>
          <table:table-cell table:formula="of:=IF([.C213] = &quot;ZIMA&quot;; 0.2; IF([.C213] = &quot;WIOSNA&quot;; 0.5; IF([.C213] = &quot;LATO&quot;; 0.9; 0.4)))" office:value-type="float" office:value="0.9" calcext:value-type="float">
            <text:p>0,9</text:p>
          </table:table-cell>
          <table:table-cell table:style-name="ce22" table:formula="of:=IF([.H212]&gt; 2400 ;IF(NOT(MONTH([.A213]) = MONTH([.A212]));[.E212]+3; [.E212]); [.E212])" office:value-type="float" office:value="10" calcext:value-type="float">
            <text:p>10</text:p>
          </table:table-cell>
          <table:table-cell table:formula="of:=IF(WEEKDAY([.A213];2)&lt; 6; 1; 0) * FLOOR([.E213] *[.D213]) *[.$K$7]" office:value-type="float" office:value="270" calcext:value-type="float">
            <text:p>270</text:p>
          </table:table-cell>
          <table:table-cell table:formula="of:=IF(WEEKDAY([.A213];2) = 7; ([.E212]*15); 0) + IF([.H212]&gt;= 2400; IF(NOT(MONTH([.A213]) = MONTH([.A214]));2400; 0);0)" office:value-type="float" office:value="2400" calcext:value-type="float">
            <text:p>2400</text:p>
          </table:table-cell>
          <table:table-cell table:formula="of:=[.H212] -[.G213] +[.F213]" office:value-type="float" office:value="3640" calcext:value-type="float">
            <text:p>36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01" calcext:value-type="date">
            <text:p>1.08.2023</text:p>
          </table:table-cell>
          <table:table-cell table:formula="of:=[.A214]" office:value-type="date" office:date-value="2023-08-01" calcext:value-type="date">
            <text:p>08-01</text:p>
          </table:table-cell>
          <table:table-cell table:style-name="ce1" table:formula="of:=IF([.B214] &lt; DATE(YEAR([.A214]);3;21); &quot;ZIMA&quot;; IF([.B214] &lt; DATE(YEAR([.A214]);6;21);&quot;WIOSNA&quot; ; IF([.B214] &lt; DATE(YEAR([.A214]);9;23); &quot;LATO&quot;; IF([.B214] &lt; DATE(YEAR([.A214]);12;21);&quot;JESIEŃ&quot;; &quot;ZIMA&quot;))))" office:value-type="string" office:string-value="LATO" calcext:value-type="string">
            <text:p>LATO</text:p>
          </table:table-cell>
          <table:table-cell table:formula="of:=IF([.C214] = &quot;ZIMA&quot;; 0.2; IF([.C214] = &quot;WIOSNA&quot;; 0.5; IF([.C214] = &quot;LATO&quot;; 0.9; 0.4)))" office:value-type="float" office:value="0.9" calcext:value-type="float">
            <text:p>0,9</text:p>
          </table:table-cell>
          <table:table-cell table:style-name="ce22" table:formula="of:=IF([.H213]&gt; 2400 ;IF(NOT(MONTH([.A214]) = MONTH([.A213]));[.E213]+3; [.E213]); [.E213])" office:value-type="float" office:value="13" calcext:value-type="float">
            <text:p>13</text:p>
          </table:table-cell>
          <table:table-cell table:formula="of:=IF(WEEKDAY([.A214];2)&lt; 6; 1; 0) * FLOOR([.E214] *[.D214]) *[.$K$7]" office:value-type="float" office:value="330" calcext:value-type="float">
            <text:p>330</text:p>
          </table:table-cell>
          <table:table-cell table:formula="of:=IF(WEEKDAY([.A214];2) = 7; ([.E213]*15); 0) + IF([.H213]&gt;= 2400; IF(NOT(MONTH([.A214]) = MONTH([.A215]));2400; 0);0)" office:value-type="float" office:value="0" calcext:value-type="float">
            <text:p>0</text:p>
          </table:table-cell>
          <table:table-cell table:formula="of:=[.H213] -[.G214] +[.F214]" office:value-type="float" office:value="3970" calcext:value-type="float">
            <text:p>39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02" calcext:value-type="date">
            <text:p>2.08.2023</text:p>
          </table:table-cell>
          <table:table-cell table:formula="of:=[.A215]" office:value-type="date" office:date-value="2023-08-02" calcext:value-type="date">
            <text:p>08-02</text:p>
          </table:table-cell>
          <table:table-cell table:style-name="ce1" table:formula="of:=IF([.B215] &lt; DATE(YEAR([.A215]);3;21); &quot;ZIMA&quot;; IF([.B215] &lt; DATE(YEAR([.A215]);6;21);&quot;WIOSNA&quot; ; IF([.B215] &lt; DATE(YEAR([.A215]);9;23); &quot;LATO&quot;; IF([.B215] &lt; DATE(YEAR([.A215]);12;21);&quot;JESIEŃ&quot;; &quot;ZIMA&quot;))))" office:value-type="string" office:string-value="LATO" calcext:value-type="string">
            <text:p>LATO</text:p>
          </table:table-cell>
          <table:table-cell table:formula="of:=IF([.C215] = &quot;ZIMA&quot;; 0.2; IF([.C215] = &quot;WIOSNA&quot;; 0.5; IF([.C215] = &quot;LATO&quot;; 0.9; 0.4)))" office:value-type="float" office:value="0.9" calcext:value-type="float">
            <text:p>0,9</text:p>
          </table:table-cell>
          <table:table-cell table:style-name="ce22" table:formula="of:=IF([.H214]&gt; 2400 ;IF(NOT(MONTH([.A215]) = MONTH([.A214]));[.E214]+3; [.E214]); [.E214])" office:value-type="float" office:value="13" calcext:value-type="float">
            <text:p>13</text:p>
          </table:table-cell>
          <table:table-cell table:formula="of:=IF(WEEKDAY([.A215];2)&lt; 6; 1; 0) * FLOOR([.E215] *[.D215]) *[.$K$7]" office:value-type="float" office:value="330" calcext:value-type="float">
            <text:p>330</text:p>
          </table:table-cell>
          <table:table-cell table:formula="of:=IF(WEEKDAY([.A215];2) = 7; ([.E214]*15); 0) + IF([.H214]&gt;= 2400; IF(NOT(MONTH([.A215]) = MONTH([.A216]));2400; 0);0)" office:value-type="float" office:value="0" calcext:value-type="float">
            <text:p>0</text:p>
          </table:table-cell>
          <table:table-cell table:formula="of:=[.H214] -[.G215] +[.F215]" office:value-type="float" office:value="4300" calcext:value-type="float">
            <text:p>43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03" calcext:value-type="date">
            <text:p>3.08.2023</text:p>
          </table:table-cell>
          <table:table-cell table:formula="of:=[.A216]" office:value-type="date" office:date-value="2023-08-03" calcext:value-type="date">
            <text:p>08-03</text:p>
          </table:table-cell>
          <table:table-cell table:style-name="ce1" table:formula="of:=IF([.B216] &lt; DATE(YEAR([.A216]);3;21); &quot;ZIMA&quot;; IF([.B216] &lt; DATE(YEAR([.A216]);6;21);&quot;WIOSNA&quot; ; IF([.B216] &lt; DATE(YEAR([.A216]);9;23); &quot;LATO&quot;; IF([.B216] &lt; DATE(YEAR([.A216]);12;21);&quot;JESIEŃ&quot;; &quot;ZIMA&quot;))))" office:value-type="string" office:string-value="LATO" calcext:value-type="string">
            <text:p>LATO</text:p>
          </table:table-cell>
          <table:table-cell table:formula="of:=IF([.C216] = &quot;ZIMA&quot;; 0.2; IF([.C216] = &quot;WIOSNA&quot;; 0.5; IF([.C216] = &quot;LATO&quot;; 0.9; 0.4)))" office:value-type="float" office:value="0.9" calcext:value-type="float">
            <text:p>0,9</text:p>
          </table:table-cell>
          <table:table-cell table:style-name="ce22" table:formula="of:=IF([.H215]&gt; 2400 ;IF(NOT(MONTH([.A216]) = MONTH([.A215]));[.E215]+3; [.E215]); [.E215])" office:value-type="float" office:value="13" calcext:value-type="float">
            <text:p>13</text:p>
          </table:table-cell>
          <table:table-cell table:formula="of:=IF(WEEKDAY([.A216];2)&lt; 6; 1; 0) * FLOOR([.E216] *[.D216]) *[.$K$7]" office:value-type="float" office:value="330" calcext:value-type="float">
            <text:p>330</text:p>
          </table:table-cell>
          <table:table-cell table:formula="of:=IF(WEEKDAY([.A216];2) = 7; ([.E215]*15); 0) + IF([.H215]&gt;= 2400; IF(NOT(MONTH([.A216]) = MONTH([.A217]));2400; 0);0)" office:value-type="float" office:value="0" calcext:value-type="float">
            <text:p>0</text:p>
          </table:table-cell>
          <table:table-cell table:formula="of:=[.H215] -[.G216] +[.F216]" office:value-type="float" office:value="4630" calcext:value-type="float">
            <text:p>463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04" calcext:value-type="date">
            <text:p>4.08.2023</text:p>
          </table:table-cell>
          <table:table-cell table:formula="of:=[.A217]" office:value-type="date" office:date-value="2023-08-04" calcext:value-type="date">
            <text:p>08-04</text:p>
          </table:table-cell>
          <table:table-cell table:style-name="ce1" table:formula="of:=IF([.B217] &lt; DATE(YEAR([.A217]);3;21); &quot;ZIMA&quot;; IF([.B217] &lt; DATE(YEAR([.A217]);6;21);&quot;WIOSNA&quot; ; IF([.B217] &lt; DATE(YEAR([.A217]);9;23); &quot;LATO&quot;; IF([.B217] &lt; DATE(YEAR([.A217]);12;21);&quot;JESIEŃ&quot;; &quot;ZIMA&quot;))))" office:value-type="string" office:string-value="LATO" calcext:value-type="string">
            <text:p>LATO</text:p>
          </table:table-cell>
          <table:table-cell table:formula="of:=IF([.C217] = &quot;ZIMA&quot;; 0.2; IF([.C217] = &quot;WIOSNA&quot;; 0.5; IF([.C217] = &quot;LATO&quot;; 0.9; 0.4)))" office:value-type="float" office:value="0.9" calcext:value-type="float">
            <text:p>0,9</text:p>
          </table:table-cell>
          <table:table-cell table:style-name="ce22" table:formula="of:=IF([.H216]&gt; 2400 ;IF(NOT(MONTH([.A217]) = MONTH([.A216]));[.E216]+3; [.E216]); [.E216])" office:value-type="float" office:value="13" calcext:value-type="float">
            <text:p>13</text:p>
          </table:table-cell>
          <table:table-cell table:formula="of:=IF(WEEKDAY([.A217];2)&lt; 6; 1; 0) * FLOOR([.E217] *[.D217]) *[.$K$7]" office:value-type="float" office:value="330" calcext:value-type="float">
            <text:p>330</text:p>
          </table:table-cell>
          <table:table-cell table:formula="of:=IF(WEEKDAY([.A217];2) = 7; ([.E216]*15); 0) + IF([.H216]&gt;= 2400; IF(NOT(MONTH([.A217]) = MONTH([.A218]));2400; 0);0)" office:value-type="float" office:value="0" calcext:value-type="float">
            <text:p>0</text:p>
          </table:table-cell>
          <table:table-cell table:formula="of:=[.H216] -[.G217] +[.F217]" office:value-type="float" office:value="4960" calcext:value-type="float">
            <text:p>49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05" calcext:value-type="date">
            <text:p>5.08.2023</text:p>
          </table:table-cell>
          <table:table-cell table:formula="of:=[.A218]" office:value-type="date" office:date-value="2023-08-05" calcext:value-type="date">
            <text:p>08-05</text:p>
          </table:table-cell>
          <table:table-cell table:style-name="ce1" table:formula="of:=IF([.B218] &lt; DATE(YEAR([.A218]);3;21); &quot;ZIMA&quot;; IF([.B218] &lt; DATE(YEAR([.A218]);6;21);&quot;WIOSNA&quot; ; IF([.B218] &lt; DATE(YEAR([.A218]);9;23); &quot;LATO&quot;; IF([.B218] &lt; DATE(YEAR([.A218]);12;21);&quot;JESIEŃ&quot;; &quot;ZIMA&quot;))))" office:value-type="string" office:string-value="LATO" calcext:value-type="string">
            <text:p>LATO</text:p>
          </table:table-cell>
          <table:table-cell table:formula="of:=IF([.C218] = &quot;ZIMA&quot;; 0.2; IF([.C218] = &quot;WIOSNA&quot;; 0.5; IF([.C218] = &quot;LATO&quot;; 0.9; 0.4)))" office:value-type="float" office:value="0.9" calcext:value-type="float">
            <text:p>0,9</text:p>
          </table:table-cell>
          <table:table-cell table:style-name="ce22" table:formula="of:=IF([.H217]&gt; 2400 ;IF(NOT(MONTH([.A218]) = MONTH([.A217]));[.E217]+3; [.E217]); [.E217])" office:value-type="float" office:value="13" calcext:value-type="float">
            <text:p>13</text:p>
          </table:table-cell>
          <table:table-cell table:formula="of:=IF(WEEKDAY([.A218];2)&lt; 6; 1; 0) * FLOOR([.E218] *[.D218]) *[.$K$7]" office:value-type="float" office:value="0" calcext:value-type="float">
            <text:p>0</text:p>
          </table:table-cell>
          <table:table-cell table:formula="of:=IF(WEEKDAY([.A218];2) = 7; ([.E217]*15); 0) + IF([.H217]&gt;= 2400; IF(NOT(MONTH([.A218]) = MONTH([.A219]));2400; 0);0)" office:value-type="float" office:value="0" calcext:value-type="float">
            <text:p>0</text:p>
          </table:table-cell>
          <table:table-cell table:formula="of:=[.H217] -[.G218] +[.F218]" office:value-type="float" office:value="4960" calcext:value-type="float">
            <text:p>49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06" calcext:value-type="date">
            <text:p>6.08.2023</text:p>
          </table:table-cell>
          <table:table-cell table:formula="of:=[.A219]" office:value-type="date" office:date-value="2023-08-06" calcext:value-type="date">
            <text:p>08-06</text:p>
          </table:table-cell>
          <table:table-cell table:style-name="ce1" table:formula="of:=IF([.B219] &lt; DATE(YEAR([.A219]);3;21); &quot;ZIMA&quot;; IF([.B219] &lt; DATE(YEAR([.A219]);6;21);&quot;WIOSNA&quot; ; IF([.B219] &lt; DATE(YEAR([.A219]);9;23); &quot;LATO&quot;; IF([.B219] &lt; DATE(YEAR([.A219]);12;21);&quot;JESIEŃ&quot;; &quot;ZIMA&quot;))))" office:value-type="string" office:string-value="LATO" calcext:value-type="string">
            <text:p>LATO</text:p>
          </table:table-cell>
          <table:table-cell table:formula="of:=IF([.C219] = &quot;ZIMA&quot;; 0.2; IF([.C219] = &quot;WIOSNA&quot;; 0.5; IF([.C219] = &quot;LATO&quot;; 0.9; 0.4)))" office:value-type="float" office:value="0.9" calcext:value-type="float">
            <text:p>0,9</text:p>
          </table:table-cell>
          <table:table-cell table:style-name="ce22" table:formula="of:=IF([.H218]&gt; 2400 ;IF(NOT(MONTH([.A219]) = MONTH([.A218]));[.E218]+3; [.E218]); [.E218])" office:value-type="float" office:value="13" calcext:value-type="float">
            <text:p>13</text:p>
          </table:table-cell>
          <table:table-cell table:formula="of:=IF(WEEKDAY([.A219];2)&lt; 6; 1; 0) * FLOOR([.E219] *[.D219]) *[.$K$7]" office:value-type="float" office:value="0" calcext:value-type="float">
            <text:p>0</text:p>
          </table:table-cell>
          <table:table-cell table:formula="of:=IF(WEEKDAY([.A219];2) = 7; ([.E218]*15); 0) + IF([.H218]&gt;= 2400; IF(NOT(MONTH([.A219]) = MONTH([.A220]));2400; 0);0)" office:value-type="float" office:value="195" calcext:value-type="float">
            <text:p>195</text:p>
          </table:table-cell>
          <table:table-cell table:formula="of:=[.H218] -[.G219] +[.F219]" office:value-type="float" office:value="4765" calcext:value-type="float">
            <text:p>4765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07" calcext:value-type="date">
            <text:p>7.08.2023</text:p>
          </table:table-cell>
          <table:table-cell table:formula="of:=[.A220]" office:value-type="date" office:date-value="2023-08-07" calcext:value-type="date">
            <text:p>08-07</text:p>
          </table:table-cell>
          <table:table-cell table:style-name="ce1" table:formula="of:=IF([.B220] &lt; DATE(YEAR([.A220]);3;21); &quot;ZIMA&quot;; IF([.B220] &lt; DATE(YEAR([.A220]);6;21);&quot;WIOSNA&quot; ; IF([.B220] &lt; DATE(YEAR([.A220]);9;23); &quot;LATO&quot;; IF([.B220] &lt; DATE(YEAR([.A220]);12;21);&quot;JESIEŃ&quot;; &quot;ZIMA&quot;))))" office:value-type="string" office:string-value="LATO" calcext:value-type="string">
            <text:p>LATO</text:p>
          </table:table-cell>
          <table:table-cell table:formula="of:=IF([.C220] = &quot;ZIMA&quot;; 0.2; IF([.C220] = &quot;WIOSNA&quot;; 0.5; IF([.C220] = &quot;LATO&quot;; 0.9; 0.4)))" office:value-type="float" office:value="0.9" calcext:value-type="float">
            <text:p>0,9</text:p>
          </table:table-cell>
          <table:table-cell table:style-name="ce22" table:formula="of:=IF([.H219]&gt; 2400 ;IF(NOT(MONTH([.A220]) = MONTH([.A219]));[.E219]+3; [.E219]); [.E219])" office:value-type="float" office:value="13" calcext:value-type="float">
            <text:p>13</text:p>
          </table:table-cell>
          <table:table-cell table:formula="of:=IF(WEEKDAY([.A220];2)&lt; 6; 1; 0) * FLOOR([.E220] *[.D220]) *[.$K$7]" office:value-type="float" office:value="330" calcext:value-type="float">
            <text:p>330</text:p>
          </table:table-cell>
          <table:table-cell table:formula="of:=IF(WEEKDAY([.A220];2) = 7; ([.E219]*15); 0) + IF([.H219]&gt;= 2400; IF(NOT(MONTH([.A220]) = MONTH([.A221]));2400; 0);0)" office:value-type="float" office:value="0" calcext:value-type="float">
            <text:p>0</text:p>
          </table:table-cell>
          <table:table-cell table:formula="of:=[.H219] -[.G220] +[.F220]" office:value-type="float" office:value="5095" calcext:value-type="float">
            <text:p>5095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08" calcext:value-type="date">
            <text:p>8.08.2023</text:p>
          </table:table-cell>
          <table:table-cell table:formula="of:=[.A221]" office:value-type="date" office:date-value="2023-08-08" calcext:value-type="date">
            <text:p>08-08</text:p>
          </table:table-cell>
          <table:table-cell table:style-name="ce1" table:formula="of:=IF([.B221] &lt; DATE(YEAR([.A221]);3;21); &quot;ZIMA&quot;; IF([.B221] &lt; DATE(YEAR([.A221]);6;21);&quot;WIOSNA&quot; ; IF([.B221] &lt; DATE(YEAR([.A221]);9;23); &quot;LATO&quot;; IF([.B221] &lt; DATE(YEAR([.A221]);12;21);&quot;JESIEŃ&quot;; &quot;ZIMA&quot;))))" office:value-type="string" office:string-value="LATO" calcext:value-type="string">
            <text:p>LATO</text:p>
          </table:table-cell>
          <table:table-cell table:formula="of:=IF([.C221] = &quot;ZIMA&quot;; 0.2; IF([.C221] = &quot;WIOSNA&quot;; 0.5; IF([.C221] = &quot;LATO&quot;; 0.9; 0.4)))" office:value-type="float" office:value="0.9" calcext:value-type="float">
            <text:p>0,9</text:p>
          </table:table-cell>
          <table:table-cell table:style-name="ce22" table:formula="of:=IF([.H220]&gt; 2400 ;IF(NOT(MONTH([.A221]) = MONTH([.A220]));[.E220]+3; [.E220]); [.E220])" office:value-type="float" office:value="13" calcext:value-type="float">
            <text:p>13</text:p>
          </table:table-cell>
          <table:table-cell table:formula="of:=IF(WEEKDAY([.A221];2)&lt; 6; 1; 0) * FLOOR([.E221] *[.D221]) *[.$K$7]" office:value-type="float" office:value="330" calcext:value-type="float">
            <text:p>330</text:p>
          </table:table-cell>
          <table:table-cell table:formula="of:=IF(WEEKDAY([.A221];2) = 7; ([.E220]*15); 0) + IF([.H220]&gt;= 2400; IF(NOT(MONTH([.A221]) = MONTH([.A222]));2400; 0);0)" office:value-type="float" office:value="0" calcext:value-type="float">
            <text:p>0</text:p>
          </table:table-cell>
          <table:table-cell table:formula="of:=[.H220] -[.G221] +[.F221]" office:value-type="float" office:value="5425" calcext:value-type="float">
            <text:p>54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09" calcext:value-type="date">
            <text:p>9.08.2023</text:p>
          </table:table-cell>
          <table:table-cell table:formula="of:=[.A222]" office:value-type="date" office:date-value="2023-08-09" calcext:value-type="date">
            <text:p>08-09</text:p>
          </table:table-cell>
          <table:table-cell table:style-name="ce1" table:formula="of:=IF([.B222] &lt; DATE(YEAR([.A222]);3;21); &quot;ZIMA&quot;; IF([.B222] &lt; DATE(YEAR([.A222]);6;21);&quot;WIOSNA&quot; ; IF([.B222] &lt; DATE(YEAR([.A222]);9;23); &quot;LATO&quot;; IF([.B222] &lt; DATE(YEAR([.A222]);12;21);&quot;JESIEŃ&quot;; &quot;ZIMA&quot;))))" office:value-type="string" office:string-value="LATO" calcext:value-type="string">
            <text:p>LATO</text:p>
          </table:table-cell>
          <table:table-cell table:formula="of:=IF([.C222] = &quot;ZIMA&quot;; 0.2; IF([.C222] = &quot;WIOSNA&quot;; 0.5; IF([.C222] = &quot;LATO&quot;; 0.9; 0.4)))" office:value-type="float" office:value="0.9" calcext:value-type="float">
            <text:p>0,9</text:p>
          </table:table-cell>
          <table:table-cell table:style-name="ce22" table:formula="of:=IF([.H221]&gt; 2400 ;IF(NOT(MONTH([.A222]) = MONTH([.A221]));[.E221]+3; [.E221]); [.E221])" office:value-type="float" office:value="13" calcext:value-type="float">
            <text:p>13</text:p>
          </table:table-cell>
          <table:table-cell table:formula="of:=IF(WEEKDAY([.A222];2)&lt; 6; 1; 0) * FLOOR([.E222] *[.D222]) *[.$K$7]" office:value-type="float" office:value="330" calcext:value-type="float">
            <text:p>330</text:p>
          </table:table-cell>
          <table:table-cell table:formula="of:=IF(WEEKDAY([.A222];2) = 7; ([.E221]*15); 0) + IF([.H221]&gt;= 2400; IF(NOT(MONTH([.A222]) = MONTH([.A223]));2400; 0);0)" office:value-type="float" office:value="0" calcext:value-type="float">
            <text:p>0</text:p>
          </table:table-cell>
          <table:table-cell table:formula="of:=[.H221] -[.G222] +[.F222]" office:value-type="float" office:value="5755" calcext:value-type="float">
            <text:p>5755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10" calcext:value-type="date">
            <text:p>10.08.2023</text:p>
          </table:table-cell>
          <table:table-cell table:formula="of:=[.A223]" office:value-type="date" office:date-value="2023-08-10" calcext:value-type="date">
            <text:p>08-10</text:p>
          </table:table-cell>
          <table:table-cell table:style-name="ce1" table:formula="of:=IF([.B223] &lt; DATE(YEAR([.A223]);3;21); &quot;ZIMA&quot;; IF([.B223] &lt; DATE(YEAR([.A223]);6;21);&quot;WIOSNA&quot; ; IF([.B223] &lt; DATE(YEAR([.A223]);9;23); &quot;LATO&quot;; IF([.B223] &lt; DATE(YEAR([.A223]);12;21);&quot;JESIEŃ&quot;; &quot;ZIMA&quot;))))" office:value-type="string" office:string-value="LATO" calcext:value-type="string">
            <text:p>LATO</text:p>
          </table:table-cell>
          <table:table-cell table:formula="of:=IF([.C223] = &quot;ZIMA&quot;; 0.2; IF([.C223] = &quot;WIOSNA&quot;; 0.5; IF([.C223] = &quot;LATO&quot;; 0.9; 0.4)))" office:value-type="float" office:value="0.9" calcext:value-type="float">
            <text:p>0,9</text:p>
          </table:table-cell>
          <table:table-cell table:style-name="ce22" table:formula="of:=IF([.H222]&gt; 2400 ;IF(NOT(MONTH([.A223]) = MONTH([.A222]));[.E222]+3; [.E222]); [.E222])" office:value-type="float" office:value="13" calcext:value-type="float">
            <text:p>13</text:p>
          </table:table-cell>
          <table:table-cell table:formula="of:=IF(WEEKDAY([.A223];2)&lt; 6; 1; 0) * FLOOR([.E223] *[.D223]) *[.$K$7]" office:value-type="float" office:value="330" calcext:value-type="float">
            <text:p>330</text:p>
          </table:table-cell>
          <table:table-cell table:formula="of:=IF(WEEKDAY([.A223];2) = 7; ([.E222]*15); 0) + IF([.H222]&gt;= 2400; IF(NOT(MONTH([.A223]) = MONTH([.A224]));2400; 0);0)" office:value-type="float" office:value="0" calcext:value-type="float">
            <text:p>0</text:p>
          </table:table-cell>
          <table:table-cell table:formula="of:=[.H222] -[.G223] +[.F223]" office:value-type="float" office:value="6085" calcext:value-type="float">
            <text:p>6085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11" calcext:value-type="date">
            <text:p>11.08.2023</text:p>
          </table:table-cell>
          <table:table-cell table:formula="of:=[.A224]" office:value-type="date" office:date-value="2023-08-11" calcext:value-type="date">
            <text:p>08-11</text:p>
          </table:table-cell>
          <table:table-cell table:style-name="ce1" table:formula="of:=IF([.B224] &lt; DATE(YEAR([.A224]);3;21); &quot;ZIMA&quot;; IF([.B224] &lt; DATE(YEAR([.A224]);6;21);&quot;WIOSNA&quot; ; IF([.B224] &lt; DATE(YEAR([.A224]);9;23); &quot;LATO&quot;; IF([.B224] &lt; DATE(YEAR([.A224]);12;21);&quot;JESIEŃ&quot;; &quot;ZIMA&quot;))))" office:value-type="string" office:string-value="LATO" calcext:value-type="string">
            <text:p>LATO</text:p>
          </table:table-cell>
          <table:table-cell table:formula="of:=IF([.C224] = &quot;ZIMA&quot;; 0.2; IF([.C224] = &quot;WIOSNA&quot;; 0.5; IF([.C224] = &quot;LATO&quot;; 0.9; 0.4)))" office:value-type="float" office:value="0.9" calcext:value-type="float">
            <text:p>0,9</text:p>
          </table:table-cell>
          <table:table-cell table:style-name="ce22" table:formula="of:=IF([.H223]&gt; 2400 ;IF(NOT(MONTH([.A224]) = MONTH([.A223]));[.E223]+3; [.E223]); [.E223])" office:value-type="float" office:value="13" calcext:value-type="float">
            <text:p>13</text:p>
          </table:table-cell>
          <table:table-cell table:formula="of:=IF(WEEKDAY([.A224];2)&lt; 6; 1; 0) * FLOOR([.E224] *[.D224]) *[.$K$7]" office:value-type="float" office:value="330" calcext:value-type="float">
            <text:p>330</text:p>
          </table:table-cell>
          <table:table-cell table:formula="of:=IF(WEEKDAY([.A224];2) = 7; ([.E223]*15); 0) + IF([.H223]&gt;= 2400; IF(NOT(MONTH([.A224]) = MONTH([.A225]));2400; 0);0)" office:value-type="float" office:value="0" calcext:value-type="float">
            <text:p>0</text:p>
          </table:table-cell>
          <table:table-cell table:formula="of:=[.H223] -[.G224] +[.F224]" office:value-type="float" office:value="6415" calcext:value-type="float">
            <text:p>6415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12" calcext:value-type="date">
            <text:p>12.08.2023</text:p>
          </table:table-cell>
          <table:table-cell table:formula="of:=[.A225]" office:value-type="date" office:date-value="2023-08-12" calcext:value-type="date">
            <text:p>08-12</text:p>
          </table:table-cell>
          <table:table-cell table:style-name="ce1" table:formula="of:=IF([.B225] &lt; DATE(YEAR([.A225]);3;21); &quot;ZIMA&quot;; IF([.B225] &lt; DATE(YEAR([.A225]);6;21);&quot;WIOSNA&quot; ; IF([.B225] &lt; DATE(YEAR([.A225]);9;23); &quot;LATO&quot;; IF([.B225] &lt; DATE(YEAR([.A225]);12;21);&quot;JESIEŃ&quot;; &quot;ZIMA&quot;))))" office:value-type="string" office:string-value="LATO" calcext:value-type="string">
            <text:p>LATO</text:p>
          </table:table-cell>
          <table:table-cell table:formula="of:=IF([.C225] = &quot;ZIMA&quot;; 0.2; IF([.C225] = &quot;WIOSNA&quot;; 0.5; IF([.C225] = &quot;LATO&quot;; 0.9; 0.4)))" office:value-type="float" office:value="0.9" calcext:value-type="float">
            <text:p>0,9</text:p>
          </table:table-cell>
          <table:table-cell table:style-name="ce22" table:formula="of:=IF([.H224]&gt; 2400 ;IF(NOT(MONTH([.A225]) = MONTH([.A224]));[.E224]+3; [.E224]); [.E224])" office:value-type="float" office:value="13" calcext:value-type="float">
            <text:p>13</text:p>
          </table:table-cell>
          <table:table-cell table:formula="of:=IF(WEEKDAY([.A225];2)&lt; 6; 1; 0) * FLOOR([.E225] *[.D225]) *[.$K$7]" office:value-type="float" office:value="0" calcext:value-type="float">
            <text:p>0</text:p>
          </table:table-cell>
          <table:table-cell table:formula="of:=IF(WEEKDAY([.A225];2) = 7; ([.E224]*15); 0) + IF([.H224]&gt;= 2400; IF(NOT(MONTH([.A225]) = MONTH([.A226]));2400; 0);0)" office:value-type="float" office:value="0" calcext:value-type="float">
            <text:p>0</text:p>
          </table:table-cell>
          <table:table-cell table:formula="of:=[.H224] -[.G225] +[.F225]" office:value-type="float" office:value="6415" calcext:value-type="float">
            <text:p>6415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13" calcext:value-type="date">
            <text:p>13.08.2023</text:p>
          </table:table-cell>
          <table:table-cell table:formula="of:=[.A226]" office:value-type="date" office:date-value="2023-08-13" calcext:value-type="date">
            <text:p>08-13</text:p>
          </table:table-cell>
          <table:table-cell table:style-name="ce1" table:formula="of:=IF([.B226] &lt; DATE(YEAR([.A226]);3;21); &quot;ZIMA&quot;; IF([.B226] &lt; DATE(YEAR([.A226]);6;21);&quot;WIOSNA&quot; ; IF([.B226] &lt; DATE(YEAR([.A226]);9;23); &quot;LATO&quot;; IF([.B226] &lt; DATE(YEAR([.A226]);12;21);&quot;JESIEŃ&quot;; &quot;ZIMA&quot;))))" office:value-type="string" office:string-value="LATO" calcext:value-type="string">
            <text:p>LATO</text:p>
          </table:table-cell>
          <table:table-cell table:formula="of:=IF([.C226] = &quot;ZIMA&quot;; 0.2; IF([.C226] = &quot;WIOSNA&quot;; 0.5; IF([.C226] = &quot;LATO&quot;; 0.9; 0.4)))" office:value-type="float" office:value="0.9" calcext:value-type="float">
            <text:p>0,9</text:p>
          </table:table-cell>
          <table:table-cell table:style-name="ce22" table:formula="of:=IF([.H225]&gt; 2400 ;IF(NOT(MONTH([.A226]) = MONTH([.A225]));[.E225]+3; [.E225]); [.E225])" office:value-type="float" office:value="13" calcext:value-type="float">
            <text:p>13</text:p>
          </table:table-cell>
          <table:table-cell table:formula="of:=IF(WEEKDAY([.A226];2)&lt; 6; 1; 0) * FLOOR([.E226] *[.D226]) *[.$K$7]" office:value-type="float" office:value="0" calcext:value-type="float">
            <text:p>0</text:p>
          </table:table-cell>
          <table:table-cell table:formula="of:=IF(WEEKDAY([.A226];2) = 7; ([.E225]*15); 0) + IF([.H225]&gt;= 2400; IF(NOT(MONTH([.A226]) = MONTH([.A227]));2400; 0);0)" office:value-type="float" office:value="195" calcext:value-type="float">
            <text:p>195</text:p>
          </table:table-cell>
          <table:table-cell table:formula="of:=[.H225] -[.G226] +[.F226]" office:value-type="float" office:value="6220" calcext:value-type="float">
            <text:p>62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14" calcext:value-type="date">
            <text:p>14.08.2023</text:p>
          </table:table-cell>
          <table:table-cell table:formula="of:=[.A227]" office:value-type="date" office:date-value="2023-08-14" calcext:value-type="date">
            <text:p>08-14</text:p>
          </table:table-cell>
          <table:table-cell table:style-name="ce1" table:formula="of:=IF([.B227] &lt; DATE(YEAR([.A227]);3;21); &quot;ZIMA&quot;; IF([.B227] &lt; DATE(YEAR([.A227]);6;21);&quot;WIOSNA&quot; ; IF([.B227] &lt; DATE(YEAR([.A227]);9;23); &quot;LATO&quot;; IF([.B227] &lt; DATE(YEAR([.A227]);12;21);&quot;JESIEŃ&quot;; &quot;ZIMA&quot;))))" office:value-type="string" office:string-value="LATO" calcext:value-type="string">
            <text:p>LATO</text:p>
          </table:table-cell>
          <table:table-cell table:formula="of:=IF([.C227] = &quot;ZIMA&quot;; 0.2; IF([.C227] = &quot;WIOSNA&quot;; 0.5; IF([.C227] = &quot;LATO&quot;; 0.9; 0.4)))" office:value-type="float" office:value="0.9" calcext:value-type="float">
            <text:p>0,9</text:p>
          </table:table-cell>
          <table:table-cell table:style-name="ce22" table:formula="of:=IF([.H226]&gt; 2400 ;IF(NOT(MONTH([.A227]) = MONTH([.A226]));[.E226]+3; [.E226]); [.E226])" office:value-type="float" office:value="13" calcext:value-type="float">
            <text:p>13</text:p>
          </table:table-cell>
          <table:table-cell table:formula="of:=IF(WEEKDAY([.A227];2)&lt; 6; 1; 0) * FLOOR([.E227] *[.D227]) *[.$K$7]" office:value-type="float" office:value="330" calcext:value-type="float">
            <text:p>330</text:p>
          </table:table-cell>
          <table:table-cell table:formula="of:=IF(WEEKDAY([.A227];2) = 7; ([.E226]*15); 0) + IF([.H226]&gt;= 2400; IF(NOT(MONTH([.A227]) = MONTH([.A228]));2400; 0);0)" office:value-type="float" office:value="0" calcext:value-type="float">
            <text:p>0</text:p>
          </table:table-cell>
          <table:table-cell table:formula="of:=[.H226] -[.G227] +[.F227]" office:value-type="float" office:value="6550" calcext:value-type="float">
            <text:p>65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15" calcext:value-type="date">
            <text:p>15.08.2023</text:p>
          </table:table-cell>
          <table:table-cell table:formula="of:=[.A228]" office:value-type="date" office:date-value="2023-08-15" calcext:value-type="date">
            <text:p>08-15</text:p>
          </table:table-cell>
          <table:table-cell table:style-name="ce1" table:formula="of:=IF([.B228] &lt; DATE(YEAR([.A228]);3;21); &quot;ZIMA&quot;; IF([.B228] &lt; DATE(YEAR([.A228]);6;21);&quot;WIOSNA&quot; ; IF([.B228] &lt; DATE(YEAR([.A228]);9;23); &quot;LATO&quot;; IF([.B228] &lt; DATE(YEAR([.A228]);12;21);&quot;JESIEŃ&quot;; &quot;ZIMA&quot;))))" office:value-type="string" office:string-value="LATO" calcext:value-type="string">
            <text:p>LATO</text:p>
          </table:table-cell>
          <table:table-cell table:formula="of:=IF([.C228] = &quot;ZIMA&quot;; 0.2; IF([.C228] = &quot;WIOSNA&quot;; 0.5; IF([.C228] = &quot;LATO&quot;; 0.9; 0.4)))" office:value-type="float" office:value="0.9" calcext:value-type="float">
            <text:p>0,9</text:p>
          </table:table-cell>
          <table:table-cell table:style-name="ce22" table:formula="of:=IF([.H227]&gt; 2400 ;IF(NOT(MONTH([.A228]) = MONTH([.A227]));[.E227]+3; [.E227]); [.E227])" office:value-type="float" office:value="13" calcext:value-type="float">
            <text:p>13</text:p>
          </table:table-cell>
          <table:table-cell table:formula="of:=IF(WEEKDAY([.A228];2)&lt; 6; 1; 0) * FLOOR([.E228] *[.D228]) *[.$K$7]" office:value-type="float" office:value="330" calcext:value-type="float">
            <text:p>330</text:p>
          </table:table-cell>
          <table:table-cell table:formula="of:=IF(WEEKDAY([.A228];2) = 7; ([.E227]*15); 0) + IF([.H227]&gt;= 2400; IF(NOT(MONTH([.A228]) = MONTH([.A229]));2400; 0);0)" office:value-type="float" office:value="0" calcext:value-type="float">
            <text:p>0</text:p>
          </table:table-cell>
          <table:table-cell table:formula="of:=[.H227] -[.G228] +[.F228]" office:value-type="float" office:value="6880" calcext:value-type="float">
            <text:p>68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16" calcext:value-type="date">
            <text:p>16.08.2023</text:p>
          </table:table-cell>
          <table:table-cell table:formula="of:=[.A229]" office:value-type="date" office:date-value="2023-08-16" calcext:value-type="date">
            <text:p>08-16</text:p>
          </table:table-cell>
          <table:table-cell table:style-name="ce1" table:formula="of:=IF([.B229] &lt; DATE(YEAR([.A229]);3;21); &quot;ZIMA&quot;; IF([.B229] &lt; DATE(YEAR([.A229]);6;21);&quot;WIOSNA&quot; ; IF([.B229] &lt; DATE(YEAR([.A229]);9;23); &quot;LATO&quot;; IF([.B229] &lt; DATE(YEAR([.A229]);12;21);&quot;JESIEŃ&quot;; &quot;ZIMA&quot;))))" office:value-type="string" office:string-value="LATO" calcext:value-type="string">
            <text:p>LATO</text:p>
          </table:table-cell>
          <table:table-cell table:formula="of:=IF([.C229] = &quot;ZIMA&quot;; 0.2; IF([.C229] = &quot;WIOSNA&quot;; 0.5; IF([.C229] = &quot;LATO&quot;; 0.9; 0.4)))" office:value-type="float" office:value="0.9" calcext:value-type="float">
            <text:p>0,9</text:p>
          </table:table-cell>
          <table:table-cell table:style-name="ce22" table:formula="of:=IF([.H228]&gt; 2400 ;IF(NOT(MONTH([.A229]) = MONTH([.A228]));[.E228]+3; [.E228]); [.E228])" office:value-type="float" office:value="13" calcext:value-type="float">
            <text:p>13</text:p>
          </table:table-cell>
          <table:table-cell table:formula="of:=IF(WEEKDAY([.A229];2)&lt; 6; 1; 0) * FLOOR([.E229] *[.D229]) *[.$K$7]" office:value-type="float" office:value="330" calcext:value-type="float">
            <text:p>330</text:p>
          </table:table-cell>
          <table:table-cell table:formula="of:=IF(WEEKDAY([.A229];2) = 7; ([.E228]*15); 0) + IF([.H228]&gt;= 2400; IF(NOT(MONTH([.A229]) = MONTH([.A230]));2400; 0);0)" office:value-type="float" office:value="0" calcext:value-type="float">
            <text:p>0</text:p>
          </table:table-cell>
          <table:table-cell table:formula="of:=[.H228] -[.G229] +[.F229]" office:value-type="float" office:value="7210" calcext:value-type="float">
            <text:p>72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17" calcext:value-type="date">
            <text:p>17.08.2023</text:p>
          </table:table-cell>
          <table:table-cell table:formula="of:=[.A230]" office:value-type="date" office:date-value="2023-08-17" calcext:value-type="date">
            <text:p>08-17</text:p>
          </table:table-cell>
          <table:table-cell table:style-name="ce1" table:formula="of:=IF([.B230] &lt; DATE(YEAR([.A230]);3;21); &quot;ZIMA&quot;; IF([.B230] &lt; DATE(YEAR([.A230]);6;21);&quot;WIOSNA&quot; ; IF([.B230] &lt; DATE(YEAR([.A230]);9;23); &quot;LATO&quot;; IF([.B230] &lt; DATE(YEAR([.A230]);12;21);&quot;JESIEŃ&quot;; &quot;ZIMA&quot;))))" office:value-type="string" office:string-value="LATO" calcext:value-type="string">
            <text:p>LATO</text:p>
          </table:table-cell>
          <table:table-cell table:formula="of:=IF([.C230] = &quot;ZIMA&quot;; 0.2; IF([.C230] = &quot;WIOSNA&quot;; 0.5; IF([.C230] = &quot;LATO&quot;; 0.9; 0.4)))" office:value-type="float" office:value="0.9" calcext:value-type="float">
            <text:p>0,9</text:p>
          </table:table-cell>
          <table:table-cell table:style-name="ce22" table:formula="of:=IF([.H229]&gt; 2400 ;IF(NOT(MONTH([.A230]) = MONTH([.A229]));[.E229]+3; [.E229]); [.E229])" office:value-type="float" office:value="13" calcext:value-type="float">
            <text:p>13</text:p>
          </table:table-cell>
          <table:table-cell table:formula="of:=IF(WEEKDAY([.A230];2)&lt; 6; 1; 0) * FLOOR([.E230] *[.D230]) *[.$K$7]" office:value-type="float" office:value="330" calcext:value-type="float">
            <text:p>330</text:p>
          </table:table-cell>
          <table:table-cell table:formula="of:=IF(WEEKDAY([.A230];2) = 7; ([.E229]*15); 0) + IF([.H229]&gt;= 2400; IF(NOT(MONTH([.A230]) = MONTH([.A231]));2400; 0);0)" office:value-type="float" office:value="0" calcext:value-type="float">
            <text:p>0</text:p>
          </table:table-cell>
          <table:table-cell table:formula="of:=[.H229] -[.G230] +[.F230]" office:value-type="float" office:value="7540" calcext:value-type="float">
            <text:p>75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18" calcext:value-type="date">
            <text:p>18.08.2023</text:p>
          </table:table-cell>
          <table:table-cell table:formula="of:=[.A231]" office:value-type="date" office:date-value="2023-08-18" calcext:value-type="date">
            <text:p>08-18</text:p>
          </table:table-cell>
          <table:table-cell table:style-name="ce1" table:formula="of:=IF([.B231] &lt; DATE(YEAR([.A231]);3;21); &quot;ZIMA&quot;; IF([.B231] &lt; DATE(YEAR([.A231]);6;21);&quot;WIOSNA&quot; ; IF([.B231] &lt; DATE(YEAR([.A231]);9;23); &quot;LATO&quot;; IF([.B231] &lt; DATE(YEAR([.A231]);12;21);&quot;JESIEŃ&quot;; &quot;ZIMA&quot;))))" office:value-type="string" office:string-value="LATO" calcext:value-type="string">
            <text:p>LATO</text:p>
          </table:table-cell>
          <table:table-cell table:formula="of:=IF([.C231] = &quot;ZIMA&quot;; 0.2; IF([.C231] = &quot;WIOSNA&quot;; 0.5; IF([.C231] = &quot;LATO&quot;; 0.9; 0.4)))" office:value-type="float" office:value="0.9" calcext:value-type="float">
            <text:p>0,9</text:p>
          </table:table-cell>
          <table:table-cell table:style-name="ce22" table:formula="of:=IF([.H230]&gt; 2400 ;IF(NOT(MONTH([.A231]) = MONTH([.A230]));[.E230]+3; [.E230]); [.E230])" office:value-type="float" office:value="13" calcext:value-type="float">
            <text:p>13</text:p>
          </table:table-cell>
          <table:table-cell table:formula="of:=IF(WEEKDAY([.A231];2)&lt; 6; 1; 0) * FLOOR([.E231] *[.D231]) *[.$K$7]" office:value-type="float" office:value="330" calcext:value-type="float">
            <text:p>330</text:p>
          </table:table-cell>
          <table:table-cell table:formula="of:=IF(WEEKDAY([.A231];2) = 7; ([.E230]*15); 0) + IF([.H230]&gt;= 2400; IF(NOT(MONTH([.A231]) = MONTH([.A232]));2400; 0);0)" office:value-type="float" office:value="0" calcext:value-type="float">
            <text:p>0</text:p>
          </table:table-cell>
          <table:table-cell table:formula="of:=[.H230] -[.G231] +[.F231]" office:value-type="float" office:value="7870" calcext:value-type="float">
            <text:p>78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19" calcext:value-type="date">
            <text:p>19.08.2023</text:p>
          </table:table-cell>
          <table:table-cell table:formula="of:=[.A232]" office:value-type="date" office:date-value="2023-08-19" calcext:value-type="date">
            <text:p>08-19</text:p>
          </table:table-cell>
          <table:table-cell table:style-name="ce1" table:formula="of:=IF([.B232] &lt; DATE(YEAR([.A232]);3;21); &quot;ZIMA&quot;; IF([.B232] &lt; DATE(YEAR([.A232]);6;21);&quot;WIOSNA&quot; ; IF([.B232] &lt; DATE(YEAR([.A232]);9;23); &quot;LATO&quot;; IF([.B232] &lt; DATE(YEAR([.A232]);12;21);&quot;JESIEŃ&quot;; &quot;ZIMA&quot;))))" office:value-type="string" office:string-value="LATO" calcext:value-type="string">
            <text:p>LATO</text:p>
          </table:table-cell>
          <table:table-cell table:formula="of:=IF([.C232] = &quot;ZIMA&quot;; 0.2; IF([.C232] = &quot;WIOSNA&quot;; 0.5; IF([.C232] = &quot;LATO&quot;; 0.9; 0.4)))" office:value-type="float" office:value="0.9" calcext:value-type="float">
            <text:p>0,9</text:p>
          </table:table-cell>
          <table:table-cell table:style-name="ce22" table:formula="of:=IF([.H231]&gt; 2400 ;IF(NOT(MONTH([.A232]) = MONTH([.A231]));[.E231]+3; [.E231]); [.E231])" office:value-type="float" office:value="13" calcext:value-type="float">
            <text:p>13</text:p>
          </table:table-cell>
          <table:table-cell table:formula="of:=IF(WEEKDAY([.A232];2)&lt; 6; 1; 0) * FLOOR([.E232] *[.D232]) *[.$K$7]" office:value-type="float" office:value="0" calcext:value-type="float">
            <text:p>0</text:p>
          </table:table-cell>
          <table:table-cell table:formula="of:=IF(WEEKDAY([.A232];2) = 7; ([.E231]*15); 0) + IF([.H231]&gt;= 2400; IF(NOT(MONTH([.A232]) = MONTH([.A233]));2400; 0);0)" office:value-type="float" office:value="0" calcext:value-type="float">
            <text:p>0</text:p>
          </table:table-cell>
          <table:table-cell table:formula="of:=[.H231] -[.G232] +[.F232]" office:value-type="float" office:value="7870" calcext:value-type="float">
            <text:p>78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20" calcext:value-type="date">
            <text:p>20.08.2023</text:p>
          </table:table-cell>
          <table:table-cell table:formula="of:=[.A233]" office:value-type="date" office:date-value="2023-08-20" calcext:value-type="date">
            <text:p>08-20</text:p>
          </table:table-cell>
          <table:table-cell table:style-name="ce1" table:formula="of:=IF([.B233] &lt; DATE(YEAR([.A233]);3;21); &quot;ZIMA&quot;; IF([.B233] &lt; DATE(YEAR([.A233]);6;21);&quot;WIOSNA&quot; ; IF([.B233] &lt; DATE(YEAR([.A233]);9;23); &quot;LATO&quot;; IF([.B233] &lt; DATE(YEAR([.A233]);12;21);&quot;JESIEŃ&quot;; &quot;ZIMA&quot;))))" office:value-type="string" office:string-value="LATO" calcext:value-type="string">
            <text:p>LATO</text:p>
          </table:table-cell>
          <table:table-cell table:formula="of:=IF([.C233] = &quot;ZIMA&quot;; 0.2; IF([.C233] = &quot;WIOSNA&quot;; 0.5; IF([.C233] = &quot;LATO&quot;; 0.9; 0.4)))" office:value-type="float" office:value="0.9" calcext:value-type="float">
            <text:p>0,9</text:p>
          </table:table-cell>
          <table:table-cell table:style-name="ce22" table:formula="of:=IF([.H232]&gt; 2400 ;IF(NOT(MONTH([.A233]) = MONTH([.A232]));[.E232]+3; [.E232]); [.E232])" office:value-type="float" office:value="13" calcext:value-type="float">
            <text:p>13</text:p>
          </table:table-cell>
          <table:table-cell table:formula="of:=IF(WEEKDAY([.A233];2)&lt; 6; 1; 0) * FLOOR([.E233] *[.D233]) *[.$K$7]" office:value-type="float" office:value="0" calcext:value-type="float">
            <text:p>0</text:p>
          </table:table-cell>
          <table:table-cell table:formula="of:=IF(WEEKDAY([.A233];2) = 7; ([.E232]*15); 0) + IF([.H232]&gt;= 2400; IF(NOT(MONTH([.A233]) = MONTH([.A234]));2400; 0);0)" office:value-type="float" office:value="195" calcext:value-type="float">
            <text:p>195</text:p>
          </table:table-cell>
          <table:table-cell table:formula="of:=[.H232] -[.G233] +[.F233]" office:value-type="float" office:value="7675" calcext:value-type="float">
            <text:p>76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21" calcext:value-type="date">
            <text:p>21.08.2023</text:p>
          </table:table-cell>
          <table:table-cell table:formula="of:=[.A234]" office:value-type="date" office:date-value="2023-08-21" calcext:value-type="date">
            <text:p>08-21</text:p>
          </table:table-cell>
          <table:table-cell table:style-name="ce1" table:formula="of:=IF([.B234] &lt; DATE(YEAR([.A234]);3;21); &quot;ZIMA&quot;; IF([.B234] &lt; DATE(YEAR([.A234]);6;21);&quot;WIOSNA&quot; ; IF([.B234] &lt; DATE(YEAR([.A234]);9;23); &quot;LATO&quot;; IF([.B234] &lt; DATE(YEAR([.A234]);12;21);&quot;JESIEŃ&quot;; &quot;ZIMA&quot;))))" office:value-type="string" office:string-value="LATO" calcext:value-type="string">
            <text:p>LATO</text:p>
          </table:table-cell>
          <table:table-cell table:formula="of:=IF([.C234] = &quot;ZIMA&quot;; 0.2; IF([.C234] = &quot;WIOSNA&quot;; 0.5; IF([.C234] = &quot;LATO&quot;; 0.9; 0.4)))" office:value-type="float" office:value="0.9" calcext:value-type="float">
            <text:p>0,9</text:p>
          </table:table-cell>
          <table:table-cell table:style-name="ce22" table:formula="of:=IF([.H233]&gt; 2400 ;IF(NOT(MONTH([.A234]) = MONTH([.A233]));[.E233]+3; [.E233]); [.E233])" office:value-type="float" office:value="13" calcext:value-type="float">
            <text:p>13</text:p>
          </table:table-cell>
          <table:table-cell table:formula="of:=IF(WEEKDAY([.A234];2)&lt; 6; 1; 0) * FLOOR([.E234] *[.D234]) *[.$K$7]" office:value-type="float" office:value="330" calcext:value-type="float">
            <text:p>330</text:p>
          </table:table-cell>
          <table:table-cell table:formula="of:=IF(WEEKDAY([.A234];2) = 7; ([.E233]*15); 0) + IF([.H233]&gt;= 2400; IF(NOT(MONTH([.A234]) = MONTH([.A235]));2400; 0);0)" office:value-type="float" office:value="0" calcext:value-type="float">
            <text:p>0</text:p>
          </table:table-cell>
          <table:table-cell table:formula="of:=[.H233] -[.G234] +[.F234]" office:value-type="float" office:value="8005" calcext:value-type="float">
            <text:p>8005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22" calcext:value-type="date">
            <text:p>22.08.2023</text:p>
          </table:table-cell>
          <table:table-cell table:formula="of:=[.A235]" office:value-type="date" office:date-value="2023-08-22" calcext:value-type="date">
            <text:p>08-22</text:p>
          </table:table-cell>
          <table:table-cell table:style-name="ce1" table:formula="of:=IF([.B235] &lt; DATE(YEAR([.A235]);3;21); &quot;ZIMA&quot;; IF([.B235] &lt; DATE(YEAR([.A235]);6;21);&quot;WIOSNA&quot; ; IF([.B235] &lt; DATE(YEAR([.A235]);9;23); &quot;LATO&quot;; IF([.B235] &lt; DATE(YEAR([.A235]);12;21);&quot;JESIEŃ&quot;; &quot;ZIMA&quot;))))" office:value-type="string" office:string-value="LATO" calcext:value-type="string">
            <text:p>LATO</text:p>
          </table:table-cell>
          <table:table-cell table:formula="of:=IF([.C235] = &quot;ZIMA&quot;; 0.2; IF([.C235] = &quot;WIOSNA&quot;; 0.5; IF([.C235] = &quot;LATO&quot;; 0.9; 0.4)))" office:value-type="float" office:value="0.9" calcext:value-type="float">
            <text:p>0,9</text:p>
          </table:table-cell>
          <table:table-cell table:style-name="ce22" table:formula="of:=IF([.H234]&gt; 2400 ;IF(NOT(MONTH([.A235]) = MONTH([.A234]));[.E234]+3; [.E234]); [.E234])" office:value-type="float" office:value="13" calcext:value-type="float">
            <text:p>13</text:p>
          </table:table-cell>
          <table:table-cell table:formula="of:=IF(WEEKDAY([.A235];2)&lt; 6; 1; 0) * FLOOR([.E235] *[.D235]) *[.$K$7]" office:value-type="float" office:value="330" calcext:value-type="float">
            <text:p>330</text:p>
          </table:table-cell>
          <table:table-cell table:formula="of:=IF(WEEKDAY([.A235];2) = 7; ([.E234]*15); 0) + IF([.H234]&gt;= 2400; IF(NOT(MONTH([.A235]) = MONTH([.A236]));2400; 0);0)" office:value-type="float" office:value="0" calcext:value-type="float">
            <text:p>0</text:p>
          </table:table-cell>
          <table:table-cell table:formula="of:=[.H234] -[.G235] +[.F235]" office:value-type="float" office:value="8335" calcext:value-type="float">
            <text:p>8335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23" calcext:value-type="date">
            <text:p>23.08.2023</text:p>
          </table:table-cell>
          <table:table-cell table:formula="of:=[.A236]" office:value-type="date" office:date-value="2023-08-23" calcext:value-type="date">
            <text:p>08-23</text:p>
          </table:table-cell>
          <table:table-cell table:style-name="ce1" table:formula="of:=IF([.B236] &lt; DATE(YEAR([.A236]);3;21); &quot;ZIMA&quot;; IF([.B236] &lt; DATE(YEAR([.A236]);6;21);&quot;WIOSNA&quot; ; IF([.B236] &lt; DATE(YEAR([.A236]);9;23); &quot;LATO&quot;; IF([.B236] &lt; DATE(YEAR([.A236]);12;21);&quot;JESIEŃ&quot;; &quot;ZIMA&quot;))))" office:value-type="string" office:string-value="LATO" calcext:value-type="string">
            <text:p>LATO</text:p>
          </table:table-cell>
          <table:table-cell table:formula="of:=IF([.C236] = &quot;ZIMA&quot;; 0.2; IF([.C236] = &quot;WIOSNA&quot;; 0.5; IF([.C236] = &quot;LATO&quot;; 0.9; 0.4)))" office:value-type="float" office:value="0.9" calcext:value-type="float">
            <text:p>0,9</text:p>
          </table:table-cell>
          <table:table-cell table:style-name="ce22" table:formula="of:=IF([.H235]&gt; 2400 ;IF(NOT(MONTH([.A236]) = MONTH([.A235]));[.E235]+3; [.E235]); [.E235])" office:value-type="float" office:value="13" calcext:value-type="float">
            <text:p>13</text:p>
          </table:table-cell>
          <table:table-cell table:formula="of:=IF(WEEKDAY([.A236];2)&lt; 6; 1; 0) * FLOOR([.E236] *[.D236]) *[.$K$7]" office:value-type="float" office:value="330" calcext:value-type="float">
            <text:p>330</text:p>
          </table:table-cell>
          <table:table-cell table:formula="of:=IF(WEEKDAY([.A236];2) = 7; ([.E235]*15); 0) + IF([.H235]&gt;= 2400; IF(NOT(MONTH([.A236]) = MONTH([.A237]));2400; 0);0)" office:value-type="float" office:value="0" calcext:value-type="float">
            <text:p>0</text:p>
          </table:table-cell>
          <table:table-cell table:formula="of:=[.H235] -[.G236] +[.F236]" office:value-type="float" office:value="8665" calcext:value-type="float">
            <text:p>8665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24" calcext:value-type="date">
            <text:p>24.08.2023</text:p>
          </table:table-cell>
          <table:table-cell table:formula="of:=[.A237]" office:value-type="date" office:date-value="2023-08-24" calcext:value-type="date">
            <text:p>08-24</text:p>
          </table:table-cell>
          <table:table-cell table:style-name="ce1" table:formula="of:=IF([.B237] &lt; DATE(YEAR([.A237]);3;21); &quot;ZIMA&quot;; IF([.B237] &lt; DATE(YEAR([.A237]);6;21);&quot;WIOSNA&quot; ; IF([.B237] &lt; DATE(YEAR([.A237]);9;23); &quot;LATO&quot;; IF([.B237] &lt; DATE(YEAR([.A237]);12;21);&quot;JESIEŃ&quot;; &quot;ZIMA&quot;))))" office:value-type="string" office:string-value="LATO" calcext:value-type="string">
            <text:p>LATO</text:p>
          </table:table-cell>
          <table:table-cell table:formula="of:=IF([.C237] = &quot;ZIMA&quot;; 0.2; IF([.C237] = &quot;WIOSNA&quot;; 0.5; IF([.C237] = &quot;LATO&quot;; 0.9; 0.4)))" office:value-type="float" office:value="0.9" calcext:value-type="float">
            <text:p>0,9</text:p>
          </table:table-cell>
          <table:table-cell table:style-name="ce22" table:formula="of:=IF([.H236]&gt; 2400 ;IF(NOT(MONTH([.A237]) = MONTH([.A236]));[.E236]+3; [.E236]); [.E236])" office:value-type="float" office:value="13" calcext:value-type="float">
            <text:p>13</text:p>
          </table:table-cell>
          <table:table-cell table:formula="of:=IF(WEEKDAY([.A237];2)&lt; 6; 1; 0) * FLOOR([.E237] *[.D237]) *[.$K$7]" office:value-type="float" office:value="330" calcext:value-type="float">
            <text:p>330</text:p>
          </table:table-cell>
          <table:table-cell table:formula="of:=IF(WEEKDAY([.A237];2) = 7; ([.E236]*15); 0) + IF([.H236]&gt;= 2400; IF(NOT(MONTH([.A237]) = MONTH([.A238]));2400; 0);0)" office:value-type="float" office:value="0" calcext:value-type="float">
            <text:p>0</text:p>
          </table:table-cell>
          <table:table-cell table:formula="of:=[.H236] -[.G237] +[.F237]" office:value-type="float" office:value="8995" calcext:value-type="float">
            <text:p>8995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25" calcext:value-type="date">
            <text:p>25.08.2023</text:p>
          </table:table-cell>
          <table:table-cell table:formula="of:=[.A238]" office:value-type="date" office:date-value="2023-08-25" calcext:value-type="date">
            <text:p>08-25</text:p>
          </table:table-cell>
          <table:table-cell table:style-name="ce1" table:formula="of:=IF([.B238] &lt; DATE(YEAR([.A238]);3;21); &quot;ZIMA&quot;; IF([.B238] &lt; DATE(YEAR([.A238]);6;21);&quot;WIOSNA&quot; ; IF([.B238] &lt; DATE(YEAR([.A238]);9;23); &quot;LATO&quot;; IF([.B238] &lt; DATE(YEAR([.A238]);12;21);&quot;JESIEŃ&quot;; &quot;ZIMA&quot;))))" office:value-type="string" office:string-value="LATO" calcext:value-type="string">
            <text:p>LATO</text:p>
          </table:table-cell>
          <table:table-cell table:formula="of:=IF([.C238] = &quot;ZIMA&quot;; 0.2; IF([.C238] = &quot;WIOSNA&quot;; 0.5; IF([.C238] = &quot;LATO&quot;; 0.9; 0.4)))" office:value-type="float" office:value="0.9" calcext:value-type="float">
            <text:p>0,9</text:p>
          </table:table-cell>
          <table:table-cell table:style-name="ce22" table:formula="of:=IF([.H237]&gt; 2400 ;IF(NOT(MONTH([.A238]) = MONTH([.A237]));[.E237]+3; [.E237]); [.E237])" office:value-type="float" office:value="13" calcext:value-type="float">
            <text:p>13</text:p>
          </table:table-cell>
          <table:table-cell table:formula="of:=IF(WEEKDAY([.A238];2)&lt; 6; 1; 0) * FLOOR([.E238] *[.D238]) *[.$K$7]" office:value-type="float" office:value="330" calcext:value-type="float">
            <text:p>330</text:p>
          </table:table-cell>
          <table:table-cell table:formula="of:=IF(WEEKDAY([.A238];2) = 7; ([.E237]*15); 0) + IF([.H237]&gt;= 2400; IF(NOT(MONTH([.A238]) = MONTH([.A239]));2400; 0);0)" office:value-type="float" office:value="0" calcext:value-type="float">
            <text:p>0</text:p>
          </table:table-cell>
          <table:table-cell table:formula="of:=[.H237] -[.G238] +[.F238]" office:value-type="float" office:value="9325" calcext:value-type="float">
            <text:p>93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26" calcext:value-type="date">
            <text:p>26.08.2023</text:p>
          </table:table-cell>
          <table:table-cell table:formula="of:=[.A239]" office:value-type="date" office:date-value="2023-08-26" calcext:value-type="date">
            <text:p>08-26</text:p>
          </table:table-cell>
          <table:table-cell table:style-name="ce1" table:formula="of:=IF([.B239] &lt; DATE(YEAR([.A239]);3;21); &quot;ZIMA&quot;; IF([.B239] &lt; DATE(YEAR([.A239]);6;21);&quot;WIOSNA&quot; ; IF([.B239] &lt; DATE(YEAR([.A239]);9;23); &quot;LATO&quot;; IF([.B239] &lt; DATE(YEAR([.A239]);12;21);&quot;JESIEŃ&quot;; &quot;ZIMA&quot;))))" office:value-type="string" office:string-value="LATO" calcext:value-type="string">
            <text:p>LATO</text:p>
          </table:table-cell>
          <table:table-cell table:formula="of:=IF([.C239] = &quot;ZIMA&quot;; 0.2; IF([.C239] = &quot;WIOSNA&quot;; 0.5; IF([.C239] = &quot;LATO&quot;; 0.9; 0.4)))" office:value-type="float" office:value="0.9" calcext:value-type="float">
            <text:p>0,9</text:p>
          </table:table-cell>
          <table:table-cell table:style-name="ce22" table:formula="of:=IF([.H238]&gt; 2400 ;IF(NOT(MONTH([.A239]) = MONTH([.A238]));[.E238]+3; [.E238]); [.E238])" office:value-type="float" office:value="13" calcext:value-type="float">
            <text:p>13</text:p>
          </table:table-cell>
          <table:table-cell table:formula="of:=IF(WEEKDAY([.A239];2)&lt; 6; 1; 0) * FLOOR([.E239] *[.D239]) *[.$K$7]" office:value-type="float" office:value="0" calcext:value-type="float">
            <text:p>0</text:p>
          </table:table-cell>
          <table:table-cell table:formula="of:=IF(WEEKDAY([.A239];2) = 7; ([.E238]*15); 0) + IF([.H238]&gt;= 2400; IF(NOT(MONTH([.A239]) = MONTH([.A240]));2400; 0);0)" office:value-type="float" office:value="0" calcext:value-type="float">
            <text:p>0</text:p>
          </table:table-cell>
          <table:table-cell table:formula="of:=[.H238] -[.G239] +[.F239]" office:value-type="float" office:value="9325" calcext:value-type="float">
            <text:p>93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27" calcext:value-type="date">
            <text:p>27.08.2023</text:p>
          </table:table-cell>
          <table:table-cell table:formula="of:=[.A240]" office:value-type="date" office:date-value="2023-08-27" calcext:value-type="date">
            <text:p>08-27</text:p>
          </table:table-cell>
          <table:table-cell table:style-name="ce1" table:formula="of:=IF([.B240] &lt; DATE(YEAR([.A240]);3;21); &quot;ZIMA&quot;; IF([.B240] &lt; DATE(YEAR([.A240]);6;21);&quot;WIOSNA&quot; ; IF([.B240] &lt; DATE(YEAR([.A240]);9;23); &quot;LATO&quot;; IF([.B240] &lt; DATE(YEAR([.A240]);12;21);&quot;JESIEŃ&quot;; &quot;ZIMA&quot;))))" office:value-type="string" office:string-value="LATO" calcext:value-type="string">
            <text:p>LATO</text:p>
          </table:table-cell>
          <table:table-cell table:formula="of:=IF([.C240] = &quot;ZIMA&quot;; 0.2; IF([.C240] = &quot;WIOSNA&quot;; 0.5; IF([.C240] = &quot;LATO&quot;; 0.9; 0.4)))" office:value-type="float" office:value="0.9" calcext:value-type="float">
            <text:p>0,9</text:p>
          </table:table-cell>
          <table:table-cell table:style-name="ce22" table:formula="of:=IF([.H239]&gt; 2400 ;IF(NOT(MONTH([.A240]) = MONTH([.A239]));[.E239]+3; [.E239]); [.E239])" office:value-type="float" office:value="13" calcext:value-type="float">
            <text:p>13</text:p>
          </table:table-cell>
          <table:table-cell table:formula="of:=IF(WEEKDAY([.A240];2)&lt; 6; 1; 0) * FLOOR([.E240] *[.D240]) *[.$K$7]" office:value-type="float" office:value="0" calcext:value-type="float">
            <text:p>0</text:p>
          </table:table-cell>
          <table:table-cell table:formula="of:=IF(WEEKDAY([.A240];2) = 7; ([.E239]*15); 0) + IF([.H239]&gt;= 2400; IF(NOT(MONTH([.A240]) = MONTH([.A241]));2400; 0);0)" office:value-type="float" office:value="195" calcext:value-type="float">
            <text:p>195</text:p>
          </table:table-cell>
          <table:table-cell table:formula="of:=[.H239] -[.G240] +[.F240]" office:value-type="float" office:value="9130" calcext:value-type="float">
            <text:p>913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28" calcext:value-type="date">
            <text:p>28.08.2023</text:p>
          </table:table-cell>
          <table:table-cell table:formula="of:=[.A241]" office:value-type="date" office:date-value="2023-08-28" calcext:value-type="date">
            <text:p>08-28</text:p>
          </table:table-cell>
          <table:table-cell table:style-name="ce1" table:formula="of:=IF([.B241] &lt; DATE(YEAR([.A241]);3;21); &quot;ZIMA&quot;; IF([.B241] &lt; DATE(YEAR([.A241]);6;21);&quot;WIOSNA&quot; ; IF([.B241] &lt; DATE(YEAR([.A241]);9;23); &quot;LATO&quot;; IF([.B241] &lt; DATE(YEAR([.A241]);12;21);&quot;JESIEŃ&quot;; &quot;ZIMA&quot;))))" office:value-type="string" office:string-value="LATO" calcext:value-type="string">
            <text:p>LATO</text:p>
          </table:table-cell>
          <table:table-cell table:formula="of:=IF([.C241] = &quot;ZIMA&quot;; 0.2; IF([.C241] = &quot;WIOSNA&quot;; 0.5; IF([.C241] = &quot;LATO&quot;; 0.9; 0.4)))" office:value-type="float" office:value="0.9" calcext:value-type="float">
            <text:p>0,9</text:p>
          </table:table-cell>
          <table:table-cell table:style-name="ce22" table:formula="of:=IF([.H240]&gt; 2400 ;IF(NOT(MONTH([.A241]) = MONTH([.A240]));[.E240]+3; [.E240]); [.E240])" office:value-type="float" office:value="13" calcext:value-type="float">
            <text:p>13</text:p>
          </table:table-cell>
          <table:table-cell table:formula="of:=IF(WEEKDAY([.A241];2)&lt; 6; 1; 0) * FLOOR([.E241] *[.D241]) *[.$K$7]" office:value-type="float" office:value="330" calcext:value-type="float">
            <text:p>330</text:p>
          </table:table-cell>
          <table:table-cell table:formula="of:=IF(WEEKDAY([.A241];2) = 7; ([.E240]*15); 0) + IF([.H240]&gt;= 2400; IF(NOT(MONTH([.A241]) = MONTH([.A242]));2400; 0);0)" office:value-type="float" office:value="0" calcext:value-type="float">
            <text:p>0</text:p>
          </table:table-cell>
          <table:table-cell table:formula="of:=[.H240] -[.G241] +[.F241]" office:value-type="float" office:value="9460" calcext:value-type="float">
            <text:p>94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29" calcext:value-type="date">
            <text:p>29.08.2023</text:p>
          </table:table-cell>
          <table:table-cell table:formula="of:=[.A242]" office:value-type="date" office:date-value="2023-08-29" calcext:value-type="date">
            <text:p>08-29</text:p>
          </table:table-cell>
          <table:table-cell table:style-name="ce1" table:formula="of:=IF([.B242] &lt; DATE(YEAR([.A242]);3;21); &quot;ZIMA&quot;; IF([.B242] &lt; DATE(YEAR([.A242]);6;21);&quot;WIOSNA&quot; ; IF([.B242] &lt; DATE(YEAR([.A242]);9;23); &quot;LATO&quot;; IF([.B242] &lt; DATE(YEAR([.A242]);12;21);&quot;JESIEŃ&quot;; &quot;ZIMA&quot;))))" office:value-type="string" office:string-value="LATO" calcext:value-type="string">
            <text:p>LATO</text:p>
          </table:table-cell>
          <table:table-cell table:formula="of:=IF([.C242] = &quot;ZIMA&quot;; 0.2; IF([.C242] = &quot;WIOSNA&quot;; 0.5; IF([.C242] = &quot;LATO&quot;; 0.9; 0.4)))" office:value-type="float" office:value="0.9" calcext:value-type="float">
            <text:p>0,9</text:p>
          </table:table-cell>
          <table:table-cell table:style-name="ce22" table:formula="of:=IF([.H241]&gt; 2400 ;IF(NOT(MONTH([.A242]) = MONTH([.A241]));[.E241]+3; [.E241]); [.E241])" office:value-type="float" office:value="13" calcext:value-type="float">
            <text:p>13</text:p>
          </table:table-cell>
          <table:table-cell table:formula="of:=IF(WEEKDAY([.A242];2)&lt; 6; 1; 0) * FLOOR([.E242] *[.D242]) *[.$K$7]" office:value-type="float" office:value="330" calcext:value-type="float">
            <text:p>330</text:p>
          </table:table-cell>
          <table:table-cell table:formula="of:=IF(WEEKDAY([.A242];2) = 7; ([.E241]*15); 0) + IF([.H241]&gt;= 2400; IF(NOT(MONTH([.A242]) = MONTH([.A243]));2400; 0);0)" office:value-type="float" office:value="0" calcext:value-type="float">
            <text:p>0</text:p>
          </table:table-cell>
          <table:table-cell table:formula="of:=[.H241] -[.G242] +[.F242]" office:value-type="float" office:value="9790" calcext:value-type="float">
            <text:p>97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30" calcext:value-type="date">
            <text:p>30.08.2023</text:p>
          </table:table-cell>
          <table:table-cell table:formula="of:=[.A243]" office:value-type="date" office:date-value="2023-08-30" calcext:value-type="date">
            <text:p>08-30</text:p>
          </table:table-cell>
          <table:table-cell table:style-name="ce1" table:formula="of:=IF([.B243] &lt; DATE(YEAR([.A243]);3;21); &quot;ZIMA&quot;; IF([.B243] &lt; DATE(YEAR([.A243]);6;21);&quot;WIOSNA&quot; ; IF([.B243] &lt; DATE(YEAR([.A243]);9;23); &quot;LATO&quot;; IF([.B243] &lt; DATE(YEAR([.A243]);12;21);&quot;JESIEŃ&quot;; &quot;ZIMA&quot;))))" office:value-type="string" office:string-value="LATO" calcext:value-type="string">
            <text:p>LATO</text:p>
          </table:table-cell>
          <table:table-cell table:formula="of:=IF([.C243] = &quot;ZIMA&quot;; 0.2; IF([.C243] = &quot;WIOSNA&quot;; 0.5; IF([.C243] = &quot;LATO&quot;; 0.9; 0.4)))" office:value-type="float" office:value="0.9" calcext:value-type="float">
            <text:p>0,9</text:p>
          </table:table-cell>
          <table:table-cell table:style-name="ce22" table:formula="of:=IF([.H242]&gt; 2400 ;IF(NOT(MONTH([.A243]) = MONTH([.A242]));[.E242]+3; [.E242]); [.E242])" office:value-type="float" office:value="13" calcext:value-type="float">
            <text:p>13</text:p>
          </table:table-cell>
          <table:table-cell table:formula="of:=IF(WEEKDAY([.A243];2)&lt; 6; 1; 0) * FLOOR([.E243] *[.D243]) *[.$K$7]" office:value-type="float" office:value="330" calcext:value-type="float">
            <text:p>330</text:p>
          </table:table-cell>
          <table:table-cell table:formula="of:=IF(WEEKDAY([.A243];2) = 7; ([.E242]*15); 0) + IF([.H242]&gt;= 2400; IF(NOT(MONTH([.A243]) = MONTH([.A244]));2400; 0);0)" office:value-type="float" office:value="0" calcext:value-type="float">
            <text:p>0</text:p>
          </table:table-cell>
          <table:table-cell table:formula="of:=[.H242] -[.G243] +[.F243]" office:value-type="float" office:value="10120" calcext:value-type="float">
            <text:p>101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31" calcext:value-type="date">
            <text:p>31.08.2023</text:p>
          </table:table-cell>
          <table:table-cell table:formula="of:=[.A244]" office:value-type="date" office:date-value="2023-08-31" calcext:value-type="date">
            <text:p>08-31</text:p>
          </table:table-cell>
          <table:table-cell table:style-name="ce1" table:formula="of:=IF([.B244] &lt; DATE(YEAR([.A244]);3;21); &quot;ZIMA&quot;; IF([.B244] &lt; DATE(YEAR([.A244]);6;21);&quot;WIOSNA&quot; ; IF([.B244] &lt; DATE(YEAR([.A244]);9;23); &quot;LATO&quot;; IF([.B244] &lt; DATE(YEAR([.A244]);12;21);&quot;JESIEŃ&quot;; &quot;ZIMA&quot;))))" office:value-type="string" office:string-value="LATO" calcext:value-type="string">
            <text:p>LATO</text:p>
          </table:table-cell>
          <table:table-cell table:formula="of:=IF([.C244] = &quot;ZIMA&quot;; 0.2; IF([.C244] = &quot;WIOSNA&quot;; 0.5; IF([.C244] = &quot;LATO&quot;; 0.9; 0.4)))" office:value-type="float" office:value="0.9" calcext:value-type="float">
            <text:p>0,9</text:p>
          </table:table-cell>
          <table:table-cell table:style-name="ce22" table:formula="of:=IF([.H243]&gt; 2400 ;IF(NOT(MONTH([.A244]) = MONTH([.A243]));[.E243]+3; [.E243]); [.E243])" office:value-type="float" office:value="13" calcext:value-type="float">
            <text:p>13</text:p>
          </table:table-cell>
          <table:table-cell table:formula="of:=IF(WEEKDAY([.A244];2)&lt; 6; 1; 0) * FLOOR([.E244] *[.D244]) *[.$K$7]" office:value-type="float" office:value="330" calcext:value-type="float">
            <text:p>330</text:p>
          </table:table-cell>
          <table:table-cell table:formula="of:=IF(WEEKDAY([.A244];2) = 7; ([.E243]*15); 0) + IF([.H243]&gt;= 2400; IF(NOT(MONTH([.A244]) = MONTH([.A245]));2400; 0);0)" office:value-type="float" office:value="2400" calcext:value-type="float">
            <text:p>2400</text:p>
          </table:table-cell>
          <table:table-cell table:formula="of:=[.H243] -[.G244] +[.F244]" office:value-type="float" office:value="8050" calcext:value-type="float">
            <text:p>80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01" calcext:value-type="date">
            <text:p>1.09.2023</text:p>
          </table:table-cell>
          <table:table-cell table:formula="of:=[.A245]" office:value-type="date" office:date-value="2023-09-01" calcext:value-type="date">
            <text:p>09-01</text:p>
          </table:table-cell>
          <table:table-cell table:style-name="ce1" table:formula="of:=IF([.B245] &lt; DATE(YEAR([.A245]);3;21); &quot;ZIMA&quot;; IF([.B245] &lt; DATE(YEAR([.A245]);6;21);&quot;WIOSNA&quot; ; IF([.B245] &lt; DATE(YEAR([.A245]);9;23); &quot;LATO&quot;; IF([.B245] &lt; DATE(YEAR([.A245]);12;21);&quot;JESIEŃ&quot;; &quot;ZIMA&quot;))))" office:value-type="string" office:string-value="LATO" calcext:value-type="string">
            <text:p>LATO</text:p>
          </table:table-cell>
          <table:table-cell table:formula="of:=IF([.C245] = &quot;ZIMA&quot;; 0.2; IF([.C245] = &quot;WIOSNA&quot;; 0.5; IF([.C245] = &quot;LATO&quot;; 0.9; 0.4)))" office:value-type="float" office:value="0.9" calcext:value-type="float">
            <text:p>0,9</text:p>
          </table:table-cell>
          <table:table-cell table:style-name="ce22" table:formula="of:=IF([.H244]&gt; 2400 ;IF(NOT(MONTH([.A245]) = MONTH([.A244]));[.E244]+3; [.E244]); [.E244])" office:value-type="float" office:value="16" calcext:value-type="float">
            <text:p>16</text:p>
          </table:table-cell>
          <table:table-cell table:formula="of:=IF(WEEKDAY([.A245];2)&lt; 6; 1; 0) * FLOOR([.E245] *[.D245]) *[.$K$7]" office:value-type="float" office:value="420" calcext:value-type="float">
            <text:p>420</text:p>
          </table:table-cell>
          <table:table-cell table:formula="of:=IF(WEEKDAY([.A245];2) = 7; ([.E244]*15); 0) + IF([.H244]&gt;= 2400; IF(NOT(MONTH([.A245]) = MONTH([.A246]));2400; 0);0)" office:value-type="float" office:value="0" calcext:value-type="float">
            <text:p>0</text:p>
          </table:table-cell>
          <table:table-cell table:formula="of:=[.H244] -[.G245] +[.F245]" office:value-type="float" office:value="8470" calcext:value-type="float">
            <text:p>84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02" calcext:value-type="date">
            <text:p>2.09.2023</text:p>
          </table:table-cell>
          <table:table-cell table:formula="of:=[.A246]" office:value-type="date" office:date-value="2023-09-02" calcext:value-type="date">
            <text:p>09-02</text:p>
          </table:table-cell>
          <table:table-cell table:style-name="ce1" table:formula="of:=IF([.B246] &lt; DATE(YEAR([.A246]);3;21); &quot;ZIMA&quot;; IF([.B246] &lt; DATE(YEAR([.A246]);6;21);&quot;WIOSNA&quot; ; IF([.B246] &lt; DATE(YEAR([.A246]);9;23); &quot;LATO&quot;; IF([.B246] &lt; DATE(YEAR([.A246]);12;21);&quot;JESIEŃ&quot;; &quot;ZIMA&quot;))))" office:value-type="string" office:string-value="LATO" calcext:value-type="string">
            <text:p>LATO</text:p>
          </table:table-cell>
          <table:table-cell table:formula="of:=IF([.C246] = &quot;ZIMA&quot;; 0.2; IF([.C246] = &quot;WIOSNA&quot;; 0.5; IF([.C246] = &quot;LATO&quot;; 0.9; 0.4)))" office:value-type="float" office:value="0.9" calcext:value-type="float">
            <text:p>0,9</text:p>
          </table:table-cell>
          <table:table-cell table:style-name="ce22" table:formula="of:=IF([.H245]&gt; 2400 ;IF(NOT(MONTH([.A246]) = MONTH([.A245]));[.E245]+3; [.E245]); [.E245])" office:value-type="float" office:value="16" calcext:value-type="float">
            <text:p>16</text:p>
          </table:table-cell>
          <table:table-cell table:formula="of:=IF(WEEKDAY([.A246];2)&lt; 6; 1; 0) * FLOOR([.E246] *[.D246]) *[.$K$7]" office:value-type="float" office:value="0" calcext:value-type="float">
            <text:p>0</text:p>
          </table:table-cell>
          <table:table-cell table:formula="of:=IF(WEEKDAY([.A246];2) = 7; ([.E245]*15); 0) + IF([.H245]&gt;= 2400; IF(NOT(MONTH([.A246]) = MONTH([.A247]));2400; 0);0)" office:value-type="float" office:value="0" calcext:value-type="float">
            <text:p>0</text:p>
          </table:table-cell>
          <table:table-cell table:formula="of:=[.H245] -[.G246] +[.F246]" office:value-type="float" office:value="8470" calcext:value-type="float">
            <text:p>84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03" calcext:value-type="date">
            <text:p>3.09.2023</text:p>
          </table:table-cell>
          <table:table-cell table:formula="of:=[.A247]" office:value-type="date" office:date-value="2023-09-03" calcext:value-type="date">
            <text:p>09-03</text:p>
          </table:table-cell>
          <table:table-cell table:style-name="ce1" table:formula="of:=IF([.B247] &lt; DATE(YEAR([.A247]);3;21); &quot;ZIMA&quot;; IF([.B247] &lt; DATE(YEAR([.A247]);6;21);&quot;WIOSNA&quot; ; IF([.B247] &lt; DATE(YEAR([.A247]);9;23); &quot;LATO&quot;; IF([.B247] &lt; DATE(YEAR([.A247]);12;21);&quot;JESIEŃ&quot;; &quot;ZIMA&quot;))))" office:value-type="string" office:string-value="LATO" calcext:value-type="string">
            <text:p>LATO</text:p>
          </table:table-cell>
          <table:table-cell table:formula="of:=IF([.C247] = &quot;ZIMA&quot;; 0.2; IF([.C247] = &quot;WIOSNA&quot;; 0.5; IF([.C247] = &quot;LATO&quot;; 0.9; 0.4)))" office:value-type="float" office:value="0.9" calcext:value-type="float">
            <text:p>0,9</text:p>
          </table:table-cell>
          <table:table-cell table:style-name="ce22" table:formula="of:=IF([.H246]&gt; 2400 ;IF(NOT(MONTH([.A247]) = MONTH([.A246]));[.E246]+3; [.E246]); [.E246])" office:value-type="float" office:value="16" calcext:value-type="float">
            <text:p>16</text:p>
          </table:table-cell>
          <table:table-cell table:formula="of:=IF(WEEKDAY([.A247];2)&lt; 6; 1; 0) * FLOOR([.E247] *[.D247]) *[.$K$7]" office:value-type="float" office:value="0" calcext:value-type="float">
            <text:p>0</text:p>
          </table:table-cell>
          <table:table-cell table:formula="of:=IF(WEEKDAY([.A247];2) = 7; ([.E246]*15); 0) + IF([.H246]&gt;= 2400; IF(NOT(MONTH([.A247]) = MONTH([.A248]));2400; 0);0)" office:value-type="float" office:value="240" calcext:value-type="float">
            <text:p>240</text:p>
          </table:table-cell>
          <table:table-cell table:formula="of:=[.H246] -[.G247] +[.F247]" office:value-type="float" office:value="8230" calcext:value-type="float">
            <text:p>823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04" calcext:value-type="date">
            <text:p>4.09.2023</text:p>
          </table:table-cell>
          <table:table-cell table:formula="of:=[.A248]" office:value-type="date" office:date-value="2023-09-04" calcext:value-type="date">
            <text:p>09-04</text:p>
          </table:table-cell>
          <table:table-cell table:style-name="ce1" table:formula="of:=IF([.B248] &lt; DATE(YEAR([.A248]);3;21); &quot;ZIMA&quot;; IF([.B248] &lt; DATE(YEAR([.A248]);6;21);&quot;WIOSNA&quot; ; IF([.B248] &lt; DATE(YEAR([.A248]);9;23); &quot;LATO&quot;; IF([.B248] &lt; DATE(YEAR([.A248]);12;21);&quot;JESIEŃ&quot;; &quot;ZIMA&quot;))))" office:value-type="string" office:string-value="LATO" calcext:value-type="string">
            <text:p>LATO</text:p>
          </table:table-cell>
          <table:table-cell table:formula="of:=IF([.C248] = &quot;ZIMA&quot;; 0.2; IF([.C248] = &quot;WIOSNA&quot;; 0.5; IF([.C248] = &quot;LATO&quot;; 0.9; 0.4)))" office:value-type="float" office:value="0.9" calcext:value-type="float">
            <text:p>0,9</text:p>
          </table:table-cell>
          <table:table-cell table:style-name="ce22" table:formula="of:=IF([.H247]&gt; 2400 ;IF(NOT(MONTH([.A248]) = MONTH([.A247]));[.E247]+3; [.E247]); [.E247])" office:value-type="float" office:value="16" calcext:value-type="float">
            <text:p>16</text:p>
          </table:table-cell>
          <table:table-cell table:formula="of:=IF(WEEKDAY([.A248];2)&lt; 6; 1; 0) * FLOOR([.E248] *[.D248]) *[.$K$7]" office:value-type="float" office:value="420" calcext:value-type="float">
            <text:p>420</text:p>
          </table:table-cell>
          <table:table-cell table:formula="of:=IF(WEEKDAY([.A248];2) = 7; ([.E247]*15); 0) + IF([.H247]&gt;= 2400; IF(NOT(MONTH([.A248]) = MONTH([.A249]));2400; 0);0)" office:value-type="float" office:value="0" calcext:value-type="float">
            <text:p>0</text:p>
          </table:table-cell>
          <table:table-cell table:formula="of:=[.H247] -[.G248] +[.F248]" office:value-type="float" office:value="8650" calcext:value-type="float">
            <text:p>86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05" calcext:value-type="date">
            <text:p>5.09.2023</text:p>
          </table:table-cell>
          <table:table-cell table:formula="of:=[.A249]" office:value-type="date" office:date-value="2023-09-05" calcext:value-type="date">
            <text:p>09-05</text:p>
          </table:table-cell>
          <table:table-cell table:style-name="ce1" table:formula="of:=IF([.B249] &lt; DATE(YEAR([.A249]);3;21); &quot;ZIMA&quot;; IF([.B249] &lt; DATE(YEAR([.A249]);6;21);&quot;WIOSNA&quot; ; IF([.B249] &lt; DATE(YEAR([.A249]);9;23); &quot;LATO&quot;; IF([.B249] &lt; DATE(YEAR([.A249]);12;21);&quot;JESIEŃ&quot;; &quot;ZIMA&quot;))))" office:value-type="string" office:string-value="LATO" calcext:value-type="string">
            <text:p>LATO</text:p>
          </table:table-cell>
          <table:table-cell table:formula="of:=IF([.C249] = &quot;ZIMA&quot;; 0.2; IF([.C249] = &quot;WIOSNA&quot;; 0.5; IF([.C249] = &quot;LATO&quot;; 0.9; 0.4)))" office:value-type="float" office:value="0.9" calcext:value-type="float">
            <text:p>0,9</text:p>
          </table:table-cell>
          <table:table-cell table:style-name="ce22" table:formula="of:=IF([.H248]&gt; 2400 ;IF(NOT(MONTH([.A249]) = MONTH([.A248]));[.E248]+3; [.E248]); [.E248])" office:value-type="float" office:value="16" calcext:value-type="float">
            <text:p>16</text:p>
          </table:table-cell>
          <table:table-cell table:formula="of:=IF(WEEKDAY([.A249];2)&lt; 6; 1; 0) * FLOOR([.E249] *[.D249]) *[.$K$7]" office:value-type="float" office:value="420" calcext:value-type="float">
            <text:p>420</text:p>
          </table:table-cell>
          <table:table-cell table:formula="of:=IF(WEEKDAY([.A249];2) = 7; ([.E248]*15); 0) + IF([.H248]&gt;= 2400; IF(NOT(MONTH([.A249]) = MONTH([.A250]));2400; 0);0)" office:value-type="float" office:value="0" calcext:value-type="float">
            <text:p>0</text:p>
          </table:table-cell>
          <table:table-cell table:formula="of:=[.H248] -[.G249] +[.F249]" office:value-type="float" office:value="9070" calcext:value-type="float">
            <text:p>90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06" calcext:value-type="date">
            <text:p>6.09.2023</text:p>
          </table:table-cell>
          <table:table-cell table:formula="of:=[.A250]" office:value-type="date" office:date-value="2023-09-06" calcext:value-type="date">
            <text:p>09-06</text:p>
          </table:table-cell>
          <table:table-cell table:style-name="ce1" table:formula="of:=IF([.B250] &lt; DATE(YEAR([.A250]);3;21); &quot;ZIMA&quot;; IF([.B250] &lt; DATE(YEAR([.A250]);6;21);&quot;WIOSNA&quot; ; IF([.B250] &lt; DATE(YEAR([.A250]);9;23); &quot;LATO&quot;; IF([.B250] &lt; DATE(YEAR([.A250]);12;21);&quot;JESIEŃ&quot;; &quot;ZIMA&quot;))))" office:value-type="string" office:string-value="LATO" calcext:value-type="string">
            <text:p>LATO</text:p>
          </table:table-cell>
          <table:table-cell table:formula="of:=IF([.C250] = &quot;ZIMA&quot;; 0.2; IF([.C250] = &quot;WIOSNA&quot;; 0.5; IF([.C250] = &quot;LATO&quot;; 0.9; 0.4)))" office:value-type="float" office:value="0.9" calcext:value-type="float">
            <text:p>0,9</text:p>
          </table:table-cell>
          <table:table-cell table:style-name="ce22" table:formula="of:=IF([.H249]&gt; 2400 ;IF(NOT(MONTH([.A250]) = MONTH([.A249]));[.E249]+3; [.E249]); [.E249])" office:value-type="float" office:value="16" calcext:value-type="float">
            <text:p>16</text:p>
          </table:table-cell>
          <table:table-cell table:formula="of:=IF(WEEKDAY([.A250];2)&lt; 6; 1; 0) * FLOOR([.E250] *[.D250]) *[.$K$7]" office:value-type="float" office:value="420" calcext:value-type="float">
            <text:p>420</text:p>
          </table:table-cell>
          <table:table-cell table:formula="of:=IF(WEEKDAY([.A250];2) = 7; ([.E249]*15); 0) + IF([.H249]&gt;= 2400; IF(NOT(MONTH([.A250]) = MONTH([.A251]));2400; 0);0)" office:value-type="float" office:value="0" calcext:value-type="float">
            <text:p>0</text:p>
          </table:table-cell>
          <table:table-cell table:formula="of:=[.H249] -[.G250] +[.F250]" office:value-type="float" office:value="9490" calcext:value-type="float">
            <text:p>94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07" calcext:value-type="date">
            <text:p>7.09.2023</text:p>
          </table:table-cell>
          <table:table-cell table:formula="of:=[.A251]" office:value-type="date" office:date-value="2023-09-07" calcext:value-type="date">
            <text:p>09-07</text:p>
          </table:table-cell>
          <table:table-cell table:style-name="ce1" table:formula="of:=IF([.B251] &lt; DATE(YEAR([.A251]);3;21); &quot;ZIMA&quot;; IF([.B251] &lt; DATE(YEAR([.A251]);6;21);&quot;WIOSNA&quot; ; IF([.B251] &lt; DATE(YEAR([.A251]);9;23); &quot;LATO&quot;; IF([.B251] &lt; DATE(YEAR([.A251]);12;21);&quot;JESIEŃ&quot;; &quot;ZIMA&quot;))))" office:value-type="string" office:string-value="LATO" calcext:value-type="string">
            <text:p>LATO</text:p>
          </table:table-cell>
          <table:table-cell table:formula="of:=IF([.C251] = &quot;ZIMA&quot;; 0.2; IF([.C251] = &quot;WIOSNA&quot;; 0.5; IF([.C251] = &quot;LATO&quot;; 0.9; 0.4)))" office:value-type="float" office:value="0.9" calcext:value-type="float">
            <text:p>0,9</text:p>
          </table:table-cell>
          <table:table-cell table:style-name="ce22" table:formula="of:=IF([.H250]&gt; 2400 ;IF(NOT(MONTH([.A251]) = MONTH([.A250]));[.E250]+3; [.E250]); [.E250])" office:value-type="float" office:value="16" calcext:value-type="float">
            <text:p>16</text:p>
          </table:table-cell>
          <table:table-cell table:formula="of:=IF(WEEKDAY([.A251];2)&lt; 6; 1; 0) * FLOOR([.E251] *[.D251]) *[.$K$7]" office:value-type="float" office:value="420" calcext:value-type="float">
            <text:p>420</text:p>
          </table:table-cell>
          <table:table-cell table:formula="of:=IF(WEEKDAY([.A251];2) = 7; ([.E250]*15); 0) + IF([.H250]&gt;= 2400; IF(NOT(MONTH([.A251]) = MONTH([.A252]));2400; 0);0)" office:value-type="float" office:value="0" calcext:value-type="float">
            <text:p>0</text:p>
          </table:table-cell>
          <table:table-cell table:formula="of:=[.H250] -[.G251] +[.F251]" office:value-type="float" office:value="9910" calcext:value-type="float">
            <text:p>99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08" calcext:value-type="date">
            <text:p>8.09.2023</text:p>
          </table:table-cell>
          <table:table-cell table:formula="of:=[.A252]" office:value-type="date" office:date-value="2023-09-08" calcext:value-type="date">
            <text:p>09-08</text:p>
          </table:table-cell>
          <table:table-cell table:style-name="ce1" table:formula="of:=IF([.B252] &lt; DATE(YEAR([.A252]);3;21); &quot;ZIMA&quot;; IF([.B252] &lt; DATE(YEAR([.A252]);6;21);&quot;WIOSNA&quot; ; IF([.B252] &lt; DATE(YEAR([.A252]);9;23); &quot;LATO&quot;; IF([.B252] &lt; DATE(YEAR([.A252]);12;21);&quot;JESIEŃ&quot;; &quot;ZIMA&quot;))))" office:value-type="string" office:string-value="LATO" calcext:value-type="string">
            <text:p>LATO</text:p>
          </table:table-cell>
          <table:table-cell table:formula="of:=IF([.C252] = &quot;ZIMA&quot;; 0.2; IF([.C252] = &quot;WIOSNA&quot;; 0.5; IF([.C252] = &quot;LATO&quot;; 0.9; 0.4)))" office:value-type="float" office:value="0.9" calcext:value-type="float">
            <text:p>0,9</text:p>
          </table:table-cell>
          <table:table-cell table:style-name="ce22" table:formula="of:=IF([.H251]&gt; 2400 ;IF(NOT(MONTH([.A252]) = MONTH([.A251]));[.E251]+3; [.E251]); [.E251])" office:value-type="float" office:value="16" calcext:value-type="float">
            <text:p>16</text:p>
          </table:table-cell>
          <table:table-cell table:formula="of:=IF(WEEKDAY([.A252];2)&lt; 6; 1; 0) * FLOOR([.E252] *[.D252]) *[.$K$7]" office:value-type="float" office:value="420" calcext:value-type="float">
            <text:p>420</text:p>
          </table:table-cell>
          <table:table-cell table:formula="of:=IF(WEEKDAY([.A252];2) = 7; ([.E251]*15); 0) + IF([.H251]&gt;= 2400; IF(NOT(MONTH([.A252]) = MONTH([.A253]));2400; 0);0)" office:value-type="float" office:value="0" calcext:value-type="float">
            <text:p>0</text:p>
          </table:table-cell>
          <table:table-cell table:formula="of:=[.H251] -[.G252] +[.F252]" office:value-type="float" office:value="10330" calcext:value-type="float">
            <text:p>1033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09" calcext:value-type="date">
            <text:p>9.09.2023</text:p>
          </table:table-cell>
          <table:table-cell table:formula="of:=[.A253]" office:value-type="date" office:date-value="2023-09-09" calcext:value-type="date">
            <text:p>09-09</text:p>
          </table:table-cell>
          <table:table-cell table:style-name="ce1" table:formula="of:=IF([.B253] &lt; DATE(YEAR([.A253]);3;21); &quot;ZIMA&quot;; IF([.B253] &lt; DATE(YEAR([.A253]);6;21);&quot;WIOSNA&quot; ; IF([.B253] &lt; DATE(YEAR([.A253]);9;23); &quot;LATO&quot;; IF([.B253] &lt; DATE(YEAR([.A253]);12;21);&quot;JESIEŃ&quot;; &quot;ZIMA&quot;))))" office:value-type="string" office:string-value="LATO" calcext:value-type="string">
            <text:p>LATO</text:p>
          </table:table-cell>
          <table:table-cell table:formula="of:=IF([.C253] = &quot;ZIMA&quot;; 0.2; IF([.C253] = &quot;WIOSNA&quot;; 0.5; IF([.C253] = &quot;LATO&quot;; 0.9; 0.4)))" office:value-type="float" office:value="0.9" calcext:value-type="float">
            <text:p>0,9</text:p>
          </table:table-cell>
          <table:table-cell table:style-name="ce22" table:formula="of:=IF([.H252]&gt; 2400 ;IF(NOT(MONTH([.A253]) = MONTH([.A252]));[.E252]+3; [.E252]); [.E252])" office:value-type="float" office:value="16" calcext:value-type="float">
            <text:p>16</text:p>
          </table:table-cell>
          <table:table-cell table:formula="of:=IF(WEEKDAY([.A253];2)&lt; 6; 1; 0) * FLOOR([.E253] *[.D253]) *[.$K$7]" office:value-type="float" office:value="0" calcext:value-type="float">
            <text:p>0</text:p>
          </table:table-cell>
          <table:table-cell table:formula="of:=IF(WEEKDAY([.A253];2) = 7; ([.E252]*15); 0) + IF([.H252]&gt;= 2400; IF(NOT(MONTH([.A253]) = MONTH([.A254]));2400; 0);0)" office:value-type="float" office:value="0" calcext:value-type="float">
            <text:p>0</text:p>
          </table:table-cell>
          <table:table-cell table:formula="of:=[.H252] -[.G253] +[.F253]" office:value-type="float" office:value="10330" calcext:value-type="float">
            <text:p>1033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10" calcext:value-type="date">
            <text:p>10.09.2023</text:p>
          </table:table-cell>
          <table:table-cell table:formula="of:=[.A254]" office:value-type="date" office:date-value="2023-09-10" calcext:value-type="date">
            <text:p>09-10</text:p>
          </table:table-cell>
          <table:table-cell table:style-name="ce1" table:formula="of:=IF([.B254] &lt; DATE(YEAR([.A254]);3;21); &quot;ZIMA&quot;; IF([.B254] &lt; DATE(YEAR([.A254]);6;21);&quot;WIOSNA&quot; ; IF([.B254] &lt; DATE(YEAR([.A254]);9;23); &quot;LATO&quot;; IF([.B254] &lt; DATE(YEAR([.A254]);12;21);&quot;JESIEŃ&quot;; &quot;ZIMA&quot;))))" office:value-type="string" office:string-value="LATO" calcext:value-type="string">
            <text:p>LATO</text:p>
          </table:table-cell>
          <table:table-cell table:formula="of:=IF([.C254] = &quot;ZIMA&quot;; 0.2; IF([.C254] = &quot;WIOSNA&quot;; 0.5; IF([.C254] = &quot;LATO&quot;; 0.9; 0.4)))" office:value-type="float" office:value="0.9" calcext:value-type="float">
            <text:p>0,9</text:p>
          </table:table-cell>
          <table:table-cell table:style-name="ce22" table:formula="of:=IF([.H253]&gt; 2400 ;IF(NOT(MONTH([.A254]) = MONTH([.A253]));[.E253]+3; [.E253]); [.E253])" office:value-type="float" office:value="16" calcext:value-type="float">
            <text:p>16</text:p>
          </table:table-cell>
          <table:table-cell table:formula="of:=IF(WEEKDAY([.A254];2)&lt; 6; 1; 0) * FLOOR([.E254] *[.D254]) *[.$K$7]" office:value-type="float" office:value="0" calcext:value-type="float">
            <text:p>0</text:p>
          </table:table-cell>
          <table:table-cell table:formula="of:=IF(WEEKDAY([.A254];2) = 7; ([.E253]*15); 0) + IF([.H253]&gt;= 2400; IF(NOT(MONTH([.A254]) = MONTH([.A255]));2400; 0);0)" office:value-type="float" office:value="240" calcext:value-type="float">
            <text:p>240</text:p>
          </table:table-cell>
          <table:table-cell table:formula="of:=[.H253] -[.G254] +[.F254]" office:value-type="float" office:value="10090" calcext:value-type="float">
            <text:p>100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11" calcext:value-type="date">
            <text:p>11.09.2023</text:p>
          </table:table-cell>
          <table:table-cell table:formula="of:=[.A255]" office:value-type="date" office:date-value="2023-09-11" calcext:value-type="date">
            <text:p>09-11</text:p>
          </table:table-cell>
          <table:table-cell table:style-name="ce1" table:formula="of:=IF([.B255] &lt; DATE(YEAR([.A255]);3;21); &quot;ZIMA&quot;; IF([.B255] &lt; DATE(YEAR([.A255]);6;21);&quot;WIOSNA&quot; ; IF([.B255] &lt; DATE(YEAR([.A255]);9;23); &quot;LATO&quot;; IF([.B255] &lt; DATE(YEAR([.A255]);12;21);&quot;JESIEŃ&quot;; &quot;ZIMA&quot;))))" office:value-type="string" office:string-value="LATO" calcext:value-type="string">
            <text:p>LATO</text:p>
          </table:table-cell>
          <table:table-cell table:formula="of:=IF([.C255] = &quot;ZIMA&quot;; 0.2; IF([.C255] = &quot;WIOSNA&quot;; 0.5; IF([.C255] = &quot;LATO&quot;; 0.9; 0.4)))" office:value-type="float" office:value="0.9" calcext:value-type="float">
            <text:p>0,9</text:p>
          </table:table-cell>
          <table:table-cell table:style-name="ce22" table:formula="of:=IF([.H254]&gt; 2400 ;IF(NOT(MONTH([.A255]) = MONTH([.A254]));[.E254]+3; [.E254]); [.E254])" office:value-type="float" office:value="16" calcext:value-type="float">
            <text:p>16</text:p>
          </table:table-cell>
          <table:table-cell table:formula="of:=IF(WEEKDAY([.A255];2)&lt; 6; 1; 0) * FLOOR([.E255] *[.D255]) *[.$K$7]" office:value-type="float" office:value="420" calcext:value-type="float">
            <text:p>420</text:p>
          </table:table-cell>
          <table:table-cell table:formula="of:=IF(WEEKDAY([.A255];2) = 7; ([.E254]*15); 0) + IF([.H254]&gt;= 2400; IF(NOT(MONTH([.A255]) = MONTH([.A256]));2400; 0);0)" office:value-type="float" office:value="0" calcext:value-type="float">
            <text:p>0</text:p>
          </table:table-cell>
          <table:table-cell table:formula="of:=[.H254] -[.G255] +[.F255]" office:value-type="float" office:value="10510" calcext:value-type="float">
            <text:p>105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12" calcext:value-type="date">
            <text:p>12.09.2023</text:p>
          </table:table-cell>
          <table:table-cell table:formula="of:=[.A256]" office:value-type="date" office:date-value="2023-09-12" calcext:value-type="date">
            <text:p>09-12</text:p>
          </table:table-cell>
          <table:table-cell table:style-name="ce1" table:formula="of:=IF([.B256] &lt; DATE(YEAR([.A256]);3;21); &quot;ZIMA&quot;; IF([.B256] &lt; DATE(YEAR([.A256]);6;21);&quot;WIOSNA&quot; ; IF([.B256] &lt; DATE(YEAR([.A256]);9;23); &quot;LATO&quot;; IF([.B256] &lt; DATE(YEAR([.A256]);12;21);&quot;JESIEŃ&quot;; &quot;ZIMA&quot;))))" office:value-type="string" office:string-value="LATO" calcext:value-type="string">
            <text:p>LATO</text:p>
          </table:table-cell>
          <table:table-cell table:formula="of:=IF([.C256] = &quot;ZIMA&quot;; 0.2; IF([.C256] = &quot;WIOSNA&quot;; 0.5; IF([.C256] = &quot;LATO&quot;; 0.9; 0.4)))" office:value-type="float" office:value="0.9" calcext:value-type="float">
            <text:p>0,9</text:p>
          </table:table-cell>
          <table:table-cell table:style-name="ce22" table:formula="of:=IF([.H255]&gt; 2400 ;IF(NOT(MONTH([.A256]) = MONTH([.A255]));[.E255]+3; [.E255]); [.E255])" office:value-type="float" office:value="16" calcext:value-type="float">
            <text:p>16</text:p>
          </table:table-cell>
          <table:table-cell table:formula="of:=IF(WEEKDAY([.A256];2)&lt; 6; 1; 0) * FLOOR([.E256] *[.D256]) *[.$K$7]" office:value-type="float" office:value="420" calcext:value-type="float">
            <text:p>420</text:p>
          </table:table-cell>
          <table:table-cell table:formula="of:=IF(WEEKDAY([.A256];2) = 7; ([.E255]*15); 0) + IF([.H255]&gt;= 2400; IF(NOT(MONTH([.A256]) = MONTH([.A257]));2400; 0);0)" office:value-type="float" office:value="0" calcext:value-type="float">
            <text:p>0</text:p>
          </table:table-cell>
          <table:table-cell table:formula="of:=[.H255] -[.G256] +[.F256]" office:value-type="float" office:value="10930" calcext:value-type="float">
            <text:p>1093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13" calcext:value-type="date">
            <text:p>13.09.2023</text:p>
          </table:table-cell>
          <table:table-cell table:formula="of:=[.A257]" office:value-type="date" office:date-value="2023-09-13" calcext:value-type="date">
            <text:p>09-13</text:p>
          </table:table-cell>
          <table:table-cell table:style-name="ce1" table:formula="of:=IF([.B257] &lt; DATE(YEAR([.A257]);3;21); &quot;ZIMA&quot;; IF([.B257] &lt; DATE(YEAR([.A257]);6;21);&quot;WIOSNA&quot; ; IF([.B257] &lt; DATE(YEAR([.A257]);9;23); &quot;LATO&quot;; IF([.B257] &lt; DATE(YEAR([.A257]);12;21);&quot;JESIEŃ&quot;; &quot;ZIMA&quot;))))" office:value-type="string" office:string-value="LATO" calcext:value-type="string">
            <text:p>LATO</text:p>
          </table:table-cell>
          <table:table-cell table:formula="of:=IF([.C257] = &quot;ZIMA&quot;; 0.2; IF([.C257] = &quot;WIOSNA&quot;; 0.5; IF([.C257] = &quot;LATO&quot;; 0.9; 0.4)))" office:value-type="float" office:value="0.9" calcext:value-type="float">
            <text:p>0,9</text:p>
          </table:table-cell>
          <table:table-cell table:style-name="ce22" table:formula="of:=IF([.H256]&gt; 2400 ;IF(NOT(MONTH([.A257]) = MONTH([.A256]));[.E256]+3; [.E256]); [.E256])" office:value-type="float" office:value="16" calcext:value-type="float">
            <text:p>16</text:p>
          </table:table-cell>
          <table:table-cell table:formula="of:=IF(WEEKDAY([.A257];2)&lt; 6; 1; 0) * FLOOR([.E257] *[.D257]) *[.$K$7]" office:value-type="float" office:value="420" calcext:value-type="float">
            <text:p>420</text:p>
          </table:table-cell>
          <table:table-cell table:formula="of:=IF(WEEKDAY([.A257];2) = 7; ([.E256]*15); 0) + IF([.H256]&gt;= 2400; IF(NOT(MONTH([.A257]) = MONTH([.A258]));2400; 0);0)" office:value-type="float" office:value="0" calcext:value-type="float">
            <text:p>0</text:p>
          </table:table-cell>
          <table:table-cell table:formula="of:=[.H256] -[.G257] +[.F257]" office:value-type="float" office:value="11350" calcext:value-type="float">
            <text:p>113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14" calcext:value-type="date">
            <text:p>14.09.2023</text:p>
          </table:table-cell>
          <table:table-cell table:formula="of:=[.A258]" office:value-type="date" office:date-value="2023-09-14" calcext:value-type="date">
            <text:p>09-14</text:p>
          </table:table-cell>
          <table:table-cell table:style-name="ce1" table:formula="of:=IF([.B258] &lt; DATE(YEAR([.A258]);3;21); &quot;ZIMA&quot;; IF([.B258] &lt; DATE(YEAR([.A258]);6;21);&quot;WIOSNA&quot; ; IF([.B258] &lt; DATE(YEAR([.A258]);9;23); &quot;LATO&quot;; IF([.B258] &lt; DATE(YEAR([.A258]);12;21);&quot;JESIEŃ&quot;; &quot;ZIMA&quot;))))" office:value-type="string" office:string-value="LATO" calcext:value-type="string">
            <text:p>LATO</text:p>
          </table:table-cell>
          <table:table-cell table:formula="of:=IF([.C258] = &quot;ZIMA&quot;; 0.2; IF([.C258] = &quot;WIOSNA&quot;; 0.5; IF([.C258] = &quot;LATO&quot;; 0.9; 0.4)))" office:value-type="float" office:value="0.9" calcext:value-type="float">
            <text:p>0,9</text:p>
          </table:table-cell>
          <table:table-cell table:style-name="ce22" table:formula="of:=IF([.H257]&gt; 2400 ;IF(NOT(MONTH([.A258]) = MONTH([.A257]));[.E257]+3; [.E257]); [.E257])" office:value-type="float" office:value="16" calcext:value-type="float">
            <text:p>16</text:p>
          </table:table-cell>
          <table:table-cell table:formula="of:=IF(WEEKDAY([.A258];2)&lt; 6; 1; 0) * FLOOR([.E258] *[.D258]) *[.$K$7]" office:value-type="float" office:value="420" calcext:value-type="float">
            <text:p>420</text:p>
          </table:table-cell>
          <table:table-cell table:formula="of:=IF(WEEKDAY([.A258];2) = 7; ([.E257]*15); 0) + IF([.H257]&gt;= 2400; IF(NOT(MONTH([.A258]) = MONTH([.A259]));2400; 0);0)" office:value-type="float" office:value="0" calcext:value-type="float">
            <text:p>0</text:p>
          </table:table-cell>
          <table:table-cell table:formula="of:=[.H257] -[.G258] +[.F258]" office:value-type="float" office:value="11770" calcext:value-type="float">
            <text:p>117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15" calcext:value-type="date">
            <text:p>15.09.2023</text:p>
          </table:table-cell>
          <table:table-cell table:formula="of:=[.A259]" office:value-type="date" office:date-value="2023-09-15" calcext:value-type="date">
            <text:p>09-15</text:p>
          </table:table-cell>
          <table:table-cell table:style-name="ce1" table:formula="of:=IF([.B259] &lt; DATE(YEAR([.A259]);3;21); &quot;ZIMA&quot;; IF([.B259] &lt; DATE(YEAR([.A259]);6;21);&quot;WIOSNA&quot; ; IF([.B259] &lt; DATE(YEAR([.A259]);9;23); &quot;LATO&quot;; IF([.B259] &lt; DATE(YEAR([.A259]);12;21);&quot;JESIEŃ&quot;; &quot;ZIMA&quot;))))" office:value-type="string" office:string-value="LATO" calcext:value-type="string">
            <text:p>LATO</text:p>
          </table:table-cell>
          <table:table-cell table:formula="of:=IF([.C259] = &quot;ZIMA&quot;; 0.2; IF([.C259] = &quot;WIOSNA&quot;; 0.5; IF([.C259] = &quot;LATO&quot;; 0.9; 0.4)))" office:value-type="float" office:value="0.9" calcext:value-type="float">
            <text:p>0,9</text:p>
          </table:table-cell>
          <table:table-cell table:style-name="ce22" table:formula="of:=IF([.H258]&gt; 2400 ;IF(NOT(MONTH([.A259]) = MONTH([.A258]));[.E258]+3; [.E258]); [.E258])" office:value-type="float" office:value="16" calcext:value-type="float">
            <text:p>16</text:p>
          </table:table-cell>
          <table:table-cell table:formula="of:=IF(WEEKDAY([.A259];2)&lt; 6; 1; 0) * FLOOR([.E259] *[.D259]) *[.$K$7]" office:value-type="float" office:value="420" calcext:value-type="float">
            <text:p>420</text:p>
          </table:table-cell>
          <table:table-cell table:formula="of:=IF(WEEKDAY([.A259];2) = 7; ([.E258]*15); 0) + IF([.H258]&gt;= 2400; IF(NOT(MONTH([.A259]) = MONTH([.A260]));2400; 0);0)" office:value-type="float" office:value="0" calcext:value-type="float">
            <text:p>0</text:p>
          </table:table-cell>
          <table:table-cell table:formula="of:=[.H258] -[.G259] +[.F259]" office:value-type="float" office:value="12190" calcext:value-type="float">
            <text:p>121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16" calcext:value-type="date">
            <text:p>16.09.2023</text:p>
          </table:table-cell>
          <table:table-cell table:formula="of:=[.A260]" office:value-type="date" office:date-value="2023-09-16" calcext:value-type="date">
            <text:p>09-16</text:p>
          </table:table-cell>
          <table:table-cell table:style-name="ce1" table:formula="of:=IF([.B260] &lt; DATE(YEAR([.A260]);3;21); &quot;ZIMA&quot;; IF([.B260] &lt; DATE(YEAR([.A260]);6;21);&quot;WIOSNA&quot; ; IF([.B260] &lt; DATE(YEAR([.A260]);9;23); &quot;LATO&quot;; IF([.B260] &lt; DATE(YEAR([.A260]);12;21);&quot;JESIEŃ&quot;; &quot;ZIMA&quot;))))" office:value-type="string" office:string-value="LATO" calcext:value-type="string">
            <text:p>LATO</text:p>
          </table:table-cell>
          <table:table-cell table:formula="of:=IF([.C260] = &quot;ZIMA&quot;; 0.2; IF([.C260] = &quot;WIOSNA&quot;; 0.5; IF([.C260] = &quot;LATO&quot;; 0.9; 0.4)))" office:value-type="float" office:value="0.9" calcext:value-type="float">
            <text:p>0,9</text:p>
          </table:table-cell>
          <table:table-cell table:style-name="ce22" table:formula="of:=IF([.H259]&gt; 2400 ;IF(NOT(MONTH([.A260]) = MONTH([.A259]));[.E259]+3; [.E259]); [.E259])" office:value-type="float" office:value="16" calcext:value-type="float">
            <text:p>16</text:p>
          </table:table-cell>
          <table:table-cell table:formula="of:=IF(WEEKDAY([.A260];2)&lt; 6; 1; 0) * FLOOR([.E260] *[.D260]) *[.$K$7]" office:value-type="float" office:value="0" calcext:value-type="float">
            <text:p>0</text:p>
          </table:table-cell>
          <table:table-cell table:formula="of:=IF(WEEKDAY([.A260];2) = 7; ([.E259]*15); 0) + IF([.H259]&gt;= 2400; IF(NOT(MONTH([.A260]) = MONTH([.A261]));2400; 0);0)" office:value-type="float" office:value="0" calcext:value-type="float">
            <text:p>0</text:p>
          </table:table-cell>
          <table:table-cell table:formula="of:=[.H259] -[.G260] +[.F260]" office:value-type="float" office:value="12190" calcext:value-type="float">
            <text:p>121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17" calcext:value-type="date">
            <text:p>17.09.2023</text:p>
          </table:table-cell>
          <table:table-cell table:formula="of:=[.A261]" office:value-type="date" office:date-value="2023-09-17" calcext:value-type="date">
            <text:p>09-17</text:p>
          </table:table-cell>
          <table:table-cell table:style-name="ce1" table:formula="of:=IF([.B261] &lt; DATE(YEAR([.A261]);3;21); &quot;ZIMA&quot;; IF([.B261] &lt; DATE(YEAR([.A261]);6;21);&quot;WIOSNA&quot; ; IF([.B261] &lt; DATE(YEAR([.A261]);9;23); &quot;LATO&quot;; IF([.B261] &lt; DATE(YEAR([.A261]);12;21);&quot;JESIEŃ&quot;; &quot;ZIMA&quot;))))" office:value-type="string" office:string-value="LATO" calcext:value-type="string">
            <text:p>LATO</text:p>
          </table:table-cell>
          <table:table-cell table:formula="of:=IF([.C261] = &quot;ZIMA&quot;; 0.2; IF([.C261] = &quot;WIOSNA&quot;; 0.5; IF([.C261] = &quot;LATO&quot;; 0.9; 0.4)))" office:value-type="float" office:value="0.9" calcext:value-type="float">
            <text:p>0,9</text:p>
          </table:table-cell>
          <table:table-cell table:style-name="ce22" table:formula="of:=IF([.H260]&gt; 2400 ;IF(NOT(MONTH([.A261]) = MONTH([.A260]));[.E260]+3; [.E260]); [.E260])" office:value-type="float" office:value="16" calcext:value-type="float">
            <text:p>16</text:p>
          </table:table-cell>
          <table:table-cell table:formula="of:=IF(WEEKDAY([.A261];2)&lt; 6; 1; 0) * FLOOR([.E261] *[.D261]) *[.$K$7]" office:value-type="float" office:value="0" calcext:value-type="float">
            <text:p>0</text:p>
          </table:table-cell>
          <table:table-cell table:formula="of:=IF(WEEKDAY([.A261];2) = 7; ([.E260]*15); 0) + IF([.H260]&gt;= 2400; IF(NOT(MONTH([.A261]) = MONTH([.A262]));2400; 0);0)" office:value-type="float" office:value="240" calcext:value-type="float">
            <text:p>240</text:p>
          </table:table-cell>
          <table:table-cell table:formula="of:=[.H260] -[.G261] +[.F261]" office:value-type="float" office:value="11950" calcext:value-type="float">
            <text:p>119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18" calcext:value-type="date">
            <text:p>18.09.2023</text:p>
          </table:table-cell>
          <table:table-cell table:formula="of:=[.A262]" office:value-type="date" office:date-value="2023-09-18" calcext:value-type="date">
            <text:p>09-18</text:p>
          </table:table-cell>
          <table:table-cell table:style-name="ce1" table:formula="of:=IF([.B262] &lt; DATE(YEAR([.A262]);3;21); &quot;ZIMA&quot;; IF([.B262] &lt; DATE(YEAR([.A262]);6;21);&quot;WIOSNA&quot; ; IF([.B262] &lt; DATE(YEAR([.A262]);9;23); &quot;LATO&quot;; IF([.B262] &lt; DATE(YEAR([.A262]);12;21);&quot;JESIEŃ&quot;; &quot;ZIMA&quot;))))" office:value-type="string" office:string-value="LATO" calcext:value-type="string">
            <text:p>LATO</text:p>
          </table:table-cell>
          <table:table-cell table:formula="of:=IF([.C262] = &quot;ZIMA&quot;; 0.2; IF([.C262] = &quot;WIOSNA&quot;; 0.5; IF([.C262] = &quot;LATO&quot;; 0.9; 0.4)))" office:value-type="float" office:value="0.9" calcext:value-type="float">
            <text:p>0,9</text:p>
          </table:table-cell>
          <table:table-cell table:style-name="ce22" table:formula="of:=IF([.H261]&gt; 2400 ;IF(NOT(MONTH([.A262]) = MONTH([.A261]));[.E261]+3; [.E261]); [.E261])" office:value-type="float" office:value="16" calcext:value-type="float">
            <text:p>16</text:p>
          </table:table-cell>
          <table:table-cell table:formula="of:=IF(WEEKDAY([.A262];2)&lt; 6; 1; 0) * FLOOR([.E262] *[.D262]) *[.$K$7]" office:value-type="float" office:value="420" calcext:value-type="float">
            <text:p>420</text:p>
          </table:table-cell>
          <table:table-cell table:formula="of:=IF(WEEKDAY([.A262];2) = 7; ([.E261]*15); 0) + IF([.H261]&gt;= 2400; IF(NOT(MONTH([.A262]) = MONTH([.A263]));2400; 0);0)" office:value-type="float" office:value="0" calcext:value-type="float">
            <text:p>0</text:p>
          </table:table-cell>
          <table:table-cell table:formula="of:=[.H261] -[.G262] +[.F262]" office:value-type="float" office:value="12370" calcext:value-type="float">
            <text:p>123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19" calcext:value-type="date">
            <text:p>19.09.2023</text:p>
          </table:table-cell>
          <table:table-cell table:formula="of:=[.A263]" office:value-type="date" office:date-value="2023-09-19" calcext:value-type="date">
            <text:p>09-19</text:p>
          </table:table-cell>
          <table:table-cell table:style-name="ce1" table:formula="of:=IF([.B263] &lt; DATE(YEAR([.A263]);3;21); &quot;ZIMA&quot;; IF([.B263] &lt; DATE(YEAR([.A263]);6;21);&quot;WIOSNA&quot; ; IF([.B263] &lt; DATE(YEAR([.A263]);9;23); &quot;LATO&quot;; IF([.B263] &lt; DATE(YEAR([.A263]);12;21);&quot;JESIEŃ&quot;; &quot;ZIMA&quot;))))" office:value-type="string" office:string-value="LATO" calcext:value-type="string">
            <text:p>LATO</text:p>
          </table:table-cell>
          <table:table-cell table:formula="of:=IF([.C263] = &quot;ZIMA&quot;; 0.2; IF([.C263] = &quot;WIOSNA&quot;; 0.5; IF([.C263] = &quot;LATO&quot;; 0.9; 0.4)))" office:value-type="float" office:value="0.9" calcext:value-type="float">
            <text:p>0,9</text:p>
          </table:table-cell>
          <table:table-cell table:style-name="ce22" table:formula="of:=IF([.H262]&gt; 2400 ;IF(NOT(MONTH([.A263]) = MONTH([.A262]));[.E262]+3; [.E262]); [.E262])" office:value-type="float" office:value="16" calcext:value-type="float">
            <text:p>16</text:p>
          </table:table-cell>
          <table:table-cell table:formula="of:=IF(WEEKDAY([.A263];2)&lt; 6; 1; 0) * FLOOR([.E263] *[.D263]) *[.$K$7]" office:value-type="float" office:value="420" calcext:value-type="float">
            <text:p>420</text:p>
          </table:table-cell>
          <table:table-cell table:formula="of:=IF(WEEKDAY([.A263];2) = 7; ([.E262]*15); 0) + IF([.H262]&gt;= 2400; IF(NOT(MONTH([.A263]) = MONTH([.A264]));2400; 0);0)" office:value-type="float" office:value="0" calcext:value-type="float">
            <text:p>0</text:p>
          </table:table-cell>
          <table:table-cell table:formula="of:=[.H262] -[.G263] +[.F263]" office:value-type="float" office:value="12790" calcext:value-type="float">
            <text:p>127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20" calcext:value-type="date">
            <text:p>20.09.2023</text:p>
          </table:table-cell>
          <table:table-cell table:formula="of:=[.A264]" office:value-type="date" office:date-value="2023-09-20" calcext:value-type="date">
            <text:p>09-20</text:p>
          </table:table-cell>
          <table:table-cell table:style-name="ce1" table:formula="of:=IF([.B264] &lt; DATE(YEAR([.A264]);3;21); &quot;ZIMA&quot;; IF([.B264] &lt; DATE(YEAR([.A264]);6;21);&quot;WIOSNA&quot; ; IF([.B264] &lt; DATE(YEAR([.A264]);9;23); &quot;LATO&quot;; IF([.B264] &lt; DATE(YEAR([.A264]);12;21);&quot;JESIEŃ&quot;; &quot;ZIMA&quot;))))" office:value-type="string" office:string-value="LATO" calcext:value-type="string">
            <text:p>LATO</text:p>
          </table:table-cell>
          <table:table-cell table:formula="of:=IF([.C264] = &quot;ZIMA&quot;; 0.2; IF([.C264] = &quot;WIOSNA&quot;; 0.5; IF([.C264] = &quot;LATO&quot;; 0.9; 0.4)))" office:value-type="float" office:value="0.9" calcext:value-type="float">
            <text:p>0,9</text:p>
          </table:table-cell>
          <table:table-cell table:style-name="ce22" table:formula="of:=IF([.H263]&gt; 2400 ;IF(NOT(MONTH([.A264]) = MONTH([.A263]));[.E263]+3; [.E263]); [.E263])" office:value-type="float" office:value="16" calcext:value-type="float">
            <text:p>16</text:p>
          </table:table-cell>
          <table:table-cell table:formula="of:=IF(WEEKDAY([.A264];2)&lt; 6; 1; 0) * FLOOR([.E264] *[.D264]) *[.$K$7]" office:value-type="float" office:value="420" calcext:value-type="float">
            <text:p>420</text:p>
          </table:table-cell>
          <table:table-cell table:formula="of:=IF(WEEKDAY([.A264];2) = 7; ([.E263]*15); 0) + IF([.H263]&gt;= 2400; IF(NOT(MONTH([.A264]) = MONTH([.A265]));2400; 0);0)" office:value-type="float" office:value="0" calcext:value-type="float">
            <text:p>0</text:p>
          </table:table-cell>
          <table:table-cell table:formula="of:=[.H263] -[.G264] +[.F264]" office:value-type="float" office:value="13210" calcext:value-type="float">
            <text:p>132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21" calcext:value-type="date">
            <text:p>21.09.2023</text:p>
          </table:table-cell>
          <table:table-cell table:formula="of:=[.A265]" office:value-type="date" office:date-value="2023-09-21" calcext:value-type="date">
            <text:p>09-21</text:p>
          </table:table-cell>
          <table:table-cell table:style-name="ce1" table:formula="of:=IF([.B265] &lt; DATE(YEAR([.A265]);3;21); &quot;ZIMA&quot;; IF([.B265] &lt; DATE(YEAR([.A265]);6;21);&quot;WIOSNA&quot; ; IF([.B265] &lt; DATE(YEAR([.A265]);9;23); &quot;LATO&quot;; IF([.B265] &lt; DATE(YEAR([.A265]);12;21);&quot;JESIEŃ&quot;; &quot;ZIMA&quot;))))" office:value-type="string" office:string-value="LATO" calcext:value-type="string">
            <text:p>LATO</text:p>
          </table:table-cell>
          <table:table-cell table:formula="of:=IF([.C265] = &quot;ZIMA&quot;; 0.2; IF([.C265] = &quot;WIOSNA&quot;; 0.5; IF([.C265] = &quot;LATO&quot;; 0.9; 0.4)))" office:value-type="float" office:value="0.9" calcext:value-type="float">
            <text:p>0,9</text:p>
          </table:table-cell>
          <table:table-cell table:style-name="ce22" table:formula="of:=IF([.H264]&gt; 2400 ;IF(NOT(MONTH([.A265]) = MONTH([.A264]));[.E264]+3; [.E264]); [.E264])" office:value-type="float" office:value="16" calcext:value-type="float">
            <text:p>16</text:p>
          </table:table-cell>
          <table:table-cell table:formula="of:=IF(WEEKDAY([.A265];2)&lt; 6; 1; 0) * FLOOR([.E265] *[.D265]) *[.$K$7]" office:value-type="float" office:value="420" calcext:value-type="float">
            <text:p>420</text:p>
          </table:table-cell>
          <table:table-cell table:formula="of:=IF(WEEKDAY([.A265];2) = 7; ([.E264]*15); 0) + IF([.H264]&gt;= 2400; IF(NOT(MONTH([.A265]) = MONTH([.A266]));2400; 0);0)" office:value-type="float" office:value="0" calcext:value-type="float">
            <text:p>0</text:p>
          </table:table-cell>
          <table:table-cell table:formula="of:=[.H264] -[.G265] +[.F265]" office:value-type="float" office:value="13630" calcext:value-type="float">
            <text:p>1363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22" calcext:value-type="date">
            <text:p>22.09.2023</text:p>
          </table:table-cell>
          <table:table-cell table:formula="of:=[.A266]" office:value-type="date" office:date-value="2023-09-22" calcext:value-type="date">
            <text:p>09-22</text:p>
          </table:table-cell>
          <table:table-cell table:style-name="ce1" table:formula="of:=IF([.B266] &lt; DATE(YEAR([.A266]);3;21); &quot;ZIMA&quot;; IF([.B266] &lt; DATE(YEAR([.A266]);6;21);&quot;WIOSNA&quot; ; IF([.B266] &lt; DATE(YEAR([.A266]);9;23); &quot;LATO&quot;; IF([.B266] &lt; DATE(YEAR([.A266]);12;21);&quot;JESIEŃ&quot;; &quot;ZIMA&quot;))))" office:value-type="string" office:string-value="LATO" calcext:value-type="string">
            <text:p>LATO</text:p>
          </table:table-cell>
          <table:table-cell table:formula="of:=IF([.C266] = &quot;ZIMA&quot;; 0.2; IF([.C266] = &quot;WIOSNA&quot;; 0.5; IF([.C266] = &quot;LATO&quot;; 0.9; 0.4)))" office:value-type="float" office:value="0.9" calcext:value-type="float">
            <text:p>0,9</text:p>
          </table:table-cell>
          <table:table-cell table:style-name="ce22" table:formula="of:=IF([.H265]&gt; 2400 ;IF(NOT(MONTH([.A266]) = MONTH([.A265]));[.E265]+3; [.E265]); [.E265])" office:value-type="float" office:value="16" calcext:value-type="float">
            <text:p>16</text:p>
          </table:table-cell>
          <table:table-cell table:formula="of:=IF(WEEKDAY([.A266];2)&lt; 6; 1; 0) * FLOOR([.E266] *[.D266]) *[.$K$7]" office:value-type="float" office:value="420" calcext:value-type="float">
            <text:p>420</text:p>
          </table:table-cell>
          <table:table-cell table:formula="of:=IF(WEEKDAY([.A266];2) = 7; ([.E265]*15); 0) + IF([.H265]&gt;= 2400; IF(NOT(MONTH([.A266]) = MONTH([.A267]));2400; 0);0)" office:value-type="float" office:value="0" calcext:value-type="float">
            <text:p>0</text:p>
          </table:table-cell>
          <table:table-cell table:formula="of:=[.H265] -[.G266] +[.F266]" office:value-type="float" office:value="14050" calcext:value-type="float">
            <text:p>140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23" calcext:value-type="date">
            <text:p>23.09.2023</text:p>
          </table:table-cell>
          <table:table-cell table:formula="of:=[.A267]" office:value-type="date" office:date-value="2023-09-23" calcext:value-type="date">
            <text:p>09-23</text:p>
          </table:table-cell>
          <table:table-cell table:style-name="ce1" table:formula="of:=IF([.B267] &lt; DATE(YEAR([.A267]);3;21); &quot;ZIMA&quot;; IF([.B267] &lt; DATE(YEAR([.A267]);6;21);&quot;WIOSNA&quot; ; IF([.B267] &lt; DATE(YEAR([.A267]);9;23); &quot;LATO&quot;; IF([.B267] &lt; DATE(YEAR([.A267]);12;21);&quot;JESIEŃ&quot;; &quot;ZIMA&quot;))))" office:value-type="string" office:string-value="JESIEŃ" calcext:value-type="string">
            <text:p>JESIEŃ</text:p>
          </table:table-cell>
          <table:table-cell table:formula="of:=IF([.C267] = &quot;ZIMA&quot;; 0.2; IF([.C267] = &quot;WIOSNA&quot;; 0.5; IF([.C267] = &quot;LATO&quot;; 0.9; 0.4)))" office:value-type="float" office:value="0.4" calcext:value-type="float">
            <text:p>0,4</text:p>
          </table:table-cell>
          <table:table-cell table:style-name="ce22" table:formula="of:=IF([.H266]&gt; 2400 ;IF(NOT(MONTH([.A267]) = MONTH([.A266]));[.E266]+3; [.E266]); [.E266])" office:value-type="float" office:value="16" calcext:value-type="float">
            <text:p>16</text:p>
          </table:table-cell>
          <table:table-cell table:formula="of:=IF(WEEKDAY([.A267];2)&lt; 6; 1; 0) * FLOOR([.E267] *[.D267]) *[.$K$7]" office:value-type="float" office:value="0" calcext:value-type="float">
            <text:p>0</text:p>
          </table:table-cell>
          <table:table-cell table:formula="of:=IF(WEEKDAY([.A267];2) = 7; ([.E266]*15); 0) + IF([.H266]&gt;= 2400; IF(NOT(MONTH([.A267]) = MONTH([.A268]));2400; 0);0)" office:value-type="float" office:value="0" calcext:value-type="float">
            <text:p>0</text:p>
          </table:table-cell>
          <table:table-cell table:formula="of:=[.H266] -[.G267] +[.F267]" office:value-type="float" office:value="14050" calcext:value-type="float">
            <text:p>140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24" calcext:value-type="date">
            <text:p>24.09.2023</text:p>
          </table:table-cell>
          <table:table-cell table:formula="of:=[.A268]" office:value-type="date" office:date-value="2023-09-24" calcext:value-type="date">
            <text:p>09-24</text:p>
          </table:table-cell>
          <table:table-cell table:style-name="ce1" table:formula="of:=IF([.B268] &lt; DATE(YEAR([.A268]);3;21); &quot;ZIMA&quot;; IF([.B268] &lt; DATE(YEAR([.A268]);6;21);&quot;WIOSNA&quot; ; IF([.B268] &lt; DATE(YEAR([.A268]);9;23); &quot;LATO&quot;; IF([.B268] &lt; DATE(YEAR([.A268]);12;21);&quot;JESIEŃ&quot;; &quot;ZIMA&quot;))))" office:value-type="string" office:string-value="JESIEŃ" calcext:value-type="string">
            <text:p>JESIEŃ</text:p>
          </table:table-cell>
          <table:table-cell table:formula="of:=IF([.C268] = &quot;ZIMA&quot;; 0.2; IF([.C268] = &quot;WIOSNA&quot;; 0.5; IF([.C268] = &quot;LATO&quot;; 0.9; 0.4)))" office:value-type="float" office:value="0.4" calcext:value-type="float">
            <text:p>0,4</text:p>
          </table:table-cell>
          <table:table-cell table:style-name="ce22" table:formula="of:=IF([.H267]&gt; 2400 ;IF(NOT(MONTH([.A268]) = MONTH([.A267]));[.E267]+3; [.E267]); [.E267])" office:value-type="float" office:value="16" calcext:value-type="float">
            <text:p>16</text:p>
          </table:table-cell>
          <table:table-cell table:formula="of:=IF(WEEKDAY([.A268];2)&lt; 6; 1; 0) * FLOOR([.E268] *[.D268]) *[.$K$7]" office:value-type="float" office:value="0" calcext:value-type="float">
            <text:p>0</text:p>
          </table:table-cell>
          <table:table-cell table:formula="of:=IF(WEEKDAY([.A268];2) = 7; ([.E267]*15); 0) + IF([.H267]&gt;= 2400; IF(NOT(MONTH([.A268]) = MONTH([.A269]));2400; 0);0)" office:value-type="float" office:value="240" calcext:value-type="float">
            <text:p>240</text:p>
          </table:table-cell>
          <table:table-cell table:formula="of:=[.H267] -[.G268] +[.F268]" office:value-type="float" office:value="13810" calcext:value-type="float">
            <text:p>138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25" calcext:value-type="date">
            <text:p>25.09.2023</text:p>
          </table:table-cell>
          <table:table-cell table:formula="of:=[.A269]" office:value-type="date" office:date-value="2023-09-25" calcext:value-type="date">
            <text:p>09-25</text:p>
          </table:table-cell>
          <table:table-cell table:style-name="ce1" table:formula="of:=IF([.B269] &lt; DATE(YEAR([.A269]);3;21); &quot;ZIMA&quot;; IF([.B269] &lt; DATE(YEAR([.A269]);6;21);&quot;WIOSNA&quot; ; IF([.B269] &lt; DATE(YEAR([.A269]);9;23); &quot;LATO&quot;; IF([.B269] &lt; DATE(YEAR([.A269]);12;21);&quot;JESIEŃ&quot;; &quot;ZIMA&quot;))))" office:value-type="string" office:string-value="JESIEŃ" calcext:value-type="string">
            <text:p>JESIEŃ</text:p>
          </table:table-cell>
          <table:table-cell table:formula="of:=IF([.C269] = &quot;ZIMA&quot;; 0.2; IF([.C269] = &quot;WIOSNA&quot;; 0.5; IF([.C269] = &quot;LATO&quot;; 0.9; 0.4)))" office:value-type="float" office:value="0.4" calcext:value-type="float">
            <text:p>0,4</text:p>
          </table:table-cell>
          <table:table-cell table:style-name="ce22" table:formula="of:=IF([.H268]&gt; 2400 ;IF(NOT(MONTH([.A269]) = MONTH([.A268]));[.E268]+3; [.E268]); [.E268])" office:value-type="float" office:value="16" calcext:value-type="float">
            <text:p>16</text:p>
          </table:table-cell>
          <table:table-cell table:formula="of:=IF(WEEKDAY([.A269];2)&lt; 6; 1; 0) * FLOOR([.E269] *[.D269]) *[.$K$7]" office:value-type="float" office:value="180" calcext:value-type="float">
            <text:p>180</text:p>
          </table:table-cell>
          <table:table-cell table:formula="of:=IF(WEEKDAY([.A269];2) = 7; ([.E268]*15); 0) + IF([.H268]&gt;= 2400; IF(NOT(MONTH([.A269]) = MONTH([.A270]));2400; 0);0)" office:value-type="float" office:value="0" calcext:value-type="float">
            <text:p>0</text:p>
          </table:table-cell>
          <table:table-cell table:formula="of:=[.H268] -[.G269] +[.F269]" office:value-type="float" office:value="13990" calcext:value-type="float">
            <text:p>139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26" calcext:value-type="date">
            <text:p>26.09.2023</text:p>
          </table:table-cell>
          <table:table-cell table:formula="of:=[.A270]" office:value-type="date" office:date-value="2023-09-26" calcext:value-type="date">
            <text:p>09-26</text:p>
          </table:table-cell>
          <table:table-cell table:style-name="ce1" table:formula="of:=IF([.B270] &lt; DATE(YEAR([.A270]);3;21); &quot;ZIMA&quot;; IF([.B270] &lt; DATE(YEAR([.A270]);6;21);&quot;WIOSNA&quot; ; IF([.B270] &lt; DATE(YEAR([.A270]);9;23); &quot;LATO&quot;; IF([.B270] &lt; DATE(YEAR([.A270]);12;21);&quot;JESIEŃ&quot;; &quot;ZIMA&quot;))))" office:value-type="string" office:string-value="JESIEŃ" calcext:value-type="string">
            <text:p>JESIEŃ</text:p>
          </table:table-cell>
          <table:table-cell table:formula="of:=IF([.C270] = &quot;ZIMA&quot;; 0.2; IF([.C270] = &quot;WIOSNA&quot;; 0.5; IF([.C270] = &quot;LATO&quot;; 0.9; 0.4)))" office:value-type="float" office:value="0.4" calcext:value-type="float">
            <text:p>0,4</text:p>
          </table:table-cell>
          <table:table-cell table:style-name="ce22" table:formula="of:=IF([.H269]&gt; 2400 ;IF(NOT(MONTH([.A270]) = MONTH([.A269]));[.E269]+3; [.E269]); [.E269])" office:value-type="float" office:value="16" calcext:value-type="float">
            <text:p>16</text:p>
          </table:table-cell>
          <table:table-cell table:formula="of:=IF(WEEKDAY([.A270];2)&lt; 6; 1; 0) * FLOOR([.E270] *[.D270]) *[.$K$7]" office:value-type="float" office:value="180" calcext:value-type="float">
            <text:p>180</text:p>
          </table:table-cell>
          <table:table-cell table:formula="of:=IF(WEEKDAY([.A270];2) = 7; ([.E269]*15); 0) + IF([.H269]&gt;= 2400; IF(NOT(MONTH([.A270]) = MONTH([.A271]));2400; 0);0)" office:value-type="float" office:value="0" calcext:value-type="float">
            <text:p>0</text:p>
          </table:table-cell>
          <table:table-cell table:formula="of:=[.H269] -[.G270] +[.F270]" office:value-type="float" office:value="14170" calcext:value-type="float">
            <text:p>141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27" calcext:value-type="date">
            <text:p>27.09.2023</text:p>
          </table:table-cell>
          <table:table-cell table:formula="of:=[.A271]" office:value-type="date" office:date-value="2023-09-27" calcext:value-type="date">
            <text:p>09-27</text:p>
          </table:table-cell>
          <table:table-cell table:style-name="ce1" table:formula="of:=IF([.B271] &lt; DATE(YEAR([.A271]);3;21); &quot;ZIMA&quot;; IF([.B271] &lt; DATE(YEAR([.A271]);6;21);&quot;WIOSNA&quot; ; IF([.B271] &lt; DATE(YEAR([.A271]);9;23); &quot;LATO&quot;; IF([.B271] &lt; DATE(YEAR([.A271]);12;21);&quot;JESIEŃ&quot;; &quot;ZIMA&quot;))))" office:value-type="string" office:string-value="JESIEŃ" calcext:value-type="string">
            <text:p>JESIEŃ</text:p>
          </table:table-cell>
          <table:table-cell table:formula="of:=IF([.C271] = &quot;ZIMA&quot;; 0.2; IF([.C271] = &quot;WIOSNA&quot;; 0.5; IF([.C271] = &quot;LATO&quot;; 0.9; 0.4)))" office:value-type="float" office:value="0.4" calcext:value-type="float">
            <text:p>0,4</text:p>
          </table:table-cell>
          <table:table-cell table:style-name="ce22" table:formula="of:=IF([.H270]&gt; 2400 ;IF(NOT(MONTH([.A271]) = MONTH([.A270]));[.E270]+3; [.E270]); [.E270])" office:value-type="float" office:value="16" calcext:value-type="float">
            <text:p>16</text:p>
          </table:table-cell>
          <table:table-cell table:formula="of:=IF(WEEKDAY([.A271];2)&lt; 6; 1; 0) * FLOOR([.E271] *[.D271]) *[.$K$7]" office:value-type="float" office:value="180" calcext:value-type="float">
            <text:p>180</text:p>
          </table:table-cell>
          <table:table-cell table:formula="of:=IF(WEEKDAY([.A271];2) = 7; ([.E270]*15); 0) + IF([.H270]&gt;= 2400; IF(NOT(MONTH([.A271]) = MONTH([.A272]));2400; 0);0)" office:value-type="float" office:value="0" calcext:value-type="float">
            <text:p>0</text:p>
          </table:table-cell>
          <table:table-cell table:formula="of:=[.H270] -[.G271] +[.F271]" office:value-type="float" office:value="14350" calcext:value-type="float">
            <text:p>143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28" calcext:value-type="date">
            <text:p>28.09.2023</text:p>
          </table:table-cell>
          <table:table-cell table:formula="of:=[.A272]" office:value-type="date" office:date-value="2023-09-28" calcext:value-type="date">
            <text:p>09-28</text:p>
          </table:table-cell>
          <table:table-cell table:style-name="ce1" table:formula="of:=IF([.B272] &lt; DATE(YEAR([.A272]);3;21); &quot;ZIMA&quot;; IF([.B272] &lt; DATE(YEAR([.A272]);6;21);&quot;WIOSNA&quot; ; IF([.B272] &lt; DATE(YEAR([.A272]);9;23); &quot;LATO&quot;; IF([.B272] &lt; DATE(YEAR([.A272]);12;21);&quot;JESIEŃ&quot;; &quot;ZIMA&quot;))))" office:value-type="string" office:string-value="JESIEŃ" calcext:value-type="string">
            <text:p>JESIEŃ</text:p>
          </table:table-cell>
          <table:table-cell table:formula="of:=IF([.C272] = &quot;ZIMA&quot;; 0.2; IF([.C272] = &quot;WIOSNA&quot;; 0.5; IF([.C272] = &quot;LATO&quot;; 0.9; 0.4)))" office:value-type="float" office:value="0.4" calcext:value-type="float">
            <text:p>0,4</text:p>
          </table:table-cell>
          <table:table-cell table:style-name="ce22" table:formula="of:=IF([.H271]&gt; 2400 ;IF(NOT(MONTH([.A272]) = MONTH([.A271]));[.E271]+3; [.E271]); [.E271])" office:value-type="float" office:value="16" calcext:value-type="float">
            <text:p>16</text:p>
          </table:table-cell>
          <table:table-cell table:formula="of:=IF(WEEKDAY([.A272];2)&lt; 6; 1; 0) * FLOOR([.E272] *[.D272]) *[.$K$7]" office:value-type="float" office:value="180" calcext:value-type="float">
            <text:p>180</text:p>
          </table:table-cell>
          <table:table-cell table:formula="of:=IF(WEEKDAY([.A272];2) = 7; ([.E271]*15); 0) + IF([.H271]&gt;= 2400; IF(NOT(MONTH([.A272]) = MONTH([.A273]));2400; 0);0)" office:value-type="float" office:value="0" calcext:value-type="float">
            <text:p>0</text:p>
          </table:table-cell>
          <table:table-cell table:formula="of:=[.H271] -[.G272] +[.F272]" office:value-type="float" office:value="14530" calcext:value-type="float">
            <text:p>1453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29" calcext:value-type="date">
            <text:p>29.09.2023</text:p>
          </table:table-cell>
          <table:table-cell table:formula="of:=[.A273]" office:value-type="date" office:date-value="2023-09-29" calcext:value-type="date">
            <text:p>09-29</text:p>
          </table:table-cell>
          <table:table-cell table:style-name="ce1" table:formula="of:=IF([.B273] &lt; DATE(YEAR([.A273]);3;21); &quot;ZIMA&quot;; IF([.B273] &lt; DATE(YEAR([.A273]);6;21);&quot;WIOSNA&quot; ; IF([.B273] &lt; DATE(YEAR([.A273]);9;23); &quot;LATO&quot;; IF([.B273] &lt; DATE(YEAR([.A273]);12;21);&quot;JESIEŃ&quot;; &quot;ZIMA&quot;))))" office:value-type="string" office:string-value="JESIEŃ" calcext:value-type="string">
            <text:p>JESIEŃ</text:p>
          </table:table-cell>
          <table:table-cell table:formula="of:=IF([.C273] = &quot;ZIMA&quot;; 0.2; IF([.C273] = &quot;WIOSNA&quot;; 0.5; IF([.C273] = &quot;LATO&quot;; 0.9; 0.4)))" office:value-type="float" office:value="0.4" calcext:value-type="float">
            <text:p>0,4</text:p>
          </table:table-cell>
          <table:table-cell table:style-name="ce22" table:formula="of:=IF([.H272]&gt; 2400 ;IF(NOT(MONTH([.A273]) = MONTH([.A272]));[.E272]+3; [.E272]); [.E272])" office:value-type="float" office:value="16" calcext:value-type="float">
            <text:p>16</text:p>
          </table:table-cell>
          <table:table-cell table:formula="of:=IF(WEEKDAY([.A273];2)&lt; 6; 1; 0) * FLOOR([.E273] *[.D273]) *[.$K$7]" office:value-type="float" office:value="180" calcext:value-type="float">
            <text:p>180</text:p>
          </table:table-cell>
          <table:table-cell table:formula="of:=IF(WEEKDAY([.A273];2) = 7; ([.E272]*15); 0) + IF([.H272]&gt;= 2400; IF(NOT(MONTH([.A273]) = MONTH([.A274]));2400; 0);0)" office:value-type="float" office:value="0" calcext:value-type="float">
            <text:p>0</text:p>
          </table:table-cell>
          <table:table-cell table:formula="of:=[.H272] -[.G273] +[.F273]" office:value-type="float" office:value="14710" calcext:value-type="float">
            <text:p>147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30" calcext:value-type="date">
            <text:p>30.09.2023</text:p>
          </table:table-cell>
          <table:table-cell table:formula="of:=[.A274]" office:value-type="date" office:date-value="2023-09-30" calcext:value-type="date">
            <text:p>09-30</text:p>
          </table:table-cell>
          <table:table-cell table:style-name="ce1" table:formula="of:=IF([.B274] &lt; DATE(YEAR([.A274]);3;21); &quot;ZIMA&quot;; IF([.B274] &lt; DATE(YEAR([.A274]);6;21);&quot;WIOSNA&quot; ; IF([.B274] &lt; DATE(YEAR([.A274]);9;23); &quot;LATO&quot;; IF([.B274] &lt; DATE(YEAR([.A274]);12;21);&quot;JESIEŃ&quot;; &quot;ZIMA&quot;))))" office:value-type="string" office:string-value="JESIEŃ" calcext:value-type="string">
            <text:p>JESIEŃ</text:p>
          </table:table-cell>
          <table:table-cell table:formula="of:=IF([.C274] = &quot;ZIMA&quot;; 0.2; IF([.C274] = &quot;WIOSNA&quot;; 0.5; IF([.C274] = &quot;LATO&quot;; 0.9; 0.4)))" office:value-type="float" office:value="0.4" calcext:value-type="float">
            <text:p>0,4</text:p>
          </table:table-cell>
          <table:table-cell table:style-name="ce22" table:formula="of:=IF([.H273]&gt; 2400 ;IF(NOT(MONTH([.A274]) = MONTH([.A273]));[.E273]+3; [.E273]); [.E273])" office:value-type="float" office:value="16" calcext:value-type="float">
            <text:p>16</text:p>
          </table:table-cell>
          <table:table-cell table:formula="of:=IF(WEEKDAY([.A274];2)&lt; 6; 1; 0) * FLOOR([.E274] *[.D274]) *[.$K$7]" office:value-type="float" office:value="0" calcext:value-type="float">
            <text:p>0</text:p>
          </table:table-cell>
          <table:table-cell table:formula="of:=IF(WEEKDAY([.A274];2) = 7; ([.E273]*15); 0) + IF([.H273]&gt;= 2400; IF(NOT(MONTH([.A274]) = MONTH([.A275]));2400; 0);0)" office:value-type="float" office:value="2400" calcext:value-type="float">
            <text:p>2400</text:p>
          </table:table-cell>
          <table:table-cell table:formula="of:=[.H273] -[.G274] +[.F274]" office:value-type="float" office:value="12310" calcext:value-type="float">
            <text:p>123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01" calcext:value-type="date">
            <text:p>1.10.2023</text:p>
          </table:table-cell>
          <table:table-cell table:formula="of:=[.A275]" office:value-type="date" office:date-value="2023-10-01" calcext:value-type="date">
            <text:p>10-01</text:p>
          </table:table-cell>
          <table:table-cell table:style-name="ce1" table:formula="of:=IF([.B275] &lt; DATE(YEAR([.A275]);3;21); &quot;ZIMA&quot;; IF([.B275] &lt; DATE(YEAR([.A275]);6;21);&quot;WIOSNA&quot; ; IF([.B275] &lt; DATE(YEAR([.A275]);9;23); &quot;LATO&quot;; IF([.B275] &lt; DATE(YEAR([.A275]);12;21);&quot;JESIEŃ&quot;; &quot;ZIMA&quot;))))" office:value-type="string" office:string-value="JESIEŃ" calcext:value-type="string">
            <text:p>JESIEŃ</text:p>
          </table:table-cell>
          <table:table-cell table:formula="of:=IF([.C275] = &quot;ZIMA&quot;; 0.2; IF([.C275] = &quot;WIOSNA&quot;; 0.5; IF([.C275] = &quot;LATO&quot;; 0.9; 0.4)))" office:value-type="float" office:value="0.4" calcext:value-type="float">
            <text:p>0,4</text:p>
          </table:table-cell>
          <table:table-cell table:style-name="ce22" table:formula="of:=IF([.H274]&gt; 2400 ;IF(NOT(MONTH([.A275]) = MONTH([.A274]));[.E274]+3; [.E274]); [.E274])" office:value-type="float" office:value="19" calcext:value-type="float">
            <text:p>19</text:p>
          </table:table-cell>
          <table:table-cell table:formula="of:=IF(WEEKDAY([.A275];2)&lt; 6; 1; 0) * FLOOR([.E275] *[.D275]) *[.$K$7]" office:value-type="float" office:value="0" calcext:value-type="float">
            <text:p>0</text:p>
          </table:table-cell>
          <table:table-cell table:formula="of:=IF(WEEKDAY([.A275];2) = 7; ([.E274]*15); 0) + IF([.H274]&gt;= 2400; IF(NOT(MONTH([.A275]) = MONTH([.A276]));2400; 0);0)" office:value-type="float" office:value="240" calcext:value-type="float">
            <text:p>240</text:p>
          </table:table-cell>
          <table:table-cell table:formula="of:=[.H274] -[.G275] +[.F275]" office:value-type="float" office:value="12070" calcext:value-type="float">
            <text:p>120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02" calcext:value-type="date">
            <text:p>2.10.2023</text:p>
          </table:table-cell>
          <table:table-cell table:formula="of:=[.A276]" office:value-type="date" office:date-value="2023-10-02" calcext:value-type="date">
            <text:p>10-02</text:p>
          </table:table-cell>
          <table:table-cell table:style-name="ce1" table:formula="of:=IF([.B276] &lt; DATE(YEAR([.A276]);3;21); &quot;ZIMA&quot;; IF([.B276] &lt; DATE(YEAR([.A276]);6;21);&quot;WIOSNA&quot; ; IF([.B276] &lt; DATE(YEAR([.A276]);9;23); &quot;LATO&quot;; IF([.B276] &lt; DATE(YEAR([.A276]);12;21);&quot;JESIEŃ&quot;; &quot;ZIMA&quot;))))" office:value-type="string" office:string-value="JESIEŃ" calcext:value-type="string">
            <text:p>JESIEŃ</text:p>
          </table:table-cell>
          <table:table-cell table:formula="of:=IF([.C276] = &quot;ZIMA&quot;; 0.2; IF([.C276] = &quot;WIOSNA&quot;; 0.5; IF([.C276] = &quot;LATO&quot;; 0.9; 0.4)))" office:value-type="float" office:value="0.4" calcext:value-type="float">
            <text:p>0,4</text:p>
          </table:table-cell>
          <table:table-cell table:style-name="ce22" table:formula="of:=IF([.H275]&gt; 2400 ;IF(NOT(MONTH([.A276]) = MONTH([.A275]));[.E275]+3; [.E275]); [.E275])" office:value-type="float" office:value="19" calcext:value-type="float">
            <text:p>19</text:p>
          </table:table-cell>
          <table:table-cell table:formula="of:=IF(WEEKDAY([.A276];2)&lt; 6; 1; 0) * FLOOR([.E276] *[.D276]) *[.$K$7]" office:value-type="float" office:value="210" calcext:value-type="float">
            <text:p>210</text:p>
          </table:table-cell>
          <table:table-cell table:formula="of:=IF(WEEKDAY([.A276];2) = 7; ([.E275]*15); 0) + IF([.H275]&gt;= 2400; IF(NOT(MONTH([.A276]) = MONTH([.A277]));2400; 0);0)" office:value-type="float" office:value="0" calcext:value-type="float">
            <text:p>0</text:p>
          </table:table-cell>
          <table:table-cell table:formula="of:=[.H275] -[.G276] +[.F276]" office:value-type="float" office:value="12280" calcext:value-type="float">
            <text:p>122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03" calcext:value-type="date">
            <text:p>3.10.2023</text:p>
          </table:table-cell>
          <table:table-cell table:formula="of:=[.A277]" office:value-type="date" office:date-value="2023-10-03" calcext:value-type="date">
            <text:p>10-03</text:p>
          </table:table-cell>
          <table:table-cell table:style-name="ce1" table:formula="of:=IF([.B277] &lt; DATE(YEAR([.A277]);3;21); &quot;ZIMA&quot;; IF([.B277] &lt; DATE(YEAR([.A277]);6;21);&quot;WIOSNA&quot; ; IF([.B277] &lt; DATE(YEAR([.A277]);9;23); &quot;LATO&quot;; IF([.B277] &lt; DATE(YEAR([.A277]);12;21);&quot;JESIEŃ&quot;; &quot;ZIMA&quot;))))" office:value-type="string" office:string-value="JESIEŃ" calcext:value-type="string">
            <text:p>JESIEŃ</text:p>
          </table:table-cell>
          <table:table-cell table:formula="of:=IF([.C277] = &quot;ZIMA&quot;; 0.2; IF([.C277] = &quot;WIOSNA&quot;; 0.5; IF([.C277] = &quot;LATO&quot;; 0.9; 0.4)))" office:value-type="float" office:value="0.4" calcext:value-type="float">
            <text:p>0,4</text:p>
          </table:table-cell>
          <table:table-cell table:style-name="ce22" table:formula="of:=IF([.H276]&gt; 2400 ;IF(NOT(MONTH([.A277]) = MONTH([.A276]));[.E276]+3; [.E276]); [.E276])" office:value-type="float" office:value="19" calcext:value-type="float">
            <text:p>19</text:p>
          </table:table-cell>
          <table:table-cell table:formula="of:=IF(WEEKDAY([.A277];2)&lt; 6; 1; 0) * FLOOR([.E277] *[.D277]) *[.$K$7]" office:value-type="float" office:value="210" calcext:value-type="float">
            <text:p>210</text:p>
          </table:table-cell>
          <table:table-cell table:formula="of:=IF(WEEKDAY([.A277];2) = 7; ([.E276]*15); 0) + IF([.H276]&gt;= 2400; IF(NOT(MONTH([.A277]) = MONTH([.A278]));2400; 0);0)" office:value-type="float" office:value="0" calcext:value-type="float">
            <text:p>0</text:p>
          </table:table-cell>
          <table:table-cell table:formula="of:=[.H276] -[.G277] +[.F277]" office:value-type="float" office:value="12490" calcext:value-type="float">
            <text:p>124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04" calcext:value-type="date">
            <text:p>4.10.2023</text:p>
          </table:table-cell>
          <table:table-cell table:formula="of:=[.A278]" office:value-type="date" office:date-value="2023-10-04" calcext:value-type="date">
            <text:p>10-04</text:p>
          </table:table-cell>
          <table:table-cell table:style-name="ce1" table:formula="of:=IF([.B278] &lt; DATE(YEAR([.A278]);3;21); &quot;ZIMA&quot;; IF([.B278] &lt; DATE(YEAR([.A278]);6;21);&quot;WIOSNA&quot; ; IF([.B278] &lt; DATE(YEAR([.A278]);9;23); &quot;LATO&quot;; IF([.B278] &lt; DATE(YEAR([.A278]);12;21);&quot;JESIEŃ&quot;; &quot;ZIMA&quot;))))" office:value-type="string" office:string-value="JESIEŃ" calcext:value-type="string">
            <text:p>JESIEŃ</text:p>
          </table:table-cell>
          <table:table-cell table:formula="of:=IF([.C278] = &quot;ZIMA&quot;; 0.2; IF([.C278] = &quot;WIOSNA&quot;; 0.5; IF([.C278] = &quot;LATO&quot;; 0.9; 0.4)))" office:value-type="float" office:value="0.4" calcext:value-type="float">
            <text:p>0,4</text:p>
          </table:table-cell>
          <table:table-cell table:style-name="ce22" table:formula="of:=IF([.H277]&gt; 2400 ;IF(NOT(MONTH([.A278]) = MONTH([.A277]));[.E277]+3; [.E277]); [.E277])" office:value-type="float" office:value="19" calcext:value-type="float">
            <text:p>19</text:p>
          </table:table-cell>
          <table:table-cell table:formula="of:=IF(WEEKDAY([.A278];2)&lt; 6; 1; 0) * FLOOR([.E278] *[.D278]) *[.$K$7]" office:value-type="float" office:value="210" calcext:value-type="float">
            <text:p>210</text:p>
          </table:table-cell>
          <table:table-cell table:formula="of:=IF(WEEKDAY([.A278];2) = 7; ([.E277]*15); 0) + IF([.H277]&gt;= 2400; IF(NOT(MONTH([.A278]) = MONTH([.A279]));2400; 0);0)" office:value-type="float" office:value="0" calcext:value-type="float">
            <text:p>0</text:p>
          </table:table-cell>
          <table:table-cell table:formula="of:=[.H277] -[.G278] +[.F278]" office:value-type="float" office:value="12700" calcext:value-type="float">
            <text:p>127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05" calcext:value-type="date">
            <text:p>5.10.2023</text:p>
          </table:table-cell>
          <table:table-cell table:formula="of:=[.A279]" office:value-type="date" office:date-value="2023-10-05" calcext:value-type="date">
            <text:p>10-05</text:p>
          </table:table-cell>
          <table:table-cell table:style-name="ce1" table:formula="of:=IF([.B279] &lt; DATE(YEAR([.A279]);3;21); &quot;ZIMA&quot;; IF([.B279] &lt; DATE(YEAR([.A279]);6;21);&quot;WIOSNA&quot; ; IF([.B279] &lt; DATE(YEAR([.A279]);9;23); &quot;LATO&quot;; IF([.B279] &lt; DATE(YEAR([.A279]);12;21);&quot;JESIEŃ&quot;; &quot;ZIMA&quot;))))" office:value-type="string" office:string-value="JESIEŃ" calcext:value-type="string">
            <text:p>JESIEŃ</text:p>
          </table:table-cell>
          <table:table-cell table:formula="of:=IF([.C279] = &quot;ZIMA&quot;; 0.2; IF([.C279] = &quot;WIOSNA&quot;; 0.5; IF([.C279] = &quot;LATO&quot;; 0.9; 0.4)))" office:value-type="float" office:value="0.4" calcext:value-type="float">
            <text:p>0,4</text:p>
          </table:table-cell>
          <table:table-cell table:style-name="ce22" table:formula="of:=IF([.H278]&gt; 2400 ;IF(NOT(MONTH([.A279]) = MONTH([.A278]));[.E278]+3; [.E278]); [.E278])" office:value-type="float" office:value="19" calcext:value-type="float">
            <text:p>19</text:p>
          </table:table-cell>
          <table:table-cell table:formula="of:=IF(WEEKDAY([.A279];2)&lt; 6; 1; 0) * FLOOR([.E279] *[.D279]) *[.$K$7]" office:value-type="float" office:value="210" calcext:value-type="float">
            <text:p>210</text:p>
          </table:table-cell>
          <table:table-cell table:formula="of:=IF(WEEKDAY([.A279];2) = 7; ([.E278]*15); 0) + IF([.H278]&gt;= 2400; IF(NOT(MONTH([.A279]) = MONTH([.A280]));2400; 0);0)" office:value-type="float" office:value="0" calcext:value-type="float">
            <text:p>0</text:p>
          </table:table-cell>
          <table:table-cell table:formula="of:=[.H278] -[.G279] +[.F279]" office:value-type="float" office:value="12910" calcext:value-type="float">
            <text:p>129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06" calcext:value-type="date">
            <text:p>6.10.2023</text:p>
          </table:table-cell>
          <table:table-cell table:formula="of:=[.A280]" office:value-type="date" office:date-value="2023-10-06" calcext:value-type="date">
            <text:p>10-06</text:p>
          </table:table-cell>
          <table:table-cell table:style-name="ce1" table:formula="of:=IF([.B280] &lt; DATE(YEAR([.A280]);3;21); &quot;ZIMA&quot;; IF([.B280] &lt; DATE(YEAR([.A280]);6;21);&quot;WIOSNA&quot; ; IF([.B280] &lt; DATE(YEAR([.A280]);9;23); &quot;LATO&quot;; IF([.B280] &lt; DATE(YEAR([.A280]);12;21);&quot;JESIEŃ&quot;; &quot;ZIMA&quot;))))" office:value-type="string" office:string-value="JESIEŃ" calcext:value-type="string">
            <text:p>JESIEŃ</text:p>
          </table:table-cell>
          <table:table-cell table:formula="of:=IF([.C280] = &quot;ZIMA&quot;; 0.2; IF([.C280] = &quot;WIOSNA&quot;; 0.5; IF([.C280] = &quot;LATO&quot;; 0.9; 0.4)))" office:value-type="float" office:value="0.4" calcext:value-type="float">
            <text:p>0,4</text:p>
          </table:table-cell>
          <table:table-cell table:style-name="ce22" table:formula="of:=IF([.H279]&gt; 2400 ;IF(NOT(MONTH([.A280]) = MONTH([.A279]));[.E279]+3; [.E279]); [.E279])" office:value-type="float" office:value="19" calcext:value-type="float">
            <text:p>19</text:p>
          </table:table-cell>
          <table:table-cell table:formula="of:=IF(WEEKDAY([.A280];2)&lt; 6; 1; 0) * FLOOR([.E280] *[.D280]) *[.$K$7]" office:value-type="float" office:value="210" calcext:value-type="float">
            <text:p>210</text:p>
          </table:table-cell>
          <table:table-cell table:formula="of:=IF(WEEKDAY([.A280];2) = 7; ([.E279]*15); 0) + IF([.H279]&gt;= 2400; IF(NOT(MONTH([.A280]) = MONTH([.A281]));2400; 0);0)" office:value-type="float" office:value="0" calcext:value-type="float">
            <text:p>0</text:p>
          </table:table-cell>
          <table:table-cell table:formula="of:=[.H279] -[.G280] +[.F280]" office:value-type="float" office:value="13120" calcext:value-type="float">
            <text:p>131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07" calcext:value-type="date">
            <text:p>7.10.2023</text:p>
          </table:table-cell>
          <table:table-cell table:formula="of:=[.A281]" office:value-type="date" office:date-value="2023-10-07" calcext:value-type="date">
            <text:p>10-07</text:p>
          </table:table-cell>
          <table:table-cell table:style-name="ce1" table:formula="of:=IF([.B281] &lt; DATE(YEAR([.A281]);3;21); &quot;ZIMA&quot;; IF([.B281] &lt; DATE(YEAR([.A281]);6;21);&quot;WIOSNA&quot; ; IF([.B281] &lt; DATE(YEAR([.A281]);9;23); &quot;LATO&quot;; IF([.B281] &lt; DATE(YEAR([.A281]);12;21);&quot;JESIEŃ&quot;; &quot;ZIMA&quot;))))" office:value-type="string" office:string-value="JESIEŃ" calcext:value-type="string">
            <text:p>JESIEŃ</text:p>
          </table:table-cell>
          <table:table-cell table:formula="of:=IF([.C281] = &quot;ZIMA&quot;; 0.2; IF([.C281] = &quot;WIOSNA&quot;; 0.5; IF([.C281] = &quot;LATO&quot;; 0.9; 0.4)))" office:value-type="float" office:value="0.4" calcext:value-type="float">
            <text:p>0,4</text:p>
          </table:table-cell>
          <table:table-cell table:style-name="ce22" table:formula="of:=IF([.H280]&gt; 2400 ;IF(NOT(MONTH([.A281]) = MONTH([.A280]));[.E280]+3; [.E280]); [.E280])" office:value-type="float" office:value="19" calcext:value-type="float">
            <text:p>19</text:p>
          </table:table-cell>
          <table:table-cell table:formula="of:=IF(WEEKDAY([.A281];2)&lt; 6; 1; 0) * FLOOR([.E281] *[.D281]) *[.$K$7]" office:value-type="float" office:value="0" calcext:value-type="float">
            <text:p>0</text:p>
          </table:table-cell>
          <table:table-cell table:formula="of:=IF(WEEKDAY([.A281];2) = 7; ([.E280]*15); 0) + IF([.H280]&gt;= 2400; IF(NOT(MONTH([.A281]) = MONTH([.A282]));2400; 0);0)" office:value-type="float" office:value="0" calcext:value-type="float">
            <text:p>0</text:p>
          </table:table-cell>
          <table:table-cell table:formula="of:=[.H280] -[.G281] +[.F281]" office:value-type="float" office:value="13120" calcext:value-type="float">
            <text:p>131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08" calcext:value-type="date">
            <text:p>8.10.2023</text:p>
          </table:table-cell>
          <table:table-cell table:formula="of:=[.A282]" office:value-type="date" office:date-value="2023-10-08" calcext:value-type="date">
            <text:p>10-08</text:p>
          </table:table-cell>
          <table:table-cell table:style-name="ce1" table:formula="of:=IF([.B282] &lt; DATE(YEAR([.A282]);3;21); &quot;ZIMA&quot;; IF([.B282] &lt; DATE(YEAR([.A282]);6;21);&quot;WIOSNA&quot; ; IF([.B282] &lt; DATE(YEAR([.A282]);9;23); &quot;LATO&quot;; IF([.B282] &lt; DATE(YEAR([.A282]);12;21);&quot;JESIEŃ&quot;; &quot;ZIMA&quot;))))" office:value-type="string" office:string-value="JESIEŃ" calcext:value-type="string">
            <text:p>JESIEŃ</text:p>
          </table:table-cell>
          <table:table-cell table:formula="of:=IF([.C282] = &quot;ZIMA&quot;; 0.2; IF([.C282] = &quot;WIOSNA&quot;; 0.5; IF([.C282] = &quot;LATO&quot;; 0.9; 0.4)))" office:value-type="float" office:value="0.4" calcext:value-type="float">
            <text:p>0,4</text:p>
          </table:table-cell>
          <table:table-cell table:style-name="ce22" table:formula="of:=IF([.H281]&gt; 2400 ;IF(NOT(MONTH([.A282]) = MONTH([.A281]));[.E281]+3; [.E281]); [.E281])" office:value-type="float" office:value="19" calcext:value-type="float">
            <text:p>19</text:p>
          </table:table-cell>
          <table:table-cell table:formula="of:=IF(WEEKDAY([.A282];2)&lt; 6; 1; 0) * FLOOR([.E282] *[.D282]) *[.$K$7]" office:value-type="float" office:value="0" calcext:value-type="float">
            <text:p>0</text:p>
          </table:table-cell>
          <table:table-cell table:formula="of:=IF(WEEKDAY([.A282];2) = 7; ([.E281]*15); 0) + IF([.H281]&gt;= 2400; IF(NOT(MONTH([.A282]) = MONTH([.A283]));2400; 0);0)" office:value-type="float" office:value="285" calcext:value-type="float">
            <text:p>285</text:p>
          </table:table-cell>
          <table:table-cell table:formula="of:=[.H281] -[.G282] +[.F282]" office:value-type="float" office:value="12835" calcext:value-type="float">
            <text:p>12835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09" calcext:value-type="date">
            <text:p>9.10.2023</text:p>
          </table:table-cell>
          <table:table-cell table:formula="of:=[.A283]" office:value-type="date" office:date-value="2023-10-09" calcext:value-type="date">
            <text:p>10-09</text:p>
          </table:table-cell>
          <table:table-cell table:style-name="ce1" table:formula="of:=IF([.B283] &lt; DATE(YEAR([.A283]);3;21); &quot;ZIMA&quot;; IF([.B283] &lt; DATE(YEAR([.A283]);6;21);&quot;WIOSNA&quot; ; IF([.B283] &lt; DATE(YEAR([.A283]);9;23); &quot;LATO&quot;; IF([.B283] &lt; DATE(YEAR([.A283]);12;21);&quot;JESIEŃ&quot;; &quot;ZIMA&quot;))))" office:value-type="string" office:string-value="JESIEŃ" calcext:value-type="string">
            <text:p>JESIEŃ</text:p>
          </table:table-cell>
          <table:table-cell table:formula="of:=IF([.C283] = &quot;ZIMA&quot;; 0.2; IF([.C283] = &quot;WIOSNA&quot;; 0.5; IF([.C283] = &quot;LATO&quot;; 0.9; 0.4)))" office:value-type="float" office:value="0.4" calcext:value-type="float">
            <text:p>0,4</text:p>
          </table:table-cell>
          <table:table-cell table:style-name="ce22" table:formula="of:=IF([.H282]&gt; 2400 ;IF(NOT(MONTH([.A283]) = MONTH([.A282]));[.E282]+3; [.E282]); [.E282])" office:value-type="float" office:value="19" calcext:value-type="float">
            <text:p>19</text:p>
          </table:table-cell>
          <table:table-cell table:formula="of:=IF(WEEKDAY([.A283];2)&lt; 6; 1; 0) * FLOOR([.E283] *[.D283]) *[.$K$7]" office:value-type="float" office:value="210" calcext:value-type="float">
            <text:p>210</text:p>
          </table:table-cell>
          <table:table-cell table:formula="of:=IF(WEEKDAY([.A283];2) = 7; ([.E282]*15); 0) + IF([.H282]&gt;= 2400; IF(NOT(MONTH([.A283]) = MONTH([.A284]));2400; 0);0)" office:value-type="float" office:value="0" calcext:value-type="float">
            <text:p>0</text:p>
          </table:table-cell>
          <table:table-cell table:formula="of:=[.H282] -[.G283] +[.F283]" office:value-type="float" office:value="13045" calcext:value-type="float">
            <text:p>13045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10" calcext:value-type="date">
            <text:p>10.10.2023</text:p>
          </table:table-cell>
          <table:table-cell table:formula="of:=[.A284]" office:value-type="date" office:date-value="2023-10-10" calcext:value-type="date">
            <text:p>10-10</text:p>
          </table:table-cell>
          <table:table-cell table:style-name="ce1" table:formula="of:=IF([.B284] &lt; DATE(YEAR([.A284]);3;21); &quot;ZIMA&quot;; IF([.B284] &lt; DATE(YEAR([.A284]);6;21);&quot;WIOSNA&quot; ; IF([.B284] &lt; DATE(YEAR([.A284]);9;23); &quot;LATO&quot;; IF([.B284] &lt; DATE(YEAR([.A284]);12;21);&quot;JESIEŃ&quot;; &quot;ZIMA&quot;))))" office:value-type="string" office:string-value="JESIEŃ" calcext:value-type="string">
            <text:p>JESIEŃ</text:p>
          </table:table-cell>
          <table:table-cell table:formula="of:=IF([.C284] = &quot;ZIMA&quot;; 0.2; IF([.C284] = &quot;WIOSNA&quot;; 0.5; IF([.C284] = &quot;LATO&quot;; 0.9; 0.4)))" office:value-type="float" office:value="0.4" calcext:value-type="float">
            <text:p>0,4</text:p>
          </table:table-cell>
          <table:table-cell table:style-name="ce22" table:formula="of:=IF([.H283]&gt; 2400 ;IF(NOT(MONTH([.A284]) = MONTH([.A283]));[.E283]+3; [.E283]); [.E283])" office:value-type="float" office:value="19" calcext:value-type="float">
            <text:p>19</text:p>
          </table:table-cell>
          <table:table-cell table:formula="of:=IF(WEEKDAY([.A284];2)&lt; 6; 1; 0) * FLOOR([.E284] *[.D284]) *[.$K$7]" office:value-type="float" office:value="210" calcext:value-type="float">
            <text:p>210</text:p>
          </table:table-cell>
          <table:table-cell table:formula="of:=IF(WEEKDAY([.A284];2) = 7; ([.E283]*15); 0) + IF([.H283]&gt;= 2400; IF(NOT(MONTH([.A284]) = MONTH([.A285]));2400; 0);0)" office:value-type="float" office:value="0" calcext:value-type="float">
            <text:p>0</text:p>
          </table:table-cell>
          <table:table-cell table:formula="of:=[.H283] -[.G284] +[.F284]" office:value-type="float" office:value="13255" calcext:value-type="float">
            <text:p>13255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11" calcext:value-type="date">
            <text:p>11.10.2023</text:p>
          </table:table-cell>
          <table:table-cell table:formula="of:=[.A285]" office:value-type="date" office:date-value="2023-10-11" calcext:value-type="date">
            <text:p>10-11</text:p>
          </table:table-cell>
          <table:table-cell table:style-name="ce1" table:formula="of:=IF([.B285] &lt; DATE(YEAR([.A285]);3;21); &quot;ZIMA&quot;; IF([.B285] &lt; DATE(YEAR([.A285]);6;21);&quot;WIOSNA&quot; ; IF([.B285] &lt; DATE(YEAR([.A285]);9;23); &quot;LATO&quot;; IF([.B285] &lt; DATE(YEAR([.A285]);12;21);&quot;JESIEŃ&quot;; &quot;ZIMA&quot;))))" office:value-type="string" office:string-value="JESIEŃ" calcext:value-type="string">
            <text:p>JESIEŃ</text:p>
          </table:table-cell>
          <table:table-cell table:formula="of:=IF([.C285] = &quot;ZIMA&quot;; 0.2; IF([.C285] = &quot;WIOSNA&quot;; 0.5; IF([.C285] = &quot;LATO&quot;; 0.9; 0.4)))" office:value-type="float" office:value="0.4" calcext:value-type="float">
            <text:p>0,4</text:p>
          </table:table-cell>
          <table:table-cell table:style-name="ce22" table:formula="of:=IF([.H284]&gt; 2400 ;IF(NOT(MONTH([.A285]) = MONTH([.A284]));[.E284]+3; [.E284]); [.E284])" office:value-type="float" office:value="19" calcext:value-type="float">
            <text:p>19</text:p>
          </table:table-cell>
          <table:table-cell table:formula="of:=IF(WEEKDAY([.A285];2)&lt; 6; 1; 0) * FLOOR([.E285] *[.D285]) *[.$K$7]" office:value-type="float" office:value="210" calcext:value-type="float">
            <text:p>210</text:p>
          </table:table-cell>
          <table:table-cell table:formula="of:=IF(WEEKDAY([.A285];2) = 7; ([.E284]*15); 0) + IF([.H284]&gt;= 2400; IF(NOT(MONTH([.A285]) = MONTH([.A286]));2400; 0);0)" office:value-type="float" office:value="0" calcext:value-type="float">
            <text:p>0</text:p>
          </table:table-cell>
          <table:table-cell table:formula="of:=[.H284] -[.G285] +[.F285]" office:value-type="float" office:value="13465" calcext:value-type="float">
            <text:p>13465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12" calcext:value-type="date">
            <text:p>12.10.2023</text:p>
          </table:table-cell>
          <table:table-cell table:formula="of:=[.A286]" office:value-type="date" office:date-value="2023-10-12" calcext:value-type="date">
            <text:p>10-12</text:p>
          </table:table-cell>
          <table:table-cell table:style-name="ce1" table:formula="of:=IF([.B286] &lt; DATE(YEAR([.A286]);3;21); &quot;ZIMA&quot;; IF([.B286] &lt; DATE(YEAR([.A286]);6;21);&quot;WIOSNA&quot; ; IF([.B286] &lt; DATE(YEAR([.A286]);9;23); &quot;LATO&quot;; IF([.B286] &lt; DATE(YEAR([.A286]);12;21);&quot;JESIEŃ&quot;; &quot;ZIMA&quot;))))" office:value-type="string" office:string-value="JESIEŃ" calcext:value-type="string">
            <text:p>JESIEŃ</text:p>
          </table:table-cell>
          <table:table-cell table:formula="of:=IF([.C286] = &quot;ZIMA&quot;; 0.2; IF([.C286] = &quot;WIOSNA&quot;; 0.5; IF([.C286] = &quot;LATO&quot;; 0.9; 0.4)))" office:value-type="float" office:value="0.4" calcext:value-type="float">
            <text:p>0,4</text:p>
          </table:table-cell>
          <table:table-cell table:style-name="ce22" table:formula="of:=IF([.H285]&gt; 2400 ;IF(NOT(MONTH([.A286]) = MONTH([.A285]));[.E285]+3; [.E285]); [.E285])" office:value-type="float" office:value="19" calcext:value-type="float">
            <text:p>19</text:p>
          </table:table-cell>
          <table:table-cell table:formula="of:=IF(WEEKDAY([.A286];2)&lt; 6; 1; 0) * FLOOR([.E286] *[.D286]) *[.$K$7]" office:value-type="float" office:value="210" calcext:value-type="float">
            <text:p>210</text:p>
          </table:table-cell>
          <table:table-cell table:formula="of:=IF(WEEKDAY([.A286];2) = 7; ([.E285]*15); 0) + IF([.H285]&gt;= 2400; IF(NOT(MONTH([.A286]) = MONTH([.A287]));2400; 0);0)" office:value-type="float" office:value="0" calcext:value-type="float">
            <text:p>0</text:p>
          </table:table-cell>
          <table:table-cell table:formula="of:=[.H285] -[.G286] +[.F286]" office:value-type="float" office:value="13675" calcext:value-type="float">
            <text:p>136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13" calcext:value-type="date">
            <text:p>13.10.2023</text:p>
          </table:table-cell>
          <table:table-cell table:formula="of:=[.A287]" office:value-type="date" office:date-value="2023-10-13" calcext:value-type="date">
            <text:p>10-13</text:p>
          </table:table-cell>
          <table:table-cell table:style-name="ce1" table:formula="of:=IF([.B287] &lt; DATE(YEAR([.A287]);3;21); &quot;ZIMA&quot;; IF([.B287] &lt; DATE(YEAR([.A287]);6;21);&quot;WIOSNA&quot; ; IF([.B287] &lt; DATE(YEAR([.A287]);9;23); &quot;LATO&quot;; IF([.B287] &lt; DATE(YEAR([.A287]);12;21);&quot;JESIEŃ&quot;; &quot;ZIMA&quot;))))" office:value-type="string" office:string-value="JESIEŃ" calcext:value-type="string">
            <text:p>JESIEŃ</text:p>
          </table:table-cell>
          <table:table-cell table:formula="of:=IF([.C287] = &quot;ZIMA&quot;; 0.2; IF([.C287] = &quot;WIOSNA&quot;; 0.5; IF([.C287] = &quot;LATO&quot;; 0.9; 0.4)))" office:value-type="float" office:value="0.4" calcext:value-type="float">
            <text:p>0,4</text:p>
          </table:table-cell>
          <table:table-cell table:style-name="ce22" table:formula="of:=IF([.H286]&gt; 2400 ;IF(NOT(MONTH([.A287]) = MONTH([.A286]));[.E286]+3; [.E286]); [.E286])" office:value-type="float" office:value="19" calcext:value-type="float">
            <text:p>19</text:p>
          </table:table-cell>
          <table:table-cell table:formula="of:=IF(WEEKDAY([.A287];2)&lt; 6; 1; 0) * FLOOR([.E287] *[.D287]) *[.$K$7]" office:value-type="float" office:value="210" calcext:value-type="float">
            <text:p>210</text:p>
          </table:table-cell>
          <table:table-cell table:formula="of:=IF(WEEKDAY([.A287];2) = 7; ([.E286]*15); 0) + IF([.H286]&gt;= 2400; IF(NOT(MONTH([.A287]) = MONTH([.A288]));2400; 0);0)" office:value-type="float" office:value="0" calcext:value-type="float">
            <text:p>0</text:p>
          </table:table-cell>
          <table:table-cell table:formula="of:=[.H286] -[.G287] +[.F287]" office:value-type="float" office:value="13885" calcext:value-type="float">
            <text:p>13885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14" calcext:value-type="date">
            <text:p>14.10.2023</text:p>
          </table:table-cell>
          <table:table-cell table:formula="of:=[.A288]" office:value-type="date" office:date-value="2023-10-14" calcext:value-type="date">
            <text:p>10-14</text:p>
          </table:table-cell>
          <table:table-cell table:style-name="ce1" table:formula="of:=IF([.B288] &lt; DATE(YEAR([.A288]);3;21); &quot;ZIMA&quot;; IF([.B288] &lt; DATE(YEAR([.A288]);6;21);&quot;WIOSNA&quot; ; IF([.B288] &lt; DATE(YEAR([.A288]);9;23); &quot;LATO&quot;; IF([.B288] &lt; DATE(YEAR([.A288]);12;21);&quot;JESIEŃ&quot;; &quot;ZIMA&quot;))))" office:value-type="string" office:string-value="JESIEŃ" calcext:value-type="string">
            <text:p>JESIEŃ</text:p>
          </table:table-cell>
          <table:table-cell table:formula="of:=IF([.C288] = &quot;ZIMA&quot;; 0.2; IF([.C288] = &quot;WIOSNA&quot;; 0.5; IF([.C288] = &quot;LATO&quot;; 0.9; 0.4)))" office:value-type="float" office:value="0.4" calcext:value-type="float">
            <text:p>0,4</text:p>
          </table:table-cell>
          <table:table-cell table:style-name="ce22" table:formula="of:=IF([.H287]&gt; 2400 ;IF(NOT(MONTH([.A288]) = MONTH([.A287]));[.E287]+3; [.E287]); [.E287])" office:value-type="float" office:value="19" calcext:value-type="float">
            <text:p>19</text:p>
          </table:table-cell>
          <table:table-cell table:formula="of:=IF(WEEKDAY([.A288];2)&lt; 6; 1; 0) * FLOOR([.E288] *[.D288]) *[.$K$7]" office:value-type="float" office:value="0" calcext:value-type="float">
            <text:p>0</text:p>
          </table:table-cell>
          <table:table-cell table:formula="of:=IF(WEEKDAY([.A288];2) = 7; ([.E287]*15); 0) + IF([.H287]&gt;= 2400; IF(NOT(MONTH([.A288]) = MONTH([.A289]));2400; 0);0)" office:value-type="float" office:value="0" calcext:value-type="float">
            <text:p>0</text:p>
          </table:table-cell>
          <table:table-cell table:formula="of:=[.H287] -[.G288] +[.F288]" office:value-type="float" office:value="13885" calcext:value-type="float">
            <text:p>13885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15" calcext:value-type="date">
            <text:p>15.10.2023</text:p>
          </table:table-cell>
          <table:table-cell table:formula="of:=[.A289]" office:value-type="date" office:date-value="2023-10-15" calcext:value-type="date">
            <text:p>10-15</text:p>
          </table:table-cell>
          <table:table-cell table:style-name="ce1" table:formula="of:=IF([.B289] &lt; DATE(YEAR([.A289]);3;21); &quot;ZIMA&quot;; IF([.B289] &lt; DATE(YEAR([.A289]);6;21);&quot;WIOSNA&quot; ; IF([.B289] &lt; DATE(YEAR([.A289]);9;23); &quot;LATO&quot;; IF([.B289] &lt; DATE(YEAR([.A289]);12;21);&quot;JESIEŃ&quot;; &quot;ZIMA&quot;))))" office:value-type="string" office:string-value="JESIEŃ" calcext:value-type="string">
            <text:p>JESIEŃ</text:p>
          </table:table-cell>
          <table:table-cell table:formula="of:=IF([.C289] = &quot;ZIMA&quot;; 0.2; IF([.C289] = &quot;WIOSNA&quot;; 0.5; IF([.C289] = &quot;LATO&quot;; 0.9; 0.4)))" office:value-type="float" office:value="0.4" calcext:value-type="float">
            <text:p>0,4</text:p>
          </table:table-cell>
          <table:table-cell table:style-name="ce22" table:formula="of:=IF([.H288]&gt; 2400 ;IF(NOT(MONTH([.A289]) = MONTH([.A288]));[.E288]+3; [.E288]); [.E288])" office:value-type="float" office:value="19" calcext:value-type="float">
            <text:p>19</text:p>
          </table:table-cell>
          <table:table-cell table:formula="of:=IF(WEEKDAY([.A289];2)&lt; 6; 1; 0) * FLOOR([.E289] *[.D289]) *[.$K$7]" office:value-type="float" office:value="0" calcext:value-type="float">
            <text:p>0</text:p>
          </table:table-cell>
          <table:table-cell table:formula="of:=IF(WEEKDAY([.A289];2) = 7; ([.E288]*15); 0) + IF([.H288]&gt;= 2400; IF(NOT(MONTH([.A289]) = MONTH([.A290]));2400; 0);0)" office:value-type="float" office:value="285" calcext:value-type="float">
            <text:p>285</text:p>
          </table:table-cell>
          <table:table-cell table:formula="of:=[.H288] -[.G289] +[.F289]" office:value-type="float" office:value="13600" calcext:value-type="float">
            <text:p>136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16" calcext:value-type="date">
            <text:p>16.10.2023</text:p>
          </table:table-cell>
          <table:table-cell table:formula="of:=[.A290]" office:value-type="date" office:date-value="2023-10-16" calcext:value-type="date">
            <text:p>10-16</text:p>
          </table:table-cell>
          <table:table-cell table:style-name="ce1" table:formula="of:=IF([.B290] &lt; DATE(YEAR([.A290]);3;21); &quot;ZIMA&quot;; IF([.B290] &lt; DATE(YEAR([.A290]);6;21);&quot;WIOSNA&quot; ; IF([.B290] &lt; DATE(YEAR([.A290]);9;23); &quot;LATO&quot;; IF([.B290] &lt; DATE(YEAR([.A290]);12;21);&quot;JESIEŃ&quot;; &quot;ZIMA&quot;))))" office:value-type="string" office:string-value="JESIEŃ" calcext:value-type="string">
            <text:p>JESIEŃ</text:p>
          </table:table-cell>
          <table:table-cell table:formula="of:=IF([.C290] = &quot;ZIMA&quot;; 0.2; IF([.C290] = &quot;WIOSNA&quot;; 0.5; IF([.C290] = &quot;LATO&quot;; 0.9; 0.4)))" office:value-type="float" office:value="0.4" calcext:value-type="float">
            <text:p>0,4</text:p>
          </table:table-cell>
          <table:table-cell table:style-name="ce22" table:formula="of:=IF([.H289]&gt; 2400 ;IF(NOT(MONTH([.A290]) = MONTH([.A289]));[.E289]+3; [.E289]); [.E289])" office:value-type="float" office:value="19" calcext:value-type="float">
            <text:p>19</text:p>
          </table:table-cell>
          <table:table-cell table:formula="of:=IF(WEEKDAY([.A290];2)&lt; 6; 1; 0) * FLOOR([.E290] *[.D290]) *[.$K$7]" office:value-type="float" office:value="210" calcext:value-type="float">
            <text:p>210</text:p>
          </table:table-cell>
          <table:table-cell table:formula="of:=IF(WEEKDAY([.A290];2) = 7; ([.E289]*15); 0) + IF([.H289]&gt;= 2400; IF(NOT(MONTH([.A290]) = MONTH([.A291]));2400; 0);0)" office:value-type="float" office:value="0" calcext:value-type="float">
            <text:p>0</text:p>
          </table:table-cell>
          <table:table-cell table:formula="of:=[.H289] -[.G290] +[.F290]" office:value-type="float" office:value="13810" calcext:value-type="float">
            <text:p>138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17" calcext:value-type="date">
            <text:p>17.10.2023</text:p>
          </table:table-cell>
          <table:table-cell table:formula="of:=[.A291]" office:value-type="date" office:date-value="2023-10-17" calcext:value-type="date">
            <text:p>10-17</text:p>
          </table:table-cell>
          <table:table-cell table:style-name="ce1" table:formula="of:=IF([.B291] &lt; DATE(YEAR([.A291]);3;21); &quot;ZIMA&quot;; IF([.B291] &lt; DATE(YEAR([.A291]);6;21);&quot;WIOSNA&quot; ; IF([.B291] &lt; DATE(YEAR([.A291]);9;23); &quot;LATO&quot;; IF([.B291] &lt; DATE(YEAR([.A291]);12;21);&quot;JESIEŃ&quot;; &quot;ZIMA&quot;))))" office:value-type="string" office:string-value="JESIEŃ" calcext:value-type="string">
            <text:p>JESIEŃ</text:p>
          </table:table-cell>
          <table:table-cell table:formula="of:=IF([.C291] = &quot;ZIMA&quot;; 0.2; IF([.C291] = &quot;WIOSNA&quot;; 0.5; IF([.C291] = &quot;LATO&quot;; 0.9; 0.4)))" office:value-type="float" office:value="0.4" calcext:value-type="float">
            <text:p>0,4</text:p>
          </table:table-cell>
          <table:table-cell table:style-name="ce22" table:formula="of:=IF([.H290]&gt; 2400 ;IF(NOT(MONTH([.A291]) = MONTH([.A290]));[.E290]+3; [.E290]); [.E290])" office:value-type="float" office:value="19" calcext:value-type="float">
            <text:p>19</text:p>
          </table:table-cell>
          <table:table-cell table:formula="of:=IF(WEEKDAY([.A291];2)&lt; 6; 1; 0) * FLOOR([.E291] *[.D291]) *[.$K$7]" office:value-type="float" office:value="210" calcext:value-type="float">
            <text:p>210</text:p>
          </table:table-cell>
          <table:table-cell table:formula="of:=IF(WEEKDAY([.A291];2) = 7; ([.E290]*15); 0) + IF([.H290]&gt;= 2400; IF(NOT(MONTH([.A291]) = MONTH([.A292]));2400; 0);0)" office:value-type="float" office:value="0" calcext:value-type="float">
            <text:p>0</text:p>
          </table:table-cell>
          <table:table-cell table:formula="of:=[.H290] -[.G291] +[.F291]" office:value-type="float" office:value="14020" calcext:value-type="float">
            <text:p>140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18" calcext:value-type="date">
            <text:p>18.10.2023</text:p>
          </table:table-cell>
          <table:table-cell table:formula="of:=[.A292]" office:value-type="date" office:date-value="2023-10-18" calcext:value-type="date">
            <text:p>10-18</text:p>
          </table:table-cell>
          <table:table-cell table:style-name="ce1" table:formula="of:=IF([.B292] &lt; DATE(YEAR([.A292]);3;21); &quot;ZIMA&quot;; IF([.B292] &lt; DATE(YEAR([.A292]);6;21);&quot;WIOSNA&quot; ; IF([.B292] &lt; DATE(YEAR([.A292]);9;23); &quot;LATO&quot;; IF([.B292] &lt; DATE(YEAR([.A292]);12;21);&quot;JESIEŃ&quot;; &quot;ZIMA&quot;))))" office:value-type="string" office:string-value="JESIEŃ" calcext:value-type="string">
            <text:p>JESIEŃ</text:p>
          </table:table-cell>
          <table:table-cell table:formula="of:=IF([.C292] = &quot;ZIMA&quot;; 0.2; IF([.C292] = &quot;WIOSNA&quot;; 0.5; IF([.C292] = &quot;LATO&quot;; 0.9; 0.4)))" office:value-type="float" office:value="0.4" calcext:value-type="float">
            <text:p>0,4</text:p>
          </table:table-cell>
          <table:table-cell table:style-name="ce22" table:formula="of:=IF([.H291]&gt; 2400 ;IF(NOT(MONTH([.A292]) = MONTH([.A291]));[.E291]+3; [.E291]); [.E291])" office:value-type="float" office:value="19" calcext:value-type="float">
            <text:p>19</text:p>
          </table:table-cell>
          <table:table-cell table:formula="of:=IF(WEEKDAY([.A292];2)&lt; 6; 1; 0) * FLOOR([.E292] *[.D292]) *[.$K$7]" office:value-type="float" office:value="210" calcext:value-type="float">
            <text:p>210</text:p>
          </table:table-cell>
          <table:table-cell table:formula="of:=IF(WEEKDAY([.A292];2) = 7; ([.E291]*15); 0) + IF([.H291]&gt;= 2400; IF(NOT(MONTH([.A292]) = MONTH([.A293]));2400; 0);0)" office:value-type="float" office:value="0" calcext:value-type="float">
            <text:p>0</text:p>
          </table:table-cell>
          <table:table-cell table:formula="of:=[.H291] -[.G292] +[.F292]" office:value-type="float" office:value="14230" calcext:value-type="float">
            <text:p>1423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19" calcext:value-type="date">
            <text:p>19.10.2023</text:p>
          </table:table-cell>
          <table:table-cell table:formula="of:=[.A293]" office:value-type="date" office:date-value="2023-10-19" calcext:value-type="date">
            <text:p>10-19</text:p>
          </table:table-cell>
          <table:table-cell table:style-name="ce1" table:formula="of:=IF([.B293] &lt; DATE(YEAR([.A293]);3;21); &quot;ZIMA&quot;; IF([.B293] &lt; DATE(YEAR([.A293]);6;21);&quot;WIOSNA&quot; ; IF([.B293] &lt; DATE(YEAR([.A293]);9;23); &quot;LATO&quot;; IF([.B293] &lt; DATE(YEAR([.A293]);12;21);&quot;JESIEŃ&quot;; &quot;ZIMA&quot;))))" office:value-type="string" office:string-value="JESIEŃ" calcext:value-type="string">
            <text:p>JESIEŃ</text:p>
          </table:table-cell>
          <table:table-cell table:formula="of:=IF([.C293] = &quot;ZIMA&quot;; 0.2; IF([.C293] = &quot;WIOSNA&quot;; 0.5; IF([.C293] = &quot;LATO&quot;; 0.9; 0.4)))" office:value-type="float" office:value="0.4" calcext:value-type="float">
            <text:p>0,4</text:p>
          </table:table-cell>
          <table:table-cell table:style-name="ce22" table:formula="of:=IF([.H292]&gt; 2400 ;IF(NOT(MONTH([.A293]) = MONTH([.A292]));[.E292]+3; [.E292]); [.E292])" office:value-type="float" office:value="19" calcext:value-type="float">
            <text:p>19</text:p>
          </table:table-cell>
          <table:table-cell table:formula="of:=IF(WEEKDAY([.A293];2)&lt; 6; 1; 0) * FLOOR([.E293] *[.D293]) *[.$K$7]" office:value-type="float" office:value="210" calcext:value-type="float">
            <text:p>210</text:p>
          </table:table-cell>
          <table:table-cell table:formula="of:=IF(WEEKDAY([.A293];2) = 7; ([.E292]*15); 0) + IF([.H292]&gt;= 2400; IF(NOT(MONTH([.A293]) = MONTH([.A294]));2400; 0);0)" office:value-type="float" office:value="0" calcext:value-type="float">
            <text:p>0</text:p>
          </table:table-cell>
          <table:table-cell table:formula="of:=[.H292] -[.G293] +[.F293]" office:value-type="float" office:value="14440" calcext:value-type="float">
            <text:p>144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20" calcext:value-type="date">
            <text:p>20.10.2023</text:p>
          </table:table-cell>
          <table:table-cell table:formula="of:=[.A294]" office:value-type="date" office:date-value="2023-10-20" calcext:value-type="date">
            <text:p>10-20</text:p>
          </table:table-cell>
          <table:table-cell table:style-name="ce1" table:formula="of:=IF([.B294] &lt; DATE(YEAR([.A294]);3;21); &quot;ZIMA&quot;; IF([.B294] &lt; DATE(YEAR([.A294]);6;21);&quot;WIOSNA&quot; ; IF([.B294] &lt; DATE(YEAR([.A294]);9;23); &quot;LATO&quot;; IF([.B294] &lt; DATE(YEAR([.A294]);12;21);&quot;JESIEŃ&quot;; &quot;ZIMA&quot;))))" office:value-type="string" office:string-value="JESIEŃ" calcext:value-type="string">
            <text:p>JESIEŃ</text:p>
          </table:table-cell>
          <table:table-cell table:formula="of:=IF([.C294] = &quot;ZIMA&quot;; 0.2; IF([.C294] = &quot;WIOSNA&quot;; 0.5; IF([.C294] = &quot;LATO&quot;; 0.9; 0.4)))" office:value-type="float" office:value="0.4" calcext:value-type="float">
            <text:p>0,4</text:p>
          </table:table-cell>
          <table:table-cell table:style-name="ce22" table:formula="of:=IF([.H293]&gt; 2400 ;IF(NOT(MONTH([.A294]) = MONTH([.A293]));[.E293]+3; [.E293]); [.E293])" office:value-type="float" office:value="19" calcext:value-type="float">
            <text:p>19</text:p>
          </table:table-cell>
          <table:table-cell table:formula="of:=IF(WEEKDAY([.A294];2)&lt; 6; 1; 0) * FLOOR([.E294] *[.D294]) *[.$K$7]" office:value-type="float" office:value="210" calcext:value-type="float">
            <text:p>210</text:p>
          </table:table-cell>
          <table:table-cell table:formula="of:=IF(WEEKDAY([.A294];2) = 7; ([.E293]*15); 0) + IF([.H293]&gt;= 2400; IF(NOT(MONTH([.A294]) = MONTH([.A295]));2400; 0);0)" office:value-type="float" office:value="0" calcext:value-type="float">
            <text:p>0</text:p>
          </table:table-cell>
          <table:table-cell table:formula="of:=[.H293] -[.G294] +[.F294]" office:value-type="float" office:value="14650" calcext:value-type="float">
            <text:p>146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21" calcext:value-type="date">
            <text:p>21.10.2023</text:p>
          </table:table-cell>
          <table:table-cell table:formula="of:=[.A295]" office:value-type="date" office:date-value="2023-10-21" calcext:value-type="date">
            <text:p>10-21</text:p>
          </table:table-cell>
          <table:table-cell table:style-name="ce1" table:formula="of:=IF([.B295] &lt; DATE(YEAR([.A295]);3;21); &quot;ZIMA&quot;; IF([.B295] &lt; DATE(YEAR([.A295]);6;21);&quot;WIOSNA&quot; ; IF([.B295] &lt; DATE(YEAR([.A295]);9;23); &quot;LATO&quot;; IF([.B295] &lt; DATE(YEAR([.A295]);12;21);&quot;JESIEŃ&quot;; &quot;ZIMA&quot;))))" office:value-type="string" office:string-value="JESIEŃ" calcext:value-type="string">
            <text:p>JESIEŃ</text:p>
          </table:table-cell>
          <table:table-cell table:formula="of:=IF([.C295] = &quot;ZIMA&quot;; 0.2; IF([.C295] = &quot;WIOSNA&quot;; 0.5; IF([.C295] = &quot;LATO&quot;; 0.9; 0.4)))" office:value-type="float" office:value="0.4" calcext:value-type="float">
            <text:p>0,4</text:p>
          </table:table-cell>
          <table:table-cell table:style-name="ce22" table:formula="of:=IF([.H294]&gt; 2400 ;IF(NOT(MONTH([.A295]) = MONTH([.A294]));[.E294]+3; [.E294]); [.E294])" office:value-type="float" office:value="19" calcext:value-type="float">
            <text:p>19</text:p>
          </table:table-cell>
          <table:table-cell table:formula="of:=IF(WEEKDAY([.A295];2)&lt; 6; 1; 0) * FLOOR([.E295] *[.D295]) *[.$K$7]" office:value-type="float" office:value="0" calcext:value-type="float">
            <text:p>0</text:p>
          </table:table-cell>
          <table:table-cell table:formula="of:=IF(WEEKDAY([.A295];2) = 7; ([.E294]*15); 0) + IF([.H294]&gt;= 2400; IF(NOT(MONTH([.A295]) = MONTH([.A296]));2400; 0);0)" office:value-type="float" office:value="0" calcext:value-type="float">
            <text:p>0</text:p>
          </table:table-cell>
          <table:table-cell table:formula="of:=[.H294] -[.G295] +[.F295]" office:value-type="float" office:value="14650" calcext:value-type="float">
            <text:p>146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22" calcext:value-type="date">
            <text:p>22.10.2023</text:p>
          </table:table-cell>
          <table:table-cell table:formula="of:=[.A296]" office:value-type="date" office:date-value="2023-10-22" calcext:value-type="date">
            <text:p>10-22</text:p>
          </table:table-cell>
          <table:table-cell table:style-name="ce1" table:formula="of:=IF([.B296] &lt; DATE(YEAR([.A296]);3;21); &quot;ZIMA&quot;; IF([.B296] &lt; DATE(YEAR([.A296]);6;21);&quot;WIOSNA&quot; ; IF([.B296] &lt; DATE(YEAR([.A296]);9;23); &quot;LATO&quot;; IF([.B296] &lt; DATE(YEAR([.A296]);12;21);&quot;JESIEŃ&quot;; &quot;ZIMA&quot;))))" office:value-type="string" office:string-value="JESIEŃ" calcext:value-type="string">
            <text:p>JESIEŃ</text:p>
          </table:table-cell>
          <table:table-cell table:formula="of:=IF([.C296] = &quot;ZIMA&quot;; 0.2; IF([.C296] = &quot;WIOSNA&quot;; 0.5; IF([.C296] = &quot;LATO&quot;; 0.9; 0.4)))" office:value-type="float" office:value="0.4" calcext:value-type="float">
            <text:p>0,4</text:p>
          </table:table-cell>
          <table:table-cell table:style-name="ce22" table:formula="of:=IF([.H295]&gt; 2400 ;IF(NOT(MONTH([.A296]) = MONTH([.A295]));[.E295]+3; [.E295]); [.E295])" office:value-type="float" office:value="19" calcext:value-type="float">
            <text:p>19</text:p>
          </table:table-cell>
          <table:table-cell table:formula="of:=IF(WEEKDAY([.A296];2)&lt; 6; 1; 0) * FLOOR([.E296] *[.D296]) *[.$K$7]" office:value-type="float" office:value="0" calcext:value-type="float">
            <text:p>0</text:p>
          </table:table-cell>
          <table:table-cell table:formula="of:=IF(WEEKDAY([.A296];2) = 7; ([.E295]*15); 0) + IF([.H295]&gt;= 2400; IF(NOT(MONTH([.A296]) = MONTH([.A297]));2400; 0);0)" office:value-type="float" office:value="285" calcext:value-type="float">
            <text:p>285</text:p>
          </table:table-cell>
          <table:table-cell table:formula="of:=[.H295] -[.G296] +[.F296]" office:value-type="float" office:value="14365" calcext:value-type="float">
            <text:p>14365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23" calcext:value-type="date">
            <text:p>23.10.2023</text:p>
          </table:table-cell>
          <table:table-cell table:formula="of:=[.A297]" office:value-type="date" office:date-value="2023-10-23" calcext:value-type="date">
            <text:p>10-23</text:p>
          </table:table-cell>
          <table:table-cell table:style-name="ce1" table:formula="of:=IF([.B297] &lt; DATE(YEAR([.A297]);3;21); &quot;ZIMA&quot;; IF([.B297] &lt; DATE(YEAR([.A297]);6;21);&quot;WIOSNA&quot; ; IF([.B297] &lt; DATE(YEAR([.A297]);9;23); &quot;LATO&quot;; IF([.B297] &lt; DATE(YEAR([.A297]);12;21);&quot;JESIEŃ&quot;; &quot;ZIMA&quot;))))" office:value-type="string" office:string-value="JESIEŃ" calcext:value-type="string">
            <text:p>JESIEŃ</text:p>
          </table:table-cell>
          <table:table-cell table:formula="of:=IF([.C297] = &quot;ZIMA&quot;; 0.2; IF([.C297] = &quot;WIOSNA&quot;; 0.5; IF([.C297] = &quot;LATO&quot;; 0.9; 0.4)))" office:value-type="float" office:value="0.4" calcext:value-type="float">
            <text:p>0,4</text:p>
          </table:table-cell>
          <table:table-cell table:style-name="ce22" table:formula="of:=IF([.H296]&gt; 2400 ;IF(NOT(MONTH([.A297]) = MONTH([.A296]));[.E296]+3; [.E296]); [.E296])" office:value-type="float" office:value="19" calcext:value-type="float">
            <text:p>19</text:p>
          </table:table-cell>
          <table:table-cell table:formula="of:=IF(WEEKDAY([.A297];2)&lt; 6; 1; 0) * FLOOR([.E297] *[.D297]) *[.$K$7]" office:value-type="float" office:value="210" calcext:value-type="float">
            <text:p>210</text:p>
          </table:table-cell>
          <table:table-cell table:formula="of:=IF(WEEKDAY([.A297];2) = 7; ([.E296]*15); 0) + IF([.H296]&gt;= 2400; IF(NOT(MONTH([.A297]) = MONTH([.A298]));2400; 0);0)" office:value-type="float" office:value="0" calcext:value-type="float">
            <text:p>0</text:p>
          </table:table-cell>
          <table:table-cell table:formula="of:=[.H296] -[.G297] +[.F297]" office:value-type="float" office:value="14575" calcext:value-type="float">
            <text:p>145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24" calcext:value-type="date">
            <text:p>24.10.2023</text:p>
          </table:table-cell>
          <table:table-cell table:formula="of:=[.A298]" office:value-type="date" office:date-value="2023-10-24" calcext:value-type="date">
            <text:p>10-24</text:p>
          </table:table-cell>
          <table:table-cell table:style-name="ce1" table:formula="of:=IF([.B298] &lt; DATE(YEAR([.A298]);3;21); &quot;ZIMA&quot;; IF([.B298] &lt; DATE(YEAR([.A298]);6;21);&quot;WIOSNA&quot; ; IF([.B298] &lt; DATE(YEAR([.A298]);9;23); &quot;LATO&quot;; IF([.B298] &lt; DATE(YEAR([.A298]);12;21);&quot;JESIEŃ&quot;; &quot;ZIMA&quot;))))" office:value-type="string" office:string-value="JESIEŃ" calcext:value-type="string">
            <text:p>JESIEŃ</text:p>
          </table:table-cell>
          <table:table-cell table:formula="of:=IF([.C298] = &quot;ZIMA&quot;; 0.2; IF([.C298] = &quot;WIOSNA&quot;; 0.5; IF([.C298] = &quot;LATO&quot;; 0.9; 0.4)))" office:value-type="float" office:value="0.4" calcext:value-type="float">
            <text:p>0,4</text:p>
          </table:table-cell>
          <table:table-cell table:style-name="ce22" table:formula="of:=IF([.H297]&gt; 2400 ;IF(NOT(MONTH([.A298]) = MONTH([.A297]));[.E297]+3; [.E297]); [.E297])" office:value-type="float" office:value="19" calcext:value-type="float">
            <text:p>19</text:p>
          </table:table-cell>
          <table:table-cell table:formula="of:=IF(WEEKDAY([.A298];2)&lt; 6; 1; 0) * FLOOR([.E298] *[.D298]) *[.$K$7]" office:value-type="float" office:value="210" calcext:value-type="float">
            <text:p>210</text:p>
          </table:table-cell>
          <table:table-cell table:formula="of:=IF(WEEKDAY([.A298];2) = 7; ([.E297]*15); 0) + IF([.H297]&gt;= 2400; IF(NOT(MONTH([.A298]) = MONTH([.A299]));2400; 0);0)" office:value-type="float" office:value="0" calcext:value-type="float">
            <text:p>0</text:p>
          </table:table-cell>
          <table:table-cell table:formula="of:=[.H297] -[.G298] +[.F298]" office:value-type="float" office:value="14785" calcext:value-type="float">
            <text:p>14785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25" calcext:value-type="date">
            <text:p>25.10.2023</text:p>
          </table:table-cell>
          <table:table-cell table:formula="of:=[.A299]" office:value-type="date" office:date-value="2023-10-25" calcext:value-type="date">
            <text:p>10-25</text:p>
          </table:table-cell>
          <table:table-cell table:style-name="ce1" table:formula="of:=IF([.B299] &lt; DATE(YEAR([.A299]);3;21); &quot;ZIMA&quot;; IF([.B299] &lt; DATE(YEAR([.A299]);6;21);&quot;WIOSNA&quot; ; IF([.B299] &lt; DATE(YEAR([.A299]);9;23); &quot;LATO&quot;; IF([.B299] &lt; DATE(YEAR([.A299]);12;21);&quot;JESIEŃ&quot;; &quot;ZIMA&quot;))))" office:value-type="string" office:string-value="JESIEŃ" calcext:value-type="string">
            <text:p>JESIEŃ</text:p>
          </table:table-cell>
          <table:table-cell table:formula="of:=IF([.C299] = &quot;ZIMA&quot;; 0.2; IF([.C299] = &quot;WIOSNA&quot;; 0.5; IF([.C299] = &quot;LATO&quot;; 0.9; 0.4)))" office:value-type="float" office:value="0.4" calcext:value-type="float">
            <text:p>0,4</text:p>
          </table:table-cell>
          <table:table-cell table:style-name="ce22" table:formula="of:=IF([.H298]&gt; 2400 ;IF(NOT(MONTH([.A299]) = MONTH([.A298]));[.E298]+3; [.E298]); [.E298])" office:value-type="float" office:value="19" calcext:value-type="float">
            <text:p>19</text:p>
          </table:table-cell>
          <table:table-cell table:formula="of:=IF(WEEKDAY([.A299];2)&lt; 6; 1; 0) * FLOOR([.E299] *[.D299]) *[.$K$7]" office:value-type="float" office:value="210" calcext:value-type="float">
            <text:p>210</text:p>
          </table:table-cell>
          <table:table-cell table:formula="of:=IF(WEEKDAY([.A299];2) = 7; ([.E298]*15); 0) + IF([.H298]&gt;= 2400; IF(NOT(MONTH([.A299]) = MONTH([.A300]));2400; 0);0)" office:value-type="float" office:value="0" calcext:value-type="float">
            <text:p>0</text:p>
          </table:table-cell>
          <table:table-cell table:formula="of:=[.H298] -[.G299] +[.F299]" office:value-type="float" office:value="14995" calcext:value-type="float">
            <text:p>14995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26" calcext:value-type="date">
            <text:p>26.10.2023</text:p>
          </table:table-cell>
          <table:table-cell table:formula="of:=[.A300]" office:value-type="date" office:date-value="2023-10-26" calcext:value-type="date">
            <text:p>10-26</text:p>
          </table:table-cell>
          <table:table-cell table:style-name="ce1" table:formula="of:=IF([.B300] &lt; DATE(YEAR([.A300]);3;21); &quot;ZIMA&quot;; IF([.B300] &lt; DATE(YEAR([.A300]);6;21);&quot;WIOSNA&quot; ; IF([.B300] &lt; DATE(YEAR([.A300]);9;23); &quot;LATO&quot;; IF([.B300] &lt; DATE(YEAR([.A300]);12;21);&quot;JESIEŃ&quot;; &quot;ZIMA&quot;))))" office:value-type="string" office:string-value="JESIEŃ" calcext:value-type="string">
            <text:p>JESIEŃ</text:p>
          </table:table-cell>
          <table:table-cell table:formula="of:=IF([.C300] = &quot;ZIMA&quot;; 0.2; IF([.C300] = &quot;WIOSNA&quot;; 0.5; IF([.C300] = &quot;LATO&quot;; 0.9; 0.4)))" office:value-type="float" office:value="0.4" calcext:value-type="float">
            <text:p>0,4</text:p>
          </table:table-cell>
          <table:table-cell table:style-name="ce22" table:formula="of:=IF([.H299]&gt; 2400 ;IF(NOT(MONTH([.A300]) = MONTH([.A299]));[.E299]+3; [.E299]); [.E299])" office:value-type="float" office:value="19" calcext:value-type="float">
            <text:p>19</text:p>
          </table:table-cell>
          <table:table-cell table:formula="of:=IF(WEEKDAY([.A300];2)&lt; 6; 1; 0) * FLOOR([.E300] *[.D300]) *[.$K$7]" office:value-type="float" office:value="210" calcext:value-type="float">
            <text:p>210</text:p>
          </table:table-cell>
          <table:table-cell table:formula="of:=IF(WEEKDAY([.A300];2) = 7; ([.E299]*15); 0) + IF([.H299]&gt;= 2400; IF(NOT(MONTH([.A300]) = MONTH([.A301]));2400; 0);0)" office:value-type="float" office:value="0" calcext:value-type="float">
            <text:p>0</text:p>
          </table:table-cell>
          <table:table-cell table:formula="of:=[.H299] -[.G300] +[.F300]" office:value-type="float" office:value="15205" calcext:value-type="float">
            <text:p>15205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27" calcext:value-type="date">
            <text:p>27.10.2023</text:p>
          </table:table-cell>
          <table:table-cell table:formula="of:=[.A301]" office:value-type="date" office:date-value="2023-10-27" calcext:value-type="date">
            <text:p>10-27</text:p>
          </table:table-cell>
          <table:table-cell table:style-name="ce1" table:formula="of:=IF([.B301] &lt; DATE(YEAR([.A301]);3;21); &quot;ZIMA&quot;; IF([.B301] &lt; DATE(YEAR([.A301]);6;21);&quot;WIOSNA&quot; ; IF([.B301] &lt; DATE(YEAR([.A301]);9;23); &quot;LATO&quot;; IF([.B301] &lt; DATE(YEAR([.A301]);12;21);&quot;JESIEŃ&quot;; &quot;ZIMA&quot;))))" office:value-type="string" office:string-value="JESIEŃ" calcext:value-type="string">
            <text:p>JESIEŃ</text:p>
          </table:table-cell>
          <table:table-cell table:formula="of:=IF([.C301] = &quot;ZIMA&quot;; 0.2; IF([.C301] = &quot;WIOSNA&quot;; 0.5; IF([.C301] = &quot;LATO&quot;; 0.9; 0.4)))" office:value-type="float" office:value="0.4" calcext:value-type="float">
            <text:p>0,4</text:p>
          </table:table-cell>
          <table:table-cell table:style-name="ce22" table:formula="of:=IF([.H300]&gt; 2400 ;IF(NOT(MONTH([.A301]) = MONTH([.A300]));[.E300]+3; [.E300]); [.E300])" office:value-type="float" office:value="19" calcext:value-type="float">
            <text:p>19</text:p>
          </table:table-cell>
          <table:table-cell table:formula="of:=IF(WEEKDAY([.A301];2)&lt; 6; 1; 0) * FLOOR([.E301] *[.D301]) *[.$K$7]" office:value-type="float" office:value="210" calcext:value-type="float">
            <text:p>210</text:p>
          </table:table-cell>
          <table:table-cell table:formula="of:=IF(WEEKDAY([.A301];2) = 7; ([.E300]*15); 0) + IF([.H300]&gt;= 2400; IF(NOT(MONTH([.A301]) = MONTH([.A302]));2400; 0);0)" office:value-type="float" office:value="0" calcext:value-type="float">
            <text:p>0</text:p>
          </table:table-cell>
          <table:table-cell table:formula="of:=[.H300] -[.G301] +[.F301]" office:value-type="float" office:value="15415" calcext:value-type="float">
            <text:p>15415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28" calcext:value-type="date">
            <text:p>28.10.2023</text:p>
          </table:table-cell>
          <table:table-cell table:formula="of:=[.A302]" office:value-type="date" office:date-value="2023-10-28" calcext:value-type="date">
            <text:p>10-28</text:p>
          </table:table-cell>
          <table:table-cell table:style-name="ce1" table:formula="of:=IF([.B302] &lt; DATE(YEAR([.A302]);3;21); &quot;ZIMA&quot;; IF([.B302] &lt; DATE(YEAR([.A302]);6;21);&quot;WIOSNA&quot; ; IF([.B302] &lt; DATE(YEAR([.A302]);9;23); &quot;LATO&quot;; IF([.B302] &lt; DATE(YEAR([.A302]);12;21);&quot;JESIEŃ&quot;; &quot;ZIMA&quot;))))" office:value-type="string" office:string-value="JESIEŃ" calcext:value-type="string">
            <text:p>JESIEŃ</text:p>
          </table:table-cell>
          <table:table-cell table:formula="of:=IF([.C302] = &quot;ZIMA&quot;; 0.2; IF([.C302] = &quot;WIOSNA&quot;; 0.5; IF([.C302] = &quot;LATO&quot;; 0.9; 0.4)))" office:value-type="float" office:value="0.4" calcext:value-type="float">
            <text:p>0,4</text:p>
          </table:table-cell>
          <table:table-cell table:style-name="ce22" table:formula="of:=IF([.H301]&gt; 2400 ;IF(NOT(MONTH([.A302]) = MONTH([.A301]));[.E301]+3; [.E301]); [.E301])" office:value-type="float" office:value="19" calcext:value-type="float">
            <text:p>19</text:p>
          </table:table-cell>
          <table:table-cell table:formula="of:=IF(WEEKDAY([.A302];2)&lt; 6; 1; 0) * FLOOR([.E302] *[.D302]) *[.$K$7]" office:value-type="float" office:value="0" calcext:value-type="float">
            <text:p>0</text:p>
          </table:table-cell>
          <table:table-cell table:formula="of:=IF(WEEKDAY([.A302];2) = 7; ([.E301]*15); 0) + IF([.H301]&gt;= 2400; IF(NOT(MONTH([.A302]) = MONTH([.A303]));2400; 0);0)" office:value-type="float" office:value="0" calcext:value-type="float">
            <text:p>0</text:p>
          </table:table-cell>
          <table:table-cell table:formula="of:=[.H301] -[.G302] +[.F302]" office:value-type="float" office:value="15415" calcext:value-type="float">
            <text:p>15415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29" calcext:value-type="date">
            <text:p>29.10.2023</text:p>
          </table:table-cell>
          <table:table-cell table:formula="of:=[.A303]" office:value-type="date" office:date-value="2023-10-29" calcext:value-type="date">
            <text:p>10-29</text:p>
          </table:table-cell>
          <table:table-cell table:style-name="ce1" table:formula="of:=IF([.B303] &lt; DATE(YEAR([.A303]);3;21); &quot;ZIMA&quot;; IF([.B303] &lt; DATE(YEAR([.A303]);6;21);&quot;WIOSNA&quot; ; IF([.B303] &lt; DATE(YEAR([.A303]);9;23); &quot;LATO&quot;; IF([.B303] &lt; DATE(YEAR([.A303]);12;21);&quot;JESIEŃ&quot;; &quot;ZIMA&quot;))))" office:value-type="string" office:string-value="JESIEŃ" calcext:value-type="string">
            <text:p>JESIEŃ</text:p>
          </table:table-cell>
          <table:table-cell table:formula="of:=IF([.C303] = &quot;ZIMA&quot;; 0.2; IF([.C303] = &quot;WIOSNA&quot;; 0.5; IF([.C303] = &quot;LATO&quot;; 0.9; 0.4)))" office:value-type="float" office:value="0.4" calcext:value-type="float">
            <text:p>0,4</text:p>
          </table:table-cell>
          <table:table-cell table:style-name="ce22" table:formula="of:=IF([.H302]&gt; 2400 ;IF(NOT(MONTH([.A303]) = MONTH([.A302]));[.E302]+3; [.E302]); [.E302])" office:value-type="float" office:value="19" calcext:value-type="float">
            <text:p>19</text:p>
          </table:table-cell>
          <table:table-cell table:formula="of:=IF(WEEKDAY([.A303];2)&lt; 6; 1; 0) * FLOOR([.E303] *[.D303]) *[.$K$7]" office:value-type="float" office:value="0" calcext:value-type="float">
            <text:p>0</text:p>
          </table:table-cell>
          <table:table-cell table:formula="of:=IF(WEEKDAY([.A303];2) = 7; ([.E302]*15); 0) + IF([.H302]&gt;= 2400; IF(NOT(MONTH([.A303]) = MONTH([.A304]));2400; 0);0)" office:value-type="float" office:value="285" calcext:value-type="float">
            <text:p>285</text:p>
          </table:table-cell>
          <table:table-cell table:formula="of:=[.H302] -[.G303] +[.F303]" office:value-type="float" office:value="15130" calcext:value-type="float">
            <text:p>1513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30" calcext:value-type="date">
            <text:p>30.10.2023</text:p>
          </table:table-cell>
          <table:table-cell table:formula="of:=[.A304]" office:value-type="date" office:date-value="2023-10-30" calcext:value-type="date">
            <text:p>10-30</text:p>
          </table:table-cell>
          <table:table-cell table:style-name="ce1" table:formula="of:=IF([.B304] &lt; DATE(YEAR([.A304]);3;21); &quot;ZIMA&quot;; IF([.B304] &lt; DATE(YEAR([.A304]);6;21);&quot;WIOSNA&quot; ; IF([.B304] &lt; DATE(YEAR([.A304]);9;23); &quot;LATO&quot;; IF([.B304] &lt; DATE(YEAR([.A304]);12;21);&quot;JESIEŃ&quot;; &quot;ZIMA&quot;))))" office:value-type="string" office:string-value="JESIEŃ" calcext:value-type="string">
            <text:p>JESIEŃ</text:p>
          </table:table-cell>
          <table:table-cell table:formula="of:=IF([.C304] = &quot;ZIMA&quot;; 0.2; IF([.C304] = &quot;WIOSNA&quot;; 0.5; IF([.C304] = &quot;LATO&quot;; 0.9; 0.4)))" office:value-type="float" office:value="0.4" calcext:value-type="float">
            <text:p>0,4</text:p>
          </table:table-cell>
          <table:table-cell table:style-name="ce22" table:formula="of:=IF([.H303]&gt; 2400 ;IF(NOT(MONTH([.A304]) = MONTH([.A303]));[.E303]+3; [.E303]); [.E303])" office:value-type="float" office:value="19" calcext:value-type="float">
            <text:p>19</text:p>
          </table:table-cell>
          <table:table-cell table:formula="of:=IF(WEEKDAY([.A304];2)&lt; 6; 1; 0) * FLOOR([.E304] *[.D304]) *[.$K$7]" office:value-type="float" office:value="210" calcext:value-type="float">
            <text:p>210</text:p>
          </table:table-cell>
          <table:table-cell table:formula="of:=IF(WEEKDAY([.A304];2) = 7; ([.E303]*15); 0) + IF([.H303]&gt;= 2400; IF(NOT(MONTH([.A304]) = MONTH([.A305]));2400; 0);0)" office:value-type="float" office:value="0" calcext:value-type="float">
            <text:p>0</text:p>
          </table:table-cell>
          <table:table-cell table:formula="of:=[.H303] -[.G304] +[.F304]" office:value-type="float" office:value="15340" calcext:value-type="float">
            <text:p>153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31" calcext:value-type="date">
            <text:p>31.10.2023</text:p>
          </table:table-cell>
          <table:table-cell table:formula="of:=[.A305]" office:value-type="date" office:date-value="2023-10-31" calcext:value-type="date">
            <text:p>10-31</text:p>
          </table:table-cell>
          <table:table-cell table:style-name="ce1" table:formula="of:=IF([.B305] &lt; DATE(YEAR([.A305]);3;21); &quot;ZIMA&quot;; IF([.B305] &lt; DATE(YEAR([.A305]);6;21);&quot;WIOSNA&quot; ; IF([.B305] &lt; DATE(YEAR([.A305]);9;23); &quot;LATO&quot;; IF([.B305] &lt; DATE(YEAR([.A305]);12;21);&quot;JESIEŃ&quot;; &quot;ZIMA&quot;))))" office:value-type="string" office:string-value="JESIEŃ" calcext:value-type="string">
            <text:p>JESIEŃ</text:p>
          </table:table-cell>
          <table:table-cell table:formula="of:=IF([.C305] = &quot;ZIMA&quot;; 0.2; IF([.C305] = &quot;WIOSNA&quot;; 0.5; IF([.C305] = &quot;LATO&quot;; 0.9; 0.4)))" office:value-type="float" office:value="0.4" calcext:value-type="float">
            <text:p>0,4</text:p>
          </table:table-cell>
          <table:table-cell table:style-name="ce22" table:formula="of:=IF([.H304]&gt; 2400 ;IF(NOT(MONTH([.A305]) = MONTH([.A304]));[.E304]+3; [.E304]); [.E304])" office:value-type="float" office:value="19" calcext:value-type="float">
            <text:p>19</text:p>
          </table:table-cell>
          <table:table-cell table:formula="of:=IF(WEEKDAY([.A305];2)&lt; 6; 1; 0) * FLOOR([.E305] *[.D305]) *[.$K$7]" office:value-type="float" office:value="210" calcext:value-type="float">
            <text:p>210</text:p>
          </table:table-cell>
          <table:table-cell table:formula="of:=IF(WEEKDAY([.A305];2) = 7; ([.E304]*15); 0) + IF([.H304]&gt;= 2400; IF(NOT(MONTH([.A305]) = MONTH([.A306]));2400; 0);0)" office:value-type="float" office:value="2400" calcext:value-type="float">
            <text:p>2400</text:p>
          </table:table-cell>
          <table:table-cell table:formula="of:=[.H304] -[.G305] +[.F305]" office:value-type="float" office:value="13150" calcext:value-type="float">
            <text:p>131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01" calcext:value-type="date">
            <text:p>1.11.2023</text:p>
          </table:table-cell>
          <table:table-cell table:formula="of:=[.A306]" office:value-type="date" office:date-value="2023-11-01" calcext:value-type="date">
            <text:p>11-01</text:p>
          </table:table-cell>
          <table:table-cell table:style-name="ce1" table:formula="of:=IF([.B306] &lt; DATE(YEAR([.A306]);3;21); &quot;ZIMA&quot;; IF([.B306] &lt; DATE(YEAR([.A306]);6;21);&quot;WIOSNA&quot; ; IF([.B306] &lt; DATE(YEAR([.A306]);9;23); &quot;LATO&quot;; IF([.B306] &lt; DATE(YEAR([.A306]);12;21);&quot;JESIEŃ&quot;; &quot;ZIMA&quot;))))" office:value-type="string" office:string-value="JESIEŃ" calcext:value-type="string">
            <text:p>JESIEŃ</text:p>
          </table:table-cell>
          <table:table-cell table:formula="of:=IF([.C306] = &quot;ZIMA&quot;; 0.2; IF([.C306] = &quot;WIOSNA&quot;; 0.5; IF([.C306] = &quot;LATO&quot;; 0.9; 0.4)))" office:value-type="float" office:value="0.4" calcext:value-type="float">
            <text:p>0,4</text:p>
          </table:table-cell>
          <table:table-cell table:style-name="ce22" table:formula="of:=IF([.H305]&gt; 2400 ;IF(NOT(MONTH([.A306]) = MONTH([.A305]));[.E305]+3; [.E305]); [.E305])" office:value-type="float" office:value="22" calcext:value-type="float">
            <text:p>22</text:p>
          </table:table-cell>
          <table:table-cell table:formula="of:=IF(WEEKDAY([.A306];2)&lt; 6; 1; 0) * FLOOR([.E306] *[.D306]) *[.$K$7]" office:value-type="float" office:value="240" calcext:value-type="float">
            <text:p>240</text:p>
          </table:table-cell>
          <table:table-cell table:formula="of:=IF(WEEKDAY([.A306];2) = 7; ([.E305]*15); 0) + IF([.H305]&gt;= 2400; IF(NOT(MONTH([.A306]) = MONTH([.A307]));2400; 0);0)" office:value-type="float" office:value="0" calcext:value-type="float">
            <text:p>0</text:p>
          </table:table-cell>
          <table:table-cell table:formula="of:=[.H305] -[.G306] +[.F306]" office:value-type="float" office:value="13390" calcext:value-type="float">
            <text:p>133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02" calcext:value-type="date">
            <text:p>2.11.2023</text:p>
          </table:table-cell>
          <table:table-cell table:formula="of:=[.A307]" office:value-type="date" office:date-value="2023-11-02" calcext:value-type="date">
            <text:p>11-02</text:p>
          </table:table-cell>
          <table:table-cell table:style-name="ce1" table:formula="of:=IF([.B307] &lt; DATE(YEAR([.A307]);3;21); &quot;ZIMA&quot;; IF([.B307] &lt; DATE(YEAR([.A307]);6;21);&quot;WIOSNA&quot; ; IF([.B307] &lt; DATE(YEAR([.A307]);9;23); &quot;LATO&quot;; IF([.B307] &lt; DATE(YEAR([.A307]);12;21);&quot;JESIEŃ&quot;; &quot;ZIMA&quot;))))" office:value-type="string" office:string-value="JESIEŃ" calcext:value-type="string">
            <text:p>JESIEŃ</text:p>
          </table:table-cell>
          <table:table-cell table:formula="of:=IF([.C307] = &quot;ZIMA&quot;; 0.2; IF([.C307] = &quot;WIOSNA&quot;; 0.5; IF([.C307] = &quot;LATO&quot;; 0.9; 0.4)))" office:value-type="float" office:value="0.4" calcext:value-type="float">
            <text:p>0,4</text:p>
          </table:table-cell>
          <table:table-cell table:style-name="ce22" table:formula="of:=IF([.H306]&gt; 2400 ;IF(NOT(MONTH([.A307]) = MONTH([.A306]));[.E306]+3; [.E306]); [.E306])" office:value-type="float" office:value="22" calcext:value-type="float">
            <text:p>22</text:p>
          </table:table-cell>
          <table:table-cell table:formula="of:=IF(WEEKDAY([.A307];2)&lt; 6; 1; 0) * FLOOR([.E307] *[.D307]) *[.$K$7]" office:value-type="float" office:value="240" calcext:value-type="float">
            <text:p>240</text:p>
          </table:table-cell>
          <table:table-cell table:formula="of:=IF(WEEKDAY([.A307];2) = 7; ([.E306]*15); 0) + IF([.H306]&gt;= 2400; IF(NOT(MONTH([.A307]) = MONTH([.A308]));2400; 0);0)" office:value-type="float" office:value="0" calcext:value-type="float">
            <text:p>0</text:p>
          </table:table-cell>
          <table:table-cell table:formula="of:=[.H306] -[.G307] +[.F307]" office:value-type="float" office:value="13630" calcext:value-type="float">
            <text:p>1363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03" calcext:value-type="date">
            <text:p>3.11.2023</text:p>
          </table:table-cell>
          <table:table-cell table:formula="of:=[.A308]" office:value-type="date" office:date-value="2023-11-03" calcext:value-type="date">
            <text:p>11-03</text:p>
          </table:table-cell>
          <table:table-cell table:style-name="ce1" table:formula="of:=IF([.B308] &lt; DATE(YEAR([.A308]);3;21); &quot;ZIMA&quot;; IF([.B308] &lt; DATE(YEAR([.A308]);6;21);&quot;WIOSNA&quot; ; IF([.B308] &lt; DATE(YEAR([.A308]);9;23); &quot;LATO&quot;; IF([.B308] &lt; DATE(YEAR([.A308]);12;21);&quot;JESIEŃ&quot;; &quot;ZIMA&quot;))))" office:value-type="string" office:string-value="JESIEŃ" calcext:value-type="string">
            <text:p>JESIEŃ</text:p>
          </table:table-cell>
          <table:table-cell table:formula="of:=IF([.C308] = &quot;ZIMA&quot;; 0.2; IF([.C308] = &quot;WIOSNA&quot;; 0.5; IF([.C308] = &quot;LATO&quot;; 0.9; 0.4)))" office:value-type="float" office:value="0.4" calcext:value-type="float">
            <text:p>0,4</text:p>
          </table:table-cell>
          <table:table-cell table:style-name="ce22" table:formula="of:=IF([.H307]&gt; 2400 ;IF(NOT(MONTH([.A308]) = MONTH([.A307]));[.E307]+3; [.E307]); [.E307])" office:value-type="float" office:value="22" calcext:value-type="float">
            <text:p>22</text:p>
          </table:table-cell>
          <table:table-cell table:formula="of:=IF(WEEKDAY([.A308];2)&lt; 6; 1; 0) * FLOOR([.E308] *[.D308]) *[.$K$7]" office:value-type="float" office:value="240" calcext:value-type="float">
            <text:p>240</text:p>
          </table:table-cell>
          <table:table-cell table:formula="of:=IF(WEEKDAY([.A308];2) = 7; ([.E307]*15); 0) + IF([.H307]&gt;= 2400; IF(NOT(MONTH([.A308]) = MONTH([.A309]));2400; 0);0)" office:value-type="float" office:value="0" calcext:value-type="float">
            <text:p>0</text:p>
          </table:table-cell>
          <table:table-cell table:formula="of:=[.H307] -[.G308] +[.F308]" office:value-type="float" office:value="13870" calcext:value-type="float">
            <text:p>138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04" calcext:value-type="date">
            <text:p>4.11.2023</text:p>
          </table:table-cell>
          <table:table-cell table:formula="of:=[.A309]" office:value-type="date" office:date-value="2023-11-04" calcext:value-type="date">
            <text:p>11-04</text:p>
          </table:table-cell>
          <table:table-cell table:style-name="ce1" table:formula="of:=IF([.B309] &lt; DATE(YEAR([.A309]);3;21); &quot;ZIMA&quot;; IF([.B309] &lt; DATE(YEAR([.A309]);6;21);&quot;WIOSNA&quot; ; IF([.B309] &lt; DATE(YEAR([.A309]);9;23); &quot;LATO&quot;; IF([.B309] &lt; DATE(YEAR([.A309]);12;21);&quot;JESIEŃ&quot;; &quot;ZIMA&quot;))))" office:value-type="string" office:string-value="JESIEŃ" calcext:value-type="string">
            <text:p>JESIEŃ</text:p>
          </table:table-cell>
          <table:table-cell table:formula="of:=IF([.C309] = &quot;ZIMA&quot;; 0.2; IF([.C309] = &quot;WIOSNA&quot;; 0.5; IF([.C309] = &quot;LATO&quot;; 0.9; 0.4)))" office:value-type="float" office:value="0.4" calcext:value-type="float">
            <text:p>0,4</text:p>
          </table:table-cell>
          <table:table-cell table:style-name="ce22" table:formula="of:=IF([.H308]&gt; 2400 ;IF(NOT(MONTH([.A309]) = MONTH([.A308]));[.E308]+3; [.E308]); [.E308])" office:value-type="float" office:value="22" calcext:value-type="float">
            <text:p>22</text:p>
          </table:table-cell>
          <table:table-cell table:formula="of:=IF(WEEKDAY([.A309];2)&lt; 6; 1; 0) * FLOOR([.E309] *[.D309]) *[.$K$7]" office:value-type="float" office:value="0" calcext:value-type="float">
            <text:p>0</text:p>
          </table:table-cell>
          <table:table-cell table:formula="of:=IF(WEEKDAY([.A309];2) = 7; ([.E308]*15); 0) + IF([.H308]&gt;= 2400; IF(NOT(MONTH([.A309]) = MONTH([.A310]));2400; 0);0)" office:value-type="float" office:value="0" calcext:value-type="float">
            <text:p>0</text:p>
          </table:table-cell>
          <table:table-cell table:formula="of:=[.H308] -[.G309] +[.F309]" office:value-type="float" office:value="13870" calcext:value-type="float">
            <text:p>138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05" calcext:value-type="date">
            <text:p>5.11.2023</text:p>
          </table:table-cell>
          <table:table-cell table:formula="of:=[.A310]" office:value-type="date" office:date-value="2023-11-05" calcext:value-type="date">
            <text:p>11-05</text:p>
          </table:table-cell>
          <table:table-cell table:style-name="ce1" table:formula="of:=IF([.B310] &lt; DATE(YEAR([.A310]);3;21); &quot;ZIMA&quot;; IF([.B310] &lt; DATE(YEAR([.A310]);6;21);&quot;WIOSNA&quot; ; IF([.B310] &lt; DATE(YEAR([.A310]);9;23); &quot;LATO&quot;; IF([.B310] &lt; DATE(YEAR([.A310]);12;21);&quot;JESIEŃ&quot;; &quot;ZIMA&quot;))))" office:value-type="string" office:string-value="JESIEŃ" calcext:value-type="string">
            <text:p>JESIEŃ</text:p>
          </table:table-cell>
          <table:table-cell table:formula="of:=IF([.C310] = &quot;ZIMA&quot;; 0.2; IF([.C310] = &quot;WIOSNA&quot;; 0.5; IF([.C310] = &quot;LATO&quot;; 0.9; 0.4)))" office:value-type="float" office:value="0.4" calcext:value-type="float">
            <text:p>0,4</text:p>
          </table:table-cell>
          <table:table-cell table:style-name="ce22" table:formula="of:=IF([.H309]&gt; 2400 ;IF(NOT(MONTH([.A310]) = MONTH([.A309]));[.E309]+3; [.E309]); [.E309])" office:value-type="float" office:value="22" calcext:value-type="float">
            <text:p>22</text:p>
          </table:table-cell>
          <table:table-cell table:formula="of:=IF(WEEKDAY([.A310];2)&lt; 6; 1; 0) * FLOOR([.E310] *[.D310]) *[.$K$7]" office:value-type="float" office:value="0" calcext:value-type="float">
            <text:p>0</text:p>
          </table:table-cell>
          <table:table-cell table:formula="of:=IF(WEEKDAY([.A310];2) = 7; ([.E309]*15); 0) + IF([.H309]&gt;= 2400; IF(NOT(MONTH([.A310]) = MONTH([.A311]));2400; 0);0)" office:value-type="float" office:value="330" calcext:value-type="float">
            <text:p>330</text:p>
          </table:table-cell>
          <table:table-cell table:formula="of:=[.H309] -[.G310] +[.F310]" office:value-type="float" office:value="13540" calcext:value-type="float">
            <text:p>135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06" calcext:value-type="date">
            <text:p>6.11.2023</text:p>
          </table:table-cell>
          <table:table-cell table:formula="of:=[.A311]" office:value-type="date" office:date-value="2023-11-06" calcext:value-type="date">
            <text:p>11-06</text:p>
          </table:table-cell>
          <table:table-cell table:style-name="ce1" table:formula="of:=IF([.B311] &lt; DATE(YEAR([.A311]);3;21); &quot;ZIMA&quot;; IF([.B311] &lt; DATE(YEAR([.A311]);6;21);&quot;WIOSNA&quot; ; IF([.B311] &lt; DATE(YEAR([.A311]);9;23); &quot;LATO&quot;; IF([.B311] &lt; DATE(YEAR([.A311]);12;21);&quot;JESIEŃ&quot;; &quot;ZIMA&quot;))))" office:value-type="string" office:string-value="JESIEŃ" calcext:value-type="string">
            <text:p>JESIEŃ</text:p>
          </table:table-cell>
          <table:table-cell table:formula="of:=IF([.C311] = &quot;ZIMA&quot;; 0.2; IF([.C311] = &quot;WIOSNA&quot;; 0.5; IF([.C311] = &quot;LATO&quot;; 0.9; 0.4)))" office:value-type="float" office:value="0.4" calcext:value-type="float">
            <text:p>0,4</text:p>
          </table:table-cell>
          <table:table-cell table:style-name="ce22" table:formula="of:=IF([.H310]&gt; 2400 ;IF(NOT(MONTH([.A311]) = MONTH([.A310]));[.E310]+3; [.E310]); [.E310])" office:value-type="float" office:value="22" calcext:value-type="float">
            <text:p>22</text:p>
          </table:table-cell>
          <table:table-cell table:formula="of:=IF(WEEKDAY([.A311];2)&lt; 6; 1; 0) * FLOOR([.E311] *[.D311]) *[.$K$7]" office:value-type="float" office:value="240" calcext:value-type="float">
            <text:p>240</text:p>
          </table:table-cell>
          <table:table-cell table:formula="of:=IF(WEEKDAY([.A311];2) = 7; ([.E310]*15); 0) + IF([.H310]&gt;= 2400; IF(NOT(MONTH([.A311]) = MONTH([.A312]));2400; 0);0)" office:value-type="float" office:value="0" calcext:value-type="float">
            <text:p>0</text:p>
          </table:table-cell>
          <table:table-cell table:formula="of:=[.H310] -[.G311] +[.F311]" office:value-type="float" office:value="13780" calcext:value-type="float">
            <text:p>137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07" calcext:value-type="date">
            <text:p>7.11.2023</text:p>
          </table:table-cell>
          <table:table-cell table:formula="of:=[.A312]" office:value-type="date" office:date-value="2023-11-07" calcext:value-type="date">
            <text:p>11-07</text:p>
          </table:table-cell>
          <table:table-cell table:style-name="ce1" table:formula="of:=IF([.B312] &lt; DATE(YEAR([.A312]);3;21); &quot;ZIMA&quot;; IF([.B312] &lt; DATE(YEAR([.A312]);6;21);&quot;WIOSNA&quot; ; IF([.B312] &lt; DATE(YEAR([.A312]);9;23); &quot;LATO&quot;; IF([.B312] &lt; DATE(YEAR([.A312]);12;21);&quot;JESIEŃ&quot;; &quot;ZIMA&quot;))))" office:value-type="string" office:string-value="JESIEŃ" calcext:value-type="string">
            <text:p>JESIEŃ</text:p>
          </table:table-cell>
          <table:table-cell table:formula="of:=IF([.C312] = &quot;ZIMA&quot;; 0.2; IF([.C312] = &quot;WIOSNA&quot;; 0.5; IF([.C312] = &quot;LATO&quot;; 0.9; 0.4)))" office:value-type="float" office:value="0.4" calcext:value-type="float">
            <text:p>0,4</text:p>
          </table:table-cell>
          <table:table-cell table:style-name="ce22" table:formula="of:=IF([.H311]&gt; 2400 ;IF(NOT(MONTH([.A312]) = MONTH([.A311]));[.E311]+3; [.E311]); [.E311])" office:value-type="float" office:value="22" calcext:value-type="float">
            <text:p>22</text:p>
          </table:table-cell>
          <table:table-cell table:formula="of:=IF(WEEKDAY([.A312];2)&lt; 6; 1; 0) * FLOOR([.E312] *[.D312]) *[.$K$7]" office:value-type="float" office:value="240" calcext:value-type="float">
            <text:p>240</text:p>
          </table:table-cell>
          <table:table-cell table:formula="of:=IF(WEEKDAY([.A312];2) = 7; ([.E311]*15); 0) + IF([.H311]&gt;= 2400; IF(NOT(MONTH([.A312]) = MONTH([.A313]));2400; 0);0)" office:value-type="float" office:value="0" calcext:value-type="float">
            <text:p>0</text:p>
          </table:table-cell>
          <table:table-cell table:formula="of:=[.H311] -[.G312] +[.F312]" office:value-type="float" office:value="14020" calcext:value-type="float">
            <text:p>140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08" calcext:value-type="date">
            <text:p>8.11.2023</text:p>
          </table:table-cell>
          <table:table-cell table:formula="of:=[.A313]" office:value-type="date" office:date-value="2023-11-08" calcext:value-type="date">
            <text:p>11-08</text:p>
          </table:table-cell>
          <table:table-cell table:style-name="ce1" table:formula="of:=IF([.B313] &lt; DATE(YEAR([.A313]);3;21); &quot;ZIMA&quot;; IF([.B313] &lt; DATE(YEAR([.A313]);6;21);&quot;WIOSNA&quot; ; IF([.B313] &lt; DATE(YEAR([.A313]);9;23); &quot;LATO&quot;; IF([.B313] &lt; DATE(YEAR([.A313]);12;21);&quot;JESIEŃ&quot;; &quot;ZIMA&quot;))))" office:value-type="string" office:string-value="JESIEŃ" calcext:value-type="string">
            <text:p>JESIEŃ</text:p>
          </table:table-cell>
          <table:table-cell table:formula="of:=IF([.C313] = &quot;ZIMA&quot;; 0.2; IF([.C313] = &quot;WIOSNA&quot;; 0.5; IF([.C313] = &quot;LATO&quot;; 0.9; 0.4)))" office:value-type="float" office:value="0.4" calcext:value-type="float">
            <text:p>0,4</text:p>
          </table:table-cell>
          <table:table-cell table:style-name="ce22" table:formula="of:=IF([.H312]&gt; 2400 ;IF(NOT(MONTH([.A313]) = MONTH([.A312]));[.E312]+3; [.E312]); [.E312])" office:value-type="float" office:value="22" calcext:value-type="float">
            <text:p>22</text:p>
          </table:table-cell>
          <table:table-cell table:formula="of:=IF(WEEKDAY([.A313];2)&lt; 6; 1; 0) * FLOOR([.E313] *[.D313]) *[.$K$7]" office:value-type="float" office:value="240" calcext:value-type="float">
            <text:p>240</text:p>
          </table:table-cell>
          <table:table-cell table:formula="of:=IF(WEEKDAY([.A313];2) = 7; ([.E312]*15); 0) + IF([.H312]&gt;= 2400; IF(NOT(MONTH([.A313]) = MONTH([.A314]));2400; 0);0)" office:value-type="float" office:value="0" calcext:value-type="float">
            <text:p>0</text:p>
          </table:table-cell>
          <table:table-cell table:formula="of:=[.H312] -[.G313] +[.F313]" office:value-type="float" office:value="14260" calcext:value-type="float">
            <text:p>142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09" calcext:value-type="date">
            <text:p>9.11.2023</text:p>
          </table:table-cell>
          <table:table-cell table:formula="of:=[.A314]" office:value-type="date" office:date-value="2023-11-09" calcext:value-type="date">
            <text:p>11-09</text:p>
          </table:table-cell>
          <table:table-cell table:style-name="ce1" table:formula="of:=IF([.B314] &lt; DATE(YEAR([.A314]);3;21); &quot;ZIMA&quot;; IF([.B314] &lt; DATE(YEAR([.A314]);6;21);&quot;WIOSNA&quot; ; IF([.B314] &lt; DATE(YEAR([.A314]);9;23); &quot;LATO&quot;; IF([.B314] &lt; DATE(YEAR([.A314]);12;21);&quot;JESIEŃ&quot;; &quot;ZIMA&quot;))))" office:value-type="string" office:string-value="JESIEŃ" calcext:value-type="string">
            <text:p>JESIEŃ</text:p>
          </table:table-cell>
          <table:table-cell table:formula="of:=IF([.C314] = &quot;ZIMA&quot;; 0.2; IF([.C314] = &quot;WIOSNA&quot;; 0.5; IF([.C314] = &quot;LATO&quot;; 0.9; 0.4)))" office:value-type="float" office:value="0.4" calcext:value-type="float">
            <text:p>0,4</text:p>
          </table:table-cell>
          <table:table-cell table:style-name="ce22" table:formula="of:=IF([.H313]&gt; 2400 ;IF(NOT(MONTH([.A314]) = MONTH([.A313]));[.E313]+3; [.E313]); [.E313])" office:value-type="float" office:value="22" calcext:value-type="float">
            <text:p>22</text:p>
          </table:table-cell>
          <table:table-cell table:formula="of:=IF(WEEKDAY([.A314];2)&lt; 6; 1; 0) * FLOOR([.E314] *[.D314]) *[.$K$7]" office:value-type="float" office:value="240" calcext:value-type="float">
            <text:p>240</text:p>
          </table:table-cell>
          <table:table-cell table:formula="of:=IF(WEEKDAY([.A314];2) = 7; ([.E313]*15); 0) + IF([.H313]&gt;= 2400; IF(NOT(MONTH([.A314]) = MONTH([.A315]));2400; 0);0)" office:value-type="float" office:value="0" calcext:value-type="float">
            <text:p>0</text:p>
          </table:table-cell>
          <table:table-cell table:formula="of:=[.H313] -[.G314] +[.F314]" office:value-type="float" office:value="14500" calcext:value-type="float">
            <text:p>145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10" calcext:value-type="date">
            <text:p>10.11.2023</text:p>
          </table:table-cell>
          <table:table-cell table:formula="of:=[.A315]" office:value-type="date" office:date-value="2023-11-10" calcext:value-type="date">
            <text:p>11-10</text:p>
          </table:table-cell>
          <table:table-cell table:style-name="ce1" table:formula="of:=IF([.B315] &lt; DATE(YEAR([.A315]);3;21); &quot;ZIMA&quot;; IF([.B315] &lt; DATE(YEAR([.A315]);6;21);&quot;WIOSNA&quot; ; IF([.B315] &lt; DATE(YEAR([.A315]);9;23); &quot;LATO&quot;; IF([.B315] &lt; DATE(YEAR([.A315]);12;21);&quot;JESIEŃ&quot;; &quot;ZIMA&quot;))))" office:value-type="string" office:string-value="JESIEŃ" calcext:value-type="string">
            <text:p>JESIEŃ</text:p>
          </table:table-cell>
          <table:table-cell table:formula="of:=IF([.C315] = &quot;ZIMA&quot;; 0.2; IF([.C315] = &quot;WIOSNA&quot;; 0.5; IF([.C315] = &quot;LATO&quot;; 0.9; 0.4)))" office:value-type="float" office:value="0.4" calcext:value-type="float">
            <text:p>0,4</text:p>
          </table:table-cell>
          <table:table-cell table:style-name="ce22" table:formula="of:=IF([.H314]&gt; 2400 ;IF(NOT(MONTH([.A315]) = MONTH([.A314]));[.E314]+3; [.E314]); [.E314])" office:value-type="float" office:value="22" calcext:value-type="float">
            <text:p>22</text:p>
          </table:table-cell>
          <table:table-cell table:formula="of:=IF(WEEKDAY([.A315];2)&lt; 6; 1; 0) * FLOOR([.E315] *[.D315]) *[.$K$7]" office:value-type="float" office:value="240" calcext:value-type="float">
            <text:p>240</text:p>
          </table:table-cell>
          <table:table-cell table:formula="of:=IF(WEEKDAY([.A315];2) = 7; ([.E314]*15); 0) + IF([.H314]&gt;= 2400; IF(NOT(MONTH([.A315]) = MONTH([.A316]));2400; 0);0)" office:value-type="float" office:value="0" calcext:value-type="float">
            <text:p>0</text:p>
          </table:table-cell>
          <table:table-cell table:formula="of:=[.H314] -[.G315] +[.F315]" office:value-type="float" office:value="14740" calcext:value-type="float">
            <text:p>147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11" calcext:value-type="date">
            <text:p>11.11.2023</text:p>
          </table:table-cell>
          <table:table-cell table:formula="of:=[.A316]" office:value-type="date" office:date-value="2023-11-11" calcext:value-type="date">
            <text:p>11-11</text:p>
          </table:table-cell>
          <table:table-cell table:style-name="ce1" table:formula="of:=IF([.B316] &lt; DATE(YEAR([.A316]);3;21); &quot;ZIMA&quot;; IF([.B316] &lt; DATE(YEAR([.A316]);6;21);&quot;WIOSNA&quot; ; IF([.B316] &lt; DATE(YEAR([.A316]);9;23); &quot;LATO&quot;; IF([.B316] &lt; DATE(YEAR([.A316]);12;21);&quot;JESIEŃ&quot;; &quot;ZIMA&quot;))))" office:value-type="string" office:string-value="JESIEŃ" calcext:value-type="string">
            <text:p>JESIEŃ</text:p>
          </table:table-cell>
          <table:table-cell table:formula="of:=IF([.C316] = &quot;ZIMA&quot;; 0.2; IF([.C316] = &quot;WIOSNA&quot;; 0.5; IF([.C316] = &quot;LATO&quot;; 0.9; 0.4)))" office:value-type="float" office:value="0.4" calcext:value-type="float">
            <text:p>0,4</text:p>
          </table:table-cell>
          <table:table-cell table:style-name="ce22" table:formula="of:=IF([.H315]&gt; 2400 ;IF(NOT(MONTH([.A316]) = MONTH([.A315]));[.E315]+3; [.E315]); [.E315])" office:value-type="float" office:value="22" calcext:value-type="float">
            <text:p>22</text:p>
          </table:table-cell>
          <table:table-cell table:formula="of:=IF(WEEKDAY([.A316];2)&lt; 6; 1; 0) * FLOOR([.E316] *[.D316]) *[.$K$7]" office:value-type="float" office:value="0" calcext:value-type="float">
            <text:p>0</text:p>
          </table:table-cell>
          <table:table-cell table:formula="of:=IF(WEEKDAY([.A316];2) = 7; ([.E315]*15); 0) + IF([.H315]&gt;= 2400; IF(NOT(MONTH([.A316]) = MONTH([.A317]));2400; 0);0)" office:value-type="float" office:value="0" calcext:value-type="float">
            <text:p>0</text:p>
          </table:table-cell>
          <table:table-cell table:formula="of:=[.H315] -[.G316] +[.F316]" office:value-type="float" office:value="14740" calcext:value-type="float">
            <text:p>147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12" calcext:value-type="date">
            <text:p>12.11.2023</text:p>
          </table:table-cell>
          <table:table-cell table:formula="of:=[.A317]" office:value-type="date" office:date-value="2023-11-12" calcext:value-type="date">
            <text:p>11-12</text:p>
          </table:table-cell>
          <table:table-cell table:style-name="ce1" table:formula="of:=IF([.B317] &lt; DATE(YEAR([.A317]);3;21); &quot;ZIMA&quot;; IF([.B317] &lt; DATE(YEAR([.A317]);6;21);&quot;WIOSNA&quot; ; IF([.B317] &lt; DATE(YEAR([.A317]);9;23); &quot;LATO&quot;; IF([.B317] &lt; DATE(YEAR([.A317]);12;21);&quot;JESIEŃ&quot;; &quot;ZIMA&quot;))))" office:value-type="string" office:string-value="JESIEŃ" calcext:value-type="string">
            <text:p>JESIEŃ</text:p>
          </table:table-cell>
          <table:table-cell table:formula="of:=IF([.C317] = &quot;ZIMA&quot;; 0.2; IF([.C317] = &quot;WIOSNA&quot;; 0.5; IF([.C317] = &quot;LATO&quot;; 0.9; 0.4)))" office:value-type="float" office:value="0.4" calcext:value-type="float">
            <text:p>0,4</text:p>
          </table:table-cell>
          <table:table-cell table:style-name="ce22" table:formula="of:=IF([.H316]&gt; 2400 ;IF(NOT(MONTH([.A317]) = MONTH([.A316]));[.E316]+3; [.E316]); [.E316])" office:value-type="float" office:value="22" calcext:value-type="float">
            <text:p>22</text:p>
          </table:table-cell>
          <table:table-cell table:formula="of:=IF(WEEKDAY([.A317];2)&lt; 6; 1; 0) * FLOOR([.E317] *[.D317]) *[.$K$7]" office:value-type="float" office:value="0" calcext:value-type="float">
            <text:p>0</text:p>
          </table:table-cell>
          <table:table-cell table:formula="of:=IF(WEEKDAY([.A317];2) = 7; ([.E316]*15); 0) + IF([.H316]&gt;= 2400; IF(NOT(MONTH([.A317]) = MONTH([.A318]));2400; 0);0)" office:value-type="float" office:value="330" calcext:value-type="float">
            <text:p>330</text:p>
          </table:table-cell>
          <table:table-cell table:formula="of:=[.H316] -[.G317] +[.F317]" office:value-type="float" office:value="14410" calcext:value-type="float">
            <text:p>144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13" calcext:value-type="date">
            <text:p>13.11.2023</text:p>
          </table:table-cell>
          <table:table-cell table:formula="of:=[.A318]" office:value-type="date" office:date-value="2023-11-13" calcext:value-type="date">
            <text:p>11-13</text:p>
          </table:table-cell>
          <table:table-cell table:style-name="ce1" table:formula="of:=IF([.B318] &lt; DATE(YEAR([.A318]);3;21); &quot;ZIMA&quot;; IF([.B318] &lt; DATE(YEAR([.A318]);6;21);&quot;WIOSNA&quot; ; IF([.B318] &lt; DATE(YEAR([.A318]);9;23); &quot;LATO&quot;; IF([.B318] &lt; DATE(YEAR([.A318]);12;21);&quot;JESIEŃ&quot;; &quot;ZIMA&quot;))))" office:value-type="string" office:string-value="JESIEŃ" calcext:value-type="string">
            <text:p>JESIEŃ</text:p>
          </table:table-cell>
          <table:table-cell table:formula="of:=IF([.C318] = &quot;ZIMA&quot;; 0.2; IF([.C318] = &quot;WIOSNA&quot;; 0.5; IF([.C318] = &quot;LATO&quot;; 0.9; 0.4)))" office:value-type="float" office:value="0.4" calcext:value-type="float">
            <text:p>0,4</text:p>
          </table:table-cell>
          <table:table-cell table:style-name="ce22" table:formula="of:=IF([.H317]&gt; 2400 ;IF(NOT(MONTH([.A318]) = MONTH([.A317]));[.E317]+3; [.E317]); [.E317])" office:value-type="float" office:value="22" calcext:value-type="float">
            <text:p>22</text:p>
          </table:table-cell>
          <table:table-cell table:formula="of:=IF(WEEKDAY([.A318];2)&lt; 6; 1; 0) * FLOOR([.E318] *[.D318]) *[.$K$7]" office:value-type="float" office:value="240" calcext:value-type="float">
            <text:p>240</text:p>
          </table:table-cell>
          <table:table-cell table:formula="of:=IF(WEEKDAY([.A318];2) = 7; ([.E317]*15); 0) + IF([.H317]&gt;= 2400; IF(NOT(MONTH([.A318]) = MONTH([.A319]));2400; 0);0)" office:value-type="float" office:value="0" calcext:value-type="float">
            <text:p>0</text:p>
          </table:table-cell>
          <table:table-cell table:formula="of:=[.H317] -[.G318] +[.F318]" office:value-type="float" office:value="14650" calcext:value-type="float">
            <text:p>146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14" calcext:value-type="date">
            <text:p>14.11.2023</text:p>
          </table:table-cell>
          <table:table-cell table:formula="of:=[.A319]" office:value-type="date" office:date-value="2023-11-14" calcext:value-type="date">
            <text:p>11-14</text:p>
          </table:table-cell>
          <table:table-cell table:style-name="ce1" table:formula="of:=IF([.B319] &lt; DATE(YEAR([.A319]);3;21); &quot;ZIMA&quot;; IF([.B319] &lt; DATE(YEAR([.A319]);6;21);&quot;WIOSNA&quot; ; IF([.B319] &lt; DATE(YEAR([.A319]);9;23); &quot;LATO&quot;; IF([.B319] &lt; DATE(YEAR([.A319]);12;21);&quot;JESIEŃ&quot;; &quot;ZIMA&quot;))))" office:value-type="string" office:string-value="JESIEŃ" calcext:value-type="string">
            <text:p>JESIEŃ</text:p>
          </table:table-cell>
          <table:table-cell table:formula="of:=IF([.C319] = &quot;ZIMA&quot;; 0.2; IF([.C319] = &quot;WIOSNA&quot;; 0.5; IF([.C319] = &quot;LATO&quot;; 0.9; 0.4)))" office:value-type="float" office:value="0.4" calcext:value-type="float">
            <text:p>0,4</text:p>
          </table:table-cell>
          <table:table-cell table:style-name="ce22" table:formula="of:=IF([.H318]&gt; 2400 ;IF(NOT(MONTH([.A319]) = MONTH([.A318]));[.E318]+3; [.E318]); [.E318])" office:value-type="float" office:value="22" calcext:value-type="float">
            <text:p>22</text:p>
          </table:table-cell>
          <table:table-cell table:formula="of:=IF(WEEKDAY([.A319];2)&lt; 6; 1; 0) * FLOOR([.E319] *[.D319]) *[.$K$7]" office:value-type="float" office:value="240" calcext:value-type="float">
            <text:p>240</text:p>
          </table:table-cell>
          <table:table-cell table:formula="of:=IF(WEEKDAY([.A319];2) = 7; ([.E318]*15); 0) + IF([.H318]&gt;= 2400; IF(NOT(MONTH([.A319]) = MONTH([.A320]));2400; 0);0)" office:value-type="float" office:value="0" calcext:value-type="float">
            <text:p>0</text:p>
          </table:table-cell>
          <table:table-cell table:formula="of:=[.H318] -[.G319] +[.F319]" office:value-type="float" office:value="14890" calcext:value-type="float">
            <text:p>148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15" calcext:value-type="date">
            <text:p>15.11.2023</text:p>
          </table:table-cell>
          <table:table-cell table:formula="of:=[.A320]" office:value-type="date" office:date-value="2023-11-15" calcext:value-type="date">
            <text:p>11-15</text:p>
          </table:table-cell>
          <table:table-cell table:style-name="ce1" table:formula="of:=IF([.B320] &lt; DATE(YEAR([.A320]);3;21); &quot;ZIMA&quot;; IF([.B320] &lt; DATE(YEAR([.A320]);6;21);&quot;WIOSNA&quot; ; IF([.B320] &lt; DATE(YEAR([.A320]);9;23); &quot;LATO&quot;; IF([.B320] &lt; DATE(YEAR([.A320]);12;21);&quot;JESIEŃ&quot;; &quot;ZIMA&quot;))))" office:value-type="string" office:string-value="JESIEŃ" calcext:value-type="string">
            <text:p>JESIEŃ</text:p>
          </table:table-cell>
          <table:table-cell table:formula="of:=IF([.C320] = &quot;ZIMA&quot;; 0.2; IF([.C320] = &quot;WIOSNA&quot;; 0.5; IF([.C320] = &quot;LATO&quot;; 0.9; 0.4)))" office:value-type="float" office:value="0.4" calcext:value-type="float">
            <text:p>0,4</text:p>
          </table:table-cell>
          <table:table-cell table:style-name="ce22" table:formula="of:=IF([.H319]&gt; 2400 ;IF(NOT(MONTH([.A320]) = MONTH([.A319]));[.E319]+3; [.E319]); [.E319])" office:value-type="float" office:value="22" calcext:value-type="float">
            <text:p>22</text:p>
          </table:table-cell>
          <table:table-cell table:formula="of:=IF(WEEKDAY([.A320];2)&lt; 6; 1; 0) * FLOOR([.E320] *[.D320]) *[.$K$7]" office:value-type="float" office:value="240" calcext:value-type="float">
            <text:p>240</text:p>
          </table:table-cell>
          <table:table-cell table:formula="of:=IF(WEEKDAY([.A320];2) = 7; ([.E319]*15); 0) + IF([.H319]&gt;= 2400; IF(NOT(MONTH([.A320]) = MONTH([.A321]));2400; 0);0)" office:value-type="float" office:value="0" calcext:value-type="float">
            <text:p>0</text:p>
          </table:table-cell>
          <table:table-cell table:formula="of:=[.H319] -[.G320] +[.F320]" office:value-type="float" office:value="15130" calcext:value-type="float">
            <text:p>1513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16" calcext:value-type="date">
            <text:p>16.11.2023</text:p>
          </table:table-cell>
          <table:table-cell table:formula="of:=[.A321]" office:value-type="date" office:date-value="2023-11-16" calcext:value-type="date">
            <text:p>11-16</text:p>
          </table:table-cell>
          <table:table-cell table:style-name="ce1" table:formula="of:=IF([.B321] &lt; DATE(YEAR([.A321]);3;21); &quot;ZIMA&quot;; IF([.B321] &lt; DATE(YEAR([.A321]);6;21);&quot;WIOSNA&quot; ; IF([.B321] &lt; DATE(YEAR([.A321]);9;23); &quot;LATO&quot;; IF([.B321] &lt; DATE(YEAR([.A321]);12;21);&quot;JESIEŃ&quot;; &quot;ZIMA&quot;))))" office:value-type="string" office:string-value="JESIEŃ" calcext:value-type="string">
            <text:p>JESIEŃ</text:p>
          </table:table-cell>
          <table:table-cell table:formula="of:=IF([.C321] = &quot;ZIMA&quot;; 0.2; IF([.C321] = &quot;WIOSNA&quot;; 0.5; IF([.C321] = &quot;LATO&quot;; 0.9; 0.4)))" office:value-type="float" office:value="0.4" calcext:value-type="float">
            <text:p>0,4</text:p>
          </table:table-cell>
          <table:table-cell table:style-name="ce22" table:formula="of:=IF([.H320]&gt; 2400 ;IF(NOT(MONTH([.A321]) = MONTH([.A320]));[.E320]+3; [.E320]); [.E320])" office:value-type="float" office:value="22" calcext:value-type="float">
            <text:p>22</text:p>
          </table:table-cell>
          <table:table-cell table:formula="of:=IF(WEEKDAY([.A321];2)&lt; 6; 1; 0) * FLOOR([.E321] *[.D321]) *[.$K$7]" office:value-type="float" office:value="240" calcext:value-type="float">
            <text:p>240</text:p>
          </table:table-cell>
          <table:table-cell table:formula="of:=IF(WEEKDAY([.A321];2) = 7; ([.E320]*15); 0) + IF([.H320]&gt;= 2400; IF(NOT(MONTH([.A321]) = MONTH([.A322]));2400; 0);0)" office:value-type="float" office:value="0" calcext:value-type="float">
            <text:p>0</text:p>
          </table:table-cell>
          <table:table-cell table:formula="of:=[.H320] -[.G321] +[.F321]" office:value-type="float" office:value="15370" calcext:value-type="float">
            <text:p>153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17" calcext:value-type="date">
            <text:p>17.11.2023</text:p>
          </table:table-cell>
          <table:table-cell table:formula="of:=[.A322]" office:value-type="date" office:date-value="2023-11-17" calcext:value-type="date">
            <text:p>11-17</text:p>
          </table:table-cell>
          <table:table-cell table:style-name="ce1" table:formula="of:=IF([.B322] &lt; DATE(YEAR([.A322]);3;21); &quot;ZIMA&quot;; IF([.B322] &lt; DATE(YEAR([.A322]);6;21);&quot;WIOSNA&quot; ; IF([.B322] &lt; DATE(YEAR([.A322]);9;23); &quot;LATO&quot;; IF([.B322] &lt; DATE(YEAR([.A322]);12;21);&quot;JESIEŃ&quot;; &quot;ZIMA&quot;))))" office:value-type="string" office:string-value="JESIEŃ" calcext:value-type="string">
            <text:p>JESIEŃ</text:p>
          </table:table-cell>
          <table:table-cell table:formula="of:=IF([.C322] = &quot;ZIMA&quot;; 0.2; IF([.C322] = &quot;WIOSNA&quot;; 0.5; IF([.C322] = &quot;LATO&quot;; 0.9; 0.4)))" office:value-type="float" office:value="0.4" calcext:value-type="float">
            <text:p>0,4</text:p>
          </table:table-cell>
          <table:table-cell table:style-name="ce22" table:formula="of:=IF([.H321]&gt; 2400 ;IF(NOT(MONTH([.A322]) = MONTH([.A321]));[.E321]+3; [.E321]); [.E321])" office:value-type="float" office:value="22" calcext:value-type="float">
            <text:p>22</text:p>
          </table:table-cell>
          <table:table-cell table:formula="of:=IF(WEEKDAY([.A322];2)&lt; 6; 1; 0) * FLOOR([.E322] *[.D322]) *[.$K$7]" office:value-type="float" office:value="240" calcext:value-type="float">
            <text:p>240</text:p>
          </table:table-cell>
          <table:table-cell table:formula="of:=IF(WEEKDAY([.A322];2) = 7; ([.E321]*15); 0) + IF([.H321]&gt;= 2400; IF(NOT(MONTH([.A322]) = MONTH([.A323]));2400; 0);0)" office:value-type="float" office:value="0" calcext:value-type="float">
            <text:p>0</text:p>
          </table:table-cell>
          <table:table-cell table:formula="of:=[.H321] -[.G322] +[.F322]" office:value-type="float" office:value="15610" calcext:value-type="float">
            <text:p>156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18" calcext:value-type="date">
            <text:p>18.11.2023</text:p>
          </table:table-cell>
          <table:table-cell table:formula="of:=[.A323]" office:value-type="date" office:date-value="2023-11-18" calcext:value-type="date">
            <text:p>11-18</text:p>
          </table:table-cell>
          <table:table-cell table:style-name="ce1" table:formula="of:=IF([.B323] &lt; DATE(YEAR([.A323]);3;21); &quot;ZIMA&quot;; IF([.B323] &lt; DATE(YEAR([.A323]);6;21);&quot;WIOSNA&quot; ; IF([.B323] &lt; DATE(YEAR([.A323]);9;23); &quot;LATO&quot;; IF([.B323] &lt; DATE(YEAR([.A323]);12;21);&quot;JESIEŃ&quot;; &quot;ZIMA&quot;))))" office:value-type="string" office:string-value="JESIEŃ" calcext:value-type="string">
            <text:p>JESIEŃ</text:p>
          </table:table-cell>
          <table:table-cell table:formula="of:=IF([.C323] = &quot;ZIMA&quot;; 0.2; IF([.C323] = &quot;WIOSNA&quot;; 0.5; IF([.C323] = &quot;LATO&quot;; 0.9; 0.4)))" office:value-type="float" office:value="0.4" calcext:value-type="float">
            <text:p>0,4</text:p>
          </table:table-cell>
          <table:table-cell table:style-name="ce22" table:formula="of:=IF([.H322]&gt; 2400 ;IF(NOT(MONTH([.A323]) = MONTH([.A322]));[.E322]+3; [.E322]); [.E322])" office:value-type="float" office:value="22" calcext:value-type="float">
            <text:p>22</text:p>
          </table:table-cell>
          <table:table-cell table:formula="of:=IF(WEEKDAY([.A323];2)&lt; 6; 1; 0) * FLOOR([.E323] *[.D323]) *[.$K$7]" office:value-type="float" office:value="0" calcext:value-type="float">
            <text:p>0</text:p>
          </table:table-cell>
          <table:table-cell table:formula="of:=IF(WEEKDAY([.A323];2) = 7; ([.E322]*15); 0) + IF([.H322]&gt;= 2400; IF(NOT(MONTH([.A323]) = MONTH([.A324]));2400; 0);0)" office:value-type="float" office:value="0" calcext:value-type="float">
            <text:p>0</text:p>
          </table:table-cell>
          <table:table-cell table:formula="of:=[.H322] -[.G323] +[.F323]" office:value-type="float" office:value="15610" calcext:value-type="float">
            <text:p>156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19" calcext:value-type="date">
            <text:p>19.11.2023</text:p>
          </table:table-cell>
          <table:table-cell table:formula="of:=[.A324]" office:value-type="date" office:date-value="2023-11-19" calcext:value-type="date">
            <text:p>11-19</text:p>
          </table:table-cell>
          <table:table-cell table:style-name="ce1" table:formula="of:=IF([.B324] &lt; DATE(YEAR([.A324]);3;21); &quot;ZIMA&quot;; IF([.B324] &lt; DATE(YEAR([.A324]);6;21);&quot;WIOSNA&quot; ; IF([.B324] &lt; DATE(YEAR([.A324]);9;23); &quot;LATO&quot;; IF([.B324] &lt; DATE(YEAR([.A324]);12;21);&quot;JESIEŃ&quot;; &quot;ZIMA&quot;))))" office:value-type="string" office:string-value="JESIEŃ" calcext:value-type="string">
            <text:p>JESIEŃ</text:p>
          </table:table-cell>
          <table:table-cell table:formula="of:=IF([.C324] = &quot;ZIMA&quot;; 0.2; IF([.C324] = &quot;WIOSNA&quot;; 0.5; IF([.C324] = &quot;LATO&quot;; 0.9; 0.4)))" office:value-type="float" office:value="0.4" calcext:value-type="float">
            <text:p>0,4</text:p>
          </table:table-cell>
          <table:table-cell table:style-name="ce22" table:formula="of:=IF([.H323]&gt; 2400 ;IF(NOT(MONTH([.A324]) = MONTH([.A323]));[.E323]+3; [.E323]); [.E323])" office:value-type="float" office:value="22" calcext:value-type="float">
            <text:p>22</text:p>
          </table:table-cell>
          <table:table-cell table:formula="of:=IF(WEEKDAY([.A324];2)&lt; 6; 1; 0) * FLOOR([.E324] *[.D324]) *[.$K$7]" office:value-type="float" office:value="0" calcext:value-type="float">
            <text:p>0</text:p>
          </table:table-cell>
          <table:table-cell table:formula="of:=IF(WEEKDAY([.A324];2) = 7; ([.E323]*15); 0) + IF([.H323]&gt;= 2400; IF(NOT(MONTH([.A324]) = MONTH([.A325]));2400; 0);0)" office:value-type="float" office:value="330" calcext:value-type="float">
            <text:p>330</text:p>
          </table:table-cell>
          <table:table-cell table:formula="of:=[.H323] -[.G324] +[.F324]" office:value-type="float" office:value="15280" calcext:value-type="float">
            <text:p>152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20" calcext:value-type="date">
            <text:p>20.11.2023</text:p>
          </table:table-cell>
          <table:table-cell table:formula="of:=[.A325]" office:value-type="date" office:date-value="2023-11-20" calcext:value-type="date">
            <text:p>11-20</text:p>
          </table:table-cell>
          <table:table-cell table:style-name="ce1" table:formula="of:=IF([.B325] &lt; DATE(YEAR([.A325]);3;21); &quot;ZIMA&quot;; IF([.B325] &lt; DATE(YEAR([.A325]);6;21);&quot;WIOSNA&quot; ; IF([.B325] &lt; DATE(YEAR([.A325]);9;23); &quot;LATO&quot;; IF([.B325] &lt; DATE(YEAR([.A325]);12;21);&quot;JESIEŃ&quot;; &quot;ZIMA&quot;))))" office:value-type="string" office:string-value="JESIEŃ" calcext:value-type="string">
            <text:p>JESIEŃ</text:p>
          </table:table-cell>
          <table:table-cell table:formula="of:=IF([.C325] = &quot;ZIMA&quot;; 0.2; IF([.C325] = &quot;WIOSNA&quot;; 0.5; IF([.C325] = &quot;LATO&quot;; 0.9; 0.4)))" office:value-type="float" office:value="0.4" calcext:value-type="float">
            <text:p>0,4</text:p>
          </table:table-cell>
          <table:table-cell table:style-name="ce22" table:formula="of:=IF([.H324]&gt; 2400 ;IF(NOT(MONTH([.A325]) = MONTH([.A324]));[.E324]+3; [.E324]); [.E324])" office:value-type="float" office:value="22" calcext:value-type="float">
            <text:p>22</text:p>
          </table:table-cell>
          <table:table-cell table:formula="of:=IF(WEEKDAY([.A325];2)&lt; 6; 1; 0) * FLOOR([.E325] *[.D325]) *[.$K$7]" office:value-type="float" office:value="240" calcext:value-type="float">
            <text:p>240</text:p>
          </table:table-cell>
          <table:table-cell table:formula="of:=IF(WEEKDAY([.A325];2) = 7; ([.E324]*15); 0) + IF([.H324]&gt;= 2400; IF(NOT(MONTH([.A325]) = MONTH([.A326]));2400; 0);0)" office:value-type="float" office:value="0" calcext:value-type="float">
            <text:p>0</text:p>
          </table:table-cell>
          <table:table-cell table:formula="of:=[.H324] -[.G325] +[.F325]" office:value-type="float" office:value="15520" calcext:value-type="float">
            <text:p>155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21" calcext:value-type="date">
            <text:p>21.11.2023</text:p>
          </table:table-cell>
          <table:table-cell table:formula="of:=[.A326]" office:value-type="date" office:date-value="2023-11-21" calcext:value-type="date">
            <text:p>11-21</text:p>
          </table:table-cell>
          <table:table-cell table:style-name="ce1" table:formula="of:=IF([.B326] &lt; DATE(YEAR([.A326]);3;21); &quot;ZIMA&quot;; IF([.B326] &lt; DATE(YEAR([.A326]);6;21);&quot;WIOSNA&quot; ; IF([.B326] &lt; DATE(YEAR([.A326]);9;23); &quot;LATO&quot;; IF([.B326] &lt; DATE(YEAR([.A326]);12;21);&quot;JESIEŃ&quot;; &quot;ZIMA&quot;))))" office:value-type="string" office:string-value="JESIEŃ" calcext:value-type="string">
            <text:p>JESIEŃ</text:p>
          </table:table-cell>
          <table:table-cell table:formula="of:=IF([.C326] = &quot;ZIMA&quot;; 0.2; IF([.C326] = &quot;WIOSNA&quot;; 0.5; IF([.C326] = &quot;LATO&quot;; 0.9; 0.4)))" office:value-type="float" office:value="0.4" calcext:value-type="float">
            <text:p>0,4</text:p>
          </table:table-cell>
          <table:table-cell table:style-name="ce22" table:formula="of:=IF([.H325]&gt; 2400 ;IF(NOT(MONTH([.A326]) = MONTH([.A325]));[.E325]+3; [.E325]); [.E325])" office:value-type="float" office:value="22" calcext:value-type="float">
            <text:p>22</text:p>
          </table:table-cell>
          <table:table-cell table:formula="of:=IF(WEEKDAY([.A326];2)&lt; 6; 1; 0) * FLOOR([.E326] *[.D326]) *[.$K$7]" office:value-type="float" office:value="240" calcext:value-type="float">
            <text:p>240</text:p>
          </table:table-cell>
          <table:table-cell table:formula="of:=IF(WEEKDAY([.A326];2) = 7; ([.E325]*15); 0) + IF([.H325]&gt;= 2400; IF(NOT(MONTH([.A326]) = MONTH([.A327]));2400; 0);0)" office:value-type="float" office:value="0" calcext:value-type="float">
            <text:p>0</text:p>
          </table:table-cell>
          <table:table-cell table:formula="of:=[.H325] -[.G326] +[.F326]" office:value-type="float" office:value="15760" calcext:value-type="float">
            <text:p>157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22" calcext:value-type="date">
            <text:p>22.11.2023</text:p>
          </table:table-cell>
          <table:table-cell table:formula="of:=[.A327]" office:value-type="date" office:date-value="2023-11-22" calcext:value-type="date">
            <text:p>11-22</text:p>
          </table:table-cell>
          <table:table-cell table:style-name="ce1" table:formula="of:=IF([.B327] &lt; DATE(YEAR([.A327]);3;21); &quot;ZIMA&quot;; IF([.B327] &lt; DATE(YEAR([.A327]);6;21);&quot;WIOSNA&quot; ; IF([.B327] &lt; DATE(YEAR([.A327]);9;23); &quot;LATO&quot;; IF([.B327] &lt; DATE(YEAR([.A327]);12;21);&quot;JESIEŃ&quot;; &quot;ZIMA&quot;))))" office:value-type="string" office:string-value="JESIEŃ" calcext:value-type="string">
            <text:p>JESIEŃ</text:p>
          </table:table-cell>
          <table:table-cell table:formula="of:=IF([.C327] = &quot;ZIMA&quot;; 0.2; IF([.C327] = &quot;WIOSNA&quot;; 0.5; IF([.C327] = &quot;LATO&quot;; 0.9; 0.4)))" office:value-type="float" office:value="0.4" calcext:value-type="float">
            <text:p>0,4</text:p>
          </table:table-cell>
          <table:table-cell table:style-name="ce22" table:formula="of:=IF([.H326]&gt; 2400 ;IF(NOT(MONTH([.A327]) = MONTH([.A326]));[.E326]+3; [.E326]); [.E326])" office:value-type="float" office:value="22" calcext:value-type="float">
            <text:p>22</text:p>
          </table:table-cell>
          <table:table-cell table:formula="of:=IF(WEEKDAY([.A327];2)&lt; 6; 1; 0) * FLOOR([.E327] *[.D327]) *[.$K$7]" office:value-type="float" office:value="240" calcext:value-type="float">
            <text:p>240</text:p>
          </table:table-cell>
          <table:table-cell table:formula="of:=IF(WEEKDAY([.A327];2) = 7; ([.E326]*15); 0) + IF([.H326]&gt;= 2400; IF(NOT(MONTH([.A327]) = MONTH([.A328]));2400; 0);0)" office:value-type="float" office:value="0" calcext:value-type="float">
            <text:p>0</text:p>
          </table:table-cell>
          <table:table-cell table:formula="of:=[.H326] -[.G327] +[.F327]" office:value-type="float" office:value="16000" calcext:value-type="float">
            <text:p>160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23" calcext:value-type="date">
            <text:p>23.11.2023</text:p>
          </table:table-cell>
          <table:table-cell table:formula="of:=[.A328]" office:value-type="date" office:date-value="2023-11-23" calcext:value-type="date">
            <text:p>11-23</text:p>
          </table:table-cell>
          <table:table-cell table:style-name="ce1" table:formula="of:=IF([.B328] &lt; DATE(YEAR([.A328]);3;21); &quot;ZIMA&quot;; IF([.B328] &lt; DATE(YEAR([.A328]);6;21);&quot;WIOSNA&quot; ; IF([.B328] &lt; DATE(YEAR([.A328]);9;23); &quot;LATO&quot;; IF([.B328] &lt; DATE(YEAR([.A328]);12;21);&quot;JESIEŃ&quot;; &quot;ZIMA&quot;))))" office:value-type="string" office:string-value="JESIEŃ" calcext:value-type="string">
            <text:p>JESIEŃ</text:p>
          </table:table-cell>
          <table:table-cell table:formula="of:=IF([.C328] = &quot;ZIMA&quot;; 0.2; IF([.C328] = &quot;WIOSNA&quot;; 0.5; IF([.C328] = &quot;LATO&quot;; 0.9; 0.4)))" office:value-type="float" office:value="0.4" calcext:value-type="float">
            <text:p>0,4</text:p>
          </table:table-cell>
          <table:table-cell table:style-name="ce22" table:formula="of:=IF([.H327]&gt; 2400 ;IF(NOT(MONTH([.A328]) = MONTH([.A327]));[.E327]+3; [.E327]); [.E327])" office:value-type="float" office:value="22" calcext:value-type="float">
            <text:p>22</text:p>
          </table:table-cell>
          <table:table-cell table:formula="of:=IF(WEEKDAY([.A328];2)&lt; 6; 1; 0) * FLOOR([.E328] *[.D328]) *[.$K$7]" office:value-type="float" office:value="240" calcext:value-type="float">
            <text:p>240</text:p>
          </table:table-cell>
          <table:table-cell table:formula="of:=IF(WEEKDAY([.A328];2) = 7; ([.E327]*15); 0) + IF([.H327]&gt;= 2400; IF(NOT(MONTH([.A328]) = MONTH([.A329]));2400; 0);0)" office:value-type="float" office:value="0" calcext:value-type="float">
            <text:p>0</text:p>
          </table:table-cell>
          <table:table-cell table:formula="of:=[.H327] -[.G328] +[.F328]" office:value-type="float" office:value="16240" calcext:value-type="float">
            <text:p>162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24" calcext:value-type="date">
            <text:p>24.11.2023</text:p>
          </table:table-cell>
          <table:table-cell table:formula="of:=[.A329]" office:value-type="date" office:date-value="2023-11-24" calcext:value-type="date">
            <text:p>11-24</text:p>
          </table:table-cell>
          <table:table-cell table:style-name="ce1" table:formula="of:=IF([.B329] &lt; DATE(YEAR([.A329]);3;21); &quot;ZIMA&quot;; IF([.B329] &lt; DATE(YEAR([.A329]);6;21);&quot;WIOSNA&quot; ; IF([.B329] &lt; DATE(YEAR([.A329]);9;23); &quot;LATO&quot;; IF([.B329] &lt; DATE(YEAR([.A329]);12;21);&quot;JESIEŃ&quot;; &quot;ZIMA&quot;))))" office:value-type="string" office:string-value="JESIEŃ" calcext:value-type="string">
            <text:p>JESIEŃ</text:p>
          </table:table-cell>
          <table:table-cell table:formula="of:=IF([.C329] = &quot;ZIMA&quot;; 0.2; IF([.C329] = &quot;WIOSNA&quot;; 0.5; IF([.C329] = &quot;LATO&quot;; 0.9; 0.4)))" office:value-type="float" office:value="0.4" calcext:value-type="float">
            <text:p>0,4</text:p>
          </table:table-cell>
          <table:table-cell table:style-name="ce22" table:formula="of:=IF([.H328]&gt; 2400 ;IF(NOT(MONTH([.A329]) = MONTH([.A328]));[.E328]+3; [.E328]); [.E328])" office:value-type="float" office:value="22" calcext:value-type="float">
            <text:p>22</text:p>
          </table:table-cell>
          <table:table-cell table:formula="of:=IF(WEEKDAY([.A329];2)&lt; 6; 1; 0) * FLOOR([.E329] *[.D329]) *[.$K$7]" office:value-type="float" office:value="240" calcext:value-type="float">
            <text:p>240</text:p>
          </table:table-cell>
          <table:table-cell table:formula="of:=IF(WEEKDAY([.A329];2) = 7; ([.E328]*15); 0) + IF([.H328]&gt;= 2400; IF(NOT(MONTH([.A329]) = MONTH([.A330]));2400; 0);0)" office:value-type="float" office:value="0" calcext:value-type="float">
            <text:p>0</text:p>
          </table:table-cell>
          <table:table-cell table:formula="of:=[.H328] -[.G329] +[.F329]" office:value-type="float" office:value="16480" calcext:value-type="float">
            <text:p>164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25" calcext:value-type="date">
            <text:p>25.11.2023</text:p>
          </table:table-cell>
          <table:table-cell table:formula="of:=[.A330]" office:value-type="date" office:date-value="2023-11-25" calcext:value-type="date">
            <text:p>11-25</text:p>
          </table:table-cell>
          <table:table-cell table:style-name="ce1" table:formula="of:=IF([.B330] &lt; DATE(YEAR([.A330]);3;21); &quot;ZIMA&quot;; IF([.B330] &lt; DATE(YEAR([.A330]);6;21);&quot;WIOSNA&quot; ; IF([.B330] &lt; DATE(YEAR([.A330]);9;23); &quot;LATO&quot;; IF([.B330] &lt; DATE(YEAR([.A330]);12;21);&quot;JESIEŃ&quot;; &quot;ZIMA&quot;))))" office:value-type="string" office:string-value="JESIEŃ" calcext:value-type="string">
            <text:p>JESIEŃ</text:p>
          </table:table-cell>
          <table:table-cell table:formula="of:=IF([.C330] = &quot;ZIMA&quot;; 0.2; IF([.C330] = &quot;WIOSNA&quot;; 0.5; IF([.C330] = &quot;LATO&quot;; 0.9; 0.4)))" office:value-type="float" office:value="0.4" calcext:value-type="float">
            <text:p>0,4</text:p>
          </table:table-cell>
          <table:table-cell table:style-name="ce22" table:formula="of:=IF([.H329]&gt; 2400 ;IF(NOT(MONTH([.A330]) = MONTH([.A329]));[.E329]+3; [.E329]); [.E329])" office:value-type="float" office:value="22" calcext:value-type="float">
            <text:p>22</text:p>
          </table:table-cell>
          <table:table-cell table:formula="of:=IF(WEEKDAY([.A330];2)&lt; 6; 1; 0) * FLOOR([.E330] *[.D330]) *[.$K$7]" office:value-type="float" office:value="0" calcext:value-type="float">
            <text:p>0</text:p>
          </table:table-cell>
          <table:table-cell table:formula="of:=IF(WEEKDAY([.A330];2) = 7; ([.E329]*15); 0) + IF([.H329]&gt;= 2400; IF(NOT(MONTH([.A330]) = MONTH([.A331]));2400; 0);0)" office:value-type="float" office:value="0" calcext:value-type="float">
            <text:p>0</text:p>
          </table:table-cell>
          <table:table-cell table:formula="of:=[.H329] -[.G330] +[.F330]" office:value-type="float" office:value="16480" calcext:value-type="float">
            <text:p>164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26" calcext:value-type="date">
            <text:p>26.11.2023</text:p>
          </table:table-cell>
          <table:table-cell table:formula="of:=[.A331]" office:value-type="date" office:date-value="2023-11-26" calcext:value-type="date">
            <text:p>11-26</text:p>
          </table:table-cell>
          <table:table-cell table:style-name="ce1" table:formula="of:=IF([.B331] &lt; DATE(YEAR([.A331]);3;21); &quot;ZIMA&quot;; IF([.B331] &lt; DATE(YEAR([.A331]);6;21);&quot;WIOSNA&quot; ; IF([.B331] &lt; DATE(YEAR([.A331]);9;23); &quot;LATO&quot;; IF([.B331] &lt; DATE(YEAR([.A331]);12;21);&quot;JESIEŃ&quot;; &quot;ZIMA&quot;))))" office:value-type="string" office:string-value="JESIEŃ" calcext:value-type="string">
            <text:p>JESIEŃ</text:p>
          </table:table-cell>
          <table:table-cell table:formula="of:=IF([.C331] = &quot;ZIMA&quot;; 0.2; IF([.C331] = &quot;WIOSNA&quot;; 0.5; IF([.C331] = &quot;LATO&quot;; 0.9; 0.4)))" office:value-type="float" office:value="0.4" calcext:value-type="float">
            <text:p>0,4</text:p>
          </table:table-cell>
          <table:table-cell table:style-name="ce22" table:formula="of:=IF([.H330]&gt; 2400 ;IF(NOT(MONTH([.A331]) = MONTH([.A330]));[.E330]+3; [.E330]); [.E330])" office:value-type="float" office:value="22" calcext:value-type="float">
            <text:p>22</text:p>
          </table:table-cell>
          <table:table-cell table:formula="of:=IF(WEEKDAY([.A331];2)&lt; 6; 1; 0) * FLOOR([.E331] *[.D331]) *[.$K$7]" office:value-type="float" office:value="0" calcext:value-type="float">
            <text:p>0</text:p>
          </table:table-cell>
          <table:table-cell table:formula="of:=IF(WEEKDAY([.A331];2) = 7; ([.E330]*15); 0) + IF([.H330]&gt;= 2400; IF(NOT(MONTH([.A331]) = MONTH([.A332]));2400; 0);0)" office:value-type="float" office:value="330" calcext:value-type="float">
            <text:p>330</text:p>
          </table:table-cell>
          <table:table-cell table:formula="of:=[.H330] -[.G331] +[.F331]" office:value-type="float" office:value="16150" calcext:value-type="float">
            <text:p>161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27" calcext:value-type="date">
            <text:p>27.11.2023</text:p>
          </table:table-cell>
          <table:table-cell table:formula="of:=[.A332]" office:value-type="date" office:date-value="2023-11-27" calcext:value-type="date">
            <text:p>11-27</text:p>
          </table:table-cell>
          <table:table-cell table:style-name="ce1" table:formula="of:=IF([.B332] &lt; DATE(YEAR([.A332]);3;21); &quot;ZIMA&quot;; IF([.B332] &lt; DATE(YEAR([.A332]);6;21);&quot;WIOSNA&quot; ; IF([.B332] &lt; DATE(YEAR([.A332]);9;23); &quot;LATO&quot;; IF([.B332] &lt; DATE(YEAR([.A332]);12;21);&quot;JESIEŃ&quot;; &quot;ZIMA&quot;))))" office:value-type="string" office:string-value="JESIEŃ" calcext:value-type="string">
            <text:p>JESIEŃ</text:p>
          </table:table-cell>
          <table:table-cell table:formula="of:=IF([.C332] = &quot;ZIMA&quot;; 0.2; IF([.C332] = &quot;WIOSNA&quot;; 0.5; IF([.C332] = &quot;LATO&quot;; 0.9; 0.4)))" office:value-type="float" office:value="0.4" calcext:value-type="float">
            <text:p>0,4</text:p>
          </table:table-cell>
          <table:table-cell table:style-name="ce22" table:formula="of:=IF([.H331]&gt; 2400 ;IF(NOT(MONTH([.A332]) = MONTH([.A331]));[.E331]+3; [.E331]); [.E331])" office:value-type="float" office:value="22" calcext:value-type="float">
            <text:p>22</text:p>
          </table:table-cell>
          <table:table-cell table:formula="of:=IF(WEEKDAY([.A332];2)&lt; 6; 1; 0) * FLOOR([.E332] *[.D332]) *[.$K$7]" office:value-type="float" office:value="240" calcext:value-type="float">
            <text:p>240</text:p>
          </table:table-cell>
          <table:table-cell table:formula="of:=IF(WEEKDAY([.A332];2) = 7; ([.E331]*15); 0) + IF([.H331]&gt;= 2400; IF(NOT(MONTH([.A332]) = MONTH([.A333]));2400; 0);0)" office:value-type="float" office:value="0" calcext:value-type="float">
            <text:p>0</text:p>
          </table:table-cell>
          <table:table-cell table:formula="of:=[.H331] -[.G332] +[.F332]" office:value-type="float" office:value="16390" calcext:value-type="float">
            <text:p>163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28" calcext:value-type="date">
            <text:p>28.11.2023</text:p>
          </table:table-cell>
          <table:table-cell table:formula="of:=[.A333]" office:value-type="date" office:date-value="2023-11-28" calcext:value-type="date">
            <text:p>11-28</text:p>
          </table:table-cell>
          <table:table-cell table:style-name="ce1" table:formula="of:=IF([.B333] &lt; DATE(YEAR([.A333]);3;21); &quot;ZIMA&quot;; IF([.B333] &lt; DATE(YEAR([.A333]);6;21);&quot;WIOSNA&quot; ; IF([.B333] &lt; DATE(YEAR([.A333]);9;23); &quot;LATO&quot;; IF([.B333] &lt; DATE(YEAR([.A333]);12;21);&quot;JESIEŃ&quot;; &quot;ZIMA&quot;))))" office:value-type="string" office:string-value="JESIEŃ" calcext:value-type="string">
            <text:p>JESIEŃ</text:p>
          </table:table-cell>
          <table:table-cell table:formula="of:=IF([.C333] = &quot;ZIMA&quot;; 0.2; IF([.C333] = &quot;WIOSNA&quot;; 0.5; IF([.C333] = &quot;LATO&quot;; 0.9; 0.4)))" office:value-type="float" office:value="0.4" calcext:value-type="float">
            <text:p>0,4</text:p>
          </table:table-cell>
          <table:table-cell table:style-name="ce22" table:formula="of:=IF([.H332]&gt; 2400 ;IF(NOT(MONTH([.A333]) = MONTH([.A332]));[.E332]+3; [.E332]); [.E332])" office:value-type="float" office:value="22" calcext:value-type="float">
            <text:p>22</text:p>
          </table:table-cell>
          <table:table-cell table:formula="of:=IF(WEEKDAY([.A333];2)&lt; 6; 1; 0) * FLOOR([.E333] *[.D333]) *[.$K$7]" office:value-type="float" office:value="240" calcext:value-type="float">
            <text:p>240</text:p>
          </table:table-cell>
          <table:table-cell table:formula="of:=IF(WEEKDAY([.A333];2) = 7; ([.E332]*15); 0) + IF([.H332]&gt;= 2400; IF(NOT(MONTH([.A333]) = MONTH([.A334]));2400; 0);0)" office:value-type="float" office:value="0" calcext:value-type="float">
            <text:p>0</text:p>
          </table:table-cell>
          <table:table-cell table:formula="of:=[.H332] -[.G333] +[.F333]" office:value-type="float" office:value="16630" calcext:value-type="float">
            <text:p>1663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29" calcext:value-type="date">
            <text:p>29.11.2023</text:p>
          </table:table-cell>
          <table:table-cell table:formula="of:=[.A334]" office:value-type="date" office:date-value="2023-11-29" calcext:value-type="date">
            <text:p>11-29</text:p>
          </table:table-cell>
          <table:table-cell table:style-name="ce1" table:formula="of:=IF([.B334] &lt; DATE(YEAR([.A334]);3;21); &quot;ZIMA&quot;; IF([.B334] &lt; DATE(YEAR([.A334]);6;21);&quot;WIOSNA&quot; ; IF([.B334] &lt; DATE(YEAR([.A334]);9;23); &quot;LATO&quot;; IF([.B334] &lt; DATE(YEAR([.A334]);12;21);&quot;JESIEŃ&quot;; &quot;ZIMA&quot;))))" office:value-type="string" office:string-value="JESIEŃ" calcext:value-type="string">
            <text:p>JESIEŃ</text:p>
          </table:table-cell>
          <table:table-cell table:formula="of:=IF([.C334] = &quot;ZIMA&quot;; 0.2; IF([.C334] = &quot;WIOSNA&quot;; 0.5; IF([.C334] = &quot;LATO&quot;; 0.9; 0.4)))" office:value-type="float" office:value="0.4" calcext:value-type="float">
            <text:p>0,4</text:p>
          </table:table-cell>
          <table:table-cell table:style-name="ce22" table:formula="of:=IF([.H333]&gt; 2400 ;IF(NOT(MONTH([.A334]) = MONTH([.A333]));[.E333]+3; [.E333]); [.E333])" office:value-type="float" office:value="22" calcext:value-type="float">
            <text:p>22</text:p>
          </table:table-cell>
          <table:table-cell table:formula="of:=IF(WEEKDAY([.A334];2)&lt; 6; 1; 0) * FLOOR([.E334] *[.D334]) *[.$K$7]" office:value-type="float" office:value="240" calcext:value-type="float">
            <text:p>240</text:p>
          </table:table-cell>
          <table:table-cell table:formula="of:=IF(WEEKDAY([.A334];2) = 7; ([.E333]*15); 0) + IF([.H333]&gt;= 2400; IF(NOT(MONTH([.A334]) = MONTH([.A335]));2400; 0);0)" office:value-type="float" office:value="0" calcext:value-type="float">
            <text:p>0</text:p>
          </table:table-cell>
          <table:table-cell table:formula="of:=[.H333] -[.G334] +[.F334]" office:value-type="float" office:value="16870" calcext:value-type="float">
            <text:p>168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30" calcext:value-type="date">
            <text:p>30.11.2023</text:p>
          </table:table-cell>
          <table:table-cell table:formula="of:=[.A335]" office:value-type="date" office:date-value="2023-11-30" calcext:value-type="date">
            <text:p>11-30</text:p>
          </table:table-cell>
          <table:table-cell table:style-name="ce1" table:formula="of:=IF([.B335] &lt; DATE(YEAR([.A335]);3;21); &quot;ZIMA&quot;; IF([.B335] &lt; DATE(YEAR([.A335]);6;21);&quot;WIOSNA&quot; ; IF([.B335] &lt; DATE(YEAR([.A335]);9;23); &quot;LATO&quot;; IF([.B335] &lt; DATE(YEAR([.A335]);12;21);&quot;JESIEŃ&quot;; &quot;ZIMA&quot;))))" office:value-type="string" office:string-value="JESIEŃ" calcext:value-type="string">
            <text:p>JESIEŃ</text:p>
          </table:table-cell>
          <table:table-cell table:formula="of:=IF([.C335] = &quot;ZIMA&quot;; 0.2; IF([.C335] = &quot;WIOSNA&quot;; 0.5; IF([.C335] = &quot;LATO&quot;; 0.9; 0.4)))" office:value-type="float" office:value="0.4" calcext:value-type="float">
            <text:p>0,4</text:p>
          </table:table-cell>
          <table:table-cell table:style-name="ce22" table:formula="of:=IF([.H334]&gt; 2400 ;IF(NOT(MONTH([.A335]) = MONTH([.A334]));[.E334]+3; [.E334]); [.E334])" office:value-type="float" office:value="22" calcext:value-type="float">
            <text:p>22</text:p>
          </table:table-cell>
          <table:table-cell table:formula="of:=IF(WEEKDAY([.A335];2)&lt; 6; 1; 0) * FLOOR([.E335] *[.D335]) *[.$K$7]" office:value-type="float" office:value="240" calcext:value-type="float">
            <text:p>240</text:p>
          </table:table-cell>
          <table:table-cell table:formula="of:=IF(WEEKDAY([.A335];2) = 7; ([.E334]*15); 0) + IF([.H334]&gt;= 2400; IF(NOT(MONTH([.A335]) = MONTH([.A336]));2400; 0);0)" office:value-type="float" office:value="2400" calcext:value-type="float">
            <text:p>2400</text:p>
          </table:table-cell>
          <table:table-cell table:formula="of:=[.H334] -[.G335] +[.F335]" office:value-type="float" office:value="14710" calcext:value-type="float">
            <text:p>147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01" calcext:value-type="date">
            <text:p>1.12.2023</text:p>
          </table:table-cell>
          <table:table-cell table:formula="of:=[.A336]" office:value-type="date" office:date-value="2023-12-01" calcext:value-type="date">
            <text:p>12-01</text:p>
          </table:table-cell>
          <table:table-cell table:style-name="ce1" table:formula="of:=IF([.B336] &lt; DATE(YEAR([.A336]);3;21); &quot;ZIMA&quot;; IF([.B336] &lt; DATE(YEAR([.A336]);6;21);&quot;WIOSNA&quot; ; IF([.B336] &lt; DATE(YEAR([.A336]);9;23); &quot;LATO&quot;; IF([.B336] &lt; DATE(YEAR([.A336]);12;21);&quot;JESIEŃ&quot;; &quot;ZIMA&quot;))))" office:value-type="string" office:string-value="JESIEŃ" calcext:value-type="string">
            <text:p>JESIEŃ</text:p>
          </table:table-cell>
          <table:table-cell table:formula="of:=IF([.C336] = &quot;ZIMA&quot;; 0.2; IF([.C336] = &quot;WIOSNA&quot;; 0.5; IF([.C336] = &quot;LATO&quot;; 0.9; 0.4)))" office:value-type="float" office:value="0.4" calcext:value-type="float">
            <text:p>0,4</text:p>
          </table:table-cell>
          <table:table-cell table:style-name="ce22" table:formula="of:=IF([.H335]&gt; 2400 ;IF(NOT(MONTH([.A336]) = MONTH([.A335]));[.E335]+3; [.E335]); [.E335])" office:value-type="float" office:value="25" calcext:value-type="float">
            <text:p>25</text:p>
          </table:table-cell>
          <table:table-cell table:formula="of:=IF(WEEKDAY([.A336];2)&lt; 6; 1; 0) * FLOOR([.E336] *[.D336]) *[.$K$7]" office:value-type="float" office:value="300" calcext:value-type="float">
            <text:p>300</text:p>
          </table:table-cell>
          <table:table-cell table:formula="of:=IF(WEEKDAY([.A336];2) = 7; ([.E335]*15); 0) + IF([.H335]&gt;= 2400; IF(NOT(MONTH([.A336]) = MONTH([.A337]));2400; 0);0)" office:value-type="float" office:value="0" calcext:value-type="float">
            <text:p>0</text:p>
          </table:table-cell>
          <table:table-cell table:formula="of:=[.H335] -[.G336] +[.F336]" office:value-type="float" office:value="15010" calcext:value-type="float">
            <text:p>150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02" calcext:value-type="date">
            <text:p>2.12.2023</text:p>
          </table:table-cell>
          <table:table-cell table:formula="of:=[.A337]" office:value-type="date" office:date-value="2023-12-02" calcext:value-type="date">
            <text:p>12-02</text:p>
          </table:table-cell>
          <table:table-cell table:style-name="ce1" table:formula="of:=IF([.B337] &lt; DATE(YEAR([.A337]);3;21); &quot;ZIMA&quot;; IF([.B337] &lt; DATE(YEAR([.A337]);6;21);&quot;WIOSNA&quot; ; IF([.B337] &lt; DATE(YEAR([.A337]);9;23); &quot;LATO&quot;; IF([.B337] &lt; DATE(YEAR([.A337]);12;21);&quot;JESIEŃ&quot;; &quot;ZIMA&quot;))))" office:value-type="string" office:string-value="JESIEŃ" calcext:value-type="string">
            <text:p>JESIEŃ</text:p>
          </table:table-cell>
          <table:table-cell table:formula="of:=IF([.C337] = &quot;ZIMA&quot;; 0.2; IF([.C337] = &quot;WIOSNA&quot;; 0.5; IF([.C337] = &quot;LATO&quot;; 0.9; 0.4)))" office:value-type="float" office:value="0.4" calcext:value-type="float">
            <text:p>0,4</text:p>
          </table:table-cell>
          <table:table-cell table:style-name="ce22" table:formula="of:=IF([.H336]&gt; 2400 ;IF(NOT(MONTH([.A337]) = MONTH([.A336]));[.E336]+3; [.E336]); [.E336])" office:value-type="float" office:value="25" calcext:value-type="float">
            <text:p>25</text:p>
          </table:table-cell>
          <table:table-cell table:formula="of:=IF(WEEKDAY([.A337];2)&lt; 6; 1; 0) * FLOOR([.E337] *[.D337]) *[.$K$7]" office:value-type="float" office:value="0" calcext:value-type="float">
            <text:p>0</text:p>
          </table:table-cell>
          <table:table-cell table:formula="of:=IF(WEEKDAY([.A337];2) = 7; ([.E336]*15); 0) + IF([.H336]&gt;= 2400; IF(NOT(MONTH([.A337]) = MONTH([.A338]));2400; 0);0)" office:value-type="float" office:value="0" calcext:value-type="float">
            <text:p>0</text:p>
          </table:table-cell>
          <table:table-cell table:formula="of:=[.H336] -[.G337] +[.F337]" office:value-type="float" office:value="15010" calcext:value-type="float">
            <text:p>150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03" calcext:value-type="date">
            <text:p>3.12.2023</text:p>
          </table:table-cell>
          <table:table-cell table:formula="of:=[.A338]" office:value-type="date" office:date-value="2023-12-03" calcext:value-type="date">
            <text:p>12-03</text:p>
          </table:table-cell>
          <table:table-cell table:style-name="ce1" table:formula="of:=IF([.B338] &lt; DATE(YEAR([.A338]);3;21); &quot;ZIMA&quot;; IF([.B338] &lt; DATE(YEAR([.A338]);6;21);&quot;WIOSNA&quot; ; IF([.B338] &lt; DATE(YEAR([.A338]);9;23); &quot;LATO&quot;; IF([.B338] &lt; DATE(YEAR([.A338]);12;21);&quot;JESIEŃ&quot;; &quot;ZIMA&quot;))))" office:value-type="string" office:string-value="JESIEŃ" calcext:value-type="string">
            <text:p>JESIEŃ</text:p>
          </table:table-cell>
          <table:table-cell table:formula="of:=IF([.C338] = &quot;ZIMA&quot;; 0.2; IF([.C338] = &quot;WIOSNA&quot;; 0.5; IF([.C338] = &quot;LATO&quot;; 0.9; 0.4)))" office:value-type="float" office:value="0.4" calcext:value-type="float">
            <text:p>0,4</text:p>
          </table:table-cell>
          <table:table-cell table:style-name="ce22" table:formula="of:=IF([.H337]&gt; 2400 ;IF(NOT(MONTH([.A338]) = MONTH([.A337]));[.E337]+3; [.E337]); [.E337])" office:value-type="float" office:value="25" calcext:value-type="float">
            <text:p>25</text:p>
          </table:table-cell>
          <table:table-cell table:formula="of:=IF(WEEKDAY([.A338];2)&lt; 6; 1; 0) * FLOOR([.E338] *[.D338]) *[.$K$7]" office:value-type="float" office:value="0" calcext:value-type="float">
            <text:p>0</text:p>
          </table:table-cell>
          <table:table-cell table:formula="of:=IF(WEEKDAY([.A338];2) = 7; ([.E337]*15); 0) + IF([.H337]&gt;= 2400; IF(NOT(MONTH([.A338]) = MONTH([.A339]));2400; 0);0)" office:value-type="float" office:value="375" calcext:value-type="float">
            <text:p>375</text:p>
          </table:table-cell>
          <table:table-cell table:formula="of:=[.H337] -[.G338] +[.F338]" office:value-type="float" office:value="14635" calcext:value-type="float">
            <text:p>14635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04" calcext:value-type="date">
            <text:p>4.12.2023</text:p>
          </table:table-cell>
          <table:table-cell table:formula="of:=[.A339]" office:value-type="date" office:date-value="2023-12-04" calcext:value-type="date">
            <text:p>12-04</text:p>
          </table:table-cell>
          <table:table-cell table:style-name="ce1" table:formula="of:=IF([.B339] &lt; DATE(YEAR([.A339]);3;21); &quot;ZIMA&quot;; IF([.B339] &lt; DATE(YEAR([.A339]);6;21);&quot;WIOSNA&quot; ; IF([.B339] &lt; DATE(YEAR([.A339]);9;23); &quot;LATO&quot;; IF([.B339] &lt; DATE(YEAR([.A339]);12;21);&quot;JESIEŃ&quot;; &quot;ZIMA&quot;))))" office:value-type="string" office:string-value="JESIEŃ" calcext:value-type="string">
            <text:p>JESIEŃ</text:p>
          </table:table-cell>
          <table:table-cell table:formula="of:=IF([.C339] = &quot;ZIMA&quot;; 0.2; IF([.C339] = &quot;WIOSNA&quot;; 0.5; IF([.C339] = &quot;LATO&quot;; 0.9; 0.4)))" office:value-type="float" office:value="0.4" calcext:value-type="float">
            <text:p>0,4</text:p>
          </table:table-cell>
          <table:table-cell table:style-name="ce22" table:formula="of:=IF([.H338]&gt; 2400 ;IF(NOT(MONTH([.A339]) = MONTH([.A338]));[.E338]+3; [.E338]); [.E338])" office:value-type="float" office:value="25" calcext:value-type="float">
            <text:p>25</text:p>
          </table:table-cell>
          <table:table-cell table:formula="of:=IF(WEEKDAY([.A339];2)&lt; 6; 1; 0) * FLOOR([.E339] *[.D339]) *[.$K$7]" office:value-type="float" office:value="300" calcext:value-type="float">
            <text:p>300</text:p>
          </table:table-cell>
          <table:table-cell table:formula="of:=IF(WEEKDAY([.A339];2) = 7; ([.E338]*15); 0) + IF([.H338]&gt;= 2400; IF(NOT(MONTH([.A339]) = MONTH([.A340]));2400; 0);0)" office:value-type="float" office:value="0" calcext:value-type="float">
            <text:p>0</text:p>
          </table:table-cell>
          <table:table-cell table:formula="of:=[.H338] -[.G339] +[.F339]" office:value-type="float" office:value="14935" calcext:value-type="float">
            <text:p>14935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05" calcext:value-type="date">
            <text:p>5.12.2023</text:p>
          </table:table-cell>
          <table:table-cell table:formula="of:=[.A340]" office:value-type="date" office:date-value="2023-12-05" calcext:value-type="date">
            <text:p>12-05</text:p>
          </table:table-cell>
          <table:table-cell table:style-name="ce1" table:formula="of:=IF([.B340] &lt; DATE(YEAR([.A340]);3;21); &quot;ZIMA&quot;; IF([.B340] &lt; DATE(YEAR([.A340]);6;21);&quot;WIOSNA&quot; ; IF([.B340] &lt; DATE(YEAR([.A340]);9;23); &quot;LATO&quot;; IF([.B340] &lt; DATE(YEAR([.A340]);12;21);&quot;JESIEŃ&quot;; &quot;ZIMA&quot;))))" office:value-type="string" office:string-value="JESIEŃ" calcext:value-type="string">
            <text:p>JESIEŃ</text:p>
          </table:table-cell>
          <table:table-cell table:formula="of:=IF([.C340] = &quot;ZIMA&quot;; 0.2; IF([.C340] = &quot;WIOSNA&quot;; 0.5; IF([.C340] = &quot;LATO&quot;; 0.9; 0.4)))" office:value-type="float" office:value="0.4" calcext:value-type="float">
            <text:p>0,4</text:p>
          </table:table-cell>
          <table:table-cell table:style-name="ce22" table:formula="of:=IF([.H339]&gt; 2400 ;IF(NOT(MONTH([.A340]) = MONTH([.A339]));[.E339]+3; [.E339]); [.E339])" office:value-type="float" office:value="25" calcext:value-type="float">
            <text:p>25</text:p>
          </table:table-cell>
          <table:table-cell table:formula="of:=IF(WEEKDAY([.A340];2)&lt; 6; 1; 0) * FLOOR([.E340] *[.D340]) *[.$K$7]" office:value-type="float" office:value="300" calcext:value-type="float">
            <text:p>300</text:p>
          </table:table-cell>
          <table:table-cell table:formula="of:=IF(WEEKDAY([.A340];2) = 7; ([.E339]*15); 0) + IF([.H339]&gt;= 2400; IF(NOT(MONTH([.A340]) = MONTH([.A341]));2400; 0);0)" office:value-type="float" office:value="0" calcext:value-type="float">
            <text:p>0</text:p>
          </table:table-cell>
          <table:table-cell table:formula="of:=[.H339] -[.G340] +[.F340]" office:value-type="float" office:value="15235" calcext:value-type="float">
            <text:p>15235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06" calcext:value-type="date">
            <text:p>6.12.2023</text:p>
          </table:table-cell>
          <table:table-cell table:formula="of:=[.A341]" office:value-type="date" office:date-value="2023-12-06" calcext:value-type="date">
            <text:p>12-06</text:p>
          </table:table-cell>
          <table:table-cell table:style-name="ce1" table:formula="of:=IF([.B341] &lt; DATE(YEAR([.A341]);3;21); &quot;ZIMA&quot;; IF([.B341] &lt; DATE(YEAR([.A341]);6;21);&quot;WIOSNA&quot; ; IF([.B341] &lt; DATE(YEAR([.A341]);9;23); &quot;LATO&quot;; IF([.B341] &lt; DATE(YEAR([.A341]);12;21);&quot;JESIEŃ&quot;; &quot;ZIMA&quot;))))" office:value-type="string" office:string-value="JESIEŃ" calcext:value-type="string">
            <text:p>JESIEŃ</text:p>
          </table:table-cell>
          <table:table-cell table:formula="of:=IF([.C341] = &quot;ZIMA&quot;; 0.2; IF([.C341] = &quot;WIOSNA&quot;; 0.5; IF([.C341] = &quot;LATO&quot;; 0.9; 0.4)))" office:value-type="float" office:value="0.4" calcext:value-type="float">
            <text:p>0,4</text:p>
          </table:table-cell>
          <table:table-cell table:style-name="ce22" table:formula="of:=IF([.H340]&gt; 2400 ;IF(NOT(MONTH([.A341]) = MONTH([.A340]));[.E340]+3; [.E340]); [.E340])" office:value-type="float" office:value="25" calcext:value-type="float">
            <text:p>25</text:p>
          </table:table-cell>
          <table:table-cell table:formula="of:=IF(WEEKDAY([.A341];2)&lt; 6; 1; 0) * FLOOR([.E341] *[.D341]) *[.$K$7]" office:value-type="float" office:value="300" calcext:value-type="float">
            <text:p>300</text:p>
          </table:table-cell>
          <table:table-cell table:formula="of:=IF(WEEKDAY([.A341];2) = 7; ([.E340]*15); 0) + IF([.H340]&gt;= 2400; IF(NOT(MONTH([.A341]) = MONTH([.A342]));2400; 0);0)" office:value-type="float" office:value="0" calcext:value-type="float">
            <text:p>0</text:p>
          </table:table-cell>
          <table:table-cell table:formula="of:=[.H340] -[.G341] +[.F341]" office:value-type="float" office:value="15535" calcext:value-type="float">
            <text:p>15535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07" calcext:value-type="date">
            <text:p>7.12.2023</text:p>
          </table:table-cell>
          <table:table-cell table:formula="of:=[.A342]" office:value-type="date" office:date-value="2023-12-07" calcext:value-type="date">
            <text:p>12-07</text:p>
          </table:table-cell>
          <table:table-cell table:style-name="ce1" table:formula="of:=IF([.B342] &lt; DATE(YEAR([.A342]);3;21); &quot;ZIMA&quot;; IF([.B342] &lt; DATE(YEAR([.A342]);6;21);&quot;WIOSNA&quot; ; IF([.B342] &lt; DATE(YEAR([.A342]);9;23); &quot;LATO&quot;; IF([.B342] &lt; DATE(YEAR([.A342]);12;21);&quot;JESIEŃ&quot;; &quot;ZIMA&quot;))))" office:value-type="string" office:string-value="JESIEŃ" calcext:value-type="string">
            <text:p>JESIEŃ</text:p>
          </table:table-cell>
          <table:table-cell table:formula="of:=IF([.C342] = &quot;ZIMA&quot;; 0.2; IF([.C342] = &quot;WIOSNA&quot;; 0.5; IF([.C342] = &quot;LATO&quot;; 0.9; 0.4)))" office:value-type="float" office:value="0.4" calcext:value-type="float">
            <text:p>0,4</text:p>
          </table:table-cell>
          <table:table-cell table:style-name="ce22" table:formula="of:=IF([.H341]&gt; 2400 ;IF(NOT(MONTH([.A342]) = MONTH([.A341]));[.E341]+3; [.E341]); [.E341])" office:value-type="float" office:value="25" calcext:value-type="float">
            <text:p>25</text:p>
          </table:table-cell>
          <table:table-cell table:formula="of:=IF(WEEKDAY([.A342];2)&lt; 6; 1; 0) * FLOOR([.E342] *[.D342]) *[.$K$7]" office:value-type="float" office:value="300" calcext:value-type="float">
            <text:p>300</text:p>
          </table:table-cell>
          <table:table-cell table:formula="of:=IF(WEEKDAY([.A342];2) = 7; ([.E341]*15); 0) + IF([.H341]&gt;= 2400; IF(NOT(MONTH([.A342]) = MONTH([.A343]));2400; 0);0)" office:value-type="float" office:value="0" calcext:value-type="float">
            <text:p>0</text:p>
          </table:table-cell>
          <table:table-cell table:formula="of:=[.H341] -[.G342] +[.F342]" office:value-type="float" office:value="15835" calcext:value-type="float">
            <text:p>15835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08" calcext:value-type="date">
            <text:p>8.12.2023</text:p>
          </table:table-cell>
          <table:table-cell table:formula="of:=[.A343]" office:value-type="date" office:date-value="2023-12-08" calcext:value-type="date">
            <text:p>12-08</text:p>
          </table:table-cell>
          <table:table-cell table:style-name="ce1" table:formula="of:=IF([.B343] &lt; DATE(YEAR([.A343]);3;21); &quot;ZIMA&quot;; IF([.B343] &lt; DATE(YEAR([.A343]);6;21);&quot;WIOSNA&quot; ; IF([.B343] &lt; DATE(YEAR([.A343]);9;23); &quot;LATO&quot;; IF([.B343] &lt; DATE(YEAR([.A343]);12;21);&quot;JESIEŃ&quot;; &quot;ZIMA&quot;))))" office:value-type="string" office:string-value="JESIEŃ" calcext:value-type="string">
            <text:p>JESIEŃ</text:p>
          </table:table-cell>
          <table:table-cell table:formula="of:=IF([.C343] = &quot;ZIMA&quot;; 0.2; IF([.C343] = &quot;WIOSNA&quot;; 0.5; IF([.C343] = &quot;LATO&quot;; 0.9; 0.4)))" office:value-type="float" office:value="0.4" calcext:value-type="float">
            <text:p>0,4</text:p>
          </table:table-cell>
          <table:table-cell table:style-name="ce22" table:formula="of:=IF([.H342]&gt; 2400 ;IF(NOT(MONTH([.A343]) = MONTH([.A342]));[.E342]+3; [.E342]); [.E342])" office:value-type="float" office:value="25" calcext:value-type="float">
            <text:p>25</text:p>
          </table:table-cell>
          <table:table-cell table:formula="of:=IF(WEEKDAY([.A343];2)&lt; 6; 1; 0) * FLOOR([.E343] *[.D343]) *[.$K$7]" office:value-type="float" office:value="300" calcext:value-type="float">
            <text:p>300</text:p>
          </table:table-cell>
          <table:table-cell table:formula="of:=IF(WEEKDAY([.A343];2) = 7; ([.E342]*15); 0) + IF([.H342]&gt;= 2400; IF(NOT(MONTH([.A343]) = MONTH([.A344]));2400; 0);0)" office:value-type="float" office:value="0" calcext:value-type="float">
            <text:p>0</text:p>
          </table:table-cell>
          <table:table-cell table:formula="of:=[.H342] -[.G343] +[.F343]" office:value-type="float" office:value="16135" calcext:value-type="float">
            <text:p>16135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09" calcext:value-type="date">
            <text:p>9.12.2023</text:p>
          </table:table-cell>
          <table:table-cell table:formula="of:=[.A344]" office:value-type="date" office:date-value="2023-12-09" calcext:value-type="date">
            <text:p>12-09</text:p>
          </table:table-cell>
          <table:table-cell table:style-name="ce1" table:formula="of:=IF([.B344] &lt; DATE(YEAR([.A344]);3;21); &quot;ZIMA&quot;; IF([.B344] &lt; DATE(YEAR([.A344]);6;21);&quot;WIOSNA&quot; ; IF([.B344] &lt; DATE(YEAR([.A344]);9;23); &quot;LATO&quot;; IF([.B344] &lt; DATE(YEAR([.A344]);12;21);&quot;JESIEŃ&quot;; &quot;ZIMA&quot;))))" office:value-type="string" office:string-value="JESIEŃ" calcext:value-type="string">
            <text:p>JESIEŃ</text:p>
          </table:table-cell>
          <table:table-cell table:formula="of:=IF([.C344] = &quot;ZIMA&quot;; 0.2; IF([.C344] = &quot;WIOSNA&quot;; 0.5; IF([.C344] = &quot;LATO&quot;; 0.9; 0.4)))" office:value-type="float" office:value="0.4" calcext:value-type="float">
            <text:p>0,4</text:p>
          </table:table-cell>
          <table:table-cell table:style-name="ce22" table:formula="of:=IF([.H343]&gt; 2400 ;IF(NOT(MONTH([.A344]) = MONTH([.A343]));[.E343]+3; [.E343]); [.E343])" office:value-type="float" office:value="25" calcext:value-type="float">
            <text:p>25</text:p>
          </table:table-cell>
          <table:table-cell table:formula="of:=IF(WEEKDAY([.A344];2)&lt; 6; 1; 0) * FLOOR([.E344] *[.D344]) *[.$K$7]" office:value-type="float" office:value="0" calcext:value-type="float">
            <text:p>0</text:p>
          </table:table-cell>
          <table:table-cell table:formula="of:=IF(WEEKDAY([.A344];2) = 7; ([.E343]*15); 0) + IF([.H343]&gt;= 2400; IF(NOT(MONTH([.A344]) = MONTH([.A345]));2400; 0);0)" office:value-type="float" office:value="0" calcext:value-type="float">
            <text:p>0</text:p>
          </table:table-cell>
          <table:table-cell table:formula="of:=[.H343] -[.G344] +[.F344]" office:value-type="float" office:value="16135" calcext:value-type="float">
            <text:p>16135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10" calcext:value-type="date">
            <text:p>10.12.2023</text:p>
          </table:table-cell>
          <table:table-cell table:formula="of:=[.A345]" office:value-type="date" office:date-value="2023-12-10" calcext:value-type="date">
            <text:p>12-10</text:p>
          </table:table-cell>
          <table:table-cell table:style-name="ce1" table:formula="of:=IF([.B345] &lt; DATE(YEAR([.A345]);3;21); &quot;ZIMA&quot;; IF([.B345] &lt; DATE(YEAR([.A345]);6;21);&quot;WIOSNA&quot; ; IF([.B345] &lt; DATE(YEAR([.A345]);9;23); &quot;LATO&quot;; IF([.B345] &lt; DATE(YEAR([.A345]);12;21);&quot;JESIEŃ&quot;; &quot;ZIMA&quot;))))" office:value-type="string" office:string-value="JESIEŃ" calcext:value-type="string">
            <text:p>JESIEŃ</text:p>
          </table:table-cell>
          <table:table-cell table:formula="of:=IF([.C345] = &quot;ZIMA&quot;; 0.2; IF([.C345] = &quot;WIOSNA&quot;; 0.5; IF([.C345] = &quot;LATO&quot;; 0.9; 0.4)))" office:value-type="float" office:value="0.4" calcext:value-type="float">
            <text:p>0,4</text:p>
          </table:table-cell>
          <table:table-cell table:style-name="ce22" table:formula="of:=IF([.H344]&gt; 2400 ;IF(NOT(MONTH([.A345]) = MONTH([.A344]));[.E344]+3; [.E344]); [.E344])" office:value-type="float" office:value="25" calcext:value-type="float">
            <text:p>25</text:p>
          </table:table-cell>
          <table:table-cell table:formula="of:=IF(WEEKDAY([.A345];2)&lt; 6; 1; 0) * FLOOR([.E345] *[.D345]) *[.$K$7]" office:value-type="float" office:value="0" calcext:value-type="float">
            <text:p>0</text:p>
          </table:table-cell>
          <table:table-cell table:formula="of:=IF(WEEKDAY([.A345];2) = 7; ([.E344]*15); 0) + IF([.H344]&gt;= 2400; IF(NOT(MONTH([.A345]) = MONTH([.A346]));2400; 0);0)" office:value-type="float" office:value="375" calcext:value-type="float">
            <text:p>375</text:p>
          </table:table-cell>
          <table:table-cell table:formula="of:=[.H344] -[.G345] +[.F345]" office:value-type="float" office:value="15760" calcext:value-type="float">
            <text:p>157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11" calcext:value-type="date">
            <text:p>11.12.2023</text:p>
          </table:table-cell>
          <table:table-cell table:formula="of:=[.A346]" office:value-type="date" office:date-value="2023-12-11" calcext:value-type="date">
            <text:p>12-11</text:p>
          </table:table-cell>
          <table:table-cell table:style-name="ce1" table:formula="of:=IF([.B346] &lt; DATE(YEAR([.A346]);3;21); &quot;ZIMA&quot;; IF([.B346] &lt; DATE(YEAR([.A346]);6;21);&quot;WIOSNA&quot; ; IF([.B346] &lt; DATE(YEAR([.A346]);9;23); &quot;LATO&quot;; IF([.B346] &lt; DATE(YEAR([.A346]);12;21);&quot;JESIEŃ&quot;; &quot;ZIMA&quot;))))" office:value-type="string" office:string-value="JESIEŃ" calcext:value-type="string">
            <text:p>JESIEŃ</text:p>
          </table:table-cell>
          <table:table-cell table:formula="of:=IF([.C346] = &quot;ZIMA&quot;; 0.2; IF([.C346] = &quot;WIOSNA&quot;; 0.5; IF([.C346] = &quot;LATO&quot;; 0.9; 0.4)))" office:value-type="float" office:value="0.4" calcext:value-type="float">
            <text:p>0,4</text:p>
          </table:table-cell>
          <table:table-cell table:style-name="ce22" table:formula="of:=IF([.H345]&gt; 2400 ;IF(NOT(MONTH([.A346]) = MONTH([.A345]));[.E345]+3; [.E345]); [.E345])" office:value-type="float" office:value="25" calcext:value-type="float">
            <text:p>25</text:p>
          </table:table-cell>
          <table:table-cell table:formula="of:=IF(WEEKDAY([.A346];2)&lt; 6; 1; 0) * FLOOR([.E346] *[.D346]) *[.$K$7]" office:value-type="float" office:value="300" calcext:value-type="float">
            <text:p>300</text:p>
          </table:table-cell>
          <table:table-cell table:formula="of:=IF(WEEKDAY([.A346];2) = 7; ([.E345]*15); 0) + IF([.H345]&gt;= 2400; IF(NOT(MONTH([.A346]) = MONTH([.A347]));2400; 0);0)" office:value-type="float" office:value="0" calcext:value-type="float">
            <text:p>0</text:p>
          </table:table-cell>
          <table:table-cell table:formula="of:=[.H345] -[.G346] +[.F346]" office:value-type="float" office:value="16060" calcext:value-type="float">
            <text:p>160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12" calcext:value-type="date">
            <text:p>12.12.2023</text:p>
          </table:table-cell>
          <table:table-cell table:formula="of:=[.A347]" office:value-type="date" office:date-value="2023-12-12" calcext:value-type="date">
            <text:p>12-12</text:p>
          </table:table-cell>
          <table:table-cell table:style-name="ce1" table:formula="of:=IF([.B347] &lt; DATE(YEAR([.A347]);3;21); &quot;ZIMA&quot;; IF([.B347] &lt; DATE(YEAR([.A347]);6;21);&quot;WIOSNA&quot; ; IF([.B347] &lt; DATE(YEAR([.A347]);9;23); &quot;LATO&quot;; IF([.B347] &lt; DATE(YEAR([.A347]);12;21);&quot;JESIEŃ&quot;; &quot;ZIMA&quot;))))" office:value-type="string" office:string-value="JESIEŃ" calcext:value-type="string">
            <text:p>JESIEŃ</text:p>
          </table:table-cell>
          <table:table-cell table:formula="of:=IF([.C347] = &quot;ZIMA&quot;; 0.2; IF([.C347] = &quot;WIOSNA&quot;; 0.5; IF([.C347] = &quot;LATO&quot;; 0.9; 0.4)))" office:value-type="float" office:value="0.4" calcext:value-type="float">
            <text:p>0,4</text:p>
          </table:table-cell>
          <table:table-cell table:style-name="ce22" table:formula="of:=IF([.H346]&gt; 2400 ;IF(NOT(MONTH([.A347]) = MONTH([.A346]));[.E346]+3; [.E346]); [.E346])" office:value-type="float" office:value="25" calcext:value-type="float">
            <text:p>25</text:p>
          </table:table-cell>
          <table:table-cell table:formula="of:=IF(WEEKDAY([.A347];2)&lt; 6; 1; 0) * FLOOR([.E347] *[.D347]) *[.$K$7]" office:value-type="float" office:value="300" calcext:value-type="float">
            <text:p>300</text:p>
          </table:table-cell>
          <table:table-cell table:formula="of:=IF(WEEKDAY([.A347];2) = 7; ([.E346]*15); 0) + IF([.H346]&gt;= 2400; IF(NOT(MONTH([.A347]) = MONTH([.A348]));2400; 0);0)" office:value-type="float" office:value="0" calcext:value-type="float">
            <text:p>0</text:p>
          </table:table-cell>
          <table:table-cell table:formula="of:=[.H346] -[.G347] +[.F347]" office:value-type="float" office:value="16360" calcext:value-type="float">
            <text:p>163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13" calcext:value-type="date">
            <text:p>13.12.2023</text:p>
          </table:table-cell>
          <table:table-cell table:formula="of:=[.A348]" office:value-type="date" office:date-value="2023-12-13" calcext:value-type="date">
            <text:p>12-13</text:p>
          </table:table-cell>
          <table:table-cell table:style-name="ce1" table:formula="of:=IF([.B348] &lt; DATE(YEAR([.A348]);3;21); &quot;ZIMA&quot;; IF([.B348] &lt; DATE(YEAR([.A348]);6;21);&quot;WIOSNA&quot; ; IF([.B348] &lt; DATE(YEAR([.A348]);9;23); &quot;LATO&quot;; IF([.B348] &lt; DATE(YEAR([.A348]);12;21);&quot;JESIEŃ&quot;; &quot;ZIMA&quot;))))" office:value-type="string" office:string-value="JESIEŃ" calcext:value-type="string">
            <text:p>JESIEŃ</text:p>
          </table:table-cell>
          <table:table-cell table:formula="of:=IF([.C348] = &quot;ZIMA&quot;; 0.2; IF([.C348] = &quot;WIOSNA&quot;; 0.5; IF([.C348] = &quot;LATO&quot;; 0.9; 0.4)))" office:value-type="float" office:value="0.4" calcext:value-type="float">
            <text:p>0,4</text:p>
          </table:table-cell>
          <table:table-cell table:style-name="ce22" table:formula="of:=IF([.H347]&gt; 2400 ;IF(NOT(MONTH([.A348]) = MONTH([.A347]));[.E347]+3; [.E347]); [.E347])" office:value-type="float" office:value="25" calcext:value-type="float">
            <text:p>25</text:p>
          </table:table-cell>
          <table:table-cell table:formula="of:=IF(WEEKDAY([.A348];2)&lt; 6; 1; 0) * FLOOR([.E348] *[.D348]) *[.$K$7]" office:value-type="float" office:value="300" calcext:value-type="float">
            <text:p>300</text:p>
          </table:table-cell>
          <table:table-cell table:formula="of:=IF(WEEKDAY([.A348];2) = 7; ([.E347]*15); 0) + IF([.H347]&gt;= 2400; IF(NOT(MONTH([.A348]) = MONTH([.A349]));2400; 0);0)" office:value-type="float" office:value="0" calcext:value-type="float">
            <text:p>0</text:p>
          </table:table-cell>
          <table:table-cell table:formula="of:=[.H347] -[.G348] +[.F348]" office:value-type="float" office:value="16660" calcext:value-type="float">
            <text:p>166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14" calcext:value-type="date">
            <text:p>14.12.2023</text:p>
          </table:table-cell>
          <table:table-cell table:formula="of:=[.A349]" office:value-type="date" office:date-value="2023-12-14" calcext:value-type="date">
            <text:p>12-14</text:p>
          </table:table-cell>
          <table:table-cell table:style-name="ce1" table:formula="of:=IF([.B349] &lt; DATE(YEAR([.A349]);3;21); &quot;ZIMA&quot;; IF([.B349] &lt; DATE(YEAR([.A349]);6;21);&quot;WIOSNA&quot; ; IF([.B349] &lt; DATE(YEAR([.A349]);9;23); &quot;LATO&quot;; IF([.B349] &lt; DATE(YEAR([.A349]);12;21);&quot;JESIEŃ&quot;; &quot;ZIMA&quot;))))" office:value-type="string" office:string-value="JESIEŃ" calcext:value-type="string">
            <text:p>JESIEŃ</text:p>
          </table:table-cell>
          <table:table-cell table:formula="of:=IF([.C349] = &quot;ZIMA&quot;; 0.2; IF([.C349] = &quot;WIOSNA&quot;; 0.5; IF([.C349] = &quot;LATO&quot;; 0.9; 0.4)))" office:value-type="float" office:value="0.4" calcext:value-type="float">
            <text:p>0,4</text:p>
          </table:table-cell>
          <table:table-cell table:style-name="ce22" table:formula="of:=IF([.H348]&gt; 2400 ;IF(NOT(MONTH([.A349]) = MONTH([.A348]));[.E348]+3; [.E348]); [.E348])" office:value-type="float" office:value="25" calcext:value-type="float">
            <text:p>25</text:p>
          </table:table-cell>
          <table:table-cell table:formula="of:=IF(WEEKDAY([.A349];2)&lt; 6; 1; 0) * FLOOR([.E349] *[.D349]) *[.$K$7]" office:value-type="float" office:value="300" calcext:value-type="float">
            <text:p>300</text:p>
          </table:table-cell>
          <table:table-cell table:formula="of:=IF(WEEKDAY([.A349];2) = 7; ([.E348]*15); 0) + IF([.H348]&gt;= 2400; IF(NOT(MONTH([.A349]) = MONTH([.A350]));2400; 0);0)" office:value-type="float" office:value="0" calcext:value-type="float">
            <text:p>0</text:p>
          </table:table-cell>
          <table:table-cell table:formula="of:=[.H348] -[.G349] +[.F349]" office:value-type="float" office:value="16960" calcext:value-type="float">
            <text:p>169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15" calcext:value-type="date">
            <text:p>15.12.2023</text:p>
          </table:table-cell>
          <table:table-cell table:formula="of:=[.A350]" office:value-type="date" office:date-value="2023-12-15" calcext:value-type="date">
            <text:p>12-15</text:p>
          </table:table-cell>
          <table:table-cell table:style-name="ce1" table:formula="of:=IF([.B350] &lt; DATE(YEAR([.A350]);3;21); &quot;ZIMA&quot;; IF([.B350] &lt; DATE(YEAR([.A350]);6;21);&quot;WIOSNA&quot; ; IF([.B350] &lt; DATE(YEAR([.A350]);9;23); &quot;LATO&quot;; IF([.B350] &lt; DATE(YEAR([.A350]);12;21);&quot;JESIEŃ&quot;; &quot;ZIMA&quot;))))" office:value-type="string" office:string-value="JESIEŃ" calcext:value-type="string">
            <text:p>JESIEŃ</text:p>
          </table:table-cell>
          <table:table-cell table:formula="of:=IF([.C350] = &quot;ZIMA&quot;; 0.2; IF([.C350] = &quot;WIOSNA&quot;; 0.5; IF([.C350] = &quot;LATO&quot;; 0.9; 0.4)))" office:value-type="float" office:value="0.4" calcext:value-type="float">
            <text:p>0,4</text:p>
          </table:table-cell>
          <table:table-cell table:style-name="ce22" table:formula="of:=IF([.H349]&gt; 2400 ;IF(NOT(MONTH([.A350]) = MONTH([.A349]));[.E349]+3; [.E349]); [.E349])" office:value-type="float" office:value="25" calcext:value-type="float">
            <text:p>25</text:p>
          </table:table-cell>
          <table:table-cell table:formula="of:=IF(WEEKDAY([.A350];2)&lt; 6; 1; 0) * FLOOR([.E350] *[.D350]) *[.$K$7]" office:value-type="float" office:value="300" calcext:value-type="float">
            <text:p>300</text:p>
          </table:table-cell>
          <table:table-cell table:formula="of:=IF(WEEKDAY([.A350];2) = 7; ([.E349]*15); 0) + IF([.H349]&gt;= 2400; IF(NOT(MONTH([.A350]) = MONTH([.A351]));2400; 0);0)" office:value-type="float" office:value="0" calcext:value-type="float">
            <text:p>0</text:p>
          </table:table-cell>
          <table:table-cell table:formula="of:=[.H349] -[.G350] +[.F350]" office:value-type="float" office:value="17260" calcext:value-type="float">
            <text:p>172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16" calcext:value-type="date">
            <text:p>16.12.2023</text:p>
          </table:table-cell>
          <table:table-cell table:formula="of:=[.A351]" office:value-type="date" office:date-value="2023-12-16" calcext:value-type="date">
            <text:p>12-16</text:p>
          </table:table-cell>
          <table:table-cell table:style-name="ce1" table:formula="of:=IF([.B351] &lt; DATE(YEAR([.A351]);3;21); &quot;ZIMA&quot;; IF([.B351] &lt; DATE(YEAR([.A351]);6;21);&quot;WIOSNA&quot; ; IF([.B351] &lt; DATE(YEAR([.A351]);9;23); &quot;LATO&quot;; IF([.B351] &lt; DATE(YEAR([.A351]);12;21);&quot;JESIEŃ&quot;; &quot;ZIMA&quot;))))" office:value-type="string" office:string-value="JESIEŃ" calcext:value-type="string">
            <text:p>JESIEŃ</text:p>
          </table:table-cell>
          <table:table-cell table:formula="of:=IF([.C351] = &quot;ZIMA&quot;; 0.2; IF([.C351] = &quot;WIOSNA&quot;; 0.5; IF([.C351] = &quot;LATO&quot;; 0.9; 0.4)))" office:value-type="float" office:value="0.4" calcext:value-type="float">
            <text:p>0,4</text:p>
          </table:table-cell>
          <table:table-cell table:style-name="ce22" table:formula="of:=IF([.H350]&gt; 2400 ;IF(NOT(MONTH([.A351]) = MONTH([.A350]));[.E350]+3; [.E350]); [.E350])" office:value-type="float" office:value="25" calcext:value-type="float">
            <text:p>25</text:p>
          </table:table-cell>
          <table:table-cell table:formula="of:=IF(WEEKDAY([.A351];2)&lt; 6; 1; 0) * FLOOR([.E351] *[.D351]) *[.$K$7]" office:value-type="float" office:value="0" calcext:value-type="float">
            <text:p>0</text:p>
          </table:table-cell>
          <table:table-cell table:formula="of:=IF(WEEKDAY([.A351];2) = 7; ([.E350]*15); 0) + IF([.H350]&gt;= 2400; IF(NOT(MONTH([.A351]) = MONTH([.A352]));2400; 0);0)" office:value-type="float" office:value="0" calcext:value-type="float">
            <text:p>0</text:p>
          </table:table-cell>
          <table:table-cell table:formula="of:=[.H350] -[.G351] +[.F351]" office:value-type="float" office:value="17260" calcext:value-type="float">
            <text:p>172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17" calcext:value-type="date">
            <text:p>17.12.2023</text:p>
          </table:table-cell>
          <table:table-cell table:formula="of:=[.A352]" office:value-type="date" office:date-value="2023-12-17" calcext:value-type="date">
            <text:p>12-17</text:p>
          </table:table-cell>
          <table:table-cell table:style-name="ce1" table:formula="of:=IF([.B352] &lt; DATE(YEAR([.A352]);3;21); &quot;ZIMA&quot;; IF([.B352] &lt; DATE(YEAR([.A352]);6;21);&quot;WIOSNA&quot; ; IF([.B352] &lt; DATE(YEAR([.A352]);9;23); &quot;LATO&quot;; IF([.B352] &lt; DATE(YEAR([.A352]);12;21);&quot;JESIEŃ&quot;; &quot;ZIMA&quot;))))" office:value-type="string" office:string-value="JESIEŃ" calcext:value-type="string">
            <text:p>JESIEŃ</text:p>
          </table:table-cell>
          <table:table-cell table:formula="of:=IF([.C352] = &quot;ZIMA&quot;; 0.2; IF([.C352] = &quot;WIOSNA&quot;; 0.5; IF([.C352] = &quot;LATO&quot;; 0.9; 0.4)))" office:value-type="float" office:value="0.4" calcext:value-type="float">
            <text:p>0,4</text:p>
          </table:table-cell>
          <table:table-cell table:style-name="ce22" table:formula="of:=IF([.H351]&gt; 2400 ;IF(NOT(MONTH([.A352]) = MONTH([.A351]));[.E351]+3; [.E351]); [.E351])" office:value-type="float" office:value="25" calcext:value-type="float">
            <text:p>25</text:p>
          </table:table-cell>
          <table:table-cell table:formula="of:=IF(WEEKDAY([.A352];2)&lt; 6; 1; 0) * FLOOR([.E352] *[.D352]) *[.$K$7]" office:value-type="float" office:value="0" calcext:value-type="float">
            <text:p>0</text:p>
          </table:table-cell>
          <table:table-cell table:formula="of:=IF(WEEKDAY([.A352];2) = 7; ([.E351]*15); 0) + IF([.H351]&gt;= 2400; IF(NOT(MONTH([.A352]) = MONTH([.A353]));2400; 0);0)" office:value-type="float" office:value="375" calcext:value-type="float">
            <text:p>375</text:p>
          </table:table-cell>
          <table:table-cell table:formula="of:=[.H351] -[.G352] +[.F352]" office:value-type="float" office:value="16885" calcext:value-type="float">
            <text:p>16885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18" calcext:value-type="date">
            <text:p>18.12.2023</text:p>
          </table:table-cell>
          <table:table-cell table:formula="of:=[.A353]" office:value-type="date" office:date-value="2023-12-18" calcext:value-type="date">
            <text:p>12-18</text:p>
          </table:table-cell>
          <table:table-cell table:style-name="ce1" table:formula="of:=IF([.B353] &lt; DATE(YEAR([.A353]);3;21); &quot;ZIMA&quot;; IF([.B353] &lt; DATE(YEAR([.A353]);6;21);&quot;WIOSNA&quot; ; IF([.B353] &lt; DATE(YEAR([.A353]);9;23); &quot;LATO&quot;; IF([.B353] &lt; DATE(YEAR([.A353]);12;21);&quot;JESIEŃ&quot;; &quot;ZIMA&quot;))))" office:value-type="string" office:string-value="JESIEŃ" calcext:value-type="string">
            <text:p>JESIEŃ</text:p>
          </table:table-cell>
          <table:table-cell table:formula="of:=IF([.C353] = &quot;ZIMA&quot;; 0.2; IF([.C353] = &quot;WIOSNA&quot;; 0.5; IF([.C353] = &quot;LATO&quot;; 0.9; 0.4)))" office:value-type="float" office:value="0.4" calcext:value-type="float">
            <text:p>0,4</text:p>
          </table:table-cell>
          <table:table-cell table:style-name="ce22" table:formula="of:=IF([.H352]&gt; 2400 ;IF(NOT(MONTH([.A353]) = MONTH([.A352]));[.E352]+3; [.E352]); [.E352])" office:value-type="float" office:value="25" calcext:value-type="float">
            <text:p>25</text:p>
          </table:table-cell>
          <table:table-cell table:formula="of:=IF(WEEKDAY([.A353];2)&lt; 6; 1; 0) * FLOOR([.E353] *[.D353]) *[.$K$7]" office:value-type="float" office:value="300" calcext:value-type="float">
            <text:p>300</text:p>
          </table:table-cell>
          <table:table-cell table:formula="of:=IF(WEEKDAY([.A353];2) = 7; ([.E352]*15); 0) + IF([.H352]&gt;= 2400; IF(NOT(MONTH([.A353]) = MONTH([.A354]));2400; 0);0)" office:value-type="float" office:value="0" calcext:value-type="float">
            <text:p>0</text:p>
          </table:table-cell>
          <table:table-cell table:formula="of:=[.H352] -[.G353] +[.F353]" office:value-type="float" office:value="17185" calcext:value-type="float">
            <text:p>17185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19" calcext:value-type="date">
            <text:p>19.12.2023</text:p>
          </table:table-cell>
          <table:table-cell table:formula="of:=[.A354]" office:value-type="date" office:date-value="2023-12-19" calcext:value-type="date">
            <text:p>12-19</text:p>
          </table:table-cell>
          <table:table-cell table:style-name="ce1" table:formula="of:=IF([.B354] &lt; DATE(YEAR([.A354]);3;21); &quot;ZIMA&quot;; IF([.B354] &lt; DATE(YEAR([.A354]);6;21);&quot;WIOSNA&quot; ; IF([.B354] &lt; DATE(YEAR([.A354]);9;23); &quot;LATO&quot;; IF([.B354] &lt; DATE(YEAR([.A354]);12;21);&quot;JESIEŃ&quot;; &quot;ZIMA&quot;))))" office:value-type="string" office:string-value="JESIEŃ" calcext:value-type="string">
            <text:p>JESIEŃ</text:p>
          </table:table-cell>
          <table:table-cell table:formula="of:=IF([.C354] = &quot;ZIMA&quot;; 0.2; IF([.C354] = &quot;WIOSNA&quot;; 0.5; IF([.C354] = &quot;LATO&quot;; 0.9; 0.4)))" office:value-type="float" office:value="0.4" calcext:value-type="float">
            <text:p>0,4</text:p>
          </table:table-cell>
          <table:table-cell table:style-name="ce22" table:formula="of:=IF([.H353]&gt; 2400 ;IF(NOT(MONTH([.A354]) = MONTH([.A353]));[.E353]+3; [.E353]); [.E353])" office:value-type="float" office:value="25" calcext:value-type="float">
            <text:p>25</text:p>
          </table:table-cell>
          <table:table-cell table:formula="of:=IF(WEEKDAY([.A354];2)&lt; 6; 1; 0) * FLOOR([.E354] *[.D354]) *[.$K$7]" office:value-type="float" office:value="300" calcext:value-type="float">
            <text:p>300</text:p>
          </table:table-cell>
          <table:table-cell table:formula="of:=IF(WEEKDAY([.A354];2) = 7; ([.E353]*15); 0) + IF([.H353]&gt;= 2400; IF(NOT(MONTH([.A354]) = MONTH([.A355]));2400; 0);0)" office:value-type="float" office:value="0" calcext:value-type="float">
            <text:p>0</text:p>
          </table:table-cell>
          <table:table-cell table:formula="of:=[.H353] -[.G354] +[.F354]" office:value-type="float" office:value="17485" calcext:value-type="float">
            <text:p>17485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20" calcext:value-type="date">
            <text:p>20.12.2023</text:p>
          </table:table-cell>
          <table:table-cell table:formula="of:=[.A355]" office:value-type="date" office:date-value="2023-12-20" calcext:value-type="date">
            <text:p>12-20</text:p>
          </table:table-cell>
          <table:table-cell table:style-name="ce1" table:formula="of:=IF([.B355] &lt; DATE(YEAR([.A355]);3;21); &quot;ZIMA&quot;; IF([.B355] &lt; DATE(YEAR([.A355]);6;21);&quot;WIOSNA&quot; ; IF([.B355] &lt; DATE(YEAR([.A355]);9;23); &quot;LATO&quot;; IF([.B355] &lt; DATE(YEAR([.A355]);12;21);&quot;JESIEŃ&quot;; &quot;ZIMA&quot;))))" office:value-type="string" office:string-value="JESIEŃ" calcext:value-type="string">
            <text:p>JESIEŃ</text:p>
          </table:table-cell>
          <table:table-cell table:formula="of:=IF([.C355] = &quot;ZIMA&quot;; 0.2; IF([.C355] = &quot;WIOSNA&quot;; 0.5; IF([.C355] = &quot;LATO&quot;; 0.9; 0.4)))" office:value-type="float" office:value="0.4" calcext:value-type="float">
            <text:p>0,4</text:p>
          </table:table-cell>
          <table:table-cell table:style-name="ce22" table:formula="of:=IF([.H354]&gt; 2400 ;IF(NOT(MONTH([.A355]) = MONTH([.A354]));[.E354]+3; [.E354]); [.E354])" office:value-type="float" office:value="25" calcext:value-type="float">
            <text:p>25</text:p>
          </table:table-cell>
          <table:table-cell table:formula="of:=IF(WEEKDAY([.A355];2)&lt; 6; 1; 0) * FLOOR([.E355] *[.D355]) *[.$K$7]" office:value-type="float" office:value="300" calcext:value-type="float">
            <text:p>300</text:p>
          </table:table-cell>
          <table:table-cell table:formula="of:=IF(WEEKDAY([.A355];2) = 7; ([.E354]*15); 0) + IF([.H354]&gt;= 2400; IF(NOT(MONTH([.A355]) = MONTH([.A356]));2400; 0);0)" office:value-type="float" office:value="0" calcext:value-type="float">
            <text:p>0</text:p>
          </table:table-cell>
          <table:table-cell table:formula="of:=[.H354] -[.G355] +[.F355]" office:value-type="float" office:value="17785" calcext:value-type="float">
            <text:p>17785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21" calcext:value-type="date">
            <text:p>21.12.2023</text:p>
          </table:table-cell>
          <table:table-cell table:formula="of:=[.A356]" office:value-type="date" office:date-value="2023-12-21" calcext:value-type="date">
            <text:p>12-21</text:p>
          </table:table-cell>
          <table:table-cell table:style-name="ce1" table:formula="of:=IF([.B356] &lt; DATE(YEAR([.A356]);3;21); &quot;ZIMA&quot;; IF([.B356] &lt; DATE(YEAR([.A356]);6;21);&quot;WIOSNA&quot; ; IF([.B356] &lt; DATE(YEAR([.A356]);9;23); &quot;LATO&quot;; IF([.B356] &lt; DATE(YEAR([.A356]);12;21);&quot;JESIEŃ&quot;; &quot;ZIMA&quot;))))" office:value-type="string" office:string-value="ZIMA" calcext:value-type="string">
            <text:p>ZIMA</text:p>
          </table:table-cell>
          <table:table-cell table:formula="of:=IF([.C356] = &quot;ZIMA&quot;; 0.2; IF([.C356] = &quot;WIOSNA&quot;; 0.5; IF([.C356] = &quot;LATO&quot;; 0.9; 0.4)))" office:value-type="float" office:value="0.2" calcext:value-type="float">
            <text:p>0,2</text:p>
          </table:table-cell>
          <table:table-cell table:style-name="ce22" table:formula="of:=IF([.H355]&gt; 2400 ;IF(NOT(MONTH([.A356]) = MONTH([.A355]));[.E355]+3; [.E355]); [.E355])" office:value-type="float" office:value="25" calcext:value-type="float">
            <text:p>25</text:p>
          </table:table-cell>
          <table:table-cell table:formula="of:=IF(WEEKDAY([.A356];2)&lt; 6; 1; 0) * FLOOR([.E356] *[.D356]) *[.$K$7]" office:value-type="float" office:value="150" calcext:value-type="float">
            <text:p>150</text:p>
          </table:table-cell>
          <table:table-cell table:formula="of:=IF(WEEKDAY([.A356];2) = 7; ([.E355]*15); 0) + IF([.H355]&gt;= 2400; IF(NOT(MONTH([.A356]) = MONTH([.A357]));2400; 0);0)" office:value-type="float" office:value="0" calcext:value-type="float">
            <text:p>0</text:p>
          </table:table-cell>
          <table:table-cell table:formula="of:=[.H355] -[.G356] +[.F356]" office:value-type="float" office:value="17935" calcext:value-type="float">
            <text:p>17935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22" calcext:value-type="date">
            <text:p>22.12.2023</text:p>
          </table:table-cell>
          <table:table-cell table:formula="of:=[.A357]" office:value-type="date" office:date-value="2023-12-22" calcext:value-type="date">
            <text:p>12-22</text:p>
          </table:table-cell>
          <table:table-cell table:style-name="ce1" table:formula="of:=IF([.B357] &lt; DATE(YEAR([.A357]);3;21); &quot;ZIMA&quot;; IF([.B357] &lt; DATE(YEAR([.A357]);6;21);&quot;WIOSNA&quot; ; IF([.B357] &lt; DATE(YEAR([.A357]);9;23); &quot;LATO&quot;; IF([.B357] &lt; DATE(YEAR([.A357]);12;21);&quot;JESIEŃ&quot;; &quot;ZIMA&quot;))))" office:value-type="string" office:string-value="ZIMA" calcext:value-type="string">
            <text:p>ZIMA</text:p>
          </table:table-cell>
          <table:table-cell table:formula="of:=IF([.C357] = &quot;ZIMA&quot;; 0.2; IF([.C357] = &quot;WIOSNA&quot;; 0.5; IF([.C357] = &quot;LATO&quot;; 0.9; 0.4)))" office:value-type="float" office:value="0.2" calcext:value-type="float">
            <text:p>0,2</text:p>
          </table:table-cell>
          <table:table-cell table:style-name="ce22" table:formula="of:=IF([.H356]&gt; 2400 ;IF(NOT(MONTH([.A357]) = MONTH([.A356]));[.E356]+3; [.E356]); [.E356])" office:value-type="float" office:value="25" calcext:value-type="float">
            <text:p>25</text:p>
          </table:table-cell>
          <table:table-cell table:formula="of:=IF(WEEKDAY([.A357];2)&lt; 6; 1; 0) * FLOOR([.E357] *[.D357]) *[.$K$7]" office:value-type="float" office:value="150" calcext:value-type="float">
            <text:p>150</text:p>
          </table:table-cell>
          <table:table-cell table:formula="of:=IF(WEEKDAY([.A357];2) = 7; ([.E356]*15); 0) + IF([.H356]&gt;= 2400; IF(NOT(MONTH([.A357]) = MONTH([.A358]));2400; 0);0)" office:value-type="float" office:value="0" calcext:value-type="float">
            <text:p>0</text:p>
          </table:table-cell>
          <table:table-cell table:formula="of:=[.H356] -[.G357] +[.F357]" office:value-type="float" office:value="18085" calcext:value-type="float">
            <text:p>18085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23" calcext:value-type="date">
            <text:p>23.12.2023</text:p>
          </table:table-cell>
          <table:table-cell table:formula="of:=[.A358]" office:value-type="date" office:date-value="2023-12-23" calcext:value-type="date">
            <text:p>12-23</text:p>
          </table:table-cell>
          <table:table-cell table:style-name="ce1" table:formula="of:=IF([.B358] &lt; DATE(YEAR([.A358]);3;21); &quot;ZIMA&quot;; IF([.B358] &lt; DATE(YEAR([.A358]);6;21);&quot;WIOSNA&quot; ; IF([.B358] &lt; DATE(YEAR([.A358]);9;23); &quot;LATO&quot;; IF([.B358] &lt; DATE(YEAR([.A358]);12;21);&quot;JESIEŃ&quot;; &quot;ZIMA&quot;))))" office:value-type="string" office:string-value="ZIMA" calcext:value-type="string">
            <text:p>ZIMA</text:p>
          </table:table-cell>
          <table:table-cell table:formula="of:=IF([.C358] = &quot;ZIMA&quot;; 0.2; IF([.C358] = &quot;WIOSNA&quot;; 0.5; IF([.C358] = &quot;LATO&quot;; 0.9; 0.4)))" office:value-type="float" office:value="0.2" calcext:value-type="float">
            <text:p>0,2</text:p>
          </table:table-cell>
          <table:table-cell table:style-name="ce22" table:formula="of:=IF([.H357]&gt; 2400 ;IF(NOT(MONTH([.A358]) = MONTH([.A357]));[.E357]+3; [.E357]); [.E357])" office:value-type="float" office:value="25" calcext:value-type="float">
            <text:p>25</text:p>
          </table:table-cell>
          <table:table-cell table:formula="of:=IF(WEEKDAY([.A358];2)&lt; 6; 1; 0) * FLOOR([.E358] *[.D358]) *[.$K$7]" office:value-type="float" office:value="0" calcext:value-type="float">
            <text:p>0</text:p>
          </table:table-cell>
          <table:table-cell table:formula="of:=IF(WEEKDAY([.A358];2) = 7; ([.E357]*15); 0) + IF([.H357]&gt;= 2400; IF(NOT(MONTH([.A358]) = MONTH([.A359]));2400; 0);0)" office:value-type="float" office:value="0" calcext:value-type="float">
            <text:p>0</text:p>
          </table:table-cell>
          <table:table-cell table:formula="of:=[.H357] -[.G358] +[.F358]" office:value-type="float" office:value="18085" calcext:value-type="float">
            <text:p>18085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24" calcext:value-type="date">
            <text:p>24.12.2023</text:p>
          </table:table-cell>
          <table:table-cell table:formula="of:=[.A359]" office:value-type="date" office:date-value="2023-12-24" calcext:value-type="date">
            <text:p>12-24</text:p>
          </table:table-cell>
          <table:table-cell table:style-name="ce1" table:formula="of:=IF([.B359] &lt; DATE(YEAR([.A359]);3;21); &quot;ZIMA&quot;; IF([.B359] &lt; DATE(YEAR([.A359]);6;21);&quot;WIOSNA&quot; ; IF([.B359] &lt; DATE(YEAR([.A359]);9;23); &quot;LATO&quot;; IF([.B359] &lt; DATE(YEAR([.A359]);12;21);&quot;JESIEŃ&quot;; &quot;ZIMA&quot;))))" office:value-type="string" office:string-value="ZIMA" calcext:value-type="string">
            <text:p>ZIMA</text:p>
          </table:table-cell>
          <table:table-cell table:formula="of:=IF([.C359] = &quot;ZIMA&quot;; 0.2; IF([.C359] = &quot;WIOSNA&quot;; 0.5; IF([.C359] = &quot;LATO&quot;; 0.9; 0.4)))" office:value-type="float" office:value="0.2" calcext:value-type="float">
            <text:p>0,2</text:p>
          </table:table-cell>
          <table:table-cell table:style-name="ce22" table:formula="of:=IF([.H358]&gt; 2400 ;IF(NOT(MONTH([.A359]) = MONTH([.A358]));[.E358]+3; [.E358]); [.E358])" office:value-type="float" office:value="25" calcext:value-type="float">
            <text:p>25</text:p>
          </table:table-cell>
          <table:table-cell table:formula="of:=IF(WEEKDAY([.A359];2)&lt; 6; 1; 0) * FLOOR([.E359] *[.D359]) *[.$K$7]" office:value-type="float" office:value="0" calcext:value-type="float">
            <text:p>0</text:p>
          </table:table-cell>
          <table:table-cell table:formula="of:=IF(WEEKDAY([.A359];2) = 7; ([.E358]*15); 0) + IF([.H358]&gt;= 2400; IF(NOT(MONTH([.A359]) = MONTH([.A360]));2400; 0);0)" office:value-type="float" office:value="375" calcext:value-type="float">
            <text:p>375</text:p>
          </table:table-cell>
          <table:table-cell table:formula="of:=[.H358] -[.G359] +[.F359]" office:value-type="float" office:value="17710" calcext:value-type="float">
            <text:p>177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25" calcext:value-type="date">
            <text:p>25.12.2023</text:p>
          </table:table-cell>
          <table:table-cell table:formula="of:=[.A360]" office:value-type="date" office:date-value="2023-12-25" calcext:value-type="date">
            <text:p>12-25</text:p>
          </table:table-cell>
          <table:table-cell table:style-name="ce1" table:formula="of:=IF([.B360] &lt; DATE(YEAR([.A360]);3;21); &quot;ZIMA&quot;; IF([.B360] &lt; DATE(YEAR([.A360]);6;21);&quot;WIOSNA&quot; ; IF([.B360] &lt; DATE(YEAR([.A360]);9;23); &quot;LATO&quot;; IF([.B360] &lt; DATE(YEAR([.A360]);12;21);&quot;JESIEŃ&quot;; &quot;ZIMA&quot;))))" office:value-type="string" office:string-value="ZIMA" calcext:value-type="string">
            <text:p>ZIMA</text:p>
          </table:table-cell>
          <table:table-cell table:formula="of:=IF([.C360] = &quot;ZIMA&quot;; 0.2; IF([.C360] = &quot;WIOSNA&quot;; 0.5; IF([.C360] = &quot;LATO&quot;; 0.9; 0.4)))" office:value-type="float" office:value="0.2" calcext:value-type="float">
            <text:p>0,2</text:p>
          </table:table-cell>
          <table:table-cell table:style-name="ce22" table:formula="of:=IF([.H359]&gt; 2400 ;IF(NOT(MONTH([.A360]) = MONTH([.A359]));[.E359]+3; [.E359]); [.E359])" office:value-type="float" office:value="25" calcext:value-type="float">
            <text:p>25</text:p>
          </table:table-cell>
          <table:table-cell table:formula="of:=IF(WEEKDAY([.A360];2)&lt; 6; 1; 0) * FLOOR([.E360] *[.D360]) *[.$K$7]" office:value-type="float" office:value="150" calcext:value-type="float">
            <text:p>150</text:p>
          </table:table-cell>
          <table:table-cell table:formula="of:=IF(WEEKDAY([.A360];2) = 7; ([.E359]*15); 0) + IF([.H359]&gt;= 2400; IF(NOT(MONTH([.A360]) = MONTH([.A361]));2400; 0);0)" office:value-type="float" office:value="0" calcext:value-type="float">
            <text:p>0</text:p>
          </table:table-cell>
          <table:table-cell table:formula="of:=[.H359] -[.G360] +[.F360]" office:value-type="float" office:value="17860" calcext:value-type="float">
            <text:p>178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26" calcext:value-type="date">
            <text:p>26.12.2023</text:p>
          </table:table-cell>
          <table:table-cell table:formula="of:=[.A361]" office:value-type="date" office:date-value="2023-12-26" calcext:value-type="date">
            <text:p>12-26</text:p>
          </table:table-cell>
          <table:table-cell table:style-name="ce1" table:formula="of:=IF([.B361] &lt; DATE(YEAR([.A361]);3;21); &quot;ZIMA&quot;; IF([.B361] &lt; DATE(YEAR([.A361]);6;21);&quot;WIOSNA&quot; ; IF([.B361] &lt; DATE(YEAR([.A361]);9;23); &quot;LATO&quot;; IF([.B361] &lt; DATE(YEAR([.A361]);12;21);&quot;JESIEŃ&quot;; &quot;ZIMA&quot;))))" office:value-type="string" office:string-value="ZIMA" calcext:value-type="string">
            <text:p>ZIMA</text:p>
          </table:table-cell>
          <table:table-cell table:formula="of:=IF([.C361] = &quot;ZIMA&quot;; 0.2; IF([.C361] = &quot;WIOSNA&quot;; 0.5; IF([.C361] = &quot;LATO&quot;; 0.9; 0.4)))" office:value-type="float" office:value="0.2" calcext:value-type="float">
            <text:p>0,2</text:p>
          </table:table-cell>
          <table:table-cell table:style-name="ce22" table:formula="of:=IF([.H360]&gt; 2400 ;IF(NOT(MONTH([.A361]) = MONTH([.A360]));[.E360]+3; [.E360]); [.E360])" office:value-type="float" office:value="25" calcext:value-type="float">
            <text:p>25</text:p>
          </table:table-cell>
          <table:table-cell table:formula="of:=IF(WEEKDAY([.A361];2)&lt; 6; 1; 0) * FLOOR([.E361] *[.D361]) *[.$K$7]" office:value-type="float" office:value="150" calcext:value-type="float">
            <text:p>150</text:p>
          </table:table-cell>
          <table:table-cell table:formula="of:=IF(WEEKDAY([.A361];2) = 7; ([.E360]*15); 0) + IF([.H360]&gt;= 2400; IF(NOT(MONTH([.A361]) = MONTH([.A362]));2400; 0);0)" office:value-type="float" office:value="0" calcext:value-type="float">
            <text:p>0</text:p>
          </table:table-cell>
          <table:table-cell table:formula="of:=[.H360] -[.G361] +[.F361]" office:value-type="float" office:value="18010" calcext:value-type="float">
            <text:p>180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27" calcext:value-type="date">
            <text:p>27.12.2023</text:p>
          </table:table-cell>
          <table:table-cell table:formula="of:=[.A362]" office:value-type="date" office:date-value="2023-12-27" calcext:value-type="date">
            <text:p>12-27</text:p>
          </table:table-cell>
          <table:table-cell table:style-name="ce1" table:formula="of:=IF([.B362] &lt; DATE(YEAR([.A362]);3;21); &quot;ZIMA&quot;; IF([.B362] &lt; DATE(YEAR([.A362]);6;21);&quot;WIOSNA&quot; ; IF([.B362] &lt; DATE(YEAR([.A362]);9;23); &quot;LATO&quot;; IF([.B362] &lt; DATE(YEAR([.A362]);12;21);&quot;JESIEŃ&quot;; &quot;ZIMA&quot;))))" office:value-type="string" office:string-value="ZIMA" calcext:value-type="string">
            <text:p>ZIMA</text:p>
          </table:table-cell>
          <table:table-cell table:formula="of:=IF([.C362] = &quot;ZIMA&quot;; 0.2; IF([.C362] = &quot;WIOSNA&quot;; 0.5; IF([.C362] = &quot;LATO&quot;; 0.9; 0.4)))" office:value-type="float" office:value="0.2" calcext:value-type="float">
            <text:p>0,2</text:p>
          </table:table-cell>
          <table:table-cell table:style-name="ce22" table:formula="of:=IF([.H361]&gt; 2400 ;IF(NOT(MONTH([.A362]) = MONTH([.A361]));[.E361]+3; [.E361]); [.E361])" office:value-type="float" office:value="25" calcext:value-type="float">
            <text:p>25</text:p>
          </table:table-cell>
          <table:table-cell table:formula="of:=IF(WEEKDAY([.A362];2)&lt; 6; 1; 0) * FLOOR([.E362] *[.D362]) *[.$K$7]" office:value-type="float" office:value="150" calcext:value-type="float">
            <text:p>150</text:p>
          </table:table-cell>
          <table:table-cell table:formula="of:=IF(WEEKDAY([.A362];2) = 7; ([.E361]*15); 0) + IF([.H361]&gt;= 2400; IF(NOT(MONTH([.A362]) = MONTH([.A363]));2400; 0);0)" office:value-type="float" office:value="0" calcext:value-type="float">
            <text:p>0</text:p>
          </table:table-cell>
          <table:table-cell table:formula="of:=[.H361] -[.G362] +[.F362]" office:value-type="float" office:value="18160" calcext:value-type="float">
            <text:p>181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28" calcext:value-type="date">
            <text:p>28.12.2023</text:p>
          </table:table-cell>
          <table:table-cell table:formula="of:=[.A363]" office:value-type="date" office:date-value="2023-12-28" calcext:value-type="date">
            <text:p>12-28</text:p>
          </table:table-cell>
          <table:table-cell table:style-name="ce1" table:formula="of:=IF([.B363] &lt; DATE(YEAR([.A363]);3;21); &quot;ZIMA&quot;; IF([.B363] &lt; DATE(YEAR([.A363]);6;21);&quot;WIOSNA&quot; ; IF([.B363] &lt; DATE(YEAR([.A363]);9;23); &quot;LATO&quot;; IF([.B363] &lt; DATE(YEAR([.A363]);12;21);&quot;JESIEŃ&quot;; &quot;ZIMA&quot;))))" office:value-type="string" office:string-value="ZIMA" calcext:value-type="string">
            <text:p>ZIMA</text:p>
          </table:table-cell>
          <table:table-cell table:formula="of:=IF([.C363] = &quot;ZIMA&quot;; 0.2; IF([.C363] = &quot;WIOSNA&quot;; 0.5; IF([.C363] = &quot;LATO&quot;; 0.9; 0.4)))" office:value-type="float" office:value="0.2" calcext:value-type="float">
            <text:p>0,2</text:p>
          </table:table-cell>
          <table:table-cell table:style-name="ce22" table:formula="of:=IF([.H362]&gt; 2400 ;IF(NOT(MONTH([.A363]) = MONTH([.A362]));[.E362]+3; [.E362]); [.E362])" office:value-type="float" office:value="25" calcext:value-type="float">
            <text:p>25</text:p>
          </table:table-cell>
          <table:table-cell table:formula="of:=IF(WEEKDAY([.A363];2)&lt; 6; 1; 0) * FLOOR([.E363] *[.D363]) *[.$K$7]" office:value-type="float" office:value="150" calcext:value-type="float">
            <text:p>150</text:p>
          </table:table-cell>
          <table:table-cell table:formula="of:=IF(WEEKDAY([.A363];2) = 7; ([.E362]*15); 0) + IF([.H362]&gt;= 2400; IF(NOT(MONTH([.A363]) = MONTH([.A364]));2400; 0);0)" office:value-type="float" office:value="0" calcext:value-type="float">
            <text:p>0</text:p>
          </table:table-cell>
          <table:table-cell table:formula="of:=[.H362] -[.G363] +[.F363]" office:value-type="float" office:value="18310" calcext:value-type="float">
            <text:p>183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29" calcext:value-type="date">
            <text:p>29.12.2023</text:p>
          </table:table-cell>
          <table:table-cell table:formula="of:=[.A364]" office:value-type="date" office:date-value="2023-12-29" calcext:value-type="date">
            <text:p>12-29</text:p>
          </table:table-cell>
          <table:table-cell table:style-name="ce1" table:formula="of:=IF([.B364] &lt; DATE(YEAR([.A364]);3;21); &quot;ZIMA&quot;; IF([.B364] &lt; DATE(YEAR([.A364]);6;21);&quot;WIOSNA&quot; ; IF([.B364] &lt; DATE(YEAR([.A364]);9;23); &quot;LATO&quot;; IF([.B364] &lt; DATE(YEAR([.A364]);12;21);&quot;JESIEŃ&quot;; &quot;ZIMA&quot;))))" office:value-type="string" office:string-value="ZIMA" calcext:value-type="string">
            <text:p>ZIMA</text:p>
          </table:table-cell>
          <table:table-cell table:formula="of:=IF([.C364] = &quot;ZIMA&quot;; 0.2; IF([.C364] = &quot;WIOSNA&quot;; 0.5; IF([.C364] = &quot;LATO&quot;; 0.9; 0.4)))" office:value-type="float" office:value="0.2" calcext:value-type="float">
            <text:p>0,2</text:p>
          </table:table-cell>
          <table:table-cell table:style-name="ce22" table:formula="of:=IF([.H363]&gt; 2400 ;IF(NOT(MONTH([.A364]) = MONTH([.A363]));[.E363]+3; [.E363]); [.E363])" office:value-type="float" office:value="25" calcext:value-type="float">
            <text:p>25</text:p>
          </table:table-cell>
          <table:table-cell table:formula="of:=IF(WEEKDAY([.A364];2)&lt; 6; 1; 0) * FLOOR([.E364] *[.D364]) *[.$K$7]" office:value-type="float" office:value="150" calcext:value-type="float">
            <text:p>150</text:p>
          </table:table-cell>
          <table:table-cell table:formula="of:=IF(WEEKDAY([.A364];2) = 7; ([.E363]*15); 0) + IF([.H363]&gt;= 2400; IF(NOT(MONTH([.A364]) = MONTH([.A365]));2400; 0);0)" office:value-type="float" office:value="0" calcext:value-type="float">
            <text:p>0</text:p>
          </table:table-cell>
          <table:table-cell table:formula="of:=[.H363] -[.G364] +[.F364]" office:value-type="float" office:value="18460" calcext:value-type="float">
            <text:p>184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30" calcext:value-type="date">
            <text:p>30.12.2023</text:p>
          </table:table-cell>
          <table:table-cell table:formula="of:=[.A365]" office:value-type="date" office:date-value="2023-12-30" calcext:value-type="date">
            <text:p>12-30</text:p>
          </table:table-cell>
          <table:table-cell table:style-name="ce1" table:formula="of:=IF([.B365] &lt; DATE(YEAR([.A365]);3;21); &quot;ZIMA&quot;; IF([.B365] &lt; DATE(YEAR([.A365]);6;21);&quot;WIOSNA&quot; ; IF([.B365] &lt; DATE(YEAR([.A365]);9;23); &quot;LATO&quot;; IF([.B365] &lt; DATE(YEAR([.A365]);12;21);&quot;JESIEŃ&quot;; &quot;ZIMA&quot;))))" office:value-type="string" office:string-value="ZIMA" calcext:value-type="string">
            <text:p>ZIMA</text:p>
          </table:table-cell>
          <table:table-cell table:formula="of:=IF([.C365] = &quot;ZIMA&quot;; 0.2; IF([.C365] = &quot;WIOSNA&quot;; 0.5; IF([.C365] = &quot;LATO&quot;; 0.9; 0.4)))" office:value-type="float" office:value="0.2" calcext:value-type="float">
            <text:p>0,2</text:p>
          </table:table-cell>
          <table:table-cell table:style-name="ce22" table:formula="of:=IF([.H364]&gt; 2400 ;IF(NOT(MONTH([.A365]) = MONTH([.A364]));[.E364]+3; [.E364]); [.E364])" office:value-type="float" office:value="25" calcext:value-type="float">
            <text:p>25</text:p>
          </table:table-cell>
          <table:table-cell table:formula="of:=IF(WEEKDAY([.A365];2)&lt; 6; 1; 0) * FLOOR([.E365] *[.D365]) *[.$K$7]" office:value-type="float" office:value="0" calcext:value-type="float">
            <text:p>0</text:p>
          </table:table-cell>
          <table:table-cell table:formula="of:=IF(WEEKDAY([.A365];2) = 7; ([.E364]*15); 0) + IF([.H364]&gt;= 2400; IF(NOT(MONTH([.A365]) = MONTH([.A366]));2400; 0);0)" office:value-type="float" office:value="0" calcext:value-type="float">
            <text:p>0</text:p>
          </table:table-cell>
          <table:table-cell table:formula="of:=[.H364] -[.G365] +[.F365]" office:value-type="float" office:value="18460" calcext:value-type="float">
            <text:p>184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31" calcext:value-type="date">
            <text:p>31.12.2023</text:p>
          </table:table-cell>
          <table:table-cell table:formula="of:=[.A366]" office:value-type="date" office:date-value="2023-12-31" calcext:value-type="date">
            <text:p>12-31</text:p>
          </table:table-cell>
          <table:table-cell table:style-name="ce1" table:formula="of:=IF([.B366] &lt; DATE(YEAR([.A366]);3;21); &quot;ZIMA&quot;; IF([.B366] &lt; DATE(YEAR([.A366]);6;21);&quot;WIOSNA&quot; ; IF([.B366] &lt; DATE(YEAR([.A366]);9;23); &quot;LATO&quot;; IF([.B366] &lt; DATE(YEAR([.A366]);12;21);&quot;JESIEŃ&quot;; &quot;ZIMA&quot;))))" office:value-type="string" office:string-value="ZIMA" calcext:value-type="string">
            <text:p>ZIMA</text:p>
          </table:table-cell>
          <table:table-cell table:formula="of:=IF([.C366] = &quot;ZIMA&quot;; 0.2; IF([.C366] = &quot;WIOSNA&quot;; 0.5; IF([.C366] = &quot;LATO&quot;; 0.9; 0.4)))" office:value-type="float" office:value="0.2" calcext:value-type="float">
            <text:p>0,2</text:p>
          </table:table-cell>
          <table:table-cell table:style-name="ce22" table:formula="of:=IF([.H365]&gt; 2400 ;IF(NOT(MONTH([.A366]) = MONTH([.A365]));[.E365]+3; [.E365]); [.E365])" office:value-type="float" office:value="25" calcext:value-type="float">
            <text:p>25</text:p>
          </table:table-cell>
          <table:table-cell table:formula="of:=IF(WEEKDAY([.A366];2)&lt; 6; 1; 0) * FLOOR([.E366] *[.D366]) *[.$K$7]" office:value-type="float" office:value="0" calcext:value-type="float">
            <text:p>0</text:p>
          </table:table-cell>
          <table:table-cell table:formula="of:=IF(WEEKDAY([.A366];2) = 7; ([.E365]*15); 0) + IF([.H365]&gt;= 2400; IF(NOT(MONTH([.A366]) = MONTH([.A367]));2400; 0);0)" office:value-type="float" office:value="2775" calcext:value-type="float">
            <text:p>2775</text:p>
          </table:table-cell>
          <table:table-cell table:formula="of:=[.H365] -[.G366] +[.F366]" office:value-type="float" office:value="15685" calcext:value-type="float">
            <text:p>1568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01" calcext:value-type="date">
            <text:p>1.01.2024</text:p>
          </table:table-cell>
          <table:table-cell table:formula="of:=[.A367]" office:value-type="date" office:date-value="2024-01-01" calcext:value-type="date">
            <text:p>01-01</text:p>
          </table:table-cell>
          <table:table-cell table:style-name="ce1" table:formula="of:=IF([.B367] &lt; DATE(YEAR([.A367]);3;21); &quot;ZIMA&quot;; IF([.B367] &lt; DATE(YEAR([.A367]);6;21);&quot;WIOSNA&quot; ; IF([.B367] &lt; DATE(YEAR([.A367]);9;23); &quot;LATO&quot;; IF([.B367] &lt; DATE(YEAR([.A367]);12;21);&quot;JESIEŃ&quot;; &quot;ZIMA&quot;))))" office:value-type="string" office:string-value="ZIMA" calcext:value-type="string">
            <text:p>ZIMA</text:p>
          </table:table-cell>
          <table:table-cell table:formula="of:=IF([.C367] = &quot;ZIMA&quot;; 0.2; IF([.C367] = &quot;WIOSNA&quot;; 0.5; IF([.C367] = &quot;LATO&quot;; 0.9; 0.4)))" office:value-type="float" office:value="0.2" calcext:value-type="float">
            <text:p>0,2</text:p>
          </table:table-cell>
          <table:table-cell table:style-name="ce22" table:formula="of:=IF([.H366]&gt; 2400 ;IF(NOT(MONTH([.A367]) = MONTH([.A366]));[.E366]+3; [.E366]); [.E366])" office:value-type="float" office:value="28" calcext:value-type="float">
            <text:p>28</text:p>
          </table:table-cell>
          <table:table-cell table:formula="of:=IF(WEEKDAY([.A367];2)&lt; 6; 1; 0) * FLOOR([.E367] *[.D367]) *[.$K$7]" office:value-type="float" office:value="150" calcext:value-type="float">
            <text:p>150</text:p>
          </table:table-cell>
          <table:table-cell table:formula="of:=IF(WEEKDAY([.A367];2) = 7; ([.E366]*15); 0) + IF([.H366]&gt;= 2400; IF(NOT(MONTH([.A367]) = MONTH([.A368]));2400; 0);0)" office:value-type="float" office:value="0" calcext:value-type="float">
            <text:p>0</text:p>
          </table:table-cell>
          <table:table-cell table:formula="of:=[.H366] -[.G367] +[.F367]" office:value-type="float" office:value="15835" calcext:value-type="float">
            <text:p>1583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02" calcext:value-type="date">
            <text:p>2.01.2024</text:p>
          </table:table-cell>
          <table:table-cell table:formula="of:=[.A368]" office:value-type="date" office:date-value="2024-01-02" calcext:value-type="date">
            <text:p>01-02</text:p>
          </table:table-cell>
          <table:table-cell table:style-name="ce1" table:formula="of:=IF([.B368] &lt; DATE(YEAR([.A368]);3;21); &quot;ZIMA&quot;; IF([.B368] &lt; DATE(YEAR([.A368]);6;21);&quot;WIOSNA&quot; ; IF([.B368] &lt; DATE(YEAR([.A368]);9;23); &quot;LATO&quot;; IF([.B368] &lt; DATE(YEAR([.A368]);12;21);&quot;JESIEŃ&quot;; &quot;ZIMA&quot;))))" office:value-type="string" office:string-value="ZIMA" calcext:value-type="string">
            <text:p>ZIMA</text:p>
          </table:table-cell>
          <table:table-cell table:formula="of:=IF([.C368] = &quot;ZIMA&quot;; 0.2; IF([.C368] = &quot;WIOSNA&quot;; 0.5; IF([.C368] = &quot;LATO&quot;; 0.9; 0.4)))" office:value-type="float" office:value="0.2" calcext:value-type="float">
            <text:p>0,2</text:p>
          </table:table-cell>
          <table:table-cell table:style-name="ce22" table:formula="of:=IF([.H367]&gt; 2400 ;IF(NOT(MONTH([.A368]) = MONTH([.A367]));[.E367]+3; [.E367]); [.E367])" office:value-type="float" office:value="28" calcext:value-type="float">
            <text:p>28</text:p>
          </table:table-cell>
          <table:table-cell table:formula="of:=IF(WEEKDAY([.A368];2)&lt; 6; 1; 0) * FLOOR([.E368] *[.D368]) *[.$K$7]" office:value-type="float" office:value="150" calcext:value-type="float">
            <text:p>150</text:p>
          </table:table-cell>
          <table:table-cell table:formula="of:=IF(WEEKDAY([.A368];2) = 7; ([.E367]*15); 0) + IF([.H367]&gt;= 2400; IF(NOT(MONTH([.A368]) = MONTH([.A369]));2400; 0);0)" office:value-type="float" office:value="0" calcext:value-type="float">
            <text:p>0</text:p>
          </table:table-cell>
          <table:table-cell table:formula="of:=[.H367] -[.G368] +[.F368]" office:value-type="float" office:value="15985" calcext:value-type="float">
            <text:p>1598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03" calcext:value-type="date">
            <text:p>3.01.2024</text:p>
          </table:table-cell>
          <table:table-cell table:formula="of:=[.A369]" office:value-type="date" office:date-value="2024-01-03" calcext:value-type="date">
            <text:p>01-03</text:p>
          </table:table-cell>
          <table:table-cell table:style-name="ce1" table:formula="of:=IF([.B369] &lt; DATE(YEAR([.A369]);3;21); &quot;ZIMA&quot;; IF([.B369] &lt; DATE(YEAR([.A369]);6;21);&quot;WIOSNA&quot; ; IF([.B369] &lt; DATE(YEAR([.A369]);9;23); &quot;LATO&quot;; IF([.B369] &lt; DATE(YEAR([.A369]);12;21);&quot;JESIEŃ&quot;; &quot;ZIMA&quot;))))" office:value-type="string" office:string-value="ZIMA" calcext:value-type="string">
            <text:p>ZIMA</text:p>
          </table:table-cell>
          <table:table-cell table:formula="of:=IF([.C369] = &quot;ZIMA&quot;; 0.2; IF([.C369] = &quot;WIOSNA&quot;; 0.5; IF([.C369] = &quot;LATO&quot;; 0.9; 0.4)))" office:value-type="float" office:value="0.2" calcext:value-type="float">
            <text:p>0,2</text:p>
          </table:table-cell>
          <table:table-cell table:style-name="ce22" table:formula="of:=IF([.H368]&gt; 2400 ;IF(NOT(MONTH([.A369]) = MONTH([.A368]));[.E368]+3; [.E368]); [.E368])" office:value-type="float" office:value="28" calcext:value-type="float">
            <text:p>28</text:p>
          </table:table-cell>
          <table:table-cell table:formula="of:=IF(WEEKDAY([.A369];2)&lt; 6; 1; 0) * FLOOR([.E369] *[.D369]) *[.$K$7]" office:value-type="float" office:value="150" calcext:value-type="float">
            <text:p>150</text:p>
          </table:table-cell>
          <table:table-cell table:formula="of:=IF(WEEKDAY([.A369];2) = 7; ([.E368]*15); 0) + IF([.H368]&gt;= 2400; IF(NOT(MONTH([.A369]) = MONTH([.A370]));2400; 0);0)" office:value-type="float" office:value="0" calcext:value-type="float">
            <text:p>0</text:p>
          </table:table-cell>
          <table:table-cell table:formula="of:=[.H368] -[.G369] +[.F369]" office:value-type="float" office:value="16135" calcext:value-type="float">
            <text:p>1613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04" calcext:value-type="date">
            <text:p>4.01.2024</text:p>
          </table:table-cell>
          <table:table-cell table:formula="of:=[.A370]" office:value-type="date" office:date-value="2024-01-04" calcext:value-type="date">
            <text:p>01-04</text:p>
          </table:table-cell>
          <table:table-cell table:style-name="ce1" table:formula="of:=IF([.B370] &lt; DATE(YEAR([.A370]);3;21); &quot;ZIMA&quot;; IF([.B370] &lt; DATE(YEAR([.A370]);6;21);&quot;WIOSNA&quot; ; IF([.B370] &lt; DATE(YEAR([.A370]);9;23); &quot;LATO&quot;; IF([.B370] &lt; DATE(YEAR([.A370]);12;21);&quot;JESIEŃ&quot;; &quot;ZIMA&quot;))))" office:value-type="string" office:string-value="ZIMA" calcext:value-type="string">
            <text:p>ZIMA</text:p>
          </table:table-cell>
          <table:table-cell table:formula="of:=IF([.C370] = &quot;ZIMA&quot;; 0.2; IF([.C370] = &quot;WIOSNA&quot;; 0.5; IF([.C370] = &quot;LATO&quot;; 0.9; 0.4)))" office:value-type="float" office:value="0.2" calcext:value-type="float">
            <text:p>0,2</text:p>
          </table:table-cell>
          <table:table-cell table:style-name="ce22" table:formula="of:=IF([.H369]&gt; 2400 ;IF(NOT(MONTH([.A370]) = MONTH([.A369]));[.E369]+3; [.E369]); [.E369])" office:value-type="float" office:value="28" calcext:value-type="float">
            <text:p>28</text:p>
          </table:table-cell>
          <table:table-cell table:formula="of:=IF(WEEKDAY([.A370];2)&lt; 6; 1; 0) * FLOOR([.E370] *[.D370]) *[.$K$7]" office:value-type="float" office:value="150" calcext:value-type="float">
            <text:p>150</text:p>
          </table:table-cell>
          <table:table-cell table:formula="of:=IF(WEEKDAY([.A370];2) = 7; ([.E369]*15); 0) + IF([.H369]&gt;= 2400; IF(NOT(MONTH([.A370]) = MONTH([.A371]));2400; 0);0)" office:value-type="float" office:value="0" calcext:value-type="float">
            <text:p>0</text:p>
          </table:table-cell>
          <table:table-cell table:formula="of:=[.H369] -[.G370] +[.F370]" office:value-type="float" office:value="16285" calcext:value-type="float">
            <text:p>1628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05" calcext:value-type="date">
            <text:p>5.01.2024</text:p>
          </table:table-cell>
          <table:table-cell table:formula="of:=[.A371]" office:value-type="date" office:date-value="2024-01-05" calcext:value-type="date">
            <text:p>01-05</text:p>
          </table:table-cell>
          <table:table-cell table:style-name="ce1" table:formula="of:=IF([.B371] &lt; DATE(YEAR([.A371]);3;21); &quot;ZIMA&quot;; IF([.B371] &lt; DATE(YEAR([.A371]);6;21);&quot;WIOSNA&quot; ; IF([.B371] &lt; DATE(YEAR([.A371]);9;23); &quot;LATO&quot;; IF([.B371] &lt; DATE(YEAR([.A371]);12;21);&quot;JESIEŃ&quot;; &quot;ZIMA&quot;))))" office:value-type="string" office:string-value="ZIMA" calcext:value-type="string">
            <text:p>ZIMA</text:p>
          </table:table-cell>
          <table:table-cell table:formula="of:=IF([.C371] = &quot;ZIMA&quot;; 0.2; IF([.C371] = &quot;WIOSNA&quot;; 0.5; IF([.C371] = &quot;LATO&quot;; 0.9; 0.4)))" office:value-type="float" office:value="0.2" calcext:value-type="float">
            <text:p>0,2</text:p>
          </table:table-cell>
          <table:table-cell table:style-name="ce22" table:formula="of:=IF([.H370]&gt; 2400 ;IF(NOT(MONTH([.A371]) = MONTH([.A370]));[.E370]+3; [.E370]); [.E370])" office:value-type="float" office:value="28" calcext:value-type="float">
            <text:p>28</text:p>
          </table:table-cell>
          <table:table-cell table:formula="of:=IF(WEEKDAY([.A371];2)&lt; 6; 1; 0) * FLOOR([.E371] *[.D371]) *[.$K$7]" office:value-type="float" office:value="150" calcext:value-type="float">
            <text:p>150</text:p>
          </table:table-cell>
          <table:table-cell table:formula="of:=IF(WEEKDAY([.A371];2) = 7; ([.E370]*15); 0) + IF([.H370]&gt;= 2400; IF(NOT(MONTH([.A371]) = MONTH([.A372]));2400; 0);0)" office:value-type="float" office:value="0" calcext:value-type="float">
            <text:p>0</text:p>
          </table:table-cell>
          <table:table-cell table:formula="of:=[.H370] -[.G371] +[.F371]" office:value-type="float" office:value="16435" calcext:value-type="float">
            <text:p>1643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06" calcext:value-type="date">
            <text:p>6.01.2024</text:p>
          </table:table-cell>
          <table:table-cell table:formula="of:=[.A372]" office:value-type="date" office:date-value="2024-01-06" calcext:value-type="date">
            <text:p>01-06</text:p>
          </table:table-cell>
          <table:table-cell table:style-name="ce1" table:formula="of:=IF([.B372] &lt; DATE(YEAR([.A372]);3;21); &quot;ZIMA&quot;; IF([.B372] &lt; DATE(YEAR([.A372]);6;21);&quot;WIOSNA&quot; ; IF([.B372] &lt; DATE(YEAR([.A372]);9;23); &quot;LATO&quot;; IF([.B372] &lt; DATE(YEAR([.A372]);12;21);&quot;JESIEŃ&quot;; &quot;ZIMA&quot;))))" office:value-type="string" office:string-value="ZIMA" calcext:value-type="string">
            <text:p>ZIMA</text:p>
          </table:table-cell>
          <table:table-cell table:formula="of:=IF([.C372] = &quot;ZIMA&quot;; 0.2; IF([.C372] = &quot;WIOSNA&quot;; 0.5; IF([.C372] = &quot;LATO&quot;; 0.9; 0.4)))" office:value-type="float" office:value="0.2" calcext:value-type="float">
            <text:p>0,2</text:p>
          </table:table-cell>
          <table:table-cell table:style-name="ce22" table:formula="of:=IF([.H371]&gt; 2400 ;IF(NOT(MONTH([.A372]) = MONTH([.A371]));[.E371]+3; [.E371]); [.E371])" office:value-type="float" office:value="28" calcext:value-type="float">
            <text:p>28</text:p>
          </table:table-cell>
          <table:table-cell table:formula="of:=IF(WEEKDAY([.A372];2)&lt; 6; 1; 0) * FLOOR([.E372] *[.D372]) *[.$K$7]" office:value-type="float" office:value="0" calcext:value-type="float">
            <text:p>0</text:p>
          </table:table-cell>
          <table:table-cell table:formula="of:=IF(WEEKDAY([.A372];2) = 7; ([.E371]*15); 0) + IF([.H371]&gt;= 2400; IF(NOT(MONTH([.A372]) = MONTH([.A373]));2400; 0);0)" office:value-type="float" office:value="0" calcext:value-type="float">
            <text:p>0</text:p>
          </table:table-cell>
          <table:table-cell table:formula="of:=[.H371] -[.G372] +[.F372]" office:value-type="float" office:value="16435" calcext:value-type="float">
            <text:p>1643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07" calcext:value-type="date">
            <text:p>7.01.2024</text:p>
          </table:table-cell>
          <table:table-cell table:formula="of:=[.A373]" office:value-type="date" office:date-value="2024-01-07" calcext:value-type="date">
            <text:p>01-07</text:p>
          </table:table-cell>
          <table:table-cell table:style-name="ce1" table:formula="of:=IF([.B373] &lt; DATE(YEAR([.A373]);3;21); &quot;ZIMA&quot;; IF([.B373] &lt; DATE(YEAR([.A373]);6;21);&quot;WIOSNA&quot; ; IF([.B373] &lt; DATE(YEAR([.A373]);9;23); &quot;LATO&quot;; IF([.B373] &lt; DATE(YEAR([.A373]);12;21);&quot;JESIEŃ&quot;; &quot;ZIMA&quot;))))" office:value-type="string" office:string-value="ZIMA" calcext:value-type="string">
            <text:p>ZIMA</text:p>
          </table:table-cell>
          <table:table-cell table:formula="of:=IF([.C373] = &quot;ZIMA&quot;; 0.2; IF([.C373] = &quot;WIOSNA&quot;; 0.5; IF([.C373] = &quot;LATO&quot;; 0.9; 0.4)))" office:value-type="float" office:value="0.2" calcext:value-type="float">
            <text:p>0,2</text:p>
          </table:table-cell>
          <table:table-cell table:style-name="ce22" table:formula="of:=IF([.H372]&gt; 2400 ;IF(NOT(MONTH([.A373]) = MONTH([.A372]));[.E372]+3; [.E372]); [.E372])" office:value-type="float" office:value="28" calcext:value-type="float">
            <text:p>28</text:p>
          </table:table-cell>
          <table:table-cell table:formula="of:=IF(WEEKDAY([.A373];2)&lt; 6; 1; 0) * FLOOR([.E373] *[.D373]) *[.$K$7]" office:value-type="float" office:value="0" calcext:value-type="float">
            <text:p>0</text:p>
          </table:table-cell>
          <table:table-cell table:formula="of:=IF(WEEKDAY([.A373];2) = 7; ([.E372]*15); 0) + IF([.H372]&gt;= 2400; IF(NOT(MONTH([.A373]) = MONTH([.A374]));2400; 0);0)" office:value-type="float" office:value="420" calcext:value-type="float">
            <text:p>420</text:p>
          </table:table-cell>
          <table:table-cell table:formula="of:=[.H372] -[.G373] +[.F373]" office:value-type="float" office:value="16015" calcext:value-type="float">
            <text:p>1601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08" calcext:value-type="date">
            <text:p>8.01.2024</text:p>
          </table:table-cell>
          <table:table-cell table:formula="of:=[.A374]" office:value-type="date" office:date-value="2024-01-08" calcext:value-type="date">
            <text:p>01-08</text:p>
          </table:table-cell>
          <table:table-cell table:style-name="ce1" table:formula="of:=IF([.B374] &lt; DATE(YEAR([.A374]);3;21); &quot;ZIMA&quot;; IF([.B374] &lt; DATE(YEAR([.A374]);6;21);&quot;WIOSNA&quot; ; IF([.B374] &lt; DATE(YEAR([.A374]);9;23); &quot;LATO&quot;; IF([.B374] &lt; DATE(YEAR([.A374]);12;21);&quot;JESIEŃ&quot;; &quot;ZIMA&quot;))))" office:value-type="string" office:string-value="ZIMA" calcext:value-type="string">
            <text:p>ZIMA</text:p>
          </table:table-cell>
          <table:table-cell table:formula="of:=IF([.C374] = &quot;ZIMA&quot;; 0.2; IF([.C374] = &quot;WIOSNA&quot;; 0.5; IF([.C374] = &quot;LATO&quot;; 0.9; 0.4)))" office:value-type="float" office:value="0.2" calcext:value-type="float">
            <text:p>0,2</text:p>
          </table:table-cell>
          <table:table-cell table:style-name="ce22" table:formula="of:=IF([.H373]&gt; 2400 ;IF(NOT(MONTH([.A374]) = MONTH([.A373]));[.E373]+3; [.E373]); [.E373])" office:value-type="float" office:value="28" calcext:value-type="float">
            <text:p>28</text:p>
          </table:table-cell>
          <table:table-cell table:formula="of:=IF(WEEKDAY([.A374];2)&lt; 6; 1; 0) * FLOOR([.E374] *[.D374]) *[.$K$7]" office:value-type="float" office:value="150" calcext:value-type="float">
            <text:p>150</text:p>
          </table:table-cell>
          <table:table-cell table:formula="of:=IF(WEEKDAY([.A374];2) = 7; ([.E373]*15); 0) + IF([.H373]&gt;= 2400; IF(NOT(MONTH([.A374]) = MONTH([.A375]));2400; 0);0)" office:value-type="float" office:value="0" calcext:value-type="float">
            <text:p>0</text:p>
          </table:table-cell>
          <table:table-cell table:formula="of:=[.H373] -[.G374] +[.F374]" office:value-type="float" office:value="16165" calcext:value-type="float">
            <text:p>1616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09" calcext:value-type="date">
            <text:p>9.01.2024</text:p>
          </table:table-cell>
          <table:table-cell table:formula="of:=[.A375]" office:value-type="date" office:date-value="2024-01-09" calcext:value-type="date">
            <text:p>01-09</text:p>
          </table:table-cell>
          <table:table-cell table:style-name="ce1" table:formula="of:=IF([.B375] &lt; DATE(YEAR([.A375]);3;21); &quot;ZIMA&quot;; IF([.B375] &lt; DATE(YEAR([.A375]);6;21);&quot;WIOSNA&quot; ; IF([.B375] &lt; DATE(YEAR([.A375]);9;23); &quot;LATO&quot;; IF([.B375] &lt; DATE(YEAR([.A375]);12;21);&quot;JESIEŃ&quot;; &quot;ZIMA&quot;))))" office:value-type="string" office:string-value="ZIMA" calcext:value-type="string">
            <text:p>ZIMA</text:p>
          </table:table-cell>
          <table:table-cell table:formula="of:=IF([.C375] = &quot;ZIMA&quot;; 0.2; IF([.C375] = &quot;WIOSNA&quot;; 0.5; IF([.C375] = &quot;LATO&quot;; 0.9; 0.4)))" office:value-type="float" office:value="0.2" calcext:value-type="float">
            <text:p>0,2</text:p>
          </table:table-cell>
          <table:table-cell table:style-name="ce22" table:formula="of:=IF([.H374]&gt; 2400 ;IF(NOT(MONTH([.A375]) = MONTH([.A374]));[.E374]+3; [.E374]); [.E374])" office:value-type="float" office:value="28" calcext:value-type="float">
            <text:p>28</text:p>
          </table:table-cell>
          <table:table-cell table:formula="of:=IF(WEEKDAY([.A375];2)&lt; 6; 1; 0) * FLOOR([.E375] *[.D375]) *[.$K$7]" office:value-type="float" office:value="150" calcext:value-type="float">
            <text:p>150</text:p>
          </table:table-cell>
          <table:table-cell table:formula="of:=IF(WEEKDAY([.A375];2) = 7; ([.E374]*15); 0) + IF([.H374]&gt;= 2400; IF(NOT(MONTH([.A375]) = MONTH([.A376]));2400; 0);0)" office:value-type="float" office:value="0" calcext:value-type="float">
            <text:p>0</text:p>
          </table:table-cell>
          <table:table-cell table:formula="of:=[.H374] -[.G375] +[.F375]" office:value-type="float" office:value="16315" calcext:value-type="float">
            <text:p>1631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10" calcext:value-type="date">
            <text:p>10.01.2024</text:p>
          </table:table-cell>
          <table:table-cell table:formula="of:=[.A376]" office:value-type="date" office:date-value="2024-01-10" calcext:value-type="date">
            <text:p>01-10</text:p>
          </table:table-cell>
          <table:table-cell table:style-name="ce1" table:formula="of:=IF([.B376] &lt; DATE(YEAR([.A376]);3;21); &quot;ZIMA&quot;; IF([.B376] &lt; DATE(YEAR([.A376]);6;21);&quot;WIOSNA&quot; ; IF([.B376] &lt; DATE(YEAR([.A376]);9;23); &quot;LATO&quot;; IF([.B376] &lt; DATE(YEAR([.A376]);12;21);&quot;JESIEŃ&quot;; &quot;ZIMA&quot;))))" office:value-type="string" office:string-value="ZIMA" calcext:value-type="string">
            <text:p>ZIMA</text:p>
          </table:table-cell>
          <table:table-cell table:formula="of:=IF([.C376] = &quot;ZIMA&quot;; 0.2; IF([.C376] = &quot;WIOSNA&quot;; 0.5; IF([.C376] = &quot;LATO&quot;; 0.9; 0.4)))" office:value-type="float" office:value="0.2" calcext:value-type="float">
            <text:p>0,2</text:p>
          </table:table-cell>
          <table:table-cell table:style-name="ce22" table:formula="of:=IF([.H375]&gt; 2400 ;IF(NOT(MONTH([.A376]) = MONTH([.A375]));[.E375]+3; [.E375]); [.E375])" office:value-type="float" office:value="28" calcext:value-type="float">
            <text:p>28</text:p>
          </table:table-cell>
          <table:table-cell table:formula="of:=IF(WEEKDAY([.A376];2)&lt; 6; 1; 0) * FLOOR([.E376] *[.D376]) *[.$K$7]" office:value-type="float" office:value="150" calcext:value-type="float">
            <text:p>150</text:p>
          </table:table-cell>
          <table:table-cell table:formula="of:=IF(WEEKDAY([.A376];2) = 7; ([.E375]*15); 0) + IF([.H375]&gt;= 2400; IF(NOT(MONTH([.A376]) = MONTH([.A377]));2400; 0);0)" office:value-type="float" office:value="0" calcext:value-type="float">
            <text:p>0</text:p>
          </table:table-cell>
          <table:table-cell table:formula="of:=[.H375] -[.G376] +[.F376]" office:value-type="float" office:value="16465" calcext:value-type="float">
            <text:p>1646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11" calcext:value-type="date">
            <text:p>11.01.2024</text:p>
          </table:table-cell>
          <table:table-cell table:formula="of:=[.A377]" office:value-type="date" office:date-value="2024-01-11" calcext:value-type="date">
            <text:p>01-11</text:p>
          </table:table-cell>
          <table:table-cell table:style-name="ce1" table:formula="of:=IF([.B377] &lt; DATE(YEAR([.A377]);3;21); &quot;ZIMA&quot;; IF([.B377] &lt; DATE(YEAR([.A377]);6;21);&quot;WIOSNA&quot; ; IF([.B377] &lt; DATE(YEAR([.A377]);9;23); &quot;LATO&quot;; IF([.B377] &lt; DATE(YEAR([.A377]);12;21);&quot;JESIEŃ&quot;; &quot;ZIMA&quot;))))" office:value-type="string" office:string-value="ZIMA" calcext:value-type="string">
            <text:p>ZIMA</text:p>
          </table:table-cell>
          <table:table-cell table:formula="of:=IF([.C377] = &quot;ZIMA&quot;; 0.2; IF([.C377] = &quot;WIOSNA&quot;; 0.5; IF([.C377] = &quot;LATO&quot;; 0.9; 0.4)))" office:value-type="float" office:value="0.2" calcext:value-type="float">
            <text:p>0,2</text:p>
          </table:table-cell>
          <table:table-cell table:style-name="ce22" table:formula="of:=IF([.H376]&gt; 2400 ;IF(NOT(MONTH([.A377]) = MONTH([.A376]));[.E376]+3; [.E376]); [.E376])" office:value-type="float" office:value="28" calcext:value-type="float">
            <text:p>28</text:p>
          </table:table-cell>
          <table:table-cell table:formula="of:=IF(WEEKDAY([.A377];2)&lt; 6; 1; 0) * FLOOR([.E377] *[.D377]) *[.$K$7]" office:value-type="float" office:value="150" calcext:value-type="float">
            <text:p>150</text:p>
          </table:table-cell>
          <table:table-cell table:formula="of:=IF(WEEKDAY([.A377];2) = 7; ([.E376]*15); 0) + IF([.H376]&gt;= 2400; IF(NOT(MONTH([.A377]) = MONTH([.A378]));2400; 0);0)" office:value-type="float" office:value="0" calcext:value-type="float">
            <text:p>0</text:p>
          </table:table-cell>
          <table:table-cell table:formula="of:=[.H376] -[.G377] +[.F377]" office:value-type="float" office:value="16615" calcext:value-type="float">
            <text:p>1661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12" calcext:value-type="date">
            <text:p>12.01.2024</text:p>
          </table:table-cell>
          <table:table-cell table:formula="of:=[.A378]" office:value-type="date" office:date-value="2024-01-12" calcext:value-type="date">
            <text:p>01-12</text:p>
          </table:table-cell>
          <table:table-cell table:style-name="ce1" table:formula="of:=IF([.B378] &lt; DATE(YEAR([.A378]);3;21); &quot;ZIMA&quot;; IF([.B378] &lt; DATE(YEAR([.A378]);6;21);&quot;WIOSNA&quot; ; IF([.B378] &lt; DATE(YEAR([.A378]);9;23); &quot;LATO&quot;; IF([.B378] &lt; DATE(YEAR([.A378]);12;21);&quot;JESIEŃ&quot;; &quot;ZIMA&quot;))))" office:value-type="string" office:string-value="ZIMA" calcext:value-type="string">
            <text:p>ZIMA</text:p>
          </table:table-cell>
          <table:table-cell table:formula="of:=IF([.C378] = &quot;ZIMA&quot;; 0.2; IF([.C378] = &quot;WIOSNA&quot;; 0.5; IF([.C378] = &quot;LATO&quot;; 0.9; 0.4)))" office:value-type="float" office:value="0.2" calcext:value-type="float">
            <text:p>0,2</text:p>
          </table:table-cell>
          <table:table-cell table:style-name="ce22" table:formula="of:=IF([.H377]&gt; 2400 ;IF(NOT(MONTH([.A378]) = MONTH([.A377]));[.E377]+3; [.E377]); [.E377])" office:value-type="float" office:value="28" calcext:value-type="float">
            <text:p>28</text:p>
          </table:table-cell>
          <table:table-cell table:formula="of:=IF(WEEKDAY([.A378];2)&lt; 6; 1; 0) * FLOOR([.E378] *[.D378]) *[.$K$7]" office:value-type="float" office:value="150" calcext:value-type="float">
            <text:p>150</text:p>
          </table:table-cell>
          <table:table-cell table:formula="of:=IF(WEEKDAY([.A378];2) = 7; ([.E377]*15); 0) + IF([.H377]&gt;= 2400; IF(NOT(MONTH([.A378]) = MONTH([.A379]));2400; 0);0)" office:value-type="float" office:value="0" calcext:value-type="float">
            <text:p>0</text:p>
          </table:table-cell>
          <table:table-cell table:formula="of:=[.H377] -[.G378] +[.F378]" office:value-type="float" office:value="16765" calcext:value-type="float">
            <text:p>1676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13" calcext:value-type="date">
            <text:p>13.01.2024</text:p>
          </table:table-cell>
          <table:table-cell table:formula="of:=[.A379]" office:value-type="date" office:date-value="2024-01-13" calcext:value-type="date">
            <text:p>01-13</text:p>
          </table:table-cell>
          <table:table-cell table:style-name="ce1" table:formula="of:=IF([.B379] &lt; DATE(YEAR([.A379]);3;21); &quot;ZIMA&quot;; IF([.B379] &lt; DATE(YEAR([.A379]);6;21);&quot;WIOSNA&quot; ; IF([.B379] &lt; DATE(YEAR([.A379]);9;23); &quot;LATO&quot;; IF([.B379] &lt; DATE(YEAR([.A379]);12;21);&quot;JESIEŃ&quot;; &quot;ZIMA&quot;))))" office:value-type="string" office:string-value="ZIMA" calcext:value-type="string">
            <text:p>ZIMA</text:p>
          </table:table-cell>
          <table:table-cell table:formula="of:=IF([.C379] = &quot;ZIMA&quot;; 0.2; IF([.C379] = &quot;WIOSNA&quot;; 0.5; IF([.C379] = &quot;LATO&quot;; 0.9; 0.4)))" office:value-type="float" office:value="0.2" calcext:value-type="float">
            <text:p>0,2</text:p>
          </table:table-cell>
          <table:table-cell table:style-name="ce22" table:formula="of:=IF([.H378]&gt; 2400 ;IF(NOT(MONTH([.A379]) = MONTH([.A378]));[.E378]+3; [.E378]); [.E378])" office:value-type="float" office:value="28" calcext:value-type="float">
            <text:p>28</text:p>
          </table:table-cell>
          <table:table-cell table:formula="of:=IF(WEEKDAY([.A379];2)&lt; 6; 1; 0) * FLOOR([.E379] *[.D379]) *[.$K$7]" office:value-type="float" office:value="0" calcext:value-type="float">
            <text:p>0</text:p>
          </table:table-cell>
          <table:table-cell table:formula="of:=IF(WEEKDAY([.A379];2) = 7; ([.E378]*15); 0) + IF([.H378]&gt;= 2400; IF(NOT(MONTH([.A379]) = MONTH([.A380]));2400; 0);0)" office:value-type="float" office:value="0" calcext:value-type="float">
            <text:p>0</text:p>
          </table:table-cell>
          <table:table-cell table:formula="of:=[.H378] -[.G379] +[.F379]" office:value-type="float" office:value="16765" calcext:value-type="float">
            <text:p>1676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14" calcext:value-type="date">
            <text:p>14.01.2024</text:p>
          </table:table-cell>
          <table:table-cell table:formula="of:=[.A380]" office:value-type="date" office:date-value="2024-01-14" calcext:value-type="date">
            <text:p>01-14</text:p>
          </table:table-cell>
          <table:table-cell table:style-name="ce1" table:formula="of:=IF([.B380] &lt; DATE(YEAR([.A380]);3;21); &quot;ZIMA&quot;; IF([.B380] &lt; DATE(YEAR([.A380]);6;21);&quot;WIOSNA&quot; ; IF([.B380] &lt; DATE(YEAR([.A380]);9;23); &quot;LATO&quot;; IF([.B380] &lt; DATE(YEAR([.A380]);12;21);&quot;JESIEŃ&quot;; &quot;ZIMA&quot;))))" office:value-type="string" office:string-value="ZIMA" calcext:value-type="string">
            <text:p>ZIMA</text:p>
          </table:table-cell>
          <table:table-cell table:formula="of:=IF([.C380] = &quot;ZIMA&quot;; 0.2; IF([.C380] = &quot;WIOSNA&quot;; 0.5; IF([.C380] = &quot;LATO&quot;; 0.9; 0.4)))" office:value-type="float" office:value="0.2" calcext:value-type="float">
            <text:p>0,2</text:p>
          </table:table-cell>
          <table:table-cell table:style-name="ce22" table:formula="of:=IF([.H379]&gt; 2400 ;IF(NOT(MONTH([.A380]) = MONTH([.A379]));[.E379]+3; [.E379]); [.E379])" office:value-type="float" office:value="28" calcext:value-type="float">
            <text:p>28</text:p>
          </table:table-cell>
          <table:table-cell table:formula="of:=IF(WEEKDAY([.A380];2)&lt; 6; 1; 0) * FLOOR([.E380] *[.D380]) *[.$K$7]" office:value-type="float" office:value="0" calcext:value-type="float">
            <text:p>0</text:p>
          </table:table-cell>
          <table:table-cell table:formula="of:=IF(WEEKDAY([.A380];2) = 7; ([.E379]*15); 0) + IF([.H379]&gt;= 2400; IF(NOT(MONTH([.A380]) = MONTH([.A381]));2400; 0);0)" office:value-type="float" office:value="420" calcext:value-type="float">
            <text:p>420</text:p>
          </table:table-cell>
          <table:table-cell table:formula="of:=[.H379] -[.G380] +[.F380]" office:value-type="float" office:value="16345" calcext:value-type="float">
            <text:p>1634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15" calcext:value-type="date">
            <text:p>15.01.2024</text:p>
          </table:table-cell>
          <table:table-cell table:formula="of:=[.A381]" office:value-type="date" office:date-value="2024-01-15" calcext:value-type="date">
            <text:p>01-15</text:p>
          </table:table-cell>
          <table:table-cell table:style-name="ce1" table:formula="of:=IF([.B381] &lt; DATE(YEAR([.A381]);3;21); &quot;ZIMA&quot;; IF([.B381] &lt; DATE(YEAR([.A381]);6;21);&quot;WIOSNA&quot; ; IF([.B381] &lt; DATE(YEAR([.A381]);9;23); &quot;LATO&quot;; IF([.B381] &lt; DATE(YEAR([.A381]);12;21);&quot;JESIEŃ&quot;; &quot;ZIMA&quot;))))" office:value-type="string" office:string-value="ZIMA" calcext:value-type="string">
            <text:p>ZIMA</text:p>
          </table:table-cell>
          <table:table-cell table:formula="of:=IF([.C381] = &quot;ZIMA&quot;; 0.2; IF([.C381] = &quot;WIOSNA&quot;; 0.5; IF([.C381] = &quot;LATO&quot;; 0.9; 0.4)))" office:value-type="float" office:value="0.2" calcext:value-type="float">
            <text:p>0,2</text:p>
          </table:table-cell>
          <table:table-cell table:style-name="ce22" table:formula="of:=IF([.H380]&gt; 2400 ;IF(NOT(MONTH([.A381]) = MONTH([.A380]));[.E380]+3; [.E380]); [.E380])" office:value-type="float" office:value="28" calcext:value-type="float">
            <text:p>28</text:p>
          </table:table-cell>
          <table:table-cell table:formula="of:=IF(WEEKDAY([.A381];2)&lt; 6; 1; 0) * FLOOR([.E381] *[.D381]) *[.$K$7]" office:value-type="float" office:value="150" calcext:value-type="float">
            <text:p>150</text:p>
          </table:table-cell>
          <table:table-cell table:formula="of:=IF(WEEKDAY([.A381];2) = 7; ([.E380]*15); 0) + IF([.H380]&gt;= 2400; IF(NOT(MONTH([.A381]) = MONTH([.A382]));2400; 0);0)" office:value-type="float" office:value="0" calcext:value-type="float">
            <text:p>0</text:p>
          </table:table-cell>
          <table:table-cell table:formula="of:=[.H380] -[.G381] +[.F381]" office:value-type="float" office:value="16495" calcext:value-type="float">
            <text:p>1649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16" calcext:value-type="date">
            <text:p>16.01.2024</text:p>
          </table:table-cell>
          <table:table-cell table:formula="of:=[.A382]" office:value-type="date" office:date-value="2024-01-16" calcext:value-type="date">
            <text:p>01-16</text:p>
          </table:table-cell>
          <table:table-cell table:style-name="ce1" table:formula="of:=IF([.B382] &lt; DATE(YEAR([.A382]);3;21); &quot;ZIMA&quot;; IF([.B382] &lt; DATE(YEAR([.A382]);6;21);&quot;WIOSNA&quot; ; IF([.B382] &lt; DATE(YEAR([.A382]);9;23); &quot;LATO&quot;; IF([.B382] &lt; DATE(YEAR([.A382]);12;21);&quot;JESIEŃ&quot;; &quot;ZIMA&quot;))))" office:value-type="string" office:string-value="ZIMA" calcext:value-type="string">
            <text:p>ZIMA</text:p>
          </table:table-cell>
          <table:table-cell table:formula="of:=IF([.C382] = &quot;ZIMA&quot;; 0.2; IF([.C382] = &quot;WIOSNA&quot;; 0.5; IF([.C382] = &quot;LATO&quot;; 0.9; 0.4)))" office:value-type="float" office:value="0.2" calcext:value-type="float">
            <text:p>0,2</text:p>
          </table:table-cell>
          <table:table-cell table:style-name="ce22" table:formula="of:=IF([.H381]&gt; 2400 ;IF(NOT(MONTH([.A382]) = MONTH([.A381]));[.E381]+3; [.E381]); [.E381])" office:value-type="float" office:value="28" calcext:value-type="float">
            <text:p>28</text:p>
          </table:table-cell>
          <table:table-cell table:formula="of:=IF(WEEKDAY([.A382];2)&lt; 6; 1; 0) * FLOOR([.E382] *[.D382]) *[.$K$7]" office:value-type="float" office:value="150" calcext:value-type="float">
            <text:p>150</text:p>
          </table:table-cell>
          <table:table-cell table:formula="of:=IF(WEEKDAY([.A382];2) = 7; ([.E381]*15); 0) + IF([.H381]&gt;= 2400; IF(NOT(MONTH([.A382]) = MONTH([.A383]));2400; 0);0)" office:value-type="float" office:value="0" calcext:value-type="float">
            <text:p>0</text:p>
          </table:table-cell>
          <table:table-cell table:formula="of:=[.H381] -[.G382] +[.F382]" office:value-type="float" office:value="16645" calcext:value-type="float">
            <text:p>1664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17" calcext:value-type="date">
            <text:p>17.01.2024</text:p>
          </table:table-cell>
          <table:table-cell table:formula="of:=[.A383]" office:value-type="date" office:date-value="2024-01-17" calcext:value-type="date">
            <text:p>01-17</text:p>
          </table:table-cell>
          <table:table-cell table:style-name="ce1" table:formula="of:=IF([.B383] &lt; DATE(YEAR([.A383]);3;21); &quot;ZIMA&quot;; IF([.B383] &lt; DATE(YEAR([.A383]);6;21);&quot;WIOSNA&quot; ; IF([.B383] &lt; DATE(YEAR([.A383]);9;23); &quot;LATO&quot;; IF([.B383] &lt; DATE(YEAR([.A383]);12;21);&quot;JESIEŃ&quot;; &quot;ZIMA&quot;))))" office:value-type="string" office:string-value="ZIMA" calcext:value-type="string">
            <text:p>ZIMA</text:p>
          </table:table-cell>
          <table:table-cell table:formula="of:=IF([.C383] = &quot;ZIMA&quot;; 0.2; IF([.C383] = &quot;WIOSNA&quot;; 0.5; IF([.C383] = &quot;LATO&quot;; 0.9; 0.4)))" office:value-type="float" office:value="0.2" calcext:value-type="float">
            <text:p>0,2</text:p>
          </table:table-cell>
          <table:table-cell table:style-name="ce22" table:formula="of:=IF([.H382]&gt; 2400 ;IF(NOT(MONTH([.A383]) = MONTH([.A382]));[.E382]+3; [.E382]); [.E382])" office:value-type="float" office:value="28" calcext:value-type="float">
            <text:p>28</text:p>
          </table:table-cell>
          <table:table-cell table:formula="of:=IF(WEEKDAY([.A383];2)&lt; 6; 1; 0) * FLOOR([.E383] *[.D383]) *[.$K$7]" office:value-type="float" office:value="150" calcext:value-type="float">
            <text:p>150</text:p>
          </table:table-cell>
          <table:table-cell table:formula="of:=IF(WEEKDAY([.A383];2) = 7; ([.E382]*15); 0) + IF([.H382]&gt;= 2400; IF(NOT(MONTH([.A383]) = MONTH([.A384]));2400; 0);0)" office:value-type="float" office:value="0" calcext:value-type="float">
            <text:p>0</text:p>
          </table:table-cell>
          <table:table-cell table:formula="of:=[.H382] -[.G383] +[.F383]" office:value-type="float" office:value="16795" calcext:value-type="float">
            <text:p>1679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18" calcext:value-type="date">
            <text:p>18.01.2024</text:p>
          </table:table-cell>
          <table:table-cell table:formula="of:=[.A384]" office:value-type="date" office:date-value="2024-01-18" calcext:value-type="date">
            <text:p>01-18</text:p>
          </table:table-cell>
          <table:table-cell table:style-name="ce1" table:formula="of:=IF([.B384] &lt; DATE(YEAR([.A384]);3;21); &quot;ZIMA&quot;; IF([.B384] &lt; DATE(YEAR([.A384]);6;21);&quot;WIOSNA&quot; ; IF([.B384] &lt; DATE(YEAR([.A384]);9;23); &quot;LATO&quot;; IF([.B384] &lt; DATE(YEAR([.A384]);12;21);&quot;JESIEŃ&quot;; &quot;ZIMA&quot;))))" office:value-type="string" office:string-value="ZIMA" calcext:value-type="string">
            <text:p>ZIMA</text:p>
          </table:table-cell>
          <table:table-cell table:formula="of:=IF([.C384] = &quot;ZIMA&quot;; 0.2; IF([.C384] = &quot;WIOSNA&quot;; 0.5; IF([.C384] = &quot;LATO&quot;; 0.9; 0.4)))" office:value-type="float" office:value="0.2" calcext:value-type="float">
            <text:p>0,2</text:p>
          </table:table-cell>
          <table:table-cell table:style-name="ce22" table:formula="of:=IF([.H383]&gt; 2400 ;IF(NOT(MONTH([.A384]) = MONTH([.A383]));[.E383]+3; [.E383]); [.E383])" office:value-type="float" office:value="28" calcext:value-type="float">
            <text:p>28</text:p>
          </table:table-cell>
          <table:table-cell table:formula="of:=IF(WEEKDAY([.A384];2)&lt; 6; 1; 0) * FLOOR([.E384] *[.D384]) *[.$K$7]" office:value-type="float" office:value="150" calcext:value-type="float">
            <text:p>150</text:p>
          </table:table-cell>
          <table:table-cell table:formula="of:=IF(WEEKDAY([.A384];2) = 7; ([.E383]*15); 0) + IF([.H383]&gt;= 2400; IF(NOT(MONTH([.A384]) = MONTH([.A385]));2400; 0);0)" office:value-type="float" office:value="0" calcext:value-type="float">
            <text:p>0</text:p>
          </table:table-cell>
          <table:table-cell table:formula="of:=[.H383] -[.G384] +[.F384]" office:value-type="float" office:value="16945" calcext:value-type="float">
            <text:p>1694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19" calcext:value-type="date">
            <text:p>19.01.2024</text:p>
          </table:table-cell>
          <table:table-cell table:formula="of:=[.A385]" office:value-type="date" office:date-value="2024-01-19" calcext:value-type="date">
            <text:p>01-19</text:p>
          </table:table-cell>
          <table:table-cell table:style-name="ce1" table:formula="of:=IF([.B385] &lt; DATE(YEAR([.A385]);3;21); &quot;ZIMA&quot;; IF([.B385] &lt; DATE(YEAR([.A385]);6;21);&quot;WIOSNA&quot; ; IF([.B385] &lt; DATE(YEAR([.A385]);9;23); &quot;LATO&quot;; IF([.B385] &lt; DATE(YEAR([.A385]);12;21);&quot;JESIEŃ&quot;; &quot;ZIMA&quot;))))" office:value-type="string" office:string-value="ZIMA" calcext:value-type="string">
            <text:p>ZIMA</text:p>
          </table:table-cell>
          <table:table-cell table:formula="of:=IF([.C385] = &quot;ZIMA&quot;; 0.2; IF([.C385] = &quot;WIOSNA&quot;; 0.5; IF([.C385] = &quot;LATO&quot;; 0.9; 0.4)))" office:value-type="float" office:value="0.2" calcext:value-type="float">
            <text:p>0,2</text:p>
          </table:table-cell>
          <table:table-cell table:style-name="ce22" table:formula="of:=IF([.H384]&gt; 2400 ;IF(NOT(MONTH([.A385]) = MONTH([.A384]));[.E384]+3; [.E384]); [.E384])" office:value-type="float" office:value="28" calcext:value-type="float">
            <text:p>28</text:p>
          </table:table-cell>
          <table:table-cell table:formula="of:=IF(WEEKDAY([.A385];2)&lt; 6; 1; 0) * FLOOR([.E385] *[.D385]) *[.$K$7]" office:value-type="float" office:value="150" calcext:value-type="float">
            <text:p>150</text:p>
          </table:table-cell>
          <table:table-cell table:formula="of:=IF(WEEKDAY([.A385];2) = 7; ([.E384]*15); 0) + IF([.H384]&gt;= 2400; IF(NOT(MONTH([.A385]) = MONTH([.A386]));2400; 0);0)" office:value-type="float" office:value="0" calcext:value-type="float">
            <text:p>0</text:p>
          </table:table-cell>
          <table:table-cell table:formula="of:=[.H384] -[.G385] +[.F385]" office:value-type="float" office:value="17095" calcext:value-type="float">
            <text:p>1709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20" calcext:value-type="date">
            <text:p>20.01.2024</text:p>
          </table:table-cell>
          <table:table-cell table:formula="of:=[.A386]" office:value-type="date" office:date-value="2024-01-20" calcext:value-type="date">
            <text:p>01-20</text:p>
          </table:table-cell>
          <table:table-cell table:style-name="ce1" table:formula="of:=IF([.B386] &lt; DATE(YEAR([.A386]);3;21); &quot;ZIMA&quot;; IF([.B386] &lt; DATE(YEAR([.A386]);6;21);&quot;WIOSNA&quot; ; IF([.B386] &lt; DATE(YEAR([.A386]);9;23); &quot;LATO&quot;; IF([.B386] &lt; DATE(YEAR([.A386]);12;21);&quot;JESIEŃ&quot;; &quot;ZIMA&quot;))))" office:value-type="string" office:string-value="ZIMA" calcext:value-type="string">
            <text:p>ZIMA</text:p>
          </table:table-cell>
          <table:table-cell table:formula="of:=IF([.C386] = &quot;ZIMA&quot;; 0.2; IF([.C386] = &quot;WIOSNA&quot;; 0.5; IF([.C386] = &quot;LATO&quot;; 0.9; 0.4)))" office:value-type="float" office:value="0.2" calcext:value-type="float">
            <text:p>0,2</text:p>
          </table:table-cell>
          <table:table-cell table:style-name="ce22" table:formula="of:=IF([.H385]&gt; 2400 ;IF(NOT(MONTH([.A386]) = MONTH([.A385]));[.E385]+3; [.E385]); [.E385])" office:value-type="float" office:value="28" calcext:value-type="float">
            <text:p>28</text:p>
          </table:table-cell>
          <table:table-cell table:formula="of:=IF(WEEKDAY([.A386];2)&lt; 6; 1; 0) * FLOOR([.E386] *[.D386]) *[.$K$7]" office:value-type="float" office:value="0" calcext:value-type="float">
            <text:p>0</text:p>
          </table:table-cell>
          <table:table-cell table:formula="of:=IF(WEEKDAY([.A386];2) = 7; ([.E385]*15); 0) + IF([.H385]&gt;= 2400; IF(NOT(MONTH([.A386]) = MONTH([.A387]));2400; 0);0)" office:value-type="float" office:value="0" calcext:value-type="float">
            <text:p>0</text:p>
          </table:table-cell>
          <table:table-cell table:formula="of:=[.H385] -[.G386] +[.F386]" office:value-type="float" office:value="17095" calcext:value-type="float">
            <text:p>1709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21" calcext:value-type="date">
            <text:p>21.01.2024</text:p>
          </table:table-cell>
          <table:table-cell table:formula="of:=[.A387]" office:value-type="date" office:date-value="2024-01-21" calcext:value-type="date">
            <text:p>01-21</text:p>
          </table:table-cell>
          <table:table-cell table:style-name="ce1" table:formula="of:=IF([.B387] &lt; DATE(YEAR([.A387]);3;21); &quot;ZIMA&quot;; IF([.B387] &lt; DATE(YEAR([.A387]);6;21);&quot;WIOSNA&quot; ; IF([.B387] &lt; DATE(YEAR([.A387]);9;23); &quot;LATO&quot;; IF([.B387] &lt; DATE(YEAR([.A387]);12;21);&quot;JESIEŃ&quot;; &quot;ZIMA&quot;))))" office:value-type="string" office:string-value="ZIMA" calcext:value-type="string">
            <text:p>ZIMA</text:p>
          </table:table-cell>
          <table:table-cell table:formula="of:=IF([.C387] = &quot;ZIMA&quot;; 0.2; IF([.C387] = &quot;WIOSNA&quot;; 0.5; IF([.C387] = &quot;LATO&quot;; 0.9; 0.4)))" office:value-type="float" office:value="0.2" calcext:value-type="float">
            <text:p>0,2</text:p>
          </table:table-cell>
          <table:table-cell table:style-name="ce22" table:formula="of:=IF([.H386]&gt; 2400 ;IF(NOT(MONTH([.A387]) = MONTH([.A386]));[.E386]+3; [.E386]); [.E386])" office:value-type="float" office:value="28" calcext:value-type="float">
            <text:p>28</text:p>
          </table:table-cell>
          <table:table-cell table:formula="of:=IF(WEEKDAY([.A387];2)&lt; 6; 1; 0) * FLOOR([.E387] *[.D387]) *[.$K$7]" office:value-type="float" office:value="0" calcext:value-type="float">
            <text:p>0</text:p>
          </table:table-cell>
          <table:table-cell table:formula="of:=IF(WEEKDAY([.A387];2) = 7; ([.E386]*15); 0) + IF([.H386]&gt;= 2400; IF(NOT(MONTH([.A387]) = MONTH([.A388]));2400; 0);0)" office:value-type="float" office:value="420" calcext:value-type="float">
            <text:p>420</text:p>
          </table:table-cell>
          <table:table-cell table:formula="of:=[.H386] -[.G387] +[.F387]" office:value-type="float" office:value="16675" calcext:value-type="float">
            <text:p>166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22" calcext:value-type="date">
            <text:p>22.01.2024</text:p>
          </table:table-cell>
          <table:table-cell table:formula="of:=[.A388]" office:value-type="date" office:date-value="2024-01-22" calcext:value-type="date">
            <text:p>01-22</text:p>
          </table:table-cell>
          <table:table-cell table:style-name="ce1" table:formula="of:=IF([.B388] &lt; DATE(YEAR([.A388]);3;21); &quot;ZIMA&quot;; IF([.B388] &lt; DATE(YEAR([.A388]);6;21);&quot;WIOSNA&quot; ; IF([.B388] &lt; DATE(YEAR([.A388]);9;23); &quot;LATO&quot;; IF([.B388] &lt; DATE(YEAR([.A388]);12;21);&quot;JESIEŃ&quot;; &quot;ZIMA&quot;))))" office:value-type="string" office:string-value="ZIMA" calcext:value-type="string">
            <text:p>ZIMA</text:p>
          </table:table-cell>
          <table:table-cell table:formula="of:=IF([.C388] = &quot;ZIMA&quot;; 0.2; IF([.C388] = &quot;WIOSNA&quot;; 0.5; IF([.C388] = &quot;LATO&quot;; 0.9; 0.4)))" office:value-type="float" office:value="0.2" calcext:value-type="float">
            <text:p>0,2</text:p>
          </table:table-cell>
          <table:table-cell table:style-name="ce22" table:formula="of:=IF([.H387]&gt; 2400 ;IF(NOT(MONTH([.A388]) = MONTH([.A387]));[.E387]+3; [.E387]); [.E387])" office:value-type="float" office:value="28" calcext:value-type="float">
            <text:p>28</text:p>
          </table:table-cell>
          <table:table-cell table:formula="of:=IF(WEEKDAY([.A388];2)&lt; 6; 1; 0) * FLOOR([.E388] *[.D388]) *[.$K$7]" office:value-type="float" office:value="150" calcext:value-type="float">
            <text:p>150</text:p>
          </table:table-cell>
          <table:table-cell table:formula="of:=IF(WEEKDAY([.A388];2) = 7; ([.E387]*15); 0) + IF([.H387]&gt;= 2400; IF(NOT(MONTH([.A388]) = MONTH([.A389]));2400; 0);0)" office:value-type="float" office:value="0" calcext:value-type="float">
            <text:p>0</text:p>
          </table:table-cell>
          <table:table-cell table:formula="of:=[.H387] -[.G388] +[.F388]" office:value-type="float" office:value="16825" calcext:value-type="float">
            <text:p>168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23" calcext:value-type="date">
            <text:p>23.01.2024</text:p>
          </table:table-cell>
          <table:table-cell table:formula="of:=[.A389]" office:value-type="date" office:date-value="2024-01-23" calcext:value-type="date">
            <text:p>01-23</text:p>
          </table:table-cell>
          <table:table-cell table:style-name="ce1" table:formula="of:=IF([.B389] &lt; DATE(YEAR([.A389]);3;21); &quot;ZIMA&quot;; IF([.B389] &lt; DATE(YEAR([.A389]);6;21);&quot;WIOSNA&quot; ; IF([.B389] &lt; DATE(YEAR([.A389]);9;23); &quot;LATO&quot;; IF([.B389] &lt; DATE(YEAR([.A389]);12;21);&quot;JESIEŃ&quot;; &quot;ZIMA&quot;))))" office:value-type="string" office:string-value="ZIMA" calcext:value-type="string">
            <text:p>ZIMA</text:p>
          </table:table-cell>
          <table:table-cell table:formula="of:=IF([.C389] = &quot;ZIMA&quot;; 0.2; IF([.C389] = &quot;WIOSNA&quot;; 0.5; IF([.C389] = &quot;LATO&quot;; 0.9; 0.4)))" office:value-type="float" office:value="0.2" calcext:value-type="float">
            <text:p>0,2</text:p>
          </table:table-cell>
          <table:table-cell table:style-name="ce22" table:formula="of:=IF([.H388]&gt; 2400 ;IF(NOT(MONTH([.A389]) = MONTH([.A388]));[.E388]+3; [.E388]); [.E388])" office:value-type="float" office:value="28" calcext:value-type="float">
            <text:p>28</text:p>
          </table:table-cell>
          <table:table-cell table:formula="of:=IF(WEEKDAY([.A389];2)&lt; 6; 1; 0) * FLOOR([.E389] *[.D389]) *[.$K$7]" office:value-type="float" office:value="150" calcext:value-type="float">
            <text:p>150</text:p>
          </table:table-cell>
          <table:table-cell table:formula="of:=IF(WEEKDAY([.A389];2) = 7; ([.E388]*15); 0) + IF([.H388]&gt;= 2400; IF(NOT(MONTH([.A389]) = MONTH([.A390]));2400; 0);0)" office:value-type="float" office:value="0" calcext:value-type="float">
            <text:p>0</text:p>
          </table:table-cell>
          <table:table-cell table:formula="of:=[.H388] -[.G389] +[.F389]" office:value-type="float" office:value="16975" calcext:value-type="float">
            <text:p>169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24" calcext:value-type="date">
            <text:p>24.01.2024</text:p>
          </table:table-cell>
          <table:table-cell table:formula="of:=[.A390]" office:value-type="date" office:date-value="2024-01-24" calcext:value-type="date">
            <text:p>01-24</text:p>
          </table:table-cell>
          <table:table-cell table:style-name="ce1" table:formula="of:=IF([.B390] &lt; DATE(YEAR([.A390]);3;21); &quot;ZIMA&quot;; IF([.B390] &lt; DATE(YEAR([.A390]);6;21);&quot;WIOSNA&quot; ; IF([.B390] &lt; DATE(YEAR([.A390]);9;23); &quot;LATO&quot;; IF([.B390] &lt; DATE(YEAR([.A390]);12;21);&quot;JESIEŃ&quot;; &quot;ZIMA&quot;))))" office:value-type="string" office:string-value="ZIMA" calcext:value-type="string">
            <text:p>ZIMA</text:p>
          </table:table-cell>
          <table:table-cell table:formula="of:=IF([.C390] = &quot;ZIMA&quot;; 0.2; IF([.C390] = &quot;WIOSNA&quot;; 0.5; IF([.C390] = &quot;LATO&quot;; 0.9; 0.4)))" office:value-type="float" office:value="0.2" calcext:value-type="float">
            <text:p>0,2</text:p>
          </table:table-cell>
          <table:table-cell table:style-name="ce22" table:formula="of:=IF([.H389]&gt; 2400 ;IF(NOT(MONTH([.A390]) = MONTH([.A389]));[.E389]+3; [.E389]); [.E389])" office:value-type="float" office:value="28" calcext:value-type="float">
            <text:p>28</text:p>
          </table:table-cell>
          <table:table-cell table:formula="of:=IF(WEEKDAY([.A390];2)&lt; 6; 1; 0) * FLOOR([.E390] *[.D390]) *[.$K$7]" office:value-type="float" office:value="150" calcext:value-type="float">
            <text:p>150</text:p>
          </table:table-cell>
          <table:table-cell table:formula="of:=IF(WEEKDAY([.A390];2) = 7; ([.E389]*15); 0) + IF([.H389]&gt;= 2400; IF(NOT(MONTH([.A390]) = MONTH([.A391]));2400; 0);0)" office:value-type="float" office:value="0" calcext:value-type="float">
            <text:p>0</text:p>
          </table:table-cell>
          <table:table-cell table:formula="of:=[.H389] -[.G390] +[.F390]" office:value-type="float" office:value="17125" calcext:value-type="float">
            <text:p>171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25" calcext:value-type="date">
            <text:p>25.01.2024</text:p>
          </table:table-cell>
          <table:table-cell table:formula="of:=[.A391]" office:value-type="date" office:date-value="2024-01-25" calcext:value-type="date">
            <text:p>01-25</text:p>
          </table:table-cell>
          <table:table-cell table:style-name="ce1" table:formula="of:=IF([.B391] &lt; DATE(YEAR([.A391]);3;21); &quot;ZIMA&quot;; IF([.B391] &lt; DATE(YEAR([.A391]);6;21);&quot;WIOSNA&quot; ; IF([.B391] &lt; DATE(YEAR([.A391]);9;23); &quot;LATO&quot;; IF([.B391] &lt; DATE(YEAR([.A391]);12;21);&quot;JESIEŃ&quot;; &quot;ZIMA&quot;))))" office:value-type="string" office:string-value="ZIMA" calcext:value-type="string">
            <text:p>ZIMA</text:p>
          </table:table-cell>
          <table:table-cell table:formula="of:=IF([.C391] = &quot;ZIMA&quot;; 0.2; IF([.C391] = &quot;WIOSNA&quot;; 0.5; IF([.C391] = &quot;LATO&quot;; 0.9; 0.4)))" office:value-type="float" office:value="0.2" calcext:value-type="float">
            <text:p>0,2</text:p>
          </table:table-cell>
          <table:table-cell table:style-name="ce22" table:formula="of:=IF([.H390]&gt; 2400 ;IF(NOT(MONTH([.A391]) = MONTH([.A390]));[.E390]+3; [.E390]); [.E390])" office:value-type="float" office:value="28" calcext:value-type="float">
            <text:p>28</text:p>
          </table:table-cell>
          <table:table-cell table:formula="of:=IF(WEEKDAY([.A391];2)&lt; 6; 1; 0) * FLOOR([.E391] *[.D391]) *[.$K$7]" office:value-type="float" office:value="150" calcext:value-type="float">
            <text:p>150</text:p>
          </table:table-cell>
          <table:table-cell table:formula="of:=IF(WEEKDAY([.A391];2) = 7; ([.E390]*15); 0) + IF([.H390]&gt;= 2400; IF(NOT(MONTH([.A391]) = MONTH([.A392]));2400; 0);0)" office:value-type="float" office:value="0" calcext:value-type="float">
            <text:p>0</text:p>
          </table:table-cell>
          <table:table-cell table:formula="of:=[.H390] -[.G391] +[.F391]" office:value-type="float" office:value="17275" calcext:value-type="float">
            <text:p>172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26" calcext:value-type="date">
            <text:p>26.01.2024</text:p>
          </table:table-cell>
          <table:table-cell table:formula="of:=[.A392]" office:value-type="date" office:date-value="2024-01-26" calcext:value-type="date">
            <text:p>01-26</text:p>
          </table:table-cell>
          <table:table-cell table:style-name="ce1" table:formula="of:=IF([.B392] &lt; DATE(YEAR([.A392]);3;21); &quot;ZIMA&quot;; IF([.B392] &lt; DATE(YEAR([.A392]);6;21);&quot;WIOSNA&quot; ; IF([.B392] &lt; DATE(YEAR([.A392]);9;23); &quot;LATO&quot;; IF([.B392] &lt; DATE(YEAR([.A392]);12;21);&quot;JESIEŃ&quot;; &quot;ZIMA&quot;))))" office:value-type="string" office:string-value="ZIMA" calcext:value-type="string">
            <text:p>ZIMA</text:p>
          </table:table-cell>
          <table:table-cell table:formula="of:=IF([.C392] = &quot;ZIMA&quot;; 0.2; IF([.C392] = &quot;WIOSNA&quot;; 0.5; IF([.C392] = &quot;LATO&quot;; 0.9; 0.4)))" office:value-type="float" office:value="0.2" calcext:value-type="float">
            <text:p>0,2</text:p>
          </table:table-cell>
          <table:table-cell table:style-name="ce22" table:formula="of:=IF([.H391]&gt; 2400 ;IF(NOT(MONTH([.A392]) = MONTH([.A391]));[.E391]+3; [.E391]); [.E391])" office:value-type="float" office:value="28" calcext:value-type="float">
            <text:p>28</text:p>
          </table:table-cell>
          <table:table-cell table:formula="of:=IF(WEEKDAY([.A392];2)&lt; 6; 1; 0) * FLOOR([.E392] *[.D392]) *[.$K$7]" office:value-type="float" office:value="150" calcext:value-type="float">
            <text:p>150</text:p>
          </table:table-cell>
          <table:table-cell table:formula="of:=IF(WEEKDAY([.A392];2) = 7; ([.E391]*15); 0) + IF([.H391]&gt;= 2400; IF(NOT(MONTH([.A392]) = MONTH([.A393]));2400; 0);0)" office:value-type="float" office:value="0" calcext:value-type="float">
            <text:p>0</text:p>
          </table:table-cell>
          <table:table-cell table:formula="of:=[.H391] -[.G392] +[.F392]" office:value-type="float" office:value="17425" calcext:value-type="float">
            <text:p>174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27" calcext:value-type="date">
            <text:p>27.01.2024</text:p>
          </table:table-cell>
          <table:table-cell table:formula="of:=[.A393]" office:value-type="date" office:date-value="2024-01-27" calcext:value-type="date">
            <text:p>01-27</text:p>
          </table:table-cell>
          <table:table-cell table:style-name="ce1" table:formula="of:=IF([.B393] &lt; DATE(YEAR([.A393]);3;21); &quot;ZIMA&quot;; IF([.B393] &lt; DATE(YEAR([.A393]);6;21);&quot;WIOSNA&quot; ; IF([.B393] &lt; DATE(YEAR([.A393]);9;23); &quot;LATO&quot;; IF([.B393] &lt; DATE(YEAR([.A393]);12;21);&quot;JESIEŃ&quot;; &quot;ZIMA&quot;))))" office:value-type="string" office:string-value="ZIMA" calcext:value-type="string">
            <text:p>ZIMA</text:p>
          </table:table-cell>
          <table:table-cell table:formula="of:=IF([.C393] = &quot;ZIMA&quot;; 0.2; IF([.C393] = &quot;WIOSNA&quot;; 0.5; IF([.C393] = &quot;LATO&quot;; 0.9; 0.4)))" office:value-type="float" office:value="0.2" calcext:value-type="float">
            <text:p>0,2</text:p>
          </table:table-cell>
          <table:table-cell table:style-name="ce22" table:formula="of:=IF([.H392]&gt; 2400 ;IF(NOT(MONTH([.A393]) = MONTH([.A392]));[.E392]+3; [.E392]); [.E392])" office:value-type="float" office:value="28" calcext:value-type="float">
            <text:p>28</text:p>
          </table:table-cell>
          <table:table-cell table:formula="of:=IF(WEEKDAY([.A393];2)&lt; 6; 1; 0) * FLOOR([.E393] *[.D393]) *[.$K$7]" office:value-type="float" office:value="0" calcext:value-type="float">
            <text:p>0</text:p>
          </table:table-cell>
          <table:table-cell table:formula="of:=IF(WEEKDAY([.A393];2) = 7; ([.E392]*15); 0) + IF([.H392]&gt;= 2400; IF(NOT(MONTH([.A393]) = MONTH([.A394]));2400; 0);0)" office:value-type="float" office:value="0" calcext:value-type="float">
            <text:p>0</text:p>
          </table:table-cell>
          <table:table-cell table:formula="of:=[.H392] -[.G393] +[.F393]" office:value-type="float" office:value="17425" calcext:value-type="float">
            <text:p>174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28" calcext:value-type="date">
            <text:p>28.01.2024</text:p>
          </table:table-cell>
          <table:table-cell table:formula="of:=[.A394]" office:value-type="date" office:date-value="2024-01-28" calcext:value-type="date">
            <text:p>01-28</text:p>
          </table:table-cell>
          <table:table-cell table:style-name="ce1" table:formula="of:=IF([.B394] &lt; DATE(YEAR([.A394]);3;21); &quot;ZIMA&quot;; IF([.B394] &lt; DATE(YEAR([.A394]);6;21);&quot;WIOSNA&quot; ; IF([.B394] &lt; DATE(YEAR([.A394]);9;23); &quot;LATO&quot;; IF([.B394] &lt; DATE(YEAR([.A394]);12;21);&quot;JESIEŃ&quot;; &quot;ZIMA&quot;))))" office:value-type="string" office:string-value="ZIMA" calcext:value-type="string">
            <text:p>ZIMA</text:p>
          </table:table-cell>
          <table:table-cell table:formula="of:=IF([.C394] = &quot;ZIMA&quot;; 0.2; IF([.C394] = &quot;WIOSNA&quot;; 0.5; IF([.C394] = &quot;LATO&quot;; 0.9; 0.4)))" office:value-type="float" office:value="0.2" calcext:value-type="float">
            <text:p>0,2</text:p>
          </table:table-cell>
          <table:table-cell table:style-name="ce22" table:formula="of:=IF([.H393]&gt; 2400 ;IF(NOT(MONTH([.A394]) = MONTH([.A393]));[.E393]+3; [.E393]); [.E393])" office:value-type="float" office:value="28" calcext:value-type="float">
            <text:p>28</text:p>
          </table:table-cell>
          <table:table-cell table:formula="of:=IF(WEEKDAY([.A394];2)&lt; 6; 1; 0) * FLOOR([.E394] *[.D394]) *[.$K$7]" office:value-type="float" office:value="0" calcext:value-type="float">
            <text:p>0</text:p>
          </table:table-cell>
          <table:table-cell table:formula="of:=IF(WEEKDAY([.A394];2) = 7; ([.E393]*15); 0) + IF([.H393]&gt;= 2400; IF(NOT(MONTH([.A394]) = MONTH([.A395]));2400; 0);0)" office:value-type="float" office:value="420" calcext:value-type="float">
            <text:p>420</text:p>
          </table:table-cell>
          <table:table-cell table:formula="of:=[.H393] -[.G394] +[.F394]" office:value-type="float" office:value="17005" calcext:value-type="float">
            <text:p>1700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29" calcext:value-type="date">
            <text:p>29.01.2024</text:p>
          </table:table-cell>
          <table:table-cell table:formula="of:=[.A395]" office:value-type="date" office:date-value="2024-01-29" calcext:value-type="date">
            <text:p>01-29</text:p>
          </table:table-cell>
          <table:table-cell table:style-name="ce1" table:formula="of:=IF([.B395] &lt; DATE(YEAR([.A395]);3;21); &quot;ZIMA&quot;; IF([.B395] &lt; DATE(YEAR([.A395]);6;21);&quot;WIOSNA&quot; ; IF([.B395] &lt; DATE(YEAR([.A395]);9;23); &quot;LATO&quot;; IF([.B395] &lt; DATE(YEAR([.A395]);12;21);&quot;JESIEŃ&quot;; &quot;ZIMA&quot;))))" office:value-type="string" office:string-value="ZIMA" calcext:value-type="string">
            <text:p>ZIMA</text:p>
          </table:table-cell>
          <table:table-cell table:formula="of:=IF([.C395] = &quot;ZIMA&quot;; 0.2; IF([.C395] = &quot;WIOSNA&quot;; 0.5; IF([.C395] = &quot;LATO&quot;; 0.9; 0.4)))" office:value-type="float" office:value="0.2" calcext:value-type="float">
            <text:p>0,2</text:p>
          </table:table-cell>
          <table:table-cell table:style-name="ce22" table:formula="of:=IF([.H394]&gt; 2400 ;IF(NOT(MONTH([.A395]) = MONTH([.A394]));[.E394]+3; [.E394]); [.E394])" office:value-type="float" office:value="28" calcext:value-type="float">
            <text:p>28</text:p>
          </table:table-cell>
          <table:table-cell table:formula="of:=IF(WEEKDAY([.A395];2)&lt; 6; 1; 0) * FLOOR([.E395] *[.D395]) *[.$K$7]" office:value-type="float" office:value="150" calcext:value-type="float">
            <text:p>150</text:p>
          </table:table-cell>
          <table:table-cell table:formula="of:=IF(WEEKDAY([.A395];2) = 7; ([.E394]*15); 0) + IF([.H394]&gt;= 2400; IF(NOT(MONTH([.A395]) = MONTH([.A396]));2400; 0);0)" office:value-type="float" office:value="0" calcext:value-type="float">
            <text:p>0</text:p>
          </table:table-cell>
          <table:table-cell table:formula="of:=[.H394] -[.G395] +[.F395]" office:value-type="float" office:value="17155" calcext:value-type="float">
            <text:p>1715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30" calcext:value-type="date">
            <text:p>30.01.2024</text:p>
          </table:table-cell>
          <table:table-cell table:formula="of:=[.A396]" office:value-type="date" office:date-value="2024-01-30" calcext:value-type="date">
            <text:p>01-30</text:p>
          </table:table-cell>
          <table:table-cell table:style-name="ce1" table:formula="of:=IF([.B396] &lt; DATE(YEAR([.A396]);3;21); &quot;ZIMA&quot;; IF([.B396] &lt; DATE(YEAR([.A396]);6;21);&quot;WIOSNA&quot; ; IF([.B396] &lt; DATE(YEAR([.A396]);9;23); &quot;LATO&quot;; IF([.B396] &lt; DATE(YEAR([.A396]);12;21);&quot;JESIEŃ&quot;; &quot;ZIMA&quot;))))" office:value-type="string" office:string-value="ZIMA" calcext:value-type="string">
            <text:p>ZIMA</text:p>
          </table:table-cell>
          <table:table-cell table:formula="of:=IF([.C396] = &quot;ZIMA&quot;; 0.2; IF([.C396] = &quot;WIOSNA&quot;; 0.5; IF([.C396] = &quot;LATO&quot;; 0.9; 0.4)))" office:value-type="float" office:value="0.2" calcext:value-type="float">
            <text:p>0,2</text:p>
          </table:table-cell>
          <table:table-cell table:style-name="ce22" table:formula="of:=IF([.H395]&gt; 2400 ;IF(NOT(MONTH([.A396]) = MONTH([.A395]));[.E395]+3; [.E395]); [.E395])" office:value-type="float" office:value="28" calcext:value-type="float">
            <text:p>28</text:p>
          </table:table-cell>
          <table:table-cell table:formula="of:=IF(WEEKDAY([.A396];2)&lt; 6; 1; 0) * FLOOR([.E396] *[.D396]) *[.$K$7]" office:value-type="float" office:value="150" calcext:value-type="float">
            <text:p>150</text:p>
          </table:table-cell>
          <table:table-cell table:formula="of:=IF(WEEKDAY([.A396];2) = 7; ([.E395]*15); 0) + IF([.H395]&gt;= 2400; IF(NOT(MONTH([.A396]) = MONTH([.A397]));2400; 0);0)" office:value-type="float" office:value="0" calcext:value-type="float">
            <text:p>0</text:p>
          </table:table-cell>
          <table:table-cell table:formula="of:=[.H395] -[.G396] +[.F396]" office:value-type="float" office:value="17305" calcext:value-type="float">
            <text:p>1730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31" calcext:value-type="date">
            <text:p>31.01.2024</text:p>
          </table:table-cell>
          <table:table-cell table:formula="of:=[.A397]" office:value-type="date" office:date-value="2024-01-31" calcext:value-type="date">
            <text:p>01-31</text:p>
          </table:table-cell>
          <table:table-cell table:style-name="ce1" table:formula="of:=IF([.B397] &lt; DATE(YEAR([.A397]);3;21); &quot;ZIMA&quot;; IF([.B397] &lt; DATE(YEAR([.A397]);6;21);&quot;WIOSNA&quot; ; IF([.B397] &lt; DATE(YEAR([.A397]);9;23); &quot;LATO&quot;; IF([.B397] &lt; DATE(YEAR([.A397]);12;21);&quot;JESIEŃ&quot;; &quot;ZIMA&quot;))))" office:value-type="string" office:string-value="ZIMA" calcext:value-type="string">
            <text:p>ZIMA</text:p>
          </table:table-cell>
          <table:table-cell table:formula="of:=IF([.C397] = &quot;ZIMA&quot;; 0.2; IF([.C397] = &quot;WIOSNA&quot;; 0.5; IF([.C397] = &quot;LATO&quot;; 0.9; 0.4)))" office:value-type="float" office:value="0.2" calcext:value-type="float">
            <text:p>0,2</text:p>
          </table:table-cell>
          <table:table-cell table:style-name="ce22" table:formula="of:=IF([.H396]&gt; 2400 ;IF(NOT(MONTH([.A397]) = MONTH([.A396]));[.E396]+3; [.E396]); [.E396])" office:value-type="float" office:value="28" calcext:value-type="float">
            <text:p>28</text:p>
          </table:table-cell>
          <table:table-cell table:formula="of:=IF(WEEKDAY([.A397];2)&lt; 6; 1; 0) * FLOOR([.E397] *[.D397]) *[.$K$7]" office:value-type="float" office:value="150" calcext:value-type="float">
            <text:p>150</text:p>
          </table:table-cell>
          <table:table-cell table:formula="of:=IF(WEEKDAY([.A397];2) = 7; ([.E396]*15); 0) + IF([.H396]&gt;= 2400; IF(NOT(MONTH([.A397]) = MONTH([.A398]));2400; 0);0)" office:value-type="float" office:value="2400" calcext:value-type="float">
            <text:p>2400</text:p>
          </table:table-cell>
          <table:table-cell table:formula="of:=[.H396] -[.G397] +[.F397]" office:value-type="float" office:value="15055" calcext:value-type="float">
            <text:p>1505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01" calcext:value-type="date">
            <text:p>1.02.2024</text:p>
          </table:table-cell>
          <table:table-cell table:formula="of:=[.A398]" office:value-type="date" office:date-value="2024-02-01" calcext:value-type="date">
            <text:p>02-01</text:p>
          </table:table-cell>
          <table:table-cell table:style-name="ce1" table:formula="of:=IF([.B398] &lt; DATE(YEAR([.A398]);3;21); &quot;ZIMA&quot;; IF([.B398] &lt; DATE(YEAR([.A398]);6;21);&quot;WIOSNA&quot; ; IF([.B398] &lt; DATE(YEAR([.A398]);9;23); &quot;LATO&quot;; IF([.B398] &lt; DATE(YEAR([.A398]);12;21);&quot;JESIEŃ&quot;; &quot;ZIMA&quot;))))" office:value-type="string" office:string-value="ZIMA" calcext:value-type="string">
            <text:p>ZIMA</text:p>
          </table:table-cell>
          <table:table-cell table:formula="of:=IF([.C398] = &quot;ZIMA&quot;; 0.2; IF([.C398] = &quot;WIOSNA&quot;; 0.5; IF([.C398] = &quot;LATO&quot;; 0.9; 0.4)))" office:value-type="float" office:value="0.2" calcext:value-type="float">
            <text:p>0,2</text:p>
          </table:table-cell>
          <table:table-cell table:style-name="ce22" table:formula="of:=IF([.H397]&gt; 2400 ;IF(NOT(MONTH([.A398]) = MONTH([.A397]));[.E397]+3; [.E397]); [.E397])" office:value-type="float" office:value="31" calcext:value-type="float">
            <text:p>31</text:p>
          </table:table-cell>
          <table:table-cell table:formula="of:=IF(WEEKDAY([.A398];2)&lt; 6; 1; 0) * FLOOR([.E398] *[.D398]) *[.$K$7]" office:value-type="float" office:value="180" calcext:value-type="float">
            <text:p>180</text:p>
          </table:table-cell>
          <table:table-cell table:formula="of:=IF(WEEKDAY([.A398];2) = 7; ([.E397]*15); 0) + IF([.H397]&gt;= 2400; IF(NOT(MONTH([.A398]) = MONTH([.A399]));2400; 0);0)" office:value-type="float" office:value="0" calcext:value-type="float">
            <text:p>0</text:p>
          </table:table-cell>
          <table:table-cell table:formula="of:=[.H397] -[.G398] +[.F398]" office:value-type="float" office:value="15235" calcext:value-type="float">
            <text:p>1523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02" calcext:value-type="date">
            <text:p>2.02.2024</text:p>
          </table:table-cell>
          <table:table-cell table:formula="of:=[.A399]" office:value-type="date" office:date-value="2024-02-02" calcext:value-type="date">
            <text:p>02-02</text:p>
          </table:table-cell>
          <table:table-cell table:style-name="ce1" table:formula="of:=IF([.B399] &lt; DATE(YEAR([.A399]);3;21); &quot;ZIMA&quot;; IF([.B399] &lt; DATE(YEAR([.A399]);6;21);&quot;WIOSNA&quot; ; IF([.B399] &lt; DATE(YEAR([.A399]);9;23); &quot;LATO&quot;; IF([.B399] &lt; DATE(YEAR([.A399]);12;21);&quot;JESIEŃ&quot;; &quot;ZIMA&quot;))))" office:value-type="string" office:string-value="ZIMA" calcext:value-type="string">
            <text:p>ZIMA</text:p>
          </table:table-cell>
          <table:table-cell table:formula="of:=IF([.C399] = &quot;ZIMA&quot;; 0.2; IF([.C399] = &quot;WIOSNA&quot;; 0.5; IF([.C399] = &quot;LATO&quot;; 0.9; 0.4)))" office:value-type="float" office:value="0.2" calcext:value-type="float">
            <text:p>0,2</text:p>
          </table:table-cell>
          <table:table-cell table:style-name="ce22" table:formula="of:=IF([.H398]&gt; 2400 ;IF(NOT(MONTH([.A399]) = MONTH([.A398]));[.E398]+3; [.E398]); [.E398])" office:value-type="float" office:value="31" calcext:value-type="float">
            <text:p>31</text:p>
          </table:table-cell>
          <table:table-cell table:formula="of:=IF(WEEKDAY([.A399];2)&lt; 6; 1; 0) * FLOOR([.E399] *[.D399]) *[.$K$7]" office:value-type="float" office:value="180" calcext:value-type="float">
            <text:p>180</text:p>
          </table:table-cell>
          <table:table-cell table:formula="of:=IF(WEEKDAY([.A399];2) = 7; ([.E398]*15); 0) + IF([.H398]&gt;= 2400; IF(NOT(MONTH([.A399]) = MONTH([.A400]));2400; 0);0)" office:value-type="float" office:value="0" calcext:value-type="float">
            <text:p>0</text:p>
          </table:table-cell>
          <table:table-cell table:formula="of:=[.H398] -[.G399] +[.F399]" office:value-type="float" office:value="15415" calcext:value-type="float">
            <text:p>1541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03" calcext:value-type="date">
            <text:p>3.02.2024</text:p>
          </table:table-cell>
          <table:table-cell table:formula="of:=[.A400]" office:value-type="date" office:date-value="2024-02-03" calcext:value-type="date">
            <text:p>02-03</text:p>
          </table:table-cell>
          <table:table-cell table:style-name="ce1" table:formula="of:=IF([.B400] &lt; DATE(YEAR([.A400]);3;21); &quot;ZIMA&quot;; IF([.B400] &lt; DATE(YEAR([.A400]);6;21);&quot;WIOSNA&quot; ; IF([.B400] &lt; DATE(YEAR([.A400]);9;23); &quot;LATO&quot;; IF([.B400] &lt; DATE(YEAR([.A400]);12;21);&quot;JESIEŃ&quot;; &quot;ZIMA&quot;))))" office:value-type="string" office:string-value="ZIMA" calcext:value-type="string">
            <text:p>ZIMA</text:p>
          </table:table-cell>
          <table:table-cell table:formula="of:=IF([.C400] = &quot;ZIMA&quot;; 0.2; IF([.C400] = &quot;WIOSNA&quot;; 0.5; IF([.C400] = &quot;LATO&quot;; 0.9; 0.4)))" office:value-type="float" office:value="0.2" calcext:value-type="float">
            <text:p>0,2</text:p>
          </table:table-cell>
          <table:table-cell table:style-name="ce22" table:formula="of:=IF([.H399]&gt; 2400 ;IF(NOT(MONTH([.A400]) = MONTH([.A399]));[.E399]+3; [.E399]); [.E399])" office:value-type="float" office:value="31" calcext:value-type="float">
            <text:p>31</text:p>
          </table:table-cell>
          <table:table-cell table:formula="of:=IF(WEEKDAY([.A400];2)&lt; 6; 1; 0) * FLOOR([.E400] *[.D400]) *[.$K$7]" office:value-type="float" office:value="0" calcext:value-type="float">
            <text:p>0</text:p>
          </table:table-cell>
          <table:table-cell table:formula="of:=IF(WEEKDAY([.A400];2) = 7; ([.E399]*15); 0) + IF([.H399]&gt;= 2400; IF(NOT(MONTH([.A400]) = MONTH([.A401]));2400; 0);0)" office:value-type="float" office:value="0" calcext:value-type="float">
            <text:p>0</text:p>
          </table:table-cell>
          <table:table-cell table:formula="of:=[.H399] -[.G400] +[.F400]" office:value-type="float" office:value="15415" calcext:value-type="float">
            <text:p>1541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04" calcext:value-type="date">
            <text:p>4.02.2024</text:p>
          </table:table-cell>
          <table:table-cell table:formula="of:=[.A401]" office:value-type="date" office:date-value="2024-02-04" calcext:value-type="date">
            <text:p>02-04</text:p>
          </table:table-cell>
          <table:table-cell table:style-name="ce1" table:formula="of:=IF([.B401] &lt; DATE(YEAR([.A401]);3;21); &quot;ZIMA&quot;; IF([.B401] &lt; DATE(YEAR([.A401]);6;21);&quot;WIOSNA&quot; ; IF([.B401] &lt; DATE(YEAR([.A401]);9;23); &quot;LATO&quot;; IF([.B401] &lt; DATE(YEAR([.A401]);12;21);&quot;JESIEŃ&quot;; &quot;ZIMA&quot;))))" office:value-type="string" office:string-value="ZIMA" calcext:value-type="string">
            <text:p>ZIMA</text:p>
          </table:table-cell>
          <table:table-cell table:formula="of:=IF([.C401] = &quot;ZIMA&quot;; 0.2; IF([.C401] = &quot;WIOSNA&quot;; 0.5; IF([.C401] = &quot;LATO&quot;; 0.9; 0.4)))" office:value-type="float" office:value="0.2" calcext:value-type="float">
            <text:p>0,2</text:p>
          </table:table-cell>
          <table:table-cell table:style-name="ce22" table:formula="of:=IF([.H400]&gt; 2400 ;IF(NOT(MONTH([.A401]) = MONTH([.A400]));[.E400]+3; [.E400]); [.E400])" office:value-type="float" office:value="31" calcext:value-type="float">
            <text:p>31</text:p>
          </table:table-cell>
          <table:table-cell table:formula="of:=IF(WEEKDAY([.A401];2)&lt; 6; 1; 0) * FLOOR([.E401] *[.D401]) *[.$K$7]" office:value-type="float" office:value="0" calcext:value-type="float">
            <text:p>0</text:p>
          </table:table-cell>
          <table:table-cell table:formula="of:=IF(WEEKDAY([.A401];2) = 7; ([.E400]*15); 0) + IF([.H400]&gt;= 2400; IF(NOT(MONTH([.A401]) = MONTH([.A402]));2400; 0);0)" office:value-type="float" office:value="465" calcext:value-type="float">
            <text:p>465</text:p>
          </table:table-cell>
          <table:table-cell table:formula="of:=[.H400] -[.G401] +[.F401]" office:value-type="float" office:value="14950" calcext:value-type="float">
            <text:p>149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05" calcext:value-type="date">
            <text:p>5.02.2024</text:p>
          </table:table-cell>
          <table:table-cell table:formula="of:=[.A402]" office:value-type="date" office:date-value="2024-02-05" calcext:value-type="date">
            <text:p>02-05</text:p>
          </table:table-cell>
          <table:table-cell table:style-name="ce1" table:formula="of:=IF([.B402] &lt; DATE(YEAR([.A402]);3;21); &quot;ZIMA&quot;; IF([.B402] &lt; DATE(YEAR([.A402]);6;21);&quot;WIOSNA&quot; ; IF([.B402] &lt; DATE(YEAR([.A402]);9;23); &quot;LATO&quot;; IF([.B402] &lt; DATE(YEAR([.A402]);12;21);&quot;JESIEŃ&quot;; &quot;ZIMA&quot;))))" office:value-type="string" office:string-value="ZIMA" calcext:value-type="string">
            <text:p>ZIMA</text:p>
          </table:table-cell>
          <table:table-cell table:formula="of:=IF([.C402] = &quot;ZIMA&quot;; 0.2; IF([.C402] = &quot;WIOSNA&quot;; 0.5; IF([.C402] = &quot;LATO&quot;; 0.9; 0.4)))" office:value-type="float" office:value="0.2" calcext:value-type="float">
            <text:p>0,2</text:p>
          </table:table-cell>
          <table:table-cell table:style-name="ce22" table:formula="of:=IF([.H401]&gt; 2400 ;IF(NOT(MONTH([.A402]) = MONTH([.A401]));[.E401]+3; [.E401]); [.E401])" office:value-type="float" office:value="31" calcext:value-type="float">
            <text:p>31</text:p>
          </table:table-cell>
          <table:table-cell table:formula="of:=IF(WEEKDAY([.A402];2)&lt; 6; 1; 0) * FLOOR([.E402] *[.D402]) *[.$K$7]" office:value-type="float" office:value="180" calcext:value-type="float">
            <text:p>180</text:p>
          </table:table-cell>
          <table:table-cell table:formula="of:=IF(WEEKDAY([.A402];2) = 7; ([.E401]*15); 0) + IF([.H401]&gt;= 2400; IF(NOT(MONTH([.A402]) = MONTH([.A403]));2400; 0);0)" office:value-type="float" office:value="0" calcext:value-type="float">
            <text:p>0</text:p>
          </table:table-cell>
          <table:table-cell table:formula="of:=[.H401] -[.G402] +[.F402]" office:value-type="float" office:value="15130" calcext:value-type="float">
            <text:p>1513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06" calcext:value-type="date">
            <text:p>6.02.2024</text:p>
          </table:table-cell>
          <table:table-cell table:formula="of:=[.A403]" office:value-type="date" office:date-value="2024-02-06" calcext:value-type="date">
            <text:p>02-06</text:p>
          </table:table-cell>
          <table:table-cell table:style-name="ce1" table:formula="of:=IF([.B403] &lt; DATE(YEAR([.A403]);3;21); &quot;ZIMA&quot;; IF([.B403] &lt; DATE(YEAR([.A403]);6;21);&quot;WIOSNA&quot; ; IF([.B403] &lt; DATE(YEAR([.A403]);9;23); &quot;LATO&quot;; IF([.B403] &lt; DATE(YEAR([.A403]);12;21);&quot;JESIEŃ&quot;; &quot;ZIMA&quot;))))" office:value-type="string" office:string-value="ZIMA" calcext:value-type="string">
            <text:p>ZIMA</text:p>
          </table:table-cell>
          <table:table-cell table:formula="of:=IF([.C403] = &quot;ZIMA&quot;; 0.2; IF([.C403] = &quot;WIOSNA&quot;; 0.5; IF([.C403] = &quot;LATO&quot;; 0.9; 0.4)))" office:value-type="float" office:value="0.2" calcext:value-type="float">
            <text:p>0,2</text:p>
          </table:table-cell>
          <table:table-cell table:style-name="ce22" table:formula="of:=IF([.H402]&gt; 2400 ;IF(NOT(MONTH([.A403]) = MONTH([.A402]));[.E402]+3; [.E402]); [.E402])" office:value-type="float" office:value="31" calcext:value-type="float">
            <text:p>31</text:p>
          </table:table-cell>
          <table:table-cell table:formula="of:=IF(WEEKDAY([.A403];2)&lt; 6; 1; 0) * FLOOR([.E403] *[.D403]) *[.$K$7]" office:value-type="float" office:value="180" calcext:value-type="float">
            <text:p>180</text:p>
          </table:table-cell>
          <table:table-cell table:formula="of:=IF(WEEKDAY([.A403];2) = 7; ([.E402]*15); 0) + IF([.H402]&gt;= 2400; IF(NOT(MONTH([.A403]) = MONTH([.A404]));2400; 0);0)" office:value-type="float" office:value="0" calcext:value-type="float">
            <text:p>0</text:p>
          </table:table-cell>
          <table:table-cell table:formula="of:=[.H402] -[.G403] +[.F403]" office:value-type="float" office:value="15310" calcext:value-type="float">
            <text:p>153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07" calcext:value-type="date">
            <text:p>7.02.2024</text:p>
          </table:table-cell>
          <table:table-cell table:formula="of:=[.A404]" office:value-type="date" office:date-value="2024-02-07" calcext:value-type="date">
            <text:p>02-07</text:p>
          </table:table-cell>
          <table:table-cell table:style-name="ce1" table:formula="of:=IF([.B404] &lt; DATE(YEAR([.A404]);3;21); &quot;ZIMA&quot;; IF([.B404] &lt; DATE(YEAR([.A404]);6;21);&quot;WIOSNA&quot; ; IF([.B404] &lt; DATE(YEAR([.A404]);9;23); &quot;LATO&quot;; IF([.B404] &lt; DATE(YEAR([.A404]);12;21);&quot;JESIEŃ&quot;; &quot;ZIMA&quot;))))" office:value-type="string" office:string-value="ZIMA" calcext:value-type="string">
            <text:p>ZIMA</text:p>
          </table:table-cell>
          <table:table-cell table:formula="of:=IF([.C404] = &quot;ZIMA&quot;; 0.2; IF([.C404] = &quot;WIOSNA&quot;; 0.5; IF([.C404] = &quot;LATO&quot;; 0.9; 0.4)))" office:value-type="float" office:value="0.2" calcext:value-type="float">
            <text:p>0,2</text:p>
          </table:table-cell>
          <table:table-cell table:style-name="ce22" table:formula="of:=IF([.H403]&gt; 2400 ;IF(NOT(MONTH([.A404]) = MONTH([.A403]));[.E403]+3; [.E403]); [.E403])" office:value-type="float" office:value="31" calcext:value-type="float">
            <text:p>31</text:p>
          </table:table-cell>
          <table:table-cell table:formula="of:=IF(WEEKDAY([.A404];2)&lt; 6; 1; 0) * FLOOR([.E404] *[.D404]) *[.$K$7]" office:value-type="float" office:value="180" calcext:value-type="float">
            <text:p>180</text:p>
          </table:table-cell>
          <table:table-cell table:formula="of:=IF(WEEKDAY([.A404];2) = 7; ([.E403]*15); 0) + IF([.H403]&gt;= 2400; IF(NOT(MONTH([.A404]) = MONTH([.A405]));2400; 0);0)" office:value-type="float" office:value="0" calcext:value-type="float">
            <text:p>0</text:p>
          </table:table-cell>
          <table:table-cell table:formula="of:=[.H403] -[.G404] +[.F404]" office:value-type="float" office:value="15490" calcext:value-type="float">
            <text:p>154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08" calcext:value-type="date">
            <text:p>8.02.2024</text:p>
          </table:table-cell>
          <table:table-cell table:formula="of:=[.A405]" office:value-type="date" office:date-value="2024-02-08" calcext:value-type="date">
            <text:p>02-08</text:p>
          </table:table-cell>
          <table:table-cell table:style-name="ce1" table:formula="of:=IF([.B405] &lt; DATE(YEAR([.A405]);3;21); &quot;ZIMA&quot;; IF([.B405] &lt; DATE(YEAR([.A405]);6;21);&quot;WIOSNA&quot; ; IF([.B405] &lt; DATE(YEAR([.A405]);9;23); &quot;LATO&quot;; IF([.B405] &lt; DATE(YEAR([.A405]);12;21);&quot;JESIEŃ&quot;; &quot;ZIMA&quot;))))" office:value-type="string" office:string-value="ZIMA" calcext:value-type="string">
            <text:p>ZIMA</text:p>
          </table:table-cell>
          <table:table-cell table:formula="of:=IF([.C405] = &quot;ZIMA&quot;; 0.2; IF([.C405] = &quot;WIOSNA&quot;; 0.5; IF([.C405] = &quot;LATO&quot;; 0.9; 0.4)))" office:value-type="float" office:value="0.2" calcext:value-type="float">
            <text:p>0,2</text:p>
          </table:table-cell>
          <table:table-cell table:style-name="ce22" table:formula="of:=IF([.H404]&gt; 2400 ;IF(NOT(MONTH([.A405]) = MONTH([.A404]));[.E404]+3; [.E404]); [.E404])" office:value-type="float" office:value="31" calcext:value-type="float">
            <text:p>31</text:p>
          </table:table-cell>
          <table:table-cell table:formula="of:=IF(WEEKDAY([.A405];2)&lt; 6; 1; 0) * FLOOR([.E405] *[.D405]) *[.$K$7]" office:value-type="float" office:value="180" calcext:value-type="float">
            <text:p>180</text:p>
          </table:table-cell>
          <table:table-cell table:formula="of:=IF(WEEKDAY([.A405];2) = 7; ([.E404]*15); 0) + IF([.H404]&gt;= 2400; IF(NOT(MONTH([.A405]) = MONTH([.A406]));2400; 0);0)" office:value-type="float" office:value="0" calcext:value-type="float">
            <text:p>0</text:p>
          </table:table-cell>
          <table:table-cell table:formula="of:=[.H404] -[.G405] +[.F405]" office:value-type="float" office:value="15670" calcext:value-type="float">
            <text:p>156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09" calcext:value-type="date">
            <text:p>9.02.2024</text:p>
          </table:table-cell>
          <table:table-cell table:formula="of:=[.A406]" office:value-type="date" office:date-value="2024-02-09" calcext:value-type="date">
            <text:p>02-09</text:p>
          </table:table-cell>
          <table:table-cell table:style-name="ce1" table:formula="of:=IF([.B406] &lt; DATE(YEAR([.A406]);3;21); &quot;ZIMA&quot;; IF([.B406] &lt; DATE(YEAR([.A406]);6;21);&quot;WIOSNA&quot; ; IF([.B406] &lt; DATE(YEAR([.A406]);9;23); &quot;LATO&quot;; IF([.B406] &lt; DATE(YEAR([.A406]);12;21);&quot;JESIEŃ&quot;; &quot;ZIMA&quot;))))" office:value-type="string" office:string-value="ZIMA" calcext:value-type="string">
            <text:p>ZIMA</text:p>
          </table:table-cell>
          <table:table-cell table:formula="of:=IF([.C406] = &quot;ZIMA&quot;; 0.2; IF([.C406] = &quot;WIOSNA&quot;; 0.5; IF([.C406] = &quot;LATO&quot;; 0.9; 0.4)))" office:value-type="float" office:value="0.2" calcext:value-type="float">
            <text:p>0,2</text:p>
          </table:table-cell>
          <table:table-cell table:style-name="ce22" table:formula="of:=IF([.H405]&gt; 2400 ;IF(NOT(MONTH([.A406]) = MONTH([.A405]));[.E405]+3; [.E405]); [.E405])" office:value-type="float" office:value="31" calcext:value-type="float">
            <text:p>31</text:p>
          </table:table-cell>
          <table:table-cell table:formula="of:=IF(WEEKDAY([.A406];2)&lt; 6; 1; 0) * FLOOR([.E406] *[.D406]) *[.$K$7]" office:value-type="float" office:value="180" calcext:value-type="float">
            <text:p>180</text:p>
          </table:table-cell>
          <table:table-cell table:formula="of:=IF(WEEKDAY([.A406];2) = 7; ([.E405]*15); 0) + IF([.H405]&gt;= 2400; IF(NOT(MONTH([.A406]) = MONTH([.A407]));2400; 0);0)" office:value-type="float" office:value="0" calcext:value-type="float">
            <text:p>0</text:p>
          </table:table-cell>
          <table:table-cell table:formula="of:=[.H405] -[.G406] +[.F406]" office:value-type="float" office:value="15850" calcext:value-type="float">
            <text:p>158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10" calcext:value-type="date">
            <text:p>10.02.2024</text:p>
          </table:table-cell>
          <table:table-cell table:formula="of:=[.A407]" office:value-type="date" office:date-value="2024-02-10" calcext:value-type="date">
            <text:p>02-10</text:p>
          </table:table-cell>
          <table:table-cell table:style-name="ce1" table:formula="of:=IF([.B407] &lt; DATE(YEAR([.A407]);3;21); &quot;ZIMA&quot;; IF([.B407] &lt; DATE(YEAR([.A407]);6;21);&quot;WIOSNA&quot; ; IF([.B407] &lt; DATE(YEAR([.A407]);9;23); &quot;LATO&quot;; IF([.B407] &lt; DATE(YEAR([.A407]);12;21);&quot;JESIEŃ&quot;; &quot;ZIMA&quot;))))" office:value-type="string" office:string-value="ZIMA" calcext:value-type="string">
            <text:p>ZIMA</text:p>
          </table:table-cell>
          <table:table-cell table:formula="of:=IF([.C407] = &quot;ZIMA&quot;; 0.2; IF([.C407] = &quot;WIOSNA&quot;; 0.5; IF([.C407] = &quot;LATO&quot;; 0.9; 0.4)))" office:value-type="float" office:value="0.2" calcext:value-type="float">
            <text:p>0,2</text:p>
          </table:table-cell>
          <table:table-cell table:style-name="ce22" table:formula="of:=IF([.H406]&gt; 2400 ;IF(NOT(MONTH([.A407]) = MONTH([.A406]));[.E406]+3; [.E406]); [.E406])" office:value-type="float" office:value="31" calcext:value-type="float">
            <text:p>31</text:p>
          </table:table-cell>
          <table:table-cell table:formula="of:=IF(WEEKDAY([.A407];2)&lt; 6; 1; 0) * FLOOR([.E407] *[.D407]) *[.$K$7]" office:value-type="float" office:value="0" calcext:value-type="float">
            <text:p>0</text:p>
          </table:table-cell>
          <table:table-cell table:formula="of:=IF(WEEKDAY([.A407];2) = 7; ([.E406]*15); 0) + IF([.H406]&gt;= 2400; IF(NOT(MONTH([.A407]) = MONTH([.A408]));2400; 0);0)" office:value-type="float" office:value="0" calcext:value-type="float">
            <text:p>0</text:p>
          </table:table-cell>
          <table:table-cell table:formula="of:=[.H406] -[.G407] +[.F407]" office:value-type="float" office:value="15850" calcext:value-type="float">
            <text:p>158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11" calcext:value-type="date">
            <text:p>11.02.2024</text:p>
          </table:table-cell>
          <table:table-cell table:formula="of:=[.A408]" office:value-type="date" office:date-value="2024-02-11" calcext:value-type="date">
            <text:p>02-11</text:p>
          </table:table-cell>
          <table:table-cell table:style-name="ce1" table:formula="of:=IF([.B408] &lt; DATE(YEAR([.A408]);3;21); &quot;ZIMA&quot;; IF([.B408] &lt; DATE(YEAR([.A408]);6;21);&quot;WIOSNA&quot; ; IF([.B408] &lt; DATE(YEAR([.A408]);9;23); &quot;LATO&quot;; IF([.B408] &lt; DATE(YEAR([.A408]);12;21);&quot;JESIEŃ&quot;; &quot;ZIMA&quot;))))" office:value-type="string" office:string-value="ZIMA" calcext:value-type="string">
            <text:p>ZIMA</text:p>
          </table:table-cell>
          <table:table-cell table:formula="of:=IF([.C408] = &quot;ZIMA&quot;; 0.2; IF([.C408] = &quot;WIOSNA&quot;; 0.5; IF([.C408] = &quot;LATO&quot;; 0.9; 0.4)))" office:value-type="float" office:value="0.2" calcext:value-type="float">
            <text:p>0,2</text:p>
          </table:table-cell>
          <table:table-cell table:style-name="ce22" table:formula="of:=IF([.H407]&gt; 2400 ;IF(NOT(MONTH([.A408]) = MONTH([.A407]));[.E407]+3; [.E407]); [.E407])" office:value-type="float" office:value="31" calcext:value-type="float">
            <text:p>31</text:p>
          </table:table-cell>
          <table:table-cell table:formula="of:=IF(WEEKDAY([.A408];2)&lt; 6; 1; 0) * FLOOR([.E408] *[.D408]) *[.$K$7]" office:value-type="float" office:value="0" calcext:value-type="float">
            <text:p>0</text:p>
          </table:table-cell>
          <table:table-cell table:formula="of:=IF(WEEKDAY([.A408];2) = 7; ([.E407]*15); 0) + IF([.H407]&gt;= 2400; IF(NOT(MONTH([.A408]) = MONTH([.A409]));2400; 0);0)" office:value-type="float" office:value="465" calcext:value-type="float">
            <text:p>465</text:p>
          </table:table-cell>
          <table:table-cell table:formula="of:=[.H407] -[.G408] +[.F408]" office:value-type="float" office:value="15385" calcext:value-type="float">
            <text:p>1538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12" calcext:value-type="date">
            <text:p>12.02.2024</text:p>
          </table:table-cell>
          <table:table-cell table:formula="of:=[.A409]" office:value-type="date" office:date-value="2024-02-12" calcext:value-type="date">
            <text:p>02-12</text:p>
          </table:table-cell>
          <table:table-cell table:style-name="ce1" table:formula="of:=IF([.B409] &lt; DATE(YEAR([.A409]);3;21); &quot;ZIMA&quot;; IF([.B409] &lt; DATE(YEAR([.A409]);6;21);&quot;WIOSNA&quot; ; IF([.B409] &lt; DATE(YEAR([.A409]);9;23); &quot;LATO&quot;; IF([.B409] &lt; DATE(YEAR([.A409]);12;21);&quot;JESIEŃ&quot;; &quot;ZIMA&quot;))))" office:value-type="string" office:string-value="ZIMA" calcext:value-type="string">
            <text:p>ZIMA</text:p>
          </table:table-cell>
          <table:table-cell table:formula="of:=IF([.C409] = &quot;ZIMA&quot;; 0.2; IF([.C409] = &quot;WIOSNA&quot;; 0.5; IF([.C409] = &quot;LATO&quot;; 0.9; 0.4)))" office:value-type="float" office:value="0.2" calcext:value-type="float">
            <text:p>0,2</text:p>
          </table:table-cell>
          <table:table-cell table:style-name="ce22" table:formula="of:=IF([.H408]&gt; 2400 ;IF(NOT(MONTH([.A409]) = MONTH([.A408]));[.E408]+3; [.E408]); [.E408])" office:value-type="float" office:value="31" calcext:value-type="float">
            <text:p>31</text:p>
          </table:table-cell>
          <table:table-cell table:formula="of:=IF(WEEKDAY([.A409];2)&lt; 6; 1; 0) * FLOOR([.E409] *[.D409]) *[.$K$7]" office:value-type="float" office:value="180" calcext:value-type="float">
            <text:p>180</text:p>
          </table:table-cell>
          <table:table-cell table:formula="of:=IF(WEEKDAY([.A409];2) = 7; ([.E408]*15); 0) + IF([.H408]&gt;= 2400; IF(NOT(MONTH([.A409]) = MONTH([.A410]));2400; 0);0)" office:value-type="float" office:value="0" calcext:value-type="float">
            <text:p>0</text:p>
          </table:table-cell>
          <table:table-cell table:formula="of:=[.H408] -[.G409] +[.F409]" office:value-type="float" office:value="15565" calcext:value-type="float">
            <text:p>1556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13" calcext:value-type="date">
            <text:p>13.02.2024</text:p>
          </table:table-cell>
          <table:table-cell table:formula="of:=[.A410]" office:value-type="date" office:date-value="2024-02-13" calcext:value-type="date">
            <text:p>02-13</text:p>
          </table:table-cell>
          <table:table-cell table:style-name="ce1" table:formula="of:=IF([.B410] &lt; DATE(YEAR([.A410]);3;21); &quot;ZIMA&quot;; IF([.B410] &lt; DATE(YEAR([.A410]);6;21);&quot;WIOSNA&quot; ; IF([.B410] &lt; DATE(YEAR([.A410]);9;23); &quot;LATO&quot;; IF([.B410] &lt; DATE(YEAR([.A410]);12;21);&quot;JESIEŃ&quot;; &quot;ZIMA&quot;))))" office:value-type="string" office:string-value="ZIMA" calcext:value-type="string">
            <text:p>ZIMA</text:p>
          </table:table-cell>
          <table:table-cell table:formula="of:=IF([.C410] = &quot;ZIMA&quot;; 0.2; IF([.C410] = &quot;WIOSNA&quot;; 0.5; IF([.C410] = &quot;LATO&quot;; 0.9; 0.4)))" office:value-type="float" office:value="0.2" calcext:value-type="float">
            <text:p>0,2</text:p>
          </table:table-cell>
          <table:table-cell table:style-name="ce22" table:formula="of:=IF([.H409]&gt; 2400 ;IF(NOT(MONTH([.A410]) = MONTH([.A409]));[.E409]+3; [.E409]); [.E409])" office:value-type="float" office:value="31" calcext:value-type="float">
            <text:p>31</text:p>
          </table:table-cell>
          <table:table-cell table:formula="of:=IF(WEEKDAY([.A410];2)&lt; 6; 1; 0) * FLOOR([.E410] *[.D410]) *[.$K$7]" office:value-type="float" office:value="180" calcext:value-type="float">
            <text:p>180</text:p>
          </table:table-cell>
          <table:table-cell table:formula="of:=IF(WEEKDAY([.A410];2) = 7; ([.E409]*15); 0) + IF([.H409]&gt;= 2400; IF(NOT(MONTH([.A410]) = MONTH([.A411]));2400; 0);0)" office:value-type="float" office:value="0" calcext:value-type="float">
            <text:p>0</text:p>
          </table:table-cell>
          <table:table-cell table:formula="of:=[.H409] -[.G410] +[.F410]" office:value-type="float" office:value="15745" calcext:value-type="float">
            <text:p>1574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14" calcext:value-type="date">
            <text:p>14.02.2024</text:p>
          </table:table-cell>
          <table:table-cell table:formula="of:=[.A411]" office:value-type="date" office:date-value="2024-02-14" calcext:value-type="date">
            <text:p>02-14</text:p>
          </table:table-cell>
          <table:table-cell table:style-name="ce1" table:formula="of:=IF([.B411] &lt; DATE(YEAR([.A411]);3;21); &quot;ZIMA&quot;; IF([.B411] &lt; DATE(YEAR([.A411]);6;21);&quot;WIOSNA&quot; ; IF([.B411] &lt; DATE(YEAR([.A411]);9;23); &quot;LATO&quot;; IF([.B411] &lt; DATE(YEAR([.A411]);12;21);&quot;JESIEŃ&quot;; &quot;ZIMA&quot;))))" office:value-type="string" office:string-value="ZIMA" calcext:value-type="string">
            <text:p>ZIMA</text:p>
          </table:table-cell>
          <table:table-cell table:formula="of:=IF([.C411] = &quot;ZIMA&quot;; 0.2; IF([.C411] = &quot;WIOSNA&quot;; 0.5; IF([.C411] = &quot;LATO&quot;; 0.9; 0.4)))" office:value-type="float" office:value="0.2" calcext:value-type="float">
            <text:p>0,2</text:p>
          </table:table-cell>
          <table:table-cell table:style-name="ce22" table:formula="of:=IF([.H410]&gt; 2400 ;IF(NOT(MONTH([.A411]) = MONTH([.A410]));[.E410]+3; [.E410]); [.E410])" office:value-type="float" office:value="31" calcext:value-type="float">
            <text:p>31</text:p>
          </table:table-cell>
          <table:table-cell table:formula="of:=IF(WEEKDAY([.A411];2)&lt; 6; 1; 0) * FLOOR([.E411] *[.D411]) *[.$K$7]" office:value-type="float" office:value="180" calcext:value-type="float">
            <text:p>180</text:p>
          </table:table-cell>
          <table:table-cell table:formula="of:=IF(WEEKDAY([.A411];2) = 7; ([.E410]*15); 0) + IF([.H410]&gt;= 2400; IF(NOT(MONTH([.A411]) = MONTH([.A412]));2400; 0);0)" office:value-type="float" office:value="0" calcext:value-type="float">
            <text:p>0</text:p>
          </table:table-cell>
          <table:table-cell table:formula="of:=[.H410] -[.G411] +[.F411]" office:value-type="float" office:value="15925" calcext:value-type="float">
            <text:p>159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15" calcext:value-type="date">
            <text:p>15.02.2024</text:p>
          </table:table-cell>
          <table:table-cell table:formula="of:=[.A412]" office:value-type="date" office:date-value="2024-02-15" calcext:value-type="date">
            <text:p>02-15</text:p>
          </table:table-cell>
          <table:table-cell table:style-name="ce1" table:formula="of:=IF([.B412] &lt; DATE(YEAR([.A412]);3;21); &quot;ZIMA&quot;; IF([.B412] &lt; DATE(YEAR([.A412]);6;21);&quot;WIOSNA&quot; ; IF([.B412] &lt; DATE(YEAR([.A412]);9;23); &quot;LATO&quot;; IF([.B412] &lt; DATE(YEAR([.A412]);12;21);&quot;JESIEŃ&quot;; &quot;ZIMA&quot;))))" office:value-type="string" office:string-value="ZIMA" calcext:value-type="string">
            <text:p>ZIMA</text:p>
          </table:table-cell>
          <table:table-cell table:formula="of:=IF([.C412] = &quot;ZIMA&quot;; 0.2; IF([.C412] = &quot;WIOSNA&quot;; 0.5; IF([.C412] = &quot;LATO&quot;; 0.9; 0.4)))" office:value-type="float" office:value="0.2" calcext:value-type="float">
            <text:p>0,2</text:p>
          </table:table-cell>
          <table:table-cell table:style-name="ce22" table:formula="of:=IF([.H411]&gt; 2400 ;IF(NOT(MONTH([.A412]) = MONTH([.A411]));[.E411]+3; [.E411]); [.E411])" office:value-type="float" office:value="31" calcext:value-type="float">
            <text:p>31</text:p>
          </table:table-cell>
          <table:table-cell table:formula="of:=IF(WEEKDAY([.A412];2)&lt; 6; 1; 0) * FLOOR([.E412] *[.D412]) *[.$K$7]" office:value-type="float" office:value="180" calcext:value-type="float">
            <text:p>180</text:p>
          </table:table-cell>
          <table:table-cell table:formula="of:=IF(WEEKDAY([.A412];2) = 7; ([.E411]*15); 0) + IF([.H411]&gt;= 2400; IF(NOT(MONTH([.A412]) = MONTH([.A413]));2400; 0);0)" office:value-type="float" office:value="0" calcext:value-type="float">
            <text:p>0</text:p>
          </table:table-cell>
          <table:table-cell table:formula="of:=[.H411] -[.G412] +[.F412]" office:value-type="float" office:value="16105" calcext:value-type="float">
            <text:p>1610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16" calcext:value-type="date">
            <text:p>16.02.2024</text:p>
          </table:table-cell>
          <table:table-cell table:formula="of:=[.A413]" office:value-type="date" office:date-value="2024-02-16" calcext:value-type="date">
            <text:p>02-16</text:p>
          </table:table-cell>
          <table:table-cell table:style-name="ce1" table:formula="of:=IF([.B413] &lt; DATE(YEAR([.A413]);3;21); &quot;ZIMA&quot;; IF([.B413] &lt; DATE(YEAR([.A413]);6;21);&quot;WIOSNA&quot; ; IF([.B413] &lt; DATE(YEAR([.A413]);9;23); &quot;LATO&quot;; IF([.B413] &lt; DATE(YEAR([.A413]);12;21);&quot;JESIEŃ&quot;; &quot;ZIMA&quot;))))" office:value-type="string" office:string-value="ZIMA" calcext:value-type="string">
            <text:p>ZIMA</text:p>
          </table:table-cell>
          <table:table-cell table:formula="of:=IF([.C413] = &quot;ZIMA&quot;; 0.2; IF([.C413] = &quot;WIOSNA&quot;; 0.5; IF([.C413] = &quot;LATO&quot;; 0.9; 0.4)))" office:value-type="float" office:value="0.2" calcext:value-type="float">
            <text:p>0,2</text:p>
          </table:table-cell>
          <table:table-cell table:style-name="ce22" table:formula="of:=IF([.H412]&gt; 2400 ;IF(NOT(MONTH([.A413]) = MONTH([.A412]));[.E412]+3; [.E412]); [.E412])" office:value-type="float" office:value="31" calcext:value-type="float">
            <text:p>31</text:p>
          </table:table-cell>
          <table:table-cell table:formula="of:=IF(WEEKDAY([.A413];2)&lt; 6; 1; 0) * FLOOR([.E413] *[.D413]) *[.$K$7]" office:value-type="float" office:value="180" calcext:value-type="float">
            <text:p>180</text:p>
          </table:table-cell>
          <table:table-cell table:formula="of:=IF(WEEKDAY([.A413];2) = 7; ([.E412]*15); 0) + IF([.H412]&gt;= 2400; IF(NOT(MONTH([.A413]) = MONTH([.A414]));2400; 0);0)" office:value-type="float" office:value="0" calcext:value-type="float">
            <text:p>0</text:p>
          </table:table-cell>
          <table:table-cell table:formula="of:=[.H412] -[.G413] +[.F413]" office:value-type="float" office:value="16285" calcext:value-type="float">
            <text:p>1628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17" calcext:value-type="date">
            <text:p>17.02.2024</text:p>
          </table:table-cell>
          <table:table-cell table:formula="of:=[.A414]" office:value-type="date" office:date-value="2024-02-17" calcext:value-type="date">
            <text:p>02-17</text:p>
          </table:table-cell>
          <table:table-cell table:style-name="ce1" table:formula="of:=IF([.B414] &lt; DATE(YEAR([.A414]);3;21); &quot;ZIMA&quot;; IF([.B414] &lt; DATE(YEAR([.A414]);6;21);&quot;WIOSNA&quot; ; IF([.B414] &lt; DATE(YEAR([.A414]);9;23); &quot;LATO&quot;; IF([.B414] &lt; DATE(YEAR([.A414]);12;21);&quot;JESIEŃ&quot;; &quot;ZIMA&quot;))))" office:value-type="string" office:string-value="ZIMA" calcext:value-type="string">
            <text:p>ZIMA</text:p>
          </table:table-cell>
          <table:table-cell table:formula="of:=IF([.C414] = &quot;ZIMA&quot;; 0.2; IF([.C414] = &quot;WIOSNA&quot;; 0.5; IF([.C414] = &quot;LATO&quot;; 0.9; 0.4)))" office:value-type="float" office:value="0.2" calcext:value-type="float">
            <text:p>0,2</text:p>
          </table:table-cell>
          <table:table-cell table:style-name="ce22" table:formula="of:=IF([.H413]&gt; 2400 ;IF(NOT(MONTH([.A414]) = MONTH([.A413]));[.E413]+3; [.E413]); [.E413])" office:value-type="float" office:value="31" calcext:value-type="float">
            <text:p>31</text:p>
          </table:table-cell>
          <table:table-cell table:formula="of:=IF(WEEKDAY([.A414];2)&lt; 6; 1; 0) * FLOOR([.E414] *[.D414]) *[.$K$7]" office:value-type="float" office:value="0" calcext:value-type="float">
            <text:p>0</text:p>
          </table:table-cell>
          <table:table-cell table:formula="of:=IF(WEEKDAY([.A414];2) = 7; ([.E413]*15); 0) + IF([.H413]&gt;= 2400; IF(NOT(MONTH([.A414]) = MONTH([.A415]));2400; 0);0)" office:value-type="float" office:value="0" calcext:value-type="float">
            <text:p>0</text:p>
          </table:table-cell>
          <table:table-cell table:formula="of:=[.H413] -[.G414] +[.F414]" office:value-type="float" office:value="16285" calcext:value-type="float">
            <text:p>1628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18" calcext:value-type="date">
            <text:p>18.02.2024</text:p>
          </table:table-cell>
          <table:table-cell table:formula="of:=[.A415]" office:value-type="date" office:date-value="2024-02-18" calcext:value-type="date">
            <text:p>02-18</text:p>
          </table:table-cell>
          <table:table-cell table:style-name="ce1" table:formula="of:=IF([.B415] &lt; DATE(YEAR([.A415]);3;21); &quot;ZIMA&quot;; IF([.B415] &lt; DATE(YEAR([.A415]);6;21);&quot;WIOSNA&quot; ; IF([.B415] &lt; DATE(YEAR([.A415]);9;23); &quot;LATO&quot;; IF([.B415] &lt; DATE(YEAR([.A415]);12;21);&quot;JESIEŃ&quot;; &quot;ZIMA&quot;))))" office:value-type="string" office:string-value="ZIMA" calcext:value-type="string">
            <text:p>ZIMA</text:p>
          </table:table-cell>
          <table:table-cell table:formula="of:=IF([.C415] = &quot;ZIMA&quot;; 0.2; IF([.C415] = &quot;WIOSNA&quot;; 0.5; IF([.C415] = &quot;LATO&quot;; 0.9; 0.4)))" office:value-type="float" office:value="0.2" calcext:value-type="float">
            <text:p>0,2</text:p>
          </table:table-cell>
          <table:table-cell table:style-name="ce22" table:formula="of:=IF([.H414]&gt; 2400 ;IF(NOT(MONTH([.A415]) = MONTH([.A414]));[.E414]+3; [.E414]); [.E414])" office:value-type="float" office:value="31" calcext:value-type="float">
            <text:p>31</text:p>
          </table:table-cell>
          <table:table-cell table:formula="of:=IF(WEEKDAY([.A415];2)&lt; 6; 1; 0) * FLOOR([.E415] *[.D415]) *[.$K$7]" office:value-type="float" office:value="0" calcext:value-type="float">
            <text:p>0</text:p>
          </table:table-cell>
          <table:table-cell table:formula="of:=IF(WEEKDAY([.A415];2) = 7; ([.E414]*15); 0) + IF([.H414]&gt;= 2400; IF(NOT(MONTH([.A415]) = MONTH([.A416]));2400; 0);0)" office:value-type="float" office:value="465" calcext:value-type="float">
            <text:p>465</text:p>
          </table:table-cell>
          <table:table-cell table:formula="of:=[.H414] -[.G415] +[.F415]" office:value-type="float" office:value="15820" calcext:value-type="float">
            <text:p>158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19" calcext:value-type="date">
            <text:p>19.02.2024</text:p>
          </table:table-cell>
          <table:table-cell table:formula="of:=[.A416]" office:value-type="date" office:date-value="2024-02-19" calcext:value-type="date">
            <text:p>02-19</text:p>
          </table:table-cell>
          <table:table-cell table:style-name="ce1" table:formula="of:=IF([.B416] &lt; DATE(YEAR([.A416]);3;21); &quot;ZIMA&quot;; IF([.B416] &lt; DATE(YEAR([.A416]);6;21);&quot;WIOSNA&quot; ; IF([.B416] &lt; DATE(YEAR([.A416]);9;23); &quot;LATO&quot;; IF([.B416] &lt; DATE(YEAR([.A416]);12;21);&quot;JESIEŃ&quot;; &quot;ZIMA&quot;))))" office:value-type="string" office:string-value="ZIMA" calcext:value-type="string">
            <text:p>ZIMA</text:p>
          </table:table-cell>
          <table:table-cell table:formula="of:=IF([.C416] = &quot;ZIMA&quot;; 0.2; IF([.C416] = &quot;WIOSNA&quot;; 0.5; IF([.C416] = &quot;LATO&quot;; 0.9; 0.4)))" office:value-type="float" office:value="0.2" calcext:value-type="float">
            <text:p>0,2</text:p>
          </table:table-cell>
          <table:table-cell table:style-name="ce22" table:formula="of:=IF([.H415]&gt; 2400 ;IF(NOT(MONTH([.A416]) = MONTH([.A415]));[.E415]+3; [.E415]); [.E415])" office:value-type="float" office:value="31" calcext:value-type="float">
            <text:p>31</text:p>
          </table:table-cell>
          <table:table-cell table:formula="of:=IF(WEEKDAY([.A416];2)&lt; 6; 1; 0) * FLOOR([.E416] *[.D416]) *[.$K$7]" office:value-type="float" office:value="180" calcext:value-type="float">
            <text:p>180</text:p>
          </table:table-cell>
          <table:table-cell table:formula="of:=IF(WEEKDAY([.A416];2) = 7; ([.E415]*15); 0) + IF([.H415]&gt;= 2400; IF(NOT(MONTH([.A416]) = MONTH([.A417]));2400; 0);0)" office:value-type="float" office:value="0" calcext:value-type="float">
            <text:p>0</text:p>
          </table:table-cell>
          <table:table-cell table:formula="of:=[.H415] -[.G416] +[.F416]" office:value-type="float" office:value="16000" calcext:value-type="float">
            <text:p>160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20" calcext:value-type="date">
            <text:p>20.02.2024</text:p>
          </table:table-cell>
          <table:table-cell table:formula="of:=[.A417]" office:value-type="date" office:date-value="2024-02-20" calcext:value-type="date">
            <text:p>02-20</text:p>
          </table:table-cell>
          <table:table-cell table:style-name="ce1" table:formula="of:=IF([.B417] &lt; DATE(YEAR([.A417]);3;21); &quot;ZIMA&quot;; IF([.B417] &lt; DATE(YEAR([.A417]);6;21);&quot;WIOSNA&quot; ; IF([.B417] &lt; DATE(YEAR([.A417]);9;23); &quot;LATO&quot;; IF([.B417] &lt; DATE(YEAR([.A417]);12;21);&quot;JESIEŃ&quot;; &quot;ZIMA&quot;))))" office:value-type="string" office:string-value="ZIMA" calcext:value-type="string">
            <text:p>ZIMA</text:p>
          </table:table-cell>
          <table:table-cell table:formula="of:=IF([.C417] = &quot;ZIMA&quot;; 0.2; IF([.C417] = &quot;WIOSNA&quot;; 0.5; IF([.C417] = &quot;LATO&quot;; 0.9; 0.4)))" office:value-type="float" office:value="0.2" calcext:value-type="float">
            <text:p>0,2</text:p>
          </table:table-cell>
          <table:table-cell table:style-name="ce22" table:formula="of:=IF([.H416]&gt; 2400 ;IF(NOT(MONTH([.A417]) = MONTH([.A416]));[.E416]+3; [.E416]); [.E416])" office:value-type="float" office:value="31" calcext:value-type="float">
            <text:p>31</text:p>
          </table:table-cell>
          <table:table-cell table:formula="of:=IF(WEEKDAY([.A417];2)&lt; 6; 1; 0) * FLOOR([.E417] *[.D417]) *[.$K$7]" office:value-type="float" office:value="180" calcext:value-type="float">
            <text:p>180</text:p>
          </table:table-cell>
          <table:table-cell table:formula="of:=IF(WEEKDAY([.A417];2) = 7; ([.E416]*15); 0) + IF([.H416]&gt;= 2400; IF(NOT(MONTH([.A417]) = MONTH([.A418]));2400; 0);0)" office:value-type="float" office:value="0" calcext:value-type="float">
            <text:p>0</text:p>
          </table:table-cell>
          <table:table-cell table:formula="of:=[.H416] -[.G417] +[.F417]" office:value-type="float" office:value="16180" calcext:value-type="float">
            <text:p>161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21" calcext:value-type="date">
            <text:p>21.02.2024</text:p>
          </table:table-cell>
          <table:table-cell table:formula="of:=[.A418]" office:value-type="date" office:date-value="2024-02-21" calcext:value-type="date">
            <text:p>02-21</text:p>
          </table:table-cell>
          <table:table-cell table:style-name="ce1" table:formula="of:=IF([.B418] &lt; DATE(YEAR([.A418]);3;21); &quot;ZIMA&quot;; IF([.B418] &lt; DATE(YEAR([.A418]);6;21);&quot;WIOSNA&quot; ; IF([.B418] &lt; DATE(YEAR([.A418]);9;23); &quot;LATO&quot;; IF([.B418] &lt; DATE(YEAR([.A418]);12;21);&quot;JESIEŃ&quot;; &quot;ZIMA&quot;))))" office:value-type="string" office:string-value="ZIMA" calcext:value-type="string">
            <text:p>ZIMA</text:p>
          </table:table-cell>
          <table:table-cell table:formula="of:=IF([.C418] = &quot;ZIMA&quot;; 0.2; IF([.C418] = &quot;WIOSNA&quot;; 0.5; IF([.C418] = &quot;LATO&quot;; 0.9; 0.4)))" office:value-type="float" office:value="0.2" calcext:value-type="float">
            <text:p>0,2</text:p>
          </table:table-cell>
          <table:table-cell table:style-name="ce22" table:formula="of:=IF([.H417]&gt; 2400 ;IF(NOT(MONTH([.A418]) = MONTH([.A417]));[.E417]+3; [.E417]); [.E417])" office:value-type="float" office:value="31" calcext:value-type="float">
            <text:p>31</text:p>
          </table:table-cell>
          <table:table-cell table:formula="of:=IF(WEEKDAY([.A418];2)&lt; 6; 1; 0) * FLOOR([.E418] *[.D418]) *[.$K$7]" office:value-type="float" office:value="180" calcext:value-type="float">
            <text:p>180</text:p>
          </table:table-cell>
          <table:table-cell table:formula="of:=IF(WEEKDAY([.A418];2) = 7; ([.E417]*15); 0) + IF([.H417]&gt;= 2400; IF(NOT(MONTH([.A418]) = MONTH([.A419]));2400; 0);0)" office:value-type="float" office:value="0" calcext:value-type="float">
            <text:p>0</text:p>
          </table:table-cell>
          <table:table-cell table:formula="of:=[.H417] -[.G418] +[.F418]" office:value-type="float" office:value="16360" calcext:value-type="float">
            <text:p>163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22" calcext:value-type="date">
            <text:p>22.02.2024</text:p>
          </table:table-cell>
          <table:table-cell table:formula="of:=[.A419]" office:value-type="date" office:date-value="2024-02-22" calcext:value-type="date">
            <text:p>02-22</text:p>
          </table:table-cell>
          <table:table-cell table:style-name="ce1" table:formula="of:=IF([.B419] &lt; DATE(YEAR([.A419]);3;21); &quot;ZIMA&quot;; IF([.B419] &lt; DATE(YEAR([.A419]);6;21);&quot;WIOSNA&quot; ; IF([.B419] &lt; DATE(YEAR([.A419]);9;23); &quot;LATO&quot;; IF([.B419] &lt; DATE(YEAR([.A419]);12;21);&quot;JESIEŃ&quot;; &quot;ZIMA&quot;))))" office:value-type="string" office:string-value="ZIMA" calcext:value-type="string">
            <text:p>ZIMA</text:p>
          </table:table-cell>
          <table:table-cell table:formula="of:=IF([.C419] = &quot;ZIMA&quot;; 0.2; IF([.C419] = &quot;WIOSNA&quot;; 0.5; IF([.C419] = &quot;LATO&quot;; 0.9; 0.4)))" office:value-type="float" office:value="0.2" calcext:value-type="float">
            <text:p>0,2</text:p>
          </table:table-cell>
          <table:table-cell table:style-name="ce22" table:formula="of:=IF([.H418]&gt; 2400 ;IF(NOT(MONTH([.A419]) = MONTH([.A418]));[.E418]+3; [.E418]); [.E418])" office:value-type="float" office:value="31" calcext:value-type="float">
            <text:p>31</text:p>
          </table:table-cell>
          <table:table-cell table:formula="of:=IF(WEEKDAY([.A419];2)&lt; 6; 1; 0) * FLOOR([.E419] *[.D419]) *[.$K$7]" office:value-type="float" office:value="180" calcext:value-type="float">
            <text:p>180</text:p>
          </table:table-cell>
          <table:table-cell table:formula="of:=IF(WEEKDAY([.A419];2) = 7; ([.E418]*15); 0) + IF([.H418]&gt;= 2400; IF(NOT(MONTH([.A419]) = MONTH([.A420]));2400; 0);0)" office:value-type="float" office:value="0" calcext:value-type="float">
            <text:p>0</text:p>
          </table:table-cell>
          <table:table-cell table:formula="of:=[.H418] -[.G419] +[.F419]" office:value-type="float" office:value="16540" calcext:value-type="float">
            <text:p>165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23" calcext:value-type="date">
            <text:p>23.02.2024</text:p>
          </table:table-cell>
          <table:table-cell table:formula="of:=[.A420]" office:value-type="date" office:date-value="2024-02-23" calcext:value-type="date">
            <text:p>02-23</text:p>
          </table:table-cell>
          <table:table-cell table:style-name="ce1" table:formula="of:=IF([.B420] &lt; DATE(YEAR([.A420]);3;21); &quot;ZIMA&quot;; IF([.B420] &lt; DATE(YEAR([.A420]);6;21);&quot;WIOSNA&quot; ; IF([.B420] &lt; DATE(YEAR([.A420]);9;23); &quot;LATO&quot;; IF([.B420] &lt; DATE(YEAR([.A420]);12;21);&quot;JESIEŃ&quot;; &quot;ZIMA&quot;))))" office:value-type="string" office:string-value="ZIMA" calcext:value-type="string">
            <text:p>ZIMA</text:p>
          </table:table-cell>
          <table:table-cell table:formula="of:=IF([.C420] = &quot;ZIMA&quot;; 0.2; IF([.C420] = &quot;WIOSNA&quot;; 0.5; IF([.C420] = &quot;LATO&quot;; 0.9; 0.4)))" office:value-type="float" office:value="0.2" calcext:value-type="float">
            <text:p>0,2</text:p>
          </table:table-cell>
          <table:table-cell table:style-name="ce22" table:formula="of:=IF([.H419]&gt; 2400 ;IF(NOT(MONTH([.A420]) = MONTH([.A419]));[.E419]+3; [.E419]); [.E419])" office:value-type="float" office:value="31" calcext:value-type="float">
            <text:p>31</text:p>
          </table:table-cell>
          <table:table-cell table:formula="of:=IF(WEEKDAY([.A420];2)&lt; 6; 1; 0) * FLOOR([.E420] *[.D420]) *[.$K$7]" office:value-type="float" office:value="180" calcext:value-type="float">
            <text:p>180</text:p>
          </table:table-cell>
          <table:table-cell table:formula="of:=IF(WEEKDAY([.A420];2) = 7; ([.E419]*15); 0) + IF([.H419]&gt;= 2400; IF(NOT(MONTH([.A420]) = MONTH([.A421]));2400; 0);0)" office:value-type="float" office:value="0" calcext:value-type="float">
            <text:p>0</text:p>
          </table:table-cell>
          <table:table-cell table:formula="of:=[.H419] -[.G420] +[.F420]" office:value-type="float" office:value="16720" calcext:value-type="float">
            <text:p>167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24" calcext:value-type="date">
            <text:p>24.02.2024</text:p>
          </table:table-cell>
          <table:table-cell table:formula="of:=[.A421]" office:value-type="date" office:date-value="2024-02-24" calcext:value-type="date">
            <text:p>02-24</text:p>
          </table:table-cell>
          <table:table-cell table:style-name="ce1" table:formula="of:=IF([.B421] &lt; DATE(YEAR([.A421]);3;21); &quot;ZIMA&quot;; IF([.B421] &lt; DATE(YEAR([.A421]);6;21);&quot;WIOSNA&quot; ; IF([.B421] &lt; DATE(YEAR([.A421]);9;23); &quot;LATO&quot;; IF([.B421] &lt; DATE(YEAR([.A421]);12;21);&quot;JESIEŃ&quot;; &quot;ZIMA&quot;))))" office:value-type="string" office:string-value="ZIMA" calcext:value-type="string">
            <text:p>ZIMA</text:p>
          </table:table-cell>
          <table:table-cell table:formula="of:=IF([.C421] = &quot;ZIMA&quot;; 0.2; IF([.C421] = &quot;WIOSNA&quot;; 0.5; IF([.C421] = &quot;LATO&quot;; 0.9; 0.4)))" office:value-type="float" office:value="0.2" calcext:value-type="float">
            <text:p>0,2</text:p>
          </table:table-cell>
          <table:table-cell table:style-name="ce22" table:formula="of:=IF([.H420]&gt; 2400 ;IF(NOT(MONTH([.A421]) = MONTH([.A420]));[.E420]+3; [.E420]); [.E420])" office:value-type="float" office:value="31" calcext:value-type="float">
            <text:p>31</text:p>
          </table:table-cell>
          <table:table-cell table:formula="of:=IF(WEEKDAY([.A421];2)&lt; 6; 1; 0) * FLOOR([.E421] *[.D421]) *[.$K$7]" office:value-type="float" office:value="0" calcext:value-type="float">
            <text:p>0</text:p>
          </table:table-cell>
          <table:table-cell table:formula="of:=IF(WEEKDAY([.A421];2) = 7; ([.E420]*15); 0) + IF([.H420]&gt;= 2400; IF(NOT(MONTH([.A421]) = MONTH([.A422]));2400; 0);0)" office:value-type="float" office:value="0" calcext:value-type="float">
            <text:p>0</text:p>
          </table:table-cell>
          <table:table-cell table:formula="of:=[.H420] -[.G421] +[.F421]" office:value-type="float" office:value="16720" calcext:value-type="float">
            <text:p>167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25" calcext:value-type="date">
            <text:p>25.02.2024</text:p>
          </table:table-cell>
          <table:table-cell table:formula="of:=[.A422]" office:value-type="date" office:date-value="2024-02-25" calcext:value-type="date">
            <text:p>02-25</text:p>
          </table:table-cell>
          <table:table-cell table:style-name="ce1" table:formula="of:=IF([.B422] &lt; DATE(YEAR([.A422]);3;21); &quot;ZIMA&quot;; IF([.B422] &lt; DATE(YEAR([.A422]);6;21);&quot;WIOSNA&quot; ; IF([.B422] &lt; DATE(YEAR([.A422]);9;23); &quot;LATO&quot;; IF([.B422] &lt; DATE(YEAR([.A422]);12;21);&quot;JESIEŃ&quot;; &quot;ZIMA&quot;))))" office:value-type="string" office:string-value="ZIMA" calcext:value-type="string">
            <text:p>ZIMA</text:p>
          </table:table-cell>
          <table:table-cell table:formula="of:=IF([.C422] = &quot;ZIMA&quot;; 0.2; IF([.C422] = &quot;WIOSNA&quot;; 0.5; IF([.C422] = &quot;LATO&quot;; 0.9; 0.4)))" office:value-type="float" office:value="0.2" calcext:value-type="float">
            <text:p>0,2</text:p>
          </table:table-cell>
          <table:table-cell table:style-name="ce22" table:formula="of:=IF([.H421]&gt; 2400 ;IF(NOT(MONTH([.A422]) = MONTH([.A421]));[.E421]+3; [.E421]); [.E421])" office:value-type="float" office:value="31" calcext:value-type="float">
            <text:p>31</text:p>
          </table:table-cell>
          <table:table-cell table:formula="of:=IF(WEEKDAY([.A422];2)&lt; 6; 1; 0) * FLOOR([.E422] *[.D422]) *[.$K$7]" office:value-type="float" office:value="0" calcext:value-type="float">
            <text:p>0</text:p>
          </table:table-cell>
          <table:table-cell table:formula="of:=IF(WEEKDAY([.A422];2) = 7; ([.E421]*15); 0) + IF([.H421]&gt;= 2400; IF(NOT(MONTH([.A422]) = MONTH([.A423]));2400; 0);0)" office:value-type="float" office:value="465" calcext:value-type="float">
            <text:p>465</text:p>
          </table:table-cell>
          <table:table-cell table:formula="of:=[.H421] -[.G422] +[.F422]" office:value-type="float" office:value="16255" calcext:value-type="float">
            <text:p>1625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26" calcext:value-type="date">
            <text:p>26.02.2024</text:p>
          </table:table-cell>
          <table:table-cell table:formula="of:=[.A423]" office:value-type="date" office:date-value="2024-02-26" calcext:value-type="date">
            <text:p>02-26</text:p>
          </table:table-cell>
          <table:table-cell table:style-name="ce1" table:formula="of:=IF([.B423] &lt; DATE(YEAR([.A423]);3;21); &quot;ZIMA&quot;; IF([.B423] &lt; DATE(YEAR([.A423]);6;21);&quot;WIOSNA&quot; ; IF([.B423] &lt; DATE(YEAR([.A423]);9;23); &quot;LATO&quot;; IF([.B423] &lt; DATE(YEAR([.A423]);12;21);&quot;JESIEŃ&quot;; &quot;ZIMA&quot;))))" office:value-type="string" office:string-value="ZIMA" calcext:value-type="string">
            <text:p>ZIMA</text:p>
          </table:table-cell>
          <table:table-cell table:formula="of:=IF([.C423] = &quot;ZIMA&quot;; 0.2; IF([.C423] = &quot;WIOSNA&quot;; 0.5; IF([.C423] = &quot;LATO&quot;; 0.9; 0.4)))" office:value-type="float" office:value="0.2" calcext:value-type="float">
            <text:p>0,2</text:p>
          </table:table-cell>
          <table:table-cell table:style-name="ce22" table:formula="of:=IF([.H422]&gt; 2400 ;IF(NOT(MONTH([.A423]) = MONTH([.A422]));[.E422]+3; [.E422]); [.E422])" office:value-type="float" office:value="31" calcext:value-type="float">
            <text:p>31</text:p>
          </table:table-cell>
          <table:table-cell table:formula="of:=IF(WEEKDAY([.A423];2)&lt; 6; 1; 0) * FLOOR([.E423] *[.D423]) *[.$K$7]" office:value-type="float" office:value="180" calcext:value-type="float">
            <text:p>180</text:p>
          </table:table-cell>
          <table:table-cell table:formula="of:=IF(WEEKDAY([.A423];2) = 7; ([.E422]*15); 0) + IF([.H422]&gt;= 2400; IF(NOT(MONTH([.A423]) = MONTH([.A424]));2400; 0);0)" office:value-type="float" office:value="0" calcext:value-type="float">
            <text:p>0</text:p>
          </table:table-cell>
          <table:table-cell table:formula="of:=[.H422] -[.G423] +[.F423]" office:value-type="float" office:value="16435" calcext:value-type="float">
            <text:p>1643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27" calcext:value-type="date">
            <text:p>27.02.2024</text:p>
          </table:table-cell>
          <table:table-cell table:formula="of:=[.A424]" office:value-type="date" office:date-value="2024-02-27" calcext:value-type="date">
            <text:p>02-27</text:p>
          </table:table-cell>
          <table:table-cell table:style-name="ce1" table:formula="of:=IF([.B424] &lt; DATE(YEAR([.A424]);3;21); &quot;ZIMA&quot;; IF([.B424] &lt; DATE(YEAR([.A424]);6;21);&quot;WIOSNA&quot; ; IF([.B424] &lt; DATE(YEAR([.A424]);9;23); &quot;LATO&quot;; IF([.B424] &lt; DATE(YEAR([.A424]);12;21);&quot;JESIEŃ&quot;; &quot;ZIMA&quot;))))" office:value-type="string" office:string-value="ZIMA" calcext:value-type="string">
            <text:p>ZIMA</text:p>
          </table:table-cell>
          <table:table-cell table:formula="of:=IF([.C424] = &quot;ZIMA&quot;; 0.2; IF([.C424] = &quot;WIOSNA&quot;; 0.5; IF([.C424] = &quot;LATO&quot;; 0.9; 0.4)))" office:value-type="float" office:value="0.2" calcext:value-type="float">
            <text:p>0,2</text:p>
          </table:table-cell>
          <table:table-cell table:style-name="ce22" table:formula="of:=IF([.H423]&gt; 2400 ;IF(NOT(MONTH([.A424]) = MONTH([.A423]));[.E423]+3; [.E423]); [.E423])" office:value-type="float" office:value="31" calcext:value-type="float">
            <text:p>31</text:p>
          </table:table-cell>
          <table:table-cell table:formula="of:=IF(WEEKDAY([.A424];2)&lt; 6; 1; 0) * FLOOR([.E424] *[.D424]) *[.$K$7]" office:value-type="float" office:value="180" calcext:value-type="float">
            <text:p>180</text:p>
          </table:table-cell>
          <table:table-cell table:formula="of:=IF(WEEKDAY([.A424];2) = 7; ([.E423]*15); 0) + IF([.H423]&gt;= 2400; IF(NOT(MONTH([.A424]) = MONTH([.A425]));2400; 0);0)" office:value-type="float" office:value="0" calcext:value-type="float">
            <text:p>0</text:p>
          </table:table-cell>
          <table:table-cell table:formula="of:=[.H423] -[.G424] +[.F424]" office:value-type="float" office:value="16615" calcext:value-type="float">
            <text:p>1661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28" calcext:value-type="date">
            <text:p>28.02.2024</text:p>
          </table:table-cell>
          <table:table-cell table:formula="of:=[.A425]" office:value-type="date" office:date-value="2024-02-28" calcext:value-type="date">
            <text:p>02-28</text:p>
          </table:table-cell>
          <table:table-cell table:style-name="ce1" table:formula="of:=IF([.B425] &lt; DATE(YEAR([.A425]);3;21); &quot;ZIMA&quot;; IF([.B425] &lt; DATE(YEAR([.A425]);6;21);&quot;WIOSNA&quot; ; IF([.B425] &lt; DATE(YEAR([.A425]);9;23); &quot;LATO&quot;; IF([.B425] &lt; DATE(YEAR([.A425]);12;21);&quot;JESIEŃ&quot;; &quot;ZIMA&quot;))))" office:value-type="string" office:string-value="ZIMA" calcext:value-type="string">
            <text:p>ZIMA</text:p>
          </table:table-cell>
          <table:table-cell table:formula="of:=IF([.C425] = &quot;ZIMA&quot;; 0.2; IF([.C425] = &quot;WIOSNA&quot;; 0.5; IF([.C425] = &quot;LATO&quot;; 0.9; 0.4)))" office:value-type="float" office:value="0.2" calcext:value-type="float">
            <text:p>0,2</text:p>
          </table:table-cell>
          <table:table-cell table:style-name="ce22" table:formula="of:=IF([.H424]&gt; 2400 ;IF(NOT(MONTH([.A425]) = MONTH([.A424]));[.E424]+3; [.E424]); [.E424])" office:value-type="float" office:value="31" calcext:value-type="float">
            <text:p>31</text:p>
          </table:table-cell>
          <table:table-cell table:formula="of:=IF(WEEKDAY([.A425];2)&lt; 6; 1; 0) * FLOOR([.E425] *[.D425]) *[.$K$7]" office:value-type="float" office:value="180" calcext:value-type="float">
            <text:p>180</text:p>
          </table:table-cell>
          <table:table-cell table:formula="of:=IF(WEEKDAY([.A425];2) = 7; ([.E424]*15); 0) + IF([.H424]&gt;= 2400; IF(NOT(MONTH([.A425]) = MONTH([.A426]));2400; 0);0)" office:value-type="float" office:value="0" calcext:value-type="float">
            <text:p>0</text:p>
          </table:table-cell>
          <table:table-cell table:formula="of:=[.H424] -[.G425] +[.F425]" office:value-type="float" office:value="16795" calcext:value-type="float">
            <text:p>1679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29" calcext:value-type="date">
            <text:p>29.02.2024</text:p>
          </table:table-cell>
          <table:table-cell table:formula="of:=[.A426]" office:value-type="date" office:date-value="2024-02-29" calcext:value-type="date">
            <text:p>02-29</text:p>
          </table:table-cell>
          <table:table-cell table:style-name="ce1" table:formula="of:=IF([.B426] &lt; DATE(YEAR([.A426]);3;21); &quot;ZIMA&quot;; IF([.B426] &lt; DATE(YEAR([.A426]);6;21);&quot;WIOSNA&quot; ; IF([.B426] &lt; DATE(YEAR([.A426]);9;23); &quot;LATO&quot;; IF([.B426] &lt; DATE(YEAR([.A426]);12;21);&quot;JESIEŃ&quot;; &quot;ZIMA&quot;))))" office:value-type="string" office:string-value="ZIMA" calcext:value-type="string">
            <text:p>ZIMA</text:p>
          </table:table-cell>
          <table:table-cell table:formula="of:=IF([.C426] = &quot;ZIMA&quot;; 0.2; IF([.C426] = &quot;WIOSNA&quot;; 0.5; IF([.C426] = &quot;LATO&quot;; 0.9; 0.4)))" office:value-type="float" office:value="0.2" calcext:value-type="float">
            <text:p>0,2</text:p>
          </table:table-cell>
          <table:table-cell table:style-name="ce22" table:formula="of:=IF([.H425]&gt; 2400 ;IF(NOT(MONTH([.A426]) = MONTH([.A425]));[.E425]+3; [.E425]); [.E425])" office:value-type="float" office:value="31" calcext:value-type="float">
            <text:p>31</text:p>
          </table:table-cell>
          <table:table-cell table:formula="of:=IF(WEEKDAY([.A426];2)&lt; 6; 1; 0) * FLOOR([.E426] *[.D426]) *[.$K$7]" office:value-type="float" office:value="180" calcext:value-type="float">
            <text:p>180</text:p>
          </table:table-cell>
          <table:table-cell table:formula="of:=IF(WEEKDAY([.A426];2) = 7; ([.E425]*15); 0) + IF([.H425]&gt;= 2400; IF(NOT(MONTH([.A426]) = MONTH([.A427]));2400; 0);0)" office:value-type="float" office:value="2400" calcext:value-type="float">
            <text:p>2400</text:p>
          </table:table-cell>
          <table:table-cell table:formula="of:=[.H425] -[.G426] +[.F426]" office:value-type="float" office:value="14575" calcext:value-type="float">
            <text:p>145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01" calcext:value-type="date">
            <text:p>1.03.2024</text:p>
          </table:table-cell>
          <table:table-cell table:formula="of:=[.A427]" office:value-type="date" office:date-value="2024-03-01" calcext:value-type="date">
            <text:p>03-01</text:p>
          </table:table-cell>
          <table:table-cell table:style-name="ce1" table:formula="of:=IF([.B427] &lt; DATE(YEAR([.A427]);3;21); &quot;ZIMA&quot;; IF([.B427] &lt; DATE(YEAR([.A427]);6;21);&quot;WIOSNA&quot; ; IF([.B427] &lt; DATE(YEAR([.A427]);9;23); &quot;LATO&quot;; IF([.B427] &lt; DATE(YEAR([.A427]);12;21);&quot;JESIEŃ&quot;; &quot;ZIMA&quot;))))" office:value-type="string" office:string-value="ZIMA" calcext:value-type="string">
            <text:p>ZIMA</text:p>
          </table:table-cell>
          <table:table-cell table:formula="of:=IF([.C427] = &quot;ZIMA&quot;; 0.2; IF([.C427] = &quot;WIOSNA&quot;; 0.5; IF([.C427] = &quot;LATO&quot;; 0.9; 0.4)))" office:value-type="float" office:value="0.2" calcext:value-type="float">
            <text:p>0,2</text:p>
          </table:table-cell>
          <table:table-cell table:style-name="ce22" table:formula="of:=IF([.H426]&gt; 2400 ;IF(NOT(MONTH([.A427]) = MONTH([.A426]));[.E426]+3; [.E426]); [.E426])" office:value-type="float" office:value="34" calcext:value-type="float">
            <text:p>34</text:p>
          </table:table-cell>
          <table:table-cell table:formula="of:=IF(WEEKDAY([.A427];2)&lt; 6; 1; 0) * FLOOR([.E427] *[.D427]) *[.$K$7]" office:value-type="float" office:value="180" calcext:value-type="float">
            <text:p>180</text:p>
          </table:table-cell>
          <table:table-cell table:formula="of:=IF(WEEKDAY([.A427];2) = 7; ([.E426]*15); 0) + IF([.H426]&gt;= 2400; IF(NOT(MONTH([.A427]) = MONTH([.A428]));2400; 0);0)" office:value-type="float" office:value="0" calcext:value-type="float">
            <text:p>0</text:p>
          </table:table-cell>
          <table:table-cell table:formula="of:=[.H426] -[.G427] +[.F427]" office:value-type="float" office:value="14755" calcext:value-type="float">
            <text:p>1475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02" calcext:value-type="date">
            <text:p>2.03.2024</text:p>
          </table:table-cell>
          <table:table-cell table:formula="of:=[.A428]" office:value-type="date" office:date-value="2024-03-02" calcext:value-type="date">
            <text:p>03-02</text:p>
          </table:table-cell>
          <table:table-cell table:style-name="ce1" table:formula="of:=IF([.B428] &lt; DATE(YEAR([.A428]);3;21); &quot;ZIMA&quot;; IF([.B428] &lt; DATE(YEAR([.A428]);6;21);&quot;WIOSNA&quot; ; IF([.B428] &lt; DATE(YEAR([.A428]);9;23); &quot;LATO&quot;; IF([.B428] &lt; DATE(YEAR([.A428]);12;21);&quot;JESIEŃ&quot;; &quot;ZIMA&quot;))))" office:value-type="string" office:string-value="ZIMA" calcext:value-type="string">
            <text:p>ZIMA</text:p>
          </table:table-cell>
          <table:table-cell table:formula="of:=IF([.C428] = &quot;ZIMA&quot;; 0.2; IF([.C428] = &quot;WIOSNA&quot;; 0.5; IF([.C428] = &quot;LATO&quot;; 0.9; 0.4)))" office:value-type="float" office:value="0.2" calcext:value-type="float">
            <text:p>0,2</text:p>
          </table:table-cell>
          <table:table-cell table:style-name="ce22" table:formula="of:=IF([.H427]&gt; 2400 ;IF(NOT(MONTH([.A428]) = MONTH([.A427]));[.E427]+3; [.E427]); [.E427])" office:value-type="float" office:value="34" calcext:value-type="float">
            <text:p>34</text:p>
          </table:table-cell>
          <table:table-cell table:formula="of:=IF(WEEKDAY([.A428];2)&lt; 6; 1; 0) * FLOOR([.E428] *[.D428]) *[.$K$7]" office:value-type="float" office:value="0" calcext:value-type="float">
            <text:p>0</text:p>
          </table:table-cell>
          <table:table-cell table:formula="of:=IF(WEEKDAY([.A428];2) = 7; ([.E427]*15); 0) + IF([.H427]&gt;= 2400; IF(NOT(MONTH([.A428]) = MONTH([.A429]));2400; 0);0)" office:value-type="float" office:value="0" calcext:value-type="float">
            <text:p>0</text:p>
          </table:table-cell>
          <table:table-cell table:formula="of:=[.H427] -[.G428] +[.F428]" office:value-type="float" office:value="14755" calcext:value-type="float">
            <text:p>1475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03" calcext:value-type="date">
            <text:p>3.03.2024</text:p>
          </table:table-cell>
          <table:table-cell table:formula="of:=[.A429]" office:value-type="date" office:date-value="2024-03-03" calcext:value-type="date">
            <text:p>03-03</text:p>
          </table:table-cell>
          <table:table-cell table:style-name="ce1" table:formula="of:=IF([.B429] &lt; DATE(YEAR([.A429]);3;21); &quot;ZIMA&quot;; IF([.B429] &lt; DATE(YEAR([.A429]);6;21);&quot;WIOSNA&quot; ; IF([.B429] &lt; DATE(YEAR([.A429]);9;23); &quot;LATO&quot;; IF([.B429] &lt; DATE(YEAR([.A429]);12;21);&quot;JESIEŃ&quot;; &quot;ZIMA&quot;))))" office:value-type="string" office:string-value="ZIMA" calcext:value-type="string">
            <text:p>ZIMA</text:p>
          </table:table-cell>
          <table:table-cell table:formula="of:=IF([.C429] = &quot;ZIMA&quot;; 0.2; IF([.C429] = &quot;WIOSNA&quot;; 0.5; IF([.C429] = &quot;LATO&quot;; 0.9; 0.4)))" office:value-type="float" office:value="0.2" calcext:value-type="float">
            <text:p>0,2</text:p>
          </table:table-cell>
          <table:table-cell table:style-name="ce22" table:formula="of:=IF([.H428]&gt; 2400 ;IF(NOT(MONTH([.A429]) = MONTH([.A428]));[.E428]+3; [.E428]); [.E428])" office:value-type="float" office:value="34" calcext:value-type="float">
            <text:p>34</text:p>
          </table:table-cell>
          <table:table-cell table:formula="of:=IF(WEEKDAY([.A429];2)&lt; 6; 1; 0) * FLOOR([.E429] *[.D429]) *[.$K$7]" office:value-type="float" office:value="0" calcext:value-type="float">
            <text:p>0</text:p>
          </table:table-cell>
          <table:table-cell table:formula="of:=IF(WEEKDAY([.A429];2) = 7; ([.E428]*15); 0) + IF([.H428]&gt;= 2400; IF(NOT(MONTH([.A429]) = MONTH([.A430]));2400; 0);0)" office:value-type="float" office:value="510" calcext:value-type="float">
            <text:p>510</text:p>
          </table:table-cell>
          <table:table-cell table:formula="of:=[.H428] -[.G429] +[.F429]" office:value-type="float" office:value="14245" calcext:value-type="float">
            <text:p>1424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04" calcext:value-type="date">
            <text:p>4.03.2024</text:p>
          </table:table-cell>
          <table:table-cell table:formula="of:=[.A430]" office:value-type="date" office:date-value="2024-03-04" calcext:value-type="date">
            <text:p>03-04</text:p>
          </table:table-cell>
          <table:table-cell table:style-name="ce1" table:formula="of:=IF([.B430] &lt; DATE(YEAR([.A430]);3;21); &quot;ZIMA&quot;; IF([.B430] &lt; DATE(YEAR([.A430]);6;21);&quot;WIOSNA&quot; ; IF([.B430] &lt; DATE(YEAR([.A430]);9;23); &quot;LATO&quot;; IF([.B430] &lt; DATE(YEAR([.A430]);12;21);&quot;JESIEŃ&quot;; &quot;ZIMA&quot;))))" office:value-type="string" office:string-value="ZIMA" calcext:value-type="string">
            <text:p>ZIMA</text:p>
          </table:table-cell>
          <table:table-cell table:formula="of:=IF([.C430] = &quot;ZIMA&quot;; 0.2; IF([.C430] = &quot;WIOSNA&quot;; 0.5; IF([.C430] = &quot;LATO&quot;; 0.9; 0.4)))" office:value-type="float" office:value="0.2" calcext:value-type="float">
            <text:p>0,2</text:p>
          </table:table-cell>
          <table:table-cell table:style-name="ce22" table:formula="of:=IF([.H429]&gt; 2400 ;IF(NOT(MONTH([.A430]) = MONTH([.A429]));[.E429]+3; [.E429]); [.E429])" office:value-type="float" office:value="34" calcext:value-type="float">
            <text:p>34</text:p>
          </table:table-cell>
          <table:table-cell table:formula="of:=IF(WEEKDAY([.A430];2)&lt; 6; 1; 0) * FLOOR([.E430] *[.D430]) *[.$K$7]" office:value-type="float" office:value="180" calcext:value-type="float">
            <text:p>180</text:p>
          </table:table-cell>
          <table:table-cell table:formula="of:=IF(WEEKDAY([.A430];2) = 7; ([.E429]*15); 0) + IF([.H429]&gt;= 2400; IF(NOT(MONTH([.A430]) = MONTH([.A431]));2400; 0);0)" office:value-type="float" office:value="0" calcext:value-type="float">
            <text:p>0</text:p>
          </table:table-cell>
          <table:table-cell table:formula="of:=[.H429] -[.G430] +[.F430]" office:value-type="float" office:value="14425" calcext:value-type="float">
            <text:p>144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05" calcext:value-type="date">
            <text:p>5.03.2024</text:p>
          </table:table-cell>
          <table:table-cell table:formula="of:=[.A431]" office:value-type="date" office:date-value="2024-03-05" calcext:value-type="date">
            <text:p>03-05</text:p>
          </table:table-cell>
          <table:table-cell table:style-name="ce1" table:formula="of:=IF([.B431] &lt; DATE(YEAR([.A431]);3;21); &quot;ZIMA&quot;; IF([.B431] &lt; DATE(YEAR([.A431]);6;21);&quot;WIOSNA&quot; ; IF([.B431] &lt; DATE(YEAR([.A431]);9;23); &quot;LATO&quot;; IF([.B431] &lt; DATE(YEAR([.A431]);12;21);&quot;JESIEŃ&quot;; &quot;ZIMA&quot;))))" office:value-type="string" office:string-value="ZIMA" calcext:value-type="string">
            <text:p>ZIMA</text:p>
          </table:table-cell>
          <table:table-cell table:formula="of:=IF([.C431] = &quot;ZIMA&quot;; 0.2; IF([.C431] = &quot;WIOSNA&quot;; 0.5; IF([.C431] = &quot;LATO&quot;; 0.9; 0.4)))" office:value-type="float" office:value="0.2" calcext:value-type="float">
            <text:p>0,2</text:p>
          </table:table-cell>
          <table:table-cell table:style-name="ce22" table:formula="of:=IF([.H430]&gt; 2400 ;IF(NOT(MONTH([.A431]) = MONTH([.A430]));[.E430]+3; [.E430]); [.E430])" office:value-type="float" office:value="34" calcext:value-type="float">
            <text:p>34</text:p>
          </table:table-cell>
          <table:table-cell table:formula="of:=IF(WEEKDAY([.A431];2)&lt; 6; 1; 0) * FLOOR([.E431] *[.D431]) *[.$K$7]" office:value-type="float" office:value="180" calcext:value-type="float">
            <text:p>180</text:p>
          </table:table-cell>
          <table:table-cell table:formula="of:=IF(WEEKDAY([.A431];2) = 7; ([.E430]*15); 0) + IF([.H430]&gt;= 2400; IF(NOT(MONTH([.A431]) = MONTH([.A432]));2400; 0);0)" office:value-type="float" office:value="0" calcext:value-type="float">
            <text:p>0</text:p>
          </table:table-cell>
          <table:table-cell table:formula="of:=[.H430] -[.G431] +[.F431]" office:value-type="float" office:value="14605" calcext:value-type="float">
            <text:p>1460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06" calcext:value-type="date">
            <text:p>6.03.2024</text:p>
          </table:table-cell>
          <table:table-cell table:formula="of:=[.A432]" office:value-type="date" office:date-value="2024-03-06" calcext:value-type="date">
            <text:p>03-06</text:p>
          </table:table-cell>
          <table:table-cell table:style-name="ce1" table:formula="of:=IF([.B432] &lt; DATE(YEAR([.A432]);3;21); &quot;ZIMA&quot;; IF([.B432] &lt; DATE(YEAR([.A432]);6;21);&quot;WIOSNA&quot; ; IF([.B432] &lt; DATE(YEAR([.A432]);9;23); &quot;LATO&quot;; IF([.B432] &lt; DATE(YEAR([.A432]);12;21);&quot;JESIEŃ&quot;; &quot;ZIMA&quot;))))" office:value-type="string" office:string-value="ZIMA" calcext:value-type="string">
            <text:p>ZIMA</text:p>
          </table:table-cell>
          <table:table-cell table:formula="of:=IF([.C432] = &quot;ZIMA&quot;; 0.2; IF([.C432] = &quot;WIOSNA&quot;; 0.5; IF([.C432] = &quot;LATO&quot;; 0.9; 0.4)))" office:value-type="float" office:value="0.2" calcext:value-type="float">
            <text:p>0,2</text:p>
          </table:table-cell>
          <table:table-cell table:style-name="ce22" table:formula="of:=IF([.H431]&gt; 2400 ;IF(NOT(MONTH([.A432]) = MONTH([.A431]));[.E431]+3; [.E431]); [.E431])" office:value-type="float" office:value="34" calcext:value-type="float">
            <text:p>34</text:p>
          </table:table-cell>
          <table:table-cell table:formula="of:=IF(WEEKDAY([.A432];2)&lt; 6; 1; 0) * FLOOR([.E432] *[.D432]) *[.$K$7]" office:value-type="float" office:value="180" calcext:value-type="float">
            <text:p>180</text:p>
          </table:table-cell>
          <table:table-cell table:formula="of:=IF(WEEKDAY([.A432];2) = 7; ([.E431]*15); 0) + IF([.H431]&gt;= 2400; IF(NOT(MONTH([.A432]) = MONTH([.A433]));2400; 0);0)" office:value-type="float" office:value="0" calcext:value-type="float">
            <text:p>0</text:p>
          </table:table-cell>
          <table:table-cell table:formula="of:=[.H431] -[.G432] +[.F432]" office:value-type="float" office:value="14785" calcext:value-type="float">
            <text:p>1478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07" calcext:value-type="date">
            <text:p>7.03.2024</text:p>
          </table:table-cell>
          <table:table-cell table:formula="of:=[.A433]" office:value-type="date" office:date-value="2024-03-07" calcext:value-type="date">
            <text:p>03-07</text:p>
          </table:table-cell>
          <table:table-cell table:style-name="ce1" table:formula="of:=IF([.B433] &lt; DATE(YEAR([.A433]);3;21); &quot;ZIMA&quot;; IF([.B433] &lt; DATE(YEAR([.A433]);6;21);&quot;WIOSNA&quot; ; IF([.B433] &lt; DATE(YEAR([.A433]);9;23); &quot;LATO&quot;; IF([.B433] &lt; DATE(YEAR([.A433]);12;21);&quot;JESIEŃ&quot;; &quot;ZIMA&quot;))))" office:value-type="string" office:string-value="ZIMA" calcext:value-type="string">
            <text:p>ZIMA</text:p>
          </table:table-cell>
          <table:table-cell table:formula="of:=IF([.C433] = &quot;ZIMA&quot;; 0.2; IF([.C433] = &quot;WIOSNA&quot;; 0.5; IF([.C433] = &quot;LATO&quot;; 0.9; 0.4)))" office:value-type="float" office:value="0.2" calcext:value-type="float">
            <text:p>0,2</text:p>
          </table:table-cell>
          <table:table-cell table:style-name="ce22" table:formula="of:=IF([.H432]&gt; 2400 ;IF(NOT(MONTH([.A433]) = MONTH([.A432]));[.E432]+3; [.E432]); [.E432])" office:value-type="float" office:value="34" calcext:value-type="float">
            <text:p>34</text:p>
          </table:table-cell>
          <table:table-cell table:formula="of:=IF(WEEKDAY([.A433];2)&lt; 6; 1; 0) * FLOOR([.E433] *[.D433]) *[.$K$7]" office:value-type="float" office:value="180" calcext:value-type="float">
            <text:p>180</text:p>
          </table:table-cell>
          <table:table-cell table:formula="of:=IF(WEEKDAY([.A433];2) = 7; ([.E432]*15); 0) + IF([.H432]&gt;= 2400; IF(NOT(MONTH([.A433]) = MONTH([.A434]));2400; 0);0)" office:value-type="float" office:value="0" calcext:value-type="float">
            <text:p>0</text:p>
          </table:table-cell>
          <table:table-cell table:formula="of:=[.H432] -[.G433] +[.F433]" office:value-type="float" office:value="14965" calcext:value-type="float">
            <text:p>1496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08" calcext:value-type="date">
            <text:p>8.03.2024</text:p>
          </table:table-cell>
          <table:table-cell table:formula="of:=[.A434]" office:value-type="date" office:date-value="2024-03-08" calcext:value-type="date">
            <text:p>03-08</text:p>
          </table:table-cell>
          <table:table-cell table:style-name="ce1" table:formula="of:=IF([.B434] &lt; DATE(YEAR([.A434]);3;21); &quot;ZIMA&quot;; IF([.B434] &lt; DATE(YEAR([.A434]);6;21);&quot;WIOSNA&quot; ; IF([.B434] &lt; DATE(YEAR([.A434]);9;23); &quot;LATO&quot;; IF([.B434] &lt; DATE(YEAR([.A434]);12;21);&quot;JESIEŃ&quot;; &quot;ZIMA&quot;))))" office:value-type="string" office:string-value="ZIMA" calcext:value-type="string">
            <text:p>ZIMA</text:p>
          </table:table-cell>
          <table:table-cell table:formula="of:=IF([.C434] = &quot;ZIMA&quot;; 0.2; IF([.C434] = &quot;WIOSNA&quot;; 0.5; IF([.C434] = &quot;LATO&quot;; 0.9; 0.4)))" office:value-type="float" office:value="0.2" calcext:value-type="float">
            <text:p>0,2</text:p>
          </table:table-cell>
          <table:table-cell table:style-name="ce22" table:formula="of:=IF([.H433]&gt; 2400 ;IF(NOT(MONTH([.A434]) = MONTH([.A433]));[.E433]+3; [.E433]); [.E433])" office:value-type="float" office:value="34" calcext:value-type="float">
            <text:p>34</text:p>
          </table:table-cell>
          <table:table-cell table:formula="of:=IF(WEEKDAY([.A434];2)&lt; 6; 1; 0) * FLOOR([.E434] *[.D434]) *[.$K$7]" office:value-type="float" office:value="180" calcext:value-type="float">
            <text:p>180</text:p>
          </table:table-cell>
          <table:table-cell table:formula="of:=IF(WEEKDAY([.A434];2) = 7; ([.E433]*15); 0) + IF([.H433]&gt;= 2400; IF(NOT(MONTH([.A434]) = MONTH([.A435]));2400; 0);0)" office:value-type="float" office:value="0" calcext:value-type="float">
            <text:p>0</text:p>
          </table:table-cell>
          <table:table-cell table:formula="of:=[.H433] -[.G434] +[.F434]" office:value-type="float" office:value="15145" calcext:value-type="float">
            <text:p>1514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09" calcext:value-type="date">
            <text:p>9.03.2024</text:p>
          </table:table-cell>
          <table:table-cell table:formula="of:=[.A435]" office:value-type="date" office:date-value="2024-03-09" calcext:value-type="date">
            <text:p>03-09</text:p>
          </table:table-cell>
          <table:table-cell table:style-name="ce1" table:formula="of:=IF([.B435] &lt; DATE(YEAR([.A435]);3;21); &quot;ZIMA&quot;; IF([.B435] &lt; DATE(YEAR([.A435]);6;21);&quot;WIOSNA&quot; ; IF([.B435] &lt; DATE(YEAR([.A435]);9;23); &quot;LATO&quot;; IF([.B435] &lt; DATE(YEAR([.A435]);12;21);&quot;JESIEŃ&quot;; &quot;ZIMA&quot;))))" office:value-type="string" office:string-value="ZIMA" calcext:value-type="string">
            <text:p>ZIMA</text:p>
          </table:table-cell>
          <table:table-cell table:formula="of:=IF([.C435] = &quot;ZIMA&quot;; 0.2; IF([.C435] = &quot;WIOSNA&quot;; 0.5; IF([.C435] = &quot;LATO&quot;; 0.9; 0.4)))" office:value-type="float" office:value="0.2" calcext:value-type="float">
            <text:p>0,2</text:p>
          </table:table-cell>
          <table:table-cell table:style-name="ce22" table:formula="of:=IF([.H434]&gt; 2400 ;IF(NOT(MONTH([.A435]) = MONTH([.A434]));[.E434]+3; [.E434]); [.E434])" office:value-type="float" office:value="34" calcext:value-type="float">
            <text:p>34</text:p>
          </table:table-cell>
          <table:table-cell table:formula="of:=IF(WEEKDAY([.A435];2)&lt; 6; 1; 0) * FLOOR([.E435] *[.D435]) *[.$K$7]" office:value-type="float" office:value="0" calcext:value-type="float">
            <text:p>0</text:p>
          </table:table-cell>
          <table:table-cell table:formula="of:=IF(WEEKDAY([.A435];2) = 7; ([.E434]*15); 0) + IF([.H434]&gt;= 2400; IF(NOT(MONTH([.A435]) = MONTH([.A436]));2400; 0);0)" office:value-type="float" office:value="0" calcext:value-type="float">
            <text:p>0</text:p>
          </table:table-cell>
          <table:table-cell table:formula="of:=[.H434] -[.G435] +[.F435]" office:value-type="float" office:value="15145" calcext:value-type="float">
            <text:p>1514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10" calcext:value-type="date">
            <text:p>10.03.2024</text:p>
          </table:table-cell>
          <table:table-cell table:formula="of:=[.A436]" office:value-type="date" office:date-value="2024-03-10" calcext:value-type="date">
            <text:p>03-10</text:p>
          </table:table-cell>
          <table:table-cell table:style-name="ce1" table:formula="of:=IF([.B436] &lt; DATE(YEAR([.A436]);3;21); &quot;ZIMA&quot;; IF([.B436] &lt; DATE(YEAR([.A436]);6;21);&quot;WIOSNA&quot; ; IF([.B436] &lt; DATE(YEAR([.A436]);9;23); &quot;LATO&quot;; IF([.B436] &lt; DATE(YEAR([.A436]);12;21);&quot;JESIEŃ&quot;; &quot;ZIMA&quot;))))" office:value-type="string" office:string-value="ZIMA" calcext:value-type="string">
            <text:p>ZIMA</text:p>
          </table:table-cell>
          <table:table-cell table:formula="of:=IF([.C436] = &quot;ZIMA&quot;; 0.2; IF([.C436] = &quot;WIOSNA&quot;; 0.5; IF([.C436] = &quot;LATO&quot;; 0.9; 0.4)))" office:value-type="float" office:value="0.2" calcext:value-type="float">
            <text:p>0,2</text:p>
          </table:table-cell>
          <table:table-cell table:style-name="ce22" table:formula="of:=IF([.H435]&gt; 2400 ;IF(NOT(MONTH([.A436]) = MONTH([.A435]));[.E435]+3; [.E435]); [.E435])" office:value-type="float" office:value="34" calcext:value-type="float">
            <text:p>34</text:p>
          </table:table-cell>
          <table:table-cell table:formula="of:=IF(WEEKDAY([.A436];2)&lt; 6; 1; 0) * FLOOR([.E436] *[.D436]) *[.$K$7]" office:value-type="float" office:value="0" calcext:value-type="float">
            <text:p>0</text:p>
          </table:table-cell>
          <table:table-cell table:formula="of:=IF(WEEKDAY([.A436];2) = 7; ([.E435]*15); 0) + IF([.H435]&gt;= 2400; IF(NOT(MONTH([.A436]) = MONTH([.A437]));2400; 0);0)" office:value-type="float" office:value="510" calcext:value-type="float">
            <text:p>510</text:p>
          </table:table-cell>
          <table:table-cell table:formula="of:=[.H435] -[.G436] +[.F436]" office:value-type="float" office:value="14635" calcext:value-type="float">
            <text:p>1463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11" calcext:value-type="date">
            <text:p>11.03.2024</text:p>
          </table:table-cell>
          <table:table-cell table:formula="of:=[.A437]" office:value-type="date" office:date-value="2024-03-11" calcext:value-type="date">
            <text:p>03-11</text:p>
          </table:table-cell>
          <table:table-cell table:style-name="ce1" table:formula="of:=IF([.B437] &lt; DATE(YEAR([.A437]);3;21); &quot;ZIMA&quot;; IF([.B437] &lt; DATE(YEAR([.A437]);6;21);&quot;WIOSNA&quot; ; IF([.B437] &lt; DATE(YEAR([.A437]);9;23); &quot;LATO&quot;; IF([.B437] &lt; DATE(YEAR([.A437]);12;21);&quot;JESIEŃ&quot;; &quot;ZIMA&quot;))))" office:value-type="string" office:string-value="ZIMA" calcext:value-type="string">
            <text:p>ZIMA</text:p>
          </table:table-cell>
          <table:table-cell table:formula="of:=IF([.C437] = &quot;ZIMA&quot;; 0.2; IF([.C437] = &quot;WIOSNA&quot;; 0.5; IF([.C437] = &quot;LATO&quot;; 0.9; 0.4)))" office:value-type="float" office:value="0.2" calcext:value-type="float">
            <text:p>0,2</text:p>
          </table:table-cell>
          <table:table-cell table:style-name="ce22" table:formula="of:=IF([.H436]&gt; 2400 ;IF(NOT(MONTH([.A437]) = MONTH([.A436]));[.E436]+3; [.E436]); [.E436])" office:value-type="float" office:value="34" calcext:value-type="float">
            <text:p>34</text:p>
          </table:table-cell>
          <table:table-cell table:formula="of:=IF(WEEKDAY([.A437];2)&lt; 6; 1; 0) * FLOOR([.E437] *[.D437]) *[.$K$7]" office:value-type="float" office:value="180" calcext:value-type="float">
            <text:p>180</text:p>
          </table:table-cell>
          <table:table-cell table:formula="of:=IF(WEEKDAY([.A437];2) = 7; ([.E436]*15); 0) + IF([.H436]&gt;= 2400; IF(NOT(MONTH([.A437]) = MONTH([.A438]));2400; 0);0)" office:value-type="float" office:value="0" calcext:value-type="float">
            <text:p>0</text:p>
          </table:table-cell>
          <table:table-cell table:formula="of:=[.H436] -[.G437] +[.F437]" office:value-type="float" office:value="14815" calcext:value-type="float">
            <text:p>1481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12" calcext:value-type="date">
            <text:p>12.03.2024</text:p>
          </table:table-cell>
          <table:table-cell table:formula="of:=[.A438]" office:value-type="date" office:date-value="2024-03-12" calcext:value-type="date">
            <text:p>03-12</text:p>
          </table:table-cell>
          <table:table-cell table:style-name="ce1" table:formula="of:=IF([.B438] &lt; DATE(YEAR([.A438]);3;21); &quot;ZIMA&quot;; IF([.B438] &lt; DATE(YEAR([.A438]);6;21);&quot;WIOSNA&quot; ; IF([.B438] &lt; DATE(YEAR([.A438]);9;23); &quot;LATO&quot;; IF([.B438] &lt; DATE(YEAR([.A438]);12;21);&quot;JESIEŃ&quot;; &quot;ZIMA&quot;))))" office:value-type="string" office:string-value="ZIMA" calcext:value-type="string">
            <text:p>ZIMA</text:p>
          </table:table-cell>
          <table:table-cell table:formula="of:=IF([.C438] = &quot;ZIMA&quot;; 0.2; IF([.C438] = &quot;WIOSNA&quot;; 0.5; IF([.C438] = &quot;LATO&quot;; 0.9; 0.4)))" office:value-type="float" office:value="0.2" calcext:value-type="float">
            <text:p>0,2</text:p>
          </table:table-cell>
          <table:table-cell table:style-name="ce22" table:formula="of:=IF([.H437]&gt; 2400 ;IF(NOT(MONTH([.A438]) = MONTH([.A437]));[.E437]+3; [.E437]); [.E437])" office:value-type="float" office:value="34" calcext:value-type="float">
            <text:p>34</text:p>
          </table:table-cell>
          <table:table-cell table:formula="of:=IF(WEEKDAY([.A438];2)&lt; 6; 1; 0) * FLOOR([.E438] *[.D438]) *[.$K$7]" office:value-type="float" office:value="180" calcext:value-type="float">
            <text:p>180</text:p>
          </table:table-cell>
          <table:table-cell table:formula="of:=IF(WEEKDAY([.A438];2) = 7; ([.E437]*15); 0) + IF([.H437]&gt;= 2400; IF(NOT(MONTH([.A438]) = MONTH([.A439]));2400; 0);0)" office:value-type="float" office:value="0" calcext:value-type="float">
            <text:p>0</text:p>
          </table:table-cell>
          <table:table-cell table:formula="of:=[.H437] -[.G438] +[.F438]" office:value-type="float" office:value="14995" calcext:value-type="float">
            <text:p>1499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13" calcext:value-type="date">
            <text:p>13.03.2024</text:p>
          </table:table-cell>
          <table:table-cell table:formula="of:=[.A439]" office:value-type="date" office:date-value="2024-03-13" calcext:value-type="date">
            <text:p>03-13</text:p>
          </table:table-cell>
          <table:table-cell table:style-name="ce1" table:formula="of:=IF([.B439] &lt; DATE(YEAR([.A439]);3;21); &quot;ZIMA&quot;; IF([.B439] &lt; DATE(YEAR([.A439]);6;21);&quot;WIOSNA&quot; ; IF([.B439] &lt; DATE(YEAR([.A439]);9;23); &quot;LATO&quot;; IF([.B439] &lt; DATE(YEAR([.A439]);12;21);&quot;JESIEŃ&quot;; &quot;ZIMA&quot;))))" office:value-type="string" office:string-value="ZIMA" calcext:value-type="string">
            <text:p>ZIMA</text:p>
          </table:table-cell>
          <table:table-cell table:formula="of:=IF([.C439] = &quot;ZIMA&quot;; 0.2; IF([.C439] = &quot;WIOSNA&quot;; 0.5; IF([.C439] = &quot;LATO&quot;; 0.9; 0.4)))" office:value-type="float" office:value="0.2" calcext:value-type="float">
            <text:p>0,2</text:p>
          </table:table-cell>
          <table:table-cell table:style-name="ce22" table:formula="of:=IF([.H438]&gt; 2400 ;IF(NOT(MONTH([.A439]) = MONTH([.A438]));[.E438]+3; [.E438]); [.E438])" office:value-type="float" office:value="34" calcext:value-type="float">
            <text:p>34</text:p>
          </table:table-cell>
          <table:table-cell table:formula="of:=IF(WEEKDAY([.A439];2)&lt; 6; 1; 0) * FLOOR([.E439] *[.D439]) *[.$K$7]" office:value-type="float" office:value="180" calcext:value-type="float">
            <text:p>180</text:p>
          </table:table-cell>
          <table:table-cell table:formula="of:=IF(WEEKDAY([.A439];2) = 7; ([.E438]*15); 0) + IF([.H438]&gt;= 2400; IF(NOT(MONTH([.A439]) = MONTH([.A440]));2400; 0);0)" office:value-type="float" office:value="0" calcext:value-type="float">
            <text:p>0</text:p>
          </table:table-cell>
          <table:table-cell table:formula="of:=[.H438] -[.G439] +[.F439]" office:value-type="float" office:value="15175" calcext:value-type="float">
            <text:p>151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14" calcext:value-type="date">
            <text:p>14.03.2024</text:p>
          </table:table-cell>
          <table:table-cell table:formula="of:=[.A440]" office:value-type="date" office:date-value="2024-03-14" calcext:value-type="date">
            <text:p>03-14</text:p>
          </table:table-cell>
          <table:table-cell table:style-name="ce1" table:formula="of:=IF([.B440] &lt; DATE(YEAR([.A440]);3;21); &quot;ZIMA&quot;; IF([.B440] &lt; DATE(YEAR([.A440]);6;21);&quot;WIOSNA&quot; ; IF([.B440] &lt; DATE(YEAR([.A440]);9;23); &quot;LATO&quot;; IF([.B440] &lt; DATE(YEAR([.A440]);12;21);&quot;JESIEŃ&quot;; &quot;ZIMA&quot;))))" office:value-type="string" office:string-value="ZIMA" calcext:value-type="string">
            <text:p>ZIMA</text:p>
          </table:table-cell>
          <table:table-cell table:formula="of:=IF([.C440] = &quot;ZIMA&quot;; 0.2; IF([.C440] = &quot;WIOSNA&quot;; 0.5; IF([.C440] = &quot;LATO&quot;; 0.9; 0.4)))" office:value-type="float" office:value="0.2" calcext:value-type="float">
            <text:p>0,2</text:p>
          </table:table-cell>
          <table:table-cell table:style-name="ce22" table:formula="of:=IF([.H439]&gt; 2400 ;IF(NOT(MONTH([.A440]) = MONTH([.A439]));[.E439]+3; [.E439]); [.E439])" office:value-type="float" office:value="34" calcext:value-type="float">
            <text:p>34</text:p>
          </table:table-cell>
          <table:table-cell table:formula="of:=IF(WEEKDAY([.A440];2)&lt; 6; 1; 0) * FLOOR([.E440] *[.D440]) *[.$K$7]" office:value-type="float" office:value="180" calcext:value-type="float">
            <text:p>180</text:p>
          </table:table-cell>
          <table:table-cell table:formula="of:=IF(WEEKDAY([.A440];2) = 7; ([.E439]*15); 0) + IF([.H439]&gt;= 2400; IF(NOT(MONTH([.A440]) = MONTH([.A441]));2400; 0);0)" office:value-type="float" office:value="0" calcext:value-type="float">
            <text:p>0</text:p>
          </table:table-cell>
          <table:table-cell table:formula="of:=[.H439] -[.G440] +[.F440]" office:value-type="float" office:value="15355" calcext:value-type="float">
            <text:p>1535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15" calcext:value-type="date">
            <text:p>15.03.2024</text:p>
          </table:table-cell>
          <table:table-cell table:formula="of:=[.A441]" office:value-type="date" office:date-value="2024-03-15" calcext:value-type="date">
            <text:p>03-15</text:p>
          </table:table-cell>
          <table:table-cell table:style-name="ce1" table:formula="of:=IF([.B441] &lt; DATE(YEAR([.A441]);3;21); &quot;ZIMA&quot;; IF([.B441] &lt; DATE(YEAR([.A441]);6;21);&quot;WIOSNA&quot; ; IF([.B441] &lt; DATE(YEAR([.A441]);9;23); &quot;LATO&quot;; IF([.B441] &lt; DATE(YEAR([.A441]);12;21);&quot;JESIEŃ&quot;; &quot;ZIMA&quot;))))" office:value-type="string" office:string-value="ZIMA" calcext:value-type="string">
            <text:p>ZIMA</text:p>
          </table:table-cell>
          <table:table-cell table:formula="of:=IF([.C441] = &quot;ZIMA&quot;; 0.2; IF([.C441] = &quot;WIOSNA&quot;; 0.5; IF([.C441] = &quot;LATO&quot;; 0.9; 0.4)))" office:value-type="float" office:value="0.2" calcext:value-type="float">
            <text:p>0,2</text:p>
          </table:table-cell>
          <table:table-cell table:style-name="ce22" table:formula="of:=IF([.H440]&gt; 2400 ;IF(NOT(MONTH([.A441]) = MONTH([.A440]));[.E440]+3; [.E440]); [.E440])" office:value-type="float" office:value="34" calcext:value-type="float">
            <text:p>34</text:p>
          </table:table-cell>
          <table:table-cell table:formula="of:=IF(WEEKDAY([.A441];2)&lt; 6; 1; 0) * FLOOR([.E441] *[.D441]) *[.$K$7]" office:value-type="float" office:value="180" calcext:value-type="float">
            <text:p>180</text:p>
          </table:table-cell>
          <table:table-cell table:formula="of:=IF(WEEKDAY([.A441];2) = 7; ([.E440]*15); 0) + IF([.H440]&gt;= 2400; IF(NOT(MONTH([.A441]) = MONTH([.A442]));2400; 0);0)" office:value-type="float" office:value="0" calcext:value-type="float">
            <text:p>0</text:p>
          </table:table-cell>
          <table:table-cell table:formula="of:=[.H440] -[.G441] +[.F441]" office:value-type="float" office:value="15535" calcext:value-type="float">
            <text:p>1553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16" calcext:value-type="date">
            <text:p>16.03.2024</text:p>
          </table:table-cell>
          <table:table-cell table:formula="of:=[.A442]" office:value-type="date" office:date-value="2024-03-16" calcext:value-type="date">
            <text:p>03-16</text:p>
          </table:table-cell>
          <table:table-cell table:style-name="ce1" table:formula="of:=IF([.B442] &lt; DATE(YEAR([.A442]);3;21); &quot;ZIMA&quot;; IF([.B442] &lt; DATE(YEAR([.A442]);6;21);&quot;WIOSNA&quot; ; IF([.B442] &lt; DATE(YEAR([.A442]);9;23); &quot;LATO&quot;; IF([.B442] &lt; DATE(YEAR([.A442]);12;21);&quot;JESIEŃ&quot;; &quot;ZIMA&quot;))))" office:value-type="string" office:string-value="ZIMA" calcext:value-type="string">
            <text:p>ZIMA</text:p>
          </table:table-cell>
          <table:table-cell table:formula="of:=IF([.C442] = &quot;ZIMA&quot;; 0.2; IF([.C442] = &quot;WIOSNA&quot;; 0.5; IF([.C442] = &quot;LATO&quot;; 0.9; 0.4)))" office:value-type="float" office:value="0.2" calcext:value-type="float">
            <text:p>0,2</text:p>
          </table:table-cell>
          <table:table-cell table:style-name="ce22" table:formula="of:=IF([.H441]&gt; 2400 ;IF(NOT(MONTH([.A442]) = MONTH([.A441]));[.E441]+3; [.E441]); [.E441])" office:value-type="float" office:value="34" calcext:value-type="float">
            <text:p>34</text:p>
          </table:table-cell>
          <table:table-cell table:formula="of:=IF(WEEKDAY([.A442];2)&lt; 6; 1; 0) * FLOOR([.E442] *[.D442]) *[.$K$7]" office:value-type="float" office:value="0" calcext:value-type="float">
            <text:p>0</text:p>
          </table:table-cell>
          <table:table-cell table:formula="of:=IF(WEEKDAY([.A442];2) = 7; ([.E441]*15); 0) + IF([.H441]&gt;= 2400; IF(NOT(MONTH([.A442]) = MONTH([.A443]));2400; 0);0)" office:value-type="float" office:value="0" calcext:value-type="float">
            <text:p>0</text:p>
          </table:table-cell>
          <table:table-cell table:formula="of:=[.H441] -[.G442] +[.F442]" office:value-type="float" office:value="15535" calcext:value-type="float">
            <text:p>1553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17" calcext:value-type="date">
            <text:p>17.03.2024</text:p>
          </table:table-cell>
          <table:table-cell table:formula="of:=[.A443]" office:value-type="date" office:date-value="2024-03-17" calcext:value-type="date">
            <text:p>03-17</text:p>
          </table:table-cell>
          <table:table-cell table:style-name="ce1" table:formula="of:=IF([.B443] &lt; DATE(YEAR([.A443]);3;21); &quot;ZIMA&quot;; IF([.B443] &lt; DATE(YEAR([.A443]);6;21);&quot;WIOSNA&quot; ; IF([.B443] &lt; DATE(YEAR([.A443]);9;23); &quot;LATO&quot;; IF([.B443] &lt; DATE(YEAR([.A443]);12;21);&quot;JESIEŃ&quot;; &quot;ZIMA&quot;))))" office:value-type="string" office:string-value="ZIMA" calcext:value-type="string">
            <text:p>ZIMA</text:p>
          </table:table-cell>
          <table:table-cell table:formula="of:=IF([.C443] = &quot;ZIMA&quot;; 0.2; IF([.C443] = &quot;WIOSNA&quot;; 0.5; IF([.C443] = &quot;LATO&quot;; 0.9; 0.4)))" office:value-type="float" office:value="0.2" calcext:value-type="float">
            <text:p>0,2</text:p>
          </table:table-cell>
          <table:table-cell table:style-name="ce22" table:formula="of:=IF([.H442]&gt; 2400 ;IF(NOT(MONTH([.A443]) = MONTH([.A442]));[.E442]+3; [.E442]); [.E442])" office:value-type="float" office:value="34" calcext:value-type="float">
            <text:p>34</text:p>
          </table:table-cell>
          <table:table-cell table:formula="of:=IF(WEEKDAY([.A443];2)&lt; 6; 1; 0) * FLOOR([.E443] *[.D443]) *[.$K$7]" office:value-type="float" office:value="0" calcext:value-type="float">
            <text:p>0</text:p>
          </table:table-cell>
          <table:table-cell table:formula="of:=IF(WEEKDAY([.A443];2) = 7; ([.E442]*15); 0) + IF([.H442]&gt;= 2400; IF(NOT(MONTH([.A443]) = MONTH([.A444]));2400; 0);0)" office:value-type="float" office:value="510" calcext:value-type="float">
            <text:p>510</text:p>
          </table:table-cell>
          <table:table-cell table:formula="of:=[.H442] -[.G443] +[.F443]" office:value-type="float" office:value="15025" calcext:value-type="float">
            <text:p>150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18" calcext:value-type="date">
            <text:p>18.03.2024</text:p>
          </table:table-cell>
          <table:table-cell table:formula="of:=[.A444]" office:value-type="date" office:date-value="2024-03-18" calcext:value-type="date">
            <text:p>03-18</text:p>
          </table:table-cell>
          <table:table-cell table:style-name="ce1" table:formula="of:=IF([.B444] &lt; DATE(YEAR([.A444]);3;21); &quot;ZIMA&quot;; IF([.B444] &lt; DATE(YEAR([.A444]);6;21);&quot;WIOSNA&quot; ; IF([.B444] &lt; DATE(YEAR([.A444]);9;23); &quot;LATO&quot;; IF([.B444] &lt; DATE(YEAR([.A444]);12;21);&quot;JESIEŃ&quot;; &quot;ZIMA&quot;))))" office:value-type="string" office:string-value="ZIMA" calcext:value-type="string">
            <text:p>ZIMA</text:p>
          </table:table-cell>
          <table:table-cell table:formula="of:=IF([.C444] = &quot;ZIMA&quot;; 0.2; IF([.C444] = &quot;WIOSNA&quot;; 0.5; IF([.C444] = &quot;LATO&quot;; 0.9; 0.4)))" office:value-type="float" office:value="0.2" calcext:value-type="float">
            <text:p>0,2</text:p>
          </table:table-cell>
          <table:table-cell table:style-name="ce22" table:formula="of:=IF([.H443]&gt; 2400 ;IF(NOT(MONTH([.A444]) = MONTH([.A443]));[.E443]+3; [.E443]); [.E443])" office:value-type="float" office:value="34" calcext:value-type="float">
            <text:p>34</text:p>
          </table:table-cell>
          <table:table-cell table:formula="of:=IF(WEEKDAY([.A444];2)&lt; 6; 1; 0) * FLOOR([.E444] *[.D444]) *[.$K$7]" office:value-type="float" office:value="180" calcext:value-type="float">
            <text:p>180</text:p>
          </table:table-cell>
          <table:table-cell table:formula="of:=IF(WEEKDAY([.A444];2) = 7; ([.E443]*15); 0) + IF([.H443]&gt;= 2400; IF(NOT(MONTH([.A444]) = MONTH([.A445]));2400; 0);0)" office:value-type="float" office:value="0" calcext:value-type="float">
            <text:p>0</text:p>
          </table:table-cell>
          <table:table-cell table:formula="of:=[.H443] -[.G444] +[.F444]" office:value-type="float" office:value="15205" calcext:value-type="float">
            <text:p>1520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19" calcext:value-type="date">
            <text:p>19.03.2024</text:p>
          </table:table-cell>
          <table:table-cell table:formula="of:=[.A445]" office:value-type="date" office:date-value="2024-03-19" calcext:value-type="date">
            <text:p>03-19</text:p>
          </table:table-cell>
          <table:table-cell table:style-name="ce1" table:formula="of:=IF([.B445] &lt; DATE(YEAR([.A445]);3;21); &quot;ZIMA&quot;; IF([.B445] &lt; DATE(YEAR([.A445]);6;21);&quot;WIOSNA&quot; ; IF([.B445] &lt; DATE(YEAR([.A445]);9;23); &quot;LATO&quot;; IF([.B445] &lt; DATE(YEAR([.A445]);12;21);&quot;JESIEŃ&quot;; &quot;ZIMA&quot;))))" office:value-type="string" office:string-value="ZIMA" calcext:value-type="string">
            <text:p>ZIMA</text:p>
          </table:table-cell>
          <table:table-cell table:formula="of:=IF([.C445] = &quot;ZIMA&quot;; 0.2; IF([.C445] = &quot;WIOSNA&quot;; 0.5; IF([.C445] = &quot;LATO&quot;; 0.9; 0.4)))" office:value-type="float" office:value="0.2" calcext:value-type="float">
            <text:p>0,2</text:p>
          </table:table-cell>
          <table:table-cell table:style-name="ce22" table:formula="of:=IF([.H444]&gt; 2400 ;IF(NOT(MONTH([.A445]) = MONTH([.A444]));[.E444]+3; [.E444]); [.E444])" office:value-type="float" office:value="34" calcext:value-type="float">
            <text:p>34</text:p>
          </table:table-cell>
          <table:table-cell table:formula="of:=IF(WEEKDAY([.A445];2)&lt; 6; 1; 0) * FLOOR([.E445] *[.D445]) *[.$K$7]" office:value-type="float" office:value="180" calcext:value-type="float">
            <text:p>180</text:p>
          </table:table-cell>
          <table:table-cell table:formula="of:=IF(WEEKDAY([.A445];2) = 7; ([.E444]*15); 0) + IF([.H444]&gt;= 2400; IF(NOT(MONTH([.A445]) = MONTH([.A446]));2400; 0);0)" office:value-type="float" office:value="0" calcext:value-type="float">
            <text:p>0</text:p>
          </table:table-cell>
          <table:table-cell table:formula="of:=[.H444] -[.G445] +[.F445]" office:value-type="float" office:value="15385" calcext:value-type="float">
            <text:p>1538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20" calcext:value-type="date">
            <text:p>20.03.2024</text:p>
          </table:table-cell>
          <table:table-cell table:formula="of:=[.A446]" office:value-type="date" office:date-value="2024-03-20" calcext:value-type="date">
            <text:p>03-20</text:p>
          </table:table-cell>
          <table:table-cell table:style-name="ce1" table:formula="of:=IF([.B446] &lt; DATE(YEAR([.A446]);3;21); &quot;ZIMA&quot;; IF([.B446] &lt; DATE(YEAR([.A446]);6;21);&quot;WIOSNA&quot; ; IF([.B446] &lt; DATE(YEAR([.A446]);9;23); &quot;LATO&quot;; IF([.B446] &lt; DATE(YEAR([.A446]);12;21);&quot;JESIEŃ&quot;; &quot;ZIMA&quot;))))" office:value-type="string" office:string-value="ZIMA" calcext:value-type="string">
            <text:p>ZIMA</text:p>
          </table:table-cell>
          <table:table-cell table:formula="of:=IF([.C446] = &quot;ZIMA&quot;; 0.2; IF([.C446] = &quot;WIOSNA&quot;; 0.5; IF([.C446] = &quot;LATO&quot;; 0.9; 0.4)))" office:value-type="float" office:value="0.2" calcext:value-type="float">
            <text:p>0,2</text:p>
          </table:table-cell>
          <table:table-cell table:style-name="ce22" table:formula="of:=IF([.H445]&gt; 2400 ;IF(NOT(MONTH([.A446]) = MONTH([.A445]));[.E445]+3; [.E445]); [.E445])" office:value-type="float" office:value="34" calcext:value-type="float">
            <text:p>34</text:p>
          </table:table-cell>
          <table:table-cell table:formula="of:=IF(WEEKDAY([.A446];2)&lt; 6; 1; 0) * FLOOR([.E446] *[.D446]) *[.$K$7]" office:value-type="float" office:value="180" calcext:value-type="float">
            <text:p>180</text:p>
          </table:table-cell>
          <table:table-cell table:formula="of:=IF(WEEKDAY([.A446];2) = 7; ([.E445]*15); 0) + IF([.H445]&gt;= 2400; IF(NOT(MONTH([.A446]) = MONTH([.A447]));2400; 0);0)" office:value-type="float" office:value="0" calcext:value-type="float">
            <text:p>0</text:p>
          </table:table-cell>
          <table:table-cell table:formula="of:=[.H445] -[.G446] +[.F446]" office:value-type="float" office:value="15565" calcext:value-type="float">
            <text:p>1556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21" calcext:value-type="date">
            <text:p>21.03.2024</text:p>
          </table:table-cell>
          <table:table-cell table:formula="of:=[.A447]" office:value-type="date" office:date-value="2024-03-21" calcext:value-type="date">
            <text:p>03-21</text:p>
          </table:table-cell>
          <table:table-cell table:style-name="ce1" table:formula="of:=IF([.B447] &lt; DATE(YEAR([.A447]);3;21); &quot;ZIMA&quot;; IF([.B447] &lt; DATE(YEAR([.A447]);6;21);&quot;WIOSNA&quot; ; IF([.B447] &lt; DATE(YEAR([.A447]);9;23); &quot;LATO&quot;; IF([.B447] &lt; DATE(YEAR([.A447]);12;21);&quot;JESIEŃ&quot;; &quot;ZIMA&quot;))))" office:value-type="string" office:string-value="WIOSNA" calcext:value-type="string">
            <text:p>WIOSNA</text:p>
          </table:table-cell>
          <table:table-cell table:formula="of:=IF([.C447] = &quot;ZIMA&quot;; 0.2; IF([.C447] = &quot;WIOSNA&quot;; 0.5; IF([.C447] = &quot;LATO&quot;; 0.9; 0.4)))" office:value-type="float" office:value="0.5" calcext:value-type="float">
            <text:p>0,5</text:p>
          </table:table-cell>
          <table:table-cell table:style-name="ce22" table:formula="of:=IF([.H446]&gt; 2400 ;IF(NOT(MONTH([.A447]) = MONTH([.A446]));[.E446]+3; [.E446]); [.E446])" office:value-type="float" office:value="34" calcext:value-type="float">
            <text:p>34</text:p>
          </table:table-cell>
          <table:table-cell table:formula="of:=IF(WEEKDAY([.A447];2)&lt; 6; 1; 0) * FLOOR([.E447] *[.D447]) *[.$K$7]" office:value-type="float" office:value="510" calcext:value-type="float">
            <text:p>510</text:p>
          </table:table-cell>
          <table:table-cell table:formula="of:=IF(WEEKDAY([.A447];2) = 7; ([.E446]*15); 0) + IF([.H446]&gt;= 2400; IF(NOT(MONTH([.A447]) = MONTH([.A448]));2400; 0);0)" office:value-type="float" office:value="0" calcext:value-type="float">
            <text:p>0</text:p>
          </table:table-cell>
          <table:table-cell table:formula="of:=[.H446] -[.G447] +[.F447]" office:value-type="float" office:value="16075" calcext:value-type="float">
            <text:p>160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22" calcext:value-type="date">
            <text:p>22.03.2024</text:p>
          </table:table-cell>
          <table:table-cell table:formula="of:=[.A448]" office:value-type="date" office:date-value="2024-03-22" calcext:value-type="date">
            <text:p>03-22</text:p>
          </table:table-cell>
          <table:table-cell table:style-name="ce1" table:formula="of:=IF([.B448] &lt; DATE(YEAR([.A448]);3;21); &quot;ZIMA&quot;; IF([.B448] &lt; DATE(YEAR([.A448]);6;21);&quot;WIOSNA&quot; ; IF([.B448] &lt; DATE(YEAR([.A448]);9;23); &quot;LATO&quot;; IF([.B448] &lt; DATE(YEAR([.A448]);12;21);&quot;JESIEŃ&quot;; &quot;ZIMA&quot;))))" office:value-type="string" office:string-value="WIOSNA" calcext:value-type="string">
            <text:p>WIOSNA</text:p>
          </table:table-cell>
          <table:table-cell table:formula="of:=IF([.C448] = &quot;ZIMA&quot;; 0.2; IF([.C448] = &quot;WIOSNA&quot;; 0.5; IF([.C448] = &quot;LATO&quot;; 0.9; 0.4)))" office:value-type="float" office:value="0.5" calcext:value-type="float">
            <text:p>0,5</text:p>
          </table:table-cell>
          <table:table-cell table:style-name="ce22" table:formula="of:=IF([.H447]&gt; 2400 ;IF(NOT(MONTH([.A448]) = MONTH([.A447]));[.E447]+3; [.E447]); [.E447])" office:value-type="float" office:value="34" calcext:value-type="float">
            <text:p>34</text:p>
          </table:table-cell>
          <table:table-cell table:formula="of:=IF(WEEKDAY([.A448];2)&lt; 6; 1; 0) * FLOOR([.E448] *[.D448]) *[.$K$7]" office:value-type="float" office:value="510" calcext:value-type="float">
            <text:p>510</text:p>
          </table:table-cell>
          <table:table-cell table:formula="of:=IF(WEEKDAY([.A448];2) = 7; ([.E447]*15); 0) + IF([.H447]&gt;= 2400; IF(NOT(MONTH([.A448]) = MONTH([.A449]));2400; 0);0)" office:value-type="float" office:value="0" calcext:value-type="float">
            <text:p>0</text:p>
          </table:table-cell>
          <table:table-cell table:formula="of:=[.H447] -[.G448] +[.F448]" office:value-type="float" office:value="16585" calcext:value-type="float">
            <text:p>1658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23" calcext:value-type="date">
            <text:p>23.03.2024</text:p>
          </table:table-cell>
          <table:table-cell table:formula="of:=[.A449]" office:value-type="date" office:date-value="2024-03-23" calcext:value-type="date">
            <text:p>03-23</text:p>
          </table:table-cell>
          <table:table-cell table:style-name="ce1" table:formula="of:=IF([.B449] &lt; DATE(YEAR([.A449]);3;21); &quot;ZIMA&quot;; IF([.B449] &lt; DATE(YEAR([.A449]);6;21);&quot;WIOSNA&quot; ; IF([.B449] &lt; DATE(YEAR([.A449]);9;23); &quot;LATO&quot;; IF([.B449] &lt; DATE(YEAR([.A449]);12;21);&quot;JESIEŃ&quot;; &quot;ZIMA&quot;))))" office:value-type="string" office:string-value="WIOSNA" calcext:value-type="string">
            <text:p>WIOSNA</text:p>
          </table:table-cell>
          <table:table-cell table:formula="of:=IF([.C449] = &quot;ZIMA&quot;; 0.2; IF([.C449] = &quot;WIOSNA&quot;; 0.5; IF([.C449] = &quot;LATO&quot;; 0.9; 0.4)))" office:value-type="float" office:value="0.5" calcext:value-type="float">
            <text:p>0,5</text:p>
          </table:table-cell>
          <table:table-cell table:style-name="ce22" table:formula="of:=IF([.H448]&gt; 2400 ;IF(NOT(MONTH([.A449]) = MONTH([.A448]));[.E448]+3; [.E448]); [.E448])" office:value-type="float" office:value="34" calcext:value-type="float">
            <text:p>34</text:p>
          </table:table-cell>
          <table:table-cell table:formula="of:=IF(WEEKDAY([.A449];2)&lt; 6; 1; 0) * FLOOR([.E449] *[.D449]) *[.$K$7]" office:value-type="float" office:value="0" calcext:value-type="float">
            <text:p>0</text:p>
          </table:table-cell>
          <table:table-cell table:formula="of:=IF(WEEKDAY([.A449];2) = 7; ([.E448]*15); 0) + IF([.H448]&gt;= 2400; IF(NOT(MONTH([.A449]) = MONTH([.A450]));2400; 0);0)" office:value-type="float" office:value="0" calcext:value-type="float">
            <text:p>0</text:p>
          </table:table-cell>
          <table:table-cell table:formula="of:=[.H448] -[.G449] +[.F449]" office:value-type="float" office:value="16585" calcext:value-type="float">
            <text:p>1658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24" calcext:value-type="date">
            <text:p>24.03.2024</text:p>
          </table:table-cell>
          <table:table-cell table:formula="of:=[.A450]" office:value-type="date" office:date-value="2024-03-24" calcext:value-type="date">
            <text:p>03-24</text:p>
          </table:table-cell>
          <table:table-cell table:style-name="ce1" table:formula="of:=IF([.B450] &lt; DATE(YEAR([.A450]);3;21); &quot;ZIMA&quot;; IF([.B450] &lt; DATE(YEAR([.A450]);6;21);&quot;WIOSNA&quot; ; IF([.B450] &lt; DATE(YEAR([.A450]);9;23); &quot;LATO&quot;; IF([.B450] &lt; DATE(YEAR([.A450]);12;21);&quot;JESIEŃ&quot;; &quot;ZIMA&quot;))))" office:value-type="string" office:string-value="WIOSNA" calcext:value-type="string">
            <text:p>WIOSNA</text:p>
          </table:table-cell>
          <table:table-cell table:formula="of:=IF([.C450] = &quot;ZIMA&quot;; 0.2; IF([.C450] = &quot;WIOSNA&quot;; 0.5; IF([.C450] = &quot;LATO&quot;; 0.9; 0.4)))" office:value-type="float" office:value="0.5" calcext:value-type="float">
            <text:p>0,5</text:p>
          </table:table-cell>
          <table:table-cell table:style-name="ce22" table:formula="of:=IF([.H449]&gt; 2400 ;IF(NOT(MONTH([.A450]) = MONTH([.A449]));[.E449]+3; [.E449]); [.E449])" office:value-type="float" office:value="34" calcext:value-type="float">
            <text:p>34</text:p>
          </table:table-cell>
          <table:table-cell table:formula="of:=IF(WEEKDAY([.A450];2)&lt; 6; 1; 0) * FLOOR([.E450] *[.D450]) *[.$K$7]" office:value-type="float" office:value="0" calcext:value-type="float">
            <text:p>0</text:p>
          </table:table-cell>
          <table:table-cell table:formula="of:=IF(WEEKDAY([.A450];2) = 7; ([.E449]*15); 0) + IF([.H449]&gt;= 2400; IF(NOT(MONTH([.A450]) = MONTH([.A451]));2400; 0);0)" office:value-type="float" office:value="510" calcext:value-type="float">
            <text:p>510</text:p>
          </table:table-cell>
          <table:table-cell table:formula="of:=[.H449] -[.G450] +[.F450]" office:value-type="float" office:value="16075" calcext:value-type="float">
            <text:p>160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25" calcext:value-type="date">
            <text:p>25.03.2024</text:p>
          </table:table-cell>
          <table:table-cell table:formula="of:=[.A451]" office:value-type="date" office:date-value="2024-03-25" calcext:value-type="date">
            <text:p>03-25</text:p>
          </table:table-cell>
          <table:table-cell table:style-name="ce1" table:formula="of:=IF([.B451] &lt; DATE(YEAR([.A451]);3;21); &quot;ZIMA&quot;; IF([.B451] &lt; DATE(YEAR([.A451]);6;21);&quot;WIOSNA&quot; ; IF([.B451] &lt; DATE(YEAR([.A451]);9;23); &quot;LATO&quot;; IF([.B451] &lt; DATE(YEAR([.A451]);12;21);&quot;JESIEŃ&quot;; &quot;ZIMA&quot;))))" office:value-type="string" office:string-value="WIOSNA" calcext:value-type="string">
            <text:p>WIOSNA</text:p>
          </table:table-cell>
          <table:table-cell table:formula="of:=IF([.C451] = &quot;ZIMA&quot;; 0.2; IF([.C451] = &quot;WIOSNA&quot;; 0.5; IF([.C451] = &quot;LATO&quot;; 0.9; 0.4)))" office:value-type="float" office:value="0.5" calcext:value-type="float">
            <text:p>0,5</text:p>
          </table:table-cell>
          <table:table-cell table:style-name="ce22" table:formula="of:=IF([.H450]&gt; 2400 ;IF(NOT(MONTH([.A451]) = MONTH([.A450]));[.E450]+3; [.E450]); [.E450])" office:value-type="float" office:value="34" calcext:value-type="float">
            <text:p>34</text:p>
          </table:table-cell>
          <table:table-cell table:formula="of:=IF(WEEKDAY([.A451];2)&lt; 6; 1; 0) * FLOOR([.E451] *[.D451]) *[.$K$7]" office:value-type="float" office:value="510" calcext:value-type="float">
            <text:p>510</text:p>
          </table:table-cell>
          <table:table-cell table:formula="of:=IF(WEEKDAY([.A451];2) = 7; ([.E450]*15); 0) + IF([.H450]&gt;= 2400; IF(NOT(MONTH([.A451]) = MONTH([.A452]));2400; 0);0)" office:value-type="float" office:value="0" calcext:value-type="float">
            <text:p>0</text:p>
          </table:table-cell>
          <table:table-cell table:formula="of:=[.H450] -[.G451] +[.F451]" office:value-type="float" office:value="16585" calcext:value-type="float">
            <text:p>1658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26" calcext:value-type="date">
            <text:p>26.03.2024</text:p>
          </table:table-cell>
          <table:table-cell table:formula="of:=[.A452]" office:value-type="date" office:date-value="2024-03-26" calcext:value-type="date">
            <text:p>03-26</text:p>
          </table:table-cell>
          <table:table-cell table:style-name="ce1" table:formula="of:=IF([.B452] &lt; DATE(YEAR([.A452]);3;21); &quot;ZIMA&quot;; IF([.B452] &lt; DATE(YEAR([.A452]);6;21);&quot;WIOSNA&quot; ; IF([.B452] &lt; DATE(YEAR([.A452]);9;23); &quot;LATO&quot;; IF([.B452] &lt; DATE(YEAR([.A452]);12;21);&quot;JESIEŃ&quot;; &quot;ZIMA&quot;))))" office:value-type="string" office:string-value="WIOSNA" calcext:value-type="string">
            <text:p>WIOSNA</text:p>
          </table:table-cell>
          <table:table-cell table:formula="of:=IF([.C452] = &quot;ZIMA&quot;; 0.2; IF([.C452] = &quot;WIOSNA&quot;; 0.5; IF([.C452] = &quot;LATO&quot;; 0.9; 0.4)))" office:value-type="float" office:value="0.5" calcext:value-type="float">
            <text:p>0,5</text:p>
          </table:table-cell>
          <table:table-cell table:style-name="ce22" table:formula="of:=IF([.H451]&gt; 2400 ;IF(NOT(MONTH([.A452]) = MONTH([.A451]));[.E451]+3; [.E451]); [.E451])" office:value-type="float" office:value="34" calcext:value-type="float">
            <text:p>34</text:p>
          </table:table-cell>
          <table:table-cell table:formula="of:=IF(WEEKDAY([.A452];2)&lt; 6; 1; 0) * FLOOR([.E452] *[.D452]) *[.$K$7]" office:value-type="float" office:value="510" calcext:value-type="float">
            <text:p>510</text:p>
          </table:table-cell>
          <table:table-cell table:formula="of:=IF(WEEKDAY([.A452];2) = 7; ([.E451]*15); 0) + IF([.H451]&gt;= 2400; IF(NOT(MONTH([.A452]) = MONTH([.A453]));2400; 0);0)" office:value-type="float" office:value="0" calcext:value-type="float">
            <text:p>0</text:p>
          </table:table-cell>
          <table:table-cell table:formula="of:=[.H451] -[.G452] +[.F452]" office:value-type="float" office:value="17095" calcext:value-type="float">
            <text:p>1709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27" calcext:value-type="date">
            <text:p>27.03.2024</text:p>
          </table:table-cell>
          <table:table-cell table:formula="of:=[.A453]" office:value-type="date" office:date-value="2024-03-27" calcext:value-type="date">
            <text:p>03-27</text:p>
          </table:table-cell>
          <table:table-cell table:style-name="ce1" table:formula="of:=IF([.B453] &lt; DATE(YEAR([.A453]);3;21); &quot;ZIMA&quot;; IF([.B453] &lt; DATE(YEAR([.A453]);6;21);&quot;WIOSNA&quot; ; IF([.B453] &lt; DATE(YEAR([.A453]);9;23); &quot;LATO&quot;; IF([.B453] &lt; DATE(YEAR([.A453]);12;21);&quot;JESIEŃ&quot;; &quot;ZIMA&quot;))))" office:value-type="string" office:string-value="WIOSNA" calcext:value-type="string">
            <text:p>WIOSNA</text:p>
          </table:table-cell>
          <table:table-cell table:formula="of:=IF([.C453] = &quot;ZIMA&quot;; 0.2; IF([.C453] = &quot;WIOSNA&quot;; 0.5; IF([.C453] = &quot;LATO&quot;; 0.9; 0.4)))" office:value-type="float" office:value="0.5" calcext:value-type="float">
            <text:p>0,5</text:p>
          </table:table-cell>
          <table:table-cell table:style-name="ce22" table:formula="of:=IF([.H452]&gt; 2400 ;IF(NOT(MONTH([.A453]) = MONTH([.A452]));[.E452]+3; [.E452]); [.E452])" office:value-type="float" office:value="34" calcext:value-type="float">
            <text:p>34</text:p>
          </table:table-cell>
          <table:table-cell table:formula="of:=IF(WEEKDAY([.A453];2)&lt; 6; 1; 0) * FLOOR([.E453] *[.D453]) *[.$K$7]" office:value-type="float" office:value="510" calcext:value-type="float">
            <text:p>510</text:p>
          </table:table-cell>
          <table:table-cell table:formula="of:=IF(WEEKDAY([.A453];2) = 7; ([.E452]*15); 0) + IF([.H452]&gt;= 2400; IF(NOT(MONTH([.A453]) = MONTH([.A454]));2400; 0);0)" office:value-type="float" office:value="0" calcext:value-type="float">
            <text:p>0</text:p>
          </table:table-cell>
          <table:table-cell table:formula="of:=[.H452] -[.G453] +[.F453]" office:value-type="float" office:value="17605" calcext:value-type="float">
            <text:p>1760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28" calcext:value-type="date">
            <text:p>28.03.2024</text:p>
          </table:table-cell>
          <table:table-cell table:formula="of:=[.A454]" office:value-type="date" office:date-value="2024-03-28" calcext:value-type="date">
            <text:p>03-28</text:p>
          </table:table-cell>
          <table:table-cell table:style-name="ce1" table:formula="of:=IF([.B454] &lt; DATE(YEAR([.A454]);3;21); &quot;ZIMA&quot;; IF([.B454] &lt; DATE(YEAR([.A454]);6;21);&quot;WIOSNA&quot; ; IF([.B454] &lt; DATE(YEAR([.A454]);9;23); &quot;LATO&quot;; IF([.B454] &lt; DATE(YEAR([.A454]);12;21);&quot;JESIEŃ&quot;; &quot;ZIMA&quot;))))" office:value-type="string" office:string-value="WIOSNA" calcext:value-type="string">
            <text:p>WIOSNA</text:p>
          </table:table-cell>
          <table:table-cell table:formula="of:=IF([.C454] = &quot;ZIMA&quot;; 0.2; IF([.C454] = &quot;WIOSNA&quot;; 0.5; IF([.C454] = &quot;LATO&quot;; 0.9; 0.4)))" office:value-type="float" office:value="0.5" calcext:value-type="float">
            <text:p>0,5</text:p>
          </table:table-cell>
          <table:table-cell table:style-name="ce22" table:formula="of:=IF([.H453]&gt; 2400 ;IF(NOT(MONTH([.A454]) = MONTH([.A453]));[.E453]+3; [.E453]); [.E453])" office:value-type="float" office:value="34" calcext:value-type="float">
            <text:p>34</text:p>
          </table:table-cell>
          <table:table-cell table:formula="of:=IF(WEEKDAY([.A454];2)&lt; 6; 1; 0) * FLOOR([.E454] *[.D454]) *[.$K$7]" office:value-type="float" office:value="510" calcext:value-type="float">
            <text:p>510</text:p>
          </table:table-cell>
          <table:table-cell table:formula="of:=IF(WEEKDAY([.A454];2) = 7; ([.E453]*15); 0) + IF([.H453]&gt;= 2400; IF(NOT(MONTH([.A454]) = MONTH([.A455]));2400; 0);0)" office:value-type="float" office:value="0" calcext:value-type="float">
            <text:p>0</text:p>
          </table:table-cell>
          <table:table-cell table:formula="of:=[.H453] -[.G454] +[.F454]" office:value-type="float" office:value="18115" calcext:value-type="float">
            <text:p>1811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29" calcext:value-type="date">
            <text:p>29.03.2024</text:p>
          </table:table-cell>
          <table:table-cell table:formula="of:=[.A455]" office:value-type="date" office:date-value="2024-03-29" calcext:value-type="date">
            <text:p>03-29</text:p>
          </table:table-cell>
          <table:table-cell table:style-name="ce1" table:formula="of:=IF([.B455] &lt; DATE(YEAR([.A455]);3;21); &quot;ZIMA&quot;; IF([.B455] &lt; DATE(YEAR([.A455]);6;21);&quot;WIOSNA&quot; ; IF([.B455] &lt; DATE(YEAR([.A455]);9;23); &quot;LATO&quot;; IF([.B455] &lt; DATE(YEAR([.A455]);12;21);&quot;JESIEŃ&quot;; &quot;ZIMA&quot;))))" office:value-type="string" office:string-value="WIOSNA" calcext:value-type="string">
            <text:p>WIOSNA</text:p>
          </table:table-cell>
          <table:table-cell table:formula="of:=IF([.C455] = &quot;ZIMA&quot;; 0.2; IF([.C455] = &quot;WIOSNA&quot;; 0.5; IF([.C455] = &quot;LATO&quot;; 0.9; 0.4)))" office:value-type="float" office:value="0.5" calcext:value-type="float">
            <text:p>0,5</text:p>
          </table:table-cell>
          <table:table-cell table:style-name="ce22" table:formula="of:=IF([.H454]&gt; 2400 ;IF(NOT(MONTH([.A455]) = MONTH([.A454]));[.E454]+3; [.E454]); [.E454])" office:value-type="float" office:value="34" calcext:value-type="float">
            <text:p>34</text:p>
          </table:table-cell>
          <table:table-cell table:formula="of:=IF(WEEKDAY([.A455];2)&lt; 6; 1; 0) * FLOOR([.E455] *[.D455]) *[.$K$7]" office:value-type="float" office:value="510" calcext:value-type="float">
            <text:p>510</text:p>
          </table:table-cell>
          <table:table-cell table:formula="of:=IF(WEEKDAY([.A455];2) = 7; ([.E454]*15); 0) + IF([.H454]&gt;= 2400; IF(NOT(MONTH([.A455]) = MONTH([.A456]));2400; 0);0)" office:value-type="float" office:value="0" calcext:value-type="float">
            <text:p>0</text:p>
          </table:table-cell>
          <table:table-cell table:formula="of:=[.H454] -[.G455] +[.F455]" office:value-type="float" office:value="18625" calcext:value-type="float">
            <text:p>186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30" calcext:value-type="date">
            <text:p>30.03.2024</text:p>
          </table:table-cell>
          <table:table-cell table:formula="of:=[.A456]" office:value-type="date" office:date-value="2024-03-30" calcext:value-type="date">
            <text:p>03-30</text:p>
          </table:table-cell>
          <table:table-cell table:style-name="ce1" table:formula="of:=IF([.B456] &lt; DATE(YEAR([.A456]);3;21); &quot;ZIMA&quot;; IF([.B456] &lt; DATE(YEAR([.A456]);6;21);&quot;WIOSNA&quot; ; IF([.B456] &lt; DATE(YEAR([.A456]);9;23); &quot;LATO&quot;; IF([.B456] &lt; DATE(YEAR([.A456]);12;21);&quot;JESIEŃ&quot;; &quot;ZIMA&quot;))))" office:value-type="string" office:string-value="WIOSNA" calcext:value-type="string">
            <text:p>WIOSNA</text:p>
          </table:table-cell>
          <table:table-cell table:formula="of:=IF([.C456] = &quot;ZIMA&quot;; 0.2; IF([.C456] = &quot;WIOSNA&quot;; 0.5; IF([.C456] = &quot;LATO&quot;; 0.9; 0.4)))" office:value-type="float" office:value="0.5" calcext:value-type="float">
            <text:p>0,5</text:p>
          </table:table-cell>
          <table:table-cell table:style-name="ce22" table:formula="of:=IF([.H455]&gt; 2400 ;IF(NOT(MONTH([.A456]) = MONTH([.A455]));[.E455]+3; [.E455]); [.E455])" office:value-type="float" office:value="34" calcext:value-type="float">
            <text:p>34</text:p>
          </table:table-cell>
          <table:table-cell table:formula="of:=IF(WEEKDAY([.A456];2)&lt; 6; 1; 0) * FLOOR([.E456] *[.D456]) *[.$K$7]" office:value-type="float" office:value="0" calcext:value-type="float">
            <text:p>0</text:p>
          </table:table-cell>
          <table:table-cell table:formula="of:=IF(WEEKDAY([.A456];2) = 7; ([.E455]*15); 0) + IF([.H455]&gt;= 2400; IF(NOT(MONTH([.A456]) = MONTH([.A457]));2400; 0);0)" office:value-type="float" office:value="0" calcext:value-type="float">
            <text:p>0</text:p>
          </table:table-cell>
          <table:table-cell table:formula="of:=[.H455] -[.G456] +[.F456]" office:value-type="float" office:value="18625" calcext:value-type="float">
            <text:p>186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31" calcext:value-type="date">
            <text:p>31.03.2024</text:p>
          </table:table-cell>
          <table:table-cell table:formula="of:=[.A457]" office:value-type="date" office:date-value="2024-03-31" calcext:value-type="date">
            <text:p>03-31</text:p>
          </table:table-cell>
          <table:table-cell table:style-name="ce1" table:formula="of:=IF([.B457] &lt; DATE(YEAR([.A457]);3;21); &quot;ZIMA&quot;; IF([.B457] &lt; DATE(YEAR([.A457]);6;21);&quot;WIOSNA&quot; ; IF([.B457] &lt; DATE(YEAR([.A457]);9;23); &quot;LATO&quot;; IF([.B457] &lt; DATE(YEAR([.A457]);12;21);&quot;JESIEŃ&quot;; &quot;ZIMA&quot;))))" office:value-type="string" office:string-value="WIOSNA" calcext:value-type="string">
            <text:p>WIOSNA</text:p>
          </table:table-cell>
          <table:table-cell table:formula="of:=IF([.C457] = &quot;ZIMA&quot;; 0.2; IF([.C457] = &quot;WIOSNA&quot;; 0.5; IF([.C457] = &quot;LATO&quot;; 0.9; 0.4)))" office:value-type="float" office:value="0.5" calcext:value-type="float">
            <text:p>0,5</text:p>
          </table:table-cell>
          <table:table-cell table:style-name="ce22" table:formula="of:=IF([.H456]&gt; 2400 ;IF(NOT(MONTH([.A457]) = MONTH([.A456]));[.E456]+3; [.E456]); [.E456])" office:value-type="float" office:value="34" calcext:value-type="float">
            <text:p>34</text:p>
          </table:table-cell>
          <table:table-cell table:formula="of:=IF(WEEKDAY([.A457];2)&lt; 6; 1; 0) * FLOOR([.E457] *[.D457]) *[.$K$7]" office:value-type="float" office:value="0" calcext:value-type="float">
            <text:p>0</text:p>
          </table:table-cell>
          <table:table-cell table:formula="of:=IF(WEEKDAY([.A457];2) = 7; ([.E456]*15); 0) + IF([.H456]&gt;= 2400; IF(NOT(MONTH([.A457]) = MONTH([.A458]));2400; 0);0)" office:value-type="float" office:value="2910" calcext:value-type="float">
            <text:p>2910</text:p>
          </table:table-cell>
          <table:table-cell table:formula="of:=[.H456] -[.G457] +[.F457]" office:value-type="float" office:value="15715" calcext:value-type="float">
            <text:p>1571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01" calcext:value-type="date">
            <text:p>1.04.2024</text:p>
          </table:table-cell>
          <table:table-cell table:formula="of:=[.A458]" office:value-type="date" office:date-value="2024-04-01" calcext:value-type="date">
            <text:p>04-01</text:p>
          </table:table-cell>
          <table:table-cell table:style-name="ce1" table:formula="of:=IF([.B458] &lt; DATE(YEAR([.A458]);3;21); &quot;ZIMA&quot;; IF([.B458] &lt; DATE(YEAR([.A458]);6;21);&quot;WIOSNA&quot; ; IF([.B458] &lt; DATE(YEAR([.A458]);9;23); &quot;LATO&quot;; IF([.B458] &lt; DATE(YEAR([.A458]);12;21);&quot;JESIEŃ&quot;; &quot;ZIMA&quot;))))" office:value-type="string" office:string-value="WIOSNA" calcext:value-type="string">
            <text:p>WIOSNA</text:p>
          </table:table-cell>
          <table:table-cell table:formula="of:=IF([.C458] = &quot;ZIMA&quot;; 0.2; IF([.C458] = &quot;WIOSNA&quot;; 0.5; IF([.C458] = &quot;LATO&quot;; 0.9; 0.4)))" office:value-type="float" office:value="0.5" calcext:value-type="float">
            <text:p>0,5</text:p>
          </table:table-cell>
          <table:table-cell table:style-name="ce22" table:formula="of:=IF([.H457]&gt; 2400 ;IF(NOT(MONTH([.A458]) = MONTH([.A457]));[.E457]+3; [.E457]); [.E457])" office:value-type="float" office:value="37" calcext:value-type="float">
            <text:p>37</text:p>
          </table:table-cell>
          <table:table-cell table:formula="of:=IF(WEEKDAY([.A458];2)&lt; 6; 1; 0) * FLOOR([.E458] *[.D458]) *[.$K$7]" office:value-type="float" office:value="540" calcext:value-type="float">
            <text:p>540</text:p>
          </table:table-cell>
          <table:table-cell table:formula="of:=IF(WEEKDAY([.A458];2) = 7; ([.E457]*15); 0) + IF([.H457]&gt;= 2400; IF(NOT(MONTH([.A458]) = MONTH([.A459]));2400; 0);0)" office:value-type="float" office:value="0" calcext:value-type="float">
            <text:p>0</text:p>
          </table:table-cell>
          <table:table-cell table:formula="of:=[.H457] -[.G458] +[.F458]" office:value-type="float" office:value="16255" calcext:value-type="float">
            <text:p>1625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02" calcext:value-type="date">
            <text:p>2.04.2024</text:p>
          </table:table-cell>
          <table:table-cell table:formula="of:=[.A459]" office:value-type="date" office:date-value="2024-04-02" calcext:value-type="date">
            <text:p>04-02</text:p>
          </table:table-cell>
          <table:table-cell table:style-name="ce1" table:formula="of:=IF([.B459] &lt; DATE(YEAR([.A459]);3;21); &quot;ZIMA&quot;; IF([.B459] &lt; DATE(YEAR([.A459]);6;21);&quot;WIOSNA&quot; ; IF([.B459] &lt; DATE(YEAR([.A459]);9;23); &quot;LATO&quot;; IF([.B459] &lt; DATE(YEAR([.A459]);12;21);&quot;JESIEŃ&quot;; &quot;ZIMA&quot;))))" office:value-type="string" office:string-value="WIOSNA" calcext:value-type="string">
            <text:p>WIOSNA</text:p>
          </table:table-cell>
          <table:table-cell table:formula="of:=IF([.C459] = &quot;ZIMA&quot;; 0.2; IF([.C459] = &quot;WIOSNA&quot;; 0.5; IF([.C459] = &quot;LATO&quot;; 0.9; 0.4)))" office:value-type="float" office:value="0.5" calcext:value-type="float">
            <text:p>0,5</text:p>
          </table:table-cell>
          <table:table-cell table:style-name="ce22" table:formula="of:=IF([.H458]&gt; 2400 ;IF(NOT(MONTH([.A459]) = MONTH([.A458]));[.E458]+3; [.E458]); [.E458])" office:value-type="float" office:value="37" calcext:value-type="float">
            <text:p>37</text:p>
          </table:table-cell>
          <table:table-cell table:formula="of:=IF(WEEKDAY([.A459];2)&lt; 6; 1; 0) * FLOOR([.E459] *[.D459]) *[.$K$7]" office:value-type="float" office:value="540" calcext:value-type="float">
            <text:p>540</text:p>
          </table:table-cell>
          <table:table-cell table:formula="of:=IF(WEEKDAY([.A459];2) = 7; ([.E458]*15); 0) + IF([.H458]&gt;= 2400; IF(NOT(MONTH([.A459]) = MONTH([.A460]));2400; 0);0)" office:value-type="float" office:value="0" calcext:value-type="float">
            <text:p>0</text:p>
          </table:table-cell>
          <table:table-cell table:formula="of:=[.H458] -[.G459] +[.F459]" office:value-type="float" office:value="16795" calcext:value-type="float">
            <text:p>1679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03" calcext:value-type="date">
            <text:p>3.04.2024</text:p>
          </table:table-cell>
          <table:table-cell table:formula="of:=[.A460]" office:value-type="date" office:date-value="2024-04-03" calcext:value-type="date">
            <text:p>04-03</text:p>
          </table:table-cell>
          <table:table-cell table:style-name="ce1" table:formula="of:=IF([.B460] &lt; DATE(YEAR([.A460]);3;21); &quot;ZIMA&quot;; IF([.B460] &lt; DATE(YEAR([.A460]);6;21);&quot;WIOSNA&quot; ; IF([.B460] &lt; DATE(YEAR([.A460]);9;23); &quot;LATO&quot;; IF([.B460] &lt; DATE(YEAR([.A460]);12;21);&quot;JESIEŃ&quot;; &quot;ZIMA&quot;))))" office:value-type="string" office:string-value="WIOSNA" calcext:value-type="string">
            <text:p>WIOSNA</text:p>
          </table:table-cell>
          <table:table-cell table:formula="of:=IF([.C460] = &quot;ZIMA&quot;; 0.2; IF([.C460] = &quot;WIOSNA&quot;; 0.5; IF([.C460] = &quot;LATO&quot;; 0.9; 0.4)))" office:value-type="float" office:value="0.5" calcext:value-type="float">
            <text:p>0,5</text:p>
          </table:table-cell>
          <table:table-cell table:style-name="ce22" table:formula="of:=IF([.H459]&gt; 2400 ;IF(NOT(MONTH([.A460]) = MONTH([.A459]));[.E459]+3; [.E459]); [.E459])" office:value-type="float" office:value="37" calcext:value-type="float">
            <text:p>37</text:p>
          </table:table-cell>
          <table:table-cell table:formula="of:=IF(WEEKDAY([.A460];2)&lt; 6; 1; 0) * FLOOR([.E460] *[.D460]) *[.$K$7]" office:value-type="float" office:value="540" calcext:value-type="float">
            <text:p>540</text:p>
          </table:table-cell>
          <table:table-cell table:formula="of:=IF(WEEKDAY([.A460];2) = 7; ([.E459]*15); 0) + IF([.H459]&gt;= 2400; IF(NOT(MONTH([.A460]) = MONTH([.A461]));2400; 0);0)" office:value-type="float" office:value="0" calcext:value-type="float">
            <text:p>0</text:p>
          </table:table-cell>
          <table:table-cell table:formula="of:=[.H459] -[.G460] +[.F460]" office:value-type="float" office:value="17335" calcext:value-type="float">
            <text:p>1733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04" calcext:value-type="date">
            <text:p>4.04.2024</text:p>
          </table:table-cell>
          <table:table-cell table:formula="of:=[.A461]" office:value-type="date" office:date-value="2024-04-04" calcext:value-type="date">
            <text:p>04-04</text:p>
          </table:table-cell>
          <table:table-cell table:style-name="ce1" table:formula="of:=IF([.B461] &lt; DATE(YEAR([.A461]);3;21); &quot;ZIMA&quot;; IF([.B461] &lt; DATE(YEAR([.A461]);6;21);&quot;WIOSNA&quot; ; IF([.B461] &lt; DATE(YEAR([.A461]);9;23); &quot;LATO&quot;; IF([.B461] &lt; DATE(YEAR([.A461]);12;21);&quot;JESIEŃ&quot;; &quot;ZIMA&quot;))))" office:value-type="string" office:string-value="WIOSNA" calcext:value-type="string">
            <text:p>WIOSNA</text:p>
          </table:table-cell>
          <table:table-cell table:formula="of:=IF([.C461] = &quot;ZIMA&quot;; 0.2; IF([.C461] = &quot;WIOSNA&quot;; 0.5; IF([.C461] = &quot;LATO&quot;; 0.9; 0.4)))" office:value-type="float" office:value="0.5" calcext:value-type="float">
            <text:p>0,5</text:p>
          </table:table-cell>
          <table:table-cell table:style-name="ce22" table:formula="of:=IF([.H460]&gt; 2400 ;IF(NOT(MONTH([.A461]) = MONTH([.A460]));[.E460]+3; [.E460]); [.E460])" office:value-type="float" office:value="37" calcext:value-type="float">
            <text:p>37</text:p>
          </table:table-cell>
          <table:table-cell table:formula="of:=IF(WEEKDAY([.A461];2)&lt; 6; 1; 0) * FLOOR([.E461] *[.D461]) *[.$K$7]" office:value-type="float" office:value="540" calcext:value-type="float">
            <text:p>540</text:p>
          </table:table-cell>
          <table:table-cell table:formula="of:=IF(WEEKDAY([.A461];2) = 7; ([.E460]*15); 0) + IF([.H460]&gt;= 2400; IF(NOT(MONTH([.A461]) = MONTH([.A462]));2400; 0);0)" office:value-type="float" office:value="0" calcext:value-type="float">
            <text:p>0</text:p>
          </table:table-cell>
          <table:table-cell table:formula="of:=[.H460] -[.G461] +[.F461]" office:value-type="float" office:value="17875" calcext:value-type="float">
            <text:p>178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05" calcext:value-type="date">
            <text:p>5.04.2024</text:p>
          </table:table-cell>
          <table:table-cell table:formula="of:=[.A462]" office:value-type="date" office:date-value="2024-04-05" calcext:value-type="date">
            <text:p>04-05</text:p>
          </table:table-cell>
          <table:table-cell table:style-name="ce1" table:formula="of:=IF([.B462] &lt; DATE(YEAR([.A462]);3;21); &quot;ZIMA&quot;; IF([.B462] &lt; DATE(YEAR([.A462]);6;21);&quot;WIOSNA&quot; ; IF([.B462] &lt; DATE(YEAR([.A462]);9;23); &quot;LATO&quot;; IF([.B462] &lt; DATE(YEAR([.A462]);12;21);&quot;JESIEŃ&quot;; &quot;ZIMA&quot;))))" office:value-type="string" office:string-value="WIOSNA" calcext:value-type="string">
            <text:p>WIOSNA</text:p>
          </table:table-cell>
          <table:table-cell table:formula="of:=IF([.C462] = &quot;ZIMA&quot;; 0.2; IF([.C462] = &quot;WIOSNA&quot;; 0.5; IF([.C462] = &quot;LATO&quot;; 0.9; 0.4)))" office:value-type="float" office:value="0.5" calcext:value-type="float">
            <text:p>0,5</text:p>
          </table:table-cell>
          <table:table-cell table:style-name="ce22" table:formula="of:=IF([.H461]&gt; 2400 ;IF(NOT(MONTH([.A462]) = MONTH([.A461]));[.E461]+3; [.E461]); [.E461])" office:value-type="float" office:value="37" calcext:value-type="float">
            <text:p>37</text:p>
          </table:table-cell>
          <table:table-cell table:formula="of:=IF(WEEKDAY([.A462];2)&lt; 6; 1; 0) * FLOOR([.E462] *[.D462]) *[.$K$7]" office:value-type="float" office:value="540" calcext:value-type="float">
            <text:p>540</text:p>
          </table:table-cell>
          <table:table-cell table:formula="of:=IF(WEEKDAY([.A462];2) = 7; ([.E461]*15); 0) + IF([.H461]&gt;= 2400; IF(NOT(MONTH([.A462]) = MONTH([.A463]));2400; 0);0)" office:value-type="float" office:value="0" calcext:value-type="float">
            <text:p>0</text:p>
          </table:table-cell>
          <table:table-cell table:formula="of:=[.H461] -[.G462] +[.F462]" office:value-type="float" office:value="18415" calcext:value-type="float">
            <text:p>1841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06" calcext:value-type="date">
            <text:p>6.04.2024</text:p>
          </table:table-cell>
          <table:table-cell table:formula="of:=[.A463]" office:value-type="date" office:date-value="2024-04-06" calcext:value-type="date">
            <text:p>04-06</text:p>
          </table:table-cell>
          <table:table-cell table:style-name="ce1" table:formula="of:=IF([.B463] &lt; DATE(YEAR([.A463]);3;21); &quot;ZIMA&quot;; IF([.B463] &lt; DATE(YEAR([.A463]);6;21);&quot;WIOSNA&quot; ; IF([.B463] &lt; DATE(YEAR([.A463]);9;23); &quot;LATO&quot;; IF([.B463] &lt; DATE(YEAR([.A463]);12;21);&quot;JESIEŃ&quot;; &quot;ZIMA&quot;))))" office:value-type="string" office:string-value="WIOSNA" calcext:value-type="string">
            <text:p>WIOSNA</text:p>
          </table:table-cell>
          <table:table-cell table:formula="of:=IF([.C463] = &quot;ZIMA&quot;; 0.2; IF([.C463] = &quot;WIOSNA&quot;; 0.5; IF([.C463] = &quot;LATO&quot;; 0.9; 0.4)))" office:value-type="float" office:value="0.5" calcext:value-type="float">
            <text:p>0,5</text:p>
          </table:table-cell>
          <table:table-cell table:style-name="ce22" table:formula="of:=IF([.H462]&gt; 2400 ;IF(NOT(MONTH([.A463]) = MONTH([.A462]));[.E462]+3; [.E462]); [.E462])" office:value-type="float" office:value="37" calcext:value-type="float">
            <text:p>37</text:p>
          </table:table-cell>
          <table:table-cell table:formula="of:=IF(WEEKDAY([.A463];2)&lt; 6; 1; 0) * FLOOR([.E463] *[.D463]) *[.$K$7]" office:value-type="float" office:value="0" calcext:value-type="float">
            <text:p>0</text:p>
          </table:table-cell>
          <table:table-cell table:formula="of:=IF(WEEKDAY([.A463];2) = 7; ([.E462]*15); 0) + IF([.H462]&gt;= 2400; IF(NOT(MONTH([.A463]) = MONTH([.A464]));2400; 0);0)" office:value-type="float" office:value="0" calcext:value-type="float">
            <text:p>0</text:p>
          </table:table-cell>
          <table:table-cell table:formula="of:=[.H462] -[.G463] +[.F463]" office:value-type="float" office:value="18415" calcext:value-type="float">
            <text:p>1841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07" calcext:value-type="date">
            <text:p>7.04.2024</text:p>
          </table:table-cell>
          <table:table-cell table:formula="of:=[.A464]" office:value-type="date" office:date-value="2024-04-07" calcext:value-type="date">
            <text:p>04-07</text:p>
          </table:table-cell>
          <table:table-cell table:style-name="ce1" table:formula="of:=IF([.B464] &lt; DATE(YEAR([.A464]);3;21); &quot;ZIMA&quot;; IF([.B464] &lt; DATE(YEAR([.A464]);6;21);&quot;WIOSNA&quot; ; IF([.B464] &lt; DATE(YEAR([.A464]);9;23); &quot;LATO&quot;; IF([.B464] &lt; DATE(YEAR([.A464]);12;21);&quot;JESIEŃ&quot;; &quot;ZIMA&quot;))))" office:value-type="string" office:string-value="WIOSNA" calcext:value-type="string">
            <text:p>WIOSNA</text:p>
          </table:table-cell>
          <table:table-cell table:formula="of:=IF([.C464] = &quot;ZIMA&quot;; 0.2; IF([.C464] = &quot;WIOSNA&quot;; 0.5; IF([.C464] = &quot;LATO&quot;; 0.9; 0.4)))" office:value-type="float" office:value="0.5" calcext:value-type="float">
            <text:p>0,5</text:p>
          </table:table-cell>
          <table:table-cell table:style-name="ce22" table:formula="of:=IF([.H463]&gt; 2400 ;IF(NOT(MONTH([.A464]) = MONTH([.A463]));[.E463]+3; [.E463]); [.E463])" office:value-type="float" office:value="37" calcext:value-type="float">
            <text:p>37</text:p>
          </table:table-cell>
          <table:table-cell table:formula="of:=IF(WEEKDAY([.A464];2)&lt; 6; 1; 0) * FLOOR([.E464] *[.D464]) *[.$K$7]" office:value-type="float" office:value="0" calcext:value-type="float">
            <text:p>0</text:p>
          </table:table-cell>
          <table:table-cell table:formula="of:=IF(WEEKDAY([.A464];2) = 7; ([.E463]*15); 0) + IF([.H463]&gt;= 2400; IF(NOT(MONTH([.A464]) = MONTH([.A465]));2400; 0);0)" office:value-type="float" office:value="555" calcext:value-type="float">
            <text:p>555</text:p>
          </table:table-cell>
          <table:table-cell table:formula="of:=[.H463] -[.G464] +[.F464]" office:value-type="float" office:value="17860" calcext:value-type="float">
            <text:p>178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08" calcext:value-type="date">
            <text:p>8.04.2024</text:p>
          </table:table-cell>
          <table:table-cell table:formula="of:=[.A465]" office:value-type="date" office:date-value="2024-04-08" calcext:value-type="date">
            <text:p>04-08</text:p>
          </table:table-cell>
          <table:table-cell table:style-name="ce1" table:formula="of:=IF([.B465] &lt; DATE(YEAR([.A465]);3;21); &quot;ZIMA&quot;; IF([.B465] &lt; DATE(YEAR([.A465]);6;21);&quot;WIOSNA&quot; ; IF([.B465] &lt; DATE(YEAR([.A465]);9;23); &quot;LATO&quot;; IF([.B465] &lt; DATE(YEAR([.A465]);12;21);&quot;JESIEŃ&quot;; &quot;ZIMA&quot;))))" office:value-type="string" office:string-value="WIOSNA" calcext:value-type="string">
            <text:p>WIOSNA</text:p>
          </table:table-cell>
          <table:table-cell table:formula="of:=IF([.C465] = &quot;ZIMA&quot;; 0.2; IF([.C465] = &quot;WIOSNA&quot;; 0.5; IF([.C465] = &quot;LATO&quot;; 0.9; 0.4)))" office:value-type="float" office:value="0.5" calcext:value-type="float">
            <text:p>0,5</text:p>
          </table:table-cell>
          <table:table-cell table:style-name="ce22" table:formula="of:=IF([.H464]&gt; 2400 ;IF(NOT(MONTH([.A465]) = MONTH([.A464]));[.E464]+3; [.E464]); [.E464])" office:value-type="float" office:value="37" calcext:value-type="float">
            <text:p>37</text:p>
          </table:table-cell>
          <table:table-cell table:formula="of:=IF(WEEKDAY([.A465];2)&lt; 6; 1; 0) * FLOOR([.E465] *[.D465]) *[.$K$7]" office:value-type="float" office:value="540" calcext:value-type="float">
            <text:p>540</text:p>
          </table:table-cell>
          <table:table-cell table:formula="of:=IF(WEEKDAY([.A465];2) = 7; ([.E464]*15); 0) + IF([.H464]&gt;= 2400; IF(NOT(MONTH([.A465]) = MONTH([.A466]));2400; 0);0)" office:value-type="float" office:value="0" calcext:value-type="float">
            <text:p>0</text:p>
          </table:table-cell>
          <table:table-cell table:formula="of:=[.H464] -[.G465] +[.F465]" office:value-type="float" office:value="18400" calcext:value-type="float">
            <text:p>184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09" calcext:value-type="date">
            <text:p>9.04.2024</text:p>
          </table:table-cell>
          <table:table-cell table:formula="of:=[.A466]" office:value-type="date" office:date-value="2024-04-09" calcext:value-type="date">
            <text:p>04-09</text:p>
          </table:table-cell>
          <table:table-cell table:style-name="ce1" table:formula="of:=IF([.B466] &lt; DATE(YEAR([.A466]);3;21); &quot;ZIMA&quot;; IF([.B466] &lt; DATE(YEAR([.A466]);6;21);&quot;WIOSNA&quot; ; IF([.B466] &lt; DATE(YEAR([.A466]);9;23); &quot;LATO&quot;; IF([.B466] &lt; DATE(YEAR([.A466]);12;21);&quot;JESIEŃ&quot;; &quot;ZIMA&quot;))))" office:value-type="string" office:string-value="WIOSNA" calcext:value-type="string">
            <text:p>WIOSNA</text:p>
          </table:table-cell>
          <table:table-cell table:formula="of:=IF([.C466] = &quot;ZIMA&quot;; 0.2; IF([.C466] = &quot;WIOSNA&quot;; 0.5; IF([.C466] = &quot;LATO&quot;; 0.9; 0.4)))" office:value-type="float" office:value="0.5" calcext:value-type="float">
            <text:p>0,5</text:p>
          </table:table-cell>
          <table:table-cell table:style-name="ce22" table:formula="of:=IF([.H465]&gt; 2400 ;IF(NOT(MONTH([.A466]) = MONTH([.A465]));[.E465]+3; [.E465]); [.E465])" office:value-type="float" office:value="37" calcext:value-type="float">
            <text:p>37</text:p>
          </table:table-cell>
          <table:table-cell table:formula="of:=IF(WEEKDAY([.A466];2)&lt; 6; 1; 0) * FLOOR([.E466] *[.D466]) *[.$K$7]" office:value-type="float" office:value="540" calcext:value-type="float">
            <text:p>540</text:p>
          </table:table-cell>
          <table:table-cell table:formula="of:=IF(WEEKDAY([.A466];2) = 7; ([.E465]*15); 0) + IF([.H465]&gt;= 2400; IF(NOT(MONTH([.A466]) = MONTH([.A467]));2400; 0);0)" office:value-type="float" office:value="0" calcext:value-type="float">
            <text:p>0</text:p>
          </table:table-cell>
          <table:table-cell table:formula="of:=[.H465] -[.G466] +[.F466]" office:value-type="float" office:value="18940" calcext:value-type="float">
            <text:p>189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10" calcext:value-type="date">
            <text:p>10.04.2024</text:p>
          </table:table-cell>
          <table:table-cell table:formula="of:=[.A467]" office:value-type="date" office:date-value="2024-04-10" calcext:value-type="date">
            <text:p>04-10</text:p>
          </table:table-cell>
          <table:table-cell table:style-name="ce1" table:formula="of:=IF([.B467] &lt; DATE(YEAR([.A467]);3;21); &quot;ZIMA&quot;; IF([.B467] &lt; DATE(YEAR([.A467]);6;21);&quot;WIOSNA&quot; ; IF([.B467] &lt; DATE(YEAR([.A467]);9;23); &quot;LATO&quot;; IF([.B467] &lt; DATE(YEAR([.A467]);12;21);&quot;JESIEŃ&quot;; &quot;ZIMA&quot;))))" office:value-type="string" office:string-value="WIOSNA" calcext:value-type="string">
            <text:p>WIOSNA</text:p>
          </table:table-cell>
          <table:table-cell table:formula="of:=IF([.C467] = &quot;ZIMA&quot;; 0.2; IF([.C467] = &quot;WIOSNA&quot;; 0.5; IF([.C467] = &quot;LATO&quot;; 0.9; 0.4)))" office:value-type="float" office:value="0.5" calcext:value-type="float">
            <text:p>0,5</text:p>
          </table:table-cell>
          <table:table-cell table:style-name="ce22" table:formula="of:=IF([.H466]&gt; 2400 ;IF(NOT(MONTH([.A467]) = MONTH([.A466]));[.E466]+3; [.E466]); [.E466])" office:value-type="float" office:value="37" calcext:value-type="float">
            <text:p>37</text:p>
          </table:table-cell>
          <table:table-cell table:formula="of:=IF(WEEKDAY([.A467];2)&lt; 6; 1; 0) * FLOOR([.E467] *[.D467]) *[.$K$7]" office:value-type="float" office:value="540" calcext:value-type="float">
            <text:p>540</text:p>
          </table:table-cell>
          <table:table-cell table:formula="of:=IF(WEEKDAY([.A467];2) = 7; ([.E466]*15); 0) + IF([.H466]&gt;= 2400; IF(NOT(MONTH([.A467]) = MONTH([.A468]));2400; 0);0)" office:value-type="float" office:value="0" calcext:value-type="float">
            <text:p>0</text:p>
          </table:table-cell>
          <table:table-cell table:formula="of:=[.H466] -[.G467] +[.F467]" office:value-type="float" office:value="19480" calcext:value-type="float">
            <text:p>194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11" calcext:value-type="date">
            <text:p>11.04.2024</text:p>
          </table:table-cell>
          <table:table-cell table:formula="of:=[.A468]" office:value-type="date" office:date-value="2024-04-11" calcext:value-type="date">
            <text:p>04-11</text:p>
          </table:table-cell>
          <table:table-cell table:style-name="ce1" table:formula="of:=IF([.B468] &lt; DATE(YEAR([.A468]);3;21); &quot;ZIMA&quot;; IF([.B468] &lt; DATE(YEAR([.A468]);6;21);&quot;WIOSNA&quot; ; IF([.B468] &lt; DATE(YEAR([.A468]);9;23); &quot;LATO&quot;; IF([.B468] &lt; DATE(YEAR([.A468]);12;21);&quot;JESIEŃ&quot;; &quot;ZIMA&quot;))))" office:value-type="string" office:string-value="WIOSNA" calcext:value-type="string">
            <text:p>WIOSNA</text:p>
          </table:table-cell>
          <table:table-cell table:formula="of:=IF([.C468] = &quot;ZIMA&quot;; 0.2; IF([.C468] = &quot;WIOSNA&quot;; 0.5; IF([.C468] = &quot;LATO&quot;; 0.9; 0.4)))" office:value-type="float" office:value="0.5" calcext:value-type="float">
            <text:p>0,5</text:p>
          </table:table-cell>
          <table:table-cell table:style-name="ce22" table:formula="of:=IF([.H467]&gt; 2400 ;IF(NOT(MONTH([.A468]) = MONTH([.A467]));[.E467]+3; [.E467]); [.E467])" office:value-type="float" office:value="37" calcext:value-type="float">
            <text:p>37</text:p>
          </table:table-cell>
          <table:table-cell table:formula="of:=IF(WEEKDAY([.A468];2)&lt; 6; 1; 0) * FLOOR([.E468] *[.D468]) *[.$K$7]" office:value-type="float" office:value="540" calcext:value-type="float">
            <text:p>540</text:p>
          </table:table-cell>
          <table:table-cell table:formula="of:=IF(WEEKDAY([.A468];2) = 7; ([.E467]*15); 0) + IF([.H467]&gt;= 2400; IF(NOT(MONTH([.A468]) = MONTH([.A469]));2400; 0);0)" office:value-type="float" office:value="0" calcext:value-type="float">
            <text:p>0</text:p>
          </table:table-cell>
          <table:table-cell table:formula="of:=[.H467] -[.G468] +[.F468]" office:value-type="float" office:value="20020" calcext:value-type="float">
            <text:p>200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12" calcext:value-type="date">
            <text:p>12.04.2024</text:p>
          </table:table-cell>
          <table:table-cell table:formula="of:=[.A469]" office:value-type="date" office:date-value="2024-04-12" calcext:value-type="date">
            <text:p>04-12</text:p>
          </table:table-cell>
          <table:table-cell table:style-name="ce1" table:formula="of:=IF([.B469] &lt; DATE(YEAR([.A469]);3;21); &quot;ZIMA&quot;; IF([.B469] &lt; DATE(YEAR([.A469]);6;21);&quot;WIOSNA&quot; ; IF([.B469] &lt; DATE(YEAR([.A469]);9;23); &quot;LATO&quot;; IF([.B469] &lt; DATE(YEAR([.A469]);12;21);&quot;JESIEŃ&quot;; &quot;ZIMA&quot;))))" office:value-type="string" office:string-value="WIOSNA" calcext:value-type="string">
            <text:p>WIOSNA</text:p>
          </table:table-cell>
          <table:table-cell table:formula="of:=IF([.C469] = &quot;ZIMA&quot;; 0.2; IF([.C469] = &quot;WIOSNA&quot;; 0.5; IF([.C469] = &quot;LATO&quot;; 0.9; 0.4)))" office:value-type="float" office:value="0.5" calcext:value-type="float">
            <text:p>0,5</text:p>
          </table:table-cell>
          <table:table-cell table:style-name="ce22" table:formula="of:=IF([.H468]&gt; 2400 ;IF(NOT(MONTH([.A469]) = MONTH([.A468]));[.E468]+3; [.E468]); [.E468])" office:value-type="float" office:value="37" calcext:value-type="float">
            <text:p>37</text:p>
          </table:table-cell>
          <table:table-cell table:formula="of:=IF(WEEKDAY([.A469];2)&lt; 6; 1; 0) * FLOOR([.E469] *[.D469]) *[.$K$7]" office:value-type="float" office:value="540" calcext:value-type="float">
            <text:p>540</text:p>
          </table:table-cell>
          <table:table-cell table:formula="of:=IF(WEEKDAY([.A469];2) = 7; ([.E468]*15); 0) + IF([.H468]&gt;= 2400; IF(NOT(MONTH([.A469]) = MONTH([.A470]));2400; 0);0)" office:value-type="float" office:value="0" calcext:value-type="float">
            <text:p>0</text:p>
          </table:table-cell>
          <table:table-cell table:formula="of:=[.H468] -[.G469] +[.F469]" office:value-type="float" office:value="20560" calcext:value-type="float">
            <text:p>205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13" calcext:value-type="date">
            <text:p>13.04.2024</text:p>
          </table:table-cell>
          <table:table-cell table:formula="of:=[.A470]" office:value-type="date" office:date-value="2024-04-13" calcext:value-type="date">
            <text:p>04-13</text:p>
          </table:table-cell>
          <table:table-cell table:style-name="ce1" table:formula="of:=IF([.B470] &lt; DATE(YEAR([.A470]);3;21); &quot;ZIMA&quot;; IF([.B470] &lt; DATE(YEAR([.A470]);6;21);&quot;WIOSNA&quot; ; IF([.B470] &lt; DATE(YEAR([.A470]);9;23); &quot;LATO&quot;; IF([.B470] &lt; DATE(YEAR([.A470]);12;21);&quot;JESIEŃ&quot;; &quot;ZIMA&quot;))))" office:value-type="string" office:string-value="WIOSNA" calcext:value-type="string">
            <text:p>WIOSNA</text:p>
          </table:table-cell>
          <table:table-cell table:formula="of:=IF([.C470] = &quot;ZIMA&quot;; 0.2; IF([.C470] = &quot;WIOSNA&quot;; 0.5; IF([.C470] = &quot;LATO&quot;; 0.9; 0.4)))" office:value-type="float" office:value="0.5" calcext:value-type="float">
            <text:p>0,5</text:p>
          </table:table-cell>
          <table:table-cell table:style-name="ce22" table:formula="of:=IF([.H469]&gt; 2400 ;IF(NOT(MONTH([.A470]) = MONTH([.A469]));[.E469]+3; [.E469]); [.E469])" office:value-type="float" office:value="37" calcext:value-type="float">
            <text:p>37</text:p>
          </table:table-cell>
          <table:table-cell table:formula="of:=IF(WEEKDAY([.A470];2)&lt; 6; 1; 0) * FLOOR([.E470] *[.D470]) *[.$K$7]" office:value-type="float" office:value="0" calcext:value-type="float">
            <text:p>0</text:p>
          </table:table-cell>
          <table:table-cell table:formula="of:=IF(WEEKDAY([.A470];2) = 7; ([.E469]*15); 0) + IF([.H469]&gt;= 2400; IF(NOT(MONTH([.A470]) = MONTH([.A471]));2400; 0);0)" office:value-type="float" office:value="0" calcext:value-type="float">
            <text:p>0</text:p>
          </table:table-cell>
          <table:table-cell table:formula="of:=[.H469] -[.G470] +[.F470]" office:value-type="float" office:value="20560" calcext:value-type="float">
            <text:p>205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14" calcext:value-type="date">
            <text:p>14.04.2024</text:p>
          </table:table-cell>
          <table:table-cell table:formula="of:=[.A471]" office:value-type="date" office:date-value="2024-04-14" calcext:value-type="date">
            <text:p>04-14</text:p>
          </table:table-cell>
          <table:table-cell table:style-name="ce1" table:formula="of:=IF([.B471] &lt; DATE(YEAR([.A471]);3;21); &quot;ZIMA&quot;; IF([.B471] &lt; DATE(YEAR([.A471]);6;21);&quot;WIOSNA&quot; ; IF([.B471] &lt; DATE(YEAR([.A471]);9;23); &quot;LATO&quot;; IF([.B471] &lt; DATE(YEAR([.A471]);12;21);&quot;JESIEŃ&quot;; &quot;ZIMA&quot;))))" office:value-type="string" office:string-value="WIOSNA" calcext:value-type="string">
            <text:p>WIOSNA</text:p>
          </table:table-cell>
          <table:table-cell table:formula="of:=IF([.C471] = &quot;ZIMA&quot;; 0.2; IF([.C471] = &quot;WIOSNA&quot;; 0.5; IF([.C471] = &quot;LATO&quot;; 0.9; 0.4)))" office:value-type="float" office:value="0.5" calcext:value-type="float">
            <text:p>0,5</text:p>
          </table:table-cell>
          <table:table-cell table:style-name="ce22" table:formula="of:=IF([.H470]&gt; 2400 ;IF(NOT(MONTH([.A471]) = MONTH([.A470]));[.E470]+3; [.E470]); [.E470])" office:value-type="float" office:value="37" calcext:value-type="float">
            <text:p>37</text:p>
          </table:table-cell>
          <table:table-cell table:formula="of:=IF(WEEKDAY([.A471];2)&lt; 6; 1; 0) * FLOOR([.E471] *[.D471]) *[.$K$7]" office:value-type="float" office:value="0" calcext:value-type="float">
            <text:p>0</text:p>
          </table:table-cell>
          <table:table-cell table:formula="of:=IF(WEEKDAY([.A471];2) = 7; ([.E470]*15); 0) + IF([.H470]&gt;= 2400; IF(NOT(MONTH([.A471]) = MONTH([.A472]));2400; 0);0)" office:value-type="float" office:value="555" calcext:value-type="float">
            <text:p>555</text:p>
          </table:table-cell>
          <table:table-cell table:formula="of:=[.H470] -[.G471] +[.F471]" office:value-type="float" office:value="20005" calcext:value-type="float">
            <text:p>2000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15" calcext:value-type="date">
            <text:p>15.04.2024</text:p>
          </table:table-cell>
          <table:table-cell table:formula="of:=[.A472]" office:value-type="date" office:date-value="2024-04-15" calcext:value-type="date">
            <text:p>04-15</text:p>
          </table:table-cell>
          <table:table-cell table:style-name="ce1" table:formula="of:=IF([.B472] &lt; DATE(YEAR([.A472]);3;21); &quot;ZIMA&quot;; IF([.B472] &lt; DATE(YEAR([.A472]);6;21);&quot;WIOSNA&quot; ; IF([.B472] &lt; DATE(YEAR([.A472]);9;23); &quot;LATO&quot;; IF([.B472] &lt; DATE(YEAR([.A472]);12;21);&quot;JESIEŃ&quot;; &quot;ZIMA&quot;))))" office:value-type="string" office:string-value="WIOSNA" calcext:value-type="string">
            <text:p>WIOSNA</text:p>
          </table:table-cell>
          <table:table-cell table:formula="of:=IF([.C472] = &quot;ZIMA&quot;; 0.2; IF([.C472] = &quot;WIOSNA&quot;; 0.5; IF([.C472] = &quot;LATO&quot;; 0.9; 0.4)))" office:value-type="float" office:value="0.5" calcext:value-type="float">
            <text:p>0,5</text:p>
          </table:table-cell>
          <table:table-cell table:style-name="ce22" table:formula="of:=IF([.H471]&gt; 2400 ;IF(NOT(MONTH([.A472]) = MONTH([.A471]));[.E471]+3; [.E471]); [.E471])" office:value-type="float" office:value="37" calcext:value-type="float">
            <text:p>37</text:p>
          </table:table-cell>
          <table:table-cell table:formula="of:=IF(WEEKDAY([.A472];2)&lt; 6; 1; 0) * FLOOR([.E472] *[.D472]) *[.$K$7]" office:value-type="float" office:value="540" calcext:value-type="float">
            <text:p>540</text:p>
          </table:table-cell>
          <table:table-cell table:formula="of:=IF(WEEKDAY([.A472];2) = 7; ([.E471]*15); 0) + IF([.H471]&gt;= 2400; IF(NOT(MONTH([.A472]) = MONTH([.A473]));2400; 0);0)" office:value-type="float" office:value="0" calcext:value-type="float">
            <text:p>0</text:p>
          </table:table-cell>
          <table:table-cell table:formula="of:=[.H471] -[.G472] +[.F472]" office:value-type="float" office:value="20545" calcext:value-type="float">
            <text:p>2054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16" calcext:value-type="date">
            <text:p>16.04.2024</text:p>
          </table:table-cell>
          <table:table-cell table:formula="of:=[.A473]" office:value-type="date" office:date-value="2024-04-16" calcext:value-type="date">
            <text:p>04-16</text:p>
          </table:table-cell>
          <table:table-cell table:style-name="ce1" table:formula="of:=IF([.B473] &lt; DATE(YEAR([.A473]);3;21); &quot;ZIMA&quot;; IF([.B473] &lt; DATE(YEAR([.A473]);6;21);&quot;WIOSNA&quot; ; IF([.B473] &lt; DATE(YEAR([.A473]);9;23); &quot;LATO&quot;; IF([.B473] &lt; DATE(YEAR([.A473]);12;21);&quot;JESIEŃ&quot;; &quot;ZIMA&quot;))))" office:value-type="string" office:string-value="WIOSNA" calcext:value-type="string">
            <text:p>WIOSNA</text:p>
          </table:table-cell>
          <table:table-cell table:formula="of:=IF([.C473] = &quot;ZIMA&quot;; 0.2; IF([.C473] = &quot;WIOSNA&quot;; 0.5; IF([.C473] = &quot;LATO&quot;; 0.9; 0.4)))" office:value-type="float" office:value="0.5" calcext:value-type="float">
            <text:p>0,5</text:p>
          </table:table-cell>
          <table:table-cell table:style-name="ce22" table:formula="of:=IF([.H472]&gt; 2400 ;IF(NOT(MONTH([.A473]) = MONTH([.A472]));[.E472]+3; [.E472]); [.E472])" office:value-type="float" office:value="37" calcext:value-type="float">
            <text:p>37</text:p>
          </table:table-cell>
          <table:table-cell table:formula="of:=IF(WEEKDAY([.A473];2)&lt; 6; 1; 0) * FLOOR([.E473] *[.D473]) *[.$K$7]" office:value-type="float" office:value="540" calcext:value-type="float">
            <text:p>540</text:p>
          </table:table-cell>
          <table:table-cell table:formula="of:=IF(WEEKDAY([.A473];2) = 7; ([.E472]*15); 0) + IF([.H472]&gt;= 2400; IF(NOT(MONTH([.A473]) = MONTH([.A474]));2400; 0);0)" office:value-type="float" office:value="0" calcext:value-type="float">
            <text:p>0</text:p>
          </table:table-cell>
          <table:table-cell table:formula="of:=[.H472] -[.G473] +[.F473]" office:value-type="float" office:value="21085" calcext:value-type="float">
            <text:p>2108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17" calcext:value-type="date">
            <text:p>17.04.2024</text:p>
          </table:table-cell>
          <table:table-cell table:formula="of:=[.A474]" office:value-type="date" office:date-value="2024-04-17" calcext:value-type="date">
            <text:p>04-17</text:p>
          </table:table-cell>
          <table:table-cell table:style-name="ce1" table:formula="of:=IF([.B474] &lt; DATE(YEAR([.A474]);3;21); &quot;ZIMA&quot;; IF([.B474] &lt; DATE(YEAR([.A474]);6;21);&quot;WIOSNA&quot; ; IF([.B474] &lt; DATE(YEAR([.A474]);9;23); &quot;LATO&quot;; IF([.B474] &lt; DATE(YEAR([.A474]);12;21);&quot;JESIEŃ&quot;; &quot;ZIMA&quot;))))" office:value-type="string" office:string-value="WIOSNA" calcext:value-type="string">
            <text:p>WIOSNA</text:p>
          </table:table-cell>
          <table:table-cell table:formula="of:=IF([.C474] = &quot;ZIMA&quot;; 0.2; IF([.C474] = &quot;WIOSNA&quot;; 0.5; IF([.C474] = &quot;LATO&quot;; 0.9; 0.4)))" office:value-type="float" office:value="0.5" calcext:value-type="float">
            <text:p>0,5</text:p>
          </table:table-cell>
          <table:table-cell table:style-name="ce22" table:formula="of:=IF([.H473]&gt; 2400 ;IF(NOT(MONTH([.A474]) = MONTH([.A473]));[.E473]+3; [.E473]); [.E473])" office:value-type="float" office:value="37" calcext:value-type="float">
            <text:p>37</text:p>
          </table:table-cell>
          <table:table-cell table:formula="of:=IF(WEEKDAY([.A474];2)&lt; 6; 1; 0) * FLOOR([.E474] *[.D474]) *[.$K$7]" office:value-type="float" office:value="540" calcext:value-type="float">
            <text:p>540</text:p>
          </table:table-cell>
          <table:table-cell table:formula="of:=IF(WEEKDAY([.A474];2) = 7; ([.E473]*15); 0) + IF([.H473]&gt;= 2400; IF(NOT(MONTH([.A474]) = MONTH([.A475]));2400; 0);0)" office:value-type="float" office:value="0" calcext:value-type="float">
            <text:p>0</text:p>
          </table:table-cell>
          <table:table-cell table:formula="of:=[.H473] -[.G474] +[.F474]" office:value-type="float" office:value="21625" calcext:value-type="float">
            <text:p>216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18" calcext:value-type="date">
            <text:p>18.04.2024</text:p>
          </table:table-cell>
          <table:table-cell table:formula="of:=[.A475]" office:value-type="date" office:date-value="2024-04-18" calcext:value-type="date">
            <text:p>04-18</text:p>
          </table:table-cell>
          <table:table-cell table:style-name="ce1" table:formula="of:=IF([.B475] &lt; DATE(YEAR([.A475]);3;21); &quot;ZIMA&quot;; IF([.B475] &lt; DATE(YEAR([.A475]);6;21);&quot;WIOSNA&quot; ; IF([.B475] &lt; DATE(YEAR([.A475]);9;23); &quot;LATO&quot;; IF([.B475] &lt; DATE(YEAR([.A475]);12;21);&quot;JESIEŃ&quot;; &quot;ZIMA&quot;))))" office:value-type="string" office:string-value="WIOSNA" calcext:value-type="string">
            <text:p>WIOSNA</text:p>
          </table:table-cell>
          <table:table-cell table:formula="of:=IF([.C475] = &quot;ZIMA&quot;; 0.2; IF([.C475] = &quot;WIOSNA&quot;; 0.5; IF([.C475] = &quot;LATO&quot;; 0.9; 0.4)))" office:value-type="float" office:value="0.5" calcext:value-type="float">
            <text:p>0,5</text:p>
          </table:table-cell>
          <table:table-cell table:style-name="ce22" table:formula="of:=IF([.H474]&gt; 2400 ;IF(NOT(MONTH([.A475]) = MONTH([.A474]));[.E474]+3; [.E474]); [.E474])" office:value-type="float" office:value="37" calcext:value-type="float">
            <text:p>37</text:p>
          </table:table-cell>
          <table:table-cell table:formula="of:=IF(WEEKDAY([.A475];2)&lt; 6; 1; 0) * FLOOR([.E475] *[.D475]) *[.$K$7]" office:value-type="float" office:value="540" calcext:value-type="float">
            <text:p>540</text:p>
          </table:table-cell>
          <table:table-cell table:formula="of:=IF(WEEKDAY([.A475];2) = 7; ([.E474]*15); 0) + IF([.H474]&gt;= 2400; IF(NOT(MONTH([.A475]) = MONTH([.A476]));2400; 0);0)" office:value-type="float" office:value="0" calcext:value-type="float">
            <text:p>0</text:p>
          </table:table-cell>
          <table:table-cell table:formula="of:=[.H474] -[.G475] +[.F475]" office:value-type="float" office:value="22165" calcext:value-type="float">
            <text:p>2216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19" calcext:value-type="date">
            <text:p>19.04.2024</text:p>
          </table:table-cell>
          <table:table-cell table:formula="of:=[.A476]" office:value-type="date" office:date-value="2024-04-19" calcext:value-type="date">
            <text:p>04-19</text:p>
          </table:table-cell>
          <table:table-cell table:style-name="ce1" table:formula="of:=IF([.B476] &lt; DATE(YEAR([.A476]);3;21); &quot;ZIMA&quot;; IF([.B476] &lt; DATE(YEAR([.A476]);6;21);&quot;WIOSNA&quot; ; IF([.B476] &lt; DATE(YEAR([.A476]);9;23); &quot;LATO&quot;; IF([.B476] &lt; DATE(YEAR([.A476]);12;21);&quot;JESIEŃ&quot;; &quot;ZIMA&quot;))))" office:value-type="string" office:string-value="WIOSNA" calcext:value-type="string">
            <text:p>WIOSNA</text:p>
          </table:table-cell>
          <table:table-cell table:formula="of:=IF([.C476] = &quot;ZIMA&quot;; 0.2; IF([.C476] = &quot;WIOSNA&quot;; 0.5; IF([.C476] = &quot;LATO&quot;; 0.9; 0.4)))" office:value-type="float" office:value="0.5" calcext:value-type="float">
            <text:p>0,5</text:p>
          </table:table-cell>
          <table:table-cell table:style-name="ce22" table:formula="of:=IF([.H475]&gt; 2400 ;IF(NOT(MONTH([.A476]) = MONTH([.A475]));[.E475]+3; [.E475]); [.E475])" office:value-type="float" office:value="37" calcext:value-type="float">
            <text:p>37</text:p>
          </table:table-cell>
          <table:table-cell table:formula="of:=IF(WEEKDAY([.A476];2)&lt; 6; 1; 0) * FLOOR([.E476] *[.D476]) *[.$K$7]" office:value-type="float" office:value="540" calcext:value-type="float">
            <text:p>540</text:p>
          </table:table-cell>
          <table:table-cell table:formula="of:=IF(WEEKDAY([.A476];2) = 7; ([.E475]*15); 0) + IF([.H475]&gt;= 2400; IF(NOT(MONTH([.A476]) = MONTH([.A477]));2400; 0);0)" office:value-type="float" office:value="0" calcext:value-type="float">
            <text:p>0</text:p>
          </table:table-cell>
          <table:table-cell table:formula="of:=[.H475] -[.G476] +[.F476]" office:value-type="float" office:value="22705" calcext:value-type="float">
            <text:p>2270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20" calcext:value-type="date">
            <text:p>20.04.2024</text:p>
          </table:table-cell>
          <table:table-cell table:formula="of:=[.A477]" office:value-type="date" office:date-value="2024-04-20" calcext:value-type="date">
            <text:p>04-20</text:p>
          </table:table-cell>
          <table:table-cell table:style-name="ce1" table:formula="of:=IF([.B477] &lt; DATE(YEAR([.A477]);3;21); &quot;ZIMA&quot;; IF([.B477] &lt; DATE(YEAR([.A477]);6;21);&quot;WIOSNA&quot; ; IF([.B477] &lt; DATE(YEAR([.A477]);9;23); &quot;LATO&quot;; IF([.B477] &lt; DATE(YEAR([.A477]);12;21);&quot;JESIEŃ&quot;; &quot;ZIMA&quot;))))" office:value-type="string" office:string-value="WIOSNA" calcext:value-type="string">
            <text:p>WIOSNA</text:p>
          </table:table-cell>
          <table:table-cell table:formula="of:=IF([.C477] = &quot;ZIMA&quot;; 0.2; IF([.C477] = &quot;WIOSNA&quot;; 0.5; IF([.C477] = &quot;LATO&quot;; 0.9; 0.4)))" office:value-type="float" office:value="0.5" calcext:value-type="float">
            <text:p>0,5</text:p>
          </table:table-cell>
          <table:table-cell table:style-name="ce22" table:formula="of:=IF([.H476]&gt; 2400 ;IF(NOT(MONTH([.A477]) = MONTH([.A476]));[.E476]+3; [.E476]); [.E476])" office:value-type="float" office:value="37" calcext:value-type="float">
            <text:p>37</text:p>
          </table:table-cell>
          <table:table-cell table:formula="of:=IF(WEEKDAY([.A477];2)&lt; 6; 1; 0) * FLOOR([.E477] *[.D477]) *[.$K$7]" office:value-type="float" office:value="0" calcext:value-type="float">
            <text:p>0</text:p>
          </table:table-cell>
          <table:table-cell table:formula="of:=IF(WEEKDAY([.A477];2) = 7; ([.E476]*15); 0) + IF([.H476]&gt;= 2400; IF(NOT(MONTH([.A477]) = MONTH([.A478]));2400; 0);0)" office:value-type="float" office:value="0" calcext:value-type="float">
            <text:p>0</text:p>
          </table:table-cell>
          <table:table-cell table:formula="of:=[.H476] -[.G477] +[.F477]" office:value-type="float" office:value="22705" calcext:value-type="float">
            <text:p>2270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21" calcext:value-type="date">
            <text:p>21.04.2024</text:p>
          </table:table-cell>
          <table:table-cell table:formula="of:=[.A478]" office:value-type="date" office:date-value="2024-04-21" calcext:value-type="date">
            <text:p>04-21</text:p>
          </table:table-cell>
          <table:table-cell table:style-name="ce1" table:formula="of:=IF([.B478] &lt; DATE(YEAR([.A478]);3;21); &quot;ZIMA&quot;; IF([.B478] &lt; DATE(YEAR([.A478]);6;21);&quot;WIOSNA&quot; ; IF([.B478] &lt; DATE(YEAR([.A478]);9;23); &quot;LATO&quot;; IF([.B478] &lt; DATE(YEAR([.A478]);12;21);&quot;JESIEŃ&quot;; &quot;ZIMA&quot;))))" office:value-type="string" office:string-value="WIOSNA" calcext:value-type="string">
            <text:p>WIOSNA</text:p>
          </table:table-cell>
          <table:table-cell table:formula="of:=IF([.C478] = &quot;ZIMA&quot;; 0.2; IF([.C478] = &quot;WIOSNA&quot;; 0.5; IF([.C478] = &quot;LATO&quot;; 0.9; 0.4)))" office:value-type="float" office:value="0.5" calcext:value-type="float">
            <text:p>0,5</text:p>
          </table:table-cell>
          <table:table-cell table:style-name="ce22" table:formula="of:=IF([.H477]&gt; 2400 ;IF(NOT(MONTH([.A478]) = MONTH([.A477]));[.E477]+3; [.E477]); [.E477])" office:value-type="float" office:value="37" calcext:value-type="float">
            <text:p>37</text:p>
          </table:table-cell>
          <table:table-cell table:formula="of:=IF(WEEKDAY([.A478];2)&lt; 6; 1; 0) * FLOOR([.E478] *[.D478]) *[.$K$7]" office:value-type="float" office:value="0" calcext:value-type="float">
            <text:p>0</text:p>
          </table:table-cell>
          <table:table-cell table:formula="of:=IF(WEEKDAY([.A478];2) = 7; ([.E477]*15); 0) + IF([.H477]&gt;= 2400; IF(NOT(MONTH([.A478]) = MONTH([.A479]));2400; 0);0)" office:value-type="float" office:value="555" calcext:value-type="float">
            <text:p>555</text:p>
          </table:table-cell>
          <table:table-cell table:formula="of:=[.H477] -[.G478] +[.F478]" office:value-type="float" office:value="22150" calcext:value-type="float">
            <text:p>221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22" calcext:value-type="date">
            <text:p>22.04.2024</text:p>
          </table:table-cell>
          <table:table-cell table:formula="of:=[.A479]" office:value-type="date" office:date-value="2024-04-22" calcext:value-type="date">
            <text:p>04-22</text:p>
          </table:table-cell>
          <table:table-cell table:style-name="ce1" table:formula="of:=IF([.B479] &lt; DATE(YEAR([.A479]);3;21); &quot;ZIMA&quot;; IF([.B479] &lt; DATE(YEAR([.A479]);6;21);&quot;WIOSNA&quot; ; IF([.B479] &lt; DATE(YEAR([.A479]);9;23); &quot;LATO&quot;; IF([.B479] &lt; DATE(YEAR([.A479]);12;21);&quot;JESIEŃ&quot;; &quot;ZIMA&quot;))))" office:value-type="string" office:string-value="WIOSNA" calcext:value-type="string">
            <text:p>WIOSNA</text:p>
          </table:table-cell>
          <table:table-cell table:formula="of:=IF([.C479] = &quot;ZIMA&quot;; 0.2; IF([.C479] = &quot;WIOSNA&quot;; 0.5; IF([.C479] = &quot;LATO&quot;; 0.9; 0.4)))" office:value-type="float" office:value="0.5" calcext:value-type="float">
            <text:p>0,5</text:p>
          </table:table-cell>
          <table:table-cell table:style-name="ce22" table:formula="of:=IF([.H478]&gt; 2400 ;IF(NOT(MONTH([.A479]) = MONTH([.A478]));[.E478]+3; [.E478]); [.E478])" office:value-type="float" office:value="37" calcext:value-type="float">
            <text:p>37</text:p>
          </table:table-cell>
          <table:table-cell table:formula="of:=IF(WEEKDAY([.A479];2)&lt; 6; 1; 0) * FLOOR([.E479] *[.D479]) *[.$K$7]" office:value-type="float" office:value="540" calcext:value-type="float">
            <text:p>540</text:p>
          </table:table-cell>
          <table:table-cell table:formula="of:=IF(WEEKDAY([.A479];2) = 7; ([.E478]*15); 0) + IF([.H478]&gt;= 2400; IF(NOT(MONTH([.A479]) = MONTH([.A480]));2400; 0);0)" office:value-type="float" office:value="0" calcext:value-type="float">
            <text:p>0</text:p>
          </table:table-cell>
          <table:table-cell table:formula="of:=[.H478] -[.G479] +[.F479]" office:value-type="float" office:value="22690" calcext:value-type="float">
            <text:p>226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23" calcext:value-type="date">
            <text:p>23.04.2024</text:p>
          </table:table-cell>
          <table:table-cell table:formula="of:=[.A480]" office:value-type="date" office:date-value="2024-04-23" calcext:value-type="date">
            <text:p>04-23</text:p>
          </table:table-cell>
          <table:table-cell table:style-name="ce1" table:formula="of:=IF([.B480] &lt; DATE(YEAR([.A480]);3;21); &quot;ZIMA&quot;; IF([.B480] &lt; DATE(YEAR([.A480]);6;21);&quot;WIOSNA&quot; ; IF([.B480] &lt; DATE(YEAR([.A480]);9;23); &quot;LATO&quot;; IF([.B480] &lt; DATE(YEAR([.A480]);12;21);&quot;JESIEŃ&quot;; &quot;ZIMA&quot;))))" office:value-type="string" office:string-value="WIOSNA" calcext:value-type="string">
            <text:p>WIOSNA</text:p>
          </table:table-cell>
          <table:table-cell table:formula="of:=IF([.C480] = &quot;ZIMA&quot;; 0.2; IF([.C480] = &quot;WIOSNA&quot;; 0.5; IF([.C480] = &quot;LATO&quot;; 0.9; 0.4)))" office:value-type="float" office:value="0.5" calcext:value-type="float">
            <text:p>0,5</text:p>
          </table:table-cell>
          <table:table-cell table:style-name="ce22" table:formula="of:=IF([.H479]&gt; 2400 ;IF(NOT(MONTH([.A480]) = MONTH([.A479]));[.E479]+3; [.E479]); [.E479])" office:value-type="float" office:value="37" calcext:value-type="float">
            <text:p>37</text:p>
          </table:table-cell>
          <table:table-cell table:formula="of:=IF(WEEKDAY([.A480];2)&lt; 6; 1; 0) * FLOOR([.E480] *[.D480]) *[.$K$7]" office:value-type="float" office:value="540" calcext:value-type="float">
            <text:p>540</text:p>
          </table:table-cell>
          <table:table-cell table:formula="of:=IF(WEEKDAY([.A480];2) = 7; ([.E479]*15); 0) + IF([.H479]&gt;= 2400; IF(NOT(MONTH([.A480]) = MONTH([.A481]));2400; 0);0)" office:value-type="float" office:value="0" calcext:value-type="float">
            <text:p>0</text:p>
          </table:table-cell>
          <table:table-cell table:formula="of:=[.H479] -[.G480] +[.F480]" office:value-type="float" office:value="23230" calcext:value-type="float">
            <text:p>2323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24" calcext:value-type="date">
            <text:p>24.04.2024</text:p>
          </table:table-cell>
          <table:table-cell table:formula="of:=[.A481]" office:value-type="date" office:date-value="2024-04-24" calcext:value-type="date">
            <text:p>04-24</text:p>
          </table:table-cell>
          <table:table-cell table:style-name="ce1" table:formula="of:=IF([.B481] &lt; DATE(YEAR([.A481]);3;21); &quot;ZIMA&quot;; IF([.B481] &lt; DATE(YEAR([.A481]);6;21);&quot;WIOSNA&quot; ; IF([.B481] &lt; DATE(YEAR([.A481]);9;23); &quot;LATO&quot;; IF([.B481] &lt; DATE(YEAR([.A481]);12;21);&quot;JESIEŃ&quot;; &quot;ZIMA&quot;))))" office:value-type="string" office:string-value="WIOSNA" calcext:value-type="string">
            <text:p>WIOSNA</text:p>
          </table:table-cell>
          <table:table-cell table:formula="of:=IF([.C481] = &quot;ZIMA&quot;; 0.2; IF([.C481] = &quot;WIOSNA&quot;; 0.5; IF([.C481] = &quot;LATO&quot;; 0.9; 0.4)))" office:value-type="float" office:value="0.5" calcext:value-type="float">
            <text:p>0,5</text:p>
          </table:table-cell>
          <table:table-cell table:style-name="ce22" table:formula="of:=IF([.H480]&gt; 2400 ;IF(NOT(MONTH([.A481]) = MONTH([.A480]));[.E480]+3; [.E480]); [.E480])" office:value-type="float" office:value="37" calcext:value-type="float">
            <text:p>37</text:p>
          </table:table-cell>
          <table:table-cell table:formula="of:=IF(WEEKDAY([.A481];2)&lt; 6; 1; 0) * FLOOR([.E481] *[.D481]) *[.$K$7]" office:value-type="float" office:value="540" calcext:value-type="float">
            <text:p>540</text:p>
          </table:table-cell>
          <table:table-cell table:formula="of:=IF(WEEKDAY([.A481];2) = 7; ([.E480]*15); 0) + IF([.H480]&gt;= 2400; IF(NOT(MONTH([.A481]) = MONTH([.A482]));2400; 0);0)" office:value-type="float" office:value="0" calcext:value-type="float">
            <text:p>0</text:p>
          </table:table-cell>
          <table:table-cell table:formula="of:=[.H480] -[.G481] +[.F481]" office:value-type="float" office:value="23770" calcext:value-type="float">
            <text:p>237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25" calcext:value-type="date">
            <text:p>25.04.2024</text:p>
          </table:table-cell>
          <table:table-cell table:formula="of:=[.A482]" office:value-type="date" office:date-value="2024-04-25" calcext:value-type="date">
            <text:p>04-25</text:p>
          </table:table-cell>
          <table:table-cell table:style-name="ce1" table:formula="of:=IF([.B482] &lt; DATE(YEAR([.A482]);3;21); &quot;ZIMA&quot;; IF([.B482] &lt; DATE(YEAR([.A482]);6;21);&quot;WIOSNA&quot; ; IF([.B482] &lt; DATE(YEAR([.A482]);9;23); &quot;LATO&quot;; IF([.B482] &lt; DATE(YEAR([.A482]);12;21);&quot;JESIEŃ&quot;; &quot;ZIMA&quot;))))" office:value-type="string" office:string-value="WIOSNA" calcext:value-type="string">
            <text:p>WIOSNA</text:p>
          </table:table-cell>
          <table:table-cell table:formula="of:=IF([.C482] = &quot;ZIMA&quot;; 0.2; IF([.C482] = &quot;WIOSNA&quot;; 0.5; IF([.C482] = &quot;LATO&quot;; 0.9; 0.4)))" office:value-type="float" office:value="0.5" calcext:value-type="float">
            <text:p>0,5</text:p>
          </table:table-cell>
          <table:table-cell table:style-name="ce22" table:formula="of:=IF([.H481]&gt; 2400 ;IF(NOT(MONTH([.A482]) = MONTH([.A481]));[.E481]+3; [.E481]); [.E481])" office:value-type="float" office:value="37" calcext:value-type="float">
            <text:p>37</text:p>
          </table:table-cell>
          <table:table-cell table:formula="of:=IF(WEEKDAY([.A482];2)&lt; 6; 1; 0) * FLOOR([.E482] *[.D482]) *[.$K$7]" office:value-type="float" office:value="540" calcext:value-type="float">
            <text:p>540</text:p>
          </table:table-cell>
          <table:table-cell table:formula="of:=IF(WEEKDAY([.A482];2) = 7; ([.E481]*15); 0) + IF([.H481]&gt;= 2400; IF(NOT(MONTH([.A482]) = MONTH([.A483]));2400; 0);0)" office:value-type="float" office:value="0" calcext:value-type="float">
            <text:p>0</text:p>
          </table:table-cell>
          <table:table-cell table:formula="of:=[.H481] -[.G482] +[.F482]" office:value-type="float" office:value="24310" calcext:value-type="float">
            <text:p>243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26" calcext:value-type="date">
            <text:p>26.04.2024</text:p>
          </table:table-cell>
          <table:table-cell table:formula="of:=[.A483]" office:value-type="date" office:date-value="2024-04-26" calcext:value-type="date">
            <text:p>04-26</text:p>
          </table:table-cell>
          <table:table-cell table:style-name="ce1" table:formula="of:=IF([.B483] &lt; DATE(YEAR([.A483]);3;21); &quot;ZIMA&quot;; IF([.B483] &lt; DATE(YEAR([.A483]);6;21);&quot;WIOSNA&quot; ; IF([.B483] &lt; DATE(YEAR([.A483]);9;23); &quot;LATO&quot;; IF([.B483] &lt; DATE(YEAR([.A483]);12;21);&quot;JESIEŃ&quot;; &quot;ZIMA&quot;))))" office:value-type="string" office:string-value="WIOSNA" calcext:value-type="string">
            <text:p>WIOSNA</text:p>
          </table:table-cell>
          <table:table-cell table:formula="of:=IF([.C483] = &quot;ZIMA&quot;; 0.2; IF([.C483] = &quot;WIOSNA&quot;; 0.5; IF([.C483] = &quot;LATO&quot;; 0.9; 0.4)))" office:value-type="float" office:value="0.5" calcext:value-type="float">
            <text:p>0,5</text:p>
          </table:table-cell>
          <table:table-cell table:style-name="ce22" table:formula="of:=IF([.H482]&gt; 2400 ;IF(NOT(MONTH([.A483]) = MONTH([.A482]));[.E482]+3; [.E482]); [.E482])" office:value-type="float" office:value="37" calcext:value-type="float">
            <text:p>37</text:p>
          </table:table-cell>
          <table:table-cell table:formula="of:=IF(WEEKDAY([.A483];2)&lt; 6; 1; 0) * FLOOR([.E483] *[.D483]) *[.$K$7]" office:value-type="float" office:value="540" calcext:value-type="float">
            <text:p>540</text:p>
          </table:table-cell>
          <table:table-cell table:formula="of:=IF(WEEKDAY([.A483];2) = 7; ([.E482]*15); 0) + IF([.H482]&gt;= 2400; IF(NOT(MONTH([.A483]) = MONTH([.A484]));2400; 0);0)" office:value-type="float" office:value="0" calcext:value-type="float">
            <text:p>0</text:p>
          </table:table-cell>
          <table:table-cell table:formula="of:=[.H482] -[.G483] +[.F483]" office:value-type="float" office:value="24850" calcext:value-type="float">
            <text:p>248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27" calcext:value-type="date">
            <text:p>27.04.2024</text:p>
          </table:table-cell>
          <table:table-cell table:formula="of:=[.A484]" office:value-type="date" office:date-value="2024-04-27" calcext:value-type="date">
            <text:p>04-27</text:p>
          </table:table-cell>
          <table:table-cell table:style-name="ce1" table:formula="of:=IF([.B484] &lt; DATE(YEAR([.A484]);3;21); &quot;ZIMA&quot;; IF([.B484] &lt; DATE(YEAR([.A484]);6;21);&quot;WIOSNA&quot; ; IF([.B484] &lt; DATE(YEAR([.A484]);9;23); &quot;LATO&quot;; IF([.B484] &lt; DATE(YEAR([.A484]);12;21);&quot;JESIEŃ&quot;; &quot;ZIMA&quot;))))" office:value-type="string" office:string-value="WIOSNA" calcext:value-type="string">
            <text:p>WIOSNA</text:p>
          </table:table-cell>
          <table:table-cell table:formula="of:=IF([.C484] = &quot;ZIMA&quot;; 0.2; IF([.C484] = &quot;WIOSNA&quot;; 0.5; IF([.C484] = &quot;LATO&quot;; 0.9; 0.4)))" office:value-type="float" office:value="0.5" calcext:value-type="float">
            <text:p>0,5</text:p>
          </table:table-cell>
          <table:table-cell table:style-name="ce22" table:formula="of:=IF([.H483]&gt; 2400 ;IF(NOT(MONTH([.A484]) = MONTH([.A483]));[.E483]+3; [.E483]); [.E483])" office:value-type="float" office:value="37" calcext:value-type="float">
            <text:p>37</text:p>
          </table:table-cell>
          <table:table-cell table:formula="of:=IF(WEEKDAY([.A484];2)&lt; 6; 1; 0) * FLOOR([.E484] *[.D484]) *[.$K$7]" office:value-type="float" office:value="0" calcext:value-type="float">
            <text:p>0</text:p>
          </table:table-cell>
          <table:table-cell table:formula="of:=IF(WEEKDAY([.A484];2) = 7; ([.E483]*15); 0) + IF([.H483]&gt;= 2400; IF(NOT(MONTH([.A484]) = MONTH([.A485]));2400; 0);0)" office:value-type="float" office:value="0" calcext:value-type="float">
            <text:p>0</text:p>
          </table:table-cell>
          <table:table-cell table:formula="of:=[.H483] -[.G484] +[.F484]" office:value-type="float" office:value="24850" calcext:value-type="float">
            <text:p>248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28" calcext:value-type="date">
            <text:p>28.04.2024</text:p>
          </table:table-cell>
          <table:table-cell table:formula="of:=[.A485]" office:value-type="date" office:date-value="2024-04-28" calcext:value-type="date">
            <text:p>04-28</text:p>
          </table:table-cell>
          <table:table-cell table:style-name="ce1" table:formula="of:=IF([.B485] &lt; DATE(YEAR([.A485]);3;21); &quot;ZIMA&quot;; IF([.B485] &lt; DATE(YEAR([.A485]);6;21);&quot;WIOSNA&quot; ; IF([.B485] &lt; DATE(YEAR([.A485]);9;23); &quot;LATO&quot;; IF([.B485] &lt; DATE(YEAR([.A485]);12;21);&quot;JESIEŃ&quot;; &quot;ZIMA&quot;))))" office:value-type="string" office:string-value="WIOSNA" calcext:value-type="string">
            <text:p>WIOSNA</text:p>
          </table:table-cell>
          <table:table-cell table:formula="of:=IF([.C485] = &quot;ZIMA&quot;; 0.2; IF([.C485] = &quot;WIOSNA&quot;; 0.5; IF([.C485] = &quot;LATO&quot;; 0.9; 0.4)))" office:value-type="float" office:value="0.5" calcext:value-type="float">
            <text:p>0,5</text:p>
          </table:table-cell>
          <table:table-cell table:style-name="ce22" table:formula="of:=IF([.H484]&gt; 2400 ;IF(NOT(MONTH([.A485]) = MONTH([.A484]));[.E484]+3; [.E484]); [.E484])" office:value-type="float" office:value="37" calcext:value-type="float">
            <text:p>37</text:p>
          </table:table-cell>
          <table:table-cell table:formula="of:=IF(WEEKDAY([.A485];2)&lt; 6; 1; 0) * FLOOR([.E485] *[.D485]) *[.$K$7]" office:value-type="float" office:value="0" calcext:value-type="float">
            <text:p>0</text:p>
          </table:table-cell>
          <table:table-cell table:formula="of:=IF(WEEKDAY([.A485];2) = 7; ([.E484]*15); 0) + IF([.H484]&gt;= 2400; IF(NOT(MONTH([.A485]) = MONTH([.A486]));2400; 0);0)" office:value-type="float" office:value="555" calcext:value-type="float">
            <text:p>555</text:p>
          </table:table-cell>
          <table:table-cell table:formula="of:=[.H484] -[.G485] +[.F485]" office:value-type="float" office:value="24295" calcext:value-type="float">
            <text:p>2429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29" calcext:value-type="date">
            <text:p>29.04.2024</text:p>
          </table:table-cell>
          <table:table-cell table:formula="of:=[.A486]" office:value-type="date" office:date-value="2024-04-29" calcext:value-type="date">
            <text:p>04-29</text:p>
          </table:table-cell>
          <table:table-cell table:style-name="ce1" table:formula="of:=IF([.B486] &lt; DATE(YEAR([.A486]);3;21); &quot;ZIMA&quot;; IF([.B486] &lt; DATE(YEAR([.A486]);6;21);&quot;WIOSNA&quot; ; IF([.B486] &lt; DATE(YEAR([.A486]);9;23); &quot;LATO&quot;; IF([.B486] &lt; DATE(YEAR([.A486]);12;21);&quot;JESIEŃ&quot;; &quot;ZIMA&quot;))))" office:value-type="string" office:string-value="WIOSNA" calcext:value-type="string">
            <text:p>WIOSNA</text:p>
          </table:table-cell>
          <table:table-cell table:formula="of:=IF([.C486] = &quot;ZIMA&quot;; 0.2; IF([.C486] = &quot;WIOSNA&quot;; 0.5; IF([.C486] = &quot;LATO&quot;; 0.9; 0.4)))" office:value-type="float" office:value="0.5" calcext:value-type="float">
            <text:p>0,5</text:p>
          </table:table-cell>
          <table:table-cell table:style-name="ce22" table:formula="of:=IF([.H485]&gt; 2400 ;IF(NOT(MONTH([.A486]) = MONTH([.A485]));[.E485]+3; [.E485]); [.E485])" office:value-type="float" office:value="37" calcext:value-type="float">
            <text:p>37</text:p>
          </table:table-cell>
          <table:table-cell table:formula="of:=IF(WEEKDAY([.A486];2)&lt; 6; 1; 0) * FLOOR([.E486] *[.D486]) *[.$K$7]" office:value-type="float" office:value="540" calcext:value-type="float">
            <text:p>540</text:p>
          </table:table-cell>
          <table:table-cell table:formula="of:=IF(WEEKDAY([.A486];2) = 7; ([.E485]*15); 0) + IF([.H485]&gt;= 2400; IF(NOT(MONTH([.A486]) = MONTH([.A487]));2400; 0);0)" office:value-type="float" office:value="0" calcext:value-type="float">
            <text:p>0</text:p>
          </table:table-cell>
          <table:table-cell table:formula="of:=[.H485] -[.G486] +[.F486]" office:value-type="float" office:value="24835" calcext:value-type="float">
            <text:p>2483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30" calcext:value-type="date">
            <text:p>30.04.2024</text:p>
          </table:table-cell>
          <table:table-cell table:formula="of:=[.A487]" office:value-type="date" office:date-value="2024-04-30" calcext:value-type="date">
            <text:p>04-30</text:p>
          </table:table-cell>
          <table:table-cell table:style-name="ce1" table:formula="of:=IF([.B487] &lt; DATE(YEAR([.A487]);3;21); &quot;ZIMA&quot;; IF([.B487] &lt; DATE(YEAR([.A487]);6;21);&quot;WIOSNA&quot; ; IF([.B487] &lt; DATE(YEAR([.A487]);9;23); &quot;LATO&quot;; IF([.B487] &lt; DATE(YEAR([.A487]);12;21);&quot;JESIEŃ&quot;; &quot;ZIMA&quot;))))" office:value-type="string" office:string-value="WIOSNA" calcext:value-type="string">
            <text:p>WIOSNA</text:p>
          </table:table-cell>
          <table:table-cell table:formula="of:=IF([.C487] = &quot;ZIMA&quot;; 0.2; IF([.C487] = &quot;WIOSNA&quot;; 0.5; IF([.C487] = &quot;LATO&quot;; 0.9; 0.4)))" office:value-type="float" office:value="0.5" calcext:value-type="float">
            <text:p>0,5</text:p>
          </table:table-cell>
          <table:table-cell table:style-name="ce22" table:formula="of:=IF([.H486]&gt; 2400 ;IF(NOT(MONTH([.A487]) = MONTH([.A486]));[.E486]+3; [.E486]); [.E486])" office:value-type="float" office:value="37" calcext:value-type="float">
            <text:p>37</text:p>
          </table:table-cell>
          <table:table-cell table:formula="of:=IF(WEEKDAY([.A487];2)&lt; 6; 1; 0) * FLOOR([.E487] *[.D487]) *[.$K$7]" office:value-type="float" office:value="540" calcext:value-type="float">
            <text:p>540</text:p>
          </table:table-cell>
          <table:table-cell table:formula="of:=IF(WEEKDAY([.A487];2) = 7; ([.E486]*15); 0) + IF([.H486]&gt;= 2400; IF(NOT(MONTH([.A487]) = MONTH([.A488]));2400; 0);0)" office:value-type="float" office:value="2400" calcext:value-type="float">
            <text:p>2400</text:p>
          </table:table-cell>
          <table:table-cell table:formula="of:=[.H486] -[.G487] +[.F487]" office:value-type="float" office:value="22975" calcext:value-type="float">
            <text:p>229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01" calcext:value-type="date">
            <text:p>1.05.2024</text:p>
          </table:table-cell>
          <table:table-cell table:formula="of:=[.A488]" office:value-type="date" office:date-value="2024-05-01" calcext:value-type="date">
            <text:p>05-01</text:p>
          </table:table-cell>
          <table:table-cell table:style-name="ce1" table:formula="of:=IF([.B488] &lt; DATE(YEAR([.A488]);3;21); &quot;ZIMA&quot;; IF([.B488] &lt; DATE(YEAR([.A488]);6;21);&quot;WIOSNA&quot; ; IF([.B488] &lt; DATE(YEAR([.A488]);9;23); &quot;LATO&quot;; IF([.B488] &lt; DATE(YEAR([.A488]);12;21);&quot;JESIEŃ&quot;; &quot;ZIMA&quot;))))" office:value-type="string" office:string-value="WIOSNA" calcext:value-type="string">
            <text:p>WIOSNA</text:p>
          </table:table-cell>
          <table:table-cell table:formula="of:=IF([.C488] = &quot;ZIMA&quot;; 0.2; IF([.C488] = &quot;WIOSNA&quot;; 0.5; IF([.C488] = &quot;LATO&quot;; 0.9; 0.4)))" office:value-type="float" office:value="0.5" calcext:value-type="float">
            <text:p>0,5</text:p>
          </table:table-cell>
          <table:table-cell table:style-name="ce22" table:formula="of:=IF([.H487]&gt; 2400 ;IF(NOT(MONTH([.A488]) = MONTH([.A487]));[.E487]+3; [.E487]); [.E487])" office:value-type="float" office:value="40" calcext:value-type="float">
            <text:p>40</text:p>
          </table:table-cell>
          <table:table-cell table:formula="of:=IF(WEEKDAY([.A488];2)&lt; 6; 1; 0) * FLOOR([.E488] *[.D488]) *[.$K$7]" office:value-type="float" office:value="600" calcext:value-type="float">
            <text:p>600</text:p>
          </table:table-cell>
          <table:table-cell table:formula="of:=IF(WEEKDAY([.A488];2) = 7; ([.E487]*15); 0) + IF([.H487]&gt;= 2400; IF(NOT(MONTH([.A488]) = MONTH([.A489]));2400; 0);0)" office:value-type="float" office:value="0" calcext:value-type="float">
            <text:p>0</text:p>
          </table:table-cell>
          <table:table-cell table:formula="of:=[.H487] -[.G488] +[.F488]" office:value-type="float" office:value="23575" calcext:value-type="float">
            <text:p>235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02" calcext:value-type="date">
            <text:p>2.05.2024</text:p>
          </table:table-cell>
          <table:table-cell table:formula="of:=[.A489]" office:value-type="date" office:date-value="2024-05-02" calcext:value-type="date">
            <text:p>05-02</text:p>
          </table:table-cell>
          <table:table-cell table:style-name="ce1" table:formula="of:=IF([.B489] &lt; DATE(YEAR([.A489]);3;21); &quot;ZIMA&quot;; IF([.B489] &lt; DATE(YEAR([.A489]);6;21);&quot;WIOSNA&quot; ; IF([.B489] &lt; DATE(YEAR([.A489]);9;23); &quot;LATO&quot;; IF([.B489] &lt; DATE(YEAR([.A489]);12;21);&quot;JESIEŃ&quot;; &quot;ZIMA&quot;))))" office:value-type="string" office:string-value="WIOSNA" calcext:value-type="string">
            <text:p>WIOSNA</text:p>
          </table:table-cell>
          <table:table-cell table:formula="of:=IF([.C489] = &quot;ZIMA&quot;; 0.2; IF([.C489] = &quot;WIOSNA&quot;; 0.5; IF([.C489] = &quot;LATO&quot;; 0.9; 0.4)))" office:value-type="float" office:value="0.5" calcext:value-type="float">
            <text:p>0,5</text:p>
          </table:table-cell>
          <table:table-cell table:style-name="ce22" table:formula="of:=IF([.H488]&gt; 2400 ;IF(NOT(MONTH([.A489]) = MONTH([.A488]));[.E488]+3; [.E488]); [.E488])" office:value-type="float" office:value="40" calcext:value-type="float">
            <text:p>40</text:p>
          </table:table-cell>
          <table:table-cell table:formula="of:=IF(WEEKDAY([.A489];2)&lt; 6; 1; 0) * FLOOR([.E489] *[.D489]) *[.$K$7]" office:value-type="float" office:value="600" calcext:value-type="float">
            <text:p>600</text:p>
          </table:table-cell>
          <table:table-cell table:formula="of:=IF(WEEKDAY([.A489];2) = 7; ([.E488]*15); 0) + IF([.H488]&gt;= 2400; IF(NOT(MONTH([.A489]) = MONTH([.A490]));2400; 0);0)" office:value-type="float" office:value="0" calcext:value-type="float">
            <text:p>0</text:p>
          </table:table-cell>
          <table:table-cell table:formula="of:=[.H488] -[.G489] +[.F489]" office:value-type="float" office:value="24175" calcext:value-type="float">
            <text:p>241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03" calcext:value-type="date">
            <text:p>3.05.2024</text:p>
          </table:table-cell>
          <table:table-cell table:formula="of:=[.A490]" office:value-type="date" office:date-value="2024-05-03" calcext:value-type="date">
            <text:p>05-03</text:p>
          </table:table-cell>
          <table:table-cell table:style-name="ce1" table:formula="of:=IF([.B490] &lt; DATE(YEAR([.A490]);3;21); &quot;ZIMA&quot;; IF([.B490] &lt; DATE(YEAR([.A490]);6;21);&quot;WIOSNA&quot; ; IF([.B490] &lt; DATE(YEAR([.A490]);9;23); &quot;LATO&quot;; IF([.B490] &lt; DATE(YEAR([.A490]);12;21);&quot;JESIEŃ&quot;; &quot;ZIMA&quot;))))" office:value-type="string" office:string-value="WIOSNA" calcext:value-type="string">
            <text:p>WIOSNA</text:p>
          </table:table-cell>
          <table:table-cell table:formula="of:=IF([.C490] = &quot;ZIMA&quot;; 0.2; IF([.C490] = &quot;WIOSNA&quot;; 0.5; IF([.C490] = &quot;LATO&quot;; 0.9; 0.4)))" office:value-type="float" office:value="0.5" calcext:value-type="float">
            <text:p>0,5</text:p>
          </table:table-cell>
          <table:table-cell table:style-name="ce22" table:formula="of:=IF([.H489]&gt; 2400 ;IF(NOT(MONTH([.A490]) = MONTH([.A489]));[.E489]+3; [.E489]); [.E489])" office:value-type="float" office:value="40" calcext:value-type="float">
            <text:p>40</text:p>
          </table:table-cell>
          <table:table-cell table:formula="of:=IF(WEEKDAY([.A490];2)&lt; 6; 1; 0) * FLOOR([.E490] *[.D490]) *[.$K$7]" office:value-type="float" office:value="600" calcext:value-type="float">
            <text:p>600</text:p>
          </table:table-cell>
          <table:table-cell table:formula="of:=IF(WEEKDAY([.A490];2) = 7; ([.E489]*15); 0) + IF([.H489]&gt;= 2400; IF(NOT(MONTH([.A490]) = MONTH([.A491]));2400; 0);0)" office:value-type="float" office:value="0" calcext:value-type="float">
            <text:p>0</text:p>
          </table:table-cell>
          <table:table-cell table:formula="of:=[.H489] -[.G490] +[.F490]" office:value-type="float" office:value="24775" calcext:value-type="float">
            <text:p>247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04" calcext:value-type="date">
            <text:p>4.05.2024</text:p>
          </table:table-cell>
          <table:table-cell table:formula="of:=[.A491]" office:value-type="date" office:date-value="2024-05-04" calcext:value-type="date">
            <text:p>05-04</text:p>
          </table:table-cell>
          <table:table-cell table:style-name="ce1" table:formula="of:=IF([.B491] &lt; DATE(YEAR([.A491]);3;21); &quot;ZIMA&quot;; IF([.B491] &lt; DATE(YEAR([.A491]);6;21);&quot;WIOSNA&quot; ; IF([.B491] &lt; DATE(YEAR([.A491]);9;23); &quot;LATO&quot;; IF([.B491] &lt; DATE(YEAR([.A491]);12;21);&quot;JESIEŃ&quot;; &quot;ZIMA&quot;))))" office:value-type="string" office:string-value="WIOSNA" calcext:value-type="string">
            <text:p>WIOSNA</text:p>
          </table:table-cell>
          <table:table-cell table:formula="of:=IF([.C491] = &quot;ZIMA&quot;; 0.2; IF([.C491] = &quot;WIOSNA&quot;; 0.5; IF([.C491] = &quot;LATO&quot;; 0.9; 0.4)))" office:value-type="float" office:value="0.5" calcext:value-type="float">
            <text:p>0,5</text:p>
          </table:table-cell>
          <table:table-cell table:style-name="ce22" table:formula="of:=IF([.H490]&gt; 2400 ;IF(NOT(MONTH([.A491]) = MONTH([.A490]));[.E490]+3; [.E490]); [.E490])" office:value-type="float" office:value="40" calcext:value-type="float">
            <text:p>40</text:p>
          </table:table-cell>
          <table:table-cell table:formula="of:=IF(WEEKDAY([.A491];2)&lt; 6; 1; 0) * FLOOR([.E491] *[.D491]) *[.$K$7]" office:value-type="float" office:value="0" calcext:value-type="float">
            <text:p>0</text:p>
          </table:table-cell>
          <table:table-cell table:formula="of:=IF(WEEKDAY([.A491];2) = 7; ([.E490]*15); 0) + IF([.H490]&gt;= 2400; IF(NOT(MONTH([.A491]) = MONTH([.A492]));2400; 0);0)" office:value-type="float" office:value="0" calcext:value-type="float">
            <text:p>0</text:p>
          </table:table-cell>
          <table:table-cell table:formula="of:=[.H490] -[.G491] +[.F491]" office:value-type="float" office:value="24775" calcext:value-type="float">
            <text:p>247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05" calcext:value-type="date">
            <text:p>5.05.2024</text:p>
          </table:table-cell>
          <table:table-cell table:formula="of:=[.A492]" office:value-type="date" office:date-value="2024-05-05" calcext:value-type="date">
            <text:p>05-05</text:p>
          </table:table-cell>
          <table:table-cell table:style-name="ce1" table:formula="of:=IF([.B492] &lt; DATE(YEAR([.A492]);3;21); &quot;ZIMA&quot;; IF([.B492] &lt; DATE(YEAR([.A492]);6;21);&quot;WIOSNA&quot; ; IF([.B492] &lt; DATE(YEAR([.A492]);9;23); &quot;LATO&quot;; IF([.B492] &lt; DATE(YEAR([.A492]);12;21);&quot;JESIEŃ&quot;; &quot;ZIMA&quot;))))" office:value-type="string" office:string-value="WIOSNA" calcext:value-type="string">
            <text:p>WIOSNA</text:p>
          </table:table-cell>
          <table:table-cell table:formula="of:=IF([.C492] = &quot;ZIMA&quot;; 0.2; IF([.C492] = &quot;WIOSNA&quot;; 0.5; IF([.C492] = &quot;LATO&quot;; 0.9; 0.4)))" office:value-type="float" office:value="0.5" calcext:value-type="float">
            <text:p>0,5</text:p>
          </table:table-cell>
          <table:table-cell table:style-name="ce22" table:formula="of:=IF([.H491]&gt; 2400 ;IF(NOT(MONTH([.A492]) = MONTH([.A491]));[.E491]+3; [.E491]); [.E491])" office:value-type="float" office:value="40" calcext:value-type="float">
            <text:p>40</text:p>
          </table:table-cell>
          <table:table-cell table:formula="of:=IF(WEEKDAY([.A492];2)&lt; 6; 1; 0) * FLOOR([.E492] *[.D492]) *[.$K$7]" office:value-type="float" office:value="0" calcext:value-type="float">
            <text:p>0</text:p>
          </table:table-cell>
          <table:table-cell table:formula="of:=IF(WEEKDAY([.A492];2) = 7; ([.E491]*15); 0) + IF([.H491]&gt;= 2400; IF(NOT(MONTH([.A492]) = MONTH([.A493]));2400; 0);0)" office:value-type="float" office:value="600" calcext:value-type="float">
            <text:p>600</text:p>
          </table:table-cell>
          <table:table-cell table:formula="of:=[.H491] -[.G492] +[.F492]" office:value-type="float" office:value="24175" calcext:value-type="float">
            <text:p>241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06" calcext:value-type="date">
            <text:p>6.05.2024</text:p>
          </table:table-cell>
          <table:table-cell table:formula="of:=[.A493]" office:value-type="date" office:date-value="2024-05-06" calcext:value-type="date">
            <text:p>05-06</text:p>
          </table:table-cell>
          <table:table-cell table:style-name="ce1" table:formula="of:=IF([.B493] &lt; DATE(YEAR([.A493]);3;21); &quot;ZIMA&quot;; IF([.B493] &lt; DATE(YEAR([.A493]);6;21);&quot;WIOSNA&quot; ; IF([.B493] &lt; DATE(YEAR([.A493]);9;23); &quot;LATO&quot;; IF([.B493] &lt; DATE(YEAR([.A493]);12;21);&quot;JESIEŃ&quot;; &quot;ZIMA&quot;))))" office:value-type="string" office:string-value="WIOSNA" calcext:value-type="string">
            <text:p>WIOSNA</text:p>
          </table:table-cell>
          <table:table-cell table:formula="of:=IF([.C493] = &quot;ZIMA&quot;; 0.2; IF([.C493] = &quot;WIOSNA&quot;; 0.5; IF([.C493] = &quot;LATO&quot;; 0.9; 0.4)))" office:value-type="float" office:value="0.5" calcext:value-type="float">
            <text:p>0,5</text:p>
          </table:table-cell>
          <table:table-cell table:style-name="ce22" table:formula="of:=IF([.H492]&gt; 2400 ;IF(NOT(MONTH([.A493]) = MONTH([.A492]));[.E492]+3; [.E492]); [.E492])" office:value-type="float" office:value="40" calcext:value-type="float">
            <text:p>40</text:p>
          </table:table-cell>
          <table:table-cell table:formula="of:=IF(WEEKDAY([.A493];2)&lt; 6; 1; 0) * FLOOR([.E493] *[.D493]) *[.$K$7]" office:value-type="float" office:value="600" calcext:value-type="float">
            <text:p>600</text:p>
          </table:table-cell>
          <table:table-cell table:formula="of:=IF(WEEKDAY([.A493];2) = 7; ([.E492]*15); 0) + IF([.H492]&gt;= 2400; IF(NOT(MONTH([.A493]) = MONTH([.A494]));2400; 0);0)" office:value-type="float" office:value="0" calcext:value-type="float">
            <text:p>0</text:p>
          </table:table-cell>
          <table:table-cell table:formula="of:=[.H492] -[.G493] +[.F493]" office:value-type="float" office:value="24775" calcext:value-type="float">
            <text:p>247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07" calcext:value-type="date">
            <text:p>7.05.2024</text:p>
          </table:table-cell>
          <table:table-cell table:formula="of:=[.A494]" office:value-type="date" office:date-value="2024-05-07" calcext:value-type="date">
            <text:p>05-07</text:p>
          </table:table-cell>
          <table:table-cell table:style-name="ce1" table:formula="of:=IF([.B494] &lt; DATE(YEAR([.A494]);3;21); &quot;ZIMA&quot;; IF([.B494] &lt; DATE(YEAR([.A494]);6;21);&quot;WIOSNA&quot; ; IF([.B494] &lt; DATE(YEAR([.A494]);9;23); &quot;LATO&quot;; IF([.B494] &lt; DATE(YEAR([.A494]);12;21);&quot;JESIEŃ&quot;; &quot;ZIMA&quot;))))" office:value-type="string" office:string-value="WIOSNA" calcext:value-type="string">
            <text:p>WIOSNA</text:p>
          </table:table-cell>
          <table:table-cell table:formula="of:=IF([.C494] = &quot;ZIMA&quot;; 0.2; IF([.C494] = &quot;WIOSNA&quot;; 0.5; IF([.C494] = &quot;LATO&quot;; 0.9; 0.4)))" office:value-type="float" office:value="0.5" calcext:value-type="float">
            <text:p>0,5</text:p>
          </table:table-cell>
          <table:table-cell table:style-name="ce22" table:formula="of:=IF([.H493]&gt; 2400 ;IF(NOT(MONTH([.A494]) = MONTH([.A493]));[.E493]+3; [.E493]); [.E493])" office:value-type="float" office:value="40" calcext:value-type="float">
            <text:p>40</text:p>
          </table:table-cell>
          <table:table-cell table:formula="of:=IF(WEEKDAY([.A494];2)&lt; 6; 1; 0) * FLOOR([.E494] *[.D494]) *[.$K$7]" office:value-type="float" office:value="600" calcext:value-type="float">
            <text:p>600</text:p>
          </table:table-cell>
          <table:table-cell table:formula="of:=IF(WEEKDAY([.A494];2) = 7; ([.E493]*15); 0) + IF([.H493]&gt;= 2400; IF(NOT(MONTH([.A494]) = MONTH([.A495]));2400; 0);0)" office:value-type="float" office:value="0" calcext:value-type="float">
            <text:p>0</text:p>
          </table:table-cell>
          <table:table-cell table:formula="of:=[.H493] -[.G494] +[.F494]" office:value-type="float" office:value="25375" calcext:value-type="float">
            <text:p>253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08" calcext:value-type="date">
            <text:p>8.05.2024</text:p>
          </table:table-cell>
          <table:table-cell table:formula="of:=[.A495]" office:value-type="date" office:date-value="2024-05-08" calcext:value-type="date">
            <text:p>05-08</text:p>
          </table:table-cell>
          <table:table-cell table:style-name="ce1" table:formula="of:=IF([.B495] &lt; DATE(YEAR([.A495]);3;21); &quot;ZIMA&quot;; IF([.B495] &lt; DATE(YEAR([.A495]);6;21);&quot;WIOSNA&quot; ; IF([.B495] &lt; DATE(YEAR([.A495]);9;23); &quot;LATO&quot;; IF([.B495] &lt; DATE(YEAR([.A495]);12;21);&quot;JESIEŃ&quot;; &quot;ZIMA&quot;))))" office:value-type="string" office:string-value="WIOSNA" calcext:value-type="string">
            <text:p>WIOSNA</text:p>
          </table:table-cell>
          <table:table-cell table:formula="of:=IF([.C495] = &quot;ZIMA&quot;; 0.2; IF([.C495] = &quot;WIOSNA&quot;; 0.5; IF([.C495] = &quot;LATO&quot;; 0.9; 0.4)))" office:value-type="float" office:value="0.5" calcext:value-type="float">
            <text:p>0,5</text:p>
          </table:table-cell>
          <table:table-cell table:style-name="ce22" table:formula="of:=IF([.H494]&gt; 2400 ;IF(NOT(MONTH([.A495]) = MONTH([.A494]));[.E494]+3; [.E494]); [.E494])" office:value-type="float" office:value="40" calcext:value-type="float">
            <text:p>40</text:p>
          </table:table-cell>
          <table:table-cell table:formula="of:=IF(WEEKDAY([.A495];2)&lt; 6; 1; 0) * FLOOR([.E495] *[.D495]) *[.$K$7]" office:value-type="float" office:value="600" calcext:value-type="float">
            <text:p>600</text:p>
          </table:table-cell>
          <table:table-cell table:formula="of:=IF(WEEKDAY([.A495];2) = 7; ([.E494]*15); 0) + IF([.H494]&gt;= 2400; IF(NOT(MONTH([.A495]) = MONTH([.A496]));2400; 0);0)" office:value-type="float" office:value="0" calcext:value-type="float">
            <text:p>0</text:p>
          </table:table-cell>
          <table:table-cell table:formula="of:=[.H494] -[.G495] +[.F495]" office:value-type="float" office:value="25975" calcext:value-type="float">
            <text:p>259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09" calcext:value-type="date">
            <text:p>9.05.2024</text:p>
          </table:table-cell>
          <table:table-cell table:formula="of:=[.A496]" office:value-type="date" office:date-value="2024-05-09" calcext:value-type="date">
            <text:p>05-09</text:p>
          </table:table-cell>
          <table:table-cell table:style-name="ce1" table:formula="of:=IF([.B496] &lt; DATE(YEAR([.A496]);3;21); &quot;ZIMA&quot;; IF([.B496] &lt; DATE(YEAR([.A496]);6;21);&quot;WIOSNA&quot; ; IF([.B496] &lt; DATE(YEAR([.A496]);9;23); &quot;LATO&quot;; IF([.B496] &lt; DATE(YEAR([.A496]);12;21);&quot;JESIEŃ&quot;; &quot;ZIMA&quot;))))" office:value-type="string" office:string-value="WIOSNA" calcext:value-type="string">
            <text:p>WIOSNA</text:p>
          </table:table-cell>
          <table:table-cell table:formula="of:=IF([.C496] = &quot;ZIMA&quot;; 0.2; IF([.C496] = &quot;WIOSNA&quot;; 0.5; IF([.C496] = &quot;LATO&quot;; 0.9; 0.4)))" office:value-type="float" office:value="0.5" calcext:value-type="float">
            <text:p>0,5</text:p>
          </table:table-cell>
          <table:table-cell table:style-name="ce22" table:formula="of:=IF([.H495]&gt; 2400 ;IF(NOT(MONTH([.A496]) = MONTH([.A495]));[.E495]+3; [.E495]); [.E495])" office:value-type="float" office:value="40" calcext:value-type="float">
            <text:p>40</text:p>
          </table:table-cell>
          <table:table-cell table:formula="of:=IF(WEEKDAY([.A496];2)&lt; 6; 1; 0) * FLOOR([.E496] *[.D496]) *[.$K$7]" office:value-type="float" office:value="600" calcext:value-type="float">
            <text:p>600</text:p>
          </table:table-cell>
          <table:table-cell table:formula="of:=IF(WEEKDAY([.A496];2) = 7; ([.E495]*15); 0) + IF([.H495]&gt;= 2400; IF(NOT(MONTH([.A496]) = MONTH([.A497]));2400; 0);0)" office:value-type="float" office:value="0" calcext:value-type="float">
            <text:p>0</text:p>
          </table:table-cell>
          <table:table-cell table:formula="of:=[.H495] -[.G496] +[.F496]" office:value-type="float" office:value="26575" calcext:value-type="float">
            <text:p>265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10" calcext:value-type="date">
            <text:p>10.05.2024</text:p>
          </table:table-cell>
          <table:table-cell table:formula="of:=[.A497]" office:value-type="date" office:date-value="2024-05-10" calcext:value-type="date">
            <text:p>05-10</text:p>
          </table:table-cell>
          <table:table-cell table:style-name="ce1" table:formula="of:=IF([.B497] &lt; DATE(YEAR([.A497]);3;21); &quot;ZIMA&quot;; IF([.B497] &lt; DATE(YEAR([.A497]);6;21);&quot;WIOSNA&quot; ; IF([.B497] &lt; DATE(YEAR([.A497]);9;23); &quot;LATO&quot;; IF([.B497] &lt; DATE(YEAR([.A497]);12;21);&quot;JESIEŃ&quot;; &quot;ZIMA&quot;))))" office:value-type="string" office:string-value="WIOSNA" calcext:value-type="string">
            <text:p>WIOSNA</text:p>
          </table:table-cell>
          <table:table-cell table:formula="of:=IF([.C497] = &quot;ZIMA&quot;; 0.2; IF([.C497] = &quot;WIOSNA&quot;; 0.5; IF([.C497] = &quot;LATO&quot;; 0.9; 0.4)))" office:value-type="float" office:value="0.5" calcext:value-type="float">
            <text:p>0,5</text:p>
          </table:table-cell>
          <table:table-cell table:style-name="ce22" table:formula="of:=IF([.H496]&gt; 2400 ;IF(NOT(MONTH([.A497]) = MONTH([.A496]));[.E496]+3; [.E496]); [.E496])" office:value-type="float" office:value="40" calcext:value-type="float">
            <text:p>40</text:p>
          </table:table-cell>
          <table:table-cell table:formula="of:=IF(WEEKDAY([.A497];2)&lt; 6; 1; 0) * FLOOR([.E497] *[.D497]) *[.$K$7]" office:value-type="float" office:value="600" calcext:value-type="float">
            <text:p>600</text:p>
          </table:table-cell>
          <table:table-cell table:formula="of:=IF(WEEKDAY([.A497];2) = 7; ([.E496]*15); 0) + IF([.H496]&gt;= 2400; IF(NOT(MONTH([.A497]) = MONTH([.A498]));2400; 0);0)" office:value-type="float" office:value="0" calcext:value-type="float">
            <text:p>0</text:p>
          </table:table-cell>
          <table:table-cell table:formula="of:=[.H496] -[.G497] +[.F497]" office:value-type="float" office:value="27175" calcext:value-type="float">
            <text:p>271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11" calcext:value-type="date">
            <text:p>11.05.2024</text:p>
          </table:table-cell>
          <table:table-cell table:formula="of:=[.A498]" office:value-type="date" office:date-value="2024-05-11" calcext:value-type="date">
            <text:p>05-11</text:p>
          </table:table-cell>
          <table:table-cell table:style-name="ce1" table:formula="of:=IF([.B498] &lt; DATE(YEAR([.A498]);3;21); &quot;ZIMA&quot;; IF([.B498] &lt; DATE(YEAR([.A498]);6;21);&quot;WIOSNA&quot; ; IF([.B498] &lt; DATE(YEAR([.A498]);9;23); &quot;LATO&quot;; IF([.B498] &lt; DATE(YEAR([.A498]);12;21);&quot;JESIEŃ&quot;; &quot;ZIMA&quot;))))" office:value-type="string" office:string-value="WIOSNA" calcext:value-type="string">
            <text:p>WIOSNA</text:p>
          </table:table-cell>
          <table:table-cell table:formula="of:=IF([.C498] = &quot;ZIMA&quot;; 0.2; IF([.C498] = &quot;WIOSNA&quot;; 0.5; IF([.C498] = &quot;LATO&quot;; 0.9; 0.4)))" office:value-type="float" office:value="0.5" calcext:value-type="float">
            <text:p>0,5</text:p>
          </table:table-cell>
          <table:table-cell table:style-name="ce22" table:formula="of:=IF([.H497]&gt; 2400 ;IF(NOT(MONTH([.A498]) = MONTH([.A497]));[.E497]+3; [.E497]); [.E497])" office:value-type="float" office:value="40" calcext:value-type="float">
            <text:p>40</text:p>
          </table:table-cell>
          <table:table-cell table:formula="of:=IF(WEEKDAY([.A498];2)&lt; 6; 1; 0) * FLOOR([.E498] *[.D498]) *[.$K$7]" office:value-type="float" office:value="0" calcext:value-type="float">
            <text:p>0</text:p>
          </table:table-cell>
          <table:table-cell table:formula="of:=IF(WEEKDAY([.A498];2) = 7; ([.E497]*15); 0) + IF([.H497]&gt;= 2400; IF(NOT(MONTH([.A498]) = MONTH([.A499]));2400; 0);0)" office:value-type="float" office:value="0" calcext:value-type="float">
            <text:p>0</text:p>
          </table:table-cell>
          <table:table-cell table:formula="of:=[.H497] -[.G498] +[.F498]" office:value-type="float" office:value="27175" calcext:value-type="float">
            <text:p>271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12" calcext:value-type="date">
            <text:p>12.05.2024</text:p>
          </table:table-cell>
          <table:table-cell table:formula="of:=[.A499]" office:value-type="date" office:date-value="2024-05-12" calcext:value-type="date">
            <text:p>05-12</text:p>
          </table:table-cell>
          <table:table-cell table:style-name="ce1" table:formula="of:=IF([.B499] &lt; DATE(YEAR([.A499]);3;21); &quot;ZIMA&quot;; IF([.B499] &lt; DATE(YEAR([.A499]);6;21);&quot;WIOSNA&quot; ; IF([.B499] &lt; DATE(YEAR([.A499]);9;23); &quot;LATO&quot;; IF([.B499] &lt; DATE(YEAR([.A499]);12;21);&quot;JESIEŃ&quot;; &quot;ZIMA&quot;))))" office:value-type="string" office:string-value="WIOSNA" calcext:value-type="string">
            <text:p>WIOSNA</text:p>
          </table:table-cell>
          <table:table-cell table:formula="of:=IF([.C499] = &quot;ZIMA&quot;; 0.2; IF([.C499] = &quot;WIOSNA&quot;; 0.5; IF([.C499] = &quot;LATO&quot;; 0.9; 0.4)))" office:value-type="float" office:value="0.5" calcext:value-type="float">
            <text:p>0,5</text:p>
          </table:table-cell>
          <table:table-cell table:style-name="ce22" table:formula="of:=IF([.H498]&gt; 2400 ;IF(NOT(MONTH([.A499]) = MONTH([.A498]));[.E498]+3; [.E498]); [.E498])" office:value-type="float" office:value="40" calcext:value-type="float">
            <text:p>40</text:p>
          </table:table-cell>
          <table:table-cell table:formula="of:=IF(WEEKDAY([.A499];2)&lt; 6; 1; 0) * FLOOR([.E499] *[.D499]) *[.$K$7]" office:value-type="float" office:value="0" calcext:value-type="float">
            <text:p>0</text:p>
          </table:table-cell>
          <table:table-cell table:formula="of:=IF(WEEKDAY([.A499];2) = 7; ([.E498]*15); 0) + IF([.H498]&gt;= 2400; IF(NOT(MONTH([.A499]) = MONTH([.A500]));2400; 0);0)" office:value-type="float" office:value="600" calcext:value-type="float">
            <text:p>600</text:p>
          </table:table-cell>
          <table:table-cell table:formula="of:=[.H498] -[.G499] +[.F499]" office:value-type="float" office:value="26575" calcext:value-type="float">
            <text:p>265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13" calcext:value-type="date">
            <text:p>13.05.2024</text:p>
          </table:table-cell>
          <table:table-cell table:formula="of:=[.A500]" office:value-type="date" office:date-value="2024-05-13" calcext:value-type="date">
            <text:p>05-13</text:p>
          </table:table-cell>
          <table:table-cell table:style-name="ce1" table:formula="of:=IF([.B500] &lt; DATE(YEAR([.A500]);3;21); &quot;ZIMA&quot;; IF([.B500] &lt; DATE(YEAR([.A500]);6;21);&quot;WIOSNA&quot; ; IF([.B500] &lt; DATE(YEAR([.A500]);9;23); &quot;LATO&quot;; IF([.B500] &lt; DATE(YEAR([.A500]);12;21);&quot;JESIEŃ&quot;; &quot;ZIMA&quot;))))" office:value-type="string" office:string-value="WIOSNA" calcext:value-type="string">
            <text:p>WIOSNA</text:p>
          </table:table-cell>
          <table:table-cell table:formula="of:=IF([.C500] = &quot;ZIMA&quot;; 0.2; IF([.C500] = &quot;WIOSNA&quot;; 0.5; IF([.C500] = &quot;LATO&quot;; 0.9; 0.4)))" office:value-type="float" office:value="0.5" calcext:value-type="float">
            <text:p>0,5</text:p>
          </table:table-cell>
          <table:table-cell table:style-name="ce22" table:formula="of:=IF([.H499]&gt; 2400 ;IF(NOT(MONTH([.A500]) = MONTH([.A499]));[.E499]+3; [.E499]); [.E499])" office:value-type="float" office:value="40" calcext:value-type="float">
            <text:p>40</text:p>
          </table:table-cell>
          <table:table-cell table:formula="of:=IF(WEEKDAY([.A500];2)&lt; 6; 1; 0) * FLOOR([.E500] *[.D500]) *[.$K$7]" office:value-type="float" office:value="600" calcext:value-type="float">
            <text:p>600</text:p>
          </table:table-cell>
          <table:table-cell table:formula="of:=IF(WEEKDAY([.A500];2) = 7; ([.E499]*15); 0) + IF([.H499]&gt;= 2400; IF(NOT(MONTH([.A500]) = MONTH([.A501]));2400; 0);0)" office:value-type="float" office:value="0" calcext:value-type="float">
            <text:p>0</text:p>
          </table:table-cell>
          <table:table-cell table:formula="of:=[.H499] -[.G500] +[.F500]" office:value-type="float" office:value="27175" calcext:value-type="float">
            <text:p>271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14" calcext:value-type="date">
            <text:p>14.05.2024</text:p>
          </table:table-cell>
          <table:table-cell table:formula="of:=[.A501]" office:value-type="date" office:date-value="2024-05-14" calcext:value-type="date">
            <text:p>05-14</text:p>
          </table:table-cell>
          <table:table-cell table:style-name="ce1" table:formula="of:=IF([.B501] &lt; DATE(YEAR([.A501]);3;21); &quot;ZIMA&quot;; IF([.B501] &lt; DATE(YEAR([.A501]);6;21);&quot;WIOSNA&quot; ; IF([.B501] &lt; DATE(YEAR([.A501]);9;23); &quot;LATO&quot;; IF([.B501] &lt; DATE(YEAR([.A501]);12;21);&quot;JESIEŃ&quot;; &quot;ZIMA&quot;))))" office:value-type="string" office:string-value="WIOSNA" calcext:value-type="string">
            <text:p>WIOSNA</text:p>
          </table:table-cell>
          <table:table-cell table:formula="of:=IF([.C501] = &quot;ZIMA&quot;; 0.2; IF([.C501] = &quot;WIOSNA&quot;; 0.5; IF([.C501] = &quot;LATO&quot;; 0.9; 0.4)))" office:value-type="float" office:value="0.5" calcext:value-type="float">
            <text:p>0,5</text:p>
          </table:table-cell>
          <table:table-cell table:style-name="ce22" table:formula="of:=IF([.H500]&gt; 2400 ;IF(NOT(MONTH([.A501]) = MONTH([.A500]));[.E500]+3; [.E500]); [.E500])" office:value-type="float" office:value="40" calcext:value-type="float">
            <text:p>40</text:p>
          </table:table-cell>
          <table:table-cell table:formula="of:=IF(WEEKDAY([.A501];2)&lt; 6; 1; 0) * FLOOR([.E501] *[.D501]) *[.$K$7]" office:value-type="float" office:value="600" calcext:value-type="float">
            <text:p>600</text:p>
          </table:table-cell>
          <table:table-cell table:formula="of:=IF(WEEKDAY([.A501];2) = 7; ([.E500]*15); 0) + IF([.H500]&gt;= 2400; IF(NOT(MONTH([.A501]) = MONTH([.A502]));2400; 0);0)" office:value-type="float" office:value="0" calcext:value-type="float">
            <text:p>0</text:p>
          </table:table-cell>
          <table:table-cell table:formula="of:=[.H500] -[.G501] +[.F501]" office:value-type="float" office:value="27775" calcext:value-type="float">
            <text:p>277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15" calcext:value-type="date">
            <text:p>15.05.2024</text:p>
          </table:table-cell>
          <table:table-cell table:formula="of:=[.A502]" office:value-type="date" office:date-value="2024-05-15" calcext:value-type="date">
            <text:p>05-15</text:p>
          </table:table-cell>
          <table:table-cell table:style-name="ce1" table:formula="of:=IF([.B502] &lt; DATE(YEAR([.A502]);3;21); &quot;ZIMA&quot;; IF([.B502] &lt; DATE(YEAR([.A502]);6;21);&quot;WIOSNA&quot; ; IF([.B502] &lt; DATE(YEAR([.A502]);9;23); &quot;LATO&quot;; IF([.B502] &lt; DATE(YEAR([.A502]);12;21);&quot;JESIEŃ&quot;; &quot;ZIMA&quot;))))" office:value-type="string" office:string-value="WIOSNA" calcext:value-type="string">
            <text:p>WIOSNA</text:p>
          </table:table-cell>
          <table:table-cell table:formula="of:=IF([.C502] = &quot;ZIMA&quot;; 0.2; IF([.C502] = &quot;WIOSNA&quot;; 0.5; IF([.C502] = &quot;LATO&quot;; 0.9; 0.4)))" office:value-type="float" office:value="0.5" calcext:value-type="float">
            <text:p>0,5</text:p>
          </table:table-cell>
          <table:table-cell table:style-name="ce22" table:formula="of:=IF([.H501]&gt; 2400 ;IF(NOT(MONTH([.A502]) = MONTH([.A501]));[.E501]+3; [.E501]); [.E501])" office:value-type="float" office:value="40" calcext:value-type="float">
            <text:p>40</text:p>
          </table:table-cell>
          <table:table-cell table:formula="of:=IF(WEEKDAY([.A502];2)&lt; 6; 1; 0) * FLOOR([.E502] *[.D502]) *[.$K$7]" office:value-type="float" office:value="600" calcext:value-type="float">
            <text:p>600</text:p>
          </table:table-cell>
          <table:table-cell table:formula="of:=IF(WEEKDAY([.A502];2) = 7; ([.E501]*15); 0) + IF([.H501]&gt;= 2400; IF(NOT(MONTH([.A502]) = MONTH([.A503]));2400; 0);0)" office:value-type="float" office:value="0" calcext:value-type="float">
            <text:p>0</text:p>
          </table:table-cell>
          <table:table-cell table:formula="of:=[.H501] -[.G502] +[.F502]" office:value-type="float" office:value="28375" calcext:value-type="float">
            <text:p>283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16" calcext:value-type="date">
            <text:p>16.05.2024</text:p>
          </table:table-cell>
          <table:table-cell table:formula="of:=[.A503]" office:value-type="date" office:date-value="2024-05-16" calcext:value-type="date">
            <text:p>05-16</text:p>
          </table:table-cell>
          <table:table-cell table:style-name="ce1" table:formula="of:=IF([.B503] &lt; DATE(YEAR([.A503]);3;21); &quot;ZIMA&quot;; IF([.B503] &lt; DATE(YEAR([.A503]);6;21);&quot;WIOSNA&quot; ; IF([.B503] &lt; DATE(YEAR([.A503]);9;23); &quot;LATO&quot;; IF([.B503] &lt; DATE(YEAR([.A503]);12;21);&quot;JESIEŃ&quot;; &quot;ZIMA&quot;))))" office:value-type="string" office:string-value="WIOSNA" calcext:value-type="string">
            <text:p>WIOSNA</text:p>
          </table:table-cell>
          <table:table-cell table:formula="of:=IF([.C503] = &quot;ZIMA&quot;; 0.2; IF([.C503] = &quot;WIOSNA&quot;; 0.5; IF([.C503] = &quot;LATO&quot;; 0.9; 0.4)))" office:value-type="float" office:value="0.5" calcext:value-type="float">
            <text:p>0,5</text:p>
          </table:table-cell>
          <table:table-cell table:style-name="ce22" table:formula="of:=IF([.H502]&gt; 2400 ;IF(NOT(MONTH([.A503]) = MONTH([.A502]));[.E502]+3; [.E502]); [.E502])" office:value-type="float" office:value="40" calcext:value-type="float">
            <text:p>40</text:p>
          </table:table-cell>
          <table:table-cell table:formula="of:=IF(WEEKDAY([.A503];2)&lt; 6; 1; 0) * FLOOR([.E503] *[.D503]) *[.$K$7]" office:value-type="float" office:value="600" calcext:value-type="float">
            <text:p>600</text:p>
          </table:table-cell>
          <table:table-cell table:formula="of:=IF(WEEKDAY([.A503];2) = 7; ([.E502]*15); 0) + IF([.H502]&gt;= 2400; IF(NOT(MONTH([.A503]) = MONTH([.A504]));2400; 0);0)" office:value-type="float" office:value="0" calcext:value-type="float">
            <text:p>0</text:p>
          </table:table-cell>
          <table:table-cell table:formula="of:=[.H502] -[.G503] +[.F503]" office:value-type="float" office:value="28975" calcext:value-type="float">
            <text:p>289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17" calcext:value-type="date">
            <text:p>17.05.2024</text:p>
          </table:table-cell>
          <table:table-cell table:formula="of:=[.A504]" office:value-type="date" office:date-value="2024-05-17" calcext:value-type="date">
            <text:p>05-17</text:p>
          </table:table-cell>
          <table:table-cell table:style-name="ce1" table:formula="of:=IF([.B504] &lt; DATE(YEAR([.A504]);3;21); &quot;ZIMA&quot;; IF([.B504] &lt; DATE(YEAR([.A504]);6;21);&quot;WIOSNA&quot; ; IF([.B504] &lt; DATE(YEAR([.A504]);9;23); &quot;LATO&quot;; IF([.B504] &lt; DATE(YEAR([.A504]);12;21);&quot;JESIEŃ&quot;; &quot;ZIMA&quot;))))" office:value-type="string" office:string-value="WIOSNA" calcext:value-type="string">
            <text:p>WIOSNA</text:p>
          </table:table-cell>
          <table:table-cell table:formula="of:=IF([.C504] = &quot;ZIMA&quot;; 0.2; IF([.C504] = &quot;WIOSNA&quot;; 0.5; IF([.C504] = &quot;LATO&quot;; 0.9; 0.4)))" office:value-type="float" office:value="0.5" calcext:value-type="float">
            <text:p>0,5</text:p>
          </table:table-cell>
          <table:table-cell table:style-name="ce22" table:formula="of:=IF([.H503]&gt; 2400 ;IF(NOT(MONTH([.A504]) = MONTH([.A503]));[.E503]+3; [.E503]); [.E503])" office:value-type="float" office:value="40" calcext:value-type="float">
            <text:p>40</text:p>
          </table:table-cell>
          <table:table-cell table:formula="of:=IF(WEEKDAY([.A504];2)&lt; 6; 1; 0) * FLOOR([.E504] *[.D504]) *[.$K$7]" office:value-type="float" office:value="600" calcext:value-type="float">
            <text:p>600</text:p>
          </table:table-cell>
          <table:table-cell table:formula="of:=IF(WEEKDAY([.A504];2) = 7; ([.E503]*15); 0) + IF([.H503]&gt;= 2400; IF(NOT(MONTH([.A504]) = MONTH([.A505]));2400; 0);0)" office:value-type="float" office:value="0" calcext:value-type="float">
            <text:p>0</text:p>
          </table:table-cell>
          <table:table-cell table:formula="of:=[.H503] -[.G504] +[.F504]" office:value-type="float" office:value="29575" calcext:value-type="float">
            <text:p>295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18" calcext:value-type="date">
            <text:p>18.05.2024</text:p>
          </table:table-cell>
          <table:table-cell table:formula="of:=[.A505]" office:value-type="date" office:date-value="2024-05-18" calcext:value-type="date">
            <text:p>05-18</text:p>
          </table:table-cell>
          <table:table-cell table:style-name="ce1" table:formula="of:=IF([.B505] &lt; DATE(YEAR([.A505]);3;21); &quot;ZIMA&quot;; IF([.B505] &lt; DATE(YEAR([.A505]);6;21);&quot;WIOSNA&quot; ; IF([.B505] &lt; DATE(YEAR([.A505]);9;23); &quot;LATO&quot;; IF([.B505] &lt; DATE(YEAR([.A505]);12;21);&quot;JESIEŃ&quot;; &quot;ZIMA&quot;))))" office:value-type="string" office:string-value="WIOSNA" calcext:value-type="string">
            <text:p>WIOSNA</text:p>
          </table:table-cell>
          <table:table-cell table:formula="of:=IF([.C505] = &quot;ZIMA&quot;; 0.2; IF([.C505] = &quot;WIOSNA&quot;; 0.5; IF([.C505] = &quot;LATO&quot;; 0.9; 0.4)))" office:value-type="float" office:value="0.5" calcext:value-type="float">
            <text:p>0,5</text:p>
          </table:table-cell>
          <table:table-cell table:style-name="ce22" table:formula="of:=IF([.H504]&gt; 2400 ;IF(NOT(MONTH([.A505]) = MONTH([.A504]));[.E504]+3; [.E504]); [.E504])" office:value-type="float" office:value="40" calcext:value-type="float">
            <text:p>40</text:p>
          </table:table-cell>
          <table:table-cell table:formula="of:=IF(WEEKDAY([.A505];2)&lt; 6; 1; 0) * FLOOR([.E505] *[.D505]) *[.$K$7]" office:value-type="float" office:value="0" calcext:value-type="float">
            <text:p>0</text:p>
          </table:table-cell>
          <table:table-cell table:formula="of:=IF(WEEKDAY([.A505];2) = 7; ([.E504]*15); 0) + IF([.H504]&gt;= 2400; IF(NOT(MONTH([.A505]) = MONTH([.A506]));2400; 0);0)" office:value-type="float" office:value="0" calcext:value-type="float">
            <text:p>0</text:p>
          </table:table-cell>
          <table:table-cell table:formula="of:=[.H504] -[.G505] +[.F505]" office:value-type="float" office:value="29575" calcext:value-type="float">
            <text:p>295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19" calcext:value-type="date">
            <text:p>19.05.2024</text:p>
          </table:table-cell>
          <table:table-cell table:formula="of:=[.A506]" office:value-type="date" office:date-value="2024-05-19" calcext:value-type="date">
            <text:p>05-19</text:p>
          </table:table-cell>
          <table:table-cell table:style-name="ce1" table:formula="of:=IF([.B506] &lt; DATE(YEAR([.A506]);3;21); &quot;ZIMA&quot;; IF([.B506] &lt; DATE(YEAR([.A506]);6;21);&quot;WIOSNA&quot; ; IF([.B506] &lt; DATE(YEAR([.A506]);9;23); &quot;LATO&quot;; IF([.B506] &lt; DATE(YEAR([.A506]);12;21);&quot;JESIEŃ&quot;; &quot;ZIMA&quot;))))" office:value-type="string" office:string-value="WIOSNA" calcext:value-type="string">
            <text:p>WIOSNA</text:p>
          </table:table-cell>
          <table:table-cell table:formula="of:=IF([.C506] = &quot;ZIMA&quot;; 0.2; IF([.C506] = &quot;WIOSNA&quot;; 0.5; IF([.C506] = &quot;LATO&quot;; 0.9; 0.4)))" office:value-type="float" office:value="0.5" calcext:value-type="float">
            <text:p>0,5</text:p>
          </table:table-cell>
          <table:table-cell table:style-name="ce22" table:formula="of:=IF([.H505]&gt; 2400 ;IF(NOT(MONTH([.A506]) = MONTH([.A505]));[.E505]+3; [.E505]); [.E505])" office:value-type="float" office:value="40" calcext:value-type="float">
            <text:p>40</text:p>
          </table:table-cell>
          <table:table-cell table:formula="of:=IF(WEEKDAY([.A506];2)&lt; 6; 1; 0) * FLOOR([.E506] *[.D506]) *[.$K$7]" office:value-type="float" office:value="0" calcext:value-type="float">
            <text:p>0</text:p>
          </table:table-cell>
          <table:table-cell table:formula="of:=IF(WEEKDAY([.A506];2) = 7; ([.E505]*15); 0) + IF([.H505]&gt;= 2400; IF(NOT(MONTH([.A506]) = MONTH([.A507]));2400; 0);0)" office:value-type="float" office:value="600" calcext:value-type="float">
            <text:p>600</text:p>
          </table:table-cell>
          <table:table-cell table:formula="of:=[.H505] -[.G506] +[.F506]" office:value-type="float" office:value="28975" calcext:value-type="float">
            <text:p>289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20" calcext:value-type="date">
            <text:p>20.05.2024</text:p>
          </table:table-cell>
          <table:table-cell table:formula="of:=[.A507]" office:value-type="date" office:date-value="2024-05-20" calcext:value-type="date">
            <text:p>05-20</text:p>
          </table:table-cell>
          <table:table-cell table:style-name="ce1" table:formula="of:=IF([.B507] &lt; DATE(YEAR([.A507]);3;21); &quot;ZIMA&quot;; IF([.B507] &lt; DATE(YEAR([.A507]);6;21);&quot;WIOSNA&quot; ; IF([.B507] &lt; DATE(YEAR([.A507]);9;23); &quot;LATO&quot;; IF([.B507] &lt; DATE(YEAR([.A507]);12;21);&quot;JESIEŃ&quot;; &quot;ZIMA&quot;))))" office:value-type="string" office:string-value="WIOSNA" calcext:value-type="string">
            <text:p>WIOSNA</text:p>
          </table:table-cell>
          <table:table-cell table:formula="of:=IF([.C507] = &quot;ZIMA&quot;; 0.2; IF([.C507] = &quot;WIOSNA&quot;; 0.5; IF([.C507] = &quot;LATO&quot;; 0.9; 0.4)))" office:value-type="float" office:value="0.5" calcext:value-type="float">
            <text:p>0,5</text:p>
          </table:table-cell>
          <table:table-cell table:style-name="ce22" table:formula="of:=IF([.H506]&gt; 2400 ;IF(NOT(MONTH([.A507]) = MONTH([.A506]));[.E506]+3; [.E506]); [.E506])" office:value-type="float" office:value="40" calcext:value-type="float">
            <text:p>40</text:p>
          </table:table-cell>
          <table:table-cell table:formula="of:=IF(WEEKDAY([.A507];2)&lt; 6; 1; 0) * FLOOR([.E507] *[.D507]) *[.$K$7]" office:value-type="float" office:value="600" calcext:value-type="float">
            <text:p>600</text:p>
          </table:table-cell>
          <table:table-cell table:formula="of:=IF(WEEKDAY([.A507];2) = 7; ([.E506]*15); 0) + IF([.H506]&gt;= 2400; IF(NOT(MONTH([.A507]) = MONTH([.A508]));2400; 0);0)" office:value-type="float" office:value="0" calcext:value-type="float">
            <text:p>0</text:p>
          </table:table-cell>
          <table:table-cell table:formula="of:=[.H506] -[.G507] +[.F507]" office:value-type="float" office:value="29575" calcext:value-type="float">
            <text:p>295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21" calcext:value-type="date">
            <text:p>21.05.2024</text:p>
          </table:table-cell>
          <table:table-cell table:formula="of:=[.A508]" office:value-type="date" office:date-value="2024-05-21" calcext:value-type="date">
            <text:p>05-21</text:p>
          </table:table-cell>
          <table:table-cell table:style-name="ce1" table:formula="of:=IF([.B508] &lt; DATE(YEAR([.A508]);3;21); &quot;ZIMA&quot;; IF([.B508] &lt; DATE(YEAR([.A508]);6;21);&quot;WIOSNA&quot; ; IF([.B508] &lt; DATE(YEAR([.A508]);9;23); &quot;LATO&quot;; IF([.B508] &lt; DATE(YEAR([.A508]);12;21);&quot;JESIEŃ&quot;; &quot;ZIMA&quot;))))" office:value-type="string" office:string-value="WIOSNA" calcext:value-type="string">
            <text:p>WIOSNA</text:p>
          </table:table-cell>
          <table:table-cell table:formula="of:=IF([.C508] = &quot;ZIMA&quot;; 0.2; IF([.C508] = &quot;WIOSNA&quot;; 0.5; IF([.C508] = &quot;LATO&quot;; 0.9; 0.4)))" office:value-type="float" office:value="0.5" calcext:value-type="float">
            <text:p>0,5</text:p>
          </table:table-cell>
          <table:table-cell table:style-name="ce22" table:formula="of:=IF([.H507]&gt; 2400 ;IF(NOT(MONTH([.A508]) = MONTH([.A507]));[.E507]+3; [.E507]); [.E507])" office:value-type="float" office:value="40" calcext:value-type="float">
            <text:p>40</text:p>
          </table:table-cell>
          <table:table-cell table:formula="of:=IF(WEEKDAY([.A508];2)&lt; 6; 1; 0) * FLOOR([.E508] *[.D508]) *[.$K$7]" office:value-type="float" office:value="600" calcext:value-type="float">
            <text:p>600</text:p>
          </table:table-cell>
          <table:table-cell table:formula="of:=IF(WEEKDAY([.A508];2) = 7; ([.E507]*15); 0) + IF([.H507]&gt;= 2400; IF(NOT(MONTH([.A508]) = MONTH([.A509]));2400; 0);0)" office:value-type="float" office:value="0" calcext:value-type="float">
            <text:p>0</text:p>
          </table:table-cell>
          <table:table-cell table:formula="of:=[.H507] -[.G508] +[.F508]" office:value-type="float" office:value="30175" calcext:value-type="float">
            <text:p>301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22" calcext:value-type="date">
            <text:p>22.05.2024</text:p>
          </table:table-cell>
          <table:table-cell table:formula="of:=[.A509]" office:value-type="date" office:date-value="2024-05-22" calcext:value-type="date">
            <text:p>05-22</text:p>
          </table:table-cell>
          <table:table-cell table:style-name="ce1" table:formula="of:=IF([.B509] &lt; DATE(YEAR([.A509]);3;21); &quot;ZIMA&quot;; IF([.B509] &lt; DATE(YEAR([.A509]);6;21);&quot;WIOSNA&quot; ; IF([.B509] &lt; DATE(YEAR([.A509]);9;23); &quot;LATO&quot;; IF([.B509] &lt; DATE(YEAR([.A509]);12;21);&quot;JESIEŃ&quot;; &quot;ZIMA&quot;))))" office:value-type="string" office:string-value="WIOSNA" calcext:value-type="string">
            <text:p>WIOSNA</text:p>
          </table:table-cell>
          <table:table-cell table:formula="of:=IF([.C509] = &quot;ZIMA&quot;; 0.2; IF([.C509] = &quot;WIOSNA&quot;; 0.5; IF([.C509] = &quot;LATO&quot;; 0.9; 0.4)))" office:value-type="float" office:value="0.5" calcext:value-type="float">
            <text:p>0,5</text:p>
          </table:table-cell>
          <table:table-cell table:style-name="ce22" table:formula="of:=IF([.H508]&gt; 2400 ;IF(NOT(MONTH([.A509]) = MONTH([.A508]));[.E508]+3; [.E508]); [.E508])" office:value-type="float" office:value="40" calcext:value-type="float">
            <text:p>40</text:p>
          </table:table-cell>
          <table:table-cell table:formula="of:=IF(WEEKDAY([.A509];2)&lt; 6; 1; 0) * FLOOR([.E509] *[.D509]) *[.$K$7]" office:value-type="float" office:value="600" calcext:value-type="float">
            <text:p>600</text:p>
          </table:table-cell>
          <table:table-cell table:formula="of:=IF(WEEKDAY([.A509];2) = 7; ([.E508]*15); 0) + IF([.H508]&gt;= 2400; IF(NOT(MONTH([.A509]) = MONTH([.A510]));2400; 0);0)" office:value-type="float" office:value="0" calcext:value-type="float">
            <text:p>0</text:p>
          </table:table-cell>
          <table:table-cell table:formula="of:=[.H508] -[.G509] +[.F509]" office:value-type="float" office:value="30775" calcext:value-type="float">
            <text:p>307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23" calcext:value-type="date">
            <text:p>23.05.2024</text:p>
          </table:table-cell>
          <table:table-cell table:formula="of:=[.A510]" office:value-type="date" office:date-value="2024-05-23" calcext:value-type="date">
            <text:p>05-23</text:p>
          </table:table-cell>
          <table:table-cell table:style-name="ce1" table:formula="of:=IF([.B510] &lt; DATE(YEAR([.A510]);3;21); &quot;ZIMA&quot;; IF([.B510] &lt; DATE(YEAR([.A510]);6;21);&quot;WIOSNA&quot; ; IF([.B510] &lt; DATE(YEAR([.A510]);9;23); &quot;LATO&quot;; IF([.B510] &lt; DATE(YEAR([.A510]);12;21);&quot;JESIEŃ&quot;; &quot;ZIMA&quot;))))" office:value-type="string" office:string-value="WIOSNA" calcext:value-type="string">
            <text:p>WIOSNA</text:p>
          </table:table-cell>
          <table:table-cell table:formula="of:=IF([.C510] = &quot;ZIMA&quot;; 0.2; IF([.C510] = &quot;WIOSNA&quot;; 0.5; IF([.C510] = &quot;LATO&quot;; 0.9; 0.4)))" office:value-type="float" office:value="0.5" calcext:value-type="float">
            <text:p>0,5</text:p>
          </table:table-cell>
          <table:table-cell table:style-name="ce22" table:formula="of:=IF([.H509]&gt; 2400 ;IF(NOT(MONTH([.A510]) = MONTH([.A509]));[.E509]+3; [.E509]); [.E509])" office:value-type="float" office:value="40" calcext:value-type="float">
            <text:p>40</text:p>
          </table:table-cell>
          <table:table-cell table:formula="of:=IF(WEEKDAY([.A510];2)&lt; 6; 1; 0) * FLOOR([.E510] *[.D510]) *[.$K$7]" office:value-type="float" office:value="600" calcext:value-type="float">
            <text:p>600</text:p>
          </table:table-cell>
          <table:table-cell table:formula="of:=IF(WEEKDAY([.A510];2) = 7; ([.E509]*15); 0) + IF([.H509]&gt;= 2400; IF(NOT(MONTH([.A510]) = MONTH([.A511]));2400; 0);0)" office:value-type="float" office:value="0" calcext:value-type="float">
            <text:p>0</text:p>
          </table:table-cell>
          <table:table-cell table:formula="of:=[.H509] -[.G510] +[.F510]" office:value-type="float" office:value="31375" calcext:value-type="float">
            <text:p>313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24" calcext:value-type="date">
            <text:p>24.05.2024</text:p>
          </table:table-cell>
          <table:table-cell table:formula="of:=[.A511]" office:value-type="date" office:date-value="2024-05-24" calcext:value-type="date">
            <text:p>05-24</text:p>
          </table:table-cell>
          <table:table-cell table:style-name="ce1" table:formula="of:=IF([.B511] &lt; DATE(YEAR([.A511]);3;21); &quot;ZIMA&quot;; IF([.B511] &lt; DATE(YEAR([.A511]);6;21);&quot;WIOSNA&quot; ; IF([.B511] &lt; DATE(YEAR([.A511]);9;23); &quot;LATO&quot;; IF([.B511] &lt; DATE(YEAR([.A511]);12;21);&quot;JESIEŃ&quot;; &quot;ZIMA&quot;))))" office:value-type="string" office:string-value="WIOSNA" calcext:value-type="string">
            <text:p>WIOSNA</text:p>
          </table:table-cell>
          <table:table-cell table:formula="of:=IF([.C511] = &quot;ZIMA&quot;; 0.2; IF([.C511] = &quot;WIOSNA&quot;; 0.5; IF([.C511] = &quot;LATO&quot;; 0.9; 0.4)))" office:value-type="float" office:value="0.5" calcext:value-type="float">
            <text:p>0,5</text:p>
          </table:table-cell>
          <table:table-cell table:style-name="ce22" table:formula="of:=IF([.H510]&gt; 2400 ;IF(NOT(MONTH([.A511]) = MONTH([.A510]));[.E510]+3; [.E510]); [.E510])" office:value-type="float" office:value="40" calcext:value-type="float">
            <text:p>40</text:p>
          </table:table-cell>
          <table:table-cell table:formula="of:=IF(WEEKDAY([.A511];2)&lt; 6; 1; 0) * FLOOR([.E511] *[.D511]) *[.$K$7]" office:value-type="float" office:value="600" calcext:value-type="float">
            <text:p>600</text:p>
          </table:table-cell>
          <table:table-cell table:formula="of:=IF(WEEKDAY([.A511];2) = 7; ([.E510]*15); 0) + IF([.H510]&gt;= 2400; IF(NOT(MONTH([.A511]) = MONTH([.A512]));2400; 0);0)" office:value-type="float" office:value="0" calcext:value-type="float">
            <text:p>0</text:p>
          </table:table-cell>
          <table:table-cell table:formula="of:=[.H510] -[.G511] +[.F511]" office:value-type="float" office:value="31975" calcext:value-type="float">
            <text:p>319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25" calcext:value-type="date">
            <text:p>25.05.2024</text:p>
          </table:table-cell>
          <table:table-cell table:formula="of:=[.A512]" office:value-type="date" office:date-value="2024-05-25" calcext:value-type="date">
            <text:p>05-25</text:p>
          </table:table-cell>
          <table:table-cell table:style-name="ce1" table:formula="of:=IF([.B512] &lt; DATE(YEAR([.A512]);3;21); &quot;ZIMA&quot;; IF([.B512] &lt; DATE(YEAR([.A512]);6;21);&quot;WIOSNA&quot; ; IF([.B512] &lt; DATE(YEAR([.A512]);9;23); &quot;LATO&quot;; IF([.B512] &lt; DATE(YEAR([.A512]);12;21);&quot;JESIEŃ&quot;; &quot;ZIMA&quot;))))" office:value-type="string" office:string-value="WIOSNA" calcext:value-type="string">
            <text:p>WIOSNA</text:p>
          </table:table-cell>
          <table:table-cell table:formula="of:=IF([.C512] = &quot;ZIMA&quot;; 0.2; IF([.C512] = &quot;WIOSNA&quot;; 0.5; IF([.C512] = &quot;LATO&quot;; 0.9; 0.4)))" office:value-type="float" office:value="0.5" calcext:value-type="float">
            <text:p>0,5</text:p>
          </table:table-cell>
          <table:table-cell table:style-name="ce22" table:formula="of:=IF([.H511]&gt; 2400 ;IF(NOT(MONTH([.A512]) = MONTH([.A511]));[.E511]+3; [.E511]); [.E511])" office:value-type="float" office:value="40" calcext:value-type="float">
            <text:p>40</text:p>
          </table:table-cell>
          <table:table-cell table:formula="of:=IF(WEEKDAY([.A512];2)&lt; 6; 1; 0) * FLOOR([.E512] *[.D512]) *[.$K$7]" office:value-type="float" office:value="0" calcext:value-type="float">
            <text:p>0</text:p>
          </table:table-cell>
          <table:table-cell table:formula="of:=IF(WEEKDAY([.A512];2) = 7; ([.E511]*15); 0) + IF([.H511]&gt;= 2400; IF(NOT(MONTH([.A512]) = MONTH([.A513]));2400; 0);0)" office:value-type="float" office:value="0" calcext:value-type="float">
            <text:p>0</text:p>
          </table:table-cell>
          <table:table-cell table:formula="of:=[.H511] -[.G512] +[.F512]" office:value-type="float" office:value="31975" calcext:value-type="float">
            <text:p>319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26" calcext:value-type="date">
            <text:p>26.05.2024</text:p>
          </table:table-cell>
          <table:table-cell table:formula="of:=[.A513]" office:value-type="date" office:date-value="2024-05-26" calcext:value-type="date">
            <text:p>05-26</text:p>
          </table:table-cell>
          <table:table-cell table:style-name="ce1" table:formula="of:=IF([.B513] &lt; DATE(YEAR([.A513]);3;21); &quot;ZIMA&quot;; IF([.B513] &lt; DATE(YEAR([.A513]);6;21);&quot;WIOSNA&quot; ; IF([.B513] &lt; DATE(YEAR([.A513]);9;23); &quot;LATO&quot;; IF([.B513] &lt; DATE(YEAR([.A513]);12;21);&quot;JESIEŃ&quot;; &quot;ZIMA&quot;))))" office:value-type="string" office:string-value="WIOSNA" calcext:value-type="string">
            <text:p>WIOSNA</text:p>
          </table:table-cell>
          <table:table-cell table:formula="of:=IF([.C513] = &quot;ZIMA&quot;; 0.2; IF([.C513] = &quot;WIOSNA&quot;; 0.5; IF([.C513] = &quot;LATO&quot;; 0.9; 0.4)))" office:value-type="float" office:value="0.5" calcext:value-type="float">
            <text:p>0,5</text:p>
          </table:table-cell>
          <table:table-cell table:style-name="ce22" table:formula="of:=IF([.H512]&gt; 2400 ;IF(NOT(MONTH([.A513]) = MONTH([.A512]));[.E512]+3; [.E512]); [.E512])" office:value-type="float" office:value="40" calcext:value-type="float">
            <text:p>40</text:p>
          </table:table-cell>
          <table:table-cell table:formula="of:=IF(WEEKDAY([.A513];2)&lt; 6; 1; 0) * FLOOR([.E513] *[.D513]) *[.$K$7]" office:value-type="float" office:value="0" calcext:value-type="float">
            <text:p>0</text:p>
          </table:table-cell>
          <table:table-cell table:formula="of:=IF(WEEKDAY([.A513];2) = 7; ([.E512]*15); 0) + IF([.H512]&gt;= 2400; IF(NOT(MONTH([.A513]) = MONTH([.A514]));2400; 0);0)" office:value-type="float" office:value="600" calcext:value-type="float">
            <text:p>600</text:p>
          </table:table-cell>
          <table:table-cell table:formula="of:=[.H512] -[.G513] +[.F513]" office:value-type="float" office:value="31375" calcext:value-type="float">
            <text:p>313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27" calcext:value-type="date">
            <text:p>27.05.2024</text:p>
          </table:table-cell>
          <table:table-cell table:formula="of:=[.A514]" office:value-type="date" office:date-value="2024-05-27" calcext:value-type="date">
            <text:p>05-27</text:p>
          </table:table-cell>
          <table:table-cell table:style-name="ce1" table:formula="of:=IF([.B514] &lt; DATE(YEAR([.A514]);3;21); &quot;ZIMA&quot;; IF([.B514] &lt; DATE(YEAR([.A514]);6;21);&quot;WIOSNA&quot; ; IF([.B514] &lt; DATE(YEAR([.A514]);9;23); &quot;LATO&quot;; IF([.B514] &lt; DATE(YEAR([.A514]);12;21);&quot;JESIEŃ&quot;; &quot;ZIMA&quot;))))" office:value-type="string" office:string-value="WIOSNA" calcext:value-type="string">
            <text:p>WIOSNA</text:p>
          </table:table-cell>
          <table:table-cell table:formula="of:=IF([.C514] = &quot;ZIMA&quot;; 0.2; IF([.C514] = &quot;WIOSNA&quot;; 0.5; IF([.C514] = &quot;LATO&quot;; 0.9; 0.4)))" office:value-type="float" office:value="0.5" calcext:value-type="float">
            <text:p>0,5</text:p>
          </table:table-cell>
          <table:table-cell table:style-name="ce22" table:formula="of:=IF([.H513]&gt; 2400 ;IF(NOT(MONTH([.A514]) = MONTH([.A513]));[.E513]+3; [.E513]); [.E513])" office:value-type="float" office:value="40" calcext:value-type="float">
            <text:p>40</text:p>
          </table:table-cell>
          <table:table-cell table:formula="of:=IF(WEEKDAY([.A514];2)&lt; 6; 1; 0) * FLOOR([.E514] *[.D514]) *[.$K$7]" office:value-type="float" office:value="600" calcext:value-type="float">
            <text:p>600</text:p>
          </table:table-cell>
          <table:table-cell table:formula="of:=IF(WEEKDAY([.A514];2) = 7; ([.E513]*15); 0) + IF([.H513]&gt;= 2400; IF(NOT(MONTH([.A514]) = MONTH([.A515]));2400; 0);0)" office:value-type="float" office:value="0" calcext:value-type="float">
            <text:p>0</text:p>
          </table:table-cell>
          <table:table-cell table:formula="of:=[.H513] -[.G514] +[.F514]" office:value-type="float" office:value="31975" calcext:value-type="float">
            <text:p>319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28" calcext:value-type="date">
            <text:p>28.05.2024</text:p>
          </table:table-cell>
          <table:table-cell table:formula="of:=[.A515]" office:value-type="date" office:date-value="2024-05-28" calcext:value-type="date">
            <text:p>05-28</text:p>
          </table:table-cell>
          <table:table-cell table:style-name="ce1" table:formula="of:=IF([.B515] &lt; DATE(YEAR([.A515]);3;21); &quot;ZIMA&quot;; IF([.B515] &lt; DATE(YEAR([.A515]);6;21);&quot;WIOSNA&quot; ; IF([.B515] &lt; DATE(YEAR([.A515]);9;23); &quot;LATO&quot;; IF([.B515] &lt; DATE(YEAR([.A515]);12;21);&quot;JESIEŃ&quot;; &quot;ZIMA&quot;))))" office:value-type="string" office:string-value="WIOSNA" calcext:value-type="string">
            <text:p>WIOSNA</text:p>
          </table:table-cell>
          <table:table-cell table:formula="of:=IF([.C515] = &quot;ZIMA&quot;; 0.2; IF([.C515] = &quot;WIOSNA&quot;; 0.5; IF([.C515] = &quot;LATO&quot;; 0.9; 0.4)))" office:value-type="float" office:value="0.5" calcext:value-type="float">
            <text:p>0,5</text:p>
          </table:table-cell>
          <table:table-cell table:style-name="ce22" table:formula="of:=IF([.H514]&gt; 2400 ;IF(NOT(MONTH([.A515]) = MONTH([.A514]));[.E514]+3; [.E514]); [.E514])" office:value-type="float" office:value="40" calcext:value-type="float">
            <text:p>40</text:p>
          </table:table-cell>
          <table:table-cell table:formula="of:=IF(WEEKDAY([.A515];2)&lt; 6; 1; 0) * FLOOR([.E515] *[.D515]) *[.$K$7]" office:value-type="float" office:value="600" calcext:value-type="float">
            <text:p>600</text:p>
          </table:table-cell>
          <table:table-cell table:formula="of:=IF(WEEKDAY([.A515];2) = 7; ([.E514]*15); 0) + IF([.H514]&gt;= 2400; IF(NOT(MONTH([.A515]) = MONTH([.A516]));2400; 0);0)" office:value-type="float" office:value="0" calcext:value-type="float">
            <text:p>0</text:p>
          </table:table-cell>
          <table:table-cell table:formula="of:=[.H514] -[.G515] +[.F515]" office:value-type="float" office:value="32575" calcext:value-type="float">
            <text:p>325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29" calcext:value-type="date">
            <text:p>29.05.2024</text:p>
          </table:table-cell>
          <table:table-cell table:formula="of:=[.A516]" office:value-type="date" office:date-value="2024-05-29" calcext:value-type="date">
            <text:p>05-29</text:p>
          </table:table-cell>
          <table:table-cell table:style-name="ce1" table:formula="of:=IF([.B516] &lt; DATE(YEAR([.A516]);3;21); &quot;ZIMA&quot;; IF([.B516] &lt; DATE(YEAR([.A516]);6;21);&quot;WIOSNA&quot; ; IF([.B516] &lt; DATE(YEAR([.A516]);9;23); &quot;LATO&quot;; IF([.B516] &lt; DATE(YEAR([.A516]);12;21);&quot;JESIEŃ&quot;; &quot;ZIMA&quot;))))" office:value-type="string" office:string-value="WIOSNA" calcext:value-type="string">
            <text:p>WIOSNA</text:p>
          </table:table-cell>
          <table:table-cell table:formula="of:=IF([.C516] = &quot;ZIMA&quot;; 0.2; IF([.C516] = &quot;WIOSNA&quot;; 0.5; IF([.C516] = &quot;LATO&quot;; 0.9; 0.4)))" office:value-type="float" office:value="0.5" calcext:value-type="float">
            <text:p>0,5</text:p>
          </table:table-cell>
          <table:table-cell table:style-name="ce22" table:formula="of:=IF([.H515]&gt; 2400 ;IF(NOT(MONTH([.A516]) = MONTH([.A515]));[.E515]+3; [.E515]); [.E515])" office:value-type="float" office:value="40" calcext:value-type="float">
            <text:p>40</text:p>
          </table:table-cell>
          <table:table-cell table:formula="of:=IF(WEEKDAY([.A516];2)&lt; 6; 1; 0) * FLOOR([.E516] *[.D516]) *[.$K$7]" office:value-type="float" office:value="600" calcext:value-type="float">
            <text:p>600</text:p>
          </table:table-cell>
          <table:table-cell table:formula="of:=IF(WEEKDAY([.A516];2) = 7; ([.E515]*15); 0) + IF([.H515]&gt;= 2400; IF(NOT(MONTH([.A516]) = MONTH([.A517]));2400; 0);0)" office:value-type="float" office:value="0" calcext:value-type="float">
            <text:p>0</text:p>
          </table:table-cell>
          <table:table-cell table:formula="of:=[.H515] -[.G516] +[.F516]" office:value-type="float" office:value="33175" calcext:value-type="float">
            <text:p>331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30" calcext:value-type="date">
            <text:p>30.05.2024</text:p>
          </table:table-cell>
          <table:table-cell table:formula="of:=[.A517]" office:value-type="date" office:date-value="2024-05-30" calcext:value-type="date">
            <text:p>05-30</text:p>
          </table:table-cell>
          <table:table-cell table:style-name="ce1" table:formula="of:=IF([.B517] &lt; DATE(YEAR([.A517]);3;21); &quot;ZIMA&quot;; IF([.B517] &lt; DATE(YEAR([.A517]);6;21);&quot;WIOSNA&quot; ; IF([.B517] &lt; DATE(YEAR([.A517]);9;23); &quot;LATO&quot;; IF([.B517] &lt; DATE(YEAR([.A517]);12;21);&quot;JESIEŃ&quot;; &quot;ZIMA&quot;))))" office:value-type="string" office:string-value="WIOSNA" calcext:value-type="string">
            <text:p>WIOSNA</text:p>
          </table:table-cell>
          <table:table-cell table:formula="of:=IF([.C517] = &quot;ZIMA&quot;; 0.2; IF([.C517] = &quot;WIOSNA&quot;; 0.5; IF([.C517] = &quot;LATO&quot;; 0.9; 0.4)))" office:value-type="float" office:value="0.5" calcext:value-type="float">
            <text:p>0,5</text:p>
          </table:table-cell>
          <table:table-cell table:style-name="ce22" table:formula="of:=IF([.H516]&gt; 2400 ;IF(NOT(MONTH([.A517]) = MONTH([.A516]));[.E516]+3; [.E516]); [.E516])" office:value-type="float" office:value="40" calcext:value-type="float">
            <text:p>40</text:p>
          </table:table-cell>
          <table:table-cell table:formula="of:=IF(WEEKDAY([.A517];2)&lt; 6; 1; 0) * FLOOR([.E517] *[.D517]) *[.$K$7]" office:value-type="float" office:value="600" calcext:value-type="float">
            <text:p>600</text:p>
          </table:table-cell>
          <table:table-cell table:formula="of:=IF(WEEKDAY([.A517];2) = 7; ([.E516]*15); 0) + IF([.H516]&gt;= 2400; IF(NOT(MONTH([.A517]) = MONTH([.A518]));2400; 0);0)" office:value-type="float" office:value="0" calcext:value-type="float">
            <text:p>0</text:p>
          </table:table-cell>
          <table:table-cell table:formula="of:=[.H516] -[.G517] +[.F517]" office:value-type="float" office:value="33775" calcext:value-type="float">
            <text:p>337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31" calcext:value-type="date">
            <text:p>31.05.2024</text:p>
          </table:table-cell>
          <table:table-cell table:formula="of:=[.A518]" office:value-type="date" office:date-value="2024-05-31" calcext:value-type="date">
            <text:p>05-31</text:p>
          </table:table-cell>
          <table:table-cell table:style-name="ce1" table:formula="of:=IF([.B518] &lt; DATE(YEAR([.A518]);3;21); &quot;ZIMA&quot;; IF([.B518] &lt; DATE(YEAR([.A518]);6;21);&quot;WIOSNA&quot; ; IF([.B518] &lt; DATE(YEAR([.A518]);9;23); &quot;LATO&quot;; IF([.B518] &lt; DATE(YEAR([.A518]);12;21);&quot;JESIEŃ&quot;; &quot;ZIMA&quot;))))" office:value-type="string" office:string-value="WIOSNA" calcext:value-type="string">
            <text:p>WIOSNA</text:p>
          </table:table-cell>
          <table:table-cell table:formula="of:=IF([.C518] = &quot;ZIMA&quot;; 0.2; IF([.C518] = &quot;WIOSNA&quot;; 0.5; IF([.C518] = &quot;LATO&quot;; 0.9; 0.4)))" office:value-type="float" office:value="0.5" calcext:value-type="float">
            <text:p>0,5</text:p>
          </table:table-cell>
          <table:table-cell table:style-name="ce22" table:formula="of:=IF([.H517]&gt; 2400 ;IF(NOT(MONTH([.A518]) = MONTH([.A517]));[.E517]+3; [.E517]); [.E517])" office:value-type="float" office:value="40" calcext:value-type="float">
            <text:p>40</text:p>
          </table:table-cell>
          <table:table-cell table:formula="of:=IF(WEEKDAY([.A518];2)&lt; 6; 1; 0) * FLOOR([.E518] *[.D518]) *[.$K$7]" office:value-type="float" office:value="600" calcext:value-type="float">
            <text:p>600</text:p>
          </table:table-cell>
          <table:table-cell table:formula="of:=IF(WEEKDAY([.A518];2) = 7; ([.E517]*15); 0) + IF([.H517]&gt;= 2400; IF(NOT(MONTH([.A518]) = MONTH([.A519]));2400; 0);0)" office:value-type="float" office:value="2400" calcext:value-type="float">
            <text:p>2400</text:p>
          </table:table-cell>
          <table:table-cell table:formula="of:=[.H517] -[.G518] +[.F518]" office:value-type="float" office:value="31975" calcext:value-type="float">
            <text:p>319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01" calcext:value-type="date">
            <text:p>1.06.2024</text:p>
          </table:table-cell>
          <table:table-cell table:formula="of:=[.A519]" office:value-type="date" office:date-value="2024-06-01" calcext:value-type="date">
            <text:p>06-01</text:p>
          </table:table-cell>
          <table:table-cell table:style-name="ce1" table:formula="of:=IF([.B519] &lt; DATE(YEAR([.A519]);3;21); &quot;ZIMA&quot;; IF([.B519] &lt; DATE(YEAR([.A519]);6;21);&quot;WIOSNA&quot; ; IF([.B519] &lt; DATE(YEAR([.A519]);9;23); &quot;LATO&quot;; IF([.B519] &lt; DATE(YEAR([.A519]);12;21);&quot;JESIEŃ&quot;; &quot;ZIMA&quot;))))" office:value-type="string" office:string-value="WIOSNA" calcext:value-type="string">
            <text:p>WIOSNA</text:p>
          </table:table-cell>
          <table:table-cell table:formula="of:=IF([.C519] = &quot;ZIMA&quot;; 0.2; IF([.C519] = &quot;WIOSNA&quot;; 0.5; IF([.C519] = &quot;LATO&quot;; 0.9; 0.4)))" office:value-type="float" office:value="0.5" calcext:value-type="float">
            <text:p>0,5</text:p>
          </table:table-cell>
          <table:table-cell table:style-name="ce22" table:formula="of:=IF([.H518]&gt; 2400 ;IF(NOT(MONTH([.A519]) = MONTH([.A518]));[.E518]+3; [.E518]); [.E518])" office:value-type="float" office:value="43" calcext:value-type="float">
            <text:p>43</text:p>
          </table:table-cell>
          <table:table-cell table:formula="of:=IF(WEEKDAY([.A519];2)&lt; 6; 1; 0) * FLOOR([.E519] *[.D519]) *[.$K$7]" office:value-type="float" office:value="0" calcext:value-type="float">
            <text:p>0</text:p>
          </table:table-cell>
          <table:table-cell table:formula="of:=IF(WEEKDAY([.A519];2) = 7; ([.E518]*15); 0) + IF([.H518]&gt;= 2400; IF(NOT(MONTH([.A519]) = MONTH([.A520]));2400; 0);0)" office:value-type="float" office:value="0" calcext:value-type="float">
            <text:p>0</text:p>
          </table:table-cell>
          <table:table-cell table:formula="of:=[.H518] -[.G519] +[.F519]" office:value-type="float" office:value="31975" calcext:value-type="float">
            <text:p>319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02" calcext:value-type="date">
            <text:p>2.06.2024</text:p>
          </table:table-cell>
          <table:table-cell table:formula="of:=[.A520]" office:value-type="date" office:date-value="2024-06-02" calcext:value-type="date">
            <text:p>06-02</text:p>
          </table:table-cell>
          <table:table-cell table:style-name="ce1" table:formula="of:=IF([.B520] &lt; DATE(YEAR([.A520]);3;21); &quot;ZIMA&quot;; IF([.B520] &lt; DATE(YEAR([.A520]);6;21);&quot;WIOSNA&quot; ; IF([.B520] &lt; DATE(YEAR([.A520]);9;23); &quot;LATO&quot;; IF([.B520] &lt; DATE(YEAR([.A520]);12;21);&quot;JESIEŃ&quot;; &quot;ZIMA&quot;))))" office:value-type="string" office:string-value="WIOSNA" calcext:value-type="string">
            <text:p>WIOSNA</text:p>
          </table:table-cell>
          <table:table-cell table:formula="of:=IF([.C520] = &quot;ZIMA&quot;; 0.2; IF([.C520] = &quot;WIOSNA&quot;; 0.5; IF([.C520] = &quot;LATO&quot;; 0.9; 0.4)))" office:value-type="float" office:value="0.5" calcext:value-type="float">
            <text:p>0,5</text:p>
          </table:table-cell>
          <table:table-cell table:style-name="ce22" table:formula="of:=IF([.H519]&gt; 2400 ;IF(NOT(MONTH([.A520]) = MONTH([.A519]));[.E519]+3; [.E519]); [.E519])" office:value-type="float" office:value="43" calcext:value-type="float">
            <text:p>43</text:p>
          </table:table-cell>
          <table:table-cell table:formula="of:=IF(WEEKDAY([.A520];2)&lt; 6; 1; 0) * FLOOR([.E520] *[.D520]) *[.$K$7]" office:value-type="float" office:value="0" calcext:value-type="float">
            <text:p>0</text:p>
          </table:table-cell>
          <table:table-cell table:formula="of:=IF(WEEKDAY([.A520];2) = 7; ([.E519]*15); 0) + IF([.H519]&gt;= 2400; IF(NOT(MONTH([.A520]) = MONTH([.A521]));2400; 0);0)" office:value-type="float" office:value="645" calcext:value-type="float">
            <text:p>645</text:p>
          </table:table-cell>
          <table:table-cell table:formula="of:=[.H519] -[.G520] +[.F520]" office:value-type="float" office:value="31330" calcext:value-type="float">
            <text:p>3133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03" calcext:value-type="date">
            <text:p>3.06.2024</text:p>
          </table:table-cell>
          <table:table-cell table:formula="of:=[.A521]" office:value-type="date" office:date-value="2024-06-03" calcext:value-type="date">
            <text:p>06-03</text:p>
          </table:table-cell>
          <table:table-cell table:style-name="ce1" table:formula="of:=IF([.B521] &lt; DATE(YEAR([.A521]);3;21); &quot;ZIMA&quot;; IF([.B521] &lt; DATE(YEAR([.A521]);6;21);&quot;WIOSNA&quot; ; IF([.B521] &lt; DATE(YEAR([.A521]);9;23); &quot;LATO&quot;; IF([.B521] &lt; DATE(YEAR([.A521]);12;21);&quot;JESIEŃ&quot;; &quot;ZIMA&quot;))))" office:value-type="string" office:string-value="WIOSNA" calcext:value-type="string">
            <text:p>WIOSNA</text:p>
          </table:table-cell>
          <table:table-cell table:formula="of:=IF([.C521] = &quot;ZIMA&quot;; 0.2; IF([.C521] = &quot;WIOSNA&quot;; 0.5; IF([.C521] = &quot;LATO&quot;; 0.9; 0.4)))" office:value-type="float" office:value="0.5" calcext:value-type="float">
            <text:p>0,5</text:p>
          </table:table-cell>
          <table:table-cell table:style-name="ce22" table:formula="of:=IF([.H520]&gt; 2400 ;IF(NOT(MONTH([.A521]) = MONTH([.A520]));[.E520]+3; [.E520]); [.E520])" office:value-type="float" office:value="43" calcext:value-type="float">
            <text:p>43</text:p>
          </table:table-cell>
          <table:table-cell table:formula="of:=IF(WEEKDAY([.A521];2)&lt; 6; 1; 0) * FLOOR([.E521] *[.D521]) *[.$K$7]" office:value-type="float" office:value="630" calcext:value-type="float">
            <text:p>630</text:p>
          </table:table-cell>
          <table:table-cell table:formula="of:=IF(WEEKDAY([.A521];2) = 7; ([.E520]*15); 0) + IF([.H520]&gt;= 2400; IF(NOT(MONTH([.A521]) = MONTH([.A522]));2400; 0);0)" office:value-type="float" office:value="0" calcext:value-type="float">
            <text:p>0</text:p>
          </table:table-cell>
          <table:table-cell table:formula="of:=[.H520] -[.G521] +[.F521]" office:value-type="float" office:value="31960" calcext:value-type="float">
            <text:p>319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04" calcext:value-type="date">
            <text:p>4.06.2024</text:p>
          </table:table-cell>
          <table:table-cell table:formula="of:=[.A522]" office:value-type="date" office:date-value="2024-06-04" calcext:value-type="date">
            <text:p>06-04</text:p>
          </table:table-cell>
          <table:table-cell table:style-name="ce1" table:formula="of:=IF([.B522] &lt; DATE(YEAR([.A522]);3;21); &quot;ZIMA&quot;; IF([.B522] &lt; DATE(YEAR([.A522]);6;21);&quot;WIOSNA&quot; ; IF([.B522] &lt; DATE(YEAR([.A522]);9;23); &quot;LATO&quot;; IF([.B522] &lt; DATE(YEAR([.A522]);12;21);&quot;JESIEŃ&quot;; &quot;ZIMA&quot;))))" office:value-type="string" office:string-value="WIOSNA" calcext:value-type="string">
            <text:p>WIOSNA</text:p>
          </table:table-cell>
          <table:table-cell table:formula="of:=IF([.C522] = &quot;ZIMA&quot;; 0.2; IF([.C522] = &quot;WIOSNA&quot;; 0.5; IF([.C522] = &quot;LATO&quot;; 0.9; 0.4)))" office:value-type="float" office:value="0.5" calcext:value-type="float">
            <text:p>0,5</text:p>
          </table:table-cell>
          <table:table-cell table:style-name="ce22" table:formula="of:=IF([.H521]&gt; 2400 ;IF(NOT(MONTH([.A522]) = MONTH([.A521]));[.E521]+3; [.E521]); [.E521])" office:value-type="float" office:value="43" calcext:value-type="float">
            <text:p>43</text:p>
          </table:table-cell>
          <table:table-cell table:formula="of:=IF(WEEKDAY([.A522];2)&lt; 6; 1; 0) * FLOOR([.E522] *[.D522]) *[.$K$7]" office:value-type="float" office:value="630" calcext:value-type="float">
            <text:p>630</text:p>
          </table:table-cell>
          <table:table-cell table:formula="of:=IF(WEEKDAY([.A522];2) = 7; ([.E521]*15); 0) + IF([.H521]&gt;= 2400; IF(NOT(MONTH([.A522]) = MONTH([.A523]));2400; 0);0)" office:value-type="float" office:value="0" calcext:value-type="float">
            <text:p>0</text:p>
          </table:table-cell>
          <table:table-cell table:formula="of:=[.H521] -[.G522] +[.F522]" office:value-type="float" office:value="32590" calcext:value-type="float">
            <text:p>325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05" calcext:value-type="date">
            <text:p>5.06.2024</text:p>
          </table:table-cell>
          <table:table-cell table:formula="of:=[.A523]" office:value-type="date" office:date-value="2024-06-05" calcext:value-type="date">
            <text:p>06-05</text:p>
          </table:table-cell>
          <table:table-cell table:style-name="ce1" table:formula="of:=IF([.B523] &lt; DATE(YEAR([.A523]);3;21); &quot;ZIMA&quot;; IF([.B523] &lt; DATE(YEAR([.A523]);6;21);&quot;WIOSNA&quot; ; IF([.B523] &lt; DATE(YEAR([.A523]);9;23); &quot;LATO&quot;; IF([.B523] &lt; DATE(YEAR([.A523]);12;21);&quot;JESIEŃ&quot;; &quot;ZIMA&quot;))))" office:value-type="string" office:string-value="WIOSNA" calcext:value-type="string">
            <text:p>WIOSNA</text:p>
          </table:table-cell>
          <table:table-cell table:formula="of:=IF([.C523] = &quot;ZIMA&quot;; 0.2; IF([.C523] = &quot;WIOSNA&quot;; 0.5; IF([.C523] = &quot;LATO&quot;; 0.9; 0.4)))" office:value-type="float" office:value="0.5" calcext:value-type="float">
            <text:p>0,5</text:p>
          </table:table-cell>
          <table:table-cell table:style-name="ce22" table:formula="of:=IF([.H522]&gt; 2400 ;IF(NOT(MONTH([.A523]) = MONTH([.A522]));[.E522]+3; [.E522]); [.E522])" office:value-type="float" office:value="43" calcext:value-type="float">
            <text:p>43</text:p>
          </table:table-cell>
          <table:table-cell table:formula="of:=IF(WEEKDAY([.A523];2)&lt; 6; 1; 0) * FLOOR([.E523] *[.D523]) *[.$K$7]" office:value-type="float" office:value="630" calcext:value-type="float">
            <text:p>630</text:p>
          </table:table-cell>
          <table:table-cell table:formula="of:=IF(WEEKDAY([.A523];2) = 7; ([.E522]*15); 0) + IF([.H522]&gt;= 2400; IF(NOT(MONTH([.A523]) = MONTH([.A524]));2400; 0);0)" office:value-type="float" office:value="0" calcext:value-type="float">
            <text:p>0</text:p>
          </table:table-cell>
          <table:table-cell table:formula="of:=[.H522] -[.G523] +[.F523]" office:value-type="float" office:value="33220" calcext:value-type="float">
            <text:p>332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06" calcext:value-type="date">
            <text:p>6.06.2024</text:p>
          </table:table-cell>
          <table:table-cell table:formula="of:=[.A524]" office:value-type="date" office:date-value="2024-06-06" calcext:value-type="date">
            <text:p>06-06</text:p>
          </table:table-cell>
          <table:table-cell table:style-name="ce1" table:formula="of:=IF([.B524] &lt; DATE(YEAR([.A524]);3;21); &quot;ZIMA&quot;; IF([.B524] &lt; DATE(YEAR([.A524]);6;21);&quot;WIOSNA&quot; ; IF([.B524] &lt; DATE(YEAR([.A524]);9;23); &quot;LATO&quot;; IF([.B524] &lt; DATE(YEAR([.A524]);12;21);&quot;JESIEŃ&quot;; &quot;ZIMA&quot;))))" office:value-type="string" office:string-value="WIOSNA" calcext:value-type="string">
            <text:p>WIOSNA</text:p>
          </table:table-cell>
          <table:table-cell table:formula="of:=IF([.C524] = &quot;ZIMA&quot;; 0.2; IF([.C524] = &quot;WIOSNA&quot;; 0.5; IF([.C524] = &quot;LATO&quot;; 0.9; 0.4)))" office:value-type="float" office:value="0.5" calcext:value-type="float">
            <text:p>0,5</text:p>
          </table:table-cell>
          <table:table-cell table:style-name="ce22" table:formula="of:=IF([.H523]&gt; 2400 ;IF(NOT(MONTH([.A524]) = MONTH([.A523]));[.E523]+3; [.E523]); [.E523])" office:value-type="float" office:value="43" calcext:value-type="float">
            <text:p>43</text:p>
          </table:table-cell>
          <table:table-cell table:formula="of:=IF(WEEKDAY([.A524];2)&lt; 6; 1; 0) * FLOOR([.E524] *[.D524]) *[.$K$7]" office:value-type="float" office:value="630" calcext:value-type="float">
            <text:p>630</text:p>
          </table:table-cell>
          <table:table-cell table:formula="of:=IF(WEEKDAY([.A524];2) = 7; ([.E523]*15); 0) + IF([.H523]&gt;= 2400; IF(NOT(MONTH([.A524]) = MONTH([.A525]));2400; 0);0)" office:value-type="float" office:value="0" calcext:value-type="float">
            <text:p>0</text:p>
          </table:table-cell>
          <table:table-cell table:formula="of:=[.H523] -[.G524] +[.F524]" office:value-type="float" office:value="33850" calcext:value-type="float">
            <text:p>338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07" calcext:value-type="date">
            <text:p>7.06.2024</text:p>
          </table:table-cell>
          <table:table-cell table:formula="of:=[.A525]" office:value-type="date" office:date-value="2024-06-07" calcext:value-type="date">
            <text:p>06-07</text:p>
          </table:table-cell>
          <table:table-cell table:style-name="ce1" table:formula="of:=IF([.B525] &lt; DATE(YEAR([.A525]);3;21); &quot;ZIMA&quot;; IF([.B525] &lt; DATE(YEAR([.A525]);6;21);&quot;WIOSNA&quot; ; IF([.B525] &lt; DATE(YEAR([.A525]);9;23); &quot;LATO&quot;; IF([.B525] &lt; DATE(YEAR([.A525]);12;21);&quot;JESIEŃ&quot;; &quot;ZIMA&quot;))))" office:value-type="string" office:string-value="WIOSNA" calcext:value-type="string">
            <text:p>WIOSNA</text:p>
          </table:table-cell>
          <table:table-cell table:formula="of:=IF([.C525] = &quot;ZIMA&quot;; 0.2; IF([.C525] = &quot;WIOSNA&quot;; 0.5; IF([.C525] = &quot;LATO&quot;; 0.9; 0.4)))" office:value-type="float" office:value="0.5" calcext:value-type="float">
            <text:p>0,5</text:p>
          </table:table-cell>
          <table:table-cell table:style-name="ce22" table:formula="of:=IF([.H524]&gt; 2400 ;IF(NOT(MONTH([.A525]) = MONTH([.A524]));[.E524]+3; [.E524]); [.E524])" office:value-type="float" office:value="43" calcext:value-type="float">
            <text:p>43</text:p>
          </table:table-cell>
          <table:table-cell table:formula="of:=IF(WEEKDAY([.A525];2)&lt; 6; 1; 0) * FLOOR([.E525] *[.D525]) *[.$K$7]" office:value-type="float" office:value="630" calcext:value-type="float">
            <text:p>630</text:p>
          </table:table-cell>
          <table:table-cell table:formula="of:=IF(WEEKDAY([.A525];2) = 7; ([.E524]*15); 0) + IF([.H524]&gt;= 2400; IF(NOT(MONTH([.A525]) = MONTH([.A526]));2400; 0);0)" office:value-type="float" office:value="0" calcext:value-type="float">
            <text:p>0</text:p>
          </table:table-cell>
          <table:table-cell table:formula="of:=[.H524] -[.G525] +[.F525]" office:value-type="float" office:value="34480" calcext:value-type="float">
            <text:p>344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08" calcext:value-type="date">
            <text:p>8.06.2024</text:p>
          </table:table-cell>
          <table:table-cell table:formula="of:=[.A526]" office:value-type="date" office:date-value="2024-06-08" calcext:value-type="date">
            <text:p>06-08</text:p>
          </table:table-cell>
          <table:table-cell table:style-name="ce1" table:formula="of:=IF([.B526] &lt; DATE(YEAR([.A526]);3;21); &quot;ZIMA&quot;; IF([.B526] &lt; DATE(YEAR([.A526]);6;21);&quot;WIOSNA&quot; ; IF([.B526] &lt; DATE(YEAR([.A526]);9;23); &quot;LATO&quot;; IF([.B526] &lt; DATE(YEAR([.A526]);12;21);&quot;JESIEŃ&quot;; &quot;ZIMA&quot;))))" office:value-type="string" office:string-value="WIOSNA" calcext:value-type="string">
            <text:p>WIOSNA</text:p>
          </table:table-cell>
          <table:table-cell table:formula="of:=IF([.C526] = &quot;ZIMA&quot;; 0.2; IF([.C526] = &quot;WIOSNA&quot;; 0.5; IF([.C526] = &quot;LATO&quot;; 0.9; 0.4)))" office:value-type="float" office:value="0.5" calcext:value-type="float">
            <text:p>0,5</text:p>
          </table:table-cell>
          <table:table-cell table:style-name="ce22" table:formula="of:=IF([.H525]&gt; 2400 ;IF(NOT(MONTH([.A526]) = MONTH([.A525]));[.E525]+3; [.E525]); [.E525])" office:value-type="float" office:value="43" calcext:value-type="float">
            <text:p>43</text:p>
          </table:table-cell>
          <table:table-cell table:formula="of:=IF(WEEKDAY([.A526];2)&lt; 6; 1; 0) * FLOOR([.E526] *[.D526]) *[.$K$7]" office:value-type="float" office:value="0" calcext:value-type="float">
            <text:p>0</text:p>
          </table:table-cell>
          <table:table-cell table:formula="of:=IF(WEEKDAY([.A526];2) = 7; ([.E525]*15); 0) + IF([.H525]&gt;= 2400; IF(NOT(MONTH([.A526]) = MONTH([.A527]));2400; 0);0)" office:value-type="float" office:value="0" calcext:value-type="float">
            <text:p>0</text:p>
          </table:table-cell>
          <table:table-cell table:formula="of:=[.H525] -[.G526] +[.F526]" office:value-type="float" office:value="34480" calcext:value-type="float">
            <text:p>344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09" calcext:value-type="date">
            <text:p>9.06.2024</text:p>
          </table:table-cell>
          <table:table-cell table:formula="of:=[.A527]" office:value-type="date" office:date-value="2024-06-09" calcext:value-type="date">
            <text:p>06-09</text:p>
          </table:table-cell>
          <table:table-cell table:style-name="ce1" table:formula="of:=IF([.B527] &lt; DATE(YEAR([.A527]);3;21); &quot;ZIMA&quot;; IF([.B527] &lt; DATE(YEAR([.A527]);6;21);&quot;WIOSNA&quot; ; IF([.B527] &lt; DATE(YEAR([.A527]);9;23); &quot;LATO&quot;; IF([.B527] &lt; DATE(YEAR([.A527]);12;21);&quot;JESIEŃ&quot;; &quot;ZIMA&quot;))))" office:value-type="string" office:string-value="WIOSNA" calcext:value-type="string">
            <text:p>WIOSNA</text:p>
          </table:table-cell>
          <table:table-cell table:formula="of:=IF([.C527] = &quot;ZIMA&quot;; 0.2; IF([.C527] = &quot;WIOSNA&quot;; 0.5; IF([.C527] = &quot;LATO&quot;; 0.9; 0.4)))" office:value-type="float" office:value="0.5" calcext:value-type="float">
            <text:p>0,5</text:p>
          </table:table-cell>
          <table:table-cell table:style-name="ce22" table:formula="of:=IF([.H526]&gt; 2400 ;IF(NOT(MONTH([.A527]) = MONTH([.A526]));[.E526]+3; [.E526]); [.E526])" office:value-type="float" office:value="43" calcext:value-type="float">
            <text:p>43</text:p>
          </table:table-cell>
          <table:table-cell table:formula="of:=IF(WEEKDAY([.A527];2)&lt; 6; 1; 0) * FLOOR([.E527] *[.D527]) *[.$K$7]" office:value-type="float" office:value="0" calcext:value-type="float">
            <text:p>0</text:p>
          </table:table-cell>
          <table:table-cell table:formula="of:=IF(WEEKDAY([.A527];2) = 7; ([.E526]*15); 0) + IF([.H526]&gt;= 2400; IF(NOT(MONTH([.A527]) = MONTH([.A528]));2400; 0);0)" office:value-type="float" office:value="645" calcext:value-type="float">
            <text:p>645</text:p>
          </table:table-cell>
          <table:table-cell table:formula="of:=[.H526] -[.G527] +[.F527]" office:value-type="float" office:value="33835" calcext:value-type="float">
            <text:p>3383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10" calcext:value-type="date">
            <text:p>10.06.2024</text:p>
          </table:table-cell>
          <table:table-cell table:formula="of:=[.A528]" office:value-type="date" office:date-value="2024-06-10" calcext:value-type="date">
            <text:p>06-10</text:p>
          </table:table-cell>
          <table:table-cell table:style-name="ce1" table:formula="of:=IF([.B528] &lt; DATE(YEAR([.A528]);3;21); &quot;ZIMA&quot;; IF([.B528] &lt; DATE(YEAR([.A528]);6;21);&quot;WIOSNA&quot; ; IF([.B528] &lt; DATE(YEAR([.A528]);9;23); &quot;LATO&quot;; IF([.B528] &lt; DATE(YEAR([.A528]);12;21);&quot;JESIEŃ&quot;; &quot;ZIMA&quot;))))" office:value-type="string" office:string-value="WIOSNA" calcext:value-type="string">
            <text:p>WIOSNA</text:p>
          </table:table-cell>
          <table:table-cell table:formula="of:=IF([.C528] = &quot;ZIMA&quot;; 0.2; IF([.C528] = &quot;WIOSNA&quot;; 0.5; IF([.C528] = &quot;LATO&quot;; 0.9; 0.4)))" office:value-type="float" office:value="0.5" calcext:value-type="float">
            <text:p>0,5</text:p>
          </table:table-cell>
          <table:table-cell table:style-name="ce22" table:formula="of:=IF([.H527]&gt; 2400 ;IF(NOT(MONTH([.A528]) = MONTH([.A527]));[.E527]+3; [.E527]); [.E527])" office:value-type="float" office:value="43" calcext:value-type="float">
            <text:p>43</text:p>
          </table:table-cell>
          <table:table-cell table:formula="of:=IF(WEEKDAY([.A528];2)&lt; 6; 1; 0) * FLOOR([.E528] *[.D528]) *[.$K$7]" office:value-type="float" office:value="630" calcext:value-type="float">
            <text:p>630</text:p>
          </table:table-cell>
          <table:table-cell table:formula="of:=IF(WEEKDAY([.A528];2) = 7; ([.E527]*15); 0) + IF([.H527]&gt;= 2400; IF(NOT(MONTH([.A528]) = MONTH([.A529]));2400; 0);0)" office:value-type="float" office:value="0" calcext:value-type="float">
            <text:p>0</text:p>
          </table:table-cell>
          <table:table-cell table:formula="of:=[.H527] -[.G528] +[.F528]" office:value-type="float" office:value="34465" calcext:value-type="float">
            <text:p>3446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11" calcext:value-type="date">
            <text:p>11.06.2024</text:p>
          </table:table-cell>
          <table:table-cell table:formula="of:=[.A529]" office:value-type="date" office:date-value="2024-06-11" calcext:value-type="date">
            <text:p>06-11</text:p>
          </table:table-cell>
          <table:table-cell table:style-name="ce1" table:formula="of:=IF([.B529] &lt; DATE(YEAR([.A529]);3;21); &quot;ZIMA&quot;; IF([.B529] &lt; DATE(YEAR([.A529]);6;21);&quot;WIOSNA&quot; ; IF([.B529] &lt; DATE(YEAR([.A529]);9;23); &quot;LATO&quot;; IF([.B529] &lt; DATE(YEAR([.A529]);12;21);&quot;JESIEŃ&quot;; &quot;ZIMA&quot;))))" office:value-type="string" office:string-value="WIOSNA" calcext:value-type="string">
            <text:p>WIOSNA</text:p>
          </table:table-cell>
          <table:table-cell table:formula="of:=IF([.C529] = &quot;ZIMA&quot;; 0.2; IF([.C529] = &quot;WIOSNA&quot;; 0.5; IF([.C529] = &quot;LATO&quot;; 0.9; 0.4)))" office:value-type="float" office:value="0.5" calcext:value-type="float">
            <text:p>0,5</text:p>
          </table:table-cell>
          <table:table-cell table:style-name="ce22" table:formula="of:=IF([.H528]&gt; 2400 ;IF(NOT(MONTH([.A529]) = MONTH([.A528]));[.E528]+3; [.E528]); [.E528])" office:value-type="float" office:value="43" calcext:value-type="float">
            <text:p>43</text:p>
          </table:table-cell>
          <table:table-cell table:formula="of:=IF(WEEKDAY([.A529];2)&lt; 6; 1; 0) * FLOOR([.E529] *[.D529]) *[.$K$7]" office:value-type="float" office:value="630" calcext:value-type="float">
            <text:p>630</text:p>
          </table:table-cell>
          <table:table-cell table:formula="of:=IF(WEEKDAY([.A529];2) = 7; ([.E528]*15); 0) + IF([.H528]&gt;= 2400; IF(NOT(MONTH([.A529]) = MONTH([.A530]));2400; 0);0)" office:value-type="float" office:value="0" calcext:value-type="float">
            <text:p>0</text:p>
          </table:table-cell>
          <table:table-cell table:formula="of:=[.H528] -[.G529] +[.F529]" office:value-type="float" office:value="35095" calcext:value-type="float">
            <text:p>3509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12" calcext:value-type="date">
            <text:p>12.06.2024</text:p>
          </table:table-cell>
          <table:table-cell table:formula="of:=[.A530]" office:value-type="date" office:date-value="2024-06-12" calcext:value-type="date">
            <text:p>06-12</text:p>
          </table:table-cell>
          <table:table-cell table:style-name="ce1" table:formula="of:=IF([.B530] &lt; DATE(YEAR([.A530]);3;21); &quot;ZIMA&quot;; IF([.B530] &lt; DATE(YEAR([.A530]);6;21);&quot;WIOSNA&quot; ; IF([.B530] &lt; DATE(YEAR([.A530]);9;23); &quot;LATO&quot;; IF([.B530] &lt; DATE(YEAR([.A530]);12;21);&quot;JESIEŃ&quot;; &quot;ZIMA&quot;))))" office:value-type="string" office:string-value="WIOSNA" calcext:value-type="string">
            <text:p>WIOSNA</text:p>
          </table:table-cell>
          <table:table-cell table:formula="of:=IF([.C530] = &quot;ZIMA&quot;; 0.2; IF([.C530] = &quot;WIOSNA&quot;; 0.5; IF([.C530] = &quot;LATO&quot;; 0.9; 0.4)))" office:value-type="float" office:value="0.5" calcext:value-type="float">
            <text:p>0,5</text:p>
          </table:table-cell>
          <table:table-cell table:style-name="ce22" table:formula="of:=IF([.H529]&gt; 2400 ;IF(NOT(MONTH([.A530]) = MONTH([.A529]));[.E529]+3; [.E529]); [.E529])" office:value-type="float" office:value="43" calcext:value-type="float">
            <text:p>43</text:p>
          </table:table-cell>
          <table:table-cell table:formula="of:=IF(WEEKDAY([.A530];2)&lt; 6; 1; 0) * FLOOR([.E530] *[.D530]) *[.$K$7]" office:value-type="float" office:value="630" calcext:value-type="float">
            <text:p>630</text:p>
          </table:table-cell>
          <table:table-cell table:formula="of:=IF(WEEKDAY([.A530];2) = 7; ([.E529]*15); 0) + IF([.H529]&gt;= 2400; IF(NOT(MONTH([.A530]) = MONTH([.A531]));2400; 0);0)" office:value-type="float" office:value="0" calcext:value-type="float">
            <text:p>0</text:p>
          </table:table-cell>
          <table:table-cell table:formula="of:=[.H529] -[.G530] +[.F530]" office:value-type="float" office:value="35725" calcext:value-type="float">
            <text:p>357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13" calcext:value-type="date">
            <text:p>13.06.2024</text:p>
          </table:table-cell>
          <table:table-cell table:formula="of:=[.A531]" office:value-type="date" office:date-value="2024-06-13" calcext:value-type="date">
            <text:p>06-13</text:p>
          </table:table-cell>
          <table:table-cell table:style-name="ce1" table:formula="of:=IF([.B531] &lt; DATE(YEAR([.A531]);3;21); &quot;ZIMA&quot;; IF([.B531] &lt; DATE(YEAR([.A531]);6;21);&quot;WIOSNA&quot; ; IF([.B531] &lt; DATE(YEAR([.A531]);9;23); &quot;LATO&quot;; IF([.B531] &lt; DATE(YEAR([.A531]);12;21);&quot;JESIEŃ&quot;; &quot;ZIMA&quot;))))" office:value-type="string" office:string-value="WIOSNA" calcext:value-type="string">
            <text:p>WIOSNA</text:p>
          </table:table-cell>
          <table:table-cell table:formula="of:=IF([.C531] = &quot;ZIMA&quot;; 0.2; IF([.C531] = &quot;WIOSNA&quot;; 0.5; IF([.C531] = &quot;LATO&quot;; 0.9; 0.4)))" office:value-type="float" office:value="0.5" calcext:value-type="float">
            <text:p>0,5</text:p>
          </table:table-cell>
          <table:table-cell table:style-name="ce22" table:formula="of:=IF([.H530]&gt; 2400 ;IF(NOT(MONTH([.A531]) = MONTH([.A530]));[.E530]+3; [.E530]); [.E530])" office:value-type="float" office:value="43" calcext:value-type="float">
            <text:p>43</text:p>
          </table:table-cell>
          <table:table-cell table:formula="of:=IF(WEEKDAY([.A531];2)&lt; 6; 1; 0) * FLOOR([.E531] *[.D531]) *[.$K$7]" office:value-type="float" office:value="630" calcext:value-type="float">
            <text:p>630</text:p>
          </table:table-cell>
          <table:table-cell table:formula="of:=IF(WEEKDAY([.A531];2) = 7; ([.E530]*15); 0) + IF([.H530]&gt;= 2400; IF(NOT(MONTH([.A531]) = MONTH([.A532]));2400; 0);0)" office:value-type="float" office:value="0" calcext:value-type="float">
            <text:p>0</text:p>
          </table:table-cell>
          <table:table-cell table:formula="of:=[.H530] -[.G531] +[.F531]" office:value-type="float" office:value="36355" calcext:value-type="float">
            <text:p>3635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14" calcext:value-type="date">
            <text:p>14.06.2024</text:p>
          </table:table-cell>
          <table:table-cell table:formula="of:=[.A532]" office:value-type="date" office:date-value="2024-06-14" calcext:value-type="date">
            <text:p>06-14</text:p>
          </table:table-cell>
          <table:table-cell table:style-name="ce1" table:formula="of:=IF([.B532] &lt; DATE(YEAR([.A532]);3;21); &quot;ZIMA&quot;; IF([.B532] &lt; DATE(YEAR([.A532]);6;21);&quot;WIOSNA&quot; ; IF([.B532] &lt; DATE(YEAR([.A532]);9;23); &quot;LATO&quot;; IF([.B532] &lt; DATE(YEAR([.A532]);12;21);&quot;JESIEŃ&quot;; &quot;ZIMA&quot;))))" office:value-type="string" office:string-value="WIOSNA" calcext:value-type="string">
            <text:p>WIOSNA</text:p>
          </table:table-cell>
          <table:table-cell table:formula="of:=IF([.C532] = &quot;ZIMA&quot;; 0.2; IF([.C532] = &quot;WIOSNA&quot;; 0.5; IF([.C532] = &quot;LATO&quot;; 0.9; 0.4)))" office:value-type="float" office:value="0.5" calcext:value-type="float">
            <text:p>0,5</text:p>
          </table:table-cell>
          <table:table-cell table:style-name="ce22" table:formula="of:=IF([.H531]&gt; 2400 ;IF(NOT(MONTH([.A532]) = MONTH([.A531]));[.E531]+3; [.E531]); [.E531])" office:value-type="float" office:value="43" calcext:value-type="float">
            <text:p>43</text:p>
          </table:table-cell>
          <table:table-cell table:formula="of:=IF(WEEKDAY([.A532];2)&lt; 6; 1; 0) * FLOOR([.E532] *[.D532]) *[.$K$7]" office:value-type="float" office:value="630" calcext:value-type="float">
            <text:p>630</text:p>
          </table:table-cell>
          <table:table-cell table:formula="of:=IF(WEEKDAY([.A532];2) = 7; ([.E531]*15); 0) + IF([.H531]&gt;= 2400; IF(NOT(MONTH([.A532]) = MONTH([.A533]));2400; 0);0)" office:value-type="float" office:value="0" calcext:value-type="float">
            <text:p>0</text:p>
          </table:table-cell>
          <table:table-cell table:formula="of:=[.H531] -[.G532] +[.F532]" office:value-type="float" office:value="36985" calcext:value-type="float">
            <text:p>3698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15" calcext:value-type="date">
            <text:p>15.06.2024</text:p>
          </table:table-cell>
          <table:table-cell table:formula="of:=[.A533]" office:value-type="date" office:date-value="2024-06-15" calcext:value-type="date">
            <text:p>06-15</text:p>
          </table:table-cell>
          <table:table-cell table:style-name="ce1" table:formula="of:=IF([.B533] &lt; DATE(YEAR([.A533]);3;21); &quot;ZIMA&quot;; IF([.B533] &lt; DATE(YEAR([.A533]);6;21);&quot;WIOSNA&quot; ; IF([.B533] &lt; DATE(YEAR([.A533]);9;23); &quot;LATO&quot;; IF([.B533] &lt; DATE(YEAR([.A533]);12;21);&quot;JESIEŃ&quot;; &quot;ZIMA&quot;))))" office:value-type="string" office:string-value="WIOSNA" calcext:value-type="string">
            <text:p>WIOSNA</text:p>
          </table:table-cell>
          <table:table-cell table:formula="of:=IF([.C533] = &quot;ZIMA&quot;; 0.2; IF([.C533] = &quot;WIOSNA&quot;; 0.5; IF([.C533] = &quot;LATO&quot;; 0.9; 0.4)))" office:value-type="float" office:value="0.5" calcext:value-type="float">
            <text:p>0,5</text:p>
          </table:table-cell>
          <table:table-cell table:style-name="ce22" table:formula="of:=IF([.H532]&gt; 2400 ;IF(NOT(MONTH([.A533]) = MONTH([.A532]));[.E532]+3; [.E532]); [.E532])" office:value-type="float" office:value="43" calcext:value-type="float">
            <text:p>43</text:p>
          </table:table-cell>
          <table:table-cell table:formula="of:=IF(WEEKDAY([.A533];2)&lt; 6; 1; 0) * FLOOR([.E533] *[.D533]) *[.$K$7]" office:value-type="float" office:value="0" calcext:value-type="float">
            <text:p>0</text:p>
          </table:table-cell>
          <table:table-cell table:formula="of:=IF(WEEKDAY([.A533];2) = 7; ([.E532]*15); 0) + IF([.H532]&gt;= 2400; IF(NOT(MONTH([.A533]) = MONTH([.A534]));2400; 0);0)" office:value-type="float" office:value="0" calcext:value-type="float">
            <text:p>0</text:p>
          </table:table-cell>
          <table:table-cell table:formula="of:=[.H532] -[.G533] +[.F533]" office:value-type="float" office:value="36985" calcext:value-type="float">
            <text:p>3698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16" calcext:value-type="date">
            <text:p>16.06.2024</text:p>
          </table:table-cell>
          <table:table-cell table:formula="of:=[.A534]" office:value-type="date" office:date-value="2024-06-16" calcext:value-type="date">
            <text:p>06-16</text:p>
          </table:table-cell>
          <table:table-cell table:style-name="ce1" table:formula="of:=IF([.B534] &lt; DATE(YEAR([.A534]);3;21); &quot;ZIMA&quot;; IF([.B534] &lt; DATE(YEAR([.A534]);6;21);&quot;WIOSNA&quot; ; IF([.B534] &lt; DATE(YEAR([.A534]);9;23); &quot;LATO&quot;; IF([.B534] &lt; DATE(YEAR([.A534]);12;21);&quot;JESIEŃ&quot;; &quot;ZIMA&quot;))))" office:value-type="string" office:string-value="WIOSNA" calcext:value-type="string">
            <text:p>WIOSNA</text:p>
          </table:table-cell>
          <table:table-cell table:formula="of:=IF([.C534] = &quot;ZIMA&quot;; 0.2; IF([.C534] = &quot;WIOSNA&quot;; 0.5; IF([.C534] = &quot;LATO&quot;; 0.9; 0.4)))" office:value-type="float" office:value="0.5" calcext:value-type="float">
            <text:p>0,5</text:p>
          </table:table-cell>
          <table:table-cell table:style-name="ce22" table:formula="of:=IF([.H533]&gt; 2400 ;IF(NOT(MONTH([.A534]) = MONTH([.A533]));[.E533]+3; [.E533]); [.E533])" office:value-type="float" office:value="43" calcext:value-type="float">
            <text:p>43</text:p>
          </table:table-cell>
          <table:table-cell table:formula="of:=IF(WEEKDAY([.A534];2)&lt; 6; 1; 0) * FLOOR([.E534] *[.D534]) *[.$K$7]" office:value-type="float" office:value="0" calcext:value-type="float">
            <text:p>0</text:p>
          </table:table-cell>
          <table:table-cell table:formula="of:=IF(WEEKDAY([.A534];2) = 7; ([.E533]*15); 0) + IF([.H533]&gt;= 2400; IF(NOT(MONTH([.A534]) = MONTH([.A535]));2400; 0);0)" office:value-type="float" office:value="645" calcext:value-type="float">
            <text:p>645</text:p>
          </table:table-cell>
          <table:table-cell table:formula="of:=[.H533] -[.G534] +[.F534]" office:value-type="float" office:value="36340" calcext:value-type="float">
            <text:p>363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17" calcext:value-type="date">
            <text:p>17.06.2024</text:p>
          </table:table-cell>
          <table:table-cell table:formula="of:=[.A535]" office:value-type="date" office:date-value="2024-06-17" calcext:value-type="date">
            <text:p>06-17</text:p>
          </table:table-cell>
          <table:table-cell table:style-name="ce1" table:formula="of:=IF([.B535] &lt; DATE(YEAR([.A535]);3;21); &quot;ZIMA&quot;; IF([.B535] &lt; DATE(YEAR([.A535]);6;21);&quot;WIOSNA&quot; ; IF([.B535] &lt; DATE(YEAR([.A535]);9;23); &quot;LATO&quot;; IF([.B535] &lt; DATE(YEAR([.A535]);12;21);&quot;JESIEŃ&quot;; &quot;ZIMA&quot;))))" office:value-type="string" office:string-value="WIOSNA" calcext:value-type="string">
            <text:p>WIOSNA</text:p>
          </table:table-cell>
          <table:table-cell table:formula="of:=IF([.C535] = &quot;ZIMA&quot;; 0.2; IF([.C535] = &quot;WIOSNA&quot;; 0.5; IF([.C535] = &quot;LATO&quot;; 0.9; 0.4)))" office:value-type="float" office:value="0.5" calcext:value-type="float">
            <text:p>0,5</text:p>
          </table:table-cell>
          <table:table-cell table:style-name="ce22" table:formula="of:=IF([.H534]&gt; 2400 ;IF(NOT(MONTH([.A535]) = MONTH([.A534]));[.E534]+3; [.E534]); [.E534])" office:value-type="float" office:value="43" calcext:value-type="float">
            <text:p>43</text:p>
          </table:table-cell>
          <table:table-cell table:formula="of:=IF(WEEKDAY([.A535];2)&lt; 6; 1; 0) * FLOOR([.E535] *[.D535]) *[.$K$7]" office:value-type="float" office:value="630" calcext:value-type="float">
            <text:p>630</text:p>
          </table:table-cell>
          <table:table-cell table:formula="of:=IF(WEEKDAY([.A535];2) = 7; ([.E534]*15); 0) + IF([.H534]&gt;= 2400; IF(NOT(MONTH([.A535]) = MONTH([.A536]));2400; 0);0)" office:value-type="float" office:value="0" calcext:value-type="float">
            <text:p>0</text:p>
          </table:table-cell>
          <table:table-cell table:formula="of:=[.H534] -[.G535] +[.F535]" office:value-type="float" office:value="36970" calcext:value-type="float">
            <text:p>369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18" calcext:value-type="date">
            <text:p>18.06.2024</text:p>
          </table:table-cell>
          <table:table-cell table:formula="of:=[.A536]" office:value-type="date" office:date-value="2024-06-18" calcext:value-type="date">
            <text:p>06-18</text:p>
          </table:table-cell>
          <table:table-cell table:style-name="ce1" table:formula="of:=IF([.B536] &lt; DATE(YEAR([.A536]);3;21); &quot;ZIMA&quot;; IF([.B536] &lt; DATE(YEAR([.A536]);6;21);&quot;WIOSNA&quot; ; IF([.B536] &lt; DATE(YEAR([.A536]);9;23); &quot;LATO&quot;; IF([.B536] &lt; DATE(YEAR([.A536]);12;21);&quot;JESIEŃ&quot;; &quot;ZIMA&quot;))))" office:value-type="string" office:string-value="WIOSNA" calcext:value-type="string">
            <text:p>WIOSNA</text:p>
          </table:table-cell>
          <table:table-cell table:formula="of:=IF([.C536] = &quot;ZIMA&quot;; 0.2; IF([.C536] = &quot;WIOSNA&quot;; 0.5; IF([.C536] = &quot;LATO&quot;; 0.9; 0.4)))" office:value-type="float" office:value="0.5" calcext:value-type="float">
            <text:p>0,5</text:p>
          </table:table-cell>
          <table:table-cell table:style-name="ce22" table:formula="of:=IF([.H535]&gt; 2400 ;IF(NOT(MONTH([.A536]) = MONTH([.A535]));[.E535]+3; [.E535]); [.E535])" office:value-type="float" office:value="43" calcext:value-type="float">
            <text:p>43</text:p>
          </table:table-cell>
          <table:table-cell table:formula="of:=IF(WEEKDAY([.A536];2)&lt; 6; 1; 0) * FLOOR([.E536] *[.D536]) *[.$K$7]" office:value-type="float" office:value="630" calcext:value-type="float">
            <text:p>630</text:p>
          </table:table-cell>
          <table:table-cell table:formula="of:=IF(WEEKDAY([.A536];2) = 7; ([.E535]*15); 0) + IF([.H535]&gt;= 2400; IF(NOT(MONTH([.A536]) = MONTH([.A537]));2400; 0);0)" office:value-type="float" office:value="0" calcext:value-type="float">
            <text:p>0</text:p>
          </table:table-cell>
          <table:table-cell table:formula="of:=[.H535] -[.G536] +[.F536]" office:value-type="float" office:value="37600" calcext:value-type="float">
            <text:p>376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19" calcext:value-type="date">
            <text:p>19.06.2024</text:p>
          </table:table-cell>
          <table:table-cell table:formula="of:=[.A537]" office:value-type="date" office:date-value="2024-06-19" calcext:value-type="date">
            <text:p>06-19</text:p>
          </table:table-cell>
          <table:table-cell table:style-name="ce1" table:formula="of:=IF([.B537] &lt; DATE(YEAR([.A537]);3;21); &quot;ZIMA&quot;; IF([.B537] &lt; DATE(YEAR([.A537]);6;21);&quot;WIOSNA&quot; ; IF([.B537] &lt; DATE(YEAR([.A537]);9;23); &quot;LATO&quot;; IF([.B537] &lt; DATE(YEAR([.A537]);12;21);&quot;JESIEŃ&quot;; &quot;ZIMA&quot;))))" office:value-type="string" office:string-value="WIOSNA" calcext:value-type="string">
            <text:p>WIOSNA</text:p>
          </table:table-cell>
          <table:table-cell table:formula="of:=IF([.C537] = &quot;ZIMA&quot;; 0.2; IF([.C537] = &quot;WIOSNA&quot;; 0.5; IF([.C537] = &quot;LATO&quot;; 0.9; 0.4)))" office:value-type="float" office:value="0.5" calcext:value-type="float">
            <text:p>0,5</text:p>
          </table:table-cell>
          <table:table-cell table:style-name="ce22" table:formula="of:=IF([.H536]&gt; 2400 ;IF(NOT(MONTH([.A537]) = MONTH([.A536]));[.E536]+3; [.E536]); [.E536])" office:value-type="float" office:value="43" calcext:value-type="float">
            <text:p>43</text:p>
          </table:table-cell>
          <table:table-cell table:formula="of:=IF(WEEKDAY([.A537];2)&lt; 6; 1; 0) * FLOOR([.E537] *[.D537]) *[.$K$7]" office:value-type="float" office:value="630" calcext:value-type="float">
            <text:p>630</text:p>
          </table:table-cell>
          <table:table-cell table:formula="of:=IF(WEEKDAY([.A537];2) = 7; ([.E536]*15); 0) + IF([.H536]&gt;= 2400; IF(NOT(MONTH([.A537]) = MONTH([.A538]));2400; 0);0)" office:value-type="float" office:value="0" calcext:value-type="float">
            <text:p>0</text:p>
          </table:table-cell>
          <table:table-cell table:formula="of:=[.H536] -[.G537] +[.F537]" office:value-type="float" office:value="38230" calcext:value-type="float">
            <text:p>3823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20" calcext:value-type="date">
            <text:p>20.06.2024</text:p>
          </table:table-cell>
          <table:table-cell table:formula="of:=[.A538]" office:value-type="date" office:date-value="2024-06-20" calcext:value-type="date">
            <text:p>06-20</text:p>
          </table:table-cell>
          <table:table-cell table:style-name="ce1" table:formula="of:=IF([.B538] &lt; DATE(YEAR([.A538]);3;21); &quot;ZIMA&quot;; IF([.B538] &lt; DATE(YEAR([.A538]);6;21);&quot;WIOSNA&quot; ; IF([.B538] &lt; DATE(YEAR([.A538]);9;23); &quot;LATO&quot;; IF([.B538] &lt; DATE(YEAR([.A538]);12;21);&quot;JESIEŃ&quot;; &quot;ZIMA&quot;))))" office:value-type="string" office:string-value="WIOSNA" calcext:value-type="string">
            <text:p>WIOSNA</text:p>
          </table:table-cell>
          <table:table-cell table:formula="of:=IF([.C538] = &quot;ZIMA&quot;; 0.2; IF([.C538] = &quot;WIOSNA&quot;; 0.5; IF([.C538] = &quot;LATO&quot;; 0.9; 0.4)))" office:value-type="float" office:value="0.5" calcext:value-type="float">
            <text:p>0,5</text:p>
          </table:table-cell>
          <table:table-cell table:style-name="ce22" table:formula="of:=IF([.H537]&gt; 2400 ;IF(NOT(MONTH([.A538]) = MONTH([.A537]));[.E537]+3; [.E537]); [.E537])" office:value-type="float" office:value="43" calcext:value-type="float">
            <text:p>43</text:p>
          </table:table-cell>
          <table:table-cell table:formula="of:=IF(WEEKDAY([.A538];2)&lt; 6; 1; 0) * FLOOR([.E538] *[.D538]) *[.$K$7]" office:value-type="float" office:value="630" calcext:value-type="float">
            <text:p>630</text:p>
          </table:table-cell>
          <table:table-cell table:formula="of:=IF(WEEKDAY([.A538];2) = 7; ([.E537]*15); 0) + IF([.H537]&gt;= 2400; IF(NOT(MONTH([.A538]) = MONTH([.A539]));2400; 0);0)" office:value-type="float" office:value="0" calcext:value-type="float">
            <text:p>0</text:p>
          </table:table-cell>
          <table:table-cell table:formula="of:=[.H537] -[.G538] +[.F538]" office:value-type="float" office:value="38860" calcext:value-type="float">
            <text:p>388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21" calcext:value-type="date">
            <text:p>21.06.2024</text:p>
          </table:table-cell>
          <table:table-cell table:formula="of:=[.A539]" office:value-type="date" office:date-value="2024-06-21" calcext:value-type="date">
            <text:p>06-21</text:p>
          </table:table-cell>
          <table:table-cell table:style-name="ce1" table:formula="of:=IF([.B539] &lt; DATE(YEAR([.A539]);3;21); &quot;ZIMA&quot;; IF([.B539] &lt; DATE(YEAR([.A539]);6;21);&quot;WIOSNA&quot; ; IF([.B539] &lt; DATE(YEAR([.A539]);9;23); &quot;LATO&quot;; IF([.B539] &lt; DATE(YEAR([.A539]);12;21);&quot;JESIEŃ&quot;; &quot;ZIMA&quot;))))" office:value-type="string" office:string-value="LATO" calcext:value-type="string">
            <text:p>LATO</text:p>
          </table:table-cell>
          <table:table-cell table:formula="of:=IF([.C539] = &quot;ZIMA&quot;; 0.2; IF([.C539] = &quot;WIOSNA&quot;; 0.5; IF([.C539] = &quot;LATO&quot;; 0.9; 0.4)))" office:value-type="float" office:value="0.9" calcext:value-type="float">
            <text:p>0,9</text:p>
          </table:table-cell>
          <table:table-cell table:style-name="ce22" table:formula="of:=IF([.H538]&gt; 2400 ;IF(NOT(MONTH([.A539]) = MONTH([.A538]));[.E538]+3; [.E538]); [.E538])" office:value-type="float" office:value="43" calcext:value-type="float">
            <text:p>43</text:p>
          </table:table-cell>
          <table:table-cell table:formula="of:=IF(WEEKDAY([.A539];2)&lt; 6; 1; 0) * FLOOR([.E539] *[.D539]) *[.$K$7]" office:value-type="float" office:value="1140" calcext:value-type="float">
            <text:p>1140</text:p>
          </table:table-cell>
          <table:table-cell table:formula="of:=IF(WEEKDAY([.A539];2) = 7; ([.E538]*15); 0) + IF([.H538]&gt;= 2400; IF(NOT(MONTH([.A539]) = MONTH([.A540]));2400; 0);0)" office:value-type="float" office:value="0" calcext:value-type="float">
            <text:p>0</text:p>
          </table:table-cell>
          <table:table-cell table:formula="of:=[.H538] -[.G539] +[.F539]" office:value-type="float" office:value="40000" calcext:value-type="float">
            <text:p>400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22" calcext:value-type="date">
            <text:p>22.06.2024</text:p>
          </table:table-cell>
          <table:table-cell table:formula="of:=[.A540]" office:value-type="date" office:date-value="2024-06-22" calcext:value-type="date">
            <text:p>06-22</text:p>
          </table:table-cell>
          <table:table-cell table:style-name="ce1" table:formula="of:=IF([.B540] &lt; DATE(YEAR([.A540]);3;21); &quot;ZIMA&quot;; IF([.B540] &lt; DATE(YEAR([.A540]);6;21);&quot;WIOSNA&quot; ; IF([.B540] &lt; DATE(YEAR([.A540]);9;23); &quot;LATO&quot;; IF([.B540] &lt; DATE(YEAR([.A540]);12;21);&quot;JESIEŃ&quot;; &quot;ZIMA&quot;))))" office:value-type="string" office:string-value="LATO" calcext:value-type="string">
            <text:p>LATO</text:p>
          </table:table-cell>
          <table:table-cell table:formula="of:=IF([.C540] = &quot;ZIMA&quot;; 0.2; IF([.C540] = &quot;WIOSNA&quot;; 0.5; IF([.C540] = &quot;LATO&quot;; 0.9; 0.4)))" office:value-type="float" office:value="0.9" calcext:value-type="float">
            <text:p>0,9</text:p>
          </table:table-cell>
          <table:table-cell table:style-name="ce22" table:formula="of:=IF([.H539]&gt; 2400 ;IF(NOT(MONTH([.A540]) = MONTH([.A539]));[.E539]+3; [.E539]); [.E539])" office:value-type="float" office:value="43" calcext:value-type="float">
            <text:p>43</text:p>
          </table:table-cell>
          <table:table-cell table:formula="of:=IF(WEEKDAY([.A540];2)&lt; 6; 1; 0) * FLOOR([.E540] *[.D540]) *[.$K$7]" office:value-type="float" office:value="0" calcext:value-type="float">
            <text:p>0</text:p>
          </table:table-cell>
          <table:table-cell table:formula="of:=IF(WEEKDAY([.A540];2) = 7; ([.E539]*15); 0) + IF([.H539]&gt;= 2400; IF(NOT(MONTH([.A540]) = MONTH([.A541]));2400; 0);0)" office:value-type="float" office:value="0" calcext:value-type="float">
            <text:p>0</text:p>
          </table:table-cell>
          <table:table-cell table:formula="of:=[.H539] -[.G540] +[.F540]" office:value-type="float" office:value="40000" calcext:value-type="float">
            <text:p>400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23" calcext:value-type="date">
            <text:p>23.06.2024</text:p>
          </table:table-cell>
          <table:table-cell table:formula="of:=[.A541]" office:value-type="date" office:date-value="2024-06-23" calcext:value-type="date">
            <text:p>06-23</text:p>
          </table:table-cell>
          <table:table-cell table:style-name="ce1" table:formula="of:=IF([.B541] &lt; DATE(YEAR([.A541]);3;21); &quot;ZIMA&quot;; IF([.B541] &lt; DATE(YEAR([.A541]);6;21);&quot;WIOSNA&quot; ; IF([.B541] &lt; DATE(YEAR([.A541]);9;23); &quot;LATO&quot;; IF([.B541] &lt; DATE(YEAR([.A541]);12;21);&quot;JESIEŃ&quot;; &quot;ZIMA&quot;))))" office:value-type="string" office:string-value="LATO" calcext:value-type="string">
            <text:p>LATO</text:p>
          </table:table-cell>
          <table:table-cell table:formula="of:=IF([.C541] = &quot;ZIMA&quot;; 0.2; IF([.C541] = &quot;WIOSNA&quot;; 0.5; IF([.C541] = &quot;LATO&quot;; 0.9; 0.4)))" office:value-type="float" office:value="0.9" calcext:value-type="float">
            <text:p>0,9</text:p>
          </table:table-cell>
          <table:table-cell table:style-name="ce22" table:formula="of:=IF([.H540]&gt; 2400 ;IF(NOT(MONTH([.A541]) = MONTH([.A540]));[.E540]+3; [.E540]); [.E540])" office:value-type="float" office:value="43" calcext:value-type="float">
            <text:p>43</text:p>
          </table:table-cell>
          <table:table-cell table:formula="of:=IF(WEEKDAY([.A541];2)&lt; 6; 1; 0) * FLOOR([.E541] *[.D541]) *[.$K$7]" office:value-type="float" office:value="0" calcext:value-type="float">
            <text:p>0</text:p>
          </table:table-cell>
          <table:table-cell table:formula="of:=IF(WEEKDAY([.A541];2) = 7; ([.E540]*15); 0) + IF([.H540]&gt;= 2400; IF(NOT(MONTH([.A541]) = MONTH([.A542]));2400; 0);0)" office:value-type="float" office:value="645" calcext:value-type="float">
            <text:p>645</text:p>
          </table:table-cell>
          <table:table-cell table:formula="of:=[.H540] -[.G541] +[.F541]" office:value-type="float" office:value="39355" calcext:value-type="float">
            <text:p>3935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24" calcext:value-type="date">
            <text:p>24.06.2024</text:p>
          </table:table-cell>
          <table:table-cell table:formula="of:=[.A542]" office:value-type="date" office:date-value="2024-06-24" calcext:value-type="date">
            <text:p>06-24</text:p>
          </table:table-cell>
          <table:table-cell table:style-name="ce1" table:formula="of:=IF([.B542] &lt; DATE(YEAR([.A542]);3;21); &quot;ZIMA&quot;; IF([.B542] &lt; DATE(YEAR([.A542]);6;21);&quot;WIOSNA&quot; ; IF([.B542] &lt; DATE(YEAR([.A542]);9;23); &quot;LATO&quot;; IF([.B542] &lt; DATE(YEAR([.A542]);12;21);&quot;JESIEŃ&quot;; &quot;ZIMA&quot;))))" office:value-type="string" office:string-value="LATO" calcext:value-type="string">
            <text:p>LATO</text:p>
          </table:table-cell>
          <table:table-cell table:formula="of:=IF([.C542] = &quot;ZIMA&quot;; 0.2; IF([.C542] = &quot;WIOSNA&quot;; 0.5; IF([.C542] = &quot;LATO&quot;; 0.9; 0.4)))" office:value-type="float" office:value="0.9" calcext:value-type="float">
            <text:p>0,9</text:p>
          </table:table-cell>
          <table:table-cell table:style-name="ce22" table:formula="of:=IF([.H541]&gt; 2400 ;IF(NOT(MONTH([.A542]) = MONTH([.A541]));[.E541]+3; [.E541]); [.E541])" office:value-type="float" office:value="43" calcext:value-type="float">
            <text:p>43</text:p>
          </table:table-cell>
          <table:table-cell table:formula="of:=IF(WEEKDAY([.A542];2)&lt; 6; 1; 0) * FLOOR([.E542] *[.D542]) *[.$K$7]" office:value-type="float" office:value="1140" calcext:value-type="float">
            <text:p>1140</text:p>
          </table:table-cell>
          <table:table-cell table:formula="of:=IF(WEEKDAY([.A542];2) = 7; ([.E541]*15); 0) + IF([.H541]&gt;= 2400; IF(NOT(MONTH([.A542]) = MONTH([.A543]));2400; 0);0)" office:value-type="float" office:value="0" calcext:value-type="float">
            <text:p>0</text:p>
          </table:table-cell>
          <table:table-cell table:formula="of:=[.H541] -[.G542] +[.F542]" office:value-type="float" office:value="40495" calcext:value-type="float">
            <text:p>4049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25" calcext:value-type="date">
            <text:p>25.06.2024</text:p>
          </table:table-cell>
          <table:table-cell table:formula="of:=[.A543]" office:value-type="date" office:date-value="2024-06-25" calcext:value-type="date">
            <text:p>06-25</text:p>
          </table:table-cell>
          <table:table-cell table:style-name="ce1" table:formula="of:=IF([.B543] &lt; DATE(YEAR([.A543]);3;21); &quot;ZIMA&quot;; IF([.B543] &lt; DATE(YEAR([.A543]);6;21);&quot;WIOSNA&quot; ; IF([.B543] &lt; DATE(YEAR([.A543]);9;23); &quot;LATO&quot;; IF([.B543] &lt; DATE(YEAR([.A543]);12;21);&quot;JESIEŃ&quot;; &quot;ZIMA&quot;))))" office:value-type="string" office:string-value="LATO" calcext:value-type="string">
            <text:p>LATO</text:p>
          </table:table-cell>
          <table:table-cell table:formula="of:=IF([.C543] = &quot;ZIMA&quot;; 0.2; IF([.C543] = &quot;WIOSNA&quot;; 0.5; IF([.C543] = &quot;LATO&quot;; 0.9; 0.4)))" office:value-type="float" office:value="0.9" calcext:value-type="float">
            <text:p>0,9</text:p>
          </table:table-cell>
          <table:table-cell table:style-name="ce22" table:formula="of:=IF([.H542]&gt; 2400 ;IF(NOT(MONTH([.A543]) = MONTH([.A542]));[.E542]+3; [.E542]); [.E542])" office:value-type="float" office:value="43" calcext:value-type="float">
            <text:p>43</text:p>
          </table:table-cell>
          <table:table-cell table:formula="of:=IF(WEEKDAY([.A543];2)&lt; 6; 1; 0) * FLOOR([.E543] *[.D543]) *[.$K$7]" office:value-type="float" office:value="1140" calcext:value-type="float">
            <text:p>1140</text:p>
          </table:table-cell>
          <table:table-cell table:formula="of:=IF(WEEKDAY([.A543];2) = 7; ([.E542]*15); 0) + IF([.H542]&gt;= 2400; IF(NOT(MONTH([.A543]) = MONTH([.A544]));2400; 0);0)" office:value-type="float" office:value="0" calcext:value-type="float">
            <text:p>0</text:p>
          </table:table-cell>
          <table:table-cell table:formula="of:=[.H542] -[.G543] +[.F543]" office:value-type="float" office:value="41635" calcext:value-type="float">
            <text:p>4163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26" calcext:value-type="date">
            <text:p>26.06.2024</text:p>
          </table:table-cell>
          <table:table-cell table:formula="of:=[.A544]" office:value-type="date" office:date-value="2024-06-26" calcext:value-type="date">
            <text:p>06-26</text:p>
          </table:table-cell>
          <table:table-cell table:style-name="ce1" table:formula="of:=IF([.B544] &lt; DATE(YEAR([.A544]);3;21); &quot;ZIMA&quot;; IF([.B544] &lt; DATE(YEAR([.A544]);6;21);&quot;WIOSNA&quot; ; IF([.B544] &lt; DATE(YEAR([.A544]);9;23); &quot;LATO&quot;; IF([.B544] &lt; DATE(YEAR([.A544]);12;21);&quot;JESIEŃ&quot;; &quot;ZIMA&quot;))))" office:value-type="string" office:string-value="LATO" calcext:value-type="string">
            <text:p>LATO</text:p>
          </table:table-cell>
          <table:table-cell table:formula="of:=IF([.C544] = &quot;ZIMA&quot;; 0.2; IF([.C544] = &quot;WIOSNA&quot;; 0.5; IF([.C544] = &quot;LATO&quot;; 0.9; 0.4)))" office:value-type="float" office:value="0.9" calcext:value-type="float">
            <text:p>0,9</text:p>
          </table:table-cell>
          <table:table-cell table:style-name="ce22" table:formula="of:=IF([.H543]&gt; 2400 ;IF(NOT(MONTH([.A544]) = MONTH([.A543]));[.E543]+3; [.E543]); [.E543])" office:value-type="float" office:value="43" calcext:value-type="float">
            <text:p>43</text:p>
          </table:table-cell>
          <table:table-cell table:formula="of:=IF(WEEKDAY([.A544];2)&lt; 6; 1; 0) * FLOOR([.E544] *[.D544]) *[.$K$7]" office:value-type="float" office:value="1140" calcext:value-type="float">
            <text:p>1140</text:p>
          </table:table-cell>
          <table:table-cell table:formula="of:=IF(WEEKDAY([.A544];2) = 7; ([.E543]*15); 0) + IF([.H543]&gt;= 2400; IF(NOT(MONTH([.A544]) = MONTH([.A545]));2400; 0);0)" office:value-type="float" office:value="0" calcext:value-type="float">
            <text:p>0</text:p>
          </table:table-cell>
          <table:table-cell table:formula="of:=[.H543] -[.G544] +[.F544]" office:value-type="float" office:value="42775" calcext:value-type="float">
            <text:p>427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27" calcext:value-type="date">
            <text:p>27.06.2024</text:p>
          </table:table-cell>
          <table:table-cell table:formula="of:=[.A545]" office:value-type="date" office:date-value="2024-06-27" calcext:value-type="date">
            <text:p>06-27</text:p>
          </table:table-cell>
          <table:table-cell table:style-name="ce1" table:formula="of:=IF([.B545] &lt; DATE(YEAR([.A545]);3;21); &quot;ZIMA&quot;; IF([.B545] &lt; DATE(YEAR([.A545]);6;21);&quot;WIOSNA&quot; ; IF([.B545] &lt; DATE(YEAR([.A545]);9;23); &quot;LATO&quot;; IF([.B545] &lt; DATE(YEAR([.A545]);12;21);&quot;JESIEŃ&quot;; &quot;ZIMA&quot;))))" office:value-type="string" office:string-value="LATO" calcext:value-type="string">
            <text:p>LATO</text:p>
          </table:table-cell>
          <table:table-cell table:formula="of:=IF([.C545] = &quot;ZIMA&quot;; 0.2; IF([.C545] = &quot;WIOSNA&quot;; 0.5; IF([.C545] = &quot;LATO&quot;; 0.9; 0.4)))" office:value-type="float" office:value="0.9" calcext:value-type="float">
            <text:p>0,9</text:p>
          </table:table-cell>
          <table:table-cell table:style-name="ce22" table:formula="of:=IF([.H544]&gt; 2400 ;IF(NOT(MONTH([.A545]) = MONTH([.A544]));[.E544]+3; [.E544]); [.E544])" office:value-type="float" office:value="43" calcext:value-type="float">
            <text:p>43</text:p>
          </table:table-cell>
          <table:table-cell table:formula="of:=IF(WEEKDAY([.A545];2)&lt; 6; 1; 0) * FLOOR([.E545] *[.D545]) *[.$K$7]" office:value-type="float" office:value="1140" calcext:value-type="float">
            <text:p>1140</text:p>
          </table:table-cell>
          <table:table-cell table:formula="of:=IF(WEEKDAY([.A545];2) = 7; ([.E544]*15); 0) + IF([.H544]&gt;= 2400; IF(NOT(MONTH([.A545]) = MONTH([.A546]));2400; 0);0)" office:value-type="float" office:value="0" calcext:value-type="float">
            <text:p>0</text:p>
          </table:table-cell>
          <table:table-cell table:formula="of:=[.H544] -[.G545] +[.F545]" office:value-type="float" office:value="43915" calcext:value-type="float">
            <text:p>4391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28" calcext:value-type="date">
            <text:p>28.06.2024</text:p>
          </table:table-cell>
          <table:table-cell table:formula="of:=[.A546]" office:value-type="date" office:date-value="2024-06-28" calcext:value-type="date">
            <text:p>06-28</text:p>
          </table:table-cell>
          <table:table-cell table:style-name="ce1" table:formula="of:=IF([.B546] &lt; DATE(YEAR([.A546]);3;21); &quot;ZIMA&quot;; IF([.B546] &lt; DATE(YEAR([.A546]);6;21);&quot;WIOSNA&quot; ; IF([.B546] &lt; DATE(YEAR([.A546]);9;23); &quot;LATO&quot;; IF([.B546] &lt; DATE(YEAR([.A546]);12;21);&quot;JESIEŃ&quot;; &quot;ZIMA&quot;))))" office:value-type="string" office:string-value="LATO" calcext:value-type="string">
            <text:p>LATO</text:p>
          </table:table-cell>
          <table:table-cell table:formula="of:=IF([.C546] = &quot;ZIMA&quot;; 0.2; IF([.C546] = &quot;WIOSNA&quot;; 0.5; IF([.C546] = &quot;LATO&quot;; 0.9; 0.4)))" office:value-type="float" office:value="0.9" calcext:value-type="float">
            <text:p>0,9</text:p>
          </table:table-cell>
          <table:table-cell table:style-name="ce22" table:formula="of:=IF([.H545]&gt; 2400 ;IF(NOT(MONTH([.A546]) = MONTH([.A545]));[.E545]+3; [.E545]); [.E545])" office:value-type="float" office:value="43" calcext:value-type="float">
            <text:p>43</text:p>
          </table:table-cell>
          <table:table-cell table:formula="of:=IF(WEEKDAY([.A546];2)&lt; 6; 1; 0) * FLOOR([.E546] *[.D546]) *[.$K$7]" office:value-type="float" office:value="1140" calcext:value-type="float">
            <text:p>1140</text:p>
          </table:table-cell>
          <table:table-cell table:formula="of:=IF(WEEKDAY([.A546];2) = 7; ([.E545]*15); 0) + IF([.H545]&gt;= 2400; IF(NOT(MONTH([.A546]) = MONTH([.A547]));2400; 0);0)" office:value-type="float" office:value="0" calcext:value-type="float">
            <text:p>0</text:p>
          </table:table-cell>
          <table:table-cell table:formula="of:=[.H545] -[.G546] +[.F546]" office:value-type="float" office:value="45055" calcext:value-type="float">
            <text:p>4505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29" calcext:value-type="date">
            <text:p>29.06.2024</text:p>
          </table:table-cell>
          <table:table-cell table:formula="of:=[.A547]" office:value-type="date" office:date-value="2024-06-29" calcext:value-type="date">
            <text:p>06-29</text:p>
          </table:table-cell>
          <table:table-cell table:style-name="ce1" table:formula="of:=IF([.B547] &lt; DATE(YEAR([.A547]);3;21); &quot;ZIMA&quot;; IF([.B547] &lt; DATE(YEAR([.A547]);6;21);&quot;WIOSNA&quot; ; IF([.B547] &lt; DATE(YEAR([.A547]);9;23); &quot;LATO&quot;; IF([.B547] &lt; DATE(YEAR([.A547]);12;21);&quot;JESIEŃ&quot;; &quot;ZIMA&quot;))))" office:value-type="string" office:string-value="LATO" calcext:value-type="string">
            <text:p>LATO</text:p>
          </table:table-cell>
          <table:table-cell table:formula="of:=IF([.C547] = &quot;ZIMA&quot;; 0.2; IF([.C547] = &quot;WIOSNA&quot;; 0.5; IF([.C547] = &quot;LATO&quot;; 0.9; 0.4)))" office:value-type="float" office:value="0.9" calcext:value-type="float">
            <text:p>0,9</text:p>
          </table:table-cell>
          <table:table-cell table:style-name="ce22" table:formula="of:=IF([.H546]&gt; 2400 ;IF(NOT(MONTH([.A547]) = MONTH([.A546]));[.E546]+3; [.E546]); [.E546])" office:value-type="float" office:value="43" calcext:value-type="float">
            <text:p>43</text:p>
          </table:table-cell>
          <table:table-cell table:formula="of:=IF(WEEKDAY([.A547];2)&lt; 6; 1; 0) * FLOOR([.E547] *[.D547]) *[.$K$7]" office:value-type="float" office:value="0" calcext:value-type="float">
            <text:p>0</text:p>
          </table:table-cell>
          <table:table-cell table:formula="of:=IF(WEEKDAY([.A547];2) = 7; ([.E546]*15); 0) + IF([.H546]&gt;= 2400; IF(NOT(MONTH([.A547]) = MONTH([.A548]));2400; 0);0)" office:value-type="float" office:value="0" calcext:value-type="float">
            <text:p>0</text:p>
          </table:table-cell>
          <table:table-cell table:formula="of:=[.H546] -[.G547] +[.F547]" office:value-type="float" office:value="45055" calcext:value-type="float">
            <text:p>4505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30" calcext:value-type="date">
            <text:p>30.06.2024</text:p>
          </table:table-cell>
          <table:table-cell table:formula="of:=[.A548]" office:value-type="date" office:date-value="2024-06-30" calcext:value-type="date">
            <text:p>06-30</text:p>
          </table:table-cell>
          <table:table-cell table:style-name="ce1" table:formula="of:=IF([.B548] &lt; DATE(YEAR([.A548]);3;21); &quot;ZIMA&quot;; IF([.B548] &lt; DATE(YEAR([.A548]);6;21);&quot;WIOSNA&quot; ; IF([.B548] &lt; DATE(YEAR([.A548]);9;23); &quot;LATO&quot;; IF([.B548] &lt; DATE(YEAR([.A548]);12;21);&quot;JESIEŃ&quot;; &quot;ZIMA&quot;))))" office:value-type="string" office:string-value="LATO" calcext:value-type="string">
            <text:p>LATO</text:p>
          </table:table-cell>
          <table:table-cell table:formula="of:=IF([.C548] = &quot;ZIMA&quot;; 0.2; IF([.C548] = &quot;WIOSNA&quot;; 0.5; IF([.C548] = &quot;LATO&quot;; 0.9; 0.4)))" office:value-type="float" office:value="0.9" calcext:value-type="float">
            <text:p>0,9</text:p>
          </table:table-cell>
          <table:table-cell table:style-name="ce22" table:formula="of:=IF([.H547]&gt; 2400 ;IF(NOT(MONTH([.A548]) = MONTH([.A547]));[.E547]+3; [.E547]); [.E547])" office:value-type="float" office:value="43" calcext:value-type="float">
            <text:p>43</text:p>
          </table:table-cell>
          <table:table-cell table:formula="of:=IF(WEEKDAY([.A548];2)&lt; 6; 1; 0) * FLOOR([.E548] *[.D548]) *[.$K$7]" office:value-type="float" office:value="0" calcext:value-type="float">
            <text:p>0</text:p>
          </table:table-cell>
          <table:table-cell table:formula="of:=IF(WEEKDAY([.A548];2) = 7; ([.E547]*15); 0) + IF([.H547]&gt;= 2400; IF(NOT(MONTH([.A548]) = MONTH([.A549]));2400; 0);0)" office:value-type="float" office:value="3045" calcext:value-type="float">
            <text:p>3045</text:p>
          </table:table-cell>
          <table:table-cell table:formula="of:=[.H547] -[.G548] +[.F548]" office:value-type="float" office:value="42010" calcext:value-type="float">
            <text:p>420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01" calcext:value-type="date">
            <text:p>1.07.2024</text:p>
          </table:table-cell>
          <table:table-cell table:formula="of:=[.A549]" office:value-type="date" office:date-value="2024-07-01" calcext:value-type="date">
            <text:p>07-01</text:p>
          </table:table-cell>
          <table:table-cell table:style-name="ce1" table:formula="of:=IF([.B549] &lt; DATE(YEAR([.A549]);3;21); &quot;ZIMA&quot;; IF([.B549] &lt; DATE(YEAR([.A549]);6;21);&quot;WIOSNA&quot; ; IF([.B549] &lt; DATE(YEAR([.A549]);9;23); &quot;LATO&quot;; IF([.B549] &lt; DATE(YEAR([.A549]);12;21);&quot;JESIEŃ&quot;; &quot;ZIMA&quot;))))" office:value-type="string" office:string-value="LATO" calcext:value-type="string">
            <text:p>LATO</text:p>
          </table:table-cell>
          <table:table-cell table:formula="of:=IF([.C549] = &quot;ZIMA&quot;; 0.2; IF([.C549] = &quot;WIOSNA&quot;; 0.5; IF([.C549] = &quot;LATO&quot;; 0.9; 0.4)))" office:value-type="float" office:value="0.9" calcext:value-type="float">
            <text:p>0,9</text:p>
          </table:table-cell>
          <table:table-cell table:style-name="ce22" table:formula="of:=IF([.H548]&gt; 2400 ;IF(NOT(MONTH([.A549]) = MONTH([.A548]));[.E548]+3; [.E548]); [.E548])" office:value-type="float" office:value="46" calcext:value-type="float">
            <text:p>46</text:p>
          </table:table-cell>
          <table:table-cell table:formula="of:=IF(WEEKDAY([.A549];2)&lt; 6; 1; 0) * FLOOR([.E549] *[.D549]) *[.$K$7]" office:value-type="float" office:value="1230" calcext:value-type="float">
            <text:p>1230</text:p>
          </table:table-cell>
          <table:table-cell table:formula="of:=IF(WEEKDAY([.A549];2) = 7; ([.E548]*15); 0) + IF([.H548]&gt;= 2400; IF(NOT(MONTH([.A549]) = MONTH([.A550]));2400; 0);0)" office:value-type="float" office:value="0" calcext:value-type="float">
            <text:p>0</text:p>
          </table:table-cell>
          <table:table-cell table:formula="of:=[.H548] -[.G549] +[.F549]" office:value-type="float" office:value="43240" calcext:value-type="float">
            <text:p>432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02" calcext:value-type="date">
            <text:p>2.07.2024</text:p>
          </table:table-cell>
          <table:table-cell table:formula="of:=[.A550]" office:value-type="date" office:date-value="2024-07-02" calcext:value-type="date">
            <text:p>07-02</text:p>
          </table:table-cell>
          <table:table-cell table:style-name="ce1" table:formula="of:=IF([.B550] &lt; DATE(YEAR([.A550]);3;21); &quot;ZIMA&quot;; IF([.B550] &lt; DATE(YEAR([.A550]);6;21);&quot;WIOSNA&quot; ; IF([.B550] &lt; DATE(YEAR([.A550]);9;23); &quot;LATO&quot;; IF([.B550] &lt; DATE(YEAR([.A550]);12;21);&quot;JESIEŃ&quot;; &quot;ZIMA&quot;))))" office:value-type="string" office:string-value="LATO" calcext:value-type="string">
            <text:p>LATO</text:p>
          </table:table-cell>
          <table:table-cell table:formula="of:=IF([.C550] = &quot;ZIMA&quot;; 0.2; IF([.C550] = &quot;WIOSNA&quot;; 0.5; IF([.C550] = &quot;LATO&quot;; 0.9; 0.4)))" office:value-type="float" office:value="0.9" calcext:value-type="float">
            <text:p>0,9</text:p>
          </table:table-cell>
          <table:table-cell table:style-name="ce22" table:formula="of:=IF([.H549]&gt; 2400 ;IF(NOT(MONTH([.A550]) = MONTH([.A549]));[.E549]+3; [.E549]); [.E549])" office:value-type="float" office:value="46" calcext:value-type="float">
            <text:p>46</text:p>
          </table:table-cell>
          <table:table-cell table:formula="of:=IF(WEEKDAY([.A550];2)&lt; 6; 1; 0) * FLOOR([.E550] *[.D550]) *[.$K$7]" office:value-type="float" office:value="1230" calcext:value-type="float">
            <text:p>1230</text:p>
          </table:table-cell>
          <table:table-cell table:formula="of:=IF(WEEKDAY([.A550];2) = 7; ([.E549]*15); 0) + IF([.H549]&gt;= 2400; IF(NOT(MONTH([.A550]) = MONTH([.A551]));2400; 0);0)" office:value-type="float" office:value="0" calcext:value-type="float">
            <text:p>0</text:p>
          </table:table-cell>
          <table:table-cell table:formula="of:=[.H549] -[.G550] +[.F550]" office:value-type="float" office:value="44470" calcext:value-type="float">
            <text:p>444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03" calcext:value-type="date">
            <text:p>3.07.2024</text:p>
          </table:table-cell>
          <table:table-cell table:formula="of:=[.A551]" office:value-type="date" office:date-value="2024-07-03" calcext:value-type="date">
            <text:p>07-03</text:p>
          </table:table-cell>
          <table:table-cell table:style-name="ce1" table:formula="of:=IF([.B551] &lt; DATE(YEAR([.A551]);3;21); &quot;ZIMA&quot;; IF([.B551] &lt; DATE(YEAR([.A551]);6;21);&quot;WIOSNA&quot; ; IF([.B551] &lt; DATE(YEAR([.A551]);9;23); &quot;LATO&quot;; IF([.B551] &lt; DATE(YEAR([.A551]);12;21);&quot;JESIEŃ&quot;; &quot;ZIMA&quot;))))" office:value-type="string" office:string-value="LATO" calcext:value-type="string">
            <text:p>LATO</text:p>
          </table:table-cell>
          <table:table-cell table:formula="of:=IF([.C551] = &quot;ZIMA&quot;; 0.2; IF([.C551] = &quot;WIOSNA&quot;; 0.5; IF([.C551] = &quot;LATO&quot;; 0.9; 0.4)))" office:value-type="float" office:value="0.9" calcext:value-type="float">
            <text:p>0,9</text:p>
          </table:table-cell>
          <table:table-cell table:style-name="ce22" table:formula="of:=IF([.H550]&gt; 2400 ;IF(NOT(MONTH([.A551]) = MONTH([.A550]));[.E550]+3; [.E550]); [.E550])" office:value-type="float" office:value="46" calcext:value-type="float">
            <text:p>46</text:p>
          </table:table-cell>
          <table:table-cell table:formula="of:=IF(WEEKDAY([.A551];2)&lt; 6; 1; 0) * FLOOR([.E551] *[.D551]) *[.$K$7]" office:value-type="float" office:value="1230" calcext:value-type="float">
            <text:p>1230</text:p>
          </table:table-cell>
          <table:table-cell table:formula="of:=IF(WEEKDAY([.A551];2) = 7; ([.E550]*15); 0) + IF([.H550]&gt;= 2400; IF(NOT(MONTH([.A551]) = MONTH([.A552]));2400; 0);0)" office:value-type="float" office:value="0" calcext:value-type="float">
            <text:p>0</text:p>
          </table:table-cell>
          <table:table-cell table:formula="of:=[.H550] -[.G551] +[.F551]" office:value-type="float" office:value="45700" calcext:value-type="float">
            <text:p>457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04" calcext:value-type="date">
            <text:p>4.07.2024</text:p>
          </table:table-cell>
          <table:table-cell table:formula="of:=[.A552]" office:value-type="date" office:date-value="2024-07-04" calcext:value-type="date">
            <text:p>07-04</text:p>
          </table:table-cell>
          <table:table-cell table:style-name="ce1" table:formula="of:=IF([.B552] &lt; DATE(YEAR([.A552]);3;21); &quot;ZIMA&quot;; IF([.B552] &lt; DATE(YEAR([.A552]);6;21);&quot;WIOSNA&quot; ; IF([.B552] &lt; DATE(YEAR([.A552]);9;23); &quot;LATO&quot;; IF([.B552] &lt; DATE(YEAR([.A552]);12;21);&quot;JESIEŃ&quot;; &quot;ZIMA&quot;))))" office:value-type="string" office:string-value="LATO" calcext:value-type="string">
            <text:p>LATO</text:p>
          </table:table-cell>
          <table:table-cell table:formula="of:=IF([.C552] = &quot;ZIMA&quot;; 0.2; IF([.C552] = &quot;WIOSNA&quot;; 0.5; IF([.C552] = &quot;LATO&quot;; 0.9; 0.4)))" office:value-type="float" office:value="0.9" calcext:value-type="float">
            <text:p>0,9</text:p>
          </table:table-cell>
          <table:table-cell table:style-name="ce22" table:formula="of:=IF([.H551]&gt; 2400 ;IF(NOT(MONTH([.A552]) = MONTH([.A551]));[.E551]+3; [.E551]); [.E551])" office:value-type="float" office:value="46" calcext:value-type="float">
            <text:p>46</text:p>
          </table:table-cell>
          <table:table-cell table:formula="of:=IF(WEEKDAY([.A552];2)&lt; 6; 1; 0) * FLOOR([.E552] *[.D552]) *[.$K$7]" office:value-type="float" office:value="1230" calcext:value-type="float">
            <text:p>1230</text:p>
          </table:table-cell>
          <table:table-cell table:formula="of:=IF(WEEKDAY([.A552];2) = 7; ([.E551]*15); 0) + IF([.H551]&gt;= 2400; IF(NOT(MONTH([.A552]) = MONTH([.A553]));2400; 0);0)" office:value-type="float" office:value="0" calcext:value-type="float">
            <text:p>0</text:p>
          </table:table-cell>
          <table:table-cell table:formula="of:=[.H551] -[.G552] +[.F552]" office:value-type="float" office:value="46930" calcext:value-type="float">
            <text:p>4693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05" calcext:value-type="date">
            <text:p>5.07.2024</text:p>
          </table:table-cell>
          <table:table-cell table:formula="of:=[.A553]" office:value-type="date" office:date-value="2024-07-05" calcext:value-type="date">
            <text:p>07-05</text:p>
          </table:table-cell>
          <table:table-cell table:style-name="ce1" table:formula="of:=IF([.B553] &lt; DATE(YEAR([.A553]);3;21); &quot;ZIMA&quot;; IF([.B553] &lt; DATE(YEAR([.A553]);6;21);&quot;WIOSNA&quot; ; IF([.B553] &lt; DATE(YEAR([.A553]);9;23); &quot;LATO&quot;; IF([.B553] &lt; DATE(YEAR([.A553]);12;21);&quot;JESIEŃ&quot;; &quot;ZIMA&quot;))))" office:value-type="string" office:string-value="LATO" calcext:value-type="string">
            <text:p>LATO</text:p>
          </table:table-cell>
          <table:table-cell table:formula="of:=IF([.C553] = &quot;ZIMA&quot;; 0.2; IF([.C553] = &quot;WIOSNA&quot;; 0.5; IF([.C553] = &quot;LATO&quot;; 0.9; 0.4)))" office:value-type="float" office:value="0.9" calcext:value-type="float">
            <text:p>0,9</text:p>
          </table:table-cell>
          <table:table-cell table:style-name="ce22" table:formula="of:=IF([.H552]&gt; 2400 ;IF(NOT(MONTH([.A553]) = MONTH([.A552]));[.E552]+3; [.E552]); [.E552])" office:value-type="float" office:value="46" calcext:value-type="float">
            <text:p>46</text:p>
          </table:table-cell>
          <table:table-cell table:formula="of:=IF(WEEKDAY([.A553];2)&lt; 6; 1; 0) * FLOOR([.E553] *[.D553]) *[.$K$7]" office:value-type="float" office:value="1230" calcext:value-type="float">
            <text:p>1230</text:p>
          </table:table-cell>
          <table:table-cell table:formula="of:=IF(WEEKDAY([.A553];2) = 7; ([.E552]*15); 0) + IF([.H552]&gt;= 2400; IF(NOT(MONTH([.A553]) = MONTH([.A554]));2400; 0);0)" office:value-type="float" office:value="0" calcext:value-type="float">
            <text:p>0</text:p>
          </table:table-cell>
          <table:table-cell table:formula="of:=[.H552] -[.G553] +[.F553]" office:value-type="float" office:value="48160" calcext:value-type="float">
            <text:p>481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06" calcext:value-type="date">
            <text:p>6.07.2024</text:p>
          </table:table-cell>
          <table:table-cell table:formula="of:=[.A554]" office:value-type="date" office:date-value="2024-07-06" calcext:value-type="date">
            <text:p>07-06</text:p>
          </table:table-cell>
          <table:table-cell table:style-name="ce1" table:formula="of:=IF([.B554] &lt; DATE(YEAR([.A554]);3;21); &quot;ZIMA&quot;; IF([.B554] &lt; DATE(YEAR([.A554]);6;21);&quot;WIOSNA&quot; ; IF([.B554] &lt; DATE(YEAR([.A554]);9;23); &quot;LATO&quot;; IF([.B554] &lt; DATE(YEAR([.A554]);12;21);&quot;JESIEŃ&quot;; &quot;ZIMA&quot;))))" office:value-type="string" office:string-value="LATO" calcext:value-type="string">
            <text:p>LATO</text:p>
          </table:table-cell>
          <table:table-cell table:formula="of:=IF([.C554] = &quot;ZIMA&quot;; 0.2; IF([.C554] = &quot;WIOSNA&quot;; 0.5; IF([.C554] = &quot;LATO&quot;; 0.9; 0.4)))" office:value-type="float" office:value="0.9" calcext:value-type="float">
            <text:p>0,9</text:p>
          </table:table-cell>
          <table:table-cell table:style-name="ce22" table:formula="of:=IF([.H553]&gt; 2400 ;IF(NOT(MONTH([.A554]) = MONTH([.A553]));[.E553]+3; [.E553]); [.E553])" office:value-type="float" office:value="46" calcext:value-type="float">
            <text:p>46</text:p>
          </table:table-cell>
          <table:table-cell table:formula="of:=IF(WEEKDAY([.A554];2)&lt; 6; 1; 0) * FLOOR([.E554] *[.D554]) *[.$K$7]" office:value-type="float" office:value="0" calcext:value-type="float">
            <text:p>0</text:p>
          </table:table-cell>
          <table:table-cell table:formula="of:=IF(WEEKDAY([.A554];2) = 7; ([.E553]*15); 0) + IF([.H553]&gt;= 2400; IF(NOT(MONTH([.A554]) = MONTH([.A555]));2400; 0);0)" office:value-type="float" office:value="0" calcext:value-type="float">
            <text:p>0</text:p>
          </table:table-cell>
          <table:table-cell table:formula="of:=[.H553] -[.G554] +[.F554]" office:value-type="float" office:value="48160" calcext:value-type="float">
            <text:p>481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07" calcext:value-type="date">
            <text:p>7.07.2024</text:p>
          </table:table-cell>
          <table:table-cell table:formula="of:=[.A555]" office:value-type="date" office:date-value="2024-07-07" calcext:value-type="date">
            <text:p>07-07</text:p>
          </table:table-cell>
          <table:table-cell table:style-name="ce1" table:formula="of:=IF([.B555] &lt; DATE(YEAR([.A555]);3;21); &quot;ZIMA&quot;; IF([.B555] &lt; DATE(YEAR([.A555]);6;21);&quot;WIOSNA&quot; ; IF([.B555] &lt; DATE(YEAR([.A555]);9;23); &quot;LATO&quot;; IF([.B555] &lt; DATE(YEAR([.A555]);12;21);&quot;JESIEŃ&quot;; &quot;ZIMA&quot;))))" office:value-type="string" office:string-value="LATO" calcext:value-type="string">
            <text:p>LATO</text:p>
          </table:table-cell>
          <table:table-cell table:formula="of:=IF([.C555] = &quot;ZIMA&quot;; 0.2; IF([.C555] = &quot;WIOSNA&quot;; 0.5; IF([.C555] = &quot;LATO&quot;; 0.9; 0.4)))" office:value-type="float" office:value="0.9" calcext:value-type="float">
            <text:p>0,9</text:p>
          </table:table-cell>
          <table:table-cell table:style-name="ce22" table:formula="of:=IF([.H554]&gt; 2400 ;IF(NOT(MONTH([.A555]) = MONTH([.A554]));[.E554]+3; [.E554]); [.E554])" office:value-type="float" office:value="46" calcext:value-type="float">
            <text:p>46</text:p>
          </table:table-cell>
          <table:table-cell table:formula="of:=IF(WEEKDAY([.A555];2)&lt; 6; 1; 0) * FLOOR([.E555] *[.D555]) *[.$K$7]" office:value-type="float" office:value="0" calcext:value-type="float">
            <text:p>0</text:p>
          </table:table-cell>
          <table:table-cell table:formula="of:=IF(WEEKDAY([.A555];2) = 7; ([.E554]*15); 0) + IF([.H554]&gt;= 2400; IF(NOT(MONTH([.A555]) = MONTH([.A556]));2400; 0);0)" office:value-type="float" office:value="690" calcext:value-type="float">
            <text:p>690</text:p>
          </table:table-cell>
          <table:table-cell table:formula="of:=[.H554] -[.G555] +[.F555]" office:value-type="float" office:value="47470" calcext:value-type="float">
            <text:p>474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08" calcext:value-type="date">
            <text:p>8.07.2024</text:p>
          </table:table-cell>
          <table:table-cell table:formula="of:=[.A556]" office:value-type="date" office:date-value="2024-07-08" calcext:value-type="date">
            <text:p>07-08</text:p>
          </table:table-cell>
          <table:table-cell table:style-name="ce1" table:formula="of:=IF([.B556] &lt; DATE(YEAR([.A556]);3;21); &quot;ZIMA&quot;; IF([.B556] &lt; DATE(YEAR([.A556]);6;21);&quot;WIOSNA&quot; ; IF([.B556] &lt; DATE(YEAR([.A556]);9;23); &quot;LATO&quot;; IF([.B556] &lt; DATE(YEAR([.A556]);12;21);&quot;JESIEŃ&quot;; &quot;ZIMA&quot;))))" office:value-type="string" office:string-value="LATO" calcext:value-type="string">
            <text:p>LATO</text:p>
          </table:table-cell>
          <table:table-cell table:formula="of:=IF([.C556] = &quot;ZIMA&quot;; 0.2; IF([.C556] = &quot;WIOSNA&quot;; 0.5; IF([.C556] = &quot;LATO&quot;; 0.9; 0.4)))" office:value-type="float" office:value="0.9" calcext:value-type="float">
            <text:p>0,9</text:p>
          </table:table-cell>
          <table:table-cell table:style-name="ce22" table:formula="of:=IF([.H555]&gt; 2400 ;IF(NOT(MONTH([.A556]) = MONTH([.A555]));[.E555]+3; [.E555]); [.E555])" office:value-type="float" office:value="46" calcext:value-type="float">
            <text:p>46</text:p>
          </table:table-cell>
          <table:table-cell table:formula="of:=IF(WEEKDAY([.A556];2)&lt; 6; 1; 0) * FLOOR([.E556] *[.D556]) *[.$K$7]" office:value-type="float" office:value="1230" calcext:value-type="float">
            <text:p>1230</text:p>
          </table:table-cell>
          <table:table-cell table:formula="of:=IF(WEEKDAY([.A556];2) = 7; ([.E555]*15); 0) + IF([.H555]&gt;= 2400; IF(NOT(MONTH([.A556]) = MONTH([.A557]));2400; 0);0)" office:value-type="float" office:value="0" calcext:value-type="float">
            <text:p>0</text:p>
          </table:table-cell>
          <table:table-cell table:formula="of:=[.H555] -[.G556] +[.F556]" office:value-type="float" office:value="48700" calcext:value-type="float">
            <text:p>487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09" calcext:value-type="date">
            <text:p>9.07.2024</text:p>
          </table:table-cell>
          <table:table-cell table:formula="of:=[.A557]" office:value-type="date" office:date-value="2024-07-09" calcext:value-type="date">
            <text:p>07-09</text:p>
          </table:table-cell>
          <table:table-cell table:style-name="ce1" table:formula="of:=IF([.B557] &lt; DATE(YEAR([.A557]);3;21); &quot;ZIMA&quot;; IF([.B557] &lt; DATE(YEAR([.A557]);6;21);&quot;WIOSNA&quot; ; IF([.B557] &lt; DATE(YEAR([.A557]);9;23); &quot;LATO&quot;; IF([.B557] &lt; DATE(YEAR([.A557]);12;21);&quot;JESIEŃ&quot;; &quot;ZIMA&quot;))))" office:value-type="string" office:string-value="LATO" calcext:value-type="string">
            <text:p>LATO</text:p>
          </table:table-cell>
          <table:table-cell table:formula="of:=IF([.C557] = &quot;ZIMA&quot;; 0.2; IF([.C557] = &quot;WIOSNA&quot;; 0.5; IF([.C557] = &quot;LATO&quot;; 0.9; 0.4)))" office:value-type="float" office:value="0.9" calcext:value-type="float">
            <text:p>0,9</text:p>
          </table:table-cell>
          <table:table-cell table:style-name="ce22" table:formula="of:=IF([.H556]&gt; 2400 ;IF(NOT(MONTH([.A557]) = MONTH([.A556]));[.E556]+3; [.E556]); [.E556])" office:value-type="float" office:value="46" calcext:value-type="float">
            <text:p>46</text:p>
          </table:table-cell>
          <table:table-cell table:formula="of:=IF(WEEKDAY([.A557];2)&lt; 6; 1; 0) * FLOOR([.E557] *[.D557]) *[.$K$7]" office:value-type="float" office:value="1230" calcext:value-type="float">
            <text:p>1230</text:p>
          </table:table-cell>
          <table:table-cell table:formula="of:=IF(WEEKDAY([.A557];2) = 7; ([.E556]*15); 0) + IF([.H556]&gt;= 2400; IF(NOT(MONTH([.A557]) = MONTH([.A558]));2400; 0);0)" office:value-type="float" office:value="0" calcext:value-type="float">
            <text:p>0</text:p>
          </table:table-cell>
          <table:table-cell table:formula="of:=[.H556] -[.G557] +[.F557]" office:value-type="float" office:value="49930" calcext:value-type="float">
            <text:p>4993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10" calcext:value-type="date">
            <text:p>10.07.2024</text:p>
          </table:table-cell>
          <table:table-cell table:formula="of:=[.A558]" office:value-type="date" office:date-value="2024-07-10" calcext:value-type="date">
            <text:p>07-10</text:p>
          </table:table-cell>
          <table:table-cell table:style-name="ce1" table:formula="of:=IF([.B558] &lt; DATE(YEAR([.A558]);3;21); &quot;ZIMA&quot;; IF([.B558] &lt; DATE(YEAR([.A558]);6;21);&quot;WIOSNA&quot; ; IF([.B558] &lt; DATE(YEAR([.A558]);9;23); &quot;LATO&quot;; IF([.B558] &lt; DATE(YEAR([.A558]);12;21);&quot;JESIEŃ&quot;; &quot;ZIMA&quot;))))" office:value-type="string" office:string-value="LATO" calcext:value-type="string">
            <text:p>LATO</text:p>
          </table:table-cell>
          <table:table-cell table:formula="of:=IF([.C558] = &quot;ZIMA&quot;; 0.2; IF([.C558] = &quot;WIOSNA&quot;; 0.5; IF([.C558] = &quot;LATO&quot;; 0.9; 0.4)))" office:value-type="float" office:value="0.9" calcext:value-type="float">
            <text:p>0,9</text:p>
          </table:table-cell>
          <table:table-cell table:style-name="ce22" table:formula="of:=IF([.H557]&gt; 2400 ;IF(NOT(MONTH([.A558]) = MONTH([.A557]));[.E557]+3; [.E557]); [.E557])" office:value-type="float" office:value="46" calcext:value-type="float">
            <text:p>46</text:p>
          </table:table-cell>
          <table:table-cell table:formula="of:=IF(WEEKDAY([.A558];2)&lt; 6; 1; 0) * FLOOR([.E558] *[.D558]) *[.$K$7]" office:value-type="float" office:value="1230" calcext:value-type="float">
            <text:p>1230</text:p>
          </table:table-cell>
          <table:table-cell table:formula="of:=IF(WEEKDAY([.A558];2) = 7; ([.E557]*15); 0) + IF([.H557]&gt;= 2400; IF(NOT(MONTH([.A558]) = MONTH([.A559]));2400; 0);0)" office:value-type="float" office:value="0" calcext:value-type="float">
            <text:p>0</text:p>
          </table:table-cell>
          <table:table-cell table:formula="of:=[.H557] -[.G558] +[.F558]" office:value-type="float" office:value="51160" calcext:value-type="float">
            <text:p>511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11" calcext:value-type="date">
            <text:p>11.07.2024</text:p>
          </table:table-cell>
          <table:table-cell table:formula="of:=[.A559]" office:value-type="date" office:date-value="2024-07-11" calcext:value-type="date">
            <text:p>07-11</text:p>
          </table:table-cell>
          <table:table-cell table:style-name="ce1" table:formula="of:=IF([.B559] &lt; DATE(YEAR([.A559]);3;21); &quot;ZIMA&quot;; IF([.B559] &lt; DATE(YEAR([.A559]);6;21);&quot;WIOSNA&quot; ; IF([.B559] &lt; DATE(YEAR([.A559]);9;23); &quot;LATO&quot;; IF([.B559] &lt; DATE(YEAR([.A559]);12;21);&quot;JESIEŃ&quot;; &quot;ZIMA&quot;))))" office:value-type="string" office:string-value="LATO" calcext:value-type="string">
            <text:p>LATO</text:p>
          </table:table-cell>
          <table:table-cell table:formula="of:=IF([.C559] = &quot;ZIMA&quot;; 0.2; IF([.C559] = &quot;WIOSNA&quot;; 0.5; IF([.C559] = &quot;LATO&quot;; 0.9; 0.4)))" office:value-type="float" office:value="0.9" calcext:value-type="float">
            <text:p>0,9</text:p>
          </table:table-cell>
          <table:table-cell table:style-name="ce22" table:formula="of:=IF([.H558]&gt; 2400 ;IF(NOT(MONTH([.A559]) = MONTH([.A558]));[.E558]+3; [.E558]); [.E558])" office:value-type="float" office:value="46" calcext:value-type="float">
            <text:p>46</text:p>
          </table:table-cell>
          <table:table-cell table:formula="of:=IF(WEEKDAY([.A559];2)&lt; 6; 1; 0) * FLOOR([.E559] *[.D559]) *[.$K$7]" office:value-type="float" office:value="1230" calcext:value-type="float">
            <text:p>1230</text:p>
          </table:table-cell>
          <table:table-cell table:formula="of:=IF(WEEKDAY([.A559];2) = 7; ([.E558]*15); 0) + IF([.H558]&gt;= 2400; IF(NOT(MONTH([.A559]) = MONTH([.A560]));2400; 0);0)" office:value-type="float" office:value="0" calcext:value-type="float">
            <text:p>0</text:p>
          </table:table-cell>
          <table:table-cell table:formula="of:=[.H558] -[.G559] +[.F559]" office:value-type="float" office:value="52390" calcext:value-type="float">
            <text:p>523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12" calcext:value-type="date">
            <text:p>12.07.2024</text:p>
          </table:table-cell>
          <table:table-cell table:formula="of:=[.A560]" office:value-type="date" office:date-value="2024-07-12" calcext:value-type="date">
            <text:p>07-12</text:p>
          </table:table-cell>
          <table:table-cell table:style-name="ce1" table:formula="of:=IF([.B560] &lt; DATE(YEAR([.A560]);3;21); &quot;ZIMA&quot;; IF([.B560] &lt; DATE(YEAR([.A560]);6;21);&quot;WIOSNA&quot; ; IF([.B560] &lt; DATE(YEAR([.A560]);9;23); &quot;LATO&quot;; IF([.B560] &lt; DATE(YEAR([.A560]);12;21);&quot;JESIEŃ&quot;; &quot;ZIMA&quot;))))" office:value-type="string" office:string-value="LATO" calcext:value-type="string">
            <text:p>LATO</text:p>
          </table:table-cell>
          <table:table-cell table:formula="of:=IF([.C560] = &quot;ZIMA&quot;; 0.2; IF([.C560] = &quot;WIOSNA&quot;; 0.5; IF([.C560] = &quot;LATO&quot;; 0.9; 0.4)))" office:value-type="float" office:value="0.9" calcext:value-type="float">
            <text:p>0,9</text:p>
          </table:table-cell>
          <table:table-cell table:style-name="ce22" table:formula="of:=IF([.H559]&gt; 2400 ;IF(NOT(MONTH([.A560]) = MONTH([.A559]));[.E559]+3; [.E559]); [.E559])" office:value-type="float" office:value="46" calcext:value-type="float">
            <text:p>46</text:p>
          </table:table-cell>
          <table:table-cell table:formula="of:=IF(WEEKDAY([.A560];2)&lt; 6; 1; 0) * FLOOR([.E560] *[.D560]) *[.$K$7]" office:value-type="float" office:value="1230" calcext:value-type="float">
            <text:p>1230</text:p>
          </table:table-cell>
          <table:table-cell table:formula="of:=IF(WEEKDAY([.A560];2) = 7; ([.E559]*15); 0) + IF([.H559]&gt;= 2400; IF(NOT(MONTH([.A560]) = MONTH([.A561]));2400; 0);0)" office:value-type="float" office:value="0" calcext:value-type="float">
            <text:p>0</text:p>
          </table:table-cell>
          <table:table-cell table:formula="of:=[.H559] -[.G560] +[.F560]" office:value-type="float" office:value="53620" calcext:value-type="float">
            <text:p>536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13" calcext:value-type="date">
            <text:p>13.07.2024</text:p>
          </table:table-cell>
          <table:table-cell table:formula="of:=[.A561]" office:value-type="date" office:date-value="2024-07-13" calcext:value-type="date">
            <text:p>07-13</text:p>
          </table:table-cell>
          <table:table-cell table:style-name="ce1" table:formula="of:=IF([.B561] &lt; DATE(YEAR([.A561]);3;21); &quot;ZIMA&quot;; IF([.B561] &lt; DATE(YEAR([.A561]);6;21);&quot;WIOSNA&quot; ; IF([.B561] &lt; DATE(YEAR([.A561]);9;23); &quot;LATO&quot;; IF([.B561] &lt; DATE(YEAR([.A561]);12;21);&quot;JESIEŃ&quot;; &quot;ZIMA&quot;))))" office:value-type="string" office:string-value="LATO" calcext:value-type="string">
            <text:p>LATO</text:p>
          </table:table-cell>
          <table:table-cell table:formula="of:=IF([.C561] = &quot;ZIMA&quot;; 0.2; IF([.C561] = &quot;WIOSNA&quot;; 0.5; IF([.C561] = &quot;LATO&quot;; 0.9; 0.4)))" office:value-type="float" office:value="0.9" calcext:value-type="float">
            <text:p>0,9</text:p>
          </table:table-cell>
          <table:table-cell table:style-name="ce22" table:formula="of:=IF([.H560]&gt; 2400 ;IF(NOT(MONTH([.A561]) = MONTH([.A560]));[.E560]+3; [.E560]); [.E560])" office:value-type="float" office:value="46" calcext:value-type="float">
            <text:p>46</text:p>
          </table:table-cell>
          <table:table-cell table:formula="of:=IF(WEEKDAY([.A561];2)&lt; 6; 1; 0) * FLOOR([.E561] *[.D561]) *[.$K$7]" office:value-type="float" office:value="0" calcext:value-type="float">
            <text:p>0</text:p>
          </table:table-cell>
          <table:table-cell table:formula="of:=IF(WEEKDAY([.A561];2) = 7; ([.E560]*15); 0) + IF([.H560]&gt;= 2400; IF(NOT(MONTH([.A561]) = MONTH([.A562]));2400; 0);0)" office:value-type="float" office:value="0" calcext:value-type="float">
            <text:p>0</text:p>
          </table:table-cell>
          <table:table-cell table:formula="of:=[.H560] -[.G561] +[.F561]" office:value-type="float" office:value="53620" calcext:value-type="float">
            <text:p>536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14" calcext:value-type="date">
            <text:p>14.07.2024</text:p>
          </table:table-cell>
          <table:table-cell table:formula="of:=[.A562]" office:value-type="date" office:date-value="2024-07-14" calcext:value-type="date">
            <text:p>07-14</text:p>
          </table:table-cell>
          <table:table-cell table:style-name="ce1" table:formula="of:=IF([.B562] &lt; DATE(YEAR([.A562]);3;21); &quot;ZIMA&quot;; IF([.B562] &lt; DATE(YEAR([.A562]);6;21);&quot;WIOSNA&quot; ; IF([.B562] &lt; DATE(YEAR([.A562]);9;23); &quot;LATO&quot;; IF([.B562] &lt; DATE(YEAR([.A562]);12;21);&quot;JESIEŃ&quot;; &quot;ZIMA&quot;))))" office:value-type="string" office:string-value="LATO" calcext:value-type="string">
            <text:p>LATO</text:p>
          </table:table-cell>
          <table:table-cell table:formula="of:=IF([.C562] = &quot;ZIMA&quot;; 0.2; IF([.C562] = &quot;WIOSNA&quot;; 0.5; IF([.C562] = &quot;LATO&quot;; 0.9; 0.4)))" office:value-type="float" office:value="0.9" calcext:value-type="float">
            <text:p>0,9</text:p>
          </table:table-cell>
          <table:table-cell table:style-name="ce22" table:formula="of:=IF([.H561]&gt; 2400 ;IF(NOT(MONTH([.A562]) = MONTH([.A561]));[.E561]+3; [.E561]); [.E561])" office:value-type="float" office:value="46" calcext:value-type="float">
            <text:p>46</text:p>
          </table:table-cell>
          <table:table-cell table:formula="of:=IF(WEEKDAY([.A562];2)&lt; 6; 1; 0) * FLOOR([.E562] *[.D562]) *[.$K$7]" office:value-type="float" office:value="0" calcext:value-type="float">
            <text:p>0</text:p>
          </table:table-cell>
          <table:table-cell table:formula="of:=IF(WEEKDAY([.A562];2) = 7; ([.E561]*15); 0) + IF([.H561]&gt;= 2400; IF(NOT(MONTH([.A562]) = MONTH([.A563]));2400; 0);0)" office:value-type="float" office:value="690" calcext:value-type="float">
            <text:p>690</text:p>
          </table:table-cell>
          <table:table-cell table:formula="of:=[.H561] -[.G562] +[.F562]" office:value-type="float" office:value="52930" calcext:value-type="float">
            <text:p>5293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15" calcext:value-type="date">
            <text:p>15.07.2024</text:p>
          </table:table-cell>
          <table:table-cell table:formula="of:=[.A563]" office:value-type="date" office:date-value="2024-07-15" calcext:value-type="date">
            <text:p>07-15</text:p>
          </table:table-cell>
          <table:table-cell table:style-name="ce1" table:formula="of:=IF([.B563] &lt; DATE(YEAR([.A563]);3;21); &quot;ZIMA&quot;; IF([.B563] &lt; DATE(YEAR([.A563]);6;21);&quot;WIOSNA&quot; ; IF([.B563] &lt; DATE(YEAR([.A563]);9;23); &quot;LATO&quot;; IF([.B563] &lt; DATE(YEAR([.A563]);12;21);&quot;JESIEŃ&quot;; &quot;ZIMA&quot;))))" office:value-type="string" office:string-value="LATO" calcext:value-type="string">
            <text:p>LATO</text:p>
          </table:table-cell>
          <table:table-cell table:formula="of:=IF([.C563] = &quot;ZIMA&quot;; 0.2; IF([.C563] = &quot;WIOSNA&quot;; 0.5; IF([.C563] = &quot;LATO&quot;; 0.9; 0.4)))" office:value-type="float" office:value="0.9" calcext:value-type="float">
            <text:p>0,9</text:p>
          </table:table-cell>
          <table:table-cell table:style-name="ce22" table:formula="of:=IF([.H562]&gt; 2400 ;IF(NOT(MONTH([.A563]) = MONTH([.A562]));[.E562]+3; [.E562]); [.E562])" office:value-type="float" office:value="46" calcext:value-type="float">
            <text:p>46</text:p>
          </table:table-cell>
          <table:table-cell table:formula="of:=IF(WEEKDAY([.A563];2)&lt; 6; 1; 0) * FLOOR([.E563] *[.D563]) *[.$K$7]" office:value-type="float" office:value="1230" calcext:value-type="float">
            <text:p>1230</text:p>
          </table:table-cell>
          <table:table-cell table:formula="of:=IF(WEEKDAY([.A563];2) = 7; ([.E562]*15); 0) + IF([.H562]&gt;= 2400; IF(NOT(MONTH([.A563]) = MONTH([.A564]));2400; 0);0)" office:value-type="float" office:value="0" calcext:value-type="float">
            <text:p>0</text:p>
          </table:table-cell>
          <table:table-cell table:formula="of:=[.H562] -[.G563] +[.F563]" office:value-type="float" office:value="54160" calcext:value-type="float">
            <text:p>541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16" calcext:value-type="date">
            <text:p>16.07.2024</text:p>
          </table:table-cell>
          <table:table-cell table:formula="of:=[.A564]" office:value-type="date" office:date-value="2024-07-16" calcext:value-type="date">
            <text:p>07-16</text:p>
          </table:table-cell>
          <table:table-cell table:style-name="ce1" table:formula="of:=IF([.B564] &lt; DATE(YEAR([.A564]);3;21); &quot;ZIMA&quot;; IF([.B564] &lt; DATE(YEAR([.A564]);6;21);&quot;WIOSNA&quot; ; IF([.B564] &lt; DATE(YEAR([.A564]);9;23); &quot;LATO&quot;; IF([.B564] &lt; DATE(YEAR([.A564]);12;21);&quot;JESIEŃ&quot;; &quot;ZIMA&quot;))))" office:value-type="string" office:string-value="LATO" calcext:value-type="string">
            <text:p>LATO</text:p>
          </table:table-cell>
          <table:table-cell table:formula="of:=IF([.C564] = &quot;ZIMA&quot;; 0.2; IF([.C564] = &quot;WIOSNA&quot;; 0.5; IF([.C564] = &quot;LATO&quot;; 0.9; 0.4)))" office:value-type="float" office:value="0.9" calcext:value-type="float">
            <text:p>0,9</text:p>
          </table:table-cell>
          <table:table-cell table:style-name="ce22" table:formula="of:=IF([.H563]&gt; 2400 ;IF(NOT(MONTH([.A564]) = MONTH([.A563]));[.E563]+3; [.E563]); [.E563])" office:value-type="float" office:value="46" calcext:value-type="float">
            <text:p>46</text:p>
          </table:table-cell>
          <table:table-cell table:formula="of:=IF(WEEKDAY([.A564];2)&lt; 6; 1; 0) * FLOOR([.E564] *[.D564]) *[.$K$7]" office:value-type="float" office:value="1230" calcext:value-type="float">
            <text:p>1230</text:p>
          </table:table-cell>
          <table:table-cell table:formula="of:=IF(WEEKDAY([.A564];2) = 7; ([.E563]*15); 0) + IF([.H563]&gt;= 2400; IF(NOT(MONTH([.A564]) = MONTH([.A565]));2400; 0);0)" office:value-type="float" office:value="0" calcext:value-type="float">
            <text:p>0</text:p>
          </table:table-cell>
          <table:table-cell table:formula="of:=[.H563] -[.G564] +[.F564]" office:value-type="float" office:value="55390" calcext:value-type="float">
            <text:p>553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17" calcext:value-type="date">
            <text:p>17.07.2024</text:p>
          </table:table-cell>
          <table:table-cell table:formula="of:=[.A565]" office:value-type="date" office:date-value="2024-07-17" calcext:value-type="date">
            <text:p>07-17</text:p>
          </table:table-cell>
          <table:table-cell table:style-name="ce1" table:formula="of:=IF([.B565] &lt; DATE(YEAR([.A565]);3;21); &quot;ZIMA&quot;; IF([.B565] &lt; DATE(YEAR([.A565]);6;21);&quot;WIOSNA&quot; ; IF([.B565] &lt; DATE(YEAR([.A565]);9;23); &quot;LATO&quot;; IF([.B565] &lt; DATE(YEAR([.A565]);12;21);&quot;JESIEŃ&quot;; &quot;ZIMA&quot;))))" office:value-type="string" office:string-value="LATO" calcext:value-type="string">
            <text:p>LATO</text:p>
          </table:table-cell>
          <table:table-cell table:formula="of:=IF([.C565] = &quot;ZIMA&quot;; 0.2; IF([.C565] = &quot;WIOSNA&quot;; 0.5; IF([.C565] = &quot;LATO&quot;; 0.9; 0.4)))" office:value-type="float" office:value="0.9" calcext:value-type="float">
            <text:p>0,9</text:p>
          </table:table-cell>
          <table:table-cell table:style-name="ce22" table:formula="of:=IF([.H564]&gt; 2400 ;IF(NOT(MONTH([.A565]) = MONTH([.A564]));[.E564]+3; [.E564]); [.E564])" office:value-type="float" office:value="46" calcext:value-type="float">
            <text:p>46</text:p>
          </table:table-cell>
          <table:table-cell table:formula="of:=IF(WEEKDAY([.A565];2)&lt; 6; 1; 0) * FLOOR([.E565] *[.D565]) *[.$K$7]" office:value-type="float" office:value="1230" calcext:value-type="float">
            <text:p>1230</text:p>
          </table:table-cell>
          <table:table-cell table:formula="of:=IF(WEEKDAY([.A565];2) = 7; ([.E564]*15); 0) + IF([.H564]&gt;= 2400; IF(NOT(MONTH([.A565]) = MONTH([.A566]));2400; 0);0)" office:value-type="float" office:value="0" calcext:value-type="float">
            <text:p>0</text:p>
          </table:table-cell>
          <table:table-cell table:formula="of:=[.H564] -[.G565] +[.F565]" office:value-type="float" office:value="56620" calcext:value-type="float">
            <text:p>566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18" calcext:value-type="date">
            <text:p>18.07.2024</text:p>
          </table:table-cell>
          <table:table-cell table:formula="of:=[.A566]" office:value-type="date" office:date-value="2024-07-18" calcext:value-type="date">
            <text:p>07-18</text:p>
          </table:table-cell>
          <table:table-cell table:style-name="ce1" table:formula="of:=IF([.B566] &lt; DATE(YEAR([.A566]);3;21); &quot;ZIMA&quot;; IF([.B566] &lt; DATE(YEAR([.A566]);6;21);&quot;WIOSNA&quot; ; IF([.B566] &lt; DATE(YEAR([.A566]);9;23); &quot;LATO&quot;; IF([.B566] &lt; DATE(YEAR([.A566]);12;21);&quot;JESIEŃ&quot;; &quot;ZIMA&quot;))))" office:value-type="string" office:string-value="LATO" calcext:value-type="string">
            <text:p>LATO</text:p>
          </table:table-cell>
          <table:table-cell table:formula="of:=IF([.C566] = &quot;ZIMA&quot;; 0.2; IF([.C566] = &quot;WIOSNA&quot;; 0.5; IF([.C566] = &quot;LATO&quot;; 0.9; 0.4)))" office:value-type="float" office:value="0.9" calcext:value-type="float">
            <text:p>0,9</text:p>
          </table:table-cell>
          <table:table-cell table:style-name="ce22" table:formula="of:=IF([.H565]&gt; 2400 ;IF(NOT(MONTH([.A566]) = MONTH([.A565]));[.E565]+3; [.E565]); [.E565])" office:value-type="float" office:value="46" calcext:value-type="float">
            <text:p>46</text:p>
          </table:table-cell>
          <table:table-cell table:formula="of:=IF(WEEKDAY([.A566];2)&lt; 6; 1; 0) * FLOOR([.E566] *[.D566]) *[.$K$7]" office:value-type="float" office:value="1230" calcext:value-type="float">
            <text:p>1230</text:p>
          </table:table-cell>
          <table:table-cell table:formula="of:=IF(WEEKDAY([.A566];2) = 7; ([.E565]*15); 0) + IF([.H565]&gt;= 2400; IF(NOT(MONTH([.A566]) = MONTH([.A567]));2400; 0);0)" office:value-type="float" office:value="0" calcext:value-type="float">
            <text:p>0</text:p>
          </table:table-cell>
          <table:table-cell table:formula="of:=[.H565] -[.G566] +[.F566]" office:value-type="float" office:value="57850" calcext:value-type="float">
            <text:p>578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19" calcext:value-type="date">
            <text:p>19.07.2024</text:p>
          </table:table-cell>
          <table:table-cell table:formula="of:=[.A567]" office:value-type="date" office:date-value="2024-07-19" calcext:value-type="date">
            <text:p>07-19</text:p>
          </table:table-cell>
          <table:table-cell table:style-name="ce1" table:formula="of:=IF([.B567] &lt; DATE(YEAR([.A567]);3;21); &quot;ZIMA&quot;; IF([.B567] &lt; DATE(YEAR([.A567]);6;21);&quot;WIOSNA&quot; ; IF([.B567] &lt; DATE(YEAR([.A567]);9;23); &quot;LATO&quot;; IF([.B567] &lt; DATE(YEAR([.A567]);12;21);&quot;JESIEŃ&quot;; &quot;ZIMA&quot;))))" office:value-type="string" office:string-value="LATO" calcext:value-type="string">
            <text:p>LATO</text:p>
          </table:table-cell>
          <table:table-cell table:formula="of:=IF([.C567] = &quot;ZIMA&quot;; 0.2; IF([.C567] = &quot;WIOSNA&quot;; 0.5; IF([.C567] = &quot;LATO&quot;; 0.9; 0.4)))" office:value-type="float" office:value="0.9" calcext:value-type="float">
            <text:p>0,9</text:p>
          </table:table-cell>
          <table:table-cell table:style-name="ce22" table:formula="of:=IF([.H566]&gt; 2400 ;IF(NOT(MONTH([.A567]) = MONTH([.A566]));[.E566]+3; [.E566]); [.E566])" office:value-type="float" office:value="46" calcext:value-type="float">
            <text:p>46</text:p>
          </table:table-cell>
          <table:table-cell table:formula="of:=IF(WEEKDAY([.A567];2)&lt; 6; 1; 0) * FLOOR([.E567] *[.D567]) *[.$K$7]" office:value-type="float" office:value="1230" calcext:value-type="float">
            <text:p>1230</text:p>
          </table:table-cell>
          <table:table-cell table:formula="of:=IF(WEEKDAY([.A567];2) = 7; ([.E566]*15); 0) + IF([.H566]&gt;= 2400; IF(NOT(MONTH([.A567]) = MONTH([.A568]));2400; 0);0)" office:value-type="float" office:value="0" calcext:value-type="float">
            <text:p>0</text:p>
          </table:table-cell>
          <table:table-cell table:formula="of:=[.H566] -[.G567] +[.F567]" office:value-type="float" office:value="59080" calcext:value-type="float">
            <text:p>590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20" calcext:value-type="date">
            <text:p>20.07.2024</text:p>
          </table:table-cell>
          <table:table-cell table:formula="of:=[.A568]" office:value-type="date" office:date-value="2024-07-20" calcext:value-type="date">
            <text:p>07-20</text:p>
          </table:table-cell>
          <table:table-cell table:style-name="ce1" table:formula="of:=IF([.B568] &lt; DATE(YEAR([.A568]);3;21); &quot;ZIMA&quot;; IF([.B568] &lt; DATE(YEAR([.A568]);6;21);&quot;WIOSNA&quot; ; IF([.B568] &lt; DATE(YEAR([.A568]);9;23); &quot;LATO&quot;; IF([.B568] &lt; DATE(YEAR([.A568]);12;21);&quot;JESIEŃ&quot;; &quot;ZIMA&quot;))))" office:value-type="string" office:string-value="LATO" calcext:value-type="string">
            <text:p>LATO</text:p>
          </table:table-cell>
          <table:table-cell table:formula="of:=IF([.C568] = &quot;ZIMA&quot;; 0.2; IF([.C568] = &quot;WIOSNA&quot;; 0.5; IF([.C568] = &quot;LATO&quot;; 0.9; 0.4)))" office:value-type="float" office:value="0.9" calcext:value-type="float">
            <text:p>0,9</text:p>
          </table:table-cell>
          <table:table-cell table:style-name="ce22" table:formula="of:=IF([.H567]&gt; 2400 ;IF(NOT(MONTH([.A568]) = MONTH([.A567]));[.E567]+3; [.E567]); [.E567])" office:value-type="float" office:value="46" calcext:value-type="float">
            <text:p>46</text:p>
          </table:table-cell>
          <table:table-cell table:formula="of:=IF(WEEKDAY([.A568];2)&lt; 6; 1; 0) * FLOOR([.E568] *[.D568]) *[.$K$7]" office:value-type="float" office:value="0" calcext:value-type="float">
            <text:p>0</text:p>
          </table:table-cell>
          <table:table-cell table:formula="of:=IF(WEEKDAY([.A568];2) = 7; ([.E567]*15); 0) + IF([.H567]&gt;= 2400; IF(NOT(MONTH([.A568]) = MONTH([.A569]));2400; 0);0)" office:value-type="float" office:value="0" calcext:value-type="float">
            <text:p>0</text:p>
          </table:table-cell>
          <table:table-cell table:formula="of:=[.H567] -[.G568] +[.F568]" office:value-type="float" office:value="59080" calcext:value-type="float">
            <text:p>590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21" calcext:value-type="date">
            <text:p>21.07.2024</text:p>
          </table:table-cell>
          <table:table-cell table:formula="of:=[.A569]" office:value-type="date" office:date-value="2024-07-21" calcext:value-type="date">
            <text:p>07-21</text:p>
          </table:table-cell>
          <table:table-cell table:style-name="ce1" table:formula="of:=IF([.B569] &lt; DATE(YEAR([.A569]);3;21); &quot;ZIMA&quot;; IF([.B569] &lt; DATE(YEAR([.A569]);6;21);&quot;WIOSNA&quot; ; IF([.B569] &lt; DATE(YEAR([.A569]);9;23); &quot;LATO&quot;; IF([.B569] &lt; DATE(YEAR([.A569]);12;21);&quot;JESIEŃ&quot;; &quot;ZIMA&quot;))))" office:value-type="string" office:string-value="LATO" calcext:value-type="string">
            <text:p>LATO</text:p>
          </table:table-cell>
          <table:table-cell table:formula="of:=IF([.C569] = &quot;ZIMA&quot;; 0.2; IF([.C569] = &quot;WIOSNA&quot;; 0.5; IF([.C569] = &quot;LATO&quot;; 0.9; 0.4)))" office:value-type="float" office:value="0.9" calcext:value-type="float">
            <text:p>0,9</text:p>
          </table:table-cell>
          <table:table-cell table:style-name="ce22" table:formula="of:=IF([.H568]&gt; 2400 ;IF(NOT(MONTH([.A569]) = MONTH([.A568]));[.E568]+3; [.E568]); [.E568])" office:value-type="float" office:value="46" calcext:value-type="float">
            <text:p>46</text:p>
          </table:table-cell>
          <table:table-cell table:formula="of:=IF(WEEKDAY([.A569];2)&lt; 6; 1; 0) * FLOOR([.E569] *[.D569]) *[.$K$7]" office:value-type="float" office:value="0" calcext:value-type="float">
            <text:p>0</text:p>
          </table:table-cell>
          <table:table-cell table:formula="of:=IF(WEEKDAY([.A569];2) = 7; ([.E568]*15); 0) + IF([.H568]&gt;= 2400; IF(NOT(MONTH([.A569]) = MONTH([.A570]));2400; 0);0)" office:value-type="float" office:value="690" calcext:value-type="float">
            <text:p>690</text:p>
          </table:table-cell>
          <table:table-cell table:formula="of:=[.H568] -[.G569] +[.F569]" office:value-type="float" office:value="58390" calcext:value-type="float">
            <text:p>583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22" calcext:value-type="date">
            <text:p>22.07.2024</text:p>
          </table:table-cell>
          <table:table-cell table:formula="of:=[.A570]" office:value-type="date" office:date-value="2024-07-22" calcext:value-type="date">
            <text:p>07-22</text:p>
          </table:table-cell>
          <table:table-cell table:style-name="ce1" table:formula="of:=IF([.B570] &lt; DATE(YEAR([.A570]);3;21); &quot;ZIMA&quot;; IF([.B570] &lt; DATE(YEAR([.A570]);6;21);&quot;WIOSNA&quot; ; IF([.B570] &lt; DATE(YEAR([.A570]);9;23); &quot;LATO&quot;; IF([.B570] &lt; DATE(YEAR([.A570]);12;21);&quot;JESIEŃ&quot;; &quot;ZIMA&quot;))))" office:value-type="string" office:string-value="LATO" calcext:value-type="string">
            <text:p>LATO</text:p>
          </table:table-cell>
          <table:table-cell table:formula="of:=IF([.C570] = &quot;ZIMA&quot;; 0.2; IF([.C570] = &quot;WIOSNA&quot;; 0.5; IF([.C570] = &quot;LATO&quot;; 0.9; 0.4)))" office:value-type="float" office:value="0.9" calcext:value-type="float">
            <text:p>0,9</text:p>
          </table:table-cell>
          <table:table-cell table:style-name="ce22" table:formula="of:=IF([.H569]&gt; 2400 ;IF(NOT(MONTH([.A570]) = MONTH([.A569]));[.E569]+3; [.E569]); [.E569])" office:value-type="float" office:value="46" calcext:value-type="float">
            <text:p>46</text:p>
          </table:table-cell>
          <table:table-cell table:formula="of:=IF(WEEKDAY([.A570];2)&lt; 6; 1; 0) * FLOOR([.E570] *[.D570]) *[.$K$7]" office:value-type="float" office:value="1230" calcext:value-type="float">
            <text:p>1230</text:p>
          </table:table-cell>
          <table:table-cell table:formula="of:=IF(WEEKDAY([.A570];2) = 7; ([.E569]*15); 0) + IF([.H569]&gt;= 2400; IF(NOT(MONTH([.A570]) = MONTH([.A571]));2400; 0);0)" office:value-type="float" office:value="0" calcext:value-type="float">
            <text:p>0</text:p>
          </table:table-cell>
          <table:table-cell table:formula="of:=[.H569] -[.G570] +[.F570]" office:value-type="float" office:value="59620" calcext:value-type="float">
            <text:p>596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23" calcext:value-type="date">
            <text:p>23.07.2024</text:p>
          </table:table-cell>
          <table:table-cell table:formula="of:=[.A571]" office:value-type="date" office:date-value="2024-07-23" calcext:value-type="date">
            <text:p>07-23</text:p>
          </table:table-cell>
          <table:table-cell table:style-name="ce1" table:formula="of:=IF([.B571] &lt; DATE(YEAR([.A571]);3;21); &quot;ZIMA&quot;; IF([.B571] &lt; DATE(YEAR([.A571]);6;21);&quot;WIOSNA&quot; ; IF([.B571] &lt; DATE(YEAR([.A571]);9;23); &quot;LATO&quot;; IF([.B571] &lt; DATE(YEAR([.A571]);12;21);&quot;JESIEŃ&quot;; &quot;ZIMA&quot;))))" office:value-type="string" office:string-value="LATO" calcext:value-type="string">
            <text:p>LATO</text:p>
          </table:table-cell>
          <table:table-cell table:formula="of:=IF([.C571] = &quot;ZIMA&quot;; 0.2; IF([.C571] = &quot;WIOSNA&quot;; 0.5; IF([.C571] = &quot;LATO&quot;; 0.9; 0.4)))" office:value-type="float" office:value="0.9" calcext:value-type="float">
            <text:p>0,9</text:p>
          </table:table-cell>
          <table:table-cell table:style-name="ce22" table:formula="of:=IF([.H570]&gt; 2400 ;IF(NOT(MONTH([.A571]) = MONTH([.A570]));[.E570]+3; [.E570]); [.E570])" office:value-type="float" office:value="46" calcext:value-type="float">
            <text:p>46</text:p>
          </table:table-cell>
          <table:table-cell table:formula="of:=IF(WEEKDAY([.A571];2)&lt; 6; 1; 0) * FLOOR([.E571] *[.D571]) *[.$K$7]" office:value-type="float" office:value="1230" calcext:value-type="float">
            <text:p>1230</text:p>
          </table:table-cell>
          <table:table-cell table:formula="of:=IF(WEEKDAY([.A571];2) = 7; ([.E570]*15); 0) + IF([.H570]&gt;= 2400; IF(NOT(MONTH([.A571]) = MONTH([.A572]));2400; 0);0)" office:value-type="float" office:value="0" calcext:value-type="float">
            <text:p>0</text:p>
          </table:table-cell>
          <table:table-cell table:formula="of:=[.H570] -[.G571] +[.F571]" office:value-type="float" office:value="60850" calcext:value-type="float">
            <text:p>608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24" calcext:value-type="date">
            <text:p>24.07.2024</text:p>
          </table:table-cell>
          <table:table-cell table:formula="of:=[.A572]" office:value-type="date" office:date-value="2024-07-24" calcext:value-type="date">
            <text:p>07-24</text:p>
          </table:table-cell>
          <table:table-cell table:style-name="ce1" table:formula="of:=IF([.B572] &lt; DATE(YEAR([.A572]);3;21); &quot;ZIMA&quot;; IF([.B572] &lt; DATE(YEAR([.A572]);6;21);&quot;WIOSNA&quot; ; IF([.B572] &lt; DATE(YEAR([.A572]);9;23); &quot;LATO&quot;; IF([.B572] &lt; DATE(YEAR([.A572]);12;21);&quot;JESIEŃ&quot;; &quot;ZIMA&quot;))))" office:value-type="string" office:string-value="LATO" calcext:value-type="string">
            <text:p>LATO</text:p>
          </table:table-cell>
          <table:table-cell table:formula="of:=IF([.C572] = &quot;ZIMA&quot;; 0.2; IF([.C572] = &quot;WIOSNA&quot;; 0.5; IF([.C572] = &quot;LATO&quot;; 0.9; 0.4)))" office:value-type="float" office:value="0.9" calcext:value-type="float">
            <text:p>0,9</text:p>
          </table:table-cell>
          <table:table-cell table:style-name="ce22" table:formula="of:=IF([.H571]&gt; 2400 ;IF(NOT(MONTH([.A572]) = MONTH([.A571]));[.E571]+3; [.E571]); [.E571])" office:value-type="float" office:value="46" calcext:value-type="float">
            <text:p>46</text:p>
          </table:table-cell>
          <table:table-cell table:formula="of:=IF(WEEKDAY([.A572];2)&lt; 6; 1; 0) * FLOOR([.E572] *[.D572]) *[.$K$7]" office:value-type="float" office:value="1230" calcext:value-type="float">
            <text:p>1230</text:p>
          </table:table-cell>
          <table:table-cell table:formula="of:=IF(WEEKDAY([.A572];2) = 7; ([.E571]*15); 0) + IF([.H571]&gt;= 2400; IF(NOT(MONTH([.A572]) = MONTH([.A573]));2400; 0);0)" office:value-type="float" office:value="0" calcext:value-type="float">
            <text:p>0</text:p>
          </table:table-cell>
          <table:table-cell table:formula="of:=[.H571] -[.G572] +[.F572]" office:value-type="float" office:value="62080" calcext:value-type="float">
            <text:p>620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25" calcext:value-type="date">
            <text:p>25.07.2024</text:p>
          </table:table-cell>
          <table:table-cell table:formula="of:=[.A573]" office:value-type="date" office:date-value="2024-07-25" calcext:value-type="date">
            <text:p>07-25</text:p>
          </table:table-cell>
          <table:table-cell table:style-name="ce1" table:formula="of:=IF([.B573] &lt; DATE(YEAR([.A573]);3;21); &quot;ZIMA&quot;; IF([.B573] &lt; DATE(YEAR([.A573]);6;21);&quot;WIOSNA&quot; ; IF([.B573] &lt; DATE(YEAR([.A573]);9;23); &quot;LATO&quot;; IF([.B573] &lt; DATE(YEAR([.A573]);12;21);&quot;JESIEŃ&quot;; &quot;ZIMA&quot;))))" office:value-type="string" office:string-value="LATO" calcext:value-type="string">
            <text:p>LATO</text:p>
          </table:table-cell>
          <table:table-cell table:formula="of:=IF([.C573] = &quot;ZIMA&quot;; 0.2; IF([.C573] = &quot;WIOSNA&quot;; 0.5; IF([.C573] = &quot;LATO&quot;; 0.9; 0.4)))" office:value-type="float" office:value="0.9" calcext:value-type="float">
            <text:p>0,9</text:p>
          </table:table-cell>
          <table:table-cell table:style-name="ce22" table:formula="of:=IF([.H572]&gt; 2400 ;IF(NOT(MONTH([.A573]) = MONTH([.A572]));[.E572]+3; [.E572]); [.E572])" office:value-type="float" office:value="46" calcext:value-type="float">
            <text:p>46</text:p>
          </table:table-cell>
          <table:table-cell table:formula="of:=IF(WEEKDAY([.A573];2)&lt; 6; 1; 0) * FLOOR([.E573] *[.D573]) *[.$K$7]" office:value-type="float" office:value="1230" calcext:value-type="float">
            <text:p>1230</text:p>
          </table:table-cell>
          <table:table-cell table:formula="of:=IF(WEEKDAY([.A573];2) = 7; ([.E572]*15); 0) + IF([.H572]&gt;= 2400; IF(NOT(MONTH([.A573]) = MONTH([.A574]));2400; 0);0)" office:value-type="float" office:value="0" calcext:value-type="float">
            <text:p>0</text:p>
          </table:table-cell>
          <table:table-cell table:formula="of:=[.H572] -[.G573] +[.F573]" office:value-type="float" office:value="63310" calcext:value-type="float">
            <text:p>633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26" calcext:value-type="date">
            <text:p>26.07.2024</text:p>
          </table:table-cell>
          <table:table-cell table:formula="of:=[.A574]" office:value-type="date" office:date-value="2024-07-26" calcext:value-type="date">
            <text:p>07-26</text:p>
          </table:table-cell>
          <table:table-cell table:style-name="ce1" table:formula="of:=IF([.B574] &lt; DATE(YEAR([.A574]);3;21); &quot;ZIMA&quot;; IF([.B574] &lt; DATE(YEAR([.A574]);6;21);&quot;WIOSNA&quot; ; IF([.B574] &lt; DATE(YEAR([.A574]);9;23); &quot;LATO&quot;; IF([.B574] &lt; DATE(YEAR([.A574]);12;21);&quot;JESIEŃ&quot;; &quot;ZIMA&quot;))))" office:value-type="string" office:string-value="LATO" calcext:value-type="string">
            <text:p>LATO</text:p>
          </table:table-cell>
          <table:table-cell table:formula="of:=IF([.C574] = &quot;ZIMA&quot;; 0.2; IF([.C574] = &quot;WIOSNA&quot;; 0.5; IF([.C574] = &quot;LATO&quot;; 0.9; 0.4)))" office:value-type="float" office:value="0.9" calcext:value-type="float">
            <text:p>0,9</text:p>
          </table:table-cell>
          <table:table-cell table:style-name="ce22" table:formula="of:=IF([.H573]&gt; 2400 ;IF(NOT(MONTH([.A574]) = MONTH([.A573]));[.E573]+3; [.E573]); [.E573])" office:value-type="float" office:value="46" calcext:value-type="float">
            <text:p>46</text:p>
          </table:table-cell>
          <table:table-cell table:formula="of:=IF(WEEKDAY([.A574];2)&lt; 6; 1; 0) * FLOOR([.E574] *[.D574]) *[.$K$7]" office:value-type="float" office:value="1230" calcext:value-type="float">
            <text:p>1230</text:p>
          </table:table-cell>
          <table:table-cell table:formula="of:=IF(WEEKDAY([.A574];2) = 7; ([.E573]*15); 0) + IF([.H573]&gt;= 2400; IF(NOT(MONTH([.A574]) = MONTH([.A575]));2400; 0);0)" office:value-type="float" office:value="0" calcext:value-type="float">
            <text:p>0</text:p>
          </table:table-cell>
          <table:table-cell table:formula="of:=[.H573] -[.G574] +[.F574]" office:value-type="float" office:value="64540" calcext:value-type="float">
            <text:p>645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27" calcext:value-type="date">
            <text:p>27.07.2024</text:p>
          </table:table-cell>
          <table:table-cell table:formula="of:=[.A575]" office:value-type="date" office:date-value="2024-07-27" calcext:value-type="date">
            <text:p>07-27</text:p>
          </table:table-cell>
          <table:table-cell table:style-name="ce1" table:formula="of:=IF([.B575] &lt; DATE(YEAR([.A575]);3;21); &quot;ZIMA&quot;; IF([.B575] &lt; DATE(YEAR([.A575]);6;21);&quot;WIOSNA&quot; ; IF([.B575] &lt; DATE(YEAR([.A575]);9;23); &quot;LATO&quot;; IF([.B575] &lt; DATE(YEAR([.A575]);12;21);&quot;JESIEŃ&quot;; &quot;ZIMA&quot;))))" office:value-type="string" office:string-value="LATO" calcext:value-type="string">
            <text:p>LATO</text:p>
          </table:table-cell>
          <table:table-cell table:formula="of:=IF([.C575] = &quot;ZIMA&quot;; 0.2; IF([.C575] = &quot;WIOSNA&quot;; 0.5; IF([.C575] = &quot;LATO&quot;; 0.9; 0.4)))" office:value-type="float" office:value="0.9" calcext:value-type="float">
            <text:p>0,9</text:p>
          </table:table-cell>
          <table:table-cell table:style-name="ce22" table:formula="of:=IF([.H574]&gt; 2400 ;IF(NOT(MONTH([.A575]) = MONTH([.A574]));[.E574]+3; [.E574]); [.E574])" office:value-type="float" office:value="46" calcext:value-type="float">
            <text:p>46</text:p>
          </table:table-cell>
          <table:table-cell table:formula="of:=IF(WEEKDAY([.A575];2)&lt; 6; 1; 0) * FLOOR([.E575] *[.D575]) *[.$K$7]" office:value-type="float" office:value="0" calcext:value-type="float">
            <text:p>0</text:p>
          </table:table-cell>
          <table:table-cell table:formula="of:=IF(WEEKDAY([.A575];2) = 7; ([.E574]*15); 0) + IF([.H574]&gt;= 2400; IF(NOT(MONTH([.A575]) = MONTH([.A576]));2400; 0);0)" office:value-type="float" office:value="0" calcext:value-type="float">
            <text:p>0</text:p>
          </table:table-cell>
          <table:table-cell table:formula="of:=[.H574] -[.G575] +[.F575]" office:value-type="float" office:value="64540" calcext:value-type="float">
            <text:p>645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28" calcext:value-type="date">
            <text:p>28.07.2024</text:p>
          </table:table-cell>
          <table:table-cell table:formula="of:=[.A576]" office:value-type="date" office:date-value="2024-07-28" calcext:value-type="date">
            <text:p>07-28</text:p>
          </table:table-cell>
          <table:table-cell table:style-name="ce1" table:formula="of:=IF([.B576] &lt; DATE(YEAR([.A576]);3;21); &quot;ZIMA&quot;; IF([.B576] &lt; DATE(YEAR([.A576]);6;21);&quot;WIOSNA&quot; ; IF([.B576] &lt; DATE(YEAR([.A576]);9;23); &quot;LATO&quot;; IF([.B576] &lt; DATE(YEAR([.A576]);12;21);&quot;JESIEŃ&quot;; &quot;ZIMA&quot;))))" office:value-type="string" office:string-value="LATO" calcext:value-type="string">
            <text:p>LATO</text:p>
          </table:table-cell>
          <table:table-cell table:formula="of:=IF([.C576] = &quot;ZIMA&quot;; 0.2; IF([.C576] = &quot;WIOSNA&quot;; 0.5; IF([.C576] = &quot;LATO&quot;; 0.9; 0.4)))" office:value-type="float" office:value="0.9" calcext:value-type="float">
            <text:p>0,9</text:p>
          </table:table-cell>
          <table:table-cell table:style-name="ce22" table:formula="of:=IF([.H575]&gt; 2400 ;IF(NOT(MONTH([.A576]) = MONTH([.A575]));[.E575]+3; [.E575]); [.E575])" office:value-type="float" office:value="46" calcext:value-type="float">
            <text:p>46</text:p>
          </table:table-cell>
          <table:table-cell table:formula="of:=IF(WEEKDAY([.A576];2)&lt; 6; 1; 0) * FLOOR([.E576] *[.D576]) *[.$K$7]" office:value-type="float" office:value="0" calcext:value-type="float">
            <text:p>0</text:p>
          </table:table-cell>
          <table:table-cell table:formula="of:=IF(WEEKDAY([.A576];2) = 7; ([.E575]*15); 0) + IF([.H575]&gt;= 2400; IF(NOT(MONTH([.A576]) = MONTH([.A577]));2400; 0);0)" office:value-type="float" office:value="690" calcext:value-type="float">
            <text:p>690</text:p>
          </table:table-cell>
          <table:table-cell table:formula="of:=[.H575] -[.G576] +[.F576]" office:value-type="float" office:value="63850" calcext:value-type="float">
            <text:p>638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29" calcext:value-type="date">
            <text:p>29.07.2024</text:p>
          </table:table-cell>
          <table:table-cell table:formula="of:=[.A577]" office:value-type="date" office:date-value="2024-07-29" calcext:value-type="date">
            <text:p>07-29</text:p>
          </table:table-cell>
          <table:table-cell table:style-name="ce1" table:formula="of:=IF([.B577] &lt; DATE(YEAR([.A577]);3;21); &quot;ZIMA&quot;; IF([.B577] &lt; DATE(YEAR([.A577]);6;21);&quot;WIOSNA&quot; ; IF([.B577] &lt; DATE(YEAR([.A577]);9;23); &quot;LATO&quot;; IF([.B577] &lt; DATE(YEAR([.A577]);12;21);&quot;JESIEŃ&quot;; &quot;ZIMA&quot;))))" office:value-type="string" office:string-value="LATO" calcext:value-type="string">
            <text:p>LATO</text:p>
          </table:table-cell>
          <table:table-cell table:formula="of:=IF([.C577] = &quot;ZIMA&quot;; 0.2; IF([.C577] = &quot;WIOSNA&quot;; 0.5; IF([.C577] = &quot;LATO&quot;; 0.9; 0.4)))" office:value-type="float" office:value="0.9" calcext:value-type="float">
            <text:p>0,9</text:p>
          </table:table-cell>
          <table:table-cell table:style-name="ce22" table:formula="of:=IF([.H576]&gt; 2400 ;IF(NOT(MONTH([.A577]) = MONTH([.A576]));[.E576]+3; [.E576]); [.E576])" office:value-type="float" office:value="46" calcext:value-type="float">
            <text:p>46</text:p>
          </table:table-cell>
          <table:table-cell table:formula="of:=IF(WEEKDAY([.A577];2)&lt; 6; 1; 0) * FLOOR([.E577] *[.D577]) *[.$K$7]" office:value-type="float" office:value="1230" calcext:value-type="float">
            <text:p>1230</text:p>
          </table:table-cell>
          <table:table-cell table:formula="of:=IF(WEEKDAY([.A577];2) = 7; ([.E576]*15); 0) + IF([.H576]&gt;= 2400; IF(NOT(MONTH([.A577]) = MONTH([.A578]));2400; 0);0)" office:value-type="float" office:value="0" calcext:value-type="float">
            <text:p>0</text:p>
          </table:table-cell>
          <table:table-cell table:formula="of:=[.H576] -[.G577] +[.F577]" office:value-type="float" office:value="65080" calcext:value-type="float">
            <text:p>650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30" calcext:value-type="date">
            <text:p>30.07.2024</text:p>
          </table:table-cell>
          <table:table-cell table:formula="of:=[.A578]" office:value-type="date" office:date-value="2024-07-30" calcext:value-type="date">
            <text:p>07-30</text:p>
          </table:table-cell>
          <table:table-cell table:style-name="ce1" table:formula="of:=IF([.B578] &lt; DATE(YEAR([.A578]);3;21); &quot;ZIMA&quot;; IF([.B578] &lt; DATE(YEAR([.A578]);6;21);&quot;WIOSNA&quot; ; IF([.B578] &lt; DATE(YEAR([.A578]);9;23); &quot;LATO&quot;; IF([.B578] &lt; DATE(YEAR([.A578]);12;21);&quot;JESIEŃ&quot;; &quot;ZIMA&quot;))))" office:value-type="string" office:string-value="LATO" calcext:value-type="string">
            <text:p>LATO</text:p>
          </table:table-cell>
          <table:table-cell table:formula="of:=IF([.C578] = &quot;ZIMA&quot;; 0.2; IF([.C578] = &quot;WIOSNA&quot;; 0.5; IF([.C578] = &quot;LATO&quot;; 0.9; 0.4)))" office:value-type="float" office:value="0.9" calcext:value-type="float">
            <text:p>0,9</text:p>
          </table:table-cell>
          <table:table-cell table:style-name="ce22" table:formula="of:=IF([.H577]&gt; 2400 ;IF(NOT(MONTH([.A578]) = MONTH([.A577]));[.E577]+3; [.E577]); [.E577])" office:value-type="float" office:value="46" calcext:value-type="float">
            <text:p>46</text:p>
          </table:table-cell>
          <table:table-cell table:formula="of:=IF(WEEKDAY([.A578];2)&lt; 6; 1; 0) * FLOOR([.E578] *[.D578]) *[.$K$7]" office:value-type="float" office:value="1230" calcext:value-type="float">
            <text:p>1230</text:p>
          </table:table-cell>
          <table:table-cell table:formula="of:=IF(WEEKDAY([.A578];2) = 7; ([.E577]*15); 0) + IF([.H577]&gt;= 2400; IF(NOT(MONTH([.A578]) = MONTH([.A579]));2400; 0);0)" office:value-type="float" office:value="0" calcext:value-type="float">
            <text:p>0</text:p>
          </table:table-cell>
          <table:table-cell table:formula="of:=[.H577] -[.G578] +[.F578]" office:value-type="float" office:value="66310" calcext:value-type="float">
            <text:p>663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31" calcext:value-type="date">
            <text:p>31.07.2024</text:p>
          </table:table-cell>
          <table:table-cell table:formula="of:=[.A579]" office:value-type="date" office:date-value="2024-07-31" calcext:value-type="date">
            <text:p>07-31</text:p>
          </table:table-cell>
          <table:table-cell table:style-name="ce1" table:formula="of:=IF([.B579] &lt; DATE(YEAR([.A579]);3;21); &quot;ZIMA&quot;; IF([.B579] &lt; DATE(YEAR([.A579]);6;21);&quot;WIOSNA&quot; ; IF([.B579] &lt; DATE(YEAR([.A579]);9;23); &quot;LATO&quot;; IF([.B579] &lt; DATE(YEAR([.A579]);12;21);&quot;JESIEŃ&quot;; &quot;ZIMA&quot;))))" office:value-type="string" office:string-value="LATO" calcext:value-type="string">
            <text:p>LATO</text:p>
          </table:table-cell>
          <table:table-cell table:formula="of:=IF([.C579] = &quot;ZIMA&quot;; 0.2; IF([.C579] = &quot;WIOSNA&quot;; 0.5; IF([.C579] = &quot;LATO&quot;; 0.9; 0.4)))" office:value-type="float" office:value="0.9" calcext:value-type="float">
            <text:p>0,9</text:p>
          </table:table-cell>
          <table:table-cell table:style-name="ce22" table:formula="of:=IF([.H578]&gt; 2400 ;IF(NOT(MONTH([.A579]) = MONTH([.A578]));[.E578]+3; [.E578]); [.E578])" office:value-type="float" office:value="46" calcext:value-type="float">
            <text:p>46</text:p>
          </table:table-cell>
          <table:table-cell table:formula="of:=IF(WEEKDAY([.A579];2)&lt; 6; 1; 0) * FLOOR([.E579] *[.D579]) *[.$K$7]" office:value-type="float" office:value="1230" calcext:value-type="float">
            <text:p>1230</text:p>
          </table:table-cell>
          <table:table-cell table:formula="of:=IF(WEEKDAY([.A579];2) = 7; ([.E578]*15); 0) + IF([.H578]&gt;= 2400; IF(NOT(MONTH([.A579]) = MONTH([.A580]));2400; 0);0)" office:value-type="float" office:value="2400" calcext:value-type="float">
            <text:p>2400</text:p>
          </table:table-cell>
          <table:table-cell table:formula="of:=[.H578] -[.G579] +[.F579]" office:value-type="float" office:value="65140" calcext:value-type="float">
            <text:p>651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01" calcext:value-type="date">
            <text:p>1.08.2024</text:p>
          </table:table-cell>
          <table:table-cell table:formula="of:=[.A580]" office:value-type="date" office:date-value="2024-08-01" calcext:value-type="date">
            <text:p>08-01</text:p>
          </table:table-cell>
          <table:table-cell table:style-name="ce1" table:formula="of:=IF([.B580] &lt; DATE(YEAR([.A580]);3;21); &quot;ZIMA&quot;; IF([.B580] &lt; DATE(YEAR([.A580]);6;21);&quot;WIOSNA&quot; ; IF([.B580] &lt; DATE(YEAR([.A580]);9;23); &quot;LATO&quot;; IF([.B580] &lt; DATE(YEAR([.A580]);12;21);&quot;JESIEŃ&quot;; &quot;ZIMA&quot;))))" office:value-type="string" office:string-value="LATO" calcext:value-type="string">
            <text:p>LATO</text:p>
          </table:table-cell>
          <table:table-cell table:formula="of:=IF([.C580] = &quot;ZIMA&quot;; 0.2; IF([.C580] = &quot;WIOSNA&quot;; 0.5; IF([.C580] = &quot;LATO&quot;; 0.9; 0.4)))" office:value-type="float" office:value="0.9" calcext:value-type="float">
            <text:p>0,9</text:p>
          </table:table-cell>
          <table:table-cell table:style-name="ce22" table:formula="of:=IF([.H579]&gt; 2400 ;IF(NOT(MONTH([.A580]) = MONTH([.A579]));[.E579]+3; [.E579]); [.E579])" office:value-type="float" office:value="49" calcext:value-type="float">
            <text:p>49</text:p>
          </table:table-cell>
          <table:table-cell table:formula="of:=IF(WEEKDAY([.A580];2)&lt; 6; 1; 0) * FLOOR([.E580] *[.D580]) *[.$K$7]" office:value-type="float" office:value="1320" calcext:value-type="float">
            <text:p>1320</text:p>
          </table:table-cell>
          <table:table-cell table:formula="of:=IF(WEEKDAY([.A580];2) = 7; ([.E579]*15); 0) + IF([.H579]&gt;= 2400; IF(NOT(MONTH([.A580]) = MONTH([.A581]));2400; 0);0)" office:value-type="float" office:value="0" calcext:value-type="float">
            <text:p>0</text:p>
          </table:table-cell>
          <table:table-cell table:formula="of:=[.H579] -[.G580] +[.F580]" office:value-type="float" office:value="66460" calcext:value-type="float">
            <text:p>664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02" calcext:value-type="date">
            <text:p>2.08.2024</text:p>
          </table:table-cell>
          <table:table-cell table:formula="of:=[.A581]" office:value-type="date" office:date-value="2024-08-02" calcext:value-type="date">
            <text:p>08-02</text:p>
          </table:table-cell>
          <table:table-cell table:style-name="ce1" table:formula="of:=IF([.B581] &lt; DATE(YEAR([.A581]);3;21); &quot;ZIMA&quot;; IF([.B581] &lt; DATE(YEAR([.A581]);6;21);&quot;WIOSNA&quot; ; IF([.B581] &lt; DATE(YEAR([.A581]);9;23); &quot;LATO&quot;; IF([.B581] &lt; DATE(YEAR([.A581]);12;21);&quot;JESIEŃ&quot;; &quot;ZIMA&quot;))))" office:value-type="string" office:string-value="LATO" calcext:value-type="string">
            <text:p>LATO</text:p>
          </table:table-cell>
          <table:table-cell table:formula="of:=IF([.C581] = &quot;ZIMA&quot;; 0.2; IF([.C581] = &quot;WIOSNA&quot;; 0.5; IF([.C581] = &quot;LATO&quot;; 0.9; 0.4)))" office:value-type="float" office:value="0.9" calcext:value-type="float">
            <text:p>0,9</text:p>
          </table:table-cell>
          <table:table-cell table:style-name="ce22" table:formula="of:=IF([.H580]&gt; 2400 ;IF(NOT(MONTH([.A581]) = MONTH([.A580]));[.E580]+3; [.E580]); [.E580])" office:value-type="float" office:value="49" calcext:value-type="float">
            <text:p>49</text:p>
          </table:table-cell>
          <table:table-cell table:formula="of:=IF(WEEKDAY([.A581];2)&lt; 6; 1; 0) * FLOOR([.E581] *[.D581]) *[.$K$7]" office:value-type="float" office:value="1320" calcext:value-type="float">
            <text:p>1320</text:p>
          </table:table-cell>
          <table:table-cell table:formula="of:=IF(WEEKDAY([.A581];2) = 7; ([.E580]*15); 0) + IF([.H580]&gt;= 2400; IF(NOT(MONTH([.A581]) = MONTH([.A582]));2400; 0);0)" office:value-type="float" office:value="0" calcext:value-type="float">
            <text:p>0</text:p>
          </table:table-cell>
          <table:table-cell table:formula="of:=[.H580] -[.G581] +[.F581]" office:value-type="float" office:value="67780" calcext:value-type="float">
            <text:p>677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03" calcext:value-type="date">
            <text:p>3.08.2024</text:p>
          </table:table-cell>
          <table:table-cell table:formula="of:=[.A582]" office:value-type="date" office:date-value="2024-08-03" calcext:value-type="date">
            <text:p>08-03</text:p>
          </table:table-cell>
          <table:table-cell table:style-name="ce1" table:formula="of:=IF([.B582] &lt; DATE(YEAR([.A582]);3;21); &quot;ZIMA&quot;; IF([.B582] &lt; DATE(YEAR([.A582]);6;21);&quot;WIOSNA&quot; ; IF([.B582] &lt; DATE(YEAR([.A582]);9;23); &quot;LATO&quot;; IF([.B582] &lt; DATE(YEAR([.A582]);12;21);&quot;JESIEŃ&quot;; &quot;ZIMA&quot;))))" office:value-type="string" office:string-value="LATO" calcext:value-type="string">
            <text:p>LATO</text:p>
          </table:table-cell>
          <table:table-cell table:formula="of:=IF([.C582] = &quot;ZIMA&quot;; 0.2; IF([.C582] = &quot;WIOSNA&quot;; 0.5; IF([.C582] = &quot;LATO&quot;; 0.9; 0.4)))" office:value-type="float" office:value="0.9" calcext:value-type="float">
            <text:p>0,9</text:p>
          </table:table-cell>
          <table:table-cell table:style-name="ce22" table:formula="of:=IF([.H581]&gt; 2400 ;IF(NOT(MONTH([.A582]) = MONTH([.A581]));[.E581]+3; [.E581]); [.E581])" office:value-type="float" office:value="49" calcext:value-type="float">
            <text:p>49</text:p>
          </table:table-cell>
          <table:table-cell table:formula="of:=IF(WEEKDAY([.A582];2)&lt; 6; 1; 0) * FLOOR([.E582] *[.D582]) *[.$K$7]" office:value-type="float" office:value="0" calcext:value-type="float">
            <text:p>0</text:p>
          </table:table-cell>
          <table:table-cell table:formula="of:=IF(WEEKDAY([.A582];2) = 7; ([.E581]*15); 0) + IF([.H581]&gt;= 2400; IF(NOT(MONTH([.A582]) = MONTH([.A583]));2400; 0);0)" office:value-type="float" office:value="0" calcext:value-type="float">
            <text:p>0</text:p>
          </table:table-cell>
          <table:table-cell table:formula="of:=[.H581] -[.G582] +[.F582]" office:value-type="float" office:value="67780" calcext:value-type="float">
            <text:p>677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04" calcext:value-type="date">
            <text:p>4.08.2024</text:p>
          </table:table-cell>
          <table:table-cell table:formula="of:=[.A583]" office:value-type="date" office:date-value="2024-08-04" calcext:value-type="date">
            <text:p>08-04</text:p>
          </table:table-cell>
          <table:table-cell table:style-name="ce1" table:formula="of:=IF([.B583] &lt; DATE(YEAR([.A583]);3;21); &quot;ZIMA&quot;; IF([.B583] &lt; DATE(YEAR([.A583]);6;21);&quot;WIOSNA&quot; ; IF([.B583] &lt; DATE(YEAR([.A583]);9;23); &quot;LATO&quot;; IF([.B583] &lt; DATE(YEAR([.A583]);12;21);&quot;JESIEŃ&quot;; &quot;ZIMA&quot;))))" office:value-type="string" office:string-value="LATO" calcext:value-type="string">
            <text:p>LATO</text:p>
          </table:table-cell>
          <table:table-cell table:formula="of:=IF([.C583] = &quot;ZIMA&quot;; 0.2; IF([.C583] = &quot;WIOSNA&quot;; 0.5; IF([.C583] = &quot;LATO&quot;; 0.9; 0.4)))" office:value-type="float" office:value="0.9" calcext:value-type="float">
            <text:p>0,9</text:p>
          </table:table-cell>
          <table:table-cell table:style-name="ce22" table:formula="of:=IF([.H582]&gt; 2400 ;IF(NOT(MONTH([.A583]) = MONTH([.A582]));[.E582]+3; [.E582]); [.E582])" office:value-type="float" office:value="49" calcext:value-type="float">
            <text:p>49</text:p>
          </table:table-cell>
          <table:table-cell table:formula="of:=IF(WEEKDAY([.A583];2)&lt; 6; 1; 0) * FLOOR([.E583] *[.D583]) *[.$K$7]" office:value-type="float" office:value="0" calcext:value-type="float">
            <text:p>0</text:p>
          </table:table-cell>
          <table:table-cell table:formula="of:=IF(WEEKDAY([.A583];2) = 7; ([.E582]*15); 0) + IF([.H582]&gt;= 2400; IF(NOT(MONTH([.A583]) = MONTH([.A584]));2400; 0);0)" office:value-type="float" office:value="735" calcext:value-type="float">
            <text:p>735</text:p>
          </table:table-cell>
          <table:table-cell table:formula="of:=[.H582] -[.G583] +[.F583]" office:value-type="float" office:value="67045" calcext:value-type="float">
            <text:p>6704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05" calcext:value-type="date">
            <text:p>5.08.2024</text:p>
          </table:table-cell>
          <table:table-cell table:formula="of:=[.A584]" office:value-type="date" office:date-value="2024-08-05" calcext:value-type="date">
            <text:p>08-05</text:p>
          </table:table-cell>
          <table:table-cell table:style-name="ce1" table:formula="of:=IF([.B584] &lt; DATE(YEAR([.A584]);3;21); &quot;ZIMA&quot;; IF([.B584] &lt; DATE(YEAR([.A584]);6;21);&quot;WIOSNA&quot; ; IF([.B584] &lt; DATE(YEAR([.A584]);9;23); &quot;LATO&quot;; IF([.B584] &lt; DATE(YEAR([.A584]);12;21);&quot;JESIEŃ&quot;; &quot;ZIMA&quot;))))" office:value-type="string" office:string-value="LATO" calcext:value-type="string">
            <text:p>LATO</text:p>
          </table:table-cell>
          <table:table-cell table:formula="of:=IF([.C584] = &quot;ZIMA&quot;; 0.2; IF([.C584] = &quot;WIOSNA&quot;; 0.5; IF([.C584] = &quot;LATO&quot;; 0.9; 0.4)))" office:value-type="float" office:value="0.9" calcext:value-type="float">
            <text:p>0,9</text:p>
          </table:table-cell>
          <table:table-cell table:style-name="ce22" table:formula="of:=IF([.H583]&gt; 2400 ;IF(NOT(MONTH([.A584]) = MONTH([.A583]));[.E583]+3; [.E583]); [.E583])" office:value-type="float" office:value="49" calcext:value-type="float">
            <text:p>49</text:p>
          </table:table-cell>
          <table:table-cell table:formula="of:=IF(WEEKDAY([.A584];2)&lt; 6; 1; 0) * FLOOR([.E584] *[.D584]) *[.$K$7]" office:value-type="float" office:value="1320" calcext:value-type="float">
            <text:p>1320</text:p>
          </table:table-cell>
          <table:table-cell table:formula="of:=IF(WEEKDAY([.A584];2) = 7; ([.E583]*15); 0) + IF([.H583]&gt;= 2400; IF(NOT(MONTH([.A584]) = MONTH([.A585]));2400; 0);0)" office:value-type="float" office:value="0" calcext:value-type="float">
            <text:p>0</text:p>
          </table:table-cell>
          <table:table-cell table:formula="of:=[.H583] -[.G584] +[.F584]" office:value-type="float" office:value="68365" calcext:value-type="float">
            <text:p>6836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06" calcext:value-type="date">
            <text:p>6.08.2024</text:p>
          </table:table-cell>
          <table:table-cell table:formula="of:=[.A585]" office:value-type="date" office:date-value="2024-08-06" calcext:value-type="date">
            <text:p>08-06</text:p>
          </table:table-cell>
          <table:table-cell table:style-name="ce1" table:formula="of:=IF([.B585] &lt; DATE(YEAR([.A585]);3;21); &quot;ZIMA&quot;; IF([.B585] &lt; DATE(YEAR([.A585]);6;21);&quot;WIOSNA&quot; ; IF([.B585] &lt; DATE(YEAR([.A585]);9;23); &quot;LATO&quot;; IF([.B585] &lt; DATE(YEAR([.A585]);12;21);&quot;JESIEŃ&quot;; &quot;ZIMA&quot;))))" office:value-type="string" office:string-value="LATO" calcext:value-type="string">
            <text:p>LATO</text:p>
          </table:table-cell>
          <table:table-cell table:formula="of:=IF([.C585] = &quot;ZIMA&quot;; 0.2; IF([.C585] = &quot;WIOSNA&quot;; 0.5; IF([.C585] = &quot;LATO&quot;; 0.9; 0.4)))" office:value-type="float" office:value="0.9" calcext:value-type="float">
            <text:p>0,9</text:p>
          </table:table-cell>
          <table:table-cell table:style-name="ce22" table:formula="of:=IF([.H584]&gt; 2400 ;IF(NOT(MONTH([.A585]) = MONTH([.A584]));[.E584]+3; [.E584]); [.E584])" office:value-type="float" office:value="49" calcext:value-type="float">
            <text:p>49</text:p>
          </table:table-cell>
          <table:table-cell table:formula="of:=IF(WEEKDAY([.A585];2)&lt; 6; 1; 0) * FLOOR([.E585] *[.D585]) *[.$K$7]" office:value-type="float" office:value="1320" calcext:value-type="float">
            <text:p>1320</text:p>
          </table:table-cell>
          <table:table-cell table:formula="of:=IF(WEEKDAY([.A585];2) = 7; ([.E584]*15); 0) + IF([.H584]&gt;= 2400; IF(NOT(MONTH([.A585]) = MONTH([.A586]));2400; 0);0)" office:value-type="float" office:value="0" calcext:value-type="float">
            <text:p>0</text:p>
          </table:table-cell>
          <table:table-cell table:formula="of:=[.H584] -[.G585] +[.F585]" office:value-type="float" office:value="69685" calcext:value-type="float">
            <text:p>6968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07" calcext:value-type="date">
            <text:p>7.08.2024</text:p>
          </table:table-cell>
          <table:table-cell table:formula="of:=[.A586]" office:value-type="date" office:date-value="2024-08-07" calcext:value-type="date">
            <text:p>08-07</text:p>
          </table:table-cell>
          <table:table-cell table:style-name="ce1" table:formula="of:=IF([.B586] &lt; DATE(YEAR([.A586]);3;21); &quot;ZIMA&quot;; IF([.B586] &lt; DATE(YEAR([.A586]);6;21);&quot;WIOSNA&quot; ; IF([.B586] &lt; DATE(YEAR([.A586]);9;23); &quot;LATO&quot;; IF([.B586] &lt; DATE(YEAR([.A586]);12;21);&quot;JESIEŃ&quot;; &quot;ZIMA&quot;))))" office:value-type="string" office:string-value="LATO" calcext:value-type="string">
            <text:p>LATO</text:p>
          </table:table-cell>
          <table:table-cell table:formula="of:=IF([.C586] = &quot;ZIMA&quot;; 0.2; IF([.C586] = &quot;WIOSNA&quot;; 0.5; IF([.C586] = &quot;LATO&quot;; 0.9; 0.4)))" office:value-type="float" office:value="0.9" calcext:value-type="float">
            <text:p>0,9</text:p>
          </table:table-cell>
          <table:table-cell table:style-name="ce22" table:formula="of:=IF([.H585]&gt; 2400 ;IF(NOT(MONTH([.A586]) = MONTH([.A585]));[.E585]+3; [.E585]); [.E585])" office:value-type="float" office:value="49" calcext:value-type="float">
            <text:p>49</text:p>
          </table:table-cell>
          <table:table-cell table:formula="of:=IF(WEEKDAY([.A586];2)&lt; 6; 1; 0) * FLOOR([.E586] *[.D586]) *[.$K$7]" office:value-type="float" office:value="1320" calcext:value-type="float">
            <text:p>1320</text:p>
          </table:table-cell>
          <table:table-cell table:formula="of:=IF(WEEKDAY([.A586];2) = 7; ([.E585]*15); 0) + IF([.H585]&gt;= 2400; IF(NOT(MONTH([.A586]) = MONTH([.A587]));2400; 0);0)" office:value-type="float" office:value="0" calcext:value-type="float">
            <text:p>0</text:p>
          </table:table-cell>
          <table:table-cell table:formula="of:=[.H585] -[.G586] +[.F586]" office:value-type="float" office:value="71005" calcext:value-type="float">
            <text:p>7100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08" calcext:value-type="date">
            <text:p>8.08.2024</text:p>
          </table:table-cell>
          <table:table-cell table:formula="of:=[.A587]" office:value-type="date" office:date-value="2024-08-08" calcext:value-type="date">
            <text:p>08-08</text:p>
          </table:table-cell>
          <table:table-cell table:style-name="ce1" table:formula="of:=IF([.B587] &lt; DATE(YEAR([.A587]);3;21); &quot;ZIMA&quot;; IF([.B587] &lt; DATE(YEAR([.A587]);6;21);&quot;WIOSNA&quot; ; IF([.B587] &lt; DATE(YEAR([.A587]);9;23); &quot;LATO&quot;; IF([.B587] &lt; DATE(YEAR([.A587]);12;21);&quot;JESIEŃ&quot;; &quot;ZIMA&quot;))))" office:value-type="string" office:string-value="LATO" calcext:value-type="string">
            <text:p>LATO</text:p>
          </table:table-cell>
          <table:table-cell table:formula="of:=IF([.C587] = &quot;ZIMA&quot;; 0.2; IF([.C587] = &quot;WIOSNA&quot;; 0.5; IF([.C587] = &quot;LATO&quot;; 0.9; 0.4)))" office:value-type="float" office:value="0.9" calcext:value-type="float">
            <text:p>0,9</text:p>
          </table:table-cell>
          <table:table-cell table:style-name="ce22" table:formula="of:=IF([.H586]&gt; 2400 ;IF(NOT(MONTH([.A587]) = MONTH([.A586]));[.E586]+3; [.E586]); [.E586])" office:value-type="float" office:value="49" calcext:value-type="float">
            <text:p>49</text:p>
          </table:table-cell>
          <table:table-cell table:formula="of:=IF(WEEKDAY([.A587];2)&lt; 6; 1; 0) * FLOOR([.E587] *[.D587]) *[.$K$7]" office:value-type="float" office:value="1320" calcext:value-type="float">
            <text:p>1320</text:p>
          </table:table-cell>
          <table:table-cell table:formula="of:=IF(WEEKDAY([.A587];2) = 7; ([.E586]*15); 0) + IF([.H586]&gt;= 2400; IF(NOT(MONTH([.A587]) = MONTH([.A588]));2400; 0);0)" office:value-type="float" office:value="0" calcext:value-type="float">
            <text:p>0</text:p>
          </table:table-cell>
          <table:table-cell table:formula="of:=[.H586] -[.G587] +[.F587]" office:value-type="float" office:value="72325" calcext:value-type="float">
            <text:p>723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09" calcext:value-type="date">
            <text:p>9.08.2024</text:p>
          </table:table-cell>
          <table:table-cell table:formula="of:=[.A588]" office:value-type="date" office:date-value="2024-08-09" calcext:value-type="date">
            <text:p>08-09</text:p>
          </table:table-cell>
          <table:table-cell table:style-name="ce1" table:formula="of:=IF([.B588] &lt; DATE(YEAR([.A588]);3;21); &quot;ZIMA&quot;; IF([.B588] &lt; DATE(YEAR([.A588]);6;21);&quot;WIOSNA&quot; ; IF([.B588] &lt; DATE(YEAR([.A588]);9;23); &quot;LATO&quot;; IF([.B588] &lt; DATE(YEAR([.A588]);12;21);&quot;JESIEŃ&quot;; &quot;ZIMA&quot;))))" office:value-type="string" office:string-value="LATO" calcext:value-type="string">
            <text:p>LATO</text:p>
          </table:table-cell>
          <table:table-cell table:formula="of:=IF([.C588] = &quot;ZIMA&quot;; 0.2; IF([.C588] = &quot;WIOSNA&quot;; 0.5; IF([.C588] = &quot;LATO&quot;; 0.9; 0.4)))" office:value-type="float" office:value="0.9" calcext:value-type="float">
            <text:p>0,9</text:p>
          </table:table-cell>
          <table:table-cell table:style-name="ce22" table:formula="of:=IF([.H587]&gt; 2400 ;IF(NOT(MONTH([.A588]) = MONTH([.A587]));[.E587]+3; [.E587]); [.E587])" office:value-type="float" office:value="49" calcext:value-type="float">
            <text:p>49</text:p>
          </table:table-cell>
          <table:table-cell table:formula="of:=IF(WEEKDAY([.A588];2)&lt; 6; 1; 0) * FLOOR([.E588] *[.D588]) *[.$K$7]" office:value-type="float" office:value="1320" calcext:value-type="float">
            <text:p>1320</text:p>
          </table:table-cell>
          <table:table-cell table:formula="of:=IF(WEEKDAY([.A588];2) = 7; ([.E587]*15); 0) + IF([.H587]&gt;= 2400; IF(NOT(MONTH([.A588]) = MONTH([.A589]));2400; 0);0)" office:value-type="float" office:value="0" calcext:value-type="float">
            <text:p>0</text:p>
          </table:table-cell>
          <table:table-cell table:formula="of:=[.H587] -[.G588] +[.F588]" office:value-type="float" office:value="73645" calcext:value-type="float">
            <text:p>7364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10" calcext:value-type="date">
            <text:p>10.08.2024</text:p>
          </table:table-cell>
          <table:table-cell table:formula="of:=[.A589]" office:value-type="date" office:date-value="2024-08-10" calcext:value-type="date">
            <text:p>08-10</text:p>
          </table:table-cell>
          <table:table-cell table:style-name="ce1" table:formula="of:=IF([.B589] &lt; DATE(YEAR([.A589]);3;21); &quot;ZIMA&quot;; IF([.B589] &lt; DATE(YEAR([.A589]);6;21);&quot;WIOSNA&quot; ; IF([.B589] &lt; DATE(YEAR([.A589]);9;23); &quot;LATO&quot;; IF([.B589] &lt; DATE(YEAR([.A589]);12;21);&quot;JESIEŃ&quot;; &quot;ZIMA&quot;))))" office:value-type="string" office:string-value="LATO" calcext:value-type="string">
            <text:p>LATO</text:p>
          </table:table-cell>
          <table:table-cell table:formula="of:=IF([.C589] = &quot;ZIMA&quot;; 0.2; IF([.C589] = &quot;WIOSNA&quot;; 0.5; IF([.C589] = &quot;LATO&quot;; 0.9; 0.4)))" office:value-type="float" office:value="0.9" calcext:value-type="float">
            <text:p>0,9</text:p>
          </table:table-cell>
          <table:table-cell table:style-name="ce22" table:formula="of:=IF([.H588]&gt; 2400 ;IF(NOT(MONTH([.A589]) = MONTH([.A588]));[.E588]+3; [.E588]); [.E588])" office:value-type="float" office:value="49" calcext:value-type="float">
            <text:p>49</text:p>
          </table:table-cell>
          <table:table-cell table:formula="of:=IF(WEEKDAY([.A589];2)&lt; 6; 1; 0) * FLOOR([.E589] *[.D589]) *[.$K$7]" office:value-type="float" office:value="0" calcext:value-type="float">
            <text:p>0</text:p>
          </table:table-cell>
          <table:table-cell table:formula="of:=IF(WEEKDAY([.A589];2) = 7; ([.E588]*15); 0) + IF([.H588]&gt;= 2400; IF(NOT(MONTH([.A589]) = MONTH([.A590]));2400; 0);0)" office:value-type="float" office:value="0" calcext:value-type="float">
            <text:p>0</text:p>
          </table:table-cell>
          <table:table-cell table:formula="of:=[.H588] -[.G589] +[.F589]" office:value-type="float" office:value="73645" calcext:value-type="float">
            <text:p>7364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11" calcext:value-type="date">
            <text:p>11.08.2024</text:p>
          </table:table-cell>
          <table:table-cell table:formula="of:=[.A590]" office:value-type="date" office:date-value="2024-08-11" calcext:value-type="date">
            <text:p>08-11</text:p>
          </table:table-cell>
          <table:table-cell table:style-name="ce1" table:formula="of:=IF([.B590] &lt; DATE(YEAR([.A590]);3;21); &quot;ZIMA&quot;; IF([.B590] &lt; DATE(YEAR([.A590]);6;21);&quot;WIOSNA&quot; ; IF([.B590] &lt; DATE(YEAR([.A590]);9;23); &quot;LATO&quot;; IF([.B590] &lt; DATE(YEAR([.A590]);12;21);&quot;JESIEŃ&quot;; &quot;ZIMA&quot;))))" office:value-type="string" office:string-value="LATO" calcext:value-type="string">
            <text:p>LATO</text:p>
          </table:table-cell>
          <table:table-cell table:formula="of:=IF([.C590] = &quot;ZIMA&quot;; 0.2; IF([.C590] = &quot;WIOSNA&quot;; 0.5; IF([.C590] = &quot;LATO&quot;; 0.9; 0.4)))" office:value-type="float" office:value="0.9" calcext:value-type="float">
            <text:p>0,9</text:p>
          </table:table-cell>
          <table:table-cell table:style-name="ce22" table:formula="of:=IF([.H589]&gt; 2400 ;IF(NOT(MONTH([.A590]) = MONTH([.A589]));[.E589]+3; [.E589]); [.E589])" office:value-type="float" office:value="49" calcext:value-type="float">
            <text:p>49</text:p>
          </table:table-cell>
          <table:table-cell table:formula="of:=IF(WEEKDAY([.A590];2)&lt; 6; 1; 0) * FLOOR([.E590] *[.D590]) *[.$K$7]" office:value-type="float" office:value="0" calcext:value-type="float">
            <text:p>0</text:p>
          </table:table-cell>
          <table:table-cell table:formula="of:=IF(WEEKDAY([.A590];2) = 7; ([.E589]*15); 0) + IF([.H589]&gt;= 2400; IF(NOT(MONTH([.A590]) = MONTH([.A591]));2400; 0);0)" office:value-type="float" office:value="735" calcext:value-type="float">
            <text:p>735</text:p>
          </table:table-cell>
          <table:table-cell table:formula="of:=[.H589] -[.G590] +[.F590]" office:value-type="float" office:value="72910" calcext:value-type="float">
            <text:p>729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12" calcext:value-type="date">
            <text:p>12.08.2024</text:p>
          </table:table-cell>
          <table:table-cell table:formula="of:=[.A591]" office:value-type="date" office:date-value="2024-08-12" calcext:value-type="date">
            <text:p>08-12</text:p>
          </table:table-cell>
          <table:table-cell table:style-name="ce1" table:formula="of:=IF([.B591] &lt; DATE(YEAR([.A591]);3;21); &quot;ZIMA&quot;; IF([.B591] &lt; DATE(YEAR([.A591]);6;21);&quot;WIOSNA&quot; ; IF([.B591] &lt; DATE(YEAR([.A591]);9;23); &quot;LATO&quot;; IF([.B591] &lt; DATE(YEAR([.A591]);12;21);&quot;JESIEŃ&quot;; &quot;ZIMA&quot;))))" office:value-type="string" office:string-value="LATO" calcext:value-type="string">
            <text:p>LATO</text:p>
          </table:table-cell>
          <table:table-cell table:formula="of:=IF([.C591] = &quot;ZIMA&quot;; 0.2; IF([.C591] = &quot;WIOSNA&quot;; 0.5; IF([.C591] = &quot;LATO&quot;; 0.9; 0.4)))" office:value-type="float" office:value="0.9" calcext:value-type="float">
            <text:p>0,9</text:p>
          </table:table-cell>
          <table:table-cell table:style-name="ce22" table:formula="of:=IF([.H590]&gt; 2400 ;IF(NOT(MONTH([.A591]) = MONTH([.A590]));[.E590]+3; [.E590]); [.E590])" office:value-type="float" office:value="49" calcext:value-type="float">
            <text:p>49</text:p>
          </table:table-cell>
          <table:table-cell table:formula="of:=IF(WEEKDAY([.A591];2)&lt; 6; 1; 0) * FLOOR([.E591] *[.D591]) *[.$K$7]" office:value-type="float" office:value="1320" calcext:value-type="float">
            <text:p>1320</text:p>
          </table:table-cell>
          <table:table-cell table:formula="of:=IF(WEEKDAY([.A591];2) = 7; ([.E590]*15); 0) + IF([.H590]&gt;= 2400; IF(NOT(MONTH([.A591]) = MONTH([.A592]));2400; 0);0)" office:value-type="float" office:value="0" calcext:value-type="float">
            <text:p>0</text:p>
          </table:table-cell>
          <table:table-cell table:formula="of:=[.H590] -[.G591] +[.F591]" office:value-type="float" office:value="74230" calcext:value-type="float">
            <text:p>7423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13" calcext:value-type="date">
            <text:p>13.08.2024</text:p>
          </table:table-cell>
          <table:table-cell table:formula="of:=[.A592]" office:value-type="date" office:date-value="2024-08-13" calcext:value-type="date">
            <text:p>08-13</text:p>
          </table:table-cell>
          <table:table-cell table:style-name="ce1" table:formula="of:=IF([.B592] &lt; DATE(YEAR([.A592]);3;21); &quot;ZIMA&quot;; IF([.B592] &lt; DATE(YEAR([.A592]);6;21);&quot;WIOSNA&quot; ; IF([.B592] &lt; DATE(YEAR([.A592]);9;23); &quot;LATO&quot;; IF([.B592] &lt; DATE(YEAR([.A592]);12;21);&quot;JESIEŃ&quot;; &quot;ZIMA&quot;))))" office:value-type="string" office:string-value="LATO" calcext:value-type="string">
            <text:p>LATO</text:p>
          </table:table-cell>
          <table:table-cell table:formula="of:=IF([.C592] = &quot;ZIMA&quot;; 0.2; IF([.C592] = &quot;WIOSNA&quot;; 0.5; IF([.C592] = &quot;LATO&quot;; 0.9; 0.4)))" office:value-type="float" office:value="0.9" calcext:value-type="float">
            <text:p>0,9</text:p>
          </table:table-cell>
          <table:table-cell table:style-name="ce22" table:formula="of:=IF([.H591]&gt; 2400 ;IF(NOT(MONTH([.A592]) = MONTH([.A591]));[.E591]+3; [.E591]); [.E591])" office:value-type="float" office:value="49" calcext:value-type="float">
            <text:p>49</text:p>
          </table:table-cell>
          <table:table-cell table:formula="of:=IF(WEEKDAY([.A592];2)&lt; 6; 1; 0) * FLOOR([.E592] *[.D592]) *[.$K$7]" office:value-type="float" office:value="1320" calcext:value-type="float">
            <text:p>1320</text:p>
          </table:table-cell>
          <table:table-cell table:formula="of:=IF(WEEKDAY([.A592];2) = 7; ([.E591]*15); 0) + IF([.H591]&gt;= 2400; IF(NOT(MONTH([.A592]) = MONTH([.A593]));2400; 0);0)" office:value-type="float" office:value="0" calcext:value-type="float">
            <text:p>0</text:p>
          </table:table-cell>
          <table:table-cell table:formula="of:=[.H591] -[.G592] +[.F592]" office:value-type="float" office:value="75550" calcext:value-type="float">
            <text:p>755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14" calcext:value-type="date">
            <text:p>14.08.2024</text:p>
          </table:table-cell>
          <table:table-cell table:formula="of:=[.A593]" office:value-type="date" office:date-value="2024-08-14" calcext:value-type="date">
            <text:p>08-14</text:p>
          </table:table-cell>
          <table:table-cell table:style-name="ce1" table:formula="of:=IF([.B593] &lt; DATE(YEAR([.A593]);3;21); &quot;ZIMA&quot;; IF([.B593] &lt; DATE(YEAR([.A593]);6;21);&quot;WIOSNA&quot; ; IF([.B593] &lt; DATE(YEAR([.A593]);9;23); &quot;LATO&quot;; IF([.B593] &lt; DATE(YEAR([.A593]);12;21);&quot;JESIEŃ&quot;; &quot;ZIMA&quot;))))" office:value-type="string" office:string-value="LATO" calcext:value-type="string">
            <text:p>LATO</text:p>
          </table:table-cell>
          <table:table-cell table:formula="of:=IF([.C593] = &quot;ZIMA&quot;; 0.2; IF([.C593] = &quot;WIOSNA&quot;; 0.5; IF([.C593] = &quot;LATO&quot;; 0.9; 0.4)))" office:value-type="float" office:value="0.9" calcext:value-type="float">
            <text:p>0,9</text:p>
          </table:table-cell>
          <table:table-cell table:style-name="ce22" table:formula="of:=IF([.H592]&gt; 2400 ;IF(NOT(MONTH([.A593]) = MONTH([.A592]));[.E592]+3; [.E592]); [.E592])" office:value-type="float" office:value="49" calcext:value-type="float">
            <text:p>49</text:p>
          </table:table-cell>
          <table:table-cell table:formula="of:=IF(WEEKDAY([.A593];2)&lt; 6; 1; 0) * FLOOR([.E593] *[.D593]) *[.$K$7]" office:value-type="float" office:value="1320" calcext:value-type="float">
            <text:p>1320</text:p>
          </table:table-cell>
          <table:table-cell table:formula="of:=IF(WEEKDAY([.A593];2) = 7; ([.E592]*15); 0) + IF([.H592]&gt;= 2400; IF(NOT(MONTH([.A593]) = MONTH([.A594]));2400; 0);0)" office:value-type="float" office:value="0" calcext:value-type="float">
            <text:p>0</text:p>
          </table:table-cell>
          <table:table-cell table:formula="of:=[.H592] -[.G593] +[.F593]" office:value-type="float" office:value="76870" calcext:value-type="float">
            <text:p>768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15" calcext:value-type="date">
            <text:p>15.08.2024</text:p>
          </table:table-cell>
          <table:table-cell table:formula="of:=[.A594]" office:value-type="date" office:date-value="2024-08-15" calcext:value-type="date">
            <text:p>08-15</text:p>
          </table:table-cell>
          <table:table-cell table:style-name="ce1" table:formula="of:=IF([.B594] &lt; DATE(YEAR([.A594]);3;21); &quot;ZIMA&quot;; IF([.B594] &lt; DATE(YEAR([.A594]);6;21);&quot;WIOSNA&quot; ; IF([.B594] &lt; DATE(YEAR([.A594]);9;23); &quot;LATO&quot;; IF([.B594] &lt; DATE(YEAR([.A594]);12;21);&quot;JESIEŃ&quot;; &quot;ZIMA&quot;))))" office:value-type="string" office:string-value="LATO" calcext:value-type="string">
            <text:p>LATO</text:p>
          </table:table-cell>
          <table:table-cell table:formula="of:=IF([.C594] = &quot;ZIMA&quot;; 0.2; IF([.C594] = &quot;WIOSNA&quot;; 0.5; IF([.C594] = &quot;LATO&quot;; 0.9; 0.4)))" office:value-type="float" office:value="0.9" calcext:value-type="float">
            <text:p>0,9</text:p>
          </table:table-cell>
          <table:table-cell table:style-name="ce22" table:formula="of:=IF([.H593]&gt; 2400 ;IF(NOT(MONTH([.A594]) = MONTH([.A593]));[.E593]+3; [.E593]); [.E593])" office:value-type="float" office:value="49" calcext:value-type="float">
            <text:p>49</text:p>
          </table:table-cell>
          <table:table-cell table:formula="of:=IF(WEEKDAY([.A594];2)&lt; 6; 1; 0) * FLOOR([.E594] *[.D594]) *[.$K$7]" office:value-type="float" office:value="1320" calcext:value-type="float">
            <text:p>1320</text:p>
          </table:table-cell>
          <table:table-cell table:formula="of:=IF(WEEKDAY([.A594];2) = 7; ([.E593]*15); 0) + IF([.H593]&gt;= 2400; IF(NOT(MONTH([.A594]) = MONTH([.A595]));2400; 0);0)" office:value-type="float" office:value="0" calcext:value-type="float">
            <text:p>0</text:p>
          </table:table-cell>
          <table:table-cell table:formula="of:=[.H593] -[.G594] +[.F594]" office:value-type="float" office:value="78190" calcext:value-type="float">
            <text:p>781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16" calcext:value-type="date">
            <text:p>16.08.2024</text:p>
          </table:table-cell>
          <table:table-cell table:formula="of:=[.A595]" office:value-type="date" office:date-value="2024-08-16" calcext:value-type="date">
            <text:p>08-16</text:p>
          </table:table-cell>
          <table:table-cell table:style-name="ce1" table:formula="of:=IF([.B595] &lt; DATE(YEAR([.A595]);3;21); &quot;ZIMA&quot;; IF([.B595] &lt; DATE(YEAR([.A595]);6;21);&quot;WIOSNA&quot; ; IF([.B595] &lt; DATE(YEAR([.A595]);9;23); &quot;LATO&quot;; IF([.B595] &lt; DATE(YEAR([.A595]);12;21);&quot;JESIEŃ&quot;; &quot;ZIMA&quot;))))" office:value-type="string" office:string-value="LATO" calcext:value-type="string">
            <text:p>LATO</text:p>
          </table:table-cell>
          <table:table-cell table:formula="of:=IF([.C595] = &quot;ZIMA&quot;; 0.2; IF([.C595] = &quot;WIOSNA&quot;; 0.5; IF([.C595] = &quot;LATO&quot;; 0.9; 0.4)))" office:value-type="float" office:value="0.9" calcext:value-type="float">
            <text:p>0,9</text:p>
          </table:table-cell>
          <table:table-cell table:style-name="ce22" table:formula="of:=IF([.H594]&gt; 2400 ;IF(NOT(MONTH([.A595]) = MONTH([.A594]));[.E594]+3; [.E594]); [.E594])" office:value-type="float" office:value="49" calcext:value-type="float">
            <text:p>49</text:p>
          </table:table-cell>
          <table:table-cell table:formula="of:=IF(WEEKDAY([.A595];2)&lt; 6; 1; 0) * FLOOR([.E595] *[.D595]) *[.$K$7]" office:value-type="float" office:value="1320" calcext:value-type="float">
            <text:p>1320</text:p>
          </table:table-cell>
          <table:table-cell table:formula="of:=IF(WEEKDAY([.A595];2) = 7; ([.E594]*15); 0) + IF([.H594]&gt;= 2400; IF(NOT(MONTH([.A595]) = MONTH([.A596]));2400; 0);0)" office:value-type="float" office:value="0" calcext:value-type="float">
            <text:p>0</text:p>
          </table:table-cell>
          <table:table-cell table:formula="of:=[.H594] -[.G595] +[.F595]" office:value-type="float" office:value="79510" calcext:value-type="float">
            <text:p>795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17" calcext:value-type="date">
            <text:p>17.08.2024</text:p>
          </table:table-cell>
          <table:table-cell table:formula="of:=[.A596]" office:value-type="date" office:date-value="2024-08-17" calcext:value-type="date">
            <text:p>08-17</text:p>
          </table:table-cell>
          <table:table-cell table:style-name="ce1" table:formula="of:=IF([.B596] &lt; DATE(YEAR([.A596]);3;21); &quot;ZIMA&quot;; IF([.B596] &lt; DATE(YEAR([.A596]);6;21);&quot;WIOSNA&quot; ; IF([.B596] &lt; DATE(YEAR([.A596]);9;23); &quot;LATO&quot;; IF([.B596] &lt; DATE(YEAR([.A596]);12;21);&quot;JESIEŃ&quot;; &quot;ZIMA&quot;))))" office:value-type="string" office:string-value="LATO" calcext:value-type="string">
            <text:p>LATO</text:p>
          </table:table-cell>
          <table:table-cell table:formula="of:=IF([.C596] = &quot;ZIMA&quot;; 0.2; IF([.C596] = &quot;WIOSNA&quot;; 0.5; IF([.C596] = &quot;LATO&quot;; 0.9; 0.4)))" office:value-type="float" office:value="0.9" calcext:value-type="float">
            <text:p>0,9</text:p>
          </table:table-cell>
          <table:table-cell table:style-name="ce22" table:formula="of:=IF([.H595]&gt; 2400 ;IF(NOT(MONTH([.A596]) = MONTH([.A595]));[.E595]+3; [.E595]); [.E595])" office:value-type="float" office:value="49" calcext:value-type="float">
            <text:p>49</text:p>
          </table:table-cell>
          <table:table-cell table:formula="of:=IF(WEEKDAY([.A596];2)&lt; 6; 1; 0) * FLOOR([.E596] *[.D596]) *[.$K$7]" office:value-type="float" office:value="0" calcext:value-type="float">
            <text:p>0</text:p>
          </table:table-cell>
          <table:table-cell table:formula="of:=IF(WEEKDAY([.A596];2) = 7; ([.E595]*15); 0) + IF([.H595]&gt;= 2400; IF(NOT(MONTH([.A596]) = MONTH([.A597]));2400; 0);0)" office:value-type="float" office:value="0" calcext:value-type="float">
            <text:p>0</text:p>
          </table:table-cell>
          <table:table-cell table:formula="of:=[.H595] -[.G596] +[.F596]" office:value-type="float" office:value="79510" calcext:value-type="float">
            <text:p>795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18" calcext:value-type="date">
            <text:p>18.08.2024</text:p>
          </table:table-cell>
          <table:table-cell table:formula="of:=[.A597]" office:value-type="date" office:date-value="2024-08-18" calcext:value-type="date">
            <text:p>08-18</text:p>
          </table:table-cell>
          <table:table-cell table:style-name="ce1" table:formula="of:=IF([.B597] &lt; DATE(YEAR([.A597]);3;21); &quot;ZIMA&quot;; IF([.B597] &lt; DATE(YEAR([.A597]);6;21);&quot;WIOSNA&quot; ; IF([.B597] &lt; DATE(YEAR([.A597]);9;23); &quot;LATO&quot;; IF([.B597] &lt; DATE(YEAR([.A597]);12;21);&quot;JESIEŃ&quot;; &quot;ZIMA&quot;))))" office:value-type="string" office:string-value="LATO" calcext:value-type="string">
            <text:p>LATO</text:p>
          </table:table-cell>
          <table:table-cell table:formula="of:=IF([.C597] = &quot;ZIMA&quot;; 0.2; IF([.C597] = &quot;WIOSNA&quot;; 0.5; IF([.C597] = &quot;LATO&quot;; 0.9; 0.4)))" office:value-type="float" office:value="0.9" calcext:value-type="float">
            <text:p>0,9</text:p>
          </table:table-cell>
          <table:table-cell table:style-name="ce22" table:formula="of:=IF([.H596]&gt; 2400 ;IF(NOT(MONTH([.A597]) = MONTH([.A596]));[.E596]+3; [.E596]); [.E596])" office:value-type="float" office:value="49" calcext:value-type="float">
            <text:p>49</text:p>
          </table:table-cell>
          <table:table-cell table:formula="of:=IF(WEEKDAY([.A597];2)&lt; 6; 1; 0) * FLOOR([.E597] *[.D597]) *[.$K$7]" office:value-type="float" office:value="0" calcext:value-type="float">
            <text:p>0</text:p>
          </table:table-cell>
          <table:table-cell table:formula="of:=IF(WEEKDAY([.A597];2) = 7; ([.E596]*15); 0) + IF([.H596]&gt;= 2400; IF(NOT(MONTH([.A597]) = MONTH([.A598]));2400; 0);0)" office:value-type="float" office:value="735" calcext:value-type="float">
            <text:p>735</text:p>
          </table:table-cell>
          <table:table-cell table:formula="of:=[.H596] -[.G597] +[.F597]" office:value-type="float" office:value="78775" calcext:value-type="float">
            <text:p>787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19" calcext:value-type="date">
            <text:p>19.08.2024</text:p>
          </table:table-cell>
          <table:table-cell table:formula="of:=[.A598]" office:value-type="date" office:date-value="2024-08-19" calcext:value-type="date">
            <text:p>08-19</text:p>
          </table:table-cell>
          <table:table-cell table:style-name="ce1" table:formula="of:=IF([.B598] &lt; DATE(YEAR([.A598]);3;21); &quot;ZIMA&quot;; IF([.B598] &lt; DATE(YEAR([.A598]);6;21);&quot;WIOSNA&quot; ; IF([.B598] &lt; DATE(YEAR([.A598]);9;23); &quot;LATO&quot;; IF([.B598] &lt; DATE(YEAR([.A598]);12;21);&quot;JESIEŃ&quot;; &quot;ZIMA&quot;))))" office:value-type="string" office:string-value="LATO" calcext:value-type="string">
            <text:p>LATO</text:p>
          </table:table-cell>
          <table:table-cell table:formula="of:=IF([.C598] = &quot;ZIMA&quot;; 0.2; IF([.C598] = &quot;WIOSNA&quot;; 0.5; IF([.C598] = &quot;LATO&quot;; 0.9; 0.4)))" office:value-type="float" office:value="0.9" calcext:value-type="float">
            <text:p>0,9</text:p>
          </table:table-cell>
          <table:table-cell table:style-name="ce22" table:formula="of:=IF([.H597]&gt; 2400 ;IF(NOT(MONTH([.A598]) = MONTH([.A597]));[.E597]+3; [.E597]); [.E597])" office:value-type="float" office:value="49" calcext:value-type="float">
            <text:p>49</text:p>
          </table:table-cell>
          <table:table-cell table:formula="of:=IF(WEEKDAY([.A598];2)&lt; 6; 1; 0) * FLOOR([.E598] *[.D598]) *[.$K$7]" office:value-type="float" office:value="1320" calcext:value-type="float">
            <text:p>1320</text:p>
          </table:table-cell>
          <table:table-cell table:formula="of:=IF(WEEKDAY([.A598];2) = 7; ([.E597]*15); 0) + IF([.H597]&gt;= 2400; IF(NOT(MONTH([.A598]) = MONTH([.A599]));2400; 0);0)" office:value-type="float" office:value="0" calcext:value-type="float">
            <text:p>0</text:p>
          </table:table-cell>
          <table:table-cell table:formula="of:=[.H597] -[.G598] +[.F598]" office:value-type="float" office:value="80095" calcext:value-type="float">
            <text:p>8009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20" calcext:value-type="date">
            <text:p>20.08.2024</text:p>
          </table:table-cell>
          <table:table-cell table:formula="of:=[.A599]" office:value-type="date" office:date-value="2024-08-20" calcext:value-type="date">
            <text:p>08-20</text:p>
          </table:table-cell>
          <table:table-cell table:style-name="ce1" table:formula="of:=IF([.B599] &lt; DATE(YEAR([.A599]);3;21); &quot;ZIMA&quot;; IF([.B599] &lt; DATE(YEAR([.A599]);6;21);&quot;WIOSNA&quot; ; IF([.B599] &lt; DATE(YEAR([.A599]);9;23); &quot;LATO&quot;; IF([.B599] &lt; DATE(YEAR([.A599]);12;21);&quot;JESIEŃ&quot;; &quot;ZIMA&quot;))))" office:value-type="string" office:string-value="LATO" calcext:value-type="string">
            <text:p>LATO</text:p>
          </table:table-cell>
          <table:table-cell table:formula="of:=IF([.C599] = &quot;ZIMA&quot;; 0.2; IF([.C599] = &quot;WIOSNA&quot;; 0.5; IF([.C599] = &quot;LATO&quot;; 0.9; 0.4)))" office:value-type="float" office:value="0.9" calcext:value-type="float">
            <text:p>0,9</text:p>
          </table:table-cell>
          <table:table-cell table:style-name="ce22" table:formula="of:=IF([.H598]&gt; 2400 ;IF(NOT(MONTH([.A599]) = MONTH([.A598]));[.E598]+3; [.E598]); [.E598])" office:value-type="float" office:value="49" calcext:value-type="float">
            <text:p>49</text:p>
          </table:table-cell>
          <table:table-cell table:formula="of:=IF(WEEKDAY([.A599];2)&lt; 6; 1; 0) * FLOOR([.E599] *[.D599]) *[.$K$7]" office:value-type="float" office:value="1320" calcext:value-type="float">
            <text:p>1320</text:p>
          </table:table-cell>
          <table:table-cell table:formula="of:=IF(WEEKDAY([.A599];2) = 7; ([.E598]*15); 0) + IF([.H598]&gt;= 2400; IF(NOT(MONTH([.A599]) = MONTH([.A600]));2400; 0);0)" office:value-type="float" office:value="0" calcext:value-type="float">
            <text:p>0</text:p>
          </table:table-cell>
          <table:table-cell table:formula="of:=[.H598] -[.G599] +[.F599]" office:value-type="float" office:value="81415" calcext:value-type="float">
            <text:p>8141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21" calcext:value-type="date">
            <text:p>21.08.2024</text:p>
          </table:table-cell>
          <table:table-cell table:formula="of:=[.A600]" office:value-type="date" office:date-value="2024-08-21" calcext:value-type="date">
            <text:p>08-21</text:p>
          </table:table-cell>
          <table:table-cell table:style-name="ce1" table:formula="of:=IF([.B600] &lt; DATE(YEAR([.A600]);3;21); &quot;ZIMA&quot;; IF([.B600] &lt; DATE(YEAR([.A600]);6;21);&quot;WIOSNA&quot; ; IF([.B600] &lt; DATE(YEAR([.A600]);9;23); &quot;LATO&quot;; IF([.B600] &lt; DATE(YEAR([.A600]);12;21);&quot;JESIEŃ&quot;; &quot;ZIMA&quot;))))" office:value-type="string" office:string-value="LATO" calcext:value-type="string">
            <text:p>LATO</text:p>
          </table:table-cell>
          <table:table-cell table:formula="of:=IF([.C600] = &quot;ZIMA&quot;; 0.2; IF([.C600] = &quot;WIOSNA&quot;; 0.5; IF([.C600] = &quot;LATO&quot;; 0.9; 0.4)))" office:value-type="float" office:value="0.9" calcext:value-type="float">
            <text:p>0,9</text:p>
          </table:table-cell>
          <table:table-cell table:style-name="ce22" table:formula="of:=IF([.H599]&gt; 2400 ;IF(NOT(MONTH([.A600]) = MONTH([.A599]));[.E599]+3; [.E599]); [.E599])" office:value-type="float" office:value="49" calcext:value-type="float">
            <text:p>49</text:p>
          </table:table-cell>
          <table:table-cell table:formula="of:=IF(WEEKDAY([.A600];2)&lt; 6; 1; 0) * FLOOR([.E600] *[.D600]) *[.$K$7]" office:value-type="float" office:value="1320" calcext:value-type="float">
            <text:p>1320</text:p>
          </table:table-cell>
          <table:table-cell table:formula="of:=IF(WEEKDAY([.A600];2) = 7; ([.E599]*15); 0) + IF([.H599]&gt;= 2400; IF(NOT(MONTH([.A600]) = MONTH([.A601]));2400; 0);0)" office:value-type="float" office:value="0" calcext:value-type="float">
            <text:p>0</text:p>
          </table:table-cell>
          <table:table-cell table:formula="of:=[.H599] -[.G600] +[.F600]" office:value-type="float" office:value="82735" calcext:value-type="float">
            <text:p>8273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22" calcext:value-type="date">
            <text:p>22.08.2024</text:p>
          </table:table-cell>
          <table:table-cell table:formula="of:=[.A601]" office:value-type="date" office:date-value="2024-08-22" calcext:value-type="date">
            <text:p>08-22</text:p>
          </table:table-cell>
          <table:table-cell table:style-name="ce1" table:formula="of:=IF([.B601] &lt; DATE(YEAR([.A601]);3;21); &quot;ZIMA&quot;; IF([.B601] &lt; DATE(YEAR([.A601]);6;21);&quot;WIOSNA&quot; ; IF([.B601] &lt; DATE(YEAR([.A601]);9;23); &quot;LATO&quot;; IF([.B601] &lt; DATE(YEAR([.A601]);12;21);&quot;JESIEŃ&quot;; &quot;ZIMA&quot;))))" office:value-type="string" office:string-value="LATO" calcext:value-type="string">
            <text:p>LATO</text:p>
          </table:table-cell>
          <table:table-cell table:formula="of:=IF([.C601] = &quot;ZIMA&quot;; 0.2; IF([.C601] = &quot;WIOSNA&quot;; 0.5; IF([.C601] = &quot;LATO&quot;; 0.9; 0.4)))" office:value-type="float" office:value="0.9" calcext:value-type="float">
            <text:p>0,9</text:p>
          </table:table-cell>
          <table:table-cell table:style-name="ce22" table:formula="of:=IF([.H600]&gt; 2400 ;IF(NOT(MONTH([.A601]) = MONTH([.A600]));[.E600]+3; [.E600]); [.E600])" office:value-type="float" office:value="49" calcext:value-type="float">
            <text:p>49</text:p>
          </table:table-cell>
          <table:table-cell table:formula="of:=IF(WEEKDAY([.A601];2)&lt; 6; 1; 0) * FLOOR([.E601] *[.D601]) *[.$K$7]" office:value-type="float" office:value="1320" calcext:value-type="float">
            <text:p>1320</text:p>
          </table:table-cell>
          <table:table-cell table:formula="of:=IF(WEEKDAY([.A601];2) = 7; ([.E600]*15); 0) + IF([.H600]&gt;= 2400; IF(NOT(MONTH([.A601]) = MONTH([.A602]));2400; 0);0)" office:value-type="float" office:value="0" calcext:value-type="float">
            <text:p>0</text:p>
          </table:table-cell>
          <table:table-cell table:formula="of:=[.H600] -[.G601] +[.F601]" office:value-type="float" office:value="84055" calcext:value-type="float">
            <text:p>8405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23" calcext:value-type="date">
            <text:p>23.08.2024</text:p>
          </table:table-cell>
          <table:table-cell table:formula="of:=[.A602]" office:value-type="date" office:date-value="2024-08-23" calcext:value-type="date">
            <text:p>08-23</text:p>
          </table:table-cell>
          <table:table-cell table:style-name="ce1" table:formula="of:=IF([.B602] &lt; DATE(YEAR([.A602]);3;21); &quot;ZIMA&quot;; IF([.B602] &lt; DATE(YEAR([.A602]);6;21);&quot;WIOSNA&quot; ; IF([.B602] &lt; DATE(YEAR([.A602]);9;23); &quot;LATO&quot;; IF([.B602] &lt; DATE(YEAR([.A602]);12;21);&quot;JESIEŃ&quot;; &quot;ZIMA&quot;))))" office:value-type="string" office:string-value="LATO" calcext:value-type="string">
            <text:p>LATO</text:p>
          </table:table-cell>
          <table:table-cell table:formula="of:=IF([.C602] = &quot;ZIMA&quot;; 0.2; IF([.C602] = &quot;WIOSNA&quot;; 0.5; IF([.C602] = &quot;LATO&quot;; 0.9; 0.4)))" office:value-type="float" office:value="0.9" calcext:value-type="float">
            <text:p>0,9</text:p>
          </table:table-cell>
          <table:table-cell table:style-name="ce22" table:formula="of:=IF([.H601]&gt; 2400 ;IF(NOT(MONTH([.A602]) = MONTH([.A601]));[.E601]+3; [.E601]); [.E601])" office:value-type="float" office:value="49" calcext:value-type="float">
            <text:p>49</text:p>
          </table:table-cell>
          <table:table-cell table:formula="of:=IF(WEEKDAY([.A602];2)&lt; 6; 1; 0) * FLOOR([.E602] *[.D602]) *[.$K$7]" office:value-type="float" office:value="1320" calcext:value-type="float">
            <text:p>1320</text:p>
          </table:table-cell>
          <table:table-cell table:formula="of:=IF(WEEKDAY([.A602];2) = 7; ([.E601]*15); 0) + IF([.H601]&gt;= 2400; IF(NOT(MONTH([.A602]) = MONTH([.A603]));2400; 0);0)" office:value-type="float" office:value="0" calcext:value-type="float">
            <text:p>0</text:p>
          </table:table-cell>
          <table:table-cell table:formula="of:=[.H601] -[.G602] +[.F602]" office:value-type="float" office:value="85375" calcext:value-type="float">
            <text:p>853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24" calcext:value-type="date">
            <text:p>24.08.2024</text:p>
          </table:table-cell>
          <table:table-cell table:formula="of:=[.A603]" office:value-type="date" office:date-value="2024-08-24" calcext:value-type="date">
            <text:p>08-24</text:p>
          </table:table-cell>
          <table:table-cell table:style-name="ce1" table:formula="of:=IF([.B603] &lt; DATE(YEAR([.A603]);3;21); &quot;ZIMA&quot;; IF([.B603] &lt; DATE(YEAR([.A603]);6;21);&quot;WIOSNA&quot; ; IF([.B603] &lt; DATE(YEAR([.A603]);9;23); &quot;LATO&quot;; IF([.B603] &lt; DATE(YEAR([.A603]);12;21);&quot;JESIEŃ&quot;; &quot;ZIMA&quot;))))" office:value-type="string" office:string-value="LATO" calcext:value-type="string">
            <text:p>LATO</text:p>
          </table:table-cell>
          <table:table-cell table:formula="of:=IF([.C603] = &quot;ZIMA&quot;; 0.2; IF([.C603] = &quot;WIOSNA&quot;; 0.5; IF([.C603] = &quot;LATO&quot;; 0.9; 0.4)))" office:value-type="float" office:value="0.9" calcext:value-type="float">
            <text:p>0,9</text:p>
          </table:table-cell>
          <table:table-cell table:style-name="ce22" table:formula="of:=IF([.H602]&gt; 2400 ;IF(NOT(MONTH([.A603]) = MONTH([.A602]));[.E602]+3; [.E602]); [.E602])" office:value-type="float" office:value="49" calcext:value-type="float">
            <text:p>49</text:p>
          </table:table-cell>
          <table:table-cell table:formula="of:=IF(WEEKDAY([.A603];2)&lt; 6; 1; 0) * FLOOR([.E603] *[.D603]) *[.$K$7]" office:value-type="float" office:value="0" calcext:value-type="float">
            <text:p>0</text:p>
          </table:table-cell>
          <table:table-cell table:formula="of:=IF(WEEKDAY([.A603];2) = 7; ([.E602]*15); 0) + IF([.H602]&gt;= 2400; IF(NOT(MONTH([.A603]) = MONTH([.A604]));2400; 0);0)" office:value-type="float" office:value="0" calcext:value-type="float">
            <text:p>0</text:p>
          </table:table-cell>
          <table:table-cell table:formula="of:=[.H602] -[.G603] +[.F603]" office:value-type="float" office:value="85375" calcext:value-type="float">
            <text:p>853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25" calcext:value-type="date">
            <text:p>25.08.2024</text:p>
          </table:table-cell>
          <table:table-cell table:formula="of:=[.A604]" office:value-type="date" office:date-value="2024-08-25" calcext:value-type="date">
            <text:p>08-25</text:p>
          </table:table-cell>
          <table:table-cell table:style-name="ce1" table:formula="of:=IF([.B604] &lt; DATE(YEAR([.A604]);3;21); &quot;ZIMA&quot;; IF([.B604] &lt; DATE(YEAR([.A604]);6;21);&quot;WIOSNA&quot; ; IF([.B604] &lt; DATE(YEAR([.A604]);9;23); &quot;LATO&quot;; IF([.B604] &lt; DATE(YEAR([.A604]);12;21);&quot;JESIEŃ&quot;; &quot;ZIMA&quot;))))" office:value-type="string" office:string-value="LATO" calcext:value-type="string">
            <text:p>LATO</text:p>
          </table:table-cell>
          <table:table-cell table:formula="of:=IF([.C604] = &quot;ZIMA&quot;; 0.2; IF([.C604] = &quot;WIOSNA&quot;; 0.5; IF([.C604] = &quot;LATO&quot;; 0.9; 0.4)))" office:value-type="float" office:value="0.9" calcext:value-type="float">
            <text:p>0,9</text:p>
          </table:table-cell>
          <table:table-cell table:style-name="ce22" table:formula="of:=IF([.H603]&gt; 2400 ;IF(NOT(MONTH([.A604]) = MONTH([.A603]));[.E603]+3; [.E603]); [.E603])" office:value-type="float" office:value="49" calcext:value-type="float">
            <text:p>49</text:p>
          </table:table-cell>
          <table:table-cell table:formula="of:=IF(WEEKDAY([.A604];2)&lt; 6; 1; 0) * FLOOR([.E604] *[.D604]) *[.$K$7]" office:value-type="float" office:value="0" calcext:value-type="float">
            <text:p>0</text:p>
          </table:table-cell>
          <table:table-cell table:formula="of:=IF(WEEKDAY([.A604];2) = 7; ([.E603]*15); 0) + IF([.H603]&gt;= 2400; IF(NOT(MONTH([.A604]) = MONTH([.A605]));2400; 0);0)" office:value-type="float" office:value="735" calcext:value-type="float">
            <text:p>735</text:p>
          </table:table-cell>
          <table:table-cell table:formula="of:=[.H603] -[.G604] +[.F604]" office:value-type="float" office:value="84640" calcext:value-type="float">
            <text:p>846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26" calcext:value-type="date">
            <text:p>26.08.2024</text:p>
          </table:table-cell>
          <table:table-cell table:formula="of:=[.A605]" office:value-type="date" office:date-value="2024-08-26" calcext:value-type="date">
            <text:p>08-26</text:p>
          </table:table-cell>
          <table:table-cell table:style-name="ce1" table:formula="of:=IF([.B605] &lt; DATE(YEAR([.A605]);3;21); &quot;ZIMA&quot;; IF([.B605] &lt; DATE(YEAR([.A605]);6;21);&quot;WIOSNA&quot; ; IF([.B605] &lt; DATE(YEAR([.A605]);9;23); &quot;LATO&quot;; IF([.B605] &lt; DATE(YEAR([.A605]);12;21);&quot;JESIEŃ&quot;; &quot;ZIMA&quot;))))" office:value-type="string" office:string-value="LATO" calcext:value-type="string">
            <text:p>LATO</text:p>
          </table:table-cell>
          <table:table-cell table:formula="of:=IF([.C605] = &quot;ZIMA&quot;; 0.2; IF([.C605] = &quot;WIOSNA&quot;; 0.5; IF([.C605] = &quot;LATO&quot;; 0.9; 0.4)))" office:value-type="float" office:value="0.9" calcext:value-type="float">
            <text:p>0,9</text:p>
          </table:table-cell>
          <table:table-cell table:style-name="ce22" table:formula="of:=IF([.H604]&gt; 2400 ;IF(NOT(MONTH([.A605]) = MONTH([.A604]));[.E604]+3; [.E604]); [.E604])" office:value-type="float" office:value="49" calcext:value-type="float">
            <text:p>49</text:p>
          </table:table-cell>
          <table:table-cell table:formula="of:=IF(WEEKDAY([.A605];2)&lt; 6; 1; 0) * FLOOR([.E605] *[.D605]) *[.$K$7]" office:value-type="float" office:value="1320" calcext:value-type="float">
            <text:p>1320</text:p>
          </table:table-cell>
          <table:table-cell table:formula="of:=IF(WEEKDAY([.A605];2) = 7; ([.E604]*15); 0) + IF([.H604]&gt;= 2400; IF(NOT(MONTH([.A605]) = MONTH([.A606]));2400; 0);0)" office:value-type="float" office:value="0" calcext:value-type="float">
            <text:p>0</text:p>
          </table:table-cell>
          <table:table-cell table:formula="of:=[.H604] -[.G605] +[.F605]" office:value-type="float" office:value="85960" calcext:value-type="float">
            <text:p>859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27" calcext:value-type="date">
            <text:p>27.08.2024</text:p>
          </table:table-cell>
          <table:table-cell table:formula="of:=[.A606]" office:value-type="date" office:date-value="2024-08-27" calcext:value-type="date">
            <text:p>08-27</text:p>
          </table:table-cell>
          <table:table-cell table:style-name="ce1" table:formula="of:=IF([.B606] &lt; DATE(YEAR([.A606]);3;21); &quot;ZIMA&quot;; IF([.B606] &lt; DATE(YEAR([.A606]);6;21);&quot;WIOSNA&quot; ; IF([.B606] &lt; DATE(YEAR([.A606]);9;23); &quot;LATO&quot;; IF([.B606] &lt; DATE(YEAR([.A606]);12;21);&quot;JESIEŃ&quot;; &quot;ZIMA&quot;))))" office:value-type="string" office:string-value="LATO" calcext:value-type="string">
            <text:p>LATO</text:p>
          </table:table-cell>
          <table:table-cell table:formula="of:=IF([.C606] = &quot;ZIMA&quot;; 0.2; IF([.C606] = &quot;WIOSNA&quot;; 0.5; IF([.C606] = &quot;LATO&quot;; 0.9; 0.4)))" office:value-type="float" office:value="0.9" calcext:value-type="float">
            <text:p>0,9</text:p>
          </table:table-cell>
          <table:table-cell table:style-name="ce22" table:formula="of:=IF([.H605]&gt; 2400 ;IF(NOT(MONTH([.A606]) = MONTH([.A605]));[.E605]+3; [.E605]); [.E605])" office:value-type="float" office:value="49" calcext:value-type="float">
            <text:p>49</text:p>
          </table:table-cell>
          <table:table-cell table:formula="of:=IF(WEEKDAY([.A606];2)&lt; 6; 1; 0) * FLOOR([.E606] *[.D606]) *[.$K$7]" office:value-type="float" office:value="1320" calcext:value-type="float">
            <text:p>1320</text:p>
          </table:table-cell>
          <table:table-cell table:formula="of:=IF(WEEKDAY([.A606];2) = 7; ([.E605]*15); 0) + IF([.H605]&gt;= 2400; IF(NOT(MONTH([.A606]) = MONTH([.A607]));2400; 0);0)" office:value-type="float" office:value="0" calcext:value-type="float">
            <text:p>0</text:p>
          </table:table-cell>
          <table:table-cell table:formula="of:=[.H605] -[.G606] +[.F606]" office:value-type="float" office:value="87280" calcext:value-type="float">
            <text:p>872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28" calcext:value-type="date">
            <text:p>28.08.2024</text:p>
          </table:table-cell>
          <table:table-cell table:formula="of:=[.A607]" office:value-type="date" office:date-value="2024-08-28" calcext:value-type="date">
            <text:p>08-28</text:p>
          </table:table-cell>
          <table:table-cell table:style-name="ce1" table:formula="of:=IF([.B607] &lt; DATE(YEAR([.A607]);3;21); &quot;ZIMA&quot;; IF([.B607] &lt; DATE(YEAR([.A607]);6;21);&quot;WIOSNA&quot; ; IF([.B607] &lt; DATE(YEAR([.A607]);9;23); &quot;LATO&quot;; IF([.B607] &lt; DATE(YEAR([.A607]);12;21);&quot;JESIEŃ&quot;; &quot;ZIMA&quot;))))" office:value-type="string" office:string-value="LATO" calcext:value-type="string">
            <text:p>LATO</text:p>
          </table:table-cell>
          <table:table-cell table:formula="of:=IF([.C607] = &quot;ZIMA&quot;; 0.2; IF([.C607] = &quot;WIOSNA&quot;; 0.5; IF([.C607] = &quot;LATO&quot;; 0.9; 0.4)))" office:value-type="float" office:value="0.9" calcext:value-type="float">
            <text:p>0,9</text:p>
          </table:table-cell>
          <table:table-cell table:style-name="ce22" table:formula="of:=IF([.H606]&gt; 2400 ;IF(NOT(MONTH([.A607]) = MONTH([.A606]));[.E606]+3; [.E606]); [.E606])" office:value-type="float" office:value="49" calcext:value-type="float">
            <text:p>49</text:p>
          </table:table-cell>
          <table:table-cell table:formula="of:=IF(WEEKDAY([.A607];2)&lt; 6; 1; 0) * FLOOR([.E607] *[.D607]) *[.$K$7]" office:value-type="float" office:value="1320" calcext:value-type="float">
            <text:p>1320</text:p>
          </table:table-cell>
          <table:table-cell table:formula="of:=IF(WEEKDAY([.A607];2) = 7; ([.E606]*15); 0) + IF([.H606]&gt;= 2400; IF(NOT(MONTH([.A607]) = MONTH([.A608]));2400; 0);0)" office:value-type="float" office:value="0" calcext:value-type="float">
            <text:p>0</text:p>
          </table:table-cell>
          <table:table-cell table:formula="of:=[.H606] -[.G607] +[.F607]" office:value-type="float" office:value="88600" calcext:value-type="float">
            <text:p>886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29" calcext:value-type="date">
            <text:p>29.08.2024</text:p>
          </table:table-cell>
          <table:table-cell table:formula="of:=[.A608]" office:value-type="date" office:date-value="2024-08-29" calcext:value-type="date">
            <text:p>08-29</text:p>
          </table:table-cell>
          <table:table-cell table:style-name="ce1" table:formula="of:=IF([.B608] &lt; DATE(YEAR([.A608]);3;21); &quot;ZIMA&quot;; IF([.B608] &lt; DATE(YEAR([.A608]);6;21);&quot;WIOSNA&quot; ; IF([.B608] &lt; DATE(YEAR([.A608]);9;23); &quot;LATO&quot;; IF([.B608] &lt; DATE(YEAR([.A608]);12;21);&quot;JESIEŃ&quot;; &quot;ZIMA&quot;))))" office:value-type="string" office:string-value="LATO" calcext:value-type="string">
            <text:p>LATO</text:p>
          </table:table-cell>
          <table:table-cell table:formula="of:=IF([.C608] = &quot;ZIMA&quot;; 0.2; IF([.C608] = &quot;WIOSNA&quot;; 0.5; IF([.C608] = &quot;LATO&quot;; 0.9; 0.4)))" office:value-type="float" office:value="0.9" calcext:value-type="float">
            <text:p>0,9</text:p>
          </table:table-cell>
          <table:table-cell table:style-name="ce22" table:formula="of:=IF([.H607]&gt; 2400 ;IF(NOT(MONTH([.A608]) = MONTH([.A607]));[.E607]+3; [.E607]); [.E607])" office:value-type="float" office:value="49" calcext:value-type="float">
            <text:p>49</text:p>
          </table:table-cell>
          <table:table-cell table:formula="of:=IF(WEEKDAY([.A608];2)&lt; 6; 1; 0) * FLOOR([.E608] *[.D608]) *[.$K$7]" office:value-type="float" office:value="1320" calcext:value-type="float">
            <text:p>1320</text:p>
          </table:table-cell>
          <table:table-cell table:formula="of:=IF(WEEKDAY([.A608];2) = 7; ([.E607]*15); 0) + IF([.H607]&gt;= 2400; IF(NOT(MONTH([.A608]) = MONTH([.A609]));2400; 0);0)" office:value-type="float" office:value="0" calcext:value-type="float">
            <text:p>0</text:p>
          </table:table-cell>
          <table:table-cell table:formula="of:=[.H607] -[.G608] +[.F608]" office:value-type="float" office:value="89920" calcext:value-type="float">
            <text:p>899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30" calcext:value-type="date">
            <text:p>30.08.2024</text:p>
          </table:table-cell>
          <table:table-cell table:formula="of:=[.A609]" office:value-type="date" office:date-value="2024-08-30" calcext:value-type="date">
            <text:p>08-30</text:p>
          </table:table-cell>
          <table:table-cell table:style-name="ce1" table:formula="of:=IF([.B609] &lt; DATE(YEAR([.A609]);3;21); &quot;ZIMA&quot;; IF([.B609] &lt; DATE(YEAR([.A609]);6;21);&quot;WIOSNA&quot; ; IF([.B609] &lt; DATE(YEAR([.A609]);9;23); &quot;LATO&quot;; IF([.B609] &lt; DATE(YEAR([.A609]);12;21);&quot;JESIEŃ&quot;; &quot;ZIMA&quot;))))" office:value-type="string" office:string-value="LATO" calcext:value-type="string">
            <text:p>LATO</text:p>
          </table:table-cell>
          <table:table-cell table:formula="of:=IF([.C609] = &quot;ZIMA&quot;; 0.2; IF([.C609] = &quot;WIOSNA&quot;; 0.5; IF([.C609] = &quot;LATO&quot;; 0.9; 0.4)))" office:value-type="float" office:value="0.9" calcext:value-type="float">
            <text:p>0,9</text:p>
          </table:table-cell>
          <table:table-cell table:style-name="ce22" table:formula="of:=IF([.H608]&gt; 2400 ;IF(NOT(MONTH([.A609]) = MONTH([.A608]));[.E608]+3; [.E608]); [.E608])" office:value-type="float" office:value="49" calcext:value-type="float">
            <text:p>49</text:p>
          </table:table-cell>
          <table:table-cell table:formula="of:=IF(WEEKDAY([.A609];2)&lt; 6; 1; 0) * FLOOR([.E609] *[.D609]) *[.$K$7]" office:value-type="float" office:value="1320" calcext:value-type="float">
            <text:p>1320</text:p>
          </table:table-cell>
          <table:table-cell table:formula="of:=IF(WEEKDAY([.A609];2) = 7; ([.E608]*15); 0) + IF([.H608]&gt;= 2400; IF(NOT(MONTH([.A609]) = MONTH([.A610]));2400; 0);0)" office:value-type="float" office:value="0" calcext:value-type="float">
            <text:p>0</text:p>
          </table:table-cell>
          <table:table-cell table:formula="of:=[.H608] -[.G609] +[.F609]" office:value-type="float" office:value="91240" calcext:value-type="float">
            <text:p>912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31" calcext:value-type="date">
            <text:p>31.08.2024</text:p>
          </table:table-cell>
          <table:table-cell table:formula="of:=[.A610]" office:value-type="date" office:date-value="2024-08-31" calcext:value-type="date">
            <text:p>08-31</text:p>
          </table:table-cell>
          <table:table-cell table:style-name="ce1" table:formula="of:=IF([.B610] &lt; DATE(YEAR([.A610]);3;21); &quot;ZIMA&quot;; IF([.B610] &lt; DATE(YEAR([.A610]);6;21);&quot;WIOSNA&quot; ; IF([.B610] &lt; DATE(YEAR([.A610]);9;23); &quot;LATO&quot;; IF([.B610] &lt; DATE(YEAR([.A610]);12;21);&quot;JESIEŃ&quot;; &quot;ZIMA&quot;))))" office:value-type="string" office:string-value="LATO" calcext:value-type="string">
            <text:p>LATO</text:p>
          </table:table-cell>
          <table:table-cell table:formula="of:=IF([.C610] = &quot;ZIMA&quot;; 0.2; IF([.C610] = &quot;WIOSNA&quot;; 0.5; IF([.C610] = &quot;LATO&quot;; 0.9; 0.4)))" office:value-type="float" office:value="0.9" calcext:value-type="float">
            <text:p>0,9</text:p>
          </table:table-cell>
          <table:table-cell table:style-name="ce22" table:formula="of:=IF([.H609]&gt; 2400 ;IF(NOT(MONTH([.A610]) = MONTH([.A609]));[.E609]+3; [.E609]); [.E609])" office:value-type="float" office:value="49" calcext:value-type="float">
            <text:p>49</text:p>
          </table:table-cell>
          <table:table-cell table:formula="of:=IF(WEEKDAY([.A610];2)&lt; 6; 1; 0) * FLOOR([.E610] *[.D610]) *[.$K$7]" office:value-type="float" office:value="0" calcext:value-type="float">
            <text:p>0</text:p>
          </table:table-cell>
          <table:table-cell table:formula="of:=IF(WEEKDAY([.A610];2) = 7; ([.E609]*15); 0) + IF([.H609]&gt;= 2400; IF(NOT(MONTH([.A610]) = MONTH([.A611]));2400; 0);0)" office:value-type="float" office:value="2400" calcext:value-type="float">
            <text:p>2400</text:p>
          </table:table-cell>
          <table:table-cell table:formula="of:=[.H609] -[.G610] +[.F610]" office:value-type="float" office:value="88840" calcext:value-type="float">
            <text:p>888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01" calcext:value-type="date">
            <text:p>1.09.2024</text:p>
          </table:table-cell>
          <table:table-cell table:formula="of:=[.A611]" office:value-type="date" office:date-value="2024-09-01" calcext:value-type="date">
            <text:p>09-01</text:p>
          </table:table-cell>
          <table:table-cell table:style-name="ce1" table:formula="of:=IF([.B611] &lt; DATE(YEAR([.A611]);3;21); &quot;ZIMA&quot;; IF([.B611] &lt; DATE(YEAR([.A611]);6;21);&quot;WIOSNA&quot; ; IF([.B611] &lt; DATE(YEAR([.A611]);9;23); &quot;LATO&quot;; IF([.B611] &lt; DATE(YEAR([.A611]);12;21);&quot;JESIEŃ&quot;; &quot;ZIMA&quot;))))" office:value-type="string" office:string-value="LATO" calcext:value-type="string">
            <text:p>LATO</text:p>
          </table:table-cell>
          <table:table-cell table:formula="of:=IF([.C611] = &quot;ZIMA&quot;; 0.2; IF([.C611] = &quot;WIOSNA&quot;; 0.5; IF([.C611] = &quot;LATO&quot;; 0.9; 0.4)))" office:value-type="float" office:value="0.9" calcext:value-type="float">
            <text:p>0,9</text:p>
          </table:table-cell>
          <table:table-cell table:style-name="ce22" table:formula="of:=IF([.H610]&gt; 2400 ;IF(NOT(MONTH([.A611]) = MONTH([.A610]));[.E610]+3; [.E610]); [.E610])" office:value-type="float" office:value="52" calcext:value-type="float">
            <text:p>52</text:p>
          </table:table-cell>
          <table:table-cell table:formula="of:=IF(WEEKDAY([.A611];2)&lt; 6; 1; 0) * FLOOR([.E611] *[.D611]) *[.$K$7]" office:value-type="float" office:value="0" calcext:value-type="float">
            <text:p>0</text:p>
          </table:table-cell>
          <table:table-cell table:formula="of:=IF(WEEKDAY([.A611];2) = 7; ([.E610]*15); 0) + IF([.H610]&gt;= 2400; IF(NOT(MONTH([.A611]) = MONTH([.A612]));2400; 0);0)" office:value-type="float" office:value="735" calcext:value-type="float">
            <text:p>735</text:p>
          </table:table-cell>
          <table:table-cell table:formula="of:=[.H610] -[.G611] +[.F611]" office:value-type="float" office:value="88105" calcext:value-type="float">
            <text:p>8810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02" calcext:value-type="date">
            <text:p>2.09.2024</text:p>
          </table:table-cell>
          <table:table-cell table:formula="of:=[.A612]" office:value-type="date" office:date-value="2024-09-02" calcext:value-type="date">
            <text:p>09-02</text:p>
          </table:table-cell>
          <table:table-cell table:style-name="ce1" table:formula="of:=IF([.B612] &lt; DATE(YEAR([.A612]);3;21); &quot;ZIMA&quot;; IF([.B612] &lt; DATE(YEAR([.A612]);6;21);&quot;WIOSNA&quot; ; IF([.B612] &lt; DATE(YEAR([.A612]);9;23); &quot;LATO&quot;; IF([.B612] &lt; DATE(YEAR([.A612]);12;21);&quot;JESIEŃ&quot;; &quot;ZIMA&quot;))))" office:value-type="string" office:string-value="LATO" calcext:value-type="string">
            <text:p>LATO</text:p>
          </table:table-cell>
          <table:table-cell table:formula="of:=IF([.C612] = &quot;ZIMA&quot;; 0.2; IF([.C612] = &quot;WIOSNA&quot;; 0.5; IF([.C612] = &quot;LATO&quot;; 0.9; 0.4)))" office:value-type="float" office:value="0.9" calcext:value-type="float">
            <text:p>0,9</text:p>
          </table:table-cell>
          <table:table-cell table:style-name="ce22" table:formula="of:=IF([.H611]&gt; 2400 ;IF(NOT(MONTH([.A612]) = MONTH([.A611]));[.E611]+3; [.E611]); [.E611])" office:value-type="float" office:value="52" calcext:value-type="float">
            <text:p>52</text:p>
          </table:table-cell>
          <table:table-cell table:formula="of:=IF(WEEKDAY([.A612];2)&lt; 6; 1; 0) * FLOOR([.E612] *[.D612]) *[.$K$7]" office:value-type="float" office:value="1380" calcext:value-type="float">
            <text:p>1380</text:p>
          </table:table-cell>
          <table:table-cell table:formula="of:=IF(WEEKDAY([.A612];2) = 7; ([.E611]*15); 0) + IF([.H611]&gt;= 2400; IF(NOT(MONTH([.A612]) = MONTH([.A613]));2400; 0);0)" office:value-type="float" office:value="0" calcext:value-type="float">
            <text:p>0</text:p>
          </table:table-cell>
          <table:table-cell table:formula="of:=[.H611] -[.G612] +[.F612]" office:value-type="float" office:value="89485" calcext:value-type="float">
            <text:p>8948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03" calcext:value-type="date">
            <text:p>3.09.2024</text:p>
          </table:table-cell>
          <table:table-cell table:formula="of:=[.A613]" office:value-type="date" office:date-value="2024-09-03" calcext:value-type="date">
            <text:p>09-03</text:p>
          </table:table-cell>
          <table:table-cell table:style-name="ce1" table:formula="of:=IF([.B613] &lt; DATE(YEAR([.A613]);3;21); &quot;ZIMA&quot;; IF([.B613] &lt; DATE(YEAR([.A613]);6;21);&quot;WIOSNA&quot; ; IF([.B613] &lt; DATE(YEAR([.A613]);9;23); &quot;LATO&quot;; IF([.B613] &lt; DATE(YEAR([.A613]);12;21);&quot;JESIEŃ&quot;; &quot;ZIMA&quot;))))" office:value-type="string" office:string-value="LATO" calcext:value-type="string">
            <text:p>LATO</text:p>
          </table:table-cell>
          <table:table-cell table:formula="of:=IF([.C613] = &quot;ZIMA&quot;; 0.2; IF([.C613] = &quot;WIOSNA&quot;; 0.5; IF([.C613] = &quot;LATO&quot;; 0.9; 0.4)))" office:value-type="float" office:value="0.9" calcext:value-type="float">
            <text:p>0,9</text:p>
          </table:table-cell>
          <table:table-cell table:style-name="ce22" table:formula="of:=IF([.H612]&gt; 2400 ;IF(NOT(MONTH([.A613]) = MONTH([.A612]));[.E612]+3; [.E612]); [.E612])" office:value-type="float" office:value="52" calcext:value-type="float">
            <text:p>52</text:p>
          </table:table-cell>
          <table:table-cell table:formula="of:=IF(WEEKDAY([.A613];2)&lt; 6; 1; 0) * FLOOR([.E613] *[.D613]) *[.$K$7]" office:value-type="float" office:value="1380" calcext:value-type="float">
            <text:p>1380</text:p>
          </table:table-cell>
          <table:table-cell table:formula="of:=IF(WEEKDAY([.A613];2) = 7; ([.E612]*15); 0) + IF([.H612]&gt;= 2400; IF(NOT(MONTH([.A613]) = MONTH([.A614]));2400; 0);0)" office:value-type="float" office:value="0" calcext:value-type="float">
            <text:p>0</text:p>
          </table:table-cell>
          <table:table-cell table:formula="of:=[.H612] -[.G613] +[.F613]" office:value-type="float" office:value="90865" calcext:value-type="float">
            <text:p>9086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04" calcext:value-type="date">
            <text:p>4.09.2024</text:p>
          </table:table-cell>
          <table:table-cell table:formula="of:=[.A614]" office:value-type="date" office:date-value="2024-09-04" calcext:value-type="date">
            <text:p>09-04</text:p>
          </table:table-cell>
          <table:table-cell table:style-name="ce1" table:formula="of:=IF([.B614] &lt; DATE(YEAR([.A614]);3;21); &quot;ZIMA&quot;; IF([.B614] &lt; DATE(YEAR([.A614]);6;21);&quot;WIOSNA&quot; ; IF([.B614] &lt; DATE(YEAR([.A614]);9;23); &quot;LATO&quot;; IF([.B614] &lt; DATE(YEAR([.A614]);12;21);&quot;JESIEŃ&quot;; &quot;ZIMA&quot;))))" office:value-type="string" office:string-value="LATO" calcext:value-type="string">
            <text:p>LATO</text:p>
          </table:table-cell>
          <table:table-cell table:formula="of:=IF([.C614] = &quot;ZIMA&quot;; 0.2; IF([.C614] = &quot;WIOSNA&quot;; 0.5; IF([.C614] = &quot;LATO&quot;; 0.9; 0.4)))" office:value-type="float" office:value="0.9" calcext:value-type="float">
            <text:p>0,9</text:p>
          </table:table-cell>
          <table:table-cell table:style-name="ce22" table:formula="of:=IF([.H613]&gt; 2400 ;IF(NOT(MONTH([.A614]) = MONTH([.A613]));[.E613]+3; [.E613]); [.E613])" office:value-type="float" office:value="52" calcext:value-type="float">
            <text:p>52</text:p>
          </table:table-cell>
          <table:table-cell table:formula="of:=IF(WEEKDAY([.A614];2)&lt; 6; 1; 0) * FLOOR([.E614] *[.D614]) *[.$K$7]" office:value-type="float" office:value="1380" calcext:value-type="float">
            <text:p>1380</text:p>
          </table:table-cell>
          <table:table-cell table:formula="of:=IF(WEEKDAY([.A614];2) = 7; ([.E613]*15); 0) + IF([.H613]&gt;= 2400; IF(NOT(MONTH([.A614]) = MONTH([.A615]));2400; 0);0)" office:value-type="float" office:value="0" calcext:value-type="float">
            <text:p>0</text:p>
          </table:table-cell>
          <table:table-cell table:formula="of:=[.H613] -[.G614] +[.F614]" office:value-type="float" office:value="92245" calcext:value-type="float">
            <text:p>9224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05" calcext:value-type="date">
            <text:p>5.09.2024</text:p>
          </table:table-cell>
          <table:table-cell table:formula="of:=[.A615]" office:value-type="date" office:date-value="2024-09-05" calcext:value-type="date">
            <text:p>09-05</text:p>
          </table:table-cell>
          <table:table-cell table:style-name="ce1" table:formula="of:=IF([.B615] &lt; DATE(YEAR([.A615]);3;21); &quot;ZIMA&quot;; IF([.B615] &lt; DATE(YEAR([.A615]);6;21);&quot;WIOSNA&quot; ; IF([.B615] &lt; DATE(YEAR([.A615]);9;23); &quot;LATO&quot;; IF([.B615] &lt; DATE(YEAR([.A615]);12;21);&quot;JESIEŃ&quot;; &quot;ZIMA&quot;))))" office:value-type="string" office:string-value="LATO" calcext:value-type="string">
            <text:p>LATO</text:p>
          </table:table-cell>
          <table:table-cell table:formula="of:=IF([.C615] = &quot;ZIMA&quot;; 0.2; IF([.C615] = &quot;WIOSNA&quot;; 0.5; IF([.C615] = &quot;LATO&quot;; 0.9; 0.4)))" office:value-type="float" office:value="0.9" calcext:value-type="float">
            <text:p>0,9</text:p>
          </table:table-cell>
          <table:table-cell table:style-name="ce22" table:formula="of:=IF([.H614]&gt; 2400 ;IF(NOT(MONTH([.A615]) = MONTH([.A614]));[.E614]+3; [.E614]); [.E614])" office:value-type="float" office:value="52" calcext:value-type="float">
            <text:p>52</text:p>
          </table:table-cell>
          <table:table-cell table:formula="of:=IF(WEEKDAY([.A615];2)&lt; 6; 1; 0) * FLOOR([.E615] *[.D615]) *[.$K$7]" office:value-type="float" office:value="1380" calcext:value-type="float">
            <text:p>1380</text:p>
          </table:table-cell>
          <table:table-cell table:formula="of:=IF(WEEKDAY([.A615];2) = 7; ([.E614]*15); 0) + IF([.H614]&gt;= 2400; IF(NOT(MONTH([.A615]) = MONTH([.A616]));2400; 0);0)" office:value-type="float" office:value="0" calcext:value-type="float">
            <text:p>0</text:p>
          </table:table-cell>
          <table:table-cell table:formula="of:=[.H614] -[.G615] +[.F615]" office:value-type="float" office:value="93625" calcext:value-type="float">
            <text:p>936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06" calcext:value-type="date">
            <text:p>6.09.2024</text:p>
          </table:table-cell>
          <table:table-cell table:formula="of:=[.A616]" office:value-type="date" office:date-value="2024-09-06" calcext:value-type="date">
            <text:p>09-06</text:p>
          </table:table-cell>
          <table:table-cell table:style-name="ce1" table:formula="of:=IF([.B616] &lt; DATE(YEAR([.A616]);3;21); &quot;ZIMA&quot;; IF([.B616] &lt; DATE(YEAR([.A616]);6;21);&quot;WIOSNA&quot; ; IF([.B616] &lt; DATE(YEAR([.A616]);9;23); &quot;LATO&quot;; IF([.B616] &lt; DATE(YEAR([.A616]);12;21);&quot;JESIEŃ&quot;; &quot;ZIMA&quot;))))" office:value-type="string" office:string-value="LATO" calcext:value-type="string">
            <text:p>LATO</text:p>
          </table:table-cell>
          <table:table-cell table:formula="of:=IF([.C616] = &quot;ZIMA&quot;; 0.2; IF([.C616] = &quot;WIOSNA&quot;; 0.5; IF([.C616] = &quot;LATO&quot;; 0.9; 0.4)))" office:value-type="float" office:value="0.9" calcext:value-type="float">
            <text:p>0,9</text:p>
          </table:table-cell>
          <table:table-cell table:style-name="ce22" table:formula="of:=IF([.H615]&gt; 2400 ;IF(NOT(MONTH([.A616]) = MONTH([.A615]));[.E615]+3; [.E615]); [.E615])" office:value-type="float" office:value="52" calcext:value-type="float">
            <text:p>52</text:p>
          </table:table-cell>
          <table:table-cell table:formula="of:=IF(WEEKDAY([.A616];2)&lt; 6; 1; 0) * FLOOR([.E616] *[.D616]) *[.$K$7]" office:value-type="float" office:value="1380" calcext:value-type="float">
            <text:p>1380</text:p>
          </table:table-cell>
          <table:table-cell table:formula="of:=IF(WEEKDAY([.A616];2) = 7; ([.E615]*15); 0) + IF([.H615]&gt;= 2400; IF(NOT(MONTH([.A616]) = MONTH([.A617]));2400; 0);0)" office:value-type="float" office:value="0" calcext:value-type="float">
            <text:p>0</text:p>
          </table:table-cell>
          <table:table-cell table:formula="of:=[.H615] -[.G616] +[.F616]" office:value-type="float" office:value="95005" calcext:value-type="float">
            <text:p>9500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07" calcext:value-type="date">
            <text:p>7.09.2024</text:p>
          </table:table-cell>
          <table:table-cell table:formula="of:=[.A617]" office:value-type="date" office:date-value="2024-09-07" calcext:value-type="date">
            <text:p>09-07</text:p>
          </table:table-cell>
          <table:table-cell table:style-name="ce1" table:formula="of:=IF([.B617] &lt; DATE(YEAR([.A617]);3;21); &quot;ZIMA&quot;; IF([.B617] &lt; DATE(YEAR([.A617]);6;21);&quot;WIOSNA&quot; ; IF([.B617] &lt; DATE(YEAR([.A617]);9;23); &quot;LATO&quot;; IF([.B617] &lt; DATE(YEAR([.A617]);12;21);&quot;JESIEŃ&quot;; &quot;ZIMA&quot;))))" office:value-type="string" office:string-value="LATO" calcext:value-type="string">
            <text:p>LATO</text:p>
          </table:table-cell>
          <table:table-cell table:formula="of:=IF([.C617] = &quot;ZIMA&quot;; 0.2; IF([.C617] = &quot;WIOSNA&quot;; 0.5; IF([.C617] = &quot;LATO&quot;; 0.9; 0.4)))" office:value-type="float" office:value="0.9" calcext:value-type="float">
            <text:p>0,9</text:p>
          </table:table-cell>
          <table:table-cell table:style-name="ce22" table:formula="of:=IF([.H616]&gt; 2400 ;IF(NOT(MONTH([.A617]) = MONTH([.A616]));[.E616]+3; [.E616]); [.E616])" office:value-type="float" office:value="52" calcext:value-type="float">
            <text:p>52</text:p>
          </table:table-cell>
          <table:table-cell table:formula="of:=IF(WEEKDAY([.A617];2)&lt; 6; 1; 0) * FLOOR([.E617] *[.D617]) *[.$K$7]" office:value-type="float" office:value="0" calcext:value-type="float">
            <text:p>0</text:p>
          </table:table-cell>
          <table:table-cell table:formula="of:=IF(WEEKDAY([.A617];2) = 7; ([.E616]*15); 0) + IF([.H616]&gt;= 2400; IF(NOT(MONTH([.A617]) = MONTH([.A618]));2400; 0);0)" office:value-type="float" office:value="0" calcext:value-type="float">
            <text:p>0</text:p>
          </table:table-cell>
          <table:table-cell table:formula="of:=[.H616] -[.G617] +[.F617]" office:value-type="float" office:value="95005" calcext:value-type="float">
            <text:p>9500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08" calcext:value-type="date">
            <text:p>8.09.2024</text:p>
          </table:table-cell>
          <table:table-cell table:formula="of:=[.A618]" office:value-type="date" office:date-value="2024-09-08" calcext:value-type="date">
            <text:p>09-08</text:p>
          </table:table-cell>
          <table:table-cell table:style-name="ce1" table:formula="of:=IF([.B618] &lt; DATE(YEAR([.A618]);3;21); &quot;ZIMA&quot;; IF([.B618] &lt; DATE(YEAR([.A618]);6;21);&quot;WIOSNA&quot; ; IF([.B618] &lt; DATE(YEAR([.A618]);9;23); &quot;LATO&quot;; IF([.B618] &lt; DATE(YEAR([.A618]);12;21);&quot;JESIEŃ&quot;; &quot;ZIMA&quot;))))" office:value-type="string" office:string-value="LATO" calcext:value-type="string">
            <text:p>LATO</text:p>
          </table:table-cell>
          <table:table-cell table:formula="of:=IF([.C618] = &quot;ZIMA&quot;; 0.2; IF([.C618] = &quot;WIOSNA&quot;; 0.5; IF([.C618] = &quot;LATO&quot;; 0.9; 0.4)))" office:value-type="float" office:value="0.9" calcext:value-type="float">
            <text:p>0,9</text:p>
          </table:table-cell>
          <table:table-cell table:style-name="ce22" table:formula="of:=IF([.H617]&gt; 2400 ;IF(NOT(MONTH([.A618]) = MONTH([.A617]));[.E617]+3; [.E617]); [.E617])" office:value-type="float" office:value="52" calcext:value-type="float">
            <text:p>52</text:p>
          </table:table-cell>
          <table:table-cell table:formula="of:=IF(WEEKDAY([.A618];2)&lt; 6; 1; 0) * FLOOR([.E618] *[.D618]) *[.$K$7]" office:value-type="float" office:value="0" calcext:value-type="float">
            <text:p>0</text:p>
          </table:table-cell>
          <table:table-cell table:formula="of:=IF(WEEKDAY([.A618];2) = 7; ([.E617]*15); 0) + IF([.H617]&gt;= 2400; IF(NOT(MONTH([.A618]) = MONTH([.A619]));2400; 0);0)" office:value-type="float" office:value="780" calcext:value-type="float">
            <text:p>780</text:p>
          </table:table-cell>
          <table:table-cell table:formula="of:=[.H617] -[.G618] +[.F618]" office:value-type="float" office:value="94225" calcext:value-type="float">
            <text:p>942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09" calcext:value-type="date">
            <text:p>9.09.2024</text:p>
          </table:table-cell>
          <table:table-cell table:formula="of:=[.A619]" office:value-type="date" office:date-value="2024-09-09" calcext:value-type="date">
            <text:p>09-09</text:p>
          </table:table-cell>
          <table:table-cell table:style-name="ce1" table:formula="of:=IF([.B619] &lt; DATE(YEAR([.A619]);3;21); &quot;ZIMA&quot;; IF([.B619] &lt; DATE(YEAR([.A619]);6;21);&quot;WIOSNA&quot; ; IF([.B619] &lt; DATE(YEAR([.A619]);9;23); &quot;LATO&quot;; IF([.B619] &lt; DATE(YEAR([.A619]);12;21);&quot;JESIEŃ&quot;; &quot;ZIMA&quot;))))" office:value-type="string" office:string-value="LATO" calcext:value-type="string">
            <text:p>LATO</text:p>
          </table:table-cell>
          <table:table-cell table:formula="of:=IF([.C619] = &quot;ZIMA&quot;; 0.2; IF([.C619] = &quot;WIOSNA&quot;; 0.5; IF([.C619] = &quot;LATO&quot;; 0.9; 0.4)))" office:value-type="float" office:value="0.9" calcext:value-type="float">
            <text:p>0,9</text:p>
          </table:table-cell>
          <table:table-cell table:style-name="ce22" table:formula="of:=IF([.H618]&gt; 2400 ;IF(NOT(MONTH([.A619]) = MONTH([.A618]));[.E618]+3; [.E618]); [.E618])" office:value-type="float" office:value="52" calcext:value-type="float">
            <text:p>52</text:p>
          </table:table-cell>
          <table:table-cell table:formula="of:=IF(WEEKDAY([.A619];2)&lt; 6; 1; 0) * FLOOR([.E619] *[.D619]) *[.$K$7]" office:value-type="float" office:value="1380" calcext:value-type="float">
            <text:p>1380</text:p>
          </table:table-cell>
          <table:table-cell table:formula="of:=IF(WEEKDAY([.A619];2) = 7; ([.E618]*15); 0) + IF([.H618]&gt;= 2400; IF(NOT(MONTH([.A619]) = MONTH([.A620]));2400; 0);0)" office:value-type="float" office:value="0" calcext:value-type="float">
            <text:p>0</text:p>
          </table:table-cell>
          <table:table-cell table:formula="of:=[.H618] -[.G619] +[.F619]" office:value-type="float" office:value="95605" calcext:value-type="float">
            <text:p>9560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10" calcext:value-type="date">
            <text:p>10.09.2024</text:p>
          </table:table-cell>
          <table:table-cell table:formula="of:=[.A620]" office:value-type="date" office:date-value="2024-09-10" calcext:value-type="date">
            <text:p>09-10</text:p>
          </table:table-cell>
          <table:table-cell table:style-name="ce1" table:formula="of:=IF([.B620] &lt; DATE(YEAR([.A620]);3;21); &quot;ZIMA&quot;; IF([.B620] &lt; DATE(YEAR([.A620]);6;21);&quot;WIOSNA&quot; ; IF([.B620] &lt; DATE(YEAR([.A620]);9;23); &quot;LATO&quot;; IF([.B620] &lt; DATE(YEAR([.A620]);12;21);&quot;JESIEŃ&quot;; &quot;ZIMA&quot;))))" office:value-type="string" office:string-value="LATO" calcext:value-type="string">
            <text:p>LATO</text:p>
          </table:table-cell>
          <table:table-cell table:formula="of:=IF([.C620] = &quot;ZIMA&quot;; 0.2; IF([.C620] = &quot;WIOSNA&quot;; 0.5; IF([.C620] = &quot;LATO&quot;; 0.9; 0.4)))" office:value-type="float" office:value="0.9" calcext:value-type="float">
            <text:p>0,9</text:p>
          </table:table-cell>
          <table:table-cell table:style-name="ce22" table:formula="of:=IF([.H619]&gt; 2400 ;IF(NOT(MONTH([.A620]) = MONTH([.A619]));[.E619]+3; [.E619]); [.E619])" office:value-type="float" office:value="52" calcext:value-type="float">
            <text:p>52</text:p>
          </table:table-cell>
          <table:table-cell table:formula="of:=IF(WEEKDAY([.A620];2)&lt; 6; 1; 0) * FLOOR([.E620] *[.D620]) *[.$K$7]" office:value-type="float" office:value="1380" calcext:value-type="float">
            <text:p>1380</text:p>
          </table:table-cell>
          <table:table-cell table:formula="of:=IF(WEEKDAY([.A620];2) = 7; ([.E619]*15); 0) + IF([.H619]&gt;= 2400; IF(NOT(MONTH([.A620]) = MONTH([.A621]));2400; 0);0)" office:value-type="float" office:value="0" calcext:value-type="float">
            <text:p>0</text:p>
          </table:table-cell>
          <table:table-cell table:formula="of:=[.H619] -[.G620] +[.F620]" office:value-type="float" office:value="96985" calcext:value-type="float">
            <text:p>9698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11" calcext:value-type="date">
            <text:p>11.09.2024</text:p>
          </table:table-cell>
          <table:table-cell table:formula="of:=[.A621]" office:value-type="date" office:date-value="2024-09-11" calcext:value-type="date">
            <text:p>09-11</text:p>
          </table:table-cell>
          <table:table-cell table:style-name="ce1" table:formula="of:=IF([.B621] &lt; DATE(YEAR([.A621]);3;21); &quot;ZIMA&quot;; IF([.B621] &lt; DATE(YEAR([.A621]);6;21);&quot;WIOSNA&quot; ; IF([.B621] &lt; DATE(YEAR([.A621]);9;23); &quot;LATO&quot;; IF([.B621] &lt; DATE(YEAR([.A621]);12;21);&quot;JESIEŃ&quot;; &quot;ZIMA&quot;))))" office:value-type="string" office:string-value="LATO" calcext:value-type="string">
            <text:p>LATO</text:p>
          </table:table-cell>
          <table:table-cell table:formula="of:=IF([.C621] = &quot;ZIMA&quot;; 0.2; IF([.C621] = &quot;WIOSNA&quot;; 0.5; IF([.C621] = &quot;LATO&quot;; 0.9; 0.4)))" office:value-type="float" office:value="0.9" calcext:value-type="float">
            <text:p>0,9</text:p>
          </table:table-cell>
          <table:table-cell table:style-name="ce22" table:formula="of:=IF([.H620]&gt; 2400 ;IF(NOT(MONTH([.A621]) = MONTH([.A620]));[.E620]+3; [.E620]); [.E620])" office:value-type="float" office:value="52" calcext:value-type="float">
            <text:p>52</text:p>
          </table:table-cell>
          <table:table-cell table:formula="of:=IF(WEEKDAY([.A621];2)&lt; 6; 1; 0) * FLOOR([.E621] *[.D621]) *[.$K$7]" office:value-type="float" office:value="1380" calcext:value-type="float">
            <text:p>1380</text:p>
          </table:table-cell>
          <table:table-cell table:formula="of:=IF(WEEKDAY([.A621];2) = 7; ([.E620]*15); 0) + IF([.H620]&gt;= 2400; IF(NOT(MONTH([.A621]) = MONTH([.A622]));2400; 0);0)" office:value-type="float" office:value="0" calcext:value-type="float">
            <text:p>0</text:p>
          </table:table-cell>
          <table:table-cell table:formula="of:=[.H620] -[.G621] +[.F621]" office:value-type="float" office:value="98365" calcext:value-type="float">
            <text:p>9836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12" calcext:value-type="date">
            <text:p>12.09.2024</text:p>
          </table:table-cell>
          <table:table-cell table:formula="of:=[.A622]" office:value-type="date" office:date-value="2024-09-12" calcext:value-type="date">
            <text:p>09-12</text:p>
          </table:table-cell>
          <table:table-cell table:style-name="ce1" table:formula="of:=IF([.B622] &lt; DATE(YEAR([.A622]);3;21); &quot;ZIMA&quot;; IF([.B622] &lt; DATE(YEAR([.A622]);6;21);&quot;WIOSNA&quot; ; IF([.B622] &lt; DATE(YEAR([.A622]);9;23); &quot;LATO&quot;; IF([.B622] &lt; DATE(YEAR([.A622]);12;21);&quot;JESIEŃ&quot;; &quot;ZIMA&quot;))))" office:value-type="string" office:string-value="LATO" calcext:value-type="string">
            <text:p>LATO</text:p>
          </table:table-cell>
          <table:table-cell table:formula="of:=IF([.C622] = &quot;ZIMA&quot;; 0.2; IF([.C622] = &quot;WIOSNA&quot;; 0.5; IF([.C622] = &quot;LATO&quot;; 0.9; 0.4)))" office:value-type="float" office:value="0.9" calcext:value-type="float">
            <text:p>0,9</text:p>
          </table:table-cell>
          <table:table-cell table:style-name="ce22" table:formula="of:=IF([.H621]&gt; 2400 ;IF(NOT(MONTH([.A622]) = MONTH([.A621]));[.E621]+3; [.E621]); [.E621])" office:value-type="float" office:value="52" calcext:value-type="float">
            <text:p>52</text:p>
          </table:table-cell>
          <table:table-cell table:formula="of:=IF(WEEKDAY([.A622];2)&lt; 6; 1; 0) * FLOOR([.E622] *[.D622]) *[.$K$7]" office:value-type="float" office:value="1380" calcext:value-type="float">
            <text:p>1380</text:p>
          </table:table-cell>
          <table:table-cell table:formula="of:=IF(WEEKDAY([.A622];2) = 7; ([.E621]*15); 0) + IF([.H621]&gt;= 2400; IF(NOT(MONTH([.A622]) = MONTH([.A623]));2400; 0);0)" office:value-type="float" office:value="0" calcext:value-type="float">
            <text:p>0</text:p>
          </table:table-cell>
          <table:table-cell table:formula="of:=[.H621] -[.G622] +[.F622]" office:value-type="float" office:value="99745" calcext:value-type="float">
            <text:p>9974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13" calcext:value-type="date">
            <text:p>13.09.2024</text:p>
          </table:table-cell>
          <table:table-cell table:formula="of:=[.A623]" office:value-type="date" office:date-value="2024-09-13" calcext:value-type="date">
            <text:p>09-13</text:p>
          </table:table-cell>
          <table:table-cell table:style-name="ce1" table:formula="of:=IF([.B623] &lt; DATE(YEAR([.A623]);3;21); &quot;ZIMA&quot;; IF([.B623] &lt; DATE(YEAR([.A623]);6;21);&quot;WIOSNA&quot; ; IF([.B623] &lt; DATE(YEAR([.A623]);9;23); &quot;LATO&quot;; IF([.B623] &lt; DATE(YEAR([.A623]);12;21);&quot;JESIEŃ&quot;; &quot;ZIMA&quot;))))" office:value-type="string" office:string-value="LATO" calcext:value-type="string">
            <text:p>LATO</text:p>
          </table:table-cell>
          <table:table-cell table:formula="of:=IF([.C623] = &quot;ZIMA&quot;; 0.2; IF([.C623] = &quot;WIOSNA&quot;; 0.5; IF([.C623] = &quot;LATO&quot;; 0.9; 0.4)))" office:value-type="float" office:value="0.9" calcext:value-type="float">
            <text:p>0,9</text:p>
          </table:table-cell>
          <table:table-cell table:style-name="ce22" table:formula="of:=IF([.H622]&gt; 2400 ;IF(NOT(MONTH([.A623]) = MONTH([.A622]));[.E622]+3; [.E622]); [.E622])" office:value-type="float" office:value="52" calcext:value-type="float">
            <text:p>52</text:p>
          </table:table-cell>
          <table:table-cell table:formula="of:=IF(WEEKDAY([.A623];2)&lt; 6; 1; 0) * FLOOR([.E623] *[.D623]) *[.$K$7]" office:value-type="float" office:value="1380" calcext:value-type="float">
            <text:p>1380</text:p>
          </table:table-cell>
          <table:table-cell table:formula="of:=IF(WEEKDAY([.A623];2) = 7; ([.E622]*15); 0) + IF([.H622]&gt;= 2400; IF(NOT(MONTH([.A623]) = MONTH([.A624]));2400; 0);0)" office:value-type="float" office:value="0" calcext:value-type="float">
            <text:p>0</text:p>
          </table:table-cell>
          <table:table-cell table:formula="of:=[.H622] -[.G623] +[.F623]" office:value-type="float" office:value="101125" calcext:value-type="float">
            <text:p>1011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14" calcext:value-type="date">
            <text:p>14.09.2024</text:p>
          </table:table-cell>
          <table:table-cell table:formula="of:=[.A624]" office:value-type="date" office:date-value="2024-09-14" calcext:value-type="date">
            <text:p>09-14</text:p>
          </table:table-cell>
          <table:table-cell table:style-name="ce1" table:formula="of:=IF([.B624] &lt; DATE(YEAR([.A624]);3;21); &quot;ZIMA&quot;; IF([.B624] &lt; DATE(YEAR([.A624]);6;21);&quot;WIOSNA&quot; ; IF([.B624] &lt; DATE(YEAR([.A624]);9;23); &quot;LATO&quot;; IF([.B624] &lt; DATE(YEAR([.A624]);12;21);&quot;JESIEŃ&quot;; &quot;ZIMA&quot;))))" office:value-type="string" office:string-value="LATO" calcext:value-type="string">
            <text:p>LATO</text:p>
          </table:table-cell>
          <table:table-cell table:formula="of:=IF([.C624] = &quot;ZIMA&quot;; 0.2; IF([.C624] = &quot;WIOSNA&quot;; 0.5; IF([.C624] = &quot;LATO&quot;; 0.9; 0.4)))" office:value-type="float" office:value="0.9" calcext:value-type="float">
            <text:p>0,9</text:p>
          </table:table-cell>
          <table:table-cell table:style-name="ce22" table:formula="of:=IF([.H623]&gt; 2400 ;IF(NOT(MONTH([.A624]) = MONTH([.A623]));[.E623]+3; [.E623]); [.E623])" office:value-type="float" office:value="52" calcext:value-type="float">
            <text:p>52</text:p>
          </table:table-cell>
          <table:table-cell table:formula="of:=IF(WEEKDAY([.A624];2)&lt; 6; 1; 0) * FLOOR([.E624] *[.D624]) *[.$K$7]" office:value-type="float" office:value="0" calcext:value-type="float">
            <text:p>0</text:p>
          </table:table-cell>
          <table:table-cell table:formula="of:=IF(WEEKDAY([.A624];2) = 7; ([.E623]*15); 0) + IF([.H623]&gt;= 2400; IF(NOT(MONTH([.A624]) = MONTH([.A625]));2400; 0);0)" office:value-type="float" office:value="0" calcext:value-type="float">
            <text:p>0</text:p>
          </table:table-cell>
          <table:table-cell table:formula="of:=[.H623] -[.G624] +[.F624]" office:value-type="float" office:value="101125" calcext:value-type="float">
            <text:p>1011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15" calcext:value-type="date">
            <text:p>15.09.2024</text:p>
          </table:table-cell>
          <table:table-cell table:formula="of:=[.A625]" office:value-type="date" office:date-value="2024-09-15" calcext:value-type="date">
            <text:p>09-15</text:p>
          </table:table-cell>
          <table:table-cell table:style-name="ce1" table:formula="of:=IF([.B625] &lt; DATE(YEAR([.A625]);3;21); &quot;ZIMA&quot;; IF([.B625] &lt; DATE(YEAR([.A625]);6;21);&quot;WIOSNA&quot; ; IF([.B625] &lt; DATE(YEAR([.A625]);9;23); &quot;LATO&quot;; IF([.B625] &lt; DATE(YEAR([.A625]);12;21);&quot;JESIEŃ&quot;; &quot;ZIMA&quot;))))" office:value-type="string" office:string-value="LATO" calcext:value-type="string">
            <text:p>LATO</text:p>
          </table:table-cell>
          <table:table-cell table:formula="of:=IF([.C625] = &quot;ZIMA&quot;; 0.2; IF([.C625] = &quot;WIOSNA&quot;; 0.5; IF([.C625] = &quot;LATO&quot;; 0.9; 0.4)))" office:value-type="float" office:value="0.9" calcext:value-type="float">
            <text:p>0,9</text:p>
          </table:table-cell>
          <table:table-cell table:style-name="ce22" table:formula="of:=IF([.H624]&gt; 2400 ;IF(NOT(MONTH([.A625]) = MONTH([.A624]));[.E624]+3; [.E624]); [.E624])" office:value-type="float" office:value="52" calcext:value-type="float">
            <text:p>52</text:p>
          </table:table-cell>
          <table:table-cell table:formula="of:=IF(WEEKDAY([.A625];2)&lt; 6; 1; 0) * FLOOR([.E625] *[.D625]) *[.$K$7]" office:value-type="float" office:value="0" calcext:value-type="float">
            <text:p>0</text:p>
          </table:table-cell>
          <table:table-cell table:formula="of:=IF(WEEKDAY([.A625];2) = 7; ([.E624]*15); 0) + IF([.H624]&gt;= 2400; IF(NOT(MONTH([.A625]) = MONTH([.A626]));2400; 0);0)" office:value-type="float" office:value="780" calcext:value-type="float">
            <text:p>780</text:p>
          </table:table-cell>
          <table:table-cell table:formula="of:=[.H624] -[.G625] +[.F625]" office:value-type="float" office:value="100345" calcext:value-type="float">
            <text:p>10034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16" calcext:value-type="date">
            <text:p>16.09.2024</text:p>
          </table:table-cell>
          <table:table-cell table:formula="of:=[.A626]" office:value-type="date" office:date-value="2024-09-16" calcext:value-type="date">
            <text:p>09-16</text:p>
          </table:table-cell>
          <table:table-cell table:style-name="ce1" table:formula="of:=IF([.B626] &lt; DATE(YEAR([.A626]);3;21); &quot;ZIMA&quot;; IF([.B626] &lt; DATE(YEAR([.A626]);6;21);&quot;WIOSNA&quot; ; IF([.B626] &lt; DATE(YEAR([.A626]);9;23); &quot;LATO&quot;; IF([.B626] &lt; DATE(YEAR([.A626]);12;21);&quot;JESIEŃ&quot;; &quot;ZIMA&quot;))))" office:value-type="string" office:string-value="LATO" calcext:value-type="string">
            <text:p>LATO</text:p>
          </table:table-cell>
          <table:table-cell table:formula="of:=IF([.C626] = &quot;ZIMA&quot;; 0.2; IF([.C626] = &quot;WIOSNA&quot;; 0.5; IF([.C626] = &quot;LATO&quot;; 0.9; 0.4)))" office:value-type="float" office:value="0.9" calcext:value-type="float">
            <text:p>0,9</text:p>
          </table:table-cell>
          <table:table-cell table:style-name="ce22" table:formula="of:=IF([.H625]&gt; 2400 ;IF(NOT(MONTH([.A626]) = MONTH([.A625]));[.E625]+3; [.E625]); [.E625])" office:value-type="float" office:value="52" calcext:value-type="float">
            <text:p>52</text:p>
          </table:table-cell>
          <table:table-cell table:formula="of:=IF(WEEKDAY([.A626];2)&lt; 6; 1; 0) * FLOOR([.E626] *[.D626]) *[.$K$7]" office:value-type="float" office:value="1380" calcext:value-type="float">
            <text:p>1380</text:p>
          </table:table-cell>
          <table:table-cell table:formula="of:=IF(WEEKDAY([.A626];2) = 7; ([.E625]*15); 0) + IF([.H625]&gt;= 2400; IF(NOT(MONTH([.A626]) = MONTH([.A627]));2400; 0);0)" office:value-type="float" office:value="0" calcext:value-type="float">
            <text:p>0</text:p>
          </table:table-cell>
          <table:table-cell table:formula="of:=[.H625] -[.G626] +[.F626]" office:value-type="float" office:value="101725" calcext:value-type="float">
            <text:p>1017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17" calcext:value-type="date">
            <text:p>17.09.2024</text:p>
          </table:table-cell>
          <table:table-cell table:formula="of:=[.A627]" office:value-type="date" office:date-value="2024-09-17" calcext:value-type="date">
            <text:p>09-17</text:p>
          </table:table-cell>
          <table:table-cell table:style-name="ce1" table:formula="of:=IF([.B627] &lt; DATE(YEAR([.A627]);3;21); &quot;ZIMA&quot;; IF([.B627] &lt; DATE(YEAR([.A627]);6;21);&quot;WIOSNA&quot; ; IF([.B627] &lt; DATE(YEAR([.A627]);9;23); &quot;LATO&quot;; IF([.B627] &lt; DATE(YEAR([.A627]);12;21);&quot;JESIEŃ&quot;; &quot;ZIMA&quot;))))" office:value-type="string" office:string-value="LATO" calcext:value-type="string">
            <text:p>LATO</text:p>
          </table:table-cell>
          <table:table-cell table:formula="of:=IF([.C627] = &quot;ZIMA&quot;; 0.2; IF([.C627] = &quot;WIOSNA&quot;; 0.5; IF([.C627] = &quot;LATO&quot;; 0.9; 0.4)))" office:value-type="float" office:value="0.9" calcext:value-type="float">
            <text:p>0,9</text:p>
          </table:table-cell>
          <table:table-cell table:style-name="ce22" table:formula="of:=IF([.H626]&gt; 2400 ;IF(NOT(MONTH([.A627]) = MONTH([.A626]));[.E626]+3; [.E626]); [.E626])" office:value-type="float" office:value="52" calcext:value-type="float">
            <text:p>52</text:p>
          </table:table-cell>
          <table:table-cell table:formula="of:=IF(WEEKDAY([.A627];2)&lt; 6; 1; 0) * FLOOR([.E627] *[.D627]) *[.$K$7]" office:value-type="float" office:value="1380" calcext:value-type="float">
            <text:p>1380</text:p>
          </table:table-cell>
          <table:table-cell table:formula="of:=IF(WEEKDAY([.A627];2) = 7; ([.E626]*15); 0) + IF([.H626]&gt;= 2400; IF(NOT(MONTH([.A627]) = MONTH([.A628]));2400; 0);0)" office:value-type="float" office:value="0" calcext:value-type="float">
            <text:p>0</text:p>
          </table:table-cell>
          <table:table-cell table:formula="of:=[.H626] -[.G627] +[.F627]" office:value-type="float" office:value="103105" calcext:value-type="float">
            <text:p>10310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18" calcext:value-type="date">
            <text:p>18.09.2024</text:p>
          </table:table-cell>
          <table:table-cell table:formula="of:=[.A628]" office:value-type="date" office:date-value="2024-09-18" calcext:value-type="date">
            <text:p>09-18</text:p>
          </table:table-cell>
          <table:table-cell table:style-name="ce1" table:formula="of:=IF([.B628] &lt; DATE(YEAR([.A628]);3;21); &quot;ZIMA&quot;; IF([.B628] &lt; DATE(YEAR([.A628]);6;21);&quot;WIOSNA&quot; ; IF([.B628] &lt; DATE(YEAR([.A628]);9;23); &quot;LATO&quot;; IF([.B628] &lt; DATE(YEAR([.A628]);12;21);&quot;JESIEŃ&quot;; &quot;ZIMA&quot;))))" office:value-type="string" office:string-value="LATO" calcext:value-type="string">
            <text:p>LATO</text:p>
          </table:table-cell>
          <table:table-cell table:formula="of:=IF([.C628] = &quot;ZIMA&quot;; 0.2; IF([.C628] = &quot;WIOSNA&quot;; 0.5; IF([.C628] = &quot;LATO&quot;; 0.9; 0.4)))" office:value-type="float" office:value="0.9" calcext:value-type="float">
            <text:p>0,9</text:p>
          </table:table-cell>
          <table:table-cell table:style-name="ce22" table:formula="of:=IF([.H627]&gt; 2400 ;IF(NOT(MONTH([.A628]) = MONTH([.A627]));[.E627]+3; [.E627]); [.E627])" office:value-type="float" office:value="52" calcext:value-type="float">
            <text:p>52</text:p>
          </table:table-cell>
          <table:table-cell table:formula="of:=IF(WEEKDAY([.A628];2)&lt; 6; 1; 0) * FLOOR([.E628] *[.D628]) *[.$K$7]" office:value-type="float" office:value="1380" calcext:value-type="float">
            <text:p>1380</text:p>
          </table:table-cell>
          <table:table-cell table:formula="of:=IF(WEEKDAY([.A628];2) = 7; ([.E627]*15); 0) + IF([.H627]&gt;= 2400; IF(NOT(MONTH([.A628]) = MONTH([.A629]));2400; 0);0)" office:value-type="float" office:value="0" calcext:value-type="float">
            <text:p>0</text:p>
          </table:table-cell>
          <table:table-cell table:formula="of:=[.H627] -[.G628] +[.F628]" office:value-type="float" office:value="104485" calcext:value-type="float">
            <text:p>10448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19" calcext:value-type="date">
            <text:p>19.09.2024</text:p>
          </table:table-cell>
          <table:table-cell table:formula="of:=[.A629]" office:value-type="date" office:date-value="2024-09-19" calcext:value-type="date">
            <text:p>09-19</text:p>
          </table:table-cell>
          <table:table-cell table:style-name="ce1" table:formula="of:=IF([.B629] &lt; DATE(YEAR([.A629]);3;21); &quot;ZIMA&quot;; IF([.B629] &lt; DATE(YEAR([.A629]);6;21);&quot;WIOSNA&quot; ; IF([.B629] &lt; DATE(YEAR([.A629]);9;23); &quot;LATO&quot;; IF([.B629] &lt; DATE(YEAR([.A629]);12;21);&quot;JESIEŃ&quot;; &quot;ZIMA&quot;))))" office:value-type="string" office:string-value="LATO" calcext:value-type="string">
            <text:p>LATO</text:p>
          </table:table-cell>
          <table:table-cell table:formula="of:=IF([.C629] = &quot;ZIMA&quot;; 0.2; IF([.C629] = &quot;WIOSNA&quot;; 0.5; IF([.C629] = &quot;LATO&quot;; 0.9; 0.4)))" office:value-type="float" office:value="0.9" calcext:value-type="float">
            <text:p>0,9</text:p>
          </table:table-cell>
          <table:table-cell table:style-name="ce22" table:formula="of:=IF([.H628]&gt; 2400 ;IF(NOT(MONTH([.A629]) = MONTH([.A628]));[.E628]+3; [.E628]); [.E628])" office:value-type="float" office:value="52" calcext:value-type="float">
            <text:p>52</text:p>
          </table:table-cell>
          <table:table-cell table:formula="of:=IF(WEEKDAY([.A629];2)&lt; 6; 1; 0) * FLOOR([.E629] *[.D629]) *[.$K$7]" office:value-type="float" office:value="1380" calcext:value-type="float">
            <text:p>1380</text:p>
          </table:table-cell>
          <table:table-cell table:formula="of:=IF(WEEKDAY([.A629];2) = 7; ([.E628]*15); 0) + IF([.H628]&gt;= 2400; IF(NOT(MONTH([.A629]) = MONTH([.A630]));2400; 0);0)" office:value-type="float" office:value="0" calcext:value-type="float">
            <text:p>0</text:p>
          </table:table-cell>
          <table:table-cell table:formula="of:=[.H628] -[.G629] +[.F629]" office:value-type="float" office:value="105865" calcext:value-type="float">
            <text:p>10586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20" calcext:value-type="date">
            <text:p>20.09.2024</text:p>
          </table:table-cell>
          <table:table-cell table:formula="of:=[.A630]" office:value-type="date" office:date-value="2024-09-20" calcext:value-type="date">
            <text:p>09-20</text:p>
          </table:table-cell>
          <table:table-cell table:style-name="ce1" table:formula="of:=IF([.B630] &lt; DATE(YEAR([.A630]);3;21); &quot;ZIMA&quot;; IF([.B630] &lt; DATE(YEAR([.A630]);6;21);&quot;WIOSNA&quot; ; IF([.B630] &lt; DATE(YEAR([.A630]);9;23); &quot;LATO&quot;; IF([.B630] &lt; DATE(YEAR([.A630]);12;21);&quot;JESIEŃ&quot;; &quot;ZIMA&quot;))))" office:value-type="string" office:string-value="LATO" calcext:value-type="string">
            <text:p>LATO</text:p>
          </table:table-cell>
          <table:table-cell table:formula="of:=IF([.C630] = &quot;ZIMA&quot;; 0.2; IF([.C630] = &quot;WIOSNA&quot;; 0.5; IF([.C630] = &quot;LATO&quot;; 0.9; 0.4)))" office:value-type="float" office:value="0.9" calcext:value-type="float">
            <text:p>0,9</text:p>
          </table:table-cell>
          <table:table-cell table:style-name="ce22" table:formula="of:=IF([.H629]&gt; 2400 ;IF(NOT(MONTH([.A630]) = MONTH([.A629]));[.E629]+3; [.E629]); [.E629])" office:value-type="float" office:value="52" calcext:value-type="float">
            <text:p>52</text:p>
          </table:table-cell>
          <table:table-cell table:formula="of:=IF(WEEKDAY([.A630];2)&lt; 6; 1; 0) * FLOOR([.E630] *[.D630]) *[.$K$7]" office:value-type="float" office:value="1380" calcext:value-type="float">
            <text:p>1380</text:p>
          </table:table-cell>
          <table:table-cell table:formula="of:=IF(WEEKDAY([.A630];2) = 7; ([.E629]*15); 0) + IF([.H629]&gt;= 2400; IF(NOT(MONTH([.A630]) = MONTH([.A631]));2400; 0);0)" office:value-type="float" office:value="0" calcext:value-type="float">
            <text:p>0</text:p>
          </table:table-cell>
          <table:table-cell table:formula="of:=[.H629] -[.G630] +[.F630]" office:value-type="float" office:value="107245" calcext:value-type="float">
            <text:p>10724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21" calcext:value-type="date">
            <text:p>21.09.2024</text:p>
          </table:table-cell>
          <table:table-cell table:formula="of:=[.A631]" office:value-type="date" office:date-value="2024-09-21" calcext:value-type="date">
            <text:p>09-21</text:p>
          </table:table-cell>
          <table:table-cell table:style-name="ce1" table:formula="of:=IF([.B631] &lt; DATE(YEAR([.A631]);3;21); &quot;ZIMA&quot;; IF([.B631] &lt; DATE(YEAR([.A631]);6;21);&quot;WIOSNA&quot; ; IF([.B631] &lt; DATE(YEAR([.A631]);9;23); &quot;LATO&quot;; IF([.B631] &lt; DATE(YEAR([.A631]);12;21);&quot;JESIEŃ&quot;; &quot;ZIMA&quot;))))" office:value-type="string" office:string-value="LATO" calcext:value-type="string">
            <text:p>LATO</text:p>
          </table:table-cell>
          <table:table-cell table:formula="of:=IF([.C631] = &quot;ZIMA&quot;; 0.2; IF([.C631] = &quot;WIOSNA&quot;; 0.5; IF([.C631] = &quot;LATO&quot;; 0.9; 0.4)))" office:value-type="float" office:value="0.9" calcext:value-type="float">
            <text:p>0,9</text:p>
          </table:table-cell>
          <table:table-cell table:style-name="ce22" table:formula="of:=IF([.H630]&gt; 2400 ;IF(NOT(MONTH([.A631]) = MONTH([.A630]));[.E630]+3; [.E630]); [.E630])" office:value-type="float" office:value="52" calcext:value-type="float">
            <text:p>52</text:p>
          </table:table-cell>
          <table:table-cell table:formula="of:=IF(WEEKDAY([.A631];2)&lt; 6; 1; 0) * FLOOR([.E631] *[.D631]) *[.$K$7]" office:value-type="float" office:value="0" calcext:value-type="float">
            <text:p>0</text:p>
          </table:table-cell>
          <table:table-cell table:formula="of:=IF(WEEKDAY([.A631];2) = 7; ([.E630]*15); 0) + IF([.H630]&gt;= 2400; IF(NOT(MONTH([.A631]) = MONTH([.A632]));2400; 0);0)" office:value-type="float" office:value="0" calcext:value-type="float">
            <text:p>0</text:p>
          </table:table-cell>
          <table:table-cell table:formula="of:=[.H630] -[.G631] +[.F631]" office:value-type="float" office:value="107245" calcext:value-type="float">
            <text:p>10724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22" calcext:value-type="date">
            <text:p>22.09.2024</text:p>
          </table:table-cell>
          <table:table-cell table:formula="of:=[.A632]" office:value-type="date" office:date-value="2024-09-22" calcext:value-type="date">
            <text:p>09-22</text:p>
          </table:table-cell>
          <table:table-cell table:style-name="ce1" table:formula="of:=IF([.B632] &lt; DATE(YEAR([.A632]);3;21); &quot;ZIMA&quot;; IF([.B632] &lt; DATE(YEAR([.A632]);6;21);&quot;WIOSNA&quot; ; IF([.B632] &lt; DATE(YEAR([.A632]);9;23); &quot;LATO&quot;; IF([.B632] &lt; DATE(YEAR([.A632]);12;21);&quot;JESIEŃ&quot;; &quot;ZIMA&quot;))))" office:value-type="string" office:string-value="LATO" calcext:value-type="string">
            <text:p>LATO</text:p>
          </table:table-cell>
          <table:table-cell table:formula="of:=IF([.C632] = &quot;ZIMA&quot;; 0.2; IF([.C632] = &quot;WIOSNA&quot;; 0.5; IF([.C632] = &quot;LATO&quot;; 0.9; 0.4)))" office:value-type="float" office:value="0.9" calcext:value-type="float">
            <text:p>0,9</text:p>
          </table:table-cell>
          <table:table-cell table:style-name="ce22" table:formula="of:=IF([.H631]&gt; 2400 ;IF(NOT(MONTH([.A632]) = MONTH([.A631]));[.E631]+3; [.E631]); [.E631])" office:value-type="float" office:value="52" calcext:value-type="float">
            <text:p>52</text:p>
          </table:table-cell>
          <table:table-cell table:formula="of:=IF(WEEKDAY([.A632];2)&lt; 6; 1; 0) * FLOOR([.E632] *[.D632]) *[.$K$7]" office:value-type="float" office:value="0" calcext:value-type="float">
            <text:p>0</text:p>
          </table:table-cell>
          <table:table-cell table:formula="of:=IF(WEEKDAY([.A632];2) = 7; ([.E631]*15); 0) + IF([.H631]&gt;= 2400; IF(NOT(MONTH([.A632]) = MONTH([.A633]));2400; 0);0)" office:value-type="float" office:value="780" calcext:value-type="float">
            <text:p>780</text:p>
          </table:table-cell>
          <table:table-cell table:formula="of:=[.H631] -[.G632] +[.F632]" office:value-type="float" office:value="106465" calcext:value-type="float">
            <text:p>10646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23" calcext:value-type="date">
            <text:p>23.09.2024</text:p>
          </table:table-cell>
          <table:table-cell table:formula="of:=[.A633]" office:value-type="date" office:date-value="2024-09-23" calcext:value-type="date">
            <text:p>09-23</text:p>
          </table:table-cell>
          <table:table-cell table:style-name="ce1" table:formula="of:=IF([.B633] &lt; DATE(YEAR([.A633]);3;21); &quot;ZIMA&quot;; IF([.B633] &lt; DATE(YEAR([.A633]);6;21);&quot;WIOSNA&quot; ; IF([.B633] &lt; DATE(YEAR([.A633]);9;23); &quot;LATO&quot;; IF([.B633] &lt; DATE(YEAR([.A633]);12;21);&quot;JESIEŃ&quot;; &quot;ZIMA&quot;))))" office:value-type="string" office:string-value="JESIEŃ" calcext:value-type="string">
            <text:p>JESIEŃ</text:p>
          </table:table-cell>
          <table:table-cell table:formula="of:=IF([.C633] = &quot;ZIMA&quot;; 0.2; IF([.C633] = &quot;WIOSNA&quot;; 0.5; IF([.C633] = &quot;LATO&quot;; 0.9; 0.4)))" office:value-type="float" office:value="0.4" calcext:value-type="float">
            <text:p>0,4</text:p>
          </table:table-cell>
          <table:table-cell table:style-name="ce22" table:formula="of:=IF([.H632]&gt; 2400 ;IF(NOT(MONTH([.A633]) = MONTH([.A632]));[.E632]+3; [.E632]); [.E632])" office:value-type="float" office:value="52" calcext:value-type="float">
            <text:p>52</text:p>
          </table:table-cell>
          <table:table-cell table:formula="of:=IF(WEEKDAY([.A633];2)&lt; 6; 1; 0) * FLOOR([.E633] *[.D633]) *[.$K$7]" office:value-type="float" office:value="600" calcext:value-type="float">
            <text:p>600</text:p>
          </table:table-cell>
          <table:table-cell table:formula="of:=IF(WEEKDAY([.A633];2) = 7; ([.E632]*15); 0) + IF([.H632]&gt;= 2400; IF(NOT(MONTH([.A633]) = MONTH([.A634]));2400; 0);0)" office:value-type="float" office:value="0" calcext:value-type="float">
            <text:p>0</text:p>
          </table:table-cell>
          <table:table-cell table:formula="of:=[.H632] -[.G633] +[.F633]" office:value-type="float" office:value="107065" calcext:value-type="float">
            <text:p>10706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24" calcext:value-type="date">
            <text:p>24.09.2024</text:p>
          </table:table-cell>
          <table:table-cell table:formula="of:=[.A634]" office:value-type="date" office:date-value="2024-09-24" calcext:value-type="date">
            <text:p>09-24</text:p>
          </table:table-cell>
          <table:table-cell table:style-name="ce1" table:formula="of:=IF([.B634] &lt; DATE(YEAR([.A634]);3;21); &quot;ZIMA&quot;; IF([.B634] &lt; DATE(YEAR([.A634]);6;21);&quot;WIOSNA&quot; ; IF([.B634] &lt; DATE(YEAR([.A634]);9;23); &quot;LATO&quot;; IF([.B634] &lt; DATE(YEAR([.A634]);12;21);&quot;JESIEŃ&quot;; &quot;ZIMA&quot;))))" office:value-type="string" office:string-value="JESIEŃ" calcext:value-type="string">
            <text:p>JESIEŃ</text:p>
          </table:table-cell>
          <table:table-cell table:formula="of:=IF([.C634] = &quot;ZIMA&quot;; 0.2; IF([.C634] = &quot;WIOSNA&quot;; 0.5; IF([.C634] = &quot;LATO&quot;; 0.9; 0.4)))" office:value-type="float" office:value="0.4" calcext:value-type="float">
            <text:p>0,4</text:p>
          </table:table-cell>
          <table:table-cell table:style-name="ce22" table:formula="of:=IF([.H633]&gt; 2400 ;IF(NOT(MONTH([.A634]) = MONTH([.A633]));[.E633]+3; [.E633]); [.E633])" office:value-type="float" office:value="52" calcext:value-type="float">
            <text:p>52</text:p>
          </table:table-cell>
          <table:table-cell table:formula="of:=IF(WEEKDAY([.A634];2)&lt; 6; 1; 0) * FLOOR([.E634] *[.D634]) *[.$K$7]" office:value-type="float" office:value="600" calcext:value-type="float">
            <text:p>600</text:p>
          </table:table-cell>
          <table:table-cell table:formula="of:=IF(WEEKDAY([.A634];2) = 7; ([.E633]*15); 0) + IF([.H633]&gt;= 2400; IF(NOT(MONTH([.A634]) = MONTH([.A635]));2400; 0);0)" office:value-type="float" office:value="0" calcext:value-type="float">
            <text:p>0</text:p>
          </table:table-cell>
          <table:table-cell table:formula="of:=[.H633] -[.G634] +[.F634]" office:value-type="float" office:value="107665" calcext:value-type="float">
            <text:p>10766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25" calcext:value-type="date">
            <text:p>25.09.2024</text:p>
          </table:table-cell>
          <table:table-cell table:formula="of:=[.A635]" office:value-type="date" office:date-value="2024-09-25" calcext:value-type="date">
            <text:p>09-25</text:p>
          </table:table-cell>
          <table:table-cell table:style-name="ce1" table:formula="of:=IF([.B635] &lt; DATE(YEAR([.A635]);3;21); &quot;ZIMA&quot;; IF([.B635] &lt; DATE(YEAR([.A635]);6;21);&quot;WIOSNA&quot; ; IF([.B635] &lt; DATE(YEAR([.A635]);9;23); &quot;LATO&quot;; IF([.B635] &lt; DATE(YEAR([.A635]);12;21);&quot;JESIEŃ&quot;; &quot;ZIMA&quot;))))" office:value-type="string" office:string-value="JESIEŃ" calcext:value-type="string">
            <text:p>JESIEŃ</text:p>
          </table:table-cell>
          <table:table-cell table:formula="of:=IF([.C635] = &quot;ZIMA&quot;; 0.2; IF([.C635] = &quot;WIOSNA&quot;; 0.5; IF([.C635] = &quot;LATO&quot;; 0.9; 0.4)))" office:value-type="float" office:value="0.4" calcext:value-type="float">
            <text:p>0,4</text:p>
          </table:table-cell>
          <table:table-cell table:style-name="ce22" table:formula="of:=IF([.H634]&gt; 2400 ;IF(NOT(MONTH([.A635]) = MONTH([.A634]));[.E634]+3; [.E634]); [.E634])" office:value-type="float" office:value="52" calcext:value-type="float">
            <text:p>52</text:p>
          </table:table-cell>
          <table:table-cell table:formula="of:=IF(WEEKDAY([.A635];2)&lt; 6; 1; 0) * FLOOR([.E635] *[.D635]) *[.$K$7]" office:value-type="float" office:value="600" calcext:value-type="float">
            <text:p>600</text:p>
          </table:table-cell>
          <table:table-cell table:formula="of:=IF(WEEKDAY([.A635];2) = 7; ([.E634]*15); 0) + IF([.H634]&gt;= 2400; IF(NOT(MONTH([.A635]) = MONTH([.A636]));2400; 0);0)" office:value-type="float" office:value="0" calcext:value-type="float">
            <text:p>0</text:p>
          </table:table-cell>
          <table:table-cell table:formula="of:=[.H634] -[.G635] +[.F635]" office:value-type="float" office:value="108265" calcext:value-type="float">
            <text:p>10826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26" calcext:value-type="date">
            <text:p>26.09.2024</text:p>
          </table:table-cell>
          <table:table-cell table:formula="of:=[.A636]" office:value-type="date" office:date-value="2024-09-26" calcext:value-type="date">
            <text:p>09-26</text:p>
          </table:table-cell>
          <table:table-cell table:style-name="ce1" table:formula="of:=IF([.B636] &lt; DATE(YEAR([.A636]);3;21); &quot;ZIMA&quot;; IF([.B636] &lt; DATE(YEAR([.A636]);6;21);&quot;WIOSNA&quot; ; IF([.B636] &lt; DATE(YEAR([.A636]);9;23); &quot;LATO&quot;; IF([.B636] &lt; DATE(YEAR([.A636]);12;21);&quot;JESIEŃ&quot;; &quot;ZIMA&quot;))))" office:value-type="string" office:string-value="JESIEŃ" calcext:value-type="string">
            <text:p>JESIEŃ</text:p>
          </table:table-cell>
          <table:table-cell table:formula="of:=IF([.C636] = &quot;ZIMA&quot;; 0.2; IF([.C636] = &quot;WIOSNA&quot;; 0.5; IF([.C636] = &quot;LATO&quot;; 0.9; 0.4)))" office:value-type="float" office:value="0.4" calcext:value-type="float">
            <text:p>0,4</text:p>
          </table:table-cell>
          <table:table-cell table:style-name="ce22" table:formula="of:=IF([.H635]&gt; 2400 ;IF(NOT(MONTH([.A636]) = MONTH([.A635]));[.E635]+3; [.E635]); [.E635])" office:value-type="float" office:value="52" calcext:value-type="float">
            <text:p>52</text:p>
          </table:table-cell>
          <table:table-cell table:formula="of:=IF(WEEKDAY([.A636];2)&lt; 6; 1; 0) * FLOOR([.E636] *[.D636]) *[.$K$7]" office:value-type="float" office:value="600" calcext:value-type="float">
            <text:p>600</text:p>
          </table:table-cell>
          <table:table-cell table:formula="of:=IF(WEEKDAY([.A636];2) = 7; ([.E635]*15); 0) + IF([.H635]&gt;= 2400; IF(NOT(MONTH([.A636]) = MONTH([.A637]));2400; 0);0)" office:value-type="float" office:value="0" calcext:value-type="float">
            <text:p>0</text:p>
          </table:table-cell>
          <table:table-cell table:formula="of:=[.H635] -[.G636] +[.F636]" office:value-type="float" office:value="108865" calcext:value-type="float">
            <text:p>10886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27" calcext:value-type="date">
            <text:p>27.09.2024</text:p>
          </table:table-cell>
          <table:table-cell table:formula="of:=[.A637]" office:value-type="date" office:date-value="2024-09-27" calcext:value-type="date">
            <text:p>09-27</text:p>
          </table:table-cell>
          <table:table-cell table:style-name="ce1" table:formula="of:=IF([.B637] &lt; DATE(YEAR([.A637]);3;21); &quot;ZIMA&quot;; IF([.B637] &lt; DATE(YEAR([.A637]);6;21);&quot;WIOSNA&quot; ; IF([.B637] &lt; DATE(YEAR([.A637]);9;23); &quot;LATO&quot;; IF([.B637] &lt; DATE(YEAR([.A637]);12;21);&quot;JESIEŃ&quot;; &quot;ZIMA&quot;))))" office:value-type="string" office:string-value="JESIEŃ" calcext:value-type="string">
            <text:p>JESIEŃ</text:p>
          </table:table-cell>
          <table:table-cell table:formula="of:=IF([.C637] = &quot;ZIMA&quot;; 0.2; IF([.C637] = &quot;WIOSNA&quot;; 0.5; IF([.C637] = &quot;LATO&quot;; 0.9; 0.4)))" office:value-type="float" office:value="0.4" calcext:value-type="float">
            <text:p>0,4</text:p>
          </table:table-cell>
          <table:table-cell table:style-name="ce22" table:formula="of:=IF([.H636]&gt; 2400 ;IF(NOT(MONTH([.A637]) = MONTH([.A636]));[.E636]+3; [.E636]); [.E636])" office:value-type="float" office:value="52" calcext:value-type="float">
            <text:p>52</text:p>
          </table:table-cell>
          <table:table-cell table:formula="of:=IF(WEEKDAY([.A637];2)&lt; 6; 1; 0) * FLOOR([.E637] *[.D637]) *[.$K$7]" office:value-type="float" office:value="600" calcext:value-type="float">
            <text:p>600</text:p>
          </table:table-cell>
          <table:table-cell table:formula="of:=IF(WEEKDAY([.A637];2) = 7; ([.E636]*15); 0) + IF([.H636]&gt;= 2400; IF(NOT(MONTH([.A637]) = MONTH([.A638]));2400; 0);0)" office:value-type="float" office:value="0" calcext:value-type="float">
            <text:p>0</text:p>
          </table:table-cell>
          <table:table-cell table:formula="of:=[.H636] -[.G637] +[.F637]" office:value-type="float" office:value="109465" calcext:value-type="float">
            <text:p>10946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28" calcext:value-type="date">
            <text:p>28.09.2024</text:p>
          </table:table-cell>
          <table:table-cell table:formula="of:=[.A638]" office:value-type="date" office:date-value="2024-09-28" calcext:value-type="date">
            <text:p>09-28</text:p>
          </table:table-cell>
          <table:table-cell table:style-name="ce1" table:formula="of:=IF([.B638] &lt; DATE(YEAR([.A638]);3;21); &quot;ZIMA&quot;; IF([.B638] &lt; DATE(YEAR([.A638]);6;21);&quot;WIOSNA&quot; ; IF([.B638] &lt; DATE(YEAR([.A638]);9;23); &quot;LATO&quot;; IF([.B638] &lt; DATE(YEAR([.A638]);12;21);&quot;JESIEŃ&quot;; &quot;ZIMA&quot;))))" office:value-type="string" office:string-value="JESIEŃ" calcext:value-type="string">
            <text:p>JESIEŃ</text:p>
          </table:table-cell>
          <table:table-cell table:formula="of:=IF([.C638] = &quot;ZIMA&quot;; 0.2; IF([.C638] = &quot;WIOSNA&quot;; 0.5; IF([.C638] = &quot;LATO&quot;; 0.9; 0.4)))" office:value-type="float" office:value="0.4" calcext:value-type="float">
            <text:p>0,4</text:p>
          </table:table-cell>
          <table:table-cell table:style-name="ce22" table:formula="of:=IF([.H637]&gt; 2400 ;IF(NOT(MONTH([.A638]) = MONTH([.A637]));[.E637]+3; [.E637]); [.E637])" office:value-type="float" office:value="52" calcext:value-type="float">
            <text:p>52</text:p>
          </table:table-cell>
          <table:table-cell table:formula="of:=IF(WEEKDAY([.A638];2)&lt; 6; 1; 0) * FLOOR([.E638] *[.D638]) *[.$K$7]" office:value-type="float" office:value="0" calcext:value-type="float">
            <text:p>0</text:p>
          </table:table-cell>
          <table:table-cell table:formula="of:=IF(WEEKDAY([.A638];2) = 7; ([.E637]*15); 0) + IF([.H637]&gt;= 2400; IF(NOT(MONTH([.A638]) = MONTH([.A639]));2400; 0);0)" office:value-type="float" office:value="0" calcext:value-type="float">
            <text:p>0</text:p>
          </table:table-cell>
          <table:table-cell table:formula="of:=[.H637] -[.G638] +[.F638]" office:value-type="float" office:value="109465" calcext:value-type="float">
            <text:p>10946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29" calcext:value-type="date">
            <text:p>29.09.2024</text:p>
          </table:table-cell>
          <table:table-cell table:formula="of:=[.A639]" office:value-type="date" office:date-value="2024-09-29" calcext:value-type="date">
            <text:p>09-29</text:p>
          </table:table-cell>
          <table:table-cell table:style-name="ce1" table:formula="of:=IF([.B639] &lt; DATE(YEAR([.A639]);3;21); &quot;ZIMA&quot;; IF([.B639] &lt; DATE(YEAR([.A639]);6;21);&quot;WIOSNA&quot; ; IF([.B639] &lt; DATE(YEAR([.A639]);9;23); &quot;LATO&quot;; IF([.B639] &lt; DATE(YEAR([.A639]);12;21);&quot;JESIEŃ&quot;; &quot;ZIMA&quot;))))" office:value-type="string" office:string-value="JESIEŃ" calcext:value-type="string">
            <text:p>JESIEŃ</text:p>
          </table:table-cell>
          <table:table-cell table:formula="of:=IF([.C639] = &quot;ZIMA&quot;; 0.2; IF([.C639] = &quot;WIOSNA&quot;; 0.5; IF([.C639] = &quot;LATO&quot;; 0.9; 0.4)))" office:value-type="float" office:value="0.4" calcext:value-type="float">
            <text:p>0,4</text:p>
          </table:table-cell>
          <table:table-cell table:style-name="ce22" table:formula="of:=IF([.H638]&gt; 2400 ;IF(NOT(MONTH([.A639]) = MONTH([.A638]));[.E638]+3; [.E638]); [.E638])" office:value-type="float" office:value="52" calcext:value-type="float">
            <text:p>52</text:p>
          </table:table-cell>
          <table:table-cell table:formula="of:=IF(WEEKDAY([.A639];2)&lt; 6; 1; 0) * FLOOR([.E639] *[.D639]) *[.$K$7]" office:value-type="float" office:value="0" calcext:value-type="float">
            <text:p>0</text:p>
          </table:table-cell>
          <table:table-cell table:formula="of:=IF(WEEKDAY([.A639];2) = 7; ([.E638]*15); 0) + IF([.H638]&gt;= 2400; IF(NOT(MONTH([.A639]) = MONTH([.A640]));2400; 0);0)" office:value-type="float" office:value="780" calcext:value-type="float">
            <text:p>780</text:p>
          </table:table-cell>
          <table:table-cell table:formula="of:=[.H638] -[.G639] +[.F639]" office:value-type="float" office:value="108685" calcext:value-type="float">
            <text:p>10868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30" calcext:value-type="date">
            <text:p>30.09.2024</text:p>
          </table:table-cell>
          <table:table-cell table:formula="of:=[.A640]" office:value-type="date" office:date-value="2024-09-30" calcext:value-type="date">
            <text:p>09-30</text:p>
          </table:table-cell>
          <table:table-cell table:style-name="ce1" table:formula="of:=IF([.B640] &lt; DATE(YEAR([.A640]);3;21); &quot;ZIMA&quot;; IF([.B640] &lt; DATE(YEAR([.A640]);6;21);&quot;WIOSNA&quot; ; IF([.B640] &lt; DATE(YEAR([.A640]);9;23); &quot;LATO&quot;; IF([.B640] &lt; DATE(YEAR([.A640]);12;21);&quot;JESIEŃ&quot;; &quot;ZIMA&quot;))))" office:value-type="string" office:string-value="JESIEŃ" calcext:value-type="string">
            <text:p>JESIEŃ</text:p>
          </table:table-cell>
          <table:table-cell table:formula="of:=IF([.C640] = &quot;ZIMA&quot;; 0.2; IF([.C640] = &quot;WIOSNA&quot;; 0.5; IF([.C640] = &quot;LATO&quot;; 0.9; 0.4)))" office:value-type="float" office:value="0.4" calcext:value-type="float">
            <text:p>0,4</text:p>
          </table:table-cell>
          <table:table-cell table:style-name="ce22" table:formula="of:=IF([.H639]&gt; 2400 ;IF(NOT(MONTH([.A640]) = MONTH([.A639]));[.E639]+3; [.E639]); [.E639])" office:value-type="float" office:value="52" calcext:value-type="float">
            <text:p>52</text:p>
          </table:table-cell>
          <table:table-cell table:formula="of:=IF(WEEKDAY([.A640];2)&lt; 6; 1; 0) * FLOOR([.E640] *[.D640]) *[.$K$7]" office:value-type="float" office:value="600" calcext:value-type="float">
            <text:p>600</text:p>
          </table:table-cell>
          <table:table-cell table:formula="of:=IF(WEEKDAY([.A640];2) = 7; ([.E639]*15); 0) + IF([.H639]&gt;= 2400; IF(NOT(MONTH([.A640]) = MONTH([.A641]));2400; 0);0)" office:value-type="float" office:value="2400" calcext:value-type="float">
            <text:p>2400</text:p>
          </table:table-cell>
          <table:table-cell table:formula="of:=[.H639] -[.G640] +[.F640]" office:value-type="float" office:value="106885" calcext:value-type="float">
            <text:p>10688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01" calcext:value-type="date">
            <text:p>1.10.2024</text:p>
          </table:table-cell>
          <table:table-cell table:formula="of:=[.A641]" office:value-type="date" office:date-value="2024-10-01" calcext:value-type="date">
            <text:p>10-01</text:p>
          </table:table-cell>
          <table:table-cell table:style-name="ce1" table:formula="of:=IF([.B641] &lt; DATE(YEAR([.A641]);3;21); &quot;ZIMA&quot;; IF([.B641] &lt; DATE(YEAR([.A641]);6;21);&quot;WIOSNA&quot; ; IF([.B641] &lt; DATE(YEAR([.A641]);9;23); &quot;LATO&quot;; IF([.B641] &lt; DATE(YEAR([.A641]);12;21);&quot;JESIEŃ&quot;; &quot;ZIMA&quot;))))" office:value-type="string" office:string-value="JESIEŃ" calcext:value-type="string">
            <text:p>JESIEŃ</text:p>
          </table:table-cell>
          <table:table-cell table:formula="of:=IF([.C641] = &quot;ZIMA&quot;; 0.2; IF([.C641] = &quot;WIOSNA&quot;; 0.5; IF([.C641] = &quot;LATO&quot;; 0.9; 0.4)))" office:value-type="float" office:value="0.4" calcext:value-type="float">
            <text:p>0,4</text:p>
          </table:table-cell>
          <table:table-cell table:style-name="ce22" table:formula="of:=IF([.H640]&gt; 2400 ;IF(NOT(MONTH([.A641]) = MONTH([.A640]));[.E640]+3; [.E640]); [.E640])" office:value-type="float" office:value="55" calcext:value-type="float">
            <text:p>55</text:p>
          </table:table-cell>
          <table:table-cell table:formula="of:=IF(WEEKDAY([.A641];2)&lt; 6; 1; 0) * FLOOR([.E641] *[.D641]) *[.$K$7]" office:value-type="float" office:value="660" calcext:value-type="float">
            <text:p>660</text:p>
          </table:table-cell>
          <table:table-cell table:formula="of:=IF(WEEKDAY([.A641];2) = 7; ([.E640]*15); 0) + IF([.H640]&gt;= 2400; IF(NOT(MONTH([.A641]) = MONTH([.A642]));2400; 0);0)" office:value-type="float" office:value="0" calcext:value-type="float">
            <text:p>0</text:p>
          </table:table-cell>
          <table:table-cell table:formula="of:=[.H640] -[.G641] +[.F641]" office:value-type="float" office:value="107545" calcext:value-type="float">
            <text:p>10754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02" calcext:value-type="date">
            <text:p>2.10.2024</text:p>
          </table:table-cell>
          <table:table-cell table:formula="of:=[.A642]" office:value-type="date" office:date-value="2024-10-02" calcext:value-type="date">
            <text:p>10-02</text:p>
          </table:table-cell>
          <table:table-cell table:style-name="ce1" table:formula="of:=IF([.B642] &lt; DATE(YEAR([.A642]);3;21); &quot;ZIMA&quot;; IF([.B642] &lt; DATE(YEAR([.A642]);6;21);&quot;WIOSNA&quot; ; IF([.B642] &lt; DATE(YEAR([.A642]);9;23); &quot;LATO&quot;; IF([.B642] &lt; DATE(YEAR([.A642]);12;21);&quot;JESIEŃ&quot;; &quot;ZIMA&quot;))))" office:value-type="string" office:string-value="JESIEŃ" calcext:value-type="string">
            <text:p>JESIEŃ</text:p>
          </table:table-cell>
          <table:table-cell table:formula="of:=IF([.C642] = &quot;ZIMA&quot;; 0.2; IF([.C642] = &quot;WIOSNA&quot;; 0.5; IF([.C642] = &quot;LATO&quot;; 0.9; 0.4)))" office:value-type="float" office:value="0.4" calcext:value-type="float">
            <text:p>0,4</text:p>
          </table:table-cell>
          <table:table-cell table:style-name="ce22" table:formula="of:=IF([.H641]&gt; 2400 ;IF(NOT(MONTH([.A642]) = MONTH([.A641]));[.E641]+3; [.E641]); [.E641])" office:value-type="float" office:value="55" calcext:value-type="float">
            <text:p>55</text:p>
          </table:table-cell>
          <table:table-cell table:formula="of:=IF(WEEKDAY([.A642];2)&lt; 6; 1; 0) * FLOOR([.E642] *[.D642]) *[.$K$7]" office:value-type="float" office:value="660" calcext:value-type="float">
            <text:p>660</text:p>
          </table:table-cell>
          <table:table-cell table:formula="of:=IF(WEEKDAY([.A642];2) = 7; ([.E641]*15); 0) + IF([.H641]&gt;= 2400; IF(NOT(MONTH([.A642]) = MONTH([.A643]));2400; 0);0)" office:value-type="float" office:value="0" calcext:value-type="float">
            <text:p>0</text:p>
          </table:table-cell>
          <table:table-cell table:formula="of:=[.H641] -[.G642] +[.F642]" office:value-type="float" office:value="108205" calcext:value-type="float">
            <text:p>10820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03" calcext:value-type="date">
            <text:p>3.10.2024</text:p>
          </table:table-cell>
          <table:table-cell table:formula="of:=[.A643]" office:value-type="date" office:date-value="2024-10-03" calcext:value-type="date">
            <text:p>10-03</text:p>
          </table:table-cell>
          <table:table-cell table:style-name="ce1" table:formula="of:=IF([.B643] &lt; DATE(YEAR([.A643]);3;21); &quot;ZIMA&quot;; IF([.B643] &lt; DATE(YEAR([.A643]);6;21);&quot;WIOSNA&quot; ; IF([.B643] &lt; DATE(YEAR([.A643]);9;23); &quot;LATO&quot;; IF([.B643] &lt; DATE(YEAR([.A643]);12;21);&quot;JESIEŃ&quot;; &quot;ZIMA&quot;))))" office:value-type="string" office:string-value="JESIEŃ" calcext:value-type="string">
            <text:p>JESIEŃ</text:p>
          </table:table-cell>
          <table:table-cell table:formula="of:=IF([.C643] = &quot;ZIMA&quot;; 0.2; IF([.C643] = &quot;WIOSNA&quot;; 0.5; IF([.C643] = &quot;LATO&quot;; 0.9; 0.4)))" office:value-type="float" office:value="0.4" calcext:value-type="float">
            <text:p>0,4</text:p>
          </table:table-cell>
          <table:table-cell table:style-name="ce22" table:formula="of:=IF([.H642]&gt; 2400 ;IF(NOT(MONTH([.A643]) = MONTH([.A642]));[.E642]+3; [.E642]); [.E642])" office:value-type="float" office:value="55" calcext:value-type="float">
            <text:p>55</text:p>
          </table:table-cell>
          <table:table-cell table:formula="of:=IF(WEEKDAY([.A643];2)&lt; 6; 1; 0) * FLOOR([.E643] *[.D643]) *[.$K$7]" office:value-type="float" office:value="660" calcext:value-type="float">
            <text:p>660</text:p>
          </table:table-cell>
          <table:table-cell table:formula="of:=IF(WEEKDAY([.A643];2) = 7; ([.E642]*15); 0) + IF([.H642]&gt;= 2400; IF(NOT(MONTH([.A643]) = MONTH([.A644]));2400; 0);0)" office:value-type="float" office:value="0" calcext:value-type="float">
            <text:p>0</text:p>
          </table:table-cell>
          <table:table-cell table:formula="of:=[.H642] -[.G643] +[.F643]" office:value-type="float" office:value="108865" calcext:value-type="float">
            <text:p>10886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04" calcext:value-type="date">
            <text:p>4.10.2024</text:p>
          </table:table-cell>
          <table:table-cell table:formula="of:=[.A644]" office:value-type="date" office:date-value="2024-10-04" calcext:value-type="date">
            <text:p>10-04</text:p>
          </table:table-cell>
          <table:table-cell table:style-name="ce1" table:formula="of:=IF([.B644] &lt; DATE(YEAR([.A644]);3;21); &quot;ZIMA&quot;; IF([.B644] &lt; DATE(YEAR([.A644]);6;21);&quot;WIOSNA&quot; ; IF([.B644] &lt; DATE(YEAR([.A644]);9;23); &quot;LATO&quot;; IF([.B644] &lt; DATE(YEAR([.A644]);12;21);&quot;JESIEŃ&quot;; &quot;ZIMA&quot;))))" office:value-type="string" office:string-value="JESIEŃ" calcext:value-type="string">
            <text:p>JESIEŃ</text:p>
          </table:table-cell>
          <table:table-cell table:formula="of:=IF([.C644] = &quot;ZIMA&quot;; 0.2; IF([.C644] = &quot;WIOSNA&quot;; 0.5; IF([.C644] = &quot;LATO&quot;; 0.9; 0.4)))" office:value-type="float" office:value="0.4" calcext:value-type="float">
            <text:p>0,4</text:p>
          </table:table-cell>
          <table:table-cell table:style-name="ce22" table:formula="of:=IF([.H643]&gt; 2400 ;IF(NOT(MONTH([.A644]) = MONTH([.A643]));[.E643]+3; [.E643]); [.E643])" office:value-type="float" office:value="55" calcext:value-type="float">
            <text:p>55</text:p>
          </table:table-cell>
          <table:table-cell table:formula="of:=IF(WEEKDAY([.A644];2)&lt; 6; 1; 0) * FLOOR([.E644] *[.D644]) *[.$K$7]" office:value-type="float" office:value="660" calcext:value-type="float">
            <text:p>660</text:p>
          </table:table-cell>
          <table:table-cell table:formula="of:=IF(WEEKDAY([.A644];2) = 7; ([.E643]*15); 0) + IF([.H643]&gt;= 2400; IF(NOT(MONTH([.A644]) = MONTH([.A645]));2400; 0);0)" office:value-type="float" office:value="0" calcext:value-type="float">
            <text:p>0</text:p>
          </table:table-cell>
          <table:table-cell table:formula="of:=[.H643] -[.G644] +[.F644]" office:value-type="float" office:value="109525" calcext:value-type="float">
            <text:p>1095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05" calcext:value-type="date">
            <text:p>5.10.2024</text:p>
          </table:table-cell>
          <table:table-cell table:formula="of:=[.A645]" office:value-type="date" office:date-value="2024-10-05" calcext:value-type="date">
            <text:p>10-05</text:p>
          </table:table-cell>
          <table:table-cell table:style-name="ce1" table:formula="of:=IF([.B645] &lt; DATE(YEAR([.A645]);3;21); &quot;ZIMA&quot;; IF([.B645] &lt; DATE(YEAR([.A645]);6;21);&quot;WIOSNA&quot; ; IF([.B645] &lt; DATE(YEAR([.A645]);9;23); &quot;LATO&quot;; IF([.B645] &lt; DATE(YEAR([.A645]);12;21);&quot;JESIEŃ&quot;; &quot;ZIMA&quot;))))" office:value-type="string" office:string-value="JESIEŃ" calcext:value-type="string">
            <text:p>JESIEŃ</text:p>
          </table:table-cell>
          <table:table-cell table:formula="of:=IF([.C645] = &quot;ZIMA&quot;; 0.2; IF([.C645] = &quot;WIOSNA&quot;; 0.5; IF([.C645] = &quot;LATO&quot;; 0.9; 0.4)))" office:value-type="float" office:value="0.4" calcext:value-type="float">
            <text:p>0,4</text:p>
          </table:table-cell>
          <table:table-cell table:style-name="ce22" table:formula="of:=IF([.H644]&gt; 2400 ;IF(NOT(MONTH([.A645]) = MONTH([.A644]));[.E644]+3; [.E644]); [.E644])" office:value-type="float" office:value="55" calcext:value-type="float">
            <text:p>55</text:p>
          </table:table-cell>
          <table:table-cell table:formula="of:=IF(WEEKDAY([.A645];2)&lt; 6; 1; 0) * FLOOR([.E645] *[.D645]) *[.$K$7]" office:value-type="float" office:value="0" calcext:value-type="float">
            <text:p>0</text:p>
          </table:table-cell>
          <table:table-cell table:formula="of:=IF(WEEKDAY([.A645];2) = 7; ([.E644]*15); 0) + IF([.H644]&gt;= 2400; IF(NOT(MONTH([.A645]) = MONTH([.A646]));2400; 0);0)" office:value-type="float" office:value="0" calcext:value-type="float">
            <text:p>0</text:p>
          </table:table-cell>
          <table:table-cell table:formula="of:=[.H644] -[.G645] +[.F645]" office:value-type="float" office:value="109525" calcext:value-type="float">
            <text:p>1095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06" calcext:value-type="date">
            <text:p>6.10.2024</text:p>
          </table:table-cell>
          <table:table-cell table:formula="of:=[.A646]" office:value-type="date" office:date-value="2024-10-06" calcext:value-type="date">
            <text:p>10-06</text:p>
          </table:table-cell>
          <table:table-cell table:style-name="ce1" table:formula="of:=IF([.B646] &lt; DATE(YEAR([.A646]);3;21); &quot;ZIMA&quot;; IF([.B646] &lt; DATE(YEAR([.A646]);6;21);&quot;WIOSNA&quot; ; IF([.B646] &lt; DATE(YEAR([.A646]);9;23); &quot;LATO&quot;; IF([.B646] &lt; DATE(YEAR([.A646]);12;21);&quot;JESIEŃ&quot;; &quot;ZIMA&quot;))))" office:value-type="string" office:string-value="JESIEŃ" calcext:value-type="string">
            <text:p>JESIEŃ</text:p>
          </table:table-cell>
          <table:table-cell table:formula="of:=IF([.C646] = &quot;ZIMA&quot;; 0.2; IF([.C646] = &quot;WIOSNA&quot;; 0.5; IF([.C646] = &quot;LATO&quot;; 0.9; 0.4)))" office:value-type="float" office:value="0.4" calcext:value-type="float">
            <text:p>0,4</text:p>
          </table:table-cell>
          <table:table-cell table:style-name="ce22" table:formula="of:=IF([.H645]&gt; 2400 ;IF(NOT(MONTH([.A646]) = MONTH([.A645]));[.E645]+3; [.E645]); [.E645])" office:value-type="float" office:value="55" calcext:value-type="float">
            <text:p>55</text:p>
          </table:table-cell>
          <table:table-cell table:formula="of:=IF(WEEKDAY([.A646];2)&lt; 6; 1; 0) * FLOOR([.E646] *[.D646]) *[.$K$7]" office:value-type="float" office:value="0" calcext:value-type="float">
            <text:p>0</text:p>
          </table:table-cell>
          <table:table-cell table:formula="of:=IF(WEEKDAY([.A646];2) = 7; ([.E645]*15); 0) + IF([.H645]&gt;= 2400; IF(NOT(MONTH([.A646]) = MONTH([.A647]));2400; 0);0)" office:value-type="float" office:value="825" calcext:value-type="float">
            <text:p>825</text:p>
          </table:table-cell>
          <table:table-cell table:formula="of:=[.H645] -[.G646] +[.F646]" office:value-type="float" office:value="108700" calcext:value-type="float">
            <text:p>1087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07" calcext:value-type="date">
            <text:p>7.10.2024</text:p>
          </table:table-cell>
          <table:table-cell table:formula="of:=[.A647]" office:value-type="date" office:date-value="2024-10-07" calcext:value-type="date">
            <text:p>10-07</text:p>
          </table:table-cell>
          <table:table-cell table:style-name="ce1" table:formula="of:=IF([.B647] &lt; DATE(YEAR([.A647]);3;21); &quot;ZIMA&quot;; IF([.B647] &lt; DATE(YEAR([.A647]);6;21);&quot;WIOSNA&quot; ; IF([.B647] &lt; DATE(YEAR([.A647]);9;23); &quot;LATO&quot;; IF([.B647] &lt; DATE(YEAR([.A647]);12;21);&quot;JESIEŃ&quot;; &quot;ZIMA&quot;))))" office:value-type="string" office:string-value="JESIEŃ" calcext:value-type="string">
            <text:p>JESIEŃ</text:p>
          </table:table-cell>
          <table:table-cell table:formula="of:=IF([.C647] = &quot;ZIMA&quot;; 0.2; IF([.C647] = &quot;WIOSNA&quot;; 0.5; IF([.C647] = &quot;LATO&quot;; 0.9; 0.4)))" office:value-type="float" office:value="0.4" calcext:value-type="float">
            <text:p>0,4</text:p>
          </table:table-cell>
          <table:table-cell table:style-name="ce22" table:formula="of:=IF([.H646]&gt; 2400 ;IF(NOT(MONTH([.A647]) = MONTH([.A646]));[.E646]+3; [.E646]); [.E646])" office:value-type="float" office:value="55" calcext:value-type="float">
            <text:p>55</text:p>
          </table:table-cell>
          <table:table-cell table:formula="of:=IF(WEEKDAY([.A647];2)&lt; 6; 1; 0) * FLOOR([.E647] *[.D647]) *[.$K$7]" office:value-type="float" office:value="660" calcext:value-type="float">
            <text:p>660</text:p>
          </table:table-cell>
          <table:table-cell table:formula="of:=IF(WEEKDAY([.A647];2) = 7; ([.E646]*15); 0) + IF([.H646]&gt;= 2400; IF(NOT(MONTH([.A647]) = MONTH([.A648]));2400; 0);0)" office:value-type="float" office:value="0" calcext:value-type="float">
            <text:p>0</text:p>
          </table:table-cell>
          <table:table-cell table:formula="of:=[.H646] -[.G647] +[.F647]" office:value-type="float" office:value="109360" calcext:value-type="float">
            <text:p>1093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08" calcext:value-type="date">
            <text:p>8.10.2024</text:p>
          </table:table-cell>
          <table:table-cell table:formula="of:=[.A648]" office:value-type="date" office:date-value="2024-10-08" calcext:value-type="date">
            <text:p>10-08</text:p>
          </table:table-cell>
          <table:table-cell table:style-name="ce1" table:formula="of:=IF([.B648] &lt; DATE(YEAR([.A648]);3;21); &quot;ZIMA&quot;; IF([.B648] &lt; DATE(YEAR([.A648]);6;21);&quot;WIOSNA&quot; ; IF([.B648] &lt; DATE(YEAR([.A648]);9;23); &quot;LATO&quot;; IF([.B648] &lt; DATE(YEAR([.A648]);12;21);&quot;JESIEŃ&quot;; &quot;ZIMA&quot;))))" office:value-type="string" office:string-value="JESIEŃ" calcext:value-type="string">
            <text:p>JESIEŃ</text:p>
          </table:table-cell>
          <table:table-cell table:formula="of:=IF([.C648] = &quot;ZIMA&quot;; 0.2; IF([.C648] = &quot;WIOSNA&quot;; 0.5; IF([.C648] = &quot;LATO&quot;; 0.9; 0.4)))" office:value-type="float" office:value="0.4" calcext:value-type="float">
            <text:p>0,4</text:p>
          </table:table-cell>
          <table:table-cell table:style-name="ce22" table:formula="of:=IF([.H647]&gt; 2400 ;IF(NOT(MONTH([.A648]) = MONTH([.A647]));[.E647]+3; [.E647]); [.E647])" office:value-type="float" office:value="55" calcext:value-type="float">
            <text:p>55</text:p>
          </table:table-cell>
          <table:table-cell table:formula="of:=IF(WEEKDAY([.A648];2)&lt; 6; 1; 0) * FLOOR([.E648] *[.D648]) *[.$K$7]" office:value-type="float" office:value="660" calcext:value-type="float">
            <text:p>660</text:p>
          </table:table-cell>
          <table:table-cell table:formula="of:=IF(WEEKDAY([.A648];2) = 7; ([.E647]*15); 0) + IF([.H647]&gt;= 2400; IF(NOT(MONTH([.A648]) = MONTH([.A649]));2400; 0);0)" office:value-type="float" office:value="0" calcext:value-type="float">
            <text:p>0</text:p>
          </table:table-cell>
          <table:table-cell table:formula="of:=[.H647] -[.G648] +[.F648]" office:value-type="float" office:value="110020" calcext:value-type="float">
            <text:p>1100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09" calcext:value-type="date">
            <text:p>9.10.2024</text:p>
          </table:table-cell>
          <table:table-cell table:formula="of:=[.A649]" office:value-type="date" office:date-value="2024-10-09" calcext:value-type="date">
            <text:p>10-09</text:p>
          </table:table-cell>
          <table:table-cell table:style-name="ce1" table:formula="of:=IF([.B649] &lt; DATE(YEAR([.A649]);3;21); &quot;ZIMA&quot;; IF([.B649] &lt; DATE(YEAR([.A649]);6;21);&quot;WIOSNA&quot; ; IF([.B649] &lt; DATE(YEAR([.A649]);9;23); &quot;LATO&quot;; IF([.B649] &lt; DATE(YEAR([.A649]);12;21);&quot;JESIEŃ&quot;; &quot;ZIMA&quot;))))" office:value-type="string" office:string-value="JESIEŃ" calcext:value-type="string">
            <text:p>JESIEŃ</text:p>
          </table:table-cell>
          <table:table-cell table:formula="of:=IF([.C649] = &quot;ZIMA&quot;; 0.2; IF([.C649] = &quot;WIOSNA&quot;; 0.5; IF([.C649] = &quot;LATO&quot;; 0.9; 0.4)))" office:value-type="float" office:value="0.4" calcext:value-type="float">
            <text:p>0,4</text:p>
          </table:table-cell>
          <table:table-cell table:style-name="ce22" table:formula="of:=IF([.H648]&gt; 2400 ;IF(NOT(MONTH([.A649]) = MONTH([.A648]));[.E648]+3; [.E648]); [.E648])" office:value-type="float" office:value="55" calcext:value-type="float">
            <text:p>55</text:p>
          </table:table-cell>
          <table:table-cell table:formula="of:=IF(WEEKDAY([.A649];2)&lt; 6; 1; 0) * FLOOR([.E649] *[.D649]) *[.$K$7]" office:value-type="float" office:value="660" calcext:value-type="float">
            <text:p>660</text:p>
          </table:table-cell>
          <table:table-cell table:formula="of:=IF(WEEKDAY([.A649];2) = 7; ([.E648]*15); 0) + IF([.H648]&gt;= 2400; IF(NOT(MONTH([.A649]) = MONTH([.A650]));2400; 0);0)" office:value-type="float" office:value="0" calcext:value-type="float">
            <text:p>0</text:p>
          </table:table-cell>
          <table:table-cell table:formula="of:=[.H648] -[.G649] +[.F649]" office:value-type="float" office:value="110680" calcext:value-type="float">
            <text:p>1106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10" calcext:value-type="date">
            <text:p>10.10.2024</text:p>
          </table:table-cell>
          <table:table-cell table:formula="of:=[.A650]" office:value-type="date" office:date-value="2024-10-10" calcext:value-type="date">
            <text:p>10-10</text:p>
          </table:table-cell>
          <table:table-cell table:style-name="ce1" table:formula="of:=IF([.B650] &lt; DATE(YEAR([.A650]);3;21); &quot;ZIMA&quot;; IF([.B650] &lt; DATE(YEAR([.A650]);6;21);&quot;WIOSNA&quot; ; IF([.B650] &lt; DATE(YEAR([.A650]);9;23); &quot;LATO&quot;; IF([.B650] &lt; DATE(YEAR([.A650]);12;21);&quot;JESIEŃ&quot;; &quot;ZIMA&quot;))))" office:value-type="string" office:string-value="JESIEŃ" calcext:value-type="string">
            <text:p>JESIEŃ</text:p>
          </table:table-cell>
          <table:table-cell table:formula="of:=IF([.C650] = &quot;ZIMA&quot;; 0.2; IF([.C650] = &quot;WIOSNA&quot;; 0.5; IF([.C650] = &quot;LATO&quot;; 0.9; 0.4)))" office:value-type="float" office:value="0.4" calcext:value-type="float">
            <text:p>0,4</text:p>
          </table:table-cell>
          <table:table-cell table:style-name="ce22" table:formula="of:=IF([.H649]&gt; 2400 ;IF(NOT(MONTH([.A650]) = MONTH([.A649]));[.E649]+3; [.E649]); [.E649])" office:value-type="float" office:value="55" calcext:value-type="float">
            <text:p>55</text:p>
          </table:table-cell>
          <table:table-cell table:formula="of:=IF(WEEKDAY([.A650];2)&lt; 6; 1; 0) * FLOOR([.E650] *[.D650]) *[.$K$7]" office:value-type="float" office:value="660" calcext:value-type="float">
            <text:p>660</text:p>
          </table:table-cell>
          <table:table-cell table:formula="of:=IF(WEEKDAY([.A650];2) = 7; ([.E649]*15); 0) + IF([.H649]&gt;= 2400; IF(NOT(MONTH([.A650]) = MONTH([.A651]));2400; 0);0)" office:value-type="float" office:value="0" calcext:value-type="float">
            <text:p>0</text:p>
          </table:table-cell>
          <table:table-cell table:formula="of:=[.H649] -[.G650] +[.F650]" office:value-type="float" office:value="111340" calcext:value-type="float">
            <text:p>1113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11" calcext:value-type="date">
            <text:p>11.10.2024</text:p>
          </table:table-cell>
          <table:table-cell table:formula="of:=[.A651]" office:value-type="date" office:date-value="2024-10-11" calcext:value-type="date">
            <text:p>10-11</text:p>
          </table:table-cell>
          <table:table-cell table:style-name="ce1" table:formula="of:=IF([.B651] &lt; DATE(YEAR([.A651]);3;21); &quot;ZIMA&quot;; IF([.B651] &lt; DATE(YEAR([.A651]);6;21);&quot;WIOSNA&quot; ; IF([.B651] &lt; DATE(YEAR([.A651]);9;23); &quot;LATO&quot;; IF([.B651] &lt; DATE(YEAR([.A651]);12;21);&quot;JESIEŃ&quot;; &quot;ZIMA&quot;))))" office:value-type="string" office:string-value="JESIEŃ" calcext:value-type="string">
            <text:p>JESIEŃ</text:p>
          </table:table-cell>
          <table:table-cell table:formula="of:=IF([.C651] = &quot;ZIMA&quot;; 0.2; IF([.C651] = &quot;WIOSNA&quot;; 0.5; IF([.C651] = &quot;LATO&quot;; 0.9; 0.4)))" office:value-type="float" office:value="0.4" calcext:value-type="float">
            <text:p>0,4</text:p>
          </table:table-cell>
          <table:table-cell table:style-name="ce22" table:formula="of:=IF([.H650]&gt; 2400 ;IF(NOT(MONTH([.A651]) = MONTH([.A650]));[.E650]+3; [.E650]); [.E650])" office:value-type="float" office:value="55" calcext:value-type="float">
            <text:p>55</text:p>
          </table:table-cell>
          <table:table-cell table:formula="of:=IF(WEEKDAY([.A651];2)&lt; 6; 1; 0) * FLOOR([.E651] *[.D651]) *[.$K$7]" office:value-type="float" office:value="660" calcext:value-type="float">
            <text:p>660</text:p>
          </table:table-cell>
          <table:table-cell table:formula="of:=IF(WEEKDAY([.A651];2) = 7; ([.E650]*15); 0) + IF([.H650]&gt;= 2400; IF(NOT(MONTH([.A651]) = MONTH([.A652]));2400; 0);0)" office:value-type="float" office:value="0" calcext:value-type="float">
            <text:p>0</text:p>
          </table:table-cell>
          <table:table-cell table:formula="of:=[.H650] -[.G651] +[.F651]" office:value-type="float" office:value="112000" calcext:value-type="float">
            <text:p>1120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12" calcext:value-type="date">
            <text:p>12.10.2024</text:p>
          </table:table-cell>
          <table:table-cell table:formula="of:=[.A652]" office:value-type="date" office:date-value="2024-10-12" calcext:value-type="date">
            <text:p>10-12</text:p>
          </table:table-cell>
          <table:table-cell table:style-name="ce1" table:formula="of:=IF([.B652] &lt; DATE(YEAR([.A652]);3;21); &quot;ZIMA&quot;; IF([.B652] &lt; DATE(YEAR([.A652]);6;21);&quot;WIOSNA&quot; ; IF([.B652] &lt; DATE(YEAR([.A652]);9;23); &quot;LATO&quot;; IF([.B652] &lt; DATE(YEAR([.A652]);12;21);&quot;JESIEŃ&quot;; &quot;ZIMA&quot;))))" office:value-type="string" office:string-value="JESIEŃ" calcext:value-type="string">
            <text:p>JESIEŃ</text:p>
          </table:table-cell>
          <table:table-cell table:formula="of:=IF([.C652] = &quot;ZIMA&quot;; 0.2; IF([.C652] = &quot;WIOSNA&quot;; 0.5; IF([.C652] = &quot;LATO&quot;; 0.9; 0.4)))" office:value-type="float" office:value="0.4" calcext:value-type="float">
            <text:p>0,4</text:p>
          </table:table-cell>
          <table:table-cell table:style-name="ce22" table:formula="of:=IF([.H651]&gt; 2400 ;IF(NOT(MONTH([.A652]) = MONTH([.A651]));[.E651]+3; [.E651]); [.E651])" office:value-type="float" office:value="55" calcext:value-type="float">
            <text:p>55</text:p>
          </table:table-cell>
          <table:table-cell table:formula="of:=IF(WEEKDAY([.A652];2)&lt; 6; 1; 0) * FLOOR([.E652] *[.D652]) *[.$K$7]" office:value-type="float" office:value="0" calcext:value-type="float">
            <text:p>0</text:p>
          </table:table-cell>
          <table:table-cell table:formula="of:=IF(WEEKDAY([.A652];2) = 7; ([.E651]*15); 0) + IF([.H651]&gt;= 2400; IF(NOT(MONTH([.A652]) = MONTH([.A653]));2400; 0);0)" office:value-type="float" office:value="0" calcext:value-type="float">
            <text:p>0</text:p>
          </table:table-cell>
          <table:table-cell table:formula="of:=[.H651] -[.G652] +[.F652]" office:value-type="float" office:value="112000" calcext:value-type="float">
            <text:p>1120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13" calcext:value-type="date">
            <text:p>13.10.2024</text:p>
          </table:table-cell>
          <table:table-cell table:formula="of:=[.A653]" office:value-type="date" office:date-value="2024-10-13" calcext:value-type="date">
            <text:p>10-13</text:p>
          </table:table-cell>
          <table:table-cell table:style-name="ce1" table:formula="of:=IF([.B653] &lt; DATE(YEAR([.A653]);3;21); &quot;ZIMA&quot;; IF([.B653] &lt; DATE(YEAR([.A653]);6;21);&quot;WIOSNA&quot; ; IF([.B653] &lt; DATE(YEAR([.A653]);9;23); &quot;LATO&quot;; IF([.B653] &lt; DATE(YEAR([.A653]);12;21);&quot;JESIEŃ&quot;; &quot;ZIMA&quot;))))" office:value-type="string" office:string-value="JESIEŃ" calcext:value-type="string">
            <text:p>JESIEŃ</text:p>
          </table:table-cell>
          <table:table-cell table:formula="of:=IF([.C653] = &quot;ZIMA&quot;; 0.2; IF([.C653] = &quot;WIOSNA&quot;; 0.5; IF([.C653] = &quot;LATO&quot;; 0.9; 0.4)))" office:value-type="float" office:value="0.4" calcext:value-type="float">
            <text:p>0,4</text:p>
          </table:table-cell>
          <table:table-cell table:style-name="ce22" table:formula="of:=IF([.H652]&gt; 2400 ;IF(NOT(MONTH([.A653]) = MONTH([.A652]));[.E652]+3; [.E652]); [.E652])" office:value-type="float" office:value="55" calcext:value-type="float">
            <text:p>55</text:p>
          </table:table-cell>
          <table:table-cell table:formula="of:=IF(WEEKDAY([.A653];2)&lt; 6; 1; 0) * FLOOR([.E653] *[.D653]) *[.$K$7]" office:value-type="float" office:value="0" calcext:value-type="float">
            <text:p>0</text:p>
          </table:table-cell>
          <table:table-cell table:formula="of:=IF(WEEKDAY([.A653];2) = 7; ([.E652]*15); 0) + IF([.H652]&gt;= 2400; IF(NOT(MONTH([.A653]) = MONTH([.A654]));2400; 0);0)" office:value-type="float" office:value="825" calcext:value-type="float">
            <text:p>825</text:p>
          </table:table-cell>
          <table:table-cell table:formula="of:=[.H652] -[.G653] +[.F653]" office:value-type="float" office:value="111175" calcext:value-type="float">
            <text:p>1111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14" calcext:value-type="date">
            <text:p>14.10.2024</text:p>
          </table:table-cell>
          <table:table-cell table:formula="of:=[.A654]" office:value-type="date" office:date-value="2024-10-14" calcext:value-type="date">
            <text:p>10-14</text:p>
          </table:table-cell>
          <table:table-cell table:style-name="ce1" table:formula="of:=IF([.B654] &lt; DATE(YEAR([.A654]);3;21); &quot;ZIMA&quot;; IF([.B654] &lt; DATE(YEAR([.A654]);6;21);&quot;WIOSNA&quot; ; IF([.B654] &lt; DATE(YEAR([.A654]);9;23); &quot;LATO&quot;; IF([.B654] &lt; DATE(YEAR([.A654]);12;21);&quot;JESIEŃ&quot;; &quot;ZIMA&quot;))))" office:value-type="string" office:string-value="JESIEŃ" calcext:value-type="string">
            <text:p>JESIEŃ</text:p>
          </table:table-cell>
          <table:table-cell table:formula="of:=IF([.C654] = &quot;ZIMA&quot;; 0.2; IF([.C654] = &quot;WIOSNA&quot;; 0.5; IF([.C654] = &quot;LATO&quot;; 0.9; 0.4)))" office:value-type="float" office:value="0.4" calcext:value-type="float">
            <text:p>0,4</text:p>
          </table:table-cell>
          <table:table-cell table:style-name="ce22" table:formula="of:=IF([.H653]&gt; 2400 ;IF(NOT(MONTH([.A654]) = MONTH([.A653]));[.E653]+3; [.E653]); [.E653])" office:value-type="float" office:value="55" calcext:value-type="float">
            <text:p>55</text:p>
          </table:table-cell>
          <table:table-cell table:formula="of:=IF(WEEKDAY([.A654];2)&lt; 6; 1; 0) * FLOOR([.E654] *[.D654]) *[.$K$7]" office:value-type="float" office:value="660" calcext:value-type="float">
            <text:p>660</text:p>
          </table:table-cell>
          <table:table-cell table:formula="of:=IF(WEEKDAY([.A654];2) = 7; ([.E653]*15); 0) + IF([.H653]&gt;= 2400; IF(NOT(MONTH([.A654]) = MONTH([.A655]));2400; 0);0)" office:value-type="float" office:value="0" calcext:value-type="float">
            <text:p>0</text:p>
          </table:table-cell>
          <table:table-cell table:formula="of:=[.H653] -[.G654] +[.F654]" office:value-type="float" office:value="111835" calcext:value-type="float">
            <text:p>11183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15" calcext:value-type="date">
            <text:p>15.10.2024</text:p>
          </table:table-cell>
          <table:table-cell table:formula="of:=[.A655]" office:value-type="date" office:date-value="2024-10-15" calcext:value-type="date">
            <text:p>10-15</text:p>
          </table:table-cell>
          <table:table-cell table:style-name="ce1" table:formula="of:=IF([.B655] &lt; DATE(YEAR([.A655]);3;21); &quot;ZIMA&quot;; IF([.B655] &lt; DATE(YEAR([.A655]);6;21);&quot;WIOSNA&quot; ; IF([.B655] &lt; DATE(YEAR([.A655]);9;23); &quot;LATO&quot;; IF([.B655] &lt; DATE(YEAR([.A655]);12;21);&quot;JESIEŃ&quot;; &quot;ZIMA&quot;))))" office:value-type="string" office:string-value="JESIEŃ" calcext:value-type="string">
            <text:p>JESIEŃ</text:p>
          </table:table-cell>
          <table:table-cell table:formula="of:=IF([.C655] = &quot;ZIMA&quot;; 0.2; IF([.C655] = &quot;WIOSNA&quot;; 0.5; IF([.C655] = &quot;LATO&quot;; 0.9; 0.4)))" office:value-type="float" office:value="0.4" calcext:value-type="float">
            <text:p>0,4</text:p>
          </table:table-cell>
          <table:table-cell table:style-name="ce22" table:formula="of:=IF([.H654]&gt; 2400 ;IF(NOT(MONTH([.A655]) = MONTH([.A654]));[.E654]+3; [.E654]); [.E654])" office:value-type="float" office:value="55" calcext:value-type="float">
            <text:p>55</text:p>
          </table:table-cell>
          <table:table-cell table:formula="of:=IF(WEEKDAY([.A655];2)&lt; 6; 1; 0) * FLOOR([.E655] *[.D655]) *[.$K$7]" office:value-type="float" office:value="660" calcext:value-type="float">
            <text:p>660</text:p>
          </table:table-cell>
          <table:table-cell table:formula="of:=IF(WEEKDAY([.A655];2) = 7; ([.E654]*15); 0) + IF([.H654]&gt;= 2400; IF(NOT(MONTH([.A655]) = MONTH([.A656]));2400; 0);0)" office:value-type="float" office:value="0" calcext:value-type="float">
            <text:p>0</text:p>
          </table:table-cell>
          <table:table-cell table:formula="of:=[.H654] -[.G655] +[.F655]" office:value-type="float" office:value="112495" calcext:value-type="float">
            <text:p>11249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16" calcext:value-type="date">
            <text:p>16.10.2024</text:p>
          </table:table-cell>
          <table:table-cell table:formula="of:=[.A656]" office:value-type="date" office:date-value="2024-10-16" calcext:value-type="date">
            <text:p>10-16</text:p>
          </table:table-cell>
          <table:table-cell table:style-name="ce1" table:formula="of:=IF([.B656] &lt; DATE(YEAR([.A656]);3;21); &quot;ZIMA&quot;; IF([.B656] &lt; DATE(YEAR([.A656]);6;21);&quot;WIOSNA&quot; ; IF([.B656] &lt; DATE(YEAR([.A656]);9;23); &quot;LATO&quot;; IF([.B656] &lt; DATE(YEAR([.A656]);12;21);&quot;JESIEŃ&quot;; &quot;ZIMA&quot;))))" office:value-type="string" office:string-value="JESIEŃ" calcext:value-type="string">
            <text:p>JESIEŃ</text:p>
          </table:table-cell>
          <table:table-cell table:formula="of:=IF([.C656] = &quot;ZIMA&quot;; 0.2; IF([.C656] = &quot;WIOSNA&quot;; 0.5; IF([.C656] = &quot;LATO&quot;; 0.9; 0.4)))" office:value-type="float" office:value="0.4" calcext:value-type="float">
            <text:p>0,4</text:p>
          </table:table-cell>
          <table:table-cell table:style-name="ce22" table:formula="of:=IF([.H655]&gt; 2400 ;IF(NOT(MONTH([.A656]) = MONTH([.A655]));[.E655]+3; [.E655]); [.E655])" office:value-type="float" office:value="55" calcext:value-type="float">
            <text:p>55</text:p>
          </table:table-cell>
          <table:table-cell table:formula="of:=IF(WEEKDAY([.A656];2)&lt; 6; 1; 0) * FLOOR([.E656] *[.D656]) *[.$K$7]" office:value-type="float" office:value="660" calcext:value-type="float">
            <text:p>660</text:p>
          </table:table-cell>
          <table:table-cell table:formula="of:=IF(WEEKDAY([.A656];2) = 7; ([.E655]*15); 0) + IF([.H655]&gt;= 2400; IF(NOT(MONTH([.A656]) = MONTH([.A657]));2400; 0);0)" office:value-type="float" office:value="0" calcext:value-type="float">
            <text:p>0</text:p>
          </table:table-cell>
          <table:table-cell table:formula="of:=[.H655] -[.G656] +[.F656]" office:value-type="float" office:value="113155" calcext:value-type="float">
            <text:p>11315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17" calcext:value-type="date">
            <text:p>17.10.2024</text:p>
          </table:table-cell>
          <table:table-cell table:formula="of:=[.A657]" office:value-type="date" office:date-value="2024-10-17" calcext:value-type="date">
            <text:p>10-17</text:p>
          </table:table-cell>
          <table:table-cell table:style-name="ce1" table:formula="of:=IF([.B657] &lt; DATE(YEAR([.A657]);3;21); &quot;ZIMA&quot;; IF([.B657] &lt; DATE(YEAR([.A657]);6;21);&quot;WIOSNA&quot; ; IF([.B657] &lt; DATE(YEAR([.A657]);9;23); &quot;LATO&quot;; IF([.B657] &lt; DATE(YEAR([.A657]);12;21);&quot;JESIEŃ&quot;; &quot;ZIMA&quot;))))" office:value-type="string" office:string-value="JESIEŃ" calcext:value-type="string">
            <text:p>JESIEŃ</text:p>
          </table:table-cell>
          <table:table-cell table:formula="of:=IF([.C657] = &quot;ZIMA&quot;; 0.2; IF([.C657] = &quot;WIOSNA&quot;; 0.5; IF([.C657] = &quot;LATO&quot;; 0.9; 0.4)))" office:value-type="float" office:value="0.4" calcext:value-type="float">
            <text:p>0,4</text:p>
          </table:table-cell>
          <table:table-cell table:style-name="ce22" table:formula="of:=IF([.H656]&gt; 2400 ;IF(NOT(MONTH([.A657]) = MONTH([.A656]));[.E656]+3; [.E656]); [.E656])" office:value-type="float" office:value="55" calcext:value-type="float">
            <text:p>55</text:p>
          </table:table-cell>
          <table:table-cell table:formula="of:=IF(WEEKDAY([.A657];2)&lt; 6; 1; 0) * FLOOR([.E657] *[.D657]) *[.$K$7]" office:value-type="float" office:value="660" calcext:value-type="float">
            <text:p>660</text:p>
          </table:table-cell>
          <table:table-cell table:formula="of:=IF(WEEKDAY([.A657];2) = 7; ([.E656]*15); 0) + IF([.H656]&gt;= 2400; IF(NOT(MONTH([.A657]) = MONTH([.A658]));2400; 0);0)" office:value-type="float" office:value="0" calcext:value-type="float">
            <text:p>0</text:p>
          </table:table-cell>
          <table:table-cell table:formula="of:=[.H656] -[.G657] +[.F657]" office:value-type="float" office:value="113815" calcext:value-type="float">
            <text:p>11381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18" calcext:value-type="date">
            <text:p>18.10.2024</text:p>
          </table:table-cell>
          <table:table-cell table:formula="of:=[.A658]" office:value-type="date" office:date-value="2024-10-18" calcext:value-type="date">
            <text:p>10-18</text:p>
          </table:table-cell>
          <table:table-cell table:style-name="ce1" table:formula="of:=IF([.B658] &lt; DATE(YEAR([.A658]);3;21); &quot;ZIMA&quot;; IF([.B658] &lt; DATE(YEAR([.A658]);6;21);&quot;WIOSNA&quot; ; IF([.B658] &lt; DATE(YEAR([.A658]);9;23); &quot;LATO&quot;; IF([.B658] &lt; DATE(YEAR([.A658]);12;21);&quot;JESIEŃ&quot;; &quot;ZIMA&quot;))))" office:value-type="string" office:string-value="JESIEŃ" calcext:value-type="string">
            <text:p>JESIEŃ</text:p>
          </table:table-cell>
          <table:table-cell table:formula="of:=IF([.C658] = &quot;ZIMA&quot;; 0.2; IF([.C658] = &quot;WIOSNA&quot;; 0.5; IF([.C658] = &quot;LATO&quot;; 0.9; 0.4)))" office:value-type="float" office:value="0.4" calcext:value-type="float">
            <text:p>0,4</text:p>
          </table:table-cell>
          <table:table-cell table:style-name="ce22" table:formula="of:=IF([.H657]&gt; 2400 ;IF(NOT(MONTH([.A658]) = MONTH([.A657]));[.E657]+3; [.E657]); [.E657])" office:value-type="float" office:value="55" calcext:value-type="float">
            <text:p>55</text:p>
          </table:table-cell>
          <table:table-cell table:formula="of:=IF(WEEKDAY([.A658];2)&lt; 6; 1; 0) * FLOOR([.E658] *[.D658]) *[.$K$7]" office:value-type="float" office:value="660" calcext:value-type="float">
            <text:p>660</text:p>
          </table:table-cell>
          <table:table-cell table:formula="of:=IF(WEEKDAY([.A658];2) = 7; ([.E657]*15); 0) + IF([.H657]&gt;= 2400; IF(NOT(MONTH([.A658]) = MONTH([.A659]));2400; 0);0)" office:value-type="float" office:value="0" calcext:value-type="float">
            <text:p>0</text:p>
          </table:table-cell>
          <table:table-cell table:formula="of:=[.H657] -[.G658] +[.F658]" office:value-type="float" office:value="114475" calcext:value-type="float">
            <text:p>1144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19" calcext:value-type="date">
            <text:p>19.10.2024</text:p>
          </table:table-cell>
          <table:table-cell table:formula="of:=[.A659]" office:value-type="date" office:date-value="2024-10-19" calcext:value-type="date">
            <text:p>10-19</text:p>
          </table:table-cell>
          <table:table-cell table:style-name="ce1" table:formula="of:=IF([.B659] &lt; DATE(YEAR([.A659]);3;21); &quot;ZIMA&quot;; IF([.B659] &lt; DATE(YEAR([.A659]);6;21);&quot;WIOSNA&quot; ; IF([.B659] &lt; DATE(YEAR([.A659]);9;23); &quot;LATO&quot;; IF([.B659] &lt; DATE(YEAR([.A659]);12;21);&quot;JESIEŃ&quot;; &quot;ZIMA&quot;))))" office:value-type="string" office:string-value="JESIEŃ" calcext:value-type="string">
            <text:p>JESIEŃ</text:p>
          </table:table-cell>
          <table:table-cell table:formula="of:=IF([.C659] = &quot;ZIMA&quot;; 0.2; IF([.C659] = &quot;WIOSNA&quot;; 0.5; IF([.C659] = &quot;LATO&quot;; 0.9; 0.4)))" office:value-type="float" office:value="0.4" calcext:value-type="float">
            <text:p>0,4</text:p>
          </table:table-cell>
          <table:table-cell table:style-name="ce22" table:formula="of:=IF([.H658]&gt; 2400 ;IF(NOT(MONTH([.A659]) = MONTH([.A658]));[.E658]+3; [.E658]); [.E658])" office:value-type="float" office:value="55" calcext:value-type="float">
            <text:p>55</text:p>
          </table:table-cell>
          <table:table-cell table:formula="of:=IF(WEEKDAY([.A659];2)&lt; 6; 1; 0) * FLOOR([.E659] *[.D659]) *[.$K$7]" office:value-type="float" office:value="0" calcext:value-type="float">
            <text:p>0</text:p>
          </table:table-cell>
          <table:table-cell table:formula="of:=IF(WEEKDAY([.A659];2) = 7; ([.E658]*15); 0) + IF([.H658]&gt;= 2400; IF(NOT(MONTH([.A659]) = MONTH([.A660]));2400; 0);0)" office:value-type="float" office:value="0" calcext:value-type="float">
            <text:p>0</text:p>
          </table:table-cell>
          <table:table-cell table:formula="of:=[.H658] -[.G659] +[.F659]" office:value-type="float" office:value="114475" calcext:value-type="float">
            <text:p>1144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20" calcext:value-type="date">
            <text:p>20.10.2024</text:p>
          </table:table-cell>
          <table:table-cell table:formula="of:=[.A660]" office:value-type="date" office:date-value="2024-10-20" calcext:value-type="date">
            <text:p>10-20</text:p>
          </table:table-cell>
          <table:table-cell table:style-name="ce1" table:formula="of:=IF([.B660] &lt; DATE(YEAR([.A660]);3;21); &quot;ZIMA&quot;; IF([.B660] &lt; DATE(YEAR([.A660]);6;21);&quot;WIOSNA&quot; ; IF([.B660] &lt; DATE(YEAR([.A660]);9;23); &quot;LATO&quot;; IF([.B660] &lt; DATE(YEAR([.A660]);12;21);&quot;JESIEŃ&quot;; &quot;ZIMA&quot;))))" office:value-type="string" office:string-value="JESIEŃ" calcext:value-type="string">
            <text:p>JESIEŃ</text:p>
          </table:table-cell>
          <table:table-cell table:formula="of:=IF([.C660] = &quot;ZIMA&quot;; 0.2; IF([.C660] = &quot;WIOSNA&quot;; 0.5; IF([.C660] = &quot;LATO&quot;; 0.9; 0.4)))" office:value-type="float" office:value="0.4" calcext:value-type="float">
            <text:p>0,4</text:p>
          </table:table-cell>
          <table:table-cell table:style-name="ce22" table:formula="of:=IF([.H659]&gt; 2400 ;IF(NOT(MONTH([.A660]) = MONTH([.A659]));[.E659]+3; [.E659]); [.E659])" office:value-type="float" office:value="55" calcext:value-type="float">
            <text:p>55</text:p>
          </table:table-cell>
          <table:table-cell table:formula="of:=IF(WEEKDAY([.A660];2)&lt; 6; 1; 0) * FLOOR([.E660] *[.D660]) *[.$K$7]" office:value-type="float" office:value="0" calcext:value-type="float">
            <text:p>0</text:p>
          </table:table-cell>
          <table:table-cell table:formula="of:=IF(WEEKDAY([.A660];2) = 7; ([.E659]*15); 0) + IF([.H659]&gt;= 2400; IF(NOT(MONTH([.A660]) = MONTH([.A661]));2400; 0);0)" office:value-type="float" office:value="825" calcext:value-type="float">
            <text:p>825</text:p>
          </table:table-cell>
          <table:table-cell table:formula="of:=[.H659] -[.G660] +[.F660]" office:value-type="float" office:value="113650" calcext:value-type="float">
            <text:p>1136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21" calcext:value-type="date">
            <text:p>21.10.2024</text:p>
          </table:table-cell>
          <table:table-cell table:formula="of:=[.A661]" office:value-type="date" office:date-value="2024-10-21" calcext:value-type="date">
            <text:p>10-21</text:p>
          </table:table-cell>
          <table:table-cell table:style-name="ce1" table:formula="of:=IF([.B661] &lt; DATE(YEAR([.A661]);3;21); &quot;ZIMA&quot;; IF([.B661] &lt; DATE(YEAR([.A661]);6;21);&quot;WIOSNA&quot; ; IF([.B661] &lt; DATE(YEAR([.A661]);9;23); &quot;LATO&quot;; IF([.B661] &lt; DATE(YEAR([.A661]);12;21);&quot;JESIEŃ&quot;; &quot;ZIMA&quot;))))" office:value-type="string" office:string-value="JESIEŃ" calcext:value-type="string">
            <text:p>JESIEŃ</text:p>
          </table:table-cell>
          <table:table-cell table:formula="of:=IF([.C661] = &quot;ZIMA&quot;; 0.2; IF([.C661] = &quot;WIOSNA&quot;; 0.5; IF([.C661] = &quot;LATO&quot;; 0.9; 0.4)))" office:value-type="float" office:value="0.4" calcext:value-type="float">
            <text:p>0,4</text:p>
          </table:table-cell>
          <table:table-cell table:style-name="ce22" table:formula="of:=IF([.H660]&gt; 2400 ;IF(NOT(MONTH([.A661]) = MONTH([.A660]));[.E660]+3; [.E660]); [.E660])" office:value-type="float" office:value="55" calcext:value-type="float">
            <text:p>55</text:p>
          </table:table-cell>
          <table:table-cell table:formula="of:=IF(WEEKDAY([.A661];2)&lt; 6; 1; 0) * FLOOR([.E661] *[.D661]) *[.$K$7]" office:value-type="float" office:value="660" calcext:value-type="float">
            <text:p>660</text:p>
          </table:table-cell>
          <table:table-cell table:formula="of:=IF(WEEKDAY([.A661];2) = 7; ([.E660]*15); 0) + IF([.H660]&gt;= 2400; IF(NOT(MONTH([.A661]) = MONTH([.A662]));2400; 0);0)" office:value-type="float" office:value="0" calcext:value-type="float">
            <text:p>0</text:p>
          </table:table-cell>
          <table:table-cell table:formula="of:=[.H660] -[.G661] +[.F661]" office:value-type="float" office:value="114310" calcext:value-type="float">
            <text:p>1143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22" calcext:value-type="date">
            <text:p>22.10.2024</text:p>
          </table:table-cell>
          <table:table-cell table:formula="of:=[.A662]" office:value-type="date" office:date-value="2024-10-22" calcext:value-type="date">
            <text:p>10-22</text:p>
          </table:table-cell>
          <table:table-cell table:style-name="ce1" table:formula="of:=IF([.B662] &lt; DATE(YEAR([.A662]);3;21); &quot;ZIMA&quot;; IF([.B662] &lt; DATE(YEAR([.A662]);6;21);&quot;WIOSNA&quot; ; IF([.B662] &lt; DATE(YEAR([.A662]);9;23); &quot;LATO&quot;; IF([.B662] &lt; DATE(YEAR([.A662]);12;21);&quot;JESIEŃ&quot;; &quot;ZIMA&quot;))))" office:value-type="string" office:string-value="JESIEŃ" calcext:value-type="string">
            <text:p>JESIEŃ</text:p>
          </table:table-cell>
          <table:table-cell table:formula="of:=IF([.C662] = &quot;ZIMA&quot;; 0.2; IF([.C662] = &quot;WIOSNA&quot;; 0.5; IF([.C662] = &quot;LATO&quot;; 0.9; 0.4)))" office:value-type="float" office:value="0.4" calcext:value-type="float">
            <text:p>0,4</text:p>
          </table:table-cell>
          <table:table-cell table:style-name="ce22" table:formula="of:=IF([.H661]&gt; 2400 ;IF(NOT(MONTH([.A662]) = MONTH([.A661]));[.E661]+3; [.E661]); [.E661])" office:value-type="float" office:value="55" calcext:value-type="float">
            <text:p>55</text:p>
          </table:table-cell>
          <table:table-cell table:formula="of:=IF(WEEKDAY([.A662];2)&lt; 6; 1; 0) * FLOOR([.E662] *[.D662]) *[.$K$7]" office:value-type="float" office:value="660" calcext:value-type="float">
            <text:p>660</text:p>
          </table:table-cell>
          <table:table-cell table:formula="of:=IF(WEEKDAY([.A662];2) = 7; ([.E661]*15); 0) + IF([.H661]&gt;= 2400; IF(NOT(MONTH([.A662]) = MONTH([.A663]));2400; 0);0)" office:value-type="float" office:value="0" calcext:value-type="float">
            <text:p>0</text:p>
          </table:table-cell>
          <table:table-cell table:formula="of:=[.H661] -[.G662] +[.F662]" office:value-type="float" office:value="114970" calcext:value-type="float">
            <text:p>1149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23" calcext:value-type="date">
            <text:p>23.10.2024</text:p>
          </table:table-cell>
          <table:table-cell table:formula="of:=[.A663]" office:value-type="date" office:date-value="2024-10-23" calcext:value-type="date">
            <text:p>10-23</text:p>
          </table:table-cell>
          <table:table-cell table:style-name="ce1" table:formula="of:=IF([.B663] &lt; DATE(YEAR([.A663]);3;21); &quot;ZIMA&quot;; IF([.B663] &lt; DATE(YEAR([.A663]);6;21);&quot;WIOSNA&quot; ; IF([.B663] &lt; DATE(YEAR([.A663]);9;23); &quot;LATO&quot;; IF([.B663] &lt; DATE(YEAR([.A663]);12;21);&quot;JESIEŃ&quot;; &quot;ZIMA&quot;))))" office:value-type="string" office:string-value="JESIEŃ" calcext:value-type="string">
            <text:p>JESIEŃ</text:p>
          </table:table-cell>
          <table:table-cell table:formula="of:=IF([.C663] = &quot;ZIMA&quot;; 0.2; IF([.C663] = &quot;WIOSNA&quot;; 0.5; IF([.C663] = &quot;LATO&quot;; 0.9; 0.4)))" office:value-type="float" office:value="0.4" calcext:value-type="float">
            <text:p>0,4</text:p>
          </table:table-cell>
          <table:table-cell table:style-name="ce22" table:formula="of:=IF([.H662]&gt; 2400 ;IF(NOT(MONTH([.A663]) = MONTH([.A662]));[.E662]+3; [.E662]); [.E662])" office:value-type="float" office:value="55" calcext:value-type="float">
            <text:p>55</text:p>
          </table:table-cell>
          <table:table-cell table:formula="of:=IF(WEEKDAY([.A663];2)&lt; 6; 1; 0) * FLOOR([.E663] *[.D663]) *[.$K$7]" office:value-type="float" office:value="660" calcext:value-type="float">
            <text:p>660</text:p>
          </table:table-cell>
          <table:table-cell table:formula="of:=IF(WEEKDAY([.A663];2) = 7; ([.E662]*15); 0) + IF([.H662]&gt;= 2400; IF(NOT(MONTH([.A663]) = MONTH([.A664]));2400; 0);0)" office:value-type="float" office:value="0" calcext:value-type="float">
            <text:p>0</text:p>
          </table:table-cell>
          <table:table-cell table:formula="of:=[.H662] -[.G663] +[.F663]" office:value-type="float" office:value="115630" calcext:value-type="float">
            <text:p>11563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24" calcext:value-type="date">
            <text:p>24.10.2024</text:p>
          </table:table-cell>
          <table:table-cell table:formula="of:=[.A664]" office:value-type="date" office:date-value="2024-10-24" calcext:value-type="date">
            <text:p>10-24</text:p>
          </table:table-cell>
          <table:table-cell table:style-name="ce1" table:formula="of:=IF([.B664] &lt; DATE(YEAR([.A664]);3;21); &quot;ZIMA&quot;; IF([.B664] &lt; DATE(YEAR([.A664]);6;21);&quot;WIOSNA&quot; ; IF([.B664] &lt; DATE(YEAR([.A664]);9;23); &quot;LATO&quot;; IF([.B664] &lt; DATE(YEAR([.A664]);12;21);&quot;JESIEŃ&quot;; &quot;ZIMA&quot;))))" office:value-type="string" office:string-value="JESIEŃ" calcext:value-type="string">
            <text:p>JESIEŃ</text:p>
          </table:table-cell>
          <table:table-cell table:formula="of:=IF([.C664] = &quot;ZIMA&quot;; 0.2; IF([.C664] = &quot;WIOSNA&quot;; 0.5; IF([.C664] = &quot;LATO&quot;; 0.9; 0.4)))" office:value-type="float" office:value="0.4" calcext:value-type="float">
            <text:p>0,4</text:p>
          </table:table-cell>
          <table:table-cell table:style-name="ce22" table:formula="of:=IF([.H663]&gt; 2400 ;IF(NOT(MONTH([.A664]) = MONTH([.A663]));[.E663]+3; [.E663]); [.E663])" office:value-type="float" office:value="55" calcext:value-type="float">
            <text:p>55</text:p>
          </table:table-cell>
          <table:table-cell table:formula="of:=IF(WEEKDAY([.A664];2)&lt; 6; 1; 0) * FLOOR([.E664] *[.D664]) *[.$K$7]" office:value-type="float" office:value="660" calcext:value-type="float">
            <text:p>660</text:p>
          </table:table-cell>
          <table:table-cell table:formula="of:=IF(WEEKDAY([.A664];2) = 7; ([.E663]*15); 0) + IF([.H663]&gt;= 2400; IF(NOT(MONTH([.A664]) = MONTH([.A665]));2400; 0);0)" office:value-type="float" office:value="0" calcext:value-type="float">
            <text:p>0</text:p>
          </table:table-cell>
          <table:table-cell table:formula="of:=[.H663] -[.G664] +[.F664]" office:value-type="float" office:value="116290" calcext:value-type="float">
            <text:p>1162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25" calcext:value-type="date">
            <text:p>25.10.2024</text:p>
          </table:table-cell>
          <table:table-cell table:formula="of:=[.A665]" office:value-type="date" office:date-value="2024-10-25" calcext:value-type="date">
            <text:p>10-25</text:p>
          </table:table-cell>
          <table:table-cell table:style-name="ce1" table:formula="of:=IF([.B665] &lt; DATE(YEAR([.A665]);3;21); &quot;ZIMA&quot;; IF([.B665] &lt; DATE(YEAR([.A665]);6;21);&quot;WIOSNA&quot; ; IF([.B665] &lt; DATE(YEAR([.A665]);9;23); &quot;LATO&quot;; IF([.B665] &lt; DATE(YEAR([.A665]);12;21);&quot;JESIEŃ&quot;; &quot;ZIMA&quot;))))" office:value-type="string" office:string-value="JESIEŃ" calcext:value-type="string">
            <text:p>JESIEŃ</text:p>
          </table:table-cell>
          <table:table-cell table:formula="of:=IF([.C665] = &quot;ZIMA&quot;; 0.2; IF([.C665] = &quot;WIOSNA&quot;; 0.5; IF([.C665] = &quot;LATO&quot;; 0.9; 0.4)))" office:value-type="float" office:value="0.4" calcext:value-type="float">
            <text:p>0,4</text:p>
          </table:table-cell>
          <table:table-cell table:style-name="ce22" table:formula="of:=IF([.H664]&gt; 2400 ;IF(NOT(MONTH([.A665]) = MONTH([.A664]));[.E664]+3; [.E664]); [.E664])" office:value-type="float" office:value="55" calcext:value-type="float">
            <text:p>55</text:p>
          </table:table-cell>
          <table:table-cell table:formula="of:=IF(WEEKDAY([.A665];2)&lt; 6; 1; 0) * FLOOR([.E665] *[.D665]) *[.$K$7]" office:value-type="float" office:value="660" calcext:value-type="float">
            <text:p>660</text:p>
          </table:table-cell>
          <table:table-cell table:formula="of:=IF(WEEKDAY([.A665];2) = 7; ([.E664]*15); 0) + IF([.H664]&gt;= 2400; IF(NOT(MONTH([.A665]) = MONTH([.A666]));2400; 0);0)" office:value-type="float" office:value="0" calcext:value-type="float">
            <text:p>0</text:p>
          </table:table-cell>
          <table:table-cell table:formula="of:=[.H664] -[.G665] +[.F665]" office:value-type="float" office:value="116950" calcext:value-type="float">
            <text:p>1169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26" calcext:value-type="date">
            <text:p>26.10.2024</text:p>
          </table:table-cell>
          <table:table-cell table:formula="of:=[.A666]" office:value-type="date" office:date-value="2024-10-26" calcext:value-type="date">
            <text:p>10-26</text:p>
          </table:table-cell>
          <table:table-cell table:style-name="ce1" table:formula="of:=IF([.B666] &lt; DATE(YEAR([.A666]);3;21); &quot;ZIMA&quot;; IF([.B666] &lt; DATE(YEAR([.A666]);6;21);&quot;WIOSNA&quot; ; IF([.B666] &lt; DATE(YEAR([.A666]);9;23); &quot;LATO&quot;; IF([.B666] &lt; DATE(YEAR([.A666]);12;21);&quot;JESIEŃ&quot;; &quot;ZIMA&quot;))))" office:value-type="string" office:string-value="JESIEŃ" calcext:value-type="string">
            <text:p>JESIEŃ</text:p>
          </table:table-cell>
          <table:table-cell table:formula="of:=IF([.C666] = &quot;ZIMA&quot;; 0.2; IF([.C666] = &quot;WIOSNA&quot;; 0.5; IF([.C666] = &quot;LATO&quot;; 0.9; 0.4)))" office:value-type="float" office:value="0.4" calcext:value-type="float">
            <text:p>0,4</text:p>
          </table:table-cell>
          <table:table-cell table:style-name="ce22" table:formula="of:=IF([.H665]&gt; 2400 ;IF(NOT(MONTH([.A666]) = MONTH([.A665]));[.E665]+3; [.E665]); [.E665])" office:value-type="float" office:value="55" calcext:value-type="float">
            <text:p>55</text:p>
          </table:table-cell>
          <table:table-cell table:formula="of:=IF(WEEKDAY([.A666];2)&lt; 6; 1; 0) * FLOOR([.E666] *[.D666]) *[.$K$7]" office:value-type="float" office:value="0" calcext:value-type="float">
            <text:p>0</text:p>
          </table:table-cell>
          <table:table-cell table:formula="of:=IF(WEEKDAY([.A666];2) = 7; ([.E665]*15); 0) + IF([.H665]&gt;= 2400; IF(NOT(MONTH([.A666]) = MONTH([.A667]));2400; 0);0)" office:value-type="float" office:value="0" calcext:value-type="float">
            <text:p>0</text:p>
          </table:table-cell>
          <table:table-cell table:formula="of:=[.H665] -[.G666] +[.F666]" office:value-type="float" office:value="116950" calcext:value-type="float">
            <text:p>1169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27" calcext:value-type="date">
            <text:p>27.10.2024</text:p>
          </table:table-cell>
          <table:table-cell table:formula="of:=[.A667]" office:value-type="date" office:date-value="2024-10-27" calcext:value-type="date">
            <text:p>10-27</text:p>
          </table:table-cell>
          <table:table-cell table:style-name="ce1" table:formula="of:=IF([.B667] &lt; DATE(YEAR([.A667]);3;21); &quot;ZIMA&quot;; IF([.B667] &lt; DATE(YEAR([.A667]);6;21);&quot;WIOSNA&quot; ; IF([.B667] &lt; DATE(YEAR([.A667]);9;23); &quot;LATO&quot;; IF([.B667] &lt; DATE(YEAR([.A667]);12;21);&quot;JESIEŃ&quot;; &quot;ZIMA&quot;))))" office:value-type="string" office:string-value="JESIEŃ" calcext:value-type="string">
            <text:p>JESIEŃ</text:p>
          </table:table-cell>
          <table:table-cell table:formula="of:=IF([.C667] = &quot;ZIMA&quot;; 0.2; IF([.C667] = &quot;WIOSNA&quot;; 0.5; IF([.C667] = &quot;LATO&quot;; 0.9; 0.4)))" office:value-type="float" office:value="0.4" calcext:value-type="float">
            <text:p>0,4</text:p>
          </table:table-cell>
          <table:table-cell table:style-name="ce22" table:formula="of:=IF([.H666]&gt; 2400 ;IF(NOT(MONTH([.A667]) = MONTH([.A666]));[.E666]+3; [.E666]); [.E666])" office:value-type="float" office:value="55" calcext:value-type="float">
            <text:p>55</text:p>
          </table:table-cell>
          <table:table-cell table:formula="of:=IF(WEEKDAY([.A667];2)&lt; 6; 1; 0) * FLOOR([.E667] *[.D667]) *[.$K$7]" office:value-type="float" office:value="0" calcext:value-type="float">
            <text:p>0</text:p>
          </table:table-cell>
          <table:table-cell table:formula="of:=IF(WEEKDAY([.A667];2) = 7; ([.E666]*15); 0) + IF([.H666]&gt;= 2400; IF(NOT(MONTH([.A667]) = MONTH([.A668]));2400; 0);0)" office:value-type="float" office:value="825" calcext:value-type="float">
            <text:p>825</text:p>
          </table:table-cell>
          <table:table-cell table:formula="of:=[.H666] -[.G667] +[.F667]" office:value-type="float" office:value="116125" calcext:value-type="float">
            <text:p>1161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28" calcext:value-type="date">
            <text:p>28.10.2024</text:p>
          </table:table-cell>
          <table:table-cell table:formula="of:=[.A668]" office:value-type="date" office:date-value="2024-10-28" calcext:value-type="date">
            <text:p>10-28</text:p>
          </table:table-cell>
          <table:table-cell table:style-name="ce1" table:formula="of:=IF([.B668] &lt; DATE(YEAR([.A668]);3;21); &quot;ZIMA&quot;; IF([.B668] &lt; DATE(YEAR([.A668]);6;21);&quot;WIOSNA&quot; ; IF([.B668] &lt; DATE(YEAR([.A668]);9;23); &quot;LATO&quot;; IF([.B668] &lt; DATE(YEAR([.A668]);12;21);&quot;JESIEŃ&quot;; &quot;ZIMA&quot;))))" office:value-type="string" office:string-value="JESIEŃ" calcext:value-type="string">
            <text:p>JESIEŃ</text:p>
          </table:table-cell>
          <table:table-cell table:formula="of:=IF([.C668] = &quot;ZIMA&quot;; 0.2; IF([.C668] = &quot;WIOSNA&quot;; 0.5; IF([.C668] = &quot;LATO&quot;; 0.9; 0.4)))" office:value-type="float" office:value="0.4" calcext:value-type="float">
            <text:p>0,4</text:p>
          </table:table-cell>
          <table:table-cell table:style-name="ce22" table:formula="of:=IF([.H667]&gt; 2400 ;IF(NOT(MONTH([.A668]) = MONTH([.A667]));[.E667]+3; [.E667]); [.E667])" office:value-type="float" office:value="55" calcext:value-type="float">
            <text:p>55</text:p>
          </table:table-cell>
          <table:table-cell table:formula="of:=IF(WEEKDAY([.A668];2)&lt; 6; 1; 0) * FLOOR([.E668] *[.D668]) *[.$K$7]" office:value-type="float" office:value="660" calcext:value-type="float">
            <text:p>660</text:p>
          </table:table-cell>
          <table:table-cell table:formula="of:=IF(WEEKDAY([.A668];2) = 7; ([.E667]*15); 0) + IF([.H667]&gt;= 2400; IF(NOT(MONTH([.A668]) = MONTH([.A669]));2400; 0);0)" office:value-type="float" office:value="0" calcext:value-type="float">
            <text:p>0</text:p>
          </table:table-cell>
          <table:table-cell table:formula="of:=[.H667] -[.G668] +[.F668]" office:value-type="float" office:value="116785" calcext:value-type="float">
            <text:p>11678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29" calcext:value-type="date">
            <text:p>29.10.2024</text:p>
          </table:table-cell>
          <table:table-cell table:formula="of:=[.A669]" office:value-type="date" office:date-value="2024-10-29" calcext:value-type="date">
            <text:p>10-29</text:p>
          </table:table-cell>
          <table:table-cell table:style-name="ce1" table:formula="of:=IF([.B669] &lt; DATE(YEAR([.A669]);3;21); &quot;ZIMA&quot;; IF([.B669] &lt; DATE(YEAR([.A669]);6;21);&quot;WIOSNA&quot; ; IF([.B669] &lt; DATE(YEAR([.A669]);9;23); &quot;LATO&quot;; IF([.B669] &lt; DATE(YEAR([.A669]);12;21);&quot;JESIEŃ&quot;; &quot;ZIMA&quot;))))" office:value-type="string" office:string-value="JESIEŃ" calcext:value-type="string">
            <text:p>JESIEŃ</text:p>
          </table:table-cell>
          <table:table-cell table:formula="of:=IF([.C669] = &quot;ZIMA&quot;; 0.2; IF([.C669] = &quot;WIOSNA&quot;; 0.5; IF([.C669] = &quot;LATO&quot;; 0.9; 0.4)))" office:value-type="float" office:value="0.4" calcext:value-type="float">
            <text:p>0,4</text:p>
          </table:table-cell>
          <table:table-cell table:style-name="ce22" table:formula="of:=IF([.H668]&gt; 2400 ;IF(NOT(MONTH([.A669]) = MONTH([.A668]));[.E668]+3; [.E668]); [.E668])" office:value-type="float" office:value="55" calcext:value-type="float">
            <text:p>55</text:p>
          </table:table-cell>
          <table:table-cell table:formula="of:=IF(WEEKDAY([.A669];2)&lt; 6; 1; 0) * FLOOR([.E669] *[.D669]) *[.$K$7]" office:value-type="float" office:value="660" calcext:value-type="float">
            <text:p>660</text:p>
          </table:table-cell>
          <table:table-cell table:formula="of:=IF(WEEKDAY([.A669];2) = 7; ([.E668]*15); 0) + IF([.H668]&gt;= 2400; IF(NOT(MONTH([.A669]) = MONTH([.A670]));2400; 0);0)" office:value-type="float" office:value="0" calcext:value-type="float">
            <text:p>0</text:p>
          </table:table-cell>
          <table:table-cell table:formula="of:=[.H668] -[.G669] +[.F669]" office:value-type="float" office:value="117445" calcext:value-type="float">
            <text:p>11744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30" calcext:value-type="date">
            <text:p>30.10.2024</text:p>
          </table:table-cell>
          <table:table-cell table:formula="of:=[.A670]" office:value-type="date" office:date-value="2024-10-30" calcext:value-type="date">
            <text:p>10-30</text:p>
          </table:table-cell>
          <table:table-cell table:style-name="ce1" table:formula="of:=IF([.B670] &lt; DATE(YEAR([.A670]);3;21); &quot;ZIMA&quot;; IF([.B670] &lt; DATE(YEAR([.A670]);6;21);&quot;WIOSNA&quot; ; IF([.B670] &lt; DATE(YEAR([.A670]);9;23); &quot;LATO&quot;; IF([.B670] &lt; DATE(YEAR([.A670]);12;21);&quot;JESIEŃ&quot;; &quot;ZIMA&quot;))))" office:value-type="string" office:string-value="JESIEŃ" calcext:value-type="string">
            <text:p>JESIEŃ</text:p>
          </table:table-cell>
          <table:table-cell table:formula="of:=IF([.C670] = &quot;ZIMA&quot;; 0.2; IF([.C670] = &quot;WIOSNA&quot;; 0.5; IF([.C670] = &quot;LATO&quot;; 0.9; 0.4)))" office:value-type="float" office:value="0.4" calcext:value-type="float">
            <text:p>0,4</text:p>
          </table:table-cell>
          <table:table-cell table:style-name="ce22" table:formula="of:=IF([.H669]&gt; 2400 ;IF(NOT(MONTH([.A670]) = MONTH([.A669]));[.E669]+3; [.E669]); [.E669])" office:value-type="float" office:value="55" calcext:value-type="float">
            <text:p>55</text:p>
          </table:table-cell>
          <table:table-cell table:formula="of:=IF(WEEKDAY([.A670];2)&lt; 6; 1; 0) * FLOOR([.E670] *[.D670]) *[.$K$7]" office:value-type="float" office:value="660" calcext:value-type="float">
            <text:p>660</text:p>
          </table:table-cell>
          <table:table-cell table:formula="of:=IF(WEEKDAY([.A670];2) = 7; ([.E669]*15); 0) + IF([.H669]&gt;= 2400; IF(NOT(MONTH([.A670]) = MONTH([.A671]));2400; 0);0)" office:value-type="float" office:value="0" calcext:value-type="float">
            <text:p>0</text:p>
          </table:table-cell>
          <table:table-cell table:formula="of:=[.H669] -[.G670] +[.F670]" office:value-type="float" office:value="118105" calcext:value-type="float">
            <text:p>11810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31" calcext:value-type="date">
            <text:p>31.10.2024</text:p>
          </table:table-cell>
          <table:table-cell table:formula="of:=[.A671]" office:value-type="date" office:date-value="2024-10-31" calcext:value-type="date">
            <text:p>10-31</text:p>
          </table:table-cell>
          <table:table-cell table:style-name="ce1" table:formula="of:=IF([.B671] &lt; DATE(YEAR([.A671]);3;21); &quot;ZIMA&quot;; IF([.B671] &lt; DATE(YEAR([.A671]);6;21);&quot;WIOSNA&quot; ; IF([.B671] &lt; DATE(YEAR([.A671]);9;23); &quot;LATO&quot;; IF([.B671] &lt; DATE(YEAR([.A671]);12;21);&quot;JESIEŃ&quot;; &quot;ZIMA&quot;))))" office:value-type="string" office:string-value="JESIEŃ" calcext:value-type="string">
            <text:p>JESIEŃ</text:p>
          </table:table-cell>
          <table:table-cell table:formula="of:=IF([.C671] = &quot;ZIMA&quot;; 0.2; IF([.C671] = &quot;WIOSNA&quot;; 0.5; IF([.C671] = &quot;LATO&quot;; 0.9; 0.4)))" office:value-type="float" office:value="0.4" calcext:value-type="float">
            <text:p>0,4</text:p>
          </table:table-cell>
          <table:table-cell table:style-name="ce22" table:formula="of:=IF([.H670]&gt; 2400 ;IF(NOT(MONTH([.A671]) = MONTH([.A670]));[.E670]+3; [.E670]); [.E670])" office:value-type="float" office:value="55" calcext:value-type="float">
            <text:p>55</text:p>
          </table:table-cell>
          <table:table-cell table:formula="of:=IF(WEEKDAY([.A671];2)&lt; 6; 1; 0) * FLOOR([.E671] *[.D671]) *[.$K$7]" office:value-type="float" office:value="660" calcext:value-type="float">
            <text:p>660</text:p>
          </table:table-cell>
          <table:table-cell table:formula="of:=IF(WEEKDAY([.A671];2) = 7; ([.E670]*15); 0) + IF([.H670]&gt;= 2400; IF(NOT(MONTH([.A671]) = MONTH([.A672]));2400; 0);0)" office:value-type="float" office:value="2400" calcext:value-type="float">
            <text:p>2400</text:p>
          </table:table-cell>
          <table:table-cell table:formula="of:=[.H670] -[.G671] +[.F671]" office:value-type="float" office:value="116365" calcext:value-type="float">
            <text:p>11636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01" calcext:value-type="date">
            <text:p>1.11.2024</text:p>
          </table:table-cell>
          <table:table-cell table:formula="of:=[.A672]" office:value-type="date" office:date-value="2024-11-01" calcext:value-type="date">
            <text:p>11-01</text:p>
          </table:table-cell>
          <table:table-cell table:style-name="ce1" table:formula="of:=IF([.B672] &lt; DATE(YEAR([.A672]);3;21); &quot;ZIMA&quot;; IF([.B672] &lt; DATE(YEAR([.A672]);6;21);&quot;WIOSNA&quot; ; IF([.B672] &lt; DATE(YEAR([.A672]);9;23); &quot;LATO&quot;; IF([.B672] &lt; DATE(YEAR([.A672]);12;21);&quot;JESIEŃ&quot;; &quot;ZIMA&quot;))))" office:value-type="string" office:string-value="JESIEŃ" calcext:value-type="string">
            <text:p>JESIEŃ</text:p>
          </table:table-cell>
          <table:table-cell table:formula="of:=IF([.C672] = &quot;ZIMA&quot;; 0.2; IF([.C672] = &quot;WIOSNA&quot;; 0.5; IF([.C672] = &quot;LATO&quot;; 0.9; 0.4)))" office:value-type="float" office:value="0.4" calcext:value-type="float">
            <text:p>0,4</text:p>
          </table:table-cell>
          <table:table-cell table:style-name="ce22" table:formula="of:=IF([.H671]&gt; 2400 ;IF(NOT(MONTH([.A672]) = MONTH([.A671]));[.E671]+3; [.E671]); [.E671])" office:value-type="float" office:value="58" calcext:value-type="float">
            <text:p>58</text:p>
          </table:table-cell>
          <table:table-cell table:formula="of:=IF(WEEKDAY([.A672];2)&lt; 6; 1; 0) * FLOOR([.E672] *[.D672]) *[.$K$7]" office:value-type="float" office:value="690" calcext:value-type="float">
            <text:p>690</text:p>
          </table:table-cell>
          <table:table-cell table:formula="of:=IF(WEEKDAY([.A672];2) = 7; ([.E671]*15); 0) + IF([.H671]&gt;= 2400; IF(NOT(MONTH([.A672]) = MONTH([.A673]));2400; 0);0)" office:value-type="float" office:value="0" calcext:value-type="float">
            <text:p>0</text:p>
          </table:table-cell>
          <table:table-cell table:formula="of:=[.H671] -[.G672] +[.F672]" office:value-type="float" office:value="117055" calcext:value-type="float">
            <text:p>11705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02" calcext:value-type="date">
            <text:p>2.11.2024</text:p>
          </table:table-cell>
          <table:table-cell table:formula="of:=[.A673]" office:value-type="date" office:date-value="2024-11-02" calcext:value-type="date">
            <text:p>11-02</text:p>
          </table:table-cell>
          <table:table-cell table:style-name="ce1" table:formula="of:=IF([.B673] &lt; DATE(YEAR([.A673]);3;21); &quot;ZIMA&quot;; IF([.B673] &lt; DATE(YEAR([.A673]);6;21);&quot;WIOSNA&quot; ; IF([.B673] &lt; DATE(YEAR([.A673]);9;23); &quot;LATO&quot;; IF([.B673] &lt; DATE(YEAR([.A673]);12;21);&quot;JESIEŃ&quot;; &quot;ZIMA&quot;))))" office:value-type="string" office:string-value="JESIEŃ" calcext:value-type="string">
            <text:p>JESIEŃ</text:p>
          </table:table-cell>
          <table:table-cell table:formula="of:=IF([.C673] = &quot;ZIMA&quot;; 0.2; IF([.C673] = &quot;WIOSNA&quot;; 0.5; IF([.C673] = &quot;LATO&quot;; 0.9; 0.4)))" office:value-type="float" office:value="0.4" calcext:value-type="float">
            <text:p>0,4</text:p>
          </table:table-cell>
          <table:table-cell table:style-name="ce22" table:formula="of:=IF([.H672]&gt; 2400 ;IF(NOT(MONTH([.A673]) = MONTH([.A672]));[.E672]+3; [.E672]); [.E672])" office:value-type="float" office:value="58" calcext:value-type="float">
            <text:p>58</text:p>
          </table:table-cell>
          <table:table-cell table:formula="of:=IF(WEEKDAY([.A673];2)&lt; 6; 1; 0) * FLOOR([.E673] *[.D673]) *[.$K$7]" office:value-type="float" office:value="0" calcext:value-type="float">
            <text:p>0</text:p>
          </table:table-cell>
          <table:table-cell table:formula="of:=IF(WEEKDAY([.A673];2) = 7; ([.E672]*15); 0) + IF([.H672]&gt;= 2400; IF(NOT(MONTH([.A673]) = MONTH([.A674]));2400; 0);0)" office:value-type="float" office:value="0" calcext:value-type="float">
            <text:p>0</text:p>
          </table:table-cell>
          <table:table-cell table:formula="of:=[.H672] -[.G673] +[.F673]" office:value-type="float" office:value="117055" calcext:value-type="float">
            <text:p>11705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03" calcext:value-type="date">
            <text:p>3.11.2024</text:p>
          </table:table-cell>
          <table:table-cell table:formula="of:=[.A674]" office:value-type="date" office:date-value="2024-11-03" calcext:value-type="date">
            <text:p>11-03</text:p>
          </table:table-cell>
          <table:table-cell table:style-name="ce1" table:formula="of:=IF([.B674] &lt; DATE(YEAR([.A674]);3;21); &quot;ZIMA&quot;; IF([.B674] &lt; DATE(YEAR([.A674]);6;21);&quot;WIOSNA&quot; ; IF([.B674] &lt; DATE(YEAR([.A674]);9;23); &quot;LATO&quot;; IF([.B674] &lt; DATE(YEAR([.A674]);12;21);&quot;JESIEŃ&quot;; &quot;ZIMA&quot;))))" office:value-type="string" office:string-value="JESIEŃ" calcext:value-type="string">
            <text:p>JESIEŃ</text:p>
          </table:table-cell>
          <table:table-cell table:formula="of:=IF([.C674] = &quot;ZIMA&quot;; 0.2; IF([.C674] = &quot;WIOSNA&quot;; 0.5; IF([.C674] = &quot;LATO&quot;; 0.9; 0.4)))" office:value-type="float" office:value="0.4" calcext:value-type="float">
            <text:p>0,4</text:p>
          </table:table-cell>
          <table:table-cell table:style-name="ce22" table:formula="of:=IF([.H673]&gt; 2400 ;IF(NOT(MONTH([.A674]) = MONTH([.A673]));[.E673]+3; [.E673]); [.E673])" office:value-type="float" office:value="58" calcext:value-type="float">
            <text:p>58</text:p>
          </table:table-cell>
          <table:table-cell table:formula="of:=IF(WEEKDAY([.A674];2)&lt; 6; 1; 0) * FLOOR([.E674] *[.D674]) *[.$K$7]" office:value-type="float" office:value="0" calcext:value-type="float">
            <text:p>0</text:p>
          </table:table-cell>
          <table:table-cell table:formula="of:=IF(WEEKDAY([.A674];2) = 7; ([.E673]*15); 0) + IF([.H673]&gt;= 2400; IF(NOT(MONTH([.A674]) = MONTH([.A675]));2400; 0);0)" office:value-type="float" office:value="870" calcext:value-type="float">
            <text:p>870</text:p>
          </table:table-cell>
          <table:table-cell table:formula="of:=[.H673] -[.G674] +[.F674]" office:value-type="float" office:value="116185" calcext:value-type="float">
            <text:p>11618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04" calcext:value-type="date">
            <text:p>4.11.2024</text:p>
          </table:table-cell>
          <table:table-cell table:formula="of:=[.A675]" office:value-type="date" office:date-value="2024-11-04" calcext:value-type="date">
            <text:p>11-04</text:p>
          </table:table-cell>
          <table:table-cell table:style-name="ce1" table:formula="of:=IF([.B675] &lt; DATE(YEAR([.A675]);3;21); &quot;ZIMA&quot;; IF([.B675] &lt; DATE(YEAR([.A675]);6;21);&quot;WIOSNA&quot; ; IF([.B675] &lt; DATE(YEAR([.A675]);9;23); &quot;LATO&quot;; IF([.B675] &lt; DATE(YEAR([.A675]);12;21);&quot;JESIEŃ&quot;; &quot;ZIMA&quot;))))" office:value-type="string" office:string-value="JESIEŃ" calcext:value-type="string">
            <text:p>JESIEŃ</text:p>
          </table:table-cell>
          <table:table-cell table:formula="of:=IF([.C675] = &quot;ZIMA&quot;; 0.2; IF([.C675] = &quot;WIOSNA&quot;; 0.5; IF([.C675] = &quot;LATO&quot;; 0.9; 0.4)))" office:value-type="float" office:value="0.4" calcext:value-type="float">
            <text:p>0,4</text:p>
          </table:table-cell>
          <table:table-cell table:style-name="ce22" table:formula="of:=IF([.H674]&gt; 2400 ;IF(NOT(MONTH([.A675]) = MONTH([.A674]));[.E674]+3; [.E674]); [.E674])" office:value-type="float" office:value="58" calcext:value-type="float">
            <text:p>58</text:p>
          </table:table-cell>
          <table:table-cell table:formula="of:=IF(WEEKDAY([.A675];2)&lt; 6; 1; 0) * FLOOR([.E675] *[.D675]) *[.$K$7]" office:value-type="float" office:value="690" calcext:value-type="float">
            <text:p>690</text:p>
          </table:table-cell>
          <table:table-cell table:formula="of:=IF(WEEKDAY([.A675];2) = 7; ([.E674]*15); 0) + IF([.H674]&gt;= 2400; IF(NOT(MONTH([.A675]) = MONTH([.A676]));2400; 0);0)" office:value-type="float" office:value="0" calcext:value-type="float">
            <text:p>0</text:p>
          </table:table-cell>
          <table:table-cell table:formula="of:=[.H674] -[.G675] +[.F675]" office:value-type="float" office:value="116875" calcext:value-type="float">
            <text:p>1168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05" calcext:value-type="date">
            <text:p>5.11.2024</text:p>
          </table:table-cell>
          <table:table-cell table:formula="of:=[.A676]" office:value-type="date" office:date-value="2024-11-05" calcext:value-type="date">
            <text:p>11-05</text:p>
          </table:table-cell>
          <table:table-cell table:style-name="ce1" table:formula="of:=IF([.B676] &lt; DATE(YEAR([.A676]);3;21); &quot;ZIMA&quot;; IF([.B676] &lt; DATE(YEAR([.A676]);6;21);&quot;WIOSNA&quot; ; IF([.B676] &lt; DATE(YEAR([.A676]);9;23); &quot;LATO&quot;; IF([.B676] &lt; DATE(YEAR([.A676]);12;21);&quot;JESIEŃ&quot;; &quot;ZIMA&quot;))))" office:value-type="string" office:string-value="JESIEŃ" calcext:value-type="string">
            <text:p>JESIEŃ</text:p>
          </table:table-cell>
          <table:table-cell table:formula="of:=IF([.C676] = &quot;ZIMA&quot;; 0.2; IF([.C676] = &quot;WIOSNA&quot;; 0.5; IF([.C676] = &quot;LATO&quot;; 0.9; 0.4)))" office:value-type="float" office:value="0.4" calcext:value-type="float">
            <text:p>0,4</text:p>
          </table:table-cell>
          <table:table-cell table:style-name="ce22" table:formula="of:=IF([.H675]&gt; 2400 ;IF(NOT(MONTH([.A676]) = MONTH([.A675]));[.E675]+3; [.E675]); [.E675])" office:value-type="float" office:value="58" calcext:value-type="float">
            <text:p>58</text:p>
          </table:table-cell>
          <table:table-cell table:formula="of:=IF(WEEKDAY([.A676];2)&lt; 6; 1; 0) * FLOOR([.E676] *[.D676]) *[.$K$7]" office:value-type="float" office:value="690" calcext:value-type="float">
            <text:p>690</text:p>
          </table:table-cell>
          <table:table-cell table:formula="of:=IF(WEEKDAY([.A676];2) = 7; ([.E675]*15); 0) + IF([.H675]&gt;= 2400; IF(NOT(MONTH([.A676]) = MONTH([.A677]));2400; 0);0)" office:value-type="float" office:value="0" calcext:value-type="float">
            <text:p>0</text:p>
          </table:table-cell>
          <table:table-cell table:formula="of:=[.H675] -[.G676] +[.F676]" office:value-type="float" office:value="117565" calcext:value-type="float">
            <text:p>11756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06" calcext:value-type="date">
            <text:p>6.11.2024</text:p>
          </table:table-cell>
          <table:table-cell table:formula="of:=[.A677]" office:value-type="date" office:date-value="2024-11-06" calcext:value-type="date">
            <text:p>11-06</text:p>
          </table:table-cell>
          <table:table-cell table:style-name="ce1" table:formula="of:=IF([.B677] &lt; DATE(YEAR([.A677]);3;21); &quot;ZIMA&quot;; IF([.B677] &lt; DATE(YEAR([.A677]);6;21);&quot;WIOSNA&quot; ; IF([.B677] &lt; DATE(YEAR([.A677]);9;23); &quot;LATO&quot;; IF([.B677] &lt; DATE(YEAR([.A677]);12;21);&quot;JESIEŃ&quot;; &quot;ZIMA&quot;))))" office:value-type="string" office:string-value="JESIEŃ" calcext:value-type="string">
            <text:p>JESIEŃ</text:p>
          </table:table-cell>
          <table:table-cell table:formula="of:=IF([.C677] = &quot;ZIMA&quot;; 0.2; IF([.C677] = &quot;WIOSNA&quot;; 0.5; IF([.C677] = &quot;LATO&quot;; 0.9; 0.4)))" office:value-type="float" office:value="0.4" calcext:value-type="float">
            <text:p>0,4</text:p>
          </table:table-cell>
          <table:table-cell table:style-name="ce22" table:formula="of:=IF([.H676]&gt; 2400 ;IF(NOT(MONTH([.A677]) = MONTH([.A676]));[.E676]+3; [.E676]); [.E676])" office:value-type="float" office:value="58" calcext:value-type="float">
            <text:p>58</text:p>
          </table:table-cell>
          <table:table-cell table:formula="of:=IF(WEEKDAY([.A677];2)&lt; 6; 1; 0) * FLOOR([.E677] *[.D677]) *[.$K$7]" office:value-type="float" office:value="690" calcext:value-type="float">
            <text:p>690</text:p>
          </table:table-cell>
          <table:table-cell table:formula="of:=IF(WEEKDAY([.A677];2) = 7; ([.E676]*15); 0) + IF([.H676]&gt;= 2400; IF(NOT(MONTH([.A677]) = MONTH([.A678]));2400; 0);0)" office:value-type="float" office:value="0" calcext:value-type="float">
            <text:p>0</text:p>
          </table:table-cell>
          <table:table-cell table:formula="of:=[.H676] -[.G677] +[.F677]" office:value-type="float" office:value="118255" calcext:value-type="float">
            <text:p>11825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07" calcext:value-type="date">
            <text:p>7.11.2024</text:p>
          </table:table-cell>
          <table:table-cell table:formula="of:=[.A678]" office:value-type="date" office:date-value="2024-11-07" calcext:value-type="date">
            <text:p>11-07</text:p>
          </table:table-cell>
          <table:table-cell table:style-name="ce1" table:formula="of:=IF([.B678] &lt; DATE(YEAR([.A678]);3;21); &quot;ZIMA&quot;; IF([.B678] &lt; DATE(YEAR([.A678]);6;21);&quot;WIOSNA&quot; ; IF([.B678] &lt; DATE(YEAR([.A678]);9;23); &quot;LATO&quot;; IF([.B678] &lt; DATE(YEAR([.A678]);12;21);&quot;JESIEŃ&quot;; &quot;ZIMA&quot;))))" office:value-type="string" office:string-value="JESIEŃ" calcext:value-type="string">
            <text:p>JESIEŃ</text:p>
          </table:table-cell>
          <table:table-cell table:formula="of:=IF([.C678] = &quot;ZIMA&quot;; 0.2; IF([.C678] = &quot;WIOSNA&quot;; 0.5; IF([.C678] = &quot;LATO&quot;; 0.9; 0.4)))" office:value-type="float" office:value="0.4" calcext:value-type="float">
            <text:p>0,4</text:p>
          </table:table-cell>
          <table:table-cell table:style-name="ce22" table:formula="of:=IF([.H677]&gt; 2400 ;IF(NOT(MONTH([.A678]) = MONTH([.A677]));[.E677]+3; [.E677]); [.E677])" office:value-type="float" office:value="58" calcext:value-type="float">
            <text:p>58</text:p>
          </table:table-cell>
          <table:table-cell table:formula="of:=IF(WEEKDAY([.A678];2)&lt; 6; 1; 0) * FLOOR([.E678] *[.D678]) *[.$K$7]" office:value-type="float" office:value="690" calcext:value-type="float">
            <text:p>690</text:p>
          </table:table-cell>
          <table:table-cell table:formula="of:=IF(WEEKDAY([.A678];2) = 7; ([.E677]*15); 0) + IF([.H677]&gt;= 2400; IF(NOT(MONTH([.A678]) = MONTH([.A679]));2400; 0);0)" office:value-type="float" office:value="0" calcext:value-type="float">
            <text:p>0</text:p>
          </table:table-cell>
          <table:table-cell table:formula="of:=[.H677] -[.G678] +[.F678]" office:value-type="float" office:value="118945" calcext:value-type="float">
            <text:p>11894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08" calcext:value-type="date">
            <text:p>8.11.2024</text:p>
          </table:table-cell>
          <table:table-cell table:formula="of:=[.A679]" office:value-type="date" office:date-value="2024-11-08" calcext:value-type="date">
            <text:p>11-08</text:p>
          </table:table-cell>
          <table:table-cell table:style-name="ce1" table:formula="of:=IF([.B679] &lt; DATE(YEAR([.A679]);3;21); &quot;ZIMA&quot;; IF([.B679] &lt; DATE(YEAR([.A679]);6;21);&quot;WIOSNA&quot; ; IF([.B679] &lt; DATE(YEAR([.A679]);9;23); &quot;LATO&quot;; IF([.B679] &lt; DATE(YEAR([.A679]);12;21);&quot;JESIEŃ&quot;; &quot;ZIMA&quot;))))" office:value-type="string" office:string-value="JESIEŃ" calcext:value-type="string">
            <text:p>JESIEŃ</text:p>
          </table:table-cell>
          <table:table-cell table:formula="of:=IF([.C679] = &quot;ZIMA&quot;; 0.2; IF([.C679] = &quot;WIOSNA&quot;; 0.5; IF([.C679] = &quot;LATO&quot;; 0.9; 0.4)))" office:value-type="float" office:value="0.4" calcext:value-type="float">
            <text:p>0,4</text:p>
          </table:table-cell>
          <table:table-cell table:style-name="ce22" table:formula="of:=IF([.H678]&gt; 2400 ;IF(NOT(MONTH([.A679]) = MONTH([.A678]));[.E678]+3; [.E678]); [.E678])" office:value-type="float" office:value="58" calcext:value-type="float">
            <text:p>58</text:p>
          </table:table-cell>
          <table:table-cell table:formula="of:=IF(WEEKDAY([.A679];2)&lt; 6; 1; 0) * FLOOR([.E679] *[.D679]) *[.$K$7]" office:value-type="float" office:value="690" calcext:value-type="float">
            <text:p>690</text:p>
          </table:table-cell>
          <table:table-cell table:formula="of:=IF(WEEKDAY([.A679];2) = 7; ([.E678]*15); 0) + IF([.H678]&gt;= 2400; IF(NOT(MONTH([.A679]) = MONTH([.A680]));2400; 0);0)" office:value-type="float" office:value="0" calcext:value-type="float">
            <text:p>0</text:p>
          </table:table-cell>
          <table:table-cell table:formula="of:=[.H678] -[.G679] +[.F679]" office:value-type="float" office:value="119635" calcext:value-type="float">
            <text:p>11963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09" calcext:value-type="date">
            <text:p>9.11.2024</text:p>
          </table:table-cell>
          <table:table-cell table:formula="of:=[.A680]" office:value-type="date" office:date-value="2024-11-09" calcext:value-type="date">
            <text:p>11-09</text:p>
          </table:table-cell>
          <table:table-cell table:style-name="ce1" table:formula="of:=IF([.B680] &lt; DATE(YEAR([.A680]);3;21); &quot;ZIMA&quot;; IF([.B680] &lt; DATE(YEAR([.A680]);6;21);&quot;WIOSNA&quot; ; IF([.B680] &lt; DATE(YEAR([.A680]);9;23); &quot;LATO&quot;; IF([.B680] &lt; DATE(YEAR([.A680]);12;21);&quot;JESIEŃ&quot;; &quot;ZIMA&quot;))))" office:value-type="string" office:string-value="JESIEŃ" calcext:value-type="string">
            <text:p>JESIEŃ</text:p>
          </table:table-cell>
          <table:table-cell table:formula="of:=IF([.C680] = &quot;ZIMA&quot;; 0.2; IF([.C680] = &quot;WIOSNA&quot;; 0.5; IF([.C680] = &quot;LATO&quot;; 0.9; 0.4)))" office:value-type="float" office:value="0.4" calcext:value-type="float">
            <text:p>0,4</text:p>
          </table:table-cell>
          <table:table-cell table:style-name="ce22" table:formula="of:=IF([.H679]&gt; 2400 ;IF(NOT(MONTH([.A680]) = MONTH([.A679]));[.E679]+3; [.E679]); [.E679])" office:value-type="float" office:value="58" calcext:value-type="float">
            <text:p>58</text:p>
          </table:table-cell>
          <table:table-cell table:formula="of:=IF(WEEKDAY([.A680];2)&lt; 6; 1; 0) * FLOOR([.E680] *[.D680]) *[.$K$7]" office:value-type="float" office:value="0" calcext:value-type="float">
            <text:p>0</text:p>
          </table:table-cell>
          <table:table-cell table:formula="of:=IF(WEEKDAY([.A680];2) = 7; ([.E679]*15); 0) + IF([.H679]&gt;= 2400; IF(NOT(MONTH([.A680]) = MONTH([.A681]));2400; 0);0)" office:value-type="float" office:value="0" calcext:value-type="float">
            <text:p>0</text:p>
          </table:table-cell>
          <table:table-cell table:formula="of:=[.H679] -[.G680] +[.F680]" office:value-type="float" office:value="119635" calcext:value-type="float">
            <text:p>11963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10" calcext:value-type="date">
            <text:p>10.11.2024</text:p>
          </table:table-cell>
          <table:table-cell table:formula="of:=[.A681]" office:value-type="date" office:date-value="2024-11-10" calcext:value-type="date">
            <text:p>11-10</text:p>
          </table:table-cell>
          <table:table-cell table:style-name="ce1" table:formula="of:=IF([.B681] &lt; DATE(YEAR([.A681]);3;21); &quot;ZIMA&quot;; IF([.B681] &lt; DATE(YEAR([.A681]);6;21);&quot;WIOSNA&quot; ; IF([.B681] &lt; DATE(YEAR([.A681]);9;23); &quot;LATO&quot;; IF([.B681] &lt; DATE(YEAR([.A681]);12;21);&quot;JESIEŃ&quot;; &quot;ZIMA&quot;))))" office:value-type="string" office:string-value="JESIEŃ" calcext:value-type="string">
            <text:p>JESIEŃ</text:p>
          </table:table-cell>
          <table:table-cell table:formula="of:=IF([.C681] = &quot;ZIMA&quot;; 0.2; IF([.C681] = &quot;WIOSNA&quot;; 0.5; IF([.C681] = &quot;LATO&quot;; 0.9; 0.4)))" office:value-type="float" office:value="0.4" calcext:value-type="float">
            <text:p>0,4</text:p>
          </table:table-cell>
          <table:table-cell table:style-name="ce22" table:formula="of:=IF([.H680]&gt; 2400 ;IF(NOT(MONTH([.A681]) = MONTH([.A680]));[.E680]+3; [.E680]); [.E680])" office:value-type="float" office:value="58" calcext:value-type="float">
            <text:p>58</text:p>
          </table:table-cell>
          <table:table-cell table:formula="of:=IF(WEEKDAY([.A681];2)&lt; 6; 1; 0) * FLOOR([.E681] *[.D681]) *[.$K$7]" office:value-type="float" office:value="0" calcext:value-type="float">
            <text:p>0</text:p>
          </table:table-cell>
          <table:table-cell table:formula="of:=IF(WEEKDAY([.A681];2) = 7; ([.E680]*15); 0) + IF([.H680]&gt;= 2400; IF(NOT(MONTH([.A681]) = MONTH([.A682]));2400; 0);0)" office:value-type="float" office:value="870" calcext:value-type="float">
            <text:p>870</text:p>
          </table:table-cell>
          <table:table-cell table:formula="of:=[.H680] -[.G681] +[.F681]" office:value-type="float" office:value="118765" calcext:value-type="float">
            <text:p>11876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11" calcext:value-type="date">
            <text:p>11.11.2024</text:p>
          </table:table-cell>
          <table:table-cell table:formula="of:=[.A682]" office:value-type="date" office:date-value="2024-11-11" calcext:value-type="date">
            <text:p>11-11</text:p>
          </table:table-cell>
          <table:table-cell table:style-name="ce1" table:formula="of:=IF([.B682] &lt; DATE(YEAR([.A682]);3;21); &quot;ZIMA&quot;; IF([.B682] &lt; DATE(YEAR([.A682]);6;21);&quot;WIOSNA&quot; ; IF([.B682] &lt; DATE(YEAR([.A682]);9;23); &quot;LATO&quot;; IF([.B682] &lt; DATE(YEAR([.A682]);12;21);&quot;JESIEŃ&quot;; &quot;ZIMA&quot;))))" office:value-type="string" office:string-value="JESIEŃ" calcext:value-type="string">
            <text:p>JESIEŃ</text:p>
          </table:table-cell>
          <table:table-cell table:formula="of:=IF([.C682] = &quot;ZIMA&quot;; 0.2; IF([.C682] = &quot;WIOSNA&quot;; 0.5; IF([.C682] = &quot;LATO&quot;; 0.9; 0.4)))" office:value-type="float" office:value="0.4" calcext:value-type="float">
            <text:p>0,4</text:p>
          </table:table-cell>
          <table:table-cell table:style-name="ce22" table:formula="of:=IF([.H681]&gt; 2400 ;IF(NOT(MONTH([.A682]) = MONTH([.A681]));[.E681]+3; [.E681]); [.E681])" office:value-type="float" office:value="58" calcext:value-type="float">
            <text:p>58</text:p>
          </table:table-cell>
          <table:table-cell table:formula="of:=IF(WEEKDAY([.A682];2)&lt; 6; 1; 0) * FLOOR([.E682] *[.D682]) *[.$K$7]" office:value-type="float" office:value="690" calcext:value-type="float">
            <text:p>690</text:p>
          </table:table-cell>
          <table:table-cell table:formula="of:=IF(WEEKDAY([.A682];2) = 7; ([.E681]*15); 0) + IF([.H681]&gt;= 2400; IF(NOT(MONTH([.A682]) = MONTH([.A683]));2400; 0);0)" office:value-type="float" office:value="0" calcext:value-type="float">
            <text:p>0</text:p>
          </table:table-cell>
          <table:table-cell table:formula="of:=[.H681] -[.G682] +[.F682]" office:value-type="float" office:value="119455" calcext:value-type="float">
            <text:p>11945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12" calcext:value-type="date">
            <text:p>12.11.2024</text:p>
          </table:table-cell>
          <table:table-cell table:formula="of:=[.A683]" office:value-type="date" office:date-value="2024-11-12" calcext:value-type="date">
            <text:p>11-12</text:p>
          </table:table-cell>
          <table:table-cell table:style-name="ce1" table:formula="of:=IF([.B683] &lt; DATE(YEAR([.A683]);3;21); &quot;ZIMA&quot;; IF([.B683] &lt; DATE(YEAR([.A683]);6;21);&quot;WIOSNA&quot; ; IF([.B683] &lt; DATE(YEAR([.A683]);9;23); &quot;LATO&quot;; IF([.B683] &lt; DATE(YEAR([.A683]);12;21);&quot;JESIEŃ&quot;; &quot;ZIMA&quot;))))" office:value-type="string" office:string-value="JESIEŃ" calcext:value-type="string">
            <text:p>JESIEŃ</text:p>
          </table:table-cell>
          <table:table-cell table:formula="of:=IF([.C683] = &quot;ZIMA&quot;; 0.2; IF([.C683] = &quot;WIOSNA&quot;; 0.5; IF([.C683] = &quot;LATO&quot;; 0.9; 0.4)))" office:value-type="float" office:value="0.4" calcext:value-type="float">
            <text:p>0,4</text:p>
          </table:table-cell>
          <table:table-cell table:style-name="ce22" table:formula="of:=IF([.H682]&gt; 2400 ;IF(NOT(MONTH([.A683]) = MONTH([.A682]));[.E682]+3; [.E682]); [.E682])" office:value-type="float" office:value="58" calcext:value-type="float">
            <text:p>58</text:p>
          </table:table-cell>
          <table:table-cell table:formula="of:=IF(WEEKDAY([.A683];2)&lt; 6; 1; 0) * FLOOR([.E683] *[.D683]) *[.$K$7]" office:value-type="float" office:value="690" calcext:value-type="float">
            <text:p>690</text:p>
          </table:table-cell>
          <table:table-cell table:formula="of:=IF(WEEKDAY([.A683];2) = 7; ([.E682]*15); 0) + IF([.H682]&gt;= 2400; IF(NOT(MONTH([.A683]) = MONTH([.A684]));2400; 0);0)" office:value-type="float" office:value="0" calcext:value-type="float">
            <text:p>0</text:p>
          </table:table-cell>
          <table:table-cell table:formula="of:=[.H682] -[.G683] +[.F683]" office:value-type="float" office:value="120145" calcext:value-type="float">
            <text:p>12014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13" calcext:value-type="date">
            <text:p>13.11.2024</text:p>
          </table:table-cell>
          <table:table-cell table:formula="of:=[.A684]" office:value-type="date" office:date-value="2024-11-13" calcext:value-type="date">
            <text:p>11-13</text:p>
          </table:table-cell>
          <table:table-cell table:style-name="ce1" table:formula="of:=IF([.B684] &lt; DATE(YEAR([.A684]);3;21); &quot;ZIMA&quot;; IF([.B684] &lt; DATE(YEAR([.A684]);6;21);&quot;WIOSNA&quot; ; IF([.B684] &lt; DATE(YEAR([.A684]);9;23); &quot;LATO&quot;; IF([.B684] &lt; DATE(YEAR([.A684]);12;21);&quot;JESIEŃ&quot;; &quot;ZIMA&quot;))))" office:value-type="string" office:string-value="JESIEŃ" calcext:value-type="string">
            <text:p>JESIEŃ</text:p>
          </table:table-cell>
          <table:table-cell table:formula="of:=IF([.C684] = &quot;ZIMA&quot;; 0.2; IF([.C684] = &quot;WIOSNA&quot;; 0.5; IF([.C684] = &quot;LATO&quot;; 0.9; 0.4)))" office:value-type="float" office:value="0.4" calcext:value-type="float">
            <text:p>0,4</text:p>
          </table:table-cell>
          <table:table-cell table:style-name="ce22" table:formula="of:=IF([.H683]&gt; 2400 ;IF(NOT(MONTH([.A684]) = MONTH([.A683]));[.E683]+3; [.E683]); [.E683])" office:value-type="float" office:value="58" calcext:value-type="float">
            <text:p>58</text:p>
          </table:table-cell>
          <table:table-cell table:formula="of:=IF(WEEKDAY([.A684];2)&lt; 6; 1; 0) * FLOOR([.E684] *[.D684]) *[.$K$7]" office:value-type="float" office:value="690" calcext:value-type="float">
            <text:p>690</text:p>
          </table:table-cell>
          <table:table-cell table:formula="of:=IF(WEEKDAY([.A684];2) = 7; ([.E683]*15); 0) + IF([.H683]&gt;= 2400; IF(NOT(MONTH([.A684]) = MONTH([.A685]));2400; 0);0)" office:value-type="float" office:value="0" calcext:value-type="float">
            <text:p>0</text:p>
          </table:table-cell>
          <table:table-cell table:formula="of:=[.H683] -[.G684] +[.F684]" office:value-type="float" office:value="120835" calcext:value-type="float">
            <text:p>12083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14" calcext:value-type="date">
            <text:p>14.11.2024</text:p>
          </table:table-cell>
          <table:table-cell table:formula="of:=[.A685]" office:value-type="date" office:date-value="2024-11-14" calcext:value-type="date">
            <text:p>11-14</text:p>
          </table:table-cell>
          <table:table-cell table:style-name="ce1" table:formula="of:=IF([.B685] &lt; DATE(YEAR([.A685]);3;21); &quot;ZIMA&quot;; IF([.B685] &lt; DATE(YEAR([.A685]);6;21);&quot;WIOSNA&quot; ; IF([.B685] &lt; DATE(YEAR([.A685]);9;23); &quot;LATO&quot;; IF([.B685] &lt; DATE(YEAR([.A685]);12;21);&quot;JESIEŃ&quot;; &quot;ZIMA&quot;))))" office:value-type="string" office:string-value="JESIEŃ" calcext:value-type="string">
            <text:p>JESIEŃ</text:p>
          </table:table-cell>
          <table:table-cell table:formula="of:=IF([.C685] = &quot;ZIMA&quot;; 0.2; IF([.C685] = &quot;WIOSNA&quot;; 0.5; IF([.C685] = &quot;LATO&quot;; 0.9; 0.4)))" office:value-type="float" office:value="0.4" calcext:value-type="float">
            <text:p>0,4</text:p>
          </table:table-cell>
          <table:table-cell table:style-name="ce22" table:formula="of:=IF([.H684]&gt; 2400 ;IF(NOT(MONTH([.A685]) = MONTH([.A684]));[.E684]+3; [.E684]); [.E684])" office:value-type="float" office:value="58" calcext:value-type="float">
            <text:p>58</text:p>
          </table:table-cell>
          <table:table-cell table:formula="of:=IF(WEEKDAY([.A685];2)&lt; 6; 1; 0) * FLOOR([.E685] *[.D685]) *[.$K$7]" office:value-type="float" office:value="690" calcext:value-type="float">
            <text:p>690</text:p>
          </table:table-cell>
          <table:table-cell table:formula="of:=IF(WEEKDAY([.A685];2) = 7; ([.E684]*15); 0) + IF([.H684]&gt;= 2400; IF(NOT(MONTH([.A685]) = MONTH([.A686]));2400; 0);0)" office:value-type="float" office:value="0" calcext:value-type="float">
            <text:p>0</text:p>
          </table:table-cell>
          <table:table-cell table:formula="of:=[.H684] -[.G685] +[.F685]" office:value-type="float" office:value="121525" calcext:value-type="float">
            <text:p>1215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15" calcext:value-type="date">
            <text:p>15.11.2024</text:p>
          </table:table-cell>
          <table:table-cell table:formula="of:=[.A686]" office:value-type="date" office:date-value="2024-11-15" calcext:value-type="date">
            <text:p>11-15</text:p>
          </table:table-cell>
          <table:table-cell table:style-name="ce1" table:formula="of:=IF([.B686] &lt; DATE(YEAR([.A686]);3;21); &quot;ZIMA&quot;; IF([.B686] &lt; DATE(YEAR([.A686]);6;21);&quot;WIOSNA&quot; ; IF([.B686] &lt; DATE(YEAR([.A686]);9;23); &quot;LATO&quot;; IF([.B686] &lt; DATE(YEAR([.A686]);12;21);&quot;JESIEŃ&quot;; &quot;ZIMA&quot;))))" office:value-type="string" office:string-value="JESIEŃ" calcext:value-type="string">
            <text:p>JESIEŃ</text:p>
          </table:table-cell>
          <table:table-cell table:formula="of:=IF([.C686] = &quot;ZIMA&quot;; 0.2; IF([.C686] = &quot;WIOSNA&quot;; 0.5; IF([.C686] = &quot;LATO&quot;; 0.9; 0.4)))" office:value-type="float" office:value="0.4" calcext:value-type="float">
            <text:p>0,4</text:p>
          </table:table-cell>
          <table:table-cell table:style-name="ce22" table:formula="of:=IF([.H685]&gt; 2400 ;IF(NOT(MONTH([.A686]) = MONTH([.A685]));[.E685]+3; [.E685]); [.E685])" office:value-type="float" office:value="58" calcext:value-type="float">
            <text:p>58</text:p>
          </table:table-cell>
          <table:table-cell table:formula="of:=IF(WEEKDAY([.A686];2)&lt; 6; 1; 0) * FLOOR([.E686] *[.D686]) *[.$K$7]" office:value-type="float" office:value="690" calcext:value-type="float">
            <text:p>690</text:p>
          </table:table-cell>
          <table:table-cell table:formula="of:=IF(WEEKDAY([.A686];2) = 7; ([.E685]*15); 0) + IF([.H685]&gt;= 2400; IF(NOT(MONTH([.A686]) = MONTH([.A687]));2400; 0);0)" office:value-type="float" office:value="0" calcext:value-type="float">
            <text:p>0</text:p>
          </table:table-cell>
          <table:table-cell table:formula="of:=[.H685] -[.G686] +[.F686]" office:value-type="float" office:value="122215" calcext:value-type="float">
            <text:p>12221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16" calcext:value-type="date">
            <text:p>16.11.2024</text:p>
          </table:table-cell>
          <table:table-cell table:formula="of:=[.A687]" office:value-type="date" office:date-value="2024-11-16" calcext:value-type="date">
            <text:p>11-16</text:p>
          </table:table-cell>
          <table:table-cell table:style-name="ce1" table:formula="of:=IF([.B687] &lt; DATE(YEAR([.A687]);3;21); &quot;ZIMA&quot;; IF([.B687] &lt; DATE(YEAR([.A687]);6;21);&quot;WIOSNA&quot; ; IF([.B687] &lt; DATE(YEAR([.A687]);9;23); &quot;LATO&quot;; IF([.B687] &lt; DATE(YEAR([.A687]);12;21);&quot;JESIEŃ&quot;; &quot;ZIMA&quot;))))" office:value-type="string" office:string-value="JESIEŃ" calcext:value-type="string">
            <text:p>JESIEŃ</text:p>
          </table:table-cell>
          <table:table-cell table:formula="of:=IF([.C687] = &quot;ZIMA&quot;; 0.2; IF([.C687] = &quot;WIOSNA&quot;; 0.5; IF([.C687] = &quot;LATO&quot;; 0.9; 0.4)))" office:value-type="float" office:value="0.4" calcext:value-type="float">
            <text:p>0,4</text:p>
          </table:table-cell>
          <table:table-cell table:style-name="ce22" table:formula="of:=IF([.H686]&gt; 2400 ;IF(NOT(MONTH([.A687]) = MONTH([.A686]));[.E686]+3; [.E686]); [.E686])" office:value-type="float" office:value="58" calcext:value-type="float">
            <text:p>58</text:p>
          </table:table-cell>
          <table:table-cell table:formula="of:=IF(WEEKDAY([.A687];2)&lt; 6; 1; 0) * FLOOR([.E687] *[.D687]) *[.$K$7]" office:value-type="float" office:value="0" calcext:value-type="float">
            <text:p>0</text:p>
          </table:table-cell>
          <table:table-cell table:formula="of:=IF(WEEKDAY([.A687];2) = 7; ([.E686]*15); 0) + IF([.H686]&gt;= 2400; IF(NOT(MONTH([.A687]) = MONTH([.A688]));2400; 0);0)" office:value-type="float" office:value="0" calcext:value-type="float">
            <text:p>0</text:p>
          </table:table-cell>
          <table:table-cell table:formula="of:=[.H686] -[.G687] +[.F687]" office:value-type="float" office:value="122215" calcext:value-type="float">
            <text:p>12221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17" calcext:value-type="date">
            <text:p>17.11.2024</text:p>
          </table:table-cell>
          <table:table-cell table:formula="of:=[.A688]" office:value-type="date" office:date-value="2024-11-17" calcext:value-type="date">
            <text:p>11-17</text:p>
          </table:table-cell>
          <table:table-cell table:style-name="ce1" table:formula="of:=IF([.B688] &lt; DATE(YEAR([.A688]);3;21); &quot;ZIMA&quot;; IF([.B688] &lt; DATE(YEAR([.A688]);6;21);&quot;WIOSNA&quot; ; IF([.B688] &lt; DATE(YEAR([.A688]);9;23); &quot;LATO&quot;; IF([.B688] &lt; DATE(YEAR([.A688]);12;21);&quot;JESIEŃ&quot;; &quot;ZIMA&quot;))))" office:value-type="string" office:string-value="JESIEŃ" calcext:value-type="string">
            <text:p>JESIEŃ</text:p>
          </table:table-cell>
          <table:table-cell table:formula="of:=IF([.C688] = &quot;ZIMA&quot;; 0.2; IF([.C688] = &quot;WIOSNA&quot;; 0.5; IF([.C688] = &quot;LATO&quot;; 0.9; 0.4)))" office:value-type="float" office:value="0.4" calcext:value-type="float">
            <text:p>0,4</text:p>
          </table:table-cell>
          <table:table-cell table:style-name="ce22" table:formula="of:=IF([.H687]&gt; 2400 ;IF(NOT(MONTH([.A688]) = MONTH([.A687]));[.E687]+3; [.E687]); [.E687])" office:value-type="float" office:value="58" calcext:value-type="float">
            <text:p>58</text:p>
          </table:table-cell>
          <table:table-cell table:formula="of:=IF(WEEKDAY([.A688];2)&lt; 6; 1; 0) * FLOOR([.E688] *[.D688]) *[.$K$7]" office:value-type="float" office:value="0" calcext:value-type="float">
            <text:p>0</text:p>
          </table:table-cell>
          <table:table-cell table:formula="of:=IF(WEEKDAY([.A688];2) = 7; ([.E687]*15); 0) + IF([.H687]&gt;= 2400; IF(NOT(MONTH([.A688]) = MONTH([.A689]));2400; 0);0)" office:value-type="float" office:value="870" calcext:value-type="float">
            <text:p>870</text:p>
          </table:table-cell>
          <table:table-cell table:formula="of:=[.H687] -[.G688] +[.F688]" office:value-type="float" office:value="121345" calcext:value-type="float">
            <text:p>12134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18" calcext:value-type="date">
            <text:p>18.11.2024</text:p>
          </table:table-cell>
          <table:table-cell table:formula="of:=[.A689]" office:value-type="date" office:date-value="2024-11-18" calcext:value-type="date">
            <text:p>11-18</text:p>
          </table:table-cell>
          <table:table-cell table:style-name="ce1" table:formula="of:=IF([.B689] &lt; DATE(YEAR([.A689]);3;21); &quot;ZIMA&quot;; IF([.B689] &lt; DATE(YEAR([.A689]);6;21);&quot;WIOSNA&quot; ; IF([.B689] &lt; DATE(YEAR([.A689]);9;23); &quot;LATO&quot;; IF([.B689] &lt; DATE(YEAR([.A689]);12;21);&quot;JESIEŃ&quot;; &quot;ZIMA&quot;))))" office:value-type="string" office:string-value="JESIEŃ" calcext:value-type="string">
            <text:p>JESIEŃ</text:p>
          </table:table-cell>
          <table:table-cell table:formula="of:=IF([.C689] = &quot;ZIMA&quot;; 0.2; IF([.C689] = &quot;WIOSNA&quot;; 0.5; IF([.C689] = &quot;LATO&quot;; 0.9; 0.4)))" office:value-type="float" office:value="0.4" calcext:value-type="float">
            <text:p>0,4</text:p>
          </table:table-cell>
          <table:table-cell table:style-name="ce22" table:formula="of:=IF([.H688]&gt; 2400 ;IF(NOT(MONTH([.A689]) = MONTH([.A688]));[.E688]+3; [.E688]); [.E688])" office:value-type="float" office:value="58" calcext:value-type="float">
            <text:p>58</text:p>
          </table:table-cell>
          <table:table-cell table:formula="of:=IF(WEEKDAY([.A689];2)&lt; 6; 1; 0) * FLOOR([.E689] *[.D689]) *[.$K$7]" office:value-type="float" office:value="690" calcext:value-type="float">
            <text:p>690</text:p>
          </table:table-cell>
          <table:table-cell table:formula="of:=IF(WEEKDAY([.A689];2) = 7; ([.E688]*15); 0) + IF([.H688]&gt;= 2400; IF(NOT(MONTH([.A689]) = MONTH([.A690]));2400; 0);0)" office:value-type="float" office:value="0" calcext:value-type="float">
            <text:p>0</text:p>
          </table:table-cell>
          <table:table-cell table:formula="of:=[.H688] -[.G689] +[.F689]" office:value-type="float" office:value="122035" calcext:value-type="float">
            <text:p>12203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19" calcext:value-type="date">
            <text:p>19.11.2024</text:p>
          </table:table-cell>
          <table:table-cell table:formula="of:=[.A690]" office:value-type="date" office:date-value="2024-11-19" calcext:value-type="date">
            <text:p>11-19</text:p>
          </table:table-cell>
          <table:table-cell table:style-name="ce1" table:formula="of:=IF([.B690] &lt; DATE(YEAR([.A690]);3;21); &quot;ZIMA&quot;; IF([.B690] &lt; DATE(YEAR([.A690]);6;21);&quot;WIOSNA&quot; ; IF([.B690] &lt; DATE(YEAR([.A690]);9;23); &quot;LATO&quot;; IF([.B690] &lt; DATE(YEAR([.A690]);12;21);&quot;JESIEŃ&quot;; &quot;ZIMA&quot;))))" office:value-type="string" office:string-value="JESIEŃ" calcext:value-type="string">
            <text:p>JESIEŃ</text:p>
          </table:table-cell>
          <table:table-cell table:formula="of:=IF([.C690] = &quot;ZIMA&quot;; 0.2; IF([.C690] = &quot;WIOSNA&quot;; 0.5; IF([.C690] = &quot;LATO&quot;; 0.9; 0.4)))" office:value-type="float" office:value="0.4" calcext:value-type="float">
            <text:p>0,4</text:p>
          </table:table-cell>
          <table:table-cell table:style-name="ce22" table:formula="of:=IF([.H689]&gt; 2400 ;IF(NOT(MONTH([.A690]) = MONTH([.A689]));[.E689]+3; [.E689]); [.E689])" office:value-type="float" office:value="58" calcext:value-type="float">
            <text:p>58</text:p>
          </table:table-cell>
          <table:table-cell table:formula="of:=IF(WEEKDAY([.A690];2)&lt; 6; 1; 0) * FLOOR([.E690] *[.D690]) *[.$K$7]" office:value-type="float" office:value="690" calcext:value-type="float">
            <text:p>690</text:p>
          </table:table-cell>
          <table:table-cell table:formula="of:=IF(WEEKDAY([.A690];2) = 7; ([.E689]*15); 0) + IF([.H689]&gt;= 2400; IF(NOT(MONTH([.A690]) = MONTH([.A691]));2400; 0);0)" office:value-type="float" office:value="0" calcext:value-type="float">
            <text:p>0</text:p>
          </table:table-cell>
          <table:table-cell table:formula="of:=[.H689] -[.G690] +[.F690]" office:value-type="float" office:value="122725" calcext:value-type="float">
            <text:p>1227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0" calcext:value-type="date">
            <text:p>20.11.2024</text:p>
          </table:table-cell>
          <table:table-cell table:formula="of:=[.A691]" office:value-type="date" office:date-value="2024-11-20" calcext:value-type="date">
            <text:p>11-20</text:p>
          </table:table-cell>
          <table:table-cell table:style-name="ce1" table:formula="of:=IF([.B691] &lt; DATE(YEAR([.A691]);3;21); &quot;ZIMA&quot;; IF([.B691] &lt; DATE(YEAR([.A691]);6;21);&quot;WIOSNA&quot; ; IF([.B691] &lt; DATE(YEAR([.A691]);9;23); &quot;LATO&quot;; IF([.B691] &lt; DATE(YEAR([.A691]);12;21);&quot;JESIEŃ&quot;; &quot;ZIMA&quot;))))" office:value-type="string" office:string-value="JESIEŃ" calcext:value-type="string">
            <text:p>JESIEŃ</text:p>
          </table:table-cell>
          <table:table-cell table:formula="of:=IF([.C691] = &quot;ZIMA&quot;; 0.2; IF([.C691] = &quot;WIOSNA&quot;; 0.5; IF([.C691] = &quot;LATO&quot;; 0.9; 0.4)))" office:value-type="float" office:value="0.4" calcext:value-type="float">
            <text:p>0,4</text:p>
          </table:table-cell>
          <table:table-cell table:style-name="ce22" table:formula="of:=IF([.H690]&gt; 2400 ;IF(NOT(MONTH([.A691]) = MONTH([.A690]));[.E690]+3; [.E690]); [.E690])" office:value-type="float" office:value="58" calcext:value-type="float">
            <text:p>58</text:p>
          </table:table-cell>
          <table:table-cell table:formula="of:=IF(WEEKDAY([.A691];2)&lt; 6; 1; 0) * FLOOR([.E691] *[.D691]) *[.$K$7]" office:value-type="float" office:value="690" calcext:value-type="float">
            <text:p>690</text:p>
          </table:table-cell>
          <table:table-cell table:formula="of:=IF(WEEKDAY([.A691];2) = 7; ([.E690]*15); 0) + IF([.H690]&gt;= 2400; IF(NOT(MONTH([.A691]) = MONTH([.A692]));2400; 0);0)" office:value-type="float" office:value="0" calcext:value-type="float">
            <text:p>0</text:p>
          </table:table-cell>
          <table:table-cell table:formula="of:=[.H690] -[.G691] +[.F691]" office:value-type="float" office:value="123415" calcext:value-type="float">
            <text:p>12341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1" calcext:value-type="date">
            <text:p>21.11.2024</text:p>
          </table:table-cell>
          <table:table-cell table:formula="of:=[.A692]" office:value-type="date" office:date-value="2024-11-21" calcext:value-type="date">
            <text:p>11-21</text:p>
          </table:table-cell>
          <table:table-cell table:style-name="ce1" table:formula="of:=IF([.B692] &lt; DATE(YEAR([.A692]);3;21); &quot;ZIMA&quot;; IF([.B692] &lt; DATE(YEAR([.A692]);6;21);&quot;WIOSNA&quot; ; IF([.B692] &lt; DATE(YEAR([.A692]);9;23); &quot;LATO&quot;; IF([.B692] &lt; DATE(YEAR([.A692]);12;21);&quot;JESIEŃ&quot;; &quot;ZIMA&quot;))))" office:value-type="string" office:string-value="JESIEŃ" calcext:value-type="string">
            <text:p>JESIEŃ</text:p>
          </table:table-cell>
          <table:table-cell table:formula="of:=IF([.C692] = &quot;ZIMA&quot;; 0.2; IF([.C692] = &quot;WIOSNA&quot;; 0.5; IF([.C692] = &quot;LATO&quot;; 0.9; 0.4)))" office:value-type="float" office:value="0.4" calcext:value-type="float">
            <text:p>0,4</text:p>
          </table:table-cell>
          <table:table-cell table:style-name="ce22" table:formula="of:=IF([.H691]&gt; 2400 ;IF(NOT(MONTH([.A692]) = MONTH([.A691]));[.E691]+3; [.E691]); [.E691])" office:value-type="float" office:value="58" calcext:value-type="float">
            <text:p>58</text:p>
          </table:table-cell>
          <table:table-cell table:formula="of:=IF(WEEKDAY([.A692];2)&lt; 6; 1; 0) * FLOOR([.E692] *[.D692]) *[.$K$7]" office:value-type="float" office:value="690" calcext:value-type="float">
            <text:p>690</text:p>
          </table:table-cell>
          <table:table-cell table:formula="of:=IF(WEEKDAY([.A692];2) = 7; ([.E691]*15); 0) + IF([.H691]&gt;= 2400; IF(NOT(MONTH([.A692]) = MONTH([.A693]));2400; 0);0)" office:value-type="float" office:value="0" calcext:value-type="float">
            <text:p>0</text:p>
          </table:table-cell>
          <table:table-cell table:formula="of:=[.H691] -[.G692] +[.F692]" office:value-type="float" office:value="124105" calcext:value-type="float">
            <text:p>12410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2" calcext:value-type="date">
            <text:p>22.11.2024</text:p>
          </table:table-cell>
          <table:table-cell table:formula="of:=[.A693]" office:value-type="date" office:date-value="2024-11-22" calcext:value-type="date">
            <text:p>11-22</text:p>
          </table:table-cell>
          <table:table-cell table:style-name="ce1" table:formula="of:=IF([.B693] &lt; DATE(YEAR([.A693]);3;21); &quot;ZIMA&quot;; IF([.B693] &lt; DATE(YEAR([.A693]);6;21);&quot;WIOSNA&quot; ; IF([.B693] &lt; DATE(YEAR([.A693]);9;23); &quot;LATO&quot;; IF([.B693] &lt; DATE(YEAR([.A693]);12;21);&quot;JESIEŃ&quot;; &quot;ZIMA&quot;))))" office:value-type="string" office:string-value="JESIEŃ" calcext:value-type="string">
            <text:p>JESIEŃ</text:p>
          </table:table-cell>
          <table:table-cell table:formula="of:=IF([.C693] = &quot;ZIMA&quot;; 0.2; IF([.C693] = &quot;WIOSNA&quot;; 0.5; IF([.C693] = &quot;LATO&quot;; 0.9; 0.4)))" office:value-type="float" office:value="0.4" calcext:value-type="float">
            <text:p>0,4</text:p>
          </table:table-cell>
          <table:table-cell table:style-name="ce22" table:formula="of:=IF([.H692]&gt; 2400 ;IF(NOT(MONTH([.A693]) = MONTH([.A692]));[.E692]+3; [.E692]); [.E692])" office:value-type="float" office:value="58" calcext:value-type="float">
            <text:p>58</text:p>
          </table:table-cell>
          <table:table-cell table:formula="of:=IF(WEEKDAY([.A693];2)&lt; 6; 1; 0) * FLOOR([.E693] *[.D693]) *[.$K$7]" office:value-type="float" office:value="690" calcext:value-type="float">
            <text:p>690</text:p>
          </table:table-cell>
          <table:table-cell table:formula="of:=IF(WEEKDAY([.A693];2) = 7; ([.E692]*15); 0) + IF([.H692]&gt;= 2400; IF(NOT(MONTH([.A693]) = MONTH([.A694]));2400; 0);0)" office:value-type="float" office:value="0" calcext:value-type="float">
            <text:p>0</text:p>
          </table:table-cell>
          <table:table-cell table:formula="of:=[.H692] -[.G693] +[.F693]" office:value-type="float" office:value="124795" calcext:value-type="float">
            <text:p>12479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3" calcext:value-type="date">
            <text:p>23.11.2024</text:p>
          </table:table-cell>
          <table:table-cell table:formula="of:=[.A694]" office:value-type="date" office:date-value="2024-11-23" calcext:value-type="date">
            <text:p>11-23</text:p>
          </table:table-cell>
          <table:table-cell table:style-name="ce1" table:formula="of:=IF([.B694] &lt; DATE(YEAR([.A694]);3;21); &quot;ZIMA&quot;; IF([.B694] &lt; DATE(YEAR([.A694]);6;21);&quot;WIOSNA&quot; ; IF([.B694] &lt; DATE(YEAR([.A694]);9;23); &quot;LATO&quot;; IF([.B694] &lt; DATE(YEAR([.A694]);12;21);&quot;JESIEŃ&quot;; &quot;ZIMA&quot;))))" office:value-type="string" office:string-value="JESIEŃ" calcext:value-type="string">
            <text:p>JESIEŃ</text:p>
          </table:table-cell>
          <table:table-cell table:formula="of:=IF([.C694] = &quot;ZIMA&quot;; 0.2; IF([.C694] = &quot;WIOSNA&quot;; 0.5; IF([.C694] = &quot;LATO&quot;; 0.9; 0.4)))" office:value-type="float" office:value="0.4" calcext:value-type="float">
            <text:p>0,4</text:p>
          </table:table-cell>
          <table:table-cell table:style-name="ce22" table:formula="of:=IF([.H693]&gt; 2400 ;IF(NOT(MONTH([.A694]) = MONTH([.A693]));[.E693]+3; [.E693]); [.E693])" office:value-type="float" office:value="58" calcext:value-type="float">
            <text:p>58</text:p>
          </table:table-cell>
          <table:table-cell table:formula="of:=IF(WEEKDAY([.A694];2)&lt; 6; 1; 0) * FLOOR([.E694] *[.D694]) *[.$K$7]" office:value-type="float" office:value="0" calcext:value-type="float">
            <text:p>0</text:p>
          </table:table-cell>
          <table:table-cell table:formula="of:=IF(WEEKDAY([.A694];2) = 7; ([.E693]*15); 0) + IF([.H693]&gt;= 2400; IF(NOT(MONTH([.A694]) = MONTH([.A695]));2400; 0);0)" office:value-type="float" office:value="0" calcext:value-type="float">
            <text:p>0</text:p>
          </table:table-cell>
          <table:table-cell table:formula="of:=[.H693] -[.G694] +[.F694]" office:value-type="float" office:value="124795" calcext:value-type="float">
            <text:p>12479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4" calcext:value-type="date">
            <text:p>24.11.2024</text:p>
          </table:table-cell>
          <table:table-cell table:formula="of:=[.A695]" office:value-type="date" office:date-value="2024-11-24" calcext:value-type="date">
            <text:p>11-24</text:p>
          </table:table-cell>
          <table:table-cell table:style-name="ce1" table:formula="of:=IF([.B695] &lt; DATE(YEAR([.A695]);3;21); &quot;ZIMA&quot;; IF([.B695] &lt; DATE(YEAR([.A695]);6;21);&quot;WIOSNA&quot; ; IF([.B695] &lt; DATE(YEAR([.A695]);9;23); &quot;LATO&quot;; IF([.B695] &lt; DATE(YEAR([.A695]);12;21);&quot;JESIEŃ&quot;; &quot;ZIMA&quot;))))" office:value-type="string" office:string-value="JESIEŃ" calcext:value-type="string">
            <text:p>JESIEŃ</text:p>
          </table:table-cell>
          <table:table-cell table:formula="of:=IF([.C695] = &quot;ZIMA&quot;; 0.2; IF([.C695] = &quot;WIOSNA&quot;; 0.5; IF([.C695] = &quot;LATO&quot;; 0.9; 0.4)))" office:value-type="float" office:value="0.4" calcext:value-type="float">
            <text:p>0,4</text:p>
          </table:table-cell>
          <table:table-cell table:style-name="ce22" table:formula="of:=IF([.H694]&gt; 2400 ;IF(NOT(MONTH([.A695]) = MONTH([.A694]));[.E694]+3; [.E694]); [.E694])" office:value-type="float" office:value="58" calcext:value-type="float">
            <text:p>58</text:p>
          </table:table-cell>
          <table:table-cell table:formula="of:=IF(WEEKDAY([.A695];2)&lt; 6; 1; 0) * FLOOR([.E695] *[.D695]) *[.$K$7]" office:value-type="float" office:value="0" calcext:value-type="float">
            <text:p>0</text:p>
          </table:table-cell>
          <table:table-cell table:formula="of:=IF(WEEKDAY([.A695];2) = 7; ([.E694]*15); 0) + IF([.H694]&gt;= 2400; IF(NOT(MONTH([.A695]) = MONTH([.A696]));2400; 0);0)" office:value-type="float" office:value="870" calcext:value-type="float">
            <text:p>870</text:p>
          </table:table-cell>
          <table:table-cell table:formula="of:=[.H694] -[.G695] +[.F695]" office:value-type="float" office:value="123925" calcext:value-type="float">
            <text:p>1239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5" calcext:value-type="date">
            <text:p>25.11.2024</text:p>
          </table:table-cell>
          <table:table-cell table:formula="of:=[.A696]" office:value-type="date" office:date-value="2024-11-25" calcext:value-type="date">
            <text:p>11-25</text:p>
          </table:table-cell>
          <table:table-cell table:style-name="ce1" table:formula="of:=IF([.B696] &lt; DATE(YEAR([.A696]);3;21); &quot;ZIMA&quot;; IF([.B696] &lt; DATE(YEAR([.A696]);6;21);&quot;WIOSNA&quot; ; IF([.B696] &lt; DATE(YEAR([.A696]);9;23); &quot;LATO&quot;; IF([.B696] &lt; DATE(YEAR([.A696]);12;21);&quot;JESIEŃ&quot;; &quot;ZIMA&quot;))))" office:value-type="string" office:string-value="JESIEŃ" calcext:value-type="string">
            <text:p>JESIEŃ</text:p>
          </table:table-cell>
          <table:table-cell table:formula="of:=IF([.C696] = &quot;ZIMA&quot;; 0.2; IF([.C696] = &quot;WIOSNA&quot;; 0.5; IF([.C696] = &quot;LATO&quot;; 0.9; 0.4)))" office:value-type="float" office:value="0.4" calcext:value-type="float">
            <text:p>0,4</text:p>
          </table:table-cell>
          <table:table-cell table:style-name="ce22" table:formula="of:=IF([.H695]&gt; 2400 ;IF(NOT(MONTH([.A696]) = MONTH([.A695]));[.E695]+3; [.E695]); [.E695])" office:value-type="float" office:value="58" calcext:value-type="float">
            <text:p>58</text:p>
          </table:table-cell>
          <table:table-cell table:formula="of:=IF(WEEKDAY([.A696];2)&lt; 6; 1; 0) * FLOOR([.E696] *[.D696]) *[.$K$7]" office:value-type="float" office:value="690" calcext:value-type="float">
            <text:p>690</text:p>
          </table:table-cell>
          <table:table-cell table:formula="of:=IF(WEEKDAY([.A696];2) = 7; ([.E695]*15); 0) + IF([.H695]&gt;= 2400; IF(NOT(MONTH([.A696]) = MONTH([.A697]));2400; 0);0)" office:value-type="float" office:value="0" calcext:value-type="float">
            <text:p>0</text:p>
          </table:table-cell>
          <table:table-cell table:formula="of:=[.H695] -[.G696] +[.F696]" office:value-type="float" office:value="124615" calcext:value-type="float">
            <text:p>12461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6" calcext:value-type="date">
            <text:p>26.11.2024</text:p>
          </table:table-cell>
          <table:table-cell table:formula="of:=[.A697]" office:value-type="date" office:date-value="2024-11-26" calcext:value-type="date">
            <text:p>11-26</text:p>
          </table:table-cell>
          <table:table-cell table:style-name="ce1" table:formula="of:=IF([.B697] &lt; DATE(YEAR([.A697]);3;21); &quot;ZIMA&quot;; IF([.B697] &lt; DATE(YEAR([.A697]);6;21);&quot;WIOSNA&quot; ; IF([.B697] &lt; DATE(YEAR([.A697]);9;23); &quot;LATO&quot;; IF([.B697] &lt; DATE(YEAR([.A697]);12;21);&quot;JESIEŃ&quot;; &quot;ZIMA&quot;))))" office:value-type="string" office:string-value="JESIEŃ" calcext:value-type="string">
            <text:p>JESIEŃ</text:p>
          </table:table-cell>
          <table:table-cell table:formula="of:=IF([.C697] = &quot;ZIMA&quot;; 0.2; IF([.C697] = &quot;WIOSNA&quot;; 0.5; IF([.C697] = &quot;LATO&quot;; 0.9; 0.4)))" office:value-type="float" office:value="0.4" calcext:value-type="float">
            <text:p>0,4</text:p>
          </table:table-cell>
          <table:table-cell table:style-name="ce22" table:formula="of:=IF([.H696]&gt; 2400 ;IF(NOT(MONTH([.A697]) = MONTH([.A696]));[.E696]+3; [.E696]); [.E696])" office:value-type="float" office:value="58" calcext:value-type="float">
            <text:p>58</text:p>
          </table:table-cell>
          <table:table-cell table:formula="of:=IF(WEEKDAY([.A697];2)&lt; 6; 1; 0) * FLOOR([.E697] *[.D697]) *[.$K$7]" office:value-type="float" office:value="690" calcext:value-type="float">
            <text:p>690</text:p>
          </table:table-cell>
          <table:table-cell table:formula="of:=IF(WEEKDAY([.A697];2) = 7; ([.E696]*15); 0) + IF([.H696]&gt;= 2400; IF(NOT(MONTH([.A697]) = MONTH([.A698]));2400; 0);0)" office:value-type="float" office:value="0" calcext:value-type="float">
            <text:p>0</text:p>
          </table:table-cell>
          <table:table-cell table:formula="of:=[.H696] -[.G697] +[.F697]" office:value-type="float" office:value="125305" calcext:value-type="float">
            <text:p>12530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7" calcext:value-type="date">
            <text:p>27.11.2024</text:p>
          </table:table-cell>
          <table:table-cell table:formula="of:=[.A698]" office:value-type="date" office:date-value="2024-11-27" calcext:value-type="date">
            <text:p>11-27</text:p>
          </table:table-cell>
          <table:table-cell table:style-name="ce1" table:formula="of:=IF([.B698] &lt; DATE(YEAR([.A698]);3;21); &quot;ZIMA&quot;; IF([.B698] &lt; DATE(YEAR([.A698]);6;21);&quot;WIOSNA&quot; ; IF([.B698] &lt; DATE(YEAR([.A698]);9;23); &quot;LATO&quot;; IF([.B698] &lt; DATE(YEAR([.A698]);12;21);&quot;JESIEŃ&quot;; &quot;ZIMA&quot;))))" office:value-type="string" office:string-value="JESIEŃ" calcext:value-type="string">
            <text:p>JESIEŃ</text:p>
          </table:table-cell>
          <table:table-cell table:formula="of:=IF([.C698] = &quot;ZIMA&quot;; 0.2; IF([.C698] = &quot;WIOSNA&quot;; 0.5; IF([.C698] = &quot;LATO&quot;; 0.9; 0.4)))" office:value-type="float" office:value="0.4" calcext:value-type="float">
            <text:p>0,4</text:p>
          </table:table-cell>
          <table:table-cell table:style-name="ce22" table:formula="of:=IF([.H697]&gt; 2400 ;IF(NOT(MONTH([.A698]) = MONTH([.A697]));[.E697]+3; [.E697]); [.E697])" office:value-type="float" office:value="58" calcext:value-type="float">
            <text:p>58</text:p>
          </table:table-cell>
          <table:table-cell table:formula="of:=IF(WEEKDAY([.A698];2)&lt; 6; 1; 0) * FLOOR([.E698] *[.D698]) *[.$K$7]" office:value-type="float" office:value="690" calcext:value-type="float">
            <text:p>690</text:p>
          </table:table-cell>
          <table:table-cell table:formula="of:=IF(WEEKDAY([.A698];2) = 7; ([.E697]*15); 0) + IF([.H697]&gt;= 2400; IF(NOT(MONTH([.A698]) = MONTH([.A699]));2400; 0);0)" office:value-type="float" office:value="0" calcext:value-type="float">
            <text:p>0</text:p>
          </table:table-cell>
          <table:table-cell table:formula="of:=[.H697] -[.G698] +[.F698]" office:value-type="float" office:value="125995" calcext:value-type="float">
            <text:p>12599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8" calcext:value-type="date">
            <text:p>28.11.2024</text:p>
          </table:table-cell>
          <table:table-cell table:formula="of:=[.A699]" office:value-type="date" office:date-value="2024-11-28" calcext:value-type="date">
            <text:p>11-28</text:p>
          </table:table-cell>
          <table:table-cell table:style-name="ce1" table:formula="of:=IF([.B699] &lt; DATE(YEAR([.A699]);3;21); &quot;ZIMA&quot;; IF([.B699] &lt; DATE(YEAR([.A699]);6;21);&quot;WIOSNA&quot; ; IF([.B699] &lt; DATE(YEAR([.A699]);9;23); &quot;LATO&quot;; IF([.B699] &lt; DATE(YEAR([.A699]);12;21);&quot;JESIEŃ&quot;; &quot;ZIMA&quot;))))" office:value-type="string" office:string-value="JESIEŃ" calcext:value-type="string">
            <text:p>JESIEŃ</text:p>
          </table:table-cell>
          <table:table-cell table:formula="of:=IF([.C699] = &quot;ZIMA&quot;; 0.2; IF([.C699] = &quot;WIOSNA&quot;; 0.5; IF([.C699] = &quot;LATO&quot;; 0.9; 0.4)))" office:value-type="float" office:value="0.4" calcext:value-type="float">
            <text:p>0,4</text:p>
          </table:table-cell>
          <table:table-cell table:style-name="ce22" table:formula="of:=IF([.H698]&gt; 2400 ;IF(NOT(MONTH([.A699]) = MONTH([.A698]));[.E698]+3; [.E698]); [.E698])" office:value-type="float" office:value="58" calcext:value-type="float">
            <text:p>58</text:p>
          </table:table-cell>
          <table:table-cell table:formula="of:=IF(WEEKDAY([.A699];2)&lt; 6; 1; 0) * FLOOR([.E699] *[.D699]) *[.$K$7]" office:value-type="float" office:value="690" calcext:value-type="float">
            <text:p>690</text:p>
          </table:table-cell>
          <table:table-cell table:formula="of:=IF(WEEKDAY([.A699];2) = 7; ([.E698]*15); 0) + IF([.H698]&gt;= 2400; IF(NOT(MONTH([.A699]) = MONTH([.A700]));2400; 0);0)" office:value-type="float" office:value="0" calcext:value-type="float">
            <text:p>0</text:p>
          </table:table-cell>
          <table:table-cell table:formula="of:=[.H698] -[.G699] +[.F699]" office:value-type="float" office:value="126685" calcext:value-type="float">
            <text:p>12668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9" calcext:value-type="date">
            <text:p>29.11.2024</text:p>
          </table:table-cell>
          <table:table-cell table:formula="of:=[.A700]" office:value-type="date" office:date-value="2024-11-29" calcext:value-type="date">
            <text:p>11-29</text:p>
          </table:table-cell>
          <table:table-cell table:style-name="ce1" table:formula="of:=IF([.B700] &lt; DATE(YEAR([.A700]);3;21); &quot;ZIMA&quot;; IF([.B700] &lt; DATE(YEAR([.A700]);6;21);&quot;WIOSNA&quot; ; IF([.B700] &lt; DATE(YEAR([.A700]);9;23); &quot;LATO&quot;; IF([.B700] &lt; DATE(YEAR([.A700]);12;21);&quot;JESIEŃ&quot;; &quot;ZIMA&quot;))))" office:value-type="string" office:string-value="JESIEŃ" calcext:value-type="string">
            <text:p>JESIEŃ</text:p>
          </table:table-cell>
          <table:table-cell table:formula="of:=IF([.C700] = &quot;ZIMA&quot;; 0.2; IF([.C700] = &quot;WIOSNA&quot;; 0.5; IF([.C700] = &quot;LATO&quot;; 0.9; 0.4)))" office:value-type="float" office:value="0.4" calcext:value-type="float">
            <text:p>0,4</text:p>
          </table:table-cell>
          <table:table-cell table:style-name="ce22" table:formula="of:=IF([.H699]&gt; 2400 ;IF(NOT(MONTH([.A700]) = MONTH([.A699]));[.E699]+3; [.E699]); [.E699])" office:value-type="float" office:value="58" calcext:value-type="float">
            <text:p>58</text:p>
          </table:table-cell>
          <table:table-cell table:formula="of:=IF(WEEKDAY([.A700];2)&lt; 6; 1; 0) * FLOOR([.E700] *[.D700]) *[.$K$7]" office:value-type="float" office:value="690" calcext:value-type="float">
            <text:p>690</text:p>
          </table:table-cell>
          <table:table-cell table:formula="of:=IF(WEEKDAY([.A700];2) = 7; ([.E699]*15); 0) + IF([.H699]&gt;= 2400; IF(NOT(MONTH([.A700]) = MONTH([.A701]));2400; 0);0)" office:value-type="float" office:value="0" calcext:value-type="float">
            <text:p>0</text:p>
          </table:table-cell>
          <table:table-cell table:formula="of:=[.H699] -[.G700] +[.F700]" office:value-type="float" office:value="127375" calcext:value-type="float">
            <text:p>1273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30" calcext:value-type="date">
            <text:p>30.11.2024</text:p>
          </table:table-cell>
          <table:table-cell table:formula="of:=[.A701]" office:value-type="date" office:date-value="2024-11-30" calcext:value-type="date">
            <text:p>11-30</text:p>
          </table:table-cell>
          <table:table-cell table:style-name="ce1" table:formula="of:=IF([.B701] &lt; DATE(YEAR([.A701]);3;21); &quot;ZIMA&quot;; IF([.B701] &lt; DATE(YEAR([.A701]);6;21);&quot;WIOSNA&quot; ; IF([.B701] &lt; DATE(YEAR([.A701]);9;23); &quot;LATO&quot;; IF([.B701] &lt; DATE(YEAR([.A701]);12;21);&quot;JESIEŃ&quot;; &quot;ZIMA&quot;))))" office:value-type="string" office:string-value="JESIEŃ" calcext:value-type="string">
            <text:p>JESIEŃ</text:p>
          </table:table-cell>
          <table:table-cell table:formula="of:=IF([.C701] = &quot;ZIMA&quot;; 0.2; IF([.C701] = &quot;WIOSNA&quot;; 0.5; IF([.C701] = &quot;LATO&quot;; 0.9; 0.4)))" office:value-type="float" office:value="0.4" calcext:value-type="float">
            <text:p>0,4</text:p>
          </table:table-cell>
          <table:table-cell table:style-name="ce22" table:formula="of:=IF([.H700]&gt; 2400 ;IF(NOT(MONTH([.A701]) = MONTH([.A700]));[.E700]+3; [.E700]); [.E700])" office:value-type="float" office:value="58" calcext:value-type="float">
            <text:p>58</text:p>
          </table:table-cell>
          <table:table-cell table:formula="of:=IF(WEEKDAY([.A701];2)&lt; 6; 1; 0) * FLOOR([.E701] *[.D701]) *[.$K$7]" office:value-type="float" office:value="0" calcext:value-type="float">
            <text:p>0</text:p>
          </table:table-cell>
          <table:table-cell table:formula="of:=IF(WEEKDAY([.A701];2) = 7; ([.E700]*15); 0) + IF([.H700]&gt;= 2400; IF(NOT(MONTH([.A701]) = MONTH([.A702]));2400; 0);0)" office:value-type="float" office:value="2400" calcext:value-type="float">
            <text:p>2400</text:p>
          </table:table-cell>
          <table:table-cell table:formula="of:=[.H700] -[.G701] +[.F701]" office:value-type="float" office:value="124975" calcext:value-type="float">
            <text:p>1249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1" calcext:value-type="date">
            <text:p>1.12.2024</text:p>
          </table:table-cell>
          <table:table-cell table:formula="of:=[.A702]" office:value-type="date" office:date-value="2024-12-01" calcext:value-type="date">
            <text:p>12-01</text:p>
          </table:table-cell>
          <table:table-cell table:style-name="ce1" table:formula="of:=IF([.B702] &lt; DATE(YEAR([.A702]);3;21); &quot;ZIMA&quot;; IF([.B702] &lt; DATE(YEAR([.A702]);6;21);&quot;WIOSNA&quot; ; IF([.B702] &lt; DATE(YEAR([.A702]);9;23); &quot;LATO&quot;; IF([.B702] &lt; DATE(YEAR([.A702]);12;21);&quot;JESIEŃ&quot;; &quot;ZIMA&quot;))))" office:value-type="string" office:string-value="JESIEŃ" calcext:value-type="string">
            <text:p>JESIEŃ</text:p>
          </table:table-cell>
          <table:table-cell table:formula="of:=IF([.C702] = &quot;ZIMA&quot;; 0.2; IF([.C702] = &quot;WIOSNA&quot;; 0.5; IF([.C702] = &quot;LATO&quot;; 0.9; 0.4)))" office:value-type="float" office:value="0.4" calcext:value-type="float">
            <text:p>0,4</text:p>
          </table:table-cell>
          <table:table-cell table:style-name="ce22" table:formula="of:=IF([.H701]&gt; 2400 ;IF(NOT(MONTH([.A702]) = MONTH([.A701]));[.E701]+3; [.E701]); [.E701])" office:value-type="float" office:value="61" calcext:value-type="float">
            <text:p>61</text:p>
          </table:table-cell>
          <table:table-cell table:formula="of:=IF(WEEKDAY([.A702];2)&lt; 6; 1; 0) * FLOOR([.E702] *[.D702]) *[.$K$7]" office:value-type="float" office:value="0" calcext:value-type="float">
            <text:p>0</text:p>
          </table:table-cell>
          <table:table-cell table:formula="of:=IF(WEEKDAY([.A702];2) = 7; ([.E701]*15); 0) + IF([.H701]&gt;= 2400; IF(NOT(MONTH([.A702]) = MONTH([.A703]));2400; 0);0)" office:value-type="float" office:value="870" calcext:value-type="float">
            <text:p>870</text:p>
          </table:table-cell>
          <table:table-cell table:formula="of:=[.H701] -[.G702] +[.F702]" office:value-type="float" office:value="124105" calcext:value-type="float">
            <text:p>12410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2" calcext:value-type="date">
            <text:p>2.12.2024</text:p>
          </table:table-cell>
          <table:table-cell table:formula="of:=[.A703]" office:value-type="date" office:date-value="2024-12-02" calcext:value-type="date">
            <text:p>12-02</text:p>
          </table:table-cell>
          <table:table-cell table:style-name="ce1" table:formula="of:=IF([.B703] &lt; DATE(YEAR([.A703]);3;21); &quot;ZIMA&quot;; IF([.B703] &lt; DATE(YEAR([.A703]);6;21);&quot;WIOSNA&quot; ; IF([.B703] &lt; DATE(YEAR([.A703]);9;23); &quot;LATO&quot;; IF([.B703] &lt; DATE(YEAR([.A703]);12;21);&quot;JESIEŃ&quot;; &quot;ZIMA&quot;))))" office:value-type="string" office:string-value="JESIEŃ" calcext:value-type="string">
            <text:p>JESIEŃ</text:p>
          </table:table-cell>
          <table:table-cell table:formula="of:=IF([.C703] = &quot;ZIMA&quot;; 0.2; IF([.C703] = &quot;WIOSNA&quot;; 0.5; IF([.C703] = &quot;LATO&quot;; 0.9; 0.4)))" office:value-type="float" office:value="0.4" calcext:value-type="float">
            <text:p>0,4</text:p>
          </table:table-cell>
          <table:table-cell table:style-name="ce22" table:formula="of:=IF([.H702]&gt; 2400 ;IF(NOT(MONTH([.A703]) = MONTH([.A702]));[.E702]+3; [.E702]); [.E702])" office:value-type="float" office:value="61" calcext:value-type="float">
            <text:p>61</text:p>
          </table:table-cell>
          <table:table-cell table:formula="of:=IF(WEEKDAY([.A703];2)&lt; 6; 1; 0) * FLOOR([.E703] *[.D703]) *[.$K$7]" office:value-type="float" office:value="720" calcext:value-type="float">
            <text:p>720</text:p>
          </table:table-cell>
          <table:table-cell table:formula="of:=IF(WEEKDAY([.A703];2) = 7; ([.E702]*15); 0) + IF([.H702]&gt;= 2400; IF(NOT(MONTH([.A703]) = MONTH([.A704]));2400; 0);0)" office:value-type="float" office:value="0" calcext:value-type="float">
            <text:p>0</text:p>
          </table:table-cell>
          <table:table-cell table:formula="of:=[.H702] -[.G703] +[.F703]" office:value-type="float" office:value="124825" calcext:value-type="float">
            <text:p>1248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3" calcext:value-type="date">
            <text:p>3.12.2024</text:p>
          </table:table-cell>
          <table:table-cell table:formula="of:=[.A704]" office:value-type="date" office:date-value="2024-12-03" calcext:value-type="date">
            <text:p>12-03</text:p>
          </table:table-cell>
          <table:table-cell table:style-name="ce1" table:formula="of:=IF([.B704] &lt; DATE(YEAR([.A704]);3;21); &quot;ZIMA&quot;; IF([.B704] &lt; DATE(YEAR([.A704]);6;21);&quot;WIOSNA&quot; ; IF([.B704] &lt; DATE(YEAR([.A704]);9;23); &quot;LATO&quot;; IF([.B704] &lt; DATE(YEAR([.A704]);12;21);&quot;JESIEŃ&quot;; &quot;ZIMA&quot;))))" office:value-type="string" office:string-value="JESIEŃ" calcext:value-type="string">
            <text:p>JESIEŃ</text:p>
          </table:table-cell>
          <table:table-cell table:formula="of:=IF([.C704] = &quot;ZIMA&quot;; 0.2; IF([.C704] = &quot;WIOSNA&quot;; 0.5; IF([.C704] = &quot;LATO&quot;; 0.9; 0.4)))" office:value-type="float" office:value="0.4" calcext:value-type="float">
            <text:p>0,4</text:p>
          </table:table-cell>
          <table:table-cell table:style-name="ce22" table:formula="of:=IF([.H703]&gt; 2400 ;IF(NOT(MONTH([.A704]) = MONTH([.A703]));[.E703]+3; [.E703]); [.E703])" office:value-type="float" office:value="61" calcext:value-type="float">
            <text:p>61</text:p>
          </table:table-cell>
          <table:table-cell table:formula="of:=IF(WEEKDAY([.A704];2)&lt; 6; 1; 0) * FLOOR([.E704] *[.D704]) *[.$K$7]" office:value-type="float" office:value="720" calcext:value-type="float">
            <text:p>720</text:p>
          </table:table-cell>
          <table:table-cell table:formula="of:=IF(WEEKDAY([.A704];2) = 7; ([.E703]*15); 0) + IF([.H703]&gt;= 2400; IF(NOT(MONTH([.A704]) = MONTH([.A705]));2400; 0);0)" office:value-type="float" office:value="0" calcext:value-type="float">
            <text:p>0</text:p>
          </table:table-cell>
          <table:table-cell table:formula="of:=[.H703] -[.G704] +[.F704]" office:value-type="float" office:value="125545" calcext:value-type="float">
            <text:p>12554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4" calcext:value-type="date">
            <text:p>4.12.2024</text:p>
          </table:table-cell>
          <table:table-cell table:formula="of:=[.A705]" office:value-type="date" office:date-value="2024-12-04" calcext:value-type="date">
            <text:p>12-04</text:p>
          </table:table-cell>
          <table:table-cell table:style-name="ce1" table:formula="of:=IF([.B705] &lt; DATE(YEAR([.A705]);3;21); &quot;ZIMA&quot;; IF([.B705] &lt; DATE(YEAR([.A705]);6;21);&quot;WIOSNA&quot; ; IF([.B705] &lt; DATE(YEAR([.A705]);9;23); &quot;LATO&quot;; IF([.B705] &lt; DATE(YEAR([.A705]);12;21);&quot;JESIEŃ&quot;; &quot;ZIMA&quot;))))" office:value-type="string" office:string-value="JESIEŃ" calcext:value-type="string">
            <text:p>JESIEŃ</text:p>
          </table:table-cell>
          <table:table-cell table:formula="of:=IF([.C705] = &quot;ZIMA&quot;; 0.2; IF([.C705] = &quot;WIOSNA&quot;; 0.5; IF([.C705] = &quot;LATO&quot;; 0.9; 0.4)))" office:value-type="float" office:value="0.4" calcext:value-type="float">
            <text:p>0,4</text:p>
          </table:table-cell>
          <table:table-cell table:style-name="ce22" table:formula="of:=IF([.H704]&gt; 2400 ;IF(NOT(MONTH([.A705]) = MONTH([.A704]));[.E704]+3; [.E704]); [.E704])" office:value-type="float" office:value="61" calcext:value-type="float">
            <text:p>61</text:p>
          </table:table-cell>
          <table:table-cell table:formula="of:=IF(WEEKDAY([.A705];2)&lt; 6; 1; 0) * FLOOR([.E705] *[.D705]) *[.$K$7]" office:value-type="float" office:value="720" calcext:value-type="float">
            <text:p>720</text:p>
          </table:table-cell>
          <table:table-cell table:formula="of:=IF(WEEKDAY([.A705];2) = 7; ([.E704]*15); 0) + IF([.H704]&gt;= 2400; IF(NOT(MONTH([.A705]) = MONTH([.A706]));2400; 0);0)" office:value-type="float" office:value="0" calcext:value-type="float">
            <text:p>0</text:p>
          </table:table-cell>
          <table:table-cell table:formula="of:=[.H704] -[.G705] +[.F705]" office:value-type="float" office:value="126265" calcext:value-type="float">
            <text:p>12626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5" calcext:value-type="date">
            <text:p>5.12.2024</text:p>
          </table:table-cell>
          <table:table-cell table:formula="of:=[.A706]" office:value-type="date" office:date-value="2024-12-05" calcext:value-type="date">
            <text:p>12-05</text:p>
          </table:table-cell>
          <table:table-cell table:style-name="ce1" table:formula="of:=IF([.B706] &lt; DATE(YEAR([.A706]);3;21); &quot;ZIMA&quot;; IF([.B706] &lt; DATE(YEAR([.A706]);6;21);&quot;WIOSNA&quot; ; IF([.B706] &lt; DATE(YEAR([.A706]);9;23); &quot;LATO&quot;; IF([.B706] &lt; DATE(YEAR([.A706]);12;21);&quot;JESIEŃ&quot;; &quot;ZIMA&quot;))))" office:value-type="string" office:string-value="JESIEŃ" calcext:value-type="string">
            <text:p>JESIEŃ</text:p>
          </table:table-cell>
          <table:table-cell table:formula="of:=IF([.C706] = &quot;ZIMA&quot;; 0.2; IF([.C706] = &quot;WIOSNA&quot;; 0.5; IF([.C706] = &quot;LATO&quot;; 0.9; 0.4)))" office:value-type="float" office:value="0.4" calcext:value-type="float">
            <text:p>0,4</text:p>
          </table:table-cell>
          <table:table-cell table:style-name="ce22" table:formula="of:=IF([.H705]&gt; 2400 ;IF(NOT(MONTH([.A706]) = MONTH([.A705]));[.E705]+3; [.E705]); [.E705])" office:value-type="float" office:value="61" calcext:value-type="float">
            <text:p>61</text:p>
          </table:table-cell>
          <table:table-cell table:formula="of:=IF(WEEKDAY([.A706];2)&lt; 6; 1; 0) * FLOOR([.E706] *[.D706]) *[.$K$7]" office:value-type="float" office:value="720" calcext:value-type="float">
            <text:p>720</text:p>
          </table:table-cell>
          <table:table-cell table:formula="of:=IF(WEEKDAY([.A706];2) = 7; ([.E705]*15); 0) + IF([.H705]&gt;= 2400; IF(NOT(MONTH([.A706]) = MONTH([.A707]));2400; 0);0)" office:value-type="float" office:value="0" calcext:value-type="float">
            <text:p>0</text:p>
          </table:table-cell>
          <table:table-cell table:formula="of:=[.H705] -[.G706] +[.F706]" office:value-type="float" office:value="126985" calcext:value-type="float">
            <text:p>12698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6" calcext:value-type="date">
            <text:p>6.12.2024</text:p>
          </table:table-cell>
          <table:table-cell table:formula="of:=[.A707]" office:value-type="date" office:date-value="2024-12-06" calcext:value-type="date">
            <text:p>12-06</text:p>
          </table:table-cell>
          <table:table-cell table:style-name="ce1" table:formula="of:=IF([.B707] &lt; DATE(YEAR([.A707]);3;21); &quot;ZIMA&quot;; IF([.B707] &lt; DATE(YEAR([.A707]);6;21);&quot;WIOSNA&quot; ; IF([.B707] &lt; DATE(YEAR([.A707]);9;23); &quot;LATO&quot;; IF([.B707] &lt; DATE(YEAR([.A707]);12;21);&quot;JESIEŃ&quot;; &quot;ZIMA&quot;))))" office:value-type="string" office:string-value="JESIEŃ" calcext:value-type="string">
            <text:p>JESIEŃ</text:p>
          </table:table-cell>
          <table:table-cell table:formula="of:=IF([.C707] = &quot;ZIMA&quot;; 0.2; IF([.C707] = &quot;WIOSNA&quot;; 0.5; IF([.C707] = &quot;LATO&quot;; 0.9; 0.4)))" office:value-type="float" office:value="0.4" calcext:value-type="float">
            <text:p>0,4</text:p>
          </table:table-cell>
          <table:table-cell table:style-name="ce22" table:formula="of:=IF([.H706]&gt; 2400 ;IF(NOT(MONTH([.A707]) = MONTH([.A706]));[.E706]+3; [.E706]); [.E706])" office:value-type="float" office:value="61" calcext:value-type="float">
            <text:p>61</text:p>
          </table:table-cell>
          <table:table-cell table:formula="of:=IF(WEEKDAY([.A707];2)&lt; 6; 1; 0) * FLOOR([.E707] *[.D707]) *[.$K$7]" office:value-type="float" office:value="720" calcext:value-type="float">
            <text:p>720</text:p>
          </table:table-cell>
          <table:table-cell table:formula="of:=IF(WEEKDAY([.A707];2) = 7; ([.E706]*15); 0) + IF([.H706]&gt;= 2400; IF(NOT(MONTH([.A707]) = MONTH([.A708]));2400; 0);0)" office:value-type="float" office:value="0" calcext:value-type="float">
            <text:p>0</text:p>
          </table:table-cell>
          <table:table-cell table:formula="of:=[.H706] -[.G707] +[.F707]" office:value-type="float" office:value="127705" calcext:value-type="float">
            <text:p>12770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7" calcext:value-type="date">
            <text:p>7.12.2024</text:p>
          </table:table-cell>
          <table:table-cell table:formula="of:=[.A708]" office:value-type="date" office:date-value="2024-12-07" calcext:value-type="date">
            <text:p>12-07</text:p>
          </table:table-cell>
          <table:table-cell table:style-name="ce1" table:formula="of:=IF([.B708] &lt; DATE(YEAR([.A708]);3;21); &quot;ZIMA&quot;; IF([.B708] &lt; DATE(YEAR([.A708]);6;21);&quot;WIOSNA&quot; ; IF([.B708] &lt; DATE(YEAR([.A708]);9;23); &quot;LATO&quot;; IF([.B708] &lt; DATE(YEAR([.A708]);12;21);&quot;JESIEŃ&quot;; &quot;ZIMA&quot;))))" office:value-type="string" office:string-value="JESIEŃ" calcext:value-type="string">
            <text:p>JESIEŃ</text:p>
          </table:table-cell>
          <table:table-cell table:formula="of:=IF([.C708] = &quot;ZIMA&quot;; 0.2; IF([.C708] = &quot;WIOSNA&quot;; 0.5; IF([.C708] = &quot;LATO&quot;; 0.9; 0.4)))" office:value-type="float" office:value="0.4" calcext:value-type="float">
            <text:p>0,4</text:p>
          </table:table-cell>
          <table:table-cell table:style-name="ce22" table:formula="of:=IF([.H707]&gt; 2400 ;IF(NOT(MONTH([.A708]) = MONTH([.A707]));[.E707]+3; [.E707]); [.E707])" office:value-type="float" office:value="61" calcext:value-type="float">
            <text:p>61</text:p>
          </table:table-cell>
          <table:table-cell table:formula="of:=IF(WEEKDAY([.A708];2)&lt; 6; 1; 0) * FLOOR([.E708] *[.D708]) *[.$K$7]" office:value-type="float" office:value="0" calcext:value-type="float">
            <text:p>0</text:p>
          </table:table-cell>
          <table:table-cell table:formula="of:=IF(WEEKDAY([.A708];2) = 7; ([.E707]*15); 0) + IF([.H707]&gt;= 2400; IF(NOT(MONTH([.A708]) = MONTH([.A709]));2400; 0);0)" office:value-type="float" office:value="0" calcext:value-type="float">
            <text:p>0</text:p>
          </table:table-cell>
          <table:table-cell table:formula="of:=[.H707] -[.G708] +[.F708]" office:value-type="float" office:value="127705" calcext:value-type="float">
            <text:p>12770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8" calcext:value-type="date">
            <text:p>8.12.2024</text:p>
          </table:table-cell>
          <table:table-cell table:formula="of:=[.A709]" office:value-type="date" office:date-value="2024-12-08" calcext:value-type="date">
            <text:p>12-08</text:p>
          </table:table-cell>
          <table:table-cell table:style-name="ce1" table:formula="of:=IF([.B709] &lt; DATE(YEAR([.A709]);3;21); &quot;ZIMA&quot;; IF([.B709] &lt; DATE(YEAR([.A709]);6;21);&quot;WIOSNA&quot; ; IF([.B709] &lt; DATE(YEAR([.A709]);9;23); &quot;LATO&quot;; IF([.B709] &lt; DATE(YEAR([.A709]);12;21);&quot;JESIEŃ&quot;; &quot;ZIMA&quot;))))" office:value-type="string" office:string-value="JESIEŃ" calcext:value-type="string">
            <text:p>JESIEŃ</text:p>
          </table:table-cell>
          <table:table-cell table:formula="of:=IF([.C709] = &quot;ZIMA&quot;; 0.2; IF([.C709] = &quot;WIOSNA&quot;; 0.5; IF([.C709] = &quot;LATO&quot;; 0.9; 0.4)))" office:value-type="float" office:value="0.4" calcext:value-type="float">
            <text:p>0,4</text:p>
          </table:table-cell>
          <table:table-cell table:style-name="ce22" table:formula="of:=IF([.H708]&gt; 2400 ;IF(NOT(MONTH([.A709]) = MONTH([.A708]));[.E708]+3; [.E708]); [.E708])" office:value-type="float" office:value="61" calcext:value-type="float">
            <text:p>61</text:p>
          </table:table-cell>
          <table:table-cell table:formula="of:=IF(WEEKDAY([.A709];2)&lt; 6; 1; 0) * FLOOR([.E709] *[.D709]) *[.$K$7]" office:value-type="float" office:value="0" calcext:value-type="float">
            <text:p>0</text:p>
          </table:table-cell>
          <table:table-cell table:formula="of:=IF(WEEKDAY([.A709];2) = 7; ([.E708]*15); 0) + IF([.H708]&gt;= 2400; IF(NOT(MONTH([.A709]) = MONTH([.A710]));2400; 0);0)" office:value-type="float" office:value="915" calcext:value-type="float">
            <text:p>915</text:p>
          </table:table-cell>
          <table:table-cell table:formula="of:=[.H708] -[.G709] +[.F709]" office:value-type="float" office:value="126790" calcext:value-type="float">
            <text:p>1267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9" calcext:value-type="date">
            <text:p>9.12.2024</text:p>
          </table:table-cell>
          <table:table-cell table:formula="of:=[.A710]" office:value-type="date" office:date-value="2024-12-09" calcext:value-type="date">
            <text:p>12-09</text:p>
          </table:table-cell>
          <table:table-cell table:style-name="ce1" table:formula="of:=IF([.B710] &lt; DATE(YEAR([.A710]);3;21); &quot;ZIMA&quot;; IF([.B710] &lt; DATE(YEAR([.A710]);6;21);&quot;WIOSNA&quot; ; IF([.B710] &lt; DATE(YEAR([.A710]);9;23); &quot;LATO&quot;; IF([.B710] &lt; DATE(YEAR([.A710]);12;21);&quot;JESIEŃ&quot;; &quot;ZIMA&quot;))))" office:value-type="string" office:string-value="JESIEŃ" calcext:value-type="string">
            <text:p>JESIEŃ</text:p>
          </table:table-cell>
          <table:table-cell table:formula="of:=IF([.C710] = &quot;ZIMA&quot;; 0.2; IF([.C710] = &quot;WIOSNA&quot;; 0.5; IF([.C710] = &quot;LATO&quot;; 0.9; 0.4)))" office:value-type="float" office:value="0.4" calcext:value-type="float">
            <text:p>0,4</text:p>
          </table:table-cell>
          <table:table-cell table:style-name="ce22" table:formula="of:=IF([.H709]&gt; 2400 ;IF(NOT(MONTH([.A710]) = MONTH([.A709]));[.E709]+3; [.E709]); [.E709])" office:value-type="float" office:value="61" calcext:value-type="float">
            <text:p>61</text:p>
          </table:table-cell>
          <table:table-cell table:formula="of:=IF(WEEKDAY([.A710];2)&lt; 6; 1; 0) * FLOOR([.E710] *[.D710]) *[.$K$7]" office:value-type="float" office:value="720" calcext:value-type="float">
            <text:p>720</text:p>
          </table:table-cell>
          <table:table-cell table:formula="of:=IF(WEEKDAY([.A710];2) = 7; ([.E709]*15); 0) + IF([.H709]&gt;= 2400; IF(NOT(MONTH([.A710]) = MONTH([.A711]));2400; 0);0)" office:value-type="float" office:value="0" calcext:value-type="float">
            <text:p>0</text:p>
          </table:table-cell>
          <table:table-cell table:formula="of:=[.H709] -[.G710] +[.F710]" office:value-type="float" office:value="127510" calcext:value-type="float">
            <text:p>1275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0" calcext:value-type="date">
            <text:p>10.12.2024</text:p>
          </table:table-cell>
          <table:table-cell table:formula="of:=[.A711]" office:value-type="date" office:date-value="2024-12-10" calcext:value-type="date">
            <text:p>12-10</text:p>
          </table:table-cell>
          <table:table-cell table:style-name="ce1" table:formula="of:=IF([.B711] &lt; DATE(YEAR([.A711]);3;21); &quot;ZIMA&quot;; IF([.B711] &lt; DATE(YEAR([.A711]);6;21);&quot;WIOSNA&quot; ; IF([.B711] &lt; DATE(YEAR([.A711]);9;23); &quot;LATO&quot;; IF([.B711] &lt; DATE(YEAR([.A711]);12;21);&quot;JESIEŃ&quot;; &quot;ZIMA&quot;))))" office:value-type="string" office:string-value="JESIEŃ" calcext:value-type="string">
            <text:p>JESIEŃ</text:p>
          </table:table-cell>
          <table:table-cell table:formula="of:=IF([.C711] = &quot;ZIMA&quot;; 0.2; IF([.C711] = &quot;WIOSNA&quot;; 0.5; IF([.C711] = &quot;LATO&quot;; 0.9; 0.4)))" office:value-type="float" office:value="0.4" calcext:value-type="float">
            <text:p>0,4</text:p>
          </table:table-cell>
          <table:table-cell table:style-name="ce22" table:formula="of:=IF([.H710]&gt; 2400 ;IF(NOT(MONTH([.A711]) = MONTH([.A710]));[.E710]+3; [.E710]); [.E710])" office:value-type="float" office:value="61" calcext:value-type="float">
            <text:p>61</text:p>
          </table:table-cell>
          <table:table-cell table:formula="of:=IF(WEEKDAY([.A711];2)&lt; 6; 1; 0) * FLOOR([.E711] *[.D711]) *[.$K$7]" office:value-type="float" office:value="720" calcext:value-type="float">
            <text:p>720</text:p>
          </table:table-cell>
          <table:table-cell table:formula="of:=IF(WEEKDAY([.A711];2) = 7; ([.E710]*15); 0) + IF([.H710]&gt;= 2400; IF(NOT(MONTH([.A711]) = MONTH([.A712]));2400; 0);0)" office:value-type="float" office:value="0" calcext:value-type="float">
            <text:p>0</text:p>
          </table:table-cell>
          <table:table-cell table:formula="of:=[.H710] -[.G711] +[.F711]" office:value-type="float" office:value="128230" calcext:value-type="float">
            <text:p>12823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1" calcext:value-type="date">
            <text:p>11.12.2024</text:p>
          </table:table-cell>
          <table:table-cell table:formula="of:=[.A712]" office:value-type="date" office:date-value="2024-12-11" calcext:value-type="date">
            <text:p>12-11</text:p>
          </table:table-cell>
          <table:table-cell table:style-name="ce1" table:formula="of:=IF([.B712] &lt; DATE(YEAR([.A712]);3;21); &quot;ZIMA&quot;; IF([.B712] &lt; DATE(YEAR([.A712]);6;21);&quot;WIOSNA&quot; ; IF([.B712] &lt; DATE(YEAR([.A712]);9;23); &quot;LATO&quot;; IF([.B712] &lt; DATE(YEAR([.A712]);12;21);&quot;JESIEŃ&quot;; &quot;ZIMA&quot;))))" office:value-type="string" office:string-value="JESIEŃ" calcext:value-type="string">
            <text:p>JESIEŃ</text:p>
          </table:table-cell>
          <table:table-cell table:formula="of:=IF([.C712] = &quot;ZIMA&quot;; 0.2; IF([.C712] = &quot;WIOSNA&quot;; 0.5; IF([.C712] = &quot;LATO&quot;; 0.9; 0.4)))" office:value-type="float" office:value="0.4" calcext:value-type="float">
            <text:p>0,4</text:p>
          </table:table-cell>
          <table:table-cell table:style-name="ce22" table:formula="of:=IF([.H711]&gt; 2400 ;IF(NOT(MONTH([.A712]) = MONTH([.A711]));[.E711]+3; [.E711]); [.E711])" office:value-type="float" office:value="61" calcext:value-type="float">
            <text:p>61</text:p>
          </table:table-cell>
          <table:table-cell table:formula="of:=IF(WEEKDAY([.A712];2)&lt; 6; 1; 0) * FLOOR([.E712] *[.D712]) *[.$K$7]" office:value-type="float" office:value="720" calcext:value-type="float">
            <text:p>720</text:p>
          </table:table-cell>
          <table:table-cell table:formula="of:=IF(WEEKDAY([.A712];2) = 7; ([.E711]*15); 0) + IF([.H711]&gt;= 2400; IF(NOT(MONTH([.A712]) = MONTH([.A713]));2400; 0);0)" office:value-type="float" office:value="0" calcext:value-type="float">
            <text:p>0</text:p>
          </table:table-cell>
          <table:table-cell table:formula="of:=[.H711] -[.G712] +[.F712]" office:value-type="float" office:value="128950" calcext:value-type="float">
            <text:p>1289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2" calcext:value-type="date">
            <text:p>12.12.2024</text:p>
          </table:table-cell>
          <table:table-cell table:formula="of:=[.A713]" office:value-type="date" office:date-value="2024-12-12" calcext:value-type="date">
            <text:p>12-12</text:p>
          </table:table-cell>
          <table:table-cell table:style-name="ce1" table:formula="of:=IF([.B713] &lt; DATE(YEAR([.A713]);3;21); &quot;ZIMA&quot;; IF([.B713] &lt; DATE(YEAR([.A713]);6;21);&quot;WIOSNA&quot; ; IF([.B713] &lt; DATE(YEAR([.A713]);9;23); &quot;LATO&quot;; IF([.B713] &lt; DATE(YEAR([.A713]);12;21);&quot;JESIEŃ&quot;; &quot;ZIMA&quot;))))" office:value-type="string" office:string-value="JESIEŃ" calcext:value-type="string">
            <text:p>JESIEŃ</text:p>
          </table:table-cell>
          <table:table-cell table:formula="of:=IF([.C713] = &quot;ZIMA&quot;; 0.2; IF([.C713] = &quot;WIOSNA&quot;; 0.5; IF([.C713] = &quot;LATO&quot;; 0.9; 0.4)))" office:value-type="float" office:value="0.4" calcext:value-type="float">
            <text:p>0,4</text:p>
          </table:table-cell>
          <table:table-cell table:style-name="ce22" table:formula="of:=IF([.H712]&gt; 2400 ;IF(NOT(MONTH([.A713]) = MONTH([.A712]));[.E712]+3; [.E712]); [.E712])" office:value-type="float" office:value="61" calcext:value-type="float">
            <text:p>61</text:p>
          </table:table-cell>
          <table:table-cell table:formula="of:=IF(WEEKDAY([.A713];2)&lt; 6; 1; 0) * FLOOR([.E713] *[.D713]) *[.$K$7]" office:value-type="float" office:value="720" calcext:value-type="float">
            <text:p>720</text:p>
          </table:table-cell>
          <table:table-cell table:formula="of:=IF(WEEKDAY([.A713];2) = 7; ([.E712]*15); 0) + IF([.H712]&gt;= 2400; IF(NOT(MONTH([.A713]) = MONTH([.A714]));2400; 0);0)" office:value-type="float" office:value="0" calcext:value-type="float">
            <text:p>0</text:p>
          </table:table-cell>
          <table:table-cell table:formula="of:=[.H712] -[.G713] +[.F713]" office:value-type="float" office:value="129670" calcext:value-type="float">
            <text:p>1296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3" calcext:value-type="date">
            <text:p>13.12.2024</text:p>
          </table:table-cell>
          <table:table-cell table:formula="of:=[.A714]" office:value-type="date" office:date-value="2024-12-13" calcext:value-type="date">
            <text:p>12-13</text:p>
          </table:table-cell>
          <table:table-cell table:style-name="ce1" table:formula="of:=IF([.B714] &lt; DATE(YEAR([.A714]);3;21); &quot;ZIMA&quot;; IF([.B714] &lt; DATE(YEAR([.A714]);6;21);&quot;WIOSNA&quot; ; IF([.B714] &lt; DATE(YEAR([.A714]);9;23); &quot;LATO&quot;; IF([.B714] &lt; DATE(YEAR([.A714]);12;21);&quot;JESIEŃ&quot;; &quot;ZIMA&quot;))))" office:value-type="string" office:string-value="JESIEŃ" calcext:value-type="string">
            <text:p>JESIEŃ</text:p>
          </table:table-cell>
          <table:table-cell table:formula="of:=IF([.C714] = &quot;ZIMA&quot;; 0.2; IF([.C714] = &quot;WIOSNA&quot;; 0.5; IF([.C714] = &quot;LATO&quot;; 0.9; 0.4)))" office:value-type="float" office:value="0.4" calcext:value-type="float">
            <text:p>0,4</text:p>
          </table:table-cell>
          <table:table-cell table:style-name="ce22" table:formula="of:=IF([.H713]&gt; 2400 ;IF(NOT(MONTH([.A714]) = MONTH([.A713]));[.E713]+3; [.E713]); [.E713])" office:value-type="float" office:value="61" calcext:value-type="float">
            <text:p>61</text:p>
          </table:table-cell>
          <table:table-cell table:formula="of:=IF(WEEKDAY([.A714];2)&lt; 6; 1; 0) * FLOOR([.E714] *[.D714]) *[.$K$7]" office:value-type="float" office:value="720" calcext:value-type="float">
            <text:p>720</text:p>
          </table:table-cell>
          <table:table-cell table:formula="of:=IF(WEEKDAY([.A714];2) = 7; ([.E713]*15); 0) + IF([.H713]&gt;= 2400; IF(NOT(MONTH([.A714]) = MONTH([.A715]));2400; 0);0)" office:value-type="float" office:value="0" calcext:value-type="float">
            <text:p>0</text:p>
          </table:table-cell>
          <table:table-cell table:formula="of:=[.H713] -[.G714] +[.F714]" office:value-type="float" office:value="130390" calcext:value-type="float">
            <text:p>1303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4" calcext:value-type="date">
            <text:p>14.12.2024</text:p>
          </table:table-cell>
          <table:table-cell table:formula="of:=[.A715]" office:value-type="date" office:date-value="2024-12-14" calcext:value-type="date">
            <text:p>12-14</text:p>
          </table:table-cell>
          <table:table-cell table:style-name="ce1" table:formula="of:=IF([.B715] &lt; DATE(YEAR([.A715]);3;21); &quot;ZIMA&quot;; IF([.B715] &lt; DATE(YEAR([.A715]);6;21);&quot;WIOSNA&quot; ; IF([.B715] &lt; DATE(YEAR([.A715]);9;23); &quot;LATO&quot;; IF([.B715] &lt; DATE(YEAR([.A715]);12;21);&quot;JESIEŃ&quot;; &quot;ZIMA&quot;))))" office:value-type="string" office:string-value="JESIEŃ" calcext:value-type="string">
            <text:p>JESIEŃ</text:p>
          </table:table-cell>
          <table:table-cell table:formula="of:=IF([.C715] = &quot;ZIMA&quot;; 0.2; IF([.C715] = &quot;WIOSNA&quot;; 0.5; IF([.C715] = &quot;LATO&quot;; 0.9; 0.4)))" office:value-type="float" office:value="0.4" calcext:value-type="float">
            <text:p>0,4</text:p>
          </table:table-cell>
          <table:table-cell table:style-name="ce22" table:formula="of:=IF([.H714]&gt; 2400 ;IF(NOT(MONTH([.A715]) = MONTH([.A714]));[.E714]+3; [.E714]); [.E714])" office:value-type="float" office:value="61" calcext:value-type="float">
            <text:p>61</text:p>
          </table:table-cell>
          <table:table-cell table:formula="of:=IF(WEEKDAY([.A715];2)&lt; 6; 1; 0) * FLOOR([.E715] *[.D715]) *[.$K$7]" office:value-type="float" office:value="0" calcext:value-type="float">
            <text:p>0</text:p>
          </table:table-cell>
          <table:table-cell table:formula="of:=IF(WEEKDAY([.A715];2) = 7; ([.E714]*15); 0) + IF([.H714]&gt;= 2400; IF(NOT(MONTH([.A715]) = MONTH([.A716]));2400; 0);0)" office:value-type="float" office:value="0" calcext:value-type="float">
            <text:p>0</text:p>
          </table:table-cell>
          <table:table-cell table:formula="of:=[.H714] -[.G715] +[.F715]" office:value-type="float" office:value="130390" calcext:value-type="float">
            <text:p>1303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5" calcext:value-type="date">
            <text:p>15.12.2024</text:p>
          </table:table-cell>
          <table:table-cell table:formula="of:=[.A716]" office:value-type="date" office:date-value="2024-12-15" calcext:value-type="date">
            <text:p>12-15</text:p>
          </table:table-cell>
          <table:table-cell table:style-name="ce1" table:formula="of:=IF([.B716] &lt; DATE(YEAR([.A716]);3;21); &quot;ZIMA&quot;; IF([.B716] &lt; DATE(YEAR([.A716]);6;21);&quot;WIOSNA&quot; ; IF([.B716] &lt; DATE(YEAR([.A716]);9;23); &quot;LATO&quot;; IF([.B716] &lt; DATE(YEAR([.A716]);12;21);&quot;JESIEŃ&quot;; &quot;ZIMA&quot;))))" office:value-type="string" office:string-value="JESIEŃ" calcext:value-type="string">
            <text:p>JESIEŃ</text:p>
          </table:table-cell>
          <table:table-cell table:formula="of:=IF([.C716] = &quot;ZIMA&quot;; 0.2; IF([.C716] = &quot;WIOSNA&quot;; 0.5; IF([.C716] = &quot;LATO&quot;; 0.9; 0.4)))" office:value-type="float" office:value="0.4" calcext:value-type="float">
            <text:p>0,4</text:p>
          </table:table-cell>
          <table:table-cell table:style-name="ce22" table:formula="of:=IF([.H715]&gt; 2400 ;IF(NOT(MONTH([.A716]) = MONTH([.A715]));[.E715]+3; [.E715]); [.E715])" office:value-type="float" office:value="61" calcext:value-type="float">
            <text:p>61</text:p>
          </table:table-cell>
          <table:table-cell table:formula="of:=IF(WEEKDAY([.A716];2)&lt; 6; 1; 0) * FLOOR([.E716] *[.D716]) *[.$K$7]" office:value-type="float" office:value="0" calcext:value-type="float">
            <text:p>0</text:p>
          </table:table-cell>
          <table:table-cell table:formula="of:=IF(WEEKDAY([.A716];2) = 7; ([.E715]*15); 0) + IF([.H715]&gt;= 2400; IF(NOT(MONTH([.A716]) = MONTH([.A717]));2400; 0);0)" office:value-type="float" office:value="915" calcext:value-type="float">
            <text:p>915</text:p>
          </table:table-cell>
          <table:table-cell table:formula="of:=[.H715] -[.G716] +[.F716]" office:value-type="float" office:value="129475" calcext:value-type="float">
            <text:p>1294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6" calcext:value-type="date">
            <text:p>16.12.2024</text:p>
          </table:table-cell>
          <table:table-cell table:formula="of:=[.A717]" office:value-type="date" office:date-value="2024-12-16" calcext:value-type="date">
            <text:p>12-16</text:p>
          </table:table-cell>
          <table:table-cell table:style-name="ce1" table:formula="of:=IF([.B717] &lt; DATE(YEAR([.A717]);3;21); &quot;ZIMA&quot;; IF([.B717] &lt; DATE(YEAR([.A717]);6;21);&quot;WIOSNA&quot; ; IF([.B717] &lt; DATE(YEAR([.A717]);9;23); &quot;LATO&quot;; IF([.B717] &lt; DATE(YEAR([.A717]);12;21);&quot;JESIEŃ&quot;; &quot;ZIMA&quot;))))" office:value-type="string" office:string-value="JESIEŃ" calcext:value-type="string">
            <text:p>JESIEŃ</text:p>
          </table:table-cell>
          <table:table-cell table:formula="of:=IF([.C717] = &quot;ZIMA&quot;; 0.2; IF([.C717] = &quot;WIOSNA&quot;; 0.5; IF([.C717] = &quot;LATO&quot;; 0.9; 0.4)))" office:value-type="float" office:value="0.4" calcext:value-type="float">
            <text:p>0,4</text:p>
          </table:table-cell>
          <table:table-cell table:style-name="ce22" table:formula="of:=IF([.H716]&gt; 2400 ;IF(NOT(MONTH([.A717]) = MONTH([.A716]));[.E716]+3; [.E716]); [.E716])" office:value-type="float" office:value="61" calcext:value-type="float">
            <text:p>61</text:p>
          </table:table-cell>
          <table:table-cell table:formula="of:=IF(WEEKDAY([.A717];2)&lt; 6; 1; 0) * FLOOR([.E717] *[.D717]) *[.$K$7]" office:value-type="float" office:value="720" calcext:value-type="float">
            <text:p>720</text:p>
          </table:table-cell>
          <table:table-cell table:formula="of:=IF(WEEKDAY([.A717];2) = 7; ([.E716]*15); 0) + IF([.H716]&gt;= 2400; IF(NOT(MONTH([.A717]) = MONTH([.A718]));2400; 0);0)" office:value-type="float" office:value="0" calcext:value-type="float">
            <text:p>0</text:p>
          </table:table-cell>
          <table:table-cell table:formula="of:=[.H716] -[.G717] +[.F717]" office:value-type="float" office:value="130195" calcext:value-type="float">
            <text:p>13019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7" calcext:value-type="date">
            <text:p>17.12.2024</text:p>
          </table:table-cell>
          <table:table-cell table:formula="of:=[.A718]" office:value-type="date" office:date-value="2024-12-17" calcext:value-type="date">
            <text:p>12-17</text:p>
          </table:table-cell>
          <table:table-cell table:style-name="ce1" table:formula="of:=IF([.B718] &lt; DATE(YEAR([.A718]);3;21); &quot;ZIMA&quot;; IF([.B718] &lt; DATE(YEAR([.A718]);6;21);&quot;WIOSNA&quot; ; IF([.B718] &lt; DATE(YEAR([.A718]);9;23); &quot;LATO&quot;; IF([.B718] &lt; DATE(YEAR([.A718]);12;21);&quot;JESIEŃ&quot;; &quot;ZIMA&quot;))))" office:value-type="string" office:string-value="JESIEŃ" calcext:value-type="string">
            <text:p>JESIEŃ</text:p>
          </table:table-cell>
          <table:table-cell table:formula="of:=IF([.C718] = &quot;ZIMA&quot;; 0.2; IF([.C718] = &quot;WIOSNA&quot;; 0.5; IF([.C718] = &quot;LATO&quot;; 0.9; 0.4)))" office:value-type="float" office:value="0.4" calcext:value-type="float">
            <text:p>0,4</text:p>
          </table:table-cell>
          <table:table-cell table:style-name="ce22" table:formula="of:=IF([.H717]&gt; 2400 ;IF(NOT(MONTH([.A718]) = MONTH([.A717]));[.E717]+3; [.E717]); [.E717])" office:value-type="float" office:value="61" calcext:value-type="float">
            <text:p>61</text:p>
          </table:table-cell>
          <table:table-cell table:formula="of:=IF(WEEKDAY([.A718];2)&lt; 6; 1; 0) * FLOOR([.E718] *[.D718]) *[.$K$7]" office:value-type="float" office:value="720" calcext:value-type="float">
            <text:p>720</text:p>
          </table:table-cell>
          <table:table-cell table:formula="of:=IF(WEEKDAY([.A718];2) = 7; ([.E717]*15); 0) + IF([.H717]&gt;= 2400; IF(NOT(MONTH([.A718]) = MONTH([.A719]));2400; 0);0)" office:value-type="float" office:value="0" calcext:value-type="float">
            <text:p>0</text:p>
          </table:table-cell>
          <table:table-cell table:formula="of:=[.H717] -[.G718] +[.F718]" office:value-type="float" office:value="130915" calcext:value-type="float">
            <text:p>13091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8" calcext:value-type="date">
            <text:p>18.12.2024</text:p>
          </table:table-cell>
          <table:table-cell table:formula="of:=[.A719]" office:value-type="date" office:date-value="2024-12-18" calcext:value-type="date">
            <text:p>12-18</text:p>
          </table:table-cell>
          <table:table-cell table:style-name="ce1" table:formula="of:=IF([.B719] &lt; DATE(YEAR([.A719]);3;21); &quot;ZIMA&quot;; IF([.B719] &lt; DATE(YEAR([.A719]);6;21);&quot;WIOSNA&quot; ; IF([.B719] &lt; DATE(YEAR([.A719]);9;23); &quot;LATO&quot;; IF([.B719] &lt; DATE(YEAR([.A719]);12;21);&quot;JESIEŃ&quot;; &quot;ZIMA&quot;))))" office:value-type="string" office:string-value="JESIEŃ" calcext:value-type="string">
            <text:p>JESIEŃ</text:p>
          </table:table-cell>
          <table:table-cell table:formula="of:=IF([.C719] = &quot;ZIMA&quot;; 0.2; IF([.C719] = &quot;WIOSNA&quot;; 0.5; IF([.C719] = &quot;LATO&quot;; 0.9; 0.4)))" office:value-type="float" office:value="0.4" calcext:value-type="float">
            <text:p>0,4</text:p>
          </table:table-cell>
          <table:table-cell table:style-name="ce22" table:formula="of:=IF([.H718]&gt; 2400 ;IF(NOT(MONTH([.A719]) = MONTH([.A718]));[.E718]+3; [.E718]); [.E718])" office:value-type="float" office:value="61" calcext:value-type="float">
            <text:p>61</text:p>
          </table:table-cell>
          <table:table-cell table:formula="of:=IF(WEEKDAY([.A719];2)&lt; 6; 1; 0) * FLOOR([.E719] *[.D719]) *[.$K$7]" office:value-type="float" office:value="720" calcext:value-type="float">
            <text:p>720</text:p>
          </table:table-cell>
          <table:table-cell table:formula="of:=IF(WEEKDAY([.A719];2) = 7; ([.E718]*15); 0) + IF([.H718]&gt;= 2400; IF(NOT(MONTH([.A719]) = MONTH([.A720]));2400; 0);0)" office:value-type="float" office:value="0" calcext:value-type="float">
            <text:p>0</text:p>
          </table:table-cell>
          <table:table-cell table:formula="of:=[.H718] -[.G719] +[.F719]" office:value-type="float" office:value="131635" calcext:value-type="float">
            <text:p>13163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9" calcext:value-type="date">
            <text:p>19.12.2024</text:p>
          </table:table-cell>
          <table:table-cell table:formula="of:=[.A720]" office:value-type="date" office:date-value="2024-12-19" calcext:value-type="date">
            <text:p>12-19</text:p>
          </table:table-cell>
          <table:table-cell table:style-name="ce1" table:formula="of:=IF([.B720] &lt; DATE(YEAR([.A720]);3;21); &quot;ZIMA&quot;; IF([.B720] &lt; DATE(YEAR([.A720]);6;21);&quot;WIOSNA&quot; ; IF([.B720] &lt; DATE(YEAR([.A720]);9;23); &quot;LATO&quot;; IF([.B720] &lt; DATE(YEAR([.A720]);12;21);&quot;JESIEŃ&quot;; &quot;ZIMA&quot;))))" office:value-type="string" office:string-value="JESIEŃ" calcext:value-type="string">
            <text:p>JESIEŃ</text:p>
          </table:table-cell>
          <table:table-cell table:formula="of:=IF([.C720] = &quot;ZIMA&quot;; 0.2; IF([.C720] = &quot;WIOSNA&quot;; 0.5; IF([.C720] = &quot;LATO&quot;; 0.9; 0.4)))" office:value-type="float" office:value="0.4" calcext:value-type="float">
            <text:p>0,4</text:p>
          </table:table-cell>
          <table:table-cell table:style-name="ce22" table:formula="of:=IF([.H719]&gt; 2400 ;IF(NOT(MONTH([.A720]) = MONTH([.A719]));[.E719]+3; [.E719]); [.E719])" office:value-type="float" office:value="61" calcext:value-type="float">
            <text:p>61</text:p>
          </table:table-cell>
          <table:table-cell table:formula="of:=IF(WEEKDAY([.A720];2)&lt; 6; 1; 0) * FLOOR([.E720] *[.D720]) *[.$K$7]" office:value-type="float" office:value="720" calcext:value-type="float">
            <text:p>720</text:p>
          </table:table-cell>
          <table:table-cell table:formula="of:=IF(WEEKDAY([.A720];2) = 7; ([.E719]*15); 0) + IF([.H719]&gt;= 2400; IF(NOT(MONTH([.A720]) = MONTH([.A721]));2400; 0);0)" office:value-type="float" office:value="0" calcext:value-type="float">
            <text:p>0</text:p>
          </table:table-cell>
          <table:table-cell table:formula="of:=[.H719] -[.G720] +[.F720]" office:value-type="float" office:value="132355" calcext:value-type="float">
            <text:p>13235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20" calcext:value-type="date">
            <text:p>20.12.2024</text:p>
          </table:table-cell>
          <table:table-cell table:formula="of:=[.A721]" office:value-type="date" office:date-value="2024-12-20" calcext:value-type="date">
            <text:p>12-20</text:p>
          </table:table-cell>
          <table:table-cell table:style-name="ce1" table:formula="of:=IF([.B721] &lt; DATE(YEAR([.A721]);3;21); &quot;ZIMA&quot;; IF([.B721] &lt; DATE(YEAR([.A721]);6;21);&quot;WIOSNA&quot; ; IF([.B721] &lt; DATE(YEAR([.A721]);9;23); &quot;LATO&quot;; IF([.B721] &lt; DATE(YEAR([.A721]);12;21);&quot;JESIEŃ&quot;; &quot;ZIMA&quot;))))" office:value-type="string" office:string-value="JESIEŃ" calcext:value-type="string">
            <text:p>JESIEŃ</text:p>
          </table:table-cell>
          <table:table-cell table:formula="of:=IF([.C721] = &quot;ZIMA&quot;; 0.2; IF([.C721] = &quot;WIOSNA&quot;; 0.5; IF([.C721] = &quot;LATO&quot;; 0.9; 0.4)))" office:value-type="float" office:value="0.4" calcext:value-type="float">
            <text:p>0,4</text:p>
          </table:table-cell>
          <table:table-cell table:style-name="ce22" table:formula="of:=IF([.H720]&gt; 2400 ;IF(NOT(MONTH([.A721]) = MONTH([.A720]));[.E720]+3; [.E720]); [.E720])" office:value-type="float" office:value="61" calcext:value-type="float">
            <text:p>61</text:p>
          </table:table-cell>
          <table:table-cell table:formula="of:=IF(WEEKDAY([.A721];2)&lt; 6; 1; 0) * FLOOR([.E721] *[.D721]) *[.$K$7]" office:value-type="float" office:value="720" calcext:value-type="float">
            <text:p>720</text:p>
          </table:table-cell>
          <table:table-cell table:formula="of:=IF(WEEKDAY([.A721];2) = 7; ([.E720]*15); 0) + IF([.H720]&gt;= 2400; IF(NOT(MONTH([.A721]) = MONTH([.A722]));2400; 0);0)" office:value-type="float" office:value="0" calcext:value-type="float">
            <text:p>0</text:p>
          </table:table-cell>
          <table:table-cell table:formula="of:=[.H720] -[.G721] +[.F721]" office:value-type="float" office:value="133075" calcext:value-type="float">
            <text:p>1330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21" calcext:value-type="date">
            <text:p>21.12.2024</text:p>
          </table:table-cell>
          <table:table-cell table:formula="of:=[.A722]" office:value-type="date" office:date-value="2024-12-21" calcext:value-type="date">
            <text:p>12-21</text:p>
          </table:table-cell>
          <table:table-cell table:style-name="ce1" table:formula="of:=IF([.B722] &lt; DATE(YEAR([.A722]);3;21); &quot;ZIMA&quot;; IF([.B722] &lt; DATE(YEAR([.A722]);6;21);&quot;WIOSNA&quot; ; IF([.B722] &lt; DATE(YEAR([.A722]);9;23); &quot;LATO&quot;; IF([.B722] &lt; DATE(YEAR([.A722]);12;21);&quot;JESIEŃ&quot;; &quot;ZIMA&quot;))))" office:value-type="string" office:string-value="ZIMA" calcext:value-type="string">
            <text:p>ZIMA</text:p>
          </table:table-cell>
          <table:table-cell table:formula="of:=IF([.C722] = &quot;ZIMA&quot;; 0.2; IF([.C722] = &quot;WIOSNA&quot;; 0.5; IF([.C722] = &quot;LATO&quot;; 0.9; 0.4)))" office:value-type="float" office:value="0.2" calcext:value-type="float">
            <text:p>0,2</text:p>
          </table:table-cell>
          <table:table-cell table:style-name="ce22" table:formula="of:=IF([.H721]&gt; 2400 ;IF(NOT(MONTH([.A722]) = MONTH([.A721]));[.E721]+3; [.E721]); [.E721])" office:value-type="float" office:value="61" calcext:value-type="float">
            <text:p>61</text:p>
          </table:table-cell>
          <table:table-cell table:formula="of:=IF(WEEKDAY([.A722];2)&lt; 6; 1; 0) * FLOOR([.E722] *[.D722]) *[.$K$7]" office:value-type="float" office:value="0" calcext:value-type="float">
            <text:p>0</text:p>
          </table:table-cell>
          <table:table-cell table:formula="of:=IF(WEEKDAY([.A722];2) = 7; ([.E721]*15); 0) + IF([.H721]&gt;= 2400; IF(NOT(MONTH([.A722]) = MONTH([.A723]));2400; 0);0)" office:value-type="float" office:value="0" calcext:value-type="float">
            <text:p>0</text:p>
          </table:table-cell>
          <table:table-cell table:formula="of:=[.H721] -[.G722] +[.F722]" office:value-type="float" office:value="133075" calcext:value-type="float">
            <text:p>1330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22" calcext:value-type="date">
            <text:p>22.12.2024</text:p>
          </table:table-cell>
          <table:table-cell table:formula="of:=[.A723]" office:value-type="date" office:date-value="2024-12-22" calcext:value-type="date">
            <text:p>12-22</text:p>
          </table:table-cell>
          <table:table-cell table:style-name="ce1" table:formula="of:=IF([.B723] &lt; DATE(YEAR([.A723]);3;21); &quot;ZIMA&quot;; IF([.B723] &lt; DATE(YEAR([.A723]);6;21);&quot;WIOSNA&quot; ; IF([.B723] &lt; DATE(YEAR([.A723]);9;23); &quot;LATO&quot;; IF([.B723] &lt; DATE(YEAR([.A723]);12;21);&quot;JESIEŃ&quot;; &quot;ZIMA&quot;))))" office:value-type="string" office:string-value="ZIMA" calcext:value-type="string">
            <text:p>ZIMA</text:p>
          </table:table-cell>
          <table:table-cell table:formula="of:=IF([.C723] = &quot;ZIMA&quot;; 0.2; IF([.C723] = &quot;WIOSNA&quot;; 0.5; IF([.C723] = &quot;LATO&quot;; 0.9; 0.4)))" office:value-type="float" office:value="0.2" calcext:value-type="float">
            <text:p>0,2</text:p>
          </table:table-cell>
          <table:table-cell table:style-name="ce22" table:formula="of:=IF([.H722]&gt; 2400 ;IF(NOT(MONTH([.A723]) = MONTH([.A722]));[.E722]+3; [.E722]); [.E722])" office:value-type="float" office:value="61" calcext:value-type="float">
            <text:p>61</text:p>
          </table:table-cell>
          <table:table-cell table:formula="of:=IF(WEEKDAY([.A723];2)&lt; 6; 1; 0) * FLOOR([.E723] *[.D723]) *[.$K$7]" office:value-type="float" office:value="0" calcext:value-type="float">
            <text:p>0</text:p>
          </table:table-cell>
          <table:table-cell table:formula="of:=IF(WEEKDAY([.A723];2) = 7; ([.E722]*15); 0) + IF([.H722]&gt;= 2400; IF(NOT(MONTH([.A723]) = MONTH([.A724]));2400; 0);0)" office:value-type="float" office:value="915" calcext:value-type="float">
            <text:p>915</text:p>
          </table:table-cell>
          <table:table-cell table:formula="of:=[.H722] -[.G723] +[.F723]" office:value-type="float" office:value="132160" calcext:value-type="float">
            <text:p>1321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23" calcext:value-type="date">
            <text:p>23.12.2024</text:p>
          </table:table-cell>
          <table:table-cell table:formula="of:=[.A724]" office:value-type="date" office:date-value="2024-12-23" calcext:value-type="date">
            <text:p>12-23</text:p>
          </table:table-cell>
          <table:table-cell table:style-name="ce1" table:formula="of:=IF([.B724] &lt; DATE(YEAR([.A724]);3;21); &quot;ZIMA&quot;; IF([.B724] &lt; DATE(YEAR([.A724]);6;21);&quot;WIOSNA&quot; ; IF([.B724] &lt; DATE(YEAR([.A724]);9;23); &quot;LATO&quot;; IF([.B724] &lt; DATE(YEAR([.A724]);12;21);&quot;JESIEŃ&quot;; &quot;ZIMA&quot;))))" office:value-type="string" office:string-value="ZIMA" calcext:value-type="string">
            <text:p>ZIMA</text:p>
          </table:table-cell>
          <table:table-cell table:formula="of:=IF([.C724] = &quot;ZIMA&quot;; 0.2; IF([.C724] = &quot;WIOSNA&quot;; 0.5; IF([.C724] = &quot;LATO&quot;; 0.9; 0.4)))" office:value-type="float" office:value="0.2" calcext:value-type="float">
            <text:p>0,2</text:p>
          </table:table-cell>
          <table:table-cell table:style-name="ce22" table:formula="of:=IF([.H723]&gt; 2400 ;IF(NOT(MONTH([.A724]) = MONTH([.A723]));[.E723]+3; [.E723]); [.E723])" office:value-type="float" office:value="61" calcext:value-type="float">
            <text:p>61</text:p>
          </table:table-cell>
          <table:table-cell table:formula="of:=IF(WEEKDAY([.A724];2)&lt; 6; 1; 0) * FLOOR([.E724] *[.D724]) *[.$K$7]" office:value-type="float" office:value="360" calcext:value-type="float">
            <text:p>360</text:p>
          </table:table-cell>
          <table:table-cell table:formula="of:=IF(WEEKDAY([.A724];2) = 7; ([.E723]*15); 0) + IF([.H723]&gt;= 2400; IF(NOT(MONTH([.A724]) = MONTH([.A725]));2400; 0);0)" office:value-type="float" office:value="0" calcext:value-type="float">
            <text:p>0</text:p>
          </table:table-cell>
          <table:table-cell table:formula="of:=[.H723] -[.G724] +[.F724]" office:value-type="float" office:value="132520" calcext:value-type="float">
            <text:p>1325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24" calcext:value-type="date">
            <text:p>24.12.2024</text:p>
          </table:table-cell>
          <table:table-cell table:formula="of:=[.A725]" office:value-type="date" office:date-value="2024-12-24" calcext:value-type="date">
            <text:p>12-24</text:p>
          </table:table-cell>
          <table:table-cell table:style-name="ce1" table:formula="of:=IF([.B725] &lt; DATE(YEAR([.A725]);3;21); &quot;ZIMA&quot;; IF([.B725] &lt; DATE(YEAR([.A725]);6;21);&quot;WIOSNA&quot; ; IF([.B725] &lt; DATE(YEAR([.A725]);9;23); &quot;LATO&quot;; IF([.B725] &lt; DATE(YEAR([.A725]);12;21);&quot;JESIEŃ&quot;; &quot;ZIMA&quot;))))" office:value-type="string" office:string-value="ZIMA" calcext:value-type="string">
            <text:p>ZIMA</text:p>
          </table:table-cell>
          <table:table-cell table:formula="of:=IF([.C725] = &quot;ZIMA&quot;; 0.2; IF([.C725] = &quot;WIOSNA&quot;; 0.5; IF([.C725] = &quot;LATO&quot;; 0.9; 0.4)))" office:value-type="float" office:value="0.2" calcext:value-type="float">
            <text:p>0,2</text:p>
          </table:table-cell>
          <table:table-cell table:style-name="ce22" table:formula="of:=IF([.H724]&gt; 2400 ;IF(NOT(MONTH([.A725]) = MONTH([.A724]));[.E724]+3; [.E724]); [.E724])" office:value-type="float" office:value="61" calcext:value-type="float">
            <text:p>61</text:p>
          </table:table-cell>
          <table:table-cell table:formula="of:=IF(WEEKDAY([.A725];2)&lt; 6; 1; 0) * FLOOR([.E725] *[.D725]) *[.$K$7]" office:value-type="float" office:value="360" calcext:value-type="float">
            <text:p>360</text:p>
          </table:table-cell>
          <table:table-cell table:formula="of:=IF(WEEKDAY([.A725];2) = 7; ([.E724]*15); 0) + IF([.H724]&gt;= 2400; IF(NOT(MONTH([.A725]) = MONTH([.A726]));2400; 0);0)" office:value-type="float" office:value="0" calcext:value-type="float">
            <text:p>0</text:p>
          </table:table-cell>
          <table:table-cell table:formula="of:=[.H724] -[.G725] +[.F725]" office:value-type="float" office:value="132880" calcext:value-type="float">
            <text:p>1328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25" calcext:value-type="date">
            <text:p>25.12.2024</text:p>
          </table:table-cell>
          <table:table-cell table:formula="of:=[.A726]" office:value-type="date" office:date-value="2024-12-25" calcext:value-type="date">
            <text:p>12-25</text:p>
          </table:table-cell>
          <table:table-cell table:style-name="ce1" table:formula="of:=IF([.B726] &lt; DATE(YEAR([.A726]);3;21); &quot;ZIMA&quot;; IF([.B726] &lt; DATE(YEAR([.A726]);6;21);&quot;WIOSNA&quot; ; IF([.B726] &lt; DATE(YEAR([.A726]);9;23); &quot;LATO&quot;; IF([.B726] &lt; DATE(YEAR([.A726]);12;21);&quot;JESIEŃ&quot;; &quot;ZIMA&quot;))))" office:value-type="string" office:string-value="ZIMA" calcext:value-type="string">
            <text:p>ZIMA</text:p>
          </table:table-cell>
          <table:table-cell table:formula="of:=IF([.C726] = &quot;ZIMA&quot;; 0.2; IF([.C726] = &quot;WIOSNA&quot;; 0.5; IF([.C726] = &quot;LATO&quot;; 0.9; 0.4)))" office:value-type="float" office:value="0.2" calcext:value-type="float">
            <text:p>0,2</text:p>
          </table:table-cell>
          <table:table-cell table:style-name="ce22" table:formula="of:=IF([.H725]&gt; 2400 ;IF(NOT(MONTH([.A726]) = MONTH([.A725]));[.E725]+3; [.E725]); [.E725])" office:value-type="float" office:value="61" calcext:value-type="float">
            <text:p>61</text:p>
          </table:table-cell>
          <table:table-cell table:formula="of:=IF(WEEKDAY([.A726];2)&lt; 6; 1; 0) * FLOOR([.E726] *[.D726]) *[.$K$7]" office:value-type="float" office:value="360" calcext:value-type="float">
            <text:p>360</text:p>
          </table:table-cell>
          <table:table-cell table:formula="of:=IF(WEEKDAY([.A726];2) = 7; ([.E725]*15); 0) + IF([.H725]&gt;= 2400; IF(NOT(MONTH([.A726]) = MONTH([.A727]));2400; 0);0)" office:value-type="float" office:value="0" calcext:value-type="float">
            <text:p>0</text:p>
          </table:table-cell>
          <table:table-cell table:formula="of:=[.H725] -[.G726] +[.F726]" office:value-type="float" office:value="133240" calcext:value-type="float">
            <text:p>1332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26" calcext:value-type="date">
            <text:p>26.12.2024</text:p>
          </table:table-cell>
          <table:table-cell table:formula="of:=[.A727]" office:value-type="date" office:date-value="2024-12-26" calcext:value-type="date">
            <text:p>12-26</text:p>
          </table:table-cell>
          <table:table-cell table:style-name="ce1" table:formula="of:=IF([.B727] &lt; DATE(YEAR([.A727]);3;21); &quot;ZIMA&quot;; IF([.B727] &lt; DATE(YEAR([.A727]);6;21);&quot;WIOSNA&quot; ; IF([.B727] &lt; DATE(YEAR([.A727]);9;23); &quot;LATO&quot;; IF([.B727] &lt; DATE(YEAR([.A727]);12;21);&quot;JESIEŃ&quot;; &quot;ZIMA&quot;))))" office:value-type="string" office:string-value="ZIMA" calcext:value-type="string">
            <text:p>ZIMA</text:p>
          </table:table-cell>
          <table:table-cell table:formula="of:=IF([.C727] = &quot;ZIMA&quot;; 0.2; IF([.C727] = &quot;WIOSNA&quot;; 0.5; IF([.C727] = &quot;LATO&quot;; 0.9; 0.4)))" office:value-type="float" office:value="0.2" calcext:value-type="float">
            <text:p>0,2</text:p>
          </table:table-cell>
          <table:table-cell table:style-name="ce22" table:formula="of:=IF([.H726]&gt; 2400 ;IF(NOT(MONTH([.A727]) = MONTH([.A726]));[.E726]+3; [.E726]); [.E726])" office:value-type="float" office:value="61" calcext:value-type="float">
            <text:p>61</text:p>
          </table:table-cell>
          <table:table-cell table:formula="of:=IF(WEEKDAY([.A727];2)&lt; 6; 1; 0) * FLOOR([.E727] *[.D727]) *[.$K$7]" office:value-type="float" office:value="360" calcext:value-type="float">
            <text:p>360</text:p>
          </table:table-cell>
          <table:table-cell table:formula="of:=IF(WEEKDAY([.A727];2) = 7; ([.E726]*15); 0) + IF([.H726]&gt;= 2400; IF(NOT(MONTH([.A727]) = MONTH([.A728]));2400; 0);0)" office:value-type="float" office:value="0" calcext:value-type="float">
            <text:p>0</text:p>
          </table:table-cell>
          <table:table-cell table:formula="of:=[.H726] -[.G727] +[.F727]" office:value-type="float" office:value="133600" calcext:value-type="float">
            <text:p>1336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27" calcext:value-type="date">
            <text:p>27.12.2024</text:p>
          </table:table-cell>
          <table:table-cell table:formula="of:=[.A728]" office:value-type="date" office:date-value="2024-12-27" calcext:value-type="date">
            <text:p>12-27</text:p>
          </table:table-cell>
          <table:table-cell table:style-name="ce1" table:formula="of:=IF([.B728] &lt; DATE(YEAR([.A728]);3;21); &quot;ZIMA&quot;; IF([.B728] &lt; DATE(YEAR([.A728]);6;21);&quot;WIOSNA&quot; ; IF([.B728] &lt; DATE(YEAR([.A728]);9;23); &quot;LATO&quot;; IF([.B728] &lt; DATE(YEAR([.A728]);12;21);&quot;JESIEŃ&quot;; &quot;ZIMA&quot;))))" office:value-type="string" office:string-value="ZIMA" calcext:value-type="string">
            <text:p>ZIMA</text:p>
          </table:table-cell>
          <table:table-cell table:formula="of:=IF([.C728] = &quot;ZIMA&quot;; 0.2; IF([.C728] = &quot;WIOSNA&quot;; 0.5; IF([.C728] = &quot;LATO&quot;; 0.9; 0.4)))" office:value-type="float" office:value="0.2" calcext:value-type="float">
            <text:p>0,2</text:p>
          </table:table-cell>
          <table:table-cell table:style-name="ce22" table:formula="of:=IF([.H727]&gt; 2400 ;IF(NOT(MONTH([.A728]) = MONTH([.A727]));[.E727]+3; [.E727]); [.E727])" office:value-type="float" office:value="61" calcext:value-type="float">
            <text:p>61</text:p>
          </table:table-cell>
          <table:table-cell table:formula="of:=IF(WEEKDAY([.A728];2)&lt; 6; 1; 0) * FLOOR([.E728] *[.D728]) *[.$K$7]" office:value-type="float" office:value="360" calcext:value-type="float">
            <text:p>360</text:p>
          </table:table-cell>
          <table:table-cell table:formula="of:=IF(WEEKDAY([.A728];2) = 7; ([.E727]*15); 0) + IF([.H727]&gt;= 2400; IF(NOT(MONTH([.A728]) = MONTH([.A729]));2400; 0);0)" office:value-type="float" office:value="0" calcext:value-type="float">
            <text:p>0</text:p>
          </table:table-cell>
          <table:table-cell table:formula="of:=[.H727] -[.G728] +[.F728]" office:value-type="float" office:value="133960" calcext:value-type="float">
            <text:p>1339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28" calcext:value-type="date">
            <text:p>28.12.2024</text:p>
          </table:table-cell>
          <table:table-cell table:formula="of:=[.A729]" office:value-type="date" office:date-value="2024-12-28" calcext:value-type="date">
            <text:p>12-28</text:p>
          </table:table-cell>
          <table:table-cell table:style-name="ce1" table:formula="of:=IF([.B729] &lt; DATE(YEAR([.A729]);3;21); &quot;ZIMA&quot;; IF([.B729] &lt; DATE(YEAR([.A729]);6;21);&quot;WIOSNA&quot; ; IF([.B729] &lt; DATE(YEAR([.A729]);9;23); &quot;LATO&quot;; IF([.B729] &lt; DATE(YEAR([.A729]);12;21);&quot;JESIEŃ&quot;; &quot;ZIMA&quot;))))" office:value-type="string" office:string-value="ZIMA" calcext:value-type="string">
            <text:p>ZIMA</text:p>
          </table:table-cell>
          <table:table-cell table:formula="of:=IF([.C729] = &quot;ZIMA&quot;; 0.2; IF([.C729] = &quot;WIOSNA&quot;; 0.5; IF([.C729] = &quot;LATO&quot;; 0.9; 0.4)))" office:value-type="float" office:value="0.2" calcext:value-type="float">
            <text:p>0,2</text:p>
          </table:table-cell>
          <table:table-cell table:style-name="ce22" table:formula="of:=IF([.H728]&gt; 2400 ;IF(NOT(MONTH([.A729]) = MONTH([.A728]));[.E728]+3; [.E728]); [.E728])" office:value-type="float" office:value="61" calcext:value-type="float">
            <text:p>61</text:p>
          </table:table-cell>
          <table:table-cell table:formula="of:=IF(WEEKDAY([.A729];2)&lt; 6; 1; 0) * FLOOR([.E729] *[.D729]) *[.$K$7]" office:value-type="float" office:value="0" calcext:value-type="float">
            <text:p>0</text:p>
          </table:table-cell>
          <table:table-cell table:formula="of:=IF(WEEKDAY([.A729];2) = 7; ([.E728]*15); 0) + IF([.H728]&gt;= 2400; IF(NOT(MONTH([.A729]) = MONTH([.A730]));2400; 0);0)" office:value-type="float" office:value="0" calcext:value-type="float">
            <text:p>0</text:p>
          </table:table-cell>
          <table:table-cell table:formula="of:=[.H728] -[.G729] +[.F729]" office:value-type="float" office:value="133960" calcext:value-type="float">
            <text:p>1339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29" calcext:value-type="date">
            <text:p>29.12.2024</text:p>
          </table:table-cell>
          <table:table-cell table:formula="of:=[.A730]" office:value-type="date" office:date-value="2024-12-29" calcext:value-type="date">
            <text:p>12-29</text:p>
          </table:table-cell>
          <table:table-cell table:style-name="ce1" table:formula="of:=IF([.B730] &lt; DATE(YEAR([.A730]);3;21); &quot;ZIMA&quot;; IF([.B730] &lt; DATE(YEAR([.A730]);6;21);&quot;WIOSNA&quot; ; IF([.B730] &lt; DATE(YEAR([.A730]);9;23); &quot;LATO&quot;; IF([.B730] &lt; DATE(YEAR([.A730]);12;21);&quot;JESIEŃ&quot;; &quot;ZIMA&quot;))))" office:value-type="string" office:string-value="ZIMA" calcext:value-type="string">
            <text:p>ZIMA</text:p>
          </table:table-cell>
          <table:table-cell table:formula="of:=IF([.C730] = &quot;ZIMA&quot;; 0.2; IF([.C730] = &quot;WIOSNA&quot;; 0.5; IF([.C730] = &quot;LATO&quot;; 0.9; 0.4)))" office:value-type="float" office:value="0.2" calcext:value-type="float">
            <text:p>0,2</text:p>
          </table:table-cell>
          <table:table-cell table:style-name="ce22" table:formula="of:=IF([.H729]&gt; 2400 ;IF(NOT(MONTH([.A730]) = MONTH([.A729]));[.E729]+3; [.E729]); [.E729])" office:value-type="float" office:value="61" calcext:value-type="float">
            <text:p>61</text:p>
          </table:table-cell>
          <table:table-cell table:formula="of:=IF(WEEKDAY([.A730];2)&lt; 6; 1; 0) * FLOOR([.E730] *[.D730]) *[.$K$7]" office:value-type="float" office:value="0" calcext:value-type="float">
            <text:p>0</text:p>
          </table:table-cell>
          <table:table-cell table:formula="of:=IF(WEEKDAY([.A730];2) = 7; ([.E729]*15); 0) + IF([.H729]&gt;= 2400; IF(NOT(MONTH([.A730]) = MONTH([.A731]));2400; 0);0)" office:value-type="float" office:value="915" calcext:value-type="float">
            <text:p>915</text:p>
          </table:table-cell>
          <table:table-cell table:formula="of:=[.H729] -[.G730] +[.F730]" office:value-type="float" office:value="133045" calcext:value-type="float">
            <text:p>13304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30" calcext:value-type="date">
            <text:p>30.12.2024</text:p>
          </table:table-cell>
          <table:table-cell table:formula="of:=[.A731]" office:value-type="date" office:date-value="2024-12-30" calcext:value-type="date">
            <text:p>12-30</text:p>
          </table:table-cell>
          <table:table-cell table:style-name="ce1" table:formula="of:=IF([.B731] &lt; DATE(YEAR([.A731]);3;21); &quot;ZIMA&quot;; IF([.B731] &lt; DATE(YEAR([.A731]);6;21);&quot;WIOSNA&quot; ; IF([.B731] &lt; DATE(YEAR([.A731]);9;23); &quot;LATO&quot;; IF([.B731] &lt; DATE(YEAR([.A731]);12;21);&quot;JESIEŃ&quot;; &quot;ZIMA&quot;))))" office:value-type="string" office:string-value="ZIMA" calcext:value-type="string">
            <text:p>ZIMA</text:p>
          </table:table-cell>
          <table:table-cell table:formula="of:=IF([.C731] = &quot;ZIMA&quot;; 0.2; IF([.C731] = &quot;WIOSNA&quot;; 0.5; IF([.C731] = &quot;LATO&quot;; 0.9; 0.4)))" office:value-type="float" office:value="0.2" calcext:value-type="float">
            <text:p>0,2</text:p>
          </table:table-cell>
          <table:table-cell table:style-name="ce22" table:formula="of:=IF([.H730]&gt; 2400 ;IF(NOT(MONTH([.A731]) = MONTH([.A730]));[.E730]+3; [.E730]); [.E730])" office:value-type="float" office:value="61" calcext:value-type="float">
            <text:p>61</text:p>
          </table:table-cell>
          <table:table-cell table:formula="of:=IF(WEEKDAY([.A731];2)&lt; 6; 1; 0) * FLOOR([.E731] *[.D731]) *[.$K$7]" office:value-type="float" office:value="360" calcext:value-type="float">
            <text:p>360</text:p>
          </table:table-cell>
          <table:table-cell table:formula="of:=IF(WEEKDAY([.A731];2) = 7; ([.E730]*15); 0) + IF([.H730]&gt;= 2400; IF(NOT(MONTH([.A731]) = MONTH([.A732]));2400; 0);0)" office:value-type="float" office:value="0" calcext:value-type="float">
            <text:p>0</text:p>
          </table:table-cell>
          <table:table-cell table:formula="of:=[.H730] -[.G731] +[.F731]" office:value-type="float" office:value="133405" calcext:value-type="float">
            <text:p>13340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31" calcext:value-type="date">
            <text:p>31.12.2024</text:p>
          </table:table-cell>
          <table:table-cell table:formula="of:=[.A732]" office:value-type="date" office:date-value="2024-12-31" calcext:value-type="date">
            <text:p>12-31</text:p>
          </table:table-cell>
          <table:table-cell table:style-name="ce1" table:formula="of:=IF([.B732] &lt; DATE(YEAR([.A732]);3;21); &quot;ZIMA&quot;; IF([.B732] &lt; DATE(YEAR([.A732]);6;21);&quot;WIOSNA&quot; ; IF([.B732] &lt; DATE(YEAR([.A732]);9;23); &quot;LATO&quot;; IF([.B732] &lt; DATE(YEAR([.A732]);12;21);&quot;JESIEŃ&quot;; &quot;ZIMA&quot;))))" office:value-type="string" office:string-value="ZIMA" calcext:value-type="string">
            <text:p>ZIMA</text:p>
          </table:table-cell>
          <table:table-cell table:formula="of:=IF([.C732] = &quot;ZIMA&quot;; 0.2; IF([.C732] = &quot;WIOSNA&quot;; 0.5; IF([.C732] = &quot;LATO&quot;; 0.9; 0.4)))" office:value-type="float" office:value="0.2" calcext:value-type="float">
            <text:p>0,2</text:p>
          </table:table-cell>
          <table:table-cell table:style-name="ce22" table:formula="of:=IF([.H731]&gt; 2400 ;IF(NOT(MONTH([.A732]) = MONTH([.A731]));[.E731]+3; [.E731]); [.E731])" office:value-type="float" office:value="61" calcext:value-type="float">
            <text:p>61</text:p>
          </table:table-cell>
          <table:table-cell table:formula="of:=IF(WEEKDAY([.A732];2)&lt; 6; 1; 0) * FLOOR([.E732] *[.D732]) *[.$K$7]" office:value-type="float" office:value="360" calcext:value-type="float">
            <text:p>360</text:p>
          </table:table-cell>
          <table:table-cell table:formula="of:=IF(WEEKDAY([.A732];2) = 7; ([.E731]*15); 0) + IF([.H731]&gt;= 2400; IF(NOT(MONTH([.A732]) = MONTH([.A733]));2400; 0);0)" office:value-type="float" office:value="0" calcext:value-type="float">
            <text:p>0</text:p>
          </table:table-cell>
          <table:table-cell table:formula="of:=[.H731] -[.G732] +[.F732]" office:value-type="float" office:value="133765" calcext:value-type="float">
            <text:p>133765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formula="of:=SUM([.F2:.F732])" office:value-type="float" office:value="230730" calcext:value-type="float">
            <text:p>230730</text:p>
          </table:table-cell>
          <table:table-cell table:formula="of:=SUM([.G2:.G732])" office:value-type="float" office:value="96965" calcext:value-type="float">
            <text:p>96965</text:p>
          </table:table-cell>
          <table:table-cell table:number-columns-repeated="4"/>
        </table:table-row>
        <table:table-row table:style-name="ro1" table:number-rows-repeated="104784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-pilot-tables>
        <table:data-pilot-table table:name="DataPilot1" table:application-data="" table:target-range-address="'zad 5.2'.A1:'zad 5.2'.C15" table:buttons="'zad 5.2'.A2 'zad 5.2'.B1" table:show-filter-button="false" table:drill-down-on-double-click="false">
          <table:source-cell-range table:cell-range-address="'zad 5.1'.A1:'zad 5.1'.G3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ni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groups table:grouped-by="months" table:start="auto" table:end="auto" table:step="0"/>
          </table:data-pilot-field>
          <table:data-pilot-field table:source-field-name="przychód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60" table:display="true" table:show-details="true"/>
                <table:data-pilot-member table:name="120" table:display="true" table:show-details="true"/>
                <table:data-pilot-member table:name="150" table:display="true" table:show-details="true"/>
                <table:data-pilot-member table:name="27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ydatki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50" table:display="true" table:show-details="true"/>
                <table:data-pilot-member table:name="81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1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31T12:24:59.188000000</meta:creation-date>
    <dc:date>2025-03-31T14:41:13.660000000</dc:date>
    <meta:editing-duration>PT11M58S</meta:editing-duration>
    <meta:editing-cycles>1</meta:editing-cycles>
    <meta:document-statistic meta:table-count="3" meta:cell-count="11098" meta:object-count="1"/>
    <meta:generator>LibreOffice/24.8.5.2$Windows_X86_64 LibreOffice_project/fddf2685c70b461e7832239a0162a77216259f22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.008cm" svg:height="8.976cm" xlink:href=".." xlink:type="simple" chart:class="chart:bar" chart:style-name="ch1">
        <chart:title svg:x="5.22cm" svg:y="0.315cm" chart:style-name="ch2">
          <text:p>miesięczny dochód w 2023</text:p>
        </chart:title>
        <chart:legend chart:legend-position="end" svg:x="13.743cm" svg:y="4.189cm" style:legend-expansion="high" chart:style-name="ch3"/>
        <chart:plot-area chart:style-name="ch4" table:cell-range-address="'zad 5.2'.A18:'zad 5.2'.A29 'zad 5.2'.D17:'zad 5.2'.D29" chart:data-source-has-labels="both" svg:x="1.331cm" svg:y="1.273cm" svg:width="12.092cm" svg:height="6.543cm">
          <chart:coordinate-region svg:x="2.653cm" svg:y="1.472cm" svg:width="10.77cm" svg:height="6.145cm"/>
          <chart:axis chart:dimension="x" chart:name="primary-x" chart:style-name="ch5" chartooo:axis-type="auto">
            <chartooo:date-scale/>
            <chart:title svg:x="6.782cm" svg:y="7.995cm" chart:style-name="ch2">
              <text:p><text:span text:style-name="T1">miesiąc</text:span></text:p>
            </chart:title>
            <chart:categories table:cell-range-address="'zad 5.2'.A18:'zad 5.2'.A29"/>
          </chart:axis>
          <chart:axis chart:dimension="y" chart:name="primary-y" chart:style-name="ch6">
            <chart:title svg:x="0.451cm" svg:y="5.122cm" chart:style-name="ch7">
              <text:p><text:span text:style-name="T1">dochód</text:span></text:p>
            </chart:title>
            <chart:grid chart:style-name="ch8" chart:class="major"/>
          </chart:axis>
          <chart:series chart:style-name="ch9" chart:values-cell-range-address="'zad 5.2'.D18:'zad 5.2'.D29" chart:label-cell-address="'zad 5.2'.D17:'zad 5.2'.D17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alkulacja</text:p>
                <draw:g>
                  <svg:desc>'zad 5.2'.D17:'zad 5.2'.D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</text:p>
                <draw:g>
                  <svg:desc>'zad 5.2'.A18:'zad 5.2'.A29</svg:desc>
                </draw:g>
              </table:table-cell>
              <table:table-cell office:value-type="float" office:value="-7430">
                <text:p>-7430</text:p>
                <draw:g>
                  <svg:desc>'zad 5.2'.D18:'zad 5.2'.D29</svg:desc>
                </draw:g>
              </table:table-cell>
            </table:table-row>
            <table:table-row>
              <table:table-cell office:value-type="string">
                <text:p>II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III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IV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VI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string">
                <text:p>VII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string">
                <text:p>VIII</text:p>
              </table:table-cell>
              <table:table-cell office:value-type="float" office:value="5610">
                <text:p>5610</text:p>
              </table:table-cell>
            </table:table-row>
            <table:table-row>
              <table:table-cell office:value-type="string">
                <text:p>IX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string">
                <text:p>XI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XII</text:p>
              </table:table-cell>
              <table:table-cell office:value-type="float" office:value="1350">
                <text:p>13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5.2$Windows_X86_64 LibreOffice_project/fddf2685c70b461e7832239a0162a77216259f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